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825in"/>
    </style:style>
    <style:style style:name="ta1co2" style:family="table-column">
      <style:table-column-properties fo:break-before="auto" style:column-width="2.584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2.17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1.963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in"/>
    </style:style>
    <style:style style:name="ta2co2" style:family="table-column">
      <style:table-column-properties fo:break-before="auto" style:column-width="2.584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2.17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1.963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row table:style-name="ro1">
          <table:table-cell office:value-type="string">
            <text:p/>
          </table:table-cell>
          <table:table-cell office:value-type="string">
            <text:p>run-benchmark-1/hclasp-2-basic-qui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un-benchmark-1/hclasp-2-basi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un-benchmark-1/clasp-vsid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BLOCKS.BLOCKS-10-0.asp/1</text:p>
          </table:table-cell>
          <table:table-cell office:value-type="float" office:value="0.092219"/>
          <table:table-cell office:value-type="float" office:value="0.0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086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0.094273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086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0.09623"/>
          <table:table-cell office:value-type="float" office:value="0.0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086.0"/>
          <table:table-cell office:value-type="float" office:value="2.0"/>
          <table:table-cell office:value-type="float" office:value="0.0"/>
          <table:table-cell office:value-type="float" office:value="0.0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)" office:value-type="float"/>
          <table:table-cell table:formula="of:=MIN([.$K3];[.$X3];[.$AJ3])" office:value-type="float"/>
          <table:table-cell table:formula="of:=MIN([.$L3];[.$Y3];[.$AK3])" office:value-type="float"/>
          <table:table-cell table:formula="of:=MIN([.$M3];[.$Z3];[.$AL3])" office:value-type="float"/>
          <table:table-cell table:formula="of:=MIN([.$N3];[.$AA3];[.$AM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)" office:value-type="float"/>
          <table:table-cell table:formula="of:=MEDIAN([.$K3];[.$X3];[.$AJ3])" office:value-type="float"/>
          <table:table-cell table:formula="of:=MEDIAN([.$L3];[.$Y3];[.$AK3])" office:value-type="float"/>
          <table:table-cell table:formula="of:=MEDIAN([.$M3];[.$Z3];[.$AL3])" office:value-type="float"/>
          <table:table-cell table:formula="of:=MEDIAN([.$N3];[.$AA3];[.$AM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)" office:value-type="float"/>
          <table:table-cell table:formula="of:=MAX([.$K3];[.$X3];[.$AJ3])" office:value-type="float"/>
          <table:table-cell table:formula="of:=MAX([.$L3];[.$Y3];[.$AK3])" office:value-type="float"/>
          <table:table-cell table:formula="of:=MAX([.$M3];[.$Z3];[.$AL3])" office:value-type="float"/>
          <table:table-cell table:formula="of:=MAX([.$N3];[.$AA3];[.$AM3])" office:value-type="float"/>
        </table:table-row>
        <table:table-row table:style-name="ro1">
          <table:table-cell office:value-type="string">
            <text:p>BLOCKS.BLOCKS-10-0.asp/10</text:p>
          </table:table-cell>
          <table:table-cell office:value-type="float" office:value="0.347742"/>
          <table:table-cell office:value-type="float" office:value="0.3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.0"/>
          <table:table-cell office:value-type="float" office:value="2.0"/>
          <table:table-cell office:value-type="float" office:value="22571.0"/>
          <table:table-cell office:value-type="float" office:value="7727.0"/>
          <table:table-cell office:value-type="float" office:value="0.0"/>
          <table:table-cell office:value-type="float" office:value="0.0"/>
          <table:table-cell office:value-type="float" office:value="0.306347"/>
          <table:table-cell office:value-type="float" office:value="0.2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.0"/>
          <table:table-cell office:value-type="float" office:value="2.0"/>
          <table:table-cell office:value-type="float" office:value="22571.0"/>
          <table:table-cell office:value-type="float" office:value="7727.0"/>
          <table:table-cell office:value-type="float" office:value="0.0"/>
          <table:table-cell office:value-type="float" office:value="0.0"/>
          <table:table-cell office:value-type="float" office:value="0.311845"/>
          <table:table-cell office:value-type="float" office:value="0.2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.0"/>
          <table:table-cell office:value-type="float" office:value="22571.0"/>
          <table:table-cell office:value-type="float" office:value="7727.0"/>
          <table:table-cell office:value-type="float" office:value="0.0"/>
          <table:table-cell office:value-type="float" office:value="0.0"/>
          <table:table-cell table:formula="of:=MIN([.$B4];[.$O4];[.$AB4])" office:value-type="float"/>
          <table:table-cell table:formula="of:=MIN([.$C4];[.$P4];[.$AC4])" office:value-type="float"/>
          <table:table-cell table:formula="of:=MIN([.$D4];[.$Q4];[.$AD4])" office:value-type="float"/>
          <table:table-cell table:formula="of:=MIN([.$E4];[.$R4];[.$AE4])" office:value-type="float"/>
          <table:table-cell table:formula="of:=MIN([.$F4];[.$S4];[.$AF4])" office:value-type="float"/>
          <table:table-cell table:formula="of:=MIN([.$G4];[.$T4];[.$AG4])" office:value-type="float"/>
          <table:table-cell table:formula="of:=MIN([.$H4];[.$U4];[.$AH4])" office:value-type="float"/>
          <table:table-cell table:formula="of:=MIN([.$I4];[.$V4];[.$AI4])" office:value-type="float"/>
          <table:table-cell table:formula="of:=MIN([.$J4];[.$W4])" office:value-type="float"/>
          <table:table-cell table:formula="of:=MIN([.$K4];[.$X4];[.$AJ4])" office:value-type="float"/>
          <table:table-cell table:formula="of:=MIN([.$L4];[.$Y4];[.$AK4])" office:value-type="float"/>
          <table:table-cell table:formula="of:=MIN([.$M4];[.$Z4];[.$AL4])" office:value-type="float"/>
          <table:table-cell table:formula="of:=MIN([.$N4];[.$AA4];[.$AM4])" office:value-type="float"/>
          <table:table-cell table:formula="of:=MEDIAN([.$B4];[.$O4];[.$AB4])" office:value-type="float"/>
          <table:table-cell table:formula="of:=MEDIAN([.$C4];[.$P4];[.$AC4])" office:value-type="float"/>
          <table:table-cell table:formula="of:=MEDIAN([.$D4];[.$Q4];[.$AD4])" office:value-type="float"/>
          <table:table-cell table:formula="of:=MEDIAN([.$E4];[.$R4];[.$AE4])" office:value-type="float"/>
          <table:table-cell table:formula="of:=MEDIAN([.$F4];[.$S4];[.$AF4])" office:value-type="float"/>
          <table:table-cell table:formula="of:=MEDIAN([.$G4];[.$T4];[.$AG4])" office:value-type="float"/>
          <table:table-cell table:formula="of:=MEDIAN([.$H4];[.$U4];[.$AH4])" office:value-type="float"/>
          <table:table-cell table:formula="of:=MEDIAN([.$I4];[.$V4];[.$AI4])" office:value-type="float"/>
          <table:table-cell table:formula="of:=MEDIAN([.$J4];[.$W4])" office:value-type="float"/>
          <table:table-cell table:formula="of:=MEDIAN([.$K4];[.$X4];[.$AJ4])" office:value-type="float"/>
          <table:table-cell table:formula="of:=MEDIAN([.$L4];[.$Y4];[.$AK4])" office:value-type="float"/>
          <table:table-cell table:formula="of:=MEDIAN([.$M4];[.$Z4];[.$AL4])" office:value-type="float"/>
          <table:table-cell table:formula="of:=MEDIAN([.$N4];[.$AA4];[.$AM4])" office:value-type="float"/>
          <table:table-cell table:formula="of:=MAX([.$B4];[.$O4];[.$AB4])" office:value-type="float"/>
          <table:table-cell table:formula="of:=MAX([.$C4];[.$P4];[.$AC4])" office:value-type="float"/>
          <table:table-cell table:formula="of:=MAX([.$D4];[.$Q4];[.$AD4])" office:value-type="float"/>
          <table:table-cell table:formula="of:=MAX([.$E4];[.$R4];[.$AE4])" office:value-type="float"/>
          <table:table-cell table:formula="of:=MAX([.$F4];[.$S4];[.$AF4])" office:value-type="float"/>
          <table:table-cell table:formula="of:=MAX([.$G4];[.$T4];[.$AG4])" office:value-type="float"/>
          <table:table-cell table:formula="of:=MAX([.$H4];[.$U4];[.$AH4])" office:value-type="float"/>
          <table:table-cell table:formula="of:=MAX([.$I4];[.$V4];[.$AI4])" office:value-type="float"/>
          <table:table-cell table:formula="of:=MAX([.$J4];[.$W4])" office:value-type="float"/>
          <table:table-cell table:formula="of:=MAX([.$K4];[.$X4];[.$AJ4])" office:value-type="float"/>
          <table:table-cell table:formula="of:=MAX([.$L4];[.$Y4];[.$AK4])" office:value-type="float"/>
          <table:table-cell table:formula="of:=MAX([.$M4];[.$Z4];[.$AL4])" office:value-type="float"/>
          <table:table-cell table:formula="of:=MAX([.$N4];[.$AA4];[.$AM4])" office:value-type="float"/>
        </table:table-row>
        <table:table-row table:style-name="ro1">
          <table:table-cell office:value-type="string">
            <text:p>BLOCKS.BLOCKS-10-0.asp/11</text:p>
          </table:table-cell>
          <table:table-cell office:value-type="float" office:value="0.3606"/>
          <table:table-cell office:value-type="float" office:value="0.3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3.0"/>
          <table:table-cell office:value-type="float" office:value="13.0"/>
          <table:table-cell office:value-type="float" office:value="24736.0"/>
          <table:table-cell office:value-type="float" office:value="9541.0"/>
          <table:table-cell office:value-type="float" office:value="0.0"/>
          <table:table-cell office:value-type="float" office:value="0.0"/>
          <table:table-cell office:value-type="float" office:value="0.350659"/>
          <table:table-cell office:value-type="float" office:value="0.3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3.0"/>
          <table:table-cell office:value-type="float" office:value="13.0"/>
          <table:table-cell office:value-type="float" office:value="24736.0"/>
          <table:table-cell office:value-type="float" office:value="9541.0"/>
          <table:table-cell office:value-type="float" office:value="0.0"/>
          <table:table-cell office:value-type="float" office:value="0.0"/>
          <table:table-cell office:value-type="float" office:value="0.324925"/>
          <table:table-cell office:value-type="float" office:value="0.2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96.0"/>
          <table:table-cell office:value-type="float" office:value="24736.0"/>
          <table:table-cell office:value-type="float" office:value="9541.0"/>
          <table:table-cell office:value-type="float" office:value="0.0"/>
          <table:table-cell office:value-type="float" office:value="0.0"/>
          <table:table-cell table:formula="of:=MIN([.$B5];[.$O5];[.$AB5])" office:value-type="float"/>
          <table:table-cell table:formula="of:=MIN([.$C5];[.$P5];[.$AC5])" office:value-type="float"/>
          <table:table-cell table:formula="of:=MIN([.$D5];[.$Q5];[.$AD5])" office:value-type="float"/>
          <table:table-cell table:formula="of:=MIN([.$E5];[.$R5];[.$AE5])" office:value-type="float"/>
          <table:table-cell table:formula="of:=MIN([.$F5];[.$S5];[.$AF5])" office:value-type="float"/>
          <table:table-cell table:formula="of:=MIN([.$G5];[.$T5];[.$AG5])" office:value-type="float"/>
          <table:table-cell table:formula="of:=MIN([.$H5];[.$U5];[.$AH5])" office:value-type="float"/>
          <table:table-cell table:formula="of:=MIN([.$I5];[.$V5];[.$AI5])" office:value-type="float"/>
          <table:table-cell table:formula="of:=MIN([.$J5];[.$W5])" office:value-type="float"/>
          <table:table-cell table:formula="of:=MIN([.$K5];[.$X5];[.$AJ5])" office:value-type="float"/>
          <table:table-cell table:formula="of:=MIN([.$L5];[.$Y5];[.$AK5])" office:value-type="float"/>
          <table:table-cell table:formula="of:=MIN([.$M5];[.$Z5];[.$AL5])" office:value-type="float"/>
          <table:table-cell table:formula="of:=MIN([.$N5];[.$AA5];[.$AM5])" office:value-type="float"/>
          <table:table-cell table:formula="of:=MEDIAN([.$B5];[.$O5];[.$AB5])" office:value-type="float"/>
          <table:table-cell table:formula="of:=MEDIAN([.$C5];[.$P5];[.$AC5])" office:value-type="float"/>
          <table:table-cell table:formula="of:=MEDIAN([.$D5];[.$Q5];[.$AD5])" office:value-type="float"/>
          <table:table-cell table:formula="of:=MEDIAN([.$E5];[.$R5];[.$AE5])" office:value-type="float"/>
          <table:table-cell table:formula="of:=MEDIAN([.$F5];[.$S5];[.$AF5])" office:value-type="float"/>
          <table:table-cell table:formula="of:=MEDIAN([.$G5];[.$T5];[.$AG5])" office:value-type="float"/>
          <table:table-cell table:formula="of:=MEDIAN([.$H5];[.$U5];[.$AH5])" office:value-type="float"/>
          <table:table-cell table:formula="of:=MEDIAN([.$I5];[.$V5];[.$AI5])" office:value-type="float"/>
          <table:table-cell table:formula="of:=MEDIAN([.$J5];[.$W5])" office:value-type="float"/>
          <table:table-cell table:formula="of:=MEDIAN([.$K5];[.$X5];[.$AJ5])" office:value-type="float"/>
          <table:table-cell table:formula="of:=MEDIAN([.$L5];[.$Y5];[.$AK5])" office:value-type="float"/>
          <table:table-cell table:formula="of:=MEDIAN([.$M5];[.$Z5];[.$AL5])" office:value-type="float"/>
          <table:table-cell table:formula="of:=MEDIAN([.$N5];[.$AA5];[.$AM5])" office:value-type="float"/>
          <table:table-cell table:formula="of:=MAX([.$B5];[.$O5];[.$AB5])" office:value-type="float"/>
          <table:table-cell table:formula="of:=MAX([.$C5];[.$P5];[.$AC5])" office:value-type="float"/>
          <table:table-cell table:formula="of:=MAX([.$D5];[.$Q5];[.$AD5])" office:value-type="float"/>
          <table:table-cell table:formula="of:=MAX([.$E5];[.$R5];[.$AE5])" office:value-type="float"/>
          <table:table-cell table:formula="of:=MAX([.$F5];[.$S5];[.$AF5])" office:value-type="float"/>
          <table:table-cell table:formula="of:=MAX([.$G5];[.$T5];[.$AG5])" office:value-type="float"/>
          <table:table-cell table:formula="of:=MAX([.$H5];[.$U5];[.$AH5])" office:value-type="float"/>
          <table:table-cell table:formula="of:=MAX([.$I5];[.$V5];[.$AI5])" office:value-type="float"/>
          <table:table-cell table:formula="of:=MAX([.$J5];[.$W5])" office:value-type="float"/>
          <table:table-cell table:formula="of:=MAX([.$K5];[.$X5];[.$AJ5])" office:value-type="float"/>
          <table:table-cell table:formula="of:=MAX([.$L5];[.$Y5];[.$AK5])" office:value-type="float"/>
          <table:table-cell table:formula="of:=MAX([.$M5];[.$Z5];[.$AL5])" office:value-type="float"/>
          <table:table-cell table:formula="of:=MAX([.$N5];[.$AA5];[.$AM5])" office:value-type="float"/>
        </table:table-row>
        <table:table-row table:style-name="ro1">
          <table:table-cell office:value-type="string">
            <text:p>BLOCKS.BLOCKS-10-0.asp/12</text:p>
          </table:table-cell>
          <table:table-cell office:value-type="float" office:value="0.398864"/>
          <table:table-cell office:value-type="float" office:value="0.3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34.0"/>
          <table:table-cell office:value-type="float" office:value="34.0"/>
          <table:table-cell office:value-type="float" office:value="26901.0"/>
          <table:table-cell office:value-type="float" office:value="11355.0"/>
          <table:table-cell office:value-type="float" office:value="0.0"/>
          <table:table-cell office:value-type="float" office:value="0.0"/>
          <table:table-cell office:value-type="float" office:value="0.357428"/>
          <table:table-cell office:value-type="float" office:value="0.3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34.0"/>
          <table:table-cell office:value-type="float" office:value="34.0"/>
          <table:table-cell office:value-type="float" office:value="26901.0"/>
          <table:table-cell office:value-type="float" office:value="11355.0"/>
          <table:table-cell office:value-type="float" office:value="0.0"/>
          <table:table-cell office:value-type="float" office:value="0.0"/>
          <table:table-cell office:value-type="float" office:value="0.348352"/>
          <table:table-cell office:value-type="float" office:value="0.3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89.0"/>
          <table:table-cell office:value-type="float" office:value="26901.0"/>
          <table:table-cell office:value-type="float" office:value="11355.0"/>
          <table:table-cell office:value-type="float" office:value="0.0"/>
          <table:table-cell office:value-type="float" office:value="0.0"/>
          <table:table-cell table:formula="of:=MIN([.$B6];[.$O6];[.$AB6])" office:value-type="float"/>
          <table:table-cell table:formula="of:=MIN([.$C6];[.$P6];[.$AC6])" office:value-type="float"/>
          <table:table-cell table:formula="of:=MIN([.$D6];[.$Q6];[.$AD6])" office:value-type="float"/>
          <table:table-cell table:formula="of:=MIN([.$E6];[.$R6];[.$AE6])" office:value-type="float"/>
          <table:table-cell table:formula="of:=MIN([.$F6];[.$S6];[.$AF6])" office:value-type="float"/>
          <table:table-cell table:formula="of:=MIN([.$G6];[.$T6];[.$AG6])" office:value-type="float"/>
          <table:table-cell table:formula="of:=MIN([.$H6];[.$U6];[.$AH6])" office:value-type="float"/>
          <table:table-cell table:formula="of:=MIN([.$I6];[.$V6];[.$AI6])" office:value-type="float"/>
          <table:table-cell table:formula="of:=MIN([.$J6];[.$W6])" office:value-type="float"/>
          <table:table-cell table:formula="of:=MIN([.$K6];[.$X6];[.$AJ6])" office:value-type="float"/>
          <table:table-cell table:formula="of:=MIN([.$L6];[.$Y6];[.$AK6])" office:value-type="float"/>
          <table:table-cell table:formula="of:=MIN([.$M6];[.$Z6];[.$AL6])" office:value-type="float"/>
          <table:table-cell table:formula="of:=MIN([.$N6];[.$AA6];[.$AM6])" office:value-type="float"/>
          <table:table-cell table:formula="of:=MEDIAN([.$B6];[.$O6];[.$AB6])" office:value-type="float"/>
          <table:table-cell table:formula="of:=MEDIAN([.$C6];[.$P6];[.$AC6])" office:value-type="float"/>
          <table:table-cell table:formula="of:=MEDIAN([.$D6];[.$Q6];[.$AD6])" office:value-type="float"/>
          <table:table-cell table:formula="of:=MEDIAN([.$E6];[.$R6];[.$AE6])" office:value-type="float"/>
          <table:table-cell table:formula="of:=MEDIAN([.$F6];[.$S6];[.$AF6])" office:value-type="float"/>
          <table:table-cell table:formula="of:=MEDIAN([.$G6];[.$T6];[.$AG6])" office:value-type="float"/>
          <table:table-cell table:formula="of:=MEDIAN([.$H6];[.$U6];[.$AH6])" office:value-type="float"/>
          <table:table-cell table:formula="of:=MEDIAN([.$I6];[.$V6];[.$AI6])" office:value-type="float"/>
          <table:table-cell table:formula="of:=MEDIAN([.$J6];[.$W6])" office:value-type="float"/>
          <table:table-cell table:formula="of:=MEDIAN([.$K6];[.$X6];[.$AJ6])" office:value-type="float"/>
          <table:table-cell table:formula="of:=MEDIAN([.$L6];[.$Y6];[.$AK6])" office:value-type="float"/>
          <table:table-cell table:formula="of:=MEDIAN([.$M6];[.$Z6];[.$AL6])" office:value-type="float"/>
          <table:table-cell table:formula="of:=MEDIAN([.$N6];[.$AA6];[.$AM6])" office:value-type="float"/>
          <table:table-cell table:formula="of:=MAX([.$B6];[.$O6];[.$AB6])" office:value-type="float"/>
          <table:table-cell table:formula="of:=MAX([.$C6];[.$P6];[.$AC6])" office:value-type="float"/>
          <table:table-cell table:formula="of:=MAX([.$D6];[.$Q6];[.$AD6])" office:value-type="float"/>
          <table:table-cell table:formula="of:=MAX([.$E6];[.$R6];[.$AE6])" office:value-type="float"/>
          <table:table-cell table:formula="of:=MAX([.$F6];[.$S6];[.$AF6])" office:value-type="float"/>
          <table:table-cell table:formula="of:=MAX([.$G6];[.$T6];[.$AG6])" office:value-type="float"/>
          <table:table-cell table:formula="of:=MAX([.$H6];[.$U6];[.$AH6])" office:value-type="float"/>
          <table:table-cell table:formula="of:=MAX([.$I6];[.$V6];[.$AI6])" office:value-type="float"/>
          <table:table-cell table:formula="of:=MAX([.$J6];[.$W6])" office:value-type="float"/>
          <table:table-cell table:formula="of:=MAX([.$K6];[.$X6];[.$AJ6])" office:value-type="float"/>
          <table:table-cell table:formula="of:=MAX([.$L6];[.$Y6];[.$AK6])" office:value-type="float"/>
          <table:table-cell table:formula="of:=MAX([.$M6];[.$Z6];[.$AL6])" office:value-type="float"/>
          <table:table-cell table:formula="of:=MAX([.$N6];[.$AA6];[.$AM6])" office:value-type="float"/>
        </table:table-row>
        <table:table-row table:style-name="ro1">
          <table:table-cell office:value-type="string">
            <text:p>BLOCKS.BLOCKS-10-0.asp/13</text:p>
          </table:table-cell>
          <table:table-cell office:value-type="float" office:value="0.38421"/>
          <table:table-cell office:value-type="float" office:value="0.3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47.0"/>
          <table:table-cell office:value-type="float" office:value="47.0"/>
          <table:table-cell office:value-type="float" office:value="29066.0"/>
          <table:table-cell office:value-type="float" office:value="13169.0"/>
          <table:table-cell office:value-type="float" office:value="0.0"/>
          <table:table-cell office:value-type="float" office:value="0.0"/>
          <table:table-cell office:value-type="float" office:value="0.429075"/>
          <table:table-cell office:value-type="float" office:value="0.3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47.0"/>
          <table:table-cell office:value-type="float" office:value="47.0"/>
          <table:table-cell office:value-type="float" office:value="29066.0"/>
          <table:table-cell office:value-type="float" office:value="13169.0"/>
          <table:table-cell office:value-type="float" office:value="0.0"/>
          <table:table-cell office:value-type="float" office:value="0.0"/>
          <table:table-cell office:value-type="float" office:value="0.367171"/>
          <table:table-cell office:value-type="float" office:value="0.3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214.0"/>
          <table:table-cell office:value-type="float" office:value="29066.0"/>
          <table:table-cell office:value-type="float" office:value="13169.0"/>
          <table:table-cell office:value-type="float" office:value="0.0"/>
          <table:table-cell office:value-type="float" office:value="0.0"/>
          <table:table-cell table:formula="of:=MIN([.$B7];[.$O7];[.$AB7])" office:value-type="float"/>
          <table:table-cell table:formula="of:=MIN([.$C7];[.$P7];[.$AC7])" office:value-type="float"/>
          <table:table-cell table:formula="of:=MIN([.$D7];[.$Q7];[.$AD7])" office:value-type="float"/>
          <table:table-cell table:formula="of:=MIN([.$E7];[.$R7];[.$AE7])" office:value-type="float"/>
          <table:table-cell table:formula="of:=MIN([.$F7];[.$S7];[.$AF7])" office:value-type="float"/>
          <table:table-cell table:formula="of:=MIN([.$G7];[.$T7];[.$AG7])" office:value-type="float"/>
          <table:table-cell table:formula="of:=MIN([.$H7];[.$U7];[.$AH7])" office:value-type="float"/>
          <table:table-cell table:formula="of:=MIN([.$I7];[.$V7];[.$AI7])" office:value-type="float"/>
          <table:table-cell table:formula="of:=MIN([.$J7];[.$W7])" office:value-type="float"/>
          <table:table-cell table:formula="of:=MIN([.$K7];[.$X7];[.$AJ7])" office:value-type="float"/>
          <table:table-cell table:formula="of:=MIN([.$L7];[.$Y7];[.$AK7])" office:value-type="float"/>
          <table:table-cell table:formula="of:=MIN([.$M7];[.$Z7];[.$AL7])" office:value-type="float"/>
          <table:table-cell table:formula="of:=MIN([.$N7];[.$AA7];[.$AM7])" office:value-type="float"/>
          <table:table-cell table:formula="of:=MEDIAN([.$B7];[.$O7];[.$AB7])" office:value-type="float"/>
          <table:table-cell table:formula="of:=MEDIAN([.$C7];[.$P7];[.$AC7])" office:value-type="float"/>
          <table:table-cell table:formula="of:=MEDIAN([.$D7];[.$Q7];[.$AD7])" office:value-type="float"/>
          <table:table-cell table:formula="of:=MEDIAN([.$E7];[.$R7];[.$AE7])" office:value-type="float"/>
          <table:table-cell table:formula="of:=MEDIAN([.$F7];[.$S7];[.$AF7])" office:value-type="float"/>
          <table:table-cell table:formula="of:=MEDIAN([.$G7];[.$T7];[.$AG7])" office:value-type="float"/>
          <table:table-cell table:formula="of:=MEDIAN([.$H7];[.$U7];[.$AH7])" office:value-type="float"/>
          <table:table-cell table:formula="of:=MEDIAN([.$I7];[.$V7];[.$AI7])" office:value-type="float"/>
          <table:table-cell table:formula="of:=MEDIAN([.$J7];[.$W7])" office:value-type="float"/>
          <table:table-cell table:formula="of:=MEDIAN([.$K7];[.$X7];[.$AJ7])" office:value-type="float"/>
          <table:table-cell table:formula="of:=MEDIAN([.$L7];[.$Y7];[.$AK7])" office:value-type="float"/>
          <table:table-cell table:formula="of:=MEDIAN([.$M7];[.$Z7];[.$AL7])" office:value-type="float"/>
          <table:table-cell table:formula="of:=MEDIAN([.$N7];[.$AA7];[.$AM7])" office:value-type="float"/>
          <table:table-cell table:formula="of:=MAX([.$B7];[.$O7];[.$AB7])" office:value-type="float"/>
          <table:table-cell table:formula="of:=MAX([.$C7];[.$P7];[.$AC7])" office:value-type="float"/>
          <table:table-cell table:formula="of:=MAX([.$D7];[.$Q7];[.$AD7])" office:value-type="float"/>
          <table:table-cell table:formula="of:=MAX([.$E7];[.$R7];[.$AE7])" office:value-type="float"/>
          <table:table-cell table:formula="of:=MAX([.$F7];[.$S7];[.$AF7])" office:value-type="float"/>
          <table:table-cell table:formula="of:=MAX([.$G7];[.$T7];[.$AG7])" office:value-type="float"/>
          <table:table-cell table:formula="of:=MAX([.$H7];[.$U7];[.$AH7])" office:value-type="float"/>
          <table:table-cell table:formula="of:=MAX([.$I7];[.$V7];[.$AI7])" office:value-type="float"/>
          <table:table-cell table:formula="of:=MAX([.$J7];[.$W7])" office:value-type="float"/>
          <table:table-cell table:formula="of:=MAX([.$K7];[.$X7];[.$AJ7])" office:value-type="float"/>
          <table:table-cell table:formula="of:=MAX([.$L7];[.$Y7];[.$AK7])" office:value-type="float"/>
          <table:table-cell table:formula="of:=MAX([.$M7];[.$Z7];[.$AL7])" office:value-type="float"/>
          <table:table-cell table:formula="of:=MAX([.$N7];[.$AA7];[.$AM7])" office:value-type="float"/>
        </table:table-row>
        <table:table-row table:style-name="ro1">
          <table:table-cell office:value-type="string">
            <text:p>BLOCKS.BLOCKS-10-0.asp/14</text:p>
          </table:table-cell>
          <table:table-cell office:value-type="float" office:value="0.440139"/>
          <table:table-cell office:value-type="float" office:value="0.3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78.0"/>
          <table:table-cell office:value-type="float" office:value="78.0"/>
          <table:table-cell office:value-type="float" office:value="31231.0"/>
          <table:table-cell office:value-type="float" office:value="14983.0"/>
          <table:table-cell office:value-type="float" office:value="0.0"/>
          <table:table-cell office:value-type="float" office:value="0.0"/>
          <table:table-cell office:value-type="float" office:value="0.467493"/>
          <table:table-cell office:value-type="float" office:value="0.4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78.0"/>
          <table:table-cell office:value-type="float" office:value="78.0"/>
          <table:table-cell office:value-type="float" office:value="31231.0"/>
          <table:table-cell office:value-type="float" office:value="14983.0"/>
          <table:table-cell office:value-type="float" office:value="0.0"/>
          <table:table-cell office:value-type="float" office:value="0.0"/>
          <table:table-cell office:value-type="float" office:value="0.403639"/>
          <table:table-cell office:value-type="float" office:value="0.3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381.0"/>
          <table:table-cell office:value-type="float" office:value="31231.0"/>
          <table:table-cell office:value-type="float" office:value="14983.0"/>
          <table:table-cell office:value-type="float" office:value="0.0"/>
          <table:table-cell office:value-type="float" office:value="0.0"/>
          <table:table-cell table:formula="of:=MIN([.$B8];[.$O8];[.$AB8])" office:value-type="float"/>
          <table:table-cell table:formula="of:=MIN([.$C8];[.$P8];[.$AC8])" office:value-type="float"/>
          <table:table-cell table:formula="of:=MIN([.$D8];[.$Q8];[.$AD8])" office:value-type="float"/>
          <table:table-cell table:formula="of:=MIN([.$E8];[.$R8];[.$AE8])" office:value-type="float"/>
          <table:table-cell table:formula="of:=MIN([.$F8];[.$S8];[.$AF8])" office:value-type="float"/>
          <table:table-cell table:formula="of:=MIN([.$G8];[.$T8];[.$AG8])" office:value-type="float"/>
          <table:table-cell table:formula="of:=MIN([.$H8];[.$U8];[.$AH8])" office:value-type="float"/>
          <table:table-cell table:formula="of:=MIN([.$I8];[.$V8];[.$AI8])" office:value-type="float"/>
          <table:table-cell table:formula="of:=MIN([.$J8];[.$W8])" office:value-type="float"/>
          <table:table-cell table:formula="of:=MIN([.$K8];[.$X8];[.$AJ8])" office:value-type="float"/>
          <table:table-cell table:formula="of:=MIN([.$L8];[.$Y8];[.$AK8])" office:value-type="float"/>
          <table:table-cell table:formula="of:=MIN([.$M8];[.$Z8];[.$AL8])" office:value-type="float"/>
          <table:table-cell table:formula="of:=MIN([.$N8];[.$AA8];[.$AM8])" office:value-type="float"/>
          <table:table-cell table:formula="of:=MEDIAN([.$B8];[.$O8];[.$AB8])" office:value-type="float"/>
          <table:table-cell table:formula="of:=MEDIAN([.$C8];[.$P8];[.$AC8])" office:value-type="float"/>
          <table:table-cell table:formula="of:=MEDIAN([.$D8];[.$Q8];[.$AD8])" office:value-type="float"/>
          <table:table-cell table:formula="of:=MEDIAN([.$E8];[.$R8];[.$AE8])" office:value-type="float"/>
          <table:table-cell table:formula="of:=MEDIAN([.$F8];[.$S8];[.$AF8])" office:value-type="float"/>
          <table:table-cell table:formula="of:=MEDIAN([.$G8];[.$T8];[.$AG8])" office:value-type="float"/>
          <table:table-cell table:formula="of:=MEDIAN([.$H8];[.$U8];[.$AH8])" office:value-type="float"/>
          <table:table-cell table:formula="of:=MEDIAN([.$I8];[.$V8];[.$AI8])" office:value-type="float"/>
          <table:table-cell table:formula="of:=MEDIAN([.$J8];[.$W8])" office:value-type="float"/>
          <table:table-cell table:formula="of:=MEDIAN([.$K8];[.$X8];[.$AJ8])" office:value-type="float"/>
          <table:table-cell table:formula="of:=MEDIAN([.$L8];[.$Y8];[.$AK8])" office:value-type="float"/>
          <table:table-cell table:formula="of:=MEDIAN([.$M8];[.$Z8];[.$AL8])" office:value-type="float"/>
          <table:table-cell table:formula="of:=MEDIAN([.$N8];[.$AA8];[.$AM8])" office:value-type="float"/>
          <table:table-cell table:formula="of:=MAX([.$B8];[.$O8];[.$AB8])" office:value-type="float"/>
          <table:table-cell table:formula="of:=MAX([.$C8];[.$P8];[.$AC8])" office:value-type="float"/>
          <table:table-cell table:formula="of:=MAX([.$D8];[.$Q8];[.$AD8])" office:value-type="float"/>
          <table:table-cell table:formula="of:=MAX([.$E8];[.$R8];[.$AE8])" office:value-type="float"/>
          <table:table-cell table:formula="of:=MAX([.$F8];[.$S8];[.$AF8])" office:value-type="float"/>
          <table:table-cell table:formula="of:=MAX([.$G8];[.$T8];[.$AG8])" office:value-type="float"/>
          <table:table-cell table:formula="of:=MAX([.$H8];[.$U8];[.$AH8])" office:value-type="float"/>
          <table:table-cell table:formula="of:=MAX([.$I8];[.$V8];[.$AI8])" office:value-type="float"/>
          <table:table-cell table:formula="of:=MAX([.$J8];[.$W8])" office:value-type="float"/>
          <table:table-cell table:formula="of:=MAX([.$K8];[.$X8];[.$AJ8])" office:value-type="float"/>
          <table:table-cell table:formula="of:=MAX([.$L8];[.$Y8];[.$AK8])" office:value-type="float"/>
          <table:table-cell table:formula="of:=MAX([.$M8];[.$Z8];[.$AL8])" office:value-type="float"/>
          <table:table-cell table:formula="of:=MAX([.$N8];[.$AA8];[.$AM8])" office:value-type="float"/>
        </table:table-row>
        <table:table-row table:style-name="ro1">
          <table:table-cell office:value-type="string">
            <text:p>BLOCKS.BLOCKS-10-0.asp/15</text:p>
          </table:table-cell>
          <table:table-cell office:value-type="float" office:value="0.492508"/>
          <table:table-cell office:value-type="float" office:value="0.449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129.0"/>
          <table:table-cell office:value-type="float" office:value="129.0"/>
          <table:table-cell office:value-type="float" office:value="33396.0"/>
          <table:table-cell office:value-type="float" office:value="16797.0"/>
          <table:table-cell office:value-type="float" office:value="0.0"/>
          <table:table-cell office:value-type="float" office:value="0.0"/>
          <table:table-cell office:value-type="float" office:value="0.499818"/>
          <table:table-cell office:value-type="float" office:value="0.457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129.0"/>
          <table:table-cell office:value-type="float" office:value="129.0"/>
          <table:table-cell office:value-type="float" office:value="33396.0"/>
          <table:table-cell office:value-type="float" office:value="16797.0"/>
          <table:table-cell office:value-type="float" office:value="0.0"/>
          <table:table-cell office:value-type="float" office:value="0.0"/>
          <table:table-cell office:value-type="float" office:value="0.377928"/>
          <table:table-cell office:value-type="float" office:value="0.3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445.0"/>
          <table:table-cell office:value-type="float" office:value="33396.0"/>
          <table:table-cell office:value-type="float" office:value="16797.0"/>
          <table:table-cell office:value-type="float" office:value="0.0"/>
          <table:table-cell office:value-type="float" office:value="0.0"/>
          <table:table-cell table:formula="of:=MIN([.$B9];[.$O9];[.$AB9])" office:value-type="float"/>
          <table:table-cell table:formula="of:=MIN([.$C9];[.$P9];[.$AC9])" office:value-type="float"/>
          <table:table-cell table:formula="of:=MIN([.$D9];[.$Q9];[.$AD9])" office:value-type="float"/>
          <table:table-cell table:formula="of:=MIN([.$E9];[.$R9];[.$AE9])" office:value-type="float"/>
          <table:table-cell table:formula="of:=MIN([.$F9];[.$S9];[.$AF9])" office:value-type="float"/>
          <table:table-cell table:formula="of:=MIN([.$G9];[.$T9];[.$AG9])" office:value-type="float"/>
          <table:table-cell table:formula="of:=MIN([.$H9];[.$U9];[.$AH9])" office:value-type="float"/>
          <table:table-cell table:formula="of:=MIN([.$I9];[.$V9];[.$AI9])" office:value-type="float"/>
          <table:table-cell table:formula="of:=MIN([.$J9];[.$W9])" office:value-type="float"/>
          <table:table-cell table:formula="of:=MIN([.$K9];[.$X9];[.$AJ9])" office:value-type="float"/>
          <table:table-cell table:formula="of:=MIN([.$L9];[.$Y9];[.$AK9])" office:value-type="float"/>
          <table:table-cell table:formula="of:=MIN([.$M9];[.$Z9];[.$AL9])" office:value-type="float"/>
          <table:table-cell table:formula="of:=MIN([.$N9];[.$AA9];[.$AM9])" office:value-type="float"/>
          <table:table-cell table:formula="of:=MEDIAN([.$B9];[.$O9];[.$AB9])" office:value-type="float"/>
          <table:table-cell table:formula="of:=MEDIAN([.$C9];[.$P9];[.$AC9])" office:value-type="float"/>
          <table:table-cell table:formula="of:=MEDIAN([.$D9];[.$Q9];[.$AD9])" office:value-type="float"/>
          <table:table-cell table:formula="of:=MEDIAN([.$E9];[.$R9];[.$AE9])" office:value-type="float"/>
          <table:table-cell table:formula="of:=MEDIAN([.$F9];[.$S9];[.$AF9])" office:value-type="float"/>
          <table:table-cell table:formula="of:=MEDIAN([.$G9];[.$T9];[.$AG9])" office:value-type="float"/>
          <table:table-cell table:formula="of:=MEDIAN([.$H9];[.$U9];[.$AH9])" office:value-type="float"/>
          <table:table-cell table:formula="of:=MEDIAN([.$I9];[.$V9];[.$AI9])" office:value-type="float"/>
          <table:table-cell table:formula="of:=MEDIAN([.$J9];[.$W9])" office:value-type="float"/>
          <table:table-cell table:formula="of:=MEDIAN([.$K9];[.$X9];[.$AJ9])" office:value-type="float"/>
          <table:table-cell table:formula="of:=MEDIAN([.$L9];[.$Y9];[.$AK9])" office:value-type="float"/>
          <table:table-cell table:formula="of:=MEDIAN([.$M9];[.$Z9];[.$AL9])" office:value-type="float"/>
          <table:table-cell table:formula="of:=MEDIAN([.$N9];[.$AA9];[.$AM9])" office:value-type="float"/>
          <table:table-cell table:formula="of:=MAX([.$B9];[.$O9];[.$AB9])" office:value-type="float"/>
          <table:table-cell table:formula="of:=MAX([.$C9];[.$P9];[.$AC9])" office:value-type="float"/>
          <table:table-cell table:formula="of:=MAX([.$D9];[.$Q9];[.$AD9])" office:value-type="float"/>
          <table:table-cell table:formula="of:=MAX([.$E9];[.$R9];[.$AE9])" office:value-type="float"/>
          <table:table-cell table:formula="of:=MAX([.$F9];[.$S9];[.$AF9])" office:value-type="float"/>
          <table:table-cell table:formula="of:=MAX([.$G9];[.$T9];[.$AG9])" office:value-type="float"/>
          <table:table-cell table:formula="of:=MAX([.$H9];[.$U9];[.$AH9])" office:value-type="float"/>
          <table:table-cell table:formula="of:=MAX([.$I9];[.$V9];[.$AI9])" office:value-type="float"/>
          <table:table-cell table:formula="of:=MAX([.$J9];[.$W9])" office:value-type="float"/>
          <table:table-cell table:formula="of:=MAX([.$K9];[.$X9];[.$AJ9])" office:value-type="float"/>
          <table:table-cell table:formula="of:=MAX([.$L9];[.$Y9];[.$AK9])" office:value-type="float"/>
          <table:table-cell table:formula="of:=MAX([.$M9];[.$Z9];[.$AL9])" office:value-type="float"/>
          <table:table-cell table:formula="of:=MAX([.$N9];[.$AA9];[.$AM9])" office:value-type="float"/>
        </table:table-row>
        <table:table-row table:style-name="ro1">
          <table:table-cell office:value-type="string">
            <text:p>BLOCKS.BLOCKS-10-0.asp/16</text:p>
          </table:table-cell>
          <table:table-cell office:value-type="float" office:value="0.463227"/>
          <table:table-cell office:value-type="float" office:value="0.419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148.0"/>
          <table:table-cell office:value-type="float" office:value="148.0"/>
          <table:table-cell office:value-type="float" office:value="35561.0"/>
          <table:table-cell office:value-type="float" office:value="18611.0"/>
          <table:table-cell office:value-type="float" office:value="0.0"/>
          <table:table-cell office:value-type="float" office:value="0.0"/>
          <table:table-cell office:value-type="float" office:value="0.532349"/>
          <table:table-cell office:value-type="float" office:value="0.491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148.0"/>
          <table:table-cell office:value-type="float" office:value="148.0"/>
          <table:table-cell office:value-type="float" office:value="35561.0"/>
          <table:table-cell office:value-type="float" office:value="18611.0"/>
          <table:table-cell office:value-type="float" office:value="0.0"/>
          <table:table-cell office:value-type="float" office:value="0.0"/>
          <table:table-cell office:value-type="float" office:value="0.46254"/>
          <table:table-cell office:value-type="float" office:value="0.412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9.0"/>
          <table:table-cell office:value-type="float" office:value="798.0"/>
          <table:table-cell office:value-type="float" office:value="35561.0"/>
          <table:table-cell office:value-type="float" office:value="18611.0"/>
          <table:table-cell office:value-type="float" office:value="0.0"/>
          <table:table-cell office:value-type="float" office:value="0.0"/>
          <table:table-cell table:formula="of:=MIN([.$B10];[.$O10];[.$AB10])" office:value-type="float"/>
          <table:table-cell table:formula="of:=MIN([.$C10];[.$P10];[.$AC10])" office:value-type="float"/>
          <table:table-cell table:formula="of:=MIN([.$D10];[.$Q10];[.$AD10])" office:value-type="float"/>
          <table:table-cell table:formula="of:=MIN([.$E10];[.$R10];[.$AE10])" office:value-type="float"/>
          <table:table-cell table:formula="of:=MIN([.$F10];[.$S10];[.$AF10])" office:value-type="float"/>
          <table:table-cell table:formula="of:=MIN([.$G10];[.$T10];[.$AG10])" office:value-type="float"/>
          <table:table-cell table:formula="of:=MIN([.$H10];[.$U10];[.$AH10])" office:value-type="float"/>
          <table:table-cell table:formula="of:=MIN([.$I10];[.$V10];[.$AI10])" office:value-type="float"/>
          <table:table-cell table:formula="of:=MIN([.$J10];[.$W10])" office:value-type="float"/>
          <table:table-cell table:formula="of:=MIN([.$K10];[.$X10];[.$AJ10])" office:value-type="float"/>
          <table:table-cell table:formula="of:=MIN([.$L10];[.$Y10];[.$AK10])" office:value-type="float"/>
          <table:table-cell table:formula="of:=MIN([.$M10];[.$Z10];[.$AL10])" office:value-type="float"/>
          <table:table-cell table:formula="of:=MIN([.$N10];[.$AA10];[.$AM10])" office:value-type="float"/>
          <table:table-cell table:formula="of:=MEDIAN([.$B10];[.$O10];[.$AB10])" office:value-type="float"/>
          <table:table-cell table:formula="of:=MEDIAN([.$C10];[.$P10];[.$AC10])" office:value-type="float"/>
          <table:table-cell table:formula="of:=MEDIAN([.$D10];[.$Q10];[.$AD10])" office:value-type="float"/>
          <table:table-cell table:formula="of:=MEDIAN([.$E10];[.$R10];[.$AE10])" office:value-type="float"/>
          <table:table-cell table:formula="of:=MEDIAN([.$F10];[.$S10];[.$AF10])" office:value-type="float"/>
          <table:table-cell table:formula="of:=MEDIAN([.$G10];[.$T10];[.$AG10])" office:value-type="float"/>
          <table:table-cell table:formula="of:=MEDIAN([.$H10];[.$U10];[.$AH10])" office:value-type="float"/>
          <table:table-cell table:formula="of:=MEDIAN([.$I10];[.$V10];[.$AI10])" office:value-type="float"/>
          <table:table-cell table:formula="of:=MEDIAN([.$J10];[.$W10])" office:value-type="float"/>
          <table:table-cell table:formula="of:=MEDIAN([.$K10];[.$X10];[.$AJ10])" office:value-type="float"/>
          <table:table-cell table:formula="of:=MEDIAN([.$L10];[.$Y10];[.$AK10])" office:value-type="float"/>
          <table:table-cell table:formula="of:=MEDIAN([.$M10];[.$Z10];[.$AL10])" office:value-type="float"/>
          <table:table-cell table:formula="of:=MEDIAN([.$N10];[.$AA10];[.$AM10])" office:value-type="float"/>
          <table:table-cell table:formula="of:=MAX([.$B10];[.$O10];[.$AB10])" office:value-type="float"/>
          <table:table-cell table:formula="of:=MAX([.$C10];[.$P10];[.$AC10])" office:value-type="float"/>
          <table:table-cell table:formula="of:=MAX([.$D10];[.$Q10];[.$AD10])" office:value-type="float"/>
          <table:table-cell table:formula="of:=MAX([.$E10];[.$R10];[.$AE10])" office:value-type="float"/>
          <table:table-cell table:formula="of:=MAX([.$F10];[.$S10];[.$AF10])" office:value-type="float"/>
          <table:table-cell table:formula="of:=MAX([.$G10];[.$T10];[.$AG10])" office:value-type="float"/>
          <table:table-cell table:formula="of:=MAX([.$H10];[.$U10];[.$AH10])" office:value-type="float"/>
          <table:table-cell table:formula="of:=MAX([.$I10];[.$V10];[.$AI10])" office:value-type="float"/>
          <table:table-cell table:formula="of:=MAX([.$J10];[.$W10])" office:value-type="float"/>
          <table:table-cell table:formula="of:=MAX([.$K10];[.$X10];[.$AJ10])" office:value-type="float"/>
          <table:table-cell table:formula="of:=MAX([.$L10];[.$Y10];[.$AK10])" office:value-type="float"/>
          <table:table-cell table:formula="of:=MAX([.$M10];[.$Z10];[.$AL10])" office:value-type="float"/>
          <table:table-cell table:formula="of:=MAX([.$N10];[.$AA10];[.$AM10])" office:value-type="float"/>
        </table:table-row>
        <table:table-row table:style-name="ro1">
          <table:table-cell office:value-type="string">
            <text:p>BLOCKS.BLOCKS-10-0.asp/17</text:p>
          </table:table-cell>
          <table:table-cell office:value-type="float" office:value="0.536938"/>
          <table:table-cell office:value-type="float" office:value="0.493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9.0"/>
          <table:table-cell office:value-type="float" office:value="165.0"/>
          <table:table-cell office:value-type="float" office:value="165.0"/>
          <table:table-cell office:value-type="float" office:value="37726.0"/>
          <table:table-cell office:value-type="float" office:value="20425.0"/>
          <table:table-cell office:value-type="float" office:value="0.0"/>
          <table:table-cell office:value-type="float" office:value="0.0"/>
          <table:table-cell office:value-type="float" office:value="0.563681"/>
          <table:table-cell office:value-type="float" office:value="0.52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9.0"/>
          <table:table-cell office:value-type="float" office:value="165.0"/>
          <table:table-cell office:value-type="float" office:value="165.0"/>
          <table:table-cell office:value-type="float" office:value="37726.0"/>
          <table:table-cell office:value-type="float" office:value="20425.0"/>
          <table:table-cell office:value-type="float" office:value="0.0"/>
          <table:table-cell office:value-type="float" office:value="0.0"/>
          <table:table-cell office:value-type="float" office:value="0.48134"/>
          <table:table-cell office:value-type="float" office:value="0.438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5.0"/>
          <table:table-cell office:value-type="float" office:value="799.0"/>
          <table:table-cell office:value-type="float" office:value="37726.0"/>
          <table:table-cell office:value-type="float" office:value="20425.0"/>
          <table:table-cell office:value-type="float" office:value="0.0"/>
          <table:table-cell office:value-type="float" office:value="0.0"/>
          <table:table-cell table:formula="of:=MIN([.$B11];[.$O11];[.$AB11])" office:value-type="float"/>
          <table:table-cell table:formula="of:=MIN([.$C11];[.$P11];[.$AC11])" office:value-type="float"/>
          <table:table-cell table:formula="of:=MIN([.$D11];[.$Q11];[.$AD11])" office:value-type="float"/>
          <table:table-cell table:formula="of:=MIN([.$E11];[.$R11];[.$AE11])" office:value-type="float"/>
          <table:table-cell table:formula="of:=MIN([.$F11];[.$S11];[.$AF11])" office:value-type="float"/>
          <table:table-cell table:formula="of:=MIN([.$G11];[.$T11];[.$AG11])" office:value-type="float"/>
          <table:table-cell table:formula="of:=MIN([.$H11];[.$U11];[.$AH11])" office:value-type="float"/>
          <table:table-cell table:formula="of:=MIN([.$I11];[.$V11];[.$AI11])" office:value-type="float"/>
          <table:table-cell table:formula="of:=MIN([.$J11];[.$W11])" office:value-type="float"/>
          <table:table-cell table:formula="of:=MIN([.$K11];[.$X11];[.$AJ11])" office:value-type="float"/>
          <table:table-cell table:formula="of:=MIN([.$L11];[.$Y11];[.$AK11])" office:value-type="float"/>
          <table:table-cell table:formula="of:=MIN([.$M11];[.$Z11];[.$AL11])" office:value-type="float"/>
          <table:table-cell table:formula="of:=MIN([.$N11];[.$AA11];[.$AM11])" office:value-type="float"/>
          <table:table-cell table:formula="of:=MEDIAN([.$B11];[.$O11];[.$AB11])" office:value-type="float"/>
          <table:table-cell table:formula="of:=MEDIAN([.$C11];[.$P11];[.$AC11])" office:value-type="float"/>
          <table:table-cell table:formula="of:=MEDIAN([.$D11];[.$Q11];[.$AD11])" office:value-type="float"/>
          <table:table-cell table:formula="of:=MEDIAN([.$E11];[.$R11];[.$AE11])" office:value-type="float"/>
          <table:table-cell table:formula="of:=MEDIAN([.$F11];[.$S11];[.$AF11])" office:value-type="float"/>
          <table:table-cell table:formula="of:=MEDIAN([.$G11];[.$T11];[.$AG11])" office:value-type="float"/>
          <table:table-cell table:formula="of:=MEDIAN([.$H11];[.$U11];[.$AH11])" office:value-type="float"/>
          <table:table-cell table:formula="of:=MEDIAN([.$I11];[.$V11];[.$AI11])" office:value-type="float"/>
          <table:table-cell table:formula="of:=MEDIAN([.$J11];[.$W11])" office:value-type="float"/>
          <table:table-cell table:formula="of:=MEDIAN([.$K11];[.$X11];[.$AJ11])" office:value-type="float"/>
          <table:table-cell table:formula="of:=MEDIAN([.$L11];[.$Y11];[.$AK11])" office:value-type="float"/>
          <table:table-cell table:formula="of:=MEDIAN([.$M11];[.$Z11];[.$AL11])" office:value-type="float"/>
          <table:table-cell table:formula="of:=MEDIAN([.$N11];[.$AA11];[.$AM11])" office:value-type="float"/>
          <table:table-cell table:formula="of:=MAX([.$B11];[.$O11];[.$AB11])" office:value-type="float"/>
          <table:table-cell table:formula="of:=MAX([.$C11];[.$P11];[.$AC11])" office:value-type="float"/>
          <table:table-cell table:formula="of:=MAX([.$D11];[.$Q11];[.$AD11])" office:value-type="float"/>
          <table:table-cell table:formula="of:=MAX([.$E11];[.$R11];[.$AE11])" office:value-type="float"/>
          <table:table-cell table:formula="of:=MAX([.$F11];[.$S11];[.$AF11])" office:value-type="float"/>
          <table:table-cell table:formula="of:=MAX([.$G11];[.$T11];[.$AG11])" office:value-type="float"/>
          <table:table-cell table:formula="of:=MAX([.$H11];[.$U11];[.$AH11])" office:value-type="float"/>
          <table:table-cell table:formula="of:=MAX([.$I11];[.$V11];[.$AI11])" office:value-type="float"/>
          <table:table-cell table:formula="of:=MAX([.$J11];[.$W11])" office:value-type="float"/>
          <table:table-cell table:formula="of:=MAX([.$K11];[.$X11];[.$AJ11])" office:value-type="float"/>
          <table:table-cell table:formula="of:=MAX([.$L11];[.$Y11];[.$AK11])" office:value-type="float"/>
          <table:table-cell table:formula="of:=MAX([.$M11];[.$Z11];[.$AL11])" office:value-type="float"/>
          <table:table-cell table:formula="of:=MAX([.$N11];[.$AA11];[.$AM11])" office:value-type="float"/>
        </table:table-row>
        <table:table-row table:style-name="ro1">
          <table:table-cell office:value-type="string">
            <text:p>BLOCKS.BLOCKS-10-0.asp/18</text:p>
          </table:table-cell>
          <table:table-cell office:value-type="float" office:value="0.547683"/>
          <table:table-cell office:value-type="float" office:value="0.498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8.0"/>
          <table:table-cell office:value-type="float" office:value="240.0"/>
          <table:table-cell office:value-type="float" office:value="240.0"/>
          <table:table-cell office:value-type="float" office:value="39891.0"/>
          <table:table-cell office:value-type="float" office:value="22239.0"/>
          <table:table-cell office:value-type="float" office:value="0.0"/>
          <table:table-cell office:value-type="float" office:value="0.0"/>
          <table:table-cell office:value-type="float" office:value="0.521472"/>
          <table:table-cell office:value-type="float" office:value="0.474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8.0"/>
          <table:table-cell office:value-type="float" office:value="240.0"/>
          <table:table-cell office:value-type="float" office:value="240.0"/>
          <table:table-cell office:value-type="float" office:value="39891.0"/>
          <table:table-cell office:value-type="float" office:value="22239.0"/>
          <table:table-cell office:value-type="float" office:value="0.0"/>
          <table:table-cell office:value-type="float" office:value="0.0"/>
          <table:table-cell office:value-type="float" office:value="0.452389"/>
          <table:table-cell office:value-type="float" office:value="0.404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1.0"/>
          <table:table-cell office:value-type="float" office:value="870.0"/>
          <table:table-cell office:value-type="float" office:value="39891.0"/>
          <table:table-cell office:value-type="float" office:value="22239.0"/>
          <table:table-cell office:value-type="float" office:value="0.0"/>
          <table:table-cell office:value-type="float" office:value="0.0"/>
          <table:table-cell table:formula="of:=MIN([.$B12];[.$O12];[.$AB12])" office:value-type="float"/>
          <table:table-cell table:formula="of:=MIN([.$C12];[.$P12];[.$AC12])" office:value-type="float"/>
          <table:table-cell table:formula="of:=MIN([.$D12];[.$Q12];[.$AD12])" office:value-type="float"/>
          <table:table-cell table:formula="of:=MIN([.$E12];[.$R12];[.$AE12])" office:value-type="float"/>
          <table:table-cell table:formula="of:=MIN([.$F12];[.$S12];[.$AF12])" office:value-type="float"/>
          <table:table-cell table:formula="of:=MIN([.$G12];[.$T12];[.$AG12])" office:value-type="float"/>
          <table:table-cell table:formula="of:=MIN([.$H12];[.$U12];[.$AH12])" office:value-type="float"/>
          <table:table-cell table:formula="of:=MIN([.$I12];[.$V12];[.$AI12])" office:value-type="float"/>
          <table:table-cell table:formula="of:=MIN([.$J12];[.$W12])" office:value-type="float"/>
          <table:table-cell table:formula="of:=MIN([.$K12];[.$X12];[.$AJ12])" office:value-type="float"/>
          <table:table-cell table:formula="of:=MIN([.$L12];[.$Y12];[.$AK12])" office:value-type="float"/>
          <table:table-cell table:formula="of:=MIN([.$M12];[.$Z12];[.$AL12])" office:value-type="float"/>
          <table:table-cell table:formula="of:=MIN([.$N12];[.$AA12];[.$AM12])" office:value-type="float"/>
          <table:table-cell table:formula="of:=MEDIAN([.$B12];[.$O12];[.$AB12])" office:value-type="float"/>
          <table:table-cell table:formula="of:=MEDIAN([.$C12];[.$P12];[.$AC12])" office:value-type="float"/>
          <table:table-cell table:formula="of:=MEDIAN([.$D12];[.$Q12];[.$AD12])" office:value-type="float"/>
          <table:table-cell table:formula="of:=MEDIAN([.$E12];[.$R12];[.$AE12])" office:value-type="float"/>
          <table:table-cell table:formula="of:=MEDIAN([.$F12];[.$S12];[.$AF12])" office:value-type="float"/>
          <table:table-cell table:formula="of:=MEDIAN([.$G12];[.$T12];[.$AG12])" office:value-type="float"/>
          <table:table-cell table:formula="of:=MEDIAN([.$H12];[.$U12];[.$AH12])" office:value-type="float"/>
          <table:table-cell table:formula="of:=MEDIAN([.$I12];[.$V12];[.$AI12])" office:value-type="float"/>
          <table:table-cell table:formula="of:=MEDIAN([.$J12];[.$W12])" office:value-type="float"/>
          <table:table-cell table:formula="of:=MEDIAN([.$K12];[.$X12];[.$AJ12])" office:value-type="float"/>
          <table:table-cell table:formula="of:=MEDIAN([.$L12];[.$Y12];[.$AK12])" office:value-type="float"/>
          <table:table-cell table:formula="of:=MEDIAN([.$M12];[.$Z12];[.$AL12])" office:value-type="float"/>
          <table:table-cell table:formula="of:=MEDIAN([.$N12];[.$AA12];[.$AM12])" office:value-type="float"/>
          <table:table-cell table:formula="of:=MAX([.$B12];[.$O12];[.$AB12])" office:value-type="float"/>
          <table:table-cell table:formula="of:=MAX([.$C12];[.$P12];[.$AC12])" office:value-type="float"/>
          <table:table-cell table:formula="of:=MAX([.$D12];[.$Q12];[.$AD12])" office:value-type="float"/>
          <table:table-cell table:formula="of:=MAX([.$E12];[.$R12];[.$AE12])" office:value-type="float"/>
          <table:table-cell table:formula="of:=MAX([.$F12];[.$S12];[.$AF12])" office:value-type="float"/>
          <table:table-cell table:formula="of:=MAX([.$G12];[.$T12];[.$AG12])" office:value-type="float"/>
          <table:table-cell table:formula="of:=MAX([.$H12];[.$U12];[.$AH12])" office:value-type="float"/>
          <table:table-cell table:formula="of:=MAX([.$I12];[.$V12];[.$AI12])" office:value-type="float"/>
          <table:table-cell table:formula="of:=MAX([.$J12];[.$W12])" office:value-type="float"/>
          <table:table-cell table:formula="of:=MAX([.$K12];[.$X12];[.$AJ12])" office:value-type="float"/>
          <table:table-cell table:formula="of:=MAX([.$L12];[.$Y12];[.$AK12])" office:value-type="float"/>
          <table:table-cell table:formula="of:=MAX([.$M12];[.$Z12];[.$AL12])" office:value-type="float"/>
          <table:table-cell table:formula="of:=MAX([.$N12];[.$AA12];[.$AM12])" office:value-type="float"/>
        </table:table-row>
        <table:table-row table:style-name="ro1">
          <table:table-cell office:value-type="string">
            <text:p>BLOCKS.BLOCKS-10-0.asp/19</text:p>
          </table:table-cell>
          <table:table-cell office:value-type="float" office:value="0.554328"/>
          <table:table-cell office:value-type="float" office:value="0.505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5.0"/>
          <table:table-cell office:value-type="float" office:value="295.0"/>
          <table:table-cell office:value-type="float" office:value="295.0"/>
          <table:table-cell office:value-type="float" office:value="42056.0"/>
          <table:table-cell office:value-type="float" office:value="24053.0"/>
          <table:table-cell office:value-type="float" office:value="0.0"/>
          <table:table-cell office:value-type="float" office:value="0.0"/>
          <table:table-cell office:value-type="float" office:value="0.562517"/>
          <table:table-cell office:value-type="float" office:value="0.516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5.0"/>
          <table:table-cell office:value-type="float" office:value="295.0"/>
          <table:table-cell office:value-type="float" office:value="295.0"/>
          <table:table-cell office:value-type="float" office:value="42056.0"/>
          <table:table-cell office:value-type="float" office:value="24053.0"/>
          <table:table-cell office:value-type="float" office:value="0.0"/>
          <table:table-cell office:value-type="float" office:value="0.0"/>
          <table:table-cell office:value-type="float" office:value="0.472888"/>
          <table:table-cell office:value-type="float" office:value="0.425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3.0"/>
          <table:table-cell office:value-type="float" office:value="1017.0"/>
          <table:table-cell office:value-type="float" office:value="42056.0"/>
          <table:table-cell office:value-type="float" office:value="24053.0"/>
          <table:table-cell office:value-type="float" office:value="0.0"/>
          <table:table-cell office:value-type="float" office:value="0.0"/>
          <table:table-cell table:formula="of:=MIN([.$B13];[.$O13];[.$AB13])" office:value-type="float"/>
          <table:table-cell table:formula="of:=MIN([.$C13];[.$P13];[.$AC13])" office:value-type="float"/>
          <table:table-cell table:formula="of:=MIN([.$D13];[.$Q13];[.$AD13])" office:value-type="float"/>
          <table:table-cell table:formula="of:=MIN([.$E13];[.$R13];[.$AE13])" office:value-type="float"/>
          <table:table-cell table:formula="of:=MIN([.$F13];[.$S13];[.$AF13])" office:value-type="float"/>
          <table:table-cell table:formula="of:=MIN([.$G13];[.$T13];[.$AG13])" office:value-type="float"/>
          <table:table-cell table:formula="of:=MIN([.$H13];[.$U13];[.$AH13])" office:value-type="float"/>
          <table:table-cell table:formula="of:=MIN([.$I13];[.$V13];[.$AI13])" office:value-type="float"/>
          <table:table-cell table:formula="of:=MIN([.$J13];[.$W13])" office:value-type="float"/>
          <table:table-cell table:formula="of:=MIN([.$K13];[.$X13];[.$AJ13])" office:value-type="float"/>
          <table:table-cell table:formula="of:=MIN([.$L13];[.$Y13];[.$AK13])" office:value-type="float"/>
          <table:table-cell table:formula="of:=MIN([.$M13];[.$Z13];[.$AL13])" office:value-type="float"/>
          <table:table-cell table:formula="of:=MIN([.$N13];[.$AA13];[.$AM13])" office:value-type="float"/>
          <table:table-cell table:formula="of:=MEDIAN([.$B13];[.$O13];[.$AB13])" office:value-type="float"/>
          <table:table-cell table:formula="of:=MEDIAN([.$C13];[.$P13];[.$AC13])" office:value-type="float"/>
          <table:table-cell table:formula="of:=MEDIAN([.$D13];[.$Q13];[.$AD13])" office:value-type="float"/>
          <table:table-cell table:formula="of:=MEDIAN([.$E13];[.$R13];[.$AE13])" office:value-type="float"/>
          <table:table-cell table:formula="of:=MEDIAN([.$F13];[.$S13];[.$AF13])" office:value-type="float"/>
          <table:table-cell table:formula="of:=MEDIAN([.$G13];[.$T13];[.$AG13])" office:value-type="float"/>
          <table:table-cell table:formula="of:=MEDIAN([.$H13];[.$U13];[.$AH13])" office:value-type="float"/>
          <table:table-cell table:formula="of:=MEDIAN([.$I13];[.$V13];[.$AI13])" office:value-type="float"/>
          <table:table-cell table:formula="of:=MEDIAN([.$J13];[.$W13])" office:value-type="float"/>
          <table:table-cell table:formula="of:=MEDIAN([.$K13];[.$X13];[.$AJ13])" office:value-type="float"/>
          <table:table-cell table:formula="of:=MEDIAN([.$L13];[.$Y13];[.$AK13])" office:value-type="float"/>
          <table:table-cell table:formula="of:=MEDIAN([.$M13];[.$Z13];[.$AL13])" office:value-type="float"/>
          <table:table-cell table:formula="of:=MEDIAN([.$N13];[.$AA13];[.$AM13])" office:value-type="float"/>
          <table:table-cell table:formula="of:=MAX([.$B13];[.$O13];[.$AB13])" office:value-type="float"/>
          <table:table-cell table:formula="of:=MAX([.$C13];[.$P13];[.$AC13])" office:value-type="float"/>
          <table:table-cell table:formula="of:=MAX([.$D13];[.$Q13];[.$AD13])" office:value-type="float"/>
          <table:table-cell table:formula="of:=MAX([.$E13];[.$R13];[.$AE13])" office:value-type="float"/>
          <table:table-cell table:formula="of:=MAX([.$F13];[.$S13];[.$AF13])" office:value-type="float"/>
          <table:table-cell table:formula="of:=MAX([.$G13];[.$T13];[.$AG13])" office:value-type="float"/>
          <table:table-cell table:formula="of:=MAX([.$H13];[.$U13];[.$AH13])" office:value-type="float"/>
          <table:table-cell table:formula="of:=MAX([.$I13];[.$V13];[.$AI13])" office:value-type="float"/>
          <table:table-cell table:formula="of:=MAX([.$J13];[.$W13])" office:value-type="float"/>
          <table:table-cell table:formula="of:=MAX([.$K13];[.$X13];[.$AJ13])" office:value-type="float"/>
          <table:table-cell table:formula="of:=MAX([.$L13];[.$Y13];[.$AK13])" office:value-type="float"/>
          <table:table-cell table:formula="of:=MAX([.$M13];[.$Z13];[.$AL13])" office:value-type="float"/>
          <table:table-cell table:formula="of:=MAX([.$N13];[.$AA13];[.$AM13])" office:value-type="float"/>
        </table:table-row>
        <table:table-row table:style-name="ro1">
          <table:table-cell office:value-type="string">
            <text:p>BLOCKS.BLOCKS-10-0.asp/2</text:p>
          </table:table-cell>
          <table:table-cell office:value-type="float" office:value="0.11488"/>
          <table:table-cell office:value-type="float" office:value="0.0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251.0"/>
          <table:table-cell office:value-type="float" office:value="31.0"/>
          <table:table-cell office:value-type="float" office:value="0.0"/>
          <table:table-cell office:value-type="float" office:value="0.0"/>
          <table:table-cell office:value-type="float" office:value="0.116305"/>
          <table:table-cell office:value-type="float" office:value="0.0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251.0"/>
          <table:table-cell office:value-type="float" office:value="31.0"/>
          <table:table-cell office:value-type="float" office:value="0.0"/>
          <table:table-cell office:value-type="float" office:value="0.0"/>
          <table:table-cell office:value-type="float" office:value="0.106692"/>
          <table:table-cell office:value-type="float" office:value="0.0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5251.0"/>
          <table:table-cell office:value-type="float" office:value="31.0"/>
          <table:table-cell office:value-type="float" office:value="0.0"/>
          <table:table-cell office:value-type="float" office:value="0.0"/>
          <table:table-cell table:formula="of:=MIN([.$B14];[.$O14];[.$AB14])" office:value-type="float"/>
          <table:table-cell table:formula="of:=MIN([.$C14];[.$P14];[.$AC14])" office:value-type="float"/>
          <table:table-cell table:formula="of:=MIN([.$D14];[.$Q14];[.$AD14])" office:value-type="float"/>
          <table:table-cell table:formula="of:=MIN([.$E14];[.$R14];[.$AE14])" office:value-type="float"/>
          <table:table-cell table:formula="of:=MIN([.$F14];[.$S14];[.$AF14])" office:value-type="float"/>
          <table:table-cell table:formula="of:=MIN([.$G14];[.$T14];[.$AG14])" office:value-type="float"/>
          <table:table-cell table:formula="of:=MIN([.$H14];[.$U14];[.$AH14])" office:value-type="float"/>
          <table:table-cell table:formula="of:=MIN([.$I14];[.$V14];[.$AI14])" office:value-type="float"/>
          <table:table-cell table:formula="of:=MIN([.$J14];[.$W14])" office:value-type="float"/>
          <table:table-cell table:formula="of:=MIN([.$K14];[.$X14];[.$AJ14])" office:value-type="float"/>
          <table:table-cell table:formula="of:=MIN([.$L14];[.$Y14];[.$AK14])" office:value-type="float"/>
          <table:table-cell table:formula="of:=MIN([.$M14];[.$Z14];[.$AL14])" office:value-type="float"/>
          <table:table-cell table:formula="of:=MIN([.$N14];[.$AA14];[.$AM14])" office:value-type="float"/>
          <table:table-cell table:formula="of:=MEDIAN([.$B14];[.$O14];[.$AB14])" office:value-type="float"/>
          <table:table-cell table:formula="of:=MEDIAN([.$C14];[.$P14];[.$AC14])" office:value-type="float"/>
          <table:table-cell table:formula="of:=MEDIAN([.$D14];[.$Q14];[.$AD14])" office:value-type="float"/>
          <table:table-cell table:formula="of:=MEDIAN([.$E14];[.$R14];[.$AE14])" office:value-type="float"/>
          <table:table-cell table:formula="of:=MEDIAN([.$F14];[.$S14];[.$AF14])" office:value-type="float"/>
          <table:table-cell table:formula="of:=MEDIAN([.$G14];[.$T14];[.$AG14])" office:value-type="float"/>
          <table:table-cell table:formula="of:=MEDIAN([.$H14];[.$U14];[.$AH14])" office:value-type="float"/>
          <table:table-cell table:formula="of:=MEDIAN([.$I14];[.$V14];[.$AI14])" office:value-type="float"/>
          <table:table-cell table:formula="of:=MEDIAN([.$J14];[.$W14])" office:value-type="float"/>
          <table:table-cell table:formula="of:=MEDIAN([.$K14];[.$X14];[.$AJ14])" office:value-type="float"/>
          <table:table-cell table:formula="of:=MEDIAN([.$L14];[.$Y14];[.$AK14])" office:value-type="float"/>
          <table:table-cell table:formula="of:=MEDIAN([.$M14];[.$Z14];[.$AL14])" office:value-type="float"/>
          <table:table-cell table:formula="of:=MEDIAN([.$N14];[.$AA14];[.$AM14])" office:value-type="float"/>
          <table:table-cell table:formula="of:=MAX([.$B14];[.$O14];[.$AB14])" office:value-type="float"/>
          <table:table-cell table:formula="of:=MAX([.$C14];[.$P14];[.$AC14])" office:value-type="float"/>
          <table:table-cell table:formula="of:=MAX([.$D14];[.$Q14];[.$AD14])" office:value-type="float"/>
          <table:table-cell table:formula="of:=MAX([.$E14];[.$R14];[.$AE14])" office:value-type="float"/>
          <table:table-cell table:formula="of:=MAX([.$F14];[.$S14];[.$AF14])" office:value-type="float"/>
          <table:table-cell table:formula="of:=MAX([.$G14];[.$T14];[.$AG14])" office:value-type="float"/>
          <table:table-cell table:formula="of:=MAX([.$H14];[.$U14];[.$AH14])" office:value-type="float"/>
          <table:table-cell table:formula="of:=MAX([.$I14];[.$V14];[.$AI14])" office:value-type="float"/>
          <table:table-cell table:formula="of:=MAX([.$J14];[.$W14])" office:value-type="float"/>
          <table:table-cell table:formula="of:=MAX([.$K14];[.$X14];[.$AJ14])" office:value-type="float"/>
          <table:table-cell table:formula="of:=MAX([.$L14];[.$Y14];[.$AK14])" office:value-type="float"/>
          <table:table-cell table:formula="of:=MAX([.$M14];[.$Z14];[.$AL14])" office:value-type="float"/>
          <table:table-cell table:formula="of:=MAX([.$N14];[.$AA14];[.$AM14])" office:value-type="float"/>
        </table:table-row>
        <table:table-row table:style-name="ro1">
          <table:table-cell office:value-type="string">
            <text:p>BLOCKS.BLOCKS-10-0.asp/20</text:p>
          </table:table-cell>
          <table:table-cell office:value-type="float" office:value="0.640459"/>
          <table:table-cell office:value-type="float" office:value="0.593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1.0"/>
          <table:table-cell office:value-type="float" office:value="426.0"/>
          <table:table-cell office:value-type="float" office:value="426.0"/>
          <table:table-cell office:value-type="float" office:value="44221.0"/>
          <table:table-cell office:value-type="float" office:value="25867.0"/>
          <table:table-cell office:value-type="float" office:value="0.0"/>
          <table:table-cell office:value-type="float" office:value="0.0"/>
          <table:table-cell office:value-type="float" office:value="0.619581"/>
          <table:table-cell office:value-type="float" office:value="0.575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1.0"/>
          <table:table-cell office:value-type="float" office:value="426.0"/>
          <table:table-cell office:value-type="float" office:value="426.0"/>
          <table:table-cell office:value-type="float" office:value="44221.0"/>
          <table:table-cell office:value-type="float" office:value="25867.0"/>
          <table:table-cell office:value-type="float" office:value="0.0"/>
          <table:table-cell office:value-type="float" office:value="0.0"/>
          <table:table-cell office:value-type="float" office:value="0.570598"/>
          <table:table-cell office:value-type="float" office:value="0.523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0.0"/>
          <table:table-cell office:value-type="float" office:value="1376.0"/>
          <table:table-cell office:value-type="float" office:value="44221.0"/>
          <table:table-cell office:value-type="float" office:value="25867.0"/>
          <table:table-cell office:value-type="float" office:value="0.0"/>
          <table:table-cell office:value-type="float" office:value="0.0"/>
          <table:table-cell table:formula="of:=MIN([.$B15];[.$O15];[.$AB15])" office:value-type="float"/>
          <table:table-cell table:formula="of:=MIN([.$C15];[.$P15];[.$AC15])" office:value-type="float"/>
          <table:table-cell table:formula="of:=MIN([.$D15];[.$Q15];[.$AD15])" office:value-type="float"/>
          <table:table-cell table:formula="of:=MIN([.$E15];[.$R15];[.$AE15])" office:value-type="float"/>
          <table:table-cell table:formula="of:=MIN([.$F15];[.$S15];[.$AF15])" office:value-type="float"/>
          <table:table-cell table:formula="of:=MIN([.$G15];[.$T15];[.$AG15])" office:value-type="float"/>
          <table:table-cell table:formula="of:=MIN([.$H15];[.$U15];[.$AH15])" office:value-type="float"/>
          <table:table-cell table:formula="of:=MIN([.$I15];[.$V15];[.$AI15])" office:value-type="float"/>
          <table:table-cell table:formula="of:=MIN([.$J15];[.$W15])" office:value-type="float"/>
          <table:table-cell table:formula="of:=MIN([.$K15];[.$X15];[.$AJ15])" office:value-type="float"/>
          <table:table-cell table:formula="of:=MIN([.$L15];[.$Y15];[.$AK15])" office:value-type="float"/>
          <table:table-cell table:formula="of:=MIN([.$M15];[.$Z15];[.$AL15])" office:value-type="float"/>
          <table:table-cell table:formula="of:=MIN([.$N15];[.$AA15];[.$AM15])" office:value-type="float"/>
          <table:table-cell table:formula="of:=MEDIAN([.$B15];[.$O15];[.$AB15])" office:value-type="float"/>
          <table:table-cell table:formula="of:=MEDIAN([.$C15];[.$P15];[.$AC15])" office:value-type="float"/>
          <table:table-cell table:formula="of:=MEDIAN([.$D15];[.$Q15];[.$AD15])" office:value-type="float"/>
          <table:table-cell table:formula="of:=MEDIAN([.$E15];[.$R15];[.$AE15])" office:value-type="float"/>
          <table:table-cell table:formula="of:=MEDIAN([.$F15];[.$S15];[.$AF15])" office:value-type="float"/>
          <table:table-cell table:formula="of:=MEDIAN([.$G15];[.$T15];[.$AG15])" office:value-type="float"/>
          <table:table-cell table:formula="of:=MEDIAN([.$H15];[.$U15];[.$AH15])" office:value-type="float"/>
          <table:table-cell table:formula="of:=MEDIAN([.$I15];[.$V15];[.$AI15])" office:value-type="float"/>
          <table:table-cell table:formula="of:=MEDIAN([.$J15];[.$W15])" office:value-type="float"/>
          <table:table-cell table:formula="of:=MEDIAN([.$K15];[.$X15];[.$AJ15])" office:value-type="float"/>
          <table:table-cell table:formula="of:=MEDIAN([.$L15];[.$Y15];[.$AK15])" office:value-type="float"/>
          <table:table-cell table:formula="of:=MEDIAN([.$M15];[.$Z15];[.$AL15])" office:value-type="float"/>
          <table:table-cell table:formula="of:=MEDIAN([.$N15];[.$AA15];[.$AM15])" office:value-type="float"/>
          <table:table-cell table:formula="of:=MAX([.$B15];[.$O15];[.$AB15])" office:value-type="float"/>
          <table:table-cell table:formula="of:=MAX([.$C15];[.$P15];[.$AC15])" office:value-type="float"/>
          <table:table-cell table:formula="of:=MAX([.$D15];[.$Q15];[.$AD15])" office:value-type="float"/>
          <table:table-cell table:formula="of:=MAX([.$E15];[.$R15];[.$AE15])" office:value-type="float"/>
          <table:table-cell table:formula="of:=MAX([.$F15];[.$S15];[.$AF15])" office:value-type="float"/>
          <table:table-cell table:formula="of:=MAX([.$G15];[.$T15];[.$AG15])" office:value-type="float"/>
          <table:table-cell table:formula="of:=MAX([.$H15];[.$U15];[.$AH15])" office:value-type="float"/>
          <table:table-cell table:formula="of:=MAX([.$I15];[.$V15];[.$AI15])" office:value-type="float"/>
          <table:table-cell table:formula="of:=MAX([.$J15];[.$W15])" office:value-type="float"/>
          <table:table-cell table:formula="of:=MAX([.$K15];[.$X15];[.$AJ15])" office:value-type="float"/>
          <table:table-cell table:formula="of:=MAX([.$L15];[.$Y15];[.$AK15])" office:value-type="float"/>
          <table:table-cell table:formula="of:=MAX([.$M15];[.$Z15];[.$AL15])" office:value-type="float"/>
          <table:table-cell table:formula="of:=MAX([.$N15];[.$AA15];[.$AM15])" office:value-type="float"/>
        </table:table-row>
        <table:table-row table:style-name="ro1">
          <table:table-cell office:value-type="string">
            <text:p>BLOCKS.BLOCKS-10-0.asp/21</text:p>
          </table:table-cell>
          <table:table-cell office:value-type="float" office:value="0.642832"/>
          <table:table-cell office:value-type="float" office:value="0.595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73.0"/>
          <table:table-cell office:value-type="float" office:value="1003.0"/>
          <table:table-cell office:value-type="float" office:value="1003.0"/>
          <table:table-cell office:value-type="float" office:value="46386.0"/>
          <table:table-cell office:value-type="float" office:value="27681.0"/>
          <table:table-cell office:value-type="float" office:value="0.0"/>
          <table:table-cell office:value-type="float" office:value="0.0"/>
          <table:table-cell office:value-type="float" office:value="0.733286"/>
          <table:table-cell office:value-type="float" office:value="0.686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73.0"/>
          <table:table-cell office:value-type="float" office:value="1003.0"/>
          <table:table-cell office:value-type="float" office:value="1003.0"/>
          <table:table-cell office:value-type="float" office:value="46386.0"/>
          <table:table-cell office:value-type="float" office:value="27681.0"/>
          <table:table-cell office:value-type="float" office:value="0.0"/>
          <table:table-cell office:value-type="float" office:value="0.0"/>
          <table:table-cell office:value-type="float" office:value="0.579347"/>
          <table:table-cell office:value-type="float" office:value="0.536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83.0"/>
          <table:table-cell office:value-type="float" office:value="1683.0"/>
          <table:table-cell office:value-type="float" office:value="46386.0"/>
          <table:table-cell office:value-type="float" office:value="27681.0"/>
          <table:table-cell office:value-type="float" office:value="0.0"/>
          <table:table-cell office:value-type="float" office:value="0.0"/>
          <table:table-cell table:formula="of:=MIN([.$B16];[.$O16];[.$AB16])" office:value-type="float"/>
          <table:table-cell table:formula="of:=MIN([.$C16];[.$P16];[.$AC16])" office:value-type="float"/>
          <table:table-cell table:formula="of:=MIN([.$D16];[.$Q16];[.$AD16])" office:value-type="float"/>
          <table:table-cell table:formula="of:=MIN([.$E16];[.$R16];[.$AE16])" office:value-type="float"/>
          <table:table-cell table:formula="of:=MIN([.$F16];[.$S16];[.$AF16])" office:value-type="float"/>
          <table:table-cell table:formula="of:=MIN([.$G16];[.$T16];[.$AG16])" office:value-type="float"/>
          <table:table-cell table:formula="of:=MIN([.$H16];[.$U16];[.$AH16])" office:value-type="float"/>
          <table:table-cell table:formula="of:=MIN([.$I16];[.$V16];[.$AI16])" office:value-type="float"/>
          <table:table-cell table:formula="of:=MIN([.$J16];[.$W16])" office:value-type="float"/>
          <table:table-cell table:formula="of:=MIN([.$K16];[.$X16];[.$AJ16])" office:value-type="float"/>
          <table:table-cell table:formula="of:=MIN([.$L16];[.$Y16];[.$AK16])" office:value-type="float"/>
          <table:table-cell table:formula="of:=MIN([.$M16];[.$Z16];[.$AL16])" office:value-type="float"/>
          <table:table-cell table:formula="of:=MIN([.$N16];[.$AA16];[.$AM16])" office:value-type="float"/>
          <table:table-cell table:formula="of:=MEDIAN([.$B16];[.$O16];[.$AB16])" office:value-type="float"/>
          <table:table-cell table:formula="of:=MEDIAN([.$C16];[.$P16];[.$AC16])" office:value-type="float"/>
          <table:table-cell table:formula="of:=MEDIAN([.$D16];[.$Q16];[.$AD16])" office:value-type="float"/>
          <table:table-cell table:formula="of:=MEDIAN([.$E16];[.$R16];[.$AE16])" office:value-type="float"/>
          <table:table-cell table:formula="of:=MEDIAN([.$F16];[.$S16];[.$AF16])" office:value-type="float"/>
          <table:table-cell table:formula="of:=MEDIAN([.$G16];[.$T16];[.$AG16])" office:value-type="float"/>
          <table:table-cell table:formula="of:=MEDIAN([.$H16];[.$U16];[.$AH16])" office:value-type="float"/>
          <table:table-cell table:formula="of:=MEDIAN([.$I16];[.$V16];[.$AI16])" office:value-type="float"/>
          <table:table-cell table:formula="of:=MEDIAN([.$J16];[.$W16])" office:value-type="float"/>
          <table:table-cell table:formula="of:=MEDIAN([.$K16];[.$X16];[.$AJ16])" office:value-type="float"/>
          <table:table-cell table:formula="of:=MEDIAN([.$L16];[.$Y16];[.$AK16])" office:value-type="float"/>
          <table:table-cell table:formula="of:=MEDIAN([.$M16];[.$Z16];[.$AL16])" office:value-type="float"/>
          <table:table-cell table:formula="of:=MEDIAN([.$N16];[.$AA16];[.$AM16])" office:value-type="float"/>
          <table:table-cell table:formula="of:=MAX([.$B16];[.$O16];[.$AB16])" office:value-type="float"/>
          <table:table-cell table:formula="of:=MAX([.$C16];[.$P16];[.$AC16])" office:value-type="float"/>
          <table:table-cell table:formula="of:=MAX([.$D16];[.$Q16];[.$AD16])" office:value-type="float"/>
          <table:table-cell table:formula="of:=MAX([.$E16];[.$R16];[.$AE16])" office:value-type="float"/>
          <table:table-cell table:formula="of:=MAX([.$F16];[.$S16];[.$AF16])" office:value-type="float"/>
          <table:table-cell table:formula="of:=MAX([.$G16];[.$T16];[.$AG16])" office:value-type="float"/>
          <table:table-cell table:formula="of:=MAX([.$H16];[.$U16];[.$AH16])" office:value-type="float"/>
          <table:table-cell table:formula="of:=MAX([.$I16];[.$V16];[.$AI16])" office:value-type="float"/>
          <table:table-cell table:formula="of:=MAX([.$J16];[.$W16])" office:value-type="float"/>
          <table:table-cell table:formula="of:=MAX([.$K16];[.$X16];[.$AJ16])" office:value-type="float"/>
          <table:table-cell table:formula="of:=MAX([.$L16];[.$Y16];[.$AK16])" office:value-type="float"/>
          <table:table-cell table:formula="of:=MAX([.$M16];[.$Z16];[.$AL16])" office:value-type="float"/>
          <table:table-cell table:formula="of:=MAX([.$N16];[.$AA16];[.$AM16])" office:value-type="float"/>
        </table:table-row>
        <table:table-row table:style-name="ro1">
          <table:table-cell office:value-type="string">
            <text:p>BLOCKS.BLOCKS-10-0.asp/22</text:p>
          </table:table-cell>
          <table:table-cell office:value-type="float" office:value="0.704575"/>
          <table:table-cell office:value-type="float" office:value="0.657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60.0"/>
          <table:table-cell office:value-type="float" office:value="1276.0"/>
          <table:table-cell office:value-type="float" office:value="1276.0"/>
          <table:table-cell office:value-type="float" office:value="48551.0"/>
          <table:table-cell office:value-type="float" office:value="29495.0"/>
          <table:table-cell office:value-type="float" office:value="0.0"/>
          <table:table-cell office:value-type="float" office:value="0.0"/>
          <table:table-cell office:value-type="float" office:value="0.762448"/>
          <table:table-cell office:value-type="float" office:value="0.716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60.0"/>
          <table:table-cell office:value-type="float" office:value="1276.0"/>
          <table:table-cell office:value-type="float" office:value="1276.0"/>
          <table:table-cell office:value-type="float" office:value="48551.0"/>
          <table:table-cell office:value-type="float" office:value="29495.0"/>
          <table:table-cell office:value-type="float" office:value="0.0"/>
          <table:table-cell office:value-type="float" office:value="0.0"/>
          <table:table-cell office:value-type="float" office:value="0.624752"/>
          <table:table-cell office:value-type="float" office:value="0.579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41.0"/>
          <table:table-cell office:value-type="float" office:value="2152.0"/>
          <table:table-cell office:value-type="float" office:value="48551.0"/>
          <table:table-cell office:value-type="float" office:value="29495.0"/>
          <table:table-cell office:value-type="float" office:value="0.0"/>
          <table:table-cell office:value-type="float" office:value="0.0"/>
          <table:table-cell table:formula="of:=MIN([.$B17];[.$O17];[.$AB17])" office:value-type="float"/>
          <table:table-cell table:formula="of:=MIN([.$C17];[.$P17];[.$AC17])" office:value-type="float"/>
          <table:table-cell table:formula="of:=MIN([.$D17];[.$Q17];[.$AD17])" office:value-type="float"/>
          <table:table-cell table:formula="of:=MIN([.$E17];[.$R17];[.$AE17])" office:value-type="float"/>
          <table:table-cell table:formula="of:=MIN([.$F17];[.$S17];[.$AF17])" office:value-type="float"/>
          <table:table-cell table:formula="of:=MIN([.$G17];[.$T17];[.$AG17])" office:value-type="float"/>
          <table:table-cell table:formula="of:=MIN([.$H17];[.$U17];[.$AH17])" office:value-type="float"/>
          <table:table-cell table:formula="of:=MIN([.$I17];[.$V17];[.$AI17])" office:value-type="float"/>
          <table:table-cell table:formula="of:=MIN([.$J17];[.$W17])" office:value-type="float"/>
          <table:table-cell table:formula="of:=MIN([.$K17];[.$X17];[.$AJ17])" office:value-type="float"/>
          <table:table-cell table:formula="of:=MIN([.$L17];[.$Y17];[.$AK17])" office:value-type="float"/>
          <table:table-cell table:formula="of:=MIN([.$M17];[.$Z17];[.$AL17])" office:value-type="float"/>
          <table:table-cell table:formula="of:=MIN([.$N17];[.$AA17];[.$AM17])" office:value-type="float"/>
          <table:table-cell table:formula="of:=MEDIAN([.$B17];[.$O17];[.$AB17])" office:value-type="float"/>
          <table:table-cell table:formula="of:=MEDIAN([.$C17];[.$P17];[.$AC17])" office:value-type="float"/>
          <table:table-cell table:formula="of:=MEDIAN([.$D17];[.$Q17];[.$AD17])" office:value-type="float"/>
          <table:table-cell table:formula="of:=MEDIAN([.$E17];[.$R17];[.$AE17])" office:value-type="float"/>
          <table:table-cell table:formula="of:=MEDIAN([.$F17];[.$S17];[.$AF17])" office:value-type="float"/>
          <table:table-cell table:formula="of:=MEDIAN([.$G17];[.$T17];[.$AG17])" office:value-type="float"/>
          <table:table-cell table:formula="of:=MEDIAN([.$H17];[.$U17];[.$AH17])" office:value-type="float"/>
          <table:table-cell table:formula="of:=MEDIAN([.$I17];[.$V17];[.$AI17])" office:value-type="float"/>
          <table:table-cell table:formula="of:=MEDIAN([.$J17];[.$W17])" office:value-type="float"/>
          <table:table-cell table:formula="of:=MEDIAN([.$K17];[.$X17];[.$AJ17])" office:value-type="float"/>
          <table:table-cell table:formula="of:=MEDIAN([.$L17];[.$Y17];[.$AK17])" office:value-type="float"/>
          <table:table-cell table:formula="of:=MEDIAN([.$M17];[.$Z17];[.$AL17])" office:value-type="float"/>
          <table:table-cell table:formula="of:=MEDIAN([.$N17];[.$AA17];[.$AM17])" office:value-type="float"/>
          <table:table-cell table:formula="of:=MAX([.$B17];[.$O17];[.$AB17])" office:value-type="float"/>
          <table:table-cell table:formula="of:=MAX([.$C17];[.$P17];[.$AC17])" office:value-type="float"/>
          <table:table-cell table:formula="of:=MAX([.$D17];[.$Q17];[.$AD17])" office:value-type="float"/>
          <table:table-cell table:formula="of:=MAX([.$E17];[.$R17];[.$AE17])" office:value-type="float"/>
          <table:table-cell table:formula="of:=MAX([.$F17];[.$S17];[.$AF17])" office:value-type="float"/>
          <table:table-cell table:formula="of:=MAX([.$G17];[.$T17];[.$AG17])" office:value-type="float"/>
          <table:table-cell table:formula="of:=MAX([.$H17];[.$U17];[.$AH17])" office:value-type="float"/>
          <table:table-cell table:formula="of:=MAX([.$I17];[.$V17];[.$AI17])" office:value-type="float"/>
          <table:table-cell table:formula="of:=MAX([.$J17];[.$W17])" office:value-type="float"/>
          <table:table-cell table:formula="of:=MAX([.$K17];[.$X17];[.$AJ17])" office:value-type="float"/>
          <table:table-cell table:formula="of:=MAX([.$L17];[.$Y17];[.$AK17])" office:value-type="float"/>
          <table:table-cell table:formula="of:=MAX([.$M17];[.$Z17];[.$AL17])" office:value-type="float"/>
          <table:table-cell table:formula="of:=MAX([.$N17];[.$AA17];[.$AM17])" office:value-type="float"/>
        </table:table-row>
        <table:table-row table:style-name="ro1">
          <table:table-cell office:value-type="string">
            <text:p>BLOCKS.BLOCKS-10-0.asp/23</text:p>
          </table:table-cell>
          <table:table-cell office:value-type="float" office:value="1.12511"/>
          <table:table-cell office:value-type="float" office:value="1.07"/>
          <table:table-cell office:value-type="float" office:value="0.4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161.0"/>
          <table:table-cell office:value-type="float" office:value="5058.0"/>
          <table:table-cell office:value-type="float" office:value="5058.0"/>
          <table:table-cell office:value-type="float" office:value="50716.0"/>
          <table:table-cell office:value-type="float" office:value="31309.0"/>
          <table:table-cell office:value-type="float" office:value="0.0"/>
          <table:table-cell office:value-type="float" office:value="0.0"/>
          <table:table-cell office:value-type="float" office:value="1.12423"/>
          <table:table-cell office:value-type="float" office:value="1.078"/>
          <table:table-cell office:value-type="float" office:value="0.4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161.0"/>
          <table:table-cell office:value-type="float" office:value="5058.0"/>
          <table:table-cell office:value-type="float" office:value="5058.0"/>
          <table:table-cell office:value-type="float" office:value="50716.0"/>
          <table:table-cell office:value-type="float" office:value="31309.0"/>
          <table:table-cell office:value-type="float" office:value="0.0"/>
          <table:table-cell office:value-type="float" office:value="0.0"/>
          <table:table-cell office:value-type="float" office:value="0.776128"/>
          <table:table-cell office:value-type="float" office:value="0.676"/>
          <table:table-cell office:value-type="float" office:value="0.16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023.0"/>
          <table:table-cell office:value-type="float" office:value="2580.0"/>
          <table:table-cell office:value-type="float" office:value="50716.0"/>
          <table:table-cell office:value-type="float" office:value="31309.0"/>
          <table:table-cell office:value-type="float" office:value="0.0"/>
          <table:table-cell office:value-type="float" office:value="0.0"/>
          <table:table-cell table:formula="of:=MIN([.$B18];[.$O18];[.$AB18])" office:value-type="float"/>
          <table:table-cell table:formula="of:=MIN([.$C18];[.$P18];[.$AC18])" office:value-type="float"/>
          <table:table-cell table:formula="of:=MIN([.$D18];[.$Q18];[.$AD18])" office:value-type="float"/>
          <table:table-cell table:formula="of:=MIN([.$E18];[.$R18];[.$AE18])" office:value-type="float"/>
          <table:table-cell table:formula="of:=MIN([.$F18];[.$S18];[.$AF18])" office:value-type="float"/>
          <table:table-cell table:formula="of:=MIN([.$G18];[.$T18];[.$AG18])" office:value-type="float"/>
          <table:table-cell table:formula="of:=MIN([.$H18];[.$U18];[.$AH18])" office:value-type="float"/>
          <table:table-cell table:formula="of:=MIN([.$I18];[.$V18];[.$AI18])" office:value-type="float"/>
          <table:table-cell table:formula="of:=MIN([.$J18];[.$W18])" office:value-type="float"/>
          <table:table-cell table:formula="of:=MIN([.$K18];[.$X18];[.$AJ18])" office:value-type="float"/>
          <table:table-cell table:formula="of:=MIN([.$L18];[.$Y18];[.$AK18])" office:value-type="float"/>
          <table:table-cell table:formula="of:=MIN([.$M18];[.$Z18];[.$AL18])" office:value-type="float"/>
          <table:table-cell table:formula="of:=MIN([.$N18];[.$AA18];[.$AM18])" office:value-type="float"/>
          <table:table-cell table:formula="of:=MEDIAN([.$B18];[.$O18];[.$AB18])" office:value-type="float"/>
          <table:table-cell table:formula="of:=MEDIAN([.$C18];[.$P18];[.$AC18])" office:value-type="float"/>
          <table:table-cell table:formula="of:=MEDIAN([.$D18];[.$Q18];[.$AD18])" office:value-type="float"/>
          <table:table-cell table:formula="of:=MEDIAN([.$E18];[.$R18];[.$AE18])" office:value-type="float"/>
          <table:table-cell table:formula="of:=MEDIAN([.$F18];[.$S18];[.$AF18])" office:value-type="float"/>
          <table:table-cell table:formula="of:=MEDIAN([.$G18];[.$T18];[.$AG18])" office:value-type="float"/>
          <table:table-cell table:formula="of:=MEDIAN([.$H18];[.$U18];[.$AH18])" office:value-type="float"/>
          <table:table-cell table:formula="of:=MEDIAN([.$I18];[.$V18];[.$AI18])" office:value-type="float"/>
          <table:table-cell table:formula="of:=MEDIAN([.$J18];[.$W18])" office:value-type="float"/>
          <table:table-cell table:formula="of:=MEDIAN([.$K18];[.$X18];[.$AJ18])" office:value-type="float"/>
          <table:table-cell table:formula="of:=MEDIAN([.$L18];[.$Y18];[.$AK18])" office:value-type="float"/>
          <table:table-cell table:formula="of:=MEDIAN([.$M18];[.$Z18];[.$AL18])" office:value-type="float"/>
          <table:table-cell table:formula="of:=MEDIAN([.$N18];[.$AA18];[.$AM18])" office:value-type="float"/>
          <table:table-cell table:formula="of:=MAX([.$B18];[.$O18];[.$AB18])" office:value-type="float"/>
          <table:table-cell table:formula="of:=MAX([.$C18];[.$P18];[.$AC18])" office:value-type="float"/>
          <table:table-cell table:formula="of:=MAX([.$D18];[.$Q18];[.$AD18])" office:value-type="float"/>
          <table:table-cell table:formula="of:=MAX([.$E18];[.$R18];[.$AE18])" office:value-type="float"/>
          <table:table-cell table:formula="of:=MAX([.$F18];[.$S18];[.$AF18])" office:value-type="float"/>
          <table:table-cell table:formula="of:=MAX([.$G18];[.$T18];[.$AG18])" office:value-type="float"/>
          <table:table-cell table:formula="of:=MAX([.$H18];[.$U18];[.$AH18])" office:value-type="float"/>
          <table:table-cell table:formula="of:=MAX([.$I18];[.$V18];[.$AI18])" office:value-type="float"/>
          <table:table-cell table:formula="of:=MAX([.$J18];[.$W18])" office:value-type="float"/>
          <table:table-cell table:formula="of:=MAX([.$K18];[.$X18];[.$AJ18])" office:value-type="float"/>
          <table:table-cell table:formula="of:=MAX([.$L18];[.$Y18];[.$AK18])" office:value-type="float"/>
          <table:table-cell table:formula="of:=MAX([.$M18];[.$Z18];[.$AL18])" office:value-type="float"/>
          <table:table-cell table:formula="of:=MAX([.$N18];[.$AA18];[.$AM18])" office:value-type="float"/>
        </table:table-row>
        <table:table-row table:style-name="ro1">
          <table:table-cell office:value-type="string">
            <text:p>BLOCKS.BLOCKS-10-0.asp/24</text:p>
          </table:table-cell>
          <table:table-cell office:value-type="float" office:value="1.94456"/>
          <table:table-cell office:value-type="float" office:value="1.88"/>
          <table:table-cell office:value-type="float" office:value="1.24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5558.0"/>
          <table:table-cell office:value-type="float" office:value="11306.0"/>
          <table:table-cell office:value-type="float" office:value="11306.0"/>
          <table:table-cell office:value-type="float" office:value="52881.0"/>
          <table:table-cell office:value-type="float" office:value="33123.0"/>
          <table:table-cell office:value-type="float" office:value="0.0"/>
          <table:table-cell office:value-type="float" office:value="0.0"/>
          <table:table-cell office:value-type="float" office:value="1.95478"/>
          <table:table-cell office:value-type="float" office:value="1.869"/>
          <table:table-cell office:value-type="float" office:value="1.22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5558.0"/>
          <table:table-cell office:value-type="float" office:value="11306.0"/>
          <table:table-cell office:value-type="float" office:value="11306.0"/>
          <table:table-cell office:value-type="float" office:value="52881.0"/>
          <table:table-cell office:value-type="float" office:value="33123.0"/>
          <table:table-cell office:value-type="float" office:value="0.0"/>
          <table:table-cell office:value-type="float" office:value="0.0"/>
          <table:table-cell office:value-type="float" office:value="1.05188"/>
          <table:table-cell office:value-type="float" office:value="1.001"/>
          <table:table-cell office:value-type="float" office:value="0.38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433.0"/>
          <table:table-cell office:value-type="float" office:value="4735.0"/>
          <table:table-cell office:value-type="float" office:value="52881.0"/>
          <table:table-cell office:value-type="float" office:value="33123.0"/>
          <table:table-cell office:value-type="float" office:value="0.0"/>
          <table:table-cell office:value-type="float" office:value="0.0"/>
          <table:table-cell table:formula="of:=MIN([.$B19];[.$O19];[.$AB19])" office:value-type="float"/>
          <table:table-cell table:formula="of:=MIN([.$C19];[.$P19];[.$AC19])" office:value-type="float"/>
          <table:table-cell table:formula="of:=MIN([.$D19];[.$Q19];[.$AD19])" office:value-type="float"/>
          <table:table-cell table:formula="of:=MIN([.$E19];[.$R19];[.$AE19])" office:value-type="float"/>
          <table:table-cell table:formula="of:=MIN([.$F19];[.$S19];[.$AF19])" office:value-type="float"/>
          <table:table-cell table:formula="of:=MIN([.$G19];[.$T19];[.$AG19])" office:value-type="float"/>
          <table:table-cell table:formula="of:=MIN([.$H19];[.$U19];[.$AH19])" office:value-type="float"/>
          <table:table-cell table:formula="of:=MIN([.$I19];[.$V19];[.$AI19])" office:value-type="float"/>
          <table:table-cell table:formula="of:=MIN([.$J19];[.$W19])" office:value-type="float"/>
          <table:table-cell table:formula="of:=MIN([.$K19];[.$X19];[.$AJ19])" office:value-type="float"/>
          <table:table-cell table:formula="of:=MIN([.$L19];[.$Y19];[.$AK19])" office:value-type="float"/>
          <table:table-cell table:formula="of:=MIN([.$M19];[.$Z19];[.$AL19])" office:value-type="float"/>
          <table:table-cell table:formula="of:=MIN([.$N19];[.$AA19];[.$AM19])" office:value-type="float"/>
          <table:table-cell table:formula="of:=MEDIAN([.$B19];[.$O19];[.$AB19])" office:value-type="float"/>
          <table:table-cell table:formula="of:=MEDIAN([.$C19];[.$P19];[.$AC19])" office:value-type="float"/>
          <table:table-cell table:formula="of:=MEDIAN([.$D19];[.$Q19];[.$AD19])" office:value-type="float"/>
          <table:table-cell table:formula="of:=MEDIAN([.$E19];[.$R19];[.$AE19])" office:value-type="float"/>
          <table:table-cell table:formula="of:=MEDIAN([.$F19];[.$S19];[.$AF19])" office:value-type="float"/>
          <table:table-cell table:formula="of:=MEDIAN([.$G19];[.$T19];[.$AG19])" office:value-type="float"/>
          <table:table-cell table:formula="of:=MEDIAN([.$H19];[.$U19];[.$AH19])" office:value-type="float"/>
          <table:table-cell table:formula="of:=MEDIAN([.$I19];[.$V19];[.$AI19])" office:value-type="float"/>
          <table:table-cell table:formula="of:=MEDIAN([.$J19];[.$W19])" office:value-type="float"/>
          <table:table-cell table:formula="of:=MEDIAN([.$K19];[.$X19];[.$AJ19])" office:value-type="float"/>
          <table:table-cell table:formula="of:=MEDIAN([.$L19];[.$Y19];[.$AK19])" office:value-type="float"/>
          <table:table-cell table:formula="of:=MEDIAN([.$M19];[.$Z19];[.$AL19])" office:value-type="float"/>
          <table:table-cell table:formula="of:=MEDIAN([.$N19];[.$AA19];[.$AM19])" office:value-type="float"/>
          <table:table-cell table:formula="of:=MAX([.$B19];[.$O19];[.$AB19])" office:value-type="float"/>
          <table:table-cell table:formula="of:=MAX([.$C19];[.$P19];[.$AC19])" office:value-type="float"/>
          <table:table-cell table:formula="of:=MAX([.$D19];[.$Q19];[.$AD19])" office:value-type="float"/>
          <table:table-cell table:formula="of:=MAX([.$E19];[.$R19];[.$AE19])" office:value-type="float"/>
          <table:table-cell table:formula="of:=MAX([.$F19];[.$S19];[.$AF19])" office:value-type="float"/>
          <table:table-cell table:formula="of:=MAX([.$G19];[.$T19];[.$AG19])" office:value-type="float"/>
          <table:table-cell table:formula="of:=MAX([.$H19];[.$U19];[.$AH19])" office:value-type="float"/>
          <table:table-cell table:formula="of:=MAX([.$I19];[.$V19];[.$AI19])" office:value-type="float"/>
          <table:table-cell table:formula="of:=MAX([.$J19];[.$W19])" office:value-type="float"/>
          <table:table-cell table:formula="of:=MAX([.$K19];[.$X19];[.$AJ19])" office:value-type="float"/>
          <table:table-cell table:formula="of:=MAX([.$L19];[.$Y19];[.$AK19])" office:value-type="float"/>
          <table:table-cell table:formula="of:=MAX([.$M19];[.$Z19];[.$AL19])" office:value-type="float"/>
          <table:table-cell table:formula="of:=MAX([.$N19];[.$AA19];[.$AM19])" office:value-type="float"/>
        </table:table-row>
        <table:table-row table:style-name="ro1">
          <table:table-cell office:value-type="string">
            <text:p>BLOCKS.BLOCKS-10-0.asp/25</text:p>
          </table:table-cell>
          <table:table-cell office:value-type="float" office:value="3.02299"/>
          <table:table-cell office:value-type="float" office:value="2.966"/>
          <table:table-cell office:value-type="float" office:value="2.23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8466.0"/>
          <table:table-cell office:value-type="float" office:value="16437.0"/>
          <table:table-cell office:value-type="float" office:value="16437.0"/>
          <table:table-cell office:value-type="float" office:value="55046.0"/>
          <table:table-cell office:value-type="float" office:value="34937.0"/>
          <table:table-cell office:value-type="float" office:value="0.0"/>
          <table:table-cell office:value-type="float" office:value="0.0"/>
          <table:table-cell office:value-type="float" office:value="3.05255"/>
          <table:table-cell office:value-type="float" office:value="2.999"/>
          <table:table-cell office:value-type="float" office:value="2.22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8466.0"/>
          <table:table-cell office:value-type="float" office:value="16437.0"/>
          <table:table-cell office:value-type="float" office:value="16437.0"/>
          <table:table-cell office:value-type="float" office:value="55046.0"/>
          <table:table-cell office:value-type="float" office:value="34937.0"/>
          <table:table-cell office:value-type="float" office:value="0.0"/>
          <table:table-cell office:value-type="float" office:value="0.0"/>
          <table:table-cell office:value-type="float" office:value="1.1971"/>
          <table:table-cell office:value-type="float" office:value="1.138"/>
          <table:table-cell office:value-type="float" office:value="0.52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3025.0"/>
          <table:table-cell office:value-type="float" office:value="6143.0"/>
          <table:table-cell office:value-type="float" office:value="55046.0"/>
          <table:table-cell office:value-type="float" office:value="34937.0"/>
          <table:table-cell office:value-type="float" office:value="0.0"/>
          <table:table-cell office:value-type="float" office:value="0.0"/>
          <table:table-cell table:formula="of:=MIN([.$B20];[.$O20];[.$AB20])" office:value-type="float"/>
          <table:table-cell table:formula="of:=MIN([.$C20];[.$P20];[.$AC20])" office:value-type="float"/>
          <table:table-cell table:formula="of:=MIN([.$D20];[.$Q20];[.$AD20])" office:value-type="float"/>
          <table:table-cell table:formula="of:=MIN([.$E20];[.$R20];[.$AE20])" office:value-type="float"/>
          <table:table-cell table:formula="of:=MIN([.$F20];[.$S20];[.$AF20])" office:value-type="float"/>
          <table:table-cell table:formula="of:=MIN([.$G20];[.$T20];[.$AG20])" office:value-type="float"/>
          <table:table-cell table:formula="of:=MIN([.$H20];[.$U20];[.$AH20])" office:value-type="float"/>
          <table:table-cell table:formula="of:=MIN([.$I20];[.$V20];[.$AI20])" office:value-type="float"/>
          <table:table-cell table:formula="of:=MIN([.$J20];[.$W20])" office:value-type="float"/>
          <table:table-cell table:formula="of:=MIN([.$K20];[.$X20];[.$AJ20])" office:value-type="float"/>
          <table:table-cell table:formula="of:=MIN([.$L20];[.$Y20];[.$AK20])" office:value-type="float"/>
          <table:table-cell table:formula="of:=MIN([.$M20];[.$Z20];[.$AL20])" office:value-type="float"/>
          <table:table-cell table:formula="of:=MIN([.$N20];[.$AA20];[.$AM20])" office:value-type="float"/>
          <table:table-cell table:formula="of:=MEDIAN([.$B20];[.$O20];[.$AB20])" office:value-type="float"/>
          <table:table-cell table:formula="of:=MEDIAN([.$C20];[.$P20];[.$AC20])" office:value-type="float"/>
          <table:table-cell table:formula="of:=MEDIAN([.$D20];[.$Q20];[.$AD20])" office:value-type="float"/>
          <table:table-cell table:formula="of:=MEDIAN([.$E20];[.$R20];[.$AE20])" office:value-type="float"/>
          <table:table-cell table:formula="of:=MEDIAN([.$F20];[.$S20];[.$AF20])" office:value-type="float"/>
          <table:table-cell table:formula="of:=MEDIAN([.$G20];[.$T20];[.$AG20])" office:value-type="float"/>
          <table:table-cell table:formula="of:=MEDIAN([.$H20];[.$U20];[.$AH20])" office:value-type="float"/>
          <table:table-cell table:formula="of:=MEDIAN([.$I20];[.$V20];[.$AI20])" office:value-type="float"/>
          <table:table-cell table:formula="of:=MEDIAN([.$J20];[.$W20])" office:value-type="float"/>
          <table:table-cell table:formula="of:=MEDIAN([.$K20];[.$X20];[.$AJ20])" office:value-type="float"/>
          <table:table-cell table:formula="of:=MEDIAN([.$L20];[.$Y20];[.$AK20])" office:value-type="float"/>
          <table:table-cell table:formula="of:=MEDIAN([.$M20];[.$Z20];[.$AL20])" office:value-type="float"/>
          <table:table-cell table:formula="of:=MEDIAN([.$N20];[.$AA20];[.$AM20])" office:value-type="float"/>
          <table:table-cell table:formula="of:=MAX([.$B20];[.$O20];[.$AB20])" office:value-type="float"/>
          <table:table-cell table:formula="of:=MAX([.$C20];[.$P20];[.$AC20])" office:value-type="float"/>
          <table:table-cell table:formula="of:=MAX([.$D20];[.$Q20];[.$AD20])" office:value-type="float"/>
          <table:table-cell table:formula="of:=MAX([.$E20];[.$R20];[.$AE20])" office:value-type="float"/>
          <table:table-cell table:formula="of:=MAX([.$F20];[.$S20];[.$AF20])" office:value-type="float"/>
          <table:table-cell table:formula="of:=MAX([.$G20];[.$T20];[.$AG20])" office:value-type="float"/>
          <table:table-cell table:formula="of:=MAX([.$H20];[.$U20];[.$AH20])" office:value-type="float"/>
          <table:table-cell table:formula="of:=MAX([.$I20];[.$V20];[.$AI20])" office:value-type="float"/>
          <table:table-cell table:formula="of:=MAX([.$J20];[.$W20])" office:value-type="float"/>
          <table:table-cell table:formula="of:=MAX([.$K20];[.$X20];[.$AJ20])" office:value-type="float"/>
          <table:table-cell table:formula="of:=MAX([.$L20];[.$Y20];[.$AK20])" office:value-type="float"/>
          <table:table-cell table:formula="of:=MAX([.$M20];[.$Z20];[.$AL20])" office:value-type="float"/>
          <table:table-cell table:formula="of:=MAX([.$N20];[.$AA20];[.$AM20])" office:value-type="float"/>
        </table:table-row>
        <table:table-row table:style-name="ro1">
          <table:table-cell office:value-type="string">
            <text:p>BLOCKS.BLOCKS-10-0.asp/26</text:p>
          </table:table-cell>
          <table:table-cell office:value-type="float" office:value="12.2315"/>
          <table:table-cell office:value-type="float" office:value="12.174"/>
          <table:table-cell office:value-type="float" office:value="11.44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32231.0"/>
          <table:table-cell office:value-type="float" office:value="54893.0"/>
          <table:table-cell office:value-type="float" office:value="54893.0"/>
          <table:table-cell office:value-type="float" office:value="57211.0"/>
          <table:table-cell office:value-type="float" office:value="36751.0"/>
          <table:table-cell office:value-type="float" office:value="0.0"/>
          <table:table-cell office:value-type="float" office:value="0.0"/>
          <table:table-cell office:value-type="float" office:value="12.1943"/>
          <table:table-cell office:value-type="float" office:value="12.138"/>
          <table:table-cell office:value-type="float" office:value="11.36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32231.0"/>
          <table:table-cell office:value-type="float" office:value="54893.0"/>
          <table:table-cell office:value-type="float" office:value="54893.0"/>
          <table:table-cell office:value-type="float" office:value="57211.0"/>
          <table:table-cell office:value-type="float" office:value="36751.0"/>
          <table:table-cell office:value-type="float" office:value="0.0"/>
          <table:table-cell office:value-type="float" office:value="0.0"/>
          <table:table-cell office:value-type="float" office:value="2.68952"/>
          <table:table-cell office:value-type="float" office:value="2.64"/>
          <table:table-cell office:value-type="float" office:value="1.99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9827.0"/>
          <table:table-cell office:value-type="float" office:value="14423.0"/>
          <table:table-cell office:value-type="float" office:value="57211.0"/>
          <table:table-cell office:value-type="float" office:value="36751.0"/>
          <table:table-cell office:value-type="float" office:value="0.0"/>
          <table:table-cell office:value-type="float" office:value="0.0"/>
          <table:table-cell table:formula="of:=MIN([.$B21];[.$O21];[.$AB21])" office:value-type="float"/>
          <table:table-cell table:formula="of:=MIN([.$C21];[.$P21];[.$AC21])" office:value-type="float"/>
          <table:table-cell table:formula="of:=MIN([.$D21];[.$Q21];[.$AD21])" office:value-type="float"/>
          <table:table-cell table:formula="of:=MIN([.$E21];[.$R21];[.$AE21])" office:value-type="float"/>
          <table:table-cell table:formula="of:=MIN([.$F21];[.$S21];[.$AF21])" office:value-type="float"/>
          <table:table-cell table:formula="of:=MIN([.$G21];[.$T21];[.$AG21])" office:value-type="float"/>
          <table:table-cell table:formula="of:=MIN([.$H21];[.$U21];[.$AH21])" office:value-type="float"/>
          <table:table-cell table:formula="of:=MIN([.$I21];[.$V21];[.$AI21])" office:value-type="float"/>
          <table:table-cell table:formula="of:=MIN([.$J21];[.$W21])" office:value-type="float"/>
          <table:table-cell table:formula="of:=MIN([.$K21];[.$X21];[.$AJ21])" office:value-type="float"/>
          <table:table-cell table:formula="of:=MIN([.$L21];[.$Y21];[.$AK21])" office:value-type="float"/>
          <table:table-cell table:formula="of:=MIN([.$M21];[.$Z21];[.$AL21])" office:value-type="float"/>
          <table:table-cell table:formula="of:=MIN([.$N21];[.$AA21];[.$AM21])" office:value-type="float"/>
          <table:table-cell table:formula="of:=MEDIAN([.$B21];[.$O21];[.$AB21])" office:value-type="float"/>
          <table:table-cell table:formula="of:=MEDIAN([.$C21];[.$P21];[.$AC21])" office:value-type="float"/>
          <table:table-cell table:formula="of:=MEDIAN([.$D21];[.$Q21];[.$AD21])" office:value-type="float"/>
          <table:table-cell table:formula="of:=MEDIAN([.$E21];[.$R21];[.$AE21])" office:value-type="float"/>
          <table:table-cell table:formula="of:=MEDIAN([.$F21];[.$S21];[.$AF21])" office:value-type="float"/>
          <table:table-cell table:formula="of:=MEDIAN([.$G21];[.$T21];[.$AG21])" office:value-type="float"/>
          <table:table-cell table:formula="of:=MEDIAN([.$H21];[.$U21];[.$AH21])" office:value-type="float"/>
          <table:table-cell table:formula="of:=MEDIAN([.$I21];[.$V21];[.$AI21])" office:value-type="float"/>
          <table:table-cell table:formula="of:=MEDIAN([.$J21];[.$W21])" office:value-type="float"/>
          <table:table-cell table:formula="of:=MEDIAN([.$K21];[.$X21];[.$AJ21])" office:value-type="float"/>
          <table:table-cell table:formula="of:=MEDIAN([.$L21];[.$Y21];[.$AK21])" office:value-type="float"/>
          <table:table-cell table:formula="of:=MEDIAN([.$M21];[.$Z21];[.$AL21])" office:value-type="float"/>
          <table:table-cell table:formula="of:=MEDIAN([.$N21];[.$AA21];[.$AM21])" office:value-type="float"/>
          <table:table-cell table:formula="of:=MAX([.$B21];[.$O21];[.$AB21])" office:value-type="float"/>
          <table:table-cell table:formula="of:=MAX([.$C21];[.$P21];[.$AC21])" office:value-type="float"/>
          <table:table-cell table:formula="of:=MAX([.$D21];[.$Q21];[.$AD21])" office:value-type="float"/>
          <table:table-cell table:formula="of:=MAX([.$E21];[.$R21];[.$AE21])" office:value-type="float"/>
          <table:table-cell table:formula="of:=MAX([.$F21];[.$S21];[.$AF21])" office:value-type="float"/>
          <table:table-cell table:formula="of:=MAX([.$G21];[.$T21];[.$AG21])" office:value-type="float"/>
          <table:table-cell table:formula="of:=MAX([.$H21];[.$U21];[.$AH21])" office:value-type="float"/>
          <table:table-cell table:formula="of:=MAX([.$I21];[.$V21];[.$AI21])" office:value-type="float"/>
          <table:table-cell table:formula="of:=MAX([.$J21];[.$W21])" office:value-type="float"/>
          <table:table-cell table:formula="of:=MAX([.$K21];[.$X21];[.$AJ21])" office:value-type="float"/>
          <table:table-cell table:formula="of:=MAX([.$L21];[.$Y21];[.$AK21])" office:value-type="float"/>
          <table:table-cell table:formula="of:=MAX([.$M21];[.$Z21];[.$AL21])" office:value-type="float"/>
          <table:table-cell table:formula="of:=MAX([.$N21];[.$AA21];[.$AM21])" office:value-type="float"/>
        </table:table-row>
        <table:table-row table:style-name="ro1">
          <table:table-cell office:value-type="string">
            <text:p>BLOCKS.BLOCKS-10-0.asp/27</text:p>
          </table:table-cell>
          <table:table-cell office:value-type="float" office:value="22.7027"/>
          <table:table-cell office:value-type="float" office:value="22.64"/>
          <table:table-cell office:value-type="float" office:value="21.88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52435.0"/>
          <table:table-cell office:value-type="float" office:value="86045.0"/>
          <table:table-cell office:value-type="float" office:value="86045.0"/>
          <table:table-cell office:value-type="float" office:value="59376.0"/>
          <table:table-cell office:value-type="float" office:value="38565.0"/>
          <table:table-cell office:value-type="float" office:value="0.0"/>
          <table:table-cell office:value-type="float" office:value="0.0"/>
          <table:table-cell office:value-type="float" office:value="22.6137"/>
          <table:table-cell office:value-type="float" office:value="22.553"/>
          <table:table-cell office:value-type="float" office:value="21.73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52435.0"/>
          <table:table-cell office:value-type="float" office:value="86045.0"/>
          <table:table-cell office:value-type="float" office:value="86045.0"/>
          <table:table-cell office:value-type="float" office:value="59376.0"/>
          <table:table-cell office:value-type="float" office:value="38565.0"/>
          <table:table-cell office:value-type="float" office:value="0.0"/>
          <table:table-cell office:value-type="float" office:value="0.0"/>
          <table:table-cell office:value-type="float" office:value="3.17816"/>
          <table:table-cell office:value-type="float" office:value="3.129"/>
          <table:table-cell office:value-type="float" office:value="2.49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2209.0"/>
          <table:table-cell office:value-type="float" office:value="17581.0"/>
          <table:table-cell office:value-type="float" office:value="59376.0"/>
          <table:table-cell office:value-type="float" office:value="38565.0"/>
          <table:table-cell office:value-type="float" office:value="0.0"/>
          <table:table-cell office:value-type="float" office:value="0.0"/>
          <table:table-cell table:formula="of:=MIN([.$B22];[.$O22];[.$AB22])" office:value-type="float"/>
          <table:table-cell table:formula="of:=MIN([.$C22];[.$P22];[.$AC22])" office:value-type="float"/>
          <table:table-cell table:formula="of:=MIN([.$D22];[.$Q22];[.$AD22])" office:value-type="float"/>
          <table:table-cell table:formula="of:=MIN([.$E22];[.$R22];[.$AE22])" office:value-type="float"/>
          <table:table-cell table:formula="of:=MIN([.$F22];[.$S22];[.$AF22])" office:value-type="float"/>
          <table:table-cell table:formula="of:=MIN([.$G22];[.$T22];[.$AG22])" office:value-type="float"/>
          <table:table-cell table:formula="of:=MIN([.$H22];[.$U22];[.$AH22])" office:value-type="float"/>
          <table:table-cell table:formula="of:=MIN([.$I22];[.$V22];[.$AI22])" office:value-type="float"/>
          <table:table-cell table:formula="of:=MIN([.$J22];[.$W22])" office:value-type="float"/>
          <table:table-cell table:formula="of:=MIN([.$K22];[.$X22];[.$AJ22])" office:value-type="float"/>
          <table:table-cell table:formula="of:=MIN([.$L22];[.$Y22];[.$AK22])" office:value-type="float"/>
          <table:table-cell table:formula="of:=MIN([.$M22];[.$Z22];[.$AL22])" office:value-type="float"/>
          <table:table-cell table:formula="of:=MIN([.$N22];[.$AA22];[.$AM22])" office:value-type="float"/>
          <table:table-cell table:formula="of:=MEDIAN([.$B22];[.$O22];[.$AB22])" office:value-type="float"/>
          <table:table-cell table:formula="of:=MEDIAN([.$C22];[.$P22];[.$AC22])" office:value-type="float"/>
          <table:table-cell table:formula="of:=MEDIAN([.$D22];[.$Q22];[.$AD22])" office:value-type="float"/>
          <table:table-cell table:formula="of:=MEDIAN([.$E22];[.$R22];[.$AE22])" office:value-type="float"/>
          <table:table-cell table:formula="of:=MEDIAN([.$F22];[.$S22];[.$AF22])" office:value-type="float"/>
          <table:table-cell table:formula="of:=MEDIAN([.$G22];[.$T22];[.$AG22])" office:value-type="float"/>
          <table:table-cell table:formula="of:=MEDIAN([.$H22];[.$U22];[.$AH22])" office:value-type="float"/>
          <table:table-cell table:formula="of:=MEDIAN([.$I22];[.$V22];[.$AI22])" office:value-type="float"/>
          <table:table-cell table:formula="of:=MEDIAN([.$J22];[.$W22])" office:value-type="float"/>
          <table:table-cell table:formula="of:=MEDIAN([.$K22];[.$X22];[.$AJ22])" office:value-type="float"/>
          <table:table-cell table:formula="of:=MEDIAN([.$L22];[.$Y22];[.$AK22])" office:value-type="float"/>
          <table:table-cell table:formula="of:=MEDIAN([.$M22];[.$Z22];[.$AL22])" office:value-type="float"/>
          <table:table-cell table:formula="of:=MEDIAN([.$N22];[.$AA22];[.$AM22])" office:value-type="float"/>
          <table:table-cell table:formula="of:=MAX([.$B22];[.$O22];[.$AB22])" office:value-type="float"/>
          <table:table-cell table:formula="of:=MAX([.$C22];[.$P22];[.$AC22])" office:value-type="float"/>
          <table:table-cell table:formula="of:=MAX([.$D22];[.$Q22];[.$AD22])" office:value-type="float"/>
          <table:table-cell table:formula="of:=MAX([.$E22];[.$R22];[.$AE22])" office:value-type="float"/>
          <table:table-cell table:formula="of:=MAX([.$F22];[.$S22];[.$AF22])" office:value-type="float"/>
          <table:table-cell table:formula="of:=MAX([.$G22];[.$T22];[.$AG22])" office:value-type="float"/>
          <table:table-cell table:formula="of:=MAX([.$H22];[.$U22];[.$AH22])" office:value-type="float"/>
          <table:table-cell table:formula="of:=MAX([.$I22];[.$V22];[.$AI22])" office:value-type="float"/>
          <table:table-cell table:formula="of:=MAX([.$J22];[.$W22])" office:value-type="float"/>
          <table:table-cell table:formula="of:=MAX([.$K22];[.$X22];[.$AJ22])" office:value-type="float"/>
          <table:table-cell table:formula="of:=MAX([.$L22];[.$Y22];[.$AK22])" office:value-type="float"/>
          <table:table-cell table:formula="of:=MAX([.$M22];[.$Z22];[.$AL22])" office:value-type="float"/>
          <table:table-cell table:formula="of:=MAX([.$N22];[.$AA22];[.$AM22])" office:value-type="float"/>
        </table:table-row>
        <table:table-row table:style-name="ro1">
          <table:table-cell office:value-type="string">
            <text:p>BLOCKS.BLOCKS-10-0.asp/28</text:p>
          </table:table-cell>
          <table:table-cell office:value-type="float" office:value="120.634"/>
          <table:table-cell office:value-type="float" office:value="120.326"/>
          <table:table-cell office:value-type="float" office:value="119.5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238623.0"/>
          <table:table-cell office:value-type="float" office:value="372571.0"/>
          <table:table-cell office:value-type="float" office:value="372571.0"/>
          <table:table-cell office:value-type="float" office:value="61541.0"/>
          <table:table-cell office:value-type="float" office:value="40379.0"/>
          <table:table-cell office:value-type="float" office:value="0.0"/>
          <table:table-cell office:value-type="float" office:value="0.0"/>
          <table:table-cell office:value-type="float" office:value="120.491"/>
          <table:table-cell office:value-type="float" office:value="120.418"/>
          <table:table-cell office:value-type="float" office:value="119.58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238623.0"/>
          <table:table-cell office:value-type="float" office:value="372571.0"/>
          <table:table-cell office:value-type="float" office:value="372571.0"/>
          <table:table-cell office:value-type="float" office:value="61541.0"/>
          <table:table-cell office:value-type="float" office:value="40379.0"/>
          <table:table-cell office:value-type="float" office:value="0.0"/>
          <table:table-cell office:value-type="float" office:value="0.0"/>
          <table:table-cell office:value-type="float" office:value="10.7772"/>
          <table:table-cell office:value-type="float" office:value="10.73"/>
          <table:table-cell office:value-type="float" office:value="10.05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40642.0"/>
          <table:table-cell office:value-type="float" office:value="51840.0"/>
          <table:table-cell office:value-type="float" office:value="61541.0"/>
          <table:table-cell office:value-type="float" office:value="40379.0"/>
          <table:table-cell office:value-type="float" office:value="0.0"/>
          <table:table-cell office:value-type="float" office:value="0.0"/>
          <table:table-cell table:formula="of:=MIN([.$B23];[.$O23];[.$AB23])" office:value-type="float"/>
          <table:table-cell table:formula="of:=MIN([.$C23];[.$P23];[.$AC23])" office:value-type="float"/>
          <table:table-cell table:formula="of:=MIN([.$D23];[.$Q23];[.$AD23])" office:value-type="float"/>
          <table:table-cell table:formula="of:=MIN([.$E23];[.$R23];[.$AE23])" office:value-type="float"/>
          <table:table-cell table:formula="of:=MIN([.$F23];[.$S23];[.$AF23])" office:value-type="float"/>
          <table:table-cell table:formula="of:=MIN([.$G23];[.$T23];[.$AG23])" office:value-type="float"/>
          <table:table-cell table:formula="of:=MIN([.$H23];[.$U23];[.$AH23])" office:value-type="float"/>
          <table:table-cell table:formula="of:=MIN([.$I23];[.$V23];[.$AI23])" office:value-type="float"/>
          <table:table-cell table:formula="of:=MIN([.$J23];[.$W23])" office:value-type="float"/>
          <table:table-cell table:formula="of:=MIN([.$K23];[.$X23];[.$AJ23])" office:value-type="float"/>
          <table:table-cell table:formula="of:=MIN([.$L23];[.$Y23];[.$AK23])" office:value-type="float"/>
          <table:table-cell table:formula="of:=MIN([.$M23];[.$Z23];[.$AL23])" office:value-type="float"/>
          <table:table-cell table:formula="of:=MIN([.$N23];[.$AA23];[.$AM23])" office:value-type="float"/>
          <table:table-cell table:formula="of:=MEDIAN([.$B23];[.$O23];[.$AB23])" office:value-type="float"/>
          <table:table-cell table:formula="of:=MEDIAN([.$C23];[.$P23];[.$AC23])" office:value-type="float"/>
          <table:table-cell table:formula="of:=MEDIAN([.$D23];[.$Q23];[.$AD23])" office:value-type="float"/>
          <table:table-cell table:formula="of:=MEDIAN([.$E23];[.$R23];[.$AE23])" office:value-type="float"/>
          <table:table-cell table:formula="of:=MEDIAN([.$F23];[.$S23];[.$AF23])" office:value-type="float"/>
          <table:table-cell table:formula="of:=MEDIAN([.$G23];[.$T23];[.$AG23])" office:value-type="float"/>
          <table:table-cell table:formula="of:=MEDIAN([.$H23];[.$U23];[.$AH23])" office:value-type="float"/>
          <table:table-cell table:formula="of:=MEDIAN([.$I23];[.$V23];[.$AI23])" office:value-type="float"/>
          <table:table-cell table:formula="of:=MEDIAN([.$J23];[.$W23])" office:value-type="float"/>
          <table:table-cell table:formula="of:=MEDIAN([.$K23];[.$X23];[.$AJ23])" office:value-type="float"/>
          <table:table-cell table:formula="of:=MEDIAN([.$L23];[.$Y23];[.$AK23])" office:value-type="float"/>
          <table:table-cell table:formula="of:=MEDIAN([.$M23];[.$Z23];[.$AL23])" office:value-type="float"/>
          <table:table-cell table:formula="of:=MEDIAN([.$N23];[.$AA23];[.$AM23])" office:value-type="float"/>
          <table:table-cell table:formula="of:=MAX([.$B23];[.$O23];[.$AB23])" office:value-type="float"/>
          <table:table-cell table:formula="of:=MAX([.$C23];[.$P23];[.$AC23])" office:value-type="float"/>
          <table:table-cell table:formula="of:=MAX([.$D23];[.$Q23];[.$AD23])" office:value-type="float"/>
          <table:table-cell table:formula="of:=MAX([.$E23];[.$R23];[.$AE23])" office:value-type="float"/>
          <table:table-cell table:formula="of:=MAX([.$F23];[.$S23];[.$AF23])" office:value-type="float"/>
          <table:table-cell table:formula="of:=MAX([.$G23];[.$T23];[.$AG23])" office:value-type="float"/>
          <table:table-cell table:formula="of:=MAX([.$H23];[.$U23];[.$AH23])" office:value-type="float"/>
          <table:table-cell table:formula="of:=MAX([.$I23];[.$V23];[.$AI23])" office:value-type="float"/>
          <table:table-cell table:formula="of:=MAX([.$J23];[.$W23])" office:value-type="float"/>
          <table:table-cell table:formula="of:=MAX([.$K23];[.$X23];[.$AJ23])" office:value-type="float"/>
          <table:table-cell table:formula="of:=MAX([.$L23];[.$Y23];[.$AK23])" office:value-type="float"/>
          <table:table-cell table:formula="of:=MAX([.$M23];[.$Z23];[.$AL23])" office:value-type="float"/>
          <table:table-cell table:formula="of:=MAX([.$N23];[.$AA23];[.$AM23])" office:value-type="float"/>
        </table:table-row>
        <table:table-row table:style-name="ro1">
          <table:table-cell office:value-type="string">
            <text:p>BLOCKS.BLOCKS-10-0.asp/29</text:p>
          </table:table-cell>
          <table:table-cell office:value-type="float" office:value="128.597"/>
          <table:table-cell office:value-type="float" office:value="128.521"/>
          <table:table-cell office:value-type="float" office:value="127.74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252293.0"/>
          <table:table-cell office:value-type="float" office:value="387505.0"/>
          <table:table-cell office:value-type="float" office:value="387505.0"/>
          <table:table-cell office:value-type="float" office:value="63706.0"/>
          <table:table-cell office:value-type="float" office:value="42193.0"/>
          <table:table-cell office:value-type="float" office:value="0.0"/>
          <table:table-cell office:value-type="float" office:value="0.0"/>
          <table:table-cell office:value-type="float" office:value="128.159"/>
          <table:table-cell office:value-type="float" office:value="128.08"/>
          <table:table-cell office:value-type="float" office:value="127.23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252293.0"/>
          <table:table-cell office:value-type="float" office:value="387505.0"/>
          <table:table-cell office:value-type="float" office:value="387505.0"/>
          <table:table-cell office:value-type="float" office:value="63706.0"/>
          <table:table-cell office:value-type="float" office:value="42193.0"/>
          <table:table-cell office:value-type="float" office:value="0.0"/>
          <table:table-cell office:value-type="float" office:value="0.0"/>
          <table:table-cell office:value-type="float" office:value="23.2905"/>
          <table:table-cell office:value-type="float" office:value="23.235"/>
          <table:table-cell office:value-type="float" office:value="22.51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83190.0"/>
          <table:table-cell office:value-type="float" office:value="103116.0"/>
          <table:table-cell office:value-type="float" office:value="63706.0"/>
          <table:table-cell office:value-type="float" office:value="42193.0"/>
          <table:table-cell office:value-type="float" office:value="0.0"/>
          <table:table-cell office:value-type="float" office:value="0.0"/>
          <table:table-cell table:formula="of:=MIN([.$B24];[.$O24];[.$AB24])" office:value-type="float"/>
          <table:table-cell table:formula="of:=MIN([.$C24];[.$P24];[.$AC24])" office:value-type="float"/>
          <table:table-cell table:formula="of:=MIN([.$D24];[.$Q24];[.$AD24])" office:value-type="float"/>
          <table:table-cell table:formula="of:=MIN([.$E24];[.$R24];[.$AE24])" office:value-type="float"/>
          <table:table-cell table:formula="of:=MIN([.$F24];[.$S24];[.$AF24])" office:value-type="float"/>
          <table:table-cell table:formula="of:=MIN([.$G24];[.$T24];[.$AG24])" office:value-type="float"/>
          <table:table-cell table:formula="of:=MIN([.$H24];[.$U24];[.$AH24])" office:value-type="float"/>
          <table:table-cell table:formula="of:=MIN([.$I24];[.$V24];[.$AI24])" office:value-type="float"/>
          <table:table-cell table:formula="of:=MIN([.$J24];[.$W24])" office:value-type="float"/>
          <table:table-cell table:formula="of:=MIN([.$K24];[.$X24];[.$AJ24])" office:value-type="float"/>
          <table:table-cell table:formula="of:=MIN([.$L24];[.$Y24];[.$AK24])" office:value-type="float"/>
          <table:table-cell table:formula="of:=MIN([.$M24];[.$Z24];[.$AL24])" office:value-type="float"/>
          <table:table-cell table:formula="of:=MIN([.$N24];[.$AA24];[.$AM24])" office:value-type="float"/>
          <table:table-cell table:formula="of:=MEDIAN([.$B24];[.$O24];[.$AB24])" office:value-type="float"/>
          <table:table-cell table:formula="of:=MEDIAN([.$C24];[.$P24];[.$AC24])" office:value-type="float"/>
          <table:table-cell table:formula="of:=MEDIAN([.$D24];[.$Q24];[.$AD24])" office:value-type="float"/>
          <table:table-cell table:formula="of:=MEDIAN([.$E24];[.$R24];[.$AE24])" office:value-type="float"/>
          <table:table-cell table:formula="of:=MEDIAN([.$F24];[.$S24];[.$AF24])" office:value-type="float"/>
          <table:table-cell table:formula="of:=MEDIAN([.$G24];[.$T24];[.$AG24])" office:value-type="float"/>
          <table:table-cell table:formula="of:=MEDIAN([.$H24];[.$U24];[.$AH24])" office:value-type="float"/>
          <table:table-cell table:formula="of:=MEDIAN([.$I24];[.$V24];[.$AI24])" office:value-type="float"/>
          <table:table-cell table:formula="of:=MEDIAN([.$J24];[.$W24])" office:value-type="float"/>
          <table:table-cell table:formula="of:=MEDIAN([.$K24];[.$X24];[.$AJ24])" office:value-type="float"/>
          <table:table-cell table:formula="of:=MEDIAN([.$L24];[.$Y24];[.$AK24])" office:value-type="float"/>
          <table:table-cell table:formula="of:=MEDIAN([.$M24];[.$Z24];[.$AL24])" office:value-type="float"/>
          <table:table-cell table:formula="of:=MEDIAN([.$N24];[.$AA24];[.$AM24])" office:value-type="float"/>
          <table:table-cell table:formula="of:=MAX([.$B24];[.$O24];[.$AB24])" office:value-type="float"/>
          <table:table-cell table:formula="of:=MAX([.$C24];[.$P24];[.$AC24])" office:value-type="float"/>
          <table:table-cell table:formula="of:=MAX([.$D24];[.$Q24];[.$AD24])" office:value-type="float"/>
          <table:table-cell table:formula="of:=MAX([.$E24];[.$R24];[.$AE24])" office:value-type="float"/>
          <table:table-cell table:formula="of:=MAX([.$F24];[.$S24];[.$AF24])" office:value-type="float"/>
          <table:table-cell table:formula="of:=MAX([.$G24];[.$T24];[.$AG24])" office:value-type="float"/>
          <table:table-cell table:formula="of:=MAX([.$H24];[.$U24];[.$AH24])" office:value-type="float"/>
          <table:table-cell table:formula="of:=MAX([.$I24];[.$V24];[.$AI24])" office:value-type="float"/>
          <table:table-cell table:formula="of:=MAX([.$J24];[.$W24])" office:value-type="float"/>
          <table:table-cell table:formula="of:=MAX([.$K24];[.$X24];[.$AJ24])" office:value-type="float"/>
          <table:table-cell table:formula="of:=MAX([.$L24];[.$Y24];[.$AK24])" office:value-type="float"/>
          <table:table-cell table:formula="of:=MAX([.$M24];[.$Z24];[.$AL24])" office:value-type="float"/>
          <table:table-cell table:formula="of:=MAX([.$N24];[.$AA24];[.$AM24])" office:value-type="float"/>
        </table:table-row>
        <table:table-row table:style-name="ro1">
          <table:table-cell office:value-type="string">
            <text:p>BLOCKS.BLOCKS-10-0.asp/3</text:p>
          </table:table-cell>
          <table:table-cell office:value-type="float" office:value="0.140713"/>
          <table:table-cell office:value-type="float" office:value="0.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416.0"/>
          <table:table-cell office:value-type="float" office:value="75.0"/>
          <table:table-cell office:value-type="float" office:value="0.0"/>
          <table:table-cell office:value-type="float" office:value="0.0"/>
          <table:table-cell office:value-type="float" office:value="0.129153"/>
          <table:table-cell office:value-type="float" office:value="0.0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416.0"/>
          <table:table-cell office:value-type="float" office:value="75.0"/>
          <table:table-cell office:value-type="float" office:value="0.0"/>
          <table:table-cell office:value-type="float" office:value="0.0"/>
          <table:table-cell office:value-type="float" office:value="0.126877"/>
          <table:table-cell office:value-type="float" office:value="0.0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7416.0"/>
          <table:table-cell office:value-type="float" office:value="75.0"/>
          <table:table-cell office:value-type="float" office:value="0.0"/>
          <table:table-cell office:value-type="float" office:value="0.0"/>
          <table:table-cell table:formula="of:=MIN([.$B25];[.$O25];[.$AB25])" office:value-type="float"/>
          <table:table-cell table:formula="of:=MIN([.$C25];[.$P25];[.$AC25])" office:value-type="float"/>
          <table:table-cell table:formula="of:=MIN([.$D25];[.$Q25];[.$AD25])" office:value-type="float"/>
          <table:table-cell table:formula="of:=MIN([.$E25];[.$R25];[.$AE25])" office:value-type="float"/>
          <table:table-cell table:formula="of:=MIN([.$F25];[.$S25];[.$AF25])" office:value-type="float"/>
          <table:table-cell table:formula="of:=MIN([.$G25];[.$T25];[.$AG25])" office:value-type="float"/>
          <table:table-cell table:formula="of:=MIN([.$H25];[.$U25];[.$AH25])" office:value-type="float"/>
          <table:table-cell table:formula="of:=MIN([.$I25];[.$V25];[.$AI25])" office:value-type="float"/>
          <table:table-cell table:formula="of:=MIN([.$J25];[.$W25])" office:value-type="float"/>
          <table:table-cell table:formula="of:=MIN([.$K25];[.$X25];[.$AJ25])" office:value-type="float"/>
          <table:table-cell table:formula="of:=MIN([.$L25];[.$Y25];[.$AK25])" office:value-type="float"/>
          <table:table-cell table:formula="of:=MIN([.$M25];[.$Z25];[.$AL25])" office:value-type="float"/>
          <table:table-cell table:formula="of:=MIN([.$N25];[.$AA25];[.$AM25])" office:value-type="float"/>
          <table:table-cell table:formula="of:=MEDIAN([.$B25];[.$O25];[.$AB25])" office:value-type="float"/>
          <table:table-cell table:formula="of:=MEDIAN([.$C25];[.$P25];[.$AC25])" office:value-type="float"/>
          <table:table-cell table:formula="of:=MEDIAN([.$D25];[.$Q25];[.$AD25])" office:value-type="float"/>
          <table:table-cell table:formula="of:=MEDIAN([.$E25];[.$R25];[.$AE25])" office:value-type="float"/>
          <table:table-cell table:formula="of:=MEDIAN([.$F25];[.$S25];[.$AF25])" office:value-type="float"/>
          <table:table-cell table:formula="of:=MEDIAN([.$G25];[.$T25];[.$AG25])" office:value-type="float"/>
          <table:table-cell table:formula="of:=MEDIAN([.$H25];[.$U25];[.$AH25])" office:value-type="float"/>
          <table:table-cell table:formula="of:=MEDIAN([.$I25];[.$V25];[.$AI25])" office:value-type="float"/>
          <table:table-cell table:formula="of:=MEDIAN([.$J25];[.$W25])" office:value-type="float"/>
          <table:table-cell table:formula="of:=MEDIAN([.$K25];[.$X25];[.$AJ25])" office:value-type="float"/>
          <table:table-cell table:formula="of:=MEDIAN([.$L25];[.$Y25];[.$AK25])" office:value-type="float"/>
          <table:table-cell table:formula="of:=MEDIAN([.$M25];[.$Z25];[.$AL25])" office:value-type="float"/>
          <table:table-cell table:formula="of:=MEDIAN([.$N25];[.$AA25];[.$AM25])" office:value-type="float"/>
          <table:table-cell table:formula="of:=MAX([.$B25];[.$O25];[.$AB25])" office:value-type="float"/>
          <table:table-cell table:formula="of:=MAX([.$C25];[.$P25];[.$AC25])" office:value-type="float"/>
          <table:table-cell table:formula="of:=MAX([.$D25];[.$Q25];[.$AD25])" office:value-type="float"/>
          <table:table-cell table:formula="of:=MAX([.$E25];[.$R25];[.$AE25])" office:value-type="float"/>
          <table:table-cell table:formula="of:=MAX([.$F25];[.$S25];[.$AF25])" office:value-type="float"/>
          <table:table-cell table:formula="of:=MAX([.$G25];[.$T25];[.$AG25])" office:value-type="float"/>
          <table:table-cell table:formula="of:=MAX([.$H25];[.$U25];[.$AH25])" office:value-type="float"/>
          <table:table-cell table:formula="of:=MAX([.$I25];[.$V25];[.$AI25])" office:value-type="float"/>
          <table:table-cell table:formula="of:=MAX([.$J25];[.$W25])" office:value-type="float"/>
          <table:table-cell table:formula="of:=MAX([.$K25];[.$X25];[.$AJ25])" office:value-type="float"/>
          <table:table-cell table:formula="of:=MAX([.$L25];[.$Y25];[.$AK25])" office:value-type="float"/>
          <table:table-cell table:formula="of:=MAX([.$M25];[.$Z25];[.$AL25])" office:value-type="float"/>
          <table:table-cell table:formula="of:=MAX([.$N25];[.$AA25];[.$AM25])" office:value-type="float"/>
        </table:table-row>
        <table:table-row table:style-name="ro1">
          <table:table-cell office:value-type="string">
            <text:p>BLOCKS.BLOCKS-10-0.asp/30</text:p>
          </table:table-cell>
          <table:table-cell office:value-type="float" office:value="300.0"/>
          <table:table-cell office:value-type="float" office:value="299.981"/>
          <table:table-cell office:value-type="float" office:value="299.17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03678.0"/>
          <table:table-cell office:value-type="float" office:value="791221.0"/>
          <table:table-cell office:value-type="float" office:value="791221.0"/>
          <table:table-cell office:value-type="float" office:value="65871.0"/>
          <table:table-cell office:value-type="float" office:value="4400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9.17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00817.0"/>
          <table:table-cell office:value-type="float" office:value="786959.0"/>
          <table:table-cell office:value-type="float" office:value="786959.0"/>
          <table:table-cell office:value-type="float" office:value="65871.0"/>
          <table:table-cell office:value-type="float" office:value="44007.0"/>
          <table:table-cell office:value-type="float" office:value="0.0"/>
          <table:table-cell office:value-type="float" office:value="0.0"/>
          <table:table-cell office:value-type="float" office:value="59.5222"/>
          <table:table-cell office:value-type="float" office:value="59.209"/>
          <table:table-cell office:value-type="float" office:value="58.53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73458.0"/>
          <table:table-cell office:value-type="float" office:value="205812.0"/>
          <table:table-cell office:value-type="float" office:value="65871.0"/>
          <table:table-cell office:value-type="float" office:value="44007.0"/>
          <table:table-cell office:value-type="float" office:value="0.0"/>
          <table:table-cell office:value-type="float" office:value="0.0"/>
          <table:table-cell table:formula="of:=MIN([.$B26];[.$O26];[.$AB26])" office:value-type="float"/>
          <table:table-cell table:formula="of:=MIN([.$C26];[.$P26];[.$AC26])" office:value-type="float"/>
          <table:table-cell table:formula="of:=MIN([.$D26];[.$Q26];[.$AD26])" office:value-type="float"/>
          <table:table-cell table:formula="of:=MIN([.$E26];[.$R26];[.$AE26])" office:value-type="float"/>
          <table:table-cell table:formula="of:=MIN([.$F26];[.$S26];[.$AF26])" office:value-type="float"/>
          <table:table-cell table:formula="of:=MIN([.$G26];[.$T26];[.$AG26])" office:value-type="float"/>
          <table:table-cell table:formula="of:=MIN([.$H26];[.$U26];[.$AH26])" office:value-type="float"/>
          <table:table-cell table:formula="of:=MIN([.$I26];[.$V26];[.$AI26])" office:value-type="float"/>
          <table:table-cell table:formula="of:=MIN([.$J26];[.$W26])" office:value-type="float"/>
          <table:table-cell table:formula="of:=MIN([.$K26];[.$X26];[.$AJ26])" office:value-type="float"/>
          <table:table-cell table:formula="of:=MIN([.$L26];[.$Y26];[.$AK26])" office:value-type="float"/>
          <table:table-cell table:formula="of:=MIN([.$M26];[.$Z26];[.$AL26])" office:value-type="float"/>
          <table:table-cell table:formula="of:=MIN([.$N26];[.$AA26];[.$AM26])" office:value-type="float"/>
          <table:table-cell table:formula="of:=MEDIAN([.$B26];[.$O26];[.$AB26])" office:value-type="float"/>
          <table:table-cell table:formula="of:=MEDIAN([.$C26];[.$P26];[.$AC26])" office:value-type="float"/>
          <table:table-cell table:formula="of:=MEDIAN([.$D26];[.$Q26];[.$AD26])" office:value-type="float"/>
          <table:table-cell table:formula="of:=MEDIAN([.$E26];[.$R26];[.$AE26])" office:value-type="float"/>
          <table:table-cell table:formula="of:=MEDIAN([.$F26];[.$S26];[.$AF26])" office:value-type="float"/>
          <table:table-cell table:formula="of:=MEDIAN([.$G26];[.$T26];[.$AG26])" office:value-type="float"/>
          <table:table-cell table:formula="of:=MEDIAN([.$H26];[.$U26];[.$AH26])" office:value-type="float"/>
          <table:table-cell table:formula="of:=MEDIAN([.$I26];[.$V26];[.$AI26])" office:value-type="float"/>
          <table:table-cell table:formula="of:=MEDIAN([.$J26];[.$W26])" office:value-type="float"/>
          <table:table-cell table:formula="of:=MEDIAN([.$K26];[.$X26];[.$AJ26])" office:value-type="float"/>
          <table:table-cell table:formula="of:=MEDIAN([.$L26];[.$Y26];[.$AK26])" office:value-type="float"/>
          <table:table-cell table:formula="of:=MEDIAN([.$M26];[.$Z26];[.$AL26])" office:value-type="float"/>
          <table:table-cell table:formula="of:=MEDIAN([.$N26];[.$AA26];[.$AM26])" office:value-type="float"/>
          <table:table-cell table:formula="of:=MAX([.$B26];[.$O26];[.$AB26])" office:value-type="float"/>
          <table:table-cell table:formula="of:=MAX([.$C26];[.$P26];[.$AC26])" office:value-type="float"/>
          <table:table-cell table:formula="of:=MAX([.$D26];[.$Q26];[.$AD26])" office:value-type="float"/>
          <table:table-cell table:formula="of:=MAX([.$E26];[.$R26];[.$AE26])" office:value-type="float"/>
          <table:table-cell table:formula="of:=MAX([.$F26];[.$S26];[.$AF26])" office:value-type="float"/>
          <table:table-cell table:formula="of:=MAX([.$G26];[.$T26];[.$AG26])" office:value-type="float"/>
          <table:table-cell table:formula="of:=MAX([.$H26];[.$U26];[.$AH26])" office:value-type="float"/>
          <table:table-cell table:formula="of:=MAX([.$I26];[.$V26];[.$AI26])" office:value-type="float"/>
          <table:table-cell table:formula="of:=MAX([.$J26];[.$W26])" office:value-type="float"/>
          <table:table-cell table:formula="of:=MAX([.$K26];[.$X26];[.$AJ26])" office:value-type="float"/>
          <table:table-cell table:formula="of:=MAX([.$L26];[.$Y26];[.$AK26])" office:value-type="float"/>
          <table:table-cell table:formula="of:=MAX([.$M26];[.$Z26];[.$AL26])" office:value-type="float"/>
          <table:table-cell table:formula="of:=MAX([.$N26];[.$AA26];[.$AM26])" office:value-type="float"/>
        </table:table-row>
        <table:table-row table:style-name="ro1">
          <table:table-cell office:value-type="string">
            <text:p>BLOCKS.BLOCKS-10-0.asp/31</text:p>
          </table:table-cell>
          <table:table-cell office:value-type="float" office:value="300.0"/>
          <table:table-cell office:value-type="float" office:value="299.985"/>
          <table:table-cell office:value-type="float" office:value="299.04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97859.0"/>
          <table:table-cell office:value-type="float" office:value="754278.0"/>
          <table:table-cell office:value-type="float" office:value="754278.0"/>
          <table:table-cell office:value-type="float" office:value="68036.0"/>
          <table:table-cell office:value-type="float" office:value="4582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5"/>
          <table:table-cell office:value-type="float" office:value="299.14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92961.0"/>
          <table:table-cell office:value-type="float" office:value="747985.0"/>
          <table:table-cell office:value-type="float" office:value="747985.0"/>
          <table:table-cell office:value-type="float" office:value="68036.0"/>
          <table:table-cell office:value-type="float" office:value="45821.0"/>
          <table:table-cell office:value-type="float" office:value="0.0"/>
          <table:table-cell office:value-type="float" office:value="0.0"/>
          <table:table-cell office:value-type="float" office:value="106.903"/>
          <table:table-cell office:value-type="float" office:value="106.84"/>
          <table:table-cell office:value-type="float" office:value="106.15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286988.0"/>
          <table:table-cell office:value-type="float" office:value="335558.0"/>
          <table:table-cell office:value-type="float" office:value="68036.0"/>
          <table:table-cell office:value-type="float" office:value="45821.0"/>
          <table:table-cell office:value-type="float" office:value="0.0"/>
          <table:table-cell office:value-type="float" office:value="0.0"/>
          <table:table-cell table:formula="of:=MIN([.$B27];[.$O27];[.$AB27])" office:value-type="float"/>
          <table:table-cell table:formula="of:=MIN([.$C27];[.$P27];[.$AC27])" office:value-type="float"/>
          <table:table-cell table:formula="of:=MIN([.$D27];[.$Q27];[.$AD27])" office:value-type="float"/>
          <table:table-cell table:formula="of:=MIN([.$E27];[.$R27];[.$AE27])" office:value-type="float"/>
          <table:table-cell table:formula="of:=MIN([.$F27];[.$S27];[.$AF27])" office:value-type="float"/>
          <table:table-cell table:formula="of:=MIN([.$G27];[.$T27];[.$AG27])" office:value-type="float"/>
          <table:table-cell table:formula="of:=MIN([.$H27];[.$U27];[.$AH27])" office:value-type="float"/>
          <table:table-cell table:formula="of:=MIN([.$I27];[.$V27];[.$AI27])" office:value-type="float"/>
          <table:table-cell table:formula="of:=MIN([.$J27];[.$W27])" office:value-type="float"/>
          <table:table-cell table:formula="of:=MIN([.$K27];[.$X27];[.$AJ27])" office:value-type="float"/>
          <table:table-cell table:formula="of:=MIN([.$L27];[.$Y27];[.$AK27])" office:value-type="float"/>
          <table:table-cell table:formula="of:=MIN([.$M27];[.$Z27];[.$AL27])" office:value-type="float"/>
          <table:table-cell table:formula="of:=MIN([.$N27];[.$AA27];[.$AM27])" office:value-type="float"/>
          <table:table-cell table:formula="of:=MEDIAN([.$B27];[.$O27];[.$AB27])" office:value-type="float"/>
          <table:table-cell table:formula="of:=MEDIAN([.$C27];[.$P27];[.$AC27])" office:value-type="float"/>
          <table:table-cell table:formula="of:=MEDIAN([.$D27];[.$Q27];[.$AD27])" office:value-type="float"/>
          <table:table-cell table:formula="of:=MEDIAN([.$E27];[.$R27];[.$AE27])" office:value-type="float"/>
          <table:table-cell table:formula="of:=MEDIAN([.$F27];[.$S27];[.$AF27])" office:value-type="float"/>
          <table:table-cell table:formula="of:=MEDIAN([.$G27];[.$T27];[.$AG27])" office:value-type="float"/>
          <table:table-cell table:formula="of:=MEDIAN([.$H27];[.$U27];[.$AH27])" office:value-type="float"/>
          <table:table-cell table:formula="of:=MEDIAN([.$I27];[.$V27];[.$AI27])" office:value-type="float"/>
          <table:table-cell table:formula="of:=MEDIAN([.$J27];[.$W27])" office:value-type="float"/>
          <table:table-cell table:formula="of:=MEDIAN([.$K27];[.$X27];[.$AJ27])" office:value-type="float"/>
          <table:table-cell table:formula="of:=MEDIAN([.$L27];[.$Y27];[.$AK27])" office:value-type="float"/>
          <table:table-cell table:formula="of:=MEDIAN([.$M27];[.$Z27];[.$AL27])" office:value-type="float"/>
          <table:table-cell table:formula="of:=MEDIAN([.$N27];[.$AA27];[.$AM27])" office:value-type="float"/>
          <table:table-cell table:formula="of:=MAX([.$B27];[.$O27];[.$AB27])" office:value-type="float"/>
          <table:table-cell table:formula="of:=MAX([.$C27];[.$P27];[.$AC27])" office:value-type="float"/>
          <table:table-cell table:formula="of:=MAX([.$D27];[.$Q27];[.$AD27])" office:value-type="float"/>
          <table:table-cell table:formula="of:=MAX([.$E27];[.$R27];[.$AE27])" office:value-type="float"/>
          <table:table-cell table:formula="of:=MAX([.$F27];[.$S27];[.$AF27])" office:value-type="float"/>
          <table:table-cell table:formula="of:=MAX([.$G27];[.$T27];[.$AG27])" office:value-type="float"/>
          <table:table-cell table:formula="of:=MAX([.$H27];[.$U27];[.$AH27])" office:value-type="float"/>
          <table:table-cell table:formula="of:=MAX([.$I27];[.$V27];[.$AI27])" office:value-type="float"/>
          <table:table-cell table:formula="of:=MAX([.$J27];[.$W27])" office:value-type="float"/>
          <table:table-cell table:formula="of:=MAX([.$K27];[.$X27];[.$AJ27])" office:value-type="float"/>
          <table:table-cell table:formula="of:=MAX([.$L27];[.$Y27];[.$AK27])" office:value-type="float"/>
          <table:table-cell table:formula="of:=MAX([.$M27];[.$Z27];[.$AL27])" office:value-type="float"/>
          <table:table-cell table:formula="of:=MAX([.$N27];[.$AA27];[.$AM27])" office:value-type="float"/>
        </table:table-row>
        <table:table-row table:style-name="ro1">
          <table:table-cell office:value-type="string">
            <text:p>BLOCKS.BLOCKS-10-0.asp/32</text:p>
          </table:table-cell>
          <table:table-cell office:value-type="float" office:value="300.0"/>
          <table:table-cell office:value-type="float" office:value="299.989"/>
          <table:table-cell office:value-type="float" office:value="299.09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44522.0"/>
          <table:table-cell office:value-type="float" office:value="663269.0"/>
          <table:table-cell office:value-type="float" office:value="663269.0"/>
          <table:table-cell office:value-type="float" office:value="70201.0"/>
          <table:table-cell office:value-type="float" office:value="4763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9.13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44040.0"/>
          <table:table-cell office:value-type="float" office:value="662608.0"/>
          <table:table-cell office:value-type="float" office:value="662608.0"/>
          <table:table-cell office:value-type="float" office:value="70201.0"/>
          <table:table-cell office:value-type="float" office:value="47635.0"/>
          <table:table-cell office:value-type="float" office:value="0.0"/>
          <table:table-cell office:value-type="float" office:value="0.0"/>
          <table:table-cell office:value-type="float" office:value="260.5"/>
          <table:table-cell office:value-type="float" office:value="260.428"/>
          <table:table-cell office:value-type="float" office:value="259.71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652265.0"/>
          <table:table-cell office:value-type="float" office:value="746276.0"/>
          <table:table-cell office:value-type="float" office:value="70201.0"/>
          <table:table-cell office:value-type="float" office:value="47635.0"/>
          <table:table-cell office:value-type="float" office:value="0.0"/>
          <table:table-cell office:value-type="float" office:value="0.0"/>
          <table:table-cell table:formula="of:=MIN([.$B28];[.$O28];[.$AB28])" office:value-type="float"/>
          <table:table-cell table:formula="of:=MIN([.$C28];[.$P28];[.$AC28])" office:value-type="float"/>
          <table:table-cell table:formula="of:=MIN([.$D28];[.$Q28];[.$AD28])" office:value-type="float"/>
          <table:table-cell table:formula="of:=MIN([.$E28];[.$R28];[.$AE28])" office:value-type="float"/>
          <table:table-cell table:formula="of:=MIN([.$F28];[.$S28];[.$AF28])" office:value-type="float"/>
          <table:table-cell table:formula="of:=MIN([.$G28];[.$T28];[.$AG28])" office:value-type="float"/>
          <table:table-cell table:formula="of:=MIN([.$H28];[.$U28];[.$AH28])" office:value-type="float"/>
          <table:table-cell table:formula="of:=MIN([.$I28];[.$V28];[.$AI28])" office:value-type="float"/>
          <table:table-cell table:formula="of:=MIN([.$J28];[.$W28])" office:value-type="float"/>
          <table:table-cell table:formula="of:=MIN([.$K28];[.$X28];[.$AJ28])" office:value-type="float"/>
          <table:table-cell table:formula="of:=MIN([.$L28];[.$Y28];[.$AK28])" office:value-type="float"/>
          <table:table-cell table:formula="of:=MIN([.$M28];[.$Z28];[.$AL28])" office:value-type="float"/>
          <table:table-cell table:formula="of:=MIN([.$N28];[.$AA28];[.$AM28])" office:value-type="float"/>
          <table:table-cell table:formula="of:=MEDIAN([.$B28];[.$O28];[.$AB28])" office:value-type="float"/>
          <table:table-cell table:formula="of:=MEDIAN([.$C28];[.$P28];[.$AC28])" office:value-type="float"/>
          <table:table-cell table:formula="of:=MEDIAN([.$D28];[.$Q28];[.$AD28])" office:value-type="float"/>
          <table:table-cell table:formula="of:=MEDIAN([.$E28];[.$R28];[.$AE28])" office:value-type="float"/>
          <table:table-cell table:formula="of:=MEDIAN([.$F28];[.$S28];[.$AF28])" office:value-type="float"/>
          <table:table-cell table:formula="of:=MEDIAN([.$G28];[.$T28];[.$AG28])" office:value-type="float"/>
          <table:table-cell table:formula="of:=MEDIAN([.$H28];[.$U28];[.$AH28])" office:value-type="float"/>
          <table:table-cell table:formula="of:=MEDIAN([.$I28];[.$V28];[.$AI28])" office:value-type="float"/>
          <table:table-cell table:formula="of:=MEDIAN([.$J28];[.$W28])" office:value-type="float"/>
          <table:table-cell table:formula="of:=MEDIAN([.$K28];[.$X28];[.$AJ28])" office:value-type="float"/>
          <table:table-cell table:formula="of:=MEDIAN([.$L28];[.$Y28];[.$AK28])" office:value-type="float"/>
          <table:table-cell table:formula="of:=MEDIAN([.$M28];[.$Z28];[.$AL28])" office:value-type="float"/>
          <table:table-cell table:formula="of:=MEDIAN([.$N28];[.$AA28];[.$AM28])" office:value-type="float"/>
          <table:table-cell table:formula="of:=MAX([.$B28];[.$O28];[.$AB28])" office:value-type="float"/>
          <table:table-cell table:formula="of:=MAX([.$C28];[.$P28];[.$AC28])" office:value-type="float"/>
          <table:table-cell table:formula="of:=MAX([.$D28];[.$Q28];[.$AD28])" office:value-type="float"/>
          <table:table-cell table:formula="of:=MAX([.$E28];[.$R28];[.$AE28])" office:value-type="float"/>
          <table:table-cell table:formula="of:=MAX([.$F28];[.$S28];[.$AF28])" office:value-type="float"/>
          <table:table-cell table:formula="of:=MAX([.$G28];[.$T28];[.$AG28])" office:value-type="float"/>
          <table:table-cell table:formula="of:=MAX([.$H28];[.$U28];[.$AH28])" office:value-type="float"/>
          <table:table-cell table:formula="of:=MAX([.$I28];[.$V28];[.$AI28])" office:value-type="float"/>
          <table:table-cell table:formula="of:=MAX([.$J28];[.$W28])" office:value-type="float"/>
          <table:table-cell table:formula="of:=MAX([.$K28];[.$X28];[.$AJ28])" office:value-type="float"/>
          <table:table-cell table:formula="of:=MAX([.$L28];[.$Y28];[.$AK28])" office:value-type="float"/>
          <table:table-cell table:formula="of:=MAX([.$M28];[.$Z28];[.$AL28])" office:value-type="float"/>
          <table:table-cell table:formula="of:=MAX([.$N28];[.$AA28];[.$AM28])" office:value-type="float"/>
        </table:table-row>
        <table:table-row table:style-name="ro1">
          <table:table-cell office:value-type="string">
            <text:p>BLOCKS.BLOCKS-10-0.asp/33</text:p>
          </table:table-cell>
          <table:table-cell office:value-type="float" office:value="300.0"/>
          <table:table-cell office:value-type="float" office:value="299.989"/>
          <table:table-cell office:value-type="float" office:value="299.04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31699.0"/>
          <table:table-cell office:value-type="float" office:value="601320.0"/>
          <table:table-cell office:value-type="float" office:value="601320.0"/>
          <table:table-cell office:value-type="float" office:value="72366.0"/>
          <table:table-cell office:value-type="float" office:value="4944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7"/>
          <table:table-cell office:value-type="float" office:value="299.08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37142.0"/>
          <table:table-cell office:value-type="float" office:value="608253.0"/>
          <table:table-cell office:value-type="float" office:value="608253.0"/>
          <table:table-cell office:value-type="float" office:value="72366.0"/>
          <table:table-cell office:value-type="float" office:value="4944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1"/>
          <table:table-cell office:value-type="float" office:value="299.25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28144.0"/>
          <table:table-cell office:value-type="float" office:value="848325.0"/>
          <table:table-cell office:value-type="float" office:value="72366.0"/>
          <table:table-cell office:value-type="float" office:value="49449.0"/>
          <table:table-cell office:value-type="float" office:value="0.0"/>
          <table:table-cell office:value-type="float" office:value="0.0"/>
          <table:table-cell table:formula="of:=MIN([.$B29];[.$O29];[.$AB29])" office:value-type="float"/>
          <table:table-cell table:formula="of:=MIN([.$C29];[.$P29];[.$AC29])" office:value-type="float"/>
          <table:table-cell table:formula="of:=MIN([.$D29];[.$Q29];[.$AD29])" office:value-type="float"/>
          <table:table-cell table:formula="of:=MIN([.$E29];[.$R29];[.$AE29])" office:value-type="float"/>
          <table:table-cell table:formula="of:=MIN([.$F29];[.$S29];[.$AF29])" office:value-type="float"/>
          <table:table-cell table:formula="of:=MIN([.$G29];[.$T29];[.$AG29])" office:value-type="float"/>
          <table:table-cell table:formula="of:=MIN([.$H29];[.$U29];[.$AH29])" office:value-type="float"/>
          <table:table-cell table:formula="of:=MIN([.$I29];[.$V29];[.$AI29])" office:value-type="float"/>
          <table:table-cell table:formula="of:=MIN([.$J29];[.$W29])" office:value-type="float"/>
          <table:table-cell table:formula="of:=MIN([.$K29];[.$X29];[.$AJ29])" office:value-type="float"/>
          <table:table-cell table:formula="of:=MIN([.$L29];[.$Y29];[.$AK29])" office:value-type="float"/>
          <table:table-cell table:formula="of:=MIN([.$M29];[.$Z29];[.$AL29])" office:value-type="float"/>
          <table:table-cell table:formula="of:=MIN([.$N29];[.$AA29];[.$AM29])" office:value-type="float"/>
          <table:table-cell table:formula="of:=MEDIAN([.$B29];[.$O29];[.$AB29])" office:value-type="float"/>
          <table:table-cell table:formula="of:=MEDIAN([.$C29];[.$P29];[.$AC29])" office:value-type="float"/>
          <table:table-cell table:formula="of:=MEDIAN([.$D29];[.$Q29];[.$AD29])" office:value-type="float"/>
          <table:table-cell table:formula="of:=MEDIAN([.$E29];[.$R29];[.$AE29])" office:value-type="float"/>
          <table:table-cell table:formula="of:=MEDIAN([.$F29];[.$S29];[.$AF29])" office:value-type="float"/>
          <table:table-cell table:formula="of:=MEDIAN([.$G29];[.$T29];[.$AG29])" office:value-type="float"/>
          <table:table-cell table:formula="of:=MEDIAN([.$H29];[.$U29];[.$AH29])" office:value-type="float"/>
          <table:table-cell table:formula="of:=MEDIAN([.$I29];[.$V29];[.$AI29])" office:value-type="float"/>
          <table:table-cell table:formula="of:=MEDIAN([.$J29];[.$W29])" office:value-type="float"/>
          <table:table-cell table:formula="of:=MEDIAN([.$K29];[.$X29];[.$AJ29])" office:value-type="float"/>
          <table:table-cell table:formula="of:=MEDIAN([.$L29];[.$Y29];[.$AK29])" office:value-type="float"/>
          <table:table-cell table:formula="of:=MEDIAN([.$M29];[.$Z29];[.$AL29])" office:value-type="float"/>
          <table:table-cell table:formula="of:=MEDIAN([.$N29];[.$AA29];[.$AM29])" office:value-type="float"/>
          <table:table-cell table:formula="of:=MAX([.$B29];[.$O29];[.$AB29])" office:value-type="float"/>
          <table:table-cell table:formula="of:=MAX([.$C29];[.$P29];[.$AC29])" office:value-type="float"/>
          <table:table-cell table:formula="of:=MAX([.$D29];[.$Q29];[.$AD29])" office:value-type="float"/>
          <table:table-cell table:formula="of:=MAX([.$E29];[.$R29];[.$AE29])" office:value-type="float"/>
          <table:table-cell table:formula="of:=MAX([.$F29];[.$S29];[.$AF29])" office:value-type="float"/>
          <table:table-cell table:formula="of:=MAX([.$G29];[.$T29];[.$AG29])" office:value-type="float"/>
          <table:table-cell table:formula="of:=MAX([.$H29];[.$U29];[.$AH29])" office:value-type="float"/>
          <table:table-cell table:formula="of:=MAX([.$I29];[.$V29];[.$AI29])" office:value-type="float"/>
          <table:table-cell table:formula="of:=MAX([.$J29];[.$W29])" office:value-type="float"/>
          <table:table-cell table:formula="of:=MAX([.$K29];[.$X29];[.$AJ29])" office:value-type="float"/>
          <table:table-cell table:formula="of:=MAX([.$L29];[.$Y29];[.$AK29])" office:value-type="float"/>
          <table:table-cell table:formula="of:=MAX([.$M29];[.$Z29];[.$AL29])" office:value-type="float"/>
          <table:table-cell table:formula="of:=MAX([.$N29];[.$AA29];[.$AM29])" office:value-type="float"/>
        </table:table-row>
        <table:table-row table:style-name="ro1">
          <table:table-cell office:value-type="string">
            <text:p>BLOCKS.BLOCKS-10-0.asp/34</text:p>
          </table:table-cell>
          <table:table-cell office:value-type="float" office:value="300.0"/>
          <table:table-cell office:value-type="float" office:value="299.986"/>
          <table:table-cell office:value-type="float" office:value="299.07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11955.0"/>
          <table:table-cell office:value-type="float" office:value="636774.0"/>
          <table:table-cell office:value-type="float" office:value="636774.0"/>
          <table:table-cell office:value-type="float" office:value="74531.0"/>
          <table:table-cell office:value-type="float" office:value="5126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"/>
          <table:table-cell office:value-type="float" office:value="299.07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12737.0"/>
          <table:table-cell office:value-type="float" office:value="638046.0"/>
          <table:table-cell office:value-type="float" office:value="638046.0"/>
          <table:table-cell office:value-type="float" office:value="74531.0"/>
          <table:table-cell office:value-type="float" office:value="5126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4"/>
          <table:table-cell office:value-type="float" office:value="299.22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24709.0"/>
          <table:table-cell office:value-type="float" office:value="827858.0"/>
          <table:table-cell office:value-type="float" office:value="74531.0"/>
          <table:table-cell office:value-type="float" office:value="51263.0"/>
          <table:table-cell office:value-type="float" office:value="0.0"/>
          <table:table-cell office:value-type="float" office:value="0.0"/>
          <table:table-cell table:formula="of:=MIN([.$B30];[.$O30];[.$AB30])" office:value-type="float"/>
          <table:table-cell table:formula="of:=MIN([.$C30];[.$P30];[.$AC30])" office:value-type="float"/>
          <table:table-cell table:formula="of:=MIN([.$D30];[.$Q30];[.$AD30])" office:value-type="float"/>
          <table:table-cell table:formula="of:=MIN([.$E30];[.$R30];[.$AE30])" office:value-type="float"/>
          <table:table-cell table:formula="of:=MIN([.$F30];[.$S30];[.$AF30])" office:value-type="float"/>
          <table:table-cell table:formula="of:=MIN([.$G30];[.$T30];[.$AG30])" office:value-type="float"/>
          <table:table-cell table:formula="of:=MIN([.$H30];[.$U30];[.$AH30])" office:value-type="float"/>
          <table:table-cell table:formula="of:=MIN([.$I30];[.$V30];[.$AI30])" office:value-type="float"/>
          <table:table-cell table:formula="of:=MIN([.$J30];[.$W30])" office:value-type="float"/>
          <table:table-cell table:formula="of:=MIN([.$K30];[.$X30];[.$AJ30])" office:value-type="float"/>
          <table:table-cell table:formula="of:=MIN([.$L30];[.$Y30];[.$AK30])" office:value-type="float"/>
          <table:table-cell table:formula="of:=MIN([.$M30];[.$Z30];[.$AL30])" office:value-type="float"/>
          <table:table-cell table:formula="of:=MIN([.$N30];[.$AA30];[.$AM30])" office:value-type="float"/>
          <table:table-cell table:formula="of:=MEDIAN([.$B30];[.$O30];[.$AB30])" office:value-type="float"/>
          <table:table-cell table:formula="of:=MEDIAN([.$C30];[.$P30];[.$AC30])" office:value-type="float"/>
          <table:table-cell table:formula="of:=MEDIAN([.$D30];[.$Q30];[.$AD30])" office:value-type="float"/>
          <table:table-cell table:formula="of:=MEDIAN([.$E30];[.$R30];[.$AE30])" office:value-type="float"/>
          <table:table-cell table:formula="of:=MEDIAN([.$F30];[.$S30];[.$AF30])" office:value-type="float"/>
          <table:table-cell table:formula="of:=MEDIAN([.$G30];[.$T30];[.$AG30])" office:value-type="float"/>
          <table:table-cell table:formula="of:=MEDIAN([.$H30];[.$U30];[.$AH30])" office:value-type="float"/>
          <table:table-cell table:formula="of:=MEDIAN([.$I30];[.$V30];[.$AI30])" office:value-type="float"/>
          <table:table-cell table:formula="of:=MEDIAN([.$J30];[.$W30])" office:value-type="float"/>
          <table:table-cell table:formula="of:=MEDIAN([.$K30];[.$X30];[.$AJ30])" office:value-type="float"/>
          <table:table-cell table:formula="of:=MEDIAN([.$L30];[.$Y30];[.$AK30])" office:value-type="float"/>
          <table:table-cell table:formula="of:=MEDIAN([.$M30];[.$Z30];[.$AL30])" office:value-type="float"/>
          <table:table-cell table:formula="of:=MEDIAN([.$N30];[.$AA30];[.$AM30])" office:value-type="float"/>
          <table:table-cell table:formula="of:=MAX([.$B30];[.$O30];[.$AB30])" office:value-type="float"/>
          <table:table-cell table:formula="of:=MAX([.$C30];[.$P30];[.$AC30])" office:value-type="float"/>
          <table:table-cell table:formula="of:=MAX([.$D30];[.$Q30];[.$AD30])" office:value-type="float"/>
          <table:table-cell table:formula="of:=MAX([.$E30];[.$R30];[.$AE30])" office:value-type="float"/>
          <table:table-cell table:formula="of:=MAX([.$F30];[.$S30];[.$AF30])" office:value-type="float"/>
          <table:table-cell table:formula="of:=MAX([.$G30];[.$T30];[.$AG30])" office:value-type="float"/>
          <table:table-cell table:formula="of:=MAX([.$H30];[.$U30];[.$AH30])" office:value-type="float"/>
          <table:table-cell table:formula="of:=MAX([.$I30];[.$V30];[.$AI30])" office:value-type="float"/>
          <table:table-cell table:formula="of:=MAX([.$J30];[.$W30])" office:value-type="float"/>
          <table:table-cell table:formula="of:=MAX([.$K30];[.$X30];[.$AJ30])" office:value-type="float"/>
          <table:table-cell table:formula="of:=MAX([.$L30];[.$Y30];[.$AK30])" office:value-type="float"/>
          <table:table-cell table:formula="of:=MAX([.$M30];[.$Z30];[.$AL30])" office:value-type="float"/>
          <table:table-cell table:formula="of:=MAX([.$N30];[.$AA30];[.$AM30])" office:value-type="float"/>
        </table:table-row>
        <table:table-row table:style-name="ro1">
          <table:table-cell office:value-type="string">
            <text:p>BLOCKS.BLOCKS-10-0.asp/35</text:p>
          </table:table-cell>
          <table:table-cell office:value-type="float" office:value="300.0"/>
          <table:table-cell office:value-type="float" office:value="299.986"/>
          <table:table-cell office:value-type="float" office:value="299.05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55833.0"/>
          <table:table-cell office:value-type="float" office:value="704385.0"/>
          <table:table-cell office:value-type="float" office:value="704385.0"/>
          <table:table-cell office:value-type="float" office:value="76696.0"/>
          <table:table-cell office:value-type="float" office:value="5307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4"/>
          <table:table-cell office:value-type="float" office:value="299.04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50031.0"/>
          <table:table-cell office:value-type="float" office:value="696197.0"/>
          <table:table-cell office:value-type="float" office:value="696197.0"/>
          <table:table-cell office:value-type="float" office:value="76696.0"/>
          <table:table-cell office:value-type="float" office:value="5307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9.21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08133.0"/>
          <table:table-cell office:value-type="float" office:value="707273.0"/>
          <table:table-cell office:value-type="float" office:value="76696.0"/>
          <table:table-cell office:value-type="float" office:value="53077.0"/>
          <table:table-cell office:value-type="float" office:value="0.0"/>
          <table:table-cell office:value-type="float" office:value="0.0"/>
          <table:table-cell table:formula="of:=MIN([.$B31];[.$O31];[.$AB31])" office:value-type="float"/>
          <table:table-cell table:formula="of:=MIN([.$C31];[.$P31];[.$AC31])" office:value-type="float"/>
          <table:table-cell table:formula="of:=MIN([.$D31];[.$Q31];[.$AD31])" office:value-type="float"/>
          <table:table-cell table:formula="of:=MIN([.$E31];[.$R31];[.$AE31])" office:value-type="float"/>
          <table:table-cell table:formula="of:=MIN([.$F31];[.$S31];[.$AF31])" office:value-type="float"/>
          <table:table-cell table:formula="of:=MIN([.$G31];[.$T31];[.$AG31])" office:value-type="float"/>
          <table:table-cell table:formula="of:=MIN([.$H31];[.$U31];[.$AH31])" office:value-type="float"/>
          <table:table-cell table:formula="of:=MIN([.$I31];[.$V31];[.$AI31])" office:value-type="float"/>
          <table:table-cell table:formula="of:=MIN([.$J31];[.$W31])" office:value-type="float"/>
          <table:table-cell table:formula="of:=MIN([.$K31];[.$X31];[.$AJ31])" office:value-type="float"/>
          <table:table-cell table:formula="of:=MIN([.$L31];[.$Y31];[.$AK31])" office:value-type="float"/>
          <table:table-cell table:formula="of:=MIN([.$M31];[.$Z31];[.$AL31])" office:value-type="float"/>
          <table:table-cell table:formula="of:=MIN([.$N31];[.$AA31];[.$AM31])" office:value-type="float"/>
          <table:table-cell table:formula="of:=MEDIAN([.$B31];[.$O31];[.$AB31])" office:value-type="float"/>
          <table:table-cell table:formula="of:=MEDIAN([.$C31];[.$P31];[.$AC31])" office:value-type="float"/>
          <table:table-cell table:formula="of:=MEDIAN([.$D31];[.$Q31];[.$AD31])" office:value-type="float"/>
          <table:table-cell table:formula="of:=MEDIAN([.$E31];[.$R31];[.$AE31])" office:value-type="float"/>
          <table:table-cell table:formula="of:=MEDIAN([.$F31];[.$S31];[.$AF31])" office:value-type="float"/>
          <table:table-cell table:formula="of:=MEDIAN([.$G31];[.$T31];[.$AG31])" office:value-type="float"/>
          <table:table-cell table:formula="of:=MEDIAN([.$H31];[.$U31];[.$AH31])" office:value-type="float"/>
          <table:table-cell table:formula="of:=MEDIAN([.$I31];[.$V31];[.$AI31])" office:value-type="float"/>
          <table:table-cell table:formula="of:=MEDIAN([.$J31];[.$W31])" office:value-type="float"/>
          <table:table-cell table:formula="of:=MEDIAN([.$K31];[.$X31];[.$AJ31])" office:value-type="float"/>
          <table:table-cell table:formula="of:=MEDIAN([.$L31];[.$Y31];[.$AK31])" office:value-type="float"/>
          <table:table-cell table:formula="of:=MEDIAN([.$M31];[.$Z31];[.$AL31])" office:value-type="float"/>
          <table:table-cell table:formula="of:=MEDIAN([.$N31];[.$AA31];[.$AM31])" office:value-type="float"/>
          <table:table-cell table:formula="of:=MAX([.$B31];[.$O31];[.$AB31])" office:value-type="float"/>
          <table:table-cell table:formula="of:=MAX([.$C31];[.$P31];[.$AC31])" office:value-type="float"/>
          <table:table-cell table:formula="of:=MAX([.$D31];[.$Q31];[.$AD31])" office:value-type="float"/>
          <table:table-cell table:formula="of:=MAX([.$E31];[.$R31];[.$AE31])" office:value-type="float"/>
          <table:table-cell table:formula="of:=MAX([.$F31];[.$S31];[.$AF31])" office:value-type="float"/>
          <table:table-cell table:formula="of:=MAX([.$G31];[.$T31];[.$AG31])" office:value-type="float"/>
          <table:table-cell table:formula="of:=MAX([.$H31];[.$U31];[.$AH31])" office:value-type="float"/>
          <table:table-cell table:formula="of:=MAX([.$I31];[.$V31];[.$AI31])" office:value-type="float"/>
          <table:table-cell table:formula="of:=MAX([.$J31];[.$W31])" office:value-type="float"/>
          <table:table-cell table:formula="of:=MAX([.$K31];[.$X31];[.$AJ31])" office:value-type="float"/>
          <table:table-cell table:formula="of:=MAX([.$L31];[.$Y31];[.$AK31])" office:value-type="float"/>
          <table:table-cell table:formula="of:=MAX([.$M31];[.$Z31];[.$AL31])" office:value-type="float"/>
          <table:table-cell table:formula="of:=MAX([.$N31];[.$AA31];[.$AM31])" office:value-type="float"/>
        </table:table-row>
        <table:table-row table:style-name="ro1">
          <table:table-cell office:value-type="string">
            <text:p>BLOCKS.BLOCKS-10-0.asp/36</text:p>
          </table:table-cell>
          <table:table-cell office:value-type="float" office:value="300.0"/>
          <table:table-cell office:value-type="float" office:value="299.986"/>
          <table:table-cell office:value-type="float" office:value="298.87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12242.0"/>
          <table:table-cell office:value-type="float" office:value="646799.0"/>
          <table:table-cell office:value-type="float" office:value="646799.0"/>
          <table:table-cell office:value-type="float" office:value="78861.0"/>
          <table:table-cell office:value-type="float" office:value="5489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2"/>
          <table:table-cell office:value-type="float" office:value="298.88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12368.0"/>
          <table:table-cell office:value-type="float" office:value="646958.0"/>
          <table:table-cell office:value-type="float" office:value="646958.0"/>
          <table:table-cell office:value-type="float" office:value="78861.0"/>
          <table:table-cell office:value-type="float" office:value="5489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2"/>
          <table:table-cell office:value-type="float" office:value="299.17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08769.0"/>
          <table:table-cell office:value-type="float" office:value="816477.0"/>
          <table:table-cell office:value-type="float" office:value="78861.0"/>
          <table:table-cell office:value-type="float" office:value="54891.0"/>
          <table:table-cell office:value-type="float" office:value="0.0"/>
          <table:table-cell office:value-type="float" office:value="0.0"/>
          <table:table-cell table:formula="of:=MIN([.$B32];[.$O32];[.$AB32])" office:value-type="float"/>
          <table:table-cell table:formula="of:=MIN([.$C32];[.$P32];[.$AC32])" office:value-type="float"/>
          <table:table-cell table:formula="of:=MIN([.$D32];[.$Q32];[.$AD32])" office:value-type="float"/>
          <table:table-cell table:formula="of:=MIN([.$E32];[.$R32];[.$AE32])" office:value-type="float"/>
          <table:table-cell table:formula="of:=MIN([.$F32];[.$S32];[.$AF32])" office:value-type="float"/>
          <table:table-cell table:formula="of:=MIN([.$G32];[.$T32];[.$AG32])" office:value-type="float"/>
          <table:table-cell table:formula="of:=MIN([.$H32];[.$U32];[.$AH32])" office:value-type="float"/>
          <table:table-cell table:formula="of:=MIN([.$I32];[.$V32];[.$AI32])" office:value-type="float"/>
          <table:table-cell table:formula="of:=MIN([.$J32];[.$W32])" office:value-type="float"/>
          <table:table-cell table:formula="of:=MIN([.$K32];[.$X32];[.$AJ32])" office:value-type="float"/>
          <table:table-cell table:formula="of:=MIN([.$L32];[.$Y32];[.$AK32])" office:value-type="float"/>
          <table:table-cell table:formula="of:=MIN([.$M32];[.$Z32];[.$AL32])" office:value-type="float"/>
          <table:table-cell table:formula="of:=MIN([.$N32];[.$AA32];[.$AM32])" office:value-type="float"/>
          <table:table-cell table:formula="of:=MEDIAN([.$B32];[.$O32];[.$AB32])" office:value-type="float"/>
          <table:table-cell table:formula="of:=MEDIAN([.$C32];[.$P32];[.$AC32])" office:value-type="float"/>
          <table:table-cell table:formula="of:=MEDIAN([.$D32];[.$Q32];[.$AD32])" office:value-type="float"/>
          <table:table-cell table:formula="of:=MEDIAN([.$E32];[.$R32];[.$AE32])" office:value-type="float"/>
          <table:table-cell table:formula="of:=MEDIAN([.$F32];[.$S32];[.$AF32])" office:value-type="float"/>
          <table:table-cell table:formula="of:=MEDIAN([.$G32];[.$T32];[.$AG32])" office:value-type="float"/>
          <table:table-cell table:formula="of:=MEDIAN([.$H32];[.$U32];[.$AH32])" office:value-type="float"/>
          <table:table-cell table:formula="of:=MEDIAN([.$I32];[.$V32];[.$AI32])" office:value-type="float"/>
          <table:table-cell table:formula="of:=MEDIAN([.$J32];[.$W32])" office:value-type="float"/>
          <table:table-cell table:formula="of:=MEDIAN([.$K32];[.$X32];[.$AJ32])" office:value-type="float"/>
          <table:table-cell table:formula="of:=MEDIAN([.$L32];[.$Y32];[.$AK32])" office:value-type="float"/>
          <table:table-cell table:formula="of:=MEDIAN([.$M32];[.$Z32];[.$AL32])" office:value-type="float"/>
          <table:table-cell table:formula="of:=MEDIAN([.$N32];[.$AA32];[.$AM32])" office:value-type="float"/>
          <table:table-cell table:formula="of:=MAX([.$B32];[.$O32];[.$AB32])" office:value-type="float"/>
          <table:table-cell table:formula="of:=MAX([.$C32];[.$P32];[.$AC32])" office:value-type="float"/>
          <table:table-cell table:formula="of:=MAX([.$D32];[.$Q32];[.$AD32])" office:value-type="float"/>
          <table:table-cell table:formula="of:=MAX([.$E32];[.$R32];[.$AE32])" office:value-type="float"/>
          <table:table-cell table:formula="of:=MAX([.$F32];[.$S32];[.$AF32])" office:value-type="float"/>
          <table:table-cell table:formula="of:=MAX([.$G32];[.$T32];[.$AG32])" office:value-type="float"/>
          <table:table-cell table:formula="of:=MAX([.$H32];[.$U32];[.$AH32])" office:value-type="float"/>
          <table:table-cell table:formula="of:=MAX([.$I32];[.$V32];[.$AI32])" office:value-type="float"/>
          <table:table-cell table:formula="of:=MAX([.$J32];[.$W32])" office:value-type="float"/>
          <table:table-cell table:formula="of:=MAX([.$K32];[.$X32];[.$AJ32])" office:value-type="float"/>
          <table:table-cell table:formula="of:=MAX([.$L32];[.$Y32];[.$AK32])" office:value-type="float"/>
          <table:table-cell table:formula="of:=MAX([.$M32];[.$Z32];[.$AL32])" office:value-type="float"/>
          <table:table-cell table:formula="of:=MAX([.$N32];[.$AA32];[.$AM32])" office:value-type="float"/>
        </table:table-row>
        <table:table-row table:style-name="ro1">
          <table:table-cell office:value-type="string">
            <text:p>BLOCKS.BLOCKS-10-0.asp/37</text:p>
          </table:table-cell>
          <table:table-cell office:value-type="float" office:value="300.0"/>
          <table:table-cell office:value-type="float" office:value="299.993"/>
          <table:table-cell office:value-type="float" office:value="298.96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04406.0"/>
          <table:table-cell office:value-type="float" office:value="656501.0"/>
          <table:table-cell office:value-type="float" office:value="656501.0"/>
          <table:table-cell office:value-type="float" office:value="81026.0"/>
          <table:table-cell office:value-type="float" office:value="5670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8.85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06605.0"/>
          <table:table-cell office:value-type="float" office:value="659580.0"/>
          <table:table-cell office:value-type="float" office:value="659580.0"/>
          <table:table-cell office:value-type="float" office:value="81026.0"/>
          <table:table-cell office:value-type="float" office:value="5670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9.16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18807.0"/>
          <table:table-cell office:value-type="float" office:value="587235.0"/>
          <table:table-cell office:value-type="float" office:value="81026.0"/>
          <table:table-cell office:value-type="float" office:value="56705.0"/>
          <table:table-cell office:value-type="float" office:value="0.0"/>
          <table:table-cell office:value-type="float" office:value="0.0"/>
          <table:table-cell table:formula="of:=MIN([.$B33];[.$O33];[.$AB33])" office:value-type="float"/>
          <table:table-cell table:formula="of:=MIN([.$C33];[.$P33];[.$AC33])" office:value-type="float"/>
          <table:table-cell table:formula="of:=MIN([.$D33];[.$Q33];[.$AD33])" office:value-type="float"/>
          <table:table-cell table:formula="of:=MIN([.$E33];[.$R33];[.$AE33])" office:value-type="float"/>
          <table:table-cell table:formula="of:=MIN([.$F33];[.$S33];[.$AF33])" office:value-type="float"/>
          <table:table-cell table:formula="of:=MIN([.$G33];[.$T33];[.$AG33])" office:value-type="float"/>
          <table:table-cell table:formula="of:=MIN([.$H33];[.$U33];[.$AH33])" office:value-type="float"/>
          <table:table-cell table:formula="of:=MIN([.$I33];[.$V33];[.$AI33])" office:value-type="float"/>
          <table:table-cell table:formula="of:=MIN([.$J33];[.$W33])" office:value-type="float"/>
          <table:table-cell table:formula="of:=MIN([.$K33];[.$X33];[.$AJ33])" office:value-type="float"/>
          <table:table-cell table:formula="of:=MIN([.$L33];[.$Y33];[.$AK33])" office:value-type="float"/>
          <table:table-cell table:formula="of:=MIN([.$M33];[.$Z33];[.$AL33])" office:value-type="float"/>
          <table:table-cell table:formula="of:=MIN([.$N33];[.$AA33];[.$AM33])" office:value-type="float"/>
          <table:table-cell table:formula="of:=MEDIAN([.$B33];[.$O33];[.$AB33])" office:value-type="float"/>
          <table:table-cell table:formula="of:=MEDIAN([.$C33];[.$P33];[.$AC33])" office:value-type="float"/>
          <table:table-cell table:formula="of:=MEDIAN([.$D33];[.$Q33];[.$AD33])" office:value-type="float"/>
          <table:table-cell table:formula="of:=MEDIAN([.$E33];[.$R33];[.$AE33])" office:value-type="float"/>
          <table:table-cell table:formula="of:=MEDIAN([.$F33];[.$S33];[.$AF33])" office:value-type="float"/>
          <table:table-cell table:formula="of:=MEDIAN([.$G33];[.$T33];[.$AG33])" office:value-type="float"/>
          <table:table-cell table:formula="of:=MEDIAN([.$H33];[.$U33];[.$AH33])" office:value-type="float"/>
          <table:table-cell table:formula="of:=MEDIAN([.$I33];[.$V33];[.$AI33])" office:value-type="float"/>
          <table:table-cell table:formula="of:=MEDIAN([.$J33];[.$W33])" office:value-type="float"/>
          <table:table-cell table:formula="of:=MEDIAN([.$K33];[.$X33];[.$AJ33])" office:value-type="float"/>
          <table:table-cell table:formula="of:=MEDIAN([.$L33];[.$Y33];[.$AK33])" office:value-type="float"/>
          <table:table-cell table:formula="of:=MEDIAN([.$M33];[.$Z33];[.$AL33])" office:value-type="float"/>
          <table:table-cell table:formula="of:=MEDIAN([.$N33];[.$AA33];[.$AM33])" office:value-type="float"/>
          <table:table-cell table:formula="of:=MAX([.$B33];[.$O33];[.$AB33])" office:value-type="float"/>
          <table:table-cell table:formula="of:=MAX([.$C33];[.$P33];[.$AC33])" office:value-type="float"/>
          <table:table-cell table:formula="of:=MAX([.$D33];[.$Q33];[.$AD33])" office:value-type="float"/>
          <table:table-cell table:formula="of:=MAX([.$E33];[.$R33];[.$AE33])" office:value-type="float"/>
          <table:table-cell table:formula="of:=MAX([.$F33];[.$S33];[.$AF33])" office:value-type="float"/>
          <table:table-cell table:formula="of:=MAX([.$G33];[.$T33];[.$AG33])" office:value-type="float"/>
          <table:table-cell table:formula="of:=MAX([.$H33];[.$U33];[.$AH33])" office:value-type="float"/>
          <table:table-cell table:formula="of:=MAX([.$I33];[.$V33];[.$AI33])" office:value-type="float"/>
          <table:table-cell table:formula="of:=MAX([.$J33];[.$W33])" office:value-type="float"/>
          <table:table-cell table:formula="of:=MAX([.$K33];[.$X33];[.$AJ33])" office:value-type="float"/>
          <table:table-cell table:formula="of:=MAX([.$L33];[.$Y33];[.$AK33])" office:value-type="float"/>
          <table:table-cell table:formula="of:=MAX([.$M33];[.$Z33];[.$AL33])" office:value-type="float"/>
          <table:table-cell table:formula="of:=MAX([.$N33];[.$AA33];[.$AM33])" office:value-type="float"/>
        </table:table-row>
        <table:table-row table:style-name="ro1">
          <table:table-cell office:value-type="string">
            <text:p>BLOCKS.BLOCKS-10-0.asp/38</text:p>
          </table:table-cell>
          <table:table-cell office:value-type="float" office:value="1.50525"/>
          <table:table-cell office:value-type="float" office:value="1.444"/>
          <table:table-cell office:value-type="float" office:value="0.42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906.0"/>
          <table:table-cell office:value-type="float" office:value="12152.0"/>
          <table:table-cell office:value-type="float" office:value="12151.0"/>
          <table:table-cell office:value-type="float" office:value="83191.0"/>
          <table:table-cell office:value-type="float" office:value="58519.0"/>
          <table:table-cell office:value-type="float" office:value="0.0"/>
          <table:table-cell office:value-type="float" office:value="0.0"/>
          <table:table-cell office:value-type="float" office:value="1.52293"/>
          <table:table-cell office:value-type="float" office:value="1.457"/>
          <table:table-cell office:value-type="float" office:value="0.4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906.0"/>
          <table:table-cell office:value-type="float" office:value="12152.0"/>
          <table:table-cell office:value-type="float" office:value="12151.0"/>
          <table:table-cell office:value-type="float" office:value="83191.0"/>
          <table:table-cell office:value-type="float" office:value="5851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9.09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14064.0"/>
          <table:table-cell office:value-type="float" office:value="704779.0"/>
          <table:table-cell office:value-type="float" office:value="83191.0"/>
          <table:table-cell office:value-type="float" office:value="58519.0"/>
          <table:table-cell office:value-type="float" office:value="0.0"/>
          <table:table-cell office:value-type="float" office:value="0.0"/>
          <table:table-cell table:formula="of:=MIN([.$B34];[.$O34];[.$AB34])" office:value-type="float"/>
          <table:table-cell table:formula="of:=MIN([.$C34];[.$P34];[.$AC34])" office:value-type="float"/>
          <table:table-cell table:formula="of:=MIN([.$D34];[.$Q34];[.$AD34])" office:value-type="float"/>
          <table:table-cell table:formula="of:=MIN([.$E34];[.$R34];[.$AE34])" office:value-type="float"/>
          <table:table-cell table:formula="of:=MIN([.$F34];[.$S34];[.$AF34])" office:value-type="float"/>
          <table:table-cell table:formula="of:=MIN([.$G34];[.$T34];[.$AG34])" office:value-type="float"/>
          <table:table-cell table:formula="of:=MIN([.$H34];[.$U34];[.$AH34])" office:value-type="float"/>
          <table:table-cell table:formula="of:=MIN([.$I34];[.$V34];[.$AI34])" office:value-type="float"/>
          <table:table-cell table:formula="of:=MIN([.$J34];[.$W34])" office:value-type="float"/>
          <table:table-cell table:formula="of:=MIN([.$K34];[.$X34];[.$AJ34])" office:value-type="float"/>
          <table:table-cell table:formula="of:=MIN([.$L34];[.$Y34];[.$AK34])" office:value-type="float"/>
          <table:table-cell table:formula="of:=MIN([.$M34];[.$Z34];[.$AL34])" office:value-type="float"/>
          <table:table-cell table:formula="of:=MIN([.$N34];[.$AA34];[.$AM34])" office:value-type="float"/>
          <table:table-cell table:formula="of:=MEDIAN([.$B34];[.$O34];[.$AB34])" office:value-type="float"/>
          <table:table-cell table:formula="of:=MEDIAN([.$C34];[.$P34];[.$AC34])" office:value-type="float"/>
          <table:table-cell table:formula="of:=MEDIAN([.$D34];[.$Q34];[.$AD34])" office:value-type="float"/>
          <table:table-cell table:formula="of:=MEDIAN([.$E34];[.$R34];[.$AE34])" office:value-type="float"/>
          <table:table-cell table:formula="of:=MEDIAN([.$F34];[.$S34];[.$AF34])" office:value-type="float"/>
          <table:table-cell table:formula="of:=MEDIAN([.$G34];[.$T34];[.$AG34])" office:value-type="float"/>
          <table:table-cell table:formula="of:=MEDIAN([.$H34];[.$U34];[.$AH34])" office:value-type="float"/>
          <table:table-cell table:formula="of:=MEDIAN([.$I34];[.$V34];[.$AI34])" office:value-type="float"/>
          <table:table-cell table:formula="of:=MEDIAN([.$J34];[.$W34])" office:value-type="float"/>
          <table:table-cell table:formula="of:=MEDIAN([.$K34];[.$X34];[.$AJ34])" office:value-type="float"/>
          <table:table-cell table:formula="of:=MEDIAN([.$L34];[.$Y34];[.$AK34])" office:value-type="float"/>
          <table:table-cell table:formula="of:=MEDIAN([.$M34];[.$Z34];[.$AL34])" office:value-type="float"/>
          <table:table-cell table:formula="of:=MEDIAN([.$N34];[.$AA34];[.$AM34])" office:value-type="float"/>
          <table:table-cell table:formula="of:=MAX([.$B34];[.$O34];[.$AB34])" office:value-type="float"/>
          <table:table-cell table:formula="of:=MAX([.$C34];[.$P34];[.$AC34])" office:value-type="float"/>
          <table:table-cell table:formula="of:=MAX([.$D34];[.$Q34];[.$AD34])" office:value-type="float"/>
          <table:table-cell table:formula="of:=MAX([.$E34];[.$R34];[.$AE34])" office:value-type="float"/>
          <table:table-cell table:formula="of:=MAX([.$F34];[.$S34];[.$AF34])" office:value-type="float"/>
          <table:table-cell table:formula="of:=MAX([.$G34];[.$T34];[.$AG34])" office:value-type="float"/>
          <table:table-cell table:formula="of:=MAX([.$H34];[.$U34];[.$AH34])" office:value-type="float"/>
          <table:table-cell table:formula="of:=MAX([.$I34];[.$V34];[.$AI34])" office:value-type="float"/>
          <table:table-cell table:formula="of:=MAX([.$J34];[.$W34])" office:value-type="float"/>
          <table:table-cell table:formula="of:=MAX([.$K34];[.$X34];[.$AJ34])" office:value-type="float"/>
          <table:table-cell table:formula="of:=MAX([.$L34];[.$Y34];[.$AK34])" office:value-type="float"/>
          <table:table-cell table:formula="of:=MAX([.$M34];[.$Z34];[.$AL34])" office:value-type="float"/>
          <table:table-cell table:formula="of:=MAX([.$N34];[.$AA34];[.$AM34])" office:value-type="float"/>
        </table:table-row>
        <table:table-row table:style-name="ro1">
          <table:table-cell office:value-type="string">
            <text:p>BLOCKS.BLOCKS-10-0.asp/39</text:p>
          </table:table-cell>
          <table:table-cell office:value-type="float" office:value="300.0"/>
          <table:table-cell office:value-type="float" office:value="299.989"/>
          <table:table-cell office:value-type="float" office:value="298.8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76767.0"/>
          <table:table-cell office:value-type="float" office:value="602525.0"/>
          <table:table-cell office:value-type="float" office:value="602525.0"/>
          <table:table-cell office:value-type="float" office:value="85356.0"/>
          <table:table-cell office:value-type="float" office:value="6033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1"/>
          <table:table-cell office:value-type="float" office:value="298.76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79607.0"/>
          <table:table-cell office:value-type="float" office:value="606577.0"/>
          <table:table-cell office:value-type="float" office:value="606577.0"/>
          <table:table-cell office:value-type="float" office:value="85356.0"/>
          <table:table-cell office:value-type="float" office:value="6033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8.98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91383.0"/>
          <table:table-cell office:value-type="float" office:value="684746.0"/>
          <table:table-cell office:value-type="float" office:value="85356.0"/>
          <table:table-cell office:value-type="float" office:value="60333.0"/>
          <table:table-cell office:value-type="float" office:value="0.0"/>
          <table:table-cell office:value-type="float" office:value="0.0"/>
          <table:table-cell table:formula="of:=MIN([.$B35];[.$O35];[.$AB35])" office:value-type="float"/>
          <table:table-cell table:formula="of:=MIN([.$C35];[.$P35];[.$AC35])" office:value-type="float"/>
          <table:table-cell table:formula="of:=MIN([.$D35];[.$Q35];[.$AD35])" office:value-type="float"/>
          <table:table-cell table:formula="of:=MIN([.$E35];[.$R35];[.$AE35])" office:value-type="float"/>
          <table:table-cell table:formula="of:=MIN([.$F35];[.$S35];[.$AF35])" office:value-type="float"/>
          <table:table-cell table:formula="of:=MIN([.$G35];[.$T35];[.$AG35])" office:value-type="float"/>
          <table:table-cell table:formula="of:=MIN([.$H35];[.$U35];[.$AH35])" office:value-type="float"/>
          <table:table-cell table:formula="of:=MIN([.$I35];[.$V35];[.$AI35])" office:value-type="float"/>
          <table:table-cell table:formula="of:=MIN([.$J35];[.$W35])" office:value-type="float"/>
          <table:table-cell table:formula="of:=MIN([.$K35];[.$X35];[.$AJ35])" office:value-type="float"/>
          <table:table-cell table:formula="of:=MIN([.$L35];[.$Y35];[.$AK35])" office:value-type="float"/>
          <table:table-cell table:formula="of:=MIN([.$M35];[.$Z35];[.$AL35])" office:value-type="float"/>
          <table:table-cell table:formula="of:=MIN([.$N35];[.$AA35];[.$AM35])" office:value-type="float"/>
          <table:table-cell table:formula="of:=MEDIAN([.$B35];[.$O35];[.$AB35])" office:value-type="float"/>
          <table:table-cell table:formula="of:=MEDIAN([.$C35];[.$P35];[.$AC35])" office:value-type="float"/>
          <table:table-cell table:formula="of:=MEDIAN([.$D35];[.$Q35];[.$AD35])" office:value-type="float"/>
          <table:table-cell table:formula="of:=MEDIAN([.$E35];[.$R35];[.$AE35])" office:value-type="float"/>
          <table:table-cell table:formula="of:=MEDIAN([.$F35];[.$S35];[.$AF35])" office:value-type="float"/>
          <table:table-cell table:formula="of:=MEDIAN([.$G35];[.$T35];[.$AG35])" office:value-type="float"/>
          <table:table-cell table:formula="of:=MEDIAN([.$H35];[.$U35];[.$AH35])" office:value-type="float"/>
          <table:table-cell table:formula="of:=MEDIAN([.$I35];[.$V35];[.$AI35])" office:value-type="float"/>
          <table:table-cell table:formula="of:=MEDIAN([.$J35];[.$W35])" office:value-type="float"/>
          <table:table-cell table:formula="of:=MEDIAN([.$K35];[.$X35];[.$AJ35])" office:value-type="float"/>
          <table:table-cell table:formula="of:=MEDIAN([.$L35];[.$Y35];[.$AK35])" office:value-type="float"/>
          <table:table-cell table:formula="of:=MEDIAN([.$M35];[.$Z35];[.$AL35])" office:value-type="float"/>
          <table:table-cell table:formula="of:=MEDIAN([.$N35];[.$AA35];[.$AM35])" office:value-type="float"/>
          <table:table-cell table:formula="of:=MAX([.$B35];[.$O35];[.$AB35])" office:value-type="float"/>
          <table:table-cell table:formula="of:=MAX([.$C35];[.$P35];[.$AC35])" office:value-type="float"/>
          <table:table-cell table:formula="of:=MAX([.$D35];[.$Q35];[.$AD35])" office:value-type="float"/>
          <table:table-cell table:formula="of:=MAX([.$E35];[.$R35];[.$AE35])" office:value-type="float"/>
          <table:table-cell table:formula="of:=MAX([.$F35];[.$S35];[.$AF35])" office:value-type="float"/>
          <table:table-cell table:formula="of:=MAX([.$G35];[.$T35];[.$AG35])" office:value-type="float"/>
          <table:table-cell table:formula="of:=MAX([.$H35];[.$U35];[.$AH35])" office:value-type="float"/>
          <table:table-cell table:formula="of:=MAX([.$I35];[.$V35];[.$AI35])" office:value-type="float"/>
          <table:table-cell table:formula="of:=MAX([.$J35];[.$W35])" office:value-type="float"/>
          <table:table-cell table:formula="of:=MAX([.$K35];[.$X35];[.$AJ35])" office:value-type="float"/>
          <table:table-cell table:formula="of:=MAX([.$L35];[.$Y35];[.$AK35])" office:value-type="float"/>
          <table:table-cell table:formula="of:=MAX([.$M35];[.$Z35];[.$AL35])" office:value-type="float"/>
          <table:table-cell table:formula="of:=MAX([.$N35];[.$AA35];[.$AM35])" office:value-type="float"/>
        </table:table-row>
        <table:table-row table:style-name="ro1">
          <table:table-cell office:value-type="string">
            <text:p>BLOCKS.BLOCKS-10-0.asp/4</text:p>
          </table:table-cell>
          <table:table-cell office:value-type="float" office:value="0.152099"/>
          <table:table-cell office:value-type="float" office:value="0.1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581.0"/>
          <table:table-cell office:value-type="float" office:value="119.0"/>
          <table:table-cell office:value-type="float" office:value="0.0"/>
          <table:table-cell office:value-type="float" office:value="0.0"/>
          <table:table-cell office:value-type="float" office:value="0.168045"/>
          <table:table-cell office:value-type="float" office:value="0.1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581.0"/>
          <table:table-cell office:value-type="float" office:value="119.0"/>
          <table:table-cell office:value-type="float" office:value="0.0"/>
          <table:table-cell office:value-type="float" office:value="0.0"/>
          <table:table-cell office:value-type="float" office:value="0.135202"/>
          <table:table-cell office:value-type="float" office:value="0.0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9581.0"/>
          <table:table-cell office:value-type="float" office:value="119.0"/>
          <table:table-cell office:value-type="float" office:value="0.0"/>
          <table:table-cell office:value-type="float" office:value="0.0"/>
          <table:table-cell table:formula="of:=MIN([.$B36];[.$O36];[.$AB36])" office:value-type="float"/>
          <table:table-cell table:formula="of:=MIN([.$C36];[.$P36];[.$AC36])" office:value-type="float"/>
          <table:table-cell table:formula="of:=MIN([.$D36];[.$Q36];[.$AD36])" office:value-type="float"/>
          <table:table-cell table:formula="of:=MIN([.$E36];[.$R36];[.$AE36])" office:value-type="float"/>
          <table:table-cell table:formula="of:=MIN([.$F36];[.$S36];[.$AF36])" office:value-type="float"/>
          <table:table-cell table:formula="of:=MIN([.$G36];[.$T36];[.$AG36])" office:value-type="float"/>
          <table:table-cell table:formula="of:=MIN([.$H36];[.$U36];[.$AH36])" office:value-type="float"/>
          <table:table-cell table:formula="of:=MIN([.$I36];[.$V36];[.$AI36])" office:value-type="float"/>
          <table:table-cell table:formula="of:=MIN([.$J36];[.$W36])" office:value-type="float"/>
          <table:table-cell table:formula="of:=MIN([.$K36];[.$X36];[.$AJ36])" office:value-type="float"/>
          <table:table-cell table:formula="of:=MIN([.$L36];[.$Y36];[.$AK36])" office:value-type="float"/>
          <table:table-cell table:formula="of:=MIN([.$M36];[.$Z36];[.$AL36])" office:value-type="float"/>
          <table:table-cell table:formula="of:=MIN([.$N36];[.$AA36];[.$AM36])" office:value-type="float"/>
          <table:table-cell table:formula="of:=MEDIAN([.$B36];[.$O36];[.$AB36])" office:value-type="float"/>
          <table:table-cell table:formula="of:=MEDIAN([.$C36];[.$P36];[.$AC36])" office:value-type="float"/>
          <table:table-cell table:formula="of:=MEDIAN([.$D36];[.$Q36];[.$AD36])" office:value-type="float"/>
          <table:table-cell table:formula="of:=MEDIAN([.$E36];[.$R36];[.$AE36])" office:value-type="float"/>
          <table:table-cell table:formula="of:=MEDIAN([.$F36];[.$S36];[.$AF36])" office:value-type="float"/>
          <table:table-cell table:formula="of:=MEDIAN([.$G36];[.$T36];[.$AG36])" office:value-type="float"/>
          <table:table-cell table:formula="of:=MEDIAN([.$H36];[.$U36];[.$AH36])" office:value-type="float"/>
          <table:table-cell table:formula="of:=MEDIAN([.$I36];[.$V36];[.$AI36])" office:value-type="float"/>
          <table:table-cell table:formula="of:=MEDIAN([.$J36];[.$W36])" office:value-type="float"/>
          <table:table-cell table:formula="of:=MEDIAN([.$K36];[.$X36];[.$AJ36])" office:value-type="float"/>
          <table:table-cell table:formula="of:=MEDIAN([.$L36];[.$Y36];[.$AK36])" office:value-type="float"/>
          <table:table-cell table:formula="of:=MEDIAN([.$M36];[.$Z36];[.$AL36])" office:value-type="float"/>
          <table:table-cell table:formula="of:=MEDIAN([.$N36];[.$AA36];[.$AM36])" office:value-type="float"/>
          <table:table-cell table:formula="of:=MAX([.$B36];[.$O36];[.$AB36])" office:value-type="float"/>
          <table:table-cell table:formula="of:=MAX([.$C36];[.$P36];[.$AC36])" office:value-type="float"/>
          <table:table-cell table:formula="of:=MAX([.$D36];[.$Q36];[.$AD36])" office:value-type="float"/>
          <table:table-cell table:formula="of:=MAX([.$E36];[.$R36];[.$AE36])" office:value-type="float"/>
          <table:table-cell table:formula="of:=MAX([.$F36];[.$S36];[.$AF36])" office:value-type="float"/>
          <table:table-cell table:formula="of:=MAX([.$G36];[.$T36];[.$AG36])" office:value-type="float"/>
          <table:table-cell table:formula="of:=MAX([.$H36];[.$U36];[.$AH36])" office:value-type="float"/>
          <table:table-cell table:formula="of:=MAX([.$I36];[.$V36];[.$AI36])" office:value-type="float"/>
          <table:table-cell table:formula="of:=MAX([.$J36];[.$W36])" office:value-type="float"/>
          <table:table-cell table:formula="of:=MAX([.$K36];[.$X36];[.$AJ36])" office:value-type="float"/>
          <table:table-cell table:formula="of:=MAX([.$L36];[.$Y36];[.$AK36])" office:value-type="float"/>
          <table:table-cell table:formula="of:=MAX([.$M36];[.$Z36];[.$AL36])" office:value-type="float"/>
          <table:table-cell table:formula="of:=MAX([.$N36];[.$AA36];[.$AM36])" office:value-type="float"/>
        </table:table-row>
        <table:table-row table:style-name="ro1">
          <table:table-cell office:value-type="string">
            <text:p>BLOCKS.BLOCKS-10-0.asp/40</text:p>
          </table:table-cell>
          <table:table-cell office:value-type="float" office:value="1.5214"/>
          <table:table-cell office:value-type="float" office:value="1.462"/>
          <table:table-cell office:value-type="float" office:value="0.34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682.0"/>
          <table:table-cell office:value-type="float" office:value="14144.0"/>
          <table:table-cell office:value-type="float" office:value="14143.0"/>
          <table:table-cell office:value-type="float" office:value="87521.0"/>
          <table:table-cell office:value-type="float" office:value="62147.0"/>
          <table:table-cell office:value-type="float" office:value="0.0"/>
          <table:table-cell office:value-type="float" office:value="0.0"/>
          <table:table-cell office:value-type="float" office:value="1.56142"/>
          <table:table-cell office:value-type="float" office:value="1.495"/>
          <table:table-cell office:value-type="float" office:value="0.35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682.0"/>
          <table:table-cell office:value-type="float" office:value="14144.0"/>
          <table:table-cell office:value-type="float" office:value="14143.0"/>
          <table:table-cell office:value-type="float" office:value="87521.0"/>
          <table:table-cell office:value-type="float" office:value="62147.0"/>
          <table:table-cell office:value-type="float" office:value="0.0"/>
          <table:table-cell office:value-type="float" office:value="0.0"/>
          <table:table-cell office:value-type="float" office:value="194.693"/>
          <table:table-cell office:value-type="float" office:value="194.615"/>
          <table:table-cell office:value-type="float" office:value="193.62"/>
          <table:table-cell office:value-type="float" office:value="1.0"/>
          <table:table-cell office:value-type="float" office:value="0.0"/>
          <table:table-cell office:value-type="float" office:value="19.0"/>
          <table:table-cell office:value-type="float" office:value="471273.0"/>
          <table:table-cell office:value-type="float" office:value="533823.0"/>
          <table:table-cell office:value-type="float" office:value="87521.0"/>
          <table:table-cell office:value-type="float" office:value="62147.0"/>
          <table:table-cell office:value-type="float" office:value="0.0"/>
          <table:table-cell office:value-type="float" office:value="0.0"/>
          <table:table-cell table:formula="of:=MIN([.$B37];[.$O37];[.$AB37])" office:value-type="float"/>
          <table:table-cell table:formula="of:=MIN([.$C37];[.$P37];[.$AC37])" office:value-type="float"/>
          <table:table-cell table:formula="of:=MIN([.$D37];[.$Q37];[.$AD37])" office:value-type="float"/>
          <table:table-cell table:formula="of:=MIN([.$E37];[.$R37];[.$AE37])" office:value-type="float"/>
          <table:table-cell table:formula="of:=MIN([.$F37];[.$S37];[.$AF37])" office:value-type="float"/>
          <table:table-cell table:formula="of:=MIN([.$G37];[.$T37];[.$AG37])" office:value-type="float"/>
          <table:table-cell table:formula="of:=MIN([.$H37];[.$U37];[.$AH37])" office:value-type="float"/>
          <table:table-cell table:formula="of:=MIN([.$I37];[.$V37];[.$AI37])" office:value-type="float"/>
          <table:table-cell table:formula="of:=MIN([.$J37];[.$W37])" office:value-type="float"/>
          <table:table-cell table:formula="of:=MIN([.$K37];[.$X37];[.$AJ37])" office:value-type="float"/>
          <table:table-cell table:formula="of:=MIN([.$L37];[.$Y37];[.$AK37])" office:value-type="float"/>
          <table:table-cell table:formula="of:=MIN([.$M37];[.$Z37];[.$AL37])" office:value-type="float"/>
          <table:table-cell table:formula="of:=MIN([.$N37];[.$AA37];[.$AM37])" office:value-type="float"/>
          <table:table-cell table:formula="of:=MEDIAN([.$B37];[.$O37];[.$AB37])" office:value-type="float"/>
          <table:table-cell table:formula="of:=MEDIAN([.$C37];[.$P37];[.$AC37])" office:value-type="float"/>
          <table:table-cell table:formula="of:=MEDIAN([.$D37];[.$Q37];[.$AD37])" office:value-type="float"/>
          <table:table-cell table:formula="of:=MEDIAN([.$E37];[.$R37];[.$AE37])" office:value-type="float"/>
          <table:table-cell table:formula="of:=MEDIAN([.$F37];[.$S37];[.$AF37])" office:value-type="float"/>
          <table:table-cell table:formula="of:=MEDIAN([.$G37];[.$T37];[.$AG37])" office:value-type="float"/>
          <table:table-cell table:formula="of:=MEDIAN([.$H37];[.$U37];[.$AH37])" office:value-type="float"/>
          <table:table-cell table:formula="of:=MEDIAN([.$I37];[.$V37];[.$AI37])" office:value-type="float"/>
          <table:table-cell table:formula="of:=MEDIAN([.$J37];[.$W37])" office:value-type="float"/>
          <table:table-cell table:formula="of:=MEDIAN([.$K37];[.$X37];[.$AJ37])" office:value-type="float"/>
          <table:table-cell table:formula="of:=MEDIAN([.$L37];[.$Y37];[.$AK37])" office:value-type="float"/>
          <table:table-cell table:formula="of:=MEDIAN([.$M37];[.$Z37];[.$AL37])" office:value-type="float"/>
          <table:table-cell table:formula="of:=MEDIAN([.$N37];[.$AA37];[.$AM37])" office:value-type="float"/>
          <table:table-cell table:formula="of:=MAX([.$B37];[.$O37];[.$AB37])" office:value-type="float"/>
          <table:table-cell table:formula="of:=MAX([.$C37];[.$P37];[.$AC37])" office:value-type="float"/>
          <table:table-cell table:formula="of:=MAX([.$D37];[.$Q37];[.$AD37])" office:value-type="float"/>
          <table:table-cell table:formula="of:=MAX([.$E37];[.$R37];[.$AE37])" office:value-type="float"/>
          <table:table-cell table:formula="of:=MAX([.$F37];[.$S37];[.$AF37])" office:value-type="float"/>
          <table:table-cell table:formula="of:=MAX([.$G37];[.$T37];[.$AG37])" office:value-type="float"/>
          <table:table-cell table:formula="of:=MAX([.$H37];[.$U37];[.$AH37])" office:value-type="float"/>
          <table:table-cell table:formula="of:=MAX([.$I37];[.$V37];[.$AI37])" office:value-type="float"/>
          <table:table-cell table:formula="of:=MAX([.$J37];[.$W37])" office:value-type="float"/>
          <table:table-cell table:formula="of:=MAX([.$K37];[.$X37];[.$AJ37])" office:value-type="float"/>
          <table:table-cell table:formula="of:=MAX([.$L37];[.$Y37];[.$AK37])" office:value-type="float"/>
          <table:table-cell table:formula="of:=MAX([.$M37];[.$Z37];[.$AL37])" office:value-type="float"/>
          <table:table-cell table:formula="of:=MAX([.$N37];[.$AA37];[.$AM37])" office:value-type="float"/>
        </table:table-row>
        <table:table-row table:style-name="ro1">
          <table:table-cell office:value-type="string">
            <text:p>BLOCKS.BLOCKS-10-0.asp/5</text:p>
          </table:table-cell>
          <table:table-cell office:value-type="float" office:value="0.182758"/>
          <table:table-cell office:value-type="float" office:value="0.1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746.0"/>
          <table:table-cell office:value-type="float" office:value="163.0"/>
          <table:table-cell office:value-type="float" office:value="0.0"/>
          <table:table-cell office:value-type="float" office:value="0.0"/>
          <table:table-cell office:value-type="float" office:value="0.190947"/>
          <table:table-cell office:value-type="float" office:value="0.1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746.0"/>
          <table:table-cell office:value-type="float" office:value="163.0"/>
          <table:table-cell office:value-type="float" office:value="0.0"/>
          <table:table-cell office:value-type="float" office:value="0.0"/>
          <table:table-cell office:value-type="float" office:value="0.173781"/>
          <table:table-cell office:value-type="float" office:value="0.1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1746.0"/>
          <table:table-cell office:value-type="float" office:value="163.0"/>
          <table:table-cell office:value-type="float" office:value="0.0"/>
          <table:table-cell office:value-type="float" office:value="0.0"/>
          <table:table-cell table:formula="of:=MIN([.$B38];[.$O38];[.$AB38])" office:value-type="float"/>
          <table:table-cell table:formula="of:=MIN([.$C38];[.$P38];[.$AC38])" office:value-type="float"/>
          <table:table-cell table:formula="of:=MIN([.$D38];[.$Q38];[.$AD38])" office:value-type="float"/>
          <table:table-cell table:formula="of:=MIN([.$E38];[.$R38];[.$AE38])" office:value-type="float"/>
          <table:table-cell table:formula="of:=MIN([.$F38];[.$S38];[.$AF38])" office:value-type="float"/>
          <table:table-cell table:formula="of:=MIN([.$G38];[.$T38];[.$AG38])" office:value-type="float"/>
          <table:table-cell table:formula="of:=MIN([.$H38];[.$U38];[.$AH38])" office:value-type="float"/>
          <table:table-cell table:formula="of:=MIN([.$I38];[.$V38];[.$AI38])" office:value-type="float"/>
          <table:table-cell table:formula="of:=MIN([.$J38];[.$W38])" office:value-type="float"/>
          <table:table-cell table:formula="of:=MIN([.$K38];[.$X38];[.$AJ38])" office:value-type="float"/>
          <table:table-cell table:formula="of:=MIN([.$L38];[.$Y38];[.$AK38])" office:value-type="float"/>
          <table:table-cell table:formula="of:=MIN([.$M38];[.$Z38];[.$AL38])" office:value-type="float"/>
          <table:table-cell table:formula="of:=MIN([.$N38];[.$AA38];[.$AM38])" office:value-type="float"/>
          <table:table-cell table:formula="of:=MEDIAN([.$B38];[.$O38];[.$AB38])" office:value-type="float"/>
          <table:table-cell table:formula="of:=MEDIAN([.$C38];[.$P38];[.$AC38])" office:value-type="float"/>
          <table:table-cell table:formula="of:=MEDIAN([.$D38];[.$Q38];[.$AD38])" office:value-type="float"/>
          <table:table-cell table:formula="of:=MEDIAN([.$E38];[.$R38];[.$AE38])" office:value-type="float"/>
          <table:table-cell table:formula="of:=MEDIAN([.$F38];[.$S38];[.$AF38])" office:value-type="float"/>
          <table:table-cell table:formula="of:=MEDIAN([.$G38];[.$T38];[.$AG38])" office:value-type="float"/>
          <table:table-cell table:formula="of:=MEDIAN([.$H38];[.$U38];[.$AH38])" office:value-type="float"/>
          <table:table-cell table:formula="of:=MEDIAN([.$I38];[.$V38];[.$AI38])" office:value-type="float"/>
          <table:table-cell table:formula="of:=MEDIAN([.$J38];[.$W38])" office:value-type="float"/>
          <table:table-cell table:formula="of:=MEDIAN([.$K38];[.$X38];[.$AJ38])" office:value-type="float"/>
          <table:table-cell table:formula="of:=MEDIAN([.$L38];[.$Y38];[.$AK38])" office:value-type="float"/>
          <table:table-cell table:formula="of:=MEDIAN([.$M38];[.$Z38];[.$AL38])" office:value-type="float"/>
          <table:table-cell table:formula="of:=MEDIAN([.$N38];[.$AA38];[.$AM38])" office:value-type="float"/>
          <table:table-cell table:formula="of:=MAX([.$B38];[.$O38];[.$AB38])" office:value-type="float"/>
          <table:table-cell table:formula="of:=MAX([.$C38];[.$P38];[.$AC38])" office:value-type="float"/>
          <table:table-cell table:formula="of:=MAX([.$D38];[.$Q38];[.$AD38])" office:value-type="float"/>
          <table:table-cell table:formula="of:=MAX([.$E38];[.$R38];[.$AE38])" office:value-type="float"/>
          <table:table-cell table:formula="of:=MAX([.$F38];[.$S38];[.$AF38])" office:value-type="float"/>
          <table:table-cell table:formula="of:=MAX([.$G38];[.$T38];[.$AG38])" office:value-type="float"/>
          <table:table-cell table:formula="of:=MAX([.$H38];[.$U38];[.$AH38])" office:value-type="float"/>
          <table:table-cell table:formula="of:=MAX([.$I38];[.$V38];[.$AI38])" office:value-type="float"/>
          <table:table-cell table:formula="of:=MAX([.$J38];[.$W38])" office:value-type="float"/>
          <table:table-cell table:formula="of:=MAX([.$K38];[.$X38];[.$AJ38])" office:value-type="float"/>
          <table:table-cell table:formula="of:=MAX([.$L38];[.$Y38];[.$AK38])" office:value-type="float"/>
          <table:table-cell table:formula="of:=MAX([.$M38];[.$Z38];[.$AL38])" office:value-type="float"/>
          <table:table-cell table:formula="of:=MAX([.$N38];[.$AA38];[.$AM38])" office:value-type="float"/>
        </table:table-row>
        <table:table-row table:style-name="ro1">
          <table:table-cell office:value-type="string">
            <text:p>BLOCKS.BLOCKS-10-0.asp/6</text:p>
          </table:table-cell>
          <table:table-cell office:value-type="float" office:value="0.198986"/>
          <table:table-cell office:value-type="float" office:value="0.1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911.0"/>
          <table:table-cell office:value-type="float" office:value="207.0"/>
          <table:table-cell office:value-type="float" office:value="0.0"/>
          <table:table-cell office:value-type="float" office:value="0.0"/>
          <table:table-cell office:value-type="float" office:value="0.22436"/>
          <table:table-cell office:value-type="float" office:value="0.1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911.0"/>
          <table:table-cell office:value-type="float" office:value="207.0"/>
          <table:table-cell office:value-type="float" office:value="0.0"/>
          <table:table-cell office:value-type="float" office:value="0.0"/>
          <table:table-cell office:value-type="float" office:value="0.285165"/>
          <table:table-cell office:value-type="float" office:value="0.1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3911.0"/>
          <table:table-cell office:value-type="float" office:value="207.0"/>
          <table:table-cell office:value-type="float" office:value="0.0"/>
          <table:table-cell office:value-type="float" office:value="0.0"/>
          <table:table-cell table:formula="of:=MIN([.$B39];[.$O39];[.$AB39])" office:value-type="float"/>
          <table:table-cell table:formula="of:=MIN([.$C39];[.$P39];[.$AC39])" office:value-type="float"/>
          <table:table-cell table:formula="of:=MIN([.$D39];[.$Q39];[.$AD39])" office:value-type="float"/>
          <table:table-cell table:formula="of:=MIN([.$E39];[.$R39];[.$AE39])" office:value-type="float"/>
          <table:table-cell table:formula="of:=MIN([.$F39];[.$S39];[.$AF39])" office:value-type="float"/>
          <table:table-cell table:formula="of:=MIN([.$G39];[.$T39];[.$AG39])" office:value-type="float"/>
          <table:table-cell table:formula="of:=MIN([.$H39];[.$U39];[.$AH39])" office:value-type="float"/>
          <table:table-cell table:formula="of:=MIN([.$I39];[.$V39];[.$AI39])" office:value-type="float"/>
          <table:table-cell table:formula="of:=MIN([.$J39];[.$W39])" office:value-type="float"/>
          <table:table-cell table:formula="of:=MIN([.$K39];[.$X39];[.$AJ39])" office:value-type="float"/>
          <table:table-cell table:formula="of:=MIN([.$L39];[.$Y39];[.$AK39])" office:value-type="float"/>
          <table:table-cell table:formula="of:=MIN([.$M39];[.$Z39];[.$AL39])" office:value-type="float"/>
          <table:table-cell table:formula="of:=MIN([.$N39];[.$AA39];[.$AM39])" office:value-type="float"/>
          <table:table-cell table:formula="of:=MEDIAN([.$B39];[.$O39];[.$AB39])" office:value-type="float"/>
          <table:table-cell table:formula="of:=MEDIAN([.$C39];[.$P39];[.$AC39])" office:value-type="float"/>
          <table:table-cell table:formula="of:=MEDIAN([.$D39];[.$Q39];[.$AD39])" office:value-type="float"/>
          <table:table-cell table:formula="of:=MEDIAN([.$E39];[.$R39];[.$AE39])" office:value-type="float"/>
          <table:table-cell table:formula="of:=MEDIAN([.$F39];[.$S39];[.$AF39])" office:value-type="float"/>
          <table:table-cell table:formula="of:=MEDIAN([.$G39];[.$T39];[.$AG39])" office:value-type="float"/>
          <table:table-cell table:formula="of:=MEDIAN([.$H39];[.$U39];[.$AH39])" office:value-type="float"/>
          <table:table-cell table:formula="of:=MEDIAN([.$I39];[.$V39];[.$AI39])" office:value-type="float"/>
          <table:table-cell table:formula="of:=MEDIAN([.$J39];[.$W39])" office:value-type="float"/>
          <table:table-cell table:formula="of:=MEDIAN([.$K39];[.$X39];[.$AJ39])" office:value-type="float"/>
          <table:table-cell table:formula="of:=MEDIAN([.$L39];[.$Y39];[.$AK39])" office:value-type="float"/>
          <table:table-cell table:formula="of:=MEDIAN([.$M39];[.$Z39];[.$AL39])" office:value-type="float"/>
          <table:table-cell table:formula="of:=MEDIAN([.$N39];[.$AA39];[.$AM39])" office:value-type="float"/>
          <table:table-cell table:formula="of:=MAX([.$B39];[.$O39];[.$AB39])" office:value-type="float"/>
          <table:table-cell table:formula="of:=MAX([.$C39];[.$P39];[.$AC39])" office:value-type="float"/>
          <table:table-cell table:formula="of:=MAX([.$D39];[.$Q39];[.$AD39])" office:value-type="float"/>
          <table:table-cell table:formula="of:=MAX([.$E39];[.$R39];[.$AE39])" office:value-type="float"/>
          <table:table-cell table:formula="of:=MAX([.$F39];[.$S39];[.$AF39])" office:value-type="float"/>
          <table:table-cell table:formula="of:=MAX([.$G39];[.$T39];[.$AG39])" office:value-type="float"/>
          <table:table-cell table:formula="of:=MAX([.$H39];[.$U39];[.$AH39])" office:value-type="float"/>
          <table:table-cell table:formula="of:=MAX([.$I39];[.$V39];[.$AI39])" office:value-type="float"/>
          <table:table-cell table:formula="of:=MAX([.$J39];[.$W39])" office:value-type="float"/>
          <table:table-cell table:formula="of:=MAX([.$K39];[.$X39];[.$AJ39])" office:value-type="float"/>
          <table:table-cell table:formula="of:=MAX([.$L39];[.$Y39];[.$AK39])" office:value-type="float"/>
          <table:table-cell table:formula="of:=MAX([.$M39];[.$Z39];[.$AL39])" office:value-type="float"/>
          <table:table-cell table:formula="of:=MAX([.$N39];[.$AA39];[.$AM39])" office:value-type="float"/>
        </table:table-row>
        <table:table-row table:style-name="ro1">
          <table:table-cell office:value-type="string">
            <text:p>BLOCKS.BLOCKS-10-0.asp/7</text:p>
          </table:table-cell>
          <table:table-cell office:value-type="float" office:value="0.25156"/>
          <table:table-cell office:value-type="float" office:value="0.2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076.0"/>
          <table:table-cell office:value-type="float" office:value="251.0"/>
          <table:table-cell office:value-type="float" office:value="0.0"/>
          <table:table-cell office:value-type="float" office:value="0.0"/>
          <table:table-cell office:value-type="float" office:value="0.250745"/>
          <table:table-cell office:value-type="float" office:value="0.2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076.0"/>
          <table:table-cell office:value-type="float" office:value="251.0"/>
          <table:table-cell office:value-type="float" office:value="0.0"/>
          <table:table-cell office:value-type="float" office:value="0.0"/>
          <table:table-cell office:value-type="float" office:value="0.195236"/>
          <table:table-cell office:value-type="float" office:value="0.1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6076.0"/>
          <table:table-cell office:value-type="float" office:value="251.0"/>
          <table:table-cell office:value-type="float" office:value="0.0"/>
          <table:table-cell office:value-type="float" office:value="0.0"/>
          <table:table-cell table:formula="of:=MIN([.$B40];[.$O40];[.$AB40])" office:value-type="float"/>
          <table:table-cell table:formula="of:=MIN([.$C40];[.$P40];[.$AC40])" office:value-type="float"/>
          <table:table-cell table:formula="of:=MIN([.$D40];[.$Q40];[.$AD40])" office:value-type="float"/>
          <table:table-cell table:formula="of:=MIN([.$E40];[.$R40];[.$AE40])" office:value-type="float"/>
          <table:table-cell table:formula="of:=MIN([.$F40];[.$S40];[.$AF40])" office:value-type="float"/>
          <table:table-cell table:formula="of:=MIN([.$G40];[.$T40];[.$AG40])" office:value-type="float"/>
          <table:table-cell table:formula="of:=MIN([.$H40];[.$U40];[.$AH40])" office:value-type="float"/>
          <table:table-cell table:formula="of:=MIN([.$I40];[.$V40];[.$AI40])" office:value-type="float"/>
          <table:table-cell table:formula="of:=MIN([.$J40];[.$W40])" office:value-type="float"/>
          <table:table-cell table:formula="of:=MIN([.$K40];[.$X40];[.$AJ40])" office:value-type="float"/>
          <table:table-cell table:formula="of:=MIN([.$L40];[.$Y40];[.$AK40])" office:value-type="float"/>
          <table:table-cell table:formula="of:=MIN([.$M40];[.$Z40];[.$AL40])" office:value-type="float"/>
          <table:table-cell table:formula="of:=MIN([.$N40];[.$AA40];[.$AM40])" office:value-type="float"/>
          <table:table-cell table:formula="of:=MEDIAN([.$B40];[.$O40];[.$AB40])" office:value-type="float"/>
          <table:table-cell table:formula="of:=MEDIAN([.$C40];[.$P40];[.$AC40])" office:value-type="float"/>
          <table:table-cell table:formula="of:=MEDIAN([.$D40];[.$Q40];[.$AD40])" office:value-type="float"/>
          <table:table-cell table:formula="of:=MEDIAN([.$E40];[.$R40];[.$AE40])" office:value-type="float"/>
          <table:table-cell table:formula="of:=MEDIAN([.$F40];[.$S40];[.$AF40])" office:value-type="float"/>
          <table:table-cell table:formula="of:=MEDIAN([.$G40];[.$T40];[.$AG40])" office:value-type="float"/>
          <table:table-cell table:formula="of:=MEDIAN([.$H40];[.$U40];[.$AH40])" office:value-type="float"/>
          <table:table-cell table:formula="of:=MEDIAN([.$I40];[.$V40];[.$AI40])" office:value-type="float"/>
          <table:table-cell table:formula="of:=MEDIAN([.$J40];[.$W40])" office:value-type="float"/>
          <table:table-cell table:formula="of:=MEDIAN([.$K40];[.$X40];[.$AJ40])" office:value-type="float"/>
          <table:table-cell table:formula="of:=MEDIAN([.$L40];[.$Y40];[.$AK40])" office:value-type="float"/>
          <table:table-cell table:formula="of:=MEDIAN([.$M40];[.$Z40];[.$AL40])" office:value-type="float"/>
          <table:table-cell table:formula="of:=MEDIAN([.$N40];[.$AA40];[.$AM40])" office:value-type="float"/>
          <table:table-cell table:formula="of:=MAX([.$B40];[.$O40];[.$AB40])" office:value-type="float"/>
          <table:table-cell table:formula="of:=MAX([.$C40];[.$P40];[.$AC40])" office:value-type="float"/>
          <table:table-cell table:formula="of:=MAX([.$D40];[.$Q40];[.$AD40])" office:value-type="float"/>
          <table:table-cell table:formula="of:=MAX([.$E40];[.$R40];[.$AE40])" office:value-type="float"/>
          <table:table-cell table:formula="of:=MAX([.$F40];[.$S40];[.$AF40])" office:value-type="float"/>
          <table:table-cell table:formula="of:=MAX([.$G40];[.$T40];[.$AG40])" office:value-type="float"/>
          <table:table-cell table:formula="of:=MAX([.$H40];[.$U40];[.$AH40])" office:value-type="float"/>
          <table:table-cell table:formula="of:=MAX([.$I40];[.$V40];[.$AI40])" office:value-type="float"/>
          <table:table-cell table:formula="of:=MAX([.$J40];[.$W40])" office:value-type="float"/>
          <table:table-cell table:formula="of:=MAX([.$K40];[.$X40];[.$AJ40])" office:value-type="float"/>
          <table:table-cell table:formula="of:=MAX([.$L40];[.$Y40];[.$AK40])" office:value-type="float"/>
          <table:table-cell table:formula="of:=MAX([.$M40];[.$Z40];[.$AL40])" office:value-type="float"/>
          <table:table-cell table:formula="of:=MAX([.$N40];[.$AA40];[.$AM40])" office:value-type="float"/>
        </table:table-row>
        <table:table-row table:style-name="ro1">
          <table:table-cell office:value-type="string">
            <text:p>BLOCKS.BLOCKS-10-0.asp/8</text:p>
          </table:table-cell>
          <table:table-cell office:value-type="float" office:value="0.280802"/>
          <table:table-cell office:value-type="float" office:value="0.2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8241.0"/>
          <table:table-cell office:value-type="float" office:value="295.0"/>
          <table:table-cell office:value-type="float" office:value="0.0"/>
          <table:table-cell office:value-type="float" office:value="0.0"/>
          <table:table-cell office:value-type="float" office:value="0.281724"/>
          <table:table-cell office:value-type="float" office:value="0.2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8241.0"/>
          <table:table-cell office:value-type="float" office:value="295.0"/>
          <table:table-cell office:value-type="float" office:value="0.0"/>
          <table:table-cell office:value-type="float" office:value="0.0"/>
          <table:table-cell office:value-type="float" office:value="0.351967"/>
          <table:table-cell office:value-type="float" office:value="0.2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8241.0"/>
          <table:table-cell office:value-type="float" office:value="295.0"/>
          <table:table-cell office:value-type="float" office:value="0.0"/>
          <table:table-cell office:value-type="float" office:value="0.0"/>
          <table:table-cell table:formula="of:=MIN([.$B41];[.$O41];[.$AB41])" office:value-type="float"/>
          <table:table-cell table:formula="of:=MIN([.$C41];[.$P41];[.$AC41])" office:value-type="float"/>
          <table:table-cell table:formula="of:=MIN([.$D41];[.$Q41];[.$AD41])" office:value-type="float"/>
          <table:table-cell table:formula="of:=MIN([.$E41];[.$R41];[.$AE41])" office:value-type="float"/>
          <table:table-cell table:formula="of:=MIN([.$F41];[.$S41];[.$AF41])" office:value-type="float"/>
          <table:table-cell table:formula="of:=MIN([.$G41];[.$T41];[.$AG41])" office:value-type="float"/>
          <table:table-cell table:formula="of:=MIN([.$H41];[.$U41];[.$AH41])" office:value-type="float"/>
          <table:table-cell table:formula="of:=MIN([.$I41];[.$V41];[.$AI41])" office:value-type="float"/>
          <table:table-cell table:formula="of:=MIN([.$J41];[.$W41])" office:value-type="float"/>
          <table:table-cell table:formula="of:=MIN([.$K41];[.$X41];[.$AJ41])" office:value-type="float"/>
          <table:table-cell table:formula="of:=MIN([.$L41];[.$Y41];[.$AK41])" office:value-type="float"/>
          <table:table-cell table:formula="of:=MIN([.$M41];[.$Z41];[.$AL41])" office:value-type="float"/>
          <table:table-cell table:formula="of:=MIN([.$N41];[.$AA41];[.$AM41])" office:value-type="float"/>
          <table:table-cell table:formula="of:=MEDIAN([.$B41];[.$O41];[.$AB41])" office:value-type="float"/>
          <table:table-cell table:formula="of:=MEDIAN([.$C41];[.$P41];[.$AC41])" office:value-type="float"/>
          <table:table-cell table:formula="of:=MEDIAN([.$D41];[.$Q41];[.$AD41])" office:value-type="float"/>
          <table:table-cell table:formula="of:=MEDIAN([.$E41];[.$R41];[.$AE41])" office:value-type="float"/>
          <table:table-cell table:formula="of:=MEDIAN([.$F41];[.$S41];[.$AF41])" office:value-type="float"/>
          <table:table-cell table:formula="of:=MEDIAN([.$G41];[.$T41];[.$AG41])" office:value-type="float"/>
          <table:table-cell table:formula="of:=MEDIAN([.$H41];[.$U41];[.$AH41])" office:value-type="float"/>
          <table:table-cell table:formula="of:=MEDIAN([.$I41];[.$V41];[.$AI41])" office:value-type="float"/>
          <table:table-cell table:formula="of:=MEDIAN([.$J41];[.$W41])" office:value-type="float"/>
          <table:table-cell table:formula="of:=MEDIAN([.$K41];[.$X41];[.$AJ41])" office:value-type="float"/>
          <table:table-cell table:formula="of:=MEDIAN([.$L41];[.$Y41];[.$AK41])" office:value-type="float"/>
          <table:table-cell table:formula="of:=MEDIAN([.$M41];[.$Z41];[.$AL41])" office:value-type="float"/>
          <table:table-cell table:formula="of:=MEDIAN([.$N41];[.$AA41];[.$AM41])" office:value-type="float"/>
          <table:table-cell table:formula="of:=MAX([.$B41];[.$O41];[.$AB41])" office:value-type="float"/>
          <table:table-cell table:formula="of:=MAX([.$C41];[.$P41];[.$AC41])" office:value-type="float"/>
          <table:table-cell table:formula="of:=MAX([.$D41];[.$Q41];[.$AD41])" office:value-type="float"/>
          <table:table-cell table:formula="of:=MAX([.$E41];[.$R41];[.$AE41])" office:value-type="float"/>
          <table:table-cell table:formula="of:=MAX([.$F41];[.$S41];[.$AF41])" office:value-type="float"/>
          <table:table-cell table:formula="of:=MAX([.$G41];[.$T41];[.$AG41])" office:value-type="float"/>
          <table:table-cell table:formula="of:=MAX([.$H41];[.$U41];[.$AH41])" office:value-type="float"/>
          <table:table-cell table:formula="of:=MAX([.$I41];[.$V41];[.$AI41])" office:value-type="float"/>
          <table:table-cell table:formula="of:=MAX([.$J41];[.$W41])" office:value-type="float"/>
          <table:table-cell table:formula="of:=MAX([.$K41];[.$X41];[.$AJ41])" office:value-type="float"/>
          <table:table-cell table:formula="of:=MAX([.$L41];[.$Y41];[.$AK41])" office:value-type="float"/>
          <table:table-cell table:formula="of:=MAX([.$M41];[.$Z41];[.$AL41])" office:value-type="float"/>
          <table:table-cell table:formula="of:=MAX([.$N41];[.$AA41];[.$AM41])" office:value-type="float"/>
        </table:table-row>
        <table:table-row table:style-name="ro1">
          <table:table-cell office:value-type="string">
            <text:p>BLOCKS.BLOCKS-10-0.asp/9</text:p>
          </table:table-cell>
          <table:table-cell office:value-type="float" office:value="0.299747"/>
          <table:table-cell office:value-type="float" office:value="0.2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0406.0"/>
          <table:table-cell office:value-type="float" office:value="339.0"/>
          <table:table-cell office:value-type="float" office:value="0.0"/>
          <table:table-cell office:value-type="float" office:value="0.0"/>
          <table:table-cell office:value-type="float" office:value="0.310176"/>
          <table:table-cell office:value-type="float" office:value="0.2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0406.0"/>
          <table:table-cell office:value-type="float" office:value="339.0"/>
          <table:table-cell office:value-type="float" office:value="0.0"/>
          <table:table-cell office:value-type="float" office:value="0.0"/>
          <table:table-cell office:value-type="float" office:value="0.266019"/>
          <table:table-cell office:value-type="float" office:value="0.2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0406.0"/>
          <table:table-cell office:value-type="float" office:value="339.0"/>
          <table:table-cell office:value-type="float" office:value="0.0"/>
          <table:table-cell office:value-type="float" office:value="0.0"/>
          <table:table-cell table:formula="of:=MIN([.$B42];[.$O42];[.$AB42])" office:value-type="float"/>
          <table:table-cell table:formula="of:=MIN([.$C42];[.$P42];[.$AC42])" office:value-type="float"/>
          <table:table-cell table:formula="of:=MIN([.$D42];[.$Q42];[.$AD42])" office:value-type="float"/>
          <table:table-cell table:formula="of:=MIN([.$E42];[.$R42];[.$AE42])" office:value-type="float"/>
          <table:table-cell table:formula="of:=MIN([.$F42];[.$S42];[.$AF42])" office:value-type="float"/>
          <table:table-cell table:formula="of:=MIN([.$G42];[.$T42];[.$AG42])" office:value-type="float"/>
          <table:table-cell table:formula="of:=MIN([.$H42];[.$U42];[.$AH42])" office:value-type="float"/>
          <table:table-cell table:formula="of:=MIN([.$I42];[.$V42];[.$AI42])" office:value-type="float"/>
          <table:table-cell table:formula="of:=MIN([.$J42];[.$W42])" office:value-type="float"/>
          <table:table-cell table:formula="of:=MIN([.$K42];[.$X42];[.$AJ42])" office:value-type="float"/>
          <table:table-cell table:formula="of:=MIN([.$L42];[.$Y42];[.$AK42])" office:value-type="float"/>
          <table:table-cell table:formula="of:=MIN([.$M42];[.$Z42];[.$AL42])" office:value-type="float"/>
          <table:table-cell table:formula="of:=MIN([.$N42];[.$AA42];[.$AM42])" office:value-type="float"/>
          <table:table-cell table:formula="of:=MEDIAN([.$B42];[.$O42];[.$AB42])" office:value-type="float"/>
          <table:table-cell table:formula="of:=MEDIAN([.$C42];[.$P42];[.$AC42])" office:value-type="float"/>
          <table:table-cell table:formula="of:=MEDIAN([.$D42];[.$Q42];[.$AD42])" office:value-type="float"/>
          <table:table-cell table:formula="of:=MEDIAN([.$E42];[.$R42];[.$AE42])" office:value-type="float"/>
          <table:table-cell table:formula="of:=MEDIAN([.$F42];[.$S42];[.$AF42])" office:value-type="float"/>
          <table:table-cell table:formula="of:=MEDIAN([.$G42];[.$T42];[.$AG42])" office:value-type="float"/>
          <table:table-cell table:formula="of:=MEDIAN([.$H42];[.$U42];[.$AH42])" office:value-type="float"/>
          <table:table-cell table:formula="of:=MEDIAN([.$I42];[.$V42];[.$AI42])" office:value-type="float"/>
          <table:table-cell table:formula="of:=MEDIAN([.$J42];[.$W42])" office:value-type="float"/>
          <table:table-cell table:formula="of:=MEDIAN([.$K42];[.$X42];[.$AJ42])" office:value-type="float"/>
          <table:table-cell table:formula="of:=MEDIAN([.$L42];[.$Y42];[.$AK42])" office:value-type="float"/>
          <table:table-cell table:formula="of:=MEDIAN([.$M42];[.$Z42];[.$AL42])" office:value-type="float"/>
          <table:table-cell table:formula="of:=MEDIAN([.$N42];[.$AA42];[.$AM42])" office:value-type="float"/>
          <table:table-cell table:formula="of:=MAX([.$B42];[.$O42];[.$AB42])" office:value-type="float"/>
          <table:table-cell table:formula="of:=MAX([.$C42];[.$P42];[.$AC42])" office:value-type="float"/>
          <table:table-cell table:formula="of:=MAX([.$D42];[.$Q42];[.$AD42])" office:value-type="float"/>
          <table:table-cell table:formula="of:=MAX([.$E42];[.$R42];[.$AE42])" office:value-type="float"/>
          <table:table-cell table:formula="of:=MAX([.$F42];[.$S42];[.$AF42])" office:value-type="float"/>
          <table:table-cell table:formula="of:=MAX([.$G42];[.$T42];[.$AG42])" office:value-type="float"/>
          <table:table-cell table:formula="of:=MAX([.$H42];[.$U42];[.$AH42])" office:value-type="float"/>
          <table:table-cell table:formula="of:=MAX([.$I42];[.$V42];[.$AI42])" office:value-type="float"/>
          <table:table-cell table:formula="of:=MAX([.$J42];[.$W42])" office:value-type="float"/>
          <table:table-cell table:formula="of:=MAX([.$K42];[.$X42];[.$AJ42])" office:value-type="float"/>
          <table:table-cell table:formula="of:=MAX([.$L42];[.$Y42];[.$AK42])" office:value-type="float"/>
          <table:table-cell table:formula="of:=MAX([.$M42];[.$Z42];[.$AL42])" office:value-type="float"/>
          <table:table-cell table:formula="of:=MAX([.$N42];[.$AA42];[.$AM42])" office:value-type="float"/>
        </table:table-row>
        <table:table-row table:style-name="ro1">
          <table:table-cell office:value-type="string">
            <text:p>BLOCKS.BLOCKS-10-1.asp/1</text:p>
          </table:table-cell>
          <table:table-cell office:value-type="float" office:value="0.094097"/>
          <table:table-cell office:value-type="float" office:value="0.0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086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0.089705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086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0.080953"/>
          <table:table-cell office:value-type="float" office:value="0.0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086.0"/>
          <table:table-cell office:value-type="float" office:value="2.0"/>
          <table:table-cell office:value-type="float" office:value="0.0"/>
          <table:table-cell office:value-type="float" office:value="0.0"/>
          <table:table-cell table:formula="of:=MIN([.$B43];[.$O43];[.$AB43])" office:value-type="float"/>
          <table:table-cell table:formula="of:=MIN([.$C43];[.$P43];[.$AC43])" office:value-type="float"/>
          <table:table-cell table:formula="of:=MIN([.$D43];[.$Q43];[.$AD43])" office:value-type="float"/>
          <table:table-cell table:formula="of:=MIN([.$E43];[.$R43];[.$AE43])" office:value-type="float"/>
          <table:table-cell table:formula="of:=MIN([.$F43];[.$S43];[.$AF43])" office:value-type="float"/>
          <table:table-cell table:formula="of:=MIN([.$G43];[.$T43];[.$AG43])" office:value-type="float"/>
          <table:table-cell table:formula="of:=MIN([.$H43];[.$U43];[.$AH43])" office:value-type="float"/>
          <table:table-cell table:formula="of:=MIN([.$I43];[.$V43];[.$AI43])" office:value-type="float"/>
          <table:table-cell table:formula="of:=MIN([.$J43];[.$W43])" office:value-type="float"/>
          <table:table-cell table:formula="of:=MIN([.$K43];[.$X43];[.$AJ43])" office:value-type="float"/>
          <table:table-cell table:formula="of:=MIN([.$L43];[.$Y43];[.$AK43])" office:value-type="float"/>
          <table:table-cell table:formula="of:=MIN([.$M43];[.$Z43];[.$AL43])" office:value-type="float"/>
          <table:table-cell table:formula="of:=MIN([.$N43];[.$AA43];[.$AM43])" office:value-type="float"/>
          <table:table-cell table:formula="of:=MEDIAN([.$B43];[.$O43];[.$AB43])" office:value-type="float"/>
          <table:table-cell table:formula="of:=MEDIAN([.$C43];[.$P43];[.$AC43])" office:value-type="float"/>
          <table:table-cell table:formula="of:=MEDIAN([.$D43];[.$Q43];[.$AD43])" office:value-type="float"/>
          <table:table-cell table:formula="of:=MEDIAN([.$E43];[.$R43];[.$AE43])" office:value-type="float"/>
          <table:table-cell table:formula="of:=MEDIAN([.$F43];[.$S43];[.$AF43])" office:value-type="float"/>
          <table:table-cell table:formula="of:=MEDIAN([.$G43];[.$T43];[.$AG43])" office:value-type="float"/>
          <table:table-cell table:formula="of:=MEDIAN([.$H43];[.$U43];[.$AH43])" office:value-type="float"/>
          <table:table-cell table:formula="of:=MEDIAN([.$I43];[.$V43];[.$AI43])" office:value-type="float"/>
          <table:table-cell table:formula="of:=MEDIAN([.$J43];[.$W43])" office:value-type="float"/>
          <table:table-cell table:formula="of:=MEDIAN([.$K43];[.$X43];[.$AJ43])" office:value-type="float"/>
          <table:table-cell table:formula="of:=MEDIAN([.$L43];[.$Y43];[.$AK43])" office:value-type="float"/>
          <table:table-cell table:formula="of:=MEDIAN([.$M43];[.$Z43];[.$AL43])" office:value-type="float"/>
          <table:table-cell table:formula="of:=MEDIAN([.$N43];[.$AA43];[.$AM43])" office:value-type="float"/>
          <table:table-cell table:formula="of:=MAX([.$B43];[.$O43];[.$AB43])" office:value-type="float"/>
          <table:table-cell table:formula="of:=MAX([.$C43];[.$P43];[.$AC43])" office:value-type="float"/>
          <table:table-cell table:formula="of:=MAX([.$D43];[.$Q43];[.$AD43])" office:value-type="float"/>
          <table:table-cell table:formula="of:=MAX([.$E43];[.$R43];[.$AE43])" office:value-type="float"/>
          <table:table-cell table:formula="of:=MAX([.$F43];[.$S43];[.$AF43])" office:value-type="float"/>
          <table:table-cell table:formula="of:=MAX([.$G43];[.$T43];[.$AG43])" office:value-type="float"/>
          <table:table-cell table:formula="of:=MAX([.$H43];[.$U43];[.$AH43])" office:value-type="float"/>
          <table:table-cell table:formula="of:=MAX([.$I43];[.$V43];[.$AI43])" office:value-type="float"/>
          <table:table-cell table:formula="of:=MAX([.$J43];[.$W43])" office:value-type="float"/>
          <table:table-cell table:formula="of:=MAX([.$K43];[.$X43];[.$AJ43])" office:value-type="float"/>
          <table:table-cell table:formula="of:=MAX([.$L43];[.$Y43];[.$AK43])" office:value-type="float"/>
          <table:table-cell table:formula="of:=MAX([.$M43];[.$Z43];[.$AL43])" office:value-type="float"/>
          <table:table-cell table:formula="of:=MAX([.$N43];[.$AA43];[.$AM43])" office:value-type="float"/>
        </table:table-row>
        <table:table-row table:style-name="ro1">
          <table:table-cell office:value-type="string">
            <text:p>BLOCKS.BLOCKS-10-1.asp/10</text:p>
          </table:table-cell>
          <table:table-cell office:value-type="float" office:value="0.356415"/>
          <table:table-cell office:value-type="float" office:value="0.3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6.0"/>
          <table:table-cell office:value-type="float" office:value="6.0"/>
          <table:table-cell office:value-type="float" office:value="22571.0"/>
          <table:table-cell office:value-type="float" office:value="10644.0"/>
          <table:table-cell office:value-type="float" office:value="0.0"/>
          <table:table-cell office:value-type="float" office:value="0.0"/>
          <table:table-cell office:value-type="float" office:value="0.350021"/>
          <table:table-cell office:value-type="float" office:value="0.3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6.0"/>
          <table:table-cell office:value-type="float" office:value="6.0"/>
          <table:table-cell office:value-type="float" office:value="22571.0"/>
          <table:table-cell office:value-type="float" office:value="10644.0"/>
          <table:table-cell office:value-type="float" office:value="0.0"/>
          <table:table-cell office:value-type="float" office:value="0.0"/>
          <table:table-cell office:value-type="float" office:value="0.302326"/>
          <table:table-cell office:value-type="float" office:value="0.2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2.0"/>
          <table:table-cell office:value-type="float" office:value="22571.0"/>
          <table:table-cell office:value-type="float" office:value="10644.0"/>
          <table:table-cell office:value-type="float" office:value="0.0"/>
          <table:table-cell office:value-type="float" office:value="0.0"/>
          <table:table-cell table:formula="of:=MIN([.$B44];[.$O44];[.$AB44])" office:value-type="float"/>
          <table:table-cell table:formula="of:=MIN([.$C44];[.$P44];[.$AC44])" office:value-type="float"/>
          <table:table-cell table:formula="of:=MIN([.$D44];[.$Q44];[.$AD44])" office:value-type="float"/>
          <table:table-cell table:formula="of:=MIN([.$E44];[.$R44];[.$AE44])" office:value-type="float"/>
          <table:table-cell table:formula="of:=MIN([.$F44];[.$S44];[.$AF44])" office:value-type="float"/>
          <table:table-cell table:formula="of:=MIN([.$G44];[.$T44];[.$AG44])" office:value-type="float"/>
          <table:table-cell table:formula="of:=MIN([.$H44];[.$U44];[.$AH44])" office:value-type="float"/>
          <table:table-cell table:formula="of:=MIN([.$I44];[.$V44];[.$AI44])" office:value-type="float"/>
          <table:table-cell table:formula="of:=MIN([.$J44];[.$W44])" office:value-type="float"/>
          <table:table-cell table:formula="of:=MIN([.$K44];[.$X44];[.$AJ44])" office:value-type="float"/>
          <table:table-cell table:formula="of:=MIN([.$L44];[.$Y44];[.$AK44])" office:value-type="float"/>
          <table:table-cell table:formula="of:=MIN([.$M44];[.$Z44];[.$AL44])" office:value-type="float"/>
          <table:table-cell table:formula="of:=MIN([.$N44];[.$AA44];[.$AM44])" office:value-type="float"/>
          <table:table-cell table:formula="of:=MEDIAN([.$B44];[.$O44];[.$AB44])" office:value-type="float"/>
          <table:table-cell table:formula="of:=MEDIAN([.$C44];[.$P44];[.$AC44])" office:value-type="float"/>
          <table:table-cell table:formula="of:=MEDIAN([.$D44];[.$Q44];[.$AD44])" office:value-type="float"/>
          <table:table-cell table:formula="of:=MEDIAN([.$E44];[.$R44];[.$AE44])" office:value-type="float"/>
          <table:table-cell table:formula="of:=MEDIAN([.$F44];[.$S44];[.$AF44])" office:value-type="float"/>
          <table:table-cell table:formula="of:=MEDIAN([.$G44];[.$T44];[.$AG44])" office:value-type="float"/>
          <table:table-cell table:formula="of:=MEDIAN([.$H44];[.$U44];[.$AH44])" office:value-type="float"/>
          <table:table-cell table:formula="of:=MEDIAN([.$I44];[.$V44];[.$AI44])" office:value-type="float"/>
          <table:table-cell table:formula="of:=MEDIAN([.$J44];[.$W44])" office:value-type="float"/>
          <table:table-cell table:formula="of:=MEDIAN([.$K44];[.$X44];[.$AJ44])" office:value-type="float"/>
          <table:table-cell table:formula="of:=MEDIAN([.$L44];[.$Y44];[.$AK44])" office:value-type="float"/>
          <table:table-cell table:formula="of:=MEDIAN([.$M44];[.$Z44];[.$AL44])" office:value-type="float"/>
          <table:table-cell table:formula="of:=MEDIAN([.$N44];[.$AA44];[.$AM44])" office:value-type="float"/>
          <table:table-cell table:formula="of:=MAX([.$B44];[.$O44];[.$AB44])" office:value-type="float"/>
          <table:table-cell table:formula="of:=MAX([.$C44];[.$P44];[.$AC44])" office:value-type="float"/>
          <table:table-cell table:formula="of:=MAX([.$D44];[.$Q44];[.$AD44])" office:value-type="float"/>
          <table:table-cell table:formula="of:=MAX([.$E44];[.$R44];[.$AE44])" office:value-type="float"/>
          <table:table-cell table:formula="of:=MAX([.$F44];[.$S44];[.$AF44])" office:value-type="float"/>
          <table:table-cell table:formula="of:=MAX([.$G44];[.$T44];[.$AG44])" office:value-type="float"/>
          <table:table-cell table:formula="of:=MAX([.$H44];[.$U44];[.$AH44])" office:value-type="float"/>
          <table:table-cell table:formula="of:=MAX([.$I44];[.$V44];[.$AI44])" office:value-type="float"/>
          <table:table-cell table:formula="of:=MAX([.$J44];[.$W44])" office:value-type="float"/>
          <table:table-cell table:formula="of:=MAX([.$K44];[.$X44];[.$AJ44])" office:value-type="float"/>
          <table:table-cell table:formula="of:=MAX([.$L44];[.$Y44];[.$AK44])" office:value-type="float"/>
          <table:table-cell table:formula="of:=MAX([.$M44];[.$Z44];[.$AL44])" office:value-type="float"/>
          <table:table-cell table:formula="of:=MAX([.$N44];[.$AA44];[.$AM44])" office:value-type="float"/>
        </table:table-row>
        <table:table-row table:style-name="ro1">
          <table:table-cell office:value-type="string">
            <text:p>BLOCKS.BLOCKS-10-1.asp/11</text:p>
          </table:table-cell>
          <table:table-cell office:value-type="float" office:value="0.358847"/>
          <table:table-cell office:value-type="float" office:value="0.3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1.0"/>
          <table:table-cell office:value-type="float" office:value="11.0"/>
          <table:table-cell office:value-type="float" office:value="24736.0"/>
          <table:table-cell office:value-type="float" office:value="12458.0"/>
          <table:table-cell office:value-type="float" office:value="0.0"/>
          <table:table-cell office:value-type="float" office:value="0.0"/>
          <table:table-cell office:value-type="float" office:value="0.379494"/>
          <table:table-cell office:value-type="float" office:value="0.3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1.0"/>
          <table:table-cell office:value-type="float" office:value="11.0"/>
          <table:table-cell office:value-type="float" office:value="24736.0"/>
          <table:table-cell office:value-type="float" office:value="12458.0"/>
          <table:table-cell office:value-type="float" office:value="0.0"/>
          <table:table-cell office:value-type="float" office:value="0.0"/>
          <table:table-cell office:value-type="float" office:value="0.328599"/>
          <table:table-cell office:value-type="float" office:value="0.2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202.0"/>
          <table:table-cell office:value-type="float" office:value="24736.0"/>
          <table:table-cell office:value-type="float" office:value="12458.0"/>
          <table:table-cell office:value-type="float" office:value="0.0"/>
          <table:table-cell office:value-type="float" office:value="0.0"/>
          <table:table-cell table:formula="of:=MIN([.$B45];[.$O45];[.$AB45])" office:value-type="float"/>
          <table:table-cell table:formula="of:=MIN([.$C45];[.$P45];[.$AC45])" office:value-type="float"/>
          <table:table-cell table:formula="of:=MIN([.$D45];[.$Q45];[.$AD45])" office:value-type="float"/>
          <table:table-cell table:formula="of:=MIN([.$E45];[.$R45];[.$AE45])" office:value-type="float"/>
          <table:table-cell table:formula="of:=MIN([.$F45];[.$S45];[.$AF45])" office:value-type="float"/>
          <table:table-cell table:formula="of:=MIN([.$G45];[.$T45];[.$AG45])" office:value-type="float"/>
          <table:table-cell table:formula="of:=MIN([.$H45];[.$U45];[.$AH45])" office:value-type="float"/>
          <table:table-cell table:formula="of:=MIN([.$I45];[.$V45];[.$AI45])" office:value-type="float"/>
          <table:table-cell table:formula="of:=MIN([.$J45];[.$W45])" office:value-type="float"/>
          <table:table-cell table:formula="of:=MIN([.$K45];[.$X45];[.$AJ45])" office:value-type="float"/>
          <table:table-cell table:formula="of:=MIN([.$L45];[.$Y45];[.$AK45])" office:value-type="float"/>
          <table:table-cell table:formula="of:=MIN([.$M45];[.$Z45];[.$AL45])" office:value-type="float"/>
          <table:table-cell table:formula="of:=MIN([.$N45];[.$AA45];[.$AM45])" office:value-type="float"/>
          <table:table-cell table:formula="of:=MEDIAN([.$B45];[.$O45];[.$AB45])" office:value-type="float"/>
          <table:table-cell table:formula="of:=MEDIAN([.$C45];[.$P45];[.$AC45])" office:value-type="float"/>
          <table:table-cell table:formula="of:=MEDIAN([.$D45];[.$Q45];[.$AD45])" office:value-type="float"/>
          <table:table-cell table:formula="of:=MEDIAN([.$E45];[.$R45];[.$AE45])" office:value-type="float"/>
          <table:table-cell table:formula="of:=MEDIAN([.$F45];[.$S45];[.$AF45])" office:value-type="float"/>
          <table:table-cell table:formula="of:=MEDIAN([.$G45];[.$T45];[.$AG45])" office:value-type="float"/>
          <table:table-cell table:formula="of:=MEDIAN([.$H45];[.$U45];[.$AH45])" office:value-type="float"/>
          <table:table-cell table:formula="of:=MEDIAN([.$I45];[.$V45];[.$AI45])" office:value-type="float"/>
          <table:table-cell table:formula="of:=MEDIAN([.$J45];[.$W45])" office:value-type="float"/>
          <table:table-cell table:formula="of:=MEDIAN([.$K45];[.$X45];[.$AJ45])" office:value-type="float"/>
          <table:table-cell table:formula="of:=MEDIAN([.$L45];[.$Y45];[.$AK45])" office:value-type="float"/>
          <table:table-cell table:formula="of:=MEDIAN([.$M45];[.$Z45];[.$AL45])" office:value-type="float"/>
          <table:table-cell table:formula="of:=MEDIAN([.$N45];[.$AA45];[.$AM45])" office:value-type="float"/>
          <table:table-cell table:formula="of:=MAX([.$B45];[.$O45];[.$AB45])" office:value-type="float"/>
          <table:table-cell table:formula="of:=MAX([.$C45];[.$P45];[.$AC45])" office:value-type="float"/>
          <table:table-cell table:formula="of:=MAX([.$D45];[.$Q45];[.$AD45])" office:value-type="float"/>
          <table:table-cell table:formula="of:=MAX([.$E45];[.$R45];[.$AE45])" office:value-type="float"/>
          <table:table-cell table:formula="of:=MAX([.$F45];[.$S45];[.$AF45])" office:value-type="float"/>
          <table:table-cell table:formula="of:=MAX([.$G45];[.$T45];[.$AG45])" office:value-type="float"/>
          <table:table-cell table:formula="of:=MAX([.$H45];[.$U45];[.$AH45])" office:value-type="float"/>
          <table:table-cell table:formula="of:=MAX([.$I45];[.$V45];[.$AI45])" office:value-type="float"/>
          <table:table-cell table:formula="of:=MAX([.$J45];[.$W45])" office:value-type="float"/>
          <table:table-cell table:formula="of:=MAX([.$K45];[.$X45];[.$AJ45])" office:value-type="float"/>
          <table:table-cell table:formula="of:=MAX([.$L45];[.$Y45];[.$AK45])" office:value-type="float"/>
          <table:table-cell table:formula="of:=MAX([.$M45];[.$Z45];[.$AL45])" office:value-type="float"/>
          <table:table-cell table:formula="of:=MAX([.$N45];[.$AA45];[.$AM45])" office:value-type="float"/>
        </table:table-row>
        <table:table-row table:style-name="ro1">
          <table:table-cell office:value-type="string">
            <text:p>BLOCKS.BLOCKS-10-1.asp/12</text:p>
          </table:table-cell>
          <table:table-cell office:value-type="float" office:value="0.360386"/>
          <table:table-cell office:value-type="float" office:value="0.3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7.0"/>
          <table:table-cell office:value-type="float" office:value="17.0"/>
          <table:table-cell office:value-type="float" office:value="26901.0"/>
          <table:table-cell office:value-type="float" office:value="14272.0"/>
          <table:table-cell office:value-type="float" office:value="0.0"/>
          <table:table-cell office:value-type="float" office:value="0.0"/>
          <table:table-cell office:value-type="float" office:value="0.353379"/>
          <table:table-cell office:value-type="float" office:value="0.3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7.0"/>
          <table:table-cell office:value-type="float" office:value="17.0"/>
          <table:table-cell office:value-type="float" office:value="26901.0"/>
          <table:table-cell office:value-type="float" office:value="14272.0"/>
          <table:table-cell office:value-type="float" office:value="0.0"/>
          <table:table-cell office:value-type="float" office:value="0.0"/>
          <table:table-cell office:value-type="float" office:value="0.319877"/>
          <table:table-cell office:value-type="float" office:value="0.2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90.0"/>
          <table:table-cell office:value-type="float" office:value="26901.0"/>
          <table:table-cell office:value-type="float" office:value="14272.0"/>
          <table:table-cell office:value-type="float" office:value="0.0"/>
          <table:table-cell office:value-type="float" office:value="0.0"/>
          <table:table-cell table:formula="of:=MIN([.$B46];[.$O46];[.$AB46])" office:value-type="float"/>
          <table:table-cell table:formula="of:=MIN([.$C46];[.$P46];[.$AC46])" office:value-type="float"/>
          <table:table-cell table:formula="of:=MIN([.$D46];[.$Q46];[.$AD46])" office:value-type="float"/>
          <table:table-cell table:formula="of:=MIN([.$E46];[.$R46];[.$AE46])" office:value-type="float"/>
          <table:table-cell table:formula="of:=MIN([.$F46];[.$S46];[.$AF46])" office:value-type="float"/>
          <table:table-cell table:formula="of:=MIN([.$G46];[.$T46];[.$AG46])" office:value-type="float"/>
          <table:table-cell table:formula="of:=MIN([.$H46];[.$U46];[.$AH46])" office:value-type="float"/>
          <table:table-cell table:formula="of:=MIN([.$I46];[.$V46];[.$AI46])" office:value-type="float"/>
          <table:table-cell table:formula="of:=MIN([.$J46];[.$W46])" office:value-type="float"/>
          <table:table-cell table:formula="of:=MIN([.$K46];[.$X46];[.$AJ46])" office:value-type="float"/>
          <table:table-cell table:formula="of:=MIN([.$L46];[.$Y46];[.$AK46])" office:value-type="float"/>
          <table:table-cell table:formula="of:=MIN([.$M46];[.$Z46];[.$AL46])" office:value-type="float"/>
          <table:table-cell table:formula="of:=MIN([.$N46];[.$AA46];[.$AM46])" office:value-type="float"/>
          <table:table-cell table:formula="of:=MEDIAN([.$B46];[.$O46];[.$AB46])" office:value-type="float"/>
          <table:table-cell table:formula="of:=MEDIAN([.$C46];[.$P46];[.$AC46])" office:value-type="float"/>
          <table:table-cell table:formula="of:=MEDIAN([.$D46];[.$Q46];[.$AD46])" office:value-type="float"/>
          <table:table-cell table:formula="of:=MEDIAN([.$E46];[.$R46];[.$AE46])" office:value-type="float"/>
          <table:table-cell table:formula="of:=MEDIAN([.$F46];[.$S46];[.$AF46])" office:value-type="float"/>
          <table:table-cell table:formula="of:=MEDIAN([.$G46];[.$T46];[.$AG46])" office:value-type="float"/>
          <table:table-cell table:formula="of:=MEDIAN([.$H46];[.$U46];[.$AH46])" office:value-type="float"/>
          <table:table-cell table:formula="of:=MEDIAN([.$I46];[.$V46];[.$AI46])" office:value-type="float"/>
          <table:table-cell table:formula="of:=MEDIAN([.$J46];[.$W46])" office:value-type="float"/>
          <table:table-cell table:formula="of:=MEDIAN([.$K46];[.$X46];[.$AJ46])" office:value-type="float"/>
          <table:table-cell table:formula="of:=MEDIAN([.$L46];[.$Y46];[.$AK46])" office:value-type="float"/>
          <table:table-cell table:formula="of:=MEDIAN([.$M46];[.$Z46];[.$AL46])" office:value-type="float"/>
          <table:table-cell table:formula="of:=MEDIAN([.$N46];[.$AA46];[.$AM46])" office:value-type="float"/>
          <table:table-cell table:formula="of:=MAX([.$B46];[.$O46];[.$AB46])" office:value-type="float"/>
          <table:table-cell table:formula="of:=MAX([.$C46];[.$P46];[.$AC46])" office:value-type="float"/>
          <table:table-cell table:formula="of:=MAX([.$D46];[.$Q46];[.$AD46])" office:value-type="float"/>
          <table:table-cell table:formula="of:=MAX([.$E46];[.$R46];[.$AE46])" office:value-type="float"/>
          <table:table-cell table:formula="of:=MAX([.$F46];[.$S46];[.$AF46])" office:value-type="float"/>
          <table:table-cell table:formula="of:=MAX([.$G46];[.$T46];[.$AG46])" office:value-type="float"/>
          <table:table-cell table:formula="of:=MAX([.$H46];[.$U46];[.$AH46])" office:value-type="float"/>
          <table:table-cell table:formula="of:=MAX([.$I46];[.$V46];[.$AI46])" office:value-type="float"/>
          <table:table-cell table:formula="of:=MAX([.$J46];[.$W46])" office:value-type="float"/>
          <table:table-cell table:formula="of:=MAX([.$K46];[.$X46];[.$AJ46])" office:value-type="float"/>
          <table:table-cell table:formula="of:=MAX([.$L46];[.$Y46];[.$AK46])" office:value-type="float"/>
          <table:table-cell table:formula="of:=MAX([.$M46];[.$Z46];[.$AL46])" office:value-type="float"/>
          <table:table-cell table:formula="of:=MAX([.$N46];[.$AA46];[.$AM46])" office:value-type="float"/>
        </table:table-row>
        <table:table-row table:style-name="ro1">
          <table:table-cell office:value-type="string">
            <text:p>BLOCKS.BLOCKS-10-1.asp/13</text:p>
          </table:table-cell>
          <table:table-cell office:value-type="float" office:value="0.394823"/>
          <table:table-cell office:value-type="float" office:value="0.3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46.0"/>
          <table:table-cell office:value-type="float" office:value="46.0"/>
          <table:table-cell office:value-type="float" office:value="29066.0"/>
          <table:table-cell office:value-type="float" office:value="16086.0"/>
          <table:table-cell office:value-type="float" office:value="0.0"/>
          <table:table-cell office:value-type="float" office:value="0.0"/>
          <table:table-cell office:value-type="float" office:value="0.427161"/>
          <table:table-cell office:value-type="float" office:value="0.3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46.0"/>
          <table:table-cell office:value-type="float" office:value="46.0"/>
          <table:table-cell office:value-type="float" office:value="29066.0"/>
          <table:table-cell office:value-type="float" office:value="16086.0"/>
          <table:table-cell office:value-type="float" office:value="0.0"/>
          <table:table-cell office:value-type="float" office:value="0.0"/>
          <table:table-cell office:value-type="float" office:value="0.372497"/>
          <table:table-cell office:value-type="float" office:value="0.3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427.0"/>
          <table:table-cell office:value-type="float" office:value="29066.0"/>
          <table:table-cell office:value-type="float" office:value="16086.0"/>
          <table:table-cell office:value-type="float" office:value="0.0"/>
          <table:table-cell office:value-type="float" office:value="0.0"/>
          <table:table-cell table:formula="of:=MIN([.$B47];[.$O47];[.$AB47])" office:value-type="float"/>
          <table:table-cell table:formula="of:=MIN([.$C47];[.$P47];[.$AC47])" office:value-type="float"/>
          <table:table-cell table:formula="of:=MIN([.$D47];[.$Q47];[.$AD47])" office:value-type="float"/>
          <table:table-cell table:formula="of:=MIN([.$E47];[.$R47];[.$AE47])" office:value-type="float"/>
          <table:table-cell table:formula="of:=MIN([.$F47];[.$S47];[.$AF47])" office:value-type="float"/>
          <table:table-cell table:formula="of:=MIN([.$G47];[.$T47];[.$AG47])" office:value-type="float"/>
          <table:table-cell table:formula="of:=MIN([.$H47];[.$U47];[.$AH47])" office:value-type="float"/>
          <table:table-cell table:formula="of:=MIN([.$I47];[.$V47];[.$AI47])" office:value-type="float"/>
          <table:table-cell table:formula="of:=MIN([.$J47];[.$W47])" office:value-type="float"/>
          <table:table-cell table:formula="of:=MIN([.$K47];[.$X47];[.$AJ47])" office:value-type="float"/>
          <table:table-cell table:formula="of:=MIN([.$L47];[.$Y47];[.$AK47])" office:value-type="float"/>
          <table:table-cell table:formula="of:=MIN([.$M47];[.$Z47];[.$AL47])" office:value-type="float"/>
          <table:table-cell table:formula="of:=MIN([.$N47];[.$AA47];[.$AM47])" office:value-type="float"/>
          <table:table-cell table:formula="of:=MEDIAN([.$B47];[.$O47];[.$AB47])" office:value-type="float"/>
          <table:table-cell table:formula="of:=MEDIAN([.$C47];[.$P47];[.$AC47])" office:value-type="float"/>
          <table:table-cell table:formula="of:=MEDIAN([.$D47];[.$Q47];[.$AD47])" office:value-type="float"/>
          <table:table-cell table:formula="of:=MEDIAN([.$E47];[.$R47];[.$AE47])" office:value-type="float"/>
          <table:table-cell table:formula="of:=MEDIAN([.$F47];[.$S47];[.$AF47])" office:value-type="float"/>
          <table:table-cell table:formula="of:=MEDIAN([.$G47];[.$T47];[.$AG47])" office:value-type="float"/>
          <table:table-cell table:formula="of:=MEDIAN([.$H47];[.$U47];[.$AH47])" office:value-type="float"/>
          <table:table-cell table:formula="of:=MEDIAN([.$I47];[.$V47];[.$AI47])" office:value-type="float"/>
          <table:table-cell table:formula="of:=MEDIAN([.$J47];[.$W47])" office:value-type="float"/>
          <table:table-cell table:formula="of:=MEDIAN([.$K47];[.$X47];[.$AJ47])" office:value-type="float"/>
          <table:table-cell table:formula="of:=MEDIAN([.$L47];[.$Y47];[.$AK47])" office:value-type="float"/>
          <table:table-cell table:formula="of:=MEDIAN([.$M47];[.$Z47];[.$AL47])" office:value-type="float"/>
          <table:table-cell table:formula="of:=MEDIAN([.$N47];[.$AA47];[.$AM47])" office:value-type="float"/>
          <table:table-cell table:formula="of:=MAX([.$B47];[.$O47];[.$AB47])" office:value-type="float"/>
          <table:table-cell table:formula="of:=MAX([.$C47];[.$P47];[.$AC47])" office:value-type="float"/>
          <table:table-cell table:formula="of:=MAX([.$D47];[.$Q47];[.$AD47])" office:value-type="float"/>
          <table:table-cell table:formula="of:=MAX([.$E47];[.$R47];[.$AE47])" office:value-type="float"/>
          <table:table-cell table:formula="of:=MAX([.$F47];[.$S47];[.$AF47])" office:value-type="float"/>
          <table:table-cell table:formula="of:=MAX([.$G47];[.$T47];[.$AG47])" office:value-type="float"/>
          <table:table-cell table:formula="of:=MAX([.$H47];[.$U47];[.$AH47])" office:value-type="float"/>
          <table:table-cell table:formula="of:=MAX([.$I47];[.$V47];[.$AI47])" office:value-type="float"/>
          <table:table-cell table:formula="of:=MAX([.$J47];[.$W47])" office:value-type="float"/>
          <table:table-cell table:formula="of:=MAX([.$K47];[.$X47];[.$AJ47])" office:value-type="float"/>
          <table:table-cell table:formula="of:=MAX([.$L47];[.$Y47];[.$AK47])" office:value-type="float"/>
          <table:table-cell table:formula="of:=MAX([.$M47];[.$Z47];[.$AL47])" office:value-type="float"/>
          <table:table-cell table:formula="of:=MAX([.$N47];[.$AA47];[.$AM47])" office:value-type="float"/>
        </table:table-row>
        <table:table-row table:style-name="ro1">
          <table:table-cell office:value-type="string">
            <text:p>BLOCKS.BLOCKS-10-1.asp/14</text:p>
          </table:table-cell>
          <table:table-cell office:value-type="float" office:value="0.418286"/>
          <table:table-cell office:value-type="float" office:value="0.3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95.0"/>
          <table:table-cell office:value-type="float" office:value="95.0"/>
          <table:table-cell office:value-type="float" office:value="31231.0"/>
          <table:table-cell office:value-type="float" office:value="17900.0"/>
          <table:table-cell office:value-type="float" office:value="0.0"/>
          <table:table-cell office:value-type="float" office:value="0.0"/>
          <table:table-cell office:value-type="float" office:value="0.408017"/>
          <table:table-cell office:value-type="float" office:value="0.3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95.0"/>
          <table:table-cell office:value-type="float" office:value="95.0"/>
          <table:table-cell office:value-type="float" office:value="31231.0"/>
          <table:table-cell office:value-type="float" office:value="17900.0"/>
          <table:table-cell office:value-type="float" office:value="0.0"/>
          <table:table-cell office:value-type="float" office:value="0.0"/>
          <table:table-cell office:value-type="float" office:value="0.378046"/>
          <table:table-cell office:value-type="float" office:value="0.3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.0"/>
          <table:table-cell office:value-type="float" office:value="522.0"/>
          <table:table-cell office:value-type="float" office:value="31231.0"/>
          <table:table-cell office:value-type="float" office:value="17900.0"/>
          <table:table-cell office:value-type="float" office:value="0.0"/>
          <table:table-cell office:value-type="float" office:value="0.0"/>
          <table:table-cell table:formula="of:=MIN([.$B48];[.$O48];[.$AB48])" office:value-type="float"/>
          <table:table-cell table:formula="of:=MIN([.$C48];[.$P48];[.$AC48])" office:value-type="float"/>
          <table:table-cell table:formula="of:=MIN([.$D48];[.$Q48];[.$AD48])" office:value-type="float"/>
          <table:table-cell table:formula="of:=MIN([.$E48];[.$R48];[.$AE48])" office:value-type="float"/>
          <table:table-cell table:formula="of:=MIN([.$F48];[.$S48];[.$AF48])" office:value-type="float"/>
          <table:table-cell table:formula="of:=MIN([.$G48];[.$T48];[.$AG48])" office:value-type="float"/>
          <table:table-cell table:formula="of:=MIN([.$H48];[.$U48];[.$AH48])" office:value-type="float"/>
          <table:table-cell table:formula="of:=MIN([.$I48];[.$V48];[.$AI48])" office:value-type="float"/>
          <table:table-cell table:formula="of:=MIN([.$J48];[.$W48])" office:value-type="float"/>
          <table:table-cell table:formula="of:=MIN([.$K48];[.$X48];[.$AJ48])" office:value-type="float"/>
          <table:table-cell table:formula="of:=MIN([.$L48];[.$Y48];[.$AK48])" office:value-type="float"/>
          <table:table-cell table:formula="of:=MIN([.$M48];[.$Z48];[.$AL48])" office:value-type="float"/>
          <table:table-cell table:formula="of:=MIN([.$N48];[.$AA48];[.$AM48])" office:value-type="float"/>
          <table:table-cell table:formula="of:=MEDIAN([.$B48];[.$O48];[.$AB48])" office:value-type="float"/>
          <table:table-cell table:formula="of:=MEDIAN([.$C48];[.$P48];[.$AC48])" office:value-type="float"/>
          <table:table-cell table:formula="of:=MEDIAN([.$D48];[.$Q48];[.$AD48])" office:value-type="float"/>
          <table:table-cell table:formula="of:=MEDIAN([.$E48];[.$R48];[.$AE48])" office:value-type="float"/>
          <table:table-cell table:formula="of:=MEDIAN([.$F48];[.$S48];[.$AF48])" office:value-type="float"/>
          <table:table-cell table:formula="of:=MEDIAN([.$G48];[.$T48];[.$AG48])" office:value-type="float"/>
          <table:table-cell table:formula="of:=MEDIAN([.$H48];[.$U48];[.$AH48])" office:value-type="float"/>
          <table:table-cell table:formula="of:=MEDIAN([.$I48];[.$V48];[.$AI48])" office:value-type="float"/>
          <table:table-cell table:formula="of:=MEDIAN([.$J48];[.$W48])" office:value-type="float"/>
          <table:table-cell table:formula="of:=MEDIAN([.$K48];[.$X48];[.$AJ48])" office:value-type="float"/>
          <table:table-cell table:formula="of:=MEDIAN([.$L48];[.$Y48];[.$AK48])" office:value-type="float"/>
          <table:table-cell table:formula="of:=MEDIAN([.$M48];[.$Z48];[.$AL48])" office:value-type="float"/>
          <table:table-cell table:formula="of:=MEDIAN([.$N48];[.$AA48];[.$AM48])" office:value-type="float"/>
          <table:table-cell table:formula="of:=MAX([.$B48];[.$O48];[.$AB48])" office:value-type="float"/>
          <table:table-cell table:formula="of:=MAX([.$C48];[.$P48];[.$AC48])" office:value-type="float"/>
          <table:table-cell table:formula="of:=MAX([.$D48];[.$Q48];[.$AD48])" office:value-type="float"/>
          <table:table-cell table:formula="of:=MAX([.$E48];[.$R48];[.$AE48])" office:value-type="float"/>
          <table:table-cell table:formula="of:=MAX([.$F48];[.$S48];[.$AF48])" office:value-type="float"/>
          <table:table-cell table:formula="of:=MAX([.$G48];[.$T48];[.$AG48])" office:value-type="float"/>
          <table:table-cell table:formula="of:=MAX([.$H48];[.$U48];[.$AH48])" office:value-type="float"/>
          <table:table-cell table:formula="of:=MAX([.$I48];[.$V48];[.$AI48])" office:value-type="float"/>
          <table:table-cell table:formula="of:=MAX([.$J48];[.$W48])" office:value-type="float"/>
          <table:table-cell table:formula="of:=MAX([.$K48];[.$X48];[.$AJ48])" office:value-type="float"/>
          <table:table-cell table:formula="of:=MAX([.$L48];[.$Y48];[.$AK48])" office:value-type="float"/>
          <table:table-cell table:formula="of:=MAX([.$M48];[.$Z48];[.$AL48])" office:value-type="float"/>
          <table:table-cell table:formula="of:=MAX([.$N48];[.$AA48];[.$AM48])" office:value-type="float"/>
        </table:table-row>
        <table:table-row table:style-name="ro1">
          <table:table-cell office:value-type="string">
            <text:p>BLOCKS.BLOCKS-10-1.asp/15</text:p>
          </table:table-cell>
          <table:table-cell office:value-type="float" office:value="0.483246"/>
          <table:table-cell office:value-type="float" office:value="0.437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134.0"/>
          <table:table-cell office:value-type="float" office:value="134.0"/>
          <table:table-cell office:value-type="float" office:value="33396.0"/>
          <table:table-cell office:value-type="float" office:value="19714.0"/>
          <table:table-cell office:value-type="float" office:value="0.0"/>
          <table:table-cell office:value-type="float" office:value="0.0"/>
          <table:table-cell office:value-type="float" office:value="0.438253"/>
          <table:table-cell office:value-type="float" office:value="0.391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134.0"/>
          <table:table-cell office:value-type="float" office:value="134.0"/>
          <table:table-cell office:value-type="float" office:value="33396.0"/>
          <table:table-cell office:value-type="float" office:value="19714.0"/>
          <table:table-cell office:value-type="float" office:value="0.0"/>
          <table:table-cell office:value-type="float" office:value="0.0"/>
          <table:table-cell office:value-type="float" office:value="0.376731"/>
          <table:table-cell office:value-type="float" office:value="0.334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6.0"/>
          <table:table-cell office:value-type="float" office:value="737.0"/>
          <table:table-cell office:value-type="float" office:value="33396.0"/>
          <table:table-cell office:value-type="float" office:value="19714.0"/>
          <table:table-cell office:value-type="float" office:value="0.0"/>
          <table:table-cell office:value-type="float" office:value="0.0"/>
          <table:table-cell table:formula="of:=MIN([.$B49];[.$O49];[.$AB49])" office:value-type="float"/>
          <table:table-cell table:formula="of:=MIN([.$C49];[.$P49];[.$AC49])" office:value-type="float"/>
          <table:table-cell table:formula="of:=MIN([.$D49];[.$Q49];[.$AD49])" office:value-type="float"/>
          <table:table-cell table:formula="of:=MIN([.$E49];[.$R49];[.$AE49])" office:value-type="float"/>
          <table:table-cell table:formula="of:=MIN([.$F49];[.$S49];[.$AF49])" office:value-type="float"/>
          <table:table-cell table:formula="of:=MIN([.$G49];[.$T49];[.$AG49])" office:value-type="float"/>
          <table:table-cell table:formula="of:=MIN([.$H49];[.$U49];[.$AH49])" office:value-type="float"/>
          <table:table-cell table:formula="of:=MIN([.$I49];[.$V49];[.$AI49])" office:value-type="float"/>
          <table:table-cell table:formula="of:=MIN([.$J49];[.$W49])" office:value-type="float"/>
          <table:table-cell table:formula="of:=MIN([.$K49];[.$X49];[.$AJ49])" office:value-type="float"/>
          <table:table-cell table:formula="of:=MIN([.$L49];[.$Y49];[.$AK49])" office:value-type="float"/>
          <table:table-cell table:formula="of:=MIN([.$M49];[.$Z49];[.$AL49])" office:value-type="float"/>
          <table:table-cell table:formula="of:=MIN([.$N49];[.$AA49];[.$AM49])" office:value-type="float"/>
          <table:table-cell table:formula="of:=MEDIAN([.$B49];[.$O49];[.$AB49])" office:value-type="float"/>
          <table:table-cell table:formula="of:=MEDIAN([.$C49];[.$P49];[.$AC49])" office:value-type="float"/>
          <table:table-cell table:formula="of:=MEDIAN([.$D49];[.$Q49];[.$AD49])" office:value-type="float"/>
          <table:table-cell table:formula="of:=MEDIAN([.$E49];[.$R49];[.$AE49])" office:value-type="float"/>
          <table:table-cell table:formula="of:=MEDIAN([.$F49];[.$S49];[.$AF49])" office:value-type="float"/>
          <table:table-cell table:formula="of:=MEDIAN([.$G49];[.$T49];[.$AG49])" office:value-type="float"/>
          <table:table-cell table:formula="of:=MEDIAN([.$H49];[.$U49];[.$AH49])" office:value-type="float"/>
          <table:table-cell table:formula="of:=MEDIAN([.$I49];[.$V49];[.$AI49])" office:value-type="float"/>
          <table:table-cell table:formula="of:=MEDIAN([.$J49];[.$W49])" office:value-type="float"/>
          <table:table-cell table:formula="of:=MEDIAN([.$K49];[.$X49];[.$AJ49])" office:value-type="float"/>
          <table:table-cell table:formula="of:=MEDIAN([.$L49];[.$Y49];[.$AK49])" office:value-type="float"/>
          <table:table-cell table:formula="of:=MEDIAN([.$M49];[.$Z49];[.$AL49])" office:value-type="float"/>
          <table:table-cell table:formula="of:=MEDIAN([.$N49];[.$AA49];[.$AM49])" office:value-type="float"/>
          <table:table-cell table:formula="of:=MAX([.$B49];[.$O49];[.$AB49])" office:value-type="float"/>
          <table:table-cell table:formula="of:=MAX([.$C49];[.$P49];[.$AC49])" office:value-type="float"/>
          <table:table-cell table:formula="of:=MAX([.$D49];[.$Q49];[.$AD49])" office:value-type="float"/>
          <table:table-cell table:formula="of:=MAX([.$E49];[.$R49];[.$AE49])" office:value-type="float"/>
          <table:table-cell table:formula="of:=MAX([.$F49];[.$S49];[.$AF49])" office:value-type="float"/>
          <table:table-cell table:formula="of:=MAX([.$G49];[.$T49];[.$AG49])" office:value-type="float"/>
          <table:table-cell table:formula="of:=MAX([.$H49];[.$U49];[.$AH49])" office:value-type="float"/>
          <table:table-cell table:formula="of:=MAX([.$I49];[.$V49];[.$AI49])" office:value-type="float"/>
          <table:table-cell table:formula="of:=MAX([.$J49];[.$W49])" office:value-type="float"/>
          <table:table-cell table:formula="of:=MAX([.$K49];[.$X49];[.$AJ49])" office:value-type="float"/>
          <table:table-cell table:formula="of:=MAX([.$L49];[.$Y49];[.$AK49])" office:value-type="float"/>
          <table:table-cell table:formula="of:=MAX([.$M49];[.$Z49];[.$AL49])" office:value-type="float"/>
          <table:table-cell table:formula="of:=MAX([.$N49];[.$AA49];[.$AM49])" office:value-type="float"/>
        </table:table-row>
        <table:table-row table:style-name="ro1">
          <table:table-cell office:value-type="string">
            <text:p>BLOCKS.BLOCKS-10-1.asp/16</text:p>
          </table:table-cell>
          <table:table-cell office:value-type="float" office:value="0.525424"/>
          <table:table-cell office:value-type="float" office:value="0.479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170.0"/>
          <table:table-cell office:value-type="float" office:value="170.0"/>
          <table:table-cell office:value-type="float" office:value="35561.0"/>
          <table:table-cell office:value-type="float" office:value="21528.0"/>
          <table:table-cell office:value-type="float" office:value="0.0"/>
          <table:table-cell office:value-type="float" office:value="0.0"/>
          <table:table-cell office:value-type="float" office:value="0.462693"/>
          <table:table-cell office:value-type="float" office:value="0.418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170.0"/>
          <table:table-cell office:value-type="float" office:value="170.0"/>
          <table:table-cell office:value-type="float" office:value="35561.0"/>
          <table:table-cell office:value-type="float" office:value="21528.0"/>
          <table:table-cell office:value-type="float" office:value="0.0"/>
          <table:table-cell office:value-type="float" office:value="0.0"/>
          <table:table-cell office:value-type="float" office:value="0.467847"/>
          <table:table-cell office:value-type="float" office:value="0.424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0.0"/>
          <table:table-cell office:value-type="float" office:value="780.0"/>
          <table:table-cell office:value-type="float" office:value="35561.0"/>
          <table:table-cell office:value-type="float" office:value="21528.0"/>
          <table:table-cell office:value-type="float" office:value="0.0"/>
          <table:table-cell office:value-type="float" office:value="0.0"/>
          <table:table-cell table:formula="of:=MIN([.$B50];[.$O50];[.$AB50])" office:value-type="float"/>
          <table:table-cell table:formula="of:=MIN([.$C50];[.$P50];[.$AC50])" office:value-type="float"/>
          <table:table-cell table:formula="of:=MIN([.$D50];[.$Q50];[.$AD50])" office:value-type="float"/>
          <table:table-cell table:formula="of:=MIN([.$E50];[.$R50];[.$AE50])" office:value-type="float"/>
          <table:table-cell table:formula="of:=MIN([.$F50];[.$S50];[.$AF50])" office:value-type="float"/>
          <table:table-cell table:formula="of:=MIN([.$G50];[.$T50];[.$AG50])" office:value-type="float"/>
          <table:table-cell table:formula="of:=MIN([.$H50];[.$U50];[.$AH50])" office:value-type="float"/>
          <table:table-cell table:formula="of:=MIN([.$I50];[.$V50];[.$AI50])" office:value-type="float"/>
          <table:table-cell table:formula="of:=MIN([.$J50];[.$W50])" office:value-type="float"/>
          <table:table-cell table:formula="of:=MIN([.$K50];[.$X50];[.$AJ50])" office:value-type="float"/>
          <table:table-cell table:formula="of:=MIN([.$L50];[.$Y50];[.$AK50])" office:value-type="float"/>
          <table:table-cell table:formula="of:=MIN([.$M50];[.$Z50];[.$AL50])" office:value-type="float"/>
          <table:table-cell table:formula="of:=MIN([.$N50];[.$AA50];[.$AM50])" office:value-type="float"/>
          <table:table-cell table:formula="of:=MEDIAN([.$B50];[.$O50];[.$AB50])" office:value-type="float"/>
          <table:table-cell table:formula="of:=MEDIAN([.$C50];[.$P50];[.$AC50])" office:value-type="float"/>
          <table:table-cell table:formula="of:=MEDIAN([.$D50];[.$Q50];[.$AD50])" office:value-type="float"/>
          <table:table-cell table:formula="of:=MEDIAN([.$E50];[.$R50];[.$AE50])" office:value-type="float"/>
          <table:table-cell table:formula="of:=MEDIAN([.$F50];[.$S50];[.$AF50])" office:value-type="float"/>
          <table:table-cell table:formula="of:=MEDIAN([.$G50];[.$T50];[.$AG50])" office:value-type="float"/>
          <table:table-cell table:formula="of:=MEDIAN([.$H50];[.$U50];[.$AH50])" office:value-type="float"/>
          <table:table-cell table:formula="of:=MEDIAN([.$I50];[.$V50];[.$AI50])" office:value-type="float"/>
          <table:table-cell table:formula="of:=MEDIAN([.$J50];[.$W50])" office:value-type="float"/>
          <table:table-cell table:formula="of:=MEDIAN([.$K50];[.$X50];[.$AJ50])" office:value-type="float"/>
          <table:table-cell table:formula="of:=MEDIAN([.$L50];[.$Y50];[.$AK50])" office:value-type="float"/>
          <table:table-cell table:formula="of:=MEDIAN([.$M50];[.$Z50];[.$AL50])" office:value-type="float"/>
          <table:table-cell table:formula="of:=MEDIAN([.$N50];[.$AA50];[.$AM50])" office:value-type="float"/>
          <table:table-cell table:formula="of:=MAX([.$B50];[.$O50];[.$AB50])" office:value-type="float"/>
          <table:table-cell table:formula="of:=MAX([.$C50];[.$P50];[.$AC50])" office:value-type="float"/>
          <table:table-cell table:formula="of:=MAX([.$D50];[.$Q50];[.$AD50])" office:value-type="float"/>
          <table:table-cell table:formula="of:=MAX([.$E50];[.$R50];[.$AE50])" office:value-type="float"/>
          <table:table-cell table:formula="of:=MAX([.$F50];[.$S50];[.$AF50])" office:value-type="float"/>
          <table:table-cell table:formula="of:=MAX([.$G50];[.$T50];[.$AG50])" office:value-type="float"/>
          <table:table-cell table:formula="of:=MAX([.$H50];[.$U50];[.$AH50])" office:value-type="float"/>
          <table:table-cell table:formula="of:=MAX([.$I50];[.$V50];[.$AI50])" office:value-type="float"/>
          <table:table-cell table:formula="of:=MAX([.$J50];[.$W50])" office:value-type="float"/>
          <table:table-cell table:formula="of:=MAX([.$K50];[.$X50];[.$AJ50])" office:value-type="float"/>
          <table:table-cell table:formula="of:=MAX([.$L50];[.$Y50];[.$AK50])" office:value-type="float"/>
          <table:table-cell table:formula="of:=MAX([.$M50];[.$Z50];[.$AL50])" office:value-type="float"/>
          <table:table-cell table:formula="of:=MAX([.$N50];[.$AA50];[.$AM50])" office:value-type="float"/>
        </table:table-row>
        <table:table-row table:style-name="ro1">
          <table:table-cell office:value-type="string">
            <text:p>BLOCKS.BLOCKS-10-1.asp/17</text:p>
          </table:table-cell>
          <table:table-cell office:value-type="float" office:value="0.712711"/>
          <table:table-cell office:value-type="float" office:value="0.443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.0"/>
          <table:table-cell office:value-type="float" office:value="188.0"/>
          <table:table-cell office:value-type="float" office:value="188.0"/>
          <table:table-cell office:value-type="float" office:value="37726.0"/>
          <table:table-cell office:value-type="float" office:value="23342.0"/>
          <table:table-cell office:value-type="float" office:value="0.0"/>
          <table:table-cell office:value-type="float" office:value="0.0"/>
          <table:table-cell office:value-type="float" office:value="0.488561"/>
          <table:table-cell office:value-type="float" office:value="0.443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.0"/>
          <table:table-cell office:value-type="float" office:value="188.0"/>
          <table:table-cell office:value-type="float" office:value="188.0"/>
          <table:table-cell office:value-type="float" office:value="37726.0"/>
          <table:table-cell office:value-type="float" office:value="23342.0"/>
          <table:table-cell office:value-type="float" office:value="0.0"/>
          <table:table-cell office:value-type="float" office:value="0.0"/>
          <table:table-cell office:value-type="float" office:value="0.480951"/>
          <table:table-cell office:value-type="float" office:value="0.437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6.0"/>
          <table:table-cell office:value-type="float" office:value="1263.0"/>
          <table:table-cell office:value-type="float" office:value="37726.0"/>
          <table:table-cell office:value-type="float" office:value="23342.0"/>
          <table:table-cell office:value-type="float" office:value="0.0"/>
          <table:table-cell office:value-type="float" office:value="0.0"/>
          <table:table-cell table:formula="of:=MIN([.$B51];[.$O51];[.$AB51])" office:value-type="float"/>
          <table:table-cell table:formula="of:=MIN([.$C51];[.$P51];[.$AC51])" office:value-type="float"/>
          <table:table-cell table:formula="of:=MIN([.$D51];[.$Q51];[.$AD51])" office:value-type="float"/>
          <table:table-cell table:formula="of:=MIN([.$E51];[.$R51];[.$AE51])" office:value-type="float"/>
          <table:table-cell table:formula="of:=MIN([.$F51];[.$S51];[.$AF51])" office:value-type="float"/>
          <table:table-cell table:formula="of:=MIN([.$G51];[.$T51];[.$AG51])" office:value-type="float"/>
          <table:table-cell table:formula="of:=MIN([.$H51];[.$U51];[.$AH51])" office:value-type="float"/>
          <table:table-cell table:formula="of:=MIN([.$I51];[.$V51];[.$AI51])" office:value-type="float"/>
          <table:table-cell table:formula="of:=MIN([.$J51];[.$W51])" office:value-type="float"/>
          <table:table-cell table:formula="of:=MIN([.$K51];[.$X51];[.$AJ51])" office:value-type="float"/>
          <table:table-cell table:formula="of:=MIN([.$L51];[.$Y51];[.$AK51])" office:value-type="float"/>
          <table:table-cell table:formula="of:=MIN([.$M51];[.$Z51];[.$AL51])" office:value-type="float"/>
          <table:table-cell table:formula="of:=MIN([.$N51];[.$AA51];[.$AM51])" office:value-type="float"/>
          <table:table-cell table:formula="of:=MEDIAN([.$B51];[.$O51];[.$AB51])" office:value-type="float"/>
          <table:table-cell table:formula="of:=MEDIAN([.$C51];[.$P51];[.$AC51])" office:value-type="float"/>
          <table:table-cell table:formula="of:=MEDIAN([.$D51];[.$Q51];[.$AD51])" office:value-type="float"/>
          <table:table-cell table:formula="of:=MEDIAN([.$E51];[.$R51];[.$AE51])" office:value-type="float"/>
          <table:table-cell table:formula="of:=MEDIAN([.$F51];[.$S51];[.$AF51])" office:value-type="float"/>
          <table:table-cell table:formula="of:=MEDIAN([.$G51];[.$T51];[.$AG51])" office:value-type="float"/>
          <table:table-cell table:formula="of:=MEDIAN([.$H51];[.$U51];[.$AH51])" office:value-type="float"/>
          <table:table-cell table:formula="of:=MEDIAN([.$I51];[.$V51];[.$AI51])" office:value-type="float"/>
          <table:table-cell table:formula="of:=MEDIAN([.$J51];[.$W51])" office:value-type="float"/>
          <table:table-cell table:formula="of:=MEDIAN([.$K51];[.$X51];[.$AJ51])" office:value-type="float"/>
          <table:table-cell table:formula="of:=MEDIAN([.$L51];[.$Y51];[.$AK51])" office:value-type="float"/>
          <table:table-cell table:formula="of:=MEDIAN([.$M51];[.$Z51];[.$AL51])" office:value-type="float"/>
          <table:table-cell table:formula="of:=MEDIAN([.$N51];[.$AA51];[.$AM51])" office:value-type="float"/>
          <table:table-cell table:formula="of:=MAX([.$B51];[.$O51];[.$AB51])" office:value-type="float"/>
          <table:table-cell table:formula="of:=MAX([.$C51];[.$P51];[.$AC51])" office:value-type="float"/>
          <table:table-cell table:formula="of:=MAX([.$D51];[.$Q51];[.$AD51])" office:value-type="float"/>
          <table:table-cell table:formula="of:=MAX([.$E51];[.$R51];[.$AE51])" office:value-type="float"/>
          <table:table-cell table:formula="of:=MAX([.$F51];[.$S51];[.$AF51])" office:value-type="float"/>
          <table:table-cell table:formula="of:=MAX([.$G51];[.$T51];[.$AG51])" office:value-type="float"/>
          <table:table-cell table:formula="of:=MAX([.$H51];[.$U51];[.$AH51])" office:value-type="float"/>
          <table:table-cell table:formula="of:=MAX([.$I51];[.$V51];[.$AI51])" office:value-type="float"/>
          <table:table-cell table:formula="of:=MAX([.$J51];[.$W51])" office:value-type="float"/>
          <table:table-cell table:formula="of:=MAX([.$K51];[.$X51];[.$AJ51])" office:value-type="float"/>
          <table:table-cell table:formula="of:=MAX([.$L51];[.$Y51];[.$AK51])" office:value-type="float"/>
          <table:table-cell table:formula="of:=MAX([.$M51];[.$Z51];[.$AL51])" office:value-type="float"/>
          <table:table-cell table:formula="of:=MAX([.$N51];[.$AA51];[.$AM51])" office:value-type="float"/>
        </table:table-row>
        <table:table-row table:style-name="ro1">
          <table:table-cell office:value-type="string">
            <text:p>BLOCKS.BLOCKS-10-1.asp/18</text:p>
          </table:table-cell>
          <table:table-cell office:value-type="float" office:value="0.604113"/>
          <table:table-cell office:value-type="float" office:value="0.556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8.0"/>
          <table:table-cell office:value-type="float" office:value="288.0"/>
          <table:table-cell office:value-type="float" office:value="288.0"/>
          <table:table-cell office:value-type="float" office:value="39891.0"/>
          <table:table-cell office:value-type="float" office:value="25156.0"/>
          <table:table-cell office:value-type="float" office:value="0.0"/>
          <table:table-cell office:value-type="float" office:value="0.0"/>
          <table:table-cell office:value-type="float" office:value="0.524468"/>
          <table:table-cell office:value-type="float" office:value="0.478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8.0"/>
          <table:table-cell office:value-type="float" office:value="288.0"/>
          <table:table-cell office:value-type="float" office:value="288.0"/>
          <table:table-cell office:value-type="float" office:value="39891.0"/>
          <table:table-cell office:value-type="float" office:value="25156.0"/>
          <table:table-cell office:value-type="float" office:value="0.0"/>
          <table:table-cell office:value-type="float" office:value="0.0"/>
          <table:table-cell office:value-type="float" office:value="0.484584"/>
          <table:table-cell office:value-type="float" office:value="0.438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2.0"/>
          <table:table-cell office:value-type="float" office:value="1208.0"/>
          <table:table-cell office:value-type="float" office:value="39891.0"/>
          <table:table-cell office:value-type="float" office:value="25156.0"/>
          <table:table-cell office:value-type="float" office:value="0.0"/>
          <table:table-cell office:value-type="float" office:value="0.0"/>
          <table:table-cell table:formula="of:=MIN([.$B52];[.$O52];[.$AB52])" office:value-type="float"/>
          <table:table-cell table:formula="of:=MIN([.$C52];[.$P52];[.$AC52])" office:value-type="float"/>
          <table:table-cell table:formula="of:=MIN([.$D52];[.$Q52];[.$AD52])" office:value-type="float"/>
          <table:table-cell table:formula="of:=MIN([.$E52];[.$R52];[.$AE52])" office:value-type="float"/>
          <table:table-cell table:formula="of:=MIN([.$F52];[.$S52];[.$AF52])" office:value-type="float"/>
          <table:table-cell table:formula="of:=MIN([.$G52];[.$T52];[.$AG52])" office:value-type="float"/>
          <table:table-cell table:formula="of:=MIN([.$H52];[.$U52];[.$AH52])" office:value-type="float"/>
          <table:table-cell table:formula="of:=MIN([.$I52];[.$V52];[.$AI52])" office:value-type="float"/>
          <table:table-cell table:formula="of:=MIN([.$J52];[.$W52])" office:value-type="float"/>
          <table:table-cell table:formula="of:=MIN([.$K52];[.$X52];[.$AJ52])" office:value-type="float"/>
          <table:table-cell table:formula="of:=MIN([.$L52];[.$Y52];[.$AK52])" office:value-type="float"/>
          <table:table-cell table:formula="of:=MIN([.$M52];[.$Z52];[.$AL52])" office:value-type="float"/>
          <table:table-cell table:formula="of:=MIN([.$N52];[.$AA52];[.$AM52])" office:value-type="float"/>
          <table:table-cell table:formula="of:=MEDIAN([.$B52];[.$O52];[.$AB52])" office:value-type="float"/>
          <table:table-cell table:formula="of:=MEDIAN([.$C52];[.$P52];[.$AC52])" office:value-type="float"/>
          <table:table-cell table:formula="of:=MEDIAN([.$D52];[.$Q52];[.$AD52])" office:value-type="float"/>
          <table:table-cell table:formula="of:=MEDIAN([.$E52];[.$R52];[.$AE52])" office:value-type="float"/>
          <table:table-cell table:formula="of:=MEDIAN([.$F52];[.$S52];[.$AF52])" office:value-type="float"/>
          <table:table-cell table:formula="of:=MEDIAN([.$G52];[.$T52];[.$AG52])" office:value-type="float"/>
          <table:table-cell table:formula="of:=MEDIAN([.$H52];[.$U52];[.$AH52])" office:value-type="float"/>
          <table:table-cell table:formula="of:=MEDIAN([.$I52];[.$V52];[.$AI52])" office:value-type="float"/>
          <table:table-cell table:formula="of:=MEDIAN([.$J52];[.$W52])" office:value-type="float"/>
          <table:table-cell table:formula="of:=MEDIAN([.$K52];[.$X52];[.$AJ52])" office:value-type="float"/>
          <table:table-cell table:formula="of:=MEDIAN([.$L52];[.$Y52];[.$AK52])" office:value-type="float"/>
          <table:table-cell table:formula="of:=MEDIAN([.$M52];[.$Z52];[.$AL52])" office:value-type="float"/>
          <table:table-cell table:formula="of:=MEDIAN([.$N52];[.$AA52];[.$AM52])" office:value-type="float"/>
          <table:table-cell table:formula="of:=MAX([.$B52];[.$O52];[.$AB52])" office:value-type="float"/>
          <table:table-cell table:formula="of:=MAX([.$C52];[.$P52];[.$AC52])" office:value-type="float"/>
          <table:table-cell table:formula="of:=MAX([.$D52];[.$Q52];[.$AD52])" office:value-type="float"/>
          <table:table-cell table:formula="of:=MAX([.$E52];[.$R52];[.$AE52])" office:value-type="float"/>
          <table:table-cell table:formula="of:=MAX([.$F52];[.$S52];[.$AF52])" office:value-type="float"/>
          <table:table-cell table:formula="of:=MAX([.$G52];[.$T52];[.$AG52])" office:value-type="float"/>
          <table:table-cell table:formula="of:=MAX([.$H52];[.$U52];[.$AH52])" office:value-type="float"/>
          <table:table-cell table:formula="of:=MAX([.$I52];[.$V52];[.$AI52])" office:value-type="float"/>
          <table:table-cell table:formula="of:=MAX([.$J52];[.$W52])" office:value-type="float"/>
          <table:table-cell table:formula="of:=MAX([.$K52];[.$X52];[.$AJ52])" office:value-type="float"/>
          <table:table-cell table:formula="of:=MAX([.$L52];[.$Y52];[.$AK52])" office:value-type="float"/>
          <table:table-cell table:formula="of:=MAX([.$M52];[.$Z52];[.$AL52])" office:value-type="float"/>
          <table:table-cell table:formula="of:=MAX([.$N52];[.$AA52];[.$AM52])" office:value-type="float"/>
        </table:table-row>
        <table:table-row table:style-name="ro1">
          <table:table-cell office:value-type="string">
            <text:p>BLOCKS.BLOCKS-10-1.asp/19</text:p>
          </table:table-cell>
          <table:table-cell office:value-type="float" office:value="0.601067"/>
          <table:table-cell office:value-type="float" office:value="0.552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63.0"/>
          <table:table-cell office:value-type="float" office:value="935.0"/>
          <table:table-cell office:value-type="float" office:value="935.0"/>
          <table:table-cell office:value-type="float" office:value="42056.0"/>
          <table:table-cell office:value-type="float" office:value="26970.0"/>
          <table:table-cell office:value-type="float" office:value="0.0"/>
          <table:table-cell office:value-type="float" office:value="0.0"/>
          <table:table-cell office:value-type="float" office:value="0.662591"/>
          <table:table-cell office:value-type="float" office:value="0.616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63.0"/>
          <table:table-cell office:value-type="float" office:value="935.0"/>
          <table:table-cell office:value-type="float" office:value="935.0"/>
          <table:table-cell office:value-type="float" office:value="42056.0"/>
          <table:table-cell office:value-type="float" office:value="26970.0"/>
          <table:table-cell office:value-type="float" office:value="0.0"/>
          <table:table-cell office:value-type="float" office:value="0.0"/>
          <table:table-cell office:value-type="float" office:value="0.489559"/>
          <table:table-cell office:value-type="float" office:value="0.442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3.0"/>
          <table:table-cell office:value-type="float" office:value="1241.0"/>
          <table:table-cell office:value-type="float" office:value="42056.0"/>
          <table:table-cell office:value-type="float" office:value="26970.0"/>
          <table:table-cell office:value-type="float" office:value="0.0"/>
          <table:table-cell office:value-type="float" office:value="0.0"/>
          <table:table-cell table:formula="of:=MIN([.$B53];[.$O53];[.$AB53])" office:value-type="float"/>
          <table:table-cell table:formula="of:=MIN([.$C53];[.$P53];[.$AC53])" office:value-type="float"/>
          <table:table-cell table:formula="of:=MIN([.$D53];[.$Q53];[.$AD53])" office:value-type="float"/>
          <table:table-cell table:formula="of:=MIN([.$E53];[.$R53];[.$AE53])" office:value-type="float"/>
          <table:table-cell table:formula="of:=MIN([.$F53];[.$S53];[.$AF53])" office:value-type="float"/>
          <table:table-cell table:formula="of:=MIN([.$G53];[.$T53];[.$AG53])" office:value-type="float"/>
          <table:table-cell table:formula="of:=MIN([.$H53];[.$U53];[.$AH53])" office:value-type="float"/>
          <table:table-cell table:formula="of:=MIN([.$I53];[.$V53];[.$AI53])" office:value-type="float"/>
          <table:table-cell table:formula="of:=MIN([.$J53];[.$W53])" office:value-type="float"/>
          <table:table-cell table:formula="of:=MIN([.$K53];[.$X53];[.$AJ53])" office:value-type="float"/>
          <table:table-cell table:formula="of:=MIN([.$L53];[.$Y53];[.$AK53])" office:value-type="float"/>
          <table:table-cell table:formula="of:=MIN([.$M53];[.$Z53];[.$AL53])" office:value-type="float"/>
          <table:table-cell table:formula="of:=MIN([.$N53];[.$AA53];[.$AM53])" office:value-type="float"/>
          <table:table-cell table:formula="of:=MEDIAN([.$B53];[.$O53];[.$AB53])" office:value-type="float"/>
          <table:table-cell table:formula="of:=MEDIAN([.$C53];[.$P53];[.$AC53])" office:value-type="float"/>
          <table:table-cell table:formula="of:=MEDIAN([.$D53];[.$Q53];[.$AD53])" office:value-type="float"/>
          <table:table-cell table:formula="of:=MEDIAN([.$E53];[.$R53];[.$AE53])" office:value-type="float"/>
          <table:table-cell table:formula="of:=MEDIAN([.$F53];[.$S53];[.$AF53])" office:value-type="float"/>
          <table:table-cell table:formula="of:=MEDIAN([.$G53];[.$T53];[.$AG53])" office:value-type="float"/>
          <table:table-cell table:formula="of:=MEDIAN([.$H53];[.$U53];[.$AH53])" office:value-type="float"/>
          <table:table-cell table:formula="of:=MEDIAN([.$I53];[.$V53];[.$AI53])" office:value-type="float"/>
          <table:table-cell table:formula="of:=MEDIAN([.$J53];[.$W53])" office:value-type="float"/>
          <table:table-cell table:formula="of:=MEDIAN([.$K53];[.$X53];[.$AJ53])" office:value-type="float"/>
          <table:table-cell table:formula="of:=MEDIAN([.$L53];[.$Y53];[.$AK53])" office:value-type="float"/>
          <table:table-cell table:formula="of:=MEDIAN([.$M53];[.$Z53];[.$AL53])" office:value-type="float"/>
          <table:table-cell table:formula="of:=MEDIAN([.$N53];[.$AA53];[.$AM53])" office:value-type="float"/>
          <table:table-cell table:formula="of:=MAX([.$B53];[.$O53];[.$AB53])" office:value-type="float"/>
          <table:table-cell table:formula="of:=MAX([.$C53];[.$P53];[.$AC53])" office:value-type="float"/>
          <table:table-cell table:formula="of:=MAX([.$D53];[.$Q53];[.$AD53])" office:value-type="float"/>
          <table:table-cell table:formula="of:=MAX([.$E53];[.$R53];[.$AE53])" office:value-type="float"/>
          <table:table-cell table:formula="of:=MAX([.$F53];[.$S53];[.$AF53])" office:value-type="float"/>
          <table:table-cell table:formula="of:=MAX([.$G53];[.$T53];[.$AG53])" office:value-type="float"/>
          <table:table-cell table:formula="of:=MAX([.$H53];[.$U53];[.$AH53])" office:value-type="float"/>
          <table:table-cell table:formula="of:=MAX([.$I53];[.$V53];[.$AI53])" office:value-type="float"/>
          <table:table-cell table:formula="of:=MAX([.$J53];[.$W53])" office:value-type="float"/>
          <table:table-cell table:formula="of:=MAX([.$K53];[.$X53];[.$AJ53])" office:value-type="float"/>
          <table:table-cell table:formula="of:=MAX([.$L53];[.$Y53];[.$AK53])" office:value-type="float"/>
          <table:table-cell table:formula="of:=MAX([.$M53];[.$Z53];[.$AL53])" office:value-type="float"/>
          <table:table-cell table:formula="of:=MAX([.$N53];[.$AA53];[.$AM53])" office:value-type="float"/>
        </table:table-row>
        <table:table-row table:style-name="ro1">
          <table:table-cell office:value-type="string">
            <text:p>BLOCKS.BLOCKS-10-1.asp/2</text:p>
          </table:table-cell>
          <table:table-cell office:value-type="float" office:value="0.115768"/>
          <table:table-cell office:value-type="float" office:value="0.0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251.0"/>
          <table:table-cell office:value-type="float" office:value="32.0"/>
          <table:table-cell office:value-type="float" office:value="0.0"/>
          <table:table-cell office:value-type="float" office:value="0.0"/>
          <table:table-cell office:value-type="float" office:value="0.111355"/>
          <table:table-cell office:value-type="float" office:value="0.0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251.0"/>
          <table:table-cell office:value-type="float" office:value="32.0"/>
          <table:table-cell office:value-type="float" office:value="0.0"/>
          <table:table-cell office:value-type="float" office:value="0.0"/>
          <table:table-cell office:value-type="float" office:value="0.097873"/>
          <table:table-cell office:value-type="float" office:value="0.0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5251.0"/>
          <table:table-cell office:value-type="float" office:value="32.0"/>
          <table:table-cell office:value-type="float" office:value="0.0"/>
          <table:table-cell office:value-type="float" office:value="0.0"/>
          <table:table-cell table:formula="of:=MIN([.$B54];[.$O54];[.$AB54])" office:value-type="float"/>
          <table:table-cell table:formula="of:=MIN([.$C54];[.$P54];[.$AC54])" office:value-type="float"/>
          <table:table-cell table:formula="of:=MIN([.$D54];[.$Q54];[.$AD54])" office:value-type="float"/>
          <table:table-cell table:formula="of:=MIN([.$E54];[.$R54];[.$AE54])" office:value-type="float"/>
          <table:table-cell table:formula="of:=MIN([.$F54];[.$S54];[.$AF54])" office:value-type="float"/>
          <table:table-cell table:formula="of:=MIN([.$G54];[.$T54];[.$AG54])" office:value-type="float"/>
          <table:table-cell table:formula="of:=MIN([.$H54];[.$U54];[.$AH54])" office:value-type="float"/>
          <table:table-cell table:formula="of:=MIN([.$I54];[.$V54];[.$AI54])" office:value-type="float"/>
          <table:table-cell table:formula="of:=MIN([.$J54];[.$W54])" office:value-type="float"/>
          <table:table-cell table:formula="of:=MIN([.$K54];[.$X54];[.$AJ54])" office:value-type="float"/>
          <table:table-cell table:formula="of:=MIN([.$L54];[.$Y54];[.$AK54])" office:value-type="float"/>
          <table:table-cell table:formula="of:=MIN([.$M54];[.$Z54];[.$AL54])" office:value-type="float"/>
          <table:table-cell table:formula="of:=MIN([.$N54];[.$AA54];[.$AM54])" office:value-type="float"/>
          <table:table-cell table:formula="of:=MEDIAN([.$B54];[.$O54];[.$AB54])" office:value-type="float"/>
          <table:table-cell table:formula="of:=MEDIAN([.$C54];[.$P54];[.$AC54])" office:value-type="float"/>
          <table:table-cell table:formula="of:=MEDIAN([.$D54];[.$Q54];[.$AD54])" office:value-type="float"/>
          <table:table-cell table:formula="of:=MEDIAN([.$E54];[.$R54];[.$AE54])" office:value-type="float"/>
          <table:table-cell table:formula="of:=MEDIAN([.$F54];[.$S54];[.$AF54])" office:value-type="float"/>
          <table:table-cell table:formula="of:=MEDIAN([.$G54];[.$T54];[.$AG54])" office:value-type="float"/>
          <table:table-cell table:formula="of:=MEDIAN([.$H54];[.$U54];[.$AH54])" office:value-type="float"/>
          <table:table-cell table:formula="of:=MEDIAN([.$I54];[.$V54];[.$AI54])" office:value-type="float"/>
          <table:table-cell table:formula="of:=MEDIAN([.$J54];[.$W54])" office:value-type="float"/>
          <table:table-cell table:formula="of:=MEDIAN([.$K54];[.$X54];[.$AJ54])" office:value-type="float"/>
          <table:table-cell table:formula="of:=MEDIAN([.$L54];[.$Y54];[.$AK54])" office:value-type="float"/>
          <table:table-cell table:formula="of:=MEDIAN([.$M54];[.$Z54];[.$AL54])" office:value-type="float"/>
          <table:table-cell table:formula="of:=MEDIAN([.$N54];[.$AA54];[.$AM54])" office:value-type="float"/>
          <table:table-cell table:formula="of:=MAX([.$B54];[.$O54];[.$AB54])" office:value-type="float"/>
          <table:table-cell table:formula="of:=MAX([.$C54];[.$P54];[.$AC54])" office:value-type="float"/>
          <table:table-cell table:formula="of:=MAX([.$D54];[.$Q54];[.$AD54])" office:value-type="float"/>
          <table:table-cell table:formula="of:=MAX([.$E54];[.$R54];[.$AE54])" office:value-type="float"/>
          <table:table-cell table:formula="of:=MAX([.$F54];[.$S54];[.$AF54])" office:value-type="float"/>
          <table:table-cell table:formula="of:=MAX([.$G54];[.$T54];[.$AG54])" office:value-type="float"/>
          <table:table-cell table:formula="of:=MAX([.$H54];[.$U54];[.$AH54])" office:value-type="float"/>
          <table:table-cell table:formula="of:=MAX([.$I54];[.$V54];[.$AI54])" office:value-type="float"/>
          <table:table-cell table:formula="of:=MAX([.$J54];[.$W54])" office:value-type="float"/>
          <table:table-cell table:formula="of:=MAX([.$K54];[.$X54];[.$AJ54])" office:value-type="float"/>
          <table:table-cell table:formula="of:=MAX([.$L54];[.$Y54];[.$AK54])" office:value-type="float"/>
          <table:table-cell table:formula="of:=MAX([.$M54];[.$Z54];[.$AL54])" office:value-type="float"/>
          <table:table-cell table:formula="of:=MAX([.$N54];[.$AA54];[.$AM54])" office:value-type="float"/>
        </table:table-row>
        <table:table-row table:style-name="ro1">
          <table:table-cell office:value-type="string">
            <text:p>BLOCKS.BLOCKS-10-1.asp/20</text:p>
          </table:table-cell>
          <table:table-cell office:value-type="float" office:value="0.812035"/>
          <table:table-cell office:value-type="float" office:value="0.752"/>
          <table:table-cell office:value-type="float" office:value="0.23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062.0"/>
          <table:table-cell office:value-type="float" office:value="1913.0"/>
          <table:table-cell office:value-type="float" office:value="1913.0"/>
          <table:table-cell office:value-type="float" office:value="44221.0"/>
          <table:table-cell office:value-type="float" office:value="28784.0"/>
          <table:table-cell office:value-type="float" office:value="0.0"/>
          <table:table-cell office:value-type="float" office:value="0.0"/>
          <table:table-cell office:value-type="float" office:value="0.82257"/>
          <table:table-cell office:value-type="float" office:value="0.773"/>
          <table:table-cell office:value-type="float" office:value="0.23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062.0"/>
          <table:table-cell office:value-type="float" office:value="1913.0"/>
          <table:table-cell office:value-type="float" office:value="1913.0"/>
          <table:table-cell office:value-type="float" office:value="44221.0"/>
          <table:table-cell office:value-type="float" office:value="28784.0"/>
          <table:table-cell office:value-type="float" office:value="0.0"/>
          <table:table-cell office:value-type="float" office:value="0.0"/>
          <table:table-cell office:value-type="float" office:value="0.566161"/>
          <table:table-cell office:value-type="float" office:value="0.522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55.0"/>
          <table:table-cell office:value-type="float" office:value="2409.0"/>
          <table:table-cell office:value-type="float" office:value="44221.0"/>
          <table:table-cell office:value-type="float" office:value="28784.0"/>
          <table:table-cell office:value-type="float" office:value="0.0"/>
          <table:table-cell office:value-type="float" office:value="0.0"/>
          <table:table-cell table:formula="of:=MIN([.$B55];[.$O55];[.$AB55])" office:value-type="float"/>
          <table:table-cell table:formula="of:=MIN([.$C55];[.$P55];[.$AC55])" office:value-type="float"/>
          <table:table-cell table:formula="of:=MIN([.$D55];[.$Q55];[.$AD55])" office:value-type="float"/>
          <table:table-cell table:formula="of:=MIN([.$E55];[.$R55];[.$AE55])" office:value-type="float"/>
          <table:table-cell table:formula="of:=MIN([.$F55];[.$S55];[.$AF55])" office:value-type="float"/>
          <table:table-cell table:formula="of:=MIN([.$G55];[.$T55];[.$AG55])" office:value-type="float"/>
          <table:table-cell table:formula="of:=MIN([.$H55];[.$U55];[.$AH55])" office:value-type="float"/>
          <table:table-cell table:formula="of:=MIN([.$I55];[.$V55];[.$AI55])" office:value-type="float"/>
          <table:table-cell table:formula="of:=MIN([.$J55];[.$W55])" office:value-type="float"/>
          <table:table-cell table:formula="of:=MIN([.$K55];[.$X55];[.$AJ55])" office:value-type="float"/>
          <table:table-cell table:formula="of:=MIN([.$L55];[.$Y55];[.$AK55])" office:value-type="float"/>
          <table:table-cell table:formula="of:=MIN([.$M55];[.$Z55];[.$AL55])" office:value-type="float"/>
          <table:table-cell table:formula="of:=MIN([.$N55];[.$AA55];[.$AM55])" office:value-type="float"/>
          <table:table-cell table:formula="of:=MEDIAN([.$B55];[.$O55];[.$AB55])" office:value-type="float"/>
          <table:table-cell table:formula="of:=MEDIAN([.$C55];[.$P55];[.$AC55])" office:value-type="float"/>
          <table:table-cell table:formula="of:=MEDIAN([.$D55];[.$Q55];[.$AD55])" office:value-type="float"/>
          <table:table-cell table:formula="of:=MEDIAN([.$E55];[.$R55];[.$AE55])" office:value-type="float"/>
          <table:table-cell table:formula="of:=MEDIAN([.$F55];[.$S55];[.$AF55])" office:value-type="float"/>
          <table:table-cell table:formula="of:=MEDIAN([.$G55];[.$T55];[.$AG55])" office:value-type="float"/>
          <table:table-cell table:formula="of:=MEDIAN([.$H55];[.$U55];[.$AH55])" office:value-type="float"/>
          <table:table-cell table:formula="of:=MEDIAN([.$I55];[.$V55];[.$AI55])" office:value-type="float"/>
          <table:table-cell table:formula="of:=MEDIAN([.$J55];[.$W55])" office:value-type="float"/>
          <table:table-cell table:formula="of:=MEDIAN([.$K55];[.$X55];[.$AJ55])" office:value-type="float"/>
          <table:table-cell table:formula="of:=MEDIAN([.$L55];[.$Y55];[.$AK55])" office:value-type="float"/>
          <table:table-cell table:formula="of:=MEDIAN([.$M55];[.$Z55];[.$AL55])" office:value-type="float"/>
          <table:table-cell table:formula="of:=MEDIAN([.$N55];[.$AA55];[.$AM55])" office:value-type="float"/>
          <table:table-cell table:formula="of:=MAX([.$B55];[.$O55];[.$AB55])" office:value-type="float"/>
          <table:table-cell table:formula="of:=MAX([.$C55];[.$P55];[.$AC55])" office:value-type="float"/>
          <table:table-cell table:formula="of:=MAX([.$D55];[.$Q55];[.$AD55])" office:value-type="float"/>
          <table:table-cell table:formula="of:=MAX([.$E55];[.$R55];[.$AE55])" office:value-type="float"/>
          <table:table-cell table:formula="of:=MAX([.$F55];[.$S55];[.$AF55])" office:value-type="float"/>
          <table:table-cell table:formula="of:=MAX([.$G55];[.$T55];[.$AG55])" office:value-type="float"/>
          <table:table-cell table:formula="of:=MAX([.$H55];[.$U55];[.$AH55])" office:value-type="float"/>
          <table:table-cell table:formula="of:=MAX([.$I55];[.$V55];[.$AI55])" office:value-type="float"/>
          <table:table-cell table:formula="of:=MAX([.$J55];[.$W55])" office:value-type="float"/>
          <table:table-cell table:formula="of:=MAX([.$K55];[.$X55];[.$AJ55])" office:value-type="float"/>
          <table:table-cell table:formula="of:=MAX([.$L55];[.$Y55];[.$AK55])" office:value-type="float"/>
          <table:table-cell table:formula="of:=MAX([.$M55];[.$Z55];[.$AL55])" office:value-type="float"/>
          <table:table-cell table:formula="of:=MAX([.$N55];[.$AA55];[.$AM55])" office:value-type="float"/>
        </table:table-row>
        <table:table-row table:style-name="ro1">
          <table:table-cell office:value-type="string">
            <text:p>BLOCKS.BLOCKS-10-1.asp/21</text:p>
          </table:table-cell>
          <table:table-cell office:value-type="float" office:value="1.09183"/>
          <table:table-cell office:value-type="float" office:value="1.039"/>
          <table:table-cell office:value-type="float" office:value="0.49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731.0"/>
          <table:table-cell office:value-type="float" office:value="2717.0"/>
          <table:table-cell office:value-type="float" office:value="2717.0"/>
          <table:table-cell office:value-type="float" office:value="46386.0"/>
          <table:table-cell office:value-type="float" office:value="30598.0"/>
          <table:table-cell office:value-type="float" office:value="0.0"/>
          <table:table-cell office:value-type="float" office:value="0.0"/>
          <table:table-cell office:value-type="float" office:value="1.09313"/>
          <table:table-cell office:value-type="float" office:value="1.042"/>
          <table:table-cell office:value-type="float" office:value="0.48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731.0"/>
          <table:table-cell office:value-type="float" office:value="2717.0"/>
          <table:table-cell office:value-type="float" office:value="2717.0"/>
          <table:table-cell office:value-type="float" office:value="46386.0"/>
          <table:table-cell office:value-type="float" office:value="30598.0"/>
          <table:table-cell office:value-type="float" office:value="0.0"/>
          <table:table-cell office:value-type="float" office:value="0.0"/>
          <table:table-cell office:value-type="float" office:value="0.713919"/>
          <table:table-cell office:value-type="float" office:value="0.667"/>
          <table:table-cell office:value-type="float" office:value="0.13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884.0"/>
          <table:table-cell office:value-type="float" office:value="2613.0"/>
          <table:table-cell office:value-type="float" office:value="46386.0"/>
          <table:table-cell office:value-type="float" office:value="30598.0"/>
          <table:table-cell office:value-type="float" office:value="0.0"/>
          <table:table-cell office:value-type="float" office:value="0.0"/>
          <table:table-cell table:formula="of:=MIN([.$B56];[.$O56];[.$AB56])" office:value-type="float"/>
          <table:table-cell table:formula="of:=MIN([.$C56];[.$P56];[.$AC56])" office:value-type="float"/>
          <table:table-cell table:formula="of:=MIN([.$D56];[.$Q56];[.$AD56])" office:value-type="float"/>
          <table:table-cell table:formula="of:=MIN([.$E56];[.$R56];[.$AE56])" office:value-type="float"/>
          <table:table-cell table:formula="of:=MIN([.$F56];[.$S56];[.$AF56])" office:value-type="float"/>
          <table:table-cell table:formula="of:=MIN([.$G56];[.$T56];[.$AG56])" office:value-type="float"/>
          <table:table-cell table:formula="of:=MIN([.$H56];[.$U56];[.$AH56])" office:value-type="float"/>
          <table:table-cell table:formula="of:=MIN([.$I56];[.$V56];[.$AI56])" office:value-type="float"/>
          <table:table-cell table:formula="of:=MIN([.$J56];[.$W56])" office:value-type="float"/>
          <table:table-cell table:formula="of:=MIN([.$K56];[.$X56];[.$AJ56])" office:value-type="float"/>
          <table:table-cell table:formula="of:=MIN([.$L56];[.$Y56];[.$AK56])" office:value-type="float"/>
          <table:table-cell table:formula="of:=MIN([.$M56];[.$Z56];[.$AL56])" office:value-type="float"/>
          <table:table-cell table:formula="of:=MIN([.$N56];[.$AA56];[.$AM56])" office:value-type="float"/>
          <table:table-cell table:formula="of:=MEDIAN([.$B56];[.$O56];[.$AB56])" office:value-type="float"/>
          <table:table-cell table:formula="of:=MEDIAN([.$C56];[.$P56];[.$AC56])" office:value-type="float"/>
          <table:table-cell table:formula="of:=MEDIAN([.$D56];[.$Q56];[.$AD56])" office:value-type="float"/>
          <table:table-cell table:formula="of:=MEDIAN([.$E56];[.$R56];[.$AE56])" office:value-type="float"/>
          <table:table-cell table:formula="of:=MEDIAN([.$F56];[.$S56];[.$AF56])" office:value-type="float"/>
          <table:table-cell table:formula="of:=MEDIAN([.$G56];[.$T56];[.$AG56])" office:value-type="float"/>
          <table:table-cell table:formula="of:=MEDIAN([.$H56];[.$U56];[.$AH56])" office:value-type="float"/>
          <table:table-cell table:formula="of:=MEDIAN([.$I56];[.$V56];[.$AI56])" office:value-type="float"/>
          <table:table-cell table:formula="of:=MEDIAN([.$J56];[.$W56])" office:value-type="float"/>
          <table:table-cell table:formula="of:=MEDIAN([.$K56];[.$X56];[.$AJ56])" office:value-type="float"/>
          <table:table-cell table:formula="of:=MEDIAN([.$L56];[.$Y56];[.$AK56])" office:value-type="float"/>
          <table:table-cell table:formula="of:=MEDIAN([.$M56];[.$Z56];[.$AL56])" office:value-type="float"/>
          <table:table-cell table:formula="of:=MEDIAN([.$N56];[.$AA56];[.$AM56])" office:value-type="float"/>
          <table:table-cell table:formula="of:=MAX([.$B56];[.$O56];[.$AB56])" office:value-type="float"/>
          <table:table-cell table:formula="of:=MAX([.$C56];[.$P56];[.$AC56])" office:value-type="float"/>
          <table:table-cell table:formula="of:=MAX([.$D56];[.$Q56];[.$AD56])" office:value-type="float"/>
          <table:table-cell table:formula="of:=MAX([.$E56];[.$R56];[.$AE56])" office:value-type="float"/>
          <table:table-cell table:formula="of:=MAX([.$F56];[.$S56];[.$AF56])" office:value-type="float"/>
          <table:table-cell table:formula="of:=MAX([.$G56];[.$T56];[.$AG56])" office:value-type="float"/>
          <table:table-cell table:formula="of:=MAX([.$H56];[.$U56];[.$AH56])" office:value-type="float"/>
          <table:table-cell table:formula="of:=MAX([.$I56];[.$V56];[.$AI56])" office:value-type="float"/>
          <table:table-cell table:formula="of:=MAX([.$J56];[.$W56])" office:value-type="float"/>
          <table:table-cell table:formula="of:=MAX([.$K56];[.$X56];[.$AJ56])" office:value-type="float"/>
          <table:table-cell table:formula="of:=MAX([.$L56];[.$Y56];[.$AK56])" office:value-type="float"/>
          <table:table-cell table:formula="of:=MAX([.$M56];[.$Z56];[.$AL56])" office:value-type="float"/>
          <table:table-cell table:formula="of:=MAX([.$N56];[.$AA56];[.$AM56])" office:value-type="float"/>
        </table:table-row>
        <table:table-row table:style-name="ro1">
          <table:table-cell office:value-type="string">
            <text:p>BLOCKS.BLOCKS-10-1.asp/22</text:p>
          </table:table-cell>
          <table:table-cell office:value-type="float" office:value="1.31095"/>
          <table:table-cell office:value-type="float" office:value="1.257"/>
          <table:table-cell office:value-type="float" office:value="0.59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552.0"/>
          <table:table-cell office:value-type="float" office:value="3968.0"/>
          <table:table-cell office:value-type="float" office:value="3968.0"/>
          <table:table-cell office:value-type="float" office:value="48551.0"/>
          <table:table-cell office:value-type="float" office:value="32412.0"/>
          <table:table-cell office:value-type="float" office:value="0.0"/>
          <table:table-cell office:value-type="float" office:value="0.0"/>
          <table:table-cell office:value-type="float" office:value="1.29804"/>
          <table:table-cell office:value-type="float" office:value="1.246"/>
          <table:table-cell office:value-type="float" office:value="0.6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552.0"/>
          <table:table-cell office:value-type="float" office:value="3968.0"/>
          <table:table-cell office:value-type="float" office:value="3968.0"/>
          <table:table-cell office:value-type="float" office:value="48551.0"/>
          <table:table-cell office:value-type="float" office:value="32412.0"/>
          <table:table-cell office:value-type="float" office:value="0.0"/>
          <table:table-cell office:value-type="float" office:value="0.0"/>
          <table:table-cell office:value-type="float" office:value="0.82385"/>
          <table:table-cell office:value-type="float" office:value="0.775"/>
          <table:table-cell office:value-type="float" office:value="0.23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456.0"/>
          <table:table-cell office:value-type="float" office:value="3131.0"/>
          <table:table-cell office:value-type="float" office:value="48551.0"/>
          <table:table-cell office:value-type="float" office:value="32412.0"/>
          <table:table-cell office:value-type="float" office:value="0.0"/>
          <table:table-cell office:value-type="float" office:value="0.0"/>
          <table:table-cell table:formula="of:=MIN([.$B57];[.$O57];[.$AB57])" office:value-type="float"/>
          <table:table-cell table:formula="of:=MIN([.$C57];[.$P57];[.$AC57])" office:value-type="float"/>
          <table:table-cell table:formula="of:=MIN([.$D57];[.$Q57];[.$AD57])" office:value-type="float"/>
          <table:table-cell table:formula="of:=MIN([.$E57];[.$R57];[.$AE57])" office:value-type="float"/>
          <table:table-cell table:formula="of:=MIN([.$F57];[.$S57];[.$AF57])" office:value-type="float"/>
          <table:table-cell table:formula="of:=MIN([.$G57];[.$T57];[.$AG57])" office:value-type="float"/>
          <table:table-cell table:formula="of:=MIN([.$H57];[.$U57];[.$AH57])" office:value-type="float"/>
          <table:table-cell table:formula="of:=MIN([.$I57];[.$V57];[.$AI57])" office:value-type="float"/>
          <table:table-cell table:formula="of:=MIN([.$J57];[.$W57])" office:value-type="float"/>
          <table:table-cell table:formula="of:=MIN([.$K57];[.$X57];[.$AJ57])" office:value-type="float"/>
          <table:table-cell table:formula="of:=MIN([.$L57];[.$Y57];[.$AK57])" office:value-type="float"/>
          <table:table-cell table:formula="of:=MIN([.$M57];[.$Z57];[.$AL57])" office:value-type="float"/>
          <table:table-cell table:formula="of:=MIN([.$N57];[.$AA57];[.$AM57])" office:value-type="float"/>
          <table:table-cell table:formula="of:=MEDIAN([.$B57];[.$O57];[.$AB57])" office:value-type="float"/>
          <table:table-cell table:formula="of:=MEDIAN([.$C57];[.$P57];[.$AC57])" office:value-type="float"/>
          <table:table-cell table:formula="of:=MEDIAN([.$D57];[.$Q57];[.$AD57])" office:value-type="float"/>
          <table:table-cell table:formula="of:=MEDIAN([.$E57];[.$R57];[.$AE57])" office:value-type="float"/>
          <table:table-cell table:formula="of:=MEDIAN([.$F57];[.$S57];[.$AF57])" office:value-type="float"/>
          <table:table-cell table:formula="of:=MEDIAN([.$G57];[.$T57];[.$AG57])" office:value-type="float"/>
          <table:table-cell table:formula="of:=MEDIAN([.$H57];[.$U57];[.$AH57])" office:value-type="float"/>
          <table:table-cell table:formula="of:=MEDIAN([.$I57];[.$V57];[.$AI57])" office:value-type="float"/>
          <table:table-cell table:formula="of:=MEDIAN([.$J57];[.$W57])" office:value-type="float"/>
          <table:table-cell table:formula="of:=MEDIAN([.$K57];[.$X57];[.$AJ57])" office:value-type="float"/>
          <table:table-cell table:formula="of:=MEDIAN([.$L57];[.$Y57];[.$AK57])" office:value-type="float"/>
          <table:table-cell table:formula="of:=MEDIAN([.$M57];[.$Z57];[.$AL57])" office:value-type="float"/>
          <table:table-cell table:formula="of:=MEDIAN([.$N57];[.$AA57];[.$AM57])" office:value-type="float"/>
          <table:table-cell table:formula="of:=MAX([.$B57];[.$O57];[.$AB57])" office:value-type="float"/>
          <table:table-cell table:formula="of:=MAX([.$C57];[.$P57];[.$AC57])" office:value-type="float"/>
          <table:table-cell table:formula="of:=MAX([.$D57];[.$Q57];[.$AD57])" office:value-type="float"/>
          <table:table-cell table:formula="of:=MAX([.$E57];[.$R57];[.$AE57])" office:value-type="float"/>
          <table:table-cell table:formula="of:=MAX([.$F57];[.$S57];[.$AF57])" office:value-type="float"/>
          <table:table-cell table:formula="of:=MAX([.$G57];[.$T57];[.$AG57])" office:value-type="float"/>
          <table:table-cell table:formula="of:=MAX([.$H57];[.$U57];[.$AH57])" office:value-type="float"/>
          <table:table-cell table:formula="of:=MAX([.$I57];[.$V57];[.$AI57])" office:value-type="float"/>
          <table:table-cell table:formula="of:=MAX([.$J57];[.$W57])" office:value-type="float"/>
          <table:table-cell table:formula="of:=MAX([.$K57];[.$X57];[.$AJ57])" office:value-type="float"/>
          <table:table-cell table:formula="of:=MAX([.$L57];[.$Y57];[.$AK57])" office:value-type="float"/>
          <table:table-cell table:formula="of:=MAX([.$M57];[.$Z57];[.$AL57])" office:value-type="float"/>
          <table:table-cell table:formula="of:=MAX([.$N57];[.$AA57];[.$AM57])" office:value-type="float"/>
        </table:table-row>
        <table:table-row table:style-name="ro1">
          <table:table-cell office:value-type="string">
            <text:p>BLOCKS.BLOCKS-10-1.asp/23</text:p>
          </table:table-cell>
          <table:table-cell office:value-type="float" office:value="2.14453"/>
          <table:table-cell office:value-type="float" office:value="2.091"/>
          <table:table-cell office:value-type="float" office:value="1.43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4812.0"/>
          <table:table-cell office:value-type="float" office:value="8213.0"/>
          <table:table-cell office:value-type="float" office:value="8213.0"/>
          <table:table-cell office:value-type="float" office:value="50716.0"/>
          <table:table-cell office:value-type="float" office:value="34226.0"/>
          <table:table-cell office:value-type="float" office:value="0.0"/>
          <table:table-cell office:value-type="float" office:value="0.0"/>
          <table:table-cell office:value-type="float" office:value="2.08248"/>
          <table:table-cell office:value-type="float" office:value="2.028"/>
          <table:table-cell office:value-type="float" office:value="1.38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4812.0"/>
          <table:table-cell office:value-type="float" office:value="8213.0"/>
          <table:table-cell office:value-type="float" office:value="8213.0"/>
          <table:table-cell office:value-type="float" office:value="50716.0"/>
          <table:table-cell office:value-type="float" office:value="34226.0"/>
          <table:table-cell office:value-type="float" office:value="0.0"/>
          <table:table-cell office:value-type="float" office:value="0.0"/>
          <table:table-cell office:value-type="float" office:value="1.16241"/>
          <table:table-cell office:value-type="float" office:value="1.114"/>
          <table:table-cell office:value-type="float" office:value="0.53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239.0"/>
          <table:table-cell office:value-type="float" office:value="5692.0"/>
          <table:table-cell office:value-type="float" office:value="50716.0"/>
          <table:table-cell office:value-type="float" office:value="34226.0"/>
          <table:table-cell office:value-type="float" office:value="0.0"/>
          <table:table-cell office:value-type="float" office:value="0.0"/>
          <table:table-cell table:formula="of:=MIN([.$B58];[.$O58];[.$AB58])" office:value-type="float"/>
          <table:table-cell table:formula="of:=MIN([.$C58];[.$P58];[.$AC58])" office:value-type="float"/>
          <table:table-cell table:formula="of:=MIN([.$D58];[.$Q58];[.$AD58])" office:value-type="float"/>
          <table:table-cell table:formula="of:=MIN([.$E58];[.$R58];[.$AE58])" office:value-type="float"/>
          <table:table-cell table:formula="of:=MIN([.$F58];[.$S58];[.$AF58])" office:value-type="float"/>
          <table:table-cell table:formula="of:=MIN([.$G58];[.$T58];[.$AG58])" office:value-type="float"/>
          <table:table-cell table:formula="of:=MIN([.$H58];[.$U58];[.$AH58])" office:value-type="float"/>
          <table:table-cell table:formula="of:=MIN([.$I58];[.$V58];[.$AI58])" office:value-type="float"/>
          <table:table-cell table:formula="of:=MIN([.$J58];[.$W58])" office:value-type="float"/>
          <table:table-cell table:formula="of:=MIN([.$K58];[.$X58];[.$AJ58])" office:value-type="float"/>
          <table:table-cell table:formula="of:=MIN([.$L58];[.$Y58];[.$AK58])" office:value-type="float"/>
          <table:table-cell table:formula="of:=MIN([.$M58];[.$Z58];[.$AL58])" office:value-type="float"/>
          <table:table-cell table:formula="of:=MIN([.$N58];[.$AA58];[.$AM58])" office:value-type="float"/>
          <table:table-cell table:formula="of:=MEDIAN([.$B58];[.$O58];[.$AB58])" office:value-type="float"/>
          <table:table-cell table:formula="of:=MEDIAN([.$C58];[.$P58];[.$AC58])" office:value-type="float"/>
          <table:table-cell table:formula="of:=MEDIAN([.$D58];[.$Q58];[.$AD58])" office:value-type="float"/>
          <table:table-cell table:formula="of:=MEDIAN([.$E58];[.$R58];[.$AE58])" office:value-type="float"/>
          <table:table-cell table:formula="of:=MEDIAN([.$F58];[.$S58];[.$AF58])" office:value-type="float"/>
          <table:table-cell table:formula="of:=MEDIAN([.$G58];[.$T58];[.$AG58])" office:value-type="float"/>
          <table:table-cell table:formula="of:=MEDIAN([.$H58];[.$U58];[.$AH58])" office:value-type="float"/>
          <table:table-cell table:formula="of:=MEDIAN([.$I58];[.$V58];[.$AI58])" office:value-type="float"/>
          <table:table-cell table:formula="of:=MEDIAN([.$J58];[.$W58])" office:value-type="float"/>
          <table:table-cell table:formula="of:=MEDIAN([.$K58];[.$X58];[.$AJ58])" office:value-type="float"/>
          <table:table-cell table:formula="of:=MEDIAN([.$L58];[.$Y58];[.$AK58])" office:value-type="float"/>
          <table:table-cell table:formula="of:=MEDIAN([.$M58];[.$Z58];[.$AL58])" office:value-type="float"/>
          <table:table-cell table:formula="of:=MEDIAN([.$N58];[.$AA58];[.$AM58])" office:value-type="float"/>
          <table:table-cell table:formula="of:=MAX([.$B58];[.$O58];[.$AB58])" office:value-type="float"/>
          <table:table-cell table:formula="of:=MAX([.$C58];[.$P58];[.$AC58])" office:value-type="float"/>
          <table:table-cell table:formula="of:=MAX([.$D58];[.$Q58];[.$AD58])" office:value-type="float"/>
          <table:table-cell table:formula="of:=MAX([.$E58];[.$R58];[.$AE58])" office:value-type="float"/>
          <table:table-cell table:formula="of:=MAX([.$F58];[.$S58];[.$AF58])" office:value-type="float"/>
          <table:table-cell table:formula="of:=MAX([.$G58];[.$T58];[.$AG58])" office:value-type="float"/>
          <table:table-cell table:formula="of:=MAX([.$H58];[.$U58];[.$AH58])" office:value-type="float"/>
          <table:table-cell table:formula="of:=MAX([.$I58];[.$V58];[.$AI58])" office:value-type="float"/>
          <table:table-cell table:formula="of:=MAX([.$J58];[.$W58])" office:value-type="float"/>
          <table:table-cell table:formula="of:=MAX([.$K58];[.$X58];[.$AJ58])" office:value-type="float"/>
          <table:table-cell table:formula="of:=MAX([.$L58];[.$Y58];[.$AK58])" office:value-type="float"/>
          <table:table-cell table:formula="of:=MAX([.$M58];[.$Z58];[.$AL58])" office:value-type="float"/>
          <table:table-cell table:formula="of:=MAX([.$N58];[.$AA58];[.$AM58])" office:value-type="float"/>
        </table:table-row>
        <table:table-row table:style-name="ro1">
          <table:table-cell office:value-type="string">
            <text:p>BLOCKS.BLOCKS-10-1.asp/24</text:p>
          </table:table-cell>
          <table:table-cell office:value-type="float" office:value="4.66123"/>
          <table:table-cell office:value-type="float" office:value="4.602"/>
          <table:table-cell office:value-type="float" office:value="3.94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1463.0"/>
          <table:table-cell office:value-type="float" office:value="17662.0"/>
          <table:table-cell office:value-type="float" office:value="17662.0"/>
          <table:table-cell office:value-type="float" office:value="52881.0"/>
          <table:table-cell office:value-type="float" office:value="36040.0"/>
          <table:table-cell office:value-type="float" office:value="0.0"/>
          <table:table-cell office:value-type="float" office:value="0.0"/>
          <table:table-cell office:value-type="float" office:value="4.59124"/>
          <table:table-cell office:value-type="float" office:value="4.533"/>
          <table:table-cell office:value-type="float" office:value="3.9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1463.0"/>
          <table:table-cell office:value-type="float" office:value="17662.0"/>
          <table:table-cell office:value-type="float" office:value="17662.0"/>
          <table:table-cell office:value-type="float" office:value="52881.0"/>
          <table:table-cell office:value-type="float" office:value="36040.0"/>
          <table:table-cell office:value-type="float" office:value="0.0"/>
          <table:table-cell office:value-type="float" office:value="0.0"/>
          <table:table-cell office:value-type="float" office:value="1.72802"/>
          <table:table-cell office:value-type="float" office:value="1.664"/>
          <table:table-cell office:value-type="float" office:value="1.07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5599.0"/>
          <table:table-cell office:value-type="float" office:value="8934.0"/>
          <table:table-cell office:value-type="float" office:value="52881.0"/>
          <table:table-cell office:value-type="float" office:value="36040.0"/>
          <table:table-cell office:value-type="float" office:value="0.0"/>
          <table:table-cell office:value-type="float" office:value="0.0"/>
          <table:table-cell table:formula="of:=MIN([.$B59];[.$O59];[.$AB59])" office:value-type="float"/>
          <table:table-cell table:formula="of:=MIN([.$C59];[.$P59];[.$AC59])" office:value-type="float"/>
          <table:table-cell table:formula="of:=MIN([.$D59];[.$Q59];[.$AD59])" office:value-type="float"/>
          <table:table-cell table:formula="of:=MIN([.$E59];[.$R59];[.$AE59])" office:value-type="float"/>
          <table:table-cell table:formula="of:=MIN([.$F59];[.$S59];[.$AF59])" office:value-type="float"/>
          <table:table-cell table:formula="of:=MIN([.$G59];[.$T59];[.$AG59])" office:value-type="float"/>
          <table:table-cell table:formula="of:=MIN([.$H59];[.$U59];[.$AH59])" office:value-type="float"/>
          <table:table-cell table:formula="of:=MIN([.$I59];[.$V59];[.$AI59])" office:value-type="float"/>
          <table:table-cell table:formula="of:=MIN([.$J59];[.$W59])" office:value-type="float"/>
          <table:table-cell table:formula="of:=MIN([.$K59];[.$X59];[.$AJ59])" office:value-type="float"/>
          <table:table-cell table:formula="of:=MIN([.$L59];[.$Y59];[.$AK59])" office:value-type="float"/>
          <table:table-cell table:formula="of:=MIN([.$M59];[.$Z59];[.$AL59])" office:value-type="float"/>
          <table:table-cell table:formula="of:=MIN([.$N59];[.$AA59];[.$AM59])" office:value-type="float"/>
          <table:table-cell table:formula="of:=MEDIAN([.$B59];[.$O59];[.$AB59])" office:value-type="float"/>
          <table:table-cell table:formula="of:=MEDIAN([.$C59];[.$P59];[.$AC59])" office:value-type="float"/>
          <table:table-cell table:formula="of:=MEDIAN([.$D59];[.$Q59];[.$AD59])" office:value-type="float"/>
          <table:table-cell table:formula="of:=MEDIAN([.$E59];[.$R59];[.$AE59])" office:value-type="float"/>
          <table:table-cell table:formula="of:=MEDIAN([.$F59];[.$S59];[.$AF59])" office:value-type="float"/>
          <table:table-cell table:formula="of:=MEDIAN([.$G59];[.$T59];[.$AG59])" office:value-type="float"/>
          <table:table-cell table:formula="of:=MEDIAN([.$H59];[.$U59];[.$AH59])" office:value-type="float"/>
          <table:table-cell table:formula="of:=MEDIAN([.$I59];[.$V59];[.$AI59])" office:value-type="float"/>
          <table:table-cell table:formula="of:=MEDIAN([.$J59];[.$W59])" office:value-type="float"/>
          <table:table-cell table:formula="of:=MEDIAN([.$K59];[.$X59];[.$AJ59])" office:value-type="float"/>
          <table:table-cell table:formula="of:=MEDIAN([.$L59];[.$Y59];[.$AK59])" office:value-type="float"/>
          <table:table-cell table:formula="of:=MEDIAN([.$M59];[.$Z59];[.$AL59])" office:value-type="float"/>
          <table:table-cell table:formula="of:=MEDIAN([.$N59];[.$AA59];[.$AM59])" office:value-type="float"/>
          <table:table-cell table:formula="of:=MAX([.$B59];[.$O59];[.$AB59])" office:value-type="float"/>
          <table:table-cell table:formula="of:=MAX([.$C59];[.$P59];[.$AC59])" office:value-type="float"/>
          <table:table-cell table:formula="of:=MAX([.$D59];[.$Q59];[.$AD59])" office:value-type="float"/>
          <table:table-cell table:formula="of:=MAX([.$E59];[.$R59];[.$AE59])" office:value-type="float"/>
          <table:table-cell table:formula="of:=MAX([.$F59];[.$S59];[.$AF59])" office:value-type="float"/>
          <table:table-cell table:formula="of:=MAX([.$G59];[.$T59];[.$AG59])" office:value-type="float"/>
          <table:table-cell table:formula="of:=MAX([.$H59];[.$U59];[.$AH59])" office:value-type="float"/>
          <table:table-cell table:formula="of:=MAX([.$I59];[.$V59];[.$AI59])" office:value-type="float"/>
          <table:table-cell table:formula="of:=MAX([.$J59];[.$W59])" office:value-type="float"/>
          <table:table-cell table:formula="of:=MAX([.$K59];[.$X59];[.$AJ59])" office:value-type="float"/>
          <table:table-cell table:formula="of:=MAX([.$L59];[.$Y59];[.$AK59])" office:value-type="float"/>
          <table:table-cell table:formula="of:=MAX([.$M59];[.$Z59];[.$AL59])" office:value-type="float"/>
          <table:table-cell table:formula="of:=MAX([.$N59];[.$AA59];[.$AM59])" office:value-type="float"/>
        </table:table-row>
        <table:table-row table:style-name="ro1">
          <table:table-cell office:value-type="string">
            <text:p>BLOCKS.BLOCKS-10-1.asp/25</text:p>
          </table:table-cell>
          <table:table-cell office:value-type="float" office:value="8.67854"/>
          <table:table-cell office:value-type="float" office:value="8.62"/>
          <table:table-cell office:value-type="float" office:value="7.86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20708.0"/>
          <table:table-cell office:value-type="float" office:value="32297.0"/>
          <table:table-cell office:value-type="float" office:value="32297.0"/>
          <table:table-cell office:value-type="float" office:value="55046.0"/>
          <table:table-cell office:value-type="float" office:value="37854.0"/>
          <table:table-cell office:value-type="float" office:value="0.0"/>
          <table:table-cell office:value-type="float" office:value="0.0"/>
          <table:table-cell office:value-type="float" office:value="8.55482"/>
          <table:table-cell office:value-type="float" office:value="8.486"/>
          <table:table-cell office:value-type="float" office:value="7.83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20708.0"/>
          <table:table-cell office:value-type="float" office:value="32297.0"/>
          <table:table-cell office:value-type="float" office:value="32297.0"/>
          <table:table-cell office:value-type="float" office:value="55046.0"/>
          <table:table-cell office:value-type="float" office:value="37854.0"/>
          <table:table-cell office:value-type="float" office:value="0.0"/>
          <table:table-cell office:value-type="float" office:value="0.0"/>
          <table:table-cell office:value-type="float" office:value="1.6731"/>
          <table:table-cell office:value-type="float" office:value="1.626"/>
          <table:table-cell office:value-type="float" office:value="0.98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5164.0"/>
          <table:table-cell office:value-type="float" office:value="9009.0"/>
          <table:table-cell office:value-type="float" office:value="55046.0"/>
          <table:table-cell office:value-type="float" office:value="37854.0"/>
          <table:table-cell office:value-type="float" office:value="0.0"/>
          <table:table-cell office:value-type="float" office:value="0.0"/>
          <table:table-cell table:formula="of:=MIN([.$B60];[.$O60];[.$AB60])" office:value-type="float"/>
          <table:table-cell table:formula="of:=MIN([.$C60];[.$P60];[.$AC60])" office:value-type="float"/>
          <table:table-cell table:formula="of:=MIN([.$D60];[.$Q60];[.$AD60])" office:value-type="float"/>
          <table:table-cell table:formula="of:=MIN([.$E60];[.$R60];[.$AE60])" office:value-type="float"/>
          <table:table-cell table:formula="of:=MIN([.$F60];[.$S60];[.$AF60])" office:value-type="float"/>
          <table:table-cell table:formula="of:=MIN([.$G60];[.$T60];[.$AG60])" office:value-type="float"/>
          <table:table-cell table:formula="of:=MIN([.$H60];[.$U60];[.$AH60])" office:value-type="float"/>
          <table:table-cell table:formula="of:=MIN([.$I60];[.$V60];[.$AI60])" office:value-type="float"/>
          <table:table-cell table:formula="of:=MIN([.$J60];[.$W60])" office:value-type="float"/>
          <table:table-cell table:formula="of:=MIN([.$K60];[.$X60];[.$AJ60])" office:value-type="float"/>
          <table:table-cell table:formula="of:=MIN([.$L60];[.$Y60];[.$AK60])" office:value-type="float"/>
          <table:table-cell table:formula="of:=MIN([.$M60];[.$Z60];[.$AL60])" office:value-type="float"/>
          <table:table-cell table:formula="of:=MIN([.$N60];[.$AA60];[.$AM60])" office:value-type="float"/>
          <table:table-cell table:formula="of:=MEDIAN([.$B60];[.$O60];[.$AB60])" office:value-type="float"/>
          <table:table-cell table:formula="of:=MEDIAN([.$C60];[.$P60];[.$AC60])" office:value-type="float"/>
          <table:table-cell table:formula="of:=MEDIAN([.$D60];[.$Q60];[.$AD60])" office:value-type="float"/>
          <table:table-cell table:formula="of:=MEDIAN([.$E60];[.$R60];[.$AE60])" office:value-type="float"/>
          <table:table-cell table:formula="of:=MEDIAN([.$F60];[.$S60];[.$AF60])" office:value-type="float"/>
          <table:table-cell table:formula="of:=MEDIAN([.$G60];[.$T60];[.$AG60])" office:value-type="float"/>
          <table:table-cell table:formula="of:=MEDIAN([.$H60];[.$U60];[.$AH60])" office:value-type="float"/>
          <table:table-cell table:formula="of:=MEDIAN([.$I60];[.$V60];[.$AI60])" office:value-type="float"/>
          <table:table-cell table:formula="of:=MEDIAN([.$J60];[.$W60])" office:value-type="float"/>
          <table:table-cell table:formula="of:=MEDIAN([.$K60];[.$X60];[.$AJ60])" office:value-type="float"/>
          <table:table-cell table:formula="of:=MEDIAN([.$L60];[.$Y60];[.$AK60])" office:value-type="float"/>
          <table:table-cell table:formula="of:=MEDIAN([.$M60];[.$Z60];[.$AL60])" office:value-type="float"/>
          <table:table-cell table:formula="of:=MEDIAN([.$N60];[.$AA60];[.$AM60])" office:value-type="float"/>
          <table:table-cell table:formula="of:=MAX([.$B60];[.$O60];[.$AB60])" office:value-type="float"/>
          <table:table-cell table:formula="of:=MAX([.$C60];[.$P60];[.$AC60])" office:value-type="float"/>
          <table:table-cell table:formula="of:=MAX([.$D60];[.$Q60];[.$AD60])" office:value-type="float"/>
          <table:table-cell table:formula="of:=MAX([.$E60];[.$R60];[.$AE60])" office:value-type="float"/>
          <table:table-cell table:formula="of:=MAX([.$F60];[.$S60];[.$AF60])" office:value-type="float"/>
          <table:table-cell table:formula="of:=MAX([.$G60];[.$T60];[.$AG60])" office:value-type="float"/>
          <table:table-cell table:formula="of:=MAX([.$H60];[.$U60];[.$AH60])" office:value-type="float"/>
          <table:table-cell table:formula="of:=MAX([.$I60];[.$V60];[.$AI60])" office:value-type="float"/>
          <table:table-cell table:formula="of:=MAX([.$J60];[.$W60])" office:value-type="float"/>
          <table:table-cell table:formula="of:=MAX([.$K60];[.$X60];[.$AJ60])" office:value-type="float"/>
          <table:table-cell table:formula="of:=MAX([.$L60];[.$Y60];[.$AK60])" office:value-type="float"/>
          <table:table-cell table:formula="of:=MAX([.$M60];[.$Z60];[.$AL60])" office:value-type="float"/>
          <table:table-cell table:formula="of:=MAX([.$N60];[.$AA60];[.$AM60])" office:value-type="float"/>
        </table:table-row>
        <table:table-row table:style-name="ro1">
          <table:table-cell office:value-type="string">
            <text:p>BLOCKS.BLOCKS-10-1.asp/26</text:p>
          </table:table-cell>
          <table:table-cell office:value-type="float" office:value="28.0714"/>
          <table:table-cell office:value-type="float" office:value="28.011"/>
          <table:table-cell office:value-type="float" office:value="27.33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67133.0"/>
          <table:table-cell office:value-type="float" office:value="100629.0"/>
          <table:table-cell office:value-type="float" office:value="100629.0"/>
          <table:table-cell office:value-type="float" office:value="57211.0"/>
          <table:table-cell office:value-type="float" office:value="39668.0"/>
          <table:table-cell office:value-type="float" office:value="0.0"/>
          <table:table-cell office:value-type="float" office:value="0.0"/>
          <table:table-cell office:value-type="float" office:value="27.6352"/>
          <table:table-cell office:value-type="float" office:value="27.567"/>
          <table:table-cell office:value-type="float" office:value="26.79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67133.0"/>
          <table:table-cell office:value-type="float" office:value="100629.0"/>
          <table:table-cell office:value-type="float" office:value="100629.0"/>
          <table:table-cell office:value-type="float" office:value="57211.0"/>
          <table:table-cell office:value-type="float" office:value="39668.0"/>
          <table:table-cell office:value-type="float" office:value="0.0"/>
          <table:table-cell office:value-type="float" office:value="0.0"/>
          <table:table-cell office:value-type="float" office:value="3.262"/>
          <table:table-cell office:value-type="float" office:value="3.212"/>
          <table:table-cell office:value-type="float" office:value="2.56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1763.0"/>
          <table:table-cell office:value-type="float" office:value="18288.0"/>
          <table:table-cell office:value-type="float" office:value="57211.0"/>
          <table:table-cell office:value-type="float" office:value="39668.0"/>
          <table:table-cell office:value-type="float" office:value="0.0"/>
          <table:table-cell office:value-type="float" office:value="0.0"/>
          <table:table-cell table:formula="of:=MIN([.$B61];[.$O61];[.$AB61])" office:value-type="float"/>
          <table:table-cell table:formula="of:=MIN([.$C61];[.$P61];[.$AC61])" office:value-type="float"/>
          <table:table-cell table:formula="of:=MIN([.$D61];[.$Q61];[.$AD61])" office:value-type="float"/>
          <table:table-cell table:formula="of:=MIN([.$E61];[.$R61];[.$AE61])" office:value-type="float"/>
          <table:table-cell table:formula="of:=MIN([.$F61];[.$S61];[.$AF61])" office:value-type="float"/>
          <table:table-cell table:formula="of:=MIN([.$G61];[.$T61];[.$AG61])" office:value-type="float"/>
          <table:table-cell table:formula="of:=MIN([.$H61];[.$U61];[.$AH61])" office:value-type="float"/>
          <table:table-cell table:formula="of:=MIN([.$I61];[.$V61];[.$AI61])" office:value-type="float"/>
          <table:table-cell table:formula="of:=MIN([.$J61];[.$W61])" office:value-type="float"/>
          <table:table-cell table:formula="of:=MIN([.$K61];[.$X61];[.$AJ61])" office:value-type="float"/>
          <table:table-cell table:formula="of:=MIN([.$L61];[.$Y61];[.$AK61])" office:value-type="float"/>
          <table:table-cell table:formula="of:=MIN([.$M61];[.$Z61];[.$AL61])" office:value-type="float"/>
          <table:table-cell table:formula="of:=MIN([.$N61];[.$AA61];[.$AM61])" office:value-type="float"/>
          <table:table-cell table:formula="of:=MEDIAN([.$B61];[.$O61];[.$AB61])" office:value-type="float"/>
          <table:table-cell table:formula="of:=MEDIAN([.$C61];[.$P61];[.$AC61])" office:value-type="float"/>
          <table:table-cell table:formula="of:=MEDIAN([.$D61];[.$Q61];[.$AD61])" office:value-type="float"/>
          <table:table-cell table:formula="of:=MEDIAN([.$E61];[.$R61];[.$AE61])" office:value-type="float"/>
          <table:table-cell table:formula="of:=MEDIAN([.$F61];[.$S61];[.$AF61])" office:value-type="float"/>
          <table:table-cell table:formula="of:=MEDIAN([.$G61];[.$T61];[.$AG61])" office:value-type="float"/>
          <table:table-cell table:formula="of:=MEDIAN([.$H61];[.$U61];[.$AH61])" office:value-type="float"/>
          <table:table-cell table:formula="of:=MEDIAN([.$I61];[.$V61];[.$AI61])" office:value-type="float"/>
          <table:table-cell table:formula="of:=MEDIAN([.$J61];[.$W61])" office:value-type="float"/>
          <table:table-cell table:formula="of:=MEDIAN([.$K61];[.$X61];[.$AJ61])" office:value-type="float"/>
          <table:table-cell table:formula="of:=MEDIAN([.$L61];[.$Y61];[.$AK61])" office:value-type="float"/>
          <table:table-cell table:formula="of:=MEDIAN([.$M61];[.$Z61];[.$AL61])" office:value-type="float"/>
          <table:table-cell table:formula="of:=MEDIAN([.$N61];[.$AA61];[.$AM61])" office:value-type="float"/>
          <table:table-cell table:formula="of:=MAX([.$B61];[.$O61];[.$AB61])" office:value-type="float"/>
          <table:table-cell table:formula="of:=MAX([.$C61];[.$P61];[.$AC61])" office:value-type="float"/>
          <table:table-cell table:formula="of:=MAX([.$D61];[.$Q61];[.$AD61])" office:value-type="float"/>
          <table:table-cell table:formula="of:=MAX([.$E61];[.$R61];[.$AE61])" office:value-type="float"/>
          <table:table-cell table:formula="of:=MAX([.$F61];[.$S61];[.$AF61])" office:value-type="float"/>
          <table:table-cell table:formula="of:=MAX([.$G61];[.$T61];[.$AG61])" office:value-type="float"/>
          <table:table-cell table:formula="of:=MAX([.$H61];[.$U61];[.$AH61])" office:value-type="float"/>
          <table:table-cell table:formula="of:=MAX([.$I61];[.$V61];[.$AI61])" office:value-type="float"/>
          <table:table-cell table:formula="of:=MAX([.$J61];[.$W61])" office:value-type="float"/>
          <table:table-cell table:formula="of:=MAX([.$K61];[.$X61];[.$AJ61])" office:value-type="float"/>
          <table:table-cell table:formula="of:=MAX([.$L61];[.$Y61];[.$AK61])" office:value-type="float"/>
          <table:table-cell table:formula="of:=MAX([.$M61];[.$Z61];[.$AL61])" office:value-type="float"/>
          <table:table-cell table:formula="of:=MAX([.$N61];[.$AA61];[.$AM61])" office:value-type="float"/>
        </table:table-row>
        <table:table-row table:style-name="ro1">
          <table:table-cell office:value-type="string">
            <text:p>BLOCKS.BLOCKS-10-1.asp/27</text:p>
          </table:table-cell>
          <table:table-cell office:value-type="float" office:value="72.9231"/>
          <table:table-cell office:value-type="float" office:value="72.856"/>
          <table:table-cell office:value-type="float" office:value="72.12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40622.0"/>
          <table:table-cell office:value-type="float" office:value="210917.0"/>
          <table:table-cell office:value-type="float" office:value="210917.0"/>
          <table:table-cell office:value-type="float" office:value="59376.0"/>
          <table:table-cell office:value-type="float" office:value="41482.0"/>
          <table:table-cell office:value-type="float" office:value="0.0"/>
          <table:table-cell office:value-type="float" office:value="0.0"/>
          <table:table-cell office:value-type="float" office:value="72.548"/>
          <table:table-cell office:value-type="float" office:value="72.478"/>
          <table:table-cell office:value-type="float" office:value="71.75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40622.0"/>
          <table:table-cell office:value-type="float" office:value="210917.0"/>
          <table:table-cell office:value-type="float" office:value="210917.0"/>
          <table:table-cell office:value-type="float" office:value="59376.0"/>
          <table:table-cell office:value-type="float" office:value="41482.0"/>
          <table:table-cell office:value-type="float" office:value="0.0"/>
          <table:table-cell office:value-type="float" office:value="0.0"/>
          <table:table-cell office:value-type="float" office:value="3.79615"/>
          <table:table-cell office:value-type="float" office:value="3.732"/>
          <table:table-cell office:value-type="float" office:value="3.12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4079.0"/>
          <table:table-cell office:value-type="float" office:value="21041.0"/>
          <table:table-cell office:value-type="float" office:value="59376.0"/>
          <table:table-cell office:value-type="float" office:value="41482.0"/>
          <table:table-cell office:value-type="float" office:value="0.0"/>
          <table:table-cell office:value-type="float" office:value="0.0"/>
          <table:table-cell table:formula="of:=MIN([.$B62];[.$O62];[.$AB62])" office:value-type="float"/>
          <table:table-cell table:formula="of:=MIN([.$C62];[.$P62];[.$AC62])" office:value-type="float"/>
          <table:table-cell table:formula="of:=MIN([.$D62];[.$Q62];[.$AD62])" office:value-type="float"/>
          <table:table-cell table:formula="of:=MIN([.$E62];[.$R62];[.$AE62])" office:value-type="float"/>
          <table:table-cell table:formula="of:=MIN([.$F62];[.$S62];[.$AF62])" office:value-type="float"/>
          <table:table-cell table:formula="of:=MIN([.$G62];[.$T62];[.$AG62])" office:value-type="float"/>
          <table:table-cell table:formula="of:=MIN([.$H62];[.$U62];[.$AH62])" office:value-type="float"/>
          <table:table-cell table:formula="of:=MIN([.$I62];[.$V62];[.$AI62])" office:value-type="float"/>
          <table:table-cell table:formula="of:=MIN([.$J62];[.$W62])" office:value-type="float"/>
          <table:table-cell table:formula="of:=MIN([.$K62];[.$X62];[.$AJ62])" office:value-type="float"/>
          <table:table-cell table:formula="of:=MIN([.$L62];[.$Y62];[.$AK62])" office:value-type="float"/>
          <table:table-cell table:formula="of:=MIN([.$M62];[.$Z62];[.$AL62])" office:value-type="float"/>
          <table:table-cell table:formula="of:=MIN([.$N62];[.$AA62];[.$AM62])" office:value-type="float"/>
          <table:table-cell table:formula="of:=MEDIAN([.$B62];[.$O62];[.$AB62])" office:value-type="float"/>
          <table:table-cell table:formula="of:=MEDIAN([.$C62];[.$P62];[.$AC62])" office:value-type="float"/>
          <table:table-cell table:formula="of:=MEDIAN([.$D62];[.$Q62];[.$AD62])" office:value-type="float"/>
          <table:table-cell table:formula="of:=MEDIAN([.$E62];[.$R62];[.$AE62])" office:value-type="float"/>
          <table:table-cell table:formula="of:=MEDIAN([.$F62];[.$S62];[.$AF62])" office:value-type="float"/>
          <table:table-cell table:formula="of:=MEDIAN([.$G62];[.$T62];[.$AG62])" office:value-type="float"/>
          <table:table-cell table:formula="of:=MEDIAN([.$H62];[.$U62];[.$AH62])" office:value-type="float"/>
          <table:table-cell table:formula="of:=MEDIAN([.$I62];[.$V62];[.$AI62])" office:value-type="float"/>
          <table:table-cell table:formula="of:=MEDIAN([.$J62];[.$W62])" office:value-type="float"/>
          <table:table-cell table:formula="of:=MEDIAN([.$K62];[.$X62];[.$AJ62])" office:value-type="float"/>
          <table:table-cell table:formula="of:=MEDIAN([.$L62];[.$Y62];[.$AK62])" office:value-type="float"/>
          <table:table-cell table:formula="of:=MEDIAN([.$M62];[.$Z62];[.$AL62])" office:value-type="float"/>
          <table:table-cell table:formula="of:=MEDIAN([.$N62];[.$AA62];[.$AM62])" office:value-type="float"/>
          <table:table-cell table:formula="of:=MAX([.$B62];[.$O62];[.$AB62])" office:value-type="float"/>
          <table:table-cell table:formula="of:=MAX([.$C62];[.$P62];[.$AC62])" office:value-type="float"/>
          <table:table-cell table:formula="of:=MAX([.$D62];[.$Q62];[.$AD62])" office:value-type="float"/>
          <table:table-cell table:formula="of:=MAX([.$E62];[.$R62];[.$AE62])" office:value-type="float"/>
          <table:table-cell table:formula="of:=MAX([.$F62];[.$S62];[.$AF62])" office:value-type="float"/>
          <table:table-cell table:formula="of:=MAX([.$G62];[.$T62];[.$AG62])" office:value-type="float"/>
          <table:table-cell table:formula="of:=MAX([.$H62];[.$U62];[.$AH62])" office:value-type="float"/>
          <table:table-cell table:formula="of:=MAX([.$I62];[.$V62];[.$AI62])" office:value-type="float"/>
          <table:table-cell table:formula="of:=MAX([.$J62];[.$W62])" office:value-type="float"/>
          <table:table-cell table:formula="of:=MAX([.$K62];[.$X62];[.$AJ62])" office:value-type="float"/>
          <table:table-cell table:formula="of:=MAX([.$L62];[.$Y62];[.$AK62])" office:value-type="float"/>
          <table:table-cell table:formula="of:=MAX([.$M62];[.$Z62];[.$AL62])" office:value-type="float"/>
          <table:table-cell table:formula="of:=MAX([.$N62];[.$AA62];[.$AM62])" office:value-type="float"/>
        </table:table-row>
        <table:table-row table:style-name="ro1">
          <table:table-cell office:value-type="string">
            <text:p>BLOCKS.BLOCKS-10-1.asp/28</text:p>
          </table:table-cell>
          <table:table-cell office:value-type="float" office:value="300.0"/>
          <table:table-cell office:value-type="float" office:value="299.988"/>
          <table:table-cell office:value-type="float" office:value="299.14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46853.0"/>
          <table:table-cell office:value-type="float" office:value="636420.0"/>
          <table:table-cell office:value-type="float" office:value="636420.0"/>
          <table:table-cell office:value-type="float" office:value="61541.0"/>
          <table:table-cell office:value-type="float" office:value="4329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1"/>
          <table:table-cell office:value-type="float" office:value="299.22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48464.0"/>
          <table:table-cell office:value-type="float" office:value="638364.0"/>
          <table:table-cell office:value-type="float" office:value="638364.0"/>
          <table:table-cell office:value-type="float" office:value="61541.0"/>
          <table:table-cell office:value-type="float" office:value="43296.0"/>
          <table:table-cell office:value-type="float" office:value="0.0"/>
          <table:table-cell office:value-type="float" office:value="0.0"/>
          <table:table-cell office:value-type="float" office:value="21.5199"/>
          <table:table-cell office:value-type="float" office:value="21.461"/>
          <table:table-cell office:value-type="float" office:value="20.77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71295.0"/>
          <table:table-cell office:value-type="float" office:value="90746.0"/>
          <table:table-cell office:value-type="float" office:value="61541.0"/>
          <table:table-cell office:value-type="float" office:value="43296.0"/>
          <table:table-cell office:value-type="float" office:value="0.0"/>
          <table:table-cell office:value-type="float" office:value="0.0"/>
          <table:table-cell table:formula="of:=MIN([.$B63];[.$O63];[.$AB63])" office:value-type="float"/>
          <table:table-cell table:formula="of:=MIN([.$C63];[.$P63];[.$AC63])" office:value-type="float"/>
          <table:table-cell table:formula="of:=MIN([.$D63];[.$Q63];[.$AD63])" office:value-type="float"/>
          <table:table-cell table:formula="of:=MIN([.$E63];[.$R63];[.$AE63])" office:value-type="float"/>
          <table:table-cell table:formula="of:=MIN([.$F63];[.$S63];[.$AF63])" office:value-type="float"/>
          <table:table-cell table:formula="of:=MIN([.$G63];[.$T63];[.$AG63])" office:value-type="float"/>
          <table:table-cell table:formula="of:=MIN([.$H63];[.$U63];[.$AH63])" office:value-type="float"/>
          <table:table-cell table:formula="of:=MIN([.$I63];[.$V63];[.$AI63])" office:value-type="float"/>
          <table:table-cell table:formula="of:=MIN([.$J63];[.$W63])" office:value-type="float"/>
          <table:table-cell table:formula="of:=MIN([.$K63];[.$X63];[.$AJ63])" office:value-type="float"/>
          <table:table-cell table:formula="of:=MIN([.$L63];[.$Y63];[.$AK63])" office:value-type="float"/>
          <table:table-cell table:formula="of:=MIN([.$M63];[.$Z63];[.$AL63])" office:value-type="float"/>
          <table:table-cell table:formula="of:=MIN([.$N63];[.$AA63];[.$AM63])" office:value-type="float"/>
          <table:table-cell table:formula="of:=MEDIAN([.$B63];[.$O63];[.$AB63])" office:value-type="float"/>
          <table:table-cell table:formula="of:=MEDIAN([.$C63];[.$P63];[.$AC63])" office:value-type="float"/>
          <table:table-cell table:formula="of:=MEDIAN([.$D63];[.$Q63];[.$AD63])" office:value-type="float"/>
          <table:table-cell table:formula="of:=MEDIAN([.$E63];[.$R63];[.$AE63])" office:value-type="float"/>
          <table:table-cell table:formula="of:=MEDIAN([.$F63];[.$S63];[.$AF63])" office:value-type="float"/>
          <table:table-cell table:formula="of:=MEDIAN([.$G63];[.$T63];[.$AG63])" office:value-type="float"/>
          <table:table-cell table:formula="of:=MEDIAN([.$H63];[.$U63];[.$AH63])" office:value-type="float"/>
          <table:table-cell table:formula="of:=MEDIAN([.$I63];[.$V63];[.$AI63])" office:value-type="float"/>
          <table:table-cell table:formula="of:=MEDIAN([.$J63];[.$W63])" office:value-type="float"/>
          <table:table-cell table:formula="of:=MEDIAN([.$K63];[.$X63];[.$AJ63])" office:value-type="float"/>
          <table:table-cell table:formula="of:=MEDIAN([.$L63];[.$Y63];[.$AK63])" office:value-type="float"/>
          <table:table-cell table:formula="of:=MEDIAN([.$M63];[.$Z63];[.$AL63])" office:value-type="float"/>
          <table:table-cell table:formula="of:=MEDIAN([.$N63];[.$AA63];[.$AM63])" office:value-type="float"/>
          <table:table-cell table:formula="of:=MAX([.$B63];[.$O63];[.$AB63])" office:value-type="float"/>
          <table:table-cell table:formula="of:=MAX([.$C63];[.$P63];[.$AC63])" office:value-type="float"/>
          <table:table-cell table:formula="of:=MAX([.$D63];[.$Q63];[.$AD63])" office:value-type="float"/>
          <table:table-cell table:formula="of:=MAX([.$E63];[.$R63];[.$AE63])" office:value-type="float"/>
          <table:table-cell table:formula="of:=MAX([.$F63];[.$S63];[.$AF63])" office:value-type="float"/>
          <table:table-cell table:formula="of:=MAX([.$G63];[.$T63];[.$AG63])" office:value-type="float"/>
          <table:table-cell table:formula="of:=MAX([.$H63];[.$U63];[.$AH63])" office:value-type="float"/>
          <table:table-cell table:formula="of:=MAX([.$I63];[.$V63];[.$AI63])" office:value-type="float"/>
          <table:table-cell table:formula="of:=MAX([.$J63];[.$W63])" office:value-type="float"/>
          <table:table-cell table:formula="of:=MAX([.$K63];[.$X63];[.$AJ63])" office:value-type="float"/>
          <table:table-cell table:formula="of:=MAX([.$L63];[.$Y63];[.$AK63])" office:value-type="float"/>
          <table:table-cell table:formula="of:=MAX([.$M63];[.$Z63];[.$AL63])" office:value-type="float"/>
          <table:table-cell table:formula="of:=MAX([.$N63];[.$AA63];[.$AM63])" office:value-type="float"/>
        </table:table-row>
        <table:table-row table:style-name="ro1">
          <table:table-cell office:value-type="string">
            <text:p>BLOCKS.BLOCKS-10-1.asp/29</text:p>
          </table:table-cell>
          <table:table-cell office:value-type="float" office:value="300.0"/>
          <table:table-cell office:value-type="float" office:value="299.985"/>
          <table:table-cell office:value-type="float" office:value="299.11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35565.0"/>
          <table:table-cell office:value-type="float" office:value="662434.0"/>
          <table:table-cell office:value-type="float" office:value="662434.0"/>
          <table:table-cell office:value-type="float" office:value="63706.0"/>
          <table:table-cell office:value-type="float" office:value="4511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4"/>
          <table:table-cell office:value-type="float" office:value="299.2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36712.0"/>
          <table:table-cell office:value-type="float" office:value="663867.0"/>
          <table:table-cell office:value-type="float" office:value="663867.0"/>
          <table:table-cell office:value-type="float" office:value="63706.0"/>
          <table:table-cell office:value-type="float" office:value="45110.0"/>
          <table:table-cell office:value-type="float" office:value="0.0"/>
          <table:table-cell office:value-type="float" office:value="0.0"/>
          <table:table-cell office:value-type="float" office:value="44.5975"/>
          <table:table-cell office:value-type="float" office:value="44.525"/>
          <table:table-cell office:value-type="float" office:value="43.85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38028.0"/>
          <table:table-cell office:value-type="float" office:value="170264.0"/>
          <table:table-cell office:value-type="float" office:value="63706.0"/>
          <table:table-cell office:value-type="float" office:value="45110.0"/>
          <table:table-cell office:value-type="float" office:value="0.0"/>
          <table:table-cell office:value-type="float" office:value="0.0"/>
          <table:table-cell table:formula="of:=MIN([.$B64];[.$O64];[.$AB64])" office:value-type="float"/>
          <table:table-cell table:formula="of:=MIN([.$C64];[.$P64];[.$AC64])" office:value-type="float"/>
          <table:table-cell table:formula="of:=MIN([.$D64];[.$Q64];[.$AD64])" office:value-type="float"/>
          <table:table-cell table:formula="of:=MIN([.$E64];[.$R64];[.$AE64])" office:value-type="float"/>
          <table:table-cell table:formula="of:=MIN([.$F64];[.$S64];[.$AF64])" office:value-type="float"/>
          <table:table-cell table:formula="of:=MIN([.$G64];[.$T64];[.$AG64])" office:value-type="float"/>
          <table:table-cell table:formula="of:=MIN([.$H64];[.$U64];[.$AH64])" office:value-type="float"/>
          <table:table-cell table:formula="of:=MIN([.$I64];[.$V64];[.$AI64])" office:value-type="float"/>
          <table:table-cell table:formula="of:=MIN([.$J64];[.$W64])" office:value-type="float"/>
          <table:table-cell table:formula="of:=MIN([.$K64];[.$X64];[.$AJ64])" office:value-type="float"/>
          <table:table-cell table:formula="of:=MIN([.$L64];[.$Y64];[.$AK64])" office:value-type="float"/>
          <table:table-cell table:formula="of:=MIN([.$M64];[.$Z64];[.$AL64])" office:value-type="float"/>
          <table:table-cell table:formula="of:=MIN([.$N64];[.$AA64];[.$AM64])" office:value-type="float"/>
          <table:table-cell table:formula="of:=MEDIAN([.$B64];[.$O64];[.$AB64])" office:value-type="float"/>
          <table:table-cell table:formula="of:=MEDIAN([.$C64];[.$P64];[.$AC64])" office:value-type="float"/>
          <table:table-cell table:formula="of:=MEDIAN([.$D64];[.$Q64];[.$AD64])" office:value-type="float"/>
          <table:table-cell table:formula="of:=MEDIAN([.$E64];[.$R64];[.$AE64])" office:value-type="float"/>
          <table:table-cell table:formula="of:=MEDIAN([.$F64];[.$S64];[.$AF64])" office:value-type="float"/>
          <table:table-cell table:formula="of:=MEDIAN([.$G64];[.$T64];[.$AG64])" office:value-type="float"/>
          <table:table-cell table:formula="of:=MEDIAN([.$H64];[.$U64];[.$AH64])" office:value-type="float"/>
          <table:table-cell table:formula="of:=MEDIAN([.$I64];[.$V64];[.$AI64])" office:value-type="float"/>
          <table:table-cell table:formula="of:=MEDIAN([.$J64];[.$W64])" office:value-type="float"/>
          <table:table-cell table:formula="of:=MEDIAN([.$K64];[.$X64];[.$AJ64])" office:value-type="float"/>
          <table:table-cell table:formula="of:=MEDIAN([.$L64];[.$Y64];[.$AK64])" office:value-type="float"/>
          <table:table-cell table:formula="of:=MEDIAN([.$M64];[.$Z64];[.$AL64])" office:value-type="float"/>
          <table:table-cell table:formula="of:=MEDIAN([.$N64];[.$AA64];[.$AM64])" office:value-type="float"/>
          <table:table-cell table:formula="of:=MAX([.$B64];[.$O64];[.$AB64])" office:value-type="float"/>
          <table:table-cell table:formula="of:=MAX([.$C64];[.$P64];[.$AC64])" office:value-type="float"/>
          <table:table-cell table:formula="of:=MAX([.$D64];[.$Q64];[.$AD64])" office:value-type="float"/>
          <table:table-cell table:formula="of:=MAX([.$E64];[.$R64];[.$AE64])" office:value-type="float"/>
          <table:table-cell table:formula="of:=MAX([.$F64];[.$S64];[.$AF64])" office:value-type="float"/>
          <table:table-cell table:formula="of:=MAX([.$G64];[.$T64];[.$AG64])" office:value-type="float"/>
          <table:table-cell table:formula="of:=MAX([.$H64];[.$U64];[.$AH64])" office:value-type="float"/>
          <table:table-cell table:formula="of:=MAX([.$I64];[.$V64];[.$AI64])" office:value-type="float"/>
          <table:table-cell table:formula="of:=MAX([.$J64];[.$W64])" office:value-type="float"/>
          <table:table-cell table:formula="of:=MAX([.$K64];[.$X64];[.$AJ64])" office:value-type="float"/>
          <table:table-cell table:formula="of:=MAX([.$L64];[.$Y64];[.$AK64])" office:value-type="float"/>
          <table:table-cell table:formula="of:=MAX([.$M64];[.$Z64];[.$AL64])" office:value-type="float"/>
          <table:table-cell table:formula="of:=MAX([.$N64];[.$AA64];[.$AM64])" office:value-type="float"/>
        </table:table-row>
        <table:table-row table:style-name="ro1">
          <table:table-cell office:value-type="string">
            <text:p>BLOCKS.BLOCKS-10-1.asp/3</text:p>
          </table:table-cell>
          <table:table-cell office:value-type="float" office:value="0.141171"/>
          <table:table-cell office:value-type="float" office:value="0.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416.0"/>
          <table:table-cell office:value-type="float" office:value="76.0"/>
          <table:table-cell office:value-type="float" office:value="0.0"/>
          <table:table-cell office:value-type="float" office:value="0.0"/>
          <table:table-cell office:value-type="float" office:value="0.138522"/>
          <table:table-cell office:value-type="float" office:value="0.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416.0"/>
          <table:table-cell office:value-type="float" office:value="76.0"/>
          <table:table-cell office:value-type="float" office:value="0.0"/>
          <table:table-cell office:value-type="float" office:value="0.0"/>
          <table:table-cell office:value-type="float" office:value="0.11877"/>
          <table:table-cell office:value-type="float" office:value="0.0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7416.0"/>
          <table:table-cell office:value-type="float" office:value="76.0"/>
          <table:table-cell office:value-type="float" office:value="0.0"/>
          <table:table-cell office:value-type="float" office:value="0.0"/>
          <table:table-cell table:formula="of:=MIN([.$B65];[.$O65];[.$AB65])" office:value-type="float"/>
          <table:table-cell table:formula="of:=MIN([.$C65];[.$P65];[.$AC65])" office:value-type="float"/>
          <table:table-cell table:formula="of:=MIN([.$D65];[.$Q65];[.$AD65])" office:value-type="float"/>
          <table:table-cell table:formula="of:=MIN([.$E65];[.$R65];[.$AE65])" office:value-type="float"/>
          <table:table-cell table:formula="of:=MIN([.$F65];[.$S65];[.$AF65])" office:value-type="float"/>
          <table:table-cell table:formula="of:=MIN([.$G65];[.$T65];[.$AG65])" office:value-type="float"/>
          <table:table-cell table:formula="of:=MIN([.$H65];[.$U65];[.$AH65])" office:value-type="float"/>
          <table:table-cell table:formula="of:=MIN([.$I65];[.$V65];[.$AI65])" office:value-type="float"/>
          <table:table-cell table:formula="of:=MIN([.$J65];[.$W65])" office:value-type="float"/>
          <table:table-cell table:formula="of:=MIN([.$K65];[.$X65];[.$AJ65])" office:value-type="float"/>
          <table:table-cell table:formula="of:=MIN([.$L65];[.$Y65];[.$AK65])" office:value-type="float"/>
          <table:table-cell table:formula="of:=MIN([.$M65];[.$Z65];[.$AL65])" office:value-type="float"/>
          <table:table-cell table:formula="of:=MIN([.$N65];[.$AA65];[.$AM65])" office:value-type="float"/>
          <table:table-cell table:formula="of:=MEDIAN([.$B65];[.$O65];[.$AB65])" office:value-type="float"/>
          <table:table-cell table:formula="of:=MEDIAN([.$C65];[.$P65];[.$AC65])" office:value-type="float"/>
          <table:table-cell table:formula="of:=MEDIAN([.$D65];[.$Q65];[.$AD65])" office:value-type="float"/>
          <table:table-cell table:formula="of:=MEDIAN([.$E65];[.$R65];[.$AE65])" office:value-type="float"/>
          <table:table-cell table:formula="of:=MEDIAN([.$F65];[.$S65];[.$AF65])" office:value-type="float"/>
          <table:table-cell table:formula="of:=MEDIAN([.$G65];[.$T65];[.$AG65])" office:value-type="float"/>
          <table:table-cell table:formula="of:=MEDIAN([.$H65];[.$U65];[.$AH65])" office:value-type="float"/>
          <table:table-cell table:formula="of:=MEDIAN([.$I65];[.$V65];[.$AI65])" office:value-type="float"/>
          <table:table-cell table:formula="of:=MEDIAN([.$J65];[.$W65])" office:value-type="float"/>
          <table:table-cell table:formula="of:=MEDIAN([.$K65];[.$X65];[.$AJ65])" office:value-type="float"/>
          <table:table-cell table:formula="of:=MEDIAN([.$L65];[.$Y65];[.$AK65])" office:value-type="float"/>
          <table:table-cell table:formula="of:=MEDIAN([.$M65];[.$Z65];[.$AL65])" office:value-type="float"/>
          <table:table-cell table:formula="of:=MEDIAN([.$N65];[.$AA65];[.$AM65])" office:value-type="float"/>
          <table:table-cell table:formula="of:=MAX([.$B65];[.$O65];[.$AB65])" office:value-type="float"/>
          <table:table-cell table:formula="of:=MAX([.$C65];[.$P65];[.$AC65])" office:value-type="float"/>
          <table:table-cell table:formula="of:=MAX([.$D65];[.$Q65];[.$AD65])" office:value-type="float"/>
          <table:table-cell table:formula="of:=MAX([.$E65];[.$R65];[.$AE65])" office:value-type="float"/>
          <table:table-cell table:formula="of:=MAX([.$F65];[.$S65];[.$AF65])" office:value-type="float"/>
          <table:table-cell table:formula="of:=MAX([.$G65];[.$T65];[.$AG65])" office:value-type="float"/>
          <table:table-cell table:formula="of:=MAX([.$H65];[.$U65];[.$AH65])" office:value-type="float"/>
          <table:table-cell table:formula="of:=MAX([.$I65];[.$V65];[.$AI65])" office:value-type="float"/>
          <table:table-cell table:formula="of:=MAX([.$J65];[.$W65])" office:value-type="float"/>
          <table:table-cell table:formula="of:=MAX([.$K65];[.$X65];[.$AJ65])" office:value-type="float"/>
          <table:table-cell table:formula="of:=MAX([.$L65];[.$Y65];[.$AK65])" office:value-type="float"/>
          <table:table-cell table:formula="of:=MAX([.$M65];[.$Z65];[.$AL65])" office:value-type="float"/>
          <table:table-cell table:formula="of:=MAX([.$N65];[.$AA65];[.$AM65])" office:value-type="float"/>
        </table:table-row>
        <table:table-row table:style-name="ro1">
          <table:table-cell office:value-type="string">
            <text:p>BLOCKS.BLOCKS-10-1.asp/30</text:p>
          </table:table-cell>
          <table:table-cell office:value-type="float" office:value="300.0"/>
          <table:table-cell office:value-type="float" office:value="299.986"/>
          <table:table-cell office:value-type="float" office:value="299.16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21146.0"/>
          <table:table-cell office:value-type="float" office:value="621870.0"/>
          <table:table-cell office:value-type="float" office:value="621870.0"/>
          <table:table-cell office:value-type="float" office:value="65871.0"/>
          <table:table-cell office:value-type="float" office:value="4692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9.12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22402.0"/>
          <table:table-cell office:value-type="float" office:value="623370.0"/>
          <table:table-cell office:value-type="float" office:value="623370.0"/>
          <table:table-cell office:value-type="float" office:value="65871.0"/>
          <table:table-cell office:value-type="float" office:value="46924.0"/>
          <table:table-cell office:value-type="float" office:value="0.0"/>
          <table:table-cell office:value-type="float" office:value="0.0"/>
          <table:table-cell office:value-type="float" office:value="115.31"/>
          <table:table-cell office:value-type="float" office:value="115.247"/>
          <table:table-cell office:value-type="float" office:value="114.56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322076.0"/>
          <table:table-cell office:value-type="float" office:value="386299.0"/>
          <table:table-cell office:value-type="float" office:value="65871.0"/>
          <table:table-cell office:value-type="float" office:value="46924.0"/>
          <table:table-cell office:value-type="float" office:value="0.0"/>
          <table:table-cell office:value-type="float" office:value="0.0"/>
          <table:table-cell table:formula="of:=MIN([.$B66];[.$O66];[.$AB66])" office:value-type="float"/>
          <table:table-cell table:formula="of:=MIN([.$C66];[.$P66];[.$AC66])" office:value-type="float"/>
          <table:table-cell table:formula="of:=MIN([.$D66];[.$Q66];[.$AD66])" office:value-type="float"/>
          <table:table-cell table:formula="of:=MIN([.$E66];[.$R66];[.$AE66])" office:value-type="float"/>
          <table:table-cell table:formula="of:=MIN([.$F66];[.$S66];[.$AF66])" office:value-type="float"/>
          <table:table-cell table:formula="of:=MIN([.$G66];[.$T66];[.$AG66])" office:value-type="float"/>
          <table:table-cell table:formula="of:=MIN([.$H66];[.$U66];[.$AH66])" office:value-type="float"/>
          <table:table-cell table:formula="of:=MIN([.$I66];[.$V66];[.$AI66])" office:value-type="float"/>
          <table:table-cell table:formula="of:=MIN([.$J66];[.$W66])" office:value-type="float"/>
          <table:table-cell table:formula="of:=MIN([.$K66];[.$X66];[.$AJ66])" office:value-type="float"/>
          <table:table-cell table:formula="of:=MIN([.$L66];[.$Y66];[.$AK66])" office:value-type="float"/>
          <table:table-cell table:formula="of:=MIN([.$M66];[.$Z66];[.$AL66])" office:value-type="float"/>
          <table:table-cell table:formula="of:=MIN([.$N66];[.$AA66];[.$AM66])" office:value-type="float"/>
          <table:table-cell table:formula="of:=MEDIAN([.$B66];[.$O66];[.$AB66])" office:value-type="float"/>
          <table:table-cell table:formula="of:=MEDIAN([.$C66];[.$P66];[.$AC66])" office:value-type="float"/>
          <table:table-cell table:formula="of:=MEDIAN([.$D66];[.$Q66];[.$AD66])" office:value-type="float"/>
          <table:table-cell table:formula="of:=MEDIAN([.$E66];[.$R66];[.$AE66])" office:value-type="float"/>
          <table:table-cell table:formula="of:=MEDIAN([.$F66];[.$S66];[.$AF66])" office:value-type="float"/>
          <table:table-cell table:formula="of:=MEDIAN([.$G66];[.$T66];[.$AG66])" office:value-type="float"/>
          <table:table-cell table:formula="of:=MEDIAN([.$H66];[.$U66];[.$AH66])" office:value-type="float"/>
          <table:table-cell table:formula="of:=MEDIAN([.$I66];[.$V66];[.$AI66])" office:value-type="float"/>
          <table:table-cell table:formula="of:=MEDIAN([.$J66];[.$W66])" office:value-type="float"/>
          <table:table-cell table:formula="of:=MEDIAN([.$K66];[.$X66];[.$AJ66])" office:value-type="float"/>
          <table:table-cell table:formula="of:=MEDIAN([.$L66];[.$Y66];[.$AK66])" office:value-type="float"/>
          <table:table-cell table:formula="of:=MEDIAN([.$M66];[.$Z66];[.$AL66])" office:value-type="float"/>
          <table:table-cell table:formula="of:=MEDIAN([.$N66];[.$AA66];[.$AM66])" office:value-type="float"/>
          <table:table-cell table:formula="of:=MAX([.$B66];[.$O66];[.$AB66])" office:value-type="float"/>
          <table:table-cell table:formula="of:=MAX([.$C66];[.$P66];[.$AC66])" office:value-type="float"/>
          <table:table-cell table:formula="of:=MAX([.$D66];[.$Q66];[.$AD66])" office:value-type="float"/>
          <table:table-cell table:formula="of:=MAX([.$E66];[.$R66];[.$AE66])" office:value-type="float"/>
          <table:table-cell table:formula="of:=MAX([.$F66];[.$S66];[.$AF66])" office:value-type="float"/>
          <table:table-cell table:formula="of:=MAX([.$G66];[.$T66];[.$AG66])" office:value-type="float"/>
          <table:table-cell table:formula="of:=MAX([.$H66];[.$U66];[.$AH66])" office:value-type="float"/>
          <table:table-cell table:formula="of:=MAX([.$I66];[.$V66];[.$AI66])" office:value-type="float"/>
          <table:table-cell table:formula="of:=MAX([.$J66];[.$W66])" office:value-type="float"/>
          <table:table-cell table:formula="of:=MAX([.$K66];[.$X66];[.$AJ66])" office:value-type="float"/>
          <table:table-cell table:formula="of:=MAX([.$L66];[.$Y66];[.$AK66])" office:value-type="float"/>
          <table:table-cell table:formula="of:=MAX([.$M66];[.$Z66];[.$AL66])" office:value-type="float"/>
          <table:table-cell table:formula="of:=MAX([.$N66];[.$AA66];[.$AM66])" office:value-type="float"/>
        </table:table-row>
        <table:table-row table:style-name="ro1">
          <table:table-cell office:value-type="string">
            <text:p>BLOCKS.BLOCKS-10-1.asp/31</text:p>
          </table:table-cell>
          <table:table-cell office:value-type="float" office:value="300.0"/>
          <table:table-cell office:value-type="float" office:value="299.981"/>
          <table:table-cell office:value-type="float" office:value="299.08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83743.0"/>
          <table:table-cell office:value-type="float" office:value="572345.0"/>
          <table:table-cell office:value-type="float" office:value="572345.0"/>
          <table:table-cell office:value-type="float" office:value="68036.0"/>
          <table:table-cell office:value-type="float" office:value="4873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9.16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84411.0"/>
          <table:table-cell office:value-type="float" office:value="573225.0"/>
          <table:table-cell office:value-type="float" office:value="573225.0"/>
          <table:table-cell office:value-type="float" office:value="68036.0"/>
          <table:table-cell office:value-type="float" office:value="4873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9.18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31210.0"/>
          <table:table-cell office:value-type="float" office:value="742649.0"/>
          <table:table-cell office:value-type="float" office:value="68036.0"/>
          <table:table-cell office:value-type="float" office:value="48738.0"/>
          <table:table-cell office:value-type="float" office:value="0.0"/>
          <table:table-cell office:value-type="float" office:value="0.0"/>
          <table:table-cell table:formula="of:=MIN([.$B67];[.$O67];[.$AB67])" office:value-type="float"/>
          <table:table-cell table:formula="of:=MIN([.$C67];[.$P67];[.$AC67])" office:value-type="float"/>
          <table:table-cell table:formula="of:=MIN([.$D67];[.$Q67];[.$AD67])" office:value-type="float"/>
          <table:table-cell table:formula="of:=MIN([.$E67];[.$R67];[.$AE67])" office:value-type="float"/>
          <table:table-cell table:formula="of:=MIN([.$F67];[.$S67];[.$AF67])" office:value-type="float"/>
          <table:table-cell table:formula="of:=MIN([.$G67];[.$T67];[.$AG67])" office:value-type="float"/>
          <table:table-cell table:formula="of:=MIN([.$H67];[.$U67];[.$AH67])" office:value-type="float"/>
          <table:table-cell table:formula="of:=MIN([.$I67];[.$V67];[.$AI67])" office:value-type="float"/>
          <table:table-cell table:formula="of:=MIN([.$J67];[.$W67])" office:value-type="float"/>
          <table:table-cell table:formula="of:=MIN([.$K67];[.$X67];[.$AJ67])" office:value-type="float"/>
          <table:table-cell table:formula="of:=MIN([.$L67];[.$Y67];[.$AK67])" office:value-type="float"/>
          <table:table-cell table:formula="of:=MIN([.$M67];[.$Z67];[.$AL67])" office:value-type="float"/>
          <table:table-cell table:formula="of:=MIN([.$N67];[.$AA67];[.$AM67])" office:value-type="float"/>
          <table:table-cell table:formula="of:=MEDIAN([.$B67];[.$O67];[.$AB67])" office:value-type="float"/>
          <table:table-cell table:formula="of:=MEDIAN([.$C67];[.$P67];[.$AC67])" office:value-type="float"/>
          <table:table-cell table:formula="of:=MEDIAN([.$D67];[.$Q67];[.$AD67])" office:value-type="float"/>
          <table:table-cell table:formula="of:=MEDIAN([.$E67];[.$R67];[.$AE67])" office:value-type="float"/>
          <table:table-cell table:formula="of:=MEDIAN([.$F67];[.$S67];[.$AF67])" office:value-type="float"/>
          <table:table-cell table:formula="of:=MEDIAN([.$G67];[.$T67];[.$AG67])" office:value-type="float"/>
          <table:table-cell table:formula="of:=MEDIAN([.$H67];[.$U67];[.$AH67])" office:value-type="float"/>
          <table:table-cell table:formula="of:=MEDIAN([.$I67];[.$V67];[.$AI67])" office:value-type="float"/>
          <table:table-cell table:formula="of:=MEDIAN([.$J67];[.$W67])" office:value-type="float"/>
          <table:table-cell table:formula="of:=MEDIAN([.$K67];[.$X67];[.$AJ67])" office:value-type="float"/>
          <table:table-cell table:formula="of:=MEDIAN([.$L67];[.$Y67];[.$AK67])" office:value-type="float"/>
          <table:table-cell table:formula="of:=MEDIAN([.$M67];[.$Z67];[.$AL67])" office:value-type="float"/>
          <table:table-cell table:formula="of:=MEDIAN([.$N67];[.$AA67];[.$AM67])" office:value-type="float"/>
          <table:table-cell table:formula="of:=MAX([.$B67];[.$O67];[.$AB67])" office:value-type="float"/>
          <table:table-cell table:formula="of:=MAX([.$C67];[.$P67];[.$AC67])" office:value-type="float"/>
          <table:table-cell table:formula="of:=MAX([.$D67];[.$Q67];[.$AD67])" office:value-type="float"/>
          <table:table-cell table:formula="of:=MAX([.$E67];[.$R67];[.$AE67])" office:value-type="float"/>
          <table:table-cell table:formula="of:=MAX([.$F67];[.$S67];[.$AF67])" office:value-type="float"/>
          <table:table-cell table:formula="of:=MAX([.$G67];[.$T67];[.$AG67])" office:value-type="float"/>
          <table:table-cell table:formula="of:=MAX([.$H67];[.$U67];[.$AH67])" office:value-type="float"/>
          <table:table-cell table:formula="of:=MAX([.$I67];[.$V67];[.$AI67])" office:value-type="float"/>
          <table:table-cell table:formula="of:=MAX([.$J67];[.$W67])" office:value-type="float"/>
          <table:table-cell table:formula="of:=MAX([.$K67];[.$X67];[.$AJ67])" office:value-type="float"/>
          <table:table-cell table:formula="of:=MAX([.$L67];[.$Y67];[.$AK67])" office:value-type="float"/>
          <table:table-cell table:formula="of:=MAX([.$M67];[.$Z67];[.$AL67])" office:value-type="float"/>
          <table:table-cell table:formula="of:=MAX([.$N67];[.$AA67];[.$AM67])" office:value-type="float"/>
        </table:table-row>
        <table:table-row table:style-name="ro1">
          <table:table-cell office:value-type="string">
            <text:p>BLOCKS.BLOCKS-10-1.asp/32</text:p>
          </table:table-cell>
          <table:table-cell office:value-type="float" office:value="300.0"/>
          <table:table-cell office:value-type="float" office:value="299.991"/>
          <table:table-cell office:value-type="float" office:value="299.03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50682.0"/>
          <table:table-cell office:value-type="float" office:value="505039.0"/>
          <table:table-cell office:value-type="float" office:value="505039.0"/>
          <table:table-cell office:value-type="float" office:value="70201.0"/>
          <table:table-cell office:value-type="float" office:value="5055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5"/>
          <table:table-cell office:value-type="float" office:value="299.06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49612.0"/>
          <table:table-cell office:value-type="float" office:value="503665.0"/>
          <table:table-cell office:value-type="float" office:value="503665.0"/>
          <table:table-cell office:value-type="float" office:value="70201.0"/>
          <table:table-cell office:value-type="float" office:value="50552.0"/>
          <table:table-cell office:value-type="float" office:value="0.0"/>
          <table:table-cell office:value-type="float" office:value="0.0"/>
          <table:table-cell office:value-type="float" office:value="188.026"/>
          <table:table-cell office:value-type="float" office:value="187.937"/>
          <table:table-cell office:value-type="float" office:value="187.21"/>
          <table:table-cell office:value-type="float" office:value="1.0"/>
          <table:table-cell office:value-type="float" office:value="0.0"/>
          <table:table-cell office:value-type="float" office:value="18.0"/>
          <table:table-cell office:value-type="float" office:value="395884.0"/>
          <table:table-cell office:value-type="float" office:value="468769.0"/>
          <table:table-cell office:value-type="float" office:value="70201.0"/>
          <table:table-cell office:value-type="float" office:value="50552.0"/>
          <table:table-cell office:value-type="float" office:value="0.0"/>
          <table:table-cell office:value-type="float" office:value="0.0"/>
          <table:table-cell table:formula="of:=MIN([.$B68];[.$O68];[.$AB68])" office:value-type="float"/>
          <table:table-cell table:formula="of:=MIN([.$C68];[.$P68];[.$AC68])" office:value-type="float"/>
          <table:table-cell table:formula="of:=MIN([.$D68];[.$Q68];[.$AD68])" office:value-type="float"/>
          <table:table-cell table:formula="of:=MIN([.$E68];[.$R68];[.$AE68])" office:value-type="float"/>
          <table:table-cell table:formula="of:=MIN([.$F68];[.$S68];[.$AF68])" office:value-type="float"/>
          <table:table-cell table:formula="of:=MIN([.$G68];[.$T68];[.$AG68])" office:value-type="float"/>
          <table:table-cell table:formula="of:=MIN([.$H68];[.$U68];[.$AH68])" office:value-type="float"/>
          <table:table-cell table:formula="of:=MIN([.$I68];[.$V68];[.$AI68])" office:value-type="float"/>
          <table:table-cell table:formula="of:=MIN([.$J68];[.$W68])" office:value-type="float"/>
          <table:table-cell table:formula="of:=MIN([.$K68];[.$X68];[.$AJ68])" office:value-type="float"/>
          <table:table-cell table:formula="of:=MIN([.$L68];[.$Y68];[.$AK68])" office:value-type="float"/>
          <table:table-cell table:formula="of:=MIN([.$M68];[.$Z68];[.$AL68])" office:value-type="float"/>
          <table:table-cell table:formula="of:=MIN([.$N68];[.$AA68];[.$AM68])" office:value-type="float"/>
          <table:table-cell table:formula="of:=MEDIAN([.$B68];[.$O68];[.$AB68])" office:value-type="float"/>
          <table:table-cell table:formula="of:=MEDIAN([.$C68];[.$P68];[.$AC68])" office:value-type="float"/>
          <table:table-cell table:formula="of:=MEDIAN([.$D68];[.$Q68];[.$AD68])" office:value-type="float"/>
          <table:table-cell table:formula="of:=MEDIAN([.$E68];[.$R68];[.$AE68])" office:value-type="float"/>
          <table:table-cell table:formula="of:=MEDIAN([.$F68];[.$S68];[.$AF68])" office:value-type="float"/>
          <table:table-cell table:formula="of:=MEDIAN([.$G68];[.$T68];[.$AG68])" office:value-type="float"/>
          <table:table-cell table:formula="of:=MEDIAN([.$H68];[.$U68];[.$AH68])" office:value-type="float"/>
          <table:table-cell table:formula="of:=MEDIAN([.$I68];[.$V68];[.$AI68])" office:value-type="float"/>
          <table:table-cell table:formula="of:=MEDIAN([.$J68];[.$W68])" office:value-type="float"/>
          <table:table-cell table:formula="of:=MEDIAN([.$K68];[.$X68];[.$AJ68])" office:value-type="float"/>
          <table:table-cell table:formula="of:=MEDIAN([.$L68];[.$Y68];[.$AK68])" office:value-type="float"/>
          <table:table-cell table:formula="of:=MEDIAN([.$M68];[.$Z68];[.$AL68])" office:value-type="float"/>
          <table:table-cell table:formula="of:=MEDIAN([.$N68];[.$AA68];[.$AM68])" office:value-type="float"/>
          <table:table-cell table:formula="of:=MAX([.$B68];[.$O68];[.$AB68])" office:value-type="float"/>
          <table:table-cell table:formula="of:=MAX([.$C68];[.$P68];[.$AC68])" office:value-type="float"/>
          <table:table-cell table:formula="of:=MAX([.$D68];[.$Q68];[.$AD68])" office:value-type="float"/>
          <table:table-cell table:formula="of:=MAX([.$E68];[.$R68];[.$AE68])" office:value-type="float"/>
          <table:table-cell table:formula="of:=MAX([.$F68];[.$S68];[.$AF68])" office:value-type="float"/>
          <table:table-cell table:formula="of:=MAX([.$G68];[.$T68];[.$AG68])" office:value-type="float"/>
          <table:table-cell table:formula="of:=MAX([.$H68];[.$U68];[.$AH68])" office:value-type="float"/>
          <table:table-cell table:formula="of:=MAX([.$I68];[.$V68];[.$AI68])" office:value-type="float"/>
          <table:table-cell table:formula="of:=MAX([.$J68];[.$W68])" office:value-type="float"/>
          <table:table-cell table:formula="of:=MAX([.$K68];[.$X68];[.$AJ68])" office:value-type="float"/>
          <table:table-cell table:formula="of:=MAX([.$L68];[.$Y68];[.$AK68])" office:value-type="float"/>
          <table:table-cell table:formula="of:=MAX([.$M68];[.$Z68];[.$AL68])" office:value-type="float"/>
          <table:table-cell table:formula="of:=MAX([.$N68];[.$AA68];[.$AM68])" office:value-type="float"/>
        </table:table-row>
        <table:table-row table:style-name="ro1">
          <table:table-cell office:value-type="string">
            <text:p>BLOCKS.BLOCKS-10-1.asp/33</text:p>
          </table:table-cell>
          <table:table-cell office:value-type="float" office:value="300.0"/>
          <table:table-cell office:value-type="float" office:value="299.996"/>
          <table:table-cell office:value-type="float" office:value="299.02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67143.0"/>
          <table:table-cell office:value-type="float" office:value="549245.0"/>
          <table:table-cell office:value-type="float" office:value="549245.0"/>
          <table:table-cell office:value-type="float" office:value="72366.0"/>
          <table:table-cell office:value-type="float" office:value="5236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9.1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67892.0"/>
          <table:table-cell office:value-type="float" office:value="550451.0"/>
          <table:table-cell office:value-type="float" office:value="550451.0"/>
          <table:table-cell office:value-type="float" office:value="72366.0"/>
          <table:table-cell office:value-type="float" office:value="5236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7"/>
          <table:table-cell office:value-type="float" office:value="299.22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49090.0"/>
          <table:table-cell office:value-type="float" office:value="748131.0"/>
          <table:table-cell office:value-type="float" office:value="72366.0"/>
          <table:table-cell office:value-type="float" office:value="52366.0"/>
          <table:table-cell office:value-type="float" office:value="0.0"/>
          <table:table-cell office:value-type="float" office:value="0.0"/>
          <table:table-cell table:formula="of:=MIN([.$B69];[.$O69];[.$AB69])" office:value-type="float"/>
          <table:table-cell table:formula="of:=MIN([.$C69];[.$P69];[.$AC69])" office:value-type="float"/>
          <table:table-cell table:formula="of:=MIN([.$D69];[.$Q69];[.$AD69])" office:value-type="float"/>
          <table:table-cell table:formula="of:=MIN([.$E69];[.$R69];[.$AE69])" office:value-type="float"/>
          <table:table-cell table:formula="of:=MIN([.$F69];[.$S69];[.$AF69])" office:value-type="float"/>
          <table:table-cell table:formula="of:=MIN([.$G69];[.$T69];[.$AG69])" office:value-type="float"/>
          <table:table-cell table:formula="of:=MIN([.$H69];[.$U69];[.$AH69])" office:value-type="float"/>
          <table:table-cell table:formula="of:=MIN([.$I69];[.$V69];[.$AI69])" office:value-type="float"/>
          <table:table-cell table:formula="of:=MIN([.$J69];[.$W69])" office:value-type="float"/>
          <table:table-cell table:formula="of:=MIN([.$K69];[.$X69];[.$AJ69])" office:value-type="float"/>
          <table:table-cell table:formula="of:=MIN([.$L69];[.$Y69];[.$AK69])" office:value-type="float"/>
          <table:table-cell table:formula="of:=MIN([.$M69];[.$Z69];[.$AL69])" office:value-type="float"/>
          <table:table-cell table:formula="of:=MIN([.$N69];[.$AA69];[.$AM69])" office:value-type="float"/>
          <table:table-cell table:formula="of:=MEDIAN([.$B69];[.$O69];[.$AB69])" office:value-type="float"/>
          <table:table-cell table:formula="of:=MEDIAN([.$C69];[.$P69];[.$AC69])" office:value-type="float"/>
          <table:table-cell table:formula="of:=MEDIAN([.$D69];[.$Q69];[.$AD69])" office:value-type="float"/>
          <table:table-cell table:formula="of:=MEDIAN([.$E69];[.$R69];[.$AE69])" office:value-type="float"/>
          <table:table-cell table:formula="of:=MEDIAN([.$F69];[.$S69];[.$AF69])" office:value-type="float"/>
          <table:table-cell table:formula="of:=MEDIAN([.$G69];[.$T69];[.$AG69])" office:value-type="float"/>
          <table:table-cell table:formula="of:=MEDIAN([.$H69];[.$U69];[.$AH69])" office:value-type="float"/>
          <table:table-cell table:formula="of:=MEDIAN([.$I69];[.$V69];[.$AI69])" office:value-type="float"/>
          <table:table-cell table:formula="of:=MEDIAN([.$J69];[.$W69])" office:value-type="float"/>
          <table:table-cell table:formula="of:=MEDIAN([.$K69];[.$X69];[.$AJ69])" office:value-type="float"/>
          <table:table-cell table:formula="of:=MEDIAN([.$L69];[.$Y69];[.$AK69])" office:value-type="float"/>
          <table:table-cell table:formula="of:=MEDIAN([.$M69];[.$Z69];[.$AL69])" office:value-type="float"/>
          <table:table-cell table:formula="of:=MEDIAN([.$N69];[.$AA69];[.$AM69])" office:value-type="float"/>
          <table:table-cell table:formula="of:=MAX([.$B69];[.$O69];[.$AB69])" office:value-type="float"/>
          <table:table-cell table:formula="of:=MAX([.$C69];[.$P69];[.$AC69])" office:value-type="float"/>
          <table:table-cell table:formula="of:=MAX([.$D69];[.$Q69];[.$AD69])" office:value-type="float"/>
          <table:table-cell table:formula="of:=MAX([.$E69];[.$R69];[.$AE69])" office:value-type="float"/>
          <table:table-cell table:formula="of:=MAX([.$F69];[.$S69];[.$AF69])" office:value-type="float"/>
          <table:table-cell table:formula="of:=MAX([.$G69];[.$T69];[.$AG69])" office:value-type="float"/>
          <table:table-cell table:formula="of:=MAX([.$H69];[.$U69];[.$AH69])" office:value-type="float"/>
          <table:table-cell table:formula="of:=MAX([.$I69];[.$V69];[.$AI69])" office:value-type="float"/>
          <table:table-cell table:formula="of:=MAX([.$J69];[.$W69])" office:value-type="float"/>
          <table:table-cell table:formula="of:=MAX([.$K69];[.$X69];[.$AJ69])" office:value-type="float"/>
          <table:table-cell table:formula="of:=MAX([.$L69];[.$Y69];[.$AK69])" office:value-type="float"/>
          <table:table-cell table:formula="of:=MAX([.$M69];[.$Z69];[.$AL69])" office:value-type="float"/>
          <table:table-cell table:formula="of:=MAX([.$N69];[.$AA69];[.$AM69])" office:value-type="float"/>
        </table:table-row>
        <table:table-row table:style-name="ro1">
          <table:table-cell office:value-type="string">
            <text:p>BLOCKS.BLOCKS-10-1.asp/34</text:p>
          </table:table-cell>
          <table:table-cell office:value-type="float" office:value="7.43421"/>
          <table:table-cell office:value-type="float" office:value="7.364"/>
          <table:table-cell office:value-type="float" office:value="6.45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7392.0"/>
          <table:table-cell office:value-type="float" office:value="54051.0"/>
          <table:table-cell office:value-type="float" office:value="54050.0"/>
          <table:table-cell office:value-type="float" office:value="74531.0"/>
          <table:table-cell office:value-type="float" office:value="54180.0"/>
          <table:table-cell office:value-type="float" office:value="0.0"/>
          <table:table-cell office:value-type="float" office:value="0.0"/>
          <table:table-cell office:value-type="float" office:value="7.52985"/>
          <table:table-cell office:value-type="float" office:value="7.456"/>
          <table:table-cell office:value-type="float" office:value="6.48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7392.0"/>
          <table:table-cell office:value-type="float" office:value="54051.0"/>
          <table:table-cell office:value-type="float" office:value="54050.0"/>
          <table:table-cell office:value-type="float" office:value="74531.0"/>
          <table:table-cell office:value-type="float" office:value="54180.0"/>
          <table:table-cell office:value-type="float" office:value="0.0"/>
          <table:table-cell office:value-type="float" office:value="0.0"/>
          <table:table-cell office:value-type="float" office:value="104.831"/>
          <table:table-cell office:value-type="float" office:value="104.748"/>
          <table:table-cell office:value-type="float" office:value="103.89"/>
          <table:table-cell office:value-type="float" office:value="1.0"/>
          <table:table-cell office:value-type="float" office:value="0.0"/>
          <table:table-cell office:value-type="float" office:value="17.0"/>
          <table:table-cell office:value-type="float" office:value="242017.0"/>
          <table:table-cell office:value-type="float" office:value="285570.0"/>
          <table:table-cell office:value-type="float" office:value="74531.0"/>
          <table:table-cell office:value-type="float" office:value="54180.0"/>
          <table:table-cell office:value-type="float" office:value="0.0"/>
          <table:table-cell office:value-type="float" office:value="0.0"/>
          <table:table-cell table:formula="of:=MIN([.$B70];[.$O70];[.$AB70])" office:value-type="float"/>
          <table:table-cell table:formula="of:=MIN([.$C70];[.$P70];[.$AC70])" office:value-type="float"/>
          <table:table-cell table:formula="of:=MIN([.$D70];[.$Q70];[.$AD70])" office:value-type="float"/>
          <table:table-cell table:formula="of:=MIN([.$E70];[.$R70];[.$AE70])" office:value-type="float"/>
          <table:table-cell table:formula="of:=MIN([.$F70];[.$S70];[.$AF70])" office:value-type="float"/>
          <table:table-cell table:formula="of:=MIN([.$G70];[.$T70];[.$AG70])" office:value-type="float"/>
          <table:table-cell table:formula="of:=MIN([.$H70];[.$U70];[.$AH70])" office:value-type="float"/>
          <table:table-cell table:formula="of:=MIN([.$I70];[.$V70];[.$AI70])" office:value-type="float"/>
          <table:table-cell table:formula="of:=MIN([.$J70];[.$W70])" office:value-type="float"/>
          <table:table-cell table:formula="of:=MIN([.$K70];[.$X70];[.$AJ70])" office:value-type="float"/>
          <table:table-cell table:formula="of:=MIN([.$L70];[.$Y70];[.$AK70])" office:value-type="float"/>
          <table:table-cell table:formula="of:=MIN([.$M70];[.$Z70];[.$AL70])" office:value-type="float"/>
          <table:table-cell table:formula="of:=MIN([.$N70];[.$AA70];[.$AM70])" office:value-type="float"/>
          <table:table-cell table:formula="of:=MEDIAN([.$B70];[.$O70];[.$AB70])" office:value-type="float"/>
          <table:table-cell table:formula="of:=MEDIAN([.$C70];[.$P70];[.$AC70])" office:value-type="float"/>
          <table:table-cell table:formula="of:=MEDIAN([.$D70];[.$Q70];[.$AD70])" office:value-type="float"/>
          <table:table-cell table:formula="of:=MEDIAN([.$E70];[.$R70];[.$AE70])" office:value-type="float"/>
          <table:table-cell table:formula="of:=MEDIAN([.$F70];[.$S70];[.$AF70])" office:value-type="float"/>
          <table:table-cell table:formula="of:=MEDIAN([.$G70];[.$T70];[.$AG70])" office:value-type="float"/>
          <table:table-cell table:formula="of:=MEDIAN([.$H70];[.$U70];[.$AH70])" office:value-type="float"/>
          <table:table-cell table:formula="of:=MEDIAN([.$I70];[.$V70];[.$AI70])" office:value-type="float"/>
          <table:table-cell table:formula="of:=MEDIAN([.$J70];[.$W70])" office:value-type="float"/>
          <table:table-cell table:formula="of:=MEDIAN([.$K70];[.$X70];[.$AJ70])" office:value-type="float"/>
          <table:table-cell table:formula="of:=MEDIAN([.$L70];[.$Y70];[.$AK70])" office:value-type="float"/>
          <table:table-cell table:formula="of:=MEDIAN([.$M70];[.$Z70];[.$AL70])" office:value-type="float"/>
          <table:table-cell table:formula="of:=MEDIAN([.$N70];[.$AA70];[.$AM70])" office:value-type="float"/>
          <table:table-cell table:formula="of:=MAX([.$B70];[.$O70];[.$AB70])" office:value-type="float"/>
          <table:table-cell table:formula="of:=MAX([.$C70];[.$P70];[.$AC70])" office:value-type="float"/>
          <table:table-cell table:formula="of:=MAX([.$D70];[.$Q70];[.$AD70])" office:value-type="float"/>
          <table:table-cell table:formula="of:=MAX([.$E70];[.$R70];[.$AE70])" office:value-type="float"/>
          <table:table-cell table:formula="of:=MAX([.$F70];[.$S70];[.$AF70])" office:value-type="float"/>
          <table:table-cell table:formula="of:=MAX([.$G70];[.$T70];[.$AG70])" office:value-type="float"/>
          <table:table-cell table:formula="of:=MAX([.$H70];[.$U70];[.$AH70])" office:value-type="float"/>
          <table:table-cell table:formula="of:=MAX([.$I70];[.$V70];[.$AI70])" office:value-type="float"/>
          <table:table-cell table:formula="of:=MAX([.$J70];[.$W70])" office:value-type="float"/>
          <table:table-cell table:formula="of:=MAX([.$K70];[.$X70];[.$AJ70])" office:value-type="float"/>
          <table:table-cell table:formula="of:=MAX([.$L70];[.$Y70];[.$AK70])" office:value-type="float"/>
          <table:table-cell table:formula="of:=MAX([.$M70];[.$Z70];[.$AL70])" office:value-type="float"/>
          <table:table-cell table:formula="of:=MAX([.$N70];[.$AA70];[.$AM70])" office:value-type="float"/>
        </table:table-row>
        <table:table-row table:style-name="ro1">
          <table:table-cell office:value-type="string">
            <text:p>BLOCKS.BLOCKS-10-1.asp/35</text:p>
          </table:table-cell>
          <table:table-cell office:value-type="float" office:value="300.0"/>
          <table:table-cell office:value-type="float" office:value="299.988"/>
          <table:table-cell office:value-type="float" office:value="298.96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16043.0"/>
          <table:table-cell office:value-type="float" office:value="473752.0"/>
          <table:table-cell office:value-type="float" office:value="473752.0"/>
          <table:table-cell office:value-type="float" office:value="76696.0"/>
          <table:table-cell office:value-type="float" office:value="5599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8.93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16849.0"/>
          <table:table-cell office:value-type="float" office:value="474910.0"/>
          <table:table-cell office:value-type="float" office:value="474910.0"/>
          <table:table-cell office:value-type="float" office:value="76696.0"/>
          <table:table-cell office:value-type="float" office:value="5599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9.08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84816.0"/>
          <table:table-cell office:value-type="float" office:value="680274.0"/>
          <table:table-cell office:value-type="float" office:value="76696.0"/>
          <table:table-cell office:value-type="float" office:value="55994.0"/>
          <table:table-cell office:value-type="float" office:value="0.0"/>
          <table:table-cell office:value-type="float" office:value="0.0"/>
          <table:table-cell table:formula="of:=MIN([.$B71];[.$O71];[.$AB71])" office:value-type="float"/>
          <table:table-cell table:formula="of:=MIN([.$C71];[.$P71];[.$AC71])" office:value-type="float"/>
          <table:table-cell table:formula="of:=MIN([.$D71];[.$Q71];[.$AD71])" office:value-type="float"/>
          <table:table-cell table:formula="of:=MIN([.$E71];[.$R71];[.$AE71])" office:value-type="float"/>
          <table:table-cell table:formula="of:=MIN([.$F71];[.$S71];[.$AF71])" office:value-type="float"/>
          <table:table-cell table:formula="of:=MIN([.$G71];[.$T71];[.$AG71])" office:value-type="float"/>
          <table:table-cell table:formula="of:=MIN([.$H71];[.$U71];[.$AH71])" office:value-type="float"/>
          <table:table-cell table:formula="of:=MIN([.$I71];[.$V71];[.$AI71])" office:value-type="float"/>
          <table:table-cell table:formula="of:=MIN([.$J71];[.$W71])" office:value-type="float"/>
          <table:table-cell table:formula="of:=MIN([.$K71];[.$X71];[.$AJ71])" office:value-type="float"/>
          <table:table-cell table:formula="of:=MIN([.$L71];[.$Y71];[.$AK71])" office:value-type="float"/>
          <table:table-cell table:formula="of:=MIN([.$M71];[.$Z71];[.$AL71])" office:value-type="float"/>
          <table:table-cell table:formula="of:=MIN([.$N71];[.$AA71];[.$AM71])" office:value-type="float"/>
          <table:table-cell table:formula="of:=MEDIAN([.$B71];[.$O71];[.$AB71])" office:value-type="float"/>
          <table:table-cell table:formula="of:=MEDIAN([.$C71];[.$P71];[.$AC71])" office:value-type="float"/>
          <table:table-cell table:formula="of:=MEDIAN([.$D71];[.$Q71];[.$AD71])" office:value-type="float"/>
          <table:table-cell table:formula="of:=MEDIAN([.$E71];[.$R71];[.$AE71])" office:value-type="float"/>
          <table:table-cell table:formula="of:=MEDIAN([.$F71];[.$S71];[.$AF71])" office:value-type="float"/>
          <table:table-cell table:formula="of:=MEDIAN([.$G71];[.$T71];[.$AG71])" office:value-type="float"/>
          <table:table-cell table:formula="of:=MEDIAN([.$H71];[.$U71];[.$AH71])" office:value-type="float"/>
          <table:table-cell table:formula="of:=MEDIAN([.$I71];[.$V71];[.$AI71])" office:value-type="float"/>
          <table:table-cell table:formula="of:=MEDIAN([.$J71];[.$W71])" office:value-type="float"/>
          <table:table-cell table:formula="of:=MEDIAN([.$K71];[.$X71];[.$AJ71])" office:value-type="float"/>
          <table:table-cell table:formula="of:=MEDIAN([.$L71];[.$Y71];[.$AK71])" office:value-type="float"/>
          <table:table-cell table:formula="of:=MEDIAN([.$M71];[.$Z71];[.$AL71])" office:value-type="float"/>
          <table:table-cell table:formula="of:=MEDIAN([.$N71];[.$AA71];[.$AM71])" office:value-type="float"/>
          <table:table-cell table:formula="of:=MAX([.$B71];[.$O71];[.$AB71])" office:value-type="float"/>
          <table:table-cell table:formula="of:=MAX([.$C71];[.$P71];[.$AC71])" office:value-type="float"/>
          <table:table-cell table:formula="of:=MAX([.$D71];[.$Q71];[.$AD71])" office:value-type="float"/>
          <table:table-cell table:formula="of:=MAX([.$E71];[.$R71];[.$AE71])" office:value-type="float"/>
          <table:table-cell table:formula="of:=MAX([.$F71];[.$S71];[.$AF71])" office:value-type="float"/>
          <table:table-cell table:formula="of:=MAX([.$G71];[.$T71];[.$AG71])" office:value-type="float"/>
          <table:table-cell table:formula="of:=MAX([.$H71];[.$U71];[.$AH71])" office:value-type="float"/>
          <table:table-cell table:formula="of:=MAX([.$I71];[.$V71];[.$AI71])" office:value-type="float"/>
          <table:table-cell table:formula="of:=MAX([.$J71];[.$W71])" office:value-type="float"/>
          <table:table-cell table:formula="of:=MAX([.$K71];[.$X71];[.$AJ71])" office:value-type="float"/>
          <table:table-cell table:formula="of:=MAX([.$L71];[.$Y71];[.$AK71])" office:value-type="float"/>
          <table:table-cell table:formula="of:=MAX([.$M71];[.$Z71];[.$AL71])" office:value-type="float"/>
          <table:table-cell table:formula="of:=MAX([.$N71];[.$AA71];[.$AM71])" office:value-type="float"/>
        </table:table-row>
        <table:table-row table:style-name="ro1">
          <table:table-cell office:value-type="string">
            <text:p>BLOCKS.BLOCKS-10-1.asp/36</text:p>
          </table:table-cell>
          <table:table-cell office:value-type="float" office:value="4.49814"/>
          <table:table-cell office:value-type="float" office:value="4.431"/>
          <table:table-cell office:value-type="float" office:value="3.3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9290.0"/>
          <table:table-cell office:value-type="float" office:value="28361.0"/>
          <table:table-cell office:value-type="float" office:value="28360.0"/>
          <table:table-cell office:value-type="float" office:value="78861.0"/>
          <table:table-cell office:value-type="float" office:value="57808.0"/>
          <table:table-cell office:value-type="float" office:value="0.0"/>
          <table:table-cell office:value-type="float" office:value="0.0"/>
          <table:table-cell office:value-type="float" office:value="4.40286"/>
          <table:table-cell office:value-type="float" office:value="4.333"/>
          <table:table-cell office:value-type="float" office:value="3.33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9290.0"/>
          <table:table-cell office:value-type="float" office:value="28361.0"/>
          <table:table-cell office:value-type="float" office:value="28360.0"/>
          <table:table-cell office:value-type="float" office:value="78861.0"/>
          <table:table-cell office:value-type="float" office:value="5780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3"/>
          <table:table-cell office:value-type="float" office:value="299.06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92155.0"/>
          <table:table-cell office:value-type="float" office:value="689058.0"/>
          <table:table-cell office:value-type="float" office:value="78861.0"/>
          <table:table-cell office:value-type="float" office:value="57808.0"/>
          <table:table-cell office:value-type="float" office:value="0.0"/>
          <table:table-cell office:value-type="float" office:value="0.0"/>
          <table:table-cell table:formula="of:=MIN([.$B72];[.$O72];[.$AB72])" office:value-type="float"/>
          <table:table-cell table:formula="of:=MIN([.$C72];[.$P72];[.$AC72])" office:value-type="float"/>
          <table:table-cell table:formula="of:=MIN([.$D72];[.$Q72];[.$AD72])" office:value-type="float"/>
          <table:table-cell table:formula="of:=MIN([.$E72];[.$R72];[.$AE72])" office:value-type="float"/>
          <table:table-cell table:formula="of:=MIN([.$F72];[.$S72];[.$AF72])" office:value-type="float"/>
          <table:table-cell table:formula="of:=MIN([.$G72];[.$T72];[.$AG72])" office:value-type="float"/>
          <table:table-cell table:formula="of:=MIN([.$H72];[.$U72];[.$AH72])" office:value-type="float"/>
          <table:table-cell table:formula="of:=MIN([.$I72];[.$V72];[.$AI72])" office:value-type="float"/>
          <table:table-cell table:formula="of:=MIN([.$J72];[.$W72])" office:value-type="float"/>
          <table:table-cell table:formula="of:=MIN([.$K72];[.$X72];[.$AJ72])" office:value-type="float"/>
          <table:table-cell table:formula="of:=MIN([.$L72];[.$Y72];[.$AK72])" office:value-type="float"/>
          <table:table-cell table:formula="of:=MIN([.$M72];[.$Z72];[.$AL72])" office:value-type="float"/>
          <table:table-cell table:formula="of:=MIN([.$N72];[.$AA72];[.$AM72])" office:value-type="float"/>
          <table:table-cell table:formula="of:=MEDIAN([.$B72];[.$O72];[.$AB72])" office:value-type="float"/>
          <table:table-cell table:formula="of:=MEDIAN([.$C72];[.$P72];[.$AC72])" office:value-type="float"/>
          <table:table-cell table:formula="of:=MEDIAN([.$D72];[.$Q72];[.$AD72])" office:value-type="float"/>
          <table:table-cell table:formula="of:=MEDIAN([.$E72];[.$R72];[.$AE72])" office:value-type="float"/>
          <table:table-cell table:formula="of:=MEDIAN([.$F72];[.$S72];[.$AF72])" office:value-type="float"/>
          <table:table-cell table:formula="of:=MEDIAN([.$G72];[.$T72];[.$AG72])" office:value-type="float"/>
          <table:table-cell table:formula="of:=MEDIAN([.$H72];[.$U72];[.$AH72])" office:value-type="float"/>
          <table:table-cell table:formula="of:=MEDIAN([.$I72];[.$V72];[.$AI72])" office:value-type="float"/>
          <table:table-cell table:formula="of:=MEDIAN([.$J72];[.$W72])" office:value-type="float"/>
          <table:table-cell table:formula="of:=MEDIAN([.$K72];[.$X72];[.$AJ72])" office:value-type="float"/>
          <table:table-cell table:formula="of:=MEDIAN([.$L72];[.$Y72];[.$AK72])" office:value-type="float"/>
          <table:table-cell table:formula="of:=MEDIAN([.$M72];[.$Z72];[.$AL72])" office:value-type="float"/>
          <table:table-cell table:formula="of:=MEDIAN([.$N72];[.$AA72];[.$AM72])" office:value-type="float"/>
          <table:table-cell table:formula="of:=MAX([.$B72];[.$O72];[.$AB72])" office:value-type="float"/>
          <table:table-cell table:formula="of:=MAX([.$C72];[.$P72];[.$AC72])" office:value-type="float"/>
          <table:table-cell table:formula="of:=MAX([.$D72];[.$Q72];[.$AD72])" office:value-type="float"/>
          <table:table-cell table:formula="of:=MAX([.$E72];[.$R72];[.$AE72])" office:value-type="float"/>
          <table:table-cell table:formula="of:=MAX([.$F72];[.$S72];[.$AF72])" office:value-type="float"/>
          <table:table-cell table:formula="of:=MAX([.$G72];[.$T72];[.$AG72])" office:value-type="float"/>
          <table:table-cell table:formula="of:=MAX([.$H72];[.$U72];[.$AH72])" office:value-type="float"/>
          <table:table-cell table:formula="of:=MAX([.$I72];[.$V72];[.$AI72])" office:value-type="float"/>
          <table:table-cell table:formula="of:=MAX([.$J72];[.$W72])" office:value-type="float"/>
          <table:table-cell table:formula="of:=MAX([.$K72];[.$X72];[.$AJ72])" office:value-type="float"/>
          <table:table-cell table:formula="of:=MAX([.$L72];[.$Y72];[.$AK72])" office:value-type="float"/>
          <table:table-cell table:formula="of:=MAX([.$M72];[.$Z72];[.$AL72])" office:value-type="float"/>
          <table:table-cell table:formula="of:=MAX([.$N72];[.$AA72];[.$AM72])" office:value-type="float"/>
        </table:table-row>
        <table:table-row table:style-name="ro1">
          <table:table-cell office:value-type="string">
            <text:p>BLOCKS.BLOCKS-10-1.asp/37</text:p>
          </table:table-cell>
          <table:table-cell office:value-type="float" office:value="300.0"/>
          <table:table-cell office:value-type="float" office:value="299.987"/>
          <table:table-cell office:value-type="float" office:value="298.91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71871.0"/>
          <table:table-cell office:value-type="float" office:value="558732.0"/>
          <table:table-cell office:value-type="float" office:value="558732.0"/>
          <table:table-cell office:value-type="float" office:value="81026.0"/>
          <table:table-cell office:value-type="float" office:value="5962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8.97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72514.0"/>
          <table:table-cell office:value-type="float" office:value="559624.0"/>
          <table:table-cell office:value-type="float" office:value="559624.0"/>
          <table:table-cell office:value-type="float" office:value="81026.0"/>
          <table:table-cell office:value-type="float" office:value="5962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9.05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43536.0"/>
          <table:table-cell office:value-type="float" office:value="625329.0"/>
          <table:table-cell office:value-type="float" office:value="81026.0"/>
          <table:table-cell office:value-type="float" office:value="59622.0"/>
          <table:table-cell office:value-type="float" office:value="0.0"/>
          <table:table-cell office:value-type="float" office:value="0.0"/>
          <table:table-cell table:formula="of:=MIN([.$B73];[.$O73];[.$AB73])" office:value-type="float"/>
          <table:table-cell table:formula="of:=MIN([.$C73];[.$P73];[.$AC73])" office:value-type="float"/>
          <table:table-cell table:formula="of:=MIN([.$D73];[.$Q73];[.$AD73])" office:value-type="float"/>
          <table:table-cell table:formula="of:=MIN([.$E73];[.$R73];[.$AE73])" office:value-type="float"/>
          <table:table-cell table:formula="of:=MIN([.$F73];[.$S73];[.$AF73])" office:value-type="float"/>
          <table:table-cell table:formula="of:=MIN([.$G73];[.$T73];[.$AG73])" office:value-type="float"/>
          <table:table-cell table:formula="of:=MIN([.$H73];[.$U73];[.$AH73])" office:value-type="float"/>
          <table:table-cell table:formula="of:=MIN([.$I73];[.$V73];[.$AI73])" office:value-type="float"/>
          <table:table-cell table:formula="of:=MIN([.$J73];[.$W73])" office:value-type="float"/>
          <table:table-cell table:formula="of:=MIN([.$K73];[.$X73];[.$AJ73])" office:value-type="float"/>
          <table:table-cell table:formula="of:=MIN([.$L73];[.$Y73];[.$AK73])" office:value-type="float"/>
          <table:table-cell table:formula="of:=MIN([.$M73];[.$Z73];[.$AL73])" office:value-type="float"/>
          <table:table-cell table:formula="of:=MIN([.$N73];[.$AA73];[.$AM73])" office:value-type="float"/>
          <table:table-cell table:formula="of:=MEDIAN([.$B73];[.$O73];[.$AB73])" office:value-type="float"/>
          <table:table-cell table:formula="of:=MEDIAN([.$C73];[.$P73];[.$AC73])" office:value-type="float"/>
          <table:table-cell table:formula="of:=MEDIAN([.$D73];[.$Q73];[.$AD73])" office:value-type="float"/>
          <table:table-cell table:formula="of:=MEDIAN([.$E73];[.$R73];[.$AE73])" office:value-type="float"/>
          <table:table-cell table:formula="of:=MEDIAN([.$F73];[.$S73];[.$AF73])" office:value-type="float"/>
          <table:table-cell table:formula="of:=MEDIAN([.$G73];[.$T73];[.$AG73])" office:value-type="float"/>
          <table:table-cell table:formula="of:=MEDIAN([.$H73];[.$U73];[.$AH73])" office:value-type="float"/>
          <table:table-cell table:formula="of:=MEDIAN([.$I73];[.$V73];[.$AI73])" office:value-type="float"/>
          <table:table-cell table:formula="of:=MEDIAN([.$J73];[.$W73])" office:value-type="float"/>
          <table:table-cell table:formula="of:=MEDIAN([.$K73];[.$X73];[.$AJ73])" office:value-type="float"/>
          <table:table-cell table:formula="of:=MEDIAN([.$L73];[.$Y73];[.$AK73])" office:value-type="float"/>
          <table:table-cell table:formula="of:=MEDIAN([.$M73];[.$Z73];[.$AL73])" office:value-type="float"/>
          <table:table-cell table:formula="of:=MEDIAN([.$N73];[.$AA73];[.$AM73])" office:value-type="float"/>
          <table:table-cell table:formula="of:=MAX([.$B73];[.$O73];[.$AB73])" office:value-type="float"/>
          <table:table-cell table:formula="of:=MAX([.$C73];[.$P73];[.$AC73])" office:value-type="float"/>
          <table:table-cell table:formula="of:=MAX([.$D73];[.$Q73];[.$AD73])" office:value-type="float"/>
          <table:table-cell table:formula="of:=MAX([.$E73];[.$R73];[.$AE73])" office:value-type="float"/>
          <table:table-cell table:formula="of:=MAX([.$F73];[.$S73];[.$AF73])" office:value-type="float"/>
          <table:table-cell table:formula="of:=MAX([.$G73];[.$T73];[.$AG73])" office:value-type="float"/>
          <table:table-cell table:formula="of:=MAX([.$H73];[.$U73];[.$AH73])" office:value-type="float"/>
          <table:table-cell table:formula="of:=MAX([.$I73];[.$V73];[.$AI73])" office:value-type="float"/>
          <table:table-cell table:formula="of:=MAX([.$J73];[.$W73])" office:value-type="float"/>
          <table:table-cell table:formula="of:=MAX([.$K73];[.$X73];[.$AJ73])" office:value-type="float"/>
          <table:table-cell table:formula="of:=MAX([.$L73];[.$Y73];[.$AK73])" office:value-type="float"/>
          <table:table-cell table:formula="of:=MAX([.$M73];[.$Z73];[.$AL73])" office:value-type="float"/>
          <table:table-cell table:formula="of:=MAX([.$N73];[.$AA73];[.$AM73])" office:value-type="float"/>
        </table:table-row>
        <table:table-row table:style-name="ro1">
          <table:table-cell office:value-type="string">
            <text:p>BLOCKS.BLOCKS-10-1.asp/38</text:p>
          </table:table-cell>
          <table:table-cell office:value-type="float" office:value="300.0"/>
          <table:table-cell office:value-type="float" office:value="299.983"/>
          <table:table-cell office:value-type="float" office:value="298.87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30991.0"/>
          <table:table-cell office:value-type="float" office:value="543190.0"/>
          <table:table-cell office:value-type="float" office:value="543190.0"/>
          <table:table-cell office:value-type="float" office:value="83191.0"/>
          <table:table-cell office:value-type="float" office:value="6143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8.85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35953.0"/>
          <table:table-cell office:value-type="float" office:value="550049.0"/>
          <table:table-cell office:value-type="float" office:value="550049.0"/>
          <table:table-cell office:value-type="float" office:value="83191.0"/>
          <table:table-cell office:value-type="float" office:value="61436.0"/>
          <table:table-cell office:value-type="float" office:value="0.0"/>
          <table:table-cell office:value-type="float" office:value="0.0"/>
          <table:table-cell office:value-type="float" office:value="160.211"/>
          <table:table-cell office:value-type="float" office:value="160.106"/>
          <table:table-cell office:value-type="float" office:value="159.13"/>
          <table:table-cell office:value-type="float" office:value="1.0"/>
          <table:table-cell office:value-type="float" office:value="0.0"/>
          <table:table-cell office:value-type="float" office:value="18.0"/>
          <table:table-cell office:value-type="float" office:value="338962.0"/>
          <table:table-cell office:value-type="float" office:value="407476.0"/>
          <table:table-cell office:value-type="float" office:value="83191.0"/>
          <table:table-cell office:value-type="float" office:value="61436.0"/>
          <table:table-cell office:value-type="float" office:value="0.0"/>
          <table:table-cell office:value-type="float" office:value="0.0"/>
          <table:table-cell table:formula="of:=MIN([.$B74];[.$O74];[.$AB74])" office:value-type="float"/>
          <table:table-cell table:formula="of:=MIN([.$C74];[.$P74];[.$AC74])" office:value-type="float"/>
          <table:table-cell table:formula="of:=MIN([.$D74];[.$Q74];[.$AD74])" office:value-type="float"/>
          <table:table-cell table:formula="of:=MIN([.$E74];[.$R74];[.$AE74])" office:value-type="float"/>
          <table:table-cell table:formula="of:=MIN([.$F74];[.$S74];[.$AF74])" office:value-type="float"/>
          <table:table-cell table:formula="of:=MIN([.$G74];[.$T74];[.$AG74])" office:value-type="float"/>
          <table:table-cell table:formula="of:=MIN([.$H74];[.$U74];[.$AH74])" office:value-type="float"/>
          <table:table-cell table:formula="of:=MIN([.$I74];[.$V74];[.$AI74])" office:value-type="float"/>
          <table:table-cell table:formula="of:=MIN([.$J74];[.$W74])" office:value-type="float"/>
          <table:table-cell table:formula="of:=MIN([.$K74];[.$X74];[.$AJ74])" office:value-type="float"/>
          <table:table-cell table:formula="of:=MIN([.$L74];[.$Y74];[.$AK74])" office:value-type="float"/>
          <table:table-cell table:formula="of:=MIN([.$M74];[.$Z74];[.$AL74])" office:value-type="float"/>
          <table:table-cell table:formula="of:=MIN([.$N74];[.$AA74];[.$AM74])" office:value-type="float"/>
          <table:table-cell table:formula="of:=MEDIAN([.$B74];[.$O74];[.$AB74])" office:value-type="float"/>
          <table:table-cell table:formula="of:=MEDIAN([.$C74];[.$P74];[.$AC74])" office:value-type="float"/>
          <table:table-cell table:formula="of:=MEDIAN([.$D74];[.$Q74];[.$AD74])" office:value-type="float"/>
          <table:table-cell table:formula="of:=MEDIAN([.$E74];[.$R74];[.$AE74])" office:value-type="float"/>
          <table:table-cell table:formula="of:=MEDIAN([.$F74];[.$S74];[.$AF74])" office:value-type="float"/>
          <table:table-cell table:formula="of:=MEDIAN([.$G74];[.$T74];[.$AG74])" office:value-type="float"/>
          <table:table-cell table:formula="of:=MEDIAN([.$H74];[.$U74];[.$AH74])" office:value-type="float"/>
          <table:table-cell table:formula="of:=MEDIAN([.$I74];[.$V74];[.$AI74])" office:value-type="float"/>
          <table:table-cell table:formula="of:=MEDIAN([.$J74];[.$W74])" office:value-type="float"/>
          <table:table-cell table:formula="of:=MEDIAN([.$K74];[.$X74];[.$AJ74])" office:value-type="float"/>
          <table:table-cell table:formula="of:=MEDIAN([.$L74];[.$Y74];[.$AK74])" office:value-type="float"/>
          <table:table-cell table:formula="of:=MEDIAN([.$M74];[.$Z74];[.$AL74])" office:value-type="float"/>
          <table:table-cell table:formula="of:=MEDIAN([.$N74];[.$AA74];[.$AM74])" office:value-type="float"/>
          <table:table-cell table:formula="of:=MAX([.$B74];[.$O74];[.$AB74])" office:value-type="float"/>
          <table:table-cell table:formula="of:=MAX([.$C74];[.$P74];[.$AC74])" office:value-type="float"/>
          <table:table-cell table:formula="of:=MAX([.$D74];[.$Q74];[.$AD74])" office:value-type="float"/>
          <table:table-cell table:formula="of:=MAX([.$E74];[.$R74];[.$AE74])" office:value-type="float"/>
          <table:table-cell table:formula="of:=MAX([.$F74];[.$S74];[.$AF74])" office:value-type="float"/>
          <table:table-cell table:formula="of:=MAX([.$G74];[.$T74];[.$AG74])" office:value-type="float"/>
          <table:table-cell table:formula="of:=MAX([.$H74];[.$U74];[.$AH74])" office:value-type="float"/>
          <table:table-cell table:formula="of:=MAX([.$I74];[.$V74];[.$AI74])" office:value-type="float"/>
          <table:table-cell table:formula="of:=MAX([.$J74];[.$W74])" office:value-type="float"/>
          <table:table-cell table:formula="of:=MAX([.$K74];[.$X74];[.$AJ74])" office:value-type="float"/>
          <table:table-cell table:formula="of:=MAX([.$L74];[.$Y74];[.$AK74])" office:value-type="float"/>
          <table:table-cell table:formula="of:=MAX([.$M74];[.$Z74];[.$AL74])" office:value-type="float"/>
          <table:table-cell table:formula="of:=MAX([.$N74];[.$AA74];[.$AM74])" office:value-type="float"/>
        </table:table-row>
        <table:table-row table:style-name="ro1">
          <table:table-cell office:value-type="string">
            <text:p>BLOCKS.BLOCKS-10-1.asp/39</text:p>
          </table:table-cell>
          <table:table-cell office:value-type="float" office:value="300.0"/>
          <table:table-cell office:value-type="float" office:value="299.988"/>
          <table:table-cell office:value-type="float" office:value="298.83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28516.0"/>
          <table:table-cell office:value-type="float" office:value="521394.0"/>
          <table:table-cell office:value-type="float" office:value="521394.0"/>
          <table:table-cell office:value-type="float" office:value="85356.0"/>
          <table:table-cell office:value-type="float" office:value="6325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8.78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27462.0"/>
          <table:table-cell office:value-type="float" office:value="519934.0"/>
          <table:table-cell office:value-type="float" office:value="519934.0"/>
          <table:table-cell office:value-type="float" office:value="85356.0"/>
          <table:table-cell office:value-type="float" office:value="6325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9.1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92634.0"/>
          <table:table-cell office:value-type="float" office:value="694035.0"/>
          <table:table-cell office:value-type="float" office:value="85356.0"/>
          <table:table-cell office:value-type="float" office:value="63250.0"/>
          <table:table-cell office:value-type="float" office:value="0.0"/>
          <table:table-cell office:value-type="float" office:value="0.0"/>
          <table:table-cell table:formula="of:=MIN([.$B75];[.$O75];[.$AB75])" office:value-type="float"/>
          <table:table-cell table:formula="of:=MIN([.$C75];[.$P75];[.$AC75])" office:value-type="float"/>
          <table:table-cell table:formula="of:=MIN([.$D75];[.$Q75];[.$AD75])" office:value-type="float"/>
          <table:table-cell table:formula="of:=MIN([.$E75];[.$R75];[.$AE75])" office:value-type="float"/>
          <table:table-cell table:formula="of:=MIN([.$F75];[.$S75];[.$AF75])" office:value-type="float"/>
          <table:table-cell table:formula="of:=MIN([.$G75];[.$T75];[.$AG75])" office:value-type="float"/>
          <table:table-cell table:formula="of:=MIN([.$H75];[.$U75];[.$AH75])" office:value-type="float"/>
          <table:table-cell table:formula="of:=MIN([.$I75];[.$V75];[.$AI75])" office:value-type="float"/>
          <table:table-cell table:formula="of:=MIN([.$J75];[.$W75])" office:value-type="float"/>
          <table:table-cell table:formula="of:=MIN([.$K75];[.$X75];[.$AJ75])" office:value-type="float"/>
          <table:table-cell table:formula="of:=MIN([.$L75];[.$Y75];[.$AK75])" office:value-type="float"/>
          <table:table-cell table:formula="of:=MIN([.$M75];[.$Z75];[.$AL75])" office:value-type="float"/>
          <table:table-cell table:formula="of:=MIN([.$N75];[.$AA75];[.$AM75])" office:value-type="float"/>
          <table:table-cell table:formula="of:=MEDIAN([.$B75];[.$O75];[.$AB75])" office:value-type="float"/>
          <table:table-cell table:formula="of:=MEDIAN([.$C75];[.$P75];[.$AC75])" office:value-type="float"/>
          <table:table-cell table:formula="of:=MEDIAN([.$D75];[.$Q75];[.$AD75])" office:value-type="float"/>
          <table:table-cell table:formula="of:=MEDIAN([.$E75];[.$R75];[.$AE75])" office:value-type="float"/>
          <table:table-cell table:formula="of:=MEDIAN([.$F75];[.$S75];[.$AF75])" office:value-type="float"/>
          <table:table-cell table:formula="of:=MEDIAN([.$G75];[.$T75];[.$AG75])" office:value-type="float"/>
          <table:table-cell table:formula="of:=MEDIAN([.$H75];[.$U75];[.$AH75])" office:value-type="float"/>
          <table:table-cell table:formula="of:=MEDIAN([.$I75];[.$V75];[.$AI75])" office:value-type="float"/>
          <table:table-cell table:formula="of:=MEDIAN([.$J75];[.$W75])" office:value-type="float"/>
          <table:table-cell table:formula="of:=MEDIAN([.$K75];[.$X75];[.$AJ75])" office:value-type="float"/>
          <table:table-cell table:formula="of:=MEDIAN([.$L75];[.$Y75];[.$AK75])" office:value-type="float"/>
          <table:table-cell table:formula="of:=MEDIAN([.$M75];[.$Z75];[.$AL75])" office:value-type="float"/>
          <table:table-cell table:formula="of:=MEDIAN([.$N75];[.$AA75];[.$AM75])" office:value-type="float"/>
          <table:table-cell table:formula="of:=MAX([.$B75];[.$O75];[.$AB75])" office:value-type="float"/>
          <table:table-cell table:formula="of:=MAX([.$C75];[.$P75];[.$AC75])" office:value-type="float"/>
          <table:table-cell table:formula="of:=MAX([.$D75];[.$Q75];[.$AD75])" office:value-type="float"/>
          <table:table-cell table:formula="of:=MAX([.$E75];[.$R75];[.$AE75])" office:value-type="float"/>
          <table:table-cell table:formula="of:=MAX([.$F75];[.$S75];[.$AF75])" office:value-type="float"/>
          <table:table-cell table:formula="of:=MAX([.$G75];[.$T75];[.$AG75])" office:value-type="float"/>
          <table:table-cell table:formula="of:=MAX([.$H75];[.$U75];[.$AH75])" office:value-type="float"/>
          <table:table-cell table:formula="of:=MAX([.$I75];[.$V75];[.$AI75])" office:value-type="float"/>
          <table:table-cell table:formula="of:=MAX([.$J75];[.$W75])" office:value-type="float"/>
          <table:table-cell table:formula="of:=MAX([.$K75];[.$X75];[.$AJ75])" office:value-type="float"/>
          <table:table-cell table:formula="of:=MAX([.$L75];[.$Y75];[.$AK75])" office:value-type="float"/>
          <table:table-cell table:formula="of:=MAX([.$M75];[.$Z75];[.$AL75])" office:value-type="float"/>
          <table:table-cell table:formula="of:=MAX([.$N75];[.$AA75];[.$AM75])" office:value-type="float"/>
        </table:table-row>
        <table:table-row table:style-name="ro1">
          <table:table-cell office:value-type="string">
            <text:p>BLOCKS.BLOCKS-10-1.asp/4</text:p>
          </table:table-cell>
          <table:table-cell office:value-type="float" office:value="0.170586"/>
          <table:table-cell office:value-type="float" office:value="0.1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581.0"/>
          <table:table-cell office:value-type="float" office:value="120.0"/>
          <table:table-cell office:value-type="float" office:value="0.0"/>
          <table:table-cell office:value-type="float" office:value="0.0"/>
          <table:table-cell office:value-type="float" office:value="0.167078"/>
          <table:table-cell office:value-type="float" office:value="0.1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581.0"/>
          <table:table-cell office:value-type="float" office:value="120.0"/>
          <table:table-cell office:value-type="float" office:value="0.0"/>
          <table:table-cell office:value-type="float" office:value="0.0"/>
          <table:table-cell office:value-type="float" office:value="0.151408"/>
          <table:table-cell office:value-type="float" office:value="0.1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9581.0"/>
          <table:table-cell office:value-type="float" office:value="120.0"/>
          <table:table-cell office:value-type="float" office:value="0.0"/>
          <table:table-cell office:value-type="float" office:value="0.0"/>
          <table:table-cell table:formula="of:=MIN([.$B76];[.$O76];[.$AB76])" office:value-type="float"/>
          <table:table-cell table:formula="of:=MIN([.$C76];[.$P76];[.$AC76])" office:value-type="float"/>
          <table:table-cell table:formula="of:=MIN([.$D76];[.$Q76];[.$AD76])" office:value-type="float"/>
          <table:table-cell table:formula="of:=MIN([.$E76];[.$R76];[.$AE76])" office:value-type="float"/>
          <table:table-cell table:formula="of:=MIN([.$F76];[.$S76];[.$AF76])" office:value-type="float"/>
          <table:table-cell table:formula="of:=MIN([.$G76];[.$T76];[.$AG76])" office:value-type="float"/>
          <table:table-cell table:formula="of:=MIN([.$H76];[.$U76];[.$AH76])" office:value-type="float"/>
          <table:table-cell table:formula="of:=MIN([.$I76];[.$V76];[.$AI76])" office:value-type="float"/>
          <table:table-cell table:formula="of:=MIN([.$J76];[.$W76])" office:value-type="float"/>
          <table:table-cell table:formula="of:=MIN([.$K76];[.$X76];[.$AJ76])" office:value-type="float"/>
          <table:table-cell table:formula="of:=MIN([.$L76];[.$Y76];[.$AK76])" office:value-type="float"/>
          <table:table-cell table:formula="of:=MIN([.$M76];[.$Z76];[.$AL76])" office:value-type="float"/>
          <table:table-cell table:formula="of:=MIN([.$N76];[.$AA76];[.$AM76])" office:value-type="float"/>
          <table:table-cell table:formula="of:=MEDIAN([.$B76];[.$O76];[.$AB76])" office:value-type="float"/>
          <table:table-cell table:formula="of:=MEDIAN([.$C76];[.$P76];[.$AC76])" office:value-type="float"/>
          <table:table-cell table:formula="of:=MEDIAN([.$D76];[.$Q76];[.$AD76])" office:value-type="float"/>
          <table:table-cell table:formula="of:=MEDIAN([.$E76];[.$R76];[.$AE76])" office:value-type="float"/>
          <table:table-cell table:formula="of:=MEDIAN([.$F76];[.$S76];[.$AF76])" office:value-type="float"/>
          <table:table-cell table:formula="of:=MEDIAN([.$G76];[.$T76];[.$AG76])" office:value-type="float"/>
          <table:table-cell table:formula="of:=MEDIAN([.$H76];[.$U76];[.$AH76])" office:value-type="float"/>
          <table:table-cell table:formula="of:=MEDIAN([.$I76];[.$V76];[.$AI76])" office:value-type="float"/>
          <table:table-cell table:formula="of:=MEDIAN([.$J76];[.$W76])" office:value-type="float"/>
          <table:table-cell table:formula="of:=MEDIAN([.$K76];[.$X76];[.$AJ76])" office:value-type="float"/>
          <table:table-cell table:formula="of:=MEDIAN([.$L76];[.$Y76];[.$AK76])" office:value-type="float"/>
          <table:table-cell table:formula="of:=MEDIAN([.$M76];[.$Z76];[.$AL76])" office:value-type="float"/>
          <table:table-cell table:formula="of:=MEDIAN([.$N76];[.$AA76];[.$AM76])" office:value-type="float"/>
          <table:table-cell table:formula="of:=MAX([.$B76];[.$O76];[.$AB76])" office:value-type="float"/>
          <table:table-cell table:formula="of:=MAX([.$C76];[.$P76];[.$AC76])" office:value-type="float"/>
          <table:table-cell table:formula="of:=MAX([.$D76];[.$Q76];[.$AD76])" office:value-type="float"/>
          <table:table-cell table:formula="of:=MAX([.$E76];[.$R76];[.$AE76])" office:value-type="float"/>
          <table:table-cell table:formula="of:=MAX([.$F76];[.$S76];[.$AF76])" office:value-type="float"/>
          <table:table-cell table:formula="of:=MAX([.$G76];[.$T76];[.$AG76])" office:value-type="float"/>
          <table:table-cell table:formula="of:=MAX([.$H76];[.$U76];[.$AH76])" office:value-type="float"/>
          <table:table-cell table:formula="of:=MAX([.$I76];[.$V76];[.$AI76])" office:value-type="float"/>
          <table:table-cell table:formula="of:=MAX([.$J76];[.$W76])" office:value-type="float"/>
          <table:table-cell table:formula="of:=MAX([.$K76];[.$X76];[.$AJ76])" office:value-type="float"/>
          <table:table-cell table:formula="of:=MAX([.$L76];[.$Y76];[.$AK76])" office:value-type="float"/>
          <table:table-cell table:formula="of:=MAX([.$M76];[.$Z76];[.$AL76])" office:value-type="float"/>
          <table:table-cell table:formula="of:=MAX([.$N76];[.$AA76];[.$AM76])" office:value-type="float"/>
        </table:table-row>
        <table:table-row table:style-name="ro1">
          <table:table-cell office:value-type="string">
            <text:p>BLOCKS.BLOCKS-10-1.asp/40</text:p>
          </table:table-cell>
          <table:table-cell office:value-type="float" office:value="19.5588"/>
          <table:table-cell office:value-type="float" office:value="19.469"/>
          <table:table-cell office:value-type="float" office:value="18.32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9623.0"/>
          <table:table-cell office:value-type="float" office:value="39003.0"/>
          <table:table-cell office:value-type="float" office:value="39002.0"/>
          <table:table-cell office:value-type="float" office:value="87521.0"/>
          <table:table-cell office:value-type="float" office:value="65064.0"/>
          <table:table-cell office:value-type="float" office:value="0.0"/>
          <table:table-cell office:value-type="float" office:value="0.0"/>
          <table:table-cell office:value-type="float" office:value="19.1172"/>
          <table:table-cell office:value-type="float" office:value="19.026"/>
          <table:table-cell office:value-type="float" office:value="17.88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9623.0"/>
          <table:table-cell office:value-type="float" office:value="39003.0"/>
          <table:table-cell office:value-type="float" office:value="39002.0"/>
          <table:table-cell office:value-type="float" office:value="87521.0"/>
          <table:table-cell office:value-type="float" office:value="65064.0"/>
          <table:table-cell office:value-type="float" office:value="0.0"/>
          <table:table-cell office:value-type="float" office:value="0.0"/>
          <table:table-cell office:value-type="float" office:value="178.201"/>
          <table:table-cell office:value-type="float" office:value="178.103"/>
          <table:table-cell office:value-type="float" office:value="177.08"/>
          <table:table-cell office:value-type="float" office:value="1.0"/>
          <table:table-cell office:value-type="float" office:value="0.0"/>
          <table:table-cell office:value-type="float" office:value="18.0"/>
          <table:table-cell office:value-type="float" office:value="341357.0"/>
          <table:table-cell office:value-type="float" office:value="402013.0"/>
          <table:table-cell office:value-type="float" office:value="87521.0"/>
          <table:table-cell office:value-type="float" office:value="65064.0"/>
          <table:table-cell office:value-type="float" office:value="0.0"/>
          <table:table-cell office:value-type="float" office:value="0.0"/>
          <table:table-cell table:formula="of:=MIN([.$B77];[.$O77];[.$AB77])" office:value-type="float"/>
          <table:table-cell table:formula="of:=MIN([.$C77];[.$P77];[.$AC77])" office:value-type="float"/>
          <table:table-cell table:formula="of:=MIN([.$D77];[.$Q77];[.$AD77])" office:value-type="float"/>
          <table:table-cell table:formula="of:=MIN([.$E77];[.$R77];[.$AE77])" office:value-type="float"/>
          <table:table-cell table:formula="of:=MIN([.$F77];[.$S77];[.$AF77])" office:value-type="float"/>
          <table:table-cell table:formula="of:=MIN([.$G77];[.$T77];[.$AG77])" office:value-type="float"/>
          <table:table-cell table:formula="of:=MIN([.$H77];[.$U77];[.$AH77])" office:value-type="float"/>
          <table:table-cell table:formula="of:=MIN([.$I77];[.$V77];[.$AI77])" office:value-type="float"/>
          <table:table-cell table:formula="of:=MIN([.$J77];[.$W77])" office:value-type="float"/>
          <table:table-cell table:formula="of:=MIN([.$K77];[.$X77];[.$AJ77])" office:value-type="float"/>
          <table:table-cell table:formula="of:=MIN([.$L77];[.$Y77];[.$AK77])" office:value-type="float"/>
          <table:table-cell table:formula="of:=MIN([.$M77];[.$Z77];[.$AL77])" office:value-type="float"/>
          <table:table-cell table:formula="of:=MIN([.$N77];[.$AA77];[.$AM77])" office:value-type="float"/>
          <table:table-cell table:formula="of:=MEDIAN([.$B77];[.$O77];[.$AB77])" office:value-type="float"/>
          <table:table-cell table:formula="of:=MEDIAN([.$C77];[.$P77];[.$AC77])" office:value-type="float"/>
          <table:table-cell table:formula="of:=MEDIAN([.$D77];[.$Q77];[.$AD77])" office:value-type="float"/>
          <table:table-cell table:formula="of:=MEDIAN([.$E77];[.$R77];[.$AE77])" office:value-type="float"/>
          <table:table-cell table:formula="of:=MEDIAN([.$F77];[.$S77];[.$AF77])" office:value-type="float"/>
          <table:table-cell table:formula="of:=MEDIAN([.$G77];[.$T77];[.$AG77])" office:value-type="float"/>
          <table:table-cell table:formula="of:=MEDIAN([.$H77];[.$U77];[.$AH77])" office:value-type="float"/>
          <table:table-cell table:formula="of:=MEDIAN([.$I77];[.$V77];[.$AI77])" office:value-type="float"/>
          <table:table-cell table:formula="of:=MEDIAN([.$J77];[.$W77])" office:value-type="float"/>
          <table:table-cell table:formula="of:=MEDIAN([.$K77];[.$X77];[.$AJ77])" office:value-type="float"/>
          <table:table-cell table:formula="of:=MEDIAN([.$L77];[.$Y77];[.$AK77])" office:value-type="float"/>
          <table:table-cell table:formula="of:=MEDIAN([.$M77];[.$Z77];[.$AL77])" office:value-type="float"/>
          <table:table-cell table:formula="of:=MEDIAN([.$N77];[.$AA77];[.$AM77])" office:value-type="float"/>
          <table:table-cell table:formula="of:=MAX([.$B77];[.$O77];[.$AB77])" office:value-type="float"/>
          <table:table-cell table:formula="of:=MAX([.$C77];[.$P77];[.$AC77])" office:value-type="float"/>
          <table:table-cell table:formula="of:=MAX([.$D77];[.$Q77];[.$AD77])" office:value-type="float"/>
          <table:table-cell table:formula="of:=MAX([.$E77];[.$R77];[.$AE77])" office:value-type="float"/>
          <table:table-cell table:formula="of:=MAX([.$F77];[.$S77];[.$AF77])" office:value-type="float"/>
          <table:table-cell table:formula="of:=MAX([.$G77];[.$T77];[.$AG77])" office:value-type="float"/>
          <table:table-cell table:formula="of:=MAX([.$H77];[.$U77];[.$AH77])" office:value-type="float"/>
          <table:table-cell table:formula="of:=MAX([.$I77];[.$V77];[.$AI77])" office:value-type="float"/>
          <table:table-cell table:formula="of:=MAX([.$J77];[.$W77])" office:value-type="float"/>
          <table:table-cell table:formula="of:=MAX([.$K77];[.$X77];[.$AJ77])" office:value-type="float"/>
          <table:table-cell table:formula="of:=MAX([.$L77];[.$Y77];[.$AK77])" office:value-type="float"/>
          <table:table-cell table:formula="of:=MAX([.$M77];[.$Z77];[.$AL77])" office:value-type="float"/>
          <table:table-cell table:formula="of:=MAX([.$N77];[.$AA77];[.$AM77])" office:value-type="float"/>
        </table:table-row>
        <table:table-row table:style-name="ro1">
          <table:table-cell office:value-type="string">
            <text:p>BLOCKS.BLOCKS-10-1.asp/5</text:p>
          </table:table-cell>
          <table:table-cell office:value-type="float" office:value="0.189566"/>
          <table:table-cell office:value-type="float" office:value="0.1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746.0"/>
          <table:table-cell office:value-type="float" office:value="164.0"/>
          <table:table-cell office:value-type="float" office:value="0.0"/>
          <table:table-cell office:value-type="float" office:value="0.0"/>
          <table:table-cell office:value-type="float" office:value="0.193152"/>
          <table:table-cell office:value-type="float" office:value="0.1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746.0"/>
          <table:table-cell office:value-type="float" office:value="164.0"/>
          <table:table-cell office:value-type="float" office:value="0.0"/>
          <table:table-cell office:value-type="float" office:value="0.0"/>
          <table:table-cell office:value-type="float" office:value="0.176548"/>
          <table:table-cell office:value-type="float" office:value="0.1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1746.0"/>
          <table:table-cell office:value-type="float" office:value="164.0"/>
          <table:table-cell office:value-type="float" office:value="0.0"/>
          <table:table-cell office:value-type="float" office:value="0.0"/>
          <table:table-cell table:formula="of:=MIN([.$B78];[.$O78];[.$AB78])" office:value-type="float"/>
          <table:table-cell table:formula="of:=MIN([.$C78];[.$P78];[.$AC78])" office:value-type="float"/>
          <table:table-cell table:formula="of:=MIN([.$D78];[.$Q78];[.$AD78])" office:value-type="float"/>
          <table:table-cell table:formula="of:=MIN([.$E78];[.$R78];[.$AE78])" office:value-type="float"/>
          <table:table-cell table:formula="of:=MIN([.$F78];[.$S78];[.$AF78])" office:value-type="float"/>
          <table:table-cell table:formula="of:=MIN([.$G78];[.$T78];[.$AG78])" office:value-type="float"/>
          <table:table-cell table:formula="of:=MIN([.$H78];[.$U78];[.$AH78])" office:value-type="float"/>
          <table:table-cell table:formula="of:=MIN([.$I78];[.$V78];[.$AI78])" office:value-type="float"/>
          <table:table-cell table:formula="of:=MIN([.$J78];[.$W78])" office:value-type="float"/>
          <table:table-cell table:formula="of:=MIN([.$K78];[.$X78];[.$AJ78])" office:value-type="float"/>
          <table:table-cell table:formula="of:=MIN([.$L78];[.$Y78];[.$AK78])" office:value-type="float"/>
          <table:table-cell table:formula="of:=MIN([.$M78];[.$Z78];[.$AL78])" office:value-type="float"/>
          <table:table-cell table:formula="of:=MIN([.$N78];[.$AA78];[.$AM78])" office:value-type="float"/>
          <table:table-cell table:formula="of:=MEDIAN([.$B78];[.$O78];[.$AB78])" office:value-type="float"/>
          <table:table-cell table:formula="of:=MEDIAN([.$C78];[.$P78];[.$AC78])" office:value-type="float"/>
          <table:table-cell table:formula="of:=MEDIAN([.$D78];[.$Q78];[.$AD78])" office:value-type="float"/>
          <table:table-cell table:formula="of:=MEDIAN([.$E78];[.$R78];[.$AE78])" office:value-type="float"/>
          <table:table-cell table:formula="of:=MEDIAN([.$F78];[.$S78];[.$AF78])" office:value-type="float"/>
          <table:table-cell table:formula="of:=MEDIAN([.$G78];[.$T78];[.$AG78])" office:value-type="float"/>
          <table:table-cell table:formula="of:=MEDIAN([.$H78];[.$U78];[.$AH78])" office:value-type="float"/>
          <table:table-cell table:formula="of:=MEDIAN([.$I78];[.$V78];[.$AI78])" office:value-type="float"/>
          <table:table-cell table:formula="of:=MEDIAN([.$J78];[.$W78])" office:value-type="float"/>
          <table:table-cell table:formula="of:=MEDIAN([.$K78];[.$X78];[.$AJ78])" office:value-type="float"/>
          <table:table-cell table:formula="of:=MEDIAN([.$L78];[.$Y78];[.$AK78])" office:value-type="float"/>
          <table:table-cell table:formula="of:=MEDIAN([.$M78];[.$Z78];[.$AL78])" office:value-type="float"/>
          <table:table-cell table:formula="of:=MEDIAN([.$N78];[.$AA78];[.$AM78])" office:value-type="float"/>
          <table:table-cell table:formula="of:=MAX([.$B78];[.$O78];[.$AB78])" office:value-type="float"/>
          <table:table-cell table:formula="of:=MAX([.$C78];[.$P78];[.$AC78])" office:value-type="float"/>
          <table:table-cell table:formula="of:=MAX([.$D78];[.$Q78];[.$AD78])" office:value-type="float"/>
          <table:table-cell table:formula="of:=MAX([.$E78];[.$R78];[.$AE78])" office:value-type="float"/>
          <table:table-cell table:formula="of:=MAX([.$F78];[.$S78];[.$AF78])" office:value-type="float"/>
          <table:table-cell table:formula="of:=MAX([.$G78];[.$T78];[.$AG78])" office:value-type="float"/>
          <table:table-cell table:formula="of:=MAX([.$H78];[.$U78];[.$AH78])" office:value-type="float"/>
          <table:table-cell table:formula="of:=MAX([.$I78];[.$V78];[.$AI78])" office:value-type="float"/>
          <table:table-cell table:formula="of:=MAX([.$J78];[.$W78])" office:value-type="float"/>
          <table:table-cell table:formula="of:=MAX([.$K78];[.$X78];[.$AJ78])" office:value-type="float"/>
          <table:table-cell table:formula="of:=MAX([.$L78];[.$Y78];[.$AK78])" office:value-type="float"/>
          <table:table-cell table:formula="of:=MAX([.$M78];[.$Z78];[.$AL78])" office:value-type="float"/>
          <table:table-cell table:formula="of:=MAX([.$N78];[.$AA78];[.$AM78])" office:value-type="float"/>
        </table:table-row>
        <table:table-row table:style-name="ro1">
          <table:table-cell office:value-type="string">
            <text:p>BLOCKS.BLOCKS-10-1.asp/6</text:p>
          </table:table-cell>
          <table:table-cell office:value-type="float" office:value="0.226339"/>
          <table:table-cell office:value-type="float" office:value="0.1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911.0"/>
          <table:table-cell office:value-type="float" office:value="208.0"/>
          <table:table-cell office:value-type="float" office:value="0.0"/>
          <table:table-cell office:value-type="float" office:value="0.0"/>
          <table:table-cell office:value-type="float" office:value="0.221107"/>
          <table:table-cell office:value-type="float" office:value="0.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911.0"/>
          <table:table-cell office:value-type="float" office:value="208.0"/>
          <table:table-cell office:value-type="float" office:value="0.0"/>
          <table:table-cell office:value-type="float" office:value="0.0"/>
          <table:table-cell office:value-type="float" office:value="0.178661"/>
          <table:table-cell office:value-type="float" office:value="0.1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3911.0"/>
          <table:table-cell office:value-type="float" office:value="208.0"/>
          <table:table-cell office:value-type="float" office:value="0.0"/>
          <table:table-cell office:value-type="float" office:value="0.0"/>
          <table:table-cell table:formula="of:=MIN([.$B79];[.$O79];[.$AB79])" office:value-type="float"/>
          <table:table-cell table:formula="of:=MIN([.$C79];[.$P79];[.$AC79])" office:value-type="float"/>
          <table:table-cell table:formula="of:=MIN([.$D79];[.$Q79];[.$AD79])" office:value-type="float"/>
          <table:table-cell table:formula="of:=MIN([.$E79];[.$R79];[.$AE79])" office:value-type="float"/>
          <table:table-cell table:formula="of:=MIN([.$F79];[.$S79];[.$AF79])" office:value-type="float"/>
          <table:table-cell table:formula="of:=MIN([.$G79];[.$T79];[.$AG79])" office:value-type="float"/>
          <table:table-cell table:formula="of:=MIN([.$H79];[.$U79];[.$AH79])" office:value-type="float"/>
          <table:table-cell table:formula="of:=MIN([.$I79];[.$V79];[.$AI79])" office:value-type="float"/>
          <table:table-cell table:formula="of:=MIN([.$J79];[.$W79])" office:value-type="float"/>
          <table:table-cell table:formula="of:=MIN([.$K79];[.$X79];[.$AJ79])" office:value-type="float"/>
          <table:table-cell table:formula="of:=MIN([.$L79];[.$Y79];[.$AK79])" office:value-type="float"/>
          <table:table-cell table:formula="of:=MIN([.$M79];[.$Z79];[.$AL79])" office:value-type="float"/>
          <table:table-cell table:formula="of:=MIN([.$N79];[.$AA79];[.$AM79])" office:value-type="float"/>
          <table:table-cell table:formula="of:=MEDIAN([.$B79];[.$O79];[.$AB79])" office:value-type="float"/>
          <table:table-cell table:formula="of:=MEDIAN([.$C79];[.$P79];[.$AC79])" office:value-type="float"/>
          <table:table-cell table:formula="of:=MEDIAN([.$D79];[.$Q79];[.$AD79])" office:value-type="float"/>
          <table:table-cell table:formula="of:=MEDIAN([.$E79];[.$R79];[.$AE79])" office:value-type="float"/>
          <table:table-cell table:formula="of:=MEDIAN([.$F79];[.$S79];[.$AF79])" office:value-type="float"/>
          <table:table-cell table:formula="of:=MEDIAN([.$G79];[.$T79];[.$AG79])" office:value-type="float"/>
          <table:table-cell table:formula="of:=MEDIAN([.$H79];[.$U79];[.$AH79])" office:value-type="float"/>
          <table:table-cell table:formula="of:=MEDIAN([.$I79];[.$V79];[.$AI79])" office:value-type="float"/>
          <table:table-cell table:formula="of:=MEDIAN([.$J79];[.$W79])" office:value-type="float"/>
          <table:table-cell table:formula="of:=MEDIAN([.$K79];[.$X79];[.$AJ79])" office:value-type="float"/>
          <table:table-cell table:formula="of:=MEDIAN([.$L79];[.$Y79];[.$AK79])" office:value-type="float"/>
          <table:table-cell table:formula="of:=MEDIAN([.$M79];[.$Z79];[.$AL79])" office:value-type="float"/>
          <table:table-cell table:formula="of:=MEDIAN([.$N79];[.$AA79];[.$AM79])" office:value-type="float"/>
          <table:table-cell table:formula="of:=MAX([.$B79];[.$O79];[.$AB79])" office:value-type="float"/>
          <table:table-cell table:formula="of:=MAX([.$C79];[.$P79];[.$AC79])" office:value-type="float"/>
          <table:table-cell table:formula="of:=MAX([.$D79];[.$Q79];[.$AD79])" office:value-type="float"/>
          <table:table-cell table:formula="of:=MAX([.$E79];[.$R79];[.$AE79])" office:value-type="float"/>
          <table:table-cell table:formula="of:=MAX([.$F79];[.$S79];[.$AF79])" office:value-type="float"/>
          <table:table-cell table:formula="of:=MAX([.$G79];[.$T79];[.$AG79])" office:value-type="float"/>
          <table:table-cell table:formula="of:=MAX([.$H79];[.$U79];[.$AH79])" office:value-type="float"/>
          <table:table-cell table:formula="of:=MAX([.$I79];[.$V79];[.$AI79])" office:value-type="float"/>
          <table:table-cell table:formula="of:=MAX([.$J79];[.$W79])" office:value-type="float"/>
          <table:table-cell table:formula="of:=MAX([.$K79];[.$X79];[.$AJ79])" office:value-type="float"/>
          <table:table-cell table:formula="of:=MAX([.$L79];[.$Y79];[.$AK79])" office:value-type="float"/>
          <table:table-cell table:formula="of:=MAX([.$M79];[.$Z79];[.$AL79])" office:value-type="float"/>
          <table:table-cell table:formula="of:=MAX([.$N79];[.$AA79];[.$AM79])" office:value-type="float"/>
        </table:table-row>
        <table:table-row table:style-name="ro1">
          <table:table-cell office:value-type="string">
            <text:p>BLOCKS.BLOCKS-10-1.asp/7</text:p>
          </table:table-cell>
          <table:table-cell office:value-type="float" office:value="0.263803"/>
          <table:table-cell office:value-type="float" office:value="0.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076.0"/>
          <table:table-cell office:value-type="float" office:value="252.0"/>
          <table:table-cell office:value-type="float" office:value="0.0"/>
          <table:table-cell office:value-type="float" office:value="0.0"/>
          <table:table-cell office:value-type="float" office:value="0.248759"/>
          <table:table-cell office:value-type="float" office:value="0.2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076.0"/>
          <table:table-cell office:value-type="float" office:value="252.0"/>
          <table:table-cell office:value-type="float" office:value="0.0"/>
          <table:table-cell office:value-type="float" office:value="0.0"/>
          <table:table-cell office:value-type="float" office:value="0.222721"/>
          <table:table-cell office:value-type="float" office:value="0.1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6076.0"/>
          <table:table-cell office:value-type="float" office:value="252.0"/>
          <table:table-cell office:value-type="float" office:value="0.0"/>
          <table:table-cell office:value-type="float" office:value="0.0"/>
          <table:table-cell table:formula="of:=MIN([.$B80];[.$O80];[.$AB80])" office:value-type="float"/>
          <table:table-cell table:formula="of:=MIN([.$C80];[.$P80];[.$AC80])" office:value-type="float"/>
          <table:table-cell table:formula="of:=MIN([.$D80];[.$Q80];[.$AD80])" office:value-type="float"/>
          <table:table-cell table:formula="of:=MIN([.$E80];[.$R80];[.$AE80])" office:value-type="float"/>
          <table:table-cell table:formula="of:=MIN([.$F80];[.$S80];[.$AF80])" office:value-type="float"/>
          <table:table-cell table:formula="of:=MIN([.$G80];[.$T80];[.$AG80])" office:value-type="float"/>
          <table:table-cell table:formula="of:=MIN([.$H80];[.$U80];[.$AH80])" office:value-type="float"/>
          <table:table-cell table:formula="of:=MIN([.$I80];[.$V80];[.$AI80])" office:value-type="float"/>
          <table:table-cell table:formula="of:=MIN([.$J80];[.$W80])" office:value-type="float"/>
          <table:table-cell table:formula="of:=MIN([.$K80];[.$X80];[.$AJ80])" office:value-type="float"/>
          <table:table-cell table:formula="of:=MIN([.$L80];[.$Y80];[.$AK80])" office:value-type="float"/>
          <table:table-cell table:formula="of:=MIN([.$M80];[.$Z80];[.$AL80])" office:value-type="float"/>
          <table:table-cell table:formula="of:=MIN([.$N80];[.$AA80];[.$AM80])" office:value-type="float"/>
          <table:table-cell table:formula="of:=MEDIAN([.$B80];[.$O80];[.$AB80])" office:value-type="float"/>
          <table:table-cell table:formula="of:=MEDIAN([.$C80];[.$P80];[.$AC80])" office:value-type="float"/>
          <table:table-cell table:formula="of:=MEDIAN([.$D80];[.$Q80];[.$AD80])" office:value-type="float"/>
          <table:table-cell table:formula="of:=MEDIAN([.$E80];[.$R80];[.$AE80])" office:value-type="float"/>
          <table:table-cell table:formula="of:=MEDIAN([.$F80];[.$S80];[.$AF80])" office:value-type="float"/>
          <table:table-cell table:formula="of:=MEDIAN([.$G80];[.$T80];[.$AG80])" office:value-type="float"/>
          <table:table-cell table:formula="of:=MEDIAN([.$H80];[.$U80];[.$AH80])" office:value-type="float"/>
          <table:table-cell table:formula="of:=MEDIAN([.$I80];[.$V80];[.$AI80])" office:value-type="float"/>
          <table:table-cell table:formula="of:=MEDIAN([.$J80];[.$W80])" office:value-type="float"/>
          <table:table-cell table:formula="of:=MEDIAN([.$K80];[.$X80];[.$AJ80])" office:value-type="float"/>
          <table:table-cell table:formula="of:=MEDIAN([.$L80];[.$Y80];[.$AK80])" office:value-type="float"/>
          <table:table-cell table:formula="of:=MEDIAN([.$M80];[.$Z80];[.$AL80])" office:value-type="float"/>
          <table:table-cell table:formula="of:=MEDIAN([.$N80];[.$AA80];[.$AM80])" office:value-type="float"/>
          <table:table-cell table:formula="of:=MAX([.$B80];[.$O80];[.$AB80])" office:value-type="float"/>
          <table:table-cell table:formula="of:=MAX([.$C80];[.$P80];[.$AC80])" office:value-type="float"/>
          <table:table-cell table:formula="of:=MAX([.$D80];[.$Q80];[.$AD80])" office:value-type="float"/>
          <table:table-cell table:formula="of:=MAX([.$E80];[.$R80];[.$AE80])" office:value-type="float"/>
          <table:table-cell table:formula="of:=MAX([.$F80];[.$S80];[.$AF80])" office:value-type="float"/>
          <table:table-cell table:formula="of:=MAX([.$G80];[.$T80];[.$AG80])" office:value-type="float"/>
          <table:table-cell table:formula="of:=MAX([.$H80];[.$U80];[.$AH80])" office:value-type="float"/>
          <table:table-cell table:formula="of:=MAX([.$I80];[.$V80];[.$AI80])" office:value-type="float"/>
          <table:table-cell table:formula="of:=MAX([.$J80];[.$W80])" office:value-type="float"/>
          <table:table-cell table:formula="of:=MAX([.$K80];[.$X80];[.$AJ80])" office:value-type="float"/>
          <table:table-cell table:formula="of:=MAX([.$L80];[.$Y80];[.$AK80])" office:value-type="float"/>
          <table:table-cell table:formula="of:=MAX([.$M80];[.$Z80];[.$AL80])" office:value-type="float"/>
          <table:table-cell table:formula="of:=MAX([.$N80];[.$AA80];[.$AM80])" office:value-type="float"/>
        </table:table-row>
        <table:table-row table:style-name="ro1">
          <table:table-cell office:value-type="string">
            <text:p>BLOCKS.BLOCKS-10-1.asp/8</text:p>
          </table:table-cell>
          <table:table-cell office:value-type="float" office:value="0.246222"/>
          <table:table-cell office:value-type="float" office:value="0.2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8241.0"/>
          <table:table-cell office:value-type="float" office:value="296.0"/>
          <table:table-cell office:value-type="float" office:value="0.0"/>
          <table:table-cell office:value-type="float" office:value="0.0"/>
          <table:table-cell office:value-type="float" office:value="0.278016"/>
          <table:table-cell office:value-type="float" office:value="0.2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8241.0"/>
          <table:table-cell office:value-type="float" office:value="296.0"/>
          <table:table-cell office:value-type="float" office:value="0.0"/>
          <table:table-cell office:value-type="float" office:value="0.0"/>
          <table:table-cell office:value-type="float" office:value="0.216411"/>
          <table:table-cell office:value-type="float" office:value="0.1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8241.0"/>
          <table:table-cell office:value-type="float" office:value="296.0"/>
          <table:table-cell office:value-type="float" office:value="0.0"/>
          <table:table-cell office:value-type="float" office:value="0.0"/>
          <table:table-cell table:formula="of:=MIN([.$B81];[.$O81];[.$AB81])" office:value-type="float"/>
          <table:table-cell table:formula="of:=MIN([.$C81];[.$P81];[.$AC81])" office:value-type="float"/>
          <table:table-cell table:formula="of:=MIN([.$D81];[.$Q81];[.$AD81])" office:value-type="float"/>
          <table:table-cell table:formula="of:=MIN([.$E81];[.$R81];[.$AE81])" office:value-type="float"/>
          <table:table-cell table:formula="of:=MIN([.$F81];[.$S81];[.$AF81])" office:value-type="float"/>
          <table:table-cell table:formula="of:=MIN([.$G81];[.$T81];[.$AG81])" office:value-type="float"/>
          <table:table-cell table:formula="of:=MIN([.$H81];[.$U81];[.$AH81])" office:value-type="float"/>
          <table:table-cell table:formula="of:=MIN([.$I81];[.$V81];[.$AI81])" office:value-type="float"/>
          <table:table-cell table:formula="of:=MIN([.$J81];[.$W81])" office:value-type="float"/>
          <table:table-cell table:formula="of:=MIN([.$K81];[.$X81];[.$AJ81])" office:value-type="float"/>
          <table:table-cell table:formula="of:=MIN([.$L81];[.$Y81];[.$AK81])" office:value-type="float"/>
          <table:table-cell table:formula="of:=MIN([.$M81];[.$Z81];[.$AL81])" office:value-type="float"/>
          <table:table-cell table:formula="of:=MIN([.$N81];[.$AA81];[.$AM81])" office:value-type="float"/>
          <table:table-cell table:formula="of:=MEDIAN([.$B81];[.$O81];[.$AB81])" office:value-type="float"/>
          <table:table-cell table:formula="of:=MEDIAN([.$C81];[.$P81];[.$AC81])" office:value-type="float"/>
          <table:table-cell table:formula="of:=MEDIAN([.$D81];[.$Q81];[.$AD81])" office:value-type="float"/>
          <table:table-cell table:formula="of:=MEDIAN([.$E81];[.$R81];[.$AE81])" office:value-type="float"/>
          <table:table-cell table:formula="of:=MEDIAN([.$F81];[.$S81];[.$AF81])" office:value-type="float"/>
          <table:table-cell table:formula="of:=MEDIAN([.$G81];[.$T81];[.$AG81])" office:value-type="float"/>
          <table:table-cell table:formula="of:=MEDIAN([.$H81];[.$U81];[.$AH81])" office:value-type="float"/>
          <table:table-cell table:formula="of:=MEDIAN([.$I81];[.$V81];[.$AI81])" office:value-type="float"/>
          <table:table-cell table:formula="of:=MEDIAN([.$J81];[.$W81])" office:value-type="float"/>
          <table:table-cell table:formula="of:=MEDIAN([.$K81];[.$X81];[.$AJ81])" office:value-type="float"/>
          <table:table-cell table:formula="of:=MEDIAN([.$L81];[.$Y81];[.$AK81])" office:value-type="float"/>
          <table:table-cell table:formula="of:=MEDIAN([.$M81];[.$Z81];[.$AL81])" office:value-type="float"/>
          <table:table-cell table:formula="of:=MEDIAN([.$N81];[.$AA81];[.$AM81])" office:value-type="float"/>
          <table:table-cell table:formula="of:=MAX([.$B81];[.$O81];[.$AB81])" office:value-type="float"/>
          <table:table-cell table:formula="of:=MAX([.$C81];[.$P81];[.$AC81])" office:value-type="float"/>
          <table:table-cell table:formula="of:=MAX([.$D81];[.$Q81];[.$AD81])" office:value-type="float"/>
          <table:table-cell table:formula="of:=MAX([.$E81];[.$R81];[.$AE81])" office:value-type="float"/>
          <table:table-cell table:formula="of:=MAX([.$F81];[.$S81];[.$AF81])" office:value-type="float"/>
          <table:table-cell table:formula="of:=MAX([.$G81];[.$T81];[.$AG81])" office:value-type="float"/>
          <table:table-cell table:formula="of:=MAX([.$H81];[.$U81];[.$AH81])" office:value-type="float"/>
          <table:table-cell table:formula="of:=MAX([.$I81];[.$V81];[.$AI81])" office:value-type="float"/>
          <table:table-cell table:formula="of:=MAX([.$J81];[.$W81])" office:value-type="float"/>
          <table:table-cell table:formula="of:=MAX([.$K81];[.$X81];[.$AJ81])" office:value-type="float"/>
          <table:table-cell table:formula="of:=MAX([.$L81];[.$Y81];[.$AK81])" office:value-type="float"/>
          <table:table-cell table:formula="of:=MAX([.$M81];[.$Z81];[.$AL81])" office:value-type="float"/>
          <table:table-cell table:formula="of:=MAX([.$N81];[.$AA81];[.$AM81])" office:value-type="float"/>
        </table:table-row>
        <table:table-row table:style-name="ro1">
          <table:table-cell office:value-type="string">
            <text:p>BLOCKS.BLOCKS-10-1.asp/9</text:p>
          </table:table-cell>
          <table:table-cell office:value-type="float" office:value="0.284886"/>
          <table:table-cell office:value-type="float" office:value="0.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.0"/>
          <table:table-cell office:value-type="float" office:value="2.0"/>
          <table:table-cell office:value-type="float" office:value="20406.0"/>
          <table:table-cell office:value-type="float" office:value="8830.0"/>
          <table:table-cell office:value-type="float" office:value="0.0"/>
          <table:table-cell office:value-type="float" office:value="0.0"/>
          <table:table-cell office:value-type="float" office:value="0.306635"/>
          <table:table-cell office:value-type="float" office:value="0.2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.0"/>
          <table:table-cell office:value-type="float" office:value="2.0"/>
          <table:table-cell office:value-type="float" office:value="20406.0"/>
          <table:table-cell office:value-type="float" office:value="8830.0"/>
          <table:table-cell office:value-type="float" office:value="0.0"/>
          <table:table-cell office:value-type="float" office:value="0.0"/>
          <table:table-cell office:value-type="float" office:value="0.275351"/>
          <table:table-cell office:value-type="float" office:value="0.2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4.0"/>
          <table:table-cell office:value-type="float" office:value="20406.0"/>
          <table:table-cell office:value-type="float" office:value="8830.0"/>
          <table:table-cell office:value-type="float" office:value="0.0"/>
          <table:table-cell office:value-type="float" office:value="0.0"/>
          <table:table-cell table:formula="of:=MIN([.$B82];[.$O82];[.$AB82])" office:value-type="float"/>
          <table:table-cell table:formula="of:=MIN([.$C82];[.$P82];[.$AC82])" office:value-type="float"/>
          <table:table-cell table:formula="of:=MIN([.$D82];[.$Q82];[.$AD82])" office:value-type="float"/>
          <table:table-cell table:formula="of:=MIN([.$E82];[.$R82];[.$AE82])" office:value-type="float"/>
          <table:table-cell table:formula="of:=MIN([.$F82];[.$S82];[.$AF82])" office:value-type="float"/>
          <table:table-cell table:formula="of:=MIN([.$G82];[.$T82];[.$AG82])" office:value-type="float"/>
          <table:table-cell table:formula="of:=MIN([.$H82];[.$U82];[.$AH82])" office:value-type="float"/>
          <table:table-cell table:formula="of:=MIN([.$I82];[.$V82];[.$AI82])" office:value-type="float"/>
          <table:table-cell table:formula="of:=MIN([.$J82];[.$W82])" office:value-type="float"/>
          <table:table-cell table:formula="of:=MIN([.$K82];[.$X82];[.$AJ82])" office:value-type="float"/>
          <table:table-cell table:formula="of:=MIN([.$L82];[.$Y82];[.$AK82])" office:value-type="float"/>
          <table:table-cell table:formula="of:=MIN([.$M82];[.$Z82];[.$AL82])" office:value-type="float"/>
          <table:table-cell table:formula="of:=MIN([.$N82];[.$AA82];[.$AM82])" office:value-type="float"/>
          <table:table-cell table:formula="of:=MEDIAN([.$B82];[.$O82];[.$AB82])" office:value-type="float"/>
          <table:table-cell table:formula="of:=MEDIAN([.$C82];[.$P82];[.$AC82])" office:value-type="float"/>
          <table:table-cell table:formula="of:=MEDIAN([.$D82];[.$Q82];[.$AD82])" office:value-type="float"/>
          <table:table-cell table:formula="of:=MEDIAN([.$E82];[.$R82];[.$AE82])" office:value-type="float"/>
          <table:table-cell table:formula="of:=MEDIAN([.$F82];[.$S82];[.$AF82])" office:value-type="float"/>
          <table:table-cell table:formula="of:=MEDIAN([.$G82];[.$T82];[.$AG82])" office:value-type="float"/>
          <table:table-cell table:formula="of:=MEDIAN([.$H82];[.$U82];[.$AH82])" office:value-type="float"/>
          <table:table-cell table:formula="of:=MEDIAN([.$I82];[.$V82];[.$AI82])" office:value-type="float"/>
          <table:table-cell table:formula="of:=MEDIAN([.$J82];[.$W82])" office:value-type="float"/>
          <table:table-cell table:formula="of:=MEDIAN([.$K82];[.$X82];[.$AJ82])" office:value-type="float"/>
          <table:table-cell table:formula="of:=MEDIAN([.$L82];[.$Y82];[.$AK82])" office:value-type="float"/>
          <table:table-cell table:formula="of:=MEDIAN([.$M82];[.$Z82];[.$AL82])" office:value-type="float"/>
          <table:table-cell table:formula="of:=MEDIAN([.$N82];[.$AA82];[.$AM82])" office:value-type="float"/>
          <table:table-cell table:formula="of:=MAX([.$B82];[.$O82];[.$AB82])" office:value-type="float"/>
          <table:table-cell table:formula="of:=MAX([.$C82];[.$P82];[.$AC82])" office:value-type="float"/>
          <table:table-cell table:formula="of:=MAX([.$D82];[.$Q82];[.$AD82])" office:value-type="float"/>
          <table:table-cell table:formula="of:=MAX([.$E82];[.$R82];[.$AE82])" office:value-type="float"/>
          <table:table-cell table:formula="of:=MAX([.$F82];[.$S82];[.$AF82])" office:value-type="float"/>
          <table:table-cell table:formula="of:=MAX([.$G82];[.$T82];[.$AG82])" office:value-type="float"/>
          <table:table-cell table:formula="of:=MAX([.$H82];[.$U82];[.$AH82])" office:value-type="float"/>
          <table:table-cell table:formula="of:=MAX([.$I82];[.$V82];[.$AI82])" office:value-type="float"/>
          <table:table-cell table:formula="of:=MAX([.$J82];[.$W82])" office:value-type="float"/>
          <table:table-cell table:formula="of:=MAX([.$K82];[.$X82];[.$AJ82])" office:value-type="float"/>
          <table:table-cell table:formula="of:=MAX([.$L82];[.$Y82];[.$AK82])" office:value-type="float"/>
          <table:table-cell table:formula="of:=MAX([.$M82];[.$Z82];[.$AL82])" office:value-type="float"/>
          <table:table-cell table:formula="of:=MAX([.$N82];[.$AA82];[.$AM82])" office:value-type="float"/>
        </table:table-row>
        <table:table-row table:style-name="ro1">
          <table:table-cell office:value-type="string">
            <text:p>BLOCKS.BLOCKS-10-2.asp/1</text:p>
          </table:table-cell>
          <table:table-cell office:value-type="float" office:value="0.083677"/>
          <table:table-cell office:value-type="float" office:value="0.0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086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0.088656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086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0.084846"/>
          <table:table-cell office:value-type="float" office:value="0.0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086.0"/>
          <table:table-cell office:value-type="float" office:value="2.0"/>
          <table:table-cell office:value-type="float" office:value="0.0"/>
          <table:table-cell office:value-type="float" office:value="0.0"/>
          <table:table-cell table:formula="of:=MIN([.$B83];[.$O83];[.$AB83])" office:value-type="float"/>
          <table:table-cell table:formula="of:=MIN([.$C83];[.$P83];[.$AC83])" office:value-type="float"/>
          <table:table-cell table:formula="of:=MIN([.$D83];[.$Q83];[.$AD83])" office:value-type="float"/>
          <table:table-cell table:formula="of:=MIN([.$E83];[.$R83];[.$AE83])" office:value-type="float"/>
          <table:table-cell table:formula="of:=MIN([.$F83];[.$S83];[.$AF83])" office:value-type="float"/>
          <table:table-cell table:formula="of:=MIN([.$G83];[.$T83];[.$AG83])" office:value-type="float"/>
          <table:table-cell table:formula="of:=MIN([.$H83];[.$U83];[.$AH83])" office:value-type="float"/>
          <table:table-cell table:formula="of:=MIN([.$I83];[.$V83];[.$AI83])" office:value-type="float"/>
          <table:table-cell table:formula="of:=MIN([.$J83];[.$W83])" office:value-type="float"/>
          <table:table-cell table:formula="of:=MIN([.$K83];[.$X83];[.$AJ83])" office:value-type="float"/>
          <table:table-cell table:formula="of:=MIN([.$L83];[.$Y83];[.$AK83])" office:value-type="float"/>
          <table:table-cell table:formula="of:=MIN([.$M83];[.$Z83];[.$AL83])" office:value-type="float"/>
          <table:table-cell table:formula="of:=MIN([.$N83];[.$AA83];[.$AM83])" office:value-type="float"/>
          <table:table-cell table:formula="of:=MEDIAN([.$B83];[.$O83];[.$AB83])" office:value-type="float"/>
          <table:table-cell table:formula="of:=MEDIAN([.$C83];[.$P83];[.$AC83])" office:value-type="float"/>
          <table:table-cell table:formula="of:=MEDIAN([.$D83];[.$Q83];[.$AD83])" office:value-type="float"/>
          <table:table-cell table:formula="of:=MEDIAN([.$E83];[.$R83];[.$AE83])" office:value-type="float"/>
          <table:table-cell table:formula="of:=MEDIAN([.$F83];[.$S83];[.$AF83])" office:value-type="float"/>
          <table:table-cell table:formula="of:=MEDIAN([.$G83];[.$T83];[.$AG83])" office:value-type="float"/>
          <table:table-cell table:formula="of:=MEDIAN([.$H83];[.$U83];[.$AH83])" office:value-type="float"/>
          <table:table-cell table:formula="of:=MEDIAN([.$I83];[.$V83];[.$AI83])" office:value-type="float"/>
          <table:table-cell table:formula="of:=MEDIAN([.$J83];[.$W83])" office:value-type="float"/>
          <table:table-cell table:formula="of:=MEDIAN([.$K83];[.$X83];[.$AJ83])" office:value-type="float"/>
          <table:table-cell table:formula="of:=MEDIAN([.$L83];[.$Y83];[.$AK83])" office:value-type="float"/>
          <table:table-cell table:formula="of:=MEDIAN([.$M83];[.$Z83];[.$AL83])" office:value-type="float"/>
          <table:table-cell table:formula="of:=MEDIAN([.$N83];[.$AA83];[.$AM83])" office:value-type="float"/>
          <table:table-cell table:formula="of:=MAX([.$B83];[.$O83];[.$AB83])" office:value-type="float"/>
          <table:table-cell table:formula="of:=MAX([.$C83];[.$P83];[.$AC83])" office:value-type="float"/>
          <table:table-cell table:formula="of:=MAX([.$D83];[.$Q83];[.$AD83])" office:value-type="float"/>
          <table:table-cell table:formula="of:=MAX([.$E83];[.$R83];[.$AE83])" office:value-type="float"/>
          <table:table-cell table:formula="of:=MAX([.$F83];[.$S83];[.$AF83])" office:value-type="float"/>
          <table:table-cell table:formula="of:=MAX([.$G83];[.$T83];[.$AG83])" office:value-type="float"/>
          <table:table-cell table:formula="of:=MAX([.$H83];[.$U83];[.$AH83])" office:value-type="float"/>
          <table:table-cell table:formula="of:=MAX([.$I83];[.$V83];[.$AI83])" office:value-type="float"/>
          <table:table-cell table:formula="of:=MAX([.$J83];[.$W83])" office:value-type="float"/>
          <table:table-cell table:formula="of:=MAX([.$K83];[.$X83];[.$AJ83])" office:value-type="float"/>
          <table:table-cell table:formula="of:=MAX([.$L83];[.$Y83];[.$AK83])" office:value-type="float"/>
          <table:table-cell table:formula="of:=MAX([.$M83];[.$Z83];[.$AL83])" office:value-type="float"/>
          <table:table-cell table:formula="of:=MAX([.$N83];[.$AA83];[.$AM83])" office:value-type="float"/>
        </table:table-row>
        <table:table-row table:style-name="ro1">
          <table:table-cell office:value-type="string">
            <text:p>BLOCKS.BLOCKS-10-2.asp/10</text:p>
          </table:table-cell>
          <table:table-cell office:value-type="float" office:value="0.323457"/>
          <table:table-cell office:value-type="float" office:value="0.2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2571.0"/>
          <table:table-cell office:value-type="float" office:value="383.0"/>
          <table:table-cell office:value-type="float" office:value="0.0"/>
          <table:table-cell office:value-type="float" office:value="0.0"/>
          <table:table-cell office:value-type="float" office:value="0.311058"/>
          <table:table-cell office:value-type="float" office:value="0.2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2571.0"/>
          <table:table-cell office:value-type="float" office:value="383.0"/>
          <table:table-cell office:value-type="float" office:value="0.0"/>
          <table:table-cell office:value-type="float" office:value="0.0"/>
          <table:table-cell office:value-type="float" office:value="0.290163"/>
          <table:table-cell office:value-type="float" office:value="0.2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571.0"/>
          <table:table-cell office:value-type="float" office:value="383.0"/>
          <table:table-cell office:value-type="float" office:value="0.0"/>
          <table:table-cell office:value-type="float" office:value="0.0"/>
          <table:table-cell table:formula="of:=MIN([.$B84];[.$O84];[.$AB84])" office:value-type="float"/>
          <table:table-cell table:formula="of:=MIN([.$C84];[.$P84];[.$AC84])" office:value-type="float"/>
          <table:table-cell table:formula="of:=MIN([.$D84];[.$Q84];[.$AD84])" office:value-type="float"/>
          <table:table-cell table:formula="of:=MIN([.$E84];[.$R84];[.$AE84])" office:value-type="float"/>
          <table:table-cell table:formula="of:=MIN([.$F84];[.$S84];[.$AF84])" office:value-type="float"/>
          <table:table-cell table:formula="of:=MIN([.$G84];[.$T84];[.$AG84])" office:value-type="float"/>
          <table:table-cell table:formula="of:=MIN([.$H84];[.$U84];[.$AH84])" office:value-type="float"/>
          <table:table-cell table:formula="of:=MIN([.$I84];[.$V84];[.$AI84])" office:value-type="float"/>
          <table:table-cell table:formula="of:=MIN([.$J84];[.$W84])" office:value-type="float"/>
          <table:table-cell table:formula="of:=MIN([.$K84];[.$X84];[.$AJ84])" office:value-type="float"/>
          <table:table-cell table:formula="of:=MIN([.$L84];[.$Y84];[.$AK84])" office:value-type="float"/>
          <table:table-cell table:formula="of:=MIN([.$M84];[.$Z84];[.$AL84])" office:value-type="float"/>
          <table:table-cell table:formula="of:=MIN([.$N84];[.$AA84];[.$AM84])" office:value-type="float"/>
          <table:table-cell table:formula="of:=MEDIAN([.$B84];[.$O84];[.$AB84])" office:value-type="float"/>
          <table:table-cell table:formula="of:=MEDIAN([.$C84];[.$P84];[.$AC84])" office:value-type="float"/>
          <table:table-cell table:formula="of:=MEDIAN([.$D84];[.$Q84];[.$AD84])" office:value-type="float"/>
          <table:table-cell table:formula="of:=MEDIAN([.$E84];[.$R84];[.$AE84])" office:value-type="float"/>
          <table:table-cell table:formula="of:=MEDIAN([.$F84];[.$S84];[.$AF84])" office:value-type="float"/>
          <table:table-cell table:formula="of:=MEDIAN([.$G84];[.$T84];[.$AG84])" office:value-type="float"/>
          <table:table-cell table:formula="of:=MEDIAN([.$H84];[.$U84];[.$AH84])" office:value-type="float"/>
          <table:table-cell table:formula="of:=MEDIAN([.$I84];[.$V84];[.$AI84])" office:value-type="float"/>
          <table:table-cell table:formula="of:=MEDIAN([.$J84];[.$W84])" office:value-type="float"/>
          <table:table-cell table:formula="of:=MEDIAN([.$K84];[.$X84];[.$AJ84])" office:value-type="float"/>
          <table:table-cell table:formula="of:=MEDIAN([.$L84];[.$Y84];[.$AK84])" office:value-type="float"/>
          <table:table-cell table:formula="of:=MEDIAN([.$M84];[.$Z84];[.$AL84])" office:value-type="float"/>
          <table:table-cell table:formula="of:=MEDIAN([.$N84];[.$AA84];[.$AM84])" office:value-type="float"/>
          <table:table-cell table:formula="of:=MAX([.$B84];[.$O84];[.$AB84])" office:value-type="float"/>
          <table:table-cell table:formula="of:=MAX([.$C84];[.$P84];[.$AC84])" office:value-type="float"/>
          <table:table-cell table:formula="of:=MAX([.$D84];[.$Q84];[.$AD84])" office:value-type="float"/>
          <table:table-cell table:formula="of:=MAX([.$E84];[.$R84];[.$AE84])" office:value-type="float"/>
          <table:table-cell table:formula="of:=MAX([.$F84];[.$S84];[.$AF84])" office:value-type="float"/>
          <table:table-cell table:formula="of:=MAX([.$G84];[.$T84];[.$AG84])" office:value-type="float"/>
          <table:table-cell table:formula="of:=MAX([.$H84];[.$U84];[.$AH84])" office:value-type="float"/>
          <table:table-cell table:formula="of:=MAX([.$I84];[.$V84];[.$AI84])" office:value-type="float"/>
          <table:table-cell table:formula="of:=MAX([.$J84];[.$W84])" office:value-type="float"/>
          <table:table-cell table:formula="of:=MAX([.$K84];[.$X84];[.$AJ84])" office:value-type="float"/>
          <table:table-cell table:formula="of:=MAX([.$L84];[.$Y84];[.$AK84])" office:value-type="float"/>
          <table:table-cell table:formula="of:=MAX([.$M84];[.$Z84];[.$AL84])" office:value-type="float"/>
          <table:table-cell table:formula="of:=MAX([.$N84];[.$AA84];[.$AM84])" office:value-type="float"/>
        </table:table-row>
        <table:table-row table:style-name="ro1">
          <table:table-cell office:value-type="string">
            <text:p>BLOCKS.BLOCKS-10-2.asp/11</text:p>
          </table:table-cell>
          <table:table-cell office:value-type="float" office:value="0.328028"/>
          <table:table-cell office:value-type="float" office:value="0.2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.0"/>
          <table:table-cell office:value-type="float" office:value="2.0"/>
          <table:table-cell office:value-type="float" office:value="24736.0"/>
          <table:table-cell office:value-type="float" office:value="9541.0"/>
          <table:table-cell office:value-type="float" office:value="0.0"/>
          <table:table-cell office:value-type="float" office:value="0.0"/>
          <table:table-cell office:value-type="float" office:value="0.375694"/>
          <table:table-cell office:value-type="float" office:value="0.3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.0"/>
          <table:table-cell office:value-type="float" office:value="2.0"/>
          <table:table-cell office:value-type="float" office:value="24736.0"/>
          <table:table-cell office:value-type="float" office:value="9541.0"/>
          <table:table-cell office:value-type="float" office:value="0.0"/>
          <table:table-cell office:value-type="float" office:value="0.0"/>
          <table:table-cell office:value-type="float" office:value="0.325826"/>
          <table:table-cell office:value-type="float" office:value="0.2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4.0"/>
          <table:table-cell office:value-type="float" office:value="24736.0"/>
          <table:table-cell office:value-type="float" office:value="9541.0"/>
          <table:table-cell office:value-type="float" office:value="0.0"/>
          <table:table-cell office:value-type="float" office:value="0.0"/>
          <table:table-cell table:formula="of:=MIN([.$B85];[.$O85];[.$AB85])" office:value-type="float"/>
          <table:table-cell table:formula="of:=MIN([.$C85];[.$P85];[.$AC85])" office:value-type="float"/>
          <table:table-cell table:formula="of:=MIN([.$D85];[.$Q85];[.$AD85])" office:value-type="float"/>
          <table:table-cell table:formula="of:=MIN([.$E85];[.$R85];[.$AE85])" office:value-type="float"/>
          <table:table-cell table:formula="of:=MIN([.$F85];[.$S85];[.$AF85])" office:value-type="float"/>
          <table:table-cell table:formula="of:=MIN([.$G85];[.$T85];[.$AG85])" office:value-type="float"/>
          <table:table-cell table:formula="of:=MIN([.$H85];[.$U85];[.$AH85])" office:value-type="float"/>
          <table:table-cell table:formula="of:=MIN([.$I85];[.$V85];[.$AI85])" office:value-type="float"/>
          <table:table-cell table:formula="of:=MIN([.$J85];[.$W85])" office:value-type="float"/>
          <table:table-cell table:formula="of:=MIN([.$K85];[.$X85];[.$AJ85])" office:value-type="float"/>
          <table:table-cell table:formula="of:=MIN([.$L85];[.$Y85];[.$AK85])" office:value-type="float"/>
          <table:table-cell table:formula="of:=MIN([.$M85];[.$Z85];[.$AL85])" office:value-type="float"/>
          <table:table-cell table:formula="of:=MIN([.$N85];[.$AA85];[.$AM85])" office:value-type="float"/>
          <table:table-cell table:formula="of:=MEDIAN([.$B85];[.$O85];[.$AB85])" office:value-type="float"/>
          <table:table-cell table:formula="of:=MEDIAN([.$C85];[.$P85];[.$AC85])" office:value-type="float"/>
          <table:table-cell table:formula="of:=MEDIAN([.$D85];[.$Q85];[.$AD85])" office:value-type="float"/>
          <table:table-cell table:formula="of:=MEDIAN([.$E85];[.$R85];[.$AE85])" office:value-type="float"/>
          <table:table-cell table:formula="of:=MEDIAN([.$F85];[.$S85];[.$AF85])" office:value-type="float"/>
          <table:table-cell table:formula="of:=MEDIAN([.$G85];[.$T85];[.$AG85])" office:value-type="float"/>
          <table:table-cell table:formula="of:=MEDIAN([.$H85];[.$U85];[.$AH85])" office:value-type="float"/>
          <table:table-cell table:formula="of:=MEDIAN([.$I85];[.$V85];[.$AI85])" office:value-type="float"/>
          <table:table-cell table:formula="of:=MEDIAN([.$J85];[.$W85])" office:value-type="float"/>
          <table:table-cell table:formula="of:=MEDIAN([.$K85];[.$X85];[.$AJ85])" office:value-type="float"/>
          <table:table-cell table:formula="of:=MEDIAN([.$L85];[.$Y85];[.$AK85])" office:value-type="float"/>
          <table:table-cell table:formula="of:=MEDIAN([.$M85];[.$Z85];[.$AL85])" office:value-type="float"/>
          <table:table-cell table:formula="of:=MEDIAN([.$N85];[.$AA85];[.$AM85])" office:value-type="float"/>
          <table:table-cell table:formula="of:=MAX([.$B85];[.$O85];[.$AB85])" office:value-type="float"/>
          <table:table-cell table:formula="of:=MAX([.$C85];[.$P85];[.$AC85])" office:value-type="float"/>
          <table:table-cell table:formula="of:=MAX([.$D85];[.$Q85];[.$AD85])" office:value-type="float"/>
          <table:table-cell table:formula="of:=MAX([.$E85];[.$R85];[.$AE85])" office:value-type="float"/>
          <table:table-cell table:formula="of:=MAX([.$F85];[.$S85];[.$AF85])" office:value-type="float"/>
          <table:table-cell table:formula="of:=MAX([.$G85];[.$T85];[.$AG85])" office:value-type="float"/>
          <table:table-cell table:formula="of:=MAX([.$H85];[.$U85];[.$AH85])" office:value-type="float"/>
          <table:table-cell table:formula="of:=MAX([.$I85];[.$V85];[.$AI85])" office:value-type="float"/>
          <table:table-cell table:formula="of:=MAX([.$J85];[.$W85])" office:value-type="float"/>
          <table:table-cell table:formula="of:=MAX([.$K85];[.$X85];[.$AJ85])" office:value-type="float"/>
          <table:table-cell table:formula="of:=MAX([.$L85];[.$Y85];[.$AK85])" office:value-type="float"/>
          <table:table-cell table:formula="of:=MAX([.$M85];[.$Z85];[.$AL85])" office:value-type="float"/>
          <table:table-cell table:formula="of:=MAX([.$N85];[.$AA85];[.$AM85])" office:value-type="float"/>
        </table:table-row>
        <table:table-row table:style-name="ro1">
          <table:table-cell office:value-type="string">
            <text:p>BLOCKS.BLOCKS-10-2.asp/12</text:p>
          </table:table-cell>
          <table:table-cell office:value-type="float" office:value="0.353363"/>
          <table:table-cell office:value-type="float" office:value="0.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8.0"/>
          <table:table-cell office:value-type="float" office:value="8.0"/>
          <table:table-cell office:value-type="float" office:value="26901.0"/>
          <table:table-cell office:value-type="float" office:value="11355.0"/>
          <table:table-cell office:value-type="float" office:value="0.0"/>
          <table:table-cell office:value-type="float" office:value="0.0"/>
          <table:table-cell office:value-type="float" office:value="0.406418"/>
          <table:table-cell office:value-type="float" office:value="0.3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8.0"/>
          <table:table-cell office:value-type="float" office:value="8.0"/>
          <table:table-cell office:value-type="float" office:value="26901.0"/>
          <table:table-cell office:value-type="float" office:value="11355.0"/>
          <table:table-cell office:value-type="float" office:value="0.0"/>
          <table:table-cell office:value-type="float" office:value="0.0"/>
          <table:table-cell office:value-type="float" office:value="0.349292"/>
          <table:table-cell office:value-type="float" office:value="0.3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0.0"/>
          <table:table-cell office:value-type="float" office:value="26901.0"/>
          <table:table-cell office:value-type="float" office:value="11355.0"/>
          <table:table-cell office:value-type="float" office:value="0.0"/>
          <table:table-cell office:value-type="float" office:value="0.0"/>
          <table:table-cell table:formula="of:=MIN([.$B86];[.$O86];[.$AB86])" office:value-type="float"/>
          <table:table-cell table:formula="of:=MIN([.$C86];[.$P86];[.$AC86])" office:value-type="float"/>
          <table:table-cell table:formula="of:=MIN([.$D86];[.$Q86];[.$AD86])" office:value-type="float"/>
          <table:table-cell table:formula="of:=MIN([.$E86];[.$R86];[.$AE86])" office:value-type="float"/>
          <table:table-cell table:formula="of:=MIN([.$F86];[.$S86];[.$AF86])" office:value-type="float"/>
          <table:table-cell table:formula="of:=MIN([.$G86];[.$T86];[.$AG86])" office:value-type="float"/>
          <table:table-cell table:formula="of:=MIN([.$H86];[.$U86];[.$AH86])" office:value-type="float"/>
          <table:table-cell table:formula="of:=MIN([.$I86];[.$V86];[.$AI86])" office:value-type="float"/>
          <table:table-cell table:formula="of:=MIN([.$J86];[.$W86])" office:value-type="float"/>
          <table:table-cell table:formula="of:=MIN([.$K86];[.$X86];[.$AJ86])" office:value-type="float"/>
          <table:table-cell table:formula="of:=MIN([.$L86];[.$Y86];[.$AK86])" office:value-type="float"/>
          <table:table-cell table:formula="of:=MIN([.$M86];[.$Z86];[.$AL86])" office:value-type="float"/>
          <table:table-cell table:formula="of:=MIN([.$N86];[.$AA86];[.$AM86])" office:value-type="float"/>
          <table:table-cell table:formula="of:=MEDIAN([.$B86];[.$O86];[.$AB86])" office:value-type="float"/>
          <table:table-cell table:formula="of:=MEDIAN([.$C86];[.$P86];[.$AC86])" office:value-type="float"/>
          <table:table-cell table:formula="of:=MEDIAN([.$D86];[.$Q86];[.$AD86])" office:value-type="float"/>
          <table:table-cell table:formula="of:=MEDIAN([.$E86];[.$R86];[.$AE86])" office:value-type="float"/>
          <table:table-cell table:formula="of:=MEDIAN([.$F86];[.$S86];[.$AF86])" office:value-type="float"/>
          <table:table-cell table:formula="of:=MEDIAN([.$G86];[.$T86];[.$AG86])" office:value-type="float"/>
          <table:table-cell table:formula="of:=MEDIAN([.$H86];[.$U86];[.$AH86])" office:value-type="float"/>
          <table:table-cell table:formula="of:=MEDIAN([.$I86];[.$V86];[.$AI86])" office:value-type="float"/>
          <table:table-cell table:formula="of:=MEDIAN([.$J86];[.$W86])" office:value-type="float"/>
          <table:table-cell table:formula="of:=MEDIAN([.$K86];[.$X86];[.$AJ86])" office:value-type="float"/>
          <table:table-cell table:formula="of:=MEDIAN([.$L86];[.$Y86];[.$AK86])" office:value-type="float"/>
          <table:table-cell table:formula="of:=MEDIAN([.$M86];[.$Z86];[.$AL86])" office:value-type="float"/>
          <table:table-cell table:formula="of:=MEDIAN([.$N86];[.$AA86];[.$AM86])" office:value-type="float"/>
          <table:table-cell table:formula="of:=MAX([.$B86];[.$O86];[.$AB86])" office:value-type="float"/>
          <table:table-cell table:formula="of:=MAX([.$C86];[.$P86];[.$AC86])" office:value-type="float"/>
          <table:table-cell table:formula="of:=MAX([.$D86];[.$Q86];[.$AD86])" office:value-type="float"/>
          <table:table-cell table:formula="of:=MAX([.$E86];[.$R86];[.$AE86])" office:value-type="float"/>
          <table:table-cell table:formula="of:=MAX([.$F86];[.$S86];[.$AF86])" office:value-type="float"/>
          <table:table-cell table:formula="of:=MAX([.$G86];[.$T86];[.$AG86])" office:value-type="float"/>
          <table:table-cell table:formula="of:=MAX([.$H86];[.$U86];[.$AH86])" office:value-type="float"/>
          <table:table-cell table:formula="of:=MAX([.$I86];[.$V86];[.$AI86])" office:value-type="float"/>
          <table:table-cell table:formula="of:=MAX([.$J86];[.$W86])" office:value-type="float"/>
          <table:table-cell table:formula="of:=MAX([.$K86];[.$X86];[.$AJ86])" office:value-type="float"/>
          <table:table-cell table:formula="of:=MAX([.$L86];[.$Y86];[.$AK86])" office:value-type="float"/>
          <table:table-cell table:formula="of:=MAX([.$M86];[.$Z86];[.$AL86])" office:value-type="float"/>
          <table:table-cell table:formula="of:=MAX([.$N86];[.$AA86];[.$AM86])" office:value-type="float"/>
        </table:table-row>
        <table:table-row table:style-name="ro1">
          <table:table-cell office:value-type="string">
            <text:p>BLOCKS.BLOCKS-10-2.asp/13</text:p>
          </table:table-cell>
          <table:table-cell office:value-type="float" office:value="0.382395"/>
          <table:table-cell office:value-type="float" office:value="0.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16.0"/>
          <table:table-cell office:value-type="float" office:value="16.0"/>
          <table:table-cell office:value-type="float" office:value="29066.0"/>
          <table:table-cell office:value-type="float" office:value="13169.0"/>
          <table:table-cell office:value-type="float" office:value="0.0"/>
          <table:table-cell office:value-type="float" office:value="0.0"/>
          <table:table-cell office:value-type="float" office:value="0.437937"/>
          <table:table-cell office:value-type="float" office:value="0.3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16.0"/>
          <table:table-cell office:value-type="float" office:value="16.0"/>
          <table:table-cell office:value-type="float" office:value="29066.0"/>
          <table:table-cell office:value-type="float" office:value="13169.0"/>
          <table:table-cell office:value-type="float" office:value="0.0"/>
          <table:table-cell office:value-type="float" office:value="0.0"/>
          <table:table-cell office:value-type="float" office:value="0.330721"/>
          <table:table-cell office:value-type="float" office:value="0.2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99.0"/>
          <table:table-cell office:value-type="float" office:value="29066.0"/>
          <table:table-cell office:value-type="float" office:value="13169.0"/>
          <table:table-cell office:value-type="float" office:value="0.0"/>
          <table:table-cell office:value-type="float" office:value="0.0"/>
          <table:table-cell table:formula="of:=MIN([.$B87];[.$O87];[.$AB87])" office:value-type="float"/>
          <table:table-cell table:formula="of:=MIN([.$C87];[.$P87];[.$AC87])" office:value-type="float"/>
          <table:table-cell table:formula="of:=MIN([.$D87];[.$Q87];[.$AD87])" office:value-type="float"/>
          <table:table-cell table:formula="of:=MIN([.$E87];[.$R87];[.$AE87])" office:value-type="float"/>
          <table:table-cell table:formula="of:=MIN([.$F87];[.$S87];[.$AF87])" office:value-type="float"/>
          <table:table-cell table:formula="of:=MIN([.$G87];[.$T87];[.$AG87])" office:value-type="float"/>
          <table:table-cell table:formula="of:=MIN([.$H87];[.$U87];[.$AH87])" office:value-type="float"/>
          <table:table-cell table:formula="of:=MIN([.$I87];[.$V87];[.$AI87])" office:value-type="float"/>
          <table:table-cell table:formula="of:=MIN([.$J87];[.$W87])" office:value-type="float"/>
          <table:table-cell table:formula="of:=MIN([.$K87];[.$X87];[.$AJ87])" office:value-type="float"/>
          <table:table-cell table:formula="of:=MIN([.$L87];[.$Y87];[.$AK87])" office:value-type="float"/>
          <table:table-cell table:formula="of:=MIN([.$M87];[.$Z87];[.$AL87])" office:value-type="float"/>
          <table:table-cell table:formula="of:=MIN([.$N87];[.$AA87];[.$AM87])" office:value-type="float"/>
          <table:table-cell table:formula="of:=MEDIAN([.$B87];[.$O87];[.$AB87])" office:value-type="float"/>
          <table:table-cell table:formula="of:=MEDIAN([.$C87];[.$P87];[.$AC87])" office:value-type="float"/>
          <table:table-cell table:formula="of:=MEDIAN([.$D87];[.$Q87];[.$AD87])" office:value-type="float"/>
          <table:table-cell table:formula="of:=MEDIAN([.$E87];[.$R87];[.$AE87])" office:value-type="float"/>
          <table:table-cell table:formula="of:=MEDIAN([.$F87];[.$S87];[.$AF87])" office:value-type="float"/>
          <table:table-cell table:formula="of:=MEDIAN([.$G87];[.$T87];[.$AG87])" office:value-type="float"/>
          <table:table-cell table:formula="of:=MEDIAN([.$H87];[.$U87];[.$AH87])" office:value-type="float"/>
          <table:table-cell table:formula="of:=MEDIAN([.$I87];[.$V87];[.$AI87])" office:value-type="float"/>
          <table:table-cell table:formula="of:=MEDIAN([.$J87];[.$W87])" office:value-type="float"/>
          <table:table-cell table:formula="of:=MEDIAN([.$K87];[.$X87];[.$AJ87])" office:value-type="float"/>
          <table:table-cell table:formula="of:=MEDIAN([.$L87];[.$Y87];[.$AK87])" office:value-type="float"/>
          <table:table-cell table:formula="of:=MEDIAN([.$M87];[.$Z87];[.$AL87])" office:value-type="float"/>
          <table:table-cell table:formula="of:=MEDIAN([.$N87];[.$AA87];[.$AM87])" office:value-type="float"/>
          <table:table-cell table:formula="of:=MAX([.$B87];[.$O87];[.$AB87])" office:value-type="float"/>
          <table:table-cell table:formula="of:=MAX([.$C87];[.$P87];[.$AC87])" office:value-type="float"/>
          <table:table-cell table:formula="of:=MAX([.$D87];[.$Q87];[.$AD87])" office:value-type="float"/>
          <table:table-cell table:formula="of:=MAX([.$E87];[.$R87];[.$AE87])" office:value-type="float"/>
          <table:table-cell table:formula="of:=MAX([.$F87];[.$S87];[.$AF87])" office:value-type="float"/>
          <table:table-cell table:formula="of:=MAX([.$G87];[.$T87];[.$AG87])" office:value-type="float"/>
          <table:table-cell table:formula="of:=MAX([.$H87];[.$U87];[.$AH87])" office:value-type="float"/>
          <table:table-cell table:formula="of:=MAX([.$I87];[.$V87];[.$AI87])" office:value-type="float"/>
          <table:table-cell table:formula="of:=MAX([.$J87];[.$W87])" office:value-type="float"/>
          <table:table-cell table:formula="of:=MAX([.$K87];[.$X87];[.$AJ87])" office:value-type="float"/>
          <table:table-cell table:formula="of:=MAX([.$L87];[.$Y87];[.$AK87])" office:value-type="float"/>
          <table:table-cell table:formula="of:=MAX([.$M87];[.$Z87];[.$AL87])" office:value-type="float"/>
          <table:table-cell table:formula="of:=MAX([.$N87];[.$AA87];[.$AM87])" office:value-type="float"/>
        </table:table-row>
        <table:table-row table:style-name="ro1">
          <table:table-cell office:value-type="string">
            <text:p>BLOCKS.BLOCKS-10-2.asp/14</text:p>
          </table:table-cell>
          <table:table-cell office:value-type="float" office:value="0.400853"/>
          <table:table-cell office:value-type="float" office:value="0.3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61.0"/>
          <table:table-cell office:value-type="float" office:value="61.0"/>
          <table:table-cell office:value-type="float" office:value="31231.0"/>
          <table:table-cell office:value-type="float" office:value="14983.0"/>
          <table:table-cell office:value-type="float" office:value="0.0"/>
          <table:table-cell office:value-type="float" office:value="0.0"/>
          <table:table-cell office:value-type="float" office:value="0.405415"/>
          <table:table-cell office:value-type="float" office:value="0.3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61.0"/>
          <table:table-cell office:value-type="float" office:value="61.0"/>
          <table:table-cell office:value-type="float" office:value="31231.0"/>
          <table:table-cell office:value-type="float" office:value="14983.0"/>
          <table:table-cell office:value-type="float" office:value="0.0"/>
          <table:table-cell office:value-type="float" office:value="0.0"/>
          <table:table-cell office:value-type="float" office:value="0.35034"/>
          <table:table-cell office:value-type="float" office:value="0.3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88.0"/>
          <table:table-cell office:value-type="float" office:value="31231.0"/>
          <table:table-cell office:value-type="float" office:value="14983.0"/>
          <table:table-cell office:value-type="float" office:value="0.0"/>
          <table:table-cell office:value-type="float" office:value="0.0"/>
          <table:table-cell table:formula="of:=MIN([.$B88];[.$O88];[.$AB88])" office:value-type="float"/>
          <table:table-cell table:formula="of:=MIN([.$C88];[.$P88];[.$AC88])" office:value-type="float"/>
          <table:table-cell table:formula="of:=MIN([.$D88];[.$Q88];[.$AD88])" office:value-type="float"/>
          <table:table-cell table:formula="of:=MIN([.$E88];[.$R88];[.$AE88])" office:value-type="float"/>
          <table:table-cell table:formula="of:=MIN([.$F88];[.$S88];[.$AF88])" office:value-type="float"/>
          <table:table-cell table:formula="of:=MIN([.$G88];[.$T88];[.$AG88])" office:value-type="float"/>
          <table:table-cell table:formula="of:=MIN([.$H88];[.$U88];[.$AH88])" office:value-type="float"/>
          <table:table-cell table:formula="of:=MIN([.$I88];[.$V88];[.$AI88])" office:value-type="float"/>
          <table:table-cell table:formula="of:=MIN([.$J88];[.$W88])" office:value-type="float"/>
          <table:table-cell table:formula="of:=MIN([.$K88];[.$X88];[.$AJ88])" office:value-type="float"/>
          <table:table-cell table:formula="of:=MIN([.$L88];[.$Y88];[.$AK88])" office:value-type="float"/>
          <table:table-cell table:formula="of:=MIN([.$M88];[.$Z88];[.$AL88])" office:value-type="float"/>
          <table:table-cell table:formula="of:=MIN([.$N88];[.$AA88];[.$AM88])" office:value-type="float"/>
          <table:table-cell table:formula="of:=MEDIAN([.$B88];[.$O88];[.$AB88])" office:value-type="float"/>
          <table:table-cell table:formula="of:=MEDIAN([.$C88];[.$P88];[.$AC88])" office:value-type="float"/>
          <table:table-cell table:formula="of:=MEDIAN([.$D88];[.$Q88];[.$AD88])" office:value-type="float"/>
          <table:table-cell table:formula="of:=MEDIAN([.$E88];[.$R88];[.$AE88])" office:value-type="float"/>
          <table:table-cell table:formula="of:=MEDIAN([.$F88];[.$S88];[.$AF88])" office:value-type="float"/>
          <table:table-cell table:formula="of:=MEDIAN([.$G88];[.$T88];[.$AG88])" office:value-type="float"/>
          <table:table-cell table:formula="of:=MEDIAN([.$H88];[.$U88];[.$AH88])" office:value-type="float"/>
          <table:table-cell table:formula="of:=MEDIAN([.$I88];[.$V88];[.$AI88])" office:value-type="float"/>
          <table:table-cell table:formula="of:=MEDIAN([.$J88];[.$W88])" office:value-type="float"/>
          <table:table-cell table:formula="of:=MEDIAN([.$K88];[.$X88];[.$AJ88])" office:value-type="float"/>
          <table:table-cell table:formula="of:=MEDIAN([.$L88];[.$Y88];[.$AK88])" office:value-type="float"/>
          <table:table-cell table:formula="of:=MEDIAN([.$M88];[.$Z88];[.$AL88])" office:value-type="float"/>
          <table:table-cell table:formula="of:=MEDIAN([.$N88];[.$AA88];[.$AM88])" office:value-type="float"/>
          <table:table-cell table:formula="of:=MAX([.$B88];[.$O88];[.$AB88])" office:value-type="float"/>
          <table:table-cell table:formula="of:=MAX([.$C88];[.$P88];[.$AC88])" office:value-type="float"/>
          <table:table-cell table:formula="of:=MAX([.$D88];[.$Q88];[.$AD88])" office:value-type="float"/>
          <table:table-cell table:formula="of:=MAX([.$E88];[.$R88];[.$AE88])" office:value-type="float"/>
          <table:table-cell table:formula="of:=MAX([.$F88];[.$S88];[.$AF88])" office:value-type="float"/>
          <table:table-cell table:formula="of:=MAX([.$G88];[.$T88];[.$AG88])" office:value-type="float"/>
          <table:table-cell table:formula="of:=MAX([.$H88];[.$U88];[.$AH88])" office:value-type="float"/>
          <table:table-cell table:formula="of:=MAX([.$I88];[.$V88];[.$AI88])" office:value-type="float"/>
          <table:table-cell table:formula="of:=MAX([.$J88];[.$W88])" office:value-type="float"/>
          <table:table-cell table:formula="of:=MAX([.$K88];[.$X88];[.$AJ88])" office:value-type="float"/>
          <table:table-cell table:formula="of:=MAX([.$L88];[.$Y88];[.$AK88])" office:value-type="float"/>
          <table:table-cell table:formula="of:=MAX([.$M88];[.$Z88];[.$AL88])" office:value-type="float"/>
          <table:table-cell table:formula="of:=MAX([.$N88];[.$AA88];[.$AM88])" office:value-type="float"/>
        </table:table-row>
        <table:table-row table:style-name="ro1">
          <table:table-cell office:value-type="string">
            <text:p>BLOCKS.BLOCKS-10-2.asp/15</text:p>
          </table:table-cell>
          <table:table-cell office:value-type="float" office:value="0.432804"/>
          <table:table-cell office:value-type="float" office:value="0.3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54.0"/>
          <table:table-cell office:value-type="float" office:value="54.0"/>
          <table:table-cell office:value-type="float" office:value="33396.0"/>
          <table:table-cell office:value-type="float" office:value="16797.0"/>
          <table:table-cell office:value-type="float" office:value="0.0"/>
          <table:table-cell office:value-type="float" office:value="0.0"/>
          <table:table-cell office:value-type="float" office:value="0.478221"/>
          <table:table-cell office:value-type="float" office:value="0.4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54.0"/>
          <table:table-cell office:value-type="float" office:value="54.0"/>
          <table:table-cell office:value-type="float" office:value="33396.0"/>
          <table:table-cell office:value-type="float" office:value="16797.0"/>
          <table:table-cell office:value-type="float" office:value="0.0"/>
          <table:table-cell office:value-type="float" office:value="0.0"/>
          <table:table-cell office:value-type="float" office:value="0.372015"/>
          <table:table-cell office:value-type="float" office:value="0.3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316.0"/>
          <table:table-cell office:value-type="float" office:value="33396.0"/>
          <table:table-cell office:value-type="float" office:value="16797.0"/>
          <table:table-cell office:value-type="float" office:value="0.0"/>
          <table:table-cell office:value-type="float" office:value="0.0"/>
          <table:table-cell table:formula="of:=MIN([.$B89];[.$O89];[.$AB89])" office:value-type="float"/>
          <table:table-cell table:formula="of:=MIN([.$C89];[.$P89];[.$AC89])" office:value-type="float"/>
          <table:table-cell table:formula="of:=MIN([.$D89];[.$Q89];[.$AD89])" office:value-type="float"/>
          <table:table-cell table:formula="of:=MIN([.$E89];[.$R89];[.$AE89])" office:value-type="float"/>
          <table:table-cell table:formula="of:=MIN([.$F89];[.$S89];[.$AF89])" office:value-type="float"/>
          <table:table-cell table:formula="of:=MIN([.$G89];[.$T89];[.$AG89])" office:value-type="float"/>
          <table:table-cell table:formula="of:=MIN([.$H89];[.$U89];[.$AH89])" office:value-type="float"/>
          <table:table-cell table:formula="of:=MIN([.$I89];[.$V89];[.$AI89])" office:value-type="float"/>
          <table:table-cell table:formula="of:=MIN([.$J89];[.$W89])" office:value-type="float"/>
          <table:table-cell table:formula="of:=MIN([.$K89];[.$X89];[.$AJ89])" office:value-type="float"/>
          <table:table-cell table:formula="of:=MIN([.$L89];[.$Y89];[.$AK89])" office:value-type="float"/>
          <table:table-cell table:formula="of:=MIN([.$M89];[.$Z89];[.$AL89])" office:value-type="float"/>
          <table:table-cell table:formula="of:=MIN([.$N89];[.$AA89];[.$AM89])" office:value-type="float"/>
          <table:table-cell table:formula="of:=MEDIAN([.$B89];[.$O89];[.$AB89])" office:value-type="float"/>
          <table:table-cell table:formula="of:=MEDIAN([.$C89];[.$P89];[.$AC89])" office:value-type="float"/>
          <table:table-cell table:formula="of:=MEDIAN([.$D89];[.$Q89];[.$AD89])" office:value-type="float"/>
          <table:table-cell table:formula="of:=MEDIAN([.$E89];[.$R89];[.$AE89])" office:value-type="float"/>
          <table:table-cell table:formula="of:=MEDIAN([.$F89];[.$S89];[.$AF89])" office:value-type="float"/>
          <table:table-cell table:formula="of:=MEDIAN([.$G89];[.$T89];[.$AG89])" office:value-type="float"/>
          <table:table-cell table:formula="of:=MEDIAN([.$H89];[.$U89];[.$AH89])" office:value-type="float"/>
          <table:table-cell table:formula="of:=MEDIAN([.$I89];[.$V89];[.$AI89])" office:value-type="float"/>
          <table:table-cell table:formula="of:=MEDIAN([.$J89];[.$W89])" office:value-type="float"/>
          <table:table-cell table:formula="of:=MEDIAN([.$K89];[.$X89];[.$AJ89])" office:value-type="float"/>
          <table:table-cell table:formula="of:=MEDIAN([.$L89];[.$Y89];[.$AK89])" office:value-type="float"/>
          <table:table-cell table:formula="of:=MEDIAN([.$M89];[.$Z89];[.$AL89])" office:value-type="float"/>
          <table:table-cell table:formula="of:=MEDIAN([.$N89];[.$AA89];[.$AM89])" office:value-type="float"/>
          <table:table-cell table:formula="of:=MAX([.$B89];[.$O89];[.$AB89])" office:value-type="float"/>
          <table:table-cell table:formula="of:=MAX([.$C89];[.$P89];[.$AC89])" office:value-type="float"/>
          <table:table-cell table:formula="of:=MAX([.$D89];[.$Q89];[.$AD89])" office:value-type="float"/>
          <table:table-cell table:formula="of:=MAX([.$E89];[.$R89];[.$AE89])" office:value-type="float"/>
          <table:table-cell table:formula="of:=MAX([.$F89];[.$S89];[.$AF89])" office:value-type="float"/>
          <table:table-cell table:formula="of:=MAX([.$G89];[.$T89];[.$AG89])" office:value-type="float"/>
          <table:table-cell table:formula="of:=MAX([.$H89];[.$U89];[.$AH89])" office:value-type="float"/>
          <table:table-cell table:formula="of:=MAX([.$I89];[.$V89];[.$AI89])" office:value-type="float"/>
          <table:table-cell table:formula="of:=MAX([.$J89];[.$W89])" office:value-type="float"/>
          <table:table-cell table:formula="of:=MAX([.$K89];[.$X89];[.$AJ89])" office:value-type="float"/>
          <table:table-cell table:formula="of:=MAX([.$L89];[.$Y89];[.$AK89])" office:value-type="float"/>
          <table:table-cell table:formula="of:=MAX([.$M89];[.$Z89];[.$AL89])" office:value-type="float"/>
          <table:table-cell table:formula="of:=MAX([.$N89];[.$AA89];[.$AM89])" office:value-type="float"/>
        </table:table-row>
        <table:table-row table:style-name="ro1">
          <table:table-cell office:value-type="string">
            <text:p>BLOCKS.BLOCKS-10-2.asp/16</text:p>
          </table:table-cell>
          <table:table-cell office:value-type="float" office:value="0.460924"/>
          <table:table-cell office:value-type="float" office:value="0.4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63.0"/>
          <table:table-cell office:value-type="float" office:value="63.0"/>
          <table:table-cell office:value-type="float" office:value="35561.0"/>
          <table:table-cell office:value-type="float" office:value="18611.0"/>
          <table:table-cell office:value-type="float" office:value="0.0"/>
          <table:table-cell office:value-type="float" office:value="0.0"/>
          <table:table-cell office:value-type="float" office:value="0.525004"/>
          <table:table-cell office:value-type="float" office:value="0.4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63.0"/>
          <table:table-cell office:value-type="float" office:value="63.0"/>
          <table:table-cell office:value-type="float" office:value="35561.0"/>
          <table:table-cell office:value-type="float" office:value="18611.0"/>
          <table:table-cell office:value-type="float" office:value="0.0"/>
          <table:table-cell office:value-type="float" office:value="0.0"/>
          <table:table-cell office:value-type="float" office:value="0.457216"/>
          <table:table-cell office:value-type="float" office:value="0.4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.0"/>
          <table:table-cell office:value-type="float" office:value="512.0"/>
          <table:table-cell office:value-type="float" office:value="35561.0"/>
          <table:table-cell office:value-type="float" office:value="18611.0"/>
          <table:table-cell office:value-type="float" office:value="0.0"/>
          <table:table-cell office:value-type="float" office:value="0.0"/>
          <table:table-cell table:formula="of:=MIN([.$B90];[.$O90];[.$AB90])" office:value-type="float"/>
          <table:table-cell table:formula="of:=MIN([.$C90];[.$P90];[.$AC90])" office:value-type="float"/>
          <table:table-cell table:formula="of:=MIN([.$D90];[.$Q90];[.$AD90])" office:value-type="float"/>
          <table:table-cell table:formula="of:=MIN([.$E90];[.$R90];[.$AE90])" office:value-type="float"/>
          <table:table-cell table:formula="of:=MIN([.$F90];[.$S90];[.$AF90])" office:value-type="float"/>
          <table:table-cell table:formula="of:=MIN([.$G90];[.$T90];[.$AG90])" office:value-type="float"/>
          <table:table-cell table:formula="of:=MIN([.$H90];[.$U90];[.$AH90])" office:value-type="float"/>
          <table:table-cell table:formula="of:=MIN([.$I90];[.$V90];[.$AI90])" office:value-type="float"/>
          <table:table-cell table:formula="of:=MIN([.$J90];[.$W90])" office:value-type="float"/>
          <table:table-cell table:formula="of:=MIN([.$K90];[.$X90];[.$AJ90])" office:value-type="float"/>
          <table:table-cell table:formula="of:=MIN([.$L90];[.$Y90];[.$AK90])" office:value-type="float"/>
          <table:table-cell table:formula="of:=MIN([.$M90];[.$Z90];[.$AL90])" office:value-type="float"/>
          <table:table-cell table:formula="of:=MIN([.$N90];[.$AA90];[.$AM90])" office:value-type="float"/>
          <table:table-cell table:formula="of:=MEDIAN([.$B90];[.$O90];[.$AB90])" office:value-type="float"/>
          <table:table-cell table:formula="of:=MEDIAN([.$C90];[.$P90];[.$AC90])" office:value-type="float"/>
          <table:table-cell table:formula="of:=MEDIAN([.$D90];[.$Q90];[.$AD90])" office:value-type="float"/>
          <table:table-cell table:formula="of:=MEDIAN([.$E90];[.$R90];[.$AE90])" office:value-type="float"/>
          <table:table-cell table:formula="of:=MEDIAN([.$F90];[.$S90];[.$AF90])" office:value-type="float"/>
          <table:table-cell table:formula="of:=MEDIAN([.$G90];[.$T90];[.$AG90])" office:value-type="float"/>
          <table:table-cell table:formula="of:=MEDIAN([.$H90];[.$U90];[.$AH90])" office:value-type="float"/>
          <table:table-cell table:formula="of:=MEDIAN([.$I90];[.$V90];[.$AI90])" office:value-type="float"/>
          <table:table-cell table:formula="of:=MEDIAN([.$J90];[.$W90])" office:value-type="float"/>
          <table:table-cell table:formula="of:=MEDIAN([.$K90];[.$X90];[.$AJ90])" office:value-type="float"/>
          <table:table-cell table:formula="of:=MEDIAN([.$L90];[.$Y90];[.$AK90])" office:value-type="float"/>
          <table:table-cell table:formula="of:=MEDIAN([.$M90];[.$Z90];[.$AL90])" office:value-type="float"/>
          <table:table-cell table:formula="of:=MEDIAN([.$N90];[.$AA90];[.$AM90])" office:value-type="float"/>
          <table:table-cell table:formula="of:=MAX([.$B90];[.$O90];[.$AB90])" office:value-type="float"/>
          <table:table-cell table:formula="of:=MAX([.$C90];[.$P90];[.$AC90])" office:value-type="float"/>
          <table:table-cell table:formula="of:=MAX([.$D90];[.$Q90];[.$AD90])" office:value-type="float"/>
          <table:table-cell table:formula="of:=MAX([.$E90];[.$R90];[.$AE90])" office:value-type="float"/>
          <table:table-cell table:formula="of:=MAX([.$F90];[.$S90];[.$AF90])" office:value-type="float"/>
          <table:table-cell table:formula="of:=MAX([.$G90];[.$T90];[.$AG90])" office:value-type="float"/>
          <table:table-cell table:formula="of:=MAX([.$H90];[.$U90];[.$AH90])" office:value-type="float"/>
          <table:table-cell table:formula="of:=MAX([.$I90];[.$V90];[.$AI90])" office:value-type="float"/>
          <table:table-cell table:formula="of:=MAX([.$J90];[.$W90])" office:value-type="float"/>
          <table:table-cell table:formula="of:=MAX([.$K90];[.$X90];[.$AJ90])" office:value-type="float"/>
          <table:table-cell table:formula="of:=MAX([.$L90];[.$Y90];[.$AK90])" office:value-type="float"/>
          <table:table-cell table:formula="of:=MAX([.$M90];[.$Z90];[.$AL90])" office:value-type="float"/>
          <table:table-cell table:formula="of:=MAX([.$N90];[.$AA90];[.$AM90])" office:value-type="float"/>
        </table:table-row>
        <table:table-row table:style-name="ro1">
          <table:table-cell office:value-type="string">
            <text:p>BLOCKS.BLOCKS-10-2.asp/17</text:p>
          </table:table-cell>
          <table:table-cell office:value-type="float" office:value="0.483915"/>
          <table:table-cell office:value-type="float" office:value="0.439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117.0"/>
          <table:table-cell office:value-type="float" office:value="117.0"/>
          <table:table-cell office:value-type="float" office:value="37726.0"/>
          <table:table-cell office:value-type="float" office:value="20425.0"/>
          <table:table-cell office:value-type="float" office:value="0.0"/>
          <table:table-cell office:value-type="float" office:value="0.0"/>
          <table:table-cell office:value-type="float" office:value="0.562046"/>
          <table:table-cell office:value-type="float" office:value="0.513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117.0"/>
          <table:table-cell office:value-type="float" office:value="117.0"/>
          <table:table-cell office:value-type="float" office:value="37726.0"/>
          <table:table-cell office:value-type="float" office:value="20425.0"/>
          <table:table-cell office:value-type="float" office:value="0.0"/>
          <table:table-cell office:value-type="float" office:value="0.0"/>
          <table:table-cell office:value-type="float" office:value="0.419575"/>
          <table:table-cell office:value-type="float" office:value="0.375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.0"/>
          <table:table-cell office:value-type="float" office:value="756.0"/>
          <table:table-cell office:value-type="float" office:value="37726.0"/>
          <table:table-cell office:value-type="float" office:value="20425.0"/>
          <table:table-cell office:value-type="float" office:value="0.0"/>
          <table:table-cell office:value-type="float" office:value="0.0"/>
          <table:table-cell table:formula="of:=MIN([.$B91];[.$O91];[.$AB91])" office:value-type="float"/>
          <table:table-cell table:formula="of:=MIN([.$C91];[.$P91];[.$AC91])" office:value-type="float"/>
          <table:table-cell table:formula="of:=MIN([.$D91];[.$Q91];[.$AD91])" office:value-type="float"/>
          <table:table-cell table:formula="of:=MIN([.$E91];[.$R91];[.$AE91])" office:value-type="float"/>
          <table:table-cell table:formula="of:=MIN([.$F91];[.$S91];[.$AF91])" office:value-type="float"/>
          <table:table-cell table:formula="of:=MIN([.$G91];[.$T91];[.$AG91])" office:value-type="float"/>
          <table:table-cell table:formula="of:=MIN([.$H91];[.$U91];[.$AH91])" office:value-type="float"/>
          <table:table-cell table:formula="of:=MIN([.$I91];[.$V91];[.$AI91])" office:value-type="float"/>
          <table:table-cell table:formula="of:=MIN([.$J91];[.$W91])" office:value-type="float"/>
          <table:table-cell table:formula="of:=MIN([.$K91];[.$X91];[.$AJ91])" office:value-type="float"/>
          <table:table-cell table:formula="of:=MIN([.$L91];[.$Y91];[.$AK91])" office:value-type="float"/>
          <table:table-cell table:formula="of:=MIN([.$M91];[.$Z91];[.$AL91])" office:value-type="float"/>
          <table:table-cell table:formula="of:=MIN([.$N91];[.$AA91];[.$AM91])" office:value-type="float"/>
          <table:table-cell table:formula="of:=MEDIAN([.$B91];[.$O91];[.$AB91])" office:value-type="float"/>
          <table:table-cell table:formula="of:=MEDIAN([.$C91];[.$P91];[.$AC91])" office:value-type="float"/>
          <table:table-cell table:formula="of:=MEDIAN([.$D91];[.$Q91];[.$AD91])" office:value-type="float"/>
          <table:table-cell table:formula="of:=MEDIAN([.$E91];[.$R91];[.$AE91])" office:value-type="float"/>
          <table:table-cell table:formula="of:=MEDIAN([.$F91];[.$S91];[.$AF91])" office:value-type="float"/>
          <table:table-cell table:formula="of:=MEDIAN([.$G91];[.$T91];[.$AG91])" office:value-type="float"/>
          <table:table-cell table:formula="of:=MEDIAN([.$H91];[.$U91];[.$AH91])" office:value-type="float"/>
          <table:table-cell table:formula="of:=MEDIAN([.$I91];[.$V91];[.$AI91])" office:value-type="float"/>
          <table:table-cell table:formula="of:=MEDIAN([.$J91];[.$W91])" office:value-type="float"/>
          <table:table-cell table:formula="of:=MEDIAN([.$K91];[.$X91];[.$AJ91])" office:value-type="float"/>
          <table:table-cell table:formula="of:=MEDIAN([.$L91];[.$Y91];[.$AK91])" office:value-type="float"/>
          <table:table-cell table:formula="of:=MEDIAN([.$M91];[.$Z91];[.$AL91])" office:value-type="float"/>
          <table:table-cell table:formula="of:=MEDIAN([.$N91];[.$AA91];[.$AM91])" office:value-type="float"/>
          <table:table-cell table:formula="of:=MAX([.$B91];[.$O91];[.$AB91])" office:value-type="float"/>
          <table:table-cell table:formula="of:=MAX([.$C91];[.$P91];[.$AC91])" office:value-type="float"/>
          <table:table-cell table:formula="of:=MAX([.$D91];[.$Q91];[.$AD91])" office:value-type="float"/>
          <table:table-cell table:formula="of:=MAX([.$E91];[.$R91];[.$AE91])" office:value-type="float"/>
          <table:table-cell table:formula="of:=MAX([.$F91];[.$S91];[.$AF91])" office:value-type="float"/>
          <table:table-cell table:formula="of:=MAX([.$G91];[.$T91];[.$AG91])" office:value-type="float"/>
          <table:table-cell table:formula="of:=MAX([.$H91];[.$U91];[.$AH91])" office:value-type="float"/>
          <table:table-cell table:formula="of:=MAX([.$I91];[.$V91];[.$AI91])" office:value-type="float"/>
          <table:table-cell table:formula="of:=MAX([.$J91];[.$W91])" office:value-type="float"/>
          <table:table-cell table:formula="of:=MAX([.$K91];[.$X91];[.$AJ91])" office:value-type="float"/>
          <table:table-cell table:formula="of:=MAX([.$L91];[.$Y91];[.$AK91])" office:value-type="float"/>
          <table:table-cell table:formula="of:=MAX([.$M91];[.$Z91];[.$AL91])" office:value-type="float"/>
          <table:table-cell table:formula="of:=MAX([.$N91];[.$AA91];[.$AM91])" office:value-type="float"/>
        </table:table-row>
        <table:table-row table:style-name="ro1">
          <table:table-cell office:value-type="string">
            <text:p>BLOCKS.BLOCKS-10-2.asp/18</text:p>
          </table:table-cell>
          <table:table-cell office:value-type="float" office:value="0.515867"/>
          <table:table-cell office:value-type="float" office:value="0.465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201.0"/>
          <table:table-cell office:value-type="float" office:value="201.0"/>
          <table:table-cell office:value-type="float" office:value="39891.0"/>
          <table:table-cell office:value-type="float" office:value="22239.0"/>
          <table:table-cell office:value-type="float" office:value="0.0"/>
          <table:table-cell office:value-type="float" office:value="0.0"/>
          <table:table-cell office:value-type="float" office:value="0.512835"/>
          <table:table-cell office:value-type="float" office:value="0.466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201.0"/>
          <table:table-cell office:value-type="float" office:value="201.0"/>
          <table:table-cell office:value-type="float" office:value="39891.0"/>
          <table:table-cell office:value-type="float" office:value="22239.0"/>
          <table:table-cell office:value-type="float" office:value="0.0"/>
          <table:table-cell office:value-type="float" office:value="0.0"/>
          <table:table-cell office:value-type="float" office:value="0.455871"/>
          <table:table-cell office:value-type="float" office:value="0.412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6.0"/>
          <table:table-cell office:value-type="float" office:value="643.0"/>
          <table:table-cell office:value-type="float" office:value="39891.0"/>
          <table:table-cell office:value-type="float" office:value="22239.0"/>
          <table:table-cell office:value-type="float" office:value="0.0"/>
          <table:table-cell office:value-type="float" office:value="0.0"/>
          <table:table-cell table:formula="of:=MIN([.$B92];[.$O92];[.$AB92])" office:value-type="float"/>
          <table:table-cell table:formula="of:=MIN([.$C92];[.$P92];[.$AC92])" office:value-type="float"/>
          <table:table-cell table:formula="of:=MIN([.$D92];[.$Q92];[.$AD92])" office:value-type="float"/>
          <table:table-cell table:formula="of:=MIN([.$E92];[.$R92];[.$AE92])" office:value-type="float"/>
          <table:table-cell table:formula="of:=MIN([.$F92];[.$S92];[.$AF92])" office:value-type="float"/>
          <table:table-cell table:formula="of:=MIN([.$G92];[.$T92];[.$AG92])" office:value-type="float"/>
          <table:table-cell table:formula="of:=MIN([.$H92];[.$U92];[.$AH92])" office:value-type="float"/>
          <table:table-cell table:formula="of:=MIN([.$I92];[.$V92];[.$AI92])" office:value-type="float"/>
          <table:table-cell table:formula="of:=MIN([.$J92];[.$W92])" office:value-type="float"/>
          <table:table-cell table:formula="of:=MIN([.$K92];[.$X92];[.$AJ92])" office:value-type="float"/>
          <table:table-cell table:formula="of:=MIN([.$L92];[.$Y92];[.$AK92])" office:value-type="float"/>
          <table:table-cell table:formula="of:=MIN([.$M92];[.$Z92];[.$AL92])" office:value-type="float"/>
          <table:table-cell table:formula="of:=MIN([.$N92];[.$AA92];[.$AM92])" office:value-type="float"/>
          <table:table-cell table:formula="of:=MEDIAN([.$B92];[.$O92];[.$AB92])" office:value-type="float"/>
          <table:table-cell table:formula="of:=MEDIAN([.$C92];[.$P92];[.$AC92])" office:value-type="float"/>
          <table:table-cell table:formula="of:=MEDIAN([.$D92];[.$Q92];[.$AD92])" office:value-type="float"/>
          <table:table-cell table:formula="of:=MEDIAN([.$E92];[.$R92];[.$AE92])" office:value-type="float"/>
          <table:table-cell table:formula="of:=MEDIAN([.$F92];[.$S92];[.$AF92])" office:value-type="float"/>
          <table:table-cell table:formula="of:=MEDIAN([.$G92];[.$T92];[.$AG92])" office:value-type="float"/>
          <table:table-cell table:formula="of:=MEDIAN([.$H92];[.$U92];[.$AH92])" office:value-type="float"/>
          <table:table-cell table:formula="of:=MEDIAN([.$I92];[.$V92];[.$AI92])" office:value-type="float"/>
          <table:table-cell table:formula="of:=MEDIAN([.$J92];[.$W92])" office:value-type="float"/>
          <table:table-cell table:formula="of:=MEDIAN([.$K92];[.$X92];[.$AJ92])" office:value-type="float"/>
          <table:table-cell table:formula="of:=MEDIAN([.$L92];[.$Y92];[.$AK92])" office:value-type="float"/>
          <table:table-cell table:formula="of:=MEDIAN([.$M92];[.$Z92];[.$AL92])" office:value-type="float"/>
          <table:table-cell table:formula="of:=MEDIAN([.$N92];[.$AA92];[.$AM92])" office:value-type="float"/>
          <table:table-cell table:formula="of:=MAX([.$B92];[.$O92];[.$AB92])" office:value-type="float"/>
          <table:table-cell table:formula="of:=MAX([.$C92];[.$P92];[.$AC92])" office:value-type="float"/>
          <table:table-cell table:formula="of:=MAX([.$D92];[.$Q92];[.$AD92])" office:value-type="float"/>
          <table:table-cell table:formula="of:=MAX([.$E92];[.$R92];[.$AE92])" office:value-type="float"/>
          <table:table-cell table:formula="of:=MAX([.$F92];[.$S92];[.$AF92])" office:value-type="float"/>
          <table:table-cell table:formula="of:=MAX([.$G92];[.$T92];[.$AG92])" office:value-type="float"/>
          <table:table-cell table:formula="of:=MAX([.$H92];[.$U92];[.$AH92])" office:value-type="float"/>
          <table:table-cell table:formula="of:=MAX([.$I92];[.$V92];[.$AI92])" office:value-type="float"/>
          <table:table-cell table:formula="of:=MAX([.$J92];[.$W92])" office:value-type="float"/>
          <table:table-cell table:formula="of:=MAX([.$K92];[.$X92];[.$AJ92])" office:value-type="float"/>
          <table:table-cell table:formula="of:=MAX([.$L92];[.$Y92];[.$AK92])" office:value-type="float"/>
          <table:table-cell table:formula="of:=MAX([.$M92];[.$Z92];[.$AL92])" office:value-type="float"/>
          <table:table-cell table:formula="of:=MAX([.$N92];[.$AA92];[.$AM92])" office:value-type="float"/>
        </table:table-row>
        <table:table-row table:style-name="ro1">
          <table:table-cell office:value-type="string">
            <text:p>BLOCKS.BLOCKS-10-2.asp/19</text:p>
          </table:table-cell>
          <table:table-cell office:value-type="float" office:value="0.601063"/>
          <table:table-cell office:value-type="float" office:value="0.545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218.0"/>
          <table:table-cell office:value-type="float" office:value="218.0"/>
          <table:table-cell office:value-type="float" office:value="42056.0"/>
          <table:table-cell office:value-type="float" office:value="24053.0"/>
          <table:table-cell office:value-type="float" office:value="0.0"/>
          <table:table-cell office:value-type="float" office:value="0.0"/>
          <table:table-cell office:value-type="float" office:value="0.541807"/>
          <table:table-cell office:value-type="float" office:value="0.493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218.0"/>
          <table:table-cell office:value-type="float" office:value="218.0"/>
          <table:table-cell office:value-type="float" office:value="42056.0"/>
          <table:table-cell office:value-type="float" office:value="24053.0"/>
          <table:table-cell office:value-type="float" office:value="0.0"/>
          <table:table-cell office:value-type="float" office:value="0.0"/>
          <table:table-cell office:value-type="float" office:value="0.465137"/>
          <table:table-cell office:value-type="float" office:value="0.42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1.0"/>
          <table:table-cell office:value-type="float" office:value="1300.0"/>
          <table:table-cell office:value-type="float" office:value="42056.0"/>
          <table:table-cell office:value-type="float" office:value="24053.0"/>
          <table:table-cell office:value-type="float" office:value="0.0"/>
          <table:table-cell office:value-type="float" office:value="0.0"/>
          <table:table-cell table:formula="of:=MIN([.$B93];[.$O93];[.$AB93])" office:value-type="float"/>
          <table:table-cell table:formula="of:=MIN([.$C93];[.$P93];[.$AC93])" office:value-type="float"/>
          <table:table-cell table:formula="of:=MIN([.$D93];[.$Q93];[.$AD93])" office:value-type="float"/>
          <table:table-cell table:formula="of:=MIN([.$E93];[.$R93];[.$AE93])" office:value-type="float"/>
          <table:table-cell table:formula="of:=MIN([.$F93];[.$S93];[.$AF93])" office:value-type="float"/>
          <table:table-cell table:formula="of:=MIN([.$G93];[.$T93];[.$AG93])" office:value-type="float"/>
          <table:table-cell table:formula="of:=MIN([.$H93];[.$U93];[.$AH93])" office:value-type="float"/>
          <table:table-cell table:formula="of:=MIN([.$I93];[.$V93];[.$AI93])" office:value-type="float"/>
          <table:table-cell table:formula="of:=MIN([.$J93];[.$W93])" office:value-type="float"/>
          <table:table-cell table:formula="of:=MIN([.$K93];[.$X93];[.$AJ93])" office:value-type="float"/>
          <table:table-cell table:formula="of:=MIN([.$L93];[.$Y93];[.$AK93])" office:value-type="float"/>
          <table:table-cell table:formula="of:=MIN([.$M93];[.$Z93];[.$AL93])" office:value-type="float"/>
          <table:table-cell table:formula="of:=MIN([.$N93];[.$AA93];[.$AM93])" office:value-type="float"/>
          <table:table-cell table:formula="of:=MEDIAN([.$B93];[.$O93];[.$AB93])" office:value-type="float"/>
          <table:table-cell table:formula="of:=MEDIAN([.$C93];[.$P93];[.$AC93])" office:value-type="float"/>
          <table:table-cell table:formula="of:=MEDIAN([.$D93];[.$Q93];[.$AD93])" office:value-type="float"/>
          <table:table-cell table:formula="of:=MEDIAN([.$E93];[.$R93];[.$AE93])" office:value-type="float"/>
          <table:table-cell table:formula="of:=MEDIAN([.$F93];[.$S93];[.$AF93])" office:value-type="float"/>
          <table:table-cell table:formula="of:=MEDIAN([.$G93];[.$T93];[.$AG93])" office:value-type="float"/>
          <table:table-cell table:formula="of:=MEDIAN([.$H93];[.$U93];[.$AH93])" office:value-type="float"/>
          <table:table-cell table:formula="of:=MEDIAN([.$I93];[.$V93];[.$AI93])" office:value-type="float"/>
          <table:table-cell table:formula="of:=MEDIAN([.$J93];[.$W93])" office:value-type="float"/>
          <table:table-cell table:formula="of:=MEDIAN([.$K93];[.$X93];[.$AJ93])" office:value-type="float"/>
          <table:table-cell table:formula="of:=MEDIAN([.$L93];[.$Y93];[.$AK93])" office:value-type="float"/>
          <table:table-cell table:formula="of:=MEDIAN([.$M93];[.$Z93];[.$AL93])" office:value-type="float"/>
          <table:table-cell table:formula="of:=MEDIAN([.$N93];[.$AA93];[.$AM93])" office:value-type="float"/>
          <table:table-cell table:formula="of:=MAX([.$B93];[.$O93];[.$AB93])" office:value-type="float"/>
          <table:table-cell table:formula="of:=MAX([.$C93];[.$P93];[.$AC93])" office:value-type="float"/>
          <table:table-cell table:formula="of:=MAX([.$D93];[.$Q93];[.$AD93])" office:value-type="float"/>
          <table:table-cell table:formula="of:=MAX([.$E93];[.$R93];[.$AE93])" office:value-type="float"/>
          <table:table-cell table:formula="of:=MAX([.$F93];[.$S93];[.$AF93])" office:value-type="float"/>
          <table:table-cell table:formula="of:=MAX([.$G93];[.$T93];[.$AG93])" office:value-type="float"/>
          <table:table-cell table:formula="of:=MAX([.$H93];[.$U93];[.$AH93])" office:value-type="float"/>
          <table:table-cell table:formula="of:=MAX([.$I93];[.$V93];[.$AI93])" office:value-type="float"/>
          <table:table-cell table:formula="of:=MAX([.$J93];[.$W93])" office:value-type="float"/>
          <table:table-cell table:formula="of:=MAX([.$K93];[.$X93];[.$AJ93])" office:value-type="float"/>
          <table:table-cell table:formula="of:=MAX([.$L93];[.$Y93];[.$AK93])" office:value-type="float"/>
          <table:table-cell table:formula="of:=MAX([.$M93];[.$Z93];[.$AL93])" office:value-type="float"/>
          <table:table-cell table:formula="of:=MAX([.$N93];[.$AA93];[.$AM93])" office:value-type="float"/>
        </table:table-row>
        <table:table-row table:style-name="ro1">
          <table:table-cell office:value-type="string">
            <text:p>BLOCKS.BLOCKS-10-2.asp/2</text:p>
          </table:table-cell>
          <table:table-cell office:value-type="float" office:value="0.106024"/>
          <table:table-cell office:value-type="float" office:value="0.0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251.0"/>
          <table:table-cell office:value-type="float" office:value="31.0"/>
          <table:table-cell office:value-type="float" office:value="0.0"/>
          <table:table-cell office:value-type="float" office:value="0.0"/>
          <table:table-cell office:value-type="float" office:value="0.115035"/>
          <table:table-cell office:value-type="float" office:value="0.0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251.0"/>
          <table:table-cell office:value-type="float" office:value="31.0"/>
          <table:table-cell office:value-type="float" office:value="0.0"/>
          <table:table-cell office:value-type="float" office:value="0.0"/>
          <table:table-cell office:value-type="float" office:value="0.105444"/>
          <table:table-cell office:value-type="float" office:value="0.0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5251.0"/>
          <table:table-cell office:value-type="float" office:value="31.0"/>
          <table:table-cell office:value-type="float" office:value="0.0"/>
          <table:table-cell office:value-type="float" office:value="0.0"/>
          <table:table-cell table:formula="of:=MIN([.$B94];[.$O94];[.$AB94])" office:value-type="float"/>
          <table:table-cell table:formula="of:=MIN([.$C94];[.$P94];[.$AC94])" office:value-type="float"/>
          <table:table-cell table:formula="of:=MIN([.$D94];[.$Q94];[.$AD94])" office:value-type="float"/>
          <table:table-cell table:formula="of:=MIN([.$E94];[.$R94];[.$AE94])" office:value-type="float"/>
          <table:table-cell table:formula="of:=MIN([.$F94];[.$S94];[.$AF94])" office:value-type="float"/>
          <table:table-cell table:formula="of:=MIN([.$G94];[.$T94];[.$AG94])" office:value-type="float"/>
          <table:table-cell table:formula="of:=MIN([.$H94];[.$U94];[.$AH94])" office:value-type="float"/>
          <table:table-cell table:formula="of:=MIN([.$I94];[.$V94];[.$AI94])" office:value-type="float"/>
          <table:table-cell table:formula="of:=MIN([.$J94];[.$W94])" office:value-type="float"/>
          <table:table-cell table:formula="of:=MIN([.$K94];[.$X94];[.$AJ94])" office:value-type="float"/>
          <table:table-cell table:formula="of:=MIN([.$L94];[.$Y94];[.$AK94])" office:value-type="float"/>
          <table:table-cell table:formula="of:=MIN([.$M94];[.$Z94];[.$AL94])" office:value-type="float"/>
          <table:table-cell table:formula="of:=MIN([.$N94];[.$AA94];[.$AM94])" office:value-type="float"/>
          <table:table-cell table:formula="of:=MEDIAN([.$B94];[.$O94];[.$AB94])" office:value-type="float"/>
          <table:table-cell table:formula="of:=MEDIAN([.$C94];[.$P94];[.$AC94])" office:value-type="float"/>
          <table:table-cell table:formula="of:=MEDIAN([.$D94];[.$Q94];[.$AD94])" office:value-type="float"/>
          <table:table-cell table:formula="of:=MEDIAN([.$E94];[.$R94];[.$AE94])" office:value-type="float"/>
          <table:table-cell table:formula="of:=MEDIAN([.$F94];[.$S94];[.$AF94])" office:value-type="float"/>
          <table:table-cell table:formula="of:=MEDIAN([.$G94];[.$T94];[.$AG94])" office:value-type="float"/>
          <table:table-cell table:formula="of:=MEDIAN([.$H94];[.$U94];[.$AH94])" office:value-type="float"/>
          <table:table-cell table:formula="of:=MEDIAN([.$I94];[.$V94];[.$AI94])" office:value-type="float"/>
          <table:table-cell table:formula="of:=MEDIAN([.$J94];[.$W94])" office:value-type="float"/>
          <table:table-cell table:formula="of:=MEDIAN([.$K94];[.$X94];[.$AJ94])" office:value-type="float"/>
          <table:table-cell table:formula="of:=MEDIAN([.$L94];[.$Y94];[.$AK94])" office:value-type="float"/>
          <table:table-cell table:formula="of:=MEDIAN([.$M94];[.$Z94];[.$AL94])" office:value-type="float"/>
          <table:table-cell table:formula="of:=MEDIAN([.$N94];[.$AA94];[.$AM94])" office:value-type="float"/>
          <table:table-cell table:formula="of:=MAX([.$B94];[.$O94];[.$AB94])" office:value-type="float"/>
          <table:table-cell table:formula="of:=MAX([.$C94];[.$P94];[.$AC94])" office:value-type="float"/>
          <table:table-cell table:formula="of:=MAX([.$D94];[.$Q94];[.$AD94])" office:value-type="float"/>
          <table:table-cell table:formula="of:=MAX([.$E94];[.$R94];[.$AE94])" office:value-type="float"/>
          <table:table-cell table:formula="of:=MAX([.$F94];[.$S94];[.$AF94])" office:value-type="float"/>
          <table:table-cell table:formula="of:=MAX([.$G94];[.$T94];[.$AG94])" office:value-type="float"/>
          <table:table-cell table:formula="of:=MAX([.$H94];[.$U94];[.$AH94])" office:value-type="float"/>
          <table:table-cell table:formula="of:=MAX([.$I94];[.$V94];[.$AI94])" office:value-type="float"/>
          <table:table-cell table:formula="of:=MAX([.$J94];[.$W94])" office:value-type="float"/>
          <table:table-cell table:formula="of:=MAX([.$K94];[.$X94];[.$AJ94])" office:value-type="float"/>
          <table:table-cell table:formula="of:=MAX([.$L94];[.$Y94];[.$AK94])" office:value-type="float"/>
          <table:table-cell table:formula="of:=MAX([.$M94];[.$Z94];[.$AL94])" office:value-type="float"/>
          <table:table-cell table:formula="of:=MAX([.$N94];[.$AA94];[.$AM94])" office:value-type="float"/>
        </table:table-row>
        <table:table-row table:style-name="ro1">
          <table:table-cell office:value-type="string">
            <text:p>BLOCKS.BLOCKS-10-2.asp/20</text:p>
          </table:table-cell>
          <table:table-cell office:value-type="float" office:value="0.602091"/>
          <table:table-cell office:value-type="float" office:value="0.556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4.0"/>
          <table:table-cell office:value-type="float" office:value="352.0"/>
          <table:table-cell office:value-type="float" office:value="352.0"/>
          <table:table-cell office:value-type="float" office:value="44221.0"/>
          <table:table-cell office:value-type="float" office:value="25867.0"/>
          <table:table-cell office:value-type="float" office:value="0.0"/>
          <table:table-cell office:value-type="float" office:value="0.0"/>
          <table:table-cell office:value-type="float" office:value="0.640827"/>
          <table:table-cell office:value-type="float" office:value="0.595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4.0"/>
          <table:table-cell office:value-type="float" office:value="352.0"/>
          <table:table-cell office:value-type="float" office:value="352.0"/>
          <table:table-cell office:value-type="float" office:value="44221.0"/>
          <table:table-cell office:value-type="float" office:value="25867.0"/>
          <table:table-cell office:value-type="float" office:value="0.0"/>
          <table:table-cell office:value-type="float" office:value="0.0"/>
          <table:table-cell office:value-type="float" office:value="0.502182"/>
          <table:table-cell office:value-type="float" office:value="0.455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5.0"/>
          <table:table-cell office:value-type="float" office:value="1229.0"/>
          <table:table-cell office:value-type="float" office:value="44221.0"/>
          <table:table-cell office:value-type="float" office:value="25867.0"/>
          <table:table-cell office:value-type="float" office:value="0.0"/>
          <table:table-cell office:value-type="float" office:value="0.0"/>
          <table:table-cell table:formula="of:=MIN([.$B95];[.$O95];[.$AB95])" office:value-type="float"/>
          <table:table-cell table:formula="of:=MIN([.$C95];[.$P95];[.$AC95])" office:value-type="float"/>
          <table:table-cell table:formula="of:=MIN([.$D95];[.$Q95];[.$AD95])" office:value-type="float"/>
          <table:table-cell table:formula="of:=MIN([.$E95];[.$R95];[.$AE95])" office:value-type="float"/>
          <table:table-cell table:formula="of:=MIN([.$F95];[.$S95];[.$AF95])" office:value-type="float"/>
          <table:table-cell table:formula="of:=MIN([.$G95];[.$T95];[.$AG95])" office:value-type="float"/>
          <table:table-cell table:formula="of:=MIN([.$H95];[.$U95];[.$AH95])" office:value-type="float"/>
          <table:table-cell table:formula="of:=MIN([.$I95];[.$V95];[.$AI95])" office:value-type="float"/>
          <table:table-cell table:formula="of:=MIN([.$J95];[.$W95])" office:value-type="float"/>
          <table:table-cell table:formula="of:=MIN([.$K95];[.$X95];[.$AJ95])" office:value-type="float"/>
          <table:table-cell table:formula="of:=MIN([.$L95];[.$Y95];[.$AK95])" office:value-type="float"/>
          <table:table-cell table:formula="of:=MIN([.$M95];[.$Z95];[.$AL95])" office:value-type="float"/>
          <table:table-cell table:formula="of:=MIN([.$N95];[.$AA95];[.$AM95])" office:value-type="float"/>
          <table:table-cell table:formula="of:=MEDIAN([.$B95];[.$O95];[.$AB95])" office:value-type="float"/>
          <table:table-cell table:formula="of:=MEDIAN([.$C95];[.$P95];[.$AC95])" office:value-type="float"/>
          <table:table-cell table:formula="of:=MEDIAN([.$D95];[.$Q95];[.$AD95])" office:value-type="float"/>
          <table:table-cell table:formula="of:=MEDIAN([.$E95];[.$R95];[.$AE95])" office:value-type="float"/>
          <table:table-cell table:formula="of:=MEDIAN([.$F95];[.$S95];[.$AF95])" office:value-type="float"/>
          <table:table-cell table:formula="of:=MEDIAN([.$G95];[.$T95];[.$AG95])" office:value-type="float"/>
          <table:table-cell table:formula="of:=MEDIAN([.$H95];[.$U95];[.$AH95])" office:value-type="float"/>
          <table:table-cell table:formula="of:=MEDIAN([.$I95];[.$V95];[.$AI95])" office:value-type="float"/>
          <table:table-cell table:formula="of:=MEDIAN([.$J95];[.$W95])" office:value-type="float"/>
          <table:table-cell table:formula="of:=MEDIAN([.$K95];[.$X95];[.$AJ95])" office:value-type="float"/>
          <table:table-cell table:formula="of:=MEDIAN([.$L95];[.$Y95];[.$AK95])" office:value-type="float"/>
          <table:table-cell table:formula="of:=MEDIAN([.$M95];[.$Z95];[.$AL95])" office:value-type="float"/>
          <table:table-cell table:formula="of:=MEDIAN([.$N95];[.$AA95];[.$AM95])" office:value-type="float"/>
          <table:table-cell table:formula="of:=MAX([.$B95];[.$O95];[.$AB95])" office:value-type="float"/>
          <table:table-cell table:formula="of:=MAX([.$C95];[.$P95];[.$AC95])" office:value-type="float"/>
          <table:table-cell table:formula="of:=MAX([.$D95];[.$Q95];[.$AD95])" office:value-type="float"/>
          <table:table-cell table:formula="of:=MAX([.$E95];[.$R95];[.$AE95])" office:value-type="float"/>
          <table:table-cell table:formula="of:=MAX([.$F95];[.$S95];[.$AF95])" office:value-type="float"/>
          <table:table-cell table:formula="of:=MAX([.$G95];[.$T95];[.$AG95])" office:value-type="float"/>
          <table:table-cell table:formula="of:=MAX([.$H95];[.$U95];[.$AH95])" office:value-type="float"/>
          <table:table-cell table:formula="of:=MAX([.$I95];[.$V95];[.$AI95])" office:value-type="float"/>
          <table:table-cell table:formula="of:=MAX([.$J95];[.$W95])" office:value-type="float"/>
          <table:table-cell table:formula="of:=MAX([.$K95];[.$X95];[.$AJ95])" office:value-type="float"/>
          <table:table-cell table:formula="of:=MAX([.$L95];[.$Y95];[.$AK95])" office:value-type="float"/>
          <table:table-cell table:formula="of:=MAX([.$M95];[.$Z95];[.$AL95])" office:value-type="float"/>
          <table:table-cell table:formula="of:=MAX([.$N95];[.$AA95];[.$AM95])" office:value-type="float"/>
        </table:table-row>
        <table:table-row table:style-name="ro1">
          <table:table-cell office:value-type="string">
            <text:p>BLOCKS.BLOCKS-10-2.asp/21</text:p>
          </table:table-cell>
          <table:table-cell office:value-type="float" office:value="0.677696"/>
          <table:table-cell office:value-type="float" office:value="0.631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2.0"/>
          <table:table-cell office:value-type="float" office:value="472.0"/>
          <table:table-cell office:value-type="float" office:value="472.0"/>
          <table:table-cell office:value-type="float" office:value="46386.0"/>
          <table:table-cell office:value-type="float" office:value="27681.0"/>
          <table:table-cell office:value-type="float" office:value="0.0"/>
          <table:table-cell office:value-type="float" office:value="0.0"/>
          <table:table-cell office:value-type="float" office:value="0.646548"/>
          <table:table-cell office:value-type="float" office:value="0.601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2.0"/>
          <table:table-cell office:value-type="float" office:value="472.0"/>
          <table:table-cell office:value-type="float" office:value="472.0"/>
          <table:table-cell office:value-type="float" office:value="46386.0"/>
          <table:table-cell office:value-type="float" office:value="27681.0"/>
          <table:table-cell office:value-type="float" office:value="0.0"/>
          <table:table-cell office:value-type="float" office:value="0.0"/>
          <table:table-cell office:value-type="float" office:value="0.590842"/>
          <table:table-cell office:value-type="float" office:value="0.545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8.0"/>
          <table:table-cell office:value-type="float" office:value="1490.0"/>
          <table:table-cell office:value-type="float" office:value="46386.0"/>
          <table:table-cell office:value-type="float" office:value="27681.0"/>
          <table:table-cell office:value-type="float" office:value="0.0"/>
          <table:table-cell office:value-type="float" office:value="0.0"/>
          <table:table-cell table:formula="of:=MIN([.$B96];[.$O96];[.$AB96])" office:value-type="float"/>
          <table:table-cell table:formula="of:=MIN([.$C96];[.$P96];[.$AC96])" office:value-type="float"/>
          <table:table-cell table:formula="of:=MIN([.$D96];[.$Q96];[.$AD96])" office:value-type="float"/>
          <table:table-cell table:formula="of:=MIN([.$E96];[.$R96];[.$AE96])" office:value-type="float"/>
          <table:table-cell table:formula="of:=MIN([.$F96];[.$S96];[.$AF96])" office:value-type="float"/>
          <table:table-cell table:formula="of:=MIN([.$G96];[.$T96];[.$AG96])" office:value-type="float"/>
          <table:table-cell table:formula="of:=MIN([.$H96];[.$U96];[.$AH96])" office:value-type="float"/>
          <table:table-cell table:formula="of:=MIN([.$I96];[.$V96];[.$AI96])" office:value-type="float"/>
          <table:table-cell table:formula="of:=MIN([.$J96];[.$W96])" office:value-type="float"/>
          <table:table-cell table:formula="of:=MIN([.$K96];[.$X96];[.$AJ96])" office:value-type="float"/>
          <table:table-cell table:formula="of:=MIN([.$L96];[.$Y96];[.$AK96])" office:value-type="float"/>
          <table:table-cell table:formula="of:=MIN([.$M96];[.$Z96];[.$AL96])" office:value-type="float"/>
          <table:table-cell table:formula="of:=MIN([.$N96];[.$AA96];[.$AM96])" office:value-type="float"/>
          <table:table-cell table:formula="of:=MEDIAN([.$B96];[.$O96];[.$AB96])" office:value-type="float"/>
          <table:table-cell table:formula="of:=MEDIAN([.$C96];[.$P96];[.$AC96])" office:value-type="float"/>
          <table:table-cell table:formula="of:=MEDIAN([.$D96];[.$Q96];[.$AD96])" office:value-type="float"/>
          <table:table-cell table:formula="of:=MEDIAN([.$E96];[.$R96];[.$AE96])" office:value-type="float"/>
          <table:table-cell table:formula="of:=MEDIAN([.$F96];[.$S96];[.$AF96])" office:value-type="float"/>
          <table:table-cell table:formula="of:=MEDIAN([.$G96];[.$T96];[.$AG96])" office:value-type="float"/>
          <table:table-cell table:formula="of:=MEDIAN([.$H96];[.$U96];[.$AH96])" office:value-type="float"/>
          <table:table-cell table:formula="of:=MEDIAN([.$I96];[.$V96];[.$AI96])" office:value-type="float"/>
          <table:table-cell table:formula="of:=MEDIAN([.$J96];[.$W96])" office:value-type="float"/>
          <table:table-cell table:formula="of:=MEDIAN([.$K96];[.$X96];[.$AJ96])" office:value-type="float"/>
          <table:table-cell table:formula="of:=MEDIAN([.$L96];[.$Y96];[.$AK96])" office:value-type="float"/>
          <table:table-cell table:formula="of:=MEDIAN([.$M96];[.$Z96];[.$AL96])" office:value-type="float"/>
          <table:table-cell table:formula="of:=MEDIAN([.$N96];[.$AA96];[.$AM96])" office:value-type="float"/>
          <table:table-cell table:formula="of:=MAX([.$B96];[.$O96];[.$AB96])" office:value-type="float"/>
          <table:table-cell table:formula="of:=MAX([.$C96];[.$P96];[.$AC96])" office:value-type="float"/>
          <table:table-cell table:formula="of:=MAX([.$D96];[.$Q96];[.$AD96])" office:value-type="float"/>
          <table:table-cell table:formula="of:=MAX([.$E96];[.$R96];[.$AE96])" office:value-type="float"/>
          <table:table-cell table:formula="of:=MAX([.$F96];[.$S96];[.$AF96])" office:value-type="float"/>
          <table:table-cell table:formula="of:=MAX([.$G96];[.$T96];[.$AG96])" office:value-type="float"/>
          <table:table-cell table:formula="of:=MAX([.$H96];[.$U96];[.$AH96])" office:value-type="float"/>
          <table:table-cell table:formula="of:=MAX([.$I96];[.$V96];[.$AI96])" office:value-type="float"/>
          <table:table-cell table:formula="of:=MAX([.$J96];[.$W96])" office:value-type="float"/>
          <table:table-cell table:formula="of:=MAX([.$K96];[.$X96];[.$AJ96])" office:value-type="float"/>
          <table:table-cell table:formula="of:=MAX([.$L96];[.$Y96];[.$AK96])" office:value-type="float"/>
          <table:table-cell table:formula="of:=MAX([.$M96];[.$Z96];[.$AL96])" office:value-type="float"/>
          <table:table-cell table:formula="of:=MAX([.$N96];[.$AA96];[.$AM96])" office:value-type="float"/>
        </table:table-row>
        <table:table-row table:style-name="ro1">
          <table:table-cell office:value-type="string">
            <text:p>BLOCKS.BLOCKS-10-2.asp/22</text:p>
          </table:table-cell>
          <table:table-cell office:value-type="float" office:value="0.656432"/>
          <table:table-cell office:value-type="float" office:value="0.61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1.0"/>
          <table:table-cell office:value-type="float" office:value="964.0"/>
          <table:table-cell office:value-type="float" office:value="964.0"/>
          <table:table-cell office:value-type="float" office:value="48551.0"/>
          <table:table-cell office:value-type="float" office:value="29495.0"/>
          <table:table-cell office:value-type="float" office:value="0.0"/>
          <table:table-cell office:value-type="float" office:value="0.0"/>
          <table:table-cell office:value-type="float" office:value="0.75668"/>
          <table:table-cell office:value-type="float" office:value="0.71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1.0"/>
          <table:table-cell office:value-type="float" office:value="964.0"/>
          <table:table-cell office:value-type="float" office:value="964.0"/>
          <table:table-cell office:value-type="float" office:value="48551.0"/>
          <table:table-cell office:value-type="float" office:value="29495.0"/>
          <table:table-cell office:value-type="float" office:value="0.0"/>
          <table:table-cell office:value-type="float" office:value="0.0"/>
          <table:table-cell office:value-type="float" office:value="0.653941"/>
          <table:table-cell office:value-type="float" office:value="0.607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18.0"/>
          <table:table-cell office:value-type="float" office:value="1784.0"/>
          <table:table-cell office:value-type="float" office:value="48551.0"/>
          <table:table-cell office:value-type="float" office:value="29495.0"/>
          <table:table-cell office:value-type="float" office:value="0.0"/>
          <table:table-cell office:value-type="float" office:value="0.0"/>
          <table:table-cell table:formula="of:=MIN([.$B97];[.$O97];[.$AB97])" office:value-type="float"/>
          <table:table-cell table:formula="of:=MIN([.$C97];[.$P97];[.$AC97])" office:value-type="float"/>
          <table:table-cell table:formula="of:=MIN([.$D97];[.$Q97];[.$AD97])" office:value-type="float"/>
          <table:table-cell table:formula="of:=MIN([.$E97];[.$R97];[.$AE97])" office:value-type="float"/>
          <table:table-cell table:formula="of:=MIN([.$F97];[.$S97];[.$AF97])" office:value-type="float"/>
          <table:table-cell table:formula="of:=MIN([.$G97];[.$T97];[.$AG97])" office:value-type="float"/>
          <table:table-cell table:formula="of:=MIN([.$H97];[.$U97];[.$AH97])" office:value-type="float"/>
          <table:table-cell table:formula="of:=MIN([.$I97];[.$V97];[.$AI97])" office:value-type="float"/>
          <table:table-cell table:formula="of:=MIN([.$J97];[.$W97])" office:value-type="float"/>
          <table:table-cell table:formula="of:=MIN([.$K97];[.$X97];[.$AJ97])" office:value-type="float"/>
          <table:table-cell table:formula="of:=MIN([.$L97];[.$Y97];[.$AK97])" office:value-type="float"/>
          <table:table-cell table:formula="of:=MIN([.$M97];[.$Z97];[.$AL97])" office:value-type="float"/>
          <table:table-cell table:formula="of:=MIN([.$N97];[.$AA97];[.$AM97])" office:value-type="float"/>
          <table:table-cell table:formula="of:=MEDIAN([.$B97];[.$O97];[.$AB97])" office:value-type="float"/>
          <table:table-cell table:formula="of:=MEDIAN([.$C97];[.$P97];[.$AC97])" office:value-type="float"/>
          <table:table-cell table:formula="of:=MEDIAN([.$D97];[.$Q97];[.$AD97])" office:value-type="float"/>
          <table:table-cell table:formula="of:=MEDIAN([.$E97];[.$R97];[.$AE97])" office:value-type="float"/>
          <table:table-cell table:formula="of:=MEDIAN([.$F97];[.$S97];[.$AF97])" office:value-type="float"/>
          <table:table-cell table:formula="of:=MEDIAN([.$G97];[.$T97];[.$AG97])" office:value-type="float"/>
          <table:table-cell table:formula="of:=MEDIAN([.$H97];[.$U97];[.$AH97])" office:value-type="float"/>
          <table:table-cell table:formula="of:=MEDIAN([.$I97];[.$V97];[.$AI97])" office:value-type="float"/>
          <table:table-cell table:formula="of:=MEDIAN([.$J97];[.$W97])" office:value-type="float"/>
          <table:table-cell table:formula="of:=MEDIAN([.$K97];[.$X97];[.$AJ97])" office:value-type="float"/>
          <table:table-cell table:formula="of:=MEDIAN([.$L97];[.$Y97];[.$AK97])" office:value-type="float"/>
          <table:table-cell table:formula="of:=MEDIAN([.$M97];[.$Z97];[.$AL97])" office:value-type="float"/>
          <table:table-cell table:formula="of:=MEDIAN([.$N97];[.$AA97];[.$AM97])" office:value-type="float"/>
          <table:table-cell table:formula="of:=MAX([.$B97];[.$O97];[.$AB97])" office:value-type="float"/>
          <table:table-cell table:formula="of:=MAX([.$C97];[.$P97];[.$AC97])" office:value-type="float"/>
          <table:table-cell table:formula="of:=MAX([.$D97];[.$Q97];[.$AD97])" office:value-type="float"/>
          <table:table-cell table:formula="of:=MAX([.$E97];[.$R97];[.$AE97])" office:value-type="float"/>
          <table:table-cell table:formula="of:=MAX([.$F97];[.$S97];[.$AF97])" office:value-type="float"/>
          <table:table-cell table:formula="of:=MAX([.$G97];[.$T97];[.$AG97])" office:value-type="float"/>
          <table:table-cell table:formula="of:=MAX([.$H97];[.$U97];[.$AH97])" office:value-type="float"/>
          <table:table-cell table:formula="of:=MAX([.$I97];[.$V97];[.$AI97])" office:value-type="float"/>
          <table:table-cell table:formula="of:=MAX([.$J97];[.$W97])" office:value-type="float"/>
          <table:table-cell table:formula="of:=MAX([.$K97];[.$X97];[.$AJ97])" office:value-type="float"/>
          <table:table-cell table:formula="of:=MAX([.$L97];[.$Y97];[.$AK97])" office:value-type="float"/>
          <table:table-cell table:formula="of:=MAX([.$M97];[.$Z97];[.$AL97])" office:value-type="float"/>
          <table:table-cell table:formula="of:=MAX([.$N97];[.$AA97];[.$AM97])" office:value-type="float"/>
        </table:table-row>
        <table:table-row table:style-name="ro1">
          <table:table-cell office:value-type="string">
            <text:p>BLOCKS.BLOCKS-10-2.asp/23</text:p>
          </table:table-cell>
          <table:table-cell office:value-type="float" office:value="0.780637"/>
          <table:table-cell office:value-type="float" office:value="0.735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87.0"/>
          <table:table-cell office:value-type="float" office:value="1399.0"/>
          <table:table-cell office:value-type="float" office:value="1399.0"/>
          <table:table-cell office:value-type="float" office:value="50716.0"/>
          <table:table-cell office:value-type="float" office:value="31309.0"/>
          <table:table-cell office:value-type="float" office:value="0.0"/>
          <table:table-cell office:value-type="float" office:value="0.0"/>
          <table:table-cell office:value-type="float" office:value="0.804219"/>
          <table:table-cell office:value-type="float" office:value="0.757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87.0"/>
          <table:table-cell office:value-type="float" office:value="1399.0"/>
          <table:table-cell office:value-type="float" office:value="1399.0"/>
          <table:table-cell office:value-type="float" office:value="50716.0"/>
          <table:table-cell office:value-type="float" office:value="31309.0"/>
          <table:table-cell office:value-type="float" office:value="0.0"/>
          <table:table-cell office:value-type="float" office:value="0.0"/>
          <table:table-cell office:value-type="float" office:value="0.652357"/>
          <table:table-cell office:value-type="float" office:value="0.606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17.0"/>
          <table:table-cell office:value-type="float" office:value="2261.0"/>
          <table:table-cell office:value-type="float" office:value="50716.0"/>
          <table:table-cell office:value-type="float" office:value="31309.0"/>
          <table:table-cell office:value-type="float" office:value="0.0"/>
          <table:table-cell office:value-type="float" office:value="0.0"/>
          <table:table-cell table:formula="of:=MIN([.$B98];[.$O98];[.$AB98])" office:value-type="float"/>
          <table:table-cell table:formula="of:=MIN([.$C98];[.$P98];[.$AC98])" office:value-type="float"/>
          <table:table-cell table:formula="of:=MIN([.$D98];[.$Q98];[.$AD98])" office:value-type="float"/>
          <table:table-cell table:formula="of:=MIN([.$E98];[.$R98];[.$AE98])" office:value-type="float"/>
          <table:table-cell table:formula="of:=MIN([.$F98];[.$S98];[.$AF98])" office:value-type="float"/>
          <table:table-cell table:formula="of:=MIN([.$G98];[.$T98];[.$AG98])" office:value-type="float"/>
          <table:table-cell table:formula="of:=MIN([.$H98];[.$U98];[.$AH98])" office:value-type="float"/>
          <table:table-cell table:formula="of:=MIN([.$I98];[.$V98];[.$AI98])" office:value-type="float"/>
          <table:table-cell table:formula="of:=MIN([.$J98];[.$W98])" office:value-type="float"/>
          <table:table-cell table:formula="of:=MIN([.$K98];[.$X98];[.$AJ98])" office:value-type="float"/>
          <table:table-cell table:formula="of:=MIN([.$L98];[.$Y98];[.$AK98])" office:value-type="float"/>
          <table:table-cell table:formula="of:=MIN([.$M98];[.$Z98];[.$AL98])" office:value-type="float"/>
          <table:table-cell table:formula="of:=MIN([.$N98];[.$AA98];[.$AM98])" office:value-type="float"/>
          <table:table-cell table:formula="of:=MEDIAN([.$B98];[.$O98];[.$AB98])" office:value-type="float"/>
          <table:table-cell table:formula="of:=MEDIAN([.$C98];[.$P98];[.$AC98])" office:value-type="float"/>
          <table:table-cell table:formula="of:=MEDIAN([.$D98];[.$Q98];[.$AD98])" office:value-type="float"/>
          <table:table-cell table:formula="of:=MEDIAN([.$E98];[.$R98];[.$AE98])" office:value-type="float"/>
          <table:table-cell table:formula="of:=MEDIAN([.$F98];[.$S98];[.$AF98])" office:value-type="float"/>
          <table:table-cell table:formula="of:=MEDIAN([.$G98];[.$T98];[.$AG98])" office:value-type="float"/>
          <table:table-cell table:formula="of:=MEDIAN([.$H98];[.$U98];[.$AH98])" office:value-type="float"/>
          <table:table-cell table:formula="of:=MEDIAN([.$I98];[.$V98];[.$AI98])" office:value-type="float"/>
          <table:table-cell table:formula="of:=MEDIAN([.$J98];[.$W98])" office:value-type="float"/>
          <table:table-cell table:formula="of:=MEDIAN([.$K98];[.$X98];[.$AJ98])" office:value-type="float"/>
          <table:table-cell table:formula="of:=MEDIAN([.$L98];[.$Y98];[.$AK98])" office:value-type="float"/>
          <table:table-cell table:formula="of:=MEDIAN([.$M98];[.$Z98];[.$AL98])" office:value-type="float"/>
          <table:table-cell table:formula="of:=MEDIAN([.$N98];[.$AA98];[.$AM98])" office:value-type="float"/>
          <table:table-cell table:formula="of:=MAX([.$B98];[.$O98];[.$AB98])" office:value-type="float"/>
          <table:table-cell table:formula="of:=MAX([.$C98];[.$P98];[.$AC98])" office:value-type="float"/>
          <table:table-cell table:formula="of:=MAX([.$D98];[.$Q98];[.$AD98])" office:value-type="float"/>
          <table:table-cell table:formula="of:=MAX([.$E98];[.$R98];[.$AE98])" office:value-type="float"/>
          <table:table-cell table:formula="of:=MAX([.$F98];[.$S98];[.$AF98])" office:value-type="float"/>
          <table:table-cell table:formula="of:=MAX([.$G98];[.$T98];[.$AG98])" office:value-type="float"/>
          <table:table-cell table:formula="of:=MAX([.$H98];[.$U98];[.$AH98])" office:value-type="float"/>
          <table:table-cell table:formula="of:=MAX([.$I98];[.$V98];[.$AI98])" office:value-type="float"/>
          <table:table-cell table:formula="of:=MAX([.$J98];[.$W98])" office:value-type="float"/>
          <table:table-cell table:formula="of:=MAX([.$K98];[.$X98];[.$AJ98])" office:value-type="float"/>
          <table:table-cell table:formula="of:=MAX([.$L98];[.$Y98];[.$AK98])" office:value-type="float"/>
          <table:table-cell table:formula="of:=MAX([.$M98];[.$Z98];[.$AL98])" office:value-type="float"/>
          <table:table-cell table:formula="of:=MAX([.$N98];[.$AA98];[.$AM98])" office:value-type="float"/>
        </table:table-row>
        <table:table-row table:style-name="ro1">
          <table:table-cell office:value-type="string">
            <text:p>BLOCKS.BLOCKS-10-2.asp/24</text:p>
          </table:table-cell>
          <table:table-cell office:value-type="float" office:value="1.16282"/>
          <table:table-cell office:value-type="float" office:value="1.112"/>
          <table:table-cell office:value-type="float" office:value="0.48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362.0"/>
          <table:table-cell office:value-type="float" office:value="4488.0"/>
          <table:table-cell office:value-type="float" office:value="4488.0"/>
          <table:table-cell office:value-type="float" office:value="52881.0"/>
          <table:table-cell office:value-type="float" office:value="33123.0"/>
          <table:table-cell office:value-type="float" office:value="0.0"/>
          <table:table-cell office:value-type="float" office:value="0.0"/>
          <table:table-cell office:value-type="float" office:value="1.22203"/>
          <table:table-cell office:value-type="float" office:value="1.173"/>
          <table:table-cell office:value-type="float" office:value="0.46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362.0"/>
          <table:table-cell office:value-type="float" office:value="4488.0"/>
          <table:table-cell office:value-type="float" office:value="4488.0"/>
          <table:table-cell office:value-type="float" office:value="52881.0"/>
          <table:table-cell office:value-type="float" office:value="33123.0"/>
          <table:table-cell office:value-type="float" office:value="0.0"/>
          <table:table-cell office:value-type="float" office:value="0.0"/>
          <table:table-cell office:value-type="float" office:value="0.788678"/>
          <table:table-cell office:value-type="float" office:value="0.723"/>
          <table:table-cell office:value-type="float" office:value="0.12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96.0"/>
          <table:table-cell office:value-type="float" office:value="2344.0"/>
          <table:table-cell office:value-type="float" office:value="52881.0"/>
          <table:table-cell office:value-type="float" office:value="33123.0"/>
          <table:table-cell office:value-type="float" office:value="0.0"/>
          <table:table-cell office:value-type="float" office:value="0.0"/>
          <table:table-cell table:formula="of:=MIN([.$B99];[.$O99];[.$AB99])" office:value-type="float"/>
          <table:table-cell table:formula="of:=MIN([.$C99];[.$P99];[.$AC99])" office:value-type="float"/>
          <table:table-cell table:formula="of:=MIN([.$D99];[.$Q99];[.$AD99])" office:value-type="float"/>
          <table:table-cell table:formula="of:=MIN([.$E99];[.$R99];[.$AE99])" office:value-type="float"/>
          <table:table-cell table:formula="of:=MIN([.$F99];[.$S99];[.$AF99])" office:value-type="float"/>
          <table:table-cell table:formula="of:=MIN([.$G99];[.$T99];[.$AG99])" office:value-type="float"/>
          <table:table-cell table:formula="of:=MIN([.$H99];[.$U99];[.$AH99])" office:value-type="float"/>
          <table:table-cell table:formula="of:=MIN([.$I99];[.$V99];[.$AI99])" office:value-type="float"/>
          <table:table-cell table:formula="of:=MIN([.$J99];[.$W99])" office:value-type="float"/>
          <table:table-cell table:formula="of:=MIN([.$K99];[.$X99];[.$AJ99])" office:value-type="float"/>
          <table:table-cell table:formula="of:=MIN([.$L99];[.$Y99];[.$AK99])" office:value-type="float"/>
          <table:table-cell table:formula="of:=MIN([.$M99];[.$Z99];[.$AL99])" office:value-type="float"/>
          <table:table-cell table:formula="of:=MIN([.$N99];[.$AA99];[.$AM99])" office:value-type="float"/>
          <table:table-cell table:formula="of:=MEDIAN([.$B99];[.$O99];[.$AB99])" office:value-type="float"/>
          <table:table-cell table:formula="of:=MEDIAN([.$C99];[.$P99];[.$AC99])" office:value-type="float"/>
          <table:table-cell table:formula="of:=MEDIAN([.$D99];[.$Q99];[.$AD99])" office:value-type="float"/>
          <table:table-cell table:formula="of:=MEDIAN([.$E99];[.$R99];[.$AE99])" office:value-type="float"/>
          <table:table-cell table:formula="of:=MEDIAN([.$F99];[.$S99];[.$AF99])" office:value-type="float"/>
          <table:table-cell table:formula="of:=MEDIAN([.$G99];[.$T99];[.$AG99])" office:value-type="float"/>
          <table:table-cell table:formula="of:=MEDIAN([.$H99];[.$U99];[.$AH99])" office:value-type="float"/>
          <table:table-cell table:formula="of:=MEDIAN([.$I99];[.$V99];[.$AI99])" office:value-type="float"/>
          <table:table-cell table:formula="of:=MEDIAN([.$J99];[.$W99])" office:value-type="float"/>
          <table:table-cell table:formula="of:=MEDIAN([.$K99];[.$X99];[.$AJ99])" office:value-type="float"/>
          <table:table-cell table:formula="of:=MEDIAN([.$L99];[.$Y99];[.$AK99])" office:value-type="float"/>
          <table:table-cell table:formula="of:=MEDIAN([.$M99];[.$Z99];[.$AL99])" office:value-type="float"/>
          <table:table-cell table:formula="of:=MEDIAN([.$N99];[.$AA99];[.$AM99])" office:value-type="float"/>
          <table:table-cell table:formula="of:=MAX([.$B99];[.$O99];[.$AB99])" office:value-type="float"/>
          <table:table-cell table:formula="of:=MAX([.$C99];[.$P99];[.$AC99])" office:value-type="float"/>
          <table:table-cell table:formula="of:=MAX([.$D99];[.$Q99];[.$AD99])" office:value-type="float"/>
          <table:table-cell table:formula="of:=MAX([.$E99];[.$R99];[.$AE99])" office:value-type="float"/>
          <table:table-cell table:formula="of:=MAX([.$F99];[.$S99];[.$AF99])" office:value-type="float"/>
          <table:table-cell table:formula="of:=MAX([.$G99];[.$T99];[.$AG99])" office:value-type="float"/>
          <table:table-cell table:formula="of:=MAX([.$H99];[.$U99];[.$AH99])" office:value-type="float"/>
          <table:table-cell table:formula="of:=MAX([.$I99];[.$V99];[.$AI99])" office:value-type="float"/>
          <table:table-cell table:formula="of:=MAX([.$J99];[.$W99])" office:value-type="float"/>
          <table:table-cell table:formula="of:=MAX([.$K99];[.$X99];[.$AJ99])" office:value-type="float"/>
          <table:table-cell table:formula="of:=MAX([.$L99];[.$Y99];[.$AK99])" office:value-type="float"/>
          <table:table-cell table:formula="of:=MAX([.$M99];[.$Z99];[.$AL99])" office:value-type="float"/>
          <table:table-cell table:formula="of:=MAX([.$N99];[.$AA99];[.$AM99])" office:value-type="float"/>
        </table:table-row>
        <table:table-row table:style-name="ro1">
          <table:table-cell office:value-type="string">
            <text:p>BLOCKS.BLOCKS-10-2.asp/25</text:p>
          </table:table-cell>
          <table:table-cell office:value-type="float" office:value="1.01598"/>
          <table:table-cell office:value-type="float" office:value="0.964"/>
          <table:table-cell office:value-type="float" office:value="0.3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750.0"/>
          <table:table-cell office:value-type="float" office:value="4331.0"/>
          <table:table-cell office:value-type="float" office:value="4331.0"/>
          <table:table-cell office:value-type="float" office:value="55046.0"/>
          <table:table-cell office:value-type="float" office:value="34937.0"/>
          <table:table-cell office:value-type="float" office:value="0.0"/>
          <table:table-cell office:value-type="float" office:value="0.0"/>
          <table:table-cell office:value-type="float" office:value="1.07691"/>
          <table:table-cell office:value-type="float" office:value="1.029"/>
          <table:table-cell office:value-type="float" office:value="0.3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750.0"/>
          <table:table-cell office:value-type="float" office:value="4331.0"/>
          <table:table-cell office:value-type="float" office:value="4331.0"/>
          <table:table-cell office:value-type="float" office:value="55046.0"/>
          <table:table-cell office:value-type="float" office:value="34937.0"/>
          <table:table-cell office:value-type="float" office:value="0.0"/>
          <table:table-cell office:value-type="float" office:value="0.0"/>
          <table:table-cell office:value-type="float" office:value="0.899677"/>
          <table:table-cell office:value-type="float" office:value="0.85"/>
          <table:table-cell office:value-type="float" office:value="0.29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588.0"/>
          <table:table-cell office:value-type="float" office:value="4411.0"/>
          <table:table-cell office:value-type="float" office:value="55046.0"/>
          <table:table-cell office:value-type="float" office:value="34937.0"/>
          <table:table-cell office:value-type="float" office:value="0.0"/>
          <table:table-cell office:value-type="float" office:value="0.0"/>
          <table:table-cell table:formula="of:=MIN([.$B100];[.$O100];[.$AB100])" office:value-type="float"/>
          <table:table-cell table:formula="of:=MIN([.$C100];[.$P100];[.$AC100])" office:value-type="float"/>
          <table:table-cell table:formula="of:=MIN([.$D100];[.$Q100];[.$AD100])" office:value-type="float"/>
          <table:table-cell table:formula="of:=MIN([.$E100];[.$R100];[.$AE100])" office:value-type="float"/>
          <table:table-cell table:formula="of:=MIN([.$F100];[.$S100];[.$AF100])" office:value-type="float"/>
          <table:table-cell table:formula="of:=MIN([.$G100];[.$T100];[.$AG100])" office:value-type="float"/>
          <table:table-cell table:formula="of:=MIN([.$H100];[.$U100];[.$AH100])" office:value-type="float"/>
          <table:table-cell table:formula="of:=MIN([.$I100];[.$V100];[.$AI100])" office:value-type="float"/>
          <table:table-cell table:formula="of:=MIN([.$J100];[.$W100])" office:value-type="float"/>
          <table:table-cell table:formula="of:=MIN([.$K100];[.$X100];[.$AJ100])" office:value-type="float"/>
          <table:table-cell table:formula="of:=MIN([.$L100];[.$Y100];[.$AK100])" office:value-type="float"/>
          <table:table-cell table:formula="of:=MIN([.$M100];[.$Z100];[.$AL100])" office:value-type="float"/>
          <table:table-cell table:formula="of:=MIN([.$N100];[.$AA100];[.$AM100])" office:value-type="float"/>
          <table:table-cell table:formula="of:=MEDIAN([.$B100];[.$O100];[.$AB100])" office:value-type="float"/>
          <table:table-cell table:formula="of:=MEDIAN([.$C100];[.$P100];[.$AC100])" office:value-type="float"/>
          <table:table-cell table:formula="of:=MEDIAN([.$D100];[.$Q100];[.$AD100])" office:value-type="float"/>
          <table:table-cell table:formula="of:=MEDIAN([.$E100];[.$R100];[.$AE100])" office:value-type="float"/>
          <table:table-cell table:formula="of:=MEDIAN([.$F100];[.$S100];[.$AF100])" office:value-type="float"/>
          <table:table-cell table:formula="of:=MEDIAN([.$G100];[.$T100];[.$AG100])" office:value-type="float"/>
          <table:table-cell table:formula="of:=MEDIAN([.$H100];[.$U100];[.$AH100])" office:value-type="float"/>
          <table:table-cell table:formula="of:=MEDIAN([.$I100];[.$V100];[.$AI100])" office:value-type="float"/>
          <table:table-cell table:formula="of:=MEDIAN([.$J100];[.$W100])" office:value-type="float"/>
          <table:table-cell table:formula="of:=MEDIAN([.$K100];[.$X100];[.$AJ100])" office:value-type="float"/>
          <table:table-cell table:formula="of:=MEDIAN([.$L100];[.$Y100];[.$AK100])" office:value-type="float"/>
          <table:table-cell table:formula="of:=MEDIAN([.$M100];[.$Z100];[.$AL100])" office:value-type="float"/>
          <table:table-cell table:formula="of:=MEDIAN([.$N100];[.$AA100];[.$AM100])" office:value-type="float"/>
          <table:table-cell table:formula="of:=MAX([.$B100];[.$O100];[.$AB100])" office:value-type="float"/>
          <table:table-cell table:formula="of:=MAX([.$C100];[.$P100];[.$AC100])" office:value-type="float"/>
          <table:table-cell table:formula="of:=MAX([.$D100];[.$Q100];[.$AD100])" office:value-type="float"/>
          <table:table-cell table:formula="of:=MAX([.$E100];[.$R100];[.$AE100])" office:value-type="float"/>
          <table:table-cell table:formula="of:=MAX([.$F100];[.$S100];[.$AF100])" office:value-type="float"/>
          <table:table-cell table:formula="of:=MAX([.$G100];[.$T100];[.$AG100])" office:value-type="float"/>
          <table:table-cell table:formula="of:=MAX([.$H100];[.$U100];[.$AH100])" office:value-type="float"/>
          <table:table-cell table:formula="of:=MAX([.$I100];[.$V100];[.$AI100])" office:value-type="float"/>
          <table:table-cell table:formula="of:=MAX([.$J100];[.$W100])" office:value-type="float"/>
          <table:table-cell table:formula="of:=MAX([.$K100];[.$X100];[.$AJ100])" office:value-type="float"/>
          <table:table-cell table:formula="of:=MAX([.$L100];[.$Y100];[.$AK100])" office:value-type="float"/>
          <table:table-cell table:formula="of:=MAX([.$M100];[.$Z100];[.$AL100])" office:value-type="float"/>
          <table:table-cell table:formula="of:=MAX([.$N100];[.$AA100];[.$AM100])" office:value-type="float"/>
        </table:table-row>
        <table:table-row table:style-name="ro1">
          <table:table-cell office:value-type="string">
            <text:p>BLOCKS.BLOCKS-10-2.asp/26</text:p>
          </table:table-cell>
          <table:table-cell office:value-type="float" office:value="3.29704"/>
          <table:table-cell office:value-type="float" office:value="3.244"/>
          <table:table-cell office:value-type="float" office:value="2.46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9241.0"/>
          <table:table-cell office:value-type="float" office:value="19344.0"/>
          <table:table-cell office:value-type="float" office:value="19344.0"/>
          <table:table-cell office:value-type="float" office:value="57211.0"/>
          <table:table-cell office:value-type="float" office:value="36751.0"/>
          <table:table-cell office:value-type="float" office:value="0.0"/>
          <table:table-cell office:value-type="float" office:value="0.0"/>
          <table:table-cell office:value-type="float" office:value="3.31689"/>
          <table:table-cell office:value-type="float" office:value="3.265"/>
          <table:table-cell office:value-type="float" office:value="2.46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9241.0"/>
          <table:table-cell office:value-type="float" office:value="19344.0"/>
          <table:table-cell office:value-type="float" office:value="19344.0"/>
          <table:table-cell office:value-type="float" office:value="57211.0"/>
          <table:table-cell office:value-type="float" office:value="36751.0"/>
          <table:table-cell office:value-type="float" office:value="0.0"/>
          <table:table-cell office:value-type="float" office:value="0.0"/>
          <table:table-cell office:value-type="float" office:value="1.36049"/>
          <table:table-cell office:value-type="float" office:value="1.308"/>
          <table:table-cell office:value-type="float" office:value="0.74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901.0"/>
          <table:table-cell office:value-type="float" office:value="6981.0"/>
          <table:table-cell office:value-type="float" office:value="57211.0"/>
          <table:table-cell office:value-type="float" office:value="36751.0"/>
          <table:table-cell office:value-type="float" office:value="0.0"/>
          <table:table-cell office:value-type="float" office:value="0.0"/>
          <table:table-cell table:formula="of:=MIN([.$B101];[.$O101];[.$AB101])" office:value-type="float"/>
          <table:table-cell table:formula="of:=MIN([.$C101];[.$P101];[.$AC101])" office:value-type="float"/>
          <table:table-cell table:formula="of:=MIN([.$D101];[.$Q101];[.$AD101])" office:value-type="float"/>
          <table:table-cell table:formula="of:=MIN([.$E101];[.$R101];[.$AE101])" office:value-type="float"/>
          <table:table-cell table:formula="of:=MIN([.$F101];[.$S101];[.$AF101])" office:value-type="float"/>
          <table:table-cell table:formula="of:=MIN([.$G101];[.$T101];[.$AG101])" office:value-type="float"/>
          <table:table-cell table:formula="of:=MIN([.$H101];[.$U101];[.$AH101])" office:value-type="float"/>
          <table:table-cell table:formula="of:=MIN([.$I101];[.$V101];[.$AI101])" office:value-type="float"/>
          <table:table-cell table:formula="of:=MIN([.$J101];[.$W101])" office:value-type="float"/>
          <table:table-cell table:formula="of:=MIN([.$K101];[.$X101];[.$AJ101])" office:value-type="float"/>
          <table:table-cell table:formula="of:=MIN([.$L101];[.$Y101];[.$AK101])" office:value-type="float"/>
          <table:table-cell table:formula="of:=MIN([.$M101];[.$Z101];[.$AL101])" office:value-type="float"/>
          <table:table-cell table:formula="of:=MIN([.$N101];[.$AA101];[.$AM101])" office:value-type="float"/>
          <table:table-cell table:formula="of:=MEDIAN([.$B101];[.$O101];[.$AB101])" office:value-type="float"/>
          <table:table-cell table:formula="of:=MEDIAN([.$C101];[.$P101];[.$AC101])" office:value-type="float"/>
          <table:table-cell table:formula="of:=MEDIAN([.$D101];[.$Q101];[.$AD101])" office:value-type="float"/>
          <table:table-cell table:formula="of:=MEDIAN([.$E101];[.$R101];[.$AE101])" office:value-type="float"/>
          <table:table-cell table:formula="of:=MEDIAN([.$F101];[.$S101];[.$AF101])" office:value-type="float"/>
          <table:table-cell table:formula="of:=MEDIAN([.$G101];[.$T101];[.$AG101])" office:value-type="float"/>
          <table:table-cell table:formula="of:=MEDIAN([.$H101];[.$U101];[.$AH101])" office:value-type="float"/>
          <table:table-cell table:formula="of:=MEDIAN([.$I101];[.$V101];[.$AI101])" office:value-type="float"/>
          <table:table-cell table:formula="of:=MEDIAN([.$J101];[.$W101])" office:value-type="float"/>
          <table:table-cell table:formula="of:=MEDIAN([.$K101];[.$X101];[.$AJ101])" office:value-type="float"/>
          <table:table-cell table:formula="of:=MEDIAN([.$L101];[.$Y101];[.$AK101])" office:value-type="float"/>
          <table:table-cell table:formula="of:=MEDIAN([.$M101];[.$Z101];[.$AL101])" office:value-type="float"/>
          <table:table-cell table:formula="of:=MEDIAN([.$N101];[.$AA101];[.$AM101])" office:value-type="float"/>
          <table:table-cell table:formula="of:=MAX([.$B101];[.$O101];[.$AB101])" office:value-type="float"/>
          <table:table-cell table:formula="of:=MAX([.$C101];[.$P101];[.$AC101])" office:value-type="float"/>
          <table:table-cell table:formula="of:=MAX([.$D101];[.$Q101];[.$AD101])" office:value-type="float"/>
          <table:table-cell table:formula="of:=MAX([.$E101];[.$R101];[.$AE101])" office:value-type="float"/>
          <table:table-cell table:formula="of:=MAX([.$F101];[.$S101];[.$AF101])" office:value-type="float"/>
          <table:table-cell table:formula="of:=MAX([.$G101];[.$T101];[.$AG101])" office:value-type="float"/>
          <table:table-cell table:formula="of:=MAX([.$H101];[.$U101];[.$AH101])" office:value-type="float"/>
          <table:table-cell table:formula="of:=MAX([.$I101];[.$V101];[.$AI101])" office:value-type="float"/>
          <table:table-cell table:formula="of:=MAX([.$J101];[.$W101])" office:value-type="float"/>
          <table:table-cell table:formula="of:=MAX([.$K101];[.$X101];[.$AJ101])" office:value-type="float"/>
          <table:table-cell table:formula="of:=MAX([.$L101];[.$Y101];[.$AK101])" office:value-type="float"/>
          <table:table-cell table:formula="of:=MAX([.$M101];[.$Z101];[.$AL101])" office:value-type="float"/>
          <table:table-cell table:formula="of:=MAX([.$N101];[.$AA101];[.$AM101])" office:value-type="float"/>
        </table:table-row>
        <table:table-row table:style-name="ro1">
          <table:table-cell office:value-type="string">
            <text:p>BLOCKS.BLOCKS-10-2.asp/27</text:p>
          </table:table-cell>
          <table:table-cell office:value-type="float" office:value="4.21647"/>
          <table:table-cell office:value-type="float" office:value="4.161"/>
          <table:table-cell office:value-type="float" office:value="3.44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0663.0"/>
          <table:table-cell office:value-type="float" office:value="19161.0"/>
          <table:table-cell office:value-type="float" office:value="19161.0"/>
          <table:table-cell office:value-type="float" office:value="59376.0"/>
          <table:table-cell office:value-type="float" office:value="38565.0"/>
          <table:table-cell office:value-type="float" office:value="0.0"/>
          <table:table-cell office:value-type="float" office:value="0.0"/>
          <table:table-cell office:value-type="float" office:value="4.27619"/>
          <table:table-cell office:value-type="float" office:value="4.223"/>
          <table:table-cell office:value-type="float" office:value="3.43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0663.0"/>
          <table:table-cell office:value-type="float" office:value="19161.0"/>
          <table:table-cell office:value-type="float" office:value="19161.0"/>
          <table:table-cell office:value-type="float" office:value="59376.0"/>
          <table:table-cell office:value-type="float" office:value="38565.0"/>
          <table:table-cell office:value-type="float" office:value="0.0"/>
          <table:table-cell office:value-type="float" office:value="0.0"/>
          <table:table-cell office:value-type="float" office:value="1.92419"/>
          <table:table-cell office:value-type="float" office:value="1.872"/>
          <table:table-cell office:value-type="float" office:value="1.23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5803.0"/>
          <table:table-cell office:value-type="float" office:value="9490.0"/>
          <table:table-cell office:value-type="float" office:value="59376.0"/>
          <table:table-cell office:value-type="float" office:value="38565.0"/>
          <table:table-cell office:value-type="float" office:value="0.0"/>
          <table:table-cell office:value-type="float" office:value="0.0"/>
          <table:table-cell table:formula="of:=MIN([.$B102];[.$O102];[.$AB102])" office:value-type="float"/>
          <table:table-cell table:formula="of:=MIN([.$C102];[.$P102];[.$AC102])" office:value-type="float"/>
          <table:table-cell table:formula="of:=MIN([.$D102];[.$Q102];[.$AD102])" office:value-type="float"/>
          <table:table-cell table:formula="of:=MIN([.$E102];[.$R102];[.$AE102])" office:value-type="float"/>
          <table:table-cell table:formula="of:=MIN([.$F102];[.$S102];[.$AF102])" office:value-type="float"/>
          <table:table-cell table:formula="of:=MIN([.$G102];[.$T102];[.$AG102])" office:value-type="float"/>
          <table:table-cell table:formula="of:=MIN([.$H102];[.$U102];[.$AH102])" office:value-type="float"/>
          <table:table-cell table:formula="of:=MIN([.$I102];[.$V102];[.$AI102])" office:value-type="float"/>
          <table:table-cell table:formula="of:=MIN([.$J102];[.$W102])" office:value-type="float"/>
          <table:table-cell table:formula="of:=MIN([.$K102];[.$X102];[.$AJ102])" office:value-type="float"/>
          <table:table-cell table:formula="of:=MIN([.$L102];[.$Y102];[.$AK102])" office:value-type="float"/>
          <table:table-cell table:formula="of:=MIN([.$M102];[.$Z102];[.$AL102])" office:value-type="float"/>
          <table:table-cell table:formula="of:=MIN([.$N102];[.$AA102];[.$AM102])" office:value-type="float"/>
          <table:table-cell table:formula="of:=MEDIAN([.$B102];[.$O102];[.$AB102])" office:value-type="float"/>
          <table:table-cell table:formula="of:=MEDIAN([.$C102];[.$P102];[.$AC102])" office:value-type="float"/>
          <table:table-cell table:formula="of:=MEDIAN([.$D102];[.$Q102];[.$AD102])" office:value-type="float"/>
          <table:table-cell table:formula="of:=MEDIAN([.$E102];[.$R102];[.$AE102])" office:value-type="float"/>
          <table:table-cell table:formula="of:=MEDIAN([.$F102];[.$S102];[.$AF102])" office:value-type="float"/>
          <table:table-cell table:formula="of:=MEDIAN([.$G102];[.$T102];[.$AG102])" office:value-type="float"/>
          <table:table-cell table:formula="of:=MEDIAN([.$H102];[.$U102];[.$AH102])" office:value-type="float"/>
          <table:table-cell table:formula="of:=MEDIAN([.$I102];[.$V102];[.$AI102])" office:value-type="float"/>
          <table:table-cell table:formula="of:=MEDIAN([.$J102];[.$W102])" office:value-type="float"/>
          <table:table-cell table:formula="of:=MEDIAN([.$K102];[.$X102];[.$AJ102])" office:value-type="float"/>
          <table:table-cell table:formula="of:=MEDIAN([.$L102];[.$Y102];[.$AK102])" office:value-type="float"/>
          <table:table-cell table:formula="of:=MEDIAN([.$M102];[.$Z102];[.$AL102])" office:value-type="float"/>
          <table:table-cell table:formula="of:=MEDIAN([.$N102];[.$AA102];[.$AM102])" office:value-type="float"/>
          <table:table-cell table:formula="of:=MAX([.$B102];[.$O102];[.$AB102])" office:value-type="float"/>
          <table:table-cell table:formula="of:=MAX([.$C102];[.$P102];[.$AC102])" office:value-type="float"/>
          <table:table-cell table:formula="of:=MAX([.$D102];[.$Q102];[.$AD102])" office:value-type="float"/>
          <table:table-cell table:formula="of:=MAX([.$E102];[.$R102];[.$AE102])" office:value-type="float"/>
          <table:table-cell table:formula="of:=MAX([.$F102];[.$S102];[.$AF102])" office:value-type="float"/>
          <table:table-cell table:formula="of:=MAX([.$G102];[.$T102];[.$AG102])" office:value-type="float"/>
          <table:table-cell table:formula="of:=MAX([.$H102];[.$U102];[.$AH102])" office:value-type="float"/>
          <table:table-cell table:formula="of:=MAX([.$I102];[.$V102];[.$AI102])" office:value-type="float"/>
          <table:table-cell table:formula="of:=MAX([.$J102];[.$W102])" office:value-type="float"/>
          <table:table-cell table:formula="of:=MAX([.$K102];[.$X102];[.$AJ102])" office:value-type="float"/>
          <table:table-cell table:formula="of:=MAX([.$L102];[.$Y102];[.$AK102])" office:value-type="float"/>
          <table:table-cell table:formula="of:=MAX([.$M102];[.$Z102];[.$AL102])" office:value-type="float"/>
          <table:table-cell table:formula="of:=MAX([.$N102];[.$AA102];[.$AM102])" office:value-type="float"/>
        </table:table-row>
        <table:table-row table:style-name="ro1">
          <table:table-cell office:value-type="string">
            <text:p>BLOCKS.BLOCKS-10-2.asp/28</text:p>
          </table:table-cell>
          <table:table-cell office:value-type="float" office:value="22.8138"/>
          <table:table-cell office:value-type="float" office:value="22.757"/>
          <table:table-cell office:value-type="float" office:value="21.9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54429.0"/>
          <table:table-cell office:value-type="float" office:value="87605.0"/>
          <table:table-cell office:value-type="float" office:value="87605.0"/>
          <table:table-cell office:value-type="float" office:value="61541.0"/>
          <table:table-cell office:value-type="float" office:value="40379.0"/>
          <table:table-cell office:value-type="float" office:value="0.0"/>
          <table:table-cell office:value-type="float" office:value="0.0"/>
          <table:table-cell office:value-type="float" office:value="22.8898"/>
          <table:table-cell office:value-type="float" office:value="22.59"/>
          <table:table-cell office:value-type="float" office:value="21.73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54429.0"/>
          <table:table-cell office:value-type="float" office:value="87605.0"/>
          <table:table-cell office:value-type="float" office:value="87605.0"/>
          <table:table-cell office:value-type="float" office:value="61541.0"/>
          <table:table-cell office:value-type="float" office:value="40379.0"/>
          <table:table-cell office:value-type="float" office:value="0.0"/>
          <table:table-cell office:value-type="float" office:value="0.0"/>
          <table:table-cell office:value-type="float" office:value="6.88794"/>
          <table:table-cell office:value-type="float" office:value="6.836"/>
          <table:table-cell office:value-type="float" office:value="6.2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23373.0"/>
          <table:table-cell office:value-type="float" office:value="30506.0"/>
          <table:table-cell office:value-type="float" office:value="61541.0"/>
          <table:table-cell office:value-type="float" office:value="40379.0"/>
          <table:table-cell office:value-type="float" office:value="0.0"/>
          <table:table-cell office:value-type="float" office:value="0.0"/>
          <table:table-cell table:formula="of:=MIN([.$B103];[.$O103];[.$AB103])" office:value-type="float"/>
          <table:table-cell table:formula="of:=MIN([.$C103];[.$P103];[.$AC103])" office:value-type="float"/>
          <table:table-cell table:formula="of:=MIN([.$D103];[.$Q103];[.$AD103])" office:value-type="float"/>
          <table:table-cell table:formula="of:=MIN([.$E103];[.$R103];[.$AE103])" office:value-type="float"/>
          <table:table-cell table:formula="of:=MIN([.$F103];[.$S103];[.$AF103])" office:value-type="float"/>
          <table:table-cell table:formula="of:=MIN([.$G103];[.$T103];[.$AG103])" office:value-type="float"/>
          <table:table-cell table:formula="of:=MIN([.$H103];[.$U103];[.$AH103])" office:value-type="float"/>
          <table:table-cell table:formula="of:=MIN([.$I103];[.$V103];[.$AI103])" office:value-type="float"/>
          <table:table-cell table:formula="of:=MIN([.$J103];[.$W103])" office:value-type="float"/>
          <table:table-cell table:formula="of:=MIN([.$K103];[.$X103];[.$AJ103])" office:value-type="float"/>
          <table:table-cell table:formula="of:=MIN([.$L103];[.$Y103];[.$AK103])" office:value-type="float"/>
          <table:table-cell table:formula="of:=MIN([.$M103];[.$Z103];[.$AL103])" office:value-type="float"/>
          <table:table-cell table:formula="of:=MIN([.$N103];[.$AA103];[.$AM103])" office:value-type="float"/>
          <table:table-cell table:formula="of:=MEDIAN([.$B103];[.$O103];[.$AB103])" office:value-type="float"/>
          <table:table-cell table:formula="of:=MEDIAN([.$C103];[.$P103];[.$AC103])" office:value-type="float"/>
          <table:table-cell table:formula="of:=MEDIAN([.$D103];[.$Q103];[.$AD103])" office:value-type="float"/>
          <table:table-cell table:formula="of:=MEDIAN([.$E103];[.$R103];[.$AE103])" office:value-type="float"/>
          <table:table-cell table:formula="of:=MEDIAN([.$F103];[.$S103];[.$AF103])" office:value-type="float"/>
          <table:table-cell table:formula="of:=MEDIAN([.$G103];[.$T103];[.$AG103])" office:value-type="float"/>
          <table:table-cell table:formula="of:=MEDIAN([.$H103];[.$U103];[.$AH103])" office:value-type="float"/>
          <table:table-cell table:formula="of:=MEDIAN([.$I103];[.$V103];[.$AI103])" office:value-type="float"/>
          <table:table-cell table:formula="of:=MEDIAN([.$J103];[.$W103])" office:value-type="float"/>
          <table:table-cell table:formula="of:=MEDIAN([.$K103];[.$X103];[.$AJ103])" office:value-type="float"/>
          <table:table-cell table:formula="of:=MEDIAN([.$L103];[.$Y103];[.$AK103])" office:value-type="float"/>
          <table:table-cell table:formula="of:=MEDIAN([.$M103];[.$Z103];[.$AL103])" office:value-type="float"/>
          <table:table-cell table:formula="of:=MEDIAN([.$N103];[.$AA103];[.$AM103])" office:value-type="float"/>
          <table:table-cell table:formula="of:=MAX([.$B103];[.$O103];[.$AB103])" office:value-type="float"/>
          <table:table-cell table:formula="of:=MAX([.$C103];[.$P103];[.$AC103])" office:value-type="float"/>
          <table:table-cell table:formula="of:=MAX([.$D103];[.$Q103];[.$AD103])" office:value-type="float"/>
          <table:table-cell table:formula="of:=MAX([.$E103];[.$R103];[.$AE103])" office:value-type="float"/>
          <table:table-cell table:formula="of:=MAX([.$F103];[.$S103];[.$AF103])" office:value-type="float"/>
          <table:table-cell table:formula="of:=MAX([.$G103];[.$T103];[.$AG103])" office:value-type="float"/>
          <table:table-cell table:formula="of:=MAX([.$H103];[.$U103];[.$AH103])" office:value-type="float"/>
          <table:table-cell table:formula="of:=MAX([.$I103];[.$V103];[.$AI103])" office:value-type="float"/>
          <table:table-cell table:formula="of:=MAX([.$J103];[.$W103])" office:value-type="float"/>
          <table:table-cell table:formula="of:=MAX([.$K103];[.$X103];[.$AJ103])" office:value-type="float"/>
          <table:table-cell table:formula="of:=MAX([.$L103];[.$Y103];[.$AK103])" office:value-type="float"/>
          <table:table-cell table:formula="of:=MAX([.$M103];[.$Z103];[.$AL103])" office:value-type="float"/>
          <table:table-cell table:formula="of:=MAX([.$N103];[.$AA103];[.$AM103])" office:value-type="float"/>
        </table:table-row>
        <table:table-row table:style-name="ro1">
          <table:table-cell office:value-type="string">
            <text:p>BLOCKS.BLOCKS-10-2.asp/29</text:p>
          </table:table-cell>
          <table:table-cell office:value-type="float" office:value="51.0167"/>
          <table:table-cell office:value-type="float" office:value="50.954"/>
          <table:table-cell office:value-type="float" office:value="50.19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103112.0"/>
          <table:table-cell office:value-type="float" office:value="163132.0"/>
          <table:table-cell office:value-type="float" office:value="163132.0"/>
          <table:table-cell office:value-type="float" office:value="63706.0"/>
          <table:table-cell office:value-type="float" office:value="42193.0"/>
          <table:table-cell office:value-type="float" office:value="0.0"/>
          <table:table-cell office:value-type="float" office:value="0.0"/>
          <table:table-cell office:value-type="float" office:value="51.0018"/>
          <table:table-cell office:value-type="float" office:value="50.935"/>
          <table:table-cell office:value-type="float" office:value="50.06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103112.0"/>
          <table:table-cell office:value-type="float" office:value="163132.0"/>
          <table:table-cell office:value-type="float" office:value="163132.0"/>
          <table:table-cell office:value-type="float" office:value="63706.0"/>
          <table:table-cell office:value-type="float" office:value="42193.0"/>
          <table:table-cell office:value-type="float" office:value="0.0"/>
          <table:table-cell office:value-type="float" office:value="0.0"/>
          <table:table-cell office:value-type="float" office:value="13.0787"/>
          <table:table-cell office:value-type="float" office:value="13.02"/>
          <table:table-cell office:value-type="float" office:value="12.28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42629.0"/>
          <table:table-cell office:value-type="float" office:value="53342.0"/>
          <table:table-cell office:value-type="float" office:value="63706.0"/>
          <table:table-cell office:value-type="float" office:value="42193.0"/>
          <table:table-cell office:value-type="float" office:value="0.0"/>
          <table:table-cell office:value-type="float" office:value="0.0"/>
          <table:table-cell table:formula="of:=MIN([.$B104];[.$O104];[.$AB104])" office:value-type="float"/>
          <table:table-cell table:formula="of:=MIN([.$C104];[.$P104];[.$AC104])" office:value-type="float"/>
          <table:table-cell table:formula="of:=MIN([.$D104];[.$Q104];[.$AD104])" office:value-type="float"/>
          <table:table-cell table:formula="of:=MIN([.$E104];[.$R104];[.$AE104])" office:value-type="float"/>
          <table:table-cell table:formula="of:=MIN([.$F104];[.$S104];[.$AF104])" office:value-type="float"/>
          <table:table-cell table:formula="of:=MIN([.$G104];[.$T104];[.$AG104])" office:value-type="float"/>
          <table:table-cell table:formula="of:=MIN([.$H104];[.$U104];[.$AH104])" office:value-type="float"/>
          <table:table-cell table:formula="of:=MIN([.$I104];[.$V104];[.$AI104])" office:value-type="float"/>
          <table:table-cell table:formula="of:=MIN([.$J104];[.$W104])" office:value-type="float"/>
          <table:table-cell table:formula="of:=MIN([.$K104];[.$X104];[.$AJ104])" office:value-type="float"/>
          <table:table-cell table:formula="of:=MIN([.$L104];[.$Y104];[.$AK104])" office:value-type="float"/>
          <table:table-cell table:formula="of:=MIN([.$M104];[.$Z104];[.$AL104])" office:value-type="float"/>
          <table:table-cell table:formula="of:=MIN([.$N104];[.$AA104];[.$AM104])" office:value-type="float"/>
          <table:table-cell table:formula="of:=MEDIAN([.$B104];[.$O104];[.$AB104])" office:value-type="float"/>
          <table:table-cell table:formula="of:=MEDIAN([.$C104];[.$P104];[.$AC104])" office:value-type="float"/>
          <table:table-cell table:formula="of:=MEDIAN([.$D104];[.$Q104];[.$AD104])" office:value-type="float"/>
          <table:table-cell table:formula="of:=MEDIAN([.$E104];[.$R104];[.$AE104])" office:value-type="float"/>
          <table:table-cell table:formula="of:=MEDIAN([.$F104];[.$S104];[.$AF104])" office:value-type="float"/>
          <table:table-cell table:formula="of:=MEDIAN([.$G104];[.$T104];[.$AG104])" office:value-type="float"/>
          <table:table-cell table:formula="of:=MEDIAN([.$H104];[.$U104];[.$AH104])" office:value-type="float"/>
          <table:table-cell table:formula="of:=MEDIAN([.$I104];[.$V104];[.$AI104])" office:value-type="float"/>
          <table:table-cell table:formula="of:=MEDIAN([.$J104];[.$W104])" office:value-type="float"/>
          <table:table-cell table:formula="of:=MEDIAN([.$K104];[.$X104];[.$AJ104])" office:value-type="float"/>
          <table:table-cell table:formula="of:=MEDIAN([.$L104];[.$Y104];[.$AK104])" office:value-type="float"/>
          <table:table-cell table:formula="of:=MEDIAN([.$M104];[.$Z104];[.$AL104])" office:value-type="float"/>
          <table:table-cell table:formula="of:=MEDIAN([.$N104];[.$AA104];[.$AM104])" office:value-type="float"/>
          <table:table-cell table:formula="of:=MAX([.$B104];[.$O104];[.$AB104])" office:value-type="float"/>
          <table:table-cell table:formula="of:=MAX([.$C104];[.$P104];[.$AC104])" office:value-type="float"/>
          <table:table-cell table:formula="of:=MAX([.$D104];[.$Q104];[.$AD104])" office:value-type="float"/>
          <table:table-cell table:formula="of:=MAX([.$E104];[.$R104];[.$AE104])" office:value-type="float"/>
          <table:table-cell table:formula="of:=MAX([.$F104];[.$S104];[.$AF104])" office:value-type="float"/>
          <table:table-cell table:formula="of:=MAX([.$G104];[.$T104];[.$AG104])" office:value-type="float"/>
          <table:table-cell table:formula="of:=MAX([.$H104];[.$U104];[.$AH104])" office:value-type="float"/>
          <table:table-cell table:formula="of:=MAX([.$I104];[.$V104];[.$AI104])" office:value-type="float"/>
          <table:table-cell table:formula="of:=MAX([.$J104];[.$W104])" office:value-type="float"/>
          <table:table-cell table:formula="of:=MAX([.$K104];[.$X104];[.$AJ104])" office:value-type="float"/>
          <table:table-cell table:formula="of:=MAX([.$L104];[.$Y104];[.$AK104])" office:value-type="float"/>
          <table:table-cell table:formula="of:=MAX([.$M104];[.$Z104];[.$AL104])" office:value-type="float"/>
          <table:table-cell table:formula="of:=MAX([.$N104];[.$AA104];[.$AM104])" office:value-type="float"/>
        </table:table-row>
        <table:table-row table:style-name="ro1">
          <table:table-cell office:value-type="string">
            <text:p>BLOCKS.BLOCKS-10-2.asp/3</text:p>
          </table:table-cell>
          <table:table-cell office:value-type="float" office:value="0.125643"/>
          <table:table-cell office:value-type="float" office:value="0.0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416.0"/>
          <table:table-cell office:value-type="float" office:value="75.0"/>
          <table:table-cell office:value-type="float" office:value="0.0"/>
          <table:table-cell office:value-type="float" office:value="0.0"/>
          <table:table-cell office:value-type="float" office:value="0.13809"/>
          <table:table-cell office:value-type="float" office:value="0.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416.0"/>
          <table:table-cell office:value-type="float" office:value="75.0"/>
          <table:table-cell office:value-type="float" office:value="0.0"/>
          <table:table-cell office:value-type="float" office:value="0.0"/>
          <table:table-cell office:value-type="float" office:value="0.127895"/>
          <table:table-cell office:value-type="float" office:value="0.0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7416.0"/>
          <table:table-cell office:value-type="float" office:value="75.0"/>
          <table:table-cell office:value-type="float" office:value="0.0"/>
          <table:table-cell office:value-type="float" office:value="0.0"/>
          <table:table-cell table:formula="of:=MIN([.$B105];[.$O105];[.$AB105])" office:value-type="float"/>
          <table:table-cell table:formula="of:=MIN([.$C105];[.$P105];[.$AC105])" office:value-type="float"/>
          <table:table-cell table:formula="of:=MIN([.$D105];[.$Q105];[.$AD105])" office:value-type="float"/>
          <table:table-cell table:formula="of:=MIN([.$E105];[.$R105];[.$AE105])" office:value-type="float"/>
          <table:table-cell table:formula="of:=MIN([.$F105];[.$S105];[.$AF105])" office:value-type="float"/>
          <table:table-cell table:formula="of:=MIN([.$G105];[.$T105];[.$AG105])" office:value-type="float"/>
          <table:table-cell table:formula="of:=MIN([.$H105];[.$U105];[.$AH105])" office:value-type="float"/>
          <table:table-cell table:formula="of:=MIN([.$I105];[.$V105];[.$AI105])" office:value-type="float"/>
          <table:table-cell table:formula="of:=MIN([.$J105];[.$W105])" office:value-type="float"/>
          <table:table-cell table:formula="of:=MIN([.$K105];[.$X105];[.$AJ105])" office:value-type="float"/>
          <table:table-cell table:formula="of:=MIN([.$L105];[.$Y105];[.$AK105])" office:value-type="float"/>
          <table:table-cell table:formula="of:=MIN([.$M105];[.$Z105];[.$AL105])" office:value-type="float"/>
          <table:table-cell table:formula="of:=MIN([.$N105];[.$AA105];[.$AM105])" office:value-type="float"/>
          <table:table-cell table:formula="of:=MEDIAN([.$B105];[.$O105];[.$AB105])" office:value-type="float"/>
          <table:table-cell table:formula="of:=MEDIAN([.$C105];[.$P105];[.$AC105])" office:value-type="float"/>
          <table:table-cell table:formula="of:=MEDIAN([.$D105];[.$Q105];[.$AD105])" office:value-type="float"/>
          <table:table-cell table:formula="of:=MEDIAN([.$E105];[.$R105];[.$AE105])" office:value-type="float"/>
          <table:table-cell table:formula="of:=MEDIAN([.$F105];[.$S105];[.$AF105])" office:value-type="float"/>
          <table:table-cell table:formula="of:=MEDIAN([.$G105];[.$T105];[.$AG105])" office:value-type="float"/>
          <table:table-cell table:formula="of:=MEDIAN([.$H105];[.$U105];[.$AH105])" office:value-type="float"/>
          <table:table-cell table:formula="of:=MEDIAN([.$I105];[.$V105];[.$AI105])" office:value-type="float"/>
          <table:table-cell table:formula="of:=MEDIAN([.$J105];[.$W105])" office:value-type="float"/>
          <table:table-cell table:formula="of:=MEDIAN([.$K105];[.$X105];[.$AJ105])" office:value-type="float"/>
          <table:table-cell table:formula="of:=MEDIAN([.$L105];[.$Y105];[.$AK105])" office:value-type="float"/>
          <table:table-cell table:formula="of:=MEDIAN([.$M105];[.$Z105];[.$AL105])" office:value-type="float"/>
          <table:table-cell table:formula="of:=MEDIAN([.$N105];[.$AA105];[.$AM105])" office:value-type="float"/>
          <table:table-cell table:formula="of:=MAX([.$B105];[.$O105];[.$AB105])" office:value-type="float"/>
          <table:table-cell table:formula="of:=MAX([.$C105];[.$P105];[.$AC105])" office:value-type="float"/>
          <table:table-cell table:formula="of:=MAX([.$D105];[.$Q105];[.$AD105])" office:value-type="float"/>
          <table:table-cell table:formula="of:=MAX([.$E105];[.$R105];[.$AE105])" office:value-type="float"/>
          <table:table-cell table:formula="of:=MAX([.$F105];[.$S105];[.$AF105])" office:value-type="float"/>
          <table:table-cell table:formula="of:=MAX([.$G105];[.$T105];[.$AG105])" office:value-type="float"/>
          <table:table-cell table:formula="of:=MAX([.$H105];[.$U105];[.$AH105])" office:value-type="float"/>
          <table:table-cell table:formula="of:=MAX([.$I105];[.$V105];[.$AI105])" office:value-type="float"/>
          <table:table-cell table:formula="of:=MAX([.$J105];[.$W105])" office:value-type="float"/>
          <table:table-cell table:formula="of:=MAX([.$K105];[.$X105];[.$AJ105])" office:value-type="float"/>
          <table:table-cell table:formula="of:=MAX([.$L105];[.$Y105];[.$AK105])" office:value-type="float"/>
          <table:table-cell table:formula="of:=MAX([.$M105];[.$Z105];[.$AL105])" office:value-type="float"/>
          <table:table-cell table:formula="of:=MAX([.$N105];[.$AA105];[.$AM105])" office:value-type="float"/>
        </table:table-row>
        <table:table-row table:style-name="ro1">
          <table:table-cell office:value-type="string">
            <text:p>BLOCKS.BLOCKS-10-2.asp/30</text:p>
          </table:table-cell>
          <table:table-cell office:value-type="float" office:value="300.0"/>
          <table:table-cell office:value-type="float" office:value="299.984"/>
          <table:table-cell office:value-type="float" office:value="299.19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66561.0"/>
          <table:table-cell office:value-type="float" office:value="720724.0"/>
          <table:table-cell office:value-type="float" office:value="720724.0"/>
          <table:table-cell office:value-type="float" office:value="65871.0"/>
          <table:table-cell office:value-type="float" office:value="4400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9.2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61827.0"/>
          <table:table-cell office:value-type="float" office:value="714081.0"/>
          <table:table-cell office:value-type="float" office:value="714081.0"/>
          <table:table-cell office:value-type="float" office:value="65871.0"/>
          <table:table-cell office:value-type="float" office:value="44007.0"/>
          <table:table-cell office:value-type="float" office:value="0.0"/>
          <table:table-cell office:value-type="float" office:value="0.0"/>
          <table:table-cell office:value-type="float" office:value="45.8651"/>
          <table:table-cell office:value-type="float" office:value="45.523"/>
          <table:table-cell office:value-type="float" office:value="44.85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45998.0"/>
          <table:table-cell office:value-type="float" office:value="170978.0"/>
          <table:table-cell office:value-type="float" office:value="65871.0"/>
          <table:table-cell office:value-type="float" office:value="44007.0"/>
          <table:table-cell office:value-type="float" office:value="0.0"/>
          <table:table-cell office:value-type="float" office:value="0.0"/>
          <table:table-cell table:formula="of:=MIN([.$B106];[.$O106];[.$AB106])" office:value-type="float"/>
          <table:table-cell table:formula="of:=MIN([.$C106];[.$P106];[.$AC106])" office:value-type="float"/>
          <table:table-cell table:formula="of:=MIN([.$D106];[.$Q106];[.$AD106])" office:value-type="float"/>
          <table:table-cell table:formula="of:=MIN([.$E106];[.$R106];[.$AE106])" office:value-type="float"/>
          <table:table-cell table:formula="of:=MIN([.$F106];[.$S106];[.$AF106])" office:value-type="float"/>
          <table:table-cell table:formula="of:=MIN([.$G106];[.$T106];[.$AG106])" office:value-type="float"/>
          <table:table-cell table:formula="of:=MIN([.$H106];[.$U106];[.$AH106])" office:value-type="float"/>
          <table:table-cell table:formula="of:=MIN([.$I106];[.$V106];[.$AI106])" office:value-type="float"/>
          <table:table-cell table:formula="of:=MIN([.$J106];[.$W106])" office:value-type="float"/>
          <table:table-cell table:formula="of:=MIN([.$K106];[.$X106];[.$AJ106])" office:value-type="float"/>
          <table:table-cell table:formula="of:=MIN([.$L106];[.$Y106];[.$AK106])" office:value-type="float"/>
          <table:table-cell table:formula="of:=MIN([.$M106];[.$Z106];[.$AL106])" office:value-type="float"/>
          <table:table-cell table:formula="of:=MIN([.$N106];[.$AA106];[.$AM106])" office:value-type="float"/>
          <table:table-cell table:formula="of:=MEDIAN([.$B106];[.$O106];[.$AB106])" office:value-type="float"/>
          <table:table-cell table:formula="of:=MEDIAN([.$C106];[.$P106];[.$AC106])" office:value-type="float"/>
          <table:table-cell table:formula="of:=MEDIAN([.$D106];[.$Q106];[.$AD106])" office:value-type="float"/>
          <table:table-cell table:formula="of:=MEDIAN([.$E106];[.$R106];[.$AE106])" office:value-type="float"/>
          <table:table-cell table:formula="of:=MEDIAN([.$F106];[.$S106];[.$AF106])" office:value-type="float"/>
          <table:table-cell table:formula="of:=MEDIAN([.$G106];[.$T106];[.$AG106])" office:value-type="float"/>
          <table:table-cell table:formula="of:=MEDIAN([.$H106];[.$U106];[.$AH106])" office:value-type="float"/>
          <table:table-cell table:formula="of:=MEDIAN([.$I106];[.$V106];[.$AI106])" office:value-type="float"/>
          <table:table-cell table:formula="of:=MEDIAN([.$J106];[.$W106])" office:value-type="float"/>
          <table:table-cell table:formula="of:=MEDIAN([.$K106];[.$X106];[.$AJ106])" office:value-type="float"/>
          <table:table-cell table:formula="of:=MEDIAN([.$L106];[.$Y106];[.$AK106])" office:value-type="float"/>
          <table:table-cell table:formula="of:=MEDIAN([.$M106];[.$Z106];[.$AL106])" office:value-type="float"/>
          <table:table-cell table:formula="of:=MEDIAN([.$N106];[.$AA106];[.$AM106])" office:value-type="float"/>
          <table:table-cell table:formula="of:=MAX([.$B106];[.$O106];[.$AB106])" office:value-type="float"/>
          <table:table-cell table:formula="of:=MAX([.$C106];[.$P106];[.$AC106])" office:value-type="float"/>
          <table:table-cell table:formula="of:=MAX([.$D106];[.$Q106];[.$AD106])" office:value-type="float"/>
          <table:table-cell table:formula="of:=MAX([.$E106];[.$R106];[.$AE106])" office:value-type="float"/>
          <table:table-cell table:formula="of:=MAX([.$F106];[.$S106];[.$AF106])" office:value-type="float"/>
          <table:table-cell table:formula="of:=MAX([.$G106];[.$T106];[.$AG106])" office:value-type="float"/>
          <table:table-cell table:formula="of:=MAX([.$H106];[.$U106];[.$AH106])" office:value-type="float"/>
          <table:table-cell table:formula="of:=MAX([.$I106];[.$V106];[.$AI106])" office:value-type="float"/>
          <table:table-cell table:formula="of:=MAX([.$J106];[.$W106])" office:value-type="float"/>
          <table:table-cell table:formula="of:=MAX([.$K106];[.$X106];[.$AJ106])" office:value-type="float"/>
          <table:table-cell table:formula="of:=MAX([.$L106];[.$Y106];[.$AK106])" office:value-type="float"/>
          <table:table-cell table:formula="of:=MAX([.$M106];[.$Z106];[.$AL106])" office:value-type="float"/>
          <table:table-cell table:formula="of:=MAX([.$N106];[.$AA106];[.$AM106])" office:value-type="float"/>
        </table:table-row>
        <table:table-row table:style-name="ro1">
          <table:table-cell office:value-type="string">
            <text:p>BLOCKS.BLOCKS-10-2.asp/31</text:p>
          </table:table-cell>
          <table:table-cell office:value-type="float" office:value="300.0"/>
          <table:table-cell office:value-type="float" office:value="299.996"/>
          <table:table-cell office:value-type="float" office:value="299.17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46908.0"/>
          <table:table-cell office:value-type="float" office:value="614518.0"/>
          <table:table-cell office:value-type="float" office:value="614518.0"/>
          <table:table-cell office:value-type="float" office:value="68036.0"/>
          <table:table-cell office:value-type="float" office:value="4582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"/>
          <table:table-cell office:value-type="float" office:value="299.16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46637.0"/>
          <table:table-cell office:value-type="float" office:value="614165.0"/>
          <table:table-cell office:value-type="float" office:value="614165.0"/>
          <table:table-cell office:value-type="float" office:value="68036.0"/>
          <table:table-cell office:value-type="float" office:value="45821.0"/>
          <table:table-cell office:value-type="float" office:value="0.0"/>
          <table:table-cell office:value-type="float" office:value="0.0"/>
          <table:table-cell office:value-type="float" office:value="63.6763"/>
          <table:table-cell office:value-type="float" office:value="63.592"/>
          <table:table-cell office:value-type="float" office:value="62.86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92220.0"/>
          <table:table-cell office:value-type="float" office:value="218037.0"/>
          <table:table-cell office:value-type="float" office:value="68036.0"/>
          <table:table-cell office:value-type="float" office:value="45821.0"/>
          <table:table-cell office:value-type="float" office:value="0.0"/>
          <table:table-cell office:value-type="float" office:value="0.0"/>
          <table:table-cell table:formula="of:=MIN([.$B107];[.$O107];[.$AB107])" office:value-type="float"/>
          <table:table-cell table:formula="of:=MIN([.$C107];[.$P107];[.$AC107])" office:value-type="float"/>
          <table:table-cell table:formula="of:=MIN([.$D107];[.$Q107];[.$AD107])" office:value-type="float"/>
          <table:table-cell table:formula="of:=MIN([.$E107];[.$R107];[.$AE107])" office:value-type="float"/>
          <table:table-cell table:formula="of:=MIN([.$F107];[.$S107];[.$AF107])" office:value-type="float"/>
          <table:table-cell table:formula="of:=MIN([.$G107];[.$T107];[.$AG107])" office:value-type="float"/>
          <table:table-cell table:formula="of:=MIN([.$H107];[.$U107];[.$AH107])" office:value-type="float"/>
          <table:table-cell table:formula="of:=MIN([.$I107];[.$V107];[.$AI107])" office:value-type="float"/>
          <table:table-cell table:formula="of:=MIN([.$J107];[.$W107])" office:value-type="float"/>
          <table:table-cell table:formula="of:=MIN([.$K107];[.$X107];[.$AJ107])" office:value-type="float"/>
          <table:table-cell table:formula="of:=MIN([.$L107];[.$Y107];[.$AK107])" office:value-type="float"/>
          <table:table-cell table:formula="of:=MIN([.$M107];[.$Z107];[.$AL107])" office:value-type="float"/>
          <table:table-cell table:formula="of:=MIN([.$N107];[.$AA107];[.$AM107])" office:value-type="float"/>
          <table:table-cell table:formula="of:=MEDIAN([.$B107];[.$O107];[.$AB107])" office:value-type="float"/>
          <table:table-cell table:formula="of:=MEDIAN([.$C107];[.$P107];[.$AC107])" office:value-type="float"/>
          <table:table-cell table:formula="of:=MEDIAN([.$D107];[.$Q107];[.$AD107])" office:value-type="float"/>
          <table:table-cell table:formula="of:=MEDIAN([.$E107];[.$R107];[.$AE107])" office:value-type="float"/>
          <table:table-cell table:formula="of:=MEDIAN([.$F107];[.$S107];[.$AF107])" office:value-type="float"/>
          <table:table-cell table:formula="of:=MEDIAN([.$G107];[.$T107];[.$AG107])" office:value-type="float"/>
          <table:table-cell table:formula="of:=MEDIAN([.$H107];[.$U107];[.$AH107])" office:value-type="float"/>
          <table:table-cell table:formula="of:=MEDIAN([.$I107];[.$V107];[.$AI107])" office:value-type="float"/>
          <table:table-cell table:formula="of:=MEDIAN([.$J107];[.$W107])" office:value-type="float"/>
          <table:table-cell table:formula="of:=MEDIAN([.$K107];[.$X107];[.$AJ107])" office:value-type="float"/>
          <table:table-cell table:formula="of:=MEDIAN([.$L107];[.$Y107];[.$AK107])" office:value-type="float"/>
          <table:table-cell table:formula="of:=MEDIAN([.$M107];[.$Z107];[.$AL107])" office:value-type="float"/>
          <table:table-cell table:formula="of:=MEDIAN([.$N107];[.$AA107];[.$AM107])" office:value-type="float"/>
          <table:table-cell table:formula="of:=MAX([.$B107];[.$O107];[.$AB107])" office:value-type="float"/>
          <table:table-cell table:formula="of:=MAX([.$C107];[.$P107];[.$AC107])" office:value-type="float"/>
          <table:table-cell table:formula="of:=MAX([.$D107];[.$Q107];[.$AD107])" office:value-type="float"/>
          <table:table-cell table:formula="of:=MAX([.$E107];[.$R107];[.$AE107])" office:value-type="float"/>
          <table:table-cell table:formula="of:=MAX([.$F107];[.$S107];[.$AF107])" office:value-type="float"/>
          <table:table-cell table:formula="of:=MAX([.$G107];[.$T107];[.$AG107])" office:value-type="float"/>
          <table:table-cell table:formula="of:=MAX([.$H107];[.$U107];[.$AH107])" office:value-type="float"/>
          <table:table-cell table:formula="of:=MAX([.$I107];[.$V107];[.$AI107])" office:value-type="float"/>
          <table:table-cell table:formula="of:=MAX([.$J107];[.$W107])" office:value-type="float"/>
          <table:table-cell table:formula="of:=MAX([.$K107];[.$X107];[.$AJ107])" office:value-type="float"/>
          <table:table-cell table:formula="of:=MAX([.$L107];[.$Y107];[.$AK107])" office:value-type="float"/>
          <table:table-cell table:formula="of:=MAX([.$M107];[.$Z107];[.$AL107])" office:value-type="float"/>
          <table:table-cell table:formula="of:=MAX([.$N107];[.$AA107];[.$AM107])" office:value-type="float"/>
        </table:table-row>
        <table:table-row table:style-name="ro1">
          <table:table-cell office:value-type="string">
            <text:p>BLOCKS.BLOCKS-10-2.asp/32</text:p>
          </table:table-cell>
          <table:table-cell office:value-type="float" office:value="300.0"/>
          <table:table-cell office:value-type="float" office:value="299.987"/>
          <table:table-cell office:value-type="float" office:value="299.13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14963.0"/>
          <table:table-cell office:value-type="float" office:value="603218.0"/>
          <table:table-cell office:value-type="float" office:value="603218.0"/>
          <table:table-cell office:value-type="float" office:value="70201.0"/>
          <table:table-cell office:value-type="float" office:value="4763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9.07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17597.0"/>
          <table:table-cell office:value-type="float" office:value="607054.0"/>
          <table:table-cell office:value-type="float" office:value="607054.0"/>
          <table:table-cell office:value-type="float" office:value="70201.0"/>
          <table:table-cell office:value-type="float" office:value="4763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9.27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54794.0"/>
          <table:table-cell office:value-type="float" office:value="862990.0"/>
          <table:table-cell office:value-type="float" office:value="70201.0"/>
          <table:table-cell office:value-type="float" office:value="47635.0"/>
          <table:table-cell office:value-type="float" office:value="0.0"/>
          <table:table-cell office:value-type="float" office:value="0.0"/>
          <table:table-cell table:formula="of:=MIN([.$B108];[.$O108];[.$AB108])" office:value-type="float"/>
          <table:table-cell table:formula="of:=MIN([.$C108];[.$P108];[.$AC108])" office:value-type="float"/>
          <table:table-cell table:formula="of:=MIN([.$D108];[.$Q108];[.$AD108])" office:value-type="float"/>
          <table:table-cell table:formula="of:=MIN([.$E108];[.$R108];[.$AE108])" office:value-type="float"/>
          <table:table-cell table:formula="of:=MIN([.$F108];[.$S108];[.$AF108])" office:value-type="float"/>
          <table:table-cell table:formula="of:=MIN([.$G108];[.$T108];[.$AG108])" office:value-type="float"/>
          <table:table-cell table:formula="of:=MIN([.$H108];[.$U108];[.$AH108])" office:value-type="float"/>
          <table:table-cell table:formula="of:=MIN([.$I108];[.$V108];[.$AI108])" office:value-type="float"/>
          <table:table-cell table:formula="of:=MIN([.$J108];[.$W108])" office:value-type="float"/>
          <table:table-cell table:formula="of:=MIN([.$K108];[.$X108];[.$AJ108])" office:value-type="float"/>
          <table:table-cell table:formula="of:=MIN([.$L108];[.$Y108];[.$AK108])" office:value-type="float"/>
          <table:table-cell table:formula="of:=MIN([.$M108];[.$Z108];[.$AL108])" office:value-type="float"/>
          <table:table-cell table:formula="of:=MIN([.$N108];[.$AA108];[.$AM108])" office:value-type="float"/>
          <table:table-cell table:formula="of:=MEDIAN([.$B108];[.$O108];[.$AB108])" office:value-type="float"/>
          <table:table-cell table:formula="of:=MEDIAN([.$C108];[.$P108];[.$AC108])" office:value-type="float"/>
          <table:table-cell table:formula="of:=MEDIAN([.$D108];[.$Q108];[.$AD108])" office:value-type="float"/>
          <table:table-cell table:formula="of:=MEDIAN([.$E108];[.$R108];[.$AE108])" office:value-type="float"/>
          <table:table-cell table:formula="of:=MEDIAN([.$F108];[.$S108];[.$AF108])" office:value-type="float"/>
          <table:table-cell table:formula="of:=MEDIAN([.$G108];[.$T108];[.$AG108])" office:value-type="float"/>
          <table:table-cell table:formula="of:=MEDIAN([.$H108];[.$U108];[.$AH108])" office:value-type="float"/>
          <table:table-cell table:formula="of:=MEDIAN([.$I108];[.$V108];[.$AI108])" office:value-type="float"/>
          <table:table-cell table:formula="of:=MEDIAN([.$J108];[.$W108])" office:value-type="float"/>
          <table:table-cell table:formula="of:=MEDIAN([.$K108];[.$X108];[.$AJ108])" office:value-type="float"/>
          <table:table-cell table:formula="of:=MEDIAN([.$L108];[.$Y108];[.$AK108])" office:value-type="float"/>
          <table:table-cell table:formula="of:=MEDIAN([.$M108];[.$Z108];[.$AL108])" office:value-type="float"/>
          <table:table-cell table:formula="of:=MEDIAN([.$N108];[.$AA108];[.$AM108])" office:value-type="float"/>
          <table:table-cell table:formula="of:=MAX([.$B108];[.$O108];[.$AB108])" office:value-type="float"/>
          <table:table-cell table:formula="of:=MAX([.$C108];[.$P108];[.$AC108])" office:value-type="float"/>
          <table:table-cell table:formula="of:=MAX([.$D108];[.$Q108];[.$AD108])" office:value-type="float"/>
          <table:table-cell table:formula="of:=MAX([.$E108];[.$R108];[.$AE108])" office:value-type="float"/>
          <table:table-cell table:formula="of:=MAX([.$F108];[.$S108];[.$AF108])" office:value-type="float"/>
          <table:table-cell table:formula="of:=MAX([.$G108];[.$T108];[.$AG108])" office:value-type="float"/>
          <table:table-cell table:formula="of:=MAX([.$H108];[.$U108];[.$AH108])" office:value-type="float"/>
          <table:table-cell table:formula="of:=MAX([.$I108];[.$V108];[.$AI108])" office:value-type="float"/>
          <table:table-cell table:formula="of:=MAX([.$J108];[.$W108])" office:value-type="float"/>
          <table:table-cell table:formula="of:=MAX([.$K108];[.$X108];[.$AJ108])" office:value-type="float"/>
          <table:table-cell table:formula="of:=MAX([.$L108];[.$Y108];[.$AK108])" office:value-type="float"/>
          <table:table-cell table:formula="of:=MAX([.$M108];[.$Z108];[.$AL108])" office:value-type="float"/>
          <table:table-cell table:formula="of:=MAX([.$N108];[.$AA108];[.$AM108])" office:value-type="float"/>
        </table:table-row>
        <table:table-row table:style-name="ro1">
          <table:table-cell office:value-type="string">
            <text:p>BLOCKS.BLOCKS-10-2.asp/33</text:p>
          </table:table-cell>
          <table:table-cell office:value-type="float" office:value="300.0"/>
          <table:table-cell office:value-type="float" office:value="299.987"/>
          <table:table-cell office:value-type="float" office:value="299.1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44048.0"/>
          <table:table-cell office:value-type="float" office:value="596754.0"/>
          <table:table-cell office:value-type="float" office:value="596754.0"/>
          <table:table-cell office:value-type="float" office:value="72366.0"/>
          <table:table-cell office:value-type="float" office:value="4944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6"/>
          <table:table-cell office:value-type="float" office:value="299.07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41378.0"/>
          <table:table-cell office:value-type="float" office:value="592984.0"/>
          <table:table-cell office:value-type="float" office:value="592984.0"/>
          <table:table-cell office:value-type="float" office:value="72366.0"/>
          <table:table-cell office:value-type="float" office:value="4944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5"/>
          <table:table-cell office:value-type="float" office:value="299.26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52366.0"/>
          <table:table-cell office:value-type="float" office:value="625972.0"/>
          <table:table-cell office:value-type="float" office:value="72366.0"/>
          <table:table-cell office:value-type="float" office:value="49449.0"/>
          <table:table-cell office:value-type="float" office:value="0.0"/>
          <table:table-cell office:value-type="float" office:value="0.0"/>
          <table:table-cell table:formula="of:=MIN([.$B109];[.$O109];[.$AB109])" office:value-type="float"/>
          <table:table-cell table:formula="of:=MIN([.$C109];[.$P109];[.$AC109])" office:value-type="float"/>
          <table:table-cell table:formula="of:=MIN([.$D109];[.$Q109];[.$AD109])" office:value-type="float"/>
          <table:table-cell table:formula="of:=MIN([.$E109];[.$R109];[.$AE109])" office:value-type="float"/>
          <table:table-cell table:formula="of:=MIN([.$F109];[.$S109];[.$AF109])" office:value-type="float"/>
          <table:table-cell table:formula="of:=MIN([.$G109];[.$T109];[.$AG109])" office:value-type="float"/>
          <table:table-cell table:formula="of:=MIN([.$H109];[.$U109];[.$AH109])" office:value-type="float"/>
          <table:table-cell table:formula="of:=MIN([.$I109];[.$V109];[.$AI109])" office:value-type="float"/>
          <table:table-cell table:formula="of:=MIN([.$J109];[.$W109])" office:value-type="float"/>
          <table:table-cell table:formula="of:=MIN([.$K109];[.$X109];[.$AJ109])" office:value-type="float"/>
          <table:table-cell table:formula="of:=MIN([.$L109];[.$Y109];[.$AK109])" office:value-type="float"/>
          <table:table-cell table:formula="of:=MIN([.$M109];[.$Z109];[.$AL109])" office:value-type="float"/>
          <table:table-cell table:formula="of:=MIN([.$N109];[.$AA109];[.$AM109])" office:value-type="float"/>
          <table:table-cell table:formula="of:=MEDIAN([.$B109];[.$O109];[.$AB109])" office:value-type="float"/>
          <table:table-cell table:formula="of:=MEDIAN([.$C109];[.$P109];[.$AC109])" office:value-type="float"/>
          <table:table-cell table:formula="of:=MEDIAN([.$D109];[.$Q109];[.$AD109])" office:value-type="float"/>
          <table:table-cell table:formula="of:=MEDIAN([.$E109];[.$R109];[.$AE109])" office:value-type="float"/>
          <table:table-cell table:formula="of:=MEDIAN([.$F109];[.$S109];[.$AF109])" office:value-type="float"/>
          <table:table-cell table:formula="of:=MEDIAN([.$G109];[.$T109];[.$AG109])" office:value-type="float"/>
          <table:table-cell table:formula="of:=MEDIAN([.$H109];[.$U109];[.$AH109])" office:value-type="float"/>
          <table:table-cell table:formula="of:=MEDIAN([.$I109];[.$V109];[.$AI109])" office:value-type="float"/>
          <table:table-cell table:formula="of:=MEDIAN([.$J109];[.$W109])" office:value-type="float"/>
          <table:table-cell table:formula="of:=MEDIAN([.$K109];[.$X109];[.$AJ109])" office:value-type="float"/>
          <table:table-cell table:formula="of:=MEDIAN([.$L109];[.$Y109];[.$AK109])" office:value-type="float"/>
          <table:table-cell table:formula="of:=MEDIAN([.$M109];[.$Z109];[.$AL109])" office:value-type="float"/>
          <table:table-cell table:formula="of:=MEDIAN([.$N109];[.$AA109];[.$AM109])" office:value-type="float"/>
          <table:table-cell table:formula="of:=MAX([.$B109];[.$O109];[.$AB109])" office:value-type="float"/>
          <table:table-cell table:formula="of:=MAX([.$C109];[.$P109];[.$AC109])" office:value-type="float"/>
          <table:table-cell table:formula="of:=MAX([.$D109];[.$Q109];[.$AD109])" office:value-type="float"/>
          <table:table-cell table:formula="of:=MAX([.$E109];[.$R109];[.$AE109])" office:value-type="float"/>
          <table:table-cell table:formula="of:=MAX([.$F109];[.$S109];[.$AF109])" office:value-type="float"/>
          <table:table-cell table:formula="of:=MAX([.$G109];[.$T109];[.$AG109])" office:value-type="float"/>
          <table:table-cell table:formula="of:=MAX([.$H109];[.$U109];[.$AH109])" office:value-type="float"/>
          <table:table-cell table:formula="of:=MAX([.$I109];[.$V109];[.$AI109])" office:value-type="float"/>
          <table:table-cell table:formula="of:=MAX([.$J109];[.$W109])" office:value-type="float"/>
          <table:table-cell table:formula="of:=MAX([.$K109];[.$X109];[.$AJ109])" office:value-type="float"/>
          <table:table-cell table:formula="of:=MAX([.$L109];[.$Y109];[.$AK109])" office:value-type="float"/>
          <table:table-cell table:formula="of:=MAX([.$M109];[.$Z109];[.$AL109])" office:value-type="float"/>
          <table:table-cell table:formula="of:=MAX([.$N109];[.$AA109];[.$AM109])" office:value-type="float"/>
        </table:table-row>
        <table:table-row table:style-name="ro1">
          <table:table-cell office:value-type="string">
            <text:p>BLOCKS.BLOCKS-10-2.asp/34</text:p>
          </table:table-cell>
          <table:table-cell office:value-type="float" office:value="300.0"/>
          <table:table-cell office:value-type="float" office:value="299.997"/>
          <table:table-cell office:value-type="float" office:value="298.99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27601.0"/>
          <table:table-cell office:value-type="float" office:value="639351.0"/>
          <table:table-cell office:value-type="float" office:value="639351.0"/>
          <table:table-cell office:value-type="float" office:value="74531.0"/>
          <table:table-cell office:value-type="float" office:value="5126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9.08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22820.0"/>
          <table:table-cell office:value-type="float" office:value="631949.0"/>
          <table:table-cell office:value-type="float" office:value="631949.0"/>
          <table:table-cell office:value-type="float" office:value="74531.0"/>
          <table:table-cell office:value-type="float" office:value="5126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9.23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671242.0"/>
          <table:table-cell office:value-type="float" office:value="754891.0"/>
          <table:table-cell office:value-type="float" office:value="74531.0"/>
          <table:table-cell office:value-type="float" office:value="51263.0"/>
          <table:table-cell office:value-type="float" office:value="0.0"/>
          <table:table-cell office:value-type="float" office:value="0.0"/>
          <table:table-cell table:formula="of:=MIN([.$B110];[.$O110];[.$AB110])" office:value-type="float"/>
          <table:table-cell table:formula="of:=MIN([.$C110];[.$P110];[.$AC110])" office:value-type="float"/>
          <table:table-cell table:formula="of:=MIN([.$D110];[.$Q110];[.$AD110])" office:value-type="float"/>
          <table:table-cell table:formula="of:=MIN([.$E110];[.$R110];[.$AE110])" office:value-type="float"/>
          <table:table-cell table:formula="of:=MIN([.$F110];[.$S110];[.$AF110])" office:value-type="float"/>
          <table:table-cell table:formula="of:=MIN([.$G110];[.$T110];[.$AG110])" office:value-type="float"/>
          <table:table-cell table:formula="of:=MIN([.$H110];[.$U110];[.$AH110])" office:value-type="float"/>
          <table:table-cell table:formula="of:=MIN([.$I110];[.$V110];[.$AI110])" office:value-type="float"/>
          <table:table-cell table:formula="of:=MIN([.$J110];[.$W110])" office:value-type="float"/>
          <table:table-cell table:formula="of:=MIN([.$K110];[.$X110];[.$AJ110])" office:value-type="float"/>
          <table:table-cell table:formula="of:=MIN([.$L110];[.$Y110];[.$AK110])" office:value-type="float"/>
          <table:table-cell table:formula="of:=MIN([.$M110];[.$Z110];[.$AL110])" office:value-type="float"/>
          <table:table-cell table:formula="of:=MIN([.$N110];[.$AA110];[.$AM110])" office:value-type="float"/>
          <table:table-cell table:formula="of:=MEDIAN([.$B110];[.$O110];[.$AB110])" office:value-type="float"/>
          <table:table-cell table:formula="of:=MEDIAN([.$C110];[.$P110];[.$AC110])" office:value-type="float"/>
          <table:table-cell table:formula="of:=MEDIAN([.$D110];[.$Q110];[.$AD110])" office:value-type="float"/>
          <table:table-cell table:formula="of:=MEDIAN([.$E110];[.$R110];[.$AE110])" office:value-type="float"/>
          <table:table-cell table:formula="of:=MEDIAN([.$F110];[.$S110];[.$AF110])" office:value-type="float"/>
          <table:table-cell table:formula="of:=MEDIAN([.$G110];[.$T110];[.$AG110])" office:value-type="float"/>
          <table:table-cell table:formula="of:=MEDIAN([.$H110];[.$U110];[.$AH110])" office:value-type="float"/>
          <table:table-cell table:formula="of:=MEDIAN([.$I110];[.$V110];[.$AI110])" office:value-type="float"/>
          <table:table-cell table:formula="of:=MEDIAN([.$J110];[.$W110])" office:value-type="float"/>
          <table:table-cell table:formula="of:=MEDIAN([.$K110];[.$X110];[.$AJ110])" office:value-type="float"/>
          <table:table-cell table:formula="of:=MEDIAN([.$L110];[.$Y110];[.$AK110])" office:value-type="float"/>
          <table:table-cell table:formula="of:=MEDIAN([.$M110];[.$Z110];[.$AL110])" office:value-type="float"/>
          <table:table-cell table:formula="of:=MEDIAN([.$N110];[.$AA110];[.$AM110])" office:value-type="float"/>
          <table:table-cell table:formula="of:=MAX([.$B110];[.$O110];[.$AB110])" office:value-type="float"/>
          <table:table-cell table:formula="of:=MAX([.$C110];[.$P110];[.$AC110])" office:value-type="float"/>
          <table:table-cell table:formula="of:=MAX([.$D110];[.$Q110];[.$AD110])" office:value-type="float"/>
          <table:table-cell table:formula="of:=MAX([.$E110];[.$R110];[.$AE110])" office:value-type="float"/>
          <table:table-cell table:formula="of:=MAX([.$F110];[.$S110];[.$AF110])" office:value-type="float"/>
          <table:table-cell table:formula="of:=MAX([.$G110];[.$T110];[.$AG110])" office:value-type="float"/>
          <table:table-cell table:formula="of:=MAX([.$H110];[.$U110];[.$AH110])" office:value-type="float"/>
          <table:table-cell table:formula="of:=MAX([.$I110];[.$V110];[.$AI110])" office:value-type="float"/>
          <table:table-cell table:formula="of:=MAX([.$J110];[.$W110])" office:value-type="float"/>
          <table:table-cell table:formula="of:=MAX([.$K110];[.$X110];[.$AJ110])" office:value-type="float"/>
          <table:table-cell table:formula="of:=MAX([.$L110];[.$Y110];[.$AK110])" office:value-type="float"/>
          <table:table-cell table:formula="of:=MAX([.$M110];[.$Z110];[.$AL110])" office:value-type="float"/>
          <table:table-cell table:formula="of:=MAX([.$N110];[.$AA110];[.$AM110])" office:value-type="float"/>
        </table:table-row>
        <table:table-row table:style-name="ro1">
          <table:table-cell office:value-type="string">
            <text:p>BLOCKS.BLOCKS-10-2.asp/35</text:p>
          </table:table-cell>
          <table:table-cell office:value-type="float" office:value="300.0"/>
          <table:table-cell office:value-type="float" office:value="299.988"/>
          <table:table-cell office:value-type="float" office:value="298.94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88991.0"/>
          <table:table-cell office:value-type="float" office:value="599095.0"/>
          <table:table-cell office:value-type="float" office:value="599095.0"/>
          <table:table-cell office:value-type="float" office:value="76696.0"/>
          <table:table-cell office:value-type="float" office:value="5307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5"/>
          <table:table-cell office:value-type="float" office:value="299.06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83435.0"/>
          <table:table-cell office:value-type="float" office:value="588559.0"/>
          <table:table-cell office:value-type="float" office:value="588559.0"/>
          <table:table-cell office:value-type="float" office:value="76696.0"/>
          <table:table-cell office:value-type="float" office:value="5307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9.21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56701.0"/>
          <table:table-cell office:value-type="float" office:value="632312.0"/>
          <table:table-cell office:value-type="float" office:value="76696.0"/>
          <table:table-cell office:value-type="float" office:value="53077.0"/>
          <table:table-cell office:value-type="float" office:value="0.0"/>
          <table:table-cell office:value-type="float" office:value="0.0"/>
          <table:table-cell table:formula="of:=MIN([.$B111];[.$O111];[.$AB111])" office:value-type="float"/>
          <table:table-cell table:formula="of:=MIN([.$C111];[.$P111];[.$AC111])" office:value-type="float"/>
          <table:table-cell table:formula="of:=MIN([.$D111];[.$Q111];[.$AD111])" office:value-type="float"/>
          <table:table-cell table:formula="of:=MIN([.$E111];[.$R111];[.$AE111])" office:value-type="float"/>
          <table:table-cell table:formula="of:=MIN([.$F111];[.$S111];[.$AF111])" office:value-type="float"/>
          <table:table-cell table:formula="of:=MIN([.$G111];[.$T111];[.$AG111])" office:value-type="float"/>
          <table:table-cell table:formula="of:=MIN([.$H111];[.$U111];[.$AH111])" office:value-type="float"/>
          <table:table-cell table:formula="of:=MIN([.$I111];[.$V111];[.$AI111])" office:value-type="float"/>
          <table:table-cell table:formula="of:=MIN([.$J111];[.$W111])" office:value-type="float"/>
          <table:table-cell table:formula="of:=MIN([.$K111];[.$X111];[.$AJ111])" office:value-type="float"/>
          <table:table-cell table:formula="of:=MIN([.$L111];[.$Y111];[.$AK111])" office:value-type="float"/>
          <table:table-cell table:formula="of:=MIN([.$M111];[.$Z111];[.$AL111])" office:value-type="float"/>
          <table:table-cell table:formula="of:=MIN([.$N111];[.$AA111];[.$AM111])" office:value-type="float"/>
          <table:table-cell table:formula="of:=MEDIAN([.$B111];[.$O111];[.$AB111])" office:value-type="float"/>
          <table:table-cell table:formula="of:=MEDIAN([.$C111];[.$P111];[.$AC111])" office:value-type="float"/>
          <table:table-cell table:formula="of:=MEDIAN([.$D111];[.$Q111];[.$AD111])" office:value-type="float"/>
          <table:table-cell table:formula="of:=MEDIAN([.$E111];[.$R111];[.$AE111])" office:value-type="float"/>
          <table:table-cell table:formula="of:=MEDIAN([.$F111];[.$S111];[.$AF111])" office:value-type="float"/>
          <table:table-cell table:formula="of:=MEDIAN([.$G111];[.$T111];[.$AG111])" office:value-type="float"/>
          <table:table-cell table:formula="of:=MEDIAN([.$H111];[.$U111];[.$AH111])" office:value-type="float"/>
          <table:table-cell table:formula="of:=MEDIAN([.$I111];[.$V111];[.$AI111])" office:value-type="float"/>
          <table:table-cell table:formula="of:=MEDIAN([.$J111];[.$W111])" office:value-type="float"/>
          <table:table-cell table:formula="of:=MEDIAN([.$K111];[.$X111];[.$AJ111])" office:value-type="float"/>
          <table:table-cell table:formula="of:=MEDIAN([.$L111];[.$Y111];[.$AK111])" office:value-type="float"/>
          <table:table-cell table:formula="of:=MEDIAN([.$M111];[.$Z111];[.$AL111])" office:value-type="float"/>
          <table:table-cell table:formula="of:=MEDIAN([.$N111];[.$AA111];[.$AM111])" office:value-type="float"/>
          <table:table-cell table:formula="of:=MAX([.$B111];[.$O111];[.$AB111])" office:value-type="float"/>
          <table:table-cell table:formula="of:=MAX([.$C111];[.$P111];[.$AC111])" office:value-type="float"/>
          <table:table-cell table:formula="of:=MAX([.$D111];[.$Q111];[.$AD111])" office:value-type="float"/>
          <table:table-cell table:formula="of:=MAX([.$E111];[.$R111];[.$AE111])" office:value-type="float"/>
          <table:table-cell table:formula="of:=MAX([.$F111];[.$S111];[.$AF111])" office:value-type="float"/>
          <table:table-cell table:formula="of:=MAX([.$G111];[.$T111];[.$AG111])" office:value-type="float"/>
          <table:table-cell table:formula="of:=MAX([.$H111];[.$U111];[.$AH111])" office:value-type="float"/>
          <table:table-cell table:formula="of:=MAX([.$I111];[.$V111];[.$AI111])" office:value-type="float"/>
          <table:table-cell table:formula="of:=MAX([.$J111];[.$W111])" office:value-type="float"/>
          <table:table-cell table:formula="of:=MAX([.$K111];[.$X111];[.$AJ111])" office:value-type="float"/>
          <table:table-cell table:formula="of:=MAX([.$L111];[.$Y111];[.$AK111])" office:value-type="float"/>
          <table:table-cell table:formula="of:=MAX([.$M111];[.$Z111];[.$AL111])" office:value-type="float"/>
          <table:table-cell table:formula="of:=MAX([.$N111];[.$AA111];[.$AM111])" office:value-type="float"/>
        </table:table-row>
        <table:table-row table:style-name="ro1">
          <table:table-cell office:value-type="string">
            <text:p>BLOCKS.BLOCKS-10-2.asp/36</text:p>
          </table:table-cell>
          <table:table-cell office:value-type="float" office:value="300.0"/>
          <table:table-cell office:value-type="float" office:value="299.991"/>
          <table:table-cell office:value-type="float" office:value="299.02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59308.0"/>
          <table:table-cell office:value-type="float" office:value="533371.0"/>
          <table:table-cell office:value-type="float" office:value="533371.0"/>
          <table:table-cell office:value-type="float" office:value="78861.0"/>
          <table:table-cell office:value-type="float" office:value="5489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9.02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61173.0"/>
          <table:table-cell office:value-type="float" office:value="536184.0"/>
          <table:table-cell office:value-type="float" office:value="536184.0"/>
          <table:table-cell office:value-type="float" office:value="78861.0"/>
          <table:table-cell office:value-type="float" office:value="5489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3"/>
          <table:table-cell office:value-type="float" office:value="299.19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50258.0"/>
          <table:table-cell office:value-type="float" office:value="731911.0"/>
          <table:table-cell office:value-type="float" office:value="78861.0"/>
          <table:table-cell office:value-type="float" office:value="54891.0"/>
          <table:table-cell office:value-type="float" office:value="0.0"/>
          <table:table-cell office:value-type="float" office:value="0.0"/>
          <table:table-cell table:formula="of:=MIN([.$B112];[.$O112];[.$AB112])" office:value-type="float"/>
          <table:table-cell table:formula="of:=MIN([.$C112];[.$P112];[.$AC112])" office:value-type="float"/>
          <table:table-cell table:formula="of:=MIN([.$D112];[.$Q112];[.$AD112])" office:value-type="float"/>
          <table:table-cell table:formula="of:=MIN([.$E112];[.$R112];[.$AE112])" office:value-type="float"/>
          <table:table-cell table:formula="of:=MIN([.$F112];[.$S112];[.$AF112])" office:value-type="float"/>
          <table:table-cell table:formula="of:=MIN([.$G112];[.$T112];[.$AG112])" office:value-type="float"/>
          <table:table-cell table:formula="of:=MIN([.$H112];[.$U112];[.$AH112])" office:value-type="float"/>
          <table:table-cell table:formula="of:=MIN([.$I112];[.$V112];[.$AI112])" office:value-type="float"/>
          <table:table-cell table:formula="of:=MIN([.$J112];[.$W112])" office:value-type="float"/>
          <table:table-cell table:formula="of:=MIN([.$K112];[.$X112];[.$AJ112])" office:value-type="float"/>
          <table:table-cell table:formula="of:=MIN([.$L112];[.$Y112];[.$AK112])" office:value-type="float"/>
          <table:table-cell table:formula="of:=MIN([.$M112];[.$Z112];[.$AL112])" office:value-type="float"/>
          <table:table-cell table:formula="of:=MIN([.$N112];[.$AA112];[.$AM112])" office:value-type="float"/>
          <table:table-cell table:formula="of:=MEDIAN([.$B112];[.$O112];[.$AB112])" office:value-type="float"/>
          <table:table-cell table:formula="of:=MEDIAN([.$C112];[.$P112];[.$AC112])" office:value-type="float"/>
          <table:table-cell table:formula="of:=MEDIAN([.$D112];[.$Q112];[.$AD112])" office:value-type="float"/>
          <table:table-cell table:formula="of:=MEDIAN([.$E112];[.$R112];[.$AE112])" office:value-type="float"/>
          <table:table-cell table:formula="of:=MEDIAN([.$F112];[.$S112];[.$AF112])" office:value-type="float"/>
          <table:table-cell table:formula="of:=MEDIAN([.$G112];[.$T112];[.$AG112])" office:value-type="float"/>
          <table:table-cell table:formula="of:=MEDIAN([.$H112];[.$U112];[.$AH112])" office:value-type="float"/>
          <table:table-cell table:formula="of:=MEDIAN([.$I112];[.$V112];[.$AI112])" office:value-type="float"/>
          <table:table-cell table:formula="of:=MEDIAN([.$J112];[.$W112])" office:value-type="float"/>
          <table:table-cell table:formula="of:=MEDIAN([.$K112];[.$X112];[.$AJ112])" office:value-type="float"/>
          <table:table-cell table:formula="of:=MEDIAN([.$L112];[.$Y112];[.$AK112])" office:value-type="float"/>
          <table:table-cell table:formula="of:=MEDIAN([.$M112];[.$Z112];[.$AL112])" office:value-type="float"/>
          <table:table-cell table:formula="of:=MEDIAN([.$N112];[.$AA112];[.$AM112])" office:value-type="float"/>
          <table:table-cell table:formula="of:=MAX([.$B112];[.$O112];[.$AB112])" office:value-type="float"/>
          <table:table-cell table:formula="of:=MAX([.$C112];[.$P112];[.$AC112])" office:value-type="float"/>
          <table:table-cell table:formula="of:=MAX([.$D112];[.$Q112];[.$AD112])" office:value-type="float"/>
          <table:table-cell table:formula="of:=MAX([.$E112];[.$R112];[.$AE112])" office:value-type="float"/>
          <table:table-cell table:formula="of:=MAX([.$F112];[.$S112];[.$AF112])" office:value-type="float"/>
          <table:table-cell table:formula="of:=MAX([.$G112];[.$T112];[.$AG112])" office:value-type="float"/>
          <table:table-cell table:formula="of:=MAX([.$H112];[.$U112];[.$AH112])" office:value-type="float"/>
          <table:table-cell table:formula="of:=MAX([.$I112];[.$V112];[.$AI112])" office:value-type="float"/>
          <table:table-cell table:formula="of:=MAX([.$J112];[.$W112])" office:value-type="float"/>
          <table:table-cell table:formula="of:=MAX([.$K112];[.$X112];[.$AJ112])" office:value-type="float"/>
          <table:table-cell table:formula="of:=MAX([.$L112];[.$Y112];[.$AK112])" office:value-type="float"/>
          <table:table-cell table:formula="of:=MAX([.$M112];[.$Z112];[.$AL112])" office:value-type="float"/>
          <table:table-cell table:formula="of:=MAX([.$N112];[.$AA112];[.$AM112])" office:value-type="float"/>
        </table:table-row>
        <table:table-row table:style-name="ro1">
          <table:table-cell office:value-type="string">
            <text:p>BLOCKS.BLOCKS-10-2.asp/37</text:p>
          </table:table-cell>
          <table:table-cell office:value-type="float" office:value="300.0"/>
          <table:table-cell office:value-type="float" office:value="299.985"/>
          <table:table-cell office:value-type="float" office:value="298.95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43596.0"/>
          <table:table-cell office:value-type="float" office:value="528924.0"/>
          <table:table-cell office:value-type="float" office:value="528924.0"/>
          <table:table-cell office:value-type="float" office:value="81026.0"/>
          <table:table-cell office:value-type="float" office:value="5670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8.87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45456.0"/>
          <table:table-cell office:value-type="float" office:value="531436.0"/>
          <table:table-cell office:value-type="float" office:value="531436.0"/>
          <table:table-cell office:value-type="float" office:value="81026.0"/>
          <table:table-cell office:value-type="float" office:value="5670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9.14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60854.0"/>
          <table:table-cell office:value-type="float" office:value="631437.0"/>
          <table:table-cell office:value-type="float" office:value="81026.0"/>
          <table:table-cell office:value-type="float" office:value="56705.0"/>
          <table:table-cell office:value-type="float" office:value="0.0"/>
          <table:table-cell office:value-type="float" office:value="0.0"/>
          <table:table-cell table:formula="of:=MIN([.$B113];[.$O113];[.$AB113])" office:value-type="float"/>
          <table:table-cell table:formula="of:=MIN([.$C113];[.$P113];[.$AC113])" office:value-type="float"/>
          <table:table-cell table:formula="of:=MIN([.$D113];[.$Q113];[.$AD113])" office:value-type="float"/>
          <table:table-cell table:formula="of:=MIN([.$E113];[.$R113];[.$AE113])" office:value-type="float"/>
          <table:table-cell table:formula="of:=MIN([.$F113];[.$S113];[.$AF113])" office:value-type="float"/>
          <table:table-cell table:formula="of:=MIN([.$G113];[.$T113];[.$AG113])" office:value-type="float"/>
          <table:table-cell table:formula="of:=MIN([.$H113];[.$U113];[.$AH113])" office:value-type="float"/>
          <table:table-cell table:formula="of:=MIN([.$I113];[.$V113];[.$AI113])" office:value-type="float"/>
          <table:table-cell table:formula="of:=MIN([.$J113];[.$W113])" office:value-type="float"/>
          <table:table-cell table:formula="of:=MIN([.$K113];[.$X113];[.$AJ113])" office:value-type="float"/>
          <table:table-cell table:formula="of:=MIN([.$L113];[.$Y113];[.$AK113])" office:value-type="float"/>
          <table:table-cell table:formula="of:=MIN([.$M113];[.$Z113];[.$AL113])" office:value-type="float"/>
          <table:table-cell table:formula="of:=MIN([.$N113];[.$AA113];[.$AM113])" office:value-type="float"/>
          <table:table-cell table:formula="of:=MEDIAN([.$B113];[.$O113];[.$AB113])" office:value-type="float"/>
          <table:table-cell table:formula="of:=MEDIAN([.$C113];[.$P113];[.$AC113])" office:value-type="float"/>
          <table:table-cell table:formula="of:=MEDIAN([.$D113];[.$Q113];[.$AD113])" office:value-type="float"/>
          <table:table-cell table:formula="of:=MEDIAN([.$E113];[.$R113];[.$AE113])" office:value-type="float"/>
          <table:table-cell table:formula="of:=MEDIAN([.$F113];[.$S113];[.$AF113])" office:value-type="float"/>
          <table:table-cell table:formula="of:=MEDIAN([.$G113];[.$T113];[.$AG113])" office:value-type="float"/>
          <table:table-cell table:formula="of:=MEDIAN([.$H113];[.$U113];[.$AH113])" office:value-type="float"/>
          <table:table-cell table:formula="of:=MEDIAN([.$I113];[.$V113];[.$AI113])" office:value-type="float"/>
          <table:table-cell table:formula="of:=MEDIAN([.$J113];[.$W113])" office:value-type="float"/>
          <table:table-cell table:formula="of:=MEDIAN([.$K113];[.$X113];[.$AJ113])" office:value-type="float"/>
          <table:table-cell table:formula="of:=MEDIAN([.$L113];[.$Y113];[.$AK113])" office:value-type="float"/>
          <table:table-cell table:formula="of:=MEDIAN([.$M113];[.$Z113];[.$AL113])" office:value-type="float"/>
          <table:table-cell table:formula="of:=MEDIAN([.$N113];[.$AA113];[.$AM113])" office:value-type="float"/>
          <table:table-cell table:formula="of:=MAX([.$B113];[.$O113];[.$AB113])" office:value-type="float"/>
          <table:table-cell table:formula="of:=MAX([.$C113];[.$P113];[.$AC113])" office:value-type="float"/>
          <table:table-cell table:formula="of:=MAX([.$D113];[.$Q113];[.$AD113])" office:value-type="float"/>
          <table:table-cell table:formula="of:=MAX([.$E113];[.$R113];[.$AE113])" office:value-type="float"/>
          <table:table-cell table:formula="of:=MAX([.$F113];[.$S113];[.$AF113])" office:value-type="float"/>
          <table:table-cell table:formula="of:=MAX([.$G113];[.$T113];[.$AG113])" office:value-type="float"/>
          <table:table-cell table:formula="of:=MAX([.$H113];[.$U113];[.$AH113])" office:value-type="float"/>
          <table:table-cell table:formula="of:=MAX([.$I113];[.$V113];[.$AI113])" office:value-type="float"/>
          <table:table-cell table:formula="of:=MAX([.$J113];[.$W113])" office:value-type="float"/>
          <table:table-cell table:formula="of:=MAX([.$K113];[.$X113];[.$AJ113])" office:value-type="float"/>
          <table:table-cell table:formula="of:=MAX([.$L113];[.$Y113];[.$AK113])" office:value-type="float"/>
          <table:table-cell table:formula="of:=MAX([.$M113];[.$Z113];[.$AL113])" office:value-type="float"/>
          <table:table-cell table:formula="of:=MAX([.$N113];[.$AA113];[.$AM113])" office:value-type="float"/>
        </table:table-row>
        <table:table-row table:style-name="ro1">
          <table:table-cell office:value-type="string">
            <text:p>BLOCKS.BLOCKS-10-2.asp/38</text:p>
          </table:table-cell>
          <table:table-cell office:value-type="float" office:value="300.0"/>
          <table:table-cell office:value-type="float" office:value="299.982"/>
          <table:table-cell office:value-type="float" office:value="298.95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29970.0"/>
          <table:table-cell office:value-type="float" office:value="480685.0"/>
          <table:table-cell office:value-type="float" office:value="480685.0"/>
          <table:table-cell office:value-type="float" office:value="83191.0"/>
          <table:table-cell office:value-type="float" office:value="5851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2"/>
          <table:table-cell office:value-type="float" office:value="298.94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30018.0"/>
          <table:table-cell office:value-type="float" office:value="480731.0"/>
          <table:table-cell office:value-type="float" office:value="480731.0"/>
          <table:table-cell office:value-type="float" office:value="83191.0"/>
          <table:table-cell office:value-type="float" office:value="58519.0"/>
          <table:table-cell office:value-type="float" office:value="0.0"/>
          <table:table-cell office:value-type="float" office:value="0.0"/>
          <table:table-cell office:value-type="float" office:value="155.935"/>
          <table:table-cell office:value-type="float" office:value="155.846"/>
          <table:table-cell office:value-type="float" office:value="154.99"/>
          <table:table-cell office:value-type="float" office:value="1.0"/>
          <table:table-cell office:value-type="float" office:value="0.0"/>
          <table:table-cell office:value-type="float" office:value="18.0"/>
          <table:table-cell office:value-type="float" office:value="308309.0"/>
          <table:table-cell office:value-type="float" office:value="356824.0"/>
          <table:table-cell office:value-type="float" office:value="83191.0"/>
          <table:table-cell office:value-type="float" office:value="58519.0"/>
          <table:table-cell office:value-type="float" office:value="0.0"/>
          <table:table-cell office:value-type="float" office:value="0.0"/>
          <table:table-cell table:formula="of:=MIN([.$B114];[.$O114];[.$AB114])" office:value-type="float"/>
          <table:table-cell table:formula="of:=MIN([.$C114];[.$P114];[.$AC114])" office:value-type="float"/>
          <table:table-cell table:formula="of:=MIN([.$D114];[.$Q114];[.$AD114])" office:value-type="float"/>
          <table:table-cell table:formula="of:=MIN([.$E114];[.$R114];[.$AE114])" office:value-type="float"/>
          <table:table-cell table:formula="of:=MIN([.$F114];[.$S114];[.$AF114])" office:value-type="float"/>
          <table:table-cell table:formula="of:=MIN([.$G114];[.$T114];[.$AG114])" office:value-type="float"/>
          <table:table-cell table:formula="of:=MIN([.$H114];[.$U114];[.$AH114])" office:value-type="float"/>
          <table:table-cell table:formula="of:=MIN([.$I114];[.$V114];[.$AI114])" office:value-type="float"/>
          <table:table-cell table:formula="of:=MIN([.$J114];[.$W114])" office:value-type="float"/>
          <table:table-cell table:formula="of:=MIN([.$K114];[.$X114];[.$AJ114])" office:value-type="float"/>
          <table:table-cell table:formula="of:=MIN([.$L114];[.$Y114];[.$AK114])" office:value-type="float"/>
          <table:table-cell table:formula="of:=MIN([.$M114];[.$Z114];[.$AL114])" office:value-type="float"/>
          <table:table-cell table:formula="of:=MIN([.$N114];[.$AA114];[.$AM114])" office:value-type="float"/>
          <table:table-cell table:formula="of:=MEDIAN([.$B114];[.$O114];[.$AB114])" office:value-type="float"/>
          <table:table-cell table:formula="of:=MEDIAN([.$C114];[.$P114];[.$AC114])" office:value-type="float"/>
          <table:table-cell table:formula="of:=MEDIAN([.$D114];[.$Q114];[.$AD114])" office:value-type="float"/>
          <table:table-cell table:formula="of:=MEDIAN([.$E114];[.$R114];[.$AE114])" office:value-type="float"/>
          <table:table-cell table:formula="of:=MEDIAN([.$F114];[.$S114];[.$AF114])" office:value-type="float"/>
          <table:table-cell table:formula="of:=MEDIAN([.$G114];[.$T114];[.$AG114])" office:value-type="float"/>
          <table:table-cell table:formula="of:=MEDIAN([.$H114];[.$U114];[.$AH114])" office:value-type="float"/>
          <table:table-cell table:formula="of:=MEDIAN([.$I114];[.$V114];[.$AI114])" office:value-type="float"/>
          <table:table-cell table:formula="of:=MEDIAN([.$J114];[.$W114])" office:value-type="float"/>
          <table:table-cell table:formula="of:=MEDIAN([.$K114];[.$X114];[.$AJ114])" office:value-type="float"/>
          <table:table-cell table:formula="of:=MEDIAN([.$L114];[.$Y114];[.$AK114])" office:value-type="float"/>
          <table:table-cell table:formula="of:=MEDIAN([.$M114];[.$Z114];[.$AL114])" office:value-type="float"/>
          <table:table-cell table:formula="of:=MEDIAN([.$N114];[.$AA114];[.$AM114])" office:value-type="float"/>
          <table:table-cell table:formula="of:=MAX([.$B114];[.$O114];[.$AB114])" office:value-type="float"/>
          <table:table-cell table:formula="of:=MAX([.$C114];[.$P114];[.$AC114])" office:value-type="float"/>
          <table:table-cell table:formula="of:=MAX([.$D114];[.$Q114];[.$AD114])" office:value-type="float"/>
          <table:table-cell table:formula="of:=MAX([.$E114];[.$R114];[.$AE114])" office:value-type="float"/>
          <table:table-cell table:formula="of:=MAX([.$F114];[.$S114];[.$AF114])" office:value-type="float"/>
          <table:table-cell table:formula="of:=MAX([.$G114];[.$T114];[.$AG114])" office:value-type="float"/>
          <table:table-cell table:formula="of:=MAX([.$H114];[.$U114];[.$AH114])" office:value-type="float"/>
          <table:table-cell table:formula="of:=MAX([.$I114];[.$V114];[.$AI114])" office:value-type="float"/>
          <table:table-cell table:formula="of:=MAX([.$J114];[.$W114])" office:value-type="float"/>
          <table:table-cell table:formula="of:=MAX([.$K114];[.$X114];[.$AJ114])" office:value-type="float"/>
          <table:table-cell table:formula="of:=MAX([.$L114];[.$Y114];[.$AK114])" office:value-type="float"/>
          <table:table-cell table:formula="of:=MAX([.$M114];[.$Z114];[.$AL114])" office:value-type="float"/>
          <table:table-cell table:formula="of:=MAX([.$N114];[.$AA114];[.$AM114])" office:value-type="float"/>
        </table:table-row>
        <table:table-row table:style-name="ro1">
          <table:table-cell office:value-type="string">
            <text:p>BLOCKS.BLOCKS-10-2.asp/39</text:p>
          </table:table-cell>
          <table:table-cell office:value-type="float" office:value="300.0"/>
          <table:table-cell office:value-type="float" office:value="299.987"/>
          <table:table-cell office:value-type="float" office:value="298.9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03800.0"/>
          <table:table-cell office:value-type="float" office:value="595841.0"/>
          <table:table-cell office:value-type="float" office:value="595841.0"/>
          <table:table-cell office:value-type="float" office:value="85356.0"/>
          <table:table-cell office:value-type="float" office:value="6033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8.9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04282.0"/>
          <table:table-cell office:value-type="float" office:value="596465.0"/>
          <table:table-cell office:value-type="float" office:value="596465.0"/>
          <table:table-cell office:value-type="float" office:value="85356.0"/>
          <table:table-cell office:value-type="float" office:value="6033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5"/>
          <table:table-cell office:value-type="float" office:value="299.08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41953.0"/>
          <table:table-cell office:value-type="float" office:value="608960.0"/>
          <table:table-cell office:value-type="float" office:value="85356.0"/>
          <table:table-cell office:value-type="float" office:value="60333.0"/>
          <table:table-cell office:value-type="float" office:value="0.0"/>
          <table:table-cell office:value-type="float" office:value="0.0"/>
          <table:table-cell table:formula="of:=MIN([.$B115];[.$O115];[.$AB115])" office:value-type="float"/>
          <table:table-cell table:formula="of:=MIN([.$C115];[.$P115];[.$AC115])" office:value-type="float"/>
          <table:table-cell table:formula="of:=MIN([.$D115];[.$Q115];[.$AD115])" office:value-type="float"/>
          <table:table-cell table:formula="of:=MIN([.$E115];[.$R115];[.$AE115])" office:value-type="float"/>
          <table:table-cell table:formula="of:=MIN([.$F115];[.$S115];[.$AF115])" office:value-type="float"/>
          <table:table-cell table:formula="of:=MIN([.$G115];[.$T115];[.$AG115])" office:value-type="float"/>
          <table:table-cell table:formula="of:=MIN([.$H115];[.$U115];[.$AH115])" office:value-type="float"/>
          <table:table-cell table:formula="of:=MIN([.$I115];[.$V115];[.$AI115])" office:value-type="float"/>
          <table:table-cell table:formula="of:=MIN([.$J115];[.$W115])" office:value-type="float"/>
          <table:table-cell table:formula="of:=MIN([.$K115];[.$X115];[.$AJ115])" office:value-type="float"/>
          <table:table-cell table:formula="of:=MIN([.$L115];[.$Y115];[.$AK115])" office:value-type="float"/>
          <table:table-cell table:formula="of:=MIN([.$M115];[.$Z115];[.$AL115])" office:value-type="float"/>
          <table:table-cell table:formula="of:=MIN([.$N115];[.$AA115];[.$AM115])" office:value-type="float"/>
          <table:table-cell table:formula="of:=MEDIAN([.$B115];[.$O115];[.$AB115])" office:value-type="float"/>
          <table:table-cell table:formula="of:=MEDIAN([.$C115];[.$P115];[.$AC115])" office:value-type="float"/>
          <table:table-cell table:formula="of:=MEDIAN([.$D115];[.$Q115];[.$AD115])" office:value-type="float"/>
          <table:table-cell table:formula="of:=MEDIAN([.$E115];[.$R115];[.$AE115])" office:value-type="float"/>
          <table:table-cell table:formula="of:=MEDIAN([.$F115];[.$S115];[.$AF115])" office:value-type="float"/>
          <table:table-cell table:formula="of:=MEDIAN([.$G115];[.$T115];[.$AG115])" office:value-type="float"/>
          <table:table-cell table:formula="of:=MEDIAN([.$H115];[.$U115];[.$AH115])" office:value-type="float"/>
          <table:table-cell table:formula="of:=MEDIAN([.$I115];[.$V115];[.$AI115])" office:value-type="float"/>
          <table:table-cell table:formula="of:=MEDIAN([.$J115];[.$W115])" office:value-type="float"/>
          <table:table-cell table:formula="of:=MEDIAN([.$K115];[.$X115];[.$AJ115])" office:value-type="float"/>
          <table:table-cell table:formula="of:=MEDIAN([.$L115];[.$Y115];[.$AK115])" office:value-type="float"/>
          <table:table-cell table:formula="of:=MEDIAN([.$M115];[.$Z115];[.$AL115])" office:value-type="float"/>
          <table:table-cell table:formula="of:=MEDIAN([.$N115];[.$AA115];[.$AM115])" office:value-type="float"/>
          <table:table-cell table:formula="of:=MAX([.$B115];[.$O115];[.$AB115])" office:value-type="float"/>
          <table:table-cell table:formula="of:=MAX([.$C115];[.$P115];[.$AC115])" office:value-type="float"/>
          <table:table-cell table:formula="of:=MAX([.$D115];[.$Q115];[.$AD115])" office:value-type="float"/>
          <table:table-cell table:formula="of:=MAX([.$E115];[.$R115];[.$AE115])" office:value-type="float"/>
          <table:table-cell table:formula="of:=MAX([.$F115];[.$S115];[.$AF115])" office:value-type="float"/>
          <table:table-cell table:formula="of:=MAX([.$G115];[.$T115];[.$AG115])" office:value-type="float"/>
          <table:table-cell table:formula="of:=MAX([.$H115];[.$U115];[.$AH115])" office:value-type="float"/>
          <table:table-cell table:formula="of:=MAX([.$I115];[.$V115];[.$AI115])" office:value-type="float"/>
          <table:table-cell table:formula="of:=MAX([.$J115];[.$W115])" office:value-type="float"/>
          <table:table-cell table:formula="of:=MAX([.$K115];[.$X115];[.$AJ115])" office:value-type="float"/>
          <table:table-cell table:formula="of:=MAX([.$L115];[.$Y115];[.$AK115])" office:value-type="float"/>
          <table:table-cell table:formula="of:=MAX([.$M115];[.$Z115];[.$AL115])" office:value-type="float"/>
          <table:table-cell table:formula="of:=MAX([.$N115];[.$AA115];[.$AM115])" office:value-type="float"/>
        </table:table-row>
        <table:table-row table:style-name="ro1">
          <table:table-cell office:value-type="string">
            <text:p>BLOCKS.BLOCKS-10-2.asp/4</text:p>
          </table:table-cell>
          <table:table-cell office:value-type="float" office:value="0.163506"/>
          <table:table-cell office:value-type="float" office:value="0.1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581.0"/>
          <table:table-cell office:value-type="float" office:value="119.0"/>
          <table:table-cell office:value-type="float" office:value="0.0"/>
          <table:table-cell office:value-type="float" office:value="0.0"/>
          <table:table-cell office:value-type="float" office:value="0.165063"/>
          <table:table-cell office:value-type="float" office:value="0.1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581.0"/>
          <table:table-cell office:value-type="float" office:value="119.0"/>
          <table:table-cell office:value-type="float" office:value="0.0"/>
          <table:table-cell office:value-type="float" office:value="0.0"/>
          <table:table-cell office:value-type="float" office:value="0.150157"/>
          <table:table-cell office:value-type="float" office:value="0.1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9581.0"/>
          <table:table-cell office:value-type="float" office:value="119.0"/>
          <table:table-cell office:value-type="float" office:value="0.0"/>
          <table:table-cell office:value-type="float" office:value="0.0"/>
          <table:table-cell table:formula="of:=MIN([.$B116];[.$O116];[.$AB116])" office:value-type="float"/>
          <table:table-cell table:formula="of:=MIN([.$C116];[.$P116];[.$AC116])" office:value-type="float"/>
          <table:table-cell table:formula="of:=MIN([.$D116];[.$Q116];[.$AD116])" office:value-type="float"/>
          <table:table-cell table:formula="of:=MIN([.$E116];[.$R116];[.$AE116])" office:value-type="float"/>
          <table:table-cell table:formula="of:=MIN([.$F116];[.$S116];[.$AF116])" office:value-type="float"/>
          <table:table-cell table:formula="of:=MIN([.$G116];[.$T116];[.$AG116])" office:value-type="float"/>
          <table:table-cell table:formula="of:=MIN([.$H116];[.$U116];[.$AH116])" office:value-type="float"/>
          <table:table-cell table:formula="of:=MIN([.$I116];[.$V116];[.$AI116])" office:value-type="float"/>
          <table:table-cell table:formula="of:=MIN([.$J116];[.$W116])" office:value-type="float"/>
          <table:table-cell table:formula="of:=MIN([.$K116];[.$X116];[.$AJ116])" office:value-type="float"/>
          <table:table-cell table:formula="of:=MIN([.$L116];[.$Y116];[.$AK116])" office:value-type="float"/>
          <table:table-cell table:formula="of:=MIN([.$M116];[.$Z116];[.$AL116])" office:value-type="float"/>
          <table:table-cell table:formula="of:=MIN([.$N116];[.$AA116];[.$AM116])" office:value-type="float"/>
          <table:table-cell table:formula="of:=MEDIAN([.$B116];[.$O116];[.$AB116])" office:value-type="float"/>
          <table:table-cell table:formula="of:=MEDIAN([.$C116];[.$P116];[.$AC116])" office:value-type="float"/>
          <table:table-cell table:formula="of:=MEDIAN([.$D116];[.$Q116];[.$AD116])" office:value-type="float"/>
          <table:table-cell table:formula="of:=MEDIAN([.$E116];[.$R116];[.$AE116])" office:value-type="float"/>
          <table:table-cell table:formula="of:=MEDIAN([.$F116];[.$S116];[.$AF116])" office:value-type="float"/>
          <table:table-cell table:formula="of:=MEDIAN([.$G116];[.$T116];[.$AG116])" office:value-type="float"/>
          <table:table-cell table:formula="of:=MEDIAN([.$H116];[.$U116];[.$AH116])" office:value-type="float"/>
          <table:table-cell table:formula="of:=MEDIAN([.$I116];[.$V116];[.$AI116])" office:value-type="float"/>
          <table:table-cell table:formula="of:=MEDIAN([.$J116];[.$W116])" office:value-type="float"/>
          <table:table-cell table:formula="of:=MEDIAN([.$K116];[.$X116];[.$AJ116])" office:value-type="float"/>
          <table:table-cell table:formula="of:=MEDIAN([.$L116];[.$Y116];[.$AK116])" office:value-type="float"/>
          <table:table-cell table:formula="of:=MEDIAN([.$M116];[.$Z116];[.$AL116])" office:value-type="float"/>
          <table:table-cell table:formula="of:=MEDIAN([.$N116];[.$AA116];[.$AM116])" office:value-type="float"/>
          <table:table-cell table:formula="of:=MAX([.$B116];[.$O116];[.$AB116])" office:value-type="float"/>
          <table:table-cell table:formula="of:=MAX([.$C116];[.$P116];[.$AC116])" office:value-type="float"/>
          <table:table-cell table:formula="of:=MAX([.$D116];[.$Q116];[.$AD116])" office:value-type="float"/>
          <table:table-cell table:formula="of:=MAX([.$E116];[.$R116];[.$AE116])" office:value-type="float"/>
          <table:table-cell table:formula="of:=MAX([.$F116];[.$S116];[.$AF116])" office:value-type="float"/>
          <table:table-cell table:formula="of:=MAX([.$G116];[.$T116];[.$AG116])" office:value-type="float"/>
          <table:table-cell table:formula="of:=MAX([.$H116];[.$U116];[.$AH116])" office:value-type="float"/>
          <table:table-cell table:formula="of:=MAX([.$I116];[.$V116];[.$AI116])" office:value-type="float"/>
          <table:table-cell table:formula="of:=MAX([.$J116];[.$W116])" office:value-type="float"/>
          <table:table-cell table:formula="of:=MAX([.$K116];[.$X116];[.$AJ116])" office:value-type="float"/>
          <table:table-cell table:formula="of:=MAX([.$L116];[.$Y116];[.$AK116])" office:value-type="float"/>
          <table:table-cell table:formula="of:=MAX([.$M116];[.$Z116];[.$AL116])" office:value-type="float"/>
          <table:table-cell table:formula="of:=MAX([.$N116];[.$AA116];[.$AM116])" office:value-type="float"/>
        </table:table-row>
        <table:table-row table:style-name="ro1">
          <table:table-cell office:value-type="string">
            <text:p>BLOCKS.BLOCKS-10-2.asp/40</text:p>
          </table:table-cell>
          <table:table-cell office:value-type="float" office:value="1.4041"/>
          <table:table-cell office:value-type="float" office:value="1.334"/>
          <table:table-cell office:value-type="float" office:value="0.2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731.0"/>
          <table:table-cell office:value-type="float" office:value="5678.0"/>
          <table:table-cell office:value-type="float" office:value="5677.0"/>
          <table:table-cell office:value-type="float" office:value="87521.0"/>
          <table:table-cell office:value-type="float" office:value="62147.0"/>
          <table:table-cell office:value-type="float" office:value="0.0"/>
          <table:table-cell office:value-type="float" office:value="0.0"/>
          <table:table-cell office:value-type="float" office:value="1.38699"/>
          <table:table-cell office:value-type="float" office:value="1.323"/>
          <table:table-cell office:value-type="float" office:value="0.21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731.0"/>
          <table:table-cell office:value-type="float" office:value="5678.0"/>
          <table:table-cell office:value-type="float" office:value="5677.0"/>
          <table:table-cell office:value-type="float" office:value="87521.0"/>
          <table:table-cell office:value-type="float" office:value="62147.0"/>
          <table:table-cell office:value-type="float" office:value="0.0"/>
          <table:table-cell office:value-type="float" office:value="0.0"/>
          <table:table-cell office:value-type="float" office:value="18.4885"/>
          <table:table-cell office:value-type="float" office:value="18.415"/>
          <table:table-cell office:value-type="float" office:value="17.48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57531.0"/>
          <table:table-cell office:value-type="float" office:value="76947.0"/>
          <table:table-cell office:value-type="float" office:value="87521.0"/>
          <table:table-cell office:value-type="float" office:value="62147.0"/>
          <table:table-cell office:value-type="float" office:value="0.0"/>
          <table:table-cell office:value-type="float" office:value="0.0"/>
          <table:table-cell table:formula="of:=MIN([.$B117];[.$O117];[.$AB117])" office:value-type="float"/>
          <table:table-cell table:formula="of:=MIN([.$C117];[.$P117];[.$AC117])" office:value-type="float"/>
          <table:table-cell table:formula="of:=MIN([.$D117];[.$Q117];[.$AD117])" office:value-type="float"/>
          <table:table-cell table:formula="of:=MIN([.$E117];[.$R117];[.$AE117])" office:value-type="float"/>
          <table:table-cell table:formula="of:=MIN([.$F117];[.$S117];[.$AF117])" office:value-type="float"/>
          <table:table-cell table:formula="of:=MIN([.$G117];[.$T117];[.$AG117])" office:value-type="float"/>
          <table:table-cell table:formula="of:=MIN([.$H117];[.$U117];[.$AH117])" office:value-type="float"/>
          <table:table-cell table:formula="of:=MIN([.$I117];[.$V117];[.$AI117])" office:value-type="float"/>
          <table:table-cell table:formula="of:=MIN([.$J117];[.$W117])" office:value-type="float"/>
          <table:table-cell table:formula="of:=MIN([.$K117];[.$X117];[.$AJ117])" office:value-type="float"/>
          <table:table-cell table:formula="of:=MIN([.$L117];[.$Y117];[.$AK117])" office:value-type="float"/>
          <table:table-cell table:formula="of:=MIN([.$M117];[.$Z117];[.$AL117])" office:value-type="float"/>
          <table:table-cell table:formula="of:=MIN([.$N117];[.$AA117];[.$AM117])" office:value-type="float"/>
          <table:table-cell table:formula="of:=MEDIAN([.$B117];[.$O117];[.$AB117])" office:value-type="float"/>
          <table:table-cell table:formula="of:=MEDIAN([.$C117];[.$P117];[.$AC117])" office:value-type="float"/>
          <table:table-cell table:formula="of:=MEDIAN([.$D117];[.$Q117];[.$AD117])" office:value-type="float"/>
          <table:table-cell table:formula="of:=MEDIAN([.$E117];[.$R117];[.$AE117])" office:value-type="float"/>
          <table:table-cell table:formula="of:=MEDIAN([.$F117];[.$S117];[.$AF117])" office:value-type="float"/>
          <table:table-cell table:formula="of:=MEDIAN([.$G117];[.$T117];[.$AG117])" office:value-type="float"/>
          <table:table-cell table:formula="of:=MEDIAN([.$H117];[.$U117];[.$AH117])" office:value-type="float"/>
          <table:table-cell table:formula="of:=MEDIAN([.$I117];[.$V117];[.$AI117])" office:value-type="float"/>
          <table:table-cell table:formula="of:=MEDIAN([.$J117];[.$W117])" office:value-type="float"/>
          <table:table-cell table:formula="of:=MEDIAN([.$K117];[.$X117];[.$AJ117])" office:value-type="float"/>
          <table:table-cell table:formula="of:=MEDIAN([.$L117];[.$Y117];[.$AK117])" office:value-type="float"/>
          <table:table-cell table:formula="of:=MEDIAN([.$M117];[.$Z117];[.$AL117])" office:value-type="float"/>
          <table:table-cell table:formula="of:=MEDIAN([.$N117];[.$AA117];[.$AM117])" office:value-type="float"/>
          <table:table-cell table:formula="of:=MAX([.$B117];[.$O117];[.$AB117])" office:value-type="float"/>
          <table:table-cell table:formula="of:=MAX([.$C117];[.$P117];[.$AC117])" office:value-type="float"/>
          <table:table-cell table:formula="of:=MAX([.$D117];[.$Q117];[.$AD117])" office:value-type="float"/>
          <table:table-cell table:formula="of:=MAX([.$E117];[.$R117];[.$AE117])" office:value-type="float"/>
          <table:table-cell table:formula="of:=MAX([.$F117];[.$S117];[.$AF117])" office:value-type="float"/>
          <table:table-cell table:formula="of:=MAX([.$G117];[.$T117];[.$AG117])" office:value-type="float"/>
          <table:table-cell table:formula="of:=MAX([.$H117];[.$U117];[.$AH117])" office:value-type="float"/>
          <table:table-cell table:formula="of:=MAX([.$I117];[.$V117];[.$AI117])" office:value-type="float"/>
          <table:table-cell table:formula="of:=MAX([.$J117];[.$W117])" office:value-type="float"/>
          <table:table-cell table:formula="of:=MAX([.$K117];[.$X117];[.$AJ117])" office:value-type="float"/>
          <table:table-cell table:formula="of:=MAX([.$L117];[.$Y117];[.$AK117])" office:value-type="float"/>
          <table:table-cell table:formula="of:=MAX([.$M117];[.$Z117];[.$AL117])" office:value-type="float"/>
          <table:table-cell table:formula="of:=MAX([.$N117];[.$AA117];[.$AM117])" office:value-type="float"/>
        </table:table-row>
        <table:table-row table:style-name="ro1">
          <table:table-cell office:value-type="string">
            <text:p>BLOCKS.BLOCKS-10-2.asp/5</text:p>
          </table:table-cell>
          <table:table-cell office:value-type="float" office:value="0.176765"/>
          <table:table-cell office:value-type="float" office:value="0.1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746.0"/>
          <table:table-cell office:value-type="float" office:value="163.0"/>
          <table:table-cell office:value-type="float" office:value="0.0"/>
          <table:table-cell office:value-type="float" office:value="0.0"/>
          <table:table-cell office:value-type="float" office:value="0.193302"/>
          <table:table-cell office:value-type="float" office:value="0.1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746.0"/>
          <table:table-cell office:value-type="float" office:value="163.0"/>
          <table:table-cell office:value-type="float" office:value="0.0"/>
          <table:table-cell office:value-type="float" office:value="0.0"/>
          <table:table-cell office:value-type="float" office:value="0.17747"/>
          <table:table-cell office:value-type="float" office:value="0.1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1746.0"/>
          <table:table-cell office:value-type="float" office:value="163.0"/>
          <table:table-cell office:value-type="float" office:value="0.0"/>
          <table:table-cell office:value-type="float" office:value="0.0"/>
          <table:table-cell table:formula="of:=MIN([.$B118];[.$O118];[.$AB118])" office:value-type="float"/>
          <table:table-cell table:formula="of:=MIN([.$C118];[.$P118];[.$AC118])" office:value-type="float"/>
          <table:table-cell table:formula="of:=MIN([.$D118];[.$Q118];[.$AD118])" office:value-type="float"/>
          <table:table-cell table:formula="of:=MIN([.$E118];[.$R118];[.$AE118])" office:value-type="float"/>
          <table:table-cell table:formula="of:=MIN([.$F118];[.$S118];[.$AF118])" office:value-type="float"/>
          <table:table-cell table:formula="of:=MIN([.$G118];[.$T118];[.$AG118])" office:value-type="float"/>
          <table:table-cell table:formula="of:=MIN([.$H118];[.$U118];[.$AH118])" office:value-type="float"/>
          <table:table-cell table:formula="of:=MIN([.$I118];[.$V118];[.$AI118])" office:value-type="float"/>
          <table:table-cell table:formula="of:=MIN([.$J118];[.$W118])" office:value-type="float"/>
          <table:table-cell table:formula="of:=MIN([.$K118];[.$X118];[.$AJ118])" office:value-type="float"/>
          <table:table-cell table:formula="of:=MIN([.$L118];[.$Y118];[.$AK118])" office:value-type="float"/>
          <table:table-cell table:formula="of:=MIN([.$M118];[.$Z118];[.$AL118])" office:value-type="float"/>
          <table:table-cell table:formula="of:=MIN([.$N118];[.$AA118];[.$AM118])" office:value-type="float"/>
          <table:table-cell table:formula="of:=MEDIAN([.$B118];[.$O118];[.$AB118])" office:value-type="float"/>
          <table:table-cell table:formula="of:=MEDIAN([.$C118];[.$P118];[.$AC118])" office:value-type="float"/>
          <table:table-cell table:formula="of:=MEDIAN([.$D118];[.$Q118];[.$AD118])" office:value-type="float"/>
          <table:table-cell table:formula="of:=MEDIAN([.$E118];[.$R118];[.$AE118])" office:value-type="float"/>
          <table:table-cell table:formula="of:=MEDIAN([.$F118];[.$S118];[.$AF118])" office:value-type="float"/>
          <table:table-cell table:formula="of:=MEDIAN([.$G118];[.$T118];[.$AG118])" office:value-type="float"/>
          <table:table-cell table:formula="of:=MEDIAN([.$H118];[.$U118];[.$AH118])" office:value-type="float"/>
          <table:table-cell table:formula="of:=MEDIAN([.$I118];[.$V118];[.$AI118])" office:value-type="float"/>
          <table:table-cell table:formula="of:=MEDIAN([.$J118];[.$W118])" office:value-type="float"/>
          <table:table-cell table:formula="of:=MEDIAN([.$K118];[.$X118];[.$AJ118])" office:value-type="float"/>
          <table:table-cell table:formula="of:=MEDIAN([.$L118];[.$Y118];[.$AK118])" office:value-type="float"/>
          <table:table-cell table:formula="of:=MEDIAN([.$M118];[.$Z118];[.$AL118])" office:value-type="float"/>
          <table:table-cell table:formula="of:=MEDIAN([.$N118];[.$AA118];[.$AM118])" office:value-type="float"/>
          <table:table-cell table:formula="of:=MAX([.$B118];[.$O118];[.$AB118])" office:value-type="float"/>
          <table:table-cell table:formula="of:=MAX([.$C118];[.$P118];[.$AC118])" office:value-type="float"/>
          <table:table-cell table:formula="of:=MAX([.$D118];[.$Q118];[.$AD118])" office:value-type="float"/>
          <table:table-cell table:formula="of:=MAX([.$E118];[.$R118];[.$AE118])" office:value-type="float"/>
          <table:table-cell table:formula="of:=MAX([.$F118];[.$S118];[.$AF118])" office:value-type="float"/>
          <table:table-cell table:formula="of:=MAX([.$G118];[.$T118];[.$AG118])" office:value-type="float"/>
          <table:table-cell table:formula="of:=MAX([.$H118];[.$U118];[.$AH118])" office:value-type="float"/>
          <table:table-cell table:formula="of:=MAX([.$I118];[.$V118];[.$AI118])" office:value-type="float"/>
          <table:table-cell table:formula="of:=MAX([.$J118];[.$W118])" office:value-type="float"/>
          <table:table-cell table:formula="of:=MAX([.$K118];[.$X118];[.$AJ118])" office:value-type="float"/>
          <table:table-cell table:formula="of:=MAX([.$L118];[.$Y118];[.$AK118])" office:value-type="float"/>
          <table:table-cell table:formula="of:=MAX([.$M118];[.$Z118];[.$AL118])" office:value-type="float"/>
          <table:table-cell table:formula="of:=MAX([.$N118];[.$AA118];[.$AM118])" office:value-type="float"/>
        </table:table-row>
        <table:table-row table:style-name="ro1">
          <table:table-cell office:value-type="string">
            <text:p>BLOCKS.BLOCKS-10-2.asp/6</text:p>
          </table:table-cell>
          <table:table-cell office:value-type="float" office:value="0.196472"/>
          <table:table-cell office:value-type="float" office:value="0.1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911.0"/>
          <table:table-cell office:value-type="float" office:value="207.0"/>
          <table:table-cell office:value-type="float" office:value="0.0"/>
          <table:table-cell office:value-type="float" office:value="0.0"/>
          <table:table-cell office:value-type="float" office:value="0.22062"/>
          <table:table-cell office:value-type="float" office:value="0.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911.0"/>
          <table:table-cell office:value-type="float" office:value="207.0"/>
          <table:table-cell office:value-type="float" office:value="0.0"/>
          <table:table-cell office:value-type="float" office:value="0.0"/>
          <table:table-cell office:value-type="float" office:value="0.194535"/>
          <table:table-cell office:value-type="float" office:value="0.1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3911.0"/>
          <table:table-cell office:value-type="float" office:value="207.0"/>
          <table:table-cell office:value-type="float" office:value="0.0"/>
          <table:table-cell office:value-type="float" office:value="0.0"/>
          <table:table-cell table:formula="of:=MIN([.$B119];[.$O119];[.$AB119])" office:value-type="float"/>
          <table:table-cell table:formula="of:=MIN([.$C119];[.$P119];[.$AC119])" office:value-type="float"/>
          <table:table-cell table:formula="of:=MIN([.$D119];[.$Q119];[.$AD119])" office:value-type="float"/>
          <table:table-cell table:formula="of:=MIN([.$E119];[.$R119];[.$AE119])" office:value-type="float"/>
          <table:table-cell table:formula="of:=MIN([.$F119];[.$S119];[.$AF119])" office:value-type="float"/>
          <table:table-cell table:formula="of:=MIN([.$G119];[.$T119];[.$AG119])" office:value-type="float"/>
          <table:table-cell table:formula="of:=MIN([.$H119];[.$U119];[.$AH119])" office:value-type="float"/>
          <table:table-cell table:formula="of:=MIN([.$I119];[.$V119];[.$AI119])" office:value-type="float"/>
          <table:table-cell table:formula="of:=MIN([.$J119];[.$W119])" office:value-type="float"/>
          <table:table-cell table:formula="of:=MIN([.$K119];[.$X119];[.$AJ119])" office:value-type="float"/>
          <table:table-cell table:formula="of:=MIN([.$L119];[.$Y119];[.$AK119])" office:value-type="float"/>
          <table:table-cell table:formula="of:=MIN([.$M119];[.$Z119];[.$AL119])" office:value-type="float"/>
          <table:table-cell table:formula="of:=MIN([.$N119];[.$AA119];[.$AM119])" office:value-type="float"/>
          <table:table-cell table:formula="of:=MEDIAN([.$B119];[.$O119];[.$AB119])" office:value-type="float"/>
          <table:table-cell table:formula="of:=MEDIAN([.$C119];[.$P119];[.$AC119])" office:value-type="float"/>
          <table:table-cell table:formula="of:=MEDIAN([.$D119];[.$Q119];[.$AD119])" office:value-type="float"/>
          <table:table-cell table:formula="of:=MEDIAN([.$E119];[.$R119];[.$AE119])" office:value-type="float"/>
          <table:table-cell table:formula="of:=MEDIAN([.$F119];[.$S119];[.$AF119])" office:value-type="float"/>
          <table:table-cell table:formula="of:=MEDIAN([.$G119];[.$T119];[.$AG119])" office:value-type="float"/>
          <table:table-cell table:formula="of:=MEDIAN([.$H119];[.$U119];[.$AH119])" office:value-type="float"/>
          <table:table-cell table:formula="of:=MEDIAN([.$I119];[.$V119];[.$AI119])" office:value-type="float"/>
          <table:table-cell table:formula="of:=MEDIAN([.$J119];[.$W119])" office:value-type="float"/>
          <table:table-cell table:formula="of:=MEDIAN([.$K119];[.$X119];[.$AJ119])" office:value-type="float"/>
          <table:table-cell table:formula="of:=MEDIAN([.$L119];[.$Y119];[.$AK119])" office:value-type="float"/>
          <table:table-cell table:formula="of:=MEDIAN([.$M119];[.$Z119];[.$AL119])" office:value-type="float"/>
          <table:table-cell table:formula="of:=MEDIAN([.$N119];[.$AA119];[.$AM119])" office:value-type="float"/>
          <table:table-cell table:formula="of:=MAX([.$B119];[.$O119];[.$AB119])" office:value-type="float"/>
          <table:table-cell table:formula="of:=MAX([.$C119];[.$P119];[.$AC119])" office:value-type="float"/>
          <table:table-cell table:formula="of:=MAX([.$D119];[.$Q119];[.$AD119])" office:value-type="float"/>
          <table:table-cell table:formula="of:=MAX([.$E119];[.$R119];[.$AE119])" office:value-type="float"/>
          <table:table-cell table:formula="of:=MAX([.$F119];[.$S119];[.$AF119])" office:value-type="float"/>
          <table:table-cell table:formula="of:=MAX([.$G119];[.$T119];[.$AG119])" office:value-type="float"/>
          <table:table-cell table:formula="of:=MAX([.$H119];[.$U119];[.$AH119])" office:value-type="float"/>
          <table:table-cell table:formula="of:=MAX([.$I119];[.$V119];[.$AI119])" office:value-type="float"/>
          <table:table-cell table:formula="of:=MAX([.$J119];[.$W119])" office:value-type="float"/>
          <table:table-cell table:formula="of:=MAX([.$K119];[.$X119];[.$AJ119])" office:value-type="float"/>
          <table:table-cell table:formula="of:=MAX([.$L119];[.$Y119];[.$AK119])" office:value-type="float"/>
          <table:table-cell table:formula="of:=MAX([.$M119];[.$Z119];[.$AL119])" office:value-type="float"/>
          <table:table-cell table:formula="of:=MAX([.$N119];[.$AA119];[.$AM119])" office:value-type="float"/>
        </table:table-row>
        <table:table-row table:style-name="ro1">
          <table:table-cell office:value-type="string">
            <text:p>BLOCKS.BLOCKS-10-2.asp/7</text:p>
          </table:table-cell>
          <table:table-cell office:value-type="float" office:value="0.251727"/>
          <table:table-cell office:value-type="float" office:value="0.2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076.0"/>
          <table:table-cell office:value-type="float" office:value="251.0"/>
          <table:table-cell office:value-type="float" office:value="0.0"/>
          <table:table-cell office:value-type="float" office:value="0.0"/>
          <table:table-cell office:value-type="float" office:value="0.217617"/>
          <table:table-cell office:value-type="float" office:value="0.1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076.0"/>
          <table:table-cell office:value-type="float" office:value="251.0"/>
          <table:table-cell office:value-type="float" office:value="0.0"/>
          <table:table-cell office:value-type="float" office:value="0.0"/>
          <table:table-cell office:value-type="float" office:value="0.21369"/>
          <table:table-cell office:value-type="float" office:value="0.1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6076.0"/>
          <table:table-cell office:value-type="float" office:value="251.0"/>
          <table:table-cell office:value-type="float" office:value="0.0"/>
          <table:table-cell office:value-type="float" office:value="0.0"/>
          <table:table-cell table:formula="of:=MIN([.$B120];[.$O120];[.$AB120])" office:value-type="float"/>
          <table:table-cell table:formula="of:=MIN([.$C120];[.$P120];[.$AC120])" office:value-type="float"/>
          <table:table-cell table:formula="of:=MIN([.$D120];[.$Q120];[.$AD120])" office:value-type="float"/>
          <table:table-cell table:formula="of:=MIN([.$E120];[.$R120];[.$AE120])" office:value-type="float"/>
          <table:table-cell table:formula="of:=MIN([.$F120];[.$S120];[.$AF120])" office:value-type="float"/>
          <table:table-cell table:formula="of:=MIN([.$G120];[.$T120];[.$AG120])" office:value-type="float"/>
          <table:table-cell table:formula="of:=MIN([.$H120];[.$U120];[.$AH120])" office:value-type="float"/>
          <table:table-cell table:formula="of:=MIN([.$I120];[.$V120];[.$AI120])" office:value-type="float"/>
          <table:table-cell table:formula="of:=MIN([.$J120];[.$W120])" office:value-type="float"/>
          <table:table-cell table:formula="of:=MIN([.$K120];[.$X120];[.$AJ120])" office:value-type="float"/>
          <table:table-cell table:formula="of:=MIN([.$L120];[.$Y120];[.$AK120])" office:value-type="float"/>
          <table:table-cell table:formula="of:=MIN([.$M120];[.$Z120];[.$AL120])" office:value-type="float"/>
          <table:table-cell table:formula="of:=MIN([.$N120];[.$AA120];[.$AM120])" office:value-type="float"/>
          <table:table-cell table:formula="of:=MEDIAN([.$B120];[.$O120];[.$AB120])" office:value-type="float"/>
          <table:table-cell table:formula="of:=MEDIAN([.$C120];[.$P120];[.$AC120])" office:value-type="float"/>
          <table:table-cell table:formula="of:=MEDIAN([.$D120];[.$Q120];[.$AD120])" office:value-type="float"/>
          <table:table-cell table:formula="of:=MEDIAN([.$E120];[.$R120];[.$AE120])" office:value-type="float"/>
          <table:table-cell table:formula="of:=MEDIAN([.$F120];[.$S120];[.$AF120])" office:value-type="float"/>
          <table:table-cell table:formula="of:=MEDIAN([.$G120];[.$T120];[.$AG120])" office:value-type="float"/>
          <table:table-cell table:formula="of:=MEDIAN([.$H120];[.$U120];[.$AH120])" office:value-type="float"/>
          <table:table-cell table:formula="of:=MEDIAN([.$I120];[.$V120];[.$AI120])" office:value-type="float"/>
          <table:table-cell table:formula="of:=MEDIAN([.$J120];[.$W120])" office:value-type="float"/>
          <table:table-cell table:formula="of:=MEDIAN([.$K120];[.$X120];[.$AJ120])" office:value-type="float"/>
          <table:table-cell table:formula="of:=MEDIAN([.$L120];[.$Y120];[.$AK120])" office:value-type="float"/>
          <table:table-cell table:formula="of:=MEDIAN([.$M120];[.$Z120];[.$AL120])" office:value-type="float"/>
          <table:table-cell table:formula="of:=MEDIAN([.$N120];[.$AA120];[.$AM120])" office:value-type="float"/>
          <table:table-cell table:formula="of:=MAX([.$B120];[.$O120];[.$AB120])" office:value-type="float"/>
          <table:table-cell table:formula="of:=MAX([.$C120];[.$P120];[.$AC120])" office:value-type="float"/>
          <table:table-cell table:formula="of:=MAX([.$D120];[.$Q120];[.$AD120])" office:value-type="float"/>
          <table:table-cell table:formula="of:=MAX([.$E120];[.$R120];[.$AE120])" office:value-type="float"/>
          <table:table-cell table:formula="of:=MAX([.$F120];[.$S120];[.$AF120])" office:value-type="float"/>
          <table:table-cell table:formula="of:=MAX([.$G120];[.$T120];[.$AG120])" office:value-type="float"/>
          <table:table-cell table:formula="of:=MAX([.$H120];[.$U120];[.$AH120])" office:value-type="float"/>
          <table:table-cell table:formula="of:=MAX([.$I120];[.$V120];[.$AI120])" office:value-type="float"/>
          <table:table-cell table:formula="of:=MAX([.$J120];[.$W120])" office:value-type="float"/>
          <table:table-cell table:formula="of:=MAX([.$K120];[.$X120];[.$AJ120])" office:value-type="float"/>
          <table:table-cell table:formula="of:=MAX([.$L120];[.$Y120];[.$AK120])" office:value-type="float"/>
          <table:table-cell table:formula="of:=MAX([.$M120];[.$Z120];[.$AL120])" office:value-type="float"/>
          <table:table-cell table:formula="of:=MAX([.$N120];[.$AA120];[.$AM120])" office:value-type="float"/>
        </table:table-row>
        <table:table-row table:style-name="ro1">
          <table:table-cell office:value-type="string">
            <text:p>BLOCKS.BLOCKS-10-2.asp/8</text:p>
          </table:table-cell>
          <table:table-cell office:value-type="float" office:value="0.264516"/>
          <table:table-cell office:value-type="float" office:value="0.2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8241.0"/>
          <table:table-cell office:value-type="float" office:value="295.0"/>
          <table:table-cell office:value-type="float" office:value="0.0"/>
          <table:table-cell office:value-type="float" office:value="0.0"/>
          <table:table-cell office:value-type="float" office:value="0.276955"/>
          <table:table-cell office:value-type="float" office:value="0.2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8241.0"/>
          <table:table-cell office:value-type="float" office:value="295.0"/>
          <table:table-cell office:value-type="float" office:value="0.0"/>
          <table:table-cell office:value-type="float" office:value="0.0"/>
          <table:table-cell office:value-type="float" office:value="0.249805"/>
          <table:table-cell office:value-type="float" office:value="0.2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8241.0"/>
          <table:table-cell office:value-type="float" office:value="295.0"/>
          <table:table-cell office:value-type="float" office:value="0.0"/>
          <table:table-cell office:value-type="float" office:value="0.0"/>
          <table:table-cell table:formula="of:=MIN([.$B121];[.$O121];[.$AB121])" office:value-type="float"/>
          <table:table-cell table:formula="of:=MIN([.$C121];[.$P121];[.$AC121])" office:value-type="float"/>
          <table:table-cell table:formula="of:=MIN([.$D121];[.$Q121];[.$AD121])" office:value-type="float"/>
          <table:table-cell table:formula="of:=MIN([.$E121];[.$R121];[.$AE121])" office:value-type="float"/>
          <table:table-cell table:formula="of:=MIN([.$F121];[.$S121];[.$AF121])" office:value-type="float"/>
          <table:table-cell table:formula="of:=MIN([.$G121];[.$T121];[.$AG121])" office:value-type="float"/>
          <table:table-cell table:formula="of:=MIN([.$H121];[.$U121];[.$AH121])" office:value-type="float"/>
          <table:table-cell table:formula="of:=MIN([.$I121];[.$V121];[.$AI121])" office:value-type="float"/>
          <table:table-cell table:formula="of:=MIN([.$J121];[.$W121])" office:value-type="float"/>
          <table:table-cell table:formula="of:=MIN([.$K121];[.$X121];[.$AJ121])" office:value-type="float"/>
          <table:table-cell table:formula="of:=MIN([.$L121];[.$Y121];[.$AK121])" office:value-type="float"/>
          <table:table-cell table:formula="of:=MIN([.$M121];[.$Z121];[.$AL121])" office:value-type="float"/>
          <table:table-cell table:formula="of:=MIN([.$N121];[.$AA121];[.$AM121])" office:value-type="float"/>
          <table:table-cell table:formula="of:=MEDIAN([.$B121];[.$O121];[.$AB121])" office:value-type="float"/>
          <table:table-cell table:formula="of:=MEDIAN([.$C121];[.$P121];[.$AC121])" office:value-type="float"/>
          <table:table-cell table:formula="of:=MEDIAN([.$D121];[.$Q121];[.$AD121])" office:value-type="float"/>
          <table:table-cell table:formula="of:=MEDIAN([.$E121];[.$R121];[.$AE121])" office:value-type="float"/>
          <table:table-cell table:formula="of:=MEDIAN([.$F121];[.$S121];[.$AF121])" office:value-type="float"/>
          <table:table-cell table:formula="of:=MEDIAN([.$G121];[.$T121];[.$AG121])" office:value-type="float"/>
          <table:table-cell table:formula="of:=MEDIAN([.$H121];[.$U121];[.$AH121])" office:value-type="float"/>
          <table:table-cell table:formula="of:=MEDIAN([.$I121];[.$V121];[.$AI121])" office:value-type="float"/>
          <table:table-cell table:formula="of:=MEDIAN([.$J121];[.$W121])" office:value-type="float"/>
          <table:table-cell table:formula="of:=MEDIAN([.$K121];[.$X121];[.$AJ121])" office:value-type="float"/>
          <table:table-cell table:formula="of:=MEDIAN([.$L121];[.$Y121];[.$AK121])" office:value-type="float"/>
          <table:table-cell table:formula="of:=MEDIAN([.$M121];[.$Z121];[.$AL121])" office:value-type="float"/>
          <table:table-cell table:formula="of:=MEDIAN([.$N121];[.$AA121];[.$AM121])" office:value-type="float"/>
          <table:table-cell table:formula="of:=MAX([.$B121];[.$O121];[.$AB121])" office:value-type="float"/>
          <table:table-cell table:formula="of:=MAX([.$C121];[.$P121];[.$AC121])" office:value-type="float"/>
          <table:table-cell table:formula="of:=MAX([.$D121];[.$Q121];[.$AD121])" office:value-type="float"/>
          <table:table-cell table:formula="of:=MAX([.$E121];[.$R121];[.$AE121])" office:value-type="float"/>
          <table:table-cell table:formula="of:=MAX([.$F121];[.$S121];[.$AF121])" office:value-type="float"/>
          <table:table-cell table:formula="of:=MAX([.$G121];[.$T121];[.$AG121])" office:value-type="float"/>
          <table:table-cell table:formula="of:=MAX([.$H121];[.$U121];[.$AH121])" office:value-type="float"/>
          <table:table-cell table:formula="of:=MAX([.$I121];[.$V121];[.$AI121])" office:value-type="float"/>
          <table:table-cell table:formula="of:=MAX([.$J121];[.$W121])" office:value-type="float"/>
          <table:table-cell table:formula="of:=MAX([.$K121];[.$X121];[.$AJ121])" office:value-type="float"/>
          <table:table-cell table:formula="of:=MAX([.$L121];[.$Y121];[.$AK121])" office:value-type="float"/>
          <table:table-cell table:formula="of:=MAX([.$M121];[.$Z121];[.$AL121])" office:value-type="float"/>
          <table:table-cell table:formula="of:=MAX([.$N121];[.$AA121];[.$AM121])" office:value-type="float"/>
        </table:table-row>
        <table:table-row table:style-name="ro1">
          <table:table-cell office:value-type="string">
            <text:p>BLOCKS.BLOCKS-10-2.asp/9</text:p>
          </table:table-cell>
          <table:table-cell office:value-type="float" office:value="0.2972"/>
          <table:table-cell office:value-type="float" office:value="0.2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0406.0"/>
          <table:table-cell office:value-type="float" office:value="339.0"/>
          <table:table-cell office:value-type="float" office:value="0.0"/>
          <table:table-cell office:value-type="float" office:value="0.0"/>
          <table:table-cell office:value-type="float" office:value="0.304658"/>
          <table:table-cell office:value-type="float" office:value="0.2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0406.0"/>
          <table:table-cell office:value-type="float" office:value="339.0"/>
          <table:table-cell office:value-type="float" office:value="0.0"/>
          <table:table-cell office:value-type="float" office:value="0.0"/>
          <table:table-cell office:value-type="float" office:value="0.261059"/>
          <table:table-cell office:value-type="float" office:value="0.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0406.0"/>
          <table:table-cell office:value-type="float" office:value="339.0"/>
          <table:table-cell office:value-type="float" office:value="0.0"/>
          <table:table-cell office:value-type="float" office:value="0.0"/>
          <table:table-cell table:formula="of:=MIN([.$B122];[.$O122];[.$AB122])" office:value-type="float"/>
          <table:table-cell table:formula="of:=MIN([.$C122];[.$P122];[.$AC122])" office:value-type="float"/>
          <table:table-cell table:formula="of:=MIN([.$D122];[.$Q122];[.$AD122])" office:value-type="float"/>
          <table:table-cell table:formula="of:=MIN([.$E122];[.$R122];[.$AE122])" office:value-type="float"/>
          <table:table-cell table:formula="of:=MIN([.$F122];[.$S122];[.$AF122])" office:value-type="float"/>
          <table:table-cell table:formula="of:=MIN([.$G122];[.$T122];[.$AG122])" office:value-type="float"/>
          <table:table-cell table:formula="of:=MIN([.$H122];[.$U122];[.$AH122])" office:value-type="float"/>
          <table:table-cell table:formula="of:=MIN([.$I122];[.$V122];[.$AI122])" office:value-type="float"/>
          <table:table-cell table:formula="of:=MIN([.$J122];[.$W122])" office:value-type="float"/>
          <table:table-cell table:formula="of:=MIN([.$K122];[.$X122];[.$AJ122])" office:value-type="float"/>
          <table:table-cell table:formula="of:=MIN([.$L122];[.$Y122];[.$AK122])" office:value-type="float"/>
          <table:table-cell table:formula="of:=MIN([.$M122];[.$Z122];[.$AL122])" office:value-type="float"/>
          <table:table-cell table:formula="of:=MIN([.$N122];[.$AA122];[.$AM122])" office:value-type="float"/>
          <table:table-cell table:formula="of:=MEDIAN([.$B122];[.$O122];[.$AB122])" office:value-type="float"/>
          <table:table-cell table:formula="of:=MEDIAN([.$C122];[.$P122];[.$AC122])" office:value-type="float"/>
          <table:table-cell table:formula="of:=MEDIAN([.$D122];[.$Q122];[.$AD122])" office:value-type="float"/>
          <table:table-cell table:formula="of:=MEDIAN([.$E122];[.$R122];[.$AE122])" office:value-type="float"/>
          <table:table-cell table:formula="of:=MEDIAN([.$F122];[.$S122];[.$AF122])" office:value-type="float"/>
          <table:table-cell table:formula="of:=MEDIAN([.$G122];[.$T122];[.$AG122])" office:value-type="float"/>
          <table:table-cell table:formula="of:=MEDIAN([.$H122];[.$U122];[.$AH122])" office:value-type="float"/>
          <table:table-cell table:formula="of:=MEDIAN([.$I122];[.$V122];[.$AI122])" office:value-type="float"/>
          <table:table-cell table:formula="of:=MEDIAN([.$J122];[.$W122])" office:value-type="float"/>
          <table:table-cell table:formula="of:=MEDIAN([.$K122];[.$X122];[.$AJ122])" office:value-type="float"/>
          <table:table-cell table:formula="of:=MEDIAN([.$L122];[.$Y122];[.$AK122])" office:value-type="float"/>
          <table:table-cell table:formula="of:=MEDIAN([.$M122];[.$Z122];[.$AL122])" office:value-type="float"/>
          <table:table-cell table:formula="of:=MEDIAN([.$N122];[.$AA122];[.$AM122])" office:value-type="float"/>
          <table:table-cell table:formula="of:=MAX([.$B122];[.$O122];[.$AB122])" office:value-type="float"/>
          <table:table-cell table:formula="of:=MAX([.$C122];[.$P122];[.$AC122])" office:value-type="float"/>
          <table:table-cell table:formula="of:=MAX([.$D122];[.$Q122];[.$AD122])" office:value-type="float"/>
          <table:table-cell table:formula="of:=MAX([.$E122];[.$R122];[.$AE122])" office:value-type="float"/>
          <table:table-cell table:formula="of:=MAX([.$F122];[.$S122];[.$AF122])" office:value-type="float"/>
          <table:table-cell table:formula="of:=MAX([.$G122];[.$T122];[.$AG122])" office:value-type="float"/>
          <table:table-cell table:formula="of:=MAX([.$H122];[.$U122];[.$AH122])" office:value-type="float"/>
          <table:table-cell table:formula="of:=MAX([.$I122];[.$V122];[.$AI122])" office:value-type="float"/>
          <table:table-cell table:formula="of:=MAX([.$J122];[.$W122])" office:value-type="float"/>
          <table:table-cell table:formula="of:=MAX([.$K122];[.$X122];[.$AJ122])" office:value-type="float"/>
          <table:table-cell table:formula="of:=MAX([.$L122];[.$Y122];[.$AK122])" office:value-type="float"/>
          <table:table-cell table:formula="of:=MAX([.$M122];[.$Z122];[.$AL122])" office:value-type="float"/>
          <table:table-cell table:formula="of:=MAX([.$N122];[.$AA122];[.$AM122])" office:value-type="float"/>
        </table:table-row>
        <table:table-row table:style-name="ro1">
          <table:table-cell office:value-type="string">
            <text:p>BLOCKS.BLOCKS-11-0.asp/1</text:p>
          </table:table-cell>
          <table:table-cell office:value-type="float" office:value="0.102382"/>
          <table:table-cell office:value-type="float" office:value="0.0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724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0.098891"/>
          <table:table-cell office:value-type="float" office:value="0.0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724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0.101673"/>
          <table:table-cell office:value-type="float" office:value="0.0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724.0"/>
          <table:table-cell office:value-type="float" office:value="3.0"/>
          <table:table-cell office:value-type="float" office:value="0.0"/>
          <table:table-cell office:value-type="float" office:value="0.0"/>
          <table:table-cell table:formula="of:=MIN([.$B123];[.$O123];[.$AB123])" office:value-type="float"/>
          <table:table-cell table:formula="of:=MIN([.$C123];[.$P123];[.$AC123])" office:value-type="float"/>
          <table:table-cell table:formula="of:=MIN([.$D123];[.$Q123];[.$AD123])" office:value-type="float"/>
          <table:table-cell table:formula="of:=MIN([.$E123];[.$R123];[.$AE123])" office:value-type="float"/>
          <table:table-cell table:formula="of:=MIN([.$F123];[.$S123];[.$AF123])" office:value-type="float"/>
          <table:table-cell table:formula="of:=MIN([.$G123];[.$T123];[.$AG123])" office:value-type="float"/>
          <table:table-cell table:formula="of:=MIN([.$H123];[.$U123];[.$AH123])" office:value-type="float"/>
          <table:table-cell table:formula="of:=MIN([.$I123];[.$V123];[.$AI123])" office:value-type="float"/>
          <table:table-cell table:formula="of:=MIN([.$J123];[.$W123])" office:value-type="float"/>
          <table:table-cell table:formula="of:=MIN([.$K123];[.$X123];[.$AJ123])" office:value-type="float"/>
          <table:table-cell table:formula="of:=MIN([.$L123];[.$Y123];[.$AK123])" office:value-type="float"/>
          <table:table-cell table:formula="of:=MIN([.$M123];[.$Z123];[.$AL123])" office:value-type="float"/>
          <table:table-cell table:formula="of:=MIN([.$N123];[.$AA123];[.$AM123])" office:value-type="float"/>
          <table:table-cell table:formula="of:=MEDIAN([.$B123];[.$O123];[.$AB123])" office:value-type="float"/>
          <table:table-cell table:formula="of:=MEDIAN([.$C123];[.$P123];[.$AC123])" office:value-type="float"/>
          <table:table-cell table:formula="of:=MEDIAN([.$D123];[.$Q123];[.$AD123])" office:value-type="float"/>
          <table:table-cell table:formula="of:=MEDIAN([.$E123];[.$R123];[.$AE123])" office:value-type="float"/>
          <table:table-cell table:formula="of:=MEDIAN([.$F123];[.$S123];[.$AF123])" office:value-type="float"/>
          <table:table-cell table:formula="of:=MEDIAN([.$G123];[.$T123];[.$AG123])" office:value-type="float"/>
          <table:table-cell table:formula="of:=MEDIAN([.$H123];[.$U123];[.$AH123])" office:value-type="float"/>
          <table:table-cell table:formula="of:=MEDIAN([.$I123];[.$V123];[.$AI123])" office:value-type="float"/>
          <table:table-cell table:formula="of:=MEDIAN([.$J123];[.$W123])" office:value-type="float"/>
          <table:table-cell table:formula="of:=MEDIAN([.$K123];[.$X123];[.$AJ123])" office:value-type="float"/>
          <table:table-cell table:formula="of:=MEDIAN([.$L123];[.$Y123];[.$AK123])" office:value-type="float"/>
          <table:table-cell table:formula="of:=MEDIAN([.$M123];[.$Z123];[.$AL123])" office:value-type="float"/>
          <table:table-cell table:formula="of:=MEDIAN([.$N123];[.$AA123];[.$AM123])" office:value-type="float"/>
          <table:table-cell table:formula="of:=MAX([.$B123];[.$O123];[.$AB123])" office:value-type="float"/>
          <table:table-cell table:formula="of:=MAX([.$C123];[.$P123];[.$AC123])" office:value-type="float"/>
          <table:table-cell table:formula="of:=MAX([.$D123];[.$Q123];[.$AD123])" office:value-type="float"/>
          <table:table-cell table:formula="of:=MAX([.$E123];[.$R123];[.$AE123])" office:value-type="float"/>
          <table:table-cell table:formula="of:=MAX([.$F123];[.$S123];[.$AF123])" office:value-type="float"/>
          <table:table-cell table:formula="of:=MAX([.$G123];[.$T123];[.$AG123])" office:value-type="float"/>
          <table:table-cell table:formula="of:=MAX([.$H123];[.$U123];[.$AH123])" office:value-type="float"/>
          <table:table-cell table:formula="of:=MAX([.$I123];[.$V123];[.$AI123])" office:value-type="float"/>
          <table:table-cell table:formula="of:=MAX([.$J123];[.$W123])" office:value-type="float"/>
          <table:table-cell table:formula="of:=MAX([.$K123];[.$X123];[.$AJ123])" office:value-type="float"/>
          <table:table-cell table:formula="of:=MAX([.$L123];[.$Y123];[.$AK123])" office:value-type="float"/>
          <table:table-cell table:formula="of:=MAX([.$M123];[.$Z123];[.$AL123])" office:value-type="float"/>
          <table:table-cell table:formula="of:=MAX([.$N123];[.$AA123];[.$AM123])" office:value-type="float"/>
        </table:table-row>
        <table:table-row table:style-name="ro1">
          <table:table-cell office:value-type="string">
            <text:p>BLOCKS.BLOCKS-11-0.asp/10</text:p>
          </table:table-cell>
          <table:table-cell office:value-type="float" office:value="0.420672"/>
          <table:table-cell office:value-type="float" office:value="0.3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9.0"/>
          <table:table-cell office:value-type="float" office:value="9.0"/>
          <table:table-cell office:value-type="float" office:value="27232.0"/>
          <table:table-cell office:value-type="float" office:value="13455.0"/>
          <table:table-cell office:value-type="float" office:value="0.0"/>
          <table:table-cell office:value-type="float" office:value="0.0"/>
          <table:table-cell office:value-type="float" office:value="0.414655"/>
          <table:table-cell office:value-type="float" office:value="0.3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9.0"/>
          <table:table-cell office:value-type="float" office:value="9.0"/>
          <table:table-cell office:value-type="float" office:value="27232.0"/>
          <table:table-cell office:value-type="float" office:value="13455.0"/>
          <table:table-cell office:value-type="float" office:value="0.0"/>
          <table:table-cell office:value-type="float" office:value="0.0"/>
          <table:table-cell office:value-type="float" office:value="0.368252"/>
          <table:table-cell office:value-type="float" office:value="0.3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22.0"/>
          <table:table-cell office:value-type="float" office:value="27232.0"/>
          <table:table-cell office:value-type="float" office:value="13455.0"/>
          <table:table-cell office:value-type="float" office:value="0.0"/>
          <table:table-cell office:value-type="float" office:value="0.0"/>
          <table:table-cell table:formula="of:=MIN([.$B124];[.$O124];[.$AB124])" office:value-type="float"/>
          <table:table-cell table:formula="of:=MIN([.$C124];[.$P124];[.$AC124])" office:value-type="float"/>
          <table:table-cell table:formula="of:=MIN([.$D124];[.$Q124];[.$AD124])" office:value-type="float"/>
          <table:table-cell table:formula="of:=MIN([.$E124];[.$R124];[.$AE124])" office:value-type="float"/>
          <table:table-cell table:formula="of:=MIN([.$F124];[.$S124];[.$AF124])" office:value-type="float"/>
          <table:table-cell table:formula="of:=MIN([.$G124];[.$T124];[.$AG124])" office:value-type="float"/>
          <table:table-cell table:formula="of:=MIN([.$H124];[.$U124];[.$AH124])" office:value-type="float"/>
          <table:table-cell table:formula="of:=MIN([.$I124];[.$V124];[.$AI124])" office:value-type="float"/>
          <table:table-cell table:formula="of:=MIN([.$J124];[.$W124])" office:value-type="float"/>
          <table:table-cell table:formula="of:=MIN([.$K124];[.$X124];[.$AJ124])" office:value-type="float"/>
          <table:table-cell table:formula="of:=MIN([.$L124];[.$Y124];[.$AK124])" office:value-type="float"/>
          <table:table-cell table:formula="of:=MIN([.$M124];[.$Z124];[.$AL124])" office:value-type="float"/>
          <table:table-cell table:formula="of:=MIN([.$N124];[.$AA124];[.$AM124])" office:value-type="float"/>
          <table:table-cell table:formula="of:=MEDIAN([.$B124];[.$O124];[.$AB124])" office:value-type="float"/>
          <table:table-cell table:formula="of:=MEDIAN([.$C124];[.$P124];[.$AC124])" office:value-type="float"/>
          <table:table-cell table:formula="of:=MEDIAN([.$D124];[.$Q124];[.$AD124])" office:value-type="float"/>
          <table:table-cell table:formula="of:=MEDIAN([.$E124];[.$R124];[.$AE124])" office:value-type="float"/>
          <table:table-cell table:formula="of:=MEDIAN([.$F124];[.$S124];[.$AF124])" office:value-type="float"/>
          <table:table-cell table:formula="of:=MEDIAN([.$G124];[.$T124];[.$AG124])" office:value-type="float"/>
          <table:table-cell table:formula="of:=MEDIAN([.$H124];[.$U124];[.$AH124])" office:value-type="float"/>
          <table:table-cell table:formula="of:=MEDIAN([.$I124];[.$V124];[.$AI124])" office:value-type="float"/>
          <table:table-cell table:formula="of:=MEDIAN([.$J124];[.$W124])" office:value-type="float"/>
          <table:table-cell table:formula="of:=MEDIAN([.$K124];[.$X124];[.$AJ124])" office:value-type="float"/>
          <table:table-cell table:formula="of:=MEDIAN([.$L124];[.$Y124];[.$AK124])" office:value-type="float"/>
          <table:table-cell table:formula="of:=MEDIAN([.$M124];[.$Z124];[.$AL124])" office:value-type="float"/>
          <table:table-cell table:formula="of:=MEDIAN([.$N124];[.$AA124];[.$AM124])" office:value-type="float"/>
          <table:table-cell table:formula="of:=MAX([.$B124];[.$O124];[.$AB124])" office:value-type="float"/>
          <table:table-cell table:formula="of:=MAX([.$C124];[.$P124];[.$AC124])" office:value-type="float"/>
          <table:table-cell table:formula="of:=MAX([.$D124];[.$Q124];[.$AD124])" office:value-type="float"/>
          <table:table-cell table:formula="of:=MAX([.$E124];[.$R124];[.$AE124])" office:value-type="float"/>
          <table:table-cell table:formula="of:=MAX([.$F124];[.$S124];[.$AF124])" office:value-type="float"/>
          <table:table-cell table:formula="of:=MAX([.$G124];[.$T124];[.$AG124])" office:value-type="float"/>
          <table:table-cell table:formula="of:=MAX([.$H124];[.$U124];[.$AH124])" office:value-type="float"/>
          <table:table-cell table:formula="of:=MAX([.$I124];[.$V124];[.$AI124])" office:value-type="float"/>
          <table:table-cell table:formula="of:=MAX([.$J124];[.$W124])" office:value-type="float"/>
          <table:table-cell table:formula="of:=MAX([.$K124];[.$X124];[.$AJ124])" office:value-type="float"/>
          <table:table-cell table:formula="of:=MAX([.$L124];[.$Y124];[.$AK124])" office:value-type="float"/>
          <table:table-cell table:formula="of:=MAX([.$M124];[.$Z124];[.$AL124])" office:value-type="float"/>
          <table:table-cell table:formula="of:=MAX([.$N124];[.$AA124];[.$AM124])" office:value-type="float"/>
        </table:table-row>
        <table:table-row table:style-name="ro1">
          <table:table-cell office:value-type="string">
            <text:p>BLOCKS.BLOCKS-11-0.asp/11</text:p>
          </table:table-cell>
          <table:table-cell office:value-type="float" office:value="0.435867"/>
          <table:table-cell office:value-type="float" office:value="0.3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38.0"/>
          <table:table-cell office:value-type="float" office:value="38.0"/>
          <table:table-cell office:value-type="float" office:value="29844.0"/>
          <table:table-cell office:value-type="float" office:value="15648.0"/>
          <table:table-cell office:value-type="float" office:value="0.0"/>
          <table:table-cell office:value-type="float" office:value="0.0"/>
          <table:table-cell office:value-type="float" office:value="0.447005"/>
          <table:table-cell office:value-type="float" office:value="0.4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38.0"/>
          <table:table-cell office:value-type="float" office:value="38.0"/>
          <table:table-cell office:value-type="float" office:value="29844.0"/>
          <table:table-cell office:value-type="float" office:value="15648.0"/>
          <table:table-cell office:value-type="float" office:value="0.0"/>
          <table:table-cell office:value-type="float" office:value="0.0"/>
          <table:table-cell office:value-type="float" office:value="0.347334"/>
          <table:table-cell office:value-type="float" office:value="0.2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64.0"/>
          <table:table-cell office:value-type="float" office:value="29844.0"/>
          <table:table-cell office:value-type="float" office:value="15648.0"/>
          <table:table-cell office:value-type="float" office:value="0.0"/>
          <table:table-cell office:value-type="float" office:value="0.0"/>
          <table:table-cell table:formula="of:=MIN([.$B125];[.$O125];[.$AB125])" office:value-type="float"/>
          <table:table-cell table:formula="of:=MIN([.$C125];[.$P125];[.$AC125])" office:value-type="float"/>
          <table:table-cell table:formula="of:=MIN([.$D125];[.$Q125];[.$AD125])" office:value-type="float"/>
          <table:table-cell table:formula="of:=MIN([.$E125];[.$R125];[.$AE125])" office:value-type="float"/>
          <table:table-cell table:formula="of:=MIN([.$F125];[.$S125];[.$AF125])" office:value-type="float"/>
          <table:table-cell table:formula="of:=MIN([.$G125];[.$T125];[.$AG125])" office:value-type="float"/>
          <table:table-cell table:formula="of:=MIN([.$H125];[.$U125];[.$AH125])" office:value-type="float"/>
          <table:table-cell table:formula="of:=MIN([.$I125];[.$V125];[.$AI125])" office:value-type="float"/>
          <table:table-cell table:formula="of:=MIN([.$J125];[.$W125])" office:value-type="float"/>
          <table:table-cell table:formula="of:=MIN([.$K125];[.$X125];[.$AJ125])" office:value-type="float"/>
          <table:table-cell table:formula="of:=MIN([.$L125];[.$Y125];[.$AK125])" office:value-type="float"/>
          <table:table-cell table:formula="of:=MIN([.$M125];[.$Z125];[.$AL125])" office:value-type="float"/>
          <table:table-cell table:formula="of:=MIN([.$N125];[.$AA125];[.$AM125])" office:value-type="float"/>
          <table:table-cell table:formula="of:=MEDIAN([.$B125];[.$O125];[.$AB125])" office:value-type="float"/>
          <table:table-cell table:formula="of:=MEDIAN([.$C125];[.$P125];[.$AC125])" office:value-type="float"/>
          <table:table-cell table:formula="of:=MEDIAN([.$D125];[.$Q125];[.$AD125])" office:value-type="float"/>
          <table:table-cell table:formula="of:=MEDIAN([.$E125];[.$R125];[.$AE125])" office:value-type="float"/>
          <table:table-cell table:formula="of:=MEDIAN([.$F125];[.$S125];[.$AF125])" office:value-type="float"/>
          <table:table-cell table:formula="of:=MEDIAN([.$G125];[.$T125];[.$AG125])" office:value-type="float"/>
          <table:table-cell table:formula="of:=MEDIAN([.$H125];[.$U125];[.$AH125])" office:value-type="float"/>
          <table:table-cell table:formula="of:=MEDIAN([.$I125];[.$V125];[.$AI125])" office:value-type="float"/>
          <table:table-cell table:formula="of:=MEDIAN([.$J125];[.$W125])" office:value-type="float"/>
          <table:table-cell table:formula="of:=MEDIAN([.$K125];[.$X125];[.$AJ125])" office:value-type="float"/>
          <table:table-cell table:formula="of:=MEDIAN([.$L125];[.$Y125];[.$AK125])" office:value-type="float"/>
          <table:table-cell table:formula="of:=MEDIAN([.$M125];[.$Z125];[.$AL125])" office:value-type="float"/>
          <table:table-cell table:formula="of:=MEDIAN([.$N125];[.$AA125];[.$AM125])" office:value-type="float"/>
          <table:table-cell table:formula="of:=MAX([.$B125];[.$O125];[.$AB125])" office:value-type="float"/>
          <table:table-cell table:formula="of:=MAX([.$C125];[.$P125];[.$AC125])" office:value-type="float"/>
          <table:table-cell table:formula="of:=MAX([.$D125];[.$Q125];[.$AD125])" office:value-type="float"/>
          <table:table-cell table:formula="of:=MAX([.$E125];[.$R125];[.$AE125])" office:value-type="float"/>
          <table:table-cell table:formula="of:=MAX([.$F125];[.$S125];[.$AF125])" office:value-type="float"/>
          <table:table-cell table:formula="of:=MAX([.$G125];[.$T125];[.$AG125])" office:value-type="float"/>
          <table:table-cell table:formula="of:=MAX([.$H125];[.$U125];[.$AH125])" office:value-type="float"/>
          <table:table-cell table:formula="of:=MAX([.$I125];[.$V125];[.$AI125])" office:value-type="float"/>
          <table:table-cell table:formula="of:=MAX([.$J125];[.$W125])" office:value-type="float"/>
          <table:table-cell table:formula="of:=MAX([.$K125];[.$X125];[.$AJ125])" office:value-type="float"/>
          <table:table-cell table:formula="of:=MAX([.$L125];[.$Y125];[.$AK125])" office:value-type="float"/>
          <table:table-cell table:formula="of:=MAX([.$M125];[.$Z125];[.$AL125])" office:value-type="float"/>
          <table:table-cell table:formula="of:=MAX([.$N125];[.$AA125];[.$AM125])" office:value-type="float"/>
        </table:table-row>
        <table:table-row table:style-name="ro1">
          <table:table-cell office:value-type="string">
            <text:p>BLOCKS.BLOCKS-11-0.asp/12</text:p>
          </table:table-cell>
          <table:table-cell office:value-type="float" office:value="0.436931"/>
          <table:table-cell office:value-type="float" office:value="0.394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6.0"/>
          <table:table-cell office:value-type="float" office:value="224.0"/>
          <table:table-cell office:value-type="float" office:value="224.0"/>
          <table:table-cell office:value-type="float" office:value="32456.0"/>
          <table:table-cell office:value-type="float" office:value="17841.0"/>
          <table:table-cell office:value-type="float" office:value="0.0"/>
          <table:table-cell office:value-type="float" office:value="0.0"/>
          <table:table-cell office:value-type="float" office:value="0.509674"/>
          <table:table-cell office:value-type="float" office:value="0.462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6.0"/>
          <table:table-cell office:value-type="float" office:value="224.0"/>
          <table:table-cell office:value-type="float" office:value="224.0"/>
          <table:table-cell office:value-type="float" office:value="32456.0"/>
          <table:table-cell office:value-type="float" office:value="17841.0"/>
          <table:table-cell office:value-type="float" office:value="0.0"/>
          <table:table-cell office:value-type="float" office:value="0.0"/>
          <table:table-cell office:value-type="float" office:value="0.415134"/>
          <table:table-cell office:value-type="float" office:value="0.3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255.0"/>
          <table:table-cell office:value-type="float" office:value="32456.0"/>
          <table:table-cell office:value-type="float" office:value="17841.0"/>
          <table:table-cell office:value-type="float" office:value="0.0"/>
          <table:table-cell office:value-type="float" office:value="0.0"/>
          <table:table-cell table:formula="of:=MIN([.$B126];[.$O126];[.$AB126])" office:value-type="float"/>
          <table:table-cell table:formula="of:=MIN([.$C126];[.$P126];[.$AC126])" office:value-type="float"/>
          <table:table-cell table:formula="of:=MIN([.$D126];[.$Q126];[.$AD126])" office:value-type="float"/>
          <table:table-cell table:formula="of:=MIN([.$E126];[.$R126];[.$AE126])" office:value-type="float"/>
          <table:table-cell table:formula="of:=MIN([.$F126];[.$S126];[.$AF126])" office:value-type="float"/>
          <table:table-cell table:formula="of:=MIN([.$G126];[.$T126];[.$AG126])" office:value-type="float"/>
          <table:table-cell table:formula="of:=MIN([.$H126];[.$U126];[.$AH126])" office:value-type="float"/>
          <table:table-cell table:formula="of:=MIN([.$I126];[.$V126];[.$AI126])" office:value-type="float"/>
          <table:table-cell table:formula="of:=MIN([.$J126];[.$W126])" office:value-type="float"/>
          <table:table-cell table:formula="of:=MIN([.$K126];[.$X126];[.$AJ126])" office:value-type="float"/>
          <table:table-cell table:formula="of:=MIN([.$L126];[.$Y126];[.$AK126])" office:value-type="float"/>
          <table:table-cell table:formula="of:=MIN([.$M126];[.$Z126];[.$AL126])" office:value-type="float"/>
          <table:table-cell table:formula="of:=MIN([.$N126];[.$AA126];[.$AM126])" office:value-type="float"/>
          <table:table-cell table:formula="of:=MEDIAN([.$B126];[.$O126];[.$AB126])" office:value-type="float"/>
          <table:table-cell table:formula="of:=MEDIAN([.$C126];[.$P126];[.$AC126])" office:value-type="float"/>
          <table:table-cell table:formula="of:=MEDIAN([.$D126];[.$Q126];[.$AD126])" office:value-type="float"/>
          <table:table-cell table:formula="of:=MEDIAN([.$E126];[.$R126];[.$AE126])" office:value-type="float"/>
          <table:table-cell table:formula="of:=MEDIAN([.$F126];[.$S126];[.$AF126])" office:value-type="float"/>
          <table:table-cell table:formula="of:=MEDIAN([.$G126];[.$T126];[.$AG126])" office:value-type="float"/>
          <table:table-cell table:formula="of:=MEDIAN([.$H126];[.$U126];[.$AH126])" office:value-type="float"/>
          <table:table-cell table:formula="of:=MEDIAN([.$I126];[.$V126];[.$AI126])" office:value-type="float"/>
          <table:table-cell table:formula="of:=MEDIAN([.$J126];[.$W126])" office:value-type="float"/>
          <table:table-cell table:formula="of:=MEDIAN([.$K126];[.$X126];[.$AJ126])" office:value-type="float"/>
          <table:table-cell table:formula="of:=MEDIAN([.$L126];[.$Y126];[.$AK126])" office:value-type="float"/>
          <table:table-cell table:formula="of:=MEDIAN([.$M126];[.$Z126];[.$AL126])" office:value-type="float"/>
          <table:table-cell table:formula="of:=MEDIAN([.$N126];[.$AA126];[.$AM126])" office:value-type="float"/>
          <table:table-cell table:formula="of:=MAX([.$B126];[.$O126];[.$AB126])" office:value-type="float"/>
          <table:table-cell table:formula="of:=MAX([.$C126];[.$P126];[.$AC126])" office:value-type="float"/>
          <table:table-cell table:formula="of:=MAX([.$D126];[.$Q126];[.$AD126])" office:value-type="float"/>
          <table:table-cell table:formula="of:=MAX([.$E126];[.$R126];[.$AE126])" office:value-type="float"/>
          <table:table-cell table:formula="of:=MAX([.$F126];[.$S126];[.$AF126])" office:value-type="float"/>
          <table:table-cell table:formula="of:=MAX([.$G126];[.$T126];[.$AG126])" office:value-type="float"/>
          <table:table-cell table:formula="of:=MAX([.$H126];[.$U126];[.$AH126])" office:value-type="float"/>
          <table:table-cell table:formula="of:=MAX([.$I126];[.$V126];[.$AI126])" office:value-type="float"/>
          <table:table-cell table:formula="of:=MAX([.$J126];[.$W126])" office:value-type="float"/>
          <table:table-cell table:formula="of:=MAX([.$K126];[.$X126];[.$AJ126])" office:value-type="float"/>
          <table:table-cell table:formula="of:=MAX([.$L126];[.$Y126];[.$AK126])" office:value-type="float"/>
          <table:table-cell table:formula="of:=MAX([.$M126];[.$Z126];[.$AL126])" office:value-type="float"/>
          <table:table-cell table:formula="of:=MAX([.$N126];[.$AA126];[.$AM126])" office:value-type="float"/>
        </table:table-row>
        <table:table-row table:style-name="ro1">
          <table:table-cell office:value-type="string">
            <text:p>BLOCKS.BLOCKS-11-0.asp/13</text:p>
          </table:table-cell>
          <table:table-cell office:value-type="float" office:value="0.534457"/>
          <table:table-cell office:value-type="float" office:value="0.491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1.0"/>
          <table:table-cell office:value-type="float" office:value="150.0"/>
          <table:table-cell office:value-type="float" office:value="150.0"/>
          <table:table-cell office:value-type="float" office:value="35068.0"/>
          <table:table-cell office:value-type="float" office:value="20034.0"/>
          <table:table-cell office:value-type="float" office:value="0.0"/>
          <table:table-cell office:value-type="float" office:value="0.0"/>
          <table:table-cell office:value-type="float" office:value="0.484078"/>
          <table:table-cell office:value-type="float" office:value="0.438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1.0"/>
          <table:table-cell office:value-type="float" office:value="150.0"/>
          <table:table-cell office:value-type="float" office:value="150.0"/>
          <table:table-cell office:value-type="float" office:value="35068.0"/>
          <table:table-cell office:value-type="float" office:value="20034.0"/>
          <table:table-cell office:value-type="float" office:value="0.0"/>
          <table:table-cell office:value-type="float" office:value="0.0"/>
          <table:table-cell office:value-type="float" office:value="0.395804"/>
          <table:table-cell office:value-type="float" office:value="0.3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361.0"/>
          <table:table-cell office:value-type="float" office:value="35068.0"/>
          <table:table-cell office:value-type="float" office:value="20034.0"/>
          <table:table-cell office:value-type="float" office:value="0.0"/>
          <table:table-cell office:value-type="float" office:value="0.0"/>
          <table:table-cell table:formula="of:=MIN([.$B127];[.$O127];[.$AB127])" office:value-type="float"/>
          <table:table-cell table:formula="of:=MIN([.$C127];[.$P127];[.$AC127])" office:value-type="float"/>
          <table:table-cell table:formula="of:=MIN([.$D127];[.$Q127];[.$AD127])" office:value-type="float"/>
          <table:table-cell table:formula="of:=MIN([.$E127];[.$R127];[.$AE127])" office:value-type="float"/>
          <table:table-cell table:formula="of:=MIN([.$F127];[.$S127];[.$AF127])" office:value-type="float"/>
          <table:table-cell table:formula="of:=MIN([.$G127];[.$T127];[.$AG127])" office:value-type="float"/>
          <table:table-cell table:formula="of:=MIN([.$H127];[.$U127];[.$AH127])" office:value-type="float"/>
          <table:table-cell table:formula="of:=MIN([.$I127];[.$V127];[.$AI127])" office:value-type="float"/>
          <table:table-cell table:formula="of:=MIN([.$J127];[.$W127])" office:value-type="float"/>
          <table:table-cell table:formula="of:=MIN([.$K127];[.$X127];[.$AJ127])" office:value-type="float"/>
          <table:table-cell table:formula="of:=MIN([.$L127];[.$Y127];[.$AK127])" office:value-type="float"/>
          <table:table-cell table:formula="of:=MIN([.$M127];[.$Z127];[.$AL127])" office:value-type="float"/>
          <table:table-cell table:formula="of:=MIN([.$N127];[.$AA127];[.$AM127])" office:value-type="float"/>
          <table:table-cell table:formula="of:=MEDIAN([.$B127];[.$O127];[.$AB127])" office:value-type="float"/>
          <table:table-cell table:formula="of:=MEDIAN([.$C127];[.$P127];[.$AC127])" office:value-type="float"/>
          <table:table-cell table:formula="of:=MEDIAN([.$D127];[.$Q127];[.$AD127])" office:value-type="float"/>
          <table:table-cell table:formula="of:=MEDIAN([.$E127];[.$R127];[.$AE127])" office:value-type="float"/>
          <table:table-cell table:formula="of:=MEDIAN([.$F127];[.$S127];[.$AF127])" office:value-type="float"/>
          <table:table-cell table:formula="of:=MEDIAN([.$G127];[.$T127];[.$AG127])" office:value-type="float"/>
          <table:table-cell table:formula="of:=MEDIAN([.$H127];[.$U127];[.$AH127])" office:value-type="float"/>
          <table:table-cell table:formula="of:=MEDIAN([.$I127];[.$V127];[.$AI127])" office:value-type="float"/>
          <table:table-cell table:formula="of:=MEDIAN([.$J127];[.$W127])" office:value-type="float"/>
          <table:table-cell table:formula="of:=MEDIAN([.$K127];[.$X127];[.$AJ127])" office:value-type="float"/>
          <table:table-cell table:formula="of:=MEDIAN([.$L127];[.$Y127];[.$AK127])" office:value-type="float"/>
          <table:table-cell table:formula="of:=MEDIAN([.$M127];[.$Z127];[.$AL127])" office:value-type="float"/>
          <table:table-cell table:formula="of:=MEDIAN([.$N127];[.$AA127];[.$AM127])" office:value-type="float"/>
          <table:table-cell table:formula="of:=MAX([.$B127];[.$O127];[.$AB127])" office:value-type="float"/>
          <table:table-cell table:formula="of:=MAX([.$C127];[.$P127];[.$AC127])" office:value-type="float"/>
          <table:table-cell table:formula="of:=MAX([.$D127];[.$Q127];[.$AD127])" office:value-type="float"/>
          <table:table-cell table:formula="of:=MAX([.$E127];[.$R127];[.$AE127])" office:value-type="float"/>
          <table:table-cell table:formula="of:=MAX([.$F127];[.$S127];[.$AF127])" office:value-type="float"/>
          <table:table-cell table:formula="of:=MAX([.$G127];[.$T127];[.$AG127])" office:value-type="float"/>
          <table:table-cell table:formula="of:=MAX([.$H127];[.$U127];[.$AH127])" office:value-type="float"/>
          <table:table-cell table:formula="of:=MAX([.$I127];[.$V127];[.$AI127])" office:value-type="float"/>
          <table:table-cell table:formula="of:=MAX([.$J127];[.$W127])" office:value-type="float"/>
          <table:table-cell table:formula="of:=MAX([.$K127];[.$X127];[.$AJ127])" office:value-type="float"/>
          <table:table-cell table:formula="of:=MAX([.$L127];[.$Y127];[.$AK127])" office:value-type="float"/>
          <table:table-cell table:formula="of:=MAX([.$M127];[.$Z127];[.$AL127])" office:value-type="float"/>
          <table:table-cell table:formula="of:=MAX([.$N127];[.$AA127];[.$AM127])" office:value-type="float"/>
        </table:table-row>
        <table:table-row table:style-name="ro1">
          <table:table-cell office:value-type="string">
            <text:p>BLOCKS.BLOCKS-11-0.asp/14</text:p>
          </table:table-cell>
          <table:table-cell office:value-type="float" office:value="0.574095"/>
          <table:table-cell office:value-type="float" office:value="0.528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3.0"/>
          <table:table-cell office:value-type="float" office:value="314.0"/>
          <table:table-cell office:value-type="float" office:value="314.0"/>
          <table:table-cell office:value-type="float" office:value="37680.0"/>
          <table:table-cell office:value-type="float" office:value="22227.0"/>
          <table:table-cell office:value-type="float" office:value="0.0"/>
          <table:table-cell office:value-type="float" office:value="0.0"/>
          <table:table-cell office:value-type="float" office:value="0.511405"/>
          <table:table-cell office:value-type="float" office:value="0.466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3.0"/>
          <table:table-cell office:value-type="float" office:value="314.0"/>
          <table:table-cell office:value-type="float" office:value="314.0"/>
          <table:table-cell office:value-type="float" office:value="37680.0"/>
          <table:table-cell office:value-type="float" office:value="22227.0"/>
          <table:table-cell office:value-type="float" office:value="0.0"/>
          <table:table-cell office:value-type="float" office:value="0.0"/>
          <table:table-cell office:value-type="float" office:value="0.455445"/>
          <table:table-cell office:value-type="float" office:value="0.4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511.0"/>
          <table:table-cell office:value-type="float" office:value="37680.0"/>
          <table:table-cell office:value-type="float" office:value="22227.0"/>
          <table:table-cell office:value-type="float" office:value="0.0"/>
          <table:table-cell office:value-type="float" office:value="0.0"/>
          <table:table-cell table:formula="of:=MIN([.$B128];[.$O128];[.$AB128])" office:value-type="float"/>
          <table:table-cell table:formula="of:=MIN([.$C128];[.$P128];[.$AC128])" office:value-type="float"/>
          <table:table-cell table:formula="of:=MIN([.$D128];[.$Q128];[.$AD128])" office:value-type="float"/>
          <table:table-cell table:formula="of:=MIN([.$E128];[.$R128];[.$AE128])" office:value-type="float"/>
          <table:table-cell table:formula="of:=MIN([.$F128];[.$S128];[.$AF128])" office:value-type="float"/>
          <table:table-cell table:formula="of:=MIN([.$G128];[.$T128];[.$AG128])" office:value-type="float"/>
          <table:table-cell table:formula="of:=MIN([.$H128];[.$U128];[.$AH128])" office:value-type="float"/>
          <table:table-cell table:formula="of:=MIN([.$I128];[.$V128];[.$AI128])" office:value-type="float"/>
          <table:table-cell table:formula="of:=MIN([.$J128];[.$W128])" office:value-type="float"/>
          <table:table-cell table:formula="of:=MIN([.$K128];[.$X128];[.$AJ128])" office:value-type="float"/>
          <table:table-cell table:formula="of:=MIN([.$L128];[.$Y128];[.$AK128])" office:value-type="float"/>
          <table:table-cell table:formula="of:=MIN([.$M128];[.$Z128];[.$AL128])" office:value-type="float"/>
          <table:table-cell table:formula="of:=MIN([.$N128];[.$AA128];[.$AM128])" office:value-type="float"/>
          <table:table-cell table:formula="of:=MEDIAN([.$B128];[.$O128];[.$AB128])" office:value-type="float"/>
          <table:table-cell table:formula="of:=MEDIAN([.$C128];[.$P128];[.$AC128])" office:value-type="float"/>
          <table:table-cell table:formula="of:=MEDIAN([.$D128];[.$Q128];[.$AD128])" office:value-type="float"/>
          <table:table-cell table:formula="of:=MEDIAN([.$E128];[.$R128];[.$AE128])" office:value-type="float"/>
          <table:table-cell table:formula="of:=MEDIAN([.$F128];[.$S128];[.$AF128])" office:value-type="float"/>
          <table:table-cell table:formula="of:=MEDIAN([.$G128];[.$T128];[.$AG128])" office:value-type="float"/>
          <table:table-cell table:formula="of:=MEDIAN([.$H128];[.$U128];[.$AH128])" office:value-type="float"/>
          <table:table-cell table:formula="of:=MEDIAN([.$I128];[.$V128];[.$AI128])" office:value-type="float"/>
          <table:table-cell table:formula="of:=MEDIAN([.$J128];[.$W128])" office:value-type="float"/>
          <table:table-cell table:formula="of:=MEDIAN([.$K128];[.$X128];[.$AJ128])" office:value-type="float"/>
          <table:table-cell table:formula="of:=MEDIAN([.$L128];[.$Y128];[.$AK128])" office:value-type="float"/>
          <table:table-cell table:formula="of:=MEDIAN([.$M128];[.$Z128];[.$AL128])" office:value-type="float"/>
          <table:table-cell table:formula="of:=MEDIAN([.$N128];[.$AA128];[.$AM128])" office:value-type="float"/>
          <table:table-cell table:formula="of:=MAX([.$B128];[.$O128];[.$AB128])" office:value-type="float"/>
          <table:table-cell table:formula="of:=MAX([.$C128];[.$P128];[.$AC128])" office:value-type="float"/>
          <table:table-cell table:formula="of:=MAX([.$D128];[.$Q128];[.$AD128])" office:value-type="float"/>
          <table:table-cell table:formula="of:=MAX([.$E128];[.$R128];[.$AE128])" office:value-type="float"/>
          <table:table-cell table:formula="of:=MAX([.$F128];[.$S128];[.$AF128])" office:value-type="float"/>
          <table:table-cell table:formula="of:=MAX([.$G128];[.$T128];[.$AG128])" office:value-type="float"/>
          <table:table-cell table:formula="of:=MAX([.$H128];[.$U128];[.$AH128])" office:value-type="float"/>
          <table:table-cell table:formula="of:=MAX([.$I128];[.$V128];[.$AI128])" office:value-type="float"/>
          <table:table-cell table:formula="of:=MAX([.$J128];[.$W128])" office:value-type="float"/>
          <table:table-cell table:formula="of:=MAX([.$K128];[.$X128];[.$AJ128])" office:value-type="float"/>
          <table:table-cell table:formula="of:=MAX([.$L128];[.$Y128];[.$AK128])" office:value-type="float"/>
          <table:table-cell table:formula="of:=MAX([.$M128];[.$Z128];[.$AL128])" office:value-type="float"/>
          <table:table-cell table:formula="of:=MAX([.$N128];[.$AA128];[.$AM128])" office:value-type="float"/>
        </table:table-row>
        <table:table-row table:style-name="ro1">
          <table:table-cell office:value-type="string">
            <text:p>BLOCKS.BLOCKS-11-0.asp/15</text:p>
          </table:table-cell>
          <table:table-cell office:value-type="float" office:value="0.622481"/>
          <table:table-cell office:value-type="float" office:value="0.567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83.0"/>
          <table:table-cell office:value-type="float" office:value="83.0"/>
          <table:table-cell office:value-type="float" office:value="40292.0"/>
          <table:table-cell office:value-type="float" office:value="24420.0"/>
          <table:table-cell office:value-type="float" office:value="0.0"/>
          <table:table-cell office:value-type="float" office:value="0.0"/>
          <table:table-cell office:value-type="float" office:value="0.550186"/>
          <table:table-cell office:value-type="float" office:value="0.497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83.0"/>
          <table:table-cell office:value-type="float" office:value="83.0"/>
          <table:table-cell office:value-type="float" office:value="40292.0"/>
          <table:table-cell office:value-type="float" office:value="24420.0"/>
          <table:table-cell office:value-type="float" office:value="0.0"/>
          <table:table-cell office:value-type="float" office:value="0.0"/>
          <table:table-cell office:value-type="float" office:value="0.505257"/>
          <table:table-cell office:value-type="float" office:value="0.461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7.0"/>
          <table:table-cell office:value-type="float" office:value="743.0"/>
          <table:table-cell office:value-type="float" office:value="40292.0"/>
          <table:table-cell office:value-type="float" office:value="24420.0"/>
          <table:table-cell office:value-type="float" office:value="0.0"/>
          <table:table-cell office:value-type="float" office:value="0.0"/>
          <table:table-cell table:formula="of:=MIN([.$B129];[.$O129];[.$AB129])" office:value-type="float"/>
          <table:table-cell table:formula="of:=MIN([.$C129];[.$P129];[.$AC129])" office:value-type="float"/>
          <table:table-cell table:formula="of:=MIN([.$D129];[.$Q129];[.$AD129])" office:value-type="float"/>
          <table:table-cell table:formula="of:=MIN([.$E129];[.$R129];[.$AE129])" office:value-type="float"/>
          <table:table-cell table:formula="of:=MIN([.$F129];[.$S129];[.$AF129])" office:value-type="float"/>
          <table:table-cell table:formula="of:=MIN([.$G129];[.$T129];[.$AG129])" office:value-type="float"/>
          <table:table-cell table:formula="of:=MIN([.$H129];[.$U129];[.$AH129])" office:value-type="float"/>
          <table:table-cell table:formula="of:=MIN([.$I129];[.$V129];[.$AI129])" office:value-type="float"/>
          <table:table-cell table:formula="of:=MIN([.$J129];[.$W129])" office:value-type="float"/>
          <table:table-cell table:formula="of:=MIN([.$K129];[.$X129];[.$AJ129])" office:value-type="float"/>
          <table:table-cell table:formula="of:=MIN([.$L129];[.$Y129];[.$AK129])" office:value-type="float"/>
          <table:table-cell table:formula="of:=MIN([.$M129];[.$Z129];[.$AL129])" office:value-type="float"/>
          <table:table-cell table:formula="of:=MIN([.$N129];[.$AA129];[.$AM129])" office:value-type="float"/>
          <table:table-cell table:formula="of:=MEDIAN([.$B129];[.$O129];[.$AB129])" office:value-type="float"/>
          <table:table-cell table:formula="of:=MEDIAN([.$C129];[.$P129];[.$AC129])" office:value-type="float"/>
          <table:table-cell table:formula="of:=MEDIAN([.$D129];[.$Q129];[.$AD129])" office:value-type="float"/>
          <table:table-cell table:formula="of:=MEDIAN([.$E129];[.$R129];[.$AE129])" office:value-type="float"/>
          <table:table-cell table:formula="of:=MEDIAN([.$F129];[.$S129];[.$AF129])" office:value-type="float"/>
          <table:table-cell table:formula="of:=MEDIAN([.$G129];[.$T129];[.$AG129])" office:value-type="float"/>
          <table:table-cell table:formula="of:=MEDIAN([.$H129];[.$U129];[.$AH129])" office:value-type="float"/>
          <table:table-cell table:formula="of:=MEDIAN([.$I129];[.$V129];[.$AI129])" office:value-type="float"/>
          <table:table-cell table:formula="of:=MEDIAN([.$J129];[.$W129])" office:value-type="float"/>
          <table:table-cell table:formula="of:=MEDIAN([.$K129];[.$X129];[.$AJ129])" office:value-type="float"/>
          <table:table-cell table:formula="of:=MEDIAN([.$L129];[.$Y129];[.$AK129])" office:value-type="float"/>
          <table:table-cell table:formula="of:=MEDIAN([.$M129];[.$Z129];[.$AL129])" office:value-type="float"/>
          <table:table-cell table:formula="of:=MEDIAN([.$N129];[.$AA129];[.$AM129])" office:value-type="float"/>
          <table:table-cell table:formula="of:=MAX([.$B129];[.$O129];[.$AB129])" office:value-type="float"/>
          <table:table-cell table:formula="of:=MAX([.$C129];[.$P129];[.$AC129])" office:value-type="float"/>
          <table:table-cell table:formula="of:=MAX([.$D129];[.$Q129];[.$AD129])" office:value-type="float"/>
          <table:table-cell table:formula="of:=MAX([.$E129];[.$R129];[.$AE129])" office:value-type="float"/>
          <table:table-cell table:formula="of:=MAX([.$F129];[.$S129];[.$AF129])" office:value-type="float"/>
          <table:table-cell table:formula="of:=MAX([.$G129];[.$T129];[.$AG129])" office:value-type="float"/>
          <table:table-cell table:formula="of:=MAX([.$H129];[.$U129];[.$AH129])" office:value-type="float"/>
          <table:table-cell table:formula="of:=MAX([.$I129];[.$V129];[.$AI129])" office:value-type="float"/>
          <table:table-cell table:formula="of:=MAX([.$J129];[.$W129])" office:value-type="float"/>
          <table:table-cell table:formula="of:=MAX([.$K129];[.$X129];[.$AJ129])" office:value-type="float"/>
          <table:table-cell table:formula="of:=MAX([.$L129];[.$Y129];[.$AK129])" office:value-type="float"/>
          <table:table-cell table:formula="of:=MAX([.$M129];[.$Z129];[.$AL129])" office:value-type="float"/>
          <table:table-cell table:formula="of:=MAX([.$N129];[.$AA129];[.$AM129])" office:value-type="float"/>
        </table:table-row>
        <table:table-row table:style-name="ro1">
          <table:table-cell office:value-type="string">
            <text:p>BLOCKS.BLOCKS-11-0.asp/16</text:p>
          </table:table-cell>
          <table:table-cell office:value-type="float" office:value="0.593981"/>
          <table:table-cell office:value-type="float" office:value="0.547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104.0"/>
          <table:table-cell office:value-type="float" office:value="104.0"/>
          <table:table-cell office:value-type="float" office:value="42904.0"/>
          <table:table-cell office:value-type="float" office:value="26613.0"/>
          <table:table-cell office:value-type="float" office:value="0.0"/>
          <table:table-cell office:value-type="float" office:value="0.0"/>
          <table:table-cell office:value-type="float" office:value="0.621217"/>
          <table:table-cell office:value-type="float" office:value="0.576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104.0"/>
          <table:table-cell office:value-type="float" office:value="104.0"/>
          <table:table-cell office:value-type="float" office:value="42904.0"/>
          <table:table-cell office:value-type="float" office:value="26613.0"/>
          <table:table-cell office:value-type="float" office:value="0.0"/>
          <table:table-cell office:value-type="float" office:value="0.0"/>
          <table:table-cell office:value-type="float" office:value="0.547573"/>
          <table:table-cell office:value-type="float" office:value="0.489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6.0"/>
          <table:table-cell office:value-type="float" office:value="1002.0"/>
          <table:table-cell office:value-type="float" office:value="42904.0"/>
          <table:table-cell office:value-type="float" office:value="26613.0"/>
          <table:table-cell office:value-type="float" office:value="0.0"/>
          <table:table-cell office:value-type="float" office:value="0.0"/>
          <table:table-cell table:formula="of:=MIN([.$B130];[.$O130];[.$AB130])" office:value-type="float"/>
          <table:table-cell table:formula="of:=MIN([.$C130];[.$P130];[.$AC130])" office:value-type="float"/>
          <table:table-cell table:formula="of:=MIN([.$D130];[.$Q130];[.$AD130])" office:value-type="float"/>
          <table:table-cell table:formula="of:=MIN([.$E130];[.$R130];[.$AE130])" office:value-type="float"/>
          <table:table-cell table:formula="of:=MIN([.$F130];[.$S130];[.$AF130])" office:value-type="float"/>
          <table:table-cell table:formula="of:=MIN([.$G130];[.$T130];[.$AG130])" office:value-type="float"/>
          <table:table-cell table:formula="of:=MIN([.$H130];[.$U130];[.$AH130])" office:value-type="float"/>
          <table:table-cell table:formula="of:=MIN([.$I130];[.$V130];[.$AI130])" office:value-type="float"/>
          <table:table-cell table:formula="of:=MIN([.$J130];[.$W130])" office:value-type="float"/>
          <table:table-cell table:formula="of:=MIN([.$K130];[.$X130];[.$AJ130])" office:value-type="float"/>
          <table:table-cell table:formula="of:=MIN([.$L130];[.$Y130];[.$AK130])" office:value-type="float"/>
          <table:table-cell table:formula="of:=MIN([.$M130];[.$Z130];[.$AL130])" office:value-type="float"/>
          <table:table-cell table:formula="of:=MIN([.$N130];[.$AA130];[.$AM130])" office:value-type="float"/>
          <table:table-cell table:formula="of:=MEDIAN([.$B130];[.$O130];[.$AB130])" office:value-type="float"/>
          <table:table-cell table:formula="of:=MEDIAN([.$C130];[.$P130];[.$AC130])" office:value-type="float"/>
          <table:table-cell table:formula="of:=MEDIAN([.$D130];[.$Q130];[.$AD130])" office:value-type="float"/>
          <table:table-cell table:formula="of:=MEDIAN([.$E130];[.$R130];[.$AE130])" office:value-type="float"/>
          <table:table-cell table:formula="of:=MEDIAN([.$F130];[.$S130];[.$AF130])" office:value-type="float"/>
          <table:table-cell table:formula="of:=MEDIAN([.$G130];[.$T130];[.$AG130])" office:value-type="float"/>
          <table:table-cell table:formula="of:=MEDIAN([.$H130];[.$U130];[.$AH130])" office:value-type="float"/>
          <table:table-cell table:formula="of:=MEDIAN([.$I130];[.$V130];[.$AI130])" office:value-type="float"/>
          <table:table-cell table:formula="of:=MEDIAN([.$J130];[.$W130])" office:value-type="float"/>
          <table:table-cell table:formula="of:=MEDIAN([.$K130];[.$X130];[.$AJ130])" office:value-type="float"/>
          <table:table-cell table:formula="of:=MEDIAN([.$L130];[.$Y130];[.$AK130])" office:value-type="float"/>
          <table:table-cell table:formula="of:=MEDIAN([.$M130];[.$Z130];[.$AL130])" office:value-type="float"/>
          <table:table-cell table:formula="of:=MEDIAN([.$N130];[.$AA130];[.$AM130])" office:value-type="float"/>
          <table:table-cell table:formula="of:=MAX([.$B130];[.$O130];[.$AB130])" office:value-type="float"/>
          <table:table-cell table:formula="of:=MAX([.$C130];[.$P130];[.$AC130])" office:value-type="float"/>
          <table:table-cell table:formula="of:=MAX([.$D130];[.$Q130];[.$AD130])" office:value-type="float"/>
          <table:table-cell table:formula="of:=MAX([.$E130];[.$R130];[.$AE130])" office:value-type="float"/>
          <table:table-cell table:formula="of:=MAX([.$F130];[.$S130];[.$AF130])" office:value-type="float"/>
          <table:table-cell table:formula="of:=MAX([.$G130];[.$T130];[.$AG130])" office:value-type="float"/>
          <table:table-cell table:formula="of:=MAX([.$H130];[.$U130];[.$AH130])" office:value-type="float"/>
          <table:table-cell table:formula="of:=MAX([.$I130];[.$V130];[.$AI130])" office:value-type="float"/>
          <table:table-cell table:formula="of:=MAX([.$J130];[.$W130])" office:value-type="float"/>
          <table:table-cell table:formula="of:=MAX([.$K130];[.$X130];[.$AJ130])" office:value-type="float"/>
          <table:table-cell table:formula="of:=MAX([.$L130];[.$Y130];[.$AK130])" office:value-type="float"/>
          <table:table-cell table:formula="of:=MAX([.$M130];[.$Z130];[.$AL130])" office:value-type="float"/>
          <table:table-cell table:formula="of:=MAX([.$N130];[.$AA130];[.$AM130])" office:value-type="float"/>
        </table:table-row>
        <table:table-row table:style-name="ro1">
          <table:table-cell office:value-type="string">
            <text:p>BLOCKS.BLOCKS-11-0.asp/17</text:p>
          </table:table-cell>
          <table:table-cell office:value-type="float" office:value="0.600792"/>
          <table:table-cell office:value-type="float" office:value="0.55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7.0"/>
          <table:table-cell office:value-type="float" office:value="173.0"/>
          <table:table-cell office:value-type="float" office:value="173.0"/>
          <table:table-cell office:value-type="float" office:value="45516.0"/>
          <table:table-cell office:value-type="float" office:value="28806.0"/>
          <table:table-cell office:value-type="float" office:value="0.0"/>
          <table:table-cell office:value-type="float" office:value="0.0"/>
          <table:table-cell office:value-type="float" office:value="0.664438"/>
          <table:table-cell office:value-type="float" office:value="0.615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7.0"/>
          <table:table-cell office:value-type="float" office:value="173.0"/>
          <table:table-cell office:value-type="float" office:value="173.0"/>
          <table:table-cell office:value-type="float" office:value="45516.0"/>
          <table:table-cell office:value-type="float" office:value="28806.0"/>
          <table:table-cell office:value-type="float" office:value="0.0"/>
          <table:table-cell office:value-type="float" office:value="0.0"/>
          <table:table-cell office:value-type="float" office:value="0.578536"/>
          <table:table-cell office:value-type="float" office:value="0.534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2.0"/>
          <table:table-cell office:value-type="float" office:value="1043.0"/>
          <table:table-cell office:value-type="float" office:value="45516.0"/>
          <table:table-cell office:value-type="float" office:value="28806.0"/>
          <table:table-cell office:value-type="float" office:value="0.0"/>
          <table:table-cell office:value-type="float" office:value="0.0"/>
          <table:table-cell table:formula="of:=MIN([.$B131];[.$O131];[.$AB131])" office:value-type="float"/>
          <table:table-cell table:formula="of:=MIN([.$C131];[.$P131];[.$AC131])" office:value-type="float"/>
          <table:table-cell table:formula="of:=MIN([.$D131];[.$Q131];[.$AD131])" office:value-type="float"/>
          <table:table-cell table:formula="of:=MIN([.$E131];[.$R131];[.$AE131])" office:value-type="float"/>
          <table:table-cell table:formula="of:=MIN([.$F131];[.$S131];[.$AF131])" office:value-type="float"/>
          <table:table-cell table:formula="of:=MIN([.$G131];[.$T131];[.$AG131])" office:value-type="float"/>
          <table:table-cell table:formula="of:=MIN([.$H131];[.$U131];[.$AH131])" office:value-type="float"/>
          <table:table-cell table:formula="of:=MIN([.$I131];[.$V131];[.$AI131])" office:value-type="float"/>
          <table:table-cell table:formula="of:=MIN([.$J131];[.$W131])" office:value-type="float"/>
          <table:table-cell table:formula="of:=MIN([.$K131];[.$X131];[.$AJ131])" office:value-type="float"/>
          <table:table-cell table:formula="of:=MIN([.$L131];[.$Y131];[.$AK131])" office:value-type="float"/>
          <table:table-cell table:formula="of:=MIN([.$M131];[.$Z131];[.$AL131])" office:value-type="float"/>
          <table:table-cell table:formula="of:=MIN([.$N131];[.$AA131];[.$AM131])" office:value-type="float"/>
          <table:table-cell table:formula="of:=MEDIAN([.$B131];[.$O131];[.$AB131])" office:value-type="float"/>
          <table:table-cell table:formula="of:=MEDIAN([.$C131];[.$P131];[.$AC131])" office:value-type="float"/>
          <table:table-cell table:formula="of:=MEDIAN([.$D131];[.$Q131];[.$AD131])" office:value-type="float"/>
          <table:table-cell table:formula="of:=MEDIAN([.$E131];[.$R131];[.$AE131])" office:value-type="float"/>
          <table:table-cell table:formula="of:=MEDIAN([.$F131];[.$S131];[.$AF131])" office:value-type="float"/>
          <table:table-cell table:formula="of:=MEDIAN([.$G131];[.$T131];[.$AG131])" office:value-type="float"/>
          <table:table-cell table:formula="of:=MEDIAN([.$H131];[.$U131];[.$AH131])" office:value-type="float"/>
          <table:table-cell table:formula="of:=MEDIAN([.$I131];[.$V131];[.$AI131])" office:value-type="float"/>
          <table:table-cell table:formula="of:=MEDIAN([.$J131];[.$W131])" office:value-type="float"/>
          <table:table-cell table:formula="of:=MEDIAN([.$K131];[.$X131];[.$AJ131])" office:value-type="float"/>
          <table:table-cell table:formula="of:=MEDIAN([.$L131];[.$Y131];[.$AK131])" office:value-type="float"/>
          <table:table-cell table:formula="of:=MEDIAN([.$M131];[.$Z131];[.$AL131])" office:value-type="float"/>
          <table:table-cell table:formula="of:=MEDIAN([.$N131];[.$AA131];[.$AM131])" office:value-type="float"/>
          <table:table-cell table:formula="of:=MAX([.$B131];[.$O131];[.$AB131])" office:value-type="float"/>
          <table:table-cell table:formula="of:=MAX([.$C131];[.$P131];[.$AC131])" office:value-type="float"/>
          <table:table-cell table:formula="of:=MAX([.$D131];[.$Q131];[.$AD131])" office:value-type="float"/>
          <table:table-cell table:formula="of:=MAX([.$E131];[.$R131];[.$AE131])" office:value-type="float"/>
          <table:table-cell table:formula="of:=MAX([.$F131];[.$S131];[.$AF131])" office:value-type="float"/>
          <table:table-cell table:formula="of:=MAX([.$G131];[.$T131];[.$AG131])" office:value-type="float"/>
          <table:table-cell table:formula="of:=MAX([.$H131];[.$U131];[.$AH131])" office:value-type="float"/>
          <table:table-cell table:formula="of:=MAX([.$I131];[.$V131];[.$AI131])" office:value-type="float"/>
          <table:table-cell table:formula="of:=MAX([.$J131];[.$W131])" office:value-type="float"/>
          <table:table-cell table:formula="of:=MAX([.$K131];[.$X131];[.$AJ131])" office:value-type="float"/>
          <table:table-cell table:formula="of:=MAX([.$L131];[.$Y131];[.$AK131])" office:value-type="float"/>
          <table:table-cell table:formula="of:=MAX([.$M131];[.$Z131];[.$AL131])" office:value-type="float"/>
          <table:table-cell table:formula="of:=MAX([.$N131];[.$AA131];[.$AM131])" office:value-type="float"/>
        </table:table-row>
        <table:table-row table:style-name="ro1">
          <table:table-cell office:value-type="string">
            <text:p>BLOCKS.BLOCKS-11-0.asp/18</text:p>
          </table:table-cell>
          <table:table-cell office:value-type="float" office:value="0.648303"/>
          <table:table-cell office:value-type="float" office:value="0.599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4.0"/>
          <table:table-cell office:value-type="float" office:value="372.0"/>
          <table:table-cell office:value-type="float" office:value="372.0"/>
          <table:table-cell office:value-type="float" office:value="48128.0"/>
          <table:table-cell office:value-type="float" office:value="30999.0"/>
          <table:table-cell office:value-type="float" office:value="0.0"/>
          <table:table-cell office:value-type="float" office:value="0.0"/>
          <table:table-cell office:value-type="float" office:value="0.652278"/>
          <table:table-cell office:value-type="float" office:value="0.603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4.0"/>
          <table:table-cell office:value-type="float" office:value="372.0"/>
          <table:table-cell office:value-type="float" office:value="372.0"/>
          <table:table-cell office:value-type="float" office:value="48128.0"/>
          <table:table-cell office:value-type="float" office:value="30999.0"/>
          <table:table-cell office:value-type="float" office:value="0.0"/>
          <table:table-cell office:value-type="float" office:value="0.0"/>
          <table:table-cell office:value-type="float" office:value="0.552275"/>
          <table:table-cell office:value-type="float" office:value="0.505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6.0"/>
          <table:table-cell office:value-type="float" office:value="1583.0"/>
          <table:table-cell office:value-type="float" office:value="48128.0"/>
          <table:table-cell office:value-type="float" office:value="30999.0"/>
          <table:table-cell office:value-type="float" office:value="0.0"/>
          <table:table-cell office:value-type="float" office:value="0.0"/>
          <table:table-cell table:formula="of:=MIN([.$B132];[.$O132];[.$AB132])" office:value-type="float"/>
          <table:table-cell table:formula="of:=MIN([.$C132];[.$P132];[.$AC132])" office:value-type="float"/>
          <table:table-cell table:formula="of:=MIN([.$D132];[.$Q132];[.$AD132])" office:value-type="float"/>
          <table:table-cell table:formula="of:=MIN([.$E132];[.$R132];[.$AE132])" office:value-type="float"/>
          <table:table-cell table:formula="of:=MIN([.$F132];[.$S132];[.$AF132])" office:value-type="float"/>
          <table:table-cell table:formula="of:=MIN([.$G132];[.$T132];[.$AG132])" office:value-type="float"/>
          <table:table-cell table:formula="of:=MIN([.$H132];[.$U132];[.$AH132])" office:value-type="float"/>
          <table:table-cell table:formula="of:=MIN([.$I132];[.$V132];[.$AI132])" office:value-type="float"/>
          <table:table-cell table:formula="of:=MIN([.$J132];[.$W132])" office:value-type="float"/>
          <table:table-cell table:formula="of:=MIN([.$K132];[.$X132];[.$AJ132])" office:value-type="float"/>
          <table:table-cell table:formula="of:=MIN([.$L132];[.$Y132];[.$AK132])" office:value-type="float"/>
          <table:table-cell table:formula="of:=MIN([.$M132];[.$Z132];[.$AL132])" office:value-type="float"/>
          <table:table-cell table:formula="of:=MIN([.$N132];[.$AA132];[.$AM132])" office:value-type="float"/>
          <table:table-cell table:formula="of:=MEDIAN([.$B132];[.$O132];[.$AB132])" office:value-type="float"/>
          <table:table-cell table:formula="of:=MEDIAN([.$C132];[.$P132];[.$AC132])" office:value-type="float"/>
          <table:table-cell table:formula="of:=MEDIAN([.$D132];[.$Q132];[.$AD132])" office:value-type="float"/>
          <table:table-cell table:formula="of:=MEDIAN([.$E132];[.$R132];[.$AE132])" office:value-type="float"/>
          <table:table-cell table:formula="of:=MEDIAN([.$F132];[.$S132];[.$AF132])" office:value-type="float"/>
          <table:table-cell table:formula="of:=MEDIAN([.$G132];[.$T132];[.$AG132])" office:value-type="float"/>
          <table:table-cell table:formula="of:=MEDIAN([.$H132];[.$U132];[.$AH132])" office:value-type="float"/>
          <table:table-cell table:formula="of:=MEDIAN([.$I132];[.$V132];[.$AI132])" office:value-type="float"/>
          <table:table-cell table:formula="of:=MEDIAN([.$J132];[.$W132])" office:value-type="float"/>
          <table:table-cell table:formula="of:=MEDIAN([.$K132];[.$X132];[.$AJ132])" office:value-type="float"/>
          <table:table-cell table:formula="of:=MEDIAN([.$L132];[.$Y132];[.$AK132])" office:value-type="float"/>
          <table:table-cell table:formula="of:=MEDIAN([.$M132];[.$Z132];[.$AL132])" office:value-type="float"/>
          <table:table-cell table:formula="of:=MEDIAN([.$N132];[.$AA132];[.$AM132])" office:value-type="float"/>
          <table:table-cell table:formula="of:=MAX([.$B132];[.$O132];[.$AB132])" office:value-type="float"/>
          <table:table-cell table:formula="of:=MAX([.$C132];[.$P132];[.$AC132])" office:value-type="float"/>
          <table:table-cell table:formula="of:=MAX([.$D132];[.$Q132];[.$AD132])" office:value-type="float"/>
          <table:table-cell table:formula="of:=MAX([.$E132];[.$R132];[.$AE132])" office:value-type="float"/>
          <table:table-cell table:formula="of:=MAX([.$F132];[.$S132];[.$AF132])" office:value-type="float"/>
          <table:table-cell table:formula="of:=MAX([.$G132];[.$T132];[.$AG132])" office:value-type="float"/>
          <table:table-cell table:formula="of:=MAX([.$H132];[.$U132];[.$AH132])" office:value-type="float"/>
          <table:table-cell table:formula="of:=MAX([.$I132];[.$V132];[.$AI132])" office:value-type="float"/>
          <table:table-cell table:formula="of:=MAX([.$J132];[.$W132])" office:value-type="float"/>
          <table:table-cell table:formula="of:=MAX([.$K132];[.$X132];[.$AJ132])" office:value-type="float"/>
          <table:table-cell table:formula="of:=MAX([.$L132];[.$Y132];[.$AK132])" office:value-type="float"/>
          <table:table-cell table:formula="of:=MAX([.$M132];[.$Z132];[.$AL132])" office:value-type="float"/>
          <table:table-cell table:formula="of:=MAX([.$N132];[.$AA132];[.$AM132])" office:value-type="float"/>
        </table:table-row>
        <table:table-row table:style-name="ro1">
          <table:table-cell office:value-type="string">
            <text:p>BLOCKS.BLOCKS-11-0.asp/19</text:p>
          </table:table-cell>
          <table:table-cell office:value-type="float" office:value="0.951092"/>
          <table:table-cell office:value-type="float" office:value="0.902"/>
          <table:table-cell office:value-type="float" office:value="0.29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240.0"/>
          <table:table-cell office:value-type="float" office:value="2281.0"/>
          <table:table-cell office:value-type="float" office:value="2281.0"/>
          <table:table-cell office:value-type="float" office:value="50740.0"/>
          <table:table-cell office:value-type="float" office:value="33192.0"/>
          <table:table-cell office:value-type="float" office:value="0.0"/>
          <table:table-cell office:value-type="float" office:value="0.0"/>
          <table:table-cell office:value-type="float" office:value="0.965468"/>
          <table:table-cell office:value-type="float" office:value="0.915"/>
          <table:table-cell office:value-type="float" office:value="0.29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240.0"/>
          <table:table-cell office:value-type="float" office:value="2281.0"/>
          <table:table-cell office:value-type="float" office:value="2281.0"/>
          <table:table-cell office:value-type="float" office:value="50740.0"/>
          <table:table-cell office:value-type="float" office:value="33192.0"/>
          <table:table-cell office:value-type="float" office:value="0.0"/>
          <table:table-cell office:value-type="float" office:value="0.0"/>
          <table:table-cell office:value-type="float" office:value="0.648973"/>
          <table:table-cell office:value-type="float" office:value="0.599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494.0"/>
          <table:table-cell office:value-type="float" office:value="2070.0"/>
          <table:table-cell office:value-type="float" office:value="50740.0"/>
          <table:table-cell office:value-type="float" office:value="33192.0"/>
          <table:table-cell office:value-type="float" office:value="0.0"/>
          <table:table-cell office:value-type="float" office:value="0.0"/>
          <table:table-cell table:formula="of:=MIN([.$B133];[.$O133];[.$AB133])" office:value-type="float"/>
          <table:table-cell table:formula="of:=MIN([.$C133];[.$P133];[.$AC133])" office:value-type="float"/>
          <table:table-cell table:formula="of:=MIN([.$D133];[.$Q133];[.$AD133])" office:value-type="float"/>
          <table:table-cell table:formula="of:=MIN([.$E133];[.$R133];[.$AE133])" office:value-type="float"/>
          <table:table-cell table:formula="of:=MIN([.$F133];[.$S133];[.$AF133])" office:value-type="float"/>
          <table:table-cell table:formula="of:=MIN([.$G133];[.$T133];[.$AG133])" office:value-type="float"/>
          <table:table-cell table:formula="of:=MIN([.$H133];[.$U133];[.$AH133])" office:value-type="float"/>
          <table:table-cell table:formula="of:=MIN([.$I133];[.$V133];[.$AI133])" office:value-type="float"/>
          <table:table-cell table:formula="of:=MIN([.$J133];[.$W133])" office:value-type="float"/>
          <table:table-cell table:formula="of:=MIN([.$K133];[.$X133];[.$AJ133])" office:value-type="float"/>
          <table:table-cell table:formula="of:=MIN([.$L133];[.$Y133];[.$AK133])" office:value-type="float"/>
          <table:table-cell table:formula="of:=MIN([.$M133];[.$Z133];[.$AL133])" office:value-type="float"/>
          <table:table-cell table:formula="of:=MIN([.$N133];[.$AA133];[.$AM133])" office:value-type="float"/>
          <table:table-cell table:formula="of:=MEDIAN([.$B133];[.$O133];[.$AB133])" office:value-type="float"/>
          <table:table-cell table:formula="of:=MEDIAN([.$C133];[.$P133];[.$AC133])" office:value-type="float"/>
          <table:table-cell table:formula="of:=MEDIAN([.$D133];[.$Q133];[.$AD133])" office:value-type="float"/>
          <table:table-cell table:formula="of:=MEDIAN([.$E133];[.$R133];[.$AE133])" office:value-type="float"/>
          <table:table-cell table:formula="of:=MEDIAN([.$F133];[.$S133];[.$AF133])" office:value-type="float"/>
          <table:table-cell table:formula="of:=MEDIAN([.$G133];[.$T133];[.$AG133])" office:value-type="float"/>
          <table:table-cell table:formula="of:=MEDIAN([.$H133];[.$U133];[.$AH133])" office:value-type="float"/>
          <table:table-cell table:formula="of:=MEDIAN([.$I133];[.$V133];[.$AI133])" office:value-type="float"/>
          <table:table-cell table:formula="of:=MEDIAN([.$J133];[.$W133])" office:value-type="float"/>
          <table:table-cell table:formula="of:=MEDIAN([.$K133];[.$X133];[.$AJ133])" office:value-type="float"/>
          <table:table-cell table:formula="of:=MEDIAN([.$L133];[.$Y133];[.$AK133])" office:value-type="float"/>
          <table:table-cell table:formula="of:=MEDIAN([.$M133];[.$Z133];[.$AL133])" office:value-type="float"/>
          <table:table-cell table:formula="of:=MEDIAN([.$N133];[.$AA133];[.$AM133])" office:value-type="float"/>
          <table:table-cell table:formula="of:=MAX([.$B133];[.$O133];[.$AB133])" office:value-type="float"/>
          <table:table-cell table:formula="of:=MAX([.$C133];[.$P133];[.$AC133])" office:value-type="float"/>
          <table:table-cell table:formula="of:=MAX([.$D133];[.$Q133];[.$AD133])" office:value-type="float"/>
          <table:table-cell table:formula="of:=MAX([.$E133];[.$R133];[.$AE133])" office:value-type="float"/>
          <table:table-cell table:formula="of:=MAX([.$F133];[.$S133];[.$AF133])" office:value-type="float"/>
          <table:table-cell table:formula="of:=MAX([.$G133];[.$T133];[.$AG133])" office:value-type="float"/>
          <table:table-cell table:formula="of:=MAX([.$H133];[.$U133];[.$AH133])" office:value-type="float"/>
          <table:table-cell table:formula="of:=MAX([.$I133];[.$V133];[.$AI133])" office:value-type="float"/>
          <table:table-cell table:formula="of:=MAX([.$J133];[.$W133])" office:value-type="float"/>
          <table:table-cell table:formula="of:=MAX([.$K133];[.$X133];[.$AJ133])" office:value-type="float"/>
          <table:table-cell table:formula="of:=MAX([.$L133];[.$Y133];[.$AK133])" office:value-type="float"/>
          <table:table-cell table:formula="of:=MAX([.$M133];[.$Z133];[.$AL133])" office:value-type="float"/>
          <table:table-cell table:formula="of:=MAX([.$N133];[.$AA133];[.$AM133])" office:value-type="float"/>
        </table:table-row>
        <table:table-row table:style-name="ro1">
          <table:table-cell office:value-type="string">
            <text:p>BLOCKS.BLOCKS-11-0.asp/2</text:p>
          </table:table-cell>
          <table:table-cell office:value-type="float" office:value="0.126651"/>
          <table:table-cell office:value-type="float" office:value="0.0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336.0"/>
          <table:table-cell office:value-type="float" office:value="38.0"/>
          <table:table-cell office:value-type="float" office:value="0.0"/>
          <table:table-cell office:value-type="float" office:value="0.0"/>
          <table:table-cell office:value-type="float" office:value="0.133584"/>
          <table:table-cell office:value-type="float" office:value="0.0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336.0"/>
          <table:table-cell office:value-type="float" office:value="38.0"/>
          <table:table-cell office:value-type="float" office:value="0.0"/>
          <table:table-cell office:value-type="float" office:value="0.0"/>
          <table:table-cell office:value-type="float" office:value="0.111363"/>
          <table:table-cell office:value-type="float" office:value="0.0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6336.0"/>
          <table:table-cell office:value-type="float" office:value="38.0"/>
          <table:table-cell office:value-type="float" office:value="0.0"/>
          <table:table-cell office:value-type="float" office:value="0.0"/>
          <table:table-cell table:formula="of:=MIN([.$B134];[.$O134];[.$AB134])" office:value-type="float"/>
          <table:table-cell table:formula="of:=MIN([.$C134];[.$P134];[.$AC134])" office:value-type="float"/>
          <table:table-cell table:formula="of:=MIN([.$D134];[.$Q134];[.$AD134])" office:value-type="float"/>
          <table:table-cell table:formula="of:=MIN([.$E134];[.$R134];[.$AE134])" office:value-type="float"/>
          <table:table-cell table:formula="of:=MIN([.$F134];[.$S134];[.$AF134])" office:value-type="float"/>
          <table:table-cell table:formula="of:=MIN([.$G134];[.$T134];[.$AG134])" office:value-type="float"/>
          <table:table-cell table:formula="of:=MIN([.$H134];[.$U134];[.$AH134])" office:value-type="float"/>
          <table:table-cell table:formula="of:=MIN([.$I134];[.$V134];[.$AI134])" office:value-type="float"/>
          <table:table-cell table:formula="of:=MIN([.$J134];[.$W134])" office:value-type="float"/>
          <table:table-cell table:formula="of:=MIN([.$K134];[.$X134];[.$AJ134])" office:value-type="float"/>
          <table:table-cell table:formula="of:=MIN([.$L134];[.$Y134];[.$AK134])" office:value-type="float"/>
          <table:table-cell table:formula="of:=MIN([.$M134];[.$Z134];[.$AL134])" office:value-type="float"/>
          <table:table-cell table:formula="of:=MIN([.$N134];[.$AA134];[.$AM134])" office:value-type="float"/>
          <table:table-cell table:formula="of:=MEDIAN([.$B134];[.$O134];[.$AB134])" office:value-type="float"/>
          <table:table-cell table:formula="of:=MEDIAN([.$C134];[.$P134];[.$AC134])" office:value-type="float"/>
          <table:table-cell table:formula="of:=MEDIAN([.$D134];[.$Q134];[.$AD134])" office:value-type="float"/>
          <table:table-cell table:formula="of:=MEDIAN([.$E134];[.$R134];[.$AE134])" office:value-type="float"/>
          <table:table-cell table:formula="of:=MEDIAN([.$F134];[.$S134];[.$AF134])" office:value-type="float"/>
          <table:table-cell table:formula="of:=MEDIAN([.$G134];[.$T134];[.$AG134])" office:value-type="float"/>
          <table:table-cell table:formula="of:=MEDIAN([.$H134];[.$U134];[.$AH134])" office:value-type="float"/>
          <table:table-cell table:formula="of:=MEDIAN([.$I134];[.$V134];[.$AI134])" office:value-type="float"/>
          <table:table-cell table:formula="of:=MEDIAN([.$J134];[.$W134])" office:value-type="float"/>
          <table:table-cell table:formula="of:=MEDIAN([.$K134];[.$X134];[.$AJ134])" office:value-type="float"/>
          <table:table-cell table:formula="of:=MEDIAN([.$L134];[.$Y134];[.$AK134])" office:value-type="float"/>
          <table:table-cell table:formula="of:=MEDIAN([.$M134];[.$Z134];[.$AL134])" office:value-type="float"/>
          <table:table-cell table:formula="of:=MEDIAN([.$N134];[.$AA134];[.$AM134])" office:value-type="float"/>
          <table:table-cell table:formula="of:=MAX([.$B134];[.$O134];[.$AB134])" office:value-type="float"/>
          <table:table-cell table:formula="of:=MAX([.$C134];[.$P134];[.$AC134])" office:value-type="float"/>
          <table:table-cell table:formula="of:=MAX([.$D134];[.$Q134];[.$AD134])" office:value-type="float"/>
          <table:table-cell table:formula="of:=MAX([.$E134];[.$R134];[.$AE134])" office:value-type="float"/>
          <table:table-cell table:formula="of:=MAX([.$F134];[.$S134];[.$AF134])" office:value-type="float"/>
          <table:table-cell table:formula="of:=MAX([.$G134];[.$T134];[.$AG134])" office:value-type="float"/>
          <table:table-cell table:formula="of:=MAX([.$H134];[.$U134];[.$AH134])" office:value-type="float"/>
          <table:table-cell table:formula="of:=MAX([.$I134];[.$V134];[.$AI134])" office:value-type="float"/>
          <table:table-cell table:formula="of:=MAX([.$J134];[.$W134])" office:value-type="float"/>
          <table:table-cell table:formula="of:=MAX([.$K134];[.$X134];[.$AJ134])" office:value-type="float"/>
          <table:table-cell table:formula="of:=MAX([.$L134];[.$Y134];[.$AK134])" office:value-type="float"/>
          <table:table-cell table:formula="of:=MAX([.$M134];[.$Z134];[.$AL134])" office:value-type="float"/>
          <table:table-cell table:formula="of:=MAX([.$N134];[.$AA134];[.$AM134])" office:value-type="float"/>
        </table:table-row>
        <table:table-row table:style-name="ro1">
          <table:table-cell office:value-type="string">
            <text:p>BLOCKS.BLOCKS-11-0.asp/20</text:p>
          </table:table-cell>
          <table:table-cell office:value-type="float" office:value="0.950948"/>
          <table:table-cell office:value-type="float" office:value="0.901"/>
          <table:table-cell office:value-type="float" office:value="0.27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049.0"/>
          <table:table-cell office:value-type="float" office:value="2035.0"/>
          <table:table-cell office:value-type="float" office:value="2035.0"/>
          <table:table-cell office:value-type="float" office:value="53352.0"/>
          <table:table-cell office:value-type="float" office:value="35385.0"/>
          <table:table-cell office:value-type="float" office:value="0.0"/>
          <table:table-cell office:value-type="float" office:value="0.0"/>
          <table:table-cell office:value-type="float" office:value="1.0257"/>
          <table:table-cell office:value-type="float" office:value="0.97"/>
          <table:table-cell office:value-type="float" office:value="0.27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049.0"/>
          <table:table-cell office:value-type="float" office:value="2035.0"/>
          <table:table-cell office:value-type="float" office:value="2035.0"/>
          <table:table-cell office:value-type="float" office:value="53352.0"/>
          <table:table-cell office:value-type="float" office:value="35385.0"/>
          <table:table-cell office:value-type="float" office:value="0.0"/>
          <table:table-cell office:value-type="float" office:value="0.0"/>
          <table:table-cell office:value-type="float" office:value="0.856127"/>
          <table:table-cell office:value-type="float" office:value="0.704"/>
          <table:table-cell office:value-type="float" office:value="0.18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940.0"/>
          <table:table-cell office:value-type="float" office:value="2686.0"/>
          <table:table-cell office:value-type="float" office:value="53352.0"/>
          <table:table-cell office:value-type="float" office:value="35385.0"/>
          <table:table-cell office:value-type="float" office:value="0.0"/>
          <table:table-cell office:value-type="float" office:value="0.0"/>
          <table:table-cell table:formula="of:=MIN([.$B135];[.$O135];[.$AB135])" office:value-type="float"/>
          <table:table-cell table:formula="of:=MIN([.$C135];[.$P135];[.$AC135])" office:value-type="float"/>
          <table:table-cell table:formula="of:=MIN([.$D135];[.$Q135];[.$AD135])" office:value-type="float"/>
          <table:table-cell table:formula="of:=MIN([.$E135];[.$R135];[.$AE135])" office:value-type="float"/>
          <table:table-cell table:formula="of:=MIN([.$F135];[.$S135];[.$AF135])" office:value-type="float"/>
          <table:table-cell table:formula="of:=MIN([.$G135];[.$T135];[.$AG135])" office:value-type="float"/>
          <table:table-cell table:formula="of:=MIN([.$H135];[.$U135];[.$AH135])" office:value-type="float"/>
          <table:table-cell table:formula="of:=MIN([.$I135];[.$V135];[.$AI135])" office:value-type="float"/>
          <table:table-cell table:formula="of:=MIN([.$J135];[.$W135])" office:value-type="float"/>
          <table:table-cell table:formula="of:=MIN([.$K135];[.$X135];[.$AJ135])" office:value-type="float"/>
          <table:table-cell table:formula="of:=MIN([.$L135];[.$Y135];[.$AK135])" office:value-type="float"/>
          <table:table-cell table:formula="of:=MIN([.$M135];[.$Z135];[.$AL135])" office:value-type="float"/>
          <table:table-cell table:formula="of:=MIN([.$N135];[.$AA135];[.$AM135])" office:value-type="float"/>
          <table:table-cell table:formula="of:=MEDIAN([.$B135];[.$O135];[.$AB135])" office:value-type="float"/>
          <table:table-cell table:formula="of:=MEDIAN([.$C135];[.$P135];[.$AC135])" office:value-type="float"/>
          <table:table-cell table:formula="of:=MEDIAN([.$D135];[.$Q135];[.$AD135])" office:value-type="float"/>
          <table:table-cell table:formula="of:=MEDIAN([.$E135];[.$R135];[.$AE135])" office:value-type="float"/>
          <table:table-cell table:formula="of:=MEDIAN([.$F135];[.$S135];[.$AF135])" office:value-type="float"/>
          <table:table-cell table:formula="of:=MEDIAN([.$G135];[.$T135];[.$AG135])" office:value-type="float"/>
          <table:table-cell table:formula="of:=MEDIAN([.$H135];[.$U135];[.$AH135])" office:value-type="float"/>
          <table:table-cell table:formula="of:=MEDIAN([.$I135];[.$V135];[.$AI135])" office:value-type="float"/>
          <table:table-cell table:formula="of:=MEDIAN([.$J135];[.$W135])" office:value-type="float"/>
          <table:table-cell table:formula="of:=MEDIAN([.$K135];[.$X135];[.$AJ135])" office:value-type="float"/>
          <table:table-cell table:formula="of:=MEDIAN([.$L135];[.$Y135];[.$AK135])" office:value-type="float"/>
          <table:table-cell table:formula="of:=MEDIAN([.$M135];[.$Z135];[.$AL135])" office:value-type="float"/>
          <table:table-cell table:formula="of:=MEDIAN([.$N135];[.$AA135];[.$AM135])" office:value-type="float"/>
          <table:table-cell table:formula="of:=MAX([.$B135];[.$O135];[.$AB135])" office:value-type="float"/>
          <table:table-cell table:formula="of:=MAX([.$C135];[.$P135];[.$AC135])" office:value-type="float"/>
          <table:table-cell table:formula="of:=MAX([.$D135];[.$Q135];[.$AD135])" office:value-type="float"/>
          <table:table-cell table:formula="of:=MAX([.$E135];[.$R135];[.$AE135])" office:value-type="float"/>
          <table:table-cell table:formula="of:=MAX([.$F135];[.$S135];[.$AF135])" office:value-type="float"/>
          <table:table-cell table:formula="of:=MAX([.$G135];[.$T135];[.$AG135])" office:value-type="float"/>
          <table:table-cell table:formula="of:=MAX([.$H135];[.$U135];[.$AH135])" office:value-type="float"/>
          <table:table-cell table:formula="of:=MAX([.$I135];[.$V135];[.$AI135])" office:value-type="float"/>
          <table:table-cell table:formula="of:=MAX([.$J135];[.$W135])" office:value-type="float"/>
          <table:table-cell table:formula="of:=MAX([.$K135];[.$X135];[.$AJ135])" office:value-type="float"/>
          <table:table-cell table:formula="of:=MAX([.$L135];[.$Y135];[.$AK135])" office:value-type="float"/>
          <table:table-cell table:formula="of:=MAX([.$M135];[.$Z135];[.$AL135])" office:value-type="float"/>
          <table:table-cell table:formula="of:=MAX([.$N135];[.$AA135];[.$AM135])" office:value-type="float"/>
        </table:table-row>
        <table:table-row table:style-name="ro1">
          <table:table-cell office:value-type="string">
            <text:p>BLOCKS.BLOCKS-11-0.asp/21</text:p>
          </table:table-cell>
          <table:table-cell office:value-type="float" office:value="1.11488"/>
          <table:table-cell office:value-type="float" office:value="1.055"/>
          <table:table-cell office:value-type="float" office:value="0.36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450.0"/>
          <table:table-cell office:value-type="float" office:value="2786.0"/>
          <table:table-cell office:value-type="float" office:value="2786.0"/>
          <table:table-cell office:value-type="float" office:value="55964.0"/>
          <table:table-cell office:value-type="float" office:value="37578.0"/>
          <table:table-cell office:value-type="float" office:value="0.0"/>
          <table:table-cell office:value-type="float" office:value="0.0"/>
          <table:table-cell office:value-type="float" office:value="1.08251"/>
          <table:table-cell office:value-type="float" office:value="1.028"/>
          <table:table-cell office:value-type="float" office:value="0.37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450.0"/>
          <table:table-cell office:value-type="float" office:value="2786.0"/>
          <table:table-cell office:value-type="float" office:value="2786.0"/>
          <table:table-cell office:value-type="float" office:value="55964.0"/>
          <table:table-cell office:value-type="float" office:value="37578.0"/>
          <table:table-cell office:value-type="float" office:value="0.0"/>
          <table:table-cell office:value-type="float" office:value="0.0"/>
          <table:table-cell office:value-type="float" office:value="0.959502"/>
          <table:table-cell office:value-type="float" office:value="0.91"/>
          <table:table-cell office:value-type="float" office:value="0.36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803.0"/>
          <table:table-cell office:value-type="float" office:value="3837.0"/>
          <table:table-cell office:value-type="float" office:value="55964.0"/>
          <table:table-cell office:value-type="float" office:value="37578.0"/>
          <table:table-cell office:value-type="float" office:value="0.0"/>
          <table:table-cell office:value-type="float" office:value="0.0"/>
          <table:table-cell table:formula="of:=MIN([.$B136];[.$O136];[.$AB136])" office:value-type="float"/>
          <table:table-cell table:formula="of:=MIN([.$C136];[.$P136];[.$AC136])" office:value-type="float"/>
          <table:table-cell table:formula="of:=MIN([.$D136];[.$Q136];[.$AD136])" office:value-type="float"/>
          <table:table-cell table:formula="of:=MIN([.$E136];[.$R136];[.$AE136])" office:value-type="float"/>
          <table:table-cell table:formula="of:=MIN([.$F136];[.$S136];[.$AF136])" office:value-type="float"/>
          <table:table-cell table:formula="of:=MIN([.$G136];[.$T136];[.$AG136])" office:value-type="float"/>
          <table:table-cell table:formula="of:=MIN([.$H136];[.$U136];[.$AH136])" office:value-type="float"/>
          <table:table-cell table:formula="of:=MIN([.$I136];[.$V136];[.$AI136])" office:value-type="float"/>
          <table:table-cell table:formula="of:=MIN([.$J136];[.$W136])" office:value-type="float"/>
          <table:table-cell table:formula="of:=MIN([.$K136];[.$X136];[.$AJ136])" office:value-type="float"/>
          <table:table-cell table:formula="of:=MIN([.$L136];[.$Y136];[.$AK136])" office:value-type="float"/>
          <table:table-cell table:formula="of:=MIN([.$M136];[.$Z136];[.$AL136])" office:value-type="float"/>
          <table:table-cell table:formula="of:=MIN([.$N136];[.$AA136];[.$AM136])" office:value-type="float"/>
          <table:table-cell table:formula="of:=MEDIAN([.$B136];[.$O136];[.$AB136])" office:value-type="float"/>
          <table:table-cell table:formula="of:=MEDIAN([.$C136];[.$P136];[.$AC136])" office:value-type="float"/>
          <table:table-cell table:formula="of:=MEDIAN([.$D136];[.$Q136];[.$AD136])" office:value-type="float"/>
          <table:table-cell table:formula="of:=MEDIAN([.$E136];[.$R136];[.$AE136])" office:value-type="float"/>
          <table:table-cell table:formula="of:=MEDIAN([.$F136];[.$S136];[.$AF136])" office:value-type="float"/>
          <table:table-cell table:formula="of:=MEDIAN([.$G136];[.$T136];[.$AG136])" office:value-type="float"/>
          <table:table-cell table:formula="of:=MEDIAN([.$H136];[.$U136];[.$AH136])" office:value-type="float"/>
          <table:table-cell table:formula="of:=MEDIAN([.$I136];[.$V136];[.$AI136])" office:value-type="float"/>
          <table:table-cell table:formula="of:=MEDIAN([.$J136];[.$W136])" office:value-type="float"/>
          <table:table-cell table:formula="of:=MEDIAN([.$K136];[.$X136];[.$AJ136])" office:value-type="float"/>
          <table:table-cell table:formula="of:=MEDIAN([.$L136];[.$Y136];[.$AK136])" office:value-type="float"/>
          <table:table-cell table:formula="of:=MEDIAN([.$M136];[.$Z136];[.$AL136])" office:value-type="float"/>
          <table:table-cell table:formula="of:=MEDIAN([.$N136];[.$AA136];[.$AM136])" office:value-type="float"/>
          <table:table-cell table:formula="of:=MAX([.$B136];[.$O136];[.$AB136])" office:value-type="float"/>
          <table:table-cell table:formula="of:=MAX([.$C136];[.$P136];[.$AC136])" office:value-type="float"/>
          <table:table-cell table:formula="of:=MAX([.$D136];[.$Q136];[.$AD136])" office:value-type="float"/>
          <table:table-cell table:formula="of:=MAX([.$E136];[.$R136];[.$AE136])" office:value-type="float"/>
          <table:table-cell table:formula="of:=MAX([.$F136];[.$S136];[.$AF136])" office:value-type="float"/>
          <table:table-cell table:formula="of:=MAX([.$G136];[.$T136];[.$AG136])" office:value-type="float"/>
          <table:table-cell table:formula="of:=MAX([.$H136];[.$U136];[.$AH136])" office:value-type="float"/>
          <table:table-cell table:formula="of:=MAX([.$I136];[.$V136];[.$AI136])" office:value-type="float"/>
          <table:table-cell table:formula="of:=MAX([.$J136];[.$W136])" office:value-type="float"/>
          <table:table-cell table:formula="of:=MAX([.$K136];[.$X136];[.$AJ136])" office:value-type="float"/>
          <table:table-cell table:formula="of:=MAX([.$L136];[.$Y136];[.$AK136])" office:value-type="float"/>
          <table:table-cell table:formula="of:=MAX([.$M136];[.$Z136];[.$AL136])" office:value-type="float"/>
          <table:table-cell table:formula="of:=MAX([.$N136];[.$AA136];[.$AM136])" office:value-type="float"/>
        </table:table-row>
        <table:table-row table:style-name="ro1">
          <table:table-cell office:value-type="string">
            <text:p>BLOCKS.BLOCKS-11-0.asp/22</text:p>
          </table:table-cell>
          <table:table-cell office:value-type="float" office:value="4.26356"/>
          <table:table-cell office:value-type="float" office:value="4.213"/>
          <table:table-cell office:value-type="float" office:value="3.41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9830.0"/>
          <table:table-cell office:value-type="float" office:value="16208.0"/>
          <table:table-cell office:value-type="float" office:value="16208.0"/>
          <table:table-cell office:value-type="float" office:value="58576.0"/>
          <table:table-cell office:value-type="float" office:value="39771.0"/>
          <table:table-cell office:value-type="float" office:value="0.0"/>
          <table:table-cell office:value-type="float" office:value="0.0"/>
          <table:table-cell office:value-type="float" office:value="4.20914"/>
          <table:table-cell office:value-type="float" office:value="4.153"/>
          <table:table-cell office:value-type="float" office:value="3.46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9830.0"/>
          <table:table-cell office:value-type="float" office:value="16208.0"/>
          <table:table-cell office:value-type="float" office:value="16208.0"/>
          <table:table-cell office:value-type="float" office:value="58576.0"/>
          <table:table-cell office:value-type="float" office:value="39771.0"/>
          <table:table-cell office:value-type="float" office:value="0.0"/>
          <table:table-cell office:value-type="float" office:value="0.0"/>
          <table:table-cell office:value-type="float" office:value="1.14883"/>
          <table:table-cell office:value-type="float" office:value="1.1"/>
          <table:table-cell office:value-type="float" office:value="0.52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207.0"/>
          <table:table-cell office:value-type="float" office:value="4344.0"/>
          <table:table-cell office:value-type="float" office:value="58576.0"/>
          <table:table-cell office:value-type="float" office:value="39771.0"/>
          <table:table-cell office:value-type="float" office:value="0.0"/>
          <table:table-cell office:value-type="float" office:value="0.0"/>
          <table:table-cell table:formula="of:=MIN([.$B137];[.$O137];[.$AB137])" office:value-type="float"/>
          <table:table-cell table:formula="of:=MIN([.$C137];[.$P137];[.$AC137])" office:value-type="float"/>
          <table:table-cell table:formula="of:=MIN([.$D137];[.$Q137];[.$AD137])" office:value-type="float"/>
          <table:table-cell table:formula="of:=MIN([.$E137];[.$R137];[.$AE137])" office:value-type="float"/>
          <table:table-cell table:formula="of:=MIN([.$F137];[.$S137];[.$AF137])" office:value-type="float"/>
          <table:table-cell table:formula="of:=MIN([.$G137];[.$T137];[.$AG137])" office:value-type="float"/>
          <table:table-cell table:formula="of:=MIN([.$H137];[.$U137];[.$AH137])" office:value-type="float"/>
          <table:table-cell table:formula="of:=MIN([.$I137];[.$V137];[.$AI137])" office:value-type="float"/>
          <table:table-cell table:formula="of:=MIN([.$J137];[.$W137])" office:value-type="float"/>
          <table:table-cell table:formula="of:=MIN([.$K137];[.$X137];[.$AJ137])" office:value-type="float"/>
          <table:table-cell table:formula="of:=MIN([.$L137];[.$Y137];[.$AK137])" office:value-type="float"/>
          <table:table-cell table:formula="of:=MIN([.$M137];[.$Z137];[.$AL137])" office:value-type="float"/>
          <table:table-cell table:formula="of:=MIN([.$N137];[.$AA137];[.$AM137])" office:value-type="float"/>
          <table:table-cell table:formula="of:=MEDIAN([.$B137];[.$O137];[.$AB137])" office:value-type="float"/>
          <table:table-cell table:formula="of:=MEDIAN([.$C137];[.$P137];[.$AC137])" office:value-type="float"/>
          <table:table-cell table:formula="of:=MEDIAN([.$D137];[.$Q137];[.$AD137])" office:value-type="float"/>
          <table:table-cell table:formula="of:=MEDIAN([.$E137];[.$R137];[.$AE137])" office:value-type="float"/>
          <table:table-cell table:formula="of:=MEDIAN([.$F137];[.$S137];[.$AF137])" office:value-type="float"/>
          <table:table-cell table:formula="of:=MEDIAN([.$G137];[.$T137];[.$AG137])" office:value-type="float"/>
          <table:table-cell table:formula="of:=MEDIAN([.$H137];[.$U137];[.$AH137])" office:value-type="float"/>
          <table:table-cell table:formula="of:=MEDIAN([.$I137];[.$V137];[.$AI137])" office:value-type="float"/>
          <table:table-cell table:formula="of:=MEDIAN([.$J137];[.$W137])" office:value-type="float"/>
          <table:table-cell table:formula="of:=MEDIAN([.$K137];[.$X137];[.$AJ137])" office:value-type="float"/>
          <table:table-cell table:formula="of:=MEDIAN([.$L137];[.$Y137];[.$AK137])" office:value-type="float"/>
          <table:table-cell table:formula="of:=MEDIAN([.$M137];[.$Z137];[.$AL137])" office:value-type="float"/>
          <table:table-cell table:formula="of:=MEDIAN([.$N137];[.$AA137];[.$AM137])" office:value-type="float"/>
          <table:table-cell table:formula="of:=MAX([.$B137];[.$O137];[.$AB137])" office:value-type="float"/>
          <table:table-cell table:formula="of:=MAX([.$C137];[.$P137];[.$AC137])" office:value-type="float"/>
          <table:table-cell table:formula="of:=MAX([.$D137];[.$Q137];[.$AD137])" office:value-type="float"/>
          <table:table-cell table:formula="of:=MAX([.$E137];[.$R137];[.$AE137])" office:value-type="float"/>
          <table:table-cell table:formula="of:=MAX([.$F137];[.$S137];[.$AF137])" office:value-type="float"/>
          <table:table-cell table:formula="of:=MAX([.$G137];[.$T137];[.$AG137])" office:value-type="float"/>
          <table:table-cell table:formula="of:=MAX([.$H137];[.$U137];[.$AH137])" office:value-type="float"/>
          <table:table-cell table:formula="of:=MAX([.$I137];[.$V137];[.$AI137])" office:value-type="float"/>
          <table:table-cell table:formula="of:=MAX([.$J137];[.$W137])" office:value-type="float"/>
          <table:table-cell table:formula="of:=MAX([.$K137];[.$X137];[.$AJ137])" office:value-type="float"/>
          <table:table-cell table:formula="of:=MAX([.$L137];[.$Y137];[.$AK137])" office:value-type="float"/>
          <table:table-cell table:formula="of:=MAX([.$M137];[.$Z137];[.$AL137])" office:value-type="float"/>
          <table:table-cell table:formula="of:=MAX([.$N137];[.$AA137];[.$AM137])" office:value-type="float"/>
        </table:table-row>
        <table:table-row table:style-name="ro1">
          <table:table-cell office:value-type="string">
            <text:p>BLOCKS.BLOCKS-11-0.asp/23</text:p>
          </table:table-cell>
          <table:table-cell office:value-type="float" office:value="6.13946"/>
          <table:table-cell office:value-type="float" office:value="6.072"/>
          <table:table-cell office:value-type="float" office:value="5.23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5707.0"/>
          <table:table-cell office:value-type="float" office:value="25623.0"/>
          <table:table-cell office:value-type="float" office:value="25623.0"/>
          <table:table-cell office:value-type="float" office:value="61188.0"/>
          <table:table-cell office:value-type="float" office:value="41964.0"/>
          <table:table-cell office:value-type="float" office:value="0.0"/>
          <table:table-cell office:value-type="float" office:value="0.0"/>
          <table:table-cell office:value-type="float" office:value="6.1078"/>
          <table:table-cell office:value-type="float" office:value="6.053"/>
          <table:table-cell office:value-type="float" office:value="5.19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5707.0"/>
          <table:table-cell office:value-type="float" office:value="25623.0"/>
          <table:table-cell office:value-type="float" office:value="25623.0"/>
          <table:table-cell office:value-type="float" office:value="61188.0"/>
          <table:table-cell office:value-type="float" office:value="41964.0"/>
          <table:table-cell office:value-type="float" office:value="0.0"/>
          <table:table-cell office:value-type="float" office:value="0.0"/>
          <table:table-cell office:value-type="float" office:value="2.37001"/>
          <table:table-cell office:value-type="float" office:value="2.306"/>
          <table:table-cell office:value-type="float" office:value="1.7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6627.0"/>
          <table:table-cell office:value-type="float" office:value="9805.0"/>
          <table:table-cell office:value-type="float" office:value="61188.0"/>
          <table:table-cell office:value-type="float" office:value="41964.0"/>
          <table:table-cell office:value-type="float" office:value="0.0"/>
          <table:table-cell office:value-type="float" office:value="0.0"/>
          <table:table-cell table:formula="of:=MIN([.$B138];[.$O138];[.$AB138])" office:value-type="float"/>
          <table:table-cell table:formula="of:=MIN([.$C138];[.$P138];[.$AC138])" office:value-type="float"/>
          <table:table-cell table:formula="of:=MIN([.$D138];[.$Q138];[.$AD138])" office:value-type="float"/>
          <table:table-cell table:formula="of:=MIN([.$E138];[.$R138];[.$AE138])" office:value-type="float"/>
          <table:table-cell table:formula="of:=MIN([.$F138];[.$S138];[.$AF138])" office:value-type="float"/>
          <table:table-cell table:formula="of:=MIN([.$G138];[.$T138];[.$AG138])" office:value-type="float"/>
          <table:table-cell table:formula="of:=MIN([.$H138];[.$U138];[.$AH138])" office:value-type="float"/>
          <table:table-cell table:formula="of:=MIN([.$I138];[.$V138];[.$AI138])" office:value-type="float"/>
          <table:table-cell table:formula="of:=MIN([.$J138];[.$W138])" office:value-type="float"/>
          <table:table-cell table:formula="of:=MIN([.$K138];[.$X138];[.$AJ138])" office:value-type="float"/>
          <table:table-cell table:formula="of:=MIN([.$L138];[.$Y138];[.$AK138])" office:value-type="float"/>
          <table:table-cell table:formula="of:=MIN([.$M138];[.$Z138];[.$AL138])" office:value-type="float"/>
          <table:table-cell table:formula="of:=MIN([.$N138];[.$AA138];[.$AM138])" office:value-type="float"/>
          <table:table-cell table:formula="of:=MEDIAN([.$B138];[.$O138];[.$AB138])" office:value-type="float"/>
          <table:table-cell table:formula="of:=MEDIAN([.$C138];[.$P138];[.$AC138])" office:value-type="float"/>
          <table:table-cell table:formula="of:=MEDIAN([.$D138];[.$Q138];[.$AD138])" office:value-type="float"/>
          <table:table-cell table:formula="of:=MEDIAN([.$E138];[.$R138];[.$AE138])" office:value-type="float"/>
          <table:table-cell table:formula="of:=MEDIAN([.$F138];[.$S138];[.$AF138])" office:value-type="float"/>
          <table:table-cell table:formula="of:=MEDIAN([.$G138];[.$T138];[.$AG138])" office:value-type="float"/>
          <table:table-cell table:formula="of:=MEDIAN([.$H138];[.$U138];[.$AH138])" office:value-type="float"/>
          <table:table-cell table:formula="of:=MEDIAN([.$I138];[.$V138];[.$AI138])" office:value-type="float"/>
          <table:table-cell table:formula="of:=MEDIAN([.$J138];[.$W138])" office:value-type="float"/>
          <table:table-cell table:formula="of:=MEDIAN([.$K138];[.$X138];[.$AJ138])" office:value-type="float"/>
          <table:table-cell table:formula="of:=MEDIAN([.$L138];[.$Y138];[.$AK138])" office:value-type="float"/>
          <table:table-cell table:formula="of:=MEDIAN([.$M138];[.$Z138];[.$AL138])" office:value-type="float"/>
          <table:table-cell table:formula="of:=MEDIAN([.$N138];[.$AA138];[.$AM138])" office:value-type="float"/>
          <table:table-cell table:formula="of:=MAX([.$B138];[.$O138];[.$AB138])" office:value-type="float"/>
          <table:table-cell table:formula="of:=MAX([.$C138];[.$P138];[.$AC138])" office:value-type="float"/>
          <table:table-cell table:formula="of:=MAX([.$D138];[.$Q138];[.$AD138])" office:value-type="float"/>
          <table:table-cell table:formula="of:=MAX([.$E138];[.$R138];[.$AE138])" office:value-type="float"/>
          <table:table-cell table:formula="of:=MAX([.$F138];[.$S138];[.$AF138])" office:value-type="float"/>
          <table:table-cell table:formula="of:=MAX([.$G138];[.$T138];[.$AG138])" office:value-type="float"/>
          <table:table-cell table:formula="of:=MAX([.$H138];[.$U138];[.$AH138])" office:value-type="float"/>
          <table:table-cell table:formula="of:=MAX([.$I138];[.$V138];[.$AI138])" office:value-type="float"/>
          <table:table-cell table:formula="of:=MAX([.$J138];[.$W138])" office:value-type="float"/>
          <table:table-cell table:formula="of:=MAX([.$K138];[.$X138];[.$AJ138])" office:value-type="float"/>
          <table:table-cell table:formula="of:=MAX([.$L138];[.$Y138];[.$AK138])" office:value-type="float"/>
          <table:table-cell table:formula="of:=MAX([.$M138];[.$Z138];[.$AL138])" office:value-type="float"/>
          <table:table-cell table:formula="of:=MAX([.$N138];[.$AA138];[.$AM138])" office:value-type="float"/>
        </table:table-row>
        <table:table-row table:style-name="ro1">
          <table:table-cell office:value-type="string">
            <text:p>BLOCKS.BLOCKS-11-0.asp/24</text:p>
          </table:table-cell>
          <table:table-cell office:value-type="float" office:value="20.8587"/>
          <table:table-cell office:value-type="float" office:value="20.557"/>
          <table:table-cell office:value-type="float" office:value="19.66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37577.0"/>
          <table:table-cell office:value-type="float" office:value="57802.0"/>
          <table:table-cell office:value-type="float" office:value="57802.0"/>
          <table:table-cell office:value-type="float" office:value="63800.0"/>
          <table:table-cell office:value-type="float" office:value="44157.0"/>
          <table:table-cell office:value-type="float" office:value="0.0"/>
          <table:table-cell office:value-type="float" office:value="0.0"/>
          <table:table-cell office:value-type="float" office:value="20.4238"/>
          <table:table-cell office:value-type="float" office:value="20.31"/>
          <table:table-cell office:value-type="float" office:value="19.53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37577.0"/>
          <table:table-cell office:value-type="float" office:value="57802.0"/>
          <table:table-cell office:value-type="float" office:value="57802.0"/>
          <table:table-cell office:value-type="float" office:value="63800.0"/>
          <table:table-cell office:value-type="float" office:value="44157.0"/>
          <table:table-cell office:value-type="float" office:value="0.0"/>
          <table:table-cell office:value-type="float" office:value="0.0"/>
          <table:table-cell office:value-type="float" office:value="3.56985"/>
          <table:table-cell office:value-type="float" office:value="3.518"/>
          <table:table-cell office:value-type="float" office:value="2.75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9923.0"/>
          <table:table-cell office:value-type="float" office:value="14227.0"/>
          <table:table-cell office:value-type="float" office:value="63800.0"/>
          <table:table-cell office:value-type="float" office:value="44157.0"/>
          <table:table-cell office:value-type="float" office:value="0.0"/>
          <table:table-cell office:value-type="float" office:value="0.0"/>
          <table:table-cell table:formula="of:=MIN([.$B139];[.$O139];[.$AB139])" office:value-type="float"/>
          <table:table-cell table:formula="of:=MIN([.$C139];[.$P139];[.$AC139])" office:value-type="float"/>
          <table:table-cell table:formula="of:=MIN([.$D139];[.$Q139];[.$AD139])" office:value-type="float"/>
          <table:table-cell table:formula="of:=MIN([.$E139];[.$R139];[.$AE139])" office:value-type="float"/>
          <table:table-cell table:formula="of:=MIN([.$F139];[.$S139];[.$AF139])" office:value-type="float"/>
          <table:table-cell table:formula="of:=MIN([.$G139];[.$T139];[.$AG139])" office:value-type="float"/>
          <table:table-cell table:formula="of:=MIN([.$H139];[.$U139];[.$AH139])" office:value-type="float"/>
          <table:table-cell table:formula="of:=MIN([.$I139];[.$V139];[.$AI139])" office:value-type="float"/>
          <table:table-cell table:formula="of:=MIN([.$J139];[.$W139])" office:value-type="float"/>
          <table:table-cell table:formula="of:=MIN([.$K139];[.$X139];[.$AJ139])" office:value-type="float"/>
          <table:table-cell table:formula="of:=MIN([.$L139];[.$Y139];[.$AK139])" office:value-type="float"/>
          <table:table-cell table:formula="of:=MIN([.$M139];[.$Z139];[.$AL139])" office:value-type="float"/>
          <table:table-cell table:formula="of:=MIN([.$N139];[.$AA139];[.$AM139])" office:value-type="float"/>
          <table:table-cell table:formula="of:=MEDIAN([.$B139];[.$O139];[.$AB139])" office:value-type="float"/>
          <table:table-cell table:formula="of:=MEDIAN([.$C139];[.$P139];[.$AC139])" office:value-type="float"/>
          <table:table-cell table:formula="of:=MEDIAN([.$D139];[.$Q139];[.$AD139])" office:value-type="float"/>
          <table:table-cell table:formula="of:=MEDIAN([.$E139];[.$R139];[.$AE139])" office:value-type="float"/>
          <table:table-cell table:formula="of:=MEDIAN([.$F139];[.$S139];[.$AF139])" office:value-type="float"/>
          <table:table-cell table:formula="of:=MEDIAN([.$G139];[.$T139];[.$AG139])" office:value-type="float"/>
          <table:table-cell table:formula="of:=MEDIAN([.$H139];[.$U139];[.$AH139])" office:value-type="float"/>
          <table:table-cell table:formula="of:=MEDIAN([.$I139];[.$V139];[.$AI139])" office:value-type="float"/>
          <table:table-cell table:formula="of:=MEDIAN([.$J139];[.$W139])" office:value-type="float"/>
          <table:table-cell table:formula="of:=MEDIAN([.$K139];[.$X139];[.$AJ139])" office:value-type="float"/>
          <table:table-cell table:formula="of:=MEDIAN([.$L139];[.$Y139];[.$AK139])" office:value-type="float"/>
          <table:table-cell table:formula="of:=MEDIAN([.$M139];[.$Z139];[.$AL139])" office:value-type="float"/>
          <table:table-cell table:formula="of:=MEDIAN([.$N139];[.$AA139];[.$AM139])" office:value-type="float"/>
          <table:table-cell table:formula="of:=MAX([.$B139];[.$O139];[.$AB139])" office:value-type="float"/>
          <table:table-cell table:formula="of:=MAX([.$C139];[.$P139];[.$AC139])" office:value-type="float"/>
          <table:table-cell table:formula="of:=MAX([.$D139];[.$Q139];[.$AD139])" office:value-type="float"/>
          <table:table-cell table:formula="of:=MAX([.$E139];[.$R139];[.$AE139])" office:value-type="float"/>
          <table:table-cell table:formula="of:=MAX([.$F139];[.$S139];[.$AF139])" office:value-type="float"/>
          <table:table-cell table:formula="of:=MAX([.$G139];[.$T139];[.$AG139])" office:value-type="float"/>
          <table:table-cell table:formula="of:=MAX([.$H139];[.$U139];[.$AH139])" office:value-type="float"/>
          <table:table-cell table:formula="of:=MAX([.$I139];[.$V139];[.$AI139])" office:value-type="float"/>
          <table:table-cell table:formula="of:=MAX([.$J139];[.$W139])" office:value-type="float"/>
          <table:table-cell table:formula="of:=MAX([.$K139];[.$X139];[.$AJ139])" office:value-type="float"/>
          <table:table-cell table:formula="of:=MAX([.$L139];[.$Y139];[.$AK139])" office:value-type="float"/>
          <table:table-cell table:formula="of:=MAX([.$M139];[.$Z139];[.$AL139])" office:value-type="float"/>
          <table:table-cell table:formula="of:=MAX([.$N139];[.$AA139];[.$AM139])" office:value-type="float"/>
        </table:table-row>
        <table:table-row table:style-name="ro1">
          <table:table-cell office:value-type="string">
            <text:p>BLOCKS.BLOCKS-11-0.asp/25</text:p>
          </table:table-cell>
          <table:table-cell office:value-type="float" office:value="9.48028"/>
          <table:table-cell office:value-type="float" office:value="9.427"/>
          <table:table-cell office:value-type="float" office:value="8.61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22286.0"/>
          <table:table-cell office:value-type="float" office:value="35121.0"/>
          <table:table-cell office:value-type="float" office:value="35121.0"/>
          <table:table-cell office:value-type="float" office:value="66412.0"/>
          <table:table-cell office:value-type="float" office:value="46350.0"/>
          <table:table-cell office:value-type="float" office:value="0.0"/>
          <table:table-cell office:value-type="float" office:value="0.0"/>
          <table:table-cell office:value-type="float" office:value="9.72824"/>
          <table:table-cell office:value-type="float" office:value="9.67"/>
          <table:table-cell office:value-type="float" office:value="8.86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22286.0"/>
          <table:table-cell office:value-type="float" office:value="35121.0"/>
          <table:table-cell office:value-type="float" office:value="35121.0"/>
          <table:table-cell office:value-type="float" office:value="66412.0"/>
          <table:table-cell office:value-type="float" office:value="46350.0"/>
          <table:table-cell office:value-type="float" office:value="0.0"/>
          <table:table-cell office:value-type="float" office:value="0.0"/>
          <table:table-cell office:value-type="float" office:value="4.52424"/>
          <table:table-cell office:value-type="float" office:value="4.47"/>
          <table:table-cell office:value-type="float" office:value="3.8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4210.0"/>
          <table:table-cell office:value-type="float" office:value="18881.0"/>
          <table:table-cell office:value-type="float" office:value="66412.0"/>
          <table:table-cell office:value-type="float" office:value="46350.0"/>
          <table:table-cell office:value-type="float" office:value="0.0"/>
          <table:table-cell office:value-type="float" office:value="0.0"/>
          <table:table-cell table:formula="of:=MIN([.$B140];[.$O140];[.$AB140])" office:value-type="float"/>
          <table:table-cell table:formula="of:=MIN([.$C140];[.$P140];[.$AC140])" office:value-type="float"/>
          <table:table-cell table:formula="of:=MIN([.$D140];[.$Q140];[.$AD140])" office:value-type="float"/>
          <table:table-cell table:formula="of:=MIN([.$E140];[.$R140];[.$AE140])" office:value-type="float"/>
          <table:table-cell table:formula="of:=MIN([.$F140];[.$S140];[.$AF140])" office:value-type="float"/>
          <table:table-cell table:formula="of:=MIN([.$G140];[.$T140];[.$AG140])" office:value-type="float"/>
          <table:table-cell table:formula="of:=MIN([.$H140];[.$U140];[.$AH140])" office:value-type="float"/>
          <table:table-cell table:formula="of:=MIN([.$I140];[.$V140];[.$AI140])" office:value-type="float"/>
          <table:table-cell table:formula="of:=MIN([.$J140];[.$W140])" office:value-type="float"/>
          <table:table-cell table:formula="of:=MIN([.$K140];[.$X140];[.$AJ140])" office:value-type="float"/>
          <table:table-cell table:formula="of:=MIN([.$L140];[.$Y140];[.$AK140])" office:value-type="float"/>
          <table:table-cell table:formula="of:=MIN([.$M140];[.$Z140];[.$AL140])" office:value-type="float"/>
          <table:table-cell table:formula="of:=MIN([.$N140];[.$AA140];[.$AM140])" office:value-type="float"/>
          <table:table-cell table:formula="of:=MEDIAN([.$B140];[.$O140];[.$AB140])" office:value-type="float"/>
          <table:table-cell table:formula="of:=MEDIAN([.$C140];[.$P140];[.$AC140])" office:value-type="float"/>
          <table:table-cell table:formula="of:=MEDIAN([.$D140];[.$Q140];[.$AD140])" office:value-type="float"/>
          <table:table-cell table:formula="of:=MEDIAN([.$E140];[.$R140];[.$AE140])" office:value-type="float"/>
          <table:table-cell table:formula="of:=MEDIAN([.$F140];[.$S140];[.$AF140])" office:value-type="float"/>
          <table:table-cell table:formula="of:=MEDIAN([.$G140];[.$T140];[.$AG140])" office:value-type="float"/>
          <table:table-cell table:formula="of:=MEDIAN([.$H140];[.$U140];[.$AH140])" office:value-type="float"/>
          <table:table-cell table:formula="of:=MEDIAN([.$I140];[.$V140];[.$AI140])" office:value-type="float"/>
          <table:table-cell table:formula="of:=MEDIAN([.$J140];[.$W140])" office:value-type="float"/>
          <table:table-cell table:formula="of:=MEDIAN([.$K140];[.$X140];[.$AJ140])" office:value-type="float"/>
          <table:table-cell table:formula="of:=MEDIAN([.$L140];[.$Y140];[.$AK140])" office:value-type="float"/>
          <table:table-cell table:formula="of:=MEDIAN([.$M140];[.$Z140];[.$AL140])" office:value-type="float"/>
          <table:table-cell table:formula="of:=MEDIAN([.$N140];[.$AA140];[.$AM140])" office:value-type="float"/>
          <table:table-cell table:formula="of:=MAX([.$B140];[.$O140];[.$AB140])" office:value-type="float"/>
          <table:table-cell table:formula="of:=MAX([.$C140];[.$P140];[.$AC140])" office:value-type="float"/>
          <table:table-cell table:formula="of:=MAX([.$D140];[.$Q140];[.$AD140])" office:value-type="float"/>
          <table:table-cell table:formula="of:=MAX([.$E140];[.$R140];[.$AE140])" office:value-type="float"/>
          <table:table-cell table:formula="of:=MAX([.$F140];[.$S140];[.$AF140])" office:value-type="float"/>
          <table:table-cell table:formula="of:=MAX([.$G140];[.$T140];[.$AG140])" office:value-type="float"/>
          <table:table-cell table:formula="of:=MAX([.$H140];[.$U140];[.$AH140])" office:value-type="float"/>
          <table:table-cell table:formula="of:=MAX([.$I140];[.$V140];[.$AI140])" office:value-type="float"/>
          <table:table-cell table:formula="of:=MAX([.$J140];[.$W140])" office:value-type="float"/>
          <table:table-cell table:formula="of:=MAX([.$K140];[.$X140];[.$AJ140])" office:value-type="float"/>
          <table:table-cell table:formula="of:=MAX([.$L140];[.$Y140];[.$AK140])" office:value-type="float"/>
          <table:table-cell table:formula="of:=MAX([.$M140];[.$Z140];[.$AL140])" office:value-type="float"/>
          <table:table-cell table:formula="of:=MAX([.$N140];[.$AA140];[.$AM140])" office:value-type="float"/>
        </table:table-row>
        <table:table-row table:style-name="ro1">
          <table:table-cell office:value-type="string">
            <text:p>BLOCKS.BLOCKS-11-0.asp/26</text:p>
          </table:table-cell>
          <table:table-cell office:value-type="float" office:value="114.111"/>
          <table:table-cell office:value-type="float" office:value="114.038"/>
          <table:table-cell office:value-type="float" office:value="113.15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75460.0"/>
          <table:table-cell office:value-type="float" office:value="259552.0"/>
          <table:table-cell office:value-type="float" office:value="259552.0"/>
          <table:table-cell office:value-type="float" office:value="69024.0"/>
          <table:table-cell office:value-type="float" office:value="48543.0"/>
          <table:table-cell office:value-type="float" office:value="0.0"/>
          <table:table-cell office:value-type="float" office:value="0.0"/>
          <table:table-cell office:value-type="float" office:value="115.813"/>
          <table:table-cell office:value-type="float" office:value="115.723"/>
          <table:table-cell office:value-type="float" office:value="114.75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75460.0"/>
          <table:table-cell office:value-type="float" office:value="259552.0"/>
          <table:table-cell office:value-type="float" office:value="259552.0"/>
          <table:table-cell office:value-type="float" office:value="69024.0"/>
          <table:table-cell office:value-type="float" office:value="48543.0"/>
          <table:table-cell office:value-type="float" office:value="0.0"/>
          <table:table-cell office:value-type="float" office:value="0.0"/>
          <table:table-cell office:value-type="float" office:value="17.6924"/>
          <table:table-cell office:value-type="float" office:value="17.631"/>
          <table:table-cell office:value-type="float" office:value="16.93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47955.0"/>
          <table:table-cell office:value-type="float" office:value="60052.0"/>
          <table:table-cell office:value-type="float" office:value="69024.0"/>
          <table:table-cell office:value-type="float" office:value="48543.0"/>
          <table:table-cell office:value-type="float" office:value="0.0"/>
          <table:table-cell office:value-type="float" office:value="0.0"/>
          <table:table-cell table:formula="of:=MIN([.$B141];[.$O141];[.$AB141])" office:value-type="float"/>
          <table:table-cell table:formula="of:=MIN([.$C141];[.$P141];[.$AC141])" office:value-type="float"/>
          <table:table-cell table:formula="of:=MIN([.$D141];[.$Q141];[.$AD141])" office:value-type="float"/>
          <table:table-cell table:formula="of:=MIN([.$E141];[.$R141];[.$AE141])" office:value-type="float"/>
          <table:table-cell table:formula="of:=MIN([.$F141];[.$S141];[.$AF141])" office:value-type="float"/>
          <table:table-cell table:formula="of:=MIN([.$G141];[.$T141];[.$AG141])" office:value-type="float"/>
          <table:table-cell table:formula="of:=MIN([.$H141];[.$U141];[.$AH141])" office:value-type="float"/>
          <table:table-cell table:formula="of:=MIN([.$I141];[.$V141];[.$AI141])" office:value-type="float"/>
          <table:table-cell table:formula="of:=MIN([.$J141];[.$W141])" office:value-type="float"/>
          <table:table-cell table:formula="of:=MIN([.$K141];[.$X141];[.$AJ141])" office:value-type="float"/>
          <table:table-cell table:formula="of:=MIN([.$L141];[.$Y141];[.$AK141])" office:value-type="float"/>
          <table:table-cell table:formula="of:=MIN([.$M141];[.$Z141];[.$AL141])" office:value-type="float"/>
          <table:table-cell table:formula="of:=MIN([.$N141];[.$AA141];[.$AM141])" office:value-type="float"/>
          <table:table-cell table:formula="of:=MEDIAN([.$B141];[.$O141];[.$AB141])" office:value-type="float"/>
          <table:table-cell table:formula="of:=MEDIAN([.$C141];[.$P141];[.$AC141])" office:value-type="float"/>
          <table:table-cell table:formula="of:=MEDIAN([.$D141];[.$Q141];[.$AD141])" office:value-type="float"/>
          <table:table-cell table:formula="of:=MEDIAN([.$E141];[.$R141];[.$AE141])" office:value-type="float"/>
          <table:table-cell table:formula="of:=MEDIAN([.$F141];[.$S141];[.$AF141])" office:value-type="float"/>
          <table:table-cell table:formula="of:=MEDIAN([.$G141];[.$T141];[.$AG141])" office:value-type="float"/>
          <table:table-cell table:formula="of:=MEDIAN([.$H141];[.$U141];[.$AH141])" office:value-type="float"/>
          <table:table-cell table:formula="of:=MEDIAN([.$I141];[.$V141];[.$AI141])" office:value-type="float"/>
          <table:table-cell table:formula="of:=MEDIAN([.$J141];[.$W141])" office:value-type="float"/>
          <table:table-cell table:formula="of:=MEDIAN([.$K141];[.$X141];[.$AJ141])" office:value-type="float"/>
          <table:table-cell table:formula="of:=MEDIAN([.$L141];[.$Y141];[.$AK141])" office:value-type="float"/>
          <table:table-cell table:formula="of:=MEDIAN([.$M141];[.$Z141];[.$AL141])" office:value-type="float"/>
          <table:table-cell table:formula="of:=MEDIAN([.$N141];[.$AA141];[.$AM141])" office:value-type="float"/>
          <table:table-cell table:formula="of:=MAX([.$B141];[.$O141];[.$AB141])" office:value-type="float"/>
          <table:table-cell table:formula="of:=MAX([.$C141];[.$P141];[.$AC141])" office:value-type="float"/>
          <table:table-cell table:formula="of:=MAX([.$D141];[.$Q141];[.$AD141])" office:value-type="float"/>
          <table:table-cell table:formula="of:=MAX([.$E141];[.$R141];[.$AE141])" office:value-type="float"/>
          <table:table-cell table:formula="of:=MAX([.$F141];[.$S141];[.$AF141])" office:value-type="float"/>
          <table:table-cell table:formula="of:=MAX([.$G141];[.$T141];[.$AG141])" office:value-type="float"/>
          <table:table-cell table:formula="of:=MAX([.$H141];[.$U141];[.$AH141])" office:value-type="float"/>
          <table:table-cell table:formula="of:=MAX([.$I141];[.$V141];[.$AI141])" office:value-type="float"/>
          <table:table-cell table:formula="of:=MAX([.$J141];[.$W141])" office:value-type="float"/>
          <table:table-cell table:formula="of:=MAX([.$K141];[.$X141];[.$AJ141])" office:value-type="float"/>
          <table:table-cell table:formula="of:=MAX([.$L141];[.$Y141];[.$AK141])" office:value-type="float"/>
          <table:table-cell table:formula="of:=MAX([.$M141];[.$Z141];[.$AL141])" office:value-type="float"/>
          <table:table-cell table:formula="of:=MAX([.$N141];[.$AA141];[.$AM141])" office:value-type="float"/>
        </table:table-row>
        <table:table-row table:style-name="ro1">
          <table:table-cell office:value-type="string">
            <text:p>BLOCKS.BLOCKS-11-0.asp/27</text:p>
          </table:table-cell>
          <table:table-cell office:value-type="float" office:value="264.707"/>
          <table:table-cell office:value-type="float" office:value="264.618"/>
          <table:table-cell office:value-type="float" office:value="263.74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379644.0"/>
          <table:table-cell office:value-type="float" office:value="549991.0"/>
          <table:table-cell office:value-type="float" office:value="549991.0"/>
          <table:table-cell office:value-type="float" office:value="71636.0"/>
          <table:table-cell office:value-type="float" office:value="50736.0"/>
          <table:table-cell office:value-type="float" office:value="0.0"/>
          <table:table-cell office:value-type="float" office:value="0.0"/>
          <table:table-cell office:value-type="float" office:value="271.703"/>
          <table:table-cell office:value-type="float" office:value="271.61"/>
          <table:table-cell office:value-type="float" office:value="270.59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379644.0"/>
          <table:table-cell office:value-type="float" office:value="549991.0"/>
          <table:table-cell office:value-type="float" office:value="549991.0"/>
          <table:table-cell office:value-type="float" office:value="71636.0"/>
          <table:table-cell office:value-type="float" office:value="50736.0"/>
          <table:table-cell office:value-type="float" office:value="0.0"/>
          <table:table-cell office:value-type="float" office:value="0.0"/>
          <table:table-cell office:value-type="float" office:value="18.2413"/>
          <table:table-cell office:value-type="float" office:value="18.182"/>
          <table:table-cell office:value-type="float" office:value="17.4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55397.0"/>
          <table:table-cell office:value-type="float" office:value="70525.0"/>
          <table:table-cell office:value-type="float" office:value="71636.0"/>
          <table:table-cell office:value-type="float" office:value="50736.0"/>
          <table:table-cell office:value-type="float" office:value="0.0"/>
          <table:table-cell office:value-type="float" office:value="0.0"/>
          <table:table-cell table:formula="of:=MIN([.$B142];[.$O142];[.$AB142])" office:value-type="float"/>
          <table:table-cell table:formula="of:=MIN([.$C142];[.$P142];[.$AC142])" office:value-type="float"/>
          <table:table-cell table:formula="of:=MIN([.$D142];[.$Q142];[.$AD142])" office:value-type="float"/>
          <table:table-cell table:formula="of:=MIN([.$E142];[.$R142];[.$AE142])" office:value-type="float"/>
          <table:table-cell table:formula="of:=MIN([.$F142];[.$S142];[.$AF142])" office:value-type="float"/>
          <table:table-cell table:formula="of:=MIN([.$G142];[.$T142];[.$AG142])" office:value-type="float"/>
          <table:table-cell table:formula="of:=MIN([.$H142];[.$U142];[.$AH142])" office:value-type="float"/>
          <table:table-cell table:formula="of:=MIN([.$I142];[.$V142];[.$AI142])" office:value-type="float"/>
          <table:table-cell table:formula="of:=MIN([.$J142];[.$W142])" office:value-type="float"/>
          <table:table-cell table:formula="of:=MIN([.$K142];[.$X142];[.$AJ142])" office:value-type="float"/>
          <table:table-cell table:formula="of:=MIN([.$L142];[.$Y142];[.$AK142])" office:value-type="float"/>
          <table:table-cell table:formula="of:=MIN([.$M142];[.$Z142];[.$AL142])" office:value-type="float"/>
          <table:table-cell table:formula="of:=MIN([.$N142];[.$AA142];[.$AM142])" office:value-type="float"/>
          <table:table-cell table:formula="of:=MEDIAN([.$B142];[.$O142];[.$AB142])" office:value-type="float"/>
          <table:table-cell table:formula="of:=MEDIAN([.$C142];[.$P142];[.$AC142])" office:value-type="float"/>
          <table:table-cell table:formula="of:=MEDIAN([.$D142];[.$Q142];[.$AD142])" office:value-type="float"/>
          <table:table-cell table:formula="of:=MEDIAN([.$E142];[.$R142];[.$AE142])" office:value-type="float"/>
          <table:table-cell table:formula="of:=MEDIAN([.$F142];[.$S142];[.$AF142])" office:value-type="float"/>
          <table:table-cell table:formula="of:=MEDIAN([.$G142];[.$T142];[.$AG142])" office:value-type="float"/>
          <table:table-cell table:formula="of:=MEDIAN([.$H142];[.$U142];[.$AH142])" office:value-type="float"/>
          <table:table-cell table:formula="of:=MEDIAN([.$I142];[.$V142];[.$AI142])" office:value-type="float"/>
          <table:table-cell table:formula="of:=MEDIAN([.$J142];[.$W142])" office:value-type="float"/>
          <table:table-cell table:formula="of:=MEDIAN([.$K142];[.$X142];[.$AJ142])" office:value-type="float"/>
          <table:table-cell table:formula="of:=MEDIAN([.$L142];[.$Y142];[.$AK142])" office:value-type="float"/>
          <table:table-cell table:formula="of:=MEDIAN([.$M142];[.$Z142];[.$AL142])" office:value-type="float"/>
          <table:table-cell table:formula="of:=MEDIAN([.$N142];[.$AA142];[.$AM142])" office:value-type="float"/>
          <table:table-cell table:formula="of:=MAX([.$B142];[.$O142];[.$AB142])" office:value-type="float"/>
          <table:table-cell table:formula="of:=MAX([.$C142];[.$P142];[.$AC142])" office:value-type="float"/>
          <table:table-cell table:formula="of:=MAX([.$D142];[.$Q142];[.$AD142])" office:value-type="float"/>
          <table:table-cell table:formula="of:=MAX([.$E142];[.$R142];[.$AE142])" office:value-type="float"/>
          <table:table-cell table:formula="of:=MAX([.$F142];[.$S142];[.$AF142])" office:value-type="float"/>
          <table:table-cell table:formula="of:=MAX([.$G142];[.$T142];[.$AG142])" office:value-type="float"/>
          <table:table-cell table:formula="of:=MAX([.$H142];[.$U142];[.$AH142])" office:value-type="float"/>
          <table:table-cell table:formula="of:=MAX([.$I142];[.$V142];[.$AI142])" office:value-type="float"/>
          <table:table-cell table:formula="of:=MAX([.$J142];[.$W142])" office:value-type="float"/>
          <table:table-cell table:formula="of:=MAX([.$K142];[.$X142];[.$AJ142])" office:value-type="float"/>
          <table:table-cell table:formula="of:=MAX([.$L142];[.$Y142];[.$AK142])" office:value-type="float"/>
          <table:table-cell table:formula="of:=MAX([.$M142];[.$Z142];[.$AL142])" office:value-type="float"/>
          <table:table-cell table:formula="of:=MAX([.$N142];[.$AA142];[.$AM142])" office:value-type="float"/>
        </table:table-row>
        <table:table-row table:style-name="ro1">
          <table:table-cell office:value-type="string">
            <text:p>BLOCKS.BLOCKS-11-0.asp/28</text:p>
          </table:table-cell>
          <table:table-cell office:value-type="float" office:value="300.0"/>
          <table:table-cell office:value-type="float" office:value="299.997"/>
          <table:table-cell office:value-type="float" office:value="298.99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00521.0"/>
          <table:table-cell office:value-type="float" office:value="609724.0"/>
          <table:table-cell office:value-type="float" office:value="609724.0"/>
          <table:table-cell office:value-type="float" office:value="74248.0"/>
          <table:table-cell office:value-type="float" office:value="5292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8.97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96849.0"/>
          <table:table-cell office:value-type="float" office:value="604198.0"/>
          <table:table-cell office:value-type="float" office:value="604198.0"/>
          <table:table-cell office:value-type="float" office:value="74248.0"/>
          <table:table-cell office:value-type="float" office:value="52929.0"/>
          <table:table-cell office:value-type="float" office:value="0.0"/>
          <table:table-cell office:value-type="float" office:value="0.0"/>
          <table:table-cell office:value-type="float" office:value="232.711"/>
          <table:table-cell office:value-type="float" office:value="232.631"/>
          <table:table-cell office:value-type="float" office:value="231.87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466119.0"/>
          <table:table-cell office:value-type="float" office:value="533665.0"/>
          <table:table-cell office:value-type="float" office:value="74248.0"/>
          <table:table-cell office:value-type="float" office:value="52929.0"/>
          <table:table-cell office:value-type="float" office:value="0.0"/>
          <table:table-cell office:value-type="float" office:value="0.0"/>
          <table:table-cell table:formula="of:=MIN([.$B143];[.$O143];[.$AB143])" office:value-type="float"/>
          <table:table-cell table:formula="of:=MIN([.$C143];[.$P143];[.$AC143])" office:value-type="float"/>
          <table:table-cell table:formula="of:=MIN([.$D143];[.$Q143];[.$AD143])" office:value-type="float"/>
          <table:table-cell table:formula="of:=MIN([.$E143];[.$R143];[.$AE143])" office:value-type="float"/>
          <table:table-cell table:formula="of:=MIN([.$F143];[.$S143];[.$AF143])" office:value-type="float"/>
          <table:table-cell table:formula="of:=MIN([.$G143];[.$T143];[.$AG143])" office:value-type="float"/>
          <table:table-cell table:formula="of:=MIN([.$H143];[.$U143];[.$AH143])" office:value-type="float"/>
          <table:table-cell table:formula="of:=MIN([.$I143];[.$V143];[.$AI143])" office:value-type="float"/>
          <table:table-cell table:formula="of:=MIN([.$J143];[.$W143])" office:value-type="float"/>
          <table:table-cell table:formula="of:=MIN([.$K143];[.$X143];[.$AJ143])" office:value-type="float"/>
          <table:table-cell table:formula="of:=MIN([.$L143];[.$Y143];[.$AK143])" office:value-type="float"/>
          <table:table-cell table:formula="of:=MIN([.$M143];[.$Z143];[.$AL143])" office:value-type="float"/>
          <table:table-cell table:formula="of:=MIN([.$N143];[.$AA143];[.$AM143])" office:value-type="float"/>
          <table:table-cell table:formula="of:=MEDIAN([.$B143];[.$O143];[.$AB143])" office:value-type="float"/>
          <table:table-cell table:formula="of:=MEDIAN([.$C143];[.$P143];[.$AC143])" office:value-type="float"/>
          <table:table-cell table:formula="of:=MEDIAN([.$D143];[.$Q143];[.$AD143])" office:value-type="float"/>
          <table:table-cell table:formula="of:=MEDIAN([.$E143];[.$R143];[.$AE143])" office:value-type="float"/>
          <table:table-cell table:formula="of:=MEDIAN([.$F143];[.$S143];[.$AF143])" office:value-type="float"/>
          <table:table-cell table:formula="of:=MEDIAN([.$G143];[.$T143];[.$AG143])" office:value-type="float"/>
          <table:table-cell table:formula="of:=MEDIAN([.$H143];[.$U143];[.$AH143])" office:value-type="float"/>
          <table:table-cell table:formula="of:=MEDIAN([.$I143];[.$V143];[.$AI143])" office:value-type="float"/>
          <table:table-cell table:formula="of:=MEDIAN([.$J143];[.$W143])" office:value-type="float"/>
          <table:table-cell table:formula="of:=MEDIAN([.$K143];[.$X143];[.$AJ143])" office:value-type="float"/>
          <table:table-cell table:formula="of:=MEDIAN([.$L143];[.$Y143];[.$AK143])" office:value-type="float"/>
          <table:table-cell table:formula="of:=MEDIAN([.$M143];[.$Z143];[.$AL143])" office:value-type="float"/>
          <table:table-cell table:formula="of:=MEDIAN([.$N143];[.$AA143];[.$AM143])" office:value-type="float"/>
          <table:table-cell table:formula="of:=MAX([.$B143];[.$O143];[.$AB143])" office:value-type="float"/>
          <table:table-cell table:formula="of:=MAX([.$C143];[.$P143];[.$AC143])" office:value-type="float"/>
          <table:table-cell table:formula="of:=MAX([.$D143];[.$Q143];[.$AD143])" office:value-type="float"/>
          <table:table-cell table:formula="of:=MAX([.$E143];[.$R143];[.$AE143])" office:value-type="float"/>
          <table:table-cell table:formula="of:=MAX([.$F143];[.$S143];[.$AF143])" office:value-type="float"/>
          <table:table-cell table:formula="of:=MAX([.$G143];[.$T143];[.$AG143])" office:value-type="float"/>
          <table:table-cell table:formula="of:=MAX([.$H143];[.$U143];[.$AH143])" office:value-type="float"/>
          <table:table-cell table:formula="of:=MAX([.$I143];[.$V143];[.$AI143])" office:value-type="float"/>
          <table:table-cell table:formula="of:=MAX([.$J143];[.$W143])" office:value-type="float"/>
          <table:table-cell table:formula="of:=MAX([.$K143];[.$X143];[.$AJ143])" office:value-type="float"/>
          <table:table-cell table:formula="of:=MAX([.$L143];[.$Y143];[.$AK143])" office:value-type="float"/>
          <table:table-cell table:formula="of:=MAX([.$M143];[.$Z143];[.$AL143])" office:value-type="float"/>
          <table:table-cell table:formula="of:=MAX([.$N143];[.$AA143];[.$AM143])" office:value-type="float"/>
        </table:table-row>
        <table:table-row table:style-name="ro1">
          <table:table-cell office:value-type="string">
            <text:p>BLOCKS.BLOCKS-11-0.asp/29</text:p>
          </table:table-cell>
          <table:table-cell office:value-type="float" office:value="300.0"/>
          <table:table-cell office:value-type="float" office:value="299.974"/>
          <table:table-cell office:value-type="float" office:value="298.89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68464.0"/>
          <table:table-cell office:value-type="float" office:value="555762.0"/>
          <table:table-cell office:value-type="float" office:value="555762.0"/>
          <table:table-cell office:value-type="float" office:value="76860.0"/>
          <table:table-cell office:value-type="float" office:value="5512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79"/>
          <table:table-cell office:value-type="float" office:value="299.0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72762.0"/>
          <table:table-cell office:value-type="float" office:value="561480.0"/>
          <table:table-cell office:value-type="float" office:value="561480.0"/>
          <table:table-cell office:value-type="float" office:value="76860.0"/>
          <table:table-cell office:value-type="float" office:value="55122.0"/>
          <table:table-cell office:value-type="float" office:value="0.0"/>
          <table:table-cell office:value-type="float" office:value="0.0"/>
          <table:table-cell office:value-type="float" office:value="109.511"/>
          <table:table-cell office:value-type="float" office:value="109.446"/>
          <table:table-cell office:value-type="float" office:value="108.66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291553.0"/>
          <table:table-cell office:value-type="float" office:value="346790.0"/>
          <table:table-cell office:value-type="float" office:value="76860.0"/>
          <table:table-cell office:value-type="float" office:value="55122.0"/>
          <table:table-cell office:value-type="float" office:value="0.0"/>
          <table:table-cell office:value-type="float" office:value="0.0"/>
          <table:table-cell table:formula="of:=MIN([.$B144];[.$O144];[.$AB144])" office:value-type="float"/>
          <table:table-cell table:formula="of:=MIN([.$C144];[.$P144];[.$AC144])" office:value-type="float"/>
          <table:table-cell table:formula="of:=MIN([.$D144];[.$Q144];[.$AD144])" office:value-type="float"/>
          <table:table-cell table:formula="of:=MIN([.$E144];[.$R144];[.$AE144])" office:value-type="float"/>
          <table:table-cell table:formula="of:=MIN([.$F144];[.$S144];[.$AF144])" office:value-type="float"/>
          <table:table-cell table:formula="of:=MIN([.$G144];[.$T144];[.$AG144])" office:value-type="float"/>
          <table:table-cell table:formula="of:=MIN([.$H144];[.$U144];[.$AH144])" office:value-type="float"/>
          <table:table-cell table:formula="of:=MIN([.$I144];[.$V144];[.$AI144])" office:value-type="float"/>
          <table:table-cell table:formula="of:=MIN([.$J144];[.$W144])" office:value-type="float"/>
          <table:table-cell table:formula="of:=MIN([.$K144];[.$X144];[.$AJ144])" office:value-type="float"/>
          <table:table-cell table:formula="of:=MIN([.$L144];[.$Y144];[.$AK144])" office:value-type="float"/>
          <table:table-cell table:formula="of:=MIN([.$M144];[.$Z144];[.$AL144])" office:value-type="float"/>
          <table:table-cell table:formula="of:=MIN([.$N144];[.$AA144];[.$AM144])" office:value-type="float"/>
          <table:table-cell table:formula="of:=MEDIAN([.$B144];[.$O144];[.$AB144])" office:value-type="float"/>
          <table:table-cell table:formula="of:=MEDIAN([.$C144];[.$P144];[.$AC144])" office:value-type="float"/>
          <table:table-cell table:formula="of:=MEDIAN([.$D144];[.$Q144];[.$AD144])" office:value-type="float"/>
          <table:table-cell table:formula="of:=MEDIAN([.$E144];[.$R144];[.$AE144])" office:value-type="float"/>
          <table:table-cell table:formula="of:=MEDIAN([.$F144];[.$S144];[.$AF144])" office:value-type="float"/>
          <table:table-cell table:formula="of:=MEDIAN([.$G144];[.$T144];[.$AG144])" office:value-type="float"/>
          <table:table-cell table:formula="of:=MEDIAN([.$H144];[.$U144];[.$AH144])" office:value-type="float"/>
          <table:table-cell table:formula="of:=MEDIAN([.$I144];[.$V144];[.$AI144])" office:value-type="float"/>
          <table:table-cell table:formula="of:=MEDIAN([.$J144];[.$W144])" office:value-type="float"/>
          <table:table-cell table:formula="of:=MEDIAN([.$K144];[.$X144];[.$AJ144])" office:value-type="float"/>
          <table:table-cell table:formula="of:=MEDIAN([.$L144];[.$Y144];[.$AK144])" office:value-type="float"/>
          <table:table-cell table:formula="of:=MEDIAN([.$M144];[.$Z144];[.$AL144])" office:value-type="float"/>
          <table:table-cell table:formula="of:=MEDIAN([.$N144];[.$AA144];[.$AM144])" office:value-type="float"/>
          <table:table-cell table:formula="of:=MAX([.$B144];[.$O144];[.$AB144])" office:value-type="float"/>
          <table:table-cell table:formula="of:=MAX([.$C144];[.$P144];[.$AC144])" office:value-type="float"/>
          <table:table-cell table:formula="of:=MAX([.$D144];[.$Q144];[.$AD144])" office:value-type="float"/>
          <table:table-cell table:formula="of:=MAX([.$E144];[.$R144];[.$AE144])" office:value-type="float"/>
          <table:table-cell table:formula="of:=MAX([.$F144];[.$S144];[.$AF144])" office:value-type="float"/>
          <table:table-cell table:formula="of:=MAX([.$G144];[.$T144];[.$AG144])" office:value-type="float"/>
          <table:table-cell table:formula="of:=MAX([.$H144];[.$U144];[.$AH144])" office:value-type="float"/>
          <table:table-cell table:formula="of:=MAX([.$I144];[.$V144];[.$AI144])" office:value-type="float"/>
          <table:table-cell table:formula="of:=MAX([.$J144];[.$W144])" office:value-type="float"/>
          <table:table-cell table:formula="of:=MAX([.$K144];[.$X144];[.$AJ144])" office:value-type="float"/>
          <table:table-cell table:formula="of:=MAX([.$L144];[.$Y144];[.$AK144])" office:value-type="float"/>
          <table:table-cell table:formula="of:=MAX([.$M144];[.$Z144];[.$AL144])" office:value-type="float"/>
          <table:table-cell table:formula="of:=MAX([.$N144];[.$AA144];[.$AM144])" office:value-type="float"/>
        </table:table-row>
        <table:table-row table:style-name="ro1">
          <table:table-cell office:value-type="string">
            <text:p>BLOCKS.BLOCKS-11-0.asp/3</text:p>
          </table:table-cell>
          <table:table-cell office:value-type="float" office:value="0.160885"/>
          <table:table-cell office:value-type="float" office:value="0.1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948.0"/>
          <table:table-cell office:value-type="float" office:value="86.0"/>
          <table:table-cell office:value-type="float" office:value="0.0"/>
          <table:table-cell office:value-type="float" office:value="0.0"/>
          <table:table-cell office:value-type="float" office:value="0.161749"/>
          <table:table-cell office:value-type="float" office:value="0.1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948.0"/>
          <table:table-cell office:value-type="float" office:value="86.0"/>
          <table:table-cell office:value-type="float" office:value="0.0"/>
          <table:table-cell office:value-type="float" office:value="0.0"/>
          <table:table-cell office:value-type="float" office:value="0.130183"/>
          <table:table-cell office:value-type="float" office:value="0.0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8948.0"/>
          <table:table-cell office:value-type="float" office:value="86.0"/>
          <table:table-cell office:value-type="float" office:value="0.0"/>
          <table:table-cell office:value-type="float" office:value="0.0"/>
          <table:table-cell table:formula="of:=MIN([.$B145];[.$O145];[.$AB145])" office:value-type="float"/>
          <table:table-cell table:formula="of:=MIN([.$C145];[.$P145];[.$AC145])" office:value-type="float"/>
          <table:table-cell table:formula="of:=MIN([.$D145];[.$Q145];[.$AD145])" office:value-type="float"/>
          <table:table-cell table:formula="of:=MIN([.$E145];[.$R145];[.$AE145])" office:value-type="float"/>
          <table:table-cell table:formula="of:=MIN([.$F145];[.$S145];[.$AF145])" office:value-type="float"/>
          <table:table-cell table:formula="of:=MIN([.$G145];[.$T145];[.$AG145])" office:value-type="float"/>
          <table:table-cell table:formula="of:=MIN([.$H145];[.$U145];[.$AH145])" office:value-type="float"/>
          <table:table-cell table:formula="of:=MIN([.$I145];[.$V145];[.$AI145])" office:value-type="float"/>
          <table:table-cell table:formula="of:=MIN([.$J145];[.$W145])" office:value-type="float"/>
          <table:table-cell table:formula="of:=MIN([.$K145];[.$X145];[.$AJ145])" office:value-type="float"/>
          <table:table-cell table:formula="of:=MIN([.$L145];[.$Y145];[.$AK145])" office:value-type="float"/>
          <table:table-cell table:formula="of:=MIN([.$M145];[.$Z145];[.$AL145])" office:value-type="float"/>
          <table:table-cell table:formula="of:=MIN([.$N145];[.$AA145];[.$AM145])" office:value-type="float"/>
          <table:table-cell table:formula="of:=MEDIAN([.$B145];[.$O145];[.$AB145])" office:value-type="float"/>
          <table:table-cell table:formula="of:=MEDIAN([.$C145];[.$P145];[.$AC145])" office:value-type="float"/>
          <table:table-cell table:formula="of:=MEDIAN([.$D145];[.$Q145];[.$AD145])" office:value-type="float"/>
          <table:table-cell table:formula="of:=MEDIAN([.$E145];[.$R145];[.$AE145])" office:value-type="float"/>
          <table:table-cell table:formula="of:=MEDIAN([.$F145];[.$S145];[.$AF145])" office:value-type="float"/>
          <table:table-cell table:formula="of:=MEDIAN([.$G145];[.$T145];[.$AG145])" office:value-type="float"/>
          <table:table-cell table:formula="of:=MEDIAN([.$H145];[.$U145];[.$AH145])" office:value-type="float"/>
          <table:table-cell table:formula="of:=MEDIAN([.$I145];[.$V145];[.$AI145])" office:value-type="float"/>
          <table:table-cell table:formula="of:=MEDIAN([.$J145];[.$W145])" office:value-type="float"/>
          <table:table-cell table:formula="of:=MEDIAN([.$K145];[.$X145];[.$AJ145])" office:value-type="float"/>
          <table:table-cell table:formula="of:=MEDIAN([.$L145];[.$Y145];[.$AK145])" office:value-type="float"/>
          <table:table-cell table:formula="of:=MEDIAN([.$M145];[.$Z145];[.$AL145])" office:value-type="float"/>
          <table:table-cell table:formula="of:=MEDIAN([.$N145];[.$AA145];[.$AM145])" office:value-type="float"/>
          <table:table-cell table:formula="of:=MAX([.$B145];[.$O145];[.$AB145])" office:value-type="float"/>
          <table:table-cell table:formula="of:=MAX([.$C145];[.$P145];[.$AC145])" office:value-type="float"/>
          <table:table-cell table:formula="of:=MAX([.$D145];[.$Q145];[.$AD145])" office:value-type="float"/>
          <table:table-cell table:formula="of:=MAX([.$E145];[.$R145];[.$AE145])" office:value-type="float"/>
          <table:table-cell table:formula="of:=MAX([.$F145];[.$S145];[.$AF145])" office:value-type="float"/>
          <table:table-cell table:formula="of:=MAX([.$G145];[.$T145];[.$AG145])" office:value-type="float"/>
          <table:table-cell table:formula="of:=MAX([.$H145];[.$U145];[.$AH145])" office:value-type="float"/>
          <table:table-cell table:formula="of:=MAX([.$I145];[.$V145];[.$AI145])" office:value-type="float"/>
          <table:table-cell table:formula="of:=MAX([.$J145];[.$W145])" office:value-type="float"/>
          <table:table-cell table:formula="of:=MAX([.$K145];[.$X145];[.$AJ145])" office:value-type="float"/>
          <table:table-cell table:formula="of:=MAX([.$L145];[.$Y145];[.$AK145])" office:value-type="float"/>
          <table:table-cell table:formula="of:=MAX([.$M145];[.$Z145];[.$AL145])" office:value-type="float"/>
          <table:table-cell table:formula="of:=MAX([.$N145];[.$AA145];[.$AM145])" office:value-type="float"/>
        </table:table-row>
        <table:table-row table:style-name="ro1">
          <table:table-cell office:value-type="string">
            <text:p>BLOCKS.BLOCKS-11-0.asp/30</text:p>
          </table:table-cell>
          <table:table-cell office:value-type="float" office:value="300.0"/>
          <table:table-cell office:value-type="float" office:value="299.984"/>
          <table:table-cell office:value-type="float" office:value="298.99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66112.0"/>
          <table:table-cell office:value-type="float" office:value="534747.0"/>
          <table:table-cell office:value-type="float" office:value="534747.0"/>
          <table:table-cell office:value-type="float" office:value="79472.0"/>
          <table:table-cell office:value-type="float" office:value="5731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8.99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67075.0"/>
          <table:table-cell office:value-type="float" office:value="536078.0"/>
          <table:table-cell office:value-type="float" office:value="536078.0"/>
          <table:table-cell office:value-type="float" office:value="79472.0"/>
          <table:table-cell office:value-type="float" office:value="5731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9.17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03537.0"/>
          <table:table-cell office:value-type="float" office:value="815368.0"/>
          <table:table-cell office:value-type="float" office:value="79472.0"/>
          <table:table-cell office:value-type="float" office:value="57315.0"/>
          <table:table-cell office:value-type="float" office:value="0.0"/>
          <table:table-cell office:value-type="float" office:value="0.0"/>
          <table:table-cell table:formula="of:=MIN([.$B146];[.$O146];[.$AB146])" office:value-type="float"/>
          <table:table-cell table:formula="of:=MIN([.$C146];[.$P146];[.$AC146])" office:value-type="float"/>
          <table:table-cell table:formula="of:=MIN([.$D146];[.$Q146];[.$AD146])" office:value-type="float"/>
          <table:table-cell table:formula="of:=MIN([.$E146];[.$R146];[.$AE146])" office:value-type="float"/>
          <table:table-cell table:formula="of:=MIN([.$F146];[.$S146];[.$AF146])" office:value-type="float"/>
          <table:table-cell table:formula="of:=MIN([.$G146];[.$T146];[.$AG146])" office:value-type="float"/>
          <table:table-cell table:formula="of:=MIN([.$H146];[.$U146];[.$AH146])" office:value-type="float"/>
          <table:table-cell table:formula="of:=MIN([.$I146];[.$V146];[.$AI146])" office:value-type="float"/>
          <table:table-cell table:formula="of:=MIN([.$J146];[.$W146])" office:value-type="float"/>
          <table:table-cell table:formula="of:=MIN([.$K146];[.$X146];[.$AJ146])" office:value-type="float"/>
          <table:table-cell table:formula="of:=MIN([.$L146];[.$Y146];[.$AK146])" office:value-type="float"/>
          <table:table-cell table:formula="of:=MIN([.$M146];[.$Z146];[.$AL146])" office:value-type="float"/>
          <table:table-cell table:formula="of:=MIN([.$N146];[.$AA146];[.$AM146])" office:value-type="float"/>
          <table:table-cell table:formula="of:=MEDIAN([.$B146];[.$O146];[.$AB146])" office:value-type="float"/>
          <table:table-cell table:formula="of:=MEDIAN([.$C146];[.$P146];[.$AC146])" office:value-type="float"/>
          <table:table-cell table:formula="of:=MEDIAN([.$D146];[.$Q146];[.$AD146])" office:value-type="float"/>
          <table:table-cell table:formula="of:=MEDIAN([.$E146];[.$R146];[.$AE146])" office:value-type="float"/>
          <table:table-cell table:formula="of:=MEDIAN([.$F146];[.$S146];[.$AF146])" office:value-type="float"/>
          <table:table-cell table:formula="of:=MEDIAN([.$G146];[.$T146];[.$AG146])" office:value-type="float"/>
          <table:table-cell table:formula="of:=MEDIAN([.$H146];[.$U146];[.$AH146])" office:value-type="float"/>
          <table:table-cell table:formula="of:=MEDIAN([.$I146];[.$V146];[.$AI146])" office:value-type="float"/>
          <table:table-cell table:formula="of:=MEDIAN([.$J146];[.$W146])" office:value-type="float"/>
          <table:table-cell table:formula="of:=MEDIAN([.$K146];[.$X146];[.$AJ146])" office:value-type="float"/>
          <table:table-cell table:formula="of:=MEDIAN([.$L146];[.$Y146];[.$AK146])" office:value-type="float"/>
          <table:table-cell table:formula="of:=MEDIAN([.$M146];[.$Z146];[.$AL146])" office:value-type="float"/>
          <table:table-cell table:formula="of:=MEDIAN([.$N146];[.$AA146];[.$AM146])" office:value-type="float"/>
          <table:table-cell table:formula="of:=MAX([.$B146];[.$O146];[.$AB146])" office:value-type="float"/>
          <table:table-cell table:formula="of:=MAX([.$C146];[.$P146];[.$AC146])" office:value-type="float"/>
          <table:table-cell table:formula="of:=MAX([.$D146];[.$Q146];[.$AD146])" office:value-type="float"/>
          <table:table-cell table:formula="of:=MAX([.$E146];[.$R146];[.$AE146])" office:value-type="float"/>
          <table:table-cell table:formula="of:=MAX([.$F146];[.$S146];[.$AF146])" office:value-type="float"/>
          <table:table-cell table:formula="of:=MAX([.$G146];[.$T146];[.$AG146])" office:value-type="float"/>
          <table:table-cell table:formula="of:=MAX([.$H146];[.$U146];[.$AH146])" office:value-type="float"/>
          <table:table-cell table:formula="of:=MAX([.$I146];[.$V146];[.$AI146])" office:value-type="float"/>
          <table:table-cell table:formula="of:=MAX([.$J146];[.$W146])" office:value-type="float"/>
          <table:table-cell table:formula="of:=MAX([.$K146];[.$X146];[.$AJ146])" office:value-type="float"/>
          <table:table-cell table:formula="of:=MAX([.$L146];[.$Y146];[.$AK146])" office:value-type="float"/>
          <table:table-cell table:formula="of:=MAX([.$M146];[.$Z146];[.$AL146])" office:value-type="float"/>
          <table:table-cell table:formula="of:=MAX([.$N146];[.$AA146];[.$AM146])" office:value-type="float"/>
        </table:table-row>
        <table:table-row table:style-name="ro1">
          <table:table-cell office:value-type="string">
            <text:p>BLOCKS.BLOCKS-11-0.asp/31</text:p>
          </table:table-cell>
          <table:table-cell office:value-type="float" office:value="300.0"/>
          <table:table-cell office:value-type="float" office:value="299.989"/>
          <table:table-cell office:value-type="float" office:value="298.97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62090.0"/>
          <table:table-cell office:value-type="float" office:value="557723.0"/>
          <table:table-cell office:value-type="float" office:value="557723.0"/>
          <table:table-cell office:value-type="float" office:value="82084.0"/>
          <table:table-cell office:value-type="float" office:value="5950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8.82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57298.0"/>
          <table:table-cell office:value-type="float" office:value="551407.0"/>
          <table:table-cell office:value-type="float" office:value="551407.0"/>
          <table:table-cell office:value-type="float" office:value="82084.0"/>
          <table:table-cell office:value-type="float" office:value="5950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"/>
          <table:table-cell office:value-type="float" office:value="299.15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41296.0"/>
          <table:table-cell office:value-type="float" office:value="631528.0"/>
          <table:table-cell office:value-type="float" office:value="82084.0"/>
          <table:table-cell office:value-type="float" office:value="59508.0"/>
          <table:table-cell office:value-type="float" office:value="0.0"/>
          <table:table-cell office:value-type="float" office:value="0.0"/>
          <table:table-cell table:formula="of:=MIN([.$B147];[.$O147];[.$AB147])" office:value-type="float"/>
          <table:table-cell table:formula="of:=MIN([.$C147];[.$P147];[.$AC147])" office:value-type="float"/>
          <table:table-cell table:formula="of:=MIN([.$D147];[.$Q147];[.$AD147])" office:value-type="float"/>
          <table:table-cell table:formula="of:=MIN([.$E147];[.$R147];[.$AE147])" office:value-type="float"/>
          <table:table-cell table:formula="of:=MIN([.$F147];[.$S147];[.$AF147])" office:value-type="float"/>
          <table:table-cell table:formula="of:=MIN([.$G147];[.$T147];[.$AG147])" office:value-type="float"/>
          <table:table-cell table:formula="of:=MIN([.$H147];[.$U147];[.$AH147])" office:value-type="float"/>
          <table:table-cell table:formula="of:=MIN([.$I147];[.$V147];[.$AI147])" office:value-type="float"/>
          <table:table-cell table:formula="of:=MIN([.$J147];[.$W147])" office:value-type="float"/>
          <table:table-cell table:formula="of:=MIN([.$K147];[.$X147];[.$AJ147])" office:value-type="float"/>
          <table:table-cell table:formula="of:=MIN([.$L147];[.$Y147];[.$AK147])" office:value-type="float"/>
          <table:table-cell table:formula="of:=MIN([.$M147];[.$Z147];[.$AL147])" office:value-type="float"/>
          <table:table-cell table:formula="of:=MIN([.$N147];[.$AA147];[.$AM147])" office:value-type="float"/>
          <table:table-cell table:formula="of:=MEDIAN([.$B147];[.$O147];[.$AB147])" office:value-type="float"/>
          <table:table-cell table:formula="of:=MEDIAN([.$C147];[.$P147];[.$AC147])" office:value-type="float"/>
          <table:table-cell table:formula="of:=MEDIAN([.$D147];[.$Q147];[.$AD147])" office:value-type="float"/>
          <table:table-cell table:formula="of:=MEDIAN([.$E147];[.$R147];[.$AE147])" office:value-type="float"/>
          <table:table-cell table:formula="of:=MEDIAN([.$F147];[.$S147];[.$AF147])" office:value-type="float"/>
          <table:table-cell table:formula="of:=MEDIAN([.$G147];[.$T147];[.$AG147])" office:value-type="float"/>
          <table:table-cell table:formula="of:=MEDIAN([.$H147];[.$U147];[.$AH147])" office:value-type="float"/>
          <table:table-cell table:formula="of:=MEDIAN([.$I147];[.$V147];[.$AI147])" office:value-type="float"/>
          <table:table-cell table:formula="of:=MEDIAN([.$J147];[.$W147])" office:value-type="float"/>
          <table:table-cell table:formula="of:=MEDIAN([.$K147];[.$X147];[.$AJ147])" office:value-type="float"/>
          <table:table-cell table:formula="of:=MEDIAN([.$L147];[.$Y147];[.$AK147])" office:value-type="float"/>
          <table:table-cell table:formula="of:=MEDIAN([.$M147];[.$Z147];[.$AL147])" office:value-type="float"/>
          <table:table-cell table:formula="of:=MEDIAN([.$N147];[.$AA147];[.$AM147])" office:value-type="float"/>
          <table:table-cell table:formula="of:=MAX([.$B147];[.$O147];[.$AB147])" office:value-type="float"/>
          <table:table-cell table:formula="of:=MAX([.$C147];[.$P147];[.$AC147])" office:value-type="float"/>
          <table:table-cell table:formula="of:=MAX([.$D147];[.$Q147];[.$AD147])" office:value-type="float"/>
          <table:table-cell table:formula="of:=MAX([.$E147];[.$R147];[.$AE147])" office:value-type="float"/>
          <table:table-cell table:formula="of:=MAX([.$F147];[.$S147];[.$AF147])" office:value-type="float"/>
          <table:table-cell table:formula="of:=MAX([.$G147];[.$T147];[.$AG147])" office:value-type="float"/>
          <table:table-cell table:formula="of:=MAX([.$H147];[.$U147];[.$AH147])" office:value-type="float"/>
          <table:table-cell table:formula="of:=MAX([.$I147];[.$V147];[.$AI147])" office:value-type="float"/>
          <table:table-cell table:formula="of:=MAX([.$J147];[.$W147])" office:value-type="float"/>
          <table:table-cell table:formula="of:=MAX([.$K147];[.$X147];[.$AJ147])" office:value-type="float"/>
          <table:table-cell table:formula="of:=MAX([.$L147];[.$Y147];[.$AK147])" office:value-type="float"/>
          <table:table-cell table:formula="of:=MAX([.$M147];[.$Z147];[.$AL147])" office:value-type="float"/>
          <table:table-cell table:formula="of:=MAX([.$N147];[.$AA147];[.$AM147])" office:value-type="float"/>
        </table:table-row>
        <table:table-row table:style-name="ro1">
          <table:table-cell office:value-type="string">
            <text:p>BLOCKS.BLOCKS-11-0.asp/32</text:p>
          </table:table-cell>
          <table:table-cell office:value-type="float" office:value="3.13928"/>
          <table:table-cell office:value-type="float" office:value="3.082"/>
          <table:table-cell office:value-type="float" office:value="1.97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6500.0"/>
          <table:table-cell office:value-type="float" office:value="25506.0"/>
          <table:table-cell office:value-type="float" office:value="25505.0"/>
          <table:table-cell office:value-type="float" office:value="84696.0"/>
          <table:table-cell office:value-type="float" office:value="61701.0"/>
          <table:table-cell office:value-type="float" office:value="0.0"/>
          <table:table-cell office:value-type="float" office:value="0.0"/>
          <table:table-cell office:value-type="float" office:value="3.15554"/>
          <table:table-cell office:value-type="float" office:value="3.094"/>
          <table:table-cell office:value-type="float" office:value="1.98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6500.0"/>
          <table:table-cell office:value-type="float" office:value="25506.0"/>
          <table:table-cell office:value-type="float" office:value="25505.0"/>
          <table:table-cell office:value-type="float" office:value="84696.0"/>
          <table:table-cell office:value-type="float" office:value="6170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1"/>
          <table:table-cell office:value-type="float" office:value="299.02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667674.0"/>
          <table:table-cell office:value-type="float" office:value="770255.0"/>
          <table:table-cell office:value-type="float" office:value="84696.0"/>
          <table:table-cell office:value-type="float" office:value="61701.0"/>
          <table:table-cell office:value-type="float" office:value="0.0"/>
          <table:table-cell office:value-type="float" office:value="0.0"/>
          <table:table-cell table:formula="of:=MIN([.$B148];[.$O148];[.$AB148])" office:value-type="float"/>
          <table:table-cell table:formula="of:=MIN([.$C148];[.$P148];[.$AC148])" office:value-type="float"/>
          <table:table-cell table:formula="of:=MIN([.$D148];[.$Q148];[.$AD148])" office:value-type="float"/>
          <table:table-cell table:formula="of:=MIN([.$E148];[.$R148];[.$AE148])" office:value-type="float"/>
          <table:table-cell table:formula="of:=MIN([.$F148];[.$S148];[.$AF148])" office:value-type="float"/>
          <table:table-cell table:formula="of:=MIN([.$G148];[.$T148];[.$AG148])" office:value-type="float"/>
          <table:table-cell table:formula="of:=MIN([.$H148];[.$U148];[.$AH148])" office:value-type="float"/>
          <table:table-cell table:formula="of:=MIN([.$I148];[.$V148];[.$AI148])" office:value-type="float"/>
          <table:table-cell table:formula="of:=MIN([.$J148];[.$W148])" office:value-type="float"/>
          <table:table-cell table:formula="of:=MIN([.$K148];[.$X148];[.$AJ148])" office:value-type="float"/>
          <table:table-cell table:formula="of:=MIN([.$L148];[.$Y148];[.$AK148])" office:value-type="float"/>
          <table:table-cell table:formula="of:=MIN([.$M148];[.$Z148];[.$AL148])" office:value-type="float"/>
          <table:table-cell table:formula="of:=MIN([.$N148];[.$AA148];[.$AM148])" office:value-type="float"/>
          <table:table-cell table:formula="of:=MEDIAN([.$B148];[.$O148];[.$AB148])" office:value-type="float"/>
          <table:table-cell table:formula="of:=MEDIAN([.$C148];[.$P148];[.$AC148])" office:value-type="float"/>
          <table:table-cell table:formula="of:=MEDIAN([.$D148];[.$Q148];[.$AD148])" office:value-type="float"/>
          <table:table-cell table:formula="of:=MEDIAN([.$E148];[.$R148];[.$AE148])" office:value-type="float"/>
          <table:table-cell table:formula="of:=MEDIAN([.$F148];[.$S148];[.$AF148])" office:value-type="float"/>
          <table:table-cell table:formula="of:=MEDIAN([.$G148];[.$T148];[.$AG148])" office:value-type="float"/>
          <table:table-cell table:formula="of:=MEDIAN([.$H148];[.$U148];[.$AH148])" office:value-type="float"/>
          <table:table-cell table:formula="of:=MEDIAN([.$I148];[.$V148];[.$AI148])" office:value-type="float"/>
          <table:table-cell table:formula="of:=MEDIAN([.$J148];[.$W148])" office:value-type="float"/>
          <table:table-cell table:formula="of:=MEDIAN([.$K148];[.$X148];[.$AJ148])" office:value-type="float"/>
          <table:table-cell table:formula="of:=MEDIAN([.$L148];[.$Y148];[.$AK148])" office:value-type="float"/>
          <table:table-cell table:formula="of:=MEDIAN([.$M148];[.$Z148];[.$AL148])" office:value-type="float"/>
          <table:table-cell table:formula="of:=MEDIAN([.$N148];[.$AA148];[.$AM148])" office:value-type="float"/>
          <table:table-cell table:formula="of:=MAX([.$B148];[.$O148];[.$AB148])" office:value-type="float"/>
          <table:table-cell table:formula="of:=MAX([.$C148];[.$P148];[.$AC148])" office:value-type="float"/>
          <table:table-cell table:formula="of:=MAX([.$D148];[.$Q148];[.$AD148])" office:value-type="float"/>
          <table:table-cell table:formula="of:=MAX([.$E148];[.$R148];[.$AE148])" office:value-type="float"/>
          <table:table-cell table:formula="of:=MAX([.$F148];[.$S148];[.$AF148])" office:value-type="float"/>
          <table:table-cell table:formula="of:=MAX([.$G148];[.$T148];[.$AG148])" office:value-type="float"/>
          <table:table-cell table:formula="of:=MAX([.$H148];[.$U148];[.$AH148])" office:value-type="float"/>
          <table:table-cell table:formula="of:=MAX([.$I148];[.$V148];[.$AI148])" office:value-type="float"/>
          <table:table-cell table:formula="of:=MAX([.$J148];[.$W148])" office:value-type="float"/>
          <table:table-cell table:formula="of:=MAX([.$K148];[.$X148];[.$AJ148])" office:value-type="float"/>
          <table:table-cell table:formula="of:=MAX([.$L148];[.$Y148];[.$AK148])" office:value-type="float"/>
          <table:table-cell table:formula="of:=MAX([.$M148];[.$Z148];[.$AL148])" office:value-type="float"/>
          <table:table-cell table:formula="of:=MAX([.$N148];[.$AA148];[.$AM148])" office:value-type="float"/>
        </table:table-row>
        <table:table-row table:style-name="ro1">
          <table:table-cell office:value-type="string">
            <text:p>BLOCKS.BLOCKS-11-0.asp/33</text:p>
          </table:table-cell>
          <table:table-cell office:value-type="float" office:value="300.0"/>
          <table:table-cell office:value-type="float" office:value="299.989"/>
          <table:table-cell office:value-type="float" office:value="298.73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59084.0"/>
          <table:table-cell office:value-type="float" office:value="611290.0"/>
          <table:table-cell office:value-type="float" office:value="611290.0"/>
          <table:table-cell office:value-type="float" office:value="87308.0"/>
          <table:table-cell office:value-type="float" office:value="6389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8.81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59058.0"/>
          <table:table-cell office:value-type="float" office:value="611257.0"/>
          <table:table-cell office:value-type="float" office:value="611257.0"/>
          <table:table-cell office:value-type="float" office:value="87308.0"/>
          <table:table-cell office:value-type="float" office:value="6389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"/>
          <table:table-cell office:value-type="float" office:value="298.97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32375.0"/>
          <table:table-cell office:value-type="float" office:value="627156.0"/>
          <table:table-cell office:value-type="float" office:value="87308.0"/>
          <table:table-cell office:value-type="float" office:value="63894.0"/>
          <table:table-cell office:value-type="float" office:value="0.0"/>
          <table:table-cell office:value-type="float" office:value="0.0"/>
          <table:table-cell table:formula="of:=MIN([.$B149];[.$O149];[.$AB149])" office:value-type="float"/>
          <table:table-cell table:formula="of:=MIN([.$C149];[.$P149];[.$AC149])" office:value-type="float"/>
          <table:table-cell table:formula="of:=MIN([.$D149];[.$Q149];[.$AD149])" office:value-type="float"/>
          <table:table-cell table:formula="of:=MIN([.$E149];[.$R149];[.$AE149])" office:value-type="float"/>
          <table:table-cell table:formula="of:=MIN([.$F149];[.$S149];[.$AF149])" office:value-type="float"/>
          <table:table-cell table:formula="of:=MIN([.$G149];[.$T149];[.$AG149])" office:value-type="float"/>
          <table:table-cell table:formula="of:=MIN([.$H149];[.$U149];[.$AH149])" office:value-type="float"/>
          <table:table-cell table:formula="of:=MIN([.$I149];[.$V149];[.$AI149])" office:value-type="float"/>
          <table:table-cell table:formula="of:=MIN([.$J149];[.$W149])" office:value-type="float"/>
          <table:table-cell table:formula="of:=MIN([.$K149];[.$X149];[.$AJ149])" office:value-type="float"/>
          <table:table-cell table:formula="of:=MIN([.$L149];[.$Y149];[.$AK149])" office:value-type="float"/>
          <table:table-cell table:formula="of:=MIN([.$M149];[.$Z149];[.$AL149])" office:value-type="float"/>
          <table:table-cell table:formula="of:=MIN([.$N149];[.$AA149];[.$AM149])" office:value-type="float"/>
          <table:table-cell table:formula="of:=MEDIAN([.$B149];[.$O149];[.$AB149])" office:value-type="float"/>
          <table:table-cell table:formula="of:=MEDIAN([.$C149];[.$P149];[.$AC149])" office:value-type="float"/>
          <table:table-cell table:formula="of:=MEDIAN([.$D149];[.$Q149];[.$AD149])" office:value-type="float"/>
          <table:table-cell table:formula="of:=MEDIAN([.$E149];[.$R149];[.$AE149])" office:value-type="float"/>
          <table:table-cell table:formula="of:=MEDIAN([.$F149];[.$S149];[.$AF149])" office:value-type="float"/>
          <table:table-cell table:formula="of:=MEDIAN([.$G149];[.$T149];[.$AG149])" office:value-type="float"/>
          <table:table-cell table:formula="of:=MEDIAN([.$H149];[.$U149];[.$AH149])" office:value-type="float"/>
          <table:table-cell table:formula="of:=MEDIAN([.$I149];[.$V149];[.$AI149])" office:value-type="float"/>
          <table:table-cell table:formula="of:=MEDIAN([.$J149];[.$W149])" office:value-type="float"/>
          <table:table-cell table:formula="of:=MEDIAN([.$K149];[.$X149];[.$AJ149])" office:value-type="float"/>
          <table:table-cell table:formula="of:=MEDIAN([.$L149];[.$Y149];[.$AK149])" office:value-type="float"/>
          <table:table-cell table:formula="of:=MEDIAN([.$M149];[.$Z149];[.$AL149])" office:value-type="float"/>
          <table:table-cell table:formula="of:=MEDIAN([.$N149];[.$AA149];[.$AM149])" office:value-type="float"/>
          <table:table-cell table:formula="of:=MAX([.$B149];[.$O149];[.$AB149])" office:value-type="float"/>
          <table:table-cell table:formula="of:=MAX([.$C149];[.$P149];[.$AC149])" office:value-type="float"/>
          <table:table-cell table:formula="of:=MAX([.$D149];[.$Q149];[.$AD149])" office:value-type="float"/>
          <table:table-cell table:formula="of:=MAX([.$E149];[.$R149];[.$AE149])" office:value-type="float"/>
          <table:table-cell table:formula="of:=MAX([.$F149];[.$S149];[.$AF149])" office:value-type="float"/>
          <table:table-cell table:formula="of:=MAX([.$G149];[.$T149];[.$AG149])" office:value-type="float"/>
          <table:table-cell table:formula="of:=MAX([.$H149];[.$U149];[.$AH149])" office:value-type="float"/>
          <table:table-cell table:formula="of:=MAX([.$I149];[.$V149];[.$AI149])" office:value-type="float"/>
          <table:table-cell table:formula="of:=MAX([.$J149];[.$W149])" office:value-type="float"/>
          <table:table-cell table:formula="of:=MAX([.$K149];[.$X149];[.$AJ149])" office:value-type="float"/>
          <table:table-cell table:formula="of:=MAX([.$L149];[.$Y149];[.$AK149])" office:value-type="float"/>
          <table:table-cell table:formula="of:=MAX([.$M149];[.$Z149];[.$AL149])" office:value-type="float"/>
          <table:table-cell table:formula="of:=MAX([.$N149];[.$AA149];[.$AM149])" office:value-type="float"/>
        </table:table-row>
        <table:table-row table:style-name="ro1">
          <table:table-cell office:value-type="string">
            <text:p>BLOCKS.BLOCKS-11-0.asp/34</text:p>
          </table:table-cell>
          <table:table-cell office:value-type="float" office:value="1.80534"/>
          <table:table-cell office:value-type="float" office:value="1.694"/>
          <table:table-cell office:value-type="float" office:value="0.54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552.0"/>
          <table:table-cell office:value-type="float" office:value="6542.0"/>
          <table:table-cell office:value-type="float" office:value="6541.0"/>
          <table:table-cell office:value-type="float" office:value="89920.0"/>
          <table:table-cell office:value-type="float" office:value="66087.0"/>
          <table:table-cell office:value-type="float" office:value="0.0"/>
          <table:table-cell office:value-type="float" office:value="0.0"/>
          <table:table-cell office:value-type="float" office:value="1.78693"/>
          <table:table-cell office:value-type="float" office:value="1.721"/>
          <table:table-cell office:value-type="float" office:value="0.55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552.0"/>
          <table:table-cell office:value-type="float" office:value="6542.0"/>
          <table:table-cell office:value-type="float" office:value="6541.0"/>
          <table:table-cell office:value-type="float" office:value="89920.0"/>
          <table:table-cell office:value-type="float" office:value="6608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8.92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20839.0"/>
          <table:table-cell office:value-type="float" office:value="712312.0"/>
          <table:table-cell office:value-type="float" office:value="89920.0"/>
          <table:table-cell office:value-type="float" office:value="66087.0"/>
          <table:table-cell office:value-type="float" office:value="0.0"/>
          <table:table-cell office:value-type="float" office:value="0.0"/>
          <table:table-cell table:formula="of:=MIN([.$B150];[.$O150];[.$AB150])" office:value-type="float"/>
          <table:table-cell table:formula="of:=MIN([.$C150];[.$P150];[.$AC150])" office:value-type="float"/>
          <table:table-cell table:formula="of:=MIN([.$D150];[.$Q150];[.$AD150])" office:value-type="float"/>
          <table:table-cell table:formula="of:=MIN([.$E150];[.$R150];[.$AE150])" office:value-type="float"/>
          <table:table-cell table:formula="of:=MIN([.$F150];[.$S150];[.$AF150])" office:value-type="float"/>
          <table:table-cell table:formula="of:=MIN([.$G150];[.$T150];[.$AG150])" office:value-type="float"/>
          <table:table-cell table:formula="of:=MIN([.$H150];[.$U150];[.$AH150])" office:value-type="float"/>
          <table:table-cell table:formula="of:=MIN([.$I150];[.$V150];[.$AI150])" office:value-type="float"/>
          <table:table-cell table:formula="of:=MIN([.$J150];[.$W150])" office:value-type="float"/>
          <table:table-cell table:formula="of:=MIN([.$K150];[.$X150];[.$AJ150])" office:value-type="float"/>
          <table:table-cell table:formula="of:=MIN([.$L150];[.$Y150];[.$AK150])" office:value-type="float"/>
          <table:table-cell table:formula="of:=MIN([.$M150];[.$Z150];[.$AL150])" office:value-type="float"/>
          <table:table-cell table:formula="of:=MIN([.$N150];[.$AA150];[.$AM150])" office:value-type="float"/>
          <table:table-cell table:formula="of:=MEDIAN([.$B150];[.$O150];[.$AB150])" office:value-type="float"/>
          <table:table-cell table:formula="of:=MEDIAN([.$C150];[.$P150];[.$AC150])" office:value-type="float"/>
          <table:table-cell table:formula="of:=MEDIAN([.$D150];[.$Q150];[.$AD150])" office:value-type="float"/>
          <table:table-cell table:formula="of:=MEDIAN([.$E150];[.$R150];[.$AE150])" office:value-type="float"/>
          <table:table-cell table:formula="of:=MEDIAN([.$F150];[.$S150];[.$AF150])" office:value-type="float"/>
          <table:table-cell table:formula="of:=MEDIAN([.$G150];[.$T150];[.$AG150])" office:value-type="float"/>
          <table:table-cell table:formula="of:=MEDIAN([.$H150];[.$U150];[.$AH150])" office:value-type="float"/>
          <table:table-cell table:formula="of:=MEDIAN([.$I150];[.$V150];[.$AI150])" office:value-type="float"/>
          <table:table-cell table:formula="of:=MEDIAN([.$J150];[.$W150])" office:value-type="float"/>
          <table:table-cell table:formula="of:=MEDIAN([.$K150];[.$X150];[.$AJ150])" office:value-type="float"/>
          <table:table-cell table:formula="of:=MEDIAN([.$L150];[.$Y150];[.$AK150])" office:value-type="float"/>
          <table:table-cell table:formula="of:=MEDIAN([.$M150];[.$Z150];[.$AL150])" office:value-type="float"/>
          <table:table-cell table:formula="of:=MEDIAN([.$N150];[.$AA150];[.$AM150])" office:value-type="float"/>
          <table:table-cell table:formula="of:=MAX([.$B150];[.$O150];[.$AB150])" office:value-type="float"/>
          <table:table-cell table:formula="of:=MAX([.$C150];[.$P150];[.$AC150])" office:value-type="float"/>
          <table:table-cell table:formula="of:=MAX([.$D150];[.$Q150];[.$AD150])" office:value-type="float"/>
          <table:table-cell table:formula="of:=MAX([.$E150];[.$R150];[.$AE150])" office:value-type="float"/>
          <table:table-cell table:formula="of:=MAX([.$F150];[.$S150];[.$AF150])" office:value-type="float"/>
          <table:table-cell table:formula="of:=MAX([.$G150];[.$T150];[.$AG150])" office:value-type="float"/>
          <table:table-cell table:formula="of:=MAX([.$H150];[.$U150];[.$AH150])" office:value-type="float"/>
          <table:table-cell table:formula="of:=MAX([.$I150];[.$V150];[.$AI150])" office:value-type="float"/>
          <table:table-cell table:formula="of:=MAX([.$J150];[.$W150])" office:value-type="float"/>
          <table:table-cell table:formula="of:=MAX([.$K150];[.$X150];[.$AJ150])" office:value-type="float"/>
          <table:table-cell table:formula="of:=MAX([.$L150];[.$Y150];[.$AK150])" office:value-type="float"/>
          <table:table-cell table:formula="of:=MAX([.$M150];[.$Z150];[.$AL150])" office:value-type="float"/>
          <table:table-cell table:formula="of:=MAX([.$N150];[.$AA150];[.$AM150])" office:value-type="float"/>
        </table:table-row>
        <table:table-row table:style-name="ro1">
          <table:table-cell office:value-type="string">
            <text:p>BLOCKS.BLOCKS-11-0.asp/35</text:p>
          </table:table-cell>
          <table:table-cell office:value-type="float" office:value="300.0"/>
          <table:table-cell office:value-type="float" office:value="299.99"/>
          <table:table-cell office:value-type="float" office:value="298.64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35352.0"/>
          <table:table-cell office:value-type="float" office:value="619704.0"/>
          <table:table-cell office:value-type="float" office:value="619704.0"/>
          <table:table-cell office:value-type="float" office:value="92532.0"/>
          <table:table-cell office:value-type="float" office:value="6828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4"/>
          <table:table-cell office:value-type="float" office:value="298.6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32490.0"/>
          <table:table-cell office:value-type="float" office:value="616000.0"/>
          <table:table-cell office:value-type="float" office:value="616000.0"/>
          <table:table-cell office:value-type="float" office:value="92532.0"/>
          <table:table-cell office:value-type="float" office:value="6828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8.87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07936.0"/>
          <table:table-cell office:value-type="float" office:value="598393.0"/>
          <table:table-cell office:value-type="float" office:value="92532.0"/>
          <table:table-cell office:value-type="float" office:value="68280.0"/>
          <table:table-cell office:value-type="float" office:value="0.0"/>
          <table:table-cell office:value-type="float" office:value="0.0"/>
          <table:table-cell table:formula="of:=MIN([.$B151];[.$O151];[.$AB151])" office:value-type="float"/>
          <table:table-cell table:formula="of:=MIN([.$C151];[.$P151];[.$AC151])" office:value-type="float"/>
          <table:table-cell table:formula="of:=MIN([.$D151];[.$Q151];[.$AD151])" office:value-type="float"/>
          <table:table-cell table:formula="of:=MIN([.$E151];[.$R151];[.$AE151])" office:value-type="float"/>
          <table:table-cell table:formula="of:=MIN([.$F151];[.$S151];[.$AF151])" office:value-type="float"/>
          <table:table-cell table:formula="of:=MIN([.$G151];[.$T151];[.$AG151])" office:value-type="float"/>
          <table:table-cell table:formula="of:=MIN([.$H151];[.$U151];[.$AH151])" office:value-type="float"/>
          <table:table-cell table:formula="of:=MIN([.$I151];[.$V151];[.$AI151])" office:value-type="float"/>
          <table:table-cell table:formula="of:=MIN([.$J151];[.$W151])" office:value-type="float"/>
          <table:table-cell table:formula="of:=MIN([.$K151];[.$X151];[.$AJ151])" office:value-type="float"/>
          <table:table-cell table:formula="of:=MIN([.$L151];[.$Y151];[.$AK151])" office:value-type="float"/>
          <table:table-cell table:formula="of:=MIN([.$M151];[.$Z151];[.$AL151])" office:value-type="float"/>
          <table:table-cell table:formula="of:=MIN([.$N151];[.$AA151];[.$AM151])" office:value-type="float"/>
          <table:table-cell table:formula="of:=MEDIAN([.$B151];[.$O151];[.$AB151])" office:value-type="float"/>
          <table:table-cell table:formula="of:=MEDIAN([.$C151];[.$P151];[.$AC151])" office:value-type="float"/>
          <table:table-cell table:formula="of:=MEDIAN([.$D151];[.$Q151];[.$AD151])" office:value-type="float"/>
          <table:table-cell table:formula="of:=MEDIAN([.$E151];[.$R151];[.$AE151])" office:value-type="float"/>
          <table:table-cell table:formula="of:=MEDIAN([.$F151];[.$S151];[.$AF151])" office:value-type="float"/>
          <table:table-cell table:formula="of:=MEDIAN([.$G151];[.$T151];[.$AG151])" office:value-type="float"/>
          <table:table-cell table:formula="of:=MEDIAN([.$H151];[.$U151];[.$AH151])" office:value-type="float"/>
          <table:table-cell table:formula="of:=MEDIAN([.$I151];[.$V151];[.$AI151])" office:value-type="float"/>
          <table:table-cell table:formula="of:=MEDIAN([.$J151];[.$W151])" office:value-type="float"/>
          <table:table-cell table:formula="of:=MEDIAN([.$K151];[.$X151];[.$AJ151])" office:value-type="float"/>
          <table:table-cell table:formula="of:=MEDIAN([.$L151];[.$Y151];[.$AK151])" office:value-type="float"/>
          <table:table-cell table:formula="of:=MEDIAN([.$M151];[.$Z151];[.$AL151])" office:value-type="float"/>
          <table:table-cell table:formula="of:=MEDIAN([.$N151];[.$AA151];[.$AM151])" office:value-type="float"/>
          <table:table-cell table:formula="of:=MAX([.$B151];[.$O151];[.$AB151])" office:value-type="float"/>
          <table:table-cell table:formula="of:=MAX([.$C151];[.$P151];[.$AC151])" office:value-type="float"/>
          <table:table-cell table:formula="of:=MAX([.$D151];[.$Q151];[.$AD151])" office:value-type="float"/>
          <table:table-cell table:formula="of:=MAX([.$E151];[.$R151];[.$AE151])" office:value-type="float"/>
          <table:table-cell table:formula="of:=MAX([.$F151];[.$S151];[.$AF151])" office:value-type="float"/>
          <table:table-cell table:formula="of:=MAX([.$G151];[.$T151];[.$AG151])" office:value-type="float"/>
          <table:table-cell table:formula="of:=MAX([.$H151];[.$U151];[.$AH151])" office:value-type="float"/>
          <table:table-cell table:formula="of:=MAX([.$I151];[.$V151];[.$AI151])" office:value-type="float"/>
          <table:table-cell table:formula="of:=MAX([.$J151];[.$W151])" office:value-type="float"/>
          <table:table-cell table:formula="of:=MAX([.$K151];[.$X151];[.$AJ151])" office:value-type="float"/>
          <table:table-cell table:formula="of:=MAX([.$L151];[.$Y151];[.$AK151])" office:value-type="float"/>
          <table:table-cell table:formula="of:=MAX([.$M151];[.$Z151];[.$AL151])" office:value-type="float"/>
          <table:table-cell table:formula="of:=MAX([.$N151];[.$AA151];[.$AM151])" office:value-type="float"/>
        </table:table-row>
        <table:table-row table:style-name="ro1">
          <table:table-cell office:value-type="string">
            <text:p>BLOCKS.BLOCKS-11-0.asp/36</text:p>
          </table:table-cell>
          <table:table-cell office:value-type="float" office:value="2.64457"/>
          <table:table-cell office:value-type="float" office:value="2.573"/>
          <table:table-cell office:value-type="float" office:value="1.33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3915.0"/>
          <table:table-cell office:value-type="float" office:value="16866.0"/>
          <table:table-cell office:value-type="float" office:value="16865.0"/>
          <table:table-cell office:value-type="float" office:value="95144.0"/>
          <table:table-cell office:value-type="float" office:value="70473.0"/>
          <table:table-cell office:value-type="float" office:value="0.0"/>
          <table:table-cell office:value-type="float" office:value="0.0"/>
          <table:table-cell office:value-type="float" office:value="2.59413"/>
          <table:table-cell office:value-type="float" office:value="2.528"/>
          <table:table-cell office:value-type="float" office:value="1.31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3915.0"/>
          <table:table-cell office:value-type="float" office:value="16866.0"/>
          <table:table-cell office:value-type="float" office:value="16865.0"/>
          <table:table-cell office:value-type="float" office:value="95144.0"/>
          <table:table-cell office:value-type="float" office:value="7047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"/>
          <table:table-cell office:value-type="float" office:value="298.98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30733.0"/>
          <table:table-cell office:value-type="float" office:value="606037.0"/>
          <table:table-cell office:value-type="float" office:value="95144.0"/>
          <table:table-cell office:value-type="float" office:value="70473.0"/>
          <table:table-cell office:value-type="float" office:value="0.0"/>
          <table:table-cell office:value-type="float" office:value="0.0"/>
          <table:table-cell table:formula="of:=MIN([.$B152];[.$O152];[.$AB152])" office:value-type="float"/>
          <table:table-cell table:formula="of:=MIN([.$C152];[.$P152];[.$AC152])" office:value-type="float"/>
          <table:table-cell table:formula="of:=MIN([.$D152];[.$Q152];[.$AD152])" office:value-type="float"/>
          <table:table-cell table:formula="of:=MIN([.$E152];[.$R152];[.$AE152])" office:value-type="float"/>
          <table:table-cell table:formula="of:=MIN([.$F152];[.$S152];[.$AF152])" office:value-type="float"/>
          <table:table-cell table:formula="of:=MIN([.$G152];[.$T152];[.$AG152])" office:value-type="float"/>
          <table:table-cell table:formula="of:=MIN([.$H152];[.$U152];[.$AH152])" office:value-type="float"/>
          <table:table-cell table:formula="of:=MIN([.$I152];[.$V152];[.$AI152])" office:value-type="float"/>
          <table:table-cell table:formula="of:=MIN([.$J152];[.$W152])" office:value-type="float"/>
          <table:table-cell table:formula="of:=MIN([.$K152];[.$X152];[.$AJ152])" office:value-type="float"/>
          <table:table-cell table:formula="of:=MIN([.$L152];[.$Y152];[.$AK152])" office:value-type="float"/>
          <table:table-cell table:formula="of:=MIN([.$M152];[.$Z152];[.$AL152])" office:value-type="float"/>
          <table:table-cell table:formula="of:=MIN([.$N152];[.$AA152];[.$AM152])" office:value-type="float"/>
          <table:table-cell table:formula="of:=MEDIAN([.$B152];[.$O152];[.$AB152])" office:value-type="float"/>
          <table:table-cell table:formula="of:=MEDIAN([.$C152];[.$P152];[.$AC152])" office:value-type="float"/>
          <table:table-cell table:formula="of:=MEDIAN([.$D152];[.$Q152];[.$AD152])" office:value-type="float"/>
          <table:table-cell table:formula="of:=MEDIAN([.$E152];[.$R152];[.$AE152])" office:value-type="float"/>
          <table:table-cell table:formula="of:=MEDIAN([.$F152];[.$S152];[.$AF152])" office:value-type="float"/>
          <table:table-cell table:formula="of:=MEDIAN([.$G152];[.$T152];[.$AG152])" office:value-type="float"/>
          <table:table-cell table:formula="of:=MEDIAN([.$H152];[.$U152];[.$AH152])" office:value-type="float"/>
          <table:table-cell table:formula="of:=MEDIAN([.$I152];[.$V152];[.$AI152])" office:value-type="float"/>
          <table:table-cell table:formula="of:=MEDIAN([.$J152];[.$W152])" office:value-type="float"/>
          <table:table-cell table:formula="of:=MEDIAN([.$K152];[.$X152];[.$AJ152])" office:value-type="float"/>
          <table:table-cell table:formula="of:=MEDIAN([.$L152];[.$Y152];[.$AK152])" office:value-type="float"/>
          <table:table-cell table:formula="of:=MEDIAN([.$M152];[.$Z152];[.$AL152])" office:value-type="float"/>
          <table:table-cell table:formula="of:=MEDIAN([.$N152];[.$AA152];[.$AM152])" office:value-type="float"/>
          <table:table-cell table:formula="of:=MAX([.$B152];[.$O152];[.$AB152])" office:value-type="float"/>
          <table:table-cell table:formula="of:=MAX([.$C152];[.$P152];[.$AC152])" office:value-type="float"/>
          <table:table-cell table:formula="of:=MAX([.$D152];[.$Q152];[.$AD152])" office:value-type="float"/>
          <table:table-cell table:formula="of:=MAX([.$E152];[.$R152];[.$AE152])" office:value-type="float"/>
          <table:table-cell table:formula="of:=MAX([.$F152];[.$S152];[.$AF152])" office:value-type="float"/>
          <table:table-cell table:formula="of:=MAX([.$G152];[.$T152];[.$AG152])" office:value-type="float"/>
          <table:table-cell table:formula="of:=MAX([.$H152];[.$U152];[.$AH152])" office:value-type="float"/>
          <table:table-cell table:formula="of:=MAX([.$I152];[.$V152];[.$AI152])" office:value-type="float"/>
          <table:table-cell table:formula="of:=MAX([.$J152];[.$W152])" office:value-type="float"/>
          <table:table-cell table:formula="of:=MAX([.$K152];[.$X152];[.$AJ152])" office:value-type="float"/>
          <table:table-cell table:formula="of:=MAX([.$L152];[.$Y152];[.$AK152])" office:value-type="float"/>
          <table:table-cell table:formula="of:=MAX([.$M152];[.$Z152];[.$AL152])" office:value-type="float"/>
          <table:table-cell table:formula="of:=MAX([.$N152];[.$AA152];[.$AM152])" office:value-type="float"/>
        </table:table-row>
        <table:table-row table:style-name="ro1">
          <table:table-cell office:value-type="string">
            <text:p>BLOCKS.BLOCKS-11-0.asp/37</text:p>
          </table:table-cell>
          <table:table-cell office:value-type="float" office:value="300.0"/>
          <table:table-cell office:value-type="float" office:value="299.994"/>
          <table:table-cell office:value-type="float" office:value="298.74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63332.0"/>
          <table:table-cell office:value-type="float" office:value="424157.0"/>
          <table:table-cell office:value-type="float" office:value="424157.0"/>
          <table:table-cell office:value-type="float" office:value="97756.0"/>
          <table:table-cell office:value-type="float" office:value="7266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8.75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68081.0"/>
          <table:table-cell office:value-type="float" office:value="430013.0"/>
          <table:table-cell office:value-type="float" office:value="430013.0"/>
          <table:table-cell office:value-type="float" office:value="97756.0"/>
          <table:table-cell office:value-type="float" office:value="7266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8.9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82617.0"/>
          <table:table-cell office:value-type="float" office:value="676211.0"/>
          <table:table-cell office:value-type="float" office:value="97756.0"/>
          <table:table-cell office:value-type="float" office:value="72666.0"/>
          <table:table-cell office:value-type="float" office:value="0.0"/>
          <table:table-cell office:value-type="float" office:value="0.0"/>
          <table:table-cell table:formula="of:=MIN([.$B153];[.$O153];[.$AB153])" office:value-type="float"/>
          <table:table-cell table:formula="of:=MIN([.$C153];[.$P153];[.$AC153])" office:value-type="float"/>
          <table:table-cell table:formula="of:=MIN([.$D153];[.$Q153];[.$AD153])" office:value-type="float"/>
          <table:table-cell table:formula="of:=MIN([.$E153];[.$R153];[.$AE153])" office:value-type="float"/>
          <table:table-cell table:formula="of:=MIN([.$F153];[.$S153];[.$AF153])" office:value-type="float"/>
          <table:table-cell table:formula="of:=MIN([.$G153];[.$T153];[.$AG153])" office:value-type="float"/>
          <table:table-cell table:formula="of:=MIN([.$H153];[.$U153];[.$AH153])" office:value-type="float"/>
          <table:table-cell table:formula="of:=MIN([.$I153];[.$V153];[.$AI153])" office:value-type="float"/>
          <table:table-cell table:formula="of:=MIN([.$J153];[.$W153])" office:value-type="float"/>
          <table:table-cell table:formula="of:=MIN([.$K153];[.$X153];[.$AJ153])" office:value-type="float"/>
          <table:table-cell table:formula="of:=MIN([.$L153];[.$Y153];[.$AK153])" office:value-type="float"/>
          <table:table-cell table:formula="of:=MIN([.$M153];[.$Z153];[.$AL153])" office:value-type="float"/>
          <table:table-cell table:formula="of:=MIN([.$N153];[.$AA153];[.$AM153])" office:value-type="float"/>
          <table:table-cell table:formula="of:=MEDIAN([.$B153];[.$O153];[.$AB153])" office:value-type="float"/>
          <table:table-cell table:formula="of:=MEDIAN([.$C153];[.$P153];[.$AC153])" office:value-type="float"/>
          <table:table-cell table:formula="of:=MEDIAN([.$D153];[.$Q153];[.$AD153])" office:value-type="float"/>
          <table:table-cell table:formula="of:=MEDIAN([.$E153];[.$R153];[.$AE153])" office:value-type="float"/>
          <table:table-cell table:formula="of:=MEDIAN([.$F153];[.$S153];[.$AF153])" office:value-type="float"/>
          <table:table-cell table:formula="of:=MEDIAN([.$G153];[.$T153];[.$AG153])" office:value-type="float"/>
          <table:table-cell table:formula="of:=MEDIAN([.$H153];[.$U153];[.$AH153])" office:value-type="float"/>
          <table:table-cell table:formula="of:=MEDIAN([.$I153];[.$V153];[.$AI153])" office:value-type="float"/>
          <table:table-cell table:formula="of:=MEDIAN([.$J153];[.$W153])" office:value-type="float"/>
          <table:table-cell table:formula="of:=MEDIAN([.$K153];[.$X153];[.$AJ153])" office:value-type="float"/>
          <table:table-cell table:formula="of:=MEDIAN([.$L153];[.$Y153];[.$AK153])" office:value-type="float"/>
          <table:table-cell table:formula="of:=MEDIAN([.$M153];[.$Z153];[.$AL153])" office:value-type="float"/>
          <table:table-cell table:formula="of:=MEDIAN([.$N153];[.$AA153];[.$AM153])" office:value-type="float"/>
          <table:table-cell table:formula="of:=MAX([.$B153];[.$O153];[.$AB153])" office:value-type="float"/>
          <table:table-cell table:formula="of:=MAX([.$C153];[.$P153];[.$AC153])" office:value-type="float"/>
          <table:table-cell table:formula="of:=MAX([.$D153];[.$Q153];[.$AD153])" office:value-type="float"/>
          <table:table-cell table:formula="of:=MAX([.$E153];[.$R153];[.$AE153])" office:value-type="float"/>
          <table:table-cell table:formula="of:=MAX([.$F153];[.$S153];[.$AF153])" office:value-type="float"/>
          <table:table-cell table:formula="of:=MAX([.$G153];[.$T153];[.$AG153])" office:value-type="float"/>
          <table:table-cell table:formula="of:=MAX([.$H153];[.$U153];[.$AH153])" office:value-type="float"/>
          <table:table-cell table:formula="of:=MAX([.$I153];[.$V153];[.$AI153])" office:value-type="float"/>
          <table:table-cell table:formula="of:=MAX([.$J153];[.$W153])" office:value-type="float"/>
          <table:table-cell table:formula="of:=MAX([.$K153];[.$X153];[.$AJ153])" office:value-type="float"/>
          <table:table-cell table:formula="of:=MAX([.$L153];[.$Y153];[.$AK153])" office:value-type="float"/>
          <table:table-cell table:formula="of:=MAX([.$M153];[.$Z153];[.$AL153])" office:value-type="float"/>
          <table:table-cell table:formula="of:=MAX([.$N153];[.$AA153];[.$AM153])" office:value-type="float"/>
        </table:table-row>
        <table:table-row table:style-name="ro1">
          <table:table-cell office:value-type="string">
            <text:p>BLOCKS.BLOCKS-11-0.asp/38</text:p>
          </table:table-cell>
          <table:table-cell office:value-type="float" office:value="1.77005"/>
          <table:table-cell office:value-type="float" office:value="1.707"/>
          <table:table-cell office:value-type="float" office:value="0.43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091.0"/>
          <table:table-cell office:value-type="float" office:value="6885.0"/>
          <table:table-cell office:value-type="float" office:value="6884.0"/>
          <table:table-cell office:value-type="float" office:value="100368.0"/>
          <table:table-cell office:value-type="float" office:value="74859.0"/>
          <table:table-cell office:value-type="float" office:value="0.0"/>
          <table:table-cell office:value-type="float" office:value="0.0"/>
          <table:table-cell office:value-type="float" office:value="1.78018"/>
          <table:table-cell office:value-type="float" office:value="1.71"/>
          <table:table-cell office:value-type="float" office:value="0.42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091.0"/>
          <table:table-cell office:value-type="float" office:value="6885.0"/>
          <table:table-cell office:value-type="float" office:value="6884.0"/>
          <table:table-cell office:value-type="float" office:value="100368.0"/>
          <table:table-cell office:value-type="float" office:value="7485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74"/>
          <table:table-cell office:value-type="float" office:value="298.89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93507.0"/>
          <table:table-cell office:value-type="float" office:value="580361.0"/>
          <table:table-cell office:value-type="float" office:value="100368.0"/>
          <table:table-cell office:value-type="float" office:value="74859.0"/>
          <table:table-cell office:value-type="float" office:value="0.0"/>
          <table:table-cell office:value-type="float" office:value="0.0"/>
          <table:table-cell table:formula="of:=MIN([.$B154];[.$O154];[.$AB154])" office:value-type="float"/>
          <table:table-cell table:formula="of:=MIN([.$C154];[.$P154];[.$AC154])" office:value-type="float"/>
          <table:table-cell table:formula="of:=MIN([.$D154];[.$Q154];[.$AD154])" office:value-type="float"/>
          <table:table-cell table:formula="of:=MIN([.$E154];[.$R154];[.$AE154])" office:value-type="float"/>
          <table:table-cell table:formula="of:=MIN([.$F154];[.$S154];[.$AF154])" office:value-type="float"/>
          <table:table-cell table:formula="of:=MIN([.$G154];[.$T154];[.$AG154])" office:value-type="float"/>
          <table:table-cell table:formula="of:=MIN([.$H154];[.$U154];[.$AH154])" office:value-type="float"/>
          <table:table-cell table:formula="of:=MIN([.$I154];[.$V154];[.$AI154])" office:value-type="float"/>
          <table:table-cell table:formula="of:=MIN([.$J154];[.$W154])" office:value-type="float"/>
          <table:table-cell table:formula="of:=MIN([.$K154];[.$X154];[.$AJ154])" office:value-type="float"/>
          <table:table-cell table:formula="of:=MIN([.$L154];[.$Y154];[.$AK154])" office:value-type="float"/>
          <table:table-cell table:formula="of:=MIN([.$M154];[.$Z154];[.$AL154])" office:value-type="float"/>
          <table:table-cell table:formula="of:=MIN([.$N154];[.$AA154];[.$AM154])" office:value-type="float"/>
          <table:table-cell table:formula="of:=MEDIAN([.$B154];[.$O154];[.$AB154])" office:value-type="float"/>
          <table:table-cell table:formula="of:=MEDIAN([.$C154];[.$P154];[.$AC154])" office:value-type="float"/>
          <table:table-cell table:formula="of:=MEDIAN([.$D154];[.$Q154];[.$AD154])" office:value-type="float"/>
          <table:table-cell table:formula="of:=MEDIAN([.$E154];[.$R154];[.$AE154])" office:value-type="float"/>
          <table:table-cell table:formula="of:=MEDIAN([.$F154];[.$S154];[.$AF154])" office:value-type="float"/>
          <table:table-cell table:formula="of:=MEDIAN([.$G154];[.$T154];[.$AG154])" office:value-type="float"/>
          <table:table-cell table:formula="of:=MEDIAN([.$H154];[.$U154];[.$AH154])" office:value-type="float"/>
          <table:table-cell table:formula="of:=MEDIAN([.$I154];[.$V154];[.$AI154])" office:value-type="float"/>
          <table:table-cell table:formula="of:=MEDIAN([.$J154];[.$W154])" office:value-type="float"/>
          <table:table-cell table:formula="of:=MEDIAN([.$K154];[.$X154];[.$AJ154])" office:value-type="float"/>
          <table:table-cell table:formula="of:=MEDIAN([.$L154];[.$Y154];[.$AK154])" office:value-type="float"/>
          <table:table-cell table:formula="of:=MEDIAN([.$M154];[.$Z154];[.$AL154])" office:value-type="float"/>
          <table:table-cell table:formula="of:=MEDIAN([.$N154];[.$AA154];[.$AM154])" office:value-type="float"/>
          <table:table-cell table:formula="of:=MAX([.$B154];[.$O154];[.$AB154])" office:value-type="float"/>
          <table:table-cell table:formula="of:=MAX([.$C154];[.$P154];[.$AC154])" office:value-type="float"/>
          <table:table-cell table:formula="of:=MAX([.$D154];[.$Q154];[.$AD154])" office:value-type="float"/>
          <table:table-cell table:formula="of:=MAX([.$E154];[.$R154];[.$AE154])" office:value-type="float"/>
          <table:table-cell table:formula="of:=MAX([.$F154];[.$S154];[.$AF154])" office:value-type="float"/>
          <table:table-cell table:formula="of:=MAX([.$G154];[.$T154];[.$AG154])" office:value-type="float"/>
          <table:table-cell table:formula="of:=MAX([.$H154];[.$U154];[.$AH154])" office:value-type="float"/>
          <table:table-cell table:formula="of:=MAX([.$I154];[.$V154];[.$AI154])" office:value-type="float"/>
          <table:table-cell table:formula="of:=MAX([.$J154];[.$W154])" office:value-type="float"/>
          <table:table-cell table:formula="of:=MAX([.$K154];[.$X154];[.$AJ154])" office:value-type="float"/>
          <table:table-cell table:formula="of:=MAX([.$L154];[.$Y154];[.$AK154])" office:value-type="float"/>
          <table:table-cell table:formula="of:=MAX([.$M154];[.$Z154];[.$AL154])" office:value-type="float"/>
          <table:table-cell table:formula="of:=MAX([.$N154];[.$AA154];[.$AM154])" office:value-type="float"/>
        </table:table-row>
        <table:table-row table:style-name="ro1">
          <table:table-cell office:value-type="string">
            <text:p>BLOCKS.BLOCKS-11-0.asp/39</text:p>
          </table:table-cell>
          <table:table-cell office:value-type="float" office:value="300.0"/>
          <table:table-cell office:value-type="float" office:value="299.987"/>
          <table:table-cell office:value-type="float" office:value="298.5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91812.0"/>
          <table:table-cell office:value-type="float" office:value="493212.0"/>
          <table:table-cell office:value-type="float" office:value="493212.0"/>
          <table:table-cell office:value-type="float" office:value="102980.0"/>
          <table:table-cell office:value-type="float" office:value="7705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4"/>
          <table:table-cell office:value-type="float" office:value="298.58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92240.0"/>
          <table:table-cell office:value-type="float" office:value="493735.0"/>
          <table:table-cell office:value-type="float" office:value="493735.0"/>
          <table:table-cell office:value-type="float" office:value="102980.0"/>
          <table:table-cell office:value-type="float" office:value="7705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79"/>
          <table:table-cell office:value-type="float" office:value="298.84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36849.0"/>
          <table:table-cell office:value-type="float" office:value="632652.0"/>
          <table:table-cell office:value-type="float" office:value="102980.0"/>
          <table:table-cell office:value-type="float" office:value="77052.0"/>
          <table:table-cell office:value-type="float" office:value="0.0"/>
          <table:table-cell office:value-type="float" office:value="0.0"/>
          <table:table-cell table:formula="of:=MIN([.$B155];[.$O155];[.$AB155])" office:value-type="float"/>
          <table:table-cell table:formula="of:=MIN([.$C155];[.$P155];[.$AC155])" office:value-type="float"/>
          <table:table-cell table:formula="of:=MIN([.$D155];[.$Q155];[.$AD155])" office:value-type="float"/>
          <table:table-cell table:formula="of:=MIN([.$E155];[.$R155];[.$AE155])" office:value-type="float"/>
          <table:table-cell table:formula="of:=MIN([.$F155];[.$S155];[.$AF155])" office:value-type="float"/>
          <table:table-cell table:formula="of:=MIN([.$G155];[.$T155];[.$AG155])" office:value-type="float"/>
          <table:table-cell table:formula="of:=MIN([.$H155];[.$U155];[.$AH155])" office:value-type="float"/>
          <table:table-cell table:formula="of:=MIN([.$I155];[.$V155];[.$AI155])" office:value-type="float"/>
          <table:table-cell table:formula="of:=MIN([.$J155];[.$W155])" office:value-type="float"/>
          <table:table-cell table:formula="of:=MIN([.$K155];[.$X155];[.$AJ155])" office:value-type="float"/>
          <table:table-cell table:formula="of:=MIN([.$L155];[.$Y155];[.$AK155])" office:value-type="float"/>
          <table:table-cell table:formula="of:=MIN([.$M155];[.$Z155];[.$AL155])" office:value-type="float"/>
          <table:table-cell table:formula="of:=MIN([.$N155];[.$AA155];[.$AM155])" office:value-type="float"/>
          <table:table-cell table:formula="of:=MEDIAN([.$B155];[.$O155];[.$AB155])" office:value-type="float"/>
          <table:table-cell table:formula="of:=MEDIAN([.$C155];[.$P155];[.$AC155])" office:value-type="float"/>
          <table:table-cell table:formula="of:=MEDIAN([.$D155];[.$Q155];[.$AD155])" office:value-type="float"/>
          <table:table-cell table:formula="of:=MEDIAN([.$E155];[.$R155];[.$AE155])" office:value-type="float"/>
          <table:table-cell table:formula="of:=MEDIAN([.$F155];[.$S155];[.$AF155])" office:value-type="float"/>
          <table:table-cell table:formula="of:=MEDIAN([.$G155];[.$T155];[.$AG155])" office:value-type="float"/>
          <table:table-cell table:formula="of:=MEDIAN([.$H155];[.$U155];[.$AH155])" office:value-type="float"/>
          <table:table-cell table:formula="of:=MEDIAN([.$I155];[.$V155];[.$AI155])" office:value-type="float"/>
          <table:table-cell table:formula="of:=MEDIAN([.$J155];[.$W155])" office:value-type="float"/>
          <table:table-cell table:formula="of:=MEDIAN([.$K155];[.$X155];[.$AJ155])" office:value-type="float"/>
          <table:table-cell table:formula="of:=MEDIAN([.$L155];[.$Y155];[.$AK155])" office:value-type="float"/>
          <table:table-cell table:formula="of:=MEDIAN([.$M155];[.$Z155];[.$AL155])" office:value-type="float"/>
          <table:table-cell table:formula="of:=MEDIAN([.$N155];[.$AA155];[.$AM155])" office:value-type="float"/>
          <table:table-cell table:formula="of:=MAX([.$B155];[.$O155];[.$AB155])" office:value-type="float"/>
          <table:table-cell table:formula="of:=MAX([.$C155];[.$P155];[.$AC155])" office:value-type="float"/>
          <table:table-cell table:formula="of:=MAX([.$D155];[.$Q155];[.$AD155])" office:value-type="float"/>
          <table:table-cell table:formula="of:=MAX([.$E155];[.$R155];[.$AE155])" office:value-type="float"/>
          <table:table-cell table:formula="of:=MAX([.$F155];[.$S155];[.$AF155])" office:value-type="float"/>
          <table:table-cell table:formula="of:=MAX([.$G155];[.$T155];[.$AG155])" office:value-type="float"/>
          <table:table-cell table:formula="of:=MAX([.$H155];[.$U155];[.$AH155])" office:value-type="float"/>
          <table:table-cell table:formula="of:=MAX([.$I155];[.$V155];[.$AI155])" office:value-type="float"/>
          <table:table-cell table:formula="of:=MAX([.$J155];[.$W155])" office:value-type="float"/>
          <table:table-cell table:formula="of:=MAX([.$K155];[.$X155];[.$AJ155])" office:value-type="float"/>
          <table:table-cell table:formula="of:=MAX([.$L155];[.$Y155];[.$AK155])" office:value-type="float"/>
          <table:table-cell table:formula="of:=MAX([.$M155];[.$Z155];[.$AL155])" office:value-type="float"/>
          <table:table-cell table:formula="of:=MAX([.$N155];[.$AA155];[.$AM155])" office:value-type="float"/>
        </table:table-row>
        <table:table-row table:style-name="ro1">
          <table:table-cell office:value-type="string">
            <text:p>BLOCKS.BLOCKS-11-0.asp/4</text:p>
          </table:table-cell>
          <table:table-cell office:value-type="float" office:value="0.192141"/>
          <table:table-cell office:value-type="float" office:value="0.1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560.0"/>
          <table:table-cell office:value-type="float" office:value="134.0"/>
          <table:table-cell office:value-type="float" office:value="0.0"/>
          <table:table-cell office:value-type="float" office:value="0.0"/>
          <table:table-cell office:value-type="float" office:value="0.195645"/>
          <table:table-cell office:value-type="float" office:value="0.1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560.0"/>
          <table:table-cell office:value-type="float" office:value="134.0"/>
          <table:table-cell office:value-type="float" office:value="0.0"/>
          <table:table-cell office:value-type="float" office:value="0.0"/>
          <table:table-cell office:value-type="float" office:value="0.174284"/>
          <table:table-cell office:value-type="float" office:value="0.1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1560.0"/>
          <table:table-cell office:value-type="float" office:value="134.0"/>
          <table:table-cell office:value-type="float" office:value="0.0"/>
          <table:table-cell office:value-type="float" office:value="0.0"/>
          <table:table-cell table:formula="of:=MIN([.$B156];[.$O156];[.$AB156])" office:value-type="float"/>
          <table:table-cell table:formula="of:=MIN([.$C156];[.$P156];[.$AC156])" office:value-type="float"/>
          <table:table-cell table:formula="of:=MIN([.$D156];[.$Q156];[.$AD156])" office:value-type="float"/>
          <table:table-cell table:formula="of:=MIN([.$E156];[.$R156];[.$AE156])" office:value-type="float"/>
          <table:table-cell table:formula="of:=MIN([.$F156];[.$S156];[.$AF156])" office:value-type="float"/>
          <table:table-cell table:formula="of:=MIN([.$G156];[.$T156];[.$AG156])" office:value-type="float"/>
          <table:table-cell table:formula="of:=MIN([.$H156];[.$U156];[.$AH156])" office:value-type="float"/>
          <table:table-cell table:formula="of:=MIN([.$I156];[.$V156];[.$AI156])" office:value-type="float"/>
          <table:table-cell table:formula="of:=MIN([.$J156];[.$W156])" office:value-type="float"/>
          <table:table-cell table:formula="of:=MIN([.$K156];[.$X156];[.$AJ156])" office:value-type="float"/>
          <table:table-cell table:formula="of:=MIN([.$L156];[.$Y156];[.$AK156])" office:value-type="float"/>
          <table:table-cell table:formula="of:=MIN([.$M156];[.$Z156];[.$AL156])" office:value-type="float"/>
          <table:table-cell table:formula="of:=MIN([.$N156];[.$AA156];[.$AM156])" office:value-type="float"/>
          <table:table-cell table:formula="of:=MEDIAN([.$B156];[.$O156];[.$AB156])" office:value-type="float"/>
          <table:table-cell table:formula="of:=MEDIAN([.$C156];[.$P156];[.$AC156])" office:value-type="float"/>
          <table:table-cell table:formula="of:=MEDIAN([.$D156];[.$Q156];[.$AD156])" office:value-type="float"/>
          <table:table-cell table:formula="of:=MEDIAN([.$E156];[.$R156];[.$AE156])" office:value-type="float"/>
          <table:table-cell table:formula="of:=MEDIAN([.$F156];[.$S156];[.$AF156])" office:value-type="float"/>
          <table:table-cell table:formula="of:=MEDIAN([.$G156];[.$T156];[.$AG156])" office:value-type="float"/>
          <table:table-cell table:formula="of:=MEDIAN([.$H156];[.$U156];[.$AH156])" office:value-type="float"/>
          <table:table-cell table:formula="of:=MEDIAN([.$I156];[.$V156];[.$AI156])" office:value-type="float"/>
          <table:table-cell table:formula="of:=MEDIAN([.$J156];[.$W156])" office:value-type="float"/>
          <table:table-cell table:formula="of:=MEDIAN([.$K156];[.$X156];[.$AJ156])" office:value-type="float"/>
          <table:table-cell table:formula="of:=MEDIAN([.$L156];[.$Y156];[.$AK156])" office:value-type="float"/>
          <table:table-cell table:formula="of:=MEDIAN([.$M156];[.$Z156];[.$AL156])" office:value-type="float"/>
          <table:table-cell table:formula="of:=MEDIAN([.$N156];[.$AA156];[.$AM156])" office:value-type="float"/>
          <table:table-cell table:formula="of:=MAX([.$B156];[.$O156];[.$AB156])" office:value-type="float"/>
          <table:table-cell table:formula="of:=MAX([.$C156];[.$P156];[.$AC156])" office:value-type="float"/>
          <table:table-cell table:formula="of:=MAX([.$D156];[.$Q156];[.$AD156])" office:value-type="float"/>
          <table:table-cell table:formula="of:=MAX([.$E156];[.$R156];[.$AE156])" office:value-type="float"/>
          <table:table-cell table:formula="of:=MAX([.$F156];[.$S156];[.$AF156])" office:value-type="float"/>
          <table:table-cell table:formula="of:=MAX([.$G156];[.$T156];[.$AG156])" office:value-type="float"/>
          <table:table-cell table:formula="of:=MAX([.$H156];[.$U156];[.$AH156])" office:value-type="float"/>
          <table:table-cell table:formula="of:=MAX([.$I156];[.$V156];[.$AI156])" office:value-type="float"/>
          <table:table-cell table:formula="of:=MAX([.$J156];[.$W156])" office:value-type="float"/>
          <table:table-cell table:formula="of:=MAX([.$K156];[.$X156];[.$AJ156])" office:value-type="float"/>
          <table:table-cell table:formula="of:=MAX([.$L156];[.$Y156];[.$AK156])" office:value-type="float"/>
          <table:table-cell table:formula="of:=MAX([.$M156];[.$Z156];[.$AL156])" office:value-type="float"/>
          <table:table-cell table:formula="of:=MAX([.$N156];[.$AA156];[.$AM156])" office:value-type="float"/>
        </table:table-row>
        <table:table-row table:style-name="ro1">
          <table:table-cell office:value-type="string">
            <text:p>BLOCKS.BLOCKS-11-0.asp/40</text:p>
          </table:table-cell>
          <table:table-cell office:value-type="float" office:value="3.55306"/>
          <table:table-cell office:value-type="float" office:value="3.477"/>
          <table:table-cell office:value-type="float" office:value="2.14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5573.0"/>
          <table:table-cell office:value-type="float" office:value="29766.0"/>
          <table:table-cell office:value-type="float" office:value="29765.0"/>
          <table:table-cell office:value-type="float" office:value="105592.0"/>
          <table:table-cell office:value-type="float" office:value="79245.0"/>
          <table:table-cell office:value-type="float" office:value="0.0"/>
          <table:table-cell office:value-type="float" office:value="0.0"/>
          <table:table-cell office:value-type="float" office:value="3.50596"/>
          <table:table-cell office:value-type="float" office:value="3.433"/>
          <table:table-cell office:value-type="float" office:value="2.07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5573.0"/>
          <table:table-cell office:value-type="float" office:value="29766.0"/>
          <table:table-cell office:value-type="float" office:value="29765.0"/>
          <table:table-cell office:value-type="float" office:value="105592.0"/>
          <table:table-cell office:value-type="float" office:value="79245.0"/>
          <table:table-cell office:value-type="float" office:value="0.0"/>
          <table:table-cell office:value-type="float" office:value="0.0"/>
          <table:table-cell office:value-type="float" office:value="293.063"/>
          <table:table-cell office:value-type="float" office:value="292.934"/>
          <table:table-cell office:value-type="float" office:value="291.8"/>
          <table:table-cell office:value-type="float" office:value="1.0"/>
          <table:table-cell office:value-type="float" office:value="0.0"/>
          <table:table-cell office:value-type="float" office:value="19.0"/>
          <table:table-cell office:value-type="float" office:value="479799.0"/>
          <table:table-cell office:value-type="float" office:value="558397.0"/>
          <table:table-cell office:value-type="float" office:value="105592.0"/>
          <table:table-cell office:value-type="float" office:value="79245.0"/>
          <table:table-cell office:value-type="float" office:value="0.0"/>
          <table:table-cell office:value-type="float" office:value="0.0"/>
          <table:table-cell table:formula="of:=MIN([.$B157];[.$O157];[.$AB157])" office:value-type="float"/>
          <table:table-cell table:formula="of:=MIN([.$C157];[.$P157];[.$AC157])" office:value-type="float"/>
          <table:table-cell table:formula="of:=MIN([.$D157];[.$Q157];[.$AD157])" office:value-type="float"/>
          <table:table-cell table:formula="of:=MIN([.$E157];[.$R157];[.$AE157])" office:value-type="float"/>
          <table:table-cell table:formula="of:=MIN([.$F157];[.$S157];[.$AF157])" office:value-type="float"/>
          <table:table-cell table:formula="of:=MIN([.$G157];[.$T157];[.$AG157])" office:value-type="float"/>
          <table:table-cell table:formula="of:=MIN([.$H157];[.$U157];[.$AH157])" office:value-type="float"/>
          <table:table-cell table:formula="of:=MIN([.$I157];[.$V157];[.$AI157])" office:value-type="float"/>
          <table:table-cell table:formula="of:=MIN([.$J157];[.$W157])" office:value-type="float"/>
          <table:table-cell table:formula="of:=MIN([.$K157];[.$X157];[.$AJ157])" office:value-type="float"/>
          <table:table-cell table:formula="of:=MIN([.$L157];[.$Y157];[.$AK157])" office:value-type="float"/>
          <table:table-cell table:formula="of:=MIN([.$M157];[.$Z157];[.$AL157])" office:value-type="float"/>
          <table:table-cell table:formula="of:=MIN([.$N157];[.$AA157];[.$AM157])" office:value-type="float"/>
          <table:table-cell table:formula="of:=MEDIAN([.$B157];[.$O157];[.$AB157])" office:value-type="float"/>
          <table:table-cell table:formula="of:=MEDIAN([.$C157];[.$P157];[.$AC157])" office:value-type="float"/>
          <table:table-cell table:formula="of:=MEDIAN([.$D157];[.$Q157];[.$AD157])" office:value-type="float"/>
          <table:table-cell table:formula="of:=MEDIAN([.$E157];[.$R157];[.$AE157])" office:value-type="float"/>
          <table:table-cell table:formula="of:=MEDIAN([.$F157];[.$S157];[.$AF157])" office:value-type="float"/>
          <table:table-cell table:formula="of:=MEDIAN([.$G157];[.$T157];[.$AG157])" office:value-type="float"/>
          <table:table-cell table:formula="of:=MEDIAN([.$H157];[.$U157];[.$AH157])" office:value-type="float"/>
          <table:table-cell table:formula="of:=MEDIAN([.$I157];[.$V157];[.$AI157])" office:value-type="float"/>
          <table:table-cell table:formula="of:=MEDIAN([.$J157];[.$W157])" office:value-type="float"/>
          <table:table-cell table:formula="of:=MEDIAN([.$K157];[.$X157];[.$AJ157])" office:value-type="float"/>
          <table:table-cell table:formula="of:=MEDIAN([.$L157];[.$Y157];[.$AK157])" office:value-type="float"/>
          <table:table-cell table:formula="of:=MEDIAN([.$M157];[.$Z157];[.$AL157])" office:value-type="float"/>
          <table:table-cell table:formula="of:=MEDIAN([.$N157];[.$AA157];[.$AM157])" office:value-type="float"/>
          <table:table-cell table:formula="of:=MAX([.$B157];[.$O157];[.$AB157])" office:value-type="float"/>
          <table:table-cell table:formula="of:=MAX([.$C157];[.$P157];[.$AC157])" office:value-type="float"/>
          <table:table-cell table:formula="of:=MAX([.$D157];[.$Q157];[.$AD157])" office:value-type="float"/>
          <table:table-cell table:formula="of:=MAX([.$E157];[.$R157];[.$AE157])" office:value-type="float"/>
          <table:table-cell table:formula="of:=MAX([.$F157];[.$S157];[.$AF157])" office:value-type="float"/>
          <table:table-cell table:formula="of:=MAX([.$G157];[.$T157];[.$AG157])" office:value-type="float"/>
          <table:table-cell table:formula="of:=MAX([.$H157];[.$U157];[.$AH157])" office:value-type="float"/>
          <table:table-cell table:formula="of:=MAX([.$I157];[.$V157];[.$AI157])" office:value-type="float"/>
          <table:table-cell table:formula="of:=MAX([.$J157];[.$W157])" office:value-type="float"/>
          <table:table-cell table:formula="of:=MAX([.$K157];[.$X157];[.$AJ157])" office:value-type="float"/>
          <table:table-cell table:formula="of:=MAX([.$L157];[.$Y157];[.$AK157])" office:value-type="float"/>
          <table:table-cell table:formula="of:=MAX([.$M157];[.$Z157];[.$AL157])" office:value-type="float"/>
          <table:table-cell table:formula="of:=MAX([.$N157];[.$AA157];[.$AM157])" office:value-type="float"/>
        </table:table-row>
        <table:table-row table:style-name="ro1">
          <table:table-cell office:value-type="string">
            <text:p>BLOCKS.BLOCKS-11-0.asp/5</text:p>
          </table:table-cell>
          <table:table-cell office:value-type="float" office:value="0.226237"/>
          <table:table-cell office:value-type="float" office:value="0.1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172.0"/>
          <table:table-cell office:value-type="float" office:value="182.0"/>
          <table:table-cell office:value-type="float" office:value="0.0"/>
          <table:table-cell office:value-type="float" office:value="0.0"/>
          <table:table-cell office:value-type="float" office:value="0.203609"/>
          <table:table-cell office:value-type="float" office:value="0.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172.0"/>
          <table:table-cell office:value-type="float" office:value="182.0"/>
          <table:table-cell office:value-type="float" office:value="0.0"/>
          <table:table-cell office:value-type="float" office:value="0.0"/>
          <table:table-cell office:value-type="float" office:value="0.180544"/>
          <table:table-cell office:value-type="float" office:value="0.1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4172.0"/>
          <table:table-cell office:value-type="float" office:value="182.0"/>
          <table:table-cell office:value-type="float" office:value="0.0"/>
          <table:table-cell office:value-type="float" office:value="0.0"/>
          <table:table-cell table:formula="of:=MIN([.$B158];[.$O158];[.$AB158])" office:value-type="float"/>
          <table:table-cell table:formula="of:=MIN([.$C158];[.$P158];[.$AC158])" office:value-type="float"/>
          <table:table-cell table:formula="of:=MIN([.$D158];[.$Q158];[.$AD158])" office:value-type="float"/>
          <table:table-cell table:formula="of:=MIN([.$E158];[.$R158];[.$AE158])" office:value-type="float"/>
          <table:table-cell table:formula="of:=MIN([.$F158];[.$S158];[.$AF158])" office:value-type="float"/>
          <table:table-cell table:formula="of:=MIN([.$G158];[.$T158];[.$AG158])" office:value-type="float"/>
          <table:table-cell table:formula="of:=MIN([.$H158];[.$U158];[.$AH158])" office:value-type="float"/>
          <table:table-cell table:formula="of:=MIN([.$I158];[.$V158];[.$AI158])" office:value-type="float"/>
          <table:table-cell table:formula="of:=MIN([.$J158];[.$W158])" office:value-type="float"/>
          <table:table-cell table:formula="of:=MIN([.$K158];[.$X158];[.$AJ158])" office:value-type="float"/>
          <table:table-cell table:formula="of:=MIN([.$L158];[.$Y158];[.$AK158])" office:value-type="float"/>
          <table:table-cell table:formula="of:=MIN([.$M158];[.$Z158];[.$AL158])" office:value-type="float"/>
          <table:table-cell table:formula="of:=MIN([.$N158];[.$AA158];[.$AM158])" office:value-type="float"/>
          <table:table-cell table:formula="of:=MEDIAN([.$B158];[.$O158];[.$AB158])" office:value-type="float"/>
          <table:table-cell table:formula="of:=MEDIAN([.$C158];[.$P158];[.$AC158])" office:value-type="float"/>
          <table:table-cell table:formula="of:=MEDIAN([.$D158];[.$Q158];[.$AD158])" office:value-type="float"/>
          <table:table-cell table:formula="of:=MEDIAN([.$E158];[.$R158];[.$AE158])" office:value-type="float"/>
          <table:table-cell table:formula="of:=MEDIAN([.$F158];[.$S158];[.$AF158])" office:value-type="float"/>
          <table:table-cell table:formula="of:=MEDIAN([.$G158];[.$T158];[.$AG158])" office:value-type="float"/>
          <table:table-cell table:formula="of:=MEDIAN([.$H158];[.$U158];[.$AH158])" office:value-type="float"/>
          <table:table-cell table:formula="of:=MEDIAN([.$I158];[.$V158];[.$AI158])" office:value-type="float"/>
          <table:table-cell table:formula="of:=MEDIAN([.$J158];[.$W158])" office:value-type="float"/>
          <table:table-cell table:formula="of:=MEDIAN([.$K158];[.$X158];[.$AJ158])" office:value-type="float"/>
          <table:table-cell table:formula="of:=MEDIAN([.$L158];[.$Y158];[.$AK158])" office:value-type="float"/>
          <table:table-cell table:formula="of:=MEDIAN([.$M158];[.$Z158];[.$AL158])" office:value-type="float"/>
          <table:table-cell table:formula="of:=MEDIAN([.$N158];[.$AA158];[.$AM158])" office:value-type="float"/>
          <table:table-cell table:formula="of:=MAX([.$B158];[.$O158];[.$AB158])" office:value-type="float"/>
          <table:table-cell table:formula="of:=MAX([.$C158];[.$P158];[.$AC158])" office:value-type="float"/>
          <table:table-cell table:formula="of:=MAX([.$D158];[.$Q158];[.$AD158])" office:value-type="float"/>
          <table:table-cell table:formula="of:=MAX([.$E158];[.$R158];[.$AE158])" office:value-type="float"/>
          <table:table-cell table:formula="of:=MAX([.$F158];[.$S158];[.$AF158])" office:value-type="float"/>
          <table:table-cell table:formula="of:=MAX([.$G158];[.$T158];[.$AG158])" office:value-type="float"/>
          <table:table-cell table:formula="of:=MAX([.$H158];[.$U158];[.$AH158])" office:value-type="float"/>
          <table:table-cell table:formula="of:=MAX([.$I158];[.$V158];[.$AI158])" office:value-type="float"/>
          <table:table-cell table:formula="of:=MAX([.$J158];[.$W158])" office:value-type="float"/>
          <table:table-cell table:formula="of:=MAX([.$K158];[.$X158];[.$AJ158])" office:value-type="float"/>
          <table:table-cell table:formula="of:=MAX([.$L158];[.$Y158];[.$AK158])" office:value-type="float"/>
          <table:table-cell table:formula="of:=MAX([.$M158];[.$Z158];[.$AL158])" office:value-type="float"/>
          <table:table-cell table:formula="of:=MAX([.$N158];[.$AA158];[.$AM158])" office:value-type="float"/>
        </table:table-row>
        <table:table-row table:style-name="ro1">
          <table:table-cell office:value-type="string">
            <text:p>BLOCKS.BLOCKS-11-0.asp/6</text:p>
          </table:table-cell>
          <table:table-cell office:value-type="float" office:value="0.232049"/>
          <table:table-cell office:value-type="float" office:value="0.1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784.0"/>
          <table:table-cell office:value-type="float" office:value="230.0"/>
          <table:table-cell office:value-type="float" office:value="0.0"/>
          <table:table-cell office:value-type="float" office:value="0.0"/>
          <table:table-cell office:value-type="float" office:value="0.255079"/>
          <table:table-cell office:value-type="float" office:value="0.2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784.0"/>
          <table:table-cell office:value-type="float" office:value="230.0"/>
          <table:table-cell office:value-type="float" office:value="0.0"/>
          <table:table-cell office:value-type="float" office:value="0.0"/>
          <table:table-cell office:value-type="float" office:value="0.236398"/>
          <table:table-cell office:value-type="float" office:value="0.1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6784.0"/>
          <table:table-cell office:value-type="float" office:value="230.0"/>
          <table:table-cell office:value-type="float" office:value="0.0"/>
          <table:table-cell office:value-type="float" office:value="0.0"/>
          <table:table-cell table:formula="of:=MIN([.$B159];[.$O159];[.$AB159])" office:value-type="float"/>
          <table:table-cell table:formula="of:=MIN([.$C159];[.$P159];[.$AC159])" office:value-type="float"/>
          <table:table-cell table:formula="of:=MIN([.$D159];[.$Q159];[.$AD159])" office:value-type="float"/>
          <table:table-cell table:formula="of:=MIN([.$E159];[.$R159];[.$AE159])" office:value-type="float"/>
          <table:table-cell table:formula="of:=MIN([.$F159];[.$S159];[.$AF159])" office:value-type="float"/>
          <table:table-cell table:formula="of:=MIN([.$G159];[.$T159];[.$AG159])" office:value-type="float"/>
          <table:table-cell table:formula="of:=MIN([.$H159];[.$U159];[.$AH159])" office:value-type="float"/>
          <table:table-cell table:formula="of:=MIN([.$I159];[.$V159];[.$AI159])" office:value-type="float"/>
          <table:table-cell table:formula="of:=MIN([.$J159];[.$W159])" office:value-type="float"/>
          <table:table-cell table:formula="of:=MIN([.$K159];[.$X159];[.$AJ159])" office:value-type="float"/>
          <table:table-cell table:formula="of:=MIN([.$L159];[.$Y159];[.$AK159])" office:value-type="float"/>
          <table:table-cell table:formula="of:=MIN([.$M159];[.$Z159];[.$AL159])" office:value-type="float"/>
          <table:table-cell table:formula="of:=MIN([.$N159];[.$AA159];[.$AM159])" office:value-type="float"/>
          <table:table-cell table:formula="of:=MEDIAN([.$B159];[.$O159];[.$AB159])" office:value-type="float"/>
          <table:table-cell table:formula="of:=MEDIAN([.$C159];[.$P159];[.$AC159])" office:value-type="float"/>
          <table:table-cell table:formula="of:=MEDIAN([.$D159];[.$Q159];[.$AD159])" office:value-type="float"/>
          <table:table-cell table:formula="of:=MEDIAN([.$E159];[.$R159];[.$AE159])" office:value-type="float"/>
          <table:table-cell table:formula="of:=MEDIAN([.$F159];[.$S159];[.$AF159])" office:value-type="float"/>
          <table:table-cell table:formula="of:=MEDIAN([.$G159];[.$T159];[.$AG159])" office:value-type="float"/>
          <table:table-cell table:formula="of:=MEDIAN([.$H159];[.$U159];[.$AH159])" office:value-type="float"/>
          <table:table-cell table:formula="of:=MEDIAN([.$I159];[.$V159];[.$AI159])" office:value-type="float"/>
          <table:table-cell table:formula="of:=MEDIAN([.$J159];[.$W159])" office:value-type="float"/>
          <table:table-cell table:formula="of:=MEDIAN([.$K159];[.$X159];[.$AJ159])" office:value-type="float"/>
          <table:table-cell table:formula="of:=MEDIAN([.$L159];[.$Y159];[.$AK159])" office:value-type="float"/>
          <table:table-cell table:formula="of:=MEDIAN([.$M159];[.$Z159];[.$AL159])" office:value-type="float"/>
          <table:table-cell table:formula="of:=MEDIAN([.$N159];[.$AA159];[.$AM159])" office:value-type="float"/>
          <table:table-cell table:formula="of:=MAX([.$B159];[.$O159];[.$AB159])" office:value-type="float"/>
          <table:table-cell table:formula="of:=MAX([.$C159];[.$P159];[.$AC159])" office:value-type="float"/>
          <table:table-cell table:formula="of:=MAX([.$D159];[.$Q159];[.$AD159])" office:value-type="float"/>
          <table:table-cell table:formula="of:=MAX([.$E159];[.$R159];[.$AE159])" office:value-type="float"/>
          <table:table-cell table:formula="of:=MAX([.$F159];[.$S159];[.$AF159])" office:value-type="float"/>
          <table:table-cell table:formula="of:=MAX([.$G159];[.$T159];[.$AG159])" office:value-type="float"/>
          <table:table-cell table:formula="of:=MAX([.$H159];[.$U159];[.$AH159])" office:value-type="float"/>
          <table:table-cell table:formula="of:=MAX([.$I159];[.$V159];[.$AI159])" office:value-type="float"/>
          <table:table-cell table:formula="of:=MAX([.$J159];[.$W159])" office:value-type="float"/>
          <table:table-cell table:formula="of:=MAX([.$K159];[.$X159];[.$AJ159])" office:value-type="float"/>
          <table:table-cell table:formula="of:=MAX([.$L159];[.$Y159];[.$AK159])" office:value-type="float"/>
          <table:table-cell table:formula="of:=MAX([.$M159];[.$Z159];[.$AL159])" office:value-type="float"/>
          <table:table-cell table:formula="of:=MAX([.$N159];[.$AA159];[.$AM159])" office:value-type="float"/>
        </table:table-row>
        <table:table-row table:style-name="ro1">
          <table:table-cell office:value-type="string">
            <text:p>BLOCKS.BLOCKS-11-0.asp/7</text:p>
          </table:table-cell>
          <table:table-cell office:value-type="float" office:value="0.256928"/>
          <table:table-cell office:value-type="float" office:value="0.2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9396.0"/>
          <table:table-cell office:value-type="float" office:value="278.0"/>
          <table:table-cell office:value-type="float" office:value="0.0"/>
          <table:table-cell office:value-type="float" office:value="0.0"/>
          <table:table-cell office:value-type="float" office:value="0.29635"/>
          <table:table-cell office:value-type="float" office:value="0.2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9396.0"/>
          <table:table-cell office:value-type="float" office:value="278.0"/>
          <table:table-cell office:value-type="float" office:value="0.0"/>
          <table:table-cell office:value-type="float" office:value="0.0"/>
          <table:table-cell office:value-type="float" office:value="0.248141"/>
          <table:table-cell office:value-type="float" office:value="0.1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9396.0"/>
          <table:table-cell office:value-type="float" office:value="278.0"/>
          <table:table-cell office:value-type="float" office:value="0.0"/>
          <table:table-cell office:value-type="float" office:value="0.0"/>
          <table:table-cell table:formula="of:=MIN([.$B160];[.$O160];[.$AB160])" office:value-type="float"/>
          <table:table-cell table:formula="of:=MIN([.$C160];[.$P160];[.$AC160])" office:value-type="float"/>
          <table:table-cell table:formula="of:=MIN([.$D160];[.$Q160];[.$AD160])" office:value-type="float"/>
          <table:table-cell table:formula="of:=MIN([.$E160];[.$R160];[.$AE160])" office:value-type="float"/>
          <table:table-cell table:formula="of:=MIN([.$F160];[.$S160];[.$AF160])" office:value-type="float"/>
          <table:table-cell table:formula="of:=MIN([.$G160];[.$T160];[.$AG160])" office:value-type="float"/>
          <table:table-cell table:formula="of:=MIN([.$H160];[.$U160];[.$AH160])" office:value-type="float"/>
          <table:table-cell table:formula="of:=MIN([.$I160];[.$V160];[.$AI160])" office:value-type="float"/>
          <table:table-cell table:formula="of:=MIN([.$J160];[.$W160])" office:value-type="float"/>
          <table:table-cell table:formula="of:=MIN([.$K160];[.$X160];[.$AJ160])" office:value-type="float"/>
          <table:table-cell table:formula="of:=MIN([.$L160];[.$Y160];[.$AK160])" office:value-type="float"/>
          <table:table-cell table:formula="of:=MIN([.$M160];[.$Z160];[.$AL160])" office:value-type="float"/>
          <table:table-cell table:formula="of:=MIN([.$N160];[.$AA160];[.$AM160])" office:value-type="float"/>
          <table:table-cell table:formula="of:=MEDIAN([.$B160];[.$O160];[.$AB160])" office:value-type="float"/>
          <table:table-cell table:formula="of:=MEDIAN([.$C160];[.$P160];[.$AC160])" office:value-type="float"/>
          <table:table-cell table:formula="of:=MEDIAN([.$D160];[.$Q160];[.$AD160])" office:value-type="float"/>
          <table:table-cell table:formula="of:=MEDIAN([.$E160];[.$R160];[.$AE160])" office:value-type="float"/>
          <table:table-cell table:formula="of:=MEDIAN([.$F160];[.$S160];[.$AF160])" office:value-type="float"/>
          <table:table-cell table:formula="of:=MEDIAN([.$G160];[.$T160];[.$AG160])" office:value-type="float"/>
          <table:table-cell table:formula="of:=MEDIAN([.$H160];[.$U160];[.$AH160])" office:value-type="float"/>
          <table:table-cell table:formula="of:=MEDIAN([.$I160];[.$V160];[.$AI160])" office:value-type="float"/>
          <table:table-cell table:formula="of:=MEDIAN([.$J160];[.$W160])" office:value-type="float"/>
          <table:table-cell table:formula="of:=MEDIAN([.$K160];[.$X160];[.$AJ160])" office:value-type="float"/>
          <table:table-cell table:formula="of:=MEDIAN([.$L160];[.$Y160];[.$AK160])" office:value-type="float"/>
          <table:table-cell table:formula="of:=MEDIAN([.$M160];[.$Z160];[.$AL160])" office:value-type="float"/>
          <table:table-cell table:formula="of:=MEDIAN([.$N160];[.$AA160];[.$AM160])" office:value-type="float"/>
          <table:table-cell table:formula="of:=MAX([.$B160];[.$O160];[.$AB160])" office:value-type="float"/>
          <table:table-cell table:formula="of:=MAX([.$C160];[.$P160];[.$AC160])" office:value-type="float"/>
          <table:table-cell table:formula="of:=MAX([.$D160];[.$Q160];[.$AD160])" office:value-type="float"/>
          <table:table-cell table:formula="of:=MAX([.$E160];[.$R160];[.$AE160])" office:value-type="float"/>
          <table:table-cell table:formula="of:=MAX([.$F160];[.$S160];[.$AF160])" office:value-type="float"/>
          <table:table-cell table:formula="of:=MAX([.$G160];[.$T160];[.$AG160])" office:value-type="float"/>
          <table:table-cell table:formula="of:=MAX([.$H160];[.$U160];[.$AH160])" office:value-type="float"/>
          <table:table-cell table:formula="of:=MAX([.$I160];[.$V160];[.$AI160])" office:value-type="float"/>
          <table:table-cell table:formula="of:=MAX([.$J160];[.$W160])" office:value-type="float"/>
          <table:table-cell table:formula="of:=MAX([.$K160];[.$X160];[.$AJ160])" office:value-type="float"/>
          <table:table-cell table:formula="of:=MAX([.$L160];[.$Y160];[.$AK160])" office:value-type="float"/>
          <table:table-cell table:formula="of:=MAX([.$M160];[.$Z160];[.$AL160])" office:value-type="float"/>
          <table:table-cell table:formula="of:=MAX([.$N160];[.$AA160];[.$AM160])" office:value-type="float"/>
        </table:table-row>
        <table:table-row table:style-name="ro1">
          <table:table-cell office:value-type="string">
            <text:p>BLOCKS.BLOCKS-11-0.asp/8</text:p>
          </table:table-cell>
          <table:table-cell office:value-type="float" office:value="0.333994"/>
          <table:table-cell office:value-type="float" office:value="0.2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2008.0"/>
          <table:table-cell office:value-type="float" office:value="326.0"/>
          <table:table-cell office:value-type="float" office:value="0.0"/>
          <table:table-cell office:value-type="float" office:value="0.0"/>
          <table:table-cell office:value-type="float" office:value="0.292866"/>
          <table:table-cell office:value-type="float" office:value="0.2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2008.0"/>
          <table:table-cell office:value-type="float" office:value="326.0"/>
          <table:table-cell office:value-type="float" office:value="0.0"/>
          <table:table-cell office:value-type="float" office:value="0.0"/>
          <table:table-cell office:value-type="float" office:value="0.269027"/>
          <table:table-cell office:value-type="float" office:value="0.2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008.0"/>
          <table:table-cell office:value-type="float" office:value="326.0"/>
          <table:table-cell office:value-type="float" office:value="0.0"/>
          <table:table-cell office:value-type="float" office:value="0.0"/>
          <table:table-cell table:formula="of:=MIN([.$B161];[.$O161];[.$AB161])" office:value-type="float"/>
          <table:table-cell table:formula="of:=MIN([.$C161];[.$P161];[.$AC161])" office:value-type="float"/>
          <table:table-cell table:formula="of:=MIN([.$D161];[.$Q161];[.$AD161])" office:value-type="float"/>
          <table:table-cell table:formula="of:=MIN([.$E161];[.$R161];[.$AE161])" office:value-type="float"/>
          <table:table-cell table:formula="of:=MIN([.$F161];[.$S161];[.$AF161])" office:value-type="float"/>
          <table:table-cell table:formula="of:=MIN([.$G161];[.$T161];[.$AG161])" office:value-type="float"/>
          <table:table-cell table:formula="of:=MIN([.$H161];[.$U161];[.$AH161])" office:value-type="float"/>
          <table:table-cell table:formula="of:=MIN([.$I161];[.$V161];[.$AI161])" office:value-type="float"/>
          <table:table-cell table:formula="of:=MIN([.$J161];[.$W161])" office:value-type="float"/>
          <table:table-cell table:formula="of:=MIN([.$K161];[.$X161];[.$AJ161])" office:value-type="float"/>
          <table:table-cell table:formula="of:=MIN([.$L161];[.$Y161];[.$AK161])" office:value-type="float"/>
          <table:table-cell table:formula="of:=MIN([.$M161];[.$Z161];[.$AL161])" office:value-type="float"/>
          <table:table-cell table:formula="of:=MIN([.$N161];[.$AA161];[.$AM161])" office:value-type="float"/>
          <table:table-cell table:formula="of:=MEDIAN([.$B161];[.$O161];[.$AB161])" office:value-type="float"/>
          <table:table-cell table:formula="of:=MEDIAN([.$C161];[.$P161];[.$AC161])" office:value-type="float"/>
          <table:table-cell table:formula="of:=MEDIAN([.$D161];[.$Q161];[.$AD161])" office:value-type="float"/>
          <table:table-cell table:formula="of:=MEDIAN([.$E161];[.$R161];[.$AE161])" office:value-type="float"/>
          <table:table-cell table:formula="of:=MEDIAN([.$F161];[.$S161];[.$AF161])" office:value-type="float"/>
          <table:table-cell table:formula="of:=MEDIAN([.$G161];[.$T161];[.$AG161])" office:value-type="float"/>
          <table:table-cell table:formula="of:=MEDIAN([.$H161];[.$U161];[.$AH161])" office:value-type="float"/>
          <table:table-cell table:formula="of:=MEDIAN([.$I161];[.$V161];[.$AI161])" office:value-type="float"/>
          <table:table-cell table:formula="of:=MEDIAN([.$J161];[.$W161])" office:value-type="float"/>
          <table:table-cell table:formula="of:=MEDIAN([.$K161];[.$X161];[.$AJ161])" office:value-type="float"/>
          <table:table-cell table:formula="of:=MEDIAN([.$L161];[.$Y161];[.$AK161])" office:value-type="float"/>
          <table:table-cell table:formula="of:=MEDIAN([.$M161];[.$Z161];[.$AL161])" office:value-type="float"/>
          <table:table-cell table:formula="of:=MEDIAN([.$N161];[.$AA161];[.$AM161])" office:value-type="float"/>
          <table:table-cell table:formula="of:=MAX([.$B161];[.$O161];[.$AB161])" office:value-type="float"/>
          <table:table-cell table:formula="of:=MAX([.$C161];[.$P161];[.$AC161])" office:value-type="float"/>
          <table:table-cell table:formula="of:=MAX([.$D161];[.$Q161];[.$AD161])" office:value-type="float"/>
          <table:table-cell table:formula="of:=MAX([.$E161];[.$R161];[.$AE161])" office:value-type="float"/>
          <table:table-cell table:formula="of:=MAX([.$F161];[.$S161];[.$AF161])" office:value-type="float"/>
          <table:table-cell table:formula="of:=MAX([.$G161];[.$T161];[.$AG161])" office:value-type="float"/>
          <table:table-cell table:formula="of:=MAX([.$H161];[.$U161];[.$AH161])" office:value-type="float"/>
          <table:table-cell table:formula="of:=MAX([.$I161];[.$V161];[.$AI161])" office:value-type="float"/>
          <table:table-cell table:formula="of:=MAX([.$J161];[.$W161])" office:value-type="float"/>
          <table:table-cell table:formula="of:=MAX([.$K161];[.$X161];[.$AJ161])" office:value-type="float"/>
          <table:table-cell table:formula="of:=MAX([.$L161];[.$Y161];[.$AK161])" office:value-type="float"/>
          <table:table-cell table:formula="of:=MAX([.$M161];[.$Z161];[.$AL161])" office:value-type="float"/>
          <table:table-cell table:formula="of:=MAX([.$N161];[.$AA161];[.$AM161])" office:value-type="float"/>
        </table:table-row>
        <table:table-row table:style-name="ro1">
          <table:table-cell office:value-type="string">
            <text:p>BLOCKS.BLOCKS-11-0.asp/9</text:p>
          </table:table-cell>
          <table:table-cell office:value-type="float" office:value="0.374356"/>
          <table:table-cell office:value-type="float" office:value="0.3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.0"/>
          <table:table-cell office:value-type="float" office:value="3.0"/>
          <table:table-cell office:value-type="float" office:value="24620.0"/>
          <table:table-cell office:value-type="float" office:value="11262.0"/>
          <table:table-cell office:value-type="float" office:value="0.0"/>
          <table:table-cell office:value-type="float" office:value="0.0"/>
          <table:table-cell office:value-type="float" office:value="0.329662"/>
          <table:table-cell office:value-type="float" office:value="0.2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.0"/>
          <table:table-cell office:value-type="float" office:value="3.0"/>
          <table:table-cell office:value-type="float" office:value="24620.0"/>
          <table:table-cell office:value-type="float" office:value="11262.0"/>
          <table:table-cell office:value-type="float" office:value="0.0"/>
          <table:table-cell office:value-type="float" office:value="0.0"/>
          <table:table-cell office:value-type="float" office:value="0.288358"/>
          <table:table-cell office:value-type="float" office:value="0.2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4.0"/>
          <table:table-cell office:value-type="float" office:value="24620.0"/>
          <table:table-cell office:value-type="float" office:value="11262.0"/>
          <table:table-cell office:value-type="float" office:value="0.0"/>
          <table:table-cell office:value-type="float" office:value="0.0"/>
          <table:table-cell table:formula="of:=MIN([.$B162];[.$O162];[.$AB162])" office:value-type="float"/>
          <table:table-cell table:formula="of:=MIN([.$C162];[.$P162];[.$AC162])" office:value-type="float"/>
          <table:table-cell table:formula="of:=MIN([.$D162];[.$Q162];[.$AD162])" office:value-type="float"/>
          <table:table-cell table:formula="of:=MIN([.$E162];[.$R162];[.$AE162])" office:value-type="float"/>
          <table:table-cell table:formula="of:=MIN([.$F162];[.$S162];[.$AF162])" office:value-type="float"/>
          <table:table-cell table:formula="of:=MIN([.$G162];[.$T162];[.$AG162])" office:value-type="float"/>
          <table:table-cell table:formula="of:=MIN([.$H162];[.$U162];[.$AH162])" office:value-type="float"/>
          <table:table-cell table:formula="of:=MIN([.$I162];[.$V162];[.$AI162])" office:value-type="float"/>
          <table:table-cell table:formula="of:=MIN([.$J162];[.$W162])" office:value-type="float"/>
          <table:table-cell table:formula="of:=MIN([.$K162];[.$X162];[.$AJ162])" office:value-type="float"/>
          <table:table-cell table:formula="of:=MIN([.$L162];[.$Y162];[.$AK162])" office:value-type="float"/>
          <table:table-cell table:formula="of:=MIN([.$M162];[.$Z162];[.$AL162])" office:value-type="float"/>
          <table:table-cell table:formula="of:=MIN([.$N162];[.$AA162];[.$AM162])" office:value-type="float"/>
          <table:table-cell table:formula="of:=MEDIAN([.$B162];[.$O162];[.$AB162])" office:value-type="float"/>
          <table:table-cell table:formula="of:=MEDIAN([.$C162];[.$P162];[.$AC162])" office:value-type="float"/>
          <table:table-cell table:formula="of:=MEDIAN([.$D162];[.$Q162];[.$AD162])" office:value-type="float"/>
          <table:table-cell table:formula="of:=MEDIAN([.$E162];[.$R162];[.$AE162])" office:value-type="float"/>
          <table:table-cell table:formula="of:=MEDIAN([.$F162];[.$S162];[.$AF162])" office:value-type="float"/>
          <table:table-cell table:formula="of:=MEDIAN([.$G162];[.$T162];[.$AG162])" office:value-type="float"/>
          <table:table-cell table:formula="of:=MEDIAN([.$H162];[.$U162];[.$AH162])" office:value-type="float"/>
          <table:table-cell table:formula="of:=MEDIAN([.$I162];[.$V162];[.$AI162])" office:value-type="float"/>
          <table:table-cell table:formula="of:=MEDIAN([.$J162];[.$W162])" office:value-type="float"/>
          <table:table-cell table:formula="of:=MEDIAN([.$K162];[.$X162];[.$AJ162])" office:value-type="float"/>
          <table:table-cell table:formula="of:=MEDIAN([.$L162];[.$Y162];[.$AK162])" office:value-type="float"/>
          <table:table-cell table:formula="of:=MEDIAN([.$M162];[.$Z162];[.$AL162])" office:value-type="float"/>
          <table:table-cell table:formula="of:=MEDIAN([.$N162];[.$AA162];[.$AM162])" office:value-type="float"/>
          <table:table-cell table:formula="of:=MAX([.$B162];[.$O162];[.$AB162])" office:value-type="float"/>
          <table:table-cell table:formula="of:=MAX([.$C162];[.$P162];[.$AC162])" office:value-type="float"/>
          <table:table-cell table:formula="of:=MAX([.$D162];[.$Q162];[.$AD162])" office:value-type="float"/>
          <table:table-cell table:formula="of:=MAX([.$E162];[.$R162];[.$AE162])" office:value-type="float"/>
          <table:table-cell table:formula="of:=MAX([.$F162];[.$S162];[.$AF162])" office:value-type="float"/>
          <table:table-cell table:formula="of:=MAX([.$G162];[.$T162];[.$AG162])" office:value-type="float"/>
          <table:table-cell table:formula="of:=MAX([.$H162];[.$U162];[.$AH162])" office:value-type="float"/>
          <table:table-cell table:formula="of:=MAX([.$I162];[.$V162];[.$AI162])" office:value-type="float"/>
          <table:table-cell table:formula="of:=MAX([.$J162];[.$W162])" office:value-type="float"/>
          <table:table-cell table:formula="of:=MAX([.$K162];[.$X162];[.$AJ162])" office:value-type="float"/>
          <table:table-cell table:formula="of:=MAX([.$L162];[.$Y162];[.$AK162])" office:value-type="float"/>
          <table:table-cell table:formula="of:=MAX([.$M162];[.$Z162];[.$AL162])" office:value-type="float"/>
          <table:table-cell table:formula="of:=MAX([.$N162];[.$AA162];[.$AM162])" office:value-type="float"/>
        </table:table-row>
        <table:table-row table:style-name="ro1">
          <table:table-cell office:value-type="string">
            <text:p>BLOCKS.BLOCKS-11-1.asp/1</text:p>
          </table:table-cell>
          <table:table-cell office:value-type="float" office:value="0.115227"/>
          <table:table-cell office:value-type="float" office:value="0.0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724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0.107325"/>
          <table:table-cell office:value-type="float" office:value="0.0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724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0.093414"/>
          <table:table-cell office:value-type="float" office:value="0.0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724.0"/>
          <table:table-cell office:value-type="float" office:value="3.0"/>
          <table:table-cell office:value-type="float" office:value="0.0"/>
          <table:table-cell office:value-type="float" office:value="0.0"/>
          <table:table-cell table:formula="of:=MIN([.$B163];[.$O163];[.$AB163])" office:value-type="float"/>
          <table:table-cell table:formula="of:=MIN([.$C163];[.$P163];[.$AC163])" office:value-type="float"/>
          <table:table-cell table:formula="of:=MIN([.$D163];[.$Q163];[.$AD163])" office:value-type="float"/>
          <table:table-cell table:formula="of:=MIN([.$E163];[.$R163];[.$AE163])" office:value-type="float"/>
          <table:table-cell table:formula="of:=MIN([.$F163];[.$S163];[.$AF163])" office:value-type="float"/>
          <table:table-cell table:formula="of:=MIN([.$G163];[.$T163];[.$AG163])" office:value-type="float"/>
          <table:table-cell table:formula="of:=MIN([.$H163];[.$U163];[.$AH163])" office:value-type="float"/>
          <table:table-cell table:formula="of:=MIN([.$I163];[.$V163];[.$AI163])" office:value-type="float"/>
          <table:table-cell table:formula="of:=MIN([.$J163];[.$W163])" office:value-type="float"/>
          <table:table-cell table:formula="of:=MIN([.$K163];[.$X163];[.$AJ163])" office:value-type="float"/>
          <table:table-cell table:formula="of:=MIN([.$L163];[.$Y163];[.$AK163])" office:value-type="float"/>
          <table:table-cell table:formula="of:=MIN([.$M163];[.$Z163];[.$AL163])" office:value-type="float"/>
          <table:table-cell table:formula="of:=MIN([.$N163];[.$AA163];[.$AM163])" office:value-type="float"/>
          <table:table-cell table:formula="of:=MEDIAN([.$B163];[.$O163];[.$AB163])" office:value-type="float"/>
          <table:table-cell table:formula="of:=MEDIAN([.$C163];[.$P163];[.$AC163])" office:value-type="float"/>
          <table:table-cell table:formula="of:=MEDIAN([.$D163];[.$Q163];[.$AD163])" office:value-type="float"/>
          <table:table-cell table:formula="of:=MEDIAN([.$E163];[.$R163];[.$AE163])" office:value-type="float"/>
          <table:table-cell table:formula="of:=MEDIAN([.$F163];[.$S163];[.$AF163])" office:value-type="float"/>
          <table:table-cell table:formula="of:=MEDIAN([.$G163];[.$T163];[.$AG163])" office:value-type="float"/>
          <table:table-cell table:formula="of:=MEDIAN([.$H163];[.$U163];[.$AH163])" office:value-type="float"/>
          <table:table-cell table:formula="of:=MEDIAN([.$I163];[.$V163];[.$AI163])" office:value-type="float"/>
          <table:table-cell table:formula="of:=MEDIAN([.$J163];[.$W163])" office:value-type="float"/>
          <table:table-cell table:formula="of:=MEDIAN([.$K163];[.$X163];[.$AJ163])" office:value-type="float"/>
          <table:table-cell table:formula="of:=MEDIAN([.$L163];[.$Y163];[.$AK163])" office:value-type="float"/>
          <table:table-cell table:formula="of:=MEDIAN([.$M163];[.$Z163];[.$AL163])" office:value-type="float"/>
          <table:table-cell table:formula="of:=MEDIAN([.$N163];[.$AA163];[.$AM163])" office:value-type="float"/>
          <table:table-cell table:formula="of:=MAX([.$B163];[.$O163];[.$AB163])" office:value-type="float"/>
          <table:table-cell table:formula="of:=MAX([.$C163];[.$P163];[.$AC163])" office:value-type="float"/>
          <table:table-cell table:formula="of:=MAX([.$D163];[.$Q163];[.$AD163])" office:value-type="float"/>
          <table:table-cell table:formula="of:=MAX([.$E163];[.$R163];[.$AE163])" office:value-type="float"/>
          <table:table-cell table:formula="of:=MAX([.$F163];[.$S163];[.$AF163])" office:value-type="float"/>
          <table:table-cell table:formula="of:=MAX([.$G163];[.$T163];[.$AG163])" office:value-type="float"/>
          <table:table-cell table:formula="of:=MAX([.$H163];[.$U163];[.$AH163])" office:value-type="float"/>
          <table:table-cell table:formula="of:=MAX([.$I163];[.$V163];[.$AI163])" office:value-type="float"/>
          <table:table-cell table:formula="of:=MAX([.$J163];[.$W163])" office:value-type="float"/>
          <table:table-cell table:formula="of:=MAX([.$K163];[.$X163];[.$AJ163])" office:value-type="float"/>
          <table:table-cell table:formula="of:=MAX([.$L163];[.$Y163];[.$AK163])" office:value-type="float"/>
          <table:table-cell table:formula="of:=MAX([.$M163];[.$Z163];[.$AL163])" office:value-type="float"/>
          <table:table-cell table:formula="of:=MAX([.$N163];[.$AA163];[.$AM163])" office:value-type="float"/>
        </table:table-row>
        <table:table-row table:style-name="ro1">
          <table:table-cell office:value-type="string">
            <text:p>BLOCKS.BLOCKS-11-1.asp/10</text:p>
          </table:table-cell>
          <table:table-cell office:value-type="float" office:value="0.413951"/>
          <table:table-cell office:value-type="float" office:value="0.373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80.0"/>
          <table:table-cell office:value-type="float" office:value="80.0"/>
          <table:table-cell office:value-type="float" office:value="27232.0"/>
          <table:table-cell office:value-type="float" office:value="17302.0"/>
          <table:table-cell office:value-type="float" office:value="0.0"/>
          <table:table-cell office:value-type="float" office:value="0.0"/>
          <table:table-cell office:value-type="float" office:value="0.416748"/>
          <table:table-cell office:value-type="float" office:value="0.375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80.0"/>
          <table:table-cell office:value-type="float" office:value="80.0"/>
          <table:table-cell office:value-type="float" office:value="27232.0"/>
          <table:table-cell office:value-type="float" office:value="17302.0"/>
          <table:table-cell office:value-type="float" office:value="0.0"/>
          <table:table-cell office:value-type="float" office:value="0.0"/>
          <table:table-cell office:value-type="float" office:value="0.315357"/>
          <table:table-cell office:value-type="float" office:value="0.275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5.0"/>
          <table:table-cell office:value-type="float" office:value="552.0"/>
          <table:table-cell office:value-type="float" office:value="27232.0"/>
          <table:table-cell office:value-type="float" office:value="17302.0"/>
          <table:table-cell office:value-type="float" office:value="0.0"/>
          <table:table-cell office:value-type="float" office:value="0.0"/>
          <table:table-cell table:formula="of:=MIN([.$B164];[.$O164];[.$AB164])" office:value-type="float"/>
          <table:table-cell table:formula="of:=MIN([.$C164];[.$P164];[.$AC164])" office:value-type="float"/>
          <table:table-cell table:formula="of:=MIN([.$D164];[.$Q164];[.$AD164])" office:value-type="float"/>
          <table:table-cell table:formula="of:=MIN([.$E164];[.$R164];[.$AE164])" office:value-type="float"/>
          <table:table-cell table:formula="of:=MIN([.$F164];[.$S164];[.$AF164])" office:value-type="float"/>
          <table:table-cell table:formula="of:=MIN([.$G164];[.$T164];[.$AG164])" office:value-type="float"/>
          <table:table-cell table:formula="of:=MIN([.$H164];[.$U164];[.$AH164])" office:value-type="float"/>
          <table:table-cell table:formula="of:=MIN([.$I164];[.$V164];[.$AI164])" office:value-type="float"/>
          <table:table-cell table:formula="of:=MIN([.$J164];[.$W164])" office:value-type="float"/>
          <table:table-cell table:formula="of:=MIN([.$K164];[.$X164];[.$AJ164])" office:value-type="float"/>
          <table:table-cell table:formula="of:=MIN([.$L164];[.$Y164];[.$AK164])" office:value-type="float"/>
          <table:table-cell table:formula="of:=MIN([.$M164];[.$Z164];[.$AL164])" office:value-type="float"/>
          <table:table-cell table:formula="of:=MIN([.$N164];[.$AA164];[.$AM164])" office:value-type="float"/>
          <table:table-cell table:formula="of:=MEDIAN([.$B164];[.$O164];[.$AB164])" office:value-type="float"/>
          <table:table-cell table:formula="of:=MEDIAN([.$C164];[.$P164];[.$AC164])" office:value-type="float"/>
          <table:table-cell table:formula="of:=MEDIAN([.$D164];[.$Q164];[.$AD164])" office:value-type="float"/>
          <table:table-cell table:formula="of:=MEDIAN([.$E164];[.$R164];[.$AE164])" office:value-type="float"/>
          <table:table-cell table:formula="of:=MEDIAN([.$F164];[.$S164];[.$AF164])" office:value-type="float"/>
          <table:table-cell table:formula="of:=MEDIAN([.$G164];[.$T164];[.$AG164])" office:value-type="float"/>
          <table:table-cell table:formula="of:=MEDIAN([.$H164];[.$U164];[.$AH164])" office:value-type="float"/>
          <table:table-cell table:formula="of:=MEDIAN([.$I164];[.$V164];[.$AI164])" office:value-type="float"/>
          <table:table-cell table:formula="of:=MEDIAN([.$J164];[.$W164])" office:value-type="float"/>
          <table:table-cell table:formula="of:=MEDIAN([.$K164];[.$X164];[.$AJ164])" office:value-type="float"/>
          <table:table-cell table:formula="of:=MEDIAN([.$L164];[.$Y164];[.$AK164])" office:value-type="float"/>
          <table:table-cell table:formula="of:=MEDIAN([.$M164];[.$Z164];[.$AL164])" office:value-type="float"/>
          <table:table-cell table:formula="of:=MEDIAN([.$N164];[.$AA164];[.$AM164])" office:value-type="float"/>
          <table:table-cell table:formula="of:=MAX([.$B164];[.$O164];[.$AB164])" office:value-type="float"/>
          <table:table-cell table:formula="of:=MAX([.$C164];[.$P164];[.$AC164])" office:value-type="float"/>
          <table:table-cell table:formula="of:=MAX([.$D164];[.$Q164];[.$AD164])" office:value-type="float"/>
          <table:table-cell table:formula="of:=MAX([.$E164];[.$R164];[.$AE164])" office:value-type="float"/>
          <table:table-cell table:formula="of:=MAX([.$F164];[.$S164];[.$AF164])" office:value-type="float"/>
          <table:table-cell table:formula="of:=MAX([.$G164];[.$T164];[.$AG164])" office:value-type="float"/>
          <table:table-cell table:formula="of:=MAX([.$H164];[.$U164];[.$AH164])" office:value-type="float"/>
          <table:table-cell table:formula="of:=MAX([.$I164];[.$V164];[.$AI164])" office:value-type="float"/>
          <table:table-cell table:formula="of:=MAX([.$J164];[.$W164])" office:value-type="float"/>
          <table:table-cell table:formula="of:=MAX([.$K164];[.$X164];[.$AJ164])" office:value-type="float"/>
          <table:table-cell table:formula="of:=MAX([.$L164];[.$Y164];[.$AK164])" office:value-type="float"/>
          <table:table-cell table:formula="of:=MAX([.$M164];[.$Z164];[.$AL164])" office:value-type="float"/>
          <table:table-cell table:formula="of:=MAX([.$N164];[.$AA164];[.$AM164])" office:value-type="float"/>
        </table:table-row>
        <table:table-row table:style-name="ro1">
          <table:table-cell office:value-type="string">
            <text:p>BLOCKS.BLOCKS-11-1.asp/11</text:p>
          </table:table-cell>
          <table:table-cell office:value-type="float" office:value="0.450996"/>
          <table:table-cell office:value-type="float" office:value="0.409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5.0"/>
          <table:table-cell office:value-type="float" office:value="259.0"/>
          <table:table-cell office:value-type="float" office:value="259.0"/>
          <table:table-cell office:value-type="float" office:value="29844.0"/>
          <table:table-cell office:value-type="float" office:value="19495.0"/>
          <table:table-cell office:value-type="float" office:value="0.0"/>
          <table:table-cell office:value-type="float" office:value="0.0"/>
          <table:table-cell office:value-type="float" office:value="0.456073"/>
          <table:table-cell office:value-type="float" office:value="0.412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5.0"/>
          <table:table-cell office:value-type="float" office:value="259.0"/>
          <table:table-cell office:value-type="float" office:value="259.0"/>
          <table:table-cell office:value-type="float" office:value="29844.0"/>
          <table:table-cell office:value-type="float" office:value="19495.0"/>
          <table:table-cell office:value-type="float" office:value="0.0"/>
          <table:table-cell office:value-type="float" office:value="0.0"/>
          <table:table-cell office:value-type="float" office:value="0.352233"/>
          <table:table-cell office:value-type="float" office:value="0.311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1.0"/>
          <table:table-cell office:value-type="float" office:value="706.0"/>
          <table:table-cell office:value-type="float" office:value="29844.0"/>
          <table:table-cell office:value-type="float" office:value="19495.0"/>
          <table:table-cell office:value-type="float" office:value="0.0"/>
          <table:table-cell office:value-type="float" office:value="0.0"/>
          <table:table-cell table:formula="of:=MIN([.$B165];[.$O165];[.$AB165])" office:value-type="float"/>
          <table:table-cell table:formula="of:=MIN([.$C165];[.$P165];[.$AC165])" office:value-type="float"/>
          <table:table-cell table:formula="of:=MIN([.$D165];[.$Q165];[.$AD165])" office:value-type="float"/>
          <table:table-cell table:formula="of:=MIN([.$E165];[.$R165];[.$AE165])" office:value-type="float"/>
          <table:table-cell table:formula="of:=MIN([.$F165];[.$S165];[.$AF165])" office:value-type="float"/>
          <table:table-cell table:formula="of:=MIN([.$G165];[.$T165];[.$AG165])" office:value-type="float"/>
          <table:table-cell table:formula="of:=MIN([.$H165];[.$U165];[.$AH165])" office:value-type="float"/>
          <table:table-cell table:formula="of:=MIN([.$I165];[.$V165];[.$AI165])" office:value-type="float"/>
          <table:table-cell table:formula="of:=MIN([.$J165];[.$W165])" office:value-type="float"/>
          <table:table-cell table:formula="of:=MIN([.$K165];[.$X165];[.$AJ165])" office:value-type="float"/>
          <table:table-cell table:formula="of:=MIN([.$L165];[.$Y165];[.$AK165])" office:value-type="float"/>
          <table:table-cell table:formula="of:=MIN([.$M165];[.$Z165];[.$AL165])" office:value-type="float"/>
          <table:table-cell table:formula="of:=MIN([.$N165];[.$AA165];[.$AM165])" office:value-type="float"/>
          <table:table-cell table:formula="of:=MEDIAN([.$B165];[.$O165];[.$AB165])" office:value-type="float"/>
          <table:table-cell table:formula="of:=MEDIAN([.$C165];[.$P165];[.$AC165])" office:value-type="float"/>
          <table:table-cell table:formula="of:=MEDIAN([.$D165];[.$Q165];[.$AD165])" office:value-type="float"/>
          <table:table-cell table:formula="of:=MEDIAN([.$E165];[.$R165];[.$AE165])" office:value-type="float"/>
          <table:table-cell table:formula="of:=MEDIAN([.$F165];[.$S165];[.$AF165])" office:value-type="float"/>
          <table:table-cell table:formula="of:=MEDIAN([.$G165];[.$T165];[.$AG165])" office:value-type="float"/>
          <table:table-cell table:formula="of:=MEDIAN([.$H165];[.$U165];[.$AH165])" office:value-type="float"/>
          <table:table-cell table:formula="of:=MEDIAN([.$I165];[.$V165];[.$AI165])" office:value-type="float"/>
          <table:table-cell table:formula="of:=MEDIAN([.$J165];[.$W165])" office:value-type="float"/>
          <table:table-cell table:formula="of:=MEDIAN([.$K165];[.$X165];[.$AJ165])" office:value-type="float"/>
          <table:table-cell table:formula="of:=MEDIAN([.$L165];[.$Y165];[.$AK165])" office:value-type="float"/>
          <table:table-cell table:formula="of:=MEDIAN([.$M165];[.$Z165];[.$AL165])" office:value-type="float"/>
          <table:table-cell table:formula="of:=MEDIAN([.$N165];[.$AA165];[.$AM165])" office:value-type="float"/>
          <table:table-cell table:formula="of:=MAX([.$B165];[.$O165];[.$AB165])" office:value-type="float"/>
          <table:table-cell table:formula="of:=MAX([.$C165];[.$P165];[.$AC165])" office:value-type="float"/>
          <table:table-cell table:formula="of:=MAX([.$D165];[.$Q165];[.$AD165])" office:value-type="float"/>
          <table:table-cell table:formula="of:=MAX([.$E165];[.$R165];[.$AE165])" office:value-type="float"/>
          <table:table-cell table:formula="of:=MAX([.$F165];[.$S165];[.$AF165])" office:value-type="float"/>
          <table:table-cell table:formula="of:=MAX([.$G165];[.$T165];[.$AG165])" office:value-type="float"/>
          <table:table-cell table:formula="of:=MAX([.$H165];[.$U165];[.$AH165])" office:value-type="float"/>
          <table:table-cell table:formula="of:=MAX([.$I165];[.$V165];[.$AI165])" office:value-type="float"/>
          <table:table-cell table:formula="of:=MAX([.$J165];[.$W165])" office:value-type="float"/>
          <table:table-cell table:formula="of:=MAX([.$K165];[.$X165];[.$AJ165])" office:value-type="float"/>
          <table:table-cell table:formula="of:=MAX([.$L165];[.$Y165];[.$AK165])" office:value-type="float"/>
          <table:table-cell table:formula="of:=MAX([.$M165];[.$Z165];[.$AL165])" office:value-type="float"/>
          <table:table-cell table:formula="of:=MAX([.$N165];[.$AA165];[.$AM165])" office:value-type="float"/>
        </table:table-row>
        <table:table-row table:style-name="ro1">
          <table:table-cell office:value-type="string">
            <text:p>BLOCKS.BLOCKS-11-1.asp/12</text:p>
          </table:table-cell>
          <table:table-cell office:value-type="float" office:value="0.503709"/>
          <table:table-cell office:value-type="float" office:value="0.46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7.0"/>
          <table:table-cell office:value-type="float" office:value="314.0"/>
          <table:table-cell office:value-type="float" office:value="314.0"/>
          <table:table-cell office:value-type="float" office:value="32456.0"/>
          <table:table-cell office:value-type="float" office:value="21688.0"/>
          <table:table-cell office:value-type="float" office:value="0.0"/>
          <table:table-cell office:value-type="float" office:value="0.0"/>
          <table:table-cell office:value-type="float" office:value="0.442742"/>
          <table:table-cell office:value-type="float" office:value="0.397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7.0"/>
          <table:table-cell office:value-type="float" office:value="314.0"/>
          <table:table-cell office:value-type="float" office:value="314.0"/>
          <table:table-cell office:value-type="float" office:value="32456.0"/>
          <table:table-cell office:value-type="float" office:value="21688.0"/>
          <table:table-cell office:value-type="float" office:value="0.0"/>
          <table:table-cell office:value-type="float" office:value="0.0"/>
          <table:table-cell office:value-type="float" office:value="0.445264"/>
          <table:table-cell office:value-type="float" office:value="0.395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4.0"/>
          <table:table-cell office:value-type="float" office:value="958.0"/>
          <table:table-cell office:value-type="float" office:value="32456.0"/>
          <table:table-cell office:value-type="float" office:value="21688.0"/>
          <table:table-cell office:value-type="float" office:value="0.0"/>
          <table:table-cell office:value-type="float" office:value="0.0"/>
          <table:table-cell table:formula="of:=MIN([.$B166];[.$O166];[.$AB166])" office:value-type="float"/>
          <table:table-cell table:formula="of:=MIN([.$C166];[.$P166];[.$AC166])" office:value-type="float"/>
          <table:table-cell table:formula="of:=MIN([.$D166];[.$Q166];[.$AD166])" office:value-type="float"/>
          <table:table-cell table:formula="of:=MIN([.$E166];[.$R166];[.$AE166])" office:value-type="float"/>
          <table:table-cell table:formula="of:=MIN([.$F166];[.$S166];[.$AF166])" office:value-type="float"/>
          <table:table-cell table:formula="of:=MIN([.$G166];[.$T166];[.$AG166])" office:value-type="float"/>
          <table:table-cell table:formula="of:=MIN([.$H166];[.$U166];[.$AH166])" office:value-type="float"/>
          <table:table-cell table:formula="of:=MIN([.$I166];[.$V166];[.$AI166])" office:value-type="float"/>
          <table:table-cell table:formula="of:=MIN([.$J166];[.$W166])" office:value-type="float"/>
          <table:table-cell table:formula="of:=MIN([.$K166];[.$X166];[.$AJ166])" office:value-type="float"/>
          <table:table-cell table:formula="of:=MIN([.$L166];[.$Y166];[.$AK166])" office:value-type="float"/>
          <table:table-cell table:formula="of:=MIN([.$M166];[.$Z166];[.$AL166])" office:value-type="float"/>
          <table:table-cell table:formula="of:=MIN([.$N166];[.$AA166];[.$AM166])" office:value-type="float"/>
          <table:table-cell table:formula="of:=MEDIAN([.$B166];[.$O166];[.$AB166])" office:value-type="float"/>
          <table:table-cell table:formula="of:=MEDIAN([.$C166];[.$P166];[.$AC166])" office:value-type="float"/>
          <table:table-cell table:formula="of:=MEDIAN([.$D166];[.$Q166];[.$AD166])" office:value-type="float"/>
          <table:table-cell table:formula="of:=MEDIAN([.$E166];[.$R166];[.$AE166])" office:value-type="float"/>
          <table:table-cell table:formula="of:=MEDIAN([.$F166];[.$S166];[.$AF166])" office:value-type="float"/>
          <table:table-cell table:formula="of:=MEDIAN([.$G166];[.$T166];[.$AG166])" office:value-type="float"/>
          <table:table-cell table:formula="of:=MEDIAN([.$H166];[.$U166];[.$AH166])" office:value-type="float"/>
          <table:table-cell table:formula="of:=MEDIAN([.$I166];[.$V166];[.$AI166])" office:value-type="float"/>
          <table:table-cell table:formula="of:=MEDIAN([.$J166];[.$W166])" office:value-type="float"/>
          <table:table-cell table:formula="of:=MEDIAN([.$K166];[.$X166];[.$AJ166])" office:value-type="float"/>
          <table:table-cell table:formula="of:=MEDIAN([.$L166];[.$Y166];[.$AK166])" office:value-type="float"/>
          <table:table-cell table:formula="of:=MEDIAN([.$M166];[.$Z166];[.$AL166])" office:value-type="float"/>
          <table:table-cell table:formula="of:=MEDIAN([.$N166];[.$AA166];[.$AM166])" office:value-type="float"/>
          <table:table-cell table:formula="of:=MAX([.$B166];[.$O166];[.$AB166])" office:value-type="float"/>
          <table:table-cell table:formula="of:=MAX([.$C166];[.$P166];[.$AC166])" office:value-type="float"/>
          <table:table-cell table:formula="of:=MAX([.$D166];[.$Q166];[.$AD166])" office:value-type="float"/>
          <table:table-cell table:formula="of:=MAX([.$E166];[.$R166];[.$AE166])" office:value-type="float"/>
          <table:table-cell table:formula="of:=MAX([.$F166];[.$S166];[.$AF166])" office:value-type="float"/>
          <table:table-cell table:formula="of:=MAX([.$G166];[.$T166];[.$AG166])" office:value-type="float"/>
          <table:table-cell table:formula="of:=MAX([.$H166];[.$U166];[.$AH166])" office:value-type="float"/>
          <table:table-cell table:formula="of:=MAX([.$I166];[.$V166];[.$AI166])" office:value-type="float"/>
          <table:table-cell table:formula="of:=MAX([.$J166];[.$W166])" office:value-type="float"/>
          <table:table-cell table:formula="of:=MAX([.$K166];[.$X166];[.$AJ166])" office:value-type="float"/>
          <table:table-cell table:formula="of:=MAX([.$L166];[.$Y166];[.$AK166])" office:value-type="float"/>
          <table:table-cell table:formula="of:=MAX([.$M166];[.$Z166];[.$AL166])" office:value-type="float"/>
          <table:table-cell table:formula="of:=MAX([.$N166];[.$AA166];[.$AM166])" office:value-type="float"/>
        </table:table-row>
        <table:table-row table:style-name="ro1">
          <table:table-cell office:value-type="string">
            <text:p>BLOCKS.BLOCKS-11-1.asp/13</text:p>
          </table:table-cell>
          <table:table-cell office:value-type="float" office:value="0.494843"/>
          <table:table-cell office:value-type="float" office:value="0.444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9.0"/>
          <table:table-cell office:value-type="float" office:value="502.0"/>
          <table:table-cell office:value-type="float" office:value="502.0"/>
          <table:table-cell office:value-type="float" office:value="35068.0"/>
          <table:table-cell office:value-type="float" office:value="23881.0"/>
          <table:table-cell office:value-type="float" office:value="0.0"/>
          <table:table-cell office:value-type="float" office:value="0.0"/>
          <table:table-cell office:value-type="float" office:value="0.494644"/>
          <table:table-cell office:value-type="float" office:value="0.448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9.0"/>
          <table:table-cell office:value-type="float" office:value="502.0"/>
          <table:table-cell office:value-type="float" office:value="502.0"/>
          <table:table-cell office:value-type="float" office:value="35068.0"/>
          <table:table-cell office:value-type="float" office:value="23881.0"/>
          <table:table-cell office:value-type="float" office:value="0.0"/>
          <table:table-cell office:value-type="float" office:value="0.0"/>
          <table:table-cell office:value-type="float" office:value="0.492851"/>
          <table:table-cell office:value-type="float" office:value="0.45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54.0"/>
          <table:table-cell office:value-type="float" office:value="1153.0"/>
          <table:table-cell office:value-type="float" office:value="35068.0"/>
          <table:table-cell office:value-type="float" office:value="23881.0"/>
          <table:table-cell office:value-type="float" office:value="0.0"/>
          <table:table-cell office:value-type="float" office:value="0.0"/>
          <table:table-cell table:formula="of:=MIN([.$B167];[.$O167];[.$AB167])" office:value-type="float"/>
          <table:table-cell table:formula="of:=MIN([.$C167];[.$P167];[.$AC167])" office:value-type="float"/>
          <table:table-cell table:formula="of:=MIN([.$D167];[.$Q167];[.$AD167])" office:value-type="float"/>
          <table:table-cell table:formula="of:=MIN([.$E167];[.$R167];[.$AE167])" office:value-type="float"/>
          <table:table-cell table:formula="of:=MIN([.$F167];[.$S167];[.$AF167])" office:value-type="float"/>
          <table:table-cell table:formula="of:=MIN([.$G167];[.$T167];[.$AG167])" office:value-type="float"/>
          <table:table-cell table:formula="of:=MIN([.$H167];[.$U167];[.$AH167])" office:value-type="float"/>
          <table:table-cell table:formula="of:=MIN([.$I167];[.$V167];[.$AI167])" office:value-type="float"/>
          <table:table-cell table:formula="of:=MIN([.$J167];[.$W167])" office:value-type="float"/>
          <table:table-cell table:formula="of:=MIN([.$K167];[.$X167];[.$AJ167])" office:value-type="float"/>
          <table:table-cell table:formula="of:=MIN([.$L167];[.$Y167];[.$AK167])" office:value-type="float"/>
          <table:table-cell table:formula="of:=MIN([.$M167];[.$Z167];[.$AL167])" office:value-type="float"/>
          <table:table-cell table:formula="of:=MIN([.$N167];[.$AA167];[.$AM167])" office:value-type="float"/>
          <table:table-cell table:formula="of:=MEDIAN([.$B167];[.$O167];[.$AB167])" office:value-type="float"/>
          <table:table-cell table:formula="of:=MEDIAN([.$C167];[.$P167];[.$AC167])" office:value-type="float"/>
          <table:table-cell table:formula="of:=MEDIAN([.$D167];[.$Q167];[.$AD167])" office:value-type="float"/>
          <table:table-cell table:formula="of:=MEDIAN([.$E167];[.$R167];[.$AE167])" office:value-type="float"/>
          <table:table-cell table:formula="of:=MEDIAN([.$F167];[.$S167];[.$AF167])" office:value-type="float"/>
          <table:table-cell table:formula="of:=MEDIAN([.$G167];[.$T167];[.$AG167])" office:value-type="float"/>
          <table:table-cell table:formula="of:=MEDIAN([.$H167];[.$U167];[.$AH167])" office:value-type="float"/>
          <table:table-cell table:formula="of:=MEDIAN([.$I167];[.$V167];[.$AI167])" office:value-type="float"/>
          <table:table-cell table:formula="of:=MEDIAN([.$J167];[.$W167])" office:value-type="float"/>
          <table:table-cell table:formula="of:=MEDIAN([.$K167];[.$X167];[.$AJ167])" office:value-type="float"/>
          <table:table-cell table:formula="of:=MEDIAN([.$L167];[.$Y167];[.$AK167])" office:value-type="float"/>
          <table:table-cell table:formula="of:=MEDIAN([.$M167];[.$Z167];[.$AL167])" office:value-type="float"/>
          <table:table-cell table:formula="of:=MEDIAN([.$N167];[.$AA167];[.$AM167])" office:value-type="float"/>
          <table:table-cell table:formula="of:=MAX([.$B167];[.$O167];[.$AB167])" office:value-type="float"/>
          <table:table-cell table:formula="of:=MAX([.$C167];[.$P167];[.$AC167])" office:value-type="float"/>
          <table:table-cell table:formula="of:=MAX([.$D167];[.$Q167];[.$AD167])" office:value-type="float"/>
          <table:table-cell table:formula="of:=MAX([.$E167];[.$R167];[.$AE167])" office:value-type="float"/>
          <table:table-cell table:formula="of:=MAX([.$F167];[.$S167];[.$AF167])" office:value-type="float"/>
          <table:table-cell table:formula="of:=MAX([.$G167];[.$T167];[.$AG167])" office:value-type="float"/>
          <table:table-cell table:formula="of:=MAX([.$H167];[.$U167];[.$AH167])" office:value-type="float"/>
          <table:table-cell table:formula="of:=MAX([.$I167];[.$V167];[.$AI167])" office:value-type="float"/>
          <table:table-cell table:formula="of:=MAX([.$J167];[.$W167])" office:value-type="float"/>
          <table:table-cell table:formula="of:=MAX([.$K167];[.$X167];[.$AJ167])" office:value-type="float"/>
          <table:table-cell table:formula="of:=MAX([.$L167];[.$Y167];[.$AK167])" office:value-type="float"/>
          <table:table-cell table:formula="of:=MAX([.$M167];[.$Z167];[.$AL167])" office:value-type="float"/>
          <table:table-cell table:formula="of:=MAX([.$N167];[.$AA167];[.$AM167])" office:value-type="float"/>
        </table:table-row>
        <table:table-row table:style-name="ro1">
          <table:table-cell office:value-type="string">
            <text:p>BLOCKS.BLOCKS-11-1.asp/14</text:p>
          </table:table-cell>
          <table:table-cell office:value-type="float" office:value="0.611946"/>
          <table:table-cell office:value-type="float" office:value="0.569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28.0"/>
          <table:table-cell office:value-type="float" office:value="726.0"/>
          <table:table-cell office:value-type="float" office:value="726.0"/>
          <table:table-cell office:value-type="float" office:value="37680.0"/>
          <table:table-cell office:value-type="float" office:value="26074.0"/>
          <table:table-cell office:value-type="float" office:value="0.0"/>
          <table:table-cell office:value-type="float" office:value="0.0"/>
          <table:table-cell office:value-type="float" office:value="0.59465"/>
          <table:table-cell office:value-type="float" office:value="0.546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28.0"/>
          <table:table-cell office:value-type="float" office:value="726.0"/>
          <table:table-cell office:value-type="float" office:value="726.0"/>
          <table:table-cell office:value-type="float" office:value="37680.0"/>
          <table:table-cell office:value-type="float" office:value="26074.0"/>
          <table:table-cell office:value-type="float" office:value="0.0"/>
          <table:table-cell office:value-type="float" office:value="0.0"/>
          <table:table-cell office:value-type="float" office:value="0.467743"/>
          <table:table-cell office:value-type="float" office:value="0.421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51.0"/>
          <table:table-cell office:value-type="float" office:value="1085.0"/>
          <table:table-cell office:value-type="float" office:value="37680.0"/>
          <table:table-cell office:value-type="float" office:value="26074.0"/>
          <table:table-cell office:value-type="float" office:value="0.0"/>
          <table:table-cell office:value-type="float" office:value="0.0"/>
          <table:table-cell table:formula="of:=MIN([.$B168];[.$O168];[.$AB168])" office:value-type="float"/>
          <table:table-cell table:formula="of:=MIN([.$C168];[.$P168];[.$AC168])" office:value-type="float"/>
          <table:table-cell table:formula="of:=MIN([.$D168];[.$Q168];[.$AD168])" office:value-type="float"/>
          <table:table-cell table:formula="of:=MIN([.$E168];[.$R168];[.$AE168])" office:value-type="float"/>
          <table:table-cell table:formula="of:=MIN([.$F168];[.$S168];[.$AF168])" office:value-type="float"/>
          <table:table-cell table:formula="of:=MIN([.$G168];[.$T168];[.$AG168])" office:value-type="float"/>
          <table:table-cell table:formula="of:=MIN([.$H168];[.$U168];[.$AH168])" office:value-type="float"/>
          <table:table-cell table:formula="of:=MIN([.$I168];[.$V168];[.$AI168])" office:value-type="float"/>
          <table:table-cell table:formula="of:=MIN([.$J168];[.$W168])" office:value-type="float"/>
          <table:table-cell table:formula="of:=MIN([.$K168];[.$X168];[.$AJ168])" office:value-type="float"/>
          <table:table-cell table:formula="of:=MIN([.$L168];[.$Y168];[.$AK168])" office:value-type="float"/>
          <table:table-cell table:formula="of:=MIN([.$M168];[.$Z168];[.$AL168])" office:value-type="float"/>
          <table:table-cell table:formula="of:=MIN([.$N168];[.$AA168];[.$AM168])" office:value-type="float"/>
          <table:table-cell table:formula="of:=MEDIAN([.$B168];[.$O168];[.$AB168])" office:value-type="float"/>
          <table:table-cell table:formula="of:=MEDIAN([.$C168];[.$P168];[.$AC168])" office:value-type="float"/>
          <table:table-cell table:formula="of:=MEDIAN([.$D168];[.$Q168];[.$AD168])" office:value-type="float"/>
          <table:table-cell table:formula="of:=MEDIAN([.$E168];[.$R168];[.$AE168])" office:value-type="float"/>
          <table:table-cell table:formula="of:=MEDIAN([.$F168];[.$S168];[.$AF168])" office:value-type="float"/>
          <table:table-cell table:formula="of:=MEDIAN([.$G168];[.$T168];[.$AG168])" office:value-type="float"/>
          <table:table-cell table:formula="of:=MEDIAN([.$H168];[.$U168];[.$AH168])" office:value-type="float"/>
          <table:table-cell table:formula="of:=MEDIAN([.$I168];[.$V168];[.$AI168])" office:value-type="float"/>
          <table:table-cell table:formula="of:=MEDIAN([.$J168];[.$W168])" office:value-type="float"/>
          <table:table-cell table:formula="of:=MEDIAN([.$K168];[.$X168];[.$AJ168])" office:value-type="float"/>
          <table:table-cell table:formula="of:=MEDIAN([.$L168];[.$Y168];[.$AK168])" office:value-type="float"/>
          <table:table-cell table:formula="of:=MEDIAN([.$M168];[.$Z168];[.$AL168])" office:value-type="float"/>
          <table:table-cell table:formula="of:=MEDIAN([.$N168];[.$AA168];[.$AM168])" office:value-type="float"/>
          <table:table-cell table:formula="of:=MAX([.$B168];[.$O168];[.$AB168])" office:value-type="float"/>
          <table:table-cell table:formula="of:=MAX([.$C168];[.$P168];[.$AC168])" office:value-type="float"/>
          <table:table-cell table:formula="of:=MAX([.$D168];[.$Q168];[.$AD168])" office:value-type="float"/>
          <table:table-cell table:formula="of:=MAX([.$E168];[.$R168];[.$AE168])" office:value-type="float"/>
          <table:table-cell table:formula="of:=MAX([.$F168];[.$S168];[.$AF168])" office:value-type="float"/>
          <table:table-cell table:formula="of:=MAX([.$G168];[.$T168];[.$AG168])" office:value-type="float"/>
          <table:table-cell table:formula="of:=MAX([.$H168];[.$U168];[.$AH168])" office:value-type="float"/>
          <table:table-cell table:formula="of:=MAX([.$I168];[.$V168];[.$AI168])" office:value-type="float"/>
          <table:table-cell table:formula="of:=MAX([.$J168];[.$W168])" office:value-type="float"/>
          <table:table-cell table:formula="of:=MAX([.$K168];[.$X168];[.$AJ168])" office:value-type="float"/>
          <table:table-cell table:formula="of:=MAX([.$L168];[.$Y168];[.$AK168])" office:value-type="float"/>
          <table:table-cell table:formula="of:=MAX([.$M168];[.$Z168];[.$AL168])" office:value-type="float"/>
          <table:table-cell table:formula="of:=MAX([.$N168];[.$AA168];[.$AM168])" office:value-type="float"/>
        </table:table-row>
        <table:table-row table:style-name="ro1">
          <table:table-cell office:value-type="string">
            <text:p>BLOCKS.BLOCKS-11-1.asp/15</text:p>
          </table:table-cell>
          <table:table-cell office:value-type="float" office:value="0.800125"/>
          <table:table-cell office:value-type="float" office:value="0.756"/>
          <table:table-cell office:value-type="float" office:value="0.23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891.0"/>
          <table:table-cell office:value-type="float" office:value="1480.0"/>
          <table:table-cell office:value-type="float" office:value="1480.0"/>
          <table:table-cell office:value-type="float" office:value="40292.0"/>
          <table:table-cell office:value-type="float" office:value="28267.0"/>
          <table:table-cell office:value-type="float" office:value="0.0"/>
          <table:table-cell office:value-type="float" office:value="0.0"/>
          <table:table-cell office:value-type="float" office:value="0.868954"/>
          <table:table-cell office:value-type="float" office:value="0.815"/>
          <table:table-cell office:value-type="float" office:value="0.26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891.0"/>
          <table:table-cell office:value-type="float" office:value="1480.0"/>
          <table:table-cell office:value-type="float" office:value="1480.0"/>
          <table:table-cell office:value-type="float" office:value="40292.0"/>
          <table:table-cell office:value-type="float" office:value="28267.0"/>
          <table:table-cell office:value-type="float" office:value="0.0"/>
          <table:table-cell office:value-type="float" office:value="0.0"/>
          <table:table-cell office:value-type="float" office:value="0.56943"/>
          <table:table-cell office:value-type="float" office:value="0.521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43.0"/>
          <table:table-cell office:value-type="float" office:value="2227.0"/>
          <table:table-cell office:value-type="float" office:value="40292.0"/>
          <table:table-cell office:value-type="float" office:value="28267.0"/>
          <table:table-cell office:value-type="float" office:value="0.0"/>
          <table:table-cell office:value-type="float" office:value="0.0"/>
          <table:table-cell table:formula="of:=MIN([.$B169];[.$O169];[.$AB169])" office:value-type="float"/>
          <table:table-cell table:formula="of:=MIN([.$C169];[.$P169];[.$AC169])" office:value-type="float"/>
          <table:table-cell table:formula="of:=MIN([.$D169];[.$Q169];[.$AD169])" office:value-type="float"/>
          <table:table-cell table:formula="of:=MIN([.$E169];[.$R169];[.$AE169])" office:value-type="float"/>
          <table:table-cell table:formula="of:=MIN([.$F169];[.$S169];[.$AF169])" office:value-type="float"/>
          <table:table-cell table:formula="of:=MIN([.$G169];[.$T169];[.$AG169])" office:value-type="float"/>
          <table:table-cell table:formula="of:=MIN([.$H169];[.$U169];[.$AH169])" office:value-type="float"/>
          <table:table-cell table:formula="of:=MIN([.$I169];[.$V169];[.$AI169])" office:value-type="float"/>
          <table:table-cell table:formula="of:=MIN([.$J169];[.$W169])" office:value-type="float"/>
          <table:table-cell table:formula="of:=MIN([.$K169];[.$X169];[.$AJ169])" office:value-type="float"/>
          <table:table-cell table:formula="of:=MIN([.$L169];[.$Y169];[.$AK169])" office:value-type="float"/>
          <table:table-cell table:formula="of:=MIN([.$M169];[.$Z169];[.$AL169])" office:value-type="float"/>
          <table:table-cell table:formula="of:=MIN([.$N169];[.$AA169];[.$AM169])" office:value-type="float"/>
          <table:table-cell table:formula="of:=MEDIAN([.$B169];[.$O169];[.$AB169])" office:value-type="float"/>
          <table:table-cell table:formula="of:=MEDIAN([.$C169];[.$P169];[.$AC169])" office:value-type="float"/>
          <table:table-cell table:formula="of:=MEDIAN([.$D169];[.$Q169];[.$AD169])" office:value-type="float"/>
          <table:table-cell table:formula="of:=MEDIAN([.$E169];[.$R169];[.$AE169])" office:value-type="float"/>
          <table:table-cell table:formula="of:=MEDIAN([.$F169];[.$S169];[.$AF169])" office:value-type="float"/>
          <table:table-cell table:formula="of:=MEDIAN([.$G169];[.$T169];[.$AG169])" office:value-type="float"/>
          <table:table-cell table:formula="of:=MEDIAN([.$H169];[.$U169];[.$AH169])" office:value-type="float"/>
          <table:table-cell table:formula="of:=MEDIAN([.$I169];[.$V169];[.$AI169])" office:value-type="float"/>
          <table:table-cell table:formula="of:=MEDIAN([.$J169];[.$W169])" office:value-type="float"/>
          <table:table-cell table:formula="of:=MEDIAN([.$K169];[.$X169];[.$AJ169])" office:value-type="float"/>
          <table:table-cell table:formula="of:=MEDIAN([.$L169];[.$Y169];[.$AK169])" office:value-type="float"/>
          <table:table-cell table:formula="of:=MEDIAN([.$M169];[.$Z169];[.$AL169])" office:value-type="float"/>
          <table:table-cell table:formula="of:=MEDIAN([.$N169];[.$AA169];[.$AM169])" office:value-type="float"/>
          <table:table-cell table:formula="of:=MAX([.$B169];[.$O169];[.$AB169])" office:value-type="float"/>
          <table:table-cell table:formula="of:=MAX([.$C169];[.$P169];[.$AC169])" office:value-type="float"/>
          <table:table-cell table:formula="of:=MAX([.$D169];[.$Q169];[.$AD169])" office:value-type="float"/>
          <table:table-cell table:formula="of:=MAX([.$E169];[.$R169];[.$AE169])" office:value-type="float"/>
          <table:table-cell table:formula="of:=MAX([.$F169];[.$S169];[.$AF169])" office:value-type="float"/>
          <table:table-cell table:formula="of:=MAX([.$G169];[.$T169];[.$AG169])" office:value-type="float"/>
          <table:table-cell table:formula="of:=MAX([.$H169];[.$U169];[.$AH169])" office:value-type="float"/>
          <table:table-cell table:formula="of:=MAX([.$I169];[.$V169];[.$AI169])" office:value-type="float"/>
          <table:table-cell table:formula="of:=MAX([.$J169];[.$W169])" office:value-type="float"/>
          <table:table-cell table:formula="of:=MAX([.$K169];[.$X169];[.$AJ169])" office:value-type="float"/>
          <table:table-cell table:formula="of:=MAX([.$L169];[.$Y169];[.$AK169])" office:value-type="float"/>
          <table:table-cell table:formula="of:=MAX([.$M169];[.$Z169];[.$AL169])" office:value-type="float"/>
          <table:table-cell table:formula="of:=MAX([.$N169];[.$AA169];[.$AM169])" office:value-type="float"/>
        </table:table-row>
        <table:table-row table:style-name="ro1">
          <table:table-cell office:value-type="string">
            <text:p>BLOCKS.BLOCKS-11-1.asp/16</text:p>
          </table:table-cell>
          <table:table-cell office:value-type="float" office:value="0.935423"/>
          <table:table-cell office:value-type="float" office:value="0.89"/>
          <table:table-cell office:value-type="float" office:value="0.31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162.0"/>
          <table:table-cell office:value-type="float" office:value="1914.0"/>
          <table:table-cell office:value-type="float" office:value="1914.0"/>
          <table:table-cell office:value-type="float" office:value="42904.0"/>
          <table:table-cell office:value-type="float" office:value="30460.0"/>
          <table:table-cell office:value-type="float" office:value="0.0"/>
          <table:table-cell office:value-type="float" office:value="0.0"/>
          <table:table-cell office:value-type="float" office:value="0.89115"/>
          <table:table-cell office:value-type="float" office:value="0.842"/>
          <table:table-cell office:value-type="float" office:value="0.31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162.0"/>
          <table:table-cell office:value-type="float" office:value="1914.0"/>
          <table:table-cell office:value-type="float" office:value="1914.0"/>
          <table:table-cell office:value-type="float" office:value="42904.0"/>
          <table:table-cell office:value-type="float" office:value="30460.0"/>
          <table:table-cell office:value-type="float" office:value="0.0"/>
          <table:table-cell office:value-type="float" office:value="0.0"/>
          <table:table-cell office:value-type="float" office:value="0.663436"/>
          <table:table-cell office:value-type="float" office:value="0.619"/>
          <table:table-cell office:value-type="float" office:value="0.2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218.0"/>
          <table:table-cell office:value-type="float" office:value="3402.0"/>
          <table:table-cell office:value-type="float" office:value="42904.0"/>
          <table:table-cell office:value-type="float" office:value="30460.0"/>
          <table:table-cell office:value-type="float" office:value="0.0"/>
          <table:table-cell office:value-type="float" office:value="0.0"/>
          <table:table-cell table:formula="of:=MIN([.$B170];[.$O170];[.$AB170])" office:value-type="float"/>
          <table:table-cell table:formula="of:=MIN([.$C170];[.$P170];[.$AC170])" office:value-type="float"/>
          <table:table-cell table:formula="of:=MIN([.$D170];[.$Q170];[.$AD170])" office:value-type="float"/>
          <table:table-cell table:formula="of:=MIN([.$E170];[.$R170];[.$AE170])" office:value-type="float"/>
          <table:table-cell table:formula="of:=MIN([.$F170];[.$S170];[.$AF170])" office:value-type="float"/>
          <table:table-cell table:formula="of:=MIN([.$G170];[.$T170];[.$AG170])" office:value-type="float"/>
          <table:table-cell table:formula="of:=MIN([.$H170];[.$U170];[.$AH170])" office:value-type="float"/>
          <table:table-cell table:formula="of:=MIN([.$I170];[.$V170];[.$AI170])" office:value-type="float"/>
          <table:table-cell table:formula="of:=MIN([.$J170];[.$W170])" office:value-type="float"/>
          <table:table-cell table:formula="of:=MIN([.$K170];[.$X170];[.$AJ170])" office:value-type="float"/>
          <table:table-cell table:formula="of:=MIN([.$L170];[.$Y170];[.$AK170])" office:value-type="float"/>
          <table:table-cell table:formula="of:=MIN([.$M170];[.$Z170];[.$AL170])" office:value-type="float"/>
          <table:table-cell table:formula="of:=MIN([.$N170];[.$AA170];[.$AM170])" office:value-type="float"/>
          <table:table-cell table:formula="of:=MEDIAN([.$B170];[.$O170];[.$AB170])" office:value-type="float"/>
          <table:table-cell table:formula="of:=MEDIAN([.$C170];[.$P170];[.$AC170])" office:value-type="float"/>
          <table:table-cell table:formula="of:=MEDIAN([.$D170];[.$Q170];[.$AD170])" office:value-type="float"/>
          <table:table-cell table:formula="of:=MEDIAN([.$E170];[.$R170];[.$AE170])" office:value-type="float"/>
          <table:table-cell table:formula="of:=MEDIAN([.$F170];[.$S170];[.$AF170])" office:value-type="float"/>
          <table:table-cell table:formula="of:=MEDIAN([.$G170];[.$T170];[.$AG170])" office:value-type="float"/>
          <table:table-cell table:formula="of:=MEDIAN([.$H170];[.$U170];[.$AH170])" office:value-type="float"/>
          <table:table-cell table:formula="of:=MEDIAN([.$I170];[.$V170];[.$AI170])" office:value-type="float"/>
          <table:table-cell table:formula="of:=MEDIAN([.$J170];[.$W170])" office:value-type="float"/>
          <table:table-cell table:formula="of:=MEDIAN([.$K170];[.$X170];[.$AJ170])" office:value-type="float"/>
          <table:table-cell table:formula="of:=MEDIAN([.$L170];[.$Y170];[.$AK170])" office:value-type="float"/>
          <table:table-cell table:formula="of:=MEDIAN([.$M170];[.$Z170];[.$AL170])" office:value-type="float"/>
          <table:table-cell table:formula="of:=MEDIAN([.$N170];[.$AA170];[.$AM170])" office:value-type="float"/>
          <table:table-cell table:formula="of:=MAX([.$B170];[.$O170];[.$AB170])" office:value-type="float"/>
          <table:table-cell table:formula="of:=MAX([.$C170];[.$P170];[.$AC170])" office:value-type="float"/>
          <table:table-cell table:formula="of:=MAX([.$D170];[.$Q170];[.$AD170])" office:value-type="float"/>
          <table:table-cell table:formula="of:=MAX([.$E170];[.$R170];[.$AE170])" office:value-type="float"/>
          <table:table-cell table:formula="of:=MAX([.$F170];[.$S170];[.$AF170])" office:value-type="float"/>
          <table:table-cell table:formula="of:=MAX([.$G170];[.$T170];[.$AG170])" office:value-type="float"/>
          <table:table-cell table:formula="of:=MAX([.$H170];[.$U170];[.$AH170])" office:value-type="float"/>
          <table:table-cell table:formula="of:=MAX([.$I170];[.$V170];[.$AI170])" office:value-type="float"/>
          <table:table-cell table:formula="of:=MAX([.$J170];[.$W170])" office:value-type="float"/>
          <table:table-cell table:formula="of:=MAX([.$K170];[.$X170];[.$AJ170])" office:value-type="float"/>
          <table:table-cell table:formula="of:=MAX([.$L170];[.$Y170];[.$AK170])" office:value-type="float"/>
          <table:table-cell table:formula="of:=MAX([.$M170];[.$Z170];[.$AL170])" office:value-type="float"/>
          <table:table-cell table:formula="of:=MAX([.$N170];[.$AA170];[.$AM170])" office:value-type="float"/>
        </table:table-row>
        <table:table-row table:style-name="ro1">
          <table:table-cell office:value-type="string">
            <text:p>BLOCKS.BLOCKS-11-1.asp/17</text:p>
          </table:table-cell>
          <table:table-cell office:value-type="float" office:value="1.28117"/>
          <table:table-cell office:value-type="float" office:value="1.013"/>
          <table:table-cell office:value-type="float" office:value="0.41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462.0"/>
          <table:table-cell office:value-type="float" office:value="2348.0"/>
          <table:table-cell office:value-type="float" office:value="2348.0"/>
          <table:table-cell office:value-type="float" office:value="45516.0"/>
          <table:table-cell office:value-type="float" office:value="32653.0"/>
          <table:table-cell office:value-type="float" office:value="0.0"/>
          <table:table-cell office:value-type="float" office:value="0.0"/>
          <table:table-cell office:value-type="float" office:value="1.05198"/>
          <table:table-cell office:value-type="float" office:value="1.0"/>
          <table:table-cell office:value-type="float" office:value="0.41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462.0"/>
          <table:table-cell office:value-type="float" office:value="2348.0"/>
          <table:table-cell office:value-type="float" office:value="2348.0"/>
          <table:table-cell office:value-type="float" office:value="45516.0"/>
          <table:table-cell office:value-type="float" office:value="32653.0"/>
          <table:table-cell office:value-type="float" office:value="0.0"/>
          <table:table-cell office:value-type="float" office:value="0.0"/>
          <table:table-cell office:value-type="float" office:value="0.770208"/>
          <table:table-cell office:value-type="float" office:value="0.723"/>
          <table:table-cell office:value-type="float" office:value="0.27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572.0"/>
          <table:table-cell office:value-type="float" office:value="3699.0"/>
          <table:table-cell office:value-type="float" office:value="45516.0"/>
          <table:table-cell office:value-type="float" office:value="32653.0"/>
          <table:table-cell office:value-type="float" office:value="0.0"/>
          <table:table-cell office:value-type="float" office:value="0.0"/>
          <table:table-cell table:formula="of:=MIN([.$B171];[.$O171];[.$AB171])" office:value-type="float"/>
          <table:table-cell table:formula="of:=MIN([.$C171];[.$P171];[.$AC171])" office:value-type="float"/>
          <table:table-cell table:formula="of:=MIN([.$D171];[.$Q171];[.$AD171])" office:value-type="float"/>
          <table:table-cell table:formula="of:=MIN([.$E171];[.$R171];[.$AE171])" office:value-type="float"/>
          <table:table-cell table:formula="of:=MIN([.$F171];[.$S171];[.$AF171])" office:value-type="float"/>
          <table:table-cell table:formula="of:=MIN([.$G171];[.$T171];[.$AG171])" office:value-type="float"/>
          <table:table-cell table:formula="of:=MIN([.$H171];[.$U171];[.$AH171])" office:value-type="float"/>
          <table:table-cell table:formula="of:=MIN([.$I171];[.$V171];[.$AI171])" office:value-type="float"/>
          <table:table-cell table:formula="of:=MIN([.$J171];[.$W171])" office:value-type="float"/>
          <table:table-cell table:formula="of:=MIN([.$K171];[.$X171];[.$AJ171])" office:value-type="float"/>
          <table:table-cell table:formula="of:=MIN([.$L171];[.$Y171];[.$AK171])" office:value-type="float"/>
          <table:table-cell table:formula="of:=MIN([.$M171];[.$Z171];[.$AL171])" office:value-type="float"/>
          <table:table-cell table:formula="of:=MIN([.$N171];[.$AA171];[.$AM171])" office:value-type="float"/>
          <table:table-cell table:formula="of:=MEDIAN([.$B171];[.$O171];[.$AB171])" office:value-type="float"/>
          <table:table-cell table:formula="of:=MEDIAN([.$C171];[.$P171];[.$AC171])" office:value-type="float"/>
          <table:table-cell table:formula="of:=MEDIAN([.$D171];[.$Q171];[.$AD171])" office:value-type="float"/>
          <table:table-cell table:formula="of:=MEDIAN([.$E171];[.$R171];[.$AE171])" office:value-type="float"/>
          <table:table-cell table:formula="of:=MEDIAN([.$F171];[.$S171];[.$AF171])" office:value-type="float"/>
          <table:table-cell table:formula="of:=MEDIAN([.$G171];[.$T171];[.$AG171])" office:value-type="float"/>
          <table:table-cell table:formula="of:=MEDIAN([.$H171];[.$U171];[.$AH171])" office:value-type="float"/>
          <table:table-cell table:formula="of:=MEDIAN([.$I171];[.$V171];[.$AI171])" office:value-type="float"/>
          <table:table-cell table:formula="of:=MEDIAN([.$J171];[.$W171])" office:value-type="float"/>
          <table:table-cell table:formula="of:=MEDIAN([.$K171];[.$X171];[.$AJ171])" office:value-type="float"/>
          <table:table-cell table:formula="of:=MEDIAN([.$L171];[.$Y171];[.$AK171])" office:value-type="float"/>
          <table:table-cell table:formula="of:=MEDIAN([.$M171];[.$Z171];[.$AL171])" office:value-type="float"/>
          <table:table-cell table:formula="of:=MEDIAN([.$N171];[.$AA171];[.$AM171])" office:value-type="float"/>
          <table:table-cell table:formula="of:=MAX([.$B171];[.$O171];[.$AB171])" office:value-type="float"/>
          <table:table-cell table:formula="of:=MAX([.$C171];[.$P171];[.$AC171])" office:value-type="float"/>
          <table:table-cell table:formula="of:=MAX([.$D171];[.$Q171];[.$AD171])" office:value-type="float"/>
          <table:table-cell table:formula="of:=MAX([.$E171];[.$R171];[.$AE171])" office:value-type="float"/>
          <table:table-cell table:formula="of:=MAX([.$F171];[.$S171];[.$AF171])" office:value-type="float"/>
          <table:table-cell table:formula="of:=MAX([.$G171];[.$T171];[.$AG171])" office:value-type="float"/>
          <table:table-cell table:formula="of:=MAX([.$H171];[.$U171];[.$AH171])" office:value-type="float"/>
          <table:table-cell table:formula="of:=MAX([.$I171];[.$V171];[.$AI171])" office:value-type="float"/>
          <table:table-cell table:formula="of:=MAX([.$J171];[.$W171])" office:value-type="float"/>
          <table:table-cell table:formula="of:=MAX([.$K171];[.$X171];[.$AJ171])" office:value-type="float"/>
          <table:table-cell table:formula="of:=MAX([.$L171];[.$Y171];[.$AK171])" office:value-type="float"/>
          <table:table-cell table:formula="of:=MAX([.$M171];[.$Z171];[.$AL171])" office:value-type="float"/>
          <table:table-cell table:formula="of:=MAX([.$N171];[.$AA171];[.$AM171])" office:value-type="float"/>
        </table:table-row>
        <table:table-row table:style-name="ro1">
          <table:table-cell office:value-type="string">
            <text:p>BLOCKS.BLOCKS-11-1.asp/18</text:p>
          </table:table-cell>
          <table:table-cell office:value-type="float" office:value="2.53819"/>
          <table:table-cell office:value-type="float" office:value="2.466"/>
          <table:table-cell office:value-type="float" office:value="1.89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5669.0"/>
          <table:table-cell office:value-type="float" office:value="7292.0"/>
          <table:table-cell office:value-type="float" office:value="7292.0"/>
          <table:table-cell office:value-type="float" office:value="48128.0"/>
          <table:table-cell office:value-type="float" office:value="34846.0"/>
          <table:table-cell office:value-type="float" office:value="0.0"/>
          <table:table-cell office:value-type="float" office:value="0.0"/>
          <table:table-cell office:value-type="float" office:value="2.53861"/>
          <table:table-cell office:value-type="float" office:value="2.487"/>
          <table:table-cell office:value-type="float" office:value="1.9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5669.0"/>
          <table:table-cell office:value-type="float" office:value="7292.0"/>
          <table:table-cell office:value-type="float" office:value="7292.0"/>
          <table:table-cell office:value-type="float" office:value="48128.0"/>
          <table:table-cell office:value-type="float" office:value="34846.0"/>
          <table:table-cell office:value-type="float" office:value="0.0"/>
          <table:table-cell office:value-type="float" office:value="0.0"/>
          <table:table-cell office:value-type="float" office:value="1.16103"/>
          <table:table-cell office:value-type="float" office:value="1.109"/>
          <table:table-cell office:value-type="float" office:value="0.56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3211.0"/>
          <table:table-cell office:value-type="float" office:value="5823.0"/>
          <table:table-cell office:value-type="float" office:value="48128.0"/>
          <table:table-cell office:value-type="float" office:value="34846.0"/>
          <table:table-cell office:value-type="float" office:value="0.0"/>
          <table:table-cell office:value-type="float" office:value="0.0"/>
          <table:table-cell table:formula="of:=MIN([.$B172];[.$O172];[.$AB172])" office:value-type="float"/>
          <table:table-cell table:formula="of:=MIN([.$C172];[.$P172];[.$AC172])" office:value-type="float"/>
          <table:table-cell table:formula="of:=MIN([.$D172];[.$Q172];[.$AD172])" office:value-type="float"/>
          <table:table-cell table:formula="of:=MIN([.$E172];[.$R172];[.$AE172])" office:value-type="float"/>
          <table:table-cell table:formula="of:=MIN([.$F172];[.$S172];[.$AF172])" office:value-type="float"/>
          <table:table-cell table:formula="of:=MIN([.$G172];[.$T172];[.$AG172])" office:value-type="float"/>
          <table:table-cell table:formula="of:=MIN([.$H172];[.$U172];[.$AH172])" office:value-type="float"/>
          <table:table-cell table:formula="of:=MIN([.$I172];[.$V172];[.$AI172])" office:value-type="float"/>
          <table:table-cell table:formula="of:=MIN([.$J172];[.$W172])" office:value-type="float"/>
          <table:table-cell table:formula="of:=MIN([.$K172];[.$X172];[.$AJ172])" office:value-type="float"/>
          <table:table-cell table:formula="of:=MIN([.$L172];[.$Y172];[.$AK172])" office:value-type="float"/>
          <table:table-cell table:formula="of:=MIN([.$M172];[.$Z172];[.$AL172])" office:value-type="float"/>
          <table:table-cell table:formula="of:=MIN([.$N172];[.$AA172];[.$AM172])" office:value-type="float"/>
          <table:table-cell table:formula="of:=MEDIAN([.$B172];[.$O172];[.$AB172])" office:value-type="float"/>
          <table:table-cell table:formula="of:=MEDIAN([.$C172];[.$P172];[.$AC172])" office:value-type="float"/>
          <table:table-cell table:formula="of:=MEDIAN([.$D172];[.$Q172];[.$AD172])" office:value-type="float"/>
          <table:table-cell table:formula="of:=MEDIAN([.$E172];[.$R172];[.$AE172])" office:value-type="float"/>
          <table:table-cell table:formula="of:=MEDIAN([.$F172];[.$S172];[.$AF172])" office:value-type="float"/>
          <table:table-cell table:formula="of:=MEDIAN([.$G172];[.$T172];[.$AG172])" office:value-type="float"/>
          <table:table-cell table:formula="of:=MEDIAN([.$H172];[.$U172];[.$AH172])" office:value-type="float"/>
          <table:table-cell table:formula="of:=MEDIAN([.$I172];[.$V172];[.$AI172])" office:value-type="float"/>
          <table:table-cell table:formula="of:=MEDIAN([.$J172];[.$W172])" office:value-type="float"/>
          <table:table-cell table:formula="of:=MEDIAN([.$K172];[.$X172];[.$AJ172])" office:value-type="float"/>
          <table:table-cell table:formula="of:=MEDIAN([.$L172];[.$Y172];[.$AK172])" office:value-type="float"/>
          <table:table-cell table:formula="of:=MEDIAN([.$M172];[.$Z172];[.$AL172])" office:value-type="float"/>
          <table:table-cell table:formula="of:=MEDIAN([.$N172];[.$AA172];[.$AM172])" office:value-type="float"/>
          <table:table-cell table:formula="of:=MAX([.$B172];[.$O172];[.$AB172])" office:value-type="float"/>
          <table:table-cell table:formula="of:=MAX([.$C172];[.$P172];[.$AC172])" office:value-type="float"/>
          <table:table-cell table:formula="of:=MAX([.$D172];[.$Q172];[.$AD172])" office:value-type="float"/>
          <table:table-cell table:formula="of:=MAX([.$E172];[.$R172];[.$AE172])" office:value-type="float"/>
          <table:table-cell table:formula="of:=MAX([.$F172];[.$S172];[.$AF172])" office:value-type="float"/>
          <table:table-cell table:formula="of:=MAX([.$G172];[.$T172];[.$AG172])" office:value-type="float"/>
          <table:table-cell table:formula="of:=MAX([.$H172];[.$U172];[.$AH172])" office:value-type="float"/>
          <table:table-cell table:formula="of:=MAX([.$I172];[.$V172];[.$AI172])" office:value-type="float"/>
          <table:table-cell table:formula="of:=MAX([.$J172];[.$W172])" office:value-type="float"/>
          <table:table-cell table:formula="of:=MAX([.$K172];[.$X172];[.$AJ172])" office:value-type="float"/>
          <table:table-cell table:formula="of:=MAX([.$L172];[.$Y172];[.$AK172])" office:value-type="float"/>
          <table:table-cell table:formula="of:=MAX([.$M172];[.$Z172];[.$AL172])" office:value-type="float"/>
          <table:table-cell table:formula="of:=MAX([.$N172];[.$AA172];[.$AM172])" office:value-type="float"/>
        </table:table-row>
        <table:table-row table:style-name="ro1">
          <table:table-cell office:value-type="string">
            <text:p>BLOCKS.BLOCKS-11-1.asp/19</text:p>
          </table:table-cell>
          <table:table-cell office:value-type="float" office:value="4.05752"/>
          <table:table-cell office:value-type="float" office:value="3.928"/>
          <table:table-cell office:value-type="float" office:value="3.26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8846.0"/>
          <table:table-cell office:value-type="float" office:value="12376.0"/>
          <table:table-cell office:value-type="float" office:value="12376.0"/>
          <table:table-cell office:value-type="float" office:value="50740.0"/>
          <table:table-cell office:value-type="float" office:value="37039.0"/>
          <table:table-cell office:value-type="float" office:value="0.0"/>
          <table:table-cell office:value-type="float" office:value="0.0"/>
          <table:table-cell office:value-type="float" office:value="3.92248"/>
          <table:table-cell office:value-type="float" office:value="3.869"/>
          <table:table-cell office:value-type="float" office:value="3.27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8846.0"/>
          <table:table-cell office:value-type="float" office:value="12376.0"/>
          <table:table-cell office:value-type="float" office:value="12376.0"/>
          <table:table-cell office:value-type="float" office:value="50740.0"/>
          <table:table-cell office:value-type="float" office:value="37039.0"/>
          <table:table-cell office:value-type="float" office:value="0.0"/>
          <table:table-cell office:value-type="float" office:value="0.0"/>
          <table:table-cell office:value-type="float" office:value="1.76956"/>
          <table:table-cell office:value-type="float" office:value="1.717"/>
          <table:table-cell office:value-type="float" office:value="1.22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5310.0"/>
          <table:table-cell office:value-type="float" office:value="8096.0"/>
          <table:table-cell office:value-type="float" office:value="50740.0"/>
          <table:table-cell office:value-type="float" office:value="37039.0"/>
          <table:table-cell office:value-type="float" office:value="0.0"/>
          <table:table-cell office:value-type="float" office:value="0.0"/>
          <table:table-cell table:formula="of:=MIN([.$B173];[.$O173];[.$AB173])" office:value-type="float"/>
          <table:table-cell table:formula="of:=MIN([.$C173];[.$P173];[.$AC173])" office:value-type="float"/>
          <table:table-cell table:formula="of:=MIN([.$D173];[.$Q173];[.$AD173])" office:value-type="float"/>
          <table:table-cell table:formula="of:=MIN([.$E173];[.$R173];[.$AE173])" office:value-type="float"/>
          <table:table-cell table:formula="of:=MIN([.$F173];[.$S173];[.$AF173])" office:value-type="float"/>
          <table:table-cell table:formula="of:=MIN([.$G173];[.$T173];[.$AG173])" office:value-type="float"/>
          <table:table-cell table:formula="of:=MIN([.$H173];[.$U173];[.$AH173])" office:value-type="float"/>
          <table:table-cell table:formula="of:=MIN([.$I173];[.$V173];[.$AI173])" office:value-type="float"/>
          <table:table-cell table:formula="of:=MIN([.$J173];[.$W173])" office:value-type="float"/>
          <table:table-cell table:formula="of:=MIN([.$K173];[.$X173];[.$AJ173])" office:value-type="float"/>
          <table:table-cell table:formula="of:=MIN([.$L173];[.$Y173];[.$AK173])" office:value-type="float"/>
          <table:table-cell table:formula="of:=MIN([.$M173];[.$Z173];[.$AL173])" office:value-type="float"/>
          <table:table-cell table:formula="of:=MIN([.$N173];[.$AA173];[.$AM173])" office:value-type="float"/>
          <table:table-cell table:formula="of:=MEDIAN([.$B173];[.$O173];[.$AB173])" office:value-type="float"/>
          <table:table-cell table:formula="of:=MEDIAN([.$C173];[.$P173];[.$AC173])" office:value-type="float"/>
          <table:table-cell table:formula="of:=MEDIAN([.$D173];[.$Q173];[.$AD173])" office:value-type="float"/>
          <table:table-cell table:formula="of:=MEDIAN([.$E173];[.$R173];[.$AE173])" office:value-type="float"/>
          <table:table-cell table:formula="of:=MEDIAN([.$F173];[.$S173];[.$AF173])" office:value-type="float"/>
          <table:table-cell table:formula="of:=MEDIAN([.$G173];[.$T173];[.$AG173])" office:value-type="float"/>
          <table:table-cell table:formula="of:=MEDIAN([.$H173];[.$U173];[.$AH173])" office:value-type="float"/>
          <table:table-cell table:formula="of:=MEDIAN([.$I173];[.$V173];[.$AI173])" office:value-type="float"/>
          <table:table-cell table:formula="of:=MEDIAN([.$J173];[.$W173])" office:value-type="float"/>
          <table:table-cell table:formula="of:=MEDIAN([.$K173];[.$X173];[.$AJ173])" office:value-type="float"/>
          <table:table-cell table:formula="of:=MEDIAN([.$L173];[.$Y173];[.$AK173])" office:value-type="float"/>
          <table:table-cell table:formula="of:=MEDIAN([.$M173];[.$Z173];[.$AL173])" office:value-type="float"/>
          <table:table-cell table:formula="of:=MEDIAN([.$N173];[.$AA173];[.$AM173])" office:value-type="float"/>
          <table:table-cell table:formula="of:=MAX([.$B173];[.$O173];[.$AB173])" office:value-type="float"/>
          <table:table-cell table:formula="of:=MAX([.$C173];[.$P173];[.$AC173])" office:value-type="float"/>
          <table:table-cell table:formula="of:=MAX([.$D173];[.$Q173];[.$AD173])" office:value-type="float"/>
          <table:table-cell table:formula="of:=MAX([.$E173];[.$R173];[.$AE173])" office:value-type="float"/>
          <table:table-cell table:formula="of:=MAX([.$F173];[.$S173];[.$AF173])" office:value-type="float"/>
          <table:table-cell table:formula="of:=MAX([.$G173];[.$T173];[.$AG173])" office:value-type="float"/>
          <table:table-cell table:formula="of:=MAX([.$H173];[.$U173];[.$AH173])" office:value-type="float"/>
          <table:table-cell table:formula="of:=MAX([.$I173];[.$V173];[.$AI173])" office:value-type="float"/>
          <table:table-cell table:formula="of:=MAX([.$J173];[.$W173])" office:value-type="float"/>
          <table:table-cell table:formula="of:=MAX([.$K173];[.$X173];[.$AJ173])" office:value-type="float"/>
          <table:table-cell table:formula="of:=MAX([.$L173];[.$Y173];[.$AK173])" office:value-type="float"/>
          <table:table-cell table:formula="of:=MAX([.$M173];[.$Z173];[.$AL173])" office:value-type="float"/>
          <table:table-cell table:formula="of:=MAX([.$N173];[.$AA173];[.$AM173])" office:value-type="float"/>
        </table:table-row>
        <table:table-row table:style-name="ro1">
          <table:table-cell office:value-type="string">
            <text:p>BLOCKS.BLOCKS-11-1.asp/2</text:p>
          </table:table-cell>
          <table:table-cell office:value-type="float" office:value="0.139374"/>
          <table:table-cell office:value-type="float" office:value="0.0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336.0"/>
          <table:table-cell office:value-type="float" office:value="41.0"/>
          <table:table-cell office:value-type="float" office:value="0.0"/>
          <table:table-cell office:value-type="float" office:value="0.0"/>
          <table:table-cell office:value-type="float" office:value="0.117341"/>
          <table:table-cell office:value-type="float" office:value="0.0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336.0"/>
          <table:table-cell office:value-type="float" office:value="41.0"/>
          <table:table-cell office:value-type="float" office:value="0.0"/>
          <table:table-cell office:value-type="float" office:value="0.0"/>
          <table:table-cell office:value-type="float" office:value="0.117016"/>
          <table:table-cell office:value-type="float" office:value="0.0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6336.0"/>
          <table:table-cell office:value-type="float" office:value="41.0"/>
          <table:table-cell office:value-type="float" office:value="0.0"/>
          <table:table-cell office:value-type="float" office:value="0.0"/>
          <table:table-cell table:formula="of:=MIN([.$B174];[.$O174];[.$AB174])" office:value-type="float"/>
          <table:table-cell table:formula="of:=MIN([.$C174];[.$P174];[.$AC174])" office:value-type="float"/>
          <table:table-cell table:formula="of:=MIN([.$D174];[.$Q174];[.$AD174])" office:value-type="float"/>
          <table:table-cell table:formula="of:=MIN([.$E174];[.$R174];[.$AE174])" office:value-type="float"/>
          <table:table-cell table:formula="of:=MIN([.$F174];[.$S174];[.$AF174])" office:value-type="float"/>
          <table:table-cell table:formula="of:=MIN([.$G174];[.$T174];[.$AG174])" office:value-type="float"/>
          <table:table-cell table:formula="of:=MIN([.$H174];[.$U174];[.$AH174])" office:value-type="float"/>
          <table:table-cell table:formula="of:=MIN([.$I174];[.$V174];[.$AI174])" office:value-type="float"/>
          <table:table-cell table:formula="of:=MIN([.$J174];[.$W174])" office:value-type="float"/>
          <table:table-cell table:formula="of:=MIN([.$K174];[.$X174];[.$AJ174])" office:value-type="float"/>
          <table:table-cell table:formula="of:=MIN([.$L174];[.$Y174];[.$AK174])" office:value-type="float"/>
          <table:table-cell table:formula="of:=MIN([.$M174];[.$Z174];[.$AL174])" office:value-type="float"/>
          <table:table-cell table:formula="of:=MIN([.$N174];[.$AA174];[.$AM174])" office:value-type="float"/>
          <table:table-cell table:formula="of:=MEDIAN([.$B174];[.$O174];[.$AB174])" office:value-type="float"/>
          <table:table-cell table:formula="of:=MEDIAN([.$C174];[.$P174];[.$AC174])" office:value-type="float"/>
          <table:table-cell table:formula="of:=MEDIAN([.$D174];[.$Q174];[.$AD174])" office:value-type="float"/>
          <table:table-cell table:formula="of:=MEDIAN([.$E174];[.$R174];[.$AE174])" office:value-type="float"/>
          <table:table-cell table:formula="of:=MEDIAN([.$F174];[.$S174];[.$AF174])" office:value-type="float"/>
          <table:table-cell table:formula="of:=MEDIAN([.$G174];[.$T174];[.$AG174])" office:value-type="float"/>
          <table:table-cell table:formula="of:=MEDIAN([.$H174];[.$U174];[.$AH174])" office:value-type="float"/>
          <table:table-cell table:formula="of:=MEDIAN([.$I174];[.$V174];[.$AI174])" office:value-type="float"/>
          <table:table-cell table:formula="of:=MEDIAN([.$J174];[.$W174])" office:value-type="float"/>
          <table:table-cell table:formula="of:=MEDIAN([.$K174];[.$X174];[.$AJ174])" office:value-type="float"/>
          <table:table-cell table:formula="of:=MEDIAN([.$L174];[.$Y174];[.$AK174])" office:value-type="float"/>
          <table:table-cell table:formula="of:=MEDIAN([.$M174];[.$Z174];[.$AL174])" office:value-type="float"/>
          <table:table-cell table:formula="of:=MEDIAN([.$N174];[.$AA174];[.$AM174])" office:value-type="float"/>
          <table:table-cell table:formula="of:=MAX([.$B174];[.$O174];[.$AB174])" office:value-type="float"/>
          <table:table-cell table:formula="of:=MAX([.$C174];[.$P174];[.$AC174])" office:value-type="float"/>
          <table:table-cell table:formula="of:=MAX([.$D174];[.$Q174];[.$AD174])" office:value-type="float"/>
          <table:table-cell table:formula="of:=MAX([.$E174];[.$R174];[.$AE174])" office:value-type="float"/>
          <table:table-cell table:formula="of:=MAX([.$F174];[.$S174];[.$AF174])" office:value-type="float"/>
          <table:table-cell table:formula="of:=MAX([.$G174];[.$T174];[.$AG174])" office:value-type="float"/>
          <table:table-cell table:formula="of:=MAX([.$H174];[.$U174];[.$AH174])" office:value-type="float"/>
          <table:table-cell table:formula="of:=MAX([.$I174];[.$V174];[.$AI174])" office:value-type="float"/>
          <table:table-cell table:formula="of:=MAX([.$J174];[.$W174])" office:value-type="float"/>
          <table:table-cell table:formula="of:=MAX([.$K174];[.$X174];[.$AJ174])" office:value-type="float"/>
          <table:table-cell table:formula="of:=MAX([.$L174];[.$Y174];[.$AK174])" office:value-type="float"/>
          <table:table-cell table:formula="of:=MAX([.$M174];[.$Z174];[.$AL174])" office:value-type="float"/>
          <table:table-cell table:formula="of:=MAX([.$N174];[.$AA174];[.$AM174])" office:value-type="float"/>
        </table:table-row>
        <table:table-row table:style-name="ro1">
          <table:table-cell office:value-type="string">
            <text:p>BLOCKS.BLOCKS-11-1.asp/20</text:p>
          </table:table-cell>
          <table:table-cell office:value-type="float" office:value="12.5785"/>
          <table:table-cell office:value-type="float" office:value="12.517"/>
          <table:table-cell office:value-type="float" office:value="11.85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5980.0"/>
          <table:table-cell office:value-type="float" office:value="34661.0"/>
          <table:table-cell office:value-type="float" office:value="34661.0"/>
          <table:table-cell office:value-type="float" office:value="53352.0"/>
          <table:table-cell office:value-type="float" office:value="39232.0"/>
          <table:table-cell office:value-type="float" office:value="0.0"/>
          <table:table-cell office:value-type="float" office:value="0.0"/>
          <table:table-cell office:value-type="float" office:value="12.6829"/>
          <table:table-cell office:value-type="float" office:value="12.611"/>
          <table:table-cell office:value-type="float" office:value="11.94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5980.0"/>
          <table:table-cell office:value-type="float" office:value="34661.0"/>
          <table:table-cell office:value-type="float" office:value="34661.0"/>
          <table:table-cell office:value-type="float" office:value="53352.0"/>
          <table:table-cell office:value-type="float" office:value="39232.0"/>
          <table:table-cell office:value-type="float" office:value="0.0"/>
          <table:table-cell office:value-type="float" office:value="0.0"/>
          <table:table-cell office:value-type="float" office:value="3.56379"/>
          <table:table-cell office:value-type="float" office:value="3.51"/>
          <table:table-cell office:value-type="float" office:value="2.98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1373.0"/>
          <table:table-cell office:value-type="float" office:value="16600.0"/>
          <table:table-cell office:value-type="float" office:value="53352.0"/>
          <table:table-cell office:value-type="float" office:value="39232.0"/>
          <table:table-cell office:value-type="float" office:value="0.0"/>
          <table:table-cell office:value-type="float" office:value="0.0"/>
          <table:table-cell table:formula="of:=MIN([.$B175];[.$O175];[.$AB175])" office:value-type="float"/>
          <table:table-cell table:formula="of:=MIN([.$C175];[.$P175];[.$AC175])" office:value-type="float"/>
          <table:table-cell table:formula="of:=MIN([.$D175];[.$Q175];[.$AD175])" office:value-type="float"/>
          <table:table-cell table:formula="of:=MIN([.$E175];[.$R175];[.$AE175])" office:value-type="float"/>
          <table:table-cell table:formula="of:=MIN([.$F175];[.$S175];[.$AF175])" office:value-type="float"/>
          <table:table-cell table:formula="of:=MIN([.$G175];[.$T175];[.$AG175])" office:value-type="float"/>
          <table:table-cell table:formula="of:=MIN([.$H175];[.$U175];[.$AH175])" office:value-type="float"/>
          <table:table-cell table:formula="of:=MIN([.$I175];[.$V175];[.$AI175])" office:value-type="float"/>
          <table:table-cell table:formula="of:=MIN([.$J175];[.$W175])" office:value-type="float"/>
          <table:table-cell table:formula="of:=MIN([.$K175];[.$X175];[.$AJ175])" office:value-type="float"/>
          <table:table-cell table:formula="of:=MIN([.$L175];[.$Y175];[.$AK175])" office:value-type="float"/>
          <table:table-cell table:formula="of:=MIN([.$M175];[.$Z175];[.$AL175])" office:value-type="float"/>
          <table:table-cell table:formula="of:=MIN([.$N175];[.$AA175];[.$AM175])" office:value-type="float"/>
          <table:table-cell table:formula="of:=MEDIAN([.$B175];[.$O175];[.$AB175])" office:value-type="float"/>
          <table:table-cell table:formula="of:=MEDIAN([.$C175];[.$P175];[.$AC175])" office:value-type="float"/>
          <table:table-cell table:formula="of:=MEDIAN([.$D175];[.$Q175];[.$AD175])" office:value-type="float"/>
          <table:table-cell table:formula="of:=MEDIAN([.$E175];[.$R175];[.$AE175])" office:value-type="float"/>
          <table:table-cell table:formula="of:=MEDIAN([.$F175];[.$S175];[.$AF175])" office:value-type="float"/>
          <table:table-cell table:formula="of:=MEDIAN([.$G175];[.$T175];[.$AG175])" office:value-type="float"/>
          <table:table-cell table:formula="of:=MEDIAN([.$H175];[.$U175];[.$AH175])" office:value-type="float"/>
          <table:table-cell table:formula="of:=MEDIAN([.$I175];[.$V175];[.$AI175])" office:value-type="float"/>
          <table:table-cell table:formula="of:=MEDIAN([.$J175];[.$W175])" office:value-type="float"/>
          <table:table-cell table:formula="of:=MEDIAN([.$K175];[.$X175];[.$AJ175])" office:value-type="float"/>
          <table:table-cell table:formula="of:=MEDIAN([.$L175];[.$Y175];[.$AK175])" office:value-type="float"/>
          <table:table-cell table:formula="of:=MEDIAN([.$M175];[.$Z175];[.$AL175])" office:value-type="float"/>
          <table:table-cell table:formula="of:=MEDIAN([.$N175];[.$AA175];[.$AM175])" office:value-type="float"/>
          <table:table-cell table:formula="of:=MAX([.$B175];[.$O175];[.$AB175])" office:value-type="float"/>
          <table:table-cell table:formula="of:=MAX([.$C175];[.$P175];[.$AC175])" office:value-type="float"/>
          <table:table-cell table:formula="of:=MAX([.$D175];[.$Q175];[.$AD175])" office:value-type="float"/>
          <table:table-cell table:formula="of:=MAX([.$E175];[.$R175];[.$AE175])" office:value-type="float"/>
          <table:table-cell table:formula="of:=MAX([.$F175];[.$S175];[.$AF175])" office:value-type="float"/>
          <table:table-cell table:formula="of:=MAX([.$G175];[.$T175];[.$AG175])" office:value-type="float"/>
          <table:table-cell table:formula="of:=MAX([.$H175];[.$U175];[.$AH175])" office:value-type="float"/>
          <table:table-cell table:formula="of:=MAX([.$I175];[.$V175];[.$AI175])" office:value-type="float"/>
          <table:table-cell table:formula="of:=MAX([.$J175];[.$W175])" office:value-type="float"/>
          <table:table-cell table:formula="of:=MAX([.$K175];[.$X175];[.$AJ175])" office:value-type="float"/>
          <table:table-cell table:formula="of:=MAX([.$L175];[.$Y175];[.$AK175])" office:value-type="float"/>
          <table:table-cell table:formula="of:=MAX([.$M175];[.$Z175];[.$AL175])" office:value-type="float"/>
          <table:table-cell table:formula="of:=MAX([.$N175];[.$AA175];[.$AM175])" office:value-type="float"/>
        </table:table-row>
        <table:table-row table:style-name="ro1">
          <table:table-cell office:value-type="string">
            <text:p>BLOCKS.BLOCKS-11-1.asp/21</text:p>
          </table:table-cell>
          <table:table-cell office:value-type="float" office:value="25.1003"/>
          <table:table-cell office:value-type="float" office:value="25.039"/>
          <table:table-cell office:value-type="float" office:value="24.29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45194.0"/>
          <table:table-cell office:value-type="float" office:value="61642.0"/>
          <table:table-cell office:value-type="float" office:value="61642.0"/>
          <table:table-cell office:value-type="float" office:value="55964.0"/>
          <table:table-cell office:value-type="float" office:value="41425.0"/>
          <table:table-cell office:value-type="float" office:value="0.0"/>
          <table:table-cell office:value-type="float" office:value="0.0"/>
          <table:table-cell office:value-type="float" office:value="25.3521"/>
          <table:table-cell office:value-type="float" office:value="25.288"/>
          <table:table-cell office:value-type="float" office:value="24.63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45194.0"/>
          <table:table-cell office:value-type="float" office:value="61642.0"/>
          <table:table-cell office:value-type="float" office:value="61642.0"/>
          <table:table-cell office:value-type="float" office:value="55964.0"/>
          <table:table-cell office:value-type="float" office:value="41425.0"/>
          <table:table-cell office:value-type="float" office:value="0.0"/>
          <table:table-cell office:value-type="float" office:value="0.0"/>
          <table:table-cell office:value-type="float" office:value="7.255"/>
          <table:table-cell office:value-type="float" office:value="7.2"/>
          <table:table-cell office:value-type="float" office:value="6.64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23662.0"/>
          <table:table-cell office:value-type="float" office:value="30753.0"/>
          <table:table-cell office:value-type="float" office:value="55964.0"/>
          <table:table-cell office:value-type="float" office:value="41425.0"/>
          <table:table-cell office:value-type="float" office:value="0.0"/>
          <table:table-cell office:value-type="float" office:value="0.0"/>
          <table:table-cell table:formula="of:=MIN([.$B176];[.$O176];[.$AB176])" office:value-type="float"/>
          <table:table-cell table:formula="of:=MIN([.$C176];[.$P176];[.$AC176])" office:value-type="float"/>
          <table:table-cell table:formula="of:=MIN([.$D176];[.$Q176];[.$AD176])" office:value-type="float"/>
          <table:table-cell table:formula="of:=MIN([.$E176];[.$R176];[.$AE176])" office:value-type="float"/>
          <table:table-cell table:formula="of:=MIN([.$F176];[.$S176];[.$AF176])" office:value-type="float"/>
          <table:table-cell table:formula="of:=MIN([.$G176];[.$T176];[.$AG176])" office:value-type="float"/>
          <table:table-cell table:formula="of:=MIN([.$H176];[.$U176];[.$AH176])" office:value-type="float"/>
          <table:table-cell table:formula="of:=MIN([.$I176];[.$V176];[.$AI176])" office:value-type="float"/>
          <table:table-cell table:formula="of:=MIN([.$J176];[.$W176])" office:value-type="float"/>
          <table:table-cell table:formula="of:=MIN([.$K176];[.$X176];[.$AJ176])" office:value-type="float"/>
          <table:table-cell table:formula="of:=MIN([.$L176];[.$Y176];[.$AK176])" office:value-type="float"/>
          <table:table-cell table:formula="of:=MIN([.$M176];[.$Z176];[.$AL176])" office:value-type="float"/>
          <table:table-cell table:formula="of:=MIN([.$N176];[.$AA176];[.$AM176])" office:value-type="float"/>
          <table:table-cell table:formula="of:=MEDIAN([.$B176];[.$O176];[.$AB176])" office:value-type="float"/>
          <table:table-cell table:formula="of:=MEDIAN([.$C176];[.$P176];[.$AC176])" office:value-type="float"/>
          <table:table-cell table:formula="of:=MEDIAN([.$D176];[.$Q176];[.$AD176])" office:value-type="float"/>
          <table:table-cell table:formula="of:=MEDIAN([.$E176];[.$R176];[.$AE176])" office:value-type="float"/>
          <table:table-cell table:formula="of:=MEDIAN([.$F176];[.$S176];[.$AF176])" office:value-type="float"/>
          <table:table-cell table:formula="of:=MEDIAN([.$G176];[.$T176];[.$AG176])" office:value-type="float"/>
          <table:table-cell table:formula="of:=MEDIAN([.$H176];[.$U176];[.$AH176])" office:value-type="float"/>
          <table:table-cell table:formula="of:=MEDIAN([.$I176];[.$V176];[.$AI176])" office:value-type="float"/>
          <table:table-cell table:formula="of:=MEDIAN([.$J176];[.$W176])" office:value-type="float"/>
          <table:table-cell table:formula="of:=MEDIAN([.$K176];[.$X176];[.$AJ176])" office:value-type="float"/>
          <table:table-cell table:formula="of:=MEDIAN([.$L176];[.$Y176];[.$AK176])" office:value-type="float"/>
          <table:table-cell table:formula="of:=MEDIAN([.$M176];[.$Z176];[.$AL176])" office:value-type="float"/>
          <table:table-cell table:formula="of:=MEDIAN([.$N176];[.$AA176];[.$AM176])" office:value-type="float"/>
          <table:table-cell table:formula="of:=MAX([.$B176];[.$O176];[.$AB176])" office:value-type="float"/>
          <table:table-cell table:formula="of:=MAX([.$C176];[.$P176];[.$AC176])" office:value-type="float"/>
          <table:table-cell table:formula="of:=MAX([.$D176];[.$Q176];[.$AD176])" office:value-type="float"/>
          <table:table-cell table:formula="of:=MAX([.$E176];[.$R176];[.$AE176])" office:value-type="float"/>
          <table:table-cell table:formula="of:=MAX([.$F176];[.$S176];[.$AF176])" office:value-type="float"/>
          <table:table-cell table:formula="of:=MAX([.$G176];[.$T176];[.$AG176])" office:value-type="float"/>
          <table:table-cell table:formula="of:=MAX([.$H176];[.$U176];[.$AH176])" office:value-type="float"/>
          <table:table-cell table:formula="of:=MAX([.$I176];[.$V176];[.$AI176])" office:value-type="float"/>
          <table:table-cell table:formula="of:=MAX([.$J176];[.$W176])" office:value-type="float"/>
          <table:table-cell table:formula="of:=MAX([.$K176];[.$X176];[.$AJ176])" office:value-type="float"/>
          <table:table-cell table:formula="of:=MAX([.$L176];[.$Y176];[.$AK176])" office:value-type="float"/>
          <table:table-cell table:formula="of:=MAX([.$M176];[.$Z176];[.$AL176])" office:value-type="float"/>
          <table:table-cell table:formula="of:=MAX([.$N176];[.$AA176];[.$AM176])" office:value-type="float"/>
        </table:table-row>
        <table:table-row table:style-name="ro1">
          <table:table-cell office:value-type="string">
            <text:p>BLOCKS.BLOCKS-11-1.asp/22</text:p>
          </table:table-cell>
          <table:table-cell office:value-type="float" office:value="141.178"/>
          <table:table-cell office:value-type="float" office:value="141.089"/>
          <table:table-cell office:value-type="float" office:value="140.38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208687.0"/>
          <table:table-cell office:value-type="float" office:value="289787.0"/>
          <table:table-cell office:value-type="float" office:value="289787.0"/>
          <table:table-cell office:value-type="float" office:value="58576.0"/>
          <table:table-cell office:value-type="float" office:value="43618.0"/>
          <table:table-cell office:value-type="float" office:value="0.0"/>
          <table:table-cell office:value-type="float" office:value="0.0"/>
          <table:table-cell office:value-type="float" office:value="143.172"/>
          <table:table-cell office:value-type="float" office:value="143.093"/>
          <table:table-cell office:value-type="float" office:value="142.31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208687.0"/>
          <table:table-cell office:value-type="float" office:value="289787.0"/>
          <table:table-cell office:value-type="float" office:value="289787.0"/>
          <table:table-cell office:value-type="float" office:value="58576.0"/>
          <table:table-cell office:value-type="float" office:value="43618.0"/>
          <table:table-cell office:value-type="float" office:value="0.0"/>
          <table:table-cell office:value-type="float" office:value="0.0"/>
          <table:table-cell office:value-type="float" office:value="12.1818"/>
          <table:table-cell office:value-type="float" office:value="12.126"/>
          <table:table-cell office:value-type="float" office:value="11.53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45313.0"/>
          <table:table-cell office:value-type="float" office:value="56532.0"/>
          <table:table-cell office:value-type="float" office:value="58576.0"/>
          <table:table-cell office:value-type="float" office:value="43618.0"/>
          <table:table-cell office:value-type="float" office:value="0.0"/>
          <table:table-cell office:value-type="float" office:value="0.0"/>
          <table:table-cell table:formula="of:=MIN([.$B177];[.$O177];[.$AB177])" office:value-type="float"/>
          <table:table-cell table:formula="of:=MIN([.$C177];[.$P177];[.$AC177])" office:value-type="float"/>
          <table:table-cell table:formula="of:=MIN([.$D177];[.$Q177];[.$AD177])" office:value-type="float"/>
          <table:table-cell table:formula="of:=MIN([.$E177];[.$R177];[.$AE177])" office:value-type="float"/>
          <table:table-cell table:formula="of:=MIN([.$F177];[.$S177];[.$AF177])" office:value-type="float"/>
          <table:table-cell table:formula="of:=MIN([.$G177];[.$T177];[.$AG177])" office:value-type="float"/>
          <table:table-cell table:formula="of:=MIN([.$H177];[.$U177];[.$AH177])" office:value-type="float"/>
          <table:table-cell table:formula="of:=MIN([.$I177];[.$V177];[.$AI177])" office:value-type="float"/>
          <table:table-cell table:formula="of:=MIN([.$J177];[.$W177])" office:value-type="float"/>
          <table:table-cell table:formula="of:=MIN([.$K177];[.$X177];[.$AJ177])" office:value-type="float"/>
          <table:table-cell table:formula="of:=MIN([.$L177];[.$Y177];[.$AK177])" office:value-type="float"/>
          <table:table-cell table:formula="of:=MIN([.$M177];[.$Z177];[.$AL177])" office:value-type="float"/>
          <table:table-cell table:formula="of:=MIN([.$N177];[.$AA177];[.$AM177])" office:value-type="float"/>
          <table:table-cell table:formula="of:=MEDIAN([.$B177];[.$O177];[.$AB177])" office:value-type="float"/>
          <table:table-cell table:formula="of:=MEDIAN([.$C177];[.$P177];[.$AC177])" office:value-type="float"/>
          <table:table-cell table:formula="of:=MEDIAN([.$D177];[.$Q177];[.$AD177])" office:value-type="float"/>
          <table:table-cell table:formula="of:=MEDIAN([.$E177];[.$R177];[.$AE177])" office:value-type="float"/>
          <table:table-cell table:formula="of:=MEDIAN([.$F177];[.$S177];[.$AF177])" office:value-type="float"/>
          <table:table-cell table:formula="of:=MEDIAN([.$G177];[.$T177];[.$AG177])" office:value-type="float"/>
          <table:table-cell table:formula="of:=MEDIAN([.$H177];[.$U177];[.$AH177])" office:value-type="float"/>
          <table:table-cell table:formula="of:=MEDIAN([.$I177];[.$V177];[.$AI177])" office:value-type="float"/>
          <table:table-cell table:formula="of:=MEDIAN([.$J177];[.$W177])" office:value-type="float"/>
          <table:table-cell table:formula="of:=MEDIAN([.$K177];[.$X177];[.$AJ177])" office:value-type="float"/>
          <table:table-cell table:formula="of:=MEDIAN([.$L177];[.$Y177];[.$AK177])" office:value-type="float"/>
          <table:table-cell table:formula="of:=MEDIAN([.$M177];[.$Z177];[.$AL177])" office:value-type="float"/>
          <table:table-cell table:formula="of:=MEDIAN([.$N177];[.$AA177];[.$AM177])" office:value-type="float"/>
          <table:table-cell table:formula="of:=MAX([.$B177];[.$O177];[.$AB177])" office:value-type="float"/>
          <table:table-cell table:formula="of:=MAX([.$C177];[.$P177];[.$AC177])" office:value-type="float"/>
          <table:table-cell table:formula="of:=MAX([.$D177];[.$Q177];[.$AD177])" office:value-type="float"/>
          <table:table-cell table:formula="of:=MAX([.$E177];[.$R177];[.$AE177])" office:value-type="float"/>
          <table:table-cell table:formula="of:=MAX([.$F177];[.$S177];[.$AF177])" office:value-type="float"/>
          <table:table-cell table:formula="of:=MAX([.$G177];[.$T177];[.$AG177])" office:value-type="float"/>
          <table:table-cell table:formula="of:=MAX([.$H177];[.$U177];[.$AH177])" office:value-type="float"/>
          <table:table-cell table:formula="of:=MAX([.$I177];[.$V177];[.$AI177])" office:value-type="float"/>
          <table:table-cell table:formula="of:=MAX([.$J177];[.$W177])" office:value-type="float"/>
          <table:table-cell table:formula="of:=MAX([.$K177];[.$X177];[.$AJ177])" office:value-type="float"/>
          <table:table-cell table:formula="of:=MAX([.$L177];[.$Y177];[.$AK177])" office:value-type="float"/>
          <table:table-cell table:formula="of:=MAX([.$M177];[.$Z177];[.$AL177])" office:value-type="float"/>
          <table:table-cell table:formula="of:=MAX([.$N177];[.$AA177];[.$AM177])" office:value-type="float"/>
        </table:table-row>
        <table:table-row table:style-name="ro1">
          <table:table-cell office:value-type="string">
            <text:p>BLOCKS.BLOCKS-11-1.asp/23</text:p>
          </table:table-cell>
          <table:table-cell office:value-type="float" office:value="155.339"/>
          <table:table-cell office:value-type="float" office:value="155.258"/>
          <table:table-cell office:value-type="float" office:value="154.53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229208.0"/>
          <table:table-cell office:value-type="float" office:value="319597.0"/>
          <table:table-cell office:value-type="float" office:value="319597.0"/>
          <table:table-cell office:value-type="float" office:value="61188.0"/>
          <table:table-cell office:value-type="float" office:value="45811.0"/>
          <table:table-cell office:value-type="float" office:value="0.0"/>
          <table:table-cell office:value-type="float" office:value="0.0"/>
          <table:table-cell office:value-type="float" office:value="154.457"/>
          <table:table-cell office:value-type="float" office:value="154.374"/>
          <table:table-cell office:value-type="float" office:value="153.63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229208.0"/>
          <table:table-cell office:value-type="float" office:value="319597.0"/>
          <table:table-cell office:value-type="float" office:value="319597.0"/>
          <table:table-cell office:value-type="float" office:value="61188.0"/>
          <table:table-cell office:value-type="float" office:value="45811.0"/>
          <table:table-cell office:value-type="float" office:value="0.0"/>
          <table:table-cell office:value-type="float" office:value="0.0"/>
          <table:table-cell office:value-type="float" office:value="16.3756"/>
          <table:table-cell office:value-type="float" office:value="16.319"/>
          <table:table-cell office:value-type="float" office:value="15.7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52022.0"/>
          <table:table-cell office:value-type="float" office:value="65963.0"/>
          <table:table-cell office:value-type="float" office:value="61188.0"/>
          <table:table-cell office:value-type="float" office:value="45811.0"/>
          <table:table-cell office:value-type="float" office:value="0.0"/>
          <table:table-cell office:value-type="float" office:value="0.0"/>
          <table:table-cell table:formula="of:=MIN([.$B178];[.$O178];[.$AB178])" office:value-type="float"/>
          <table:table-cell table:formula="of:=MIN([.$C178];[.$P178];[.$AC178])" office:value-type="float"/>
          <table:table-cell table:formula="of:=MIN([.$D178];[.$Q178];[.$AD178])" office:value-type="float"/>
          <table:table-cell table:formula="of:=MIN([.$E178];[.$R178];[.$AE178])" office:value-type="float"/>
          <table:table-cell table:formula="of:=MIN([.$F178];[.$S178];[.$AF178])" office:value-type="float"/>
          <table:table-cell table:formula="of:=MIN([.$G178];[.$T178];[.$AG178])" office:value-type="float"/>
          <table:table-cell table:formula="of:=MIN([.$H178];[.$U178];[.$AH178])" office:value-type="float"/>
          <table:table-cell table:formula="of:=MIN([.$I178];[.$V178];[.$AI178])" office:value-type="float"/>
          <table:table-cell table:formula="of:=MIN([.$J178];[.$W178])" office:value-type="float"/>
          <table:table-cell table:formula="of:=MIN([.$K178];[.$X178];[.$AJ178])" office:value-type="float"/>
          <table:table-cell table:formula="of:=MIN([.$L178];[.$Y178];[.$AK178])" office:value-type="float"/>
          <table:table-cell table:formula="of:=MIN([.$M178];[.$Z178];[.$AL178])" office:value-type="float"/>
          <table:table-cell table:formula="of:=MIN([.$N178];[.$AA178];[.$AM178])" office:value-type="float"/>
          <table:table-cell table:formula="of:=MEDIAN([.$B178];[.$O178];[.$AB178])" office:value-type="float"/>
          <table:table-cell table:formula="of:=MEDIAN([.$C178];[.$P178];[.$AC178])" office:value-type="float"/>
          <table:table-cell table:formula="of:=MEDIAN([.$D178];[.$Q178];[.$AD178])" office:value-type="float"/>
          <table:table-cell table:formula="of:=MEDIAN([.$E178];[.$R178];[.$AE178])" office:value-type="float"/>
          <table:table-cell table:formula="of:=MEDIAN([.$F178];[.$S178];[.$AF178])" office:value-type="float"/>
          <table:table-cell table:formula="of:=MEDIAN([.$G178];[.$T178];[.$AG178])" office:value-type="float"/>
          <table:table-cell table:formula="of:=MEDIAN([.$H178];[.$U178];[.$AH178])" office:value-type="float"/>
          <table:table-cell table:formula="of:=MEDIAN([.$I178];[.$V178];[.$AI178])" office:value-type="float"/>
          <table:table-cell table:formula="of:=MEDIAN([.$J178];[.$W178])" office:value-type="float"/>
          <table:table-cell table:formula="of:=MEDIAN([.$K178];[.$X178];[.$AJ178])" office:value-type="float"/>
          <table:table-cell table:formula="of:=MEDIAN([.$L178];[.$Y178];[.$AK178])" office:value-type="float"/>
          <table:table-cell table:formula="of:=MEDIAN([.$M178];[.$Z178];[.$AL178])" office:value-type="float"/>
          <table:table-cell table:formula="of:=MEDIAN([.$N178];[.$AA178];[.$AM178])" office:value-type="float"/>
          <table:table-cell table:formula="of:=MAX([.$B178];[.$O178];[.$AB178])" office:value-type="float"/>
          <table:table-cell table:formula="of:=MAX([.$C178];[.$P178];[.$AC178])" office:value-type="float"/>
          <table:table-cell table:formula="of:=MAX([.$D178];[.$Q178];[.$AD178])" office:value-type="float"/>
          <table:table-cell table:formula="of:=MAX([.$E178];[.$R178];[.$AE178])" office:value-type="float"/>
          <table:table-cell table:formula="of:=MAX([.$F178];[.$S178];[.$AF178])" office:value-type="float"/>
          <table:table-cell table:formula="of:=MAX([.$G178];[.$T178];[.$AG178])" office:value-type="float"/>
          <table:table-cell table:formula="of:=MAX([.$H178];[.$U178];[.$AH178])" office:value-type="float"/>
          <table:table-cell table:formula="of:=MAX([.$I178];[.$V178];[.$AI178])" office:value-type="float"/>
          <table:table-cell table:formula="of:=MAX([.$J178];[.$W178])" office:value-type="float"/>
          <table:table-cell table:formula="of:=MAX([.$K178];[.$X178];[.$AJ178])" office:value-type="float"/>
          <table:table-cell table:formula="of:=MAX([.$L178];[.$Y178];[.$AK178])" office:value-type="float"/>
          <table:table-cell table:formula="of:=MAX([.$M178];[.$Z178];[.$AL178])" office:value-type="float"/>
          <table:table-cell table:formula="of:=MAX([.$N178];[.$AA178];[.$AM178])" office:value-type="float"/>
        </table:table-row>
        <table:table-row table:style-name="ro1">
          <table:table-cell office:value-type="string">
            <text:p>BLOCKS.BLOCKS-11-1.asp/24</text:p>
          </table:table-cell>
          <table:table-cell office:value-type="float" office:value="300.0"/>
          <table:table-cell office:value-type="float" office:value="299.986"/>
          <table:table-cell office:value-type="float" office:value="299.08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74924.0"/>
          <table:table-cell office:value-type="float" office:value="530204.0"/>
          <table:table-cell office:value-type="float" office:value="530204.0"/>
          <table:table-cell office:value-type="float" office:value="63800.0"/>
          <table:table-cell office:value-type="float" office:value="4800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3"/>
          <table:table-cell office:value-type="float" office:value="299.21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76341.0"/>
          <table:table-cell office:value-type="float" office:value="532363.0"/>
          <table:table-cell office:value-type="float" office:value="532363.0"/>
          <table:table-cell office:value-type="float" office:value="63800.0"/>
          <table:table-cell office:value-type="float" office:value="48004.0"/>
          <table:table-cell office:value-type="float" office:value="0.0"/>
          <table:table-cell office:value-type="float" office:value="0.0"/>
          <table:table-cell office:value-type="float" office:value="33.8082"/>
          <table:table-cell office:value-type="float" office:value="33.749"/>
          <table:table-cell office:value-type="float" office:value="33.11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106836.0"/>
          <table:table-cell office:value-type="float" office:value="134361.0"/>
          <table:table-cell office:value-type="float" office:value="63800.0"/>
          <table:table-cell office:value-type="float" office:value="48004.0"/>
          <table:table-cell office:value-type="float" office:value="0.0"/>
          <table:table-cell office:value-type="float" office:value="0.0"/>
          <table:table-cell table:formula="of:=MIN([.$B179];[.$O179];[.$AB179])" office:value-type="float"/>
          <table:table-cell table:formula="of:=MIN([.$C179];[.$P179];[.$AC179])" office:value-type="float"/>
          <table:table-cell table:formula="of:=MIN([.$D179];[.$Q179];[.$AD179])" office:value-type="float"/>
          <table:table-cell table:formula="of:=MIN([.$E179];[.$R179];[.$AE179])" office:value-type="float"/>
          <table:table-cell table:formula="of:=MIN([.$F179];[.$S179];[.$AF179])" office:value-type="float"/>
          <table:table-cell table:formula="of:=MIN([.$G179];[.$T179];[.$AG179])" office:value-type="float"/>
          <table:table-cell table:formula="of:=MIN([.$H179];[.$U179];[.$AH179])" office:value-type="float"/>
          <table:table-cell table:formula="of:=MIN([.$I179];[.$V179];[.$AI179])" office:value-type="float"/>
          <table:table-cell table:formula="of:=MIN([.$J179];[.$W179])" office:value-type="float"/>
          <table:table-cell table:formula="of:=MIN([.$K179];[.$X179];[.$AJ179])" office:value-type="float"/>
          <table:table-cell table:formula="of:=MIN([.$L179];[.$Y179];[.$AK179])" office:value-type="float"/>
          <table:table-cell table:formula="of:=MIN([.$M179];[.$Z179];[.$AL179])" office:value-type="float"/>
          <table:table-cell table:formula="of:=MIN([.$N179];[.$AA179];[.$AM179])" office:value-type="float"/>
          <table:table-cell table:formula="of:=MEDIAN([.$B179];[.$O179];[.$AB179])" office:value-type="float"/>
          <table:table-cell table:formula="of:=MEDIAN([.$C179];[.$P179];[.$AC179])" office:value-type="float"/>
          <table:table-cell table:formula="of:=MEDIAN([.$D179];[.$Q179];[.$AD179])" office:value-type="float"/>
          <table:table-cell table:formula="of:=MEDIAN([.$E179];[.$R179];[.$AE179])" office:value-type="float"/>
          <table:table-cell table:formula="of:=MEDIAN([.$F179];[.$S179];[.$AF179])" office:value-type="float"/>
          <table:table-cell table:formula="of:=MEDIAN([.$G179];[.$T179];[.$AG179])" office:value-type="float"/>
          <table:table-cell table:formula="of:=MEDIAN([.$H179];[.$U179];[.$AH179])" office:value-type="float"/>
          <table:table-cell table:formula="of:=MEDIAN([.$I179];[.$V179];[.$AI179])" office:value-type="float"/>
          <table:table-cell table:formula="of:=MEDIAN([.$J179];[.$W179])" office:value-type="float"/>
          <table:table-cell table:formula="of:=MEDIAN([.$K179];[.$X179];[.$AJ179])" office:value-type="float"/>
          <table:table-cell table:formula="of:=MEDIAN([.$L179];[.$Y179];[.$AK179])" office:value-type="float"/>
          <table:table-cell table:formula="of:=MEDIAN([.$M179];[.$Z179];[.$AL179])" office:value-type="float"/>
          <table:table-cell table:formula="of:=MEDIAN([.$N179];[.$AA179];[.$AM179])" office:value-type="float"/>
          <table:table-cell table:formula="of:=MAX([.$B179];[.$O179];[.$AB179])" office:value-type="float"/>
          <table:table-cell table:formula="of:=MAX([.$C179];[.$P179];[.$AC179])" office:value-type="float"/>
          <table:table-cell table:formula="of:=MAX([.$D179];[.$Q179];[.$AD179])" office:value-type="float"/>
          <table:table-cell table:formula="of:=MAX([.$E179];[.$R179];[.$AE179])" office:value-type="float"/>
          <table:table-cell table:formula="of:=MAX([.$F179];[.$S179];[.$AF179])" office:value-type="float"/>
          <table:table-cell table:formula="of:=MAX([.$G179];[.$T179];[.$AG179])" office:value-type="float"/>
          <table:table-cell table:formula="of:=MAX([.$H179];[.$U179];[.$AH179])" office:value-type="float"/>
          <table:table-cell table:formula="of:=MAX([.$I179];[.$V179];[.$AI179])" office:value-type="float"/>
          <table:table-cell table:formula="of:=MAX([.$J179];[.$W179])" office:value-type="float"/>
          <table:table-cell table:formula="of:=MAX([.$K179];[.$X179];[.$AJ179])" office:value-type="float"/>
          <table:table-cell table:formula="of:=MAX([.$L179];[.$Y179];[.$AK179])" office:value-type="float"/>
          <table:table-cell table:formula="of:=MAX([.$M179];[.$Z179];[.$AL179])" office:value-type="float"/>
          <table:table-cell table:formula="of:=MAX([.$N179];[.$AA179];[.$AM179])" office:value-type="float"/>
        </table:table-row>
        <table:table-row table:style-name="ro1">
          <table:table-cell office:value-type="string">
            <text:p>BLOCKS.BLOCKS-11-1.asp/25</text:p>
          </table:table-cell>
          <table:table-cell office:value-type="float" office:value="300.0"/>
          <table:table-cell office:value-type="float" office:value="299.987"/>
          <table:table-cell office:value-type="float" office:value="299.11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88072.0"/>
          <table:table-cell office:value-type="float" office:value="516359.0"/>
          <table:table-cell office:value-type="float" office:value="516359.0"/>
          <table:table-cell office:value-type="float" office:value="66412.0"/>
          <table:table-cell office:value-type="float" office:value="5019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9.18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90630.0"/>
          <table:table-cell office:value-type="float" office:value="519331.0"/>
          <table:table-cell office:value-type="float" office:value="519331.0"/>
          <table:table-cell office:value-type="float" office:value="66412.0"/>
          <table:table-cell office:value-type="float" office:value="50197.0"/>
          <table:table-cell office:value-type="float" office:value="0.0"/>
          <table:table-cell office:value-type="float" office:value="0.0"/>
          <table:table-cell office:value-type="float" office:value="54.8888"/>
          <table:table-cell office:value-type="float" office:value="54.825"/>
          <table:table-cell office:value-type="float" office:value="54.14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54572.0"/>
          <table:table-cell office:value-type="float" office:value="188859.0"/>
          <table:table-cell office:value-type="float" office:value="66412.0"/>
          <table:table-cell office:value-type="float" office:value="50197.0"/>
          <table:table-cell office:value-type="float" office:value="0.0"/>
          <table:table-cell office:value-type="float" office:value="0.0"/>
          <table:table-cell table:formula="of:=MIN([.$B180];[.$O180];[.$AB180])" office:value-type="float"/>
          <table:table-cell table:formula="of:=MIN([.$C180];[.$P180];[.$AC180])" office:value-type="float"/>
          <table:table-cell table:formula="of:=MIN([.$D180];[.$Q180];[.$AD180])" office:value-type="float"/>
          <table:table-cell table:formula="of:=MIN([.$E180];[.$R180];[.$AE180])" office:value-type="float"/>
          <table:table-cell table:formula="of:=MIN([.$F180];[.$S180];[.$AF180])" office:value-type="float"/>
          <table:table-cell table:formula="of:=MIN([.$G180];[.$T180];[.$AG180])" office:value-type="float"/>
          <table:table-cell table:formula="of:=MIN([.$H180];[.$U180];[.$AH180])" office:value-type="float"/>
          <table:table-cell table:formula="of:=MIN([.$I180];[.$V180];[.$AI180])" office:value-type="float"/>
          <table:table-cell table:formula="of:=MIN([.$J180];[.$W180])" office:value-type="float"/>
          <table:table-cell table:formula="of:=MIN([.$K180];[.$X180];[.$AJ180])" office:value-type="float"/>
          <table:table-cell table:formula="of:=MIN([.$L180];[.$Y180];[.$AK180])" office:value-type="float"/>
          <table:table-cell table:formula="of:=MIN([.$M180];[.$Z180];[.$AL180])" office:value-type="float"/>
          <table:table-cell table:formula="of:=MIN([.$N180];[.$AA180];[.$AM180])" office:value-type="float"/>
          <table:table-cell table:formula="of:=MEDIAN([.$B180];[.$O180];[.$AB180])" office:value-type="float"/>
          <table:table-cell table:formula="of:=MEDIAN([.$C180];[.$P180];[.$AC180])" office:value-type="float"/>
          <table:table-cell table:formula="of:=MEDIAN([.$D180];[.$Q180];[.$AD180])" office:value-type="float"/>
          <table:table-cell table:formula="of:=MEDIAN([.$E180];[.$R180];[.$AE180])" office:value-type="float"/>
          <table:table-cell table:formula="of:=MEDIAN([.$F180];[.$S180];[.$AF180])" office:value-type="float"/>
          <table:table-cell table:formula="of:=MEDIAN([.$G180];[.$T180];[.$AG180])" office:value-type="float"/>
          <table:table-cell table:formula="of:=MEDIAN([.$H180];[.$U180];[.$AH180])" office:value-type="float"/>
          <table:table-cell table:formula="of:=MEDIAN([.$I180];[.$V180];[.$AI180])" office:value-type="float"/>
          <table:table-cell table:formula="of:=MEDIAN([.$J180];[.$W180])" office:value-type="float"/>
          <table:table-cell table:formula="of:=MEDIAN([.$K180];[.$X180];[.$AJ180])" office:value-type="float"/>
          <table:table-cell table:formula="of:=MEDIAN([.$L180];[.$Y180];[.$AK180])" office:value-type="float"/>
          <table:table-cell table:formula="of:=MEDIAN([.$M180];[.$Z180];[.$AL180])" office:value-type="float"/>
          <table:table-cell table:formula="of:=MEDIAN([.$N180];[.$AA180];[.$AM180])" office:value-type="float"/>
          <table:table-cell table:formula="of:=MAX([.$B180];[.$O180];[.$AB180])" office:value-type="float"/>
          <table:table-cell table:formula="of:=MAX([.$C180];[.$P180];[.$AC180])" office:value-type="float"/>
          <table:table-cell table:formula="of:=MAX([.$D180];[.$Q180];[.$AD180])" office:value-type="float"/>
          <table:table-cell table:formula="of:=MAX([.$E180];[.$R180];[.$AE180])" office:value-type="float"/>
          <table:table-cell table:formula="of:=MAX([.$F180];[.$S180];[.$AF180])" office:value-type="float"/>
          <table:table-cell table:formula="of:=MAX([.$G180];[.$T180];[.$AG180])" office:value-type="float"/>
          <table:table-cell table:formula="of:=MAX([.$H180];[.$U180];[.$AH180])" office:value-type="float"/>
          <table:table-cell table:formula="of:=MAX([.$I180];[.$V180];[.$AI180])" office:value-type="float"/>
          <table:table-cell table:formula="of:=MAX([.$J180];[.$W180])" office:value-type="float"/>
          <table:table-cell table:formula="of:=MAX([.$K180];[.$X180];[.$AJ180])" office:value-type="float"/>
          <table:table-cell table:formula="of:=MAX([.$L180];[.$Y180];[.$AK180])" office:value-type="float"/>
          <table:table-cell table:formula="of:=MAX([.$M180];[.$Z180];[.$AL180])" office:value-type="float"/>
          <table:table-cell table:formula="of:=MAX([.$N180];[.$AA180];[.$AM180])" office:value-type="float"/>
        </table:table-row>
        <table:table-row table:style-name="ro1">
          <table:table-cell office:value-type="string">
            <text:p>BLOCKS.BLOCKS-11-1.asp/26</text:p>
          </table:table-cell>
          <table:table-cell office:value-type="float" office:value="300.0"/>
          <table:table-cell office:value-type="float" office:value="299.987"/>
          <table:table-cell office:value-type="float" office:value="299.07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37072.0"/>
          <table:table-cell office:value-type="float" office:value="487237.0"/>
          <table:table-cell office:value-type="float" office:value="487237.0"/>
          <table:table-cell office:value-type="float" office:value="69024.0"/>
          <table:table-cell office:value-type="float" office:value="5239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2"/>
          <table:table-cell office:value-type="float" office:value="299.14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34952.0"/>
          <table:table-cell office:value-type="float" office:value="484589.0"/>
          <table:table-cell office:value-type="float" office:value="484589.0"/>
          <table:table-cell office:value-type="float" office:value="69024.0"/>
          <table:table-cell office:value-type="float" office:value="52390.0"/>
          <table:table-cell office:value-type="float" office:value="0.0"/>
          <table:table-cell office:value-type="float" office:value="0.0"/>
          <table:table-cell office:value-type="float" office:value="253.722"/>
          <table:table-cell office:value-type="float" office:value="253.652"/>
          <table:table-cell office:value-type="float" office:value="252.95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626724.0"/>
          <table:table-cell office:value-type="float" office:value="743020.0"/>
          <table:table-cell office:value-type="float" office:value="69024.0"/>
          <table:table-cell office:value-type="float" office:value="52390.0"/>
          <table:table-cell office:value-type="float" office:value="0.0"/>
          <table:table-cell office:value-type="float" office:value="0.0"/>
          <table:table-cell table:formula="of:=MIN([.$B181];[.$O181];[.$AB181])" office:value-type="float"/>
          <table:table-cell table:formula="of:=MIN([.$C181];[.$P181];[.$AC181])" office:value-type="float"/>
          <table:table-cell table:formula="of:=MIN([.$D181];[.$Q181];[.$AD181])" office:value-type="float"/>
          <table:table-cell table:formula="of:=MIN([.$E181];[.$R181];[.$AE181])" office:value-type="float"/>
          <table:table-cell table:formula="of:=MIN([.$F181];[.$S181];[.$AF181])" office:value-type="float"/>
          <table:table-cell table:formula="of:=MIN([.$G181];[.$T181];[.$AG181])" office:value-type="float"/>
          <table:table-cell table:formula="of:=MIN([.$H181];[.$U181];[.$AH181])" office:value-type="float"/>
          <table:table-cell table:formula="of:=MIN([.$I181];[.$V181];[.$AI181])" office:value-type="float"/>
          <table:table-cell table:formula="of:=MIN([.$J181];[.$W181])" office:value-type="float"/>
          <table:table-cell table:formula="of:=MIN([.$K181];[.$X181];[.$AJ181])" office:value-type="float"/>
          <table:table-cell table:formula="of:=MIN([.$L181];[.$Y181];[.$AK181])" office:value-type="float"/>
          <table:table-cell table:formula="of:=MIN([.$M181];[.$Z181];[.$AL181])" office:value-type="float"/>
          <table:table-cell table:formula="of:=MIN([.$N181];[.$AA181];[.$AM181])" office:value-type="float"/>
          <table:table-cell table:formula="of:=MEDIAN([.$B181];[.$O181];[.$AB181])" office:value-type="float"/>
          <table:table-cell table:formula="of:=MEDIAN([.$C181];[.$P181];[.$AC181])" office:value-type="float"/>
          <table:table-cell table:formula="of:=MEDIAN([.$D181];[.$Q181];[.$AD181])" office:value-type="float"/>
          <table:table-cell table:formula="of:=MEDIAN([.$E181];[.$R181];[.$AE181])" office:value-type="float"/>
          <table:table-cell table:formula="of:=MEDIAN([.$F181];[.$S181];[.$AF181])" office:value-type="float"/>
          <table:table-cell table:formula="of:=MEDIAN([.$G181];[.$T181];[.$AG181])" office:value-type="float"/>
          <table:table-cell table:formula="of:=MEDIAN([.$H181];[.$U181];[.$AH181])" office:value-type="float"/>
          <table:table-cell table:formula="of:=MEDIAN([.$I181];[.$V181];[.$AI181])" office:value-type="float"/>
          <table:table-cell table:formula="of:=MEDIAN([.$J181];[.$W181])" office:value-type="float"/>
          <table:table-cell table:formula="of:=MEDIAN([.$K181];[.$X181];[.$AJ181])" office:value-type="float"/>
          <table:table-cell table:formula="of:=MEDIAN([.$L181];[.$Y181];[.$AK181])" office:value-type="float"/>
          <table:table-cell table:formula="of:=MEDIAN([.$M181];[.$Z181];[.$AL181])" office:value-type="float"/>
          <table:table-cell table:formula="of:=MEDIAN([.$N181];[.$AA181];[.$AM181])" office:value-type="float"/>
          <table:table-cell table:formula="of:=MAX([.$B181];[.$O181];[.$AB181])" office:value-type="float"/>
          <table:table-cell table:formula="of:=MAX([.$C181];[.$P181];[.$AC181])" office:value-type="float"/>
          <table:table-cell table:formula="of:=MAX([.$D181];[.$Q181];[.$AD181])" office:value-type="float"/>
          <table:table-cell table:formula="of:=MAX([.$E181];[.$R181];[.$AE181])" office:value-type="float"/>
          <table:table-cell table:formula="of:=MAX([.$F181];[.$S181];[.$AF181])" office:value-type="float"/>
          <table:table-cell table:formula="of:=MAX([.$G181];[.$T181];[.$AG181])" office:value-type="float"/>
          <table:table-cell table:formula="of:=MAX([.$H181];[.$U181];[.$AH181])" office:value-type="float"/>
          <table:table-cell table:formula="of:=MAX([.$I181];[.$V181];[.$AI181])" office:value-type="float"/>
          <table:table-cell table:formula="of:=MAX([.$J181];[.$W181])" office:value-type="float"/>
          <table:table-cell table:formula="of:=MAX([.$K181];[.$X181];[.$AJ181])" office:value-type="float"/>
          <table:table-cell table:formula="of:=MAX([.$L181];[.$Y181];[.$AK181])" office:value-type="float"/>
          <table:table-cell table:formula="of:=MAX([.$M181];[.$Z181];[.$AL181])" office:value-type="float"/>
          <table:table-cell table:formula="of:=MAX([.$N181];[.$AA181];[.$AM181])" office:value-type="float"/>
        </table:table-row>
        <table:table-row table:style-name="ro1">
          <table:table-cell office:value-type="string">
            <text:p>BLOCKS.BLOCKS-11-1.asp/27</text:p>
          </table:table-cell>
          <table:table-cell office:value-type="float" office:value="300.0"/>
          <table:table-cell office:value-type="float" office:value="299.989"/>
          <table:table-cell office:value-type="float" office:value="299.09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38019.0"/>
          <table:table-cell office:value-type="float" office:value="489499.0"/>
          <table:table-cell office:value-type="float" office:value="489499.0"/>
          <table:table-cell office:value-type="float" office:value="71636.0"/>
          <table:table-cell office:value-type="float" office:value="5458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9.09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36821.0"/>
          <table:table-cell office:value-type="float" office:value="487477.0"/>
          <table:table-cell office:value-type="float" office:value="487477.0"/>
          <table:table-cell office:value-type="float" office:value="71636.0"/>
          <table:table-cell office:value-type="float" office:value="5458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4"/>
          <table:table-cell office:value-type="float" office:value="299.17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690575.0"/>
          <table:table-cell office:value-type="float" office:value="818786.0"/>
          <table:table-cell office:value-type="float" office:value="71636.0"/>
          <table:table-cell office:value-type="float" office:value="54583.0"/>
          <table:table-cell office:value-type="float" office:value="0.0"/>
          <table:table-cell office:value-type="float" office:value="0.0"/>
          <table:table-cell table:formula="of:=MIN([.$B182];[.$O182];[.$AB182])" office:value-type="float"/>
          <table:table-cell table:formula="of:=MIN([.$C182];[.$P182];[.$AC182])" office:value-type="float"/>
          <table:table-cell table:formula="of:=MIN([.$D182];[.$Q182];[.$AD182])" office:value-type="float"/>
          <table:table-cell table:formula="of:=MIN([.$E182];[.$R182];[.$AE182])" office:value-type="float"/>
          <table:table-cell table:formula="of:=MIN([.$F182];[.$S182];[.$AF182])" office:value-type="float"/>
          <table:table-cell table:formula="of:=MIN([.$G182];[.$T182];[.$AG182])" office:value-type="float"/>
          <table:table-cell table:formula="of:=MIN([.$H182];[.$U182];[.$AH182])" office:value-type="float"/>
          <table:table-cell table:formula="of:=MIN([.$I182];[.$V182];[.$AI182])" office:value-type="float"/>
          <table:table-cell table:formula="of:=MIN([.$J182];[.$W182])" office:value-type="float"/>
          <table:table-cell table:formula="of:=MIN([.$K182];[.$X182];[.$AJ182])" office:value-type="float"/>
          <table:table-cell table:formula="of:=MIN([.$L182];[.$Y182];[.$AK182])" office:value-type="float"/>
          <table:table-cell table:formula="of:=MIN([.$M182];[.$Z182];[.$AL182])" office:value-type="float"/>
          <table:table-cell table:formula="of:=MIN([.$N182];[.$AA182];[.$AM182])" office:value-type="float"/>
          <table:table-cell table:formula="of:=MEDIAN([.$B182];[.$O182];[.$AB182])" office:value-type="float"/>
          <table:table-cell table:formula="of:=MEDIAN([.$C182];[.$P182];[.$AC182])" office:value-type="float"/>
          <table:table-cell table:formula="of:=MEDIAN([.$D182];[.$Q182];[.$AD182])" office:value-type="float"/>
          <table:table-cell table:formula="of:=MEDIAN([.$E182];[.$R182];[.$AE182])" office:value-type="float"/>
          <table:table-cell table:formula="of:=MEDIAN([.$F182];[.$S182];[.$AF182])" office:value-type="float"/>
          <table:table-cell table:formula="of:=MEDIAN([.$G182];[.$T182];[.$AG182])" office:value-type="float"/>
          <table:table-cell table:formula="of:=MEDIAN([.$H182];[.$U182];[.$AH182])" office:value-type="float"/>
          <table:table-cell table:formula="of:=MEDIAN([.$I182];[.$V182];[.$AI182])" office:value-type="float"/>
          <table:table-cell table:formula="of:=MEDIAN([.$J182];[.$W182])" office:value-type="float"/>
          <table:table-cell table:formula="of:=MEDIAN([.$K182];[.$X182];[.$AJ182])" office:value-type="float"/>
          <table:table-cell table:formula="of:=MEDIAN([.$L182];[.$Y182];[.$AK182])" office:value-type="float"/>
          <table:table-cell table:formula="of:=MEDIAN([.$M182];[.$Z182];[.$AL182])" office:value-type="float"/>
          <table:table-cell table:formula="of:=MEDIAN([.$N182];[.$AA182];[.$AM182])" office:value-type="float"/>
          <table:table-cell table:formula="of:=MAX([.$B182];[.$O182];[.$AB182])" office:value-type="float"/>
          <table:table-cell table:formula="of:=MAX([.$C182];[.$P182];[.$AC182])" office:value-type="float"/>
          <table:table-cell table:formula="of:=MAX([.$D182];[.$Q182];[.$AD182])" office:value-type="float"/>
          <table:table-cell table:formula="of:=MAX([.$E182];[.$R182];[.$AE182])" office:value-type="float"/>
          <table:table-cell table:formula="of:=MAX([.$F182];[.$S182];[.$AF182])" office:value-type="float"/>
          <table:table-cell table:formula="of:=MAX([.$G182];[.$T182];[.$AG182])" office:value-type="float"/>
          <table:table-cell table:formula="of:=MAX([.$H182];[.$U182];[.$AH182])" office:value-type="float"/>
          <table:table-cell table:formula="of:=MAX([.$I182];[.$V182];[.$AI182])" office:value-type="float"/>
          <table:table-cell table:formula="of:=MAX([.$J182];[.$W182])" office:value-type="float"/>
          <table:table-cell table:formula="of:=MAX([.$K182];[.$X182];[.$AJ182])" office:value-type="float"/>
          <table:table-cell table:formula="of:=MAX([.$L182];[.$Y182];[.$AK182])" office:value-type="float"/>
          <table:table-cell table:formula="of:=MAX([.$M182];[.$Z182];[.$AL182])" office:value-type="float"/>
          <table:table-cell table:formula="of:=MAX([.$N182];[.$AA182];[.$AM182])" office:value-type="float"/>
        </table:table-row>
        <table:table-row table:style-name="ro1">
          <table:table-cell office:value-type="string">
            <text:p>BLOCKS.BLOCKS-11-1.asp/28</text:p>
          </table:table-cell>
          <table:table-cell office:value-type="float" office:value="300.0"/>
          <table:table-cell office:value-type="float" office:value="299.981"/>
          <table:table-cell office:value-type="float" office:value="299.06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29845.0"/>
          <table:table-cell office:value-type="float" office:value="508775.0"/>
          <table:table-cell office:value-type="float" office:value="508775.0"/>
          <table:table-cell office:value-type="float" office:value="74248.0"/>
          <table:table-cell office:value-type="float" office:value="5677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1"/>
          <table:table-cell office:value-type="float" office:value="299.01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29440.0"/>
          <table:table-cell office:value-type="float" office:value="508187.0"/>
          <table:table-cell office:value-type="float" office:value="508187.0"/>
          <table:table-cell office:value-type="float" office:value="74248.0"/>
          <table:table-cell office:value-type="float" office:value="5677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"/>
          <table:table-cell office:value-type="float" office:value="299.13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38653.0"/>
          <table:table-cell office:value-type="float" office:value="743346.0"/>
          <table:table-cell office:value-type="float" office:value="74248.0"/>
          <table:table-cell office:value-type="float" office:value="56776.0"/>
          <table:table-cell office:value-type="float" office:value="0.0"/>
          <table:table-cell office:value-type="float" office:value="0.0"/>
          <table:table-cell table:formula="of:=MIN([.$B183];[.$O183];[.$AB183])" office:value-type="float"/>
          <table:table-cell table:formula="of:=MIN([.$C183];[.$P183];[.$AC183])" office:value-type="float"/>
          <table:table-cell table:formula="of:=MIN([.$D183];[.$Q183];[.$AD183])" office:value-type="float"/>
          <table:table-cell table:formula="of:=MIN([.$E183];[.$R183];[.$AE183])" office:value-type="float"/>
          <table:table-cell table:formula="of:=MIN([.$F183];[.$S183];[.$AF183])" office:value-type="float"/>
          <table:table-cell table:formula="of:=MIN([.$G183];[.$T183];[.$AG183])" office:value-type="float"/>
          <table:table-cell table:formula="of:=MIN([.$H183];[.$U183];[.$AH183])" office:value-type="float"/>
          <table:table-cell table:formula="of:=MIN([.$I183];[.$V183];[.$AI183])" office:value-type="float"/>
          <table:table-cell table:formula="of:=MIN([.$J183];[.$W183])" office:value-type="float"/>
          <table:table-cell table:formula="of:=MIN([.$K183];[.$X183];[.$AJ183])" office:value-type="float"/>
          <table:table-cell table:formula="of:=MIN([.$L183];[.$Y183];[.$AK183])" office:value-type="float"/>
          <table:table-cell table:formula="of:=MIN([.$M183];[.$Z183];[.$AL183])" office:value-type="float"/>
          <table:table-cell table:formula="of:=MIN([.$N183];[.$AA183];[.$AM183])" office:value-type="float"/>
          <table:table-cell table:formula="of:=MEDIAN([.$B183];[.$O183];[.$AB183])" office:value-type="float"/>
          <table:table-cell table:formula="of:=MEDIAN([.$C183];[.$P183];[.$AC183])" office:value-type="float"/>
          <table:table-cell table:formula="of:=MEDIAN([.$D183];[.$Q183];[.$AD183])" office:value-type="float"/>
          <table:table-cell table:formula="of:=MEDIAN([.$E183];[.$R183];[.$AE183])" office:value-type="float"/>
          <table:table-cell table:formula="of:=MEDIAN([.$F183];[.$S183];[.$AF183])" office:value-type="float"/>
          <table:table-cell table:formula="of:=MEDIAN([.$G183];[.$T183];[.$AG183])" office:value-type="float"/>
          <table:table-cell table:formula="of:=MEDIAN([.$H183];[.$U183];[.$AH183])" office:value-type="float"/>
          <table:table-cell table:formula="of:=MEDIAN([.$I183];[.$V183];[.$AI183])" office:value-type="float"/>
          <table:table-cell table:formula="of:=MEDIAN([.$J183];[.$W183])" office:value-type="float"/>
          <table:table-cell table:formula="of:=MEDIAN([.$K183];[.$X183];[.$AJ183])" office:value-type="float"/>
          <table:table-cell table:formula="of:=MEDIAN([.$L183];[.$Y183];[.$AK183])" office:value-type="float"/>
          <table:table-cell table:formula="of:=MEDIAN([.$M183];[.$Z183];[.$AL183])" office:value-type="float"/>
          <table:table-cell table:formula="of:=MEDIAN([.$N183];[.$AA183];[.$AM183])" office:value-type="float"/>
          <table:table-cell table:formula="of:=MAX([.$B183];[.$O183];[.$AB183])" office:value-type="float"/>
          <table:table-cell table:formula="of:=MAX([.$C183];[.$P183];[.$AC183])" office:value-type="float"/>
          <table:table-cell table:formula="of:=MAX([.$D183];[.$Q183];[.$AD183])" office:value-type="float"/>
          <table:table-cell table:formula="of:=MAX([.$E183];[.$R183];[.$AE183])" office:value-type="float"/>
          <table:table-cell table:formula="of:=MAX([.$F183];[.$S183];[.$AF183])" office:value-type="float"/>
          <table:table-cell table:formula="of:=MAX([.$G183];[.$T183];[.$AG183])" office:value-type="float"/>
          <table:table-cell table:formula="of:=MAX([.$H183];[.$U183];[.$AH183])" office:value-type="float"/>
          <table:table-cell table:formula="of:=MAX([.$I183];[.$V183];[.$AI183])" office:value-type="float"/>
          <table:table-cell table:formula="of:=MAX([.$J183];[.$W183])" office:value-type="float"/>
          <table:table-cell table:formula="of:=MAX([.$K183];[.$X183];[.$AJ183])" office:value-type="float"/>
          <table:table-cell table:formula="of:=MAX([.$L183];[.$Y183];[.$AK183])" office:value-type="float"/>
          <table:table-cell table:formula="of:=MAX([.$M183];[.$Z183];[.$AL183])" office:value-type="float"/>
          <table:table-cell table:formula="of:=MAX([.$N183];[.$AA183];[.$AM183])" office:value-type="float"/>
        </table:table-row>
        <table:table-row table:style-name="ro1">
          <table:table-cell office:value-type="string">
            <text:p>BLOCKS.BLOCKS-11-1.asp/29</text:p>
          </table:table-cell>
          <table:table-cell office:value-type="float" office:value="300.0"/>
          <table:table-cell office:value-type="float" office:value="299.984"/>
          <table:table-cell office:value-type="float" office:value="299.01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66526.0"/>
          <table:table-cell office:value-type="float" office:value="573475.0"/>
          <table:table-cell office:value-type="float" office:value="573475.0"/>
          <table:table-cell office:value-type="float" office:value="76860.0"/>
          <table:table-cell office:value-type="float" office:value="5896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1"/>
          <table:table-cell office:value-type="float" office:value="298.99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67572.0"/>
          <table:table-cell office:value-type="float" office:value="574903.0"/>
          <table:table-cell office:value-type="float" office:value="574903.0"/>
          <table:table-cell office:value-type="float" office:value="76860.0"/>
          <table:table-cell office:value-type="float" office:value="5896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9.2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46540.0"/>
          <table:table-cell office:value-type="float" office:value="749015.0"/>
          <table:table-cell office:value-type="float" office:value="76860.0"/>
          <table:table-cell office:value-type="float" office:value="58969.0"/>
          <table:table-cell office:value-type="float" office:value="0.0"/>
          <table:table-cell office:value-type="float" office:value="0.0"/>
          <table:table-cell table:formula="of:=MIN([.$B184];[.$O184];[.$AB184])" office:value-type="float"/>
          <table:table-cell table:formula="of:=MIN([.$C184];[.$P184];[.$AC184])" office:value-type="float"/>
          <table:table-cell table:formula="of:=MIN([.$D184];[.$Q184];[.$AD184])" office:value-type="float"/>
          <table:table-cell table:formula="of:=MIN([.$E184];[.$R184];[.$AE184])" office:value-type="float"/>
          <table:table-cell table:formula="of:=MIN([.$F184];[.$S184];[.$AF184])" office:value-type="float"/>
          <table:table-cell table:formula="of:=MIN([.$G184];[.$T184];[.$AG184])" office:value-type="float"/>
          <table:table-cell table:formula="of:=MIN([.$H184];[.$U184];[.$AH184])" office:value-type="float"/>
          <table:table-cell table:formula="of:=MIN([.$I184];[.$V184];[.$AI184])" office:value-type="float"/>
          <table:table-cell table:formula="of:=MIN([.$J184];[.$W184])" office:value-type="float"/>
          <table:table-cell table:formula="of:=MIN([.$K184];[.$X184];[.$AJ184])" office:value-type="float"/>
          <table:table-cell table:formula="of:=MIN([.$L184];[.$Y184];[.$AK184])" office:value-type="float"/>
          <table:table-cell table:formula="of:=MIN([.$M184];[.$Z184];[.$AL184])" office:value-type="float"/>
          <table:table-cell table:formula="of:=MIN([.$N184];[.$AA184];[.$AM184])" office:value-type="float"/>
          <table:table-cell table:formula="of:=MEDIAN([.$B184];[.$O184];[.$AB184])" office:value-type="float"/>
          <table:table-cell table:formula="of:=MEDIAN([.$C184];[.$P184];[.$AC184])" office:value-type="float"/>
          <table:table-cell table:formula="of:=MEDIAN([.$D184];[.$Q184];[.$AD184])" office:value-type="float"/>
          <table:table-cell table:formula="of:=MEDIAN([.$E184];[.$R184];[.$AE184])" office:value-type="float"/>
          <table:table-cell table:formula="of:=MEDIAN([.$F184];[.$S184];[.$AF184])" office:value-type="float"/>
          <table:table-cell table:formula="of:=MEDIAN([.$G184];[.$T184];[.$AG184])" office:value-type="float"/>
          <table:table-cell table:formula="of:=MEDIAN([.$H184];[.$U184];[.$AH184])" office:value-type="float"/>
          <table:table-cell table:formula="of:=MEDIAN([.$I184];[.$V184];[.$AI184])" office:value-type="float"/>
          <table:table-cell table:formula="of:=MEDIAN([.$J184];[.$W184])" office:value-type="float"/>
          <table:table-cell table:formula="of:=MEDIAN([.$K184];[.$X184];[.$AJ184])" office:value-type="float"/>
          <table:table-cell table:formula="of:=MEDIAN([.$L184];[.$Y184];[.$AK184])" office:value-type="float"/>
          <table:table-cell table:formula="of:=MEDIAN([.$M184];[.$Z184];[.$AL184])" office:value-type="float"/>
          <table:table-cell table:formula="of:=MEDIAN([.$N184];[.$AA184];[.$AM184])" office:value-type="float"/>
          <table:table-cell table:formula="of:=MAX([.$B184];[.$O184];[.$AB184])" office:value-type="float"/>
          <table:table-cell table:formula="of:=MAX([.$C184];[.$P184];[.$AC184])" office:value-type="float"/>
          <table:table-cell table:formula="of:=MAX([.$D184];[.$Q184];[.$AD184])" office:value-type="float"/>
          <table:table-cell table:formula="of:=MAX([.$E184];[.$R184];[.$AE184])" office:value-type="float"/>
          <table:table-cell table:formula="of:=MAX([.$F184];[.$S184];[.$AF184])" office:value-type="float"/>
          <table:table-cell table:formula="of:=MAX([.$G184];[.$T184];[.$AG184])" office:value-type="float"/>
          <table:table-cell table:formula="of:=MAX([.$H184];[.$U184];[.$AH184])" office:value-type="float"/>
          <table:table-cell table:formula="of:=MAX([.$I184];[.$V184];[.$AI184])" office:value-type="float"/>
          <table:table-cell table:formula="of:=MAX([.$J184];[.$W184])" office:value-type="float"/>
          <table:table-cell table:formula="of:=MAX([.$K184];[.$X184];[.$AJ184])" office:value-type="float"/>
          <table:table-cell table:formula="of:=MAX([.$L184];[.$Y184];[.$AK184])" office:value-type="float"/>
          <table:table-cell table:formula="of:=MAX([.$M184];[.$Z184];[.$AL184])" office:value-type="float"/>
          <table:table-cell table:formula="of:=MAX([.$N184];[.$AA184];[.$AM184])" office:value-type="float"/>
        </table:table-row>
        <table:table-row table:style-name="ro1">
          <table:table-cell office:value-type="string">
            <text:p>BLOCKS.BLOCKS-11-1.asp/3</text:p>
          </table:table-cell>
          <table:table-cell office:value-type="float" office:value="0.15682"/>
          <table:table-cell office:value-type="float" office:value="0.1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948.0"/>
          <table:table-cell office:value-type="float" office:value="89.0"/>
          <table:table-cell office:value-type="float" office:value="0.0"/>
          <table:table-cell office:value-type="float" office:value="0.0"/>
          <table:table-cell office:value-type="float" office:value="0.167585"/>
          <table:table-cell office:value-type="float" office:value="0.1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948.0"/>
          <table:table-cell office:value-type="float" office:value="89.0"/>
          <table:table-cell office:value-type="float" office:value="0.0"/>
          <table:table-cell office:value-type="float" office:value="0.0"/>
          <table:table-cell office:value-type="float" office:value="0.145735"/>
          <table:table-cell office:value-type="float" office:value="0.1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8948.0"/>
          <table:table-cell office:value-type="float" office:value="89.0"/>
          <table:table-cell office:value-type="float" office:value="0.0"/>
          <table:table-cell office:value-type="float" office:value="0.0"/>
          <table:table-cell table:formula="of:=MIN([.$B185];[.$O185];[.$AB185])" office:value-type="float"/>
          <table:table-cell table:formula="of:=MIN([.$C185];[.$P185];[.$AC185])" office:value-type="float"/>
          <table:table-cell table:formula="of:=MIN([.$D185];[.$Q185];[.$AD185])" office:value-type="float"/>
          <table:table-cell table:formula="of:=MIN([.$E185];[.$R185];[.$AE185])" office:value-type="float"/>
          <table:table-cell table:formula="of:=MIN([.$F185];[.$S185];[.$AF185])" office:value-type="float"/>
          <table:table-cell table:formula="of:=MIN([.$G185];[.$T185];[.$AG185])" office:value-type="float"/>
          <table:table-cell table:formula="of:=MIN([.$H185];[.$U185];[.$AH185])" office:value-type="float"/>
          <table:table-cell table:formula="of:=MIN([.$I185];[.$V185];[.$AI185])" office:value-type="float"/>
          <table:table-cell table:formula="of:=MIN([.$J185];[.$W185])" office:value-type="float"/>
          <table:table-cell table:formula="of:=MIN([.$K185];[.$X185];[.$AJ185])" office:value-type="float"/>
          <table:table-cell table:formula="of:=MIN([.$L185];[.$Y185];[.$AK185])" office:value-type="float"/>
          <table:table-cell table:formula="of:=MIN([.$M185];[.$Z185];[.$AL185])" office:value-type="float"/>
          <table:table-cell table:formula="of:=MIN([.$N185];[.$AA185];[.$AM185])" office:value-type="float"/>
          <table:table-cell table:formula="of:=MEDIAN([.$B185];[.$O185];[.$AB185])" office:value-type="float"/>
          <table:table-cell table:formula="of:=MEDIAN([.$C185];[.$P185];[.$AC185])" office:value-type="float"/>
          <table:table-cell table:formula="of:=MEDIAN([.$D185];[.$Q185];[.$AD185])" office:value-type="float"/>
          <table:table-cell table:formula="of:=MEDIAN([.$E185];[.$R185];[.$AE185])" office:value-type="float"/>
          <table:table-cell table:formula="of:=MEDIAN([.$F185];[.$S185];[.$AF185])" office:value-type="float"/>
          <table:table-cell table:formula="of:=MEDIAN([.$G185];[.$T185];[.$AG185])" office:value-type="float"/>
          <table:table-cell table:formula="of:=MEDIAN([.$H185];[.$U185];[.$AH185])" office:value-type="float"/>
          <table:table-cell table:formula="of:=MEDIAN([.$I185];[.$V185];[.$AI185])" office:value-type="float"/>
          <table:table-cell table:formula="of:=MEDIAN([.$J185];[.$W185])" office:value-type="float"/>
          <table:table-cell table:formula="of:=MEDIAN([.$K185];[.$X185];[.$AJ185])" office:value-type="float"/>
          <table:table-cell table:formula="of:=MEDIAN([.$L185];[.$Y185];[.$AK185])" office:value-type="float"/>
          <table:table-cell table:formula="of:=MEDIAN([.$M185];[.$Z185];[.$AL185])" office:value-type="float"/>
          <table:table-cell table:formula="of:=MEDIAN([.$N185];[.$AA185];[.$AM185])" office:value-type="float"/>
          <table:table-cell table:formula="of:=MAX([.$B185];[.$O185];[.$AB185])" office:value-type="float"/>
          <table:table-cell table:formula="of:=MAX([.$C185];[.$P185];[.$AC185])" office:value-type="float"/>
          <table:table-cell table:formula="of:=MAX([.$D185];[.$Q185];[.$AD185])" office:value-type="float"/>
          <table:table-cell table:formula="of:=MAX([.$E185];[.$R185];[.$AE185])" office:value-type="float"/>
          <table:table-cell table:formula="of:=MAX([.$F185];[.$S185];[.$AF185])" office:value-type="float"/>
          <table:table-cell table:formula="of:=MAX([.$G185];[.$T185];[.$AG185])" office:value-type="float"/>
          <table:table-cell table:formula="of:=MAX([.$H185];[.$U185];[.$AH185])" office:value-type="float"/>
          <table:table-cell table:formula="of:=MAX([.$I185];[.$V185];[.$AI185])" office:value-type="float"/>
          <table:table-cell table:formula="of:=MAX([.$J185];[.$W185])" office:value-type="float"/>
          <table:table-cell table:formula="of:=MAX([.$K185];[.$X185];[.$AJ185])" office:value-type="float"/>
          <table:table-cell table:formula="of:=MAX([.$L185];[.$Y185];[.$AK185])" office:value-type="float"/>
          <table:table-cell table:formula="of:=MAX([.$M185];[.$Z185];[.$AL185])" office:value-type="float"/>
          <table:table-cell table:formula="of:=MAX([.$N185];[.$AA185];[.$AM185])" office:value-type="float"/>
        </table:table-row>
        <table:table-row table:style-name="ro1">
          <table:table-cell office:value-type="string">
            <text:p>BLOCKS.BLOCKS-11-1.asp/30</text:p>
          </table:table-cell>
          <table:table-cell office:value-type="float" office:value="2.1079"/>
          <table:table-cell office:value-type="float" office:value="2.042"/>
          <table:table-cell office:value-type="float" office:value="1.05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3141.0"/>
          <table:table-cell office:value-type="float" office:value="10576.0"/>
          <table:table-cell office:value-type="float" office:value="10575.0"/>
          <table:table-cell office:value-type="float" office:value="79472.0"/>
          <table:table-cell office:value-type="float" office:value="61162.0"/>
          <table:table-cell office:value-type="float" office:value="0.0"/>
          <table:table-cell office:value-type="float" office:value="0.0"/>
          <table:table-cell office:value-type="float" office:value="2.16075"/>
          <table:table-cell office:value-type="float" office:value="2.06"/>
          <table:table-cell office:value-type="float" office:value="1.05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3141.0"/>
          <table:table-cell office:value-type="float" office:value="10576.0"/>
          <table:table-cell office:value-type="float" office:value="10575.0"/>
          <table:table-cell office:value-type="float" office:value="79472.0"/>
          <table:table-cell office:value-type="float" office:value="6116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9.18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33123.0"/>
          <table:table-cell office:value-type="float" office:value="728822.0"/>
          <table:table-cell office:value-type="float" office:value="79472.0"/>
          <table:table-cell office:value-type="float" office:value="61162.0"/>
          <table:table-cell office:value-type="float" office:value="0.0"/>
          <table:table-cell office:value-type="float" office:value="0.0"/>
          <table:table-cell table:formula="of:=MIN([.$B186];[.$O186];[.$AB186])" office:value-type="float"/>
          <table:table-cell table:formula="of:=MIN([.$C186];[.$P186];[.$AC186])" office:value-type="float"/>
          <table:table-cell table:formula="of:=MIN([.$D186];[.$Q186];[.$AD186])" office:value-type="float"/>
          <table:table-cell table:formula="of:=MIN([.$E186];[.$R186];[.$AE186])" office:value-type="float"/>
          <table:table-cell table:formula="of:=MIN([.$F186];[.$S186];[.$AF186])" office:value-type="float"/>
          <table:table-cell table:formula="of:=MIN([.$G186];[.$T186];[.$AG186])" office:value-type="float"/>
          <table:table-cell table:formula="of:=MIN([.$H186];[.$U186];[.$AH186])" office:value-type="float"/>
          <table:table-cell table:formula="of:=MIN([.$I186];[.$V186];[.$AI186])" office:value-type="float"/>
          <table:table-cell table:formula="of:=MIN([.$J186];[.$W186])" office:value-type="float"/>
          <table:table-cell table:formula="of:=MIN([.$K186];[.$X186];[.$AJ186])" office:value-type="float"/>
          <table:table-cell table:formula="of:=MIN([.$L186];[.$Y186];[.$AK186])" office:value-type="float"/>
          <table:table-cell table:formula="of:=MIN([.$M186];[.$Z186];[.$AL186])" office:value-type="float"/>
          <table:table-cell table:formula="of:=MIN([.$N186];[.$AA186];[.$AM186])" office:value-type="float"/>
          <table:table-cell table:formula="of:=MEDIAN([.$B186];[.$O186];[.$AB186])" office:value-type="float"/>
          <table:table-cell table:formula="of:=MEDIAN([.$C186];[.$P186];[.$AC186])" office:value-type="float"/>
          <table:table-cell table:formula="of:=MEDIAN([.$D186];[.$Q186];[.$AD186])" office:value-type="float"/>
          <table:table-cell table:formula="of:=MEDIAN([.$E186];[.$R186];[.$AE186])" office:value-type="float"/>
          <table:table-cell table:formula="of:=MEDIAN([.$F186];[.$S186];[.$AF186])" office:value-type="float"/>
          <table:table-cell table:formula="of:=MEDIAN([.$G186];[.$T186];[.$AG186])" office:value-type="float"/>
          <table:table-cell table:formula="of:=MEDIAN([.$H186];[.$U186];[.$AH186])" office:value-type="float"/>
          <table:table-cell table:formula="of:=MEDIAN([.$I186];[.$V186];[.$AI186])" office:value-type="float"/>
          <table:table-cell table:formula="of:=MEDIAN([.$J186];[.$W186])" office:value-type="float"/>
          <table:table-cell table:formula="of:=MEDIAN([.$K186];[.$X186];[.$AJ186])" office:value-type="float"/>
          <table:table-cell table:formula="of:=MEDIAN([.$L186];[.$Y186];[.$AK186])" office:value-type="float"/>
          <table:table-cell table:formula="of:=MEDIAN([.$M186];[.$Z186];[.$AL186])" office:value-type="float"/>
          <table:table-cell table:formula="of:=MEDIAN([.$N186];[.$AA186];[.$AM186])" office:value-type="float"/>
          <table:table-cell table:formula="of:=MAX([.$B186];[.$O186];[.$AB186])" office:value-type="float"/>
          <table:table-cell table:formula="of:=MAX([.$C186];[.$P186];[.$AC186])" office:value-type="float"/>
          <table:table-cell table:formula="of:=MAX([.$D186];[.$Q186];[.$AD186])" office:value-type="float"/>
          <table:table-cell table:formula="of:=MAX([.$E186];[.$R186];[.$AE186])" office:value-type="float"/>
          <table:table-cell table:formula="of:=MAX([.$F186];[.$S186];[.$AF186])" office:value-type="float"/>
          <table:table-cell table:formula="of:=MAX([.$G186];[.$T186];[.$AG186])" office:value-type="float"/>
          <table:table-cell table:formula="of:=MAX([.$H186];[.$U186];[.$AH186])" office:value-type="float"/>
          <table:table-cell table:formula="of:=MAX([.$I186];[.$V186];[.$AI186])" office:value-type="float"/>
          <table:table-cell table:formula="of:=MAX([.$J186];[.$W186])" office:value-type="float"/>
          <table:table-cell table:formula="of:=MAX([.$K186];[.$X186];[.$AJ186])" office:value-type="float"/>
          <table:table-cell table:formula="of:=MAX([.$L186];[.$Y186];[.$AK186])" office:value-type="float"/>
          <table:table-cell table:formula="of:=MAX([.$M186];[.$Z186];[.$AL186])" office:value-type="float"/>
          <table:table-cell table:formula="of:=MAX([.$N186];[.$AA186];[.$AM186])" office:value-type="float"/>
        </table:table-row>
        <table:table-row table:style-name="ro1">
          <table:table-cell office:value-type="string">
            <text:p>BLOCKS.BLOCKS-11-1.asp/31</text:p>
          </table:table-cell>
          <table:table-cell office:value-type="float" office:value="300.0"/>
          <table:table-cell office:value-type="float" office:value="299.989"/>
          <table:table-cell office:value-type="float" office:value="298.81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34036.0"/>
          <table:table-cell office:value-type="float" office:value="518813.0"/>
          <table:table-cell office:value-type="float" office:value="518813.0"/>
          <table:table-cell office:value-type="float" office:value="82084.0"/>
          <table:table-cell office:value-type="float" office:value="6335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3"/>
          <table:table-cell office:value-type="float" office:value="298.88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31137.0"/>
          <table:table-cell office:value-type="float" office:value="513899.0"/>
          <table:table-cell office:value-type="float" office:value="513899.0"/>
          <table:table-cell office:value-type="float" office:value="82084.0"/>
          <table:table-cell office:value-type="float" office:value="6335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2"/>
          <table:table-cell office:value-type="float" office:value="299.03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28111.0"/>
          <table:table-cell office:value-type="float" office:value="616205.0"/>
          <table:table-cell office:value-type="float" office:value="82084.0"/>
          <table:table-cell office:value-type="float" office:value="63355.0"/>
          <table:table-cell office:value-type="float" office:value="0.0"/>
          <table:table-cell office:value-type="float" office:value="0.0"/>
          <table:table-cell table:formula="of:=MIN([.$B187];[.$O187];[.$AB187])" office:value-type="float"/>
          <table:table-cell table:formula="of:=MIN([.$C187];[.$P187];[.$AC187])" office:value-type="float"/>
          <table:table-cell table:formula="of:=MIN([.$D187];[.$Q187];[.$AD187])" office:value-type="float"/>
          <table:table-cell table:formula="of:=MIN([.$E187];[.$R187];[.$AE187])" office:value-type="float"/>
          <table:table-cell table:formula="of:=MIN([.$F187];[.$S187];[.$AF187])" office:value-type="float"/>
          <table:table-cell table:formula="of:=MIN([.$G187];[.$T187];[.$AG187])" office:value-type="float"/>
          <table:table-cell table:formula="of:=MIN([.$H187];[.$U187];[.$AH187])" office:value-type="float"/>
          <table:table-cell table:formula="of:=MIN([.$I187];[.$V187];[.$AI187])" office:value-type="float"/>
          <table:table-cell table:formula="of:=MIN([.$J187];[.$W187])" office:value-type="float"/>
          <table:table-cell table:formula="of:=MIN([.$K187];[.$X187];[.$AJ187])" office:value-type="float"/>
          <table:table-cell table:formula="of:=MIN([.$L187];[.$Y187];[.$AK187])" office:value-type="float"/>
          <table:table-cell table:formula="of:=MIN([.$M187];[.$Z187];[.$AL187])" office:value-type="float"/>
          <table:table-cell table:formula="of:=MIN([.$N187];[.$AA187];[.$AM187])" office:value-type="float"/>
          <table:table-cell table:formula="of:=MEDIAN([.$B187];[.$O187];[.$AB187])" office:value-type="float"/>
          <table:table-cell table:formula="of:=MEDIAN([.$C187];[.$P187];[.$AC187])" office:value-type="float"/>
          <table:table-cell table:formula="of:=MEDIAN([.$D187];[.$Q187];[.$AD187])" office:value-type="float"/>
          <table:table-cell table:formula="of:=MEDIAN([.$E187];[.$R187];[.$AE187])" office:value-type="float"/>
          <table:table-cell table:formula="of:=MEDIAN([.$F187];[.$S187];[.$AF187])" office:value-type="float"/>
          <table:table-cell table:formula="of:=MEDIAN([.$G187];[.$T187];[.$AG187])" office:value-type="float"/>
          <table:table-cell table:formula="of:=MEDIAN([.$H187];[.$U187];[.$AH187])" office:value-type="float"/>
          <table:table-cell table:formula="of:=MEDIAN([.$I187];[.$V187];[.$AI187])" office:value-type="float"/>
          <table:table-cell table:formula="of:=MEDIAN([.$J187];[.$W187])" office:value-type="float"/>
          <table:table-cell table:formula="of:=MEDIAN([.$K187];[.$X187];[.$AJ187])" office:value-type="float"/>
          <table:table-cell table:formula="of:=MEDIAN([.$L187];[.$Y187];[.$AK187])" office:value-type="float"/>
          <table:table-cell table:formula="of:=MEDIAN([.$M187];[.$Z187];[.$AL187])" office:value-type="float"/>
          <table:table-cell table:formula="of:=MEDIAN([.$N187];[.$AA187];[.$AM187])" office:value-type="float"/>
          <table:table-cell table:formula="of:=MAX([.$B187];[.$O187];[.$AB187])" office:value-type="float"/>
          <table:table-cell table:formula="of:=MAX([.$C187];[.$P187];[.$AC187])" office:value-type="float"/>
          <table:table-cell table:formula="of:=MAX([.$D187];[.$Q187];[.$AD187])" office:value-type="float"/>
          <table:table-cell table:formula="of:=MAX([.$E187];[.$R187];[.$AE187])" office:value-type="float"/>
          <table:table-cell table:formula="of:=MAX([.$F187];[.$S187];[.$AF187])" office:value-type="float"/>
          <table:table-cell table:formula="of:=MAX([.$G187];[.$T187];[.$AG187])" office:value-type="float"/>
          <table:table-cell table:formula="of:=MAX([.$H187];[.$U187];[.$AH187])" office:value-type="float"/>
          <table:table-cell table:formula="of:=MAX([.$I187];[.$V187];[.$AI187])" office:value-type="float"/>
          <table:table-cell table:formula="of:=MAX([.$J187];[.$W187])" office:value-type="float"/>
          <table:table-cell table:formula="of:=MAX([.$K187];[.$X187];[.$AJ187])" office:value-type="float"/>
          <table:table-cell table:formula="of:=MAX([.$L187];[.$Y187];[.$AK187])" office:value-type="float"/>
          <table:table-cell table:formula="of:=MAX([.$M187];[.$Z187];[.$AL187])" office:value-type="float"/>
          <table:table-cell table:formula="of:=MAX([.$N187];[.$AA187];[.$AM187])" office:value-type="float"/>
        </table:table-row>
        <table:table-row table:style-name="ro1">
          <table:table-cell office:value-type="string">
            <text:p>BLOCKS.BLOCKS-11-1.asp/32</text:p>
          </table:table-cell>
          <table:table-cell office:value-type="float" office:value="1.59504"/>
          <table:table-cell office:value-type="float" office:value="1.526"/>
          <table:table-cell office:value-type="float" office:value="0.41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405.0"/>
          <table:table-cell office:value-type="float" office:value="6721.0"/>
          <table:table-cell office:value-type="float" office:value="6720.0"/>
          <table:table-cell office:value-type="float" office:value="84696.0"/>
          <table:table-cell office:value-type="float" office:value="65548.0"/>
          <table:table-cell office:value-type="float" office:value="0.0"/>
          <table:table-cell office:value-type="float" office:value="0.0"/>
          <table:table-cell office:value-type="float" office:value="1.65129"/>
          <table:table-cell office:value-type="float" office:value="1.567"/>
          <table:table-cell office:value-type="float" office:value="0.42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405.0"/>
          <table:table-cell office:value-type="float" office:value="6721.0"/>
          <table:table-cell office:value-type="float" office:value="6720.0"/>
          <table:table-cell office:value-type="float" office:value="84696.0"/>
          <table:table-cell office:value-type="float" office:value="6554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9.06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42987.0"/>
          <table:table-cell office:value-type="float" office:value="644983.0"/>
          <table:table-cell office:value-type="float" office:value="84696.0"/>
          <table:table-cell office:value-type="float" office:value="65548.0"/>
          <table:table-cell office:value-type="float" office:value="0.0"/>
          <table:table-cell office:value-type="float" office:value="0.0"/>
          <table:table-cell table:formula="of:=MIN([.$B188];[.$O188];[.$AB188])" office:value-type="float"/>
          <table:table-cell table:formula="of:=MIN([.$C188];[.$P188];[.$AC188])" office:value-type="float"/>
          <table:table-cell table:formula="of:=MIN([.$D188];[.$Q188];[.$AD188])" office:value-type="float"/>
          <table:table-cell table:formula="of:=MIN([.$E188];[.$R188];[.$AE188])" office:value-type="float"/>
          <table:table-cell table:formula="of:=MIN([.$F188];[.$S188];[.$AF188])" office:value-type="float"/>
          <table:table-cell table:formula="of:=MIN([.$G188];[.$T188];[.$AG188])" office:value-type="float"/>
          <table:table-cell table:formula="of:=MIN([.$H188];[.$U188];[.$AH188])" office:value-type="float"/>
          <table:table-cell table:formula="of:=MIN([.$I188];[.$V188];[.$AI188])" office:value-type="float"/>
          <table:table-cell table:formula="of:=MIN([.$J188];[.$W188])" office:value-type="float"/>
          <table:table-cell table:formula="of:=MIN([.$K188];[.$X188];[.$AJ188])" office:value-type="float"/>
          <table:table-cell table:formula="of:=MIN([.$L188];[.$Y188];[.$AK188])" office:value-type="float"/>
          <table:table-cell table:formula="of:=MIN([.$M188];[.$Z188];[.$AL188])" office:value-type="float"/>
          <table:table-cell table:formula="of:=MIN([.$N188];[.$AA188];[.$AM188])" office:value-type="float"/>
          <table:table-cell table:formula="of:=MEDIAN([.$B188];[.$O188];[.$AB188])" office:value-type="float"/>
          <table:table-cell table:formula="of:=MEDIAN([.$C188];[.$P188];[.$AC188])" office:value-type="float"/>
          <table:table-cell table:formula="of:=MEDIAN([.$D188];[.$Q188];[.$AD188])" office:value-type="float"/>
          <table:table-cell table:formula="of:=MEDIAN([.$E188];[.$R188];[.$AE188])" office:value-type="float"/>
          <table:table-cell table:formula="of:=MEDIAN([.$F188];[.$S188];[.$AF188])" office:value-type="float"/>
          <table:table-cell table:formula="of:=MEDIAN([.$G188];[.$T188];[.$AG188])" office:value-type="float"/>
          <table:table-cell table:formula="of:=MEDIAN([.$H188];[.$U188];[.$AH188])" office:value-type="float"/>
          <table:table-cell table:formula="of:=MEDIAN([.$I188];[.$V188];[.$AI188])" office:value-type="float"/>
          <table:table-cell table:formula="of:=MEDIAN([.$J188];[.$W188])" office:value-type="float"/>
          <table:table-cell table:formula="of:=MEDIAN([.$K188];[.$X188];[.$AJ188])" office:value-type="float"/>
          <table:table-cell table:formula="of:=MEDIAN([.$L188];[.$Y188];[.$AK188])" office:value-type="float"/>
          <table:table-cell table:formula="of:=MEDIAN([.$M188];[.$Z188];[.$AL188])" office:value-type="float"/>
          <table:table-cell table:formula="of:=MEDIAN([.$N188];[.$AA188];[.$AM188])" office:value-type="float"/>
          <table:table-cell table:formula="of:=MAX([.$B188];[.$O188];[.$AB188])" office:value-type="float"/>
          <table:table-cell table:formula="of:=MAX([.$C188];[.$P188];[.$AC188])" office:value-type="float"/>
          <table:table-cell table:formula="of:=MAX([.$D188];[.$Q188];[.$AD188])" office:value-type="float"/>
          <table:table-cell table:formula="of:=MAX([.$E188];[.$R188];[.$AE188])" office:value-type="float"/>
          <table:table-cell table:formula="of:=MAX([.$F188];[.$S188];[.$AF188])" office:value-type="float"/>
          <table:table-cell table:formula="of:=MAX([.$G188];[.$T188];[.$AG188])" office:value-type="float"/>
          <table:table-cell table:formula="of:=MAX([.$H188];[.$U188];[.$AH188])" office:value-type="float"/>
          <table:table-cell table:formula="of:=MAX([.$I188];[.$V188];[.$AI188])" office:value-type="float"/>
          <table:table-cell table:formula="of:=MAX([.$J188];[.$W188])" office:value-type="float"/>
          <table:table-cell table:formula="of:=MAX([.$K188];[.$X188];[.$AJ188])" office:value-type="float"/>
          <table:table-cell table:formula="of:=MAX([.$L188];[.$Y188];[.$AK188])" office:value-type="float"/>
          <table:table-cell table:formula="of:=MAX([.$M188];[.$Z188];[.$AL188])" office:value-type="float"/>
          <table:table-cell table:formula="of:=MAX([.$N188];[.$AA188];[.$AM188])" office:value-type="float"/>
        </table:table-row>
        <table:table-row table:style-name="ro1">
          <table:table-cell office:value-type="string">
            <text:p>BLOCKS.BLOCKS-11-1.asp/33</text:p>
          </table:table-cell>
          <table:table-cell office:value-type="float" office:value="300.0"/>
          <table:table-cell office:value-type="float" office:value="299.989"/>
          <table:table-cell office:value-type="float" office:value="298.85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28408.0"/>
          <table:table-cell office:value-type="float" office:value="548339.0"/>
          <table:table-cell office:value-type="float" office:value="548339.0"/>
          <table:table-cell office:value-type="float" office:value="87308.0"/>
          <table:table-cell office:value-type="float" office:value="6774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8.73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29003.0"/>
          <table:table-cell office:value-type="float" office:value="548957.0"/>
          <table:table-cell office:value-type="float" office:value="548957.0"/>
          <table:table-cell office:value-type="float" office:value="87308.0"/>
          <table:table-cell office:value-type="float" office:value="6774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2"/>
          <table:table-cell office:value-type="float" office:value="299.02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88400.0"/>
          <table:table-cell office:value-type="float" office:value="688497.0"/>
          <table:table-cell office:value-type="float" office:value="87308.0"/>
          <table:table-cell office:value-type="float" office:value="67741.0"/>
          <table:table-cell office:value-type="float" office:value="0.0"/>
          <table:table-cell office:value-type="float" office:value="0.0"/>
          <table:table-cell table:formula="of:=MIN([.$B189];[.$O189];[.$AB189])" office:value-type="float"/>
          <table:table-cell table:formula="of:=MIN([.$C189];[.$P189];[.$AC189])" office:value-type="float"/>
          <table:table-cell table:formula="of:=MIN([.$D189];[.$Q189];[.$AD189])" office:value-type="float"/>
          <table:table-cell table:formula="of:=MIN([.$E189];[.$R189];[.$AE189])" office:value-type="float"/>
          <table:table-cell table:formula="of:=MIN([.$F189];[.$S189];[.$AF189])" office:value-type="float"/>
          <table:table-cell table:formula="of:=MIN([.$G189];[.$T189];[.$AG189])" office:value-type="float"/>
          <table:table-cell table:formula="of:=MIN([.$H189];[.$U189];[.$AH189])" office:value-type="float"/>
          <table:table-cell table:formula="of:=MIN([.$I189];[.$V189];[.$AI189])" office:value-type="float"/>
          <table:table-cell table:formula="of:=MIN([.$J189];[.$W189])" office:value-type="float"/>
          <table:table-cell table:formula="of:=MIN([.$K189];[.$X189];[.$AJ189])" office:value-type="float"/>
          <table:table-cell table:formula="of:=MIN([.$L189];[.$Y189];[.$AK189])" office:value-type="float"/>
          <table:table-cell table:formula="of:=MIN([.$M189];[.$Z189];[.$AL189])" office:value-type="float"/>
          <table:table-cell table:formula="of:=MIN([.$N189];[.$AA189];[.$AM189])" office:value-type="float"/>
          <table:table-cell table:formula="of:=MEDIAN([.$B189];[.$O189];[.$AB189])" office:value-type="float"/>
          <table:table-cell table:formula="of:=MEDIAN([.$C189];[.$P189];[.$AC189])" office:value-type="float"/>
          <table:table-cell table:formula="of:=MEDIAN([.$D189];[.$Q189];[.$AD189])" office:value-type="float"/>
          <table:table-cell table:formula="of:=MEDIAN([.$E189];[.$R189];[.$AE189])" office:value-type="float"/>
          <table:table-cell table:formula="of:=MEDIAN([.$F189];[.$S189];[.$AF189])" office:value-type="float"/>
          <table:table-cell table:formula="of:=MEDIAN([.$G189];[.$T189];[.$AG189])" office:value-type="float"/>
          <table:table-cell table:formula="of:=MEDIAN([.$H189];[.$U189];[.$AH189])" office:value-type="float"/>
          <table:table-cell table:formula="of:=MEDIAN([.$I189];[.$V189];[.$AI189])" office:value-type="float"/>
          <table:table-cell table:formula="of:=MEDIAN([.$J189];[.$W189])" office:value-type="float"/>
          <table:table-cell table:formula="of:=MEDIAN([.$K189];[.$X189];[.$AJ189])" office:value-type="float"/>
          <table:table-cell table:formula="of:=MEDIAN([.$L189];[.$Y189];[.$AK189])" office:value-type="float"/>
          <table:table-cell table:formula="of:=MEDIAN([.$M189];[.$Z189];[.$AL189])" office:value-type="float"/>
          <table:table-cell table:formula="of:=MEDIAN([.$N189];[.$AA189];[.$AM189])" office:value-type="float"/>
          <table:table-cell table:formula="of:=MAX([.$B189];[.$O189];[.$AB189])" office:value-type="float"/>
          <table:table-cell table:formula="of:=MAX([.$C189];[.$P189];[.$AC189])" office:value-type="float"/>
          <table:table-cell table:formula="of:=MAX([.$D189];[.$Q189];[.$AD189])" office:value-type="float"/>
          <table:table-cell table:formula="of:=MAX([.$E189];[.$R189];[.$AE189])" office:value-type="float"/>
          <table:table-cell table:formula="of:=MAX([.$F189];[.$S189];[.$AF189])" office:value-type="float"/>
          <table:table-cell table:formula="of:=MAX([.$G189];[.$T189];[.$AG189])" office:value-type="float"/>
          <table:table-cell table:formula="of:=MAX([.$H189];[.$U189];[.$AH189])" office:value-type="float"/>
          <table:table-cell table:formula="of:=MAX([.$I189];[.$V189];[.$AI189])" office:value-type="float"/>
          <table:table-cell table:formula="of:=MAX([.$J189];[.$W189])" office:value-type="float"/>
          <table:table-cell table:formula="of:=MAX([.$K189];[.$X189];[.$AJ189])" office:value-type="float"/>
          <table:table-cell table:formula="of:=MAX([.$L189];[.$Y189];[.$AK189])" office:value-type="float"/>
          <table:table-cell table:formula="of:=MAX([.$M189];[.$Z189];[.$AL189])" office:value-type="float"/>
          <table:table-cell table:formula="of:=MAX([.$N189];[.$AA189];[.$AM189])" office:value-type="float"/>
        </table:table-row>
        <table:table-row table:style-name="ro1">
          <table:table-cell office:value-type="string">
            <text:p>BLOCKS.BLOCKS-11-1.asp/34</text:p>
          </table:table-cell>
          <table:table-cell office:value-type="float" office:value="30.3149"/>
          <table:table-cell office:value-type="float" office:value="30.224"/>
          <table:table-cell office:value-type="float" office:value="28.9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49459.0"/>
          <table:table-cell office:value-type="float" office:value="119686.0"/>
          <table:table-cell office:value-type="float" office:value="119685.0"/>
          <table:table-cell office:value-type="float" office:value="89920.0"/>
          <table:table-cell office:value-type="float" office:value="69934.0"/>
          <table:table-cell office:value-type="float" office:value="0.0"/>
          <table:table-cell office:value-type="float" office:value="0.0"/>
          <table:table-cell office:value-type="float" office:value="30.0315"/>
          <table:table-cell office:value-type="float" office:value="29.891"/>
          <table:table-cell office:value-type="float" office:value="28.56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49459.0"/>
          <table:table-cell office:value-type="float" office:value="119686.0"/>
          <table:table-cell office:value-type="float" office:value="119685.0"/>
          <table:table-cell office:value-type="float" office:value="89920.0"/>
          <table:table-cell office:value-type="float" office:value="6993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4"/>
          <table:table-cell office:value-type="float" office:value="299.01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96100.0"/>
          <table:table-cell office:value-type="float" office:value="574091.0"/>
          <table:table-cell office:value-type="float" office:value="89920.0"/>
          <table:table-cell office:value-type="float" office:value="69934.0"/>
          <table:table-cell office:value-type="float" office:value="0.0"/>
          <table:table-cell office:value-type="float" office:value="0.0"/>
          <table:table-cell table:formula="of:=MIN([.$B190];[.$O190];[.$AB190])" office:value-type="float"/>
          <table:table-cell table:formula="of:=MIN([.$C190];[.$P190];[.$AC190])" office:value-type="float"/>
          <table:table-cell table:formula="of:=MIN([.$D190];[.$Q190];[.$AD190])" office:value-type="float"/>
          <table:table-cell table:formula="of:=MIN([.$E190];[.$R190];[.$AE190])" office:value-type="float"/>
          <table:table-cell table:formula="of:=MIN([.$F190];[.$S190];[.$AF190])" office:value-type="float"/>
          <table:table-cell table:formula="of:=MIN([.$G190];[.$T190];[.$AG190])" office:value-type="float"/>
          <table:table-cell table:formula="of:=MIN([.$H190];[.$U190];[.$AH190])" office:value-type="float"/>
          <table:table-cell table:formula="of:=MIN([.$I190];[.$V190];[.$AI190])" office:value-type="float"/>
          <table:table-cell table:formula="of:=MIN([.$J190];[.$W190])" office:value-type="float"/>
          <table:table-cell table:formula="of:=MIN([.$K190];[.$X190];[.$AJ190])" office:value-type="float"/>
          <table:table-cell table:formula="of:=MIN([.$L190];[.$Y190];[.$AK190])" office:value-type="float"/>
          <table:table-cell table:formula="of:=MIN([.$M190];[.$Z190];[.$AL190])" office:value-type="float"/>
          <table:table-cell table:formula="of:=MIN([.$N190];[.$AA190];[.$AM190])" office:value-type="float"/>
          <table:table-cell table:formula="of:=MEDIAN([.$B190];[.$O190];[.$AB190])" office:value-type="float"/>
          <table:table-cell table:formula="of:=MEDIAN([.$C190];[.$P190];[.$AC190])" office:value-type="float"/>
          <table:table-cell table:formula="of:=MEDIAN([.$D190];[.$Q190];[.$AD190])" office:value-type="float"/>
          <table:table-cell table:formula="of:=MEDIAN([.$E190];[.$R190];[.$AE190])" office:value-type="float"/>
          <table:table-cell table:formula="of:=MEDIAN([.$F190];[.$S190];[.$AF190])" office:value-type="float"/>
          <table:table-cell table:formula="of:=MEDIAN([.$G190];[.$T190];[.$AG190])" office:value-type="float"/>
          <table:table-cell table:formula="of:=MEDIAN([.$H190];[.$U190];[.$AH190])" office:value-type="float"/>
          <table:table-cell table:formula="of:=MEDIAN([.$I190];[.$V190];[.$AI190])" office:value-type="float"/>
          <table:table-cell table:formula="of:=MEDIAN([.$J190];[.$W190])" office:value-type="float"/>
          <table:table-cell table:formula="of:=MEDIAN([.$K190];[.$X190];[.$AJ190])" office:value-type="float"/>
          <table:table-cell table:formula="of:=MEDIAN([.$L190];[.$Y190];[.$AK190])" office:value-type="float"/>
          <table:table-cell table:formula="of:=MEDIAN([.$M190];[.$Z190];[.$AL190])" office:value-type="float"/>
          <table:table-cell table:formula="of:=MEDIAN([.$N190];[.$AA190];[.$AM190])" office:value-type="float"/>
          <table:table-cell table:formula="of:=MAX([.$B190];[.$O190];[.$AB190])" office:value-type="float"/>
          <table:table-cell table:formula="of:=MAX([.$C190];[.$P190];[.$AC190])" office:value-type="float"/>
          <table:table-cell table:formula="of:=MAX([.$D190];[.$Q190];[.$AD190])" office:value-type="float"/>
          <table:table-cell table:formula="of:=MAX([.$E190];[.$R190];[.$AE190])" office:value-type="float"/>
          <table:table-cell table:formula="of:=MAX([.$F190];[.$S190];[.$AF190])" office:value-type="float"/>
          <table:table-cell table:formula="of:=MAX([.$G190];[.$T190];[.$AG190])" office:value-type="float"/>
          <table:table-cell table:formula="of:=MAX([.$H190];[.$U190];[.$AH190])" office:value-type="float"/>
          <table:table-cell table:formula="of:=MAX([.$I190];[.$V190];[.$AI190])" office:value-type="float"/>
          <table:table-cell table:formula="of:=MAX([.$J190];[.$W190])" office:value-type="float"/>
          <table:table-cell table:formula="of:=MAX([.$K190];[.$X190];[.$AJ190])" office:value-type="float"/>
          <table:table-cell table:formula="of:=MAX([.$L190];[.$Y190];[.$AK190])" office:value-type="float"/>
          <table:table-cell table:formula="of:=MAX([.$M190];[.$Z190];[.$AL190])" office:value-type="float"/>
          <table:table-cell table:formula="of:=MAX([.$N190];[.$AA190];[.$AM190])" office:value-type="float"/>
        </table:table-row>
        <table:table-row table:style-name="ro1">
          <table:table-cell office:value-type="string">
            <text:p>BLOCKS.BLOCKS-11-1.asp/35</text:p>
          </table:table-cell>
          <table:table-cell office:value-type="float" office:value="300.0"/>
          <table:table-cell office:value-type="float" office:value="299.989"/>
          <table:table-cell office:value-type="float" office:value="298.68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51535.0"/>
          <table:table-cell office:value-type="float" office:value="668772.0"/>
          <table:table-cell office:value-type="float" office:value="668772.0"/>
          <table:table-cell office:value-type="float" office:value="92532.0"/>
          <table:table-cell office:value-type="float" office:value="7212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8.66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51631.0"/>
          <table:table-cell office:value-type="float" office:value="668894.0"/>
          <table:table-cell office:value-type="float" office:value="668894.0"/>
          <table:table-cell office:value-type="float" office:value="92532.0"/>
          <table:table-cell office:value-type="float" office:value="7212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8.95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62010.0"/>
          <table:table-cell office:value-type="float" office:value="770381.0"/>
          <table:table-cell office:value-type="float" office:value="92532.0"/>
          <table:table-cell office:value-type="float" office:value="72127.0"/>
          <table:table-cell office:value-type="float" office:value="0.0"/>
          <table:table-cell office:value-type="float" office:value="0.0"/>
          <table:table-cell table:formula="of:=MIN([.$B191];[.$O191];[.$AB191])" office:value-type="float"/>
          <table:table-cell table:formula="of:=MIN([.$C191];[.$P191];[.$AC191])" office:value-type="float"/>
          <table:table-cell table:formula="of:=MIN([.$D191];[.$Q191];[.$AD191])" office:value-type="float"/>
          <table:table-cell table:formula="of:=MIN([.$E191];[.$R191];[.$AE191])" office:value-type="float"/>
          <table:table-cell table:formula="of:=MIN([.$F191];[.$S191];[.$AF191])" office:value-type="float"/>
          <table:table-cell table:formula="of:=MIN([.$G191];[.$T191];[.$AG191])" office:value-type="float"/>
          <table:table-cell table:formula="of:=MIN([.$H191];[.$U191];[.$AH191])" office:value-type="float"/>
          <table:table-cell table:formula="of:=MIN([.$I191];[.$V191];[.$AI191])" office:value-type="float"/>
          <table:table-cell table:formula="of:=MIN([.$J191];[.$W191])" office:value-type="float"/>
          <table:table-cell table:formula="of:=MIN([.$K191];[.$X191];[.$AJ191])" office:value-type="float"/>
          <table:table-cell table:formula="of:=MIN([.$L191];[.$Y191];[.$AK191])" office:value-type="float"/>
          <table:table-cell table:formula="of:=MIN([.$M191];[.$Z191];[.$AL191])" office:value-type="float"/>
          <table:table-cell table:formula="of:=MIN([.$N191];[.$AA191];[.$AM191])" office:value-type="float"/>
          <table:table-cell table:formula="of:=MEDIAN([.$B191];[.$O191];[.$AB191])" office:value-type="float"/>
          <table:table-cell table:formula="of:=MEDIAN([.$C191];[.$P191];[.$AC191])" office:value-type="float"/>
          <table:table-cell table:formula="of:=MEDIAN([.$D191];[.$Q191];[.$AD191])" office:value-type="float"/>
          <table:table-cell table:formula="of:=MEDIAN([.$E191];[.$R191];[.$AE191])" office:value-type="float"/>
          <table:table-cell table:formula="of:=MEDIAN([.$F191];[.$S191];[.$AF191])" office:value-type="float"/>
          <table:table-cell table:formula="of:=MEDIAN([.$G191];[.$T191];[.$AG191])" office:value-type="float"/>
          <table:table-cell table:formula="of:=MEDIAN([.$H191];[.$U191];[.$AH191])" office:value-type="float"/>
          <table:table-cell table:formula="of:=MEDIAN([.$I191];[.$V191];[.$AI191])" office:value-type="float"/>
          <table:table-cell table:formula="of:=MEDIAN([.$J191];[.$W191])" office:value-type="float"/>
          <table:table-cell table:formula="of:=MEDIAN([.$K191];[.$X191];[.$AJ191])" office:value-type="float"/>
          <table:table-cell table:formula="of:=MEDIAN([.$L191];[.$Y191];[.$AK191])" office:value-type="float"/>
          <table:table-cell table:formula="of:=MEDIAN([.$M191];[.$Z191];[.$AL191])" office:value-type="float"/>
          <table:table-cell table:formula="of:=MEDIAN([.$N191];[.$AA191];[.$AM191])" office:value-type="float"/>
          <table:table-cell table:formula="of:=MAX([.$B191];[.$O191];[.$AB191])" office:value-type="float"/>
          <table:table-cell table:formula="of:=MAX([.$C191];[.$P191];[.$AC191])" office:value-type="float"/>
          <table:table-cell table:formula="of:=MAX([.$D191];[.$Q191];[.$AD191])" office:value-type="float"/>
          <table:table-cell table:formula="of:=MAX([.$E191];[.$R191];[.$AE191])" office:value-type="float"/>
          <table:table-cell table:formula="of:=MAX([.$F191];[.$S191];[.$AF191])" office:value-type="float"/>
          <table:table-cell table:formula="of:=MAX([.$G191];[.$T191];[.$AG191])" office:value-type="float"/>
          <table:table-cell table:formula="of:=MAX([.$H191];[.$U191];[.$AH191])" office:value-type="float"/>
          <table:table-cell table:formula="of:=MAX([.$I191];[.$V191];[.$AI191])" office:value-type="float"/>
          <table:table-cell table:formula="of:=MAX([.$J191];[.$W191])" office:value-type="float"/>
          <table:table-cell table:formula="of:=MAX([.$K191];[.$X191];[.$AJ191])" office:value-type="float"/>
          <table:table-cell table:formula="of:=MAX([.$L191];[.$Y191];[.$AK191])" office:value-type="float"/>
          <table:table-cell table:formula="of:=MAX([.$M191];[.$Z191];[.$AL191])" office:value-type="float"/>
          <table:table-cell table:formula="of:=MAX([.$N191];[.$AA191];[.$AM191])" office:value-type="float"/>
        </table:table-row>
        <table:table-row table:style-name="ro1">
          <table:table-cell office:value-type="string">
            <text:p>BLOCKS.BLOCKS-11-1.asp/36</text:p>
          </table:table-cell>
          <table:table-cell office:value-type="float" office:value="4.28504"/>
          <table:table-cell office:value-type="float" office:value="4.214"/>
          <table:table-cell office:value-type="float" office:value="2.93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7502.0"/>
          <table:table-cell office:value-type="float" office:value="31703.0"/>
          <table:table-cell office:value-type="float" office:value="31702.0"/>
          <table:table-cell office:value-type="float" office:value="95144.0"/>
          <table:table-cell office:value-type="float" office:value="74320.0"/>
          <table:table-cell office:value-type="float" office:value="0.0"/>
          <table:table-cell office:value-type="float" office:value="0.0"/>
          <table:table-cell office:value-type="float" office:value="4.24163"/>
          <table:table-cell office:value-type="float" office:value="4.144"/>
          <table:table-cell office:value-type="float" office:value="2.93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7502.0"/>
          <table:table-cell office:value-type="float" office:value="31703.0"/>
          <table:table-cell office:value-type="float" office:value="31702.0"/>
          <table:table-cell office:value-type="float" office:value="95144.0"/>
          <table:table-cell office:value-type="float" office:value="7432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8.79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88590.0"/>
          <table:table-cell office:value-type="float" office:value="576203.0"/>
          <table:table-cell office:value-type="float" office:value="95144.0"/>
          <table:table-cell office:value-type="float" office:value="74320.0"/>
          <table:table-cell office:value-type="float" office:value="0.0"/>
          <table:table-cell office:value-type="float" office:value="0.0"/>
          <table:table-cell table:formula="of:=MIN([.$B192];[.$O192];[.$AB192])" office:value-type="float"/>
          <table:table-cell table:formula="of:=MIN([.$C192];[.$P192];[.$AC192])" office:value-type="float"/>
          <table:table-cell table:formula="of:=MIN([.$D192];[.$Q192];[.$AD192])" office:value-type="float"/>
          <table:table-cell table:formula="of:=MIN([.$E192];[.$R192];[.$AE192])" office:value-type="float"/>
          <table:table-cell table:formula="of:=MIN([.$F192];[.$S192];[.$AF192])" office:value-type="float"/>
          <table:table-cell table:formula="of:=MIN([.$G192];[.$T192];[.$AG192])" office:value-type="float"/>
          <table:table-cell table:formula="of:=MIN([.$H192];[.$U192];[.$AH192])" office:value-type="float"/>
          <table:table-cell table:formula="of:=MIN([.$I192];[.$V192];[.$AI192])" office:value-type="float"/>
          <table:table-cell table:formula="of:=MIN([.$J192];[.$W192])" office:value-type="float"/>
          <table:table-cell table:formula="of:=MIN([.$K192];[.$X192];[.$AJ192])" office:value-type="float"/>
          <table:table-cell table:formula="of:=MIN([.$L192];[.$Y192];[.$AK192])" office:value-type="float"/>
          <table:table-cell table:formula="of:=MIN([.$M192];[.$Z192];[.$AL192])" office:value-type="float"/>
          <table:table-cell table:formula="of:=MIN([.$N192];[.$AA192];[.$AM192])" office:value-type="float"/>
          <table:table-cell table:formula="of:=MEDIAN([.$B192];[.$O192];[.$AB192])" office:value-type="float"/>
          <table:table-cell table:formula="of:=MEDIAN([.$C192];[.$P192];[.$AC192])" office:value-type="float"/>
          <table:table-cell table:formula="of:=MEDIAN([.$D192];[.$Q192];[.$AD192])" office:value-type="float"/>
          <table:table-cell table:formula="of:=MEDIAN([.$E192];[.$R192];[.$AE192])" office:value-type="float"/>
          <table:table-cell table:formula="of:=MEDIAN([.$F192];[.$S192];[.$AF192])" office:value-type="float"/>
          <table:table-cell table:formula="of:=MEDIAN([.$G192];[.$T192];[.$AG192])" office:value-type="float"/>
          <table:table-cell table:formula="of:=MEDIAN([.$H192];[.$U192];[.$AH192])" office:value-type="float"/>
          <table:table-cell table:formula="of:=MEDIAN([.$I192];[.$V192];[.$AI192])" office:value-type="float"/>
          <table:table-cell table:formula="of:=MEDIAN([.$J192];[.$W192])" office:value-type="float"/>
          <table:table-cell table:formula="of:=MEDIAN([.$K192];[.$X192];[.$AJ192])" office:value-type="float"/>
          <table:table-cell table:formula="of:=MEDIAN([.$L192];[.$Y192];[.$AK192])" office:value-type="float"/>
          <table:table-cell table:formula="of:=MEDIAN([.$M192];[.$Z192];[.$AL192])" office:value-type="float"/>
          <table:table-cell table:formula="of:=MEDIAN([.$N192];[.$AA192];[.$AM192])" office:value-type="float"/>
          <table:table-cell table:formula="of:=MAX([.$B192];[.$O192];[.$AB192])" office:value-type="float"/>
          <table:table-cell table:formula="of:=MAX([.$C192];[.$P192];[.$AC192])" office:value-type="float"/>
          <table:table-cell table:formula="of:=MAX([.$D192];[.$Q192];[.$AD192])" office:value-type="float"/>
          <table:table-cell table:formula="of:=MAX([.$E192];[.$R192];[.$AE192])" office:value-type="float"/>
          <table:table-cell table:formula="of:=MAX([.$F192];[.$S192];[.$AF192])" office:value-type="float"/>
          <table:table-cell table:formula="of:=MAX([.$G192];[.$T192];[.$AG192])" office:value-type="float"/>
          <table:table-cell table:formula="of:=MAX([.$H192];[.$U192];[.$AH192])" office:value-type="float"/>
          <table:table-cell table:formula="of:=MAX([.$I192];[.$V192];[.$AI192])" office:value-type="float"/>
          <table:table-cell table:formula="of:=MAX([.$J192];[.$W192])" office:value-type="float"/>
          <table:table-cell table:formula="of:=MAX([.$K192];[.$X192];[.$AJ192])" office:value-type="float"/>
          <table:table-cell table:formula="of:=MAX([.$L192];[.$Y192];[.$AK192])" office:value-type="float"/>
          <table:table-cell table:formula="of:=MAX([.$M192];[.$Z192];[.$AL192])" office:value-type="float"/>
          <table:table-cell table:formula="of:=MAX([.$N192];[.$AA192];[.$AM192])" office:value-type="float"/>
        </table:table-row>
        <table:table-row table:style-name="ro1">
          <table:table-cell office:value-type="string">
            <text:p>BLOCKS.BLOCKS-11-1.asp/37</text:p>
          </table:table-cell>
          <table:table-cell office:value-type="float" office:value="300.0"/>
          <table:table-cell office:value-type="float" office:value="299.996"/>
          <table:table-cell office:value-type="float" office:value="298.58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91622.0"/>
          <table:table-cell office:value-type="float" office:value="573153.0"/>
          <table:table-cell office:value-type="float" office:value="573153.0"/>
          <table:table-cell office:value-type="float" office:value="97756.0"/>
          <table:table-cell office:value-type="float" office:value="7651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79"/>
          <table:table-cell office:value-type="float" office:value="298.56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91314.0"/>
          <table:table-cell office:value-type="float" office:value="572780.0"/>
          <table:table-cell office:value-type="float" office:value="572780.0"/>
          <table:table-cell office:value-type="float" office:value="97756.0"/>
          <table:table-cell office:value-type="float" office:value="7651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79"/>
          <table:table-cell office:value-type="float" office:value="298.88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37601.0"/>
          <table:table-cell office:value-type="float" office:value="629310.0"/>
          <table:table-cell office:value-type="float" office:value="97756.0"/>
          <table:table-cell office:value-type="float" office:value="76513.0"/>
          <table:table-cell office:value-type="float" office:value="0.0"/>
          <table:table-cell office:value-type="float" office:value="0.0"/>
          <table:table-cell table:formula="of:=MIN([.$B193];[.$O193];[.$AB193])" office:value-type="float"/>
          <table:table-cell table:formula="of:=MIN([.$C193];[.$P193];[.$AC193])" office:value-type="float"/>
          <table:table-cell table:formula="of:=MIN([.$D193];[.$Q193];[.$AD193])" office:value-type="float"/>
          <table:table-cell table:formula="of:=MIN([.$E193];[.$R193];[.$AE193])" office:value-type="float"/>
          <table:table-cell table:formula="of:=MIN([.$F193];[.$S193];[.$AF193])" office:value-type="float"/>
          <table:table-cell table:formula="of:=MIN([.$G193];[.$T193];[.$AG193])" office:value-type="float"/>
          <table:table-cell table:formula="of:=MIN([.$H193];[.$U193];[.$AH193])" office:value-type="float"/>
          <table:table-cell table:formula="of:=MIN([.$I193];[.$V193];[.$AI193])" office:value-type="float"/>
          <table:table-cell table:formula="of:=MIN([.$J193];[.$W193])" office:value-type="float"/>
          <table:table-cell table:formula="of:=MIN([.$K193];[.$X193];[.$AJ193])" office:value-type="float"/>
          <table:table-cell table:formula="of:=MIN([.$L193];[.$Y193];[.$AK193])" office:value-type="float"/>
          <table:table-cell table:formula="of:=MIN([.$M193];[.$Z193];[.$AL193])" office:value-type="float"/>
          <table:table-cell table:formula="of:=MIN([.$N193];[.$AA193];[.$AM193])" office:value-type="float"/>
          <table:table-cell table:formula="of:=MEDIAN([.$B193];[.$O193];[.$AB193])" office:value-type="float"/>
          <table:table-cell table:formula="of:=MEDIAN([.$C193];[.$P193];[.$AC193])" office:value-type="float"/>
          <table:table-cell table:formula="of:=MEDIAN([.$D193];[.$Q193];[.$AD193])" office:value-type="float"/>
          <table:table-cell table:formula="of:=MEDIAN([.$E193];[.$R193];[.$AE193])" office:value-type="float"/>
          <table:table-cell table:formula="of:=MEDIAN([.$F193];[.$S193];[.$AF193])" office:value-type="float"/>
          <table:table-cell table:formula="of:=MEDIAN([.$G193];[.$T193];[.$AG193])" office:value-type="float"/>
          <table:table-cell table:formula="of:=MEDIAN([.$H193];[.$U193];[.$AH193])" office:value-type="float"/>
          <table:table-cell table:formula="of:=MEDIAN([.$I193];[.$V193];[.$AI193])" office:value-type="float"/>
          <table:table-cell table:formula="of:=MEDIAN([.$J193];[.$W193])" office:value-type="float"/>
          <table:table-cell table:formula="of:=MEDIAN([.$K193];[.$X193];[.$AJ193])" office:value-type="float"/>
          <table:table-cell table:formula="of:=MEDIAN([.$L193];[.$Y193];[.$AK193])" office:value-type="float"/>
          <table:table-cell table:formula="of:=MEDIAN([.$M193];[.$Z193];[.$AL193])" office:value-type="float"/>
          <table:table-cell table:formula="of:=MEDIAN([.$N193];[.$AA193];[.$AM193])" office:value-type="float"/>
          <table:table-cell table:formula="of:=MAX([.$B193];[.$O193];[.$AB193])" office:value-type="float"/>
          <table:table-cell table:formula="of:=MAX([.$C193];[.$P193];[.$AC193])" office:value-type="float"/>
          <table:table-cell table:formula="of:=MAX([.$D193];[.$Q193];[.$AD193])" office:value-type="float"/>
          <table:table-cell table:formula="of:=MAX([.$E193];[.$R193];[.$AE193])" office:value-type="float"/>
          <table:table-cell table:formula="of:=MAX([.$F193];[.$S193];[.$AF193])" office:value-type="float"/>
          <table:table-cell table:formula="of:=MAX([.$G193];[.$T193];[.$AG193])" office:value-type="float"/>
          <table:table-cell table:formula="of:=MAX([.$H193];[.$U193];[.$AH193])" office:value-type="float"/>
          <table:table-cell table:formula="of:=MAX([.$I193];[.$V193];[.$AI193])" office:value-type="float"/>
          <table:table-cell table:formula="of:=MAX([.$J193];[.$W193])" office:value-type="float"/>
          <table:table-cell table:formula="of:=MAX([.$K193];[.$X193];[.$AJ193])" office:value-type="float"/>
          <table:table-cell table:formula="of:=MAX([.$L193];[.$Y193];[.$AK193])" office:value-type="float"/>
          <table:table-cell table:formula="of:=MAX([.$M193];[.$Z193];[.$AL193])" office:value-type="float"/>
          <table:table-cell table:formula="of:=MAX([.$N193];[.$AA193];[.$AM193])" office:value-type="float"/>
        </table:table-row>
        <table:table-row table:style-name="ro1">
          <table:table-cell office:value-type="string">
            <text:p>BLOCKS.BLOCKS-11-1.asp/38</text:p>
          </table:table-cell>
          <table:table-cell office:value-type="float" office:value="3.88505"/>
          <table:table-cell office:value-type="float" office:value="3.822"/>
          <table:table-cell office:value-type="float" office:value="2.37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905.0"/>
          <table:table-cell office:value-type="float" office:value="21541.0"/>
          <table:table-cell office:value-type="float" office:value="21540.0"/>
          <table:table-cell office:value-type="float" office:value="100368.0"/>
          <table:table-cell office:value-type="float" office:value="78706.0"/>
          <table:table-cell office:value-type="float" office:value="0.0"/>
          <table:table-cell office:value-type="float" office:value="0.0"/>
          <table:table-cell office:value-type="float" office:value="4.37758"/>
          <table:table-cell office:value-type="float" office:value="3.713"/>
          <table:table-cell office:value-type="float" office:value="2.42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905.0"/>
          <table:table-cell office:value-type="float" office:value="21541.0"/>
          <table:table-cell office:value-type="float" office:value="21540.0"/>
          <table:table-cell office:value-type="float" office:value="100368.0"/>
          <table:table-cell office:value-type="float" office:value="7870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8.9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14520.0"/>
          <table:table-cell office:value-type="float" office:value="715412.0"/>
          <table:table-cell office:value-type="float" office:value="100368.0"/>
          <table:table-cell office:value-type="float" office:value="78706.0"/>
          <table:table-cell office:value-type="float" office:value="0.0"/>
          <table:table-cell office:value-type="float" office:value="0.0"/>
          <table:table-cell table:formula="of:=MIN([.$B194];[.$O194];[.$AB194])" office:value-type="float"/>
          <table:table-cell table:formula="of:=MIN([.$C194];[.$P194];[.$AC194])" office:value-type="float"/>
          <table:table-cell table:formula="of:=MIN([.$D194];[.$Q194];[.$AD194])" office:value-type="float"/>
          <table:table-cell table:formula="of:=MIN([.$E194];[.$R194];[.$AE194])" office:value-type="float"/>
          <table:table-cell table:formula="of:=MIN([.$F194];[.$S194];[.$AF194])" office:value-type="float"/>
          <table:table-cell table:formula="of:=MIN([.$G194];[.$T194];[.$AG194])" office:value-type="float"/>
          <table:table-cell table:formula="of:=MIN([.$H194];[.$U194];[.$AH194])" office:value-type="float"/>
          <table:table-cell table:formula="of:=MIN([.$I194];[.$V194];[.$AI194])" office:value-type="float"/>
          <table:table-cell table:formula="of:=MIN([.$J194];[.$W194])" office:value-type="float"/>
          <table:table-cell table:formula="of:=MIN([.$K194];[.$X194];[.$AJ194])" office:value-type="float"/>
          <table:table-cell table:formula="of:=MIN([.$L194];[.$Y194];[.$AK194])" office:value-type="float"/>
          <table:table-cell table:formula="of:=MIN([.$M194];[.$Z194];[.$AL194])" office:value-type="float"/>
          <table:table-cell table:formula="of:=MIN([.$N194];[.$AA194];[.$AM194])" office:value-type="float"/>
          <table:table-cell table:formula="of:=MEDIAN([.$B194];[.$O194];[.$AB194])" office:value-type="float"/>
          <table:table-cell table:formula="of:=MEDIAN([.$C194];[.$P194];[.$AC194])" office:value-type="float"/>
          <table:table-cell table:formula="of:=MEDIAN([.$D194];[.$Q194];[.$AD194])" office:value-type="float"/>
          <table:table-cell table:formula="of:=MEDIAN([.$E194];[.$R194];[.$AE194])" office:value-type="float"/>
          <table:table-cell table:formula="of:=MEDIAN([.$F194];[.$S194];[.$AF194])" office:value-type="float"/>
          <table:table-cell table:formula="of:=MEDIAN([.$G194];[.$T194];[.$AG194])" office:value-type="float"/>
          <table:table-cell table:formula="of:=MEDIAN([.$H194];[.$U194];[.$AH194])" office:value-type="float"/>
          <table:table-cell table:formula="of:=MEDIAN([.$I194];[.$V194];[.$AI194])" office:value-type="float"/>
          <table:table-cell table:formula="of:=MEDIAN([.$J194];[.$W194])" office:value-type="float"/>
          <table:table-cell table:formula="of:=MEDIAN([.$K194];[.$X194];[.$AJ194])" office:value-type="float"/>
          <table:table-cell table:formula="of:=MEDIAN([.$L194];[.$Y194];[.$AK194])" office:value-type="float"/>
          <table:table-cell table:formula="of:=MEDIAN([.$M194];[.$Z194];[.$AL194])" office:value-type="float"/>
          <table:table-cell table:formula="of:=MEDIAN([.$N194];[.$AA194];[.$AM194])" office:value-type="float"/>
          <table:table-cell table:formula="of:=MAX([.$B194];[.$O194];[.$AB194])" office:value-type="float"/>
          <table:table-cell table:formula="of:=MAX([.$C194];[.$P194];[.$AC194])" office:value-type="float"/>
          <table:table-cell table:formula="of:=MAX([.$D194];[.$Q194];[.$AD194])" office:value-type="float"/>
          <table:table-cell table:formula="of:=MAX([.$E194];[.$R194];[.$AE194])" office:value-type="float"/>
          <table:table-cell table:formula="of:=MAX([.$F194];[.$S194];[.$AF194])" office:value-type="float"/>
          <table:table-cell table:formula="of:=MAX([.$G194];[.$T194];[.$AG194])" office:value-type="float"/>
          <table:table-cell table:formula="of:=MAX([.$H194];[.$U194];[.$AH194])" office:value-type="float"/>
          <table:table-cell table:formula="of:=MAX([.$I194];[.$V194];[.$AI194])" office:value-type="float"/>
          <table:table-cell table:formula="of:=MAX([.$J194];[.$W194])" office:value-type="float"/>
          <table:table-cell table:formula="of:=MAX([.$K194];[.$X194];[.$AJ194])" office:value-type="float"/>
          <table:table-cell table:formula="of:=MAX([.$L194];[.$Y194];[.$AK194])" office:value-type="float"/>
          <table:table-cell table:formula="of:=MAX([.$M194];[.$Z194];[.$AL194])" office:value-type="float"/>
          <table:table-cell table:formula="of:=MAX([.$N194];[.$AA194];[.$AM194])" office:value-type="float"/>
        </table:table-row>
        <table:table-row table:style-name="ro1">
          <table:table-cell office:value-type="string">
            <text:p>BLOCKS.BLOCKS-11-1.asp/39</text:p>
          </table:table-cell>
          <table:table-cell office:value-type="float" office:value="300.0"/>
          <table:table-cell office:value-type="float" office:value="299.987"/>
          <table:table-cell office:value-type="float" office:value="298.52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24235.0"/>
          <table:table-cell office:value-type="float" office:value="376243.0"/>
          <table:table-cell office:value-type="float" office:value="376243.0"/>
          <table:table-cell office:value-type="float" office:value="102980.0"/>
          <table:table-cell office:value-type="float" office:value="8089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8.49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23275.0"/>
          <table:table-cell office:value-type="float" office:value="375076.0"/>
          <table:table-cell office:value-type="float" office:value="375076.0"/>
          <table:table-cell office:value-type="float" office:value="102980.0"/>
          <table:table-cell office:value-type="float" office:value="8089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8.86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34144.0"/>
          <table:table-cell office:value-type="float" office:value="741957.0"/>
          <table:table-cell office:value-type="float" office:value="102980.0"/>
          <table:table-cell office:value-type="float" office:value="80899.0"/>
          <table:table-cell office:value-type="float" office:value="0.0"/>
          <table:table-cell office:value-type="float" office:value="0.0"/>
          <table:table-cell table:formula="of:=MIN([.$B195];[.$O195];[.$AB195])" office:value-type="float"/>
          <table:table-cell table:formula="of:=MIN([.$C195];[.$P195];[.$AC195])" office:value-type="float"/>
          <table:table-cell table:formula="of:=MIN([.$D195];[.$Q195];[.$AD195])" office:value-type="float"/>
          <table:table-cell table:formula="of:=MIN([.$E195];[.$R195];[.$AE195])" office:value-type="float"/>
          <table:table-cell table:formula="of:=MIN([.$F195];[.$S195];[.$AF195])" office:value-type="float"/>
          <table:table-cell table:formula="of:=MIN([.$G195];[.$T195];[.$AG195])" office:value-type="float"/>
          <table:table-cell table:formula="of:=MIN([.$H195];[.$U195];[.$AH195])" office:value-type="float"/>
          <table:table-cell table:formula="of:=MIN([.$I195];[.$V195];[.$AI195])" office:value-type="float"/>
          <table:table-cell table:formula="of:=MIN([.$J195];[.$W195])" office:value-type="float"/>
          <table:table-cell table:formula="of:=MIN([.$K195];[.$X195];[.$AJ195])" office:value-type="float"/>
          <table:table-cell table:formula="of:=MIN([.$L195];[.$Y195];[.$AK195])" office:value-type="float"/>
          <table:table-cell table:formula="of:=MIN([.$M195];[.$Z195];[.$AL195])" office:value-type="float"/>
          <table:table-cell table:formula="of:=MIN([.$N195];[.$AA195];[.$AM195])" office:value-type="float"/>
          <table:table-cell table:formula="of:=MEDIAN([.$B195];[.$O195];[.$AB195])" office:value-type="float"/>
          <table:table-cell table:formula="of:=MEDIAN([.$C195];[.$P195];[.$AC195])" office:value-type="float"/>
          <table:table-cell table:formula="of:=MEDIAN([.$D195];[.$Q195];[.$AD195])" office:value-type="float"/>
          <table:table-cell table:formula="of:=MEDIAN([.$E195];[.$R195];[.$AE195])" office:value-type="float"/>
          <table:table-cell table:formula="of:=MEDIAN([.$F195];[.$S195];[.$AF195])" office:value-type="float"/>
          <table:table-cell table:formula="of:=MEDIAN([.$G195];[.$T195];[.$AG195])" office:value-type="float"/>
          <table:table-cell table:formula="of:=MEDIAN([.$H195];[.$U195];[.$AH195])" office:value-type="float"/>
          <table:table-cell table:formula="of:=MEDIAN([.$I195];[.$V195];[.$AI195])" office:value-type="float"/>
          <table:table-cell table:formula="of:=MEDIAN([.$J195];[.$W195])" office:value-type="float"/>
          <table:table-cell table:formula="of:=MEDIAN([.$K195];[.$X195];[.$AJ195])" office:value-type="float"/>
          <table:table-cell table:formula="of:=MEDIAN([.$L195];[.$Y195];[.$AK195])" office:value-type="float"/>
          <table:table-cell table:formula="of:=MEDIAN([.$M195];[.$Z195];[.$AL195])" office:value-type="float"/>
          <table:table-cell table:formula="of:=MEDIAN([.$N195];[.$AA195];[.$AM195])" office:value-type="float"/>
          <table:table-cell table:formula="of:=MAX([.$B195];[.$O195];[.$AB195])" office:value-type="float"/>
          <table:table-cell table:formula="of:=MAX([.$C195];[.$P195];[.$AC195])" office:value-type="float"/>
          <table:table-cell table:formula="of:=MAX([.$D195];[.$Q195];[.$AD195])" office:value-type="float"/>
          <table:table-cell table:formula="of:=MAX([.$E195];[.$R195];[.$AE195])" office:value-type="float"/>
          <table:table-cell table:formula="of:=MAX([.$F195];[.$S195];[.$AF195])" office:value-type="float"/>
          <table:table-cell table:formula="of:=MAX([.$G195];[.$T195];[.$AG195])" office:value-type="float"/>
          <table:table-cell table:formula="of:=MAX([.$H195];[.$U195];[.$AH195])" office:value-type="float"/>
          <table:table-cell table:formula="of:=MAX([.$I195];[.$V195];[.$AI195])" office:value-type="float"/>
          <table:table-cell table:formula="of:=MAX([.$J195];[.$W195])" office:value-type="float"/>
          <table:table-cell table:formula="of:=MAX([.$K195];[.$X195];[.$AJ195])" office:value-type="float"/>
          <table:table-cell table:formula="of:=MAX([.$L195];[.$Y195];[.$AK195])" office:value-type="float"/>
          <table:table-cell table:formula="of:=MAX([.$M195];[.$Z195];[.$AL195])" office:value-type="float"/>
          <table:table-cell table:formula="of:=MAX([.$N195];[.$AA195];[.$AM195])" office:value-type="float"/>
        </table:table-row>
        <table:table-row table:style-name="ro1">
          <table:table-cell office:value-type="string">
            <text:p>BLOCKS.BLOCKS-11-1.asp/4</text:p>
          </table:table-cell>
          <table:table-cell office:value-type="float" office:value="0.194869"/>
          <table:table-cell office:value-type="float" office:value="0.1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560.0"/>
          <table:table-cell office:value-type="float" office:value="137.0"/>
          <table:table-cell office:value-type="float" office:value="0.0"/>
          <table:table-cell office:value-type="float" office:value="0.0"/>
          <table:table-cell office:value-type="float" office:value="0.173209"/>
          <table:table-cell office:value-type="float" office:value="0.1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560.0"/>
          <table:table-cell office:value-type="float" office:value="137.0"/>
          <table:table-cell office:value-type="float" office:value="0.0"/>
          <table:table-cell office:value-type="float" office:value="0.0"/>
          <table:table-cell office:value-type="float" office:value="0.174842"/>
          <table:table-cell office:value-type="float" office:value="0.1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1560.0"/>
          <table:table-cell office:value-type="float" office:value="137.0"/>
          <table:table-cell office:value-type="float" office:value="0.0"/>
          <table:table-cell office:value-type="float" office:value="0.0"/>
          <table:table-cell table:formula="of:=MIN([.$B196];[.$O196];[.$AB196])" office:value-type="float"/>
          <table:table-cell table:formula="of:=MIN([.$C196];[.$P196];[.$AC196])" office:value-type="float"/>
          <table:table-cell table:formula="of:=MIN([.$D196];[.$Q196];[.$AD196])" office:value-type="float"/>
          <table:table-cell table:formula="of:=MIN([.$E196];[.$R196];[.$AE196])" office:value-type="float"/>
          <table:table-cell table:formula="of:=MIN([.$F196];[.$S196];[.$AF196])" office:value-type="float"/>
          <table:table-cell table:formula="of:=MIN([.$G196];[.$T196];[.$AG196])" office:value-type="float"/>
          <table:table-cell table:formula="of:=MIN([.$H196];[.$U196];[.$AH196])" office:value-type="float"/>
          <table:table-cell table:formula="of:=MIN([.$I196];[.$V196];[.$AI196])" office:value-type="float"/>
          <table:table-cell table:formula="of:=MIN([.$J196];[.$W196])" office:value-type="float"/>
          <table:table-cell table:formula="of:=MIN([.$K196];[.$X196];[.$AJ196])" office:value-type="float"/>
          <table:table-cell table:formula="of:=MIN([.$L196];[.$Y196];[.$AK196])" office:value-type="float"/>
          <table:table-cell table:formula="of:=MIN([.$M196];[.$Z196];[.$AL196])" office:value-type="float"/>
          <table:table-cell table:formula="of:=MIN([.$N196];[.$AA196];[.$AM196])" office:value-type="float"/>
          <table:table-cell table:formula="of:=MEDIAN([.$B196];[.$O196];[.$AB196])" office:value-type="float"/>
          <table:table-cell table:formula="of:=MEDIAN([.$C196];[.$P196];[.$AC196])" office:value-type="float"/>
          <table:table-cell table:formula="of:=MEDIAN([.$D196];[.$Q196];[.$AD196])" office:value-type="float"/>
          <table:table-cell table:formula="of:=MEDIAN([.$E196];[.$R196];[.$AE196])" office:value-type="float"/>
          <table:table-cell table:formula="of:=MEDIAN([.$F196];[.$S196];[.$AF196])" office:value-type="float"/>
          <table:table-cell table:formula="of:=MEDIAN([.$G196];[.$T196];[.$AG196])" office:value-type="float"/>
          <table:table-cell table:formula="of:=MEDIAN([.$H196];[.$U196];[.$AH196])" office:value-type="float"/>
          <table:table-cell table:formula="of:=MEDIAN([.$I196];[.$V196];[.$AI196])" office:value-type="float"/>
          <table:table-cell table:formula="of:=MEDIAN([.$J196];[.$W196])" office:value-type="float"/>
          <table:table-cell table:formula="of:=MEDIAN([.$K196];[.$X196];[.$AJ196])" office:value-type="float"/>
          <table:table-cell table:formula="of:=MEDIAN([.$L196];[.$Y196];[.$AK196])" office:value-type="float"/>
          <table:table-cell table:formula="of:=MEDIAN([.$M196];[.$Z196];[.$AL196])" office:value-type="float"/>
          <table:table-cell table:formula="of:=MEDIAN([.$N196];[.$AA196];[.$AM196])" office:value-type="float"/>
          <table:table-cell table:formula="of:=MAX([.$B196];[.$O196];[.$AB196])" office:value-type="float"/>
          <table:table-cell table:formula="of:=MAX([.$C196];[.$P196];[.$AC196])" office:value-type="float"/>
          <table:table-cell table:formula="of:=MAX([.$D196];[.$Q196];[.$AD196])" office:value-type="float"/>
          <table:table-cell table:formula="of:=MAX([.$E196];[.$R196];[.$AE196])" office:value-type="float"/>
          <table:table-cell table:formula="of:=MAX([.$F196];[.$S196];[.$AF196])" office:value-type="float"/>
          <table:table-cell table:formula="of:=MAX([.$G196];[.$T196];[.$AG196])" office:value-type="float"/>
          <table:table-cell table:formula="of:=MAX([.$H196];[.$U196];[.$AH196])" office:value-type="float"/>
          <table:table-cell table:formula="of:=MAX([.$I196];[.$V196];[.$AI196])" office:value-type="float"/>
          <table:table-cell table:formula="of:=MAX([.$J196];[.$W196])" office:value-type="float"/>
          <table:table-cell table:formula="of:=MAX([.$K196];[.$X196];[.$AJ196])" office:value-type="float"/>
          <table:table-cell table:formula="of:=MAX([.$L196];[.$Y196];[.$AK196])" office:value-type="float"/>
          <table:table-cell table:formula="of:=MAX([.$M196];[.$Z196];[.$AL196])" office:value-type="float"/>
          <table:table-cell table:formula="of:=MAX([.$N196];[.$AA196];[.$AM196])" office:value-type="float"/>
        </table:table-row>
        <table:table-row table:style-name="ro1">
          <table:table-cell office:value-type="string">
            <text:p>BLOCKS.BLOCKS-11-1.asp/40</text:p>
          </table:table-cell>
          <table:table-cell office:value-type="float" office:value="2.86035"/>
          <table:table-cell office:value-type="float" office:value="2.792"/>
          <table:table-cell office:value-type="float" office:value="1.35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3232.0"/>
          <table:table-cell office:value-type="float" office:value="19759.0"/>
          <table:table-cell office:value-type="float" office:value="19758.0"/>
          <table:table-cell office:value-type="float" office:value="105592.0"/>
          <table:table-cell office:value-type="float" office:value="83092.0"/>
          <table:table-cell office:value-type="float" office:value="0.0"/>
          <table:table-cell office:value-type="float" office:value="0.0"/>
          <table:table-cell office:value-type="float" office:value="2.92736"/>
          <table:table-cell office:value-type="float" office:value="2.85"/>
          <table:table-cell office:value-type="float" office:value="1.31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3232.0"/>
          <table:table-cell office:value-type="float" office:value="19759.0"/>
          <table:table-cell office:value-type="float" office:value="19758.0"/>
          <table:table-cell office:value-type="float" office:value="105592.0"/>
          <table:table-cell office:value-type="float" office:value="8309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2"/>
          <table:table-cell office:value-type="float" office:value="298.84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90457.0"/>
          <table:table-cell office:value-type="float" office:value="694843.0"/>
          <table:table-cell office:value-type="float" office:value="105592.0"/>
          <table:table-cell office:value-type="float" office:value="83092.0"/>
          <table:table-cell office:value-type="float" office:value="0.0"/>
          <table:table-cell office:value-type="float" office:value="0.0"/>
          <table:table-cell table:formula="of:=MIN([.$B197];[.$O197];[.$AB197])" office:value-type="float"/>
          <table:table-cell table:formula="of:=MIN([.$C197];[.$P197];[.$AC197])" office:value-type="float"/>
          <table:table-cell table:formula="of:=MIN([.$D197];[.$Q197];[.$AD197])" office:value-type="float"/>
          <table:table-cell table:formula="of:=MIN([.$E197];[.$R197];[.$AE197])" office:value-type="float"/>
          <table:table-cell table:formula="of:=MIN([.$F197];[.$S197];[.$AF197])" office:value-type="float"/>
          <table:table-cell table:formula="of:=MIN([.$G197];[.$T197];[.$AG197])" office:value-type="float"/>
          <table:table-cell table:formula="of:=MIN([.$H197];[.$U197];[.$AH197])" office:value-type="float"/>
          <table:table-cell table:formula="of:=MIN([.$I197];[.$V197];[.$AI197])" office:value-type="float"/>
          <table:table-cell table:formula="of:=MIN([.$J197];[.$W197])" office:value-type="float"/>
          <table:table-cell table:formula="of:=MIN([.$K197];[.$X197];[.$AJ197])" office:value-type="float"/>
          <table:table-cell table:formula="of:=MIN([.$L197];[.$Y197];[.$AK197])" office:value-type="float"/>
          <table:table-cell table:formula="of:=MIN([.$M197];[.$Z197];[.$AL197])" office:value-type="float"/>
          <table:table-cell table:formula="of:=MIN([.$N197];[.$AA197];[.$AM197])" office:value-type="float"/>
          <table:table-cell table:formula="of:=MEDIAN([.$B197];[.$O197];[.$AB197])" office:value-type="float"/>
          <table:table-cell table:formula="of:=MEDIAN([.$C197];[.$P197];[.$AC197])" office:value-type="float"/>
          <table:table-cell table:formula="of:=MEDIAN([.$D197];[.$Q197];[.$AD197])" office:value-type="float"/>
          <table:table-cell table:formula="of:=MEDIAN([.$E197];[.$R197];[.$AE197])" office:value-type="float"/>
          <table:table-cell table:formula="of:=MEDIAN([.$F197];[.$S197];[.$AF197])" office:value-type="float"/>
          <table:table-cell table:formula="of:=MEDIAN([.$G197];[.$T197];[.$AG197])" office:value-type="float"/>
          <table:table-cell table:formula="of:=MEDIAN([.$H197];[.$U197];[.$AH197])" office:value-type="float"/>
          <table:table-cell table:formula="of:=MEDIAN([.$I197];[.$V197];[.$AI197])" office:value-type="float"/>
          <table:table-cell table:formula="of:=MEDIAN([.$J197];[.$W197])" office:value-type="float"/>
          <table:table-cell table:formula="of:=MEDIAN([.$K197];[.$X197];[.$AJ197])" office:value-type="float"/>
          <table:table-cell table:formula="of:=MEDIAN([.$L197];[.$Y197];[.$AK197])" office:value-type="float"/>
          <table:table-cell table:formula="of:=MEDIAN([.$M197];[.$Z197];[.$AL197])" office:value-type="float"/>
          <table:table-cell table:formula="of:=MEDIAN([.$N197];[.$AA197];[.$AM197])" office:value-type="float"/>
          <table:table-cell table:formula="of:=MAX([.$B197];[.$O197];[.$AB197])" office:value-type="float"/>
          <table:table-cell table:formula="of:=MAX([.$C197];[.$P197];[.$AC197])" office:value-type="float"/>
          <table:table-cell table:formula="of:=MAX([.$D197];[.$Q197];[.$AD197])" office:value-type="float"/>
          <table:table-cell table:formula="of:=MAX([.$E197];[.$R197];[.$AE197])" office:value-type="float"/>
          <table:table-cell table:formula="of:=MAX([.$F197];[.$S197];[.$AF197])" office:value-type="float"/>
          <table:table-cell table:formula="of:=MAX([.$G197];[.$T197];[.$AG197])" office:value-type="float"/>
          <table:table-cell table:formula="of:=MAX([.$H197];[.$U197];[.$AH197])" office:value-type="float"/>
          <table:table-cell table:formula="of:=MAX([.$I197];[.$V197];[.$AI197])" office:value-type="float"/>
          <table:table-cell table:formula="of:=MAX([.$J197];[.$W197])" office:value-type="float"/>
          <table:table-cell table:formula="of:=MAX([.$K197];[.$X197];[.$AJ197])" office:value-type="float"/>
          <table:table-cell table:formula="of:=MAX([.$L197];[.$Y197];[.$AK197])" office:value-type="float"/>
          <table:table-cell table:formula="of:=MAX([.$M197];[.$Z197];[.$AL197])" office:value-type="float"/>
          <table:table-cell table:formula="of:=MAX([.$N197];[.$AA197];[.$AM197])" office:value-type="float"/>
        </table:table-row>
        <table:table-row table:style-name="ro1">
          <table:table-cell office:value-type="string">
            <text:p>BLOCKS.BLOCKS-11-1.asp/5</text:p>
          </table:table-cell>
          <table:table-cell office:value-type="float" office:value="0.231803"/>
          <table:table-cell office:value-type="float" office:value="0.1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.0"/>
          <table:table-cell office:value-type="float" office:value="2.0"/>
          <table:table-cell office:value-type="float" office:value="14172.0"/>
          <table:table-cell office:value-type="float" office:value="6337.0"/>
          <table:table-cell office:value-type="float" office:value="0.0"/>
          <table:table-cell office:value-type="float" office:value="0.0"/>
          <table:table-cell office:value-type="float" office:value="0.232382"/>
          <table:table-cell office:value-type="float" office:value="0.1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.0"/>
          <table:table-cell office:value-type="float" office:value="2.0"/>
          <table:table-cell office:value-type="float" office:value="14172.0"/>
          <table:table-cell office:value-type="float" office:value="6337.0"/>
          <table:table-cell office:value-type="float" office:value="0.0"/>
          <table:table-cell office:value-type="float" office:value="0.0"/>
          <table:table-cell office:value-type="float" office:value="0.183674"/>
          <table:table-cell office:value-type="float" office:value="0.1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.0"/>
          <table:table-cell office:value-type="float" office:value="14172.0"/>
          <table:table-cell office:value-type="float" office:value="6337.0"/>
          <table:table-cell office:value-type="float" office:value="0.0"/>
          <table:table-cell office:value-type="float" office:value="0.0"/>
          <table:table-cell table:formula="of:=MIN([.$B198];[.$O198];[.$AB198])" office:value-type="float"/>
          <table:table-cell table:formula="of:=MIN([.$C198];[.$P198];[.$AC198])" office:value-type="float"/>
          <table:table-cell table:formula="of:=MIN([.$D198];[.$Q198];[.$AD198])" office:value-type="float"/>
          <table:table-cell table:formula="of:=MIN([.$E198];[.$R198];[.$AE198])" office:value-type="float"/>
          <table:table-cell table:formula="of:=MIN([.$F198];[.$S198];[.$AF198])" office:value-type="float"/>
          <table:table-cell table:formula="of:=MIN([.$G198];[.$T198];[.$AG198])" office:value-type="float"/>
          <table:table-cell table:formula="of:=MIN([.$H198];[.$U198];[.$AH198])" office:value-type="float"/>
          <table:table-cell table:formula="of:=MIN([.$I198];[.$V198];[.$AI198])" office:value-type="float"/>
          <table:table-cell table:formula="of:=MIN([.$J198];[.$W198])" office:value-type="float"/>
          <table:table-cell table:formula="of:=MIN([.$K198];[.$X198];[.$AJ198])" office:value-type="float"/>
          <table:table-cell table:formula="of:=MIN([.$L198];[.$Y198];[.$AK198])" office:value-type="float"/>
          <table:table-cell table:formula="of:=MIN([.$M198];[.$Z198];[.$AL198])" office:value-type="float"/>
          <table:table-cell table:formula="of:=MIN([.$N198];[.$AA198];[.$AM198])" office:value-type="float"/>
          <table:table-cell table:formula="of:=MEDIAN([.$B198];[.$O198];[.$AB198])" office:value-type="float"/>
          <table:table-cell table:formula="of:=MEDIAN([.$C198];[.$P198];[.$AC198])" office:value-type="float"/>
          <table:table-cell table:formula="of:=MEDIAN([.$D198];[.$Q198];[.$AD198])" office:value-type="float"/>
          <table:table-cell table:formula="of:=MEDIAN([.$E198];[.$R198];[.$AE198])" office:value-type="float"/>
          <table:table-cell table:formula="of:=MEDIAN([.$F198];[.$S198];[.$AF198])" office:value-type="float"/>
          <table:table-cell table:formula="of:=MEDIAN([.$G198];[.$T198];[.$AG198])" office:value-type="float"/>
          <table:table-cell table:formula="of:=MEDIAN([.$H198];[.$U198];[.$AH198])" office:value-type="float"/>
          <table:table-cell table:formula="of:=MEDIAN([.$I198];[.$V198];[.$AI198])" office:value-type="float"/>
          <table:table-cell table:formula="of:=MEDIAN([.$J198];[.$W198])" office:value-type="float"/>
          <table:table-cell table:formula="of:=MEDIAN([.$K198];[.$X198];[.$AJ198])" office:value-type="float"/>
          <table:table-cell table:formula="of:=MEDIAN([.$L198];[.$Y198];[.$AK198])" office:value-type="float"/>
          <table:table-cell table:formula="of:=MEDIAN([.$M198];[.$Z198];[.$AL198])" office:value-type="float"/>
          <table:table-cell table:formula="of:=MEDIAN([.$N198];[.$AA198];[.$AM198])" office:value-type="float"/>
          <table:table-cell table:formula="of:=MAX([.$B198];[.$O198];[.$AB198])" office:value-type="float"/>
          <table:table-cell table:formula="of:=MAX([.$C198];[.$P198];[.$AC198])" office:value-type="float"/>
          <table:table-cell table:formula="of:=MAX([.$D198];[.$Q198];[.$AD198])" office:value-type="float"/>
          <table:table-cell table:formula="of:=MAX([.$E198];[.$R198];[.$AE198])" office:value-type="float"/>
          <table:table-cell table:formula="of:=MAX([.$F198];[.$S198];[.$AF198])" office:value-type="float"/>
          <table:table-cell table:formula="of:=MAX([.$G198];[.$T198];[.$AG198])" office:value-type="float"/>
          <table:table-cell table:formula="of:=MAX([.$H198];[.$U198];[.$AH198])" office:value-type="float"/>
          <table:table-cell table:formula="of:=MAX([.$I198];[.$V198];[.$AI198])" office:value-type="float"/>
          <table:table-cell table:formula="of:=MAX([.$J198];[.$W198])" office:value-type="float"/>
          <table:table-cell table:formula="of:=MAX([.$K198];[.$X198];[.$AJ198])" office:value-type="float"/>
          <table:table-cell table:formula="of:=MAX([.$L198];[.$Y198];[.$AK198])" office:value-type="float"/>
          <table:table-cell table:formula="of:=MAX([.$M198];[.$Z198];[.$AL198])" office:value-type="float"/>
          <table:table-cell table:formula="of:=MAX([.$N198];[.$AA198];[.$AM198])" office:value-type="float"/>
        </table:table-row>
        <table:table-row table:style-name="ro1">
          <table:table-cell office:value-type="string">
            <text:p>BLOCKS.BLOCKS-11-1.asp/6</text:p>
          </table:table-cell>
          <table:table-cell office:value-type="float" office:value="0.256666"/>
          <table:table-cell office:value-type="float" office:value="0.2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8.0"/>
          <table:table-cell office:value-type="float" office:value="8.0"/>
          <table:table-cell office:value-type="float" office:value="16784.0"/>
          <table:table-cell office:value-type="float" office:value="8530.0"/>
          <table:table-cell office:value-type="float" office:value="0.0"/>
          <table:table-cell office:value-type="float" office:value="0.0"/>
          <table:table-cell office:value-type="float" office:value="0.237808"/>
          <table:table-cell office:value-type="float" office:value="0.1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8.0"/>
          <table:table-cell office:value-type="float" office:value="8.0"/>
          <table:table-cell office:value-type="float" office:value="16784.0"/>
          <table:table-cell office:value-type="float" office:value="8530.0"/>
          <table:table-cell office:value-type="float" office:value="0.0"/>
          <table:table-cell office:value-type="float" office:value="0.0"/>
          <table:table-cell office:value-type="float" office:value="0.238702"/>
          <table:table-cell office:value-type="float" office:value="0.1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15.0"/>
          <table:table-cell office:value-type="float" office:value="16784.0"/>
          <table:table-cell office:value-type="float" office:value="8530.0"/>
          <table:table-cell office:value-type="float" office:value="0.0"/>
          <table:table-cell office:value-type="float" office:value="0.0"/>
          <table:table-cell table:formula="of:=MIN([.$B199];[.$O199];[.$AB199])" office:value-type="float"/>
          <table:table-cell table:formula="of:=MIN([.$C199];[.$P199];[.$AC199])" office:value-type="float"/>
          <table:table-cell table:formula="of:=MIN([.$D199];[.$Q199];[.$AD199])" office:value-type="float"/>
          <table:table-cell table:formula="of:=MIN([.$E199];[.$R199];[.$AE199])" office:value-type="float"/>
          <table:table-cell table:formula="of:=MIN([.$F199];[.$S199];[.$AF199])" office:value-type="float"/>
          <table:table-cell table:formula="of:=MIN([.$G199];[.$T199];[.$AG199])" office:value-type="float"/>
          <table:table-cell table:formula="of:=MIN([.$H199];[.$U199];[.$AH199])" office:value-type="float"/>
          <table:table-cell table:formula="of:=MIN([.$I199];[.$V199];[.$AI199])" office:value-type="float"/>
          <table:table-cell table:formula="of:=MIN([.$J199];[.$W199])" office:value-type="float"/>
          <table:table-cell table:formula="of:=MIN([.$K199];[.$X199];[.$AJ199])" office:value-type="float"/>
          <table:table-cell table:formula="of:=MIN([.$L199];[.$Y199];[.$AK199])" office:value-type="float"/>
          <table:table-cell table:formula="of:=MIN([.$M199];[.$Z199];[.$AL199])" office:value-type="float"/>
          <table:table-cell table:formula="of:=MIN([.$N199];[.$AA199];[.$AM199])" office:value-type="float"/>
          <table:table-cell table:formula="of:=MEDIAN([.$B199];[.$O199];[.$AB199])" office:value-type="float"/>
          <table:table-cell table:formula="of:=MEDIAN([.$C199];[.$P199];[.$AC199])" office:value-type="float"/>
          <table:table-cell table:formula="of:=MEDIAN([.$D199];[.$Q199];[.$AD199])" office:value-type="float"/>
          <table:table-cell table:formula="of:=MEDIAN([.$E199];[.$R199];[.$AE199])" office:value-type="float"/>
          <table:table-cell table:formula="of:=MEDIAN([.$F199];[.$S199];[.$AF199])" office:value-type="float"/>
          <table:table-cell table:formula="of:=MEDIAN([.$G199];[.$T199];[.$AG199])" office:value-type="float"/>
          <table:table-cell table:formula="of:=MEDIAN([.$H199];[.$U199];[.$AH199])" office:value-type="float"/>
          <table:table-cell table:formula="of:=MEDIAN([.$I199];[.$V199];[.$AI199])" office:value-type="float"/>
          <table:table-cell table:formula="of:=MEDIAN([.$J199];[.$W199])" office:value-type="float"/>
          <table:table-cell table:formula="of:=MEDIAN([.$K199];[.$X199];[.$AJ199])" office:value-type="float"/>
          <table:table-cell table:formula="of:=MEDIAN([.$L199];[.$Y199];[.$AK199])" office:value-type="float"/>
          <table:table-cell table:formula="of:=MEDIAN([.$M199];[.$Z199];[.$AL199])" office:value-type="float"/>
          <table:table-cell table:formula="of:=MEDIAN([.$N199];[.$AA199];[.$AM199])" office:value-type="float"/>
          <table:table-cell table:formula="of:=MAX([.$B199];[.$O199];[.$AB199])" office:value-type="float"/>
          <table:table-cell table:formula="of:=MAX([.$C199];[.$P199];[.$AC199])" office:value-type="float"/>
          <table:table-cell table:formula="of:=MAX([.$D199];[.$Q199];[.$AD199])" office:value-type="float"/>
          <table:table-cell table:formula="of:=MAX([.$E199];[.$R199];[.$AE199])" office:value-type="float"/>
          <table:table-cell table:formula="of:=MAX([.$F199];[.$S199];[.$AF199])" office:value-type="float"/>
          <table:table-cell table:formula="of:=MAX([.$G199];[.$T199];[.$AG199])" office:value-type="float"/>
          <table:table-cell table:formula="of:=MAX([.$H199];[.$U199];[.$AH199])" office:value-type="float"/>
          <table:table-cell table:formula="of:=MAX([.$I199];[.$V199];[.$AI199])" office:value-type="float"/>
          <table:table-cell table:formula="of:=MAX([.$J199];[.$W199])" office:value-type="float"/>
          <table:table-cell table:formula="of:=MAX([.$K199];[.$X199];[.$AJ199])" office:value-type="float"/>
          <table:table-cell table:formula="of:=MAX([.$L199];[.$Y199];[.$AK199])" office:value-type="float"/>
          <table:table-cell table:formula="of:=MAX([.$M199];[.$Z199];[.$AL199])" office:value-type="float"/>
          <table:table-cell table:formula="of:=MAX([.$N199];[.$AA199];[.$AM199])" office:value-type="float"/>
        </table:table-row>
        <table:table-row table:style-name="ro1">
          <table:table-cell office:value-type="string">
            <text:p>BLOCKS.BLOCKS-11-1.asp/7</text:p>
          </table:table-cell>
          <table:table-cell office:value-type="float" office:value="0.293477"/>
          <table:table-cell office:value-type="float" office:value="0.2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19.0"/>
          <table:table-cell office:value-type="float" office:value="19.0"/>
          <table:table-cell office:value-type="float" office:value="19396.0"/>
          <table:table-cell office:value-type="float" office:value="10723.0"/>
          <table:table-cell office:value-type="float" office:value="0.0"/>
          <table:table-cell office:value-type="float" office:value="0.0"/>
          <table:table-cell office:value-type="float" office:value="0.276764"/>
          <table:table-cell office:value-type="float" office:value="0.2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19.0"/>
          <table:table-cell office:value-type="float" office:value="19.0"/>
          <table:table-cell office:value-type="float" office:value="19396.0"/>
          <table:table-cell office:value-type="float" office:value="10723.0"/>
          <table:table-cell office:value-type="float" office:value="0.0"/>
          <table:table-cell office:value-type="float" office:value="0.0"/>
          <table:table-cell office:value-type="float" office:value="0.235759"/>
          <table:table-cell office:value-type="float" office:value="0.1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27.0"/>
          <table:table-cell office:value-type="float" office:value="19396.0"/>
          <table:table-cell office:value-type="float" office:value="10723.0"/>
          <table:table-cell office:value-type="float" office:value="0.0"/>
          <table:table-cell office:value-type="float" office:value="0.0"/>
          <table:table-cell table:formula="of:=MIN([.$B200];[.$O200];[.$AB200])" office:value-type="float"/>
          <table:table-cell table:formula="of:=MIN([.$C200];[.$P200];[.$AC200])" office:value-type="float"/>
          <table:table-cell table:formula="of:=MIN([.$D200];[.$Q200];[.$AD200])" office:value-type="float"/>
          <table:table-cell table:formula="of:=MIN([.$E200];[.$R200];[.$AE200])" office:value-type="float"/>
          <table:table-cell table:formula="of:=MIN([.$F200];[.$S200];[.$AF200])" office:value-type="float"/>
          <table:table-cell table:formula="of:=MIN([.$G200];[.$T200];[.$AG200])" office:value-type="float"/>
          <table:table-cell table:formula="of:=MIN([.$H200];[.$U200];[.$AH200])" office:value-type="float"/>
          <table:table-cell table:formula="of:=MIN([.$I200];[.$V200];[.$AI200])" office:value-type="float"/>
          <table:table-cell table:formula="of:=MIN([.$J200];[.$W200])" office:value-type="float"/>
          <table:table-cell table:formula="of:=MIN([.$K200];[.$X200];[.$AJ200])" office:value-type="float"/>
          <table:table-cell table:formula="of:=MIN([.$L200];[.$Y200];[.$AK200])" office:value-type="float"/>
          <table:table-cell table:formula="of:=MIN([.$M200];[.$Z200];[.$AL200])" office:value-type="float"/>
          <table:table-cell table:formula="of:=MIN([.$N200];[.$AA200];[.$AM200])" office:value-type="float"/>
          <table:table-cell table:formula="of:=MEDIAN([.$B200];[.$O200];[.$AB200])" office:value-type="float"/>
          <table:table-cell table:formula="of:=MEDIAN([.$C200];[.$P200];[.$AC200])" office:value-type="float"/>
          <table:table-cell table:formula="of:=MEDIAN([.$D200];[.$Q200];[.$AD200])" office:value-type="float"/>
          <table:table-cell table:formula="of:=MEDIAN([.$E200];[.$R200];[.$AE200])" office:value-type="float"/>
          <table:table-cell table:formula="of:=MEDIAN([.$F200];[.$S200];[.$AF200])" office:value-type="float"/>
          <table:table-cell table:formula="of:=MEDIAN([.$G200];[.$T200];[.$AG200])" office:value-type="float"/>
          <table:table-cell table:formula="of:=MEDIAN([.$H200];[.$U200];[.$AH200])" office:value-type="float"/>
          <table:table-cell table:formula="of:=MEDIAN([.$I200];[.$V200];[.$AI200])" office:value-type="float"/>
          <table:table-cell table:formula="of:=MEDIAN([.$J200];[.$W200])" office:value-type="float"/>
          <table:table-cell table:formula="of:=MEDIAN([.$K200];[.$X200];[.$AJ200])" office:value-type="float"/>
          <table:table-cell table:formula="of:=MEDIAN([.$L200];[.$Y200];[.$AK200])" office:value-type="float"/>
          <table:table-cell table:formula="of:=MEDIAN([.$M200];[.$Z200];[.$AL200])" office:value-type="float"/>
          <table:table-cell table:formula="of:=MEDIAN([.$N200];[.$AA200];[.$AM200])" office:value-type="float"/>
          <table:table-cell table:formula="of:=MAX([.$B200];[.$O200];[.$AB200])" office:value-type="float"/>
          <table:table-cell table:formula="of:=MAX([.$C200];[.$P200];[.$AC200])" office:value-type="float"/>
          <table:table-cell table:formula="of:=MAX([.$D200];[.$Q200];[.$AD200])" office:value-type="float"/>
          <table:table-cell table:formula="of:=MAX([.$E200];[.$R200];[.$AE200])" office:value-type="float"/>
          <table:table-cell table:formula="of:=MAX([.$F200];[.$S200];[.$AF200])" office:value-type="float"/>
          <table:table-cell table:formula="of:=MAX([.$G200];[.$T200];[.$AG200])" office:value-type="float"/>
          <table:table-cell table:formula="of:=MAX([.$H200];[.$U200];[.$AH200])" office:value-type="float"/>
          <table:table-cell table:formula="of:=MAX([.$I200];[.$V200];[.$AI200])" office:value-type="float"/>
          <table:table-cell table:formula="of:=MAX([.$J200];[.$W200])" office:value-type="float"/>
          <table:table-cell table:formula="of:=MAX([.$K200];[.$X200];[.$AJ200])" office:value-type="float"/>
          <table:table-cell table:formula="of:=MAX([.$L200];[.$Y200];[.$AK200])" office:value-type="float"/>
          <table:table-cell table:formula="of:=MAX([.$M200];[.$Z200];[.$AL200])" office:value-type="float"/>
          <table:table-cell table:formula="of:=MAX([.$N200];[.$AA200];[.$AM200])" office:value-type="float"/>
        </table:table-row>
        <table:table-row table:style-name="ro1">
          <table:table-cell office:value-type="string">
            <text:p>BLOCKS.BLOCKS-11-1.asp/8</text:p>
          </table:table-cell>
          <table:table-cell office:value-type="float" office:value="0.301536"/>
          <table:table-cell office:value-type="float" office:value="0.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28.0"/>
          <table:table-cell office:value-type="float" office:value="28.0"/>
          <table:table-cell office:value-type="float" office:value="22008.0"/>
          <table:table-cell office:value-type="float" office:value="12916.0"/>
          <table:table-cell office:value-type="float" office:value="0.0"/>
          <table:table-cell office:value-type="float" office:value="0.0"/>
          <table:table-cell office:value-type="float" office:value="0.313516"/>
          <table:table-cell office:value-type="float" office:value="0.2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28.0"/>
          <table:table-cell office:value-type="float" office:value="28.0"/>
          <table:table-cell office:value-type="float" office:value="22008.0"/>
          <table:table-cell office:value-type="float" office:value="12916.0"/>
          <table:table-cell office:value-type="float" office:value="0.0"/>
          <table:table-cell office:value-type="float" office:value="0.0"/>
          <table:table-cell office:value-type="float" office:value="0.289548"/>
          <table:table-cell office:value-type="float" office:value="0.2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247.0"/>
          <table:table-cell office:value-type="float" office:value="22008.0"/>
          <table:table-cell office:value-type="float" office:value="12916.0"/>
          <table:table-cell office:value-type="float" office:value="0.0"/>
          <table:table-cell office:value-type="float" office:value="0.0"/>
          <table:table-cell table:formula="of:=MIN([.$B201];[.$O201];[.$AB201])" office:value-type="float"/>
          <table:table-cell table:formula="of:=MIN([.$C201];[.$P201];[.$AC201])" office:value-type="float"/>
          <table:table-cell table:formula="of:=MIN([.$D201];[.$Q201];[.$AD201])" office:value-type="float"/>
          <table:table-cell table:formula="of:=MIN([.$E201];[.$R201];[.$AE201])" office:value-type="float"/>
          <table:table-cell table:formula="of:=MIN([.$F201];[.$S201];[.$AF201])" office:value-type="float"/>
          <table:table-cell table:formula="of:=MIN([.$G201];[.$T201];[.$AG201])" office:value-type="float"/>
          <table:table-cell table:formula="of:=MIN([.$H201];[.$U201];[.$AH201])" office:value-type="float"/>
          <table:table-cell table:formula="of:=MIN([.$I201];[.$V201];[.$AI201])" office:value-type="float"/>
          <table:table-cell table:formula="of:=MIN([.$J201];[.$W201])" office:value-type="float"/>
          <table:table-cell table:formula="of:=MIN([.$K201];[.$X201];[.$AJ201])" office:value-type="float"/>
          <table:table-cell table:formula="of:=MIN([.$L201];[.$Y201];[.$AK201])" office:value-type="float"/>
          <table:table-cell table:formula="of:=MIN([.$M201];[.$Z201];[.$AL201])" office:value-type="float"/>
          <table:table-cell table:formula="of:=MIN([.$N201];[.$AA201];[.$AM201])" office:value-type="float"/>
          <table:table-cell table:formula="of:=MEDIAN([.$B201];[.$O201];[.$AB201])" office:value-type="float"/>
          <table:table-cell table:formula="of:=MEDIAN([.$C201];[.$P201];[.$AC201])" office:value-type="float"/>
          <table:table-cell table:formula="of:=MEDIAN([.$D201];[.$Q201];[.$AD201])" office:value-type="float"/>
          <table:table-cell table:formula="of:=MEDIAN([.$E201];[.$R201];[.$AE201])" office:value-type="float"/>
          <table:table-cell table:formula="of:=MEDIAN([.$F201];[.$S201];[.$AF201])" office:value-type="float"/>
          <table:table-cell table:formula="of:=MEDIAN([.$G201];[.$T201];[.$AG201])" office:value-type="float"/>
          <table:table-cell table:formula="of:=MEDIAN([.$H201];[.$U201];[.$AH201])" office:value-type="float"/>
          <table:table-cell table:formula="of:=MEDIAN([.$I201];[.$V201];[.$AI201])" office:value-type="float"/>
          <table:table-cell table:formula="of:=MEDIAN([.$J201];[.$W201])" office:value-type="float"/>
          <table:table-cell table:formula="of:=MEDIAN([.$K201];[.$X201];[.$AJ201])" office:value-type="float"/>
          <table:table-cell table:formula="of:=MEDIAN([.$L201];[.$Y201];[.$AK201])" office:value-type="float"/>
          <table:table-cell table:formula="of:=MEDIAN([.$M201];[.$Z201];[.$AL201])" office:value-type="float"/>
          <table:table-cell table:formula="of:=MEDIAN([.$N201];[.$AA201];[.$AM201])" office:value-type="float"/>
          <table:table-cell table:formula="of:=MAX([.$B201];[.$O201];[.$AB201])" office:value-type="float"/>
          <table:table-cell table:formula="of:=MAX([.$C201];[.$P201];[.$AC201])" office:value-type="float"/>
          <table:table-cell table:formula="of:=MAX([.$D201];[.$Q201];[.$AD201])" office:value-type="float"/>
          <table:table-cell table:formula="of:=MAX([.$E201];[.$R201];[.$AE201])" office:value-type="float"/>
          <table:table-cell table:formula="of:=MAX([.$F201];[.$S201];[.$AF201])" office:value-type="float"/>
          <table:table-cell table:formula="of:=MAX([.$G201];[.$T201];[.$AG201])" office:value-type="float"/>
          <table:table-cell table:formula="of:=MAX([.$H201];[.$U201];[.$AH201])" office:value-type="float"/>
          <table:table-cell table:formula="of:=MAX([.$I201];[.$V201];[.$AI201])" office:value-type="float"/>
          <table:table-cell table:formula="of:=MAX([.$J201];[.$W201])" office:value-type="float"/>
          <table:table-cell table:formula="of:=MAX([.$K201];[.$X201];[.$AJ201])" office:value-type="float"/>
          <table:table-cell table:formula="of:=MAX([.$L201];[.$Y201];[.$AK201])" office:value-type="float"/>
          <table:table-cell table:formula="of:=MAX([.$M201];[.$Z201];[.$AL201])" office:value-type="float"/>
          <table:table-cell table:formula="of:=MAX([.$N201];[.$AA201];[.$AM201])" office:value-type="float"/>
        </table:table-row>
        <table:table-row table:style-name="ro1">
          <table:table-cell office:value-type="string">
            <text:p>BLOCKS.BLOCKS-11-1.asp/9</text:p>
          </table:table-cell>
          <table:table-cell office:value-type="float" office:value="0.379329"/>
          <table:table-cell office:value-type="float" office:value="0.3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50.0"/>
          <table:table-cell office:value-type="float" office:value="50.0"/>
          <table:table-cell office:value-type="float" office:value="24620.0"/>
          <table:table-cell office:value-type="float" office:value="15109.0"/>
          <table:table-cell office:value-type="float" office:value="0.0"/>
          <table:table-cell office:value-type="float" office:value="0.0"/>
          <table:table-cell office:value-type="float" office:value="0.333872"/>
          <table:table-cell office:value-type="float" office:value="0.2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50.0"/>
          <table:table-cell office:value-type="float" office:value="50.0"/>
          <table:table-cell office:value-type="float" office:value="24620.0"/>
          <table:table-cell office:value-type="float" office:value="15109.0"/>
          <table:table-cell office:value-type="float" office:value="0.0"/>
          <table:table-cell office:value-type="float" office:value="0.0"/>
          <table:table-cell office:value-type="float" office:value="0.328162"/>
          <table:table-cell office:value-type="float" office:value="0.2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268.0"/>
          <table:table-cell office:value-type="float" office:value="24620.0"/>
          <table:table-cell office:value-type="float" office:value="15109.0"/>
          <table:table-cell office:value-type="float" office:value="0.0"/>
          <table:table-cell office:value-type="float" office:value="0.0"/>
          <table:table-cell table:formula="of:=MIN([.$B202];[.$O202];[.$AB202])" office:value-type="float"/>
          <table:table-cell table:formula="of:=MIN([.$C202];[.$P202];[.$AC202])" office:value-type="float"/>
          <table:table-cell table:formula="of:=MIN([.$D202];[.$Q202];[.$AD202])" office:value-type="float"/>
          <table:table-cell table:formula="of:=MIN([.$E202];[.$R202];[.$AE202])" office:value-type="float"/>
          <table:table-cell table:formula="of:=MIN([.$F202];[.$S202];[.$AF202])" office:value-type="float"/>
          <table:table-cell table:formula="of:=MIN([.$G202];[.$T202];[.$AG202])" office:value-type="float"/>
          <table:table-cell table:formula="of:=MIN([.$H202];[.$U202];[.$AH202])" office:value-type="float"/>
          <table:table-cell table:formula="of:=MIN([.$I202];[.$V202];[.$AI202])" office:value-type="float"/>
          <table:table-cell table:formula="of:=MIN([.$J202];[.$W202])" office:value-type="float"/>
          <table:table-cell table:formula="of:=MIN([.$K202];[.$X202];[.$AJ202])" office:value-type="float"/>
          <table:table-cell table:formula="of:=MIN([.$L202];[.$Y202];[.$AK202])" office:value-type="float"/>
          <table:table-cell table:formula="of:=MIN([.$M202];[.$Z202];[.$AL202])" office:value-type="float"/>
          <table:table-cell table:formula="of:=MIN([.$N202];[.$AA202];[.$AM202])" office:value-type="float"/>
          <table:table-cell table:formula="of:=MEDIAN([.$B202];[.$O202];[.$AB202])" office:value-type="float"/>
          <table:table-cell table:formula="of:=MEDIAN([.$C202];[.$P202];[.$AC202])" office:value-type="float"/>
          <table:table-cell table:formula="of:=MEDIAN([.$D202];[.$Q202];[.$AD202])" office:value-type="float"/>
          <table:table-cell table:formula="of:=MEDIAN([.$E202];[.$R202];[.$AE202])" office:value-type="float"/>
          <table:table-cell table:formula="of:=MEDIAN([.$F202];[.$S202];[.$AF202])" office:value-type="float"/>
          <table:table-cell table:formula="of:=MEDIAN([.$G202];[.$T202];[.$AG202])" office:value-type="float"/>
          <table:table-cell table:formula="of:=MEDIAN([.$H202];[.$U202];[.$AH202])" office:value-type="float"/>
          <table:table-cell table:formula="of:=MEDIAN([.$I202];[.$V202];[.$AI202])" office:value-type="float"/>
          <table:table-cell table:formula="of:=MEDIAN([.$J202];[.$W202])" office:value-type="float"/>
          <table:table-cell table:formula="of:=MEDIAN([.$K202];[.$X202];[.$AJ202])" office:value-type="float"/>
          <table:table-cell table:formula="of:=MEDIAN([.$L202];[.$Y202];[.$AK202])" office:value-type="float"/>
          <table:table-cell table:formula="of:=MEDIAN([.$M202];[.$Z202];[.$AL202])" office:value-type="float"/>
          <table:table-cell table:formula="of:=MEDIAN([.$N202];[.$AA202];[.$AM202])" office:value-type="float"/>
          <table:table-cell table:formula="of:=MAX([.$B202];[.$O202];[.$AB202])" office:value-type="float"/>
          <table:table-cell table:formula="of:=MAX([.$C202];[.$P202];[.$AC202])" office:value-type="float"/>
          <table:table-cell table:formula="of:=MAX([.$D202];[.$Q202];[.$AD202])" office:value-type="float"/>
          <table:table-cell table:formula="of:=MAX([.$E202];[.$R202];[.$AE202])" office:value-type="float"/>
          <table:table-cell table:formula="of:=MAX([.$F202];[.$S202];[.$AF202])" office:value-type="float"/>
          <table:table-cell table:formula="of:=MAX([.$G202];[.$T202];[.$AG202])" office:value-type="float"/>
          <table:table-cell table:formula="of:=MAX([.$H202];[.$U202];[.$AH202])" office:value-type="float"/>
          <table:table-cell table:formula="of:=MAX([.$I202];[.$V202];[.$AI202])" office:value-type="float"/>
          <table:table-cell table:formula="of:=MAX([.$J202];[.$W202])" office:value-type="float"/>
          <table:table-cell table:formula="of:=MAX([.$K202];[.$X202];[.$AJ202])" office:value-type="float"/>
          <table:table-cell table:formula="of:=MAX([.$L202];[.$Y202];[.$AK202])" office:value-type="float"/>
          <table:table-cell table:formula="of:=MAX([.$M202];[.$Z202];[.$AL202])" office:value-type="float"/>
          <table:table-cell table:formula="of:=MAX([.$N202];[.$AA202];[.$AM202])" office:value-type="float"/>
        </table:table-row>
        <table:table-row table:style-name="ro1">
          <table:table-cell office:value-type="string">
            <text:p>BLOCKS.BLOCKS-11-2.asp/1</text:p>
          </table:table-cell>
          <table:table-cell office:value-type="float" office:value="0.10356"/>
          <table:table-cell office:value-type="float" office:value="0.0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724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0.09437"/>
          <table:table-cell office:value-type="float" office:value="0.0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724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0.100426"/>
          <table:table-cell office:value-type="float" office:value="0.0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724.0"/>
          <table:table-cell office:value-type="float" office:value="2.0"/>
          <table:table-cell office:value-type="float" office:value="0.0"/>
          <table:table-cell office:value-type="float" office:value="0.0"/>
          <table:table-cell table:formula="of:=MIN([.$B203];[.$O203];[.$AB203])" office:value-type="float"/>
          <table:table-cell table:formula="of:=MIN([.$C203];[.$P203];[.$AC203])" office:value-type="float"/>
          <table:table-cell table:formula="of:=MIN([.$D203];[.$Q203];[.$AD203])" office:value-type="float"/>
          <table:table-cell table:formula="of:=MIN([.$E203];[.$R203];[.$AE203])" office:value-type="float"/>
          <table:table-cell table:formula="of:=MIN([.$F203];[.$S203];[.$AF203])" office:value-type="float"/>
          <table:table-cell table:formula="of:=MIN([.$G203];[.$T203];[.$AG203])" office:value-type="float"/>
          <table:table-cell table:formula="of:=MIN([.$H203];[.$U203];[.$AH203])" office:value-type="float"/>
          <table:table-cell table:formula="of:=MIN([.$I203];[.$V203];[.$AI203])" office:value-type="float"/>
          <table:table-cell table:formula="of:=MIN([.$J203];[.$W203])" office:value-type="float"/>
          <table:table-cell table:formula="of:=MIN([.$K203];[.$X203];[.$AJ203])" office:value-type="float"/>
          <table:table-cell table:formula="of:=MIN([.$L203];[.$Y203];[.$AK203])" office:value-type="float"/>
          <table:table-cell table:formula="of:=MIN([.$M203];[.$Z203];[.$AL203])" office:value-type="float"/>
          <table:table-cell table:formula="of:=MIN([.$N203];[.$AA203];[.$AM203])" office:value-type="float"/>
          <table:table-cell table:formula="of:=MEDIAN([.$B203];[.$O203];[.$AB203])" office:value-type="float"/>
          <table:table-cell table:formula="of:=MEDIAN([.$C203];[.$P203];[.$AC203])" office:value-type="float"/>
          <table:table-cell table:formula="of:=MEDIAN([.$D203];[.$Q203];[.$AD203])" office:value-type="float"/>
          <table:table-cell table:formula="of:=MEDIAN([.$E203];[.$R203];[.$AE203])" office:value-type="float"/>
          <table:table-cell table:formula="of:=MEDIAN([.$F203];[.$S203];[.$AF203])" office:value-type="float"/>
          <table:table-cell table:formula="of:=MEDIAN([.$G203];[.$T203];[.$AG203])" office:value-type="float"/>
          <table:table-cell table:formula="of:=MEDIAN([.$H203];[.$U203];[.$AH203])" office:value-type="float"/>
          <table:table-cell table:formula="of:=MEDIAN([.$I203];[.$V203];[.$AI203])" office:value-type="float"/>
          <table:table-cell table:formula="of:=MEDIAN([.$J203];[.$W203])" office:value-type="float"/>
          <table:table-cell table:formula="of:=MEDIAN([.$K203];[.$X203];[.$AJ203])" office:value-type="float"/>
          <table:table-cell table:formula="of:=MEDIAN([.$L203];[.$Y203];[.$AK203])" office:value-type="float"/>
          <table:table-cell table:formula="of:=MEDIAN([.$M203];[.$Z203];[.$AL203])" office:value-type="float"/>
          <table:table-cell table:formula="of:=MEDIAN([.$N203];[.$AA203];[.$AM203])" office:value-type="float"/>
          <table:table-cell table:formula="of:=MAX([.$B203];[.$O203];[.$AB203])" office:value-type="float"/>
          <table:table-cell table:formula="of:=MAX([.$C203];[.$P203];[.$AC203])" office:value-type="float"/>
          <table:table-cell table:formula="of:=MAX([.$D203];[.$Q203];[.$AD203])" office:value-type="float"/>
          <table:table-cell table:formula="of:=MAX([.$E203];[.$R203];[.$AE203])" office:value-type="float"/>
          <table:table-cell table:formula="of:=MAX([.$F203];[.$S203];[.$AF203])" office:value-type="float"/>
          <table:table-cell table:formula="of:=MAX([.$G203];[.$T203];[.$AG203])" office:value-type="float"/>
          <table:table-cell table:formula="of:=MAX([.$H203];[.$U203];[.$AH203])" office:value-type="float"/>
          <table:table-cell table:formula="of:=MAX([.$I203];[.$V203];[.$AI203])" office:value-type="float"/>
          <table:table-cell table:formula="of:=MAX([.$J203];[.$W203])" office:value-type="float"/>
          <table:table-cell table:formula="of:=MAX([.$K203];[.$X203];[.$AJ203])" office:value-type="float"/>
          <table:table-cell table:formula="of:=MAX([.$L203];[.$Y203];[.$AK203])" office:value-type="float"/>
          <table:table-cell table:formula="of:=MAX([.$M203];[.$Z203];[.$AL203])" office:value-type="float"/>
          <table:table-cell table:formula="of:=MAX([.$N203];[.$AA203];[.$AM203])" office:value-type="float"/>
        </table:table-row>
        <table:table-row table:style-name="ro1">
          <table:table-cell office:value-type="string">
            <text:p>BLOCKS.BLOCKS-11-2.asp/10</text:p>
          </table:table-cell>
          <table:table-cell office:value-type="float" office:value="0.383105"/>
          <table:table-cell office:value-type="float" office:value="0.3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.0"/>
          <table:table-cell office:value-type="float" office:value="5.0"/>
          <table:table-cell office:value-type="float" office:value="27232.0"/>
          <table:table-cell office:value-type="float" office:value="11555.0"/>
          <table:table-cell office:value-type="float" office:value="0.0"/>
          <table:table-cell office:value-type="float" office:value="0.0"/>
          <table:table-cell office:value-type="float" office:value="0.361345"/>
          <table:table-cell office:value-type="float" office:value="0.3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.0"/>
          <table:table-cell office:value-type="float" office:value="5.0"/>
          <table:table-cell office:value-type="float" office:value="27232.0"/>
          <table:table-cell office:value-type="float" office:value="11555.0"/>
          <table:table-cell office:value-type="float" office:value="0.0"/>
          <table:table-cell office:value-type="float" office:value="0.0"/>
          <table:table-cell office:value-type="float" office:value="0.350867"/>
          <table:table-cell office:value-type="float" office:value="0.3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4.0"/>
          <table:table-cell office:value-type="float" office:value="27232.0"/>
          <table:table-cell office:value-type="float" office:value="11555.0"/>
          <table:table-cell office:value-type="float" office:value="0.0"/>
          <table:table-cell office:value-type="float" office:value="0.0"/>
          <table:table-cell table:formula="of:=MIN([.$B204];[.$O204];[.$AB204])" office:value-type="float"/>
          <table:table-cell table:formula="of:=MIN([.$C204];[.$P204];[.$AC204])" office:value-type="float"/>
          <table:table-cell table:formula="of:=MIN([.$D204];[.$Q204];[.$AD204])" office:value-type="float"/>
          <table:table-cell table:formula="of:=MIN([.$E204];[.$R204];[.$AE204])" office:value-type="float"/>
          <table:table-cell table:formula="of:=MIN([.$F204];[.$S204];[.$AF204])" office:value-type="float"/>
          <table:table-cell table:formula="of:=MIN([.$G204];[.$T204];[.$AG204])" office:value-type="float"/>
          <table:table-cell table:formula="of:=MIN([.$H204];[.$U204];[.$AH204])" office:value-type="float"/>
          <table:table-cell table:formula="of:=MIN([.$I204];[.$V204];[.$AI204])" office:value-type="float"/>
          <table:table-cell table:formula="of:=MIN([.$J204];[.$W204])" office:value-type="float"/>
          <table:table-cell table:formula="of:=MIN([.$K204];[.$X204];[.$AJ204])" office:value-type="float"/>
          <table:table-cell table:formula="of:=MIN([.$L204];[.$Y204];[.$AK204])" office:value-type="float"/>
          <table:table-cell table:formula="of:=MIN([.$M204];[.$Z204];[.$AL204])" office:value-type="float"/>
          <table:table-cell table:formula="of:=MIN([.$N204];[.$AA204];[.$AM204])" office:value-type="float"/>
          <table:table-cell table:formula="of:=MEDIAN([.$B204];[.$O204];[.$AB204])" office:value-type="float"/>
          <table:table-cell table:formula="of:=MEDIAN([.$C204];[.$P204];[.$AC204])" office:value-type="float"/>
          <table:table-cell table:formula="of:=MEDIAN([.$D204];[.$Q204];[.$AD204])" office:value-type="float"/>
          <table:table-cell table:formula="of:=MEDIAN([.$E204];[.$R204];[.$AE204])" office:value-type="float"/>
          <table:table-cell table:formula="of:=MEDIAN([.$F204];[.$S204];[.$AF204])" office:value-type="float"/>
          <table:table-cell table:formula="of:=MEDIAN([.$G204];[.$T204];[.$AG204])" office:value-type="float"/>
          <table:table-cell table:formula="of:=MEDIAN([.$H204];[.$U204];[.$AH204])" office:value-type="float"/>
          <table:table-cell table:formula="of:=MEDIAN([.$I204];[.$V204];[.$AI204])" office:value-type="float"/>
          <table:table-cell table:formula="of:=MEDIAN([.$J204];[.$W204])" office:value-type="float"/>
          <table:table-cell table:formula="of:=MEDIAN([.$K204];[.$X204];[.$AJ204])" office:value-type="float"/>
          <table:table-cell table:formula="of:=MEDIAN([.$L204];[.$Y204];[.$AK204])" office:value-type="float"/>
          <table:table-cell table:formula="of:=MEDIAN([.$M204];[.$Z204];[.$AL204])" office:value-type="float"/>
          <table:table-cell table:formula="of:=MEDIAN([.$N204];[.$AA204];[.$AM204])" office:value-type="float"/>
          <table:table-cell table:formula="of:=MAX([.$B204];[.$O204];[.$AB204])" office:value-type="float"/>
          <table:table-cell table:formula="of:=MAX([.$C204];[.$P204];[.$AC204])" office:value-type="float"/>
          <table:table-cell table:formula="of:=MAX([.$D204];[.$Q204];[.$AD204])" office:value-type="float"/>
          <table:table-cell table:formula="of:=MAX([.$E204];[.$R204];[.$AE204])" office:value-type="float"/>
          <table:table-cell table:formula="of:=MAX([.$F204];[.$S204];[.$AF204])" office:value-type="float"/>
          <table:table-cell table:formula="of:=MAX([.$G204];[.$T204];[.$AG204])" office:value-type="float"/>
          <table:table-cell table:formula="of:=MAX([.$H204];[.$U204];[.$AH204])" office:value-type="float"/>
          <table:table-cell table:formula="of:=MAX([.$I204];[.$V204];[.$AI204])" office:value-type="float"/>
          <table:table-cell table:formula="of:=MAX([.$J204];[.$W204])" office:value-type="float"/>
          <table:table-cell table:formula="of:=MAX([.$K204];[.$X204];[.$AJ204])" office:value-type="float"/>
          <table:table-cell table:formula="of:=MAX([.$L204];[.$Y204];[.$AK204])" office:value-type="float"/>
          <table:table-cell table:formula="of:=MAX([.$M204];[.$Z204];[.$AL204])" office:value-type="float"/>
          <table:table-cell table:formula="of:=MAX([.$N204];[.$AA204];[.$AM204])" office:value-type="float"/>
        </table:table-row>
        <table:table-row table:style-name="ro1">
          <table:table-cell office:value-type="string">
            <text:p>BLOCKS.BLOCKS-11-2.asp/11</text:p>
          </table:table-cell>
          <table:table-cell office:value-type="float" office:value="0.422899"/>
          <table:table-cell office:value-type="float" office:value="0.3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4.0"/>
          <table:table-cell office:value-type="float" office:value="4.0"/>
          <table:table-cell office:value-type="float" office:value="29844.0"/>
          <table:table-cell office:value-type="float" office:value="13748.0"/>
          <table:table-cell office:value-type="float" office:value="0.0"/>
          <table:table-cell office:value-type="float" office:value="0.0"/>
          <table:table-cell office:value-type="float" office:value="0.440043"/>
          <table:table-cell office:value-type="float" office:value="0.3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4.0"/>
          <table:table-cell office:value-type="float" office:value="4.0"/>
          <table:table-cell office:value-type="float" office:value="29844.0"/>
          <table:table-cell office:value-type="float" office:value="13748.0"/>
          <table:table-cell office:value-type="float" office:value="0.0"/>
          <table:table-cell office:value-type="float" office:value="0.0"/>
          <table:table-cell office:value-type="float" office:value="0.37878"/>
          <table:table-cell office:value-type="float" office:value="0.3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19.0"/>
          <table:table-cell office:value-type="float" office:value="29844.0"/>
          <table:table-cell office:value-type="float" office:value="13748.0"/>
          <table:table-cell office:value-type="float" office:value="0.0"/>
          <table:table-cell office:value-type="float" office:value="0.0"/>
          <table:table-cell table:formula="of:=MIN([.$B205];[.$O205];[.$AB205])" office:value-type="float"/>
          <table:table-cell table:formula="of:=MIN([.$C205];[.$P205];[.$AC205])" office:value-type="float"/>
          <table:table-cell table:formula="of:=MIN([.$D205];[.$Q205];[.$AD205])" office:value-type="float"/>
          <table:table-cell table:formula="of:=MIN([.$E205];[.$R205];[.$AE205])" office:value-type="float"/>
          <table:table-cell table:formula="of:=MIN([.$F205];[.$S205];[.$AF205])" office:value-type="float"/>
          <table:table-cell table:formula="of:=MIN([.$G205];[.$T205];[.$AG205])" office:value-type="float"/>
          <table:table-cell table:formula="of:=MIN([.$H205];[.$U205];[.$AH205])" office:value-type="float"/>
          <table:table-cell table:formula="of:=MIN([.$I205];[.$V205];[.$AI205])" office:value-type="float"/>
          <table:table-cell table:formula="of:=MIN([.$J205];[.$W205])" office:value-type="float"/>
          <table:table-cell table:formula="of:=MIN([.$K205];[.$X205];[.$AJ205])" office:value-type="float"/>
          <table:table-cell table:formula="of:=MIN([.$L205];[.$Y205];[.$AK205])" office:value-type="float"/>
          <table:table-cell table:formula="of:=MIN([.$M205];[.$Z205];[.$AL205])" office:value-type="float"/>
          <table:table-cell table:formula="of:=MIN([.$N205];[.$AA205];[.$AM205])" office:value-type="float"/>
          <table:table-cell table:formula="of:=MEDIAN([.$B205];[.$O205];[.$AB205])" office:value-type="float"/>
          <table:table-cell table:formula="of:=MEDIAN([.$C205];[.$P205];[.$AC205])" office:value-type="float"/>
          <table:table-cell table:formula="of:=MEDIAN([.$D205];[.$Q205];[.$AD205])" office:value-type="float"/>
          <table:table-cell table:formula="of:=MEDIAN([.$E205];[.$R205];[.$AE205])" office:value-type="float"/>
          <table:table-cell table:formula="of:=MEDIAN([.$F205];[.$S205];[.$AF205])" office:value-type="float"/>
          <table:table-cell table:formula="of:=MEDIAN([.$G205];[.$T205];[.$AG205])" office:value-type="float"/>
          <table:table-cell table:formula="of:=MEDIAN([.$H205];[.$U205];[.$AH205])" office:value-type="float"/>
          <table:table-cell table:formula="of:=MEDIAN([.$I205];[.$V205];[.$AI205])" office:value-type="float"/>
          <table:table-cell table:formula="of:=MEDIAN([.$J205];[.$W205])" office:value-type="float"/>
          <table:table-cell table:formula="of:=MEDIAN([.$K205];[.$X205];[.$AJ205])" office:value-type="float"/>
          <table:table-cell table:formula="of:=MEDIAN([.$L205];[.$Y205];[.$AK205])" office:value-type="float"/>
          <table:table-cell table:formula="of:=MEDIAN([.$M205];[.$Z205];[.$AL205])" office:value-type="float"/>
          <table:table-cell table:formula="of:=MEDIAN([.$N205];[.$AA205];[.$AM205])" office:value-type="float"/>
          <table:table-cell table:formula="of:=MAX([.$B205];[.$O205];[.$AB205])" office:value-type="float"/>
          <table:table-cell table:formula="of:=MAX([.$C205];[.$P205];[.$AC205])" office:value-type="float"/>
          <table:table-cell table:formula="of:=MAX([.$D205];[.$Q205];[.$AD205])" office:value-type="float"/>
          <table:table-cell table:formula="of:=MAX([.$E205];[.$R205];[.$AE205])" office:value-type="float"/>
          <table:table-cell table:formula="of:=MAX([.$F205];[.$S205];[.$AF205])" office:value-type="float"/>
          <table:table-cell table:formula="of:=MAX([.$G205];[.$T205];[.$AG205])" office:value-type="float"/>
          <table:table-cell table:formula="of:=MAX([.$H205];[.$U205];[.$AH205])" office:value-type="float"/>
          <table:table-cell table:formula="of:=MAX([.$I205];[.$V205];[.$AI205])" office:value-type="float"/>
          <table:table-cell table:formula="of:=MAX([.$J205];[.$W205])" office:value-type="float"/>
          <table:table-cell table:formula="of:=MAX([.$K205];[.$X205];[.$AJ205])" office:value-type="float"/>
          <table:table-cell table:formula="of:=MAX([.$L205];[.$Y205];[.$AK205])" office:value-type="float"/>
          <table:table-cell table:formula="of:=MAX([.$M205];[.$Z205];[.$AL205])" office:value-type="float"/>
          <table:table-cell table:formula="of:=MAX([.$N205];[.$AA205];[.$AM205])" office:value-type="float"/>
        </table:table-row>
        <table:table-row table:style-name="ro1">
          <table:table-cell office:value-type="string">
            <text:p>BLOCKS.BLOCKS-11-2.asp/12</text:p>
          </table:table-cell>
          <table:table-cell office:value-type="float" office:value="0.476068"/>
          <table:table-cell office:value-type="float" office:value="0.4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4.0"/>
          <table:table-cell office:value-type="float" office:value="14.0"/>
          <table:table-cell office:value-type="float" office:value="32456.0"/>
          <table:table-cell office:value-type="float" office:value="15941.0"/>
          <table:table-cell office:value-type="float" office:value="0.0"/>
          <table:table-cell office:value-type="float" office:value="0.0"/>
          <table:table-cell office:value-type="float" office:value="0.485718"/>
          <table:table-cell office:value-type="float" office:value="0.4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4.0"/>
          <table:table-cell office:value-type="float" office:value="14.0"/>
          <table:table-cell office:value-type="float" office:value="32456.0"/>
          <table:table-cell office:value-type="float" office:value="15941.0"/>
          <table:table-cell office:value-type="float" office:value="0.0"/>
          <table:table-cell office:value-type="float" office:value="0.0"/>
          <table:table-cell office:value-type="float" office:value="0.364725"/>
          <table:table-cell office:value-type="float" office:value="0.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26.0"/>
          <table:table-cell office:value-type="float" office:value="32456.0"/>
          <table:table-cell office:value-type="float" office:value="15941.0"/>
          <table:table-cell office:value-type="float" office:value="0.0"/>
          <table:table-cell office:value-type="float" office:value="0.0"/>
          <table:table-cell table:formula="of:=MIN([.$B206];[.$O206];[.$AB206])" office:value-type="float"/>
          <table:table-cell table:formula="of:=MIN([.$C206];[.$P206];[.$AC206])" office:value-type="float"/>
          <table:table-cell table:formula="of:=MIN([.$D206];[.$Q206];[.$AD206])" office:value-type="float"/>
          <table:table-cell table:formula="of:=MIN([.$E206];[.$R206];[.$AE206])" office:value-type="float"/>
          <table:table-cell table:formula="of:=MIN([.$F206];[.$S206];[.$AF206])" office:value-type="float"/>
          <table:table-cell table:formula="of:=MIN([.$G206];[.$T206];[.$AG206])" office:value-type="float"/>
          <table:table-cell table:formula="of:=MIN([.$H206];[.$U206];[.$AH206])" office:value-type="float"/>
          <table:table-cell table:formula="of:=MIN([.$I206];[.$V206];[.$AI206])" office:value-type="float"/>
          <table:table-cell table:formula="of:=MIN([.$J206];[.$W206])" office:value-type="float"/>
          <table:table-cell table:formula="of:=MIN([.$K206];[.$X206];[.$AJ206])" office:value-type="float"/>
          <table:table-cell table:formula="of:=MIN([.$L206];[.$Y206];[.$AK206])" office:value-type="float"/>
          <table:table-cell table:formula="of:=MIN([.$M206];[.$Z206];[.$AL206])" office:value-type="float"/>
          <table:table-cell table:formula="of:=MIN([.$N206];[.$AA206];[.$AM206])" office:value-type="float"/>
          <table:table-cell table:formula="of:=MEDIAN([.$B206];[.$O206];[.$AB206])" office:value-type="float"/>
          <table:table-cell table:formula="of:=MEDIAN([.$C206];[.$P206];[.$AC206])" office:value-type="float"/>
          <table:table-cell table:formula="of:=MEDIAN([.$D206];[.$Q206];[.$AD206])" office:value-type="float"/>
          <table:table-cell table:formula="of:=MEDIAN([.$E206];[.$R206];[.$AE206])" office:value-type="float"/>
          <table:table-cell table:formula="of:=MEDIAN([.$F206];[.$S206];[.$AF206])" office:value-type="float"/>
          <table:table-cell table:formula="of:=MEDIAN([.$G206];[.$T206];[.$AG206])" office:value-type="float"/>
          <table:table-cell table:formula="of:=MEDIAN([.$H206];[.$U206];[.$AH206])" office:value-type="float"/>
          <table:table-cell table:formula="of:=MEDIAN([.$I206];[.$V206];[.$AI206])" office:value-type="float"/>
          <table:table-cell table:formula="of:=MEDIAN([.$J206];[.$W206])" office:value-type="float"/>
          <table:table-cell table:formula="of:=MEDIAN([.$K206];[.$X206];[.$AJ206])" office:value-type="float"/>
          <table:table-cell table:formula="of:=MEDIAN([.$L206];[.$Y206];[.$AK206])" office:value-type="float"/>
          <table:table-cell table:formula="of:=MEDIAN([.$M206];[.$Z206];[.$AL206])" office:value-type="float"/>
          <table:table-cell table:formula="of:=MEDIAN([.$N206];[.$AA206];[.$AM206])" office:value-type="float"/>
          <table:table-cell table:formula="of:=MAX([.$B206];[.$O206];[.$AB206])" office:value-type="float"/>
          <table:table-cell table:formula="of:=MAX([.$C206];[.$P206];[.$AC206])" office:value-type="float"/>
          <table:table-cell table:formula="of:=MAX([.$D206];[.$Q206];[.$AD206])" office:value-type="float"/>
          <table:table-cell table:formula="of:=MAX([.$E206];[.$R206];[.$AE206])" office:value-type="float"/>
          <table:table-cell table:formula="of:=MAX([.$F206];[.$S206];[.$AF206])" office:value-type="float"/>
          <table:table-cell table:formula="of:=MAX([.$G206];[.$T206];[.$AG206])" office:value-type="float"/>
          <table:table-cell table:formula="of:=MAX([.$H206];[.$U206];[.$AH206])" office:value-type="float"/>
          <table:table-cell table:formula="of:=MAX([.$I206];[.$V206];[.$AI206])" office:value-type="float"/>
          <table:table-cell table:formula="of:=MAX([.$J206];[.$W206])" office:value-type="float"/>
          <table:table-cell table:formula="of:=MAX([.$K206];[.$X206];[.$AJ206])" office:value-type="float"/>
          <table:table-cell table:formula="of:=MAX([.$L206];[.$Y206];[.$AK206])" office:value-type="float"/>
          <table:table-cell table:formula="of:=MAX([.$M206];[.$Z206];[.$AL206])" office:value-type="float"/>
          <table:table-cell table:formula="of:=MAX([.$N206];[.$AA206];[.$AM206])" office:value-type="float"/>
        </table:table-row>
        <table:table-row table:style-name="ro1">
          <table:table-cell office:value-type="string">
            <text:p>BLOCKS.BLOCKS-11-2.asp/13</text:p>
          </table:table-cell>
          <table:table-cell office:value-type="float" office:value="0.522529"/>
          <table:table-cell office:value-type="float" office:value="0.4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24.0"/>
          <table:table-cell office:value-type="float" office:value="24.0"/>
          <table:table-cell office:value-type="float" office:value="35068.0"/>
          <table:table-cell office:value-type="float" office:value="18134.0"/>
          <table:table-cell office:value-type="float" office:value="0.0"/>
          <table:table-cell office:value-type="float" office:value="0.0"/>
          <table:table-cell office:value-type="float" office:value="0.455506"/>
          <table:table-cell office:value-type="float" office:value="0.4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24.0"/>
          <table:table-cell office:value-type="float" office:value="24.0"/>
          <table:table-cell office:value-type="float" office:value="35068.0"/>
          <table:table-cell office:value-type="float" office:value="18134.0"/>
          <table:table-cell office:value-type="float" office:value="0.0"/>
          <table:table-cell office:value-type="float" office:value="0.0"/>
          <table:table-cell office:value-type="float" office:value="0.431205"/>
          <table:table-cell office:value-type="float" office:value="0.3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253.0"/>
          <table:table-cell office:value-type="float" office:value="35068.0"/>
          <table:table-cell office:value-type="float" office:value="18134.0"/>
          <table:table-cell office:value-type="float" office:value="0.0"/>
          <table:table-cell office:value-type="float" office:value="0.0"/>
          <table:table-cell table:formula="of:=MIN([.$B207];[.$O207];[.$AB207])" office:value-type="float"/>
          <table:table-cell table:formula="of:=MIN([.$C207];[.$P207];[.$AC207])" office:value-type="float"/>
          <table:table-cell table:formula="of:=MIN([.$D207];[.$Q207];[.$AD207])" office:value-type="float"/>
          <table:table-cell table:formula="of:=MIN([.$E207];[.$R207];[.$AE207])" office:value-type="float"/>
          <table:table-cell table:formula="of:=MIN([.$F207];[.$S207];[.$AF207])" office:value-type="float"/>
          <table:table-cell table:formula="of:=MIN([.$G207];[.$T207];[.$AG207])" office:value-type="float"/>
          <table:table-cell table:formula="of:=MIN([.$H207];[.$U207];[.$AH207])" office:value-type="float"/>
          <table:table-cell table:formula="of:=MIN([.$I207];[.$V207];[.$AI207])" office:value-type="float"/>
          <table:table-cell table:formula="of:=MIN([.$J207];[.$W207])" office:value-type="float"/>
          <table:table-cell table:formula="of:=MIN([.$K207];[.$X207];[.$AJ207])" office:value-type="float"/>
          <table:table-cell table:formula="of:=MIN([.$L207];[.$Y207];[.$AK207])" office:value-type="float"/>
          <table:table-cell table:formula="of:=MIN([.$M207];[.$Z207];[.$AL207])" office:value-type="float"/>
          <table:table-cell table:formula="of:=MIN([.$N207];[.$AA207];[.$AM207])" office:value-type="float"/>
          <table:table-cell table:formula="of:=MEDIAN([.$B207];[.$O207];[.$AB207])" office:value-type="float"/>
          <table:table-cell table:formula="of:=MEDIAN([.$C207];[.$P207];[.$AC207])" office:value-type="float"/>
          <table:table-cell table:formula="of:=MEDIAN([.$D207];[.$Q207];[.$AD207])" office:value-type="float"/>
          <table:table-cell table:formula="of:=MEDIAN([.$E207];[.$R207];[.$AE207])" office:value-type="float"/>
          <table:table-cell table:formula="of:=MEDIAN([.$F207];[.$S207];[.$AF207])" office:value-type="float"/>
          <table:table-cell table:formula="of:=MEDIAN([.$G207];[.$T207];[.$AG207])" office:value-type="float"/>
          <table:table-cell table:formula="of:=MEDIAN([.$H207];[.$U207];[.$AH207])" office:value-type="float"/>
          <table:table-cell table:formula="of:=MEDIAN([.$I207];[.$V207];[.$AI207])" office:value-type="float"/>
          <table:table-cell table:formula="of:=MEDIAN([.$J207];[.$W207])" office:value-type="float"/>
          <table:table-cell table:formula="of:=MEDIAN([.$K207];[.$X207];[.$AJ207])" office:value-type="float"/>
          <table:table-cell table:formula="of:=MEDIAN([.$L207];[.$Y207];[.$AK207])" office:value-type="float"/>
          <table:table-cell table:formula="of:=MEDIAN([.$M207];[.$Z207];[.$AL207])" office:value-type="float"/>
          <table:table-cell table:formula="of:=MEDIAN([.$N207];[.$AA207];[.$AM207])" office:value-type="float"/>
          <table:table-cell table:formula="of:=MAX([.$B207];[.$O207];[.$AB207])" office:value-type="float"/>
          <table:table-cell table:formula="of:=MAX([.$C207];[.$P207];[.$AC207])" office:value-type="float"/>
          <table:table-cell table:formula="of:=MAX([.$D207];[.$Q207];[.$AD207])" office:value-type="float"/>
          <table:table-cell table:formula="of:=MAX([.$E207];[.$R207];[.$AE207])" office:value-type="float"/>
          <table:table-cell table:formula="of:=MAX([.$F207];[.$S207];[.$AF207])" office:value-type="float"/>
          <table:table-cell table:formula="of:=MAX([.$G207];[.$T207];[.$AG207])" office:value-type="float"/>
          <table:table-cell table:formula="of:=MAX([.$H207];[.$U207];[.$AH207])" office:value-type="float"/>
          <table:table-cell table:formula="of:=MAX([.$I207];[.$V207];[.$AI207])" office:value-type="float"/>
          <table:table-cell table:formula="of:=MAX([.$J207];[.$W207])" office:value-type="float"/>
          <table:table-cell table:formula="of:=MAX([.$K207];[.$X207];[.$AJ207])" office:value-type="float"/>
          <table:table-cell table:formula="of:=MAX([.$L207];[.$Y207];[.$AK207])" office:value-type="float"/>
          <table:table-cell table:formula="of:=MAX([.$M207];[.$Z207];[.$AL207])" office:value-type="float"/>
          <table:table-cell table:formula="of:=MAX([.$N207];[.$AA207];[.$AM207])" office:value-type="float"/>
        </table:table-row>
        <table:table-row table:style-name="ro1">
          <table:table-cell office:value-type="string">
            <text:p>BLOCKS.BLOCKS-11-2.asp/14</text:p>
          </table:table-cell>
          <table:table-cell office:value-type="float" office:value="0.562773"/>
          <table:table-cell office:value-type="float" office:value="0.5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36.0"/>
          <table:table-cell office:value-type="float" office:value="36.0"/>
          <table:table-cell office:value-type="float" office:value="37680.0"/>
          <table:table-cell office:value-type="float" office:value="20327.0"/>
          <table:table-cell office:value-type="float" office:value="0.0"/>
          <table:table-cell office:value-type="float" office:value="0.0"/>
          <table:table-cell office:value-type="float" office:value="0.541766"/>
          <table:table-cell office:value-type="float" office:value="0.4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36.0"/>
          <table:table-cell office:value-type="float" office:value="36.0"/>
          <table:table-cell office:value-type="float" office:value="37680.0"/>
          <table:table-cell office:value-type="float" office:value="20327.0"/>
          <table:table-cell office:value-type="float" office:value="0.0"/>
          <table:table-cell office:value-type="float" office:value="0.0"/>
          <table:table-cell office:value-type="float" office:value="0.478677"/>
          <table:table-cell office:value-type="float" office:value="0.4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298.0"/>
          <table:table-cell office:value-type="float" office:value="37680.0"/>
          <table:table-cell office:value-type="float" office:value="20327.0"/>
          <table:table-cell office:value-type="float" office:value="0.0"/>
          <table:table-cell office:value-type="float" office:value="0.0"/>
          <table:table-cell table:formula="of:=MIN([.$B208];[.$O208];[.$AB208])" office:value-type="float"/>
          <table:table-cell table:formula="of:=MIN([.$C208];[.$P208];[.$AC208])" office:value-type="float"/>
          <table:table-cell table:formula="of:=MIN([.$D208];[.$Q208];[.$AD208])" office:value-type="float"/>
          <table:table-cell table:formula="of:=MIN([.$E208];[.$R208];[.$AE208])" office:value-type="float"/>
          <table:table-cell table:formula="of:=MIN([.$F208];[.$S208];[.$AF208])" office:value-type="float"/>
          <table:table-cell table:formula="of:=MIN([.$G208];[.$T208];[.$AG208])" office:value-type="float"/>
          <table:table-cell table:formula="of:=MIN([.$H208];[.$U208];[.$AH208])" office:value-type="float"/>
          <table:table-cell table:formula="of:=MIN([.$I208];[.$V208];[.$AI208])" office:value-type="float"/>
          <table:table-cell table:formula="of:=MIN([.$J208];[.$W208])" office:value-type="float"/>
          <table:table-cell table:formula="of:=MIN([.$K208];[.$X208];[.$AJ208])" office:value-type="float"/>
          <table:table-cell table:formula="of:=MIN([.$L208];[.$Y208];[.$AK208])" office:value-type="float"/>
          <table:table-cell table:formula="of:=MIN([.$M208];[.$Z208];[.$AL208])" office:value-type="float"/>
          <table:table-cell table:formula="of:=MIN([.$N208];[.$AA208];[.$AM208])" office:value-type="float"/>
          <table:table-cell table:formula="of:=MEDIAN([.$B208];[.$O208];[.$AB208])" office:value-type="float"/>
          <table:table-cell table:formula="of:=MEDIAN([.$C208];[.$P208];[.$AC208])" office:value-type="float"/>
          <table:table-cell table:formula="of:=MEDIAN([.$D208];[.$Q208];[.$AD208])" office:value-type="float"/>
          <table:table-cell table:formula="of:=MEDIAN([.$E208];[.$R208];[.$AE208])" office:value-type="float"/>
          <table:table-cell table:formula="of:=MEDIAN([.$F208];[.$S208];[.$AF208])" office:value-type="float"/>
          <table:table-cell table:formula="of:=MEDIAN([.$G208];[.$T208];[.$AG208])" office:value-type="float"/>
          <table:table-cell table:formula="of:=MEDIAN([.$H208];[.$U208];[.$AH208])" office:value-type="float"/>
          <table:table-cell table:formula="of:=MEDIAN([.$I208];[.$V208];[.$AI208])" office:value-type="float"/>
          <table:table-cell table:formula="of:=MEDIAN([.$J208];[.$W208])" office:value-type="float"/>
          <table:table-cell table:formula="of:=MEDIAN([.$K208];[.$X208];[.$AJ208])" office:value-type="float"/>
          <table:table-cell table:formula="of:=MEDIAN([.$L208];[.$Y208];[.$AK208])" office:value-type="float"/>
          <table:table-cell table:formula="of:=MEDIAN([.$M208];[.$Z208];[.$AL208])" office:value-type="float"/>
          <table:table-cell table:formula="of:=MEDIAN([.$N208];[.$AA208];[.$AM208])" office:value-type="float"/>
          <table:table-cell table:formula="of:=MAX([.$B208];[.$O208];[.$AB208])" office:value-type="float"/>
          <table:table-cell table:formula="of:=MAX([.$C208];[.$P208];[.$AC208])" office:value-type="float"/>
          <table:table-cell table:formula="of:=MAX([.$D208];[.$Q208];[.$AD208])" office:value-type="float"/>
          <table:table-cell table:formula="of:=MAX([.$E208];[.$R208];[.$AE208])" office:value-type="float"/>
          <table:table-cell table:formula="of:=MAX([.$F208];[.$S208];[.$AF208])" office:value-type="float"/>
          <table:table-cell table:formula="of:=MAX([.$G208];[.$T208];[.$AG208])" office:value-type="float"/>
          <table:table-cell table:formula="of:=MAX([.$H208];[.$U208];[.$AH208])" office:value-type="float"/>
          <table:table-cell table:formula="of:=MAX([.$I208];[.$V208];[.$AI208])" office:value-type="float"/>
          <table:table-cell table:formula="of:=MAX([.$J208];[.$W208])" office:value-type="float"/>
          <table:table-cell table:formula="of:=MAX([.$K208];[.$X208];[.$AJ208])" office:value-type="float"/>
          <table:table-cell table:formula="of:=MAX([.$L208];[.$Y208];[.$AK208])" office:value-type="float"/>
          <table:table-cell table:formula="of:=MAX([.$M208];[.$Z208];[.$AL208])" office:value-type="float"/>
          <table:table-cell table:formula="of:=MAX([.$N208];[.$AA208];[.$AM208])" office:value-type="float"/>
        </table:table-row>
        <table:table-row table:style-name="ro1">
          <table:table-cell office:value-type="string">
            <text:p>BLOCKS.BLOCKS-11-2.asp/15</text:p>
          </table:table-cell>
          <table:table-cell office:value-type="float" office:value="0.517226"/>
          <table:table-cell office:value-type="float" office:value="0.4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66.0"/>
          <table:table-cell office:value-type="float" office:value="66.0"/>
          <table:table-cell office:value-type="float" office:value="40292.0"/>
          <table:table-cell office:value-type="float" office:value="22520.0"/>
          <table:table-cell office:value-type="float" office:value="0.0"/>
          <table:table-cell office:value-type="float" office:value="0.0"/>
          <table:table-cell office:value-type="float" office:value="0.514896"/>
          <table:table-cell office:value-type="float" office:value="0.4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66.0"/>
          <table:table-cell office:value-type="float" office:value="66.0"/>
          <table:table-cell office:value-type="float" office:value="40292.0"/>
          <table:table-cell office:value-type="float" office:value="22520.0"/>
          <table:table-cell office:value-type="float" office:value="0.0"/>
          <table:table-cell office:value-type="float" office:value="0.0"/>
          <table:table-cell office:value-type="float" office:value="0.453265"/>
          <table:table-cell office:value-type="float" office:value="0.3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512.0"/>
          <table:table-cell office:value-type="float" office:value="40292.0"/>
          <table:table-cell office:value-type="float" office:value="22520.0"/>
          <table:table-cell office:value-type="float" office:value="0.0"/>
          <table:table-cell office:value-type="float" office:value="0.0"/>
          <table:table-cell table:formula="of:=MIN([.$B209];[.$O209];[.$AB209])" office:value-type="float"/>
          <table:table-cell table:formula="of:=MIN([.$C209];[.$P209];[.$AC209])" office:value-type="float"/>
          <table:table-cell table:formula="of:=MIN([.$D209];[.$Q209];[.$AD209])" office:value-type="float"/>
          <table:table-cell table:formula="of:=MIN([.$E209];[.$R209];[.$AE209])" office:value-type="float"/>
          <table:table-cell table:formula="of:=MIN([.$F209];[.$S209];[.$AF209])" office:value-type="float"/>
          <table:table-cell table:formula="of:=MIN([.$G209];[.$T209];[.$AG209])" office:value-type="float"/>
          <table:table-cell table:formula="of:=MIN([.$H209];[.$U209];[.$AH209])" office:value-type="float"/>
          <table:table-cell table:formula="of:=MIN([.$I209];[.$V209];[.$AI209])" office:value-type="float"/>
          <table:table-cell table:formula="of:=MIN([.$J209];[.$W209])" office:value-type="float"/>
          <table:table-cell table:formula="of:=MIN([.$K209];[.$X209];[.$AJ209])" office:value-type="float"/>
          <table:table-cell table:formula="of:=MIN([.$L209];[.$Y209];[.$AK209])" office:value-type="float"/>
          <table:table-cell table:formula="of:=MIN([.$M209];[.$Z209];[.$AL209])" office:value-type="float"/>
          <table:table-cell table:formula="of:=MIN([.$N209];[.$AA209];[.$AM209])" office:value-type="float"/>
          <table:table-cell table:formula="of:=MEDIAN([.$B209];[.$O209];[.$AB209])" office:value-type="float"/>
          <table:table-cell table:formula="of:=MEDIAN([.$C209];[.$P209];[.$AC209])" office:value-type="float"/>
          <table:table-cell table:formula="of:=MEDIAN([.$D209];[.$Q209];[.$AD209])" office:value-type="float"/>
          <table:table-cell table:formula="of:=MEDIAN([.$E209];[.$R209];[.$AE209])" office:value-type="float"/>
          <table:table-cell table:formula="of:=MEDIAN([.$F209];[.$S209];[.$AF209])" office:value-type="float"/>
          <table:table-cell table:formula="of:=MEDIAN([.$G209];[.$T209];[.$AG209])" office:value-type="float"/>
          <table:table-cell table:formula="of:=MEDIAN([.$H209];[.$U209];[.$AH209])" office:value-type="float"/>
          <table:table-cell table:formula="of:=MEDIAN([.$I209];[.$V209];[.$AI209])" office:value-type="float"/>
          <table:table-cell table:formula="of:=MEDIAN([.$J209];[.$W209])" office:value-type="float"/>
          <table:table-cell table:formula="of:=MEDIAN([.$K209];[.$X209];[.$AJ209])" office:value-type="float"/>
          <table:table-cell table:formula="of:=MEDIAN([.$L209];[.$Y209];[.$AK209])" office:value-type="float"/>
          <table:table-cell table:formula="of:=MEDIAN([.$M209];[.$Z209];[.$AL209])" office:value-type="float"/>
          <table:table-cell table:formula="of:=MEDIAN([.$N209];[.$AA209];[.$AM209])" office:value-type="float"/>
          <table:table-cell table:formula="of:=MAX([.$B209];[.$O209];[.$AB209])" office:value-type="float"/>
          <table:table-cell table:formula="of:=MAX([.$C209];[.$P209];[.$AC209])" office:value-type="float"/>
          <table:table-cell table:formula="of:=MAX([.$D209];[.$Q209];[.$AD209])" office:value-type="float"/>
          <table:table-cell table:formula="of:=MAX([.$E209];[.$R209];[.$AE209])" office:value-type="float"/>
          <table:table-cell table:formula="of:=MAX([.$F209];[.$S209];[.$AF209])" office:value-type="float"/>
          <table:table-cell table:formula="of:=MAX([.$G209];[.$T209];[.$AG209])" office:value-type="float"/>
          <table:table-cell table:formula="of:=MAX([.$H209];[.$U209];[.$AH209])" office:value-type="float"/>
          <table:table-cell table:formula="of:=MAX([.$I209];[.$V209];[.$AI209])" office:value-type="float"/>
          <table:table-cell table:formula="of:=MAX([.$J209];[.$W209])" office:value-type="float"/>
          <table:table-cell table:formula="of:=MAX([.$K209];[.$X209];[.$AJ209])" office:value-type="float"/>
          <table:table-cell table:formula="of:=MAX([.$L209];[.$Y209];[.$AK209])" office:value-type="float"/>
          <table:table-cell table:formula="of:=MAX([.$M209];[.$Z209];[.$AL209])" office:value-type="float"/>
          <table:table-cell table:formula="of:=MAX([.$N209];[.$AA209];[.$AM209])" office:value-type="float"/>
        </table:table-row>
        <table:table-row table:style-name="ro1">
          <table:table-cell office:value-type="string">
            <text:p>BLOCKS.BLOCKS-11-2.asp/16</text:p>
          </table:table-cell>
          <table:table-cell office:value-type="float" office:value="0.584356"/>
          <table:table-cell office:value-type="float" office:value="0.539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108.0"/>
          <table:table-cell office:value-type="float" office:value="108.0"/>
          <table:table-cell office:value-type="float" office:value="42904.0"/>
          <table:table-cell office:value-type="float" office:value="24713.0"/>
          <table:table-cell office:value-type="float" office:value="0.0"/>
          <table:table-cell office:value-type="float" office:value="0.0"/>
          <table:table-cell office:value-type="float" office:value="0.634982"/>
          <table:table-cell office:value-type="float" office:value="0.587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108.0"/>
          <table:table-cell office:value-type="float" office:value="108.0"/>
          <table:table-cell office:value-type="float" office:value="42904.0"/>
          <table:table-cell office:value-type="float" office:value="24713.0"/>
          <table:table-cell office:value-type="float" office:value="0.0"/>
          <table:table-cell office:value-type="float" office:value="0.0"/>
          <table:table-cell office:value-type="float" office:value="0.536514"/>
          <table:table-cell office:value-type="float" office:value="0.489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180.0"/>
          <table:table-cell office:value-type="float" office:value="42904.0"/>
          <table:table-cell office:value-type="float" office:value="24713.0"/>
          <table:table-cell office:value-type="float" office:value="0.0"/>
          <table:table-cell office:value-type="float" office:value="0.0"/>
          <table:table-cell table:formula="of:=MIN([.$B210];[.$O210];[.$AB210])" office:value-type="float"/>
          <table:table-cell table:formula="of:=MIN([.$C210];[.$P210];[.$AC210])" office:value-type="float"/>
          <table:table-cell table:formula="of:=MIN([.$D210];[.$Q210];[.$AD210])" office:value-type="float"/>
          <table:table-cell table:formula="of:=MIN([.$E210];[.$R210];[.$AE210])" office:value-type="float"/>
          <table:table-cell table:formula="of:=MIN([.$F210];[.$S210];[.$AF210])" office:value-type="float"/>
          <table:table-cell table:formula="of:=MIN([.$G210];[.$T210];[.$AG210])" office:value-type="float"/>
          <table:table-cell table:formula="of:=MIN([.$H210];[.$U210];[.$AH210])" office:value-type="float"/>
          <table:table-cell table:formula="of:=MIN([.$I210];[.$V210];[.$AI210])" office:value-type="float"/>
          <table:table-cell table:formula="of:=MIN([.$J210];[.$W210])" office:value-type="float"/>
          <table:table-cell table:formula="of:=MIN([.$K210];[.$X210];[.$AJ210])" office:value-type="float"/>
          <table:table-cell table:formula="of:=MIN([.$L210];[.$Y210];[.$AK210])" office:value-type="float"/>
          <table:table-cell table:formula="of:=MIN([.$M210];[.$Z210];[.$AL210])" office:value-type="float"/>
          <table:table-cell table:formula="of:=MIN([.$N210];[.$AA210];[.$AM210])" office:value-type="float"/>
          <table:table-cell table:formula="of:=MEDIAN([.$B210];[.$O210];[.$AB210])" office:value-type="float"/>
          <table:table-cell table:formula="of:=MEDIAN([.$C210];[.$P210];[.$AC210])" office:value-type="float"/>
          <table:table-cell table:formula="of:=MEDIAN([.$D210];[.$Q210];[.$AD210])" office:value-type="float"/>
          <table:table-cell table:formula="of:=MEDIAN([.$E210];[.$R210];[.$AE210])" office:value-type="float"/>
          <table:table-cell table:formula="of:=MEDIAN([.$F210];[.$S210];[.$AF210])" office:value-type="float"/>
          <table:table-cell table:formula="of:=MEDIAN([.$G210];[.$T210];[.$AG210])" office:value-type="float"/>
          <table:table-cell table:formula="of:=MEDIAN([.$H210];[.$U210];[.$AH210])" office:value-type="float"/>
          <table:table-cell table:formula="of:=MEDIAN([.$I210];[.$V210];[.$AI210])" office:value-type="float"/>
          <table:table-cell table:formula="of:=MEDIAN([.$J210];[.$W210])" office:value-type="float"/>
          <table:table-cell table:formula="of:=MEDIAN([.$K210];[.$X210];[.$AJ210])" office:value-type="float"/>
          <table:table-cell table:formula="of:=MEDIAN([.$L210];[.$Y210];[.$AK210])" office:value-type="float"/>
          <table:table-cell table:formula="of:=MEDIAN([.$M210];[.$Z210];[.$AL210])" office:value-type="float"/>
          <table:table-cell table:formula="of:=MEDIAN([.$N210];[.$AA210];[.$AM210])" office:value-type="float"/>
          <table:table-cell table:formula="of:=MAX([.$B210];[.$O210];[.$AB210])" office:value-type="float"/>
          <table:table-cell table:formula="of:=MAX([.$C210];[.$P210];[.$AC210])" office:value-type="float"/>
          <table:table-cell table:formula="of:=MAX([.$D210];[.$Q210];[.$AD210])" office:value-type="float"/>
          <table:table-cell table:formula="of:=MAX([.$E210];[.$R210];[.$AE210])" office:value-type="float"/>
          <table:table-cell table:formula="of:=MAX([.$F210];[.$S210];[.$AF210])" office:value-type="float"/>
          <table:table-cell table:formula="of:=MAX([.$G210];[.$T210];[.$AG210])" office:value-type="float"/>
          <table:table-cell table:formula="of:=MAX([.$H210];[.$U210];[.$AH210])" office:value-type="float"/>
          <table:table-cell table:formula="of:=MAX([.$I210];[.$V210];[.$AI210])" office:value-type="float"/>
          <table:table-cell table:formula="of:=MAX([.$J210];[.$W210])" office:value-type="float"/>
          <table:table-cell table:formula="of:=MAX([.$K210];[.$X210];[.$AJ210])" office:value-type="float"/>
          <table:table-cell table:formula="of:=MAX([.$L210];[.$Y210];[.$AK210])" office:value-type="float"/>
          <table:table-cell table:formula="of:=MAX([.$M210];[.$Z210];[.$AL210])" office:value-type="float"/>
          <table:table-cell table:formula="of:=MAX([.$N210];[.$AA210];[.$AM210])" office:value-type="float"/>
        </table:table-row>
        <table:table-row table:style-name="ro1">
          <table:table-cell office:value-type="string">
            <text:p>BLOCKS.BLOCKS-11-2.asp/17</text:p>
          </table:table-cell>
          <table:table-cell office:value-type="float" office:value="0.633455"/>
          <table:table-cell office:value-type="float" office:value="0.588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128.0"/>
          <table:table-cell office:value-type="float" office:value="128.0"/>
          <table:table-cell office:value-type="float" office:value="45516.0"/>
          <table:table-cell office:value-type="float" office:value="26906.0"/>
          <table:table-cell office:value-type="float" office:value="0.0"/>
          <table:table-cell office:value-type="float" office:value="0.0"/>
          <table:table-cell office:value-type="float" office:value="0.652512"/>
          <table:table-cell office:value-type="float" office:value="0.605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128.0"/>
          <table:table-cell office:value-type="float" office:value="128.0"/>
          <table:table-cell office:value-type="float" office:value="45516.0"/>
          <table:table-cell office:value-type="float" office:value="26906.0"/>
          <table:table-cell office:value-type="float" office:value="0.0"/>
          <table:table-cell office:value-type="float" office:value="0.0"/>
          <table:table-cell office:value-type="float" office:value="0.567438"/>
          <table:table-cell office:value-type="float" office:value="0.517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5.0"/>
          <table:table-cell office:value-type="float" office:value="820.0"/>
          <table:table-cell office:value-type="float" office:value="45516.0"/>
          <table:table-cell office:value-type="float" office:value="26906.0"/>
          <table:table-cell office:value-type="float" office:value="0.0"/>
          <table:table-cell office:value-type="float" office:value="0.0"/>
          <table:table-cell table:formula="of:=MIN([.$B211];[.$O211];[.$AB211])" office:value-type="float"/>
          <table:table-cell table:formula="of:=MIN([.$C211];[.$P211];[.$AC211])" office:value-type="float"/>
          <table:table-cell table:formula="of:=MIN([.$D211];[.$Q211];[.$AD211])" office:value-type="float"/>
          <table:table-cell table:formula="of:=MIN([.$E211];[.$R211];[.$AE211])" office:value-type="float"/>
          <table:table-cell table:formula="of:=MIN([.$F211];[.$S211];[.$AF211])" office:value-type="float"/>
          <table:table-cell table:formula="of:=MIN([.$G211];[.$T211];[.$AG211])" office:value-type="float"/>
          <table:table-cell table:formula="of:=MIN([.$H211];[.$U211];[.$AH211])" office:value-type="float"/>
          <table:table-cell table:formula="of:=MIN([.$I211];[.$V211];[.$AI211])" office:value-type="float"/>
          <table:table-cell table:formula="of:=MIN([.$J211];[.$W211])" office:value-type="float"/>
          <table:table-cell table:formula="of:=MIN([.$K211];[.$X211];[.$AJ211])" office:value-type="float"/>
          <table:table-cell table:formula="of:=MIN([.$L211];[.$Y211];[.$AK211])" office:value-type="float"/>
          <table:table-cell table:formula="of:=MIN([.$M211];[.$Z211];[.$AL211])" office:value-type="float"/>
          <table:table-cell table:formula="of:=MIN([.$N211];[.$AA211];[.$AM211])" office:value-type="float"/>
          <table:table-cell table:formula="of:=MEDIAN([.$B211];[.$O211];[.$AB211])" office:value-type="float"/>
          <table:table-cell table:formula="of:=MEDIAN([.$C211];[.$P211];[.$AC211])" office:value-type="float"/>
          <table:table-cell table:formula="of:=MEDIAN([.$D211];[.$Q211];[.$AD211])" office:value-type="float"/>
          <table:table-cell table:formula="of:=MEDIAN([.$E211];[.$R211];[.$AE211])" office:value-type="float"/>
          <table:table-cell table:formula="of:=MEDIAN([.$F211];[.$S211];[.$AF211])" office:value-type="float"/>
          <table:table-cell table:formula="of:=MEDIAN([.$G211];[.$T211];[.$AG211])" office:value-type="float"/>
          <table:table-cell table:formula="of:=MEDIAN([.$H211];[.$U211];[.$AH211])" office:value-type="float"/>
          <table:table-cell table:formula="of:=MEDIAN([.$I211];[.$V211];[.$AI211])" office:value-type="float"/>
          <table:table-cell table:formula="of:=MEDIAN([.$J211];[.$W211])" office:value-type="float"/>
          <table:table-cell table:formula="of:=MEDIAN([.$K211];[.$X211];[.$AJ211])" office:value-type="float"/>
          <table:table-cell table:formula="of:=MEDIAN([.$L211];[.$Y211];[.$AK211])" office:value-type="float"/>
          <table:table-cell table:formula="of:=MEDIAN([.$M211];[.$Z211];[.$AL211])" office:value-type="float"/>
          <table:table-cell table:formula="of:=MEDIAN([.$N211];[.$AA211];[.$AM211])" office:value-type="float"/>
          <table:table-cell table:formula="of:=MAX([.$B211];[.$O211];[.$AB211])" office:value-type="float"/>
          <table:table-cell table:formula="of:=MAX([.$C211];[.$P211];[.$AC211])" office:value-type="float"/>
          <table:table-cell table:formula="of:=MAX([.$D211];[.$Q211];[.$AD211])" office:value-type="float"/>
          <table:table-cell table:formula="of:=MAX([.$E211];[.$R211];[.$AE211])" office:value-type="float"/>
          <table:table-cell table:formula="of:=MAX([.$F211];[.$S211];[.$AF211])" office:value-type="float"/>
          <table:table-cell table:formula="of:=MAX([.$G211];[.$T211];[.$AG211])" office:value-type="float"/>
          <table:table-cell table:formula="of:=MAX([.$H211];[.$U211];[.$AH211])" office:value-type="float"/>
          <table:table-cell table:formula="of:=MAX([.$I211];[.$V211];[.$AI211])" office:value-type="float"/>
          <table:table-cell table:formula="of:=MAX([.$J211];[.$W211])" office:value-type="float"/>
          <table:table-cell table:formula="of:=MAX([.$K211];[.$X211];[.$AJ211])" office:value-type="float"/>
          <table:table-cell table:formula="of:=MAX([.$L211];[.$Y211];[.$AK211])" office:value-type="float"/>
          <table:table-cell table:formula="of:=MAX([.$M211];[.$Z211];[.$AL211])" office:value-type="float"/>
          <table:table-cell table:formula="of:=MAX([.$N211];[.$AA211];[.$AM211])" office:value-type="float"/>
        </table:table-row>
        <table:table-row table:style-name="ro1">
          <table:table-cell office:value-type="string">
            <text:p>BLOCKS.BLOCKS-11-2.asp/18</text:p>
          </table:table-cell>
          <table:table-cell office:value-type="float" office:value="0.644114"/>
          <table:table-cell office:value-type="float" office:value="0.592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163.0"/>
          <table:table-cell office:value-type="float" office:value="163.0"/>
          <table:table-cell office:value-type="float" office:value="48128.0"/>
          <table:table-cell office:value-type="float" office:value="29099.0"/>
          <table:table-cell office:value-type="float" office:value="0.0"/>
          <table:table-cell office:value-type="float" office:value="0.0"/>
          <table:table-cell office:value-type="float" office:value="0.699043"/>
          <table:table-cell office:value-type="float" office:value="0.65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163.0"/>
          <table:table-cell office:value-type="float" office:value="163.0"/>
          <table:table-cell office:value-type="float" office:value="48128.0"/>
          <table:table-cell office:value-type="float" office:value="29099.0"/>
          <table:table-cell office:value-type="float" office:value="0.0"/>
          <table:table-cell office:value-type="float" office:value="0.0"/>
          <table:table-cell office:value-type="float" office:value="0.589309"/>
          <table:table-cell office:value-type="float" office:value="0.542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3.0"/>
          <table:table-cell office:value-type="float" office:value="1337.0"/>
          <table:table-cell office:value-type="float" office:value="48128.0"/>
          <table:table-cell office:value-type="float" office:value="29099.0"/>
          <table:table-cell office:value-type="float" office:value="0.0"/>
          <table:table-cell office:value-type="float" office:value="0.0"/>
          <table:table-cell table:formula="of:=MIN([.$B212];[.$O212];[.$AB212])" office:value-type="float"/>
          <table:table-cell table:formula="of:=MIN([.$C212];[.$P212];[.$AC212])" office:value-type="float"/>
          <table:table-cell table:formula="of:=MIN([.$D212];[.$Q212];[.$AD212])" office:value-type="float"/>
          <table:table-cell table:formula="of:=MIN([.$E212];[.$R212];[.$AE212])" office:value-type="float"/>
          <table:table-cell table:formula="of:=MIN([.$F212];[.$S212];[.$AF212])" office:value-type="float"/>
          <table:table-cell table:formula="of:=MIN([.$G212];[.$T212];[.$AG212])" office:value-type="float"/>
          <table:table-cell table:formula="of:=MIN([.$H212];[.$U212];[.$AH212])" office:value-type="float"/>
          <table:table-cell table:formula="of:=MIN([.$I212];[.$V212];[.$AI212])" office:value-type="float"/>
          <table:table-cell table:formula="of:=MIN([.$J212];[.$W212])" office:value-type="float"/>
          <table:table-cell table:formula="of:=MIN([.$K212];[.$X212];[.$AJ212])" office:value-type="float"/>
          <table:table-cell table:formula="of:=MIN([.$L212];[.$Y212];[.$AK212])" office:value-type="float"/>
          <table:table-cell table:formula="of:=MIN([.$M212];[.$Z212];[.$AL212])" office:value-type="float"/>
          <table:table-cell table:formula="of:=MIN([.$N212];[.$AA212];[.$AM212])" office:value-type="float"/>
          <table:table-cell table:formula="of:=MEDIAN([.$B212];[.$O212];[.$AB212])" office:value-type="float"/>
          <table:table-cell table:formula="of:=MEDIAN([.$C212];[.$P212];[.$AC212])" office:value-type="float"/>
          <table:table-cell table:formula="of:=MEDIAN([.$D212];[.$Q212];[.$AD212])" office:value-type="float"/>
          <table:table-cell table:formula="of:=MEDIAN([.$E212];[.$R212];[.$AE212])" office:value-type="float"/>
          <table:table-cell table:formula="of:=MEDIAN([.$F212];[.$S212];[.$AF212])" office:value-type="float"/>
          <table:table-cell table:formula="of:=MEDIAN([.$G212];[.$T212];[.$AG212])" office:value-type="float"/>
          <table:table-cell table:formula="of:=MEDIAN([.$H212];[.$U212];[.$AH212])" office:value-type="float"/>
          <table:table-cell table:formula="of:=MEDIAN([.$I212];[.$V212];[.$AI212])" office:value-type="float"/>
          <table:table-cell table:formula="of:=MEDIAN([.$J212];[.$W212])" office:value-type="float"/>
          <table:table-cell table:formula="of:=MEDIAN([.$K212];[.$X212];[.$AJ212])" office:value-type="float"/>
          <table:table-cell table:formula="of:=MEDIAN([.$L212];[.$Y212];[.$AK212])" office:value-type="float"/>
          <table:table-cell table:formula="of:=MEDIAN([.$M212];[.$Z212];[.$AL212])" office:value-type="float"/>
          <table:table-cell table:formula="of:=MEDIAN([.$N212];[.$AA212];[.$AM212])" office:value-type="float"/>
          <table:table-cell table:formula="of:=MAX([.$B212];[.$O212];[.$AB212])" office:value-type="float"/>
          <table:table-cell table:formula="of:=MAX([.$C212];[.$P212];[.$AC212])" office:value-type="float"/>
          <table:table-cell table:formula="of:=MAX([.$D212];[.$Q212];[.$AD212])" office:value-type="float"/>
          <table:table-cell table:formula="of:=MAX([.$E212];[.$R212];[.$AE212])" office:value-type="float"/>
          <table:table-cell table:formula="of:=MAX([.$F212];[.$S212];[.$AF212])" office:value-type="float"/>
          <table:table-cell table:formula="of:=MAX([.$G212];[.$T212];[.$AG212])" office:value-type="float"/>
          <table:table-cell table:formula="of:=MAX([.$H212];[.$U212];[.$AH212])" office:value-type="float"/>
          <table:table-cell table:formula="of:=MAX([.$I212];[.$V212];[.$AI212])" office:value-type="float"/>
          <table:table-cell table:formula="of:=MAX([.$J212];[.$W212])" office:value-type="float"/>
          <table:table-cell table:formula="of:=MAX([.$K212];[.$X212];[.$AJ212])" office:value-type="float"/>
          <table:table-cell table:formula="of:=MAX([.$L212];[.$Y212];[.$AK212])" office:value-type="float"/>
          <table:table-cell table:formula="of:=MAX([.$M212];[.$Z212];[.$AL212])" office:value-type="float"/>
          <table:table-cell table:formula="of:=MAX([.$N212];[.$AA212];[.$AM212])" office:value-type="float"/>
        </table:table-row>
        <table:table-row table:style-name="ro1">
          <table:table-cell office:value-type="string">
            <text:p>BLOCKS.BLOCKS-11-2.asp/19</text:p>
          </table:table-cell>
          <table:table-cell office:value-type="float" office:value="0.767175"/>
          <table:table-cell office:value-type="float" office:value="0.719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1.0"/>
          <table:table-cell office:value-type="float" office:value="493.0"/>
          <table:table-cell office:value-type="float" office:value="493.0"/>
          <table:table-cell office:value-type="float" office:value="50740.0"/>
          <table:table-cell office:value-type="float" office:value="31292.0"/>
          <table:table-cell office:value-type="float" office:value="0.0"/>
          <table:table-cell office:value-type="float" office:value="0.0"/>
          <table:table-cell office:value-type="float" office:value="0.76114"/>
          <table:table-cell office:value-type="float" office:value="0.709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1.0"/>
          <table:table-cell office:value-type="float" office:value="493.0"/>
          <table:table-cell office:value-type="float" office:value="493.0"/>
          <table:table-cell office:value-type="float" office:value="50740.0"/>
          <table:table-cell office:value-type="float" office:value="31292.0"/>
          <table:table-cell office:value-type="float" office:value="0.0"/>
          <table:table-cell office:value-type="float" office:value="0.0"/>
          <table:table-cell office:value-type="float" office:value="0.622579"/>
          <table:table-cell office:value-type="float" office:value="0.573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8.0"/>
          <table:table-cell office:value-type="float" office:value="1433.0"/>
          <table:table-cell office:value-type="float" office:value="50740.0"/>
          <table:table-cell office:value-type="float" office:value="31292.0"/>
          <table:table-cell office:value-type="float" office:value="0.0"/>
          <table:table-cell office:value-type="float" office:value="0.0"/>
          <table:table-cell table:formula="of:=MIN([.$B213];[.$O213];[.$AB213])" office:value-type="float"/>
          <table:table-cell table:formula="of:=MIN([.$C213];[.$P213];[.$AC213])" office:value-type="float"/>
          <table:table-cell table:formula="of:=MIN([.$D213];[.$Q213];[.$AD213])" office:value-type="float"/>
          <table:table-cell table:formula="of:=MIN([.$E213];[.$R213];[.$AE213])" office:value-type="float"/>
          <table:table-cell table:formula="of:=MIN([.$F213];[.$S213];[.$AF213])" office:value-type="float"/>
          <table:table-cell table:formula="of:=MIN([.$G213];[.$T213];[.$AG213])" office:value-type="float"/>
          <table:table-cell table:formula="of:=MIN([.$H213];[.$U213];[.$AH213])" office:value-type="float"/>
          <table:table-cell table:formula="of:=MIN([.$I213];[.$V213];[.$AI213])" office:value-type="float"/>
          <table:table-cell table:formula="of:=MIN([.$J213];[.$W213])" office:value-type="float"/>
          <table:table-cell table:formula="of:=MIN([.$K213];[.$X213];[.$AJ213])" office:value-type="float"/>
          <table:table-cell table:formula="of:=MIN([.$L213];[.$Y213];[.$AK213])" office:value-type="float"/>
          <table:table-cell table:formula="of:=MIN([.$M213];[.$Z213];[.$AL213])" office:value-type="float"/>
          <table:table-cell table:formula="of:=MIN([.$N213];[.$AA213];[.$AM213])" office:value-type="float"/>
          <table:table-cell table:formula="of:=MEDIAN([.$B213];[.$O213];[.$AB213])" office:value-type="float"/>
          <table:table-cell table:formula="of:=MEDIAN([.$C213];[.$P213];[.$AC213])" office:value-type="float"/>
          <table:table-cell table:formula="of:=MEDIAN([.$D213];[.$Q213];[.$AD213])" office:value-type="float"/>
          <table:table-cell table:formula="of:=MEDIAN([.$E213];[.$R213];[.$AE213])" office:value-type="float"/>
          <table:table-cell table:formula="of:=MEDIAN([.$F213];[.$S213];[.$AF213])" office:value-type="float"/>
          <table:table-cell table:formula="of:=MEDIAN([.$G213];[.$T213];[.$AG213])" office:value-type="float"/>
          <table:table-cell table:formula="of:=MEDIAN([.$H213];[.$U213];[.$AH213])" office:value-type="float"/>
          <table:table-cell table:formula="of:=MEDIAN([.$I213];[.$V213];[.$AI213])" office:value-type="float"/>
          <table:table-cell table:formula="of:=MEDIAN([.$J213];[.$W213])" office:value-type="float"/>
          <table:table-cell table:formula="of:=MEDIAN([.$K213];[.$X213];[.$AJ213])" office:value-type="float"/>
          <table:table-cell table:formula="of:=MEDIAN([.$L213];[.$Y213];[.$AK213])" office:value-type="float"/>
          <table:table-cell table:formula="of:=MEDIAN([.$M213];[.$Z213];[.$AL213])" office:value-type="float"/>
          <table:table-cell table:formula="of:=MEDIAN([.$N213];[.$AA213];[.$AM213])" office:value-type="float"/>
          <table:table-cell table:formula="of:=MAX([.$B213];[.$O213];[.$AB213])" office:value-type="float"/>
          <table:table-cell table:formula="of:=MAX([.$C213];[.$P213];[.$AC213])" office:value-type="float"/>
          <table:table-cell table:formula="of:=MAX([.$D213];[.$Q213];[.$AD213])" office:value-type="float"/>
          <table:table-cell table:formula="of:=MAX([.$E213];[.$R213];[.$AE213])" office:value-type="float"/>
          <table:table-cell table:formula="of:=MAX([.$F213];[.$S213];[.$AF213])" office:value-type="float"/>
          <table:table-cell table:formula="of:=MAX([.$G213];[.$T213];[.$AG213])" office:value-type="float"/>
          <table:table-cell table:formula="of:=MAX([.$H213];[.$U213];[.$AH213])" office:value-type="float"/>
          <table:table-cell table:formula="of:=MAX([.$I213];[.$V213];[.$AI213])" office:value-type="float"/>
          <table:table-cell table:formula="of:=MAX([.$J213];[.$W213])" office:value-type="float"/>
          <table:table-cell table:formula="of:=MAX([.$K213];[.$X213];[.$AJ213])" office:value-type="float"/>
          <table:table-cell table:formula="of:=MAX([.$L213];[.$Y213];[.$AK213])" office:value-type="float"/>
          <table:table-cell table:formula="of:=MAX([.$M213];[.$Z213];[.$AL213])" office:value-type="float"/>
          <table:table-cell table:formula="of:=MAX([.$N213];[.$AA213];[.$AM213])" office:value-type="float"/>
        </table:table-row>
        <table:table-row table:style-name="ro1">
          <table:table-cell office:value-type="string">
            <text:p>BLOCKS.BLOCKS-11-2.asp/2</text:p>
          </table:table-cell>
          <table:table-cell office:value-type="float" office:value="0.128203"/>
          <table:table-cell office:value-type="float" office:value="0.0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336.0"/>
          <table:table-cell office:value-type="float" office:value="34.0"/>
          <table:table-cell office:value-type="float" office:value="0.0"/>
          <table:table-cell office:value-type="float" office:value="0.0"/>
          <table:table-cell office:value-type="float" office:value="0.117772"/>
          <table:table-cell office:value-type="float" office:value="0.0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336.0"/>
          <table:table-cell office:value-type="float" office:value="34.0"/>
          <table:table-cell office:value-type="float" office:value="0.0"/>
          <table:table-cell office:value-type="float" office:value="0.0"/>
          <table:table-cell office:value-type="float" office:value="0.120101"/>
          <table:table-cell office:value-type="float" office:value="0.0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6336.0"/>
          <table:table-cell office:value-type="float" office:value="34.0"/>
          <table:table-cell office:value-type="float" office:value="0.0"/>
          <table:table-cell office:value-type="float" office:value="0.0"/>
          <table:table-cell table:formula="of:=MIN([.$B214];[.$O214];[.$AB214])" office:value-type="float"/>
          <table:table-cell table:formula="of:=MIN([.$C214];[.$P214];[.$AC214])" office:value-type="float"/>
          <table:table-cell table:formula="of:=MIN([.$D214];[.$Q214];[.$AD214])" office:value-type="float"/>
          <table:table-cell table:formula="of:=MIN([.$E214];[.$R214];[.$AE214])" office:value-type="float"/>
          <table:table-cell table:formula="of:=MIN([.$F214];[.$S214];[.$AF214])" office:value-type="float"/>
          <table:table-cell table:formula="of:=MIN([.$G214];[.$T214];[.$AG214])" office:value-type="float"/>
          <table:table-cell table:formula="of:=MIN([.$H214];[.$U214];[.$AH214])" office:value-type="float"/>
          <table:table-cell table:formula="of:=MIN([.$I214];[.$V214];[.$AI214])" office:value-type="float"/>
          <table:table-cell table:formula="of:=MIN([.$J214];[.$W214])" office:value-type="float"/>
          <table:table-cell table:formula="of:=MIN([.$K214];[.$X214];[.$AJ214])" office:value-type="float"/>
          <table:table-cell table:formula="of:=MIN([.$L214];[.$Y214];[.$AK214])" office:value-type="float"/>
          <table:table-cell table:formula="of:=MIN([.$M214];[.$Z214];[.$AL214])" office:value-type="float"/>
          <table:table-cell table:formula="of:=MIN([.$N214];[.$AA214];[.$AM214])" office:value-type="float"/>
          <table:table-cell table:formula="of:=MEDIAN([.$B214];[.$O214];[.$AB214])" office:value-type="float"/>
          <table:table-cell table:formula="of:=MEDIAN([.$C214];[.$P214];[.$AC214])" office:value-type="float"/>
          <table:table-cell table:formula="of:=MEDIAN([.$D214];[.$Q214];[.$AD214])" office:value-type="float"/>
          <table:table-cell table:formula="of:=MEDIAN([.$E214];[.$R214];[.$AE214])" office:value-type="float"/>
          <table:table-cell table:formula="of:=MEDIAN([.$F214];[.$S214];[.$AF214])" office:value-type="float"/>
          <table:table-cell table:formula="of:=MEDIAN([.$G214];[.$T214];[.$AG214])" office:value-type="float"/>
          <table:table-cell table:formula="of:=MEDIAN([.$H214];[.$U214];[.$AH214])" office:value-type="float"/>
          <table:table-cell table:formula="of:=MEDIAN([.$I214];[.$V214];[.$AI214])" office:value-type="float"/>
          <table:table-cell table:formula="of:=MEDIAN([.$J214];[.$W214])" office:value-type="float"/>
          <table:table-cell table:formula="of:=MEDIAN([.$K214];[.$X214];[.$AJ214])" office:value-type="float"/>
          <table:table-cell table:formula="of:=MEDIAN([.$L214];[.$Y214];[.$AK214])" office:value-type="float"/>
          <table:table-cell table:formula="of:=MEDIAN([.$M214];[.$Z214];[.$AL214])" office:value-type="float"/>
          <table:table-cell table:formula="of:=MEDIAN([.$N214];[.$AA214];[.$AM214])" office:value-type="float"/>
          <table:table-cell table:formula="of:=MAX([.$B214];[.$O214];[.$AB214])" office:value-type="float"/>
          <table:table-cell table:formula="of:=MAX([.$C214];[.$P214];[.$AC214])" office:value-type="float"/>
          <table:table-cell table:formula="of:=MAX([.$D214];[.$Q214];[.$AD214])" office:value-type="float"/>
          <table:table-cell table:formula="of:=MAX([.$E214];[.$R214];[.$AE214])" office:value-type="float"/>
          <table:table-cell table:formula="of:=MAX([.$F214];[.$S214];[.$AF214])" office:value-type="float"/>
          <table:table-cell table:formula="of:=MAX([.$G214];[.$T214];[.$AG214])" office:value-type="float"/>
          <table:table-cell table:formula="of:=MAX([.$H214];[.$U214];[.$AH214])" office:value-type="float"/>
          <table:table-cell table:formula="of:=MAX([.$I214];[.$V214];[.$AI214])" office:value-type="float"/>
          <table:table-cell table:formula="of:=MAX([.$J214];[.$W214])" office:value-type="float"/>
          <table:table-cell table:formula="of:=MAX([.$K214];[.$X214];[.$AJ214])" office:value-type="float"/>
          <table:table-cell table:formula="of:=MAX([.$L214];[.$Y214];[.$AK214])" office:value-type="float"/>
          <table:table-cell table:formula="of:=MAX([.$M214];[.$Z214];[.$AL214])" office:value-type="float"/>
          <table:table-cell table:formula="of:=MAX([.$N214];[.$AA214];[.$AM214])" office:value-type="float"/>
        </table:table-row>
        <table:table-row table:style-name="ro1">
          <table:table-cell office:value-type="string">
            <text:p>BLOCKS.BLOCKS-11-2.asp/20</text:p>
          </table:table-cell>
          <table:table-cell office:value-type="float" office:value="0.822305"/>
          <table:table-cell office:value-type="float" office:value="0.762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66.0"/>
          <table:table-cell office:value-type="float" office:value="655.0"/>
          <table:table-cell office:value-type="float" office:value="655.0"/>
          <table:table-cell office:value-type="float" office:value="53352.0"/>
          <table:table-cell office:value-type="float" office:value="33485.0"/>
          <table:table-cell office:value-type="float" office:value="0.0"/>
          <table:table-cell office:value-type="float" office:value="0.0"/>
          <table:table-cell office:value-type="float" office:value="0.818565"/>
          <table:table-cell office:value-type="float" office:value="0.758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66.0"/>
          <table:table-cell office:value-type="float" office:value="655.0"/>
          <table:table-cell office:value-type="float" office:value="655.0"/>
          <table:table-cell office:value-type="float" office:value="53352.0"/>
          <table:table-cell office:value-type="float" office:value="33485.0"/>
          <table:table-cell office:value-type="float" office:value="0.0"/>
          <table:table-cell office:value-type="float" office:value="0.0"/>
          <table:table-cell office:value-type="float" office:value="0.608418"/>
          <table:table-cell office:value-type="float" office:value="0.56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9.0"/>
          <table:table-cell office:value-type="float" office:value="1517.0"/>
          <table:table-cell office:value-type="float" office:value="53352.0"/>
          <table:table-cell office:value-type="float" office:value="33485.0"/>
          <table:table-cell office:value-type="float" office:value="0.0"/>
          <table:table-cell office:value-type="float" office:value="0.0"/>
          <table:table-cell table:formula="of:=MIN([.$B215];[.$O215];[.$AB215])" office:value-type="float"/>
          <table:table-cell table:formula="of:=MIN([.$C215];[.$P215];[.$AC215])" office:value-type="float"/>
          <table:table-cell table:formula="of:=MIN([.$D215];[.$Q215];[.$AD215])" office:value-type="float"/>
          <table:table-cell table:formula="of:=MIN([.$E215];[.$R215];[.$AE215])" office:value-type="float"/>
          <table:table-cell table:formula="of:=MIN([.$F215];[.$S215];[.$AF215])" office:value-type="float"/>
          <table:table-cell table:formula="of:=MIN([.$G215];[.$T215];[.$AG215])" office:value-type="float"/>
          <table:table-cell table:formula="of:=MIN([.$H215];[.$U215];[.$AH215])" office:value-type="float"/>
          <table:table-cell table:formula="of:=MIN([.$I215];[.$V215];[.$AI215])" office:value-type="float"/>
          <table:table-cell table:formula="of:=MIN([.$J215];[.$W215])" office:value-type="float"/>
          <table:table-cell table:formula="of:=MIN([.$K215];[.$X215];[.$AJ215])" office:value-type="float"/>
          <table:table-cell table:formula="of:=MIN([.$L215];[.$Y215];[.$AK215])" office:value-type="float"/>
          <table:table-cell table:formula="of:=MIN([.$M215];[.$Z215];[.$AL215])" office:value-type="float"/>
          <table:table-cell table:formula="of:=MIN([.$N215];[.$AA215];[.$AM215])" office:value-type="float"/>
          <table:table-cell table:formula="of:=MEDIAN([.$B215];[.$O215];[.$AB215])" office:value-type="float"/>
          <table:table-cell table:formula="of:=MEDIAN([.$C215];[.$P215];[.$AC215])" office:value-type="float"/>
          <table:table-cell table:formula="of:=MEDIAN([.$D215];[.$Q215];[.$AD215])" office:value-type="float"/>
          <table:table-cell table:formula="of:=MEDIAN([.$E215];[.$R215];[.$AE215])" office:value-type="float"/>
          <table:table-cell table:formula="of:=MEDIAN([.$F215];[.$S215];[.$AF215])" office:value-type="float"/>
          <table:table-cell table:formula="of:=MEDIAN([.$G215];[.$T215];[.$AG215])" office:value-type="float"/>
          <table:table-cell table:formula="of:=MEDIAN([.$H215];[.$U215];[.$AH215])" office:value-type="float"/>
          <table:table-cell table:formula="of:=MEDIAN([.$I215];[.$V215];[.$AI215])" office:value-type="float"/>
          <table:table-cell table:formula="of:=MEDIAN([.$J215];[.$W215])" office:value-type="float"/>
          <table:table-cell table:formula="of:=MEDIAN([.$K215];[.$X215];[.$AJ215])" office:value-type="float"/>
          <table:table-cell table:formula="of:=MEDIAN([.$L215];[.$Y215];[.$AK215])" office:value-type="float"/>
          <table:table-cell table:formula="of:=MEDIAN([.$M215];[.$Z215];[.$AL215])" office:value-type="float"/>
          <table:table-cell table:formula="of:=MEDIAN([.$N215];[.$AA215];[.$AM215])" office:value-type="float"/>
          <table:table-cell table:formula="of:=MAX([.$B215];[.$O215];[.$AB215])" office:value-type="float"/>
          <table:table-cell table:formula="of:=MAX([.$C215];[.$P215];[.$AC215])" office:value-type="float"/>
          <table:table-cell table:formula="of:=MAX([.$D215];[.$Q215];[.$AD215])" office:value-type="float"/>
          <table:table-cell table:formula="of:=MAX([.$E215];[.$R215];[.$AE215])" office:value-type="float"/>
          <table:table-cell table:formula="of:=MAX([.$F215];[.$S215];[.$AF215])" office:value-type="float"/>
          <table:table-cell table:formula="of:=MAX([.$G215];[.$T215];[.$AG215])" office:value-type="float"/>
          <table:table-cell table:formula="of:=MAX([.$H215];[.$U215];[.$AH215])" office:value-type="float"/>
          <table:table-cell table:formula="of:=MAX([.$I215];[.$V215];[.$AI215])" office:value-type="float"/>
          <table:table-cell table:formula="of:=MAX([.$J215];[.$W215])" office:value-type="float"/>
          <table:table-cell table:formula="of:=MAX([.$K215];[.$X215];[.$AJ215])" office:value-type="float"/>
          <table:table-cell table:formula="of:=MAX([.$L215];[.$Y215];[.$AK215])" office:value-type="float"/>
          <table:table-cell table:formula="of:=MAX([.$M215];[.$Z215];[.$AL215])" office:value-type="float"/>
          <table:table-cell table:formula="of:=MAX([.$N215];[.$AA215];[.$AM215])" office:value-type="float"/>
        </table:table-row>
        <table:table-row table:style-name="ro1">
          <table:table-cell office:value-type="string">
            <text:p>BLOCKS.BLOCKS-11-2.asp/21</text:p>
          </table:table-cell>
          <table:table-cell office:value-type="float" office:value="0.914831"/>
          <table:table-cell office:value-type="float" office:value="0.868"/>
          <table:table-cell office:value-type="float" office:value="0.12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20.0"/>
          <table:table-cell office:value-type="float" office:value="1127.0"/>
          <table:table-cell office:value-type="float" office:value="1127.0"/>
          <table:table-cell office:value-type="float" office:value="55964.0"/>
          <table:table-cell office:value-type="float" office:value="35678.0"/>
          <table:table-cell office:value-type="float" office:value="0.0"/>
          <table:table-cell office:value-type="float" office:value="0.0"/>
          <table:table-cell office:value-type="float" office:value="0.828099"/>
          <table:table-cell office:value-type="float" office:value="0.776"/>
          <table:table-cell office:value-type="float" office:value="0.12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20.0"/>
          <table:table-cell office:value-type="float" office:value="1127.0"/>
          <table:table-cell office:value-type="float" office:value="1127.0"/>
          <table:table-cell office:value-type="float" office:value="55964.0"/>
          <table:table-cell office:value-type="float" office:value="35678.0"/>
          <table:table-cell office:value-type="float" office:value="0.0"/>
          <table:table-cell office:value-type="float" office:value="0.0"/>
          <table:table-cell office:value-type="float" office:value="0.633836"/>
          <table:table-cell office:value-type="float" office:value="0.586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6.0"/>
          <table:table-cell office:value-type="float" office:value="1289.0"/>
          <table:table-cell office:value-type="float" office:value="55964.0"/>
          <table:table-cell office:value-type="float" office:value="35678.0"/>
          <table:table-cell office:value-type="float" office:value="0.0"/>
          <table:table-cell office:value-type="float" office:value="0.0"/>
          <table:table-cell table:formula="of:=MIN([.$B216];[.$O216];[.$AB216])" office:value-type="float"/>
          <table:table-cell table:formula="of:=MIN([.$C216];[.$P216];[.$AC216])" office:value-type="float"/>
          <table:table-cell table:formula="of:=MIN([.$D216];[.$Q216];[.$AD216])" office:value-type="float"/>
          <table:table-cell table:formula="of:=MIN([.$E216];[.$R216];[.$AE216])" office:value-type="float"/>
          <table:table-cell table:formula="of:=MIN([.$F216];[.$S216];[.$AF216])" office:value-type="float"/>
          <table:table-cell table:formula="of:=MIN([.$G216];[.$T216];[.$AG216])" office:value-type="float"/>
          <table:table-cell table:formula="of:=MIN([.$H216];[.$U216];[.$AH216])" office:value-type="float"/>
          <table:table-cell table:formula="of:=MIN([.$I216];[.$V216];[.$AI216])" office:value-type="float"/>
          <table:table-cell table:formula="of:=MIN([.$J216];[.$W216])" office:value-type="float"/>
          <table:table-cell table:formula="of:=MIN([.$K216];[.$X216];[.$AJ216])" office:value-type="float"/>
          <table:table-cell table:formula="of:=MIN([.$L216];[.$Y216];[.$AK216])" office:value-type="float"/>
          <table:table-cell table:formula="of:=MIN([.$M216];[.$Z216];[.$AL216])" office:value-type="float"/>
          <table:table-cell table:formula="of:=MIN([.$N216];[.$AA216];[.$AM216])" office:value-type="float"/>
          <table:table-cell table:formula="of:=MEDIAN([.$B216];[.$O216];[.$AB216])" office:value-type="float"/>
          <table:table-cell table:formula="of:=MEDIAN([.$C216];[.$P216];[.$AC216])" office:value-type="float"/>
          <table:table-cell table:formula="of:=MEDIAN([.$D216];[.$Q216];[.$AD216])" office:value-type="float"/>
          <table:table-cell table:formula="of:=MEDIAN([.$E216];[.$R216];[.$AE216])" office:value-type="float"/>
          <table:table-cell table:formula="of:=MEDIAN([.$F216];[.$S216];[.$AF216])" office:value-type="float"/>
          <table:table-cell table:formula="of:=MEDIAN([.$G216];[.$T216];[.$AG216])" office:value-type="float"/>
          <table:table-cell table:formula="of:=MEDIAN([.$H216];[.$U216];[.$AH216])" office:value-type="float"/>
          <table:table-cell table:formula="of:=MEDIAN([.$I216];[.$V216];[.$AI216])" office:value-type="float"/>
          <table:table-cell table:formula="of:=MEDIAN([.$J216];[.$W216])" office:value-type="float"/>
          <table:table-cell table:formula="of:=MEDIAN([.$K216];[.$X216];[.$AJ216])" office:value-type="float"/>
          <table:table-cell table:formula="of:=MEDIAN([.$L216];[.$Y216];[.$AK216])" office:value-type="float"/>
          <table:table-cell table:formula="of:=MEDIAN([.$M216];[.$Z216];[.$AL216])" office:value-type="float"/>
          <table:table-cell table:formula="of:=MEDIAN([.$N216];[.$AA216];[.$AM216])" office:value-type="float"/>
          <table:table-cell table:formula="of:=MAX([.$B216];[.$O216];[.$AB216])" office:value-type="float"/>
          <table:table-cell table:formula="of:=MAX([.$C216];[.$P216];[.$AC216])" office:value-type="float"/>
          <table:table-cell table:formula="of:=MAX([.$D216];[.$Q216];[.$AD216])" office:value-type="float"/>
          <table:table-cell table:formula="of:=MAX([.$E216];[.$R216];[.$AE216])" office:value-type="float"/>
          <table:table-cell table:formula="of:=MAX([.$F216];[.$S216];[.$AF216])" office:value-type="float"/>
          <table:table-cell table:formula="of:=MAX([.$G216];[.$T216];[.$AG216])" office:value-type="float"/>
          <table:table-cell table:formula="of:=MAX([.$H216];[.$U216];[.$AH216])" office:value-type="float"/>
          <table:table-cell table:formula="of:=MAX([.$I216];[.$V216];[.$AI216])" office:value-type="float"/>
          <table:table-cell table:formula="of:=MAX([.$J216];[.$W216])" office:value-type="float"/>
          <table:table-cell table:formula="of:=MAX([.$K216];[.$X216];[.$AJ216])" office:value-type="float"/>
          <table:table-cell table:formula="of:=MAX([.$L216];[.$Y216];[.$AK216])" office:value-type="float"/>
          <table:table-cell table:formula="of:=MAX([.$M216];[.$Z216];[.$AL216])" office:value-type="float"/>
          <table:table-cell table:formula="of:=MAX([.$N216];[.$AA216];[.$AM216])" office:value-type="float"/>
        </table:table-row>
        <table:table-row table:style-name="ro1">
          <table:table-cell office:value-type="string">
            <text:p>BLOCKS.BLOCKS-11-2.asp/22</text:p>
          </table:table-cell>
          <table:table-cell office:value-type="float" office:value="0.996656"/>
          <table:table-cell office:value-type="float" office:value="0.948"/>
          <table:table-cell office:value-type="float" office:value="0.18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969.0"/>
          <table:table-cell office:value-type="float" office:value="1817.0"/>
          <table:table-cell office:value-type="float" office:value="1817.0"/>
          <table:table-cell office:value-type="float" office:value="58576.0"/>
          <table:table-cell office:value-type="float" office:value="37871.0"/>
          <table:table-cell office:value-type="float" office:value="0.0"/>
          <table:table-cell office:value-type="float" office:value="0.0"/>
          <table:table-cell office:value-type="float" office:value="0.999528"/>
          <table:table-cell office:value-type="float" office:value="0.947"/>
          <table:table-cell office:value-type="float" office:value="0.17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969.0"/>
          <table:table-cell office:value-type="float" office:value="1817.0"/>
          <table:table-cell office:value-type="float" office:value="1817.0"/>
          <table:table-cell office:value-type="float" office:value="58576.0"/>
          <table:table-cell office:value-type="float" office:value="37871.0"/>
          <table:table-cell office:value-type="float" office:value="0.0"/>
          <table:table-cell office:value-type="float" office:value="0.0"/>
          <table:table-cell office:value-type="float" office:value="0.702788"/>
          <table:table-cell office:value-type="float" office:value="0.65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91.0"/>
          <table:table-cell office:value-type="float" office:value="1651.0"/>
          <table:table-cell office:value-type="float" office:value="58576.0"/>
          <table:table-cell office:value-type="float" office:value="37871.0"/>
          <table:table-cell office:value-type="float" office:value="0.0"/>
          <table:table-cell office:value-type="float" office:value="0.0"/>
          <table:table-cell table:formula="of:=MIN([.$B217];[.$O217];[.$AB217])" office:value-type="float"/>
          <table:table-cell table:formula="of:=MIN([.$C217];[.$P217];[.$AC217])" office:value-type="float"/>
          <table:table-cell table:formula="of:=MIN([.$D217];[.$Q217];[.$AD217])" office:value-type="float"/>
          <table:table-cell table:formula="of:=MIN([.$E217];[.$R217];[.$AE217])" office:value-type="float"/>
          <table:table-cell table:formula="of:=MIN([.$F217];[.$S217];[.$AF217])" office:value-type="float"/>
          <table:table-cell table:formula="of:=MIN([.$G217];[.$T217];[.$AG217])" office:value-type="float"/>
          <table:table-cell table:formula="of:=MIN([.$H217];[.$U217];[.$AH217])" office:value-type="float"/>
          <table:table-cell table:formula="of:=MIN([.$I217];[.$V217];[.$AI217])" office:value-type="float"/>
          <table:table-cell table:formula="of:=MIN([.$J217];[.$W217])" office:value-type="float"/>
          <table:table-cell table:formula="of:=MIN([.$K217];[.$X217];[.$AJ217])" office:value-type="float"/>
          <table:table-cell table:formula="of:=MIN([.$L217];[.$Y217];[.$AK217])" office:value-type="float"/>
          <table:table-cell table:formula="of:=MIN([.$M217];[.$Z217];[.$AL217])" office:value-type="float"/>
          <table:table-cell table:formula="of:=MIN([.$N217];[.$AA217];[.$AM217])" office:value-type="float"/>
          <table:table-cell table:formula="of:=MEDIAN([.$B217];[.$O217];[.$AB217])" office:value-type="float"/>
          <table:table-cell table:formula="of:=MEDIAN([.$C217];[.$P217];[.$AC217])" office:value-type="float"/>
          <table:table-cell table:formula="of:=MEDIAN([.$D217];[.$Q217];[.$AD217])" office:value-type="float"/>
          <table:table-cell table:formula="of:=MEDIAN([.$E217];[.$R217];[.$AE217])" office:value-type="float"/>
          <table:table-cell table:formula="of:=MEDIAN([.$F217];[.$S217];[.$AF217])" office:value-type="float"/>
          <table:table-cell table:formula="of:=MEDIAN([.$G217];[.$T217];[.$AG217])" office:value-type="float"/>
          <table:table-cell table:formula="of:=MEDIAN([.$H217];[.$U217];[.$AH217])" office:value-type="float"/>
          <table:table-cell table:formula="of:=MEDIAN([.$I217];[.$V217];[.$AI217])" office:value-type="float"/>
          <table:table-cell table:formula="of:=MEDIAN([.$J217];[.$W217])" office:value-type="float"/>
          <table:table-cell table:formula="of:=MEDIAN([.$K217];[.$X217];[.$AJ217])" office:value-type="float"/>
          <table:table-cell table:formula="of:=MEDIAN([.$L217];[.$Y217];[.$AK217])" office:value-type="float"/>
          <table:table-cell table:formula="of:=MEDIAN([.$M217];[.$Z217];[.$AL217])" office:value-type="float"/>
          <table:table-cell table:formula="of:=MEDIAN([.$N217];[.$AA217];[.$AM217])" office:value-type="float"/>
          <table:table-cell table:formula="of:=MAX([.$B217];[.$O217];[.$AB217])" office:value-type="float"/>
          <table:table-cell table:formula="of:=MAX([.$C217];[.$P217];[.$AC217])" office:value-type="float"/>
          <table:table-cell table:formula="of:=MAX([.$D217];[.$Q217];[.$AD217])" office:value-type="float"/>
          <table:table-cell table:formula="of:=MAX([.$E217];[.$R217];[.$AE217])" office:value-type="float"/>
          <table:table-cell table:formula="of:=MAX([.$F217];[.$S217];[.$AF217])" office:value-type="float"/>
          <table:table-cell table:formula="of:=MAX([.$G217];[.$T217];[.$AG217])" office:value-type="float"/>
          <table:table-cell table:formula="of:=MAX([.$H217];[.$U217];[.$AH217])" office:value-type="float"/>
          <table:table-cell table:formula="of:=MAX([.$I217];[.$V217];[.$AI217])" office:value-type="float"/>
          <table:table-cell table:formula="of:=MAX([.$J217];[.$W217])" office:value-type="float"/>
          <table:table-cell table:formula="of:=MAX([.$K217];[.$X217];[.$AJ217])" office:value-type="float"/>
          <table:table-cell table:formula="of:=MAX([.$L217];[.$Y217];[.$AK217])" office:value-type="float"/>
          <table:table-cell table:formula="of:=MAX([.$M217];[.$Z217];[.$AL217])" office:value-type="float"/>
          <table:table-cell table:formula="of:=MAX([.$N217];[.$AA217];[.$AM217])" office:value-type="float"/>
        </table:table-row>
        <table:table-row table:style-name="ro1">
          <table:table-cell office:value-type="string">
            <text:p>BLOCKS.BLOCKS-11-2.asp/23</text:p>
          </table:table-cell>
          <table:table-cell office:value-type="float" office:value="1.5665"/>
          <table:table-cell office:value-type="float" office:value="1.515"/>
          <table:table-cell office:value-type="float" office:value="0.73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905.0"/>
          <table:table-cell office:value-type="float" office:value="4190.0"/>
          <table:table-cell office:value-type="float" office:value="4190.0"/>
          <table:table-cell office:value-type="float" office:value="61188.0"/>
          <table:table-cell office:value-type="float" office:value="40064.0"/>
          <table:table-cell office:value-type="float" office:value="0.0"/>
          <table:table-cell office:value-type="float" office:value="0.0"/>
          <table:table-cell office:value-type="float" office:value="1.61838"/>
          <table:table-cell office:value-type="float" office:value="1.565"/>
          <table:table-cell office:value-type="float" office:value="0.73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905.0"/>
          <table:table-cell office:value-type="float" office:value="4190.0"/>
          <table:table-cell office:value-type="float" office:value="4190.0"/>
          <table:table-cell office:value-type="float" office:value="61188.0"/>
          <table:table-cell office:value-type="float" office:value="40064.0"/>
          <table:table-cell office:value-type="float" office:value="0.0"/>
          <table:table-cell office:value-type="float" office:value="0.0"/>
          <table:table-cell office:value-type="float" office:value="0.887444"/>
          <table:table-cell office:value-type="float" office:value="0.836"/>
          <table:table-cell office:value-type="float" office:value="0.15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793.0"/>
          <table:table-cell office:value-type="float" office:value="2398.0"/>
          <table:table-cell office:value-type="float" office:value="61188.0"/>
          <table:table-cell office:value-type="float" office:value="40064.0"/>
          <table:table-cell office:value-type="float" office:value="0.0"/>
          <table:table-cell office:value-type="float" office:value="0.0"/>
          <table:table-cell table:formula="of:=MIN([.$B218];[.$O218];[.$AB218])" office:value-type="float"/>
          <table:table-cell table:formula="of:=MIN([.$C218];[.$P218];[.$AC218])" office:value-type="float"/>
          <table:table-cell table:formula="of:=MIN([.$D218];[.$Q218];[.$AD218])" office:value-type="float"/>
          <table:table-cell table:formula="of:=MIN([.$E218];[.$R218];[.$AE218])" office:value-type="float"/>
          <table:table-cell table:formula="of:=MIN([.$F218];[.$S218];[.$AF218])" office:value-type="float"/>
          <table:table-cell table:formula="of:=MIN([.$G218];[.$T218];[.$AG218])" office:value-type="float"/>
          <table:table-cell table:formula="of:=MIN([.$H218];[.$U218];[.$AH218])" office:value-type="float"/>
          <table:table-cell table:formula="of:=MIN([.$I218];[.$V218];[.$AI218])" office:value-type="float"/>
          <table:table-cell table:formula="of:=MIN([.$J218];[.$W218])" office:value-type="float"/>
          <table:table-cell table:formula="of:=MIN([.$K218];[.$X218];[.$AJ218])" office:value-type="float"/>
          <table:table-cell table:formula="of:=MIN([.$L218];[.$Y218];[.$AK218])" office:value-type="float"/>
          <table:table-cell table:formula="of:=MIN([.$M218];[.$Z218];[.$AL218])" office:value-type="float"/>
          <table:table-cell table:formula="of:=MIN([.$N218];[.$AA218];[.$AM218])" office:value-type="float"/>
          <table:table-cell table:formula="of:=MEDIAN([.$B218];[.$O218];[.$AB218])" office:value-type="float"/>
          <table:table-cell table:formula="of:=MEDIAN([.$C218];[.$P218];[.$AC218])" office:value-type="float"/>
          <table:table-cell table:formula="of:=MEDIAN([.$D218];[.$Q218];[.$AD218])" office:value-type="float"/>
          <table:table-cell table:formula="of:=MEDIAN([.$E218];[.$R218];[.$AE218])" office:value-type="float"/>
          <table:table-cell table:formula="of:=MEDIAN([.$F218];[.$S218];[.$AF218])" office:value-type="float"/>
          <table:table-cell table:formula="of:=MEDIAN([.$G218];[.$T218];[.$AG218])" office:value-type="float"/>
          <table:table-cell table:formula="of:=MEDIAN([.$H218];[.$U218];[.$AH218])" office:value-type="float"/>
          <table:table-cell table:formula="of:=MEDIAN([.$I218];[.$V218];[.$AI218])" office:value-type="float"/>
          <table:table-cell table:formula="of:=MEDIAN([.$J218];[.$W218])" office:value-type="float"/>
          <table:table-cell table:formula="of:=MEDIAN([.$K218];[.$X218];[.$AJ218])" office:value-type="float"/>
          <table:table-cell table:formula="of:=MEDIAN([.$L218];[.$Y218];[.$AK218])" office:value-type="float"/>
          <table:table-cell table:formula="of:=MEDIAN([.$M218];[.$Z218];[.$AL218])" office:value-type="float"/>
          <table:table-cell table:formula="of:=MEDIAN([.$N218];[.$AA218];[.$AM218])" office:value-type="float"/>
          <table:table-cell table:formula="of:=MAX([.$B218];[.$O218];[.$AB218])" office:value-type="float"/>
          <table:table-cell table:formula="of:=MAX([.$C218];[.$P218];[.$AC218])" office:value-type="float"/>
          <table:table-cell table:formula="of:=MAX([.$D218];[.$Q218];[.$AD218])" office:value-type="float"/>
          <table:table-cell table:formula="of:=MAX([.$E218];[.$R218];[.$AE218])" office:value-type="float"/>
          <table:table-cell table:formula="of:=MAX([.$F218];[.$S218];[.$AF218])" office:value-type="float"/>
          <table:table-cell table:formula="of:=MAX([.$G218];[.$T218];[.$AG218])" office:value-type="float"/>
          <table:table-cell table:formula="of:=MAX([.$H218];[.$U218];[.$AH218])" office:value-type="float"/>
          <table:table-cell table:formula="of:=MAX([.$I218];[.$V218];[.$AI218])" office:value-type="float"/>
          <table:table-cell table:formula="of:=MAX([.$J218];[.$W218])" office:value-type="float"/>
          <table:table-cell table:formula="of:=MAX([.$K218];[.$X218];[.$AJ218])" office:value-type="float"/>
          <table:table-cell table:formula="of:=MAX([.$L218];[.$Y218];[.$AK218])" office:value-type="float"/>
          <table:table-cell table:formula="of:=MAX([.$M218];[.$Z218];[.$AL218])" office:value-type="float"/>
          <table:table-cell table:formula="of:=MAX([.$N218];[.$AA218];[.$AM218])" office:value-type="float"/>
        </table:table-row>
        <table:table-row table:style-name="ro1">
          <table:table-cell office:value-type="string">
            <text:p>BLOCKS.BLOCKS-11-2.asp/24</text:p>
          </table:table-cell>
          <table:table-cell office:value-type="float" office:value="1.8801"/>
          <table:table-cell office:value-type="float" office:value="1.82"/>
          <table:table-cell office:value-type="float" office:value="0.92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3138.0"/>
          <table:table-cell office:value-type="float" office:value="4494.0"/>
          <table:table-cell office:value-type="float" office:value="4494.0"/>
          <table:table-cell office:value-type="float" office:value="63800.0"/>
          <table:table-cell office:value-type="float" office:value="42257.0"/>
          <table:table-cell office:value-type="float" office:value="0.0"/>
          <table:table-cell office:value-type="float" office:value="0.0"/>
          <table:table-cell office:value-type="float" office:value="1.85359"/>
          <table:table-cell office:value-type="float" office:value="1.764"/>
          <table:table-cell office:value-type="float" office:value="0.92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3138.0"/>
          <table:table-cell office:value-type="float" office:value="4494.0"/>
          <table:table-cell office:value-type="float" office:value="4494.0"/>
          <table:table-cell office:value-type="float" office:value="63800.0"/>
          <table:table-cell office:value-type="float" office:value="42257.0"/>
          <table:table-cell office:value-type="float" office:value="0.0"/>
          <table:table-cell office:value-type="float" office:value="0.0"/>
          <table:table-cell office:value-type="float" office:value="1.02725"/>
          <table:table-cell office:value-type="float" office:value="0.958"/>
          <table:table-cell office:value-type="float" office:value="0.31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677.0"/>
          <table:table-cell office:value-type="float" office:value="4025.0"/>
          <table:table-cell office:value-type="float" office:value="63800.0"/>
          <table:table-cell office:value-type="float" office:value="42257.0"/>
          <table:table-cell office:value-type="float" office:value="0.0"/>
          <table:table-cell office:value-type="float" office:value="0.0"/>
          <table:table-cell table:formula="of:=MIN([.$B219];[.$O219];[.$AB219])" office:value-type="float"/>
          <table:table-cell table:formula="of:=MIN([.$C219];[.$P219];[.$AC219])" office:value-type="float"/>
          <table:table-cell table:formula="of:=MIN([.$D219];[.$Q219];[.$AD219])" office:value-type="float"/>
          <table:table-cell table:formula="of:=MIN([.$E219];[.$R219];[.$AE219])" office:value-type="float"/>
          <table:table-cell table:formula="of:=MIN([.$F219];[.$S219];[.$AF219])" office:value-type="float"/>
          <table:table-cell table:formula="of:=MIN([.$G219];[.$T219];[.$AG219])" office:value-type="float"/>
          <table:table-cell table:formula="of:=MIN([.$H219];[.$U219];[.$AH219])" office:value-type="float"/>
          <table:table-cell table:formula="of:=MIN([.$I219];[.$V219];[.$AI219])" office:value-type="float"/>
          <table:table-cell table:formula="of:=MIN([.$J219];[.$W219])" office:value-type="float"/>
          <table:table-cell table:formula="of:=MIN([.$K219];[.$X219];[.$AJ219])" office:value-type="float"/>
          <table:table-cell table:formula="of:=MIN([.$L219];[.$Y219];[.$AK219])" office:value-type="float"/>
          <table:table-cell table:formula="of:=MIN([.$M219];[.$Z219];[.$AL219])" office:value-type="float"/>
          <table:table-cell table:formula="of:=MIN([.$N219];[.$AA219];[.$AM219])" office:value-type="float"/>
          <table:table-cell table:formula="of:=MEDIAN([.$B219];[.$O219];[.$AB219])" office:value-type="float"/>
          <table:table-cell table:formula="of:=MEDIAN([.$C219];[.$P219];[.$AC219])" office:value-type="float"/>
          <table:table-cell table:formula="of:=MEDIAN([.$D219];[.$Q219];[.$AD219])" office:value-type="float"/>
          <table:table-cell table:formula="of:=MEDIAN([.$E219];[.$R219];[.$AE219])" office:value-type="float"/>
          <table:table-cell table:formula="of:=MEDIAN([.$F219];[.$S219];[.$AF219])" office:value-type="float"/>
          <table:table-cell table:formula="of:=MEDIAN([.$G219];[.$T219];[.$AG219])" office:value-type="float"/>
          <table:table-cell table:formula="of:=MEDIAN([.$H219];[.$U219];[.$AH219])" office:value-type="float"/>
          <table:table-cell table:formula="of:=MEDIAN([.$I219];[.$V219];[.$AI219])" office:value-type="float"/>
          <table:table-cell table:formula="of:=MEDIAN([.$J219];[.$W219])" office:value-type="float"/>
          <table:table-cell table:formula="of:=MEDIAN([.$K219];[.$X219];[.$AJ219])" office:value-type="float"/>
          <table:table-cell table:formula="of:=MEDIAN([.$L219];[.$Y219];[.$AK219])" office:value-type="float"/>
          <table:table-cell table:formula="of:=MEDIAN([.$M219];[.$Z219];[.$AL219])" office:value-type="float"/>
          <table:table-cell table:formula="of:=MEDIAN([.$N219];[.$AA219];[.$AM219])" office:value-type="float"/>
          <table:table-cell table:formula="of:=MAX([.$B219];[.$O219];[.$AB219])" office:value-type="float"/>
          <table:table-cell table:formula="of:=MAX([.$C219];[.$P219];[.$AC219])" office:value-type="float"/>
          <table:table-cell table:formula="of:=MAX([.$D219];[.$Q219];[.$AD219])" office:value-type="float"/>
          <table:table-cell table:formula="of:=MAX([.$E219];[.$R219];[.$AE219])" office:value-type="float"/>
          <table:table-cell table:formula="of:=MAX([.$F219];[.$S219];[.$AF219])" office:value-type="float"/>
          <table:table-cell table:formula="of:=MAX([.$G219];[.$T219];[.$AG219])" office:value-type="float"/>
          <table:table-cell table:formula="of:=MAX([.$H219];[.$U219];[.$AH219])" office:value-type="float"/>
          <table:table-cell table:formula="of:=MAX([.$I219];[.$V219];[.$AI219])" office:value-type="float"/>
          <table:table-cell table:formula="of:=MAX([.$J219];[.$W219])" office:value-type="float"/>
          <table:table-cell table:formula="of:=MAX([.$K219];[.$X219];[.$AJ219])" office:value-type="float"/>
          <table:table-cell table:formula="of:=MAX([.$L219];[.$Y219];[.$AK219])" office:value-type="float"/>
          <table:table-cell table:formula="of:=MAX([.$M219];[.$Z219];[.$AL219])" office:value-type="float"/>
          <table:table-cell table:formula="of:=MAX([.$N219];[.$AA219];[.$AM219])" office:value-type="float"/>
        </table:table-row>
        <table:table-row table:style-name="ro1">
          <table:table-cell office:value-type="string">
            <text:p>BLOCKS.BLOCKS-11-2.asp/25</text:p>
          </table:table-cell>
          <table:table-cell office:value-type="float" office:value="1.87413"/>
          <table:table-cell office:value-type="float" office:value="1.823"/>
          <table:table-cell office:value-type="float" office:value="0.97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620.0"/>
          <table:table-cell office:value-type="float" office:value="5873.0"/>
          <table:table-cell office:value-type="float" office:value="5873.0"/>
          <table:table-cell office:value-type="float" office:value="66412.0"/>
          <table:table-cell office:value-type="float" office:value="44450.0"/>
          <table:table-cell office:value-type="float" office:value="0.0"/>
          <table:table-cell office:value-type="float" office:value="0.0"/>
          <table:table-cell office:value-type="float" office:value="1.86467"/>
          <table:table-cell office:value-type="float" office:value="1.814"/>
          <table:table-cell office:value-type="float" office:value="0.99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620.0"/>
          <table:table-cell office:value-type="float" office:value="5873.0"/>
          <table:table-cell office:value-type="float" office:value="5873.0"/>
          <table:table-cell office:value-type="float" office:value="66412.0"/>
          <table:table-cell office:value-type="float" office:value="44450.0"/>
          <table:table-cell office:value-type="float" office:value="0.0"/>
          <table:table-cell office:value-type="float" office:value="0.0"/>
          <table:table-cell office:value-type="float" office:value="1.3137"/>
          <table:table-cell office:value-type="float" office:value="1.262"/>
          <table:table-cell office:value-type="float" office:value="0.55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703.0"/>
          <table:table-cell office:value-type="float" office:value="6029.0"/>
          <table:table-cell office:value-type="float" office:value="66412.0"/>
          <table:table-cell office:value-type="float" office:value="44450.0"/>
          <table:table-cell office:value-type="float" office:value="0.0"/>
          <table:table-cell office:value-type="float" office:value="0.0"/>
          <table:table-cell table:formula="of:=MIN([.$B220];[.$O220];[.$AB220])" office:value-type="float"/>
          <table:table-cell table:formula="of:=MIN([.$C220];[.$P220];[.$AC220])" office:value-type="float"/>
          <table:table-cell table:formula="of:=MIN([.$D220];[.$Q220];[.$AD220])" office:value-type="float"/>
          <table:table-cell table:formula="of:=MIN([.$E220];[.$R220];[.$AE220])" office:value-type="float"/>
          <table:table-cell table:formula="of:=MIN([.$F220];[.$S220];[.$AF220])" office:value-type="float"/>
          <table:table-cell table:formula="of:=MIN([.$G220];[.$T220];[.$AG220])" office:value-type="float"/>
          <table:table-cell table:formula="of:=MIN([.$H220];[.$U220];[.$AH220])" office:value-type="float"/>
          <table:table-cell table:formula="of:=MIN([.$I220];[.$V220];[.$AI220])" office:value-type="float"/>
          <table:table-cell table:formula="of:=MIN([.$J220];[.$W220])" office:value-type="float"/>
          <table:table-cell table:formula="of:=MIN([.$K220];[.$X220];[.$AJ220])" office:value-type="float"/>
          <table:table-cell table:formula="of:=MIN([.$L220];[.$Y220];[.$AK220])" office:value-type="float"/>
          <table:table-cell table:formula="of:=MIN([.$M220];[.$Z220];[.$AL220])" office:value-type="float"/>
          <table:table-cell table:formula="of:=MIN([.$N220];[.$AA220];[.$AM220])" office:value-type="float"/>
          <table:table-cell table:formula="of:=MEDIAN([.$B220];[.$O220];[.$AB220])" office:value-type="float"/>
          <table:table-cell table:formula="of:=MEDIAN([.$C220];[.$P220];[.$AC220])" office:value-type="float"/>
          <table:table-cell table:formula="of:=MEDIAN([.$D220];[.$Q220];[.$AD220])" office:value-type="float"/>
          <table:table-cell table:formula="of:=MEDIAN([.$E220];[.$R220];[.$AE220])" office:value-type="float"/>
          <table:table-cell table:formula="of:=MEDIAN([.$F220];[.$S220];[.$AF220])" office:value-type="float"/>
          <table:table-cell table:formula="of:=MEDIAN([.$G220];[.$T220];[.$AG220])" office:value-type="float"/>
          <table:table-cell table:formula="of:=MEDIAN([.$H220];[.$U220];[.$AH220])" office:value-type="float"/>
          <table:table-cell table:formula="of:=MEDIAN([.$I220];[.$V220];[.$AI220])" office:value-type="float"/>
          <table:table-cell table:formula="of:=MEDIAN([.$J220];[.$W220])" office:value-type="float"/>
          <table:table-cell table:formula="of:=MEDIAN([.$K220];[.$X220];[.$AJ220])" office:value-type="float"/>
          <table:table-cell table:formula="of:=MEDIAN([.$L220];[.$Y220];[.$AK220])" office:value-type="float"/>
          <table:table-cell table:formula="of:=MEDIAN([.$M220];[.$Z220];[.$AL220])" office:value-type="float"/>
          <table:table-cell table:formula="of:=MEDIAN([.$N220];[.$AA220];[.$AM220])" office:value-type="float"/>
          <table:table-cell table:formula="of:=MAX([.$B220];[.$O220];[.$AB220])" office:value-type="float"/>
          <table:table-cell table:formula="of:=MAX([.$C220];[.$P220];[.$AC220])" office:value-type="float"/>
          <table:table-cell table:formula="of:=MAX([.$D220];[.$Q220];[.$AD220])" office:value-type="float"/>
          <table:table-cell table:formula="of:=MAX([.$E220];[.$R220];[.$AE220])" office:value-type="float"/>
          <table:table-cell table:formula="of:=MAX([.$F220];[.$S220];[.$AF220])" office:value-type="float"/>
          <table:table-cell table:formula="of:=MAX([.$G220];[.$T220];[.$AG220])" office:value-type="float"/>
          <table:table-cell table:formula="of:=MAX([.$H220];[.$U220];[.$AH220])" office:value-type="float"/>
          <table:table-cell table:formula="of:=MAX([.$I220];[.$V220];[.$AI220])" office:value-type="float"/>
          <table:table-cell table:formula="of:=MAX([.$J220];[.$W220])" office:value-type="float"/>
          <table:table-cell table:formula="of:=MAX([.$K220];[.$X220];[.$AJ220])" office:value-type="float"/>
          <table:table-cell table:formula="of:=MAX([.$L220];[.$Y220];[.$AK220])" office:value-type="float"/>
          <table:table-cell table:formula="of:=MAX([.$M220];[.$Z220];[.$AL220])" office:value-type="float"/>
          <table:table-cell table:formula="of:=MAX([.$N220];[.$AA220];[.$AM220])" office:value-type="float"/>
        </table:table-row>
        <table:table-row table:style-name="ro1">
          <table:table-cell office:value-type="string">
            <text:p>BLOCKS.BLOCKS-11-2.asp/26</text:p>
          </table:table-cell>
          <table:table-cell office:value-type="float" office:value="7.70615"/>
          <table:table-cell office:value-type="float" office:value="7.649"/>
          <table:table-cell office:value-type="float" office:value="6.7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5894.0"/>
          <table:table-cell office:value-type="float" office:value="26432.0"/>
          <table:table-cell office:value-type="float" office:value="26432.0"/>
          <table:table-cell office:value-type="float" office:value="69024.0"/>
          <table:table-cell office:value-type="float" office:value="46643.0"/>
          <table:table-cell office:value-type="float" office:value="0.0"/>
          <table:table-cell office:value-type="float" office:value="0.0"/>
          <table:table-cell office:value-type="float" office:value="7.7159"/>
          <table:table-cell office:value-type="float" office:value="7.659"/>
          <table:table-cell office:value-type="float" office:value="6.81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5894.0"/>
          <table:table-cell office:value-type="float" office:value="26432.0"/>
          <table:table-cell office:value-type="float" office:value="26432.0"/>
          <table:table-cell office:value-type="float" office:value="69024.0"/>
          <table:table-cell office:value-type="float" office:value="46643.0"/>
          <table:table-cell office:value-type="float" office:value="0.0"/>
          <table:table-cell office:value-type="float" office:value="0.0"/>
          <table:table-cell office:value-type="float" office:value="1.84056"/>
          <table:table-cell office:value-type="float" office:value="1.787"/>
          <table:table-cell office:value-type="float" office:value="1.09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5247.0"/>
          <table:table-cell office:value-type="float" office:value="8198.0"/>
          <table:table-cell office:value-type="float" office:value="69024.0"/>
          <table:table-cell office:value-type="float" office:value="46643.0"/>
          <table:table-cell office:value-type="float" office:value="0.0"/>
          <table:table-cell office:value-type="float" office:value="0.0"/>
          <table:table-cell table:formula="of:=MIN([.$B221];[.$O221];[.$AB221])" office:value-type="float"/>
          <table:table-cell table:formula="of:=MIN([.$C221];[.$P221];[.$AC221])" office:value-type="float"/>
          <table:table-cell table:formula="of:=MIN([.$D221];[.$Q221];[.$AD221])" office:value-type="float"/>
          <table:table-cell table:formula="of:=MIN([.$E221];[.$R221];[.$AE221])" office:value-type="float"/>
          <table:table-cell table:formula="of:=MIN([.$F221];[.$S221];[.$AF221])" office:value-type="float"/>
          <table:table-cell table:formula="of:=MIN([.$G221];[.$T221];[.$AG221])" office:value-type="float"/>
          <table:table-cell table:formula="of:=MIN([.$H221];[.$U221];[.$AH221])" office:value-type="float"/>
          <table:table-cell table:formula="of:=MIN([.$I221];[.$V221];[.$AI221])" office:value-type="float"/>
          <table:table-cell table:formula="of:=MIN([.$J221];[.$W221])" office:value-type="float"/>
          <table:table-cell table:formula="of:=MIN([.$K221];[.$X221];[.$AJ221])" office:value-type="float"/>
          <table:table-cell table:formula="of:=MIN([.$L221];[.$Y221];[.$AK221])" office:value-type="float"/>
          <table:table-cell table:formula="of:=MIN([.$M221];[.$Z221];[.$AL221])" office:value-type="float"/>
          <table:table-cell table:formula="of:=MIN([.$N221];[.$AA221];[.$AM221])" office:value-type="float"/>
          <table:table-cell table:formula="of:=MEDIAN([.$B221];[.$O221];[.$AB221])" office:value-type="float"/>
          <table:table-cell table:formula="of:=MEDIAN([.$C221];[.$P221];[.$AC221])" office:value-type="float"/>
          <table:table-cell table:formula="of:=MEDIAN([.$D221];[.$Q221];[.$AD221])" office:value-type="float"/>
          <table:table-cell table:formula="of:=MEDIAN([.$E221];[.$R221];[.$AE221])" office:value-type="float"/>
          <table:table-cell table:formula="of:=MEDIAN([.$F221];[.$S221];[.$AF221])" office:value-type="float"/>
          <table:table-cell table:formula="of:=MEDIAN([.$G221];[.$T221];[.$AG221])" office:value-type="float"/>
          <table:table-cell table:formula="of:=MEDIAN([.$H221];[.$U221];[.$AH221])" office:value-type="float"/>
          <table:table-cell table:formula="of:=MEDIAN([.$I221];[.$V221];[.$AI221])" office:value-type="float"/>
          <table:table-cell table:formula="of:=MEDIAN([.$J221];[.$W221])" office:value-type="float"/>
          <table:table-cell table:formula="of:=MEDIAN([.$K221];[.$X221];[.$AJ221])" office:value-type="float"/>
          <table:table-cell table:formula="of:=MEDIAN([.$L221];[.$Y221];[.$AK221])" office:value-type="float"/>
          <table:table-cell table:formula="of:=MEDIAN([.$M221];[.$Z221];[.$AL221])" office:value-type="float"/>
          <table:table-cell table:formula="of:=MEDIAN([.$N221];[.$AA221];[.$AM221])" office:value-type="float"/>
          <table:table-cell table:formula="of:=MAX([.$B221];[.$O221];[.$AB221])" office:value-type="float"/>
          <table:table-cell table:formula="of:=MAX([.$C221];[.$P221];[.$AC221])" office:value-type="float"/>
          <table:table-cell table:formula="of:=MAX([.$D221];[.$Q221];[.$AD221])" office:value-type="float"/>
          <table:table-cell table:formula="of:=MAX([.$E221];[.$R221];[.$AE221])" office:value-type="float"/>
          <table:table-cell table:formula="of:=MAX([.$F221];[.$S221];[.$AF221])" office:value-type="float"/>
          <table:table-cell table:formula="of:=MAX([.$G221];[.$T221];[.$AG221])" office:value-type="float"/>
          <table:table-cell table:formula="of:=MAX([.$H221];[.$U221];[.$AH221])" office:value-type="float"/>
          <table:table-cell table:formula="of:=MAX([.$I221];[.$V221];[.$AI221])" office:value-type="float"/>
          <table:table-cell table:formula="of:=MAX([.$J221];[.$W221])" office:value-type="float"/>
          <table:table-cell table:formula="of:=MAX([.$K221];[.$X221];[.$AJ221])" office:value-type="float"/>
          <table:table-cell table:formula="of:=MAX([.$L221];[.$Y221];[.$AK221])" office:value-type="float"/>
          <table:table-cell table:formula="of:=MAX([.$M221];[.$Z221];[.$AL221])" office:value-type="float"/>
          <table:table-cell table:formula="of:=MAX([.$N221];[.$AA221];[.$AM221])" office:value-type="float"/>
        </table:table-row>
        <table:table-row table:style-name="ro1">
          <table:table-cell office:value-type="string">
            <text:p>BLOCKS.BLOCKS-11-2.asp/27</text:p>
          </table:table-cell>
          <table:table-cell office:value-type="float" office:value="11.3548"/>
          <table:table-cell office:value-type="float" office:value="11.294"/>
          <table:table-cell office:value-type="float" office:value="10.3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21961.0"/>
          <table:table-cell office:value-type="float" office:value="34911.0"/>
          <table:table-cell office:value-type="float" office:value="34911.0"/>
          <table:table-cell office:value-type="float" office:value="71636.0"/>
          <table:table-cell office:value-type="float" office:value="48836.0"/>
          <table:table-cell office:value-type="float" office:value="0.0"/>
          <table:table-cell office:value-type="float" office:value="0.0"/>
          <table:table-cell office:value-type="float" office:value="11.6077"/>
          <table:table-cell office:value-type="float" office:value="11.542"/>
          <table:table-cell office:value-type="float" office:value="10.52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21961.0"/>
          <table:table-cell office:value-type="float" office:value="34911.0"/>
          <table:table-cell office:value-type="float" office:value="34911.0"/>
          <table:table-cell office:value-type="float" office:value="71636.0"/>
          <table:table-cell office:value-type="float" office:value="48836.0"/>
          <table:table-cell office:value-type="float" office:value="0.0"/>
          <table:table-cell office:value-type="float" office:value="0.0"/>
          <table:table-cell office:value-type="float" office:value="3.29595"/>
          <table:table-cell office:value-type="float" office:value="3.242"/>
          <table:table-cell office:value-type="float" office:value="2.49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9559.0"/>
          <table:table-cell office:value-type="float" office:value="14564.0"/>
          <table:table-cell office:value-type="float" office:value="71636.0"/>
          <table:table-cell office:value-type="float" office:value="48836.0"/>
          <table:table-cell office:value-type="float" office:value="0.0"/>
          <table:table-cell office:value-type="float" office:value="0.0"/>
          <table:table-cell table:formula="of:=MIN([.$B222];[.$O222];[.$AB222])" office:value-type="float"/>
          <table:table-cell table:formula="of:=MIN([.$C222];[.$P222];[.$AC222])" office:value-type="float"/>
          <table:table-cell table:formula="of:=MIN([.$D222];[.$Q222];[.$AD222])" office:value-type="float"/>
          <table:table-cell table:formula="of:=MIN([.$E222];[.$R222];[.$AE222])" office:value-type="float"/>
          <table:table-cell table:formula="of:=MIN([.$F222];[.$S222];[.$AF222])" office:value-type="float"/>
          <table:table-cell table:formula="of:=MIN([.$G222];[.$T222];[.$AG222])" office:value-type="float"/>
          <table:table-cell table:formula="of:=MIN([.$H222];[.$U222];[.$AH222])" office:value-type="float"/>
          <table:table-cell table:formula="of:=MIN([.$I222];[.$V222];[.$AI222])" office:value-type="float"/>
          <table:table-cell table:formula="of:=MIN([.$J222];[.$W222])" office:value-type="float"/>
          <table:table-cell table:formula="of:=MIN([.$K222];[.$X222];[.$AJ222])" office:value-type="float"/>
          <table:table-cell table:formula="of:=MIN([.$L222];[.$Y222];[.$AK222])" office:value-type="float"/>
          <table:table-cell table:formula="of:=MIN([.$M222];[.$Z222];[.$AL222])" office:value-type="float"/>
          <table:table-cell table:formula="of:=MIN([.$N222];[.$AA222];[.$AM222])" office:value-type="float"/>
          <table:table-cell table:formula="of:=MEDIAN([.$B222];[.$O222];[.$AB222])" office:value-type="float"/>
          <table:table-cell table:formula="of:=MEDIAN([.$C222];[.$P222];[.$AC222])" office:value-type="float"/>
          <table:table-cell table:formula="of:=MEDIAN([.$D222];[.$Q222];[.$AD222])" office:value-type="float"/>
          <table:table-cell table:formula="of:=MEDIAN([.$E222];[.$R222];[.$AE222])" office:value-type="float"/>
          <table:table-cell table:formula="of:=MEDIAN([.$F222];[.$S222];[.$AF222])" office:value-type="float"/>
          <table:table-cell table:formula="of:=MEDIAN([.$G222];[.$T222];[.$AG222])" office:value-type="float"/>
          <table:table-cell table:formula="of:=MEDIAN([.$H222];[.$U222];[.$AH222])" office:value-type="float"/>
          <table:table-cell table:formula="of:=MEDIAN([.$I222];[.$V222];[.$AI222])" office:value-type="float"/>
          <table:table-cell table:formula="of:=MEDIAN([.$J222];[.$W222])" office:value-type="float"/>
          <table:table-cell table:formula="of:=MEDIAN([.$K222];[.$X222];[.$AJ222])" office:value-type="float"/>
          <table:table-cell table:formula="of:=MEDIAN([.$L222];[.$Y222];[.$AK222])" office:value-type="float"/>
          <table:table-cell table:formula="of:=MEDIAN([.$M222];[.$Z222];[.$AL222])" office:value-type="float"/>
          <table:table-cell table:formula="of:=MEDIAN([.$N222];[.$AA222];[.$AM222])" office:value-type="float"/>
          <table:table-cell table:formula="of:=MAX([.$B222];[.$O222];[.$AB222])" office:value-type="float"/>
          <table:table-cell table:formula="of:=MAX([.$C222];[.$P222];[.$AC222])" office:value-type="float"/>
          <table:table-cell table:formula="of:=MAX([.$D222];[.$Q222];[.$AD222])" office:value-type="float"/>
          <table:table-cell table:formula="of:=MAX([.$E222];[.$R222];[.$AE222])" office:value-type="float"/>
          <table:table-cell table:formula="of:=MAX([.$F222];[.$S222];[.$AF222])" office:value-type="float"/>
          <table:table-cell table:formula="of:=MAX([.$G222];[.$T222];[.$AG222])" office:value-type="float"/>
          <table:table-cell table:formula="of:=MAX([.$H222];[.$U222];[.$AH222])" office:value-type="float"/>
          <table:table-cell table:formula="of:=MAX([.$I222];[.$V222];[.$AI222])" office:value-type="float"/>
          <table:table-cell table:formula="of:=MAX([.$J222];[.$W222])" office:value-type="float"/>
          <table:table-cell table:formula="of:=MAX([.$K222];[.$X222];[.$AJ222])" office:value-type="float"/>
          <table:table-cell table:formula="of:=MAX([.$L222];[.$Y222];[.$AK222])" office:value-type="float"/>
          <table:table-cell table:formula="of:=MAX([.$M222];[.$Z222];[.$AL222])" office:value-type="float"/>
          <table:table-cell table:formula="of:=MAX([.$N222];[.$AA222];[.$AM222])" office:value-type="float"/>
        </table:table-row>
        <table:table-row table:style-name="ro1">
          <table:table-cell office:value-type="string">
            <text:p>BLOCKS.BLOCKS-11-2.asp/28</text:p>
          </table:table-cell>
          <table:table-cell office:value-type="float" office:value="62.0929"/>
          <table:table-cell office:value-type="float" office:value="62.017"/>
          <table:table-cell office:value-type="float" office:value="61.11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103706.0"/>
          <table:table-cell office:value-type="float" office:value="152083.0"/>
          <table:table-cell office:value-type="float" office:value="152083.0"/>
          <table:table-cell office:value-type="float" office:value="74248.0"/>
          <table:table-cell office:value-type="float" office:value="51029.0"/>
          <table:table-cell office:value-type="float" office:value="0.0"/>
          <table:table-cell office:value-type="float" office:value="0.0"/>
          <table:table-cell office:value-type="float" office:value="62.3958"/>
          <table:table-cell office:value-type="float" office:value="62.311"/>
          <table:table-cell office:value-type="float" office:value="61.3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103706.0"/>
          <table:table-cell office:value-type="float" office:value="152083.0"/>
          <table:table-cell office:value-type="float" office:value="152083.0"/>
          <table:table-cell office:value-type="float" office:value="74248.0"/>
          <table:table-cell office:value-type="float" office:value="51029.0"/>
          <table:table-cell office:value-type="float" office:value="0.0"/>
          <table:table-cell office:value-type="float" office:value="0.0"/>
          <table:table-cell office:value-type="float" office:value="8.42767"/>
          <table:table-cell office:value-type="float" office:value="8.369"/>
          <table:table-cell office:value-type="float" office:value="7.52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21703.0"/>
          <table:table-cell office:value-type="float" office:value="29959.0"/>
          <table:table-cell office:value-type="float" office:value="74248.0"/>
          <table:table-cell office:value-type="float" office:value="51029.0"/>
          <table:table-cell office:value-type="float" office:value="0.0"/>
          <table:table-cell office:value-type="float" office:value="0.0"/>
          <table:table-cell table:formula="of:=MIN([.$B223];[.$O223];[.$AB223])" office:value-type="float"/>
          <table:table-cell table:formula="of:=MIN([.$C223];[.$P223];[.$AC223])" office:value-type="float"/>
          <table:table-cell table:formula="of:=MIN([.$D223];[.$Q223];[.$AD223])" office:value-type="float"/>
          <table:table-cell table:formula="of:=MIN([.$E223];[.$R223];[.$AE223])" office:value-type="float"/>
          <table:table-cell table:formula="of:=MIN([.$F223];[.$S223];[.$AF223])" office:value-type="float"/>
          <table:table-cell table:formula="of:=MIN([.$G223];[.$T223];[.$AG223])" office:value-type="float"/>
          <table:table-cell table:formula="of:=MIN([.$H223];[.$U223];[.$AH223])" office:value-type="float"/>
          <table:table-cell table:formula="of:=MIN([.$I223];[.$V223];[.$AI223])" office:value-type="float"/>
          <table:table-cell table:formula="of:=MIN([.$J223];[.$W223])" office:value-type="float"/>
          <table:table-cell table:formula="of:=MIN([.$K223];[.$X223];[.$AJ223])" office:value-type="float"/>
          <table:table-cell table:formula="of:=MIN([.$L223];[.$Y223];[.$AK223])" office:value-type="float"/>
          <table:table-cell table:formula="of:=MIN([.$M223];[.$Z223];[.$AL223])" office:value-type="float"/>
          <table:table-cell table:formula="of:=MIN([.$N223];[.$AA223];[.$AM223])" office:value-type="float"/>
          <table:table-cell table:formula="of:=MEDIAN([.$B223];[.$O223];[.$AB223])" office:value-type="float"/>
          <table:table-cell table:formula="of:=MEDIAN([.$C223];[.$P223];[.$AC223])" office:value-type="float"/>
          <table:table-cell table:formula="of:=MEDIAN([.$D223];[.$Q223];[.$AD223])" office:value-type="float"/>
          <table:table-cell table:formula="of:=MEDIAN([.$E223];[.$R223];[.$AE223])" office:value-type="float"/>
          <table:table-cell table:formula="of:=MEDIAN([.$F223];[.$S223];[.$AF223])" office:value-type="float"/>
          <table:table-cell table:formula="of:=MEDIAN([.$G223];[.$T223];[.$AG223])" office:value-type="float"/>
          <table:table-cell table:formula="of:=MEDIAN([.$H223];[.$U223];[.$AH223])" office:value-type="float"/>
          <table:table-cell table:formula="of:=MEDIAN([.$I223];[.$V223];[.$AI223])" office:value-type="float"/>
          <table:table-cell table:formula="of:=MEDIAN([.$J223];[.$W223])" office:value-type="float"/>
          <table:table-cell table:formula="of:=MEDIAN([.$K223];[.$X223];[.$AJ223])" office:value-type="float"/>
          <table:table-cell table:formula="of:=MEDIAN([.$L223];[.$Y223];[.$AK223])" office:value-type="float"/>
          <table:table-cell table:formula="of:=MEDIAN([.$M223];[.$Z223];[.$AL223])" office:value-type="float"/>
          <table:table-cell table:formula="of:=MEDIAN([.$N223];[.$AA223];[.$AM223])" office:value-type="float"/>
          <table:table-cell table:formula="of:=MAX([.$B223];[.$O223];[.$AB223])" office:value-type="float"/>
          <table:table-cell table:formula="of:=MAX([.$C223];[.$P223];[.$AC223])" office:value-type="float"/>
          <table:table-cell table:formula="of:=MAX([.$D223];[.$Q223];[.$AD223])" office:value-type="float"/>
          <table:table-cell table:formula="of:=MAX([.$E223];[.$R223];[.$AE223])" office:value-type="float"/>
          <table:table-cell table:formula="of:=MAX([.$F223];[.$S223];[.$AF223])" office:value-type="float"/>
          <table:table-cell table:formula="of:=MAX([.$G223];[.$T223];[.$AG223])" office:value-type="float"/>
          <table:table-cell table:formula="of:=MAX([.$H223];[.$U223];[.$AH223])" office:value-type="float"/>
          <table:table-cell table:formula="of:=MAX([.$I223];[.$V223];[.$AI223])" office:value-type="float"/>
          <table:table-cell table:formula="of:=MAX([.$J223];[.$W223])" office:value-type="float"/>
          <table:table-cell table:formula="of:=MAX([.$K223];[.$X223];[.$AJ223])" office:value-type="float"/>
          <table:table-cell table:formula="of:=MAX([.$L223];[.$Y223];[.$AK223])" office:value-type="float"/>
          <table:table-cell table:formula="of:=MAX([.$M223];[.$Z223];[.$AL223])" office:value-type="float"/>
          <table:table-cell table:formula="of:=MAX([.$N223];[.$AA223];[.$AM223])" office:value-type="float"/>
        </table:table-row>
        <table:table-row table:style-name="ro1">
          <table:table-cell office:value-type="string">
            <text:p>BLOCKS.BLOCKS-11-2.asp/29</text:p>
          </table:table-cell>
          <table:table-cell office:value-type="float" office:value="85.9694"/>
          <table:table-cell office:value-type="float" office:value="85.898"/>
          <table:table-cell office:value-type="float" office:value="84.84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62662.0"/>
          <table:table-cell office:value-type="float" office:value="236178.0"/>
          <table:table-cell office:value-type="float" office:value="236178.0"/>
          <table:table-cell office:value-type="float" office:value="76860.0"/>
          <table:table-cell office:value-type="float" office:value="53222.0"/>
          <table:table-cell office:value-type="float" office:value="0.0"/>
          <table:table-cell office:value-type="float" office:value="0.0"/>
          <table:table-cell office:value-type="float" office:value="85.8074"/>
          <table:table-cell office:value-type="float" office:value="85.732"/>
          <table:table-cell office:value-type="float" office:value="84.71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62662.0"/>
          <table:table-cell office:value-type="float" office:value="236178.0"/>
          <table:table-cell office:value-type="float" office:value="236178.0"/>
          <table:table-cell office:value-type="float" office:value="76860.0"/>
          <table:table-cell office:value-type="float" office:value="53222.0"/>
          <table:table-cell office:value-type="float" office:value="0.0"/>
          <table:table-cell office:value-type="float" office:value="0.0"/>
          <table:table-cell office:value-type="float" office:value="4.78627"/>
          <table:table-cell office:value-type="float" office:value="4.73"/>
          <table:table-cell office:value-type="float" office:value="3.92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5711.0"/>
          <table:table-cell office:value-type="float" office:value="23723.0"/>
          <table:table-cell office:value-type="float" office:value="76860.0"/>
          <table:table-cell office:value-type="float" office:value="53222.0"/>
          <table:table-cell office:value-type="float" office:value="0.0"/>
          <table:table-cell office:value-type="float" office:value="0.0"/>
          <table:table-cell table:formula="of:=MIN([.$B224];[.$O224];[.$AB224])" office:value-type="float"/>
          <table:table-cell table:formula="of:=MIN([.$C224];[.$P224];[.$AC224])" office:value-type="float"/>
          <table:table-cell table:formula="of:=MIN([.$D224];[.$Q224];[.$AD224])" office:value-type="float"/>
          <table:table-cell table:formula="of:=MIN([.$E224];[.$R224];[.$AE224])" office:value-type="float"/>
          <table:table-cell table:formula="of:=MIN([.$F224];[.$S224];[.$AF224])" office:value-type="float"/>
          <table:table-cell table:formula="of:=MIN([.$G224];[.$T224];[.$AG224])" office:value-type="float"/>
          <table:table-cell table:formula="of:=MIN([.$H224];[.$U224];[.$AH224])" office:value-type="float"/>
          <table:table-cell table:formula="of:=MIN([.$I224];[.$V224];[.$AI224])" office:value-type="float"/>
          <table:table-cell table:formula="of:=MIN([.$J224];[.$W224])" office:value-type="float"/>
          <table:table-cell table:formula="of:=MIN([.$K224];[.$X224];[.$AJ224])" office:value-type="float"/>
          <table:table-cell table:formula="of:=MIN([.$L224];[.$Y224];[.$AK224])" office:value-type="float"/>
          <table:table-cell table:formula="of:=MIN([.$M224];[.$Z224];[.$AL224])" office:value-type="float"/>
          <table:table-cell table:formula="of:=MIN([.$N224];[.$AA224];[.$AM224])" office:value-type="float"/>
          <table:table-cell table:formula="of:=MEDIAN([.$B224];[.$O224];[.$AB224])" office:value-type="float"/>
          <table:table-cell table:formula="of:=MEDIAN([.$C224];[.$P224];[.$AC224])" office:value-type="float"/>
          <table:table-cell table:formula="of:=MEDIAN([.$D224];[.$Q224];[.$AD224])" office:value-type="float"/>
          <table:table-cell table:formula="of:=MEDIAN([.$E224];[.$R224];[.$AE224])" office:value-type="float"/>
          <table:table-cell table:formula="of:=MEDIAN([.$F224];[.$S224];[.$AF224])" office:value-type="float"/>
          <table:table-cell table:formula="of:=MEDIAN([.$G224];[.$T224];[.$AG224])" office:value-type="float"/>
          <table:table-cell table:formula="of:=MEDIAN([.$H224];[.$U224];[.$AH224])" office:value-type="float"/>
          <table:table-cell table:formula="of:=MEDIAN([.$I224];[.$V224];[.$AI224])" office:value-type="float"/>
          <table:table-cell table:formula="of:=MEDIAN([.$J224];[.$W224])" office:value-type="float"/>
          <table:table-cell table:formula="of:=MEDIAN([.$K224];[.$X224];[.$AJ224])" office:value-type="float"/>
          <table:table-cell table:formula="of:=MEDIAN([.$L224];[.$Y224];[.$AK224])" office:value-type="float"/>
          <table:table-cell table:formula="of:=MEDIAN([.$M224];[.$Z224];[.$AL224])" office:value-type="float"/>
          <table:table-cell table:formula="of:=MEDIAN([.$N224];[.$AA224];[.$AM224])" office:value-type="float"/>
          <table:table-cell table:formula="of:=MAX([.$B224];[.$O224];[.$AB224])" office:value-type="float"/>
          <table:table-cell table:formula="of:=MAX([.$C224];[.$P224];[.$AC224])" office:value-type="float"/>
          <table:table-cell table:formula="of:=MAX([.$D224];[.$Q224];[.$AD224])" office:value-type="float"/>
          <table:table-cell table:formula="of:=MAX([.$E224];[.$R224];[.$AE224])" office:value-type="float"/>
          <table:table-cell table:formula="of:=MAX([.$F224];[.$S224];[.$AF224])" office:value-type="float"/>
          <table:table-cell table:formula="of:=MAX([.$G224];[.$T224];[.$AG224])" office:value-type="float"/>
          <table:table-cell table:formula="of:=MAX([.$H224];[.$U224];[.$AH224])" office:value-type="float"/>
          <table:table-cell table:formula="of:=MAX([.$I224];[.$V224];[.$AI224])" office:value-type="float"/>
          <table:table-cell table:formula="of:=MAX([.$J224];[.$W224])" office:value-type="float"/>
          <table:table-cell table:formula="of:=MAX([.$K224];[.$X224];[.$AJ224])" office:value-type="float"/>
          <table:table-cell table:formula="of:=MAX([.$L224];[.$Y224];[.$AK224])" office:value-type="float"/>
          <table:table-cell table:formula="of:=MAX([.$M224];[.$Z224];[.$AL224])" office:value-type="float"/>
          <table:table-cell table:formula="of:=MAX([.$N224];[.$AA224];[.$AM224])" office:value-type="float"/>
        </table:table-row>
        <table:table-row table:style-name="ro1">
          <table:table-cell office:value-type="string">
            <text:p>BLOCKS.BLOCKS-11-2.asp/3</text:p>
          </table:table-cell>
          <table:table-cell office:value-type="float" office:value="0.160479"/>
          <table:table-cell office:value-type="float" office:value="0.1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948.0"/>
          <table:table-cell office:value-type="float" office:value="82.0"/>
          <table:table-cell office:value-type="float" office:value="0.0"/>
          <table:table-cell office:value-type="float" office:value="0.0"/>
          <table:table-cell office:value-type="float" office:value="0.146031"/>
          <table:table-cell office:value-type="float" office:value="0.1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948.0"/>
          <table:table-cell office:value-type="float" office:value="82.0"/>
          <table:table-cell office:value-type="float" office:value="0.0"/>
          <table:table-cell office:value-type="float" office:value="0.0"/>
          <table:table-cell office:value-type="float" office:value="0.158102"/>
          <table:table-cell office:value-type="float" office:value="0.1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8948.0"/>
          <table:table-cell office:value-type="float" office:value="82.0"/>
          <table:table-cell office:value-type="float" office:value="0.0"/>
          <table:table-cell office:value-type="float" office:value="0.0"/>
          <table:table-cell table:formula="of:=MIN([.$B225];[.$O225];[.$AB225])" office:value-type="float"/>
          <table:table-cell table:formula="of:=MIN([.$C225];[.$P225];[.$AC225])" office:value-type="float"/>
          <table:table-cell table:formula="of:=MIN([.$D225];[.$Q225];[.$AD225])" office:value-type="float"/>
          <table:table-cell table:formula="of:=MIN([.$E225];[.$R225];[.$AE225])" office:value-type="float"/>
          <table:table-cell table:formula="of:=MIN([.$F225];[.$S225];[.$AF225])" office:value-type="float"/>
          <table:table-cell table:formula="of:=MIN([.$G225];[.$T225];[.$AG225])" office:value-type="float"/>
          <table:table-cell table:formula="of:=MIN([.$H225];[.$U225];[.$AH225])" office:value-type="float"/>
          <table:table-cell table:formula="of:=MIN([.$I225];[.$V225];[.$AI225])" office:value-type="float"/>
          <table:table-cell table:formula="of:=MIN([.$J225];[.$W225])" office:value-type="float"/>
          <table:table-cell table:formula="of:=MIN([.$K225];[.$X225];[.$AJ225])" office:value-type="float"/>
          <table:table-cell table:formula="of:=MIN([.$L225];[.$Y225];[.$AK225])" office:value-type="float"/>
          <table:table-cell table:formula="of:=MIN([.$M225];[.$Z225];[.$AL225])" office:value-type="float"/>
          <table:table-cell table:formula="of:=MIN([.$N225];[.$AA225];[.$AM225])" office:value-type="float"/>
          <table:table-cell table:formula="of:=MEDIAN([.$B225];[.$O225];[.$AB225])" office:value-type="float"/>
          <table:table-cell table:formula="of:=MEDIAN([.$C225];[.$P225];[.$AC225])" office:value-type="float"/>
          <table:table-cell table:formula="of:=MEDIAN([.$D225];[.$Q225];[.$AD225])" office:value-type="float"/>
          <table:table-cell table:formula="of:=MEDIAN([.$E225];[.$R225];[.$AE225])" office:value-type="float"/>
          <table:table-cell table:formula="of:=MEDIAN([.$F225];[.$S225];[.$AF225])" office:value-type="float"/>
          <table:table-cell table:formula="of:=MEDIAN([.$G225];[.$T225];[.$AG225])" office:value-type="float"/>
          <table:table-cell table:formula="of:=MEDIAN([.$H225];[.$U225];[.$AH225])" office:value-type="float"/>
          <table:table-cell table:formula="of:=MEDIAN([.$I225];[.$V225];[.$AI225])" office:value-type="float"/>
          <table:table-cell table:formula="of:=MEDIAN([.$J225];[.$W225])" office:value-type="float"/>
          <table:table-cell table:formula="of:=MEDIAN([.$K225];[.$X225];[.$AJ225])" office:value-type="float"/>
          <table:table-cell table:formula="of:=MEDIAN([.$L225];[.$Y225];[.$AK225])" office:value-type="float"/>
          <table:table-cell table:formula="of:=MEDIAN([.$M225];[.$Z225];[.$AL225])" office:value-type="float"/>
          <table:table-cell table:formula="of:=MEDIAN([.$N225];[.$AA225];[.$AM225])" office:value-type="float"/>
          <table:table-cell table:formula="of:=MAX([.$B225];[.$O225];[.$AB225])" office:value-type="float"/>
          <table:table-cell table:formula="of:=MAX([.$C225];[.$P225];[.$AC225])" office:value-type="float"/>
          <table:table-cell table:formula="of:=MAX([.$D225];[.$Q225];[.$AD225])" office:value-type="float"/>
          <table:table-cell table:formula="of:=MAX([.$E225];[.$R225];[.$AE225])" office:value-type="float"/>
          <table:table-cell table:formula="of:=MAX([.$F225];[.$S225];[.$AF225])" office:value-type="float"/>
          <table:table-cell table:formula="of:=MAX([.$G225];[.$T225];[.$AG225])" office:value-type="float"/>
          <table:table-cell table:formula="of:=MAX([.$H225];[.$U225];[.$AH225])" office:value-type="float"/>
          <table:table-cell table:formula="of:=MAX([.$I225];[.$V225];[.$AI225])" office:value-type="float"/>
          <table:table-cell table:formula="of:=MAX([.$J225];[.$W225])" office:value-type="float"/>
          <table:table-cell table:formula="of:=MAX([.$K225];[.$X225];[.$AJ225])" office:value-type="float"/>
          <table:table-cell table:formula="of:=MAX([.$L225];[.$Y225];[.$AK225])" office:value-type="float"/>
          <table:table-cell table:formula="of:=MAX([.$M225];[.$Z225];[.$AL225])" office:value-type="float"/>
          <table:table-cell table:formula="of:=MAX([.$N225];[.$AA225];[.$AM225])" office:value-type="float"/>
        </table:table-row>
        <table:table-row table:style-name="ro1">
          <table:table-cell office:value-type="string">
            <text:p>BLOCKS.BLOCKS-11-2.asp/30</text:p>
          </table:table-cell>
          <table:table-cell office:value-type="float" office:value="300.0"/>
          <table:table-cell office:value-type="float" office:value="299.984"/>
          <table:table-cell office:value-type="float" office:value="298.99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82035.0"/>
          <table:table-cell office:value-type="float" office:value="570921.0"/>
          <table:table-cell office:value-type="float" office:value="570921.0"/>
          <table:table-cell office:value-type="float" office:value="79472.0"/>
          <table:table-cell office:value-type="float" office:value="5541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3"/>
          <table:table-cell office:value-type="float" office:value="298.89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85848.0"/>
          <table:table-cell office:value-type="float" office:value="576083.0"/>
          <table:table-cell office:value-type="float" office:value="576083.0"/>
          <table:table-cell office:value-type="float" office:value="79472.0"/>
          <table:table-cell office:value-type="float" office:value="55415.0"/>
          <table:table-cell office:value-type="float" office:value="0.0"/>
          <table:table-cell office:value-type="float" office:value="0.0"/>
          <table:table-cell office:value-type="float" office:value="16.3478"/>
          <table:table-cell office:value-type="float" office:value="16.295"/>
          <table:table-cell office:value-type="float" office:value="15.45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50250.0"/>
          <table:table-cell office:value-type="float" office:value="67489.0"/>
          <table:table-cell office:value-type="float" office:value="79472.0"/>
          <table:table-cell office:value-type="float" office:value="55415.0"/>
          <table:table-cell office:value-type="float" office:value="0.0"/>
          <table:table-cell office:value-type="float" office:value="0.0"/>
          <table:table-cell table:formula="of:=MIN([.$B226];[.$O226];[.$AB226])" office:value-type="float"/>
          <table:table-cell table:formula="of:=MIN([.$C226];[.$P226];[.$AC226])" office:value-type="float"/>
          <table:table-cell table:formula="of:=MIN([.$D226];[.$Q226];[.$AD226])" office:value-type="float"/>
          <table:table-cell table:formula="of:=MIN([.$E226];[.$R226];[.$AE226])" office:value-type="float"/>
          <table:table-cell table:formula="of:=MIN([.$F226];[.$S226];[.$AF226])" office:value-type="float"/>
          <table:table-cell table:formula="of:=MIN([.$G226];[.$T226];[.$AG226])" office:value-type="float"/>
          <table:table-cell table:formula="of:=MIN([.$H226];[.$U226];[.$AH226])" office:value-type="float"/>
          <table:table-cell table:formula="of:=MIN([.$I226];[.$V226];[.$AI226])" office:value-type="float"/>
          <table:table-cell table:formula="of:=MIN([.$J226];[.$W226])" office:value-type="float"/>
          <table:table-cell table:formula="of:=MIN([.$K226];[.$X226];[.$AJ226])" office:value-type="float"/>
          <table:table-cell table:formula="of:=MIN([.$L226];[.$Y226];[.$AK226])" office:value-type="float"/>
          <table:table-cell table:formula="of:=MIN([.$M226];[.$Z226];[.$AL226])" office:value-type="float"/>
          <table:table-cell table:formula="of:=MIN([.$N226];[.$AA226];[.$AM226])" office:value-type="float"/>
          <table:table-cell table:formula="of:=MEDIAN([.$B226];[.$O226];[.$AB226])" office:value-type="float"/>
          <table:table-cell table:formula="of:=MEDIAN([.$C226];[.$P226];[.$AC226])" office:value-type="float"/>
          <table:table-cell table:formula="of:=MEDIAN([.$D226];[.$Q226];[.$AD226])" office:value-type="float"/>
          <table:table-cell table:formula="of:=MEDIAN([.$E226];[.$R226];[.$AE226])" office:value-type="float"/>
          <table:table-cell table:formula="of:=MEDIAN([.$F226];[.$S226];[.$AF226])" office:value-type="float"/>
          <table:table-cell table:formula="of:=MEDIAN([.$G226];[.$T226];[.$AG226])" office:value-type="float"/>
          <table:table-cell table:formula="of:=MEDIAN([.$H226];[.$U226];[.$AH226])" office:value-type="float"/>
          <table:table-cell table:formula="of:=MEDIAN([.$I226];[.$V226];[.$AI226])" office:value-type="float"/>
          <table:table-cell table:formula="of:=MEDIAN([.$J226];[.$W226])" office:value-type="float"/>
          <table:table-cell table:formula="of:=MEDIAN([.$K226];[.$X226];[.$AJ226])" office:value-type="float"/>
          <table:table-cell table:formula="of:=MEDIAN([.$L226];[.$Y226];[.$AK226])" office:value-type="float"/>
          <table:table-cell table:formula="of:=MEDIAN([.$M226];[.$Z226];[.$AL226])" office:value-type="float"/>
          <table:table-cell table:formula="of:=MEDIAN([.$N226];[.$AA226];[.$AM226])" office:value-type="float"/>
          <table:table-cell table:formula="of:=MAX([.$B226];[.$O226];[.$AB226])" office:value-type="float"/>
          <table:table-cell table:formula="of:=MAX([.$C226];[.$P226];[.$AC226])" office:value-type="float"/>
          <table:table-cell table:formula="of:=MAX([.$D226];[.$Q226];[.$AD226])" office:value-type="float"/>
          <table:table-cell table:formula="of:=MAX([.$E226];[.$R226];[.$AE226])" office:value-type="float"/>
          <table:table-cell table:formula="of:=MAX([.$F226];[.$S226];[.$AF226])" office:value-type="float"/>
          <table:table-cell table:formula="of:=MAX([.$G226];[.$T226];[.$AG226])" office:value-type="float"/>
          <table:table-cell table:formula="of:=MAX([.$H226];[.$U226];[.$AH226])" office:value-type="float"/>
          <table:table-cell table:formula="of:=MAX([.$I226];[.$V226];[.$AI226])" office:value-type="float"/>
          <table:table-cell table:formula="of:=MAX([.$J226];[.$W226])" office:value-type="float"/>
          <table:table-cell table:formula="of:=MAX([.$K226];[.$X226];[.$AJ226])" office:value-type="float"/>
          <table:table-cell table:formula="of:=MAX([.$L226];[.$Y226];[.$AK226])" office:value-type="float"/>
          <table:table-cell table:formula="of:=MAX([.$M226];[.$Z226];[.$AL226])" office:value-type="float"/>
          <table:table-cell table:formula="of:=MAX([.$N226];[.$AA226];[.$AM226])" office:value-type="float"/>
        </table:table-row>
        <table:table-row table:style-name="ro1">
          <table:table-cell office:value-type="string">
            <text:p>BLOCKS.BLOCKS-11-2.asp/31</text:p>
          </table:table-cell>
          <table:table-cell office:value-type="float" office:value="300.0"/>
          <table:table-cell office:value-type="float" office:value="299.988"/>
          <table:table-cell office:value-type="float" office:value="298.83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45795.0"/>
          <table:table-cell office:value-type="float" office:value="659365.0"/>
          <table:table-cell office:value-type="float" office:value="659365.0"/>
          <table:table-cell office:value-type="float" office:value="82084.0"/>
          <table:table-cell office:value-type="float" office:value="5760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8.96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43955.0"/>
          <table:table-cell office:value-type="float" office:value="656156.0"/>
          <table:table-cell office:value-type="float" office:value="656156.0"/>
          <table:table-cell office:value-type="float" office:value="82084.0"/>
          <table:table-cell office:value-type="float" office:value="57608.0"/>
          <table:table-cell office:value-type="float" office:value="0.0"/>
          <table:table-cell office:value-type="float" office:value="0.0"/>
          <table:table-cell office:value-type="float" office:value="32.9533"/>
          <table:table-cell office:value-type="float" office:value="32.887"/>
          <table:table-cell office:value-type="float" office:value="31.93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82875.0"/>
          <table:table-cell office:value-type="float" office:value="108004.0"/>
          <table:table-cell office:value-type="float" office:value="82084.0"/>
          <table:table-cell office:value-type="float" office:value="57608.0"/>
          <table:table-cell office:value-type="float" office:value="0.0"/>
          <table:table-cell office:value-type="float" office:value="0.0"/>
          <table:table-cell table:formula="of:=MIN([.$B227];[.$O227];[.$AB227])" office:value-type="float"/>
          <table:table-cell table:formula="of:=MIN([.$C227];[.$P227];[.$AC227])" office:value-type="float"/>
          <table:table-cell table:formula="of:=MIN([.$D227];[.$Q227];[.$AD227])" office:value-type="float"/>
          <table:table-cell table:formula="of:=MIN([.$E227];[.$R227];[.$AE227])" office:value-type="float"/>
          <table:table-cell table:formula="of:=MIN([.$F227];[.$S227];[.$AF227])" office:value-type="float"/>
          <table:table-cell table:formula="of:=MIN([.$G227];[.$T227];[.$AG227])" office:value-type="float"/>
          <table:table-cell table:formula="of:=MIN([.$H227];[.$U227];[.$AH227])" office:value-type="float"/>
          <table:table-cell table:formula="of:=MIN([.$I227];[.$V227];[.$AI227])" office:value-type="float"/>
          <table:table-cell table:formula="of:=MIN([.$J227];[.$W227])" office:value-type="float"/>
          <table:table-cell table:formula="of:=MIN([.$K227];[.$X227];[.$AJ227])" office:value-type="float"/>
          <table:table-cell table:formula="of:=MIN([.$L227];[.$Y227];[.$AK227])" office:value-type="float"/>
          <table:table-cell table:formula="of:=MIN([.$M227];[.$Z227];[.$AL227])" office:value-type="float"/>
          <table:table-cell table:formula="of:=MIN([.$N227];[.$AA227];[.$AM227])" office:value-type="float"/>
          <table:table-cell table:formula="of:=MEDIAN([.$B227];[.$O227];[.$AB227])" office:value-type="float"/>
          <table:table-cell table:formula="of:=MEDIAN([.$C227];[.$P227];[.$AC227])" office:value-type="float"/>
          <table:table-cell table:formula="of:=MEDIAN([.$D227];[.$Q227];[.$AD227])" office:value-type="float"/>
          <table:table-cell table:formula="of:=MEDIAN([.$E227];[.$R227];[.$AE227])" office:value-type="float"/>
          <table:table-cell table:formula="of:=MEDIAN([.$F227];[.$S227];[.$AF227])" office:value-type="float"/>
          <table:table-cell table:formula="of:=MEDIAN([.$G227];[.$T227];[.$AG227])" office:value-type="float"/>
          <table:table-cell table:formula="of:=MEDIAN([.$H227];[.$U227];[.$AH227])" office:value-type="float"/>
          <table:table-cell table:formula="of:=MEDIAN([.$I227];[.$V227];[.$AI227])" office:value-type="float"/>
          <table:table-cell table:formula="of:=MEDIAN([.$J227];[.$W227])" office:value-type="float"/>
          <table:table-cell table:formula="of:=MEDIAN([.$K227];[.$X227];[.$AJ227])" office:value-type="float"/>
          <table:table-cell table:formula="of:=MEDIAN([.$L227];[.$Y227];[.$AK227])" office:value-type="float"/>
          <table:table-cell table:formula="of:=MEDIAN([.$M227];[.$Z227];[.$AL227])" office:value-type="float"/>
          <table:table-cell table:formula="of:=MEDIAN([.$N227];[.$AA227];[.$AM227])" office:value-type="float"/>
          <table:table-cell table:formula="of:=MAX([.$B227];[.$O227];[.$AB227])" office:value-type="float"/>
          <table:table-cell table:formula="of:=MAX([.$C227];[.$P227];[.$AC227])" office:value-type="float"/>
          <table:table-cell table:formula="of:=MAX([.$D227];[.$Q227];[.$AD227])" office:value-type="float"/>
          <table:table-cell table:formula="of:=MAX([.$E227];[.$R227];[.$AE227])" office:value-type="float"/>
          <table:table-cell table:formula="of:=MAX([.$F227];[.$S227];[.$AF227])" office:value-type="float"/>
          <table:table-cell table:formula="of:=MAX([.$G227];[.$T227];[.$AG227])" office:value-type="float"/>
          <table:table-cell table:formula="of:=MAX([.$H227];[.$U227];[.$AH227])" office:value-type="float"/>
          <table:table-cell table:formula="of:=MAX([.$I227];[.$V227];[.$AI227])" office:value-type="float"/>
          <table:table-cell table:formula="of:=MAX([.$J227];[.$W227])" office:value-type="float"/>
          <table:table-cell table:formula="of:=MAX([.$K227];[.$X227];[.$AJ227])" office:value-type="float"/>
          <table:table-cell table:formula="of:=MAX([.$L227];[.$Y227];[.$AK227])" office:value-type="float"/>
          <table:table-cell table:formula="of:=MAX([.$M227];[.$Z227];[.$AL227])" office:value-type="float"/>
          <table:table-cell table:formula="of:=MAX([.$N227];[.$AA227];[.$AM227])" office:value-type="float"/>
        </table:table-row>
        <table:table-row table:style-name="ro1">
          <table:table-cell office:value-type="string">
            <text:p>BLOCKS.BLOCKS-11-2.asp/32</text:p>
          </table:table-cell>
          <table:table-cell office:value-type="float" office:value="300.0"/>
          <table:table-cell office:value-type="float" office:value="299.988"/>
          <table:table-cell office:value-type="float" office:value="298.88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73935.0"/>
          <table:table-cell office:value-type="float" office:value="567871.0"/>
          <table:table-cell office:value-type="float" office:value="567871.0"/>
          <table:table-cell office:value-type="float" office:value="84696.0"/>
          <table:table-cell office:value-type="float" office:value="5980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"/>
          <table:table-cell office:value-type="float" office:value="298.82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73849.0"/>
          <table:table-cell office:value-type="float" office:value="567766.0"/>
          <table:table-cell office:value-type="float" office:value="567766.0"/>
          <table:table-cell office:value-type="float" office:value="84696.0"/>
          <table:table-cell office:value-type="float" office:value="59801.0"/>
          <table:table-cell office:value-type="float" office:value="0.0"/>
          <table:table-cell office:value-type="float" office:value="0.0"/>
          <table:table-cell office:value-type="float" office:value="157.033"/>
          <table:table-cell office:value-type="float" office:value="156.972"/>
          <table:table-cell office:value-type="float" office:value="155.98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422211.0"/>
          <table:table-cell office:value-type="float" office:value="507629.0"/>
          <table:table-cell office:value-type="float" office:value="84696.0"/>
          <table:table-cell office:value-type="float" office:value="59801.0"/>
          <table:table-cell office:value-type="float" office:value="0.0"/>
          <table:table-cell office:value-type="float" office:value="0.0"/>
          <table:table-cell table:formula="of:=MIN([.$B228];[.$O228];[.$AB228])" office:value-type="float"/>
          <table:table-cell table:formula="of:=MIN([.$C228];[.$P228];[.$AC228])" office:value-type="float"/>
          <table:table-cell table:formula="of:=MIN([.$D228];[.$Q228];[.$AD228])" office:value-type="float"/>
          <table:table-cell table:formula="of:=MIN([.$E228];[.$R228];[.$AE228])" office:value-type="float"/>
          <table:table-cell table:formula="of:=MIN([.$F228];[.$S228];[.$AF228])" office:value-type="float"/>
          <table:table-cell table:formula="of:=MIN([.$G228];[.$T228];[.$AG228])" office:value-type="float"/>
          <table:table-cell table:formula="of:=MIN([.$H228];[.$U228];[.$AH228])" office:value-type="float"/>
          <table:table-cell table:formula="of:=MIN([.$I228];[.$V228];[.$AI228])" office:value-type="float"/>
          <table:table-cell table:formula="of:=MIN([.$J228];[.$W228])" office:value-type="float"/>
          <table:table-cell table:formula="of:=MIN([.$K228];[.$X228];[.$AJ228])" office:value-type="float"/>
          <table:table-cell table:formula="of:=MIN([.$L228];[.$Y228];[.$AK228])" office:value-type="float"/>
          <table:table-cell table:formula="of:=MIN([.$M228];[.$Z228];[.$AL228])" office:value-type="float"/>
          <table:table-cell table:formula="of:=MIN([.$N228];[.$AA228];[.$AM228])" office:value-type="float"/>
          <table:table-cell table:formula="of:=MEDIAN([.$B228];[.$O228];[.$AB228])" office:value-type="float"/>
          <table:table-cell table:formula="of:=MEDIAN([.$C228];[.$P228];[.$AC228])" office:value-type="float"/>
          <table:table-cell table:formula="of:=MEDIAN([.$D228];[.$Q228];[.$AD228])" office:value-type="float"/>
          <table:table-cell table:formula="of:=MEDIAN([.$E228];[.$R228];[.$AE228])" office:value-type="float"/>
          <table:table-cell table:formula="of:=MEDIAN([.$F228];[.$S228];[.$AF228])" office:value-type="float"/>
          <table:table-cell table:formula="of:=MEDIAN([.$G228];[.$T228];[.$AG228])" office:value-type="float"/>
          <table:table-cell table:formula="of:=MEDIAN([.$H228];[.$U228];[.$AH228])" office:value-type="float"/>
          <table:table-cell table:formula="of:=MEDIAN([.$I228];[.$V228];[.$AI228])" office:value-type="float"/>
          <table:table-cell table:formula="of:=MEDIAN([.$J228];[.$W228])" office:value-type="float"/>
          <table:table-cell table:formula="of:=MEDIAN([.$K228];[.$X228];[.$AJ228])" office:value-type="float"/>
          <table:table-cell table:formula="of:=MEDIAN([.$L228];[.$Y228];[.$AK228])" office:value-type="float"/>
          <table:table-cell table:formula="of:=MEDIAN([.$M228];[.$Z228];[.$AL228])" office:value-type="float"/>
          <table:table-cell table:formula="of:=MEDIAN([.$N228];[.$AA228];[.$AM228])" office:value-type="float"/>
          <table:table-cell table:formula="of:=MAX([.$B228];[.$O228];[.$AB228])" office:value-type="float"/>
          <table:table-cell table:formula="of:=MAX([.$C228];[.$P228];[.$AC228])" office:value-type="float"/>
          <table:table-cell table:formula="of:=MAX([.$D228];[.$Q228];[.$AD228])" office:value-type="float"/>
          <table:table-cell table:formula="of:=MAX([.$E228];[.$R228];[.$AE228])" office:value-type="float"/>
          <table:table-cell table:formula="of:=MAX([.$F228];[.$S228];[.$AF228])" office:value-type="float"/>
          <table:table-cell table:formula="of:=MAX([.$G228];[.$T228];[.$AG228])" office:value-type="float"/>
          <table:table-cell table:formula="of:=MAX([.$H228];[.$U228];[.$AH228])" office:value-type="float"/>
          <table:table-cell table:formula="of:=MAX([.$I228];[.$V228];[.$AI228])" office:value-type="float"/>
          <table:table-cell table:formula="of:=MAX([.$J228];[.$W228])" office:value-type="float"/>
          <table:table-cell table:formula="of:=MAX([.$K228];[.$X228];[.$AJ228])" office:value-type="float"/>
          <table:table-cell table:formula="of:=MAX([.$L228];[.$Y228];[.$AK228])" office:value-type="float"/>
          <table:table-cell table:formula="of:=MAX([.$M228];[.$Z228];[.$AL228])" office:value-type="float"/>
          <table:table-cell table:formula="of:=MAX([.$N228];[.$AA228];[.$AM228])" office:value-type="float"/>
        </table:table-row>
        <table:table-row table:style-name="ro1">
          <table:table-cell office:value-type="string">
            <text:p>BLOCKS.BLOCKS-11-2.asp/33</text:p>
          </table:table-cell>
          <table:table-cell office:value-type="float" office:value="300.0"/>
          <table:table-cell office:value-type="float" office:value="299.99"/>
          <table:table-cell office:value-type="float" office:value="298.81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55774.0"/>
          <table:table-cell office:value-type="float" office:value="529401.0"/>
          <table:table-cell office:value-type="float" office:value="529401.0"/>
          <table:table-cell office:value-type="float" office:value="87308.0"/>
          <table:table-cell office:value-type="float" office:value="6199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300.003"/>
          <table:table-cell office:value-type="float" office:value="298.87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55539.0"/>
          <table:table-cell office:value-type="float" office:value="529074.0"/>
          <table:table-cell office:value-type="float" office:value="529074.0"/>
          <table:table-cell office:value-type="float" office:value="87308.0"/>
          <table:table-cell office:value-type="float" office:value="6199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78"/>
          <table:table-cell office:value-type="float" office:value="298.97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74523.0"/>
          <table:table-cell office:value-type="float" office:value="688255.0"/>
          <table:table-cell office:value-type="float" office:value="87308.0"/>
          <table:table-cell office:value-type="float" office:value="61994.0"/>
          <table:table-cell office:value-type="float" office:value="0.0"/>
          <table:table-cell office:value-type="float" office:value="0.0"/>
          <table:table-cell table:formula="of:=MIN([.$B229];[.$O229];[.$AB229])" office:value-type="float"/>
          <table:table-cell table:formula="of:=MIN([.$C229];[.$P229];[.$AC229])" office:value-type="float"/>
          <table:table-cell table:formula="of:=MIN([.$D229];[.$Q229];[.$AD229])" office:value-type="float"/>
          <table:table-cell table:formula="of:=MIN([.$E229];[.$R229];[.$AE229])" office:value-type="float"/>
          <table:table-cell table:formula="of:=MIN([.$F229];[.$S229];[.$AF229])" office:value-type="float"/>
          <table:table-cell table:formula="of:=MIN([.$G229];[.$T229];[.$AG229])" office:value-type="float"/>
          <table:table-cell table:formula="of:=MIN([.$H229];[.$U229];[.$AH229])" office:value-type="float"/>
          <table:table-cell table:formula="of:=MIN([.$I229];[.$V229];[.$AI229])" office:value-type="float"/>
          <table:table-cell table:formula="of:=MIN([.$J229];[.$W229])" office:value-type="float"/>
          <table:table-cell table:formula="of:=MIN([.$K229];[.$X229];[.$AJ229])" office:value-type="float"/>
          <table:table-cell table:formula="of:=MIN([.$L229];[.$Y229];[.$AK229])" office:value-type="float"/>
          <table:table-cell table:formula="of:=MIN([.$M229];[.$Z229];[.$AL229])" office:value-type="float"/>
          <table:table-cell table:formula="of:=MIN([.$N229];[.$AA229];[.$AM229])" office:value-type="float"/>
          <table:table-cell table:formula="of:=MEDIAN([.$B229];[.$O229];[.$AB229])" office:value-type="float"/>
          <table:table-cell table:formula="of:=MEDIAN([.$C229];[.$P229];[.$AC229])" office:value-type="float"/>
          <table:table-cell table:formula="of:=MEDIAN([.$D229];[.$Q229];[.$AD229])" office:value-type="float"/>
          <table:table-cell table:formula="of:=MEDIAN([.$E229];[.$R229];[.$AE229])" office:value-type="float"/>
          <table:table-cell table:formula="of:=MEDIAN([.$F229];[.$S229];[.$AF229])" office:value-type="float"/>
          <table:table-cell table:formula="of:=MEDIAN([.$G229];[.$T229];[.$AG229])" office:value-type="float"/>
          <table:table-cell table:formula="of:=MEDIAN([.$H229];[.$U229];[.$AH229])" office:value-type="float"/>
          <table:table-cell table:formula="of:=MEDIAN([.$I229];[.$V229];[.$AI229])" office:value-type="float"/>
          <table:table-cell table:formula="of:=MEDIAN([.$J229];[.$W229])" office:value-type="float"/>
          <table:table-cell table:formula="of:=MEDIAN([.$K229];[.$X229];[.$AJ229])" office:value-type="float"/>
          <table:table-cell table:formula="of:=MEDIAN([.$L229];[.$Y229];[.$AK229])" office:value-type="float"/>
          <table:table-cell table:formula="of:=MEDIAN([.$M229];[.$Z229];[.$AL229])" office:value-type="float"/>
          <table:table-cell table:formula="of:=MEDIAN([.$N229];[.$AA229];[.$AM229])" office:value-type="float"/>
          <table:table-cell table:formula="of:=MAX([.$B229];[.$O229];[.$AB229])" office:value-type="float"/>
          <table:table-cell table:formula="of:=MAX([.$C229];[.$P229];[.$AC229])" office:value-type="float"/>
          <table:table-cell table:formula="of:=MAX([.$D229];[.$Q229];[.$AD229])" office:value-type="float"/>
          <table:table-cell table:formula="of:=MAX([.$E229];[.$R229];[.$AE229])" office:value-type="float"/>
          <table:table-cell table:formula="of:=MAX([.$F229];[.$S229];[.$AF229])" office:value-type="float"/>
          <table:table-cell table:formula="of:=MAX([.$G229];[.$T229];[.$AG229])" office:value-type="float"/>
          <table:table-cell table:formula="of:=MAX([.$H229];[.$U229];[.$AH229])" office:value-type="float"/>
          <table:table-cell table:formula="of:=MAX([.$I229];[.$V229];[.$AI229])" office:value-type="float"/>
          <table:table-cell table:formula="of:=MAX([.$J229];[.$W229])" office:value-type="float"/>
          <table:table-cell table:formula="of:=MAX([.$K229];[.$X229];[.$AJ229])" office:value-type="float"/>
          <table:table-cell table:formula="of:=MAX([.$L229];[.$Y229];[.$AK229])" office:value-type="float"/>
          <table:table-cell table:formula="of:=MAX([.$M229];[.$Z229];[.$AL229])" office:value-type="float"/>
          <table:table-cell table:formula="of:=MAX([.$N229];[.$AA229];[.$AM229])" office:value-type="float"/>
        </table:table-row>
        <table:table-row table:style-name="ro1">
          <table:table-cell office:value-type="string">
            <text:p>BLOCKS.BLOCKS-11-2.asp/34</text:p>
          </table:table-cell>
          <table:table-cell office:value-type="float" office:value="2.16128"/>
          <table:table-cell office:value-type="float" office:value="2.097"/>
          <table:table-cell office:value-type="float" office:value="0.85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3143.0"/>
          <table:table-cell office:value-type="float" office:value="11607.0"/>
          <table:table-cell office:value-type="float" office:value="11606.0"/>
          <table:table-cell office:value-type="float" office:value="89920.0"/>
          <table:table-cell office:value-type="float" office:value="64187.0"/>
          <table:table-cell office:value-type="float" office:value="0.0"/>
          <table:table-cell office:value-type="float" office:value="0.0"/>
          <table:table-cell office:value-type="float" office:value="2.13104"/>
          <table:table-cell office:value-type="float" office:value="2.062"/>
          <table:table-cell office:value-type="float" office:value="0.86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3143.0"/>
          <table:table-cell office:value-type="float" office:value="11607.0"/>
          <table:table-cell office:value-type="float" office:value="11606.0"/>
          <table:table-cell office:value-type="float" office:value="89920.0"/>
          <table:table-cell office:value-type="float" office:value="64187.0"/>
          <table:table-cell office:value-type="float" office:value="0.0"/>
          <table:table-cell office:value-type="float" office:value="0.0"/>
          <table:table-cell office:value-type="float" office:value="36.4828"/>
          <table:table-cell office:value-type="float" office:value="36.415"/>
          <table:table-cell office:value-type="float" office:value="35.4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104361.0"/>
          <table:table-cell office:value-type="float" office:value="131879.0"/>
          <table:table-cell office:value-type="float" office:value="89920.0"/>
          <table:table-cell office:value-type="float" office:value="64187.0"/>
          <table:table-cell office:value-type="float" office:value="0.0"/>
          <table:table-cell office:value-type="float" office:value="0.0"/>
          <table:table-cell table:formula="of:=MIN([.$B230];[.$O230];[.$AB230])" office:value-type="float"/>
          <table:table-cell table:formula="of:=MIN([.$C230];[.$P230];[.$AC230])" office:value-type="float"/>
          <table:table-cell table:formula="of:=MIN([.$D230];[.$Q230];[.$AD230])" office:value-type="float"/>
          <table:table-cell table:formula="of:=MIN([.$E230];[.$R230];[.$AE230])" office:value-type="float"/>
          <table:table-cell table:formula="of:=MIN([.$F230];[.$S230];[.$AF230])" office:value-type="float"/>
          <table:table-cell table:formula="of:=MIN([.$G230];[.$T230];[.$AG230])" office:value-type="float"/>
          <table:table-cell table:formula="of:=MIN([.$H230];[.$U230];[.$AH230])" office:value-type="float"/>
          <table:table-cell table:formula="of:=MIN([.$I230];[.$V230];[.$AI230])" office:value-type="float"/>
          <table:table-cell table:formula="of:=MIN([.$J230];[.$W230])" office:value-type="float"/>
          <table:table-cell table:formula="of:=MIN([.$K230];[.$X230];[.$AJ230])" office:value-type="float"/>
          <table:table-cell table:formula="of:=MIN([.$L230];[.$Y230];[.$AK230])" office:value-type="float"/>
          <table:table-cell table:formula="of:=MIN([.$M230];[.$Z230];[.$AL230])" office:value-type="float"/>
          <table:table-cell table:formula="of:=MIN([.$N230];[.$AA230];[.$AM230])" office:value-type="float"/>
          <table:table-cell table:formula="of:=MEDIAN([.$B230];[.$O230];[.$AB230])" office:value-type="float"/>
          <table:table-cell table:formula="of:=MEDIAN([.$C230];[.$P230];[.$AC230])" office:value-type="float"/>
          <table:table-cell table:formula="of:=MEDIAN([.$D230];[.$Q230];[.$AD230])" office:value-type="float"/>
          <table:table-cell table:formula="of:=MEDIAN([.$E230];[.$R230];[.$AE230])" office:value-type="float"/>
          <table:table-cell table:formula="of:=MEDIAN([.$F230];[.$S230];[.$AF230])" office:value-type="float"/>
          <table:table-cell table:formula="of:=MEDIAN([.$G230];[.$T230];[.$AG230])" office:value-type="float"/>
          <table:table-cell table:formula="of:=MEDIAN([.$H230];[.$U230];[.$AH230])" office:value-type="float"/>
          <table:table-cell table:formula="of:=MEDIAN([.$I230];[.$V230];[.$AI230])" office:value-type="float"/>
          <table:table-cell table:formula="of:=MEDIAN([.$J230];[.$W230])" office:value-type="float"/>
          <table:table-cell table:formula="of:=MEDIAN([.$K230];[.$X230];[.$AJ230])" office:value-type="float"/>
          <table:table-cell table:formula="of:=MEDIAN([.$L230];[.$Y230];[.$AK230])" office:value-type="float"/>
          <table:table-cell table:formula="of:=MEDIAN([.$M230];[.$Z230];[.$AL230])" office:value-type="float"/>
          <table:table-cell table:formula="of:=MEDIAN([.$N230];[.$AA230];[.$AM230])" office:value-type="float"/>
          <table:table-cell table:formula="of:=MAX([.$B230];[.$O230];[.$AB230])" office:value-type="float"/>
          <table:table-cell table:formula="of:=MAX([.$C230];[.$P230];[.$AC230])" office:value-type="float"/>
          <table:table-cell table:formula="of:=MAX([.$D230];[.$Q230];[.$AD230])" office:value-type="float"/>
          <table:table-cell table:formula="of:=MAX([.$E230];[.$R230];[.$AE230])" office:value-type="float"/>
          <table:table-cell table:formula="of:=MAX([.$F230];[.$S230];[.$AF230])" office:value-type="float"/>
          <table:table-cell table:formula="of:=MAX([.$G230];[.$T230];[.$AG230])" office:value-type="float"/>
          <table:table-cell table:formula="of:=MAX([.$H230];[.$U230];[.$AH230])" office:value-type="float"/>
          <table:table-cell table:formula="of:=MAX([.$I230];[.$V230];[.$AI230])" office:value-type="float"/>
          <table:table-cell table:formula="of:=MAX([.$J230];[.$W230])" office:value-type="float"/>
          <table:table-cell table:formula="of:=MAX([.$K230];[.$X230];[.$AJ230])" office:value-type="float"/>
          <table:table-cell table:formula="of:=MAX([.$L230];[.$Y230];[.$AK230])" office:value-type="float"/>
          <table:table-cell table:formula="of:=MAX([.$M230];[.$Z230];[.$AL230])" office:value-type="float"/>
          <table:table-cell table:formula="of:=MAX([.$N230];[.$AA230];[.$AM230])" office:value-type="float"/>
        </table:table-row>
        <table:table-row table:style-name="ro1">
          <table:table-cell office:value-type="string">
            <text:p>BLOCKS.BLOCKS-11-2.asp/35</text:p>
          </table:table-cell>
          <table:table-cell office:value-type="float" office:value="300.0"/>
          <table:table-cell office:value-type="float" office:value="299.987"/>
          <table:table-cell office:value-type="float" office:value="298.79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43860.0"/>
          <table:table-cell office:value-type="float" office:value="536828.0"/>
          <table:table-cell office:value-type="float" office:value="536828.0"/>
          <table:table-cell office:value-type="float" office:value="92532.0"/>
          <table:table-cell office:value-type="float" office:value="6638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8.73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43593.0"/>
          <table:table-cell office:value-type="float" office:value="536455.0"/>
          <table:table-cell office:value-type="float" office:value="536455.0"/>
          <table:table-cell office:value-type="float" office:value="92532.0"/>
          <table:table-cell office:value-type="float" office:value="6638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8.99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21298.0"/>
          <table:table-cell office:value-type="float" office:value="606103.0"/>
          <table:table-cell office:value-type="float" office:value="92532.0"/>
          <table:table-cell office:value-type="float" office:value="66380.0"/>
          <table:table-cell office:value-type="float" office:value="0.0"/>
          <table:table-cell office:value-type="float" office:value="0.0"/>
          <table:table-cell table:formula="of:=MIN([.$B231];[.$O231];[.$AB231])" office:value-type="float"/>
          <table:table-cell table:formula="of:=MIN([.$C231];[.$P231];[.$AC231])" office:value-type="float"/>
          <table:table-cell table:formula="of:=MIN([.$D231];[.$Q231];[.$AD231])" office:value-type="float"/>
          <table:table-cell table:formula="of:=MIN([.$E231];[.$R231];[.$AE231])" office:value-type="float"/>
          <table:table-cell table:formula="of:=MIN([.$F231];[.$S231];[.$AF231])" office:value-type="float"/>
          <table:table-cell table:formula="of:=MIN([.$G231];[.$T231];[.$AG231])" office:value-type="float"/>
          <table:table-cell table:formula="of:=MIN([.$H231];[.$U231];[.$AH231])" office:value-type="float"/>
          <table:table-cell table:formula="of:=MIN([.$I231];[.$V231];[.$AI231])" office:value-type="float"/>
          <table:table-cell table:formula="of:=MIN([.$J231];[.$W231])" office:value-type="float"/>
          <table:table-cell table:formula="of:=MIN([.$K231];[.$X231];[.$AJ231])" office:value-type="float"/>
          <table:table-cell table:formula="of:=MIN([.$L231];[.$Y231];[.$AK231])" office:value-type="float"/>
          <table:table-cell table:formula="of:=MIN([.$M231];[.$Z231];[.$AL231])" office:value-type="float"/>
          <table:table-cell table:formula="of:=MIN([.$N231];[.$AA231];[.$AM231])" office:value-type="float"/>
          <table:table-cell table:formula="of:=MEDIAN([.$B231];[.$O231];[.$AB231])" office:value-type="float"/>
          <table:table-cell table:formula="of:=MEDIAN([.$C231];[.$P231];[.$AC231])" office:value-type="float"/>
          <table:table-cell table:formula="of:=MEDIAN([.$D231];[.$Q231];[.$AD231])" office:value-type="float"/>
          <table:table-cell table:formula="of:=MEDIAN([.$E231];[.$R231];[.$AE231])" office:value-type="float"/>
          <table:table-cell table:formula="of:=MEDIAN([.$F231];[.$S231];[.$AF231])" office:value-type="float"/>
          <table:table-cell table:formula="of:=MEDIAN([.$G231];[.$T231];[.$AG231])" office:value-type="float"/>
          <table:table-cell table:formula="of:=MEDIAN([.$H231];[.$U231];[.$AH231])" office:value-type="float"/>
          <table:table-cell table:formula="of:=MEDIAN([.$I231];[.$V231];[.$AI231])" office:value-type="float"/>
          <table:table-cell table:formula="of:=MEDIAN([.$J231];[.$W231])" office:value-type="float"/>
          <table:table-cell table:formula="of:=MEDIAN([.$K231];[.$X231];[.$AJ231])" office:value-type="float"/>
          <table:table-cell table:formula="of:=MEDIAN([.$L231];[.$Y231];[.$AK231])" office:value-type="float"/>
          <table:table-cell table:formula="of:=MEDIAN([.$M231];[.$Z231];[.$AL231])" office:value-type="float"/>
          <table:table-cell table:formula="of:=MEDIAN([.$N231];[.$AA231];[.$AM231])" office:value-type="float"/>
          <table:table-cell table:formula="of:=MAX([.$B231];[.$O231];[.$AB231])" office:value-type="float"/>
          <table:table-cell table:formula="of:=MAX([.$C231];[.$P231];[.$AC231])" office:value-type="float"/>
          <table:table-cell table:formula="of:=MAX([.$D231];[.$Q231];[.$AD231])" office:value-type="float"/>
          <table:table-cell table:formula="of:=MAX([.$E231];[.$R231];[.$AE231])" office:value-type="float"/>
          <table:table-cell table:formula="of:=MAX([.$F231];[.$S231];[.$AF231])" office:value-type="float"/>
          <table:table-cell table:formula="of:=MAX([.$G231];[.$T231];[.$AG231])" office:value-type="float"/>
          <table:table-cell table:formula="of:=MAX([.$H231];[.$U231];[.$AH231])" office:value-type="float"/>
          <table:table-cell table:formula="of:=MAX([.$I231];[.$V231];[.$AI231])" office:value-type="float"/>
          <table:table-cell table:formula="of:=MAX([.$J231];[.$W231])" office:value-type="float"/>
          <table:table-cell table:formula="of:=MAX([.$K231];[.$X231];[.$AJ231])" office:value-type="float"/>
          <table:table-cell table:formula="of:=MAX([.$L231];[.$Y231];[.$AK231])" office:value-type="float"/>
          <table:table-cell table:formula="of:=MAX([.$M231];[.$Z231];[.$AL231])" office:value-type="float"/>
          <table:table-cell table:formula="of:=MAX([.$N231];[.$AA231];[.$AM231])" office:value-type="float"/>
        </table:table-row>
        <table:table-row table:style-name="ro1">
          <table:table-cell office:value-type="string">
            <text:p>BLOCKS.BLOCKS-11-2.asp/36</text:p>
          </table:table-cell>
          <table:table-cell office:value-type="float" office:value="1.84452"/>
          <table:table-cell office:value-type="float" office:value="1.781"/>
          <table:table-cell office:value-type="float" office:value="0.57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914.0"/>
          <table:table-cell office:value-type="float" office:value="5967.0"/>
          <table:table-cell office:value-type="float" office:value="5966.0"/>
          <table:table-cell office:value-type="float" office:value="95144.0"/>
          <table:table-cell office:value-type="float" office:value="68573.0"/>
          <table:table-cell office:value-type="float" office:value="0.0"/>
          <table:table-cell office:value-type="float" office:value="0.0"/>
          <table:table-cell office:value-type="float" office:value="1.85531"/>
          <table:table-cell office:value-type="float" office:value="1.784"/>
          <table:table-cell office:value-type="float" office:value="0.57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914.0"/>
          <table:table-cell office:value-type="float" office:value="5967.0"/>
          <table:table-cell office:value-type="float" office:value="5966.0"/>
          <table:table-cell office:value-type="float" office:value="95144.0"/>
          <table:table-cell office:value-type="float" office:value="68573.0"/>
          <table:table-cell office:value-type="float" office:value="0.0"/>
          <table:table-cell office:value-type="float" office:value="0.0"/>
          <table:table-cell office:value-type="float" office:value="41.5396"/>
          <table:table-cell office:value-type="float" office:value="41.459"/>
          <table:table-cell office:value-type="float" office:value="40.41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100270.0"/>
          <table:table-cell office:value-type="float" office:value="127654.0"/>
          <table:table-cell office:value-type="float" office:value="95144.0"/>
          <table:table-cell office:value-type="float" office:value="68573.0"/>
          <table:table-cell office:value-type="float" office:value="0.0"/>
          <table:table-cell office:value-type="float" office:value="0.0"/>
          <table:table-cell table:formula="of:=MIN([.$B232];[.$O232];[.$AB232])" office:value-type="float"/>
          <table:table-cell table:formula="of:=MIN([.$C232];[.$P232];[.$AC232])" office:value-type="float"/>
          <table:table-cell table:formula="of:=MIN([.$D232];[.$Q232];[.$AD232])" office:value-type="float"/>
          <table:table-cell table:formula="of:=MIN([.$E232];[.$R232];[.$AE232])" office:value-type="float"/>
          <table:table-cell table:formula="of:=MIN([.$F232];[.$S232];[.$AF232])" office:value-type="float"/>
          <table:table-cell table:formula="of:=MIN([.$G232];[.$T232];[.$AG232])" office:value-type="float"/>
          <table:table-cell table:formula="of:=MIN([.$H232];[.$U232];[.$AH232])" office:value-type="float"/>
          <table:table-cell table:formula="of:=MIN([.$I232];[.$V232];[.$AI232])" office:value-type="float"/>
          <table:table-cell table:formula="of:=MIN([.$J232];[.$W232])" office:value-type="float"/>
          <table:table-cell table:formula="of:=MIN([.$K232];[.$X232];[.$AJ232])" office:value-type="float"/>
          <table:table-cell table:formula="of:=MIN([.$L232];[.$Y232];[.$AK232])" office:value-type="float"/>
          <table:table-cell table:formula="of:=MIN([.$M232];[.$Z232];[.$AL232])" office:value-type="float"/>
          <table:table-cell table:formula="of:=MIN([.$N232];[.$AA232];[.$AM232])" office:value-type="float"/>
          <table:table-cell table:formula="of:=MEDIAN([.$B232];[.$O232];[.$AB232])" office:value-type="float"/>
          <table:table-cell table:formula="of:=MEDIAN([.$C232];[.$P232];[.$AC232])" office:value-type="float"/>
          <table:table-cell table:formula="of:=MEDIAN([.$D232];[.$Q232];[.$AD232])" office:value-type="float"/>
          <table:table-cell table:formula="of:=MEDIAN([.$E232];[.$R232];[.$AE232])" office:value-type="float"/>
          <table:table-cell table:formula="of:=MEDIAN([.$F232];[.$S232];[.$AF232])" office:value-type="float"/>
          <table:table-cell table:formula="of:=MEDIAN([.$G232];[.$T232];[.$AG232])" office:value-type="float"/>
          <table:table-cell table:formula="of:=MEDIAN([.$H232];[.$U232];[.$AH232])" office:value-type="float"/>
          <table:table-cell table:formula="of:=MEDIAN([.$I232];[.$V232];[.$AI232])" office:value-type="float"/>
          <table:table-cell table:formula="of:=MEDIAN([.$J232];[.$W232])" office:value-type="float"/>
          <table:table-cell table:formula="of:=MEDIAN([.$K232];[.$X232];[.$AJ232])" office:value-type="float"/>
          <table:table-cell table:formula="of:=MEDIAN([.$L232];[.$Y232];[.$AK232])" office:value-type="float"/>
          <table:table-cell table:formula="of:=MEDIAN([.$M232];[.$Z232];[.$AL232])" office:value-type="float"/>
          <table:table-cell table:formula="of:=MEDIAN([.$N232];[.$AA232];[.$AM232])" office:value-type="float"/>
          <table:table-cell table:formula="of:=MAX([.$B232];[.$O232];[.$AB232])" office:value-type="float"/>
          <table:table-cell table:formula="of:=MAX([.$C232];[.$P232];[.$AC232])" office:value-type="float"/>
          <table:table-cell table:formula="of:=MAX([.$D232];[.$Q232];[.$AD232])" office:value-type="float"/>
          <table:table-cell table:formula="of:=MAX([.$E232];[.$R232];[.$AE232])" office:value-type="float"/>
          <table:table-cell table:formula="of:=MAX([.$F232];[.$S232];[.$AF232])" office:value-type="float"/>
          <table:table-cell table:formula="of:=MAX([.$G232];[.$T232];[.$AG232])" office:value-type="float"/>
          <table:table-cell table:formula="of:=MAX([.$H232];[.$U232];[.$AH232])" office:value-type="float"/>
          <table:table-cell table:formula="of:=MAX([.$I232];[.$V232];[.$AI232])" office:value-type="float"/>
          <table:table-cell table:formula="of:=MAX([.$J232];[.$W232])" office:value-type="float"/>
          <table:table-cell table:formula="of:=MAX([.$K232];[.$X232];[.$AJ232])" office:value-type="float"/>
          <table:table-cell table:formula="of:=MAX([.$L232];[.$Y232];[.$AK232])" office:value-type="float"/>
          <table:table-cell table:formula="of:=MAX([.$M232];[.$Z232];[.$AL232])" office:value-type="float"/>
          <table:table-cell table:formula="of:=MAX([.$N232];[.$AA232];[.$AM232])" office:value-type="float"/>
        </table:table-row>
        <table:table-row table:style-name="ro1">
          <table:table-cell office:value-type="string">
            <text:p>BLOCKS.BLOCKS-11-2.asp/37</text:p>
          </table:table-cell>
          <table:table-cell office:value-type="float" office:value="300.0"/>
          <table:table-cell office:value-type="float" office:value="299.984"/>
          <table:table-cell office:value-type="float" office:value="298.71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11667.0"/>
          <table:table-cell office:value-type="float" office:value="475762.0"/>
          <table:table-cell office:value-type="float" office:value="475762.0"/>
          <table:table-cell office:value-type="float" office:value="97756.0"/>
          <table:table-cell office:value-type="float" office:value="7076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4"/>
          <table:table-cell office:value-type="float" office:value="298.73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13250.0"/>
          <table:table-cell office:value-type="float" office:value="477999.0"/>
          <table:table-cell office:value-type="float" office:value="477999.0"/>
          <table:table-cell office:value-type="float" office:value="97756.0"/>
          <table:table-cell office:value-type="float" office:value="7076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1"/>
          <table:table-cell office:value-type="float" office:value="298.83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99894.0"/>
          <table:table-cell office:value-type="float" office:value="600867.0"/>
          <table:table-cell office:value-type="float" office:value="97756.0"/>
          <table:table-cell office:value-type="float" office:value="70766.0"/>
          <table:table-cell office:value-type="float" office:value="0.0"/>
          <table:table-cell office:value-type="float" office:value="0.0"/>
          <table:table-cell table:formula="of:=MIN([.$B233];[.$O233];[.$AB233])" office:value-type="float"/>
          <table:table-cell table:formula="of:=MIN([.$C233];[.$P233];[.$AC233])" office:value-type="float"/>
          <table:table-cell table:formula="of:=MIN([.$D233];[.$Q233];[.$AD233])" office:value-type="float"/>
          <table:table-cell table:formula="of:=MIN([.$E233];[.$R233];[.$AE233])" office:value-type="float"/>
          <table:table-cell table:formula="of:=MIN([.$F233];[.$S233];[.$AF233])" office:value-type="float"/>
          <table:table-cell table:formula="of:=MIN([.$G233];[.$T233];[.$AG233])" office:value-type="float"/>
          <table:table-cell table:formula="of:=MIN([.$H233];[.$U233];[.$AH233])" office:value-type="float"/>
          <table:table-cell table:formula="of:=MIN([.$I233];[.$V233];[.$AI233])" office:value-type="float"/>
          <table:table-cell table:formula="of:=MIN([.$J233];[.$W233])" office:value-type="float"/>
          <table:table-cell table:formula="of:=MIN([.$K233];[.$X233];[.$AJ233])" office:value-type="float"/>
          <table:table-cell table:formula="of:=MIN([.$L233];[.$Y233];[.$AK233])" office:value-type="float"/>
          <table:table-cell table:formula="of:=MIN([.$M233];[.$Z233];[.$AL233])" office:value-type="float"/>
          <table:table-cell table:formula="of:=MIN([.$N233];[.$AA233];[.$AM233])" office:value-type="float"/>
          <table:table-cell table:formula="of:=MEDIAN([.$B233];[.$O233];[.$AB233])" office:value-type="float"/>
          <table:table-cell table:formula="of:=MEDIAN([.$C233];[.$P233];[.$AC233])" office:value-type="float"/>
          <table:table-cell table:formula="of:=MEDIAN([.$D233];[.$Q233];[.$AD233])" office:value-type="float"/>
          <table:table-cell table:formula="of:=MEDIAN([.$E233];[.$R233];[.$AE233])" office:value-type="float"/>
          <table:table-cell table:formula="of:=MEDIAN([.$F233];[.$S233];[.$AF233])" office:value-type="float"/>
          <table:table-cell table:formula="of:=MEDIAN([.$G233];[.$T233];[.$AG233])" office:value-type="float"/>
          <table:table-cell table:formula="of:=MEDIAN([.$H233];[.$U233];[.$AH233])" office:value-type="float"/>
          <table:table-cell table:formula="of:=MEDIAN([.$I233];[.$V233];[.$AI233])" office:value-type="float"/>
          <table:table-cell table:formula="of:=MEDIAN([.$J233];[.$W233])" office:value-type="float"/>
          <table:table-cell table:formula="of:=MEDIAN([.$K233];[.$X233];[.$AJ233])" office:value-type="float"/>
          <table:table-cell table:formula="of:=MEDIAN([.$L233];[.$Y233];[.$AK233])" office:value-type="float"/>
          <table:table-cell table:formula="of:=MEDIAN([.$M233];[.$Z233];[.$AL233])" office:value-type="float"/>
          <table:table-cell table:formula="of:=MEDIAN([.$N233];[.$AA233];[.$AM233])" office:value-type="float"/>
          <table:table-cell table:formula="of:=MAX([.$B233];[.$O233];[.$AB233])" office:value-type="float"/>
          <table:table-cell table:formula="of:=MAX([.$C233];[.$P233];[.$AC233])" office:value-type="float"/>
          <table:table-cell table:formula="of:=MAX([.$D233];[.$Q233];[.$AD233])" office:value-type="float"/>
          <table:table-cell table:formula="of:=MAX([.$E233];[.$R233];[.$AE233])" office:value-type="float"/>
          <table:table-cell table:formula="of:=MAX([.$F233];[.$S233];[.$AF233])" office:value-type="float"/>
          <table:table-cell table:formula="of:=MAX([.$G233];[.$T233];[.$AG233])" office:value-type="float"/>
          <table:table-cell table:formula="of:=MAX([.$H233];[.$U233];[.$AH233])" office:value-type="float"/>
          <table:table-cell table:formula="of:=MAX([.$I233];[.$V233];[.$AI233])" office:value-type="float"/>
          <table:table-cell table:formula="of:=MAX([.$J233];[.$W233])" office:value-type="float"/>
          <table:table-cell table:formula="of:=MAX([.$K233];[.$X233];[.$AJ233])" office:value-type="float"/>
          <table:table-cell table:formula="of:=MAX([.$L233];[.$Y233];[.$AK233])" office:value-type="float"/>
          <table:table-cell table:formula="of:=MAX([.$M233];[.$Z233];[.$AL233])" office:value-type="float"/>
          <table:table-cell table:formula="of:=MAX([.$N233];[.$AA233];[.$AM233])" office:value-type="float"/>
        </table:table-row>
        <table:table-row table:style-name="ro1">
          <table:table-cell office:value-type="string">
            <text:p>BLOCKS.BLOCKS-11-2.asp/38</text:p>
          </table:table-cell>
          <table:table-cell office:value-type="float" office:value="300.0"/>
          <table:table-cell office:value-type="float" office:value="299.985"/>
          <table:table-cell office:value-type="float" office:value="298.69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295481.0"/>
          <table:table-cell office:value-type="float" office:value="443178.0"/>
          <table:table-cell office:value-type="float" office:value="443178.0"/>
          <table:table-cell office:value-type="float" office:value="100368.0"/>
          <table:table-cell office:value-type="float" office:value="7295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4"/>
          <table:table-cell office:value-type="float" office:value="298.66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296350.0"/>
          <table:table-cell office:value-type="float" office:value="444302.0"/>
          <table:table-cell office:value-type="float" office:value="444302.0"/>
          <table:table-cell office:value-type="float" office:value="100368.0"/>
          <table:table-cell office:value-type="float" office:value="72959.0"/>
          <table:table-cell office:value-type="float" office:value="0.0"/>
          <table:table-cell office:value-type="float" office:value="0.0"/>
          <table:table-cell office:value-type="float" office:value="282.08"/>
          <table:table-cell office:value-type="float" office:value="281.964"/>
          <table:table-cell office:value-type="float" office:value="280.85"/>
          <table:table-cell office:value-type="float" office:value="1.0"/>
          <table:table-cell office:value-type="float" office:value="0.0"/>
          <table:table-cell office:value-type="float" office:value="19.0"/>
          <table:table-cell office:value-type="float" office:value="465762.0"/>
          <table:table-cell office:value-type="float" office:value="551885.0"/>
          <table:table-cell office:value-type="float" office:value="100368.0"/>
          <table:table-cell office:value-type="float" office:value="72959.0"/>
          <table:table-cell office:value-type="float" office:value="0.0"/>
          <table:table-cell office:value-type="float" office:value="0.0"/>
          <table:table-cell table:formula="of:=MIN([.$B234];[.$O234];[.$AB234])" office:value-type="float"/>
          <table:table-cell table:formula="of:=MIN([.$C234];[.$P234];[.$AC234])" office:value-type="float"/>
          <table:table-cell table:formula="of:=MIN([.$D234];[.$Q234];[.$AD234])" office:value-type="float"/>
          <table:table-cell table:formula="of:=MIN([.$E234];[.$R234];[.$AE234])" office:value-type="float"/>
          <table:table-cell table:formula="of:=MIN([.$F234];[.$S234];[.$AF234])" office:value-type="float"/>
          <table:table-cell table:formula="of:=MIN([.$G234];[.$T234];[.$AG234])" office:value-type="float"/>
          <table:table-cell table:formula="of:=MIN([.$H234];[.$U234];[.$AH234])" office:value-type="float"/>
          <table:table-cell table:formula="of:=MIN([.$I234];[.$V234];[.$AI234])" office:value-type="float"/>
          <table:table-cell table:formula="of:=MIN([.$J234];[.$W234])" office:value-type="float"/>
          <table:table-cell table:formula="of:=MIN([.$K234];[.$X234];[.$AJ234])" office:value-type="float"/>
          <table:table-cell table:formula="of:=MIN([.$L234];[.$Y234];[.$AK234])" office:value-type="float"/>
          <table:table-cell table:formula="of:=MIN([.$M234];[.$Z234];[.$AL234])" office:value-type="float"/>
          <table:table-cell table:formula="of:=MIN([.$N234];[.$AA234];[.$AM234])" office:value-type="float"/>
          <table:table-cell table:formula="of:=MEDIAN([.$B234];[.$O234];[.$AB234])" office:value-type="float"/>
          <table:table-cell table:formula="of:=MEDIAN([.$C234];[.$P234];[.$AC234])" office:value-type="float"/>
          <table:table-cell table:formula="of:=MEDIAN([.$D234];[.$Q234];[.$AD234])" office:value-type="float"/>
          <table:table-cell table:formula="of:=MEDIAN([.$E234];[.$R234];[.$AE234])" office:value-type="float"/>
          <table:table-cell table:formula="of:=MEDIAN([.$F234];[.$S234];[.$AF234])" office:value-type="float"/>
          <table:table-cell table:formula="of:=MEDIAN([.$G234];[.$T234];[.$AG234])" office:value-type="float"/>
          <table:table-cell table:formula="of:=MEDIAN([.$H234];[.$U234];[.$AH234])" office:value-type="float"/>
          <table:table-cell table:formula="of:=MEDIAN([.$I234];[.$V234];[.$AI234])" office:value-type="float"/>
          <table:table-cell table:formula="of:=MEDIAN([.$J234];[.$W234])" office:value-type="float"/>
          <table:table-cell table:formula="of:=MEDIAN([.$K234];[.$X234];[.$AJ234])" office:value-type="float"/>
          <table:table-cell table:formula="of:=MEDIAN([.$L234];[.$Y234];[.$AK234])" office:value-type="float"/>
          <table:table-cell table:formula="of:=MEDIAN([.$M234];[.$Z234];[.$AL234])" office:value-type="float"/>
          <table:table-cell table:formula="of:=MEDIAN([.$N234];[.$AA234];[.$AM234])" office:value-type="float"/>
          <table:table-cell table:formula="of:=MAX([.$B234];[.$O234];[.$AB234])" office:value-type="float"/>
          <table:table-cell table:formula="of:=MAX([.$C234];[.$P234];[.$AC234])" office:value-type="float"/>
          <table:table-cell table:formula="of:=MAX([.$D234];[.$Q234];[.$AD234])" office:value-type="float"/>
          <table:table-cell table:formula="of:=MAX([.$E234];[.$R234];[.$AE234])" office:value-type="float"/>
          <table:table-cell table:formula="of:=MAX([.$F234];[.$S234];[.$AF234])" office:value-type="float"/>
          <table:table-cell table:formula="of:=MAX([.$G234];[.$T234];[.$AG234])" office:value-type="float"/>
          <table:table-cell table:formula="of:=MAX([.$H234];[.$U234];[.$AH234])" office:value-type="float"/>
          <table:table-cell table:formula="of:=MAX([.$I234];[.$V234];[.$AI234])" office:value-type="float"/>
          <table:table-cell table:formula="of:=MAX([.$J234];[.$W234])" office:value-type="float"/>
          <table:table-cell table:formula="of:=MAX([.$K234];[.$X234];[.$AJ234])" office:value-type="float"/>
          <table:table-cell table:formula="of:=MAX([.$L234];[.$Y234];[.$AK234])" office:value-type="float"/>
          <table:table-cell table:formula="of:=MAX([.$M234];[.$Z234];[.$AL234])" office:value-type="float"/>
          <table:table-cell table:formula="of:=MAX([.$N234];[.$AA234];[.$AM234])" office:value-type="float"/>
        </table:table-row>
        <table:table-row table:style-name="ro1">
          <table:table-cell office:value-type="string">
            <text:p>BLOCKS.BLOCKS-11-2.asp/39</text:p>
          </table:table-cell>
          <table:table-cell office:value-type="float" office:value="300.0"/>
          <table:table-cell office:value-type="float" office:value="299.987"/>
          <table:table-cell office:value-type="float" office:value="298.66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298775.0"/>
          <table:table-cell office:value-type="float" office:value="465379.0"/>
          <table:table-cell office:value-type="float" office:value="465379.0"/>
          <table:table-cell office:value-type="float" office:value="102980.0"/>
          <table:table-cell office:value-type="float" office:value="7515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7"/>
          <table:table-cell office:value-type="float" office:value="298.52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296885.0"/>
          <table:table-cell office:value-type="float" office:value="462946.0"/>
          <table:table-cell office:value-type="float" office:value="462946.0"/>
          <table:table-cell office:value-type="float" office:value="102980.0"/>
          <table:table-cell office:value-type="float" office:value="7515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8.81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87580.0"/>
          <table:table-cell office:value-type="float" office:value="693121.0"/>
          <table:table-cell office:value-type="float" office:value="102980.0"/>
          <table:table-cell office:value-type="float" office:value="75152.0"/>
          <table:table-cell office:value-type="float" office:value="0.0"/>
          <table:table-cell office:value-type="float" office:value="0.0"/>
          <table:table-cell table:formula="of:=MIN([.$B235];[.$O235];[.$AB235])" office:value-type="float"/>
          <table:table-cell table:formula="of:=MIN([.$C235];[.$P235];[.$AC235])" office:value-type="float"/>
          <table:table-cell table:formula="of:=MIN([.$D235];[.$Q235];[.$AD235])" office:value-type="float"/>
          <table:table-cell table:formula="of:=MIN([.$E235];[.$R235];[.$AE235])" office:value-type="float"/>
          <table:table-cell table:formula="of:=MIN([.$F235];[.$S235];[.$AF235])" office:value-type="float"/>
          <table:table-cell table:formula="of:=MIN([.$G235];[.$T235];[.$AG235])" office:value-type="float"/>
          <table:table-cell table:formula="of:=MIN([.$H235];[.$U235];[.$AH235])" office:value-type="float"/>
          <table:table-cell table:formula="of:=MIN([.$I235];[.$V235];[.$AI235])" office:value-type="float"/>
          <table:table-cell table:formula="of:=MIN([.$J235];[.$W235])" office:value-type="float"/>
          <table:table-cell table:formula="of:=MIN([.$K235];[.$X235];[.$AJ235])" office:value-type="float"/>
          <table:table-cell table:formula="of:=MIN([.$L235];[.$Y235];[.$AK235])" office:value-type="float"/>
          <table:table-cell table:formula="of:=MIN([.$M235];[.$Z235];[.$AL235])" office:value-type="float"/>
          <table:table-cell table:formula="of:=MIN([.$N235];[.$AA235];[.$AM235])" office:value-type="float"/>
          <table:table-cell table:formula="of:=MEDIAN([.$B235];[.$O235];[.$AB235])" office:value-type="float"/>
          <table:table-cell table:formula="of:=MEDIAN([.$C235];[.$P235];[.$AC235])" office:value-type="float"/>
          <table:table-cell table:formula="of:=MEDIAN([.$D235];[.$Q235];[.$AD235])" office:value-type="float"/>
          <table:table-cell table:formula="of:=MEDIAN([.$E235];[.$R235];[.$AE235])" office:value-type="float"/>
          <table:table-cell table:formula="of:=MEDIAN([.$F235];[.$S235];[.$AF235])" office:value-type="float"/>
          <table:table-cell table:formula="of:=MEDIAN([.$G235];[.$T235];[.$AG235])" office:value-type="float"/>
          <table:table-cell table:formula="of:=MEDIAN([.$H235];[.$U235];[.$AH235])" office:value-type="float"/>
          <table:table-cell table:formula="of:=MEDIAN([.$I235];[.$V235];[.$AI235])" office:value-type="float"/>
          <table:table-cell table:formula="of:=MEDIAN([.$J235];[.$W235])" office:value-type="float"/>
          <table:table-cell table:formula="of:=MEDIAN([.$K235];[.$X235];[.$AJ235])" office:value-type="float"/>
          <table:table-cell table:formula="of:=MEDIAN([.$L235];[.$Y235];[.$AK235])" office:value-type="float"/>
          <table:table-cell table:formula="of:=MEDIAN([.$M235];[.$Z235];[.$AL235])" office:value-type="float"/>
          <table:table-cell table:formula="of:=MEDIAN([.$N235];[.$AA235];[.$AM235])" office:value-type="float"/>
          <table:table-cell table:formula="of:=MAX([.$B235];[.$O235];[.$AB235])" office:value-type="float"/>
          <table:table-cell table:formula="of:=MAX([.$C235];[.$P235];[.$AC235])" office:value-type="float"/>
          <table:table-cell table:formula="of:=MAX([.$D235];[.$Q235];[.$AD235])" office:value-type="float"/>
          <table:table-cell table:formula="of:=MAX([.$E235];[.$R235];[.$AE235])" office:value-type="float"/>
          <table:table-cell table:formula="of:=MAX([.$F235];[.$S235];[.$AF235])" office:value-type="float"/>
          <table:table-cell table:formula="of:=MAX([.$G235];[.$T235];[.$AG235])" office:value-type="float"/>
          <table:table-cell table:formula="of:=MAX([.$H235];[.$U235];[.$AH235])" office:value-type="float"/>
          <table:table-cell table:formula="of:=MAX([.$I235];[.$V235];[.$AI235])" office:value-type="float"/>
          <table:table-cell table:formula="of:=MAX([.$J235];[.$W235])" office:value-type="float"/>
          <table:table-cell table:formula="of:=MAX([.$K235];[.$X235];[.$AJ235])" office:value-type="float"/>
          <table:table-cell table:formula="of:=MAX([.$L235];[.$Y235];[.$AK235])" office:value-type="float"/>
          <table:table-cell table:formula="of:=MAX([.$M235];[.$Z235];[.$AL235])" office:value-type="float"/>
          <table:table-cell table:formula="of:=MAX([.$N235];[.$AA235];[.$AM235])" office:value-type="float"/>
        </table:table-row>
        <table:table-row table:style-name="ro1">
          <table:table-cell office:value-type="string">
            <text:p>BLOCKS.BLOCKS-11-2.asp/4</text:p>
          </table:table-cell>
          <table:table-cell office:value-type="float" office:value="0.194936"/>
          <table:table-cell office:value-type="float" office:value="0.1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560.0"/>
          <table:table-cell office:value-type="float" office:value="130.0"/>
          <table:table-cell office:value-type="float" office:value="0.0"/>
          <table:table-cell office:value-type="float" office:value="0.0"/>
          <table:table-cell office:value-type="float" office:value="0.175775"/>
          <table:table-cell office:value-type="float" office:value="0.1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560.0"/>
          <table:table-cell office:value-type="float" office:value="130.0"/>
          <table:table-cell office:value-type="float" office:value="0.0"/>
          <table:table-cell office:value-type="float" office:value="0.0"/>
          <table:table-cell office:value-type="float" office:value="0.189753"/>
          <table:table-cell office:value-type="float" office:value="0.1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1560.0"/>
          <table:table-cell office:value-type="float" office:value="130.0"/>
          <table:table-cell office:value-type="float" office:value="0.0"/>
          <table:table-cell office:value-type="float" office:value="0.0"/>
          <table:table-cell table:formula="of:=MIN([.$B236];[.$O236];[.$AB236])" office:value-type="float"/>
          <table:table-cell table:formula="of:=MIN([.$C236];[.$P236];[.$AC236])" office:value-type="float"/>
          <table:table-cell table:formula="of:=MIN([.$D236];[.$Q236];[.$AD236])" office:value-type="float"/>
          <table:table-cell table:formula="of:=MIN([.$E236];[.$R236];[.$AE236])" office:value-type="float"/>
          <table:table-cell table:formula="of:=MIN([.$F236];[.$S236];[.$AF236])" office:value-type="float"/>
          <table:table-cell table:formula="of:=MIN([.$G236];[.$T236];[.$AG236])" office:value-type="float"/>
          <table:table-cell table:formula="of:=MIN([.$H236];[.$U236];[.$AH236])" office:value-type="float"/>
          <table:table-cell table:formula="of:=MIN([.$I236];[.$V236];[.$AI236])" office:value-type="float"/>
          <table:table-cell table:formula="of:=MIN([.$J236];[.$W236])" office:value-type="float"/>
          <table:table-cell table:formula="of:=MIN([.$K236];[.$X236];[.$AJ236])" office:value-type="float"/>
          <table:table-cell table:formula="of:=MIN([.$L236];[.$Y236];[.$AK236])" office:value-type="float"/>
          <table:table-cell table:formula="of:=MIN([.$M236];[.$Z236];[.$AL236])" office:value-type="float"/>
          <table:table-cell table:formula="of:=MIN([.$N236];[.$AA236];[.$AM236])" office:value-type="float"/>
          <table:table-cell table:formula="of:=MEDIAN([.$B236];[.$O236];[.$AB236])" office:value-type="float"/>
          <table:table-cell table:formula="of:=MEDIAN([.$C236];[.$P236];[.$AC236])" office:value-type="float"/>
          <table:table-cell table:formula="of:=MEDIAN([.$D236];[.$Q236];[.$AD236])" office:value-type="float"/>
          <table:table-cell table:formula="of:=MEDIAN([.$E236];[.$R236];[.$AE236])" office:value-type="float"/>
          <table:table-cell table:formula="of:=MEDIAN([.$F236];[.$S236];[.$AF236])" office:value-type="float"/>
          <table:table-cell table:formula="of:=MEDIAN([.$G236];[.$T236];[.$AG236])" office:value-type="float"/>
          <table:table-cell table:formula="of:=MEDIAN([.$H236];[.$U236];[.$AH236])" office:value-type="float"/>
          <table:table-cell table:formula="of:=MEDIAN([.$I236];[.$V236];[.$AI236])" office:value-type="float"/>
          <table:table-cell table:formula="of:=MEDIAN([.$J236];[.$W236])" office:value-type="float"/>
          <table:table-cell table:formula="of:=MEDIAN([.$K236];[.$X236];[.$AJ236])" office:value-type="float"/>
          <table:table-cell table:formula="of:=MEDIAN([.$L236];[.$Y236];[.$AK236])" office:value-type="float"/>
          <table:table-cell table:formula="of:=MEDIAN([.$M236];[.$Z236];[.$AL236])" office:value-type="float"/>
          <table:table-cell table:formula="of:=MEDIAN([.$N236];[.$AA236];[.$AM236])" office:value-type="float"/>
          <table:table-cell table:formula="of:=MAX([.$B236];[.$O236];[.$AB236])" office:value-type="float"/>
          <table:table-cell table:formula="of:=MAX([.$C236];[.$P236];[.$AC236])" office:value-type="float"/>
          <table:table-cell table:formula="of:=MAX([.$D236];[.$Q236];[.$AD236])" office:value-type="float"/>
          <table:table-cell table:formula="of:=MAX([.$E236];[.$R236];[.$AE236])" office:value-type="float"/>
          <table:table-cell table:formula="of:=MAX([.$F236];[.$S236];[.$AF236])" office:value-type="float"/>
          <table:table-cell table:formula="of:=MAX([.$G236];[.$T236];[.$AG236])" office:value-type="float"/>
          <table:table-cell table:formula="of:=MAX([.$H236];[.$U236];[.$AH236])" office:value-type="float"/>
          <table:table-cell table:formula="of:=MAX([.$I236];[.$V236];[.$AI236])" office:value-type="float"/>
          <table:table-cell table:formula="of:=MAX([.$J236];[.$W236])" office:value-type="float"/>
          <table:table-cell table:formula="of:=MAX([.$K236];[.$X236];[.$AJ236])" office:value-type="float"/>
          <table:table-cell table:formula="of:=MAX([.$L236];[.$Y236];[.$AK236])" office:value-type="float"/>
          <table:table-cell table:formula="of:=MAX([.$M236];[.$Z236];[.$AL236])" office:value-type="float"/>
          <table:table-cell table:formula="of:=MAX([.$N236];[.$AA236];[.$AM236])" office:value-type="float"/>
        </table:table-row>
        <table:table-row table:style-name="ro1">
          <table:table-cell office:value-type="string">
            <text:p>BLOCKS.BLOCKS-11-2.asp/40</text:p>
          </table:table-cell>
          <table:table-cell office:value-type="float" office:value="9.20561"/>
          <table:table-cell office:value-type="float" office:value="9.126"/>
          <table:table-cell office:value-type="float" office:value="7.76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6438.0"/>
          <table:table-cell office:value-type="float" office:value="57303.0"/>
          <table:table-cell office:value-type="float" office:value="57302.0"/>
          <table:table-cell office:value-type="float" office:value="105592.0"/>
          <table:table-cell office:value-type="float" office:value="77345.0"/>
          <table:table-cell office:value-type="float" office:value="0.0"/>
          <table:table-cell office:value-type="float" office:value="0.0"/>
          <table:table-cell office:value-type="float" office:value="9.32057"/>
          <table:table-cell office:value-type="float" office:value="9.231"/>
          <table:table-cell office:value-type="float" office:value="7.73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6438.0"/>
          <table:table-cell office:value-type="float" office:value="57303.0"/>
          <table:table-cell office:value-type="float" office:value="57302.0"/>
          <table:table-cell office:value-type="float" office:value="105592.0"/>
          <table:table-cell office:value-type="float" office:value="77345.0"/>
          <table:table-cell office:value-type="float" office:value="0.0"/>
          <table:table-cell office:value-type="float" office:value="0.0"/>
          <table:table-cell office:value-type="float" office:value="113.934"/>
          <table:table-cell office:value-type="float" office:value="113.852"/>
          <table:table-cell office:value-type="float" office:value="112.72"/>
          <table:table-cell office:value-type="float" office:value="1.0"/>
          <table:table-cell office:value-type="float" office:value="0.0"/>
          <table:table-cell office:value-type="float" office:value="17.0"/>
          <table:table-cell office:value-type="float" office:value="256060.0"/>
          <table:table-cell office:value-type="float" office:value="309373.0"/>
          <table:table-cell office:value-type="float" office:value="105592.0"/>
          <table:table-cell office:value-type="float" office:value="77345.0"/>
          <table:table-cell office:value-type="float" office:value="0.0"/>
          <table:table-cell office:value-type="float" office:value="0.0"/>
          <table:table-cell table:formula="of:=MIN([.$B237];[.$O237];[.$AB237])" office:value-type="float"/>
          <table:table-cell table:formula="of:=MIN([.$C237];[.$P237];[.$AC237])" office:value-type="float"/>
          <table:table-cell table:formula="of:=MIN([.$D237];[.$Q237];[.$AD237])" office:value-type="float"/>
          <table:table-cell table:formula="of:=MIN([.$E237];[.$R237];[.$AE237])" office:value-type="float"/>
          <table:table-cell table:formula="of:=MIN([.$F237];[.$S237];[.$AF237])" office:value-type="float"/>
          <table:table-cell table:formula="of:=MIN([.$G237];[.$T237];[.$AG237])" office:value-type="float"/>
          <table:table-cell table:formula="of:=MIN([.$H237];[.$U237];[.$AH237])" office:value-type="float"/>
          <table:table-cell table:formula="of:=MIN([.$I237];[.$V237];[.$AI237])" office:value-type="float"/>
          <table:table-cell table:formula="of:=MIN([.$J237];[.$W237])" office:value-type="float"/>
          <table:table-cell table:formula="of:=MIN([.$K237];[.$X237];[.$AJ237])" office:value-type="float"/>
          <table:table-cell table:formula="of:=MIN([.$L237];[.$Y237];[.$AK237])" office:value-type="float"/>
          <table:table-cell table:formula="of:=MIN([.$M237];[.$Z237];[.$AL237])" office:value-type="float"/>
          <table:table-cell table:formula="of:=MIN([.$N237];[.$AA237];[.$AM237])" office:value-type="float"/>
          <table:table-cell table:formula="of:=MEDIAN([.$B237];[.$O237];[.$AB237])" office:value-type="float"/>
          <table:table-cell table:formula="of:=MEDIAN([.$C237];[.$P237];[.$AC237])" office:value-type="float"/>
          <table:table-cell table:formula="of:=MEDIAN([.$D237];[.$Q237];[.$AD237])" office:value-type="float"/>
          <table:table-cell table:formula="of:=MEDIAN([.$E237];[.$R237];[.$AE237])" office:value-type="float"/>
          <table:table-cell table:formula="of:=MEDIAN([.$F237];[.$S237];[.$AF237])" office:value-type="float"/>
          <table:table-cell table:formula="of:=MEDIAN([.$G237];[.$T237];[.$AG237])" office:value-type="float"/>
          <table:table-cell table:formula="of:=MEDIAN([.$H237];[.$U237];[.$AH237])" office:value-type="float"/>
          <table:table-cell table:formula="of:=MEDIAN([.$I237];[.$V237];[.$AI237])" office:value-type="float"/>
          <table:table-cell table:formula="of:=MEDIAN([.$J237];[.$W237])" office:value-type="float"/>
          <table:table-cell table:formula="of:=MEDIAN([.$K237];[.$X237];[.$AJ237])" office:value-type="float"/>
          <table:table-cell table:formula="of:=MEDIAN([.$L237];[.$Y237];[.$AK237])" office:value-type="float"/>
          <table:table-cell table:formula="of:=MEDIAN([.$M237];[.$Z237];[.$AL237])" office:value-type="float"/>
          <table:table-cell table:formula="of:=MEDIAN([.$N237];[.$AA237];[.$AM237])" office:value-type="float"/>
          <table:table-cell table:formula="of:=MAX([.$B237];[.$O237];[.$AB237])" office:value-type="float"/>
          <table:table-cell table:formula="of:=MAX([.$C237];[.$P237];[.$AC237])" office:value-type="float"/>
          <table:table-cell table:formula="of:=MAX([.$D237];[.$Q237];[.$AD237])" office:value-type="float"/>
          <table:table-cell table:formula="of:=MAX([.$E237];[.$R237];[.$AE237])" office:value-type="float"/>
          <table:table-cell table:formula="of:=MAX([.$F237];[.$S237];[.$AF237])" office:value-type="float"/>
          <table:table-cell table:formula="of:=MAX([.$G237];[.$T237];[.$AG237])" office:value-type="float"/>
          <table:table-cell table:formula="of:=MAX([.$H237];[.$U237];[.$AH237])" office:value-type="float"/>
          <table:table-cell table:formula="of:=MAX([.$I237];[.$V237];[.$AI237])" office:value-type="float"/>
          <table:table-cell table:formula="of:=MAX([.$J237];[.$W237])" office:value-type="float"/>
          <table:table-cell table:formula="of:=MAX([.$K237];[.$X237];[.$AJ237])" office:value-type="float"/>
          <table:table-cell table:formula="of:=MAX([.$L237];[.$Y237];[.$AK237])" office:value-type="float"/>
          <table:table-cell table:formula="of:=MAX([.$M237];[.$Z237];[.$AL237])" office:value-type="float"/>
          <table:table-cell table:formula="of:=MAX([.$N237];[.$AA237];[.$AM237])" office:value-type="float"/>
        </table:table-row>
        <table:table-row table:style-name="ro1">
          <table:table-cell office:value-type="string">
            <text:p>BLOCKS.BLOCKS-11-2.asp/5</text:p>
          </table:table-cell>
          <table:table-cell office:value-type="float" office:value="0.22986"/>
          <table:table-cell office:value-type="float" office:value="0.1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172.0"/>
          <table:table-cell office:value-type="float" office:value="178.0"/>
          <table:table-cell office:value-type="float" office:value="0.0"/>
          <table:table-cell office:value-type="float" office:value="0.0"/>
          <table:table-cell office:value-type="float" office:value="0.220931"/>
          <table:table-cell office:value-type="float" office:value="0.1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172.0"/>
          <table:table-cell office:value-type="float" office:value="178.0"/>
          <table:table-cell office:value-type="float" office:value="0.0"/>
          <table:table-cell office:value-type="float" office:value="0.0"/>
          <table:table-cell office:value-type="float" office:value="0.180101"/>
          <table:table-cell office:value-type="float" office:value="0.1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4172.0"/>
          <table:table-cell office:value-type="float" office:value="178.0"/>
          <table:table-cell office:value-type="float" office:value="0.0"/>
          <table:table-cell office:value-type="float" office:value="0.0"/>
          <table:table-cell table:formula="of:=MIN([.$B238];[.$O238];[.$AB238])" office:value-type="float"/>
          <table:table-cell table:formula="of:=MIN([.$C238];[.$P238];[.$AC238])" office:value-type="float"/>
          <table:table-cell table:formula="of:=MIN([.$D238];[.$Q238];[.$AD238])" office:value-type="float"/>
          <table:table-cell table:formula="of:=MIN([.$E238];[.$R238];[.$AE238])" office:value-type="float"/>
          <table:table-cell table:formula="of:=MIN([.$F238];[.$S238];[.$AF238])" office:value-type="float"/>
          <table:table-cell table:formula="of:=MIN([.$G238];[.$T238];[.$AG238])" office:value-type="float"/>
          <table:table-cell table:formula="of:=MIN([.$H238];[.$U238];[.$AH238])" office:value-type="float"/>
          <table:table-cell table:formula="of:=MIN([.$I238];[.$V238];[.$AI238])" office:value-type="float"/>
          <table:table-cell table:formula="of:=MIN([.$J238];[.$W238])" office:value-type="float"/>
          <table:table-cell table:formula="of:=MIN([.$K238];[.$X238];[.$AJ238])" office:value-type="float"/>
          <table:table-cell table:formula="of:=MIN([.$L238];[.$Y238];[.$AK238])" office:value-type="float"/>
          <table:table-cell table:formula="of:=MIN([.$M238];[.$Z238];[.$AL238])" office:value-type="float"/>
          <table:table-cell table:formula="of:=MIN([.$N238];[.$AA238];[.$AM238])" office:value-type="float"/>
          <table:table-cell table:formula="of:=MEDIAN([.$B238];[.$O238];[.$AB238])" office:value-type="float"/>
          <table:table-cell table:formula="of:=MEDIAN([.$C238];[.$P238];[.$AC238])" office:value-type="float"/>
          <table:table-cell table:formula="of:=MEDIAN([.$D238];[.$Q238];[.$AD238])" office:value-type="float"/>
          <table:table-cell table:formula="of:=MEDIAN([.$E238];[.$R238];[.$AE238])" office:value-type="float"/>
          <table:table-cell table:formula="of:=MEDIAN([.$F238];[.$S238];[.$AF238])" office:value-type="float"/>
          <table:table-cell table:formula="of:=MEDIAN([.$G238];[.$T238];[.$AG238])" office:value-type="float"/>
          <table:table-cell table:formula="of:=MEDIAN([.$H238];[.$U238];[.$AH238])" office:value-type="float"/>
          <table:table-cell table:formula="of:=MEDIAN([.$I238];[.$V238];[.$AI238])" office:value-type="float"/>
          <table:table-cell table:formula="of:=MEDIAN([.$J238];[.$W238])" office:value-type="float"/>
          <table:table-cell table:formula="of:=MEDIAN([.$K238];[.$X238];[.$AJ238])" office:value-type="float"/>
          <table:table-cell table:formula="of:=MEDIAN([.$L238];[.$Y238];[.$AK238])" office:value-type="float"/>
          <table:table-cell table:formula="of:=MEDIAN([.$M238];[.$Z238];[.$AL238])" office:value-type="float"/>
          <table:table-cell table:formula="of:=MEDIAN([.$N238];[.$AA238];[.$AM238])" office:value-type="float"/>
          <table:table-cell table:formula="of:=MAX([.$B238];[.$O238];[.$AB238])" office:value-type="float"/>
          <table:table-cell table:formula="of:=MAX([.$C238];[.$P238];[.$AC238])" office:value-type="float"/>
          <table:table-cell table:formula="of:=MAX([.$D238];[.$Q238];[.$AD238])" office:value-type="float"/>
          <table:table-cell table:formula="of:=MAX([.$E238];[.$R238];[.$AE238])" office:value-type="float"/>
          <table:table-cell table:formula="of:=MAX([.$F238];[.$S238];[.$AF238])" office:value-type="float"/>
          <table:table-cell table:formula="of:=MAX([.$G238];[.$T238];[.$AG238])" office:value-type="float"/>
          <table:table-cell table:formula="of:=MAX([.$H238];[.$U238];[.$AH238])" office:value-type="float"/>
          <table:table-cell table:formula="of:=MAX([.$I238];[.$V238];[.$AI238])" office:value-type="float"/>
          <table:table-cell table:formula="of:=MAX([.$J238];[.$W238])" office:value-type="float"/>
          <table:table-cell table:formula="of:=MAX([.$K238];[.$X238];[.$AJ238])" office:value-type="float"/>
          <table:table-cell table:formula="of:=MAX([.$L238];[.$Y238];[.$AK238])" office:value-type="float"/>
          <table:table-cell table:formula="of:=MAX([.$M238];[.$Z238];[.$AL238])" office:value-type="float"/>
          <table:table-cell table:formula="of:=MAX([.$N238];[.$AA238];[.$AM238])" office:value-type="float"/>
        </table:table-row>
        <table:table-row table:style-name="ro1">
          <table:table-cell office:value-type="string">
            <text:p>BLOCKS.BLOCKS-11-2.asp/6</text:p>
          </table:table-cell>
          <table:table-cell office:value-type="float" office:value="0.22996"/>
          <table:table-cell office:value-type="float" office:value="0.1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784.0"/>
          <table:table-cell office:value-type="float" office:value="226.0"/>
          <table:table-cell office:value-type="float" office:value="0.0"/>
          <table:table-cell office:value-type="float" office:value="0.0"/>
          <table:table-cell office:value-type="float" office:value="0.231205"/>
          <table:table-cell office:value-type="float" office:value="0.1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784.0"/>
          <table:table-cell office:value-type="float" office:value="226.0"/>
          <table:table-cell office:value-type="float" office:value="0.0"/>
          <table:table-cell office:value-type="float" office:value="0.0"/>
          <table:table-cell office:value-type="float" office:value="0.237584"/>
          <table:table-cell office:value-type="float" office:value="0.1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6784.0"/>
          <table:table-cell office:value-type="float" office:value="226.0"/>
          <table:table-cell office:value-type="float" office:value="0.0"/>
          <table:table-cell office:value-type="float" office:value="0.0"/>
          <table:table-cell table:formula="of:=MIN([.$B239];[.$O239];[.$AB239])" office:value-type="float"/>
          <table:table-cell table:formula="of:=MIN([.$C239];[.$P239];[.$AC239])" office:value-type="float"/>
          <table:table-cell table:formula="of:=MIN([.$D239];[.$Q239];[.$AD239])" office:value-type="float"/>
          <table:table-cell table:formula="of:=MIN([.$E239];[.$R239];[.$AE239])" office:value-type="float"/>
          <table:table-cell table:formula="of:=MIN([.$F239];[.$S239];[.$AF239])" office:value-type="float"/>
          <table:table-cell table:formula="of:=MIN([.$G239];[.$T239];[.$AG239])" office:value-type="float"/>
          <table:table-cell table:formula="of:=MIN([.$H239];[.$U239];[.$AH239])" office:value-type="float"/>
          <table:table-cell table:formula="of:=MIN([.$I239];[.$V239];[.$AI239])" office:value-type="float"/>
          <table:table-cell table:formula="of:=MIN([.$J239];[.$W239])" office:value-type="float"/>
          <table:table-cell table:formula="of:=MIN([.$K239];[.$X239];[.$AJ239])" office:value-type="float"/>
          <table:table-cell table:formula="of:=MIN([.$L239];[.$Y239];[.$AK239])" office:value-type="float"/>
          <table:table-cell table:formula="of:=MIN([.$M239];[.$Z239];[.$AL239])" office:value-type="float"/>
          <table:table-cell table:formula="of:=MIN([.$N239];[.$AA239];[.$AM239])" office:value-type="float"/>
          <table:table-cell table:formula="of:=MEDIAN([.$B239];[.$O239];[.$AB239])" office:value-type="float"/>
          <table:table-cell table:formula="of:=MEDIAN([.$C239];[.$P239];[.$AC239])" office:value-type="float"/>
          <table:table-cell table:formula="of:=MEDIAN([.$D239];[.$Q239];[.$AD239])" office:value-type="float"/>
          <table:table-cell table:formula="of:=MEDIAN([.$E239];[.$R239];[.$AE239])" office:value-type="float"/>
          <table:table-cell table:formula="of:=MEDIAN([.$F239];[.$S239];[.$AF239])" office:value-type="float"/>
          <table:table-cell table:formula="of:=MEDIAN([.$G239];[.$T239];[.$AG239])" office:value-type="float"/>
          <table:table-cell table:formula="of:=MEDIAN([.$H239];[.$U239];[.$AH239])" office:value-type="float"/>
          <table:table-cell table:formula="of:=MEDIAN([.$I239];[.$V239];[.$AI239])" office:value-type="float"/>
          <table:table-cell table:formula="of:=MEDIAN([.$J239];[.$W239])" office:value-type="float"/>
          <table:table-cell table:formula="of:=MEDIAN([.$K239];[.$X239];[.$AJ239])" office:value-type="float"/>
          <table:table-cell table:formula="of:=MEDIAN([.$L239];[.$Y239];[.$AK239])" office:value-type="float"/>
          <table:table-cell table:formula="of:=MEDIAN([.$M239];[.$Z239];[.$AL239])" office:value-type="float"/>
          <table:table-cell table:formula="of:=MEDIAN([.$N239];[.$AA239];[.$AM239])" office:value-type="float"/>
          <table:table-cell table:formula="of:=MAX([.$B239];[.$O239];[.$AB239])" office:value-type="float"/>
          <table:table-cell table:formula="of:=MAX([.$C239];[.$P239];[.$AC239])" office:value-type="float"/>
          <table:table-cell table:formula="of:=MAX([.$D239];[.$Q239];[.$AD239])" office:value-type="float"/>
          <table:table-cell table:formula="of:=MAX([.$E239];[.$R239];[.$AE239])" office:value-type="float"/>
          <table:table-cell table:formula="of:=MAX([.$F239];[.$S239];[.$AF239])" office:value-type="float"/>
          <table:table-cell table:formula="of:=MAX([.$G239];[.$T239];[.$AG239])" office:value-type="float"/>
          <table:table-cell table:formula="of:=MAX([.$H239];[.$U239];[.$AH239])" office:value-type="float"/>
          <table:table-cell table:formula="of:=MAX([.$I239];[.$V239];[.$AI239])" office:value-type="float"/>
          <table:table-cell table:formula="of:=MAX([.$J239];[.$W239])" office:value-type="float"/>
          <table:table-cell table:formula="of:=MAX([.$K239];[.$X239];[.$AJ239])" office:value-type="float"/>
          <table:table-cell table:formula="of:=MAX([.$L239];[.$Y239];[.$AK239])" office:value-type="float"/>
          <table:table-cell table:formula="of:=MAX([.$M239];[.$Z239];[.$AL239])" office:value-type="float"/>
          <table:table-cell table:formula="of:=MAX([.$N239];[.$AA239];[.$AM239])" office:value-type="float"/>
        </table:table-row>
        <table:table-row table:style-name="ro1">
          <table:table-cell office:value-type="string">
            <text:p>BLOCKS.BLOCKS-11-2.asp/7</text:p>
          </table:table-cell>
          <table:table-cell office:value-type="float" office:value="0.298637"/>
          <table:table-cell office:value-type="float" office:value="0.2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9396.0"/>
          <table:table-cell office:value-type="float" office:value="274.0"/>
          <table:table-cell office:value-type="float" office:value="0.0"/>
          <table:table-cell office:value-type="float" office:value="0.0"/>
          <table:table-cell office:value-type="float" office:value="0.256832"/>
          <table:table-cell office:value-type="float" office:value="0.2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9396.0"/>
          <table:table-cell office:value-type="float" office:value="274.0"/>
          <table:table-cell office:value-type="float" office:value="0.0"/>
          <table:table-cell office:value-type="float" office:value="0.0"/>
          <table:table-cell office:value-type="float" office:value="0.253733"/>
          <table:table-cell office:value-type="float" office:value="0.2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9396.0"/>
          <table:table-cell office:value-type="float" office:value="274.0"/>
          <table:table-cell office:value-type="float" office:value="0.0"/>
          <table:table-cell office:value-type="float" office:value="0.0"/>
          <table:table-cell table:formula="of:=MIN([.$B240];[.$O240];[.$AB240])" office:value-type="float"/>
          <table:table-cell table:formula="of:=MIN([.$C240];[.$P240];[.$AC240])" office:value-type="float"/>
          <table:table-cell table:formula="of:=MIN([.$D240];[.$Q240];[.$AD240])" office:value-type="float"/>
          <table:table-cell table:formula="of:=MIN([.$E240];[.$R240];[.$AE240])" office:value-type="float"/>
          <table:table-cell table:formula="of:=MIN([.$F240];[.$S240];[.$AF240])" office:value-type="float"/>
          <table:table-cell table:formula="of:=MIN([.$G240];[.$T240];[.$AG240])" office:value-type="float"/>
          <table:table-cell table:formula="of:=MIN([.$H240];[.$U240];[.$AH240])" office:value-type="float"/>
          <table:table-cell table:formula="of:=MIN([.$I240];[.$V240];[.$AI240])" office:value-type="float"/>
          <table:table-cell table:formula="of:=MIN([.$J240];[.$W240])" office:value-type="float"/>
          <table:table-cell table:formula="of:=MIN([.$K240];[.$X240];[.$AJ240])" office:value-type="float"/>
          <table:table-cell table:formula="of:=MIN([.$L240];[.$Y240];[.$AK240])" office:value-type="float"/>
          <table:table-cell table:formula="of:=MIN([.$M240];[.$Z240];[.$AL240])" office:value-type="float"/>
          <table:table-cell table:formula="of:=MIN([.$N240];[.$AA240];[.$AM240])" office:value-type="float"/>
          <table:table-cell table:formula="of:=MEDIAN([.$B240];[.$O240];[.$AB240])" office:value-type="float"/>
          <table:table-cell table:formula="of:=MEDIAN([.$C240];[.$P240];[.$AC240])" office:value-type="float"/>
          <table:table-cell table:formula="of:=MEDIAN([.$D240];[.$Q240];[.$AD240])" office:value-type="float"/>
          <table:table-cell table:formula="of:=MEDIAN([.$E240];[.$R240];[.$AE240])" office:value-type="float"/>
          <table:table-cell table:formula="of:=MEDIAN([.$F240];[.$S240];[.$AF240])" office:value-type="float"/>
          <table:table-cell table:formula="of:=MEDIAN([.$G240];[.$T240];[.$AG240])" office:value-type="float"/>
          <table:table-cell table:formula="of:=MEDIAN([.$H240];[.$U240];[.$AH240])" office:value-type="float"/>
          <table:table-cell table:formula="of:=MEDIAN([.$I240];[.$V240];[.$AI240])" office:value-type="float"/>
          <table:table-cell table:formula="of:=MEDIAN([.$J240];[.$W240])" office:value-type="float"/>
          <table:table-cell table:formula="of:=MEDIAN([.$K240];[.$X240];[.$AJ240])" office:value-type="float"/>
          <table:table-cell table:formula="of:=MEDIAN([.$L240];[.$Y240];[.$AK240])" office:value-type="float"/>
          <table:table-cell table:formula="of:=MEDIAN([.$M240];[.$Z240];[.$AL240])" office:value-type="float"/>
          <table:table-cell table:formula="of:=MEDIAN([.$N240];[.$AA240];[.$AM240])" office:value-type="float"/>
          <table:table-cell table:formula="of:=MAX([.$B240];[.$O240];[.$AB240])" office:value-type="float"/>
          <table:table-cell table:formula="of:=MAX([.$C240];[.$P240];[.$AC240])" office:value-type="float"/>
          <table:table-cell table:formula="of:=MAX([.$D240];[.$Q240];[.$AD240])" office:value-type="float"/>
          <table:table-cell table:formula="of:=MAX([.$E240];[.$R240];[.$AE240])" office:value-type="float"/>
          <table:table-cell table:formula="of:=MAX([.$F240];[.$S240];[.$AF240])" office:value-type="float"/>
          <table:table-cell table:formula="of:=MAX([.$G240];[.$T240];[.$AG240])" office:value-type="float"/>
          <table:table-cell table:formula="of:=MAX([.$H240];[.$U240];[.$AH240])" office:value-type="float"/>
          <table:table-cell table:formula="of:=MAX([.$I240];[.$V240];[.$AI240])" office:value-type="float"/>
          <table:table-cell table:formula="of:=MAX([.$J240];[.$W240])" office:value-type="float"/>
          <table:table-cell table:formula="of:=MAX([.$K240];[.$X240];[.$AJ240])" office:value-type="float"/>
          <table:table-cell table:formula="of:=MAX([.$L240];[.$Y240];[.$AK240])" office:value-type="float"/>
          <table:table-cell table:formula="of:=MAX([.$M240];[.$Z240];[.$AL240])" office:value-type="float"/>
          <table:table-cell table:formula="of:=MAX([.$N240];[.$AA240];[.$AM240])" office:value-type="float"/>
        </table:table-row>
        <table:table-row table:style-name="ro1">
          <table:table-cell office:value-type="string">
            <text:p>BLOCKS.BLOCKS-11-2.asp/8</text:p>
          </table:table-cell>
          <table:table-cell office:value-type="float" office:value="0.331008"/>
          <table:table-cell office:value-type="float" office:value="0.2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2008.0"/>
          <table:table-cell office:value-type="float" office:value="322.0"/>
          <table:table-cell office:value-type="float" office:value="0.0"/>
          <table:table-cell office:value-type="float" office:value="0.0"/>
          <table:table-cell office:value-type="float" office:value="0.303487"/>
          <table:table-cell office:value-type="float" office:value="0.2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2008.0"/>
          <table:table-cell office:value-type="float" office:value="322.0"/>
          <table:table-cell office:value-type="float" office:value="0.0"/>
          <table:table-cell office:value-type="float" office:value="0.0"/>
          <table:table-cell office:value-type="float" office:value="0.293532"/>
          <table:table-cell office:value-type="float" office:value="0.2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008.0"/>
          <table:table-cell office:value-type="float" office:value="322.0"/>
          <table:table-cell office:value-type="float" office:value="0.0"/>
          <table:table-cell office:value-type="float" office:value="0.0"/>
          <table:table-cell table:formula="of:=MIN([.$B241];[.$O241];[.$AB241])" office:value-type="float"/>
          <table:table-cell table:formula="of:=MIN([.$C241];[.$P241];[.$AC241])" office:value-type="float"/>
          <table:table-cell table:formula="of:=MIN([.$D241];[.$Q241];[.$AD241])" office:value-type="float"/>
          <table:table-cell table:formula="of:=MIN([.$E241];[.$R241];[.$AE241])" office:value-type="float"/>
          <table:table-cell table:formula="of:=MIN([.$F241];[.$S241];[.$AF241])" office:value-type="float"/>
          <table:table-cell table:formula="of:=MIN([.$G241];[.$T241];[.$AG241])" office:value-type="float"/>
          <table:table-cell table:formula="of:=MIN([.$H241];[.$U241];[.$AH241])" office:value-type="float"/>
          <table:table-cell table:formula="of:=MIN([.$I241];[.$V241];[.$AI241])" office:value-type="float"/>
          <table:table-cell table:formula="of:=MIN([.$J241];[.$W241])" office:value-type="float"/>
          <table:table-cell table:formula="of:=MIN([.$K241];[.$X241];[.$AJ241])" office:value-type="float"/>
          <table:table-cell table:formula="of:=MIN([.$L241];[.$Y241];[.$AK241])" office:value-type="float"/>
          <table:table-cell table:formula="of:=MIN([.$M241];[.$Z241];[.$AL241])" office:value-type="float"/>
          <table:table-cell table:formula="of:=MIN([.$N241];[.$AA241];[.$AM241])" office:value-type="float"/>
          <table:table-cell table:formula="of:=MEDIAN([.$B241];[.$O241];[.$AB241])" office:value-type="float"/>
          <table:table-cell table:formula="of:=MEDIAN([.$C241];[.$P241];[.$AC241])" office:value-type="float"/>
          <table:table-cell table:formula="of:=MEDIAN([.$D241];[.$Q241];[.$AD241])" office:value-type="float"/>
          <table:table-cell table:formula="of:=MEDIAN([.$E241];[.$R241];[.$AE241])" office:value-type="float"/>
          <table:table-cell table:formula="of:=MEDIAN([.$F241];[.$S241];[.$AF241])" office:value-type="float"/>
          <table:table-cell table:formula="of:=MEDIAN([.$G241];[.$T241];[.$AG241])" office:value-type="float"/>
          <table:table-cell table:formula="of:=MEDIAN([.$H241];[.$U241];[.$AH241])" office:value-type="float"/>
          <table:table-cell table:formula="of:=MEDIAN([.$I241];[.$V241];[.$AI241])" office:value-type="float"/>
          <table:table-cell table:formula="of:=MEDIAN([.$J241];[.$W241])" office:value-type="float"/>
          <table:table-cell table:formula="of:=MEDIAN([.$K241];[.$X241];[.$AJ241])" office:value-type="float"/>
          <table:table-cell table:formula="of:=MEDIAN([.$L241];[.$Y241];[.$AK241])" office:value-type="float"/>
          <table:table-cell table:formula="of:=MEDIAN([.$M241];[.$Z241];[.$AL241])" office:value-type="float"/>
          <table:table-cell table:formula="of:=MEDIAN([.$N241];[.$AA241];[.$AM241])" office:value-type="float"/>
          <table:table-cell table:formula="of:=MAX([.$B241];[.$O241];[.$AB241])" office:value-type="float"/>
          <table:table-cell table:formula="of:=MAX([.$C241];[.$P241];[.$AC241])" office:value-type="float"/>
          <table:table-cell table:formula="of:=MAX([.$D241];[.$Q241];[.$AD241])" office:value-type="float"/>
          <table:table-cell table:formula="of:=MAX([.$E241];[.$R241];[.$AE241])" office:value-type="float"/>
          <table:table-cell table:formula="of:=MAX([.$F241];[.$S241];[.$AF241])" office:value-type="float"/>
          <table:table-cell table:formula="of:=MAX([.$G241];[.$T241];[.$AG241])" office:value-type="float"/>
          <table:table-cell table:formula="of:=MAX([.$H241];[.$U241];[.$AH241])" office:value-type="float"/>
          <table:table-cell table:formula="of:=MAX([.$I241];[.$V241];[.$AI241])" office:value-type="float"/>
          <table:table-cell table:formula="of:=MAX([.$J241];[.$W241])" office:value-type="float"/>
          <table:table-cell table:formula="of:=MAX([.$K241];[.$X241];[.$AJ241])" office:value-type="float"/>
          <table:table-cell table:formula="of:=MAX([.$L241];[.$Y241];[.$AK241])" office:value-type="float"/>
          <table:table-cell table:formula="of:=MAX([.$M241];[.$Z241];[.$AL241])" office:value-type="float"/>
          <table:table-cell table:formula="of:=MAX([.$N241];[.$AA241];[.$AM241])" office:value-type="float"/>
        </table:table-row>
        <table:table-row table:style-name="ro1">
          <table:table-cell office:value-type="string">
            <text:p>BLOCKS.BLOCKS-11-2.asp/9</text:p>
          </table:table-cell>
          <table:table-cell office:value-type="float" office:value="0.367785"/>
          <table:table-cell office:value-type="float" office:value="0.3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4620.0"/>
          <table:table-cell office:value-type="float" office:value="370.0"/>
          <table:table-cell office:value-type="float" office:value="0.0"/>
          <table:table-cell office:value-type="float" office:value="0.0"/>
          <table:table-cell office:value-type="float" office:value="0.365329"/>
          <table:table-cell office:value-type="float" office:value="0.3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4620.0"/>
          <table:table-cell office:value-type="float" office:value="370.0"/>
          <table:table-cell office:value-type="float" office:value="0.0"/>
          <table:table-cell office:value-type="float" office:value="0.0"/>
          <table:table-cell office:value-type="float" office:value="0.323805"/>
          <table:table-cell office:value-type="float" office:value="0.2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4620.0"/>
          <table:table-cell office:value-type="float" office:value="370.0"/>
          <table:table-cell office:value-type="float" office:value="0.0"/>
          <table:table-cell office:value-type="float" office:value="0.0"/>
          <table:table-cell table:formula="of:=MIN([.$B242];[.$O242];[.$AB242])" office:value-type="float"/>
          <table:table-cell table:formula="of:=MIN([.$C242];[.$P242];[.$AC242])" office:value-type="float"/>
          <table:table-cell table:formula="of:=MIN([.$D242];[.$Q242];[.$AD242])" office:value-type="float"/>
          <table:table-cell table:formula="of:=MIN([.$E242];[.$R242];[.$AE242])" office:value-type="float"/>
          <table:table-cell table:formula="of:=MIN([.$F242];[.$S242];[.$AF242])" office:value-type="float"/>
          <table:table-cell table:formula="of:=MIN([.$G242];[.$T242];[.$AG242])" office:value-type="float"/>
          <table:table-cell table:formula="of:=MIN([.$H242];[.$U242];[.$AH242])" office:value-type="float"/>
          <table:table-cell table:formula="of:=MIN([.$I242];[.$V242];[.$AI242])" office:value-type="float"/>
          <table:table-cell table:formula="of:=MIN([.$J242];[.$W242])" office:value-type="float"/>
          <table:table-cell table:formula="of:=MIN([.$K242];[.$X242];[.$AJ242])" office:value-type="float"/>
          <table:table-cell table:formula="of:=MIN([.$L242];[.$Y242];[.$AK242])" office:value-type="float"/>
          <table:table-cell table:formula="of:=MIN([.$M242];[.$Z242];[.$AL242])" office:value-type="float"/>
          <table:table-cell table:formula="of:=MIN([.$N242];[.$AA242];[.$AM242])" office:value-type="float"/>
          <table:table-cell table:formula="of:=MEDIAN([.$B242];[.$O242];[.$AB242])" office:value-type="float"/>
          <table:table-cell table:formula="of:=MEDIAN([.$C242];[.$P242];[.$AC242])" office:value-type="float"/>
          <table:table-cell table:formula="of:=MEDIAN([.$D242];[.$Q242];[.$AD242])" office:value-type="float"/>
          <table:table-cell table:formula="of:=MEDIAN([.$E242];[.$R242];[.$AE242])" office:value-type="float"/>
          <table:table-cell table:formula="of:=MEDIAN([.$F242];[.$S242];[.$AF242])" office:value-type="float"/>
          <table:table-cell table:formula="of:=MEDIAN([.$G242];[.$T242];[.$AG242])" office:value-type="float"/>
          <table:table-cell table:formula="of:=MEDIAN([.$H242];[.$U242];[.$AH242])" office:value-type="float"/>
          <table:table-cell table:formula="of:=MEDIAN([.$I242];[.$V242];[.$AI242])" office:value-type="float"/>
          <table:table-cell table:formula="of:=MEDIAN([.$J242];[.$W242])" office:value-type="float"/>
          <table:table-cell table:formula="of:=MEDIAN([.$K242];[.$X242];[.$AJ242])" office:value-type="float"/>
          <table:table-cell table:formula="of:=MEDIAN([.$L242];[.$Y242];[.$AK242])" office:value-type="float"/>
          <table:table-cell table:formula="of:=MEDIAN([.$M242];[.$Z242];[.$AL242])" office:value-type="float"/>
          <table:table-cell table:formula="of:=MEDIAN([.$N242];[.$AA242];[.$AM242])" office:value-type="float"/>
          <table:table-cell table:formula="of:=MAX([.$B242];[.$O242];[.$AB242])" office:value-type="float"/>
          <table:table-cell table:formula="of:=MAX([.$C242];[.$P242];[.$AC242])" office:value-type="float"/>
          <table:table-cell table:formula="of:=MAX([.$D242];[.$Q242];[.$AD242])" office:value-type="float"/>
          <table:table-cell table:formula="of:=MAX([.$E242];[.$R242];[.$AE242])" office:value-type="float"/>
          <table:table-cell table:formula="of:=MAX([.$F242];[.$S242];[.$AF242])" office:value-type="float"/>
          <table:table-cell table:formula="of:=MAX([.$G242];[.$T242];[.$AG242])" office:value-type="float"/>
          <table:table-cell table:formula="of:=MAX([.$H242];[.$U242];[.$AH242])" office:value-type="float"/>
          <table:table-cell table:formula="of:=MAX([.$I242];[.$V242];[.$AI242])" office:value-type="float"/>
          <table:table-cell table:formula="of:=MAX([.$J242];[.$W242])" office:value-type="float"/>
          <table:table-cell table:formula="of:=MAX([.$K242];[.$X242];[.$AJ242])" office:value-type="float"/>
          <table:table-cell table:formula="of:=MAX([.$L242];[.$Y242];[.$AK242])" office:value-type="float"/>
          <table:table-cell table:formula="of:=MAX([.$M242];[.$Z242];[.$AL242])" office:value-type="float"/>
          <table:table-cell table:formula="of:=MAX([.$N242];[.$AA242];[.$AM242])" office:value-type="float"/>
        </table:table-row>
        <table:table-row table:style-name="ro1">
          <table:table-cell office:value-type="string">
            <text:p>BLOCKS.BLOCKS-8-0.asp/1</text:p>
          </table:table-cell>
          <table:table-cell office:value-type="float" office:value="0.068767"/>
          <table:table-cell office:value-type="float" office:value="0.0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99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0.069652"/>
          <table:table-cell office:value-type="float" office:value="0.0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99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0.065966"/>
          <table:table-cell office:value-type="float" office:value="0.0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990.0"/>
          <table:table-cell office:value-type="float" office:value="3.0"/>
          <table:table-cell office:value-type="float" office:value="0.0"/>
          <table:table-cell office:value-type="float" office:value="0.0"/>
          <table:table-cell table:formula="of:=MIN([.$B243];[.$O243];[.$AB243])" office:value-type="float"/>
          <table:table-cell table:formula="of:=MIN([.$C243];[.$P243];[.$AC243])" office:value-type="float"/>
          <table:table-cell table:formula="of:=MIN([.$D243];[.$Q243];[.$AD243])" office:value-type="float"/>
          <table:table-cell table:formula="of:=MIN([.$E243];[.$R243];[.$AE243])" office:value-type="float"/>
          <table:table-cell table:formula="of:=MIN([.$F243];[.$S243];[.$AF243])" office:value-type="float"/>
          <table:table-cell table:formula="of:=MIN([.$G243];[.$T243];[.$AG243])" office:value-type="float"/>
          <table:table-cell table:formula="of:=MIN([.$H243];[.$U243];[.$AH243])" office:value-type="float"/>
          <table:table-cell table:formula="of:=MIN([.$I243];[.$V243];[.$AI243])" office:value-type="float"/>
          <table:table-cell table:formula="of:=MIN([.$J243];[.$W243])" office:value-type="float"/>
          <table:table-cell table:formula="of:=MIN([.$K243];[.$X243];[.$AJ243])" office:value-type="float"/>
          <table:table-cell table:formula="of:=MIN([.$L243];[.$Y243];[.$AK243])" office:value-type="float"/>
          <table:table-cell table:formula="of:=MIN([.$M243];[.$Z243];[.$AL243])" office:value-type="float"/>
          <table:table-cell table:formula="of:=MIN([.$N243];[.$AA243];[.$AM243])" office:value-type="float"/>
          <table:table-cell table:formula="of:=MEDIAN([.$B243];[.$O243];[.$AB243])" office:value-type="float"/>
          <table:table-cell table:formula="of:=MEDIAN([.$C243];[.$P243];[.$AC243])" office:value-type="float"/>
          <table:table-cell table:formula="of:=MEDIAN([.$D243];[.$Q243];[.$AD243])" office:value-type="float"/>
          <table:table-cell table:formula="of:=MEDIAN([.$E243];[.$R243];[.$AE243])" office:value-type="float"/>
          <table:table-cell table:formula="of:=MEDIAN([.$F243];[.$S243];[.$AF243])" office:value-type="float"/>
          <table:table-cell table:formula="of:=MEDIAN([.$G243];[.$T243];[.$AG243])" office:value-type="float"/>
          <table:table-cell table:formula="of:=MEDIAN([.$H243];[.$U243];[.$AH243])" office:value-type="float"/>
          <table:table-cell table:formula="of:=MEDIAN([.$I243];[.$V243];[.$AI243])" office:value-type="float"/>
          <table:table-cell table:formula="of:=MEDIAN([.$J243];[.$W243])" office:value-type="float"/>
          <table:table-cell table:formula="of:=MEDIAN([.$K243];[.$X243];[.$AJ243])" office:value-type="float"/>
          <table:table-cell table:formula="of:=MEDIAN([.$L243];[.$Y243];[.$AK243])" office:value-type="float"/>
          <table:table-cell table:formula="of:=MEDIAN([.$M243];[.$Z243];[.$AL243])" office:value-type="float"/>
          <table:table-cell table:formula="of:=MEDIAN([.$N243];[.$AA243];[.$AM243])" office:value-type="float"/>
          <table:table-cell table:formula="of:=MAX([.$B243];[.$O243];[.$AB243])" office:value-type="float"/>
          <table:table-cell table:formula="of:=MAX([.$C243];[.$P243];[.$AC243])" office:value-type="float"/>
          <table:table-cell table:formula="of:=MAX([.$D243];[.$Q243];[.$AD243])" office:value-type="float"/>
          <table:table-cell table:formula="of:=MAX([.$E243];[.$R243];[.$AE243])" office:value-type="float"/>
          <table:table-cell table:formula="of:=MAX([.$F243];[.$S243];[.$AF243])" office:value-type="float"/>
          <table:table-cell table:formula="of:=MAX([.$G243];[.$T243];[.$AG243])" office:value-type="float"/>
          <table:table-cell table:formula="of:=MAX([.$H243];[.$U243];[.$AH243])" office:value-type="float"/>
          <table:table-cell table:formula="of:=MAX([.$I243];[.$V243];[.$AI243])" office:value-type="float"/>
          <table:table-cell table:formula="of:=MAX([.$J243];[.$W243])" office:value-type="float"/>
          <table:table-cell table:formula="of:=MAX([.$K243];[.$X243];[.$AJ243])" office:value-type="float"/>
          <table:table-cell table:formula="of:=MAX([.$L243];[.$Y243];[.$AK243])" office:value-type="float"/>
          <table:table-cell table:formula="of:=MAX([.$M243];[.$Z243];[.$AL243])" office:value-type="float"/>
          <table:table-cell table:formula="of:=MAX([.$N243];[.$AA243];[.$AM243])" office:value-type="float"/>
        </table:table-row>
        <table:table-row table:style-name="ro1">
          <table:table-cell office:value-type="string">
            <text:p>BLOCKS.BLOCKS-8-0.asp/10</text:p>
          </table:table-cell>
          <table:table-cell office:value-type="float" office:value="0.213329"/>
          <table:table-cell office:value-type="float" office:value="0.1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56.0"/>
          <table:table-cell office:value-type="float" office:value="56.0"/>
          <table:table-cell office:value-type="float" office:value="14563.0"/>
          <table:table-cell office:value-type="float" office:value="9362.0"/>
          <table:table-cell office:value-type="float" office:value="0.0"/>
          <table:table-cell office:value-type="float" office:value="0.0"/>
          <table:table-cell office:value-type="float" office:value="0.213257"/>
          <table:table-cell office:value-type="float" office:value="0.1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56.0"/>
          <table:table-cell office:value-type="float" office:value="56.0"/>
          <table:table-cell office:value-type="float" office:value="14563.0"/>
          <table:table-cell office:value-type="float" office:value="9362.0"/>
          <table:table-cell office:value-type="float" office:value="0.0"/>
          <table:table-cell office:value-type="float" office:value="0.0"/>
          <table:table-cell office:value-type="float" office:value="0.185208"/>
          <table:table-cell office:value-type="float" office:value="0.1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6.0"/>
          <table:table-cell office:value-type="float" office:value="314.0"/>
          <table:table-cell office:value-type="float" office:value="14563.0"/>
          <table:table-cell office:value-type="float" office:value="9362.0"/>
          <table:table-cell office:value-type="float" office:value="0.0"/>
          <table:table-cell office:value-type="float" office:value="0.0"/>
          <table:table-cell table:formula="of:=MIN([.$B244];[.$O244];[.$AB244])" office:value-type="float"/>
          <table:table-cell table:formula="of:=MIN([.$C244];[.$P244];[.$AC244])" office:value-type="float"/>
          <table:table-cell table:formula="of:=MIN([.$D244];[.$Q244];[.$AD244])" office:value-type="float"/>
          <table:table-cell table:formula="of:=MIN([.$E244];[.$R244];[.$AE244])" office:value-type="float"/>
          <table:table-cell table:formula="of:=MIN([.$F244];[.$S244];[.$AF244])" office:value-type="float"/>
          <table:table-cell table:formula="of:=MIN([.$G244];[.$T244];[.$AG244])" office:value-type="float"/>
          <table:table-cell table:formula="of:=MIN([.$H244];[.$U244];[.$AH244])" office:value-type="float"/>
          <table:table-cell table:formula="of:=MIN([.$I244];[.$V244];[.$AI244])" office:value-type="float"/>
          <table:table-cell table:formula="of:=MIN([.$J244];[.$W244])" office:value-type="float"/>
          <table:table-cell table:formula="of:=MIN([.$K244];[.$X244];[.$AJ244])" office:value-type="float"/>
          <table:table-cell table:formula="of:=MIN([.$L244];[.$Y244];[.$AK244])" office:value-type="float"/>
          <table:table-cell table:formula="of:=MIN([.$M244];[.$Z244];[.$AL244])" office:value-type="float"/>
          <table:table-cell table:formula="of:=MIN([.$N244];[.$AA244];[.$AM244])" office:value-type="float"/>
          <table:table-cell table:formula="of:=MEDIAN([.$B244];[.$O244];[.$AB244])" office:value-type="float"/>
          <table:table-cell table:formula="of:=MEDIAN([.$C244];[.$P244];[.$AC244])" office:value-type="float"/>
          <table:table-cell table:formula="of:=MEDIAN([.$D244];[.$Q244];[.$AD244])" office:value-type="float"/>
          <table:table-cell table:formula="of:=MEDIAN([.$E244];[.$R244];[.$AE244])" office:value-type="float"/>
          <table:table-cell table:formula="of:=MEDIAN([.$F244];[.$S244];[.$AF244])" office:value-type="float"/>
          <table:table-cell table:formula="of:=MEDIAN([.$G244];[.$T244];[.$AG244])" office:value-type="float"/>
          <table:table-cell table:formula="of:=MEDIAN([.$H244];[.$U244];[.$AH244])" office:value-type="float"/>
          <table:table-cell table:formula="of:=MEDIAN([.$I244];[.$V244];[.$AI244])" office:value-type="float"/>
          <table:table-cell table:formula="of:=MEDIAN([.$J244];[.$W244])" office:value-type="float"/>
          <table:table-cell table:formula="of:=MEDIAN([.$K244];[.$X244];[.$AJ244])" office:value-type="float"/>
          <table:table-cell table:formula="of:=MEDIAN([.$L244];[.$Y244];[.$AK244])" office:value-type="float"/>
          <table:table-cell table:formula="of:=MEDIAN([.$M244];[.$Z244];[.$AL244])" office:value-type="float"/>
          <table:table-cell table:formula="of:=MEDIAN([.$N244];[.$AA244];[.$AM244])" office:value-type="float"/>
          <table:table-cell table:formula="of:=MAX([.$B244];[.$O244];[.$AB244])" office:value-type="float"/>
          <table:table-cell table:formula="of:=MAX([.$C244];[.$P244];[.$AC244])" office:value-type="float"/>
          <table:table-cell table:formula="of:=MAX([.$D244];[.$Q244];[.$AD244])" office:value-type="float"/>
          <table:table-cell table:formula="of:=MAX([.$E244];[.$R244];[.$AE244])" office:value-type="float"/>
          <table:table-cell table:formula="of:=MAX([.$F244];[.$S244];[.$AF244])" office:value-type="float"/>
          <table:table-cell table:formula="of:=MAX([.$G244];[.$T244];[.$AG244])" office:value-type="float"/>
          <table:table-cell table:formula="of:=MAX([.$H244];[.$U244];[.$AH244])" office:value-type="float"/>
          <table:table-cell table:formula="of:=MAX([.$I244];[.$V244];[.$AI244])" office:value-type="float"/>
          <table:table-cell table:formula="of:=MAX([.$J244];[.$W244])" office:value-type="float"/>
          <table:table-cell table:formula="of:=MAX([.$K244];[.$X244];[.$AJ244])" office:value-type="float"/>
          <table:table-cell table:formula="of:=MAX([.$L244];[.$Y244];[.$AK244])" office:value-type="float"/>
          <table:table-cell table:formula="of:=MAX([.$M244];[.$Z244];[.$AL244])" office:value-type="float"/>
          <table:table-cell table:formula="of:=MAX([.$N244];[.$AA244];[.$AM244])" office:value-type="float"/>
        </table:table-row>
        <table:table-row table:style-name="ro1">
          <table:table-cell office:value-type="string">
            <text:p>BLOCKS.BLOCKS-8-0.asp/11</text:p>
          </table:table-cell>
          <table:table-cell office:value-type="float" office:value="0.2265"/>
          <table:table-cell office:value-type="float" office:value="0.1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92.0"/>
          <table:table-cell office:value-type="float" office:value="92.0"/>
          <table:table-cell office:value-type="float" office:value="15960.0"/>
          <table:table-cell office:value-type="float" office:value="10526.0"/>
          <table:table-cell office:value-type="float" office:value="0.0"/>
          <table:table-cell office:value-type="float" office:value="0.0"/>
          <table:table-cell office:value-type="float" office:value="0.230513"/>
          <table:table-cell office:value-type="float" office:value="0.1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92.0"/>
          <table:table-cell office:value-type="float" office:value="92.0"/>
          <table:table-cell office:value-type="float" office:value="15960.0"/>
          <table:table-cell office:value-type="float" office:value="10526.0"/>
          <table:table-cell office:value-type="float" office:value="0.0"/>
          <table:table-cell office:value-type="float" office:value="0.0"/>
          <table:table-cell office:value-type="float" office:value="0.205458"/>
          <table:table-cell office:value-type="float" office:value="0.165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3.0"/>
          <table:table-cell office:value-type="float" office:value="510.0"/>
          <table:table-cell office:value-type="float" office:value="15960.0"/>
          <table:table-cell office:value-type="float" office:value="10526.0"/>
          <table:table-cell office:value-type="float" office:value="0.0"/>
          <table:table-cell office:value-type="float" office:value="0.0"/>
          <table:table-cell table:formula="of:=MIN([.$B245];[.$O245];[.$AB245])" office:value-type="float"/>
          <table:table-cell table:formula="of:=MIN([.$C245];[.$P245];[.$AC245])" office:value-type="float"/>
          <table:table-cell table:formula="of:=MIN([.$D245];[.$Q245];[.$AD245])" office:value-type="float"/>
          <table:table-cell table:formula="of:=MIN([.$E245];[.$R245];[.$AE245])" office:value-type="float"/>
          <table:table-cell table:formula="of:=MIN([.$F245];[.$S245];[.$AF245])" office:value-type="float"/>
          <table:table-cell table:formula="of:=MIN([.$G245];[.$T245];[.$AG245])" office:value-type="float"/>
          <table:table-cell table:formula="of:=MIN([.$H245];[.$U245];[.$AH245])" office:value-type="float"/>
          <table:table-cell table:formula="of:=MIN([.$I245];[.$V245];[.$AI245])" office:value-type="float"/>
          <table:table-cell table:formula="of:=MIN([.$J245];[.$W245])" office:value-type="float"/>
          <table:table-cell table:formula="of:=MIN([.$K245];[.$X245];[.$AJ245])" office:value-type="float"/>
          <table:table-cell table:formula="of:=MIN([.$L245];[.$Y245];[.$AK245])" office:value-type="float"/>
          <table:table-cell table:formula="of:=MIN([.$M245];[.$Z245];[.$AL245])" office:value-type="float"/>
          <table:table-cell table:formula="of:=MIN([.$N245];[.$AA245];[.$AM245])" office:value-type="float"/>
          <table:table-cell table:formula="of:=MEDIAN([.$B245];[.$O245];[.$AB245])" office:value-type="float"/>
          <table:table-cell table:formula="of:=MEDIAN([.$C245];[.$P245];[.$AC245])" office:value-type="float"/>
          <table:table-cell table:formula="of:=MEDIAN([.$D245];[.$Q245];[.$AD245])" office:value-type="float"/>
          <table:table-cell table:formula="of:=MEDIAN([.$E245];[.$R245];[.$AE245])" office:value-type="float"/>
          <table:table-cell table:formula="of:=MEDIAN([.$F245];[.$S245];[.$AF245])" office:value-type="float"/>
          <table:table-cell table:formula="of:=MEDIAN([.$G245];[.$T245];[.$AG245])" office:value-type="float"/>
          <table:table-cell table:formula="of:=MEDIAN([.$H245];[.$U245];[.$AH245])" office:value-type="float"/>
          <table:table-cell table:formula="of:=MEDIAN([.$I245];[.$V245];[.$AI245])" office:value-type="float"/>
          <table:table-cell table:formula="of:=MEDIAN([.$J245];[.$W245])" office:value-type="float"/>
          <table:table-cell table:formula="of:=MEDIAN([.$K245];[.$X245];[.$AJ245])" office:value-type="float"/>
          <table:table-cell table:formula="of:=MEDIAN([.$L245];[.$Y245];[.$AK245])" office:value-type="float"/>
          <table:table-cell table:formula="of:=MEDIAN([.$M245];[.$Z245];[.$AL245])" office:value-type="float"/>
          <table:table-cell table:formula="of:=MEDIAN([.$N245];[.$AA245];[.$AM245])" office:value-type="float"/>
          <table:table-cell table:formula="of:=MAX([.$B245];[.$O245];[.$AB245])" office:value-type="float"/>
          <table:table-cell table:formula="of:=MAX([.$C245];[.$P245];[.$AC245])" office:value-type="float"/>
          <table:table-cell table:formula="of:=MAX([.$D245];[.$Q245];[.$AD245])" office:value-type="float"/>
          <table:table-cell table:formula="of:=MAX([.$E245];[.$R245];[.$AE245])" office:value-type="float"/>
          <table:table-cell table:formula="of:=MAX([.$F245];[.$S245];[.$AF245])" office:value-type="float"/>
          <table:table-cell table:formula="of:=MAX([.$G245];[.$T245];[.$AG245])" office:value-type="float"/>
          <table:table-cell table:formula="of:=MAX([.$H245];[.$U245];[.$AH245])" office:value-type="float"/>
          <table:table-cell table:formula="of:=MAX([.$I245];[.$V245];[.$AI245])" office:value-type="float"/>
          <table:table-cell table:formula="of:=MAX([.$J245];[.$W245])" office:value-type="float"/>
          <table:table-cell table:formula="of:=MAX([.$K245];[.$X245];[.$AJ245])" office:value-type="float"/>
          <table:table-cell table:formula="of:=MAX([.$L245];[.$Y245];[.$AK245])" office:value-type="float"/>
          <table:table-cell table:formula="of:=MAX([.$M245];[.$Z245];[.$AL245])" office:value-type="float"/>
          <table:table-cell table:formula="of:=MAX([.$N245];[.$AA245];[.$AM245])" office:value-type="float"/>
        </table:table-row>
        <table:table-row table:style-name="ro1">
          <table:table-cell office:value-type="string">
            <text:p>BLOCKS.BLOCKS-8-0.asp/12</text:p>
          </table:table-cell>
          <table:table-cell office:value-type="float" office:value="0.254816"/>
          <table:table-cell office:value-type="float" office:value="0.214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6.0"/>
          <table:table-cell office:value-type="float" office:value="240.0"/>
          <table:table-cell office:value-type="float" office:value="240.0"/>
          <table:table-cell office:value-type="float" office:value="17357.0"/>
          <table:table-cell office:value-type="float" office:value="11690.0"/>
          <table:table-cell office:value-type="float" office:value="0.0"/>
          <table:table-cell office:value-type="float" office:value="0.0"/>
          <table:table-cell office:value-type="float" office:value="0.286607"/>
          <table:table-cell office:value-type="float" office:value="0.246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6.0"/>
          <table:table-cell office:value-type="float" office:value="240.0"/>
          <table:table-cell office:value-type="float" office:value="240.0"/>
          <table:table-cell office:value-type="float" office:value="17357.0"/>
          <table:table-cell office:value-type="float" office:value="11690.0"/>
          <table:table-cell office:value-type="float" office:value="0.0"/>
          <table:table-cell office:value-type="float" office:value="0.0"/>
          <table:table-cell office:value-type="float" office:value="0.220176"/>
          <table:table-cell office:value-type="float" office:value="0.179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2.0"/>
          <table:table-cell office:value-type="float" office:value="575.0"/>
          <table:table-cell office:value-type="float" office:value="17357.0"/>
          <table:table-cell office:value-type="float" office:value="11690.0"/>
          <table:table-cell office:value-type="float" office:value="0.0"/>
          <table:table-cell office:value-type="float" office:value="0.0"/>
          <table:table-cell table:formula="of:=MIN([.$B246];[.$O246];[.$AB246])" office:value-type="float"/>
          <table:table-cell table:formula="of:=MIN([.$C246];[.$P246];[.$AC246])" office:value-type="float"/>
          <table:table-cell table:formula="of:=MIN([.$D246];[.$Q246];[.$AD246])" office:value-type="float"/>
          <table:table-cell table:formula="of:=MIN([.$E246];[.$R246];[.$AE246])" office:value-type="float"/>
          <table:table-cell table:formula="of:=MIN([.$F246];[.$S246];[.$AF246])" office:value-type="float"/>
          <table:table-cell table:formula="of:=MIN([.$G246];[.$T246];[.$AG246])" office:value-type="float"/>
          <table:table-cell table:formula="of:=MIN([.$H246];[.$U246];[.$AH246])" office:value-type="float"/>
          <table:table-cell table:formula="of:=MIN([.$I246];[.$V246];[.$AI246])" office:value-type="float"/>
          <table:table-cell table:formula="of:=MIN([.$J246];[.$W246])" office:value-type="float"/>
          <table:table-cell table:formula="of:=MIN([.$K246];[.$X246];[.$AJ246])" office:value-type="float"/>
          <table:table-cell table:formula="of:=MIN([.$L246];[.$Y246];[.$AK246])" office:value-type="float"/>
          <table:table-cell table:formula="of:=MIN([.$M246];[.$Z246];[.$AL246])" office:value-type="float"/>
          <table:table-cell table:formula="of:=MIN([.$N246];[.$AA246];[.$AM246])" office:value-type="float"/>
          <table:table-cell table:formula="of:=MEDIAN([.$B246];[.$O246];[.$AB246])" office:value-type="float"/>
          <table:table-cell table:formula="of:=MEDIAN([.$C246];[.$P246];[.$AC246])" office:value-type="float"/>
          <table:table-cell table:formula="of:=MEDIAN([.$D246];[.$Q246];[.$AD246])" office:value-type="float"/>
          <table:table-cell table:formula="of:=MEDIAN([.$E246];[.$R246];[.$AE246])" office:value-type="float"/>
          <table:table-cell table:formula="of:=MEDIAN([.$F246];[.$S246];[.$AF246])" office:value-type="float"/>
          <table:table-cell table:formula="of:=MEDIAN([.$G246];[.$T246];[.$AG246])" office:value-type="float"/>
          <table:table-cell table:formula="of:=MEDIAN([.$H246];[.$U246];[.$AH246])" office:value-type="float"/>
          <table:table-cell table:formula="of:=MEDIAN([.$I246];[.$V246];[.$AI246])" office:value-type="float"/>
          <table:table-cell table:formula="of:=MEDIAN([.$J246];[.$W246])" office:value-type="float"/>
          <table:table-cell table:formula="of:=MEDIAN([.$K246];[.$X246];[.$AJ246])" office:value-type="float"/>
          <table:table-cell table:formula="of:=MEDIAN([.$L246];[.$Y246];[.$AK246])" office:value-type="float"/>
          <table:table-cell table:formula="of:=MEDIAN([.$M246];[.$Z246];[.$AL246])" office:value-type="float"/>
          <table:table-cell table:formula="of:=MEDIAN([.$N246];[.$AA246];[.$AM246])" office:value-type="float"/>
          <table:table-cell table:formula="of:=MAX([.$B246];[.$O246];[.$AB246])" office:value-type="float"/>
          <table:table-cell table:formula="of:=MAX([.$C246];[.$P246];[.$AC246])" office:value-type="float"/>
          <table:table-cell table:formula="of:=MAX([.$D246];[.$Q246];[.$AD246])" office:value-type="float"/>
          <table:table-cell table:formula="of:=MAX([.$E246];[.$R246];[.$AE246])" office:value-type="float"/>
          <table:table-cell table:formula="of:=MAX([.$F246];[.$S246];[.$AF246])" office:value-type="float"/>
          <table:table-cell table:formula="of:=MAX([.$G246];[.$T246];[.$AG246])" office:value-type="float"/>
          <table:table-cell table:formula="of:=MAX([.$H246];[.$U246];[.$AH246])" office:value-type="float"/>
          <table:table-cell table:formula="of:=MAX([.$I246];[.$V246];[.$AI246])" office:value-type="float"/>
          <table:table-cell table:formula="of:=MAX([.$J246];[.$W246])" office:value-type="float"/>
          <table:table-cell table:formula="of:=MAX([.$K246];[.$X246];[.$AJ246])" office:value-type="float"/>
          <table:table-cell table:formula="of:=MAX([.$L246];[.$Y246];[.$AK246])" office:value-type="float"/>
          <table:table-cell table:formula="of:=MAX([.$M246];[.$Z246];[.$AL246])" office:value-type="float"/>
          <table:table-cell table:formula="of:=MAX([.$N246];[.$AA246];[.$AM246])" office:value-type="float"/>
        </table:table-row>
        <table:table-row table:style-name="ro1">
          <table:table-cell office:value-type="string">
            <text:p>BLOCKS.BLOCKS-8-0.asp/13</text:p>
          </table:table-cell>
          <table:table-cell office:value-type="float" office:value="0.286993"/>
          <table:table-cell office:value-type="float" office:value="0.245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92.0"/>
          <table:table-cell office:value-type="float" office:value="560.0"/>
          <table:table-cell office:value-type="float" office:value="560.0"/>
          <table:table-cell office:value-type="float" office:value="18754.0"/>
          <table:table-cell office:value-type="float" office:value="12854.0"/>
          <table:table-cell office:value-type="float" office:value="0.0"/>
          <table:table-cell office:value-type="float" office:value="0.0"/>
          <table:table-cell office:value-type="float" office:value="0.286712"/>
          <table:table-cell office:value-type="float" office:value="0.244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92.0"/>
          <table:table-cell office:value-type="float" office:value="560.0"/>
          <table:table-cell office:value-type="float" office:value="560.0"/>
          <table:table-cell office:value-type="float" office:value="18754.0"/>
          <table:table-cell office:value-type="float" office:value="12854.0"/>
          <table:table-cell office:value-type="float" office:value="0.0"/>
          <table:table-cell office:value-type="float" office:value="0.0"/>
          <table:table-cell office:value-type="float" office:value="0.27321"/>
          <table:table-cell office:value-type="float" office:value="0.233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58.0"/>
          <table:table-cell office:value-type="float" office:value="795.0"/>
          <table:table-cell office:value-type="float" office:value="18754.0"/>
          <table:table-cell office:value-type="float" office:value="12854.0"/>
          <table:table-cell office:value-type="float" office:value="0.0"/>
          <table:table-cell office:value-type="float" office:value="0.0"/>
          <table:table-cell table:formula="of:=MIN([.$B247];[.$O247];[.$AB247])" office:value-type="float"/>
          <table:table-cell table:formula="of:=MIN([.$C247];[.$P247];[.$AC247])" office:value-type="float"/>
          <table:table-cell table:formula="of:=MIN([.$D247];[.$Q247];[.$AD247])" office:value-type="float"/>
          <table:table-cell table:formula="of:=MIN([.$E247];[.$R247];[.$AE247])" office:value-type="float"/>
          <table:table-cell table:formula="of:=MIN([.$F247];[.$S247];[.$AF247])" office:value-type="float"/>
          <table:table-cell table:formula="of:=MIN([.$G247];[.$T247];[.$AG247])" office:value-type="float"/>
          <table:table-cell table:formula="of:=MIN([.$H247];[.$U247];[.$AH247])" office:value-type="float"/>
          <table:table-cell table:formula="of:=MIN([.$I247];[.$V247];[.$AI247])" office:value-type="float"/>
          <table:table-cell table:formula="of:=MIN([.$J247];[.$W247])" office:value-type="float"/>
          <table:table-cell table:formula="of:=MIN([.$K247];[.$X247];[.$AJ247])" office:value-type="float"/>
          <table:table-cell table:formula="of:=MIN([.$L247];[.$Y247];[.$AK247])" office:value-type="float"/>
          <table:table-cell table:formula="of:=MIN([.$M247];[.$Z247];[.$AL247])" office:value-type="float"/>
          <table:table-cell table:formula="of:=MIN([.$N247];[.$AA247];[.$AM247])" office:value-type="float"/>
          <table:table-cell table:formula="of:=MEDIAN([.$B247];[.$O247];[.$AB247])" office:value-type="float"/>
          <table:table-cell table:formula="of:=MEDIAN([.$C247];[.$P247];[.$AC247])" office:value-type="float"/>
          <table:table-cell table:formula="of:=MEDIAN([.$D247];[.$Q247];[.$AD247])" office:value-type="float"/>
          <table:table-cell table:formula="of:=MEDIAN([.$E247];[.$R247];[.$AE247])" office:value-type="float"/>
          <table:table-cell table:formula="of:=MEDIAN([.$F247];[.$S247];[.$AF247])" office:value-type="float"/>
          <table:table-cell table:formula="of:=MEDIAN([.$G247];[.$T247];[.$AG247])" office:value-type="float"/>
          <table:table-cell table:formula="of:=MEDIAN([.$H247];[.$U247];[.$AH247])" office:value-type="float"/>
          <table:table-cell table:formula="of:=MEDIAN([.$I247];[.$V247];[.$AI247])" office:value-type="float"/>
          <table:table-cell table:formula="of:=MEDIAN([.$J247];[.$W247])" office:value-type="float"/>
          <table:table-cell table:formula="of:=MEDIAN([.$K247];[.$X247];[.$AJ247])" office:value-type="float"/>
          <table:table-cell table:formula="of:=MEDIAN([.$L247];[.$Y247];[.$AK247])" office:value-type="float"/>
          <table:table-cell table:formula="of:=MEDIAN([.$M247];[.$Z247];[.$AL247])" office:value-type="float"/>
          <table:table-cell table:formula="of:=MEDIAN([.$N247];[.$AA247];[.$AM247])" office:value-type="float"/>
          <table:table-cell table:formula="of:=MAX([.$B247];[.$O247];[.$AB247])" office:value-type="float"/>
          <table:table-cell table:formula="of:=MAX([.$C247];[.$P247];[.$AC247])" office:value-type="float"/>
          <table:table-cell table:formula="of:=MAX([.$D247];[.$Q247];[.$AD247])" office:value-type="float"/>
          <table:table-cell table:formula="of:=MAX([.$E247];[.$R247];[.$AE247])" office:value-type="float"/>
          <table:table-cell table:formula="of:=MAX([.$F247];[.$S247];[.$AF247])" office:value-type="float"/>
          <table:table-cell table:formula="of:=MAX([.$G247];[.$T247];[.$AG247])" office:value-type="float"/>
          <table:table-cell table:formula="of:=MAX([.$H247];[.$U247];[.$AH247])" office:value-type="float"/>
          <table:table-cell table:formula="of:=MAX([.$I247];[.$V247];[.$AI247])" office:value-type="float"/>
          <table:table-cell table:formula="of:=MAX([.$J247];[.$W247])" office:value-type="float"/>
          <table:table-cell table:formula="of:=MAX([.$K247];[.$X247];[.$AJ247])" office:value-type="float"/>
          <table:table-cell table:formula="of:=MAX([.$L247];[.$Y247];[.$AK247])" office:value-type="float"/>
          <table:table-cell table:formula="of:=MAX([.$M247];[.$Z247];[.$AL247])" office:value-type="float"/>
          <table:table-cell table:formula="of:=MAX([.$N247];[.$AA247];[.$AM247])" office:value-type="float"/>
        </table:table-row>
        <table:table-row table:style-name="ro1">
          <table:table-cell office:value-type="string">
            <text:p>BLOCKS.BLOCKS-8-0.asp/14</text:p>
          </table:table-cell>
          <table:table-cell office:value-type="float" office:value="0.358086"/>
          <table:table-cell office:value-type="float" office:value="0.313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65.0"/>
          <table:table-cell office:value-type="float" office:value="1095.0"/>
          <table:table-cell office:value-type="float" office:value="1095.0"/>
          <table:table-cell office:value-type="float" office:value="20151.0"/>
          <table:table-cell office:value-type="float" office:value="14018.0"/>
          <table:table-cell office:value-type="float" office:value="0.0"/>
          <table:table-cell office:value-type="float" office:value="0.0"/>
          <table:table-cell office:value-type="float" office:value="0.394119"/>
          <table:table-cell office:value-type="float" office:value="0.353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65.0"/>
          <table:table-cell office:value-type="float" office:value="1095.0"/>
          <table:table-cell office:value-type="float" office:value="1095.0"/>
          <table:table-cell office:value-type="float" office:value="20151.0"/>
          <table:table-cell office:value-type="float" office:value="14018.0"/>
          <table:table-cell office:value-type="float" office:value="0.0"/>
          <table:table-cell office:value-type="float" office:value="0.0"/>
          <table:table-cell office:value-type="float" office:value="0.29056"/>
          <table:table-cell office:value-type="float" office:value="0.251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65.0"/>
          <table:table-cell office:value-type="float" office:value="1443.0"/>
          <table:table-cell office:value-type="float" office:value="20151.0"/>
          <table:table-cell office:value-type="float" office:value="14018.0"/>
          <table:table-cell office:value-type="float" office:value="0.0"/>
          <table:table-cell office:value-type="float" office:value="0.0"/>
          <table:table-cell table:formula="of:=MIN([.$B248];[.$O248];[.$AB248])" office:value-type="float"/>
          <table:table-cell table:formula="of:=MIN([.$C248];[.$P248];[.$AC248])" office:value-type="float"/>
          <table:table-cell table:formula="of:=MIN([.$D248];[.$Q248];[.$AD248])" office:value-type="float"/>
          <table:table-cell table:formula="of:=MIN([.$E248];[.$R248];[.$AE248])" office:value-type="float"/>
          <table:table-cell table:formula="of:=MIN([.$F248];[.$S248];[.$AF248])" office:value-type="float"/>
          <table:table-cell table:formula="of:=MIN([.$G248];[.$T248];[.$AG248])" office:value-type="float"/>
          <table:table-cell table:formula="of:=MIN([.$H248];[.$U248];[.$AH248])" office:value-type="float"/>
          <table:table-cell table:formula="of:=MIN([.$I248];[.$V248];[.$AI248])" office:value-type="float"/>
          <table:table-cell table:formula="of:=MIN([.$J248];[.$W248])" office:value-type="float"/>
          <table:table-cell table:formula="of:=MIN([.$K248];[.$X248];[.$AJ248])" office:value-type="float"/>
          <table:table-cell table:formula="of:=MIN([.$L248];[.$Y248];[.$AK248])" office:value-type="float"/>
          <table:table-cell table:formula="of:=MIN([.$M248];[.$Z248];[.$AL248])" office:value-type="float"/>
          <table:table-cell table:formula="of:=MIN([.$N248];[.$AA248];[.$AM248])" office:value-type="float"/>
          <table:table-cell table:formula="of:=MEDIAN([.$B248];[.$O248];[.$AB248])" office:value-type="float"/>
          <table:table-cell table:formula="of:=MEDIAN([.$C248];[.$P248];[.$AC248])" office:value-type="float"/>
          <table:table-cell table:formula="of:=MEDIAN([.$D248];[.$Q248];[.$AD248])" office:value-type="float"/>
          <table:table-cell table:formula="of:=MEDIAN([.$E248];[.$R248];[.$AE248])" office:value-type="float"/>
          <table:table-cell table:formula="of:=MEDIAN([.$F248];[.$S248];[.$AF248])" office:value-type="float"/>
          <table:table-cell table:formula="of:=MEDIAN([.$G248];[.$T248];[.$AG248])" office:value-type="float"/>
          <table:table-cell table:formula="of:=MEDIAN([.$H248];[.$U248];[.$AH248])" office:value-type="float"/>
          <table:table-cell table:formula="of:=MEDIAN([.$I248];[.$V248];[.$AI248])" office:value-type="float"/>
          <table:table-cell table:formula="of:=MEDIAN([.$J248];[.$W248])" office:value-type="float"/>
          <table:table-cell table:formula="of:=MEDIAN([.$K248];[.$X248];[.$AJ248])" office:value-type="float"/>
          <table:table-cell table:formula="of:=MEDIAN([.$L248];[.$Y248];[.$AK248])" office:value-type="float"/>
          <table:table-cell table:formula="of:=MEDIAN([.$M248];[.$Z248];[.$AL248])" office:value-type="float"/>
          <table:table-cell table:formula="of:=MEDIAN([.$N248];[.$AA248];[.$AM248])" office:value-type="float"/>
          <table:table-cell table:formula="of:=MAX([.$B248];[.$O248];[.$AB248])" office:value-type="float"/>
          <table:table-cell table:formula="of:=MAX([.$C248];[.$P248];[.$AC248])" office:value-type="float"/>
          <table:table-cell table:formula="of:=MAX([.$D248];[.$Q248];[.$AD248])" office:value-type="float"/>
          <table:table-cell table:formula="of:=MAX([.$E248];[.$R248];[.$AE248])" office:value-type="float"/>
          <table:table-cell table:formula="of:=MAX([.$F248];[.$S248];[.$AF248])" office:value-type="float"/>
          <table:table-cell table:formula="of:=MAX([.$G248];[.$T248];[.$AG248])" office:value-type="float"/>
          <table:table-cell table:formula="of:=MAX([.$H248];[.$U248];[.$AH248])" office:value-type="float"/>
          <table:table-cell table:formula="of:=MAX([.$I248];[.$V248];[.$AI248])" office:value-type="float"/>
          <table:table-cell table:formula="of:=MAX([.$J248];[.$W248])" office:value-type="float"/>
          <table:table-cell table:formula="of:=MAX([.$K248];[.$X248];[.$AJ248])" office:value-type="float"/>
          <table:table-cell table:formula="of:=MAX([.$L248];[.$Y248];[.$AK248])" office:value-type="float"/>
          <table:table-cell table:formula="of:=MAX([.$M248];[.$Z248];[.$AL248])" office:value-type="float"/>
          <table:table-cell table:formula="of:=MAX([.$N248];[.$AA248];[.$AM248])" office:value-type="float"/>
        </table:table-row>
        <table:table-row table:style-name="ro1">
          <table:table-cell office:value-type="string">
            <text:p>BLOCKS.BLOCKS-8-0.asp/15</text:p>
          </table:table-cell>
          <table:table-cell office:value-type="float" office:value="0.380302"/>
          <table:table-cell office:value-type="float" office:value="0.334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71.0"/>
          <table:table-cell office:value-type="float" office:value="1364.0"/>
          <table:table-cell office:value-type="float" office:value="1364.0"/>
          <table:table-cell office:value-type="float" office:value="21548.0"/>
          <table:table-cell office:value-type="float" office:value="15182.0"/>
          <table:table-cell office:value-type="float" office:value="0.0"/>
          <table:table-cell office:value-type="float" office:value="0.0"/>
          <table:table-cell office:value-type="float" office:value="0.418771"/>
          <table:table-cell office:value-type="float" office:value="0.375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71.0"/>
          <table:table-cell office:value-type="float" office:value="1364.0"/>
          <table:table-cell office:value-type="float" office:value="1364.0"/>
          <table:table-cell office:value-type="float" office:value="21548.0"/>
          <table:table-cell office:value-type="float" office:value="15182.0"/>
          <table:table-cell office:value-type="float" office:value="0.0"/>
          <table:table-cell office:value-type="float" office:value="0.0"/>
          <table:table-cell office:value-type="float" office:value="0.347919"/>
          <table:table-cell office:value-type="float" office:value="0.305"/>
          <table:table-cell office:value-type="float" office:value="0.1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953.0"/>
          <table:table-cell office:value-type="float" office:value="1934.0"/>
          <table:table-cell office:value-type="float" office:value="21548.0"/>
          <table:table-cell office:value-type="float" office:value="15182.0"/>
          <table:table-cell office:value-type="float" office:value="0.0"/>
          <table:table-cell office:value-type="float" office:value="0.0"/>
          <table:table-cell table:formula="of:=MIN([.$B249];[.$O249];[.$AB249])" office:value-type="float"/>
          <table:table-cell table:formula="of:=MIN([.$C249];[.$P249];[.$AC249])" office:value-type="float"/>
          <table:table-cell table:formula="of:=MIN([.$D249];[.$Q249];[.$AD249])" office:value-type="float"/>
          <table:table-cell table:formula="of:=MIN([.$E249];[.$R249];[.$AE249])" office:value-type="float"/>
          <table:table-cell table:formula="of:=MIN([.$F249];[.$S249];[.$AF249])" office:value-type="float"/>
          <table:table-cell table:formula="of:=MIN([.$G249];[.$T249];[.$AG249])" office:value-type="float"/>
          <table:table-cell table:formula="of:=MIN([.$H249];[.$U249];[.$AH249])" office:value-type="float"/>
          <table:table-cell table:formula="of:=MIN([.$I249];[.$V249];[.$AI249])" office:value-type="float"/>
          <table:table-cell table:formula="of:=MIN([.$J249];[.$W249])" office:value-type="float"/>
          <table:table-cell table:formula="of:=MIN([.$K249];[.$X249];[.$AJ249])" office:value-type="float"/>
          <table:table-cell table:formula="of:=MIN([.$L249];[.$Y249];[.$AK249])" office:value-type="float"/>
          <table:table-cell table:formula="of:=MIN([.$M249];[.$Z249];[.$AL249])" office:value-type="float"/>
          <table:table-cell table:formula="of:=MIN([.$N249];[.$AA249];[.$AM249])" office:value-type="float"/>
          <table:table-cell table:formula="of:=MEDIAN([.$B249];[.$O249];[.$AB249])" office:value-type="float"/>
          <table:table-cell table:formula="of:=MEDIAN([.$C249];[.$P249];[.$AC249])" office:value-type="float"/>
          <table:table-cell table:formula="of:=MEDIAN([.$D249];[.$Q249];[.$AD249])" office:value-type="float"/>
          <table:table-cell table:formula="of:=MEDIAN([.$E249];[.$R249];[.$AE249])" office:value-type="float"/>
          <table:table-cell table:formula="of:=MEDIAN([.$F249];[.$S249];[.$AF249])" office:value-type="float"/>
          <table:table-cell table:formula="of:=MEDIAN([.$G249];[.$T249];[.$AG249])" office:value-type="float"/>
          <table:table-cell table:formula="of:=MEDIAN([.$H249];[.$U249];[.$AH249])" office:value-type="float"/>
          <table:table-cell table:formula="of:=MEDIAN([.$I249];[.$V249];[.$AI249])" office:value-type="float"/>
          <table:table-cell table:formula="of:=MEDIAN([.$J249];[.$W249])" office:value-type="float"/>
          <table:table-cell table:formula="of:=MEDIAN([.$K249];[.$X249];[.$AJ249])" office:value-type="float"/>
          <table:table-cell table:formula="of:=MEDIAN([.$L249];[.$Y249];[.$AK249])" office:value-type="float"/>
          <table:table-cell table:formula="of:=MEDIAN([.$M249];[.$Z249];[.$AL249])" office:value-type="float"/>
          <table:table-cell table:formula="of:=MEDIAN([.$N249];[.$AA249];[.$AM249])" office:value-type="float"/>
          <table:table-cell table:formula="of:=MAX([.$B249];[.$O249];[.$AB249])" office:value-type="float"/>
          <table:table-cell table:formula="of:=MAX([.$C249];[.$P249];[.$AC249])" office:value-type="float"/>
          <table:table-cell table:formula="of:=MAX([.$D249];[.$Q249];[.$AD249])" office:value-type="float"/>
          <table:table-cell table:formula="of:=MAX([.$E249];[.$R249];[.$AE249])" office:value-type="float"/>
          <table:table-cell table:formula="of:=MAX([.$F249];[.$S249];[.$AF249])" office:value-type="float"/>
          <table:table-cell table:formula="of:=MAX([.$G249];[.$T249];[.$AG249])" office:value-type="float"/>
          <table:table-cell table:formula="of:=MAX([.$H249];[.$U249];[.$AH249])" office:value-type="float"/>
          <table:table-cell table:formula="of:=MAX([.$I249];[.$V249];[.$AI249])" office:value-type="float"/>
          <table:table-cell table:formula="of:=MAX([.$J249];[.$W249])" office:value-type="float"/>
          <table:table-cell table:formula="of:=MAX([.$K249];[.$X249];[.$AJ249])" office:value-type="float"/>
          <table:table-cell table:formula="of:=MAX([.$L249];[.$Y249];[.$AK249])" office:value-type="float"/>
          <table:table-cell table:formula="of:=MAX([.$M249];[.$Z249];[.$AL249])" office:value-type="float"/>
          <table:table-cell table:formula="of:=MAX([.$N249];[.$AA249];[.$AM249])" office:value-type="float"/>
        </table:table-row>
        <table:table-row table:style-name="ro1">
          <table:table-cell office:value-type="string">
            <text:p>BLOCKS.BLOCKS-8-0.asp/16</text:p>
          </table:table-cell>
          <table:table-cell office:value-type="float" office:value="0.640563"/>
          <table:table-cell office:value-type="float" office:value="0.594"/>
          <table:table-cell office:value-type="float" office:value="0.33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2061.0"/>
          <table:table-cell office:value-type="float" office:value="3190.0"/>
          <table:table-cell office:value-type="float" office:value="3190.0"/>
          <table:table-cell office:value-type="float" office:value="22945.0"/>
          <table:table-cell office:value-type="float" office:value="16346.0"/>
          <table:table-cell office:value-type="float" office:value="0.0"/>
          <table:table-cell office:value-type="float" office:value="0.0"/>
          <table:table-cell office:value-type="float" office:value="0.670799"/>
          <table:table-cell office:value-type="float" office:value="0.629"/>
          <table:table-cell office:value-type="float" office:value="0.32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2061.0"/>
          <table:table-cell office:value-type="float" office:value="3190.0"/>
          <table:table-cell office:value-type="float" office:value="3190.0"/>
          <table:table-cell office:value-type="float" office:value="22945.0"/>
          <table:table-cell office:value-type="float" office:value="16346.0"/>
          <table:table-cell office:value-type="float" office:value="0.0"/>
          <table:table-cell office:value-type="float" office:value="0.0"/>
          <table:table-cell office:value-type="float" office:value="0.460901"/>
          <table:table-cell office:value-type="float" office:value="0.419"/>
          <table:table-cell office:value-type="float" office:value="0.2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774.0"/>
          <table:table-cell office:value-type="float" office:value="2990.0"/>
          <table:table-cell office:value-type="float" office:value="22945.0"/>
          <table:table-cell office:value-type="float" office:value="16346.0"/>
          <table:table-cell office:value-type="float" office:value="0.0"/>
          <table:table-cell office:value-type="float" office:value="0.0"/>
          <table:table-cell table:formula="of:=MIN([.$B250];[.$O250];[.$AB250])" office:value-type="float"/>
          <table:table-cell table:formula="of:=MIN([.$C250];[.$P250];[.$AC250])" office:value-type="float"/>
          <table:table-cell table:formula="of:=MIN([.$D250];[.$Q250];[.$AD250])" office:value-type="float"/>
          <table:table-cell table:formula="of:=MIN([.$E250];[.$R250];[.$AE250])" office:value-type="float"/>
          <table:table-cell table:formula="of:=MIN([.$F250];[.$S250];[.$AF250])" office:value-type="float"/>
          <table:table-cell table:formula="of:=MIN([.$G250];[.$T250];[.$AG250])" office:value-type="float"/>
          <table:table-cell table:formula="of:=MIN([.$H250];[.$U250];[.$AH250])" office:value-type="float"/>
          <table:table-cell table:formula="of:=MIN([.$I250];[.$V250];[.$AI250])" office:value-type="float"/>
          <table:table-cell table:formula="of:=MIN([.$J250];[.$W250])" office:value-type="float"/>
          <table:table-cell table:formula="of:=MIN([.$K250];[.$X250];[.$AJ250])" office:value-type="float"/>
          <table:table-cell table:formula="of:=MIN([.$L250];[.$Y250];[.$AK250])" office:value-type="float"/>
          <table:table-cell table:formula="of:=MIN([.$M250];[.$Z250];[.$AL250])" office:value-type="float"/>
          <table:table-cell table:formula="of:=MIN([.$N250];[.$AA250];[.$AM250])" office:value-type="float"/>
          <table:table-cell table:formula="of:=MEDIAN([.$B250];[.$O250];[.$AB250])" office:value-type="float"/>
          <table:table-cell table:formula="of:=MEDIAN([.$C250];[.$P250];[.$AC250])" office:value-type="float"/>
          <table:table-cell table:formula="of:=MEDIAN([.$D250];[.$Q250];[.$AD250])" office:value-type="float"/>
          <table:table-cell table:formula="of:=MEDIAN([.$E250];[.$R250];[.$AE250])" office:value-type="float"/>
          <table:table-cell table:formula="of:=MEDIAN([.$F250];[.$S250];[.$AF250])" office:value-type="float"/>
          <table:table-cell table:formula="of:=MEDIAN([.$G250];[.$T250];[.$AG250])" office:value-type="float"/>
          <table:table-cell table:formula="of:=MEDIAN([.$H250];[.$U250];[.$AH250])" office:value-type="float"/>
          <table:table-cell table:formula="of:=MEDIAN([.$I250];[.$V250];[.$AI250])" office:value-type="float"/>
          <table:table-cell table:formula="of:=MEDIAN([.$J250];[.$W250])" office:value-type="float"/>
          <table:table-cell table:formula="of:=MEDIAN([.$K250];[.$X250];[.$AJ250])" office:value-type="float"/>
          <table:table-cell table:formula="of:=MEDIAN([.$L250];[.$Y250];[.$AK250])" office:value-type="float"/>
          <table:table-cell table:formula="of:=MEDIAN([.$M250];[.$Z250];[.$AL250])" office:value-type="float"/>
          <table:table-cell table:formula="of:=MEDIAN([.$N250];[.$AA250];[.$AM250])" office:value-type="float"/>
          <table:table-cell table:formula="of:=MAX([.$B250];[.$O250];[.$AB250])" office:value-type="float"/>
          <table:table-cell table:formula="of:=MAX([.$C250];[.$P250];[.$AC250])" office:value-type="float"/>
          <table:table-cell table:formula="of:=MAX([.$D250];[.$Q250];[.$AD250])" office:value-type="float"/>
          <table:table-cell table:formula="of:=MAX([.$E250];[.$R250];[.$AE250])" office:value-type="float"/>
          <table:table-cell table:formula="of:=MAX([.$F250];[.$S250];[.$AF250])" office:value-type="float"/>
          <table:table-cell table:formula="of:=MAX([.$G250];[.$T250];[.$AG250])" office:value-type="float"/>
          <table:table-cell table:formula="of:=MAX([.$H250];[.$U250];[.$AH250])" office:value-type="float"/>
          <table:table-cell table:formula="of:=MAX([.$I250];[.$V250];[.$AI250])" office:value-type="float"/>
          <table:table-cell table:formula="of:=MAX([.$J250];[.$W250])" office:value-type="float"/>
          <table:table-cell table:formula="of:=MAX([.$K250];[.$X250];[.$AJ250])" office:value-type="float"/>
          <table:table-cell table:formula="of:=MAX([.$L250];[.$Y250];[.$AK250])" office:value-type="float"/>
          <table:table-cell table:formula="of:=MAX([.$M250];[.$Z250];[.$AL250])" office:value-type="float"/>
          <table:table-cell table:formula="of:=MAX([.$N250];[.$AA250];[.$AM250])" office:value-type="float"/>
        </table:table-row>
        <table:table-row table:style-name="ro1">
          <table:table-cell office:value-type="string">
            <text:p>BLOCKS.BLOCKS-8-0.asp/17</text:p>
          </table:table-cell>
          <table:table-cell office:value-type="float" office:value="0.929762"/>
          <table:table-cell office:value-type="float" office:value="0.886"/>
          <table:table-cell office:value-type="float" office:value="0.6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948.0"/>
          <table:table-cell office:value-type="float" office:value="6699.0"/>
          <table:table-cell office:value-type="float" office:value="6699.0"/>
          <table:table-cell office:value-type="float" office:value="24342.0"/>
          <table:table-cell office:value-type="float" office:value="17510.0"/>
          <table:table-cell office:value-type="float" office:value="0.0"/>
          <table:table-cell office:value-type="float" office:value="0.0"/>
          <table:table-cell office:value-type="float" office:value="0.960224"/>
          <table:table-cell office:value-type="float" office:value="0.919"/>
          <table:table-cell office:value-type="float" office:value="0.58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948.0"/>
          <table:table-cell office:value-type="float" office:value="6699.0"/>
          <table:table-cell office:value-type="float" office:value="6699.0"/>
          <table:table-cell office:value-type="float" office:value="24342.0"/>
          <table:table-cell office:value-type="float" office:value="17510.0"/>
          <table:table-cell office:value-type="float" office:value="0.0"/>
          <table:table-cell office:value-type="float" office:value="0.0"/>
          <table:table-cell office:value-type="float" office:value="0.616236"/>
          <table:table-cell office:value-type="float" office:value="0.576"/>
          <table:table-cell office:value-type="float" office:value="0.34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653.0"/>
          <table:table-cell office:value-type="float" office:value="4155.0"/>
          <table:table-cell office:value-type="float" office:value="24342.0"/>
          <table:table-cell office:value-type="float" office:value="17510.0"/>
          <table:table-cell office:value-type="float" office:value="0.0"/>
          <table:table-cell office:value-type="float" office:value="0.0"/>
          <table:table-cell table:formula="of:=MIN([.$B251];[.$O251];[.$AB251])" office:value-type="float"/>
          <table:table-cell table:formula="of:=MIN([.$C251];[.$P251];[.$AC251])" office:value-type="float"/>
          <table:table-cell table:formula="of:=MIN([.$D251];[.$Q251];[.$AD251])" office:value-type="float"/>
          <table:table-cell table:formula="of:=MIN([.$E251];[.$R251];[.$AE251])" office:value-type="float"/>
          <table:table-cell table:formula="of:=MIN([.$F251];[.$S251];[.$AF251])" office:value-type="float"/>
          <table:table-cell table:formula="of:=MIN([.$G251];[.$T251];[.$AG251])" office:value-type="float"/>
          <table:table-cell table:formula="of:=MIN([.$H251];[.$U251];[.$AH251])" office:value-type="float"/>
          <table:table-cell table:formula="of:=MIN([.$I251];[.$V251];[.$AI251])" office:value-type="float"/>
          <table:table-cell table:formula="of:=MIN([.$J251];[.$W251])" office:value-type="float"/>
          <table:table-cell table:formula="of:=MIN([.$K251];[.$X251];[.$AJ251])" office:value-type="float"/>
          <table:table-cell table:formula="of:=MIN([.$L251];[.$Y251];[.$AK251])" office:value-type="float"/>
          <table:table-cell table:formula="of:=MIN([.$M251];[.$Z251];[.$AL251])" office:value-type="float"/>
          <table:table-cell table:formula="of:=MIN([.$N251];[.$AA251];[.$AM251])" office:value-type="float"/>
          <table:table-cell table:formula="of:=MEDIAN([.$B251];[.$O251];[.$AB251])" office:value-type="float"/>
          <table:table-cell table:formula="of:=MEDIAN([.$C251];[.$P251];[.$AC251])" office:value-type="float"/>
          <table:table-cell table:formula="of:=MEDIAN([.$D251];[.$Q251];[.$AD251])" office:value-type="float"/>
          <table:table-cell table:formula="of:=MEDIAN([.$E251];[.$R251];[.$AE251])" office:value-type="float"/>
          <table:table-cell table:formula="of:=MEDIAN([.$F251];[.$S251];[.$AF251])" office:value-type="float"/>
          <table:table-cell table:formula="of:=MEDIAN([.$G251];[.$T251];[.$AG251])" office:value-type="float"/>
          <table:table-cell table:formula="of:=MEDIAN([.$H251];[.$U251];[.$AH251])" office:value-type="float"/>
          <table:table-cell table:formula="of:=MEDIAN([.$I251];[.$V251];[.$AI251])" office:value-type="float"/>
          <table:table-cell table:formula="of:=MEDIAN([.$J251];[.$W251])" office:value-type="float"/>
          <table:table-cell table:formula="of:=MEDIAN([.$K251];[.$X251];[.$AJ251])" office:value-type="float"/>
          <table:table-cell table:formula="of:=MEDIAN([.$L251];[.$Y251];[.$AK251])" office:value-type="float"/>
          <table:table-cell table:formula="of:=MEDIAN([.$M251];[.$Z251];[.$AL251])" office:value-type="float"/>
          <table:table-cell table:formula="of:=MEDIAN([.$N251];[.$AA251];[.$AM251])" office:value-type="float"/>
          <table:table-cell table:formula="of:=MAX([.$B251];[.$O251];[.$AB251])" office:value-type="float"/>
          <table:table-cell table:formula="of:=MAX([.$C251];[.$P251];[.$AC251])" office:value-type="float"/>
          <table:table-cell table:formula="of:=MAX([.$D251];[.$Q251];[.$AD251])" office:value-type="float"/>
          <table:table-cell table:formula="of:=MAX([.$E251];[.$R251];[.$AE251])" office:value-type="float"/>
          <table:table-cell table:formula="of:=MAX([.$F251];[.$S251];[.$AF251])" office:value-type="float"/>
          <table:table-cell table:formula="of:=MAX([.$G251];[.$T251];[.$AG251])" office:value-type="float"/>
          <table:table-cell table:formula="of:=MAX([.$H251];[.$U251];[.$AH251])" office:value-type="float"/>
          <table:table-cell table:formula="of:=MAX([.$I251];[.$V251];[.$AI251])" office:value-type="float"/>
          <table:table-cell table:formula="of:=MAX([.$J251];[.$W251])" office:value-type="float"/>
          <table:table-cell table:formula="of:=MAX([.$K251];[.$X251];[.$AJ251])" office:value-type="float"/>
          <table:table-cell table:formula="of:=MAX([.$L251];[.$Y251];[.$AK251])" office:value-type="float"/>
          <table:table-cell table:formula="of:=MAX([.$M251];[.$Z251];[.$AL251])" office:value-type="float"/>
          <table:table-cell table:formula="of:=MAX([.$N251];[.$AA251];[.$AM251])" office:value-type="float"/>
        </table:table-row>
        <table:table-row table:style-name="ro1">
          <table:table-cell office:value-type="string">
            <text:p>BLOCKS.BLOCKS-8-0.asp/18</text:p>
          </table:table-cell>
          <table:table-cell office:value-type="float" office:value="0.515277"/>
          <table:table-cell office:value-type="float" office:value="0.466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843.0"/>
          <table:table-cell office:value-type="float" office:value="1632.0"/>
          <table:table-cell office:value-type="float" office:value="1631.0"/>
          <table:table-cell office:value-type="float" office:value="25739.0"/>
          <table:table-cell office:value-type="float" office:value="18674.0"/>
          <table:table-cell office:value-type="float" office:value="0.0"/>
          <table:table-cell office:value-type="float" office:value="0.0"/>
          <table:table-cell office:value-type="float" office:value="0.528942"/>
          <table:table-cell office:value-type="float" office:value="0.481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843.0"/>
          <table:table-cell office:value-type="float" office:value="1632.0"/>
          <table:table-cell office:value-type="float" office:value="1631.0"/>
          <table:table-cell office:value-type="float" office:value="25739.0"/>
          <table:table-cell office:value-type="float" office:value="18674.0"/>
          <table:table-cell office:value-type="float" office:value="0.0"/>
          <table:table-cell office:value-type="float" office:value="0.0"/>
          <table:table-cell office:value-type="float" office:value="0.768624"/>
          <table:table-cell office:value-type="float" office:value="0.726"/>
          <table:table-cell office:value-type="float" office:value="0.47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205.0"/>
          <table:table-cell office:value-type="float" office:value="6569.0"/>
          <table:table-cell office:value-type="float" office:value="25739.0"/>
          <table:table-cell office:value-type="float" office:value="18674.0"/>
          <table:table-cell office:value-type="float" office:value="0.0"/>
          <table:table-cell office:value-type="float" office:value="0.0"/>
          <table:table-cell table:formula="of:=MIN([.$B252];[.$O252];[.$AB252])" office:value-type="float"/>
          <table:table-cell table:formula="of:=MIN([.$C252];[.$P252];[.$AC252])" office:value-type="float"/>
          <table:table-cell table:formula="of:=MIN([.$D252];[.$Q252];[.$AD252])" office:value-type="float"/>
          <table:table-cell table:formula="of:=MIN([.$E252];[.$R252];[.$AE252])" office:value-type="float"/>
          <table:table-cell table:formula="of:=MIN([.$F252];[.$S252];[.$AF252])" office:value-type="float"/>
          <table:table-cell table:formula="of:=MIN([.$G252];[.$T252];[.$AG252])" office:value-type="float"/>
          <table:table-cell table:formula="of:=MIN([.$H252];[.$U252];[.$AH252])" office:value-type="float"/>
          <table:table-cell table:formula="of:=MIN([.$I252];[.$V252];[.$AI252])" office:value-type="float"/>
          <table:table-cell table:formula="of:=MIN([.$J252];[.$W252])" office:value-type="float"/>
          <table:table-cell table:formula="of:=MIN([.$K252];[.$X252];[.$AJ252])" office:value-type="float"/>
          <table:table-cell table:formula="of:=MIN([.$L252];[.$Y252];[.$AK252])" office:value-type="float"/>
          <table:table-cell table:formula="of:=MIN([.$M252];[.$Z252];[.$AL252])" office:value-type="float"/>
          <table:table-cell table:formula="of:=MIN([.$N252];[.$AA252];[.$AM252])" office:value-type="float"/>
          <table:table-cell table:formula="of:=MEDIAN([.$B252];[.$O252];[.$AB252])" office:value-type="float"/>
          <table:table-cell table:formula="of:=MEDIAN([.$C252];[.$P252];[.$AC252])" office:value-type="float"/>
          <table:table-cell table:formula="of:=MEDIAN([.$D252];[.$Q252];[.$AD252])" office:value-type="float"/>
          <table:table-cell table:formula="of:=MEDIAN([.$E252];[.$R252];[.$AE252])" office:value-type="float"/>
          <table:table-cell table:formula="of:=MEDIAN([.$F252];[.$S252];[.$AF252])" office:value-type="float"/>
          <table:table-cell table:formula="of:=MEDIAN([.$G252];[.$T252];[.$AG252])" office:value-type="float"/>
          <table:table-cell table:formula="of:=MEDIAN([.$H252];[.$U252];[.$AH252])" office:value-type="float"/>
          <table:table-cell table:formula="of:=MEDIAN([.$I252];[.$V252];[.$AI252])" office:value-type="float"/>
          <table:table-cell table:formula="of:=MEDIAN([.$J252];[.$W252])" office:value-type="float"/>
          <table:table-cell table:formula="of:=MEDIAN([.$K252];[.$X252];[.$AJ252])" office:value-type="float"/>
          <table:table-cell table:formula="of:=MEDIAN([.$L252];[.$Y252];[.$AK252])" office:value-type="float"/>
          <table:table-cell table:formula="of:=MEDIAN([.$M252];[.$Z252];[.$AL252])" office:value-type="float"/>
          <table:table-cell table:formula="of:=MEDIAN([.$N252];[.$AA252];[.$AM252])" office:value-type="float"/>
          <table:table-cell table:formula="of:=MAX([.$B252];[.$O252];[.$AB252])" office:value-type="float"/>
          <table:table-cell table:formula="of:=MAX([.$C252];[.$P252];[.$AC252])" office:value-type="float"/>
          <table:table-cell table:formula="of:=MAX([.$D252];[.$Q252];[.$AD252])" office:value-type="float"/>
          <table:table-cell table:formula="of:=MAX([.$E252];[.$R252];[.$AE252])" office:value-type="float"/>
          <table:table-cell table:formula="of:=MAX([.$F252];[.$S252];[.$AF252])" office:value-type="float"/>
          <table:table-cell table:formula="of:=MAX([.$G252];[.$T252];[.$AG252])" office:value-type="float"/>
          <table:table-cell table:formula="of:=MAX([.$H252];[.$U252];[.$AH252])" office:value-type="float"/>
          <table:table-cell table:formula="of:=MAX([.$I252];[.$V252];[.$AI252])" office:value-type="float"/>
          <table:table-cell table:formula="of:=MAX([.$J252];[.$W252])" office:value-type="float"/>
          <table:table-cell table:formula="of:=MAX([.$K252];[.$X252];[.$AJ252])" office:value-type="float"/>
          <table:table-cell table:formula="of:=MAX([.$L252];[.$Y252];[.$AK252])" office:value-type="float"/>
          <table:table-cell table:formula="of:=MAX([.$M252];[.$Z252];[.$AL252])" office:value-type="float"/>
          <table:table-cell table:formula="of:=MAX([.$N252];[.$AA252];[.$AM252])" office:value-type="float"/>
        </table:table-row>
        <table:table-row table:style-name="ro1">
          <table:table-cell office:value-type="string">
            <text:p>BLOCKS.BLOCKS-8-0.asp/19</text:p>
          </table:table-cell>
          <table:table-cell office:value-type="float" office:value="4.29601"/>
          <table:table-cell office:value-type="float" office:value="4.249"/>
          <table:table-cell office:value-type="float" office:value="3.93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7918.0"/>
          <table:table-cell office:value-type="float" office:value="28682.0"/>
          <table:table-cell office:value-type="float" office:value="28682.0"/>
          <table:table-cell office:value-type="float" office:value="27136.0"/>
          <table:table-cell office:value-type="float" office:value="19838.0"/>
          <table:table-cell office:value-type="float" office:value="0.0"/>
          <table:table-cell office:value-type="float" office:value="0.0"/>
          <table:table-cell office:value-type="float" office:value="4.33017"/>
          <table:table-cell office:value-type="float" office:value="4.284"/>
          <table:table-cell office:value-type="float" office:value="3.93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7918.0"/>
          <table:table-cell office:value-type="float" office:value="28682.0"/>
          <table:table-cell office:value-type="float" office:value="28682.0"/>
          <table:table-cell office:value-type="float" office:value="27136.0"/>
          <table:table-cell office:value-type="float" office:value="19838.0"/>
          <table:table-cell office:value-type="float" office:value="0.0"/>
          <table:table-cell office:value-type="float" office:value="0.0"/>
          <table:table-cell office:value-type="float" office:value="1.73437"/>
          <table:table-cell office:value-type="float" office:value="1.684"/>
          <table:table-cell office:value-type="float" office:value="1.42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0611.0"/>
          <table:table-cell office:value-type="float" office:value="14077.0"/>
          <table:table-cell office:value-type="float" office:value="27136.0"/>
          <table:table-cell office:value-type="float" office:value="19838.0"/>
          <table:table-cell office:value-type="float" office:value="0.0"/>
          <table:table-cell office:value-type="float" office:value="0.0"/>
          <table:table-cell table:formula="of:=MIN([.$B253];[.$O253];[.$AB253])" office:value-type="float"/>
          <table:table-cell table:formula="of:=MIN([.$C253];[.$P253];[.$AC253])" office:value-type="float"/>
          <table:table-cell table:formula="of:=MIN([.$D253];[.$Q253];[.$AD253])" office:value-type="float"/>
          <table:table-cell table:formula="of:=MIN([.$E253];[.$R253];[.$AE253])" office:value-type="float"/>
          <table:table-cell table:formula="of:=MIN([.$F253];[.$S253];[.$AF253])" office:value-type="float"/>
          <table:table-cell table:formula="of:=MIN([.$G253];[.$T253];[.$AG253])" office:value-type="float"/>
          <table:table-cell table:formula="of:=MIN([.$H253];[.$U253];[.$AH253])" office:value-type="float"/>
          <table:table-cell table:formula="of:=MIN([.$I253];[.$V253];[.$AI253])" office:value-type="float"/>
          <table:table-cell table:formula="of:=MIN([.$J253];[.$W253])" office:value-type="float"/>
          <table:table-cell table:formula="of:=MIN([.$K253];[.$X253];[.$AJ253])" office:value-type="float"/>
          <table:table-cell table:formula="of:=MIN([.$L253];[.$Y253];[.$AK253])" office:value-type="float"/>
          <table:table-cell table:formula="of:=MIN([.$M253];[.$Z253];[.$AL253])" office:value-type="float"/>
          <table:table-cell table:formula="of:=MIN([.$N253];[.$AA253];[.$AM253])" office:value-type="float"/>
          <table:table-cell table:formula="of:=MEDIAN([.$B253];[.$O253];[.$AB253])" office:value-type="float"/>
          <table:table-cell table:formula="of:=MEDIAN([.$C253];[.$P253];[.$AC253])" office:value-type="float"/>
          <table:table-cell table:formula="of:=MEDIAN([.$D253];[.$Q253];[.$AD253])" office:value-type="float"/>
          <table:table-cell table:formula="of:=MEDIAN([.$E253];[.$R253];[.$AE253])" office:value-type="float"/>
          <table:table-cell table:formula="of:=MEDIAN([.$F253];[.$S253];[.$AF253])" office:value-type="float"/>
          <table:table-cell table:formula="of:=MEDIAN([.$G253];[.$T253];[.$AG253])" office:value-type="float"/>
          <table:table-cell table:formula="of:=MEDIAN([.$H253];[.$U253];[.$AH253])" office:value-type="float"/>
          <table:table-cell table:formula="of:=MEDIAN([.$I253];[.$V253];[.$AI253])" office:value-type="float"/>
          <table:table-cell table:formula="of:=MEDIAN([.$J253];[.$W253])" office:value-type="float"/>
          <table:table-cell table:formula="of:=MEDIAN([.$K253];[.$X253];[.$AJ253])" office:value-type="float"/>
          <table:table-cell table:formula="of:=MEDIAN([.$L253];[.$Y253];[.$AK253])" office:value-type="float"/>
          <table:table-cell table:formula="of:=MEDIAN([.$M253];[.$Z253];[.$AL253])" office:value-type="float"/>
          <table:table-cell table:formula="of:=MEDIAN([.$N253];[.$AA253];[.$AM253])" office:value-type="float"/>
          <table:table-cell table:formula="of:=MAX([.$B253];[.$O253];[.$AB253])" office:value-type="float"/>
          <table:table-cell table:formula="of:=MAX([.$C253];[.$P253];[.$AC253])" office:value-type="float"/>
          <table:table-cell table:formula="of:=MAX([.$D253];[.$Q253];[.$AD253])" office:value-type="float"/>
          <table:table-cell table:formula="of:=MAX([.$E253];[.$R253];[.$AE253])" office:value-type="float"/>
          <table:table-cell table:formula="of:=MAX([.$F253];[.$S253];[.$AF253])" office:value-type="float"/>
          <table:table-cell table:formula="of:=MAX([.$G253];[.$T253];[.$AG253])" office:value-type="float"/>
          <table:table-cell table:formula="of:=MAX([.$H253];[.$U253];[.$AH253])" office:value-type="float"/>
          <table:table-cell table:formula="of:=MAX([.$I253];[.$V253];[.$AI253])" office:value-type="float"/>
          <table:table-cell table:formula="of:=MAX([.$J253];[.$W253])" office:value-type="float"/>
          <table:table-cell table:formula="of:=MAX([.$K253];[.$X253];[.$AJ253])" office:value-type="float"/>
          <table:table-cell table:formula="of:=MAX([.$L253];[.$Y253];[.$AK253])" office:value-type="float"/>
          <table:table-cell table:formula="of:=MAX([.$M253];[.$Z253];[.$AL253])" office:value-type="float"/>
          <table:table-cell table:formula="of:=MAX([.$N253];[.$AA253];[.$AM253])" office:value-type="float"/>
        </table:table-row>
        <table:table-row table:style-name="ro1">
          <table:table-cell office:value-type="string">
            <text:p>BLOCKS.BLOCKS-8-0.asp/2</text:p>
          </table:table-cell>
          <table:table-cell office:value-type="float" office:value="0.080087"/>
          <table:table-cell office:value-type="float" office:value="0.0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87.0"/>
          <table:table-cell office:value-type="float" office:value="33.0"/>
          <table:table-cell office:value-type="float" office:value="0.0"/>
          <table:table-cell office:value-type="float" office:value="0.0"/>
          <table:table-cell office:value-type="float" office:value="0.086693"/>
          <table:table-cell office:value-type="float" office:value="0.0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87.0"/>
          <table:table-cell office:value-type="float" office:value="33.0"/>
          <table:table-cell office:value-type="float" office:value="0.0"/>
          <table:table-cell office:value-type="float" office:value="0.0"/>
          <table:table-cell office:value-type="float" office:value="0.07488"/>
          <table:table-cell office:value-type="float" office:value="0.0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387.0"/>
          <table:table-cell office:value-type="float" office:value="33.0"/>
          <table:table-cell office:value-type="float" office:value="0.0"/>
          <table:table-cell office:value-type="float" office:value="0.0"/>
          <table:table-cell table:formula="of:=MIN([.$B254];[.$O254];[.$AB254])" office:value-type="float"/>
          <table:table-cell table:formula="of:=MIN([.$C254];[.$P254];[.$AC254])" office:value-type="float"/>
          <table:table-cell table:formula="of:=MIN([.$D254];[.$Q254];[.$AD254])" office:value-type="float"/>
          <table:table-cell table:formula="of:=MIN([.$E254];[.$R254];[.$AE254])" office:value-type="float"/>
          <table:table-cell table:formula="of:=MIN([.$F254];[.$S254];[.$AF254])" office:value-type="float"/>
          <table:table-cell table:formula="of:=MIN([.$G254];[.$T254];[.$AG254])" office:value-type="float"/>
          <table:table-cell table:formula="of:=MIN([.$H254];[.$U254];[.$AH254])" office:value-type="float"/>
          <table:table-cell table:formula="of:=MIN([.$I254];[.$V254];[.$AI254])" office:value-type="float"/>
          <table:table-cell table:formula="of:=MIN([.$J254];[.$W254])" office:value-type="float"/>
          <table:table-cell table:formula="of:=MIN([.$K254];[.$X254];[.$AJ254])" office:value-type="float"/>
          <table:table-cell table:formula="of:=MIN([.$L254];[.$Y254];[.$AK254])" office:value-type="float"/>
          <table:table-cell table:formula="of:=MIN([.$M254];[.$Z254];[.$AL254])" office:value-type="float"/>
          <table:table-cell table:formula="of:=MIN([.$N254];[.$AA254];[.$AM254])" office:value-type="float"/>
          <table:table-cell table:formula="of:=MEDIAN([.$B254];[.$O254];[.$AB254])" office:value-type="float"/>
          <table:table-cell table:formula="of:=MEDIAN([.$C254];[.$P254];[.$AC254])" office:value-type="float"/>
          <table:table-cell table:formula="of:=MEDIAN([.$D254];[.$Q254];[.$AD254])" office:value-type="float"/>
          <table:table-cell table:formula="of:=MEDIAN([.$E254];[.$R254];[.$AE254])" office:value-type="float"/>
          <table:table-cell table:formula="of:=MEDIAN([.$F254];[.$S254];[.$AF254])" office:value-type="float"/>
          <table:table-cell table:formula="of:=MEDIAN([.$G254];[.$T254];[.$AG254])" office:value-type="float"/>
          <table:table-cell table:formula="of:=MEDIAN([.$H254];[.$U254];[.$AH254])" office:value-type="float"/>
          <table:table-cell table:formula="of:=MEDIAN([.$I254];[.$V254];[.$AI254])" office:value-type="float"/>
          <table:table-cell table:formula="of:=MEDIAN([.$J254];[.$W254])" office:value-type="float"/>
          <table:table-cell table:formula="of:=MEDIAN([.$K254];[.$X254];[.$AJ254])" office:value-type="float"/>
          <table:table-cell table:formula="of:=MEDIAN([.$L254];[.$Y254];[.$AK254])" office:value-type="float"/>
          <table:table-cell table:formula="of:=MEDIAN([.$M254];[.$Z254];[.$AL254])" office:value-type="float"/>
          <table:table-cell table:formula="of:=MEDIAN([.$N254];[.$AA254];[.$AM254])" office:value-type="float"/>
          <table:table-cell table:formula="of:=MAX([.$B254];[.$O254];[.$AB254])" office:value-type="float"/>
          <table:table-cell table:formula="of:=MAX([.$C254];[.$P254];[.$AC254])" office:value-type="float"/>
          <table:table-cell table:formula="of:=MAX([.$D254];[.$Q254];[.$AD254])" office:value-type="float"/>
          <table:table-cell table:formula="of:=MAX([.$E254];[.$R254];[.$AE254])" office:value-type="float"/>
          <table:table-cell table:formula="of:=MAX([.$F254];[.$S254];[.$AF254])" office:value-type="float"/>
          <table:table-cell table:formula="of:=MAX([.$G254];[.$T254];[.$AG254])" office:value-type="float"/>
          <table:table-cell table:formula="of:=MAX([.$H254];[.$U254];[.$AH254])" office:value-type="float"/>
          <table:table-cell table:formula="of:=MAX([.$I254];[.$V254];[.$AI254])" office:value-type="float"/>
          <table:table-cell table:formula="of:=MAX([.$J254];[.$W254])" office:value-type="float"/>
          <table:table-cell table:formula="of:=MAX([.$K254];[.$X254];[.$AJ254])" office:value-type="float"/>
          <table:table-cell table:formula="of:=MAX([.$L254];[.$Y254];[.$AK254])" office:value-type="float"/>
          <table:table-cell table:formula="of:=MAX([.$M254];[.$Z254];[.$AL254])" office:value-type="float"/>
          <table:table-cell table:formula="of:=MAX([.$N254];[.$AA254];[.$AM254])" office:value-type="float"/>
        </table:table-row>
        <table:table-row table:style-name="ro1">
          <table:table-cell office:value-type="string">
            <text:p>BLOCKS.BLOCKS-8-0.asp/20</text:p>
          </table:table-cell>
          <table:table-cell office:value-type="float" office:value="0.524507"/>
          <table:table-cell office:value-type="float" office:value="0.479"/>
          <table:table-cell office:value-type="float" office:value="0.15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849.0"/>
          <table:table-cell office:value-type="float" office:value="1901.0"/>
          <table:table-cell office:value-type="float" office:value="1900.0"/>
          <table:table-cell office:value-type="float" office:value="28533.0"/>
          <table:table-cell office:value-type="float" office:value="21002.0"/>
          <table:table-cell office:value-type="float" office:value="0.0"/>
          <table:table-cell office:value-type="float" office:value="0.0"/>
          <table:table-cell office:value-type="float" office:value="0.526411"/>
          <table:table-cell office:value-type="float" office:value="0.48"/>
          <table:table-cell office:value-type="float" office:value="0.15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849.0"/>
          <table:table-cell office:value-type="float" office:value="1901.0"/>
          <table:table-cell office:value-type="float" office:value="1900.0"/>
          <table:table-cell office:value-type="float" office:value="28533.0"/>
          <table:table-cell office:value-type="float" office:value="21002.0"/>
          <table:table-cell office:value-type="float" office:value="0.0"/>
          <table:table-cell office:value-type="float" office:value="0.0"/>
          <table:table-cell office:value-type="float" office:value="0.924746"/>
          <table:table-cell office:value-type="float" office:value="0.865"/>
          <table:table-cell office:value-type="float" office:value="0.57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254.0"/>
          <table:table-cell office:value-type="float" office:value="6974.0"/>
          <table:table-cell office:value-type="float" office:value="28533.0"/>
          <table:table-cell office:value-type="float" office:value="21002.0"/>
          <table:table-cell office:value-type="float" office:value="0.0"/>
          <table:table-cell office:value-type="float" office:value="0.0"/>
          <table:table-cell table:formula="of:=MIN([.$B255];[.$O255];[.$AB255])" office:value-type="float"/>
          <table:table-cell table:formula="of:=MIN([.$C255];[.$P255];[.$AC255])" office:value-type="float"/>
          <table:table-cell table:formula="of:=MIN([.$D255];[.$Q255];[.$AD255])" office:value-type="float"/>
          <table:table-cell table:formula="of:=MIN([.$E255];[.$R255];[.$AE255])" office:value-type="float"/>
          <table:table-cell table:formula="of:=MIN([.$F255];[.$S255];[.$AF255])" office:value-type="float"/>
          <table:table-cell table:formula="of:=MIN([.$G255];[.$T255];[.$AG255])" office:value-type="float"/>
          <table:table-cell table:formula="of:=MIN([.$H255];[.$U255];[.$AH255])" office:value-type="float"/>
          <table:table-cell table:formula="of:=MIN([.$I255];[.$V255];[.$AI255])" office:value-type="float"/>
          <table:table-cell table:formula="of:=MIN([.$J255];[.$W255])" office:value-type="float"/>
          <table:table-cell table:formula="of:=MIN([.$K255];[.$X255];[.$AJ255])" office:value-type="float"/>
          <table:table-cell table:formula="of:=MIN([.$L255];[.$Y255];[.$AK255])" office:value-type="float"/>
          <table:table-cell table:formula="of:=MIN([.$M255];[.$Z255];[.$AL255])" office:value-type="float"/>
          <table:table-cell table:formula="of:=MIN([.$N255];[.$AA255];[.$AM255])" office:value-type="float"/>
          <table:table-cell table:formula="of:=MEDIAN([.$B255];[.$O255];[.$AB255])" office:value-type="float"/>
          <table:table-cell table:formula="of:=MEDIAN([.$C255];[.$P255];[.$AC255])" office:value-type="float"/>
          <table:table-cell table:formula="of:=MEDIAN([.$D255];[.$Q255];[.$AD255])" office:value-type="float"/>
          <table:table-cell table:formula="of:=MEDIAN([.$E255];[.$R255];[.$AE255])" office:value-type="float"/>
          <table:table-cell table:formula="of:=MEDIAN([.$F255];[.$S255];[.$AF255])" office:value-type="float"/>
          <table:table-cell table:formula="of:=MEDIAN([.$G255];[.$T255];[.$AG255])" office:value-type="float"/>
          <table:table-cell table:formula="of:=MEDIAN([.$H255];[.$U255];[.$AH255])" office:value-type="float"/>
          <table:table-cell table:formula="of:=MEDIAN([.$I255];[.$V255];[.$AI255])" office:value-type="float"/>
          <table:table-cell table:formula="of:=MEDIAN([.$J255];[.$W255])" office:value-type="float"/>
          <table:table-cell table:formula="of:=MEDIAN([.$K255];[.$X255];[.$AJ255])" office:value-type="float"/>
          <table:table-cell table:formula="of:=MEDIAN([.$L255];[.$Y255];[.$AK255])" office:value-type="float"/>
          <table:table-cell table:formula="of:=MEDIAN([.$M255];[.$Z255];[.$AL255])" office:value-type="float"/>
          <table:table-cell table:formula="of:=MEDIAN([.$N255];[.$AA255];[.$AM255])" office:value-type="float"/>
          <table:table-cell table:formula="of:=MAX([.$B255];[.$O255];[.$AB255])" office:value-type="float"/>
          <table:table-cell table:formula="of:=MAX([.$C255];[.$P255];[.$AC255])" office:value-type="float"/>
          <table:table-cell table:formula="of:=MAX([.$D255];[.$Q255];[.$AD255])" office:value-type="float"/>
          <table:table-cell table:formula="of:=MAX([.$E255];[.$R255];[.$AE255])" office:value-type="float"/>
          <table:table-cell table:formula="of:=MAX([.$F255];[.$S255];[.$AF255])" office:value-type="float"/>
          <table:table-cell table:formula="of:=MAX([.$G255];[.$T255];[.$AG255])" office:value-type="float"/>
          <table:table-cell table:formula="of:=MAX([.$H255];[.$U255];[.$AH255])" office:value-type="float"/>
          <table:table-cell table:formula="of:=MAX([.$I255];[.$V255];[.$AI255])" office:value-type="float"/>
          <table:table-cell table:formula="of:=MAX([.$J255];[.$W255])" office:value-type="float"/>
          <table:table-cell table:formula="of:=MAX([.$K255];[.$X255];[.$AJ255])" office:value-type="float"/>
          <table:table-cell table:formula="of:=MAX([.$L255];[.$Y255];[.$AK255])" office:value-type="float"/>
          <table:table-cell table:formula="of:=MAX([.$M255];[.$Z255];[.$AL255])" office:value-type="float"/>
          <table:table-cell table:formula="of:=MAX([.$N255];[.$AA255];[.$AM255])" office:value-type="float"/>
        </table:table-row>
        <table:table-row table:style-name="ro1">
          <table:table-cell office:value-type="string">
            <text:p>BLOCKS.BLOCKS-8-0.asp/21</text:p>
          </table:table-cell>
          <table:table-cell office:value-type="float" office:value="38.7446"/>
          <table:table-cell office:value-type="float" office:value="38.689"/>
          <table:table-cell office:value-type="float" office:value="38.3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121208.0"/>
          <table:table-cell office:value-type="float" office:value="169467.0"/>
          <table:table-cell office:value-type="float" office:value="169467.0"/>
          <table:table-cell office:value-type="float" office:value="29930.0"/>
          <table:table-cell office:value-type="float" office:value="22166.0"/>
          <table:table-cell office:value-type="float" office:value="0.0"/>
          <table:table-cell office:value-type="float" office:value="0.0"/>
          <table:table-cell office:value-type="float" office:value="38.764"/>
          <table:table-cell office:value-type="float" office:value="38.707"/>
          <table:table-cell office:value-type="float" office:value="38.36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121208.0"/>
          <table:table-cell office:value-type="float" office:value="169467.0"/>
          <table:table-cell office:value-type="float" office:value="169467.0"/>
          <table:table-cell office:value-type="float" office:value="29930.0"/>
          <table:table-cell office:value-type="float" office:value="22166.0"/>
          <table:table-cell office:value-type="float" office:value="0.0"/>
          <table:table-cell office:value-type="float" office:value="0.0"/>
          <table:table-cell office:value-type="float" office:value="5.31004"/>
          <table:table-cell office:value-type="float" office:value="5.263"/>
          <table:table-cell office:value-type="float" office:value="4.93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31608.0"/>
          <table:table-cell office:value-type="float" office:value="39147.0"/>
          <table:table-cell office:value-type="float" office:value="29930.0"/>
          <table:table-cell office:value-type="float" office:value="22166.0"/>
          <table:table-cell office:value-type="float" office:value="0.0"/>
          <table:table-cell office:value-type="float" office:value="0.0"/>
          <table:table-cell table:formula="of:=MIN([.$B256];[.$O256];[.$AB256])" office:value-type="float"/>
          <table:table-cell table:formula="of:=MIN([.$C256];[.$P256];[.$AC256])" office:value-type="float"/>
          <table:table-cell table:formula="of:=MIN([.$D256];[.$Q256];[.$AD256])" office:value-type="float"/>
          <table:table-cell table:formula="of:=MIN([.$E256];[.$R256];[.$AE256])" office:value-type="float"/>
          <table:table-cell table:formula="of:=MIN([.$F256];[.$S256];[.$AF256])" office:value-type="float"/>
          <table:table-cell table:formula="of:=MIN([.$G256];[.$T256];[.$AG256])" office:value-type="float"/>
          <table:table-cell table:formula="of:=MIN([.$H256];[.$U256];[.$AH256])" office:value-type="float"/>
          <table:table-cell table:formula="of:=MIN([.$I256];[.$V256];[.$AI256])" office:value-type="float"/>
          <table:table-cell table:formula="of:=MIN([.$J256];[.$W256])" office:value-type="float"/>
          <table:table-cell table:formula="of:=MIN([.$K256];[.$X256];[.$AJ256])" office:value-type="float"/>
          <table:table-cell table:formula="of:=MIN([.$L256];[.$Y256];[.$AK256])" office:value-type="float"/>
          <table:table-cell table:formula="of:=MIN([.$M256];[.$Z256];[.$AL256])" office:value-type="float"/>
          <table:table-cell table:formula="of:=MIN([.$N256];[.$AA256];[.$AM256])" office:value-type="float"/>
          <table:table-cell table:formula="of:=MEDIAN([.$B256];[.$O256];[.$AB256])" office:value-type="float"/>
          <table:table-cell table:formula="of:=MEDIAN([.$C256];[.$P256];[.$AC256])" office:value-type="float"/>
          <table:table-cell table:formula="of:=MEDIAN([.$D256];[.$Q256];[.$AD256])" office:value-type="float"/>
          <table:table-cell table:formula="of:=MEDIAN([.$E256];[.$R256];[.$AE256])" office:value-type="float"/>
          <table:table-cell table:formula="of:=MEDIAN([.$F256];[.$S256];[.$AF256])" office:value-type="float"/>
          <table:table-cell table:formula="of:=MEDIAN([.$G256];[.$T256];[.$AG256])" office:value-type="float"/>
          <table:table-cell table:formula="of:=MEDIAN([.$H256];[.$U256];[.$AH256])" office:value-type="float"/>
          <table:table-cell table:formula="of:=MEDIAN([.$I256];[.$V256];[.$AI256])" office:value-type="float"/>
          <table:table-cell table:formula="of:=MEDIAN([.$J256];[.$W256])" office:value-type="float"/>
          <table:table-cell table:formula="of:=MEDIAN([.$K256];[.$X256];[.$AJ256])" office:value-type="float"/>
          <table:table-cell table:formula="of:=MEDIAN([.$L256];[.$Y256];[.$AK256])" office:value-type="float"/>
          <table:table-cell table:formula="of:=MEDIAN([.$M256];[.$Z256];[.$AL256])" office:value-type="float"/>
          <table:table-cell table:formula="of:=MEDIAN([.$N256];[.$AA256];[.$AM256])" office:value-type="float"/>
          <table:table-cell table:formula="of:=MAX([.$B256];[.$O256];[.$AB256])" office:value-type="float"/>
          <table:table-cell table:formula="of:=MAX([.$C256];[.$P256];[.$AC256])" office:value-type="float"/>
          <table:table-cell table:formula="of:=MAX([.$D256];[.$Q256];[.$AD256])" office:value-type="float"/>
          <table:table-cell table:formula="of:=MAX([.$E256];[.$R256];[.$AE256])" office:value-type="float"/>
          <table:table-cell table:formula="of:=MAX([.$F256];[.$S256];[.$AF256])" office:value-type="float"/>
          <table:table-cell table:formula="of:=MAX([.$G256];[.$T256];[.$AG256])" office:value-type="float"/>
          <table:table-cell table:formula="of:=MAX([.$H256];[.$U256];[.$AH256])" office:value-type="float"/>
          <table:table-cell table:formula="of:=MAX([.$I256];[.$V256];[.$AI256])" office:value-type="float"/>
          <table:table-cell table:formula="of:=MAX([.$J256];[.$W256])" office:value-type="float"/>
          <table:table-cell table:formula="of:=MAX([.$K256];[.$X256];[.$AJ256])" office:value-type="float"/>
          <table:table-cell table:formula="of:=MAX([.$L256];[.$Y256];[.$AK256])" office:value-type="float"/>
          <table:table-cell table:formula="of:=MAX([.$M256];[.$Z256];[.$AL256])" office:value-type="float"/>
          <table:table-cell table:formula="of:=MAX([.$N256];[.$AA256];[.$AM256])" office:value-type="float"/>
        </table:table-row>
        <table:table-row table:style-name="ro1">
          <table:table-cell office:value-type="string">
            <text:p>BLOCKS.BLOCKS-8-0.asp/22</text:p>
          </table:table-cell>
          <table:table-cell office:value-type="float" office:value="0.483375"/>
          <table:table-cell office:value-type="float" office:value="0.439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38.0"/>
          <table:table-cell office:value-type="float" office:value="1402.0"/>
          <table:table-cell office:value-type="float" office:value="1401.0"/>
          <table:table-cell office:value-type="float" office:value="31327.0"/>
          <table:table-cell office:value-type="float" office:value="23330.0"/>
          <table:table-cell office:value-type="float" office:value="0.0"/>
          <table:table-cell office:value-type="float" office:value="0.0"/>
          <table:table-cell office:value-type="float" office:value="0.523797"/>
          <table:table-cell office:value-type="float" office:value="0.473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38.0"/>
          <table:table-cell office:value-type="float" office:value="1402.0"/>
          <table:table-cell office:value-type="float" office:value="1401.0"/>
          <table:table-cell office:value-type="float" office:value="31327.0"/>
          <table:table-cell office:value-type="float" office:value="23330.0"/>
          <table:table-cell office:value-type="float" office:value="0.0"/>
          <table:table-cell office:value-type="float" office:value="0.0"/>
          <table:table-cell office:value-type="float" office:value="0.750416"/>
          <table:table-cell office:value-type="float" office:value="0.707"/>
          <table:table-cell office:value-type="float" office:value="0.37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3062.0"/>
          <table:table-cell office:value-type="float" office:value="5742.0"/>
          <table:table-cell office:value-type="float" office:value="31327.0"/>
          <table:table-cell office:value-type="float" office:value="23330.0"/>
          <table:table-cell office:value-type="float" office:value="0.0"/>
          <table:table-cell office:value-type="float" office:value="0.0"/>
          <table:table-cell table:formula="of:=MIN([.$B257];[.$O257];[.$AB257])" office:value-type="float"/>
          <table:table-cell table:formula="of:=MIN([.$C257];[.$P257];[.$AC257])" office:value-type="float"/>
          <table:table-cell table:formula="of:=MIN([.$D257];[.$Q257];[.$AD257])" office:value-type="float"/>
          <table:table-cell table:formula="of:=MIN([.$E257];[.$R257];[.$AE257])" office:value-type="float"/>
          <table:table-cell table:formula="of:=MIN([.$F257];[.$S257];[.$AF257])" office:value-type="float"/>
          <table:table-cell table:formula="of:=MIN([.$G257];[.$T257];[.$AG257])" office:value-type="float"/>
          <table:table-cell table:formula="of:=MIN([.$H257];[.$U257];[.$AH257])" office:value-type="float"/>
          <table:table-cell table:formula="of:=MIN([.$I257];[.$V257];[.$AI257])" office:value-type="float"/>
          <table:table-cell table:formula="of:=MIN([.$J257];[.$W257])" office:value-type="float"/>
          <table:table-cell table:formula="of:=MIN([.$K257];[.$X257];[.$AJ257])" office:value-type="float"/>
          <table:table-cell table:formula="of:=MIN([.$L257];[.$Y257];[.$AK257])" office:value-type="float"/>
          <table:table-cell table:formula="of:=MIN([.$M257];[.$Z257];[.$AL257])" office:value-type="float"/>
          <table:table-cell table:formula="of:=MIN([.$N257];[.$AA257];[.$AM257])" office:value-type="float"/>
          <table:table-cell table:formula="of:=MEDIAN([.$B257];[.$O257];[.$AB257])" office:value-type="float"/>
          <table:table-cell table:formula="of:=MEDIAN([.$C257];[.$P257];[.$AC257])" office:value-type="float"/>
          <table:table-cell table:formula="of:=MEDIAN([.$D257];[.$Q257];[.$AD257])" office:value-type="float"/>
          <table:table-cell table:formula="of:=MEDIAN([.$E257];[.$R257];[.$AE257])" office:value-type="float"/>
          <table:table-cell table:formula="of:=MEDIAN([.$F257];[.$S257];[.$AF257])" office:value-type="float"/>
          <table:table-cell table:formula="of:=MEDIAN([.$G257];[.$T257];[.$AG257])" office:value-type="float"/>
          <table:table-cell table:formula="of:=MEDIAN([.$H257];[.$U257];[.$AH257])" office:value-type="float"/>
          <table:table-cell table:formula="of:=MEDIAN([.$I257];[.$V257];[.$AI257])" office:value-type="float"/>
          <table:table-cell table:formula="of:=MEDIAN([.$J257];[.$W257])" office:value-type="float"/>
          <table:table-cell table:formula="of:=MEDIAN([.$K257];[.$X257];[.$AJ257])" office:value-type="float"/>
          <table:table-cell table:formula="of:=MEDIAN([.$L257];[.$Y257];[.$AK257])" office:value-type="float"/>
          <table:table-cell table:formula="of:=MEDIAN([.$M257];[.$Z257];[.$AL257])" office:value-type="float"/>
          <table:table-cell table:formula="of:=MEDIAN([.$N257];[.$AA257];[.$AM257])" office:value-type="float"/>
          <table:table-cell table:formula="of:=MAX([.$B257];[.$O257];[.$AB257])" office:value-type="float"/>
          <table:table-cell table:formula="of:=MAX([.$C257];[.$P257];[.$AC257])" office:value-type="float"/>
          <table:table-cell table:formula="of:=MAX([.$D257];[.$Q257];[.$AD257])" office:value-type="float"/>
          <table:table-cell table:formula="of:=MAX([.$E257];[.$R257];[.$AE257])" office:value-type="float"/>
          <table:table-cell table:formula="of:=MAX([.$F257];[.$S257];[.$AF257])" office:value-type="float"/>
          <table:table-cell table:formula="of:=MAX([.$G257];[.$T257];[.$AG257])" office:value-type="float"/>
          <table:table-cell table:formula="of:=MAX([.$H257];[.$U257];[.$AH257])" office:value-type="float"/>
          <table:table-cell table:formula="of:=MAX([.$I257];[.$V257];[.$AI257])" office:value-type="float"/>
          <table:table-cell table:formula="of:=MAX([.$J257];[.$W257])" office:value-type="float"/>
          <table:table-cell table:formula="of:=MAX([.$K257];[.$X257];[.$AJ257])" office:value-type="float"/>
          <table:table-cell table:formula="of:=MAX([.$L257];[.$Y257];[.$AK257])" office:value-type="float"/>
          <table:table-cell table:formula="of:=MAX([.$M257];[.$Z257];[.$AL257])" office:value-type="float"/>
          <table:table-cell table:formula="of:=MAX([.$N257];[.$AA257];[.$AM257])" office:value-type="float"/>
        </table:table-row>
        <table:table-row table:style-name="ro1">
          <table:table-cell office:value-type="string">
            <text:p>BLOCKS.BLOCKS-8-0.asp/23</text:p>
          </table:table-cell>
          <table:table-cell office:value-type="float" office:value="257.241"/>
          <table:table-cell office:value-type="float" office:value="257.18"/>
          <table:table-cell office:value-type="float" office:value="256.8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598627.0"/>
          <table:table-cell office:value-type="float" office:value="758241.0"/>
          <table:table-cell office:value-type="float" office:value="758241.0"/>
          <table:table-cell office:value-type="float" office:value="32724.0"/>
          <table:table-cell office:value-type="float" office:value="24494.0"/>
          <table:table-cell office:value-type="float" office:value="0.0"/>
          <table:table-cell office:value-type="float" office:value="0.0"/>
          <table:table-cell office:value-type="float" office:value="260.079"/>
          <table:table-cell office:value-type="float" office:value="260.016"/>
          <table:table-cell office:value-type="float" office:value="259.59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598627.0"/>
          <table:table-cell office:value-type="float" office:value="758241.0"/>
          <table:table-cell office:value-type="float" office:value="758241.0"/>
          <table:table-cell office:value-type="float" office:value="32724.0"/>
          <table:table-cell office:value-type="float" office:value="24494.0"/>
          <table:table-cell office:value-type="float" office:value="0.0"/>
          <table:table-cell office:value-type="float" office:value="0.0"/>
          <table:table-cell office:value-type="float" office:value="19.4131"/>
          <table:table-cell office:value-type="float" office:value="19.369"/>
          <table:table-cell office:value-type="float" office:value="19.05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94031.0"/>
          <table:table-cell office:value-type="float" office:value="110185.0"/>
          <table:table-cell office:value-type="float" office:value="32724.0"/>
          <table:table-cell office:value-type="float" office:value="24494.0"/>
          <table:table-cell office:value-type="float" office:value="0.0"/>
          <table:table-cell office:value-type="float" office:value="0.0"/>
          <table:table-cell table:formula="of:=MIN([.$B258];[.$O258];[.$AB258])" office:value-type="float"/>
          <table:table-cell table:formula="of:=MIN([.$C258];[.$P258];[.$AC258])" office:value-type="float"/>
          <table:table-cell table:formula="of:=MIN([.$D258];[.$Q258];[.$AD258])" office:value-type="float"/>
          <table:table-cell table:formula="of:=MIN([.$E258];[.$R258];[.$AE258])" office:value-type="float"/>
          <table:table-cell table:formula="of:=MIN([.$F258];[.$S258];[.$AF258])" office:value-type="float"/>
          <table:table-cell table:formula="of:=MIN([.$G258];[.$T258];[.$AG258])" office:value-type="float"/>
          <table:table-cell table:formula="of:=MIN([.$H258];[.$U258];[.$AH258])" office:value-type="float"/>
          <table:table-cell table:formula="of:=MIN([.$I258];[.$V258];[.$AI258])" office:value-type="float"/>
          <table:table-cell table:formula="of:=MIN([.$J258];[.$W258])" office:value-type="float"/>
          <table:table-cell table:formula="of:=MIN([.$K258];[.$X258];[.$AJ258])" office:value-type="float"/>
          <table:table-cell table:formula="of:=MIN([.$L258];[.$Y258];[.$AK258])" office:value-type="float"/>
          <table:table-cell table:formula="of:=MIN([.$M258];[.$Z258];[.$AL258])" office:value-type="float"/>
          <table:table-cell table:formula="of:=MIN([.$N258];[.$AA258];[.$AM258])" office:value-type="float"/>
          <table:table-cell table:formula="of:=MEDIAN([.$B258];[.$O258];[.$AB258])" office:value-type="float"/>
          <table:table-cell table:formula="of:=MEDIAN([.$C258];[.$P258];[.$AC258])" office:value-type="float"/>
          <table:table-cell table:formula="of:=MEDIAN([.$D258];[.$Q258];[.$AD258])" office:value-type="float"/>
          <table:table-cell table:formula="of:=MEDIAN([.$E258];[.$R258];[.$AE258])" office:value-type="float"/>
          <table:table-cell table:formula="of:=MEDIAN([.$F258];[.$S258];[.$AF258])" office:value-type="float"/>
          <table:table-cell table:formula="of:=MEDIAN([.$G258];[.$T258];[.$AG258])" office:value-type="float"/>
          <table:table-cell table:formula="of:=MEDIAN([.$H258];[.$U258];[.$AH258])" office:value-type="float"/>
          <table:table-cell table:formula="of:=MEDIAN([.$I258];[.$V258];[.$AI258])" office:value-type="float"/>
          <table:table-cell table:formula="of:=MEDIAN([.$J258];[.$W258])" office:value-type="float"/>
          <table:table-cell table:formula="of:=MEDIAN([.$K258];[.$X258];[.$AJ258])" office:value-type="float"/>
          <table:table-cell table:formula="of:=MEDIAN([.$L258];[.$Y258];[.$AK258])" office:value-type="float"/>
          <table:table-cell table:formula="of:=MEDIAN([.$M258];[.$Z258];[.$AL258])" office:value-type="float"/>
          <table:table-cell table:formula="of:=MEDIAN([.$N258];[.$AA258];[.$AM258])" office:value-type="float"/>
          <table:table-cell table:formula="of:=MAX([.$B258];[.$O258];[.$AB258])" office:value-type="float"/>
          <table:table-cell table:formula="of:=MAX([.$C258];[.$P258];[.$AC258])" office:value-type="float"/>
          <table:table-cell table:formula="of:=MAX([.$D258];[.$Q258];[.$AD258])" office:value-type="float"/>
          <table:table-cell table:formula="of:=MAX([.$E258];[.$R258];[.$AE258])" office:value-type="float"/>
          <table:table-cell table:formula="of:=MAX([.$F258];[.$S258];[.$AF258])" office:value-type="float"/>
          <table:table-cell table:formula="of:=MAX([.$G258];[.$T258];[.$AG258])" office:value-type="float"/>
          <table:table-cell table:formula="of:=MAX([.$H258];[.$U258];[.$AH258])" office:value-type="float"/>
          <table:table-cell table:formula="of:=MAX([.$I258];[.$V258];[.$AI258])" office:value-type="float"/>
          <table:table-cell table:formula="of:=MAX([.$J258];[.$W258])" office:value-type="float"/>
          <table:table-cell table:formula="of:=MAX([.$K258];[.$X258];[.$AJ258])" office:value-type="float"/>
          <table:table-cell table:formula="of:=MAX([.$L258];[.$Y258];[.$AK258])" office:value-type="float"/>
          <table:table-cell table:formula="of:=MAX([.$M258];[.$Z258];[.$AL258])" office:value-type="float"/>
          <table:table-cell table:formula="of:=MAX([.$N258];[.$AA258];[.$AM258])" office:value-type="float"/>
        </table:table-row>
        <table:table-row table:style-name="ro1">
          <table:table-cell office:value-type="string">
            <text:p>BLOCKS.BLOCKS-8-0.asp/24</text:p>
          </table:table-cell>
          <table:table-cell office:value-type="float" office:value="0.527261"/>
          <table:table-cell office:value-type="float" office:value="0.482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505.0"/>
          <table:table-cell office:value-type="float" office:value="1522.0"/>
          <table:table-cell office:value-type="float" office:value="1521.0"/>
          <table:table-cell office:value-type="float" office:value="34121.0"/>
          <table:table-cell office:value-type="float" office:value="25658.0"/>
          <table:table-cell office:value-type="float" office:value="0.0"/>
          <table:table-cell office:value-type="float" office:value="0.0"/>
          <table:table-cell office:value-type="float" office:value="0.568607"/>
          <table:table-cell office:value-type="float" office:value="0.518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505.0"/>
          <table:table-cell office:value-type="float" office:value="1522.0"/>
          <table:table-cell office:value-type="float" office:value="1521.0"/>
          <table:table-cell office:value-type="float" office:value="34121.0"/>
          <table:table-cell office:value-type="float" office:value="25658.0"/>
          <table:table-cell office:value-type="float" office:value="0.0"/>
          <table:table-cell office:value-type="float" office:value="0.0"/>
          <table:table-cell office:value-type="float" office:value="0.64879"/>
          <table:table-cell office:value-type="float" office:value="0.593"/>
          <table:table-cell office:value-type="float" office:value="0.26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476.0"/>
          <table:table-cell office:value-type="float" office:value="4984.0"/>
          <table:table-cell office:value-type="float" office:value="34121.0"/>
          <table:table-cell office:value-type="float" office:value="25658.0"/>
          <table:table-cell office:value-type="float" office:value="0.0"/>
          <table:table-cell office:value-type="float" office:value="0.0"/>
          <table:table-cell table:formula="of:=MIN([.$B259];[.$O259];[.$AB259])" office:value-type="float"/>
          <table:table-cell table:formula="of:=MIN([.$C259];[.$P259];[.$AC259])" office:value-type="float"/>
          <table:table-cell table:formula="of:=MIN([.$D259];[.$Q259];[.$AD259])" office:value-type="float"/>
          <table:table-cell table:formula="of:=MIN([.$E259];[.$R259];[.$AE259])" office:value-type="float"/>
          <table:table-cell table:formula="of:=MIN([.$F259];[.$S259];[.$AF259])" office:value-type="float"/>
          <table:table-cell table:formula="of:=MIN([.$G259];[.$T259];[.$AG259])" office:value-type="float"/>
          <table:table-cell table:formula="of:=MIN([.$H259];[.$U259];[.$AH259])" office:value-type="float"/>
          <table:table-cell table:formula="of:=MIN([.$I259];[.$V259];[.$AI259])" office:value-type="float"/>
          <table:table-cell table:formula="of:=MIN([.$J259];[.$W259])" office:value-type="float"/>
          <table:table-cell table:formula="of:=MIN([.$K259];[.$X259];[.$AJ259])" office:value-type="float"/>
          <table:table-cell table:formula="of:=MIN([.$L259];[.$Y259];[.$AK259])" office:value-type="float"/>
          <table:table-cell table:formula="of:=MIN([.$M259];[.$Z259];[.$AL259])" office:value-type="float"/>
          <table:table-cell table:formula="of:=MIN([.$N259];[.$AA259];[.$AM259])" office:value-type="float"/>
          <table:table-cell table:formula="of:=MEDIAN([.$B259];[.$O259];[.$AB259])" office:value-type="float"/>
          <table:table-cell table:formula="of:=MEDIAN([.$C259];[.$P259];[.$AC259])" office:value-type="float"/>
          <table:table-cell table:formula="of:=MEDIAN([.$D259];[.$Q259];[.$AD259])" office:value-type="float"/>
          <table:table-cell table:formula="of:=MEDIAN([.$E259];[.$R259];[.$AE259])" office:value-type="float"/>
          <table:table-cell table:formula="of:=MEDIAN([.$F259];[.$S259];[.$AF259])" office:value-type="float"/>
          <table:table-cell table:formula="of:=MEDIAN([.$G259];[.$T259];[.$AG259])" office:value-type="float"/>
          <table:table-cell table:formula="of:=MEDIAN([.$H259];[.$U259];[.$AH259])" office:value-type="float"/>
          <table:table-cell table:formula="of:=MEDIAN([.$I259];[.$V259];[.$AI259])" office:value-type="float"/>
          <table:table-cell table:formula="of:=MEDIAN([.$J259];[.$W259])" office:value-type="float"/>
          <table:table-cell table:formula="of:=MEDIAN([.$K259];[.$X259];[.$AJ259])" office:value-type="float"/>
          <table:table-cell table:formula="of:=MEDIAN([.$L259];[.$Y259];[.$AK259])" office:value-type="float"/>
          <table:table-cell table:formula="of:=MEDIAN([.$M259];[.$Z259];[.$AL259])" office:value-type="float"/>
          <table:table-cell table:formula="of:=MEDIAN([.$N259];[.$AA259];[.$AM259])" office:value-type="float"/>
          <table:table-cell table:formula="of:=MAX([.$B259];[.$O259];[.$AB259])" office:value-type="float"/>
          <table:table-cell table:formula="of:=MAX([.$C259];[.$P259];[.$AC259])" office:value-type="float"/>
          <table:table-cell table:formula="of:=MAX([.$D259];[.$Q259];[.$AD259])" office:value-type="float"/>
          <table:table-cell table:formula="of:=MAX([.$E259];[.$R259];[.$AE259])" office:value-type="float"/>
          <table:table-cell table:formula="of:=MAX([.$F259];[.$S259];[.$AF259])" office:value-type="float"/>
          <table:table-cell table:formula="of:=MAX([.$G259];[.$T259];[.$AG259])" office:value-type="float"/>
          <table:table-cell table:formula="of:=MAX([.$H259];[.$U259];[.$AH259])" office:value-type="float"/>
          <table:table-cell table:formula="of:=MAX([.$I259];[.$V259];[.$AI259])" office:value-type="float"/>
          <table:table-cell table:formula="of:=MAX([.$J259];[.$W259])" office:value-type="float"/>
          <table:table-cell table:formula="of:=MAX([.$K259];[.$X259];[.$AJ259])" office:value-type="float"/>
          <table:table-cell table:formula="of:=MAX([.$L259];[.$Y259];[.$AK259])" office:value-type="float"/>
          <table:table-cell table:formula="of:=MAX([.$M259];[.$Z259];[.$AL259])" office:value-type="float"/>
          <table:table-cell table:formula="of:=MAX([.$N259];[.$AA259];[.$AM259])" office:value-type="float"/>
        </table:table-row>
        <table:table-row table:style-name="ro1">
          <table:table-cell office:value-type="string">
            <text:p>BLOCKS.BLOCKS-8-0.asp/25</text:p>
          </table:table-cell>
          <table:table-cell office:value-type="float" office:value="300.0"/>
          <table:table-cell office:value-type="float" office:value="299.985"/>
          <table:table-cell office:value-type="float" office:value="299.57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31691.0"/>
          <table:table-cell office:value-type="float" office:value="822076.0"/>
          <table:table-cell office:value-type="float" office:value="822076.0"/>
          <table:table-cell office:value-type="float" office:value="35518.0"/>
          <table:table-cell office:value-type="float" office:value="2682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9.53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89514.0"/>
          <table:table-cell office:value-type="float" office:value="767837.0"/>
          <table:table-cell office:value-type="float" office:value="767837.0"/>
          <table:table-cell office:value-type="float" office:value="35518.0"/>
          <table:table-cell office:value-type="float" office:value="26822.0"/>
          <table:table-cell office:value-type="float" office:value="0.0"/>
          <table:table-cell office:value-type="float" office:value="0.0"/>
          <table:table-cell office:value-type="float" office:value="140.661"/>
          <table:table-cell office:value-type="float" office:value="140.607"/>
          <table:table-cell office:value-type="float" office:value="140.21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523218.0"/>
          <table:table-cell office:value-type="float" office:value="598460.0"/>
          <table:table-cell office:value-type="float" office:value="35518.0"/>
          <table:table-cell office:value-type="float" office:value="26822.0"/>
          <table:table-cell office:value-type="float" office:value="0.0"/>
          <table:table-cell office:value-type="float" office:value="0.0"/>
          <table:table-cell table:formula="of:=MIN([.$B260];[.$O260];[.$AB260])" office:value-type="float"/>
          <table:table-cell table:formula="of:=MIN([.$C260];[.$P260];[.$AC260])" office:value-type="float"/>
          <table:table-cell table:formula="of:=MIN([.$D260];[.$Q260];[.$AD260])" office:value-type="float"/>
          <table:table-cell table:formula="of:=MIN([.$E260];[.$R260];[.$AE260])" office:value-type="float"/>
          <table:table-cell table:formula="of:=MIN([.$F260];[.$S260];[.$AF260])" office:value-type="float"/>
          <table:table-cell table:formula="of:=MIN([.$G260];[.$T260];[.$AG260])" office:value-type="float"/>
          <table:table-cell table:formula="of:=MIN([.$H260];[.$U260];[.$AH260])" office:value-type="float"/>
          <table:table-cell table:formula="of:=MIN([.$I260];[.$V260];[.$AI260])" office:value-type="float"/>
          <table:table-cell table:formula="of:=MIN([.$J260];[.$W260])" office:value-type="float"/>
          <table:table-cell table:formula="of:=MIN([.$K260];[.$X260];[.$AJ260])" office:value-type="float"/>
          <table:table-cell table:formula="of:=MIN([.$L260];[.$Y260];[.$AK260])" office:value-type="float"/>
          <table:table-cell table:formula="of:=MIN([.$M260];[.$Z260];[.$AL260])" office:value-type="float"/>
          <table:table-cell table:formula="of:=MIN([.$N260];[.$AA260];[.$AM260])" office:value-type="float"/>
          <table:table-cell table:formula="of:=MEDIAN([.$B260];[.$O260];[.$AB260])" office:value-type="float"/>
          <table:table-cell table:formula="of:=MEDIAN([.$C260];[.$P260];[.$AC260])" office:value-type="float"/>
          <table:table-cell table:formula="of:=MEDIAN([.$D260];[.$Q260];[.$AD260])" office:value-type="float"/>
          <table:table-cell table:formula="of:=MEDIAN([.$E260];[.$R260];[.$AE260])" office:value-type="float"/>
          <table:table-cell table:formula="of:=MEDIAN([.$F260];[.$S260];[.$AF260])" office:value-type="float"/>
          <table:table-cell table:formula="of:=MEDIAN([.$G260];[.$T260];[.$AG260])" office:value-type="float"/>
          <table:table-cell table:formula="of:=MEDIAN([.$H260];[.$U260];[.$AH260])" office:value-type="float"/>
          <table:table-cell table:formula="of:=MEDIAN([.$I260];[.$V260];[.$AI260])" office:value-type="float"/>
          <table:table-cell table:formula="of:=MEDIAN([.$J260];[.$W260])" office:value-type="float"/>
          <table:table-cell table:formula="of:=MEDIAN([.$K260];[.$X260];[.$AJ260])" office:value-type="float"/>
          <table:table-cell table:formula="of:=MEDIAN([.$L260];[.$Y260];[.$AK260])" office:value-type="float"/>
          <table:table-cell table:formula="of:=MEDIAN([.$M260];[.$Z260];[.$AL260])" office:value-type="float"/>
          <table:table-cell table:formula="of:=MEDIAN([.$N260];[.$AA260];[.$AM260])" office:value-type="float"/>
          <table:table-cell table:formula="of:=MAX([.$B260];[.$O260];[.$AB260])" office:value-type="float"/>
          <table:table-cell table:formula="of:=MAX([.$C260];[.$P260];[.$AC260])" office:value-type="float"/>
          <table:table-cell table:formula="of:=MAX([.$D260];[.$Q260];[.$AD260])" office:value-type="float"/>
          <table:table-cell table:formula="of:=MAX([.$E260];[.$R260];[.$AE260])" office:value-type="float"/>
          <table:table-cell table:formula="of:=MAX([.$F260];[.$S260];[.$AF260])" office:value-type="float"/>
          <table:table-cell table:formula="of:=MAX([.$G260];[.$T260];[.$AG260])" office:value-type="float"/>
          <table:table-cell table:formula="of:=MAX([.$H260];[.$U260];[.$AH260])" office:value-type="float"/>
          <table:table-cell table:formula="of:=MAX([.$I260];[.$V260];[.$AI260])" office:value-type="float"/>
          <table:table-cell table:formula="of:=MAX([.$J260];[.$W260])" office:value-type="float"/>
          <table:table-cell table:formula="of:=MAX([.$K260];[.$X260];[.$AJ260])" office:value-type="float"/>
          <table:table-cell table:formula="of:=MAX([.$L260];[.$Y260];[.$AK260])" office:value-type="float"/>
          <table:table-cell table:formula="of:=MAX([.$M260];[.$Z260];[.$AL260])" office:value-type="float"/>
          <table:table-cell table:formula="of:=MAX([.$N260];[.$AA260];[.$AM260])" office:value-type="float"/>
        </table:table-row>
        <table:table-row table:style-name="ro1">
          <table:table-cell office:value-type="string">
            <text:p>BLOCKS.BLOCKS-8-0.asp/26</text:p>
          </table:table-cell>
          <table:table-cell office:value-type="float" office:value="0.588425"/>
          <table:table-cell office:value-type="float" office:value="0.54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527.0"/>
          <table:table-cell office:value-type="float" office:value="2040.0"/>
          <table:table-cell office:value-type="float" office:value="2039.0"/>
          <table:table-cell office:value-type="float" office:value="36915.0"/>
          <table:table-cell office:value-type="float" office:value="27986.0"/>
          <table:table-cell office:value-type="float" office:value="0.0"/>
          <table:table-cell office:value-type="float" office:value="0.0"/>
          <table:table-cell office:value-type="float" office:value="0.606852"/>
          <table:table-cell office:value-type="float" office:value="0.558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527.0"/>
          <table:table-cell office:value-type="float" office:value="2040.0"/>
          <table:table-cell office:value-type="float" office:value="2039.0"/>
          <table:table-cell office:value-type="float" office:value="36915.0"/>
          <table:table-cell office:value-type="float" office:value="27986.0"/>
          <table:table-cell office:value-type="float" office:value="0.0"/>
          <table:table-cell office:value-type="float" office:value="0.0"/>
          <table:table-cell office:value-type="float" office:value="0.710892"/>
          <table:table-cell office:value-type="float" office:value="0.661"/>
          <table:table-cell office:value-type="float" office:value="0.3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719.0"/>
          <table:table-cell office:value-type="float" office:value="5810.0"/>
          <table:table-cell office:value-type="float" office:value="36915.0"/>
          <table:table-cell office:value-type="float" office:value="27986.0"/>
          <table:table-cell office:value-type="float" office:value="0.0"/>
          <table:table-cell office:value-type="float" office:value="0.0"/>
          <table:table-cell table:formula="of:=MIN([.$B261];[.$O261];[.$AB261])" office:value-type="float"/>
          <table:table-cell table:formula="of:=MIN([.$C261];[.$P261];[.$AC261])" office:value-type="float"/>
          <table:table-cell table:formula="of:=MIN([.$D261];[.$Q261];[.$AD261])" office:value-type="float"/>
          <table:table-cell table:formula="of:=MIN([.$E261];[.$R261];[.$AE261])" office:value-type="float"/>
          <table:table-cell table:formula="of:=MIN([.$F261];[.$S261];[.$AF261])" office:value-type="float"/>
          <table:table-cell table:formula="of:=MIN([.$G261];[.$T261];[.$AG261])" office:value-type="float"/>
          <table:table-cell table:formula="of:=MIN([.$H261];[.$U261];[.$AH261])" office:value-type="float"/>
          <table:table-cell table:formula="of:=MIN([.$I261];[.$V261];[.$AI261])" office:value-type="float"/>
          <table:table-cell table:formula="of:=MIN([.$J261];[.$W261])" office:value-type="float"/>
          <table:table-cell table:formula="of:=MIN([.$K261];[.$X261];[.$AJ261])" office:value-type="float"/>
          <table:table-cell table:formula="of:=MIN([.$L261];[.$Y261];[.$AK261])" office:value-type="float"/>
          <table:table-cell table:formula="of:=MIN([.$M261];[.$Z261];[.$AL261])" office:value-type="float"/>
          <table:table-cell table:formula="of:=MIN([.$N261];[.$AA261];[.$AM261])" office:value-type="float"/>
          <table:table-cell table:formula="of:=MEDIAN([.$B261];[.$O261];[.$AB261])" office:value-type="float"/>
          <table:table-cell table:formula="of:=MEDIAN([.$C261];[.$P261];[.$AC261])" office:value-type="float"/>
          <table:table-cell table:formula="of:=MEDIAN([.$D261];[.$Q261];[.$AD261])" office:value-type="float"/>
          <table:table-cell table:formula="of:=MEDIAN([.$E261];[.$R261];[.$AE261])" office:value-type="float"/>
          <table:table-cell table:formula="of:=MEDIAN([.$F261];[.$S261];[.$AF261])" office:value-type="float"/>
          <table:table-cell table:formula="of:=MEDIAN([.$G261];[.$T261];[.$AG261])" office:value-type="float"/>
          <table:table-cell table:formula="of:=MEDIAN([.$H261];[.$U261];[.$AH261])" office:value-type="float"/>
          <table:table-cell table:formula="of:=MEDIAN([.$I261];[.$V261];[.$AI261])" office:value-type="float"/>
          <table:table-cell table:formula="of:=MEDIAN([.$J261];[.$W261])" office:value-type="float"/>
          <table:table-cell table:formula="of:=MEDIAN([.$K261];[.$X261];[.$AJ261])" office:value-type="float"/>
          <table:table-cell table:formula="of:=MEDIAN([.$L261];[.$Y261];[.$AK261])" office:value-type="float"/>
          <table:table-cell table:formula="of:=MEDIAN([.$M261];[.$Z261];[.$AL261])" office:value-type="float"/>
          <table:table-cell table:formula="of:=MEDIAN([.$N261];[.$AA261];[.$AM261])" office:value-type="float"/>
          <table:table-cell table:formula="of:=MAX([.$B261];[.$O261];[.$AB261])" office:value-type="float"/>
          <table:table-cell table:formula="of:=MAX([.$C261];[.$P261];[.$AC261])" office:value-type="float"/>
          <table:table-cell table:formula="of:=MAX([.$D261];[.$Q261];[.$AD261])" office:value-type="float"/>
          <table:table-cell table:formula="of:=MAX([.$E261];[.$R261];[.$AE261])" office:value-type="float"/>
          <table:table-cell table:formula="of:=MAX([.$F261];[.$S261];[.$AF261])" office:value-type="float"/>
          <table:table-cell table:formula="of:=MAX([.$G261];[.$T261];[.$AG261])" office:value-type="float"/>
          <table:table-cell table:formula="of:=MAX([.$H261];[.$U261];[.$AH261])" office:value-type="float"/>
          <table:table-cell table:formula="of:=MAX([.$I261];[.$V261];[.$AI261])" office:value-type="float"/>
          <table:table-cell table:formula="of:=MAX([.$J261];[.$W261])" office:value-type="float"/>
          <table:table-cell table:formula="of:=MAX([.$K261];[.$X261];[.$AJ261])" office:value-type="float"/>
          <table:table-cell table:formula="of:=MAX([.$L261];[.$Y261];[.$AK261])" office:value-type="float"/>
          <table:table-cell table:formula="of:=MAX([.$M261];[.$Z261];[.$AL261])" office:value-type="float"/>
          <table:table-cell table:formula="of:=MAX([.$N261];[.$AA261];[.$AM261])" office:value-type="float"/>
        </table:table-row>
        <table:table-row table:style-name="ro1">
          <table:table-cell office:value-type="string">
            <text:p>BLOCKS.BLOCKS-8-0.asp/27</text:p>
          </table:table-cell>
          <table:table-cell office:value-type="float" office:value="300.0"/>
          <table:table-cell office:value-type="float" office:value="299.986"/>
          <table:table-cell office:value-type="float" office:value="299.51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39170.0"/>
          <table:table-cell office:value-type="float" office:value="734657.0"/>
          <table:table-cell office:value-type="float" office:value="734657.0"/>
          <table:table-cell office:value-type="float" office:value="38312.0"/>
          <table:table-cell office:value-type="float" office:value="2915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4"/>
          <table:table-cell office:value-type="float" office:value="299.46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37785.0"/>
          <table:table-cell office:value-type="float" office:value="733074.0"/>
          <table:table-cell office:value-type="float" office:value="733074.0"/>
          <table:table-cell office:value-type="float" office:value="38312.0"/>
          <table:table-cell office:value-type="float" office:value="2915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2"/>
          <table:table-cell office:value-type="float" office:value="299.62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36392.0"/>
          <table:table-cell office:value-type="float" office:value="947917.0"/>
          <table:table-cell office:value-type="float" office:value="38312.0"/>
          <table:table-cell office:value-type="float" office:value="29150.0"/>
          <table:table-cell office:value-type="float" office:value="0.0"/>
          <table:table-cell office:value-type="float" office:value="0.0"/>
          <table:table-cell table:formula="of:=MIN([.$B262];[.$O262];[.$AB262])" office:value-type="float"/>
          <table:table-cell table:formula="of:=MIN([.$C262];[.$P262];[.$AC262])" office:value-type="float"/>
          <table:table-cell table:formula="of:=MIN([.$D262];[.$Q262];[.$AD262])" office:value-type="float"/>
          <table:table-cell table:formula="of:=MIN([.$E262];[.$R262];[.$AE262])" office:value-type="float"/>
          <table:table-cell table:formula="of:=MIN([.$F262];[.$S262];[.$AF262])" office:value-type="float"/>
          <table:table-cell table:formula="of:=MIN([.$G262];[.$T262];[.$AG262])" office:value-type="float"/>
          <table:table-cell table:formula="of:=MIN([.$H262];[.$U262];[.$AH262])" office:value-type="float"/>
          <table:table-cell table:formula="of:=MIN([.$I262];[.$V262];[.$AI262])" office:value-type="float"/>
          <table:table-cell table:formula="of:=MIN([.$J262];[.$W262])" office:value-type="float"/>
          <table:table-cell table:formula="of:=MIN([.$K262];[.$X262];[.$AJ262])" office:value-type="float"/>
          <table:table-cell table:formula="of:=MIN([.$L262];[.$Y262];[.$AK262])" office:value-type="float"/>
          <table:table-cell table:formula="of:=MIN([.$M262];[.$Z262];[.$AL262])" office:value-type="float"/>
          <table:table-cell table:formula="of:=MIN([.$N262];[.$AA262];[.$AM262])" office:value-type="float"/>
          <table:table-cell table:formula="of:=MEDIAN([.$B262];[.$O262];[.$AB262])" office:value-type="float"/>
          <table:table-cell table:formula="of:=MEDIAN([.$C262];[.$P262];[.$AC262])" office:value-type="float"/>
          <table:table-cell table:formula="of:=MEDIAN([.$D262];[.$Q262];[.$AD262])" office:value-type="float"/>
          <table:table-cell table:formula="of:=MEDIAN([.$E262];[.$R262];[.$AE262])" office:value-type="float"/>
          <table:table-cell table:formula="of:=MEDIAN([.$F262];[.$S262];[.$AF262])" office:value-type="float"/>
          <table:table-cell table:formula="of:=MEDIAN([.$G262];[.$T262];[.$AG262])" office:value-type="float"/>
          <table:table-cell table:formula="of:=MEDIAN([.$H262];[.$U262];[.$AH262])" office:value-type="float"/>
          <table:table-cell table:formula="of:=MEDIAN([.$I262];[.$V262];[.$AI262])" office:value-type="float"/>
          <table:table-cell table:formula="of:=MEDIAN([.$J262];[.$W262])" office:value-type="float"/>
          <table:table-cell table:formula="of:=MEDIAN([.$K262];[.$X262];[.$AJ262])" office:value-type="float"/>
          <table:table-cell table:formula="of:=MEDIAN([.$L262];[.$Y262];[.$AK262])" office:value-type="float"/>
          <table:table-cell table:formula="of:=MEDIAN([.$M262];[.$Z262];[.$AL262])" office:value-type="float"/>
          <table:table-cell table:formula="of:=MEDIAN([.$N262];[.$AA262];[.$AM262])" office:value-type="float"/>
          <table:table-cell table:formula="of:=MAX([.$B262];[.$O262];[.$AB262])" office:value-type="float"/>
          <table:table-cell table:formula="of:=MAX([.$C262];[.$P262];[.$AC262])" office:value-type="float"/>
          <table:table-cell table:formula="of:=MAX([.$D262];[.$Q262];[.$AD262])" office:value-type="float"/>
          <table:table-cell table:formula="of:=MAX([.$E262];[.$R262];[.$AE262])" office:value-type="float"/>
          <table:table-cell table:formula="of:=MAX([.$F262];[.$S262];[.$AF262])" office:value-type="float"/>
          <table:table-cell table:formula="of:=MAX([.$G262];[.$T262];[.$AG262])" office:value-type="float"/>
          <table:table-cell table:formula="of:=MAX([.$H262];[.$U262];[.$AH262])" office:value-type="float"/>
          <table:table-cell table:formula="of:=MAX([.$I262];[.$V262];[.$AI262])" office:value-type="float"/>
          <table:table-cell table:formula="of:=MAX([.$J262];[.$W262])" office:value-type="float"/>
          <table:table-cell table:formula="of:=MAX([.$K262];[.$X262];[.$AJ262])" office:value-type="float"/>
          <table:table-cell table:formula="of:=MAX([.$L262];[.$Y262];[.$AK262])" office:value-type="float"/>
          <table:table-cell table:formula="of:=MAX([.$M262];[.$Z262];[.$AL262])" office:value-type="float"/>
          <table:table-cell table:formula="of:=MAX([.$N262];[.$AA262];[.$AM262])" office:value-type="float"/>
        </table:table-row>
        <table:table-row table:style-name="ro1">
          <table:table-cell office:value-type="string">
            <text:p>BLOCKS.BLOCKS-8-0.asp/28</text:p>
          </table:table-cell>
          <table:table-cell office:value-type="float" office:value="0.742432"/>
          <table:table-cell office:value-type="float" office:value="0.693"/>
          <table:table-cell office:value-type="float" office:value="0.23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953.0"/>
          <table:table-cell office:value-type="float" office:value="2623.0"/>
          <table:table-cell office:value-type="float" office:value="2622.0"/>
          <table:table-cell office:value-type="float" office:value="39709.0"/>
          <table:table-cell office:value-type="float" office:value="30314.0"/>
          <table:table-cell office:value-type="float" office:value="0.0"/>
          <table:table-cell office:value-type="float" office:value="0.0"/>
          <table:table-cell office:value-type="float" office:value="0.760637"/>
          <table:table-cell office:value-type="float" office:value="0.709"/>
          <table:table-cell office:value-type="float" office:value="0.23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953.0"/>
          <table:table-cell office:value-type="float" office:value="2623.0"/>
          <table:table-cell office:value-type="float" office:value="2622.0"/>
          <table:table-cell office:value-type="float" office:value="39709.0"/>
          <table:table-cell office:value-type="float" office:value="30314.0"/>
          <table:table-cell office:value-type="float" office:value="0.0"/>
          <table:table-cell office:value-type="float" office:value="0.0"/>
          <table:table-cell office:value-type="float" office:value="1.22599"/>
          <table:table-cell office:value-type="float" office:value="1.177"/>
          <table:table-cell office:value-type="float" office:value="0.79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5855.0"/>
          <table:table-cell office:value-type="float" office:value="9976.0"/>
          <table:table-cell office:value-type="float" office:value="39709.0"/>
          <table:table-cell office:value-type="float" office:value="30314.0"/>
          <table:table-cell office:value-type="float" office:value="0.0"/>
          <table:table-cell office:value-type="float" office:value="0.0"/>
          <table:table-cell table:formula="of:=MIN([.$B263];[.$O263];[.$AB263])" office:value-type="float"/>
          <table:table-cell table:formula="of:=MIN([.$C263];[.$P263];[.$AC263])" office:value-type="float"/>
          <table:table-cell table:formula="of:=MIN([.$D263];[.$Q263];[.$AD263])" office:value-type="float"/>
          <table:table-cell table:formula="of:=MIN([.$E263];[.$R263];[.$AE263])" office:value-type="float"/>
          <table:table-cell table:formula="of:=MIN([.$F263];[.$S263];[.$AF263])" office:value-type="float"/>
          <table:table-cell table:formula="of:=MIN([.$G263];[.$T263];[.$AG263])" office:value-type="float"/>
          <table:table-cell table:formula="of:=MIN([.$H263];[.$U263];[.$AH263])" office:value-type="float"/>
          <table:table-cell table:formula="of:=MIN([.$I263];[.$V263];[.$AI263])" office:value-type="float"/>
          <table:table-cell table:formula="of:=MIN([.$J263];[.$W263])" office:value-type="float"/>
          <table:table-cell table:formula="of:=MIN([.$K263];[.$X263];[.$AJ263])" office:value-type="float"/>
          <table:table-cell table:formula="of:=MIN([.$L263];[.$Y263];[.$AK263])" office:value-type="float"/>
          <table:table-cell table:formula="of:=MIN([.$M263];[.$Z263];[.$AL263])" office:value-type="float"/>
          <table:table-cell table:formula="of:=MIN([.$N263];[.$AA263];[.$AM263])" office:value-type="float"/>
          <table:table-cell table:formula="of:=MEDIAN([.$B263];[.$O263];[.$AB263])" office:value-type="float"/>
          <table:table-cell table:formula="of:=MEDIAN([.$C263];[.$P263];[.$AC263])" office:value-type="float"/>
          <table:table-cell table:formula="of:=MEDIAN([.$D263];[.$Q263];[.$AD263])" office:value-type="float"/>
          <table:table-cell table:formula="of:=MEDIAN([.$E263];[.$R263];[.$AE263])" office:value-type="float"/>
          <table:table-cell table:formula="of:=MEDIAN([.$F263];[.$S263];[.$AF263])" office:value-type="float"/>
          <table:table-cell table:formula="of:=MEDIAN([.$G263];[.$T263];[.$AG263])" office:value-type="float"/>
          <table:table-cell table:formula="of:=MEDIAN([.$H263];[.$U263];[.$AH263])" office:value-type="float"/>
          <table:table-cell table:formula="of:=MEDIAN([.$I263];[.$V263];[.$AI263])" office:value-type="float"/>
          <table:table-cell table:formula="of:=MEDIAN([.$J263];[.$W263])" office:value-type="float"/>
          <table:table-cell table:formula="of:=MEDIAN([.$K263];[.$X263];[.$AJ263])" office:value-type="float"/>
          <table:table-cell table:formula="of:=MEDIAN([.$L263];[.$Y263];[.$AK263])" office:value-type="float"/>
          <table:table-cell table:formula="of:=MEDIAN([.$M263];[.$Z263];[.$AL263])" office:value-type="float"/>
          <table:table-cell table:formula="of:=MEDIAN([.$N263];[.$AA263];[.$AM263])" office:value-type="float"/>
          <table:table-cell table:formula="of:=MAX([.$B263];[.$O263];[.$AB263])" office:value-type="float"/>
          <table:table-cell table:formula="of:=MAX([.$C263];[.$P263];[.$AC263])" office:value-type="float"/>
          <table:table-cell table:formula="of:=MAX([.$D263];[.$Q263];[.$AD263])" office:value-type="float"/>
          <table:table-cell table:formula="of:=MAX([.$E263];[.$R263];[.$AE263])" office:value-type="float"/>
          <table:table-cell table:formula="of:=MAX([.$F263];[.$S263];[.$AF263])" office:value-type="float"/>
          <table:table-cell table:formula="of:=MAX([.$G263];[.$T263];[.$AG263])" office:value-type="float"/>
          <table:table-cell table:formula="of:=MAX([.$H263];[.$U263];[.$AH263])" office:value-type="float"/>
          <table:table-cell table:formula="of:=MAX([.$I263];[.$V263];[.$AI263])" office:value-type="float"/>
          <table:table-cell table:formula="of:=MAX([.$J263];[.$W263])" office:value-type="float"/>
          <table:table-cell table:formula="of:=MAX([.$K263];[.$X263];[.$AJ263])" office:value-type="float"/>
          <table:table-cell table:formula="of:=MAX([.$L263];[.$Y263];[.$AK263])" office:value-type="float"/>
          <table:table-cell table:formula="of:=MAX([.$M263];[.$Z263];[.$AL263])" office:value-type="float"/>
          <table:table-cell table:formula="of:=MAX([.$N263];[.$AA263];[.$AM263])" office:value-type="float"/>
        </table:table-row>
        <table:table-row table:style-name="ro1">
          <table:table-cell office:value-type="string">
            <text:p>BLOCKS.BLOCKS-8-0.asp/29</text:p>
          </table:table-cell>
          <table:table-cell office:value-type="float" office:value="300.0"/>
          <table:table-cell office:value-type="float" office:value="299.992"/>
          <table:table-cell office:value-type="float" office:value="299.44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18313.0"/>
          <table:table-cell office:value-type="float" office:value="572612.0"/>
          <table:table-cell office:value-type="float" office:value="572612.0"/>
          <table:table-cell office:value-type="float" office:value="41106.0"/>
          <table:table-cell office:value-type="float" office:value="3147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1"/>
          <table:table-cell office:value-type="float" office:value="299.49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20033.0"/>
          <table:table-cell office:value-type="float" office:value="574429.0"/>
          <table:table-cell office:value-type="float" office:value="574429.0"/>
          <table:table-cell office:value-type="float" office:value="41106.0"/>
          <table:table-cell office:value-type="float" office:value="3147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4"/>
          <table:table-cell office:value-type="float" office:value="299.59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927410.0"/>
          <table:table-cell office:value-type="float" office:value="1072748.0"/>
          <table:table-cell office:value-type="float" office:value="41106.0"/>
          <table:table-cell office:value-type="float" office:value="31478.0"/>
          <table:table-cell office:value-type="float" office:value="0.0"/>
          <table:table-cell office:value-type="float" office:value="0.0"/>
          <table:table-cell table:formula="of:=MIN([.$B264];[.$O264];[.$AB264])" office:value-type="float"/>
          <table:table-cell table:formula="of:=MIN([.$C264];[.$P264];[.$AC264])" office:value-type="float"/>
          <table:table-cell table:formula="of:=MIN([.$D264];[.$Q264];[.$AD264])" office:value-type="float"/>
          <table:table-cell table:formula="of:=MIN([.$E264];[.$R264];[.$AE264])" office:value-type="float"/>
          <table:table-cell table:formula="of:=MIN([.$F264];[.$S264];[.$AF264])" office:value-type="float"/>
          <table:table-cell table:formula="of:=MIN([.$G264];[.$T264];[.$AG264])" office:value-type="float"/>
          <table:table-cell table:formula="of:=MIN([.$H264];[.$U264];[.$AH264])" office:value-type="float"/>
          <table:table-cell table:formula="of:=MIN([.$I264];[.$V264];[.$AI264])" office:value-type="float"/>
          <table:table-cell table:formula="of:=MIN([.$J264];[.$W264])" office:value-type="float"/>
          <table:table-cell table:formula="of:=MIN([.$K264];[.$X264];[.$AJ264])" office:value-type="float"/>
          <table:table-cell table:formula="of:=MIN([.$L264];[.$Y264];[.$AK264])" office:value-type="float"/>
          <table:table-cell table:formula="of:=MIN([.$M264];[.$Z264];[.$AL264])" office:value-type="float"/>
          <table:table-cell table:formula="of:=MIN([.$N264];[.$AA264];[.$AM264])" office:value-type="float"/>
          <table:table-cell table:formula="of:=MEDIAN([.$B264];[.$O264];[.$AB264])" office:value-type="float"/>
          <table:table-cell table:formula="of:=MEDIAN([.$C264];[.$P264];[.$AC264])" office:value-type="float"/>
          <table:table-cell table:formula="of:=MEDIAN([.$D264];[.$Q264];[.$AD264])" office:value-type="float"/>
          <table:table-cell table:formula="of:=MEDIAN([.$E264];[.$R264];[.$AE264])" office:value-type="float"/>
          <table:table-cell table:formula="of:=MEDIAN([.$F264];[.$S264];[.$AF264])" office:value-type="float"/>
          <table:table-cell table:formula="of:=MEDIAN([.$G264];[.$T264];[.$AG264])" office:value-type="float"/>
          <table:table-cell table:formula="of:=MEDIAN([.$H264];[.$U264];[.$AH264])" office:value-type="float"/>
          <table:table-cell table:formula="of:=MEDIAN([.$I264];[.$V264];[.$AI264])" office:value-type="float"/>
          <table:table-cell table:formula="of:=MEDIAN([.$J264];[.$W264])" office:value-type="float"/>
          <table:table-cell table:formula="of:=MEDIAN([.$K264];[.$X264];[.$AJ264])" office:value-type="float"/>
          <table:table-cell table:formula="of:=MEDIAN([.$L264];[.$Y264];[.$AK264])" office:value-type="float"/>
          <table:table-cell table:formula="of:=MEDIAN([.$M264];[.$Z264];[.$AL264])" office:value-type="float"/>
          <table:table-cell table:formula="of:=MEDIAN([.$N264];[.$AA264];[.$AM264])" office:value-type="float"/>
          <table:table-cell table:formula="of:=MAX([.$B264];[.$O264];[.$AB264])" office:value-type="float"/>
          <table:table-cell table:formula="of:=MAX([.$C264];[.$P264];[.$AC264])" office:value-type="float"/>
          <table:table-cell table:formula="of:=MAX([.$D264];[.$Q264];[.$AD264])" office:value-type="float"/>
          <table:table-cell table:formula="of:=MAX([.$E264];[.$R264];[.$AE264])" office:value-type="float"/>
          <table:table-cell table:formula="of:=MAX([.$F264];[.$S264];[.$AF264])" office:value-type="float"/>
          <table:table-cell table:formula="of:=MAX([.$G264];[.$T264];[.$AG264])" office:value-type="float"/>
          <table:table-cell table:formula="of:=MAX([.$H264];[.$U264];[.$AH264])" office:value-type="float"/>
          <table:table-cell table:formula="of:=MAX([.$I264];[.$V264];[.$AI264])" office:value-type="float"/>
          <table:table-cell table:formula="of:=MAX([.$J264];[.$W264])" office:value-type="float"/>
          <table:table-cell table:formula="of:=MAX([.$K264];[.$X264];[.$AJ264])" office:value-type="float"/>
          <table:table-cell table:formula="of:=MAX([.$L264];[.$Y264];[.$AK264])" office:value-type="float"/>
          <table:table-cell table:formula="of:=MAX([.$M264];[.$Z264];[.$AL264])" office:value-type="float"/>
          <table:table-cell table:formula="of:=MAX([.$N264];[.$AA264];[.$AM264])" office:value-type="float"/>
        </table:table-row>
        <table:table-row table:style-name="ro1">
          <table:table-cell office:value-type="string">
            <text:p>BLOCKS.BLOCKS-8-0.asp/3</text:p>
          </table:table-cell>
          <table:table-cell office:value-type="float" office:value="0.093736"/>
          <table:table-cell office:value-type="float" office:value="0.0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784.0"/>
          <table:table-cell office:value-type="float" office:value="69.0"/>
          <table:table-cell office:value-type="float" office:value="0.0"/>
          <table:table-cell office:value-type="float" office:value="0.0"/>
          <table:table-cell office:value-type="float" office:value="0.104711"/>
          <table:table-cell office:value-type="float" office:value="0.0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784.0"/>
          <table:table-cell office:value-type="float" office:value="69.0"/>
          <table:table-cell office:value-type="float" office:value="0.0"/>
          <table:table-cell office:value-type="float" office:value="0.0"/>
          <table:table-cell office:value-type="float" office:value="0.08781"/>
          <table:table-cell office:value-type="float" office:value="0.0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784.0"/>
          <table:table-cell office:value-type="float" office:value="69.0"/>
          <table:table-cell office:value-type="float" office:value="0.0"/>
          <table:table-cell office:value-type="float" office:value="0.0"/>
          <table:table-cell table:formula="of:=MIN([.$B265];[.$O265];[.$AB265])" office:value-type="float"/>
          <table:table-cell table:formula="of:=MIN([.$C265];[.$P265];[.$AC265])" office:value-type="float"/>
          <table:table-cell table:formula="of:=MIN([.$D265];[.$Q265];[.$AD265])" office:value-type="float"/>
          <table:table-cell table:formula="of:=MIN([.$E265];[.$R265];[.$AE265])" office:value-type="float"/>
          <table:table-cell table:formula="of:=MIN([.$F265];[.$S265];[.$AF265])" office:value-type="float"/>
          <table:table-cell table:formula="of:=MIN([.$G265];[.$T265];[.$AG265])" office:value-type="float"/>
          <table:table-cell table:formula="of:=MIN([.$H265];[.$U265];[.$AH265])" office:value-type="float"/>
          <table:table-cell table:formula="of:=MIN([.$I265];[.$V265];[.$AI265])" office:value-type="float"/>
          <table:table-cell table:formula="of:=MIN([.$J265];[.$W265])" office:value-type="float"/>
          <table:table-cell table:formula="of:=MIN([.$K265];[.$X265];[.$AJ265])" office:value-type="float"/>
          <table:table-cell table:formula="of:=MIN([.$L265];[.$Y265];[.$AK265])" office:value-type="float"/>
          <table:table-cell table:formula="of:=MIN([.$M265];[.$Z265];[.$AL265])" office:value-type="float"/>
          <table:table-cell table:formula="of:=MIN([.$N265];[.$AA265];[.$AM265])" office:value-type="float"/>
          <table:table-cell table:formula="of:=MEDIAN([.$B265];[.$O265];[.$AB265])" office:value-type="float"/>
          <table:table-cell table:formula="of:=MEDIAN([.$C265];[.$P265];[.$AC265])" office:value-type="float"/>
          <table:table-cell table:formula="of:=MEDIAN([.$D265];[.$Q265];[.$AD265])" office:value-type="float"/>
          <table:table-cell table:formula="of:=MEDIAN([.$E265];[.$R265];[.$AE265])" office:value-type="float"/>
          <table:table-cell table:formula="of:=MEDIAN([.$F265];[.$S265];[.$AF265])" office:value-type="float"/>
          <table:table-cell table:formula="of:=MEDIAN([.$G265];[.$T265];[.$AG265])" office:value-type="float"/>
          <table:table-cell table:formula="of:=MEDIAN([.$H265];[.$U265];[.$AH265])" office:value-type="float"/>
          <table:table-cell table:formula="of:=MEDIAN([.$I265];[.$V265];[.$AI265])" office:value-type="float"/>
          <table:table-cell table:formula="of:=MEDIAN([.$J265];[.$W265])" office:value-type="float"/>
          <table:table-cell table:formula="of:=MEDIAN([.$K265];[.$X265];[.$AJ265])" office:value-type="float"/>
          <table:table-cell table:formula="of:=MEDIAN([.$L265];[.$Y265];[.$AK265])" office:value-type="float"/>
          <table:table-cell table:formula="of:=MEDIAN([.$M265];[.$Z265];[.$AL265])" office:value-type="float"/>
          <table:table-cell table:formula="of:=MEDIAN([.$N265];[.$AA265];[.$AM265])" office:value-type="float"/>
          <table:table-cell table:formula="of:=MAX([.$B265];[.$O265];[.$AB265])" office:value-type="float"/>
          <table:table-cell table:formula="of:=MAX([.$C265];[.$P265];[.$AC265])" office:value-type="float"/>
          <table:table-cell table:formula="of:=MAX([.$D265];[.$Q265];[.$AD265])" office:value-type="float"/>
          <table:table-cell table:formula="of:=MAX([.$E265];[.$R265];[.$AE265])" office:value-type="float"/>
          <table:table-cell table:formula="of:=MAX([.$F265];[.$S265];[.$AF265])" office:value-type="float"/>
          <table:table-cell table:formula="of:=MAX([.$G265];[.$T265];[.$AG265])" office:value-type="float"/>
          <table:table-cell table:formula="of:=MAX([.$H265];[.$U265];[.$AH265])" office:value-type="float"/>
          <table:table-cell table:formula="of:=MAX([.$I265];[.$V265];[.$AI265])" office:value-type="float"/>
          <table:table-cell table:formula="of:=MAX([.$J265];[.$W265])" office:value-type="float"/>
          <table:table-cell table:formula="of:=MAX([.$K265];[.$X265];[.$AJ265])" office:value-type="float"/>
          <table:table-cell table:formula="of:=MAX([.$L265];[.$Y265];[.$AK265])" office:value-type="float"/>
          <table:table-cell table:formula="of:=MAX([.$M265];[.$Z265];[.$AL265])" office:value-type="float"/>
          <table:table-cell table:formula="of:=MAX([.$N265];[.$AA265];[.$AM265])" office:value-type="float"/>
        </table:table-row>
        <table:table-row table:style-name="ro1">
          <table:table-cell office:value-type="string">
            <text:p>BLOCKS.BLOCKS-8-0.asp/30</text:p>
          </table:table-cell>
          <table:table-cell office:value-type="float" office:value="0.743908"/>
          <table:table-cell office:value-type="float" office:value="0.693"/>
          <table:table-cell office:value-type="float" office:value="0.19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811.0"/>
          <table:table-cell office:value-type="float" office:value="2548.0"/>
          <table:table-cell office:value-type="float" office:value="2547.0"/>
          <table:table-cell office:value-type="float" office:value="42503.0"/>
          <table:table-cell office:value-type="float" office:value="32642.0"/>
          <table:table-cell office:value-type="float" office:value="0.0"/>
          <table:table-cell office:value-type="float" office:value="0.0"/>
          <table:table-cell office:value-type="float" office:value="0.745351"/>
          <table:table-cell office:value-type="float" office:value="0.693"/>
          <table:table-cell office:value-type="float" office:value="0.2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811.0"/>
          <table:table-cell office:value-type="float" office:value="2548.0"/>
          <table:table-cell office:value-type="float" office:value="2547.0"/>
          <table:table-cell office:value-type="float" office:value="42503.0"/>
          <table:table-cell office:value-type="float" office:value="32642.0"/>
          <table:table-cell office:value-type="float" office:value="0.0"/>
          <table:table-cell office:value-type="float" office:value="0.0"/>
          <table:table-cell office:value-type="float" office:value="1.06844"/>
          <table:table-cell office:value-type="float" office:value="1.021"/>
          <table:table-cell office:value-type="float" office:value="0.61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779.0"/>
          <table:table-cell office:value-type="float" office:value="9155.0"/>
          <table:table-cell office:value-type="float" office:value="42503.0"/>
          <table:table-cell office:value-type="float" office:value="32642.0"/>
          <table:table-cell office:value-type="float" office:value="0.0"/>
          <table:table-cell office:value-type="float" office:value="0.0"/>
          <table:table-cell table:formula="of:=MIN([.$B266];[.$O266];[.$AB266])" office:value-type="float"/>
          <table:table-cell table:formula="of:=MIN([.$C266];[.$P266];[.$AC266])" office:value-type="float"/>
          <table:table-cell table:formula="of:=MIN([.$D266];[.$Q266];[.$AD266])" office:value-type="float"/>
          <table:table-cell table:formula="of:=MIN([.$E266];[.$R266];[.$AE266])" office:value-type="float"/>
          <table:table-cell table:formula="of:=MIN([.$F266];[.$S266];[.$AF266])" office:value-type="float"/>
          <table:table-cell table:formula="of:=MIN([.$G266];[.$T266];[.$AG266])" office:value-type="float"/>
          <table:table-cell table:formula="of:=MIN([.$H266];[.$U266];[.$AH266])" office:value-type="float"/>
          <table:table-cell table:formula="of:=MIN([.$I266];[.$V266];[.$AI266])" office:value-type="float"/>
          <table:table-cell table:formula="of:=MIN([.$J266];[.$W266])" office:value-type="float"/>
          <table:table-cell table:formula="of:=MIN([.$K266];[.$X266];[.$AJ266])" office:value-type="float"/>
          <table:table-cell table:formula="of:=MIN([.$L266];[.$Y266];[.$AK266])" office:value-type="float"/>
          <table:table-cell table:formula="of:=MIN([.$M266];[.$Z266];[.$AL266])" office:value-type="float"/>
          <table:table-cell table:formula="of:=MIN([.$N266];[.$AA266];[.$AM266])" office:value-type="float"/>
          <table:table-cell table:formula="of:=MEDIAN([.$B266];[.$O266];[.$AB266])" office:value-type="float"/>
          <table:table-cell table:formula="of:=MEDIAN([.$C266];[.$P266];[.$AC266])" office:value-type="float"/>
          <table:table-cell table:formula="of:=MEDIAN([.$D266];[.$Q266];[.$AD266])" office:value-type="float"/>
          <table:table-cell table:formula="of:=MEDIAN([.$E266];[.$R266];[.$AE266])" office:value-type="float"/>
          <table:table-cell table:formula="of:=MEDIAN([.$F266];[.$S266];[.$AF266])" office:value-type="float"/>
          <table:table-cell table:formula="of:=MEDIAN([.$G266];[.$T266];[.$AG266])" office:value-type="float"/>
          <table:table-cell table:formula="of:=MEDIAN([.$H266];[.$U266];[.$AH266])" office:value-type="float"/>
          <table:table-cell table:formula="of:=MEDIAN([.$I266];[.$V266];[.$AI266])" office:value-type="float"/>
          <table:table-cell table:formula="of:=MEDIAN([.$J266];[.$W266])" office:value-type="float"/>
          <table:table-cell table:formula="of:=MEDIAN([.$K266];[.$X266];[.$AJ266])" office:value-type="float"/>
          <table:table-cell table:formula="of:=MEDIAN([.$L266];[.$Y266];[.$AK266])" office:value-type="float"/>
          <table:table-cell table:formula="of:=MEDIAN([.$M266];[.$Z266];[.$AL266])" office:value-type="float"/>
          <table:table-cell table:formula="of:=MEDIAN([.$N266];[.$AA266];[.$AM266])" office:value-type="float"/>
          <table:table-cell table:formula="of:=MAX([.$B266];[.$O266];[.$AB266])" office:value-type="float"/>
          <table:table-cell table:formula="of:=MAX([.$C266];[.$P266];[.$AC266])" office:value-type="float"/>
          <table:table-cell table:formula="of:=MAX([.$D266];[.$Q266];[.$AD266])" office:value-type="float"/>
          <table:table-cell table:formula="of:=MAX([.$E266];[.$R266];[.$AE266])" office:value-type="float"/>
          <table:table-cell table:formula="of:=MAX([.$F266];[.$S266];[.$AF266])" office:value-type="float"/>
          <table:table-cell table:formula="of:=MAX([.$G266];[.$T266];[.$AG266])" office:value-type="float"/>
          <table:table-cell table:formula="of:=MAX([.$H266];[.$U266];[.$AH266])" office:value-type="float"/>
          <table:table-cell table:formula="of:=MAX([.$I266];[.$V266];[.$AI266])" office:value-type="float"/>
          <table:table-cell table:formula="of:=MAX([.$J266];[.$W266])" office:value-type="float"/>
          <table:table-cell table:formula="of:=MAX([.$K266];[.$X266];[.$AJ266])" office:value-type="float"/>
          <table:table-cell table:formula="of:=MAX([.$L266];[.$Y266];[.$AK266])" office:value-type="float"/>
          <table:table-cell table:formula="of:=MAX([.$M266];[.$Z266];[.$AL266])" office:value-type="float"/>
          <table:table-cell table:formula="of:=MAX([.$N266];[.$AA266];[.$AM266])" office:value-type="float"/>
        </table:table-row>
        <table:table-row table:style-name="ro1">
          <table:table-cell office:value-type="string">
            <text:p>BLOCKS.BLOCKS-8-0.asp/31</text:p>
          </table:table-cell>
          <table:table-cell office:value-type="float" office:value="300.0"/>
          <table:table-cell office:value-type="float" office:value="299.989"/>
          <table:table-cell office:value-type="float" office:value="299.42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53942.0"/>
          <table:table-cell office:value-type="float" office:value="615125.0"/>
          <table:table-cell office:value-type="float" office:value="615125.0"/>
          <table:table-cell office:value-type="float" office:value="43900.0"/>
          <table:table-cell office:value-type="float" office:value="3380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4"/>
          <table:table-cell office:value-type="float" office:value="299.45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50008.0"/>
          <table:table-cell office:value-type="float" office:value="610531.0"/>
          <table:table-cell office:value-type="float" office:value="610531.0"/>
          <table:table-cell office:value-type="float" office:value="43900.0"/>
          <table:table-cell office:value-type="float" office:value="3380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1"/>
          <table:table-cell office:value-type="float" office:value="299.5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977378.0"/>
          <table:table-cell office:value-type="float" office:value="1118051.0"/>
          <table:table-cell office:value-type="float" office:value="43900.0"/>
          <table:table-cell office:value-type="float" office:value="33806.0"/>
          <table:table-cell office:value-type="float" office:value="0.0"/>
          <table:table-cell office:value-type="float" office:value="0.0"/>
          <table:table-cell table:formula="of:=MIN([.$B267];[.$O267];[.$AB267])" office:value-type="float"/>
          <table:table-cell table:formula="of:=MIN([.$C267];[.$P267];[.$AC267])" office:value-type="float"/>
          <table:table-cell table:formula="of:=MIN([.$D267];[.$Q267];[.$AD267])" office:value-type="float"/>
          <table:table-cell table:formula="of:=MIN([.$E267];[.$R267];[.$AE267])" office:value-type="float"/>
          <table:table-cell table:formula="of:=MIN([.$F267];[.$S267];[.$AF267])" office:value-type="float"/>
          <table:table-cell table:formula="of:=MIN([.$G267];[.$T267];[.$AG267])" office:value-type="float"/>
          <table:table-cell table:formula="of:=MIN([.$H267];[.$U267];[.$AH267])" office:value-type="float"/>
          <table:table-cell table:formula="of:=MIN([.$I267];[.$V267];[.$AI267])" office:value-type="float"/>
          <table:table-cell table:formula="of:=MIN([.$J267];[.$W267])" office:value-type="float"/>
          <table:table-cell table:formula="of:=MIN([.$K267];[.$X267];[.$AJ267])" office:value-type="float"/>
          <table:table-cell table:formula="of:=MIN([.$L267];[.$Y267];[.$AK267])" office:value-type="float"/>
          <table:table-cell table:formula="of:=MIN([.$M267];[.$Z267];[.$AL267])" office:value-type="float"/>
          <table:table-cell table:formula="of:=MIN([.$N267];[.$AA267];[.$AM267])" office:value-type="float"/>
          <table:table-cell table:formula="of:=MEDIAN([.$B267];[.$O267];[.$AB267])" office:value-type="float"/>
          <table:table-cell table:formula="of:=MEDIAN([.$C267];[.$P267];[.$AC267])" office:value-type="float"/>
          <table:table-cell table:formula="of:=MEDIAN([.$D267];[.$Q267];[.$AD267])" office:value-type="float"/>
          <table:table-cell table:formula="of:=MEDIAN([.$E267];[.$R267];[.$AE267])" office:value-type="float"/>
          <table:table-cell table:formula="of:=MEDIAN([.$F267];[.$S267];[.$AF267])" office:value-type="float"/>
          <table:table-cell table:formula="of:=MEDIAN([.$G267];[.$T267];[.$AG267])" office:value-type="float"/>
          <table:table-cell table:formula="of:=MEDIAN([.$H267];[.$U267];[.$AH267])" office:value-type="float"/>
          <table:table-cell table:formula="of:=MEDIAN([.$I267];[.$V267];[.$AI267])" office:value-type="float"/>
          <table:table-cell table:formula="of:=MEDIAN([.$J267];[.$W267])" office:value-type="float"/>
          <table:table-cell table:formula="of:=MEDIAN([.$K267];[.$X267];[.$AJ267])" office:value-type="float"/>
          <table:table-cell table:formula="of:=MEDIAN([.$L267];[.$Y267];[.$AK267])" office:value-type="float"/>
          <table:table-cell table:formula="of:=MEDIAN([.$M267];[.$Z267];[.$AL267])" office:value-type="float"/>
          <table:table-cell table:formula="of:=MEDIAN([.$N267];[.$AA267];[.$AM267])" office:value-type="float"/>
          <table:table-cell table:formula="of:=MAX([.$B267];[.$O267];[.$AB267])" office:value-type="float"/>
          <table:table-cell table:formula="of:=MAX([.$C267];[.$P267];[.$AC267])" office:value-type="float"/>
          <table:table-cell table:formula="of:=MAX([.$D267];[.$Q267];[.$AD267])" office:value-type="float"/>
          <table:table-cell table:formula="of:=MAX([.$E267];[.$R267];[.$AE267])" office:value-type="float"/>
          <table:table-cell table:formula="of:=MAX([.$F267];[.$S267];[.$AF267])" office:value-type="float"/>
          <table:table-cell table:formula="of:=MAX([.$G267];[.$T267];[.$AG267])" office:value-type="float"/>
          <table:table-cell table:formula="of:=MAX([.$H267];[.$U267];[.$AH267])" office:value-type="float"/>
          <table:table-cell table:formula="of:=MAX([.$I267];[.$V267];[.$AI267])" office:value-type="float"/>
          <table:table-cell table:formula="of:=MAX([.$J267];[.$W267])" office:value-type="float"/>
          <table:table-cell table:formula="of:=MAX([.$K267];[.$X267];[.$AJ267])" office:value-type="float"/>
          <table:table-cell table:formula="of:=MAX([.$L267];[.$Y267];[.$AK267])" office:value-type="float"/>
          <table:table-cell table:formula="of:=MAX([.$M267];[.$Z267];[.$AL267])" office:value-type="float"/>
          <table:table-cell table:formula="of:=MAX([.$N267];[.$AA267];[.$AM267])" office:value-type="float"/>
        </table:table-row>
        <table:table-row table:style-name="ro1">
          <table:table-cell office:value-type="string">
            <text:p>BLOCKS.BLOCKS-8-0.asp/32</text:p>
          </table:table-cell>
          <table:table-cell office:value-type="float" office:value="0.700147"/>
          <table:table-cell office:value-type="float" office:value="0.653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545.0"/>
          <table:table-cell office:value-type="float" office:value="3289.0"/>
          <table:table-cell office:value-type="float" office:value="3288.0"/>
          <table:table-cell office:value-type="float" office:value="45297.0"/>
          <table:table-cell office:value-type="float" office:value="34970.0"/>
          <table:table-cell office:value-type="float" office:value="0.0"/>
          <table:table-cell office:value-type="float" office:value="0.0"/>
          <table:table-cell office:value-type="float" office:value="0.794153"/>
          <table:table-cell office:value-type="float" office:value="0.745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545.0"/>
          <table:table-cell office:value-type="float" office:value="3289.0"/>
          <table:table-cell office:value-type="float" office:value="3288.0"/>
          <table:table-cell office:value-type="float" office:value="45297.0"/>
          <table:table-cell office:value-type="float" office:value="34970.0"/>
          <table:table-cell office:value-type="float" office:value="0.0"/>
          <table:table-cell office:value-type="float" office:value="0.0"/>
          <table:table-cell office:value-type="float" office:value="0.751038"/>
          <table:table-cell office:value-type="float" office:value="0.701"/>
          <table:table-cell office:value-type="float" office:value="0.18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781.0"/>
          <table:table-cell office:value-type="float" office:value="6155.0"/>
          <table:table-cell office:value-type="float" office:value="45297.0"/>
          <table:table-cell office:value-type="float" office:value="34970.0"/>
          <table:table-cell office:value-type="float" office:value="0.0"/>
          <table:table-cell office:value-type="float" office:value="0.0"/>
          <table:table-cell table:formula="of:=MIN([.$B268];[.$O268];[.$AB268])" office:value-type="float"/>
          <table:table-cell table:formula="of:=MIN([.$C268];[.$P268];[.$AC268])" office:value-type="float"/>
          <table:table-cell table:formula="of:=MIN([.$D268];[.$Q268];[.$AD268])" office:value-type="float"/>
          <table:table-cell table:formula="of:=MIN([.$E268];[.$R268];[.$AE268])" office:value-type="float"/>
          <table:table-cell table:formula="of:=MIN([.$F268];[.$S268];[.$AF268])" office:value-type="float"/>
          <table:table-cell table:formula="of:=MIN([.$G268];[.$T268];[.$AG268])" office:value-type="float"/>
          <table:table-cell table:formula="of:=MIN([.$H268];[.$U268];[.$AH268])" office:value-type="float"/>
          <table:table-cell table:formula="of:=MIN([.$I268];[.$V268];[.$AI268])" office:value-type="float"/>
          <table:table-cell table:formula="of:=MIN([.$J268];[.$W268])" office:value-type="float"/>
          <table:table-cell table:formula="of:=MIN([.$K268];[.$X268];[.$AJ268])" office:value-type="float"/>
          <table:table-cell table:formula="of:=MIN([.$L268];[.$Y268];[.$AK268])" office:value-type="float"/>
          <table:table-cell table:formula="of:=MIN([.$M268];[.$Z268];[.$AL268])" office:value-type="float"/>
          <table:table-cell table:formula="of:=MIN([.$N268];[.$AA268];[.$AM268])" office:value-type="float"/>
          <table:table-cell table:formula="of:=MEDIAN([.$B268];[.$O268];[.$AB268])" office:value-type="float"/>
          <table:table-cell table:formula="of:=MEDIAN([.$C268];[.$P268];[.$AC268])" office:value-type="float"/>
          <table:table-cell table:formula="of:=MEDIAN([.$D268];[.$Q268];[.$AD268])" office:value-type="float"/>
          <table:table-cell table:formula="of:=MEDIAN([.$E268];[.$R268];[.$AE268])" office:value-type="float"/>
          <table:table-cell table:formula="of:=MEDIAN([.$F268];[.$S268];[.$AF268])" office:value-type="float"/>
          <table:table-cell table:formula="of:=MEDIAN([.$G268];[.$T268];[.$AG268])" office:value-type="float"/>
          <table:table-cell table:formula="of:=MEDIAN([.$H268];[.$U268];[.$AH268])" office:value-type="float"/>
          <table:table-cell table:formula="of:=MEDIAN([.$I268];[.$V268];[.$AI268])" office:value-type="float"/>
          <table:table-cell table:formula="of:=MEDIAN([.$J268];[.$W268])" office:value-type="float"/>
          <table:table-cell table:formula="of:=MEDIAN([.$K268];[.$X268];[.$AJ268])" office:value-type="float"/>
          <table:table-cell table:formula="of:=MEDIAN([.$L268];[.$Y268];[.$AK268])" office:value-type="float"/>
          <table:table-cell table:formula="of:=MEDIAN([.$M268];[.$Z268];[.$AL268])" office:value-type="float"/>
          <table:table-cell table:formula="of:=MEDIAN([.$N268];[.$AA268];[.$AM268])" office:value-type="float"/>
          <table:table-cell table:formula="of:=MAX([.$B268];[.$O268];[.$AB268])" office:value-type="float"/>
          <table:table-cell table:formula="of:=MAX([.$C268];[.$P268];[.$AC268])" office:value-type="float"/>
          <table:table-cell table:formula="of:=MAX([.$D268];[.$Q268];[.$AD268])" office:value-type="float"/>
          <table:table-cell table:formula="of:=MAX([.$E268];[.$R268];[.$AE268])" office:value-type="float"/>
          <table:table-cell table:formula="of:=MAX([.$F268];[.$S268];[.$AF268])" office:value-type="float"/>
          <table:table-cell table:formula="of:=MAX([.$G268];[.$T268];[.$AG268])" office:value-type="float"/>
          <table:table-cell table:formula="of:=MAX([.$H268];[.$U268];[.$AH268])" office:value-type="float"/>
          <table:table-cell table:formula="of:=MAX([.$I268];[.$V268];[.$AI268])" office:value-type="float"/>
          <table:table-cell table:formula="of:=MAX([.$J268];[.$W268])" office:value-type="float"/>
          <table:table-cell table:formula="of:=MAX([.$K268];[.$X268];[.$AJ268])" office:value-type="float"/>
          <table:table-cell table:formula="of:=MAX([.$L268];[.$Y268];[.$AK268])" office:value-type="float"/>
          <table:table-cell table:formula="of:=MAX([.$M268];[.$Z268];[.$AL268])" office:value-type="float"/>
          <table:table-cell table:formula="of:=MAX([.$N268];[.$AA268];[.$AM268])" office:value-type="float"/>
        </table:table-row>
        <table:table-row table:style-name="ro1">
          <table:table-cell office:value-type="string">
            <text:p>BLOCKS.BLOCKS-8-0.asp/33</text:p>
          </table:table-cell>
          <table:table-cell office:value-type="float" office:value="300.0"/>
          <table:table-cell office:value-type="float" office:value="299.988"/>
          <table:table-cell office:value-type="float" office:value="299.42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00052.0"/>
          <table:table-cell office:value-type="float" office:value="531922.0"/>
          <table:table-cell office:value-type="float" office:value="531922.0"/>
          <table:table-cell office:value-type="float" office:value="46694.0"/>
          <table:table-cell office:value-type="float" office:value="3613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7"/>
          <table:table-cell office:value-type="float" office:value="299.36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99416.0"/>
          <table:table-cell office:value-type="float" office:value="531166.0"/>
          <table:table-cell office:value-type="float" office:value="531166.0"/>
          <table:table-cell office:value-type="float" office:value="46694.0"/>
          <table:table-cell office:value-type="float" office:value="3613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"/>
          <table:table-cell office:value-type="float" office:value="299.51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926617.0"/>
          <table:table-cell office:value-type="float" office:value="1071263.0"/>
          <table:table-cell office:value-type="float" office:value="46694.0"/>
          <table:table-cell office:value-type="float" office:value="36134.0"/>
          <table:table-cell office:value-type="float" office:value="0.0"/>
          <table:table-cell office:value-type="float" office:value="0.0"/>
          <table:table-cell table:formula="of:=MIN([.$B269];[.$O269];[.$AB269])" office:value-type="float"/>
          <table:table-cell table:formula="of:=MIN([.$C269];[.$P269];[.$AC269])" office:value-type="float"/>
          <table:table-cell table:formula="of:=MIN([.$D269];[.$Q269];[.$AD269])" office:value-type="float"/>
          <table:table-cell table:formula="of:=MIN([.$E269];[.$R269];[.$AE269])" office:value-type="float"/>
          <table:table-cell table:formula="of:=MIN([.$F269];[.$S269];[.$AF269])" office:value-type="float"/>
          <table:table-cell table:formula="of:=MIN([.$G269];[.$T269];[.$AG269])" office:value-type="float"/>
          <table:table-cell table:formula="of:=MIN([.$H269];[.$U269];[.$AH269])" office:value-type="float"/>
          <table:table-cell table:formula="of:=MIN([.$I269];[.$V269];[.$AI269])" office:value-type="float"/>
          <table:table-cell table:formula="of:=MIN([.$J269];[.$W269])" office:value-type="float"/>
          <table:table-cell table:formula="of:=MIN([.$K269];[.$X269];[.$AJ269])" office:value-type="float"/>
          <table:table-cell table:formula="of:=MIN([.$L269];[.$Y269];[.$AK269])" office:value-type="float"/>
          <table:table-cell table:formula="of:=MIN([.$M269];[.$Z269];[.$AL269])" office:value-type="float"/>
          <table:table-cell table:formula="of:=MIN([.$N269];[.$AA269];[.$AM269])" office:value-type="float"/>
          <table:table-cell table:formula="of:=MEDIAN([.$B269];[.$O269];[.$AB269])" office:value-type="float"/>
          <table:table-cell table:formula="of:=MEDIAN([.$C269];[.$P269];[.$AC269])" office:value-type="float"/>
          <table:table-cell table:formula="of:=MEDIAN([.$D269];[.$Q269];[.$AD269])" office:value-type="float"/>
          <table:table-cell table:formula="of:=MEDIAN([.$E269];[.$R269];[.$AE269])" office:value-type="float"/>
          <table:table-cell table:formula="of:=MEDIAN([.$F269];[.$S269];[.$AF269])" office:value-type="float"/>
          <table:table-cell table:formula="of:=MEDIAN([.$G269];[.$T269];[.$AG269])" office:value-type="float"/>
          <table:table-cell table:formula="of:=MEDIAN([.$H269];[.$U269];[.$AH269])" office:value-type="float"/>
          <table:table-cell table:formula="of:=MEDIAN([.$I269];[.$V269];[.$AI269])" office:value-type="float"/>
          <table:table-cell table:formula="of:=MEDIAN([.$J269];[.$W269])" office:value-type="float"/>
          <table:table-cell table:formula="of:=MEDIAN([.$K269];[.$X269];[.$AJ269])" office:value-type="float"/>
          <table:table-cell table:formula="of:=MEDIAN([.$L269];[.$Y269];[.$AK269])" office:value-type="float"/>
          <table:table-cell table:formula="of:=MEDIAN([.$M269];[.$Z269];[.$AL269])" office:value-type="float"/>
          <table:table-cell table:formula="of:=MEDIAN([.$N269];[.$AA269];[.$AM269])" office:value-type="float"/>
          <table:table-cell table:formula="of:=MAX([.$B269];[.$O269];[.$AB269])" office:value-type="float"/>
          <table:table-cell table:formula="of:=MAX([.$C269];[.$P269];[.$AC269])" office:value-type="float"/>
          <table:table-cell table:formula="of:=MAX([.$D269];[.$Q269];[.$AD269])" office:value-type="float"/>
          <table:table-cell table:formula="of:=MAX([.$E269];[.$R269];[.$AE269])" office:value-type="float"/>
          <table:table-cell table:formula="of:=MAX([.$F269];[.$S269];[.$AF269])" office:value-type="float"/>
          <table:table-cell table:formula="of:=MAX([.$G269];[.$T269];[.$AG269])" office:value-type="float"/>
          <table:table-cell table:formula="of:=MAX([.$H269];[.$U269];[.$AH269])" office:value-type="float"/>
          <table:table-cell table:formula="of:=MAX([.$I269];[.$V269];[.$AI269])" office:value-type="float"/>
          <table:table-cell table:formula="of:=MAX([.$J269];[.$W269])" office:value-type="float"/>
          <table:table-cell table:formula="of:=MAX([.$K269];[.$X269];[.$AJ269])" office:value-type="float"/>
          <table:table-cell table:formula="of:=MAX([.$L269];[.$Y269];[.$AK269])" office:value-type="float"/>
          <table:table-cell table:formula="of:=MAX([.$M269];[.$Z269];[.$AL269])" office:value-type="float"/>
          <table:table-cell table:formula="of:=MAX([.$N269];[.$AA269];[.$AM269])" office:value-type="float"/>
        </table:table-row>
        <table:table-row table:style-name="ro1">
          <table:table-cell office:value-type="string">
            <text:p>BLOCKS.BLOCKS-8-0.asp/34</text:p>
          </table:table-cell>
          <table:table-cell office:value-type="float" office:value="0.797787"/>
          <table:table-cell office:value-type="float" office:value="0.747"/>
          <table:table-cell office:value-type="float" office:value="0.15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533.0"/>
          <table:table-cell office:value-type="float" office:value="2716.0"/>
          <table:table-cell office:value-type="float" office:value="2715.0"/>
          <table:table-cell office:value-type="float" office:value="48091.0"/>
          <table:table-cell office:value-type="float" office:value="37298.0"/>
          <table:table-cell office:value-type="float" office:value="0.0"/>
          <table:table-cell office:value-type="float" office:value="0.0"/>
          <table:table-cell office:value-type="float" office:value="0.786439"/>
          <table:table-cell office:value-type="float" office:value="0.732"/>
          <table:table-cell office:value-type="float" office:value="0.15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533.0"/>
          <table:table-cell office:value-type="float" office:value="2716.0"/>
          <table:table-cell office:value-type="float" office:value="2715.0"/>
          <table:table-cell office:value-type="float" office:value="48091.0"/>
          <table:table-cell office:value-type="float" office:value="37298.0"/>
          <table:table-cell office:value-type="float" office:value="0.0"/>
          <table:table-cell office:value-type="float" office:value="0.0"/>
          <table:table-cell office:value-type="float" office:value="1.6789"/>
          <table:table-cell office:value-type="float" office:value="1.619"/>
          <table:table-cell office:value-type="float" office:value="1.14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9327.0"/>
          <table:table-cell office:value-type="float" office:value="16039.0"/>
          <table:table-cell office:value-type="float" office:value="48091.0"/>
          <table:table-cell office:value-type="float" office:value="37298.0"/>
          <table:table-cell office:value-type="float" office:value="0.0"/>
          <table:table-cell office:value-type="float" office:value="0.0"/>
          <table:table-cell table:formula="of:=MIN([.$B270];[.$O270];[.$AB270])" office:value-type="float"/>
          <table:table-cell table:formula="of:=MIN([.$C270];[.$P270];[.$AC270])" office:value-type="float"/>
          <table:table-cell table:formula="of:=MIN([.$D270];[.$Q270];[.$AD270])" office:value-type="float"/>
          <table:table-cell table:formula="of:=MIN([.$E270];[.$R270];[.$AE270])" office:value-type="float"/>
          <table:table-cell table:formula="of:=MIN([.$F270];[.$S270];[.$AF270])" office:value-type="float"/>
          <table:table-cell table:formula="of:=MIN([.$G270];[.$T270];[.$AG270])" office:value-type="float"/>
          <table:table-cell table:formula="of:=MIN([.$H270];[.$U270];[.$AH270])" office:value-type="float"/>
          <table:table-cell table:formula="of:=MIN([.$I270];[.$V270];[.$AI270])" office:value-type="float"/>
          <table:table-cell table:formula="of:=MIN([.$J270];[.$W270])" office:value-type="float"/>
          <table:table-cell table:formula="of:=MIN([.$K270];[.$X270];[.$AJ270])" office:value-type="float"/>
          <table:table-cell table:formula="of:=MIN([.$L270];[.$Y270];[.$AK270])" office:value-type="float"/>
          <table:table-cell table:formula="of:=MIN([.$M270];[.$Z270];[.$AL270])" office:value-type="float"/>
          <table:table-cell table:formula="of:=MIN([.$N270];[.$AA270];[.$AM270])" office:value-type="float"/>
          <table:table-cell table:formula="of:=MEDIAN([.$B270];[.$O270];[.$AB270])" office:value-type="float"/>
          <table:table-cell table:formula="of:=MEDIAN([.$C270];[.$P270];[.$AC270])" office:value-type="float"/>
          <table:table-cell table:formula="of:=MEDIAN([.$D270];[.$Q270];[.$AD270])" office:value-type="float"/>
          <table:table-cell table:formula="of:=MEDIAN([.$E270];[.$R270];[.$AE270])" office:value-type="float"/>
          <table:table-cell table:formula="of:=MEDIAN([.$F270];[.$S270];[.$AF270])" office:value-type="float"/>
          <table:table-cell table:formula="of:=MEDIAN([.$G270];[.$T270];[.$AG270])" office:value-type="float"/>
          <table:table-cell table:formula="of:=MEDIAN([.$H270];[.$U270];[.$AH270])" office:value-type="float"/>
          <table:table-cell table:formula="of:=MEDIAN([.$I270];[.$V270];[.$AI270])" office:value-type="float"/>
          <table:table-cell table:formula="of:=MEDIAN([.$J270];[.$W270])" office:value-type="float"/>
          <table:table-cell table:formula="of:=MEDIAN([.$K270];[.$X270];[.$AJ270])" office:value-type="float"/>
          <table:table-cell table:formula="of:=MEDIAN([.$L270];[.$Y270];[.$AK270])" office:value-type="float"/>
          <table:table-cell table:formula="of:=MEDIAN([.$M270];[.$Z270];[.$AL270])" office:value-type="float"/>
          <table:table-cell table:formula="of:=MEDIAN([.$N270];[.$AA270];[.$AM270])" office:value-type="float"/>
          <table:table-cell table:formula="of:=MAX([.$B270];[.$O270];[.$AB270])" office:value-type="float"/>
          <table:table-cell table:formula="of:=MAX([.$C270];[.$P270];[.$AC270])" office:value-type="float"/>
          <table:table-cell table:formula="of:=MAX([.$D270];[.$Q270];[.$AD270])" office:value-type="float"/>
          <table:table-cell table:formula="of:=MAX([.$E270];[.$R270];[.$AE270])" office:value-type="float"/>
          <table:table-cell table:formula="of:=MAX([.$F270];[.$S270];[.$AF270])" office:value-type="float"/>
          <table:table-cell table:formula="of:=MAX([.$G270];[.$T270];[.$AG270])" office:value-type="float"/>
          <table:table-cell table:formula="of:=MAX([.$H270];[.$U270];[.$AH270])" office:value-type="float"/>
          <table:table-cell table:formula="of:=MAX([.$I270];[.$V270];[.$AI270])" office:value-type="float"/>
          <table:table-cell table:formula="of:=MAX([.$J270];[.$W270])" office:value-type="float"/>
          <table:table-cell table:formula="of:=MAX([.$K270];[.$X270];[.$AJ270])" office:value-type="float"/>
          <table:table-cell table:formula="of:=MAX([.$L270];[.$Y270];[.$AK270])" office:value-type="float"/>
          <table:table-cell table:formula="of:=MAX([.$M270];[.$Z270];[.$AL270])" office:value-type="float"/>
          <table:table-cell table:formula="of:=MAX([.$N270];[.$AA270];[.$AM270])" office:value-type="float"/>
        </table:table-row>
        <table:table-row table:style-name="ro1">
          <table:table-cell office:value-type="string">
            <text:p>BLOCKS.BLOCKS-8-0.asp/35</text:p>
          </table:table-cell>
          <table:table-cell office:value-type="float" office:value="300.0"/>
          <table:table-cell office:value-type="float" office:value="299.988"/>
          <table:table-cell office:value-type="float" office:value="299.4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12638.0"/>
          <table:table-cell office:value-type="float" office:value="657427.0"/>
          <table:table-cell office:value-type="float" office:value="657427.0"/>
          <table:table-cell office:value-type="float" office:value="49488.0"/>
          <table:table-cell office:value-type="float" office:value="3846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9.33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13856.0"/>
          <table:table-cell office:value-type="float" office:value="659412.0"/>
          <table:table-cell office:value-type="float" office:value="659412.0"/>
          <table:table-cell office:value-type="float" office:value="49488.0"/>
          <table:table-cell office:value-type="float" office:value="3846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1"/>
          <table:table-cell office:value-type="float" office:value="299.47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943710.0"/>
          <table:table-cell office:value-type="float" office:value="1068980.0"/>
          <table:table-cell office:value-type="float" office:value="49488.0"/>
          <table:table-cell office:value-type="float" office:value="38462.0"/>
          <table:table-cell office:value-type="float" office:value="0.0"/>
          <table:table-cell office:value-type="float" office:value="0.0"/>
          <table:table-cell table:formula="of:=MIN([.$B271];[.$O271];[.$AB271])" office:value-type="float"/>
          <table:table-cell table:formula="of:=MIN([.$C271];[.$P271];[.$AC271])" office:value-type="float"/>
          <table:table-cell table:formula="of:=MIN([.$D271];[.$Q271];[.$AD271])" office:value-type="float"/>
          <table:table-cell table:formula="of:=MIN([.$E271];[.$R271];[.$AE271])" office:value-type="float"/>
          <table:table-cell table:formula="of:=MIN([.$F271];[.$S271];[.$AF271])" office:value-type="float"/>
          <table:table-cell table:formula="of:=MIN([.$G271];[.$T271];[.$AG271])" office:value-type="float"/>
          <table:table-cell table:formula="of:=MIN([.$H271];[.$U271];[.$AH271])" office:value-type="float"/>
          <table:table-cell table:formula="of:=MIN([.$I271];[.$V271];[.$AI271])" office:value-type="float"/>
          <table:table-cell table:formula="of:=MIN([.$J271];[.$W271])" office:value-type="float"/>
          <table:table-cell table:formula="of:=MIN([.$K271];[.$X271];[.$AJ271])" office:value-type="float"/>
          <table:table-cell table:formula="of:=MIN([.$L271];[.$Y271];[.$AK271])" office:value-type="float"/>
          <table:table-cell table:formula="of:=MIN([.$M271];[.$Z271];[.$AL271])" office:value-type="float"/>
          <table:table-cell table:formula="of:=MIN([.$N271];[.$AA271];[.$AM271])" office:value-type="float"/>
          <table:table-cell table:formula="of:=MEDIAN([.$B271];[.$O271];[.$AB271])" office:value-type="float"/>
          <table:table-cell table:formula="of:=MEDIAN([.$C271];[.$P271];[.$AC271])" office:value-type="float"/>
          <table:table-cell table:formula="of:=MEDIAN([.$D271];[.$Q271];[.$AD271])" office:value-type="float"/>
          <table:table-cell table:formula="of:=MEDIAN([.$E271];[.$R271];[.$AE271])" office:value-type="float"/>
          <table:table-cell table:formula="of:=MEDIAN([.$F271];[.$S271];[.$AF271])" office:value-type="float"/>
          <table:table-cell table:formula="of:=MEDIAN([.$G271];[.$T271];[.$AG271])" office:value-type="float"/>
          <table:table-cell table:formula="of:=MEDIAN([.$H271];[.$U271];[.$AH271])" office:value-type="float"/>
          <table:table-cell table:formula="of:=MEDIAN([.$I271];[.$V271];[.$AI271])" office:value-type="float"/>
          <table:table-cell table:formula="of:=MEDIAN([.$J271];[.$W271])" office:value-type="float"/>
          <table:table-cell table:formula="of:=MEDIAN([.$K271];[.$X271];[.$AJ271])" office:value-type="float"/>
          <table:table-cell table:formula="of:=MEDIAN([.$L271];[.$Y271];[.$AK271])" office:value-type="float"/>
          <table:table-cell table:formula="of:=MEDIAN([.$M271];[.$Z271];[.$AL271])" office:value-type="float"/>
          <table:table-cell table:formula="of:=MEDIAN([.$N271];[.$AA271];[.$AM271])" office:value-type="float"/>
          <table:table-cell table:formula="of:=MAX([.$B271];[.$O271];[.$AB271])" office:value-type="float"/>
          <table:table-cell table:formula="of:=MAX([.$C271];[.$P271];[.$AC271])" office:value-type="float"/>
          <table:table-cell table:formula="of:=MAX([.$D271];[.$Q271];[.$AD271])" office:value-type="float"/>
          <table:table-cell table:formula="of:=MAX([.$E271];[.$R271];[.$AE271])" office:value-type="float"/>
          <table:table-cell table:formula="of:=MAX([.$F271];[.$S271];[.$AF271])" office:value-type="float"/>
          <table:table-cell table:formula="of:=MAX([.$G271];[.$T271];[.$AG271])" office:value-type="float"/>
          <table:table-cell table:formula="of:=MAX([.$H271];[.$U271];[.$AH271])" office:value-type="float"/>
          <table:table-cell table:formula="of:=MAX([.$I271];[.$V271];[.$AI271])" office:value-type="float"/>
          <table:table-cell table:formula="of:=MAX([.$J271];[.$W271])" office:value-type="float"/>
          <table:table-cell table:formula="of:=MAX([.$K271];[.$X271];[.$AJ271])" office:value-type="float"/>
          <table:table-cell table:formula="of:=MAX([.$L271];[.$Y271];[.$AK271])" office:value-type="float"/>
          <table:table-cell table:formula="of:=MAX([.$M271];[.$Z271];[.$AL271])" office:value-type="float"/>
          <table:table-cell table:formula="of:=MAX([.$N271];[.$AA271];[.$AM271])" office:value-type="float"/>
        </table:table-row>
        <table:table-row table:style-name="ro1">
          <table:table-cell office:value-type="string">
            <text:p>BLOCKS.BLOCKS-8-0.asp/36</text:p>
          </table:table-cell>
          <table:table-cell office:value-type="float" office:value="0.790908"/>
          <table:table-cell office:value-type="float" office:value="0.739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57.0"/>
          <table:table-cell office:value-type="float" office:value="2666.0"/>
          <table:table-cell office:value-type="float" office:value="2665.0"/>
          <table:table-cell office:value-type="float" office:value="50885.0"/>
          <table:table-cell office:value-type="float" office:value="39626.0"/>
          <table:table-cell office:value-type="float" office:value="0.0"/>
          <table:table-cell office:value-type="float" office:value="0.0"/>
          <table:table-cell office:value-type="float" office:value="0.810391"/>
          <table:table-cell office:value-type="float" office:value="0.753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57.0"/>
          <table:table-cell office:value-type="float" office:value="2666.0"/>
          <table:table-cell office:value-type="float" office:value="2665.0"/>
          <table:table-cell office:value-type="float" office:value="50885.0"/>
          <table:table-cell office:value-type="float" office:value="39626.0"/>
          <table:table-cell office:value-type="float" office:value="0.0"/>
          <table:table-cell office:value-type="float" office:value="0.0"/>
          <table:table-cell office:value-type="float" office:value="0.934891"/>
          <table:table-cell office:value-type="float" office:value="0.881"/>
          <table:table-cell office:value-type="float" office:value="0.35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905.0"/>
          <table:table-cell office:value-type="float" office:value="7691.0"/>
          <table:table-cell office:value-type="float" office:value="50885.0"/>
          <table:table-cell office:value-type="float" office:value="39626.0"/>
          <table:table-cell office:value-type="float" office:value="0.0"/>
          <table:table-cell office:value-type="float" office:value="0.0"/>
          <table:table-cell table:formula="of:=MIN([.$B272];[.$O272];[.$AB272])" office:value-type="float"/>
          <table:table-cell table:formula="of:=MIN([.$C272];[.$P272];[.$AC272])" office:value-type="float"/>
          <table:table-cell table:formula="of:=MIN([.$D272];[.$Q272];[.$AD272])" office:value-type="float"/>
          <table:table-cell table:formula="of:=MIN([.$E272];[.$R272];[.$AE272])" office:value-type="float"/>
          <table:table-cell table:formula="of:=MIN([.$F272];[.$S272];[.$AF272])" office:value-type="float"/>
          <table:table-cell table:formula="of:=MIN([.$G272];[.$T272];[.$AG272])" office:value-type="float"/>
          <table:table-cell table:formula="of:=MIN([.$H272];[.$U272];[.$AH272])" office:value-type="float"/>
          <table:table-cell table:formula="of:=MIN([.$I272];[.$V272];[.$AI272])" office:value-type="float"/>
          <table:table-cell table:formula="of:=MIN([.$J272];[.$W272])" office:value-type="float"/>
          <table:table-cell table:formula="of:=MIN([.$K272];[.$X272];[.$AJ272])" office:value-type="float"/>
          <table:table-cell table:formula="of:=MIN([.$L272];[.$Y272];[.$AK272])" office:value-type="float"/>
          <table:table-cell table:formula="of:=MIN([.$M272];[.$Z272];[.$AL272])" office:value-type="float"/>
          <table:table-cell table:formula="of:=MIN([.$N272];[.$AA272];[.$AM272])" office:value-type="float"/>
          <table:table-cell table:formula="of:=MEDIAN([.$B272];[.$O272];[.$AB272])" office:value-type="float"/>
          <table:table-cell table:formula="of:=MEDIAN([.$C272];[.$P272];[.$AC272])" office:value-type="float"/>
          <table:table-cell table:formula="of:=MEDIAN([.$D272];[.$Q272];[.$AD272])" office:value-type="float"/>
          <table:table-cell table:formula="of:=MEDIAN([.$E272];[.$R272];[.$AE272])" office:value-type="float"/>
          <table:table-cell table:formula="of:=MEDIAN([.$F272];[.$S272];[.$AF272])" office:value-type="float"/>
          <table:table-cell table:formula="of:=MEDIAN([.$G272];[.$T272];[.$AG272])" office:value-type="float"/>
          <table:table-cell table:formula="of:=MEDIAN([.$H272];[.$U272];[.$AH272])" office:value-type="float"/>
          <table:table-cell table:formula="of:=MEDIAN([.$I272];[.$V272];[.$AI272])" office:value-type="float"/>
          <table:table-cell table:formula="of:=MEDIAN([.$J272];[.$W272])" office:value-type="float"/>
          <table:table-cell table:formula="of:=MEDIAN([.$K272];[.$X272];[.$AJ272])" office:value-type="float"/>
          <table:table-cell table:formula="of:=MEDIAN([.$L272];[.$Y272];[.$AK272])" office:value-type="float"/>
          <table:table-cell table:formula="of:=MEDIAN([.$M272];[.$Z272];[.$AL272])" office:value-type="float"/>
          <table:table-cell table:formula="of:=MEDIAN([.$N272];[.$AA272];[.$AM272])" office:value-type="float"/>
          <table:table-cell table:formula="of:=MAX([.$B272];[.$O272];[.$AB272])" office:value-type="float"/>
          <table:table-cell table:formula="of:=MAX([.$C272];[.$P272];[.$AC272])" office:value-type="float"/>
          <table:table-cell table:formula="of:=MAX([.$D272];[.$Q272];[.$AD272])" office:value-type="float"/>
          <table:table-cell table:formula="of:=MAX([.$E272];[.$R272];[.$AE272])" office:value-type="float"/>
          <table:table-cell table:formula="of:=MAX([.$F272];[.$S272];[.$AF272])" office:value-type="float"/>
          <table:table-cell table:formula="of:=MAX([.$G272];[.$T272];[.$AG272])" office:value-type="float"/>
          <table:table-cell table:formula="of:=MAX([.$H272];[.$U272];[.$AH272])" office:value-type="float"/>
          <table:table-cell table:formula="of:=MAX([.$I272];[.$V272];[.$AI272])" office:value-type="float"/>
          <table:table-cell table:formula="of:=MAX([.$J272];[.$W272])" office:value-type="float"/>
          <table:table-cell table:formula="of:=MAX([.$K272];[.$X272];[.$AJ272])" office:value-type="float"/>
          <table:table-cell table:formula="of:=MAX([.$L272];[.$Y272];[.$AK272])" office:value-type="float"/>
          <table:table-cell table:formula="of:=MAX([.$M272];[.$Z272];[.$AL272])" office:value-type="float"/>
          <table:table-cell table:formula="of:=MAX([.$N272];[.$AA272];[.$AM272])" office:value-type="float"/>
        </table:table-row>
        <table:table-row table:style-name="ro1">
          <table:table-cell office:value-type="string">
            <text:p>BLOCKS.BLOCKS-8-0.asp/37</text:p>
          </table:table-cell>
          <table:table-cell office:value-type="float" office:value="300.0"/>
          <table:table-cell office:value-type="float" office:value="299.997"/>
          <table:table-cell office:value-type="float" office:value="299.37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63975.0"/>
          <table:table-cell office:value-type="float" office:value="607993.0"/>
          <table:table-cell office:value-type="float" office:value="607993.0"/>
          <table:table-cell office:value-type="float" office:value="52282.0"/>
          <table:table-cell office:value-type="float" office:value="4079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9.36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69187.0"/>
          <table:table-cell office:value-type="float" office:value="613806.0"/>
          <table:table-cell office:value-type="float" office:value="613806.0"/>
          <table:table-cell office:value-type="float" office:value="52282.0"/>
          <table:table-cell office:value-type="float" office:value="4079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"/>
          <table:table-cell office:value-type="float" office:value="299.41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95708.0"/>
          <table:table-cell office:value-type="float" office:value="1025385.0"/>
          <table:table-cell office:value-type="float" office:value="52282.0"/>
          <table:table-cell office:value-type="float" office:value="40790.0"/>
          <table:table-cell office:value-type="float" office:value="0.0"/>
          <table:table-cell office:value-type="float" office:value="0.0"/>
          <table:table-cell table:formula="of:=MIN([.$B273];[.$O273];[.$AB273])" office:value-type="float"/>
          <table:table-cell table:formula="of:=MIN([.$C273];[.$P273];[.$AC273])" office:value-type="float"/>
          <table:table-cell table:formula="of:=MIN([.$D273];[.$Q273];[.$AD273])" office:value-type="float"/>
          <table:table-cell table:formula="of:=MIN([.$E273];[.$R273];[.$AE273])" office:value-type="float"/>
          <table:table-cell table:formula="of:=MIN([.$F273];[.$S273];[.$AF273])" office:value-type="float"/>
          <table:table-cell table:formula="of:=MIN([.$G273];[.$T273];[.$AG273])" office:value-type="float"/>
          <table:table-cell table:formula="of:=MIN([.$H273];[.$U273];[.$AH273])" office:value-type="float"/>
          <table:table-cell table:formula="of:=MIN([.$I273];[.$V273];[.$AI273])" office:value-type="float"/>
          <table:table-cell table:formula="of:=MIN([.$J273];[.$W273])" office:value-type="float"/>
          <table:table-cell table:formula="of:=MIN([.$K273];[.$X273];[.$AJ273])" office:value-type="float"/>
          <table:table-cell table:formula="of:=MIN([.$L273];[.$Y273];[.$AK273])" office:value-type="float"/>
          <table:table-cell table:formula="of:=MIN([.$M273];[.$Z273];[.$AL273])" office:value-type="float"/>
          <table:table-cell table:formula="of:=MIN([.$N273];[.$AA273];[.$AM273])" office:value-type="float"/>
          <table:table-cell table:formula="of:=MEDIAN([.$B273];[.$O273];[.$AB273])" office:value-type="float"/>
          <table:table-cell table:formula="of:=MEDIAN([.$C273];[.$P273];[.$AC273])" office:value-type="float"/>
          <table:table-cell table:formula="of:=MEDIAN([.$D273];[.$Q273];[.$AD273])" office:value-type="float"/>
          <table:table-cell table:formula="of:=MEDIAN([.$E273];[.$R273];[.$AE273])" office:value-type="float"/>
          <table:table-cell table:formula="of:=MEDIAN([.$F273];[.$S273];[.$AF273])" office:value-type="float"/>
          <table:table-cell table:formula="of:=MEDIAN([.$G273];[.$T273];[.$AG273])" office:value-type="float"/>
          <table:table-cell table:formula="of:=MEDIAN([.$H273];[.$U273];[.$AH273])" office:value-type="float"/>
          <table:table-cell table:formula="of:=MEDIAN([.$I273];[.$V273];[.$AI273])" office:value-type="float"/>
          <table:table-cell table:formula="of:=MEDIAN([.$J273];[.$W273])" office:value-type="float"/>
          <table:table-cell table:formula="of:=MEDIAN([.$K273];[.$X273];[.$AJ273])" office:value-type="float"/>
          <table:table-cell table:formula="of:=MEDIAN([.$L273];[.$Y273];[.$AK273])" office:value-type="float"/>
          <table:table-cell table:formula="of:=MEDIAN([.$M273];[.$Z273];[.$AL273])" office:value-type="float"/>
          <table:table-cell table:formula="of:=MEDIAN([.$N273];[.$AA273];[.$AM273])" office:value-type="float"/>
          <table:table-cell table:formula="of:=MAX([.$B273];[.$O273];[.$AB273])" office:value-type="float"/>
          <table:table-cell table:formula="of:=MAX([.$C273];[.$P273];[.$AC273])" office:value-type="float"/>
          <table:table-cell table:formula="of:=MAX([.$D273];[.$Q273];[.$AD273])" office:value-type="float"/>
          <table:table-cell table:formula="of:=MAX([.$E273];[.$R273];[.$AE273])" office:value-type="float"/>
          <table:table-cell table:formula="of:=MAX([.$F273];[.$S273];[.$AF273])" office:value-type="float"/>
          <table:table-cell table:formula="of:=MAX([.$G273];[.$T273];[.$AG273])" office:value-type="float"/>
          <table:table-cell table:formula="of:=MAX([.$H273];[.$U273];[.$AH273])" office:value-type="float"/>
          <table:table-cell table:formula="of:=MAX([.$I273];[.$V273];[.$AI273])" office:value-type="float"/>
          <table:table-cell table:formula="of:=MAX([.$J273];[.$W273])" office:value-type="float"/>
          <table:table-cell table:formula="of:=MAX([.$K273];[.$X273];[.$AJ273])" office:value-type="float"/>
          <table:table-cell table:formula="of:=MAX([.$L273];[.$Y273];[.$AK273])" office:value-type="float"/>
          <table:table-cell table:formula="of:=MAX([.$M273];[.$Z273];[.$AL273])" office:value-type="float"/>
          <table:table-cell table:formula="of:=MAX([.$N273];[.$AA273];[.$AM273])" office:value-type="float"/>
        </table:table-row>
        <table:table-row table:style-name="ro1">
          <table:table-cell office:value-type="string">
            <text:p>BLOCKS.BLOCKS-8-0.asp/38</text:p>
          </table:table-cell>
          <table:table-cell office:value-type="float" office:value="0.835298"/>
          <table:table-cell office:value-type="float" office:value="0.784"/>
          <table:table-cell office:value-type="float" office:value="0.14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551.0"/>
          <table:table-cell office:value-type="float" office:value="4162.0"/>
          <table:table-cell office:value-type="float" office:value="4161.0"/>
          <table:table-cell office:value-type="float" office:value="53679.0"/>
          <table:table-cell office:value-type="float" office:value="41954.0"/>
          <table:table-cell office:value-type="float" office:value="0.0"/>
          <table:table-cell office:value-type="float" office:value="0.0"/>
          <table:table-cell office:value-type="float" office:value="0.933664"/>
          <table:table-cell office:value-type="float" office:value="0.878"/>
          <table:table-cell office:value-type="float" office:value="0.14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551.0"/>
          <table:table-cell office:value-type="float" office:value="4162.0"/>
          <table:table-cell office:value-type="float" office:value="4161.0"/>
          <table:table-cell office:value-type="float" office:value="53679.0"/>
          <table:table-cell office:value-type="float" office:value="41954.0"/>
          <table:table-cell office:value-type="float" office:value="0.0"/>
          <table:table-cell office:value-type="float" office:value="0.0"/>
          <table:table-cell office:value-type="float" office:value="1.44951"/>
          <table:table-cell office:value-type="float" office:value="1.4"/>
          <table:table-cell office:value-type="float" office:value="0.87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6978.0"/>
          <table:table-cell office:value-type="float" office:value="13349.0"/>
          <table:table-cell office:value-type="float" office:value="53679.0"/>
          <table:table-cell office:value-type="float" office:value="41954.0"/>
          <table:table-cell office:value-type="float" office:value="0.0"/>
          <table:table-cell office:value-type="float" office:value="0.0"/>
          <table:table-cell table:formula="of:=MIN([.$B274];[.$O274];[.$AB274])" office:value-type="float"/>
          <table:table-cell table:formula="of:=MIN([.$C274];[.$P274];[.$AC274])" office:value-type="float"/>
          <table:table-cell table:formula="of:=MIN([.$D274];[.$Q274];[.$AD274])" office:value-type="float"/>
          <table:table-cell table:formula="of:=MIN([.$E274];[.$R274];[.$AE274])" office:value-type="float"/>
          <table:table-cell table:formula="of:=MIN([.$F274];[.$S274];[.$AF274])" office:value-type="float"/>
          <table:table-cell table:formula="of:=MIN([.$G274];[.$T274];[.$AG274])" office:value-type="float"/>
          <table:table-cell table:formula="of:=MIN([.$H274];[.$U274];[.$AH274])" office:value-type="float"/>
          <table:table-cell table:formula="of:=MIN([.$I274];[.$V274];[.$AI274])" office:value-type="float"/>
          <table:table-cell table:formula="of:=MIN([.$J274];[.$W274])" office:value-type="float"/>
          <table:table-cell table:formula="of:=MIN([.$K274];[.$X274];[.$AJ274])" office:value-type="float"/>
          <table:table-cell table:formula="of:=MIN([.$L274];[.$Y274];[.$AK274])" office:value-type="float"/>
          <table:table-cell table:formula="of:=MIN([.$M274];[.$Z274];[.$AL274])" office:value-type="float"/>
          <table:table-cell table:formula="of:=MIN([.$N274];[.$AA274];[.$AM274])" office:value-type="float"/>
          <table:table-cell table:formula="of:=MEDIAN([.$B274];[.$O274];[.$AB274])" office:value-type="float"/>
          <table:table-cell table:formula="of:=MEDIAN([.$C274];[.$P274];[.$AC274])" office:value-type="float"/>
          <table:table-cell table:formula="of:=MEDIAN([.$D274];[.$Q274];[.$AD274])" office:value-type="float"/>
          <table:table-cell table:formula="of:=MEDIAN([.$E274];[.$R274];[.$AE274])" office:value-type="float"/>
          <table:table-cell table:formula="of:=MEDIAN([.$F274];[.$S274];[.$AF274])" office:value-type="float"/>
          <table:table-cell table:formula="of:=MEDIAN([.$G274];[.$T274];[.$AG274])" office:value-type="float"/>
          <table:table-cell table:formula="of:=MEDIAN([.$H274];[.$U274];[.$AH274])" office:value-type="float"/>
          <table:table-cell table:formula="of:=MEDIAN([.$I274];[.$V274];[.$AI274])" office:value-type="float"/>
          <table:table-cell table:formula="of:=MEDIAN([.$J274];[.$W274])" office:value-type="float"/>
          <table:table-cell table:formula="of:=MEDIAN([.$K274];[.$X274];[.$AJ274])" office:value-type="float"/>
          <table:table-cell table:formula="of:=MEDIAN([.$L274];[.$Y274];[.$AK274])" office:value-type="float"/>
          <table:table-cell table:formula="of:=MEDIAN([.$M274];[.$Z274];[.$AL274])" office:value-type="float"/>
          <table:table-cell table:formula="of:=MEDIAN([.$N274];[.$AA274];[.$AM274])" office:value-type="float"/>
          <table:table-cell table:formula="of:=MAX([.$B274];[.$O274];[.$AB274])" office:value-type="float"/>
          <table:table-cell table:formula="of:=MAX([.$C274];[.$P274];[.$AC274])" office:value-type="float"/>
          <table:table-cell table:formula="of:=MAX([.$D274];[.$Q274];[.$AD274])" office:value-type="float"/>
          <table:table-cell table:formula="of:=MAX([.$E274];[.$R274];[.$AE274])" office:value-type="float"/>
          <table:table-cell table:formula="of:=MAX([.$F274];[.$S274];[.$AF274])" office:value-type="float"/>
          <table:table-cell table:formula="of:=MAX([.$G274];[.$T274];[.$AG274])" office:value-type="float"/>
          <table:table-cell table:formula="of:=MAX([.$H274];[.$U274];[.$AH274])" office:value-type="float"/>
          <table:table-cell table:formula="of:=MAX([.$I274];[.$V274];[.$AI274])" office:value-type="float"/>
          <table:table-cell table:formula="of:=MAX([.$J274];[.$W274])" office:value-type="float"/>
          <table:table-cell table:formula="of:=MAX([.$K274];[.$X274];[.$AJ274])" office:value-type="float"/>
          <table:table-cell table:formula="of:=MAX([.$L274];[.$Y274];[.$AK274])" office:value-type="float"/>
          <table:table-cell table:formula="of:=MAX([.$M274];[.$Z274];[.$AL274])" office:value-type="float"/>
          <table:table-cell table:formula="of:=MAX([.$N274];[.$AA274];[.$AM274])" office:value-type="float"/>
        </table:table-row>
        <table:table-row table:style-name="ro1">
          <table:table-cell office:value-type="string">
            <text:p>BLOCKS.BLOCKS-8-0.asp/39</text:p>
          </table:table-cell>
          <table:table-cell office:value-type="float" office:value="300.0"/>
          <table:table-cell office:value-type="float" office:value="299.987"/>
          <table:table-cell office:value-type="float" office:value="299.26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78083.0"/>
          <table:table-cell office:value-type="float" office:value="628470.0"/>
          <table:table-cell office:value-type="float" office:value="628470.0"/>
          <table:table-cell office:value-type="float" office:value="55076.0"/>
          <table:table-cell office:value-type="float" office:value="4311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4"/>
          <table:table-cell office:value-type="float" office:value="299.34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78059.0"/>
          <table:table-cell office:value-type="float" office:value="628442.0"/>
          <table:table-cell office:value-type="float" office:value="628442.0"/>
          <table:table-cell office:value-type="float" office:value="55076.0"/>
          <table:table-cell office:value-type="float" office:value="4311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9.37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953667.0"/>
          <table:table-cell office:value-type="float" office:value="1099518.0"/>
          <table:table-cell office:value-type="float" office:value="55076.0"/>
          <table:table-cell office:value-type="float" office:value="43118.0"/>
          <table:table-cell office:value-type="float" office:value="0.0"/>
          <table:table-cell office:value-type="float" office:value="0.0"/>
          <table:table-cell table:formula="of:=MIN([.$B275];[.$O275];[.$AB275])" office:value-type="float"/>
          <table:table-cell table:formula="of:=MIN([.$C275];[.$P275];[.$AC275])" office:value-type="float"/>
          <table:table-cell table:formula="of:=MIN([.$D275];[.$Q275];[.$AD275])" office:value-type="float"/>
          <table:table-cell table:formula="of:=MIN([.$E275];[.$R275];[.$AE275])" office:value-type="float"/>
          <table:table-cell table:formula="of:=MIN([.$F275];[.$S275];[.$AF275])" office:value-type="float"/>
          <table:table-cell table:formula="of:=MIN([.$G275];[.$T275];[.$AG275])" office:value-type="float"/>
          <table:table-cell table:formula="of:=MIN([.$H275];[.$U275];[.$AH275])" office:value-type="float"/>
          <table:table-cell table:formula="of:=MIN([.$I275];[.$V275];[.$AI275])" office:value-type="float"/>
          <table:table-cell table:formula="of:=MIN([.$J275];[.$W275])" office:value-type="float"/>
          <table:table-cell table:formula="of:=MIN([.$K275];[.$X275];[.$AJ275])" office:value-type="float"/>
          <table:table-cell table:formula="of:=MIN([.$L275];[.$Y275];[.$AK275])" office:value-type="float"/>
          <table:table-cell table:formula="of:=MIN([.$M275];[.$Z275];[.$AL275])" office:value-type="float"/>
          <table:table-cell table:formula="of:=MIN([.$N275];[.$AA275];[.$AM275])" office:value-type="float"/>
          <table:table-cell table:formula="of:=MEDIAN([.$B275];[.$O275];[.$AB275])" office:value-type="float"/>
          <table:table-cell table:formula="of:=MEDIAN([.$C275];[.$P275];[.$AC275])" office:value-type="float"/>
          <table:table-cell table:formula="of:=MEDIAN([.$D275];[.$Q275];[.$AD275])" office:value-type="float"/>
          <table:table-cell table:formula="of:=MEDIAN([.$E275];[.$R275];[.$AE275])" office:value-type="float"/>
          <table:table-cell table:formula="of:=MEDIAN([.$F275];[.$S275];[.$AF275])" office:value-type="float"/>
          <table:table-cell table:formula="of:=MEDIAN([.$G275];[.$T275];[.$AG275])" office:value-type="float"/>
          <table:table-cell table:formula="of:=MEDIAN([.$H275];[.$U275];[.$AH275])" office:value-type="float"/>
          <table:table-cell table:formula="of:=MEDIAN([.$I275];[.$V275];[.$AI275])" office:value-type="float"/>
          <table:table-cell table:formula="of:=MEDIAN([.$J275];[.$W275])" office:value-type="float"/>
          <table:table-cell table:formula="of:=MEDIAN([.$K275];[.$X275];[.$AJ275])" office:value-type="float"/>
          <table:table-cell table:formula="of:=MEDIAN([.$L275];[.$Y275];[.$AK275])" office:value-type="float"/>
          <table:table-cell table:formula="of:=MEDIAN([.$M275];[.$Z275];[.$AL275])" office:value-type="float"/>
          <table:table-cell table:formula="of:=MEDIAN([.$N275];[.$AA275];[.$AM275])" office:value-type="float"/>
          <table:table-cell table:formula="of:=MAX([.$B275];[.$O275];[.$AB275])" office:value-type="float"/>
          <table:table-cell table:formula="of:=MAX([.$C275];[.$P275];[.$AC275])" office:value-type="float"/>
          <table:table-cell table:formula="of:=MAX([.$D275];[.$Q275];[.$AD275])" office:value-type="float"/>
          <table:table-cell table:formula="of:=MAX([.$E275];[.$R275];[.$AE275])" office:value-type="float"/>
          <table:table-cell table:formula="of:=MAX([.$F275];[.$S275];[.$AF275])" office:value-type="float"/>
          <table:table-cell table:formula="of:=MAX([.$G275];[.$T275];[.$AG275])" office:value-type="float"/>
          <table:table-cell table:formula="of:=MAX([.$H275];[.$U275];[.$AH275])" office:value-type="float"/>
          <table:table-cell table:formula="of:=MAX([.$I275];[.$V275];[.$AI275])" office:value-type="float"/>
          <table:table-cell table:formula="of:=MAX([.$J275];[.$W275])" office:value-type="float"/>
          <table:table-cell table:formula="of:=MAX([.$K275];[.$X275];[.$AJ275])" office:value-type="float"/>
          <table:table-cell table:formula="of:=MAX([.$L275];[.$Y275];[.$AK275])" office:value-type="float"/>
          <table:table-cell table:formula="of:=MAX([.$M275];[.$Z275];[.$AL275])" office:value-type="float"/>
          <table:table-cell table:formula="of:=MAX([.$N275];[.$AA275];[.$AM275])" office:value-type="float"/>
        </table:table-row>
        <table:table-row table:style-name="ro1">
          <table:table-cell office:value-type="string">
            <text:p>BLOCKS.BLOCKS-8-0.asp/4</text:p>
          </table:table-cell>
          <table:table-cell office:value-type="float" office:value="0.11218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181.0"/>
          <table:table-cell office:value-type="float" office:value="105.0"/>
          <table:table-cell office:value-type="float" office:value="0.0"/>
          <table:table-cell office:value-type="float" office:value="0.0"/>
          <table:table-cell office:value-type="float" office:value="0.121703"/>
          <table:table-cell office:value-type="float" office:value="0.0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181.0"/>
          <table:table-cell office:value-type="float" office:value="105.0"/>
          <table:table-cell office:value-type="float" office:value="0.0"/>
          <table:table-cell office:value-type="float" office:value="0.0"/>
          <table:table-cell office:value-type="float" office:value="0.101164"/>
          <table:table-cell office:value-type="float" office:value="0.0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6181.0"/>
          <table:table-cell office:value-type="float" office:value="105.0"/>
          <table:table-cell office:value-type="float" office:value="0.0"/>
          <table:table-cell office:value-type="float" office:value="0.0"/>
          <table:table-cell table:formula="of:=MIN([.$B276];[.$O276];[.$AB276])" office:value-type="float"/>
          <table:table-cell table:formula="of:=MIN([.$C276];[.$P276];[.$AC276])" office:value-type="float"/>
          <table:table-cell table:formula="of:=MIN([.$D276];[.$Q276];[.$AD276])" office:value-type="float"/>
          <table:table-cell table:formula="of:=MIN([.$E276];[.$R276];[.$AE276])" office:value-type="float"/>
          <table:table-cell table:formula="of:=MIN([.$F276];[.$S276];[.$AF276])" office:value-type="float"/>
          <table:table-cell table:formula="of:=MIN([.$G276];[.$T276];[.$AG276])" office:value-type="float"/>
          <table:table-cell table:formula="of:=MIN([.$H276];[.$U276];[.$AH276])" office:value-type="float"/>
          <table:table-cell table:formula="of:=MIN([.$I276];[.$V276];[.$AI276])" office:value-type="float"/>
          <table:table-cell table:formula="of:=MIN([.$J276];[.$W276])" office:value-type="float"/>
          <table:table-cell table:formula="of:=MIN([.$K276];[.$X276];[.$AJ276])" office:value-type="float"/>
          <table:table-cell table:formula="of:=MIN([.$L276];[.$Y276];[.$AK276])" office:value-type="float"/>
          <table:table-cell table:formula="of:=MIN([.$M276];[.$Z276];[.$AL276])" office:value-type="float"/>
          <table:table-cell table:formula="of:=MIN([.$N276];[.$AA276];[.$AM276])" office:value-type="float"/>
          <table:table-cell table:formula="of:=MEDIAN([.$B276];[.$O276];[.$AB276])" office:value-type="float"/>
          <table:table-cell table:formula="of:=MEDIAN([.$C276];[.$P276];[.$AC276])" office:value-type="float"/>
          <table:table-cell table:formula="of:=MEDIAN([.$D276];[.$Q276];[.$AD276])" office:value-type="float"/>
          <table:table-cell table:formula="of:=MEDIAN([.$E276];[.$R276];[.$AE276])" office:value-type="float"/>
          <table:table-cell table:formula="of:=MEDIAN([.$F276];[.$S276];[.$AF276])" office:value-type="float"/>
          <table:table-cell table:formula="of:=MEDIAN([.$G276];[.$T276];[.$AG276])" office:value-type="float"/>
          <table:table-cell table:formula="of:=MEDIAN([.$H276];[.$U276];[.$AH276])" office:value-type="float"/>
          <table:table-cell table:formula="of:=MEDIAN([.$I276];[.$V276];[.$AI276])" office:value-type="float"/>
          <table:table-cell table:formula="of:=MEDIAN([.$J276];[.$W276])" office:value-type="float"/>
          <table:table-cell table:formula="of:=MEDIAN([.$K276];[.$X276];[.$AJ276])" office:value-type="float"/>
          <table:table-cell table:formula="of:=MEDIAN([.$L276];[.$Y276];[.$AK276])" office:value-type="float"/>
          <table:table-cell table:formula="of:=MEDIAN([.$M276];[.$Z276];[.$AL276])" office:value-type="float"/>
          <table:table-cell table:formula="of:=MEDIAN([.$N276];[.$AA276];[.$AM276])" office:value-type="float"/>
          <table:table-cell table:formula="of:=MAX([.$B276];[.$O276];[.$AB276])" office:value-type="float"/>
          <table:table-cell table:formula="of:=MAX([.$C276];[.$P276];[.$AC276])" office:value-type="float"/>
          <table:table-cell table:formula="of:=MAX([.$D276];[.$Q276];[.$AD276])" office:value-type="float"/>
          <table:table-cell table:formula="of:=MAX([.$E276];[.$R276];[.$AE276])" office:value-type="float"/>
          <table:table-cell table:formula="of:=MAX([.$F276];[.$S276];[.$AF276])" office:value-type="float"/>
          <table:table-cell table:formula="of:=MAX([.$G276];[.$T276];[.$AG276])" office:value-type="float"/>
          <table:table-cell table:formula="of:=MAX([.$H276];[.$U276];[.$AH276])" office:value-type="float"/>
          <table:table-cell table:formula="of:=MAX([.$I276];[.$V276];[.$AI276])" office:value-type="float"/>
          <table:table-cell table:formula="of:=MAX([.$J276];[.$W276])" office:value-type="float"/>
          <table:table-cell table:formula="of:=MAX([.$K276];[.$X276];[.$AJ276])" office:value-type="float"/>
          <table:table-cell table:formula="of:=MAX([.$L276];[.$Y276];[.$AK276])" office:value-type="float"/>
          <table:table-cell table:formula="of:=MAX([.$M276];[.$Z276];[.$AL276])" office:value-type="float"/>
          <table:table-cell table:formula="of:=MAX([.$N276];[.$AA276];[.$AM276])" office:value-type="float"/>
        </table:table-row>
        <table:table-row table:style-name="ro1">
          <table:table-cell office:value-type="string">
            <text:p>BLOCKS.BLOCKS-8-0.asp/40</text:p>
          </table:table-cell>
          <table:table-cell office:value-type="float" office:value="0.883848"/>
          <table:table-cell office:value-type="float" office:value="0.822"/>
          <table:table-cell office:value-type="float" office:value="0.14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547.0"/>
          <table:table-cell office:value-type="float" office:value="4505.0"/>
          <table:table-cell office:value-type="float" office:value="4504.0"/>
          <table:table-cell office:value-type="float" office:value="56473.0"/>
          <table:table-cell office:value-type="float" office:value="44282.0"/>
          <table:table-cell office:value-type="float" office:value="0.0"/>
          <table:table-cell office:value-type="float" office:value="0.0"/>
          <table:table-cell office:value-type="float" office:value="0.925496"/>
          <table:table-cell office:value-type="float" office:value="0.87"/>
          <table:table-cell office:value-type="float" office:value="0.15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547.0"/>
          <table:table-cell office:value-type="float" office:value="4505.0"/>
          <table:table-cell office:value-type="float" office:value="4504.0"/>
          <table:table-cell office:value-type="float" office:value="56473.0"/>
          <table:table-cell office:value-type="float" office:value="44282.0"/>
          <table:table-cell office:value-type="float" office:value="0.0"/>
          <table:table-cell office:value-type="float" office:value="0.0"/>
          <table:table-cell office:value-type="float" office:value="1.98531"/>
          <table:table-cell office:value-type="float" office:value="1.93"/>
          <table:table-cell office:value-type="float" office:value="1.37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9388.0"/>
          <table:table-cell office:value-type="float" office:value="17862.0"/>
          <table:table-cell office:value-type="float" office:value="56473.0"/>
          <table:table-cell office:value-type="float" office:value="44282.0"/>
          <table:table-cell office:value-type="float" office:value="0.0"/>
          <table:table-cell office:value-type="float" office:value="0.0"/>
          <table:table-cell table:formula="of:=MIN([.$B277];[.$O277];[.$AB277])" office:value-type="float"/>
          <table:table-cell table:formula="of:=MIN([.$C277];[.$P277];[.$AC277])" office:value-type="float"/>
          <table:table-cell table:formula="of:=MIN([.$D277];[.$Q277];[.$AD277])" office:value-type="float"/>
          <table:table-cell table:formula="of:=MIN([.$E277];[.$R277];[.$AE277])" office:value-type="float"/>
          <table:table-cell table:formula="of:=MIN([.$F277];[.$S277];[.$AF277])" office:value-type="float"/>
          <table:table-cell table:formula="of:=MIN([.$G277];[.$T277];[.$AG277])" office:value-type="float"/>
          <table:table-cell table:formula="of:=MIN([.$H277];[.$U277];[.$AH277])" office:value-type="float"/>
          <table:table-cell table:formula="of:=MIN([.$I277];[.$V277];[.$AI277])" office:value-type="float"/>
          <table:table-cell table:formula="of:=MIN([.$J277];[.$W277])" office:value-type="float"/>
          <table:table-cell table:formula="of:=MIN([.$K277];[.$X277];[.$AJ277])" office:value-type="float"/>
          <table:table-cell table:formula="of:=MIN([.$L277];[.$Y277];[.$AK277])" office:value-type="float"/>
          <table:table-cell table:formula="of:=MIN([.$M277];[.$Z277];[.$AL277])" office:value-type="float"/>
          <table:table-cell table:formula="of:=MIN([.$N277];[.$AA277];[.$AM277])" office:value-type="float"/>
          <table:table-cell table:formula="of:=MEDIAN([.$B277];[.$O277];[.$AB277])" office:value-type="float"/>
          <table:table-cell table:formula="of:=MEDIAN([.$C277];[.$P277];[.$AC277])" office:value-type="float"/>
          <table:table-cell table:formula="of:=MEDIAN([.$D277];[.$Q277];[.$AD277])" office:value-type="float"/>
          <table:table-cell table:formula="of:=MEDIAN([.$E277];[.$R277];[.$AE277])" office:value-type="float"/>
          <table:table-cell table:formula="of:=MEDIAN([.$F277];[.$S277];[.$AF277])" office:value-type="float"/>
          <table:table-cell table:formula="of:=MEDIAN([.$G277];[.$T277];[.$AG277])" office:value-type="float"/>
          <table:table-cell table:formula="of:=MEDIAN([.$H277];[.$U277];[.$AH277])" office:value-type="float"/>
          <table:table-cell table:formula="of:=MEDIAN([.$I277];[.$V277];[.$AI277])" office:value-type="float"/>
          <table:table-cell table:formula="of:=MEDIAN([.$J277];[.$W277])" office:value-type="float"/>
          <table:table-cell table:formula="of:=MEDIAN([.$K277];[.$X277];[.$AJ277])" office:value-type="float"/>
          <table:table-cell table:formula="of:=MEDIAN([.$L277];[.$Y277];[.$AK277])" office:value-type="float"/>
          <table:table-cell table:formula="of:=MEDIAN([.$M277];[.$Z277];[.$AL277])" office:value-type="float"/>
          <table:table-cell table:formula="of:=MEDIAN([.$N277];[.$AA277];[.$AM277])" office:value-type="float"/>
          <table:table-cell table:formula="of:=MAX([.$B277];[.$O277];[.$AB277])" office:value-type="float"/>
          <table:table-cell table:formula="of:=MAX([.$C277];[.$P277];[.$AC277])" office:value-type="float"/>
          <table:table-cell table:formula="of:=MAX([.$D277];[.$Q277];[.$AD277])" office:value-type="float"/>
          <table:table-cell table:formula="of:=MAX([.$E277];[.$R277];[.$AE277])" office:value-type="float"/>
          <table:table-cell table:formula="of:=MAX([.$F277];[.$S277];[.$AF277])" office:value-type="float"/>
          <table:table-cell table:formula="of:=MAX([.$G277];[.$T277];[.$AG277])" office:value-type="float"/>
          <table:table-cell table:formula="of:=MAX([.$H277];[.$U277];[.$AH277])" office:value-type="float"/>
          <table:table-cell table:formula="of:=MAX([.$I277];[.$V277];[.$AI277])" office:value-type="float"/>
          <table:table-cell table:formula="of:=MAX([.$J277];[.$W277])" office:value-type="float"/>
          <table:table-cell table:formula="of:=MAX([.$K277];[.$X277];[.$AJ277])" office:value-type="float"/>
          <table:table-cell table:formula="of:=MAX([.$L277];[.$Y277];[.$AK277])" office:value-type="float"/>
          <table:table-cell table:formula="of:=MAX([.$M277];[.$Z277];[.$AL277])" office:value-type="float"/>
          <table:table-cell table:formula="of:=MAX([.$N277];[.$AA277];[.$AM277])" office:value-type="float"/>
        </table:table-row>
        <table:table-row table:style-name="ro1">
          <table:table-cell office:value-type="string">
            <text:p>BLOCKS.BLOCKS-8-0.asp/5</text:p>
          </table:table-cell>
          <table:table-cell office:value-type="float" office:value="0.144986"/>
          <table:table-cell office:value-type="float" office:value="0.0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5.0"/>
          <table:table-cell office:value-type="float" office:value="5.0"/>
          <table:table-cell office:value-type="float" office:value="7578.0"/>
          <table:table-cell office:value-type="float" office:value="3542.0"/>
          <table:table-cell office:value-type="float" office:value="0.0"/>
          <table:table-cell office:value-type="float" office:value="0.0"/>
          <table:table-cell office:value-type="float" office:value="0.142861"/>
          <table:table-cell office:value-type="float" office:value="0.1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5.0"/>
          <table:table-cell office:value-type="float" office:value="5.0"/>
          <table:table-cell office:value-type="float" office:value="7578.0"/>
          <table:table-cell office:value-type="float" office:value="3542.0"/>
          <table:table-cell office:value-type="float" office:value="0.0"/>
          <table:table-cell office:value-type="float" office:value="0.0"/>
          <table:table-cell office:value-type="float" office:value="0.126296"/>
          <table:table-cell office:value-type="float" office:value="0.0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.0"/>
          <table:table-cell office:value-type="float" office:value="7578.0"/>
          <table:table-cell office:value-type="float" office:value="3542.0"/>
          <table:table-cell office:value-type="float" office:value="0.0"/>
          <table:table-cell office:value-type="float" office:value="0.0"/>
          <table:table-cell table:formula="of:=MIN([.$B278];[.$O278];[.$AB278])" office:value-type="float"/>
          <table:table-cell table:formula="of:=MIN([.$C278];[.$P278];[.$AC278])" office:value-type="float"/>
          <table:table-cell table:formula="of:=MIN([.$D278];[.$Q278];[.$AD278])" office:value-type="float"/>
          <table:table-cell table:formula="of:=MIN([.$E278];[.$R278];[.$AE278])" office:value-type="float"/>
          <table:table-cell table:formula="of:=MIN([.$F278];[.$S278];[.$AF278])" office:value-type="float"/>
          <table:table-cell table:formula="of:=MIN([.$G278];[.$T278];[.$AG278])" office:value-type="float"/>
          <table:table-cell table:formula="of:=MIN([.$H278];[.$U278];[.$AH278])" office:value-type="float"/>
          <table:table-cell table:formula="of:=MIN([.$I278];[.$V278];[.$AI278])" office:value-type="float"/>
          <table:table-cell table:formula="of:=MIN([.$J278];[.$W278])" office:value-type="float"/>
          <table:table-cell table:formula="of:=MIN([.$K278];[.$X278];[.$AJ278])" office:value-type="float"/>
          <table:table-cell table:formula="of:=MIN([.$L278];[.$Y278];[.$AK278])" office:value-type="float"/>
          <table:table-cell table:formula="of:=MIN([.$M278];[.$Z278];[.$AL278])" office:value-type="float"/>
          <table:table-cell table:formula="of:=MIN([.$N278];[.$AA278];[.$AM278])" office:value-type="float"/>
          <table:table-cell table:formula="of:=MEDIAN([.$B278];[.$O278];[.$AB278])" office:value-type="float"/>
          <table:table-cell table:formula="of:=MEDIAN([.$C278];[.$P278];[.$AC278])" office:value-type="float"/>
          <table:table-cell table:formula="of:=MEDIAN([.$D278];[.$Q278];[.$AD278])" office:value-type="float"/>
          <table:table-cell table:formula="of:=MEDIAN([.$E278];[.$R278];[.$AE278])" office:value-type="float"/>
          <table:table-cell table:formula="of:=MEDIAN([.$F278];[.$S278];[.$AF278])" office:value-type="float"/>
          <table:table-cell table:formula="of:=MEDIAN([.$G278];[.$T278];[.$AG278])" office:value-type="float"/>
          <table:table-cell table:formula="of:=MEDIAN([.$H278];[.$U278];[.$AH278])" office:value-type="float"/>
          <table:table-cell table:formula="of:=MEDIAN([.$I278];[.$V278];[.$AI278])" office:value-type="float"/>
          <table:table-cell table:formula="of:=MEDIAN([.$J278];[.$W278])" office:value-type="float"/>
          <table:table-cell table:formula="of:=MEDIAN([.$K278];[.$X278];[.$AJ278])" office:value-type="float"/>
          <table:table-cell table:formula="of:=MEDIAN([.$L278];[.$Y278];[.$AK278])" office:value-type="float"/>
          <table:table-cell table:formula="of:=MEDIAN([.$M278];[.$Z278];[.$AL278])" office:value-type="float"/>
          <table:table-cell table:formula="of:=MEDIAN([.$N278];[.$AA278];[.$AM278])" office:value-type="float"/>
          <table:table-cell table:formula="of:=MAX([.$B278];[.$O278];[.$AB278])" office:value-type="float"/>
          <table:table-cell table:formula="of:=MAX([.$C278];[.$P278];[.$AC278])" office:value-type="float"/>
          <table:table-cell table:formula="of:=MAX([.$D278];[.$Q278];[.$AD278])" office:value-type="float"/>
          <table:table-cell table:formula="of:=MAX([.$E278];[.$R278];[.$AE278])" office:value-type="float"/>
          <table:table-cell table:formula="of:=MAX([.$F278];[.$S278];[.$AF278])" office:value-type="float"/>
          <table:table-cell table:formula="of:=MAX([.$G278];[.$T278];[.$AG278])" office:value-type="float"/>
          <table:table-cell table:formula="of:=MAX([.$H278];[.$U278];[.$AH278])" office:value-type="float"/>
          <table:table-cell table:formula="of:=MAX([.$I278];[.$V278];[.$AI278])" office:value-type="float"/>
          <table:table-cell table:formula="of:=MAX([.$J278];[.$W278])" office:value-type="float"/>
          <table:table-cell table:formula="of:=MAX([.$K278];[.$X278];[.$AJ278])" office:value-type="float"/>
          <table:table-cell table:formula="of:=MAX([.$L278];[.$Y278];[.$AK278])" office:value-type="float"/>
          <table:table-cell table:formula="of:=MAX([.$M278];[.$Z278];[.$AL278])" office:value-type="float"/>
          <table:table-cell table:formula="of:=MAX([.$N278];[.$AA278];[.$AM278])" office:value-type="float"/>
        </table:table-row>
        <table:table-row table:style-name="ro1">
          <table:table-cell office:value-type="string">
            <text:p>BLOCKS.BLOCKS-8-0.asp/6</text:p>
          </table:table-cell>
          <table:table-cell office:value-type="float" office:value="0.143322"/>
          <table:table-cell office:value-type="float" office:value="0.1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8.0"/>
          <table:table-cell office:value-type="float" office:value="8.0"/>
          <table:table-cell office:value-type="float" office:value="8975.0"/>
          <table:table-cell office:value-type="float" office:value="4706.0"/>
          <table:table-cell office:value-type="float" office:value="0.0"/>
          <table:table-cell office:value-type="float" office:value="0.0"/>
          <table:table-cell office:value-type="float" office:value="0.163456"/>
          <table:table-cell office:value-type="float" office:value="0.1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8.0"/>
          <table:table-cell office:value-type="float" office:value="8.0"/>
          <table:table-cell office:value-type="float" office:value="8975.0"/>
          <table:table-cell office:value-type="float" office:value="4706.0"/>
          <table:table-cell office:value-type="float" office:value="0.0"/>
          <table:table-cell office:value-type="float" office:value="0.0"/>
          <table:table-cell office:value-type="float" office:value="0.128581"/>
          <table:table-cell office:value-type="float" office:value="0.0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63.0"/>
          <table:table-cell office:value-type="float" office:value="8975.0"/>
          <table:table-cell office:value-type="float" office:value="4706.0"/>
          <table:table-cell office:value-type="float" office:value="0.0"/>
          <table:table-cell office:value-type="float" office:value="0.0"/>
          <table:table-cell table:formula="of:=MIN([.$B279];[.$O279];[.$AB279])" office:value-type="float"/>
          <table:table-cell table:formula="of:=MIN([.$C279];[.$P279];[.$AC279])" office:value-type="float"/>
          <table:table-cell table:formula="of:=MIN([.$D279];[.$Q279];[.$AD279])" office:value-type="float"/>
          <table:table-cell table:formula="of:=MIN([.$E279];[.$R279];[.$AE279])" office:value-type="float"/>
          <table:table-cell table:formula="of:=MIN([.$F279];[.$S279];[.$AF279])" office:value-type="float"/>
          <table:table-cell table:formula="of:=MIN([.$G279];[.$T279];[.$AG279])" office:value-type="float"/>
          <table:table-cell table:formula="of:=MIN([.$H279];[.$U279];[.$AH279])" office:value-type="float"/>
          <table:table-cell table:formula="of:=MIN([.$I279];[.$V279];[.$AI279])" office:value-type="float"/>
          <table:table-cell table:formula="of:=MIN([.$J279];[.$W279])" office:value-type="float"/>
          <table:table-cell table:formula="of:=MIN([.$K279];[.$X279];[.$AJ279])" office:value-type="float"/>
          <table:table-cell table:formula="of:=MIN([.$L279];[.$Y279];[.$AK279])" office:value-type="float"/>
          <table:table-cell table:formula="of:=MIN([.$M279];[.$Z279];[.$AL279])" office:value-type="float"/>
          <table:table-cell table:formula="of:=MIN([.$N279];[.$AA279];[.$AM279])" office:value-type="float"/>
          <table:table-cell table:formula="of:=MEDIAN([.$B279];[.$O279];[.$AB279])" office:value-type="float"/>
          <table:table-cell table:formula="of:=MEDIAN([.$C279];[.$P279];[.$AC279])" office:value-type="float"/>
          <table:table-cell table:formula="of:=MEDIAN([.$D279];[.$Q279];[.$AD279])" office:value-type="float"/>
          <table:table-cell table:formula="of:=MEDIAN([.$E279];[.$R279];[.$AE279])" office:value-type="float"/>
          <table:table-cell table:formula="of:=MEDIAN([.$F279];[.$S279];[.$AF279])" office:value-type="float"/>
          <table:table-cell table:formula="of:=MEDIAN([.$G279];[.$T279];[.$AG279])" office:value-type="float"/>
          <table:table-cell table:formula="of:=MEDIAN([.$H279];[.$U279];[.$AH279])" office:value-type="float"/>
          <table:table-cell table:formula="of:=MEDIAN([.$I279];[.$V279];[.$AI279])" office:value-type="float"/>
          <table:table-cell table:formula="of:=MEDIAN([.$J279];[.$W279])" office:value-type="float"/>
          <table:table-cell table:formula="of:=MEDIAN([.$K279];[.$X279];[.$AJ279])" office:value-type="float"/>
          <table:table-cell table:formula="of:=MEDIAN([.$L279];[.$Y279];[.$AK279])" office:value-type="float"/>
          <table:table-cell table:formula="of:=MEDIAN([.$M279];[.$Z279];[.$AL279])" office:value-type="float"/>
          <table:table-cell table:formula="of:=MEDIAN([.$N279];[.$AA279];[.$AM279])" office:value-type="float"/>
          <table:table-cell table:formula="of:=MAX([.$B279];[.$O279];[.$AB279])" office:value-type="float"/>
          <table:table-cell table:formula="of:=MAX([.$C279];[.$P279];[.$AC279])" office:value-type="float"/>
          <table:table-cell table:formula="of:=MAX([.$D279];[.$Q279];[.$AD279])" office:value-type="float"/>
          <table:table-cell table:formula="of:=MAX([.$E279];[.$R279];[.$AE279])" office:value-type="float"/>
          <table:table-cell table:formula="of:=MAX([.$F279];[.$S279];[.$AF279])" office:value-type="float"/>
          <table:table-cell table:formula="of:=MAX([.$G279];[.$T279];[.$AG279])" office:value-type="float"/>
          <table:table-cell table:formula="of:=MAX([.$H279];[.$U279];[.$AH279])" office:value-type="float"/>
          <table:table-cell table:formula="of:=MAX([.$I279];[.$V279];[.$AI279])" office:value-type="float"/>
          <table:table-cell table:formula="of:=MAX([.$J279];[.$W279])" office:value-type="float"/>
          <table:table-cell table:formula="of:=MAX([.$K279];[.$X279];[.$AJ279])" office:value-type="float"/>
          <table:table-cell table:formula="of:=MAX([.$L279];[.$Y279];[.$AK279])" office:value-type="float"/>
          <table:table-cell table:formula="of:=MAX([.$M279];[.$Z279];[.$AL279])" office:value-type="float"/>
          <table:table-cell table:formula="of:=MAX([.$N279];[.$AA279];[.$AM279])" office:value-type="float"/>
        </table:table-row>
        <table:table-row table:style-name="ro1">
          <table:table-cell office:value-type="string">
            <text:p>BLOCKS.BLOCKS-8-0.asp/7</text:p>
          </table:table-cell>
          <table:table-cell office:value-type="float" office:value="0.161439"/>
          <table:table-cell office:value-type="float" office:value="0.1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20.0"/>
          <table:table-cell office:value-type="float" office:value="20.0"/>
          <table:table-cell office:value-type="float" office:value="10372.0"/>
          <table:table-cell office:value-type="float" office:value="5870.0"/>
          <table:table-cell office:value-type="float" office:value="0.0"/>
          <table:table-cell office:value-type="float" office:value="0.0"/>
          <table:table-cell office:value-type="float" office:value="0.16311"/>
          <table:table-cell office:value-type="float" office:value="0.1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20.0"/>
          <table:table-cell office:value-type="float" office:value="20.0"/>
          <table:table-cell office:value-type="float" office:value="10372.0"/>
          <table:table-cell office:value-type="float" office:value="5870.0"/>
          <table:table-cell office:value-type="float" office:value="0.0"/>
          <table:table-cell office:value-type="float" office:value="0.0"/>
          <table:table-cell office:value-type="float" office:value="0.157521"/>
          <table:table-cell office:value-type="float" office:value="0.1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40.0"/>
          <table:table-cell office:value-type="float" office:value="10372.0"/>
          <table:table-cell office:value-type="float" office:value="5870.0"/>
          <table:table-cell office:value-type="float" office:value="0.0"/>
          <table:table-cell office:value-type="float" office:value="0.0"/>
          <table:table-cell table:formula="of:=MIN([.$B280];[.$O280];[.$AB280])" office:value-type="float"/>
          <table:table-cell table:formula="of:=MIN([.$C280];[.$P280];[.$AC280])" office:value-type="float"/>
          <table:table-cell table:formula="of:=MIN([.$D280];[.$Q280];[.$AD280])" office:value-type="float"/>
          <table:table-cell table:formula="of:=MIN([.$E280];[.$R280];[.$AE280])" office:value-type="float"/>
          <table:table-cell table:formula="of:=MIN([.$F280];[.$S280];[.$AF280])" office:value-type="float"/>
          <table:table-cell table:formula="of:=MIN([.$G280];[.$T280];[.$AG280])" office:value-type="float"/>
          <table:table-cell table:formula="of:=MIN([.$H280];[.$U280];[.$AH280])" office:value-type="float"/>
          <table:table-cell table:formula="of:=MIN([.$I280];[.$V280];[.$AI280])" office:value-type="float"/>
          <table:table-cell table:formula="of:=MIN([.$J280];[.$W280])" office:value-type="float"/>
          <table:table-cell table:formula="of:=MIN([.$K280];[.$X280];[.$AJ280])" office:value-type="float"/>
          <table:table-cell table:formula="of:=MIN([.$L280];[.$Y280];[.$AK280])" office:value-type="float"/>
          <table:table-cell table:formula="of:=MIN([.$M280];[.$Z280];[.$AL280])" office:value-type="float"/>
          <table:table-cell table:formula="of:=MIN([.$N280];[.$AA280];[.$AM280])" office:value-type="float"/>
          <table:table-cell table:formula="of:=MEDIAN([.$B280];[.$O280];[.$AB280])" office:value-type="float"/>
          <table:table-cell table:formula="of:=MEDIAN([.$C280];[.$P280];[.$AC280])" office:value-type="float"/>
          <table:table-cell table:formula="of:=MEDIAN([.$D280];[.$Q280];[.$AD280])" office:value-type="float"/>
          <table:table-cell table:formula="of:=MEDIAN([.$E280];[.$R280];[.$AE280])" office:value-type="float"/>
          <table:table-cell table:formula="of:=MEDIAN([.$F280];[.$S280];[.$AF280])" office:value-type="float"/>
          <table:table-cell table:formula="of:=MEDIAN([.$G280];[.$T280];[.$AG280])" office:value-type="float"/>
          <table:table-cell table:formula="of:=MEDIAN([.$H280];[.$U280];[.$AH280])" office:value-type="float"/>
          <table:table-cell table:formula="of:=MEDIAN([.$I280];[.$V280];[.$AI280])" office:value-type="float"/>
          <table:table-cell table:formula="of:=MEDIAN([.$J280];[.$W280])" office:value-type="float"/>
          <table:table-cell table:formula="of:=MEDIAN([.$K280];[.$X280];[.$AJ280])" office:value-type="float"/>
          <table:table-cell table:formula="of:=MEDIAN([.$L280];[.$Y280];[.$AK280])" office:value-type="float"/>
          <table:table-cell table:formula="of:=MEDIAN([.$M280];[.$Z280];[.$AL280])" office:value-type="float"/>
          <table:table-cell table:formula="of:=MEDIAN([.$N280];[.$AA280];[.$AM280])" office:value-type="float"/>
          <table:table-cell table:formula="of:=MAX([.$B280];[.$O280];[.$AB280])" office:value-type="float"/>
          <table:table-cell table:formula="of:=MAX([.$C280];[.$P280];[.$AC280])" office:value-type="float"/>
          <table:table-cell table:formula="of:=MAX([.$D280];[.$Q280];[.$AD280])" office:value-type="float"/>
          <table:table-cell table:formula="of:=MAX([.$E280];[.$R280];[.$AE280])" office:value-type="float"/>
          <table:table-cell table:formula="of:=MAX([.$F280];[.$S280];[.$AF280])" office:value-type="float"/>
          <table:table-cell table:formula="of:=MAX([.$G280];[.$T280];[.$AG280])" office:value-type="float"/>
          <table:table-cell table:formula="of:=MAX([.$H280];[.$U280];[.$AH280])" office:value-type="float"/>
          <table:table-cell table:formula="of:=MAX([.$I280];[.$V280];[.$AI280])" office:value-type="float"/>
          <table:table-cell table:formula="of:=MAX([.$J280];[.$W280])" office:value-type="float"/>
          <table:table-cell table:formula="of:=MAX([.$K280];[.$X280];[.$AJ280])" office:value-type="float"/>
          <table:table-cell table:formula="of:=MAX([.$L280];[.$Y280];[.$AK280])" office:value-type="float"/>
          <table:table-cell table:formula="of:=MAX([.$M280];[.$Z280];[.$AL280])" office:value-type="float"/>
          <table:table-cell table:formula="of:=MAX([.$N280];[.$AA280];[.$AM280])" office:value-type="float"/>
        </table:table-row>
        <table:table-row table:style-name="ro1">
          <table:table-cell office:value-type="string">
            <text:p>BLOCKS.BLOCKS-8-0.asp/8</text:p>
          </table:table-cell>
          <table:table-cell office:value-type="float" office:value="0.199041"/>
          <table:table-cell office:value-type="float" office:value="0.1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36.0"/>
          <table:table-cell office:value-type="float" office:value="36.0"/>
          <table:table-cell office:value-type="float" office:value="11769.0"/>
          <table:table-cell office:value-type="float" office:value="7034.0"/>
          <table:table-cell office:value-type="float" office:value="0.0"/>
          <table:table-cell office:value-type="float" office:value="0.0"/>
          <table:table-cell office:value-type="float" office:value="0.198597"/>
          <table:table-cell office:value-type="float" office:value="0.1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36.0"/>
          <table:table-cell office:value-type="float" office:value="36.0"/>
          <table:table-cell office:value-type="float" office:value="11769.0"/>
          <table:table-cell office:value-type="float" office:value="7034.0"/>
          <table:table-cell office:value-type="float" office:value="0.0"/>
          <table:table-cell office:value-type="float" office:value="0.0"/>
          <table:table-cell office:value-type="float" office:value="0.176131"/>
          <table:table-cell office:value-type="float" office:value="0.1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141.0"/>
          <table:table-cell office:value-type="float" office:value="11769.0"/>
          <table:table-cell office:value-type="float" office:value="7034.0"/>
          <table:table-cell office:value-type="float" office:value="0.0"/>
          <table:table-cell office:value-type="float" office:value="0.0"/>
          <table:table-cell table:formula="of:=MIN([.$B281];[.$O281];[.$AB281])" office:value-type="float"/>
          <table:table-cell table:formula="of:=MIN([.$C281];[.$P281];[.$AC281])" office:value-type="float"/>
          <table:table-cell table:formula="of:=MIN([.$D281];[.$Q281];[.$AD281])" office:value-type="float"/>
          <table:table-cell table:formula="of:=MIN([.$E281];[.$R281];[.$AE281])" office:value-type="float"/>
          <table:table-cell table:formula="of:=MIN([.$F281];[.$S281];[.$AF281])" office:value-type="float"/>
          <table:table-cell table:formula="of:=MIN([.$G281];[.$T281];[.$AG281])" office:value-type="float"/>
          <table:table-cell table:formula="of:=MIN([.$H281];[.$U281];[.$AH281])" office:value-type="float"/>
          <table:table-cell table:formula="of:=MIN([.$I281];[.$V281];[.$AI281])" office:value-type="float"/>
          <table:table-cell table:formula="of:=MIN([.$J281];[.$W281])" office:value-type="float"/>
          <table:table-cell table:formula="of:=MIN([.$K281];[.$X281];[.$AJ281])" office:value-type="float"/>
          <table:table-cell table:formula="of:=MIN([.$L281];[.$Y281];[.$AK281])" office:value-type="float"/>
          <table:table-cell table:formula="of:=MIN([.$M281];[.$Z281];[.$AL281])" office:value-type="float"/>
          <table:table-cell table:formula="of:=MIN([.$N281];[.$AA281];[.$AM281])" office:value-type="float"/>
          <table:table-cell table:formula="of:=MEDIAN([.$B281];[.$O281];[.$AB281])" office:value-type="float"/>
          <table:table-cell table:formula="of:=MEDIAN([.$C281];[.$P281];[.$AC281])" office:value-type="float"/>
          <table:table-cell table:formula="of:=MEDIAN([.$D281];[.$Q281];[.$AD281])" office:value-type="float"/>
          <table:table-cell table:formula="of:=MEDIAN([.$E281];[.$R281];[.$AE281])" office:value-type="float"/>
          <table:table-cell table:formula="of:=MEDIAN([.$F281];[.$S281];[.$AF281])" office:value-type="float"/>
          <table:table-cell table:formula="of:=MEDIAN([.$G281];[.$T281];[.$AG281])" office:value-type="float"/>
          <table:table-cell table:formula="of:=MEDIAN([.$H281];[.$U281];[.$AH281])" office:value-type="float"/>
          <table:table-cell table:formula="of:=MEDIAN([.$I281];[.$V281];[.$AI281])" office:value-type="float"/>
          <table:table-cell table:formula="of:=MEDIAN([.$J281];[.$W281])" office:value-type="float"/>
          <table:table-cell table:formula="of:=MEDIAN([.$K281];[.$X281];[.$AJ281])" office:value-type="float"/>
          <table:table-cell table:formula="of:=MEDIAN([.$L281];[.$Y281];[.$AK281])" office:value-type="float"/>
          <table:table-cell table:formula="of:=MEDIAN([.$M281];[.$Z281];[.$AL281])" office:value-type="float"/>
          <table:table-cell table:formula="of:=MEDIAN([.$N281];[.$AA281];[.$AM281])" office:value-type="float"/>
          <table:table-cell table:formula="of:=MAX([.$B281];[.$O281];[.$AB281])" office:value-type="float"/>
          <table:table-cell table:formula="of:=MAX([.$C281];[.$P281];[.$AC281])" office:value-type="float"/>
          <table:table-cell table:formula="of:=MAX([.$D281];[.$Q281];[.$AD281])" office:value-type="float"/>
          <table:table-cell table:formula="of:=MAX([.$E281];[.$R281];[.$AE281])" office:value-type="float"/>
          <table:table-cell table:formula="of:=MAX([.$F281];[.$S281];[.$AF281])" office:value-type="float"/>
          <table:table-cell table:formula="of:=MAX([.$G281];[.$T281];[.$AG281])" office:value-type="float"/>
          <table:table-cell table:formula="of:=MAX([.$H281];[.$U281];[.$AH281])" office:value-type="float"/>
          <table:table-cell table:formula="of:=MAX([.$I281];[.$V281];[.$AI281])" office:value-type="float"/>
          <table:table-cell table:formula="of:=MAX([.$J281];[.$W281])" office:value-type="float"/>
          <table:table-cell table:formula="of:=MAX([.$K281];[.$X281];[.$AJ281])" office:value-type="float"/>
          <table:table-cell table:formula="of:=MAX([.$L281];[.$Y281];[.$AK281])" office:value-type="float"/>
          <table:table-cell table:formula="of:=MAX([.$M281];[.$Z281];[.$AL281])" office:value-type="float"/>
          <table:table-cell table:formula="of:=MAX([.$N281];[.$AA281];[.$AM281])" office:value-type="float"/>
        </table:table-row>
        <table:table-row table:style-name="ro1">
          <table:table-cell office:value-type="string">
            <text:p>BLOCKS.BLOCKS-8-0.asp/9</text:p>
          </table:table-cell>
          <table:table-cell office:value-type="float" office:value="0.193085"/>
          <table:table-cell office:value-type="float" office:value="0.1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36.0"/>
          <table:table-cell office:value-type="float" office:value="36.0"/>
          <table:table-cell office:value-type="float" office:value="13166.0"/>
          <table:table-cell office:value-type="float" office:value="8198.0"/>
          <table:table-cell office:value-type="float" office:value="0.0"/>
          <table:table-cell office:value-type="float" office:value="0.0"/>
          <table:table-cell office:value-type="float" office:value="0.194805"/>
          <table:table-cell office:value-type="float" office:value="0.1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36.0"/>
          <table:table-cell office:value-type="float" office:value="36.0"/>
          <table:table-cell office:value-type="float" office:value="13166.0"/>
          <table:table-cell office:value-type="float" office:value="8198.0"/>
          <table:table-cell office:value-type="float" office:value="0.0"/>
          <table:table-cell office:value-type="float" office:value="0.0"/>
          <table:table-cell office:value-type="float" office:value="0.190897"/>
          <table:table-cell office:value-type="float" office:value="0.1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162.0"/>
          <table:table-cell office:value-type="float" office:value="13166.0"/>
          <table:table-cell office:value-type="float" office:value="8198.0"/>
          <table:table-cell office:value-type="float" office:value="0.0"/>
          <table:table-cell office:value-type="float" office:value="0.0"/>
          <table:table-cell table:formula="of:=MIN([.$B282];[.$O282];[.$AB282])" office:value-type="float"/>
          <table:table-cell table:formula="of:=MIN([.$C282];[.$P282];[.$AC282])" office:value-type="float"/>
          <table:table-cell table:formula="of:=MIN([.$D282];[.$Q282];[.$AD282])" office:value-type="float"/>
          <table:table-cell table:formula="of:=MIN([.$E282];[.$R282];[.$AE282])" office:value-type="float"/>
          <table:table-cell table:formula="of:=MIN([.$F282];[.$S282];[.$AF282])" office:value-type="float"/>
          <table:table-cell table:formula="of:=MIN([.$G282];[.$T282];[.$AG282])" office:value-type="float"/>
          <table:table-cell table:formula="of:=MIN([.$H282];[.$U282];[.$AH282])" office:value-type="float"/>
          <table:table-cell table:formula="of:=MIN([.$I282];[.$V282];[.$AI282])" office:value-type="float"/>
          <table:table-cell table:formula="of:=MIN([.$J282];[.$W282])" office:value-type="float"/>
          <table:table-cell table:formula="of:=MIN([.$K282];[.$X282];[.$AJ282])" office:value-type="float"/>
          <table:table-cell table:formula="of:=MIN([.$L282];[.$Y282];[.$AK282])" office:value-type="float"/>
          <table:table-cell table:formula="of:=MIN([.$M282];[.$Z282];[.$AL282])" office:value-type="float"/>
          <table:table-cell table:formula="of:=MIN([.$N282];[.$AA282];[.$AM282])" office:value-type="float"/>
          <table:table-cell table:formula="of:=MEDIAN([.$B282];[.$O282];[.$AB282])" office:value-type="float"/>
          <table:table-cell table:formula="of:=MEDIAN([.$C282];[.$P282];[.$AC282])" office:value-type="float"/>
          <table:table-cell table:formula="of:=MEDIAN([.$D282];[.$Q282];[.$AD282])" office:value-type="float"/>
          <table:table-cell table:formula="of:=MEDIAN([.$E282];[.$R282];[.$AE282])" office:value-type="float"/>
          <table:table-cell table:formula="of:=MEDIAN([.$F282];[.$S282];[.$AF282])" office:value-type="float"/>
          <table:table-cell table:formula="of:=MEDIAN([.$G282];[.$T282];[.$AG282])" office:value-type="float"/>
          <table:table-cell table:formula="of:=MEDIAN([.$H282];[.$U282];[.$AH282])" office:value-type="float"/>
          <table:table-cell table:formula="of:=MEDIAN([.$I282];[.$V282];[.$AI282])" office:value-type="float"/>
          <table:table-cell table:formula="of:=MEDIAN([.$J282];[.$W282])" office:value-type="float"/>
          <table:table-cell table:formula="of:=MEDIAN([.$K282];[.$X282];[.$AJ282])" office:value-type="float"/>
          <table:table-cell table:formula="of:=MEDIAN([.$L282];[.$Y282];[.$AK282])" office:value-type="float"/>
          <table:table-cell table:formula="of:=MEDIAN([.$M282];[.$Z282];[.$AL282])" office:value-type="float"/>
          <table:table-cell table:formula="of:=MEDIAN([.$N282];[.$AA282];[.$AM282])" office:value-type="float"/>
          <table:table-cell table:formula="of:=MAX([.$B282];[.$O282];[.$AB282])" office:value-type="float"/>
          <table:table-cell table:formula="of:=MAX([.$C282];[.$P282];[.$AC282])" office:value-type="float"/>
          <table:table-cell table:formula="of:=MAX([.$D282];[.$Q282];[.$AD282])" office:value-type="float"/>
          <table:table-cell table:formula="of:=MAX([.$E282];[.$R282];[.$AE282])" office:value-type="float"/>
          <table:table-cell table:formula="of:=MAX([.$F282];[.$S282];[.$AF282])" office:value-type="float"/>
          <table:table-cell table:formula="of:=MAX([.$G282];[.$T282];[.$AG282])" office:value-type="float"/>
          <table:table-cell table:formula="of:=MAX([.$H282];[.$U282];[.$AH282])" office:value-type="float"/>
          <table:table-cell table:formula="of:=MAX([.$I282];[.$V282];[.$AI282])" office:value-type="float"/>
          <table:table-cell table:formula="of:=MAX([.$J282];[.$W282])" office:value-type="float"/>
          <table:table-cell table:formula="of:=MAX([.$K282];[.$X282];[.$AJ282])" office:value-type="float"/>
          <table:table-cell table:formula="of:=MAX([.$L282];[.$Y282];[.$AK282])" office:value-type="float"/>
          <table:table-cell table:formula="of:=MAX([.$M282];[.$Z282];[.$AL282])" office:value-type="float"/>
          <table:table-cell table:formula="of:=MAX([.$N282];[.$AA282];[.$AM282])" office:value-type="float"/>
        </table:table-row>
        <table:table-row table:style-name="ro1">
          <table:table-cell office:value-type="string">
            <text:p>BLOCKS.BLOCKS-8-1.asp/1</text:p>
          </table:table-cell>
          <table:table-cell office:value-type="float" office:value="0.069447"/>
          <table:table-cell office:value-type="float" office:value="0.0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99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0.071443"/>
          <table:table-cell office:value-type="float" office:value="0.0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99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0.065867"/>
          <table:table-cell office:value-type="float" office:value="0.0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990.0"/>
          <table:table-cell office:value-type="float" office:value="3.0"/>
          <table:table-cell office:value-type="float" office:value="0.0"/>
          <table:table-cell office:value-type="float" office:value="0.0"/>
          <table:table-cell table:formula="of:=MIN([.$B283];[.$O283];[.$AB283])" office:value-type="float"/>
          <table:table-cell table:formula="of:=MIN([.$C283];[.$P283];[.$AC283])" office:value-type="float"/>
          <table:table-cell table:formula="of:=MIN([.$D283];[.$Q283];[.$AD283])" office:value-type="float"/>
          <table:table-cell table:formula="of:=MIN([.$E283];[.$R283];[.$AE283])" office:value-type="float"/>
          <table:table-cell table:formula="of:=MIN([.$F283];[.$S283];[.$AF283])" office:value-type="float"/>
          <table:table-cell table:formula="of:=MIN([.$G283];[.$T283];[.$AG283])" office:value-type="float"/>
          <table:table-cell table:formula="of:=MIN([.$H283];[.$U283];[.$AH283])" office:value-type="float"/>
          <table:table-cell table:formula="of:=MIN([.$I283];[.$V283];[.$AI283])" office:value-type="float"/>
          <table:table-cell table:formula="of:=MIN([.$J283];[.$W283])" office:value-type="float"/>
          <table:table-cell table:formula="of:=MIN([.$K283];[.$X283];[.$AJ283])" office:value-type="float"/>
          <table:table-cell table:formula="of:=MIN([.$L283];[.$Y283];[.$AK283])" office:value-type="float"/>
          <table:table-cell table:formula="of:=MIN([.$M283];[.$Z283];[.$AL283])" office:value-type="float"/>
          <table:table-cell table:formula="of:=MIN([.$N283];[.$AA283];[.$AM283])" office:value-type="float"/>
          <table:table-cell table:formula="of:=MEDIAN([.$B283];[.$O283];[.$AB283])" office:value-type="float"/>
          <table:table-cell table:formula="of:=MEDIAN([.$C283];[.$P283];[.$AC283])" office:value-type="float"/>
          <table:table-cell table:formula="of:=MEDIAN([.$D283];[.$Q283];[.$AD283])" office:value-type="float"/>
          <table:table-cell table:formula="of:=MEDIAN([.$E283];[.$R283];[.$AE283])" office:value-type="float"/>
          <table:table-cell table:formula="of:=MEDIAN([.$F283];[.$S283];[.$AF283])" office:value-type="float"/>
          <table:table-cell table:formula="of:=MEDIAN([.$G283];[.$T283];[.$AG283])" office:value-type="float"/>
          <table:table-cell table:formula="of:=MEDIAN([.$H283];[.$U283];[.$AH283])" office:value-type="float"/>
          <table:table-cell table:formula="of:=MEDIAN([.$I283];[.$V283];[.$AI283])" office:value-type="float"/>
          <table:table-cell table:formula="of:=MEDIAN([.$J283];[.$W283])" office:value-type="float"/>
          <table:table-cell table:formula="of:=MEDIAN([.$K283];[.$X283];[.$AJ283])" office:value-type="float"/>
          <table:table-cell table:formula="of:=MEDIAN([.$L283];[.$Y283];[.$AK283])" office:value-type="float"/>
          <table:table-cell table:formula="of:=MEDIAN([.$M283];[.$Z283];[.$AL283])" office:value-type="float"/>
          <table:table-cell table:formula="of:=MEDIAN([.$N283];[.$AA283];[.$AM283])" office:value-type="float"/>
          <table:table-cell table:formula="of:=MAX([.$B283];[.$O283];[.$AB283])" office:value-type="float"/>
          <table:table-cell table:formula="of:=MAX([.$C283];[.$P283];[.$AC283])" office:value-type="float"/>
          <table:table-cell table:formula="of:=MAX([.$D283];[.$Q283];[.$AD283])" office:value-type="float"/>
          <table:table-cell table:formula="of:=MAX([.$E283];[.$R283];[.$AE283])" office:value-type="float"/>
          <table:table-cell table:formula="of:=MAX([.$F283];[.$S283];[.$AF283])" office:value-type="float"/>
          <table:table-cell table:formula="of:=MAX([.$G283];[.$T283];[.$AG283])" office:value-type="float"/>
          <table:table-cell table:formula="of:=MAX([.$H283];[.$U283];[.$AH283])" office:value-type="float"/>
          <table:table-cell table:formula="of:=MAX([.$I283];[.$V283];[.$AI283])" office:value-type="float"/>
          <table:table-cell table:formula="of:=MAX([.$J283];[.$W283])" office:value-type="float"/>
          <table:table-cell table:formula="of:=MAX([.$K283];[.$X283];[.$AJ283])" office:value-type="float"/>
          <table:table-cell table:formula="of:=MAX([.$L283];[.$Y283];[.$AK283])" office:value-type="float"/>
          <table:table-cell table:formula="of:=MAX([.$M283];[.$Z283];[.$AL283])" office:value-type="float"/>
          <table:table-cell table:formula="of:=MAX([.$N283];[.$AA283];[.$AM283])" office:value-type="float"/>
        </table:table-row>
        <table:table-row table:style-name="ro1">
          <table:table-cell office:value-type="string">
            <text:p>BLOCKS.BLOCKS-8-1.asp/10</text:p>
          </table:table-cell>
          <table:table-cell office:value-type="float" office:value="0.211448"/>
          <table:table-cell office:value-type="float" office:value="0.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48.0"/>
          <table:table-cell office:value-type="float" office:value="48.0"/>
          <table:table-cell office:value-type="float" office:value="14563.0"/>
          <table:table-cell office:value-type="float" office:value="9113.0"/>
          <table:table-cell office:value-type="float" office:value="0.0"/>
          <table:table-cell office:value-type="float" office:value="0.0"/>
          <table:table-cell office:value-type="float" office:value="0.239442"/>
          <table:table-cell office:value-type="float" office:value="0.1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48.0"/>
          <table:table-cell office:value-type="float" office:value="48.0"/>
          <table:table-cell office:value-type="float" office:value="14563.0"/>
          <table:table-cell office:value-type="float" office:value="9113.0"/>
          <table:table-cell office:value-type="float" office:value="0.0"/>
          <table:table-cell office:value-type="float" office:value="0.0"/>
          <table:table-cell office:value-type="float" office:value="0.206303"/>
          <table:table-cell office:value-type="float" office:value="0.1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49.0"/>
          <table:table-cell office:value-type="float" office:value="14563.0"/>
          <table:table-cell office:value-type="float" office:value="9113.0"/>
          <table:table-cell office:value-type="float" office:value="0.0"/>
          <table:table-cell office:value-type="float" office:value="0.0"/>
          <table:table-cell table:formula="of:=MIN([.$B284];[.$O284];[.$AB284])" office:value-type="float"/>
          <table:table-cell table:formula="of:=MIN([.$C284];[.$P284];[.$AC284])" office:value-type="float"/>
          <table:table-cell table:formula="of:=MIN([.$D284];[.$Q284];[.$AD284])" office:value-type="float"/>
          <table:table-cell table:formula="of:=MIN([.$E284];[.$R284];[.$AE284])" office:value-type="float"/>
          <table:table-cell table:formula="of:=MIN([.$F284];[.$S284];[.$AF284])" office:value-type="float"/>
          <table:table-cell table:formula="of:=MIN([.$G284];[.$T284];[.$AG284])" office:value-type="float"/>
          <table:table-cell table:formula="of:=MIN([.$H284];[.$U284];[.$AH284])" office:value-type="float"/>
          <table:table-cell table:formula="of:=MIN([.$I284];[.$V284];[.$AI284])" office:value-type="float"/>
          <table:table-cell table:formula="of:=MIN([.$J284];[.$W284])" office:value-type="float"/>
          <table:table-cell table:formula="of:=MIN([.$K284];[.$X284];[.$AJ284])" office:value-type="float"/>
          <table:table-cell table:formula="of:=MIN([.$L284];[.$Y284];[.$AK284])" office:value-type="float"/>
          <table:table-cell table:formula="of:=MIN([.$M284];[.$Z284];[.$AL284])" office:value-type="float"/>
          <table:table-cell table:formula="of:=MIN([.$N284];[.$AA284];[.$AM284])" office:value-type="float"/>
          <table:table-cell table:formula="of:=MEDIAN([.$B284];[.$O284];[.$AB284])" office:value-type="float"/>
          <table:table-cell table:formula="of:=MEDIAN([.$C284];[.$P284];[.$AC284])" office:value-type="float"/>
          <table:table-cell table:formula="of:=MEDIAN([.$D284];[.$Q284];[.$AD284])" office:value-type="float"/>
          <table:table-cell table:formula="of:=MEDIAN([.$E284];[.$R284];[.$AE284])" office:value-type="float"/>
          <table:table-cell table:formula="of:=MEDIAN([.$F284];[.$S284];[.$AF284])" office:value-type="float"/>
          <table:table-cell table:formula="of:=MEDIAN([.$G284];[.$T284];[.$AG284])" office:value-type="float"/>
          <table:table-cell table:formula="of:=MEDIAN([.$H284];[.$U284];[.$AH284])" office:value-type="float"/>
          <table:table-cell table:formula="of:=MEDIAN([.$I284];[.$V284];[.$AI284])" office:value-type="float"/>
          <table:table-cell table:formula="of:=MEDIAN([.$J284];[.$W284])" office:value-type="float"/>
          <table:table-cell table:formula="of:=MEDIAN([.$K284];[.$X284];[.$AJ284])" office:value-type="float"/>
          <table:table-cell table:formula="of:=MEDIAN([.$L284];[.$Y284];[.$AK284])" office:value-type="float"/>
          <table:table-cell table:formula="of:=MEDIAN([.$M284];[.$Z284];[.$AL284])" office:value-type="float"/>
          <table:table-cell table:formula="of:=MEDIAN([.$N284];[.$AA284];[.$AM284])" office:value-type="float"/>
          <table:table-cell table:formula="of:=MAX([.$B284];[.$O284];[.$AB284])" office:value-type="float"/>
          <table:table-cell table:formula="of:=MAX([.$C284];[.$P284];[.$AC284])" office:value-type="float"/>
          <table:table-cell table:formula="of:=MAX([.$D284];[.$Q284];[.$AD284])" office:value-type="float"/>
          <table:table-cell table:formula="of:=MAX([.$E284];[.$R284];[.$AE284])" office:value-type="float"/>
          <table:table-cell table:formula="of:=MAX([.$F284];[.$S284];[.$AF284])" office:value-type="float"/>
          <table:table-cell table:formula="of:=MAX([.$G284];[.$T284];[.$AG284])" office:value-type="float"/>
          <table:table-cell table:formula="of:=MAX([.$H284];[.$U284];[.$AH284])" office:value-type="float"/>
          <table:table-cell table:formula="of:=MAX([.$I284];[.$V284];[.$AI284])" office:value-type="float"/>
          <table:table-cell table:formula="of:=MAX([.$J284];[.$W284])" office:value-type="float"/>
          <table:table-cell table:formula="of:=MAX([.$K284];[.$X284];[.$AJ284])" office:value-type="float"/>
          <table:table-cell table:formula="of:=MAX([.$L284];[.$Y284];[.$AK284])" office:value-type="float"/>
          <table:table-cell table:formula="of:=MAX([.$M284];[.$Z284];[.$AL284])" office:value-type="float"/>
          <table:table-cell table:formula="of:=MAX([.$N284];[.$AA284];[.$AM284])" office:value-type="float"/>
        </table:table-row>
        <table:table-row table:style-name="ro1">
          <table:table-cell office:value-type="string">
            <text:p>BLOCKS.BLOCKS-8-1.asp/11</text:p>
          </table:table-cell>
          <table:table-cell office:value-type="float" office:value="0.259484"/>
          <table:table-cell office:value-type="float" office:value="0.1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54.0"/>
          <table:table-cell office:value-type="float" office:value="54.0"/>
          <table:table-cell office:value-type="float" office:value="15960.0"/>
          <table:table-cell office:value-type="float" office:value="10277.0"/>
          <table:table-cell office:value-type="float" office:value="0.0"/>
          <table:table-cell office:value-type="float" office:value="0.0"/>
          <table:table-cell office:value-type="float" office:value="0.245448"/>
          <table:table-cell office:value-type="float" office:value="0.2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54.0"/>
          <table:table-cell office:value-type="float" office:value="54.0"/>
          <table:table-cell office:value-type="float" office:value="15960.0"/>
          <table:table-cell office:value-type="float" office:value="10277.0"/>
          <table:table-cell office:value-type="float" office:value="0.0"/>
          <table:table-cell office:value-type="float" office:value="0.0"/>
          <table:table-cell office:value-type="float" office:value="0.22022"/>
          <table:table-cell office:value-type="float" office:value="0.1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389.0"/>
          <table:table-cell office:value-type="float" office:value="15960.0"/>
          <table:table-cell office:value-type="float" office:value="10277.0"/>
          <table:table-cell office:value-type="float" office:value="0.0"/>
          <table:table-cell office:value-type="float" office:value="0.0"/>
          <table:table-cell table:formula="of:=MIN([.$B285];[.$O285];[.$AB285])" office:value-type="float"/>
          <table:table-cell table:formula="of:=MIN([.$C285];[.$P285];[.$AC285])" office:value-type="float"/>
          <table:table-cell table:formula="of:=MIN([.$D285];[.$Q285];[.$AD285])" office:value-type="float"/>
          <table:table-cell table:formula="of:=MIN([.$E285];[.$R285];[.$AE285])" office:value-type="float"/>
          <table:table-cell table:formula="of:=MIN([.$F285];[.$S285];[.$AF285])" office:value-type="float"/>
          <table:table-cell table:formula="of:=MIN([.$G285];[.$T285];[.$AG285])" office:value-type="float"/>
          <table:table-cell table:formula="of:=MIN([.$H285];[.$U285];[.$AH285])" office:value-type="float"/>
          <table:table-cell table:formula="of:=MIN([.$I285];[.$V285];[.$AI285])" office:value-type="float"/>
          <table:table-cell table:formula="of:=MIN([.$J285];[.$W285])" office:value-type="float"/>
          <table:table-cell table:formula="of:=MIN([.$K285];[.$X285];[.$AJ285])" office:value-type="float"/>
          <table:table-cell table:formula="of:=MIN([.$L285];[.$Y285];[.$AK285])" office:value-type="float"/>
          <table:table-cell table:formula="of:=MIN([.$M285];[.$Z285];[.$AL285])" office:value-type="float"/>
          <table:table-cell table:formula="of:=MIN([.$N285];[.$AA285];[.$AM285])" office:value-type="float"/>
          <table:table-cell table:formula="of:=MEDIAN([.$B285];[.$O285];[.$AB285])" office:value-type="float"/>
          <table:table-cell table:formula="of:=MEDIAN([.$C285];[.$P285];[.$AC285])" office:value-type="float"/>
          <table:table-cell table:formula="of:=MEDIAN([.$D285];[.$Q285];[.$AD285])" office:value-type="float"/>
          <table:table-cell table:formula="of:=MEDIAN([.$E285];[.$R285];[.$AE285])" office:value-type="float"/>
          <table:table-cell table:formula="of:=MEDIAN([.$F285];[.$S285];[.$AF285])" office:value-type="float"/>
          <table:table-cell table:formula="of:=MEDIAN([.$G285];[.$T285];[.$AG285])" office:value-type="float"/>
          <table:table-cell table:formula="of:=MEDIAN([.$H285];[.$U285];[.$AH285])" office:value-type="float"/>
          <table:table-cell table:formula="of:=MEDIAN([.$I285];[.$V285];[.$AI285])" office:value-type="float"/>
          <table:table-cell table:formula="of:=MEDIAN([.$J285];[.$W285])" office:value-type="float"/>
          <table:table-cell table:formula="of:=MEDIAN([.$K285];[.$X285];[.$AJ285])" office:value-type="float"/>
          <table:table-cell table:formula="of:=MEDIAN([.$L285];[.$Y285];[.$AK285])" office:value-type="float"/>
          <table:table-cell table:formula="of:=MEDIAN([.$M285];[.$Z285];[.$AL285])" office:value-type="float"/>
          <table:table-cell table:formula="of:=MEDIAN([.$N285];[.$AA285];[.$AM285])" office:value-type="float"/>
          <table:table-cell table:formula="of:=MAX([.$B285];[.$O285];[.$AB285])" office:value-type="float"/>
          <table:table-cell table:formula="of:=MAX([.$C285];[.$P285];[.$AC285])" office:value-type="float"/>
          <table:table-cell table:formula="of:=MAX([.$D285];[.$Q285];[.$AD285])" office:value-type="float"/>
          <table:table-cell table:formula="of:=MAX([.$E285];[.$R285];[.$AE285])" office:value-type="float"/>
          <table:table-cell table:formula="of:=MAX([.$F285];[.$S285];[.$AF285])" office:value-type="float"/>
          <table:table-cell table:formula="of:=MAX([.$G285];[.$T285];[.$AG285])" office:value-type="float"/>
          <table:table-cell table:formula="of:=MAX([.$H285];[.$U285];[.$AH285])" office:value-type="float"/>
          <table:table-cell table:formula="of:=MAX([.$I285];[.$V285];[.$AI285])" office:value-type="float"/>
          <table:table-cell table:formula="of:=MAX([.$J285];[.$W285])" office:value-type="float"/>
          <table:table-cell table:formula="of:=MAX([.$K285];[.$X285];[.$AJ285])" office:value-type="float"/>
          <table:table-cell table:formula="of:=MAX([.$L285];[.$Y285];[.$AK285])" office:value-type="float"/>
          <table:table-cell table:formula="of:=MAX([.$M285];[.$Z285];[.$AL285])" office:value-type="float"/>
          <table:table-cell table:formula="of:=MAX([.$N285];[.$AA285];[.$AM285])" office:value-type="float"/>
        </table:table-row>
        <table:table-row table:style-name="ro1">
          <table:table-cell office:value-type="string">
            <text:p>BLOCKS.BLOCKS-8-1.asp/12</text:p>
          </table:table-cell>
          <table:table-cell office:value-type="float" office:value="0.251277"/>
          <table:table-cell office:value-type="float" office:value="0.209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.0"/>
          <table:table-cell office:value-type="float" office:value="187.0"/>
          <table:table-cell office:value-type="float" office:value="187.0"/>
          <table:table-cell office:value-type="float" office:value="17357.0"/>
          <table:table-cell office:value-type="float" office:value="11441.0"/>
          <table:table-cell office:value-type="float" office:value="0.0"/>
          <table:table-cell office:value-type="float" office:value="0.0"/>
          <table:table-cell office:value-type="float" office:value="0.282382"/>
          <table:table-cell office:value-type="float" office:value="0.243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.0"/>
          <table:table-cell office:value-type="float" office:value="187.0"/>
          <table:table-cell office:value-type="float" office:value="187.0"/>
          <table:table-cell office:value-type="float" office:value="17357.0"/>
          <table:table-cell office:value-type="float" office:value="11441.0"/>
          <table:table-cell office:value-type="float" office:value="0.0"/>
          <table:table-cell office:value-type="float" office:value="0.0"/>
          <table:table-cell office:value-type="float" office:value="0.239839"/>
          <table:table-cell office:value-type="float" office:value="0.201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2.0"/>
          <table:table-cell office:value-type="float" office:value="421.0"/>
          <table:table-cell office:value-type="float" office:value="17357.0"/>
          <table:table-cell office:value-type="float" office:value="11441.0"/>
          <table:table-cell office:value-type="float" office:value="0.0"/>
          <table:table-cell office:value-type="float" office:value="0.0"/>
          <table:table-cell table:formula="of:=MIN([.$B286];[.$O286];[.$AB286])" office:value-type="float"/>
          <table:table-cell table:formula="of:=MIN([.$C286];[.$P286];[.$AC286])" office:value-type="float"/>
          <table:table-cell table:formula="of:=MIN([.$D286];[.$Q286];[.$AD286])" office:value-type="float"/>
          <table:table-cell table:formula="of:=MIN([.$E286];[.$R286];[.$AE286])" office:value-type="float"/>
          <table:table-cell table:formula="of:=MIN([.$F286];[.$S286];[.$AF286])" office:value-type="float"/>
          <table:table-cell table:formula="of:=MIN([.$G286];[.$T286];[.$AG286])" office:value-type="float"/>
          <table:table-cell table:formula="of:=MIN([.$H286];[.$U286];[.$AH286])" office:value-type="float"/>
          <table:table-cell table:formula="of:=MIN([.$I286];[.$V286];[.$AI286])" office:value-type="float"/>
          <table:table-cell table:formula="of:=MIN([.$J286];[.$W286])" office:value-type="float"/>
          <table:table-cell table:formula="of:=MIN([.$K286];[.$X286];[.$AJ286])" office:value-type="float"/>
          <table:table-cell table:formula="of:=MIN([.$L286];[.$Y286];[.$AK286])" office:value-type="float"/>
          <table:table-cell table:formula="of:=MIN([.$M286];[.$Z286];[.$AL286])" office:value-type="float"/>
          <table:table-cell table:formula="of:=MIN([.$N286];[.$AA286];[.$AM286])" office:value-type="float"/>
          <table:table-cell table:formula="of:=MEDIAN([.$B286];[.$O286];[.$AB286])" office:value-type="float"/>
          <table:table-cell table:formula="of:=MEDIAN([.$C286];[.$P286];[.$AC286])" office:value-type="float"/>
          <table:table-cell table:formula="of:=MEDIAN([.$D286];[.$Q286];[.$AD286])" office:value-type="float"/>
          <table:table-cell table:formula="of:=MEDIAN([.$E286];[.$R286];[.$AE286])" office:value-type="float"/>
          <table:table-cell table:formula="of:=MEDIAN([.$F286];[.$S286];[.$AF286])" office:value-type="float"/>
          <table:table-cell table:formula="of:=MEDIAN([.$G286];[.$T286];[.$AG286])" office:value-type="float"/>
          <table:table-cell table:formula="of:=MEDIAN([.$H286];[.$U286];[.$AH286])" office:value-type="float"/>
          <table:table-cell table:formula="of:=MEDIAN([.$I286];[.$V286];[.$AI286])" office:value-type="float"/>
          <table:table-cell table:formula="of:=MEDIAN([.$J286];[.$W286])" office:value-type="float"/>
          <table:table-cell table:formula="of:=MEDIAN([.$K286];[.$X286];[.$AJ286])" office:value-type="float"/>
          <table:table-cell table:formula="of:=MEDIAN([.$L286];[.$Y286];[.$AK286])" office:value-type="float"/>
          <table:table-cell table:formula="of:=MEDIAN([.$M286];[.$Z286];[.$AL286])" office:value-type="float"/>
          <table:table-cell table:formula="of:=MEDIAN([.$N286];[.$AA286];[.$AM286])" office:value-type="float"/>
          <table:table-cell table:formula="of:=MAX([.$B286];[.$O286];[.$AB286])" office:value-type="float"/>
          <table:table-cell table:formula="of:=MAX([.$C286];[.$P286];[.$AC286])" office:value-type="float"/>
          <table:table-cell table:formula="of:=MAX([.$D286];[.$Q286];[.$AD286])" office:value-type="float"/>
          <table:table-cell table:formula="of:=MAX([.$E286];[.$R286];[.$AE286])" office:value-type="float"/>
          <table:table-cell table:formula="of:=MAX([.$F286];[.$S286];[.$AF286])" office:value-type="float"/>
          <table:table-cell table:formula="of:=MAX([.$G286];[.$T286];[.$AG286])" office:value-type="float"/>
          <table:table-cell table:formula="of:=MAX([.$H286];[.$U286];[.$AH286])" office:value-type="float"/>
          <table:table-cell table:formula="of:=MAX([.$I286];[.$V286];[.$AI286])" office:value-type="float"/>
          <table:table-cell table:formula="of:=MAX([.$J286];[.$W286])" office:value-type="float"/>
          <table:table-cell table:formula="of:=MAX([.$K286];[.$X286];[.$AJ286])" office:value-type="float"/>
          <table:table-cell table:formula="of:=MAX([.$L286];[.$Y286];[.$AK286])" office:value-type="float"/>
          <table:table-cell table:formula="of:=MAX([.$M286];[.$Z286];[.$AL286])" office:value-type="float"/>
          <table:table-cell table:formula="of:=MAX([.$N286];[.$AA286];[.$AM286])" office:value-type="float"/>
        </table:table-row>
        <table:table-row table:style-name="ro1">
          <table:table-cell office:value-type="string">
            <text:p>BLOCKS.BLOCKS-8-1.asp/13</text:p>
          </table:table-cell>
          <table:table-cell office:value-type="float" office:value="0.275878"/>
          <table:table-cell office:value-type="float" office:value="0.233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5.0"/>
          <table:table-cell office:value-type="float" office:value="296.0"/>
          <table:table-cell office:value-type="float" office:value="296.0"/>
          <table:table-cell office:value-type="float" office:value="18754.0"/>
          <table:table-cell office:value-type="float" office:value="12605.0"/>
          <table:table-cell office:value-type="float" office:value="0.0"/>
          <table:table-cell office:value-type="float" office:value="0.0"/>
          <table:table-cell office:value-type="float" office:value="0.295874"/>
          <table:table-cell office:value-type="float" office:value="0.257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5.0"/>
          <table:table-cell office:value-type="float" office:value="296.0"/>
          <table:table-cell office:value-type="float" office:value="296.0"/>
          <table:table-cell office:value-type="float" office:value="18754.0"/>
          <table:table-cell office:value-type="float" office:value="12605.0"/>
          <table:table-cell office:value-type="float" office:value="0.0"/>
          <table:table-cell office:value-type="float" office:value="0.0"/>
          <table:table-cell office:value-type="float" office:value="0.266304"/>
          <table:table-cell office:value-type="float" office:value="0.226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6.0"/>
          <table:table-cell office:value-type="float" office:value="693.0"/>
          <table:table-cell office:value-type="float" office:value="18754.0"/>
          <table:table-cell office:value-type="float" office:value="12605.0"/>
          <table:table-cell office:value-type="float" office:value="0.0"/>
          <table:table-cell office:value-type="float" office:value="0.0"/>
          <table:table-cell table:formula="of:=MIN([.$B287];[.$O287];[.$AB287])" office:value-type="float"/>
          <table:table-cell table:formula="of:=MIN([.$C287];[.$P287];[.$AC287])" office:value-type="float"/>
          <table:table-cell table:formula="of:=MIN([.$D287];[.$Q287];[.$AD287])" office:value-type="float"/>
          <table:table-cell table:formula="of:=MIN([.$E287];[.$R287];[.$AE287])" office:value-type="float"/>
          <table:table-cell table:formula="of:=MIN([.$F287];[.$S287];[.$AF287])" office:value-type="float"/>
          <table:table-cell table:formula="of:=MIN([.$G287];[.$T287];[.$AG287])" office:value-type="float"/>
          <table:table-cell table:formula="of:=MIN([.$H287];[.$U287];[.$AH287])" office:value-type="float"/>
          <table:table-cell table:formula="of:=MIN([.$I287];[.$V287];[.$AI287])" office:value-type="float"/>
          <table:table-cell table:formula="of:=MIN([.$J287];[.$W287])" office:value-type="float"/>
          <table:table-cell table:formula="of:=MIN([.$K287];[.$X287];[.$AJ287])" office:value-type="float"/>
          <table:table-cell table:formula="of:=MIN([.$L287];[.$Y287];[.$AK287])" office:value-type="float"/>
          <table:table-cell table:formula="of:=MIN([.$M287];[.$Z287];[.$AL287])" office:value-type="float"/>
          <table:table-cell table:formula="of:=MIN([.$N287];[.$AA287];[.$AM287])" office:value-type="float"/>
          <table:table-cell table:formula="of:=MEDIAN([.$B287];[.$O287];[.$AB287])" office:value-type="float"/>
          <table:table-cell table:formula="of:=MEDIAN([.$C287];[.$P287];[.$AC287])" office:value-type="float"/>
          <table:table-cell table:formula="of:=MEDIAN([.$D287];[.$Q287];[.$AD287])" office:value-type="float"/>
          <table:table-cell table:formula="of:=MEDIAN([.$E287];[.$R287];[.$AE287])" office:value-type="float"/>
          <table:table-cell table:formula="of:=MEDIAN([.$F287];[.$S287];[.$AF287])" office:value-type="float"/>
          <table:table-cell table:formula="of:=MEDIAN([.$G287];[.$T287];[.$AG287])" office:value-type="float"/>
          <table:table-cell table:formula="of:=MEDIAN([.$H287];[.$U287];[.$AH287])" office:value-type="float"/>
          <table:table-cell table:formula="of:=MEDIAN([.$I287];[.$V287];[.$AI287])" office:value-type="float"/>
          <table:table-cell table:formula="of:=MEDIAN([.$J287];[.$W287])" office:value-type="float"/>
          <table:table-cell table:formula="of:=MEDIAN([.$K287];[.$X287];[.$AJ287])" office:value-type="float"/>
          <table:table-cell table:formula="of:=MEDIAN([.$L287];[.$Y287];[.$AK287])" office:value-type="float"/>
          <table:table-cell table:formula="of:=MEDIAN([.$M287];[.$Z287];[.$AL287])" office:value-type="float"/>
          <table:table-cell table:formula="of:=MEDIAN([.$N287];[.$AA287];[.$AM287])" office:value-type="float"/>
          <table:table-cell table:formula="of:=MAX([.$B287];[.$O287];[.$AB287])" office:value-type="float"/>
          <table:table-cell table:formula="of:=MAX([.$C287];[.$P287];[.$AC287])" office:value-type="float"/>
          <table:table-cell table:formula="of:=MAX([.$D287];[.$Q287];[.$AD287])" office:value-type="float"/>
          <table:table-cell table:formula="of:=MAX([.$E287];[.$R287];[.$AE287])" office:value-type="float"/>
          <table:table-cell table:formula="of:=MAX([.$F287];[.$S287];[.$AF287])" office:value-type="float"/>
          <table:table-cell table:formula="of:=MAX([.$G287];[.$T287];[.$AG287])" office:value-type="float"/>
          <table:table-cell table:formula="of:=MAX([.$H287];[.$U287];[.$AH287])" office:value-type="float"/>
          <table:table-cell table:formula="of:=MAX([.$I287];[.$V287];[.$AI287])" office:value-type="float"/>
          <table:table-cell table:formula="of:=MAX([.$J287];[.$W287])" office:value-type="float"/>
          <table:table-cell table:formula="of:=MAX([.$K287];[.$X287];[.$AJ287])" office:value-type="float"/>
          <table:table-cell table:formula="of:=MAX([.$L287];[.$Y287];[.$AK287])" office:value-type="float"/>
          <table:table-cell table:formula="of:=MAX([.$M287];[.$Z287];[.$AL287])" office:value-type="float"/>
          <table:table-cell table:formula="of:=MAX([.$N287];[.$AA287];[.$AM287])" office:value-type="float"/>
        </table:table-row>
        <table:table-row table:style-name="ro1">
          <table:table-cell office:value-type="string">
            <text:p>BLOCKS.BLOCKS-8-1.asp/14</text:p>
          </table:table-cell>
          <table:table-cell office:value-type="float" office:value="0.318045"/>
          <table:table-cell office:value-type="float" office:value="0.273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80.0"/>
          <table:table-cell office:value-type="float" office:value="663.0"/>
          <table:table-cell office:value-type="float" office:value="663.0"/>
          <table:table-cell office:value-type="float" office:value="20151.0"/>
          <table:table-cell office:value-type="float" office:value="13769.0"/>
          <table:table-cell office:value-type="float" office:value="0.0"/>
          <table:table-cell office:value-type="float" office:value="0.0"/>
          <table:table-cell office:value-type="float" office:value="0.354755"/>
          <table:table-cell office:value-type="float" office:value="0.313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80.0"/>
          <table:table-cell office:value-type="float" office:value="663.0"/>
          <table:table-cell office:value-type="float" office:value="663.0"/>
          <table:table-cell office:value-type="float" office:value="20151.0"/>
          <table:table-cell office:value-type="float" office:value="13769.0"/>
          <table:table-cell office:value-type="float" office:value="0.0"/>
          <table:table-cell office:value-type="float" office:value="0.0"/>
          <table:table-cell office:value-type="float" office:value="0.278035"/>
          <table:table-cell office:value-type="float" office:value="0.233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16.0"/>
          <table:table-cell office:value-type="float" office:value="1006.0"/>
          <table:table-cell office:value-type="float" office:value="20151.0"/>
          <table:table-cell office:value-type="float" office:value="13769.0"/>
          <table:table-cell office:value-type="float" office:value="0.0"/>
          <table:table-cell office:value-type="float" office:value="0.0"/>
          <table:table-cell table:formula="of:=MIN([.$B288];[.$O288];[.$AB288])" office:value-type="float"/>
          <table:table-cell table:formula="of:=MIN([.$C288];[.$P288];[.$AC288])" office:value-type="float"/>
          <table:table-cell table:formula="of:=MIN([.$D288];[.$Q288];[.$AD288])" office:value-type="float"/>
          <table:table-cell table:formula="of:=MIN([.$E288];[.$R288];[.$AE288])" office:value-type="float"/>
          <table:table-cell table:formula="of:=MIN([.$F288];[.$S288];[.$AF288])" office:value-type="float"/>
          <table:table-cell table:formula="of:=MIN([.$G288];[.$T288];[.$AG288])" office:value-type="float"/>
          <table:table-cell table:formula="of:=MIN([.$H288];[.$U288];[.$AH288])" office:value-type="float"/>
          <table:table-cell table:formula="of:=MIN([.$I288];[.$V288];[.$AI288])" office:value-type="float"/>
          <table:table-cell table:formula="of:=MIN([.$J288];[.$W288])" office:value-type="float"/>
          <table:table-cell table:formula="of:=MIN([.$K288];[.$X288];[.$AJ288])" office:value-type="float"/>
          <table:table-cell table:formula="of:=MIN([.$L288];[.$Y288];[.$AK288])" office:value-type="float"/>
          <table:table-cell table:formula="of:=MIN([.$M288];[.$Z288];[.$AL288])" office:value-type="float"/>
          <table:table-cell table:formula="of:=MIN([.$N288];[.$AA288];[.$AM288])" office:value-type="float"/>
          <table:table-cell table:formula="of:=MEDIAN([.$B288];[.$O288];[.$AB288])" office:value-type="float"/>
          <table:table-cell table:formula="of:=MEDIAN([.$C288];[.$P288];[.$AC288])" office:value-type="float"/>
          <table:table-cell table:formula="of:=MEDIAN([.$D288];[.$Q288];[.$AD288])" office:value-type="float"/>
          <table:table-cell table:formula="of:=MEDIAN([.$E288];[.$R288];[.$AE288])" office:value-type="float"/>
          <table:table-cell table:formula="of:=MEDIAN([.$F288];[.$S288];[.$AF288])" office:value-type="float"/>
          <table:table-cell table:formula="of:=MEDIAN([.$G288];[.$T288];[.$AG288])" office:value-type="float"/>
          <table:table-cell table:formula="of:=MEDIAN([.$H288];[.$U288];[.$AH288])" office:value-type="float"/>
          <table:table-cell table:formula="of:=MEDIAN([.$I288];[.$V288];[.$AI288])" office:value-type="float"/>
          <table:table-cell table:formula="of:=MEDIAN([.$J288];[.$W288])" office:value-type="float"/>
          <table:table-cell table:formula="of:=MEDIAN([.$K288];[.$X288];[.$AJ288])" office:value-type="float"/>
          <table:table-cell table:formula="of:=MEDIAN([.$L288];[.$Y288];[.$AK288])" office:value-type="float"/>
          <table:table-cell table:formula="of:=MEDIAN([.$M288];[.$Z288];[.$AL288])" office:value-type="float"/>
          <table:table-cell table:formula="of:=MEDIAN([.$N288];[.$AA288];[.$AM288])" office:value-type="float"/>
          <table:table-cell table:formula="of:=MAX([.$B288];[.$O288];[.$AB288])" office:value-type="float"/>
          <table:table-cell table:formula="of:=MAX([.$C288];[.$P288];[.$AC288])" office:value-type="float"/>
          <table:table-cell table:formula="of:=MAX([.$D288];[.$Q288];[.$AD288])" office:value-type="float"/>
          <table:table-cell table:formula="of:=MAX([.$E288];[.$R288];[.$AE288])" office:value-type="float"/>
          <table:table-cell table:formula="of:=MAX([.$F288];[.$S288];[.$AF288])" office:value-type="float"/>
          <table:table-cell table:formula="of:=MAX([.$G288];[.$T288];[.$AG288])" office:value-type="float"/>
          <table:table-cell table:formula="of:=MAX([.$H288];[.$U288];[.$AH288])" office:value-type="float"/>
          <table:table-cell table:formula="of:=MAX([.$I288];[.$V288];[.$AI288])" office:value-type="float"/>
          <table:table-cell table:formula="of:=MAX([.$J288];[.$W288])" office:value-type="float"/>
          <table:table-cell table:formula="of:=MAX([.$K288];[.$X288];[.$AJ288])" office:value-type="float"/>
          <table:table-cell table:formula="of:=MAX([.$L288];[.$Y288];[.$AK288])" office:value-type="float"/>
          <table:table-cell table:formula="of:=MAX([.$M288];[.$Z288];[.$AL288])" office:value-type="float"/>
          <table:table-cell table:formula="of:=MAX([.$N288];[.$AA288];[.$AM288])" office:value-type="float"/>
        </table:table-row>
        <table:table-row table:style-name="ro1">
          <table:table-cell office:value-type="string">
            <text:p>BLOCKS.BLOCKS-8-1.asp/15</text:p>
          </table:table-cell>
          <table:table-cell office:value-type="float" office:value="0.356811"/>
          <table:table-cell office:value-type="float" office:value="0.315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28.0"/>
          <table:table-cell office:value-type="float" office:value="1082.0"/>
          <table:table-cell office:value-type="float" office:value="1082.0"/>
          <table:table-cell office:value-type="float" office:value="21548.0"/>
          <table:table-cell office:value-type="float" office:value="14933.0"/>
          <table:table-cell office:value-type="float" office:value="0.0"/>
          <table:table-cell office:value-type="float" office:value="0.0"/>
          <table:table-cell office:value-type="float" office:value="0.397245"/>
          <table:table-cell office:value-type="float" office:value="0.354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28.0"/>
          <table:table-cell office:value-type="float" office:value="1082.0"/>
          <table:table-cell office:value-type="float" office:value="1082.0"/>
          <table:table-cell office:value-type="float" office:value="21548.0"/>
          <table:table-cell office:value-type="float" office:value="14933.0"/>
          <table:table-cell office:value-type="float" office:value="0.0"/>
          <table:table-cell office:value-type="float" office:value="0.0"/>
          <table:table-cell office:value-type="float" office:value="0.345693"/>
          <table:table-cell office:value-type="float" office:value="0.303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760.0"/>
          <table:table-cell office:value-type="float" office:value="1607.0"/>
          <table:table-cell office:value-type="float" office:value="21548.0"/>
          <table:table-cell office:value-type="float" office:value="14933.0"/>
          <table:table-cell office:value-type="float" office:value="0.0"/>
          <table:table-cell office:value-type="float" office:value="0.0"/>
          <table:table-cell table:formula="of:=MIN([.$B289];[.$O289];[.$AB289])" office:value-type="float"/>
          <table:table-cell table:formula="of:=MIN([.$C289];[.$P289];[.$AC289])" office:value-type="float"/>
          <table:table-cell table:formula="of:=MIN([.$D289];[.$Q289];[.$AD289])" office:value-type="float"/>
          <table:table-cell table:formula="of:=MIN([.$E289];[.$R289];[.$AE289])" office:value-type="float"/>
          <table:table-cell table:formula="of:=MIN([.$F289];[.$S289];[.$AF289])" office:value-type="float"/>
          <table:table-cell table:formula="of:=MIN([.$G289];[.$T289];[.$AG289])" office:value-type="float"/>
          <table:table-cell table:formula="of:=MIN([.$H289];[.$U289];[.$AH289])" office:value-type="float"/>
          <table:table-cell table:formula="of:=MIN([.$I289];[.$V289];[.$AI289])" office:value-type="float"/>
          <table:table-cell table:formula="of:=MIN([.$J289];[.$W289])" office:value-type="float"/>
          <table:table-cell table:formula="of:=MIN([.$K289];[.$X289];[.$AJ289])" office:value-type="float"/>
          <table:table-cell table:formula="of:=MIN([.$L289];[.$Y289];[.$AK289])" office:value-type="float"/>
          <table:table-cell table:formula="of:=MIN([.$M289];[.$Z289];[.$AL289])" office:value-type="float"/>
          <table:table-cell table:formula="of:=MIN([.$N289];[.$AA289];[.$AM289])" office:value-type="float"/>
          <table:table-cell table:formula="of:=MEDIAN([.$B289];[.$O289];[.$AB289])" office:value-type="float"/>
          <table:table-cell table:formula="of:=MEDIAN([.$C289];[.$P289];[.$AC289])" office:value-type="float"/>
          <table:table-cell table:formula="of:=MEDIAN([.$D289];[.$Q289];[.$AD289])" office:value-type="float"/>
          <table:table-cell table:formula="of:=MEDIAN([.$E289];[.$R289];[.$AE289])" office:value-type="float"/>
          <table:table-cell table:formula="of:=MEDIAN([.$F289];[.$S289];[.$AF289])" office:value-type="float"/>
          <table:table-cell table:formula="of:=MEDIAN([.$G289];[.$T289];[.$AG289])" office:value-type="float"/>
          <table:table-cell table:formula="of:=MEDIAN([.$H289];[.$U289];[.$AH289])" office:value-type="float"/>
          <table:table-cell table:formula="of:=MEDIAN([.$I289];[.$V289];[.$AI289])" office:value-type="float"/>
          <table:table-cell table:formula="of:=MEDIAN([.$J289];[.$W289])" office:value-type="float"/>
          <table:table-cell table:formula="of:=MEDIAN([.$K289];[.$X289];[.$AJ289])" office:value-type="float"/>
          <table:table-cell table:formula="of:=MEDIAN([.$L289];[.$Y289];[.$AK289])" office:value-type="float"/>
          <table:table-cell table:formula="of:=MEDIAN([.$M289];[.$Z289];[.$AL289])" office:value-type="float"/>
          <table:table-cell table:formula="of:=MEDIAN([.$N289];[.$AA289];[.$AM289])" office:value-type="float"/>
          <table:table-cell table:formula="of:=MAX([.$B289];[.$O289];[.$AB289])" office:value-type="float"/>
          <table:table-cell table:formula="of:=MAX([.$C289];[.$P289];[.$AC289])" office:value-type="float"/>
          <table:table-cell table:formula="of:=MAX([.$D289];[.$Q289];[.$AD289])" office:value-type="float"/>
          <table:table-cell table:formula="of:=MAX([.$E289];[.$R289];[.$AE289])" office:value-type="float"/>
          <table:table-cell table:formula="of:=MAX([.$F289];[.$S289];[.$AF289])" office:value-type="float"/>
          <table:table-cell table:formula="of:=MAX([.$G289];[.$T289];[.$AG289])" office:value-type="float"/>
          <table:table-cell table:formula="of:=MAX([.$H289];[.$U289];[.$AH289])" office:value-type="float"/>
          <table:table-cell table:formula="of:=MAX([.$I289];[.$V289];[.$AI289])" office:value-type="float"/>
          <table:table-cell table:formula="of:=MAX([.$J289];[.$W289])" office:value-type="float"/>
          <table:table-cell table:formula="of:=MAX([.$K289];[.$X289];[.$AJ289])" office:value-type="float"/>
          <table:table-cell table:formula="of:=MAX([.$L289];[.$Y289];[.$AK289])" office:value-type="float"/>
          <table:table-cell table:formula="of:=MAX([.$M289];[.$Z289];[.$AL289])" office:value-type="float"/>
          <table:table-cell table:formula="of:=MAX([.$N289];[.$AA289];[.$AM289])" office:value-type="float"/>
        </table:table-row>
        <table:table-row table:style-name="ro1">
          <table:table-cell office:value-type="string">
            <text:p>BLOCKS.BLOCKS-8-1.asp/16</text:p>
          </table:table-cell>
          <table:table-cell office:value-type="float" office:value="0.51794"/>
          <table:table-cell office:value-type="float" office:value="0.472"/>
          <table:table-cell office:value-type="float" office:value="0.21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602.0"/>
          <table:table-cell office:value-type="float" office:value="2580.0"/>
          <table:table-cell office:value-type="float" office:value="2580.0"/>
          <table:table-cell office:value-type="float" office:value="22945.0"/>
          <table:table-cell office:value-type="float" office:value="16097.0"/>
          <table:table-cell office:value-type="float" office:value="0.0"/>
          <table:table-cell office:value-type="float" office:value="0.0"/>
          <table:table-cell office:value-type="float" office:value="0.5298"/>
          <table:table-cell office:value-type="float" office:value="0.487"/>
          <table:table-cell office:value-type="float" office:value="0.19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602.0"/>
          <table:table-cell office:value-type="float" office:value="2580.0"/>
          <table:table-cell office:value-type="float" office:value="2580.0"/>
          <table:table-cell office:value-type="float" office:value="22945.0"/>
          <table:table-cell office:value-type="float" office:value="16097.0"/>
          <table:table-cell office:value-type="float" office:value="0.0"/>
          <table:table-cell office:value-type="float" office:value="0.0"/>
          <table:table-cell office:value-type="float" office:value="0.432471"/>
          <table:table-cell office:value-type="float" office:value="0.385"/>
          <table:table-cell office:value-type="float" office:value="0.16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522.0"/>
          <table:table-cell office:value-type="float" office:value="2681.0"/>
          <table:table-cell office:value-type="float" office:value="22945.0"/>
          <table:table-cell office:value-type="float" office:value="16097.0"/>
          <table:table-cell office:value-type="float" office:value="0.0"/>
          <table:table-cell office:value-type="float" office:value="0.0"/>
          <table:table-cell table:formula="of:=MIN([.$B290];[.$O290];[.$AB290])" office:value-type="float"/>
          <table:table-cell table:formula="of:=MIN([.$C290];[.$P290];[.$AC290])" office:value-type="float"/>
          <table:table-cell table:formula="of:=MIN([.$D290];[.$Q290];[.$AD290])" office:value-type="float"/>
          <table:table-cell table:formula="of:=MIN([.$E290];[.$R290];[.$AE290])" office:value-type="float"/>
          <table:table-cell table:formula="of:=MIN([.$F290];[.$S290];[.$AF290])" office:value-type="float"/>
          <table:table-cell table:formula="of:=MIN([.$G290];[.$T290];[.$AG290])" office:value-type="float"/>
          <table:table-cell table:formula="of:=MIN([.$H290];[.$U290];[.$AH290])" office:value-type="float"/>
          <table:table-cell table:formula="of:=MIN([.$I290];[.$V290];[.$AI290])" office:value-type="float"/>
          <table:table-cell table:formula="of:=MIN([.$J290];[.$W290])" office:value-type="float"/>
          <table:table-cell table:formula="of:=MIN([.$K290];[.$X290];[.$AJ290])" office:value-type="float"/>
          <table:table-cell table:formula="of:=MIN([.$L290];[.$Y290];[.$AK290])" office:value-type="float"/>
          <table:table-cell table:formula="of:=MIN([.$M290];[.$Z290];[.$AL290])" office:value-type="float"/>
          <table:table-cell table:formula="of:=MIN([.$N290];[.$AA290];[.$AM290])" office:value-type="float"/>
          <table:table-cell table:formula="of:=MEDIAN([.$B290];[.$O290];[.$AB290])" office:value-type="float"/>
          <table:table-cell table:formula="of:=MEDIAN([.$C290];[.$P290];[.$AC290])" office:value-type="float"/>
          <table:table-cell table:formula="of:=MEDIAN([.$D290];[.$Q290];[.$AD290])" office:value-type="float"/>
          <table:table-cell table:formula="of:=MEDIAN([.$E290];[.$R290];[.$AE290])" office:value-type="float"/>
          <table:table-cell table:formula="of:=MEDIAN([.$F290];[.$S290];[.$AF290])" office:value-type="float"/>
          <table:table-cell table:formula="of:=MEDIAN([.$G290];[.$T290];[.$AG290])" office:value-type="float"/>
          <table:table-cell table:formula="of:=MEDIAN([.$H290];[.$U290];[.$AH290])" office:value-type="float"/>
          <table:table-cell table:formula="of:=MEDIAN([.$I290];[.$V290];[.$AI290])" office:value-type="float"/>
          <table:table-cell table:formula="of:=MEDIAN([.$J290];[.$W290])" office:value-type="float"/>
          <table:table-cell table:formula="of:=MEDIAN([.$K290];[.$X290];[.$AJ290])" office:value-type="float"/>
          <table:table-cell table:formula="of:=MEDIAN([.$L290];[.$Y290];[.$AK290])" office:value-type="float"/>
          <table:table-cell table:formula="of:=MEDIAN([.$M290];[.$Z290];[.$AL290])" office:value-type="float"/>
          <table:table-cell table:formula="of:=MEDIAN([.$N290];[.$AA290];[.$AM290])" office:value-type="float"/>
          <table:table-cell table:formula="of:=MAX([.$B290];[.$O290];[.$AB290])" office:value-type="float"/>
          <table:table-cell table:formula="of:=MAX([.$C290];[.$P290];[.$AC290])" office:value-type="float"/>
          <table:table-cell table:formula="of:=MAX([.$D290];[.$Q290];[.$AD290])" office:value-type="float"/>
          <table:table-cell table:formula="of:=MAX([.$E290];[.$R290];[.$AE290])" office:value-type="float"/>
          <table:table-cell table:formula="of:=MAX([.$F290];[.$S290];[.$AF290])" office:value-type="float"/>
          <table:table-cell table:formula="of:=MAX([.$G290];[.$T290];[.$AG290])" office:value-type="float"/>
          <table:table-cell table:formula="of:=MAX([.$H290];[.$U290];[.$AH290])" office:value-type="float"/>
          <table:table-cell table:formula="of:=MAX([.$I290];[.$V290];[.$AI290])" office:value-type="float"/>
          <table:table-cell table:formula="of:=MAX([.$J290];[.$W290])" office:value-type="float"/>
          <table:table-cell table:formula="of:=MAX([.$K290];[.$X290];[.$AJ290])" office:value-type="float"/>
          <table:table-cell table:formula="of:=MAX([.$L290];[.$Y290];[.$AK290])" office:value-type="float"/>
          <table:table-cell table:formula="of:=MAX([.$M290];[.$Z290];[.$AL290])" office:value-type="float"/>
          <table:table-cell table:formula="of:=MAX([.$N290];[.$AA290];[.$AM290])" office:value-type="float"/>
        </table:table-row>
        <table:table-row table:style-name="ro1">
          <table:table-cell office:value-type="string">
            <text:p>BLOCKS.BLOCKS-8-1.asp/17</text:p>
          </table:table-cell>
          <table:table-cell office:value-type="float" office:value="0.515172"/>
          <table:table-cell office:value-type="float" office:value="0.471"/>
          <table:table-cell office:value-type="float" office:value="0.19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580.0"/>
          <table:table-cell office:value-type="float" office:value="2971.0"/>
          <table:table-cell office:value-type="float" office:value="2971.0"/>
          <table:table-cell office:value-type="float" office:value="24342.0"/>
          <table:table-cell office:value-type="float" office:value="17261.0"/>
          <table:table-cell office:value-type="float" office:value="0.0"/>
          <table:table-cell office:value-type="float" office:value="0.0"/>
          <table:table-cell office:value-type="float" office:value="0.567819"/>
          <table:table-cell office:value-type="float" office:value="0.521"/>
          <table:table-cell office:value-type="float" office:value="0.19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580.0"/>
          <table:table-cell office:value-type="float" office:value="2971.0"/>
          <table:table-cell office:value-type="float" office:value="2971.0"/>
          <table:table-cell office:value-type="float" office:value="24342.0"/>
          <table:table-cell office:value-type="float" office:value="17261.0"/>
          <table:table-cell office:value-type="float" office:value="0.0"/>
          <table:table-cell office:value-type="float" office:value="0.0"/>
          <table:table-cell office:value-type="float" office:value="0.557833"/>
          <table:table-cell office:value-type="float" office:value="0.512"/>
          <table:table-cell office:value-type="float" office:value="0.27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326.0"/>
          <table:table-cell office:value-type="float" office:value="3890.0"/>
          <table:table-cell office:value-type="float" office:value="24342.0"/>
          <table:table-cell office:value-type="float" office:value="17261.0"/>
          <table:table-cell office:value-type="float" office:value="0.0"/>
          <table:table-cell office:value-type="float" office:value="0.0"/>
          <table:table-cell table:formula="of:=MIN([.$B291];[.$O291];[.$AB291])" office:value-type="float"/>
          <table:table-cell table:formula="of:=MIN([.$C291];[.$P291];[.$AC291])" office:value-type="float"/>
          <table:table-cell table:formula="of:=MIN([.$D291];[.$Q291];[.$AD291])" office:value-type="float"/>
          <table:table-cell table:formula="of:=MIN([.$E291];[.$R291];[.$AE291])" office:value-type="float"/>
          <table:table-cell table:formula="of:=MIN([.$F291];[.$S291];[.$AF291])" office:value-type="float"/>
          <table:table-cell table:formula="of:=MIN([.$G291];[.$T291];[.$AG291])" office:value-type="float"/>
          <table:table-cell table:formula="of:=MIN([.$H291];[.$U291];[.$AH291])" office:value-type="float"/>
          <table:table-cell table:formula="of:=MIN([.$I291];[.$V291];[.$AI291])" office:value-type="float"/>
          <table:table-cell table:formula="of:=MIN([.$J291];[.$W291])" office:value-type="float"/>
          <table:table-cell table:formula="of:=MIN([.$K291];[.$X291];[.$AJ291])" office:value-type="float"/>
          <table:table-cell table:formula="of:=MIN([.$L291];[.$Y291];[.$AK291])" office:value-type="float"/>
          <table:table-cell table:formula="of:=MIN([.$M291];[.$Z291];[.$AL291])" office:value-type="float"/>
          <table:table-cell table:formula="of:=MIN([.$N291];[.$AA291];[.$AM291])" office:value-type="float"/>
          <table:table-cell table:formula="of:=MEDIAN([.$B291];[.$O291];[.$AB291])" office:value-type="float"/>
          <table:table-cell table:formula="of:=MEDIAN([.$C291];[.$P291];[.$AC291])" office:value-type="float"/>
          <table:table-cell table:formula="of:=MEDIAN([.$D291];[.$Q291];[.$AD291])" office:value-type="float"/>
          <table:table-cell table:formula="of:=MEDIAN([.$E291];[.$R291];[.$AE291])" office:value-type="float"/>
          <table:table-cell table:formula="of:=MEDIAN([.$F291];[.$S291];[.$AF291])" office:value-type="float"/>
          <table:table-cell table:formula="of:=MEDIAN([.$G291];[.$T291];[.$AG291])" office:value-type="float"/>
          <table:table-cell table:formula="of:=MEDIAN([.$H291];[.$U291];[.$AH291])" office:value-type="float"/>
          <table:table-cell table:formula="of:=MEDIAN([.$I291];[.$V291];[.$AI291])" office:value-type="float"/>
          <table:table-cell table:formula="of:=MEDIAN([.$J291];[.$W291])" office:value-type="float"/>
          <table:table-cell table:formula="of:=MEDIAN([.$K291];[.$X291];[.$AJ291])" office:value-type="float"/>
          <table:table-cell table:formula="of:=MEDIAN([.$L291];[.$Y291];[.$AK291])" office:value-type="float"/>
          <table:table-cell table:formula="of:=MEDIAN([.$M291];[.$Z291];[.$AL291])" office:value-type="float"/>
          <table:table-cell table:formula="of:=MEDIAN([.$N291];[.$AA291];[.$AM291])" office:value-type="float"/>
          <table:table-cell table:formula="of:=MAX([.$B291];[.$O291];[.$AB291])" office:value-type="float"/>
          <table:table-cell table:formula="of:=MAX([.$C291];[.$P291];[.$AC291])" office:value-type="float"/>
          <table:table-cell table:formula="of:=MAX([.$D291];[.$Q291];[.$AD291])" office:value-type="float"/>
          <table:table-cell table:formula="of:=MAX([.$E291];[.$R291];[.$AE291])" office:value-type="float"/>
          <table:table-cell table:formula="of:=MAX([.$F291];[.$S291];[.$AF291])" office:value-type="float"/>
          <table:table-cell table:formula="of:=MAX([.$G291];[.$T291];[.$AG291])" office:value-type="float"/>
          <table:table-cell table:formula="of:=MAX([.$H291];[.$U291];[.$AH291])" office:value-type="float"/>
          <table:table-cell table:formula="of:=MAX([.$I291];[.$V291];[.$AI291])" office:value-type="float"/>
          <table:table-cell table:formula="of:=MAX([.$J291];[.$W291])" office:value-type="float"/>
          <table:table-cell table:formula="of:=MAX([.$K291];[.$X291];[.$AJ291])" office:value-type="float"/>
          <table:table-cell table:formula="of:=MAX([.$L291];[.$Y291];[.$AK291])" office:value-type="float"/>
          <table:table-cell table:formula="of:=MAX([.$M291];[.$Z291];[.$AL291])" office:value-type="float"/>
          <table:table-cell table:formula="of:=MAX([.$N291];[.$AA291];[.$AM291])" office:value-type="float"/>
        </table:table-row>
        <table:table-row table:style-name="ro1">
          <table:table-cell office:value-type="string">
            <text:p>BLOCKS.BLOCKS-8-1.asp/18</text:p>
          </table:table-cell>
          <table:table-cell office:value-type="float" office:value="2.40676"/>
          <table:table-cell office:value-type="float" office:value="2.35"/>
          <table:table-cell office:value-type="float" office:value="2.04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2068.0"/>
          <table:table-cell office:value-type="float" office:value="19638.0"/>
          <table:table-cell office:value-type="float" office:value="19638.0"/>
          <table:table-cell office:value-type="float" office:value="25739.0"/>
          <table:table-cell office:value-type="float" office:value="18425.0"/>
          <table:table-cell office:value-type="float" office:value="0.0"/>
          <table:table-cell office:value-type="float" office:value="0.0"/>
          <table:table-cell office:value-type="float" office:value="2.44152"/>
          <table:table-cell office:value-type="float" office:value="2.392"/>
          <table:table-cell office:value-type="float" office:value="2.08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2068.0"/>
          <table:table-cell office:value-type="float" office:value="19638.0"/>
          <table:table-cell office:value-type="float" office:value="19638.0"/>
          <table:table-cell office:value-type="float" office:value="25739.0"/>
          <table:table-cell office:value-type="float" office:value="18425.0"/>
          <table:table-cell office:value-type="float" office:value="0.0"/>
          <table:table-cell office:value-type="float" office:value="0.0"/>
          <table:table-cell office:value-type="float" office:value="0.758084"/>
          <table:table-cell office:value-type="float" office:value="0.71"/>
          <table:table-cell office:value-type="float" office:value="0.46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947.0"/>
          <table:table-cell office:value-type="float" office:value="5923.0"/>
          <table:table-cell office:value-type="float" office:value="25739.0"/>
          <table:table-cell office:value-type="float" office:value="18425.0"/>
          <table:table-cell office:value-type="float" office:value="0.0"/>
          <table:table-cell office:value-type="float" office:value="0.0"/>
          <table:table-cell table:formula="of:=MIN([.$B292];[.$O292];[.$AB292])" office:value-type="float"/>
          <table:table-cell table:formula="of:=MIN([.$C292];[.$P292];[.$AC292])" office:value-type="float"/>
          <table:table-cell table:formula="of:=MIN([.$D292];[.$Q292];[.$AD292])" office:value-type="float"/>
          <table:table-cell table:formula="of:=MIN([.$E292];[.$R292];[.$AE292])" office:value-type="float"/>
          <table:table-cell table:formula="of:=MIN([.$F292];[.$S292];[.$AF292])" office:value-type="float"/>
          <table:table-cell table:formula="of:=MIN([.$G292];[.$T292];[.$AG292])" office:value-type="float"/>
          <table:table-cell table:formula="of:=MIN([.$H292];[.$U292];[.$AH292])" office:value-type="float"/>
          <table:table-cell table:formula="of:=MIN([.$I292];[.$V292];[.$AI292])" office:value-type="float"/>
          <table:table-cell table:formula="of:=MIN([.$J292];[.$W292])" office:value-type="float"/>
          <table:table-cell table:formula="of:=MIN([.$K292];[.$X292];[.$AJ292])" office:value-type="float"/>
          <table:table-cell table:formula="of:=MIN([.$L292];[.$Y292];[.$AK292])" office:value-type="float"/>
          <table:table-cell table:formula="of:=MIN([.$M292];[.$Z292];[.$AL292])" office:value-type="float"/>
          <table:table-cell table:formula="of:=MIN([.$N292];[.$AA292];[.$AM292])" office:value-type="float"/>
          <table:table-cell table:formula="of:=MEDIAN([.$B292];[.$O292];[.$AB292])" office:value-type="float"/>
          <table:table-cell table:formula="of:=MEDIAN([.$C292];[.$P292];[.$AC292])" office:value-type="float"/>
          <table:table-cell table:formula="of:=MEDIAN([.$D292];[.$Q292];[.$AD292])" office:value-type="float"/>
          <table:table-cell table:formula="of:=MEDIAN([.$E292];[.$R292];[.$AE292])" office:value-type="float"/>
          <table:table-cell table:formula="of:=MEDIAN([.$F292];[.$S292];[.$AF292])" office:value-type="float"/>
          <table:table-cell table:formula="of:=MEDIAN([.$G292];[.$T292];[.$AG292])" office:value-type="float"/>
          <table:table-cell table:formula="of:=MEDIAN([.$H292];[.$U292];[.$AH292])" office:value-type="float"/>
          <table:table-cell table:formula="of:=MEDIAN([.$I292];[.$V292];[.$AI292])" office:value-type="float"/>
          <table:table-cell table:formula="of:=MEDIAN([.$J292];[.$W292])" office:value-type="float"/>
          <table:table-cell table:formula="of:=MEDIAN([.$K292];[.$X292];[.$AJ292])" office:value-type="float"/>
          <table:table-cell table:formula="of:=MEDIAN([.$L292];[.$Y292];[.$AK292])" office:value-type="float"/>
          <table:table-cell table:formula="of:=MEDIAN([.$M292];[.$Z292];[.$AL292])" office:value-type="float"/>
          <table:table-cell table:formula="of:=MEDIAN([.$N292];[.$AA292];[.$AM292])" office:value-type="float"/>
          <table:table-cell table:formula="of:=MAX([.$B292];[.$O292];[.$AB292])" office:value-type="float"/>
          <table:table-cell table:formula="of:=MAX([.$C292];[.$P292];[.$AC292])" office:value-type="float"/>
          <table:table-cell table:formula="of:=MAX([.$D292];[.$Q292];[.$AD292])" office:value-type="float"/>
          <table:table-cell table:formula="of:=MAX([.$E292];[.$R292];[.$AE292])" office:value-type="float"/>
          <table:table-cell table:formula="of:=MAX([.$F292];[.$S292];[.$AF292])" office:value-type="float"/>
          <table:table-cell table:formula="of:=MAX([.$G292];[.$T292];[.$AG292])" office:value-type="float"/>
          <table:table-cell table:formula="of:=MAX([.$H292];[.$U292];[.$AH292])" office:value-type="float"/>
          <table:table-cell table:formula="of:=MAX([.$I292];[.$V292];[.$AI292])" office:value-type="float"/>
          <table:table-cell table:formula="of:=MAX([.$J292];[.$W292])" office:value-type="float"/>
          <table:table-cell table:formula="of:=MAX([.$K292];[.$X292];[.$AJ292])" office:value-type="float"/>
          <table:table-cell table:formula="of:=MAX([.$L292];[.$Y292];[.$AK292])" office:value-type="float"/>
          <table:table-cell table:formula="of:=MAX([.$M292];[.$Z292];[.$AL292])" office:value-type="float"/>
          <table:table-cell table:formula="of:=MAX([.$N292];[.$AA292];[.$AM292])" office:value-type="float"/>
        </table:table-row>
        <table:table-row table:style-name="ro1">
          <table:table-cell office:value-type="string">
            <text:p>BLOCKS.BLOCKS-8-1.asp/19</text:p>
          </table:table-cell>
          <table:table-cell office:value-type="float" office:value="2.78594"/>
          <table:table-cell office:value-type="float" office:value="2.738"/>
          <table:table-cell office:value-type="float" office:value="2.4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2109.0"/>
          <table:table-cell office:value-type="float" office:value="20739.0"/>
          <table:table-cell office:value-type="float" office:value="20739.0"/>
          <table:table-cell office:value-type="float" office:value="27136.0"/>
          <table:table-cell office:value-type="float" office:value="19589.0"/>
          <table:table-cell office:value-type="float" office:value="0.0"/>
          <table:table-cell office:value-type="float" office:value="0.0"/>
          <table:table-cell office:value-type="float" office:value="2.81852"/>
          <table:table-cell office:value-type="float" office:value="2.771"/>
          <table:table-cell office:value-type="float" office:value="2.43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2109.0"/>
          <table:table-cell office:value-type="float" office:value="20739.0"/>
          <table:table-cell office:value-type="float" office:value="20739.0"/>
          <table:table-cell office:value-type="float" office:value="27136.0"/>
          <table:table-cell office:value-type="float" office:value="19589.0"/>
          <table:table-cell office:value-type="float" office:value="0.0"/>
          <table:table-cell office:value-type="float" office:value="0.0"/>
          <table:table-cell office:value-type="float" office:value="1.21845"/>
          <table:table-cell office:value-type="float" office:value="1.172"/>
          <table:table-cell office:value-type="float" office:value="0.91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6836.0"/>
          <table:table-cell office:value-type="float" office:value="9608.0"/>
          <table:table-cell office:value-type="float" office:value="27136.0"/>
          <table:table-cell office:value-type="float" office:value="19589.0"/>
          <table:table-cell office:value-type="float" office:value="0.0"/>
          <table:table-cell office:value-type="float" office:value="0.0"/>
          <table:table-cell table:formula="of:=MIN([.$B293];[.$O293];[.$AB293])" office:value-type="float"/>
          <table:table-cell table:formula="of:=MIN([.$C293];[.$P293];[.$AC293])" office:value-type="float"/>
          <table:table-cell table:formula="of:=MIN([.$D293];[.$Q293];[.$AD293])" office:value-type="float"/>
          <table:table-cell table:formula="of:=MIN([.$E293];[.$R293];[.$AE293])" office:value-type="float"/>
          <table:table-cell table:formula="of:=MIN([.$F293];[.$S293];[.$AF293])" office:value-type="float"/>
          <table:table-cell table:formula="of:=MIN([.$G293];[.$T293];[.$AG293])" office:value-type="float"/>
          <table:table-cell table:formula="of:=MIN([.$H293];[.$U293];[.$AH293])" office:value-type="float"/>
          <table:table-cell table:formula="of:=MIN([.$I293];[.$V293];[.$AI293])" office:value-type="float"/>
          <table:table-cell table:formula="of:=MIN([.$J293];[.$W293])" office:value-type="float"/>
          <table:table-cell table:formula="of:=MIN([.$K293];[.$X293];[.$AJ293])" office:value-type="float"/>
          <table:table-cell table:formula="of:=MIN([.$L293];[.$Y293];[.$AK293])" office:value-type="float"/>
          <table:table-cell table:formula="of:=MIN([.$M293];[.$Z293];[.$AL293])" office:value-type="float"/>
          <table:table-cell table:formula="of:=MIN([.$N293];[.$AA293];[.$AM293])" office:value-type="float"/>
          <table:table-cell table:formula="of:=MEDIAN([.$B293];[.$O293];[.$AB293])" office:value-type="float"/>
          <table:table-cell table:formula="of:=MEDIAN([.$C293];[.$P293];[.$AC293])" office:value-type="float"/>
          <table:table-cell table:formula="of:=MEDIAN([.$D293];[.$Q293];[.$AD293])" office:value-type="float"/>
          <table:table-cell table:formula="of:=MEDIAN([.$E293];[.$R293];[.$AE293])" office:value-type="float"/>
          <table:table-cell table:formula="of:=MEDIAN([.$F293];[.$S293];[.$AF293])" office:value-type="float"/>
          <table:table-cell table:formula="of:=MEDIAN([.$G293];[.$T293];[.$AG293])" office:value-type="float"/>
          <table:table-cell table:formula="of:=MEDIAN([.$H293];[.$U293];[.$AH293])" office:value-type="float"/>
          <table:table-cell table:formula="of:=MEDIAN([.$I293];[.$V293];[.$AI293])" office:value-type="float"/>
          <table:table-cell table:formula="of:=MEDIAN([.$J293];[.$W293])" office:value-type="float"/>
          <table:table-cell table:formula="of:=MEDIAN([.$K293];[.$X293];[.$AJ293])" office:value-type="float"/>
          <table:table-cell table:formula="of:=MEDIAN([.$L293];[.$Y293];[.$AK293])" office:value-type="float"/>
          <table:table-cell table:formula="of:=MEDIAN([.$M293];[.$Z293];[.$AL293])" office:value-type="float"/>
          <table:table-cell table:formula="of:=MEDIAN([.$N293];[.$AA293];[.$AM293])" office:value-type="float"/>
          <table:table-cell table:formula="of:=MAX([.$B293];[.$O293];[.$AB293])" office:value-type="float"/>
          <table:table-cell table:formula="of:=MAX([.$C293];[.$P293];[.$AC293])" office:value-type="float"/>
          <table:table-cell table:formula="of:=MAX([.$D293];[.$Q293];[.$AD293])" office:value-type="float"/>
          <table:table-cell table:formula="of:=MAX([.$E293];[.$R293];[.$AE293])" office:value-type="float"/>
          <table:table-cell table:formula="of:=MAX([.$F293];[.$S293];[.$AF293])" office:value-type="float"/>
          <table:table-cell table:formula="of:=MAX([.$G293];[.$T293];[.$AG293])" office:value-type="float"/>
          <table:table-cell table:formula="of:=MAX([.$H293];[.$U293];[.$AH293])" office:value-type="float"/>
          <table:table-cell table:formula="of:=MAX([.$I293];[.$V293];[.$AI293])" office:value-type="float"/>
          <table:table-cell table:formula="of:=MAX([.$J293];[.$W293])" office:value-type="float"/>
          <table:table-cell table:formula="of:=MAX([.$K293];[.$X293];[.$AJ293])" office:value-type="float"/>
          <table:table-cell table:formula="of:=MAX([.$L293];[.$Y293];[.$AK293])" office:value-type="float"/>
          <table:table-cell table:formula="of:=MAX([.$M293];[.$Z293];[.$AL293])" office:value-type="float"/>
          <table:table-cell table:formula="of:=MAX([.$N293];[.$AA293];[.$AM293])" office:value-type="float"/>
        </table:table-row>
        <table:table-row table:style-name="ro1">
          <table:table-cell office:value-type="string">
            <text:p>BLOCKS.BLOCKS-8-1.asp/2</text:p>
          </table:table-cell>
          <table:table-cell office:value-type="float" office:value="0.082541"/>
          <table:table-cell office:value-type="float" office:value="0.0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87.0"/>
          <table:table-cell office:value-type="float" office:value="33.0"/>
          <table:table-cell office:value-type="float" office:value="0.0"/>
          <table:table-cell office:value-type="float" office:value="0.0"/>
          <table:table-cell office:value-type="float" office:value="0.07986"/>
          <table:table-cell office:value-type="float" office:value="0.0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87.0"/>
          <table:table-cell office:value-type="float" office:value="33.0"/>
          <table:table-cell office:value-type="float" office:value="0.0"/>
          <table:table-cell office:value-type="float" office:value="0.0"/>
          <table:table-cell office:value-type="float" office:value="0.079512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387.0"/>
          <table:table-cell office:value-type="float" office:value="33.0"/>
          <table:table-cell office:value-type="float" office:value="0.0"/>
          <table:table-cell office:value-type="float" office:value="0.0"/>
          <table:table-cell table:formula="of:=MIN([.$B294];[.$O294];[.$AB294])" office:value-type="float"/>
          <table:table-cell table:formula="of:=MIN([.$C294];[.$P294];[.$AC294])" office:value-type="float"/>
          <table:table-cell table:formula="of:=MIN([.$D294];[.$Q294];[.$AD294])" office:value-type="float"/>
          <table:table-cell table:formula="of:=MIN([.$E294];[.$R294];[.$AE294])" office:value-type="float"/>
          <table:table-cell table:formula="of:=MIN([.$F294];[.$S294];[.$AF294])" office:value-type="float"/>
          <table:table-cell table:formula="of:=MIN([.$G294];[.$T294];[.$AG294])" office:value-type="float"/>
          <table:table-cell table:formula="of:=MIN([.$H294];[.$U294];[.$AH294])" office:value-type="float"/>
          <table:table-cell table:formula="of:=MIN([.$I294];[.$V294];[.$AI294])" office:value-type="float"/>
          <table:table-cell table:formula="of:=MIN([.$J294];[.$W294])" office:value-type="float"/>
          <table:table-cell table:formula="of:=MIN([.$K294];[.$X294];[.$AJ294])" office:value-type="float"/>
          <table:table-cell table:formula="of:=MIN([.$L294];[.$Y294];[.$AK294])" office:value-type="float"/>
          <table:table-cell table:formula="of:=MIN([.$M294];[.$Z294];[.$AL294])" office:value-type="float"/>
          <table:table-cell table:formula="of:=MIN([.$N294];[.$AA294];[.$AM294])" office:value-type="float"/>
          <table:table-cell table:formula="of:=MEDIAN([.$B294];[.$O294];[.$AB294])" office:value-type="float"/>
          <table:table-cell table:formula="of:=MEDIAN([.$C294];[.$P294];[.$AC294])" office:value-type="float"/>
          <table:table-cell table:formula="of:=MEDIAN([.$D294];[.$Q294];[.$AD294])" office:value-type="float"/>
          <table:table-cell table:formula="of:=MEDIAN([.$E294];[.$R294];[.$AE294])" office:value-type="float"/>
          <table:table-cell table:formula="of:=MEDIAN([.$F294];[.$S294];[.$AF294])" office:value-type="float"/>
          <table:table-cell table:formula="of:=MEDIAN([.$G294];[.$T294];[.$AG294])" office:value-type="float"/>
          <table:table-cell table:formula="of:=MEDIAN([.$H294];[.$U294];[.$AH294])" office:value-type="float"/>
          <table:table-cell table:formula="of:=MEDIAN([.$I294];[.$V294];[.$AI294])" office:value-type="float"/>
          <table:table-cell table:formula="of:=MEDIAN([.$J294];[.$W294])" office:value-type="float"/>
          <table:table-cell table:formula="of:=MEDIAN([.$K294];[.$X294];[.$AJ294])" office:value-type="float"/>
          <table:table-cell table:formula="of:=MEDIAN([.$L294];[.$Y294];[.$AK294])" office:value-type="float"/>
          <table:table-cell table:formula="of:=MEDIAN([.$M294];[.$Z294];[.$AL294])" office:value-type="float"/>
          <table:table-cell table:formula="of:=MEDIAN([.$N294];[.$AA294];[.$AM294])" office:value-type="float"/>
          <table:table-cell table:formula="of:=MAX([.$B294];[.$O294];[.$AB294])" office:value-type="float"/>
          <table:table-cell table:formula="of:=MAX([.$C294];[.$P294];[.$AC294])" office:value-type="float"/>
          <table:table-cell table:formula="of:=MAX([.$D294];[.$Q294];[.$AD294])" office:value-type="float"/>
          <table:table-cell table:formula="of:=MAX([.$E294];[.$R294];[.$AE294])" office:value-type="float"/>
          <table:table-cell table:formula="of:=MAX([.$F294];[.$S294];[.$AF294])" office:value-type="float"/>
          <table:table-cell table:formula="of:=MAX([.$G294];[.$T294];[.$AG294])" office:value-type="float"/>
          <table:table-cell table:formula="of:=MAX([.$H294];[.$U294];[.$AH294])" office:value-type="float"/>
          <table:table-cell table:formula="of:=MAX([.$I294];[.$V294];[.$AI294])" office:value-type="float"/>
          <table:table-cell table:formula="of:=MAX([.$J294];[.$W294])" office:value-type="float"/>
          <table:table-cell table:formula="of:=MAX([.$K294];[.$X294];[.$AJ294])" office:value-type="float"/>
          <table:table-cell table:formula="of:=MAX([.$L294];[.$Y294];[.$AK294])" office:value-type="float"/>
          <table:table-cell table:formula="of:=MAX([.$M294];[.$Z294];[.$AL294])" office:value-type="float"/>
          <table:table-cell table:formula="of:=MAX([.$N294];[.$AA294];[.$AM294])" office:value-type="float"/>
        </table:table-row>
        <table:table-row table:style-name="ro1">
          <table:table-cell office:value-type="string">
            <text:p>BLOCKS.BLOCKS-8-1.asp/20</text:p>
          </table:table-cell>
          <table:table-cell office:value-type="float" office:value="0.494291"/>
          <table:table-cell office:value-type="float" office:value="0.436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576.0"/>
          <table:table-cell office:value-type="float" office:value="1263.0"/>
          <table:table-cell office:value-type="float" office:value="1262.0"/>
          <table:table-cell office:value-type="float" office:value="28533.0"/>
          <table:table-cell office:value-type="float" office:value="20753.0"/>
          <table:table-cell office:value-type="float" office:value="0.0"/>
          <table:table-cell office:value-type="float" office:value="0.0"/>
          <table:table-cell office:value-type="float" office:value="0.49489"/>
          <table:table-cell office:value-type="float" office:value="0.44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576.0"/>
          <table:table-cell office:value-type="float" office:value="1263.0"/>
          <table:table-cell office:value-type="float" office:value="1262.0"/>
          <table:table-cell office:value-type="float" office:value="28533.0"/>
          <table:table-cell office:value-type="float" office:value="20753.0"/>
          <table:table-cell office:value-type="float" office:value="0.0"/>
          <table:table-cell office:value-type="float" office:value="0.0"/>
          <table:table-cell office:value-type="float" office:value="2.3417"/>
          <table:table-cell office:value-type="float" office:value="2.28"/>
          <table:table-cell office:value-type="float" office:value="2.0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2233.0"/>
          <table:table-cell office:value-type="float" office:value="16888.0"/>
          <table:table-cell office:value-type="float" office:value="28533.0"/>
          <table:table-cell office:value-type="float" office:value="20753.0"/>
          <table:table-cell office:value-type="float" office:value="0.0"/>
          <table:table-cell office:value-type="float" office:value="0.0"/>
          <table:table-cell table:formula="of:=MIN([.$B295];[.$O295];[.$AB295])" office:value-type="float"/>
          <table:table-cell table:formula="of:=MIN([.$C295];[.$P295];[.$AC295])" office:value-type="float"/>
          <table:table-cell table:formula="of:=MIN([.$D295];[.$Q295];[.$AD295])" office:value-type="float"/>
          <table:table-cell table:formula="of:=MIN([.$E295];[.$R295];[.$AE295])" office:value-type="float"/>
          <table:table-cell table:formula="of:=MIN([.$F295];[.$S295];[.$AF295])" office:value-type="float"/>
          <table:table-cell table:formula="of:=MIN([.$G295];[.$T295];[.$AG295])" office:value-type="float"/>
          <table:table-cell table:formula="of:=MIN([.$H295];[.$U295];[.$AH295])" office:value-type="float"/>
          <table:table-cell table:formula="of:=MIN([.$I295];[.$V295];[.$AI295])" office:value-type="float"/>
          <table:table-cell table:formula="of:=MIN([.$J295];[.$W295])" office:value-type="float"/>
          <table:table-cell table:formula="of:=MIN([.$K295];[.$X295];[.$AJ295])" office:value-type="float"/>
          <table:table-cell table:formula="of:=MIN([.$L295];[.$Y295];[.$AK295])" office:value-type="float"/>
          <table:table-cell table:formula="of:=MIN([.$M295];[.$Z295];[.$AL295])" office:value-type="float"/>
          <table:table-cell table:formula="of:=MIN([.$N295];[.$AA295];[.$AM295])" office:value-type="float"/>
          <table:table-cell table:formula="of:=MEDIAN([.$B295];[.$O295];[.$AB295])" office:value-type="float"/>
          <table:table-cell table:formula="of:=MEDIAN([.$C295];[.$P295];[.$AC295])" office:value-type="float"/>
          <table:table-cell table:formula="of:=MEDIAN([.$D295];[.$Q295];[.$AD295])" office:value-type="float"/>
          <table:table-cell table:formula="of:=MEDIAN([.$E295];[.$R295];[.$AE295])" office:value-type="float"/>
          <table:table-cell table:formula="of:=MEDIAN([.$F295];[.$S295];[.$AF295])" office:value-type="float"/>
          <table:table-cell table:formula="of:=MEDIAN([.$G295];[.$T295];[.$AG295])" office:value-type="float"/>
          <table:table-cell table:formula="of:=MEDIAN([.$H295];[.$U295];[.$AH295])" office:value-type="float"/>
          <table:table-cell table:formula="of:=MEDIAN([.$I295];[.$V295];[.$AI295])" office:value-type="float"/>
          <table:table-cell table:formula="of:=MEDIAN([.$J295];[.$W295])" office:value-type="float"/>
          <table:table-cell table:formula="of:=MEDIAN([.$K295];[.$X295];[.$AJ295])" office:value-type="float"/>
          <table:table-cell table:formula="of:=MEDIAN([.$L295];[.$Y295];[.$AK295])" office:value-type="float"/>
          <table:table-cell table:formula="of:=MEDIAN([.$M295];[.$Z295];[.$AL295])" office:value-type="float"/>
          <table:table-cell table:formula="of:=MEDIAN([.$N295];[.$AA295];[.$AM295])" office:value-type="float"/>
          <table:table-cell table:formula="of:=MAX([.$B295];[.$O295];[.$AB295])" office:value-type="float"/>
          <table:table-cell table:formula="of:=MAX([.$C295];[.$P295];[.$AC295])" office:value-type="float"/>
          <table:table-cell table:formula="of:=MAX([.$D295];[.$Q295];[.$AD295])" office:value-type="float"/>
          <table:table-cell table:formula="of:=MAX([.$E295];[.$R295];[.$AE295])" office:value-type="float"/>
          <table:table-cell table:formula="of:=MAX([.$F295];[.$S295];[.$AF295])" office:value-type="float"/>
          <table:table-cell table:formula="of:=MAX([.$G295];[.$T295];[.$AG295])" office:value-type="float"/>
          <table:table-cell table:formula="of:=MAX([.$H295];[.$U295];[.$AH295])" office:value-type="float"/>
          <table:table-cell table:formula="of:=MAX([.$I295];[.$V295];[.$AI295])" office:value-type="float"/>
          <table:table-cell table:formula="of:=MAX([.$J295];[.$W295])" office:value-type="float"/>
          <table:table-cell table:formula="of:=MAX([.$K295];[.$X295];[.$AJ295])" office:value-type="float"/>
          <table:table-cell table:formula="of:=MAX([.$L295];[.$Y295];[.$AK295])" office:value-type="float"/>
          <table:table-cell table:formula="of:=MAX([.$M295];[.$Z295];[.$AL295])" office:value-type="float"/>
          <table:table-cell table:formula="of:=MAX([.$N295];[.$AA295];[.$AM295])" office:value-type="float"/>
        </table:table-row>
        <table:table-row table:style-name="ro1">
          <table:table-cell office:value-type="string">
            <text:p>BLOCKS.BLOCKS-8-1.asp/21</text:p>
          </table:table-cell>
          <table:table-cell office:value-type="float" office:value="31.5961"/>
          <table:table-cell office:value-type="float" office:value="31.535"/>
          <table:table-cell office:value-type="float" office:value="31.19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100021.0"/>
          <table:table-cell office:value-type="float" office:value="144372.0"/>
          <table:table-cell office:value-type="float" office:value="144372.0"/>
          <table:table-cell office:value-type="float" office:value="29930.0"/>
          <table:table-cell office:value-type="float" office:value="21917.0"/>
          <table:table-cell office:value-type="float" office:value="0.0"/>
          <table:table-cell office:value-type="float" office:value="0.0"/>
          <table:table-cell office:value-type="float" office:value="31.1909"/>
          <table:table-cell office:value-type="float" office:value="31.14"/>
          <table:table-cell office:value-type="float" office:value="30.73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100021.0"/>
          <table:table-cell office:value-type="float" office:value="144372.0"/>
          <table:table-cell office:value-type="float" office:value="144372.0"/>
          <table:table-cell office:value-type="float" office:value="29930.0"/>
          <table:table-cell office:value-type="float" office:value="21917.0"/>
          <table:table-cell office:value-type="float" office:value="0.0"/>
          <table:table-cell office:value-type="float" office:value="0.0"/>
          <table:table-cell office:value-type="float" office:value="2.59369"/>
          <table:table-cell office:value-type="float" office:value="2.549"/>
          <table:table-cell office:value-type="float" office:value="2.21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6062.0"/>
          <table:table-cell office:value-type="float" office:value="21056.0"/>
          <table:table-cell office:value-type="float" office:value="29930.0"/>
          <table:table-cell office:value-type="float" office:value="21917.0"/>
          <table:table-cell office:value-type="float" office:value="0.0"/>
          <table:table-cell office:value-type="float" office:value="0.0"/>
          <table:table-cell table:formula="of:=MIN([.$B296];[.$O296];[.$AB296])" office:value-type="float"/>
          <table:table-cell table:formula="of:=MIN([.$C296];[.$P296];[.$AC296])" office:value-type="float"/>
          <table:table-cell table:formula="of:=MIN([.$D296];[.$Q296];[.$AD296])" office:value-type="float"/>
          <table:table-cell table:formula="of:=MIN([.$E296];[.$R296];[.$AE296])" office:value-type="float"/>
          <table:table-cell table:formula="of:=MIN([.$F296];[.$S296];[.$AF296])" office:value-type="float"/>
          <table:table-cell table:formula="of:=MIN([.$G296];[.$T296];[.$AG296])" office:value-type="float"/>
          <table:table-cell table:formula="of:=MIN([.$H296];[.$U296];[.$AH296])" office:value-type="float"/>
          <table:table-cell table:formula="of:=MIN([.$I296];[.$V296];[.$AI296])" office:value-type="float"/>
          <table:table-cell table:formula="of:=MIN([.$J296];[.$W296])" office:value-type="float"/>
          <table:table-cell table:formula="of:=MIN([.$K296];[.$X296];[.$AJ296])" office:value-type="float"/>
          <table:table-cell table:formula="of:=MIN([.$L296];[.$Y296];[.$AK296])" office:value-type="float"/>
          <table:table-cell table:formula="of:=MIN([.$M296];[.$Z296];[.$AL296])" office:value-type="float"/>
          <table:table-cell table:formula="of:=MIN([.$N296];[.$AA296];[.$AM296])" office:value-type="float"/>
          <table:table-cell table:formula="of:=MEDIAN([.$B296];[.$O296];[.$AB296])" office:value-type="float"/>
          <table:table-cell table:formula="of:=MEDIAN([.$C296];[.$P296];[.$AC296])" office:value-type="float"/>
          <table:table-cell table:formula="of:=MEDIAN([.$D296];[.$Q296];[.$AD296])" office:value-type="float"/>
          <table:table-cell table:formula="of:=MEDIAN([.$E296];[.$R296];[.$AE296])" office:value-type="float"/>
          <table:table-cell table:formula="of:=MEDIAN([.$F296];[.$S296];[.$AF296])" office:value-type="float"/>
          <table:table-cell table:formula="of:=MEDIAN([.$G296];[.$T296];[.$AG296])" office:value-type="float"/>
          <table:table-cell table:formula="of:=MEDIAN([.$H296];[.$U296];[.$AH296])" office:value-type="float"/>
          <table:table-cell table:formula="of:=MEDIAN([.$I296];[.$V296];[.$AI296])" office:value-type="float"/>
          <table:table-cell table:formula="of:=MEDIAN([.$J296];[.$W296])" office:value-type="float"/>
          <table:table-cell table:formula="of:=MEDIAN([.$K296];[.$X296];[.$AJ296])" office:value-type="float"/>
          <table:table-cell table:formula="of:=MEDIAN([.$L296];[.$Y296];[.$AK296])" office:value-type="float"/>
          <table:table-cell table:formula="of:=MEDIAN([.$M296];[.$Z296];[.$AL296])" office:value-type="float"/>
          <table:table-cell table:formula="of:=MEDIAN([.$N296];[.$AA296];[.$AM296])" office:value-type="float"/>
          <table:table-cell table:formula="of:=MAX([.$B296];[.$O296];[.$AB296])" office:value-type="float"/>
          <table:table-cell table:formula="of:=MAX([.$C296];[.$P296];[.$AC296])" office:value-type="float"/>
          <table:table-cell table:formula="of:=MAX([.$D296];[.$Q296];[.$AD296])" office:value-type="float"/>
          <table:table-cell table:formula="of:=MAX([.$E296];[.$R296];[.$AE296])" office:value-type="float"/>
          <table:table-cell table:formula="of:=MAX([.$F296];[.$S296];[.$AF296])" office:value-type="float"/>
          <table:table-cell table:formula="of:=MAX([.$G296];[.$T296];[.$AG296])" office:value-type="float"/>
          <table:table-cell table:formula="of:=MAX([.$H296];[.$U296];[.$AH296])" office:value-type="float"/>
          <table:table-cell table:formula="of:=MAX([.$I296];[.$V296];[.$AI296])" office:value-type="float"/>
          <table:table-cell table:formula="of:=MAX([.$J296];[.$W296])" office:value-type="float"/>
          <table:table-cell table:formula="of:=MAX([.$K296];[.$X296];[.$AJ296])" office:value-type="float"/>
          <table:table-cell table:formula="of:=MAX([.$L296];[.$Y296];[.$AK296])" office:value-type="float"/>
          <table:table-cell table:formula="of:=MAX([.$M296];[.$Z296];[.$AL296])" office:value-type="float"/>
          <table:table-cell table:formula="of:=MAX([.$N296];[.$AA296];[.$AM296])" office:value-type="float"/>
        </table:table-row>
        <table:table-row table:style-name="ro1">
          <table:table-cell office:value-type="string">
            <text:p>BLOCKS.BLOCKS-8-1.asp/22</text:p>
          </table:table-cell>
          <table:table-cell office:value-type="float" office:value="0.61129"/>
          <table:table-cell office:value-type="float" office:value="0.565"/>
          <table:table-cell office:value-type="float" office:value="0.2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435.0"/>
          <table:table-cell office:value-type="float" office:value="4139.0"/>
          <table:table-cell office:value-type="float" office:value="4138.0"/>
          <table:table-cell office:value-type="float" office:value="31327.0"/>
          <table:table-cell office:value-type="float" office:value="23081.0"/>
          <table:table-cell office:value-type="float" office:value="0.0"/>
          <table:table-cell office:value-type="float" office:value="0.0"/>
          <table:table-cell office:value-type="float" office:value="0.657714"/>
          <table:table-cell office:value-type="float" office:value="0.612"/>
          <table:table-cell office:value-type="float" office:value="0.2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435.0"/>
          <table:table-cell office:value-type="float" office:value="4139.0"/>
          <table:table-cell office:value-type="float" office:value="4138.0"/>
          <table:table-cell office:value-type="float" office:value="31327.0"/>
          <table:table-cell office:value-type="float" office:value="23081.0"/>
          <table:table-cell office:value-type="float" office:value="0.0"/>
          <table:table-cell office:value-type="float" office:value="0.0"/>
          <table:table-cell office:value-type="float" office:value="1.27551"/>
          <table:table-cell office:value-type="float" office:value="1.232"/>
          <table:table-cell office:value-type="float" office:value="0.88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6278.0"/>
          <table:table-cell office:value-type="float" office:value="9555.0"/>
          <table:table-cell office:value-type="float" office:value="31327.0"/>
          <table:table-cell office:value-type="float" office:value="23081.0"/>
          <table:table-cell office:value-type="float" office:value="0.0"/>
          <table:table-cell office:value-type="float" office:value="0.0"/>
          <table:table-cell table:formula="of:=MIN([.$B297];[.$O297];[.$AB297])" office:value-type="float"/>
          <table:table-cell table:formula="of:=MIN([.$C297];[.$P297];[.$AC297])" office:value-type="float"/>
          <table:table-cell table:formula="of:=MIN([.$D297];[.$Q297];[.$AD297])" office:value-type="float"/>
          <table:table-cell table:formula="of:=MIN([.$E297];[.$R297];[.$AE297])" office:value-type="float"/>
          <table:table-cell table:formula="of:=MIN([.$F297];[.$S297];[.$AF297])" office:value-type="float"/>
          <table:table-cell table:formula="of:=MIN([.$G297];[.$T297];[.$AG297])" office:value-type="float"/>
          <table:table-cell table:formula="of:=MIN([.$H297];[.$U297];[.$AH297])" office:value-type="float"/>
          <table:table-cell table:formula="of:=MIN([.$I297];[.$V297];[.$AI297])" office:value-type="float"/>
          <table:table-cell table:formula="of:=MIN([.$J297];[.$W297])" office:value-type="float"/>
          <table:table-cell table:formula="of:=MIN([.$K297];[.$X297];[.$AJ297])" office:value-type="float"/>
          <table:table-cell table:formula="of:=MIN([.$L297];[.$Y297];[.$AK297])" office:value-type="float"/>
          <table:table-cell table:formula="of:=MIN([.$M297];[.$Z297];[.$AL297])" office:value-type="float"/>
          <table:table-cell table:formula="of:=MIN([.$N297];[.$AA297];[.$AM297])" office:value-type="float"/>
          <table:table-cell table:formula="of:=MEDIAN([.$B297];[.$O297];[.$AB297])" office:value-type="float"/>
          <table:table-cell table:formula="of:=MEDIAN([.$C297];[.$P297];[.$AC297])" office:value-type="float"/>
          <table:table-cell table:formula="of:=MEDIAN([.$D297];[.$Q297];[.$AD297])" office:value-type="float"/>
          <table:table-cell table:formula="of:=MEDIAN([.$E297];[.$R297];[.$AE297])" office:value-type="float"/>
          <table:table-cell table:formula="of:=MEDIAN([.$F297];[.$S297];[.$AF297])" office:value-type="float"/>
          <table:table-cell table:formula="of:=MEDIAN([.$G297];[.$T297];[.$AG297])" office:value-type="float"/>
          <table:table-cell table:formula="of:=MEDIAN([.$H297];[.$U297];[.$AH297])" office:value-type="float"/>
          <table:table-cell table:formula="of:=MEDIAN([.$I297];[.$V297];[.$AI297])" office:value-type="float"/>
          <table:table-cell table:formula="of:=MEDIAN([.$J297];[.$W297])" office:value-type="float"/>
          <table:table-cell table:formula="of:=MEDIAN([.$K297];[.$X297];[.$AJ297])" office:value-type="float"/>
          <table:table-cell table:formula="of:=MEDIAN([.$L297];[.$Y297];[.$AK297])" office:value-type="float"/>
          <table:table-cell table:formula="of:=MEDIAN([.$M297];[.$Z297];[.$AL297])" office:value-type="float"/>
          <table:table-cell table:formula="of:=MEDIAN([.$N297];[.$AA297];[.$AM297])" office:value-type="float"/>
          <table:table-cell table:formula="of:=MAX([.$B297];[.$O297];[.$AB297])" office:value-type="float"/>
          <table:table-cell table:formula="of:=MAX([.$C297];[.$P297];[.$AC297])" office:value-type="float"/>
          <table:table-cell table:formula="of:=MAX([.$D297];[.$Q297];[.$AD297])" office:value-type="float"/>
          <table:table-cell table:formula="of:=MAX([.$E297];[.$R297];[.$AE297])" office:value-type="float"/>
          <table:table-cell table:formula="of:=MAX([.$F297];[.$S297];[.$AF297])" office:value-type="float"/>
          <table:table-cell table:formula="of:=MAX([.$G297];[.$T297];[.$AG297])" office:value-type="float"/>
          <table:table-cell table:formula="of:=MAX([.$H297];[.$U297];[.$AH297])" office:value-type="float"/>
          <table:table-cell table:formula="of:=MAX([.$I297];[.$V297];[.$AI297])" office:value-type="float"/>
          <table:table-cell table:formula="of:=MAX([.$J297];[.$W297])" office:value-type="float"/>
          <table:table-cell table:formula="of:=MAX([.$K297];[.$X297];[.$AJ297])" office:value-type="float"/>
          <table:table-cell table:formula="of:=MAX([.$L297];[.$Y297];[.$AK297])" office:value-type="float"/>
          <table:table-cell table:formula="of:=MAX([.$M297];[.$Z297];[.$AL297])" office:value-type="float"/>
          <table:table-cell table:formula="of:=MAX([.$N297];[.$AA297];[.$AM297])" office:value-type="float"/>
        </table:table-row>
        <table:table-row table:style-name="ro1">
          <table:table-cell office:value-type="string">
            <text:p>BLOCKS.BLOCKS-8-1.asp/23</text:p>
          </table:table-cell>
          <table:table-cell office:value-type="float" office:value="259.337"/>
          <table:table-cell office:value-type="float" office:value="259.266"/>
          <table:table-cell office:value-type="float" office:value="258.88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573264.0"/>
          <table:table-cell office:value-type="float" office:value="702495.0"/>
          <table:table-cell office:value-type="float" office:value="702495.0"/>
          <table:table-cell office:value-type="float" office:value="32724.0"/>
          <table:table-cell office:value-type="float" office:value="24245.0"/>
          <table:table-cell office:value-type="float" office:value="0.0"/>
          <table:table-cell office:value-type="float" office:value="0.0"/>
          <table:table-cell office:value-type="float" office:value="260.344"/>
          <table:table-cell office:value-type="float" office:value="260.286"/>
          <table:table-cell office:value-type="float" office:value="259.84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573264.0"/>
          <table:table-cell office:value-type="float" office:value="702495.0"/>
          <table:table-cell office:value-type="float" office:value="702495.0"/>
          <table:table-cell office:value-type="float" office:value="32724.0"/>
          <table:table-cell office:value-type="float" office:value="24245.0"/>
          <table:table-cell office:value-type="float" office:value="0.0"/>
          <table:table-cell office:value-type="float" office:value="0.0"/>
          <table:table-cell office:value-type="float" office:value="11.7998"/>
          <table:table-cell office:value-type="float" office:value="11.756"/>
          <table:table-cell office:value-type="float" office:value="11.39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65505.0"/>
          <table:table-cell office:value-type="float" office:value="78747.0"/>
          <table:table-cell office:value-type="float" office:value="32724.0"/>
          <table:table-cell office:value-type="float" office:value="24245.0"/>
          <table:table-cell office:value-type="float" office:value="0.0"/>
          <table:table-cell office:value-type="float" office:value="0.0"/>
          <table:table-cell table:formula="of:=MIN([.$B298];[.$O298];[.$AB298])" office:value-type="float"/>
          <table:table-cell table:formula="of:=MIN([.$C298];[.$P298];[.$AC298])" office:value-type="float"/>
          <table:table-cell table:formula="of:=MIN([.$D298];[.$Q298];[.$AD298])" office:value-type="float"/>
          <table:table-cell table:formula="of:=MIN([.$E298];[.$R298];[.$AE298])" office:value-type="float"/>
          <table:table-cell table:formula="of:=MIN([.$F298];[.$S298];[.$AF298])" office:value-type="float"/>
          <table:table-cell table:formula="of:=MIN([.$G298];[.$T298];[.$AG298])" office:value-type="float"/>
          <table:table-cell table:formula="of:=MIN([.$H298];[.$U298];[.$AH298])" office:value-type="float"/>
          <table:table-cell table:formula="of:=MIN([.$I298];[.$V298];[.$AI298])" office:value-type="float"/>
          <table:table-cell table:formula="of:=MIN([.$J298];[.$W298])" office:value-type="float"/>
          <table:table-cell table:formula="of:=MIN([.$K298];[.$X298];[.$AJ298])" office:value-type="float"/>
          <table:table-cell table:formula="of:=MIN([.$L298];[.$Y298];[.$AK298])" office:value-type="float"/>
          <table:table-cell table:formula="of:=MIN([.$M298];[.$Z298];[.$AL298])" office:value-type="float"/>
          <table:table-cell table:formula="of:=MIN([.$N298];[.$AA298];[.$AM298])" office:value-type="float"/>
          <table:table-cell table:formula="of:=MEDIAN([.$B298];[.$O298];[.$AB298])" office:value-type="float"/>
          <table:table-cell table:formula="of:=MEDIAN([.$C298];[.$P298];[.$AC298])" office:value-type="float"/>
          <table:table-cell table:formula="of:=MEDIAN([.$D298];[.$Q298];[.$AD298])" office:value-type="float"/>
          <table:table-cell table:formula="of:=MEDIAN([.$E298];[.$R298];[.$AE298])" office:value-type="float"/>
          <table:table-cell table:formula="of:=MEDIAN([.$F298];[.$S298];[.$AF298])" office:value-type="float"/>
          <table:table-cell table:formula="of:=MEDIAN([.$G298];[.$T298];[.$AG298])" office:value-type="float"/>
          <table:table-cell table:formula="of:=MEDIAN([.$H298];[.$U298];[.$AH298])" office:value-type="float"/>
          <table:table-cell table:formula="of:=MEDIAN([.$I298];[.$V298];[.$AI298])" office:value-type="float"/>
          <table:table-cell table:formula="of:=MEDIAN([.$J298];[.$W298])" office:value-type="float"/>
          <table:table-cell table:formula="of:=MEDIAN([.$K298];[.$X298];[.$AJ298])" office:value-type="float"/>
          <table:table-cell table:formula="of:=MEDIAN([.$L298];[.$Y298];[.$AK298])" office:value-type="float"/>
          <table:table-cell table:formula="of:=MEDIAN([.$M298];[.$Z298];[.$AL298])" office:value-type="float"/>
          <table:table-cell table:formula="of:=MEDIAN([.$N298];[.$AA298];[.$AM298])" office:value-type="float"/>
          <table:table-cell table:formula="of:=MAX([.$B298];[.$O298];[.$AB298])" office:value-type="float"/>
          <table:table-cell table:formula="of:=MAX([.$C298];[.$P298];[.$AC298])" office:value-type="float"/>
          <table:table-cell table:formula="of:=MAX([.$D298];[.$Q298];[.$AD298])" office:value-type="float"/>
          <table:table-cell table:formula="of:=MAX([.$E298];[.$R298];[.$AE298])" office:value-type="float"/>
          <table:table-cell table:formula="of:=MAX([.$F298];[.$S298];[.$AF298])" office:value-type="float"/>
          <table:table-cell table:formula="of:=MAX([.$G298];[.$T298];[.$AG298])" office:value-type="float"/>
          <table:table-cell table:formula="of:=MAX([.$H298];[.$U298];[.$AH298])" office:value-type="float"/>
          <table:table-cell table:formula="of:=MAX([.$I298];[.$V298];[.$AI298])" office:value-type="float"/>
          <table:table-cell table:formula="of:=MAX([.$J298];[.$W298])" office:value-type="float"/>
          <table:table-cell table:formula="of:=MAX([.$K298];[.$X298];[.$AJ298])" office:value-type="float"/>
          <table:table-cell table:formula="of:=MAX([.$L298];[.$Y298];[.$AK298])" office:value-type="float"/>
          <table:table-cell table:formula="of:=MAX([.$M298];[.$Z298];[.$AL298])" office:value-type="float"/>
          <table:table-cell table:formula="of:=MAX([.$N298];[.$AA298];[.$AM298])" office:value-type="float"/>
        </table:table-row>
        <table:table-row table:style-name="ro1">
          <table:table-cell office:value-type="string">
            <text:p>BLOCKS.BLOCKS-8-1.asp/24</text:p>
          </table:table-cell>
          <table:table-cell office:value-type="float" office:value="0.614614"/>
          <table:table-cell office:value-type="float" office:value="0.542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857.0"/>
          <table:table-cell office:value-type="float" office:value="3074.0"/>
          <table:table-cell office:value-type="float" office:value="3073.0"/>
          <table:table-cell office:value-type="float" office:value="34121.0"/>
          <table:table-cell office:value-type="float" office:value="25409.0"/>
          <table:table-cell office:value-type="float" office:value="0.0"/>
          <table:table-cell office:value-type="float" office:value="0.0"/>
          <table:table-cell office:value-type="float" office:value="0.584618"/>
          <table:table-cell office:value-type="float" office:value="0.533"/>
          <table:table-cell office:value-type="float" office:value="0.14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857.0"/>
          <table:table-cell office:value-type="float" office:value="3074.0"/>
          <table:table-cell office:value-type="float" office:value="3073.0"/>
          <table:table-cell office:value-type="float" office:value="34121.0"/>
          <table:table-cell office:value-type="float" office:value="25409.0"/>
          <table:table-cell office:value-type="float" office:value="0.0"/>
          <table:table-cell office:value-type="float" office:value="0.0"/>
          <table:table-cell office:value-type="float" office:value="3.64059"/>
          <table:table-cell office:value-type="float" office:value="3.57"/>
          <table:table-cell office:value-type="float" office:value="3.25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8656.0"/>
          <table:table-cell office:value-type="float" office:value="25184.0"/>
          <table:table-cell office:value-type="float" office:value="34121.0"/>
          <table:table-cell office:value-type="float" office:value="25409.0"/>
          <table:table-cell office:value-type="float" office:value="0.0"/>
          <table:table-cell office:value-type="float" office:value="0.0"/>
          <table:table-cell table:formula="of:=MIN([.$B299];[.$O299];[.$AB299])" office:value-type="float"/>
          <table:table-cell table:formula="of:=MIN([.$C299];[.$P299];[.$AC299])" office:value-type="float"/>
          <table:table-cell table:formula="of:=MIN([.$D299];[.$Q299];[.$AD299])" office:value-type="float"/>
          <table:table-cell table:formula="of:=MIN([.$E299];[.$R299];[.$AE299])" office:value-type="float"/>
          <table:table-cell table:formula="of:=MIN([.$F299];[.$S299];[.$AF299])" office:value-type="float"/>
          <table:table-cell table:formula="of:=MIN([.$G299];[.$T299];[.$AG299])" office:value-type="float"/>
          <table:table-cell table:formula="of:=MIN([.$H299];[.$U299];[.$AH299])" office:value-type="float"/>
          <table:table-cell table:formula="of:=MIN([.$I299];[.$V299];[.$AI299])" office:value-type="float"/>
          <table:table-cell table:formula="of:=MIN([.$J299];[.$W299])" office:value-type="float"/>
          <table:table-cell table:formula="of:=MIN([.$K299];[.$X299];[.$AJ299])" office:value-type="float"/>
          <table:table-cell table:formula="of:=MIN([.$L299];[.$Y299];[.$AK299])" office:value-type="float"/>
          <table:table-cell table:formula="of:=MIN([.$M299];[.$Z299];[.$AL299])" office:value-type="float"/>
          <table:table-cell table:formula="of:=MIN([.$N299];[.$AA299];[.$AM299])" office:value-type="float"/>
          <table:table-cell table:formula="of:=MEDIAN([.$B299];[.$O299];[.$AB299])" office:value-type="float"/>
          <table:table-cell table:formula="of:=MEDIAN([.$C299];[.$P299];[.$AC299])" office:value-type="float"/>
          <table:table-cell table:formula="of:=MEDIAN([.$D299];[.$Q299];[.$AD299])" office:value-type="float"/>
          <table:table-cell table:formula="of:=MEDIAN([.$E299];[.$R299];[.$AE299])" office:value-type="float"/>
          <table:table-cell table:formula="of:=MEDIAN([.$F299];[.$S299];[.$AF299])" office:value-type="float"/>
          <table:table-cell table:formula="of:=MEDIAN([.$G299];[.$T299];[.$AG299])" office:value-type="float"/>
          <table:table-cell table:formula="of:=MEDIAN([.$H299];[.$U299];[.$AH299])" office:value-type="float"/>
          <table:table-cell table:formula="of:=MEDIAN([.$I299];[.$V299];[.$AI299])" office:value-type="float"/>
          <table:table-cell table:formula="of:=MEDIAN([.$J299];[.$W299])" office:value-type="float"/>
          <table:table-cell table:formula="of:=MEDIAN([.$K299];[.$X299];[.$AJ299])" office:value-type="float"/>
          <table:table-cell table:formula="of:=MEDIAN([.$L299];[.$Y299];[.$AK299])" office:value-type="float"/>
          <table:table-cell table:formula="of:=MEDIAN([.$M299];[.$Z299];[.$AL299])" office:value-type="float"/>
          <table:table-cell table:formula="of:=MEDIAN([.$N299];[.$AA299];[.$AM299])" office:value-type="float"/>
          <table:table-cell table:formula="of:=MAX([.$B299];[.$O299];[.$AB299])" office:value-type="float"/>
          <table:table-cell table:formula="of:=MAX([.$C299];[.$P299];[.$AC299])" office:value-type="float"/>
          <table:table-cell table:formula="of:=MAX([.$D299];[.$Q299];[.$AD299])" office:value-type="float"/>
          <table:table-cell table:formula="of:=MAX([.$E299];[.$R299];[.$AE299])" office:value-type="float"/>
          <table:table-cell table:formula="of:=MAX([.$F299];[.$S299];[.$AF299])" office:value-type="float"/>
          <table:table-cell table:formula="of:=MAX([.$G299];[.$T299];[.$AG299])" office:value-type="float"/>
          <table:table-cell table:formula="of:=MAX([.$H299];[.$U299];[.$AH299])" office:value-type="float"/>
          <table:table-cell table:formula="of:=MAX([.$I299];[.$V299];[.$AI299])" office:value-type="float"/>
          <table:table-cell table:formula="of:=MAX([.$J299];[.$W299])" office:value-type="float"/>
          <table:table-cell table:formula="of:=MAX([.$K299];[.$X299];[.$AJ299])" office:value-type="float"/>
          <table:table-cell table:formula="of:=MAX([.$L299];[.$Y299];[.$AK299])" office:value-type="float"/>
          <table:table-cell table:formula="of:=MAX([.$M299];[.$Z299];[.$AL299])" office:value-type="float"/>
          <table:table-cell table:formula="of:=MAX([.$N299];[.$AA299];[.$AM299])" office:value-type="float"/>
        </table:table-row>
        <table:table-row table:style-name="ro1">
          <table:table-cell office:value-type="string">
            <text:p>BLOCKS.BLOCKS-8-1.asp/25</text:p>
          </table:table-cell>
          <table:table-cell office:value-type="float" office:value="300.0"/>
          <table:table-cell office:value-type="float" office:value="299.971"/>
          <table:table-cell office:value-type="float" office:value="299.51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64763.0"/>
          <table:table-cell office:value-type="float" office:value="923227.0"/>
          <table:table-cell office:value-type="float" office:value="923227.0"/>
          <table:table-cell office:value-type="float" office:value="35518.0"/>
          <table:table-cell office:value-type="float" office:value="2657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3"/>
          <table:table-cell office:value-type="float" office:value="299.54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53028.0"/>
          <table:table-cell office:value-type="float" office:value="907975.0"/>
          <table:table-cell office:value-type="float" office:value="907975.0"/>
          <table:table-cell office:value-type="float" office:value="35518.0"/>
          <table:table-cell office:value-type="float" office:value="26573.0"/>
          <table:table-cell office:value-type="float" office:value="0.0"/>
          <table:table-cell office:value-type="float" office:value="0.0"/>
          <table:table-cell office:value-type="float" office:value="68.4126"/>
          <table:table-cell office:value-type="float" office:value="68.363"/>
          <table:table-cell office:value-type="float" office:value="68.02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304650.0"/>
          <table:table-cell office:value-type="float" office:value="346833.0"/>
          <table:table-cell office:value-type="float" office:value="35518.0"/>
          <table:table-cell office:value-type="float" office:value="26573.0"/>
          <table:table-cell office:value-type="float" office:value="0.0"/>
          <table:table-cell office:value-type="float" office:value="0.0"/>
          <table:table-cell table:formula="of:=MIN([.$B300];[.$O300];[.$AB300])" office:value-type="float"/>
          <table:table-cell table:formula="of:=MIN([.$C300];[.$P300];[.$AC300])" office:value-type="float"/>
          <table:table-cell table:formula="of:=MIN([.$D300];[.$Q300];[.$AD300])" office:value-type="float"/>
          <table:table-cell table:formula="of:=MIN([.$E300];[.$R300];[.$AE300])" office:value-type="float"/>
          <table:table-cell table:formula="of:=MIN([.$F300];[.$S300];[.$AF300])" office:value-type="float"/>
          <table:table-cell table:formula="of:=MIN([.$G300];[.$T300];[.$AG300])" office:value-type="float"/>
          <table:table-cell table:formula="of:=MIN([.$H300];[.$U300];[.$AH300])" office:value-type="float"/>
          <table:table-cell table:formula="of:=MIN([.$I300];[.$V300];[.$AI300])" office:value-type="float"/>
          <table:table-cell table:formula="of:=MIN([.$J300];[.$W300])" office:value-type="float"/>
          <table:table-cell table:formula="of:=MIN([.$K300];[.$X300];[.$AJ300])" office:value-type="float"/>
          <table:table-cell table:formula="of:=MIN([.$L300];[.$Y300];[.$AK300])" office:value-type="float"/>
          <table:table-cell table:formula="of:=MIN([.$M300];[.$Z300];[.$AL300])" office:value-type="float"/>
          <table:table-cell table:formula="of:=MIN([.$N300];[.$AA300];[.$AM300])" office:value-type="float"/>
          <table:table-cell table:formula="of:=MEDIAN([.$B300];[.$O300];[.$AB300])" office:value-type="float"/>
          <table:table-cell table:formula="of:=MEDIAN([.$C300];[.$P300];[.$AC300])" office:value-type="float"/>
          <table:table-cell table:formula="of:=MEDIAN([.$D300];[.$Q300];[.$AD300])" office:value-type="float"/>
          <table:table-cell table:formula="of:=MEDIAN([.$E300];[.$R300];[.$AE300])" office:value-type="float"/>
          <table:table-cell table:formula="of:=MEDIAN([.$F300];[.$S300];[.$AF300])" office:value-type="float"/>
          <table:table-cell table:formula="of:=MEDIAN([.$G300];[.$T300];[.$AG300])" office:value-type="float"/>
          <table:table-cell table:formula="of:=MEDIAN([.$H300];[.$U300];[.$AH300])" office:value-type="float"/>
          <table:table-cell table:formula="of:=MEDIAN([.$I300];[.$V300];[.$AI300])" office:value-type="float"/>
          <table:table-cell table:formula="of:=MEDIAN([.$J300];[.$W300])" office:value-type="float"/>
          <table:table-cell table:formula="of:=MEDIAN([.$K300];[.$X300];[.$AJ300])" office:value-type="float"/>
          <table:table-cell table:formula="of:=MEDIAN([.$L300];[.$Y300];[.$AK300])" office:value-type="float"/>
          <table:table-cell table:formula="of:=MEDIAN([.$M300];[.$Z300];[.$AL300])" office:value-type="float"/>
          <table:table-cell table:formula="of:=MEDIAN([.$N300];[.$AA300];[.$AM300])" office:value-type="float"/>
          <table:table-cell table:formula="of:=MAX([.$B300];[.$O300];[.$AB300])" office:value-type="float"/>
          <table:table-cell table:formula="of:=MAX([.$C300];[.$P300];[.$AC300])" office:value-type="float"/>
          <table:table-cell table:formula="of:=MAX([.$D300];[.$Q300];[.$AD300])" office:value-type="float"/>
          <table:table-cell table:formula="of:=MAX([.$E300];[.$R300];[.$AE300])" office:value-type="float"/>
          <table:table-cell table:formula="of:=MAX([.$F300];[.$S300];[.$AF300])" office:value-type="float"/>
          <table:table-cell table:formula="of:=MAX([.$G300];[.$T300];[.$AG300])" office:value-type="float"/>
          <table:table-cell table:formula="of:=MAX([.$H300];[.$U300];[.$AH300])" office:value-type="float"/>
          <table:table-cell table:formula="of:=MAX([.$I300];[.$V300];[.$AI300])" office:value-type="float"/>
          <table:table-cell table:formula="of:=MAX([.$J300];[.$W300])" office:value-type="float"/>
          <table:table-cell table:formula="of:=MAX([.$K300];[.$X300];[.$AJ300])" office:value-type="float"/>
          <table:table-cell table:formula="of:=MAX([.$L300];[.$Y300];[.$AK300])" office:value-type="float"/>
          <table:table-cell table:formula="of:=MAX([.$M300];[.$Z300];[.$AL300])" office:value-type="float"/>
          <table:table-cell table:formula="of:=MAX([.$N300];[.$AA300];[.$AM300])" office:value-type="float"/>
        </table:table-row>
        <table:table-row table:style-name="ro1">
          <table:table-cell office:value-type="string">
            <text:p>BLOCKS.BLOCKS-8-1.asp/26</text:p>
          </table:table-cell>
          <table:table-cell office:value-type="float" office:value="0.660553"/>
          <table:table-cell office:value-type="float" office:value="0.603"/>
          <table:table-cell office:value-type="float" office:value="0.17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093.0"/>
          <table:table-cell office:value-type="float" office:value="4458.0"/>
          <table:table-cell office:value-type="float" office:value="4457.0"/>
          <table:table-cell office:value-type="float" office:value="36915.0"/>
          <table:table-cell office:value-type="float" office:value="27737.0"/>
          <table:table-cell office:value-type="float" office:value="0.0"/>
          <table:table-cell office:value-type="float" office:value="0.0"/>
          <table:table-cell office:value-type="float" office:value="0.706721"/>
          <table:table-cell office:value-type="float" office:value="0.653"/>
          <table:table-cell office:value-type="float" office:value="0.17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093.0"/>
          <table:table-cell office:value-type="float" office:value="4458.0"/>
          <table:table-cell office:value-type="float" office:value="4457.0"/>
          <table:table-cell office:value-type="float" office:value="36915.0"/>
          <table:table-cell office:value-type="float" office:value="27737.0"/>
          <table:table-cell office:value-type="float" office:value="0.0"/>
          <table:table-cell office:value-type="float" office:value="0.0"/>
          <table:table-cell office:value-type="float" office:value="5.74302"/>
          <table:table-cell office:value-type="float" office:value="5.692"/>
          <table:table-cell office:value-type="float" office:value="5.33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25272.0"/>
          <table:table-cell office:value-type="float" office:value="32606.0"/>
          <table:table-cell office:value-type="float" office:value="36915.0"/>
          <table:table-cell office:value-type="float" office:value="27737.0"/>
          <table:table-cell office:value-type="float" office:value="0.0"/>
          <table:table-cell office:value-type="float" office:value="0.0"/>
          <table:table-cell table:formula="of:=MIN([.$B301];[.$O301];[.$AB301])" office:value-type="float"/>
          <table:table-cell table:formula="of:=MIN([.$C301];[.$P301];[.$AC301])" office:value-type="float"/>
          <table:table-cell table:formula="of:=MIN([.$D301];[.$Q301];[.$AD301])" office:value-type="float"/>
          <table:table-cell table:formula="of:=MIN([.$E301];[.$R301];[.$AE301])" office:value-type="float"/>
          <table:table-cell table:formula="of:=MIN([.$F301];[.$S301];[.$AF301])" office:value-type="float"/>
          <table:table-cell table:formula="of:=MIN([.$G301];[.$T301];[.$AG301])" office:value-type="float"/>
          <table:table-cell table:formula="of:=MIN([.$H301];[.$U301];[.$AH301])" office:value-type="float"/>
          <table:table-cell table:formula="of:=MIN([.$I301];[.$V301];[.$AI301])" office:value-type="float"/>
          <table:table-cell table:formula="of:=MIN([.$J301];[.$W301])" office:value-type="float"/>
          <table:table-cell table:formula="of:=MIN([.$K301];[.$X301];[.$AJ301])" office:value-type="float"/>
          <table:table-cell table:formula="of:=MIN([.$L301];[.$Y301];[.$AK301])" office:value-type="float"/>
          <table:table-cell table:formula="of:=MIN([.$M301];[.$Z301];[.$AL301])" office:value-type="float"/>
          <table:table-cell table:formula="of:=MIN([.$N301];[.$AA301];[.$AM301])" office:value-type="float"/>
          <table:table-cell table:formula="of:=MEDIAN([.$B301];[.$O301];[.$AB301])" office:value-type="float"/>
          <table:table-cell table:formula="of:=MEDIAN([.$C301];[.$P301];[.$AC301])" office:value-type="float"/>
          <table:table-cell table:formula="of:=MEDIAN([.$D301];[.$Q301];[.$AD301])" office:value-type="float"/>
          <table:table-cell table:formula="of:=MEDIAN([.$E301];[.$R301];[.$AE301])" office:value-type="float"/>
          <table:table-cell table:formula="of:=MEDIAN([.$F301];[.$S301];[.$AF301])" office:value-type="float"/>
          <table:table-cell table:formula="of:=MEDIAN([.$G301];[.$T301];[.$AG301])" office:value-type="float"/>
          <table:table-cell table:formula="of:=MEDIAN([.$H301];[.$U301];[.$AH301])" office:value-type="float"/>
          <table:table-cell table:formula="of:=MEDIAN([.$I301];[.$V301];[.$AI301])" office:value-type="float"/>
          <table:table-cell table:formula="of:=MEDIAN([.$J301];[.$W301])" office:value-type="float"/>
          <table:table-cell table:formula="of:=MEDIAN([.$K301];[.$X301];[.$AJ301])" office:value-type="float"/>
          <table:table-cell table:formula="of:=MEDIAN([.$L301];[.$Y301];[.$AK301])" office:value-type="float"/>
          <table:table-cell table:formula="of:=MEDIAN([.$M301];[.$Z301];[.$AL301])" office:value-type="float"/>
          <table:table-cell table:formula="of:=MEDIAN([.$N301];[.$AA301];[.$AM301])" office:value-type="float"/>
          <table:table-cell table:formula="of:=MAX([.$B301];[.$O301];[.$AB301])" office:value-type="float"/>
          <table:table-cell table:formula="of:=MAX([.$C301];[.$P301];[.$AC301])" office:value-type="float"/>
          <table:table-cell table:formula="of:=MAX([.$D301];[.$Q301];[.$AD301])" office:value-type="float"/>
          <table:table-cell table:formula="of:=MAX([.$E301];[.$R301];[.$AE301])" office:value-type="float"/>
          <table:table-cell table:formula="of:=MAX([.$F301];[.$S301];[.$AF301])" office:value-type="float"/>
          <table:table-cell table:formula="of:=MAX([.$G301];[.$T301];[.$AG301])" office:value-type="float"/>
          <table:table-cell table:formula="of:=MAX([.$H301];[.$U301];[.$AH301])" office:value-type="float"/>
          <table:table-cell table:formula="of:=MAX([.$I301];[.$V301];[.$AI301])" office:value-type="float"/>
          <table:table-cell table:formula="of:=MAX([.$J301];[.$W301])" office:value-type="float"/>
          <table:table-cell table:formula="of:=MAX([.$K301];[.$X301];[.$AJ301])" office:value-type="float"/>
          <table:table-cell table:formula="of:=MAX([.$L301];[.$Y301];[.$AK301])" office:value-type="float"/>
          <table:table-cell table:formula="of:=MAX([.$M301];[.$Z301];[.$AL301])" office:value-type="float"/>
          <table:table-cell table:formula="of:=MAX([.$N301];[.$AA301];[.$AM301])" office:value-type="float"/>
        </table:table-row>
        <table:table-row table:style-name="ro1">
          <table:table-cell office:value-type="string">
            <text:p>BLOCKS.BLOCKS-8-1.asp/27</text:p>
          </table:table-cell>
          <table:table-cell office:value-type="float" office:value="300.0"/>
          <table:table-cell office:value-type="float" office:value="299.972"/>
          <table:table-cell office:value-type="float" office:value="299.53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65504.0"/>
          <table:table-cell office:value-type="float" office:value="760758.0"/>
          <table:table-cell office:value-type="float" office:value="760758.0"/>
          <table:table-cell office:value-type="float" office:value="38312.0"/>
          <table:table-cell office:value-type="float" office:value="2890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5"/>
          <table:table-cell office:value-type="float" office:value="299.5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58066.0"/>
          <table:table-cell office:value-type="float" office:value="751140.0"/>
          <table:table-cell office:value-type="float" office:value="751140.0"/>
          <table:table-cell office:value-type="float" office:value="38312.0"/>
          <table:table-cell office:value-type="float" office:value="2890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9.61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035357.0"/>
          <table:table-cell office:value-type="float" office:value="1167472.0"/>
          <table:table-cell office:value-type="float" office:value="38312.0"/>
          <table:table-cell office:value-type="float" office:value="28901.0"/>
          <table:table-cell office:value-type="float" office:value="0.0"/>
          <table:table-cell office:value-type="float" office:value="0.0"/>
          <table:table-cell table:formula="of:=MIN([.$B302];[.$O302];[.$AB302])" office:value-type="float"/>
          <table:table-cell table:formula="of:=MIN([.$C302];[.$P302];[.$AC302])" office:value-type="float"/>
          <table:table-cell table:formula="of:=MIN([.$D302];[.$Q302];[.$AD302])" office:value-type="float"/>
          <table:table-cell table:formula="of:=MIN([.$E302];[.$R302];[.$AE302])" office:value-type="float"/>
          <table:table-cell table:formula="of:=MIN([.$F302];[.$S302];[.$AF302])" office:value-type="float"/>
          <table:table-cell table:formula="of:=MIN([.$G302];[.$T302];[.$AG302])" office:value-type="float"/>
          <table:table-cell table:formula="of:=MIN([.$H302];[.$U302];[.$AH302])" office:value-type="float"/>
          <table:table-cell table:formula="of:=MIN([.$I302];[.$V302];[.$AI302])" office:value-type="float"/>
          <table:table-cell table:formula="of:=MIN([.$J302];[.$W302])" office:value-type="float"/>
          <table:table-cell table:formula="of:=MIN([.$K302];[.$X302];[.$AJ302])" office:value-type="float"/>
          <table:table-cell table:formula="of:=MIN([.$L302];[.$Y302];[.$AK302])" office:value-type="float"/>
          <table:table-cell table:formula="of:=MIN([.$M302];[.$Z302];[.$AL302])" office:value-type="float"/>
          <table:table-cell table:formula="of:=MIN([.$N302];[.$AA302];[.$AM302])" office:value-type="float"/>
          <table:table-cell table:formula="of:=MEDIAN([.$B302];[.$O302];[.$AB302])" office:value-type="float"/>
          <table:table-cell table:formula="of:=MEDIAN([.$C302];[.$P302];[.$AC302])" office:value-type="float"/>
          <table:table-cell table:formula="of:=MEDIAN([.$D302];[.$Q302];[.$AD302])" office:value-type="float"/>
          <table:table-cell table:formula="of:=MEDIAN([.$E302];[.$R302];[.$AE302])" office:value-type="float"/>
          <table:table-cell table:formula="of:=MEDIAN([.$F302];[.$S302];[.$AF302])" office:value-type="float"/>
          <table:table-cell table:formula="of:=MEDIAN([.$G302];[.$T302];[.$AG302])" office:value-type="float"/>
          <table:table-cell table:formula="of:=MEDIAN([.$H302];[.$U302];[.$AH302])" office:value-type="float"/>
          <table:table-cell table:formula="of:=MEDIAN([.$I302];[.$V302];[.$AI302])" office:value-type="float"/>
          <table:table-cell table:formula="of:=MEDIAN([.$J302];[.$W302])" office:value-type="float"/>
          <table:table-cell table:formula="of:=MEDIAN([.$K302];[.$X302];[.$AJ302])" office:value-type="float"/>
          <table:table-cell table:formula="of:=MEDIAN([.$L302];[.$Y302];[.$AK302])" office:value-type="float"/>
          <table:table-cell table:formula="of:=MEDIAN([.$M302];[.$Z302];[.$AL302])" office:value-type="float"/>
          <table:table-cell table:formula="of:=MEDIAN([.$N302];[.$AA302];[.$AM302])" office:value-type="float"/>
          <table:table-cell table:formula="of:=MAX([.$B302];[.$O302];[.$AB302])" office:value-type="float"/>
          <table:table-cell table:formula="of:=MAX([.$C302];[.$P302];[.$AC302])" office:value-type="float"/>
          <table:table-cell table:formula="of:=MAX([.$D302];[.$Q302];[.$AD302])" office:value-type="float"/>
          <table:table-cell table:formula="of:=MAX([.$E302];[.$R302];[.$AE302])" office:value-type="float"/>
          <table:table-cell table:formula="of:=MAX([.$F302];[.$S302];[.$AF302])" office:value-type="float"/>
          <table:table-cell table:formula="of:=MAX([.$G302];[.$T302];[.$AG302])" office:value-type="float"/>
          <table:table-cell table:formula="of:=MAX([.$H302];[.$U302];[.$AH302])" office:value-type="float"/>
          <table:table-cell table:formula="of:=MAX([.$I302];[.$V302];[.$AI302])" office:value-type="float"/>
          <table:table-cell table:formula="of:=MAX([.$J302];[.$W302])" office:value-type="float"/>
          <table:table-cell table:formula="of:=MAX([.$K302];[.$X302];[.$AJ302])" office:value-type="float"/>
          <table:table-cell table:formula="of:=MAX([.$L302];[.$Y302];[.$AK302])" office:value-type="float"/>
          <table:table-cell table:formula="of:=MAX([.$M302];[.$Z302];[.$AL302])" office:value-type="float"/>
          <table:table-cell table:formula="of:=MAX([.$N302];[.$AA302];[.$AM302])" office:value-type="float"/>
        </table:table-row>
        <table:table-row table:style-name="ro1">
          <table:table-cell office:value-type="string">
            <text:p>BLOCKS.BLOCKS-8-1.asp/28</text:p>
          </table:table-cell>
          <table:table-cell office:value-type="float" office:value="0.645487"/>
          <table:table-cell office:value-type="float" office:value="0.588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662.0"/>
          <table:table-cell office:value-type="float" office:value="2901.0"/>
          <table:table-cell office:value-type="float" office:value="2900.0"/>
          <table:table-cell office:value-type="float" office:value="39709.0"/>
          <table:table-cell office:value-type="float" office:value="30065.0"/>
          <table:table-cell office:value-type="float" office:value="0.0"/>
          <table:table-cell office:value-type="float" office:value="0.0"/>
          <table:table-cell office:value-type="float" office:value="0.644179"/>
          <table:table-cell office:value-type="float" office:value="0.592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662.0"/>
          <table:table-cell office:value-type="float" office:value="2901.0"/>
          <table:table-cell office:value-type="float" office:value="2900.0"/>
          <table:table-cell office:value-type="float" office:value="39709.0"/>
          <table:table-cell office:value-type="float" office:value="30065.0"/>
          <table:table-cell office:value-type="float" office:value="0.0"/>
          <table:table-cell office:value-type="float" office:value="0.0"/>
          <table:table-cell office:value-type="float" office:value="2.40624"/>
          <table:table-cell office:value-type="float" office:value="2.359"/>
          <table:table-cell office:value-type="float" office:value="1.91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1055.0"/>
          <table:table-cell office:value-type="float" office:value="16238.0"/>
          <table:table-cell office:value-type="float" office:value="39709.0"/>
          <table:table-cell office:value-type="float" office:value="30065.0"/>
          <table:table-cell office:value-type="float" office:value="0.0"/>
          <table:table-cell office:value-type="float" office:value="0.0"/>
          <table:table-cell table:formula="of:=MIN([.$B303];[.$O303];[.$AB303])" office:value-type="float"/>
          <table:table-cell table:formula="of:=MIN([.$C303];[.$P303];[.$AC303])" office:value-type="float"/>
          <table:table-cell table:formula="of:=MIN([.$D303];[.$Q303];[.$AD303])" office:value-type="float"/>
          <table:table-cell table:formula="of:=MIN([.$E303];[.$R303];[.$AE303])" office:value-type="float"/>
          <table:table-cell table:formula="of:=MIN([.$F303];[.$S303];[.$AF303])" office:value-type="float"/>
          <table:table-cell table:formula="of:=MIN([.$G303];[.$T303];[.$AG303])" office:value-type="float"/>
          <table:table-cell table:formula="of:=MIN([.$H303];[.$U303];[.$AH303])" office:value-type="float"/>
          <table:table-cell table:formula="of:=MIN([.$I303];[.$V303];[.$AI303])" office:value-type="float"/>
          <table:table-cell table:formula="of:=MIN([.$J303];[.$W303])" office:value-type="float"/>
          <table:table-cell table:formula="of:=MIN([.$K303];[.$X303];[.$AJ303])" office:value-type="float"/>
          <table:table-cell table:formula="of:=MIN([.$L303];[.$Y303];[.$AK303])" office:value-type="float"/>
          <table:table-cell table:formula="of:=MIN([.$M303];[.$Z303];[.$AL303])" office:value-type="float"/>
          <table:table-cell table:formula="of:=MIN([.$N303];[.$AA303];[.$AM303])" office:value-type="float"/>
          <table:table-cell table:formula="of:=MEDIAN([.$B303];[.$O303];[.$AB303])" office:value-type="float"/>
          <table:table-cell table:formula="of:=MEDIAN([.$C303];[.$P303];[.$AC303])" office:value-type="float"/>
          <table:table-cell table:formula="of:=MEDIAN([.$D303];[.$Q303];[.$AD303])" office:value-type="float"/>
          <table:table-cell table:formula="of:=MEDIAN([.$E303];[.$R303];[.$AE303])" office:value-type="float"/>
          <table:table-cell table:formula="of:=MEDIAN([.$F303];[.$S303];[.$AF303])" office:value-type="float"/>
          <table:table-cell table:formula="of:=MEDIAN([.$G303];[.$T303];[.$AG303])" office:value-type="float"/>
          <table:table-cell table:formula="of:=MEDIAN([.$H303];[.$U303];[.$AH303])" office:value-type="float"/>
          <table:table-cell table:formula="of:=MEDIAN([.$I303];[.$V303];[.$AI303])" office:value-type="float"/>
          <table:table-cell table:formula="of:=MEDIAN([.$J303];[.$W303])" office:value-type="float"/>
          <table:table-cell table:formula="of:=MEDIAN([.$K303];[.$X303];[.$AJ303])" office:value-type="float"/>
          <table:table-cell table:formula="of:=MEDIAN([.$L303];[.$Y303];[.$AK303])" office:value-type="float"/>
          <table:table-cell table:formula="of:=MEDIAN([.$M303];[.$Z303];[.$AL303])" office:value-type="float"/>
          <table:table-cell table:formula="of:=MEDIAN([.$N303];[.$AA303];[.$AM303])" office:value-type="float"/>
          <table:table-cell table:formula="of:=MAX([.$B303];[.$O303];[.$AB303])" office:value-type="float"/>
          <table:table-cell table:formula="of:=MAX([.$C303];[.$P303];[.$AC303])" office:value-type="float"/>
          <table:table-cell table:formula="of:=MAX([.$D303];[.$Q303];[.$AD303])" office:value-type="float"/>
          <table:table-cell table:formula="of:=MAX([.$E303];[.$R303];[.$AE303])" office:value-type="float"/>
          <table:table-cell table:formula="of:=MAX([.$F303];[.$S303];[.$AF303])" office:value-type="float"/>
          <table:table-cell table:formula="of:=MAX([.$G303];[.$T303];[.$AG303])" office:value-type="float"/>
          <table:table-cell table:formula="of:=MAX([.$H303];[.$U303];[.$AH303])" office:value-type="float"/>
          <table:table-cell table:formula="of:=MAX([.$I303];[.$V303];[.$AI303])" office:value-type="float"/>
          <table:table-cell table:formula="of:=MAX([.$J303];[.$W303])" office:value-type="float"/>
          <table:table-cell table:formula="of:=MAX([.$K303];[.$X303];[.$AJ303])" office:value-type="float"/>
          <table:table-cell table:formula="of:=MAX([.$L303];[.$Y303];[.$AK303])" office:value-type="float"/>
          <table:table-cell table:formula="of:=MAX([.$M303];[.$Z303];[.$AL303])" office:value-type="float"/>
          <table:table-cell table:formula="of:=MAX([.$N303];[.$AA303];[.$AM303])" office:value-type="float"/>
        </table:table-row>
        <table:table-row table:style-name="ro1">
          <table:table-cell office:value-type="string">
            <text:p>BLOCKS.BLOCKS-8-1.asp/29</text:p>
          </table:table-cell>
          <table:table-cell office:value-type="float" office:value="300.0"/>
          <table:table-cell office:value-type="float" office:value="299.987"/>
          <table:table-cell office:value-type="float" office:value="299.45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78373.0"/>
          <table:table-cell office:value-type="float" office:value="639915.0"/>
          <table:table-cell office:value-type="float" office:value="639915.0"/>
          <table:table-cell office:value-type="float" office:value="41106.0"/>
          <table:table-cell office:value-type="float" office:value="3122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1"/>
          <table:table-cell office:value-type="float" office:value="299.44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77924.0"/>
          <table:table-cell office:value-type="float" office:value="639302.0"/>
          <table:table-cell office:value-type="float" office:value="639302.0"/>
          <table:table-cell office:value-type="float" office:value="41106.0"/>
          <table:table-cell office:value-type="float" office:value="3122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"/>
          <table:table-cell office:value-type="float" office:value="299.54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73896.0"/>
          <table:table-cell office:value-type="float" office:value="886268.0"/>
          <table:table-cell office:value-type="float" office:value="41106.0"/>
          <table:table-cell office:value-type="float" office:value="31229.0"/>
          <table:table-cell office:value-type="float" office:value="0.0"/>
          <table:table-cell office:value-type="float" office:value="0.0"/>
          <table:table-cell table:formula="of:=MIN([.$B304];[.$O304];[.$AB304])" office:value-type="float"/>
          <table:table-cell table:formula="of:=MIN([.$C304];[.$P304];[.$AC304])" office:value-type="float"/>
          <table:table-cell table:formula="of:=MIN([.$D304];[.$Q304];[.$AD304])" office:value-type="float"/>
          <table:table-cell table:formula="of:=MIN([.$E304];[.$R304];[.$AE304])" office:value-type="float"/>
          <table:table-cell table:formula="of:=MIN([.$F304];[.$S304];[.$AF304])" office:value-type="float"/>
          <table:table-cell table:formula="of:=MIN([.$G304];[.$T304];[.$AG304])" office:value-type="float"/>
          <table:table-cell table:formula="of:=MIN([.$H304];[.$U304];[.$AH304])" office:value-type="float"/>
          <table:table-cell table:formula="of:=MIN([.$I304];[.$V304];[.$AI304])" office:value-type="float"/>
          <table:table-cell table:formula="of:=MIN([.$J304];[.$W304])" office:value-type="float"/>
          <table:table-cell table:formula="of:=MIN([.$K304];[.$X304];[.$AJ304])" office:value-type="float"/>
          <table:table-cell table:formula="of:=MIN([.$L304];[.$Y304];[.$AK304])" office:value-type="float"/>
          <table:table-cell table:formula="of:=MIN([.$M304];[.$Z304];[.$AL304])" office:value-type="float"/>
          <table:table-cell table:formula="of:=MIN([.$N304];[.$AA304];[.$AM304])" office:value-type="float"/>
          <table:table-cell table:formula="of:=MEDIAN([.$B304];[.$O304];[.$AB304])" office:value-type="float"/>
          <table:table-cell table:formula="of:=MEDIAN([.$C304];[.$P304];[.$AC304])" office:value-type="float"/>
          <table:table-cell table:formula="of:=MEDIAN([.$D304];[.$Q304];[.$AD304])" office:value-type="float"/>
          <table:table-cell table:formula="of:=MEDIAN([.$E304];[.$R304];[.$AE304])" office:value-type="float"/>
          <table:table-cell table:formula="of:=MEDIAN([.$F304];[.$S304];[.$AF304])" office:value-type="float"/>
          <table:table-cell table:formula="of:=MEDIAN([.$G304];[.$T304];[.$AG304])" office:value-type="float"/>
          <table:table-cell table:formula="of:=MEDIAN([.$H304];[.$U304];[.$AH304])" office:value-type="float"/>
          <table:table-cell table:formula="of:=MEDIAN([.$I304];[.$V304];[.$AI304])" office:value-type="float"/>
          <table:table-cell table:formula="of:=MEDIAN([.$J304];[.$W304])" office:value-type="float"/>
          <table:table-cell table:formula="of:=MEDIAN([.$K304];[.$X304];[.$AJ304])" office:value-type="float"/>
          <table:table-cell table:formula="of:=MEDIAN([.$L304];[.$Y304];[.$AK304])" office:value-type="float"/>
          <table:table-cell table:formula="of:=MEDIAN([.$M304];[.$Z304];[.$AL304])" office:value-type="float"/>
          <table:table-cell table:formula="of:=MEDIAN([.$N304];[.$AA304];[.$AM304])" office:value-type="float"/>
          <table:table-cell table:formula="of:=MAX([.$B304];[.$O304];[.$AB304])" office:value-type="float"/>
          <table:table-cell table:formula="of:=MAX([.$C304];[.$P304];[.$AC304])" office:value-type="float"/>
          <table:table-cell table:formula="of:=MAX([.$D304];[.$Q304];[.$AD304])" office:value-type="float"/>
          <table:table-cell table:formula="of:=MAX([.$E304];[.$R304];[.$AE304])" office:value-type="float"/>
          <table:table-cell table:formula="of:=MAX([.$F304];[.$S304];[.$AF304])" office:value-type="float"/>
          <table:table-cell table:formula="of:=MAX([.$G304];[.$T304];[.$AG304])" office:value-type="float"/>
          <table:table-cell table:formula="of:=MAX([.$H304];[.$U304];[.$AH304])" office:value-type="float"/>
          <table:table-cell table:formula="of:=MAX([.$I304];[.$V304];[.$AI304])" office:value-type="float"/>
          <table:table-cell table:formula="of:=MAX([.$J304];[.$W304])" office:value-type="float"/>
          <table:table-cell table:formula="of:=MAX([.$K304];[.$X304];[.$AJ304])" office:value-type="float"/>
          <table:table-cell table:formula="of:=MAX([.$L304];[.$Y304];[.$AK304])" office:value-type="float"/>
          <table:table-cell table:formula="of:=MAX([.$M304];[.$Z304];[.$AL304])" office:value-type="float"/>
          <table:table-cell table:formula="of:=MAX([.$N304];[.$AA304];[.$AM304])" office:value-type="float"/>
        </table:table-row>
        <table:table-row table:style-name="ro1">
          <table:table-cell office:value-type="string">
            <text:p>BLOCKS.BLOCKS-8-1.asp/3</text:p>
          </table:table-cell>
          <table:table-cell office:value-type="float" office:value="0.103866"/>
          <table:table-cell office:value-type="float" office:value="0.0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784.0"/>
          <table:table-cell office:value-type="float" office:value="69.0"/>
          <table:table-cell office:value-type="float" office:value="0.0"/>
          <table:table-cell office:value-type="float" office:value="0.0"/>
          <table:table-cell office:value-type="float" office:value="0.101708"/>
          <table:table-cell office:value-type="float" office:value="0.0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784.0"/>
          <table:table-cell office:value-type="float" office:value="69.0"/>
          <table:table-cell office:value-type="float" office:value="0.0"/>
          <table:table-cell office:value-type="float" office:value="0.0"/>
          <table:table-cell office:value-type="float" office:value="0.093976"/>
          <table:table-cell office:value-type="float" office:value="0.0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784.0"/>
          <table:table-cell office:value-type="float" office:value="69.0"/>
          <table:table-cell office:value-type="float" office:value="0.0"/>
          <table:table-cell office:value-type="float" office:value="0.0"/>
          <table:table-cell table:formula="of:=MIN([.$B305];[.$O305];[.$AB305])" office:value-type="float"/>
          <table:table-cell table:formula="of:=MIN([.$C305];[.$P305];[.$AC305])" office:value-type="float"/>
          <table:table-cell table:formula="of:=MIN([.$D305];[.$Q305];[.$AD305])" office:value-type="float"/>
          <table:table-cell table:formula="of:=MIN([.$E305];[.$R305];[.$AE305])" office:value-type="float"/>
          <table:table-cell table:formula="of:=MIN([.$F305];[.$S305];[.$AF305])" office:value-type="float"/>
          <table:table-cell table:formula="of:=MIN([.$G305];[.$T305];[.$AG305])" office:value-type="float"/>
          <table:table-cell table:formula="of:=MIN([.$H305];[.$U305];[.$AH305])" office:value-type="float"/>
          <table:table-cell table:formula="of:=MIN([.$I305];[.$V305];[.$AI305])" office:value-type="float"/>
          <table:table-cell table:formula="of:=MIN([.$J305];[.$W305])" office:value-type="float"/>
          <table:table-cell table:formula="of:=MIN([.$K305];[.$X305];[.$AJ305])" office:value-type="float"/>
          <table:table-cell table:formula="of:=MIN([.$L305];[.$Y305];[.$AK305])" office:value-type="float"/>
          <table:table-cell table:formula="of:=MIN([.$M305];[.$Z305];[.$AL305])" office:value-type="float"/>
          <table:table-cell table:formula="of:=MIN([.$N305];[.$AA305];[.$AM305])" office:value-type="float"/>
          <table:table-cell table:formula="of:=MEDIAN([.$B305];[.$O305];[.$AB305])" office:value-type="float"/>
          <table:table-cell table:formula="of:=MEDIAN([.$C305];[.$P305];[.$AC305])" office:value-type="float"/>
          <table:table-cell table:formula="of:=MEDIAN([.$D305];[.$Q305];[.$AD305])" office:value-type="float"/>
          <table:table-cell table:formula="of:=MEDIAN([.$E305];[.$R305];[.$AE305])" office:value-type="float"/>
          <table:table-cell table:formula="of:=MEDIAN([.$F305];[.$S305];[.$AF305])" office:value-type="float"/>
          <table:table-cell table:formula="of:=MEDIAN([.$G305];[.$T305];[.$AG305])" office:value-type="float"/>
          <table:table-cell table:formula="of:=MEDIAN([.$H305];[.$U305];[.$AH305])" office:value-type="float"/>
          <table:table-cell table:formula="of:=MEDIAN([.$I305];[.$V305];[.$AI305])" office:value-type="float"/>
          <table:table-cell table:formula="of:=MEDIAN([.$J305];[.$W305])" office:value-type="float"/>
          <table:table-cell table:formula="of:=MEDIAN([.$K305];[.$X305];[.$AJ305])" office:value-type="float"/>
          <table:table-cell table:formula="of:=MEDIAN([.$L305];[.$Y305];[.$AK305])" office:value-type="float"/>
          <table:table-cell table:formula="of:=MEDIAN([.$M305];[.$Z305];[.$AL305])" office:value-type="float"/>
          <table:table-cell table:formula="of:=MEDIAN([.$N305];[.$AA305];[.$AM305])" office:value-type="float"/>
          <table:table-cell table:formula="of:=MAX([.$B305];[.$O305];[.$AB305])" office:value-type="float"/>
          <table:table-cell table:formula="of:=MAX([.$C305];[.$P305];[.$AC305])" office:value-type="float"/>
          <table:table-cell table:formula="of:=MAX([.$D305];[.$Q305];[.$AD305])" office:value-type="float"/>
          <table:table-cell table:formula="of:=MAX([.$E305];[.$R305];[.$AE305])" office:value-type="float"/>
          <table:table-cell table:formula="of:=MAX([.$F305];[.$S305];[.$AF305])" office:value-type="float"/>
          <table:table-cell table:formula="of:=MAX([.$G305];[.$T305];[.$AG305])" office:value-type="float"/>
          <table:table-cell table:formula="of:=MAX([.$H305];[.$U305];[.$AH305])" office:value-type="float"/>
          <table:table-cell table:formula="of:=MAX([.$I305];[.$V305];[.$AI305])" office:value-type="float"/>
          <table:table-cell table:formula="of:=MAX([.$J305];[.$W305])" office:value-type="float"/>
          <table:table-cell table:formula="of:=MAX([.$K305];[.$X305];[.$AJ305])" office:value-type="float"/>
          <table:table-cell table:formula="of:=MAX([.$L305];[.$Y305];[.$AK305])" office:value-type="float"/>
          <table:table-cell table:formula="of:=MAX([.$M305];[.$Z305];[.$AL305])" office:value-type="float"/>
          <table:table-cell table:formula="of:=MAX([.$N305];[.$AA305];[.$AM305])" office:value-type="float"/>
        </table:table-row>
        <table:table-row table:style-name="ro1">
          <table:table-cell office:value-type="string">
            <text:p>BLOCKS.BLOCKS-8-1.asp/30</text:p>
          </table:table-cell>
          <table:table-cell office:value-type="float" office:value="0.701167"/>
          <table:table-cell office:value-type="float" office:value="0.643"/>
          <table:table-cell office:value-type="float" office:value="0.14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616.0"/>
          <table:table-cell office:value-type="float" office:value="2254.0"/>
          <table:table-cell office:value-type="float" office:value="2253.0"/>
          <table:table-cell office:value-type="float" office:value="42503.0"/>
          <table:table-cell office:value-type="float" office:value="32393.0"/>
          <table:table-cell office:value-type="float" office:value="0.0"/>
          <table:table-cell office:value-type="float" office:value="0.0"/>
          <table:table-cell office:value-type="float" office:value="0.700535"/>
          <table:table-cell office:value-type="float" office:value="0.643"/>
          <table:table-cell office:value-type="float" office:value="0.15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616.0"/>
          <table:table-cell office:value-type="float" office:value="2254.0"/>
          <table:table-cell office:value-type="float" office:value="2253.0"/>
          <table:table-cell office:value-type="float" office:value="42503.0"/>
          <table:table-cell office:value-type="float" office:value="32393.0"/>
          <table:table-cell office:value-type="float" office:value="0.0"/>
          <table:table-cell office:value-type="float" office:value="0.0"/>
          <table:table-cell office:value-type="float" office:value="2.45768"/>
          <table:table-cell office:value-type="float" office:value="2.402"/>
          <table:table-cell office:value-type="float" office:value="1.93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2831.0"/>
          <table:table-cell office:value-type="float" office:value="19387.0"/>
          <table:table-cell office:value-type="float" office:value="42503.0"/>
          <table:table-cell office:value-type="float" office:value="32393.0"/>
          <table:table-cell office:value-type="float" office:value="0.0"/>
          <table:table-cell office:value-type="float" office:value="0.0"/>
          <table:table-cell table:formula="of:=MIN([.$B306];[.$O306];[.$AB306])" office:value-type="float"/>
          <table:table-cell table:formula="of:=MIN([.$C306];[.$P306];[.$AC306])" office:value-type="float"/>
          <table:table-cell table:formula="of:=MIN([.$D306];[.$Q306];[.$AD306])" office:value-type="float"/>
          <table:table-cell table:formula="of:=MIN([.$E306];[.$R306];[.$AE306])" office:value-type="float"/>
          <table:table-cell table:formula="of:=MIN([.$F306];[.$S306];[.$AF306])" office:value-type="float"/>
          <table:table-cell table:formula="of:=MIN([.$G306];[.$T306];[.$AG306])" office:value-type="float"/>
          <table:table-cell table:formula="of:=MIN([.$H306];[.$U306];[.$AH306])" office:value-type="float"/>
          <table:table-cell table:formula="of:=MIN([.$I306];[.$V306];[.$AI306])" office:value-type="float"/>
          <table:table-cell table:formula="of:=MIN([.$J306];[.$W306])" office:value-type="float"/>
          <table:table-cell table:formula="of:=MIN([.$K306];[.$X306];[.$AJ306])" office:value-type="float"/>
          <table:table-cell table:formula="of:=MIN([.$L306];[.$Y306];[.$AK306])" office:value-type="float"/>
          <table:table-cell table:formula="of:=MIN([.$M306];[.$Z306];[.$AL306])" office:value-type="float"/>
          <table:table-cell table:formula="of:=MIN([.$N306];[.$AA306];[.$AM306])" office:value-type="float"/>
          <table:table-cell table:formula="of:=MEDIAN([.$B306];[.$O306];[.$AB306])" office:value-type="float"/>
          <table:table-cell table:formula="of:=MEDIAN([.$C306];[.$P306];[.$AC306])" office:value-type="float"/>
          <table:table-cell table:formula="of:=MEDIAN([.$D306];[.$Q306];[.$AD306])" office:value-type="float"/>
          <table:table-cell table:formula="of:=MEDIAN([.$E306];[.$R306];[.$AE306])" office:value-type="float"/>
          <table:table-cell table:formula="of:=MEDIAN([.$F306];[.$S306];[.$AF306])" office:value-type="float"/>
          <table:table-cell table:formula="of:=MEDIAN([.$G306];[.$T306];[.$AG306])" office:value-type="float"/>
          <table:table-cell table:formula="of:=MEDIAN([.$H306];[.$U306];[.$AH306])" office:value-type="float"/>
          <table:table-cell table:formula="of:=MEDIAN([.$I306];[.$V306];[.$AI306])" office:value-type="float"/>
          <table:table-cell table:formula="of:=MEDIAN([.$J306];[.$W306])" office:value-type="float"/>
          <table:table-cell table:formula="of:=MEDIAN([.$K306];[.$X306];[.$AJ306])" office:value-type="float"/>
          <table:table-cell table:formula="of:=MEDIAN([.$L306];[.$Y306];[.$AK306])" office:value-type="float"/>
          <table:table-cell table:formula="of:=MEDIAN([.$M306];[.$Z306];[.$AL306])" office:value-type="float"/>
          <table:table-cell table:formula="of:=MEDIAN([.$N306];[.$AA306];[.$AM306])" office:value-type="float"/>
          <table:table-cell table:formula="of:=MAX([.$B306];[.$O306];[.$AB306])" office:value-type="float"/>
          <table:table-cell table:formula="of:=MAX([.$C306];[.$P306];[.$AC306])" office:value-type="float"/>
          <table:table-cell table:formula="of:=MAX([.$D306];[.$Q306];[.$AD306])" office:value-type="float"/>
          <table:table-cell table:formula="of:=MAX([.$E306];[.$R306];[.$AE306])" office:value-type="float"/>
          <table:table-cell table:formula="of:=MAX([.$F306];[.$S306];[.$AF306])" office:value-type="float"/>
          <table:table-cell table:formula="of:=MAX([.$G306];[.$T306];[.$AG306])" office:value-type="float"/>
          <table:table-cell table:formula="of:=MAX([.$H306];[.$U306];[.$AH306])" office:value-type="float"/>
          <table:table-cell table:formula="of:=MAX([.$I306];[.$V306];[.$AI306])" office:value-type="float"/>
          <table:table-cell table:formula="of:=MAX([.$J306];[.$W306])" office:value-type="float"/>
          <table:table-cell table:formula="of:=MAX([.$K306];[.$X306];[.$AJ306])" office:value-type="float"/>
          <table:table-cell table:formula="of:=MAX([.$L306];[.$Y306];[.$AK306])" office:value-type="float"/>
          <table:table-cell table:formula="of:=MAX([.$M306];[.$Z306];[.$AL306])" office:value-type="float"/>
          <table:table-cell table:formula="of:=MAX([.$N306];[.$AA306];[.$AM306])" office:value-type="float"/>
        </table:table-row>
        <table:table-row table:style-name="ro1">
          <table:table-cell office:value-type="string">
            <text:p>BLOCKS.BLOCKS-8-1.asp/31</text:p>
          </table:table-cell>
          <table:table-cell office:value-type="float" office:value="300.0"/>
          <table:table-cell office:value-type="float" office:value="299.986"/>
          <table:table-cell office:value-type="float" office:value="299.4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73996.0"/>
          <table:table-cell office:value-type="float" office:value="659707.0"/>
          <table:table-cell office:value-type="float" office:value="659707.0"/>
          <table:table-cell office:value-type="float" office:value="43900.0"/>
          <table:table-cell office:value-type="float" office:value="3355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5"/>
          <table:table-cell office:value-type="float" office:value="299.4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77649.0"/>
          <table:table-cell office:value-type="float" office:value="663994.0"/>
          <table:table-cell office:value-type="float" office:value="663994.0"/>
          <table:table-cell office:value-type="float" office:value="43900.0"/>
          <table:table-cell office:value-type="float" office:value="3355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9.56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88484.0"/>
          <table:table-cell office:value-type="float" office:value="900887.0"/>
          <table:table-cell office:value-type="float" office:value="43900.0"/>
          <table:table-cell office:value-type="float" office:value="33557.0"/>
          <table:table-cell office:value-type="float" office:value="0.0"/>
          <table:table-cell office:value-type="float" office:value="0.0"/>
          <table:table-cell table:formula="of:=MIN([.$B307];[.$O307];[.$AB307])" office:value-type="float"/>
          <table:table-cell table:formula="of:=MIN([.$C307];[.$P307];[.$AC307])" office:value-type="float"/>
          <table:table-cell table:formula="of:=MIN([.$D307];[.$Q307];[.$AD307])" office:value-type="float"/>
          <table:table-cell table:formula="of:=MIN([.$E307];[.$R307];[.$AE307])" office:value-type="float"/>
          <table:table-cell table:formula="of:=MIN([.$F307];[.$S307];[.$AF307])" office:value-type="float"/>
          <table:table-cell table:formula="of:=MIN([.$G307];[.$T307];[.$AG307])" office:value-type="float"/>
          <table:table-cell table:formula="of:=MIN([.$H307];[.$U307];[.$AH307])" office:value-type="float"/>
          <table:table-cell table:formula="of:=MIN([.$I307];[.$V307];[.$AI307])" office:value-type="float"/>
          <table:table-cell table:formula="of:=MIN([.$J307];[.$W307])" office:value-type="float"/>
          <table:table-cell table:formula="of:=MIN([.$K307];[.$X307];[.$AJ307])" office:value-type="float"/>
          <table:table-cell table:formula="of:=MIN([.$L307];[.$Y307];[.$AK307])" office:value-type="float"/>
          <table:table-cell table:formula="of:=MIN([.$M307];[.$Z307];[.$AL307])" office:value-type="float"/>
          <table:table-cell table:formula="of:=MIN([.$N307];[.$AA307];[.$AM307])" office:value-type="float"/>
          <table:table-cell table:formula="of:=MEDIAN([.$B307];[.$O307];[.$AB307])" office:value-type="float"/>
          <table:table-cell table:formula="of:=MEDIAN([.$C307];[.$P307];[.$AC307])" office:value-type="float"/>
          <table:table-cell table:formula="of:=MEDIAN([.$D307];[.$Q307];[.$AD307])" office:value-type="float"/>
          <table:table-cell table:formula="of:=MEDIAN([.$E307];[.$R307];[.$AE307])" office:value-type="float"/>
          <table:table-cell table:formula="of:=MEDIAN([.$F307];[.$S307];[.$AF307])" office:value-type="float"/>
          <table:table-cell table:formula="of:=MEDIAN([.$G307];[.$T307];[.$AG307])" office:value-type="float"/>
          <table:table-cell table:formula="of:=MEDIAN([.$H307];[.$U307];[.$AH307])" office:value-type="float"/>
          <table:table-cell table:formula="of:=MEDIAN([.$I307];[.$V307];[.$AI307])" office:value-type="float"/>
          <table:table-cell table:formula="of:=MEDIAN([.$J307];[.$W307])" office:value-type="float"/>
          <table:table-cell table:formula="of:=MEDIAN([.$K307];[.$X307];[.$AJ307])" office:value-type="float"/>
          <table:table-cell table:formula="of:=MEDIAN([.$L307];[.$Y307];[.$AK307])" office:value-type="float"/>
          <table:table-cell table:formula="of:=MEDIAN([.$M307];[.$Z307];[.$AL307])" office:value-type="float"/>
          <table:table-cell table:formula="of:=MEDIAN([.$N307];[.$AA307];[.$AM307])" office:value-type="float"/>
          <table:table-cell table:formula="of:=MAX([.$B307];[.$O307];[.$AB307])" office:value-type="float"/>
          <table:table-cell table:formula="of:=MAX([.$C307];[.$P307];[.$AC307])" office:value-type="float"/>
          <table:table-cell table:formula="of:=MAX([.$D307];[.$Q307];[.$AD307])" office:value-type="float"/>
          <table:table-cell table:formula="of:=MAX([.$E307];[.$R307];[.$AE307])" office:value-type="float"/>
          <table:table-cell table:formula="of:=MAX([.$F307];[.$S307];[.$AF307])" office:value-type="float"/>
          <table:table-cell table:formula="of:=MAX([.$G307];[.$T307];[.$AG307])" office:value-type="float"/>
          <table:table-cell table:formula="of:=MAX([.$H307];[.$U307];[.$AH307])" office:value-type="float"/>
          <table:table-cell table:formula="of:=MAX([.$I307];[.$V307];[.$AI307])" office:value-type="float"/>
          <table:table-cell table:formula="of:=MAX([.$J307];[.$W307])" office:value-type="float"/>
          <table:table-cell table:formula="of:=MAX([.$K307];[.$X307];[.$AJ307])" office:value-type="float"/>
          <table:table-cell table:formula="of:=MAX([.$L307];[.$Y307];[.$AK307])" office:value-type="float"/>
          <table:table-cell table:formula="of:=MAX([.$M307];[.$Z307];[.$AL307])" office:value-type="float"/>
          <table:table-cell table:formula="of:=MAX([.$N307];[.$AA307];[.$AM307])" office:value-type="float"/>
        </table:table-row>
        <table:table-row table:style-name="ro1">
          <table:table-cell office:value-type="string">
            <text:p>BLOCKS.BLOCKS-8-1.asp/32</text:p>
          </table:table-cell>
          <table:table-cell office:value-type="float" office:value="0.885389"/>
          <table:table-cell office:value-type="float" office:value="0.834"/>
          <table:table-cell office:value-type="float" office:value="0.22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030.0"/>
          <table:table-cell office:value-type="float" office:value="4214.0"/>
          <table:table-cell office:value-type="float" office:value="4213.0"/>
          <table:table-cell office:value-type="float" office:value="45297.0"/>
          <table:table-cell office:value-type="float" office:value="34721.0"/>
          <table:table-cell office:value-type="float" office:value="0.0"/>
          <table:table-cell office:value-type="float" office:value="0.0"/>
          <table:table-cell office:value-type="float" office:value="0.820652"/>
          <table:table-cell office:value-type="float" office:value="0.769"/>
          <table:table-cell office:value-type="float" office:value="0.23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030.0"/>
          <table:table-cell office:value-type="float" office:value="4214.0"/>
          <table:table-cell office:value-type="float" office:value="4213.0"/>
          <table:table-cell office:value-type="float" office:value="45297.0"/>
          <table:table-cell office:value-type="float" office:value="34721.0"/>
          <table:table-cell office:value-type="float" office:value="0.0"/>
          <table:table-cell office:value-type="float" office:value="0.0"/>
          <table:table-cell office:value-type="float" office:value="1.87206"/>
          <table:table-cell office:value-type="float" office:value="1.826"/>
          <table:table-cell office:value-type="float" office:value="1.3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0202.0"/>
          <table:table-cell office:value-type="float" office:value="16753.0"/>
          <table:table-cell office:value-type="float" office:value="45297.0"/>
          <table:table-cell office:value-type="float" office:value="34721.0"/>
          <table:table-cell office:value-type="float" office:value="0.0"/>
          <table:table-cell office:value-type="float" office:value="0.0"/>
          <table:table-cell table:formula="of:=MIN([.$B308];[.$O308];[.$AB308])" office:value-type="float"/>
          <table:table-cell table:formula="of:=MIN([.$C308];[.$P308];[.$AC308])" office:value-type="float"/>
          <table:table-cell table:formula="of:=MIN([.$D308];[.$Q308];[.$AD308])" office:value-type="float"/>
          <table:table-cell table:formula="of:=MIN([.$E308];[.$R308];[.$AE308])" office:value-type="float"/>
          <table:table-cell table:formula="of:=MIN([.$F308];[.$S308];[.$AF308])" office:value-type="float"/>
          <table:table-cell table:formula="of:=MIN([.$G308];[.$T308];[.$AG308])" office:value-type="float"/>
          <table:table-cell table:formula="of:=MIN([.$H308];[.$U308];[.$AH308])" office:value-type="float"/>
          <table:table-cell table:formula="of:=MIN([.$I308];[.$V308];[.$AI308])" office:value-type="float"/>
          <table:table-cell table:formula="of:=MIN([.$J308];[.$W308])" office:value-type="float"/>
          <table:table-cell table:formula="of:=MIN([.$K308];[.$X308];[.$AJ308])" office:value-type="float"/>
          <table:table-cell table:formula="of:=MIN([.$L308];[.$Y308];[.$AK308])" office:value-type="float"/>
          <table:table-cell table:formula="of:=MIN([.$M308];[.$Z308];[.$AL308])" office:value-type="float"/>
          <table:table-cell table:formula="of:=MIN([.$N308];[.$AA308];[.$AM308])" office:value-type="float"/>
          <table:table-cell table:formula="of:=MEDIAN([.$B308];[.$O308];[.$AB308])" office:value-type="float"/>
          <table:table-cell table:formula="of:=MEDIAN([.$C308];[.$P308];[.$AC308])" office:value-type="float"/>
          <table:table-cell table:formula="of:=MEDIAN([.$D308];[.$Q308];[.$AD308])" office:value-type="float"/>
          <table:table-cell table:formula="of:=MEDIAN([.$E308];[.$R308];[.$AE308])" office:value-type="float"/>
          <table:table-cell table:formula="of:=MEDIAN([.$F308];[.$S308];[.$AF308])" office:value-type="float"/>
          <table:table-cell table:formula="of:=MEDIAN([.$G308];[.$T308];[.$AG308])" office:value-type="float"/>
          <table:table-cell table:formula="of:=MEDIAN([.$H308];[.$U308];[.$AH308])" office:value-type="float"/>
          <table:table-cell table:formula="of:=MEDIAN([.$I308];[.$V308];[.$AI308])" office:value-type="float"/>
          <table:table-cell table:formula="of:=MEDIAN([.$J308];[.$W308])" office:value-type="float"/>
          <table:table-cell table:formula="of:=MEDIAN([.$K308];[.$X308];[.$AJ308])" office:value-type="float"/>
          <table:table-cell table:formula="of:=MEDIAN([.$L308];[.$Y308];[.$AK308])" office:value-type="float"/>
          <table:table-cell table:formula="of:=MEDIAN([.$M308];[.$Z308];[.$AL308])" office:value-type="float"/>
          <table:table-cell table:formula="of:=MEDIAN([.$N308];[.$AA308];[.$AM308])" office:value-type="float"/>
          <table:table-cell table:formula="of:=MAX([.$B308];[.$O308];[.$AB308])" office:value-type="float"/>
          <table:table-cell table:formula="of:=MAX([.$C308];[.$P308];[.$AC308])" office:value-type="float"/>
          <table:table-cell table:formula="of:=MAX([.$D308];[.$Q308];[.$AD308])" office:value-type="float"/>
          <table:table-cell table:formula="of:=MAX([.$E308];[.$R308];[.$AE308])" office:value-type="float"/>
          <table:table-cell table:formula="of:=MAX([.$F308];[.$S308];[.$AF308])" office:value-type="float"/>
          <table:table-cell table:formula="of:=MAX([.$G308];[.$T308];[.$AG308])" office:value-type="float"/>
          <table:table-cell table:formula="of:=MAX([.$H308];[.$U308];[.$AH308])" office:value-type="float"/>
          <table:table-cell table:formula="of:=MAX([.$I308];[.$V308];[.$AI308])" office:value-type="float"/>
          <table:table-cell table:formula="of:=MAX([.$J308];[.$W308])" office:value-type="float"/>
          <table:table-cell table:formula="of:=MAX([.$K308];[.$X308];[.$AJ308])" office:value-type="float"/>
          <table:table-cell table:formula="of:=MAX([.$L308];[.$Y308];[.$AK308])" office:value-type="float"/>
          <table:table-cell table:formula="of:=MAX([.$M308];[.$Z308];[.$AL308])" office:value-type="float"/>
          <table:table-cell table:formula="of:=MAX([.$N308];[.$AA308];[.$AM308])" office:value-type="float"/>
        </table:table-row>
        <table:table-row table:style-name="ro1">
          <table:table-cell office:value-type="string">
            <text:p>BLOCKS.BLOCKS-8-1.asp/33</text:p>
          </table:table-cell>
          <table:table-cell office:value-type="float" office:value="300.0"/>
          <table:table-cell office:value-type="float" office:value="299.985"/>
          <table:table-cell office:value-type="float" office:value="299.43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97912.0"/>
          <table:table-cell office:value-type="float" office:value="679209.0"/>
          <table:table-cell office:value-type="float" office:value="679209.0"/>
          <table:table-cell office:value-type="float" office:value="46694.0"/>
          <table:table-cell office:value-type="float" office:value="3588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4"/>
          <table:table-cell office:value-type="float" office:value="299.32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99869.0"/>
          <table:table-cell office:value-type="float" office:value="681400.0"/>
          <table:table-cell office:value-type="float" office:value="681400.0"/>
          <table:table-cell office:value-type="float" office:value="46694.0"/>
          <table:table-cell office:value-type="float" office:value="3588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9.47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43800.0"/>
          <table:table-cell office:value-type="float" office:value="846702.0"/>
          <table:table-cell office:value-type="float" office:value="46694.0"/>
          <table:table-cell office:value-type="float" office:value="35885.0"/>
          <table:table-cell office:value-type="float" office:value="0.0"/>
          <table:table-cell office:value-type="float" office:value="0.0"/>
          <table:table-cell table:formula="of:=MIN([.$B309];[.$O309];[.$AB309])" office:value-type="float"/>
          <table:table-cell table:formula="of:=MIN([.$C309];[.$P309];[.$AC309])" office:value-type="float"/>
          <table:table-cell table:formula="of:=MIN([.$D309];[.$Q309];[.$AD309])" office:value-type="float"/>
          <table:table-cell table:formula="of:=MIN([.$E309];[.$R309];[.$AE309])" office:value-type="float"/>
          <table:table-cell table:formula="of:=MIN([.$F309];[.$S309];[.$AF309])" office:value-type="float"/>
          <table:table-cell table:formula="of:=MIN([.$G309];[.$T309];[.$AG309])" office:value-type="float"/>
          <table:table-cell table:formula="of:=MIN([.$H309];[.$U309];[.$AH309])" office:value-type="float"/>
          <table:table-cell table:formula="of:=MIN([.$I309];[.$V309];[.$AI309])" office:value-type="float"/>
          <table:table-cell table:formula="of:=MIN([.$J309];[.$W309])" office:value-type="float"/>
          <table:table-cell table:formula="of:=MIN([.$K309];[.$X309];[.$AJ309])" office:value-type="float"/>
          <table:table-cell table:formula="of:=MIN([.$L309];[.$Y309];[.$AK309])" office:value-type="float"/>
          <table:table-cell table:formula="of:=MIN([.$M309];[.$Z309];[.$AL309])" office:value-type="float"/>
          <table:table-cell table:formula="of:=MIN([.$N309];[.$AA309];[.$AM309])" office:value-type="float"/>
          <table:table-cell table:formula="of:=MEDIAN([.$B309];[.$O309];[.$AB309])" office:value-type="float"/>
          <table:table-cell table:formula="of:=MEDIAN([.$C309];[.$P309];[.$AC309])" office:value-type="float"/>
          <table:table-cell table:formula="of:=MEDIAN([.$D309];[.$Q309];[.$AD309])" office:value-type="float"/>
          <table:table-cell table:formula="of:=MEDIAN([.$E309];[.$R309];[.$AE309])" office:value-type="float"/>
          <table:table-cell table:formula="of:=MEDIAN([.$F309];[.$S309];[.$AF309])" office:value-type="float"/>
          <table:table-cell table:formula="of:=MEDIAN([.$G309];[.$T309];[.$AG309])" office:value-type="float"/>
          <table:table-cell table:formula="of:=MEDIAN([.$H309];[.$U309];[.$AH309])" office:value-type="float"/>
          <table:table-cell table:formula="of:=MEDIAN([.$I309];[.$V309];[.$AI309])" office:value-type="float"/>
          <table:table-cell table:formula="of:=MEDIAN([.$J309];[.$W309])" office:value-type="float"/>
          <table:table-cell table:formula="of:=MEDIAN([.$K309];[.$X309];[.$AJ309])" office:value-type="float"/>
          <table:table-cell table:formula="of:=MEDIAN([.$L309];[.$Y309];[.$AK309])" office:value-type="float"/>
          <table:table-cell table:formula="of:=MEDIAN([.$M309];[.$Z309];[.$AL309])" office:value-type="float"/>
          <table:table-cell table:formula="of:=MEDIAN([.$N309];[.$AA309];[.$AM309])" office:value-type="float"/>
          <table:table-cell table:formula="of:=MAX([.$B309];[.$O309];[.$AB309])" office:value-type="float"/>
          <table:table-cell table:formula="of:=MAX([.$C309];[.$P309];[.$AC309])" office:value-type="float"/>
          <table:table-cell table:formula="of:=MAX([.$D309];[.$Q309];[.$AD309])" office:value-type="float"/>
          <table:table-cell table:formula="of:=MAX([.$E309];[.$R309];[.$AE309])" office:value-type="float"/>
          <table:table-cell table:formula="of:=MAX([.$F309];[.$S309];[.$AF309])" office:value-type="float"/>
          <table:table-cell table:formula="of:=MAX([.$G309];[.$T309];[.$AG309])" office:value-type="float"/>
          <table:table-cell table:formula="of:=MAX([.$H309];[.$U309];[.$AH309])" office:value-type="float"/>
          <table:table-cell table:formula="of:=MAX([.$I309];[.$V309];[.$AI309])" office:value-type="float"/>
          <table:table-cell table:formula="of:=MAX([.$J309];[.$W309])" office:value-type="float"/>
          <table:table-cell table:formula="of:=MAX([.$K309];[.$X309];[.$AJ309])" office:value-type="float"/>
          <table:table-cell table:formula="of:=MAX([.$L309];[.$Y309];[.$AK309])" office:value-type="float"/>
          <table:table-cell table:formula="of:=MAX([.$M309];[.$Z309];[.$AL309])" office:value-type="float"/>
          <table:table-cell table:formula="of:=MAX([.$N309];[.$AA309];[.$AM309])" office:value-type="float"/>
        </table:table-row>
        <table:table-row table:style-name="ro1">
          <table:table-cell office:value-type="string">
            <text:p>BLOCKS.BLOCKS-8-1.asp/34</text:p>
          </table:table-cell>
          <table:table-cell office:value-type="float" office:value="0.809203"/>
          <table:table-cell office:value-type="float" office:value="0.749"/>
          <table:table-cell office:value-type="float" office:value="0.17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735.0"/>
          <table:table-cell office:value-type="float" office:value="2904.0"/>
          <table:table-cell office:value-type="float" office:value="2903.0"/>
          <table:table-cell office:value-type="float" office:value="48091.0"/>
          <table:table-cell office:value-type="float" office:value="37049.0"/>
          <table:table-cell office:value-type="float" office:value="0.0"/>
          <table:table-cell office:value-type="float" office:value="0.0"/>
          <table:table-cell office:value-type="float" office:value="0.83477"/>
          <table:table-cell office:value-type="float" office:value="0.776"/>
          <table:table-cell office:value-type="float" office:value="0.18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735.0"/>
          <table:table-cell office:value-type="float" office:value="2904.0"/>
          <table:table-cell office:value-type="float" office:value="2903.0"/>
          <table:table-cell office:value-type="float" office:value="48091.0"/>
          <table:table-cell office:value-type="float" office:value="37049.0"/>
          <table:table-cell office:value-type="float" office:value="0.0"/>
          <table:table-cell office:value-type="float" office:value="0.0"/>
          <table:table-cell office:value-type="float" office:value="1.44012"/>
          <table:table-cell office:value-type="float" office:value="1.383"/>
          <table:table-cell office:value-type="float" office:value="0.9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6521.0"/>
          <table:table-cell office:value-type="float" office:value="11399.0"/>
          <table:table-cell office:value-type="float" office:value="48091.0"/>
          <table:table-cell office:value-type="float" office:value="37049.0"/>
          <table:table-cell office:value-type="float" office:value="0.0"/>
          <table:table-cell office:value-type="float" office:value="0.0"/>
          <table:table-cell table:formula="of:=MIN([.$B310];[.$O310];[.$AB310])" office:value-type="float"/>
          <table:table-cell table:formula="of:=MIN([.$C310];[.$P310];[.$AC310])" office:value-type="float"/>
          <table:table-cell table:formula="of:=MIN([.$D310];[.$Q310];[.$AD310])" office:value-type="float"/>
          <table:table-cell table:formula="of:=MIN([.$E310];[.$R310];[.$AE310])" office:value-type="float"/>
          <table:table-cell table:formula="of:=MIN([.$F310];[.$S310];[.$AF310])" office:value-type="float"/>
          <table:table-cell table:formula="of:=MIN([.$G310];[.$T310];[.$AG310])" office:value-type="float"/>
          <table:table-cell table:formula="of:=MIN([.$H310];[.$U310];[.$AH310])" office:value-type="float"/>
          <table:table-cell table:formula="of:=MIN([.$I310];[.$V310];[.$AI310])" office:value-type="float"/>
          <table:table-cell table:formula="of:=MIN([.$J310];[.$W310])" office:value-type="float"/>
          <table:table-cell table:formula="of:=MIN([.$K310];[.$X310];[.$AJ310])" office:value-type="float"/>
          <table:table-cell table:formula="of:=MIN([.$L310];[.$Y310];[.$AK310])" office:value-type="float"/>
          <table:table-cell table:formula="of:=MIN([.$M310];[.$Z310];[.$AL310])" office:value-type="float"/>
          <table:table-cell table:formula="of:=MIN([.$N310];[.$AA310];[.$AM310])" office:value-type="float"/>
          <table:table-cell table:formula="of:=MEDIAN([.$B310];[.$O310];[.$AB310])" office:value-type="float"/>
          <table:table-cell table:formula="of:=MEDIAN([.$C310];[.$P310];[.$AC310])" office:value-type="float"/>
          <table:table-cell table:formula="of:=MEDIAN([.$D310];[.$Q310];[.$AD310])" office:value-type="float"/>
          <table:table-cell table:formula="of:=MEDIAN([.$E310];[.$R310];[.$AE310])" office:value-type="float"/>
          <table:table-cell table:formula="of:=MEDIAN([.$F310];[.$S310];[.$AF310])" office:value-type="float"/>
          <table:table-cell table:formula="of:=MEDIAN([.$G310];[.$T310];[.$AG310])" office:value-type="float"/>
          <table:table-cell table:formula="of:=MEDIAN([.$H310];[.$U310];[.$AH310])" office:value-type="float"/>
          <table:table-cell table:formula="of:=MEDIAN([.$I310];[.$V310];[.$AI310])" office:value-type="float"/>
          <table:table-cell table:formula="of:=MEDIAN([.$J310];[.$W310])" office:value-type="float"/>
          <table:table-cell table:formula="of:=MEDIAN([.$K310];[.$X310];[.$AJ310])" office:value-type="float"/>
          <table:table-cell table:formula="of:=MEDIAN([.$L310];[.$Y310];[.$AK310])" office:value-type="float"/>
          <table:table-cell table:formula="of:=MEDIAN([.$M310];[.$Z310];[.$AL310])" office:value-type="float"/>
          <table:table-cell table:formula="of:=MEDIAN([.$N310];[.$AA310];[.$AM310])" office:value-type="float"/>
          <table:table-cell table:formula="of:=MAX([.$B310];[.$O310];[.$AB310])" office:value-type="float"/>
          <table:table-cell table:formula="of:=MAX([.$C310];[.$P310];[.$AC310])" office:value-type="float"/>
          <table:table-cell table:formula="of:=MAX([.$D310];[.$Q310];[.$AD310])" office:value-type="float"/>
          <table:table-cell table:formula="of:=MAX([.$E310];[.$R310];[.$AE310])" office:value-type="float"/>
          <table:table-cell table:formula="of:=MAX([.$F310];[.$S310];[.$AF310])" office:value-type="float"/>
          <table:table-cell table:formula="of:=MAX([.$G310];[.$T310];[.$AG310])" office:value-type="float"/>
          <table:table-cell table:formula="of:=MAX([.$H310];[.$U310];[.$AH310])" office:value-type="float"/>
          <table:table-cell table:formula="of:=MAX([.$I310];[.$V310];[.$AI310])" office:value-type="float"/>
          <table:table-cell table:formula="of:=MAX([.$J310];[.$W310])" office:value-type="float"/>
          <table:table-cell table:formula="of:=MAX([.$K310];[.$X310];[.$AJ310])" office:value-type="float"/>
          <table:table-cell table:formula="of:=MAX([.$L310];[.$Y310];[.$AK310])" office:value-type="float"/>
          <table:table-cell table:formula="of:=MAX([.$M310];[.$Z310];[.$AL310])" office:value-type="float"/>
          <table:table-cell table:formula="of:=MAX([.$N310];[.$AA310];[.$AM310])" office:value-type="float"/>
        </table:table-row>
        <table:table-row table:style-name="ro1">
          <table:table-cell office:value-type="string">
            <text:p>BLOCKS.BLOCKS-8-1.asp/35</text:p>
          </table:table-cell>
          <table:table-cell office:value-type="float" office:value="300.0"/>
          <table:table-cell office:value-type="float" office:value="299.982"/>
          <table:table-cell office:value-type="float" office:value="299.37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79044.0"/>
          <table:table-cell office:value-type="float" office:value="552344.0"/>
          <table:table-cell office:value-type="float" office:value="552344.0"/>
          <table:table-cell office:value-type="float" office:value="49488.0"/>
          <table:table-cell office:value-type="float" office:value="3821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"/>
          <table:table-cell office:value-type="float" office:value="299.37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85337.0"/>
          <table:table-cell office:value-type="float" office:value="559352.0"/>
          <table:table-cell office:value-type="float" office:value="559352.0"/>
          <table:table-cell office:value-type="float" office:value="49488.0"/>
          <table:table-cell office:value-type="float" office:value="3821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3"/>
          <table:table-cell office:value-type="float" office:value="299.51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78077.0"/>
          <table:table-cell office:value-type="float" office:value="1011347.0"/>
          <table:table-cell office:value-type="float" office:value="49488.0"/>
          <table:table-cell office:value-type="float" office:value="38213.0"/>
          <table:table-cell office:value-type="float" office:value="0.0"/>
          <table:table-cell office:value-type="float" office:value="0.0"/>
          <table:table-cell table:formula="of:=MIN([.$B311];[.$O311];[.$AB311])" office:value-type="float"/>
          <table:table-cell table:formula="of:=MIN([.$C311];[.$P311];[.$AC311])" office:value-type="float"/>
          <table:table-cell table:formula="of:=MIN([.$D311];[.$Q311];[.$AD311])" office:value-type="float"/>
          <table:table-cell table:formula="of:=MIN([.$E311];[.$R311];[.$AE311])" office:value-type="float"/>
          <table:table-cell table:formula="of:=MIN([.$F311];[.$S311];[.$AF311])" office:value-type="float"/>
          <table:table-cell table:formula="of:=MIN([.$G311];[.$T311];[.$AG311])" office:value-type="float"/>
          <table:table-cell table:formula="of:=MIN([.$H311];[.$U311];[.$AH311])" office:value-type="float"/>
          <table:table-cell table:formula="of:=MIN([.$I311];[.$V311];[.$AI311])" office:value-type="float"/>
          <table:table-cell table:formula="of:=MIN([.$J311];[.$W311])" office:value-type="float"/>
          <table:table-cell table:formula="of:=MIN([.$K311];[.$X311];[.$AJ311])" office:value-type="float"/>
          <table:table-cell table:formula="of:=MIN([.$L311];[.$Y311];[.$AK311])" office:value-type="float"/>
          <table:table-cell table:formula="of:=MIN([.$M311];[.$Z311];[.$AL311])" office:value-type="float"/>
          <table:table-cell table:formula="of:=MIN([.$N311];[.$AA311];[.$AM311])" office:value-type="float"/>
          <table:table-cell table:formula="of:=MEDIAN([.$B311];[.$O311];[.$AB311])" office:value-type="float"/>
          <table:table-cell table:formula="of:=MEDIAN([.$C311];[.$P311];[.$AC311])" office:value-type="float"/>
          <table:table-cell table:formula="of:=MEDIAN([.$D311];[.$Q311];[.$AD311])" office:value-type="float"/>
          <table:table-cell table:formula="of:=MEDIAN([.$E311];[.$R311];[.$AE311])" office:value-type="float"/>
          <table:table-cell table:formula="of:=MEDIAN([.$F311];[.$S311];[.$AF311])" office:value-type="float"/>
          <table:table-cell table:formula="of:=MEDIAN([.$G311];[.$T311];[.$AG311])" office:value-type="float"/>
          <table:table-cell table:formula="of:=MEDIAN([.$H311];[.$U311];[.$AH311])" office:value-type="float"/>
          <table:table-cell table:formula="of:=MEDIAN([.$I311];[.$V311];[.$AI311])" office:value-type="float"/>
          <table:table-cell table:formula="of:=MEDIAN([.$J311];[.$W311])" office:value-type="float"/>
          <table:table-cell table:formula="of:=MEDIAN([.$K311];[.$X311];[.$AJ311])" office:value-type="float"/>
          <table:table-cell table:formula="of:=MEDIAN([.$L311];[.$Y311];[.$AK311])" office:value-type="float"/>
          <table:table-cell table:formula="of:=MEDIAN([.$M311];[.$Z311];[.$AL311])" office:value-type="float"/>
          <table:table-cell table:formula="of:=MEDIAN([.$N311];[.$AA311];[.$AM311])" office:value-type="float"/>
          <table:table-cell table:formula="of:=MAX([.$B311];[.$O311];[.$AB311])" office:value-type="float"/>
          <table:table-cell table:formula="of:=MAX([.$C311];[.$P311];[.$AC311])" office:value-type="float"/>
          <table:table-cell table:formula="of:=MAX([.$D311];[.$Q311];[.$AD311])" office:value-type="float"/>
          <table:table-cell table:formula="of:=MAX([.$E311];[.$R311];[.$AE311])" office:value-type="float"/>
          <table:table-cell table:formula="of:=MAX([.$F311];[.$S311];[.$AF311])" office:value-type="float"/>
          <table:table-cell table:formula="of:=MAX([.$G311];[.$T311];[.$AG311])" office:value-type="float"/>
          <table:table-cell table:formula="of:=MAX([.$H311];[.$U311];[.$AH311])" office:value-type="float"/>
          <table:table-cell table:formula="of:=MAX([.$I311];[.$V311];[.$AI311])" office:value-type="float"/>
          <table:table-cell table:formula="of:=MAX([.$J311];[.$W311])" office:value-type="float"/>
          <table:table-cell table:formula="of:=MAX([.$K311];[.$X311];[.$AJ311])" office:value-type="float"/>
          <table:table-cell table:formula="of:=MAX([.$L311];[.$Y311];[.$AK311])" office:value-type="float"/>
          <table:table-cell table:formula="of:=MAX([.$M311];[.$Z311];[.$AL311])" office:value-type="float"/>
          <table:table-cell table:formula="of:=MAX([.$N311];[.$AA311];[.$AM311])" office:value-type="float"/>
        </table:table-row>
        <table:table-row table:style-name="ro1">
          <table:table-cell office:value-type="string">
            <text:p>BLOCKS.BLOCKS-8-1.asp/36</text:p>
          </table:table-cell>
          <table:table-cell office:value-type="float" office:value="1.36741"/>
          <table:table-cell office:value-type="float" office:value="1.268"/>
          <table:table-cell office:value-type="float" office:value="0.53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136.0"/>
          <table:table-cell office:value-type="float" office:value="14652.0"/>
          <table:table-cell office:value-type="float" office:value="14651.0"/>
          <table:table-cell office:value-type="float" office:value="50885.0"/>
          <table:table-cell office:value-type="float" office:value="39377.0"/>
          <table:table-cell office:value-type="float" office:value="0.0"/>
          <table:table-cell office:value-type="float" office:value="0.0"/>
          <table:table-cell office:value-type="float" office:value="1.15033"/>
          <table:table-cell office:value-type="float" office:value="1.09"/>
          <table:table-cell office:value-type="float" office:value="0.48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136.0"/>
          <table:table-cell office:value-type="float" office:value="14652.0"/>
          <table:table-cell office:value-type="float" office:value="14651.0"/>
          <table:table-cell office:value-type="float" office:value="50885.0"/>
          <table:table-cell office:value-type="float" office:value="39377.0"/>
          <table:table-cell office:value-type="float" office:value="0.0"/>
          <table:table-cell office:value-type="float" office:value="0.0"/>
          <table:table-cell office:value-type="float" office:value="0.942153"/>
          <table:table-cell office:value-type="float" office:value="0.889"/>
          <table:table-cell office:value-type="float" office:value="0.38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3435.0"/>
          <table:table-cell office:value-type="float" office:value="7791.0"/>
          <table:table-cell office:value-type="float" office:value="50885.0"/>
          <table:table-cell office:value-type="float" office:value="39377.0"/>
          <table:table-cell office:value-type="float" office:value="0.0"/>
          <table:table-cell office:value-type="float" office:value="0.0"/>
          <table:table-cell table:formula="of:=MIN([.$B312];[.$O312];[.$AB312])" office:value-type="float"/>
          <table:table-cell table:formula="of:=MIN([.$C312];[.$P312];[.$AC312])" office:value-type="float"/>
          <table:table-cell table:formula="of:=MIN([.$D312];[.$Q312];[.$AD312])" office:value-type="float"/>
          <table:table-cell table:formula="of:=MIN([.$E312];[.$R312];[.$AE312])" office:value-type="float"/>
          <table:table-cell table:formula="of:=MIN([.$F312];[.$S312];[.$AF312])" office:value-type="float"/>
          <table:table-cell table:formula="of:=MIN([.$G312];[.$T312];[.$AG312])" office:value-type="float"/>
          <table:table-cell table:formula="of:=MIN([.$H312];[.$U312];[.$AH312])" office:value-type="float"/>
          <table:table-cell table:formula="of:=MIN([.$I312];[.$V312];[.$AI312])" office:value-type="float"/>
          <table:table-cell table:formula="of:=MIN([.$J312];[.$W312])" office:value-type="float"/>
          <table:table-cell table:formula="of:=MIN([.$K312];[.$X312];[.$AJ312])" office:value-type="float"/>
          <table:table-cell table:formula="of:=MIN([.$L312];[.$Y312];[.$AK312])" office:value-type="float"/>
          <table:table-cell table:formula="of:=MIN([.$M312];[.$Z312];[.$AL312])" office:value-type="float"/>
          <table:table-cell table:formula="of:=MIN([.$N312];[.$AA312];[.$AM312])" office:value-type="float"/>
          <table:table-cell table:formula="of:=MEDIAN([.$B312];[.$O312];[.$AB312])" office:value-type="float"/>
          <table:table-cell table:formula="of:=MEDIAN([.$C312];[.$P312];[.$AC312])" office:value-type="float"/>
          <table:table-cell table:formula="of:=MEDIAN([.$D312];[.$Q312];[.$AD312])" office:value-type="float"/>
          <table:table-cell table:formula="of:=MEDIAN([.$E312];[.$R312];[.$AE312])" office:value-type="float"/>
          <table:table-cell table:formula="of:=MEDIAN([.$F312];[.$S312];[.$AF312])" office:value-type="float"/>
          <table:table-cell table:formula="of:=MEDIAN([.$G312];[.$T312];[.$AG312])" office:value-type="float"/>
          <table:table-cell table:formula="of:=MEDIAN([.$H312];[.$U312];[.$AH312])" office:value-type="float"/>
          <table:table-cell table:formula="of:=MEDIAN([.$I312];[.$V312];[.$AI312])" office:value-type="float"/>
          <table:table-cell table:formula="of:=MEDIAN([.$J312];[.$W312])" office:value-type="float"/>
          <table:table-cell table:formula="of:=MEDIAN([.$K312];[.$X312];[.$AJ312])" office:value-type="float"/>
          <table:table-cell table:formula="of:=MEDIAN([.$L312];[.$Y312];[.$AK312])" office:value-type="float"/>
          <table:table-cell table:formula="of:=MEDIAN([.$M312];[.$Z312];[.$AL312])" office:value-type="float"/>
          <table:table-cell table:formula="of:=MEDIAN([.$N312];[.$AA312];[.$AM312])" office:value-type="float"/>
          <table:table-cell table:formula="of:=MAX([.$B312];[.$O312];[.$AB312])" office:value-type="float"/>
          <table:table-cell table:formula="of:=MAX([.$C312];[.$P312];[.$AC312])" office:value-type="float"/>
          <table:table-cell table:formula="of:=MAX([.$D312];[.$Q312];[.$AD312])" office:value-type="float"/>
          <table:table-cell table:formula="of:=MAX([.$E312];[.$R312];[.$AE312])" office:value-type="float"/>
          <table:table-cell table:formula="of:=MAX([.$F312];[.$S312];[.$AF312])" office:value-type="float"/>
          <table:table-cell table:formula="of:=MAX([.$G312];[.$T312];[.$AG312])" office:value-type="float"/>
          <table:table-cell table:formula="of:=MAX([.$H312];[.$U312];[.$AH312])" office:value-type="float"/>
          <table:table-cell table:formula="of:=MAX([.$I312];[.$V312];[.$AI312])" office:value-type="float"/>
          <table:table-cell table:formula="of:=MAX([.$J312];[.$W312])" office:value-type="float"/>
          <table:table-cell table:formula="of:=MAX([.$K312];[.$X312];[.$AJ312])" office:value-type="float"/>
          <table:table-cell table:formula="of:=MAX([.$L312];[.$Y312];[.$AK312])" office:value-type="float"/>
          <table:table-cell table:formula="of:=MAX([.$M312];[.$Z312];[.$AL312])" office:value-type="float"/>
          <table:table-cell table:formula="of:=MAX([.$N312];[.$AA312];[.$AM312])" office:value-type="float"/>
        </table:table-row>
        <table:table-row table:style-name="ro1">
          <table:table-cell office:value-type="string">
            <text:p>BLOCKS.BLOCKS-8-1.asp/37</text:p>
          </table:table-cell>
          <table:table-cell office:value-type="float" office:value="300.0"/>
          <table:table-cell office:value-type="float" office:value="299.985"/>
          <table:table-cell office:value-type="float" office:value="299.36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49272.0"/>
          <table:table-cell office:value-type="float" office:value="530543.0"/>
          <table:table-cell office:value-type="float" office:value="530543.0"/>
          <table:table-cell office:value-type="float" office:value="52282.0"/>
          <table:table-cell office:value-type="float" office:value="4054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9.34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47635.0"/>
          <table:table-cell office:value-type="float" office:value="528751.0"/>
          <table:table-cell office:value-type="float" office:value="528751.0"/>
          <table:table-cell office:value-type="float" office:value="52282.0"/>
          <table:table-cell office:value-type="float" office:value="4054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1"/>
          <table:table-cell office:value-type="float" office:value="299.46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968591.0"/>
          <table:table-cell office:value-type="float" office:value="1122733.0"/>
          <table:table-cell office:value-type="float" office:value="52282.0"/>
          <table:table-cell office:value-type="float" office:value="40541.0"/>
          <table:table-cell office:value-type="float" office:value="0.0"/>
          <table:table-cell office:value-type="float" office:value="0.0"/>
          <table:table-cell table:formula="of:=MIN([.$B313];[.$O313];[.$AB313])" office:value-type="float"/>
          <table:table-cell table:formula="of:=MIN([.$C313];[.$P313];[.$AC313])" office:value-type="float"/>
          <table:table-cell table:formula="of:=MIN([.$D313];[.$Q313];[.$AD313])" office:value-type="float"/>
          <table:table-cell table:formula="of:=MIN([.$E313];[.$R313];[.$AE313])" office:value-type="float"/>
          <table:table-cell table:formula="of:=MIN([.$F313];[.$S313];[.$AF313])" office:value-type="float"/>
          <table:table-cell table:formula="of:=MIN([.$G313];[.$T313];[.$AG313])" office:value-type="float"/>
          <table:table-cell table:formula="of:=MIN([.$H313];[.$U313];[.$AH313])" office:value-type="float"/>
          <table:table-cell table:formula="of:=MIN([.$I313];[.$V313];[.$AI313])" office:value-type="float"/>
          <table:table-cell table:formula="of:=MIN([.$J313];[.$W313])" office:value-type="float"/>
          <table:table-cell table:formula="of:=MIN([.$K313];[.$X313];[.$AJ313])" office:value-type="float"/>
          <table:table-cell table:formula="of:=MIN([.$L313];[.$Y313];[.$AK313])" office:value-type="float"/>
          <table:table-cell table:formula="of:=MIN([.$M313];[.$Z313];[.$AL313])" office:value-type="float"/>
          <table:table-cell table:formula="of:=MIN([.$N313];[.$AA313];[.$AM313])" office:value-type="float"/>
          <table:table-cell table:formula="of:=MEDIAN([.$B313];[.$O313];[.$AB313])" office:value-type="float"/>
          <table:table-cell table:formula="of:=MEDIAN([.$C313];[.$P313];[.$AC313])" office:value-type="float"/>
          <table:table-cell table:formula="of:=MEDIAN([.$D313];[.$Q313];[.$AD313])" office:value-type="float"/>
          <table:table-cell table:formula="of:=MEDIAN([.$E313];[.$R313];[.$AE313])" office:value-type="float"/>
          <table:table-cell table:formula="of:=MEDIAN([.$F313];[.$S313];[.$AF313])" office:value-type="float"/>
          <table:table-cell table:formula="of:=MEDIAN([.$G313];[.$T313];[.$AG313])" office:value-type="float"/>
          <table:table-cell table:formula="of:=MEDIAN([.$H313];[.$U313];[.$AH313])" office:value-type="float"/>
          <table:table-cell table:formula="of:=MEDIAN([.$I313];[.$V313];[.$AI313])" office:value-type="float"/>
          <table:table-cell table:formula="of:=MEDIAN([.$J313];[.$W313])" office:value-type="float"/>
          <table:table-cell table:formula="of:=MEDIAN([.$K313];[.$X313];[.$AJ313])" office:value-type="float"/>
          <table:table-cell table:formula="of:=MEDIAN([.$L313];[.$Y313];[.$AK313])" office:value-type="float"/>
          <table:table-cell table:formula="of:=MEDIAN([.$M313];[.$Z313];[.$AL313])" office:value-type="float"/>
          <table:table-cell table:formula="of:=MEDIAN([.$N313];[.$AA313];[.$AM313])" office:value-type="float"/>
          <table:table-cell table:formula="of:=MAX([.$B313];[.$O313];[.$AB313])" office:value-type="float"/>
          <table:table-cell table:formula="of:=MAX([.$C313];[.$P313];[.$AC313])" office:value-type="float"/>
          <table:table-cell table:formula="of:=MAX([.$D313];[.$Q313];[.$AD313])" office:value-type="float"/>
          <table:table-cell table:formula="of:=MAX([.$E313];[.$R313];[.$AE313])" office:value-type="float"/>
          <table:table-cell table:formula="of:=MAX([.$F313];[.$S313];[.$AF313])" office:value-type="float"/>
          <table:table-cell table:formula="of:=MAX([.$G313];[.$T313];[.$AG313])" office:value-type="float"/>
          <table:table-cell table:formula="of:=MAX([.$H313];[.$U313];[.$AH313])" office:value-type="float"/>
          <table:table-cell table:formula="of:=MAX([.$I313];[.$V313];[.$AI313])" office:value-type="float"/>
          <table:table-cell table:formula="of:=MAX([.$J313];[.$W313])" office:value-type="float"/>
          <table:table-cell table:formula="of:=MAX([.$K313];[.$X313];[.$AJ313])" office:value-type="float"/>
          <table:table-cell table:formula="of:=MAX([.$L313];[.$Y313];[.$AK313])" office:value-type="float"/>
          <table:table-cell table:formula="of:=MAX([.$M313];[.$Z313];[.$AL313])" office:value-type="float"/>
          <table:table-cell table:formula="of:=MAX([.$N313];[.$AA313];[.$AM313])" office:value-type="float"/>
        </table:table-row>
        <table:table-row table:style-name="ro1">
          <table:table-cell office:value-type="string">
            <text:p>BLOCKS.BLOCKS-8-1.asp/38</text:p>
          </table:table-cell>
          <table:table-cell office:value-type="float" office:value="1.43704"/>
          <table:table-cell office:value-type="float" office:value="1.384"/>
          <table:table-cell office:value-type="float" office:value="0.74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3530.0"/>
          <table:table-cell office:value-type="float" office:value="23005.0"/>
          <table:table-cell office:value-type="float" office:value="23004.0"/>
          <table:table-cell office:value-type="float" office:value="53679.0"/>
          <table:table-cell office:value-type="float" office:value="41705.0"/>
          <table:table-cell office:value-type="float" office:value="0.0"/>
          <table:table-cell office:value-type="float" office:value="0.0"/>
          <table:table-cell office:value-type="float" office:value="1.44046"/>
          <table:table-cell office:value-type="float" office:value="1.387"/>
          <table:table-cell office:value-type="float" office:value="0.74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3530.0"/>
          <table:table-cell office:value-type="float" office:value="23005.0"/>
          <table:table-cell office:value-type="float" office:value="23004.0"/>
          <table:table-cell office:value-type="float" office:value="53679.0"/>
          <table:table-cell office:value-type="float" office:value="41705.0"/>
          <table:table-cell office:value-type="float" office:value="0.0"/>
          <table:table-cell office:value-type="float" office:value="0.0"/>
          <table:table-cell office:value-type="float" office:value="1.33574"/>
          <table:table-cell office:value-type="float" office:value="1.283"/>
          <table:table-cell office:value-type="float" office:value="0.74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5540.0"/>
          <table:table-cell office:value-type="float" office:value="11549.0"/>
          <table:table-cell office:value-type="float" office:value="53679.0"/>
          <table:table-cell office:value-type="float" office:value="41705.0"/>
          <table:table-cell office:value-type="float" office:value="0.0"/>
          <table:table-cell office:value-type="float" office:value="0.0"/>
          <table:table-cell table:formula="of:=MIN([.$B314];[.$O314];[.$AB314])" office:value-type="float"/>
          <table:table-cell table:formula="of:=MIN([.$C314];[.$P314];[.$AC314])" office:value-type="float"/>
          <table:table-cell table:formula="of:=MIN([.$D314];[.$Q314];[.$AD314])" office:value-type="float"/>
          <table:table-cell table:formula="of:=MIN([.$E314];[.$R314];[.$AE314])" office:value-type="float"/>
          <table:table-cell table:formula="of:=MIN([.$F314];[.$S314];[.$AF314])" office:value-type="float"/>
          <table:table-cell table:formula="of:=MIN([.$G314];[.$T314];[.$AG314])" office:value-type="float"/>
          <table:table-cell table:formula="of:=MIN([.$H314];[.$U314];[.$AH314])" office:value-type="float"/>
          <table:table-cell table:formula="of:=MIN([.$I314];[.$V314];[.$AI314])" office:value-type="float"/>
          <table:table-cell table:formula="of:=MIN([.$J314];[.$W314])" office:value-type="float"/>
          <table:table-cell table:formula="of:=MIN([.$K314];[.$X314];[.$AJ314])" office:value-type="float"/>
          <table:table-cell table:formula="of:=MIN([.$L314];[.$Y314];[.$AK314])" office:value-type="float"/>
          <table:table-cell table:formula="of:=MIN([.$M314];[.$Z314];[.$AL314])" office:value-type="float"/>
          <table:table-cell table:formula="of:=MIN([.$N314];[.$AA314];[.$AM314])" office:value-type="float"/>
          <table:table-cell table:formula="of:=MEDIAN([.$B314];[.$O314];[.$AB314])" office:value-type="float"/>
          <table:table-cell table:formula="of:=MEDIAN([.$C314];[.$P314];[.$AC314])" office:value-type="float"/>
          <table:table-cell table:formula="of:=MEDIAN([.$D314];[.$Q314];[.$AD314])" office:value-type="float"/>
          <table:table-cell table:formula="of:=MEDIAN([.$E314];[.$R314];[.$AE314])" office:value-type="float"/>
          <table:table-cell table:formula="of:=MEDIAN([.$F314];[.$S314];[.$AF314])" office:value-type="float"/>
          <table:table-cell table:formula="of:=MEDIAN([.$G314];[.$T314];[.$AG314])" office:value-type="float"/>
          <table:table-cell table:formula="of:=MEDIAN([.$H314];[.$U314];[.$AH314])" office:value-type="float"/>
          <table:table-cell table:formula="of:=MEDIAN([.$I314];[.$V314];[.$AI314])" office:value-type="float"/>
          <table:table-cell table:formula="of:=MEDIAN([.$J314];[.$W314])" office:value-type="float"/>
          <table:table-cell table:formula="of:=MEDIAN([.$K314];[.$X314];[.$AJ314])" office:value-type="float"/>
          <table:table-cell table:formula="of:=MEDIAN([.$L314];[.$Y314];[.$AK314])" office:value-type="float"/>
          <table:table-cell table:formula="of:=MEDIAN([.$M314];[.$Z314];[.$AL314])" office:value-type="float"/>
          <table:table-cell table:formula="of:=MEDIAN([.$N314];[.$AA314];[.$AM314])" office:value-type="float"/>
          <table:table-cell table:formula="of:=MAX([.$B314];[.$O314];[.$AB314])" office:value-type="float"/>
          <table:table-cell table:formula="of:=MAX([.$C314];[.$P314];[.$AC314])" office:value-type="float"/>
          <table:table-cell table:formula="of:=MAX([.$D314];[.$Q314];[.$AD314])" office:value-type="float"/>
          <table:table-cell table:formula="of:=MAX([.$E314];[.$R314];[.$AE314])" office:value-type="float"/>
          <table:table-cell table:formula="of:=MAX([.$F314];[.$S314];[.$AF314])" office:value-type="float"/>
          <table:table-cell table:formula="of:=MAX([.$G314];[.$T314];[.$AG314])" office:value-type="float"/>
          <table:table-cell table:formula="of:=MAX([.$H314];[.$U314];[.$AH314])" office:value-type="float"/>
          <table:table-cell table:formula="of:=MAX([.$I314];[.$V314];[.$AI314])" office:value-type="float"/>
          <table:table-cell table:formula="of:=MAX([.$J314];[.$W314])" office:value-type="float"/>
          <table:table-cell table:formula="of:=MAX([.$K314];[.$X314];[.$AJ314])" office:value-type="float"/>
          <table:table-cell table:formula="of:=MAX([.$L314];[.$Y314];[.$AK314])" office:value-type="float"/>
          <table:table-cell table:formula="of:=MAX([.$M314];[.$Z314];[.$AL314])" office:value-type="float"/>
          <table:table-cell table:formula="of:=MAX([.$N314];[.$AA314];[.$AM314])" office:value-type="float"/>
        </table:table-row>
        <table:table-row table:style-name="ro1">
          <table:table-cell office:value-type="string">
            <text:p>BLOCKS.BLOCKS-8-1.asp/39</text:p>
          </table:table-cell>
          <table:table-cell office:value-type="float" office:value="300.0"/>
          <table:table-cell office:value-type="float" office:value="299.984"/>
          <table:table-cell office:value-type="float" office:value="299.33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32315.0"/>
          <table:table-cell office:value-type="float" office:value="486146.0"/>
          <table:table-cell office:value-type="float" office:value="486146.0"/>
          <table:table-cell office:value-type="float" office:value="55076.0"/>
          <table:table-cell office:value-type="float" office:value="4286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1"/>
          <table:table-cell office:value-type="float" office:value="299.32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34437.0"/>
          <table:table-cell office:value-type="float" office:value="488562.0"/>
          <table:table-cell office:value-type="float" office:value="488562.0"/>
          <table:table-cell office:value-type="float" office:value="55076.0"/>
          <table:table-cell office:value-type="float" office:value="4286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9.39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34744.0"/>
          <table:table-cell office:value-type="float" office:value="839517.0"/>
          <table:table-cell office:value-type="float" office:value="55076.0"/>
          <table:table-cell office:value-type="float" office:value="42869.0"/>
          <table:table-cell office:value-type="float" office:value="0.0"/>
          <table:table-cell office:value-type="float" office:value="0.0"/>
          <table:table-cell table:formula="of:=MIN([.$B315];[.$O315];[.$AB315])" office:value-type="float"/>
          <table:table-cell table:formula="of:=MIN([.$C315];[.$P315];[.$AC315])" office:value-type="float"/>
          <table:table-cell table:formula="of:=MIN([.$D315];[.$Q315];[.$AD315])" office:value-type="float"/>
          <table:table-cell table:formula="of:=MIN([.$E315];[.$R315];[.$AE315])" office:value-type="float"/>
          <table:table-cell table:formula="of:=MIN([.$F315];[.$S315];[.$AF315])" office:value-type="float"/>
          <table:table-cell table:formula="of:=MIN([.$G315];[.$T315];[.$AG315])" office:value-type="float"/>
          <table:table-cell table:formula="of:=MIN([.$H315];[.$U315];[.$AH315])" office:value-type="float"/>
          <table:table-cell table:formula="of:=MIN([.$I315];[.$V315];[.$AI315])" office:value-type="float"/>
          <table:table-cell table:formula="of:=MIN([.$J315];[.$W315])" office:value-type="float"/>
          <table:table-cell table:formula="of:=MIN([.$K315];[.$X315];[.$AJ315])" office:value-type="float"/>
          <table:table-cell table:formula="of:=MIN([.$L315];[.$Y315];[.$AK315])" office:value-type="float"/>
          <table:table-cell table:formula="of:=MIN([.$M315];[.$Z315];[.$AL315])" office:value-type="float"/>
          <table:table-cell table:formula="of:=MIN([.$N315];[.$AA315];[.$AM315])" office:value-type="float"/>
          <table:table-cell table:formula="of:=MEDIAN([.$B315];[.$O315];[.$AB315])" office:value-type="float"/>
          <table:table-cell table:formula="of:=MEDIAN([.$C315];[.$P315];[.$AC315])" office:value-type="float"/>
          <table:table-cell table:formula="of:=MEDIAN([.$D315];[.$Q315];[.$AD315])" office:value-type="float"/>
          <table:table-cell table:formula="of:=MEDIAN([.$E315];[.$R315];[.$AE315])" office:value-type="float"/>
          <table:table-cell table:formula="of:=MEDIAN([.$F315];[.$S315];[.$AF315])" office:value-type="float"/>
          <table:table-cell table:formula="of:=MEDIAN([.$G315];[.$T315];[.$AG315])" office:value-type="float"/>
          <table:table-cell table:formula="of:=MEDIAN([.$H315];[.$U315];[.$AH315])" office:value-type="float"/>
          <table:table-cell table:formula="of:=MEDIAN([.$I315];[.$V315];[.$AI315])" office:value-type="float"/>
          <table:table-cell table:formula="of:=MEDIAN([.$J315];[.$W315])" office:value-type="float"/>
          <table:table-cell table:formula="of:=MEDIAN([.$K315];[.$X315];[.$AJ315])" office:value-type="float"/>
          <table:table-cell table:formula="of:=MEDIAN([.$L315];[.$Y315];[.$AK315])" office:value-type="float"/>
          <table:table-cell table:formula="of:=MEDIAN([.$M315];[.$Z315];[.$AL315])" office:value-type="float"/>
          <table:table-cell table:formula="of:=MEDIAN([.$N315];[.$AA315];[.$AM315])" office:value-type="float"/>
          <table:table-cell table:formula="of:=MAX([.$B315];[.$O315];[.$AB315])" office:value-type="float"/>
          <table:table-cell table:formula="of:=MAX([.$C315];[.$P315];[.$AC315])" office:value-type="float"/>
          <table:table-cell table:formula="of:=MAX([.$D315];[.$Q315];[.$AD315])" office:value-type="float"/>
          <table:table-cell table:formula="of:=MAX([.$E315];[.$R315];[.$AE315])" office:value-type="float"/>
          <table:table-cell table:formula="of:=MAX([.$F315];[.$S315];[.$AF315])" office:value-type="float"/>
          <table:table-cell table:formula="of:=MAX([.$G315];[.$T315];[.$AG315])" office:value-type="float"/>
          <table:table-cell table:formula="of:=MAX([.$H315];[.$U315];[.$AH315])" office:value-type="float"/>
          <table:table-cell table:formula="of:=MAX([.$I315];[.$V315];[.$AI315])" office:value-type="float"/>
          <table:table-cell table:formula="of:=MAX([.$J315];[.$W315])" office:value-type="float"/>
          <table:table-cell table:formula="of:=MAX([.$K315];[.$X315];[.$AJ315])" office:value-type="float"/>
          <table:table-cell table:formula="of:=MAX([.$L315];[.$Y315];[.$AK315])" office:value-type="float"/>
          <table:table-cell table:formula="of:=MAX([.$M315];[.$Z315];[.$AL315])" office:value-type="float"/>
          <table:table-cell table:formula="of:=MAX([.$N315];[.$AA315];[.$AM315])" office:value-type="float"/>
        </table:table-row>
        <table:table-row table:style-name="ro1">
          <table:table-cell office:value-type="string">
            <text:p>BLOCKS.BLOCKS-8-1.asp/4</text:p>
          </table:table-cell>
          <table:table-cell office:value-type="float" office:value="0.131885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181.0"/>
          <table:table-cell office:value-type="float" office:value="105.0"/>
          <table:table-cell office:value-type="float" office:value="0.0"/>
          <table:table-cell office:value-type="float" office:value="0.0"/>
          <table:table-cell office:value-type="float" office:value="0.121908"/>
          <table:table-cell office:value-type="float" office:value="0.0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181.0"/>
          <table:table-cell office:value-type="float" office:value="105.0"/>
          <table:table-cell office:value-type="float" office:value="0.0"/>
          <table:table-cell office:value-type="float" office:value="0.0"/>
          <table:table-cell office:value-type="float" office:value="0.110527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6181.0"/>
          <table:table-cell office:value-type="float" office:value="105.0"/>
          <table:table-cell office:value-type="float" office:value="0.0"/>
          <table:table-cell office:value-type="float" office:value="0.0"/>
          <table:table-cell table:formula="of:=MIN([.$B316];[.$O316];[.$AB316])" office:value-type="float"/>
          <table:table-cell table:formula="of:=MIN([.$C316];[.$P316];[.$AC316])" office:value-type="float"/>
          <table:table-cell table:formula="of:=MIN([.$D316];[.$Q316];[.$AD316])" office:value-type="float"/>
          <table:table-cell table:formula="of:=MIN([.$E316];[.$R316];[.$AE316])" office:value-type="float"/>
          <table:table-cell table:formula="of:=MIN([.$F316];[.$S316];[.$AF316])" office:value-type="float"/>
          <table:table-cell table:formula="of:=MIN([.$G316];[.$T316];[.$AG316])" office:value-type="float"/>
          <table:table-cell table:formula="of:=MIN([.$H316];[.$U316];[.$AH316])" office:value-type="float"/>
          <table:table-cell table:formula="of:=MIN([.$I316];[.$V316];[.$AI316])" office:value-type="float"/>
          <table:table-cell table:formula="of:=MIN([.$J316];[.$W316])" office:value-type="float"/>
          <table:table-cell table:formula="of:=MIN([.$K316];[.$X316];[.$AJ316])" office:value-type="float"/>
          <table:table-cell table:formula="of:=MIN([.$L316];[.$Y316];[.$AK316])" office:value-type="float"/>
          <table:table-cell table:formula="of:=MIN([.$M316];[.$Z316];[.$AL316])" office:value-type="float"/>
          <table:table-cell table:formula="of:=MIN([.$N316];[.$AA316];[.$AM316])" office:value-type="float"/>
          <table:table-cell table:formula="of:=MEDIAN([.$B316];[.$O316];[.$AB316])" office:value-type="float"/>
          <table:table-cell table:formula="of:=MEDIAN([.$C316];[.$P316];[.$AC316])" office:value-type="float"/>
          <table:table-cell table:formula="of:=MEDIAN([.$D316];[.$Q316];[.$AD316])" office:value-type="float"/>
          <table:table-cell table:formula="of:=MEDIAN([.$E316];[.$R316];[.$AE316])" office:value-type="float"/>
          <table:table-cell table:formula="of:=MEDIAN([.$F316];[.$S316];[.$AF316])" office:value-type="float"/>
          <table:table-cell table:formula="of:=MEDIAN([.$G316];[.$T316];[.$AG316])" office:value-type="float"/>
          <table:table-cell table:formula="of:=MEDIAN([.$H316];[.$U316];[.$AH316])" office:value-type="float"/>
          <table:table-cell table:formula="of:=MEDIAN([.$I316];[.$V316];[.$AI316])" office:value-type="float"/>
          <table:table-cell table:formula="of:=MEDIAN([.$J316];[.$W316])" office:value-type="float"/>
          <table:table-cell table:formula="of:=MEDIAN([.$K316];[.$X316];[.$AJ316])" office:value-type="float"/>
          <table:table-cell table:formula="of:=MEDIAN([.$L316];[.$Y316];[.$AK316])" office:value-type="float"/>
          <table:table-cell table:formula="of:=MEDIAN([.$M316];[.$Z316];[.$AL316])" office:value-type="float"/>
          <table:table-cell table:formula="of:=MEDIAN([.$N316];[.$AA316];[.$AM316])" office:value-type="float"/>
          <table:table-cell table:formula="of:=MAX([.$B316];[.$O316];[.$AB316])" office:value-type="float"/>
          <table:table-cell table:formula="of:=MAX([.$C316];[.$P316];[.$AC316])" office:value-type="float"/>
          <table:table-cell table:formula="of:=MAX([.$D316];[.$Q316];[.$AD316])" office:value-type="float"/>
          <table:table-cell table:formula="of:=MAX([.$E316];[.$R316];[.$AE316])" office:value-type="float"/>
          <table:table-cell table:formula="of:=MAX([.$F316];[.$S316];[.$AF316])" office:value-type="float"/>
          <table:table-cell table:formula="of:=MAX([.$G316];[.$T316];[.$AG316])" office:value-type="float"/>
          <table:table-cell table:formula="of:=MAX([.$H316];[.$U316];[.$AH316])" office:value-type="float"/>
          <table:table-cell table:formula="of:=MAX([.$I316];[.$V316];[.$AI316])" office:value-type="float"/>
          <table:table-cell table:formula="of:=MAX([.$J316];[.$W316])" office:value-type="float"/>
          <table:table-cell table:formula="of:=MAX([.$K316];[.$X316];[.$AJ316])" office:value-type="float"/>
          <table:table-cell table:formula="of:=MAX([.$L316];[.$Y316];[.$AK316])" office:value-type="float"/>
          <table:table-cell table:formula="of:=MAX([.$M316];[.$Z316];[.$AL316])" office:value-type="float"/>
          <table:table-cell table:formula="of:=MAX([.$N316];[.$AA316];[.$AM316])" office:value-type="float"/>
        </table:table-row>
        <table:table-row table:style-name="ro1">
          <table:table-cell office:value-type="string">
            <text:p>BLOCKS.BLOCKS-8-1.asp/40</text:p>
          </table:table-cell>
          <table:table-cell office:value-type="float" office:value="2.04181"/>
          <table:table-cell office:value-type="float" office:value="1.987"/>
          <table:table-cell office:value-type="float" office:value="1.31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5353.0"/>
          <table:table-cell office:value-type="float" office:value="27829.0"/>
          <table:table-cell office:value-type="float" office:value="27828.0"/>
          <table:table-cell office:value-type="float" office:value="56473.0"/>
          <table:table-cell office:value-type="float" office:value="44033.0"/>
          <table:table-cell office:value-type="float" office:value="0.0"/>
          <table:table-cell office:value-type="float" office:value="0.0"/>
          <table:table-cell office:value-type="float" office:value="2.11353"/>
          <table:table-cell office:value-type="float" office:value="2.053"/>
          <table:table-cell office:value-type="float" office:value="1.32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5353.0"/>
          <table:table-cell office:value-type="float" office:value="27829.0"/>
          <table:table-cell office:value-type="float" office:value="27828.0"/>
          <table:table-cell office:value-type="float" office:value="56473.0"/>
          <table:table-cell office:value-type="float" office:value="44033.0"/>
          <table:table-cell office:value-type="float" office:value="0.0"/>
          <table:table-cell office:value-type="float" office:value="0.0"/>
          <table:table-cell office:value-type="float" office:value="0.82706"/>
          <table:table-cell office:value-type="float" office:value="0.775"/>
          <table:table-cell office:value-type="float" office:value="0.22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688.0"/>
          <table:table-cell office:value-type="float" office:value="8019.0"/>
          <table:table-cell office:value-type="float" office:value="56473.0"/>
          <table:table-cell office:value-type="float" office:value="44033.0"/>
          <table:table-cell office:value-type="float" office:value="0.0"/>
          <table:table-cell office:value-type="float" office:value="0.0"/>
          <table:table-cell table:formula="of:=MIN([.$B317];[.$O317];[.$AB317])" office:value-type="float"/>
          <table:table-cell table:formula="of:=MIN([.$C317];[.$P317];[.$AC317])" office:value-type="float"/>
          <table:table-cell table:formula="of:=MIN([.$D317];[.$Q317];[.$AD317])" office:value-type="float"/>
          <table:table-cell table:formula="of:=MIN([.$E317];[.$R317];[.$AE317])" office:value-type="float"/>
          <table:table-cell table:formula="of:=MIN([.$F317];[.$S317];[.$AF317])" office:value-type="float"/>
          <table:table-cell table:formula="of:=MIN([.$G317];[.$T317];[.$AG317])" office:value-type="float"/>
          <table:table-cell table:formula="of:=MIN([.$H317];[.$U317];[.$AH317])" office:value-type="float"/>
          <table:table-cell table:formula="of:=MIN([.$I317];[.$V317];[.$AI317])" office:value-type="float"/>
          <table:table-cell table:formula="of:=MIN([.$J317];[.$W317])" office:value-type="float"/>
          <table:table-cell table:formula="of:=MIN([.$K317];[.$X317];[.$AJ317])" office:value-type="float"/>
          <table:table-cell table:formula="of:=MIN([.$L317];[.$Y317];[.$AK317])" office:value-type="float"/>
          <table:table-cell table:formula="of:=MIN([.$M317];[.$Z317];[.$AL317])" office:value-type="float"/>
          <table:table-cell table:formula="of:=MIN([.$N317];[.$AA317];[.$AM317])" office:value-type="float"/>
          <table:table-cell table:formula="of:=MEDIAN([.$B317];[.$O317];[.$AB317])" office:value-type="float"/>
          <table:table-cell table:formula="of:=MEDIAN([.$C317];[.$P317];[.$AC317])" office:value-type="float"/>
          <table:table-cell table:formula="of:=MEDIAN([.$D317];[.$Q317];[.$AD317])" office:value-type="float"/>
          <table:table-cell table:formula="of:=MEDIAN([.$E317];[.$R317];[.$AE317])" office:value-type="float"/>
          <table:table-cell table:formula="of:=MEDIAN([.$F317];[.$S317];[.$AF317])" office:value-type="float"/>
          <table:table-cell table:formula="of:=MEDIAN([.$G317];[.$T317];[.$AG317])" office:value-type="float"/>
          <table:table-cell table:formula="of:=MEDIAN([.$H317];[.$U317];[.$AH317])" office:value-type="float"/>
          <table:table-cell table:formula="of:=MEDIAN([.$I317];[.$V317];[.$AI317])" office:value-type="float"/>
          <table:table-cell table:formula="of:=MEDIAN([.$J317];[.$W317])" office:value-type="float"/>
          <table:table-cell table:formula="of:=MEDIAN([.$K317];[.$X317];[.$AJ317])" office:value-type="float"/>
          <table:table-cell table:formula="of:=MEDIAN([.$L317];[.$Y317];[.$AK317])" office:value-type="float"/>
          <table:table-cell table:formula="of:=MEDIAN([.$M317];[.$Z317];[.$AL317])" office:value-type="float"/>
          <table:table-cell table:formula="of:=MEDIAN([.$N317];[.$AA317];[.$AM317])" office:value-type="float"/>
          <table:table-cell table:formula="of:=MAX([.$B317];[.$O317];[.$AB317])" office:value-type="float"/>
          <table:table-cell table:formula="of:=MAX([.$C317];[.$P317];[.$AC317])" office:value-type="float"/>
          <table:table-cell table:formula="of:=MAX([.$D317];[.$Q317];[.$AD317])" office:value-type="float"/>
          <table:table-cell table:formula="of:=MAX([.$E317];[.$R317];[.$AE317])" office:value-type="float"/>
          <table:table-cell table:formula="of:=MAX([.$F317];[.$S317];[.$AF317])" office:value-type="float"/>
          <table:table-cell table:formula="of:=MAX([.$G317];[.$T317];[.$AG317])" office:value-type="float"/>
          <table:table-cell table:formula="of:=MAX([.$H317];[.$U317];[.$AH317])" office:value-type="float"/>
          <table:table-cell table:formula="of:=MAX([.$I317];[.$V317];[.$AI317])" office:value-type="float"/>
          <table:table-cell table:formula="of:=MAX([.$J317];[.$W317])" office:value-type="float"/>
          <table:table-cell table:formula="of:=MAX([.$K317];[.$X317];[.$AJ317])" office:value-type="float"/>
          <table:table-cell table:formula="of:=MAX([.$L317];[.$Y317];[.$AK317])" office:value-type="float"/>
          <table:table-cell table:formula="of:=MAX([.$M317];[.$Z317];[.$AL317])" office:value-type="float"/>
          <table:table-cell table:formula="of:=MAX([.$N317];[.$AA317];[.$AM317])" office:value-type="float"/>
        </table:table-row>
        <table:table-row table:style-name="ro1">
          <table:table-cell office:value-type="string">
            <text:p>BLOCKS.BLOCKS-8-1.asp/5</text:p>
          </table:table-cell>
          <table:table-cell office:value-type="float" office:value="0.123457"/>
          <table:table-cell office:value-type="float" office:value="0.0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578.0"/>
          <table:table-cell office:value-type="float" office:value="141.0"/>
          <table:table-cell office:value-type="float" office:value="0.0"/>
          <table:table-cell office:value-type="float" office:value="0.0"/>
          <table:table-cell office:value-type="float" office:value="0.132796"/>
          <table:table-cell office:value-type="float" office:value="0.0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578.0"/>
          <table:table-cell office:value-type="float" office:value="141.0"/>
          <table:table-cell office:value-type="float" office:value="0.0"/>
          <table:table-cell office:value-type="float" office:value="0.0"/>
          <table:table-cell office:value-type="float" office:value="0.12469"/>
          <table:table-cell office:value-type="float" office:value="0.0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7578.0"/>
          <table:table-cell office:value-type="float" office:value="141.0"/>
          <table:table-cell office:value-type="float" office:value="0.0"/>
          <table:table-cell office:value-type="float" office:value="0.0"/>
          <table:table-cell table:formula="of:=MIN([.$B318];[.$O318];[.$AB318])" office:value-type="float"/>
          <table:table-cell table:formula="of:=MIN([.$C318];[.$P318];[.$AC318])" office:value-type="float"/>
          <table:table-cell table:formula="of:=MIN([.$D318];[.$Q318];[.$AD318])" office:value-type="float"/>
          <table:table-cell table:formula="of:=MIN([.$E318];[.$R318];[.$AE318])" office:value-type="float"/>
          <table:table-cell table:formula="of:=MIN([.$F318];[.$S318];[.$AF318])" office:value-type="float"/>
          <table:table-cell table:formula="of:=MIN([.$G318];[.$T318];[.$AG318])" office:value-type="float"/>
          <table:table-cell table:formula="of:=MIN([.$H318];[.$U318];[.$AH318])" office:value-type="float"/>
          <table:table-cell table:formula="of:=MIN([.$I318];[.$V318];[.$AI318])" office:value-type="float"/>
          <table:table-cell table:formula="of:=MIN([.$J318];[.$W318])" office:value-type="float"/>
          <table:table-cell table:formula="of:=MIN([.$K318];[.$X318];[.$AJ318])" office:value-type="float"/>
          <table:table-cell table:formula="of:=MIN([.$L318];[.$Y318];[.$AK318])" office:value-type="float"/>
          <table:table-cell table:formula="of:=MIN([.$M318];[.$Z318];[.$AL318])" office:value-type="float"/>
          <table:table-cell table:formula="of:=MIN([.$N318];[.$AA318];[.$AM318])" office:value-type="float"/>
          <table:table-cell table:formula="of:=MEDIAN([.$B318];[.$O318];[.$AB318])" office:value-type="float"/>
          <table:table-cell table:formula="of:=MEDIAN([.$C318];[.$P318];[.$AC318])" office:value-type="float"/>
          <table:table-cell table:formula="of:=MEDIAN([.$D318];[.$Q318];[.$AD318])" office:value-type="float"/>
          <table:table-cell table:formula="of:=MEDIAN([.$E318];[.$R318];[.$AE318])" office:value-type="float"/>
          <table:table-cell table:formula="of:=MEDIAN([.$F318];[.$S318];[.$AF318])" office:value-type="float"/>
          <table:table-cell table:formula="of:=MEDIAN([.$G318];[.$T318];[.$AG318])" office:value-type="float"/>
          <table:table-cell table:formula="of:=MEDIAN([.$H318];[.$U318];[.$AH318])" office:value-type="float"/>
          <table:table-cell table:formula="of:=MEDIAN([.$I318];[.$V318];[.$AI318])" office:value-type="float"/>
          <table:table-cell table:formula="of:=MEDIAN([.$J318];[.$W318])" office:value-type="float"/>
          <table:table-cell table:formula="of:=MEDIAN([.$K318];[.$X318];[.$AJ318])" office:value-type="float"/>
          <table:table-cell table:formula="of:=MEDIAN([.$L318];[.$Y318];[.$AK318])" office:value-type="float"/>
          <table:table-cell table:formula="of:=MEDIAN([.$M318];[.$Z318];[.$AL318])" office:value-type="float"/>
          <table:table-cell table:formula="of:=MEDIAN([.$N318];[.$AA318];[.$AM318])" office:value-type="float"/>
          <table:table-cell table:formula="of:=MAX([.$B318];[.$O318];[.$AB318])" office:value-type="float"/>
          <table:table-cell table:formula="of:=MAX([.$C318];[.$P318];[.$AC318])" office:value-type="float"/>
          <table:table-cell table:formula="of:=MAX([.$D318];[.$Q318];[.$AD318])" office:value-type="float"/>
          <table:table-cell table:formula="of:=MAX([.$E318];[.$R318];[.$AE318])" office:value-type="float"/>
          <table:table-cell table:formula="of:=MAX([.$F318];[.$S318];[.$AF318])" office:value-type="float"/>
          <table:table-cell table:formula="of:=MAX([.$G318];[.$T318];[.$AG318])" office:value-type="float"/>
          <table:table-cell table:formula="of:=MAX([.$H318];[.$U318];[.$AH318])" office:value-type="float"/>
          <table:table-cell table:formula="of:=MAX([.$I318];[.$V318];[.$AI318])" office:value-type="float"/>
          <table:table-cell table:formula="of:=MAX([.$J318];[.$W318])" office:value-type="float"/>
          <table:table-cell table:formula="of:=MAX([.$K318];[.$X318];[.$AJ318])" office:value-type="float"/>
          <table:table-cell table:formula="of:=MAX([.$L318];[.$Y318];[.$AK318])" office:value-type="float"/>
          <table:table-cell table:formula="of:=MAX([.$M318];[.$Z318];[.$AL318])" office:value-type="float"/>
          <table:table-cell table:formula="of:=MAX([.$N318];[.$AA318];[.$AM318])" office:value-type="float"/>
        </table:table-row>
        <table:table-row table:style-name="ro1">
          <table:table-cell office:value-type="string">
            <text:p>BLOCKS.BLOCKS-8-1.asp/6</text:p>
          </table:table-cell>
          <table:table-cell office:value-type="float" office:value="0.144583"/>
          <table:table-cell office:value-type="float" office:value="0.1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.0"/>
          <table:table-cell office:value-type="float" office:value="3.0"/>
          <table:table-cell office:value-type="float" office:value="8975.0"/>
          <table:table-cell office:value-type="float" office:value="4457.0"/>
          <table:table-cell office:value-type="float" office:value="0.0"/>
          <table:table-cell office:value-type="float" office:value="0.0"/>
          <table:table-cell office:value-type="float" office:value="0.157041"/>
          <table:table-cell office:value-type="float" office:value="0.1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.0"/>
          <table:table-cell office:value-type="float" office:value="3.0"/>
          <table:table-cell office:value-type="float" office:value="8975.0"/>
          <table:table-cell office:value-type="float" office:value="4457.0"/>
          <table:table-cell office:value-type="float" office:value="0.0"/>
          <table:table-cell office:value-type="float" office:value="0.0"/>
          <table:table-cell office:value-type="float" office:value="0.142655"/>
          <table:table-cell office:value-type="float" office:value="0.1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.0"/>
          <table:table-cell office:value-type="float" office:value="8975.0"/>
          <table:table-cell office:value-type="float" office:value="4457.0"/>
          <table:table-cell office:value-type="float" office:value="0.0"/>
          <table:table-cell office:value-type="float" office:value="0.0"/>
          <table:table-cell table:formula="of:=MIN([.$B319];[.$O319];[.$AB319])" office:value-type="float"/>
          <table:table-cell table:formula="of:=MIN([.$C319];[.$P319];[.$AC319])" office:value-type="float"/>
          <table:table-cell table:formula="of:=MIN([.$D319];[.$Q319];[.$AD319])" office:value-type="float"/>
          <table:table-cell table:formula="of:=MIN([.$E319];[.$R319];[.$AE319])" office:value-type="float"/>
          <table:table-cell table:formula="of:=MIN([.$F319];[.$S319];[.$AF319])" office:value-type="float"/>
          <table:table-cell table:formula="of:=MIN([.$G319];[.$T319];[.$AG319])" office:value-type="float"/>
          <table:table-cell table:formula="of:=MIN([.$H319];[.$U319];[.$AH319])" office:value-type="float"/>
          <table:table-cell table:formula="of:=MIN([.$I319];[.$V319];[.$AI319])" office:value-type="float"/>
          <table:table-cell table:formula="of:=MIN([.$J319];[.$W319])" office:value-type="float"/>
          <table:table-cell table:formula="of:=MIN([.$K319];[.$X319];[.$AJ319])" office:value-type="float"/>
          <table:table-cell table:formula="of:=MIN([.$L319];[.$Y319];[.$AK319])" office:value-type="float"/>
          <table:table-cell table:formula="of:=MIN([.$M319];[.$Z319];[.$AL319])" office:value-type="float"/>
          <table:table-cell table:formula="of:=MIN([.$N319];[.$AA319];[.$AM319])" office:value-type="float"/>
          <table:table-cell table:formula="of:=MEDIAN([.$B319];[.$O319];[.$AB319])" office:value-type="float"/>
          <table:table-cell table:formula="of:=MEDIAN([.$C319];[.$P319];[.$AC319])" office:value-type="float"/>
          <table:table-cell table:formula="of:=MEDIAN([.$D319];[.$Q319];[.$AD319])" office:value-type="float"/>
          <table:table-cell table:formula="of:=MEDIAN([.$E319];[.$R319];[.$AE319])" office:value-type="float"/>
          <table:table-cell table:formula="of:=MEDIAN([.$F319];[.$S319];[.$AF319])" office:value-type="float"/>
          <table:table-cell table:formula="of:=MEDIAN([.$G319];[.$T319];[.$AG319])" office:value-type="float"/>
          <table:table-cell table:formula="of:=MEDIAN([.$H319];[.$U319];[.$AH319])" office:value-type="float"/>
          <table:table-cell table:formula="of:=MEDIAN([.$I319];[.$V319];[.$AI319])" office:value-type="float"/>
          <table:table-cell table:formula="of:=MEDIAN([.$J319];[.$W319])" office:value-type="float"/>
          <table:table-cell table:formula="of:=MEDIAN([.$K319];[.$X319];[.$AJ319])" office:value-type="float"/>
          <table:table-cell table:formula="of:=MEDIAN([.$L319];[.$Y319];[.$AK319])" office:value-type="float"/>
          <table:table-cell table:formula="of:=MEDIAN([.$M319];[.$Z319];[.$AL319])" office:value-type="float"/>
          <table:table-cell table:formula="of:=MEDIAN([.$N319];[.$AA319];[.$AM319])" office:value-type="float"/>
          <table:table-cell table:formula="of:=MAX([.$B319];[.$O319];[.$AB319])" office:value-type="float"/>
          <table:table-cell table:formula="of:=MAX([.$C319];[.$P319];[.$AC319])" office:value-type="float"/>
          <table:table-cell table:formula="of:=MAX([.$D319];[.$Q319];[.$AD319])" office:value-type="float"/>
          <table:table-cell table:formula="of:=MAX([.$E319];[.$R319];[.$AE319])" office:value-type="float"/>
          <table:table-cell table:formula="of:=MAX([.$F319];[.$S319];[.$AF319])" office:value-type="float"/>
          <table:table-cell table:formula="of:=MAX([.$G319];[.$T319];[.$AG319])" office:value-type="float"/>
          <table:table-cell table:formula="of:=MAX([.$H319];[.$U319];[.$AH319])" office:value-type="float"/>
          <table:table-cell table:formula="of:=MAX([.$I319];[.$V319];[.$AI319])" office:value-type="float"/>
          <table:table-cell table:formula="of:=MAX([.$J319];[.$W319])" office:value-type="float"/>
          <table:table-cell table:formula="of:=MAX([.$K319];[.$X319];[.$AJ319])" office:value-type="float"/>
          <table:table-cell table:formula="of:=MAX([.$L319];[.$Y319];[.$AK319])" office:value-type="float"/>
          <table:table-cell table:formula="of:=MAX([.$M319];[.$Z319];[.$AL319])" office:value-type="float"/>
          <table:table-cell table:formula="of:=MAX([.$N319];[.$AA319];[.$AM319])" office:value-type="float"/>
        </table:table-row>
        <table:table-row table:style-name="ro1">
          <table:table-cell office:value-type="string">
            <text:p>BLOCKS.BLOCKS-8-1.asp/7</text:p>
          </table:table-cell>
          <table:table-cell office:value-type="float" office:value="0.163316"/>
          <table:table-cell office:value-type="float" office:value="0.1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15.0"/>
          <table:table-cell office:value-type="float" office:value="15.0"/>
          <table:table-cell office:value-type="float" office:value="10372.0"/>
          <table:table-cell office:value-type="float" office:value="5621.0"/>
          <table:table-cell office:value-type="float" office:value="0.0"/>
          <table:table-cell office:value-type="float" office:value="0.0"/>
          <table:table-cell office:value-type="float" office:value="0.182021"/>
          <table:table-cell office:value-type="float" office:value="0.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15.0"/>
          <table:table-cell office:value-type="float" office:value="15.0"/>
          <table:table-cell office:value-type="float" office:value="10372.0"/>
          <table:table-cell office:value-type="float" office:value="5621.0"/>
          <table:table-cell office:value-type="float" office:value="0.0"/>
          <table:table-cell office:value-type="float" office:value="0.0"/>
          <table:table-cell office:value-type="float" office:value="0.158007"/>
          <table:table-cell office:value-type="float" office:value="0.1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65.0"/>
          <table:table-cell office:value-type="float" office:value="10372.0"/>
          <table:table-cell office:value-type="float" office:value="5621.0"/>
          <table:table-cell office:value-type="float" office:value="0.0"/>
          <table:table-cell office:value-type="float" office:value="0.0"/>
          <table:table-cell table:formula="of:=MIN([.$B320];[.$O320];[.$AB320])" office:value-type="float"/>
          <table:table-cell table:formula="of:=MIN([.$C320];[.$P320];[.$AC320])" office:value-type="float"/>
          <table:table-cell table:formula="of:=MIN([.$D320];[.$Q320];[.$AD320])" office:value-type="float"/>
          <table:table-cell table:formula="of:=MIN([.$E320];[.$R320];[.$AE320])" office:value-type="float"/>
          <table:table-cell table:formula="of:=MIN([.$F320];[.$S320];[.$AF320])" office:value-type="float"/>
          <table:table-cell table:formula="of:=MIN([.$G320];[.$T320];[.$AG320])" office:value-type="float"/>
          <table:table-cell table:formula="of:=MIN([.$H320];[.$U320];[.$AH320])" office:value-type="float"/>
          <table:table-cell table:formula="of:=MIN([.$I320];[.$V320];[.$AI320])" office:value-type="float"/>
          <table:table-cell table:formula="of:=MIN([.$J320];[.$W320])" office:value-type="float"/>
          <table:table-cell table:formula="of:=MIN([.$K320];[.$X320];[.$AJ320])" office:value-type="float"/>
          <table:table-cell table:formula="of:=MIN([.$L320];[.$Y320];[.$AK320])" office:value-type="float"/>
          <table:table-cell table:formula="of:=MIN([.$M320];[.$Z320];[.$AL320])" office:value-type="float"/>
          <table:table-cell table:formula="of:=MIN([.$N320];[.$AA320];[.$AM320])" office:value-type="float"/>
          <table:table-cell table:formula="of:=MEDIAN([.$B320];[.$O320];[.$AB320])" office:value-type="float"/>
          <table:table-cell table:formula="of:=MEDIAN([.$C320];[.$P320];[.$AC320])" office:value-type="float"/>
          <table:table-cell table:formula="of:=MEDIAN([.$D320];[.$Q320];[.$AD320])" office:value-type="float"/>
          <table:table-cell table:formula="of:=MEDIAN([.$E320];[.$R320];[.$AE320])" office:value-type="float"/>
          <table:table-cell table:formula="of:=MEDIAN([.$F320];[.$S320];[.$AF320])" office:value-type="float"/>
          <table:table-cell table:formula="of:=MEDIAN([.$G320];[.$T320];[.$AG320])" office:value-type="float"/>
          <table:table-cell table:formula="of:=MEDIAN([.$H320];[.$U320];[.$AH320])" office:value-type="float"/>
          <table:table-cell table:formula="of:=MEDIAN([.$I320];[.$V320];[.$AI320])" office:value-type="float"/>
          <table:table-cell table:formula="of:=MEDIAN([.$J320];[.$W320])" office:value-type="float"/>
          <table:table-cell table:formula="of:=MEDIAN([.$K320];[.$X320];[.$AJ320])" office:value-type="float"/>
          <table:table-cell table:formula="of:=MEDIAN([.$L320];[.$Y320];[.$AK320])" office:value-type="float"/>
          <table:table-cell table:formula="of:=MEDIAN([.$M320];[.$Z320];[.$AL320])" office:value-type="float"/>
          <table:table-cell table:formula="of:=MEDIAN([.$N320];[.$AA320];[.$AM320])" office:value-type="float"/>
          <table:table-cell table:formula="of:=MAX([.$B320];[.$O320];[.$AB320])" office:value-type="float"/>
          <table:table-cell table:formula="of:=MAX([.$C320];[.$P320];[.$AC320])" office:value-type="float"/>
          <table:table-cell table:formula="of:=MAX([.$D320];[.$Q320];[.$AD320])" office:value-type="float"/>
          <table:table-cell table:formula="of:=MAX([.$E320];[.$R320];[.$AE320])" office:value-type="float"/>
          <table:table-cell table:formula="of:=MAX([.$F320];[.$S320];[.$AF320])" office:value-type="float"/>
          <table:table-cell table:formula="of:=MAX([.$G320];[.$T320];[.$AG320])" office:value-type="float"/>
          <table:table-cell table:formula="of:=MAX([.$H320];[.$U320];[.$AH320])" office:value-type="float"/>
          <table:table-cell table:formula="of:=MAX([.$I320];[.$V320];[.$AI320])" office:value-type="float"/>
          <table:table-cell table:formula="of:=MAX([.$J320];[.$W320])" office:value-type="float"/>
          <table:table-cell table:formula="of:=MAX([.$K320];[.$X320];[.$AJ320])" office:value-type="float"/>
          <table:table-cell table:formula="of:=MAX([.$L320];[.$Y320];[.$AK320])" office:value-type="float"/>
          <table:table-cell table:formula="of:=MAX([.$M320];[.$Z320];[.$AL320])" office:value-type="float"/>
          <table:table-cell table:formula="of:=MAX([.$N320];[.$AA320];[.$AM320])" office:value-type="float"/>
        </table:table-row>
        <table:table-row table:style-name="ro1">
          <table:table-cell office:value-type="string">
            <text:p>BLOCKS.BLOCKS-8-1.asp/8</text:p>
          </table:table-cell>
          <table:table-cell office:value-type="float" office:value="0.179415"/>
          <table:table-cell office:value-type="float" office:value="0.1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5.0"/>
          <table:table-cell office:value-type="float" office:value="15.0"/>
          <table:table-cell office:value-type="float" office:value="11769.0"/>
          <table:table-cell office:value-type="float" office:value="6785.0"/>
          <table:table-cell office:value-type="float" office:value="0.0"/>
          <table:table-cell office:value-type="float" office:value="0.0"/>
          <table:table-cell office:value-type="float" office:value="0.197672"/>
          <table:table-cell office:value-type="float" office:value="0.1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5.0"/>
          <table:table-cell office:value-type="float" office:value="15.0"/>
          <table:table-cell office:value-type="float" office:value="11769.0"/>
          <table:table-cell office:value-type="float" office:value="6785.0"/>
          <table:table-cell office:value-type="float" office:value="0.0"/>
          <table:table-cell office:value-type="float" office:value="0.0"/>
          <table:table-cell office:value-type="float" office:value="0.17438"/>
          <table:table-cell office:value-type="float" office:value="0.1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57.0"/>
          <table:table-cell office:value-type="float" office:value="11769.0"/>
          <table:table-cell office:value-type="float" office:value="6785.0"/>
          <table:table-cell office:value-type="float" office:value="0.0"/>
          <table:table-cell office:value-type="float" office:value="0.0"/>
          <table:table-cell table:formula="of:=MIN([.$B321];[.$O321];[.$AB321])" office:value-type="float"/>
          <table:table-cell table:formula="of:=MIN([.$C321];[.$P321];[.$AC321])" office:value-type="float"/>
          <table:table-cell table:formula="of:=MIN([.$D321];[.$Q321];[.$AD321])" office:value-type="float"/>
          <table:table-cell table:formula="of:=MIN([.$E321];[.$R321];[.$AE321])" office:value-type="float"/>
          <table:table-cell table:formula="of:=MIN([.$F321];[.$S321];[.$AF321])" office:value-type="float"/>
          <table:table-cell table:formula="of:=MIN([.$G321];[.$T321];[.$AG321])" office:value-type="float"/>
          <table:table-cell table:formula="of:=MIN([.$H321];[.$U321];[.$AH321])" office:value-type="float"/>
          <table:table-cell table:formula="of:=MIN([.$I321];[.$V321];[.$AI321])" office:value-type="float"/>
          <table:table-cell table:formula="of:=MIN([.$J321];[.$W321])" office:value-type="float"/>
          <table:table-cell table:formula="of:=MIN([.$K321];[.$X321];[.$AJ321])" office:value-type="float"/>
          <table:table-cell table:formula="of:=MIN([.$L321];[.$Y321];[.$AK321])" office:value-type="float"/>
          <table:table-cell table:formula="of:=MIN([.$M321];[.$Z321];[.$AL321])" office:value-type="float"/>
          <table:table-cell table:formula="of:=MIN([.$N321];[.$AA321];[.$AM321])" office:value-type="float"/>
          <table:table-cell table:formula="of:=MEDIAN([.$B321];[.$O321];[.$AB321])" office:value-type="float"/>
          <table:table-cell table:formula="of:=MEDIAN([.$C321];[.$P321];[.$AC321])" office:value-type="float"/>
          <table:table-cell table:formula="of:=MEDIAN([.$D321];[.$Q321];[.$AD321])" office:value-type="float"/>
          <table:table-cell table:formula="of:=MEDIAN([.$E321];[.$R321];[.$AE321])" office:value-type="float"/>
          <table:table-cell table:formula="of:=MEDIAN([.$F321];[.$S321];[.$AF321])" office:value-type="float"/>
          <table:table-cell table:formula="of:=MEDIAN([.$G321];[.$T321];[.$AG321])" office:value-type="float"/>
          <table:table-cell table:formula="of:=MEDIAN([.$H321];[.$U321];[.$AH321])" office:value-type="float"/>
          <table:table-cell table:formula="of:=MEDIAN([.$I321];[.$V321];[.$AI321])" office:value-type="float"/>
          <table:table-cell table:formula="of:=MEDIAN([.$J321];[.$W321])" office:value-type="float"/>
          <table:table-cell table:formula="of:=MEDIAN([.$K321];[.$X321];[.$AJ321])" office:value-type="float"/>
          <table:table-cell table:formula="of:=MEDIAN([.$L321];[.$Y321];[.$AK321])" office:value-type="float"/>
          <table:table-cell table:formula="of:=MEDIAN([.$M321];[.$Z321];[.$AL321])" office:value-type="float"/>
          <table:table-cell table:formula="of:=MEDIAN([.$N321];[.$AA321];[.$AM321])" office:value-type="float"/>
          <table:table-cell table:formula="of:=MAX([.$B321];[.$O321];[.$AB321])" office:value-type="float"/>
          <table:table-cell table:formula="of:=MAX([.$C321];[.$P321];[.$AC321])" office:value-type="float"/>
          <table:table-cell table:formula="of:=MAX([.$D321];[.$Q321];[.$AD321])" office:value-type="float"/>
          <table:table-cell table:formula="of:=MAX([.$E321];[.$R321];[.$AE321])" office:value-type="float"/>
          <table:table-cell table:formula="of:=MAX([.$F321];[.$S321];[.$AF321])" office:value-type="float"/>
          <table:table-cell table:formula="of:=MAX([.$G321];[.$T321];[.$AG321])" office:value-type="float"/>
          <table:table-cell table:formula="of:=MAX([.$H321];[.$U321];[.$AH321])" office:value-type="float"/>
          <table:table-cell table:formula="of:=MAX([.$I321];[.$V321];[.$AI321])" office:value-type="float"/>
          <table:table-cell table:formula="of:=MAX([.$J321];[.$W321])" office:value-type="float"/>
          <table:table-cell table:formula="of:=MAX([.$K321];[.$X321];[.$AJ321])" office:value-type="float"/>
          <table:table-cell table:formula="of:=MAX([.$L321];[.$Y321];[.$AK321])" office:value-type="float"/>
          <table:table-cell table:formula="of:=MAX([.$M321];[.$Z321];[.$AL321])" office:value-type="float"/>
          <table:table-cell table:formula="of:=MAX([.$N321];[.$AA321];[.$AM321])" office:value-type="float"/>
        </table:table-row>
        <table:table-row table:style-name="ro1">
          <table:table-cell office:value-type="string">
            <text:p>BLOCKS.BLOCKS-8-1.asp/9</text:p>
          </table:table-cell>
          <table:table-cell office:value-type="float" office:value="0.19716"/>
          <table:table-cell office:value-type="float" office:value="0.1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33.0"/>
          <table:table-cell office:value-type="float" office:value="33.0"/>
          <table:table-cell office:value-type="float" office:value="13166.0"/>
          <table:table-cell office:value-type="float" office:value="7949.0"/>
          <table:table-cell office:value-type="float" office:value="0.0"/>
          <table:table-cell office:value-type="float" office:value="0.0"/>
          <table:table-cell office:value-type="float" office:value="0.217131"/>
          <table:table-cell office:value-type="float" office:value="0.1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33.0"/>
          <table:table-cell office:value-type="float" office:value="33.0"/>
          <table:table-cell office:value-type="float" office:value="13166.0"/>
          <table:table-cell office:value-type="float" office:value="7949.0"/>
          <table:table-cell office:value-type="float" office:value="0.0"/>
          <table:table-cell office:value-type="float" office:value="0.0"/>
          <table:table-cell office:value-type="float" office:value="0.188879"/>
          <table:table-cell office:value-type="float" office:value="0.1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206.0"/>
          <table:table-cell office:value-type="float" office:value="13166.0"/>
          <table:table-cell office:value-type="float" office:value="7949.0"/>
          <table:table-cell office:value-type="float" office:value="0.0"/>
          <table:table-cell office:value-type="float" office:value="0.0"/>
          <table:table-cell table:formula="of:=MIN([.$B322];[.$O322];[.$AB322])" office:value-type="float"/>
          <table:table-cell table:formula="of:=MIN([.$C322];[.$P322];[.$AC322])" office:value-type="float"/>
          <table:table-cell table:formula="of:=MIN([.$D322];[.$Q322];[.$AD322])" office:value-type="float"/>
          <table:table-cell table:formula="of:=MIN([.$E322];[.$R322];[.$AE322])" office:value-type="float"/>
          <table:table-cell table:formula="of:=MIN([.$F322];[.$S322];[.$AF322])" office:value-type="float"/>
          <table:table-cell table:formula="of:=MIN([.$G322];[.$T322];[.$AG322])" office:value-type="float"/>
          <table:table-cell table:formula="of:=MIN([.$H322];[.$U322];[.$AH322])" office:value-type="float"/>
          <table:table-cell table:formula="of:=MIN([.$I322];[.$V322];[.$AI322])" office:value-type="float"/>
          <table:table-cell table:formula="of:=MIN([.$J322];[.$W322])" office:value-type="float"/>
          <table:table-cell table:formula="of:=MIN([.$K322];[.$X322];[.$AJ322])" office:value-type="float"/>
          <table:table-cell table:formula="of:=MIN([.$L322];[.$Y322];[.$AK322])" office:value-type="float"/>
          <table:table-cell table:formula="of:=MIN([.$M322];[.$Z322];[.$AL322])" office:value-type="float"/>
          <table:table-cell table:formula="of:=MIN([.$N322];[.$AA322];[.$AM322])" office:value-type="float"/>
          <table:table-cell table:formula="of:=MEDIAN([.$B322];[.$O322];[.$AB322])" office:value-type="float"/>
          <table:table-cell table:formula="of:=MEDIAN([.$C322];[.$P322];[.$AC322])" office:value-type="float"/>
          <table:table-cell table:formula="of:=MEDIAN([.$D322];[.$Q322];[.$AD322])" office:value-type="float"/>
          <table:table-cell table:formula="of:=MEDIAN([.$E322];[.$R322];[.$AE322])" office:value-type="float"/>
          <table:table-cell table:formula="of:=MEDIAN([.$F322];[.$S322];[.$AF322])" office:value-type="float"/>
          <table:table-cell table:formula="of:=MEDIAN([.$G322];[.$T322];[.$AG322])" office:value-type="float"/>
          <table:table-cell table:formula="of:=MEDIAN([.$H322];[.$U322];[.$AH322])" office:value-type="float"/>
          <table:table-cell table:formula="of:=MEDIAN([.$I322];[.$V322];[.$AI322])" office:value-type="float"/>
          <table:table-cell table:formula="of:=MEDIAN([.$J322];[.$W322])" office:value-type="float"/>
          <table:table-cell table:formula="of:=MEDIAN([.$K322];[.$X322];[.$AJ322])" office:value-type="float"/>
          <table:table-cell table:formula="of:=MEDIAN([.$L322];[.$Y322];[.$AK322])" office:value-type="float"/>
          <table:table-cell table:formula="of:=MEDIAN([.$M322];[.$Z322];[.$AL322])" office:value-type="float"/>
          <table:table-cell table:formula="of:=MEDIAN([.$N322];[.$AA322];[.$AM322])" office:value-type="float"/>
          <table:table-cell table:formula="of:=MAX([.$B322];[.$O322];[.$AB322])" office:value-type="float"/>
          <table:table-cell table:formula="of:=MAX([.$C322];[.$P322];[.$AC322])" office:value-type="float"/>
          <table:table-cell table:formula="of:=MAX([.$D322];[.$Q322];[.$AD322])" office:value-type="float"/>
          <table:table-cell table:formula="of:=MAX([.$E322];[.$R322];[.$AE322])" office:value-type="float"/>
          <table:table-cell table:formula="of:=MAX([.$F322];[.$S322];[.$AF322])" office:value-type="float"/>
          <table:table-cell table:formula="of:=MAX([.$G322];[.$T322];[.$AG322])" office:value-type="float"/>
          <table:table-cell table:formula="of:=MAX([.$H322];[.$U322];[.$AH322])" office:value-type="float"/>
          <table:table-cell table:formula="of:=MAX([.$I322];[.$V322];[.$AI322])" office:value-type="float"/>
          <table:table-cell table:formula="of:=MAX([.$J322];[.$W322])" office:value-type="float"/>
          <table:table-cell table:formula="of:=MAX([.$K322];[.$X322];[.$AJ322])" office:value-type="float"/>
          <table:table-cell table:formula="of:=MAX([.$L322];[.$Y322];[.$AK322])" office:value-type="float"/>
          <table:table-cell table:formula="of:=MAX([.$M322];[.$Z322];[.$AL322])" office:value-type="float"/>
          <table:table-cell table:formula="of:=MAX([.$N322];[.$AA322];[.$AM322])" office:value-type="float"/>
        </table:table-row>
        <table:table-row table:style-name="ro1">
          <table:table-cell office:value-type="string">
            <text:p>BLOCKS.BLOCKS-8-2.asp/1</text:p>
          </table:table-cell>
          <table:table-cell office:value-type="float" office:value="0.073026"/>
          <table:table-cell office:value-type="float" office:value="0.0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99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0.069139"/>
          <table:table-cell office:value-type="float" office:value="0.0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99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0.064591"/>
          <table:table-cell office:value-type="float" office:value="0.0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990.0"/>
          <table:table-cell office:value-type="float" office:value="3.0"/>
          <table:table-cell office:value-type="float" office:value="0.0"/>
          <table:table-cell office:value-type="float" office:value="0.0"/>
          <table:table-cell table:formula="of:=MIN([.$B323];[.$O323];[.$AB323])" office:value-type="float"/>
          <table:table-cell table:formula="of:=MIN([.$C323];[.$P323];[.$AC323])" office:value-type="float"/>
          <table:table-cell table:formula="of:=MIN([.$D323];[.$Q323];[.$AD323])" office:value-type="float"/>
          <table:table-cell table:formula="of:=MIN([.$E323];[.$R323];[.$AE323])" office:value-type="float"/>
          <table:table-cell table:formula="of:=MIN([.$F323];[.$S323];[.$AF323])" office:value-type="float"/>
          <table:table-cell table:formula="of:=MIN([.$G323];[.$T323];[.$AG323])" office:value-type="float"/>
          <table:table-cell table:formula="of:=MIN([.$H323];[.$U323];[.$AH323])" office:value-type="float"/>
          <table:table-cell table:formula="of:=MIN([.$I323];[.$V323];[.$AI323])" office:value-type="float"/>
          <table:table-cell table:formula="of:=MIN([.$J323];[.$W323])" office:value-type="float"/>
          <table:table-cell table:formula="of:=MIN([.$K323];[.$X323];[.$AJ323])" office:value-type="float"/>
          <table:table-cell table:formula="of:=MIN([.$L323];[.$Y323];[.$AK323])" office:value-type="float"/>
          <table:table-cell table:formula="of:=MIN([.$M323];[.$Z323];[.$AL323])" office:value-type="float"/>
          <table:table-cell table:formula="of:=MIN([.$N323];[.$AA323];[.$AM323])" office:value-type="float"/>
          <table:table-cell table:formula="of:=MEDIAN([.$B323];[.$O323];[.$AB323])" office:value-type="float"/>
          <table:table-cell table:formula="of:=MEDIAN([.$C323];[.$P323];[.$AC323])" office:value-type="float"/>
          <table:table-cell table:formula="of:=MEDIAN([.$D323];[.$Q323];[.$AD323])" office:value-type="float"/>
          <table:table-cell table:formula="of:=MEDIAN([.$E323];[.$R323];[.$AE323])" office:value-type="float"/>
          <table:table-cell table:formula="of:=MEDIAN([.$F323];[.$S323];[.$AF323])" office:value-type="float"/>
          <table:table-cell table:formula="of:=MEDIAN([.$G323];[.$T323];[.$AG323])" office:value-type="float"/>
          <table:table-cell table:formula="of:=MEDIAN([.$H323];[.$U323];[.$AH323])" office:value-type="float"/>
          <table:table-cell table:formula="of:=MEDIAN([.$I323];[.$V323];[.$AI323])" office:value-type="float"/>
          <table:table-cell table:formula="of:=MEDIAN([.$J323];[.$W323])" office:value-type="float"/>
          <table:table-cell table:formula="of:=MEDIAN([.$K323];[.$X323];[.$AJ323])" office:value-type="float"/>
          <table:table-cell table:formula="of:=MEDIAN([.$L323];[.$Y323];[.$AK323])" office:value-type="float"/>
          <table:table-cell table:formula="of:=MEDIAN([.$M323];[.$Z323];[.$AL323])" office:value-type="float"/>
          <table:table-cell table:formula="of:=MEDIAN([.$N323];[.$AA323];[.$AM323])" office:value-type="float"/>
          <table:table-cell table:formula="of:=MAX([.$B323];[.$O323];[.$AB323])" office:value-type="float"/>
          <table:table-cell table:formula="of:=MAX([.$C323];[.$P323];[.$AC323])" office:value-type="float"/>
          <table:table-cell table:formula="of:=MAX([.$D323];[.$Q323];[.$AD323])" office:value-type="float"/>
          <table:table-cell table:formula="of:=MAX([.$E323];[.$R323];[.$AE323])" office:value-type="float"/>
          <table:table-cell table:formula="of:=MAX([.$F323];[.$S323];[.$AF323])" office:value-type="float"/>
          <table:table-cell table:formula="of:=MAX([.$G323];[.$T323];[.$AG323])" office:value-type="float"/>
          <table:table-cell table:formula="of:=MAX([.$H323];[.$U323];[.$AH323])" office:value-type="float"/>
          <table:table-cell table:formula="of:=MAX([.$I323];[.$V323];[.$AI323])" office:value-type="float"/>
          <table:table-cell table:formula="of:=MAX([.$J323];[.$W323])" office:value-type="float"/>
          <table:table-cell table:formula="of:=MAX([.$K323];[.$X323];[.$AJ323])" office:value-type="float"/>
          <table:table-cell table:formula="of:=MAX([.$L323];[.$Y323];[.$AK323])" office:value-type="float"/>
          <table:table-cell table:formula="of:=MAX([.$M323];[.$Z323];[.$AL323])" office:value-type="float"/>
          <table:table-cell table:formula="of:=MAX([.$N323];[.$AA323];[.$AM323])" office:value-type="float"/>
        </table:table-row>
        <table:table-row table:style-name="ro1">
          <table:table-cell office:value-type="string">
            <text:p>BLOCKS.BLOCKS-8-2.asp/10</text:p>
          </table:table-cell>
          <table:table-cell office:value-type="float" office:value="0.210891"/>
          <table:table-cell office:value-type="float" office:value="0.1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56.0"/>
          <table:table-cell office:value-type="float" office:value="56.0"/>
          <table:table-cell office:value-type="float" office:value="14563.0"/>
          <table:table-cell office:value-type="float" office:value="9214.0"/>
          <table:table-cell office:value-type="float" office:value="0.0"/>
          <table:table-cell office:value-type="float" office:value="0.0"/>
          <table:table-cell office:value-type="float" office:value="0.237606"/>
          <table:table-cell office:value-type="float" office:value="0.1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56.0"/>
          <table:table-cell office:value-type="float" office:value="56.0"/>
          <table:table-cell office:value-type="float" office:value="14563.0"/>
          <table:table-cell office:value-type="float" office:value="9214.0"/>
          <table:table-cell office:value-type="float" office:value="0.0"/>
          <table:table-cell office:value-type="float" office:value="0.0"/>
          <table:table-cell office:value-type="float" office:value="0.193408"/>
          <table:table-cell office:value-type="float" office:value="0.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230.0"/>
          <table:table-cell office:value-type="float" office:value="14563.0"/>
          <table:table-cell office:value-type="float" office:value="9214.0"/>
          <table:table-cell office:value-type="float" office:value="0.0"/>
          <table:table-cell office:value-type="float" office:value="0.0"/>
          <table:table-cell table:formula="of:=MIN([.$B324];[.$O324];[.$AB324])" office:value-type="float"/>
          <table:table-cell table:formula="of:=MIN([.$C324];[.$P324];[.$AC324])" office:value-type="float"/>
          <table:table-cell table:formula="of:=MIN([.$D324];[.$Q324];[.$AD324])" office:value-type="float"/>
          <table:table-cell table:formula="of:=MIN([.$E324];[.$R324];[.$AE324])" office:value-type="float"/>
          <table:table-cell table:formula="of:=MIN([.$F324];[.$S324];[.$AF324])" office:value-type="float"/>
          <table:table-cell table:formula="of:=MIN([.$G324];[.$T324];[.$AG324])" office:value-type="float"/>
          <table:table-cell table:formula="of:=MIN([.$H324];[.$U324];[.$AH324])" office:value-type="float"/>
          <table:table-cell table:formula="of:=MIN([.$I324];[.$V324];[.$AI324])" office:value-type="float"/>
          <table:table-cell table:formula="of:=MIN([.$J324];[.$W324])" office:value-type="float"/>
          <table:table-cell table:formula="of:=MIN([.$K324];[.$X324];[.$AJ324])" office:value-type="float"/>
          <table:table-cell table:formula="of:=MIN([.$L324];[.$Y324];[.$AK324])" office:value-type="float"/>
          <table:table-cell table:formula="of:=MIN([.$M324];[.$Z324];[.$AL324])" office:value-type="float"/>
          <table:table-cell table:formula="of:=MIN([.$N324];[.$AA324];[.$AM324])" office:value-type="float"/>
          <table:table-cell table:formula="of:=MEDIAN([.$B324];[.$O324];[.$AB324])" office:value-type="float"/>
          <table:table-cell table:formula="of:=MEDIAN([.$C324];[.$P324];[.$AC324])" office:value-type="float"/>
          <table:table-cell table:formula="of:=MEDIAN([.$D324];[.$Q324];[.$AD324])" office:value-type="float"/>
          <table:table-cell table:formula="of:=MEDIAN([.$E324];[.$R324];[.$AE324])" office:value-type="float"/>
          <table:table-cell table:formula="of:=MEDIAN([.$F324];[.$S324];[.$AF324])" office:value-type="float"/>
          <table:table-cell table:formula="of:=MEDIAN([.$G324];[.$T324];[.$AG324])" office:value-type="float"/>
          <table:table-cell table:formula="of:=MEDIAN([.$H324];[.$U324];[.$AH324])" office:value-type="float"/>
          <table:table-cell table:formula="of:=MEDIAN([.$I324];[.$V324];[.$AI324])" office:value-type="float"/>
          <table:table-cell table:formula="of:=MEDIAN([.$J324];[.$W324])" office:value-type="float"/>
          <table:table-cell table:formula="of:=MEDIAN([.$K324];[.$X324];[.$AJ324])" office:value-type="float"/>
          <table:table-cell table:formula="of:=MEDIAN([.$L324];[.$Y324];[.$AK324])" office:value-type="float"/>
          <table:table-cell table:formula="of:=MEDIAN([.$M324];[.$Z324];[.$AL324])" office:value-type="float"/>
          <table:table-cell table:formula="of:=MEDIAN([.$N324];[.$AA324];[.$AM324])" office:value-type="float"/>
          <table:table-cell table:formula="of:=MAX([.$B324];[.$O324];[.$AB324])" office:value-type="float"/>
          <table:table-cell table:formula="of:=MAX([.$C324];[.$P324];[.$AC324])" office:value-type="float"/>
          <table:table-cell table:formula="of:=MAX([.$D324];[.$Q324];[.$AD324])" office:value-type="float"/>
          <table:table-cell table:formula="of:=MAX([.$E324];[.$R324];[.$AE324])" office:value-type="float"/>
          <table:table-cell table:formula="of:=MAX([.$F324];[.$S324];[.$AF324])" office:value-type="float"/>
          <table:table-cell table:formula="of:=MAX([.$G324];[.$T324];[.$AG324])" office:value-type="float"/>
          <table:table-cell table:formula="of:=MAX([.$H324];[.$U324];[.$AH324])" office:value-type="float"/>
          <table:table-cell table:formula="of:=MAX([.$I324];[.$V324];[.$AI324])" office:value-type="float"/>
          <table:table-cell table:formula="of:=MAX([.$J324];[.$W324])" office:value-type="float"/>
          <table:table-cell table:formula="of:=MAX([.$K324];[.$X324];[.$AJ324])" office:value-type="float"/>
          <table:table-cell table:formula="of:=MAX([.$L324];[.$Y324];[.$AK324])" office:value-type="float"/>
          <table:table-cell table:formula="of:=MAX([.$M324];[.$Z324];[.$AL324])" office:value-type="float"/>
          <table:table-cell table:formula="of:=MAX([.$N324];[.$AA324];[.$AM324])" office:value-type="float"/>
        </table:table-row>
        <table:table-row table:style-name="ro1">
          <table:table-cell office:value-type="string">
            <text:p>BLOCKS.BLOCKS-8-2.asp/11</text:p>
          </table:table-cell>
          <table:table-cell office:value-type="float" office:value="0.257953"/>
          <table:table-cell office:value-type="float" office:value="0.2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2.0"/>
          <table:table-cell office:value-type="float" office:value="137.0"/>
          <table:table-cell office:value-type="float" office:value="137.0"/>
          <table:table-cell office:value-type="float" office:value="15960.0"/>
          <table:table-cell office:value-type="float" office:value="10378.0"/>
          <table:table-cell office:value-type="float" office:value="0.0"/>
          <table:table-cell office:value-type="float" office:value="0.0"/>
          <table:table-cell office:value-type="float" office:value="0.255853"/>
          <table:table-cell office:value-type="float" office:value="0.2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2.0"/>
          <table:table-cell office:value-type="float" office:value="137.0"/>
          <table:table-cell office:value-type="float" office:value="137.0"/>
          <table:table-cell office:value-type="float" office:value="15960.0"/>
          <table:table-cell office:value-type="float" office:value="10378.0"/>
          <table:table-cell office:value-type="float" office:value="0.0"/>
          <table:table-cell office:value-type="float" office:value="0.0"/>
          <table:table-cell office:value-type="float" office:value="0.19731"/>
          <table:table-cell office:value-type="float" office:value="0.1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.0"/>
          <table:table-cell office:value-type="float" office:value="301.0"/>
          <table:table-cell office:value-type="float" office:value="15960.0"/>
          <table:table-cell office:value-type="float" office:value="10378.0"/>
          <table:table-cell office:value-type="float" office:value="0.0"/>
          <table:table-cell office:value-type="float" office:value="0.0"/>
          <table:table-cell table:formula="of:=MIN([.$B325];[.$O325];[.$AB325])" office:value-type="float"/>
          <table:table-cell table:formula="of:=MIN([.$C325];[.$P325];[.$AC325])" office:value-type="float"/>
          <table:table-cell table:formula="of:=MIN([.$D325];[.$Q325];[.$AD325])" office:value-type="float"/>
          <table:table-cell table:formula="of:=MIN([.$E325];[.$R325];[.$AE325])" office:value-type="float"/>
          <table:table-cell table:formula="of:=MIN([.$F325];[.$S325];[.$AF325])" office:value-type="float"/>
          <table:table-cell table:formula="of:=MIN([.$G325];[.$T325];[.$AG325])" office:value-type="float"/>
          <table:table-cell table:formula="of:=MIN([.$H325];[.$U325];[.$AH325])" office:value-type="float"/>
          <table:table-cell table:formula="of:=MIN([.$I325];[.$V325];[.$AI325])" office:value-type="float"/>
          <table:table-cell table:formula="of:=MIN([.$J325];[.$W325])" office:value-type="float"/>
          <table:table-cell table:formula="of:=MIN([.$K325];[.$X325];[.$AJ325])" office:value-type="float"/>
          <table:table-cell table:formula="of:=MIN([.$L325];[.$Y325];[.$AK325])" office:value-type="float"/>
          <table:table-cell table:formula="of:=MIN([.$M325];[.$Z325];[.$AL325])" office:value-type="float"/>
          <table:table-cell table:formula="of:=MIN([.$N325];[.$AA325];[.$AM325])" office:value-type="float"/>
          <table:table-cell table:formula="of:=MEDIAN([.$B325];[.$O325];[.$AB325])" office:value-type="float"/>
          <table:table-cell table:formula="of:=MEDIAN([.$C325];[.$P325];[.$AC325])" office:value-type="float"/>
          <table:table-cell table:formula="of:=MEDIAN([.$D325];[.$Q325];[.$AD325])" office:value-type="float"/>
          <table:table-cell table:formula="of:=MEDIAN([.$E325];[.$R325];[.$AE325])" office:value-type="float"/>
          <table:table-cell table:formula="of:=MEDIAN([.$F325];[.$S325];[.$AF325])" office:value-type="float"/>
          <table:table-cell table:formula="of:=MEDIAN([.$G325];[.$T325];[.$AG325])" office:value-type="float"/>
          <table:table-cell table:formula="of:=MEDIAN([.$H325];[.$U325];[.$AH325])" office:value-type="float"/>
          <table:table-cell table:formula="of:=MEDIAN([.$I325];[.$V325];[.$AI325])" office:value-type="float"/>
          <table:table-cell table:formula="of:=MEDIAN([.$J325];[.$W325])" office:value-type="float"/>
          <table:table-cell table:formula="of:=MEDIAN([.$K325];[.$X325];[.$AJ325])" office:value-type="float"/>
          <table:table-cell table:formula="of:=MEDIAN([.$L325];[.$Y325];[.$AK325])" office:value-type="float"/>
          <table:table-cell table:formula="of:=MEDIAN([.$M325];[.$Z325];[.$AL325])" office:value-type="float"/>
          <table:table-cell table:formula="of:=MEDIAN([.$N325];[.$AA325];[.$AM325])" office:value-type="float"/>
          <table:table-cell table:formula="of:=MAX([.$B325];[.$O325];[.$AB325])" office:value-type="float"/>
          <table:table-cell table:formula="of:=MAX([.$C325];[.$P325];[.$AC325])" office:value-type="float"/>
          <table:table-cell table:formula="of:=MAX([.$D325];[.$Q325];[.$AD325])" office:value-type="float"/>
          <table:table-cell table:formula="of:=MAX([.$E325];[.$R325];[.$AE325])" office:value-type="float"/>
          <table:table-cell table:formula="of:=MAX([.$F325];[.$S325];[.$AF325])" office:value-type="float"/>
          <table:table-cell table:formula="of:=MAX([.$G325];[.$T325];[.$AG325])" office:value-type="float"/>
          <table:table-cell table:formula="of:=MAX([.$H325];[.$U325];[.$AH325])" office:value-type="float"/>
          <table:table-cell table:formula="of:=MAX([.$I325];[.$V325];[.$AI325])" office:value-type="float"/>
          <table:table-cell table:formula="of:=MAX([.$J325];[.$W325])" office:value-type="float"/>
          <table:table-cell table:formula="of:=MAX([.$K325];[.$X325];[.$AJ325])" office:value-type="float"/>
          <table:table-cell table:formula="of:=MAX([.$L325];[.$Y325];[.$AK325])" office:value-type="float"/>
          <table:table-cell table:formula="of:=MAX([.$M325];[.$Z325];[.$AL325])" office:value-type="float"/>
          <table:table-cell table:formula="of:=MAX([.$N325];[.$AA325];[.$AM325])" office:value-type="float"/>
        </table:table-row>
        <table:table-row table:style-name="ro1">
          <table:table-cell office:value-type="string">
            <text:p>BLOCKS.BLOCKS-8-2.asp/12</text:p>
          </table:table-cell>
          <table:table-cell office:value-type="float" office:value="0.25414"/>
          <table:table-cell office:value-type="float" office:value="0.211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0.0"/>
          <table:table-cell office:value-type="float" office:value="286.0"/>
          <table:table-cell office:value-type="float" office:value="286.0"/>
          <table:table-cell office:value-type="float" office:value="17357.0"/>
          <table:table-cell office:value-type="float" office:value="11542.0"/>
          <table:table-cell office:value-type="float" office:value="0.0"/>
          <table:table-cell office:value-type="float" office:value="0.0"/>
          <table:table-cell office:value-type="float" office:value="0.253529"/>
          <table:table-cell office:value-type="float" office:value="0.212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0.0"/>
          <table:table-cell office:value-type="float" office:value="286.0"/>
          <table:table-cell office:value-type="float" office:value="286.0"/>
          <table:table-cell office:value-type="float" office:value="17357.0"/>
          <table:table-cell office:value-type="float" office:value="11542.0"/>
          <table:table-cell office:value-type="float" office:value="0.0"/>
          <table:table-cell office:value-type="float" office:value="0.0"/>
          <table:table-cell office:value-type="float" office:value="0.243759"/>
          <table:table-cell office:value-type="float" office:value="0.2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6.0"/>
          <table:table-cell office:value-type="float" office:value="445.0"/>
          <table:table-cell office:value-type="float" office:value="17357.0"/>
          <table:table-cell office:value-type="float" office:value="11542.0"/>
          <table:table-cell office:value-type="float" office:value="0.0"/>
          <table:table-cell office:value-type="float" office:value="0.0"/>
          <table:table-cell table:formula="of:=MIN([.$B326];[.$O326];[.$AB326])" office:value-type="float"/>
          <table:table-cell table:formula="of:=MIN([.$C326];[.$P326];[.$AC326])" office:value-type="float"/>
          <table:table-cell table:formula="of:=MIN([.$D326];[.$Q326];[.$AD326])" office:value-type="float"/>
          <table:table-cell table:formula="of:=MIN([.$E326];[.$R326];[.$AE326])" office:value-type="float"/>
          <table:table-cell table:formula="of:=MIN([.$F326];[.$S326];[.$AF326])" office:value-type="float"/>
          <table:table-cell table:formula="of:=MIN([.$G326];[.$T326];[.$AG326])" office:value-type="float"/>
          <table:table-cell table:formula="of:=MIN([.$H326];[.$U326];[.$AH326])" office:value-type="float"/>
          <table:table-cell table:formula="of:=MIN([.$I326];[.$V326];[.$AI326])" office:value-type="float"/>
          <table:table-cell table:formula="of:=MIN([.$J326];[.$W326])" office:value-type="float"/>
          <table:table-cell table:formula="of:=MIN([.$K326];[.$X326];[.$AJ326])" office:value-type="float"/>
          <table:table-cell table:formula="of:=MIN([.$L326];[.$Y326];[.$AK326])" office:value-type="float"/>
          <table:table-cell table:formula="of:=MIN([.$M326];[.$Z326];[.$AL326])" office:value-type="float"/>
          <table:table-cell table:formula="of:=MIN([.$N326];[.$AA326];[.$AM326])" office:value-type="float"/>
          <table:table-cell table:formula="of:=MEDIAN([.$B326];[.$O326];[.$AB326])" office:value-type="float"/>
          <table:table-cell table:formula="of:=MEDIAN([.$C326];[.$P326];[.$AC326])" office:value-type="float"/>
          <table:table-cell table:formula="of:=MEDIAN([.$D326];[.$Q326];[.$AD326])" office:value-type="float"/>
          <table:table-cell table:formula="of:=MEDIAN([.$E326];[.$R326];[.$AE326])" office:value-type="float"/>
          <table:table-cell table:formula="of:=MEDIAN([.$F326];[.$S326];[.$AF326])" office:value-type="float"/>
          <table:table-cell table:formula="of:=MEDIAN([.$G326];[.$T326];[.$AG326])" office:value-type="float"/>
          <table:table-cell table:formula="of:=MEDIAN([.$H326];[.$U326];[.$AH326])" office:value-type="float"/>
          <table:table-cell table:formula="of:=MEDIAN([.$I326];[.$V326];[.$AI326])" office:value-type="float"/>
          <table:table-cell table:formula="of:=MEDIAN([.$J326];[.$W326])" office:value-type="float"/>
          <table:table-cell table:formula="of:=MEDIAN([.$K326];[.$X326];[.$AJ326])" office:value-type="float"/>
          <table:table-cell table:formula="of:=MEDIAN([.$L326];[.$Y326];[.$AK326])" office:value-type="float"/>
          <table:table-cell table:formula="of:=MEDIAN([.$M326];[.$Z326];[.$AL326])" office:value-type="float"/>
          <table:table-cell table:formula="of:=MEDIAN([.$N326];[.$AA326];[.$AM326])" office:value-type="float"/>
          <table:table-cell table:formula="of:=MAX([.$B326];[.$O326];[.$AB326])" office:value-type="float"/>
          <table:table-cell table:formula="of:=MAX([.$C326];[.$P326];[.$AC326])" office:value-type="float"/>
          <table:table-cell table:formula="of:=MAX([.$D326];[.$Q326];[.$AD326])" office:value-type="float"/>
          <table:table-cell table:formula="of:=MAX([.$E326];[.$R326];[.$AE326])" office:value-type="float"/>
          <table:table-cell table:formula="of:=MAX([.$F326];[.$S326];[.$AF326])" office:value-type="float"/>
          <table:table-cell table:formula="of:=MAX([.$G326];[.$T326];[.$AG326])" office:value-type="float"/>
          <table:table-cell table:formula="of:=MAX([.$H326];[.$U326];[.$AH326])" office:value-type="float"/>
          <table:table-cell table:formula="of:=MAX([.$I326];[.$V326];[.$AI326])" office:value-type="float"/>
          <table:table-cell table:formula="of:=MAX([.$J326];[.$W326])" office:value-type="float"/>
          <table:table-cell table:formula="of:=MAX([.$K326];[.$X326];[.$AJ326])" office:value-type="float"/>
          <table:table-cell table:formula="of:=MAX([.$L326];[.$Y326];[.$AK326])" office:value-type="float"/>
          <table:table-cell table:formula="of:=MAX([.$M326];[.$Z326];[.$AL326])" office:value-type="float"/>
          <table:table-cell table:formula="of:=MAX([.$N326];[.$AA326];[.$AM326])" office:value-type="float"/>
        </table:table-row>
        <table:table-row table:style-name="ro1">
          <table:table-cell office:value-type="string">
            <text:p>BLOCKS.BLOCKS-8-2.asp/13</text:p>
          </table:table-cell>
          <table:table-cell office:value-type="float" office:value="0.283515"/>
          <table:table-cell office:value-type="float" office:value="0.24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41.0"/>
          <table:table-cell office:value-type="float" office:value="495.0"/>
          <table:table-cell office:value-type="float" office:value="495.0"/>
          <table:table-cell office:value-type="float" office:value="18754.0"/>
          <table:table-cell office:value-type="float" office:value="12706.0"/>
          <table:table-cell office:value-type="float" office:value="0.0"/>
          <table:table-cell office:value-type="float" office:value="0.0"/>
          <table:table-cell office:value-type="float" office:value="0.310714"/>
          <table:table-cell office:value-type="float" office:value="0.269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41.0"/>
          <table:table-cell office:value-type="float" office:value="495.0"/>
          <table:table-cell office:value-type="float" office:value="495.0"/>
          <table:table-cell office:value-type="float" office:value="18754.0"/>
          <table:table-cell office:value-type="float" office:value="12706.0"/>
          <table:table-cell office:value-type="float" office:value="0.0"/>
          <table:table-cell office:value-type="float" office:value="0.0"/>
          <table:table-cell office:value-type="float" office:value="0.236928"/>
          <table:table-cell office:value-type="float" office:value="0.197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2.0"/>
          <table:table-cell office:value-type="float" office:value="786.0"/>
          <table:table-cell office:value-type="float" office:value="18754.0"/>
          <table:table-cell office:value-type="float" office:value="12706.0"/>
          <table:table-cell office:value-type="float" office:value="0.0"/>
          <table:table-cell office:value-type="float" office:value="0.0"/>
          <table:table-cell table:formula="of:=MIN([.$B327];[.$O327];[.$AB327])" office:value-type="float"/>
          <table:table-cell table:formula="of:=MIN([.$C327];[.$P327];[.$AC327])" office:value-type="float"/>
          <table:table-cell table:formula="of:=MIN([.$D327];[.$Q327];[.$AD327])" office:value-type="float"/>
          <table:table-cell table:formula="of:=MIN([.$E327];[.$R327];[.$AE327])" office:value-type="float"/>
          <table:table-cell table:formula="of:=MIN([.$F327];[.$S327];[.$AF327])" office:value-type="float"/>
          <table:table-cell table:formula="of:=MIN([.$G327];[.$T327];[.$AG327])" office:value-type="float"/>
          <table:table-cell table:formula="of:=MIN([.$H327];[.$U327];[.$AH327])" office:value-type="float"/>
          <table:table-cell table:formula="of:=MIN([.$I327];[.$V327];[.$AI327])" office:value-type="float"/>
          <table:table-cell table:formula="of:=MIN([.$J327];[.$W327])" office:value-type="float"/>
          <table:table-cell table:formula="of:=MIN([.$K327];[.$X327];[.$AJ327])" office:value-type="float"/>
          <table:table-cell table:formula="of:=MIN([.$L327];[.$Y327];[.$AK327])" office:value-type="float"/>
          <table:table-cell table:formula="of:=MIN([.$M327];[.$Z327];[.$AL327])" office:value-type="float"/>
          <table:table-cell table:formula="of:=MIN([.$N327];[.$AA327];[.$AM327])" office:value-type="float"/>
          <table:table-cell table:formula="of:=MEDIAN([.$B327];[.$O327];[.$AB327])" office:value-type="float"/>
          <table:table-cell table:formula="of:=MEDIAN([.$C327];[.$P327];[.$AC327])" office:value-type="float"/>
          <table:table-cell table:formula="of:=MEDIAN([.$D327];[.$Q327];[.$AD327])" office:value-type="float"/>
          <table:table-cell table:formula="of:=MEDIAN([.$E327];[.$R327];[.$AE327])" office:value-type="float"/>
          <table:table-cell table:formula="of:=MEDIAN([.$F327];[.$S327];[.$AF327])" office:value-type="float"/>
          <table:table-cell table:formula="of:=MEDIAN([.$G327];[.$T327];[.$AG327])" office:value-type="float"/>
          <table:table-cell table:formula="of:=MEDIAN([.$H327];[.$U327];[.$AH327])" office:value-type="float"/>
          <table:table-cell table:formula="of:=MEDIAN([.$I327];[.$V327];[.$AI327])" office:value-type="float"/>
          <table:table-cell table:formula="of:=MEDIAN([.$J327];[.$W327])" office:value-type="float"/>
          <table:table-cell table:formula="of:=MEDIAN([.$K327];[.$X327];[.$AJ327])" office:value-type="float"/>
          <table:table-cell table:formula="of:=MEDIAN([.$L327];[.$Y327];[.$AK327])" office:value-type="float"/>
          <table:table-cell table:formula="of:=MEDIAN([.$M327];[.$Z327];[.$AL327])" office:value-type="float"/>
          <table:table-cell table:formula="of:=MEDIAN([.$N327];[.$AA327];[.$AM327])" office:value-type="float"/>
          <table:table-cell table:formula="of:=MAX([.$B327];[.$O327];[.$AB327])" office:value-type="float"/>
          <table:table-cell table:formula="of:=MAX([.$C327];[.$P327];[.$AC327])" office:value-type="float"/>
          <table:table-cell table:formula="of:=MAX([.$D327];[.$Q327];[.$AD327])" office:value-type="float"/>
          <table:table-cell table:formula="of:=MAX([.$E327];[.$R327];[.$AE327])" office:value-type="float"/>
          <table:table-cell table:formula="of:=MAX([.$F327];[.$S327];[.$AF327])" office:value-type="float"/>
          <table:table-cell table:formula="of:=MAX([.$G327];[.$T327];[.$AG327])" office:value-type="float"/>
          <table:table-cell table:formula="of:=MAX([.$H327];[.$U327];[.$AH327])" office:value-type="float"/>
          <table:table-cell table:formula="of:=MAX([.$I327];[.$V327];[.$AI327])" office:value-type="float"/>
          <table:table-cell table:formula="of:=MAX([.$J327];[.$W327])" office:value-type="float"/>
          <table:table-cell table:formula="of:=MAX([.$K327];[.$X327];[.$AJ327])" office:value-type="float"/>
          <table:table-cell table:formula="of:=MAX([.$L327];[.$Y327];[.$AK327])" office:value-type="float"/>
          <table:table-cell table:formula="of:=MAX([.$M327];[.$Z327];[.$AL327])" office:value-type="float"/>
          <table:table-cell table:formula="of:=MAX([.$N327];[.$AA327];[.$AM327])" office:value-type="float"/>
        </table:table-row>
        <table:table-row table:style-name="ro1">
          <table:table-cell office:value-type="string">
            <text:p>BLOCKS.BLOCKS-8-2.asp/14</text:p>
          </table:table-cell>
          <table:table-cell office:value-type="float" office:value="0.332568"/>
          <table:table-cell office:value-type="float" office:value="0.288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51.0"/>
          <table:table-cell office:value-type="float" office:value="1088.0"/>
          <table:table-cell office:value-type="float" office:value="1088.0"/>
          <table:table-cell office:value-type="float" office:value="20151.0"/>
          <table:table-cell office:value-type="float" office:value="13870.0"/>
          <table:table-cell office:value-type="float" office:value="0.0"/>
          <table:table-cell office:value-type="float" office:value="0.0"/>
          <table:table-cell office:value-type="float" office:value="0.362498"/>
          <table:table-cell office:value-type="float" office:value="0.32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51.0"/>
          <table:table-cell office:value-type="float" office:value="1088.0"/>
          <table:table-cell office:value-type="float" office:value="1088.0"/>
          <table:table-cell office:value-type="float" office:value="20151.0"/>
          <table:table-cell office:value-type="float" office:value="13870.0"/>
          <table:table-cell office:value-type="float" office:value="0.0"/>
          <table:table-cell office:value-type="float" office:value="0.0"/>
          <table:table-cell office:value-type="float" office:value="0.298647"/>
          <table:table-cell office:value-type="float" office:value="0.258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84.0"/>
          <table:table-cell office:value-type="float" office:value="1291.0"/>
          <table:table-cell office:value-type="float" office:value="20151.0"/>
          <table:table-cell office:value-type="float" office:value="13870.0"/>
          <table:table-cell office:value-type="float" office:value="0.0"/>
          <table:table-cell office:value-type="float" office:value="0.0"/>
          <table:table-cell table:formula="of:=MIN([.$B328];[.$O328];[.$AB328])" office:value-type="float"/>
          <table:table-cell table:formula="of:=MIN([.$C328];[.$P328];[.$AC328])" office:value-type="float"/>
          <table:table-cell table:formula="of:=MIN([.$D328];[.$Q328];[.$AD328])" office:value-type="float"/>
          <table:table-cell table:formula="of:=MIN([.$E328];[.$R328];[.$AE328])" office:value-type="float"/>
          <table:table-cell table:formula="of:=MIN([.$F328];[.$S328];[.$AF328])" office:value-type="float"/>
          <table:table-cell table:formula="of:=MIN([.$G328];[.$T328];[.$AG328])" office:value-type="float"/>
          <table:table-cell table:formula="of:=MIN([.$H328];[.$U328];[.$AH328])" office:value-type="float"/>
          <table:table-cell table:formula="of:=MIN([.$I328];[.$V328];[.$AI328])" office:value-type="float"/>
          <table:table-cell table:formula="of:=MIN([.$J328];[.$W328])" office:value-type="float"/>
          <table:table-cell table:formula="of:=MIN([.$K328];[.$X328];[.$AJ328])" office:value-type="float"/>
          <table:table-cell table:formula="of:=MIN([.$L328];[.$Y328];[.$AK328])" office:value-type="float"/>
          <table:table-cell table:formula="of:=MIN([.$M328];[.$Z328];[.$AL328])" office:value-type="float"/>
          <table:table-cell table:formula="of:=MIN([.$N328];[.$AA328];[.$AM328])" office:value-type="float"/>
          <table:table-cell table:formula="of:=MEDIAN([.$B328];[.$O328];[.$AB328])" office:value-type="float"/>
          <table:table-cell table:formula="of:=MEDIAN([.$C328];[.$P328];[.$AC328])" office:value-type="float"/>
          <table:table-cell table:formula="of:=MEDIAN([.$D328];[.$Q328];[.$AD328])" office:value-type="float"/>
          <table:table-cell table:formula="of:=MEDIAN([.$E328];[.$R328];[.$AE328])" office:value-type="float"/>
          <table:table-cell table:formula="of:=MEDIAN([.$F328];[.$S328];[.$AF328])" office:value-type="float"/>
          <table:table-cell table:formula="of:=MEDIAN([.$G328];[.$T328];[.$AG328])" office:value-type="float"/>
          <table:table-cell table:formula="of:=MEDIAN([.$H328];[.$U328];[.$AH328])" office:value-type="float"/>
          <table:table-cell table:formula="of:=MEDIAN([.$I328];[.$V328];[.$AI328])" office:value-type="float"/>
          <table:table-cell table:formula="of:=MEDIAN([.$J328];[.$W328])" office:value-type="float"/>
          <table:table-cell table:formula="of:=MEDIAN([.$K328];[.$X328];[.$AJ328])" office:value-type="float"/>
          <table:table-cell table:formula="of:=MEDIAN([.$L328];[.$Y328];[.$AK328])" office:value-type="float"/>
          <table:table-cell table:formula="of:=MEDIAN([.$M328];[.$Z328];[.$AL328])" office:value-type="float"/>
          <table:table-cell table:formula="of:=MEDIAN([.$N328];[.$AA328];[.$AM328])" office:value-type="float"/>
          <table:table-cell table:formula="of:=MAX([.$B328];[.$O328];[.$AB328])" office:value-type="float"/>
          <table:table-cell table:formula="of:=MAX([.$C328];[.$P328];[.$AC328])" office:value-type="float"/>
          <table:table-cell table:formula="of:=MAX([.$D328];[.$Q328];[.$AD328])" office:value-type="float"/>
          <table:table-cell table:formula="of:=MAX([.$E328];[.$R328];[.$AE328])" office:value-type="float"/>
          <table:table-cell table:formula="of:=MAX([.$F328];[.$S328];[.$AF328])" office:value-type="float"/>
          <table:table-cell table:formula="of:=MAX([.$G328];[.$T328];[.$AG328])" office:value-type="float"/>
          <table:table-cell table:formula="of:=MAX([.$H328];[.$U328];[.$AH328])" office:value-type="float"/>
          <table:table-cell table:formula="of:=MAX([.$I328];[.$V328];[.$AI328])" office:value-type="float"/>
          <table:table-cell table:formula="of:=MAX([.$J328];[.$W328])" office:value-type="float"/>
          <table:table-cell table:formula="of:=MAX([.$K328];[.$X328];[.$AJ328])" office:value-type="float"/>
          <table:table-cell table:formula="of:=MAX([.$L328];[.$Y328];[.$AK328])" office:value-type="float"/>
          <table:table-cell table:formula="of:=MAX([.$M328];[.$Z328];[.$AL328])" office:value-type="float"/>
          <table:table-cell table:formula="of:=MAX([.$N328];[.$AA328];[.$AM328])" office:value-type="float"/>
        </table:table-row>
        <table:table-row table:style-name="ro1">
          <table:table-cell office:value-type="string">
            <text:p>BLOCKS.BLOCKS-8-2.asp/15</text:p>
          </table:table-cell>
          <table:table-cell office:value-type="float" office:value="0.374708"/>
          <table:table-cell office:value-type="float" office:value="0.333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836.0"/>
          <table:table-cell office:value-type="float" office:value="1572.0"/>
          <table:table-cell office:value-type="float" office:value="1572.0"/>
          <table:table-cell office:value-type="float" office:value="21548.0"/>
          <table:table-cell office:value-type="float" office:value="15034.0"/>
          <table:table-cell office:value-type="float" office:value="0.0"/>
          <table:table-cell office:value-type="float" office:value="0.0"/>
          <table:table-cell office:value-type="float" office:value="0.424189"/>
          <table:table-cell office:value-type="float" office:value="0.381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836.0"/>
          <table:table-cell office:value-type="float" office:value="1572.0"/>
          <table:table-cell office:value-type="float" office:value="1572.0"/>
          <table:table-cell office:value-type="float" office:value="21548.0"/>
          <table:table-cell office:value-type="float" office:value="15034.0"/>
          <table:table-cell office:value-type="float" office:value="0.0"/>
          <table:table-cell office:value-type="float" office:value="0.0"/>
          <table:table-cell office:value-type="float" office:value="0.40118"/>
          <table:table-cell office:value-type="float" office:value="0.359"/>
          <table:table-cell office:value-type="float" office:value="0.12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116.0"/>
          <table:table-cell office:value-type="float" office:value="2109.0"/>
          <table:table-cell office:value-type="float" office:value="21548.0"/>
          <table:table-cell office:value-type="float" office:value="15034.0"/>
          <table:table-cell office:value-type="float" office:value="0.0"/>
          <table:table-cell office:value-type="float" office:value="0.0"/>
          <table:table-cell table:formula="of:=MIN([.$B329];[.$O329];[.$AB329])" office:value-type="float"/>
          <table:table-cell table:formula="of:=MIN([.$C329];[.$P329];[.$AC329])" office:value-type="float"/>
          <table:table-cell table:formula="of:=MIN([.$D329];[.$Q329];[.$AD329])" office:value-type="float"/>
          <table:table-cell table:formula="of:=MIN([.$E329];[.$R329];[.$AE329])" office:value-type="float"/>
          <table:table-cell table:formula="of:=MIN([.$F329];[.$S329];[.$AF329])" office:value-type="float"/>
          <table:table-cell table:formula="of:=MIN([.$G329];[.$T329];[.$AG329])" office:value-type="float"/>
          <table:table-cell table:formula="of:=MIN([.$H329];[.$U329];[.$AH329])" office:value-type="float"/>
          <table:table-cell table:formula="of:=MIN([.$I329];[.$V329];[.$AI329])" office:value-type="float"/>
          <table:table-cell table:formula="of:=MIN([.$J329];[.$W329])" office:value-type="float"/>
          <table:table-cell table:formula="of:=MIN([.$K329];[.$X329];[.$AJ329])" office:value-type="float"/>
          <table:table-cell table:formula="of:=MIN([.$L329];[.$Y329];[.$AK329])" office:value-type="float"/>
          <table:table-cell table:formula="of:=MIN([.$M329];[.$Z329];[.$AL329])" office:value-type="float"/>
          <table:table-cell table:formula="of:=MIN([.$N329];[.$AA329];[.$AM329])" office:value-type="float"/>
          <table:table-cell table:formula="of:=MEDIAN([.$B329];[.$O329];[.$AB329])" office:value-type="float"/>
          <table:table-cell table:formula="of:=MEDIAN([.$C329];[.$P329];[.$AC329])" office:value-type="float"/>
          <table:table-cell table:formula="of:=MEDIAN([.$D329];[.$Q329];[.$AD329])" office:value-type="float"/>
          <table:table-cell table:formula="of:=MEDIAN([.$E329];[.$R329];[.$AE329])" office:value-type="float"/>
          <table:table-cell table:formula="of:=MEDIAN([.$F329];[.$S329];[.$AF329])" office:value-type="float"/>
          <table:table-cell table:formula="of:=MEDIAN([.$G329];[.$T329];[.$AG329])" office:value-type="float"/>
          <table:table-cell table:formula="of:=MEDIAN([.$H329];[.$U329];[.$AH329])" office:value-type="float"/>
          <table:table-cell table:formula="of:=MEDIAN([.$I329];[.$V329];[.$AI329])" office:value-type="float"/>
          <table:table-cell table:formula="of:=MEDIAN([.$J329];[.$W329])" office:value-type="float"/>
          <table:table-cell table:formula="of:=MEDIAN([.$K329];[.$X329];[.$AJ329])" office:value-type="float"/>
          <table:table-cell table:formula="of:=MEDIAN([.$L329];[.$Y329];[.$AK329])" office:value-type="float"/>
          <table:table-cell table:formula="of:=MEDIAN([.$M329];[.$Z329];[.$AL329])" office:value-type="float"/>
          <table:table-cell table:formula="of:=MEDIAN([.$N329];[.$AA329];[.$AM329])" office:value-type="float"/>
          <table:table-cell table:formula="of:=MAX([.$B329];[.$O329];[.$AB329])" office:value-type="float"/>
          <table:table-cell table:formula="of:=MAX([.$C329];[.$P329];[.$AC329])" office:value-type="float"/>
          <table:table-cell table:formula="of:=MAX([.$D329];[.$Q329];[.$AD329])" office:value-type="float"/>
          <table:table-cell table:formula="of:=MAX([.$E329];[.$R329];[.$AE329])" office:value-type="float"/>
          <table:table-cell table:formula="of:=MAX([.$F329];[.$S329];[.$AF329])" office:value-type="float"/>
          <table:table-cell table:formula="of:=MAX([.$G329];[.$T329];[.$AG329])" office:value-type="float"/>
          <table:table-cell table:formula="of:=MAX([.$H329];[.$U329];[.$AH329])" office:value-type="float"/>
          <table:table-cell table:formula="of:=MAX([.$I329];[.$V329];[.$AI329])" office:value-type="float"/>
          <table:table-cell table:formula="of:=MAX([.$J329];[.$W329])" office:value-type="float"/>
          <table:table-cell table:formula="of:=MAX([.$K329];[.$X329];[.$AJ329])" office:value-type="float"/>
          <table:table-cell table:formula="of:=MAX([.$L329];[.$Y329];[.$AK329])" office:value-type="float"/>
          <table:table-cell table:formula="of:=MAX([.$M329];[.$Z329];[.$AL329])" office:value-type="float"/>
          <table:table-cell table:formula="of:=MAX([.$N329];[.$AA329];[.$AM329])" office:value-type="float"/>
        </table:table-row>
        <table:table-row table:style-name="ro1">
          <table:table-cell office:value-type="string">
            <text:p>BLOCKS.BLOCKS-8-2.asp/16</text:p>
          </table:table-cell>
          <table:table-cell office:value-type="float" office:value="0.455518"/>
          <table:table-cell office:value-type="float" office:value="0.415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48.0"/>
          <table:table-cell office:value-type="float" office:value="892.0"/>
          <table:table-cell office:value-type="float" office:value="891.0"/>
          <table:table-cell office:value-type="float" office:value="22945.0"/>
          <table:table-cell office:value-type="float" office:value="16198.0"/>
          <table:table-cell office:value-type="float" office:value="0.0"/>
          <table:table-cell office:value-type="float" office:value="0.0"/>
          <table:table-cell office:value-type="float" office:value="0.402001"/>
          <table:table-cell office:value-type="float" office:value="0.357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48.0"/>
          <table:table-cell office:value-type="float" office:value="892.0"/>
          <table:table-cell office:value-type="float" office:value="891.0"/>
          <table:table-cell office:value-type="float" office:value="22945.0"/>
          <table:table-cell office:value-type="float" office:value="16198.0"/>
          <table:table-cell office:value-type="float" office:value="0.0"/>
          <table:table-cell office:value-type="float" office:value="0.0"/>
          <table:table-cell office:value-type="float" office:value="0.441994"/>
          <table:table-cell office:value-type="float" office:value="0.399"/>
          <table:table-cell office:value-type="float" office:value="0.14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343.0"/>
          <table:table-cell office:value-type="float" office:value="2682.0"/>
          <table:table-cell office:value-type="float" office:value="22945.0"/>
          <table:table-cell office:value-type="float" office:value="16198.0"/>
          <table:table-cell office:value-type="float" office:value="0.0"/>
          <table:table-cell office:value-type="float" office:value="0.0"/>
          <table:table-cell table:formula="of:=MIN([.$B330];[.$O330];[.$AB330])" office:value-type="float"/>
          <table:table-cell table:formula="of:=MIN([.$C330];[.$P330];[.$AC330])" office:value-type="float"/>
          <table:table-cell table:formula="of:=MIN([.$D330];[.$Q330];[.$AD330])" office:value-type="float"/>
          <table:table-cell table:formula="of:=MIN([.$E330];[.$R330];[.$AE330])" office:value-type="float"/>
          <table:table-cell table:formula="of:=MIN([.$F330];[.$S330];[.$AF330])" office:value-type="float"/>
          <table:table-cell table:formula="of:=MIN([.$G330];[.$T330];[.$AG330])" office:value-type="float"/>
          <table:table-cell table:formula="of:=MIN([.$H330];[.$U330];[.$AH330])" office:value-type="float"/>
          <table:table-cell table:formula="of:=MIN([.$I330];[.$V330];[.$AI330])" office:value-type="float"/>
          <table:table-cell table:formula="of:=MIN([.$J330];[.$W330])" office:value-type="float"/>
          <table:table-cell table:formula="of:=MIN([.$K330];[.$X330];[.$AJ330])" office:value-type="float"/>
          <table:table-cell table:formula="of:=MIN([.$L330];[.$Y330];[.$AK330])" office:value-type="float"/>
          <table:table-cell table:formula="of:=MIN([.$M330];[.$Z330];[.$AL330])" office:value-type="float"/>
          <table:table-cell table:formula="of:=MIN([.$N330];[.$AA330];[.$AM330])" office:value-type="float"/>
          <table:table-cell table:formula="of:=MEDIAN([.$B330];[.$O330];[.$AB330])" office:value-type="float"/>
          <table:table-cell table:formula="of:=MEDIAN([.$C330];[.$P330];[.$AC330])" office:value-type="float"/>
          <table:table-cell table:formula="of:=MEDIAN([.$D330];[.$Q330];[.$AD330])" office:value-type="float"/>
          <table:table-cell table:formula="of:=MEDIAN([.$E330];[.$R330];[.$AE330])" office:value-type="float"/>
          <table:table-cell table:formula="of:=MEDIAN([.$F330];[.$S330];[.$AF330])" office:value-type="float"/>
          <table:table-cell table:formula="of:=MEDIAN([.$G330];[.$T330];[.$AG330])" office:value-type="float"/>
          <table:table-cell table:formula="of:=MEDIAN([.$H330];[.$U330];[.$AH330])" office:value-type="float"/>
          <table:table-cell table:formula="of:=MEDIAN([.$I330];[.$V330];[.$AI330])" office:value-type="float"/>
          <table:table-cell table:formula="of:=MEDIAN([.$J330];[.$W330])" office:value-type="float"/>
          <table:table-cell table:formula="of:=MEDIAN([.$K330];[.$X330];[.$AJ330])" office:value-type="float"/>
          <table:table-cell table:formula="of:=MEDIAN([.$L330];[.$Y330];[.$AK330])" office:value-type="float"/>
          <table:table-cell table:formula="of:=MEDIAN([.$M330];[.$Z330];[.$AL330])" office:value-type="float"/>
          <table:table-cell table:formula="of:=MEDIAN([.$N330];[.$AA330];[.$AM330])" office:value-type="float"/>
          <table:table-cell table:formula="of:=MAX([.$B330];[.$O330];[.$AB330])" office:value-type="float"/>
          <table:table-cell table:formula="of:=MAX([.$C330];[.$P330];[.$AC330])" office:value-type="float"/>
          <table:table-cell table:formula="of:=MAX([.$D330];[.$Q330];[.$AD330])" office:value-type="float"/>
          <table:table-cell table:formula="of:=MAX([.$E330];[.$R330];[.$AE330])" office:value-type="float"/>
          <table:table-cell table:formula="of:=MAX([.$F330];[.$S330];[.$AF330])" office:value-type="float"/>
          <table:table-cell table:formula="of:=MAX([.$G330];[.$T330];[.$AG330])" office:value-type="float"/>
          <table:table-cell table:formula="of:=MAX([.$H330];[.$U330];[.$AH330])" office:value-type="float"/>
          <table:table-cell table:formula="of:=MAX([.$I330];[.$V330];[.$AI330])" office:value-type="float"/>
          <table:table-cell table:formula="of:=MAX([.$J330];[.$W330])" office:value-type="float"/>
          <table:table-cell table:formula="of:=MAX([.$K330];[.$X330];[.$AJ330])" office:value-type="float"/>
          <table:table-cell table:formula="of:=MAX([.$L330];[.$Y330];[.$AK330])" office:value-type="float"/>
          <table:table-cell table:formula="of:=MAX([.$M330];[.$Z330];[.$AL330])" office:value-type="float"/>
          <table:table-cell table:formula="of:=MAX([.$N330];[.$AA330];[.$AM330])" office:value-type="float"/>
        </table:table-row>
        <table:table-row table:style-name="ro1">
          <table:table-cell office:value-type="string">
            <text:p>BLOCKS.BLOCKS-8-2.asp/17</text:p>
          </table:table-cell>
          <table:table-cell office:value-type="float" office:value="0.868281"/>
          <table:table-cell office:value-type="float" office:value="0.811"/>
          <table:table-cell office:value-type="float" office:value="0.51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267.0"/>
          <table:table-cell office:value-type="float" office:value="5700.0"/>
          <table:table-cell office:value-type="float" office:value="5700.0"/>
          <table:table-cell office:value-type="float" office:value="24342.0"/>
          <table:table-cell office:value-type="float" office:value="17362.0"/>
          <table:table-cell office:value-type="float" office:value="0.0"/>
          <table:table-cell office:value-type="float" office:value="0.0"/>
          <table:table-cell office:value-type="float" office:value="0.879407"/>
          <table:table-cell office:value-type="float" office:value="0.836"/>
          <table:table-cell office:value-type="float" office:value="0.51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267.0"/>
          <table:table-cell office:value-type="float" office:value="5700.0"/>
          <table:table-cell office:value-type="float" office:value="5700.0"/>
          <table:table-cell office:value-type="float" office:value="24342.0"/>
          <table:table-cell office:value-type="float" office:value="17362.0"/>
          <table:table-cell office:value-type="float" office:value="0.0"/>
          <table:table-cell office:value-type="float" office:value="0.0"/>
          <table:table-cell office:value-type="float" office:value="0.677643"/>
          <table:table-cell office:value-type="float" office:value="0.636"/>
          <table:table-cell office:value-type="float" office:value="0.38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3172.0"/>
          <table:table-cell office:value-type="float" office:value="4994.0"/>
          <table:table-cell office:value-type="float" office:value="24342.0"/>
          <table:table-cell office:value-type="float" office:value="17362.0"/>
          <table:table-cell office:value-type="float" office:value="0.0"/>
          <table:table-cell office:value-type="float" office:value="0.0"/>
          <table:table-cell table:formula="of:=MIN([.$B331];[.$O331];[.$AB331])" office:value-type="float"/>
          <table:table-cell table:formula="of:=MIN([.$C331];[.$P331];[.$AC331])" office:value-type="float"/>
          <table:table-cell table:formula="of:=MIN([.$D331];[.$Q331];[.$AD331])" office:value-type="float"/>
          <table:table-cell table:formula="of:=MIN([.$E331];[.$R331];[.$AE331])" office:value-type="float"/>
          <table:table-cell table:formula="of:=MIN([.$F331];[.$S331];[.$AF331])" office:value-type="float"/>
          <table:table-cell table:formula="of:=MIN([.$G331];[.$T331];[.$AG331])" office:value-type="float"/>
          <table:table-cell table:formula="of:=MIN([.$H331];[.$U331];[.$AH331])" office:value-type="float"/>
          <table:table-cell table:formula="of:=MIN([.$I331];[.$V331];[.$AI331])" office:value-type="float"/>
          <table:table-cell table:formula="of:=MIN([.$J331];[.$W331])" office:value-type="float"/>
          <table:table-cell table:formula="of:=MIN([.$K331];[.$X331];[.$AJ331])" office:value-type="float"/>
          <table:table-cell table:formula="of:=MIN([.$L331];[.$Y331];[.$AK331])" office:value-type="float"/>
          <table:table-cell table:formula="of:=MIN([.$M331];[.$Z331];[.$AL331])" office:value-type="float"/>
          <table:table-cell table:formula="of:=MIN([.$N331];[.$AA331];[.$AM331])" office:value-type="float"/>
          <table:table-cell table:formula="of:=MEDIAN([.$B331];[.$O331];[.$AB331])" office:value-type="float"/>
          <table:table-cell table:formula="of:=MEDIAN([.$C331];[.$P331];[.$AC331])" office:value-type="float"/>
          <table:table-cell table:formula="of:=MEDIAN([.$D331];[.$Q331];[.$AD331])" office:value-type="float"/>
          <table:table-cell table:formula="of:=MEDIAN([.$E331];[.$R331];[.$AE331])" office:value-type="float"/>
          <table:table-cell table:formula="of:=MEDIAN([.$F331];[.$S331];[.$AF331])" office:value-type="float"/>
          <table:table-cell table:formula="of:=MEDIAN([.$G331];[.$T331];[.$AG331])" office:value-type="float"/>
          <table:table-cell table:formula="of:=MEDIAN([.$H331];[.$U331];[.$AH331])" office:value-type="float"/>
          <table:table-cell table:formula="of:=MEDIAN([.$I331];[.$V331];[.$AI331])" office:value-type="float"/>
          <table:table-cell table:formula="of:=MEDIAN([.$J331];[.$W331])" office:value-type="float"/>
          <table:table-cell table:formula="of:=MEDIAN([.$K331];[.$X331];[.$AJ331])" office:value-type="float"/>
          <table:table-cell table:formula="of:=MEDIAN([.$L331];[.$Y331];[.$AK331])" office:value-type="float"/>
          <table:table-cell table:formula="of:=MEDIAN([.$M331];[.$Z331];[.$AL331])" office:value-type="float"/>
          <table:table-cell table:formula="of:=MEDIAN([.$N331];[.$AA331];[.$AM331])" office:value-type="float"/>
          <table:table-cell table:formula="of:=MAX([.$B331];[.$O331];[.$AB331])" office:value-type="float"/>
          <table:table-cell table:formula="of:=MAX([.$C331];[.$P331];[.$AC331])" office:value-type="float"/>
          <table:table-cell table:formula="of:=MAX([.$D331];[.$Q331];[.$AD331])" office:value-type="float"/>
          <table:table-cell table:formula="of:=MAX([.$E331];[.$R331];[.$AE331])" office:value-type="float"/>
          <table:table-cell table:formula="of:=MAX([.$F331];[.$S331];[.$AF331])" office:value-type="float"/>
          <table:table-cell table:formula="of:=MAX([.$G331];[.$T331];[.$AG331])" office:value-type="float"/>
          <table:table-cell table:formula="of:=MAX([.$H331];[.$U331];[.$AH331])" office:value-type="float"/>
          <table:table-cell table:formula="of:=MAX([.$I331];[.$V331];[.$AI331])" office:value-type="float"/>
          <table:table-cell table:formula="of:=MAX([.$J331];[.$W331])" office:value-type="float"/>
          <table:table-cell table:formula="of:=MAX([.$K331];[.$X331];[.$AJ331])" office:value-type="float"/>
          <table:table-cell table:formula="of:=MAX([.$L331];[.$Y331];[.$AK331])" office:value-type="float"/>
          <table:table-cell table:formula="of:=MAX([.$M331];[.$Z331];[.$AL331])" office:value-type="float"/>
          <table:table-cell table:formula="of:=MAX([.$N331];[.$AA331];[.$AM331])" office:value-type="float"/>
        </table:table-row>
        <table:table-row table:style-name="ro1">
          <table:table-cell office:value-type="string">
            <text:p>BLOCKS.BLOCKS-8-2.asp/18</text:p>
          </table:table-cell>
          <table:table-cell office:value-type="float" office:value="0.354299"/>
          <table:table-cell office:value-type="float" office:value="0.3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133.0"/>
          <table:table-cell office:value-type="float" office:value="132.0"/>
          <table:table-cell office:value-type="float" office:value="25739.0"/>
          <table:table-cell office:value-type="float" office:value="18526.0"/>
          <table:table-cell office:value-type="float" office:value="0.0"/>
          <table:table-cell office:value-type="float" office:value="0.0"/>
          <table:table-cell office:value-type="float" office:value="0.368477"/>
          <table:table-cell office:value-type="float" office:value="0.31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133.0"/>
          <table:table-cell office:value-type="float" office:value="132.0"/>
          <table:table-cell office:value-type="float" office:value="25739.0"/>
          <table:table-cell office:value-type="float" office:value="18526.0"/>
          <table:table-cell office:value-type="float" office:value="0.0"/>
          <table:table-cell office:value-type="float" office:value="0.0"/>
          <table:table-cell office:value-type="float" office:value="0.552302"/>
          <table:table-cell office:value-type="float" office:value="0.5"/>
          <table:table-cell office:value-type="float" office:value="0.25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2001.0"/>
          <table:table-cell office:value-type="float" office:value="3595.0"/>
          <table:table-cell office:value-type="float" office:value="25739.0"/>
          <table:table-cell office:value-type="float" office:value="18526.0"/>
          <table:table-cell office:value-type="float" office:value="0.0"/>
          <table:table-cell office:value-type="float" office:value="0.0"/>
          <table:table-cell table:formula="of:=MIN([.$B332];[.$O332];[.$AB332])" office:value-type="float"/>
          <table:table-cell table:formula="of:=MIN([.$C332];[.$P332];[.$AC332])" office:value-type="float"/>
          <table:table-cell table:formula="of:=MIN([.$D332];[.$Q332];[.$AD332])" office:value-type="float"/>
          <table:table-cell table:formula="of:=MIN([.$E332];[.$R332];[.$AE332])" office:value-type="float"/>
          <table:table-cell table:formula="of:=MIN([.$F332];[.$S332];[.$AF332])" office:value-type="float"/>
          <table:table-cell table:formula="of:=MIN([.$G332];[.$T332];[.$AG332])" office:value-type="float"/>
          <table:table-cell table:formula="of:=MIN([.$H332];[.$U332];[.$AH332])" office:value-type="float"/>
          <table:table-cell table:formula="of:=MIN([.$I332];[.$V332];[.$AI332])" office:value-type="float"/>
          <table:table-cell table:formula="of:=MIN([.$J332];[.$W332])" office:value-type="float"/>
          <table:table-cell table:formula="of:=MIN([.$K332];[.$X332];[.$AJ332])" office:value-type="float"/>
          <table:table-cell table:formula="of:=MIN([.$L332];[.$Y332];[.$AK332])" office:value-type="float"/>
          <table:table-cell table:formula="of:=MIN([.$M332];[.$Z332];[.$AL332])" office:value-type="float"/>
          <table:table-cell table:formula="of:=MIN([.$N332];[.$AA332];[.$AM332])" office:value-type="float"/>
          <table:table-cell table:formula="of:=MEDIAN([.$B332];[.$O332];[.$AB332])" office:value-type="float"/>
          <table:table-cell table:formula="of:=MEDIAN([.$C332];[.$P332];[.$AC332])" office:value-type="float"/>
          <table:table-cell table:formula="of:=MEDIAN([.$D332];[.$Q332];[.$AD332])" office:value-type="float"/>
          <table:table-cell table:formula="of:=MEDIAN([.$E332];[.$R332];[.$AE332])" office:value-type="float"/>
          <table:table-cell table:formula="of:=MEDIAN([.$F332];[.$S332];[.$AF332])" office:value-type="float"/>
          <table:table-cell table:formula="of:=MEDIAN([.$G332];[.$T332];[.$AG332])" office:value-type="float"/>
          <table:table-cell table:formula="of:=MEDIAN([.$H332];[.$U332];[.$AH332])" office:value-type="float"/>
          <table:table-cell table:formula="of:=MEDIAN([.$I332];[.$V332];[.$AI332])" office:value-type="float"/>
          <table:table-cell table:formula="of:=MEDIAN([.$J332];[.$W332])" office:value-type="float"/>
          <table:table-cell table:formula="of:=MEDIAN([.$K332];[.$X332];[.$AJ332])" office:value-type="float"/>
          <table:table-cell table:formula="of:=MEDIAN([.$L332];[.$Y332];[.$AK332])" office:value-type="float"/>
          <table:table-cell table:formula="of:=MEDIAN([.$M332];[.$Z332];[.$AL332])" office:value-type="float"/>
          <table:table-cell table:formula="of:=MEDIAN([.$N332];[.$AA332];[.$AM332])" office:value-type="float"/>
          <table:table-cell table:formula="of:=MAX([.$B332];[.$O332];[.$AB332])" office:value-type="float"/>
          <table:table-cell table:formula="of:=MAX([.$C332];[.$P332];[.$AC332])" office:value-type="float"/>
          <table:table-cell table:formula="of:=MAX([.$D332];[.$Q332];[.$AD332])" office:value-type="float"/>
          <table:table-cell table:formula="of:=MAX([.$E332];[.$R332];[.$AE332])" office:value-type="float"/>
          <table:table-cell table:formula="of:=MAX([.$F332];[.$S332];[.$AF332])" office:value-type="float"/>
          <table:table-cell table:formula="of:=MAX([.$G332];[.$T332];[.$AG332])" office:value-type="float"/>
          <table:table-cell table:formula="of:=MAX([.$H332];[.$U332];[.$AH332])" office:value-type="float"/>
          <table:table-cell table:formula="of:=MAX([.$I332];[.$V332];[.$AI332])" office:value-type="float"/>
          <table:table-cell table:formula="of:=MAX([.$J332];[.$W332])" office:value-type="float"/>
          <table:table-cell table:formula="of:=MAX([.$K332];[.$X332];[.$AJ332])" office:value-type="float"/>
          <table:table-cell table:formula="of:=MAX([.$L332];[.$Y332];[.$AK332])" office:value-type="float"/>
          <table:table-cell table:formula="of:=MAX([.$M332];[.$Z332];[.$AL332])" office:value-type="float"/>
          <table:table-cell table:formula="of:=MAX([.$N332];[.$AA332];[.$AM332])" office:value-type="float"/>
        </table:table-row>
        <table:table-row table:style-name="ro1">
          <table:table-cell office:value-type="string">
            <text:p>BLOCKS.BLOCKS-8-2.asp/19</text:p>
          </table:table-cell>
          <table:table-cell office:value-type="float" office:value="3.49743"/>
          <table:table-cell office:value-type="float" office:value="3.45"/>
          <table:table-cell office:value-type="float" office:value="3.13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4165.0"/>
          <table:table-cell office:value-type="float" office:value="22321.0"/>
          <table:table-cell office:value-type="float" office:value="22321.0"/>
          <table:table-cell office:value-type="float" office:value="27136.0"/>
          <table:table-cell office:value-type="float" office:value="19690.0"/>
          <table:table-cell office:value-type="float" office:value="0.0"/>
          <table:table-cell office:value-type="float" office:value="0.0"/>
          <table:table-cell office:value-type="float" office:value="3.59105"/>
          <table:table-cell office:value-type="float" office:value="3.542"/>
          <table:table-cell office:value-type="float" office:value="3.18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4165.0"/>
          <table:table-cell office:value-type="float" office:value="22321.0"/>
          <table:table-cell office:value-type="float" office:value="22321.0"/>
          <table:table-cell office:value-type="float" office:value="27136.0"/>
          <table:table-cell office:value-type="float" office:value="19690.0"/>
          <table:table-cell office:value-type="float" office:value="0.0"/>
          <table:table-cell office:value-type="float" office:value="0.0"/>
          <table:table-cell office:value-type="float" office:value="1.8423"/>
          <table:table-cell office:value-type="float" office:value="1.801"/>
          <table:table-cell office:value-type="float" office:value="1.52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9720.0"/>
          <table:table-cell office:value-type="float" office:value="12512.0"/>
          <table:table-cell office:value-type="float" office:value="27136.0"/>
          <table:table-cell office:value-type="float" office:value="19690.0"/>
          <table:table-cell office:value-type="float" office:value="0.0"/>
          <table:table-cell office:value-type="float" office:value="0.0"/>
          <table:table-cell table:formula="of:=MIN([.$B333];[.$O333];[.$AB333])" office:value-type="float"/>
          <table:table-cell table:formula="of:=MIN([.$C333];[.$P333];[.$AC333])" office:value-type="float"/>
          <table:table-cell table:formula="of:=MIN([.$D333];[.$Q333];[.$AD333])" office:value-type="float"/>
          <table:table-cell table:formula="of:=MIN([.$E333];[.$R333];[.$AE333])" office:value-type="float"/>
          <table:table-cell table:formula="of:=MIN([.$F333];[.$S333];[.$AF333])" office:value-type="float"/>
          <table:table-cell table:formula="of:=MIN([.$G333];[.$T333];[.$AG333])" office:value-type="float"/>
          <table:table-cell table:formula="of:=MIN([.$H333];[.$U333];[.$AH333])" office:value-type="float"/>
          <table:table-cell table:formula="of:=MIN([.$I333];[.$V333];[.$AI333])" office:value-type="float"/>
          <table:table-cell table:formula="of:=MIN([.$J333];[.$W333])" office:value-type="float"/>
          <table:table-cell table:formula="of:=MIN([.$K333];[.$X333];[.$AJ333])" office:value-type="float"/>
          <table:table-cell table:formula="of:=MIN([.$L333];[.$Y333];[.$AK333])" office:value-type="float"/>
          <table:table-cell table:formula="of:=MIN([.$M333];[.$Z333];[.$AL333])" office:value-type="float"/>
          <table:table-cell table:formula="of:=MIN([.$N333];[.$AA333];[.$AM333])" office:value-type="float"/>
          <table:table-cell table:formula="of:=MEDIAN([.$B333];[.$O333];[.$AB333])" office:value-type="float"/>
          <table:table-cell table:formula="of:=MEDIAN([.$C333];[.$P333];[.$AC333])" office:value-type="float"/>
          <table:table-cell table:formula="of:=MEDIAN([.$D333];[.$Q333];[.$AD333])" office:value-type="float"/>
          <table:table-cell table:formula="of:=MEDIAN([.$E333];[.$R333];[.$AE333])" office:value-type="float"/>
          <table:table-cell table:formula="of:=MEDIAN([.$F333];[.$S333];[.$AF333])" office:value-type="float"/>
          <table:table-cell table:formula="of:=MEDIAN([.$G333];[.$T333];[.$AG333])" office:value-type="float"/>
          <table:table-cell table:formula="of:=MEDIAN([.$H333];[.$U333];[.$AH333])" office:value-type="float"/>
          <table:table-cell table:formula="of:=MEDIAN([.$I333];[.$V333];[.$AI333])" office:value-type="float"/>
          <table:table-cell table:formula="of:=MEDIAN([.$J333];[.$W333])" office:value-type="float"/>
          <table:table-cell table:formula="of:=MEDIAN([.$K333];[.$X333];[.$AJ333])" office:value-type="float"/>
          <table:table-cell table:formula="of:=MEDIAN([.$L333];[.$Y333];[.$AK333])" office:value-type="float"/>
          <table:table-cell table:formula="of:=MEDIAN([.$M333];[.$Z333];[.$AL333])" office:value-type="float"/>
          <table:table-cell table:formula="of:=MEDIAN([.$N333];[.$AA333];[.$AM333])" office:value-type="float"/>
          <table:table-cell table:formula="of:=MAX([.$B333];[.$O333];[.$AB333])" office:value-type="float"/>
          <table:table-cell table:formula="of:=MAX([.$C333];[.$P333];[.$AC333])" office:value-type="float"/>
          <table:table-cell table:formula="of:=MAX([.$D333];[.$Q333];[.$AD333])" office:value-type="float"/>
          <table:table-cell table:formula="of:=MAX([.$E333];[.$R333];[.$AE333])" office:value-type="float"/>
          <table:table-cell table:formula="of:=MAX([.$F333];[.$S333];[.$AF333])" office:value-type="float"/>
          <table:table-cell table:formula="of:=MAX([.$G333];[.$T333];[.$AG333])" office:value-type="float"/>
          <table:table-cell table:formula="of:=MAX([.$H333];[.$U333];[.$AH333])" office:value-type="float"/>
          <table:table-cell table:formula="of:=MAX([.$I333];[.$V333];[.$AI333])" office:value-type="float"/>
          <table:table-cell table:formula="of:=MAX([.$J333];[.$W333])" office:value-type="float"/>
          <table:table-cell table:formula="of:=MAX([.$K333];[.$X333];[.$AJ333])" office:value-type="float"/>
          <table:table-cell table:formula="of:=MAX([.$L333];[.$Y333];[.$AK333])" office:value-type="float"/>
          <table:table-cell table:formula="of:=MAX([.$M333];[.$Z333];[.$AL333])" office:value-type="float"/>
          <table:table-cell table:formula="of:=MAX([.$N333];[.$AA333];[.$AM333])" office:value-type="float"/>
        </table:table-row>
        <table:table-row table:style-name="ro1">
          <table:table-cell office:value-type="string">
            <text:p>BLOCKS.BLOCKS-8-2.asp/2</text:p>
          </table:table-cell>
          <table:table-cell office:value-type="float" office:value="0.081426"/>
          <table:table-cell office:value-type="float" office:value="0.0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87.0"/>
          <table:table-cell office:value-type="float" office:value="34.0"/>
          <table:table-cell office:value-type="float" office:value="0.0"/>
          <table:table-cell office:value-type="float" office:value="0.0"/>
          <table:table-cell office:value-type="float" office:value="0.084293"/>
          <table:table-cell office:value-type="float" office:value="0.0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87.0"/>
          <table:table-cell office:value-type="float" office:value="34.0"/>
          <table:table-cell office:value-type="float" office:value="0.0"/>
          <table:table-cell office:value-type="float" office:value="0.0"/>
          <table:table-cell office:value-type="float" office:value="0.07852"/>
          <table:table-cell office:value-type="float" office:value="0.0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387.0"/>
          <table:table-cell office:value-type="float" office:value="34.0"/>
          <table:table-cell office:value-type="float" office:value="0.0"/>
          <table:table-cell office:value-type="float" office:value="0.0"/>
          <table:table-cell table:formula="of:=MIN([.$B334];[.$O334];[.$AB334])" office:value-type="float"/>
          <table:table-cell table:formula="of:=MIN([.$C334];[.$P334];[.$AC334])" office:value-type="float"/>
          <table:table-cell table:formula="of:=MIN([.$D334];[.$Q334];[.$AD334])" office:value-type="float"/>
          <table:table-cell table:formula="of:=MIN([.$E334];[.$R334];[.$AE334])" office:value-type="float"/>
          <table:table-cell table:formula="of:=MIN([.$F334];[.$S334];[.$AF334])" office:value-type="float"/>
          <table:table-cell table:formula="of:=MIN([.$G334];[.$T334];[.$AG334])" office:value-type="float"/>
          <table:table-cell table:formula="of:=MIN([.$H334];[.$U334];[.$AH334])" office:value-type="float"/>
          <table:table-cell table:formula="of:=MIN([.$I334];[.$V334];[.$AI334])" office:value-type="float"/>
          <table:table-cell table:formula="of:=MIN([.$J334];[.$W334])" office:value-type="float"/>
          <table:table-cell table:formula="of:=MIN([.$K334];[.$X334];[.$AJ334])" office:value-type="float"/>
          <table:table-cell table:formula="of:=MIN([.$L334];[.$Y334];[.$AK334])" office:value-type="float"/>
          <table:table-cell table:formula="of:=MIN([.$M334];[.$Z334];[.$AL334])" office:value-type="float"/>
          <table:table-cell table:formula="of:=MIN([.$N334];[.$AA334];[.$AM334])" office:value-type="float"/>
          <table:table-cell table:formula="of:=MEDIAN([.$B334];[.$O334];[.$AB334])" office:value-type="float"/>
          <table:table-cell table:formula="of:=MEDIAN([.$C334];[.$P334];[.$AC334])" office:value-type="float"/>
          <table:table-cell table:formula="of:=MEDIAN([.$D334];[.$Q334];[.$AD334])" office:value-type="float"/>
          <table:table-cell table:formula="of:=MEDIAN([.$E334];[.$R334];[.$AE334])" office:value-type="float"/>
          <table:table-cell table:formula="of:=MEDIAN([.$F334];[.$S334];[.$AF334])" office:value-type="float"/>
          <table:table-cell table:formula="of:=MEDIAN([.$G334];[.$T334];[.$AG334])" office:value-type="float"/>
          <table:table-cell table:formula="of:=MEDIAN([.$H334];[.$U334];[.$AH334])" office:value-type="float"/>
          <table:table-cell table:formula="of:=MEDIAN([.$I334];[.$V334];[.$AI334])" office:value-type="float"/>
          <table:table-cell table:formula="of:=MEDIAN([.$J334];[.$W334])" office:value-type="float"/>
          <table:table-cell table:formula="of:=MEDIAN([.$K334];[.$X334];[.$AJ334])" office:value-type="float"/>
          <table:table-cell table:formula="of:=MEDIAN([.$L334];[.$Y334];[.$AK334])" office:value-type="float"/>
          <table:table-cell table:formula="of:=MEDIAN([.$M334];[.$Z334];[.$AL334])" office:value-type="float"/>
          <table:table-cell table:formula="of:=MEDIAN([.$N334];[.$AA334];[.$AM334])" office:value-type="float"/>
          <table:table-cell table:formula="of:=MAX([.$B334];[.$O334];[.$AB334])" office:value-type="float"/>
          <table:table-cell table:formula="of:=MAX([.$C334];[.$P334];[.$AC334])" office:value-type="float"/>
          <table:table-cell table:formula="of:=MAX([.$D334];[.$Q334];[.$AD334])" office:value-type="float"/>
          <table:table-cell table:formula="of:=MAX([.$E334];[.$R334];[.$AE334])" office:value-type="float"/>
          <table:table-cell table:formula="of:=MAX([.$F334];[.$S334];[.$AF334])" office:value-type="float"/>
          <table:table-cell table:formula="of:=MAX([.$G334];[.$T334];[.$AG334])" office:value-type="float"/>
          <table:table-cell table:formula="of:=MAX([.$H334];[.$U334];[.$AH334])" office:value-type="float"/>
          <table:table-cell table:formula="of:=MAX([.$I334];[.$V334];[.$AI334])" office:value-type="float"/>
          <table:table-cell table:formula="of:=MAX([.$J334];[.$W334])" office:value-type="float"/>
          <table:table-cell table:formula="of:=MAX([.$K334];[.$X334];[.$AJ334])" office:value-type="float"/>
          <table:table-cell table:formula="of:=MAX([.$L334];[.$Y334];[.$AK334])" office:value-type="float"/>
          <table:table-cell table:formula="of:=MAX([.$M334];[.$Z334];[.$AL334])" office:value-type="float"/>
          <table:table-cell table:formula="of:=MAX([.$N334];[.$AA334];[.$AM334])" office:value-type="float"/>
        </table:table-row>
        <table:table-row table:style-name="ro1">
          <table:table-cell office:value-type="string">
            <text:p>BLOCKS.BLOCKS-8-2.asp/20</text:p>
          </table:table-cell>
          <table:table-cell office:value-type="float" office:value="0.399349"/>
          <table:table-cell office:value-type="float" office:value="0.33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0.0"/>
          <table:table-cell office:value-type="float" office:value="213.0"/>
          <table:table-cell office:value-type="float" office:value="212.0"/>
          <table:table-cell office:value-type="float" office:value="28533.0"/>
          <table:table-cell office:value-type="float" office:value="20854.0"/>
          <table:table-cell office:value-type="float" office:value="0.0"/>
          <table:table-cell office:value-type="float" office:value="0.0"/>
          <table:table-cell office:value-type="float" office:value="0.413026"/>
          <table:table-cell office:value-type="float" office:value="0.35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0.0"/>
          <table:table-cell office:value-type="float" office:value="213.0"/>
          <table:table-cell office:value-type="float" office:value="212.0"/>
          <table:table-cell office:value-type="float" office:value="28533.0"/>
          <table:table-cell office:value-type="float" office:value="20854.0"/>
          <table:table-cell office:value-type="float" office:value="0.0"/>
          <table:table-cell office:value-type="float" office:value="0.0"/>
          <table:table-cell office:value-type="float" office:value="0.420966"/>
          <table:table-cell office:value-type="float" office:value="0.378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971.0"/>
          <table:table-cell office:value-type="float" office:value="2593.0"/>
          <table:table-cell office:value-type="float" office:value="28533.0"/>
          <table:table-cell office:value-type="float" office:value="20854.0"/>
          <table:table-cell office:value-type="float" office:value="0.0"/>
          <table:table-cell office:value-type="float" office:value="0.0"/>
          <table:table-cell table:formula="of:=MIN([.$B335];[.$O335];[.$AB335])" office:value-type="float"/>
          <table:table-cell table:formula="of:=MIN([.$C335];[.$P335];[.$AC335])" office:value-type="float"/>
          <table:table-cell table:formula="of:=MIN([.$D335];[.$Q335];[.$AD335])" office:value-type="float"/>
          <table:table-cell table:formula="of:=MIN([.$E335];[.$R335];[.$AE335])" office:value-type="float"/>
          <table:table-cell table:formula="of:=MIN([.$F335];[.$S335];[.$AF335])" office:value-type="float"/>
          <table:table-cell table:formula="of:=MIN([.$G335];[.$T335];[.$AG335])" office:value-type="float"/>
          <table:table-cell table:formula="of:=MIN([.$H335];[.$U335];[.$AH335])" office:value-type="float"/>
          <table:table-cell table:formula="of:=MIN([.$I335];[.$V335];[.$AI335])" office:value-type="float"/>
          <table:table-cell table:formula="of:=MIN([.$J335];[.$W335])" office:value-type="float"/>
          <table:table-cell table:formula="of:=MIN([.$K335];[.$X335];[.$AJ335])" office:value-type="float"/>
          <table:table-cell table:formula="of:=MIN([.$L335];[.$Y335];[.$AK335])" office:value-type="float"/>
          <table:table-cell table:formula="of:=MIN([.$M335];[.$Z335];[.$AL335])" office:value-type="float"/>
          <table:table-cell table:formula="of:=MIN([.$N335];[.$AA335];[.$AM335])" office:value-type="float"/>
          <table:table-cell table:formula="of:=MEDIAN([.$B335];[.$O335];[.$AB335])" office:value-type="float"/>
          <table:table-cell table:formula="of:=MEDIAN([.$C335];[.$P335];[.$AC335])" office:value-type="float"/>
          <table:table-cell table:formula="of:=MEDIAN([.$D335];[.$Q335];[.$AD335])" office:value-type="float"/>
          <table:table-cell table:formula="of:=MEDIAN([.$E335];[.$R335];[.$AE335])" office:value-type="float"/>
          <table:table-cell table:formula="of:=MEDIAN([.$F335];[.$S335];[.$AF335])" office:value-type="float"/>
          <table:table-cell table:formula="of:=MEDIAN([.$G335];[.$T335];[.$AG335])" office:value-type="float"/>
          <table:table-cell table:formula="of:=MEDIAN([.$H335];[.$U335];[.$AH335])" office:value-type="float"/>
          <table:table-cell table:formula="of:=MEDIAN([.$I335];[.$V335];[.$AI335])" office:value-type="float"/>
          <table:table-cell table:formula="of:=MEDIAN([.$J335];[.$W335])" office:value-type="float"/>
          <table:table-cell table:formula="of:=MEDIAN([.$K335];[.$X335];[.$AJ335])" office:value-type="float"/>
          <table:table-cell table:formula="of:=MEDIAN([.$L335];[.$Y335];[.$AK335])" office:value-type="float"/>
          <table:table-cell table:formula="of:=MEDIAN([.$M335];[.$Z335];[.$AL335])" office:value-type="float"/>
          <table:table-cell table:formula="of:=MEDIAN([.$N335];[.$AA335];[.$AM335])" office:value-type="float"/>
          <table:table-cell table:formula="of:=MAX([.$B335];[.$O335];[.$AB335])" office:value-type="float"/>
          <table:table-cell table:formula="of:=MAX([.$C335];[.$P335];[.$AC335])" office:value-type="float"/>
          <table:table-cell table:formula="of:=MAX([.$D335];[.$Q335];[.$AD335])" office:value-type="float"/>
          <table:table-cell table:formula="of:=MAX([.$E335];[.$R335];[.$AE335])" office:value-type="float"/>
          <table:table-cell table:formula="of:=MAX([.$F335];[.$S335];[.$AF335])" office:value-type="float"/>
          <table:table-cell table:formula="of:=MAX([.$G335];[.$T335];[.$AG335])" office:value-type="float"/>
          <table:table-cell table:formula="of:=MAX([.$H335];[.$U335];[.$AH335])" office:value-type="float"/>
          <table:table-cell table:formula="of:=MAX([.$I335];[.$V335];[.$AI335])" office:value-type="float"/>
          <table:table-cell table:formula="of:=MAX([.$J335];[.$W335])" office:value-type="float"/>
          <table:table-cell table:formula="of:=MAX([.$K335];[.$X335];[.$AJ335])" office:value-type="float"/>
          <table:table-cell table:formula="of:=MAX([.$L335];[.$Y335];[.$AK335])" office:value-type="float"/>
          <table:table-cell table:formula="of:=MAX([.$M335];[.$Z335];[.$AL335])" office:value-type="float"/>
          <table:table-cell table:formula="of:=MAX([.$N335];[.$AA335];[.$AM335])" office:value-type="float"/>
        </table:table-row>
        <table:table-row table:style-name="ro1">
          <table:table-cell office:value-type="string">
            <text:p>BLOCKS.BLOCKS-8-2.asp/21</text:p>
          </table:table-cell>
          <table:table-cell office:value-type="float" office:value="46.3645"/>
          <table:table-cell office:value-type="float" office:value="46.311"/>
          <table:table-cell office:value-type="float" office:value="45.96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129854.0"/>
          <table:table-cell office:value-type="float" office:value="178003.0"/>
          <table:table-cell office:value-type="float" office:value="178003.0"/>
          <table:table-cell office:value-type="float" office:value="29930.0"/>
          <table:table-cell office:value-type="float" office:value="22018.0"/>
          <table:table-cell office:value-type="float" office:value="0.0"/>
          <table:table-cell office:value-type="float" office:value="0.0"/>
          <table:table-cell office:value-type="float" office:value="47.0448"/>
          <table:table-cell office:value-type="float" office:value="46.99"/>
          <table:table-cell office:value-type="float" office:value="46.58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129854.0"/>
          <table:table-cell office:value-type="float" office:value="178003.0"/>
          <table:table-cell office:value-type="float" office:value="178003.0"/>
          <table:table-cell office:value-type="float" office:value="29930.0"/>
          <table:table-cell office:value-type="float" office:value="22018.0"/>
          <table:table-cell office:value-type="float" office:value="0.0"/>
          <table:table-cell office:value-type="float" office:value="0.0"/>
          <table:table-cell office:value-type="float" office:value="9.56368"/>
          <table:table-cell office:value-type="float" office:value="9.518"/>
          <table:table-cell office:value-type="float" office:value="9.18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51425.0"/>
          <table:table-cell office:value-type="float" office:value="61935.0"/>
          <table:table-cell office:value-type="float" office:value="29930.0"/>
          <table:table-cell office:value-type="float" office:value="22018.0"/>
          <table:table-cell office:value-type="float" office:value="0.0"/>
          <table:table-cell office:value-type="float" office:value="0.0"/>
          <table:table-cell table:formula="of:=MIN([.$B336];[.$O336];[.$AB336])" office:value-type="float"/>
          <table:table-cell table:formula="of:=MIN([.$C336];[.$P336];[.$AC336])" office:value-type="float"/>
          <table:table-cell table:formula="of:=MIN([.$D336];[.$Q336];[.$AD336])" office:value-type="float"/>
          <table:table-cell table:formula="of:=MIN([.$E336];[.$R336];[.$AE336])" office:value-type="float"/>
          <table:table-cell table:formula="of:=MIN([.$F336];[.$S336];[.$AF336])" office:value-type="float"/>
          <table:table-cell table:formula="of:=MIN([.$G336];[.$T336];[.$AG336])" office:value-type="float"/>
          <table:table-cell table:formula="of:=MIN([.$H336];[.$U336];[.$AH336])" office:value-type="float"/>
          <table:table-cell table:formula="of:=MIN([.$I336];[.$V336];[.$AI336])" office:value-type="float"/>
          <table:table-cell table:formula="of:=MIN([.$J336];[.$W336])" office:value-type="float"/>
          <table:table-cell table:formula="of:=MIN([.$K336];[.$X336];[.$AJ336])" office:value-type="float"/>
          <table:table-cell table:formula="of:=MIN([.$L336];[.$Y336];[.$AK336])" office:value-type="float"/>
          <table:table-cell table:formula="of:=MIN([.$M336];[.$Z336];[.$AL336])" office:value-type="float"/>
          <table:table-cell table:formula="of:=MIN([.$N336];[.$AA336];[.$AM336])" office:value-type="float"/>
          <table:table-cell table:formula="of:=MEDIAN([.$B336];[.$O336];[.$AB336])" office:value-type="float"/>
          <table:table-cell table:formula="of:=MEDIAN([.$C336];[.$P336];[.$AC336])" office:value-type="float"/>
          <table:table-cell table:formula="of:=MEDIAN([.$D336];[.$Q336];[.$AD336])" office:value-type="float"/>
          <table:table-cell table:formula="of:=MEDIAN([.$E336];[.$R336];[.$AE336])" office:value-type="float"/>
          <table:table-cell table:formula="of:=MEDIAN([.$F336];[.$S336];[.$AF336])" office:value-type="float"/>
          <table:table-cell table:formula="of:=MEDIAN([.$G336];[.$T336];[.$AG336])" office:value-type="float"/>
          <table:table-cell table:formula="of:=MEDIAN([.$H336];[.$U336];[.$AH336])" office:value-type="float"/>
          <table:table-cell table:formula="of:=MEDIAN([.$I336];[.$V336];[.$AI336])" office:value-type="float"/>
          <table:table-cell table:formula="of:=MEDIAN([.$J336];[.$W336])" office:value-type="float"/>
          <table:table-cell table:formula="of:=MEDIAN([.$K336];[.$X336];[.$AJ336])" office:value-type="float"/>
          <table:table-cell table:formula="of:=MEDIAN([.$L336];[.$Y336];[.$AK336])" office:value-type="float"/>
          <table:table-cell table:formula="of:=MEDIAN([.$M336];[.$Z336];[.$AL336])" office:value-type="float"/>
          <table:table-cell table:formula="of:=MEDIAN([.$N336];[.$AA336];[.$AM336])" office:value-type="float"/>
          <table:table-cell table:formula="of:=MAX([.$B336];[.$O336];[.$AB336])" office:value-type="float"/>
          <table:table-cell table:formula="of:=MAX([.$C336];[.$P336];[.$AC336])" office:value-type="float"/>
          <table:table-cell table:formula="of:=MAX([.$D336];[.$Q336];[.$AD336])" office:value-type="float"/>
          <table:table-cell table:formula="of:=MAX([.$E336];[.$R336];[.$AE336])" office:value-type="float"/>
          <table:table-cell table:formula="of:=MAX([.$F336];[.$S336];[.$AF336])" office:value-type="float"/>
          <table:table-cell table:formula="of:=MAX([.$G336];[.$T336];[.$AG336])" office:value-type="float"/>
          <table:table-cell table:formula="of:=MAX([.$H336];[.$U336];[.$AH336])" office:value-type="float"/>
          <table:table-cell table:formula="of:=MAX([.$I336];[.$V336];[.$AI336])" office:value-type="float"/>
          <table:table-cell table:formula="of:=MAX([.$J336];[.$W336])" office:value-type="float"/>
          <table:table-cell table:formula="of:=MAX([.$K336];[.$X336];[.$AJ336])" office:value-type="float"/>
          <table:table-cell table:formula="of:=MAX([.$L336];[.$Y336];[.$AK336])" office:value-type="float"/>
          <table:table-cell table:formula="of:=MAX([.$M336];[.$Z336];[.$AL336])" office:value-type="float"/>
          <table:table-cell table:formula="of:=MAX([.$N336];[.$AA336];[.$AM336])" office:value-type="float"/>
        </table:table-row>
        <table:table-row table:style-name="ro1">
          <table:table-cell office:value-type="string">
            <text:p>BLOCKS.BLOCKS-8-2.asp/22</text:p>
          </table:table-cell>
          <table:table-cell office:value-type="float" office:value="0.578543"/>
          <table:table-cell office:value-type="float" office:value="0.515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527.0"/>
          <table:table-cell office:value-type="float" office:value="1503.0"/>
          <table:table-cell office:value-type="float" office:value="1502.0"/>
          <table:table-cell office:value-type="float" office:value="31327.0"/>
          <table:table-cell office:value-type="float" office:value="23182.0"/>
          <table:table-cell office:value-type="float" office:value="0.0"/>
          <table:table-cell office:value-type="float" office:value="0.0"/>
          <table:table-cell office:value-type="float" office:value="0.500153"/>
          <table:table-cell office:value-type="float" office:value="0.454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527.0"/>
          <table:table-cell office:value-type="float" office:value="1503.0"/>
          <table:table-cell office:value-type="float" office:value="1502.0"/>
          <table:table-cell office:value-type="float" office:value="31327.0"/>
          <table:table-cell office:value-type="float" office:value="23182.0"/>
          <table:table-cell office:value-type="float" office:value="0.0"/>
          <table:table-cell office:value-type="float" office:value="0.0"/>
          <table:table-cell office:value-type="float" office:value="1.42695"/>
          <table:table-cell office:value-type="float" office:value="1.384"/>
          <table:table-cell office:value-type="float" office:value="1.04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7749.0"/>
          <table:table-cell office:value-type="float" office:value="11857.0"/>
          <table:table-cell office:value-type="float" office:value="31327.0"/>
          <table:table-cell office:value-type="float" office:value="23182.0"/>
          <table:table-cell office:value-type="float" office:value="0.0"/>
          <table:table-cell office:value-type="float" office:value="0.0"/>
          <table:table-cell table:formula="of:=MIN([.$B337];[.$O337];[.$AB337])" office:value-type="float"/>
          <table:table-cell table:formula="of:=MIN([.$C337];[.$P337];[.$AC337])" office:value-type="float"/>
          <table:table-cell table:formula="of:=MIN([.$D337];[.$Q337];[.$AD337])" office:value-type="float"/>
          <table:table-cell table:formula="of:=MIN([.$E337];[.$R337];[.$AE337])" office:value-type="float"/>
          <table:table-cell table:formula="of:=MIN([.$F337];[.$S337];[.$AF337])" office:value-type="float"/>
          <table:table-cell table:formula="of:=MIN([.$G337];[.$T337];[.$AG337])" office:value-type="float"/>
          <table:table-cell table:formula="of:=MIN([.$H337];[.$U337];[.$AH337])" office:value-type="float"/>
          <table:table-cell table:formula="of:=MIN([.$I337];[.$V337];[.$AI337])" office:value-type="float"/>
          <table:table-cell table:formula="of:=MIN([.$J337];[.$W337])" office:value-type="float"/>
          <table:table-cell table:formula="of:=MIN([.$K337];[.$X337];[.$AJ337])" office:value-type="float"/>
          <table:table-cell table:formula="of:=MIN([.$L337];[.$Y337];[.$AK337])" office:value-type="float"/>
          <table:table-cell table:formula="of:=MIN([.$M337];[.$Z337];[.$AL337])" office:value-type="float"/>
          <table:table-cell table:formula="of:=MIN([.$N337];[.$AA337];[.$AM337])" office:value-type="float"/>
          <table:table-cell table:formula="of:=MEDIAN([.$B337];[.$O337];[.$AB337])" office:value-type="float"/>
          <table:table-cell table:formula="of:=MEDIAN([.$C337];[.$P337];[.$AC337])" office:value-type="float"/>
          <table:table-cell table:formula="of:=MEDIAN([.$D337];[.$Q337];[.$AD337])" office:value-type="float"/>
          <table:table-cell table:formula="of:=MEDIAN([.$E337];[.$R337];[.$AE337])" office:value-type="float"/>
          <table:table-cell table:formula="of:=MEDIAN([.$F337];[.$S337];[.$AF337])" office:value-type="float"/>
          <table:table-cell table:formula="of:=MEDIAN([.$G337];[.$T337];[.$AG337])" office:value-type="float"/>
          <table:table-cell table:formula="of:=MEDIAN([.$H337];[.$U337];[.$AH337])" office:value-type="float"/>
          <table:table-cell table:formula="of:=MEDIAN([.$I337];[.$V337];[.$AI337])" office:value-type="float"/>
          <table:table-cell table:formula="of:=MEDIAN([.$J337];[.$W337])" office:value-type="float"/>
          <table:table-cell table:formula="of:=MEDIAN([.$K337];[.$X337];[.$AJ337])" office:value-type="float"/>
          <table:table-cell table:formula="of:=MEDIAN([.$L337];[.$Y337];[.$AK337])" office:value-type="float"/>
          <table:table-cell table:formula="of:=MEDIAN([.$M337];[.$Z337];[.$AL337])" office:value-type="float"/>
          <table:table-cell table:formula="of:=MEDIAN([.$N337];[.$AA337];[.$AM337])" office:value-type="float"/>
          <table:table-cell table:formula="of:=MAX([.$B337];[.$O337];[.$AB337])" office:value-type="float"/>
          <table:table-cell table:formula="of:=MAX([.$C337];[.$P337];[.$AC337])" office:value-type="float"/>
          <table:table-cell table:formula="of:=MAX([.$D337];[.$Q337];[.$AD337])" office:value-type="float"/>
          <table:table-cell table:formula="of:=MAX([.$E337];[.$R337];[.$AE337])" office:value-type="float"/>
          <table:table-cell table:formula="of:=MAX([.$F337];[.$S337];[.$AF337])" office:value-type="float"/>
          <table:table-cell table:formula="of:=MAX([.$G337];[.$T337];[.$AG337])" office:value-type="float"/>
          <table:table-cell table:formula="of:=MAX([.$H337];[.$U337];[.$AH337])" office:value-type="float"/>
          <table:table-cell table:formula="of:=MAX([.$I337];[.$V337];[.$AI337])" office:value-type="float"/>
          <table:table-cell table:formula="of:=MAX([.$J337];[.$W337])" office:value-type="float"/>
          <table:table-cell table:formula="of:=MAX([.$K337];[.$X337];[.$AJ337])" office:value-type="float"/>
          <table:table-cell table:formula="of:=MAX([.$L337];[.$Y337];[.$AK337])" office:value-type="float"/>
          <table:table-cell table:formula="of:=MAX([.$M337];[.$Z337];[.$AL337])" office:value-type="float"/>
          <table:table-cell table:formula="of:=MAX([.$N337];[.$AA337];[.$AM337])" office:value-type="float"/>
        </table:table-row>
        <table:table-row table:style-name="ro1">
          <table:table-cell office:value-type="string">
            <text:p>BLOCKS.BLOCKS-8-2.asp/23</text:p>
          </table:table-cell>
          <table:table-cell office:value-type="float" office:value="300.0"/>
          <table:table-cell office:value-type="float" office:value="299.987"/>
          <table:table-cell office:value-type="float" office:value="299.58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33930.0"/>
          <table:table-cell office:value-type="float" office:value="814082.0"/>
          <table:table-cell office:value-type="float" office:value="814082.0"/>
          <table:table-cell office:value-type="float" office:value="32724.0"/>
          <table:table-cell office:value-type="float" office:value="2434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9.54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35823.0"/>
          <table:table-cell office:value-type="float" office:value="816410.0"/>
          <table:table-cell office:value-type="float" office:value="816410.0"/>
          <table:table-cell office:value-type="float" office:value="32724.0"/>
          <table:table-cell office:value-type="float" office:value="24346.0"/>
          <table:table-cell office:value-type="float" office:value="0.0"/>
          <table:table-cell office:value-type="float" office:value="0.0"/>
          <table:table-cell office:value-type="float" office:value="39.9524"/>
          <table:table-cell office:value-type="float" office:value="39.901"/>
          <table:table-cell office:value-type="float" office:value="39.53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86987.0"/>
          <table:table-cell office:value-type="float" office:value="220890.0"/>
          <table:table-cell office:value-type="float" office:value="32724.0"/>
          <table:table-cell office:value-type="float" office:value="24346.0"/>
          <table:table-cell office:value-type="float" office:value="0.0"/>
          <table:table-cell office:value-type="float" office:value="0.0"/>
          <table:table-cell table:formula="of:=MIN([.$B338];[.$O338];[.$AB338])" office:value-type="float"/>
          <table:table-cell table:formula="of:=MIN([.$C338];[.$P338];[.$AC338])" office:value-type="float"/>
          <table:table-cell table:formula="of:=MIN([.$D338];[.$Q338];[.$AD338])" office:value-type="float"/>
          <table:table-cell table:formula="of:=MIN([.$E338];[.$R338];[.$AE338])" office:value-type="float"/>
          <table:table-cell table:formula="of:=MIN([.$F338];[.$S338];[.$AF338])" office:value-type="float"/>
          <table:table-cell table:formula="of:=MIN([.$G338];[.$T338];[.$AG338])" office:value-type="float"/>
          <table:table-cell table:formula="of:=MIN([.$H338];[.$U338];[.$AH338])" office:value-type="float"/>
          <table:table-cell table:formula="of:=MIN([.$I338];[.$V338];[.$AI338])" office:value-type="float"/>
          <table:table-cell table:formula="of:=MIN([.$J338];[.$W338])" office:value-type="float"/>
          <table:table-cell table:formula="of:=MIN([.$K338];[.$X338];[.$AJ338])" office:value-type="float"/>
          <table:table-cell table:formula="of:=MIN([.$L338];[.$Y338];[.$AK338])" office:value-type="float"/>
          <table:table-cell table:formula="of:=MIN([.$M338];[.$Z338];[.$AL338])" office:value-type="float"/>
          <table:table-cell table:formula="of:=MIN([.$N338];[.$AA338];[.$AM338])" office:value-type="float"/>
          <table:table-cell table:formula="of:=MEDIAN([.$B338];[.$O338];[.$AB338])" office:value-type="float"/>
          <table:table-cell table:formula="of:=MEDIAN([.$C338];[.$P338];[.$AC338])" office:value-type="float"/>
          <table:table-cell table:formula="of:=MEDIAN([.$D338];[.$Q338];[.$AD338])" office:value-type="float"/>
          <table:table-cell table:formula="of:=MEDIAN([.$E338];[.$R338];[.$AE338])" office:value-type="float"/>
          <table:table-cell table:formula="of:=MEDIAN([.$F338];[.$S338];[.$AF338])" office:value-type="float"/>
          <table:table-cell table:formula="of:=MEDIAN([.$G338];[.$T338];[.$AG338])" office:value-type="float"/>
          <table:table-cell table:formula="of:=MEDIAN([.$H338];[.$U338];[.$AH338])" office:value-type="float"/>
          <table:table-cell table:formula="of:=MEDIAN([.$I338];[.$V338];[.$AI338])" office:value-type="float"/>
          <table:table-cell table:formula="of:=MEDIAN([.$J338];[.$W338])" office:value-type="float"/>
          <table:table-cell table:formula="of:=MEDIAN([.$K338];[.$X338];[.$AJ338])" office:value-type="float"/>
          <table:table-cell table:formula="of:=MEDIAN([.$L338];[.$Y338];[.$AK338])" office:value-type="float"/>
          <table:table-cell table:formula="of:=MEDIAN([.$M338];[.$Z338];[.$AL338])" office:value-type="float"/>
          <table:table-cell table:formula="of:=MEDIAN([.$N338];[.$AA338];[.$AM338])" office:value-type="float"/>
          <table:table-cell table:formula="of:=MAX([.$B338];[.$O338];[.$AB338])" office:value-type="float"/>
          <table:table-cell table:formula="of:=MAX([.$C338];[.$P338];[.$AC338])" office:value-type="float"/>
          <table:table-cell table:formula="of:=MAX([.$D338];[.$Q338];[.$AD338])" office:value-type="float"/>
          <table:table-cell table:formula="of:=MAX([.$E338];[.$R338];[.$AE338])" office:value-type="float"/>
          <table:table-cell table:formula="of:=MAX([.$F338];[.$S338];[.$AF338])" office:value-type="float"/>
          <table:table-cell table:formula="of:=MAX([.$G338];[.$T338];[.$AG338])" office:value-type="float"/>
          <table:table-cell table:formula="of:=MAX([.$H338];[.$U338];[.$AH338])" office:value-type="float"/>
          <table:table-cell table:formula="of:=MAX([.$I338];[.$V338];[.$AI338])" office:value-type="float"/>
          <table:table-cell table:formula="of:=MAX([.$J338];[.$W338])" office:value-type="float"/>
          <table:table-cell table:formula="of:=MAX([.$K338];[.$X338];[.$AJ338])" office:value-type="float"/>
          <table:table-cell table:formula="of:=MAX([.$L338];[.$Y338];[.$AK338])" office:value-type="float"/>
          <table:table-cell table:formula="of:=MAX([.$M338];[.$Z338];[.$AL338])" office:value-type="float"/>
          <table:table-cell table:formula="of:=MAX([.$N338];[.$AA338];[.$AM338])" office:value-type="float"/>
        </table:table-row>
        <table:table-row table:style-name="ro1">
          <table:table-cell office:value-type="string">
            <text:p>BLOCKS.BLOCKS-8-2.asp/24</text:p>
          </table:table-cell>
          <table:table-cell office:value-type="float" office:value="0.591249"/>
          <table:table-cell office:value-type="float" office:value="0.539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530.0"/>
          <table:table-cell office:value-type="float" office:value="1667.0"/>
          <table:table-cell office:value-type="float" office:value="1666.0"/>
          <table:table-cell office:value-type="float" office:value="34121.0"/>
          <table:table-cell office:value-type="float" office:value="25510.0"/>
          <table:table-cell office:value-type="float" office:value="0.0"/>
          <table:table-cell office:value-type="float" office:value="0.0"/>
          <table:table-cell office:value-type="float" office:value="0.566515"/>
          <table:table-cell office:value-type="float" office:value="0.52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530.0"/>
          <table:table-cell office:value-type="float" office:value="1667.0"/>
          <table:table-cell office:value-type="float" office:value="1666.0"/>
          <table:table-cell office:value-type="float" office:value="34121.0"/>
          <table:table-cell office:value-type="float" office:value="25510.0"/>
          <table:table-cell office:value-type="float" office:value="0.0"/>
          <table:table-cell office:value-type="float" office:value="0.0"/>
          <table:table-cell office:value-type="float" office:value="0.578679"/>
          <table:table-cell office:value-type="float" office:value="0.519"/>
          <table:table-cell office:value-type="float" office:value="0.19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682.0"/>
          <table:table-cell office:value-type="float" office:value="4012.0"/>
          <table:table-cell office:value-type="float" office:value="34121.0"/>
          <table:table-cell office:value-type="float" office:value="25510.0"/>
          <table:table-cell office:value-type="float" office:value="0.0"/>
          <table:table-cell office:value-type="float" office:value="0.0"/>
          <table:table-cell table:formula="of:=MIN([.$B339];[.$O339];[.$AB339])" office:value-type="float"/>
          <table:table-cell table:formula="of:=MIN([.$C339];[.$P339];[.$AC339])" office:value-type="float"/>
          <table:table-cell table:formula="of:=MIN([.$D339];[.$Q339];[.$AD339])" office:value-type="float"/>
          <table:table-cell table:formula="of:=MIN([.$E339];[.$R339];[.$AE339])" office:value-type="float"/>
          <table:table-cell table:formula="of:=MIN([.$F339];[.$S339];[.$AF339])" office:value-type="float"/>
          <table:table-cell table:formula="of:=MIN([.$G339];[.$T339];[.$AG339])" office:value-type="float"/>
          <table:table-cell table:formula="of:=MIN([.$H339];[.$U339];[.$AH339])" office:value-type="float"/>
          <table:table-cell table:formula="of:=MIN([.$I339];[.$V339];[.$AI339])" office:value-type="float"/>
          <table:table-cell table:formula="of:=MIN([.$J339];[.$W339])" office:value-type="float"/>
          <table:table-cell table:formula="of:=MIN([.$K339];[.$X339];[.$AJ339])" office:value-type="float"/>
          <table:table-cell table:formula="of:=MIN([.$L339];[.$Y339];[.$AK339])" office:value-type="float"/>
          <table:table-cell table:formula="of:=MIN([.$M339];[.$Z339];[.$AL339])" office:value-type="float"/>
          <table:table-cell table:formula="of:=MIN([.$N339];[.$AA339];[.$AM339])" office:value-type="float"/>
          <table:table-cell table:formula="of:=MEDIAN([.$B339];[.$O339];[.$AB339])" office:value-type="float"/>
          <table:table-cell table:formula="of:=MEDIAN([.$C339];[.$P339];[.$AC339])" office:value-type="float"/>
          <table:table-cell table:formula="of:=MEDIAN([.$D339];[.$Q339];[.$AD339])" office:value-type="float"/>
          <table:table-cell table:formula="of:=MEDIAN([.$E339];[.$R339];[.$AE339])" office:value-type="float"/>
          <table:table-cell table:formula="of:=MEDIAN([.$F339];[.$S339];[.$AF339])" office:value-type="float"/>
          <table:table-cell table:formula="of:=MEDIAN([.$G339];[.$T339];[.$AG339])" office:value-type="float"/>
          <table:table-cell table:formula="of:=MEDIAN([.$H339];[.$U339];[.$AH339])" office:value-type="float"/>
          <table:table-cell table:formula="of:=MEDIAN([.$I339];[.$V339];[.$AI339])" office:value-type="float"/>
          <table:table-cell table:formula="of:=MEDIAN([.$J339];[.$W339])" office:value-type="float"/>
          <table:table-cell table:formula="of:=MEDIAN([.$K339];[.$X339];[.$AJ339])" office:value-type="float"/>
          <table:table-cell table:formula="of:=MEDIAN([.$L339];[.$Y339];[.$AK339])" office:value-type="float"/>
          <table:table-cell table:formula="of:=MEDIAN([.$M339];[.$Z339];[.$AL339])" office:value-type="float"/>
          <table:table-cell table:formula="of:=MEDIAN([.$N339];[.$AA339];[.$AM339])" office:value-type="float"/>
          <table:table-cell table:formula="of:=MAX([.$B339];[.$O339];[.$AB339])" office:value-type="float"/>
          <table:table-cell table:formula="of:=MAX([.$C339];[.$P339];[.$AC339])" office:value-type="float"/>
          <table:table-cell table:formula="of:=MAX([.$D339];[.$Q339];[.$AD339])" office:value-type="float"/>
          <table:table-cell table:formula="of:=MAX([.$E339];[.$R339];[.$AE339])" office:value-type="float"/>
          <table:table-cell table:formula="of:=MAX([.$F339];[.$S339];[.$AF339])" office:value-type="float"/>
          <table:table-cell table:formula="of:=MAX([.$G339];[.$T339];[.$AG339])" office:value-type="float"/>
          <table:table-cell table:formula="of:=MAX([.$H339];[.$U339];[.$AH339])" office:value-type="float"/>
          <table:table-cell table:formula="of:=MAX([.$I339];[.$V339];[.$AI339])" office:value-type="float"/>
          <table:table-cell table:formula="of:=MAX([.$J339];[.$W339])" office:value-type="float"/>
          <table:table-cell table:formula="of:=MAX([.$K339];[.$X339];[.$AJ339])" office:value-type="float"/>
          <table:table-cell table:formula="of:=MAX([.$L339];[.$Y339];[.$AK339])" office:value-type="float"/>
          <table:table-cell table:formula="of:=MAX([.$M339];[.$Z339];[.$AL339])" office:value-type="float"/>
          <table:table-cell table:formula="of:=MAX([.$N339];[.$AA339];[.$AM339])" office:value-type="float"/>
        </table:table-row>
        <table:table-row table:style-name="ro1">
          <table:table-cell office:value-type="string">
            <text:p>BLOCKS.BLOCKS-8-2.asp/25</text:p>
          </table:table-cell>
          <table:table-cell office:value-type="float" office:value="300.0"/>
          <table:table-cell office:value-type="float" office:value="299.985"/>
          <table:table-cell office:value-type="float" office:value="299.57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03526.0"/>
          <table:table-cell office:value-type="float" office:value="786584.0"/>
          <table:table-cell office:value-type="float" office:value="786584.0"/>
          <table:table-cell office:value-type="float" office:value="35518.0"/>
          <table:table-cell office:value-type="float" office:value="2667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9.52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08878.0"/>
          <table:table-cell office:value-type="float" office:value="793350.0"/>
          <table:table-cell office:value-type="float" office:value="793350.0"/>
          <table:table-cell office:value-type="float" office:value="35518.0"/>
          <table:table-cell office:value-type="float" office:value="26674.0"/>
          <table:table-cell office:value-type="float" office:value="0.0"/>
          <table:table-cell office:value-type="float" office:value="0.0"/>
          <table:table-cell office:value-type="float" office:value="100.205"/>
          <table:table-cell office:value-type="float" office:value="100.153"/>
          <table:table-cell office:value-type="float" office:value="99.81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431343.0"/>
          <table:table-cell office:value-type="float" office:value="501493.0"/>
          <table:table-cell office:value-type="float" office:value="35518.0"/>
          <table:table-cell office:value-type="float" office:value="26674.0"/>
          <table:table-cell office:value-type="float" office:value="0.0"/>
          <table:table-cell office:value-type="float" office:value="0.0"/>
          <table:table-cell table:formula="of:=MIN([.$B340];[.$O340];[.$AB340])" office:value-type="float"/>
          <table:table-cell table:formula="of:=MIN([.$C340];[.$P340];[.$AC340])" office:value-type="float"/>
          <table:table-cell table:formula="of:=MIN([.$D340];[.$Q340];[.$AD340])" office:value-type="float"/>
          <table:table-cell table:formula="of:=MIN([.$E340];[.$R340];[.$AE340])" office:value-type="float"/>
          <table:table-cell table:formula="of:=MIN([.$F340];[.$S340];[.$AF340])" office:value-type="float"/>
          <table:table-cell table:formula="of:=MIN([.$G340];[.$T340];[.$AG340])" office:value-type="float"/>
          <table:table-cell table:formula="of:=MIN([.$H340];[.$U340];[.$AH340])" office:value-type="float"/>
          <table:table-cell table:formula="of:=MIN([.$I340];[.$V340];[.$AI340])" office:value-type="float"/>
          <table:table-cell table:formula="of:=MIN([.$J340];[.$W340])" office:value-type="float"/>
          <table:table-cell table:formula="of:=MIN([.$K340];[.$X340];[.$AJ340])" office:value-type="float"/>
          <table:table-cell table:formula="of:=MIN([.$L340];[.$Y340];[.$AK340])" office:value-type="float"/>
          <table:table-cell table:formula="of:=MIN([.$M340];[.$Z340];[.$AL340])" office:value-type="float"/>
          <table:table-cell table:formula="of:=MIN([.$N340];[.$AA340];[.$AM340])" office:value-type="float"/>
          <table:table-cell table:formula="of:=MEDIAN([.$B340];[.$O340];[.$AB340])" office:value-type="float"/>
          <table:table-cell table:formula="of:=MEDIAN([.$C340];[.$P340];[.$AC340])" office:value-type="float"/>
          <table:table-cell table:formula="of:=MEDIAN([.$D340];[.$Q340];[.$AD340])" office:value-type="float"/>
          <table:table-cell table:formula="of:=MEDIAN([.$E340];[.$R340];[.$AE340])" office:value-type="float"/>
          <table:table-cell table:formula="of:=MEDIAN([.$F340];[.$S340];[.$AF340])" office:value-type="float"/>
          <table:table-cell table:formula="of:=MEDIAN([.$G340];[.$T340];[.$AG340])" office:value-type="float"/>
          <table:table-cell table:formula="of:=MEDIAN([.$H340];[.$U340];[.$AH340])" office:value-type="float"/>
          <table:table-cell table:formula="of:=MEDIAN([.$I340];[.$V340];[.$AI340])" office:value-type="float"/>
          <table:table-cell table:formula="of:=MEDIAN([.$J340];[.$W340])" office:value-type="float"/>
          <table:table-cell table:formula="of:=MEDIAN([.$K340];[.$X340];[.$AJ340])" office:value-type="float"/>
          <table:table-cell table:formula="of:=MEDIAN([.$L340];[.$Y340];[.$AK340])" office:value-type="float"/>
          <table:table-cell table:formula="of:=MEDIAN([.$M340];[.$Z340];[.$AL340])" office:value-type="float"/>
          <table:table-cell table:formula="of:=MEDIAN([.$N340];[.$AA340];[.$AM340])" office:value-type="float"/>
          <table:table-cell table:formula="of:=MAX([.$B340];[.$O340];[.$AB340])" office:value-type="float"/>
          <table:table-cell table:formula="of:=MAX([.$C340];[.$P340];[.$AC340])" office:value-type="float"/>
          <table:table-cell table:formula="of:=MAX([.$D340];[.$Q340];[.$AD340])" office:value-type="float"/>
          <table:table-cell table:formula="of:=MAX([.$E340];[.$R340];[.$AE340])" office:value-type="float"/>
          <table:table-cell table:formula="of:=MAX([.$F340];[.$S340];[.$AF340])" office:value-type="float"/>
          <table:table-cell table:formula="of:=MAX([.$G340];[.$T340];[.$AG340])" office:value-type="float"/>
          <table:table-cell table:formula="of:=MAX([.$H340];[.$U340];[.$AH340])" office:value-type="float"/>
          <table:table-cell table:formula="of:=MAX([.$I340];[.$V340];[.$AI340])" office:value-type="float"/>
          <table:table-cell table:formula="of:=MAX([.$J340];[.$W340])" office:value-type="float"/>
          <table:table-cell table:formula="of:=MAX([.$K340];[.$X340];[.$AJ340])" office:value-type="float"/>
          <table:table-cell table:formula="of:=MAX([.$L340];[.$Y340];[.$AK340])" office:value-type="float"/>
          <table:table-cell table:formula="of:=MAX([.$M340];[.$Z340];[.$AL340])" office:value-type="float"/>
          <table:table-cell table:formula="of:=MAX([.$N340];[.$AA340];[.$AM340])" office:value-type="float"/>
        </table:table-row>
        <table:table-row table:style-name="ro1">
          <table:table-cell office:value-type="string">
            <text:p>BLOCKS.BLOCKS-8-2.asp/26</text:p>
          </table:table-cell>
          <table:table-cell office:value-type="float" office:value="0.592048"/>
          <table:table-cell office:value-type="float" office:value="0.543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03.0"/>
          <table:table-cell office:value-type="float" office:value="1225.0"/>
          <table:table-cell office:value-type="float" office:value="1224.0"/>
          <table:table-cell office:value-type="float" office:value="36915.0"/>
          <table:table-cell office:value-type="float" office:value="27838.0"/>
          <table:table-cell office:value-type="float" office:value="0.0"/>
          <table:table-cell office:value-type="float" office:value="0.0"/>
          <table:table-cell office:value-type="float" office:value="0.534727"/>
          <table:table-cell office:value-type="float" office:value="0.484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03.0"/>
          <table:table-cell office:value-type="float" office:value="1225.0"/>
          <table:table-cell office:value-type="float" office:value="1224.0"/>
          <table:table-cell office:value-type="float" office:value="36915.0"/>
          <table:table-cell office:value-type="float" office:value="27838.0"/>
          <table:table-cell office:value-type="float" office:value="0.0"/>
          <table:table-cell office:value-type="float" office:value="0.0"/>
          <table:table-cell office:value-type="float" office:value="0.574376"/>
          <table:table-cell office:value-type="float" office:value="0.521"/>
          <table:table-cell office:value-type="float" office:value="0.16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598.0"/>
          <table:table-cell office:value-type="float" office:value="3849.0"/>
          <table:table-cell office:value-type="float" office:value="36915.0"/>
          <table:table-cell office:value-type="float" office:value="27838.0"/>
          <table:table-cell office:value-type="float" office:value="0.0"/>
          <table:table-cell office:value-type="float" office:value="0.0"/>
          <table:table-cell table:formula="of:=MIN([.$B341];[.$O341];[.$AB341])" office:value-type="float"/>
          <table:table-cell table:formula="of:=MIN([.$C341];[.$P341];[.$AC341])" office:value-type="float"/>
          <table:table-cell table:formula="of:=MIN([.$D341];[.$Q341];[.$AD341])" office:value-type="float"/>
          <table:table-cell table:formula="of:=MIN([.$E341];[.$R341];[.$AE341])" office:value-type="float"/>
          <table:table-cell table:formula="of:=MIN([.$F341];[.$S341];[.$AF341])" office:value-type="float"/>
          <table:table-cell table:formula="of:=MIN([.$G341];[.$T341];[.$AG341])" office:value-type="float"/>
          <table:table-cell table:formula="of:=MIN([.$H341];[.$U341];[.$AH341])" office:value-type="float"/>
          <table:table-cell table:formula="of:=MIN([.$I341];[.$V341];[.$AI341])" office:value-type="float"/>
          <table:table-cell table:formula="of:=MIN([.$J341];[.$W341])" office:value-type="float"/>
          <table:table-cell table:formula="of:=MIN([.$K341];[.$X341];[.$AJ341])" office:value-type="float"/>
          <table:table-cell table:formula="of:=MIN([.$L341];[.$Y341];[.$AK341])" office:value-type="float"/>
          <table:table-cell table:formula="of:=MIN([.$M341];[.$Z341];[.$AL341])" office:value-type="float"/>
          <table:table-cell table:formula="of:=MIN([.$N341];[.$AA341];[.$AM341])" office:value-type="float"/>
          <table:table-cell table:formula="of:=MEDIAN([.$B341];[.$O341];[.$AB341])" office:value-type="float"/>
          <table:table-cell table:formula="of:=MEDIAN([.$C341];[.$P341];[.$AC341])" office:value-type="float"/>
          <table:table-cell table:formula="of:=MEDIAN([.$D341];[.$Q341];[.$AD341])" office:value-type="float"/>
          <table:table-cell table:formula="of:=MEDIAN([.$E341];[.$R341];[.$AE341])" office:value-type="float"/>
          <table:table-cell table:formula="of:=MEDIAN([.$F341];[.$S341];[.$AF341])" office:value-type="float"/>
          <table:table-cell table:formula="of:=MEDIAN([.$G341];[.$T341];[.$AG341])" office:value-type="float"/>
          <table:table-cell table:formula="of:=MEDIAN([.$H341];[.$U341];[.$AH341])" office:value-type="float"/>
          <table:table-cell table:formula="of:=MEDIAN([.$I341];[.$V341];[.$AI341])" office:value-type="float"/>
          <table:table-cell table:formula="of:=MEDIAN([.$J341];[.$W341])" office:value-type="float"/>
          <table:table-cell table:formula="of:=MEDIAN([.$K341];[.$X341];[.$AJ341])" office:value-type="float"/>
          <table:table-cell table:formula="of:=MEDIAN([.$L341];[.$Y341];[.$AK341])" office:value-type="float"/>
          <table:table-cell table:formula="of:=MEDIAN([.$M341];[.$Z341];[.$AL341])" office:value-type="float"/>
          <table:table-cell table:formula="of:=MEDIAN([.$N341];[.$AA341];[.$AM341])" office:value-type="float"/>
          <table:table-cell table:formula="of:=MAX([.$B341];[.$O341];[.$AB341])" office:value-type="float"/>
          <table:table-cell table:formula="of:=MAX([.$C341];[.$P341];[.$AC341])" office:value-type="float"/>
          <table:table-cell table:formula="of:=MAX([.$D341];[.$Q341];[.$AD341])" office:value-type="float"/>
          <table:table-cell table:formula="of:=MAX([.$E341];[.$R341];[.$AE341])" office:value-type="float"/>
          <table:table-cell table:formula="of:=MAX([.$F341];[.$S341];[.$AF341])" office:value-type="float"/>
          <table:table-cell table:formula="of:=MAX([.$G341];[.$T341];[.$AG341])" office:value-type="float"/>
          <table:table-cell table:formula="of:=MAX([.$H341];[.$U341];[.$AH341])" office:value-type="float"/>
          <table:table-cell table:formula="of:=MAX([.$I341];[.$V341];[.$AI341])" office:value-type="float"/>
          <table:table-cell table:formula="of:=MAX([.$J341];[.$W341])" office:value-type="float"/>
          <table:table-cell table:formula="of:=MAX([.$K341];[.$X341];[.$AJ341])" office:value-type="float"/>
          <table:table-cell table:formula="of:=MAX([.$L341];[.$Y341];[.$AK341])" office:value-type="float"/>
          <table:table-cell table:formula="of:=MAX([.$M341];[.$Z341];[.$AL341])" office:value-type="float"/>
          <table:table-cell table:formula="of:=MAX([.$N341];[.$AA341];[.$AM341])" office:value-type="float"/>
        </table:table-row>
        <table:table-row table:style-name="ro1">
          <table:table-cell office:value-type="string">
            <text:p>BLOCKS.BLOCKS-8-2.asp/27</text:p>
          </table:table-cell>
          <table:table-cell office:value-type="float" office:value="300.0"/>
          <table:table-cell office:value-type="float" office:value="299.985"/>
          <table:table-cell office:value-type="float" office:value="299.48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68853.0"/>
          <table:table-cell office:value-type="float" office:value="629027.0"/>
          <table:table-cell office:value-type="float" office:value="629027.0"/>
          <table:table-cell office:value-type="float" office:value="38312.0"/>
          <table:table-cell office:value-type="float" office:value="2900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9.47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61299.0"/>
          <table:table-cell office:value-type="float" office:value="620120.0"/>
          <table:table-cell office:value-type="float" office:value="620120.0"/>
          <table:table-cell office:value-type="float" office:value="38312.0"/>
          <table:table-cell office:value-type="float" office:value="2900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9.6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33574.0"/>
          <table:table-cell office:value-type="float" office:value="945291.0"/>
          <table:table-cell office:value-type="float" office:value="38312.0"/>
          <table:table-cell office:value-type="float" office:value="29002.0"/>
          <table:table-cell office:value-type="float" office:value="0.0"/>
          <table:table-cell office:value-type="float" office:value="0.0"/>
          <table:table-cell table:formula="of:=MIN([.$B342];[.$O342];[.$AB342])" office:value-type="float"/>
          <table:table-cell table:formula="of:=MIN([.$C342];[.$P342];[.$AC342])" office:value-type="float"/>
          <table:table-cell table:formula="of:=MIN([.$D342];[.$Q342];[.$AD342])" office:value-type="float"/>
          <table:table-cell table:formula="of:=MIN([.$E342];[.$R342];[.$AE342])" office:value-type="float"/>
          <table:table-cell table:formula="of:=MIN([.$F342];[.$S342];[.$AF342])" office:value-type="float"/>
          <table:table-cell table:formula="of:=MIN([.$G342];[.$T342];[.$AG342])" office:value-type="float"/>
          <table:table-cell table:formula="of:=MIN([.$H342];[.$U342];[.$AH342])" office:value-type="float"/>
          <table:table-cell table:formula="of:=MIN([.$I342];[.$V342];[.$AI342])" office:value-type="float"/>
          <table:table-cell table:formula="of:=MIN([.$J342];[.$W342])" office:value-type="float"/>
          <table:table-cell table:formula="of:=MIN([.$K342];[.$X342];[.$AJ342])" office:value-type="float"/>
          <table:table-cell table:formula="of:=MIN([.$L342];[.$Y342];[.$AK342])" office:value-type="float"/>
          <table:table-cell table:formula="of:=MIN([.$M342];[.$Z342];[.$AL342])" office:value-type="float"/>
          <table:table-cell table:formula="of:=MIN([.$N342];[.$AA342];[.$AM342])" office:value-type="float"/>
          <table:table-cell table:formula="of:=MEDIAN([.$B342];[.$O342];[.$AB342])" office:value-type="float"/>
          <table:table-cell table:formula="of:=MEDIAN([.$C342];[.$P342];[.$AC342])" office:value-type="float"/>
          <table:table-cell table:formula="of:=MEDIAN([.$D342];[.$Q342];[.$AD342])" office:value-type="float"/>
          <table:table-cell table:formula="of:=MEDIAN([.$E342];[.$R342];[.$AE342])" office:value-type="float"/>
          <table:table-cell table:formula="of:=MEDIAN([.$F342];[.$S342];[.$AF342])" office:value-type="float"/>
          <table:table-cell table:formula="of:=MEDIAN([.$G342];[.$T342];[.$AG342])" office:value-type="float"/>
          <table:table-cell table:formula="of:=MEDIAN([.$H342];[.$U342];[.$AH342])" office:value-type="float"/>
          <table:table-cell table:formula="of:=MEDIAN([.$I342];[.$V342];[.$AI342])" office:value-type="float"/>
          <table:table-cell table:formula="of:=MEDIAN([.$J342];[.$W342])" office:value-type="float"/>
          <table:table-cell table:formula="of:=MEDIAN([.$K342];[.$X342];[.$AJ342])" office:value-type="float"/>
          <table:table-cell table:formula="of:=MEDIAN([.$L342];[.$Y342];[.$AK342])" office:value-type="float"/>
          <table:table-cell table:formula="of:=MEDIAN([.$M342];[.$Z342];[.$AL342])" office:value-type="float"/>
          <table:table-cell table:formula="of:=MEDIAN([.$N342];[.$AA342];[.$AM342])" office:value-type="float"/>
          <table:table-cell table:formula="of:=MAX([.$B342];[.$O342];[.$AB342])" office:value-type="float"/>
          <table:table-cell table:formula="of:=MAX([.$C342];[.$P342];[.$AC342])" office:value-type="float"/>
          <table:table-cell table:formula="of:=MAX([.$D342];[.$Q342];[.$AD342])" office:value-type="float"/>
          <table:table-cell table:formula="of:=MAX([.$E342];[.$R342];[.$AE342])" office:value-type="float"/>
          <table:table-cell table:formula="of:=MAX([.$F342];[.$S342];[.$AF342])" office:value-type="float"/>
          <table:table-cell table:formula="of:=MAX([.$G342];[.$T342];[.$AG342])" office:value-type="float"/>
          <table:table-cell table:formula="of:=MAX([.$H342];[.$U342];[.$AH342])" office:value-type="float"/>
          <table:table-cell table:formula="of:=MAX([.$I342];[.$V342];[.$AI342])" office:value-type="float"/>
          <table:table-cell table:formula="of:=MAX([.$J342];[.$W342])" office:value-type="float"/>
          <table:table-cell table:formula="of:=MAX([.$K342];[.$X342];[.$AJ342])" office:value-type="float"/>
          <table:table-cell table:formula="of:=MAX([.$L342];[.$Y342];[.$AK342])" office:value-type="float"/>
          <table:table-cell table:formula="of:=MAX([.$M342];[.$Z342];[.$AL342])" office:value-type="float"/>
          <table:table-cell table:formula="of:=MAX([.$N342];[.$AA342];[.$AM342])" office:value-type="float"/>
        </table:table-row>
        <table:table-row table:style-name="ro1">
          <table:table-cell office:value-type="string">
            <text:p>BLOCKS.BLOCKS-8-2.asp/28</text:p>
          </table:table-cell>
          <table:table-cell office:value-type="float" office:value="0.517496"/>
          <table:table-cell office:value-type="float" office:value="0.47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381.0"/>
          <table:table-cell office:value-type="float" office:value="380.0"/>
          <table:table-cell office:value-type="float" office:value="39709.0"/>
          <table:table-cell office:value-type="float" office:value="30166.0"/>
          <table:table-cell office:value-type="float" office:value="0.0"/>
          <table:table-cell office:value-type="float" office:value="0.0"/>
          <table:table-cell office:value-type="float" office:value="0.540139"/>
          <table:table-cell office:value-type="float" office:value="0.48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381.0"/>
          <table:table-cell office:value-type="float" office:value="380.0"/>
          <table:table-cell office:value-type="float" office:value="39709.0"/>
          <table:table-cell office:value-type="float" office:value="30166.0"/>
          <table:table-cell office:value-type="float" office:value="0.0"/>
          <table:table-cell office:value-type="float" office:value="0.0"/>
          <table:table-cell office:value-type="float" office:value="0.577767"/>
          <table:table-cell office:value-type="float" office:value="0.535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103.0"/>
          <table:table-cell office:value-type="float" office:value="4145.0"/>
          <table:table-cell office:value-type="float" office:value="39709.0"/>
          <table:table-cell office:value-type="float" office:value="30166.0"/>
          <table:table-cell office:value-type="float" office:value="0.0"/>
          <table:table-cell office:value-type="float" office:value="0.0"/>
          <table:table-cell table:formula="of:=MIN([.$B343];[.$O343];[.$AB343])" office:value-type="float"/>
          <table:table-cell table:formula="of:=MIN([.$C343];[.$P343];[.$AC343])" office:value-type="float"/>
          <table:table-cell table:formula="of:=MIN([.$D343];[.$Q343];[.$AD343])" office:value-type="float"/>
          <table:table-cell table:formula="of:=MIN([.$E343];[.$R343];[.$AE343])" office:value-type="float"/>
          <table:table-cell table:formula="of:=MIN([.$F343];[.$S343];[.$AF343])" office:value-type="float"/>
          <table:table-cell table:formula="of:=MIN([.$G343];[.$T343];[.$AG343])" office:value-type="float"/>
          <table:table-cell table:formula="of:=MIN([.$H343];[.$U343];[.$AH343])" office:value-type="float"/>
          <table:table-cell table:formula="of:=MIN([.$I343];[.$V343];[.$AI343])" office:value-type="float"/>
          <table:table-cell table:formula="of:=MIN([.$J343];[.$W343])" office:value-type="float"/>
          <table:table-cell table:formula="of:=MIN([.$K343];[.$X343];[.$AJ343])" office:value-type="float"/>
          <table:table-cell table:formula="of:=MIN([.$L343];[.$Y343];[.$AK343])" office:value-type="float"/>
          <table:table-cell table:formula="of:=MIN([.$M343];[.$Z343];[.$AL343])" office:value-type="float"/>
          <table:table-cell table:formula="of:=MIN([.$N343];[.$AA343];[.$AM343])" office:value-type="float"/>
          <table:table-cell table:formula="of:=MEDIAN([.$B343];[.$O343];[.$AB343])" office:value-type="float"/>
          <table:table-cell table:formula="of:=MEDIAN([.$C343];[.$P343];[.$AC343])" office:value-type="float"/>
          <table:table-cell table:formula="of:=MEDIAN([.$D343];[.$Q343];[.$AD343])" office:value-type="float"/>
          <table:table-cell table:formula="of:=MEDIAN([.$E343];[.$R343];[.$AE343])" office:value-type="float"/>
          <table:table-cell table:formula="of:=MEDIAN([.$F343];[.$S343];[.$AF343])" office:value-type="float"/>
          <table:table-cell table:formula="of:=MEDIAN([.$G343];[.$T343];[.$AG343])" office:value-type="float"/>
          <table:table-cell table:formula="of:=MEDIAN([.$H343];[.$U343];[.$AH343])" office:value-type="float"/>
          <table:table-cell table:formula="of:=MEDIAN([.$I343];[.$V343];[.$AI343])" office:value-type="float"/>
          <table:table-cell table:formula="of:=MEDIAN([.$J343];[.$W343])" office:value-type="float"/>
          <table:table-cell table:formula="of:=MEDIAN([.$K343];[.$X343];[.$AJ343])" office:value-type="float"/>
          <table:table-cell table:formula="of:=MEDIAN([.$L343];[.$Y343];[.$AK343])" office:value-type="float"/>
          <table:table-cell table:formula="of:=MEDIAN([.$M343];[.$Z343];[.$AL343])" office:value-type="float"/>
          <table:table-cell table:formula="of:=MEDIAN([.$N343];[.$AA343];[.$AM343])" office:value-type="float"/>
          <table:table-cell table:formula="of:=MAX([.$B343];[.$O343];[.$AB343])" office:value-type="float"/>
          <table:table-cell table:formula="of:=MAX([.$C343];[.$P343];[.$AC343])" office:value-type="float"/>
          <table:table-cell table:formula="of:=MAX([.$D343];[.$Q343];[.$AD343])" office:value-type="float"/>
          <table:table-cell table:formula="of:=MAX([.$E343];[.$R343];[.$AE343])" office:value-type="float"/>
          <table:table-cell table:formula="of:=MAX([.$F343];[.$S343];[.$AF343])" office:value-type="float"/>
          <table:table-cell table:formula="of:=MAX([.$G343];[.$T343];[.$AG343])" office:value-type="float"/>
          <table:table-cell table:formula="of:=MAX([.$H343];[.$U343];[.$AH343])" office:value-type="float"/>
          <table:table-cell table:formula="of:=MAX([.$I343];[.$V343];[.$AI343])" office:value-type="float"/>
          <table:table-cell table:formula="of:=MAX([.$J343];[.$W343])" office:value-type="float"/>
          <table:table-cell table:formula="of:=MAX([.$K343];[.$X343];[.$AJ343])" office:value-type="float"/>
          <table:table-cell table:formula="of:=MAX([.$L343];[.$Y343];[.$AK343])" office:value-type="float"/>
          <table:table-cell table:formula="of:=MAX([.$M343];[.$Z343];[.$AL343])" office:value-type="float"/>
          <table:table-cell table:formula="of:=MAX([.$N343];[.$AA343];[.$AM343])" office:value-type="float"/>
        </table:table-row>
        <table:table-row table:style-name="ro1">
          <table:table-cell office:value-type="string">
            <text:p>BLOCKS.BLOCKS-8-2.asp/29</text:p>
          </table:table-cell>
          <table:table-cell office:value-type="float" office:value="300.0"/>
          <table:table-cell office:value-type="float" office:value="299.983"/>
          <table:table-cell office:value-type="float" office:value="299.49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34672.0"/>
          <table:table-cell office:value-type="float" office:value="577136.0"/>
          <table:table-cell office:value-type="float" office:value="577136.0"/>
          <table:table-cell office:value-type="float" office:value="41106.0"/>
          <table:table-cell office:value-type="float" office:value="3133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8"/>
          <table:table-cell office:value-type="float" office:value="299.45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33773.0"/>
          <table:table-cell office:value-type="float" office:value="576110.0"/>
          <table:table-cell office:value-type="float" office:value="576110.0"/>
          <table:table-cell office:value-type="float" office:value="41106.0"/>
          <table:table-cell office:value-type="float" office:value="3133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1"/>
          <table:table-cell office:value-type="float" office:value="299.54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62613.0"/>
          <table:table-cell office:value-type="float" office:value="869996.0"/>
          <table:table-cell office:value-type="float" office:value="41106.0"/>
          <table:table-cell office:value-type="float" office:value="31330.0"/>
          <table:table-cell office:value-type="float" office:value="0.0"/>
          <table:table-cell office:value-type="float" office:value="0.0"/>
          <table:table-cell table:formula="of:=MIN([.$B344];[.$O344];[.$AB344])" office:value-type="float"/>
          <table:table-cell table:formula="of:=MIN([.$C344];[.$P344];[.$AC344])" office:value-type="float"/>
          <table:table-cell table:formula="of:=MIN([.$D344];[.$Q344];[.$AD344])" office:value-type="float"/>
          <table:table-cell table:formula="of:=MIN([.$E344];[.$R344];[.$AE344])" office:value-type="float"/>
          <table:table-cell table:formula="of:=MIN([.$F344];[.$S344];[.$AF344])" office:value-type="float"/>
          <table:table-cell table:formula="of:=MIN([.$G344];[.$T344];[.$AG344])" office:value-type="float"/>
          <table:table-cell table:formula="of:=MIN([.$H344];[.$U344];[.$AH344])" office:value-type="float"/>
          <table:table-cell table:formula="of:=MIN([.$I344];[.$V344];[.$AI344])" office:value-type="float"/>
          <table:table-cell table:formula="of:=MIN([.$J344];[.$W344])" office:value-type="float"/>
          <table:table-cell table:formula="of:=MIN([.$K344];[.$X344];[.$AJ344])" office:value-type="float"/>
          <table:table-cell table:formula="of:=MIN([.$L344];[.$Y344];[.$AK344])" office:value-type="float"/>
          <table:table-cell table:formula="of:=MIN([.$M344];[.$Z344];[.$AL344])" office:value-type="float"/>
          <table:table-cell table:formula="of:=MIN([.$N344];[.$AA344];[.$AM344])" office:value-type="float"/>
          <table:table-cell table:formula="of:=MEDIAN([.$B344];[.$O344];[.$AB344])" office:value-type="float"/>
          <table:table-cell table:formula="of:=MEDIAN([.$C344];[.$P344];[.$AC344])" office:value-type="float"/>
          <table:table-cell table:formula="of:=MEDIAN([.$D344];[.$Q344];[.$AD344])" office:value-type="float"/>
          <table:table-cell table:formula="of:=MEDIAN([.$E344];[.$R344];[.$AE344])" office:value-type="float"/>
          <table:table-cell table:formula="of:=MEDIAN([.$F344];[.$S344];[.$AF344])" office:value-type="float"/>
          <table:table-cell table:formula="of:=MEDIAN([.$G344];[.$T344];[.$AG344])" office:value-type="float"/>
          <table:table-cell table:formula="of:=MEDIAN([.$H344];[.$U344];[.$AH344])" office:value-type="float"/>
          <table:table-cell table:formula="of:=MEDIAN([.$I344];[.$V344];[.$AI344])" office:value-type="float"/>
          <table:table-cell table:formula="of:=MEDIAN([.$J344];[.$W344])" office:value-type="float"/>
          <table:table-cell table:formula="of:=MEDIAN([.$K344];[.$X344];[.$AJ344])" office:value-type="float"/>
          <table:table-cell table:formula="of:=MEDIAN([.$L344];[.$Y344];[.$AK344])" office:value-type="float"/>
          <table:table-cell table:formula="of:=MEDIAN([.$M344];[.$Z344];[.$AL344])" office:value-type="float"/>
          <table:table-cell table:formula="of:=MEDIAN([.$N344];[.$AA344];[.$AM344])" office:value-type="float"/>
          <table:table-cell table:formula="of:=MAX([.$B344];[.$O344];[.$AB344])" office:value-type="float"/>
          <table:table-cell table:formula="of:=MAX([.$C344];[.$P344];[.$AC344])" office:value-type="float"/>
          <table:table-cell table:formula="of:=MAX([.$D344];[.$Q344];[.$AD344])" office:value-type="float"/>
          <table:table-cell table:formula="of:=MAX([.$E344];[.$R344];[.$AE344])" office:value-type="float"/>
          <table:table-cell table:formula="of:=MAX([.$F344];[.$S344];[.$AF344])" office:value-type="float"/>
          <table:table-cell table:formula="of:=MAX([.$G344];[.$T344];[.$AG344])" office:value-type="float"/>
          <table:table-cell table:formula="of:=MAX([.$H344];[.$U344];[.$AH344])" office:value-type="float"/>
          <table:table-cell table:formula="of:=MAX([.$I344];[.$V344];[.$AI344])" office:value-type="float"/>
          <table:table-cell table:formula="of:=MAX([.$J344];[.$W344])" office:value-type="float"/>
          <table:table-cell table:formula="of:=MAX([.$K344];[.$X344];[.$AJ344])" office:value-type="float"/>
          <table:table-cell table:formula="of:=MAX([.$L344];[.$Y344];[.$AK344])" office:value-type="float"/>
          <table:table-cell table:formula="of:=MAX([.$M344];[.$Z344];[.$AL344])" office:value-type="float"/>
          <table:table-cell table:formula="of:=MAX([.$N344];[.$AA344];[.$AM344])" office:value-type="float"/>
        </table:table-row>
        <table:table-row table:style-name="ro1">
          <table:table-cell office:value-type="string">
            <text:p>BLOCKS.BLOCKS-8-2.asp/3</text:p>
          </table:table-cell>
          <table:table-cell office:value-type="float" office:value="0.09792"/>
          <table:table-cell office:value-type="float" office:value="0.0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784.0"/>
          <table:table-cell office:value-type="float" office:value="70.0"/>
          <table:table-cell office:value-type="float" office:value="0.0"/>
          <table:table-cell office:value-type="float" office:value="0.0"/>
          <table:table-cell office:value-type="float" office:value="0.108738"/>
          <table:table-cell office:value-type="float" office:value="0.0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784.0"/>
          <table:table-cell office:value-type="float" office:value="70.0"/>
          <table:table-cell office:value-type="float" office:value="0.0"/>
          <table:table-cell office:value-type="float" office:value="0.0"/>
          <table:table-cell office:value-type="float" office:value="0.087221"/>
          <table:table-cell office:value-type="float" office:value="0.0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784.0"/>
          <table:table-cell office:value-type="float" office:value="70.0"/>
          <table:table-cell office:value-type="float" office:value="0.0"/>
          <table:table-cell office:value-type="float" office:value="0.0"/>
          <table:table-cell table:formula="of:=MIN([.$B345];[.$O345];[.$AB345])" office:value-type="float"/>
          <table:table-cell table:formula="of:=MIN([.$C345];[.$P345];[.$AC345])" office:value-type="float"/>
          <table:table-cell table:formula="of:=MIN([.$D345];[.$Q345];[.$AD345])" office:value-type="float"/>
          <table:table-cell table:formula="of:=MIN([.$E345];[.$R345];[.$AE345])" office:value-type="float"/>
          <table:table-cell table:formula="of:=MIN([.$F345];[.$S345];[.$AF345])" office:value-type="float"/>
          <table:table-cell table:formula="of:=MIN([.$G345];[.$T345];[.$AG345])" office:value-type="float"/>
          <table:table-cell table:formula="of:=MIN([.$H345];[.$U345];[.$AH345])" office:value-type="float"/>
          <table:table-cell table:formula="of:=MIN([.$I345];[.$V345];[.$AI345])" office:value-type="float"/>
          <table:table-cell table:formula="of:=MIN([.$J345];[.$W345])" office:value-type="float"/>
          <table:table-cell table:formula="of:=MIN([.$K345];[.$X345];[.$AJ345])" office:value-type="float"/>
          <table:table-cell table:formula="of:=MIN([.$L345];[.$Y345];[.$AK345])" office:value-type="float"/>
          <table:table-cell table:formula="of:=MIN([.$M345];[.$Z345];[.$AL345])" office:value-type="float"/>
          <table:table-cell table:formula="of:=MIN([.$N345];[.$AA345];[.$AM345])" office:value-type="float"/>
          <table:table-cell table:formula="of:=MEDIAN([.$B345];[.$O345];[.$AB345])" office:value-type="float"/>
          <table:table-cell table:formula="of:=MEDIAN([.$C345];[.$P345];[.$AC345])" office:value-type="float"/>
          <table:table-cell table:formula="of:=MEDIAN([.$D345];[.$Q345];[.$AD345])" office:value-type="float"/>
          <table:table-cell table:formula="of:=MEDIAN([.$E345];[.$R345];[.$AE345])" office:value-type="float"/>
          <table:table-cell table:formula="of:=MEDIAN([.$F345];[.$S345];[.$AF345])" office:value-type="float"/>
          <table:table-cell table:formula="of:=MEDIAN([.$G345];[.$T345];[.$AG345])" office:value-type="float"/>
          <table:table-cell table:formula="of:=MEDIAN([.$H345];[.$U345];[.$AH345])" office:value-type="float"/>
          <table:table-cell table:formula="of:=MEDIAN([.$I345];[.$V345];[.$AI345])" office:value-type="float"/>
          <table:table-cell table:formula="of:=MEDIAN([.$J345];[.$W345])" office:value-type="float"/>
          <table:table-cell table:formula="of:=MEDIAN([.$K345];[.$X345];[.$AJ345])" office:value-type="float"/>
          <table:table-cell table:formula="of:=MEDIAN([.$L345];[.$Y345];[.$AK345])" office:value-type="float"/>
          <table:table-cell table:formula="of:=MEDIAN([.$M345];[.$Z345];[.$AL345])" office:value-type="float"/>
          <table:table-cell table:formula="of:=MEDIAN([.$N345];[.$AA345];[.$AM345])" office:value-type="float"/>
          <table:table-cell table:formula="of:=MAX([.$B345];[.$O345];[.$AB345])" office:value-type="float"/>
          <table:table-cell table:formula="of:=MAX([.$C345];[.$P345];[.$AC345])" office:value-type="float"/>
          <table:table-cell table:formula="of:=MAX([.$D345];[.$Q345];[.$AD345])" office:value-type="float"/>
          <table:table-cell table:formula="of:=MAX([.$E345];[.$R345];[.$AE345])" office:value-type="float"/>
          <table:table-cell table:formula="of:=MAX([.$F345];[.$S345];[.$AF345])" office:value-type="float"/>
          <table:table-cell table:formula="of:=MAX([.$G345];[.$T345];[.$AG345])" office:value-type="float"/>
          <table:table-cell table:formula="of:=MAX([.$H345];[.$U345];[.$AH345])" office:value-type="float"/>
          <table:table-cell table:formula="of:=MAX([.$I345];[.$V345];[.$AI345])" office:value-type="float"/>
          <table:table-cell table:formula="of:=MAX([.$J345];[.$W345])" office:value-type="float"/>
          <table:table-cell table:formula="of:=MAX([.$K345];[.$X345];[.$AJ345])" office:value-type="float"/>
          <table:table-cell table:formula="of:=MAX([.$L345];[.$Y345];[.$AK345])" office:value-type="float"/>
          <table:table-cell table:formula="of:=MAX([.$M345];[.$Z345];[.$AL345])" office:value-type="float"/>
          <table:table-cell table:formula="of:=MAX([.$N345];[.$AA345];[.$AM345])" office:value-type="float"/>
        </table:table-row>
        <table:table-row table:style-name="ro1">
          <table:table-cell office:value-type="string">
            <text:p>BLOCKS.BLOCKS-8-2.asp/30</text:p>
          </table:table-cell>
          <table:table-cell office:value-type="float" office:value="0.55924"/>
          <table:table-cell office:value-type="float" office:value="0.512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459.0"/>
          <table:table-cell office:value-type="float" office:value="458.0"/>
          <table:table-cell office:value-type="float" office:value="42503.0"/>
          <table:table-cell office:value-type="float" office:value="32494.0"/>
          <table:table-cell office:value-type="float" office:value="0.0"/>
          <table:table-cell office:value-type="float" office:value="0.0"/>
          <table:table-cell office:value-type="float" office:value="0.575012"/>
          <table:table-cell office:value-type="float" office:value="0.52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459.0"/>
          <table:table-cell office:value-type="float" office:value="458.0"/>
          <table:table-cell office:value-type="float" office:value="42503.0"/>
          <table:table-cell office:value-type="float" office:value="32494.0"/>
          <table:table-cell office:value-type="float" office:value="0.0"/>
          <table:table-cell office:value-type="float" office:value="0.0"/>
          <table:table-cell office:value-type="float" office:value="0.839123"/>
          <table:table-cell office:value-type="float" office:value="0.788"/>
          <table:table-cell office:value-type="float" office:value="0.38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3418.0"/>
          <table:table-cell office:value-type="float" office:value="7234.0"/>
          <table:table-cell office:value-type="float" office:value="42503.0"/>
          <table:table-cell office:value-type="float" office:value="32494.0"/>
          <table:table-cell office:value-type="float" office:value="0.0"/>
          <table:table-cell office:value-type="float" office:value="0.0"/>
          <table:table-cell table:formula="of:=MIN([.$B346];[.$O346];[.$AB346])" office:value-type="float"/>
          <table:table-cell table:formula="of:=MIN([.$C346];[.$P346];[.$AC346])" office:value-type="float"/>
          <table:table-cell table:formula="of:=MIN([.$D346];[.$Q346];[.$AD346])" office:value-type="float"/>
          <table:table-cell table:formula="of:=MIN([.$E346];[.$R346];[.$AE346])" office:value-type="float"/>
          <table:table-cell table:formula="of:=MIN([.$F346];[.$S346];[.$AF346])" office:value-type="float"/>
          <table:table-cell table:formula="of:=MIN([.$G346];[.$T346];[.$AG346])" office:value-type="float"/>
          <table:table-cell table:formula="of:=MIN([.$H346];[.$U346];[.$AH346])" office:value-type="float"/>
          <table:table-cell table:formula="of:=MIN([.$I346];[.$V346];[.$AI346])" office:value-type="float"/>
          <table:table-cell table:formula="of:=MIN([.$J346];[.$W346])" office:value-type="float"/>
          <table:table-cell table:formula="of:=MIN([.$K346];[.$X346];[.$AJ346])" office:value-type="float"/>
          <table:table-cell table:formula="of:=MIN([.$L346];[.$Y346];[.$AK346])" office:value-type="float"/>
          <table:table-cell table:formula="of:=MIN([.$M346];[.$Z346];[.$AL346])" office:value-type="float"/>
          <table:table-cell table:formula="of:=MIN([.$N346];[.$AA346];[.$AM346])" office:value-type="float"/>
          <table:table-cell table:formula="of:=MEDIAN([.$B346];[.$O346];[.$AB346])" office:value-type="float"/>
          <table:table-cell table:formula="of:=MEDIAN([.$C346];[.$P346];[.$AC346])" office:value-type="float"/>
          <table:table-cell table:formula="of:=MEDIAN([.$D346];[.$Q346];[.$AD346])" office:value-type="float"/>
          <table:table-cell table:formula="of:=MEDIAN([.$E346];[.$R346];[.$AE346])" office:value-type="float"/>
          <table:table-cell table:formula="of:=MEDIAN([.$F346];[.$S346];[.$AF346])" office:value-type="float"/>
          <table:table-cell table:formula="of:=MEDIAN([.$G346];[.$T346];[.$AG346])" office:value-type="float"/>
          <table:table-cell table:formula="of:=MEDIAN([.$H346];[.$U346];[.$AH346])" office:value-type="float"/>
          <table:table-cell table:formula="of:=MEDIAN([.$I346];[.$V346];[.$AI346])" office:value-type="float"/>
          <table:table-cell table:formula="of:=MEDIAN([.$J346];[.$W346])" office:value-type="float"/>
          <table:table-cell table:formula="of:=MEDIAN([.$K346];[.$X346];[.$AJ346])" office:value-type="float"/>
          <table:table-cell table:formula="of:=MEDIAN([.$L346];[.$Y346];[.$AK346])" office:value-type="float"/>
          <table:table-cell table:formula="of:=MEDIAN([.$M346];[.$Z346];[.$AL346])" office:value-type="float"/>
          <table:table-cell table:formula="of:=MEDIAN([.$N346];[.$AA346];[.$AM346])" office:value-type="float"/>
          <table:table-cell table:formula="of:=MAX([.$B346];[.$O346];[.$AB346])" office:value-type="float"/>
          <table:table-cell table:formula="of:=MAX([.$C346];[.$P346];[.$AC346])" office:value-type="float"/>
          <table:table-cell table:formula="of:=MAX([.$D346];[.$Q346];[.$AD346])" office:value-type="float"/>
          <table:table-cell table:formula="of:=MAX([.$E346];[.$R346];[.$AE346])" office:value-type="float"/>
          <table:table-cell table:formula="of:=MAX([.$F346];[.$S346];[.$AF346])" office:value-type="float"/>
          <table:table-cell table:formula="of:=MAX([.$G346];[.$T346];[.$AG346])" office:value-type="float"/>
          <table:table-cell table:formula="of:=MAX([.$H346];[.$U346];[.$AH346])" office:value-type="float"/>
          <table:table-cell table:formula="of:=MAX([.$I346];[.$V346];[.$AI346])" office:value-type="float"/>
          <table:table-cell table:formula="of:=MAX([.$J346];[.$W346])" office:value-type="float"/>
          <table:table-cell table:formula="of:=MAX([.$K346];[.$X346];[.$AJ346])" office:value-type="float"/>
          <table:table-cell table:formula="of:=MAX([.$L346];[.$Y346];[.$AK346])" office:value-type="float"/>
          <table:table-cell table:formula="of:=MAX([.$M346];[.$Z346];[.$AL346])" office:value-type="float"/>
          <table:table-cell table:formula="of:=MAX([.$N346];[.$AA346];[.$AM346])" office:value-type="float"/>
        </table:table-row>
        <table:table-row table:style-name="ro1">
          <table:table-cell office:value-type="string">
            <text:p>BLOCKS.BLOCKS-8-2.asp/31</text:p>
          </table:table-cell>
          <table:table-cell office:value-type="float" office:value="300.0"/>
          <table:table-cell office:value-type="float" office:value="299.987"/>
          <table:table-cell office:value-type="float" office:value="299.47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73730.0"/>
          <table:table-cell office:value-type="float" office:value="520555.0"/>
          <table:table-cell office:value-type="float" office:value="520555.0"/>
          <table:table-cell office:value-type="float" office:value="43900.0"/>
          <table:table-cell office:value-type="float" office:value="3365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9.46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74947.0"/>
          <table:table-cell office:value-type="float" office:value="522030.0"/>
          <table:table-cell office:value-type="float" office:value="522030.0"/>
          <table:table-cell office:value-type="float" office:value="43900.0"/>
          <table:table-cell office:value-type="float" office:value="3365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4"/>
          <table:table-cell office:value-type="float" office:value="299.52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934878.0"/>
          <table:table-cell office:value-type="float" office:value="1065781.0"/>
          <table:table-cell office:value-type="float" office:value="43900.0"/>
          <table:table-cell office:value-type="float" office:value="33658.0"/>
          <table:table-cell office:value-type="float" office:value="0.0"/>
          <table:table-cell office:value-type="float" office:value="0.0"/>
          <table:table-cell table:formula="of:=MIN([.$B347];[.$O347];[.$AB347])" office:value-type="float"/>
          <table:table-cell table:formula="of:=MIN([.$C347];[.$P347];[.$AC347])" office:value-type="float"/>
          <table:table-cell table:formula="of:=MIN([.$D347];[.$Q347];[.$AD347])" office:value-type="float"/>
          <table:table-cell table:formula="of:=MIN([.$E347];[.$R347];[.$AE347])" office:value-type="float"/>
          <table:table-cell table:formula="of:=MIN([.$F347];[.$S347];[.$AF347])" office:value-type="float"/>
          <table:table-cell table:formula="of:=MIN([.$G347];[.$T347];[.$AG347])" office:value-type="float"/>
          <table:table-cell table:formula="of:=MIN([.$H347];[.$U347];[.$AH347])" office:value-type="float"/>
          <table:table-cell table:formula="of:=MIN([.$I347];[.$V347];[.$AI347])" office:value-type="float"/>
          <table:table-cell table:formula="of:=MIN([.$J347];[.$W347])" office:value-type="float"/>
          <table:table-cell table:formula="of:=MIN([.$K347];[.$X347];[.$AJ347])" office:value-type="float"/>
          <table:table-cell table:formula="of:=MIN([.$L347];[.$Y347];[.$AK347])" office:value-type="float"/>
          <table:table-cell table:formula="of:=MIN([.$M347];[.$Z347];[.$AL347])" office:value-type="float"/>
          <table:table-cell table:formula="of:=MIN([.$N347];[.$AA347];[.$AM347])" office:value-type="float"/>
          <table:table-cell table:formula="of:=MEDIAN([.$B347];[.$O347];[.$AB347])" office:value-type="float"/>
          <table:table-cell table:formula="of:=MEDIAN([.$C347];[.$P347];[.$AC347])" office:value-type="float"/>
          <table:table-cell table:formula="of:=MEDIAN([.$D347];[.$Q347];[.$AD347])" office:value-type="float"/>
          <table:table-cell table:formula="of:=MEDIAN([.$E347];[.$R347];[.$AE347])" office:value-type="float"/>
          <table:table-cell table:formula="of:=MEDIAN([.$F347];[.$S347];[.$AF347])" office:value-type="float"/>
          <table:table-cell table:formula="of:=MEDIAN([.$G347];[.$T347];[.$AG347])" office:value-type="float"/>
          <table:table-cell table:formula="of:=MEDIAN([.$H347];[.$U347];[.$AH347])" office:value-type="float"/>
          <table:table-cell table:formula="of:=MEDIAN([.$I347];[.$V347];[.$AI347])" office:value-type="float"/>
          <table:table-cell table:formula="of:=MEDIAN([.$J347];[.$W347])" office:value-type="float"/>
          <table:table-cell table:formula="of:=MEDIAN([.$K347];[.$X347];[.$AJ347])" office:value-type="float"/>
          <table:table-cell table:formula="of:=MEDIAN([.$L347];[.$Y347];[.$AK347])" office:value-type="float"/>
          <table:table-cell table:formula="of:=MEDIAN([.$M347];[.$Z347];[.$AL347])" office:value-type="float"/>
          <table:table-cell table:formula="of:=MEDIAN([.$N347];[.$AA347];[.$AM347])" office:value-type="float"/>
          <table:table-cell table:formula="of:=MAX([.$B347];[.$O347];[.$AB347])" office:value-type="float"/>
          <table:table-cell table:formula="of:=MAX([.$C347];[.$P347];[.$AC347])" office:value-type="float"/>
          <table:table-cell table:formula="of:=MAX([.$D347];[.$Q347];[.$AD347])" office:value-type="float"/>
          <table:table-cell table:formula="of:=MAX([.$E347];[.$R347];[.$AE347])" office:value-type="float"/>
          <table:table-cell table:formula="of:=MAX([.$F347];[.$S347];[.$AF347])" office:value-type="float"/>
          <table:table-cell table:formula="of:=MAX([.$G347];[.$T347];[.$AG347])" office:value-type="float"/>
          <table:table-cell table:formula="of:=MAX([.$H347];[.$U347];[.$AH347])" office:value-type="float"/>
          <table:table-cell table:formula="of:=MAX([.$I347];[.$V347];[.$AI347])" office:value-type="float"/>
          <table:table-cell table:formula="of:=MAX([.$J347];[.$W347])" office:value-type="float"/>
          <table:table-cell table:formula="of:=MAX([.$K347];[.$X347];[.$AJ347])" office:value-type="float"/>
          <table:table-cell table:formula="of:=MAX([.$L347];[.$Y347];[.$AK347])" office:value-type="float"/>
          <table:table-cell table:formula="of:=MAX([.$M347];[.$Z347];[.$AL347])" office:value-type="float"/>
          <table:table-cell table:formula="of:=MAX([.$N347];[.$AA347];[.$AM347])" office:value-type="float"/>
        </table:table-row>
        <table:table-row table:style-name="ro1">
          <table:table-cell office:value-type="string">
            <text:p>BLOCKS.BLOCKS-8-2.asp/32</text:p>
          </table:table-cell>
          <table:table-cell office:value-type="float" office:value="0.593997"/>
          <table:table-cell office:value-type="float" office:value="0.548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2.0"/>
          <table:table-cell office:value-type="float" office:value="461.0"/>
          <table:table-cell office:value-type="float" office:value="460.0"/>
          <table:table-cell office:value-type="float" office:value="45297.0"/>
          <table:table-cell office:value-type="float" office:value="34822.0"/>
          <table:table-cell office:value-type="float" office:value="0.0"/>
          <table:table-cell office:value-type="float" office:value="0.0"/>
          <table:table-cell office:value-type="float" office:value="0.6746"/>
          <table:table-cell office:value-type="float" office:value="0.624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2.0"/>
          <table:table-cell office:value-type="float" office:value="461.0"/>
          <table:table-cell office:value-type="float" office:value="460.0"/>
          <table:table-cell office:value-type="float" office:value="45297.0"/>
          <table:table-cell office:value-type="float" office:value="34822.0"/>
          <table:table-cell office:value-type="float" office:value="0.0"/>
          <table:table-cell office:value-type="float" office:value="0.0"/>
          <table:table-cell office:value-type="float" office:value="0.808772"/>
          <table:table-cell office:value-type="float" office:value="0.666"/>
          <table:table-cell office:value-type="float" office:value="0.22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981.0"/>
          <table:table-cell office:value-type="float" office:value="5934.0"/>
          <table:table-cell office:value-type="float" office:value="45297.0"/>
          <table:table-cell office:value-type="float" office:value="34822.0"/>
          <table:table-cell office:value-type="float" office:value="0.0"/>
          <table:table-cell office:value-type="float" office:value="0.0"/>
          <table:table-cell table:formula="of:=MIN([.$B348];[.$O348];[.$AB348])" office:value-type="float"/>
          <table:table-cell table:formula="of:=MIN([.$C348];[.$P348];[.$AC348])" office:value-type="float"/>
          <table:table-cell table:formula="of:=MIN([.$D348];[.$Q348];[.$AD348])" office:value-type="float"/>
          <table:table-cell table:formula="of:=MIN([.$E348];[.$R348];[.$AE348])" office:value-type="float"/>
          <table:table-cell table:formula="of:=MIN([.$F348];[.$S348];[.$AF348])" office:value-type="float"/>
          <table:table-cell table:formula="of:=MIN([.$G348];[.$T348];[.$AG348])" office:value-type="float"/>
          <table:table-cell table:formula="of:=MIN([.$H348];[.$U348];[.$AH348])" office:value-type="float"/>
          <table:table-cell table:formula="of:=MIN([.$I348];[.$V348];[.$AI348])" office:value-type="float"/>
          <table:table-cell table:formula="of:=MIN([.$J348];[.$W348])" office:value-type="float"/>
          <table:table-cell table:formula="of:=MIN([.$K348];[.$X348];[.$AJ348])" office:value-type="float"/>
          <table:table-cell table:formula="of:=MIN([.$L348];[.$Y348];[.$AK348])" office:value-type="float"/>
          <table:table-cell table:formula="of:=MIN([.$M348];[.$Z348];[.$AL348])" office:value-type="float"/>
          <table:table-cell table:formula="of:=MIN([.$N348];[.$AA348];[.$AM348])" office:value-type="float"/>
          <table:table-cell table:formula="of:=MEDIAN([.$B348];[.$O348];[.$AB348])" office:value-type="float"/>
          <table:table-cell table:formula="of:=MEDIAN([.$C348];[.$P348];[.$AC348])" office:value-type="float"/>
          <table:table-cell table:formula="of:=MEDIAN([.$D348];[.$Q348];[.$AD348])" office:value-type="float"/>
          <table:table-cell table:formula="of:=MEDIAN([.$E348];[.$R348];[.$AE348])" office:value-type="float"/>
          <table:table-cell table:formula="of:=MEDIAN([.$F348];[.$S348];[.$AF348])" office:value-type="float"/>
          <table:table-cell table:formula="of:=MEDIAN([.$G348];[.$T348];[.$AG348])" office:value-type="float"/>
          <table:table-cell table:formula="of:=MEDIAN([.$H348];[.$U348];[.$AH348])" office:value-type="float"/>
          <table:table-cell table:formula="of:=MEDIAN([.$I348];[.$V348];[.$AI348])" office:value-type="float"/>
          <table:table-cell table:formula="of:=MEDIAN([.$J348];[.$W348])" office:value-type="float"/>
          <table:table-cell table:formula="of:=MEDIAN([.$K348];[.$X348];[.$AJ348])" office:value-type="float"/>
          <table:table-cell table:formula="of:=MEDIAN([.$L348];[.$Y348];[.$AK348])" office:value-type="float"/>
          <table:table-cell table:formula="of:=MEDIAN([.$M348];[.$Z348];[.$AL348])" office:value-type="float"/>
          <table:table-cell table:formula="of:=MEDIAN([.$N348];[.$AA348];[.$AM348])" office:value-type="float"/>
          <table:table-cell table:formula="of:=MAX([.$B348];[.$O348];[.$AB348])" office:value-type="float"/>
          <table:table-cell table:formula="of:=MAX([.$C348];[.$P348];[.$AC348])" office:value-type="float"/>
          <table:table-cell table:formula="of:=MAX([.$D348];[.$Q348];[.$AD348])" office:value-type="float"/>
          <table:table-cell table:formula="of:=MAX([.$E348];[.$R348];[.$AE348])" office:value-type="float"/>
          <table:table-cell table:formula="of:=MAX([.$F348];[.$S348];[.$AF348])" office:value-type="float"/>
          <table:table-cell table:formula="of:=MAX([.$G348];[.$T348];[.$AG348])" office:value-type="float"/>
          <table:table-cell table:formula="of:=MAX([.$H348];[.$U348];[.$AH348])" office:value-type="float"/>
          <table:table-cell table:formula="of:=MAX([.$I348];[.$V348];[.$AI348])" office:value-type="float"/>
          <table:table-cell table:formula="of:=MAX([.$J348];[.$W348])" office:value-type="float"/>
          <table:table-cell table:formula="of:=MAX([.$K348];[.$X348];[.$AJ348])" office:value-type="float"/>
          <table:table-cell table:formula="of:=MAX([.$L348];[.$Y348];[.$AK348])" office:value-type="float"/>
          <table:table-cell table:formula="of:=MAX([.$M348];[.$Z348];[.$AL348])" office:value-type="float"/>
          <table:table-cell table:formula="of:=MAX([.$N348];[.$AA348];[.$AM348])" office:value-type="float"/>
        </table:table-row>
        <table:table-row table:style-name="ro1">
          <table:table-cell office:value-type="string">
            <text:p>BLOCKS.BLOCKS-8-2.asp/33</text:p>
          </table:table-cell>
          <table:table-cell office:value-type="float" office:value="300.0"/>
          <table:table-cell office:value-type="float" office:value="299.989"/>
          <table:table-cell office:value-type="float" office:value="299.44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12953.0"/>
          <table:table-cell office:value-type="float" office:value="606908.0"/>
          <table:table-cell office:value-type="float" office:value="606908.0"/>
          <table:table-cell office:value-type="float" office:value="46694.0"/>
          <table:table-cell office:value-type="float" office:value="3598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5"/>
          <table:table-cell office:value-type="float" office:value="299.37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09679.0"/>
          <table:table-cell office:value-type="float" office:value="603338.0"/>
          <table:table-cell office:value-type="float" office:value="603338.0"/>
          <table:table-cell office:value-type="float" office:value="46694.0"/>
          <table:table-cell office:value-type="float" office:value="3598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6"/>
          <table:table-cell office:value-type="float" office:value="299.5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86925.0"/>
          <table:table-cell office:value-type="float" office:value="1007890.0"/>
          <table:table-cell office:value-type="float" office:value="46694.0"/>
          <table:table-cell office:value-type="float" office:value="35986.0"/>
          <table:table-cell office:value-type="float" office:value="0.0"/>
          <table:table-cell office:value-type="float" office:value="0.0"/>
          <table:table-cell table:formula="of:=MIN([.$B349];[.$O349];[.$AB349])" office:value-type="float"/>
          <table:table-cell table:formula="of:=MIN([.$C349];[.$P349];[.$AC349])" office:value-type="float"/>
          <table:table-cell table:formula="of:=MIN([.$D349];[.$Q349];[.$AD349])" office:value-type="float"/>
          <table:table-cell table:formula="of:=MIN([.$E349];[.$R349];[.$AE349])" office:value-type="float"/>
          <table:table-cell table:formula="of:=MIN([.$F349];[.$S349];[.$AF349])" office:value-type="float"/>
          <table:table-cell table:formula="of:=MIN([.$G349];[.$T349];[.$AG349])" office:value-type="float"/>
          <table:table-cell table:formula="of:=MIN([.$H349];[.$U349];[.$AH349])" office:value-type="float"/>
          <table:table-cell table:formula="of:=MIN([.$I349];[.$V349];[.$AI349])" office:value-type="float"/>
          <table:table-cell table:formula="of:=MIN([.$J349];[.$W349])" office:value-type="float"/>
          <table:table-cell table:formula="of:=MIN([.$K349];[.$X349];[.$AJ349])" office:value-type="float"/>
          <table:table-cell table:formula="of:=MIN([.$L349];[.$Y349];[.$AK349])" office:value-type="float"/>
          <table:table-cell table:formula="of:=MIN([.$M349];[.$Z349];[.$AL349])" office:value-type="float"/>
          <table:table-cell table:formula="of:=MIN([.$N349];[.$AA349];[.$AM349])" office:value-type="float"/>
          <table:table-cell table:formula="of:=MEDIAN([.$B349];[.$O349];[.$AB349])" office:value-type="float"/>
          <table:table-cell table:formula="of:=MEDIAN([.$C349];[.$P349];[.$AC349])" office:value-type="float"/>
          <table:table-cell table:formula="of:=MEDIAN([.$D349];[.$Q349];[.$AD349])" office:value-type="float"/>
          <table:table-cell table:formula="of:=MEDIAN([.$E349];[.$R349];[.$AE349])" office:value-type="float"/>
          <table:table-cell table:formula="of:=MEDIAN([.$F349];[.$S349];[.$AF349])" office:value-type="float"/>
          <table:table-cell table:formula="of:=MEDIAN([.$G349];[.$T349];[.$AG349])" office:value-type="float"/>
          <table:table-cell table:formula="of:=MEDIAN([.$H349];[.$U349];[.$AH349])" office:value-type="float"/>
          <table:table-cell table:formula="of:=MEDIAN([.$I349];[.$V349];[.$AI349])" office:value-type="float"/>
          <table:table-cell table:formula="of:=MEDIAN([.$J349];[.$W349])" office:value-type="float"/>
          <table:table-cell table:formula="of:=MEDIAN([.$K349];[.$X349];[.$AJ349])" office:value-type="float"/>
          <table:table-cell table:formula="of:=MEDIAN([.$L349];[.$Y349];[.$AK349])" office:value-type="float"/>
          <table:table-cell table:formula="of:=MEDIAN([.$M349];[.$Z349];[.$AL349])" office:value-type="float"/>
          <table:table-cell table:formula="of:=MEDIAN([.$N349];[.$AA349];[.$AM349])" office:value-type="float"/>
          <table:table-cell table:formula="of:=MAX([.$B349];[.$O349];[.$AB349])" office:value-type="float"/>
          <table:table-cell table:formula="of:=MAX([.$C349];[.$P349];[.$AC349])" office:value-type="float"/>
          <table:table-cell table:formula="of:=MAX([.$D349];[.$Q349];[.$AD349])" office:value-type="float"/>
          <table:table-cell table:formula="of:=MAX([.$E349];[.$R349];[.$AE349])" office:value-type="float"/>
          <table:table-cell table:formula="of:=MAX([.$F349];[.$S349];[.$AF349])" office:value-type="float"/>
          <table:table-cell table:formula="of:=MAX([.$G349];[.$T349];[.$AG349])" office:value-type="float"/>
          <table:table-cell table:formula="of:=MAX([.$H349];[.$U349];[.$AH349])" office:value-type="float"/>
          <table:table-cell table:formula="of:=MAX([.$I349];[.$V349];[.$AI349])" office:value-type="float"/>
          <table:table-cell table:formula="of:=MAX([.$J349];[.$W349])" office:value-type="float"/>
          <table:table-cell table:formula="of:=MAX([.$K349];[.$X349];[.$AJ349])" office:value-type="float"/>
          <table:table-cell table:formula="of:=MAX([.$L349];[.$Y349];[.$AK349])" office:value-type="float"/>
          <table:table-cell table:formula="of:=MAX([.$M349];[.$Z349];[.$AL349])" office:value-type="float"/>
          <table:table-cell table:formula="of:=MAX([.$N349];[.$AA349];[.$AM349])" office:value-type="float"/>
        </table:table-row>
        <table:table-row table:style-name="ro1">
          <table:table-cell office:value-type="string">
            <text:p>BLOCKS.BLOCKS-8-2.asp/34</text:p>
          </table:table-cell>
          <table:table-cell office:value-type="float" office:value="0.691891"/>
          <table:table-cell office:value-type="float" office:value="0.63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21.0"/>
          <table:table-cell office:value-type="float" office:value="1499.0"/>
          <table:table-cell office:value-type="float" office:value="1498.0"/>
          <table:table-cell office:value-type="float" office:value="48091.0"/>
          <table:table-cell office:value-type="float" office:value="37150.0"/>
          <table:table-cell office:value-type="float" office:value="0.0"/>
          <table:table-cell office:value-type="float" office:value="0.0"/>
          <table:table-cell office:value-type="float" office:value="0.700017"/>
          <table:table-cell office:value-type="float" office:value="0.646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21.0"/>
          <table:table-cell office:value-type="float" office:value="1499.0"/>
          <table:table-cell office:value-type="float" office:value="1498.0"/>
          <table:table-cell office:value-type="float" office:value="48091.0"/>
          <table:table-cell office:value-type="float" office:value="37150.0"/>
          <table:table-cell office:value-type="float" office:value="0.0"/>
          <table:table-cell office:value-type="float" office:value="0.0"/>
          <table:table-cell office:value-type="float" office:value="2.16047"/>
          <table:table-cell office:value-type="float" office:value="2.107"/>
          <table:table-cell office:value-type="float" office:value="1.63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0419.0"/>
          <table:table-cell office:value-type="float" office:value="17452.0"/>
          <table:table-cell office:value-type="float" office:value="48091.0"/>
          <table:table-cell office:value-type="float" office:value="37150.0"/>
          <table:table-cell office:value-type="float" office:value="0.0"/>
          <table:table-cell office:value-type="float" office:value="0.0"/>
          <table:table-cell table:formula="of:=MIN([.$B350];[.$O350];[.$AB350])" office:value-type="float"/>
          <table:table-cell table:formula="of:=MIN([.$C350];[.$P350];[.$AC350])" office:value-type="float"/>
          <table:table-cell table:formula="of:=MIN([.$D350];[.$Q350];[.$AD350])" office:value-type="float"/>
          <table:table-cell table:formula="of:=MIN([.$E350];[.$R350];[.$AE350])" office:value-type="float"/>
          <table:table-cell table:formula="of:=MIN([.$F350];[.$S350];[.$AF350])" office:value-type="float"/>
          <table:table-cell table:formula="of:=MIN([.$G350];[.$T350];[.$AG350])" office:value-type="float"/>
          <table:table-cell table:formula="of:=MIN([.$H350];[.$U350];[.$AH350])" office:value-type="float"/>
          <table:table-cell table:formula="of:=MIN([.$I350];[.$V350];[.$AI350])" office:value-type="float"/>
          <table:table-cell table:formula="of:=MIN([.$J350];[.$W350])" office:value-type="float"/>
          <table:table-cell table:formula="of:=MIN([.$K350];[.$X350];[.$AJ350])" office:value-type="float"/>
          <table:table-cell table:formula="of:=MIN([.$L350];[.$Y350];[.$AK350])" office:value-type="float"/>
          <table:table-cell table:formula="of:=MIN([.$M350];[.$Z350];[.$AL350])" office:value-type="float"/>
          <table:table-cell table:formula="of:=MIN([.$N350];[.$AA350];[.$AM350])" office:value-type="float"/>
          <table:table-cell table:formula="of:=MEDIAN([.$B350];[.$O350];[.$AB350])" office:value-type="float"/>
          <table:table-cell table:formula="of:=MEDIAN([.$C350];[.$P350];[.$AC350])" office:value-type="float"/>
          <table:table-cell table:formula="of:=MEDIAN([.$D350];[.$Q350];[.$AD350])" office:value-type="float"/>
          <table:table-cell table:formula="of:=MEDIAN([.$E350];[.$R350];[.$AE350])" office:value-type="float"/>
          <table:table-cell table:formula="of:=MEDIAN([.$F350];[.$S350];[.$AF350])" office:value-type="float"/>
          <table:table-cell table:formula="of:=MEDIAN([.$G350];[.$T350];[.$AG350])" office:value-type="float"/>
          <table:table-cell table:formula="of:=MEDIAN([.$H350];[.$U350];[.$AH350])" office:value-type="float"/>
          <table:table-cell table:formula="of:=MEDIAN([.$I350];[.$V350];[.$AI350])" office:value-type="float"/>
          <table:table-cell table:formula="of:=MEDIAN([.$J350];[.$W350])" office:value-type="float"/>
          <table:table-cell table:formula="of:=MEDIAN([.$K350];[.$X350];[.$AJ350])" office:value-type="float"/>
          <table:table-cell table:formula="of:=MEDIAN([.$L350];[.$Y350];[.$AK350])" office:value-type="float"/>
          <table:table-cell table:formula="of:=MEDIAN([.$M350];[.$Z350];[.$AL350])" office:value-type="float"/>
          <table:table-cell table:formula="of:=MEDIAN([.$N350];[.$AA350];[.$AM350])" office:value-type="float"/>
          <table:table-cell table:formula="of:=MAX([.$B350];[.$O350];[.$AB350])" office:value-type="float"/>
          <table:table-cell table:formula="of:=MAX([.$C350];[.$P350];[.$AC350])" office:value-type="float"/>
          <table:table-cell table:formula="of:=MAX([.$D350];[.$Q350];[.$AD350])" office:value-type="float"/>
          <table:table-cell table:formula="of:=MAX([.$E350];[.$R350];[.$AE350])" office:value-type="float"/>
          <table:table-cell table:formula="of:=MAX([.$F350];[.$S350];[.$AF350])" office:value-type="float"/>
          <table:table-cell table:formula="of:=MAX([.$G350];[.$T350];[.$AG350])" office:value-type="float"/>
          <table:table-cell table:formula="of:=MAX([.$H350];[.$U350];[.$AH350])" office:value-type="float"/>
          <table:table-cell table:formula="of:=MAX([.$I350];[.$V350];[.$AI350])" office:value-type="float"/>
          <table:table-cell table:formula="of:=MAX([.$J350];[.$W350])" office:value-type="float"/>
          <table:table-cell table:formula="of:=MAX([.$K350];[.$X350];[.$AJ350])" office:value-type="float"/>
          <table:table-cell table:formula="of:=MAX([.$L350];[.$Y350];[.$AK350])" office:value-type="float"/>
          <table:table-cell table:formula="of:=MAX([.$M350];[.$Z350];[.$AL350])" office:value-type="float"/>
          <table:table-cell table:formula="of:=MAX([.$N350];[.$AA350];[.$AM350])" office:value-type="float"/>
        </table:table-row>
        <table:table-row table:style-name="ro1">
          <table:table-cell office:value-type="string">
            <text:p>BLOCKS.BLOCKS-8-2.asp/35</text:p>
          </table:table-cell>
          <table:table-cell office:value-type="float" office:value="300.0"/>
          <table:table-cell office:value-type="float" office:value="299.986"/>
          <table:table-cell office:value-type="float" office:value="299.4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24736.0"/>
          <table:table-cell office:value-type="float" office:value="680481.0"/>
          <table:table-cell office:value-type="float" office:value="680481.0"/>
          <table:table-cell office:value-type="float" office:value="49488.0"/>
          <table:table-cell office:value-type="float" office:value="3831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9.31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20818.0"/>
          <table:table-cell office:value-type="float" office:value="676129.0"/>
          <table:table-cell office:value-type="float" office:value="676129.0"/>
          <table:table-cell office:value-type="float" office:value="49488.0"/>
          <table:table-cell office:value-type="float" office:value="3831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"/>
          <table:table-cell office:value-type="float" office:value="299.47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93168.0"/>
          <table:table-cell office:value-type="float" office:value="1023437.0"/>
          <table:table-cell office:value-type="float" office:value="49488.0"/>
          <table:table-cell office:value-type="float" office:value="38314.0"/>
          <table:table-cell office:value-type="float" office:value="0.0"/>
          <table:table-cell office:value-type="float" office:value="0.0"/>
          <table:table-cell table:formula="of:=MIN([.$B351];[.$O351];[.$AB351])" office:value-type="float"/>
          <table:table-cell table:formula="of:=MIN([.$C351];[.$P351];[.$AC351])" office:value-type="float"/>
          <table:table-cell table:formula="of:=MIN([.$D351];[.$Q351];[.$AD351])" office:value-type="float"/>
          <table:table-cell table:formula="of:=MIN([.$E351];[.$R351];[.$AE351])" office:value-type="float"/>
          <table:table-cell table:formula="of:=MIN([.$F351];[.$S351];[.$AF351])" office:value-type="float"/>
          <table:table-cell table:formula="of:=MIN([.$G351];[.$T351];[.$AG351])" office:value-type="float"/>
          <table:table-cell table:formula="of:=MIN([.$H351];[.$U351];[.$AH351])" office:value-type="float"/>
          <table:table-cell table:formula="of:=MIN([.$I351];[.$V351];[.$AI351])" office:value-type="float"/>
          <table:table-cell table:formula="of:=MIN([.$J351];[.$W351])" office:value-type="float"/>
          <table:table-cell table:formula="of:=MIN([.$K351];[.$X351];[.$AJ351])" office:value-type="float"/>
          <table:table-cell table:formula="of:=MIN([.$L351];[.$Y351];[.$AK351])" office:value-type="float"/>
          <table:table-cell table:formula="of:=MIN([.$M351];[.$Z351];[.$AL351])" office:value-type="float"/>
          <table:table-cell table:formula="of:=MIN([.$N351];[.$AA351];[.$AM351])" office:value-type="float"/>
          <table:table-cell table:formula="of:=MEDIAN([.$B351];[.$O351];[.$AB351])" office:value-type="float"/>
          <table:table-cell table:formula="of:=MEDIAN([.$C351];[.$P351];[.$AC351])" office:value-type="float"/>
          <table:table-cell table:formula="of:=MEDIAN([.$D351];[.$Q351];[.$AD351])" office:value-type="float"/>
          <table:table-cell table:formula="of:=MEDIAN([.$E351];[.$R351];[.$AE351])" office:value-type="float"/>
          <table:table-cell table:formula="of:=MEDIAN([.$F351];[.$S351];[.$AF351])" office:value-type="float"/>
          <table:table-cell table:formula="of:=MEDIAN([.$G351];[.$T351];[.$AG351])" office:value-type="float"/>
          <table:table-cell table:formula="of:=MEDIAN([.$H351];[.$U351];[.$AH351])" office:value-type="float"/>
          <table:table-cell table:formula="of:=MEDIAN([.$I351];[.$V351];[.$AI351])" office:value-type="float"/>
          <table:table-cell table:formula="of:=MEDIAN([.$J351];[.$W351])" office:value-type="float"/>
          <table:table-cell table:formula="of:=MEDIAN([.$K351];[.$X351];[.$AJ351])" office:value-type="float"/>
          <table:table-cell table:formula="of:=MEDIAN([.$L351];[.$Y351];[.$AK351])" office:value-type="float"/>
          <table:table-cell table:formula="of:=MEDIAN([.$M351];[.$Z351];[.$AL351])" office:value-type="float"/>
          <table:table-cell table:formula="of:=MEDIAN([.$N351];[.$AA351];[.$AM351])" office:value-type="float"/>
          <table:table-cell table:formula="of:=MAX([.$B351];[.$O351];[.$AB351])" office:value-type="float"/>
          <table:table-cell table:formula="of:=MAX([.$C351];[.$P351];[.$AC351])" office:value-type="float"/>
          <table:table-cell table:formula="of:=MAX([.$D351];[.$Q351];[.$AD351])" office:value-type="float"/>
          <table:table-cell table:formula="of:=MAX([.$E351];[.$R351];[.$AE351])" office:value-type="float"/>
          <table:table-cell table:formula="of:=MAX([.$F351];[.$S351];[.$AF351])" office:value-type="float"/>
          <table:table-cell table:formula="of:=MAX([.$G351];[.$T351];[.$AG351])" office:value-type="float"/>
          <table:table-cell table:formula="of:=MAX([.$H351];[.$U351];[.$AH351])" office:value-type="float"/>
          <table:table-cell table:formula="of:=MAX([.$I351];[.$V351];[.$AI351])" office:value-type="float"/>
          <table:table-cell table:formula="of:=MAX([.$J351];[.$W351])" office:value-type="float"/>
          <table:table-cell table:formula="of:=MAX([.$K351];[.$X351];[.$AJ351])" office:value-type="float"/>
          <table:table-cell table:formula="of:=MAX([.$L351];[.$Y351];[.$AK351])" office:value-type="float"/>
          <table:table-cell table:formula="of:=MAX([.$M351];[.$Z351];[.$AL351])" office:value-type="float"/>
          <table:table-cell table:formula="of:=MAX([.$N351];[.$AA351];[.$AM351])" office:value-type="float"/>
        </table:table-row>
        <table:table-row table:style-name="ro1">
          <table:table-cell office:value-type="string">
            <text:p>BLOCKS.BLOCKS-8-2.asp/36</text:p>
          </table:table-cell>
          <table:table-cell office:value-type="float" office:value="0.677359"/>
          <table:table-cell office:value-type="float" office:value="0.628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8.0"/>
          <table:table-cell office:value-type="float" office:value="607.0"/>
          <table:table-cell office:value-type="float" office:value="606.0"/>
          <table:table-cell office:value-type="float" office:value="50885.0"/>
          <table:table-cell office:value-type="float" office:value="39478.0"/>
          <table:table-cell office:value-type="float" office:value="0.0"/>
          <table:table-cell office:value-type="float" office:value="0.0"/>
          <table:table-cell office:value-type="float" office:value="0.689944"/>
          <table:table-cell office:value-type="float" office:value="0.637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8.0"/>
          <table:table-cell office:value-type="float" office:value="607.0"/>
          <table:table-cell office:value-type="float" office:value="606.0"/>
          <table:table-cell office:value-type="float" office:value="50885.0"/>
          <table:table-cell office:value-type="float" office:value="39478.0"/>
          <table:table-cell office:value-type="float" office:value="0.0"/>
          <table:table-cell office:value-type="float" office:value="0.0"/>
          <table:table-cell office:value-type="float" office:value="1.00517"/>
          <table:table-cell office:value-type="float" office:value="0.956"/>
          <table:table-cell office:value-type="float" office:value="0.43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3626.0"/>
          <table:table-cell office:value-type="float" office:value="9042.0"/>
          <table:table-cell office:value-type="float" office:value="50885.0"/>
          <table:table-cell office:value-type="float" office:value="39478.0"/>
          <table:table-cell office:value-type="float" office:value="0.0"/>
          <table:table-cell office:value-type="float" office:value="0.0"/>
          <table:table-cell table:formula="of:=MIN([.$B352];[.$O352];[.$AB352])" office:value-type="float"/>
          <table:table-cell table:formula="of:=MIN([.$C352];[.$P352];[.$AC352])" office:value-type="float"/>
          <table:table-cell table:formula="of:=MIN([.$D352];[.$Q352];[.$AD352])" office:value-type="float"/>
          <table:table-cell table:formula="of:=MIN([.$E352];[.$R352];[.$AE352])" office:value-type="float"/>
          <table:table-cell table:formula="of:=MIN([.$F352];[.$S352];[.$AF352])" office:value-type="float"/>
          <table:table-cell table:formula="of:=MIN([.$G352];[.$T352];[.$AG352])" office:value-type="float"/>
          <table:table-cell table:formula="of:=MIN([.$H352];[.$U352];[.$AH352])" office:value-type="float"/>
          <table:table-cell table:formula="of:=MIN([.$I352];[.$V352];[.$AI352])" office:value-type="float"/>
          <table:table-cell table:formula="of:=MIN([.$J352];[.$W352])" office:value-type="float"/>
          <table:table-cell table:formula="of:=MIN([.$K352];[.$X352];[.$AJ352])" office:value-type="float"/>
          <table:table-cell table:formula="of:=MIN([.$L352];[.$Y352];[.$AK352])" office:value-type="float"/>
          <table:table-cell table:formula="of:=MIN([.$M352];[.$Z352];[.$AL352])" office:value-type="float"/>
          <table:table-cell table:formula="of:=MIN([.$N352];[.$AA352];[.$AM352])" office:value-type="float"/>
          <table:table-cell table:formula="of:=MEDIAN([.$B352];[.$O352];[.$AB352])" office:value-type="float"/>
          <table:table-cell table:formula="of:=MEDIAN([.$C352];[.$P352];[.$AC352])" office:value-type="float"/>
          <table:table-cell table:formula="of:=MEDIAN([.$D352];[.$Q352];[.$AD352])" office:value-type="float"/>
          <table:table-cell table:formula="of:=MEDIAN([.$E352];[.$R352];[.$AE352])" office:value-type="float"/>
          <table:table-cell table:formula="of:=MEDIAN([.$F352];[.$S352];[.$AF352])" office:value-type="float"/>
          <table:table-cell table:formula="of:=MEDIAN([.$G352];[.$T352];[.$AG352])" office:value-type="float"/>
          <table:table-cell table:formula="of:=MEDIAN([.$H352];[.$U352];[.$AH352])" office:value-type="float"/>
          <table:table-cell table:formula="of:=MEDIAN([.$I352];[.$V352];[.$AI352])" office:value-type="float"/>
          <table:table-cell table:formula="of:=MEDIAN([.$J352];[.$W352])" office:value-type="float"/>
          <table:table-cell table:formula="of:=MEDIAN([.$K352];[.$X352];[.$AJ352])" office:value-type="float"/>
          <table:table-cell table:formula="of:=MEDIAN([.$L352];[.$Y352];[.$AK352])" office:value-type="float"/>
          <table:table-cell table:formula="of:=MEDIAN([.$M352];[.$Z352];[.$AL352])" office:value-type="float"/>
          <table:table-cell table:formula="of:=MEDIAN([.$N352];[.$AA352];[.$AM352])" office:value-type="float"/>
          <table:table-cell table:formula="of:=MAX([.$B352];[.$O352];[.$AB352])" office:value-type="float"/>
          <table:table-cell table:formula="of:=MAX([.$C352];[.$P352];[.$AC352])" office:value-type="float"/>
          <table:table-cell table:formula="of:=MAX([.$D352];[.$Q352];[.$AD352])" office:value-type="float"/>
          <table:table-cell table:formula="of:=MAX([.$E352];[.$R352];[.$AE352])" office:value-type="float"/>
          <table:table-cell table:formula="of:=MAX([.$F352];[.$S352];[.$AF352])" office:value-type="float"/>
          <table:table-cell table:formula="of:=MAX([.$G352];[.$T352];[.$AG352])" office:value-type="float"/>
          <table:table-cell table:formula="of:=MAX([.$H352];[.$U352];[.$AH352])" office:value-type="float"/>
          <table:table-cell table:formula="of:=MAX([.$I352];[.$V352];[.$AI352])" office:value-type="float"/>
          <table:table-cell table:formula="of:=MAX([.$J352];[.$W352])" office:value-type="float"/>
          <table:table-cell table:formula="of:=MAX([.$K352];[.$X352];[.$AJ352])" office:value-type="float"/>
          <table:table-cell table:formula="of:=MAX([.$L352];[.$Y352];[.$AK352])" office:value-type="float"/>
          <table:table-cell table:formula="of:=MAX([.$M352];[.$Z352];[.$AL352])" office:value-type="float"/>
          <table:table-cell table:formula="of:=MAX([.$N352];[.$AA352];[.$AM352])" office:value-type="float"/>
        </table:table-row>
        <table:table-row table:style-name="ro1">
          <table:table-cell office:value-type="string">
            <text:p>BLOCKS.BLOCKS-8-2.asp/37</text:p>
          </table:table-cell>
          <table:table-cell office:value-type="float" office:value="300.0"/>
          <table:table-cell office:value-type="float" office:value="299.997"/>
          <table:table-cell office:value-type="float" office:value="299.37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30413.0"/>
          <table:table-cell office:value-type="float" office:value="685790.0"/>
          <table:table-cell office:value-type="float" office:value="685790.0"/>
          <table:table-cell office:value-type="float" office:value="52282.0"/>
          <table:table-cell office:value-type="float" office:value="4064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9.36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32426.0"/>
          <table:table-cell office:value-type="float" office:value="687944.0"/>
          <table:table-cell office:value-type="float" office:value="687944.0"/>
          <table:table-cell office:value-type="float" office:value="52282.0"/>
          <table:table-cell office:value-type="float" office:value="4064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8"/>
          <table:table-cell office:value-type="float" office:value="299.4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80820.0"/>
          <table:table-cell office:value-type="float" office:value="1007568.0"/>
          <table:table-cell office:value-type="float" office:value="52282.0"/>
          <table:table-cell office:value-type="float" office:value="40642.0"/>
          <table:table-cell office:value-type="float" office:value="0.0"/>
          <table:table-cell office:value-type="float" office:value="0.0"/>
          <table:table-cell table:formula="of:=MIN([.$B353];[.$O353];[.$AB353])" office:value-type="float"/>
          <table:table-cell table:formula="of:=MIN([.$C353];[.$P353];[.$AC353])" office:value-type="float"/>
          <table:table-cell table:formula="of:=MIN([.$D353];[.$Q353];[.$AD353])" office:value-type="float"/>
          <table:table-cell table:formula="of:=MIN([.$E353];[.$R353];[.$AE353])" office:value-type="float"/>
          <table:table-cell table:formula="of:=MIN([.$F353];[.$S353];[.$AF353])" office:value-type="float"/>
          <table:table-cell table:formula="of:=MIN([.$G353];[.$T353];[.$AG353])" office:value-type="float"/>
          <table:table-cell table:formula="of:=MIN([.$H353];[.$U353];[.$AH353])" office:value-type="float"/>
          <table:table-cell table:formula="of:=MIN([.$I353];[.$V353];[.$AI353])" office:value-type="float"/>
          <table:table-cell table:formula="of:=MIN([.$J353];[.$W353])" office:value-type="float"/>
          <table:table-cell table:formula="of:=MIN([.$K353];[.$X353];[.$AJ353])" office:value-type="float"/>
          <table:table-cell table:formula="of:=MIN([.$L353];[.$Y353];[.$AK353])" office:value-type="float"/>
          <table:table-cell table:formula="of:=MIN([.$M353];[.$Z353];[.$AL353])" office:value-type="float"/>
          <table:table-cell table:formula="of:=MIN([.$N353];[.$AA353];[.$AM353])" office:value-type="float"/>
          <table:table-cell table:formula="of:=MEDIAN([.$B353];[.$O353];[.$AB353])" office:value-type="float"/>
          <table:table-cell table:formula="of:=MEDIAN([.$C353];[.$P353];[.$AC353])" office:value-type="float"/>
          <table:table-cell table:formula="of:=MEDIAN([.$D353];[.$Q353];[.$AD353])" office:value-type="float"/>
          <table:table-cell table:formula="of:=MEDIAN([.$E353];[.$R353];[.$AE353])" office:value-type="float"/>
          <table:table-cell table:formula="of:=MEDIAN([.$F353];[.$S353];[.$AF353])" office:value-type="float"/>
          <table:table-cell table:formula="of:=MEDIAN([.$G353];[.$T353];[.$AG353])" office:value-type="float"/>
          <table:table-cell table:formula="of:=MEDIAN([.$H353];[.$U353];[.$AH353])" office:value-type="float"/>
          <table:table-cell table:formula="of:=MEDIAN([.$I353];[.$V353];[.$AI353])" office:value-type="float"/>
          <table:table-cell table:formula="of:=MEDIAN([.$J353];[.$W353])" office:value-type="float"/>
          <table:table-cell table:formula="of:=MEDIAN([.$K353];[.$X353];[.$AJ353])" office:value-type="float"/>
          <table:table-cell table:formula="of:=MEDIAN([.$L353];[.$Y353];[.$AK353])" office:value-type="float"/>
          <table:table-cell table:formula="of:=MEDIAN([.$M353];[.$Z353];[.$AL353])" office:value-type="float"/>
          <table:table-cell table:formula="of:=MEDIAN([.$N353];[.$AA353];[.$AM353])" office:value-type="float"/>
          <table:table-cell table:formula="of:=MAX([.$B353];[.$O353];[.$AB353])" office:value-type="float"/>
          <table:table-cell table:formula="of:=MAX([.$C353];[.$P353];[.$AC353])" office:value-type="float"/>
          <table:table-cell table:formula="of:=MAX([.$D353];[.$Q353];[.$AD353])" office:value-type="float"/>
          <table:table-cell table:formula="of:=MAX([.$E353];[.$R353];[.$AE353])" office:value-type="float"/>
          <table:table-cell table:formula="of:=MAX([.$F353];[.$S353];[.$AF353])" office:value-type="float"/>
          <table:table-cell table:formula="of:=MAX([.$G353];[.$T353];[.$AG353])" office:value-type="float"/>
          <table:table-cell table:formula="of:=MAX([.$H353];[.$U353];[.$AH353])" office:value-type="float"/>
          <table:table-cell table:formula="of:=MAX([.$I353];[.$V353];[.$AI353])" office:value-type="float"/>
          <table:table-cell table:formula="of:=MAX([.$J353];[.$W353])" office:value-type="float"/>
          <table:table-cell table:formula="of:=MAX([.$K353];[.$X353];[.$AJ353])" office:value-type="float"/>
          <table:table-cell table:formula="of:=MAX([.$L353];[.$Y353];[.$AK353])" office:value-type="float"/>
          <table:table-cell table:formula="of:=MAX([.$M353];[.$Z353];[.$AL353])" office:value-type="float"/>
          <table:table-cell table:formula="of:=MAX([.$N353];[.$AA353];[.$AM353])" office:value-type="float"/>
        </table:table-row>
        <table:table-row table:style-name="ro1">
          <table:table-cell office:value-type="string">
            <text:p>BLOCKS.BLOCKS-8-2.asp/38</text:p>
          </table:table-cell>
          <table:table-cell office:value-type="float" office:value="0.76562"/>
          <table:table-cell office:value-type="float" office:value="0.711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48.0"/>
          <table:table-cell office:value-type="float" office:value="1917.0"/>
          <table:table-cell office:value-type="float" office:value="1916.0"/>
          <table:table-cell office:value-type="float" office:value="53679.0"/>
          <table:table-cell office:value-type="float" office:value="41806.0"/>
          <table:table-cell office:value-type="float" office:value="0.0"/>
          <table:table-cell office:value-type="float" office:value="0.0"/>
          <table:table-cell office:value-type="float" office:value="0.774004"/>
          <table:table-cell office:value-type="float" office:value="0.714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48.0"/>
          <table:table-cell office:value-type="float" office:value="1917.0"/>
          <table:table-cell office:value-type="float" office:value="1916.0"/>
          <table:table-cell office:value-type="float" office:value="53679.0"/>
          <table:table-cell office:value-type="float" office:value="41806.0"/>
          <table:table-cell office:value-type="float" office:value="0.0"/>
          <table:table-cell office:value-type="float" office:value="0.0"/>
          <table:table-cell office:value-type="float" office:value="3.88738"/>
          <table:table-cell office:value-type="float" office:value="3.835"/>
          <table:table-cell office:value-type="float" office:value="3.3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28929.0"/>
          <table:table-cell office:value-type="float" office:value="41030.0"/>
          <table:table-cell office:value-type="float" office:value="53679.0"/>
          <table:table-cell office:value-type="float" office:value="41806.0"/>
          <table:table-cell office:value-type="float" office:value="0.0"/>
          <table:table-cell office:value-type="float" office:value="0.0"/>
          <table:table-cell table:formula="of:=MIN([.$B354];[.$O354];[.$AB354])" office:value-type="float"/>
          <table:table-cell table:formula="of:=MIN([.$C354];[.$P354];[.$AC354])" office:value-type="float"/>
          <table:table-cell table:formula="of:=MIN([.$D354];[.$Q354];[.$AD354])" office:value-type="float"/>
          <table:table-cell table:formula="of:=MIN([.$E354];[.$R354];[.$AE354])" office:value-type="float"/>
          <table:table-cell table:formula="of:=MIN([.$F354];[.$S354];[.$AF354])" office:value-type="float"/>
          <table:table-cell table:formula="of:=MIN([.$G354];[.$T354];[.$AG354])" office:value-type="float"/>
          <table:table-cell table:formula="of:=MIN([.$H354];[.$U354];[.$AH354])" office:value-type="float"/>
          <table:table-cell table:formula="of:=MIN([.$I354];[.$V354];[.$AI354])" office:value-type="float"/>
          <table:table-cell table:formula="of:=MIN([.$J354];[.$W354])" office:value-type="float"/>
          <table:table-cell table:formula="of:=MIN([.$K354];[.$X354];[.$AJ354])" office:value-type="float"/>
          <table:table-cell table:formula="of:=MIN([.$L354];[.$Y354];[.$AK354])" office:value-type="float"/>
          <table:table-cell table:formula="of:=MIN([.$M354];[.$Z354];[.$AL354])" office:value-type="float"/>
          <table:table-cell table:formula="of:=MIN([.$N354];[.$AA354];[.$AM354])" office:value-type="float"/>
          <table:table-cell table:formula="of:=MEDIAN([.$B354];[.$O354];[.$AB354])" office:value-type="float"/>
          <table:table-cell table:formula="of:=MEDIAN([.$C354];[.$P354];[.$AC354])" office:value-type="float"/>
          <table:table-cell table:formula="of:=MEDIAN([.$D354];[.$Q354];[.$AD354])" office:value-type="float"/>
          <table:table-cell table:formula="of:=MEDIAN([.$E354];[.$R354];[.$AE354])" office:value-type="float"/>
          <table:table-cell table:formula="of:=MEDIAN([.$F354];[.$S354];[.$AF354])" office:value-type="float"/>
          <table:table-cell table:formula="of:=MEDIAN([.$G354];[.$T354];[.$AG354])" office:value-type="float"/>
          <table:table-cell table:formula="of:=MEDIAN([.$H354];[.$U354];[.$AH354])" office:value-type="float"/>
          <table:table-cell table:formula="of:=MEDIAN([.$I354];[.$V354];[.$AI354])" office:value-type="float"/>
          <table:table-cell table:formula="of:=MEDIAN([.$J354];[.$W354])" office:value-type="float"/>
          <table:table-cell table:formula="of:=MEDIAN([.$K354];[.$X354];[.$AJ354])" office:value-type="float"/>
          <table:table-cell table:formula="of:=MEDIAN([.$L354];[.$Y354];[.$AK354])" office:value-type="float"/>
          <table:table-cell table:formula="of:=MEDIAN([.$M354];[.$Z354];[.$AL354])" office:value-type="float"/>
          <table:table-cell table:formula="of:=MEDIAN([.$N354];[.$AA354];[.$AM354])" office:value-type="float"/>
          <table:table-cell table:formula="of:=MAX([.$B354];[.$O354];[.$AB354])" office:value-type="float"/>
          <table:table-cell table:formula="of:=MAX([.$C354];[.$P354];[.$AC354])" office:value-type="float"/>
          <table:table-cell table:formula="of:=MAX([.$D354];[.$Q354];[.$AD354])" office:value-type="float"/>
          <table:table-cell table:formula="of:=MAX([.$E354];[.$R354];[.$AE354])" office:value-type="float"/>
          <table:table-cell table:formula="of:=MAX([.$F354];[.$S354];[.$AF354])" office:value-type="float"/>
          <table:table-cell table:formula="of:=MAX([.$G354];[.$T354];[.$AG354])" office:value-type="float"/>
          <table:table-cell table:formula="of:=MAX([.$H354];[.$U354];[.$AH354])" office:value-type="float"/>
          <table:table-cell table:formula="of:=MAX([.$I354];[.$V354];[.$AI354])" office:value-type="float"/>
          <table:table-cell table:formula="of:=MAX([.$J354];[.$W354])" office:value-type="float"/>
          <table:table-cell table:formula="of:=MAX([.$K354];[.$X354];[.$AJ354])" office:value-type="float"/>
          <table:table-cell table:formula="of:=MAX([.$L354];[.$Y354];[.$AK354])" office:value-type="float"/>
          <table:table-cell table:formula="of:=MAX([.$M354];[.$Z354];[.$AL354])" office:value-type="float"/>
          <table:table-cell table:formula="of:=MAX([.$N354];[.$AA354];[.$AM354])" office:value-type="float"/>
        </table:table-row>
        <table:table-row table:style-name="ro1">
          <table:table-cell office:value-type="string">
            <text:p>BLOCKS.BLOCKS-8-2.asp/39</text:p>
          </table:table-cell>
          <table:table-cell office:value-type="float" office:value="300.0"/>
          <table:table-cell office:value-type="float" office:value="299.984"/>
          <table:table-cell office:value-type="float" office:value="299.33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71216.0"/>
          <table:table-cell office:value-type="float" office:value="543717.0"/>
          <table:table-cell office:value-type="float" office:value="543717.0"/>
          <table:table-cell office:value-type="float" office:value="55076.0"/>
          <table:table-cell office:value-type="float" office:value="4297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1"/>
          <table:table-cell office:value-type="float" office:value="299.29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72120.0"/>
          <table:table-cell office:value-type="float" office:value="544775.0"/>
          <table:table-cell office:value-type="float" office:value="544775.0"/>
          <table:table-cell office:value-type="float" office:value="55076.0"/>
          <table:table-cell office:value-type="float" office:value="4297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"/>
          <table:table-cell office:value-type="float" office:value="299.36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07611.0"/>
          <table:table-cell office:value-type="float" office:value="815289.0"/>
          <table:table-cell office:value-type="float" office:value="55076.0"/>
          <table:table-cell office:value-type="float" office:value="42970.0"/>
          <table:table-cell office:value-type="float" office:value="0.0"/>
          <table:table-cell office:value-type="float" office:value="0.0"/>
          <table:table-cell table:formula="of:=MIN([.$B355];[.$O355];[.$AB355])" office:value-type="float"/>
          <table:table-cell table:formula="of:=MIN([.$C355];[.$P355];[.$AC355])" office:value-type="float"/>
          <table:table-cell table:formula="of:=MIN([.$D355];[.$Q355];[.$AD355])" office:value-type="float"/>
          <table:table-cell table:formula="of:=MIN([.$E355];[.$R355];[.$AE355])" office:value-type="float"/>
          <table:table-cell table:formula="of:=MIN([.$F355];[.$S355];[.$AF355])" office:value-type="float"/>
          <table:table-cell table:formula="of:=MIN([.$G355];[.$T355];[.$AG355])" office:value-type="float"/>
          <table:table-cell table:formula="of:=MIN([.$H355];[.$U355];[.$AH355])" office:value-type="float"/>
          <table:table-cell table:formula="of:=MIN([.$I355];[.$V355];[.$AI355])" office:value-type="float"/>
          <table:table-cell table:formula="of:=MIN([.$J355];[.$W355])" office:value-type="float"/>
          <table:table-cell table:formula="of:=MIN([.$K355];[.$X355];[.$AJ355])" office:value-type="float"/>
          <table:table-cell table:formula="of:=MIN([.$L355];[.$Y355];[.$AK355])" office:value-type="float"/>
          <table:table-cell table:formula="of:=MIN([.$M355];[.$Z355];[.$AL355])" office:value-type="float"/>
          <table:table-cell table:formula="of:=MIN([.$N355];[.$AA355];[.$AM355])" office:value-type="float"/>
          <table:table-cell table:formula="of:=MEDIAN([.$B355];[.$O355];[.$AB355])" office:value-type="float"/>
          <table:table-cell table:formula="of:=MEDIAN([.$C355];[.$P355];[.$AC355])" office:value-type="float"/>
          <table:table-cell table:formula="of:=MEDIAN([.$D355];[.$Q355];[.$AD355])" office:value-type="float"/>
          <table:table-cell table:formula="of:=MEDIAN([.$E355];[.$R355];[.$AE355])" office:value-type="float"/>
          <table:table-cell table:formula="of:=MEDIAN([.$F355];[.$S355];[.$AF355])" office:value-type="float"/>
          <table:table-cell table:formula="of:=MEDIAN([.$G355];[.$T355];[.$AG355])" office:value-type="float"/>
          <table:table-cell table:formula="of:=MEDIAN([.$H355];[.$U355];[.$AH355])" office:value-type="float"/>
          <table:table-cell table:formula="of:=MEDIAN([.$I355];[.$V355];[.$AI355])" office:value-type="float"/>
          <table:table-cell table:formula="of:=MEDIAN([.$J355];[.$W355])" office:value-type="float"/>
          <table:table-cell table:formula="of:=MEDIAN([.$K355];[.$X355];[.$AJ355])" office:value-type="float"/>
          <table:table-cell table:formula="of:=MEDIAN([.$L355];[.$Y355];[.$AK355])" office:value-type="float"/>
          <table:table-cell table:formula="of:=MEDIAN([.$M355];[.$Z355];[.$AL355])" office:value-type="float"/>
          <table:table-cell table:formula="of:=MEDIAN([.$N355];[.$AA355];[.$AM355])" office:value-type="float"/>
          <table:table-cell table:formula="of:=MAX([.$B355];[.$O355];[.$AB355])" office:value-type="float"/>
          <table:table-cell table:formula="of:=MAX([.$C355];[.$P355];[.$AC355])" office:value-type="float"/>
          <table:table-cell table:formula="of:=MAX([.$D355];[.$Q355];[.$AD355])" office:value-type="float"/>
          <table:table-cell table:formula="of:=MAX([.$E355];[.$R355];[.$AE355])" office:value-type="float"/>
          <table:table-cell table:formula="of:=MAX([.$F355];[.$S355];[.$AF355])" office:value-type="float"/>
          <table:table-cell table:formula="of:=MAX([.$G355];[.$T355];[.$AG355])" office:value-type="float"/>
          <table:table-cell table:formula="of:=MAX([.$H355];[.$U355];[.$AH355])" office:value-type="float"/>
          <table:table-cell table:formula="of:=MAX([.$I355];[.$V355];[.$AI355])" office:value-type="float"/>
          <table:table-cell table:formula="of:=MAX([.$J355];[.$W355])" office:value-type="float"/>
          <table:table-cell table:formula="of:=MAX([.$K355];[.$X355];[.$AJ355])" office:value-type="float"/>
          <table:table-cell table:formula="of:=MAX([.$L355];[.$Y355];[.$AK355])" office:value-type="float"/>
          <table:table-cell table:formula="of:=MAX([.$M355];[.$Z355];[.$AL355])" office:value-type="float"/>
          <table:table-cell table:formula="of:=MAX([.$N355];[.$AA355];[.$AM355])" office:value-type="float"/>
        </table:table-row>
        <table:table-row table:style-name="ro1">
          <table:table-cell office:value-type="string">
            <text:p>BLOCKS.BLOCKS-8-2.asp/4</text:p>
          </table:table-cell>
          <table:table-cell office:value-type="float" office:value="0.112183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181.0"/>
          <table:table-cell office:value-type="float" office:value="106.0"/>
          <table:table-cell office:value-type="float" office:value="0.0"/>
          <table:table-cell office:value-type="float" office:value="0.0"/>
          <table:table-cell office:value-type="float" office:value="0.117691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181.0"/>
          <table:table-cell office:value-type="float" office:value="106.0"/>
          <table:table-cell office:value-type="float" office:value="0.0"/>
          <table:table-cell office:value-type="float" office:value="0.0"/>
          <table:table-cell office:value-type="float" office:value="0.10244"/>
          <table:table-cell office:value-type="float" office:value="0.0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6181.0"/>
          <table:table-cell office:value-type="float" office:value="106.0"/>
          <table:table-cell office:value-type="float" office:value="0.0"/>
          <table:table-cell office:value-type="float" office:value="0.0"/>
          <table:table-cell table:formula="of:=MIN([.$B356];[.$O356];[.$AB356])" office:value-type="float"/>
          <table:table-cell table:formula="of:=MIN([.$C356];[.$P356];[.$AC356])" office:value-type="float"/>
          <table:table-cell table:formula="of:=MIN([.$D356];[.$Q356];[.$AD356])" office:value-type="float"/>
          <table:table-cell table:formula="of:=MIN([.$E356];[.$R356];[.$AE356])" office:value-type="float"/>
          <table:table-cell table:formula="of:=MIN([.$F356];[.$S356];[.$AF356])" office:value-type="float"/>
          <table:table-cell table:formula="of:=MIN([.$G356];[.$T356];[.$AG356])" office:value-type="float"/>
          <table:table-cell table:formula="of:=MIN([.$H356];[.$U356];[.$AH356])" office:value-type="float"/>
          <table:table-cell table:formula="of:=MIN([.$I356];[.$V356];[.$AI356])" office:value-type="float"/>
          <table:table-cell table:formula="of:=MIN([.$J356];[.$W356])" office:value-type="float"/>
          <table:table-cell table:formula="of:=MIN([.$K356];[.$X356];[.$AJ356])" office:value-type="float"/>
          <table:table-cell table:formula="of:=MIN([.$L356];[.$Y356];[.$AK356])" office:value-type="float"/>
          <table:table-cell table:formula="of:=MIN([.$M356];[.$Z356];[.$AL356])" office:value-type="float"/>
          <table:table-cell table:formula="of:=MIN([.$N356];[.$AA356];[.$AM356])" office:value-type="float"/>
          <table:table-cell table:formula="of:=MEDIAN([.$B356];[.$O356];[.$AB356])" office:value-type="float"/>
          <table:table-cell table:formula="of:=MEDIAN([.$C356];[.$P356];[.$AC356])" office:value-type="float"/>
          <table:table-cell table:formula="of:=MEDIAN([.$D356];[.$Q356];[.$AD356])" office:value-type="float"/>
          <table:table-cell table:formula="of:=MEDIAN([.$E356];[.$R356];[.$AE356])" office:value-type="float"/>
          <table:table-cell table:formula="of:=MEDIAN([.$F356];[.$S356];[.$AF356])" office:value-type="float"/>
          <table:table-cell table:formula="of:=MEDIAN([.$G356];[.$T356];[.$AG356])" office:value-type="float"/>
          <table:table-cell table:formula="of:=MEDIAN([.$H356];[.$U356];[.$AH356])" office:value-type="float"/>
          <table:table-cell table:formula="of:=MEDIAN([.$I356];[.$V356];[.$AI356])" office:value-type="float"/>
          <table:table-cell table:formula="of:=MEDIAN([.$J356];[.$W356])" office:value-type="float"/>
          <table:table-cell table:formula="of:=MEDIAN([.$K356];[.$X356];[.$AJ356])" office:value-type="float"/>
          <table:table-cell table:formula="of:=MEDIAN([.$L356];[.$Y356];[.$AK356])" office:value-type="float"/>
          <table:table-cell table:formula="of:=MEDIAN([.$M356];[.$Z356];[.$AL356])" office:value-type="float"/>
          <table:table-cell table:formula="of:=MEDIAN([.$N356];[.$AA356];[.$AM356])" office:value-type="float"/>
          <table:table-cell table:formula="of:=MAX([.$B356];[.$O356];[.$AB356])" office:value-type="float"/>
          <table:table-cell table:formula="of:=MAX([.$C356];[.$P356];[.$AC356])" office:value-type="float"/>
          <table:table-cell table:formula="of:=MAX([.$D356];[.$Q356];[.$AD356])" office:value-type="float"/>
          <table:table-cell table:formula="of:=MAX([.$E356];[.$R356];[.$AE356])" office:value-type="float"/>
          <table:table-cell table:formula="of:=MAX([.$F356];[.$S356];[.$AF356])" office:value-type="float"/>
          <table:table-cell table:formula="of:=MAX([.$G356];[.$T356];[.$AG356])" office:value-type="float"/>
          <table:table-cell table:formula="of:=MAX([.$H356];[.$U356];[.$AH356])" office:value-type="float"/>
          <table:table-cell table:formula="of:=MAX([.$I356];[.$V356];[.$AI356])" office:value-type="float"/>
          <table:table-cell table:formula="of:=MAX([.$J356];[.$W356])" office:value-type="float"/>
          <table:table-cell table:formula="of:=MAX([.$K356];[.$X356];[.$AJ356])" office:value-type="float"/>
          <table:table-cell table:formula="of:=MAX([.$L356];[.$Y356];[.$AK356])" office:value-type="float"/>
          <table:table-cell table:formula="of:=MAX([.$M356];[.$Z356];[.$AL356])" office:value-type="float"/>
          <table:table-cell table:formula="of:=MAX([.$N356];[.$AA356];[.$AM356])" office:value-type="float"/>
        </table:table-row>
        <table:table-row table:style-name="ro1">
          <table:table-cell office:value-type="string">
            <text:p>BLOCKS.BLOCKS-8-2.asp/40</text:p>
          </table:table-cell>
          <table:table-cell office:value-type="float" office:value="0.805571"/>
          <table:table-cell office:value-type="float" office:value="0.752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24.0"/>
          <table:table-cell office:value-type="float" office:value="2774.0"/>
          <table:table-cell office:value-type="float" office:value="2773.0"/>
          <table:table-cell office:value-type="float" office:value="56473.0"/>
          <table:table-cell office:value-type="float" office:value="44134.0"/>
          <table:table-cell office:value-type="float" office:value="0.0"/>
          <table:table-cell office:value-type="float" office:value="0.0"/>
          <table:table-cell office:value-type="float" office:value="0.84706"/>
          <table:table-cell office:value-type="float" office:value="0.781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24.0"/>
          <table:table-cell office:value-type="float" office:value="2774.0"/>
          <table:table-cell office:value-type="float" office:value="2773.0"/>
          <table:table-cell office:value-type="float" office:value="56473.0"/>
          <table:table-cell office:value-type="float" office:value="44134.0"/>
          <table:table-cell office:value-type="float" office:value="0.0"/>
          <table:table-cell office:value-type="float" office:value="0.0"/>
          <table:table-cell office:value-type="float" office:value="0.919291"/>
          <table:table-cell office:value-type="float" office:value="0.869"/>
          <table:table-cell office:value-type="float" office:value="0.3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921.0"/>
          <table:table-cell office:value-type="float" office:value="8169.0"/>
          <table:table-cell office:value-type="float" office:value="56473.0"/>
          <table:table-cell office:value-type="float" office:value="44134.0"/>
          <table:table-cell office:value-type="float" office:value="0.0"/>
          <table:table-cell office:value-type="float" office:value="0.0"/>
          <table:table-cell table:formula="of:=MIN([.$B357];[.$O357];[.$AB357])" office:value-type="float"/>
          <table:table-cell table:formula="of:=MIN([.$C357];[.$P357];[.$AC357])" office:value-type="float"/>
          <table:table-cell table:formula="of:=MIN([.$D357];[.$Q357];[.$AD357])" office:value-type="float"/>
          <table:table-cell table:formula="of:=MIN([.$E357];[.$R357];[.$AE357])" office:value-type="float"/>
          <table:table-cell table:formula="of:=MIN([.$F357];[.$S357];[.$AF357])" office:value-type="float"/>
          <table:table-cell table:formula="of:=MIN([.$G357];[.$T357];[.$AG357])" office:value-type="float"/>
          <table:table-cell table:formula="of:=MIN([.$H357];[.$U357];[.$AH357])" office:value-type="float"/>
          <table:table-cell table:formula="of:=MIN([.$I357];[.$V357];[.$AI357])" office:value-type="float"/>
          <table:table-cell table:formula="of:=MIN([.$J357];[.$W357])" office:value-type="float"/>
          <table:table-cell table:formula="of:=MIN([.$K357];[.$X357];[.$AJ357])" office:value-type="float"/>
          <table:table-cell table:formula="of:=MIN([.$L357];[.$Y357];[.$AK357])" office:value-type="float"/>
          <table:table-cell table:formula="of:=MIN([.$M357];[.$Z357];[.$AL357])" office:value-type="float"/>
          <table:table-cell table:formula="of:=MIN([.$N357];[.$AA357];[.$AM357])" office:value-type="float"/>
          <table:table-cell table:formula="of:=MEDIAN([.$B357];[.$O357];[.$AB357])" office:value-type="float"/>
          <table:table-cell table:formula="of:=MEDIAN([.$C357];[.$P357];[.$AC357])" office:value-type="float"/>
          <table:table-cell table:formula="of:=MEDIAN([.$D357];[.$Q357];[.$AD357])" office:value-type="float"/>
          <table:table-cell table:formula="of:=MEDIAN([.$E357];[.$R357];[.$AE357])" office:value-type="float"/>
          <table:table-cell table:formula="of:=MEDIAN([.$F357];[.$S357];[.$AF357])" office:value-type="float"/>
          <table:table-cell table:formula="of:=MEDIAN([.$G357];[.$T357];[.$AG357])" office:value-type="float"/>
          <table:table-cell table:formula="of:=MEDIAN([.$H357];[.$U357];[.$AH357])" office:value-type="float"/>
          <table:table-cell table:formula="of:=MEDIAN([.$I357];[.$V357];[.$AI357])" office:value-type="float"/>
          <table:table-cell table:formula="of:=MEDIAN([.$J357];[.$W357])" office:value-type="float"/>
          <table:table-cell table:formula="of:=MEDIAN([.$K357];[.$X357];[.$AJ357])" office:value-type="float"/>
          <table:table-cell table:formula="of:=MEDIAN([.$L357];[.$Y357];[.$AK357])" office:value-type="float"/>
          <table:table-cell table:formula="of:=MEDIAN([.$M357];[.$Z357];[.$AL357])" office:value-type="float"/>
          <table:table-cell table:formula="of:=MEDIAN([.$N357];[.$AA357];[.$AM357])" office:value-type="float"/>
          <table:table-cell table:formula="of:=MAX([.$B357];[.$O357];[.$AB357])" office:value-type="float"/>
          <table:table-cell table:formula="of:=MAX([.$C357];[.$P357];[.$AC357])" office:value-type="float"/>
          <table:table-cell table:formula="of:=MAX([.$D357];[.$Q357];[.$AD357])" office:value-type="float"/>
          <table:table-cell table:formula="of:=MAX([.$E357];[.$R357];[.$AE357])" office:value-type="float"/>
          <table:table-cell table:formula="of:=MAX([.$F357];[.$S357];[.$AF357])" office:value-type="float"/>
          <table:table-cell table:formula="of:=MAX([.$G357];[.$T357];[.$AG357])" office:value-type="float"/>
          <table:table-cell table:formula="of:=MAX([.$H357];[.$U357];[.$AH357])" office:value-type="float"/>
          <table:table-cell table:formula="of:=MAX([.$I357];[.$V357];[.$AI357])" office:value-type="float"/>
          <table:table-cell table:formula="of:=MAX([.$J357];[.$W357])" office:value-type="float"/>
          <table:table-cell table:formula="of:=MAX([.$K357];[.$X357];[.$AJ357])" office:value-type="float"/>
          <table:table-cell table:formula="of:=MAX([.$L357];[.$Y357];[.$AK357])" office:value-type="float"/>
          <table:table-cell table:formula="of:=MAX([.$M357];[.$Z357];[.$AL357])" office:value-type="float"/>
          <table:table-cell table:formula="of:=MAX([.$N357];[.$AA357];[.$AM357])" office:value-type="float"/>
        </table:table-row>
        <table:table-row table:style-name="ro1">
          <table:table-cell office:value-type="string">
            <text:p>BLOCKS.BLOCKS-8-2.asp/5</text:p>
          </table:table-cell>
          <table:table-cell office:value-type="float" office:value="0.127274"/>
          <table:table-cell office:value-type="float" office:value="0.0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578.0"/>
          <table:table-cell office:value-type="float" office:value="142.0"/>
          <table:table-cell office:value-type="float" office:value="0.0"/>
          <table:table-cell office:value-type="float" office:value="0.0"/>
          <table:table-cell office:value-type="float" office:value="0.122885"/>
          <table:table-cell office:value-type="float" office:value="0.0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578.0"/>
          <table:table-cell office:value-type="float" office:value="142.0"/>
          <table:table-cell office:value-type="float" office:value="0.0"/>
          <table:table-cell office:value-type="float" office:value="0.0"/>
          <table:table-cell office:value-type="float" office:value="0.121898"/>
          <table:table-cell office:value-type="float" office:value="0.0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7578.0"/>
          <table:table-cell office:value-type="float" office:value="142.0"/>
          <table:table-cell office:value-type="float" office:value="0.0"/>
          <table:table-cell office:value-type="float" office:value="0.0"/>
          <table:table-cell table:formula="of:=MIN([.$B358];[.$O358];[.$AB358])" office:value-type="float"/>
          <table:table-cell table:formula="of:=MIN([.$C358];[.$P358];[.$AC358])" office:value-type="float"/>
          <table:table-cell table:formula="of:=MIN([.$D358];[.$Q358];[.$AD358])" office:value-type="float"/>
          <table:table-cell table:formula="of:=MIN([.$E358];[.$R358];[.$AE358])" office:value-type="float"/>
          <table:table-cell table:formula="of:=MIN([.$F358];[.$S358];[.$AF358])" office:value-type="float"/>
          <table:table-cell table:formula="of:=MIN([.$G358];[.$T358];[.$AG358])" office:value-type="float"/>
          <table:table-cell table:formula="of:=MIN([.$H358];[.$U358];[.$AH358])" office:value-type="float"/>
          <table:table-cell table:formula="of:=MIN([.$I358];[.$V358];[.$AI358])" office:value-type="float"/>
          <table:table-cell table:formula="of:=MIN([.$J358];[.$W358])" office:value-type="float"/>
          <table:table-cell table:formula="of:=MIN([.$K358];[.$X358];[.$AJ358])" office:value-type="float"/>
          <table:table-cell table:formula="of:=MIN([.$L358];[.$Y358];[.$AK358])" office:value-type="float"/>
          <table:table-cell table:formula="of:=MIN([.$M358];[.$Z358];[.$AL358])" office:value-type="float"/>
          <table:table-cell table:formula="of:=MIN([.$N358];[.$AA358];[.$AM358])" office:value-type="float"/>
          <table:table-cell table:formula="of:=MEDIAN([.$B358];[.$O358];[.$AB358])" office:value-type="float"/>
          <table:table-cell table:formula="of:=MEDIAN([.$C358];[.$P358];[.$AC358])" office:value-type="float"/>
          <table:table-cell table:formula="of:=MEDIAN([.$D358];[.$Q358];[.$AD358])" office:value-type="float"/>
          <table:table-cell table:formula="of:=MEDIAN([.$E358];[.$R358];[.$AE358])" office:value-type="float"/>
          <table:table-cell table:formula="of:=MEDIAN([.$F358];[.$S358];[.$AF358])" office:value-type="float"/>
          <table:table-cell table:formula="of:=MEDIAN([.$G358];[.$T358];[.$AG358])" office:value-type="float"/>
          <table:table-cell table:formula="of:=MEDIAN([.$H358];[.$U358];[.$AH358])" office:value-type="float"/>
          <table:table-cell table:formula="of:=MEDIAN([.$I358];[.$V358];[.$AI358])" office:value-type="float"/>
          <table:table-cell table:formula="of:=MEDIAN([.$J358];[.$W358])" office:value-type="float"/>
          <table:table-cell table:formula="of:=MEDIAN([.$K358];[.$X358];[.$AJ358])" office:value-type="float"/>
          <table:table-cell table:formula="of:=MEDIAN([.$L358];[.$Y358];[.$AK358])" office:value-type="float"/>
          <table:table-cell table:formula="of:=MEDIAN([.$M358];[.$Z358];[.$AL358])" office:value-type="float"/>
          <table:table-cell table:formula="of:=MEDIAN([.$N358];[.$AA358];[.$AM358])" office:value-type="float"/>
          <table:table-cell table:formula="of:=MAX([.$B358];[.$O358];[.$AB358])" office:value-type="float"/>
          <table:table-cell table:formula="of:=MAX([.$C358];[.$P358];[.$AC358])" office:value-type="float"/>
          <table:table-cell table:formula="of:=MAX([.$D358];[.$Q358];[.$AD358])" office:value-type="float"/>
          <table:table-cell table:formula="of:=MAX([.$E358];[.$R358];[.$AE358])" office:value-type="float"/>
          <table:table-cell table:formula="of:=MAX([.$F358];[.$S358];[.$AF358])" office:value-type="float"/>
          <table:table-cell table:formula="of:=MAX([.$G358];[.$T358];[.$AG358])" office:value-type="float"/>
          <table:table-cell table:formula="of:=MAX([.$H358];[.$U358];[.$AH358])" office:value-type="float"/>
          <table:table-cell table:formula="of:=MAX([.$I358];[.$V358];[.$AI358])" office:value-type="float"/>
          <table:table-cell table:formula="of:=MAX([.$J358];[.$W358])" office:value-type="float"/>
          <table:table-cell table:formula="of:=MAX([.$K358];[.$X358];[.$AJ358])" office:value-type="float"/>
          <table:table-cell table:formula="of:=MAX([.$L358];[.$Y358];[.$AK358])" office:value-type="float"/>
          <table:table-cell table:formula="of:=MAX([.$M358];[.$Z358];[.$AL358])" office:value-type="float"/>
          <table:table-cell table:formula="of:=MAX([.$N358];[.$AA358];[.$AM358])" office:value-type="float"/>
        </table:table-row>
        <table:table-row table:style-name="ro1">
          <table:table-cell office:value-type="string">
            <text:p>BLOCKS.BLOCKS-8-2.asp/6</text:p>
          </table:table-cell>
          <table:table-cell office:value-type="float" office:value="0.146075"/>
          <table:table-cell office:value-type="float" office:value="0.1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2.0"/>
          <table:table-cell office:value-type="float" office:value="12.0"/>
          <table:table-cell office:value-type="float" office:value="8975.0"/>
          <table:table-cell office:value-type="float" office:value="4558.0"/>
          <table:table-cell office:value-type="float" office:value="0.0"/>
          <table:table-cell office:value-type="float" office:value="0.0"/>
          <table:table-cell office:value-type="float" office:value="0.157585"/>
          <table:table-cell office:value-type="float" office:value="0.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2.0"/>
          <table:table-cell office:value-type="float" office:value="12.0"/>
          <table:table-cell office:value-type="float" office:value="8975.0"/>
          <table:table-cell office:value-type="float" office:value="4558.0"/>
          <table:table-cell office:value-type="float" office:value="0.0"/>
          <table:table-cell office:value-type="float" office:value="0.0"/>
          <table:table-cell office:value-type="float" office:value="0.127923"/>
          <table:table-cell office:value-type="float" office:value="0.0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4.0"/>
          <table:table-cell office:value-type="float" office:value="8975.0"/>
          <table:table-cell office:value-type="float" office:value="4558.0"/>
          <table:table-cell office:value-type="float" office:value="0.0"/>
          <table:table-cell office:value-type="float" office:value="0.0"/>
          <table:table-cell table:formula="of:=MIN([.$B359];[.$O359];[.$AB359])" office:value-type="float"/>
          <table:table-cell table:formula="of:=MIN([.$C359];[.$P359];[.$AC359])" office:value-type="float"/>
          <table:table-cell table:formula="of:=MIN([.$D359];[.$Q359];[.$AD359])" office:value-type="float"/>
          <table:table-cell table:formula="of:=MIN([.$E359];[.$R359];[.$AE359])" office:value-type="float"/>
          <table:table-cell table:formula="of:=MIN([.$F359];[.$S359];[.$AF359])" office:value-type="float"/>
          <table:table-cell table:formula="of:=MIN([.$G359];[.$T359];[.$AG359])" office:value-type="float"/>
          <table:table-cell table:formula="of:=MIN([.$H359];[.$U359];[.$AH359])" office:value-type="float"/>
          <table:table-cell table:formula="of:=MIN([.$I359];[.$V359];[.$AI359])" office:value-type="float"/>
          <table:table-cell table:formula="of:=MIN([.$J359];[.$W359])" office:value-type="float"/>
          <table:table-cell table:formula="of:=MIN([.$K359];[.$X359];[.$AJ359])" office:value-type="float"/>
          <table:table-cell table:formula="of:=MIN([.$L359];[.$Y359];[.$AK359])" office:value-type="float"/>
          <table:table-cell table:formula="of:=MIN([.$M359];[.$Z359];[.$AL359])" office:value-type="float"/>
          <table:table-cell table:formula="of:=MIN([.$N359];[.$AA359];[.$AM359])" office:value-type="float"/>
          <table:table-cell table:formula="of:=MEDIAN([.$B359];[.$O359];[.$AB359])" office:value-type="float"/>
          <table:table-cell table:formula="of:=MEDIAN([.$C359];[.$P359];[.$AC359])" office:value-type="float"/>
          <table:table-cell table:formula="of:=MEDIAN([.$D359];[.$Q359];[.$AD359])" office:value-type="float"/>
          <table:table-cell table:formula="of:=MEDIAN([.$E359];[.$R359];[.$AE359])" office:value-type="float"/>
          <table:table-cell table:formula="of:=MEDIAN([.$F359];[.$S359];[.$AF359])" office:value-type="float"/>
          <table:table-cell table:formula="of:=MEDIAN([.$G359];[.$T359];[.$AG359])" office:value-type="float"/>
          <table:table-cell table:formula="of:=MEDIAN([.$H359];[.$U359];[.$AH359])" office:value-type="float"/>
          <table:table-cell table:formula="of:=MEDIAN([.$I359];[.$V359];[.$AI359])" office:value-type="float"/>
          <table:table-cell table:formula="of:=MEDIAN([.$J359];[.$W359])" office:value-type="float"/>
          <table:table-cell table:formula="of:=MEDIAN([.$K359];[.$X359];[.$AJ359])" office:value-type="float"/>
          <table:table-cell table:formula="of:=MEDIAN([.$L359];[.$Y359];[.$AK359])" office:value-type="float"/>
          <table:table-cell table:formula="of:=MEDIAN([.$M359];[.$Z359];[.$AL359])" office:value-type="float"/>
          <table:table-cell table:formula="of:=MEDIAN([.$N359];[.$AA359];[.$AM359])" office:value-type="float"/>
          <table:table-cell table:formula="of:=MAX([.$B359];[.$O359];[.$AB359])" office:value-type="float"/>
          <table:table-cell table:formula="of:=MAX([.$C359];[.$P359];[.$AC359])" office:value-type="float"/>
          <table:table-cell table:formula="of:=MAX([.$D359];[.$Q359];[.$AD359])" office:value-type="float"/>
          <table:table-cell table:formula="of:=MAX([.$E359];[.$R359];[.$AE359])" office:value-type="float"/>
          <table:table-cell table:formula="of:=MAX([.$F359];[.$S359];[.$AF359])" office:value-type="float"/>
          <table:table-cell table:formula="of:=MAX([.$G359];[.$T359];[.$AG359])" office:value-type="float"/>
          <table:table-cell table:formula="of:=MAX([.$H359];[.$U359];[.$AH359])" office:value-type="float"/>
          <table:table-cell table:formula="of:=MAX([.$I359];[.$V359];[.$AI359])" office:value-type="float"/>
          <table:table-cell table:formula="of:=MAX([.$J359];[.$W359])" office:value-type="float"/>
          <table:table-cell table:formula="of:=MAX([.$K359];[.$X359];[.$AJ359])" office:value-type="float"/>
          <table:table-cell table:formula="of:=MAX([.$L359];[.$Y359];[.$AK359])" office:value-type="float"/>
          <table:table-cell table:formula="of:=MAX([.$M359];[.$Z359];[.$AL359])" office:value-type="float"/>
          <table:table-cell table:formula="of:=MAX([.$N359];[.$AA359];[.$AM359])" office:value-type="float"/>
        </table:table-row>
        <table:table-row table:style-name="ro1">
          <table:table-cell office:value-type="string">
            <text:p>BLOCKS.BLOCKS-8-2.asp/7</text:p>
          </table:table-cell>
          <table:table-cell office:value-type="float" office:value="0.182377"/>
          <table:table-cell office:value-type="float" office:value="0.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0.0"/>
          <table:table-cell office:value-type="float" office:value="10.0"/>
          <table:table-cell office:value-type="float" office:value="10372.0"/>
          <table:table-cell office:value-type="float" office:value="5722.0"/>
          <table:table-cell office:value-type="float" office:value="0.0"/>
          <table:table-cell office:value-type="float" office:value="0.0"/>
          <table:table-cell office:value-type="float" office:value="0.176316"/>
          <table:table-cell office:value-type="float" office:value="0.1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0.0"/>
          <table:table-cell office:value-type="float" office:value="10.0"/>
          <table:table-cell office:value-type="float" office:value="10372.0"/>
          <table:table-cell office:value-type="float" office:value="5722.0"/>
          <table:table-cell office:value-type="float" office:value="0.0"/>
          <table:table-cell office:value-type="float" office:value="0.0"/>
          <table:table-cell office:value-type="float" office:value="0.142244"/>
          <table:table-cell office:value-type="float" office:value="0.1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68.0"/>
          <table:table-cell office:value-type="float" office:value="10372.0"/>
          <table:table-cell office:value-type="float" office:value="5722.0"/>
          <table:table-cell office:value-type="float" office:value="0.0"/>
          <table:table-cell office:value-type="float" office:value="0.0"/>
          <table:table-cell table:formula="of:=MIN([.$B360];[.$O360];[.$AB360])" office:value-type="float"/>
          <table:table-cell table:formula="of:=MIN([.$C360];[.$P360];[.$AC360])" office:value-type="float"/>
          <table:table-cell table:formula="of:=MIN([.$D360];[.$Q360];[.$AD360])" office:value-type="float"/>
          <table:table-cell table:formula="of:=MIN([.$E360];[.$R360];[.$AE360])" office:value-type="float"/>
          <table:table-cell table:formula="of:=MIN([.$F360];[.$S360];[.$AF360])" office:value-type="float"/>
          <table:table-cell table:formula="of:=MIN([.$G360];[.$T360];[.$AG360])" office:value-type="float"/>
          <table:table-cell table:formula="of:=MIN([.$H360];[.$U360];[.$AH360])" office:value-type="float"/>
          <table:table-cell table:formula="of:=MIN([.$I360];[.$V360];[.$AI360])" office:value-type="float"/>
          <table:table-cell table:formula="of:=MIN([.$J360];[.$W360])" office:value-type="float"/>
          <table:table-cell table:formula="of:=MIN([.$K360];[.$X360];[.$AJ360])" office:value-type="float"/>
          <table:table-cell table:formula="of:=MIN([.$L360];[.$Y360];[.$AK360])" office:value-type="float"/>
          <table:table-cell table:formula="of:=MIN([.$M360];[.$Z360];[.$AL360])" office:value-type="float"/>
          <table:table-cell table:formula="of:=MIN([.$N360];[.$AA360];[.$AM360])" office:value-type="float"/>
          <table:table-cell table:formula="of:=MEDIAN([.$B360];[.$O360];[.$AB360])" office:value-type="float"/>
          <table:table-cell table:formula="of:=MEDIAN([.$C360];[.$P360];[.$AC360])" office:value-type="float"/>
          <table:table-cell table:formula="of:=MEDIAN([.$D360];[.$Q360];[.$AD360])" office:value-type="float"/>
          <table:table-cell table:formula="of:=MEDIAN([.$E360];[.$R360];[.$AE360])" office:value-type="float"/>
          <table:table-cell table:formula="of:=MEDIAN([.$F360];[.$S360];[.$AF360])" office:value-type="float"/>
          <table:table-cell table:formula="of:=MEDIAN([.$G360];[.$T360];[.$AG360])" office:value-type="float"/>
          <table:table-cell table:formula="of:=MEDIAN([.$H360];[.$U360];[.$AH360])" office:value-type="float"/>
          <table:table-cell table:formula="of:=MEDIAN([.$I360];[.$V360];[.$AI360])" office:value-type="float"/>
          <table:table-cell table:formula="of:=MEDIAN([.$J360];[.$W360])" office:value-type="float"/>
          <table:table-cell table:formula="of:=MEDIAN([.$K360];[.$X360];[.$AJ360])" office:value-type="float"/>
          <table:table-cell table:formula="of:=MEDIAN([.$L360];[.$Y360];[.$AK360])" office:value-type="float"/>
          <table:table-cell table:formula="of:=MEDIAN([.$M360];[.$Z360];[.$AL360])" office:value-type="float"/>
          <table:table-cell table:formula="of:=MEDIAN([.$N360];[.$AA360];[.$AM360])" office:value-type="float"/>
          <table:table-cell table:formula="of:=MAX([.$B360];[.$O360];[.$AB360])" office:value-type="float"/>
          <table:table-cell table:formula="of:=MAX([.$C360];[.$P360];[.$AC360])" office:value-type="float"/>
          <table:table-cell table:formula="of:=MAX([.$D360];[.$Q360];[.$AD360])" office:value-type="float"/>
          <table:table-cell table:formula="of:=MAX([.$E360];[.$R360];[.$AE360])" office:value-type="float"/>
          <table:table-cell table:formula="of:=MAX([.$F360];[.$S360];[.$AF360])" office:value-type="float"/>
          <table:table-cell table:formula="of:=MAX([.$G360];[.$T360];[.$AG360])" office:value-type="float"/>
          <table:table-cell table:formula="of:=MAX([.$H360];[.$U360];[.$AH360])" office:value-type="float"/>
          <table:table-cell table:formula="of:=MAX([.$I360];[.$V360];[.$AI360])" office:value-type="float"/>
          <table:table-cell table:formula="of:=MAX([.$J360];[.$W360])" office:value-type="float"/>
          <table:table-cell table:formula="of:=MAX([.$K360];[.$X360];[.$AJ360])" office:value-type="float"/>
          <table:table-cell table:formula="of:=MAX([.$L360];[.$Y360];[.$AK360])" office:value-type="float"/>
          <table:table-cell table:formula="of:=MAX([.$M360];[.$Z360];[.$AL360])" office:value-type="float"/>
          <table:table-cell table:formula="of:=MAX([.$N360];[.$AA360];[.$AM360])" office:value-type="float"/>
        </table:table-row>
        <table:table-row table:style-name="ro1">
          <table:table-cell office:value-type="string">
            <text:p>BLOCKS.BLOCKS-8-2.asp/8</text:p>
          </table:table-cell>
          <table:table-cell office:value-type="float" office:value="0.200913"/>
          <table:table-cell office:value-type="float" office:value="0.1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39.0"/>
          <table:table-cell office:value-type="float" office:value="39.0"/>
          <table:table-cell office:value-type="float" office:value="11769.0"/>
          <table:table-cell office:value-type="float" office:value="6886.0"/>
          <table:table-cell office:value-type="float" office:value="0.0"/>
          <table:table-cell office:value-type="float" office:value="0.0"/>
          <table:table-cell office:value-type="float" office:value="0.184013"/>
          <table:table-cell office:value-type="float" office:value="0.1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39.0"/>
          <table:table-cell office:value-type="float" office:value="39.0"/>
          <table:table-cell office:value-type="float" office:value="11769.0"/>
          <table:table-cell office:value-type="float" office:value="6886.0"/>
          <table:table-cell office:value-type="float" office:value="0.0"/>
          <table:table-cell office:value-type="float" office:value="0.0"/>
          <table:table-cell office:value-type="float" office:value="0.158436"/>
          <table:table-cell office:value-type="float" office:value="0.1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66.0"/>
          <table:table-cell office:value-type="float" office:value="11769.0"/>
          <table:table-cell office:value-type="float" office:value="6886.0"/>
          <table:table-cell office:value-type="float" office:value="0.0"/>
          <table:table-cell office:value-type="float" office:value="0.0"/>
          <table:table-cell table:formula="of:=MIN([.$B361];[.$O361];[.$AB361])" office:value-type="float"/>
          <table:table-cell table:formula="of:=MIN([.$C361];[.$P361];[.$AC361])" office:value-type="float"/>
          <table:table-cell table:formula="of:=MIN([.$D361];[.$Q361];[.$AD361])" office:value-type="float"/>
          <table:table-cell table:formula="of:=MIN([.$E361];[.$R361];[.$AE361])" office:value-type="float"/>
          <table:table-cell table:formula="of:=MIN([.$F361];[.$S361];[.$AF361])" office:value-type="float"/>
          <table:table-cell table:formula="of:=MIN([.$G361];[.$T361];[.$AG361])" office:value-type="float"/>
          <table:table-cell table:formula="of:=MIN([.$H361];[.$U361];[.$AH361])" office:value-type="float"/>
          <table:table-cell table:formula="of:=MIN([.$I361];[.$V361];[.$AI361])" office:value-type="float"/>
          <table:table-cell table:formula="of:=MIN([.$J361];[.$W361])" office:value-type="float"/>
          <table:table-cell table:formula="of:=MIN([.$K361];[.$X361];[.$AJ361])" office:value-type="float"/>
          <table:table-cell table:formula="of:=MIN([.$L361];[.$Y361];[.$AK361])" office:value-type="float"/>
          <table:table-cell table:formula="of:=MIN([.$M361];[.$Z361];[.$AL361])" office:value-type="float"/>
          <table:table-cell table:formula="of:=MIN([.$N361];[.$AA361];[.$AM361])" office:value-type="float"/>
          <table:table-cell table:formula="of:=MEDIAN([.$B361];[.$O361];[.$AB361])" office:value-type="float"/>
          <table:table-cell table:formula="of:=MEDIAN([.$C361];[.$P361];[.$AC361])" office:value-type="float"/>
          <table:table-cell table:formula="of:=MEDIAN([.$D361];[.$Q361];[.$AD361])" office:value-type="float"/>
          <table:table-cell table:formula="of:=MEDIAN([.$E361];[.$R361];[.$AE361])" office:value-type="float"/>
          <table:table-cell table:formula="of:=MEDIAN([.$F361];[.$S361];[.$AF361])" office:value-type="float"/>
          <table:table-cell table:formula="of:=MEDIAN([.$G361];[.$T361];[.$AG361])" office:value-type="float"/>
          <table:table-cell table:formula="of:=MEDIAN([.$H361];[.$U361];[.$AH361])" office:value-type="float"/>
          <table:table-cell table:formula="of:=MEDIAN([.$I361];[.$V361];[.$AI361])" office:value-type="float"/>
          <table:table-cell table:formula="of:=MEDIAN([.$J361];[.$W361])" office:value-type="float"/>
          <table:table-cell table:formula="of:=MEDIAN([.$K361];[.$X361];[.$AJ361])" office:value-type="float"/>
          <table:table-cell table:formula="of:=MEDIAN([.$L361];[.$Y361];[.$AK361])" office:value-type="float"/>
          <table:table-cell table:formula="of:=MEDIAN([.$M361];[.$Z361];[.$AL361])" office:value-type="float"/>
          <table:table-cell table:formula="of:=MEDIAN([.$N361];[.$AA361];[.$AM361])" office:value-type="float"/>
          <table:table-cell table:formula="of:=MAX([.$B361];[.$O361];[.$AB361])" office:value-type="float"/>
          <table:table-cell table:formula="of:=MAX([.$C361];[.$P361];[.$AC361])" office:value-type="float"/>
          <table:table-cell table:formula="of:=MAX([.$D361];[.$Q361];[.$AD361])" office:value-type="float"/>
          <table:table-cell table:formula="of:=MAX([.$E361];[.$R361];[.$AE361])" office:value-type="float"/>
          <table:table-cell table:formula="of:=MAX([.$F361];[.$S361];[.$AF361])" office:value-type="float"/>
          <table:table-cell table:formula="of:=MAX([.$G361];[.$T361];[.$AG361])" office:value-type="float"/>
          <table:table-cell table:formula="of:=MAX([.$H361];[.$U361];[.$AH361])" office:value-type="float"/>
          <table:table-cell table:formula="of:=MAX([.$I361];[.$V361];[.$AI361])" office:value-type="float"/>
          <table:table-cell table:formula="of:=MAX([.$J361];[.$W361])" office:value-type="float"/>
          <table:table-cell table:formula="of:=MAX([.$K361];[.$X361];[.$AJ361])" office:value-type="float"/>
          <table:table-cell table:formula="of:=MAX([.$L361];[.$Y361];[.$AK361])" office:value-type="float"/>
          <table:table-cell table:formula="of:=MAX([.$M361];[.$Z361];[.$AL361])" office:value-type="float"/>
          <table:table-cell table:formula="of:=MAX([.$N361];[.$AA361];[.$AM361])" office:value-type="float"/>
        </table:table-row>
        <table:table-row table:style-name="ro1">
          <table:table-cell office:value-type="string">
            <text:p>BLOCKS.BLOCKS-8-2.asp/9</text:p>
          </table:table-cell>
          <table:table-cell office:value-type="float" office:value="0.195442"/>
          <table:table-cell office:value-type="float" office:value="0.1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40.0"/>
          <table:table-cell office:value-type="float" office:value="40.0"/>
          <table:table-cell office:value-type="float" office:value="13166.0"/>
          <table:table-cell office:value-type="float" office:value="8050.0"/>
          <table:table-cell office:value-type="float" office:value="0.0"/>
          <table:table-cell office:value-type="float" office:value="0.0"/>
          <table:table-cell office:value-type="float" office:value="0.215977"/>
          <table:table-cell office:value-type="float" office:value="0.1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40.0"/>
          <table:table-cell office:value-type="float" office:value="40.0"/>
          <table:table-cell office:value-type="float" office:value="13166.0"/>
          <table:table-cell office:value-type="float" office:value="8050.0"/>
          <table:table-cell office:value-type="float" office:value="0.0"/>
          <table:table-cell office:value-type="float" office:value="0.0"/>
          <table:table-cell office:value-type="float" office:value="0.16979"/>
          <table:table-cell office:value-type="float" office:value="0.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140.0"/>
          <table:table-cell office:value-type="float" office:value="13166.0"/>
          <table:table-cell office:value-type="float" office:value="8050.0"/>
          <table:table-cell office:value-type="float" office:value="0.0"/>
          <table:table-cell office:value-type="float" office:value="0.0"/>
          <table:table-cell table:formula="of:=MIN([.$B362];[.$O362];[.$AB362])" office:value-type="float"/>
          <table:table-cell table:formula="of:=MIN([.$C362];[.$P362];[.$AC362])" office:value-type="float"/>
          <table:table-cell table:formula="of:=MIN([.$D362];[.$Q362];[.$AD362])" office:value-type="float"/>
          <table:table-cell table:formula="of:=MIN([.$E362];[.$R362];[.$AE362])" office:value-type="float"/>
          <table:table-cell table:formula="of:=MIN([.$F362];[.$S362];[.$AF362])" office:value-type="float"/>
          <table:table-cell table:formula="of:=MIN([.$G362];[.$T362];[.$AG362])" office:value-type="float"/>
          <table:table-cell table:formula="of:=MIN([.$H362];[.$U362];[.$AH362])" office:value-type="float"/>
          <table:table-cell table:formula="of:=MIN([.$I362];[.$V362];[.$AI362])" office:value-type="float"/>
          <table:table-cell table:formula="of:=MIN([.$J362];[.$W362])" office:value-type="float"/>
          <table:table-cell table:formula="of:=MIN([.$K362];[.$X362];[.$AJ362])" office:value-type="float"/>
          <table:table-cell table:formula="of:=MIN([.$L362];[.$Y362];[.$AK362])" office:value-type="float"/>
          <table:table-cell table:formula="of:=MIN([.$M362];[.$Z362];[.$AL362])" office:value-type="float"/>
          <table:table-cell table:formula="of:=MIN([.$N362];[.$AA362];[.$AM362])" office:value-type="float"/>
          <table:table-cell table:formula="of:=MEDIAN([.$B362];[.$O362];[.$AB362])" office:value-type="float"/>
          <table:table-cell table:formula="of:=MEDIAN([.$C362];[.$P362];[.$AC362])" office:value-type="float"/>
          <table:table-cell table:formula="of:=MEDIAN([.$D362];[.$Q362];[.$AD362])" office:value-type="float"/>
          <table:table-cell table:formula="of:=MEDIAN([.$E362];[.$R362];[.$AE362])" office:value-type="float"/>
          <table:table-cell table:formula="of:=MEDIAN([.$F362];[.$S362];[.$AF362])" office:value-type="float"/>
          <table:table-cell table:formula="of:=MEDIAN([.$G362];[.$T362];[.$AG362])" office:value-type="float"/>
          <table:table-cell table:formula="of:=MEDIAN([.$H362];[.$U362];[.$AH362])" office:value-type="float"/>
          <table:table-cell table:formula="of:=MEDIAN([.$I362];[.$V362];[.$AI362])" office:value-type="float"/>
          <table:table-cell table:formula="of:=MEDIAN([.$J362];[.$W362])" office:value-type="float"/>
          <table:table-cell table:formula="of:=MEDIAN([.$K362];[.$X362];[.$AJ362])" office:value-type="float"/>
          <table:table-cell table:formula="of:=MEDIAN([.$L362];[.$Y362];[.$AK362])" office:value-type="float"/>
          <table:table-cell table:formula="of:=MEDIAN([.$M362];[.$Z362];[.$AL362])" office:value-type="float"/>
          <table:table-cell table:formula="of:=MEDIAN([.$N362];[.$AA362];[.$AM362])" office:value-type="float"/>
          <table:table-cell table:formula="of:=MAX([.$B362];[.$O362];[.$AB362])" office:value-type="float"/>
          <table:table-cell table:formula="of:=MAX([.$C362];[.$P362];[.$AC362])" office:value-type="float"/>
          <table:table-cell table:formula="of:=MAX([.$D362];[.$Q362];[.$AD362])" office:value-type="float"/>
          <table:table-cell table:formula="of:=MAX([.$E362];[.$R362];[.$AE362])" office:value-type="float"/>
          <table:table-cell table:formula="of:=MAX([.$F362];[.$S362];[.$AF362])" office:value-type="float"/>
          <table:table-cell table:formula="of:=MAX([.$G362];[.$T362];[.$AG362])" office:value-type="float"/>
          <table:table-cell table:formula="of:=MAX([.$H362];[.$U362];[.$AH362])" office:value-type="float"/>
          <table:table-cell table:formula="of:=MAX([.$I362];[.$V362];[.$AI362])" office:value-type="float"/>
          <table:table-cell table:formula="of:=MAX([.$J362];[.$W362])" office:value-type="float"/>
          <table:table-cell table:formula="of:=MAX([.$K362];[.$X362];[.$AJ362])" office:value-type="float"/>
          <table:table-cell table:formula="of:=MAX([.$L362];[.$Y362];[.$AK362])" office:value-type="float"/>
          <table:table-cell table:formula="of:=MAX([.$M362];[.$Z362];[.$AL362])" office:value-type="float"/>
          <table:table-cell table:formula="of:=MAX([.$N362];[.$AA362];[.$AM362])" office:value-type="float"/>
        </table:table-row>
        <table:table-row table:style-name="ro1">
          <table:table-cell office:value-type="string">
            <text:p>BLOCKS.BLOCKS-9-0.asp/1</text:p>
          </table:table-cell>
          <table:table-cell office:value-type="float" office:value="0.081557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508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0.101362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508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0.07404"/>
          <table:table-cell office:value-type="float" office:value="0.0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508.0"/>
          <table:table-cell office:value-type="float" office:value="2.0"/>
          <table:table-cell office:value-type="float" office:value="0.0"/>
          <table:table-cell office:value-type="float" office:value="0.0"/>
          <table:table-cell table:formula="of:=MIN([.$B363];[.$O363];[.$AB363])" office:value-type="float"/>
          <table:table-cell table:formula="of:=MIN([.$C363];[.$P363];[.$AC363])" office:value-type="float"/>
          <table:table-cell table:formula="of:=MIN([.$D363];[.$Q363];[.$AD363])" office:value-type="float"/>
          <table:table-cell table:formula="of:=MIN([.$E363];[.$R363];[.$AE363])" office:value-type="float"/>
          <table:table-cell table:formula="of:=MIN([.$F363];[.$S363];[.$AF363])" office:value-type="float"/>
          <table:table-cell table:formula="of:=MIN([.$G363];[.$T363];[.$AG363])" office:value-type="float"/>
          <table:table-cell table:formula="of:=MIN([.$H363];[.$U363];[.$AH363])" office:value-type="float"/>
          <table:table-cell table:formula="of:=MIN([.$I363];[.$V363];[.$AI363])" office:value-type="float"/>
          <table:table-cell table:formula="of:=MIN([.$J363];[.$W363])" office:value-type="float"/>
          <table:table-cell table:formula="of:=MIN([.$K363];[.$X363];[.$AJ363])" office:value-type="float"/>
          <table:table-cell table:formula="of:=MIN([.$L363];[.$Y363];[.$AK363])" office:value-type="float"/>
          <table:table-cell table:formula="of:=MIN([.$M363];[.$Z363];[.$AL363])" office:value-type="float"/>
          <table:table-cell table:formula="of:=MIN([.$N363];[.$AA363];[.$AM363])" office:value-type="float"/>
          <table:table-cell table:formula="of:=MEDIAN([.$B363];[.$O363];[.$AB363])" office:value-type="float"/>
          <table:table-cell table:formula="of:=MEDIAN([.$C363];[.$P363];[.$AC363])" office:value-type="float"/>
          <table:table-cell table:formula="of:=MEDIAN([.$D363];[.$Q363];[.$AD363])" office:value-type="float"/>
          <table:table-cell table:formula="of:=MEDIAN([.$E363];[.$R363];[.$AE363])" office:value-type="float"/>
          <table:table-cell table:formula="of:=MEDIAN([.$F363];[.$S363];[.$AF363])" office:value-type="float"/>
          <table:table-cell table:formula="of:=MEDIAN([.$G363];[.$T363];[.$AG363])" office:value-type="float"/>
          <table:table-cell table:formula="of:=MEDIAN([.$H363];[.$U363];[.$AH363])" office:value-type="float"/>
          <table:table-cell table:formula="of:=MEDIAN([.$I363];[.$V363];[.$AI363])" office:value-type="float"/>
          <table:table-cell table:formula="of:=MEDIAN([.$J363];[.$W363])" office:value-type="float"/>
          <table:table-cell table:formula="of:=MEDIAN([.$K363];[.$X363];[.$AJ363])" office:value-type="float"/>
          <table:table-cell table:formula="of:=MEDIAN([.$L363];[.$Y363];[.$AK363])" office:value-type="float"/>
          <table:table-cell table:formula="of:=MEDIAN([.$M363];[.$Z363];[.$AL363])" office:value-type="float"/>
          <table:table-cell table:formula="of:=MEDIAN([.$N363];[.$AA363];[.$AM363])" office:value-type="float"/>
          <table:table-cell table:formula="of:=MAX([.$B363];[.$O363];[.$AB363])" office:value-type="float"/>
          <table:table-cell table:formula="of:=MAX([.$C363];[.$P363];[.$AC363])" office:value-type="float"/>
          <table:table-cell table:formula="of:=MAX([.$D363];[.$Q363];[.$AD363])" office:value-type="float"/>
          <table:table-cell table:formula="of:=MAX([.$E363];[.$R363];[.$AE363])" office:value-type="float"/>
          <table:table-cell table:formula="of:=MAX([.$F363];[.$S363];[.$AF363])" office:value-type="float"/>
          <table:table-cell table:formula="of:=MAX([.$G363];[.$T363];[.$AG363])" office:value-type="float"/>
          <table:table-cell table:formula="of:=MAX([.$H363];[.$U363];[.$AH363])" office:value-type="float"/>
          <table:table-cell table:formula="of:=MAX([.$I363];[.$V363];[.$AI363])" office:value-type="float"/>
          <table:table-cell table:formula="of:=MAX([.$J363];[.$W363])" office:value-type="float"/>
          <table:table-cell table:formula="of:=MAX([.$K363];[.$X363];[.$AJ363])" office:value-type="float"/>
          <table:table-cell table:formula="of:=MAX([.$L363];[.$Y363];[.$AK363])" office:value-type="float"/>
          <table:table-cell table:formula="of:=MAX([.$M363];[.$Z363];[.$AL363])" office:value-type="float"/>
          <table:table-cell table:formula="of:=MAX([.$N363];[.$AA363];[.$AM363])" office:value-type="float"/>
        </table:table-row>
        <table:table-row table:style-name="ro1">
          <table:table-cell office:value-type="string">
            <text:p>BLOCKS.BLOCKS-9-0.asp/10</text:p>
          </table:table-cell>
          <table:table-cell office:value-type="float" office:value="0.250137"/>
          <table:table-cell office:value-type="float" office:value="0.2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.0"/>
          <table:table-cell office:value-type="float" office:value="6.0"/>
          <table:table-cell office:value-type="float" office:value="18348.0"/>
          <table:table-cell office:value-type="float" office:value="7239.0"/>
          <table:table-cell office:value-type="float" office:value="0.0"/>
          <table:table-cell office:value-type="float" office:value="0.0"/>
          <table:table-cell office:value-type="float" office:value="0.272522"/>
          <table:table-cell office:value-type="float" office:value="0.2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.0"/>
          <table:table-cell office:value-type="float" office:value="6.0"/>
          <table:table-cell office:value-type="float" office:value="18348.0"/>
          <table:table-cell office:value-type="float" office:value="7239.0"/>
          <table:table-cell office:value-type="float" office:value="0.0"/>
          <table:table-cell office:value-type="float" office:value="0.0"/>
          <table:table-cell office:value-type="float" office:value="0.252"/>
          <table:table-cell office:value-type="float" office:value="0.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4.0"/>
          <table:table-cell office:value-type="float" office:value="18348.0"/>
          <table:table-cell office:value-type="float" office:value="7239.0"/>
          <table:table-cell office:value-type="float" office:value="0.0"/>
          <table:table-cell office:value-type="float" office:value="0.0"/>
          <table:table-cell table:formula="of:=MIN([.$B364];[.$O364];[.$AB364])" office:value-type="float"/>
          <table:table-cell table:formula="of:=MIN([.$C364];[.$P364];[.$AC364])" office:value-type="float"/>
          <table:table-cell table:formula="of:=MIN([.$D364];[.$Q364];[.$AD364])" office:value-type="float"/>
          <table:table-cell table:formula="of:=MIN([.$E364];[.$R364];[.$AE364])" office:value-type="float"/>
          <table:table-cell table:formula="of:=MIN([.$F364];[.$S364];[.$AF364])" office:value-type="float"/>
          <table:table-cell table:formula="of:=MIN([.$G364];[.$T364];[.$AG364])" office:value-type="float"/>
          <table:table-cell table:formula="of:=MIN([.$H364];[.$U364];[.$AH364])" office:value-type="float"/>
          <table:table-cell table:formula="of:=MIN([.$I364];[.$V364];[.$AI364])" office:value-type="float"/>
          <table:table-cell table:formula="of:=MIN([.$J364];[.$W364])" office:value-type="float"/>
          <table:table-cell table:formula="of:=MIN([.$K364];[.$X364];[.$AJ364])" office:value-type="float"/>
          <table:table-cell table:formula="of:=MIN([.$L364];[.$Y364];[.$AK364])" office:value-type="float"/>
          <table:table-cell table:formula="of:=MIN([.$M364];[.$Z364];[.$AL364])" office:value-type="float"/>
          <table:table-cell table:formula="of:=MIN([.$N364];[.$AA364];[.$AM364])" office:value-type="float"/>
          <table:table-cell table:formula="of:=MEDIAN([.$B364];[.$O364];[.$AB364])" office:value-type="float"/>
          <table:table-cell table:formula="of:=MEDIAN([.$C364];[.$P364];[.$AC364])" office:value-type="float"/>
          <table:table-cell table:formula="of:=MEDIAN([.$D364];[.$Q364];[.$AD364])" office:value-type="float"/>
          <table:table-cell table:formula="of:=MEDIAN([.$E364];[.$R364];[.$AE364])" office:value-type="float"/>
          <table:table-cell table:formula="of:=MEDIAN([.$F364];[.$S364];[.$AF364])" office:value-type="float"/>
          <table:table-cell table:formula="of:=MEDIAN([.$G364];[.$T364];[.$AG364])" office:value-type="float"/>
          <table:table-cell table:formula="of:=MEDIAN([.$H364];[.$U364];[.$AH364])" office:value-type="float"/>
          <table:table-cell table:formula="of:=MEDIAN([.$I364];[.$V364];[.$AI364])" office:value-type="float"/>
          <table:table-cell table:formula="of:=MEDIAN([.$J364];[.$W364])" office:value-type="float"/>
          <table:table-cell table:formula="of:=MEDIAN([.$K364];[.$X364];[.$AJ364])" office:value-type="float"/>
          <table:table-cell table:formula="of:=MEDIAN([.$L364];[.$Y364];[.$AK364])" office:value-type="float"/>
          <table:table-cell table:formula="of:=MEDIAN([.$M364];[.$Z364];[.$AL364])" office:value-type="float"/>
          <table:table-cell table:formula="of:=MEDIAN([.$N364];[.$AA364];[.$AM364])" office:value-type="float"/>
          <table:table-cell table:formula="of:=MAX([.$B364];[.$O364];[.$AB364])" office:value-type="float"/>
          <table:table-cell table:formula="of:=MAX([.$C364];[.$P364];[.$AC364])" office:value-type="float"/>
          <table:table-cell table:formula="of:=MAX([.$D364];[.$Q364];[.$AD364])" office:value-type="float"/>
          <table:table-cell table:formula="of:=MAX([.$E364];[.$R364];[.$AE364])" office:value-type="float"/>
          <table:table-cell table:formula="of:=MAX([.$F364];[.$S364];[.$AF364])" office:value-type="float"/>
          <table:table-cell table:formula="of:=MAX([.$G364];[.$T364];[.$AG364])" office:value-type="float"/>
          <table:table-cell table:formula="of:=MAX([.$H364];[.$U364];[.$AH364])" office:value-type="float"/>
          <table:table-cell table:formula="of:=MAX([.$I364];[.$V364];[.$AI364])" office:value-type="float"/>
          <table:table-cell table:formula="of:=MAX([.$J364];[.$W364])" office:value-type="float"/>
          <table:table-cell table:formula="of:=MAX([.$K364];[.$X364];[.$AJ364])" office:value-type="float"/>
          <table:table-cell table:formula="of:=MAX([.$L364];[.$Y364];[.$AK364])" office:value-type="float"/>
          <table:table-cell table:formula="of:=MAX([.$M364];[.$Z364];[.$AL364])" office:value-type="float"/>
          <table:table-cell table:formula="of:=MAX([.$N364];[.$AA364];[.$AM364])" office:value-type="float"/>
        </table:table-row>
        <table:table-row table:style-name="ro1">
          <table:table-cell office:value-type="string">
            <text:p>BLOCKS.BLOCKS-9-0.asp/11</text:p>
          </table:table-cell>
          <table:table-cell office:value-type="float" office:value="0.311241"/>
          <table:table-cell office:value-type="float" office:value="0.2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9.0"/>
          <table:table-cell office:value-type="float" office:value="9.0"/>
          <table:table-cell office:value-type="float" office:value="20108.0"/>
          <table:table-cell office:value-type="float" office:value="8710.0"/>
          <table:table-cell office:value-type="float" office:value="0.0"/>
          <table:table-cell office:value-type="float" office:value="0.0"/>
          <table:table-cell office:value-type="float" office:value="0.332281"/>
          <table:table-cell office:value-type="float" office:value="0.2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9.0"/>
          <table:table-cell office:value-type="float" office:value="9.0"/>
          <table:table-cell office:value-type="float" office:value="20108.0"/>
          <table:table-cell office:value-type="float" office:value="8710.0"/>
          <table:table-cell office:value-type="float" office:value="0.0"/>
          <table:table-cell office:value-type="float" office:value="0.0"/>
          <table:table-cell office:value-type="float" office:value="0.240359"/>
          <table:table-cell office:value-type="float" office:value="0.1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8.0"/>
          <table:table-cell office:value-type="float" office:value="20108.0"/>
          <table:table-cell office:value-type="float" office:value="8710.0"/>
          <table:table-cell office:value-type="float" office:value="0.0"/>
          <table:table-cell office:value-type="float" office:value="0.0"/>
          <table:table-cell table:formula="of:=MIN([.$B365];[.$O365];[.$AB365])" office:value-type="float"/>
          <table:table-cell table:formula="of:=MIN([.$C365];[.$P365];[.$AC365])" office:value-type="float"/>
          <table:table-cell table:formula="of:=MIN([.$D365];[.$Q365];[.$AD365])" office:value-type="float"/>
          <table:table-cell table:formula="of:=MIN([.$E365];[.$R365];[.$AE365])" office:value-type="float"/>
          <table:table-cell table:formula="of:=MIN([.$F365];[.$S365];[.$AF365])" office:value-type="float"/>
          <table:table-cell table:formula="of:=MIN([.$G365];[.$T365];[.$AG365])" office:value-type="float"/>
          <table:table-cell table:formula="of:=MIN([.$H365];[.$U365];[.$AH365])" office:value-type="float"/>
          <table:table-cell table:formula="of:=MIN([.$I365];[.$V365];[.$AI365])" office:value-type="float"/>
          <table:table-cell table:formula="of:=MIN([.$J365];[.$W365])" office:value-type="float"/>
          <table:table-cell table:formula="of:=MIN([.$K365];[.$X365];[.$AJ365])" office:value-type="float"/>
          <table:table-cell table:formula="of:=MIN([.$L365];[.$Y365];[.$AK365])" office:value-type="float"/>
          <table:table-cell table:formula="of:=MIN([.$M365];[.$Z365];[.$AL365])" office:value-type="float"/>
          <table:table-cell table:formula="of:=MIN([.$N365];[.$AA365];[.$AM365])" office:value-type="float"/>
          <table:table-cell table:formula="of:=MEDIAN([.$B365];[.$O365];[.$AB365])" office:value-type="float"/>
          <table:table-cell table:formula="of:=MEDIAN([.$C365];[.$P365];[.$AC365])" office:value-type="float"/>
          <table:table-cell table:formula="of:=MEDIAN([.$D365];[.$Q365];[.$AD365])" office:value-type="float"/>
          <table:table-cell table:formula="of:=MEDIAN([.$E365];[.$R365];[.$AE365])" office:value-type="float"/>
          <table:table-cell table:formula="of:=MEDIAN([.$F365];[.$S365];[.$AF365])" office:value-type="float"/>
          <table:table-cell table:formula="of:=MEDIAN([.$G365];[.$T365];[.$AG365])" office:value-type="float"/>
          <table:table-cell table:formula="of:=MEDIAN([.$H365];[.$U365];[.$AH365])" office:value-type="float"/>
          <table:table-cell table:formula="of:=MEDIAN([.$I365];[.$V365];[.$AI365])" office:value-type="float"/>
          <table:table-cell table:formula="of:=MEDIAN([.$J365];[.$W365])" office:value-type="float"/>
          <table:table-cell table:formula="of:=MEDIAN([.$K365];[.$X365];[.$AJ365])" office:value-type="float"/>
          <table:table-cell table:formula="of:=MEDIAN([.$L365];[.$Y365];[.$AK365])" office:value-type="float"/>
          <table:table-cell table:formula="of:=MEDIAN([.$M365];[.$Z365];[.$AL365])" office:value-type="float"/>
          <table:table-cell table:formula="of:=MEDIAN([.$N365];[.$AA365];[.$AM365])" office:value-type="float"/>
          <table:table-cell table:formula="of:=MAX([.$B365];[.$O365];[.$AB365])" office:value-type="float"/>
          <table:table-cell table:formula="of:=MAX([.$C365];[.$P365];[.$AC365])" office:value-type="float"/>
          <table:table-cell table:formula="of:=MAX([.$D365];[.$Q365];[.$AD365])" office:value-type="float"/>
          <table:table-cell table:formula="of:=MAX([.$E365];[.$R365];[.$AE365])" office:value-type="float"/>
          <table:table-cell table:formula="of:=MAX([.$F365];[.$S365];[.$AF365])" office:value-type="float"/>
          <table:table-cell table:formula="of:=MAX([.$G365];[.$T365];[.$AG365])" office:value-type="float"/>
          <table:table-cell table:formula="of:=MAX([.$H365];[.$U365];[.$AH365])" office:value-type="float"/>
          <table:table-cell table:formula="of:=MAX([.$I365];[.$V365];[.$AI365])" office:value-type="float"/>
          <table:table-cell table:formula="of:=MAX([.$J365];[.$W365])" office:value-type="float"/>
          <table:table-cell table:formula="of:=MAX([.$K365];[.$X365];[.$AJ365])" office:value-type="float"/>
          <table:table-cell table:formula="of:=MAX([.$L365];[.$Y365];[.$AK365])" office:value-type="float"/>
          <table:table-cell table:formula="of:=MAX([.$M365];[.$Z365];[.$AL365])" office:value-type="float"/>
          <table:table-cell table:formula="of:=MAX([.$N365];[.$AA365];[.$AM365])" office:value-type="float"/>
        </table:table-row>
        <table:table-row table:style-name="ro1">
          <table:table-cell office:value-type="string">
            <text:p>BLOCKS.BLOCKS-9-0.asp/12</text:p>
          </table:table-cell>
          <table:table-cell office:value-type="float" office:value="0.339638"/>
          <table:table-cell office:value-type="float" office:value="0.2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4.0"/>
          <table:table-cell office:value-type="float" office:value="14.0"/>
          <table:table-cell office:value-type="float" office:value="21868.0"/>
          <table:table-cell office:value-type="float" office:value="10181.0"/>
          <table:table-cell office:value-type="float" office:value="0.0"/>
          <table:table-cell office:value-type="float" office:value="0.0"/>
          <table:table-cell office:value-type="float" office:value="0.445644"/>
          <table:table-cell office:value-type="float" office:value="0.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4.0"/>
          <table:table-cell office:value-type="float" office:value="14.0"/>
          <table:table-cell office:value-type="float" office:value="21868.0"/>
          <table:table-cell office:value-type="float" office:value="10181.0"/>
          <table:table-cell office:value-type="float" office:value="0.0"/>
          <table:table-cell office:value-type="float" office:value="0.0"/>
          <table:table-cell office:value-type="float" office:value="0.295679"/>
          <table:table-cell office:value-type="float" office:value="0.2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259.0"/>
          <table:table-cell office:value-type="float" office:value="21868.0"/>
          <table:table-cell office:value-type="float" office:value="10181.0"/>
          <table:table-cell office:value-type="float" office:value="0.0"/>
          <table:table-cell office:value-type="float" office:value="0.0"/>
          <table:table-cell table:formula="of:=MIN([.$B366];[.$O366];[.$AB366])" office:value-type="float"/>
          <table:table-cell table:formula="of:=MIN([.$C366];[.$P366];[.$AC366])" office:value-type="float"/>
          <table:table-cell table:formula="of:=MIN([.$D366];[.$Q366];[.$AD366])" office:value-type="float"/>
          <table:table-cell table:formula="of:=MIN([.$E366];[.$R366];[.$AE366])" office:value-type="float"/>
          <table:table-cell table:formula="of:=MIN([.$F366];[.$S366];[.$AF366])" office:value-type="float"/>
          <table:table-cell table:formula="of:=MIN([.$G366];[.$T366];[.$AG366])" office:value-type="float"/>
          <table:table-cell table:formula="of:=MIN([.$H366];[.$U366];[.$AH366])" office:value-type="float"/>
          <table:table-cell table:formula="of:=MIN([.$I366];[.$V366];[.$AI366])" office:value-type="float"/>
          <table:table-cell table:formula="of:=MIN([.$J366];[.$W366])" office:value-type="float"/>
          <table:table-cell table:formula="of:=MIN([.$K366];[.$X366];[.$AJ366])" office:value-type="float"/>
          <table:table-cell table:formula="of:=MIN([.$L366];[.$Y366];[.$AK366])" office:value-type="float"/>
          <table:table-cell table:formula="of:=MIN([.$M366];[.$Z366];[.$AL366])" office:value-type="float"/>
          <table:table-cell table:formula="of:=MIN([.$N366];[.$AA366];[.$AM366])" office:value-type="float"/>
          <table:table-cell table:formula="of:=MEDIAN([.$B366];[.$O366];[.$AB366])" office:value-type="float"/>
          <table:table-cell table:formula="of:=MEDIAN([.$C366];[.$P366];[.$AC366])" office:value-type="float"/>
          <table:table-cell table:formula="of:=MEDIAN([.$D366];[.$Q366];[.$AD366])" office:value-type="float"/>
          <table:table-cell table:formula="of:=MEDIAN([.$E366];[.$R366];[.$AE366])" office:value-type="float"/>
          <table:table-cell table:formula="of:=MEDIAN([.$F366];[.$S366];[.$AF366])" office:value-type="float"/>
          <table:table-cell table:formula="of:=MEDIAN([.$G366];[.$T366];[.$AG366])" office:value-type="float"/>
          <table:table-cell table:formula="of:=MEDIAN([.$H366];[.$U366];[.$AH366])" office:value-type="float"/>
          <table:table-cell table:formula="of:=MEDIAN([.$I366];[.$V366];[.$AI366])" office:value-type="float"/>
          <table:table-cell table:formula="of:=MEDIAN([.$J366];[.$W366])" office:value-type="float"/>
          <table:table-cell table:formula="of:=MEDIAN([.$K366];[.$X366];[.$AJ366])" office:value-type="float"/>
          <table:table-cell table:formula="of:=MEDIAN([.$L366];[.$Y366];[.$AK366])" office:value-type="float"/>
          <table:table-cell table:formula="of:=MEDIAN([.$M366];[.$Z366];[.$AL366])" office:value-type="float"/>
          <table:table-cell table:formula="of:=MEDIAN([.$N366];[.$AA366];[.$AM366])" office:value-type="float"/>
          <table:table-cell table:formula="of:=MAX([.$B366];[.$O366];[.$AB366])" office:value-type="float"/>
          <table:table-cell table:formula="of:=MAX([.$C366];[.$P366];[.$AC366])" office:value-type="float"/>
          <table:table-cell table:formula="of:=MAX([.$D366];[.$Q366];[.$AD366])" office:value-type="float"/>
          <table:table-cell table:formula="of:=MAX([.$E366];[.$R366];[.$AE366])" office:value-type="float"/>
          <table:table-cell table:formula="of:=MAX([.$F366];[.$S366];[.$AF366])" office:value-type="float"/>
          <table:table-cell table:formula="of:=MAX([.$G366];[.$T366];[.$AG366])" office:value-type="float"/>
          <table:table-cell table:formula="of:=MAX([.$H366];[.$U366];[.$AH366])" office:value-type="float"/>
          <table:table-cell table:formula="of:=MAX([.$I366];[.$V366];[.$AI366])" office:value-type="float"/>
          <table:table-cell table:formula="of:=MAX([.$J366];[.$W366])" office:value-type="float"/>
          <table:table-cell table:formula="of:=MAX([.$K366];[.$X366];[.$AJ366])" office:value-type="float"/>
          <table:table-cell table:formula="of:=MAX([.$L366];[.$Y366];[.$AK366])" office:value-type="float"/>
          <table:table-cell table:formula="of:=MAX([.$M366];[.$Z366];[.$AL366])" office:value-type="float"/>
          <table:table-cell table:formula="of:=MAX([.$N366];[.$AA366];[.$AM366])" office:value-type="float"/>
        </table:table-row>
        <table:table-row table:style-name="ro1">
          <table:table-cell office:value-type="string">
            <text:p>BLOCKS.BLOCKS-9-0.asp/13</text:p>
          </table:table-cell>
          <table:table-cell office:value-type="float" office:value="0.363696"/>
          <table:table-cell office:value-type="float" office:value="0.3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22.0"/>
          <table:table-cell office:value-type="float" office:value="22.0"/>
          <table:table-cell office:value-type="float" office:value="23628.0"/>
          <table:table-cell office:value-type="float" office:value="11652.0"/>
          <table:table-cell office:value-type="float" office:value="0.0"/>
          <table:table-cell office:value-type="float" office:value="0.0"/>
          <table:table-cell office:value-type="float" office:value="0.464566"/>
          <table:table-cell office:value-type="float" office:value="0.3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22.0"/>
          <table:table-cell office:value-type="float" office:value="22.0"/>
          <table:table-cell office:value-type="float" office:value="23628.0"/>
          <table:table-cell office:value-type="float" office:value="11652.0"/>
          <table:table-cell office:value-type="float" office:value="0.0"/>
          <table:table-cell office:value-type="float" office:value="0.0"/>
          <table:table-cell office:value-type="float" office:value="0.277918"/>
          <table:table-cell office:value-type="float" office:value="0.2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41.0"/>
          <table:table-cell office:value-type="float" office:value="23628.0"/>
          <table:table-cell office:value-type="float" office:value="11652.0"/>
          <table:table-cell office:value-type="float" office:value="0.0"/>
          <table:table-cell office:value-type="float" office:value="0.0"/>
          <table:table-cell table:formula="of:=MIN([.$B367];[.$O367];[.$AB367])" office:value-type="float"/>
          <table:table-cell table:formula="of:=MIN([.$C367];[.$P367];[.$AC367])" office:value-type="float"/>
          <table:table-cell table:formula="of:=MIN([.$D367];[.$Q367];[.$AD367])" office:value-type="float"/>
          <table:table-cell table:formula="of:=MIN([.$E367];[.$R367];[.$AE367])" office:value-type="float"/>
          <table:table-cell table:formula="of:=MIN([.$F367];[.$S367];[.$AF367])" office:value-type="float"/>
          <table:table-cell table:formula="of:=MIN([.$G367];[.$T367];[.$AG367])" office:value-type="float"/>
          <table:table-cell table:formula="of:=MIN([.$H367];[.$U367];[.$AH367])" office:value-type="float"/>
          <table:table-cell table:formula="of:=MIN([.$I367];[.$V367];[.$AI367])" office:value-type="float"/>
          <table:table-cell table:formula="of:=MIN([.$J367];[.$W367])" office:value-type="float"/>
          <table:table-cell table:formula="of:=MIN([.$K367];[.$X367];[.$AJ367])" office:value-type="float"/>
          <table:table-cell table:formula="of:=MIN([.$L367];[.$Y367];[.$AK367])" office:value-type="float"/>
          <table:table-cell table:formula="of:=MIN([.$M367];[.$Z367];[.$AL367])" office:value-type="float"/>
          <table:table-cell table:formula="of:=MIN([.$N367];[.$AA367];[.$AM367])" office:value-type="float"/>
          <table:table-cell table:formula="of:=MEDIAN([.$B367];[.$O367];[.$AB367])" office:value-type="float"/>
          <table:table-cell table:formula="of:=MEDIAN([.$C367];[.$P367];[.$AC367])" office:value-type="float"/>
          <table:table-cell table:formula="of:=MEDIAN([.$D367];[.$Q367];[.$AD367])" office:value-type="float"/>
          <table:table-cell table:formula="of:=MEDIAN([.$E367];[.$R367];[.$AE367])" office:value-type="float"/>
          <table:table-cell table:formula="of:=MEDIAN([.$F367];[.$S367];[.$AF367])" office:value-type="float"/>
          <table:table-cell table:formula="of:=MEDIAN([.$G367];[.$T367];[.$AG367])" office:value-type="float"/>
          <table:table-cell table:formula="of:=MEDIAN([.$H367];[.$U367];[.$AH367])" office:value-type="float"/>
          <table:table-cell table:formula="of:=MEDIAN([.$I367];[.$V367];[.$AI367])" office:value-type="float"/>
          <table:table-cell table:formula="of:=MEDIAN([.$J367];[.$W367])" office:value-type="float"/>
          <table:table-cell table:formula="of:=MEDIAN([.$K367];[.$X367];[.$AJ367])" office:value-type="float"/>
          <table:table-cell table:formula="of:=MEDIAN([.$L367];[.$Y367];[.$AK367])" office:value-type="float"/>
          <table:table-cell table:formula="of:=MEDIAN([.$M367];[.$Z367];[.$AL367])" office:value-type="float"/>
          <table:table-cell table:formula="of:=MEDIAN([.$N367];[.$AA367];[.$AM367])" office:value-type="float"/>
          <table:table-cell table:formula="of:=MAX([.$B367];[.$O367];[.$AB367])" office:value-type="float"/>
          <table:table-cell table:formula="of:=MAX([.$C367];[.$P367];[.$AC367])" office:value-type="float"/>
          <table:table-cell table:formula="of:=MAX([.$D367];[.$Q367];[.$AD367])" office:value-type="float"/>
          <table:table-cell table:formula="of:=MAX([.$E367];[.$R367];[.$AE367])" office:value-type="float"/>
          <table:table-cell table:formula="of:=MAX([.$F367];[.$S367];[.$AF367])" office:value-type="float"/>
          <table:table-cell table:formula="of:=MAX([.$G367];[.$T367];[.$AG367])" office:value-type="float"/>
          <table:table-cell table:formula="of:=MAX([.$H367];[.$U367];[.$AH367])" office:value-type="float"/>
          <table:table-cell table:formula="of:=MAX([.$I367];[.$V367];[.$AI367])" office:value-type="float"/>
          <table:table-cell table:formula="of:=MAX([.$J367];[.$W367])" office:value-type="float"/>
          <table:table-cell table:formula="of:=MAX([.$K367];[.$X367];[.$AJ367])" office:value-type="float"/>
          <table:table-cell table:formula="of:=MAX([.$L367];[.$Y367];[.$AK367])" office:value-type="float"/>
          <table:table-cell table:formula="of:=MAX([.$M367];[.$Z367];[.$AL367])" office:value-type="float"/>
          <table:table-cell table:formula="of:=MAX([.$N367];[.$AA367];[.$AM367])" office:value-type="float"/>
        </table:table-row>
        <table:table-row table:style-name="ro1">
          <table:table-cell office:value-type="string">
            <text:p>BLOCKS.BLOCKS-9-0.asp/14</text:p>
          </table:table-cell>
          <table:table-cell office:value-type="float" office:value="0.354792"/>
          <table:table-cell office:value-type="float" office:value="0.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29.0"/>
          <table:table-cell office:value-type="float" office:value="29.0"/>
          <table:table-cell office:value-type="float" office:value="25388.0"/>
          <table:table-cell office:value-type="float" office:value="13123.0"/>
          <table:table-cell office:value-type="float" office:value="0.0"/>
          <table:table-cell office:value-type="float" office:value="0.0"/>
          <table:table-cell office:value-type="float" office:value="0.352629"/>
          <table:table-cell office:value-type="float" office:value="0.3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29.0"/>
          <table:table-cell office:value-type="float" office:value="29.0"/>
          <table:table-cell office:value-type="float" office:value="25388.0"/>
          <table:table-cell office:value-type="float" office:value="13123.0"/>
          <table:table-cell office:value-type="float" office:value="0.0"/>
          <table:table-cell office:value-type="float" office:value="0.0"/>
          <table:table-cell office:value-type="float" office:value="0.292127"/>
          <table:table-cell office:value-type="float" office:value="0.2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261.0"/>
          <table:table-cell office:value-type="float" office:value="25388.0"/>
          <table:table-cell office:value-type="float" office:value="13123.0"/>
          <table:table-cell office:value-type="float" office:value="0.0"/>
          <table:table-cell office:value-type="float" office:value="0.0"/>
          <table:table-cell table:formula="of:=MIN([.$B368];[.$O368];[.$AB368])" office:value-type="float"/>
          <table:table-cell table:formula="of:=MIN([.$C368];[.$P368];[.$AC368])" office:value-type="float"/>
          <table:table-cell table:formula="of:=MIN([.$D368];[.$Q368];[.$AD368])" office:value-type="float"/>
          <table:table-cell table:formula="of:=MIN([.$E368];[.$R368];[.$AE368])" office:value-type="float"/>
          <table:table-cell table:formula="of:=MIN([.$F368];[.$S368];[.$AF368])" office:value-type="float"/>
          <table:table-cell table:formula="of:=MIN([.$G368];[.$T368];[.$AG368])" office:value-type="float"/>
          <table:table-cell table:formula="of:=MIN([.$H368];[.$U368];[.$AH368])" office:value-type="float"/>
          <table:table-cell table:formula="of:=MIN([.$I368];[.$V368];[.$AI368])" office:value-type="float"/>
          <table:table-cell table:formula="of:=MIN([.$J368];[.$W368])" office:value-type="float"/>
          <table:table-cell table:formula="of:=MIN([.$K368];[.$X368];[.$AJ368])" office:value-type="float"/>
          <table:table-cell table:formula="of:=MIN([.$L368];[.$Y368];[.$AK368])" office:value-type="float"/>
          <table:table-cell table:formula="of:=MIN([.$M368];[.$Z368];[.$AL368])" office:value-type="float"/>
          <table:table-cell table:formula="of:=MIN([.$N368];[.$AA368];[.$AM368])" office:value-type="float"/>
          <table:table-cell table:formula="of:=MEDIAN([.$B368];[.$O368];[.$AB368])" office:value-type="float"/>
          <table:table-cell table:formula="of:=MEDIAN([.$C368];[.$P368];[.$AC368])" office:value-type="float"/>
          <table:table-cell table:formula="of:=MEDIAN([.$D368];[.$Q368];[.$AD368])" office:value-type="float"/>
          <table:table-cell table:formula="of:=MEDIAN([.$E368];[.$R368];[.$AE368])" office:value-type="float"/>
          <table:table-cell table:formula="of:=MEDIAN([.$F368];[.$S368];[.$AF368])" office:value-type="float"/>
          <table:table-cell table:formula="of:=MEDIAN([.$G368];[.$T368];[.$AG368])" office:value-type="float"/>
          <table:table-cell table:formula="of:=MEDIAN([.$H368];[.$U368];[.$AH368])" office:value-type="float"/>
          <table:table-cell table:formula="of:=MEDIAN([.$I368];[.$V368];[.$AI368])" office:value-type="float"/>
          <table:table-cell table:formula="of:=MEDIAN([.$J368];[.$W368])" office:value-type="float"/>
          <table:table-cell table:formula="of:=MEDIAN([.$K368];[.$X368];[.$AJ368])" office:value-type="float"/>
          <table:table-cell table:formula="of:=MEDIAN([.$L368];[.$Y368];[.$AK368])" office:value-type="float"/>
          <table:table-cell table:formula="of:=MEDIAN([.$M368];[.$Z368];[.$AL368])" office:value-type="float"/>
          <table:table-cell table:formula="of:=MEDIAN([.$N368];[.$AA368];[.$AM368])" office:value-type="float"/>
          <table:table-cell table:formula="of:=MAX([.$B368];[.$O368];[.$AB368])" office:value-type="float"/>
          <table:table-cell table:formula="of:=MAX([.$C368];[.$P368];[.$AC368])" office:value-type="float"/>
          <table:table-cell table:formula="of:=MAX([.$D368];[.$Q368];[.$AD368])" office:value-type="float"/>
          <table:table-cell table:formula="of:=MAX([.$E368];[.$R368];[.$AE368])" office:value-type="float"/>
          <table:table-cell table:formula="of:=MAX([.$F368];[.$S368];[.$AF368])" office:value-type="float"/>
          <table:table-cell table:formula="of:=MAX([.$G368];[.$T368];[.$AG368])" office:value-type="float"/>
          <table:table-cell table:formula="of:=MAX([.$H368];[.$U368];[.$AH368])" office:value-type="float"/>
          <table:table-cell table:formula="of:=MAX([.$I368];[.$V368];[.$AI368])" office:value-type="float"/>
          <table:table-cell table:formula="of:=MAX([.$J368];[.$W368])" office:value-type="float"/>
          <table:table-cell table:formula="of:=MAX([.$K368];[.$X368];[.$AJ368])" office:value-type="float"/>
          <table:table-cell table:formula="of:=MAX([.$L368];[.$Y368];[.$AK368])" office:value-type="float"/>
          <table:table-cell table:formula="of:=MAX([.$M368];[.$Z368];[.$AL368])" office:value-type="float"/>
          <table:table-cell table:formula="of:=MAX([.$N368];[.$AA368];[.$AM368])" office:value-type="float"/>
        </table:table-row>
        <table:table-row table:style-name="ro1">
          <table:table-cell office:value-type="string">
            <text:p>BLOCKS.BLOCKS-9-0.asp/15</text:p>
          </table:table-cell>
          <table:table-cell office:value-type="float" office:value="0.363696"/>
          <table:table-cell office:value-type="float" office:value="0.3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45.0"/>
          <table:table-cell office:value-type="float" office:value="45.0"/>
          <table:table-cell office:value-type="float" office:value="27148.0"/>
          <table:table-cell office:value-type="float" office:value="14594.0"/>
          <table:table-cell office:value-type="float" office:value="0.0"/>
          <table:table-cell office:value-type="float" office:value="0.0"/>
          <table:table-cell office:value-type="float" office:value="0.369863"/>
          <table:table-cell office:value-type="float" office:value="0.3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45.0"/>
          <table:table-cell office:value-type="float" office:value="45.0"/>
          <table:table-cell office:value-type="float" office:value="27148.0"/>
          <table:table-cell office:value-type="float" office:value="14594.0"/>
          <table:table-cell office:value-type="float" office:value="0.0"/>
          <table:table-cell office:value-type="float" office:value="0.0"/>
          <table:table-cell office:value-type="float" office:value="0.320824"/>
          <table:table-cell office:value-type="float" office:value="0.2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346.0"/>
          <table:table-cell office:value-type="float" office:value="27148.0"/>
          <table:table-cell office:value-type="float" office:value="14594.0"/>
          <table:table-cell office:value-type="float" office:value="0.0"/>
          <table:table-cell office:value-type="float" office:value="0.0"/>
          <table:table-cell table:formula="of:=MIN([.$B369];[.$O369];[.$AB369])" office:value-type="float"/>
          <table:table-cell table:formula="of:=MIN([.$C369];[.$P369];[.$AC369])" office:value-type="float"/>
          <table:table-cell table:formula="of:=MIN([.$D369];[.$Q369];[.$AD369])" office:value-type="float"/>
          <table:table-cell table:formula="of:=MIN([.$E369];[.$R369];[.$AE369])" office:value-type="float"/>
          <table:table-cell table:formula="of:=MIN([.$F369];[.$S369];[.$AF369])" office:value-type="float"/>
          <table:table-cell table:formula="of:=MIN([.$G369];[.$T369];[.$AG369])" office:value-type="float"/>
          <table:table-cell table:formula="of:=MIN([.$H369];[.$U369];[.$AH369])" office:value-type="float"/>
          <table:table-cell table:formula="of:=MIN([.$I369];[.$V369];[.$AI369])" office:value-type="float"/>
          <table:table-cell table:formula="of:=MIN([.$J369];[.$W369])" office:value-type="float"/>
          <table:table-cell table:formula="of:=MIN([.$K369];[.$X369];[.$AJ369])" office:value-type="float"/>
          <table:table-cell table:formula="of:=MIN([.$L369];[.$Y369];[.$AK369])" office:value-type="float"/>
          <table:table-cell table:formula="of:=MIN([.$M369];[.$Z369];[.$AL369])" office:value-type="float"/>
          <table:table-cell table:formula="of:=MIN([.$N369];[.$AA369];[.$AM369])" office:value-type="float"/>
          <table:table-cell table:formula="of:=MEDIAN([.$B369];[.$O369];[.$AB369])" office:value-type="float"/>
          <table:table-cell table:formula="of:=MEDIAN([.$C369];[.$P369];[.$AC369])" office:value-type="float"/>
          <table:table-cell table:formula="of:=MEDIAN([.$D369];[.$Q369];[.$AD369])" office:value-type="float"/>
          <table:table-cell table:formula="of:=MEDIAN([.$E369];[.$R369];[.$AE369])" office:value-type="float"/>
          <table:table-cell table:formula="of:=MEDIAN([.$F369];[.$S369];[.$AF369])" office:value-type="float"/>
          <table:table-cell table:formula="of:=MEDIAN([.$G369];[.$T369];[.$AG369])" office:value-type="float"/>
          <table:table-cell table:formula="of:=MEDIAN([.$H369];[.$U369];[.$AH369])" office:value-type="float"/>
          <table:table-cell table:formula="of:=MEDIAN([.$I369];[.$V369];[.$AI369])" office:value-type="float"/>
          <table:table-cell table:formula="of:=MEDIAN([.$J369];[.$W369])" office:value-type="float"/>
          <table:table-cell table:formula="of:=MEDIAN([.$K369];[.$X369];[.$AJ369])" office:value-type="float"/>
          <table:table-cell table:formula="of:=MEDIAN([.$L369];[.$Y369];[.$AK369])" office:value-type="float"/>
          <table:table-cell table:formula="of:=MEDIAN([.$M369];[.$Z369];[.$AL369])" office:value-type="float"/>
          <table:table-cell table:formula="of:=MEDIAN([.$N369];[.$AA369];[.$AM369])" office:value-type="float"/>
          <table:table-cell table:formula="of:=MAX([.$B369];[.$O369];[.$AB369])" office:value-type="float"/>
          <table:table-cell table:formula="of:=MAX([.$C369];[.$P369];[.$AC369])" office:value-type="float"/>
          <table:table-cell table:formula="of:=MAX([.$D369];[.$Q369];[.$AD369])" office:value-type="float"/>
          <table:table-cell table:formula="of:=MAX([.$E369];[.$R369];[.$AE369])" office:value-type="float"/>
          <table:table-cell table:formula="of:=MAX([.$F369];[.$S369];[.$AF369])" office:value-type="float"/>
          <table:table-cell table:formula="of:=MAX([.$G369];[.$T369];[.$AG369])" office:value-type="float"/>
          <table:table-cell table:formula="of:=MAX([.$H369];[.$U369];[.$AH369])" office:value-type="float"/>
          <table:table-cell table:formula="of:=MAX([.$I369];[.$V369];[.$AI369])" office:value-type="float"/>
          <table:table-cell table:formula="of:=MAX([.$J369];[.$W369])" office:value-type="float"/>
          <table:table-cell table:formula="of:=MAX([.$K369];[.$X369];[.$AJ369])" office:value-type="float"/>
          <table:table-cell table:formula="of:=MAX([.$L369];[.$Y369];[.$AK369])" office:value-type="float"/>
          <table:table-cell table:formula="of:=MAX([.$M369];[.$Z369];[.$AL369])" office:value-type="float"/>
          <table:table-cell table:formula="of:=MAX([.$N369];[.$AA369];[.$AM369])" office:value-type="float"/>
        </table:table-row>
        <table:table-row table:style-name="ro1">
          <table:table-cell office:value-type="string">
            <text:p>BLOCKS.BLOCKS-9-0.asp/16</text:p>
          </table:table-cell>
          <table:table-cell office:value-type="float" office:value="0.417628"/>
          <table:table-cell office:value-type="float" office:value="0.3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59.0"/>
          <table:table-cell office:value-type="float" office:value="59.0"/>
          <table:table-cell office:value-type="float" office:value="28908.0"/>
          <table:table-cell office:value-type="float" office:value="16065.0"/>
          <table:table-cell office:value-type="float" office:value="0.0"/>
          <table:table-cell office:value-type="float" office:value="0.0"/>
          <table:table-cell office:value-type="float" office:value="0.390244"/>
          <table:table-cell office:value-type="float" office:value="0.3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59.0"/>
          <table:table-cell office:value-type="float" office:value="59.0"/>
          <table:table-cell office:value-type="float" office:value="28908.0"/>
          <table:table-cell office:value-type="float" office:value="16065.0"/>
          <table:table-cell office:value-type="float" office:value="0.0"/>
          <table:table-cell office:value-type="float" office:value="0.0"/>
          <table:table-cell office:value-type="float" office:value="0.328412"/>
          <table:table-cell office:value-type="float" office:value="0.284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5.0"/>
          <table:table-cell office:value-type="float" office:value="441.0"/>
          <table:table-cell office:value-type="float" office:value="28908.0"/>
          <table:table-cell office:value-type="float" office:value="16065.0"/>
          <table:table-cell office:value-type="float" office:value="0.0"/>
          <table:table-cell office:value-type="float" office:value="0.0"/>
          <table:table-cell table:formula="of:=MIN([.$B370];[.$O370];[.$AB370])" office:value-type="float"/>
          <table:table-cell table:formula="of:=MIN([.$C370];[.$P370];[.$AC370])" office:value-type="float"/>
          <table:table-cell table:formula="of:=MIN([.$D370];[.$Q370];[.$AD370])" office:value-type="float"/>
          <table:table-cell table:formula="of:=MIN([.$E370];[.$R370];[.$AE370])" office:value-type="float"/>
          <table:table-cell table:formula="of:=MIN([.$F370];[.$S370];[.$AF370])" office:value-type="float"/>
          <table:table-cell table:formula="of:=MIN([.$G370];[.$T370];[.$AG370])" office:value-type="float"/>
          <table:table-cell table:formula="of:=MIN([.$H370];[.$U370];[.$AH370])" office:value-type="float"/>
          <table:table-cell table:formula="of:=MIN([.$I370];[.$V370];[.$AI370])" office:value-type="float"/>
          <table:table-cell table:formula="of:=MIN([.$J370];[.$W370])" office:value-type="float"/>
          <table:table-cell table:formula="of:=MIN([.$K370];[.$X370];[.$AJ370])" office:value-type="float"/>
          <table:table-cell table:formula="of:=MIN([.$L370];[.$Y370];[.$AK370])" office:value-type="float"/>
          <table:table-cell table:formula="of:=MIN([.$M370];[.$Z370];[.$AL370])" office:value-type="float"/>
          <table:table-cell table:formula="of:=MIN([.$N370];[.$AA370];[.$AM370])" office:value-type="float"/>
          <table:table-cell table:formula="of:=MEDIAN([.$B370];[.$O370];[.$AB370])" office:value-type="float"/>
          <table:table-cell table:formula="of:=MEDIAN([.$C370];[.$P370];[.$AC370])" office:value-type="float"/>
          <table:table-cell table:formula="of:=MEDIAN([.$D370];[.$Q370];[.$AD370])" office:value-type="float"/>
          <table:table-cell table:formula="of:=MEDIAN([.$E370];[.$R370];[.$AE370])" office:value-type="float"/>
          <table:table-cell table:formula="of:=MEDIAN([.$F370];[.$S370];[.$AF370])" office:value-type="float"/>
          <table:table-cell table:formula="of:=MEDIAN([.$G370];[.$T370];[.$AG370])" office:value-type="float"/>
          <table:table-cell table:formula="of:=MEDIAN([.$H370];[.$U370];[.$AH370])" office:value-type="float"/>
          <table:table-cell table:formula="of:=MEDIAN([.$I370];[.$V370];[.$AI370])" office:value-type="float"/>
          <table:table-cell table:formula="of:=MEDIAN([.$J370];[.$W370])" office:value-type="float"/>
          <table:table-cell table:formula="of:=MEDIAN([.$K370];[.$X370];[.$AJ370])" office:value-type="float"/>
          <table:table-cell table:formula="of:=MEDIAN([.$L370];[.$Y370];[.$AK370])" office:value-type="float"/>
          <table:table-cell table:formula="of:=MEDIAN([.$M370];[.$Z370];[.$AL370])" office:value-type="float"/>
          <table:table-cell table:formula="of:=MEDIAN([.$N370];[.$AA370];[.$AM370])" office:value-type="float"/>
          <table:table-cell table:formula="of:=MAX([.$B370];[.$O370];[.$AB370])" office:value-type="float"/>
          <table:table-cell table:formula="of:=MAX([.$C370];[.$P370];[.$AC370])" office:value-type="float"/>
          <table:table-cell table:formula="of:=MAX([.$D370];[.$Q370];[.$AD370])" office:value-type="float"/>
          <table:table-cell table:formula="of:=MAX([.$E370];[.$R370];[.$AE370])" office:value-type="float"/>
          <table:table-cell table:formula="of:=MAX([.$F370];[.$S370];[.$AF370])" office:value-type="float"/>
          <table:table-cell table:formula="of:=MAX([.$G370];[.$T370];[.$AG370])" office:value-type="float"/>
          <table:table-cell table:formula="of:=MAX([.$H370];[.$U370];[.$AH370])" office:value-type="float"/>
          <table:table-cell table:formula="of:=MAX([.$I370];[.$V370];[.$AI370])" office:value-type="float"/>
          <table:table-cell table:formula="of:=MAX([.$J370];[.$W370])" office:value-type="float"/>
          <table:table-cell table:formula="of:=MAX([.$K370];[.$X370];[.$AJ370])" office:value-type="float"/>
          <table:table-cell table:formula="of:=MAX([.$L370];[.$Y370];[.$AK370])" office:value-type="float"/>
          <table:table-cell table:formula="of:=MAX([.$M370];[.$Z370];[.$AL370])" office:value-type="float"/>
          <table:table-cell table:formula="of:=MAX([.$N370];[.$AA370];[.$AM370])" office:value-type="float"/>
        </table:table-row>
        <table:table-row table:style-name="ro1">
          <table:table-cell office:value-type="string">
            <text:p>BLOCKS.BLOCKS-9-0.asp/17</text:p>
          </table:table-cell>
          <table:table-cell office:value-type="float" office:value="0.460164"/>
          <table:table-cell office:value-type="float" office:value="0.416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85.0"/>
          <table:table-cell office:value-type="float" office:value="85.0"/>
          <table:table-cell office:value-type="float" office:value="30668.0"/>
          <table:table-cell office:value-type="float" office:value="17536.0"/>
          <table:table-cell office:value-type="float" office:value="0.0"/>
          <table:table-cell office:value-type="float" office:value="0.0"/>
          <table:table-cell office:value-type="float" office:value="0.412017"/>
          <table:table-cell office:value-type="float" office:value="0.367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85.0"/>
          <table:table-cell office:value-type="float" office:value="85.0"/>
          <table:table-cell office:value-type="float" office:value="30668.0"/>
          <table:table-cell office:value-type="float" office:value="17536.0"/>
          <table:table-cell office:value-type="float" office:value="0.0"/>
          <table:table-cell office:value-type="float" office:value="0.0"/>
          <table:table-cell office:value-type="float" office:value="0.348201"/>
          <table:table-cell office:value-type="float" office:value="0.304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5.0"/>
          <table:table-cell office:value-type="float" office:value="609.0"/>
          <table:table-cell office:value-type="float" office:value="30668.0"/>
          <table:table-cell office:value-type="float" office:value="17536.0"/>
          <table:table-cell office:value-type="float" office:value="0.0"/>
          <table:table-cell office:value-type="float" office:value="0.0"/>
          <table:table-cell table:formula="of:=MIN([.$B371];[.$O371];[.$AB371])" office:value-type="float"/>
          <table:table-cell table:formula="of:=MIN([.$C371];[.$P371];[.$AC371])" office:value-type="float"/>
          <table:table-cell table:formula="of:=MIN([.$D371];[.$Q371];[.$AD371])" office:value-type="float"/>
          <table:table-cell table:formula="of:=MIN([.$E371];[.$R371];[.$AE371])" office:value-type="float"/>
          <table:table-cell table:formula="of:=MIN([.$F371];[.$S371];[.$AF371])" office:value-type="float"/>
          <table:table-cell table:formula="of:=MIN([.$G371];[.$T371];[.$AG371])" office:value-type="float"/>
          <table:table-cell table:formula="of:=MIN([.$H371];[.$U371];[.$AH371])" office:value-type="float"/>
          <table:table-cell table:formula="of:=MIN([.$I371];[.$V371];[.$AI371])" office:value-type="float"/>
          <table:table-cell table:formula="of:=MIN([.$J371];[.$W371])" office:value-type="float"/>
          <table:table-cell table:formula="of:=MIN([.$K371];[.$X371];[.$AJ371])" office:value-type="float"/>
          <table:table-cell table:formula="of:=MIN([.$L371];[.$Y371];[.$AK371])" office:value-type="float"/>
          <table:table-cell table:formula="of:=MIN([.$M371];[.$Z371];[.$AL371])" office:value-type="float"/>
          <table:table-cell table:formula="of:=MIN([.$N371];[.$AA371];[.$AM371])" office:value-type="float"/>
          <table:table-cell table:formula="of:=MEDIAN([.$B371];[.$O371];[.$AB371])" office:value-type="float"/>
          <table:table-cell table:formula="of:=MEDIAN([.$C371];[.$P371];[.$AC371])" office:value-type="float"/>
          <table:table-cell table:formula="of:=MEDIAN([.$D371];[.$Q371];[.$AD371])" office:value-type="float"/>
          <table:table-cell table:formula="of:=MEDIAN([.$E371];[.$R371];[.$AE371])" office:value-type="float"/>
          <table:table-cell table:formula="of:=MEDIAN([.$F371];[.$S371];[.$AF371])" office:value-type="float"/>
          <table:table-cell table:formula="of:=MEDIAN([.$G371];[.$T371];[.$AG371])" office:value-type="float"/>
          <table:table-cell table:formula="of:=MEDIAN([.$H371];[.$U371];[.$AH371])" office:value-type="float"/>
          <table:table-cell table:formula="of:=MEDIAN([.$I371];[.$V371];[.$AI371])" office:value-type="float"/>
          <table:table-cell table:formula="of:=MEDIAN([.$J371];[.$W371])" office:value-type="float"/>
          <table:table-cell table:formula="of:=MEDIAN([.$K371];[.$X371];[.$AJ371])" office:value-type="float"/>
          <table:table-cell table:formula="of:=MEDIAN([.$L371];[.$Y371];[.$AK371])" office:value-type="float"/>
          <table:table-cell table:formula="of:=MEDIAN([.$M371];[.$Z371];[.$AL371])" office:value-type="float"/>
          <table:table-cell table:formula="of:=MEDIAN([.$N371];[.$AA371];[.$AM371])" office:value-type="float"/>
          <table:table-cell table:formula="of:=MAX([.$B371];[.$O371];[.$AB371])" office:value-type="float"/>
          <table:table-cell table:formula="of:=MAX([.$C371];[.$P371];[.$AC371])" office:value-type="float"/>
          <table:table-cell table:formula="of:=MAX([.$D371];[.$Q371];[.$AD371])" office:value-type="float"/>
          <table:table-cell table:formula="of:=MAX([.$E371];[.$R371];[.$AE371])" office:value-type="float"/>
          <table:table-cell table:formula="of:=MAX([.$F371];[.$S371];[.$AF371])" office:value-type="float"/>
          <table:table-cell table:formula="of:=MAX([.$G371];[.$T371];[.$AG371])" office:value-type="float"/>
          <table:table-cell table:formula="of:=MAX([.$H371];[.$U371];[.$AH371])" office:value-type="float"/>
          <table:table-cell table:formula="of:=MAX([.$I371];[.$V371];[.$AI371])" office:value-type="float"/>
          <table:table-cell table:formula="of:=MAX([.$J371];[.$W371])" office:value-type="float"/>
          <table:table-cell table:formula="of:=MAX([.$K371];[.$X371];[.$AJ371])" office:value-type="float"/>
          <table:table-cell table:formula="of:=MAX([.$L371];[.$Y371];[.$AK371])" office:value-type="float"/>
          <table:table-cell table:formula="of:=MAX([.$M371];[.$Z371];[.$AL371])" office:value-type="float"/>
          <table:table-cell table:formula="of:=MAX([.$N371];[.$AA371];[.$AM371])" office:value-type="float"/>
        </table:table-row>
        <table:table-row table:style-name="ro1">
          <table:table-cell office:value-type="string">
            <text:p>BLOCKS.BLOCKS-9-0.asp/18</text:p>
          </table:table-cell>
          <table:table-cell office:value-type="float" office:value="0.460787"/>
          <table:table-cell office:value-type="float" office:value="0.415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6.0"/>
          <table:table-cell office:value-type="float" office:value="125.0"/>
          <table:table-cell office:value-type="float" office:value="125.0"/>
          <table:table-cell office:value-type="float" office:value="32428.0"/>
          <table:table-cell office:value-type="float" office:value="19007.0"/>
          <table:table-cell office:value-type="float" office:value="0.0"/>
          <table:table-cell office:value-type="float" office:value="0.0"/>
          <table:table-cell office:value-type="float" office:value="0.431189"/>
          <table:table-cell office:value-type="float" office:value="0.383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6.0"/>
          <table:table-cell office:value-type="float" office:value="125.0"/>
          <table:table-cell office:value-type="float" office:value="125.0"/>
          <table:table-cell office:value-type="float" office:value="32428.0"/>
          <table:table-cell office:value-type="float" office:value="19007.0"/>
          <table:table-cell office:value-type="float" office:value="0.0"/>
          <table:table-cell office:value-type="float" office:value="0.0"/>
          <table:table-cell office:value-type="float" office:value="0.380395"/>
          <table:table-cell office:value-type="float" office:value="0.326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0.0"/>
          <table:table-cell office:value-type="float" office:value="562.0"/>
          <table:table-cell office:value-type="float" office:value="32428.0"/>
          <table:table-cell office:value-type="float" office:value="19007.0"/>
          <table:table-cell office:value-type="float" office:value="0.0"/>
          <table:table-cell office:value-type="float" office:value="0.0"/>
          <table:table-cell table:formula="of:=MIN([.$B372];[.$O372];[.$AB372])" office:value-type="float"/>
          <table:table-cell table:formula="of:=MIN([.$C372];[.$P372];[.$AC372])" office:value-type="float"/>
          <table:table-cell table:formula="of:=MIN([.$D372];[.$Q372];[.$AD372])" office:value-type="float"/>
          <table:table-cell table:formula="of:=MIN([.$E372];[.$R372];[.$AE372])" office:value-type="float"/>
          <table:table-cell table:formula="of:=MIN([.$F372];[.$S372];[.$AF372])" office:value-type="float"/>
          <table:table-cell table:formula="of:=MIN([.$G372];[.$T372];[.$AG372])" office:value-type="float"/>
          <table:table-cell table:formula="of:=MIN([.$H372];[.$U372];[.$AH372])" office:value-type="float"/>
          <table:table-cell table:formula="of:=MIN([.$I372];[.$V372];[.$AI372])" office:value-type="float"/>
          <table:table-cell table:formula="of:=MIN([.$J372];[.$W372])" office:value-type="float"/>
          <table:table-cell table:formula="of:=MIN([.$K372];[.$X372];[.$AJ372])" office:value-type="float"/>
          <table:table-cell table:formula="of:=MIN([.$L372];[.$Y372];[.$AK372])" office:value-type="float"/>
          <table:table-cell table:formula="of:=MIN([.$M372];[.$Z372];[.$AL372])" office:value-type="float"/>
          <table:table-cell table:formula="of:=MIN([.$N372];[.$AA372];[.$AM372])" office:value-type="float"/>
          <table:table-cell table:formula="of:=MEDIAN([.$B372];[.$O372];[.$AB372])" office:value-type="float"/>
          <table:table-cell table:formula="of:=MEDIAN([.$C372];[.$P372];[.$AC372])" office:value-type="float"/>
          <table:table-cell table:formula="of:=MEDIAN([.$D372];[.$Q372];[.$AD372])" office:value-type="float"/>
          <table:table-cell table:formula="of:=MEDIAN([.$E372];[.$R372];[.$AE372])" office:value-type="float"/>
          <table:table-cell table:formula="of:=MEDIAN([.$F372];[.$S372];[.$AF372])" office:value-type="float"/>
          <table:table-cell table:formula="of:=MEDIAN([.$G372];[.$T372];[.$AG372])" office:value-type="float"/>
          <table:table-cell table:formula="of:=MEDIAN([.$H372];[.$U372];[.$AH372])" office:value-type="float"/>
          <table:table-cell table:formula="of:=MEDIAN([.$I372];[.$V372];[.$AI372])" office:value-type="float"/>
          <table:table-cell table:formula="of:=MEDIAN([.$J372];[.$W372])" office:value-type="float"/>
          <table:table-cell table:formula="of:=MEDIAN([.$K372];[.$X372];[.$AJ372])" office:value-type="float"/>
          <table:table-cell table:formula="of:=MEDIAN([.$L372];[.$Y372];[.$AK372])" office:value-type="float"/>
          <table:table-cell table:formula="of:=MEDIAN([.$M372];[.$Z372];[.$AL372])" office:value-type="float"/>
          <table:table-cell table:formula="of:=MEDIAN([.$N372];[.$AA372];[.$AM372])" office:value-type="float"/>
          <table:table-cell table:formula="of:=MAX([.$B372];[.$O372];[.$AB372])" office:value-type="float"/>
          <table:table-cell table:formula="of:=MAX([.$C372];[.$P372];[.$AC372])" office:value-type="float"/>
          <table:table-cell table:formula="of:=MAX([.$D372];[.$Q372];[.$AD372])" office:value-type="float"/>
          <table:table-cell table:formula="of:=MAX([.$E372];[.$R372];[.$AE372])" office:value-type="float"/>
          <table:table-cell table:formula="of:=MAX([.$F372];[.$S372];[.$AF372])" office:value-type="float"/>
          <table:table-cell table:formula="of:=MAX([.$G372];[.$T372];[.$AG372])" office:value-type="float"/>
          <table:table-cell table:formula="of:=MAX([.$H372];[.$U372];[.$AH372])" office:value-type="float"/>
          <table:table-cell table:formula="of:=MAX([.$I372];[.$V372];[.$AI372])" office:value-type="float"/>
          <table:table-cell table:formula="of:=MAX([.$J372];[.$W372])" office:value-type="float"/>
          <table:table-cell table:formula="of:=MAX([.$K372];[.$X372];[.$AJ372])" office:value-type="float"/>
          <table:table-cell table:formula="of:=MAX([.$L372];[.$Y372];[.$AK372])" office:value-type="float"/>
          <table:table-cell table:formula="of:=MAX([.$M372];[.$Z372];[.$AL372])" office:value-type="float"/>
          <table:table-cell table:formula="of:=MAX([.$N372];[.$AA372];[.$AM372])" office:value-type="float"/>
        </table:table-row>
        <table:table-row table:style-name="ro1">
          <table:table-cell office:value-type="string">
            <text:p>BLOCKS.BLOCKS-9-0.asp/19</text:p>
          </table:table-cell>
          <table:table-cell office:value-type="float" office:value="0.537781"/>
          <table:table-cell office:value-type="float" office:value="0.479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157.0"/>
          <table:table-cell office:value-type="float" office:value="157.0"/>
          <table:table-cell office:value-type="float" office:value="34188.0"/>
          <table:table-cell office:value-type="float" office:value="20478.0"/>
          <table:table-cell office:value-type="float" office:value="0.0"/>
          <table:table-cell office:value-type="float" office:value="0.0"/>
          <table:table-cell office:value-type="float" office:value="0.455716"/>
          <table:table-cell office:value-type="float" office:value="0.41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157.0"/>
          <table:table-cell office:value-type="float" office:value="157.0"/>
          <table:table-cell office:value-type="float" office:value="34188.0"/>
          <table:table-cell office:value-type="float" office:value="20478.0"/>
          <table:table-cell office:value-type="float" office:value="0.0"/>
          <table:table-cell office:value-type="float" office:value="0.0"/>
          <table:table-cell office:value-type="float" office:value="0.418123"/>
          <table:table-cell office:value-type="float" office:value="0.366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7.0"/>
          <table:table-cell office:value-type="float" office:value="935.0"/>
          <table:table-cell office:value-type="float" office:value="34188.0"/>
          <table:table-cell office:value-type="float" office:value="20478.0"/>
          <table:table-cell office:value-type="float" office:value="0.0"/>
          <table:table-cell office:value-type="float" office:value="0.0"/>
          <table:table-cell table:formula="of:=MIN([.$B373];[.$O373];[.$AB373])" office:value-type="float"/>
          <table:table-cell table:formula="of:=MIN([.$C373];[.$P373];[.$AC373])" office:value-type="float"/>
          <table:table-cell table:formula="of:=MIN([.$D373];[.$Q373];[.$AD373])" office:value-type="float"/>
          <table:table-cell table:formula="of:=MIN([.$E373];[.$R373];[.$AE373])" office:value-type="float"/>
          <table:table-cell table:formula="of:=MIN([.$F373];[.$S373];[.$AF373])" office:value-type="float"/>
          <table:table-cell table:formula="of:=MIN([.$G373];[.$T373];[.$AG373])" office:value-type="float"/>
          <table:table-cell table:formula="of:=MIN([.$H373];[.$U373];[.$AH373])" office:value-type="float"/>
          <table:table-cell table:formula="of:=MIN([.$I373];[.$V373];[.$AI373])" office:value-type="float"/>
          <table:table-cell table:formula="of:=MIN([.$J373];[.$W373])" office:value-type="float"/>
          <table:table-cell table:formula="of:=MIN([.$K373];[.$X373];[.$AJ373])" office:value-type="float"/>
          <table:table-cell table:formula="of:=MIN([.$L373];[.$Y373];[.$AK373])" office:value-type="float"/>
          <table:table-cell table:formula="of:=MIN([.$M373];[.$Z373];[.$AL373])" office:value-type="float"/>
          <table:table-cell table:formula="of:=MIN([.$N373];[.$AA373];[.$AM373])" office:value-type="float"/>
          <table:table-cell table:formula="of:=MEDIAN([.$B373];[.$O373];[.$AB373])" office:value-type="float"/>
          <table:table-cell table:formula="of:=MEDIAN([.$C373];[.$P373];[.$AC373])" office:value-type="float"/>
          <table:table-cell table:formula="of:=MEDIAN([.$D373];[.$Q373];[.$AD373])" office:value-type="float"/>
          <table:table-cell table:formula="of:=MEDIAN([.$E373];[.$R373];[.$AE373])" office:value-type="float"/>
          <table:table-cell table:formula="of:=MEDIAN([.$F373];[.$S373];[.$AF373])" office:value-type="float"/>
          <table:table-cell table:formula="of:=MEDIAN([.$G373];[.$T373];[.$AG373])" office:value-type="float"/>
          <table:table-cell table:formula="of:=MEDIAN([.$H373];[.$U373];[.$AH373])" office:value-type="float"/>
          <table:table-cell table:formula="of:=MEDIAN([.$I373];[.$V373];[.$AI373])" office:value-type="float"/>
          <table:table-cell table:formula="of:=MEDIAN([.$J373];[.$W373])" office:value-type="float"/>
          <table:table-cell table:formula="of:=MEDIAN([.$K373];[.$X373];[.$AJ373])" office:value-type="float"/>
          <table:table-cell table:formula="of:=MEDIAN([.$L373];[.$Y373];[.$AK373])" office:value-type="float"/>
          <table:table-cell table:formula="of:=MEDIAN([.$M373];[.$Z373];[.$AL373])" office:value-type="float"/>
          <table:table-cell table:formula="of:=MEDIAN([.$N373];[.$AA373];[.$AM373])" office:value-type="float"/>
          <table:table-cell table:formula="of:=MAX([.$B373];[.$O373];[.$AB373])" office:value-type="float"/>
          <table:table-cell table:formula="of:=MAX([.$C373];[.$P373];[.$AC373])" office:value-type="float"/>
          <table:table-cell table:formula="of:=MAX([.$D373];[.$Q373];[.$AD373])" office:value-type="float"/>
          <table:table-cell table:formula="of:=MAX([.$E373];[.$R373];[.$AE373])" office:value-type="float"/>
          <table:table-cell table:formula="of:=MAX([.$F373];[.$S373];[.$AF373])" office:value-type="float"/>
          <table:table-cell table:formula="of:=MAX([.$G373];[.$T373];[.$AG373])" office:value-type="float"/>
          <table:table-cell table:formula="of:=MAX([.$H373];[.$U373];[.$AH373])" office:value-type="float"/>
          <table:table-cell table:formula="of:=MAX([.$I373];[.$V373];[.$AI373])" office:value-type="float"/>
          <table:table-cell table:formula="of:=MAX([.$J373];[.$W373])" office:value-type="float"/>
          <table:table-cell table:formula="of:=MAX([.$K373];[.$X373];[.$AJ373])" office:value-type="float"/>
          <table:table-cell table:formula="of:=MAX([.$L373];[.$Y373];[.$AK373])" office:value-type="float"/>
          <table:table-cell table:formula="of:=MAX([.$M373];[.$Z373];[.$AL373])" office:value-type="float"/>
          <table:table-cell table:formula="of:=MAX([.$N373];[.$AA373];[.$AM373])" office:value-type="float"/>
        </table:table-row>
        <table:table-row table:style-name="ro1">
          <table:table-cell office:value-type="string">
            <text:p>BLOCKS.BLOCKS-9-0.asp/2</text:p>
          </table:table-cell>
          <table:table-cell office:value-type="float" office:value="0.105732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268.0"/>
          <table:table-cell office:value-type="float" office:value="29.0"/>
          <table:table-cell office:value-type="float" office:value="0.0"/>
          <table:table-cell office:value-type="float" office:value="0.0"/>
          <table:table-cell office:value-type="float" office:value="0.14191"/>
          <table:table-cell office:value-type="float" office:value="0.0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268.0"/>
          <table:table-cell office:value-type="float" office:value="29.0"/>
          <table:table-cell office:value-type="float" office:value="0.0"/>
          <table:table-cell office:value-type="float" office:value="0.0"/>
          <table:table-cell office:value-type="float" office:value="0.093923"/>
          <table:table-cell office:value-type="float" office:value="0.0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268.0"/>
          <table:table-cell office:value-type="float" office:value="29.0"/>
          <table:table-cell office:value-type="float" office:value="0.0"/>
          <table:table-cell office:value-type="float" office:value="0.0"/>
          <table:table-cell table:formula="of:=MIN([.$B374];[.$O374];[.$AB374])" office:value-type="float"/>
          <table:table-cell table:formula="of:=MIN([.$C374];[.$P374];[.$AC374])" office:value-type="float"/>
          <table:table-cell table:formula="of:=MIN([.$D374];[.$Q374];[.$AD374])" office:value-type="float"/>
          <table:table-cell table:formula="of:=MIN([.$E374];[.$R374];[.$AE374])" office:value-type="float"/>
          <table:table-cell table:formula="of:=MIN([.$F374];[.$S374];[.$AF374])" office:value-type="float"/>
          <table:table-cell table:formula="of:=MIN([.$G374];[.$T374];[.$AG374])" office:value-type="float"/>
          <table:table-cell table:formula="of:=MIN([.$H374];[.$U374];[.$AH374])" office:value-type="float"/>
          <table:table-cell table:formula="of:=MIN([.$I374];[.$V374];[.$AI374])" office:value-type="float"/>
          <table:table-cell table:formula="of:=MIN([.$J374];[.$W374])" office:value-type="float"/>
          <table:table-cell table:formula="of:=MIN([.$K374];[.$X374];[.$AJ374])" office:value-type="float"/>
          <table:table-cell table:formula="of:=MIN([.$L374];[.$Y374];[.$AK374])" office:value-type="float"/>
          <table:table-cell table:formula="of:=MIN([.$M374];[.$Z374];[.$AL374])" office:value-type="float"/>
          <table:table-cell table:formula="of:=MIN([.$N374];[.$AA374];[.$AM374])" office:value-type="float"/>
          <table:table-cell table:formula="of:=MEDIAN([.$B374];[.$O374];[.$AB374])" office:value-type="float"/>
          <table:table-cell table:formula="of:=MEDIAN([.$C374];[.$P374];[.$AC374])" office:value-type="float"/>
          <table:table-cell table:formula="of:=MEDIAN([.$D374];[.$Q374];[.$AD374])" office:value-type="float"/>
          <table:table-cell table:formula="of:=MEDIAN([.$E374];[.$R374];[.$AE374])" office:value-type="float"/>
          <table:table-cell table:formula="of:=MEDIAN([.$F374];[.$S374];[.$AF374])" office:value-type="float"/>
          <table:table-cell table:formula="of:=MEDIAN([.$G374];[.$T374];[.$AG374])" office:value-type="float"/>
          <table:table-cell table:formula="of:=MEDIAN([.$H374];[.$U374];[.$AH374])" office:value-type="float"/>
          <table:table-cell table:formula="of:=MEDIAN([.$I374];[.$V374];[.$AI374])" office:value-type="float"/>
          <table:table-cell table:formula="of:=MEDIAN([.$J374];[.$W374])" office:value-type="float"/>
          <table:table-cell table:formula="of:=MEDIAN([.$K374];[.$X374];[.$AJ374])" office:value-type="float"/>
          <table:table-cell table:formula="of:=MEDIAN([.$L374];[.$Y374];[.$AK374])" office:value-type="float"/>
          <table:table-cell table:formula="of:=MEDIAN([.$M374];[.$Z374];[.$AL374])" office:value-type="float"/>
          <table:table-cell table:formula="of:=MEDIAN([.$N374];[.$AA374];[.$AM374])" office:value-type="float"/>
          <table:table-cell table:formula="of:=MAX([.$B374];[.$O374];[.$AB374])" office:value-type="float"/>
          <table:table-cell table:formula="of:=MAX([.$C374];[.$P374];[.$AC374])" office:value-type="float"/>
          <table:table-cell table:formula="of:=MAX([.$D374];[.$Q374];[.$AD374])" office:value-type="float"/>
          <table:table-cell table:formula="of:=MAX([.$E374];[.$R374];[.$AE374])" office:value-type="float"/>
          <table:table-cell table:formula="of:=MAX([.$F374];[.$S374];[.$AF374])" office:value-type="float"/>
          <table:table-cell table:formula="of:=MAX([.$G374];[.$T374];[.$AG374])" office:value-type="float"/>
          <table:table-cell table:formula="of:=MAX([.$H374];[.$U374];[.$AH374])" office:value-type="float"/>
          <table:table-cell table:formula="of:=MAX([.$I374];[.$V374];[.$AI374])" office:value-type="float"/>
          <table:table-cell table:formula="of:=MAX([.$J374];[.$W374])" office:value-type="float"/>
          <table:table-cell table:formula="of:=MAX([.$K374];[.$X374];[.$AJ374])" office:value-type="float"/>
          <table:table-cell table:formula="of:=MAX([.$L374];[.$Y374];[.$AK374])" office:value-type="float"/>
          <table:table-cell table:formula="of:=MAX([.$M374];[.$Z374];[.$AL374])" office:value-type="float"/>
          <table:table-cell table:formula="of:=MAX([.$N374];[.$AA374];[.$AM374])" office:value-type="float"/>
        </table:table-row>
        <table:table-row table:style-name="ro1">
          <table:table-cell office:value-type="string">
            <text:p>BLOCKS.BLOCKS-9-0.asp/20</text:p>
          </table:table-cell>
          <table:table-cell office:value-type="float" office:value="0.489245"/>
          <table:table-cell office:value-type="float" office:value="0.445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4.0"/>
          <table:table-cell office:value-type="float" office:value="365.0"/>
          <table:table-cell office:value-type="float" office:value="365.0"/>
          <table:table-cell office:value-type="float" office:value="35948.0"/>
          <table:table-cell office:value-type="float" office:value="21949.0"/>
          <table:table-cell office:value-type="float" office:value="0.0"/>
          <table:table-cell office:value-type="float" office:value="0.0"/>
          <table:table-cell office:value-type="float" office:value="0.484259"/>
          <table:table-cell office:value-type="float" office:value="0.438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4.0"/>
          <table:table-cell office:value-type="float" office:value="365.0"/>
          <table:table-cell office:value-type="float" office:value="365.0"/>
          <table:table-cell office:value-type="float" office:value="35948.0"/>
          <table:table-cell office:value-type="float" office:value="21949.0"/>
          <table:table-cell office:value-type="float" office:value="0.0"/>
          <table:table-cell office:value-type="float" office:value="0.0"/>
          <table:table-cell office:value-type="float" office:value="0.479479"/>
          <table:table-cell office:value-type="float" office:value="0.434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7.0"/>
          <table:table-cell office:value-type="float" office:value="864.0"/>
          <table:table-cell office:value-type="float" office:value="35948.0"/>
          <table:table-cell office:value-type="float" office:value="21949.0"/>
          <table:table-cell office:value-type="float" office:value="0.0"/>
          <table:table-cell office:value-type="float" office:value="0.0"/>
          <table:table-cell table:formula="of:=MIN([.$B375];[.$O375];[.$AB375])" office:value-type="float"/>
          <table:table-cell table:formula="of:=MIN([.$C375];[.$P375];[.$AC375])" office:value-type="float"/>
          <table:table-cell table:formula="of:=MIN([.$D375];[.$Q375];[.$AD375])" office:value-type="float"/>
          <table:table-cell table:formula="of:=MIN([.$E375];[.$R375];[.$AE375])" office:value-type="float"/>
          <table:table-cell table:formula="of:=MIN([.$F375];[.$S375];[.$AF375])" office:value-type="float"/>
          <table:table-cell table:formula="of:=MIN([.$G375];[.$T375];[.$AG375])" office:value-type="float"/>
          <table:table-cell table:formula="of:=MIN([.$H375];[.$U375];[.$AH375])" office:value-type="float"/>
          <table:table-cell table:formula="of:=MIN([.$I375];[.$V375];[.$AI375])" office:value-type="float"/>
          <table:table-cell table:formula="of:=MIN([.$J375];[.$W375])" office:value-type="float"/>
          <table:table-cell table:formula="of:=MIN([.$K375];[.$X375];[.$AJ375])" office:value-type="float"/>
          <table:table-cell table:formula="of:=MIN([.$L375];[.$Y375];[.$AK375])" office:value-type="float"/>
          <table:table-cell table:formula="of:=MIN([.$M375];[.$Z375];[.$AL375])" office:value-type="float"/>
          <table:table-cell table:formula="of:=MIN([.$N375];[.$AA375];[.$AM375])" office:value-type="float"/>
          <table:table-cell table:formula="of:=MEDIAN([.$B375];[.$O375];[.$AB375])" office:value-type="float"/>
          <table:table-cell table:formula="of:=MEDIAN([.$C375];[.$P375];[.$AC375])" office:value-type="float"/>
          <table:table-cell table:formula="of:=MEDIAN([.$D375];[.$Q375];[.$AD375])" office:value-type="float"/>
          <table:table-cell table:formula="of:=MEDIAN([.$E375];[.$R375];[.$AE375])" office:value-type="float"/>
          <table:table-cell table:formula="of:=MEDIAN([.$F375];[.$S375];[.$AF375])" office:value-type="float"/>
          <table:table-cell table:formula="of:=MEDIAN([.$G375];[.$T375];[.$AG375])" office:value-type="float"/>
          <table:table-cell table:formula="of:=MEDIAN([.$H375];[.$U375];[.$AH375])" office:value-type="float"/>
          <table:table-cell table:formula="of:=MEDIAN([.$I375];[.$V375];[.$AI375])" office:value-type="float"/>
          <table:table-cell table:formula="of:=MEDIAN([.$J375];[.$W375])" office:value-type="float"/>
          <table:table-cell table:formula="of:=MEDIAN([.$K375];[.$X375];[.$AJ375])" office:value-type="float"/>
          <table:table-cell table:formula="of:=MEDIAN([.$L375];[.$Y375];[.$AK375])" office:value-type="float"/>
          <table:table-cell table:formula="of:=MEDIAN([.$M375];[.$Z375];[.$AL375])" office:value-type="float"/>
          <table:table-cell table:formula="of:=MEDIAN([.$N375];[.$AA375];[.$AM375])" office:value-type="float"/>
          <table:table-cell table:formula="of:=MAX([.$B375];[.$O375];[.$AB375])" office:value-type="float"/>
          <table:table-cell table:formula="of:=MAX([.$C375];[.$P375];[.$AC375])" office:value-type="float"/>
          <table:table-cell table:formula="of:=MAX([.$D375];[.$Q375];[.$AD375])" office:value-type="float"/>
          <table:table-cell table:formula="of:=MAX([.$E375];[.$R375];[.$AE375])" office:value-type="float"/>
          <table:table-cell table:formula="of:=MAX([.$F375];[.$S375];[.$AF375])" office:value-type="float"/>
          <table:table-cell table:formula="of:=MAX([.$G375];[.$T375];[.$AG375])" office:value-type="float"/>
          <table:table-cell table:formula="of:=MAX([.$H375];[.$U375];[.$AH375])" office:value-type="float"/>
          <table:table-cell table:formula="of:=MAX([.$I375];[.$V375];[.$AI375])" office:value-type="float"/>
          <table:table-cell table:formula="of:=MAX([.$J375];[.$W375])" office:value-type="float"/>
          <table:table-cell table:formula="of:=MAX([.$K375];[.$X375];[.$AJ375])" office:value-type="float"/>
          <table:table-cell table:formula="of:=MAX([.$L375];[.$Y375];[.$AK375])" office:value-type="float"/>
          <table:table-cell table:formula="of:=MAX([.$M375];[.$Z375];[.$AL375])" office:value-type="float"/>
          <table:table-cell table:formula="of:=MAX([.$N375];[.$AA375];[.$AM375])" office:value-type="float"/>
        </table:table-row>
        <table:table-row table:style-name="ro1">
          <table:table-cell office:value-type="string">
            <text:p>BLOCKS.BLOCKS-9-0.asp/21</text:p>
          </table:table-cell>
          <table:table-cell office:value-type="float" office:value="0.541451"/>
          <table:table-cell office:value-type="float" office:value="0.494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27.0"/>
          <table:table-cell office:value-type="float" office:value="1038.0"/>
          <table:table-cell office:value-type="float" office:value="1038.0"/>
          <table:table-cell office:value-type="float" office:value="37708.0"/>
          <table:table-cell office:value-type="float" office:value="23420.0"/>
          <table:table-cell office:value-type="float" office:value="0.0"/>
          <table:table-cell office:value-type="float" office:value="0.0"/>
          <table:table-cell office:value-type="float" office:value="0.618607"/>
          <table:table-cell office:value-type="float" office:value="0.567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27.0"/>
          <table:table-cell office:value-type="float" office:value="1038.0"/>
          <table:table-cell office:value-type="float" office:value="1038.0"/>
          <table:table-cell office:value-type="float" office:value="37708.0"/>
          <table:table-cell office:value-type="float" office:value="23420.0"/>
          <table:table-cell office:value-type="float" office:value="0.0"/>
          <table:table-cell office:value-type="float" office:value="0.0"/>
          <table:table-cell office:value-type="float" office:value="0.495215"/>
          <table:table-cell office:value-type="float" office:value="0.45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6.0"/>
          <table:table-cell office:value-type="float" office:value="1451.0"/>
          <table:table-cell office:value-type="float" office:value="37708.0"/>
          <table:table-cell office:value-type="float" office:value="23420.0"/>
          <table:table-cell office:value-type="float" office:value="0.0"/>
          <table:table-cell office:value-type="float" office:value="0.0"/>
          <table:table-cell table:formula="of:=MIN([.$B376];[.$O376];[.$AB376])" office:value-type="float"/>
          <table:table-cell table:formula="of:=MIN([.$C376];[.$P376];[.$AC376])" office:value-type="float"/>
          <table:table-cell table:formula="of:=MIN([.$D376];[.$Q376];[.$AD376])" office:value-type="float"/>
          <table:table-cell table:formula="of:=MIN([.$E376];[.$R376];[.$AE376])" office:value-type="float"/>
          <table:table-cell table:formula="of:=MIN([.$F376];[.$S376];[.$AF376])" office:value-type="float"/>
          <table:table-cell table:formula="of:=MIN([.$G376];[.$T376];[.$AG376])" office:value-type="float"/>
          <table:table-cell table:formula="of:=MIN([.$H376];[.$U376];[.$AH376])" office:value-type="float"/>
          <table:table-cell table:formula="of:=MIN([.$I376];[.$V376];[.$AI376])" office:value-type="float"/>
          <table:table-cell table:formula="of:=MIN([.$J376];[.$W376])" office:value-type="float"/>
          <table:table-cell table:formula="of:=MIN([.$K376];[.$X376];[.$AJ376])" office:value-type="float"/>
          <table:table-cell table:formula="of:=MIN([.$L376];[.$Y376];[.$AK376])" office:value-type="float"/>
          <table:table-cell table:formula="of:=MIN([.$M376];[.$Z376];[.$AL376])" office:value-type="float"/>
          <table:table-cell table:formula="of:=MIN([.$N376];[.$AA376];[.$AM376])" office:value-type="float"/>
          <table:table-cell table:formula="of:=MEDIAN([.$B376];[.$O376];[.$AB376])" office:value-type="float"/>
          <table:table-cell table:formula="of:=MEDIAN([.$C376];[.$P376];[.$AC376])" office:value-type="float"/>
          <table:table-cell table:formula="of:=MEDIAN([.$D376];[.$Q376];[.$AD376])" office:value-type="float"/>
          <table:table-cell table:formula="of:=MEDIAN([.$E376];[.$R376];[.$AE376])" office:value-type="float"/>
          <table:table-cell table:formula="of:=MEDIAN([.$F376];[.$S376];[.$AF376])" office:value-type="float"/>
          <table:table-cell table:formula="of:=MEDIAN([.$G376];[.$T376];[.$AG376])" office:value-type="float"/>
          <table:table-cell table:formula="of:=MEDIAN([.$H376];[.$U376];[.$AH376])" office:value-type="float"/>
          <table:table-cell table:formula="of:=MEDIAN([.$I376];[.$V376];[.$AI376])" office:value-type="float"/>
          <table:table-cell table:formula="of:=MEDIAN([.$J376];[.$W376])" office:value-type="float"/>
          <table:table-cell table:formula="of:=MEDIAN([.$K376];[.$X376];[.$AJ376])" office:value-type="float"/>
          <table:table-cell table:formula="of:=MEDIAN([.$L376];[.$Y376];[.$AK376])" office:value-type="float"/>
          <table:table-cell table:formula="of:=MEDIAN([.$M376];[.$Z376];[.$AL376])" office:value-type="float"/>
          <table:table-cell table:formula="of:=MEDIAN([.$N376];[.$AA376];[.$AM376])" office:value-type="float"/>
          <table:table-cell table:formula="of:=MAX([.$B376];[.$O376];[.$AB376])" office:value-type="float"/>
          <table:table-cell table:formula="of:=MAX([.$C376];[.$P376];[.$AC376])" office:value-type="float"/>
          <table:table-cell table:formula="of:=MAX([.$D376];[.$Q376];[.$AD376])" office:value-type="float"/>
          <table:table-cell table:formula="of:=MAX([.$E376];[.$R376];[.$AE376])" office:value-type="float"/>
          <table:table-cell table:formula="of:=MAX([.$F376];[.$S376];[.$AF376])" office:value-type="float"/>
          <table:table-cell table:formula="of:=MAX([.$G376];[.$T376];[.$AG376])" office:value-type="float"/>
          <table:table-cell table:formula="of:=MAX([.$H376];[.$U376];[.$AH376])" office:value-type="float"/>
          <table:table-cell table:formula="of:=MAX([.$I376];[.$V376];[.$AI376])" office:value-type="float"/>
          <table:table-cell table:formula="of:=MAX([.$J376];[.$W376])" office:value-type="float"/>
          <table:table-cell table:formula="of:=MAX([.$K376];[.$X376];[.$AJ376])" office:value-type="float"/>
          <table:table-cell table:formula="of:=MAX([.$L376];[.$Y376];[.$AK376])" office:value-type="float"/>
          <table:table-cell table:formula="of:=MAX([.$M376];[.$Z376];[.$AL376])" office:value-type="float"/>
          <table:table-cell table:formula="of:=MAX([.$N376];[.$AA376];[.$AM376])" office:value-type="float"/>
        </table:table-row>
        <table:table-row table:style-name="ro1">
          <table:table-cell office:value-type="string">
            <text:p>BLOCKS.BLOCKS-9-0.asp/22</text:p>
          </table:table-cell>
          <table:table-cell office:value-type="float" office:value="0.639222"/>
          <table:table-cell office:value-type="float" office:value="0.596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52.0"/>
          <table:table-cell office:value-type="float" office:value="894.0"/>
          <table:table-cell office:value-type="float" office:value="894.0"/>
          <table:table-cell office:value-type="float" office:value="39468.0"/>
          <table:table-cell office:value-type="float" office:value="24891.0"/>
          <table:table-cell office:value-type="float" office:value="0.0"/>
          <table:table-cell office:value-type="float" office:value="0.0"/>
          <table:table-cell office:value-type="float" office:value="0.655539"/>
          <table:table-cell office:value-type="float" office:value="0.602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52.0"/>
          <table:table-cell office:value-type="float" office:value="894.0"/>
          <table:table-cell office:value-type="float" office:value="894.0"/>
          <table:table-cell office:value-type="float" office:value="39468.0"/>
          <table:table-cell office:value-type="float" office:value="24891.0"/>
          <table:table-cell office:value-type="float" office:value="0.0"/>
          <table:table-cell office:value-type="float" office:value="0.0"/>
          <table:table-cell office:value-type="float" office:value="0.525774"/>
          <table:table-cell office:value-type="float" office:value="0.48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52.0"/>
          <table:table-cell office:value-type="float" office:value="2154.0"/>
          <table:table-cell office:value-type="float" office:value="39468.0"/>
          <table:table-cell office:value-type="float" office:value="24891.0"/>
          <table:table-cell office:value-type="float" office:value="0.0"/>
          <table:table-cell office:value-type="float" office:value="0.0"/>
          <table:table-cell table:formula="of:=MIN([.$B377];[.$O377];[.$AB377])" office:value-type="float"/>
          <table:table-cell table:formula="of:=MIN([.$C377];[.$P377];[.$AC377])" office:value-type="float"/>
          <table:table-cell table:formula="of:=MIN([.$D377];[.$Q377];[.$AD377])" office:value-type="float"/>
          <table:table-cell table:formula="of:=MIN([.$E377];[.$R377];[.$AE377])" office:value-type="float"/>
          <table:table-cell table:formula="of:=MIN([.$F377];[.$S377];[.$AF377])" office:value-type="float"/>
          <table:table-cell table:formula="of:=MIN([.$G377];[.$T377];[.$AG377])" office:value-type="float"/>
          <table:table-cell table:formula="of:=MIN([.$H377];[.$U377];[.$AH377])" office:value-type="float"/>
          <table:table-cell table:formula="of:=MIN([.$I377];[.$V377];[.$AI377])" office:value-type="float"/>
          <table:table-cell table:formula="of:=MIN([.$J377];[.$W377])" office:value-type="float"/>
          <table:table-cell table:formula="of:=MIN([.$K377];[.$X377];[.$AJ377])" office:value-type="float"/>
          <table:table-cell table:formula="of:=MIN([.$L377];[.$Y377];[.$AK377])" office:value-type="float"/>
          <table:table-cell table:formula="of:=MIN([.$M377];[.$Z377];[.$AL377])" office:value-type="float"/>
          <table:table-cell table:formula="of:=MIN([.$N377];[.$AA377];[.$AM377])" office:value-type="float"/>
          <table:table-cell table:formula="of:=MEDIAN([.$B377];[.$O377];[.$AB377])" office:value-type="float"/>
          <table:table-cell table:formula="of:=MEDIAN([.$C377];[.$P377];[.$AC377])" office:value-type="float"/>
          <table:table-cell table:formula="of:=MEDIAN([.$D377];[.$Q377];[.$AD377])" office:value-type="float"/>
          <table:table-cell table:formula="of:=MEDIAN([.$E377];[.$R377];[.$AE377])" office:value-type="float"/>
          <table:table-cell table:formula="of:=MEDIAN([.$F377];[.$S377];[.$AF377])" office:value-type="float"/>
          <table:table-cell table:formula="of:=MEDIAN([.$G377];[.$T377];[.$AG377])" office:value-type="float"/>
          <table:table-cell table:formula="of:=MEDIAN([.$H377];[.$U377];[.$AH377])" office:value-type="float"/>
          <table:table-cell table:formula="of:=MEDIAN([.$I377];[.$V377];[.$AI377])" office:value-type="float"/>
          <table:table-cell table:formula="of:=MEDIAN([.$J377];[.$W377])" office:value-type="float"/>
          <table:table-cell table:formula="of:=MEDIAN([.$K377];[.$X377];[.$AJ377])" office:value-type="float"/>
          <table:table-cell table:formula="of:=MEDIAN([.$L377];[.$Y377];[.$AK377])" office:value-type="float"/>
          <table:table-cell table:formula="of:=MEDIAN([.$M377];[.$Z377];[.$AL377])" office:value-type="float"/>
          <table:table-cell table:formula="of:=MEDIAN([.$N377];[.$AA377];[.$AM377])" office:value-type="float"/>
          <table:table-cell table:formula="of:=MAX([.$B377];[.$O377];[.$AB377])" office:value-type="float"/>
          <table:table-cell table:formula="of:=MAX([.$C377];[.$P377];[.$AC377])" office:value-type="float"/>
          <table:table-cell table:formula="of:=MAX([.$D377];[.$Q377];[.$AD377])" office:value-type="float"/>
          <table:table-cell table:formula="of:=MAX([.$E377];[.$R377];[.$AE377])" office:value-type="float"/>
          <table:table-cell table:formula="of:=MAX([.$F377];[.$S377];[.$AF377])" office:value-type="float"/>
          <table:table-cell table:formula="of:=MAX([.$G377];[.$T377];[.$AG377])" office:value-type="float"/>
          <table:table-cell table:formula="of:=MAX([.$H377];[.$U377];[.$AH377])" office:value-type="float"/>
          <table:table-cell table:formula="of:=MAX([.$I377];[.$V377];[.$AI377])" office:value-type="float"/>
          <table:table-cell table:formula="of:=MAX([.$J377];[.$W377])" office:value-type="float"/>
          <table:table-cell table:formula="of:=MAX([.$K377];[.$X377];[.$AJ377])" office:value-type="float"/>
          <table:table-cell table:formula="of:=MAX([.$L377];[.$Y377];[.$AK377])" office:value-type="float"/>
          <table:table-cell table:formula="of:=MAX([.$M377];[.$Z377];[.$AL377])" office:value-type="float"/>
          <table:table-cell table:formula="of:=MAX([.$N377];[.$AA377];[.$AM377])" office:value-type="float"/>
        </table:table-row>
        <table:table-row table:style-name="ro1">
          <table:table-cell office:value-type="string">
            <text:p>BLOCKS.BLOCKS-9-0.asp/23</text:p>
          </table:table-cell>
          <table:table-cell office:value-type="float" office:value="0.796053"/>
          <table:table-cell office:value-type="float" office:value="0.747"/>
          <table:table-cell office:value-type="float" office:value="0.19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214.0"/>
          <table:table-cell office:value-type="float" office:value="2654.0"/>
          <table:table-cell office:value-type="float" office:value="2654.0"/>
          <table:table-cell office:value-type="float" office:value="41228.0"/>
          <table:table-cell office:value-type="float" office:value="26362.0"/>
          <table:table-cell office:value-type="float" office:value="0.0"/>
          <table:table-cell office:value-type="float" office:value="0.0"/>
          <table:table-cell office:value-type="float" office:value="0.727163"/>
          <table:table-cell office:value-type="float" office:value="0.673"/>
          <table:table-cell office:value-type="float" office:value="0.17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214.0"/>
          <table:table-cell office:value-type="float" office:value="2654.0"/>
          <table:table-cell office:value-type="float" office:value="2654.0"/>
          <table:table-cell office:value-type="float" office:value="41228.0"/>
          <table:table-cell office:value-type="float" office:value="26362.0"/>
          <table:table-cell office:value-type="float" office:value="0.0"/>
          <table:table-cell office:value-type="float" office:value="0.0"/>
          <table:table-cell office:value-type="float" office:value="0.63004"/>
          <table:table-cell office:value-type="float" office:value="0.583"/>
          <table:table-cell office:value-type="float" office:value="0.13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041.0"/>
          <table:table-cell office:value-type="float" office:value="2806.0"/>
          <table:table-cell office:value-type="float" office:value="41228.0"/>
          <table:table-cell office:value-type="float" office:value="26362.0"/>
          <table:table-cell office:value-type="float" office:value="0.0"/>
          <table:table-cell office:value-type="float" office:value="0.0"/>
          <table:table-cell table:formula="of:=MIN([.$B378];[.$O378];[.$AB378])" office:value-type="float"/>
          <table:table-cell table:formula="of:=MIN([.$C378];[.$P378];[.$AC378])" office:value-type="float"/>
          <table:table-cell table:formula="of:=MIN([.$D378];[.$Q378];[.$AD378])" office:value-type="float"/>
          <table:table-cell table:formula="of:=MIN([.$E378];[.$R378];[.$AE378])" office:value-type="float"/>
          <table:table-cell table:formula="of:=MIN([.$F378];[.$S378];[.$AF378])" office:value-type="float"/>
          <table:table-cell table:formula="of:=MIN([.$G378];[.$T378];[.$AG378])" office:value-type="float"/>
          <table:table-cell table:formula="of:=MIN([.$H378];[.$U378];[.$AH378])" office:value-type="float"/>
          <table:table-cell table:formula="of:=MIN([.$I378];[.$V378];[.$AI378])" office:value-type="float"/>
          <table:table-cell table:formula="of:=MIN([.$J378];[.$W378])" office:value-type="float"/>
          <table:table-cell table:formula="of:=MIN([.$K378];[.$X378];[.$AJ378])" office:value-type="float"/>
          <table:table-cell table:formula="of:=MIN([.$L378];[.$Y378];[.$AK378])" office:value-type="float"/>
          <table:table-cell table:formula="of:=MIN([.$M378];[.$Z378];[.$AL378])" office:value-type="float"/>
          <table:table-cell table:formula="of:=MIN([.$N378];[.$AA378];[.$AM378])" office:value-type="float"/>
          <table:table-cell table:formula="of:=MEDIAN([.$B378];[.$O378];[.$AB378])" office:value-type="float"/>
          <table:table-cell table:formula="of:=MEDIAN([.$C378];[.$P378];[.$AC378])" office:value-type="float"/>
          <table:table-cell table:formula="of:=MEDIAN([.$D378];[.$Q378];[.$AD378])" office:value-type="float"/>
          <table:table-cell table:formula="of:=MEDIAN([.$E378];[.$R378];[.$AE378])" office:value-type="float"/>
          <table:table-cell table:formula="of:=MEDIAN([.$F378];[.$S378];[.$AF378])" office:value-type="float"/>
          <table:table-cell table:formula="of:=MEDIAN([.$G378];[.$T378];[.$AG378])" office:value-type="float"/>
          <table:table-cell table:formula="of:=MEDIAN([.$H378];[.$U378];[.$AH378])" office:value-type="float"/>
          <table:table-cell table:formula="of:=MEDIAN([.$I378];[.$V378];[.$AI378])" office:value-type="float"/>
          <table:table-cell table:formula="of:=MEDIAN([.$J378];[.$W378])" office:value-type="float"/>
          <table:table-cell table:formula="of:=MEDIAN([.$K378];[.$X378];[.$AJ378])" office:value-type="float"/>
          <table:table-cell table:formula="of:=MEDIAN([.$L378];[.$Y378];[.$AK378])" office:value-type="float"/>
          <table:table-cell table:formula="of:=MEDIAN([.$M378];[.$Z378];[.$AL378])" office:value-type="float"/>
          <table:table-cell table:formula="of:=MEDIAN([.$N378];[.$AA378];[.$AM378])" office:value-type="float"/>
          <table:table-cell table:formula="of:=MAX([.$B378];[.$O378];[.$AB378])" office:value-type="float"/>
          <table:table-cell table:formula="of:=MAX([.$C378];[.$P378];[.$AC378])" office:value-type="float"/>
          <table:table-cell table:formula="of:=MAX([.$D378];[.$Q378];[.$AD378])" office:value-type="float"/>
          <table:table-cell table:formula="of:=MAX([.$E378];[.$R378];[.$AE378])" office:value-type="float"/>
          <table:table-cell table:formula="of:=MAX([.$F378];[.$S378];[.$AF378])" office:value-type="float"/>
          <table:table-cell table:formula="of:=MAX([.$G378];[.$T378];[.$AG378])" office:value-type="float"/>
          <table:table-cell table:formula="of:=MAX([.$H378];[.$U378];[.$AH378])" office:value-type="float"/>
          <table:table-cell table:formula="of:=MAX([.$I378];[.$V378];[.$AI378])" office:value-type="float"/>
          <table:table-cell table:formula="of:=MAX([.$J378];[.$W378])" office:value-type="float"/>
          <table:table-cell table:formula="of:=MAX([.$K378];[.$X378];[.$AJ378])" office:value-type="float"/>
          <table:table-cell table:formula="of:=MAX([.$L378];[.$Y378];[.$AK378])" office:value-type="float"/>
          <table:table-cell table:formula="of:=MAX([.$M378];[.$Z378];[.$AL378])" office:value-type="float"/>
          <table:table-cell table:formula="of:=MAX([.$N378];[.$AA378];[.$AM378])" office:value-type="float"/>
        </table:table-row>
        <table:table-row table:style-name="ro1">
          <table:table-cell office:value-type="string">
            <text:p>BLOCKS.BLOCKS-9-0.asp/24</text:p>
          </table:table-cell>
          <table:table-cell office:value-type="float" office:value="1.18015"/>
          <table:table-cell office:value-type="float" office:value="1.131"/>
          <table:table-cell office:value-type="float" office:value="0.53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330.0"/>
          <table:table-cell office:value-type="float" office:value="6657.0"/>
          <table:table-cell office:value-type="float" office:value="6657.0"/>
          <table:table-cell office:value-type="float" office:value="42988.0"/>
          <table:table-cell office:value-type="float" office:value="27833.0"/>
          <table:table-cell office:value-type="float" office:value="0.0"/>
          <table:table-cell office:value-type="float" office:value="0.0"/>
          <table:table-cell office:value-type="float" office:value="1.19308"/>
          <table:table-cell office:value-type="float" office:value="1.121"/>
          <table:table-cell office:value-type="float" office:value="0.54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330.0"/>
          <table:table-cell office:value-type="float" office:value="6657.0"/>
          <table:table-cell office:value-type="float" office:value="6657.0"/>
          <table:table-cell office:value-type="float" office:value="42988.0"/>
          <table:table-cell office:value-type="float" office:value="27833.0"/>
          <table:table-cell office:value-type="float" office:value="0.0"/>
          <table:table-cell office:value-type="float" office:value="0.0"/>
          <table:table-cell office:value-type="float" office:value="0.811758"/>
          <table:table-cell office:value-type="float" office:value="0.75"/>
          <table:table-cell office:value-type="float" office:value="0.33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422.0"/>
          <table:table-cell office:value-type="float" office:value="4250.0"/>
          <table:table-cell office:value-type="float" office:value="42988.0"/>
          <table:table-cell office:value-type="float" office:value="27833.0"/>
          <table:table-cell office:value-type="float" office:value="0.0"/>
          <table:table-cell office:value-type="float" office:value="0.0"/>
          <table:table-cell table:formula="of:=MIN([.$B379];[.$O379];[.$AB379])" office:value-type="float"/>
          <table:table-cell table:formula="of:=MIN([.$C379];[.$P379];[.$AC379])" office:value-type="float"/>
          <table:table-cell table:formula="of:=MIN([.$D379];[.$Q379];[.$AD379])" office:value-type="float"/>
          <table:table-cell table:formula="of:=MIN([.$E379];[.$R379];[.$AE379])" office:value-type="float"/>
          <table:table-cell table:formula="of:=MIN([.$F379];[.$S379];[.$AF379])" office:value-type="float"/>
          <table:table-cell table:formula="of:=MIN([.$G379];[.$T379];[.$AG379])" office:value-type="float"/>
          <table:table-cell table:formula="of:=MIN([.$H379];[.$U379];[.$AH379])" office:value-type="float"/>
          <table:table-cell table:formula="of:=MIN([.$I379];[.$V379];[.$AI379])" office:value-type="float"/>
          <table:table-cell table:formula="of:=MIN([.$J379];[.$W379])" office:value-type="float"/>
          <table:table-cell table:formula="of:=MIN([.$K379];[.$X379];[.$AJ379])" office:value-type="float"/>
          <table:table-cell table:formula="of:=MIN([.$L379];[.$Y379];[.$AK379])" office:value-type="float"/>
          <table:table-cell table:formula="of:=MIN([.$M379];[.$Z379];[.$AL379])" office:value-type="float"/>
          <table:table-cell table:formula="of:=MIN([.$N379];[.$AA379];[.$AM379])" office:value-type="float"/>
          <table:table-cell table:formula="of:=MEDIAN([.$B379];[.$O379];[.$AB379])" office:value-type="float"/>
          <table:table-cell table:formula="of:=MEDIAN([.$C379];[.$P379];[.$AC379])" office:value-type="float"/>
          <table:table-cell table:formula="of:=MEDIAN([.$D379];[.$Q379];[.$AD379])" office:value-type="float"/>
          <table:table-cell table:formula="of:=MEDIAN([.$E379];[.$R379];[.$AE379])" office:value-type="float"/>
          <table:table-cell table:formula="of:=MEDIAN([.$F379];[.$S379];[.$AF379])" office:value-type="float"/>
          <table:table-cell table:formula="of:=MEDIAN([.$G379];[.$T379];[.$AG379])" office:value-type="float"/>
          <table:table-cell table:formula="of:=MEDIAN([.$H379];[.$U379];[.$AH379])" office:value-type="float"/>
          <table:table-cell table:formula="of:=MEDIAN([.$I379];[.$V379];[.$AI379])" office:value-type="float"/>
          <table:table-cell table:formula="of:=MEDIAN([.$J379];[.$W379])" office:value-type="float"/>
          <table:table-cell table:formula="of:=MEDIAN([.$K379];[.$X379];[.$AJ379])" office:value-type="float"/>
          <table:table-cell table:formula="of:=MEDIAN([.$L379];[.$Y379];[.$AK379])" office:value-type="float"/>
          <table:table-cell table:formula="of:=MEDIAN([.$M379];[.$Z379];[.$AL379])" office:value-type="float"/>
          <table:table-cell table:formula="of:=MEDIAN([.$N379];[.$AA379];[.$AM379])" office:value-type="float"/>
          <table:table-cell table:formula="of:=MAX([.$B379];[.$O379];[.$AB379])" office:value-type="float"/>
          <table:table-cell table:formula="of:=MAX([.$C379];[.$P379];[.$AC379])" office:value-type="float"/>
          <table:table-cell table:formula="of:=MAX([.$D379];[.$Q379];[.$AD379])" office:value-type="float"/>
          <table:table-cell table:formula="of:=MAX([.$E379];[.$R379];[.$AE379])" office:value-type="float"/>
          <table:table-cell table:formula="of:=MAX([.$F379];[.$S379];[.$AF379])" office:value-type="float"/>
          <table:table-cell table:formula="of:=MAX([.$G379];[.$T379];[.$AG379])" office:value-type="float"/>
          <table:table-cell table:formula="of:=MAX([.$H379];[.$U379];[.$AH379])" office:value-type="float"/>
          <table:table-cell table:formula="of:=MAX([.$I379];[.$V379];[.$AI379])" office:value-type="float"/>
          <table:table-cell table:formula="of:=MAX([.$J379];[.$W379])" office:value-type="float"/>
          <table:table-cell table:formula="of:=MAX([.$K379];[.$X379];[.$AJ379])" office:value-type="float"/>
          <table:table-cell table:formula="of:=MAX([.$L379];[.$Y379];[.$AK379])" office:value-type="float"/>
          <table:table-cell table:formula="of:=MAX([.$M379];[.$Z379];[.$AL379])" office:value-type="float"/>
          <table:table-cell table:formula="of:=MAX([.$N379];[.$AA379];[.$AM379])" office:value-type="float"/>
        </table:table-row>
        <table:table-row table:style-name="ro1">
          <table:table-cell office:value-type="string">
            <text:p>BLOCKS.BLOCKS-9-0.asp/25</text:p>
          </table:table-cell>
          <table:table-cell office:value-type="float" office:value="1.66188"/>
          <table:table-cell office:value-type="float" office:value="1.603"/>
          <table:table-cell office:value-type="float" office:value="1.04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5115.0"/>
          <table:table-cell office:value-type="float" office:value="10241.0"/>
          <table:table-cell office:value-type="float" office:value="10241.0"/>
          <table:table-cell office:value-type="float" office:value="44748.0"/>
          <table:table-cell office:value-type="float" office:value="29304.0"/>
          <table:table-cell office:value-type="float" office:value="0.0"/>
          <table:table-cell office:value-type="float" office:value="0.0"/>
          <table:table-cell office:value-type="float" office:value="1.75454"/>
          <table:table-cell office:value-type="float" office:value="1.7"/>
          <table:table-cell office:value-type="float" office:value="1.06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5115.0"/>
          <table:table-cell office:value-type="float" office:value="10241.0"/>
          <table:table-cell office:value-type="float" office:value="10241.0"/>
          <table:table-cell office:value-type="float" office:value="44748.0"/>
          <table:table-cell office:value-type="float" office:value="29304.0"/>
          <table:table-cell office:value-type="float" office:value="0.0"/>
          <table:table-cell office:value-type="float" office:value="0.0"/>
          <table:table-cell office:value-type="float" office:value="1.1431"/>
          <table:table-cell office:value-type="float" office:value="1.097"/>
          <table:table-cell office:value-type="float" office:value="0.62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4408.0"/>
          <table:table-cell office:value-type="float" office:value="7922.0"/>
          <table:table-cell office:value-type="float" office:value="44748.0"/>
          <table:table-cell office:value-type="float" office:value="29304.0"/>
          <table:table-cell office:value-type="float" office:value="0.0"/>
          <table:table-cell office:value-type="float" office:value="0.0"/>
          <table:table-cell table:formula="of:=MIN([.$B380];[.$O380];[.$AB380])" office:value-type="float"/>
          <table:table-cell table:formula="of:=MIN([.$C380];[.$P380];[.$AC380])" office:value-type="float"/>
          <table:table-cell table:formula="of:=MIN([.$D380];[.$Q380];[.$AD380])" office:value-type="float"/>
          <table:table-cell table:formula="of:=MIN([.$E380];[.$R380];[.$AE380])" office:value-type="float"/>
          <table:table-cell table:formula="of:=MIN([.$F380];[.$S380];[.$AF380])" office:value-type="float"/>
          <table:table-cell table:formula="of:=MIN([.$G380];[.$T380];[.$AG380])" office:value-type="float"/>
          <table:table-cell table:formula="of:=MIN([.$H380];[.$U380];[.$AH380])" office:value-type="float"/>
          <table:table-cell table:formula="of:=MIN([.$I380];[.$V380];[.$AI380])" office:value-type="float"/>
          <table:table-cell table:formula="of:=MIN([.$J380];[.$W380])" office:value-type="float"/>
          <table:table-cell table:formula="of:=MIN([.$K380];[.$X380];[.$AJ380])" office:value-type="float"/>
          <table:table-cell table:formula="of:=MIN([.$L380];[.$Y380];[.$AK380])" office:value-type="float"/>
          <table:table-cell table:formula="of:=MIN([.$M380];[.$Z380];[.$AL380])" office:value-type="float"/>
          <table:table-cell table:formula="of:=MIN([.$N380];[.$AA380];[.$AM380])" office:value-type="float"/>
          <table:table-cell table:formula="of:=MEDIAN([.$B380];[.$O380];[.$AB380])" office:value-type="float"/>
          <table:table-cell table:formula="of:=MEDIAN([.$C380];[.$P380];[.$AC380])" office:value-type="float"/>
          <table:table-cell table:formula="of:=MEDIAN([.$D380];[.$Q380];[.$AD380])" office:value-type="float"/>
          <table:table-cell table:formula="of:=MEDIAN([.$E380];[.$R380];[.$AE380])" office:value-type="float"/>
          <table:table-cell table:formula="of:=MEDIAN([.$F380];[.$S380];[.$AF380])" office:value-type="float"/>
          <table:table-cell table:formula="of:=MEDIAN([.$G380];[.$T380];[.$AG380])" office:value-type="float"/>
          <table:table-cell table:formula="of:=MEDIAN([.$H380];[.$U380];[.$AH380])" office:value-type="float"/>
          <table:table-cell table:formula="of:=MEDIAN([.$I380];[.$V380];[.$AI380])" office:value-type="float"/>
          <table:table-cell table:formula="of:=MEDIAN([.$J380];[.$W380])" office:value-type="float"/>
          <table:table-cell table:formula="of:=MEDIAN([.$K380];[.$X380];[.$AJ380])" office:value-type="float"/>
          <table:table-cell table:formula="of:=MEDIAN([.$L380];[.$Y380];[.$AK380])" office:value-type="float"/>
          <table:table-cell table:formula="of:=MEDIAN([.$M380];[.$Z380];[.$AL380])" office:value-type="float"/>
          <table:table-cell table:formula="of:=MEDIAN([.$N380];[.$AA380];[.$AM380])" office:value-type="float"/>
          <table:table-cell table:formula="of:=MAX([.$B380];[.$O380];[.$AB380])" office:value-type="float"/>
          <table:table-cell table:formula="of:=MAX([.$C380];[.$P380];[.$AC380])" office:value-type="float"/>
          <table:table-cell table:formula="of:=MAX([.$D380];[.$Q380];[.$AD380])" office:value-type="float"/>
          <table:table-cell table:formula="of:=MAX([.$E380];[.$R380];[.$AE380])" office:value-type="float"/>
          <table:table-cell table:formula="of:=MAX([.$F380];[.$S380];[.$AF380])" office:value-type="float"/>
          <table:table-cell table:formula="of:=MAX([.$G380];[.$T380];[.$AG380])" office:value-type="float"/>
          <table:table-cell table:formula="of:=MAX([.$H380];[.$U380];[.$AH380])" office:value-type="float"/>
          <table:table-cell table:formula="of:=MAX([.$I380];[.$V380];[.$AI380])" office:value-type="float"/>
          <table:table-cell table:formula="of:=MAX([.$J380];[.$W380])" office:value-type="float"/>
          <table:table-cell table:formula="of:=MAX([.$K380];[.$X380];[.$AJ380])" office:value-type="float"/>
          <table:table-cell table:formula="of:=MAX([.$L380];[.$Y380];[.$AK380])" office:value-type="float"/>
          <table:table-cell table:formula="of:=MAX([.$M380];[.$Z380];[.$AL380])" office:value-type="float"/>
          <table:table-cell table:formula="of:=MAX([.$N380];[.$AA380];[.$AM380])" office:value-type="float"/>
        </table:table-row>
        <table:table-row table:style-name="ro1">
          <table:table-cell office:value-type="string">
            <text:p>BLOCKS.BLOCKS-9-0.asp/26</text:p>
          </table:table-cell>
          <table:table-cell office:value-type="float" office:value="14.4124"/>
          <table:table-cell office:value-type="float" office:value="10.521"/>
          <table:table-cell office:value-type="float" office:value="9.9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31898.0"/>
          <table:table-cell office:value-type="float" office:value="52196.0"/>
          <table:table-cell office:value-type="float" office:value="52196.0"/>
          <table:table-cell office:value-type="float" office:value="46508.0"/>
          <table:table-cell office:value-type="float" office:value="30775.0"/>
          <table:table-cell office:value-type="float" office:value="0.0"/>
          <table:table-cell office:value-type="float" office:value="0.0"/>
          <table:table-cell office:value-type="float" office:value="10.7604"/>
          <table:table-cell office:value-type="float" office:value="10.707"/>
          <table:table-cell office:value-type="float" office:value="10.08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31898.0"/>
          <table:table-cell office:value-type="float" office:value="52196.0"/>
          <table:table-cell office:value-type="float" office:value="52196.0"/>
          <table:table-cell office:value-type="float" office:value="46508.0"/>
          <table:table-cell office:value-type="float" office:value="30775.0"/>
          <table:table-cell office:value-type="float" office:value="0.0"/>
          <table:table-cell office:value-type="float" office:value="0.0"/>
          <table:table-cell office:value-type="float" office:value="2.01192"/>
          <table:table-cell office:value-type="float" office:value="1.965"/>
          <table:table-cell office:value-type="float" office:value="1.43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8369.0"/>
          <table:table-cell office:value-type="float" office:value="11990.0"/>
          <table:table-cell office:value-type="float" office:value="46508.0"/>
          <table:table-cell office:value-type="float" office:value="30775.0"/>
          <table:table-cell office:value-type="float" office:value="0.0"/>
          <table:table-cell office:value-type="float" office:value="0.0"/>
          <table:table-cell table:formula="of:=MIN([.$B381];[.$O381];[.$AB381])" office:value-type="float"/>
          <table:table-cell table:formula="of:=MIN([.$C381];[.$P381];[.$AC381])" office:value-type="float"/>
          <table:table-cell table:formula="of:=MIN([.$D381];[.$Q381];[.$AD381])" office:value-type="float"/>
          <table:table-cell table:formula="of:=MIN([.$E381];[.$R381];[.$AE381])" office:value-type="float"/>
          <table:table-cell table:formula="of:=MIN([.$F381];[.$S381];[.$AF381])" office:value-type="float"/>
          <table:table-cell table:formula="of:=MIN([.$G381];[.$T381];[.$AG381])" office:value-type="float"/>
          <table:table-cell table:formula="of:=MIN([.$H381];[.$U381];[.$AH381])" office:value-type="float"/>
          <table:table-cell table:formula="of:=MIN([.$I381];[.$V381];[.$AI381])" office:value-type="float"/>
          <table:table-cell table:formula="of:=MIN([.$J381];[.$W381])" office:value-type="float"/>
          <table:table-cell table:formula="of:=MIN([.$K381];[.$X381];[.$AJ381])" office:value-type="float"/>
          <table:table-cell table:formula="of:=MIN([.$L381];[.$Y381];[.$AK381])" office:value-type="float"/>
          <table:table-cell table:formula="of:=MIN([.$M381];[.$Z381];[.$AL381])" office:value-type="float"/>
          <table:table-cell table:formula="of:=MIN([.$N381];[.$AA381];[.$AM381])" office:value-type="float"/>
          <table:table-cell table:formula="of:=MEDIAN([.$B381];[.$O381];[.$AB381])" office:value-type="float"/>
          <table:table-cell table:formula="of:=MEDIAN([.$C381];[.$P381];[.$AC381])" office:value-type="float"/>
          <table:table-cell table:formula="of:=MEDIAN([.$D381];[.$Q381];[.$AD381])" office:value-type="float"/>
          <table:table-cell table:formula="of:=MEDIAN([.$E381];[.$R381];[.$AE381])" office:value-type="float"/>
          <table:table-cell table:formula="of:=MEDIAN([.$F381];[.$S381];[.$AF381])" office:value-type="float"/>
          <table:table-cell table:formula="of:=MEDIAN([.$G381];[.$T381];[.$AG381])" office:value-type="float"/>
          <table:table-cell table:formula="of:=MEDIAN([.$H381];[.$U381];[.$AH381])" office:value-type="float"/>
          <table:table-cell table:formula="of:=MEDIAN([.$I381];[.$V381];[.$AI381])" office:value-type="float"/>
          <table:table-cell table:formula="of:=MEDIAN([.$J381];[.$W381])" office:value-type="float"/>
          <table:table-cell table:formula="of:=MEDIAN([.$K381];[.$X381];[.$AJ381])" office:value-type="float"/>
          <table:table-cell table:formula="of:=MEDIAN([.$L381];[.$Y381];[.$AK381])" office:value-type="float"/>
          <table:table-cell table:formula="of:=MEDIAN([.$M381];[.$Z381];[.$AL381])" office:value-type="float"/>
          <table:table-cell table:formula="of:=MEDIAN([.$N381];[.$AA381];[.$AM381])" office:value-type="float"/>
          <table:table-cell table:formula="of:=MAX([.$B381];[.$O381];[.$AB381])" office:value-type="float"/>
          <table:table-cell table:formula="of:=MAX([.$C381];[.$P381];[.$AC381])" office:value-type="float"/>
          <table:table-cell table:formula="of:=MAX([.$D381];[.$Q381];[.$AD381])" office:value-type="float"/>
          <table:table-cell table:formula="of:=MAX([.$E381];[.$R381];[.$AE381])" office:value-type="float"/>
          <table:table-cell table:formula="of:=MAX([.$F381];[.$S381];[.$AF381])" office:value-type="float"/>
          <table:table-cell table:formula="of:=MAX([.$G381];[.$T381];[.$AG381])" office:value-type="float"/>
          <table:table-cell table:formula="of:=MAX([.$H381];[.$U381];[.$AH381])" office:value-type="float"/>
          <table:table-cell table:formula="of:=MAX([.$I381];[.$V381];[.$AI381])" office:value-type="float"/>
          <table:table-cell table:formula="of:=MAX([.$J381];[.$W381])" office:value-type="float"/>
          <table:table-cell table:formula="of:=MAX([.$K381];[.$X381];[.$AJ381])" office:value-type="float"/>
          <table:table-cell table:formula="of:=MAX([.$L381];[.$Y381];[.$AK381])" office:value-type="float"/>
          <table:table-cell table:formula="of:=MAX([.$M381];[.$Z381];[.$AL381])" office:value-type="float"/>
          <table:table-cell table:formula="of:=MAX([.$N381];[.$AA381];[.$AM381])" office:value-type="float"/>
        </table:table-row>
        <table:table-row table:style-name="ro1">
          <table:table-cell office:value-type="string">
            <text:p>BLOCKS.BLOCKS-9-0.asp/27</text:p>
          </table:table-cell>
          <table:table-cell office:value-type="float" office:value="13.3161"/>
          <table:table-cell office:value-type="float" office:value="13.262"/>
          <table:table-cell office:value-type="float" office:value="12.69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40920.0"/>
          <table:table-cell office:value-type="float" office:value="70089.0"/>
          <table:table-cell office:value-type="float" office:value="70089.0"/>
          <table:table-cell office:value-type="float" office:value="48268.0"/>
          <table:table-cell office:value-type="float" office:value="32246.0"/>
          <table:table-cell office:value-type="float" office:value="0.0"/>
          <table:table-cell office:value-type="float" office:value="0.0"/>
          <table:table-cell office:value-type="float" office:value="13.1637"/>
          <table:table-cell office:value-type="float" office:value="13.1"/>
          <table:table-cell office:value-type="float" office:value="12.5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40920.0"/>
          <table:table-cell office:value-type="float" office:value="70089.0"/>
          <table:table-cell office:value-type="float" office:value="70089.0"/>
          <table:table-cell office:value-type="float" office:value="48268.0"/>
          <table:table-cell office:value-type="float" office:value="32246.0"/>
          <table:table-cell office:value-type="float" office:value="0.0"/>
          <table:table-cell office:value-type="float" office:value="0.0"/>
          <table:table-cell office:value-type="float" office:value="2.84731"/>
          <table:table-cell office:value-type="float" office:value="2.798"/>
          <table:table-cell office:value-type="float" office:value="2.28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1696.0"/>
          <table:table-cell office:value-type="float" office:value="15922.0"/>
          <table:table-cell office:value-type="float" office:value="48268.0"/>
          <table:table-cell office:value-type="float" office:value="32246.0"/>
          <table:table-cell office:value-type="float" office:value="0.0"/>
          <table:table-cell office:value-type="float" office:value="0.0"/>
          <table:table-cell table:formula="of:=MIN([.$B382];[.$O382];[.$AB382])" office:value-type="float"/>
          <table:table-cell table:formula="of:=MIN([.$C382];[.$P382];[.$AC382])" office:value-type="float"/>
          <table:table-cell table:formula="of:=MIN([.$D382];[.$Q382];[.$AD382])" office:value-type="float"/>
          <table:table-cell table:formula="of:=MIN([.$E382];[.$R382];[.$AE382])" office:value-type="float"/>
          <table:table-cell table:formula="of:=MIN([.$F382];[.$S382];[.$AF382])" office:value-type="float"/>
          <table:table-cell table:formula="of:=MIN([.$G382];[.$T382];[.$AG382])" office:value-type="float"/>
          <table:table-cell table:formula="of:=MIN([.$H382];[.$U382];[.$AH382])" office:value-type="float"/>
          <table:table-cell table:formula="of:=MIN([.$I382];[.$V382];[.$AI382])" office:value-type="float"/>
          <table:table-cell table:formula="of:=MIN([.$J382];[.$W382])" office:value-type="float"/>
          <table:table-cell table:formula="of:=MIN([.$K382];[.$X382];[.$AJ382])" office:value-type="float"/>
          <table:table-cell table:formula="of:=MIN([.$L382];[.$Y382];[.$AK382])" office:value-type="float"/>
          <table:table-cell table:formula="of:=MIN([.$M382];[.$Z382];[.$AL382])" office:value-type="float"/>
          <table:table-cell table:formula="of:=MIN([.$N382];[.$AA382];[.$AM382])" office:value-type="float"/>
          <table:table-cell table:formula="of:=MEDIAN([.$B382];[.$O382];[.$AB382])" office:value-type="float"/>
          <table:table-cell table:formula="of:=MEDIAN([.$C382];[.$P382];[.$AC382])" office:value-type="float"/>
          <table:table-cell table:formula="of:=MEDIAN([.$D382];[.$Q382];[.$AD382])" office:value-type="float"/>
          <table:table-cell table:formula="of:=MEDIAN([.$E382];[.$R382];[.$AE382])" office:value-type="float"/>
          <table:table-cell table:formula="of:=MEDIAN([.$F382];[.$S382];[.$AF382])" office:value-type="float"/>
          <table:table-cell table:formula="of:=MEDIAN([.$G382];[.$T382];[.$AG382])" office:value-type="float"/>
          <table:table-cell table:formula="of:=MEDIAN([.$H382];[.$U382];[.$AH382])" office:value-type="float"/>
          <table:table-cell table:formula="of:=MEDIAN([.$I382];[.$V382];[.$AI382])" office:value-type="float"/>
          <table:table-cell table:formula="of:=MEDIAN([.$J382];[.$W382])" office:value-type="float"/>
          <table:table-cell table:formula="of:=MEDIAN([.$K382];[.$X382];[.$AJ382])" office:value-type="float"/>
          <table:table-cell table:formula="of:=MEDIAN([.$L382];[.$Y382];[.$AK382])" office:value-type="float"/>
          <table:table-cell table:formula="of:=MEDIAN([.$M382];[.$Z382];[.$AL382])" office:value-type="float"/>
          <table:table-cell table:formula="of:=MEDIAN([.$N382];[.$AA382];[.$AM382])" office:value-type="float"/>
          <table:table-cell table:formula="of:=MAX([.$B382];[.$O382];[.$AB382])" office:value-type="float"/>
          <table:table-cell table:formula="of:=MAX([.$C382];[.$P382];[.$AC382])" office:value-type="float"/>
          <table:table-cell table:formula="of:=MAX([.$D382];[.$Q382];[.$AD382])" office:value-type="float"/>
          <table:table-cell table:formula="of:=MAX([.$E382];[.$R382];[.$AE382])" office:value-type="float"/>
          <table:table-cell table:formula="of:=MAX([.$F382];[.$S382];[.$AF382])" office:value-type="float"/>
          <table:table-cell table:formula="of:=MAX([.$G382];[.$T382];[.$AG382])" office:value-type="float"/>
          <table:table-cell table:formula="of:=MAX([.$H382];[.$U382];[.$AH382])" office:value-type="float"/>
          <table:table-cell table:formula="of:=MAX([.$I382];[.$V382];[.$AI382])" office:value-type="float"/>
          <table:table-cell table:formula="of:=MAX([.$J382];[.$W382])" office:value-type="float"/>
          <table:table-cell table:formula="of:=MAX([.$K382];[.$X382];[.$AJ382])" office:value-type="float"/>
          <table:table-cell table:formula="of:=MAX([.$L382];[.$Y382];[.$AK382])" office:value-type="float"/>
          <table:table-cell table:formula="of:=MAX([.$M382];[.$Z382];[.$AL382])" office:value-type="float"/>
          <table:table-cell table:formula="of:=MAX([.$N382];[.$AA382];[.$AM382])" office:value-type="float"/>
        </table:table-row>
        <table:table-row table:style-name="ro1">
          <table:table-cell office:value-type="string">
            <text:p>BLOCKS.BLOCKS-9-0.asp/28</text:p>
          </table:table-cell>
          <table:table-cell office:value-type="float" office:value="90.6431"/>
          <table:table-cell office:value-type="float" office:value="90.577"/>
          <table:table-cell office:value-type="float" office:value="89.89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199047.0"/>
          <table:table-cell office:value-type="float" office:value="305777.0"/>
          <table:table-cell office:value-type="float" office:value="305777.0"/>
          <table:table-cell office:value-type="float" office:value="50028.0"/>
          <table:table-cell office:value-type="float" office:value="33717.0"/>
          <table:table-cell office:value-type="float" office:value="0.0"/>
          <table:table-cell office:value-type="float" office:value="0.0"/>
          <table:table-cell office:value-type="float" office:value="89.8472"/>
          <table:table-cell office:value-type="float" office:value="89.775"/>
          <table:table-cell office:value-type="float" office:value="89.09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199047.0"/>
          <table:table-cell office:value-type="float" office:value="305777.0"/>
          <table:table-cell office:value-type="float" office:value="305777.0"/>
          <table:table-cell office:value-type="float" office:value="50028.0"/>
          <table:table-cell office:value-type="float" office:value="33717.0"/>
          <table:table-cell office:value-type="float" office:value="0.0"/>
          <table:table-cell office:value-type="float" office:value="0.0"/>
          <table:table-cell office:value-type="float" office:value="11.1475"/>
          <table:table-cell office:value-type="float" office:value="11.096"/>
          <table:table-cell office:value-type="float" office:value="10.54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46715.0"/>
          <table:table-cell office:value-type="float" office:value="58446.0"/>
          <table:table-cell office:value-type="float" office:value="50028.0"/>
          <table:table-cell office:value-type="float" office:value="33717.0"/>
          <table:table-cell office:value-type="float" office:value="0.0"/>
          <table:table-cell office:value-type="float" office:value="0.0"/>
          <table:table-cell table:formula="of:=MIN([.$B383];[.$O383];[.$AB383])" office:value-type="float"/>
          <table:table-cell table:formula="of:=MIN([.$C383];[.$P383];[.$AC383])" office:value-type="float"/>
          <table:table-cell table:formula="of:=MIN([.$D383];[.$Q383];[.$AD383])" office:value-type="float"/>
          <table:table-cell table:formula="of:=MIN([.$E383];[.$R383];[.$AE383])" office:value-type="float"/>
          <table:table-cell table:formula="of:=MIN([.$F383];[.$S383];[.$AF383])" office:value-type="float"/>
          <table:table-cell table:formula="of:=MIN([.$G383];[.$T383];[.$AG383])" office:value-type="float"/>
          <table:table-cell table:formula="of:=MIN([.$H383];[.$U383];[.$AH383])" office:value-type="float"/>
          <table:table-cell table:formula="of:=MIN([.$I383];[.$V383];[.$AI383])" office:value-type="float"/>
          <table:table-cell table:formula="of:=MIN([.$J383];[.$W383])" office:value-type="float"/>
          <table:table-cell table:formula="of:=MIN([.$K383];[.$X383];[.$AJ383])" office:value-type="float"/>
          <table:table-cell table:formula="of:=MIN([.$L383];[.$Y383];[.$AK383])" office:value-type="float"/>
          <table:table-cell table:formula="of:=MIN([.$M383];[.$Z383];[.$AL383])" office:value-type="float"/>
          <table:table-cell table:formula="of:=MIN([.$N383];[.$AA383];[.$AM383])" office:value-type="float"/>
          <table:table-cell table:formula="of:=MEDIAN([.$B383];[.$O383];[.$AB383])" office:value-type="float"/>
          <table:table-cell table:formula="of:=MEDIAN([.$C383];[.$P383];[.$AC383])" office:value-type="float"/>
          <table:table-cell table:formula="of:=MEDIAN([.$D383];[.$Q383];[.$AD383])" office:value-type="float"/>
          <table:table-cell table:formula="of:=MEDIAN([.$E383];[.$R383];[.$AE383])" office:value-type="float"/>
          <table:table-cell table:formula="of:=MEDIAN([.$F383];[.$S383];[.$AF383])" office:value-type="float"/>
          <table:table-cell table:formula="of:=MEDIAN([.$G383];[.$T383];[.$AG383])" office:value-type="float"/>
          <table:table-cell table:formula="of:=MEDIAN([.$H383];[.$U383];[.$AH383])" office:value-type="float"/>
          <table:table-cell table:formula="of:=MEDIAN([.$I383];[.$V383];[.$AI383])" office:value-type="float"/>
          <table:table-cell table:formula="of:=MEDIAN([.$J383];[.$W383])" office:value-type="float"/>
          <table:table-cell table:formula="of:=MEDIAN([.$K383];[.$X383];[.$AJ383])" office:value-type="float"/>
          <table:table-cell table:formula="of:=MEDIAN([.$L383];[.$Y383];[.$AK383])" office:value-type="float"/>
          <table:table-cell table:formula="of:=MEDIAN([.$M383];[.$Z383];[.$AL383])" office:value-type="float"/>
          <table:table-cell table:formula="of:=MEDIAN([.$N383];[.$AA383];[.$AM383])" office:value-type="float"/>
          <table:table-cell table:formula="of:=MAX([.$B383];[.$O383];[.$AB383])" office:value-type="float"/>
          <table:table-cell table:formula="of:=MAX([.$C383];[.$P383];[.$AC383])" office:value-type="float"/>
          <table:table-cell table:formula="of:=MAX([.$D383];[.$Q383];[.$AD383])" office:value-type="float"/>
          <table:table-cell table:formula="of:=MAX([.$E383];[.$R383];[.$AE383])" office:value-type="float"/>
          <table:table-cell table:formula="of:=MAX([.$F383];[.$S383];[.$AF383])" office:value-type="float"/>
          <table:table-cell table:formula="of:=MAX([.$G383];[.$T383];[.$AG383])" office:value-type="float"/>
          <table:table-cell table:formula="of:=MAX([.$H383];[.$U383];[.$AH383])" office:value-type="float"/>
          <table:table-cell table:formula="of:=MAX([.$I383];[.$V383];[.$AI383])" office:value-type="float"/>
          <table:table-cell table:formula="of:=MAX([.$J383];[.$W383])" office:value-type="float"/>
          <table:table-cell table:formula="of:=MAX([.$K383];[.$X383];[.$AJ383])" office:value-type="float"/>
          <table:table-cell table:formula="of:=MAX([.$L383];[.$Y383];[.$AK383])" office:value-type="float"/>
          <table:table-cell table:formula="of:=MAX([.$M383];[.$Z383];[.$AL383])" office:value-type="float"/>
          <table:table-cell table:formula="of:=MAX([.$N383];[.$AA383];[.$AM383])" office:value-type="float"/>
        </table:table-row>
        <table:table-row table:style-name="ro1">
          <table:table-cell office:value-type="string">
            <text:p>BLOCKS.BLOCKS-9-0.asp/29</text:p>
          </table:table-cell>
          <table:table-cell office:value-type="float" office:value="134.388"/>
          <table:table-cell office:value-type="float" office:value="133.637"/>
          <table:table-cell office:value-type="float" office:value="133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334911.0"/>
          <table:table-cell office:value-type="float" office:value="503905.0"/>
          <table:table-cell office:value-type="float" office:value="503905.0"/>
          <table:table-cell office:value-type="float" office:value="51788.0"/>
          <table:table-cell office:value-type="float" office:value="35188.0"/>
          <table:table-cell office:value-type="float" office:value="0.0"/>
          <table:table-cell office:value-type="float" office:value="0.0"/>
          <table:table-cell office:value-type="float" office:value="132.721"/>
          <table:table-cell office:value-type="float" office:value="132.563"/>
          <table:table-cell office:value-type="float" office:value="131.93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334911.0"/>
          <table:table-cell office:value-type="float" office:value="503905.0"/>
          <table:table-cell office:value-type="float" office:value="503905.0"/>
          <table:table-cell office:value-type="float" office:value="51788.0"/>
          <table:table-cell office:value-type="float" office:value="35188.0"/>
          <table:table-cell office:value-type="float" office:value="0.0"/>
          <table:table-cell office:value-type="float" office:value="0.0"/>
          <table:table-cell office:value-type="float" office:value="6.18102"/>
          <table:table-cell office:value-type="float" office:value="6.13"/>
          <table:table-cell office:value-type="float" office:value="5.54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9936.0"/>
          <table:table-cell office:value-type="float" office:value="38976.0"/>
          <table:table-cell office:value-type="float" office:value="51788.0"/>
          <table:table-cell office:value-type="float" office:value="35188.0"/>
          <table:table-cell office:value-type="float" office:value="0.0"/>
          <table:table-cell office:value-type="float" office:value="0.0"/>
          <table:table-cell table:formula="of:=MIN([.$B384];[.$O384];[.$AB384])" office:value-type="float"/>
          <table:table-cell table:formula="of:=MIN([.$C384];[.$P384];[.$AC384])" office:value-type="float"/>
          <table:table-cell table:formula="of:=MIN([.$D384];[.$Q384];[.$AD384])" office:value-type="float"/>
          <table:table-cell table:formula="of:=MIN([.$E384];[.$R384];[.$AE384])" office:value-type="float"/>
          <table:table-cell table:formula="of:=MIN([.$F384];[.$S384];[.$AF384])" office:value-type="float"/>
          <table:table-cell table:formula="of:=MIN([.$G384];[.$T384];[.$AG384])" office:value-type="float"/>
          <table:table-cell table:formula="of:=MIN([.$H384];[.$U384];[.$AH384])" office:value-type="float"/>
          <table:table-cell table:formula="of:=MIN([.$I384];[.$V384];[.$AI384])" office:value-type="float"/>
          <table:table-cell table:formula="of:=MIN([.$J384];[.$W384])" office:value-type="float"/>
          <table:table-cell table:formula="of:=MIN([.$K384];[.$X384];[.$AJ384])" office:value-type="float"/>
          <table:table-cell table:formula="of:=MIN([.$L384];[.$Y384];[.$AK384])" office:value-type="float"/>
          <table:table-cell table:formula="of:=MIN([.$M384];[.$Z384];[.$AL384])" office:value-type="float"/>
          <table:table-cell table:formula="of:=MIN([.$N384];[.$AA384];[.$AM384])" office:value-type="float"/>
          <table:table-cell table:formula="of:=MEDIAN([.$B384];[.$O384];[.$AB384])" office:value-type="float"/>
          <table:table-cell table:formula="of:=MEDIAN([.$C384];[.$P384];[.$AC384])" office:value-type="float"/>
          <table:table-cell table:formula="of:=MEDIAN([.$D384];[.$Q384];[.$AD384])" office:value-type="float"/>
          <table:table-cell table:formula="of:=MEDIAN([.$E384];[.$R384];[.$AE384])" office:value-type="float"/>
          <table:table-cell table:formula="of:=MEDIAN([.$F384];[.$S384];[.$AF384])" office:value-type="float"/>
          <table:table-cell table:formula="of:=MEDIAN([.$G384];[.$T384];[.$AG384])" office:value-type="float"/>
          <table:table-cell table:formula="of:=MEDIAN([.$H384];[.$U384];[.$AH384])" office:value-type="float"/>
          <table:table-cell table:formula="of:=MEDIAN([.$I384];[.$V384];[.$AI384])" office:value-type="float"/>
          <table:table-cell table:formula="of:=MEDIAN([.$J384];[.$W384])" office:value-type="float"/>
          <table:table-cell table:formula="of:=MEDIAN([.$K384];[.$X384];[.$AJ384])" office:value-type="float"/>
          <table:table-cell table:formula="of:=MEDIAN([.$L384];[.$Y384];[.$AK384])" office:value-type="float"/>
          <table:table-cell table:formula="of:=MEDIAN([.$M384];[.$Z384];[.$AL384])" office:value-type="float"/>
          <table:table-cell table:formula="of:=MEDIAN([.$N384];[.$AA384];[.$AM384])" office:value-type="float"/>
          <table:table-cell table:formula="of:=MAX([.$B384];[.$O384];[.$AB384])" office:value-type="float"/>
          <table:table-cell table:formula="of:=MAX([.$C384];[.$P384];[.$AC384])" office:value-type="float"/>
          <table:table-cell table:formula="of:=MAX([.$D384];[.$Q384];[.$AD384])" office:value-type="float"/>
          <table:table-cell table:formula="of:=MAX([.$E384];[.$R384];[.$AE384])" office:value-type="float"/>
          <table:table-cell table:formula="of:=MAX([.$F384];[.$S384];[.$AF384])" office:value-type="float"/>
          <table:table-cell table:formula="of:=MAX([.$G384];[.$T384];[.$AG384])" office:value-type="float"/>
          <table:table-cell table:formula="of:=MAX([.$H384];[.$U384];[.$AH384])" office:value-type="float"/>
          <table:table-cell table:formula="of:=MAX([.$I384];[.$V384];[.$AI384])" office:value-type="float"/>
          <table:table-cell table:formula="of:=MAX([.$J384];[.$W384])" office:value-type="float"/>
          <table:table-cell table:formula="of:=MAX([.$K384];[.$X384];[.$AJ384])" office:value-type="float"/>
          <table:table-cell table:formula="of:=MAX([.$L384];[.$Y384];[.$AK384])" office:value-type="float"/>
          <table:table-cell table:formula="of:=MAX([.$M384];[.$Z384];[.$AL384])" office:value-type="float"/>
          <table:table-cell table:formula="of:=MAX([.$N384];[.$AA384];[.$AM384])" office:value-type="float"/>
        </table:table-row>
        <table:table-row table:style-name="ro1">
          <table:table-cell office:value-type="string">
            <text:p>BLOCKS.BLOCKS-9-0.asp/3</text:p>
          </table:table-cell>
          <table:table-cell office:value-type="float" office:value="0.119798"/>
          <table:table-cell office:value-type="float" office:value="0.0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28.0"/>
          <table:table-cell office:value-type="float" office:value="69.0"/>
          <table:table-cell office:value-type="float" office:value="0.0"/>
          <table:table-cell office:value-type="float" office:value="0.0"/>
          <table:table-cell office:value-type="float" office:value="0.132438"/>
          <table:table-cell office:value-type="float" office:value="0.0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28.0"/>
          <table:table-cell office:value-type="float" office:value="69.0"/>
          <table:table-cell office:value-type="float" office:value="0.0"/>
          <table:table-cell office:value-type="float" office:value="0.0"/>
          <table:table-cell office:value-type="float" office:value="0.115087"/>
          <table:table-cell office:value-type="float" office:value="0.0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6028.0"/>
          <table:table-cell office:value-type="float" office:value="69.0"/>
          <table:table-cell office:value-type="float" office:value="0.0"/>
          <table:table-cell office:value-type="float" office:value="0.0"/>
          <table:table-cell table:formula="of:=MIN([.$B385];[.$O385];[.$AB385])" office:value-type="float"/>
          <table:table-cell table:formula="of:=MIN([.$C385];[.$P385];[.$AC385])" office:value-type="float"/>
          <table:table-cell table:formula="of:=MIN([.$D385];[.$Q385];[.$AD385])" office:value-type="float"/>
          <table:table-cell table:formula="of:=MIN([.$E385];[.$R385];[.$AE385])" office:value-type="float"/>
          <table:table-cell table:formula="of:=MIN([.$F385];[.$S385];[.$AF385])" office:value-type="float"/>
          <table:table-cell table:formula="of:=MIN([.$G385];[.$T385];[.$AG385])" office:value-type="float"/>
          <table:table-cell table:formula="of:=MIN([.$H385];[.$U385];[.$AH385])" office:value-type="float"/>
          <table:table-cell table:formula="of:=MIN([.$I385];[.$V385];[.$AI385])" office:value-type="float"/>
          <table:table-cell table:formula="of:=MIN([.$J385];[.$W385])" office:value-type="float"/>
          <table:table-cell table:formula="of:=MIN([.$K385];[.$X385];[.$AJ385])" office:value-type="float"/>
          <table:table-cell table:formula="of:=MIN([.$L385];[.$Y385];[.$AK385])" office:value-type="float"/>
          <table:table-cell table:formula="of:=MIN([.$M385];[.$Z385];[.$AL385])" office:value-type="float"/>
          <table:table-cell table:formula="of:=MIN([.$N385];[.$AA385];[.$AM385])" office:value-type="float"/>
          <table:table-cell table:formula="of:=MEDIAN([.$B385];[.$O385];[.$AB385])" office:value-type="float"/>
          <table:table-cell table:formula="of:=MEDIAN([.$C385];[.$P385];[.$AC385])" office:value-type="float"/>
          <table:table-cell table:formula="of:=MEDIAN([.$D385];[.$Q385];[.$AD385])" office:value-type="float"/>
          <table:table-cell table:formula="of:=MEDIAN([.$E385];[.$R385];[.$AE385])" office:value-type="float"/>
          <table:table-cell table:formula="of:=MEDIAN([.$F385];[.$S385];[.$AF385])" office:value-type="float"/>
          <table:table-cell table:formula="of:=MEDIAN([.$G385];[.$T385];[.$AG385])" office:value-type="float"/>
          <table:table-cell table:formula="of:=MEDIAN([.$H385];[.$U385];[.$AH385])" office:value-type="float"/>
          <table:table-cell table:formula="of:=MEDIAN([.$I385];[.$V385];[.$AI385])" office:value-type="float"/>
          <table:table-cell table:formula="of:=MEDIAN([.$J385];[.$W385])" office:value-type="float"/>
          <table:table-cell table:formula="of:=MEDIAN([.$K385];[.$X385];[.$AJ385])" office:value-type="float"/>
          <table:table-cell table:formula="of:=MEDIAN([.$L385];[.$Y385];[.$AK385])" office:value-type="float"/>
          <table:table-cell table:formula="of:=MEDIAN([.$M385];[.$Z385];[.$AL385])" office:value-type="float"/>
          <table:table-cell table:formula="of:=MEDIAN([.$N385];[.$AA385];[.$AM385])" office:value-type="float"/>
          <table:table-cell table:formula="of:=MAX([.$B385];[.$O385];[.$AB385])" office:value-type="float"/>
          <table:table-cell table:formula="of:=MAX([.$C385];[.$P385];[.$AC385])" office:value-type="float"/>
          <table:table-cell table:formula="of:=MAX([.$D385];[.$Q385];[.$AD385])" office:value-type="float"/>
          <table:table-cell table:formula="of:=MAX([.$E385];[.$R385];[.$AE385])" office:value-type="float"/>
          <table:table-cell table:formula="of:=MAX([.$F385];[.$S385];[.$AF385])" office:value-type="float"/>
          <table:table-cell table:formula="of:=MAX([.$G385];[.$T385];[.$AG385])" office:value-type="float"/>
          <table:table-cell table:formula="of:=MAX([.$H385];[.$U385];[.$AH385])" office:value-type="float"/>
          <table:table-cell table:formula="of:=MAX([.$I385];[.$V385];[.$AI385])" office:value-type="float"/>
          <table:table-cell table:formula="of:=MAX([.$J385];[.$W385])" office:value-type="float"/>
          <table:table-cell table:formula="of:=MAX([.$K385];[.$X385];[.$AJ385])" office:value-type="float"/>
          <table:table-cell table:formula="of:=MAX([.$L385];[.$Y385];[.$AK385])" office:value-type="float"/>
          <table:table-cell table:formula="of:=MAX([.$M385];[.$Z385];[.$AL385])" office:value-type="float"/>
          <table:table-cell table:formula="of:=MAX([.$N385];[.$AA385];[.$AM385])" office:value-type="float"/>
        </table:table-row>
        <table:table-row table:style-name="ro1">
          <table:table-cell office:value-type="string">
            <text:p>BLOCKS.BLOCKS-9-0.asp/30</text:p>
          </table:table-cell>
          <table:table-cell office:value-type="float" office:value="300.0"/>
          <table:table-cell office:value-type="float" office:value="299.977"/>
          <table:table-cell office:value-type="float" office:value="299.33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30964.0"/>
          <table:table-cell office:value-type="float" office:value="781619.0"/>
          <table:table-cell office:value-type="float" office:value="781619.0"/>
          <table:table-cell office:value-type="float" office:value="53548.0"/>
          <table:table-cell office:value-type="float" office:value="3665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9.3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33738.0"/>
          <table:table-cell office:value-type="float" office:value="785649.0"/>
          <table:table-cell office:value-type="float" office:value="785649.0"/>
          <table:table-cell office:value-type="float" office:value="53548.0"/>
          <table:table-cell office:value-type="float" office:value="36659.0"/>
          <table:table-cell office:value-type="float" office:value="0.0"/>
          <table:table-cell office:value-type="float" office:value="0.0"/>
          <table:table-cell office:value-type="float" office:value="18.7499"/>
          <table:table-cell office:value-type="float" office:value="18.692"/>
          <table:table-cell office:value-type="float" office:value="18.16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74962.0"/>
          <table:table-cell office:value-type="float" office:value="92157.0"/>
          <table:table-cell office:value-type="float" office:value="53548.0"/>
          <table:table-cell office:value-type="float" office:value="36659.0"/>
          <table:table-cell office:value-type="float" office:value="0.0"/>
          <table:table-cell office:value-type="float" office:value="0.0"/>
          <table:table-cell table:formula="of:=MIN([.$B386];[.$O386];[.$AB386])" office:value-type="float"/>
          <table:table-cell table:formula="of:=MIN([.$C386];[.$P386];[.$AC386])" office:value-type="float"/>
          <table:table-cell table:formula="of:=MIN([.$D386];[.$Q386];[.$AD386])" office:value-type="float"/>
          <table:table-cell table:formula="of:=MIN([.$E386];[.$R386];[.$AE386])" office:value-type="float"/>
          <table:table-cell table:formula="of:=MIN([.$F386];[.$S386];[.$AF386])" office:value-type="float"/>
          <table:table-cell table:formula="of:=MIN([.$G386];[.$T386];[.$AG386])" office:value-type="float"/>
          <table:table-cell table:formula="of:=MIN([.$H386];[.$U386];[.$AH386])" office:value-type="float"/>
          <table:table-cell table:formula="of:=MIN([.$I386];[.$V386];[.$AI386])" office:value-type="float"/>
          <table:table-cell table:formula="of:=MIN([.$J386];[.$W386])" office:value-type="float"/>
          <table:table-cell table:formula="of:=MIN([.$K386];[.$X386];[.$AJ386])" office:value-type="float"/>
          <table:table-cell table:formula="of:=MIN([.$L386];[.$Y386];[.$AK386])" office:value-type="float"/>
          <table:table-cell table:formula="of:=MIN([.$M386];[.$Z386];[.$AL386])" office:value-type="float"/>
          <table:table-cell table:formula="of:=MIN([.$N386];[.$AA386];[.$AM386])" office:value-type="float"/>
          <table:table-cell table:formula="of:=MEDIAN([.$B386];[.$O386];[.$AB386])" office:value-type="float"/>
          <table:table-cell table:formula="of:=MEDIAN([.$C386];[.$P386];[.$AC386])" office:value-type="float"/>
          <table:table-cell table:formula="of:=MEDIAN([.$D386];[.$Q386];[.$AD386])" office:value-type="float"/>
          <table:table-cell table:formula="of:=MEDIAN([.$E386];[.$R386];[.$AE386])" office:value-type="float"/>
          <table:table-cell table:formula="of:=MEDIAN([.$F386];[.$S386];[.$AF386])" office:value-type="float"/>
          <table:table-cell table:formula="of:=MEDIAN([.$G386];[.$T386];[.$AG386])" office:value-type="float"/>
          <table:table-cell table:formula="of:=MEDIAN([.$H386];[.$U386];[.$AH386])" office:value-type="float"/>
          <table:table-cell table:formula="of:=MEDIAN([.$I386];[.$V386];[.$AI386])" office:value-type="float"/>
          <table:table-cell table:formula="of:=MEDIAN([.$J386];[.$W386])" office:value-type="float"/>
          <table:table-cell table:formula="of:=MEDIAN([.$K386];[.$X386];[.$AJ386])" office:value-type="float"/>
          <table:table-cell table:formula="of:=MEDIAN([.$L386];[.$Y386];[.$AK386])" office:value-type="float"/>
          <table:table-cell table:formula="of:=MEDIAN([.$M386];[.$Z386];[.$AL386])" office:value-type="float"/>
          <table:table-cell table:formula="of:=MEDIAN([.$N386];[.$AA386];[.$AM386])" office:value-type="float"/>
          <table:table-cell table:formula="of:=MAX([.$B386];[.$O386];[.$AB386])" office:value-type="float"/>
          <table:table-cell table:formula="of:=MAX([.$C386];[.$P386];[.$AC386])" office:value-type="float"/>
          <table:table-cell table:formula="of:=MAX([.$D386];[.$Q386];[.$AD386])" office:value-type="float"/>
          <table:table-cell table:formula="of:=MAX([.$E386];[.$R386];[.$AE386])" office:value-type="float"/>
          <table:table-cell table:formula="of:=MAX([.$F386];[.$S386];[.$AF386])" office:value-type="float"/>
          <table:table-cell table:formula="of:=MAX([.$G386];[.$T386];[.$AG386])" office:value-type="float"/>
          <table:table-cell table:formula="of:=MAX([.$H386];[.$U386];[.$AH386])" office:value-type="float"/>
          <table:table-cell table:formula="of:=MAX([.$I386];[.$V386];[.$AI386])" office:value-type="float"/>
          <table:table-cell table:formula="of:=MAX([.$J386];[.$W386])" office:value-type="float"/>
          <table:table-cell table:formula="of:=MAX([.$K386];[.$X386];[.$AJ386])" office:value-type="float"/>
          <table:table-cell table:formula="of:=MAX([.$L386];[.$Y386];[.$AK386])" office:value-type="float"/>
          <table:table-cell table:formula="of:=MAX([.$M386];[.$Z386];[.$AL386])" office:value-type="float"/>
          <table:table-cell table:formula="of:=MAX([.$N386];[.$AA386];[.$AM386])" office:value-type="float"/>
        </table:table-row>
        <table:table-row table:style-name="ro1">
          <table:table-cell office:value-type="string">
            <text:p>BLOCKS.BLOCKS-9-0.asp/31</text:p>
          </table:table-cell>
          <table:table-cell office:value-type="float" office:value="300.0"/>
          <table:table-cell office:value-type="float" office:value="299.989"/>
          <table:table-cell office:value-type="float" office:value="299.23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19735.0"/>
          <table:table-cell office:value-type="float" office:value="766892.0"/>
          <table:table-cell office:value-type="float" office:value="766892.0"/>
          <table:table-cell office:value-type="float" office:value="55308.0"/>
          <table:table-cell office:value-type="float" office:value="3813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5"/>
          <table:table-cell office:value-type="float" office:value="299.34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19986.0"/>
          <table:table-cell office:value-type="float" office:value="767266.0"/>
          <table:table-cell office:value-type="float" office:value="767266.0"/>
          <table:table-cell office:value-type="float" office:value="55308.0"/>
          <table:table-cell office:value-type="float" office:value="38130.0"/>
          <table:table-cell office:value-type="float" office:value="0.0"/>
          <table:table-cell office:value-type="float" office:value="0.0"/>
          <table:table-cell office:value-type="float" office:value="33.5439"/>
          <table:table-cell office:value-type="float" office:value="33.487"/>
          <table:table-cell office:value-type="float" office:value="32.94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131086.0"/>
          <table:table-cell office:value-type="float" office:value="161276.0"/>
          <table:table-cell office:value-type="float" office:value="55308.0"/>
          <table:table-cell office:value-type="float" office:value="38130.0"/>
          <table:table-cell office:value-type="float" office:value="0.0"/>
          <table:table-cell office:value-type="float" office:value="0.0"/>
          <table:table-cell table:formula="of:=MIN([.$B387];[.$O387];[.$AB387])" office:value-type="float"/>
          <table:table-cell table:formula="of:=MIN([.$C387];[.$P387];[.$AC387])" office:value-type="float"/>
          <table:table-cell table:formula="of:=MIN([.$D387];[.$Q387];[.$AD387])" office:value-type="float"/>
          <table:table-cell table:formula="of:=MIN([.$E387];[.$R387];[.$AE387])" office:value-type="float"/>
          <table:table-cell table:formula="of:=MIN([.$F387];[.$S387];[.$AF387])" office:value-type="float"/>
          <table:table-cell table:formula="of:=MIN([.$G387];[.$T387];[.$AG387])" office:value-type="float"/>
          <table:table-cell table:formula="of:=MIN([.$H387];[.$U387];[.$AH387])" office:value-type="float"/>
          <table:table-cell table:formula="of:=MIN([.$I387];[.$V387];[.$AI387])" office:value-type="float"/>
          <table:table-cell table:formula="of:=MIN([.$J387];[.$W387])" office:value-type="float"/>
          <table:table-cell table:formula="of:=MIN([.$K387];[.$X387];[.$AJ387])" office:value-type="float"/>
          <table:table-cell table:formula="of:=MIN([.$L387];[.$Y387];[.$AK387])" office:value-type="float"/>
          <table:table-cell table:formula="of:=MIN([.$M387];[.$Z387];[.$AL387])" office:value-type="float"/>
          <table:table-cell table:formula="of:=MIN([.$N387];[.$AA387];[.$AM387])" office:value-type="float"/>
          <table:table-cell table:formula="of:=MEDIAN([.$B387];[.$O387];[.$AB387])" office:value-type="float"/>
          <table:table-cell table:formula="of:=MEDIAN([.$C387];[.$P387];[.$AC387])" office:value-type="float"/>
          <table:table-cell table:formula="of:=MEDIAN([.$D387];[.$Q387];[.$AD387])" office:value-type="float"/>
          <table:table-cell table:formula="of:=MEDIAN([.$E387];[.$R387];[.$AE387])" office:value-type="float"/>
          <table:table-cell table:formula="of:=MEDIAN([.$F387];[.$S387];[.$AF387])" office:value-type="float"/>
          <table:table-cell table:formula="of:=MEDIAN([.$G387];[.$T387];[.$AG387])" office:value-type="float"/>
          <table:table-cell table:formula="of:=MEDIAN([.$H387];[.$U387];[.$AH387])" office:value-type="float"/>
          <table:table-cell table:formula="of:=MEDIAN([.$I387];[.$V387];[.$AI387])" office:value-type="float"/>
          <table:table-cell table:formula="of:=MEDIAN([.$J387];[.$W387])" office:value-type="float"/>
          <table:table-cell table:formula="of:=MEDIAN([.$K387];[.$X387];[.$AJ387])" office:value-type="float"/>
          <table:table-cell table:formula="of:=MEDIAN([.$L387];[.$Y387];[.$AK387])" office:value-type="float"/>
          <table:table-cell table:formula="of:=MEDIAN([.$M387];[.$Z387];[.$AL387])" office:value-type="float"/>
          <table:table-cell table:formula="of:=MEDIAN([.$N387];[.$AA387];[.$AM387])" office:value-type="float"/>
          <table:table-cell table:formula="of:=MAX([.$B387];[.$O387];[.$AB387])" office:value-type="float"/>
          <table:table-cell table:formula="of:=MAX([.$C387];[.$P387];[.$AC387])" office:value-type="float"/>
          <table:table-cell table:formula="of:=MAX([.$D387];[.$Q387];[.$AD387])" office:value-type="float"/>
          <table:table-cell table:formula="of:=MAX([.$E387];[.$R387];[.$AE387])" office:value-type="float"/>
          <table:table-cell table:formula="of:=MAX([.$F387];[.$S387];[.$AF387])" office:value-type="float"/>
          <table:table-cell table:formula="of:=MAX([.$G387];[.$T387];[.$AG387])" office:value-type="float"/>
          <table:table-cell table:formula="of:=MAX([.$H387];[.$U387];[.$AH387])" office:value-type="float"/>
          <table:table-cell table:formula="of:=MAX([.$I387];[.$V387];[.$AI387])" office:value-type="float"/>
          <table:table-cell table:formula="of:=MAX([.$J387];[.$W387])" office:value-type="float"/>
          <table:table-cell table:formula="of:=MAX([.$K387];[.$X387];[.$AJ387])" office:value-type="float"/>
          <table:table-cell table:formula="of:=MAX([.$L387];[.$Y387];[.$AK387])" office:value-type="float"/>
          <table:table-cell table:formula="of:=MAX([.$M387];[.$Z387];[.$AL387])" office:value-type="float"/>
          <table:table-cell table:formula="of:=MAX([.$N387];[.$AA387];[.$AM387])" office:value-type="float"/>
        </table:table-row>
        <table:table-row table:style-name="ro1">
          <table:table-cell office:value-type="string">
            <text:p>BLOCKS.BLOCKS-9-0.asp/32</text:p>
          </table:table-cell>
          <table:table-cell office:value-type="float" office:value="300.0"/>
          <table:table-cell office:value-type="float" office:value="299.997"/>
          <table:table-cell office:value-type="float" office:value="299.27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82198.0"/>
          <table:table-cell office:value-type="float" office:value="721809.0"/>
          <table:table-cell office:value-type="float" office:value="721809.0"/>
          <table:table-cell office:value-type="float" office:value="57068.0"/>
          <table:table-cell office:value-type="float" office:value="3960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9.29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74282.0"/>
          <table:table-cell office:value-type="float" office:value="709610.0"/>
          <table:table-cell office:value-type="float" office:value="709610.0"/>
          <table:table-cell office:value-type="float" office:value="57068.0"/>
          <table:table-cell office:value-type="float" office:value="39601.0"/>
          <table:table-cell office:value-type="float" office:value="0.0"/>
          <table:table-cell office:value-type="float" office:value="0.0"/>
          <table:table-cell office:value-type="float" office:value="25.603"/>
          <table:table-cell office:value-type="float" office:value="25.533"/>
          <table:table-cell office:value-type="float" office:value="24.94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96646.0"/>
          <table:table-cell office:value-type="float" office:value="119563.0"/>
          <table:table-cell office:value-type="float" office:value="57068.0"/>
          <table:table-cell office:value-type="float" office:value="39601.0"/>
          <table:table-cell office:value-type="float" office:value="0.0"/>
          <table:table-cell office:value-type="float" office:value="0.0"/>
          <table:table-cell table:formula="of:=MIN([.$B388];[.$O388];[.$AB388])" office:value-type="float"/>
          <table:table-cell table:formula="of:=MIN([.$C388];[.$P388];[.$AC388])" office:value-type="float"/>
          <table:table-cell table:formula="of:=MIN([.$D388];[.$Q388];[.$AD388])" office:value-type="float"/>
          <table:table-cell table:formula="of:=MIN([.$E388];[.$R388];[.$AE388])" office:value-type="float"/>
          <table:table-cell table:formula="of:=MIN([.$F388];[.$S388];[.$AF388])" office:value-type="float"/>
          <table:table-cell table:formula="of:=MIN([.$G388];[.$T388];[.$AG388])" office:value-type="float"/>
          <table:table-cell table:formula="of:=MIN([.$H388];[.$U388];[.$AH388])" office:value-type="float"/>
          <table:table-cell table:formula="of:=MIN([.$I388];[.$V388];[.$AI388])" office:value-type="float"/>
          <table:table-cell table:formula="of:=MIN([.$J388];[.$W388])" office:value-type="float"/>
          <table:table-cell table:formula="of:=MIN([.$K388];[.$X388];[.$AJ388])" office:value-type="float"/>
          <table:table-cell table:formula="of:=MIN([.$L388];[.$Y388];[.$AK388])" office:value-type="float"/>
          <table:table-cell table:formula="of:=MIN([.$M388];[.$Z388];[.$AL388])" office:value-type="float"/>
          <table:table-cell table:formula="of:=MIN([.$N388];[.$AA388];[.$AM388])" office:value-type="float"/>
          <table:table-cell table:formula="of:=MEDIAN([.$B388];[.$O388];[.$AB388])" office:value-type="float"/>
          <table:table-cell table:formula="of:=MEDIAN([.$C388];[.$P388];[.$AC388])" office:value-type="float"/>
          <table:table-cell table:formula="of:=MEDIAN([.$D388];[.$Q388];[.$AD388])" office:value-type="float"/>
          <table:table-cell table:formula="of:=MEDIAN([.$E388];[.$R388];[.$AE388])" office:value-type="float"/>
          <table:table-cell table:formula="of:=MEDIAN([.$F388];[.$S388];[.$AF388])" office:value-type="float"/>
          <table:table-cell table:formula="of:=MEDIAN([.$G388];[.$T388];[.$AG388])" office:value-type="float"/>
          <table:table-cell table:formula="of:=MEDIAN([.$H388];[.$U388];[.$AH388])" office:value-type="float"/>
          <table:table-cell table:formula="of:=MEDIAN([.$I388];[.$V388];[.$AI388])" office:value-type="float"/>
          <table:table-cell table:formula="of:=MEDIAN([.$J388];[.$W388])" office:value-type="float"/>
          <table:table-cell table:formula="of:=MEDIAN([.$K388];[.$X388];[.$AJ388])" office:value-type="float"/>
          <table:table-cell table:formula="of:=MEDIAN([.$L388];[.$Y388];[.$AK388])" office:value-type="float"/>
          <table:table-cell table:formula="of:=MEDIAN([.$M388];[.$Z388];[.$AL388])" office:value-type="float"/>
          <table:table-cell table:formula="of:=MEDIAN([.$N388];[.$AA388];[.$AM388])" office:value-type="float"/>
          <table:table-cell table:formula="of:=MAX([.$B388];[.$O388];[.$AB388])" office:value-type="float"/>
          <table:table-cell table:formula="of:=MAX([.$C388];[.$P388];[.$AC388])" office:value-type="float"/>
          <table:table-cell table:formula="of:=MAX([.$D388];[.$Q388];[.$AD388])" office:value-type="float"/>
          <table:table-cell table:formula="of:=MAX([.$E388];[.$R388];[.$AE388])" office:value-type="float"/>
          <table:table-cell table:formula="of:=MAX([.$F388];[.$S388];[.$AF388])" office:value-type="float"/>
          <table:table-cell table:formula="of:=MAX([.$G388];[.$T388];[.$AG388])" office:value-type="float"/>
          <table:table-cell table:formula="of:=MAX([.$H388];[.$U388];[.$AH388])" office:value-type="float"/>
          <table:table-cell table:formula="of:=MAX([.$I388];[.$V388];[.$AI388])" office:value-type="float"/>
          <table:table-cell table:formula="of:=MAX([.$J388];[.$W388])" office:value-type="float"/>
          <table:table-cell table:formula="of:=MAX([.$K388];[.$X388];[.$AJ388])" office:value-type="float"/>
          <table:table-cell table:formula="of:=MAX([.$L388];[.$Y388];[.$AK388])" office:value-type="float"/>
          <table:table-cell table:formula="of:=MAX([.$M388];[.$Z388];[.$AL388])" office:value-type="float"/>
          <table:table-cell table:formula="of:=MAX([.$N388];[.$AA388];[.$AM388])" office:value-type="float"/>
        </table:table-row>
        <table:table-row table:style-name="ro1">
          <table:table-cell office:value-type="string">
            <text:p>BLOCKS.BLOCKS-9-0.asp/33</text:p>
          </table:table-cell>
          <table:table-cell office:value-type="float" office:value="300.0"/>
          <table:table-cell office:value-type="float" office:value="299.996"/>
          <table:table-cell office:value-type="float" office:value="299.21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18351.0"/>
          <table:table-cell office:value-type="float" office:value="779143.0"/>
          <table:table-cell office:value-type="float" office:value="779143.0"/>
          <table:table-cell office:value-type="float" office:value="58828.0"/>
          <table:table-cell office:value-type="float" office:value="4107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1"/>
          <table:table-cell office:value-type="float" office:value="299.28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17881.0"/>
          <table:table-cell office:value-type="float" office:value="778506.0"/>
          <table:table-cell office:value-type="float" office:value="778506.0"/>
          <table:table-cell office:value-type="float" office:value="58828.0"/>
          <table:table-cell office:value-type="float" office:value="4107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7"/>
          <table:table-cell office:value-type="float" office:value="299.41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64901.0"/>
          <table:table-cell office:value-type="float" office:value="893106.0"/>
          <table:table-cell office:value-type="float" office:value="58828.0"/>
          <table:table-cell office:value-type="float" office:value="41072.0"/>
          <table:table-cell office:value-type="float" office:value="0.0"/>
          <table:table-cell office:value-type="float" office:value="0.0"/>
          <table:table-cell table:formula="of:=MIN([.$B389];[.$O389];[.$AB389])" office:value-type="float"/>
          <table:table-cell table:formula="of:=MIN([.$C389];[.$P389];[.$AC389])" office:value-type="float"/>
          <table:table-cell table:formula="of:=MIN([.$D389];[.$Q389];[.$AD389])" office:value-type="float"/>
          <table:table-cell table:formula="of:=MIN([.$E389];[.$R389];[.$AE389])" office:value-type="float"/>
          <table:table-cell table:formula="of:=MIN([.$F389];[.$S389];[.$AF389])" office:value-type="float"/>
          <table:table-cell table:formula="of:=MIN([.$G389];[.$T389];[.$AG389])" office:value-type="float"/>
          <table:table-cell table:formula="of:=MIN([.$H389];[.$U389];[.$AH389])" office:value-type="float"/>
          <table:table-cell table:formula="of:=MIN([.$I389];[.$V389];[.$AI389])" office:value-type="float"/>
          <table:table-cell table:formula="of:=MIN([.$J389];[.$W389])" office:value-type="float"/>
          <table:table-cell table:formula="of:=MIN([.$K389];[.$X389];[.$AJ389])" office:value-type="float"/>
          <table:table-cell table:formula="of:=MIN([.$L389];[.$Y389];[.$AK389])" office:value-type="float"/>
          <table:table-cell table:formula="of:=MIN([.$M389];[.$Z389];[.$AL389])" office:value-type="float"/>
          <table:table-cell table:formula="of:=MIN([.$N389];[.$AA389];[.$AM389])" office:value-type="float"/>
          <table:table-cell table:formula="of:=MEDIAN([.$B389];[.$O389];[.$AB389])" office:value-type="float"/>
          <table:table-cell table:formula="of:=MEDIAN([.$C389];[.$P389];[.$AC389])" office:value-type="float"/>
          <table:table-cell table:formula="of:=MEDIAN([.$D389];[.$Q389];[.$AD389])" office:value-type="float"/>
          <table:table-cell table:formula="of:=MEDIAN([.$E389];[.$R389];[.$AE389])" office:value-type="float"/>
          <table:table-cell table:formula="of:=MEDIAN([.$F389];[.$S389];[.$AF389])" office:value-type="float"/>
          <table:table-cell table:formula="of:=MEDIAN([.$G389];[.$T389];[.$AG389])" office:value-type="float"/>
          <table:table-cell table:formula="of:=MEDIAN([.$H389];[.$U389];[.$AH389])" office:value-type="float"/>
          <table:table-cell table:formula="of:=MEDIAN([.$I389];[.$V389];[.$AI389])" office:value-type="float"/>
          <table:table-cell table:formula="of:=MEDIAN([.$J389];[.$W389])" office:value-type="float"/>
          <table:table-cell table:formula="of:=MEDIAN([.$K389];[.$X389];[.$AJ389])" office:value-type="float"/>
          <table:table-cell table:formula="of:=MEDIAN([.$L389];[.$Y389];[.$AK389])" office:value-type="float"/>
          <table:table-cell table:formula="of:=MEDIAN([.$M389];[.$Z389];[.$AL389])" office:value-type="float"/>
          <table:table-cell table:formula="of:=MEDIAN([.$N389];[.$AA389];[.$AM389])" office:value-type="float"/>
          <table:table-cell table:formula="of:=MAX([.$B389];[.$O389];[.$AB389])" office:value-type="float"/>
          <table:table-cell table:formula="of:=MAX([.$C389];[.$P389];[.$AC389])" office:value-type="float"/>
          <table:table-cell table:formula="of:=MAX([.$D389];[.$Q389];[.$AD389])" office:value-type="float"/>
          <table:table-cell table:formula="of:=MAX([.$E389];[.$R389];[.$AE389])" office:value-type="float"/>
          <table:table-cell table:formula="of:=MAX([.$F389];[.$S389];[.$AF389])" office:value-type="float"/>
          <table:table-cell table:formula="of:=MAX([.$G389];[.$T389];[.$AG389])" office:value-type="float"/>
          <table:table-cell table:formula="of:=MAX([.$H389];[.$U389];[.$AH389])" office:value-type="float"/>
          <table:table-cell table:formula="of:=MAX([.$I389];[.$V389];[.$AI389])" office:value-type="float"/>
          <table:table-cell table:formula="of:=MAX([.$J389];[.$W389])" office:value-type="float"/>
          <table:table-cell table:formula="of:=MAX([.$K389];[.$X389];[.$AJ389])" office:value-type="float"/>
          <table:table-cell table:formula="of:=MAX([.$L389];[.$Y389];[.$AK389])" office:value-type="float"/>
          <table:table-cell table:formula="of:=MAX([.$M389];[.$Z389];[.$AL389])" office:value-type="float"/>
          <table:table-cell table:formula="of:=MAX([.$N389];[.$AA389];[.$AM389])" office:value-type="float"/>
        </table:table-row>
        <table:table-row table:style-name="ro1">
          <table:table-cell office:value-type="string">
            <text:p>BLOCKS.BLOCKS-9-0.asp/34</text:p>
          </table:table-cell>
          <table:table-cell office:value-type="float" office:value="0.975037"/>
          <table:table-cell office:value-type="float" office:value="0.918"/>
          <table:table-cell office:value-type="float" office:value="0.18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796.0"/>
          <table:table-cell office:value-type="float" office:value="4038.0"/>
          <table:table-cell office:value-type="float" office:value="4037.0"/>
          <table:table-cell office:value-type="float" office:value="60588.0"/>
          <table:table-cell office:value-type="float" office:value="42543.0"/>
          <table:table-cell office:value-type="float" office:value="0.0"/>
          <table:table-cell office:value-type="float" office:value="0.0"/>
          <table:table-cell office:value-type="float" office:value="1.00107"/>
          <table:table-cell office:value-type="float" office:value="0.946"/>
          <table:table-cell office:value-type="float" office:value="0.18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796.0"/>
          <table:table-cell office:value-type="float" office:value="4038.0"/>
          <table:table-cell office:value-type="float" office:value="4037.0"/>
          <table:table-cell office:value-type="float" office:value="60588.0"/>
          <table:table-cell office:value-type="float" office:value="42543.0"/>
          <table:table-cell office:value-type="float" office:value="0.0"/>
          <table:table-cell office:value-type="float" office:value="0.0"/>
          <table:table-cell office:value-type="float" office:value="66.1335"/>
          <table:table-cell office:value-type="float" office:value="66.059"/>
          <table:table-cell office:value-type="float" office:value="65.41"/>
          <table:table-cell office:value-type="float" office:value="1.0"/>
          <table:table-cell office:value-type="float" office:value="0.0"/>
          <table:table-cell office:value-type="float" office:value="17.0"/>
          <table:table-cell office:value-type="float" office:value="208352.0"/>
          <table:table-cell office:value-type="float" office:value="250828.0"/>
          <table:table-cell office:value-type="float" office:value="60588.0"/>
          <table:table-cell office:value-type="float" office:value="42543.0"/>
          <table:table-cell office:value-type="float" office:value="0.0"/>
          <table:table-cell office:value-type="float" office:value="0.0"/>
          <table:table-cell table:formula="of:=MIN([.$B390];[.$O390];[.$AB390])" office:value-type="float"/>
          <table:table-cell table:formula="of:=MIN([.$C390];[.$P390];[.$AC390])" office:value-type="float"/>
          <table:table-cell table:formula="of:=MIN([.$D390];[.$Q390];[.$AD390])" office:value-type="float"/>
          <table:table-cell table:formula="of:=MIN([.$E390];[.$R390];[.$AE390])" office:value-type="float"/>
          <table:table-cell table:formula="of:=MIN([.$F390];[.$S390];[.$AF390])" office:value-type="float"/>
          <table:table-cell table:formula="of:=MIN([.$G390];[.$T390];[.$AG390])" office:value-type="float"/>
          <table:table-cell table:formula="of:=MIN([.$H390];[.$U390];[.$AH390])" office:value-type="float"/>
          <table:table-cell table:formula="of:=MIN([.$I390];[.$V390];[.$AI390])" office:value-type="float"/>
          <table:table-cell table:formula="of:=MIN([.$J390];[.$W390])" office:value-type="float"/>
          <table:table-cell table:formula="of:=MIN([.$K390];[.$X390];[.$AJ390])" office:value-type="float"/>
          <table:table-cell table:formula="of:=MIN([.$L390];[.$Y390];[.$AK390])" office:value-type="float"/>
          <table:table-cell table:formula="of:=MIN([.$M390];[.$Z390];[.$AL390])" office:value-type="float"/>
          <table:table-cell table:formula="of:=MIN([.$N390];[.$AA390];[.$AM390])" office:value-type="float"/>
          <table:table-cell table:formula="of:=MEDIAN([.$B390];[.$O390];[.$AB390])" office:value-type="float"/>
          <table:table-cell table:formula="of:=MEDIAN([.$C390];[.$P390];[.$AC390])" office:value-type="float"/>
          <table:table-cell table:formula="of:=MEDIAN([.$D390];[.$Q390];[.$AD390])" office:value-type="float"/>
          <table:table-cell table:formula="of:=MEDIAN([.$E390];[.$R390];[.$AE390])" office:value-type="float"/>
          <table:table-cell table:formula="of:=MEDIAN([.$F390];[.$S390];[.$AF390])" office:value-type="float"/>
          <table:table-cell table:formula="of:=MEDIAN([.$G390];[.$T390];[.$AG390])" office:value-type="float"/>
          <table:table-cell table:formula="of:=MEDIAN([.$H390];[.$U390];[.$AH390])" office:value-type="float"/>
          <table:table-cell table:formula="of:=MEDIAN([.$I390];[.$V390];[.$AI390])" office:value-type="float"/>
          <table:table-cell table:formula="of:=MEDIAN([.$J390];[.$W390])" office:value-type="float"/>
          <table:table-cell table:formula="of:=MEDIAN([.$K390];[.$X390];[.$AJ390])" office:value-type="float"/>
          <table:table-cell table:formula="of:=MEDIAN([.$L390];[.$Y390];[.$AK390])" office:value-type="float"/>
          <table:table-cell table:formula="of:=MEDIAN([.$M390];[.$Z390];[.$AL390])" office:value-type="float"/>
          <table:table-cell table:formula="of:=MEDIAN([.$N390];[.$AA390];[.$AM390])" office:value-type="float"/>
          <table:table-cell table:formula="of:=MAX([.$B390];[.$O390];[.$AB390])" office:value-type="float"/>
          <table:table-cell table:formula="of:=MAX([.$C390];[.$P390];[.$AC390])" office:value-type="float"/>
          <table:table-cell table:formula="of:=MAX([.$D390];[.$Q390];[.$AD390])" office:value-type="float"/>
          <table:table-cell table:formula="of:=MAX([.$E390];[.$R390];[.$AE390])" office:value-type="float"/>
          <table:table-cell table:formula="of:=MAX([.$F390];[.$S390];[.$AF390])" office:value-type="float"/>
          <table:table-cell table:formula="of:=MAX([.$G390];[.$T390];[.$AG390])" office:value-type="float"/>
          <table:table-cell table:formula="of:=MAX([.$H390];[.$U390];[.$AH390])" office:value-type="float"/>
          <table:table-cell table:formula="of:=MAX([.$I390];[.$V390];[.$AI390])" office:value-type="float"/>
          <table:table-cell table:formula="of:=MAX([.$J390];[.$W390])" office:value-type="float"/>
          <table:table-cell table:formula="of:=MAX([.$K390];[.$X390];[.$AJ390])" office:value-type="float"/>
          <table:table-cell table:formula="of:=MAX([.$L390];[.$Y390];[.$AK390])" office:value-type="float"/>
          <table:table-cell table:formula="of:=MAX([.$M390];[.$Z390];[.$AL390])" office:value-type="float"/>
          <table:table-cell table:formula="of:=MAX([.$N390];[.$AA390];[.$AM390])" office:value-type="float"/>
        </table:table-row>
        <table:table-row table:style-name="ro1">
          <table:table-cell office:value-type="string">
            <text:p>BLOCKS.BLOCKS-9-0.asp/35</text:p>
          </table:table-cell>
          <table:table-cell office:value-type="float" office:value="300.0"/>
          <table:table-cell office:value-type="float" office:value="299.991"/>
          <table:table-cell office:value-type="float" office:value="299.23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61802.0"/>
          <table:table-cell office:value-type="float" office:value="702939.0"/>
          <table:table-cell office:value-type="float" office:value="702939.0"/>
          <table:table-cell office:value-type="float" office:value="62348.0"/>
          <table:table-cell office:value-type="float" office:value="4401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9.2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60737.0"/>
          <table:table-cell office:value-type="float" office:value="701609.0"/>
          <table:table-cell office:value-type="float" office:value="701609.0"/>
          <table:table-cell office:value-type="float" office:value="62348.0"/>
          <table:table-cell office:value-type="float" office:value="4401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77"/>
          <table:table-cell office:value-type="float" office:value="299.35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11385.0"/>
          <table:table-cell office:value-type="float" office:value="912707.0"/>
          <table:table-cell office:value-type="float" office:value="62348.0"/>
          <table:table-cell office:value-type="float" office:value="44014.0"/>
          <table:table-cell office:value-type="float" office:value="0.0"/>
          <table:table-cell office:value-type="float" office:value="0.0"/>
          <table:table-cell table:formula="of:=MIN([.$B391];[.$O391];[.$AB391])" office:value-type="float"/>
          <table:table-cell table:formula="of:=MIN([.$C391];[.$P391];[.$AC391])" office:value-type="float"/>
          <table:table-cell table:formula="of:=MIN([.$D391];[.$Q391];[.$AD391])" office:value-type="float"/>
          <table:table-cell table:formula="of:=MIN([.$E391];[.$R391];[.$AE391])" office:value-type="float"/>
          <table:table-cell table:formula="of:=MIN([.$F391];[.$S391];[.$AF391])" office:value-type="float"/>
          <table:table-cell table:formula="of:=MIN([.$G391];[.$T391];[.$AG391])" office:value-type="float"/>
          <table:table-cell table:formula="of:=MIN([.$H391];[.$U391];[.$AH391])" office:value-type="float"/>
          <table:table-cell table:formula="of:=MIN([.$I391];[.$V391];[.$AI391])" office:value-type="float"/>
          <table:table-cell table:formula="of:=MIN([.$J391];[.$W391])" office:value-type="float"/>
          <table:table-cell table:formula="of:=MIN([.$K391];[.$X391];[.$AJ391])" office:value-type="float"/>
          <table:table-cell table:formula="of:=MIN([.$L391];[.$Y391];[.$AK391])" office:value-type="float"/>
          <table:table-cell table:formula="of:=MIN([.$M391];[.$Z391];[.$AL391])" office:value-type="float"/>
          <table:table-cell table:formula="of:=MIN([.$N391];[.$AA391];[.$AM391])" office:value-type="float"/>
          <table:table-cell table:formula="of:=MEDIAN([.$B391];[.$O391];[.$AB391])" office:value-type="float"/>
          <table:table-cell table:formula="of:=MEDIAN([.$C391];[.$P391];[.$AC391])" office:value-type="float"/>
          <table:table-cell table:formula="of:=MEDIAN([.$D391];[.$Q391];[.$AD391])" office:value-type="float"/>
          <table:table-cell table:formula="of:=MEDIAN([.$E391];[.$R391];[.$AE391])" office:value-type="float"/>
          <table:table-cell table:formula="of:=MEDIAN([.$F391];[.$S391];[.$AF391])" office:value-type="float"/>
          <table:table-cell table:formula="of:=MEDIAN([.$G391];[.$T391];[.$AG391])" office:value-type="float"/>
          <table:table-cell table:formula="of:=MEDIAN([.$H391];[.$U391];[.$AH391])" office:value-type="float"/>
          <table:table-cell table:formula="of:=MEDIAN([.$I391];[.$V391];[.$AI391])" office:value-type="float"/>
          <table:table-cell table:formula="of:=MEDIAN([.$J391];[.$W391])" office:value-type="float"/>
          <table:table-cell table:formula="of:=MEDIAN([.$K391];[.$X391];[.$AJ391])" office:value-type="float"/>
          <table:table-cell table:formula="of:=MEDIAN([.$L391];[.$Y391];[.$AK391])" office:value-type="float"/>
          <table:table-cell table:formula="of:=MEDIAN([.$M391];[.$Z391];[.$AL391])" office:value-type="float"/>
          <table:table-cell table:formula="of:=MEDIAN([.$N391];[.$AA391];[.$AM391])" office:value-type="float"/>
          <table:table-cell table:formula="of:=MAX([.$B391];[.$O391];[.$AB391])" office:value-type="float"/>
          <table:table-cell table:formula="of:=MAX([.$C391];[.$P391];[.$AC391])" office:value-type="float"/>
          <table:table-cell table:formula="of:=MAX([.$D391];[.$Q391];[.$AD391])" office:value-type="float"/>
          <table:table-cell table:formula="of:=MAX([.$E391];[.$R391];[.$AE391])" office:value-type="float"/>
          <table:table-cell table:formula="of:=MAX([.$F391];[.$S391];[.$AF391])" office:value-type="float"/>
          <table:table-cell table:formula="of:=MAX([.$G391];[.$T391];[.$AG391])" office:value-type="float"/>
          <table:table-cell table:formula="of:=MAX([.$H391];[.$U391];[.$AH391])" office:value-type="float"/>
          <table:table-cell table:formula="of:=MAX([.$I391];[.$V391];[.$AI391])" office:value-type="float"/>
          <table:table-cell table:formula="of:=MAX([.$J391];[.$W391])" office:value-type="float"/>
          <table:table-cell table:formula="of:=MAX([.$K391];[.$X391];[.$AJ391])" office:value-type="float"/>
          <table:table-cell table:formula="of:=MAX([.$L391];[.$Y391];[.$AK391])" office:value-type="float"/>
          <table:table-cell table:formula="of:=MAX([.$M391];[.$Z391];[.$AL391])" office:value-type="float"/>
          <table:table-cell table:formula="of:=MAX([.$N391];[.$AA391];[.$AM391])" office:value-type="float"/>
        </table:table-row>
        <table:table-row table:style-name="ro1">
          <table:table-cell office:value-type="string">
            <text:p>BLOCKS.BLOCKS-9-0.asp/36</text:p>
          </table:table-cell>
          <table:table-cell office:value-type="float" office:value="2.29235"/>
          <table:table-cell office:value-type="float" office:value="2.238"/>
          <table:table-cell office:value-type="float" office:value="1.46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5615.0"/>
          <table:table-cell office:value-type="float" office:value="22398.0"/>
          <table:table-cell office:value-type="float" office:value="22397.0"/>
          <table:table-cell office:value-type="float" office:value="64108.0"/>
          <table:table-cell office:value-type="float" office:value="45485.0"/>
          <table:table-cell office:value-type="float" office:value="0.0"/>
          <table:table-cell office:value-type="float" office:value="0.0"/>
          <table:table-cell office:value-type="float" office:value="2.34509"/>
          <table:table-cell office:value-type="float" office:value="2.287"/>
          <table:table-cell office:value-type="float" office:value="1.47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5615.0"/>
          <table:table-cell office:value-type="float" office:value="22398.0"/>
          <table:table-cell office:value-type="float" office:value="22397.0"/>
          <table:table-cell office:value-type="float" office:value="64108.0"/>
          <table:table-cell office:value-type="float" office:value="45485.0"/>
          <table:table-cell office:value-type="float" office:value="0.0"/>
          <table:table-cell office:value-type="float" office:value="0.0"/>
          <table:table-cell office:value-type="float" office:value="3.4152"/>
          <table:table-cell office:value-type="float" office:value="3.353"/>
          <table:table-cell office:value-type="float" office:value="2.71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4251.0"/>
          <table:table-cell office:value-type="float" office:value="22071.0"/>
          <table:table-cell office:value-type="float" office:value="64108.0"/>
          <table:table-cell office:value-type="float" office:value="45485.0"/>
          <table:table-cell office:value-type="float" office:value="0.0"/>
          <table:table-cell office:value-type="float" office:value="0.0"/>
          <table:table-cell table:formula="of:=MIN([.$B392];[.$O392];[.$AB392])" office:value-type="float"/>
          <table:table-cell table:formula="of:=MIN([.$C392];[.$P392];[.$AC392])" office:value-type="float"/>
          <table:table-cell table:formula="of:=MIN([.$D392];[.$Q392];[.$AD392])" office:value-type="float"/>
          <table:table-cell table:formula="of:=MIN([.$E392];[.$R392];[.$AE392])" office:value-type="float"/>
          <table:table-cell table:formula="of:=MIN([.$F392];[.$S392];[.$AF392])" office:value-type="float"/>
          <table:table-cell table:formula="of:=MIN([.$G392];[.$T392];[.$AG392])" office:value-type="float"/>
          <table:table-cell table:formula="of:=MIN([.$H392];[.$U392];[.$AH392])" office:value-type="float"/>
          <table:table-cell table:formula="of:=MIN([.$I392];[.$V392];[.$AI392])" office:value-type="float"/>
          <table:table-cell table:formula="of:=MIN([.$J392];[.$W392])" office:value-type="float"/>
          <table:table-cell table:formula="of:=MIN([.$K392];[.$X392];[.$AJ392])" office:value-type="float"/>
          <table:table-cell table:formula="of:=MIN([.$L392];[.$Y392];[.$AK392])" office:value-type="float"/>
          <table:table-cell table:formula="of:=MIN([.$M392];[.$Z392];[.$AL392])" office:value-type="float"/>
          <table:table-cell table:formula="of:=MIN([.$N392];[.$AA392];[.$AM392])" office:value-type="float"/>
          <table:table-cell table:formula="of:=MEDIAN([.$B392];[.$O392];[.$AB392])" office:value-type="float"/>
          <table:table-cell table:formula="of:=MEDIAN([.$C392];[.$P392];[.$AC392])" office:value-type="float"/>
          <table:table-cell table:formula="of:=MEDIAN([.$D392];[.$Q392];[.$AD392])" office:value-type="float"/>
          <table:table-cell table:formula="of:=MEDIAN([.$E392];[.$R392];[.$AE392])" office:value-type="float"/>
          <table:table-cell table:formula="of:=MEDIAN([.$F392];[.$S392];[.$AF392])" office:value-type="float"/>
          <table:table-cell table:formula="of:=MEDIAN([.$G392];[.$T392];[.$AG392])" office:value-type="float"/>
          <table:table-cell table:formula="of:=MEDIAN([.$H392];[.$U392];[.$AH392])" office:value-type="float"/>
          <table:table-cell table:formula="of:=MEDIAN([.$I392];[.$V392];[.$AI392])" office:value-type="float"/>
          <table:table-cell table:formula="of:=MEDIAN([.$J392];[.$W392])" office:value-type="float"/>
          <table:table-cell table:formula="of:=MEDIAN([.$K392];[.$X392];[.$AJ392])" office:value-type="float"/>
          <table:table-cell table:formula="of:=MEDIAN([.$L392];[.$Y392];[.$AK392])" office:value-type="float"/>
          <table:table-cell table:formula="of:=MEDIAN([.$M392];[.$Z392];[.$AL392])" office:value-type="float"/>
          <table:table-cell table:formula="of:=MEDIAN([.$N392];[.$AA392];[.$AM392])" office:value-type="float"/>
          <table:table-cell table:formula="of:=MAX([.$B392];[.$O392];[.$AB392])" office:value-type="float"/>
          <table:table-cell table:formula="of:=MAX([.$C392];[.$P392];[.$AC392])" office:value-type="float"/>
          <table:table-cell table:formula="of:=MAX([.$D392];[.$Q392];[.$AD392])" office:value-type="float"/>
          <table:table-cell table:formula="of:=MAX([.$E392];[.$R392];[.$AE392])" office:value-type="float"/>
          <table:table-cell table:formula="of:=MAX([.$F392];[.$S392];[.$AF392])" office:value-type="float"/>
          <table:table-cell table:formula="of:=MAX([.$G392];[.$T392];[.$AG392])" office:value-type="float"/>
          <table:table-cell table:formula="of:=MAX([.$H392];[.$U392];[.$AH392])" office:value-type="float"/>
          <table:table-cell table:formula="of:=MAX([.$I392];[.$V392];[.$AI392])" office:value-type="float"/>
          <table:table-cell table:formula="of:=MAX([.$J392];[.$W392])" office:value-type="float"/>
          <table:table-cell table:formula="of:=MAX([.$K392];[.$X392];[.$AJ392])" office:value-type="float"/>
          <table:table-cell table:formula="of:=MAX([.$L392];[.$Y392];[.$AK392])" office:value-type="float"/>
          <table:table-cell table:formula="of:=MAX([.$M392];[.$Z392];[.$AL392])" office:value-type="float"/>
          <table:table-cell table:formula="of:=MAX([.$N392];[.$AA392];[.$AM392])" office:value-type="float"/>
        </table:table-row>
        <table:table-row table:style-name="ro1">
          <table:table-cell office:value-type="string">
            <text:p>BLOCKS.BLOCKS-9-0.asp/37</text:p>
          </table:table-cell>
          <table:table-cell office:value-type="float" office:value="300.0"/>
          <table:table-cell office:value-type="float" office:value="299.989"/>
          <table:table-cell office:value-type="float" office:value="299.14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23473.0"/>
          <table:table-cell office:value-type="float" office:value="659004.0"/>
          <table:table-cell office:value-type="float" office:value="659004.0"/>
          <table:table-cell office:value-type="float" office:value="65868.0"/>
          <table:table-cell office:value-type="float" office:value="4695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9.18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23403.0"/>
          <table:table-cell office:value-type="float" office:value="658904.0"/>
          <table:table-cell office:value-type="float" office:value="658904.0"/>
          <table:table-cell office:value-type="float" office:value="65868.0"/>
          <table:table-cell office:value-type="float" office:value="4695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4"/>
          <table:table-cell office:value-type="float" office:value="299.33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37365.0"/>
          <table:table-cell office:value-type="float" office:value="728461.0"/>
          <table:table-cell office:value-type="float" office:value="65868.0"/>
          <table:table-cell office:value-type="float" office:value="46956.0"/>
          <table:table-cell office:value-type="float" office:value="0.0"/>
          <table:table-cell office:value-type="float" office:value="0.0"/>
          <table:table-cell table:formula="of:=MIN([.$B393];[.$O393];[.$AB393])" office:value-type="float"/>
          <table:table-cell table:formula="of:=MIN([.$C393];[.$P393];[.$AC393])" office:value-type="float"/>
          <table:table-cell table:formula="of:=MIN([.$D393];[.$Q393];[.$AD393])" office:value-type="float"/>
          <table:table-cell table:formula="of:=MIN([.$E393];[.$R393];[.$AE393])" office:value-type="float"/>
          <table:table-cell table:formula="of:=MIN([.$F393];[.$S393];[.$AF393])" office:value-type="float"/>
          <table:table-cell table:formula="of:=MIN([.$G393];[.$T393];[.$AG393])" office:value-type="float"/>
          <table:table-cell table:formula="of:=MIN([.$H393];[.$U393];[.$AH393])" office:value-type="float"/>
          <table:table-cell table:formula="of:=MIN([.$I393];[.$V393];[.$AI393])" office:value-type="float"/>
          <table:table-cell table:formula="of:=MIN([.$J393];[.$W393])" office:value-type="float"/>
          <table:table-cell table:formula="of:=MIN([.$K393];[.$X393];[.$AJ393])" office:value-type="float"/>
          <table:table-cell table:formula="of:=MIN([.$L393];[.$Y393];[.$AK393])" office:value-type="float"/>
          <table:table-cell table:formula="of:=MIN([.$M393];[.$Z393];[.$AL393])" office:value-type="float"/>
          <table:table-cell table:formula="of:=MIN([.$N393];[.$AA393];[.$AM393])" office:value-type="float"/>
          <table:table-cell table:formula="of:=MEDIAN([.$B393];[.$O393];[.$AB393])" office:value-type="float"/>
          <table:table-cell table:formula="of:=MEDIAN([.$C393];[.$P393];[.$AC393])" office:value-type="float"/>
          <table:table-cell table:formula="of:=MEDIAN([.$D393];[.$Q393];[.$AD393])" office:value-type="float"/>
          <table:table-cell table:formula="of:=MEDIAN([.$E393];[.$R393];[.$AE393])" office:value-type="float"/>
          <table:table-cell table:formula="of:=MEDIAN([.$F393];[.$S393];[.$AF393])" office:value-type="float"/>
          <table:table-cell table:formula="of:=MEDIAN([.$G393];[.$T393];[.$AG393])" office:value-type="float"/>
          <table:table-cell table:formula="of:=MEDIAN([.$H393];[.$U393];[.$AH393])" office:value-type="float"/>
          <table:table-cell table:formula="of:=MEDIAN([.$I393];[.$V393];[.$AI393])" office:value-type="float"/>
          <table:table-cell table:formula="of:=MEDIAN([.$J393];[.$W393])" office:value-type="float"/>
          <table:table-cell table:formula="of:=MEDIAN([.$K393];[.$X393];[.$AJ393])" office:value-type="float"/>
          <table:table-cell table:formula="of:=MEDIAN([.$L393];[.$Y393];[.$AK393])" office:value-type="float"/>
          <table:table-cell table:formula="of:=MEDIAN([.$M393];[.$Z393];[.$AL393])" office:value-type="float"/>
          <table:table-cell table:formula="of:=MEDIAN([.$N393];[.$AA393];[.$AM393])" office:value-type="float"/>
          <table:table-cell table:formula="of:=MAX([.$B393];[.$O393];[.$AB393])" office:value-type="float"/>
          <table:table-cell table:formula="of:=MAX([.$C393];[.$P393];[.$AC393])" office:value-type="float"/>
          <table:table-cell table:formula="of:=MAX([.$D393];[.$Q393];[.$AD393])" office:value-type="float"/>
          <table:table-cell table:formula="of:=MAX([.$E393];[.$R393];[.$AE393])" office:value-type="float"/>
          <table:table-cell table:formula="of:=MAX([.$F393];[.$S393];[.$AF393])" office:value-type="float"/>
          <table:table-cell table:formula="of:=MAX([.$G393];[.$T393];[.$AG393])" office:value-type="float"/>
          <table:table-cell table:formula="of:=MAX([.$H393];[.$U393];[.$AH393])" office:value-type="float"/>
          <table:table-cell table:formula="of:=MAX([.$I393];[.$V393];[.$AI393])" office:value-type="float"/>
          <table:table-cell table:formula="of:=MAX([.$J393];[.$W393])" office:value-type="float"/>
          <table:table-cell table:formula="of:=MAX([.$K393];[.$X393];[.$AJ393])" office:value-type="float"/>
          <table:table-cell table:formula="of:=MAX([.$L393];[.$Y393];[.$AK393])" office:value-type="float"/>
          <table:table-cell table:formula="of:=MAX([.$M393];[.$Z393];[.$AL393])" office:value-type="float"/>
          <table:table-cell table:formula="of:=MAX([.$N393];[.$AA393];[.$AM393])" office:value-type="float"/>
        </table:table-row>
        <table:table-row table:style-name="ro1">
          <table:table-cell office:value-type="string">
            <text:p>BLOCKS.BLOCKS-9-0.asp/38</text:p>
          </table:table-cell>
          <table:table-cell office:value-type="float" office:value="3.37349"/>
          <table:table-cell office:value-type="float" office:value="2.181"/>
          <table:table-cell office:value-type="float" office:value="1.34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5176.0"/>
          <table:table-cell office:value-type="float" office:value="22306.0"/>
          <table:table-cell office:value-type="float" office:value="22305.0"/>
          <table:table-cell office:value-type="float" office:value="67628.0"/>
          <table:table-cell office:value-type="float" office:value="48427.0"/>
          <table:table-cell office:value-type="float" office:value="0.0"/>
          <table:table-cell office:value-type="float" office:value="0.0"/>
          <table:table-cell office:value-type="float" office:value="2.4695"/>
          <table:table-cell office:value-type="float" office:value="2.182"/>
          <table:table-cell office:value-type="float" office:value="1.34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5176.0"/>
          <table:table-cell office:value-type="float" office:value="22306.0"/>
          <table:table-cell office:value-type="float" office:value="22305.0"/>
          <table:table-cell office:value-type="float" office:value="67628.0"/>
          <table:table-cell office:value-type="float" office:value="48427.0"/>
          <table:table-cell office:value-type="float" office:value="0.0"/>
          <table:table-cell office:value-type="float" office:value="0.0"/>
          <table:table-cell office:value-type="float" office:value="35.4631"/>
          <table:table-cell office:value-type="float" office:value="35.382"/>
          <table:table-cell office:value-type="float" office:value="34.69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106520.0"/>
          <table:table-cell office:value-type="float" office:value="133147.0"/>
          <table:table-cell office:value-type="float" office:value="67628.0"/>
          <table:table-cell office:value-type="float" office:value="48427.0"/>
          <table:table-cell office:value-type="float" office:value="0.0"/>
          <table:table-cell office:value-type="float" office:value="0.0"/>
          <table:table-cell table:formula="of:=MIN([.$B394];[.$O394];[.$AB394])" office:value-type="float"/>
          <table:table-cell table:formula="of:=MIN([.$C394];[.$P394];[.$AC394])" office:value-type="float"/>
          <table:table-cell table:formula="of:=MIN([.$D394];[.$Q394];[.$AD394])" office:value-type="float"/>
          <table:table-cell table:formula="of:=MIN([.$E394];[.$R394];[.$AE394])" office:value-type="float"/>
          <table:table-cell table:formula="of:=MIN([.$F394];[.$S394];[.$AF394])" office:value-type="float"/>
          <table:table-cell table:formula="of:=MIN([.$G394];[.$T394];[.$AG394])" office:value-type="float"/>
          <table:table-cell table:formula="of:=MIN([.$H394];[.$U394];[.$AH394])" office:value-type="float"/>
          <table:table-cell table:formula="of:=MIN([.$I394];[.$V394];[.$AI394])" office:value-type="float"/>
          <table:table-cell table:formula="of:=MIN([.$J394];[.$W394])" office:value-type="float"/>
          <table:table-cell table:formula="of:=MIN([.$K394];[.$X394];[.$AJ394])" office:value-type="float"/>
          <table:table-cell table:formula="of:=MIN([.$L394];[.$Y394];[.$AK394])" office:value-type="float"/>
          <table:table-cell table:formula="of:=MIN([.$M394];[.$Z394];[.$AL394])" office:value-type="float"/>
          <table:table-cell table:formula="of:=MIN([.$N394];[.$AA394];[.$AM394])" office:value-type="float"/>
          <table:table-cell table:formula="of:=MEDIAN([.$B394];[.$O394];[.$AB394])" office:value-type="float"/>
          <table:table-cell table:formula="of:=MEDIAN([.$C394];[.$P394];[.$AC394])" office:value-type="float"/>
          <table:table-cell table:formula="of:=MEDIAN([.$D394];[.$Q394];[.$AD394])" office:value-type="float"/>
          <table:table-cell table:formula="of:=MEDIAN([.$E394];[.$R394];[.$AE394])" office:value-type="float"/>
          <table:table-cell table:formula="of:=MEDIAN([.$F394];[.$S394];[.$AF394])" office:value-type="float"/>
          <table:table-cell table:formula="of:=MEDIAN([.$G394];[.$T394];[.$AG394])" office:value-type="float"/>
          <table:table-cell table:formula="of:=MEDIAN([.$H394];[.$U394];[.$AH394])" office:value-type="float"/>
          <table:table-cell table:formula="of:=MEDIAN([.$I394];[.$V394];[.$AI394])" office:value-type="float"/>
          <table:table-cell table:formula="of:=MEDIAN([.$J394];[.$W394])" office:value-type="float"/>
          <table:table-cell table:formula="of:=MEDIAN([.$K394];[.$X394];[.$AJ394])" office:value-type="float"/>
          <table:table-cell table:formula="of:=MEDIAN([.$L394];[.$Y394];[.$AK394])" office:value-type="float"/>
          <table:table-cell table:formula="of:=MEDIAN([.$M394];[.$Z394];[.$AL394])" office:value-type="float"/>
          <table:table-cell table:formula="of:=MEDIAN([.$N394];[.$AA394];[.$AM394])" office:value-type="float"/>
          <table:table-cell table:formula="of:=MAX([.$B394];[.$O394];[.$AB394])" office:value-type="float"/>
          <table:table-cell table:formula="of:=MAX([.$C394];[.$P394];[.$AC394])" office:value-type="float"/>
          <table:table-cell table:formula="of:=MAX([.$D394];[.$Q394];[.$AD394])" office:value-type="float"/>
          <table:table-cell table:formula="of:=MAX([.$E394];[.$R394];[.$AE394])" office:value-type="float"/>
          <table:table-cell table:formula="of:=MAX([.$F394];[.$S394];[.$AF394])" office:value-type="float"/>
          <table:table-cell table:formula="of:=MAX([.$G394];[.$T394];[.$AG394])" office:value-type="float"/>
          <table:table-cell table:formula="of:=MAX([.$H394];[.$U394];[.$AH394])" office:value-type="float"/>
          <table:table-cell table:formula="of:=MAX([.$I394];[.$V394];[.$AI394])" office:value-type="float"/>
          <table:table-cell table:formula="of:=MAX([.$J394];[.$W394])" office:value-type="float"/>
          <table:table-cell table:formula="of:=MAX([.$K394];[.$X394];[.$AJ394])" office:value-type="float"/>
          <table:table-cell table:formula="of:=MAX([.$L394];[.$Y394];[.$AK394])" office:value-type="float"/>
          <table:table-cell table:formula="of:=MAX([.$M394];[.$Z394];[.$AL394])" office:value-type="float"/>
          <table:table-cell table:formula="of:=MAX([.$N394];[.$AA394];[.$AM394])" office:value-type="float"/>
        </table:table-row>
        <table:table-row table:style-name="ro1">
          <table:table-cell office:value-type="string">
            <text:p>BLOCKS.BLOCKS-9-0.asp/39</text:p>
          </table:table-cell>
          <table:table-cell office:value-type="float" office:value="300.0"/>
          <table:table-cell office:value-type="float" office:value="299.995"/>
          <table:table-cell office:value-type="float" office:value="299.06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83706.0"/>
          <table:table-cell office:value-type="float" office:value="593773.0"/>
          <table:table-cell office:value-type="float" office:value="593773.0"/>
          <table:table-cell office:value-type="float" office:value="69388.0"/>
          <table:table-cell office:value-type="float" office:value="4989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79"/>
          <table:table-cell office:value-type="float" office:value="299.06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86272.0"/>
          <table:table-cell office:value-type="float" office:value="596766.0"/>
          <table:table-cell office:value-type="float" office:value="596766.0"/>
          <table:table-cell office:value-type="float" office:value="69388.0"/>
          <table:table-cell office:value-type="float" office:value="4989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9.19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35840.0"/>
          <table:table-cell office:value-type="float" office:value="723074.0"/>
          <table:table-cell office:value-type="float" office:value="69388.0"/>
          <table:table-cell office:value-type="float" office:value="49898.0"/>
          <table:table-cell office:value-type="float" office:value="0.0"/>
          <table:table-cell office:value-type="float" office:value="0.0"/>
          <table:table-cell table:formula="of:=MIN([.$B395];[.$O395];[.$AB395])" office:value-type="float"/>
          <table:table-cell table:formula="of:=MIN([.$C395];[.$P395];[.$AC395])" office:value-type="float"/>
          <table:table-cell table:formula="of:=MIN([.$D395];[.$Q395];[.$AD395])" office:value-type="float"/>
          <table:table-cell table:formula="of:=MIN([.$E395];[.$R395];[.$AE395])" office:value-type="float"/>
          <table:table-cell table:formula="of:=MIN([.$F395];[.$S395];[.$AF395])" office:value-type="float"/>
          <table:table-cell table:formula="of:=MIN([.$G395];[.$T395];[.$AG395])" office:value-type="float"/>
          <table:table-cell table:formula="of:=MIN([.$H395];[.$U395];[.$AH395])" office:value-type="float"/>
          <table:table-cell table:formula="of:=MIN([.$I395];[.$V395];[.$AI395])" office:value-type="float"/>
          <table:table-cell table:formula="of:=MIN([.$J395];[.$W395])" office:value-type="float"/>
          <table:table-cell table:formula="of:=MIN([.$K395];[.$X395];[.$AJ395])" office:value-type="float"/>
          <table:table-cell table:formula="of:=MIN([.$L395];[.$Y395];[.$AK395])" office:value-type="float"/>
          <table:table-cell table:formula="of:=MIN([.$M395];[.$Z395];[.$AL395])" office:value-type="float"/>
          <table:table-cell table:formula="of:=MIN([.$N395];[.$AA395];[.$AM395])" office:value-type="float"/>
          <table:table-cell table:formula="of:=MEDIAN([.$B395];[.$O395];[.$AB395])" office:value-type="float"/>
          <table:table-cell table:formula="of:=MEDIAN([.$C395];[.$P395];[.$AC395])" office:value-type="float"/>
          <table:table-cell table:formula="of:=MEDIAN([.$D395];[.$Q395];[.$AD395])" office:value-type="float"/>
          <table:table-cell table:formula="of:=MEDIAN([.$E395];[.$R395];[.$AE395])" office:value-type="float"/>
          <table:table-cell table:formula="of:=MEDIAN([.$F395];[.$S395];[.$AF395])" office:value-type="float"/>
          <table:table-cell table:formula="of:=MEDIAN([.$G395];[.$T395];[.$AG395])" office:value-type="float"/>
          <table:table-cell table:formula="of:=MEDIAN([.$H395];[.$U395];[.$AH395])" office:value-type="float"/>
          <table:table-cell table:formula="of:=MEDIAN([.$I395];[.$V395];[.$AI395])" office:value-type="float"/>
          <table:table-cell table:formula="of:=MEDIAN([.$J395];[.$W395])" office:value-type="float"/>
          <table:table-cell table:formula="of:=MEDIAN([.$K395];[.$X395];[.$AJ395])" office:value-type="float"/>
          <table:table-cell table:formula="of:=MEDIAN([.$L395];[.$Y395];[.$AK395])" office:value-type="float"/>
          <table:table-cell table:formula="of:=MEDIAN([.$M395];[.$Z395];[.$AL395])" office:value-type="float"/>
          <table:table-cell table:formula="of:=MEDIAN([.$N395];[.$AA395];[.$AM395])" office:value-type="float"/>
          <table:table-cell table:formula="of:=MAX([.$B395];[.$O395];[.$AB395])" office:value-type="float"/>
          <table:table-cell table:formula="of:=MAX([.$C395];[.$P395];[.$AC395])" office:value-type="float"/>
          <table:table-cell table:formula="of:=MAX([.$D395];[.$Q395];[.$AD395])" office:value-type="float"/>
          <table:table-cell table:formula="of:=MAX([.$E395];[.$R395];[.$AE395])" office:value-type="float"/>
          <table:table-cell table:formula="of:=MAX([.$F395];[.$S395];[.$AF395])" office:value-type="float"/>
          <table:table-cell table:formula="of:=MAX([.$G395];[.$T395];[.$AG395])" office:value-type="float"/>
          <table:table-cell table:formula="of:=MAX([.$H395];[.$U395];[.$AH395])" office:value-type="float"/>
          <table:table-cell table:formula="of:=MAX([.$I395];[.$V395];[.$AI395])" office:value-type="float"/>
          <table:table-cell table:formula="of:=MAX([.$J395];[.$W395])" office:value-type="float"/>
          <table:table-cell table:formula="of:=MAX([.$K395];[.$X395];[.$AJ395])" office:value-type="float"/>
          <table:table-cell table:formula="of:=MAX([.$L395];[.$Y395];[.$AK395])" office:value-type="float"/>
          <table:table-cell table:formula="of:=MAX([.$M395];[.$Z395];[.$AL395])" office:value-type="float"/>
          <table:table-cell table:formula="of:=MAX([.$N395];[.$AA395];[.$AM395])" office:value-type="float"/>
        </table:table-row>
        <table:table-row table:style-name="ro1">
          <table:table-cell office:value-type="string">
            <text:p>BLOCKS.BLOCKS-9-0.asp/4</text:p>
          </table:table-cell>
          <table:table-cell office:value-type="float" office:value="0.126507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788.0"/>
          <table:table-cell office:value-type="float" office:value="109.0"/>
          <table:table-cell office:value-type="float" office:value="0.0"/>
          <table:table-cell office:value-type="float" office:value="0.0"/>
          <table:table-cell office:value-type="float" office:value="0.155516"/>
          <table:table-cell office:value-type="float" office:value="0.1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788.0"/>
          <table:table-cell office:value-type="float" office:value="109.0"/>
          <table:table-cell office:value-type="float" office:value="0.0"/>
          <table:table-cell office:value-type="float" office:value="0.0"/>
          <table:table-cell office:value-type="float" office:value="0.131187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7788.0"/>
          <table:table-cell office:value-type="float" office:value="109.0"/>
          <table:table-cell office:value-type="float" office:value="0.0"/>
          <table:table-cell office:value-type="float" office:value="0.0"/>
          <table:table-cell table:formula="of:=MIN([.$B396];[.$O396];[.$AB396])" office:value-type="float"/>
          <table:table-cell table:formula="of:=MIN([.$C396];[.$P396];[.$AC396])" office:value-type="float"/>
          <table:table-cell table:formula="of:=MIN([.$D396];[.$Q396];[.$AD396])" office:value-type="float"/>
          <table:table-cell table:formula="of:=MIN([.$E396];[.$R396];[.$AE396])" office:value-type="float"/>
          <table:table-cell table:formula="of:=MIN([.$F396];[.$S396];[.$AF396])" office:value-type="float"/>
          <table:table-cell table:formula="of:=MIN([.$G396];[.$T396];[.$AG396])" office:value-type="float"/>
          <table:table-cell table:formula="of:=MIN([.$H396];[.$U396];[.$AH396])" office:value-type="float"/>
          <table:table-cell table:formula="of:=MIN([.$I396];[.$V396];[.$AI396])" office:value-type="float"/>
          <table:table-cell table:formula="of:=MIN([.$J396];[.$W396])" office:value-type="float"/>
          <table:table-cell table:formula="of:=MIN([.$K396];[.$X396];[.$AJ396])" office:value-type="float"/>
          <table:table-cell table:formula="of:=MIN([.$L396];[.$Y396];[.$AK396])" office:value-type="float"/>
          <table:table-cell table:formula="of:=MIN([.$M396];[.$Z396];[.$AL396])" office:value-type="float"/>
          <table:table-cell table:formula="of:=MIN([.$N396];[.$AA396];[.$AM396])" office:value-type="float"/>
          <table:table-cell table:formula="of:=MEDIAN([.$B396];[.$O396];[.$AB396])" office:value-type="float"/>
          <table:table-cell table:formula="of:=MEDIAN([.$C396];[.$P396];[.$AC396])" office:value-type="float"/>
          <table:table-cell table:formula="of:=MEDIAN([.$D396];[.$Q396];[.$AD396])" office:value-type="float"/>
          <table:table-cell table:formula="of:=MEDIAN([.$E396];[.$R396];[.$AE396])" office:value-type="float"/>
          <table:table-cell table:formula="of:=MEDIAN([.$F396];[.$S396];[.$AF396])" office:value-type="float"/>
          <table:table-cell table:formula="of:=MEDIAN([.$G396];[.$T396];[.$AG396])" office:value-type="float"/>
          <table:table-cell table:formula="of:=MEDIAN([.$H396];[.$U396];[.$AH396])" office:value-type="float"/>
          <table:table-cell table:formula="of:=MEDIAN([.$I396];[.$V396];[.$AI396])" office:value-type="float"/>
          <table:table-cell table:formula="of:=MEDIAN([.$J396];[.$W396])" office:value-type="float"/>
          <table:table-cell table:formula="of:=MEDIAN([.$K396];[.$X396];[.$AJ396])" office:value-type="float"/>
          <table:table-cell table:formula="of:=MEDIAN([.$L396];[.$Y396];[.$AK396])" office:value-type="float"/>
          <table:table-cell table:formula="of:=MEDIAN([.$M396];[.$Z396];[.$AL396])" office:value-type="float"/>
          <table:table-cell table:formula="of:=MEDIAN([.$N396];[.$AA396];[.$AM396])" office:value-type="float"/>
          <table:table-cell table:formula="of:=MAX([.$B396];[.$O396];[.$AB396])" office:value-type="float"/>
          <table:table-cell table:formula="of:=MAX([.$C396];[.$P396];[.$AC396])" office:value-type="float"/>
          <table:table-cell table:formula="of:=MAX([.$D396];[.$Q396];[.$AD396])" office:value-type="float"/>
          <table:table-cell table:formula="of:=MAX([.$E396];[.$R396];[.$AE396])" office:value-type="float"/>
          <table:table-cell table:formula="of:=MAX([.$F396];[.$S396];[.$AF396])" office:value-type="float"/>
          <table:table-cell table:formula="of:=MAX([.$G396];[.$T396];[.$AG396])" office:value-type="float"/>
          <table:table-cell table:formula="of:=MAX([.$H396];[.$U396];[.$AH396])" office:value-type="float"/>
          <table:table-cell table:formula="of:=MAX([.$I396];[.$V396];[.$AI396])" office:value-type="float"/>
          <table:table-cell table:formula="of:=MAX([.$J396];[.$W396])" office:value-type="float"/>
          <table:table-cell table:formula="of:=MAX([.$K396];[.$X396];[.$AJ396])" office:value-type="float"/>
          <table:table-cell table:formula="of:=MAX([.$L396];[.$Y396];[.$AK396])" office:value-type="float"/>
          <table:table-cell table:formula="of:=MAX([.$M396];[.$Z396];[.$AL396])" office:value-type="float"/>
          <table:table-cell table:formula="of:=MAX([.$N396];[.$AA396];[.$AM396])" office:value-type="float"/>
        </table:table-row>
        <table:table-row table:style-name="ro1">
          <table:table-cell office:value-type="string">
            <text:p>BLOCKS.BLOCKS-9-0.asp/40</text:p>
          </table:table-cell>
          <table:table-cell office:value-type="float" office:value="3.01934"/>
          <table:table-cell office:value-type="float" office:value="2.96"/>
          <table:table-cell office:value-type="float" office:value="2.09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7637.0"/>
          <table:table-cell office:value-type="float" office:value="30172.0"/>
          <table:table-cell office:value-type="float" office:value="30171.0"/>
          <table:table-cell office:value-type="float" office:value="71148.0"/>
          <table:table-cell office:value-type="float" office:value="51369.0"/>
          <table:table-cell office:value-type="float" office:value="0.0"/>
          <table:table-cell office:value-type="float" office:value="0.0"/>
          <table:table-cell office:value-type="float" office:value="3.08099"/>
          <table:table-cell office:value-type="float" office:value="2.98"/>
          <table:table-cell office:value-type="float" office:value="2.1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7637.0"/>
          <table:table-cell office:value-type="float" office:value="30172.0"/>
          <table:table-cell office:value-type="float" office:value="30171.0"/>
          <table:table-cell office:value-type="float" office:value="71148.0"/>
          <table:table-cell office:value-type="float" office:value="51369.0"/>
          <table:table-cell office:value-type="float" office:value="0.0"/>
          <table:table-cell office:value-type="float" office:value="0.0"/>
          <table:table-cell office:value-type="float" office:value="15.0215"/>
          <table:table-cell office:value-type="float" office:value="14.962"/>
          <table:table-cell office:value-type="float" office:value="14.12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64127.0"/>
          <table:table-cell office:value-type="float" office:value="83907.0"/>
          <table:table-cell office:value-type="float" office:value="71148.0"/>
          <table:table-cell office:value-type="float" office:value="51369.0"/>
          <table:table-cell office:value-type="float" office:value="0.0"/>
          <table:table-cell office:value-type="float" office:value="0.0"/>
          <table:table-cell table:formula="of:=MIN([.$B397];[.$O397];[.$AB397])" office:value-type="float"/>
          <table:table-cell table:formula="of:=MIN([.$C397];[.$P397];[.$AC397])" office:value-type="float"/>
          <table:table-cell table:formula="of:=MIN([.$D397];[.$Q397];[.$AD397])" office:value-type="float"/>
          <table:table-cell table:formula="of:=MIN([.$E397];[.$R397];[.$AE397])" office:value-type="float"/>
          <table:table-cell table:formula="of:=MIN([.$F397];[.$S397];[.$AF397])" office:value-type="float"/>
          <table:table-cell table:formula="of:=MIN([.$G397];[.$T397];[.$AG397])" office:value-type="float"/>
          <table:table-cell table:formula="of:=MIN([.$H397];[.$U397];[.$AH397])" office:value-type="float"/>
          <table:table-cell table:formula="of:=MIN([.$I397];[.$V397];[.$AI397])" office:value-type="float"/>
          <table:table-cell table:formula="of:=MIN([.$J397];[.$W397])" office:value-type="float"/>
          <table:table-cell table:formula="of:=MIN([.$K397];[.$X397];[.$AJ397])" office:value-type="float"/>
          <table:table-cell table:formula="of:=MIN([.$L397];[.$Y397];[.$AK397])" office:value-type="float"/>
          <table:table-cell table:formula="of:=MIN([.$M397];[.$Z397];[.$AL397])" office:value-type="float"/>
          <table:table-cell table:formula="of:=MIN([.$N397];[.$AA397];[.$AM397])" office:value-type="float"/>
          <table:table-cell table:formula="of:=MEDIAN([.$B397];[.$O397];[.$AB397])" office:value-type="float"/>
          <table:table-cell table:formula="of:=MEDIAN([.$C397];[.$P397];[.$AC397])" office:value-type="float"/>
          <table:table-cell table:formula="of:=MEDIAN([.$D397];[.$Q397];[.$AD397])" office:value-type="float"/>
          <table:table-cell table:formula="of:=MEDIAN([.$E397];[.$R397];[.$AE397])" office:value-type="float"/>
          <table:table-cell table:formula="of:=MEDIAN([.$F397];[.$S397];[.$AF397])" office:value-type="float"/>
          <table:table-cell table:formula="of:=MEDIAN([.$G397];[.$T397];[.$AG397])" office:value-type="float"/>
          <table:table-cell table:formula="of:=MEDIAN([.$H397];[.$U397];[.$AH397])" office:value-type="float"/>
          <table:table-cell table:formula="of:=MEDIAN([.$I397];[.$V397];[.$AI397])" office:value-type="float"/>
          <table:table-cell table:formula="of:=MEDIAN([.$J397];[.$W397])" office:value-type="float"/>
          <table:table-cell table:formula="of:=MEDIAN([.$K397];[.$X397];[.$AJ397])" office:value-type="float"/>
          <table:table-cell table:formula="of:=MEDIAN([.$L397];[.$Y397];[.$AK397])" office:value-type="float"/>
          <table:table-cell table:formula="of:=MEDIAN([.$M397];[.$Z397];[.$AL397])" office:value-type="float"/>
          <table:table-cell table:formula="of:=MEDIAN([.$N397];[.$AA397];[.$AM397])" office:value-type="float"/>
          <table:table-cell table:formula="of:=MAX([.$B397];[.$O397];[.$AB397])" office:value-type="float"/>
          <table:table-cell table:formula="of:=MAX([.$C397];[.$P397];[.$AC397])" office:value-type="float"/>
          <table:table-cell table:formula="of:=MAX([.$D397];[.$Q397];[.$AD397])" office:value-type="float"/>
          <table:table-cell table:formula="of:=MAX([.$E397];[.$R397];[.$AE397])" office:value-type="float"/>
          <table:table-cell table:formula="of:=MAX([.$F397];[.$S397];[.$AF397])" office:value-type="float"/>
          <table:table-cell table:formula="of:=MAX([.$G397];[.$T397];[.$AG397])" office:value-type="float"/>
          <table:table-cell table:formula="of:=MAX([.$H397];[.$U397];[.$AH397])" office:value-type="float"/>
          <table:table-cell table:formula="of:=MAX([.$I397];[.$V397];[.$AI397])" office:value-type="float"/>
          <table:table-cell table:formula="of:=MAX([.$J397];[.$W397])" office:value-type="float"/>
          <table:table-cell table:formula="of:=MAX([.$K397];[.$X397];[.$AJ397])" office:value-type="float"/>
          <table:table-cell table:formula="of:=MAX([.$L397];[.$Y397];[.$AK397])" office:value-type="float"/>
          <table:table-cell table:formula="of:=MAX([.$M397];[.$Z397];[.$AL397])" office:value-type="float"/>
          <table:table-cell table:formula="of:=MAX([.$N397];[.$AA397];[.$AM397])" office:value-type="float"/>
        </table:table-row>
        <table:table-row table:style-name="ro1">
          <table:table-cell office:value-type="string">
            <text:p>BLOCKS.BLOCKS-9-0.asp/5</text:p>
          </table:table-cell>
          <table:table-cell office:value-type="float" office:value="0.163595"/>
          <table:table-cell office:value-type="float" office:value="0.1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548.0"/>
          <table:table-cell office:value-type="float" office:value="149.0"/>
          <table:table-cell office:value-type="float" office:value="0.0"/>
          <table:table-cell office:value-type="float" office:value="0.0"/>
          <table:table-cell office:value-type="float" office:value="0.249366"/>
          <table:table-cell office:value-type="float" office:value="0.1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548.0"/>
          <table:table-cell office:value-type="float" office:value="149.0"/>
          <table:table-cell office:value-type="float" office:value="0.0"/>
          <table:table-cell office:value-type="float" office:value="0.0"/>
          <table:table-cell office:value-type="float" office:value="0.145005"/>
          <table:table-cell office:value-type="float" office:value="0.1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9548.0"/>
          <table:table-cell office:value-type="float" office:value="149.0"/>
          <table:table-cell office:value-type="float" office:value="0.0"/>
          <table:table-cell office:value-type="float" office:value="0.0"/>
          <table:table-cell table:formula="of:=MIN([.$B398];[.$O398];[.$AB398])" office:value-type="float"/>
          <table:table-cell table:formula="of:=MIN([.$C398];[.$P398];[.$AC398])" office:value-type="float"/>
          <table:table-cell table:formula="of:=MIN([.$D398];[.$Q398];[.$AD398])" office:value-type="float"/>
          <table:table-cell table:formula="of:=MIN([.$E398];[.$R398];[.$AE398])" office:value-type="float"/>
          <table:table-cell table:formula="of:=MIN([.$F398];[.$S398];[.$AF398])" office:value-type="float"/>
          <table:table-cell table:formula="of:=MIN([.$G398];[.$T398];[.$AG398])" office:value-type="float"/>
          <table:table-cell table:formula="of:=MIN([.$H398];[.$U398];[.$AH398])" office:value-type="float"/>
          <table:table-cell table:formula="of:=MIN([.$I398];[.$V398];[.$AI398])" office:value-type="float"/>
          <table:table-cell table:formula="of:=MIN([.$J398];[.$W398])" office:value-type="float"/>
          <table:table-cell table:formula="of:=MIN([.$K398];[.$X398];[.$AJ398])" office:value-type="float"/>
          <table:table-cell table:formula="of:=MIN([.$L398];[.$Y398];[.$AK398])" office:value-type="float"/>
          <table:table-cell table:formula="of:=MIN([.$M398];[.$Z398];[.$AL398])" office:value-type="float"/>
          <table:table-cell table:formula="of:=MIN([.$N398];[.$AA398];[.$AM398])" office:value-type="float"/>
          <table:table-cell table:formula="of:=MEDIAN([.$B398];[.$O398];[.$AB398])" office:value-type="float"/>
          <table:table-cell table:formula="of:=MEDIAN([.$C398];[.$P398];[.$AC398])" office:value-type="float"/>
          <table:table-cell table:formula="of:=MEDIAN([.$D398];[.$Q398];[.$AD398])" office:value-type="float"/>
          <table:table-cell table:formula="of:=MEDIAN([.$E398];[.$R398];[.$AE398])" office:value-type="float"/>
          <table:table-cell table:formula="of:=MEDIAN([.$F398];[.$S398];[.$AF398])" office:value-type="float"/>
          <table:table-cell table:formula="of:=MEDIAN([.$G398];[.$T398];[.$AG398])" office:value-type="float"/>
          <table:table-cell table:formula="of:=MEDIAN([.$H398];[.$U398];[.$AH398])" office:value-type="float"/>
          <table:table-cell table:formula="of:=MEDIAN([.$I398];[.$V398];[.$AI398])" office:value-type="float"/>
          <table:table-cell table:formula="of:=MEDIAN([.$J398];[.$W398])" office:value-type="float"/>
          <table:table-cell table:formula="of:=MEDIAN([.$K398];[.$X398];[.$AJ398])" office:value-type="float"/>
          <table:table-cell table:formula="of:=MEDIAN([.$L398];[.$Y398];[.$AK398])" office:value-type="float"/>
          <table:table-cell table:formula="of:=MEDIAN([.$M398];[.$Z398];[.$AL398])" office:value-type="float"/>
          <table:table-cell table:formula="of:=MEDIAN([.$N398];[.$AA398];[.$AM398])" office:value-type="float"/>
          <table:table-cell table:formula="of:=MAX([.$B398];[.$O398];[.$AB398])" office:value-type="float"/>
          <table:table-cell table:formula="of:=MAX([.$C398];[.$P398];[.$AC398])" office:value-type="float"/>
          <table:table-cell table:formula="of:=MAX([.$D398];[.$Q398];[.$AD398])" office:value-type="float"/>
          <table:table-cell table:formula="of:=MAX([.$E398];[.$R398];[.$AE398])" office:value-type="float"/>
          <table:table-cell table:formula="of:=MAX([.$F398];[.$S398];[.$AF398])" office:value-type="float"/>
          <table:table-cell table:formula="of:=MAX([.$G398];[.$T398];[.$AG398])" office:value-type="float"/>
          <table:table-cell table:formula="of:=MAX([.$H398];[.$U398];[.$AH398])" office:value-type="float"/>
          <table:table-cell table:formula="of:=MAX([.$I398];[.$V398];[.$AI398])" office:value-type="float"/>
          <table:table-cell table:formula="of:=MAX([.$J398];[.$W398])" office:value-type="float"/>
          <table:table-cell table:formula="of:=MAX([.$K398];[.$X398];[.$AJ398])" office:value-type="float"/>
          <table:table-cell table:formula="of:=MAX([.$L398];[.$Y398];[.$AK398])" office:value-type="float"/>
          <table:table-cell table:formula="of:=MAX([.$M398];[.$Z398];[.$AL398])" office:value-type="float"/>
          <table:table-cell table:formula="of:=MAX([.$N398];[.$AA398];[.$AM398])" office:value-type="float"/>
        </table:table-row>
        <table:table-row table:style-name="ro1">
          <table:table-cell office:value-type="string">
            <text:p>BLOCKS.BLOCKS-9-0.asp/6</text:p>
          </table:table-cell>
          <table:table-cell office:value-type="float" office:value="0.186332"/>
          <table:table-cell office:value-type="float" office:value="0.1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308.0"/>
          <table:table-cell office:value-type="float" office:value="189.0"/>
          <table:table-cell office:value-type="float" office:value="0.0"/>
          <table:table-cell office:value-type="float" office:value="0.0"/>
          <table:table-cell office:value-type="float" office:value="0.195065"/>
          <table:table-cell office:value-type="float" office:value="0.1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308.0"/>
          <table:table-cell office:value-type="float" office:value="189.0"/>
          <table:table-cell office:value-type="float" office:value="0.0"/>
          <table:table-cell office:value-type="float" office:value="0.0"/>
          <table:table-cell office:value-type="float" office:value="0.167806"/>
          <table:table-cell office:value-type="float" office:value="0.1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1308.0"/>
          <table:table-cell office:value-type="float" office:value="189.0"/>
          <table:table-cell office:value-type="float" office:value="0.0"/>
          <table:table-cell office:value-type="float" office:value="0.0"/>
          <table:table-cell table:formula="of:=MIN([.$B399];[.$O399];[.$AB399])" office:value-type="float"/>
          <table:table-cell table:formula="of:=MIN([.$C399];[.$P399];[.$AC399])" office:value-type="float"/>
          <table:table-cell table:formula="of:=MIN([.$D399];[.$Q399];[.$AD399])" office:value-type="float"/>
          <table:table-cell table:formula="of:=MIN([.$E399];[.$R399];[.$AE399])" office:value-type="float"/>
          <table:table-cell table:formula="of:=MIN([.$F399];[.$S399];[.$AF399])" office:value-type="float"/>
          <table:table-cell table:formula="of:=MIN([.$G399];[.$T399];[.$AG399])" office:value-type="float"/>
          <table:table-cell table:formula="of:=MIN([.$H399];[.$U399];[.$AH399])" office:value-type="float"/>
          <table:table-cell table:formula="of:=MIN([.$I399];[.$V399];[.$AI399])" office:value-type="float"/>
          <table:table-cell table:formula="of:=MIN([.$J399];[.$W399])" office:value-type="float"/>
          <table:table-cell table:formula="of:=MIN([.$K399];[.$X399];[.$AJ399])" office:value-type="float"/>
          <table:table-cell table:formula="of:=MIN([.$L399];[.$Y399];[.$AK399])" office:value-type="float"/>
          <table:table-cell table:formula="of:=MIN([.$M399];[.$Z399];[.$AL399])" office:value-type="float"/>
          <table:table-cell table:formula="of:=MIN([.$N399];[.$AA399];[.$AM399])" office:value-type="float"/>
          <table:table-cell table:formula="of:=MEDIAN([.$B399];[.$O399];[.$AB399])" office:value-type="float"/>
          <table:table-cell table:formula="of:=MEDIAN([.$C399];[.$P399];[.$AC399])" office:value-type="float"/>
          <table:table-cell table:formula="of:=MEDIAN([.$D399];[.$Q399];[.$AD399])" office:value-type="float"/>
          <table:table-cell table:formula="of:=MEDIAN([.$E399];[.$R399];[.$AE399])" office:value-type="float"/>
          <table:table-cell table:formula="of:=MEDIAN([.$F399];[.$S399];[.$AF399])" office:value-type="float"/>
          <table:table-cell table:formula="of:=MEDIAN([.$G399];[.$T399];[.$AG399])" office:value-type="float"/>
          <table:table-cell table:formula="of:=MEDIAN([.$H399];[.$U399];[.$AH399])" office:value-type="float"/>
          <table:table-cell table:formula="of:=MEDIAN([.$I399];[.$V399];[.$AI399])" office:value-type="float"/>
          <table:table-cell table:formula="of:=MEDIAN([.$J399];[.$W399])" office:value-type="float"/>
          <table:table-cell table:formula="of:=MEDIAN([.$K399];[.$X399];[.$AJ399])" office:value-type="float"/>
          <table:table-cell table:formula="of:=MEDIAN([.$L399];[.$Y399];[.$AK399])" office:value-type="float"/>
          <table:table-cell table:formula="of:=MEDIAN([.$M399];[.$Z399];[.$AL399])" office:value-type="float"/>
          <table:table-cell table:formula="of:=MEDIAN([.$N399];[.$AA399];[.$AM399])" office:value-type="float"/>
          <table:table-cell table:formula="of:=MAX([.$B399];[.$O399];[.$AB399])" office:value-type="float"/>
          <table:table-cell table:formula="of:=MAX([.$C399];[.$P399];[.$AC399])" office:value-type="float"/>
          <table:table-cell table:formula="of:=MAX([.$D399];[.$Q399];[.$AD399])" office:value-type="float"/>
          <table:table-cell table:formula="of:=MAX([.$E399];[.$R399];[.$AE399])" office:value-type="float"/>
          <table:table-cell table:formula="of:=MAX([.$F399];[.$S399];[.$AF399])" office:value-type="float"/>
          <table:table-cell table:formula="of:=MAX([.$G399];[.$T399];[.$AG399])" office:value-type="float"/>
          <table:table-cell table:formula="of:=MAX([.$H399];[.$U399];[.$AH399])" office:value-type="float"/>
          <table:table-cell table:formula="of:=MAX([.$I399];[.$V399];[.$AI399])" office:value-type="float"/>
          <table:table-cell table:formula="of:=MAX([.$J399];[.$W399])" office:value-type="float"/>
          <table:table-cell table:formula="of:=MAX([.$K399];[.$X399];[.$AJ399])" office:value-type="float"/>
          <table:table-cell table:formula="of:=MAX([.$L399];[.$Y399];[.$AK399])" office:value-type="float"/>
          <table:table-cell table:formula="of:=MAX([.$M399];[.$Z399];[.$AL399])" office:value-type="float"/>
          <table:table-cell table:formula="of:=MAX([.$N399];[.$AA399];[.$AM399])" office:value-type="float"/>
        </table:table-row>
        <table:table-row table:style-name="ro1">
          <table:table-cell office:value-type="string">
            <text:p>BLOCKS.BLOCKS-9-0.asp/7</text:p>
          </table:table-cell>
          <table:table-cell office:value-type="float" office:value="0.210423"/>
          <table:table-cell office:value-type="float" office:value="0.1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068.0"/>
          <table:table-cell office:value-type="float" office:value="229.0"/>
          <table:table-cell office:value-type="float" office:value="0.0"/>
          <table:table-cell office:value-type="float" office:value="0.0"/>
          <table:table-cell office:value-type="float" office:value="0.22559"/>
          <table:table-cell office:value-type="float" office:value="0.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068.0"/>
          <table:table-cell office:value-type="float" office:value="229.0"/>
          <table:table-cell office:value-type="float" office:value="0.0"/>
          <table:table-cell office:value-type="float" office:value="0.0"/>
          <table:table-cell office:value-type="float" office:value="0.185192"/>
          <table:table-cell office:value-type="float" office:value="0.1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3068.0"/>
          <table:table-cell office:value-type="float" office:value="229.0"/>
          <table:table-cell office:value-type="float" office:value="0.0"/>
          <table:table-cell office:value-type="float" office:value="0.0"/>
          <table:table-cell table:formula="of:=MIN([.$B400];[.$O400];[.$AB400])" office:value-type="float"/>
          <table:table-cell table:formula="of:=MIN([.$C400];[.$P400];[.$AC400])" office:value-type="float"/>
          <table:table-cell table:formula="of:=MIN([.$D400];[.$Q400];[.$AD400])" office:value-type="float"/>
          <table:table-cell table:formula="of:=MIN([.$E400];[.$R400];[.$AE400])" office:value-type="float"/>
          <table:table-cell table:formula="of:=MIN([.$F400];[.$S400];[.$AF400])" office:value-type="float"/>
          <table:table-cell table:formula="of:=MIN([.$G400];[.$T400];[.$AG400])" office:value-type="float"/>
          <table:table-cell table:formula="of:=MIN([.$H400];[.$U400];[.$AH400])" office:value-type="float"/>
          <table:table-cell table:formula="of:=MIN([.$I400];[.$V400];[.$AI400])" office:value-type="float"/>
          <table:table-cell table:formula="of:=MIN([.$J400];[.$W400])" office:value-type="float"/>
          <table:table-cell table:formula="of:=MIN([.$K400];[.$X400];[.$AJ400])" office:value-type="float"/>
          <table:table-cell table:formula="of:=MIN([.$L400];[.$Y400];[.$AK400])" office:value-type="float"/>
          <table:table-cell table:formula="of:=MIN([.$M400];[.$Z400];[.$AL400])" office:value-type="float"/>
          <table:table-cell table:formula="of:=MIN([.$N400];[.$AA400];[.$AM400])" office:value-type="float"/>
          <table:table-cell table:formula="of:=MEDIAN([.$B400];[.$O400];[.$AB400])" office:value-type="float"/>
          <table:table-cell table:formula="of:=MEDIAN([.$C400];[.$P400];[.$AC400])" office:value-type="float"/>
          <table:table-cell table:formula="of:=MEDIAN([.$D400];[.$Q400];[.$AD400])" office:value-type="float"/>
          <table:table-cell table:formula="of:=MEDIAN([.$E400];[.$R400];[.$AE400])" office:value-type="float"/>
          <table:table-cell table:formula="of:=MEDIAN([.$F400];[.$S400];[.$AF400])" office:value-type="float"/>
          <table:table-cell table:formula="of:=MEDIAN([.$G400];[.$T400];[.$AG400])" office:value-type="float"/>
          <table:table-cell table:formula="of:=MEDIAN([.$H400];[.$U400];[.$AH400])" office:value-type="float"/>
          <table:table-cell table:formula="of:=MEDIAN([.$I400];[.$V400];[.$AI400])" office:value-type="float"/>
          <table:table-cell table:formula="of:=MEDIAN([.$J400];[.$W400])" office:value-type="float"/>
          <table:table-cell table:formula="of:=MEDIAN([.$K400];[.$X400];[.$AJ400])" office:value-type="float"/>
          <table:table-cell table:formula="of:=MEDIAN([.$L400];[.$Y400];[.$AK400])" office:value-type="float"/>
          <table:table-cell table:formula="of:=MEDIAN([.$M400];[.$Z400];[.$AL400])" office:value-type="float"/>
          <table:table-cell table:formula="of:=MEDIAN([.$N400];[.$AA400];[.$AM400])" office:value-type="float"/>
          <table:table-cell table:formula="of:=MAX([.$B400];[.$O400];[.$AB400])" office:value-type="float"/>
          <table:table-cell table:formula="of:=MAX([.$C400];[.$P400];[.$AC400])" office:value-type="float"/>
          <table:table-cell table:formula="of:=MAX([.$D400];[.$Q400];[.$AD400])" office:value-type="float"/>
          <table:table-cell table:formula="of:=MAX([.$E400];[.$R400];[.$AE400])" office:value-type="float"/>
          <table:table-cell table:formula="of:=MAX([.$F400];[.$S400];[.$AF400])" office:value-type="float"/>
          <table:table-cell table:formula="of:=MAX([.$G400];[.$T400];[.$AG400])" office:value-type="float"/>
          <table:table-cell table:formula="of:=MAX([.$H400];[.$U400];[.$AH400])" office:value-type="float"/>
          <table:table-cell table:formula="of:=MAX([.$I400];[.$V400];[.$AI400])" office:value-type="float"/>
          <table:table-cell table:formula="of:=MAX([.$J400];[.$W400])" office:value-type="float"/>
          <table:table-cell table:formula="of:=MAX([.$K400];[.$X400];[.$AJ400])" office:value-type="float"/>
          <table:table-cell table:formula="of:=MAX([.$L400];[.$Y400];[.$AK400])" office:value-type="float"/>
          <table:table-cell table:formula="of:=MAX([.$M400];[.$Z400];[.$AL400])" office:value-type="float"/>
          <table:table-cell table:formula="of:=MAX([.$N400];[.$AA400];[.$AM400])" office:value-type="float"/>
        </table:table-row>
        <table:table-row table:style-name="ro1">
          <table:table-cell office:value-type="string">
            <text:p>BLOCKS.BLOCKS-9-0.asp/8</text:p>
          </table:table-cell>
          <table:table-cell office:value-type="float" office:value="0.248754"/>
          <table:table-cell office:value-type="float" office:value="0.1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828.0"/>
          <table:table-cell office:value-type="float" office:value="269.0"/>
          <table:table-cell office:value-type="float" office:value="0.0"/>
          <table:table-cell office:value-type="float" office:value="0.0"/>
          <table:table-cell office:value-type="float" office:value="0.241145"/>
          <table:table-cell office:value-type="float" office:value="0.1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828.0"/>
          <table:table-cell office:value-type="float" office:value="269.0"/>
          <table:table-cell office:value-type="float" office:value="0.0"/>
          <table:table-cell office:value-type="float" office:value="0.0"/>
          <table:table-cell office:value-type="float" office:value="0.211548"/>
          <table:table-cell office:value-type="float" office:value="0.1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4828.0"/>
          <table:table-cell office:value-type="float" office:value="269.0"/>
          <table:table-cell office:value-type="float" office:value="0.0"/>
          <table:table-cell office:value-type="float" office:value="0.0"/>
          <table:table-cell table:formula="of:=MIN([.$B401];[.$O401];[.$AB401])" office:value-type="float"/>
          <table:table-cell table:formula="of:=MIN([.$C401];[.$P401];[.$AC401])" office:value-type="float"/>
          <table:table-cell table:formula="of:=MIN([.$D401];[.$Q401];[.$AD401])" office:value-type="float"/>
          <table:table-cell table:formula="of:=MIN([.$E401];[.$R401];[.$AE401])" office:value-type="float"/>
          <table:table-cell table:formula="of:=MIN([.$F401];[.$S401];[.$AF401])" office:value-type="float"/>
          <table:table-cell table:formula="of:=MIN([.$G401];[.$T401];[.$AG401])" office:value-type="float"/>
          <table:table-cell table:formula="of:=MIN([.$H401];[.$U401];[.$AH401])" office:value-type="float"/>
          <table:table-cell table:formula="of:=MIN([.$I401];[.$V401];[.$AI401])" office:value-type="float"/>
          <table:table-cell table:formula="of:=MIN([.$J401];[.$W401])" office:value-type="float"/>
          <table:table-cell table:formula="of:=MIN([.$K401];[.$X401];[.$AJ401])" office:value-type="float"/>
          <table:table-cell table:formula="of:=MIN([.$L401];[.$Y401];[.$AK401])" office:value-type="float"/>
          <table:table-cell table:formula="of:=MIN([.$M401];[.$Z401];[.$AL401])" office:value-type="float"/>
          <table:table-cell table:formula="of:=MIN([.$N401];[.$AA401];[.$AM401])" office:value-type="float"/>
          <table:table-cell table:formula="of:=MEDIAN([.$B401];[.$O401];[.$AB401])" office:value-type="float"/>
          <table:table-cell table:formula="of:=MEDIAN([.$C401];[.$P401];[.$AC401])" office:value-type="float"/>
          <table:table-cell table:formula="of:=MEDIAN([.$D401];[.$Q401];[.$AD401])" office:value-type="float"/>
          <table:table-cell table:formula="of:=MEDIAN([.$E401];[.$R401];[.$AE401])" office:value-type="float"/>
          <table:table-cell table:formula="of:=MEDIAN([.$F401];[.$S401];[.$AF401])" office:value-type="float"/>
          <table:table-cell table:formula="of:=MEDIAN([.$G401];[.$T401];[.$AG401])" office:value-type="float"/>
          <table:table-cell table:formula="of:=MEDIAN([.$H401];[.$U401];[.$AH401])" office:value-type="float"/>
          <table:table-cell table:formula="of:=MEDIAN([.$I401];[.$V401];[.$AI401])" office:value-type="float"/>
          <table:table-cell table:formula="of:=MEDIAN([.$J401];[.$W401])" office:value-type="float"/>
          <table:table-cell table:formula="of:=MEDIAN([.$K401];[.$X401];[.$AJ401])" office:value-type="float"/>
          <table:table-cell table:formula="of:=MEDIAN([.$L401];[.$Y401];[.$AK401])" office:value-type="float"/>
          <table:table-cell table:formula="of:=MEDIAN([.$M401];[.$Z401];[.$AL401])" office:value-type="float"/>
          <table:table-cell table:formula="of:=MEDIAN([.$N401];[.$AA401];[.$AM401])" office:value-type="float"/>
          <table:table-cell table:formula="of:=MAX([.$B401];[.$O401];[.$AB401])" office:value-type="float"/>
          <table:table-cell table:formula="of:=MAX([.$C401];[.$P401];[.$AC401])" office:value-type="float"/>
          <table:table-cell table:formula="of:=MAX([.$D401];[.$Q401];[.$AD401])" office:value-type="float"/>
          <table:table-cell table:formula="of:=MAX([.$E401];[.$R401];[.$AE401])" office:value-type="float"/>
          <table:table-cell table:formula="of:=MAX([.$F401];[.$S401];[.$AF401])" office:value-type="float"/>
          <table:table-cell table:formula="of:=MAX([.$G401];[.$T401];[.$AG401])" office:value-type="float"/>
          <table:table-cell table:formula="of:=MAX([.$H401];[.$U401];[.$AH401])" office:value-type="float"/>
          <table:table-cell table:formula="of:=MAX([.$I401];[.$V401];[.$AI401])" office:value-type="float"/>
          <table:table-cell table:formula="of:=MAX([.$J401];[.$W401])" office:value-type="float"/>
          <table:table-cell table:formula="of:=MAX([.$K401];[.$X401];[.$AJ401])" office:value-type="float"/>
          <table:table-cell table:formula="of:=MAX([.$L401];[.$Y401];[.$AK401])" office:value-type="float"/>
          <table:table-cell table:formula="of:=MAX([.$M401];[.$Z401];[.$AL401])" office:value-type="float"/>
          <table:table-cell table:formula="of:=MAX([.$N401];[.$AA401];[.$AM401])" office:value-type="float"/>
        </table:table-row>
        <table:table-row table:style-name="ro1">
          <table:table-cell office:value-type="string">
            <text:p>BLOCKS.BLOCKS-9-0.asp/9</text:p>
          </table:table-cell>
          <table:table-cell office:value-type="float" office:value="0.250595"/>
          <table:table-cell office:value-type="float" office:value="0.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588.0"/>
          <table:table-cell office:value-type="float" office:value="309.0"/>
          <table:table-cell office:value-type="float" office:value="0.0"/>
          <table:table-cell office:value-type="float" office:value="0.0"/>
          <table:table-cell office:value-type="float" office:value="0.272511"/>
          <table:table-cell office:value-type="float" office:value="0.2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588.0"/>
          <table:table-cell office:value-type="float" office:value="309.0"/>
          <table:table-cell office:value-type="float" office:value="0.0"/>
          <table:table-cell office:value-type="float" office:value="0.0"/>
          <table:table-cell office:value-type="float" office:value="0.202006"/>
          <table:table-cell office:value-type="float" office:value="0.1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6588.0"/>
          <table:table-cell office:value-type="float" office:value="309.0"/>
          <table:table-cell office:value-type="float" office:value="0.0"/>
          <table:table-cell office:value-type="float" office:value="0.0"/>
          <table:table-cell table:formula="of:=MIN([.$B402];[.$O402];[.$AB402])" office:value-type="float"/>
          <table:table-cell table:formula="of:=MIN([.$C402];[.$P402];[.$AC402])" office:value-type="float"/>
          <table:table-cell table:formula="of:=MIN([.$D402];[.$Q402];[.$AD402])" office:value-type="float"/>
          <table:table-cell table:formula="of:=MIN([.$E402];[.$R402];[.$AE402])" office:value-type="float"/>
          <table:table-cell table:formula="of:=MIN([.$F402];[.$S402];[.$AF402])" office:value-type="float"/>
          <table:table-cell table:formula="of:=MIN([.$G402];[.$T402];[.$AG402])" office:value-type="float"/>
          <table:table-cell table:formula="of:=MIN([.$H402];[.$U402];[.$AH402])" office:value-type="float"/>
          <table:table-cell table:formula="of:=MIN([.$I402];[.$V402];[.$AI402])" office:value-type="float"/>
          <table:table-cell table:formula="of:=MIN([.$J402];[.$W402])" office:value-type="float"/>
          <table:table-cell table:formula="of:=MIN([.$K402];[.$X402];[.$AJ402])" office:value-type="float"/>
          <table:table-cell table:formula="of:=MIN([.$L402];[.$Y402];[.$AK402])" office:value-type="float"/>
          <table:table-cell table:formula="of:=MIN([.$M402];[.$Z402];[.$AL402])" office:value-type="float"/>
          <table:table-cell table:formula="of:=MIN([.$N402];[.$AA402];[.$AM402])" office:value-type="float"/>
          <table:table-cell table:formula="of:=MEDIAN([.$B402];[.$O402];[.$AB402])" office:value-type="float"/>
          <table:table-cell table:formula="of:=MEDIAN([.$C402];[.$P402];[.$AC402])" office:value-type="float"/>
          <table:table-cell table:formula="of:=MEDIAN([.$D402];[.$Q402];[.$AD402])" office:value-type="float"/>
          <table:table-cell table:formula="of:=MEDIAN([.$E402];[.$R402];[.$AE402])" office:value-type="float"/>
          <table:table-cell table:formula="of:=MEDIAN([.$F402];[.$S402];[.$AF402])" office:value-type="float"/>
          <table:table-cell table:formula="of:=MEDIAN([.$G402];[.$T402];[.$AG402])" office:value-type="float"/>
          <table:table-cell table:formula="of:=MEDIAN([.$H402];[.$U402];[.$AH402])" office:value-type="float"/>
          <table:table-cell table:formula="of:=MEDIAN([.$I402];[.$V402];[.$AI402])" office:value-type="float"/>
          <table:table-cell table:formula="of:=MEDIAN([.$J402];[.$W402])" office:value-type="float"/>
          <table:table-cell table:formula="of:=MEDIAN([.$K402];[.$X402];[.$AJ402])" office:value-type="float"/>
          <table:table-cell table:formula="of:=MEDIAN([.$L402];[.$Y402];[.$AK402])" office:value-type="float"/>
          <table:table-cell table:formula="of:=MEDIAN([.$M402];[.$Z402];[.$AL402])" office:value-type="float"/>
          <table:table-cell table:formula="of:=MEDIAN([.$N402];[.$AA402];[.$AM402])" office:value-type="float"/>
          <table:table-cell table:formula="of:=MAX([.$B402];[.$O402];[.$AB402])" office:value-type="float"/>
          <table:table-cell table:formula="of:=MAX([.$C402];[.$P402];[.$AC402])" office:value-type="float"/>
          <table:table-cell table:formula="of:=MAX([.$D402];[.$Q402];[.$AD402])" office:value-type="float"/>
          <table:table-cell table:formula="of:=MAX([.$E402];[.$R402];[.$AE402])" office:value-type="float"/>
          <table:table-cell table:formula="of:=MAX([.$F402];[.$S402];[.$AF402])" office:value-type="float"/>
          <table:table-cell table:formula="of:=MAX([.$G402];[.$T402];[.$AG402])" office:value-type="float"/>
          <table:table-cell table:formula="of:=MAX([.$H402];[.$U402];[.$AH402])" office:value-type="float"/>
          <table:table-cell table:formula="of:=MAX([.$I402];[.$V402];[.$AI402])" office:value-type="float"/>
          <table:table-cell table:formula="of:=MAX([.$J402];[.$W402])" office:value-type="float"/>
          <table:table-cell table:formula="of:=MAX([.$K402];[.$X402];[.$AJ402])" office:value-type="float"/>
          <table:table-cell table:formula="of:=MAX([.$L402];[.$Y402];[.$AK402])" office:value-type="float"/>
          <table:table-cell table:formula="of:=MAX([.$M402];[.$Z402];[.$AL402])" office:value-type="float"/>
          <table:table-cell table:formula="of:=MAX([.$N402];[.$AA402];[.$AM402])" office:value-type="float"/>
        </table:table-row>
        <table:table-row table:style-name="ro1">
          <table:table-cell office:value-type="string">
            <text:p>BLOCKS.BLOCKS-9-1.asp/1</text:p>
          </table:table-cell>
          <table:table-cell office:value-type="float" office:value="0.087517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508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0.073992"/>
          <table:table-cell office:value-type="float" office:value="0.0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508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0.07407"/>
          <table:table-cell office:value-type="float" office:value="0.0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508.0"/>
          <table:table-cell office:value-type="float" office:value="2.0"/>
          <table:table-cell office:value-type="float" office:value="0.0"/>
          <table:table-cell office:value-type="float" office:value="0.0"/>
          <table:table-cell table:formula="of:=MIN([.$B403];[.$O403];[.$AB403])" office:value-type="float"/>
          <table:table-cell table:formula="of:=MIN([.$C403];[.$P403];[.$AC403])" office:value-type="float"/>
          <table:table-cell table:formula="of:=MIN([.$D403];[.$Q403];[.$AD403])" office:value-type="float"/>
          <table:table-cell table:formula="of:=MIN([.$E403];[.$R403];[.$AE403])" office:value-type="float"/>
          <table:table-cell table:formula="of:=MIN([.$F403];[.$S403];[.$AF403])" office:value-type="float"/>
          <table:table-cell table:formula="of:=MIN([.$G403];[.$T403];[.$AG403])" office:value-type="float"/>
          <table:table-cell table:formula="of:=MIN([.$H403];[.$U403];[.$AH403])" office:value-type="float"/>
          <table:table-cell table:formula="of:=MIN([.$I403];[.$V403];[.$AI403])" office:value-type="float"/>
          <table:table-cell table:formula="of:=MIN([.$J403];[.$W403])" office:value-type="float"/>
          <table:table-cell table:formula="of:=MIN([.$K403];[.$X403];[.$AJ403])" office:value-type="float"/>
          <table:table-cell table:formula="of:=MIN([.$L403];[.$Y403];[.$AK403])" office:value-type="float"/>
          <table:table-cell table:formula="of:=MIN([.$M403];[.$Z403];[.$AL403])" office:value-type="float"/>
          <table:table-cell table:formula="of:=MIN([.$N403];[.$AA403];[.$AM403])" office:value-type="float"/>
          <table:table-cell table:formula="of:=MEDIAN([.$B403];[.$O403];[.$AB403])" office:value-type="float"/>
          <table:table-cell table:formula="of:=MEDIAN([.$C403];[.$P403];[.$AC403])" office:value-type="float"/>
          <table:table-cell table:formula="of:=MEDIAN([.$D403];[.$Q403];[.$AD403])" office:value-type="float"/>
          <table:table-cell table:formula="of:=MEDIAN([.$E403];[.$R403];[.$AE403])" office:value-type="float"/>
          <table:table-cell table:formula="of:=MEDIAN([.$F403];[.$S403];[.$AF403])" office:value-type="float"/>
          <table:table-cell table:formula="of:=MEDIAN([.$G403];[.$T403];[.$AG403])" office:value-type="float"/>
          <table:table-cell table:formula="of:=MEDIAN([.$H403];[.$U403];[.$AH403])" office:value-type="float"/>
          <table:table-cell table:formula="of:=MEDIAN([.$I403];[.$V403];[.$AI403])" office:value-type="float"/>
          <table:table-cell table:formula="of:=MEDIAN([.$J403];[.$W403])" office:value-type="float"/>
          <table:table-cell table:formula="of:=MEDIAN([.$K403];[.$X403];[.$AJ403])" office:value-type="float"/>
          <table:table-cell table:formula="of:=MEDIAN([.$L403];[.$Y403];[.$AK403])" office:value-type="float"/>
          <table:table-cell table:formula="of:=MEDIAN([.$M403];[.$Z403];[.$AL403])" office:value-type="float"/>
          <table:table-cell table:formula="of:=MEDIAN([.$N403];[.$AA403];[.$AM403])" office:value-type="float"/>
          <table:table-cell table:formula="of:=MAX([.$B403];[.$O403];[.$AB403])" office:value-type="float"/>
          <table:table-cell table:formula="of:=MAX([.$C403];[.$P403];[.$AC403])" office:value-type="float"/>
          <table:table-cell table:formula="of:=MAX([.$D403];[.$Q403];[.$AD403])" office:value-type="float"/>
          <table:table-cell table:formula="of:=MAX([.$E403];[.$R403];[.$AE403])" office:value-type="float"/>
          <table:table-cell table:formula="of:=MAX([.$F403];[.$S403];[.$AF403])" office:value-type="float"/>
          <table:table-cell table:formula="of:=MAX([.$G403];[.$T403];[.$AG403])" office:value-type="float"/>
          <table:table-cell table:formula="of:=MAX([.$H403];[.$U403];[.$AH403])" office:value-type="float"/>
          <table:table-cell table:formula="of:=MAX([.$I403];[.$V403];[.$AI403])" office:value-type="float"/>
          <table:table-cell table:formula="of:=MAX([.$J403];[.$W403])" office:value-type="float"/>
          <table:table-cell table:formula="of:=MAX([.$K403];[.$X403];[.$AJ403])" office:value-type="float"/>
          <table:table-cell table:formula="of:=MAX([.$L403];[.$Y403];[.$AK403])" office:value-type="float"/>
          <table:table-cell table:formula="of:=MAX([.$M403];[.$Z403];[.$AL403])" office:value-type="float"/>
          <table:table-cell table:formula="of:=MAX([.$N403];[.$AA403];[.$AM403])" office:value-type="float"/>
        </table:table-row>
        <table:table-row table:style-name="ro1">
          <table:table-cell office:value-type="string">
            <text:p>BLOCKS.BLOCKS-9-1.asp/10</text:p>
          </table:table-cell>
          <table:table-cell office:value-type="float" office:value="0.281792"/>
          <table:table-cell office:value-type="float" office:value="0.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8348.0"/>
          <table:table-cell office:value-type="float" office:value="347.0"/>
          <table:table-cell office:value-type="float" office:value="0.0"/>
          <table:table-cell office:value-type="float" office:value="0.0"/>
          <table:table-cell office:value-type="float" office:value="0.282881"/>
          <table:table-cell office:value-type="float" office:value="0.2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8348.0"/>
          <table:table-cell office:value-type="float" office:value="347.0"/>
          <table:table-cell office:value-type="float" office:value="0.0"/>
          <table:table-cell office:value-type="float" office:value="0.0"/>
          <table:table-cell office:value-type="float" office:value="0.21494"/>
          <table:table-cell office:value-type="float" office:value="0.1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8348.0"/>
          <table:table-cell office:value-type="float" office:value="347.0"/>
          <table:table-cell office:value-type="float" office:value="0.0"/>
          <table:table-cell office:value-type="float" office:value="0.0"/>
          <table:table-cell table:formula="of:=MIN([.$B404];[.$O404];[.$AB404])" office:value-type="float"/>
          <table:table-cell table:formula="of:=MIN([.$C404];[.$P404];[.$AC404])" office:value-type="float"/>
          <table:table-cell table:formula="of:=MIN([.$D404];[.$Q404];[.$AD404])" office:value-type="float"/>
          <table:table-cell table:formula="of:=MIN([.$E404];[.$R404];[.$AE404])" office:value-type="float"/>
          <table:table-cell table:formula="of:=MIN([.$F404];[.$S404];[.$AF404])" office:value-type="float"/>
          <table:table-cell table:formula="of:=MIN([.$G404];[.$T404];[.$AG404])" office:value-type="float"/>
          <table:table-cell table:formula="of:=MIN([.$H404];[.$U404];[.$AH404])" office:value-type="float"/>
          <table:table-cell table:formula="of:=MIN([.$I404];[.$V404];[.$AI404])" office:value-type="float"/>
          <table:table-cell table:formula="of:=MIN([.$J404];[.$W404])" office:value-type="float"/>
          <table:table-cell table:formula="of:=MIN([.$K404];[.$X404];[.$AJ404])" office:value-type="float"/>
          <table:table-cell table:formula="of:=MIN([.$L404];[.$Y404];[.$AK404])" office:value-type="float"/>
          <table:table-cell table:formula="of:=MIN([.$M404];[.$Z404];[.$AL404])" office:value-type="float"/>
          <table:table-cell table:formula="of:=MIN([.$N404];[.$AA404];[.$AM404])" office:value-type="float"/>
          <table:table-cell table:formula="of:=MEDIAN([.$B404];[.$O404];[.$AB404])" office:value-type="float"/>
          <table:table-cell table:formula="of:=MEDIAN([.$C404];[.$P404];[.$AC404])" office:value-type="float"/>
          <table:table-cell table:formula="of:=MEDIAN([.$D404];[.$Q404];[.$AD404])" office:value-type="float"/>
          <table:table-cell table:formula="of:=MEDIAN([.$E404];[.$R404];[.$AE404])" office:value-type="float"/>
          <table:table-cell table:formula="of:=MEDIAN([.$F404];[.$S404];[.$AF404])" office:value-type="float"/>
          <table:table-cell table:formula="of:=MEDIAN([.$G404];[.$T404];[.$AG404])" office:value-type="float"/>
          <table:table-cell table:formula="of:=MEDIAN([.$H404];[.$U404];[.$AH404])" office:value-type="float"/>
          <table:table-cell table:formula="of:=MEDIAN([.$I404];[.$V404];[.$AI404])" office:value-type="float"/>
          <table:table-cell table:formula="of:=MEDIAN([.$J404];[.$W404])" office:value-type="float"/>
          <table:table-cell table:formula="of:=MEDIAN([.$K404];[.$X404];[.$AJ404])" office:value-type="float"/>
          <table:table-cell table:formula="of:=MEDIAN([.$L404];[.$Y404];[.$AK404])" office:value-type="float"/>
          <table:table-cell table:formula="of:=MEDIAN([.$M404];[.$Z404];[.$AL404])" office:value-type="float"/>
          <table:table-cell table:formula="of:=MEDIAN([.$N404];[.$AA404];[.$AM404])" office:value-type="float"/>
          <table:table-cell table:formula="of:=MAX([.$B404];[.$O404];[.$AB404])" office:value-type="float"/>
          <table:table-cell table:formula="of:=MAX([.$C404];[.$P404];[.$AC404])" office:value-type="float"/>
          <table:table-cell table:formula="of:=MAX([.$D404];[.$Q404];[.$AD404])" office:value-type="float"/>
          <table:table-cell table:formula="of:=MAX([.$E404];[.$R404];[.$AE404])" office:value-type="float"/>
          <table:table-cell table:formula="of:=MAX([.$F404];[.$S404];[.$AF404])" office:value-type="float"/>
          <table:table-cell table:formula="of:=MAX([.$G404];[.$T404];[.$AG404])" office:value-type="float"/>
          <table:table-cell table:formula="of:=MAX([.$H404];[.$U404];[.$AH404])" office:value-type="float"/>
          <table:table-cell table:formula="of:=MAX([.$I404];[.$V404];[.$AI404])" office:value-type="float"/>
          <table:table-cell table:formula="of:=MAX([.$J404];[.$W404])" office:value-type="float"/>
          <table:table-cell table:formula="of:=MAX([.$K404];[.$X404];[.$AJ404])" office:value-type="float"/>
          <table:table-cell table:formula="of:=MAX([.$L404];[.$Y404];[.$AK404])" office:value-type="float"/>
          <table:table-cell table:formula="of:=MAX([.$M404];[.$Z404];[.$AL404])" office:value-type="float"/>
          <table:table-cell table:formula="of:=MAX([.$N404];[.$AA404];[.$AM404])" office:value-type="float"/>
        </table:table-row>
        <table:table-row table:style-name="ro1">
          <table:table-cell office:value-type="string">
            <text:p>BLOCKS.BLOCKS-9-1.asp/11</text:p>
          </table:table-cell>
          <table:table-cell office:value-type="float" office:value="0.297114"/>
          <table:table-cell office:value-type="float" office:value="0.2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0108.0"/>
          <table:table-cell office:value-type="float" office:value="387.0"/>
          <table:table-cell office:value-type="float" office:value="0.0"/>
          <table:table-cell office:value-type="float" office:value="0.0"/>
          <table:table-cell office:value-type="float" office:value="0.263435"/>
          <table:table-cell office:value-type="float" office:value="0.2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0108.0"/>
          <table:table-cell office:value-type="float" office:value="387.0"/>
          <table:table-cell office:value-type="float" office:value="0.0"/>
          <table:table-cell office:value-type="float" office:value="0.0"/>
          <table:table-cell office:value-type="float" office:value="0.240196"/>
          <table:table-cell office:value-type="float" office:value="0.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0108.0"/>
          <table:table-cell office:value-type="float" office:value="387.0"/>
          <table:table-cell office:value-type="float" office:value="0.0"/>
          <table:table-cell office:value-type="float" office:value="0.0"/>
          <table:table-cell table:formula="of:=MIN([.$B405];[.$O405];[.$AB405])" office:value-type="float"/>
          <table:table-cell table:formula="of:=MIN([.$C405];[.$P405];[.$AC405])" office:value-type="float"/>
          <table:table-cell table:formula="of:=MIN([.$D405];[.$Q405];[.$AD405])" office:value-type="float"/>
          <table:table-cell table:formula="of:=MIN([.$E405];[.$R405];[.$AE405])" office:value-type="float"/>
          <table:table-cell table:formula="of:=MIN([.$F405];[.$S405];[.$AF405])" office:value-type="float"/>
          <table:table-cell table:formula="of:=MIN([.$G405];[.$T405];[.$AG405])" office:value-type="float"/>
          <table:table-cell table:formula="of:=MIN([.$H405];[.$U405];[.$AH405])" office:value-type="float"/>
          <table:table-cell table:formula="of:=MIN([.$I405];[.$V405];[.$AI405])" office:value-type="float"/>
          <table:table-cell table:formula="of:=MIN([.$J405];[.$W405])" office:value-type="float"/>
          <table:table-cell table:formula="of:=MIN([.$K405];[.$X405];[.$AJ405])" office:value-type="float"/>
          <table:table-cell table:formula="of:=MIN([.$L405];[.$Y405];[.$AK405])" office:value-type="float"/>
          <table:table-cell table:formula="of:=MIN([.$M405];[.$Z405];[.$AL405])" office:value-type="float"/>
          <table:table-cell table:formula="of:=MIN([.$N405];[.$AA405];[.$AM405])" office:value-type="float"/>
          <table:table-cell table:formula="of:=MEDIAN([.$B405];[.$O405];[.$AB405])" office:value-type="float"/>
          <table:table-cell table:formula="of:=MEDIAN([.$C405];[.$P405];[.$AC405])" office:value-type="float"/>
          <table:table-cell table:formula="of:=MEDIAN([.$D405];[.$Q405];[.$AD405])" office:value-type="float"/>
          <table:table-cell table:formula="of:=MEDIAN([.$E405];[.$R405];[.$AE405])" office:value-type="float"/>
          <table:table-cell table:formula="of:=MEDIAN([.$F405];[.$S405];[.$AF405])" office:value-type="float"/>
          <table:table-cell table:formula="of:=MEDIAN([.$G405];[.$T405];[.$AG405])" office:value-type="float"/>
          <table:table-cell table:formula="of:=MEDIAN([.$H405];[.$U405];[.$AH405])" office:value-type="float"/>
          <table:table-cell table:formula="of:=MEDIAN([.$I405];[.$V405];[.$AI405])" office:value-type="float"/>
          <table:table-cell table:formula="of:=MEDIAN([.$J405];[.$W405])" office:value-type="float"/>
          <table:table-cell table:formula="of:=MEDIAN([.$K405];[.$X405];[.$AJ405])" office:value-type="float"/>
          <table:table-cell table:formula="of:=MEDIAN([.$L405];[.$Y405];[.$AK405])" office:value-type="float"/>
          <table:table-cell table:formula="of:=MEDIAN([.$M405];[.$Z405];[.$AL405])" office:value-type="float"/>
          <table:table-cell table:formula="of:=MEDIAN([.$N405];[.$AA405];[.$AM405])" office:value-type="float"/>
          <table:table-cell table:formula="of:=MAX([.$B405];[.$O405];[.$AB405])" office:value-type="float"/>
          <table:table-cell table:formula="of:=MAX([.$C405];[.$P405];[.$AC405])" office:value-type="float"/>
          <table:table-cell table:formula="of:=MAX([.$D405];[.$Q405];[.$AD405])" office:value-type="float"/>
          <table:table-cell table:formula="of:=MAX([.$E405];[.$R405];[.$AE405])" office:value-type="float"/>
          <table:table-cell table:formula="of:=MAX([.$F405];[.$S405];[.$AF405])" office:value-type="float"/>
          <table:table-cell table:formula="of:=MAX([.$G405];[.$T405];[.$AG405])" office:value-type="float"/>
          <table:table-cell table:formula="of:=MAX([.$H405];[.$U405];[.$AH405])" office:value-type="float"/>
          <table:table-cell table:formula="of:=MAX([.$I405];[.$V405];[.$AI405])" office:value-type="float"/>
          <table:table-cell table:formula="of:=MAX([.$J405];[.$W405])" office:value-type="float"/>
          <table:table-cell table:formula="of:=MAX([.$K405];[.$X405];[.$AJ405])" office:value-type="float"/>
          <table:table-cell table:formula="of:=MAX([.$L405];[.$Y405];[.$AK405])" office:value-type="float"/>
          <table:table-cell table:formula="of:=MAX([.$M405];[.$Z405];[.$AL405])" office:value-type="float"/>
          <table:table-cell table:formula="of:=MAX([.$N405];[.$AA405];[.$AM405])" office:value-type="float"/>
        </table:table-row>
        <table:table-row table:style-name="ro1">
          <table:table-cell office:value-type="string">
            <text:p>BLOCKS.BLOCKS-9-1.asp/12</text:p>
          </table:table-cell>
          <table:table-cell office:value-type="float" office:value="0.324414"/>
          <table:table-cell office:value-type="float" office:value="0.2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.0"/>
          <table:table-cell office:value-type="float" office:value="3.0"/>
          <table:table-cell office:value-type="float" office:value="21868.0"/>
          <table:table-cell office:value-type="float" office:value="7367.0"/>
          <table:table-cell office:value-type="float" office:value="0.0"/>
          <table:table-cell office:value-type="float" office:value="0.0"/>
          <table:table-cell office:value-type="float" office:value="0.294597"/>
          <table:table-cell office:value-type="float" office:value="0.2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.0"/>
          <table:table-cell office:value-type="float" office:value="3.0"/>
          <table:table-cell office:value-type="float" office:value="21868.0"/>
          <table:table-cell office:value-type="float" office:value="7367.0"/>
          <table:table-cell office:value-type="float" office:value="0.0"/>
          <table:table-cell office:value-type="float" office:value="0.0"/>
          <table:table-cell office:value-type="float" office:value="0.260943"/>
          <table:table-cell office:value-type="float" office:value="0.2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4.0"/>
          <table:table-cell office:value-type="float" office:value="21868.0"/>
          <table:table-cell office:value-type="float" office:value="7367.0"/>
          <table:table-cell office:value-type="float" office:value="0.0"/>
          <table:table-cell office:value-type="float" office:value="0.0"/>
          <table:table-cell table:formula="of:=MIN([.$B406];[.$O406];[.$AB406])" office:value-type="float"/>
          <table:table-cell table:formula="of:=MIN([.$C406];[.$P406];[.$AC406])" office:value-type="float"/>
          <table:table-cell table:formula="of:=MIN([.$D406];[.$Q406];[.$AD406])" office:value-type="float"/>
          <table:table-cell table:formula="of:=MIN([.$E406];[.$R406];[.$AE406])" office:value-type="float"/>
          <table:table-cell table:formula="of:=MIN([.$F406];[.$S406];[.$AF406])" office:value-type="float"/>
          <table:table-cell table:formula="of:=MIN([.$G406];[.$T406];[.$AG406])" office:value-type="float"/>
          <table:table-cell table:formula="of:=MIN([.$H406];[.$U406];[.$AH406])" office:value-type="float"/>
          <table:table-cell table:formula="of:=MIN([.$I406];[.$V406];[.$AI406])" office:value-type="float"/>
          <table:table-cell table:formula="of:=MIN([.$J406];[.$W406])" office:value-type="float"/>
          <table:table-cell table:formula="of:=MIN([.$K406];[.$X406];[.$AJ406])" office:value-type="float"/>
          <table:table-cell table:formula="of:=MIN([.$L406];[.$Y406];[.$AK406])" office:value-type="float"/>
          <table:table-cell table:formula="of:=MIN([.$M406];[.$Z406];[.$AL406])" office:value-type="float"/>
          <table:table-cell table:formula="of:=MIN([.$N406];[.$AA406];[.$AM406])" office:value-type="float"/>
          <table:table-cell table:formula="of:=MEDIAN([.$B406];[.$O406];[.$AB406])" office:value-type="float"/>
          <table:table-cell table:formula="of:=MEDIAN([.$C406];[.$P406];[.$AC406])" office:value-type="float"/>
          <table:table-cell table:formula="of:=MEDIAN([.$D406];[.$Q406];[.$AD406])" office:value-type="float"/>
          <table:table-cell table:formula="of:=MEDIAN([.$E406];[.$R406];[.$AE406])" office:value-type="float"/>
          <table:table-cell table:formula="of:=MEDIAN([.$F406];[.$S406];[.$AF406])" office:value-type="float"/>
          <table:table-cell table:formula="of:=MEDIAN([.$G406];[.$T406];[.$AG406])" office:value-type="float"/>
          <table:table-cell table:formula="of:=MEDIAN([.$H406];[.$U406];[.$AH406])" office:value-type="float"/>
          <table:table-cell table:formula="of:=MEDIAN([.$I406];[.$V406];[.$AI406])" office:value-type="float"/>
          <table:table-cell table:formula="of:=MEDIAN([.$J406];[.$W406])" office:value-type="float"/>
          <table:table-cell table:formula="of:=MEDIAN([.$K406];[.$X406];[.$AJ406])" office:value-type="float"/>
          <table:table-cell table:formula="of:=MEDIAN([.$L406];[.$Y406];[.$AK406])" office:value-type="float"/>
          <table:table-cell table:formula="of:=MEDIAN([.$M406];[.$Z406];[.$AL406])" office:value-type="float"/>
          <table:table-cell table:formula="of:=MEDIAN([.$N406];[.$AA406];[.$AM406])" office:value-type="float"/>
          <table:table-cell table:formula="of:=MAX([.$B406];[.$O406];[.$AB406])" office:value-type="float"/>
          <table:table-cell table:formula="of:=MAX([.$C406];[.$P406];[.$AC406])" office:value-type="float"/>
          <table:table-cell table:formula="of:=MAX([.$D406];[.$Q406];[.$AD406])" office:value-type="float"/>
          <table:table-cell table:formula="of:=MAX([.$E406];[.$R406];[.$AE406])" office:value-type="float"/>
          <table:table-cell table:formula="of:=MAX([.$F406];[.$S406];[.$AF406])" office:value-type="float"/>
          <table:table-cell table:formula="of:=MAX([.$G406];[.$T406];[.$AG406])" office:value-type="float"/>
          <table:table-cell table:formula="of:=MAX([.$H406];[.$U406];[.$AH406])" office:value-type="float"/>
          <table:table-cell table:formula="of:=MAX([.$I406];[.$V406];[.$AI406])" office:value-type="float"/>
          <table:table-cell table:formula="of:=MAX([.$J406];[.$W406])" office:value-type="float"/>
          <table:table-cell table:formula="of:=MAX([.$K406];[.$X406];[.$AJ406])" office:value-type="float"/>
          <table:table-cell table:formula="of:=MAX([.$L406];[.$Y406];[.$AK406])" office:value-type="float"/>
          <table:table-cell table:formula="of:=MAX([.$M406];[.$Z406];[.$AL406])" office:value-type="float"/>
          <table:table-cell table:formula="of:=MAX([.$N406];[.$AA406];[.$AM406])" office:value-type="float"/>
        </table:table-row>
        <table:table-row table:style-name="ro1">
          <table:table-cell office:value-type="string">
            <text:p>BLOCKS.BLOCKS-9-1.asp/13</text:p>
          </table:table-cell>
          <table:table-cell office:value-type="float" office:value="0.348322"/>
          <table:table-cell office:value-type="float" office:value="0.3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4.0"/>
          <table:table-cell office:value-type="float" office:value="24.0"/>
          <table:table-cell office:value-type="float" office:value="23628.0"/>
          <table:table-cell office:value-type="float" office:value="8838.0"/>
          <table:table-cell office:value-type="float" office:value="0.0"/>
          <table:table-cell office:value-type="float" office:value="0.0"/>
          <table:table-cell office:value-type="float" office:value="0.335144"/>
          <table:table-cell office:value-type="float" office:value="0.2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4.0"/>
          <table:table-cell office:value-type="float" office:value="24.0"/>
          <table:table-cell office:value-type="float" office:value="23628.0"/>
          <table:table-cell office:value-type="float" office:value="8838.0"/>
          <table:table-cell office:value-type="float" office:value="0.0"/>
          <table:table-cell office:value-type="float" office:value="0.0"/>
          <table:table-cell office:value-type="float" office:value="0.310439"/>
          <table:table-cell office:value-type="float" office:value="0.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2.0"/>
          <table:table-cell office:value-type="float" office:value="23628.0"/>
          <table:table-cell office:value-type="float" office:value="8838.0"/>
          <table:table-cell office:value-type="float" office:value="0.0"/>
          <table:table-cell office:value-type="float" office:value="0.0"/>
          <table:table-cell table:formula="of:=MIN([.$B407];[.$O407];[.$AB407])" office:value-type="float"/>
          <table:table-cell table:formula="of:=MIN([.$C407];[.$P407];[.$AC407])" office:value-type="float"/>
          <table:table-cell table:formula="of:=MIN([.$D407];[.$Q407];[.$AD407])" office:value-type="float"/>
          <table:table-cell table:formula="of:=MIN([.$E407];[.$R407];[.$AE407])" office:value-type="float"/>
          <table:table-cell table:formula="of:=MIN([.$F407];[.$S407];[.$AF407])" office:value-type="float"/>
          <table:table-cell table:formula="of:=MIN([.$G407];[.$T407];[.$AG407])" office:value-type="float"/>
          <table:table-cell table:formula="of:=MIN([.$H407];[.$U407];[.$AH407])" office:value-type="float"/>
          <table:table-cell table:formula="of:=MIN([.$I407];[.$V407];[.$AI407])" office:value-type="float"/>
          <table:table-cell table:formula="of:=MIN([.$J407];[.$W407])" office:value-type="float"/>
          <table:table-cell table:formula="of:=MIN([.$K407];[.$X407];[.$AJ407])" office:value-type="float"/>
          <table:table-cell table:formula="of:=MIN([.$L407];[.$Y407];[.$AK407])" office:value-type="float"/>
          <table:table-cell table:formula="of:=MIN([.$M407];[.$Z407];[.$AL407])" office:value-type="float"/>
          <table:table-cell table:formula="of:=MIN([.$N407];[.$AA407];[.$AM407])" office:value-type="float"/>
          <table:table-cell table:formula="of:=MEDIAN([.$B407];[.$O407];[.$AB407])" office:value-type="float"/>
          <table:table-cell table:formula="of:=MEDIAN([.$C407];[.$P407];[.$AC407])" office:value-type="float"/>
          <table:table-cell table:formula="of:=MEDIAN([.$D407];[.$Q407];[.$AD407])" office:value-type="float"/>
          <table:table-cell table:formula="of:=MEDIAN([.$E407];[.$R407];[.$AE407])" office:value-type="float"/>
          <table:table-cell table:formula="of:=MEDIAN([.$F407];[.$S407];[.$AF407])" office:value-type="float"/>
          <table:table-cell table:formula="of:=MEDIAN([.$G407];[.$T407];[.$AG407])" office:value-type="float"/>
          <table:table-cell table:formula="of:=MEDIAN([.$H407];[.$U407];[.$AH407])" office:value-type="float"/>
          <table:table-cell table:formula="of:=MEDIAN([.$I407];[.$V407];[.$AI407])" office:value-type="float"/>
          <table:table-cell table:formula="of:=MEDIAN([.$J407];[.$W407])" office:value-type="float"/>
          <table:table-cell table:formula="of:=MEDIAN([.$K407];[.$X407];[.$AJ407])" office:value-type="float"/>
          <table:table-cell table:formula="of:=MEDIAN([.$L407];[.$Y407];[.$AK407])" office:value-type="float"/>
          <table:table-cell table:formula="of:=MEDIAN([.$M407];[.$Z407];[.$AL407])" office:value-type="float"/>
          <table:table-cell table:formula="of:=MEDIAN([.$N407];[.$AA407];[.$AM407])" office:value-type="float"/>
          <table:table-cell table:formula="of:=MAX([.$B407];[.$O407];[.$AB407])" office:value-type="float"/>
          <table:table-cell table:formula="of:=MAX([.$C407];[.$P407];[.$AC407])" office:value-type="float"/>
          <table:table-cell table:formula="of:=MAX([.$D407];[.$Q407];[.$AD407])" office:value-type="float"/>
          <table:table-cell table:formula="of:=MAX([.$E407];[.$R407];[.$AE407])" office:value-type="float"/>
          <table:table-cell table:formula="of:=MAX([.$F407];[.$S407];[.$AF407])" office:value-type="float"/>
          <table:table-cell table:formula="of:=MAX([.$G407];[.$T407];[.$AG407])" office:value-type="float"/>
          <table:table-cell table:formula="of:=MAX([.$H407];[.$U407];[.$AH407])" office:value-type="float"/>
          <table:table-cell table:formula="of:=MAX([.$I407];[.$V407];[.$AI407])" office:value-type="float"/>
          <table:table-cell table:formula="of:=MAX([.$J407];[.$W407])" office:value-type="float"/>
          <table:table-cell table:formula="of:=MAX([.$K407];[.$X407];[.$AJ407])" office:value-type="float"/>
          <table:table-cell table:formula="of:=MAX([.$L407];[.$Y407];[.$AK407])" office:value-type="float"/>
          <table:table-cell table:formula="of:=MAX([.$M407];[.$Z407];[.$AL407])" office:value-type="float"/>
          <table:table-cell table:formula="of:=MAX([.$N407];[.$AA407];[.$AM407])" office:value-type="float"/>
        </table:table-row>
        <table:table-row table:style-name="ro1">
          <table:table-cell office:value-type="string">
            <text:p>BLOCKS.BLOCKS-9-1.asp/14</text:p>
          </table:table-cell>
          <table:table-cell office:value-type="float" office:value="0.347833"/>
          <table:table-cell office:value-type="float" office:value="0.3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60.0"/>
          <table:table-cell office:value-type="float" office:value="60.0"/>
          <table:table-cell office:value-type="float" office:value="25388.0"/>
          <table:table-cell office:value-type="float" office:value="10309.0"/>
          <table:table-cell office:value-type="float" office:value="0.0"/>
          <table:table-cell office:value-type="float" office:value="0.0"/>
          <table:table-cell office:value-type="float" office:value="0.334144"/>
          <table:table-cell office:value-type="float" office:value="0.2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60.0"/>
          <table:table-cell office:value-type="float" office:value="60.0"/>
          <table:table-cell office:value-type="float" office:value="25388.0"/>
          <table:table-cell office:value-type="float" office:value="10309.0"/>
          <table:table-cell office:value-type="float" office:value="0.0"/>
          <table:table-cell office:value-type="float" office:value="0.0"/>
          <table:table-cell office:value-type="float" office:value="0.330006"/>
          <table:table-cell office:value-type="float" office:value="0.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174.0"/>
          <table:table-cell office:value-type="float" office:value="25388.0"/>
          <table:table-cell office:value-type="float" office:value="10309.0"/>
          <table:table-cell office:value-type="float" office:value="0.0"/>
          <table:table-cell office:value-type="float" office:value="0.0"/>
          <table:table-cell table:formula="of:=MIN([.$B408];[.$O408];[.$AB408])" office:value-type="float"/>
          <table:table-cell table:formula="of:=MIN([.$C408];[.$P408];[.$AC408])" office:value-type="float"/>
          <table:table-cell table:formula="of:=MIN([.$D408];[.$Q408];[.$AD408])" office:value-type="float"/>
          <table:table-cell table:formula="of:=MIN([.$E408];[.$R408];[.$AE408])" office:value-type="float"/>
          <table:table-cell table:formula="of:=MIN([.$F408];[.$S408];[.$AF408])" office:value-type="float"/>
          <table:table-cell table:formula="of:=MIN([.$G408];[.$T408];[.$AG408])" office:value-type="float"/>
          <table:table-cell table:formula="of:=MIN([.$H408];[.$U408];[.$AH408])" office:value-type="float"/>
          <table:table-cell table:formula="of:=MIN([.$I408];[.$V408];[.$AI408])" office:value-type="float"/>
          <table:table-cell table:formula="of:=MIN([.$J408];[.$W408])" office:value-type="float"/>
          <table:table-cell table:formula="of:=MIN([.$K408];[.$X408];[.$AJ408])" office:value-type="float"/>
          <table:table-cell table:formula="of:=MIN([.$L408];[.$Y408];[.$AK408])" office:value-type="float"/>
          <table:table-cell table:formula="of:=MIN([.$M408];[.$Z408];[.$AL408])" office:value-type="float"/>
          <table:table-cell table:formula="of:=MIN([.$N408];[.$AA408];[.$AM408])" office:value-type="float"/>
          <table:table-cell table:formula="of:=MEDIAN([.$B408];[.$O408];[.$AB408])" office:value-type="float"/>
          <table:table-cell table:formula="of:=MEDIAN([.$C408];[.$P408];[.$AC408])" office:value-type="float"/>
          <table:table-cell table:formula="of:=MEDIAN([.$D408];[.$Q408];[.$AD408])" office:value-type="float"/>
          <table:table-cell table:formula="of:=MEDIAN([.$E408];[.$R408];[.$AE408])" office:value-type="float"/>
          <table:table-cell table:formula="of:=MEDIAN([.$F408];[.$S408];[.$AF408])" office:value-type="float"/>
          <table:table-cell table:formula="of:=MEDIAN([.$G408];[.$T408];[.$AG408])" office:value-type="float"/>
          <table:table-cell table:formula="of:=MEDIAN([.$H408];[.$U408];[.$AH408])" office:value-type="float"/>
          <table:table-cell table:formula="of:=MEDIAN([.$I408];[.$V408];[.$AI408])" office:value-type="float"/>
          <table:table-cell table:formula="of:=MEDIAN([.$J408];[.$W408])" office:value-type="float"/>
          <table:table-cell table:formula="of:=MEDIAN([.$K408];[.$X408];[.$AJ408])" office:value-type="float"/>
          <table:table-cell table:formula="of:=MEDIAN([.$L408];[.$Y408];[.$AK408])" office:value-type="float"/>
          <table:table-cell table:formula="of:=MEDIAN([.$M408];[.$Z408];[.$AL408])" office:value-type="float"/>
          <table:table-cell table:formula="of:=MEDIAN([.$N408];[.$AA408];[.$AM408])" office:value-type="float"/>
          <table:table-cell table:formula="of:=MAX([.$B408];[.$O408];[.$AB408])" office:value-type="float"/>
          <table:table-cell table:formula="of:=MAX([.$C408];[.$P408];[.$AC408])" office:value-type="float"/>
          <table:table-cell table:formula="of:=MAX([.$D408];[.$Q408];[.$AD408])" office:value-type="float"/>
          <table:table-cell table:formula="of:=MAX([.$E408];[.$R408];[.$AE408])" office:value-type="float"/>
          <table:table-cell table:formula="of:=MAX([.$F408];[.$S408];[.$AF408])" office:value-type="float"/>
          <table:table-cell table:formula="of:=MAX([.$G408];[.$T408];[.$AG408])" office:value-type="float"/>
          <table:table-cell table:formula="of:=MAX([.$H408];[.$U408];[.$AH408])" office:value-type="float"/>
          <table:table-cell table:formula="of:=MAX([.$I408];[.$V408];[.$AI408])" office:value-type="float"/>
          <table:table-cell table:formula="of:=MAX([.$J408];[.$W408])" office:value-type="float"/>
          <table:table-cell table:formula="of:=MAX([.$K408];[.$X408];[.$AJ408])" office:value-type="float"/>
          <table:table-cell table:formula="of:=MAX([.$L408];[.$Y408];[.$AK408])" office:value-type="float"/>
          <table:table-cell table:formula="of:=MAX([.$M408];[.$Z408];[.$AL408])" office:value-type="float"/>
          <table:table-cell table:formula="of:=MAX([.$N408];[.$AA408];[.$AM408])" office:value-type="float"/>
        </table:table-row>
        <table:table-row table:style-name="ro1">
          <table:table-cell office:value-type="string">
            <text:p>BLOCKS.BLOCKS-9-1.asp/15</text:p>
          </table:table-cell>
          <table:table-cell office:value-type="float" office:value="0.358277"/>
          <table:table-cell office:value-type="float" office:value="0.3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70.0"/>
          <table:table-cell office:value-type="float" office:value="70.0"/>
          <table:table-cell office:value-type="float" office:value="27148.0"/>
          <table:table-cell office:value-type="float" office:value="11780.0"/>
          <table:table-cell office:value-type="float" office:value="0.0"/>
          <table:table-cell office:value-type="float" office:value="0.0"/>
          <table:table-cell office:value-type="float" office:value="0.354395"/>
          <table:table-cell office:value-type="float" office:value="0.3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70.0"/>
          <table:table-cell office:value-type="float" office:value="70.0"/>
          <table:table-cell office:value-type="float" office:value="27148.0"/>
          <table:table-cell office:value-type="float" office:value="11780.0"/>
          <table:table-cell office:value-type="float" office:value="0.0"/>
          <table:table-cell office:value-type="float" office:value="0.0"/>
          <table:table-cell office:value-type="float" office:value="0.334717"/>
          <table:table-cell office:value-type="float" office:value="0.2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33.0"/>
          <table:table-cell office:value-type="float" office:value="27148.0"/>
          <table:table-cell office:value-type="float" office:value="11780.0"/>
          <table:table-cell office:value-type="float" office:value="0.0"/>
          <table:table-cell office:value-type="float" office:value="0.0"/>
          <table:table-cell table:formula="of:=MIN([.$B409];[.$O409];[.$AB409])" office:value-type="float"/>
          <table:table-cell table:formula="of:=MIN([.$C409];[.$P409];[.$AC409])" office:value-type="float"/>
          <table:table-cell table:formula="of:=MIN([.$D409];[.$Q409];[.$AD409])" office:value-type="float"/>
          <table:table-cell table:formula="of:=MIN([.$E409];[.$R409];[.$AE409])" office:value-type="float"/>
          <table:table-cell table:formula="of:=MIN([.$F409];[.$S409];[.$AF409])" office:value-type="float"/>
          <table:table-cell table:formula="of:=MIN([.$G409];[.$T409];[.$AG409])" office:value-type="float"/>
          <table:table-cell table:formula="of:=MIN([.$H409];[.$U409];[.$AH409])" office:value-type="float"/>
          <table:table-cell table:formula="of:=MIN([.$I409];[.$V409];[.$AI409])" office:value-type="float"/>
          <table:table-cell table:formula="of:=MIN([.$J409];[.$W409])" office:value-type="float"/>
          <table:table-cell table:formula="of:=MIN([.$K409];[.$X409];[.$AJ409])" office:value-type="float"/>
          <table:table-cell table:formula="of:=MIN([.$L409];[.$Y409];[.$AK409])" office:value-type="float"/>
          <table:table-cell table:formula="of:=MIN([.$M409];[.$Z409];[.$AL409])" office:value-type="float"/>
          <table:table-cell table:formula="of:=MIN([.$N409];[.$AA409];[.$AM409])" office:value-type="float"/>
          <table:table-cell table:formula="of:=MEDIAN([.$B409];[.$O409];[.$AB409])" office:value-type="float"/>
          <table:table-cell table:formula="of:=MEDIAN([.$C409];[.$P409];[.$AC409])" office:value-type="float"/>
          <table:table-cell table:formula="of:=MEDIAN([.$D409];[.$Q409];[.$AD409])" office:value-type="float"/>
          <table:table-cell table:formula="of:=MEDIAN([.$E409];[.$R409];[.$AE409])" office:value-type="float"/>
          <table:table-cell table:formula="of:=MEDIAN([.$F409];[.$S409];[.$AF409])" office:value-type="float"/>
          <table:table-cell table:formula="of:=MEDIAN([.$G409];[.$T409];[.$AG409])" office:value-type="float"/>
          <table:table-cell table:formula="of:=MEDIAN([.$H409];[.$U409];[.$AH409])" office:value-type="float"/>
          <table:table-cell table:formula="of:=MEDIAN([.$I409];[.$V409];[.$AI409])" office:value-type="float"/>
          <table:table-cell table:formula="of:=MEDIAN([.$J409];[.$W409])" office:value-type="float"/>
          <table:table-cell table:formula="of:=MEDIAN([.$K409];[.$X409];[.$AJ409])" office:value-type="float"/>
          <table:table-cell table:formula="of:=MEDIAN([.$L409];[.$Y409];[.$AK409])" office:value-type="float"/>
          <table:table-cell table:formula="of:=MEDIAN([.$M409];[.$Z409];[.$AL409])" office:value-type="float"/>
          <table:table-cell table:formula="of:=MEDIAN([.$N409];[.$AA409];[.$AM409])" office:value-type="float"/>
          <table:table-cell table:formula="of:=MAX([.$B409];[.$O409];[.$AB409])" office:value-type="float"/>
          <table:table-cell table:formula="of:=MAX([.$C409];[.$P409];[.$AC409])" office:value-type="float"/>
          <table:table-cell table:formula="of:=MAX([.$D409];[.$Q409];[.$AD409])" office:value-type="float"/>
          <table:table-cell table:formula="of:=MAX([.$E409];[.$R409];[.$AE409])" office:value-type="float"/>
          <table:table-cell table:formula="of:=MAX([.$F409];[.$S409];[.$AF409])" office:value-type="float"/>
          <table:table-cell table:formula="of:=MAX([.$G409];[.$T409];[.$AG409])" office:value-type="float"/>
          <table:table-cell table:formula="of:=MAX([.$H409];[.$U409];[.$AH409])" office:value-type="float"/>
          <table:table-cell table:formula="of:=MAX([.$I409];[.$V409];[.$AI409])" office:value-type="float"/>
          <table:table-cell table:formula="of:=MAX([.$J409];[.$W409])" office:value-type="float"/>
          <table:table-cell table:formula="of:=MAX([.$K409];[.$X409];[.$AJ409])" office:value-type="float"/>
          <table:table-cell table:formula="of:=MAX([.$L409];[.$Y409];[.$AK409])" office:value-type="float"/>
          <table:table-cell table:formula="of:=MAX([.$M409];[.$Z409];[.$AL409])" office:value-type="float"/>
          <table:table-cell table:formula="of:=MAX([.$N409];[.$AA409];[.$AM409])" office:value-type="float"/>
        </table:table-row>
        <table:table-row table:style-name="ro1">
          <table:table-cell office:value-type="string">
            <text:p>BLOCKS.BLOCKS-9-1.asp/16</text:p>
          </table:table-cell>
          <table:table-cell office:value-type="float" office:value="0.380968"/>
          <table:table-cell office:value-type="float" office:value="0.3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116.0"/>
          <table:table-cell office:value-type="float" office:value="116.0"/>
          <table:table-cell office:value-type="float" office:value="28908.0"/>
          <table:table-cell office:value-type="float" office:value="13251.0"/>
          <table:table-cell office:value-type="float" office:value="0.0"/>
          <table:table-cell office:value-type="float" office:value="0.0"/>
          <table:table-cell office:value-type="float" office:value="0.381687"/>
          <table:table-cell office:value-type="float" office:value="0.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116.0"/>
          <table:table-cell office:value-type="float" office:value="116.0"/>
          <table:table-cell office:value-type="float" office:value="28908.0"/>
          <table:table-cell office:value-type="float" office:value="13251.0"/>
          <table:table-cell office:value-type="float" office:value="0.0"/>
          <table:table-cell office:value-type="float" office:value="0.0"/>
          <table:table-cell office:value-type="float" office:value="0.327035"/>
          <table:table-cell office:value-type="float" office:value="0.2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257.0"/>
          <table:table-cell office:value-type="float" office:value="28908.0"/>
          <table:table-cell office:value-type="float" office:value="13251.0"/>
          <table:table-cell office:value-type="float" office:value="0.0"/>
          <table:table-cell office:value-type="float" office:value="0.0"/>
          <table:table-cell table:formula="of:=MIN([.$B410];[.$O410];[.$AB410])" office:value-type="float"/>
          <table:table-cell table:formula="of:=MIN([.$C410];[.$P410];[.$AC410])" office:value-type="float"/>
          <table:table-cell table:formula="of:=MIN([.$D410];[.$Q410];[.$AD410])" office:value-type="float"/>
          <table:table-cell table:formula="of:=MIN([.$E410];[.$R410];[.$AE410])" office:value-type="float"/>
          <table:table-cell table:formula="of:=MIN([.$F410];[.$S410];[.$AF410])" office:value-type="float"/>
          <table:table-cell table:formula="of:=MIN([.$G410];[.$T410];[.$AG410])" office:value-type="float"/>
          <table:table-cell table:formula="of:=MIN([.$H410];[.$U410];[.$AH410])" office:value-type="float"/>
          <table:table-cell table:formula="of:=MIN([.$I410];[.$V410];[.$AI410])" office:value-type="float"/>
          <table:table-cell table:formula="of:=MIN([.$J410];[.$W410])" office:value-type="float"/>
          <table:table-cell table:formula="of:=MIN([.$K410];[.$X410];[.$AJ410])" office:value-type="float"/>
          <table:table-cell table:formula="of:=MIN([.$L410];[.$Y410];[.$AK410])" office:value-type="float"/>
          <table:table-cell table:formula="of:=MIN([.$M410];[.$Z410];[.$AL410])" office:value-type="float"/>
          <table:table-cell table:formula="of:=MIN([.$N410];[.$AA410];[.$AM410])" office:value-type="float"/>
          <table:table-cell table:formula="of:=MEDIAN([.$B410];[.$O410];[.$AB410])" office:value-type="float"/>
          <table:table-cell table:formula="of:=MEDIAN([.$C410];[.$P410];[.$AC410])" office:value-type="float"/>
          <table:table-cell table:formula="of:=MEDIAN([.$D410];[.$Q410];[.$AD410])" office:value-type="float"/>
          <table:table-cell table:formula="of:=MEDIAN([.$E410];[.$R410];[.$AE410])" office:value-type="float"/>
          <table:table-cell table:formula="of:=MEDIAN([.$F410];[.$S410];[.$AF410])" office:value-type="float"/>
          <table:table-cell table:formula="of:=MEDIAN([.$G410];[.$T410];[.$AG410])" office:value-type="float"/>
          <table:table-cell table:formula="of:=MEDIAN([.$H410];[.$U410];[.$AH410])" office:value-type="float"/>
          <table:table-cell table:formula="of:=MEDIAN([.$I410];[.$V410];[.$AI410])" office:value-type="float"/>
          <table:table-cell table:formula="of:=MEDIAN([.$J410];[.$W410])" office:value-type="float"/>
          <table:table-cell table:formula="of:=MEDIAN([.$K410];[.$X410];[.$AJ410])" office:value-type="float"/>
          <table:table-cell table:formula="of:=MEDIAN([.$L410];[.$Y410];[.$AK410])" office:value-type="float"/>
          <table:table-cell table:formula="of:=MEDIAN([.$M410];[.$Z410];[.$AL410])" office:value-type="float"/>
          <table:table-cell table:formula="of:=MEDIAN([.$N410];[.$AA410];[.$AM410])" office:value-type="float"/>
          <table:table-cell table:formula="of:=MAX([.$B410];[.$O410];[.$AB410])" office:value-type="float"/>
          <table:table-cell table:formula="of:=MAX([.$C410];[.$P410];[.$AC410])" office:value-type="float"/>
          <table:table-cell table:formula="of:=MAX([.$D410];[.$Q410];[.$AD410])" office:value-type="float"/>
          <table:table-cell table:formula="of:=MAX([.$E410];[.$R410];[.$AE410])" office:value-type="float"/>
          <table:table-cell table:formula="of:=MAX([.$F410];[.$S410];[.$AF410])" office:value-type="float"/>
          <table:table-cell table:formula="of:=MAX([.$G410];[.$T410];[.$AG410])" office:value-type="float"/>
          <table:table-cell table:formula="of:=MAX([.$H410];[.$U410];[.$AH410])" office:value-type="float"/>
          <table:table-cell table:formula="of:=MAX([.$I410];[.$V410];[.$AI410])" office:value-type="float"/>
          <table:table-cell table:formula="of:=MAX([.$J410];[.$W410])" office:value-type="float"/>
          <table:table-cell table:formula="of:=MAX([.$K410];[.$X410];[.$AJ410])" office:value-type="float"/>
          <table:table-cell table:formula="of:=MAX([.$L410];[.$Y410];[.$AK410])" office:value-type="float"/>
          <table:table-cell table:formula="of:=MAX([.$M410];[.$Z410];[.$AL410])" office:value-type="float"/>
          <table:table-cell table:formula="of:=MAX([.$N410];[.$AA410];[.$AM410])" office:value-type="float"/>
        </table:table-row>
        <table:table-row table:style-name="ro1">
          <table:table-cell office:value-type="string">
            <text:p>BLOCKS.BLOCKS-9-1.asp/17</text:p>
          </table:table-cell>
          <table:table-cell office:value-type="float" office:value="0.403194"/>
          <table:table-cell office:value-type="float" office:value="0.3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153.0"/>
          <table:table-cell office:value-type="float" office:value="153.0"/>
          <table:table-cell office:value-type="float" office:value="30668.0"/>
          <table:table-cell office:value-type="float" office:value="14722.0"/>
          <table:table-cell office:value-type="float" office:value="0.0"/>
          <table:table-cell office:value-type="float" office:value="0.0"/>
          <table:table-cell office:value-type="float" office:value="0.461291"/>
          <table:table-cell office:value-type="float" office:value="0.4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153.0"/>
          <table:table-cell office:value-type="float" office:value="153.0"/>
          <table:table-cell office:value-type="float" office:value="30668.0"/>
          <table:table-cell office:value-type="float" office:value="14722.0"/>
          <table:table-cell office:value-type="float" office:value="0.0"/>
          <table:table-cell office:value-type="float" office:value="0.0"/>
          <table:table-cell office:value-type="float" office:value="0.383161"/>
          <table:table-cell office:value-type="float" office:value="0.3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198.0"/>
          <table:table-cell office:value-type="float" office:value="30668.0"/>
          <table:table-cell office:value-type="float" office:value="14722.0"/>
          <table:table-cell office:value-type="float" office:value="0.0"/>
          <table:table-cell office:value-type="float" office:value="0.0"/>
          <table:table-cell table:formula="of:=MIN([.$B411];[.$O411];[.$AB411])" office:value-type="float"/>
          <table:table-cell table:formula="of:=MIN([.$C411];[.$P411];[.$AC411])" office:value-type="float"/>
          <table:table-cell table:formula="of:=MIN([.$D411];[.$Q411];[.$AD411])" office:value-type="float"/>
          <table:table-cell table:formula="of:=MIN([.$E411];[.$R411];[.$AE411])" office:value-type="float"/>
          <table:table-cell table:formula="of:=MIN([.$F411];[.$S411];[.$AF411])" office:value-type="float"/>
          <table:table-cell table:formula="of:=MIN([.$G411];[.$T411];[.$AG411])" office:value-type="float"/>
          <table:table-cell table:formula="of:=MIN([.$H411];[.$U411];[.$AH411])" office:value-type="float"/>
          <table:table-cell table:formula="of:=MIN([.$I411];[.$V411];[.$AI411])" office:value-type="float"/>
          <table:table-cell table:formula="of:=MIN([.$J411];[.$W411])" office:value-type="float"/>
          <table:table-cell table:formula="of:=MIN([.$K411];[.$X411];[.$AJ411])" office:value-type="float"/>
          <table:table-cell table:formula="of:=MIN([.$L411];[.$Y411];[.$AK411])" office:value-type="float"/>
          <table:table-cell table:formula="of:=MIN([.$M411];[.$Z411];[.$AL411])" office:value-type="float"/>
          <table:table-cell table:formula="of:=MIN([.$N411];[.$AA411];[.$AM411])" office:value-type="float"/>
          <table:table-cell table:formula="of:=MEDIAN([.$B411];[.$O411];[.$AB411])" office:value-type="float"/>
          <table:table-cell table:formula="of:=MEDIAN([.$C411];[.$P411];[.$AC411])" office:value-type="float"/>
          <table:table-cell table:formula="of:=MEDIAN([.$D411];[.$Q411];[.$AD411])" office:value-type="float"/>
          <table:table-cell table:formula="of:=MEDIAN([.$E411];[.$R411];[.$AE411])" office:value-type="float"/>
          <table:table-cell table:formula="of:=MEDIAN([.$F411];[.$S411];[.$AF411])" office:value-type="float"/>
          <table:table-cell table:formula="of:=MEDIAN([.$G411];[.$T411];[.$AG411])" office:value-type="float"/>
          <table:table-cell table:formula="of:=MEDIAN([.$H411];[.$U411];[.$AH411])" office:value-type="float"/>
          <table:table-cell table:formula="of:=MEDIAN([.$I411];[.$V411];[.$AI411])" office:value-type="float"/>
          <table:table-cell table:formula="of:=MEDIAN([.$J411];[.$W411])" office:value-type="float"/>
          <table:table-cell table:formula="of:=MEDIAN([.$K411];[.$X411];[.$AJ411])" office:value-type="float"/>
          <table:table-cell table:formula="of:=MEDIAN([.$L411];[.$Y411];[.$AK411])" office:value-type="float"/>
          <table:table-cell table:formula="of:=MEDIAN([.$M411];[.$Z411];[.$AL411])" office:value-type="float"/>
          <table:table-cell table:formula="of:=MEDIAN([.$N411];[.$AA411];[.$AM411])" office:value-type="float"/>
          <table:table-cell table:formula="of:=MAX([.$B411];[.$O411];[.$AB411])" office:value-type="float"/>
          <table:table-cell table:formula="of:=MAX([.$C411];[.$P411];[.$AC411])" office:value-type="float"/>
          <table:table-cell table:formula="of:=MAX([.$D411];[.$Q411];[.$AD411])" office:value-type="float"/>
          <table:table-cell table:formula="of:=MAX([.$E411];[.$R411];[.$AE411])" office:value-type="float"/>
          <table:table-cell table:formula="of:=MAX([.$F411];[.$S411];[.$AF411])" office:value-type="float"/>
          <table:table-cell table:formula="of:=MAX([.$G411];[.$T411];[.$AG411])" office:value-type="float"/>
          <table:table-cell table:formula="of:=MAX([.$H411];[.$U411];[.$AH411])" office:value-type="float"/>
          <table:table-cell table:formula="of:=MAX([.$I411];[.$V411];[.$AI411])" office:value-type="float"/>
          <table:table-cell table:formula="of:=MAX([.$J411];[.$W411])" office:value-type="float"/>
          <table:table-cell table:formula="of:=MAX([.$K411];[.$X411];[.$AJ411])" office:value-type="float"/>
          <table:table-cell table:formula="of:=MAX([.$L411];[.$Y411];[.$AK411])" office:value-type="float"/>
          <table:table-cell table:formula="of:=MAX([.$M411];[.$Z411];[.$AL411])" office:value-type="float"/>
          <table:table-cell table:formula="of:=MAX([.$N411];[.$AA411];[.$AM411])" office:value-type="float"/>
        </table:table-row>
        <table:table-row table:style-name="ro1">
          <table:table-cell office:value-type="string">
            <text:p>BLOCKS.BLOCKS-9-1.asp/18</text:p>
          </table:table-cell>
          <table:table-cell office:value-type="float" office:value="0.422585"/>
          <table:table-cell office:value-type="float" office:value="0.3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114.0"/>
          <table:table-cell office:value-type="float" office:value="114.0"/>
          <table:table-cell office:value-type="float" office:value="32428.0"/>
          <table:table-cell office:value-type="float" office:value="16193.0"/>
          <table:table-cell office:value-type="float" office:value="0.0"/>
          <table:table-cell office:value-type="float" office:value="0.0"/>
          <table:table-cell office:value-type="float" office:value="0.446297"/>
          <table:table-cell office:value-type="float" office:value="0.4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114.0"/>
          <table:table-cell office:value-type="float" office:value="114.0"/>
          <table:table-cell office:value-type="float" office:value="32428.0"/>
          <table:table-cell office:value-type="float" office:value="16193.0"/>
          <table:table-cell office:value-type="float" office:value="0.0"/>
          <table:table-cell office:value-type="float" office:value="0.0"/>
          <table:table-cell office:value-type="float" office:value="0.366219"/>
          <table:table-cell office:value-type="float" office:value="0.322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8.0"/>
          <table:table-cell office:value-type="float" office:value="482.0"/>
          <table:table-cell office:value-type="float" office:value="32428.0"/>
          <table:table-cell office:value-type="float" office:value="16193.0"/>
          <table:table-cell office:value-type="float" office:value="0.0"/>
          <table:table-cell office:value-type="float" office:value="0.0"/>
          <table:table-cell table:formula="of:=MIN([.$B412];[.$O412];[.$AB412])" office:value-type="float"/>
          <table:table-cell table:formula="of:=MIN([.$C412];[.$P412];[.$AC412])" office:value-type="float"/>
          <table:table-cell table:formula="of:=MIN([.$D412];[.$Q412];[.$AD412])" office:value-type="float"/>
          <table:table-cell table:formula="of:=MIN([.$E412];[.$R412];[.$AE412])" office:value-type="float"/>
          <table:table-cell table:formula="of:=MIN([.$F412];[.$S412];[.$AF412])" office:value-type="float"/>
          <table:table-cell table:formula="of:=MIN([.$G412];[.$T412];[.$AG412])" office:value-type="float"/>
          <table:table-cell table:formula="of:=MIN([.$H412];[.$U412];[.$AH412])" office:value-type="float"/>
          <table:table-cell table:formula="of:=MIN([.$I412];[.$V412];[.$AI412])" office:value-type="float"/>
          <table:table-cell table:formula="of:=MIN([.$J412];[.$W412])" office:value-type="float"/>
          <table:table-cell table:formula="of:=MIN([.$K412];[.$X412];[.$AJ412])" office:value-type="float"/>
          <table:table-cell table:formula="of:=MIN([.$L412];[.$Y412];[.$AK412])" office:value-type="float"/>
          <table:table-cell table:formula="of:=MIN([.$M412];[.$Z412];[.$AL412])" office:value-type="float"/>
          <table:table-cell table:formula="of:=MIN([.$N412];[.$AA412];[.$AM412])" office:value-type="float"/>
          <table:table-cell table:formula="of:=MEDIAN([.$B412];[.$O412];[.$AB412])" office:value-type="float"/>
          <table:table-cell table:formula="of:=MEDIAN([.$C412];[.$P412];[.$AC412])" office:value-type="float"/>
          <table:table-cell table:formula="of:=MEDIAN([.$D412];[.$Q412];[.$AD412])" office:value-type="float"/>
          <table:table-cell table:formula="of:=MEDIAN([.$E412];[.$R412];[.$AE412])" office:value-type="float"/>
          <table:table-cell table:formula="of:=MEDIAN([.$F412];[.$S412];[.$AF412])" office:value-type="float"/>
          <table:table-cell table:formula="of:=MEDIAN([.$G412];[.$T412];[.$AG412])" office:value-type="float"/>
          <table:table-cell table:formula="of:=MEDIAN([.$H412];[.$U412];[.$AH412])" office:value-type="float"/>
          <table:table-cell table:formula="of:=MEDIAN([.$I412];[.$V412];[.$AI412])" office:value-type="float"/>
          <table:table-cell table:formula="of:=MEDIAN([.$J412];[.$W412])" office:value-type="float"/>
          <table:table-cell table:formula="of:=MEDIAN([.$K412];[.$X412];[.$AJ412])" office:value-type="float"/>
          <table:table-cell table:formula="of:=MEDIAN([.$L412];[.$Y412];[.$AK412])" office:value-type="float"/>
          <table:table-cell table:formula="of:=MEDIAN([.$M412];[.$Z412];[.$AL412])" office:value-type="float"/>
          <table:table-cell table:formula="of:=MEDIAN([.$N412];[.$AA412];[.$AM412])" office:value-type="float"/>
          <table:table-cell table:formula="of:=MAX([.$B412];[.$O412];[.$AB412])" office:value-type="float"/>
          <table:table-cell table:formula="of:=MAX([.$C412];[.$P412];[.$AC412])" office:value-type="float"/>
          <table:table-cell table:formula="of:=MAX([.$D412];[.$Q412];[.$AD412])" office:value-type="float"/>
          <table:table-cell table:formula="of:=MAX([.$E412];[.$R412];[.$AE412])" office:value-type="float"/>
          <table:table-cell table:formula="of:=MAX([.$F412];[.$S412];[.$AF412])" office:value-type="float"/>
          <table:table-cell table:formula="of:=MAX([.$G412];[.$T412];[.$AG412])" office:value-type="float"/>
          <table:table-cell table:formula="of:=MAX([.$H412];[.$U412];[.$AH412])" office:value-type="float"/>
          <table:table-cell table:formula="of:=MAX([.$I412];[.$V412];[.$AI412])" office:value-type="float"/>
          <table:table-cell table:formula="of:=MAX([.$J412];[.$W412])" office:value-type="float"/>
          <table:table-cell table:formula="of:=MAX([.$K412];[.$X412];[.$AJ412])" office:value-type="float"/>
          <table:table-cell table:formula="of:=MAX([.$L412];[.$Y412];[.$AK412])" office:value-type="float"/>
          <table:table-cell table:formula="of:=MAX([.$M412];[.$Z412];[.$AL412])" office:value-type="float"/>
          <table:table-cell table:formula="of:=MAX([.$N412];[.$AA412];[.$AM412])" office:value-type="float"/>
        </table:table-row>
        <table:table-row table:style-name="ro1">
          <table:table-cell office:value-type="string">
            <text:p>BLOCKS.BLOCKS-9-1.asp/19</text:p>
          </table:table-cell>
          <table:table-cell office:value-type="float" office:value="0.488415"/>
          <table:table-cell office:value-type="float" office:value="0.4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134.0"/>
          <table:table-cell office:value-type="float" office:value="134.0"/>
          <table:table-cell office:value-type="float" office:value="34188.0"/>
          <table:table-cell office:value-type="float" office:value="17664.0"/>
          <table:table-cell office:value-type="float" office:value="0.0"/>
          <table:table-cell office:value-type="float" office:value="0.0"/>
          <table:table-cell office:value-type="float" office:value="0.500946"/>
          <table:table-cell office:value-type="float" office:value="0.4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134.0"/>
          <table:table-cell office:value-type="float" office:value="134.0"/>
          <table:table-cell office:value-type="float" office:value="34188.0"/>
          <table:table-cell office:value-type="float" office:value="17664.0"/>
          <table:table-cell office:value-type="float" office:value="0.0"/>
          <table:table-cell office:value-type="float" office:value="0.0"/>
          <table:table-cell office:value-type="float" office:value="0.436025"/>
          <table:table-cell office:value-type="float" office:value="0.389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0.0"/>
          <table:table-cell office:value-type="float" office:value="611.0"/>
          <table:table-cell office:value-type="float" office:value="34188.0"/>
          <table:table-cell office:value-type="float" office:value="17664.0"/>
          <table:table-cell office:value-type="float" office:value="0.0"/>
          <table:table-cell office:value-type="float" office:value="0.0"/>
          <table:table-cell table:formula="of:=MIN([.$B413];[.$O413];[.$AB413])" office:value-type="float"/>
          <table:table-cell table:formula="of:=MIN([.$C413];[.$P413];[.$AC413])" office:value-type="float"/>
          <table:table-cell table:formula="of:=MIN([.$D413];[.$Q413];[.$AD413])" office:value-type="float"/>
          <table:table-cell table:formula="of:=MIN([.$E413];[.$R413];[.$AE413])" office:value-type="float"/>
          <table:table-cell table:formula="of:=MIN([.$F413];[.$S413];[.$AF413])" office:value-type="float"/>
          <table:table-cell table:formula="of:=MIN([.$G413];[.$T413];[.$AG413])" office:value-type="float"/>
          <table:table-cell table:formula="of:=MIN([.$H413];[.$U413];[.$AH413])" office:value-type="float"/>
          <table:table-cell table:formula="of:=MIN([.$I413];[.$V413];[.$AI413])" office:value-type="float"/>
          <table:table-cell table:formula="of:=MIN([.$J413];[.$W413])" office:value-type="float"/>
          <table:table-cell table:formula="of:=MIN([.$K413];[.$X413];[.$AJ413])" office:value-type="float"/>
          <table:table-cell table:formula="of:=MIN([.$L413];[.$Y413];[.$AK413])" office:value-type="float"/>
          <table:table-cell table:formula="of:=MIN([.$M413];[.$Z413];[.$AL413])" office:value-type="float"/>
          <table:table-cell table:formula="of:=MIN([.$N413];[.$AA413];[.$AM413])" office:value-type="float"/>
          <table:table-cell table:formula="of:=MEDIAN([.$B413];[.$O413];[.$AB413])" office:value-type="float"/>
          <table:table-cell table:formula="of:=MEDIAN([.$C413];[.$P413];[.$AC413])" office:value-type="float"/>
          <table:table-cell table:formula="of:=MEDIAN([.$D413];[.$Q413];[.$AD413])" office:value-type="float"/>
          <table:table-cell table:formula="of:=MEDIAN([.$E413];[.$R413];[.$AE413])" office:value-type="float"/>
          <table:table-cell table:formula="of:=MEDIAN([.$F413];[.$S413];[.$AF413])" office:value-type="float"/>
          <table:table-cell table:formula="of:=MEDIAN([.$G413];[.$T413];[.$AG413])" office:value-type="float"/>
          <table:table-cell table:formula="of:=MEDIAN([.$H413];[.$U413];[.$AH413])" office:value-type="float"/>
          <table:table-cell table:formula="of:=MEDIAN([.$I413];[.$V413];[.$AI413])" office:value-type="float"/>
          <table:table-cell table:formula="of:=MEDIAN([.$J413];[.$W413])" office:value-type="float"/>
          <table:table-cell table:formula="of:=MEDIAN([.$K413];[.$X413];[.$AJ413])" office:value-type="float"/>
          <table:table-cell table:formula="of:=MEDIAN([.$L413];[.$Y413];[.$AK413])" office:value-type="float"/>
          <table:table-cell table:formula="of:=MEDIAN([.$M413];[.$Z413];[.$AL413])" office:value-type="float"/>
          <table:table-cell table:formula="of:=MEDIAN([.$N413];[.$AA413];[.$AM413])" office:value-type="float"/>
          <table:table-cell table:formula="of:=MAX([.$B413];[.$O413];[.$AB413])" office:value-type="float"/>
          <table:table-cell table:formula="of:=MAX([.$C413];[.$P413];[.$AC413])" office:value-type="float"/>
          <table:table-cell table:formula="of:=MAX([.$D413];[.$Q413];[.$AD413])" office:value-type="float"/>
          <table:table-cell table:formula="of:=MAX([.$E413];[.$R413];[.$AE413])" office:value-type="float"/>
          <table:table-cell table:formula="of:=MAX([.$F413];[.$S413];[.$AF413])" office:value-type="float"/>
          <table:table-cell table:formula="of:=MAX([.$G413];[.$T413];[.$AG413])" office:value-type="float"/>
          <table:table-cell table:formula="of:=MAX([.$H413];[.$U413];[.$AH413])" office:value-type="float"/>
          <table:table-cell table:formula="of:=MAX([.$I413];[.$V413];[.$AI413])" office:value-type="float"/>
          <table:table-cell table:formula="of:=MAX([.$J413];[.$W413])" office:value-type="float"/>
          <table:table-cell table:formula="of:=MAX([.$K413];[.$X413];[.$AJ413])" office:value-type="float"/>
          <table:table-cell table:formula="of:=MAX([.$L413];[.$Y413];[.$AK413])" office:value-type="float"/>
          <table:table-cell table:formula="of:=MAX([.$M413];[.$Z413];[.$AL413])" office:value-type="float"/>
          <table:table-cell table:formula="of:=MAX([.$N413];[.$AA413];[.$AM413])" office:value-type="float"/>
        </table:table-row>
        <table:table-row table:style-name="ro1">
          <table:table-cell office:value-type="string">
            <text:p>BLOCKS.BLOCKS-9-1.asp/2</text:p>
          </table:table-cell>
          <table:table-cell office:value-type="float" office:value="0.09854"/>
          <table:table-cell office:value-type="float" office:value="0.0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268.0"/>
          <table:table-cell office:value-type="float" office:value="27.0"/>
          <table:table-cell office:value-type="float" office:value="0.0"/>
          <table:table-cell office:value-type="float" office:value="0.0"/>
          <table:table-cell office:value-type="float" office:value="0.08992"/>
          <table:table-cell office:value-type="float" office:value="0.0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268.0"/>
          <table:table-cell office:value-type="float" office:value="27.0"/>
          <table:table-cell office:value-type="float" office:value="0.0"/>
          <table:table-cell office:value-type="float" office:value="0.0"/>
          <table:table-cell office:value-type="float" office:value="0.099152"/>
          <table:table-cell office:value-type="float" office:value="0.0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268.0"/>
          <table:table-cell office:value-type="float" office:value="27.0"/>
          <table:table-cell office:value-type="float" office:value="0.0"/>
          <table:table-cell office:value-type="float" office:value="0.0"/>
          <table:table-cell table:formula="of:=MIN([.$B414];[.$O414];[.$AB414])" office:value-type="float"/>
          <table:table-cell table:formula="of:=MIN([.$C414];[.$P414];[.$AC414])" office:value-type="float"/>
          <table:table-cell table:formula="of:=MIN([.$D414];[.$Q414];[.$AD414])" office:value-type="float"/>
          <table:table-cell table:formula="of:=MIN([.$E414];[.$R414];[.$AE414])" office:value-type="float"/>
          <table:table-cell table:formula="of:=MIN([.$F414];[.$S414];[.$AF414])" office:value-type="float"/>
          <table:table-cell table:formula="of:=MIN([.$G414];[.$T414];[.$AG414])" office:value-type="float"/>
          <table:table-cell table:formula="of:=MIN([.$H414];[.$U414];[.$AH414])" office:value-type="float"/>
          <table:table-cell table:formula="of:=MIN([.$I414];[.$V414];[.$AI414])" office:value-type="float"/>
          <table:table-cell table:formula="of:=MIN([.$J414];[.$W414])" office:value-type="float"/>
          <table:table-cell table:formula="of:=MIN([.$K414];[.$X414];[.$AJ414])" office:value-type="float"/>
          <table:table-cell table:formula="of:=MIN([.$L414];[.$Y414];[.$AK414])" office:value-type="float"/>
          <table:table-cell table:formula="of:=MIN([.$M414];[.$Z414];[.$AL414])" office:value-type="float"/>
          <table:table-cell table:formula="of:=MIN([.$N414];[.$AA414];[.$AM414])" office:value-type="float"/>
          <table:table-cell table:formula="of:=MEDIAN([.$B414];[.$O414];[.$AB414])" office:value-type="float"/>
          <table:table-cell table:formula="of:=MEDIAN([.$C414];[.$P414];[.$AC414])" office:value-type="float"/>
          <table:table-cell table:formula="of:=MEDIAN([.$D414];[.$Q414];[.$AD414])" office:value-type="float"/>
          <table:table-cell table:formula="of:=MEDIAN([.$E414];[.$R414];[.$AE414])" office:value-type="float"/>
          <table:table-cell table:formula="of:=MEDIAN([.$F414];[.$S414];[.$AF414])" office:value-type="float"/>
          <table:table-cell table:formula="of:=MEDIAN([.$G414];[.$T414];[.$AG414])" office:value-type="float"/>
          <table:table-cell table:formula="of:=MEDIAN([.$H414];[.$U414];[.$AH414])" office:value-type="float"/>
          <table:table-cell table:formula="of:=MEDIAN([.$I414];[.$V414];[.$AI414])" office:value-type="float"/>
          <table:table-cell table:formula="of:=MEDIAN([.$J414];[.$W414])" office:value-type="float"/>
          <table:table-cell table:formula="of:=MEDIAN([.$K414];[.$X414];[.$AJ414])" office:value-type="float"/>
          <table:table-cell table:formula="of:=MEDIAN([.$L414];[.$Y414];[.$AK414])" office:value-type="float"/>
          <table:table-cell table:formula="of:=MEDIAN([.$M414];[.$Z414];[.$AL414])" office:value-type="float"/>
          <table:table-cell table:formula="of:=MEDIAN([.$N414];[.$AA414];[.$AM414])" office:value-type="float"/>
          <table:table-cell table:formula="of:=MAX([.$B414];[.$O414];[.$AB414])" office:value-type="float"/>
          <table:table-cell table:formula="of:=MAX([.$C414];[.$P414];[.$AC414])" office:value-type="float"/>
          <table:table-cell table:formula="of:=MAX([.$D414];[.$Q414];[.$AD414])" office:value-type="float"/>
          <table:table-cell table:formula="of:=MAX([.$E414];[.$R414];[.$AE414])" office:value-type="float"/>
          <table:table-cell table:formula="of:=MAX([.$F414];[.$S414];[.$AF414])" office:value-type="float"/>
          <table:table-cell table:formula="of:=MAX([.$G414];[.$T414];[.$AG414])" office:value-type="float"/>
          <table:table-cell table:formula="of:=MAX([.$H414];[.$U414];[.$AH414])" office:value-type="float"/>
          <table:table-cell table:formula="of:=MAX([.$I414];[.$V414];[.$AI414])" office:value-type="float"/>
          <table:table-cell table:formula="of:=MAX([.$J414];[.$W414])" office:value-type="float"/>
          <table:table-cell table:formula="of:=MAX([.$K414];[.$X414];[.$AJ414])" office:value-type="float"/>
          <table:table-cell table:formula="of:=MAX([.$L414];[.$Y414];[.$AK414])" office:value-type="float"/>
          <table:table-cell table:formula="of:=MAX([.$M414];[.$Z414];[.$AL414])" office:value-type="float"/>
          <table:table-cell table:formula="of:=MAX([.$N414];[.$AA414];[.$AM414])" office:value-type="float"/>
        </table:table-row>
        <table:table-row table:style-name="ro1">
          <table:table-cell office:value-type="string">
            <text:p>BLOCKS.BLOCKS-9-1.asp/20</text:p>
          </table:table-cell>
          <table:table-cell office:value-type="float" office:value="0.523263"/>
          <table:table-cell office:value-type="float" office:value="0.48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6.0"/>
          <table:table-cell office:value-type="float" office:value="303.0"/>
          <table:table-cell office:value-type="float" office:value="303.0"/>
          <table:table-cell office:value-type="float" office:value="35948.0"/>
          <table:table-cell office:value-type="float" office:value="19135.0"/>
          <table:table-cell office:value-type="float" office:value="0.0"/>
          <table:table-cell office:value-type="float" office:value="0.0"/>
          <table:table-cell office:value-type="float" office:value="0.533767"/>
          <table:table-cell office:value-type="float" office:value="0.49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6.0"/>
          <table:table-cell office:value-type="float" office:value="303.0"/>
          <table:table-cell office:value-type="float" office:value="303.0"/>
          <table:table-cell office:value-type="float" office:value="35948.0"/>
          <table:table-cell office:value-type="float" office:value="19135.0"/>
          <table:table-cell office:value-type="float" office:value="0.0"/>
          <table:table-cell office:value-type="float" office:value="0.0"/>
          <table:table-cell office:value-type="float" office:value="0.407343"/>
          <table:table-cell office:value-type="float" office:value="0.366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0.0"/>
          <table:table-cell office:value-type="float" office:value="626.0"/>
          <table:table-cell office:value-type="float" office:value="35948.0"/>
          <table:table-cell office:value-type="float" office:value="19135.0"/>
          <table:table-cell office:value-type="float" office:value="0.0"/>
          <table:table-cell office:value-type="float" office:value="0.0"/>
          <table:table-cell table:formula="of:=MIN([.$B415];[.$O415];[.$AB415])" office:value-type="float"/>
          <table:table-cell table:formula="of:=MIN([.$C415];[.$P415];[.$AC415])" office:value-type="float"/>
          <table:table-cell table:formula="of:=MIN([.$D415];[.$Q415];[.$AD415])" office:value-type="float"/>
          <table:table-cell table:formula="of:=MIN([.$E415];[.$R415];[.$AE415])" office:value-type="float"/>
          <table:table-cell table:formula="of:=MIN([.$F415];[.$S415];[.$AF415])" office:value-type="float"/>
          <table:table-cell table:formula="of:=MIN([.$G415];[.$T415];[.$AG415])" office:value-type="float"/>
          <table:table-cell table:formula="of:=MIN([.$H415];[.$U415];[.$AH415])" office:value-type="float"/>
          <table:table-cell table:formula="of:=MIN([.$I415];[.$V415];[.$AI415])" office:value-type="float"/>
          <table:table-cell table:formula="of:=MIN([.$J415];[.$W415])" office:value-type="float"/>
          <table:table-cell table:formula="of:=MIN([.$K415];[.$X415];[.$AJ415])" office:value-type="float"/>
          <table:table-cell table:formula="of:=MIN([.$L415];[.$Y415];[.$AK415])" office:value-type="float"/>
          <table:table-cell table:formula="of:=MIN([.$M415];[.$Z415];[.$AL415])" office:value-type="float"/>
          <table:table-cell table:formula="of:=MIN([.$N415];[.$AA415];[.$AM415])" office:value-type="float"/>
          <table:table-cell table:formula="of:=MEDIAN([.$B415];[.$O415];[.$AB415])" office:value-type="float"/>
          <table:table-cell table:formula="of:=MEDIAN([.$C415];[.$P415];[.$AC415])" office:value-type="float"/>
          <table:table-cell table:formula="of:=MEDIAN([.$D415];[.$Q415];[.$AD415])" office:value-type="float"/>
          <table:table-cell table:formula="of:=MEDIAN([.$E415];[.$R415];[.$AE415])" office:value-type="float"/>
          <table:table-cell table:formula="of:=MEDIAN([.$F415];[.$S415];[.$AF415])" office:value-type="float"/>
          <table:table-cell table:formula="of:=MEDIAN([.$G415];[.$T415];[.$AG415])" office:value-type="float"/>
          <table:table-cell table:formula="of:=MEDIAN([.$H415];[.$U415];[.$AH415])" office:value-type="float"/>
          <table:table-cell table:formula="of:=MEDIAN([.$I415];[.$V415];[.$AI415])" office:value-type="float"/>
          <table:table-cell table:formula="of:=MEDIAN([.$J415];[.$W415])" office:value-type="float"/>
          <table:table-cell table:formula="of:=MEDIAN([.$K415];[.$X415];[.$AJ415])" office:value-type="float"/>
          <table:table-cell table:formula="of:=MEDIAN([.$L415];[.$Y415];[.$AK415])" office:value-type="float"/>
          <table:table-cell table:formula="of:=MEDIAN([.$M415];[.$Z415];[.$AL415])" office:value-type="float"/>
          <table:table-cell table:formula="of:=MEDIAN([.$N415];[.$AA415];[.$AM415])" office:value-type="float"/>
          <table:table-cell table:formula="of:=MAX([.$B415];[.$O415];[.$AB415])" office:value-type="float"/>
          <table:table-cell table:formula="of:=MAX([.$C415];[.$P415];[.$AC415])" office:value-type="float"/>
          <table:table-cell table:formula="of:=MAX([.$D415];[.$Q415];[.$AD415])" office:value-type="float"/>
          <table:table-cell table:formula="of:=MAX([.$E415];[.$R415];[.$AE415])" office:value-type="float"/>
          <table:table-cell table:formula="of:=MAX([.$F415];[.$S415];[.$AF415])" office:value-type="float"/>
          <table:table-cell table:formula="of:=MAX([.$G415];[.$T415];[.$AG415])" office:value-type="float"/>
          <table:table-cell table:formula="of:=MAX([.$H415];[.$U415];[.$AH415])" office:value-type="float"/>
          <table:table-cell table:formula="of:=MAX([.$I415];[.$V415];[.$AI415])" office:value-type="float"/>
          <table:table-cell table:formula="of:=MAX([.$J415];[.$W415])" office:value-type="float"/>
          <table:table-cell table:formula="of:=MAX([.$K415];[.$X415];[.$AJ415])" office:value-type="float"/>
          <table:table-cell table:formula="of:=MAX([.$L415];[.$Y415];[.$AK415])" office:value-type="float"/>
          <table:table-cell table:formula="of:=MAX([.$M415];[.$Z415];[.$AL415])" office:value-type="float"/>
          <table:table-cell table:formula="of:=MAX([.$N415];[.$AA415];[.$AM415])" office:value-type="float"/>
        </table:table-row>
        <table:table-row table:style-name="ro1">
          <table:table-cell office:value-type="string">
            <text:p>BLOCKS.BLOCKS-9-1.asp/21</text:p>
          </table:table-cell>
          <table:table-cell office:value-type="float" office:value="0.522122"/>
          <table:table-cell office:value-type="float" office:value="0.477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6.0"/>
          <table:table-cell office:value-type="float" office:value="332.0"/>
          <table:table-cell office:value-type="float" office:value="332.0"/>
          <table:table-cell office:value-type="float" office:value="37708.0"/>
          <table:table-cell office:value-type="float" office:value="20606.0"/>
          <table:table-cell office:value-type="float" office:value="0.0"/>
          <table:table-cell office:value-type="float" office:value="0.0"/>
          <table:table-cell office:value-type="float" office:value="0.548007"/>
          <table:table-cell office:value-type="float" office:value="0.5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6.0"/>
          <table:table-cell office:value-type="float" office:value="332.0"/>
          <table:table-cell office:value-type="float" office:value="332.0"/>
          <table:table-cell office:value-type="float" office:value="37708.0"/>
          <table:table-cell office:value-type="float" office:value="20606.0"/>
          <table:table-cell office:value-type="float" office:value="0.0"/>
          <table:table-cell office:value-type="float" office:value="0.0"/>
          <table:table-cell office:value-type="float" office:value="0.481674"/>
          <table:table-cell office:value-type="float" office:value="0.441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8.0"/>
          <table:table-cell office:value-type="float" office:value="798.0"/>
          <table:table-cell office:value-type="float" office:value="37708.0"/>
          <table:table-cell office:value-type="float" office:value="20606.0"/>
          <table:table-cell office:value-type="float" office:value="0.0"/>
          <table:table-cell office:value-type="float" office:value="0.0"/>
          <table:table-cell table:formula="of:=MIN([.$B416];[.$O416];[.$AB416])" office:value-type="float"/>
          <table:table-cell table:formula="of:=MIN([.$C416];[.$P416];[.$AC416])" office:value-type="float"/>
          <table:table-cell table:formula="of:=MIN([.$D416];[.$Q416];[.$AD416])" office:value-type="float"/>
          <table:table-cell table:formula="of:=MIN([.$E416];[.$R416];[.$AE416])" office:value-type="float"/>
          <table:table-cell table:formula="of:=MIN([.$F416];[.$S416];[.$AF416])" office:value-type="float"/>
          <table:table-cell table:formula="of:=MIN([.$G416];[.$T416];[.$AG416])" office:value-type="float"/>
          <table:table-cell table:formula="of:=MIN([.$H416];[.$U416];[.$AH416])" office:value-type="float"/>
          <table:table-cell table:formula="of:=MIN([.$I416];[.$V416];[.$AI416])" office:value-type="float"/>
          <table:table-cell table:formula="of:=MIN([.$J416];[.$W416])" office:value-type="float"/>
          <table:table-cell table:formula="of:=MIN([.$K416];[.$X416];[.$AJ416])" office:value-type="float"/>
          <table:table-cell table:formula="of:=MIN([.$L416];[.$Y416];[.$AK416])" office:value-type="float"/>
          <table:table-cell table:formula="of:=MIN([.$M416];[.$Z416];[.$AL416])" office:value-type="float"/>
          <table:table-cell table:formula="of:=MIN([.$N416];[.$AA416];[.$AM416])" office:value-type="float"/>
          <table:table-cell table:formula="of:=MEDIAN([.$B416];[.$O416];[.$AB416])" office:value-type="float"/>
          <table:table-cell table:formula="of:=MEDIAN([.$C416];[.$P416];[.$AC416])" office:value-type="float"/>
          <table:table-cell table:formula="of:=MEDIAN([.$D416];[.$Q416];[.$AD416])" office:value-type="float"/>
          <table:table-cell table:formula="of:=MEDIAN([.$E416];[.$R416];[.$AE416])" office:value-type="float"/>
          <table:table-cell table:formula="of:=MEDIAN([.$F416];[.$S416];[.$AF416])" office:value-type="float"/>
          <table:table-cell table:formula="of:=MEDIAN([.$G416];[.$T416];[.$AG416])" office:value-type="float"/>
          <table:table-cell table:formula="of:=MEDIAN([.$H416];[.$U416];[.$AH416])" office:value-type="float"/>
          <table:table-cell table:formula="of:=MEDIAN([.$I416];[.$V416];[.$AI416])" office:value-type="float"/>
          <table:table-cell table:formula="of:=MEDIAN([.$J416];[.$W416])" office:value-type="float"/>
          <table:table-cell table:formula="of:=MEDIAN([.$K416];[.$X416];[.$AJ416])" office:value-type="float"/>
          <table:table-cell table:formula="of:=MEDIAN([.$L416];[.$Y416];[.$AK416])" office:value-type="float"/>
          <table:table-cell table:formula="of:=MEDIAN([.$M416];[.$Z416];[.$AL416])" office:value-type="float"/>
          <table:table-cell table:formula="of:=MEDIAN([.$N416];[.$AA416];[.$AM416])" office:value-type="float"/>
          <table:table-cell table:formula="of:=MAX([.$B416];[.$O416];[.$AB416])" office:value-type="float"/>
          <table:table-cell table:formula="of:=MAX([.$C416];[.$P416];[.$AC416])" office:value-type="float"/>
          <table:table-cell table:formula="of:=MAX([.$D416];[.$Q416];[.$AD416])" office:value-type="float"/>
          <table:table-cell table:formula="of:=MAX([.$E416];[.$R416];[.$AE416])" office:value-type="float"/>
          <table:table-cell table:formula="of:=MAX([.$F416];[.$S416];[.$AF416])" office:value-type="float"/>
          <table:table-cell table:formula="of:=MAX([.$G416];[.$T416];[.$AG416])" office:value-type="float"/>
          <table:table-cell table:formula="of:=MAX([.$H416];[.$U416];[.$AH416])" office:value-type="float"/>
          <table:table-cell table:formula="of:=MAX([.$I416];[.$V416];[.$AI416])" office:value-type="float"/>
          <table:table-cell table:formula="of:=MAX([.$J416];[.$W416])" office:value-type="float"/>
          <table:table-cell table:formula="of:=MAX([.$K416];[.$X416];[.$AJ416])" office:value-type="float"/>
          <table:table-cell table:formula="of:=MAX([.$L416];[.$Y416];[.$AK416])" office:value-type="float"/>
          <table:table-cell table:formula="of:=MAX([.$M416];[.$Z416];[.$AL416])" office:value-type="float"/>
          <table:table-cell table:formula="of:=MAX([.$N416];[.$AA416];[.$AM416])" office:value-type="float"/>
        </table:table-row>
        <table:table-row table:style-name="ro1">
          <table:table-cell office:value-type="string">
            <text:p>BLOCKS.BLOCKS-9-1.asp/22</text:p>
          </table:table-cell>
          <table:table-cell office:value-type="float" office:value="0.564978"/>
          <table:table-cell office:value-type="float" office:value="0.521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4.0"/>
          <table:table-cell office:value-type="float" office:value="484.0"/>
          <table:table-cell office:value-type="float" office:value="484.0"/>
          <table:table-cell office:value-type="float" office:value="39468.0"/>
          <table:table-cell office:value-type="float" office:value="22077.0"/>
          <table:table-cell office:value-type="float" office:value="0.0"/>
          <table:table-cell office:value-type="float" office:value="0.0"/>
          <table:table-cell office:value-type="float" office:value="0.581274"/>
          <table:table-cell office:value-type="float" office:value="0.537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4.0"/>
          <table:table-cell office:value-type="float" office:value="484.0"/>
          <table:table-cell office:value-type="float" office:value="484.0"/>
          <table:table-cell office:value-type="float" office:value="39468.0"/>
          <table:table-cell office:value-type="float" office:value="22077.0"/>
          <table:table-cell office:value-type="float" office:value="0.0"/>
          <table:table-cell office:value-type="float" office:value="0.0"/>
          <table:table-cell office:value-type="float" office:value="0.452521"/>
          <table:table-cell office:value-type="float" office:value="0.409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6.0"/>
          <table:table-cell office:value-type="float" office:value="925.0"/>
          <table:table-cell office:value-type="float" office:value="39468.0"/>
          <table:table-cell office:value-type="float" office:value="22077.0"/>
          <table:table-cell office:value-type="float" office:value="0.0"/>
          <table:table-cell office:value-type="float" office:value="0.0"/>
          <table:table-cell table:formula="of:=MIN([.$B417];[.$O417];[.$AB417])" office:value-type="float"/>
          <table:table-cell table:formula="of:=MIN([.$C417];[.$P417];[.$AC417])" office:value-type="float"/>
          <table:table-cell table:formula="of:=MIN([.$D417];[.$Q417];[.$AD417])" office:value-type="float"/>
          <table:table-cell table:formula="of:=MIN([.$E417];[.$R417];[.$AE417])" office:value-type="float"/>
          <table:table-cell table:formula="of:=MIN([.$F417];[.$S417];[.$AF417])" office:value-type="float"/>
          <table:table-cell table:formula="of:=MIN([.$G417];[.$T417];[.$AG417])" office:value-type="float"/>
          <table:table-cell table:formula="of:=MIN([.$H417];[.$U417];[.$AH417])" office:value-type="float"/>
          <table:table-cell table:formula="of:=MIN([.$I417];[.$V417];[.$AI417])" office:value-type="float"/>
          <table:table-cell table:formula="of:=MIN([.$J417];[.$W417])" office:value-type="float"/>
          <table:table-cell table:formula="of:=MIN([.$K417];[.$X417];[.$AJ417])" office:value-type="float"/>
          <table:table-cell table:formula="of:=MIN([.$L417];[.$Y417];[.$AK417])" office:value-type="float"/>
          <table:table-cell table:formula="of:=MIN([.$M417];[.$Z417];[.$AL417])" office:value-type="float"/>
          <table:table-cell table:formula="of:=MIN([.$N417];[.$AA417];[.$AM417])" office:value-type="float"/>
          <table:table-cell table:formula="of:=MEDIAN([.$B417];[.$O417];[.$AB417])" office:value-type="float"/>
          <table:table-cell table:formula="of:=MEDIAN([.$C417];[.$P417];[.$AC417])" office:value-type="float"/>
          <table:table-cell table:formula="of:=MEDIAN([.$D417];[.$Q417];[.$AD417])" office:value-type="float"/>
          <table:table-cell table:formula="of:=MEDIAN([.$E417];[.$R417];[.$AE417])" office:value-type="float"/>
          <table:table-cell table:formula="of:=MEDIAN([.$F417];[.$S417];[.$AF417])" office:value-type="float"/>
          <table:table-cell table:formula="of:=MEDIAN([.$G417];[.$T417];[.$AG417])" office:value-type="float"/>
          <table:table-cell table:formula="of:=MEDIAN([.$H417];[.$U417];[.$AH417])" office:value-type="float"/>
          <table:table-cell table:formula="of:=MEDIAN([.$I417];[.$V417];[.$AI417])" office:value-type="float"/>
          <table:table-cell table:formula="of:=MEDIAN([.$J417];[.$W417])" office:value-type="float"/>
          <table:table-cell table:formula="of:=MEDIAN([.$K417];[.$X417];[.$AJ417])" office:value-type="float"/>
          <table:table-cell table:formula="of:=MEDIAN([.$L417];[.$Y417];[.$AK417])" office:value-type="float"/>
          <table:table-cell table:formula="of:=MEDIAN([.$M417];[.$Z417];[.$AL417])" office:value-type="float"/>
          <table:table-cell table:formula="of:=MEDIAN([.$N417];[.$AA417];[.$AM417])" office:value-type="float"/>
          <table:table-cell table:formula="of:=MAX([.$B417];[.$O417];[.$AB417])" office:value-type="float"/>
          <table:table-cell table:formula="of:=MAX([.$C417];[.$P417];[.$AC417])" office:value-type="float"/>
          <table:table-cell table:formula="of:=MAX([.$D417];[.$Q417];[.$AD417])" office:value-type="float"/>
          <table:table-cell table:formula="of:=MAX([.$E417];[.$R417];[.$AE417])" office:value-type="float"/>
          <table:table-cell table:formula="of:=MAX([.$F417];[.$S417];[.$AF417])" office:value-type="float"/>
          <table:table-cell table:formula="of:=MAX([.$G417];[.$T417];[.$AG417])" office:value-type="float"/>
          <table:table-cell table:formula="of:=MAX([.$H417];[.$U417];[.$AH417])" office:value-type="float"/>
          <table:table-cell table:formula="of:=MAX([.$I417];[.$V417];[.$AI417])" office:value-type="float"/>
          <table:table-cell table:formula="of:=MAX([.$J417];[.$W417])" office:value-type="float"/>
          <table:table-cell table:formula="of:=MAX([.$K417];[.$X417];[.$AJ417])" office:value-type="float"/>
          <table:table-cell table:formula="of:=MAX([.$L417];[.$Y417];[.$AK417])" office:value-type="float"/>
          <table:table-cell table:formula="of:=MAX([.$M417];[.$Z417];[.$AL417])" office:value-type="float"/>
          <table:table-cell table:formula="of:=MAX([.$N417];[.$AA417];[.$AM417])" office:value-type="float"/>
        </table:table-row>
        <table:table-row table:style-name="ro1">
          <table:table-cell office:value-type="string">
            <text:p>BLOCKS.BLOCKS-9-1.asp/23</text:p>
          </table:table-cell>
          <table:table-cell office:value-type="float" office:value="0.680093"/>
          <table:table-cell office:value-type="float" office:value="0.635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494.0"/>
          <table:table-cell office:value-type="float" office:value="1412.0"/>
          <table:table-cell office:value-type="float" office:value="1412.0"/>
          <table:table-cell office:value-type="float" office:value="41228.0"/>
          <table:table-cell office:value-type="float" office:value="23548.0"/>
          <table:table-cell office:value-type="float" office:value="0.0"/>
          <table:table-cell office:value-type="float" office:value="0.0"/>
          <table:table-cell office:value-type="float" office:value="0.649104"/>
          <table:table-cell office:value-type="float" office:value="0.604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494.0"/>
          <table:table-cell office:value-type="float" office:value="1412.0"/>
          <table:table-cell office:value-type="float" office:value="1412.0"/>
          <table:table-cell office:value-type="float" office:value="41228.0"/>
          <table:table-cell office:value-type="float" office:value="23548.0"/>
          <table:table-cell office:value-type="float" office:value="0.0"/>
          <table:table-cell office:value-type="float" office:value="0.0"/>
          <table:table-cell office:value-type="float" office:value="0.483411"/>
          <table:table-cell office:value-type="float" office:value="0.437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70.0"/>
          <table:table-cell office:value-type="float" office:value="1598.0"/>
          <table:table-cell office:value-type="float" office:value="41228.0"/>
          <table:table-cell office:value-type="float" office:value="23548.0"/>
          <table:table-cell office:value-type="float" office:value="0.0"/>
          <table:table-cell office:value-type="float" office:value="0.0"/>
          <table:table-cell table:formula="of:=MIN([.$B418];[.$O418];[.$AB418])" office:value-type="float"/>
          <table:table-cell table:formula="of:=MIN([.$C418];[.$P418];[.$AC418])" office:value-type="float"/>
          <table:table-cell table:formula="of:=MIN([.$D418];[.$Q418];[.$AD418])" office:value-type="float"/>
          <table:table-cell table:formula="of:=MIN([.$E418];[.$R418];[.$AE418])" office:value-type="float"/>
          <table:table-cell table:formula="of:=MIN([.$F418];[.$S418];[.$AF418])" office:value-type="float"/>
          <table:table-cell table:formula="of:=MIN([.$G418];[.$T418];[.$AG418])" office:value-type="float"/>
          <table:table-cell table:formula="of:=MIN([.$H418];[.$U418];[.$AH418])" office:value-type="float"/>
          <table:table-cell table:formula="of:=MIN([.$I418];[.$V418];[.$AI418])" office:value-type="float"/>
          <table:table-cell table:formula="of:=MIN([.$J418];[.$W418])" office:value-type="float"/>
          <table:table-cell table:formula="of:=MIN([.$K418];[.$X418];[.$AJ418])" office:value-type="float"/>
          <table:table-cell table:formula="of:=MIN([.$L418];[.$Y418];[.$AK418])" office:value-type="float"/>
          <table:table-cell table:formula="of:=MIN([.$M418];[.$Z418];[.$AL418])" office:value-type="float"/>
          <table:table-cell table:formula="of:=MIN([.$N418];[.$AA418];[.$AM418])" office:value-type="float"/>
          <table:table-cell table:formula="of:=MEDIAN([.$B418];[.$O418];[.$AB418])" office:value-type="float"/>
          <table:table-cell table:formula="of:=MEDIAN([.$C418];[.$P418];[.$AC418])" office:value-type="float"/>
          <table:table-cell table:formula="of:=MEDIAN([.$D418];[.$Q418];[.$AD418])" office:value-type="float"/>
          <table:table-cell table:formula="of:=MEDIAN([.$E418];[.$R418];[.$AE418])" office:value-type="float"/>
          <table:table-cell table:formula="of:=MEDIAN([.$F418];[.$S418];[.$AF418])" office:value-type="float"/>
          <table:table-cell table:formula="of:=MEDIAN([.$G418];[.$T418];[.$AG418])" office:value-type="float"/>
          <table:table-cell table:formula="of:=MEDIAN([.$H418];[.$U418];[.$AH418])" office:value-type="float"/>
          <table:table-cell table:formula="of:=MEDIAN([.$I418];[.$V418];[.$AI418])" office:value-type="float"/>
          <table:table-cell table:formula="of:=MEDIAN([.$J418];[.$W418])" office:value-type="float"/>
          <table:table-cell table:formula="of:=MEDIAN([.$K418];[.$X418];[.$AJ418])" office:value-type="float"/>
          <table:table-cell table:formula="of:=MEDIAN([.$L418];[.$Y418];[.$AK418])" office:value-type="float"/>
          <table:table-cell table:formula="of:=MEDIAN([.$M418];[.$Z418];[.$AL418])" office:value-type="float"/>
          <table:table-cell table:formula="of:=MEDIAN([.$N418];[.$AA418];[.$AM418])" office:value-type="float"/>
          <table:table-cell table:formula="of:=MAX([.$B418];[.$O418];[.$AB418])" office:value-type="float"/>
          <table:table-cell table:formula="of:=MAX([.$C418];[.$P418];[.$AC418])" office:value-type="float"/>
          <table:table-cell table:formula="of:=MAX([.$D418];[.$Q418];[.$AD418])" office:value-type="float"/>
          <table:table-cell table:formula="of:=MAX([.$E418];[.$R418];[.$AE418])" office:value-type="float"/>
          <table:table-cell table:formula="of:=MAX([.$F418];[.$S418];[.$AF418])" office:value-type="float"/>
          <table:table-cell table:formula="of:=MAX([.$G418];[.$T418];[.$AG418])" office:value-type="float"/>
          <table:table-cell table:formula="of:=MAX([.$H418];[.$U418];[.$AH418])" office:value-type="float"/>
          <table:table-cell table:formula="of:=MAX([.$I418];[.$V418];[.$AI418])" office:value-type="float"/>
          <table:table-cell table:formula="of:=MAX([.$J418];[.$W418])" office:value-type="float"/>
          <table:table-cell table:formula="of:=MAX([.$K418];[.$X418];[.$AJ418])" office:value-type="float"/>
          <table:table-cell table:formula="of:=MAX([.$L418];[.$Y418];[.$AK418])" office:value-type="float"/>
          <table:table-cell table:formula="of:=MAX([.$M418];[.$Z418];[.$AL418])" office:value-type="float"/>
          <table:table-cell table:formula="of:=MAX([.$N418];[.$AA418];[.$AM418])" office:value-type="float"/>
        </table:table-row>
        <table:table-row table:style-name="ro1">
          <table:table-cell office:value-type="string">
            <text:p>BLOCKS.BLOCKS-9-1.asp/24</text:p>
          </table:table-cell>
          <table:table-cell office:value-type="float" office:value="0.710492"/>
          <table:table-cell office:value-type="float" office:value="0.663"/>
          <table:table-cell office:value-type="float" office:value="0.1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69.0"/>
          <table:table-cell office:value-type="float" office:value="1592.0"/>
          <table:table-cell office:value-type="float" office:value="1592.0"/>
          <table:table-cell office:value-type="float" office:value="42988.0"/>
          <table:table-cell office:value-type="float" office:value="25019.0"/>
          <table:table-cell office:value-type="float" office:value="0.0"/>
          <table:table-cell office:value-type="float" office:value="0.0"/>
          <table:table-cell office:value-type="float" office:value="0.719667"/>
          <table:table-cell office:value-type="float" office:value="0.671"/>
          <table:table-cell office:value-type="float" office:value="0.1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69.0"/>
          <table:table-cell office:value-type="float" office:value="1592.0"/>
          <table:table-cell office:value-type="float" office:value="1592.0"/>
          <table:table-cell office:value-type="float" office:value="42988.0"/>
          <table:table-cell office:value-type="float" office:value="25019.0"/>
          <table:table-cell office:value-type="float" office:value="0.0"/>
          <table:table-cell office:value-type="float" office:value="0.0"/>
          <table:table-cell office:value-type="float" office:value="0.52902"/>
          <table:table-cell office:value-type="float" office:value="0.472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03.0"/>
          <table:table-cell office:value-type="float" office:value="1783.0"/>
          <table:table-cell office:value-type="float" office:value="42988.0"/>
          <table:table-cell office:value-type="float" office:value="25019.0"/>
          <table:table-cell office:value-type="float" office:value="0.0"/>
          <table:table-cell office:value-type="float" office:value="0.0"/>
          <table:table-cell table:formula="of:=MIN([.$B419];[.$O419];[.$AB419])" office:value-type="float"/>
          <table:table-cell table:formula="of:=MIN([.$C419];[.$P419];[.$AC419])" office:value-type="float"/>
          <table:table-cell table:formula="of:=MIN([.$D419];[.$Q419];[.$AD419])" office:value-type="float"/>
          <table:table-cell table:formula="of:=MIN([.$E419];[.$R419];[.$AE419])" office:value-type="float"/>
          <table:table-cell table:formula="of:=MIN([.$F419];[.$S419];[.$AF419])" office:value-type="float"/>
          <table:table-cell table:formula="of:=MIN([.$G419];[.$T419];[.$AG419])" office:value-type="float"/>
          <table:table-cell table:formula="of:=MIN([.$H419];[.$U419];[.$AH419])" office:value-type="float"/>
          <table:table-cell table:formula="of:=MIN([.$I419];[.$V419];[.$AI419])" office:value-type="float"/>
          <table:table-cell table:formula="of:=MIN([.$J419];[.$W419])" office:value-type="float"/>
          <table:table-cell table:formula="of:=MIN([.$K419];[.$X419];[.$AJ419])" office:value-type="float"/>
          <table:table-cell table:formula="of:=MIN([.$L419];[.$Y419];[.$AK419])" office:value-type="float"/>
          <table:table-cell table:formula="of:=MIN([.$M419];[.$Z419];[.$AL419])" office:value-type="float"/>
          <table:table-cell table:formula="of:=MIN([.$N419];[.$AA419];[.$AM419])" office:value-type="float"/>
          <table:table-cell table:formula="of:=MEDIAN([.$B419];[.$O419];[.$AB419])" office:value-type="float"/>
          <table:table-cell table:formula="of:=MEDIAN([.$C419];[.$P419];[.$AC419])" office:value-type="float"/>
          <table:table-cell table:formula="of:=MEDIAN([.$D419];[.$Q419];[.$AD419])" office:value-type="float"/>
          <table:table-cell table:formula="of:=MEDIAN([.$E419];[.$R419];[.$AE419])" office:value-type="float"/>
          <table:table-cell table:formula="of:=MEDIAN([.$F419];[.$S419];[.$AF419])" office:value-type="float"/>
          <table:table-cell table:formula="of:=MEDIAN([.$G419];[.$T419];[.$AG419])" office:value-type="float"/>
          <table:table-cell table:formula="of:=MEDIAN([.$H419];[.$U419];[.$AH419])" office:value-type="float"/>
          <table:table-cell table:formula="of:=MEDIAN([.$I419];[.$V419];[.$AI419])" office:value-type="float"/>
          <table:table-cell table:formula="of:=MEDIAN([.$J419];[.$W419])" office:value-type="float"/>
          <table:table-cell table:formula="of:=MEDIAN([.$K419];[.$X419];[.$AJ419])" office:value-type="float"/>
          <table:table-cell table:formula="of:=MEDIAN([.$L419];[.$Y419];[.$AK419])" office:value-type="float"/>
          <table:table-cell table:formula="of:=MEDIAN([.$M419];[.$Z419];[.$AL419])" office:value-type="float"/>
          <table:table-cell table:formula="of:=MEDIAN([.$N419];[.$AA419];[.$AM419])" office:value-type="float"/>
          <table:table-cell table:formula="of:=MAX([.$B419];[.$O419];[.$AB419])" office:value-type="float"/>
          <table:table-cell table:formula="of:=MAX([.$C419];[.$P419];[.$AC419])" office:value-type="float"/>
          <table:table-cell table:formula="of:=MAX([.$D419];[.$Q419];[.$AD419])" office:value-type="float"/>
          <table:table-cell table:formula="of:=MAX([.$E419];[.$R419];[.$AE419])" office:value-type="float"/>
          <table:table-cell table:formula="of:=MAX([.$F419];[.$S419];[.$AF419])" office:value-type="float"/>
          <table:table-cell table:formula="of:=MAX([.$G419];[.$T419];[.$AG419])" office:value-type="float"/>
          <table:table-cell table:formula="of:=MAX([.$H419];[.$U419];[.$AH419])" office:value-type="float"/>
          <table:table-cell table:formula="of:=MAX([.$I419];[.$V419];[.$AI419])" office:value-type="float"/>
          <table:table-cell table:formula="of:=MAX([.$J419];[.$W419])" office:value-type="float"/>
          <table:table-cell table:formula="of:=MAX([.$K419];[.$X419];[.$AJ419])" office:value-type="float"/>
          <table:table-cell table:formula="of:=MAX([.$L419];[.$Y419];[.$AK419])" office:value-type="float"/>
          <table:table-cell table:formula="of:=MAX([.$M419];[.$Z419];[.$AL419])" office:value-type="float"/>
          <table:table-cell table:formula="of:=MAX([.$N419];[.$AA419];[.$AM419])" office:value-type="float"/>
        </table:table-row>
        <table:table-row table:style-name="ro1">
          <table:table-cell office:value-type="string">
            <text:p>BLOCKS.BLOCKS-9-1.asp/25</text:p>
          </table:table-cell>
          <table:table-cell office:value-type="float" office:value="0.777976"/>
          <table:table-cell office:value-type="float" office:value="0.731"/>
          <table:table-cell office:value-type="float" office:value="0.13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896.0"/>
          <table:table-cell office:value-type="float" office:value="2397.0"/>
          <table:table-cell office:value-type="float" office:value="2397.0"/>
          <table:table-cell office:value-type="float" office:value="44748.0"/>
          <table:table-cell office:value-type="float" office:value="26490.0"/>
          <table:table-cell office:value-type="float" office:value="0.0"/>
          <table:table-cell office:value-type="float" office:value="0.0"/>
          <table:table-cell office:value-type="float" office:value="0.735022"/>
          <table:table-cell office:value-type="float" office:value="0.686"/>
          <table:table-cell office:value-type="float" office:value="0.13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896.0"/>
          <table:table-cell office:value-type="float" office:value="2397.0"/>
          <table:table-cell office:value-type="float" office:value="2397.0"/>
          <table:table-cell office:value-type="float" office:value="44748.0"/>
          <table:table-cell office:value-type="float" office:value="26490.0"/>
          <table:table-cell office:value-type="float" office:value="0.0"/>
          <table:table-cell office:value-type="float" office:value="0.0"/>
          <table:table-cell office:value-type="float" office:value="0.723683"/>
          <table:table-cell office:value-type="float" office:value="0.679"/>
          <table:table-cell office:value-type="float" office:value="0.16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199.0"/>
          <table:table-cell office:value-type="float" office:value="3001.0"/>
          <table:table-cell office:value-type="float" office:value="44748.0"/>
          <table:table-cell office:value-type="float" office:value="26490.0"/>
          <table:table-cell office:value-type="float" office:value="0.0"/>
          <table:table-cell office:value-type="float" office:value="0.0"/>
          <table:table-cell table:formula="of:=MIN([.$B420];[.$O420];[.$AB420])" office:value-type="float"/>
          <table:table-cell table:formula="of:=MIN([.$C420];[.$P420];[.$AC420])" office:value-type="float"/>
          <table:table-cell table:formula="of:=MIN([.$D420];[.$Q420];[.$AD420])" office:value-type="float"/>
          <table:table-cell table:formula="of:=MIN([.$E420];[.$R420];[.$AE420])" office:value-type="float"/>
          <table:table-cell table:formula="of:=MIN([.$F420];[.$S420];[.$AF420])" office:value-type="float"/>
          <table:table-cell table:formula="of:=MIN([.$G420];[.$T420];[.$AG420])" office:value-type="float"/>
          <table:table-cell table:formula="of:=MIN([.$H420];[.$U420];[.$AH420])" office:value-type="float"/>
          <table:table-cell table:formula="of:=MIN([.$I420];[.$V420];[.$AI420])" office:value-type="float"/>
          <table:table-cell table:formula="of:=MIN([.$J420];[.$W420])" office:value-type="float"/>
          <table:table-cell table:formula="of:=MIN([.$K420];[.$X420];[.$AJ420])" office:value-type="float"/>
          <table:table-cell table:formula="of:=MIN([.$L420];[.$Y420];[.$AK420])" office:value-type="float"/>
          <table:table-cell table:formula="of:=MIN([.$M420];[.$Z420];[.$AL420])" office:value-type="float"/>
          <table:table-cell table:formula="of:=MIN([.$N420];[.$AA420];[.$AM420])" office:value-type="float"/>
          <table:table-cell table:formula="of:=MEDIAN([.$B420];[.$O420];[.$AB420])" office:value-type="float"/>
          <table:table-cell table:formula="of:=MEDIAN([.$C420];[.$P420];[.$AC420])" office:value-type="float"/>
          <table:table-cell table:formula="of:=MEDIAN([.$D420];[.$Q420];[.$AD420])" office:value-type="float"/>
          <table:table-cell table:formula="of:=MEDIAN([.$E420];[.$R420];[.$AE420])" office:value-type="float"/>
          <table:table-cell table:formula="of:=MEDIAN([.$F420];[.$S420];[.$AF420])" office:value-type="float"/>
          <table:table-cell table:formula="of:=MEDIAN([.$G420];[.$T420];[.$AG420])" office:value-type="float"/>
          <table:table-cell table:formula="of:=MEDIAN([.$H420];[.$U420];[.$AH420])" office:value-type="float"/>
          <table:table-cell table:formula="of:=MEDIAN([.$I420];[.$V420];[.$AI420])" office:value-type="float"/>
          <table:table-cell table:formula="of:=MEDIAN([.$J420];[.$W420])" office:value-type="float"/>
          <table:table-cell table:formula="of:=MEDIAN([.$K420];[.$X420];[.$AJ420])" office:value-type="float"/>
          <table:table-cell table:formula="of:=MEDIAN([.$L420];[.$Y420];[.$AK420])" office:value-type="float"/>
          <table:table-cell table:formula="of:=MEDIAN([.$M420];[.$Z420];[.$AL420])" office:value-type="float"/>
          <table:table-cell table:formula="of:=MEDIAN([.$N420];[.$AA420];[.$AM420])" office:value-type="float"/>
          <table:table-cell table:formula="of:=MAX([.$B420];[.$O420];[.$AB420])" office:value-type="float"/>
          <table:table-cell table:formula="of:=MAX([.$C420];[.$P420];[.$AC420])" office:value-type="float"/>
          <table:table-cell table:formula="of:=MAX([.$D420];[.$Q420];[.$AD420])" office:value-type="float"/>
          <table:table-cell table:formula="of:=MAX([.$E420];[.$R420];[.$AE420])" office:value-type="float"/>
          <table:table-cell table:formula="of:=MAX([.$F420];[.$S420];[.$AF420])" office:value-type="float"/>
          <table:table-cell table:formula="of:=MAX([.$G420];[.$T420];[.$AG420])" office:value-type="float"/>
          <table:table-cell table:formula="of:=MAX([.$H420];[.$U420];[.$AH420])" office:value-type="float"/>
          <table:table-cell table:formula="of:=MAX([.$I420];[.$V420];[.$AI420])" office:value-type="float"/>
          <table:table-cell table:formula="of:=MAX([.$J420];[.$W420])" office:value-type="float"/>
          <table:table-cell table:formula="of:=MAX([.$K420];[.$X420];[.$AJ420])" office:value-type="float"/>
          <table:table-cell table:formula="of:=MAX([.$L420];[.$Y420];[.$AK420])" office:value-type="float"/>
          <table:table-cell table:formula="of:=MAX([.$M420];[.$Z420];[.$AL420])" office:value-type="float"/>
          <table:table-cell table:formula="of:=MAX([.$N420];[.$AA420];[.$AM420])" office:value-type="float"/>
        </table:table-row>
        <table:table-row table:style-name="ro1">
          <table:table-cell office:value-type="string">
            <text:p>BLOCKS.BLOCKS-9-1.asp/26</text:p>
          </table:table-cell>
          <table:table-cell office:value-type="float" office:value="1.25166"/>
          <table:table-cell office:value-type="float" office:value="1.192"/>
          <table:table-cell office:value-type="float" office:value="0.64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3090.0"/>
          <table:table-cell office:value-type="float" office:value="5816.0"/>
          <table:table-cell office:value-type="float" office:value="5816.0"/>
          <table:table-cell office:value-type="float" office:value="46508.0"/>
          <table:table-cell office:value-type="float" office:value="27961.0"/>
          <table:table-cell office:value-type="float" office:value="0.0"/>
          <table:table-cell office:value-type="float" office:value="0.0"/>
          <table:table-cell office:value-type="float" office:value="1.29285"/>
          <table:table-cell office:value-type="float" office:value="1.242"/>
          <table:table-cell office:value-type="float" office:value="0.62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3090.0"/>
          <table:table-cell office:value-type="float" office:value="5816.0"/>
          <table:table-cell office:value-type="float" office:value="5816.0"/>
          <table:table-cell office:value-type="float" office:value="46508.0"/>
          <table:table-cell office:value-type="float" office:value="27961.0"/>
          <table:table-cell office:value-type="float" office:value="0.0"/>
          <table:table-cell office:value-type="float" office:value="0.0"/>
          <table:table-cell office:value-type="float" office:value="0.855052"/>
          <table:table-cell office:value-type="float" office:value="0.811"/>
          <table:table-cell office:value-type="float" office:value="0.35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215.0"/>
          <table:table-cell office:value-type="float" office:value="3734.0"/>
          <table:table-cell office:value-type="float" office:value="46508.0"/>
          <table:table-cell office:value-type="float" office:value="27961.0"/>
          <table:table-cell office:value-type="float" office:value="0.0"/>
          <table:table-cell office:value-type="float" office:value="0.0"/>
          <table:table-cell table:formula="of:=MIN([.$B421];[.$O421];[.$AB421])" office:value-type="float"/>
          <table:table-cell table:formula="of:=MIN([.$C421];[.$P421];[.$AC421])" office:value-type="float"/>
          <table:table-cell table:formula="of:=MIN([.$D421];[.$Q421];[.$AD421])" office:value-type="float"/>
          <table:table-cell table:formula="of:=MIN([.$E421];[.$R421];[.$AE421])" office:value-type="float"/>
          <table:table-cell table:formula="of:=MIN([.$F421];[.$S421];[.$AF421])" office:value-type="float"/>
          <table:table-cell table:formula="of:=MIN([.$G421];[.$T421];[.$AG421])" office:value-type="float"/>
          <table:table-cell table:formula="of:=MIN([.$H421];[.$U421];[.$AH421])" office:value-type="float"/>
          <table:table-cell table:formula="of:=MIN([.$I421];[.$V421];[.$AI421])" office:value-type="float"/>
          <table:table-cell table:formula="of:=MIN([.$J421];[.$W421])" office:value-type="float"/>
          <table:table-cell table:formula="of:=MIN([.$K421];[.$X421];[.$AJ421])" office:value-type="float"/>
          <table:table-cell table:formula="of:=MIN([.$L421];[.$Y421];[.$AK421])" office:value-type="float"/>
          <table:table-cell table:formula="of:=MIN([.$M421];[.$Z421];[.$AL421])" office:value-type="float"/>
          <table:table-cell table:formula="of:=MIN([.$N421];[.$AA421];[.$AM421])" office:value-type="float"/>
          <table:table-cell table:formula="of:=MEDIAN([.$B421];[.$O421];[.$AB421])" office:value-type="float"/>
          <table:table-cell table:formula="of:=MEDIAN([.$C421];[.$P421];[.$AC421])" office:value-type="float"/>
          <table:table-cell table:formula="of:=MEDIAN([.$D421];[.$Q421];[.$AD421])" office:value-type="float"/>
          <table:table-cell table:formula="of:=MEDIAN([.$E421];[.$R421];[.$AE421])" office:value-type="float"/>
          <table:table-cell table:formula="of:=MEDIAN([.$F421];[.$S421];[.$AF421])" office:value-type="float"/>
          <table:table-cell table:formula="of:=MEDIAN([.$G421];[.$T421];[.$AG421])" office:value-type="float"/>
          <table:table-cell table:formula="of:=MEDIAN([.$H421];[.$U421];[.$AH421])" office:value-type="float"/>
          <table:table-cell table:formula="of:=MEDIAN([.$I421];[.$V421];[.$AI421])" office:value-type="float"/>
          <table:table-cell table:formula="of:=MEDIAN([.$J421];[.$W421])" office:value-type="float"/>
          <table:table-cell table:formula="of:=MEDIAN([.$K421];[.$X421];[.$AJ421])" office:value-type="float"/>
          <table:table-cell table:formula="of:=MEDIAN([.$L421];[.$Y421];[.$AK421])" office:value-type="float"/>
          <table:table-cell table:formula="of:=MEDIAN([.$M421];[.$Z421];[.$AL421])" office:value-type="float"/>
          <table:table-cell table:formula="of:=MEDIAN([.$N421];[.$AA421];[.$AM421])" office:value-type="float"/>
          <table:table-cell table:formula="of:=MAX([.$B421];[.$O421];[.$AB421])" office:value-type="float"/>
          <table:table-cell table:formula="of:=MAX([.$C421];[.$P421];[.$AC421])" office:value-type="float"/>
          <table:table-cell table:formula="of:=MAX([.$D421];[.$Q421];[.$AD421])" office:value-type="float"/>
          <table:table-cell table:formula="of:=MAX([.$E421];[.$R421];[.$AE421])" office:value-type="float"/>
          <table:table-cell table:formula="of:=MAX([.$F421];[.$S421];[.$AF421])" office:value-type="float"/>
          <table:table-cell table:formula="of:=MAX([.$G421];[.$T421];[.$AG421])" office:value-type="float"/>
          <table:table-cell table:formula="of:=MAX([.$H421];[.$U421];[.$AH421])" office:value-type="float"/>
          <table:table-cell table:formula="of:=MAX([.$I421];[.$V421];[.$AI421])" office:value-type="float"/>
          <table:table-cell table:formula="of:=MAX([.$J421];[.$W421])" office:value-type="float"/>
          <table:table-cell table:formula="of:=MAX([.$K421];[.$X421];[.$AJ421])" office:value-type="float"/>
          <table:table-cell table:formula="of:=MAX([.$L421];[.$Y421];[.$AK421])" office:value-type="float"/>
          <table:table-cell table:formula="of:=MAX([.$M421];[.$Z421];[.$AL421])" office:value-type="float"/>
          <table:table-cell table:formula="of:=MAX([.$N421];[.$AA421];[.$AM421])" office:value-type="float"/>
        </table:table-row>
        <table:table-row table:style-name="ro1">
          <table:table-cell office:value-type="string">
            <text:p>BLOCKS.BLOCKS-9-1.asp/27</text:p>
          </table:table-cell>
          <table:table-cell office:value-type="float" office:value="1.95912"/>
          <table:table-cell office:value-type="float" office:value="1.91"/>
          <table:table-cell office:value-type="float" office:value="1.26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5779.0"/>
          <table:table-cell office:value-type="float" office:value="11567.0"/>
          <table:table-cell office:value-type="float" office:value="11567.0"/>
          <table:table-cell office:value-type="float" office:value="48268.0"/>
          <table:table-cell office:value-type="float" office:value="29432.0"/>
          <table:table-cell office:value-type="float" office:value="0.0"/>
          <table:table-cell office:value-type="float" office:value="0.0"/>
          <table:table-cell office:value-type="float" office:value="1.98678"/>
          <table:table-cell office:value-type="float" office:value="1.938"/>
          <table:table-cell office:value-type="float" office:value="1.29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5779.0"/>
          <table:table-cell office:value-type="float" office:value="11567.0"/>
          <table:table-cell office:value-type="float" office:value="11567.0"/>
          <table:table-cell office:value-type="float" office:value="48268.0"/>
          <table:table-cell office:value-type="float" office:value="29432.0"/>
          <table:table-cell office:value-type="float" office:value="0.0"/>
          <table:table-cell office:value-type="float" office:value="0.0"/>
          <table:table-cell office:value-type="float" office:value="1.03448"/>
          <table:table-cell office:value-type="float" office:value="0.99"/>
          <table:table-cell office:value-type="float" office:value="0.48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3078.0"/>
          <table:table-cell office:value-type="float" office:value="6336.0"/>
          <table:table-cell office:value-type="float" office:value="48268.0"/>
          <table:table-cell office:value-type="float" office:value="29432.0"/>
          <table:table-cell office:value-type="float" office:value="0.0"/>
          <table:table-cell office:value-type="float" office:value="0.0"/>
          <table:table-cell table:formula="of:=MIN([.$B422];[.$O422];[.$AB422])" office:value-type="float"/>
          <table:table-cell table:formula="of:=MIN([.$C422];[.$P422];[.$AC422])" office:value-type="float"/>
          <table:table-cell table:formula="of:=MIN([.$D422];[.$Q422];[.$AD422])" office:value-type="float"/>
          <table:table-cell table:formula="of:=MIN([.$E422];[.$R422];[.$AE422])" office:value-type="float"/>
          <table:table-cell table:formula="of:=MIN([.$F422];[.$S422];[.$AF422])" office:value-type="float"/>
          <table:table-cell table:formula="of:=MIN([.$G422];[.$T422];[.$AG422])" office:value-type="float"/>
          <table:table-cell table:formula="of:=MIN([.$H422];[.$U422];[.$AH422])" office:value-type="float"/>
          <table:table-cell table:formula="of:=MIN([.$I422];[.$V422];[.$AI422])" office:value-type="float"/>
          <table:table-cell table:formula="of:=MIN([.$J422];[.$W422])" office:value-type="float"/>
          <table:table-cell table:formula="of:=MIN([.$K422];[.$X422];[.$AJ422])" office:value-type="float"/>
          <table:table-cell table:formula="of:=MIN([.$L422];[.$Y422];[.$AK422])" office:value-type="float"/>
          <table:table-cell table:formula="of:=MIN([.$M422];[.$Z422];[.$AL422])" office:value-type="float"/>
          <table:table-cell table:formula="of:=MIN([.$N422];[.$AA422];[.$AM422])" office:value-type="float"/>
          <table:table-cell table:formula="of:=MEDIAN([.$B422];[.$O422];[.$AB422])" office:value-type="float"/>
          <table:table-cell table:formula="of:=MEDIAN([.$C422];[.$P422];[.$AC422])" office:value-type="float"/>
          <table:table-cell table:formula="of:=MEDIAN([.$D422];[.$Q422];[.$AD422])" office:value-type="float"/>
          <table:table-cell table:formula="of:=MEDIAN([.$E422];[.$R422];[.$AE422])" office:value-type="float"/>
          <table:table-cell table:formula="of:=MEDIAN([.$F422];[.$S422];[.$AF422])" office:value-type="float"/>
          <table:table-cell table:formula="of:=MEDIAN([.$G422];[.$T422];[.$AG422])" office:value-type="float"/>
          <table:table-cell table:formula="of:=MEDIAN([.$H422];[.$U422];[.$AH422])" office:value-type="float"/>
          <table:table-cell table:formula="of:=MEDIAN([.$I422];[.$V422];[.$AI422])" office:value-type="float"/>
          <table:table-cell table:formula="of:=MEDIAN([.$J422];[.$W422])" office:value-type="float"/>
          <table:table-cell table:formula="of:=MEDIAN([.$K422];[.$X422];[.$AJ422])" office:value-type="float"/>
          <table:table-cell table:formula="of:=MEDIAN([.$L422];[.$Y422];[.$AK422])" office:value-type="float"/>
          <table:table-cell table:formula="of:=MEDIAN([.$M422];[.$Z422];[.$AL422])" office:value-type="float"/>
          <table:table-cell table:formula="of:=MEDIAN([.$N422];[.$AA422];[.$AM422])" office:value-type="float"/>
          <table:table-cell table:formula="of:=MAX([.$B422];[.$O422];[.$AB422])" office:value-type="float"/>
          <table:table-cell table:formula="of:=MAX([.$C422];[.$P422];[.$AC422])" office:value-type="float"/>
          <table:table-cell table:formula="of:=MAX([.$D422];[.$Q422];[.$AD422])" office:value-type="float"/>
          <table:table-cell table:formula="of:=MAX([.$E422];[.$R422];[.$AE422])" office:value-type="float"/>
          <table:table-cell table:formula="of:=MAX([.$F422];[.$S422];[.$AF422])" office:value-type="float"/>
          <table:table-cell table:formula="of:=MAX([.$G422];[.$T422];[.$AG422])" office:value-type="float"/>
          <table:table-cell table:formula="of:=MAX([.$H422];[.$U422];[.$AH422])" office:value-type="float"/>
          <table:table-cell table:formula="of:=MAX([.$I422];[.$V422];[.$AI422])" office:value-type="float"/>
          <table:table-cell table:formula="of:=MAX([.$J422];[.$W422])" office:value-type="float"/>
          <table:table-cell table:formula="of:=MAX([.$K422];[.$X422];[.$AJ422])" office:value-type="float"/>
          <table:table-cell table:formula="of:=MAX([.$L422];[.$Y422];[.$AK422])" office:value-type="float"/>
          <table:table-cell table:formula="of:=MAX([.$M422];[.$Z422];[.$AL422])" office:value-type="float"/>
          <table:table-cell table:formula="of:=MAX([.$N422];[.$AA422];[.$AM422])" office:value-type="float"/>
        </table:table-row>
        <table:table-row table:style-name="ro1">
          <table:table-cell office:value-type="string">
            <text:p>BLOCKS.BLOCKS-9-1.asp/28</text:p>
          </table:table-cell>
          <table:table-cell office:value-type="float" office:value="1.92334"/>
          <table:table-cell office:value-type="float" office:value="1.863"/>
          <table:table-cell office:value-type="float" office:value="1.19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5309.0"/>
          <table:table-cell office:value-type="float" office:value="11385.0"/>
          <table:table-cell office:value-type="float" office:value="11384.0"/>
          <table:table-cell office:value-type="float" office:value="50028.0"/>
          <table:table-cell office:value-type="float" office:value="30903.0"/>
          <table:table-cell office:value-type="float" office:value="0.0"/>
          <table:table-cell office:value-type="float" office:value="0.0"/>
          <table:table-cell office:value-type="float" office:value="1.93695"/>
          <table:table-cell office:value-type="float" office:value="1.884"/>
          <table:table-cell office:value-type="float" office:value="1.2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5309.0"/>
          <table:table-cell office:value-type="float" office:value="11385.0"/>
          <table:table-cell office:value-type="float" office:value="11384.0"/>
          <table:table-cell office:value-type="float" office:value="50028.0"/>
          <table:table-cell office:value-type="float" office:value="30903.0"/>
          <table:table-cell office:value-type="float" office:value="0.0"/>
          <table:table-cell office:value-type="float" office:value="0.0"/>
          <table:table-cell office:value-type="float" office:value="1.87756"/>
          <table:table-cell office:value-type="float" office:value="1.829"/>
          <table:table-cell office:value-type="float" office:value="1.24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6918.0"/>
          <table:table-cell office:value-type="float" office:value="10272.0"/>
          <table:table-cell office:value-type="float" office:value="50028.0"/>
          <table:table-cell office:value-type="float" office:value="30903.0"/>
          <table:table-cell office:value-type="float" office:value="0.0"/>
          <table:table-cell office:value-type="float" office:value="0.0"/>
          <table:table-cell table:formula="of:=MIN([.$B423];[.$O423];[.$AB423])" office:value-type="float"/>
          <table:table-cell table:formula="of:=MIN([.$C423];[.$P423];[.$AC423])" office:value-type="float"/>
          <table:table-cell table:formula="of:=MIN([.$D423];[.$Q423];[.$AD423])" office:value-type="float"/>
          <table:table-cell table:formula="of:=MIN([.$E423];[.$R423];[.$AE423])" office:value-type="float"/>
          <table:table-cell table:formula="of:=MIN([.$F423];[.$S423];[.$AF423])" office:value-type="float"/>
          <table:table-cell table:formula="of:=MIN([.$G423];[.$T423];[.$AG423])" office:value-type="float"/>
          <table:table-cell table:formula="of:=MIN([.$H423];[.$U423];[.$AH423])" office:value-type="float"/>
          <table:table-cell table:formula="of:=MIN([.$I423];[.$V423];[.$AI423])" office:value-type="float"/>
          <table:table-cell table:formula="of:=MIN([.$J423];[.$W423])" office:value-type="float"/>
          <table:table-cell table:formula="of:=MIN([.$K423];[.$X423];[.$AJ423])" office:value-type="float"/>
          <table:table-cell table:formula="of:=MIN([.$L423];[.$Y423];[.$AK423])" office:value-type="float"/>
          <table:table-cell table:formula="of:=MIN([.$M423];[.$Z423];[.$AL423])" office:value-type="float"/>
          <table:table-cell table:formula="of:=MIN([.$N423];[.$AA423];[.$AM423])" office:value-type="float"/>
          <table:table-cell table:formula="of:=MEDIAN([.$B423];[.$O423];[.$AB423])" office:value-type="float"/>
          <table:table-cell table:formula="of:=MEDIAN([.$C423];[.$P423];[.$AC423])" office:value-type="float"/>
          <table:table-cell table:formula="of:=MEDIAN([.$D423];[.$Q423];[.$AD423])" office:value-type="float"/>
          <table:table-cell table:formula="of:=MEDIAN([.$E423];[.$R423];[.$AE423])" office:value-type="float"/>
          <table:table-cell table:formula="of:=MEDIAN([.$F423];[.$S423];[.$AF423])" office:value-type="float"/>
          <table:table-cell table:formula="of:=MEDIAN([.$G423];[.$T423];[.$AG423])" office:value-type="float"/>
          <table:table-cell table:formula="of:=MEDIAN([.$H423];[.$U423];[.$AH423])" office:value-type="float"/>
          <table:table-cell table:formula="of:=MEDIAN([.$I423];[.$V423];[.$AI423])" office:value-type="float"/>
          <table:table-cell table:formula="of:=MEDIAN([.$J423];[.$W423])" office:value-type="float"/>
          <table:table-cell table:formula="of:=MEDIAN([.$K423];[.$X423];[.$AJ423])" office:value-type="float"/>
          <table:table-cell table:formula="of:=MEDIAN([.$L423];[.$Y423];[.$AK423])" office:value-type="float"/>
          <table:table-cell table:formula="of:=MEDIAN([.$M423];[.$Z423];[.$AL423])" office:value-type="float"/>
          <table:table-cell table:formula="of:=MEDIAN([.$N423];[.$AA423];[.$AM423])" office:value-type="float"/>
          <table:table-cell table:formula="of:=MAX([.$B423];[.$O423];[.$AB423])" office:value-type="float"/>
          <table:table-cell table:formula="of:=MAX([.$C423];[.$P423];[.$AC423])" office:value-type="float"/>
          <table:table-cell table:formula="of:=MAX([.$D423];[.$Q423];[.$AD423])" office:value-type="float"/>
          <table:table-cell table:formula="of:=MAX([.$E423];[.$R423];[.$AE423])" office:value-type="float"/>
          <table:table-cell table:formula="of:=MAX([.$F423];[.$S423];[.$AF423])" office:value-type="float"/>
          <table:table-cell table:formula="of:=MAX([.$G423];[.$T423];[.$AG423])" office:value-type="float"/>
          <table:table-cell table:formula="of:=MAX([.$H423];[.$U423];[.$AH423])" office:value-type="float"/>
          <table:table-cell table:formula="of:=MAX([.$I423];[.$V423];[.$AI423])" office:value-type="float"/>
          <table:table-cell table:formula="of:=MAX([.$J423];[.$W423])" office:value-type="float"/>
          <table:table-cell table:formula="of:=MAX([.$K423];[.$X423];[.$AJ423])" office:value-type="float"/>
          <table:table-cell table:formula="of:=MAX([.$L423];[.$Y423];[.$AK423])" office:value-type="float"/>
          <table:table-cell table:formula="of:=MAX([.$M423];[.$Z423];[.$AL423])" office:value-type="float"/>
          <table:table-cell table:formula="of:=MAX([.$N423];[.$AA423];[.$AM423])" office:value-type="float"/>
        </table:table-row>
        <table:table-row table:style-name="ro1">
          <table:table-cell office:value-type="string">
            <text:p>BLOCKS.BLOCKS-9-1.asp/29</text:p>
          </table:table-cell>
          <table:table-cell office:value-type="float" office:value="25.9358"/>
          <table:table-cell office:value-type="float" office:value="25.874"/>
          <table:table-cell office:value-type="float" office:value="25.18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66702.0"/>
          <table:table-cell office:value-type="float" office:value="106481.0"/>
          <table:table-cell office:value-type="float" office:value="106481.0"/>
          <table:table-cell office:value-type="float" office:value="51788.0"/>
          <table:table-cell office:value-type="float" office:value="32374.0"/>
          <table:table-cell office:value-type="float" office:value="0.0"/>
          <table:table-cell office:value-type="float" office:value="0.0"/>
          <table:table-cell office:value-type="float" office:value="26.7754"/>
          <table:table-cell office:value-type="float" office:value="26.715"/>
          <table:table-cell office:value-type="float" office:value="26.01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66702.0"/>
          <table:table-cell office:value-type="float" office:value="106481.0"/>
          <table:table-cell office:value-type="float" office:value="106481.0"/>
          <table:table-cell office:value-type="float" office:value="51788.0"/>
          <table:table-cell office:value-type="float" office:value="32374.0"/>
          <table:table-cell office:value-type="float" office:value="0.0"/>
          <table:table-cell office:value-type="float" office:value="0.0"/>
          <table:table-cell office:value-type="float" office:value="2.82209"/>
          <table:table-cell office:value-type="float" office:value="2.775"/>
          <table:table-cell office:value-type="float" office:value="2.23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1918.0"/>
          <table:table-cell office:value-type="float" office:value="17451.0"/>
          <table:table-cell office:value-type="float" office:value="51788.0"/>
          <table:table-cell office:value-type="float" office:value="32374.0"/>
          <table:table-cell office:value-type="float" office:value="0.0"/>
          <table:table-cell office:value-type="float" office:value="0.0"/>
          <table:table-cell table:formula="of:=MIN([.$B424];[.$O424];[.$AB424])" office:value-type="float"/>
          <table:table-cell table:formula="of:=MIN([.$C424];[.$P424];[.$AC424])" office:value-type="float"/>
          <table:table-cell table:formula="of:=MIN([.$D424];[.$Q424];[.$AD424])" office:value-type="float"/>
          <table:table-cell table:formula="of:=MIN([.$E424];[.$R424];[.$AE424])" office:value-type="float"/>
          <table:table-cell table:formula="of:=MIN([.$F424];[.$S424];[.$AF424])" office:value-type="float"/>
          <table:table-cell table:formula="of:=MIN([.$G424];[.$T424];[.$AG424])" office:value-type="float"/>
          <table:table-cell table:formula="of:=MIN([.$H424];[.$U424];[.$AH424])" office:value-type="float"/>
          <table:table-cell table:formula="of:=MIN([.$I424];[.$V424];[.$AI424])" office:value-type="float"/>
          <table:table-cell table:formula="of:=MIN([.$J424];[.$W424])" office:value-type="float"/>
          <table:table-cell table:formula="of:=MIN([.$K424];[.$X424];[.$AJ424])" office:value-type="float"/>
          <table:table-cell table:formula="of:=MIN([.$L424];[.$Y424];[.$AK424])" office:value-type="float"/>
          <table:table-cell table:formula="of:=MIN([.$M424];[.$Z424];[.$AL424])" office:value-type="float"/>
          <table:table-cell table:formula="of:=MIN([.$N424];[.$AA424];[.$AM424])" office:value-type="float"/>
          <table:table-cell table:formula="of:=MEDIAN([.$B424];[.$O424];[.$AB424])" office:value-type="float"/>
          <table:table-cell table:formula="of:=MEDIAN([.$C424];[.$P424];[.$AC424])" office:value-type="float"/>
          <table:table-cell table:formula="of:=MEDIAN([.$D424];[.$Q424];[.$AD424])" office:value-type="float"/>
          <table:table-cell table:formula="of:=MEDIAN([.$E424];[.$R424];[.$AE424])" office:value-type="float"/>
          <table:table-cell table:formula="of:=MEDIAN([.$F424];[.$S424];[.$AF424])" office:value-type="float"/>
          <table:table-cell table:formula="of:=MEDIAN([.$G424];[.$T424];[.$AG424])" office:value-type="float"/>
          <table:table-cell table:formula="of:=MEDIAN([.$H424];[.$U424];[.$AH424])" office:value-type="float"/>
          <table:table-cell table:formula="of:=MEDIAN([.$I424];[.$V424];[.$AI424])" office:value-type="float"/>
          <table:table-cell table:formula="of:=MEDIAN([.$J424];[.$W424])" office:value-type="float"/>
          <table:table-cell table:formula="of:=MEDIAN([.$K424];[.$X424];[.$AJ424])" office:value-type="float"/>
          <table:table-cell table:formula="of:=MEDIAN([.$L424];[.$Y424];[.$AK424])" office:value-type="float"/>
          <table:table-cell table:formula="of:=MEDIAN([.$M424];[.$Z424];[.$AL424])" office:value-type="float"/>
          <table:table-cell table:formula="of:=MEDIAN([.$N424];[.$AA424];[.$AM424])" office:value-type="float"/>
          <table:table-cell table:formula="of:=MAX([.$B424];[.$O424];[.$AB424])" office:value-type="float"/>
          <table:table-cell table:formula="of:=MAX([.$C424];[.$P424];[.$AC424])" office:value-type="float"/>
          <table:table-cell table:formula="of:=MAX([.$D424];[.$Q424];[.$AD424])" office:value-type="float"/>
          <table:table-cell table:formula="of:=MAX([.$E424];[.$R424];[.$AE424])" office:value-type="float"/>
          <table:table-cell table:formula="of:=MAX([.$F424];[.$S424];[.$AF424])" office:value-type="float"/>
          <table:table-cell table:formula="of:=MAX([.$G424];[.$T424];[.$AG424])" office:value-type="float"/>
          <table:table-cell table:formula="of:=MAX([.$H424];[.$U424];[.$AH424])" office:value-type="float"/>
          <table:table-cell table:formula="of:=MAX([.$I424];[.$V424];[.$AI424])" office:value-type="float"/>
          <table:table-cell table:formula="of:=MAX([.$J424];[.$W424])" office:value-type="float"/>
          <table:table-cell table:formula="of:=MAX([.$K424];[.$X424];[.$AJ424])" office:value-type="float"/>
          <table:table-cell table:formula="of:=MAX([.$L424];[.$Y424];[.$AK424])" office:value-type="float"/>
          <table:table-cell table:formula="of:=MAX([.$M424];[.$Z424];[.$AL424])" office:value-type="float"/>
          <table:table-cell table:formula="of:=MAX([.$N424];[.$AA424];[.$AM424])" office:value-type="float"/>
        </table:table-row>
        <table:table-row table:style-name="ro1">
          <table:table-cell office:value-type="string">
            <text:p>BLOCKS.BLOCKS-9-1.asp/3</text:p>
          </table:table-cell>
          <table:table-cell office:value-type="float" office:value="0.120454"/>
          <table:table-cell office:value-type="float" office:value="0.0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28.0"/>
          <table:table-cell office:value-type="float" office:value="67.0"/>
          <table:table-cell office:value-type="float" office:value="0.0"/>
          <table:table-cell office:value-type="float" office:value="0.0"/>
          <table:table-cell office:value-type="float" office:value="0.110179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28.0"/>
          <table:table-cell office:value-type="float" office:value="67.0"/>
          <table:table-cell office:value-type="float" office:value="0.0"/>
          <table:table-cell office:value-type="float" office:value="0.0"/>
          <table:table-cell office:value-type="float" office:value="0.100629"/>
          <table:table-cell office:value-type="float" office:value="0.0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6028.0"/>
          <table:table-cell office:value-type="float" office:value="67.0"/>
          <table:table-cell office:value-type="float" office:value="0.0"/>
          <table:table-cell office:value-type="float" office:value="0.0"/>
          <table:table-cell table:formula="of:=MIN([.$B425];[.$O425];[.$AB425])" office:value-type="float"/>
          <table:table-cell table:formula="of:=MIN([.$C425];[.$P425];[.$AC425])" office:value-type="float"/>
          <table:table-cell table:formula="of:=MIN([.$D425];[.$Q425];[.$AD425])" office:value-type="float"/>
          <table:table-cell table:formula="of:=MIN([.$E425];[.$R425];[.$AE425])" office:value-type="float"/>
          <table:table-cell table:formula="of:=MIN([.$F425];[.$S425];[.$AF425])" office:value-type="float"/>
          <table:table-cell table:formula="of:=MIN([.$G425];[.$T425];[.$AG425])" office:value-type="float"/>
          <table:table-cell table:formula="of:=MIN([.$H425];[.$U425];[.$AH425])" office:value-type="float"/>
          <table:table-cell table:formula="of:=MIN([.$I425];[.$V425];[.$AI425])" office:value-type="float"/>
          <table:table-cell table:formula="of:=MIN([.$J425];[.$W425])" office:value-type="float"/>
          <table:table-cell table:formula="of:=MIN([.$K425];[.$X425];[.$AJ425])" office:value-type="float"/>
          <table:table-cell table:formula="of:=MIN([.$L425];[.$Y425];[.$AK425])" office:value-type="float"/>
          <table:table-cell table:formula="of:=MIN([.$M425];[.$Z425];[.$AL425])" office:value-type="float"/>
          <table:table-cell table:formula="of:=MIN([.$N425];[.$AA425];[.$AM425])" office:value-type="float"/>
          <table:table-cell table:formula="of:=MEDIAN([.$B425];[.$O425];[.$AB425])" office:value-type="float"/>
          <table:table-cell table:formula="of:=MEDIAN([.$C425];[.$P425];[.$AC425])" office:value-type="float"/>
          <table:table-cell table:formula="of:=MEDIAN([.$D425];[.$Q425];[.$AD425])" office:value-type="float"/>
          <table:table-cell table:formula="of:=MEDIAN([.$E425];[.$R425];[.$AE425])" office:value-type="float"/>
          <table:table-cell table:formula="of:=MEDIAN([.$F425];[.$S425];[.$AF425])" office:value-type="float"/>
          <table:table-cell table:formula="of:=MEDIAN([.$G425];[.$T425];[.$AG425])" office:value-type="float"/>
          <table:table-cell table:formula="of:=MEDIAN([.$H425];[.$U425];[.$AH425])" office:value-type="float"/>
          <table:table-cell table:formula="of:=MEDIAN([.$I425];[.$V425];[.$AI425])" office:value-type="float"/>
          <table:table-cell table:formula="of:=MEDIAN([.$J425];[.$W425])" office:value-type="float"/>
          <table:table-cell table:formula="of:=MEDIAN([.$K425];[.$X425];[.$AJ425])" office:value-type="float"/>
          <table:table-cell table:formula="of:=MEDIAN([.$L425];[.$Y425];[.$AK425])" office:value-type="float"/>
          <table:table-cell table:formula="of:=MEDIAN([.$M425];[.$Z425];[.$AL425])" office:value-type="float"/>
          <table:table-cell table:formula="of:=MEDIAN([.$N425];[.$AA425];[.$AM425])" office:value-type="float"/>
          <table:table-cell table:formula="of:=MAX([.$B425];[.$O425];[.$AB425])" office:value-type="float"/>
          <table:table-cell table:formula="of:=MAX([.$C425];[.$P425];[.$AC425])" office:value-type="float"/>
          <table:table-cell table:formula="of:=MAX([.$D425];[.$Q425];[.$AD425])" office:value-type="float"/>
          <table:table-cell table:formula="of:=MAX([.$E425];[.$R425];[.$AE425])" office:value-type="float"/>
          <table:table-cell table:formula="of:=MAX([.$F425];[.$S425];[.$AF425])" office:value-type="float"/>
          <table:table-cell table:formula="of:=MAX([.$G425];[.$T425];[.$AG425])" office:value-type="float"/>
          <table:table-cell table:formula="of:=MAX([.$H425];[.$U425];[.$AH425])" office:value-type="float"/>
          <table:table-cell table:formula="of:=MAX([.$I425];[.$V425];[.$AI425])" office:value-type="float"/>
          <table:table-cell table:formula="of:=MAX([.$J425];[.$W425])" office:value-type="float"/>
          <table:table-cell table:formula="of:=MAX([.$K425];[.$X425];[.$AJ425])" office:value-type="float"/>
          <table:table-cell table:formula="of:=MAX([.$L425];[.$Y425];[.$AK425])" office:value-type="float"/>
          <table:table-cell table:formula="of:=MAX([.$M425];[.$Z425];[.$AL425])" office:value-type="float"/>
          <table:table-cell table:formula="of:=MAX([.$N425];[.$AA425];[.$AM425])" office:value-type="float"/>
        </table:table-row>
        <table:table-row table:style-name="ro1">
          <table:table-cell office:value-type="string">
            <text:p>BLOCKS.BLOCKS-9-1.asp/30</text:p>
          </table:table-cell>
          <table:table-cell office:value-type="float" office:value="1.61458"/>
          <table:table-cell office:value-type="float" office:value="1.556"/>
          <table:table-cell office:value-type="float" office:value="0.92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087.0"/>
          <table:table-cell office:value-type="float" office:value="8914.0"/>
          <table:table-cell office:value-type="float" office:value="8913.0"/>
          <table:table-cell office:value-type="float" office:value="53548.0"/>
          <table:table-cell office:value-type="float" office:value="33845.0"/>
          <table:table-cell office:value-type="float" office:value="0.0"/>
          <table:table-cell office:value-type="float" office:value="0.0"/>
          <table:table-cell office:value-type="float" office:value="1.61321"/>
          <table:table-cell office:value-type="float" office:value="1.554"/>
          <table:table-cell office:value-type="float" office:value="0.92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087.0"/>
          <table:table-cell office:value-type="float" office:value="8914.0"/>
          <table:table-cell office:value-type="float" office:value="8913.0"/>
          <table:table-cell office:value-type="float" office:value="53548.0"/>
          <table:table-cell office:value-type="float" office:value="33845.0"/>
          <table:table-cell office:value-type="float" office:value="0.0"/>
          <table:table-cell office:value-type="float" office:value="0.0"/>
          <table:table-cell office:value-type="float" office:value="3.36844"/>
          <table:table-cell office:value-type="float" office:value="3.314"/>
          <table:table-cell office:value-type="float" office:value="2.71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4236.0"/>
          <table:table-cell office:value-type="float" office:value="20002.0"/>
          <table:table-cell office:value-type="float" office:value="53548.0"/>
          <table:table-cell office:value-type="float" office:value="33845.0"/>
          <table:table-cell office:value-type="float" office:value="0.0"/>
          <table:table-cell office:value-type="float" office:value="0.0"/>
          <table:table-cell table:formula="of:=MIN([.$B426];[.$O426];[.$AB426])" office:value-type="float"/>
          <table:table-cell table:formula="of:=MIN([.$C426];[.$P426];[.$AC426])" office:value-type="float"/>
          <table:table-cell table:formula="of:=MIN([.$D426];[.$Q426];[.$AD426])" office:value-type="float"/>
          <table:table-cell table:formula="of:=MIN([.$E426];[.$R426];[.$AE426])" office:value-type="float"/>
          <table:table-cell table:formula="of:=MIN([.$F426];[.$S426];[.$AF426])" office:value-type="float"/>
          <table:table-cell table:formula="of:=MIN([.$G426];[.$T426];[.$AG426])" office:value-type="float"/>
          <table:table-cell table:formula="of:=MIN([.$H426];[.$U426];[.$AH426])" office:value-type="float"/>
          <table:table-cell table:formula="of:=MIN([.$I426];[.$V426];[.$AI426])" office:value-type="float"/>
          <table:table-cell table:formula="of:=MIN([.$J426];[.$W426])" office:value-type="float"/>
          <table:table-cell table:formula="of:=MIN([.$K426];[.$X426];[.$AJ426])" office:value-type="float"/>
          <table:table-cell table:formula="of:=MIN([.$L426];[.$Y426];[.$AK426])" office:value-type="float"/>
          <table:table-cell table:formula="of:=MIN([.$M426];[.$Z426];[.$AL426])" office:value-type="float"/>
          <table:table-cell table:formula="of:=MIN([.$N426];[.$AA426];[.$AM426])" office:value-type="float"/>
          <table:table-cell table:formula="of:=MEDIAN([.$B426];[.$O426];[.$AB426])" office:value-type="float"/>
          <table:table-cell table:formula="of:=MEDIAN([.$C426];[.$P426];[.$AC426])" office:value-type="float"/>
          <table:table-cell table:formula="of:=MEDIAN([.$D426];[.$Q426];[.$AD426])" office:value-type="float"/>
          <table:table-cell table:formula="of:=MEDIAN([.$E426];[.$R426];[.$AE426])" office:value-type="float"/>
          <table:table-cell table:formula="of:=MEDIAN([.$F426];[.$S426];[.$AF426])" office:value-type="float"/>
          <table:table-cell table:formula="of:=MEDIAN([.$G426];[.$T426];[.$AG426])" office:value-type="float"/>
          <table:table-cell table:formula="of:=MEDIAN([.$H426];[.$U426];[.$AH426])" office:value-type="float"/>
          <table:table-cell table:formula="of:=MEDIAN([.$I426];[.$V426];[.$AI426])" office:value-type="float"/>
          <table:table-cell table:formula="of:=MEDIAN([.$J426];[.$W426])" office:value-type="float"/>
          <table:table-cell table:formula="of:=MEDIAN([.$K426];[.$X426];[.$AJ426])" office:value-type="float"/>
          <table:table-cell table:formula="of:=MEDIAN([.$L426];[.$Y426];[.$AK426])" office:value-type="float"/>
          <table:table-cell table:formula="of:=MEDIAN([.$M426];[.$Z426];[.$AL426])" office:value-type="float"/>
          <table:table-cell table:formula="of:=MEDIAN([.$N426];[.$AA426];[.$AM426])" office:value-type="float"/>
          <table:table-cell table:formula="of:=MAX([.$B426];[.$O426];[.$AB426])" office:value-type="float"/>
          <table:table-cell table:formula="of:=MAX([.$C426];[.$P426];[.$AC426])" office:value-type="float"/>
          <table:table-cell table:formula="of:=MAX([.$D426];[.$Q426];[.$AD426])" office:value-type="float"/>
          <table:table-cell table:formula="of:=MAX([.$E426];[.$R426];[.$AE426])" office:value-type="float"/>
          <table:table-cell table:formula="of:=MAX([.$F426];[.$S426];[.$AF426])" office:value-type="float"/>
          <table:table-cell table:formula="of:=MAX([.$G426];[.$T426];[.$AG426])" office:value-type="float"/>
          <table:table-cell table:formula="of:=MAX([.$H426];[.$U426];[.$AH426])" office:value-type="float"/>
          <table:table-cell table:formula="of:=MAX([.$I426];[.$V426];[.$AI426])" office:value-type="float"/>
          <table:table-cell table:formula="of:=MAX([.$J426];[.$W426])" office:value-type="float"/>
          <table:table-cell table:formula="of:=MAX([.$K426];[.$X426];[.$AJ426])" office:value-type="float"/>
          <table:table-cell table:formula="of:=MAX([.$L426];[.$Y426];[.$AK426])" office:value-type="float"/>
          <table:table-cell table:formula="of:=MAX([.$M426];[.$Z426];[.$AL426])" office:value-type="float"/>
          <table:table-cell table:formula="of:=MAX([.$N426];[.$AA426];[.$AM426])" office:value-type="float"/>
        </table:table-row>
        <table:table-row table:style-name="ro1">
          <table:table-cell office:value-type="string">
            <text:p>BLOCKS.BLOCKS-9-1.asp/31</text:p>
          </table:table-cell>
          <table:table-cell office:value-type="float" office:value="300.0"/>
          <table:table-cell office:value-type="float" office:value="299.994"/>
          <table:table-cell office:value-type="float" office:value="299.32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79223.0"/>
          <table:table-cell office:value-type="float" office:value="641092.0"/>
          <table:table-cell office:value-type="float" office:value="641092.0"/>
          <table:table-cell office:value-type="float" office:value="55308.0"/>
          <table:table-cell office:value-type="float" office:value="3531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9.33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80340.0"/>
          <table:table-cell office:value-type="float" office:value="642435.0"/>
          <table:table-cell office:value-type="float" office:value="642435.0"/>
          <table:table-cell office:value-type="float" office:value="55308.0"/>
          <table:table-cell office:value-type="float" office:value="35316.0"/>
          <table:table-cell office:value-type="float" office:value="0.0"/>
          <table:table-cell office:value-type="float" office:value="0.0"/>
          <table:table-cell office:value-type="float" office:value="15.6912"/>
          <table:table-cell office:value-type="float" office:value="15.636"/>
          <table:table-cell office:value-type="float" office:value="15.09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62956.0"/>
          <table:table-cell office:value-type="float" office:value="77140.0"/>
          <table:table-cell office:value-type="float" office:value="55308.0"/>
          <table:table-cell office:value-type="float" office:value="35316.0"/>
          <table:table-cell office:value-type="float" office:value="0.0"/>
          <table:table-cell office:value-type="float" office:value="0.0"/>
          <table:table-cell table:formula="of:=MIN([.$B427];[.$O427];[.$AB427])" office:value-type="float"/>
          <table:table-cell table:formula="of:=MIN([.$C427];[.$P427];[.$AC427])" office:value-type="float"/>
          <table:table-cell table:formula="of:=MIN([.$D427];[.$Q427];[.$AD427])" office:value-type="float"/>
          <table:table-cell table:formula="of:=MIN([.$E427];[.$R427];[.$AE427])" office:value-type="float"/>
          <table:table-cell table:formula="of:=MIN([.$F427];[.$S427];[.$AF427])" office:value-type="float"/>
          <table:table-cell table:formula="of:=MIN([.$G427];[.$T427];[.$AG427])" office:value-type="float"/>
          <table:table-cell table:formula="of:=MIN([.$H427];[.$U427];[.$AH427])" office:value-type="float"/>
          <table:table-cell table:formula="of:=MIN([.$I427];[.$V427];[.$AI427])" office:value-type="float"/>
          <table:table-cell table:formula="of:=MIN([.$J427];[.$W427])" office:value-type="float"/>
          <table:table-cell table:formula="of:=MIN([.$K427];[.$X427];[.$AJ427])" office:value-type="float"/>
          <table:table-cell table:formula="of:=MIN([.$L427];[.$Y427];[.$AK427])" office:value-type="float"/>
          <table:table-cell table:formula="of:=MIN([.$M427];[.$Z427];[.$AL427])" office:value-type="float"/>
          <table:table-cell table:formula="of:=MIN([.$N427];[.$AA427];[.$AM427])" office:value-type="float"/>
          <table:table-cell table:formula="of:=MEDIAN([.$B427];[.$O427];[.$AB427])" office:value-type="float"/>
          <table:table-cell table:formula="of:=MEDIAN([.$C427];[.$P427];[.$AC427])" office:value-type="float"/>
          <table:table-cell table:formula="of:=MEDIAN([.$D427];[.$Q427];[.$AD427])" office:value-type="float"/>
          <table:table-cell table:formula="of:=MEDIAN([.$E427];[.$R427];[.$AE427])" office:value-type="float"/>
          <table:table-cell table:formula="of:=MEDIAN([.$F427];[.$S427];[.$AF427])" office:value-type="float"/>
          <table:table-cell table:formula="of:=MEDIAN([.$G427];[.$T427];[.$AG427])" office:value-type="float"/>
          <table:table-cell table:formula="of:=MEDIAN([.$H427];[.$U427];[.$AH427])" office:value-type="float"/>
          <table:table-cell table:formula="of:=MEDIAN([.$I427];[.$V427];[.$AI427])" office:value-type="float"/>
          <table:table-cell table:formula="of:=MEDIAN([.$J427];[.$W427])" office:value-type="float"/>
          <table:table-cell table:formula="of:=MEDIAN([.$K427];[.$X427];[.$AJ427])" office:value-type="float"/>
          <table:table-cell table:formula="of:=MEDIAN([.$L427];[.$Y427];[.$AK427])" office:value-type="float"/>
          <table:table-cell table:formula="of:=MEDIAN([.$M427];[.$Z427];[.$AL427])" office:value-type="float"/>
          <table:table-cell table:formula="of:=MEDIAN([.$N427];[.$AA427];[.$AM427])" office:value-type="float"/>
          <table:table-cell table:formula="of:=MAX([.$B427];[.$O427];[.$AB427])" office:value-type="float"/>
          <table:table-cell table:formula="of:=MAX([.$C427];[.$P427];[.$AC427])" office:value-type="float"/>
          <table:table-cell table:formula="of:=MAX([.$D427];[.$Q427];[.$AD427])" office:value-type="float"/>
          <table:table-cell table:formula="of:=MAX([.$E427];[.$R427];[.$AE427])" office:value-type="float"/>
          <table:table-cell table:formula="of:=MAX([.$F427];[.$S427];[.$AF427])" office:value-type="float"/>
          <table:table-cell table:formula="of:=MAX([.$G427];[.$T427];[.$AG427])" office:value-type="float"/>
          <table:table-cell table:formula="of:=MAX([.$H427];[.$U427];[.$AH427])" office:value-type="float"/>
          <table:table-cell table:formula="of:=MAX([.$I427];[.$V427];[.$AI427])" office:value-type="float"/>
          <table:table-cell table:formula="of:=MAX([.$J427];[.$W427])" office:value-type="float"/>
          <table:table-cell table:formula="of:=MAX([.$K427];[.$X427];[.$AJ427])" office:value-type="float"/>
          <table:table-cell table:formula="of:=MAX([.$L427];[.$Y427];[.$AK427])" office:value-type="float"/>
          <table:table-cell table:formula="of:=MAX([.$M427];[.$Z427];[.$AL427])" office:value-type="float"/>
          <table:table-cell table:formula="of:=MAX([.$N427];[.$AA427];[.$AM427])" office:value-type="float"/>
        </table:table-row>
        <table:table-row table:style-name="ro1">
          <table:table-cell office:value-type="string">
            <text:p>BLOCKS.BLOCKS-9-1.asp/32</text:p>
          </table:table-cell>
          <table:table-cell office:value-type="float" office:value="3.19172"/>
          <table:table-cell office:value-type="float" office:value="3.102"/>
          <table:table-cell office:value-type="float" office:value="2.38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7279.0"/>
          <table:table-cell office:value-type="float" office:value="13858.0"/>
          <table:table-cell office:value-type="float" office:value="13857.0"/>
          <table:table-cell office:value-type="float" office:value="57068.0"/>
          <table:table-cell office:value-type="float" office:value="36787.0"/>
          <table:table-cell office:value-type="float" office:value="0.0"/>
          <table:table-cell office:value-type="float" office:value="0.0"/>
          <table:table-cell office:value-type="float" office:value="3.18089"/>
          <table:table-cell office:value-type="float" office:value="3.121"/>
          <table:table-cell office:value-type="float" office:value="2.37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7279.0"/>
          <table:table-cell office:value-type="float" office:value="13858.0"/>
          <table:table-cell office:value-type="float" office:value="13857.0"/>
          <table:table-cell office:value-type="float" office:value="57068.0"/>
          <table:table-cell office:value-type="float" office:value="36787.0"/>
          <table:table-cell office:value-type="float" office:value="0.0"/>
          <table:table-cell office:value-type="float" office:value="0.0"/>
          <table:table-cell office:value-type="float" office:value="0.909605"/>
          <table:table-cell office:value-type="float" office:value="0.857"/>
          <table:table-cell office:value-type="float" office:value="0.19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408.0"/>
          <table:table-cell office:value-type="float" office:value="4082.0"/>
          <table:table-cell office:value-type="float" office:value="57068.0"/>
          <table:table-cell office:value-type="float" office:value="36787.0"/>
          <table:table-cell office:value-type="float" office:value="0.0"/>
          <table:table-cell office:value-type="float" office:value="0.0"/>
          <table:table-cell table:formula="of:=MIN([.$B428];[.$O428];[.$AB428])" office:value-type="float"/>
          <table:table-cell table:formula="of:=MIN([.$C428];[.$P428];[.$AC428])" office:value-type="float"/>
          <table:table-cell table:formula="of:=MIN([.$D428];[.$Q428];[.$AD428])" office:value-type="float"/>
          <table:table-cell table:formula="of:=MIN([.$E428];[.$R428];[.$AE428])" office:value-type="float"/>
          <table:table-cell table:formula="of:=MIN([.$F428];[.$S428];[.$AF428])" office:value-type="float"/>
          <table:table-cell table:formula="of:=MIN([.$G428];[.$T428];[.$AG428])" office:value-type="float"/>
          <table:table-cell table:formula="of:=MIN([.$H428];[.$U428];[.$AH428])" office:value-type="float"/>
          <table:table-cell table:formula="of:=MIN([.$I428];[.$V428];[.$AI428])" office:value-type="float"/>
          <table:table-cell table:formula="of:=MIN([.$J428];[.$W428])" office:value-type="float"/>
          <table:table-cell table:formula="of:=MIN([.$K428];[.$X428];[.$AJ428])" office:value-type="float"/>
          <table:table-cell table:formula="of:=MIN([.$L428];[.$Y428];[.$AK428])" office:value-type="float"/>
          <table:table-cell table:formula="of:=MIN([.$M428];[.$Z428];[.$AL428])" office:value-type="float"/>
          <table:table-cell table:formula="of:=MIN([.$N428];[.$AA428];[.$AM428])" office:value-type="float"/>
          <table:table-cell table:formula="of:=MEDIAN([.$B428];[.$O428];[.$AB428])" office:value-type="float"/>
          <table:table-cell table:formula="of:=MEDIAN([.$C428];[.$P428];[.$AC428])" office:value-type="float"/>
          <table:table-cell table:formula="of:=MEDIAN([.$D428];[.$Q428];[.$AD428])" office:value-type="float"/>
          <table:table-cell table:formula="of:=MEDIAN([.$E428];[.$R428];[.$AE428])" office:value-type="float"/>
          <table:table-cell table:formula="of:=MEDIAN([.$F428];[.$S428];[.$AF428])" office:value-type="float"/>
          <table:table-cell table:formula="of:=MEDIAN([.$G428];[.$T428];[.$AG428])" office:value-type="float"/>
          <table:table-cell table:formula="of:=MEDIAN([.$H428];[.$U428];[.$AH428])" office:value-type="float"/>
          <table:table-cell table:formula="of:=MEDIAN([.$I428];[.$V428];[.$AI428])" office:value-type="float"/>
          <table:table-cell table:formula="of:=MEDIAN([.$J428];[.$W428])" office:value-type="float"/>
          <table:table-cell table:formula="of:=MEDIAN([.$K428];[.$X428];[.$AJ428])" office:value-type="float"/>
          <table:table-cell table:formula="of:=MEDIAN([.$L428];[.$Y428];[.$AK428])" office:value-type="float"/>
          <table:table-cell table:formula="of:=MEDIAN([.$M428];[.$Z428];[.$AL428])" office:value-type="float"/>
          <table:table-cell table:formula="of:=MEDIAN([.$N428];[.$AA428];[.$AM428])" office:value-type="float"/>
          <table:table-cell table:formula="of:=MAX([.$B428];[.$O428];[.$AB428])" office:value-type="float"/>
          <table:table-cell table:formula="of:=MAX([.$C428];[.$P428];[.$AC428])" office:value-type="float"/>
          <table:table-cell table:formula="of:=MAX([.$D428];[.$Q428];[.$AD428])" office:value-type="float"/>
          <table:table-cell table:formula="of:=MAX([.$E428];[.$R428];[.$AE428])" office:value-type="float"/>
          <table:table-cell table:formula="of:=MAX([.$F428];[.$S428];[.$AF428])" office:value-type="float"/>
          <table:table-cell table:formula="of:=MAX([.$G428];[.$T428];[.$AG428])" office:value-type="float"/>
          <table:table-cell table:formula="of:=MAX([.$H428];[.$U428];[.$AH428])" office:value-type="float"/>
          <table:table-cell table:formula="of:=MAX([.$I428];[.$V428];[.$AI428])" office:value-type="float"/>
          <table:table-cell table:formula="of:=MAX([.$J428];[.$W428])" office:value-type="float"/>
          <table:table-cell table:formula="of:=MAX([.$K428];[.$X428];[.$AJ428])" office:value-type="float"/>
          <table:table-cell table:formula="of:=MAX([.$L428];[.$Y428];[.$AK428])" office:value-type="float"/>
          <table:table-cell table:formula="of:=MAX([.$M428];[.$Z428];[.$AL428])" office:value-type="float"/>
          <table:table-cell table:formula="of:=MAX([.$N428];[.$AA428];[.$AM428])" office:value-type="float"/>
        </table:table-row>
        <table:table-row table:style-name="ro1">
          <table:table-cell office:value-type="string">
            <text:p>BLOCKS.BLOCKS-9-1.asp/33</text:p>
          </table:table-cell>
          <table:table-cell office:value-type="float" office:value="300.0"/>
          <table:table-cell office:value-type="float" office:value="299.984"/>
          <table:table-cell office:value-type="float" office:value="299.27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80646.0"/>
          <table:table-cell office:value-type="float" office:value="647583.0"/>
          <table:table-cell office:value-type="float" office:value="647583.0"/>
          <table:table-cell office:value-type="float" office:value="58828.0"/>
          <table:table-cell office:value-type="float" office:value="3825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"/>
          <table:table-cell office:value-type="float" office:value="299.29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82261.0"/>
          <table:table-cell office:value-type="float" office:value="649399.0"/>
          <table:table-cell office:value-type="float" office:value="649399.0"/>
          <table:table-cell office:value-type="float" office:value="58828.0"/>
          <table:table-cell office:value-type="float" office:value="38258.0"/>
          <table:table-cell office:value-type="float" office:value="0.0"/>
          <table:table-cell office:value-type="float" office:value="0.0"/>
          <table:table-cell office:value-type="float" office:value="87.8347"/>
          <table:table-cell office:value-type="float" office:value="87.778"/>
          <table:table-cell office:value-type="float" office:value="87.19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334551.0"/>
          <table:table-cell office:value-type="float" office:value="392843.0"/>
          <table:table-cell office:value-type="float" office:value="58828.0"/>
          <table:table-cell office:value-type="float" office:value="38258.0"/>
          <table:table-cell office:value-type="float" office:value="0.0"/>
          <table:table-cell office:value-type="float" office:value="0.0"/>
          <table:table-cell table:formula="of:=MIN([.$B429];[.$O429];[.$AB429])" office:value-type="float"/>
          <table:table-cell table:formula="of:=MIN([.$C429];[.$P429];[.$AC429])" office:value-type="float"/>
          <table:table-cell table:formula="of:=MIN([.$D429];[.$Q429];[.$AD429])" office:value-type="float"/>
          <table:table-cell table:formula="of:=MIN([.$E429];[.$R429];[.$AE429])" office:value-type="float"/>
          <table:table-cell table:formula="of:=MIN([.$F429];[.$S429];[.$AF429])" office:value-type="float"/>
          <table:table-cell table:formula="of:=MIN([.$G429];[.$T429];[.$AG429])" office:value-type="float"/>
          <table:table-cell table:formula="of:=MIN([.$H429];[.$U429];[.$AH429])" office:value-type="float"/>
          <table:table-cell table:formula="of:=MIN([.$I429];[.$V429];[.$AI429])" office:value-type="float"/>
          <table:table-cell table:formula="of:=MIN([.$J429];[.$W429])" office:value-type="float"/>
          <table:table-cell table:formula="of:=MIN([.$K429];[.$X429];[.$AJ429])" office:value-type="float"/>
          <table:table-cell table:formula="of:=MIN([.$L429];[.$Y429];[.$AK429])" office:value-type="float"/>
          <table:table-cell table:formula="of:=MIN([.$M429];[.$Z429];[.$AL429])" office:value-type="float"/>
          <table:table-cell table:formula="of:=MIN([.$N429];[.$AA429];[.$AM429])" office:value-type="float"/>
          <table:table-cell table:formula="of:=MEDIAN([.$B429];[.$O429];[.$AB429])" office:value-type="float"/>
          <table:table-cell table:formula="of:=MEDIAN([.$C429];[.$P429];[.$AC429])" office:value-type="float"/>
          <table:table-cell table:formula="of:=MEDIAN([.$D429];[.$Q429];[.$AD429])" office:value-type="float"/>
          <table:table-cell table:formula="of:=MEDIAN([.$E429];[.$R429];[.$AE429])" office:value-type="float"/>
          <table:table-cell table:formula="of:=MEDIAN([.$F429];[.$S429];[.$AF429])" office:value-type="float"/>
          <table:table-cell table:formula="of:=MEDIAN([.$G429];[.$T429];[.$AG429])" office:value-type="float"/>
          <table:table-cell table:formula="of:=MEDIAN([.$H429];[.$U429];[.$AH429])" office:value-type="float"/>
          <table:table-cell table:formula="of:=MEDIAN([.$I429];[.$V429];[.$AI429])" office:value-type="float"/>
          <table:table-cell table:formula="of:=MEDIAN([.$J429];[.$W429])" office:value-type="float"/>
          <table:table-cell table:formula="of:=MEDIAN([.$K429];[.$X429];[.$AJ429])" office:value-type="float"/>
          <table:table-cell table:formula="of:=MEDIAN([.$L429];[.$Y429];[.$AK429])" office:value-type="float"/>
          <table:table-cell table:formula="of:=MEDIAN([.$M429];[.$Z429];[.$AL429])" office:value-type="float"/>
          <table:table-cell table:formula="of:=MEDIAN([.$N429];[.$AA429];[.$AM429])" office:value-type="float"/>
          <table:table-cell table:formula="of:=MAX([.$B429];[.$O429];[.$AB429])" office:value-type="float"/>
          <table:table-cell table:formula="of:=MAX([.$C429];[.$P429];[.$AC429])" office:value-type="float"/>
          <table:table-cell table:formula="of:=MAX([.$D429];[.$Q429];[.$AD429])" office:value-type="float"/>
          <table:table-cell table:formula="of:=MAX([.$E429];[.$R429];[.$AE429])" office:value-type="float"/>
          <table:table-cell table:formula="of:=MAX([.$F429];[.$S429];[.$AF429])" office:value-type="float"/>
          <table:table-cell table:formula="of:=MAX([.$G429];[.$T429];[.$AG429])" office:value-type="float"/>
          <table:table-cell table:formula="of:=MAX([.$H429];[.$U429];[.$AH429])" office:value-type="float"/>
          <table:table-cell table:formula="of:=MAX([.$I429];[.$V429];[.$AI429])" office:value-type="float"/>
          <table:table-cell table:formula="of:=MAX([.$J429];[.$W429])" office:value-type="float"/>
          <table:table-cell table:formula="of:=MAX([.$K429];[.$X429];[.$AJ429])" office:value-type="float"/>
          <table:table-cell table:formula="of:=MAX([.$L429];[.$Y429];[.$AK429])" office:value-type="float"/>
          <table:table-cell table:formula="of:=MAX([.$M429];[.$Z429];[.$AL429])" office:value-type="float"/>
          <table:table-cell table:formula="of:=MAX([.$N429];[.$AA429];[.$AM429])" office:value-type="float"/>
        </table:table-row>
        <table:table-row table:style-name="ro1">
          <table:table-cell office:value-type="string">
            <text:p>BLOCKS.BLOCKS-9-1.asp/34</text:p>
          </table:table-cell>
          <table:table-cell office:value-type="float" office:value="5.37092"/>
          <table:table-cell office:value-type="float" office:value="5.295"/>
          <table:table-cell office:value-type="float" office:value="4.57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1563.0"/>
          <table:table-cell office:value-type="float" office:value="21377.0"/>
          <table:table-cell office:value-type="float" office:value="21376.0"/>
          <table:table-cell office:value-type="float" office:value="60588.0"/>
          <table:table-cell office:value-type="float" office:value="39729.0"/>
          <table:table-cell office:value-type="float" office:value="0.0"/>
          <table:table-cell office:value-type="float" office:value="0.0"/>
          <table:table-cell office:value-type="float" office:value="5.32825"/>
          <table:table-cell office:value-type="float" office:value="5.259"/>
          <table:table-cell office:value-type="float" office:value="4.52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1563.0"/>
          <table:table-cell office:value-type="float" office:value="21377.0"/>
          <table:table-cell office:value-type="float" office:value="21376.0"/>
          <table:table-cell office:value-type="float" office:value="60588.0"/>
          <table:table-cell office:value-type="float" office:value="39729.0"/>
          <table:table-cell office:value-type="float" office:value="0.0"/>
          <table:table-cell office:value-type="float" office:value="0.0"/>
          <table:table-cell office:value-type="float" office:value="2.56484"/>
          <table:table-cell office:value-type="float" office:value="2.512"/>
          <table:table-cell office:value-type="float" office:value="1.91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0495.0"/>
          <table:table-cell office:value-type="float" office:value="16782.0"/>
          <table:table-cell office:value-type="float" office:value="60588.0"/>
          <table:table-cell office:value-type="float" office:value="39729.0"/>
          <table:table-cell office:value-type="float" office:value="0.0"/>
          <table:table-cell office:value-type="float" office:value="0.0"/>
          <table:table-cell table:formula="of:=MIN([.$B430];[.$O430];[.$AB430])" office:value-type="float"/>
          <table:table-cell table:formula="of:=MIN([.$C430];[.$P430];[.$AC430])" office:value-type="float"/>
          <table:table-cell table:formula="of:=MIN([.$D430];[.$Q430];[.$AD430])" office:value-type="float"/>
          <table:table-cell table:formula="of:=MIN([.$E430];[.$R430];[.$AE430])" office:value-type="float"/>
          <table:table-cell table:formula="of:=MIN([.$F430];[.$S430];[.$AF430])" office:value-type="float"/>
          <table:table-cell table:formula="of:=MIN([.$G430];[.$T430];[.$AG430])" office:value-type="float"/>
          <table:table-cell table:formula="of:=MIN([.$H430];[.$U430];[.$AH430])" office:value-type="float"/>
          <table:table-cell table:formula="of:=MIN([.$I430];[.$V430];[.$AI430])" office:value-type="float"/>
          <table:table-cell table:formula="of:=MIN([.$J430];[.$W430])" office:value-type="float"/>
          <table:table-cell table:formula="of:=MIN([.$K430];[.$X430];[.$AJ430])" office:value-type="float"/>
          <table:table-cell table:formula="of:=MIN([.$L430];[.$Y430];[.$AK430])" office:value-type="float"/>
          <table:table-cell table:formula="of:=MIN([.$M430];[.$Z430];[.$AL430])" office:value-type="float"/>
          <table:table-cell table:formula="of:=MIN([.$N430];[.$AA430];[.$AM430])" office:value-type="float"/>
          <table:table-cell table:formula="of:=MEDIAN([.$B430];[.$O430];[.$AB430])" office:value-type="float"/>
          <table:table-cell table:formula="of:=MEDIAN([.$C430];[.$P430];[.$AC430])" office:value-type="float"/>
          <table:table-cell table:formula="of:=MEDIAN([.$D430];[.$Q430];[.$AD430])" office:value-type="float"/>
          <table:table-cell table:formula="of:=MEDIAN([.$E430];[.$R430];[.$AE430])" office:value-type="float"/>
          <table:table-cell table:formula="of:=MEDIAN([.$F430];[.$S430];[.$AF430])" office:value-type="float"/>
          <table:table-cell table:formula="of:=MEDIAN([.$G430];[.$T430];[.$AG430])" office:value-type="float"/>
          <table:table-cell table:formula="of:=MEDIAN([.$H430];[.$U430];[.$AH430])" office:value-type="float"/>
          <table:table-cell table:formula="of:=MEDIAN([.$I430];[.$V430];[.$AI430])" office:value-type="float"/>
          <table:table-cell table:formula="of:=MEDIAN([.$J430];[.$W430])" office:value-type="float"/>
          <table:table-cell table:formula="of:=MEDIAN([.$K430];[.$X430];[.$AJ430])" office:value-type="float"/>
          <table:table-cell table:formula="of:=MEDIAN([.$L430];[.$Y430];[.$AK430])" office:value-type="float"/>
          <table:table-cell table:formula="of:=MEDIAN([.$M430];[.$Z430];[.$AL430])" office:value-type="float"/>
          <table:table-cell table:formula="of:=MEDIAN([.$N430];[.$AA430];[.$AM430])" office:value-type="float"/>
          <table:table-cell table:formula="of:=MAX([.$B430];[.$O430];[.$AB430])" office:value-type="float"/>
          <table:table-cell table:formula="of:=MAX([.$C430];[.$P430];[.$AC430])" office:value-type="float"/>
          <table:table-cell table:formula="of:=MAX([.$D430];[.$Q430];[.$AD430])" office:value-type="float"/>
          <table:table-cell table:formula="of:=MAX([.$E430];[.$R430];[.$AE430])" office:value-type="float"/>
          <table:table-cell table:formula="of:=MAX([.$F430];[.$S430];[.$AF430])" office:value-type="float"/>
          <table:table-cell table:formula="of:=MAX([.$G430];[.$T430];[.$AG430])" office:value-type="float"/>
          <table:table-cell table:formula="of:=MAX([.$H430];[.$U430];[.$AH430])" office:value-type="float"/>
          <table:table-cell table:formula="of:=MAX([.$I430];[.$V430];[.$AI430])" office:value-type="float"/>
          <table:table-cell table:formula="of:=MAX([.$J430];[.$W430])" office:value-type="float"/>
          <table:table-cell table:formula="of:=MAX([.$K430];[.$X430];[.$AJ430])" office:value-type="float"/>
          <table:table-cell table:formula="of:=MAX([.$L430];[.$Y430];[.$AK430])" office:value-type="float"/>
          <table:table-cell table:formula="of:=MAX([.$M430];[.$Z430];[.$AL430])" office:value-type="float"/>
          <table:table-cell table:formula="of:=MAX([.$N430];[.$AA430];[.$AM430])" office:value-type="float"/>
        </table:table-row>
        <table:table-row table:style-name="ro1">
          <table:table-cell office:value-type="string">
            <text:p>BLOCKS.BLOCKS-9-1.asp/35</text:p>
          </table:table-cell>
          <table:table-cell office:value-type="float" office:value="300.0"/>
          <table:table-cell office:value-type="float" office:value="299.979"/>
          <table:table-cell office:value-type="float" office:value="299.18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95285.0"/>
          <table:table-cell office:value-type="float" office:value="733678.0"/>
          <table:table-cell office:value-type="float" office:value="733678.0"/>
          <table:table-cell office:value-type="float" office:value="62348.0"/>
          <table:table-cell office:value-type="float" office:value="4120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9.24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93858.0"/>
          <table:table-cell office:value-type="float" office:value="731051.0"/>
          <table:table-cell office:value-type="float" office:value="731051.0"/>
          <table:table-cell office:value-type="float" office:value="62348.0"/>
          <table:table-cell office:value-type="float" office:value="4120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4"/>
          <table:table-cell office:value-type="float" office:value="299.36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43020.0"/>
          <table:table-cell office:value-type="float" office:value="959224.0"/>
          <table:table-cell office:value-type="float" office:value="62348.0"/>
          <table:table-cell office:value-type="float" office:value="41200.0"/>
          <table:table-cell office:value-type="float" office:value="0.0"/>
          <table:table-cell office:value-type="float" office:value="0.0"/>
          <table:table-cell table:formula="of:=MIN([.$B431];[.$O431];[.$AB431])" office:value-type="float"/>
          <table:table-cell table:formula="of:=MIN([.$C431];[.$P431];[.$AC431])" office:value-type="float"/>
          <table:table-cell table:formula="of:=MIN([.$D431];[.$Q431];[.$AD431])" office:value-type="float"/>
          <table:table-cell table:formula="of:=MIN([.$E431];[.$R431];[.$AE431])" office:value-type="float"/>
          <table:table-cell table:formula="of:=MIN([.$F431];[.$S431];[.$AF431])" office:value-type="float"/>
          <table:table-cell table:formula="of:=MIN([.$G431];[.$T431];[.$AG431])" office:value-type="float"/>
          <table:table-cell table:formula="of:=MIN([.$H431];[.$U431];[.$AH431])" office:value-type="float"/>
          <table:table-cell table:formula="of:=MIN([.$I431];[.$V431];[.$AI431])" office:value-type="float"/>
          <table:table-cell table:formula="of:=MIN([.$J431];[.$W431])" office:value-type="float"/>
          <table:table-cell table:formula="of:=MIN([.$K431];[.$X431];[.$AJ431])" office:value-type="float"/>
          <table:table-cell table:formula="of:=MIN([.$L431];[.$Y431];[.$AK431])" office:value-type="float"/>
          <table:table-cell table:formula="of:=MIN([.$M431];[.$Z431];[.$AL431])" office:value-type="float"/>
          <table:table-cell table:formula="of:=MIN([.$N431];[.$AA431];[.$AM431])" office:value-type="float"/>
          <table:table-cell table:formula="of:=MEDIAN([.$B431];[.$O431];[.$AB431])" office:value-type="float"/>
          <table:table-cell table:formula="of:=MEDIAN([.$C431];[.$P431];[.$AC431])" office:value-type="float"/>
          <table:table-cell table:formula="of:=MEDIAN([.$D431];[.$Q431];[.$AD431])" office:value-type="float"/>
          <table:table-cell table:formula="of:=MEDIAN([.$E431];[.$R431];[.$AE431])" office:value-type="float"/>
          <table:table-cell table:formula="of:=MEDIAN([.$F431];[.$S431];[.$AF431])" office:value-type="float"/>
          <table:table-cell table:formula="of:=MEDIAN([.$G431];[.$T431];[.$AG431])" office:value-type="float"/>
          <table:table-cell table:formula="of:=MEDIAN([.$H431];[.$U431];[.$AH431])" office:value-type="float"/>
          <table:table-cell table:formula="of:=MEDIAN([.$I431];[.$V431];[.$AI431])" office:value-type="float"/>
          <table:table-cell table:formula="of:=MEDIAN([.$J431];[.$W431])" office:value-type="float"/>
          <table:table-cell table:formula="of:=MEDIAN([.$K431];[.$X431];[.$AJ431])" office:value-type="float"/>
          <table:table-cell table:formula="of:=MEDIAN([.$L431];[.$Y431];[.$AK431])" office:value-type="float"/>
          <table:table-cell table:formula="of:=MEDIAN([.$M431];[.$Z431];[.$AL431])" office:value-type="float"/>
          <table:table-cell table:formula="of:=MEDIAN([.$N431];[.$AA431];[.$AM431])" office:value-type="float"/>
          <table:table-cell table:formula="of:=MAX([.$B431];[.$O431];[.$AB431])" office:value-type="float"/>
          <table:table-cell table:formula="of:=MAX([.$C431];[.$P431];[.$AC431])" office:value-type="float"/>
          <table:table-cell table:formula="of:=MAX([.$D431];[.$Q431];[.$AD431])" office:value-type="float"/>
          <table:table-cell table:formula="of:=MAX([.$E431];[.$R431];[.$AE431])" office:value-type="float"/>
          <table:table-cell table:formula="of:=MAX([.$F431];[.$S431];[.$AF431])" office:value-type="float"/>
          <table:table-cell table:formula="of:=MAX([.$G431];[.$T431];[.$AG431])" office:value-type="float"/>
          <table:table-cell table:formula="of:=MAX([.$H431];[.$U431];[.$AH431])" office:value-type="float"/>
          <table:table-cell table:formula="of:=MAX([.$I431];[.$V431];[.$AI431])" office:value-type="float"/>
          <table:table-cell table:formula="of:=MAX([.$J431];[.$W431])" office:value-type="float"/>
          <table:table-cell table:formula="of:=MAX([.$K431];[.$X431];[.$AJ431])" office:value-type="float"/>
          <table:table-cell table:formula="of:=MAX([.$L431];[.$Y431];[.$AK431])" office:value-type="float"/>
          <table:table-cell table:formula="of:=MAX([.$M431];[.$Z431];[.$AL431])" office:value-type="float"/>
          <table:table-cell table:formula="of:=MAX([.$N431];[.$AA431];[.$AM431])" office:value-type="float"/>
        </table:table-row>
        <table:table-row table:style-name="ro1">
          <table:table-cell office:value-type="string">
            <text:p>BLOCKS.BLOCKS-9-1.asp/36</text:p>
          </table:table-cell>
          <table:table-cell office:value-type="float" office:value="9.88036"/>
          <table:table-cell office:value-type="float" office:value="9.808"/>
          <table:table-cell office:value-type="float" office:value="9.04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7532.0"/>
          <table:table-cell office:value-type="float" office:value="31171.0"/>
          <table:table-cell office:value-type="float" office:value="31170.0"/>
          <table:table-cell office:value-type="float" office:value="64108.0"/>
          <table:table-cell office:value-type="float" office:value="42671.0"/>
          <table:table-cell office:value-type="float" office:value="0.0"/>
          <table:table-cell office:value-type="float" office:value="0.0"/>
          <table:table-cell office:value-type="float" office:value="9.94332"/>
          <table:table-cell office:value-type="float" office:value="9.865"/>
          <table:table-cell office:value-type="float" office:value="9.08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7532.0"/>
          <table:table-cell office:value-type="float" office:value="31171.0"/>
          <table:table-cell office:value-type="float" office:value="31170.0"/>
          <table:table-cell office:value-type="float" office:value="64108.0"/>
          <table:table-cell office:value-type="float" office:value="42671.0"/>
          <table:table-cell office:value-type="float" office:value="0.0"/>
          <table:table-cell office:value-type="float" office:value="0.0"/>
          <table:table-cell office:value-type="float" office:value="8.09283"/>
          <table:table-cell office:value-type="float" office:value="8.035"/>
          <table:table-cell office:value-type="float" office:value="7.34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33222.0"/>
          <table:table-cell office:value-type="float" office:value="45037.0"/>
          <table:table-cell office:value-type="float" office:value="64108.0"/>
          <table:table-cell office:value-type="float" office:value="42671.0"/>
          <table:table-cell office:value-type="float" office:value="0.0"/>
          <table:table-cell office:value-type="float" office:value="0.0"/>
          <table:table-cell table:formula="of:=MIN([.$B432];[.$O432];[.$AB432])" office:value-type="float"/>
          <table:table-cell table:formula="of:=MIN([.$C432];[.$P432];[.$AC432])" office:value-type="float"/>
          <table:table-cell table:formula="of:=MIN([.$D432];[.$Q432];[.$AD432])" office:value-type="float"/>
          <table:table-cell table:formula="of:=MIN([.$E432];[.$R432];[.$AE432])" office:value-type="float"/>
          <table:table-cell table:formula="of:=MIN([.$F432];[.$S432];[.$AF432])" office:value-type="float"/>
          <table:table-cell table:formula="of:=MIN([.$G432];[.$T432];[.$AG432])" office:value-type="float"/>
          <table:table-cell table:formula="of:=MIN([.$H432];[.$U432];[.$AH432])" office:value-type="float"/>
          <table:table-cell table:formula="of:=MIN([.$I432];[.$V432];[.$AI432])" office:value-type="float"/>
          <table:table-cell table:formula="of:=MIN([.$J432];[.$W432])" office:value-type="float"/>
          <table:table-cell table:formula="of:=MIN([.$K432];[.$X432];[.$AJ432])" office:value-type="float"/>
          <table:table-cell table:formula="of:=MIN([.$L432];[.$Y432];[.$AK432])" office:value-type="float"/>
          <table:table-cell table:formula="of:=MIN([.$M432];[.$Z432];[.$AL432])" office:value-type="float"/>
          <table:table-cell table:formula="of:=MIN([.$N432];[.$AA432];[.$AM432])" office:value-type="float"/>
          <table:table-cell table:formula="of:=MEDIAN([.$B432];[.$O432];[.$AB432])" office:value-type="float"/>
          <table:table-cell table:formula="of:=MEDIAN([.$C432];[.$P432];[.$AC432])" office:value-type="float"/>
          <table:table-cell table:formula="of:=MEDIAN([.$D432];[.$Q432];[.$AD432])" office:value-type="float"/>
          <table:table-cell table:formula="of:=MEDIAN([.$E432];[.$R432];[.$AE432])" office:value-type="float"/>
          <table:table-cell table:formula="of:=MEDIAN([.$F432];[.$S432];[.$AF432])" office:value-type="float"/>
          <table:table-cell table:formula="of:=MEDIAN([.$G432];[.$T432];[.$AG432])" office:value-type="float"/>
          <table:table-cell table:formula="of:=MEDIAN([.$H432];[.$U432];[.$AH432])" office:value-type="float"/>
          <table:table-cell table:formula="of:=MEDIAN([.$I432];[.$V432];[.$AI432])" office:value-type="float"/>
          <table:table-cell table:formula="of:=MEDIAN([.$J432];[.$W432])" office:value-type="float"/>
          <table:table-cell table:formula="of:=MEDIAN([.$K432];[.$X432];[.$AJ432])" office:value-type="float"/>
          <table:table-cell table:formula="of:=MEDIAN([.$L432];[.$Y432];[.$AK432])" office:value-type="float"/>
          <table:table-cell table:formula="of:=MEDIAN([.$M432];[.$Z432];[.$AL432])" office:value-type="float"/>
          <table:table-cell table:formula="of:=MEDIAN([.$N432];[.$AA432];[.$AM432])" office:value-type="float"/>
          <table:table-cell table:formula="of:=MAX([.$B432];[.$O432];[.$AB432])" office:value-type="float"/>
          <table:table-cell table:formula="of:=MAX([.$C432];[.$P432];[.$AC432])" office:value-type="float"/>
          <table:table-cell table:formula="of:=MAX([.$D432];[.$Q432];[.$AD432])" office:value-type="float"/>
          <table:table-cell table:formula="of:=MAX([.$E432];[.$R432];[.$AE432])" office:value-type="float"/>
          <table:table-cell table:formula="of:=MAX([.$F432];[.$S432];[.$AF432])" office:value-type="float"/>
          <table:table-cell table:formula="of:=MAX([.$G432];[.$T432];[.$AG432])" office:value-type="float"/>
          <table:table-cell table:formula="of:=MAX([.$H432];[.$U432];[.$AH432])" office:value-type="float"/>
          <table:table-cell table:formula="of:=MAX([.$I432];[.$V432];[.$AI432])" office:value-type="float"/>
          <table:table-cell table:formula="of:=MAX([.$J432];[.$W432])" office:value-type="float"/>
          <table:table-cell table:formula="of:=MAX([.$K432];[.$X432];[.$AJ432])" office:value-type="float"/>
          <table:table-cell table:formula="of:=MAX([.$L432];[.$Y432];[.$AK432])" office:value-type="float"/>
          <table:table-cell table:formula="of:=MAX([.$M432];[.$Z432];[.$AL432])" office:value-type="float"/>
          <table:table-cell table:formula="of:=MAX([.$N432];[.$AA432];[.$AM432])" office:value-type="float"/>
        </table:table-row>
        <table:table-row table:style-name="ro1">
          <table:table-cell office:value-type="string">
            <text:p>BLOCKS.BLOCKS-9-1.asp/37</text:p>
          </table:table-cell>
          <table:table-cell office:value-type="float" office:value="300.0"/>
          <table:table-cell office:value-type="float" office:value="299.93"/>
          <table:table-cell office:value-type="float" office:value="299.1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64746.0"/>
          <table:table-cell office:value-type="float" office:value="672053.0"/>
          <table:table-cell office:value-type="float" office:value="672053.0"/>
          <table:table-cell office:value-type="float" office:value="65868.0"/>
          <table:table-cell office:value-type="float" office:value="4414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9.07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64798.0"/>
          <table:table-cell office:value-type="float" office:value="672108.0"/>
          <table:table-cell office:value-type="float" office:value="672108.0"/>
          <table:table-cell office:value-type="float" office:value="65868.0"/>
          <table:table-cell office:value-type="float" office:value="4414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9.32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677122.0"/>
          <table:table-cell office:value-type="float" office:value="785810.0"/>
          <table:table-cell office:value-type="float" office:value="65868.0"/>
          <table:table-cell office:value-type="float" office:value="44142.0"/>
          <table:table-cell office:value-type="float" office:value="0.0"/>
          <table:table-cell office:value-type="float" office:value="0.0"/>
          <table:table-cell table:formula="of:=MIN([.$B433];[.$O433];[.$AB433])" office:value-type="float"/>
          <table:table-cell table:formula="of:=MIN([.$C433];[.$P433];[.$AC433])" office:value-type="float"/>
          <table:table-cell table:formula="of:=MIN([.$D433];[.$Q433];[.$AD433])" office:value-type="float"/>
          <table:table-cell table:formula="of:=MIN([.$E433];[.$R433];[.$AE433])" office:value-type="float"/>
          <table:table-cell table:formula="of:=MIN([.$F433];[.$S433];[.$AF433])" office:value-type="float"/>
          <table:table-cell table:formula="of:=MIN([.$G433];[.$T433];[.$AG433])" office:value-type="float"/>
          <table:table-cell table:formula="of:=MIN([.$H433];[.$U433];[.$AH433])" office:value-type="float"/>
          <table:table-cell table:formula="of:=MIN([.$I433];[.$V433];[.$AI433])" office:value-type="float"/>
          <table:table-cell table:formula="of:=MIN([.$J433];[.$W433])" office:value-type="float"/>
          <table:table-cell table:formula="of:=MIN([.$K433];[.$X433];[.$AJ433])" office:value-type="float"/>
          <table:table-cell table:formula="of:=MIN([.$L433];[.$Y433];[.$AK433])" office:value-type="float"/>
          <table:table-cell table:formula="of:=MIN([.$M433];[.$Z433];[.$AL433])" office:value-type="float"/>
          <table:table-cell table:formula="of:=MIN([.$N433];[.$AA433];[.$AM433])" office:value-type="float"/>
          <table:table-cell table:formula="of:=MEDIAN([.$B433];[.$O433];[.$AB433])" office:value-type="float"/>
          <table:table-cell table:formula="of:=MEDIAN([.$C433];[.$P433];[.$AC433])" office:value-type="float"/>
          <table:table-cell table:formula="of:=MEDIAN([.$D433];[.$Q433];[.$AD433])" office:value-type="float"/>
          <table:table-cell table:formula="of:=MEDIAN([.$E433];[.$R433];[.$AE433])" office:value-type="float"/>
          <table:table-cell table:formula="of:=MEDIAN([.$F433];[.$S433];[.$AF433])" office:value-type="float"/>
          <table:table-cell table:formula="of:=MEDIAN([.$G433];[.$T433];[.$AG433])" office:value-type="float"/>
          <table:table-cell table:formula="of:=MEDIAN([.$H433];[.$U433];[.$AH433])" office:value-type="float"/>
          <table:table-cell table:formula="of:=MEDIAN([.$I433];[.$V433];[.$AI433])" office:value-type="float"/>
          <table:table-cell table:formula="of:=MEDIAN([.$J433];[.$W433])" office:value-type="float"/>
          <table:table-cell table:formula="of:=MEDIAN([.$K433];[.$X433];[.$AJ433])" office:value-type="float"/>
          <table:table-cell table:formula="of:=MEDIAN([.$L433];[.$Y433];[.$AK433])" office:value-type="float"/>
          <table:table-cell table:formula="of:=MEDIAN([.$M433];[.$Z433];[.$AL433])" office:value-type="float"/>
          <table:table-cell table:formula="of:=MEDIAN([.$N433];[.$AA433];[.$AM433])" office:value-type="float"/>
          <table:table-cell table:formula="of:=MAX([.$B433];[.$O433];[.$AB433])" office:value-type="float"/>
          <table:table-cell table:formula="of:=MAX([.$C433];[.$P433];[.$AC433])" office:value-type="float"/>
          <table:table-cell table:formula="of:=MAX([.$D433];[.$Q433];[.$AD433])" office:value-type="float"/>
          <table:table-cell table:formula="of:=MAX([.$E433];[.$R433];[.$AE433])" office:value-type="float"/>
          <table:table-cell table:formula="of:=MAX([.$F433];[.$S433];[.$AF433])" office:value-type="float"/>
          <table:table-cell table:formula="of:=MAX([.$G433];[.$T433];[.$AG433])" office:value-type="float"/>
          <table:table-cell table:formula="of:=MAX([.$H433];[.$U433];[.$AH433])" office:value-type="float"/>
          <table:table-cell table:formula="of:=MAX([.$I433];[.$V433];[.$AI433])" office:value-type="float"/>
          <table:table-cell table:formula="of:=MAX([.$J433];[.$W433])" office:value-type="float"/>
          <table:table-cell table:formula="of:=MAX([.$K433];[.$X433];[.$AJ433])" office:value-type="float"/>
          <table:table-cell table:formula="of:=MAX([.$L433];[.$Y433];[.$AK433])" office:value-type="float"/>
          <table:table-cell table:formula="of:=MAX([.$M433];[.$Z433];[.$AL433])" office:value-type="float"/>
          <table:table-cell table:formula="of:=MAX([.$N433];[.$AA433];[.$AM433])" office:value-type="float"/>
        </table:table-row>
        <table:table-row table:style-name="ro1">
          <table:table-cell office:value-type="string">
            <text:p>BLOCKS.BLOCKS-9-1.asp/38</text:p>
          </table:table-cell>
          <table:table-cell office:value-type="float" office:value="1.06066"/>
          <table:table-cell office:value-type="float" office:value="0.995"/>
          <table:table-cell office:value-type="float" office:value="0.17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656.0"/>
          <table:table-cell office:value-type="float" office:value="3616.0"/>
          <table:table-cell office:value-type="float" office:value="3615.0"/>
          <table:table-cell office:value-type="float" office:value="67628.0"/>
          <table:table-cell office:value-type="float" office:value="45613.0"/>
          <table:table-cell office:value-type="float" office:value="0.0"/>
          <table:table-cell office:value-type="float" office:value="0.0"/>
          <table:table-cell office:value-type="float" office:value="1.05806"/>
          <table:table-cell office:value-type="float" office:value="0.998"/>
          <table:table-cell office:value-type="float" office:value="0.18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656.0"/>
          <table:table-cell office:value-type="float" office:value="3616.0"/>
          <table:table-cell office:value-type="float" office:value="3615.0"/>
          <table:table-cell office:value-type="float" office:value="67628.0"/>
          <table:table-cell office:value-type="float" office:value="45613.0"/>
          <table:table-cell office:value-type="float" office:value="0.0"/>
          <table:table-cell office:value-type="float" office:value="0.0"/>
          <table:table-cell office:value-type="float" office:value="3.46272"/>
          <table:table-cell office:value-type="float" office:value="3.403"/>
          <table:table-cell office:value-type="float" office:value="2.62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3979.0"/>
          <table:table-cell office:value-type="float" office:value="22359.0"/>
          <table:table-cell office:value-type="float" office:value="67628.0"/>
          <table:table-cell office:value-type="float" office:value="45613.0"/>
          <table:table-cell office:value-type="float" office:value="0.0"/>
          <table:table-cell office:value-type="float" office:value="0.0"/>
          <table:table-cell table:formula="of:=MIN([.$B434];[.$O434];[.$AB434])" office:value-type="float"/>
          <table:table-cell table:formula="of:=MIN([.$C434];[.$P434];[.$AC434])" office:value-type="float"/>
          <table:table-cell table:formula="of:=MIN([.$D434];[.$Q434];[.$AD434])" office:value-type="float"/>
          <table:table-cell table:formula="of:=MIN([.$E434];[.$R434];[.$AE434])" office:value-type="float"/>
          <table:table-cell table:formula="of:=MIN([.$F434];[.$S434];[.$AF434])" office:value-type="float"/>
          <table:table-cell table:formula="of:=MIN([.$G434];[.$T434];[.$AG434])" office:value-type="float"/>
          <table:table-cell table:formula="of:=MIN([.$H434];[.$U434];[.$AH434])" office:value-type="float"/>
          <table:table-cell table:formula="of:=MIN([.$I434];[.$V434];[.$AI434])" office:value-type="float"/>
          <table:table-cell table:formula="of:=MIN([.$J434];[.$W434])" office:value-type="float"/>
          <table:table-cell table:formula="of:=MIN([.$K434];[.$X434];[.$AJ434])" office:value-type="float"/>
          <table:table-cell table:formula="of:=MIN([.$L434];[.$Y434];[.$AK434])" office:value-type="float"/>
          <table:table-cell table:formula="of:=MIN([.$M434];[.$Z434];[.$AL434])" office:value-type="float"/>
          <table:table-cell table:formula="of:=MIN([.$N434];[.$AA434];[.$AM434])" office:value-type="float"/>
          <table:table-cell table:formula="of:=MEDIAN([.$B434];[.$O434];[.$AB434])" office:value-type="float"/>
          <table:table-cell table:formula="of:=MEDIAN([.$C434];[.$P434];[.$AC434])" office:value-type="float"/>
          <table:table-cell table:formula="of:=MEDIAN([.$D434];[.$Q434];[.$AD434])" office:value-type="float"/>
          <table:table-cell table:formula="of:=MEDIAN([.$E434];[.$R434];[.$AE434])" office:value-type="float"/>
          <table:table-cell table:formula="of:=MEDIAN([.$F434];[.$S434];[.$AF434])" office:value-type="float"/>
          <table:table-cell table:formula="of:=MEDIAN([.$G434];[.$T434];[.$AG434])" office:value-type="float"/>
          <table:table-cell table:formula="of:=MEDIAN([.$H434];[.$U434];[.$AH434])" office:value-type="float"/>
          <table:table-cell table:formula="of:=MEDIAN([.$I434];[.$V434];[.$AI434])" office:value-type="float"/>
          <table:table-cell table:formula="of:=MEDIAN([.$J434];[.$W434])" office:value-type="float"/>
          <table:table-cell table:formula="of:=MEDIAN([.$K434];[.$X434];[.$AJ434])" office:value-type="float"/>
          <table:table-cell table:formula="of:=MEDIAN([.$L434];[.$Y434];[.$AK434])" office:value-type="float"/>
          <table:table-cell table:formula="of:=MEDIAN([.$M434];[.$Z434];[.$AL434])" office:value-type="float"/>
          <table:table-cell table:formula="of:=MEDIAN([.$N434];[.$AA434];[.$AM434])" office:value-type="float"/>
          <table:table-cell table:formula="of:=MAX([.$B434];[.$O434];[.$AB434])" office:value-type="float"/>
          <table:table-cell table:formula="of:=MAX([.$C434];[.$P434];[.$AC434])" office:value-type="float"/>
          <table:table-cell table:formula="of:=MAX([.$D434];[.$Q434];[.$AD434])" office:value-type="float"/>
          <table:table-cell table:formula="of:=MAX([.$E434];[.$R434];[.$AE434])" office:value-type="float"/>
          <table:table-cell table:formula="of:=MAX([.$F434];[.$S434];[.$AF434])" office:value-type="float"/>
          <table:table-cell table:formula="of:=MAX([.$G434];[.$T434];[.$AG434])" office:value-type="float"/>
          <table:table-cell table:formula="of:=MAX([.$H434];[.$U434];[.$AH434])" office:value-type="float"/>
          <table:table-cell table:formula="of:=MAX([.$I434];[.$V434];[.$AI434])" office:value-type="float"/>
          <table:table-cell table:formula="of:=MAX([.$J434];[.$W434])" office:value-type="float"/>
          <table:table-cell table:formula="of:=MAX([.$K434];[.$X434];[.$AJ434])" office:value-type="float"/>
          <table:table-cell table:formula="of:=MAX([.$L434];[.$Y434];[.$AK434])" office:value-type="float"/>
          <table:table-cell table:formula="of:=MAX([.$M434];[.$Z434];[.$AL434])" office:value-type="float"/>
          <table:table-cell table:formula="of:=MAX([.$N434];[.$AA434];[.$AM434])" office:value-type="float"/>
        </table:table-row>
        <table:table-row table:style-name="ro1">
          <table:table-cell office:value-type="string">
            <text:p>BLOCKS.BLOCKS-9-1.asp/39</text:p>
          </table:table-cell>
          <table:table-cell office:value-type="float" office:value="300.0"/>
          <table:table-cell office:value-type="float" office:value="299.953"/>
          <table:table-cell office:value-type="float" office:value="299.03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38765.0"/>
          <table:table-cell office:value-type="float" office:value="597416.0"/>
          <table:table-cell office:value-type="float" office:value="597416.0"/>
          <table:table-cell office:value-type="float" office:value="69388.0"/>
          <table:table-cell office:value-type="float" office:value="4708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9.01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40160.0"/>
          <table:table-cell office:value-type="float" office:value="599157.0"/>
          <table:table-cell office:value-type="float" office:value="599157.0"/>
          <table:table-cell office:value-type="float" office:value="69388.0"/>
          <table:table-cell office:value-type="float" office:value="4708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9.19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38607.0"/>
          <table:table-cell office:value-type="float" office:value="840903.0"/>
          <table:table-cell office:value-type="float" office:value="69388.0"/>
          <table:table-cell office:value-type="float" office:value="47084.0"/>
          <table:table-cell office:value-type="float" office:value="0.0"/>
          <table:table-cell office:value-type="float" office:value="0.0"/>
          <table:table-cell table:formula="of:=MIN([.$B435];[.$O435];[.$AB435])" office:value-type="float"/>
          <table:table-cell table:formula="of:=MIN([.$C435];[.$P435];[.$AC435])" office:value-type="float"/>
          <table:table-cell table:formula="of:=MIN([.$D435];[.$Q435];[.$AD435])" office:value-type="float"/>
          <table:table-cell table:formula="of:=MIN([.$E435];[.$R435];[.$AE435])" office:value-type="float"/>
          <table:table-cell table:formula="of:=MIN([.$F435];[.$S435];[.$AF435])" office:value-type="float"/>
          <table:table-cell table:formula="of:=MIN([.$G435];[.$T435];[.$AG435])" office:value-type="float"/>
          <table:table-cell table:formula="of:=MIN([.$H435];[.$U435];[.$AH435])" office:value-type="float"/>
          <table:table-cell table:formula="of:=MIN([.$I435];[.$V435];[.$AI435])" office:value-type="float"/>
          <table:table-cell table:formula="of:=MIN([.$J435];[.$W435])" office:value-type="float"/>
          <table:table-cell table:formula="of:=MIN([.$K435];[.$X435];[.$AJ435])" office:value-type="float"/>
          <table:table-cell table:formula="of:=MIN([.$L435];[.$Y435];[.$AK435])" office:value-type="float"/>
          <table:table-cell table:formula="of:=MIN([.$M435];[.$Z435];[.$AL435])" office:value-type="float"/>
          <table:table-cell table:formula="of:=MIN([.$N435];[.$AA435];[.$AM435])" office:value-type="float"/>
          <table:table-cell table:formula="of:=MEDIAN([.$B435];[.$O435];[.$AB435])" office:value-type="float"/>
          <table:table-cell table:formula="of:=MEDIAN([.$C435];[.$P435];[.$AC435])" office:value-type="float"/>
          <table:table-cell table:formula="of:=MEDIAN([.$D435];[.$Q435];[.$AD435])" office:value-type="float"/>
          <table:table-cell table:formula="of:=MEDIAN([.$E435];[.$R435];[.$AE435])" office:value-type="float"/>
          <table:table-cell table:formula="of:=MEDIAN([.$F435];[.$S435];[.$AF435])" office:value-type="float"/>
          <table:table-cell table:formula="of:=MEDIAN([.$G435];[.$T435];[.$AG435])" office:value-type="float"/>
          <table:table-cell table:formula="of:=MEDIAN([.$H435];[.$U435];[.$AH435])" office:value-type="float"/>
          <table:table-cell table:formula="of:=MEDIAN([.$I435];[.$V435];[.$AI435])" office:value-type="float"/>
          <table:table-cell table:formula="of:=MEDIAN([.$J435];[.$W435])" office:value-type="float"/>
          <table:table-cell table:formula="of:=MEDIAN([.$K435];[.$X435];[.$AJ435])" office:value-type="float"/>
          <table:table-cell table:formula="of:=MEDIAN([.$L435];[.$Y435];[.$AK435])" office:value-type="float"/>
          <table:table-cell table:formula="of:=MEDIAN([.$M435];[.$Z435];[.$AL435])" office:value-type="float"/>
          <table:table-cell table:formula="of:=MEDIAN([.$N435];[.$AA435];[.$AM435])" office:value-type="float"/>
          <table:table-cell table:formula="of:=MAX([.$B435];[.$O435];[.$AB435])" office:value-type="float"/>
          <table:table-cell table:formula="of:=MAX([.$C435];[.$P435];[.$AC435])" office:value-type="float"/>
          <table:table-cell table:formula="of:=MAX([.$D435];[.$Q435];[.$AD435])" office:value-type="float"/>
          <table:table-cell table:formula="of:=MAX([.$E435];[.$R435];[.$AE435])" office:value-type="float"/>
          <table:table-cell table:formula="of:=MAX([.$F435];[.$S435];[.$AF435])" office:value-type="float"/>
          <table:table-cell table:formula="of:=MAX([.$G435];[.$T435];[.$AG435])" office:value-type="float"/>
          <table:table-cell table:formula="of:=MAX([.$H435];[.$U435];[.$AH435])" office:value-type="float"/>
          <table:table-cell table:formula="of:=MAX([.$I435];[.$V435];[.$AI435])" office:value-type="float"/>
          <table:table-cell table:formula="of:=MAX([.$J435];[.$W435])" office:value-type="float"/>
          <table:table-cell table:formula="of:=MAX([.$K435];[.$X435];[.$AJ435])" office:value-type="float"/>
          <table:table-cell table:formula="of:=MAX([.$L435];[.$Y435];[.$AK435])" office:value-type="float"/>
          <table:table-cell table:formula="of:=MAX([.$M435];[.$Z435];[.$AL435])" office:value-type="float"/>
          <table:table-cell table:formula="of:=MAX([.$N435];[.$AA435];[.$AM435])" office:value-type="float"/>
        </table:table-row>
        <table:table-row table:style-name="ro1">
          <table:table-cell office:value-type="string">
            <text:p>BLOCKS.BLOCKS-9-1.asp/4</text:p>
          </table:table-cell>
          <table:table-cell office:value-type="float" office:value="0.158479"/>
          <table:table-cell office:value-type="float" office:value="0.1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788.0"/>
          <table:table-cell office:value-type="float" office:value="107.0"/>
          <table:table-cell office:value-type="float" office:value="0.0"/>
          <table:table-cell office:value-type="float" office:value="0.0"/>
          <table:table-cell office:value-type="float" office:value="0.143816"/>
          <table:table-cell office:value-type="float" office:value="0.1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788.0"/>
          <table:table-cell office:value-type="float" office:value="107.0"/>
          <table:table-cell office:value-type="float" office:value="0.0"/>
          <table:table-cell office:value-type="float" office:value="0.0"/>
          <table:table-cell office:value-type="float" office:value="0.130824"/>
          <table:table-cell office:value-type="float" office:value="0.0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7788.0"/>
          <table:table-cell office:value-type="float" office:value="107.0"/>
          <table:table-cell office:value-type="float" office:value="0.0"/>
          <table:table-cell office:value-type="float" office:value="0.0"/>
          <table:table-cell table:formula="of:=MIN([.$B436];[.$O436];[.$AB436])" office:value-type="float"/>
          <table:table-cell table:formula="of:=MIN([.$C436];[.$P436];[.$AC436])" office:value-type="float"/>
          <table:table-cell table:formula="of:=MIN([.$D436];[.$Q436];[.$AD436])" office:value-type="float"/>
          <table:table-cell table:formula="of:=MIN([.$E436];[.$R436];[.$AE436])" office:value-type="float"/>
          <table:table-cell table:formula="of:=MIN([.$F436];[.$S436];[.$AF436])" office:value-type="float"/>
          <table:table-cell table:formula="of:=MIN([.$G436];[.$T436];[.$AG436])" office:value-type="float"/>
          <table:table-cell table:formula="of:=MIN([.$H436];[.$U436];[.$AH436])" office:value-type="float"/>
          <table:table-cell table:formula="of:=MIN([.$I436];[.$V436];[.$AI436])" office:value-type="float"/>
          <table:table-cell table:formula="of:=MIN([.$J436];[.$W436])" office:value-type="float"/>
          <table:table-cell table:formula="of:=MIN([.$K436];[.$X436];[.$AJ436])" office:value-type="float"/>
          <table:table-cell table:formula="of:=MIN([.$L436];[.$Y436];[.$AK436])" office:value-type="float"/>
          <table:table-cell table:formula="of:=MIN([.$M436];[.$Z436];[.$AL436])" office:value-type="float"/>
          <table:table-cell table:formula="of:=MIN([.$N436];[.$AA436];[.$AM436])" office:value-type="float"/>
          <table:table-cell table:formula="of:=MEDIAN([.$B436];[.$O436];[.$AB436])" office:value-type="float"/>
          <table:table-cell table:formula="of:=MEDIAN([.$C436];[.$P436];[.$AC436])" office:value-type="float"/>
          <table:table-cell table:formula="of:=MEDIAN([.$D436];[.$Q436];[.$AD436])" office:value-type="float"/>
          <table:table-cell table:formula="of:=MEDIAN([.$E436];[.$R436];[.$AE436])" office:value-type="float"/>
          <table:table-cell table:formula="of:=MEDIAN([.$F436];[.$S436];[.$AF436])" office:value-type="float"/>
          <table:table-cell table:formula="of:=MEDIAN([.$G436];[.$T436];[.$AG436])" office:value-type="float"/>
          <table:table-cell table:formula="of:=MEDIAN([.$H436];[.$U436];[.$AH436])" office:value-type="float"/>
          <table:table-cell table:formula="of:=MEDIAN([.$I436];[.$V436];[.$AI436])" office:value-type="float"/>
          <table:table-cell table:formula="of:=MEDIAN([.$J436];[.$W436])" office:value-type="float"/>
          <table:table-cell table:formula="of:=MEDIAN([.$K436];[.$X436];[.$AJ436])" office:value-type="float"/>
          <table:table-cell table:formula="of:=MEDIAN([.$L436];[.$Y436];[.$AK436])" office:value-type="float"/>
          <table:table-cell table:formula="of:=MEDIAN([.$M436];[.$Z436];[.$AL436])" office:value-type="float"/>
          <table:table-cell table:formula="of:=MEDIAN([.$N436];[.$AA436];[.$AM436])" office:value-type="float"/>
          <table:table-cell table:formula="of:=MAX([.$B436];[.$O436];[.$AB436])" office:value-type="float"/>
          <table:table-cell table:formula="of:=MAX([.$C436];[.$P436];[.$AC436])" office:value-type="float"/>
          <table:table-cell table:formula="of:=MAX([.$D436];[.$Q436];[.$AD436])" office:value-type="float"/>
          <table:table-cell table:formula="of:=MAX([.$E436];[.$R436];[.$AE436])" office:value-type="float"/>
          <table:table-cell table:formula="of:=MAX([.$F436];[.$S436];[.$AF436])" office:value-type="float"/>
          <table:table-cell table:formula="of:=MAX([.$G436];[.$T436];[.$AG436])" office:value-type="float"/>
          <table:table-cell table:formula="of:=MAX([.$H436];[.$U436];[.$AH436])" office:value-type="float"/>
          <table:table-cell table:formula="of:=MAX([.$I436];[.$V436];[.$AI436])" office:value-type="float"/>
          <table:table-cell table:formula="of:=MAX([.$J436];[.$W436])" office:value-type="float"/>
          <table:table-cell table:formula="of:=MAX([.$K436];[.$X436];[.$AJ436])" office:value-type="float"/>
          <table:table-cell table:formula="of:=MAX([.$L436];[.$Y436];[.$AK436])" office:value-type="float"/>
          <table:table-cell table:formula="of:=MAX([.$M436];[.$Z436];[.$AL436])" office:value-type="float"/>
          <table:table-cell table:formula="of:=MAX([.$N436];[.$AA436];[.$AM436])" office:value-type="float"/>
        </table:table-row>
        <table:table-row table:style-name="ro1">
          <table:table-cell office:value-type="string">
            <text:p>BLOCKS.BLOCKS-9-1.asp/40</text:p>
          </table:table-cell>
          <table:table-cell office:value-type="float" office:value="1.44038"/>
          <table:table-cell office:value-type="float" office:value="1.388"/>
          <table:table-cell office:value-type="float" office:value="0.41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948.0"/>
          <table:table-cell office:value-type="float" office:value="9003.0"/>
          <table:table-cell office:value-type="float" office:value="9002.0"/>
          <table:table-cell office:value-type="float" office:value="71148.0"/>
          <table:table-cell office:value-type="float" office:value="48555.0"/>
          <table:table-cell office:value-type="float" office:value="0.0"/>
          <table:table-cell office:value-type="float" office:value="0.0"/>
          <table:table-cell office:value-type="float" office:value="1.41776"/>
          <table:table-cell office:value-type="float" office:value="1.362"/>
          <table:table-cell office:value-type="float" office:value="0.42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948.0"/>
          <table:table-cell office:value-type="float" office:value="9003.0"/>
          <table:table-cell office:value-type="float" office:value="9002.0"/>
          <table:table-cell office:value-type="float" office:value="71148.0"/>
          <table:table-cell office:value-type="float" office:value="48555.0"/>
          <table:table-cell office:value-type="float" office:value="0.0"/>
          <table:table-cell office:value-type="float" office:value="0.0"/>
          <table:table-cell office:value-type="float" office:value="8.41388"/>
          <table:table-cell office:value-type="float" office:value="8.357"/>
          <table:table-cell office:value-type="float" office:value="7.64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31773.0"/>
          <table:table-cell office:value-type="float" office:value="44925.0"/>
          <table:table-cell office:value-type="float" office:value="71148.0"/>
          <table:table-cell office:value-type="float" office:value="48555.0"/>
          <table:table-cell office:value-type="float" office:value="0.0"/>
          <table:table-cell office:value-type="float" office:value="0.0"/>
          <table:table-cell table:formula="of:=MIN([.$B437];[.$O437];[.$AB437])" office:value-type="float"/>
          <table:table-cell table:formula="of:=MIN([.$C437];[.$P437];[.$AC437])" office:value-type="float"/>
          <table:table-cell table:formula="of:=MIN([.$D437];[.$Q437];[.$AD437])" office:value-type="float"/>
          <table:table-cell table:formula="of:=MIN([.$E437];[.$R437];[.$AE437])" office:value-type="float"/>
          <table:table-cell table:formula="of:=MIN([.$F437];[.$S437];[.$AF437])" office:value-type="float"/>
          <table:table-cell table:formula="of:=MIN([.$G437];[.$T437];[.$AG437])" office:value-type="float"/>
          <table:table-cell table:formula="of:=MIN([.$H437];[.$U437];[.$AH437])" office:value-type="float"/>
          <table:table-cell table:formula="of:=MIN([.$I437];[.$V437];[.$AI437])" office:value-type="float"/>
          <table:table-cell table:formula="of:=MIN([.$J437];[.$W437])" office:value-type="float"/>
          <table:table-cell table:formula="of:=MIN([.$K437];[.$X437];[.$AJ437])" office:value-type="float"/>
          <table:table-cell table:formula="of:=MIN([.$L437];[.$Y437];[.$AK437])" office:value-type="float"/>
          <table:table-cell table:formula="of:=MIN([.$M437];[.$Z437];[.$AL437])" office:value-type="float"/>
          <table:table-cell table:formula="of:=MIN([.$N437];[.$AA437];[.$AM437])" office:value-type="float"/>
          <table:table-cell table:formula="of:=MEDIAN([.$B437];[.$O437];[.$AB437])" office:value-type="float"/>
          <table:table-cell table:formula="of:=MEDIAN([.$C437];[.$P437];[.$AC437])" office:value-type="float"/>
          <table:table-cell table:formula="of:=MEDIAN([.$D437];[.$Q437];[.$AD437])" office:value-type="float"/>
          <table:table-cell table:formula="of:=MEDIAN([.$E437];[.$R437];[.$AE437])" office:value-type="float"/>
          <table:table-cell table:formula="of:=MEDIAN([.$F437];[.$S437];[.$AF437])" office:value-type="float"/>
          <table:table-cell table:formula="of:=MEDIAN([.$G437];[.$T437];[.$AG437])" office:value-type="float"/>
          <table:table-cell table:formula="of:=MEDIAN([.$H437];[.$U437];[.$AH437])" office:value-type="float"/>
          <table:table-cell table:formula="of:=MEDIAN([.$I437];[.$V437];[.$AI437])" office:value-type="float"/>
          <table:table-cell table:formula="of:=MEDIAN([.$J437];[.$W437])" office:value-type="float"/>
          <table:table-cell table:formula="of:=MEDIAN([.$K437];[.$X437];[.$AJ437])" office:value-type="float"/>
          <table:table-cell table:formula="of:=MEDIAN([.$L437];[.$Y437];[.$AK437])" office:value-type="float"/>
          <table:table-cell table:formula="of:=MEDIAN([.$M437];[.$Z437];[.$AL437])" office:value-type="float"/>
          <table:table-cell table:formula="of:=MEDIAN([.$N437];[.$AA437];[.$AM437])" office:value-type="float"/>
          <table:table-cell table:formula="of:=MAX([.$B437];[.$O437];[.$AB437])" office:value-type="float"/>
          <table:table-cell table:formula="of:=MAX([.$C437];[.$P437];[.$AC437])" office:value-type="float"/>
          <table:table-cell table:formula="of:=MAX([.$D437];[.$Q437];[.$AD437])" office:value-type="float"/>
          <table:table-cell table:formula="of:=MAX([.$E437];[.$R437];[.$AE437])" office:value-type="float"/>
          <table:table-cell table:formula="of:=MAX([.$F437];[.$S437];[.$AF437])" office:value-type="float"/>
          <table:table-cell table:formula="of:=MAX([.$G437];[.$T437];[.$AG437])" office:value-type="float"/>
          <table:table-cell table:formula="of:=MAX([.$H437];[.$U437];[.$AH437])" office:value-type="float"/>
          <table:table-cell table:formula="of:=MAX([.$I437];[.$V437];[.$AI437])" office:value-type="float"/>
          <table:table-cell table:formula="of:=MAX([.$J437];[.$W437])" office:value-type="float"/>
          <table:table-cell table:formula="of:=MAX([.$K437];[.$X437];[.$AJ437])" office:value-type="float"/>
          <table:table-cell table:formula="of:=MAX([.$L437];[.$Y437];[.$AK437])" office:value-type="float"/>
          <table:table-cell table:formula="of:=MAX([.$M437];[.$Z437];[.$AL437])" office:value-type="float"/>
          <table:table-cell table:formula="of:=MAX([.$N437];[.$AA437];[.$AM437])" office:value-type="float"/>
        </table:table-row>
        <table:table-row table:style-name="ro1">
          <table:table-cell office:value-type="string">
            <text:p>BLOCKS.BLOCKS-9-1.asp/5</text:p>
          </table:table-cell>
          <table:table-cell office:value-type="float" office:value="0.383352"/>
          <table:table-cell office:value-type="float" office:value="0.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548.0"/>
          <table:table-cell office:value-type="float" office:value="147.0"/>
          <table:table-cell office:value-type="float" office:value="0.0"/>
          <table:table-cell office:value-type="float" office:value="0.0"/>
          <table:table-cell office:value-type="float" office:value="0.144829"/>
          <table:table-cell office:value-type="float" office:value="0.1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548.0"/>
          <table:table-cell office:value-type="float" office:value="147.0"/>
          <table:table-cell office:value-type="float" office:value="0.0"/>
          <table:table-cell office:value-type="float" office:value="0.0"/>
          <table:table-cell office:value-type="float" office:value="0.143966"/>
          <table:table-cell office:value-type="float" office:value="0.1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9548.0"/>
          <table:table-cell office:value-type="float" office:value="147.0"/>
          <table:table-cell office:value-type="float" office:value="0.0"/>
          <table:table-cell office:value-type="float" office:value="0.0"/>
          <table:table-cell table:formula="of:=MIN([.$B438];[.$O438];[.$AB438])" office:value-type="float"/>
          <table:table-cell table:formula="of:=MIN([.$C438];[.$P438];[.$AC438])" office:value-type="float"/>
          <table:table-cell table:formula="of:=MIN([.$D438];[.$Q438];[.$AD438])" office:value-type="float"/>
          <table:table-cell table:formula="of:=MIN([.$E438];[.$R438];[.$AE438])" office:value-type="float"/>
          <table:table-cell table:formula="of:=MIN([.$F438];[.$S438];[.$AF438])" office:value-type="float"/>
          <table:table-cell table:formula="of:=MIN([.$G438];[.$T438];[.$AG438])" office:value-type="float"/>
          <table:table-cell table:formula="of:=MIN([.$H438];[.$U438];[.$AH438])" office:value-type="float"/>
          <table:table-cell table:formula="of:=MIN([.$I438];[.$V438];[.$AI438])" office:value-type="float"/>
          <table:table-cell table:formula="of:=MIN([.$J438];[.$W438])" office:value-type="float"/>
          <table:table-cell table:formula="of:=MIN([.$K438];[.$X438];[.$AJ438])" office:value-type="float"/>
          <table:table-cell table:formula="of:=MIN([.$L438];[.$Y438];[.$AK438])" office:value-type="float"/>
          <table:table-cell table:formula="of:=MIN([.$M438];[.$Z438];[.$AL438])" office:value-type="float"/>
          <table:table-cell table:formula="of:=MIN([.$N438];[.$AA438];[.$AM438])" office:value-type="float"/>
          <table:table-cell table:formula="of:=MEDIAN([.$B438];[.$O438];[.$AB438])" office:value-type="float"/>
          <table:table-cell table:formula="of:=MEDIAN([.$C438];[.$P438];[.$AC438])" office:value-type="float"/>
          <table:table-cell table:formula="of:=MEDIAN([.$D438];[.$Q438];[.$AD438])" office:value-type="float"/>
          <table:table-cell table:formula="of:=MEDIAN([.$E438];[.$R438];[.$AE438])" office:value-type="float"/>
          <table:table-cell table:formula="of:=MEDIAN([.$F438];[.$S438];[.$AF438])" office:value-type="float"/>
          <table:table-cell table:formula="of:=MEDIAN([.$G438];[.$T438];[.$AG438])" office:value-type="float"/>
          <table:table-cell table:formula="of:=MEDIAN([.$H438];[.$U438];[.$AH438])" office:value-type="float"/>
          <table:table-cell table:formula="of:=MEDIAN([.$I438];[.$V438];[.$AI438])" office:value-type="float"/>
          <table:table-cell table:formula="of:=MEDIAN([.$J438];[.$W438])" office:value-type="float"/>
          <table:table-cell table:formula="of:=MEDIAN([.$K438];[.$X438];[.$AJ438])" office:value-type="float"/>
          <table:table-cell table:formula="of:=MEDIAN([.$L438];[.$Y438];[.$AK438])" office:value-type="float"/>
          <table:table-cell table:formula="of:=MEDIAN([.$M438];[.$Z438];[.$AL438])" office:value-type="float"/>
          <table:table-cell table:formula="of:=MEDIAN([.$N438];[.$AA438];[.$AM438])" office:value-type="float"/>
          <table:table-cell table:formula="of:=MAX([.$B438];[.$O438];[.$AB438])" office:value-type="float"/>
          <table:table-cell table:formula="of:=MAX([.$C438];[.$P438];[.$AC438])" office:value-type="float"/>
          <table:table-cell table:formula="of:=MAX([.$D438];[.$Q438];[.$AD438])" office:value-type="float"/>
          <table:table-cell table:formula="of:=MAX([.$E438];[.$R438];[.$AE438])" office:value-type="float"/>
          <table:table-cell table:formula="of:=MAX([.$F438];[.$S438];[.$AF438])" office:value-type="float"/>
          <table:table-cell table:formula="of:=MAX([.$G438];[.$T438];[.$AG438])" office:value-type="float"/>
          <table:table-cell table:formula="of:=MAX([.$H438];[.$U438];[.$AH438])" office:value-type="float"/>
          <table:table-cell table:formula="of:=MAX([.$I438];[.$V438];[.$AI438])" office:value-type="float"/>
          <table:table-cell table:formula="of:=MAX([.$J438];[.$W438])" office:value-type="float"/>
          <table:table-cell table:formula="of:=MAX([.$K438];[.$X438];[.$AJ438])" office:value-type="float"/>
          <table:table-cell table:formula="of:=MAX([.$L438];[.$Y438];[.$AK438])" office:value-type="float"/>
          <table:table-cell table:formula="of:=MAX([.$M438];[.$Z438];[.$AL438])" office:value-type="float"/>
          <table:table-cell table:formula="of:=MAX([.$N438];[.$AA438];[.$AM438])" office:value-type="float"/>
        </table:table-row>
        <table:table-row table:style-name="ro1">
          <table:table-cell office:value-type="string">
            <text:p>BLOCKS.BLOCKS-9-1.asp/6</text:p>
          </table:table-cell>
          <table:table-cell office:value-type="float" office:value="0.186949"/>
          <table:table-cell office:value-type="float" office:value="0.1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308.0"/>
          <table:table-cell office:value-type="float" office:value="187.0"/>
          <table:table-cell office:value-type="float" office:value="0.0"/>
          <table:table-cell office:value-type="float" office:value="0.0"/>
          <table:table-cell office:value-type="float" office:value="0.185689"/>
          <table:table-cell office:value-type="float" office:value="0.1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308.0"/>
          <table:table-cell office:value-type="float" office:value="187.0"/>
          <table:table-cell office:value-type="float" office:value="0.0"/>
          <table:table-cell office:value-type="float" office:value="0.0"/>
          <table:table-cell office:value-type="float" office:value="0.165748"/>
          <table:table-cell office:value-type="float" office:value="0.1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1308.0"/>
          <table:table-cell office:value-type="float" office:value="187.0"/>
          <table:table-cell office:value-type="float" office:value="0.0"/>
          <table:table-cell office:value-type="float" office:value="0.0"/>
          <table:table-cell table:formula="of:=MIN([.$B439];[.$O439];[.$AB439])" office:value-type="float"/>
          <table:table-cell table:formula="of:=MIN([.$C439];[.$P439];[.$AC439])" office:value-type="float"/>
          <table:table-cell table:formula="of:=MIN([.$D439];[.$Q439];[.$AD439])" office:value-type="float"/>
          <table:table-cell table:formula="of:=MIN([.$E439];[.$R439];[.$AE439])" office:value-type="float"/>
          <table:table-cell table:formula="of:=MIN([.$F439];[.$S439];[.$AF439])" office:value-type="float"/>
          <table:table-cell table:formula="of:=MIN([.$G439];[.$T439];[.$AG439])" office:value-type="float"/>
          <table:table-cell table:formula="of:=MIN([.$H439];[.$U439];[.$AH439])" office:value-type="float"/>
          <table:table-cell table:formula="of:=MIN([.$I439];[.$V439];[.$AI439])" office:value-type="float"/>
          <table:table-cell table:formula="of:=MIN([.$J439];[.$W439])" office:value-type="float"/>
          <table:table-cell table:formula="of:=MIN([.$K439];[.$X439];[.$AJ439])" office:value-type="float"/>
          <table:table-cell table:formula="of:=MIN([.$L439];[.$Y439];[.$AK439])" office:value-type="float"/>
          <table:table-cell table:formula="of:=MIN([.$M439];[.$Z439];[.$AL439])" office:value-type="float"/>
          <table:table-cell table:formula="of:=MIN([.$N439];[.$AA439];[.$AM439])" office:value-type="float"/>
          <table:table-cell table:formula="of:=MEDIAN([.$B439];[.$O439];[.$AB439])" office:value-type="float"/>
          <table:table-cell table:formula="of:=MEDIAN([.$C439];[.$P439];[.$AC439])" office:value-type="float"/>
          <table:table-cell table:formula="of:=MEDIAN([.$D439];[.$Q439];[.$AD439])" office:value-type="float"/>
          <table:table-cell table:formula="of:=MEDIAN([.$E439];[.$R439];[.$AE439])" office:value-type="float"/>
          <table:table-cell table:formula="of:=MEDIAN([.$F439];[.$S439];[.$AF439])" office:value-type="float"/>
          <table:table-cell table:formula="of:=MEDIAN([.$G439];[.$T439];[.$AG439])" office:value-type="float"/>
          <table:table-cell table:formula="of:=MEDIAN([.$H439];[.$U439];[.$AH439])" office:value-type="float"/>
          <table:table-cell table:formula="of:=MEDIAN([.$I439];[.$V439];[.$AI439])" office:value-type="float"/>
          <table:table-cell table:formula="of:=MEDIAN([.$J439];[.$W439])" office:value-type="float"/>
          <table:table-cell table:formula="of:=MEDIAN([.$K439];[.$X439];[.$AJ439])" office:value-type="float"/>
          <table:table-cell table:formula="of:=MEDIAN([.$L439];[.$Y439];[.$AK439])" office:value-type="float"/>
          <table:table-cell table:formula="of:=MEDIAN([.$M439];[.$Z439];[.$AL439])" office:value-type="float"/>
          <table:table-cell table:formula="of:=MEDIAN([.$N439];[.$AA439];[.$AM439])" office:value-type="float"/>
          <table:table-cell table:formula="of:=MAX([.$B439];[.$O439];[.$AB439])" office:value-type="float"/>
          <table:table-cell table:formula="of:=MAX([.$C439];[.$P439];[.$AC439])" office:value-type="float"/>
          <table:table-cell table:formula="of:=MAX([.$D439];[.$Q439];[.$AD439])" office:value-type="float"/>
          <table:table-cell table:formula="of:=MAX([.$E439];[.$R439];[.$AE439])" office:value-type="float"/>
          <table:table-cell table:formula="of:=MAX([.$F439];[.$S439];[.$AF439])" office:value-type="float"/>
          <table:table-cell table:formula="of:=MAX([.$G439];[.$T439];[.$AG439])" office:value-type="float"/>
          <table:table-cell table:formula="of:=MAX([.$H439];[.$U439];[.$AH439])" office:value-type="float"/>
          <table:table-cell table:formula="of:=MAX([.$I439];[.$V439];[.$AI439])" office:value-type="float"/>
          <table:table-cell table:formula="of:=MAX([.$J439];[.$W439])" office:value-type="float"/>
          <table:table-cell table:formula="of:=MAX([.$K439];[.$X439];[.$AJ439])" office:value-type="float"/>
          <table:table-cell table:formula="of:=MAX([.$L439];[.$Y439];[.$AK439])" office:value-type="float"/>
          <table:table-cell table:formula="of:=MAX([.$M439];[.$Z439];[.$AL439])" office:value-type="float"/>
          <table:table-cell table:formula="of:=MAX([.$N439];[.$AA439];[.$AM439])" office:value-type="float"/>
        </table:table-row>
        <table:table-row table:style-name="ro1">
          <table:table-cell office:value-type="string">
            <text:p>BLOCKS.BLOCKS-9-1.asp/7</text:p>
          </table:table-cell>
          <table:table-cell office:value-type="float" office:value="0.19712"/>
          <table:table-cell office:value-type="float" office:value="0.1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068.0"/>
          <table:table-cell office:value-type="float" office:value="227.0"/>
          <table:table-cell office:value-type="float" office:value="0.0"/>
          <table:table-cell office:value-type="float" office:value="0.0"/>
          <table:table-cell office:value-type="float" office:value="0.193478"/>
          <table:table-cell office:value-type="float" office:value="0.1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068.0"/>
          <table:table-cell office:value-type="float" office:value="227.0"/>
          <table:table-cell office:value-type="float" office:value="0.0"/>
          <table:table-cell office:value-type="float" office:value="0.0"/>
          <table:table-cell office:value-type="float" office:value="0.187459"/>
          <table:table-cell office:value-type="float" office:value="0.1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3068.0"/>
          <table:table-cell office:value-type="float" office:value="227.0"/>
          <table:table-cell office:value-type="float" office:value="0.0"/>
          <table:table-cell office:value-type="float" office:value="0.0"/>
          <table:table-cell table:formula="of:=MIN([.$B440];[.$O440];[.$AB440])" office:value-type="float"/>
          <table:table-cell table:formula="of:=MIN([.$C440];[.$P440];[.$AC440])" office:value-type="float"/>
          <table:table-cell table:formula="of:=MIN([.$D440];[.$Q440];[.$AD440])" office:value-type="float"/>
          <table:table-cell table:formula="of:=MIN([.$E440];[.$R440];[.$AE440])" office:value-type="float"/>
          <table:table-cell table:formula="of:=MIN([.$F440];[.$S440];[.$AF440])" office:value-type="float"/>
          <table:table-cell table:formula="of:=MIN([.$G440];[.$T440];[.$AG440])" office:value-type="float"/>
          <table:table-cell table:formula="of:=MIN([.$H440];[.$U440];[.$AH440])" office:value-type="float"/>
          <table:table-cell table:formula="of:=MIN([.$I440];[.$V440];[.$AI440])" office:value-type="float"/>
          <table:table-cell table:formula="of:=MIN([.$J440];[.$W440])" office:value-type="float"/>
          <table:table-cell table:formula="of:=MIN([.$K440];[.$X440];[.$AJ440])" office:value-type="float"/>
          <table:table-cell table:formula="of:=MIN([.$L440];[.$Y440];[.$AK440])" office:value-type="float"/>
          <table:table-cell table:formula="of:=MIN([.$M440];[.$Z440];[.$AL440])" office:value-type="float"/>
          <table:table-cell table:formula="of:=MIN([.$N440];[.$AA440];[.$AM440])" office:value-type="float"/>
          <table:table-cell table:formula="of:=MEDIAN([.$B440];[.$O440];[.$AB440])" office:value-type="float"/>
          <table:table-cell table:formula="of:=MEDIAN([.$C440];[.$P440];[.$AC440])" office:value-type="float"/>
          <table:table-cell table:formula="of:=MEDIAN([.$D440];[.$Q440];[.$AD440])" office:value-type="float"/>
          <table:table-cell table:formula="of:=MEDIAN([.$E440];[.$R440];[.$AE440])" office:value-type="float"/>
          <table:table-cell table:formula="of:=MEDIAN([.$F440];[.$S440];[.$AF440])" office:value-type="float"/>
          <table:table-cell table:formula="of:=MEDIAN([.$G440];[.$T440];[.$AG440])" office:value-type="float"/>
          <table:table-cell table:formula="of:=MEDIAN([.$H440];[.$U440];[.$AH440])" office:value-type="float"/>
          <table:table-cell table:formula="of:=MEDIAN([.$I440];[.$V440];[.$AI440])" office:value-type="float"/>
          <table:table-cell table:formula="of:=MEDIAN([.$J440];[.$W440])" office:value-type="float"/>
          <table:table-cell table:formula="of:=MEDIAN([.$K440];[.$X440];[.$AJ440])" office:value-type="float"/>
          <table:table-cell table:formula="of:=MEDIAN([.$L440];[.$Y440];[.$AK440])" office:value-type="float"/>
          <table:table-cell table:formula="of:=MEDIAN([.$M440];[.$Z440];[.$AL440])" office:value-type="float"/>
          <table:table-cell table:formula="of:=MEDIAN([.$N440];[.$AA440];[.$AM440])" office:value-type="float"/>
          <table:table-cell table:formula="of:=MAX([.$B440];[.$O440];[.$AB440])" office:value-type="float"/>
          <table:table-cell table:formula="of:=MAX([.$C440];[.$P440];[.$AC440])" office:value-type="float"/>
          <table:table-cell table:formula="of:=MAX([.$D440];[.$Q440];[.$AD440])" office:value-type="float"/>
          <table:table-cell table:formula="of:=MAX([.$E440];[.$R440];[.$AE440])" office:value-type="float"/>
          <table:table-cell table:formula="of:=MAX([.$F440];[.$S440];[.$AF440])" office:value-type="float"/>
          <table:table-cell table:formula="of:=MAX([.$G440];[.$T440];[.$AG440])" office:value-type="float"/>
          <table:table-cell table:formula="of:=MAX([.$H440];[.$U440];[.$AH440])" office:value-type="float"/>
          <table:table-cell table:formula="of:=MAX([.$I440];[.$V440];[.$AI440])" office:value-type="float"/>
          <table:table-cell table:formula="of:=MAX([.$J440];[.$W440])" office:value-type="float"/>
          <table:table-cell table:formula="of:=MAX([.$K440];[.$X440];[.$AJ440])" office:value-type="float"/>
          <table:table-cell table:formula="of:=MAX([.$L440];[.$Y440];[.$AK440])" office:value-type="float"/>
          <table:table-cell table:formula="of:=MAX([.$M440];[.$Z440];[.$AL440])" office:value-type="float"/>
          <table:table-cell table:formula="of:=MAX([.$N440];[.$AA440];[.$AM440])" office:value-type="float"/>
        </table:table-row>
        <table:table-row table:style-name="ro1">
          <table:table-cell office:value-type="string">
            <text:p>BLOCKS.BLOCKS-9-1.asp/8</text:p>
          </table:table-cell>
          <table:table-cell office:value-type="float" office:value="0.233951"/>
          <table:table-cell office:value-type="float" office:value="0.1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828.0"/>
          <table:table-cell office:value-type="float" office:value="267.0"/>
          <table:table-cell office:value-type="float" office:value="0.0"/>
          <table:table-cell office:value-type="float" office:value="0.0"/>
          <table:table-cell office:value-type="float" office:value="0.209097"/>
          <table:table-cell office:value-type="float" office:value="0.1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828.0"/>
          <table:table-cell office:value-type="float" office:value="267.0"/>
          <table:table-cell office:value-type="float" office:value="0.0"/>
          <table:table-cell office:value-type="float" office:value="0.0"/>
          <table:table-cell office:value-type="float" office:value="0.207067"/>
          <table:table-cell office:value-type="float" office:value="0.1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4828.0"/>
          <table:table-cell office:value-type="float" office:value="267.0"/>
          <table:table-cell office:value-type="float" office:value="0.0"/>
          <table:table-cell office:value-type="float" office:value="0.0"/>
          <table:table-cell table:formula="of:=MIN([.$B441];[.$O441];[.$AB441])" office:value-type="float"/>
          <table:table-cell table:formula="of:=MIN([.$C441];[.$P441];[.$AC441])" office:value-type="float"/>
          <table:table-cell table:formula="of:=MIN([.$D441];[.$Q441];[.$AD441])" office:value-type="float"/>
          <table:table-cell table:formula="of:=MIN([.$E441];[.$R441];[.$AE441])" office:value-type="float"/>
          <table:table-cell table:formula="of:=MIN([.$F441];[.$S441];[.$AF441])" office:value-type="float"/>
          <table:table-cell table:formula="of:=MIN([.$G441];[.$T441];[.$AG441])" office:value-type="float"/>
          <table:table-cell table:formula="of:=MIN([.$H441];[.$U441];[.$AH441])" office:value-type="float"/>
          <table:table-cell table:formula="of:=MIN([.$I441];[.$V441];[.$AI441])" office:value-type="float"/>
          <table:table-cell table:formula="of:=MIN([.$J441];[.$W441])" office:value-type="float"/>
          <table:table-cell table:formula="of:=MIN([.$K441];[.$X441];[.$AJ441])" office:value-type="float"/>
          <table:table-cell table:formula="of:=MIN([.$L441];[.$Y441];[.$AK441])" office:value-type="float"/>
          <table:table-cell table:formula="of:=MIN([.$M441];[.$Z441];[.$AL441])" office:value-type="float"/>
          <table:table-cell table:formula="of:=MIN([.$N441];[.$AA441];[.$AM441])" office:value-type="float"/>
          <table:table-cell table:formula="of:=MEDIAN([.$B441];[.$O441];[.$AB441])" office:value-type="float"/>
          <table:table-cell table:formula="of:=MEDIAN([.$C441];[.$P441];[.$AC441])" office:value-type="float"/>
          <table:table-cell table:formula="of:=MEDIAN([.$D441];[.$Q441];[.$AD441])" office:value-type="float"/>
          <table:table-cell table:formula="of:=MEDIAN([.$E441];[.$R441];[.$AE441])" office:value-type="float"/>
          <table:table-cell table:formula="of:=MEDIAN([.$F441];[.$S441];[.$AF441])" office:value-type="float"/>
          <table:table-cell table:formula="of:=MEDIAN([.$G441];[.$T441];[.$AG441])" office:value-type="float"/>
          <table:table-cell table:formula="of:=MEDIAN([.$H441];[.$U441];[.$AH441])" office:value-type="float"/>
          <table:table-cell table:formula="of:=MEDIAN([.$I441];[.$V441];[.$AI441])" office:value-type="float"/>
          <table:table-cell table:formula="of:=MEDIAN([.$J441];[.$W441])" office:value-type="float"/>
          <table:table-cell table:formula="of:=MEDIAN([.$K441];[.$X441];[.$AJ441])" office:value-type="float"/>
          <table:table-cell table:formula="of:=MEDIAN([.$L441];[.$Y441];[.$AK441])" office:value-type="float"/>
          <table:table-cell table:formula="of:=MEDIAN([.$M441];[.$Z441];[.$AL441])" office:value-type="float"/>
          <table:table-cell table:formula="of:=MEDIAN([.$N441];[.$AA441];[.$AM441])" office:value-type="float"/>
          <table:table-cell table:formula="of:=MAX([.$B441];[.$O441];[.$AB441])" office:value-type="float"/>
          <table:table-cell table:formula="of:=MAX([.$C441];[.$P441];[.$AC441])" office:value-type="float"/>
          <table:table-cell table:formula="of:=MAX([.$D441];[.$Q441];[.$AD441])" office:value-type="float"/>
          <table:table-cell table:formula="of:=MAX([.$E441];[.$R441];[.$AE441])" office:value-type="float"/>
          <table:table-cell table:formula="of:=MAX([.$F441];[.$S441];[.$AF441])" office:value-type="float"/>
          <table:table-cell table:formula="of:=MAX([.$G441];[.$T441];[.$AG441])" office:value-type="float"/>
          <table:table-cell table:formula="of:=MAX([.$H441];[.$U441];[.$AH441])" office:value-type="float"/>
          <table:table-cell table:formula="of:=MAX([.$I441];[.$V441];[.$AI441])" office:value-type="float"/>
          <table:table-cell table:formula="of:=MAX([.$J441];[.$W441])" office:value-type="float"/>
          <table:table-cell table:formula="of:=MAX([.$K441];[.$X441];[.$AJ441])" office:value-type="float"/>
          <table:table-cell table:formula="of:=MAX([.$L441];[.$Y441];[.$AK441])" office:value-type="float"/>
          <table:table-cell table:formula="of:=MAX([.$M441];[.$Z441];[.$AL441])" office:value-type="float"/>
          <table:table-cell table:formula="of:=MAX([.$N441];[.$AA441];[.$AM441])" office:value-type="float"/>
        </table:table-row>
        <table:table-row table:style-name="ro1">
          <table:table-cell office:value-type="string">
            <text:p>BLOCKS.BLOCKS-9-1.asp/9</text:p>
          </table:table-cell>
          <table:table-cell office:value-type="float" office:value="0.258692"/>
          <table:table-cell office:value-type="float" office:value="0.2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588.0"/>
          <table:table-cell office:value-type="float" office:value="307.0"/>
          <table:table-cell office:value-type="float" office:value="0.0"/>
          <table:table-cell office:value-type="float" office:value="0.0"/>
          <table:table-cell office:value-type="float" office:value="0.22484"/>
          <table:table-cell office:value-type="float" office:value="0.1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588.0"/>
          <table:table-cell office:value-type="float" office:value="307.0"/>
          <table:table-cell office:value-type="float" office:value="0.0"/>
          <table:table-cell office:value-type="float" office:value="0.0"/>
          <table:table-cell office:value-type="float" office:value="0.222781"/>
          <table:table-cell office:value-type="float" office:value="0.1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6588.0"/>
          <table:table-cell office:value-type="float" office:value="307.0"/>
          <table:table-cell office:value-type="float" office:value="0.0"/>
          <table:table-cell office:value-type="float" office:value="0.0"/>
          <table:table-cell table:formula="of:=MIN([.$B442];[.$O442];[.$AB442])" office:value-type="float"/>
          <table:table-cell table:formula="of:=MIN([.$C442];[.$P442];[.$AC442])" office:value-type="float"/>
          <table:table-cell table:formula="of:=MIN([.$D442];[.$Q442];[.$AD442])" office:value-type="float"/>
          <table:table-cell table:formula="of:=MIN([.$E442];[.$R442];[.$AE442])" office:value-type="float"/>
          <table:table-cell table:formula="of:=MIN([.$F442];[.$S442];[.$AF442])" office:value-type="float"/>
          <table:table-cell table:formula="of:=MIN([.$G442];[.$T442];[.$AG442])" office:value-type="float"/>
          <table:table-cell table:formula="of:=MIN([.$H442];[.$U442];[.$AH442])" office:value-type="float"/>
          <table:table-cell table:formula="of:=MIN([.$I442];[.$V442];[.$AI442])" office:value-type="float"/>
          <table:table-cell table:formula="of:=MIN([.$J442];[.$W442])" office:value-type="float"/>
          <table:table-cell table:formula="of:=MIN([.$K442];[.$X442];[.$AJ442])" office:value-type="float"/>
          <table:table-cell table:formula="of:=MIN([.$L442];[.$Y442];[.$AK442])" office:value-type="float"/>
          <table:table-cell table:formula="of:=MIN([.$M442];[.$Z442];[.$AL442])" office:value-type="float"/>
          <table:table-cell table:formula="of:=MIN([.$N442];[.$AA442];[.$AM442])" office:value-type="float"/>
          <table:table-cell table:formula="of:=MEDIAN([.$B442];[.$O442];[.$AB442])" office:value-type="float"/>
          <table:table-cell table:formula="of:=MEDIAN([.$C442];[.$P442];[.$AC442])" office:value-type="float"/>
          <table:table-cell table:formula="of:=MEDIAN([.$D442];[.$Q442];[.$AD442])" office:value-type="float"/>
          <table:table-cell table:formula="of:=MEDIAN([.$E442];[.$R442];[.$AE442])" office:value-type="float"/>
          <table:table-cell table:formula="of:=MEDIAN([.$F442];[.$S442];[.$AF442])" office:value-type="float"/>
          <table:table-cell table:formula="of:=MEDIAN([.$G442];[.$T442];[.$AG442])" office:value-type="float"/>
          <table:table-cell table:formula="of:=MEDIAN([.$H442];[.$U442];[.$AH442])" office:value-type="float"/>
          <table:table-cell table:formula="of:=MEDIAN([.$I442];[.$V442];[.$AI442])" office:value-type="float"/>
          <table:table-cell table:formula="of:=MEDIAN([.$J442];[.$W442])" office:value-type="float"/>
          <table:table-cell table:formula="of:=MEDIAN([.$K442];[.$X442];[.$AJ442])" office:value-type="float"/>
          <table:table-cell table:formula="of:=MEDIAN([.$L442];[.$Y442];[.$AK442])" office:value-type="float"/>
          <table:table-cell table:formula="of:=MEDIAN([.$M442];[.$Z442];[.$AL442])" office:value-type="float"/>
          <table:table-cell table:formula="of:=MEDIAN([.$N442];[.$AA442];[.$AM442])" office:value-type="float"/>
          <table:table-cell table:formula="of:=MAX([.$B442];[.$O442];[.$AB442])" office:value-type="float"/>
          <table:table-cell table:formula="of:=MAX([.$C442];[.$P442];[.$AC442])" office:value-type="float"/>
          <table:table-cell table:formula="of:=MAX([.$D442];[.$Q442];[.$AD442])" office:value-type="float"/>
          <table:table-cell table:formula="of:=MAX([.$E442];[.$R442];[.$AE442])" office:value-type="float"/>
          <table:table-cell table:formula="of:=MAX([.$F442];[.$S442];[.$AF442])" office:value-type="float"/>
          <table:table-cell table:formula="of:=MAX([.$G442];[.$T442];[.$AG442])" office:value-type="float"/>
          <table:table-cell table:formula="of:=MAX([.$H442];[.$U442];[.$AH442])" office:value-type="float"/>
          <table:table-cell table:formula="of:=MAX([.$I442];[.$V442];[.$AI442])" office:value-type="float"/>
          <table:table-cell table:formula="of:=MAX([.$J442];[.$W442])" office:value-type="float"/>
          <table:table-cell table:formula="of:=MAX([.$K442];[.$X442];[.$AJ442])" office:value-type="float"/>
          <table:table-cell table:formula="of:=MAX([.$L442];[.$Y442];[.$AK442])" office:value-type="float"/>
          <table:table-cell table:formula="of:=MAX([.$M442];[.$Z442];[.$AL442])" office:value-type="float"/>
          <table:table-cell table:formula="of:=MAX([.$N442];[.$AA442];[.$AM442])" office:value-type="float"/>
        </table:table-row>
        <table:table-row table:style-name="ro1">
          <table:table-cell office:value-type="string">
            <text:p>BLOCKS.BLOCKS-9-2.asp/1</text:p>
          </table:table-cell>
          <table:table-cell office:value-type="float" office:value="0.079985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508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0.085488"/>
          <table:table-cell office:value-type="float" office:value="0.0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508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0.09075"/>
          <table:table-cell office:value-type="float" office:value="0.0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508.0"/>
          <table:table-cell office:value-type="float" office:value="2.0"/>
          <table:table-cell office:value-type="float" office:value="0.0"/>
          <table:table-cell office:value-type="float" office:value="0.0"/>
          <table:table-cell table:formula="of:=MIN([.$B443];[.$O443];[.$AB443])" office:value-type="float"/>
          <table:table-cell table:formula="of:=MIN([.$C443];[.$P443];[.$AC443])" office:value-type="float"/>
          <table:table-cell table:formula="of:=MIN([.$D443];[.$Q443];[.$AD443])" office:value-type="float"/>
          <table:table-cell table:formula="of:=MIN([.$E443];[.$R443];[.$AE443])" office:value-type="float"/>
          <table:table-cell table:formula="of:=MIN([.$F443];[.$S443];[.$AF443])" office:value-type="float"/>
          <table:table-cell table:formula="of:=MIN([.$G443];[.$T443];[.$AG443])" office:value-type="float"/>
          <table:table-cell table:formula="of:=MIN([.$H443];[.$U443];[.$AH443])" office:value-type="float"/>
          <table:table-cell table:formula="of:=MIN([.$I443];[.$V443];[.$AI443])" office:value-type="float"/>
          <table:table-cell table:formula="of:=MIN([.$J443];[.$W443])" office:value-type="float"/>
          <table:table-cell table:formula="of:=MIN([.$K443];[.$X443];[.$AJ443])" office:value-type="float"/>
          <table:table-cell table:formula="of:=MIN([.$L443];[.$Y443];[.$AK443])" office:value-type="float"/>
          <table:table-cell table:formula="of:=MIN([.$M443];[.$Z443];[.$AL443])" office:value-type="float"/>
          <table:table-cell table:formula="of:=MIN([.$N443];[.$AA443];[.$AM443])" office:value-type="float"/>
          <table:table-cell table:formula="of:=MEDIAN([.$B443];[.$O443];[.$AB443])" office:value-type="float"/>
          <table:table-cell table:formula="of:=MEDIAN([.$C443];[.$P443];[.$AC443])" office:value-type="float"/>
          <table:table-cell table:formula="of:=MEDIAN([.$D443];[.$Q443];[.$AD443])" office:value-type="float"/>
          <table:table-cell table:formula="of:=MEDIAN([.$E443];[.$R443];[.$AE443])" office:value-type="float"/>
          <table:table-cell table:formula="of:=MEDIAN([.$F443];[.$S443];[.$AF443])" office:value-type="float"/>
          <table:table-cell table:formula="of:=MEDIAN([.$G443];[.$T443];[.$AG443])" office:value-type="float"/>
          <table:table-cell table:formula="of:=MEDIAN([.$H443];[.$U443];[.$AH443])" office:value-type="float"/>
          <table:table-cell table:formula="of:=MEDIAN([.$I443];[.$V443];[.$AI443])" office:value-type="float"/>
          <table:table-cell table:formula="of:=MEDIAN([.$J443];[.$W443])" office:value-type="float"/>
          <table:table-cell table:formula="of:=MEDIAN([.$K443];[.$X443];[.$AJ443])" office:value-type="float"/>
          <table:table-cell table:formula="of:=MEDIAN([.$L443];[.$Y443];[.$AK443])" office:value-type="float"/>
          <table:table-cell table:formula="of:=MEDIAN([.$M443];[.$Z443];[.$AL443])" office:value-type="float"/>
          <table:table-cell table:formula="of:=MEDIAN([.$N443];[.$AA443];[.$AM443])" office:value-type="float"/>
          <table:table-cell table:formula="of:=MAX([.$B443];[.$O443];[.$AB443])" office:value-type="float"/>
          <table:table-cell table:formula="of:=MAX([.$C443];[.$P443];[.$AC443])" office:value-type="float"/>
          <table:table-cell table:formula="of:=MAX([.$D443];[.$Q443];[.$AD443])" office:value-type="float"/>
          <table:table-cell table:formula="of:=MAX([.$E443];[.$R443];[.$AE443])" office:value-type="float"/>
          <table:table-cell table:formula="of:=MAX([.$F443];[.$S443];[.$AF443])" office:value-type="float"/>
          <table:table-cell table:formula="of:=MAX([.$G443];[.$T443];[.$AG443])" office:value-type="float"/>
          <table:table-cell table:formula="of:=MAX([.$H443];[.$U443];[.$AH443])" office:value-type="float"/>
          <table:table-cell table:formula="of:=MAX([.$I443];[.$V443];[.$AI443])" office:value-type="float"/>
          <table:table-cell table:formula="of:=MAX([.$J443];[.$W443])" office:value-type="float"/>
          <table:table-cell table:formula="of:=MAX([.$K443];[.$X443];[.$AJ443])" office:value-type="float"/>
          <table:table-cell table:formula="of:=MAX([.$L443];[.$Y443];[.$AK443])" office:value-type="float"/>
          <table:table-cell table:formula="of:=MAX([.$M443];[.$Z443];[.$AL443])" office:value-type="float"/>
          <table:table-cell table:formula="of:=MAX([.$N443];[.$AA443];[.$AM443])" office:value-type="float"/>
        </table:table-row>
        <table:table-row table:style-name="ro1">
          <table:table-cell office:value-type="string">
            <text:p>BLOCKS.BLOCKS-9-2.asp/10</text:p>
          </table:table-cell>
          <table:table-cell office:value-type="float" office:value="0.262538"/>
          <table:table-cell office:value-type="float" office:value="0.2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.0"/>
          <table:table-cell office:value-type="float" office:value="4.0"/>
          <table:table-cell office:value-type="float" office:value="18348.0"/>
          <table:table-cell office:value-type="float" office:value="7239.0"/>
          <table:table-cell office:value-type="float" office:value="0.0"/>
          <table:table-cell office:value-type="float" office:value="0.0"/>
          <table:table-cell office:value-type="float" office:value="0.269207"/>
          <table:table-cell office:value-type="float" office:value="0.2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.0"/>
          <table:table-cell office:value-type="float" office:value="4.0"/>
          <table:table-cell office:value-type="float" office:value="18348.0"/>
          <table:table-cell office:value-type="float" office:value="7239.0"/>
          <table:table-cell office:value-type="float" office:value="0.0"/>
          <table:table-cell office:value-type="float" office:value="0.0"/>
          <table:table-cell office:value-type="float" office:value="0.226461"/>
          <table:table-cell office:value-type="float" office:value="0.1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4.0"/>
          <table:table-cell office:value-type="float" office:value="18348.0"/>
          <table:table-cell office:value-type="float" office:value="7239.0"/>
          <table:table-cell office:value-type="float" office:value="0.0"/>
          <table:table-cell office:value-type="float" office:value="0.0"/>
          <table:table-cell table:formula="of:=MIN([.$B444];[.$O444];[.$AB444])" office:value-type="float"/>
          <table:table-cell table:formula="of:=MIN([.$C444];[.$P444];[.$AC444])" office:value-type="float"/>
          <table:table-cell table:formula="of:=MIN([.$D444];[.$Q444];[.$AD444])" office:value-type="float"/>
          <table:table-cell table:formula="of:=MIN([.$E444];[.$R444];[.$AE444])" office:value-type="float"/>
          <table:table-cell table:formula="of:=MIN([.$F444];[.$S444];[.$AF444])" office:value-type="float"/>
          <table:table-cell table:formula="of:=MIN([.$G444];[.$T444];[.$AG444])" office:value-type="float"/>
          <table:table-cell table:formula="of:=MIN([.$H444];[.$U444];[.$AH444])" office:value-type="float"/>
          <table:table-cell table:formula="of:=MIN([.$I444];[.$V444];[.$AI444])" office:value-type="float"/>
          <table:table-cell table:formula="of:=MIN([.$J444];[.$W444])" office:value-type="float"/>
          <table:table-cell table:formula="of:=MIN([.$K444];[.$X444];[.$AJ444])" office:value-type="float"/>
          <table:table-cell table:formula="of:=MIN([.$L444];[.$Y444];[.$AK444])" office:value-type="float"/>
          <table:table-cell table:formula="of:=MIN([.$M444];[.$Z444];[.$AL444])" office:value-type="float"/>
          <table:table-cell table:formula="of:=MIN([.$N444];[.$AA444];[.$AM444])" office:value-type="float"/>
          <table:table-cell table:formula="of:=MEDIAN([.$B444];[.$O444];[.$AB444])" office:value-type="float"/>
          <table:table-cell table:formula="of:=MEDIAN([.$C444];[.$P444];[.$AC444])" office:value-type="float"/>
          <table:table-cell table:formula="of:=MEDIAN([.$D444];[.$Q444];[.$AD444])" office:value-type="float"/>
          <table:table-cell table:formula="of:=MEDIAN([.$E444];[.$R444];[.$AE444])" office:value-type="float"/>
          <table:table-cell table:formula="of:=MEDIAN([.$F444];[.$S444];[.$AF444])" office:value-type="float"/>
          <table:table-cell table:formula="of:=MEDIAN([.$G444];[.$T444];[.$AG444])" office:value-type="float"/>
          <table:table-cell table:formula="of:=MEDIAN([.$H444];[.$U444];[.$AH444])" office:value-type="float"/>
          <table:table-cell table:formula="of:=MEDIAN([.$I444];[.$V444];[.$AI444])" office:value-type="float"/>
          <table:table-cell table:formula="of:=MEDIAN([.$J444];[.$W444])" office:value-type="float"/>
          <table:table-cell table:formula="of:=MEDIAN([.$K444];[.$X444];[.$AJ444])" office:value-type="float"/>
          <table:table-cell table:formula="of:=MEDIAN([.$L444];[.$Y444];[.$AK444])" office:value-type="float"/>
          <table:table-cell table:formula="of:=MEDIAN([.$M444];[.$Z444];[.$AL444])" office:value-type="float"/>
          <table:table-cell table:formula="of:=MEDIAN([.$N444];[.$AA444];[.$AM444])" office:value-type="float"/>
          <table:table-cell table:formula="of:=MAX([.$B444];[.$O444];[.$AB444])" office:value-type="float"/>
          <table:table-cell table:formula="of:=MAX([.$C444];[.$P444];[.$AC444])" office:value-type="float"/>
          <table:table-cell table:formula="of:=MAX([.$D444];[.$Q444];[.$AD444])" office:value-type="float"/>
          <table:table-cell table:formula="of:=MAX([.$E444];[.$R444];[.$AE444])" office:value-type="float"/>
          <table:table-cell table:formula="of:=MAX([.$F444];[.$S444];[.$AF444])" office:value-type="float"/>
          <table:table-cell table:formula="of:=MAX([.$G444];[.$T444];[.$AG444])" office:value-type="float"/>
          <table:table-cell table:formula="of:=MAX([.$H444];[.$U444];[.$AH444])" office:value-type="float"/>
          <table:table-cell table:formula="of:=MAX([.$I444];[.$V444];[.$AI444])" office:value-type="float"/>
          <table:table-cell table:formula="of:=MAX([.$J444];[.$W444])" office:value-type="float"/>
          <table:table-cell table:formula="of:=MAX([.$K444];[.$X444];[.$AJ444])" office:value-type="float"/>
          <table:table-cell table:formula="of:=MAX([.$L444];[.$Y444];[.$AK444])" office:value-type="float"/>
          <table:table-cell table:formula="of:=MAX([.$M444];[.$Z444];[.$AL444])" office:value-type="float"/>
          <table:table-cell table:formula="of:=MAX([.$N444];[.$AA444];[.$AM444])" office:value-type="float"/>
        </table:table-row>
        <table:table-row table:style-name="ro1">
          <table:table-cell office:value-type="string">
            <text:p>BLOCKS.BLOCKS-9-2.asp/11</text:p>
          </table:table-cell>
          <table:table-cell office:value-type="float" office:value="0.285226"/>
          <table:table-cell office:value-type="float" office:value="0.2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8.0"/>
          <table:table-cell office:value-type="float" office:value="8.0"/>
          <table:table-cell office:value-type="float" office:value="20108.0"/>
          <table:table-cell office:value-type="float" office:value="8710.0"/>
          <table:table-cell office:value-type="float" office:value="0.0"/>
          <table:table-cell office:value-type="float" office:value="0.0"/>
          <table:table-cell office:value-type="float" office:value="0.276161"/>
          <table:table-cell office:value-type="float" office:value="0.2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8.0"/>
          <table:table-cell office:value-type="float" office:value="8.0"/>
          <table:table-cell office:value-type="float" office:value="20108.0"/>
          <table:table-cell office:value-type="float" office:value="8710.0"/>
          <table:table-cell office:value-type="float" office:value="0.0"/>
          <table:table-cell office:value-type="float" office:value="0.0"/>
          <table:table-cell office:value-type="float" office:value="0.240259"/>
          <table:table-cell office:value-type="float" office:value="0.1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2.0"/>
          <table:table-cell office:value-type="float" office:value="20108.0"/>
          <table:table-cell office:value-type="float" office:value="8710.0"/>
          <table:table-cell office:value-type="float" office:value="0.0"/>
          <table:table-cell office:value-type="float" office:value="0.0"/>
          <table:table-cell table:formula="of:=MIN([.$B445];[.$O445];[.$AB445])" office:value-type="float"/>
          <table:table-cell table:formula="of:=MIN([.$C445];[.$P445];[.$AC445])" office:value-type="float"/>
          <table:table-cell table:formula="of:=MIN([.$D445];[.$Q445];[.$AD445])" office:value-type="float"/>
          <table:table-cell table:formula="of:=MIN([.$E445];[.$R445];[.$AE445])" office:value-type="float"/>
          <table:table-cell table:formula="of:=MIN([.$F445];[.$S445];[.$AF445])" office:value-type="float"/>
          <table:table-cell table:formula="of:=MIN([.$G445];[.$T445];[.$AG445])" office:value-type="float"/>
          <table:table-cell table:formula="of:=MIN([.$H445];[.$U445];[.$AH445])" office:value-type="float"/>
          <table:table-cell table:formula="of:=MIN([.$I445];[.$V445];[.$AI445])" office:value-type="float"/>
          <table:table-cell table:formula="of:=MIN([.$J445];[.$W445])" office:value-type="float"/>
          <table:table-cell table:formula="of:=MIN([.$K445];[.$X445];[.$AJ445])" office:value-type="float"/>
          <table:table-cell table:formula="of:=MIN([.$L445];[.$Y445];[.$AK445])" office:value-type="float"/>
          <table:table-cell table:formula="of:=MIN([.$M445];[.$Z445];[.$AL445])" office:value-type="float"/>
          <table:table-cell table:formula="of:=MIN([.$N445];[.$AA445];[.$AM445])" office:value-type="float"/>
          <table:table-cell table:formula="of:=MEDIAN([.$B445];[.$O445];[.$AB445])" office:value-type="float"/>
          <table:table-cell table:formula="of:=MEDIAN([.$C445];[.$P445];[.$AC445])" office:value-type="float"/>
          <table:table-cell table:formula="of:=MEDIAN([.$D445];[.$Q445];[.$AD445])" office:value-type="float"/>
          <table:table-cell table:formula="of:=MEDIAN([.$E445];[.$R445];[.$AE445])" office:value-type="float"/>
          <table:table-cell table:formula="of:=MEDIAN([.$F445];[.$S445];[.$AF445])" office:value-type="float"/>
          <table:table-cell table:formula="of:=MEDIAN([.$G445];[.$T445];[.$AG445])" office:value-type="float"/>
          <table:table-cell table:formula="of:=MEDIAN([.$H445];[.$U445];[.$AH445])" office:value-type="float"/>
          <table:table-cell table:formula="of:=MEDIAN([.$I445];[.$V445];[.$AI445])" office:value-type="float"/>
          <table:table-cell table:formula="of:=MEDIAN([.$J445];[.$W445])" office:value-type="float"/>
          <table:table-cell table:formula="of:=MEDIAN([.$K445];[.$X445];[.$AJ445])" office:value-type="float"/>
          <table:table-cell table:formula="of:=MEDIAN([.$L445];[.$Y445];[.$AK445])" office:value-type="float"/>
          <table:table-cell table:formula="of:=MEDIAN([.$M445];[.$Z445];[.$AL445])" office:value-type="float"/>
          <table:table-cell table:formula="of:=MEDIAN([.$N445];[.$AA445];[.$AM445])" office:value-type="float"/>
          <table:table-cell table:formula="of:=MAX([.$B445];[.$O445];[.$AB445])" office:value-type="float"/>
          <table:table-cell table:formula="of:=MAX([.$C445];[.$P445];[.$AC445])" office:value-type="float"/>
          <table:table-cell table:formula="of:=MAX([.$D445];[.$Q445];[.$AD445])" office:value-type="float"/>
          <table:table-cell table:formula="of:=MAX([.$E445];[.$R445];[.$AE445])" office:value-type="float"/>
          <table:table-cell table:formula="of:=MAX([.$F445];[.$S445];[.$AF445])" office:value-type="float"/>
          <table:table-cell table:formula="of:=MAX([.$G445];[.$T445];[.$AG445])" office:value-type="float"/>
          <table:table-cell table:formula="of:=MAX([.$H445];[.$U445];[.$AH445])" office:value-type="float"/>
          <table:table-cell table:formula="of:=MAX([.$I445];[.$V445];[.$AI445])" office:value-type="float"/>
          <table:table-cell table:formula="of:=MAX([.$J445];[.$W445])" office:value-type="float"/>
          <table:table-cell table:formula="of:=MAX([.$K445];[.$X445];[.$AJ445])" office:value-type="float"/>
          <table:table-cell table:formula="of:=MAX([.$L445];[.$Y445];[.$AK445])" office:value-type="float"/>
          <table:table-cell table:formula="of:=MAX([.$M445];[.$Z445];[.$AL445])" office:value-type="float"/>
          <table:table-cell table:formula="of:=MAX([.$N445];[.$AA445];[.$AM445])" office:value-type="float"/>
        </table:table-row>
        <table:table-row table:style-name="ro1">
          <table:table-cell office:value-type="string">
            <text:p>BLOCKS.BLOCKS-9-2.asp/12</text:p>
          </table:table-cell>
          <table:table-cell office:value-type="float" office:value="0.309476"/>
          <table:table-cell office:value-type="float" office:value="0.2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7.0"/>
          <table:table-cell office:value-type="float" office:value="17.0"/>
          <table:table-cell office:value-type="float" office:value="21868.0"/>
          <table:table-cell office:value-type="float" office:value="10181.0"/>
          <table:table-cell office:value-type="float" office:value="0.0"/>
          <table:table-cell office:value-type="float" office:value="0.0"/>
          <table:table-cell office:value-type="float" office:value="0.3297"/>
          <table:table-cell office:value-type="float" office:value="0.2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7.0"/>
          <table:table-cell office:value-type="float" office:value="17.0"/>
          <table:table-cell office:value-type="float" office:value="21868.0"/>
          <table:table-cell office:value-type="float" office:value="10181.0"/>
          <table:table-cell office:value-type="float" office:value="0.0"/>
          <table:table-cell office:value-type="float" office:value="0.0"/>
          <table:table-cell office:value-type="float" office:value="0.25872"/>
          <table:table-cell office:value-type="float" office:value="0.2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62.0"/>
          <table:table-cell office:value-type="float" office:value="21868.0"/>
          <table:table-cell office:value-type="float" office:value="10181.0"/>
          <table:table-cell office:value-type="float" office:value="0.0"/>
          <table:table-cell office:value-type="float" office:value="0.0"/>
          <table:table-cell table:formula="of:=MIN([.$B446];[.$O446];[.$AB446])" office:value-type="float"/>
          <table:table-cell table:formula="of:=MIN([.$C446];[.$P446];[.$AC446])" office:value-type="float"/>
          <table:table-cell table:formula="of:=MIN([.$D446];[.$Q446];[.$AD446])" office:value-type="float"/>
          <table:table-cell table:formula="of:=MIN([.$E446];[.$R446];[.$AE446])" office:value-type="float"/>
          <table:table-cell table:formula="of:=MIN([.$F446];[.$S446];[.$AF446])" office:value-type="float"/>
          <table:table-cell table:formula="of:=MIN([.$G446];[.$T446];[.$AG446])" office:value-type="float"/>
          <table:table-cell table:formula="of:=MIN([.$H446];[.$U446];[.$AH446])" office:value-type="float"/>
          <table:table-cell table:formula="of:=MIN([.$I446];[.$V446];[.$AI446])" office:value-type="float"/>
          <table:table-cell table:formula="of:=MIN([.$J446];[.$W446])" office:value-type="float"/>
          <table:table-cell table:formula="of:=MIN([.$K446];[.$X446];[.$AJ446])" office:value-type="float"/>
          <table:table-cell table:formula="of:=MIN([.$L446];[.$Y446];[.$AK446])" office:value-type="float"/>
          <table:table-cell table:formula="of:=MIN([.$M446];[.$Z446];[.$AL446])" office:value-type="float"/>
          <table:table-cell table:formula="of:=MIN([.$N446];[.$AA446];[.$AM446])" office:value-type="float"/>
          <table:table-cell table:formula="of:=MEDIAN([.$B446];[.$O446];[.$AB446])" office:value-type="float"/>
          <table:table-cell table:formula="of:=MEDIAN([.$C446];[.$P446];[.$AC446])" office:value-type="float"/>
          <table:table-cell table:formula="of:=MEDIAN([.$D446];[.$Q446];[.$AD446])" office:value-type="float"/>
          <table:table-cell table:formula="of:=MEDIAN([.$E446];[.$R446];[.$AE446])" office:value-type="float"/>
          <table:table-cell table:formula="of:=MEDIAN([.$F446];[.$S446];[.$AF446])" office:value-type="float"/>
          <table:table-cell table:formula="of:=MEDIAN([.$G446];[.$T446];[.$AG446])" office:value-type="float"/>
          <table:table-cell table:formula="of:=MEDIAN([.$H446];[.$U446];[.$AH446])" office:value-type="float"/>
          <table:table-cell table:formula="of:=MEDIAN([.$I446];[.$V446];[.$AI446])" office:value-type="float"/>
          <table:table-cell table:formula="of:=MEDIAN([.$J446];[.$W446])" office:value-type="float"/>
          <table:table-cell table:formula="of:=MEDIAN([.$K446];[.$X446];[.$AJ446])" office:value-type="float"/>
          <table:table-cell table:formula="of:=MEDIAN([.$L446];[.$Y446];[.$AK446])" office:value-type="float"/>
          <table:table-cell table:formula="of:=MEDIAN([.$M446];[.$Z446];[.$AL446])" office:value-type="float"/>
          <table:table-cell table:formula="of:=MEDIAN([.$N446];[.$AA446];[.$AM446])" office:value-type="float"/>
          <table:table-cell table:formula="of:=MAX([.$B446];[.$O446];[.$AB446])" office:value-type="float"/>
          <table:table-cell table:formula="of:=MAX([.$C446];[.$P446];[.$AC446])" office:value-type="float"/>
          <table:table-cell table:formula="of:=MAX([.$D446];[.$Q446];[.$AD446])" office:value-type="float"/>
          <table:table-cell table:formula="of:=MAX([.$E446];[.$R446];[.$AE446])" office:value-type="float"/>
          <table:table-cell table:formula="of:=MAX([.$F446];[.$S446];[.$AF446])" office:value-type="float"/>
          <table:table-cell table:formula="of:=MAX([.$G446];[.$T446];[.$AG446])" office:value-type="float"/>
          <table:table-cell table:formula="of:=MAX([.$H446];[.$U446];[.$AH446])" office:value-type="float"/>
          <table:table-cell table:formula="of:=MAX([.$I446];[.$V446];[.$AI446])" office:value-type="float"/>
          <table:table-cell table:formula="of:=MAX([.$J446];[.$W446])" office:value-type="float"/>
          <table:table-cell table:formula="of:=MAX([.$K446];[.$X446];[.$AJ446])" office:value-type="float"/>
          <table:table-cell table:formula="of:=MAX([.$L446];[.$Y446];[.$AK446])" office:value-type="float"/>
          <table:table-cell table:formula="of:=MAX([.$M446];[.$Z446];[.$AL446])" office:value-type="float"/>
          <table:table-cell table:formula="of:=MAX([.$N446];[.$AA446];[.$AM446])" office:value-type="float"/>
        </table:table-row>
        <table:table-row table:style-name="ro1">
          <table:table-cell office:value-type="string">
            <text:p>BLOCKS.BLOCKS-9-2.asp/13</text:p>
          </table:table-cell>
          <table:table-cell office:value-type="float" office:value="0.336137"/>
          <table:table-cell office:value-type="float" office:value="0.2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2.0"/>
          <table:table-cell office:value-type="float" office:value="22.0"/>
          <table:table-cell office:value-type="float" office:value="23628.0"/>
          <table:table-cell office:value-type="float" office:value="11652.0"/>
          <table:table-cell office:value-type="float" office:value="0.0"/>
          <table:table-cell office:value-type="float" office:value="0.0"/>
          <table:table-cell office:value-type="float" office:value="0.317742"/>
          <table:table-cell office:value-type="float" office:value="0.2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2.0"/>
          <table:table-cell office:value-type="float" office:value="22.0"/>
          <table:table-cell office:value-type="float" office:value="23628.0"/>
          <table:table-cell office:value-type="float" office:value="11652.0"/>
          <table:table-cell office:value-type="float" office:value="0.0"/>
          <table:table-cell office:value-type="float" office:value="0.0"/>
          <table:table-cell office:value-type="float" office:value="0.274165"/>
          <table:table-cell office:value-type="float" office:value="0.2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39.0"/>
          <table:table-cell office:value-type="float" office:value="23628.0"/>
          <table:table-cell office:value-type="float" office:value="11652.0"/>
          <table:table-cell office:value-type="float" office:value="0.0"/>
          <table:table-cell office:value-type="float" office:value="0.0"/>
          <table:table-cell table:formula="of:=MIN([.$B447];[.$O447];[.$AB447])" office:value-type="float"/>
          <table:table-cell table:formula="of:=MIN([.$C447];[.$P447];[.$AC447])" office:value-type="float"/>
          <table:table-cell table:formula="of:=MIN([.$D447];[.$Q447];[.$AD447])" office:value-type="float"/>
          <table:table-cell table:formula="of:=MIN([.$E447];[.$R447];[.$AE447])" office:value-type="float"/>
          <table:table-cell table:formula="of:=MIN([.$F447];[.$S447];[.$AF447])" office:value-type="float"/>
          <table:table-cell table:formula="of:=MIN([.$G447];[.$T447];[.$AG447])" office:value-type="float"/>
          <table:table-cell table:formula="of:=MIN([.$H447];[.$U447];[.$AH447])" office:value-type="float"/>
          <table:table-cell table:formula="of:=MIN([.$I447];[.$V447];[.$AI447])" office:value-type="float"/>
          <table:table-cell table:formula="of:=MIN([.$J447];[.$W447])" office:value-type="float"/>
          <table:table-cell table:formula="of:=MIN([.$K447];[.$X447];[.$AJ447])" office:value-type="float"/>
          <table:table-cell table:formula="of:=MIN([.$L447];[.$Y447];[.$AK447])" office:value-type="float"/>
          <table:table-cell table:formula="of:=MIN([.$M447];[.$Z447];[.$AL447])" office:value-type="float"/>
          <table:table-cell table:formula="of:=MIN([.$N447];[.$AA447];[.$AM447])" office:value-type="float"/>
          <table:table-cell table:formula="of:=MEDIAN([.$B447];[.$O447];[.$AB447])" office:value-type="float"/>
          <table:table-cell table:formula="of:=MEDIAN([.$C447];[.$P447];[.$AC447])" office:value-type="float"/>
          <table:table-cell table:formula="of:=MEDIAN([.$D447];[.$Q447];[.$AD447])" office:value-type="float"/>
          <table:table-cell table:formula="of:=MEDIAN([.$E447];[.$R447];[.$AE447])" office:value-type="float"/>
          <table:table-cell table:formula="of:=MEDIAN([.$F447];[.$S447];[.$AF447])" office:value-type="float"/>
          <table:table-cell table:formula="of:=MEDIAN([.$G447];[.$T447];[.$AG447])" office:value-type="float"/>
          <table:table-cell table:formula="of:=MEDIAN([.$H447];[.$U447];[.$AH447])" office:value-type="float"/>
          <table:table-cell table:formula="of:=MEDIAN([.$I447];[.$V447];[.$AI447])" office:value-type="float"/>
          <table:table-cell table:formula="of:=MEDIAN([.$J447];[.$W447])" office:value-type="float"/>
          <table:table-cell table:formula="of:=MEDIAN([.$K447];[.$X447];[.$AJ447])" office:value-type="float"/>
          <table:table-cell table:formula="of:=MEDIAN([.$L447];[.$Y447];[.$AK447])" office:value-type="float"/>
          <table:table-cell table:formula="of:=MEDIAN([.$M447];[.$Z447];[.$AL447])" office:value-type="float"/>
          <table:table-cell table:formula="of:=MEDIAN([.$N447];[.$AA447];[.$AM447])" office:value-type="float"/>
          <table:table-cell table:formula="of:=MAX([.$B447];[.$O447];[.$AB447])" office:value-type="float"/>
          <table:table-cell table:formula="of:=MAX([.$C447];[.$P447];[.$AC447])" office:value-type="float"/>
          <table:table-cell table:formula="of:=MAX([.$D447];[.$Q447];[.$AD447])" office:value-type="float"/>
          <table:table-cell table:formula="of:=MAX([.$E447];[.$R447];[.$AE447])" office:value-type="float"/>
          <table:table-cell table:formula="of:=MAX([.$F447];[.$S447];[.$AF447])" office:value-type="float"/>
          <table:table-cell table:formula="of:=MAX([.$G447];[.$T447];[.$AG447])" office:value-type="float"/>
          <table:table-cell table:formula="of:=MAX([.$H447];[.$U447];[.$AH447])" office:value-type="float"/>
          <table:table-cell table:formula="of:=MAX([.$I447];[.$V447];[.$AI447])" office:value-type="float"/>
          <table:table-cell table:formula="of:=MAX([.$J447];[.$W447])" office:value-type="float"/>
          <table:table-cell table:formula="of:=MAX([.$K447];[.$X447];[.$AJ447])" office:value-type="float"/>
          <table:table-cell table:formula="of:=MAX([.$L447];[.$Y447];[.$AK447])" office:value-type="float"/>
          <table:table-cell table:formula="of:=MAX([.$M447];[.$Z447];[.$AL447])" office:value-type="float"/>
          <table:table-cell table:formula="of:=MAX([.$N447];[.$AA447];[.$AM447])" office:value-type="float"/>
        </table:table-row>
        <table:table-row table:style-name="ro1">
          <table:table-cell office:value-type="string">
            <text:p>BLOCKS.BLOCKS-9-2.asp/14</text:p>
          </table:table-cell>
          <table:table-cell office:value-type="float" office:value="0.385091"/>
          <table:table-cell office:value-type="float" office:value="0.3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37.0"/>
          <table:table-cell office:value-type="float" office:value="37.0"/>
          <table:table-cell office:value-type="float" office:value="25388.0"/>
          <table:table-cell office:value-type="float" office:value="13123.0"/>
          <table:table-cell office:value-type="float" office:value="0.0"/>
          <table:table-cell office:value-type="float" office:value="0.0"/>
          <table:table-cell office:value-type="float" office:value="0.387413"/>
          <table:table-cell office:value-type="float" office:value="0.3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37.0"/>
          <table:table-cell office:value-type="float" office:value="37.0"/>
          <table:table-cell office:value-type="float" office:value="25388.0"/>
          <table:table-cell office:value-type="float" office:value="13123.0"/>
          <table:table-cell office:value-type="float" office:value="0.0"/>
          <table:table-cell office:value-type="float" office:value="0.0"/>
          <table:table-cell office:value-type="float" office:value="0.294453"/>
          <table:table-cell office:value-type="float" office:value="0.2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257.0"/>
          <table:table-cell office:value-type="float" office:value="25388.0"/>
          <table:table-cell office:value-type="float" office:value="13123.0"/>
          <table:table-cell office:value-type="float" office:value="0.0"/>
          <table:table-cell office:value-type="float" office:value="0.0"/>
          <table:table-cell table:formula="of:=MIN([.$B448];[.$O448];[.$AB448])" office:value-type="float"/>
          <table:table-cell table:formula="of:=MIN([.$C448];[.$P448];[.$AC448])" office:value-type="float"/>
          <table:table-cell table:formula="of:=MIN([.$D448];[.$Q448];[.$AD448])" office:value-type="float"/>
          <table:table-cell table:formula="of:=MIN([.$E448];[.$R448];[.$AE448])" office:value-type="float"/>
          <table:table-cell table:formula="of:=MIN([.$F448];[.$S448];[.$AF448])" office:value-type="float"/>
          <table:table-cell table:formula="of:=MIN([.$G448];[.$T448];[.$AG448])" office:value-type="float"/>
          <table:table-cell table:formula="of:=MIN([.$H448];[.$U448];[.$AH448])" office:value-type="float"/>
          <table:table-cell table:formula="of:=MIN([.$I448];[.$V448];[.$AI448])" office:value-type="float"/>
          <table:table-cell table:formula="of:=MIN([.$J448];[.$W448])" office:value-type="float"/>
          <table:table-cell table:formula="of:=MIN([.$K448];[.$X448];[.$AJ448])" office:value-type="float"/>
          <table:table-cell table:formula="of:=MIN([.$L448];[.$Y448];[.$AK448])" office:value-type="float"/>
          <table:table-cell table:formula="of:=MIN([.$M448];[.$Z448];[.$AL448])" office:value-type="float"/>
          <table:table-cell table:formula="of:=MIN([.$N448];[.$AA448];[.$AM448])" office:value-type="float"/>
          <table:table-cell table:formula="of:=MEDIAN([.$B448];[.$O448];[.$AB448])" office:value-type="float"/>
          <table:table-cell table:formula="of:=MEDIAN([.$C448];[.$P448];[.$AC448])" office:value-type="float"/>
          <table:table-cell table:formula="of:=MEDIAN([.$D448];[.$Q448];[.$AD448])" office:value-type="float"/>
          <table:table-cell table:formula="of:=MEDIAN([.$E448];[.$R448];[.$AE448])" office:value-type="float"/>
          <table:table-cell table:formula="of:=MEDIAN([.$F448];[.$S448];[.$AF448])" office:value-type="float"/>
          <table:table-cell table:formula="of:=MEDIAN([.$G448];[.$T448];[.$AG448])" office:value-type="float"/>
          <table:table-cell table:formula="of:=MEDIAN([.$H448];[.$U448];[.$AH448])" office:value-type="float"/>
          <table:table-cell table:formula="of:=MEDIAN([.$I448];[.$V448];[.$AI448])" office:value-type="float"/>
          <table:table-cell table:formula="of:=MEDIAN([.$J448];[.$W448])" office:value-type="float"/>
          <table:table-cell table:formula="of:=MEDIAN([.$K448];[.$X448];[.$AJ448])" office:value-type="float"/>
          <table:table-cell table:formula="of:=MEDIAN([.$L448];[.$Y448];[.$AK448])" office:value-type="float"/>
          <table:table-cell table:formula="of:=MEDIAN([.$M448];[.$Z448];[.$AL448])" office:value-type="float"/>
          <table:table-cell table:formula="of:=MEDIAN([.$N448];[.$AA448];[.$AM448])" office:value-type="float"/>
          <table:table-cell table:formula="of:=MAX([.$B448];[.$O448];[.$AB448])" office:value-type="float"/>
          <table:table-cell table:formula="of:=MAX([.$C448];[.$P448];[.$AC448])" office:value-type="float"/>
          <table:table-cell table:formula="of:=MAX([.$D448];[.$Q448];[.$AD448])" office:value-type="float"/>
          <table:table-cell table:formula="of:=MAX([.$E448];[.$R448];[.$AE448])" office:value-type="float"/>
          <table:table-cell table:formula="of:=MAX([.$F448];[.$S448];[.$AF448])" office:value-type="float"/>
          <table:table-cell table:formula="of:=MAX([.$G448];[.$T448];[.$AG448])" office:value-type="float"/>
          <table:table-cell table:formula="of:=MAX([.$H448];[.$U448];[.$AH448])" office:value-type="float"/>
          <table:table-cell table:formula="of:=MAX([.$I448];[.$V448];[.$AI448])" office:value-type="float"/>
          <table:table-cell table:formula="of:=MAX([.$J448];[.$W448])" office:value-type="float"/>
          <table:table-cell table:formula="of:=MAX([.$K448];[.$X448];[.$AJ448])" office:value-type="float"/>
          <table:table-cell table:formula="of:=MAX([.$L448];[.$Y448];[.$AK448])" office:value-type="float"/>
          <table:table-cell table:formula="of:=MAX([.$M448];[.$Z448];[.$AL448])" office:value-type="float"/>
          <table:table-cell table:formula="of:=MAX([.$N448];[.$AA448];[.$AM448])" office:value-type="float"/>
        </table:table-row>
        <table:table-row table:style-name="ro1">
          <table:table-cell office:value-type="string">
            <text:p>BLOCKS.BLOCKS-9-2.asp/15</text:p>
          </table:table-cell>
          <table:table-cell office:value-type="float" office:value="0.385846"/>
          <table:table-cell office:value-type="float" office:value="0.3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108.0"/>
          <table:table-cell office:value-type="float" office:value="108.0"/>
          <table:table-cell office:value-type="float" office:value="27148.0"/>
          <table:table-cell office:value-type="float" office:value="14594.0"/>
          <table:table-cell office:value-type="float" office:value="0.0"/>
          <table:table-cell office:value-type="float" office:value="0.0"/>
          <table:table-cell office:value-type="float" office:value="0.414193"/>
          <table:table-cell office:value-type="float" office:value="0.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108.0"/>
          <table:table-cell office:value-type="float" office:value="108.0"/>
          <table:table-cell office:value-type="float" office:value="27148.0"/>
          <table:table-cell office:value-type="float" office:value="14594.0"/>
          <table:table-cell office:value-type="float" office:value="0.0"/>
          <table:table-cell office:value-type="float" office:value="0.0"/>
          <table:table-cell office:value-type="float" office:value="0.314202"/>
          <table:table-cell office:value-type="float" office:value="0.2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262.0"/>
          <table:table-cell office:value-type="float" office:value="27148.0"/>
          <table:table-cell office:value-type="float" office:value="14594.0"/>
          <table:table-cell office:value-type="float" office:value="0.0"/>
          <table:table-cell office:value-type="float" office:value="0.0"/>
          <table:table-cell table:formula="of:=MIN([.$B449];[.$O449];[.$AB449])" office:value-type="float"/>
          <table:table-cell table:formula="of:=MIN([.$C449];[.$P449];[.$AC449])" office:value-type="float"/>
          <table:table-cell table:formula="of:=MIN([.$D449];[.$Q449];[.$AD449])" office:value-type="float"/>
          <table:table-cell table:formula="of:=MIN([.$E449];[.$R449];[.$AE449])" office:value-type="float"/>
          <table:table-cell table:formula="of:=MIN([.$F449];[.$S449];[.$AF449])" office:value-type="float"/>
          <table:table-cell table:formula="of:=MIN([.$G449];[.$T449];[.$AG449])" office:value-type="float"/>
          <table:table-cell table:formula="of:=MIN([.$H449];[.$U449];[.$AH449])" office:value-type="float"/>
          <table:table-cell table:formula="of:=MIN([.$I449];[.$V449];[.$AI449])" office:value-type="float"/>
          <table:table-cell table:formula="of:=MIN([.$J449];[.$W449])" office:value-type="float"/>
          <table:table-cell table:formula="of:=MIN([.$K449];[.$X449];[.$AJ449])" office:value-type="float"/>
          <table:table-cell table:formula="of:=MIN([.$L449];[.$Y449];[.$AK449])" office:value-type="float"/>
          <table:table-cell table:formula="of:=MIN([.$M449];[.$Z449];[.$AL449])" office:value-type="float"/>
          <table:table-cell table:formula="of:=MIN([.$N449];[.$AA449];[.$AM449])" office:value-type="float"/>
          <table:table-cell table:formula="of:=MEDIAN([.$B449];[.$O449];[.$AB449])" office:value-type="float"/>
          <table:table-cell table:formula="of:=MEDIAN([.$C449];[.$P449];[.$AC449])" office:value-type="float"/>
          <table:table-cell table:formula="of:=MEDIAN([.$D449];[.$Q449];[.$AD449])" office:value-type="float"/>
          <table:table-cell table:formula="of:=MEDIAN([.$E449];[.$R449];[.$AE449])" office:value-type="float"/>
          <table:table-cell table:formula="of:=MEDIAN([.$F449];[.$S449];[.$AF449])" office:value-type="float"/>
          <table:table-cell table:formula="of:=MEDIAN([.$G449];[.$T449];[.$AG449])" office:value-type="float"/>
          <table:table-cell table:formula="of:=MEDIAN([.$H449];[.$U449];[.$AH449])" office:value-type="float"/>
          <table:table-cell table:formula="of:=MEDIAN([.$I449];[.$V449];[.$AI449])" office:value-type="float"/>
          <table:table-cell table:formula="of:=MEDIAN([.$J449];[.$W449])" office:value-type="float"/>
          <table:table-cell table:formula="of:=MEDIAN([.$K449];[.$X449];[.$AJ449])" office:value-type="float"/>
          <table:table-cell table:formula="of:=MEDIAN([.$L449];[.$Y449];[.$AK449])" office:value-type="float"/>
          <table:table-cell table:formula="of:=MEDIAN([.$M449];[.$Z449];[.$AL449])" office:value-type="float"/>
          <table:table-cell table:formula="of:=MEDIAN([.$N449];[.$AA449];[.$AM449])" office:value-type="float"/>
          <table:table-cell table:formula="of:=MAX([.$B449];[.$O449];[.$AB449])" office:value-type="float"/>
          <table:table-cell table:formula="of:=MAX([.$C449];[.$P449];[.$AC449])" office:value-type="float"/>
          <table:table-cell table:formula="of:=MAX([.$D449];[.$Q449];[.$AD449])" office:value-type="float"/>
          <table:table-cell table:formula="of:=MAX([.$E449];[.$R449];[.$AE449])" office:value-type="float"/>
          <table:table-cell table:formula="of:=MAX([.$F449];[.$S449];[.$AF449])" office:value-type="float"/>
          <table:table-cell table:formula="of:=MAX([.$G449];[.$T449];[.$AG449])" office:value-type="float"/>
          <table:table-cell table:formula="of:=MAX([.$H449];[.$U449];[.$AH449])" office:value-type="float"/>
          <table:table-cell table:formula="of:=MAX([.$I449];[.$V449];[.$AI449])" office:value-type="float"/>
          <table:table-cell table:formula="of:=MAX([.$J449];[.$W449])" office:value-type="float"/>
          <table:table-cell table:formula="of:=MAX([.$K449];[.$X449];[.$AJ449])" office:value-type="float"/>
          <table:table-cell table:formula="of:=MAX([.$L449];[.$Y449];[.$AK449])" office:value-type="float"/>
          <table:table-cell table:formula="of:=MAX([.$M449];[.$Z449];[.$AL449])" office:value-type="float"/>
          <table:table-cell table:formula="of:=MAX([.$N449];[.$AA449];[.$AM449])" office:value-type="float"/>
        </table:table-row>
        <table:table-row table:style-name="ro1">
          <table:table-cell office:value-type="string">
            <text:p>BLOCKS.BLOCKS-9-2.asp/16</text:p>
          </table:table-cell>
          <table:table-cell office:value-type="float" office:value="0.408416"/>
          <table:table-cell office:value-type="float" office:value="0.3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172.0"/>
          <table:table-cell office:value-type="float" office:value="172.0"/>
          <table:table-cell office:value-type="float" office:value="28908.0"/>
          <table:table-cell office:value-type="float" office:value="16065.0"/>
          <table:table-cell office:value-type="float" office:value="0.0"/>
          <table:table-cell office:value-type="float" office:value="0.0"/>
          <table:table-cell office:value-type="float" office:value="0.433989"/>
          <table:table-cell office:value-type="float" office:value="0.3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172.0"/>
          <table:table-cell office:value-type="float" office:value="172.0"/>
          <table:table-cell office:value-type="float" office:value="28908.0"/>
          <table:table-cell office:value-type="float" office:value="16065.0"/>
          <table:table-cell office:value-type="float" office:value="0.0"/>
          <table:table-cell office:value-type="float" office:value="0.0"/>
          <table:table-cell office:value-type="float" office:value="0.333781"/>
          <table:table-cell office:value-type="float" office:value="0.291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6.0"/>
          <table:table-cell office:value-type="float" office:value="565.0"/>
          <table:table-cell office:value-type="float" office:value="28908.0"/>
          <table:table-cell office:value-type="float" office:value="16065.0"/>
          <table:table-cell office:value-type="float" office:value="0.0"/>
          <table:table-cell office:value-type="float" office:value="0.0"/>
          <table:table-cell table:formula="of:=MIN([.$B450];[.$O450];[.$AB450])" office:value-type="float"/>
          <table:table-cell table:formula="of:=MIN([.$C450];[.$P450];[.$AC450])" office:value-type="float"/>
          <table:table-cell table:formula="of:=MIN([.$D450];[.$Q450];[.$AD450])" office:value-type="float"/>
          <table:table-cell table:formula="of:=MIN([.$E450];[.$R450];[.$AE450])" office:value-type="float"/>
          <table:table-cell table:formula="of:=MIN([.$F450];[.$S450];[.$AF450])" office:value-type="float"/>
          <table:table-cell table:formula="of:=MIN([.$G450];[.$T450];[.$AG450])" office:value-type="float"/>
          <table:table-cell table:formula="of:=MIN([.$H450];[.$U450];[.$AH450])" office:value-type="float"/>
          <table:table-cell table:formula="of:=MIN([.$I450];[.$V450];[.$AI450])" office:value-type="float"/>
          <table:table-cell table:formula="of:=MIN([.$J450];[.$W450])" office:value-type="float"/>
          <table:table-cell table:formula="of:=MIN([.$K450];[.$X450];[.$AJ450])" office:value-type="float"/>
          <table:table-cell table:formula="of:=MIN([.$L450];[.$Y450];[.$AK450])" office:value-type="float"/>
          <table:table-cell table:formula="of:=MIN([.$M450];[.$Z450];[.$AL450])" office:value-type="float"/>
          <table:table-cell table:formula="of:=MIN([.$N450];[.$AA450];[.$AM450])" office:value-type="float"/>
          <table:table-cell table:formula="of:=MEDIAN([.$B450];[.$O450];[.$AB450])" office:value-type="float"/>
          <table:table-cell table:formula="of:=MEDIAN([.$C450];[.$P450];[.$AC450])" office:value-type="float"/>
          <table:table-cell table:formula="of:=MEDIAN([.$D450];[.$Q450];[.$AD450])" office:value-type="float"/>
          <table:table-cell table:formula="of:=MEDIAN([.$E450];[.$R450];[.$AE450])" office:value-type="float"/>
          <table:table-cell table:formula="of:=MEDIAN([.$F450];[.$S450];[.$AF450])" office:value-type="float"/>
          <table:table-cell table:formula="of:=MEDIAN([.$G450];[.$T450];[.$AG450])" office:value-type="float"/>
          <table:table-cell table:formula="of:=MEDIAN([.$H450];[.$U450];[.$AH450])" office:value-type="float"/>
          <table:table-cell table:formula="of:=MEDIAN([.$I450];[.$V450];[.$AI450])" office:value-type="float"/>
          <table:table-cell table:formula="of:=MEDIAN([.$J450];[.$W450])" office:value-type="float"/>
          <table:table-cell table:formula="of:=MEDIAN([.$K450];[.$X450];[.$AJ450])" office:value-type="float"/>
          <table:table-cell table:formula="of:=MEDIAN([.$L450];[.$Y450];[.$AK450])" office:value-type="float"/>
          <table:table-cell table:formula="of:=MEDIAN([.$M450];[.$Z450];[.$AL450])" office:value-type="float"/>
          <table:table-cell table:formula="of:=MEDIAN([.$N450];[.$AA450];[.$AM450])" office:value-type="float"/>
          <table:table-cell table:formula="of:=MAX([.$B450];[.$O450];[.$AB450])" office:value-type="float"/>
          <table:table-cell table:formula="of:=MAX([.$C450];[.$P450];[.$AC450])" office:value-type="float"/>
          <table:table-cell table:formula="of:=MAX([.$D450];[.$Q450];[.$AD450])" office:value-type="float"/>
          <table:table-cell table:formula="of:=MAX([.$E450];[.$R450];[.$AE450])" office:value-type="float"/>
          <table:table-cell table:formula="of:=MAX([.$F450];[.$S450];[.$AF450])" office:value-type="float"/>
          <table:table-cell table:formula="of:=MAX([.$G450];[.$T450];[.$AG450])" office:value-type="float"/>
          <table:table-cell table:formula="of:=MAX([.$H450];[.$U450];[.$AH450])" office:value-type="float"/>
          <table:table-cell table:formula="of:=MAX([.$I450];[.$V450];[.$AI450])" office:value-type="float"/>
          <table:table-cell table:formula="of:=MAX([.$J450];[.$W450])" office:value-type="float"/>
          <table:table-cell table:formula="of:=MAX([.$K450];[.$X450];[.$AJ450])" office:value-type="float"/>
          <table:table-cell table:formula="of:=MAX([.$L450];[.$Y450];[.$AK450])" office:value-type="float"/>
          <table:table-cell table:formula="of:=MAX([.$M450];[.$Z450];[.$AL450])" office:value-type="float"/>
          <table:table-cell table:formula="of:=MAX([.$N450];[.$AA450];[.$AM450])" office:value-type="float"/>
        </table:table-row>
        <table:table-row table:style-name="ro1">
          <table:table-cell office:value-type="string">
            <text:p>BLOCKS.BLOCKS-9-2.asp/17</text:p>
          </table:table-cell>
          <table:table-cell office:value-type="float" office:value="0.457097"/>
          <table:table-cell office:value-type="float" office:value="0.414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175.0"/>
          <table:table-cell office:value-type="float" office:value="175.0"/>
          <table:table-cell office:value-type="float" office:value="30668.0"/>
          <table:table-cell office:value-type="float" office:value="17536.0"/>
          <table:table-cell office:value-type="float" office:value="0.0"/>
          <table:table-cell office:value-type="float" office:value="0.0"/>
          <table:table-cell office:value-type="float" office:value="0.413023"/>
          <table:table-cell office:value-type="float" office:value="0.368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175.0"/>
          <table:table-cell office:value-type="float" office:value="175.0"/>
          <table:table-cell office:value-type="float" office:value="30668.0"/>
          <table:table-cell office:value-type="float" office:value="17536.0"/>
          <table:table-cell office:value-type="float" office:value="0.0"/>
          <table:table-cell office:value-type="float" office:value="0.0"/>
          <table:table-cell office:value-type="float" office:value="0.3587"/>
          <table:table-cell office:value-type="float" office:value="0.314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1.0"/>
          <table:table-cell office:value-type="float" office:value="544.0"/>
          <table:table-cell office:value-type="float" office:value="30668.0"/>
          <table:table-cell office:value-type="float" office:value="17536.0"/>
          <table:table-cell office:value-type="float" office:value="0.0"/>
          <table:table-cell office:value-type="float" office:value="0.0"/>
          <table:table-cell table:formula="of:=MIN([.$B451];[.$O451];[.$AB451])" office:value-type="float"/>
          <table:table-cell table:formula="of:=MIN([.$C451];[.$P451];[.$AC451])" office:value-type="float"/>
          <table:table-cell table:formula="of:=MIN([.$D451];[.$Q451];[.$AD451])" office:value-type="float"/>
          <table:table-cell table:formula="of:=MIN([.$E451];[.$R451];[.$AE451])" office:value-type="float"/>
          <table:table-cell table:formula="of:=MIN([.$F451];[.$S451];[.$AF451])" office:value-type="float"/>
          <table:table-cell table:formula="of:=MIN([.$G451];[.$T451];[.$AG451])" office:value-type="float"/>
          <table:table-cell table:formula="of:=MIN([.$H451];[.$U451];[.$AH451])" office:value-type="float"/>
          <table:table-cell table:formula="of:=MIN([.$I451];[.$V451];[.$AI451])" office:value-type="float"/>
          <table:table-cell table:formula="of:=MIN([.$J451];[.$W451])" office:value-type="float"/>
          <table:table-cell table:formula="of:=MIN([.$K451];[.$X451];[.$AJ451])" office:value-type="float"/>
          <table:table-cell table:formula="of:=MIN([.$L451];[.$Y451];[.$AK451])" office:value-type="float"/>
          <table:table-cell table:formula="of:=MIN([.$M451];[.$Z451];[.$AL451])" office:value-type="float"/>
          <table:table-cell table:formula="of:=MIN([.$N451];[.$AA451];[.$AM451])" office:value-type="float"/>
          <table:table-cell table:formula="of:=MEDIAN([.$B451];[.$O451];[.$AB451])" office:value-type="float"/>
          <table:table-cell table:formula="of:=MEDIAN([.$C451];[.$P451];[.$AC451])" office:value-type="float"/>
          <table:table-cell table:formula="of:=MEDIAN([.$D451];[.$Q451];[.$AD451])" office:value-type="float"/>
          <table:table-cell table:formula="of:=MEDIAN([.$E451];[.$R451];[.$AE451])" office:value-type="float"/>
          <table:table-cell table:formula="of:=MEDIAN([.$F451];[.$S451];[.$AF451])" office:value-type="float"/>
          <table:table-cell table:formula="of:=MEDIAN([.$G451];[.$T451];[.$AG451])" office:value-type="float"/>
          <table:table-cell table:formula="of:=MEDIAN([.$H451];[.$U451];[.$AH451])" office:value-type="float"/>
          <table:table-cell table:formula="of:=MEDIAN([.$I451];[.$V451];[.$AI451])" office:value-type="float"/>
          <table:table-cell table:formula="of:=MEDIAN([.$J451];[.$W451])" office:value-type="float"/>
          <table:table-cell table:formula="of:=MEDIAN([.$K451];[.$X451];[.$AJ451])" office:value-type="float"/>
          <table:table-cell table:formula="of:=MEDIAN([.$L451];[.$Y451];[.$AK451])" office:value-type="float"/>
          <table:table-cell table:formula="of:=MEDIAN([.$M451];[.$Z451];[.$AL451])" office:value-type="float"/>
          <table:table-cell table:formula="of:=MEDIAN([.$N451];[.$AA451];[.$AM451])" office:value-type="float"/>
          <table:table-cell table:formula="of:=MAX([.$B451];[.$O451];[.$AB451])" office:value-type="float"/>
          <table:table-cell table:formula="of:=MAX([.$C451];[.$P451];[.$AC451])" office:value-type="float"/>
          <table:table-cell table:formula="of:=MAX([.$D451];[.$Q451];[.$AD451])" office:value-type="float"/>
          <table:table-cell table:formula="of:=MAX([.$E451];[.$R451];[.$AE451])" office:value-type="float"/>
          <table:table-cell table:formula="of:=MAX([.$F451];[.$S451];[.$AF451])" office:value-type="float"/>
          <table:table-cell table:formula="of:=MAX([.$G451];[.$T451];[.$AG451])" office:value-type="float"/>
          <table:table-cell table:formula="of:=MAX([.$H451];[.$U451];[.$AH451])" office:value-type="float"/>
          <table:table-cell table:formula="of:=MAX([.$I451];[.$V451];[.$AI451])" office:value-type="float"/>
          <table:table-cell table:formula="of:=MAX([.$J451];[.$W451])" office:value-type="float"/>
          <table:table-cell table:formula="of:=MAX([.$K451];[.$X451];[.$AJ451])" office:value-type="float"/>
          <table:table-cell table:formula="of:=MAX([.$L451];[.$Y451];[.$AK451])" office:value-type="float"/>
          <table:table-cell table:formula="of:=MAX([.$M451];[.$Z451];[.$AL451])" office:value-type="float"/>
          <table:table-cell table:formula="of:=MAX([.$N451];[.$AA451];[.$AM451])" office:value-type="float"/>
        </table:table-row>
        <table:table-row table:style-name="ro1">
          <table:table-cell office:value-type="string">
            <text:p>BLOCKS.BLOCKS-9-2.asp/18</text:p>
          </table:table-cell>
          <table:table-cell office:value-type="float" office:value="0.432085"/>
          <table:table-cell office:value-type="float" office:value="0.385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218.0"/>
          <table:table-cell office:value-type="float" office:value="218.0"/>
          <table:table-cell office:value-type="float" office:value="32428.0"/>
          <table:table-cell office:value-type="float" office:value="19007.0"/>
          <table:table-cell office:value-type="float" office:value="0.0"/>
          <table:table-cell office:value-type="float" office:value="0.0"/>
          <table:table-cell office:value-type="float" office:value="0.458458"/>
          <table:table-cell office:value-type="float" office:value="0.414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218.0"/>
          <table:table-cell office:value-type="float" office:value="218.0"/>
          <table:table-cell office:value-type="float" office:value="32428.0"/>
          <table:table-cell office:value-type="float" office:value="19007.0"/>
          <table:table-cell office:value-type="float" office:value="0.0"/>
          <table:table-cell office:value-type="float" office:value="0.0"/>
          <table:table-cell office:value-type="float" office:value="0.430711"/>
          <table:table-cell office:value-type="float" office:value="0.385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1.0"/>
          <table:table-cell office:value-type="float" office:value="640.0"/>
          <table:table-cell office:value-type="float" office:value="32428.0"/>
          <table:table-cell office:value-type="float" office:value="19007.0"/>
          <table:table-cell office:value-type="float" office:value="0.0"/>
          <table:table-cell office:value-type="float" office:value="0.0"/>
          <table:table-cell table:formula="of:=MIN([.$B452];[.$O452];[.$AB452])" office:value-type="float"/>
          <table:table-cell table:formula="of:=MIN([.$C452];[.$P452];[.$AC452])" office:value-type="float"/>
          <table:table-cell table:formula="of:=MIN([.$D452];[.$Q452];[.$AD452])" office:value-type="float"/>
          <table:table-cell table:formula="of:=MIN([.$E452];[.$R452];[.$AE452])" office:value-type="float"/>
          <table:table-cell table:formula="of:=MIN([.$F452];[.$S452];[.$AF452])" office:value-type="float"/>
          <table:table-cell table:formula="of:=MIN([.$G452];[.$T452];[.$AG452])" office:value-type="float"/>
          <table:table-cell table:formula="of:=MIN([.$H452];[.$U452];[.$AH452])" office:value-type="float"/>
          <table:table-cell table:formula="of:=MIN([.$I452];[.$V452];[.$AI452])" office:value-type="float"/>
          <table:table-cell table:formula="of:=MIN([.$J452];[.$W452])" office:value-type="float"/>
          <table:table-cell table:formula="of:=MIN([.$K452];[.$X452];[.$AJ452])" office:value-type="float"/>
          <table:table-cell table:formula="of:=MIN([.$L452];[.$Y452];[.$AK452])" office:value-type="float"/>
          <table:table-cell table:formula="of:=MIN([.$M452];[.$Z452];[.$AL452])" office:value-type="float"/>
          <table:table-cell table:formula="of:=MIN([.$N452];[.$AA452];[.$AM452])" office:value-type="float"/>
          <table:table-cell table:formula="of:=MEDIAN([.$B452];[.$O452];[.$AB452])" office:value-type="float"/>
          <table:table-cell table:formula="of:=MEDIAN([.$C452];[.$P452];[.$AC452])" office:value-type="float"/>
          <table:table-cell table:formula="of:=MEDIAN([.$D452];[.$Q452];[.$AD452])" office:value-type="float"/>
          <table:table-cell table:formula="of:=MEDIAN([.$E452];[.$R452];[.$AE452])" office:value-type="float"/>
          <table:table-cell table:formula="of:=MEDIAN([.$F452];[.$S452];[.$AF452])" office:value-type="float"/>
          <table:table-cell table:formula="of:=MEDIAN([.$G452];[.$T452];[.$AG452])" office:value-type="float"/>
          <table:table-cell table:formula="of:=MEDIAN([.$H452];[.$U452];[.$AH452])" office:value-type="float"/>
          <table:table-cell table:formula="of:=MEDIAN([.$I452];[.$V452];[.$AI452])" office:value-type="float"/>
          <table:table-cell table:formula="of:=MEDIAN([.$J452];[.$W452])" office:value-type="float"/>
          <table:table-cell table:formula="of:=MEDIAN([.$K452];[.$X452];[.$AJ452])" office:value-type="float"/>
          <table:table-cell table:formula="of:=MEDIAN([.$L452];[.$Y452];[.$AK452])" office:value-type="float"/>
          <table:table-cell table:formula="of:=MEDIAN([.$M452];[.$Z452];[.$AL452])" office:value-type="float"/>
          <table:table-cell table:formula="of:=MEDIAN([.$N452];[.$AA452];[.$AM452])" office:value-type="float"/>
          <table:table-cell table:formula="of:=MAX([.$B452];[.$O452];[.$AB452])" office:value-type="float"/>
          <table:table-cell table:formula="of:=MAX([.$C452];[.$P452];[.$AC452])" office:value-type="float"/>
          <table:table-cell table:formula="of:=MAX([.$D452];[.$Q452];[.$AD452])" office:value-type="float"/>
          <table:table-cell table:formula="of:=MAX([.$E452];[.$R452];[.$AE452])" office:value-type="float"/>
          <table:table-cell table:formula="of:=MAX([.$F452];[.$S452];[.$AF452])" office:value-type="float"/>
          <table:table-cell table:formula="of:=MAX([.$G452];[.$T452];[.$AG452])" office:value-type="float"/>
          <table:table-cell table:formula="of:=MAX([.$H452];[.$U452];[.$AH452])" office:value-type="float"/>
          <table:table-cell table:formula="of:=MAX([.$I452];[.$V452];[.$AI452])" office:value-type="float"/>
          <table:table-cell table:formula="of:=MAX([.$J452];[.$W452])" office:value-type="float"/>
          <table:table-cell table:formula="of:=MAX([.$K452];[.$X452];[.$AJ452])" office:value-type="float"/>
          <table:table-cell table:formula="of:=MAX([.$L452];[.$Y452];[.$AK452])" office:value-type="float"/>
          <table:table-cell table:formula="of:=MAX([.$M452];[.$Z452];[.$AL452])" office:value-type="float"/>
          <table:table-cell table:formula="of:=MAX([.$N452];[.$AA452];[.$AM452])" office:value-type="float"/>
        </table:table-row>
        <table:table-row table:style-name="ro1">
          <table:table-cell office:value-type="string">
            <text:p>BLOCKS.BLOCKS-9-2.asp/19</text:p>
          </table:table-cell>
          <table:table-cell office:value-type="float" office:value="0.507143"/>
          <table:table-cell office:value-type="float" office:value="0.462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3.0"/>
          <table:table-cell office:value-type="float" office:value="269.0"/>
          <table:table-cell office:value-type="float" office:value="269.0"/>
          <table:table-cell office:value-type="float" office:value="34188.0"/>
          <table:table-cell office:value-type="float" office:value="20478.0"/>
          <table:table-cell office:value-type="float" office:value="0.0"/>
          <table:table-cell office:value-type="float" office:value="0.0"/>
          <table:table-cell office:value-type="float" office:value="0.453674"/>
          <table:table-cell office:value-type="float" office:value="0.408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3.0"/>
          <table:table-cell office:value-type="float" office:value="269.0"/>
          <table:table-cell office:value-type="float" office:value="269.0"/>
          <table:table-cell office:value-type="float" office:value="34188.0"/>
          <table:table-cell office:value-type="float" office:value="20478.0"/>
          <table:table-cell office:value-type="float" office:value="0.0"/>
          <table:table-cell office:value-type="float" office:value="0.0"/>
          <table:table-cell office:value-type="float" office:value="0.401782"/>
          <table:table-cell office:value-type="float" office:value="0.358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7.0"/>
          <table:table-cell office:value-type="float" office:value="794.0"/>
          <table:table-cell office:value-type="float" office:value="34188.0"/>
          <table:table-cell office:value-type="float" office:value="20478.0"/>
          <table:table-cell office:value-type="float" office:value="0.0"/>
          <table:table-cell office:value-type="float" office:value="0.0"/>
          <table:table-cell table:formula="of:=MIN([.$B453];[.$O453];[.$AB453])" office:value-type="float"/>
          <table:table-cell table:formula="of:=MIN([.$C453];[.$P453];[.$AC453])" office:value-type="float"/>
          <table:table-cell table:formula="of:=MIN([.$D453];[.$Q453];[.$AD453])" office:value-type="float"/>
          <table:table-cell table:formula="of:=MIN([.$E453];[.$R453];[.$AE453])" office:value-type="float"/>
          <table:table-cell table:formula="of:=MIN([.$F453];[.$S453];[.$AF453])" office:value-type="float"/>
          <table:table-cell table:formula="of:=MIN([.$G453];[.$T453];[.$AG453])" office:value-type="float"/>
          <table:table-cell table:formula="of:=MIN([.$H453];[.$U453];[.$AH453])" office:value-type="float"/>
          <table:table-cell table:formula="of:=MIN([.$I453];[.$V453];[.$AI453])" office:value-type="float"/>
          <table:table-cell table:formula="of:=MIN([.$J453];[.$W453])" office:value-type="float"/>
          <table:table-cell table:formula="of:=MIN([.$K453];[.$X453];[.$AJ453])" office:value-type="float"/>
          <table:table-cell table:formula="of:=MIN([.$L453];[.$Y453];[.$AK453])" office:value-type="float"/>
          <table:table-cell table:formula="of:=MIN([.$M453];[.$Z453];[.$AL453])" office:value-type="float"/>
          <table:table-cell table:formula="of:=MIN([.$N453];[.$AA453];[.$AM453])" office:value-type="float"/>
          <table:table-cell table:formula="of:=MEDIAN([.$B453];[.$O453];[.$AB453])" office:value-type="float"/>
          <table:table-cell table:formula="of:=MEDIAN([.$C453];[.$P453];[.$AC453])" office:value-type="float"/>
          <table:table-cell table:formula="of:=MEDIAN([.$D453];[.$Q453];[.$AD453])" office:value-type="float"/>
          <table:table-cell table:formula="of:=MEDIAN([.$E453];[.$R453];[.$AE453])" office:value-type="float"/>
          <table:table-cell table:formula="of:=MEDIAN([.$F453];[.$S453];[.$AF453])" office:value-type="float"/>
          <table:table-cell table:formula="of:=MEDIAN([.$G453];[.$T453];[.$AG453])" office:value-type="float"/>
          <table:table-cell table:formula="of:=MEDIAN([.$H453];[.$U453];[.$AH453])" office:value-type="float"/>
          <table:table-cell table:formula="of:=MEDIAN([.$I453];[.$V453];[.$AI453])" office:value-type="float"/>
          <table:table-cell table:formula="of:=MEDIAN([.$J453];[.$W453])" office:value-type="float"/>
          <table:table-cell table:formula="of:=MEDIAN([.$K453];[.$X453];[.$AJ453])" office:value-type="float"/>
          <table:table-cell table:formula="of:=MEDIAN([.$L453];[.$Y453];[.$AK453])" office:value-type="float"/>
          <table:table-cell table:formula="of:=MEDIAN([.$M453];[.$Z453];[.$AL453])" office:value-type="float"/>
          <table:table-cell table:formula="of:=MEDIAN([.$N453];[.$AA453];[.$AM453])" office:value-type="float"/>
          <table:table-cell table:formula="of:=MAX([.$B453];[.$O453];[.$AB453])" office:value-type="float"/>
          <table:table-cell table:formula="of:=MAX([.$C453];[.$P453];[.$AC453])" office:value-type="float"/>
          <table:table-cell table:formula="of:=MAX([.$D453];[.$Q453];[.$AD453])" office:value-type="float"/>
          <table:table-cell table:formula="of:=MAX([.$E453];[.$R453];[.$AE453])" office:value-type="float"/>
          <table:table-cell table:formula="of:=MAX([.$F453];[.$S453];[.$AF453])" office:value-type="float"/>
          <table:table-cell table:formula="of:=MAX([.$G453];[.$T453];[.$AG453])" office:value-type="float"/>
          <table:table-cell table:formula="of:=MAX([.$H453];[.$U453];[.$AH453])" office:value-type="float"/>
          <table:table-cell table:formula="of:=MAX([.$I453];[.$V453];[.$AI453])" office:value-type="float"/>
          <table:table-cell table:formula="of:=MAX([.$J453];[.$W453])" office:value-type="float"/>
          <table:table-cell table:formula="of:=MAX([.$K453];[.$X453];[.$AJ453])" office:value-type="float"/>
          <table:table-cell table:formula="of:=MAX([.$L453];[.$Y453];[.$AK453])" office:value-type="float"/>
          <table:table-cell table:formula="of:=MAX([.$M453];[.$Z453];[.$AL453])" office:value-type="float"/>
          <table:table-cell table:formula="of:=MAX([.$N453];[.$AA453];[.$AM453])" office:value-type="float"/>
        </table:table-row>
        <table:table-row table:style-name="ro1">
          <table:table-cell office:value-type="string">
            <text:p>BLOCKS.BLOCKS-9-2.asp/2</text:p>
          </table:table-cell>
          <table:table-cell office:value-type="float" office:value="0.097136"/>
          <table:table-cell office:value-type="float" office:value="0.0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268.0"/>
          <table:table-cell office:value-type="float" office:value="29.0"/>
          <table:table-cell office:value-type="float" office:value="0.0"/>
          <table:table-cell office:value-type="float" office:value="0.0"/>
          <table:table-cell office:value-type="float" office:value="0.102851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268.0"/>
          <table:table-cell office:value-type="float" office:value="29.0"/>
          <table:table-cell office:value-type="float" office:value="0.0"/>
          <table:table-cell office:value-type="float" office:value="0.0"/>
          <table:table-cell office:value-type="float" office:value="0.089454"/>
          <table:table-cell office:value-type="float" office:value="0.0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268.0"/>
          <table:table-cell office:value-type="float" office:value="29.0"/>
          <table:table-cell office:value-type="float" office:value="0.0"/>
          <table:table-cell office:value-type="float" office:value="0.0"/>
          <table:table-cell table:formula="of:=MIN([.$B454];[.$O454];[.$AB454])" office:value-type="float"/>
          <table:table-cell table:formula="of:=MIN([.$C454];[.$P454];[.$AC454])" office:value-type="float"/>
          <table:table-cell table:formula="of:=MIN([.$D454];[.$Q454];[.$AD454])" office:value-type="float"/>
          <table:table-cell table:formula="of:=MIN([.$E454];[.$R454];[.$AE454])" office:value-type="float"/>
          <table:table-cell table:formula="of:=MIN([.$F454];[.$S454];[.$AF454])" office:value-type="float"/>
          <table:table-cell table:formula="of:=MIN([.$G454];[.$T454];[.$AG454])" office:value-type="float"/>
          <table:table-cell table:formula="of:=MIN([.$H454];[.$U454];[.$AH454])" office:value-type="float"/>
          <table:table-cell table:formula="of:=MIN([.$I454];[.$V454];[.$AI454])" office:value-type="float"/>
          <table:table-cell table:formula="of:=MIN([.$J454];[.$W454])" office:value-type="float"/>
          <table:table-cell table:formula="of:=MIN([.$K454];[.$X454];[.$AJ454])" office:value-type="float"/>
          <table:table-cell table:formula="of:=MIN([.$L454];[.$Y454];[.$AK454])" office:value-type="float"/>
          <table:table-cell table:formula="of:=MIN([.$M454];[.$Z454];[.$AL454])" office:value-type="float"/>
          <table:table-cell table:formula="of:=MIN([.$N454];[.$AA454];[.$AM454])" office:value-type="float"/>
          <table:table-cell table:formula="of:=MEDIAN([.$B454];[.$O454];[.$AB454])" office:value-type="float"/>
          <table:table-cell table:formula="of:=MEDIAN([.$C454];[.$P454];[.$AC454])" office:value-type="float"/>
          <table:table-cell table:formula="of:=MEDIAN([.$D454];[.$Q454];[.$AD454])" office:value-type="float"/>
          <table:table-cell table:formula="of:=MEDIAN([.$E454];[.$R454];[.$AE454])" office:value-type="float"/>
          <table:table-cell table:formula="of:=MEDIAN([.$F454];[.$S454];[.$AF454])" office:value-type="float"/>
          <table:table-cell table:formula="of:=MEDIAN([.$G454];[.$T454];[.$AG454])" office:value-type="float"/>
          <table:table-cell table:formula="of:=MEDIAN([.$H454];[.$U454];[.$AH454])" office:value-type="float"/>
          <table:table-cell table:formula="of:=MEDIAN([.$I454];[.$V454];[.$AI454])" office:value-type="float"/>
          <table:table-cell table:formula="of:=MEDIAN([.$J454];[.$W454])" office:value-type="float"/>
          <table:table-cell table:formula="of:=MEDIAN([.$K454];[.$X454];[.$AJ454])" office:value-type="float"/>
          <table:table-cell table:formula="of:=MEDIAN([.$L454];[.$Y454];[.$AK454])" office:value-type="float"/>
          <table:table-cell table:formula="of:=MEDIAN([.$M454];[.$Z454];[.$AL454])" office:value-type="float"/>
          <table:table-cell table:formula="of:=MEDIAN([.$N454];[.$AA454];[.$AM454])" office:value-type="float"/>
          <table:table-cell table:formula="of:=MAX([.$B454];[.$O454];[.$AB454])" office:value-type="float"/>
          <table:table-cell table:formula="of:=MAX([.$C454];[.$P454];[.$AC454])" office:value-type="float"/>
          <table:table-cell table:formula="of:=MAX([.$D454];[.$Q454];[.$AD454])" office:value-type="float"/>
          <table:table-cell table:formula="of:=MAX([.$E454];[.$R454];[.$AE454])" office:value-type="float"/>
          <table:table-cell table:formula="of:=MAX([.$F454];[.$S454];[.$AF454])" office:value-type="float"/>
          <table:table-cell table:formula="of:=MAX([.$G454];[.$T454];[.$AG454])" office:value-type="float"/>
          <table:table-cell table:formula="of:=MAX([.$H454];[.$U454];[.$AH454])" office:value-type="float"/>
          <table:table-cell table:formula="of:=MAX([.$I454];[.$V454];[.$AI454])" office:value-type="float"/>
          <table:table-cell table:formula="of:=MAX([.$J454];[.$W454])" office:value-type="float"/>
          <table:table-cell table:formula="of:=MAX([.$K454];[.$X454];[.$AJ454])" office:value-type="float"/>
          <table:table-cell table:formula="of:=MAX([.$L454];[.$Y454];[.$AK454])" office:value-type="float"/>
          <table:table-cell table:formula="of:=MAX([.$M454];[.$Z454];[.$AL454])" office:value-type="float"/>
          <table:table-cell table:formula="of:=MAX([.$N454];[.$AA454];[.$AM454])" office:value-type="float"/>
        </table:table-row>
        <table:table-row table:style-name="ro1">
          <table:table-cell office:value-type="string">
            <text:p>BLOCKS.BLOCKS-9-2.asp/20</text:p>
          </table:table-cell>
          <table:table-cell office:value-type="float" office:value="0.54435"/>
          <table:table-cell office:value-type="float" office:value="0.483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2.0"/>
          <table:table-cell office:value-type="float" office:value="684.0"/>
          <table:table-cell office:value-type="float" office:value="684.0"/>
          <table:table-cell office:value-type="float" office:value="35948.0"/>
          <table:table-cell office:value-type="float" office:value="21949.0"/>
          <table:table-cell office:value-type="float" office:value="0.0"/>
          <table:table-cell office:value-type="float" office:value="0.0"/>
          <table:table-cell office:value-type="float" office:value="0.522491"/>
          <table:table-cell office:value-type="float" office:value="0.479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2.0"/>
          <table:table-cell office:value-type="float" office:value="684.0"/>
          <table:table-cell office:value-type="float" office:value="684.0"/>
          <table:table-cell office:value-type="float" office:value="35948.0"/>
          <table:table-cell office:value-type="float" office:value="21949.0"/>
          <table:table-cell office:value-type="float" office:value="0.0"/>
          <table:table-cell office:value-type="float" office:value="0.0"/>
          <table:table-cell office:value-type="float" office:value="0.435923"/>
          <table:table-cell office:value-type="float" office:value="0.378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9.0"/>
          <table:table-cell office:value-type="float" office:value="797.0"/>
          <table:table-cell office:value-type="float" office:value="35948.0"/>
          <table:table-cell office:value-type="float" office:value="21949.0"/>
          <table:table-cell office:value-type="float" office:value="0.0"/>
          <table:table-cell office:value-type="float" office:value="0.0"/>
          <table:table-cell table:formula="of:=MIN([.$B455];[.$O455];[.$AB455])" office:value-type="float"/>
          <table:table-cell table:formula="of:=MIN([.$C455];[.$P455];[.$AC455])" office:value-type="float"/>
          <table:table-cell table:formula="of:=MIN([.$D455];[.$Q455];[.$AD455])" office:value-type="float"/>
          <table:table-cell table:formula="of:=MIN([.$E455];[.$R455];[.$AE455])" office:value-type="float"/>
          <table:table-cell table:formula="of:=MIN([.$F455];[.$S455];[.$AF455])" office:value-type="float"/>
          <table:table-cell table:formula="of:=MIN([.$G455];[.$T455];[.$AG455])" office:value-type="float"/>
          <table:table-cell table:formula="of:=MIN([.$H455];[.$U455];[.$AH455])" office:value-type="float"/>
          <table:table-cell table:formula="of:=MIN([.$I455];[.$V455];[.$AI455])" office:value-type="float"/>
          <table:table-cell table:formula="of:=MIN([.$J455];[.$W455])" office:value-type="float"/>
          <table:table-cell table:formula="of:=MIN([.$K455];[.$X455];[.$AJ455])" office:value-type="float"/>
          <table:table-cell table:formula="of:=MIN([.$L455];[.$Y455];[.$AK455])" office:value-type="float"/>
          <table:table-cell table:formula="of:=MIN([.$M455];[.$Z455];[.$AL455])" office:value-type="float"/>
          <table:table-cell table:formula="of:=MIN([.$N455];[.$AA455];[.$AM455])" office:value-type="float"/>
          <table:table-cell table:formula="of:=MEDIAN([.$B455];[.$O455];[.$AB455])" office:value-type="float"/>
          <table:table-cell table:formula="of:=MEDIAN([.$C455];[.$P455];[.$AC455])" office:value-type="float"/>
          <table:table-cell table:formula="of:=MEDIAN([.$D455];[.$Q455];[.$AD455])" office:value-type="float"/>
          <table:table-cell table:formula="of:=MEDIAN([.$E455];[.$R455];[.$AE455])" office:value-type="float"/>
          <table:table-cell table:formula="of:=MEDIAN([.$F455];[.$S455];[.$AF455])" office:value-type="float"/>
          <table:table-cell table:formula="of:=MEDIAN([.$G455];[.$T455];[.$AG455])" office:value-type="float"/>
          <table:table-cell table:formula="of:=MEDIAN([.$H455];[.$U455];[.$AH455])" office:value-type="float"/>
          <table:table-cell table:formula="of:=MEDIAN([.$I455];[.$V455];[.$AI455])" office:value-type="float"/>
          <table:table-cell table:formula="of:=MEDIAN([.$J455];[.$W455])" office:value-type="float"/>
          <table:table-cell table:formula="of:=MEDIAN([.$K455];[.$X455];[.$AJ455])" office:value-type="float"/>
          <table:table-cell table:formula="of:=MEDIAN([.$L455];[.$Y455];[.$AK455])" office:value-type="float"/>
          <table:table-cell table:formula="of:=MEDIAN([.$M455];[.$Z455];[.$AL455])" office:value-type="float"/>
          <table:table-cell table:formula="of:=MEDIAN([.$N455];[.$AA455];[.$AM455])" office:value-type="float"/>
          <table:table-cell table:formula="of:=MAX([.$B455];[.$O455];[.$AB455])" office:value-type="float"/>
          <table:table-cell table:formula="of:=MAX([.$C455];[.$P455];[.$AC455])" office:value-type="float"/>
          <table:table-cell table:formula="of:=MAX([.$D455];[.$Q455];[.$AD455])" office:value-type="float"/>
          <table:table-cell table:formula="of:=MAX([.$E455];[.$R455];[.$AE455])" office:value-type="float"/>
          <table:table-cell table:formula="of:=MAX([.$F455];[.$S455];[.$AF455])" office:value-type="float"/>
          <table:table-cell table:formula="of:=MAX([.$G455];[.$T455];[.$AG455])" office:value-type="float"/>
          <table:table-cell table:formula="of:=MAX([.$H455];[.$U455];[.$AH455])" office:value-type="float"/>
          <table:table-cell table:formula="of:=MAX([.$I455];[.$V455];[.$AI455])" office:value-type="float"/>
          <table:table-cell table:formula="of:=MAX([.$J455];[.$W455])" office:value-type="float"/>
          <table:table-cell table:formula="of:=MAX([.$K455];[.$X455];[.$AJ455])" office:value-type="float"/>
          <table:table-cell table:formula="of:=MAX([.$L455];[.$Y455];[.$AK455])" office:value-type="float"/>
          <table:table-cell table:formula="of:=MAX([.$M455];[.$Z455];[.$AL455])" office:value-type="float"/>
          <table:table-cell table:formula="of:=MAX([.$N455];[.$AA455];[.$AM455])" office:value-type="float"/>
        </table:table-row>
        <table:table-row table:style-name="ro1">
          <table:table-cell office:value-type="string">
            <text:p>BLOCKS.BLOCKS-9-2.asp/21</text:p>
          </table:table-cell>
          <table:table-cell office:value-type="float" office:value="0.584606"/>
          <table:table-cell office:value-type="float" office:value="0.538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98.0"/>
          <table:table-cell office:value-type="float" office:value="960.0"/>
          <table:table-cell office:value-type="float" office:value="960.0"/>
          <table:table-cell office:value-type="float" office:value="37708.0"/>
          <table:table-cell office:value-type="float" office:value="23420.0"/>
          <table:table-cell office:value-type="float" office:value="0.0"/>
          <table:table-cell office:value-type="float" office:value="0.0"/>
          <table:table-cell office:value-type="float" office:value="0.604648"/>
          <table:table-cell office:value-type="float" office:value="0.561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98.0"/>
          <table:table-cell office:value-type="float" office:value="960.0"/>
          <table:table-cell office:value-type="float" office:value="960.0"/>
          <table:table-cell office:value-type="float" office:value="37708.0"/>
          <table:table-cell office:value-type="float" office:value="23420.0"/>
          <table:table-cell office:value-type="float" office:value="0.0"/>
          <table:table-cell office:value-type="float" office:value="0.0"/>
          <table:table-cell office:value-type="float" office:value="0.45122"/>
          <table:table-cell office:value-type="float" office:value="0.409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27.0"/>
          <table:table-cell office:value-type="float" office:value="1969.0"/>
          <table:table-cell office:value-type="float" office:value="37708.0"/>
          <table:table-cell office:value-type="float" office:value="23420.0"/>
          <table:table-cell office:value-type="float" office:value="0.0"/>
          <table:table-cell office:value-type="float" office:value="0.0"/>
          <table:table-cell table:formula="of:=MIN([.$B456];[.$O456];[.$AB456])" office:value-type="float"/>
          <table:table-cell table:formula="of:=MIN([.$C456];[.$P456];[.$AC456])" office:value-type="float"/>
          <table:table-cell table:formula="of:=MIN([.$D456];[.$Q456];[.$AD456])" office:value-type="float"/>
          <table:table-cell table:formula="of:=MIN([.$E456];[.$R456];[.$AE456])" office:value-type="float"/>
          <table:table-cell table:formula="of:=MIN([.$F456];[.$S456];[.$AF456])" office:value-type="float"/>
          <table:table-cell table:formula="of:=MIN([.$G456];[.$T456];[.$AG456])" office:value-type="float"/>
          <table:table-cell table:formula="of:=MIN([.$H456];[.$U456];[.$AH456])" office:value-type="float"/>
          <table:table-cell table:formula="of:=MIN([.$I456];[.$V456];[.$AI456])" office:value-type="float"/>
          <table:table-cell table:formula="of:=MIN([.$J456];[.$W456])" office:value-type="float"/>
          <table:table-cell table:formula="of:=MIN([.$K456];[.$X456];[.$AJ456])" office:value-type="float"/>
          <table:table-cell table:formula="of:=MIN([.$L456];[.$Y456];[.$AK456])" office:value-type="float"/>
          <table:table-cell table:formula="of:=MIN([.$M456];[.$Z456];[.$AL456])" office:value-type="float"/>
          <table:table-cell table:formula="of:=MIN([.$N456];[.$AA456];[.$AM456])" office:value-type="float"/>
          <table:table-cell table:formula="of:=MEDIAN([.$B456];[.$O456];[.$AB456])" office:value-type="float"/>
          <table:table-cell table:formula="of:=MEDIAN([.$C456];[.$P456];[.$AC456])" office:value-type="float"/>
          <table:table-cell table:formula="of:=MEDIAN([.$D456];[.$Q456];[.$AD456])" office:value-type="float"/>
          <table:table-cell table:formula="of:=MEDIAN([.$E456];[.$R456];[.$AE456])" office:value-type="float"/>
          <table:table-cell table:formula="of:=MEDIAN([.$F456];[.$S456];[.$AF456])" office:value-type="float"/>
          <table:table-cell table:formula="of:=MEDIAN([.$G456];[.$T456];[.$AG456])" office:value-type="float"/>
          <table:table-cell table:formula="of:=MEDIAN([.$H456];[.$U456];[.$AH456])" office:value-type="float"/>
          <table:table-cell table:formula="of:=MEDIAN([.$I456];[.$V456];[.$AI456])" office:value-type="float"/>
          <table:table-cell table:formula="of:=MEDIAN([.$J456];[.$W456])" office:value-type="float"/>
          <table:table-cell table:formula="of:=MEDIAN([.$K456];[.$X456];[.$AJ456])" office:value-type="float"/>
          <table:table-cell table:formula="of:=MEDIAN([.$L456];[.$Y456];[.$AK456])" office:value-type="float"/>
          <table:table-cell table:formula="of:=MEDIAN([.$M456];[.$Z456];[.$AL456])" office:value-type="float"/>
          <table:table-cell table:formula="of:=MEDIAN([.$N456];[.$AA456];[.$AM456])" office:value-type="float"/>
          <table:table-cell table:formula="of:=MAX([.$B456];[.$O456];[.$AB456])" office:value-type="float"/>
          <table:table-cell table:formula="of:=MAX([.$C456];[.$P456];[.$AC456])" office:value-type="float"/>
          <table:table-cell table:formula="of:=MAX([.$D456];[.$Q456];[.$AD456])" office:value-type="float"/>
          <table:table-cell table:formula="of:=MAX([.$E456];[.$R456];[.$AE456])" office:value-type="float"/>
          <table:table-cell table:formula="of:=MAX([.$F456];[.$S456];[.$AF456])" office:value-type="float"/>
          <table:table-cell table:formula="of:=MAX([.$G456];[.$T456];[.$AG456])" office:value-type="float"/>
          <table:table-cell table:formula="of:=MAX([.$H456];[.$U456];[.$AH456])" office:value-type="float"/>
          <table:table-cell table:formula="of:=MAX([.$I456];[.$V456];[.$AI456])" office:value-type="float"/>
          <table:table-cell table:formula="of:=MAX([.$J456];[.$W456])" office:value-type="float"/>
          <table:table-cell table:formula="of:=MAX([.$K456];[.$X456];[.$AJ456])" office:value-type="float"/>
          <table:table-cell table:formula="of:=MAX([.$L456];[.$Y456];[.$AK456])" office:value-type="float"/>
          <table:table-cell table:formula="of:=MAX([.$M456];[.$Z456];[.$AL456])" office:value-type="float"/>
          <table:table-cell table:formula="of:=MAX([.$N456];[.$AA456];[.$AM456])" office:value-type="float"/>
        </table:table-row>
        <table:table-row table:style-name="ro1">
          <table:table-cell office:value-type="string">
            <text:p>BLOCKS.BLOCKS-9-2.asp/22</text:p>
          </table:table-cell>
          <table:table-cell office:value-type="float" office:value="0.642514"/>
          <table:table-cell office:value-type="float" office:value="0.599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490.0"/>
          <table:table-cell office:value-type="float" office:value="1136.0"/>
          <table:table-cell office:value-type="float" office:value="1136.0"/>
          <table:table-cell office:value-type="float" office:value="39468.0"/>
          <table:table-cell office:value-type="float" office:value="24891.0"/>
          <table:table-cell office:value-type="float" office:value="0.0"/>
          <table:table-cell office:value-type="float" office:value="0.0"/>
          <table:table-cell office:value-type="float" office:value="0.575221"/>
          <table:table-cell office:value-type="float" office:value="0.529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490.0"/>
          <table:table-cell office:value-type="float" office:value="1136.0"/>
          <table:table-cell office:value-type="float" office:value="1136.0"/>
          <table:table-cell office:value-type="float" office:value="39468.0"/>
          <table:table-cell office:value-type="float" office:value="24891.0"/>
          <table:table-cell office:value-type="float" office:value="0.0"/>
          <table:table-cell office:value-type="float" office:value="0.0"/>
          <table:table-cell office:value-type="float" office:value="0.497638"/>
          <table:table-cell office:value-type="float" office:value="0.453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10.0"/>
          <table:table-cell office:value-type="float" office:value="1945.0"/>
          <table:table-cell office:value-type="float" office:value="39468.0"/>
          <table:table-cell office:value-type="float" office:value="24891.0"/>
          <table:table-cell office:value-type="float" office:value="0.0"/>
          <table:table-cell office:value-type="float" office:value="0.0"/>
          <table:table-cell table:formula="of:=MIN([.$B457];[.$O457];[.$AB457])" office:value-type="float"/>
          <table:table-cell table:formula="of:=MIN([.$C457];[.$P457];[.$AC457])" office:value-type="float"/>
          <table:table-cell table:formula="of:=MIN([.$D457];[.$Q457];[.$AD457])" office:value-type="float"/>
          <table:table-cell table:formula="of:=MIN([.$E457];[.$R457];[.$AE457])" office:value-type="float"/>
          <table:table-cell table:formula="of:=MIN([.$F457];[.$S457];[.$AF457])" office:value-type="float"/>
          <table:table-cell table:formula="of:=MIN([.$G457];[.$T457];[.$AG457])" office:value-type="float"/>
          <table:table-cell table:formula="of:=MIN([.$H457];[.$U457];[.$AH457])" office:value-type="float"/>
          <table:table-cell table:formula="of:=MIN([.$I457];[.$V457];[.$AI457])" office:value-type="float"/>
          <table:table-cell table:formula="of:=MIN([.$J457];[.$W457])" office:value-type="float"/>
          <table:table-cell table:formula="of:=MIN([.$K457];[.$X457];[.$AJ457])" office:value-type="float"/>
          <table:table-cell table:formula="of:=MIN([.$L457];[.$Y457];[.$AK457])" office:value-type="float"/>
          <table:table-cell table:formula="of:=MIN([.$M457];[.$Z457];[.$AL457])" office:value-type="float"/>
          <table:table-cell table:formula="of:=MIN([.$N457];[.$AA457];[.$AM457])" office:value-type="float"/>
          <table:table-cell table:formula="of:=MEDIAN([.$B457];[.$O457];[.$AB457])" office:value-type="float"/>
          <table:table-cell table:formula="of:=MEDIAN([.$C457];[.$P457];[.$AC457])" office:value-type="float"/>
          <table:table-cell table:formula="of:=MEDIAN([.$D457];[.$Q457];[.$AD457])" office:value-type="float"/>
          <table:table-cell table:formula="of:=MEDIAN([.$E457];[.$R457];[.$AE457])" office:value-type="float"/>
          <table:table-cell table:formula="of:=MEDIAN([.$F457];[.$S457];[.$AF457])" office:value-type="float"/>
          <table:table-cell table:formula="of:=MEDIAN([.$G457];[.$T457];[.$AG457])" office:value-type="float"/>
          <table:table-cell table:formula="of:=MEDIAN([.$H457];[.$U457];[.$AH457])" office:value-type="float"/>
          <table:table-cell table:formula="of:=MEDIAN([.$I457];[.$V457];[.$AI457])" office:value-type="float"/>
          <table:table-cell table:formula="of:=MEDIAN([.$J457];[.$W457])" office:value-type="float"/>
          <table:table-cell table:formula="of:=MEDIAN([.$K457];[.$X457];[.$AJ457])" office:value-type="float"/>
          <table:table-cell table:formula="of:=MEDIAN([.$L457];[.$Y457];[.$AK457])" office:value-type="float"/>
          <table:table-cell table:formula="of:=MEDIAN([.$M457];[.$Z457];[.$AL457])" office:value-type="float"/>
          <table:table-cell table:formula="of:=MEDIAN([.$N457];[.$AA457];[.$AM457])" office:value-type="float"/>
          <table:table-cell table:formula="of:=MAX([.$B457];[.$O457];[.$AB457])" office:value-type="float"/>
          <table:table-cell table:formula="of:=MAX([.$C457];[.$P457];[.$AC457])" office:value-type="float"/>
          <table:table-cell table:formula="of:=MAX([.$D457];[.$Q457];[.$AD457])" office:value-type="float"/>
          <table:table-cell table:formula="of:=MAX([.$E457];[.$R457];[.$AE457])" office:value-type="float"/>
          <table:table-cell table:formula="of:=MAX([.$F457];[.$S457];[.$AF457])" office:value-type="float"/>
          <table:table-cell table:formula="of:=MAX([.$G457];[.$T457];[.$AG457])" office:value-type="float"/>
          <table:table-cell table:formula="of:=MAX([.$H457];[.$U457];[.$AH457])" office:value-type="float"/>
          <table:table-cell table:formula="of:=MAX([.$I457];[.$V457];[.$AI457])" office:value-type="float"/>
          <table:table-cell table:formula="of:=MAX([.$J457];[.$W457])" office:value-type="float"/>
          <table:table-cell table:formula="of:=MAX([.$K457];[.$X457];[.$AJ457])" office:value-type="float"/>
          <table:table-cell table:formula="of:=MAX([.$L457];[.$Y457];[.$AK457])" office:value-type="float"/>
          <table:table-cell table:formula="of:=MAX([.$M457];[.$Z457];[.$AL457])" office:value-type="float"/>
          <table:table-cell table:formula="of:=MAX([.$N457];[.$AA457];[.$AM457])" office:value-type="float"/>
        </table:table-row>
        <table:table-row table:style-name="ro1">
          <table:table-cell office:value-type="string">
            <text:p>BLOCKS.BLOCKS-9-2.asp/23</text:p>
          </table:table-cell>
          <table:table-cell office:value-type="float" office:value="0.862825"/>
          <table:table-cell office:value-type="float" office:value="0.815"/>
          <table:table-cell office:value-type="float" office:value="0.26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711.0"/>
          <table:table-cell office:value-type="float" office:value="3908.0"/>
          <table:table-cell office:value-type="float" office:value="3908.0"/>
          <table:table-cell office:value-type="float" office:value="41228.0"/>
          <table:table-cell office:value-type="float" office:value="26362.0"/>
          <table:table-cell office:value-type="float" office:value="0.0"/>
          <table:table-cell office:value-type="float" office:value="0.0"/>
          <table:table-cell office:value-type="float" office:value="0.809584"/>
          <table:table-cell office:value-type="float" office:value="0.762"/>
          <table:table-cell office:value-type="float" office:value="0.26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711.0"/>
          <table:table-cell office:value-type="float" office:value="3908.0"/>
          <table:table-cell office:value-type="float" office:value="3908.0"/>
          <table:table-cell office:value-type="float" office:value="41228.0"/>
          <table:table-cell office:value-type="float" office:value="26362.0"/>
          <table:table-cell office:value-type="float" office:value="0.0"/>
          <table:table-cell office:value-type="float" office:value="0.0"/>
          <table:table-cell office:value-type="float" office:value="0.564499"/>
          <table:table-cell office:value-type="float" office:value="0.518"/>
          <table:table-cell office:value-type="float" office:value="0.11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854.0"/>
          <table:table-cell office:value-type="float" office:value="2507.0"/>
          <table:table-cell office:value-type="float" office:value="41228.0"/>
          <table:table-cell office:value-type="float" office:value="26362.0"/>
          <table:table-cell office:value-type="float" office:value="0.0"/>
          <table:table-cell office:value-type="float" office:value="0.0"/>
          <table:table-cell table:formula="of:=MIN([.$B458];[.$O458];[.$AB458])" office:value-type="float"/>
          <table:table-cell table:formula="of:=MIN([.$C458];[.$P458];[.$AC458])" office:value-type="float"/>
          <table:table-cell table:formula="of:=MIN([.$D458];[.$Q458];[.$AD458])" office:value-type="float"/>
          <table:table-cell table:formula="of:=MIN([.$E458];[.$R458];[.$AE458])" office:value-type="float"/>
          <table:table-cell table:formula="of:=MIN([.$F458];[.$S458];[.$AF458])" office:value-type="float"/>
          <table:table-cell table:formula="of:=MIN([.$G458];[.$T458];[.$AG458])" office:value-type="float"/>
          <table:table-cell table:formula="of:=MIN([.$H458];[.$U458];[.$AH458])" office:value-type="float"/>
          <table:table-cell table:formula="of:=MIN([.$I458];[.$V458];[.$AI458])" office:value-type="float"/>
          <table:table-cell table:formula="of:=MIN([.$J458];[.$W458])" office:value-type="float"/>
          <table:table-cell table:formula="of:=MIN([.$K458];[.$X458];[.$AJ458])" office:value-type="float"/>
          <table:table-cell table:formula="of:=MIN([.$L458];[.$Y458];[.$AK458])" office:value-type="float"/>
          <table:table-cell table:formula="of:=MIN([.$M458];[.$Z458];[.$AL458])" office:value-type="float"/>
          <table:table-cell table:formula="of:=MIN([.$N458];[.$AA458];[.$AM458])" office:value-type="float"/>
          <table:table-cell table:formula="of:=MEDIAN([.$B458];[.$O458];[.$AB458])" office:value-type="float"/>
          <table:table-cell table:formula="of:=MEDIAN([.$C458];[.$P458];[.$AC458])" office:value-type="float"/>
          <table:table-cell table:formula="of:=MEDIAN([.$D458];[.$Q458];[.$AD458])" office:value-type="float"/>
          <table:table-cell table:formula="of:=MEDIAN([.$E458];[.$R458];[.$AE458])" office:value-type="float"/>
          <table:table-cell table:formula="of:=MEDIAN([.$F458];[.$S458];[.$AF458])" office:value-type="float"/>
          <table:table-cell table:formula="of:=MEDIAN([.$G458];[.$T458];[.$AG458])" office:value-type="float"/>
          <table:table-cell table:formula="of:=MEDIAN([.$H458];[.$U458];[.$AH458])" office:value-type="float"/>
          <table:table-cell table:formula="of:=MEDIAN([.$I458];[.$V458];[.$AI458])" office:value-type="float"/>
          <table:table-cell table:formula="of:=MEDIAN([.$J458];[.$W458])" office:value-type="float"/>
          <table:table-cell table:formula="of:=MEDIAN([.$K458];[.$X458];[.$AJ458])" office:value-type="float"/>
          <table:table-cell table:formula="of:=MEDIAN([.$L458];[.$Y458];[.$AK458])" office:value-type="float"/>
          <table:table-cell table:formula="of:=MEDIAN([.$M458];[.$Z458];[.$AL458])" office:value-type="float"/>
          <table:table-cell table:formula="of:=MEDIAN([.$N458];[.$AA458];[.$AM458])" office:value-type="float"/>
          <table:table-cell table:formula="of:=MAX([.$B458];[.$O458];[.$AB458])" office:value-type="float"/>
          <table:table-cell table:formula="of:=MAX([.$C458];[.$P458];[.$AC458])" office:value-type="float"/>
          <table:table-cell table:formula="of:=MAX([.$D458];[.$Q458];[.$AD458])" office:value-type="float"/>
          <table:table-cell table:formula="of:=MAX([.$E458];[.$R458];[.$AE458])" office:value-type="float"/>
          <table:table-cell table:formula="of:=MAX([.$F458];[.$S458];[.$AF458])" office:value-type="float"/>
          <table:table-cell table:formula="of:=MAX([.$G458];[.$T458];[.$AG458])" office:value-type="float"/>
          <table:table-cell table:formula="of:=MAX([.$H458];[.$U458];[.$AH458])" office:value-type="float"/>
          <table:table-cell table:formula="of:=MAX([.$I458];[.$V458];[.$AI458])" office:value-type="float"/>
          <table:table-cell table:formula="of:=MAX([.$J458];[.$W458])" office:value-type="float"/>
          <table:table-cell table:formula="of:=MAX([.$K458];[.$X458];[.$AJ458])" office:value-type="float"/>
          <table:table-cell table:formula="of:=MAX([.$L458];[.$Y458];[.$AK458])" office:value-type="float"/>
          <table:table-cell table:formula="of:=MAX([.$M458];[.$Z458];[.$AL458])" office:value-type="float"/>
          <table:table-cell table:formula="of:=MAX([.$N458];[.$AA458];[.$AM458])" office:value-type="float"/>
        </table:table-row>
        <table:table-row table:style-name="ro1">
          <table:table-cell office:value-type="string">
            <text:p>BLOCKS.BLOCKS-9-2.asp/24</text:p>
          </table:table-cell>
          <table:table-cell office:value-type="float" office:value="1.08614"/>
          <table:table-cell office:value-type="float" office:value="1.026"/>
          <table:table-cell office:value-type="float" office:value="0.52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340.0"/>
          <table:table-cell office:value-type="float" office:value="6771.0"/>
          <table:table-cell office:value-type="float" office:value="6771.0"/>
          <table:table-cell office:value-type="float" office:value="42988.0"/>
          <table:table-cell office:value-type="float" office:value="27833.0"/>
          <table:table-cell office:value-type="float" office:value="0.0"/>
          <table:table-cell office:value-type="float" office:value="0.0"/>
          <table:table-cell office:value-type="float" office:value="1.12501"/>
          <table:table-cell office:value-type="float" office:value="1.055"/>
          <table:table-cell office:value-type="float" office:value="0.55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340.0"/>
          <table:table-cell office:value-type="float" office:value="6771.0"/>
          <table:table-cell office:value-type="float" office:value="6771.0"/>
          <table:table-cell office:value-type="float" office:value="42988.0"/>
          <table:table-cell office:value-type="float" office:value="27833.0"/>
          <table:table-cell office:value-type="float" office:value="0.0"/>
          <table:table-cell office:value-type="float" office:value="0.0"/>
          <table:table-cell office:value-type="float" office:value="0.793126"/>
          <table:table-cell office:value-type="float" office:value="0.728"/>
          <table:table-cell office:value-type="float" office:value="0.31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203.0"/>
          <table:table-cell office:value-type="float" office:value="4109.0"/>
          <table:table-cell office:value-type="float" office:value="42988.0"/>
          <table:table-cell office:value-type="float" office:value="27833.0"/>
          <table:table-cell office:value-type="float" office:value="0.0"/>
          <table:table-cell office:value-type="float" office:value="0.0"/>
          <table:table-cell table:formula="of:=MIN([.$B459];[.$O459];[.$AB459])" office:value-type="float"/>
          <table:table-cell table:formula="of:=MIN([.$C459];[.$P459];[.$AC459])" office:value-type="float"/>
          <table:table-cell table:formula="of:=MIN([.$D459];[.$Q459];[.$AD459])" office:value-type="float"/>
          <table:table-cell table:formula="of:=MIN([.$E459];[.$R459];[.$AE459])" office:value-type="float"/>
          <table:table-cell table:formula="of:=MIN([.$F459];[.$S459];[.$AF459])" office:value-type="float"/>
          <table:table-cell table:formula="of:=MIN([.$G459];[.$T459];[.$AG459])" office:value-type="float"/>
          <table:table-cell table:formula="of:=MIN([.$H459];[.$U459];[.$AH459])" office:value-type="float"/>
          <table:table-cell table:formula="of:=MIN([.$I459];[.$V459];[.$AI459])" office:value-type="float"/>
          <table:table-cell table:formula="of:=MIN([.$J459];[.$W459])" office:value-type="float"/>
          <table:table-cell table:formula="of:=MIN([.$K459];[.$X459];[.$AJ459])" office:value-type="float"/>
          <table:table-cell table:formula="of:=MIN([.$L459];[.$Y459];[.$AK459])" office:value-type="float"/>
          <table:table-cell table:formula="of:=MIN([.$M459];[.$Z459];[.$AL459])" office:value-type="float"/>
          <table:table-cell table:formula="of:=MIN([.$N459];[.$AA459];[.$AM459])" office:value-type="float"/>
          <table:table-cell table:formula="of:=MEDIAN([.$B459];[.$O459];[.$AB459])" office:value-type="float"/>
          <table:table-cell table:formula="of:=MEDIAN([.$C459];[.$P459];[.$AC459])" office:value-type="float"/>
          <table:table-cell table:formula="of:=MEDIAN([.$D459];[.$Q459];[.$AD459])" office:value-type="float"/>
          <table:table-cell table:formula="of:=MEDIAN([.$E459];[.$R459];[.$AE459])" office:value-type="float"/>
          <table:table-cell table:formula="of:=MEDIAN([.$F459];[.$S459];[.$AF459])" office:value-type="float"/>
          <table:table-cell table:formula="of:=MEDIAN([.$G459];[.$T459];[.$AG459])" office:value-type="float"/>
          <table:table-cell table:formula="of:=MEDIAN([.$H459];[.$U459];[.$AH459])" office:value-type="float"/>
          <table:table-cell table:formula="of:=MEDIAN([.$I459];[.$V459];[.$AI459])" office:value-type="float"/>
          <table:table-cell table:formula="of:=MEDIAN([.$J459];[.$W459])" office:value-type="float"/>
          <table:table-cell table:formula="of:=MEDIAN([.$K459];[.$X459];[.$AJ459])" office:value-type="float"/>
          <table:table-cell table:formula="of:=MEDIAN([.$L459];[.$Y459];[.$AK459])" office:value-type="float"/>
          <table:table-cell table:formula="of:=MEDIAN([.$M459];[.$Z459];[.$AL459])" office:value-type="float"/>
          <table:table-cell table:formula="of:=MEDIAN([.$N459];[.$AA459];[.$AM459])" office:value-type="float"/>
          <table:table-cell table:formula="of:=MAX([.$B459];[.$O459];[.$AB459])" office:value-type="float"/>
          <table:table-cell table:formula="of:=MAX([.$C459];[.$P459];[.$AC459])" office:value-type="float"/>
          <table:table-cell table:formula="of:=MAX([.$D459];[.$Q459];[.$AD459])" office:value-type="float"/>
          <table:table-cell table:formula="of:=MAX([.$E459];[.$R459];[.$AE459])" office:value-type="float"/>
          <table:table-cell table:formula="of:=MAX([.$F459];[.$S459];[.$AF459])" office:value-type="float"/>
          <table:table-cell table:formula="of:=MAX([.$G459];[.$T459];[.$AG459])" office:value-type="float"/>
          <table:table-cell table:formula="of:=MAX([.$H459];[.$U459];[.$AH459])" office:value-type="float"/>
          <table:table-cell table:formula="of:=MAX([.$I459];[.$V459];[.$AI459])" office:value-type="float"/>
          <table:table-cell table:formula="of:=MAX([.$J459];[.$W459])" office:value-type="float"/>
          <table:table-cell table:formula="of:=MAX([.$K459];[.$X459];[.$AJ459])" office:value-type="float"/>
          <table:table-cell table:formula="of:=MAX([.$L459];[.$Y459];[.$AK459])" office:value-type="float"/>
          <table:table-cell table:formula="of:=MAX([.$M459];[.$Z459];[.$AL459])" office:value-type="float"/>
          <table:table-cell table:formula="of:=MAX([.$N459];[.$AA459];[.$AM459])" office:value-type="float"/>
        </table:table-row>
        <table:table-row table:style-name="ro1">
          <table:table-cell office:value-type="string">
            <text:p>BLOCKS.BLOCKS-9-2.asp/25</text:p>
          </table:table-cell>
          <table:table-cell office:value-type="float" office:value="1.48394"/>
          <table:table-cell office:value-type="float" office:value="1.436"/>
          <table:table-cell office:value-type="float" office:value="0.83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5403.0"/>
          <table:table-cell office:value-type="float" office:value="10487.0"/>
          <table:table-cell office:value-type="float" office:value="10487.0"/>
          <table:table-cell office:value-type="float" office:value="44748.0"/>
          <table:table-cell office:value-type="float" office:value="29304.0"/>
          <table:table-cell office:value-type="float" office:value="0.0"/>
          <table:table-cell office:value-type="float" office:value="0.0"/>
          <table:table-cell office:value-type="float" office:value="1.42708"/>
          <table:table-cell office:value-type="float" office:value="1.377"/>
          <table:table-cell office:value-type="float" office:value="0.83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5403.0"/>
          <table:table-cell office:value-type="float" office:value="10487.0"/>
          <table:table-cell office:value-type="float" office:value="10487.0"/>
          <table:table-cell office:value-type="float" office:value="44748.0"/>
          <table:table-cell office:value-type="float" office:value="29304.0"/>
          <table:table-cell office:value-type="float" office:value="0.0"/>
          <table:table-cell office:value-type="float" office:value="0.0"/>
          <table:table-cell office:value-type="float" office:value="1.41345"/>
          <table:table-cell office:value-type="float" office:value="1.366"/>
          <table:table-cell office:value-type="float" office:value="0.92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5176.0"/>
          <table:table-cell office:value-type="float" office:value="8488.0"/>
          <table:table-cell office:value-type="float" office:value="44748.0"/>
          <table:table-cell office:value-type="float" office:value="29304.0"/>
          <table:table-cell office:value-type="float" office:value="0.0"/>
          <table:table-cell office:value-type="float" office:value="0.0"/>
          <table:table-cell table:formula="of:=MIN([.$B460];[.$O460];[.$AB460])" office:value-type="float"/>
          <table:table-cell table:formula="of:=MIN([.$C460];[.$P460];[.$AC460])" office:value-type="float"/>
          <table:table-cell table:formula="of:=MIN([.$D460];[.$Q460];[.$AD460])" office:value-type="float"/>
          <table:table-cell table:formula="of:=MIN([.$E460];[.$R460];[.$AE460])" office:value-type="float"/>
          <table:table-cell table:formula="of:=MIN([.$F460];[.$S460];[.$AF460])" office:value-type="float"/>
          <table:table-cell table:formula="of:=MIN([.$G460];[.$T460];[.$AG460])" office:value-type="float"/>
          <table:table-cell table:formula="of:=MIN([.$H460];[.$U460];[.$AH460])" office:value-type="float"/>
          <table:table-cell table:formula="of:=MIN([.$I460];[.$V460];[.$AI460])" office:value-type="float"/>
          <table:table-cell table:formula="of:=MIN([.$J460];[.$W460])" office:value-type="float"/>
          <table:table-cell table:formula="of:=MIN([.$K460];[.$X460];[.$AJ460])" office:value-type="float"/>
          <table:table-cell table:formula="of:=MIN([.$L460];[.$Y460];[.$AK460])" office:value-type="float"/>
          <table:table-cell table:formula="of:=MIN([.$M460];[.$Z460];[.$AL460])" office:value-type="float"/>
          <table:table-cell table:formula="of:=MIN([.$N460];[.$AA460];[.$AM460])" office:value-type="float"/>
          <table:table-cell table:formula="of:=MEDIAN([.$B460];[.$O460];[.$AB460])" office:value-type="float"/>
          <table:table-cell table:formula="of:=MEDIAN([.$C460];[.$P460];[.$AC460])" office:value-type="float"/>
          <table:table-cell table:formula="of:=MEDIAN([.$D460];[.$Q460];[.$AD460])" office:value-type="float"/>
          <table:table-cell table:formula="of:=MEDIAN([.$E460];[.$R460];[.$AE460])" office:value-type="float"/>
          <table:table-cell table:formula="of:=MEDIAN([.$F460];[.$S460];[.$AF460])" office:value-type="float"/>
          <table:table-cell table:formula="of:=MEDIAN([.$G460];[.$T460];[.$AG460])" office:value-type="float"/>
          <table:table-cell table:formula="of:=MEDIAN([.$H460];[.$U460];[.$AH460])" office:value-type="float"/>
          <table:table-cell table:formula="of:=MEDIAN([.$I460];[.$V460];[.$AI460])" office:value-type="float"/>
          <table:table-cell table:formula="of:=MEDIAN([.$J460];[.$W460])" office:value-type="float"/>
          <table:table-cell table:formula="of:=MEDIAN([.$K460];[.$X460];[.$AJ460])" office:value-type="float"/>
          <table:table-cell table:formula="of:=MEDIAN([.$L460];[.$Y460];[.$AK460])" office:value-type="float"/>
          <table:table-cell table:formula="of:=MEDIAN([.$M460];[.$Z460];[.$AL460])" office:value-type="float"/>
          <table:table-cell table:formula="of:=MEDIAN([.$N460];[.$AA460];[.$AM460])" office:value-type="float"/>
          <table:table-cell table:formula="of:=MAX([.$B460];[.$O460];[.$AB460])" office:value-type="float"/>
          <table:table-cell table:formula="of:=MAX([.$C460];[.$P460];[.$AC460])" office:value-type="float"/>
          <table:table-cell table:formula="of:=MAX([.$D460];[.$Q460];[.$AD460])" office:value-type="float"/>
          <table:table-cell table:formula="of:=MAX([.$E460];[.$R460];[.$AE460])" office:value-type="float"/>
          <table:table-cell table:formula="of:=MAX([.$F460];[.$S460];[.$AF460])" office:value-type="float"/>
          <table:table-cell table:formula="of:=MAX([.$G460];[.$T460];[.$AG460])" office:value-type="float"/>
          <table:table-cell table:formula="of:=MAX([.$H460];[.$U460];[.$AH460])" office:value-type="float"/>
          <table:table-cell table:formula="of:=MAX([.$I460];[.$V460];[.$AI460])" office:value-type="float"/>
          <table:table-cell table:formula="of:=MAX([.$J460];[.$W460])" office:value-type="float"/>
          <table:table-cell table:formula="of:=MAX([.$K460];[.$X460];[.$AJ460])" office:value-type="float"/>
          <table:table-cell table:formula="of:=MAX([.$L460];[.$Y460];[.$AK460])" office:value-type="float"/>
          <table:table-cell table:formula="of:=MAX([.$M460];[.$Z460];[.$AL460])" office:value-type="float"/>
          <table:table-cell table:formula="of:=MAX([.$N460];[.$AA460];[.$AM460])" office:value-type="float"/>
        </table:table-row>
        <table:table-row table:style-name="ro1">
          <table:table-cell office:value-type="string">
            <text:p>BLOCKS.BLOCKS-9-2.asp/26</text:p>
          </table:table-cell>
          <table:table-cell office:value-type="float" office:value="4.80822"/>
          <table:table-cell office:value-type="float" office:value="4.752"/>
          <table:table-cell office:value-type="float" office:value="4.1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5013.0"/>
          <table:table-cell office:value-type="float" office:value="25415.0"/>
          <table:table-cell office:value-type="float" office:value="25414.0"/>
          <table:table-cell office:value-type="float" office:value="46508.0"/>
          <table:table-cell office:value-type="float" office:value="30775.0"/>
          <table:table-cell office:value-type="float" office:value="0.0"/>
          <table:table-cell office:value-type="float" office:value="0.0"/>
          <table:table-cell office:value-type="float" office:value="4.72181"/>
          <table:table-cell office:value-type="float" office:value="4.66"/>
          <table:table-cell office:value-type="float" office:value="4.11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5013.0"/>
          <table:table-cell office:value-type="float" office:value="25415.0"/>
          <table:table-cell office:value-type="float" office:value="25414.0"/>
          <table:table-cell office:value-type="float" office:value="46508.0"/>
          <table:table-cell office:value-type="float" office:value="30775.0"/>
          <table:table-cell office:value-type="float" office:value="0.0"/>
          <table:table-cell office:value-type="float" office:value="0.0"/>
          <table:table-cell office:value-type="float" office:value="1.10484"/>
          <table:table-cell office:value-type="float" office:value="1.059"/>
          <table:table-cell office:value-type="float" office:value="0.6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3557.0"/>
          <table:table-cell office:value-type="float" office:value="5509.0"/>
          <table:table-cell office:value-type="float" office:value="46508.0"/>
          <table:table-cell office:value-type="float" office:value="30775.0"/>
          <table:table-cell office:value-type="float" office:value="0.0"/>
          <table:table-cell office:value-type="float" office:value="0.0"/>
          <table:table-cell table:formula="of:=MIN([.$B461];[.$O461];[.$AB461])" office:value-type="float"/>
          <table:table-cell table:formula="of:=MIN([.$C461];[.$P461];[.$AC461])" office:value-type="float"/>
          <table:table-cell table:formula="of:=MIN([.$D461];[.$Q461];[.$AD461])" office:value-type="float"/>
          <table:table-cell table:formula="of:=MIN([.$E461];[.$R461];[.$AE461])" office:value-type="float"/>
          <table:table-cell table:formula="of:=MIN([.$F461];[.$S461];[.$AF461])" office:value-type="float"/>
          <table:table-cell table:formula="of:=MIN([.$G461];[.$T461];[.$AG461])" office:value-type="float"/>
          <table:table-cell table:formula="of:=MIN([.$H461];[.$U461];[.$AH461])" office:value-type="float"/>
          <table:table-cell table:formula="of:=MIN([.$I461];[.$V461];[.$AI461])" office:value-type="float"/>
          <table:table-cell table:formula="of:=MIN([.$J461];[.$W461])" office:value-type="float"/>
          <table:table-cell table:formula="of:=MIN([.$K461];[.$X461];[.$AJ461])" office:value-type="float"/>
          <table:table-cell table:formula="of:=MIN([.$L461];[.$Y461];[.$AK461])" office:value-type="float"/>
          <table:table-cell table:formula="of:=MIN([.$M461];[.$Z461];[.$AL461])" office:value-type="float"/>
          <table:table-cell table:formula="of:=MIN([.$N461];[.$AA461];[.$AM461])" office:value-type="float"/>
          <table:table-cell table:formula="of:=MEDIAN([.$B461];[.$O461];[.$AB461])" office:value-type="float"/>
          <table:table-cell table:formula="of:=MEDIAN([.$C461];[.$P461];[.$AC461])" office:value-type="float"/>
          <table:table-cell table:formula="of:=MEDIAN([.$D461];[.$Q461];[.$AD461])" office:value-type="float"/>
          <table:table-cell table:formula="of:=MEDIAN([.$E461];[.$R461];[.$AE461])" office:value-type="float"/>
          <table:table-cell table:formula="of:=MEDIAN([.$F461];[.$S461];[.$AF461])" office:value-type="float"/>
          <table:table-cell table:formula="of:=MEDIAN([.$G461];[.$T461];[.$AG461])" office:value-type="float"/>
          <table:table-cell table:formula="of:=MEDIAN([.$H461];[.$U461];[.$AH461])" office:value-type="float"/>
          <table:table-cell table:formula="of:=MEDIAN([.$I461];[.$V461];[.$AI461])" office:value-type="float"/>
          <table:table-cell table:formula="of:=MEDIAN([.$J461];[.$W461])" office:value-type="float"/>
          <table:table-cell table:formula="of:=MEDIAN([.$K461];[.$X461];[.$AJ461])" office:value-type="float"/>
          <table:table-cell table:formula="of:=MEDIAN([.$L461];[.$Y461];[.$AK461])" office:value-type="float"/>
          <table:table-cell table:formula="of:=MEDIAN([.$M461];[.$Z461];[.$AL461])" office:value-type="float"/>
          <table:table-cell table:formula="of:=MEDIAN([.$N461];[.$AA461];[.$AM461])" office:value-type="float"/>
          <table:table-cell table:formula="of:=MAX([.$B461];[.$O461];[.$AB461])" office:value-type="float"/>
          <table:table-cell table:formula="of:=MAX([.$C461];[.$P461];[.$AC461])" office:value-type="float"/>
          <table:table-cell table:formula="of:=MAX([.$D461];[.$Q461];[.$AD461])" office:value-type="float"/>
          <table:table-cell table:formula="of:=MAX([.$E461];[.$R461];[.$AE461])" office:value-type="float"/>
          <table:table-cell table:formula="of:=MAX([.$F461];[.$S461];[.$AF461])" office:value-type="float"/>
          <table:table-cell table:formula="of:=MAX([.$G461];[.$T461];[.$AG461])" office:value-type="float"/>
          <table:table-cell table:formula="of:=MAX([.$H461];[.$U461];[.$AH461])" office:value-type="float"/>
          <table:table-cell table:formula="of:=MAX([.$I461];[.$V461];[.$AI461])" office:value-type="float"/>
          <table:table-cell table:formula="of:=MAX([.$J461];[.$W461])" office:value-type="float"/>
          <table:table-cell table:formula="of:=MAX([.$K461];[.$X461];[.$AJ461])" office:value-type="float"/>
          <table:table-cell table:formula="of:=MAX([.$L461];[.$Y461];[.$AK461])" office:value-type="float"/>
          <table:table-cell table:formula="of:=MAX([.$M461];[.$Z461];[.$AL461])" office:value-type="float"/>
          <table:table-cell table:formula="of:=MAX([.$N461];[.$AA461];[.$AM461])" office:value-type="float"/>
        </table:table-row>
        <table:table-row table:style-name="ro1">
          <table:table-cell office:value-type="string">
            <text:p>BLOCKS.BLOCKS-9-2.asp/27</text:p>
          </table:table-cell>
          <table:table-cell office:value-type="float" office:value="6.77838"/>
          <table:table-cell office:value-type="float" office:value="6.716"/>
          <table:table-cell office:value-type="float" office:value="6.1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7397.0"/>
          <table:table-cell office:value-type="float" office:value="46033.0"/>
          <table:table-cell office:value-type="float" office:value="46033.0"/>
          <table:table-cell office:value-type="float" office:value="48268.0"/>
          <table:table-cell office:value-type="float" office:value="32246.0"/>
          <table:table-cell office:value-type="float" office:value="0.0"/>
          <table:table-cell office:value-type="float" office:value="0.0"/>
          <table:table-cell office:value-type="float" office:value="6.79263"/>
          <table:table-cell office:value-type="float" office:value="6.742"/>
          <table:table-cell office:value-type="float" office:value="6.09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7397.0"/>
          <table:table-cell office:value-type="float" office:value="46033.0"/>
          <table:table-cell office:value-type="float" office:value="46033.0"/>
          <table:table-cell office:value-type="float" office:value="48268.0"/>
          <table:table-cell office:value-type="float" office:value="32246.0"/>
          <table:table-cell office:value-type="float" office:value="0.0"/>
          <table:table-cell office:value-type="float" office:value="0.0"/>
          <table:table-cell office:value-type="float" office:value="2.52085"/>
          <table:table-cell office:value-type="float" office:value="2.472"/>
          <table:table-cell office:value-type="float" office:value="1.99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0968.0"/>
          <table:table-cell office:value-type="float" office:value="14873.0"/>
          <table:table-cell office:value-type="float" office:value="48268.0"/>
          <table:table-cell office:value-type="float" office:value="32246.0"/>
          <table:table-cell office:value-type="float" office:value="0.0"/>
          <table:table-cell office:value-type="float" office:value="0.0"/>
          <table:table-cell table:formula="of:=MIN([.$B462];[.$O462];[.$AB462])" office:value-type="float"/>
          <table:table-cell table:formula="of:=MIN([.$C462];[.$P462];[.$AC462])" office:value-type="float"/>
          <table:table-cell table:formula="of:=MIN([.$D462];[.$Q462];[.$AD462])" office:value-type="float"/>
          <table:table-cell table:formula="of:=MIN([.$E462];[.$R462];[.$AE462])" office:value-type="float"/>
          <table:table-cell table:formula="of:=MIN([.$F462];[.$S462];[.$AF462])" office:value-type="float"/>
          <table:table-cell table:formula="of:=MIN([.$G462];[.$T462];[.$AG462])" office:value-type="float"/>
          <table:table-cell table:formula="of:=MIN([.$H462];[.$U462];[.$AH462])" office:value-type="float"/>
          <table:table-cell table:formula="of:=MIN([.$I462];[.$V462];[.$AI462])" office:value-type="float"/>
          <table:table-cell table:formula="of:=MIN([.$J462];[.$W462])" office:value-type="float"/>
          <table:table-cell table:formula="of:=MIN([.$K462];[.$X462];[.$AJ462])" office:value-type="float"/>
          <table:table-cell table:formula="of:=MIN([.$L462];[.$Y462];[.$AK462])" office:value-type="float"/>
          <table:table-cell table:formula="of:=MIN([.$M462];[.$Z462];[.$AL462])" office:value-type="float"/>
          <table:table-cell table:formula="of:=MIN([.$N462];[.$AA462];[.$AM462])" office:value-type="float"/>
          <table:table-cell table:formula="of:=MEDIAN([.$B462];[.$O462];[.$AB462])" office:value-type="float"/>
          <table:table-cell table:formula="of:=MEDIAN([.$C462];[.$P462];[.$AC462])" office:value-type="float"/>
          <table:table-cell table:formula="of:=MEDIAN([.$D462];[.$Q462];[.$AD462])" office:value-type="float"/>
          <table:table-cell table:formula="of:=MEDIAN([.$E462];[.$R462];[.$AE462])" office:value-type="float"/>
          <table:table-cell table:formula="of:=MEDIAN([.$F462];[.$S462];[.$AF462])" office:value-type="float"/>
          <table:table-cell table:formula="of:=MEDIAN([.$G462];[.$T462];[.$AG462])" office:value-type="float"/>
          <table:table-cell table:formula="of:=MEDIAN([.$H462];[.$U462];[.$AH462])" office:value-type="float"/>
          <table:table-cell table:formula="of:=MEDIAN([.$I462];[.$V462];[.$AI462])" office:value-type="float"/>
          <table:table-cell table:formula="of:=MEDIAN([.$J462];[.$W462])" office:value-type="float"/>
          <table:table-cell table:formula="of:=MEDIAN([.$K462];[.$X462];[.$AJ462])" office:value-type="float"/>
          <table:table-cell table:formula="of:=MEDIAN([.$L462];[.$Y462];[.$AK462])" office:value-type="float"/>
          <table:table-cell table:formula="of:=MEDIAN([.$M462];[.$Z462];[.$AL462])" office:value-type="float"/>
          <table:table-cell table:formula="of:=MEDIAN([.$N462];[.$AA462];[.$AM462])" office:value-type="float"/>
          <table:table-cell table:formula="of:=MAX([.$B462];[.$O462];[.$AB462])" office:value-type="float"/>
          <table:table-cell table:formula="of:=MAX([.$C462];[.$P462];[.$AC462])" office:value-type="float"/>
          <table:table-cell table:formula="of:=MAX([.$D462];[.$Q462];[.$AD462])" office:value-type="float"/>
          <table:table-cell table:formula="of:=MAX([.$E462];[.$R462];[.$AE462])" office:value-type="float"/>
          <table:table-cell table:formula="of:=MAX([.$F462];[.$S462];[.$AF462])" office:value-type="float"/>
          <table:table-cell table:formula="of:=MAX([.$G462];[.$T462];[.$AG462])" office:value-type="float"/>
          <table:table-cell table:formula="of:=MAX([.$H462];[.$U462];[.$AH462])" office:value-type="float"/>
          <table:table-cell table:formula="of:=MAX([.$I462];[.$V462];[.$AI462])" office:value-type="float"/>
          <table:table-cell table:formula="of:=MAX([.$J462];[.$W462])" office:value-type="float"/>
          <table:table-cell table:formula="of:=MAX([.$K462];[.$X462];[.$AJ462])" office:value-type="float"/>
          <table:table-cell table:formula="of:=MAX([.$L462];[.$Y462];[.$AK462])" office:value-type="float"/>
          <table:table-cell table:formula="of:=MAX([.$M462];[.$Z462];[.$AL462])" office:value-type="float"/>
          <table:table-cell table:formula="of:=MAX([.$N462];[.$AA462];[.$AM462])" office:value-type="float"/>
        </table:table-row>
        <table:table-row table:style-name="ro1">
          <table:table-cell office:value-type="string">
            <text:p>BLOCKS.BLOCKS-9-2.asp/28</text:p>
          </table:table-cell>
          <table:table-cell office:value-type="float" office:value="1.82957"/>
          <table:table-cell office:value-type="float" office:value="1.778"/>
          <table:table-cell office:value-type="float" office:value="1.13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842.0"/>
          <table:table-cell office:value-type="float" office:value="10817.0"/>
          <table:table-cell office:value-type="float" office:value="10816.0"/>
          <table:table-cell office:value-type="float" office:value="50028.0"/>
          <table:table-cell office:value-type="float" office:value="33717.0"/>
          <table:table-cell office:value-type="float" office:value="0.0"/>
          <table:table-cell office:value-type="float" office:value="0.0"/>
          <table:table-cell office:value-type="float" office:value="1.82894"/>
          <table:table-cell office:value-type="float" office:value="1.776"/>
          <table:table-cell office:value-type="float" office:value="1.1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842.0"/>
          <table:table-cell office:value-type="float" office:value="10817.0"/>
          <table:table-cell office:value-type="float" office:value="10816.0"/>
          <table:table-cell office:value-type="float" office:value="50028.0"/>
          <table:table-cell office:value-type="float" office:value="33717.0"/>
          <table:table-cell office:value-type="float" office:value="0.0"/>
          <table:table-cell office:value-type="float" office:value="0.0"/>
          <table:table-cell office:value-type="float" office:value="2.79743"/>
          <table:table-cell office:value-type="float" office:value="2.747"/>
          <table:table-cell office:value-type="float" office:value="2.25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1219.0"/>
          <table:table-cell office:value-type="float" office:value="16119.0"/>
          <table:table-cell office:value-type="float" office:value="50028.0"/>
          <table:table-cell office:value-type="float" office:value="33717.0"/>
          <table:table-cell office:value-type="float" office:value="0.0"/>
          <table:table-cell office:value-type="float" office:value="0.0"/>
          <table:table-cell table:formula="of:=MIN([.$B463];[.$O463];[.$AB463])" office:value-type="float"/>
          <table:table-cell table:formula="of:=MIN([.$C463];[.$P463];[.$AC463])" office:value-type="float"/>
          <table:table-cell table:formula="of:=MIN([.$D463];[.$Q463];[.$AD463])" office:value-type="float"/>
          <table:table-cell table:formula="of:=MIN([.$E463];[.$R463];[.$AE463])" office:value-type="float"/>
          <table:table-cell table:formula="of:=MIN([.$F463];[.$S463];[.$AF463])" office:value-type="float"/>
          <table:table-cell table:formula="of:=MIN([.$G463];[.$T463];[.$AG463])" office:value-type="float"/>
          <table:table-cell table:formula="of:=MIN([.$H463];[.$U463];[.$AH463])" office:value-type="float"/>
          <table:table-cell table:formula="of:=MIN([.$I463];[.$V463];[.$AI463])" office:value-type="float"/>
          <table:table-cell table:formula="of:=MIN([.$J463];[.$W463])" office:value-type="float"/>
          <table:table-cell table:formula="of:=MIN([.$K463];[.$X463];[.$AJ463])" office:value-type="float"/>
          <table:table-cell table:formula="of:=MIN([.$L463];[.$Y463];[.$AK463])" office:value-type="float"/>
          <table:table-cell table:formula="of:=MIN([.$M463];[.$Z463];[.$AL463])" office:value-type="float"/>
          <table:table-cell table:formula="of:=MIN([.$N463];[.$AA463];[.$AM463])" office:value-type="float"/>
          <table:table-cell table:formula="of:=MEDIAN([.$B463];[.$O463];[.$AB463])" office:value-type="float"/>
          <table:table-cell table:formula="of:=MEDIAN([.$C463];[.$P463];[.$AC463])" office:value-type="float"/>
          <table:table-cell table:formula="of:=MEDIAN([.$D463];[.$Q463];[.$AD463])" office:value-type="float"/>
          <table:table-cell table:formula="of:=MEDIAN([.$E463];[.$R463];[.$AE463])" office:value-type="float"/>
          <table:table-cell table:formula="of:=MEDIAN([.$F463];[.$S463];[.$AF463])" office:value-type="float"/>
          <table:table-cell table:formula="of:=MEDIAN([.$G463];[.$T463];[.$AG463])" office:value-type="float"/>
          <table:table-cell table:formula="of:=MEDIAN([.$H463];[.$U463];[.$AH463])" office:value-type="float"/>
          <table:table-cell table:formula="of:=MEDIAN([.$I463];[.$V463];[.$AI463])" office:value-type="float"/>
          <table:table-cell table:formula="of:=MEDIAN([.$J463];[.$W463])" office:value-type="float"/>
          <table:table-cell table:formula="of:=MEDIAN([.$K463];[.$X463];[.$AJ463])" office:value-type="float"/>
          <table:table-cell table:formula="of:=MEDIAN([.$L463];[.$Y463];[.$AK463])" office:value-type="float"/>
          <table:table-cell table:formula="of:=MEDIAN([.$M463];[.$Z463];[.$AL463])" office:value-type="float"/>
          <table:table-cell table:formula="of:=MEDIAN([.$N463];[.$AA463];[.$AM463])" office:value-type="float"/>
          <table:table-cell table:formula="of:=MAX([.$B463];[.$O463];[.$AB463])" office:value-type="float"/>
          <table:table-cell table:formula="of:=MAX([.$C463];[.$P463];[.$AC463])" office:value-type="float"/>
          <table:table-cell table:formula="of:=MAX([.$D463];[.$Q463];[.$AD463])" office:value-type="float"/>
          <table:table-cell table:formula="of:=MAX([.$E463];[.$R463];[.$AE463])" office:value-type="float"/>
          <table:table-cell table:formula="of:=MAX([.$F463];[.$S463];[.$AF463])" office:value-type="float"/>
          <table:table-cell table:formula="of:=MAX([.$G463];[.$T463];[.$AG463])" office:value-type="float"/>
          <table:table-cell table:formula="of:=MAX([.$H463];[.$U463];[.$AH463])" office:value-type="float"/>
          <table:table-cell table:formula="of:=MAX([.$I463];[.$V463];[.$AI463])" office:value-type="float"/>
          <table:table-cell table:formula="of:=MAX([.$J463];[.$W463])" office:value-type="float"/>
          <table:table-cell table:formula="of:=MAX([.$K463];[.$X463];[.$AJ463])" office:value-type="float"/>
          <table:table-cell table:formula="of:=MAX([.$L463];[.$Y463];[.$AK463])" office:value-type="float"/>
          <table:table-cell table:formula="of:=MAX([.$M463];[.$Z463];[.$AL463])" office:value-type="float"/>
          <table:table-cell table:formula="of:=MAX([.$N463];[.$AA463];[.$AM463])" office:value-type="float"/>
        </table:table-row>
        <table:table-row table:style-name="ro1">
          <table:table-cell office:value-type="string">
            <text:p>BLOCKS.BLOCKS-9-2.asp/29</text:p>
          </table:table-cell>
          <table:table-cell office:value-type="float" office:value="157.027"/>
          <table:table-cell office:value-type="float" office:value="156.957"/>
          <table:table-cell office:value-type="float" office:value="156.26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340783.0"/>
          <table:table-cell office:value-type="float" office:value="505095.0"/>
          <table:table-cell office:value-type="float" office:value="505095.0"/>
          <table:table-cell office:value-type="float" office:value="51788.0"/>
          <table:table-cell office:value-type="float" office:value="35188.0"/>
          <table:table-cell office:value-type="float" office:value="0.0"/>
          <table:table-cell office:value-type="float" office:value="0.0"/>
          <table:table-cell office:value-type="float" office:value="152.833"/>
          <table:table-cell office:value-type="float" office:value="152.763"/>
          <table:table-cell office:value-type="float" office:value="152.15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340783.0"/>
          <table:table-cell office:value-type="float" office:value="505095.0"/>
          <table:table-cell office:value-type="float" office:value="505095.0"/>
          <table:table-cell office:value-type="float" office:value="51788.0"/>
          <table:table-cell office:value-type="float" office:value="35188.0"/>
          <table:table-cell office:value-type="float" office:value="0.0"/>
          <table:table-cell office:value-type="float" office:value="0.0"/>
          <table:table-cell office:value-type="float" office:value="12.2393"/>
          <table:table-cell office:value-type="float" office:value="12.179"/>
          <table:table-cell office:value-type="float" office:value="11.66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56434.0"/>
          <table:table-cell office:value-type="float" office:value="69454.0"/>
          <table:table-cell office:value-type="float" office:value="51788.0"/>
          <table:table-cell office:value-type="float" office:value="35188.0"/>
          <table:table-cell office:value-type="float" office:value="0.0"/>
          <table:table-cell office:value-type="float" office:value="0.0"/>
          <table:table-cell table:formula="of:=MIN([.$B464];[.$O464];[.$AB464])" office:value-type="float"/>
          <table:table-cell table:formula="of:=MIN([.$C464];[.$P464];[.$AC464])" office:value-type="float"/>
          <table:table-cell table:formula="of:=MIN([.$D464];[.$Q464];[.$AD464])" office:value-type="float"/>
          <table:table-cell table:formula="of:=MIN([.$E464];[.$R464];[.$AE464])" office:value-type="float"/>
          <table:table-cell table:formula="of:=MIN([.$F464];[.$S464];[.$AF464])" office:value-type="float"/>
          <table:table-cell table:formula="of:=MIN([.$G464];[.$T464];[.$AG464])" office:value-type="float"/>
          <table:table-cell table:formula="of:=MIN([.$H464];[.$U464];[.$AH464])" office:value-type="float"/>
          <table:table-cell table:formula="of:=MIN([.$I464];[.$V464];[.$AI464])" office:value-type="float"/>
          <table:table-cell table:formula="of:=MIN([.$J464];[.$W464])" office:value-type="float"/>
          <table:table-cell table:formula="of:=MIN([.$K464];[.$X464];[.$AJ464])" office:value-type="float"/>
          <table:table-cell table:formula="of:=MIN([.$L464];[.$Y464];[.$AK464])" office:value-type="float"/>
          <table:table-cell table:formula="of:=MIN([.$M464];[.$Z464];[.$AL464])" office:value-type="float"/>
          <table:table-cell table:formula="of:=MIN([.$N464];[.$AA464];[.$AM464])" office:value-type="float"/>
          <table:table-cell table:formula="of:=MEDIAN([.$B464];[.$O464];[.$AB464])" office:value-type="float"/>
          <table:table-cell table:formula="of:=MEDIAN([.$C464];[.$P464];[.$AC464])" office:value-type="float"/>
          <table:table-cell table:formula="of:=MEDIAN([.$D464];[.$Q464];[.$AD464])" office:value-type="float"/>
          <table:table-cell table:formula="of:=MEDIAN([.$E464];[.$R464];[.$AE464])" office:value-type="float"/>
          <table:table-cell table:formula="of:=MEDIAN([.$F464];[.$S464];[.$AF464])" office:value-type="float"/>
          <table:table-cell table:formula="of:=MEDIAN([.$G464];[.$T464];[.$AG464])" office:value-type="float"/>
          <table:table-cell table:formula="of:=MEDIAN([.$H464];[.$U464];[.$AH464])" office:value-type="float"/>
          <table:table-cell table:formula="of:=MEDIAN([.$I464];[.$V464];[.$AI464])" office:value-type="float"/>
          <table:table-cell table:formula="of:=MEDIAN([.$J464];[.$W464])" office:value-type="float"/>
          <table:table-cell table:formula="of:=MEDIAN([.$K464];[.$X464];[.$AJ464])" office:value-type="float"/>
          <table:table-cell table:formula="of:=MEDIAN([.$L464];[.$Y464];[.$AK464])" office:value-type="float"/>
          <table:table-cell table:formula="of:=MEDIAN([.$M464];[.$Z464];[.$AL464])" office:value-type="float"/>
          <table:table-cell table:formula="of:=MEDIAN([.$N464];[.$AA464];[.$AM464])" office:value-type="float"/>
          <table:table-cell table:formula="of:=MAX([.$B464];[.$O464];[.$AB464])" office:value-type="float"/>
          <table:table-cell table:formula="of:=MAX([.$C464];[.$P464];[.$AC464])" office:value-type="float"/>
          <table:table-cell table:formula="of:=MAX([.$D464];[.$Q464];[.$AD464])" office:value-type="float"/>
          <table:table-cell table:formula="of:=MAX([.$E464];[.$R464];[.$AE464])" office:value-type="float"/>
          <table:table-cell table:formula="of:=MAX([.$F464];[.$S464];[.$AF464])" office:value-type="float"/>
          <table:table-cell table:formula="of:=MAX([.$G464];[.$T464];[.$AG464])" office:value-type="float"/>
          <table:table-cell table:formula="of:=MAX([.$H464];[.$U464];[.$AH464])" office:value-type="float"/>
          <table:table-cell table:formula="of:=MAX([.$I464];[.$V464];[.$AI464])" office:value-type="float"/>
          <table:table-cell table:formula="of:=MAX([.$J464];[.$W464])" office:value-type="float"/>
          <table:table-cell table:formula="of:=MAX([.$K464];[.$X464];[.$AJ464])" office:value-type="float"/>
          <table:table-cell table:formula="of:=MAX([.$L464];[.$Y464];[.$AK464])" office:value-type="float"/>
          <table:table-cell table:formula="of:=MAX([.$M464];[.$Z464];[.$AL464])" office:value-type="float"/>
          <table:table-cell table:formula="of:=MAX([.$N464];[.$AA464];[.$AM464])" office:value-type="float"/>
        </table:table-row>
        <table:table-row table:style-name="ro1">
          <table:table-cell office:value-type="string">
            <text:p>BLOCKS.BLOCKS-9-2.asp/3</text:p>
          </table:table-cell>
          <table:table-cell office:value-type="float" office:value="0.122949"/>
          <table:table-cell office:value-type="float" office:value="0.0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28.0"/>
          <table:table-cell office:value-type="float" office:value="69.0"/>
          <table:table-cell office:value-type="float" office:value="0.0"/>
          <table:table-cell office:value-type="float" office:value="0.0"/>
          <table:table-cell office:value-type="float" office:value="0.116639"/>
          <table:table-cell office:value-type="float" office:value="0.0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28.0"/>
          <table:table-cell office:value-type="float" office:value="69.0"/>
          <table:table-cell office:value-type="float" office:value="0.0"/>
          <table:table-cell office:value-type="float" office:value="0.0"/>
          <table:table-cell office:value-type="float" office:value="0.104556"/>
          <table:table-cell office:value-type="float" office:value="0.0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6028.0"/>
          <table:table-cell office:value-type="float" office:value="69.0"/>
          <table:table-cell office:value-type="float" office:value="0.0"/>
          <table:table-cell office:value-type="float" office:value="0.0"/>
          <table:table-cell table:formula="of:=MIN([.$B465];[.$O465];[.$AB465])" office:value-type="float"/>
          <table:table-cell table:formula="of:=MIN([.$C465];[.$P465];[.$AC465])" office:value-type="float"/>
          <table:table-cell table:formula="of:=MIN([.$D465];[.$Q465];[.$AD465])" office:value-type="float"/>
          <table:table-cell table:formula="of:=MIN([.$E465];[.$R465];[.$AE465])" office:value-type="float"/>
          <table:table-cell table:formula="of:=MIN([.$F465];[.$S465];[.$AF465])" office:value-type="float"/>
          <table:table-cell table:formula="of:=MIN([.$G465];[.$T465];[.$AG465])" office:value-type="float"/>
          <table:table-cell table:formula="of:=MIN([.$H465];[.$U465];[.$AH465])" office:value-type="float"/>
          <table:table-cell table:formula="of:=MIN([.$I465];[.$V465];[.$AI465])" office:value-type="float"/>
          <table:table-cell table:formula="of:=MIN([.$J465];[.$W465])" office:value-type="float"/>
          <table:table-cell table:formula="of:=MIN([.$K465];[.$X465];[.$AJ465])" office:value-type="float"/>
          <table:table-cell table:formula="of:=MIN([.$L465];[.$Y465];[.$AK465])" office:value-type="float"/>
          <table:table-cell table:formula="of:=MIN([.$M465];[.$Z465];[.$AL465])" office:value-type="float"/>
          <table:table-cell table:formula="of:=MIN([.$N465];[.$AA465];[.$AM465])" office:value-type="float"/>
          <table:table-cell table:formula="of:=MEDIAN([.$B465];[.$O465];[.$AB465])" office:value-type="float"/>
          <table:table-cell table:formula="of:=MEDIAN([.$C465];[.$P465];[.$AC465])" office:value-type="float"/>
          <table:table-cell table:formula="of:=MEDIAN([.$D465];[.$Q465];[.$AD465])" office:value-type="float"/>
          <table:table-cell table:formula="of:=MEDIAN([.$E465];[.$R465];[.$AE465])" office:value-type="float"/>
          <table:table-cell table:formula="of:=MEDIAN([.$F465];[.$S465];[.$AF465])" office:value-type="float"/>
          <table:table-cell table:formula="of:=MEDIAN([.$G465];[.$T465];[.$AG465])" office:value-type="float"/>
          <table:table-cell table:formula="of:=MEDIAN([.$H465];[.$U465];[.$AH465])" office:value-type="float"/>
          <table:table-cell table:formula="of:=MEDIAN([.$I465];[.$V465];[.$AI465])" office:value-type="float"/>
          <table:table-cell table:formula="of:=MEDIAN([.$J465];[.$W465])" office:value-type="float"/>
          <table:table-cell table:formula="of:=MEDIAN([.$K465];[.$X465];[.$AJ465])" office:value-type="float"/>
          <table:table-cell table:formula="of:=MEDIAN([.$L465];[.$Y465];[.$AK465])" office:value-type="float"/>
          <table:table-cell table:formula="of:=MEDIAN([.$M465];[.$Z465];[.$AL465])" office:value-type="float"/>
          <table:table-cell table:formula="of:=MEDIAN([.$N465];[.$AA465];[.$AM465])" office:value-type="float"/>
          <table:table-cell table:formula="of:=MAX([.$B465];[.$O465];[.$AB465])" office:value-type="float"/>
          <table:table-cell table:formula="of:=MAX([.$C465];[.$P465];[.$AC465])" office:value-type="float"/>
          <table:table-cell table:formula="of:=MAX([.$D465];[.$Q465];[.$AD465])" office:value-type="float"/>
          <table:table-cell table:formula="of:=MAX([.$E465];[.$R465];[.$AE465])" office:value-type="float"/>
          <table:table-cell table:formula="of:=MAX([.$F465];[.$S465];[.$AF465])" office:value-type="float"/>
          <table:table-cell table:formula="of:=MAX([.$G465];[.$T465];[.$AG465])" office:value-type="float"/>
          <table:table-cell table:formula="of:=MAX([.$H465];[.$U465];[.$AH465])" office:value-type="float"/>
          <table:table-cell table:formula="of:=MAX([.$I465];[.$V465];[.$AI465])" office:value-type="float"/>
          <table:table-cell table:formula="of:=MAX([.$J465];[.$W465])" office:value-type="float"/>
          <table:table-cell table:formula="of:=MAX([.$K465];[.$X465];[.$AJ465])" office:value-type="float"/>
          <table:table-cell table:formula="of:=MAX([.$L465];[.$Y465];[.$AK465])" office:value-type="float"/>
          <table:table-cell table:formula="of:=MAX([.$M465];[.$Z465];[.$AL465])" office:value-type="float"/>
          <table:table-cell table:formula="of:=MAX([.$N465];[.$AA465];[.$AM465])" office:value-type="float"/>
        </table:table-row>
        <table:table-row table:style-name="ro1">
          <table:table-cell office:value-type="string">
            <text:p>BLOCKS.BLOCKS-9-2.asp/30</text:p>
          </table:table-cell>
          <table:table-cell office:value-type="float" office:value="7.0648"/>
          <table:table-cell office:value-type="float" office:value="7.003"/>
          <table:table-cell office:value-type="float" office:value="6.37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9428.0"/>
          <table:table-cell office:value-type="float" office:value="37946.0"/>
          <table:table-cell office:value-type="float" office:value="37945.0"/>
          <table:table-cell office:value-type="float" office:value="53548.0"/>
          <table:table-cell office:value-type="float" office:value="36659.0"/>
          <table:table-cell office:value-type="float" office:value="0.0"/>
          <table:table-cell office:value-type="float" office:value="0.0"/>
          <table:table-cell office:value-type="float" office:value="7.18062"/>
          <table:table-cell office:value-type="float" office:value="7.116"/>
          <table:table-cell office:value-type="float" office:value="6.48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9428.0"/>
          <table:table-cell office:value-type="float" office:value="37946.0"/>
          <table:table-cell office:value-type="float" office:value="37945.0"/>
          <table:table-cell office:value-type="float" office:value="53548.0"/>
          <table:table-cell office:value-type="float" office:value="36659.0"/>
          <table:table-cell office:value-type="float" office:value="0.0"/>
          <table:table-cell office:value-type="float" office:value="0.0"/>
          <table:table-cell office:value-type="float" office:value="2.67942"/>
          <table:table-cell office:value-type="float" office:value="2.626"/>
          <table:table-cell office:value-type="float" office:value="2.08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2291.0"/>
          <table:table-cell office:value-type="float" office:value="18009.0"/>
          <table:table-cell office:value-type="float" office:value="53548.0"/>
          <table:table-cell office:value-type="float" office:value="36659.0"/>
          <table:table-cell office:value-type="float" office:value="0.0"/>
          <table:table-cell office:value-type="float" office:value="0.0"/>
          <table:table-cell table:formula="of:=MIN([.$B466];[.$O466];[.$AB466])" office:value-type="float"/>
          <table:table-cell table:formula="of:=MIN([.$C466];[.$P466];[.$AC466])" office:value-type="float"/>
          <table:table-cell table:formula="of:=MIN([.$D466];[.$Q466];[.$AD466])" office:value-type="float"/>
          <table:table-cell table:formula="of:=MIN([.$E466];[.$R466];[.$AE466])" office:value-type="float"/>
          <table:table-cell table:formula="of:=MIN([.$F466];[.$S466];[.$AF466])" office:value-type="float"/>
          <table:table-cell table:formula="of:=MIN([.$G466];[.$T466];[.$AG466])" office:value-type="float"/>
          <table:table-cell table:formula="of:=MIN([.$H466];[.$U466];[.$AH466])" office:value-type="float"/>
          <table:table-cell table:formula="of:=MIN([.$I466];[.$V466];[.$AI466])" office:value-type="float"/>
          <table:table-cell table:formula="of:=MIN([.$J466];[.$W466])" office:value-type="float"/>
          <table:table-cell table:formula="of:=MIN([.$K466];[.$X466];[.$AJ466])" office:value-type="float"/>
          <table:table-cell table:formula="of:=MIN([.$L466];[.$Y466];[.$AK466])" office:value-type="float"/>
          <table:table-cell table:formula="of:=MIN([.$M466];[.$Z466];[.$AL466])" office:value-type="float"/>
          <table:table-cell table:formula="of:=MIN([.$N466];[.$AA466];[.$AM466])" office:value-type="float"/>
          <table:table-cell table:formula="of:=MEDIAN([.$B466];[.$O466];[.$AB466])" office:value-type="float"/>
          <table:table-cell table:formula="of:=MEDIAN([.$C466];[.$P466];[.$AC466])" office:value-type="float"/>
          <table:table-cell table:formula="of:=MEDIAN([.$D466];[.$Q466];[.$AD466])" office:value-type="float"/>
          <table:table-cell table:formula="of:=MEDIAN([.$E466];[.$R466];[.$AE466])" office:value-type="float"/>
          <table:table-cell table:formula="of:=MEDIAN([.$F466];[.$S466];[.$AF466])" office:value-type="float"/>
          <table:table-cell table:formula="of:=MEDIAN([.$G466];[.$T466];[.$AG466])" office:value-type="float"/>
          <table:table-cell table:formula="of:=MEDIAN([.$H466];[.$U466];[.$AH466])" office:value-type="float"/>
          <table:table-cell table:formula="of:=MEDIAN([.$I466];[.$V466];[.$AI466])" office:value-type="float"/>
          <table:table-cell table:formula="of:=MEDIAN([.$J466];[.$W466])" office:value-type="float"/>
          <table:table-cell table:formula="of:=MEDIAN([.$K466];[.$X466];[.$AJ466])" office:value-type="float"/>
          <table:table-cell table:formula="of:=MEDIAN([.$L466];[.$Y466];[.$AK466])" office:value-type="float"/>
          <table:table-cell table:formula="of:=MEDIAN([.$M466];[.$Z466];[.$AL466])" office:value-type="float"/>
          <table:table-cell table:formula="of:=MEDIAN([.$N466];[.$AA466];[.$AM466])" office:value-type="float"/>
          <table:table-cell table:formula="of:=MAX([.$B466];[.$O466];[.$AB466])" office:value-type="float"/>
          <table:table-cell table:formula="of:=MAX([.$C466];[.$P466];[.$AC466])" office:value-type="float"/>
          <table:table-cell table:formula="of:=MAX([.$D466];[.$Q466];[.$AD466])" office:value-type="float"/>
          <table:table-cell table:formula="of:=MAX([.$E466];[.$R466];[.$AE466])" office:value-type="float"/>
          <table:table-cell table:formula="of:=MAX([.$F466];[.$S466];[.$AF466])" office:value-type="float"/>
          <table:table-cell table:formula="of:=MAX([.$G466];[.$T466];[.$AG466])" office:value-type="float"/>
          <table:table-cell table:formula="of:=MAX([.$H466];[.$U466];[.$AH466])" office:value-type="float"/>
          <table:table-cell table:formula="of:=MAX([.$I466];[.$V466];[.$AI466])" office:value-type="float"/>
          <table:table-cell table:formula="of:=MAX([.$J466];[.$W466])" office:value-type="float"/>
          <table:table-cell table:formula="of:=MAX([.$K466];[.$X466];[.$AJ466])" office:value-type="float"/>
          <table:table-cell table:formula="of:=MAX([.$L466];[.$Y466];[.$AK466])" office:value-type="float"/>
          <table:table-cell table:formula="of:=MAX([.$M466];[.$Z466];[.$AL466])" office:value-type="float"/>
          <table:table-cell table:formula="of:=MAX([.$N466];[.$AA466];[.$AM466])" office:value-type="float"/>
        </table:table-row>
        <table:table-row table:style-name="ro1">
          <table:table-cell office:value-type="string">
            <text:p>BLOCKS.BLOCKS-9-2.asp/31</text:p>
          </table:table-cell>
          <table:table-cell office:value-type="float" office:value="300.0"/>
          <table:table-cell office:value-type="float" office:value="299.99"/>
          <table:table-cell office:value-type="float" office:value="299.28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27419.0"/>
          <table:table-cell office:value-type="float" office:value="718634.0"/>
          <table:table-cell office:value-type="float" office:value="718634.0"/>
          <table:table-cell office:value-type="float" office:value="55308.0"/>
          <table:table-cell office:value-type="float" office:value="3813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4"/>
          <table:table-cell office:value-type="float" office:value="299.26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19202.0"/>
          <table:table-cell office:value-type="float" office:value="708840.0"/>
          <table:table-cell office:value-type="float" office:value="708840.0"/>
          <table:table-cell office:value-type="float" office:value="55308.0"/>
          <table:table-cell office:value-type="float" office:value="38130.0"/>
          <table:table-cell office:value-type="float" office:value="0.0"/>
          <table:table-cell office:value-type="float" office:value="0.0"/>
          <table:table-cell office:value-type="float" office:value="94.7307"/>
          <table:table-cell office:value-type="float" office:value="94.678"/>
          <table:table-cell office:value-type="float" office:value="94.05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340020.0"/>
          <table:table-cell office:value-type="float" office:value="399470.0"/>
          <table:table-cell office:value-type="float" office:value="55308.0"/>
          <table:table-cell office:value-type="float" office:value="38130.0"/>
          <table:table-cell office:value-type="float" office:value="0.0"/>
          <table:table-cell office:value-type="float" office:value="0.0"/>
          <table:table-cell table:formula="of:=MIN([.$B467];[.$O467];[.$AB467])" office:value-type="float"/>
          <table:table-cell table:formula="of:=MIN([.$C467];[.$P467];[.$AC467])" office:value-type="float"/>
          <table:table-cell table:formula="of:=MIN([.$D467];[.$Q467];[.$AD467])" office:value-type="float"/>
          <table:table-cell table:formula="of:=MIN([.$E467];[.$R467];[.$AE467])" office:value-type="float"/>
          <table:table-cell table:formula="of:=MIN([.$F467];[.$S467];[.$AF467])" office:value-type="float"/>
          <table:table-cell table:formula="of:=MIN([.$G467];[.$T467];[.$AG467])" office:value-type="float"/>
          <table:table-cell table:formula="of:=MIN([.$H467];[.$U467];[.$AH467])" office:value-type="float"/>
          <table:table-cell table:formula="of:=MIN([.$I467];[.$V467];[.$AI467])" office:value-type="float"/>
          <table:table-cell table:formula="of:=MIN([.$J467];[.$W467])" office:value-type="float"/>
          <table:table-cell table:formula="of:=MIN([.$K467];[.$X467];[.$AJ467])" office:value-type="float"/>
          <table:table-cell table:formula="of:=MIN([.$L467];[.$Y467];[.$AK467])" office:value-type="float"/>
          <table:table-cell table:formula="of:=MIN([.$M467];[.$Z467];[.$AL467])" office:value-type="float"/>
          <table:table-cell table:formula="of:=MIN([.$N467];[.$AA467];[.$AM467])" office:value-type="float"/>
          <table:table-cell table:formula="of:=MEDIAN([.$B467];[.$O467];[.$AB467])" office:value-type="float"/>
          <table:table-cell table:formula="of:=MEDIAN([.$C467];[.$P467];[.$AC467])" office:value-type="float"/>
          <table:table-cell table:formula="of:=MEDIAN([.$D467];[.$Q467];[.$AD467])" office:value-type="float"/>
          <table:table-cell table:formula="of:=MEDIAN([.$E467];[.$R467];[.$AE467])" office:value-type="float"/>
          <table:table-cell table:formula="of:=MEDIAN([.$F467];[.$S467];[.$AF467])" office:value-type="float"/>
          <table:table-cell table:formula="of:=MEDIAN([.$G467];[.$T467];[.$AG467])" office:value-type="float"/>
          <table:table-cell table:formula="of:=MEDIAN([.$H467];[.$U467];[.$AH467])" office:value-type="float"/>
          <table:table-cell table:formula="of:=MEDIAN([.$I467];[.$V467];[.$AI467])" office:value-type="float"/>
          <table:table-cell table:formula="of:=MEDIAN([.$J467];[.$W467])" office:value-type="float"/>
          <table:table-cell table:formula="of:=MEDIAN([.$K467];[.$X467];[.$AJ467])" office:value-type="float"/>
          <table:table-cell table:formula="of:=MEDIAN([.$L467];[.$Y467];[.$AK467])" office:value-type="float"/>
          <table:table-cell table:formula="of:=MEDIAN([.$M467];[.$Z467];[.$AL467])" office:value-type="float"/>
          <table:table-cell table:formula="of:=MEDIAN([.$N467];[.$AA467];[.$AM467])" office:value-type="float"/>
          <table:table-cell table:formula="of:=MAX([.$B467];[.$O467];[.$AB467])" office:value-type="float"/>
          <table:table-cell table:formula="of:=MAX([.$C467];[.$P467];[.$AC467])" office:value-type="float"/>
          <table:table-cell table:formula="of:=MAX([.$D467];[.$Q467];[.$AD467])" office:value-type="float"/>
          <table:table-cell table:formula="of:=MAX([.$E467];[.$R467];[.$AE467])" office:value-type="float"/>
          <table:table-cell table:formula="of:=MAX([.$F467];[.$S467];[.$AF467])" office:value-type="float"/>
          <table:table-cell table:formula="of:=MAX([.$G467];[.$T467];[.$AG467])" office:value-type="float"/>
          <table:table-cell table:formula="of:=MAX([.$H467];[.$U467];[.$AH467])" office:value-type="float"/>
          <table:table-cell table:formula="of:=MAX([.$I467];[.$V467];[.$AI467])" office:value-type="float"/>
          <table:table-cell table:formula="of:=MAX([.$J467];[.$W467])" office:value-type="float"/>
          <table:table-cell table:formula="of:=MAX([.$K467];[.$X467];[.$AJ467])" office:value-type="float"/>
          <table:table-cell table:formula="of:=MAX([.$L467];[.$Y467];[.$AK467])" office:value-type="float"/>
          <table:table-cell table:formula="of:=MAX([.$M467];[.$Z467];[.$AL467])" office:value-type="float"/>
          <table:table-cell table:formula="of:=MAX([.$N467];[.$AA467];[.$AM467])" office:value-type="float"/>
        </table:table-row>
        <table:table-row table:style-name="ro1">
          <table:table-cell office:value-type="string">
            <text:p>BLOCKS.BLOCKS-9-2.asp/32</text:p>
          </table:table-cell>
          <table:table-cell office:value-type="float" office:value="0.970745"/>
          <table:table-cell office:value-type="float" office:value="0.921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653.0"/>
          <table:table-cell office:value-type="float" office:value="4031.0"/>
          <table:table-cell office:value-type="float" office:value="4030.0"/>
          <table:table-cell office:value-type="float" office:value="57068.0"/>
          <table:table-cell office:value-type="float" office:value="39601.0"/>
          <table:table-cell office:value-type="float" office:value="0.0"/>
          <table:table-cell office:value-type="float" office:value="0.0"/>
          <table:table-cell office:value-type="float" office:value="0.846703"/>
          <table:table-cell office:value-type="float" office:value="0.792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653.0"/>
          <table:table-cell office:value-type="float" office:value="4031.0"/>
          <table:table-cell office:value-type="float" office:value="4030.0"/>
          <table:table-cell office:value-type="float" office:value="57068.0"/>
          <table:table-cell office:value-type="float" office:value="39601.0"/>
          <table:table-cell office:value-type="float" office:value="0.0"/>
          <table:table-cell office:value-type="float" office:value="0.0"/>
          <table:table-cell office:value-type="float" office:value="1.94901"/>
          <table:table-cell office:value-type="float" office:value="1.895"/>
          <table:table-cell office:value-type="float" office:value="1.21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7612.0"/>
          <table:table-cell office:value-type="float" office:value="13734.0"/>
          <table:table-cell office:value-type="float" office:value="57068.0"/>
          <table:table-cell office:value-type="float" office:value="39601.0"/>
          <table:table-cell office:value-type="float" office:value="0.0"/>
          <table:table-cell office:value-type="float" office:value="0.0"/>
          <table:table-cell table:formula="of:=MIN([.$B468];[.$O468];[.$AB468])" office:value-type="float"/>
          <table:table-cell table:formula="of:=MIN([.$C468];[.$P468];[.$AC468])" office:value-type="float"/>
          <table:table-cell table:formula="of:=MIN([.$D468];[.$Q468];[.$AD468])" office:value-type="float"/>
          <table:table-cell table:formula="of:=MIN([.$E468];[.$R468];[.$AE468])" office:value-type="float"/>
          <table:table-cell table:formula="of:=MIN([.$F468];[.$S468];[.$AF468])" office:value-type="float"/>
          <table:table-cell table:formula="of:=MIN([.$G468];[.$T468];[.$AG468])" office:value-type="float"/>
          <table:table-cell table:formula="of:=MIN([.$H468];[.$U468];[.$AH468])" office:value-type="float"/>
          <table:table-cell table:formula="of:=MIN([.$I468];[.$V468];[.$AI468])" office:value-type="float"/>
          <table:table-cell table:formula="of:=MIN([.$J468];[.$W468])" office:value-type="float"/>
          <table:table-cell table:formula="of:=MIN([.$K468];[.$X468];[.$AJ468])" office:value-type="float"/>
          <table:table-cell table:formula="of:=MIN([.$L468];[.$Y468];[.$AK468])" office:value-type="float"/>
          <table:table-cell table:formula="of:=MIN([.$M468];[.$Z468];[.$AL468])" office:value-type="float"/>
          <table:table-cell table:formula="of:=MIN([.$N468];[.$AA468];[.$AM468])" office:value-type="float"/>
          <table:table-cell table:formula="of:=MEDIAN([.$B468];[.$O468];[.$AB468])" office:value-type="float"/>
          <table:table-cell table:formula="of:=MEDIAN([.$C468];[.$P468];[.$AC468])" office:value-type="float"/>
          <table:table-cell table:formula="of:=MEDIAN([.$D468];[.$Q468];[.$AD468])" office:value-type="float"/>
          <table:table-cell table:formula="of:=MEDIAN([.$E468];[.$R468];[.$AE468])" office:value-type="float"/>
          <table:table-cell table:formula="of:=MEDIAN([.$F468];[.$S468];[.$AF468])" office:value-type="float"/>
          <table:table-cell table:formula="of:=MEDIAN([.$G468];[.$T468];[.$AG468])" office:value-type="float"/>
          <table:table-cell table:formula="of:=MEDIAN([.$H468];[.$U468];[.$AH468])" office:value-type="float"/>
          <table:table-cell table:formula="of:=MEDIAN([.$I468];[.$V468];[.$AI468])" office:value-type="float"/>
          <table:table-cell table:formula="of:=MEDIAN([.$J468];[.$W468])" office:value-type="float"/>
          <table:table-cell table:formula="of:=MEDIAN([.$K468];[.$X468];[.$AJ468])" office:value-type="float"/>
          <table:table-cell table:formula="of:=MEDIAN([.$L468];[.$Y468];[.$AK468])" office:value-type="float"/>
          <table:table-cell table:formula="of:=MEDIAN([.$M468];[.$Z468];[.$AL468])" office:value-type="float"/>
          <table:table-cell table:formula="of:=MEDIAN([.$N468];[.$AA468];[.$AM468])" office:value-type="float"/>
          <table:table-cell table:formula="of:=MAX([.$B468];[.$O468];[.$AB468])" office:value-type="float"/>
          <table:table-cell table:formula="of:=MAX([.$C468];[.$P468];[.$AC468])" office:value-type="float"/>
          <table:table-cell table:formula="of:=MAX([.$D468];[.$Q468];[.$AD468])" office:value-type="float"/>
          <table:table-cell table:formula="of:=MAX([.$E468];[.$R468];[.$AE468])" office:value-type="float"/>
          <table:table-cell table:formula="of:=MAX([.$F468];[.$S468];[.$AF468])" office:value-type="float"/>
          <table:table-cell table:formula="of:=MAX([.$G468];[.$T468];[.$AG468])" office:value-type="float"/>
          <table:table-cell table:formula="of:=MAX([.$H468];[.$U468];[.$AH468])" office:value-type="float"/>
          <table:table-cell table:formula="of:=MAX([.$I468];[.$V468];[.$AI468])" office:value-type="float"/>
          <table:table-cell table:formula="of:=MAX([.$J468];[.$W468])" office:value-type="float"/>
          <table:table-cell table:formula="of:=MAX([.$K468];[.$X468];[.$AJ468])" office:value-type="float"/>
          <table:table-cell table:formula="of:=MAX([.$L468];[.$Y468];[.$AK468])" office:value-type="float"/>
          <table:table-cell table:formula="of:=MAX([.$M468];[.$Z468];[.$AL468])" office:value-type="float"/>
          <table:table-cell table:formula="of:=MAX([.$N468];[.$AA468];[.$AM468])" office:value-type="float"/>
        </table:table-row>
        <table:table-row table:style-name="ro1">
          <table:table-cell office:value-type="string">
            <text:p>BLOCKS.BLOCKS-9-2.asp/33</text:p>
          </table:table-cell>
          <table:table-cell office:value-type="float" office:value="300.0"/>
          <table:table-cell office:value-type="float" office:value="299.988"/>
          <table:table-cell office:value-type="float" office:value="299.22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88253.0"/>
          <table:table-cell office:value-type="float" office:value="679286.0"/>
          <table:table-cell office:value-type="float" office:value="679286.0"/>
          <table:table-cell office:value-type="float" office:value="58828.0"/>
          <table:table-cell office:value-type="float" office:value="4107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9.19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85490.0"/>
          <table:table-cell office:value-type="float" office:value="674320.0"/>
          <table:table-cell office:value-type="float" office:value="674320.0"/>
          <table:table-cell office:value-type="float" office:value="58828.0"/>
          <table:table-cell office:value-type="float" office:value="4107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75"/>
          <table:table-cell office:value-type="float" office:value="299.39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25223.0"/>
          <table:table-cell office:value-type="float" office:value="842489.0"/>
          <table:table-cell office:value-type="float" office:value="58828.0"/>
          <table:table-cell office:value-type="float" office:value="41072.0"/>
          <table:table-cell office:value-type="float" office:value="0.0"/>
          <table:table-cell office:value-type="float" office:value="0.0"/>
          <table:table-cell table:formula="of:=MIN([.$B469];[.$O469];[.$AB469])" office:value-type="float"/>
          <table:table-cell table:formula="of:=MIN([.$C469];[.$P469];[.$AC469])" office:value-type="float"/>
          <table:table-cell table:formula="of:=MIN([.$D469];[.$Q469];[.$AD469])" office:value-type="float"/>
          <table:table-cell table:formula="of:=MIN([.$E469];[.$R469];[.$AE469])" office:value-type="float"/>
          <table:table-cell table:formula="of:=MIN([.$F469];[.$S469];[.$AF469])" office:value-type="float"/>
          <table:table-cell table:formula="of:=MIN([.$G469];[.$T469];[.$AG469])" office:value-type="float"/>
          <table:table-cell table:formula="of:=MIN([.$H469];[.$U469];[.$AH469])" office:value-type="float"/>
          <table:table-cell table:formula="of:=MIN([.$I469];[.$V469];[.$AI469])" office:value-type="float"/>
          <table:table-cell table:formula="of:=MIN([.$J469];[.$W469])" office:value-type="float"/>
          <table:table-cell table:formula="of:=MIN([.$K469];[.$X469];[.$AJ469])" office:value-type="float"/>
          <table:table-cell table:formula="of:=MIN([.$L469];[.$Y469];[.$AK469])" office:value-type="float"/>
          <table:table-cell table:formula="of:=MIN([.$M469];[.$Z469];[.$AL469])" office:value-type="float"/>
          <table:table-cell table:formula="of:=MIN([.$N469];[.$AA469];[.$AM469])" office:value-type="float"/>
          <table:table-cell table:formula="of:=MEDIAN([.$B469];[.$O469];[.$AB469])" office:value-type="float"/>
          <table:table-cell table:formula="of:=MEDIAN([.$C469];[.$P469];[.$AC469])" office:value-type="float"/>
          <table:table-cell table:formula="of:=MEDIAN([.$D469];[.$Q469];[.$AD469])" office:value-type="float"/>
          <table:table-cell table:formula="of:=MEDIAN([.$E469];[.$R469];[.$AE469])" office:value-type="float"/>
          <table:table-cell table:formula="of:=MEDIAN([.$F469];[.$S469];[.$AF469])" office:value-type="float"/>
          <table:table-cell table:formula="of:=MEDIAN([.$G469];[.$T469];[.$AG469])" office:value-type="float"/>
          <table:table-cell table:formula="of:=MEDIAN([.$H469];[.$U469];[.$AH469])" office:value-type="float"/>
          <table:table-cell table:formula="of:=MEDIAN([.$I469];[.$V469];[.$AI469])" office:value-type="float"/>
          <table:table-cell table:formula="of:=MEDIAN([.$J469];[.$W469])" office:value-type="float"/>
          <table:table-cell table:formula="of:=MEDIAN([.$K469];[.$X469];[.$AJ469])" office:value-type="float"/>
          <table:table-cell table:formula="of:=MEDIAN([.$L469];[.$Y469];[.$AK469])" office:value-type="float"/>
          <table:table-cell table:formula="of:=MEDIAN([.$M469];[.$Z469];[.$AL469])" office:value-type="float"/>
          <table:table-cell table:formula="of:=MEDIAN([.$N469];[.$AA469];[.$AM469])" office:value-type="float"/>
          <table:table-cell table:formula="of:=MAX([.$B469];[.$O469];[.$AB469])" office:value-type="float"/>
          <table:table-cell table:formula="of:=MAX([.$C469];[.$P469];[.$AC469])" office:value-type="float"/>
          <table:table-cell table:formula="of:=MAX([.$D469];[.$Q469];[.$AD469])" office:value-type="float"/>
          <table:table-cell table:formula="of:=MAX([.$E469];[.$R469];[.$AE469])" office:value-type="float"/>
          <table:table-cell table:formula="of:=MAX([.$F469];[.$S469];[.$AF469])" office:value-type="float"/>
          <table:table-cell table:formula="of:=MAX([.$G469];[.$T469];[.$AG469])" office:value-type="float"/>
          <table:table-cell table:formula="of:=MAX([.$H469];[.$U469];[.$AH469])" office:value-type="float"/>
          <table:table-cell table:formula="of:=MAX([.$I469];[.$V469];[.$AI469])" office:value-type="float"/>
          <table:table-cell table:formula="of:=MAX([.$J469];[.$W469])" office:value-type="float"/>
          <table:table-cell table:formula="of:=MAX([.$K469];[.$X469];[.$AJ469])" office:value-type="float"/>
          <table:table-cell table:formula="of:=MAX([.$L469];[.$Y469];[.$AK469])" office:value-type="float"/>
          <table:table-cell table:formula="of:=MAX([.$M469];[.$Z469];[.$AL469])" office:value-type="float"/>
          <table:table-cell table:formula="of:=MAX([.$N469];[.$AA469];[.$AM469])" office:value-type="float"/>
        </table:table-row>
        <table:table-row table:style-name="ro1">
          <table:table-cell office:value-type="string">
            <text:p>BLOCKS.BLOCKS-9-2.asp/34</text:p>
          </table:table-cell>
          <table:table-cell office:value-type="float" office:value="0.917608"/>
          <table:table-cell office:value-type="float" office:value="0.865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607.0"/>
          <table:table-cell office:value-type="float" office:value="4044.0"/>
          <table:table-cell office:value-type="float" office:value="4043.0"/>
          <table:table-cell office:value-type="float" office:value="60588.0"/>
          <table:table-cell office:value-type="float" office:value="42543.0"/>
          <table:table-cell office:value-type="float" office:value="0.0"/>
          <table:table-cell office:value-type="float" office:value="0.0"/>
          <table:table-cell office:value-type="float" office:value="0.924241"/>
          <table:table-cell office:value-type="float" office:value="0.869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607.0"/>
          <table:table-cell office:value-type="float" office:value="4044.0"/>
          <table:table-cell office:value-type="float" office:value="4043.0"/>
          <table:table-cell office:value-type="float" office:value="60588.0"/>
          <table:table-cell office:value-type="float" office:value="42543.0"/>
          <table:table-cell office:value-type="float" office:value="0.0"/>
          <table:table-cell office:value-type="float" office:value="0.0"/>
          <table:table-cell office:value-type="float" office:value="2.84548"/>
          <table:table-cell office:value-type="float" office:value="2.789"/>
          <table:table-cell office:value-type="float" office:value="2.12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1130.0"/>
          <table:table-cell office:value-type="float" office:value="18467.0"/>
          <table:table-cell office:value-type="float" office:value="60588.0"/>
          <table:table-cell office:value-type="float" office:value="42543.0"/>
          <table:table-cell office:value-type="float" office:value="0.0"/>
          <table:table-cell office:value-type="float" office:value="0.0"/>
          <table:table-cell table:formula="of:=MIN([.$B470];[.$O470];[.$AB470])" office:value-type="float"/>
          <table:table-cell table:formula="of:=MIN([.$C470];[.$P470];[.$AC470])" office:value-type="float"/>
          <table:table-cell table:formula="of:=MIN([.$D470];[.$Q470];[.$AD470])" office:value-type="float"/>
          <table:table-cell table:formula="of:=MIN([.$E470];[.$R470];[.$AE470])" office:value-type="float"/>
          <table:table-cell table:formula="of:=MIN([.$F470];[.$S470];[.$AF470])" office:value-type="float"/>
          <table:table-cell table:formula="of:=MIN([.$G470];[.$T470];[.$AG470])" office:value-type="float"/>
          <table:table-cell table:formula="of:=MIN([.$H470];[.$U470];[.$AH470])" office:value-type="float"/>
          <table:table-cell table:formula="of:=MIN([.$I470];[.$V470];[.$AI470])" office:value-type="float"/>
          <table:table-cell table:formula="of:=MIN([.$J470];[.$W470])" office:value-type="float"/>
          <table:table-cell table:formula="of:=MIN([.$K470];[.$X470];[.$AJ470])" office:value-type="float"/>
          <table:table-cell table:formula="of:=MIN([.$L470];[.$Y470];[.$AK470])" office:value-type="float"/>
          <table:table-cell table:formula="of:=MIN([.$M470];[.$Z470];[.$AL470])" office:value-type="float"/>
          <table:table-cell table:formula="of:=MIN([.$N470];[.$AA470];[.$AM470])" office:value-type="float"/>
          <table:table-cell table:formula="of:=MEDIAN([.$B470];[.$O470];[.$AB470])" office:value-type="float"/>
          <table:table-cell table:formula="of:=MEDIAN([.$C470];[.$P470];[.$AC470])" office:value-type="float"/>
          <table:table-cell table:formula="of:=MEDIAN([.$D470];[.$Q470];[.$AD470])" office:value-type="float"/>
          <table:table-cell table:formula="of:=MEDIAN([.$E470];[.$R470];[.$AE470])" office:value-type="float"/>
          <table:table-cell table:formula="of:=MEDIAN([.$F470];[.$S470];[.$AF470])" office:value-type="float"/>
          <table:table-cell table:formula="of:=MEDIAN([.$G470];[.$T470];[.$AG470])" office:value-type="float"/>
          <table:table-cell table:formula="of:=MEDIAN([.$H470];[.$U470];[.$AH470])" office:value-type="float"/>
          <table:table-cell table:formula="of:=MEDIAN([.$I470];[.$V470];[.$AI470])" office:value-type="float"/>
          <table:table-cell table:formula="of:=MEDIAN([.$J470];[.$W470])" office:value-type="float"/>
          <table:table-cell table:formula="of:=MEDIAN([.$K470];[.$X470];[.$AJ470])" office:value-type="float"/>
          <table:table-cell table:formula="of:=MEDIAN([.$L470];[.$Y470];[.$AK470])" office:value-type="float"/>
          <table:table-cell table:formula="of:=MEDIAN([.$M470];[.$Z470];[.$AL470])" office:value-type="float"/>
          <table:table-cell table:formula="of:=MEDIAN([.$N470];[.$AA470];[.$AM470])" office:value-type="float"/>
          <table:table-cell table:formula="of:=MAX([.$B470];[.$O470];[.$AB470])" office:value-type="float"/>
          <table:table-cell table:formula="of:=MAX([.$C470];[.$P470];[.$AC470])" office:value-type="float"/>
          <table:table-cell table:formula="of:=MAX([.$D470];[.$Q470];[.$AD470])" office:value-type="float"/>
          <table:table-cell table:formula="of:=MAX([.$E470];[.$R470];[.$AE470])" office:value-type="float"/>
          <table:table-cell table:formula="of:=MAX([.$F470];[.$S470];[.$AF470])" office:value-type="float"/>
          <table:table-cell table:formula="of:=MAX([.$G470];[.$T470];[.$AG470])" office:value-type="float"/>
          <table:table-cell table:formula="of:=MAX([.$H470];[.$U470];[.$AH470])" office:value-type="float"/>
          <table:table-cell table:formula="of:=MAX([.$I470];[.$V470];[.$AI470])" office:value-type="float"/>
          <table:table-cell table:formula="of:=MAX([.$J470];[.$W470])" office:value-type="float"/>
          <table:table-cell table:formula="of:=MAX([.$K470];[.$X470];[.$AJ470])" office:value-type="float"/>
          <table:table-cell table:formula="of:=MAX([.$L470];[.$Y470];[.$AK470])" office:value-type="float"/>
          <table:table-cell table:formula="of:=MAX([.$M470];[.$Z470];[.$AL470])" office:value-type="float"/>
          <table:table-cell table:formula="of:=MAX([.$N470];[.$AA470];[.$AM470])" office:value-type="float"/>
        </table:table-row>
        <table:table-row table:style-name="ro1">
          <table:table-cell office:value-type="string">
            <text:p>BLOCKS.BLOCKS-9-2.asp/35</text:p>
          </table:table-cell>
          <table:table-cell office:value-type="float" office:value="300.0"/>
          <table:table-cell office:value-type="float" office:value="299.986"/>
          <table:table-cell office:value-type="float" office:value="299.14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84711.0"/>
          <table:table-cell office:value-type="float" office:value="714911.0"/>
          <table:table-cell office:value-type="float" office:value="714911.0"/>
          <table:table-cell office:value-type="float" office:value="62348.0"/>
          <table:table-cell office:value-type="float" office:value="4401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2"/>
          <table:table-cell office:value-type="float" office:value="299.13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82518.0"/>
          <table:table-cell office:value-type="float" office:value="711929.0"/>
          <table:table-cell office:value-type="float" office:value="711929.0"/>
          <table:table-cell office:value-type="float" office:value="62348.0"/>
          <table:table-cell office:value-type="float" office:value="4401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9.36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66919.0"/>
          <table:table-cell office:value-type="float" office:value="894659.0"/>
          <table:table-cell office:value-type="float" office:value="62348.0"/>
          <table:table-cell office:value-type="float" office:value="44014.0"/>
          <table:table-cell office:value-type="float" office:value="0.0"/>
          <table:table-cell office:value-type="float" office:value="0.0"/>
          <table:table-cell table:formula="of:=MIN([.$B471];[.$O471];[.$AB471])" office:value-type="float"/>
          <table:table-cell table:formula="of:=MIN([.$C471];[.$P471];[.$AC471])" office:value-type="float"/>
          <table:table-cell table:formula="of:=MIN([.$D471];[.$Q471];[.$AD471])" office:value-type="float"/>
          <table:table-cell table:formula="of:=MIN([.$E471];[.$R471];[.$AE471])" office:value-type="float"/>
          <table:table-cell table:formula="of:=MIN([.$F471];[.$S471];[.$AF471])" office:value-type="float"/>
          <table:table-cell table:formula="of:=MIN([.$G471];[.$T471];[.$AG471])" office:value-type="float"/>
          <table:table-cell table:formula="of:=MIN([.$H471];[.$U471];[.$AH471])" office:value-type="float"/>
          <table:table-cell table:formula="of:=MIN([.$I471];[.$V471];[.$AI471])" office:value-type="float"/>
          <table:table-cell table:formula="of:=MIN([.$J471];[.$W471])" office:value-type="float"/>
          <table:table-cell table:formula="of:=MIN([.$K471];[.$X471];[.$AJ471])" office:value-type="float"/>
          <table:table-cell table:formula="of:=MIN([.$L471];[.$Y471];[.$AK471])" office:value-type="float"/>
          <table:table-cell table:formula="of:=MIN([.$M471];[.$Z471];[.$AL471])" office:value-type="float"/>
          <table:table-cell table:formula="of:=MIN([.$N471];[.$AA471];[.$AM471])" office:value-type="float"/>
          <table:table-cell table:formula="of:=MEDIAN([.$B471];[.$O471];[.$AB471])" office:value-type="float"/>
          <table:table-cell table:formula="of:=MEDIAN([.$C471];[.$P471];[.$AC471])" office:value-type="float"/>
          <table:table-cell table:formula="of:=MEDIAN([.$D471];[.$Q471];[.$AD471])" office:value-type="float"/>
          <table:table-cell table:formula="of:=MEDIAN([.$E471];[.$R471];[.$AE471])" office:value-type="float"/>
          <table:table-cell table:formula="of:=MEDIAN([.$F471];[.$S471];[.$AF471])" office:value-type="float"/>
          <table:table-cell table:formula="of:=MEDIAN([.$G471];[.$T471];[.$AG471])" office:value-type="float"/>
          <table:table-cell table:formula="of:=MEDIAN([.$H471];[.$U471];[.$AH471])" office:value-type="float"/>
          <table:table-cell table:formula="of:=MEDIAN([.$I471];[.$V471];[.$AI471])" office:value-type="float"/>
          <table:table-cell table:formula="of:=MEDIAN([.$J471];[.$W471])" office:value-type="float"/>
          <table:table-cell table:formula="of:=MEDIAN([.$K471];[.$X471];[.$AJ471])" office:value-type="float"/>
          <table:table-cell table:formula="of:=MEDIAN([.$L471];[.$Y471];[.$AK471])" office:value-type="float"/>
          <table:table-cell table:formula="of:=MEDIAN([.$M471];[.$Z471];[.$AL471])" office:value-type="float"/>
          <table:table-cell table:formula="of:=MEDIAN([.$N471];[.$AA471];[.$AM471])" office:value-type="float"/>
          <table:table-cell table:formula="of:=MAX([.$B471];[.$O471];[.$AB471])" office:value-type="float"/>
          <table:table-cell table:formula="of:=MAX([.$C471];[.$P471];[.$AC471])" office:value-type="float"/>
          <table:table-cell table:formula="of:=MAX([.$D471];[.$Q471];[.$AD471])" office:value-type="float"/>
          <table:table-cell table:formula="of:=MAX([.$E471];[.$R471];[.$AE471])" office:value-type="float"/>
          <table:table-cell table:formula="of:=MAX([.$F471];[.$S471];[.$AF471])" office:value-type="float"/>
          <table:table-cell table:formula="of:=MAX([.$G471];[.$T471];[.$AG471])" office:value-type="float"/>
          <table:table-cell table:formula="of:=MAX([.$H471];[.$U471];[.$AH471])" office:value-type="float"/>
          <table:table-cell table:formula="of:=MAX([.$I471];[.$V471];[.$AI471])" office:value-type="float"/>
          <table:table-cell table:formula="of:=MAX([.$J471];[.$W471])" office:value-type="float"/>
          <table:table-cell table:formula="of:=MAX([.$K471];[.$X471];[.$AJ471])" office:value-type="float"/>
          <table:table-cell table:formula="of:=MAX([.$L471];[.$Y471];[.$AK471])" office:value-type="float"/>
          <table:table-cell table:formula="of:=MAX([.$M471];[.$Z471];[.$AL471])" office:value-type="float"/>
          <table:table-cell table:formula="of:=MAX([.$N471];[.$AA471];[.$AM471])" office:value-type="float"/>
        </table:table-row>
        <table:table-row table:style-name="ro1">
          <table:table-cell office:value-type="string">
            <text:p>BLOCKS.BLOCKS-9-2.asp/36</text:p>
          </table:table-cell>
          <table:table-cell office:value-type="float" office:value="8.86205"/>
          <table:table-cell office:value-type="float" office:value="8.795"/>
          <table:table-cell office:value-type="float" office:value="8.01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20383.0"/>
          <table:table-cell office:value-type="float" office:value="37744.0"/>
          <table:table-cell office:value-type="float" office:value="37743.0"/>
          <table:table-cell office:value-type="float" office:value="64108.0"/>
          <table:table-cell office:value-type="float" office:value="45485.0"/>
          <table:table-cell office:value-type="float" office:value="0.0"/>
          <table:table-cell office:value-type="float" office:value="0.0"/>
          <table:table-cell office:value-type="float" office:value="8.89767"/>
          <table:table-cell office:value-type="float" office:value="8.825"/>
          <table:table-cell office:value-type="float" office:value="8.05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20383.0"/>
          <table:table-cell office:value-type="float" office:value="37744.0"/>
          <table:table-cell office:value-type="float" office:value="37743.0"/>
          <table:table-cell office:value-type="float" office:value="64108.0"/>
          <table:table-cell office:value-type="float" office:value="45485.0"/>
          <table:table-cell office:value-type="float" office:value="0.0"/>
          <table:table-cell office:value-type="float" office:value="0.0"/>
          <table:table-cell office:value-type="float" office:value="2.85567"/>
          <table:table-cell office:value-type="float" office:value="2.797"/>
          <table:table-cell office:value-type="float" office:value="2.16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2149.0"/>
          <table:table-cell office:value-type="float" office:value="19969.0"/>
          <table:table-cell office:value-type="float" office:value="64108.0"/>
          <table:table-cell office:value-type="float" office:value="45485.0"/>
          <table:table-cell office:value-type="float" office:value="0.0"/>
          <table:table-cell office:value-type="float" office:value="0.0"/>
          <table:table-cell table:formula="of:=MIN([.$B472];[.$O472];[.$AB472])" office:value-type="float"/>
          <table:table-cell table:formula="of:=MIN([.$C472];[.$P472];[.$AC472])" office:value-type="float"/>
          <table:table-cell table:formula="of:=MIN([.$D472];[.$Q472];[.$AD472])" office:value-type="float"/>
          <table:table-cell table:formula="of:=MIN([.$E472];[.$R472];[.$AE472])" office:value-type="float"/>
          <table:table-cell table:formula="of:=MIN([.$F472];[.$S472];[.$AF472])" office:value-type="float"/>
          <table:table-cell table:formula="of:=MIN([.$G472];[.$T472];[.$AG472])" office:value-type="float"/>
          <table:table-cell table:formula="of:=MIN([.$H472];[.$U472];[.$AH472])" office:value-type="float"/>
          <table:table-cell table:formula="of:=MIN([.$I472];[.$V472];[.$AI472])" office:value-type="float"/>
          <table:table-cell table:formula="of:=MIN([.$J472];[.$W472])" office:value-type="float"/>
          <table:table-cell table:formula="of:=MIN([.$K472];[.$X472];[.$AJ472])" office:value-type="float"/>
          <table:table-cell table:formula="of:=MIN([.$L472];[.$Y472];[.$AK472])" office:value-type="float"/>
          <table:table-cell table:formula="of:=MIN([.$M472];[.$Z472];[.$AL472])" office:value-type="float"/>
          <table:table-cell table:formula="of:=MIN([.$N472];[.$AA472];[.$AM472])" office:value-type="float"/>
          <table:table-cell table:formula="of:=MEDIAN([.$B472];[.$O472];[.$AB472])" office:value-type="float"/>
          <table:table-cell table:formula="of:=MEDIAN([.$C472];[.$P472];[.$AC472])" office:value-type="float"/>
          <table:table-cell table:formula="of:=MEDIAN([.$D472];[.$Q472];[.$AD472])" office:value-type="float"/>
          <table:table-cell table:formula="of:=MEDIAN([.$E472];[.$R472];[.$AE472])" office:value-type="float"/>
          <table:table-cell table:formula="of:=MEDIAN([.$F472];[.$S472];[.$AF472])" office:value-type="float"/>
          <table:table-cell table:formula="of:=MEDIAN([.$G472];[.$T472];[.$AG472])" office:value-type="float"/>
          <table:table-cell table:formula="of:=MEDIAN([.$H472];[.$U472];[.$AH472])" office:value-type="float"/>
          <table:table-cell table:formula="of:=MEDIAN([.$I472];[.$V472];[.$AI472])" office:value-type="float"/>
          <table:table-cell table:formula="of:=MEDIAN([.$J472];[.$W472])" office:value-type="float"/>
          <table:table-cell table:formula="of:=MEDIAN([.$K472];[.$X472];[.$AJ472])" office:value-type="float"/>
          <table:table-cell table:formula="of:=MEDIAN([.$L472];[.$Y472];[.$AK472])" office:value-type="float"/>
          <table:table-cell table:formula="of:=MEDIAN([.$M472];[.$Z472];[.$AL472])" office:value-type="float"/>
          <table:table-cell table:formula="of:=MEDIAN([.$N472];[.$AA472];[.$AM472])" office:value-type="float"/>
          <table:table-cell table:formula="of:=MAX([.$B472];[.$O472];[.$AB472])" office:value-type="float"/>
          <table:table-cell table:formula="of:=MAX([.$C472];[.$P472];[.$AC472])" office:value-type="float"/>
          <table:table-cell table:formula="of:=MAX([.$D472];[.$Q472];[.$AD472])" office:value-type="float"/>
          <table:table-cell table:formula="of:=MAX([.$E472];[.$R472];[.$AE472])" office:value-type="float"/>
          <table:table-cell table:formula="of:=MAX([.$F472];[.$S472];[.$AF472])" office:value-type="float"/>
          <table:table-cell table:formula="of:=MAX([.$G472];[.$T472];[.$AG472])" office:value-type="float"/>
          <table:table-cell table:formula="of:=MAX([.$H472];[.$U472];[.$AH472])" office:value-type="float"/>
          <table:table-cell table:formula="of:=MAX([.$I472];[.$V472];[.$AI472])" office:value-type="float"/>
          <table:table-cell table:formula="of:=MAX([.$J472];[.$W472])" office:value-type="float"/>
          <table:table-cell table:formula="of:=MAX([.$K472];[.$X472];[.$AJ472])" office:value-type="float"/>
          <table:table-cell table:formula="of:=MAX([.$L472];[.$Y472];[.$AK472])" office:value-type="float"/>
          <table:table-cell table:formula="of:=MAX([.$M472];[.$Z472];[.$AL472])" office:value-type="float"/>
          <table:table-cell table:formula="of:=MAX([.$N472];[.$AA472];[.$AM472])" office:value-type="float"/>
        </table:table-row>
        <table:table-row table:style-name="ro1">
          <table:table-cell office:value-type="string">
            <text:p>BLOCKS.BLOCKS-9-2.asp/37</text:p>
          </table:table-cell>
          <table:table-cell office:value-type="float" office:value="300.0"/>
          <table:table-cell office:value-type="float" office:value="299.98"/>
          <table:table-cell office:value-type="float" office:value="299.08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29369.0"/>
          <table:table-cell office:value-type="float" office:value="617990.0"/>
          <table:table-cell office:value-type="float" office:value="617990.0"/>
          <table:table-cell office:value-type="float" office:value="65868.0"/>
          <table:table-cell office:value-type="float" office:value="4695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4"/>
          <table:table-cell office:value-type="float" office:value="299.13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29343.0"/>
          <table:table-cell office:value-type="float" office:value="617953.0"/>
          <table:table-cell office:value-type="float" office:value="617953.0"/>
          <table:table-cell office:value-type="float" office:value="65868.0"/>
          <table:table-cell office:value-type="float" office:value="4695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1"/>
          <table:table-cell office:value-type="float" office:value="299.33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53552.0"/>
          <table:table-cell office:value-type="float" office:value="744506.0"/>
          <table:table-cell office:value-type="float" office:value="65868.0"/>
          <table:table-cell office:value-type="float" office:value="46956.0"/>
          <table:table-cell office:value-type="float" office:value="0.0"/>
          <table:table-cell office:value-type="float" office:value="0.0"/>
          <table:table-cell table:formula="of:=MIN([.$B473];[.$O473];[.$AB473])" office:value-type="float"/>
          <table:table-cell table:formula="of:=MIN([.$C473];[.$P473];[.$AC473])" office:value-type="float"/>
          <table:table-cell table:formula="of:=MIN([.$D473];[.$Q473];[.$AD473])" office:value-type="float"/>
          <table:table-cell table:formula="of:=MIN([.$E473];[.$R473];[.$AE473])" office:value-type="float"/>
          <table:table-cell table:formula="of:=MIN([.$F473];[.$S473];[.$AF473])" office:value-type="float"/>
          <table:table-cell table:formula="of:=MIN([.$G473];[.$T473];[.$AG473])" office:value-type="float"/>
          <table:table-cell table:formula="of:=MIN([.$H473];[.$U473];[.$AH473])" office:value-type="float"/>
          <table:table-cell table:formula="of:=MIN([.$I473];[.$V473];[.$AI473])" office:value-type="float"/>
          <table:table-cell table:formula="of:=MIN([.$J473];[.$W473])" office:value-type="float"/>
          <table:table-cell table:formula="of:=MIN([.$K473];[.$X473];[.$AJ473])" office:value-type="float"/>
          <table:table-cell table:formula="of:=MIN([.$L473];[.$Y473];[.$AK473])" office:value-type="float"/>
          <table:table-cell table:formula="of:=MIN([.$M473];[.$Z473];[.$AL473])" office:value-type="float"/>
          <table:table-cell table:formula="of:=MIN([.$N473];[.$AA473];[.$AM473])" office:value-type="float"/>
          <table:table-cell table:formula="of:=MEDIAN([.$B473];[.$O473];[.$AB473])" office:value-type="float"/>
          <table:table-cell table:formula="of:=MEDIAN([.$C473];[.$P473];[.$AC473])" office:value-type="float"/>
          <table:table-cell table:formula="of:=MEDIAN([.$D473];[.$Q473];[.$AD473])" office:value-type="float"/>
          <table:table-cell table:formula="of:=MEDIAN([.$E473];[.$R473];[.$AE473])" office:value-type="float"/>
          <table:table-cell table:formula="of:=MEDIAN([.$F473];[.$S473];[.$AF473])" office:value-type="float"/>
          <table:table-cell table:formula="of:=MEDIAN([.$G473];[.$T473];[.$AG473])" office:value-type="float"/>
          <table:table-cell table:formula="of:=MEDIAN([.$H473];[.$U473];[.$AH473])" office:value-type="float"/>
          <table:table-cell table:formula="of:=MEDIAN([.$I473];[.$V473];[.$AI473])" office:value-type="float"/>
          <table:table-cell table:formula="of:=MEDIAN([.$J473];[.$W473])" office:value-type="float"/>
          <table:table-cell table:formula="of:=MEDIAN([.$K473];[.$X473];[.$AJ473])" office:value-type="float"/>
          <table:table-cell table:formula="of:=MEDIAN([.$L473];[.$Y473];[.$AK473])" office:value-type="float"/>
          <table:table-cell table:formula="of:=MEDIAN([.$M473];[.$Z473];[.$AL473])" office:value-type="float"/>
          <table:table-cell table:formula="of:=MEDIAN([.$N473];[.$AA473];[.$AM473])" office:value-type="float"/>
          <table:table-cell table:formula="of:=MAX([.$B473];[.$O473];[.$AB473])" office:value-type="float"/>
          <table:table-cell table:formula="of:=MAX([.$C473];[.$P473];[.$AC473])" office:value-type="float"/>
          <table:table-cell table:formula="of:=MAX([.$D473];[.$Q473];[.$AD473])" office:value-type="float"/>
          <table:table-cell table:formula="of:=MAX([.$E473];[.$R473];[.$AE473])" office:value-type="float"/>
          <table:table-cell table:formula="of:=MAX([.$F473];[.$S473];[.$AF473])" office:value-type="float"/>
          <table:table-cell table:formula="of:=MAX([.$G473];[.$T473];[.$AG473])" office:value-type="float"/>
          <table:table-cell table:formula="of:=MAX([.$H473];[.$U473];[.$AH473])" office:value-type="float"/>
          <table:table-cell table:formula="of:=MAX([.$I473];[.$V473];[.$AI473])" office:value-type="float"/>
          <table:table-cell table:formula="of:=MAX([.$J473];[.$W473])" office:value-type="float"/>
          <table:table-cell table:formula="of:=MAX([.$K473];[.$X473];[.$AJ473])" office:value-type="float"/>
          <table:table-cell table:formula="of:=MAX([.$L473];[.$Y473];[.$AK473])" office:value-type="float"/>
          <table:table-cell table:formula="of:=MAX([.$M473];[.$Z473];[.$AL473])" office:value-type="float"/>
          <table:table-cell table:formula="of:=MAX([.$N473];[.$AA473];[.$AM473])" office:value-type="float"/>
        </table:table-row>
        <table:table-row table:style-name="ro1">
          <table:table-cell office:value-type="string">
            <text:p>BLOCKS.BLOCKS-9-2.asp/38</text:p>
          </table:table-cell>
          <table:table-cell office:value-type="float" office:value="2.56002"/>
          <table:table-cell office:value-type="float" office:value="2.499"/>
          <table:table-cell office:value-type="float" office:value="1.68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6577.0"/>
          <table:table-cell office:value-type="float" office:value="25375.0"/>
          <table:table-cell office:value-type="float" office:value="25374.0"/>
          <table:table-cell office:value-type="float" office:value="67628.0"/>
          <table:table-cell office:value-type="float" office:value="48427.0"/>
          <table:table-cell office:value-type="float" office:value="0.0"/>
          <table:table-cell office:value-type="float" office:value="0.0"/>
          <table:table-cell office:value-type="float" office:value="2.57231"/>
          <table:table-cell office:value-type="float" office:value="2.504"/>
          <table:table-cell office:value-type="float" office:value="1.67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6577.0"/>
          <table:table-cell office:value-type="float" office:value="25375.0"/>
          <table:table-cell office:value-type="float" office:value="25374.0"/>
          <table:table-cell office:value-type="float" office:value="67628.0"/>
          <table:table-cell office:value-type="float" office:value="48427.0"/>
          <table:table-cell office:value-type="float" office:value="0.0"/>
          <table:table-cell office:value-type="float" office:value="0.0"/>
          <table:table-cell office:value-type="float" office:value="1.66777"/>
          <table:table-cell office:value-type="float" office:value="1.613"/>
          <table:table-cell office:value-type="float" office:value="0.93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6227.0"/>
          <table:table-cell office:value-type="float" office:value="13086.0"/>
          <table:table-cell office:value-type="float" office:value="67628.0"/>
          <table:table-cell office:value-type="float" office:value="48427.0"/>
          <table:table-cell office:value-type="float" office:value="0.0"/>
          <table:table-cell office:value-type="float" office:value="0.0"/>
          <table:table-cell table:formula="of:=MIN([.$B474];[.$O474];[.$AB474])" office:value-type="float"/>
          <table:table-cell table:formula="of:=MIN([.$C474];[.$P474];[.$AC474])" office:value-type="float"/>
          <table:table-cell table:formula="of:=MIN([.$D474];[.$Q474];[.$AD474])" office:value-type="float"/>
          <table:table-cell table:formula="of:=MIN([.$E474];[.$R474];[.$AE474])" office:value-type="float"/>
          <table:table-cell table:formula="of:=MIN([.$F474];[.$S474];[.$AF474])" office:value-type="float"/>
          <table:table-cell table:formula="of:=MIN([.$G474];[.$T474];[.$AG474])" office:value-type="float"/>
          <table:table-cell table:formula="of:=MIN([.$H474];[.$U474];[.$AH474])" office:value-type="float"/>
          <table:table-cell table:formula="of:=MIN([.$I474];[.$V474];[.$AI474])" office:value-type="float"/>
          <table:table-cell table:formula="of:=MIN([.$J474];[.$W474])" office:value-type="float"/>
          <table:table-cell table:formula="of:=MIN([.$K474];[.$X474];[.$AJ474])" office:value-type="float"/>
          <table:table-cell table:formula="of:=MIN([.$L474];[.$Y474];[.$AK474])" office:value-type="float"/>
          <table:table-cell table:formula="of:=MIN([.$M474];[.$Z474];[.$AL474])" office:value-type="float"/>
          <table:table-cell table:formula="of:=MIN([.$N474];[.$AA474];[.$AM474])" office:value-type="float"/>
          <table:table-cell table:formula="of:=MEDIAN([.$B474];[.$O474];[.$AB474])" office:value-type="float"/>
          <table:table-cell table:formula="of:=MEDIAN([.$C474];[.$P474];[.$AC474])" office:value-type="float"/>
          <table:table-cell table:formula="of:=MEDIAN([.$D474];[.$Q474];[.$AD474])" office:value-type="float"/>
          <table:table-cell table:formula="of:=MEDIAN([.$E474];[.$R474];[.$AE474])" office:value-type="float"/>
          <table:table-cell table:formula="of:=MEDIAN([.$F474];[.$S474];[.$AF474])" office:value-type="float"/>
          <table:table-cell table:formula="of:=MEDIAN([.$G474];[.$T474];[.$AG474])" office:value-type="float"/>
          <table:table-cell table:formula="of:=MEDIAN([.$H474];[.$U474];[.$AH474])" office:value-type="float"/>
          <table:table-cell table:formula="of:=MEDIAN([.$I474];[.$V474];[.$AI474])" office:value-type="float"/>
          <table:table-cell table:formula="of:=MEDIAN([.$J474];[.$W474])" office:value-type="float"/>
          <table:table-cell table:formula="of:=MEDIAN([.$K474];[.$X474];[.$AJ474])" office:value-type="float"/>
          <table:table-cell table:formula="of:=MEDIAN([.$L474];[.$Y474];[.$AK474])" office:value-type="float"/>
          <table:table-cell table:formula="of:=MEDIAN([.$M474];[.$Z474];[.$AL474])" office:value-type="float"/>
          <table:table-cell table:formula="of:=MEDIAN([.$N474];[.$AA474];[.$AM474])" office:value-type="float"/>
          <table:table-cell table:formula="of:=MAX([.$B474];[.$O474];[.$AB474])" office:value-type="float"/>
          <table:table-cell table:formula="of:=MAX([.$C474];[.$P474];[.$AC474])" office:value-type="float"/>
          <table:table-cell table:formula="of:=MAX([.$D474];[.$Q474];[.$AD474])" office:value-type="float"/>
          <table:table-cell table:formula="of:=MAX([.$E474];[.$R474];[.$AE474])" office:value-type="float"/>
          <table:table-cell table:formula="of:=MAX([.$F474];[.$S474];[.$AF474])" office:value-type="float"/>
          <table:table-cell table:formula="of:=MAX([.$G474];[.$T474];[.$AG474])" office:value-type="float"/>
          <table:table-cell table:formula="of:=MAX([.$H474];[.$U474];[.$AH474])" office:value-type="float"/>
          <table:table-cell table:formula="of:=MAX([.$I474];[.$V474];[.$AI474])" office:value-type="float"/>
          <table:table-cell table:formula="of:=MAX([.$J474];[.$W474])" office:value-type="float"/>
          <table:table-cell table:formula="of:=MAX([.$K474];[.$X474];[.$AJ474])" office:value-type="float"/>
          <table:table-cell table:formula="of:=MAX([.$L474];[.$Y474];[.$AK474])" office:value-type="float"/>
          <table:table-cell table:formula="of:=MAX([.$M474];[.$Z474];[.$AL474])" office:value-type="float"/>
          <table:table-cell table:formula="of:=MAX([.$N474];[.$AA474];[.$AM474])" office:value-type="float"/>
        </table:table-row>
        <table:table-row table:style-name="ro1">
          <table:table-cell office:value-type="string">
            <text:p>BLOCKS.BLOCKS-9-2.asp/39</text:p>
          </table:table-cell>
          <table:table-cell office:value-type="float" office:value="300.0"/>
          <table:table-cell office:value-type="float" office:value="299.989"/>
          <table:table-cell office:value-type="float" office:value="299.11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62757.0"/>
          <table:table-cell office:value-type="float" office:value="489269.0"/>
          <table:table-cell office:value-type="float" office:value="489269.0"/>
          <table:table-cell office:value-type="float" office:value="69388.0"/>
          <table:table-cell office:value-type="float" office:value="4989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9.06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67000.0"/>
          <table:table-cell office:value-type="float" office:value="494834.0"/>
          <table:table-cell office:value-type="float" office:value="494834.0"/>
          <table:table-cell office:value-type="float" office:value="69388.0"/>
          <table:table-cell office:value-type="float" office:value="4989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9.29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89253.0"/>
          <table:table-cell office:value-type="float" office:value="680776.0"/>
          <table:table-cell office:value-type="float" office:value="69388.0"/>
          <table:table-cell office:value-type="float" office:value="49898.0"/>
          <table:table-cell office:value-type="float" office:value="0.0"/>
          <table:table-cell office:value-type="float" office:value="0.0"/>
          <table:table-cell table:formula="of:=MIN([.$B475];[.$O475];[.$AB475])" office:value-type="float"/>
          <table:table-cell table:formula="of:=MIN([.$C475];[.$P475];[.$AC475])" office:value-type="float"/>
          <table:table-cell table:formula="of:=MIN([.$D475];[.$Q475];[.$AD475])" office:value-type="float"/>
          <table:table-cell table:formula="of:=MIN([.$E475];[.$R475];[.$AE475])" office:value-type="float"/>
          <table:table-cell table:formula="of:=MIN([.$F475];[.$S475];[.$AF475])" office:value-type="float"/>
          <table:table-cell table:formula="of:=MIN([.$G475];[.$T475];[.$AG475])" office:value-type="float"/>
          <table:table-cell table:formula="of:=MIN([.$H475];[.$U475];[.$AH475])" office:value-type="float"/>
          <table:table-cell table:formula="of:=MIN([.$I475];[.$V475];[.$AI475])" office:value-type="float"/>
          <table:table-cell table:formula="of:=MIN([.$J475];[.$W475])" office:value-type="float"/>
          <table:table-cell table:formula="of:=MIN([.$K475];[.$X475];[.$AJ475])" office:value-type="float"/>
          <table:table-cell table:formula="of:=MIN([.$L475];[.$Y475];[.$AK475])" office:value-type="float"/>
          <table:table-cell table:formula="of:=MIN([.$M475];[.$Z475];[.$AL475])" office:value-type="float"/>
          <table:table-cell table:formula="of:=MIN([.$N475];[.$AA475];[.$AM475])" office:value-type="float"/>
          <table:table-cell table:formula="of:=MEDIAN([.$B475];[.$O475];[.$AB475])" office:value-type="float"/>
          <table:table-cell table:formula="of:=MEDIAN([.$C475];[.$P475];[.$AC475])" office:value-type="float"/>
          <table:table-cell table:formula="of:=MEDIAN([.$D475];[.$Q475];[.$AD475])" office:value-type="float"/>
          <table:table-cell table:formula="of:=MEDIAN([.$E475];[.$R475];[.$AE475])" office:value-type="float"/>
          <table:table-cell table:formula="of:=MEDIAN([.$F475];[.$S475];[.$AF475])" office:value-type="float"/>
          <table:table-cell table:formula="of:=MEDIAN([.$G475];[.$T475];[.$AG475])" office:value-type="float"/>
          <table:table-cell table:formula="of:=MEDIAN([.$H475];[.$U475];[.$AH475])" office:value-type="float"/>
          <table:table-cell table:formula="of:=MEDIAN([.$I475];[.$V475];[.$AI475])" office:value-type="float"/>
          <table:table-cell table:formula="of:=MEDIAN([.$J475];[.$W475])" office:value-type="float"/>
          <table:table-cell table:formula="of:=MEDIAN([.$K475];[.$X475];[.$AJ475])" office:value-type="float"/>
          <table:table-cell table:formula="of:=MEDIAN([.$L475];[.$Y475];[.$AK475])" office:value-type="float"/>
          <table:table-cell table:formula="of:=MEDIAN([.$M475];[.$Z475];[.$AL475])" office:value-type="float"/>
          <table:table-cell table:formula="of:=MEDIAN([.$N475];[.$AA475];[.$AM475])" office:value-type="float"/>
          <table:table-cell table:formula="of:=MAX([.$B475];[.$O475];[.$AB475])" office:value-type="float"/>
          <table:table-cell table:formula="of:=MAX([.$C475];[.$P475];[.$AC475])" office:value-type="float"/>
          <table:table-cell table:formula="of:=MAX([.$D475];[.$Q475];[.$AD475])" office:value-type="float"/>
          <table:table-cell table:formula="of:=MAX([.$E475];[.$R475];[.$AE475])" office:value-type="float"/>
          <table:table-cell table:formula="of:=MAX([.$F475];[.$S475];[.$AF475])" office:value-type="float"/>
          <table:table-cell table:formula="of:=MAX([.$G475];[.$T475];[.$AG475])" office:value-type="float"/>
          <table:table-cell table:formula="of:=MAX([.$H475];[.$U475];[.$AH475])" office:value-type="float"/>
          <table:table-cell table:formula="of:=MAX([.$I475];[.$V475];[.$AI475])" office:value-type="float"/>
          <table:table-cell table:formula="of:=MAX([.$J475];[.$W475])" office:value-type="float"/>
          <table:table-cell table:formula="of:=MAX([.$K475];[.$X475];[.$AJ475])" office:value-type="float"/>
          <table:table-cell table:formula="of:=MAX([.$L475];[.$Y475];[.$AK475])" office:value-type="float"/>
          <table:table-cell table:formula="of:=MAX([.$M475];[.$Z475];[.$AL475])" office:value-type="float"/>
          <table:table-cell table:formula="of:=MAX([.$N475];[.$AA475];[.$AM475])" office:value-type="float"/>
        </table:table-row>
        <table:table-row table:style-name="ro1">
          <table:table-cell office:value-type="string">
            <text:p>BLOCKS.BLOCKS-9-2.asp/4</text:p>
          </table:table-cell>
          <table:table-cell office:value-type="float" office:value="0.137244"/>
          <table:table-cell office:value-type="float" office:value="0.0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788.0"/>
          <table:table-cell office:value-type="float" office:value="109.0"/>
          <table:table-cell office:value-type="float" office:value="0.0"/>
          <table:table-cell office:value-type="float" office:value="0.0"/>
          <table:table-cell office:value-type="float" office:value="0.146806"/>
          <table:table-cell office:value-type="float" office:value="0.1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788.0"/>
          <table:table-cell office:value-type="float" office:value="109.0"/>
          <table:table-cell office:value-type="float" office:value="0.0"/>
          <table:table-cell office:value-type="float" office:value="0.0"/>
          <table:table-cell office:value-type="float" office:value="0.120094"/>
          <table:table-cell office:value-type="float" office:value="0.0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7788.0"/>
          <table:table-cell office:value-type="float" office:value="109.0"/>
          <table:table-cell office:value-type="float" office:value="0.0"/>
          <table:table-cell office:value-type="float" office:value="0.0"/>
          <table:table-cell table:formula="of:=MIN([.$B476];[.$O476];[.$AB476])" office:value-type="float"/>
          <table:table-cell table:formula="of:=MIN([.$C476];[.$P476];[.$AC476])" office:value-type="float"/>
          <table:table-cell table:formula="of:=MIN([.$D476];[.$Q476];[.$AD476])" office:value-type="float"/>
          <table:table-cell table:formula="of:=MIN([.$E476];[.$R476];[.$AE476])" office:value-type="float"/>
          <table:table-cell table:formula="of:=MIN([.$F476];[.$S476];[.$AF476])" office:value-type="float"/>
          <table:table-cell table:formula="of:=MIN([.$G476];[.$T476];[.$AG476])" office:value-type="float"/>
          <table:table-cell table:formula="of:=MIN([.$H476];[.$U476];[.$AH476])" office:value-type="float"/>
          <table:table-cell table:formula="of:=MIN([.$I476];[.$V476];[.$AI476])" office:value-type="float"/>
          <table:table-cell table:formula="of:=MIN([.$J476];[.$W476])" office:value-type="float"/>
          <table:table-cell table:formula="of:=MIN([.$K476];[.$X476];[.$AJ476])" office:value-type="float"/>
          <table:table-cell table:formula="of:=MIN([.$L476];[.$Y476];[.$AK476])" office:value-type="float"/>
          <table:table-cell table:formula="of:=MIN([.$M476];[.$Z476];[.$AL476])" office:value-type="float"/>
          <table:table-cell table:formula="of:=MIN([.$N476];[.$AA476];[.$AM476])" office:value-type="float"/>
          <table:table-cell table:formula="of:=MEDIAN([.$B476];[.$O476];[.$AB476])" office:value-type="float"/>
          <table:table-cell table:formula="of:=MEDIAN([.$C476];[.$P476];[.$AC476])" office:value-type="float"/>
          <table:table-cell table:formula="of:=MEDIAN([.$D476];[.$Q476];[.$AD476])" office:value-type="float"/>
          <table:table-cell table:formula="of:=MEDIAN([.$E476];[.$R476];[.$AE476])" office:value-type="float"/>
          <table:table-cell table:formula="of:=MEDIAN([.$F476];[.$S476];[.$AF476])" office:value-type="float"/>
          <table:table-cell table:formula="of:=MEDIAN([.$G476];[.$T476];[.$AG476])" office:value-type="float"/>
          <table:table-cell table:formula="of:=MEDIAN([.$H476];[.$U476];[.$AH476])" office:value-type="float"/>
          <table:table-cell table:formula="of:=MEDIAN([.$I476];[.$V476];[.$AI476])" office:value-type="float"/>
          <table:table-cell table:formula="of:=MEDIAN([.$J476];[.$W476])" office:value-type="float"/>
          <table:table-cell table:formula="of:=MEDIAN([.$K476];[.$X476];[.$AJ476])" office:value-type="float"/>
          <table:table-cell table:formula="of:=MEDIAN([.$L476];[.$Y476];[.$AK476])" office:value-type="float"/>
          <table:table-cell table:formula="of:=MEDIAN([.$M476];[.$Z476];[.$AL476])" office:value-type="float"/>
          <table:table-cell table:formula="of:=MEDIAN([.$N476];[.$AA476];[.$AM476])" office:value-type="float"/>
          <table:table-cell table:formula="of:=MAX([.$B476];[.$O476];[.$AB476])" office:value-type="float"/>
          <table:table-cell table:formula="of:=MAX([.$C476];[.$P476];[.$AC476])" office:value-type="float"/>
          <table:table-cell table:formula="of:=MAX([.$D476];[.$Q476];[.$AD476])" office:value-type="float"/>
          <table:table-cell table:formula="of:=MAX([.$E476];[.$R476];[.$AE476])" office:value-type="float"/>
          <table:table-cell table:formula="of:=MAX([.$F476];[.$S476];[.$AF476])" office:value-type="float"/>
          <table:table-cell table:formula="of:=MAX([.$G476];[.$T476];[.$AG476])" office:value-type="float"/>
          <table:table-cell table:formula="of:=MAX([.$H476];[.$U476];[.$AH476])" office:value-type="float"/>
          <table:table-cell table:formula="of:=MAX([.$I476];[.$V476];[.$AI476])" office:value-type="float"/>
          <table:table-cell table:formula="of:=MAX([.$J476];[.$W476])" office:value-type="float"/>
          <table:table-cell table:formula="of:=MAX([.$K476];[.$X476];[.$AJ476])" office:value-type="float"/>
          <table:table-cell table:formula="of:=MAX([.$L476];[.$Y476];[.$AK476])" office:value-type="float"/>
          <table:table-cell table:formula="of:=MAX([.$M476];[.$Z476];[.$AL476])" office:value-type="float"/>
          <table:table-cell table:formula="of:=MAX([.$N476];[.$AA476];[.$AM476])" office:value-type="float"/>
        </table:table-row>
        <table:table-row table:style-name="ro1">
          <table:table-cell office:value-type="string">
            <text:p>BLOCKS.BLOCKS-9-2.asp/40</text:p>
          </table:table-cell>
          <table:table-cell office:value-type="float" office:value="1.45601"/>
          <table:table-cell office:value-type="float" office:value="1.386"/>
          <table:table-cell office:value-type="float" office:value="0.52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177.0"/>
          <table:table-cell office:value-type="float" office:value="18182.0"/>
          <table:table-cell office:value-type="float" office:value="18181.0"/>
          <table:table-cell office:value-type="float" office:value="71148.0"/>
          <table:table-cell office:value-type="float" office:value="51369.0"/>
          <table:table-cell office:value-type="float" office:value="0.0"/>
          <table:table-cell office:value-type="float" office:value="0.0"/>
          <table:table-cell office:value-type="float" office:value="1.44729"/>
          <table:table-cell office:value-type="float" office:value="1.382"/>
          <table:table-cell office:value-type="float" office:value="0.51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177.0"/>
          <table:table-cell office:value-type="float" office:value="18182.0"/>
          <table:table-cell office:value-type="float" office:value="18181.0"/>
          <table:table-cell office:value-type="float" office:value="71148.0"/>
          <table:table-cell office:value-type="float" office:value="51369.0"/>
          <table:table-cell office:value-type="float" office:value="0.0"/>
          <table:table-cell office:value-type="float" office:value="0.0"/>
          <table:table-cell office:value-type="float" office:value="1.16884"/>
          <table:table-cell office:value-type="float" office:value="1.114"/>
          <table:table-cell office:value-type="float" office:value="0.39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948.0"/>
          <table:table-cell office:value-type="float" office:value="8769.0"/>
          <table:table-cell office:value-type="float" office:value="71148.0"/>
          <table:table-cell office:value-type="float" office:value="51369.0"/>
          <table:table-cell office:value-type="float" office:value="0.0"/>
          <table:table-cell office:value-type="float" office:value="0.0"/>
          <table:table-cell table:formula="of:=MIN([.$B477];[.$O477];[.$AB477])" office:value-type="float"/>
          <table:table-cell table:formula="of:=MIN([.$C477];[.$P477];[.$AC477])" office:value-type="float"/>
          <table:table-cell table:formula="of:=MIN([.$D477];[.$Q477];[.$AD477])" office:value-type="float"/>
          <table:table-cell table:formula="of:=MIN([.$E477];[.$R477];[.$AE477])" office:value-type="float"/>
          <table:table-cell table:formula="of:=MIN([.$F477];[.$S477];[.$AF477])" office:value-type="float"/>
          <table:table-cell table:formula="of:=MIN([.$G477];[.$T477];[.$AG477])" office:value-type="float"/>
          <table:table-cell table:formula="of:=MIN([.$H477];[.$U477];[.$AH477])" office:value-type="float"/>
          <table:table-cell table:formula="of:=MIN([.$I477];[.$V477];[.$AI477])" office:value-type="float"/>
          <table:table-cell table:formula="of:=MIN([.$J477];[.$W477])" office:value-type="float"/>
          <table:table-cell table:formula="of:=MIN([.$K477];[.$X477];[.$AJ477])" office:value-type="float"/>
          <table:table-cell table:formula="of:=MIN([.$L477];[.$Y477];[.$AK477])" office:value-type="float"/>
          <table:table-cell table:formula="of:=MIN([.$M477];[.$Z477];[.$AL477])" office:value-type="float"/>
          <table:table-cell table:formula="of:=MIN([.$N477];[.$AA477];[.$AM477])" office:value-type="float"/>
          <table:table-cell table:formula="of:=MEDIAN([.$B477];[.$O477];[.$AB477])" office:value-type="float"/>
          <table:table-cell table:formula="of:=MEDIAN([.$C477];[.$P477];[.$AC477])" office:value-type="float"/>
          <table:table-cell table:formula="of:=MEDIAN([.$D477];[.$Q477];[.$AD477])" office:value-type="float"/>
          <table:table-cell table:formula="of:=MEDIAN([.$E477];[.$R477];[.$AE477])" office:value-type="float"/>
          <table:table-cell table:formula="of:=MEDIAN([.$F477];[.$S477];[.$AF477])" office:value-type="float"/>
          <table:table-cell table:formula="of:=MEDIAN([.$G477];[.$T477];[.$AG477])" office:value-type="float"/>
          <table:table-cell table:formula="of:=MEDIAN([.$H477];[.$U477];[.$AH477])" office:value-type="float"/>
          <table:table-cell table:formula="of:=MEDIAN([.$I477];[.$V477];[.$AI477])" office:value-type="float"/>
          <table:table-cell table:formula="of:=MEDIAN([.$J477];[.$W477])" office:value-type="float"/>
          <table:table-cell table:formula="of:=MEDIAN([.$K477];[.$X477];[.$AJ477])" office:value-type="float"/>
          <table:table-cell table:formula="of:=MEDIAN([.$L477];[.$Y477];[.$AK477])" office:value-type="float"/>
          <table:table-cell table:formula="of:=MEDIAN([.$M477];[.$Z477];[.$AL477])" office:value-type="float"/>
          <table:table-cell table:formula="of:=MEDIAN([.$N477];[.$AA477];[.$AM477])" office:value-type="float"/>
          <table:table-cell table:formula="of:=MAX([.$B477];[.$O477];[.$AB477])" office:value-type="float"/>
          <table:table-cell table:formula="of:=MAX([.$C477];[.$P477];[.$AC477])" office:value-type="float"/>
          <table:table-cell table:formula="of:=MAX([.$D477];[.$Q477];[.$AD477])" office:value-type="float"/>
          <table:table-cell table:formula="of:=MAX([.$E477];[.$R477];[.$AE477])" office:value-type="float"/>
          <table:table-cell table:formula="of:=MAX([.$F477];[.$S477];[.$AF477])" office:value-type="float"/>
          <table:table-cell table:formula="of:=MAX([.$G477];[.$T477];[.$AG477])" office:value-type="float"/>
          <table:table-cell table:formula="of:=MAX([.$H477];[.$U477];[.$AH477])" office:value-type="float"/>
          <table:table-cell table:formula="of:=MAX([.$I477];[.$V477];[.$AI477])" office:value-type="float"/>
          <table:table-cell table:formula="of:=MAX([.$J477];[.$W477])" office:value-type="float"/>
          <table:table-cell table:formula="of:=MAX([.$K477];[.$X477];[.$AJ477])" office:value-type="float"/>
          <table:table-cell table:formula="of:=MAX([.$L477];[.$Y477];[.$AK477])" office:value-type="float"/>
          <table:table-cell table:formula="of:=MAX([.$M477];[.$Z477];[.$AL477])" office:value-type="float"/>
          <table:table-cell table:formula="of:=MAX([.$N477];[.$AA477];[.$AM477])" office:value-type="float"/>
        </table:table-row>
        <table:table-row table:style-name="ro1">
          <table:table-cell office:value-type="string">
            <text:p>BLOCKS.BLOCKS-9-2.asp/5</text:p>
          </table:table-cell>
          <table:table-cell office:value-type="float" office:value="0.153057"/>
          <table:table-cell office:value-type="float" office:value="0.1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548.0"/>
          <table:table-cell office:value-type="float" office:value="149.0"/>
          <table:table-cell office:value-type="float" office:value="0.0"/>
          <table:table-cell office:value-type="float" office:value="0.0"/>
          <table:table-cell office:value-type="float" office:value="0.168698"/>
          <table:table-cell office:value-type="float" office:value="0.1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548.0"/>
          <table:table-cell office:value-type="float" office:value="149.0"/>
          <table:table-cell office:value-type="float" office:value="0.0"/>
          <table:table-cell office:value-type="float" office:value="0.0"/>
          <table:table-cell office:value-type="float" office:value="0.151825"/>
          <table:table-cell office:value-type="float" office:value="0.0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9548.0"/>
          <table:table-cell office:value-type="float" office:value="149.0"/>
          <table:table-cell office:value-type="float" office:value="0.0"/>
          <table:table-cell office:value-type="float" office:value="0.0"/>
          <table:table-cell table:formula="of:=MIN([.$B478];[.$O478];[.$AB478])" office:value-type="float"/>
          <table:table-cell table:formula="of:=MIN([.$C478];[.$P478];[.$AC478])" office:value-type="float"/>
          <table:table-cell table:formula="of:=MIN([.$D478];[.$Q478];[.$AD478])" office:value-type="float"/>
          <table:table-cell table:formula="of:=MIN([.$E478];[.$R478];[.$AE478])" office:value-type="float"/>
          <table:table-cell table:formula="of:=MIN([.$F478];[.$S478];[.$AF478])" office:value-type="float"/>
          <table:table-cell table:formula="of:=MIN([.$G478];[.$T478];[.$AG478])" office:value-type="float"/>
          <table:table-cell table:formula="of:=MIN([.$H478];[.$U478];[.$AH478])" office:value-type="float"/>
          <table:table-cell table:formula="of:=MIN([.$I478];[.$V478];[.$AI478])" office:value-type="float"/>
          <table:table-cell table:formula="of:=MIN([.$J478];[.$W478])" office:value-type="float"/>
          <table:table-cell table:formula="of:=MIN([.$K478];[.$X478];[.$AJ478])" office:value-type="float"/>
          <table:table-cell table:formula="of:=MIN([.$L478];[.$Y478];[.$AK478])" office:value-type="float"/>
          <table:table-cell table:formula="of:=MIN([.$M478];[.$Z478];[.$AL478])" office:value-type="float"/>
          <table:table-cell table:formula="of:=MIN([.$N478];[.$AA478];[.$AM478])" office:value-type="float"/>
          <table:table-cell table:formula="of:=MEDIAN([.$B478];[.$O478];[.$AB478])" office:value-type="float"/>
          <table:table-cell table:formula="of:=MEDIAN([.$C478];[.$P478];[.$AC478])" office:value-type="float"/>
          <table:table-cell table:formula="of:=MEDIAN([.$D478];[.$Q478];[.$AD478])" office:value-type="float"/>
          <table:table-cell table:formula="of:=MEDIAN([.$E478];[.$R478];[.$AE478])" office:value-type="float"/>
          <table:table-cell table:formula="of:=MEDIAN([.$F478];[.$S478];[.$AF478])" office:value-type="float"/>
          <table:table-cell table:formula="of:=MEDIAN([.$G478];[.$T478];[.$AG478])" office:value-type="float"/>
          <table:table-cell table:formula="of:=MEDIAN([.$H478];[.$U478];[.$AH478])" office:value-type="float"/>
          <table:table-cell table:formula="of:=MEDIAN([.$I478];[.$V478];[.$AI478])" office:value-type="float"/>
          <table:table-cell table:formula="of:=MEDIAN([.$J478];[.$W478])" office:value-type="float"/>
          <table:table-cell table:formula="of:=MEDIAN([.$K478];[.$X478];[.$AJ478])" office:value-type="float"/>
          <table:table-cell table:formula="of:=MEDIAN([.$L478];[.$Y478];[.$AK478])" office:value-type="float"/>
          <table:table-cell table:formula="of:=MEDIAN([.$M478];[.$Z478];[.$AL478])" office:value-type="float"/>
          <table:table-cell table:formula="of:=MEDIAN([.$N478];[.$AA478];[.$AM478])" office:value-type="float"/>
          <table:table-cell table:formula="of:=MAX([.$B478];[.$O478];[.$AB478])" office:value-type="float"/>
          <table:table-cell table:formula="of:=MAX([.$C478];[.$P478];[.$AC478])" office:value-type="float"/>
          <table:table-cell table:formula="of:=MAX([.$D478];[.$Q478];[.$AD478])" office:value-type="float"/>
          <table:table-cell table:formula="of:=MAX([.$E478];[.$R478];[.$AE478])" office:value-type="float"/>
          <table:table-cell table:formula="of:=MAX([.$F478];[.$S478];[.$AF478])" office:value-type="float"/>
          <table:table-cell table:formula="of:=MAX([.$G478];[.$T478];[.$AG478])" office:value-type="float"/>
          <table:table-cell table:formula="of:=MAX([.$H478];[.$U478];[.$AH478])" office:value-type="float"/>
          <table:table-cell table:formula="of:=MAX([.$I478];[.$V478];[.$AI478])" office:value-type="float"/>
          <table:table-cell table:formula="of:=MAX([.$J478];[.$W478])" office:value-type="float"/>
          <table:table-cell table:formula="of:=MAX([.$K478];[.$X478];[.$AJ478])" office:value-type="float"/>
          <table:table-cell table:formula="of:=MAX([.$L478];[.$Y478];[.$AK478])" office:value-type="float"/>
          <table:table-cell table:formula="of:=MAX([.$M478];[.$Z478];[.$AL478])" office:value-type="float"/>
          <table:table-cell table:formula="of:=MAX([.$N478];[.$AA478];[.$AM478])" office:value-type="float"/>
        </table:table-row>
        <table:table-row table:style-name="ro1">
          <table:table-cell office:value-type="string">
            <text:p>BLOCKS.BLOCKS-9-2.asp/6</text:p>
          </table:table-cell>
          <table:table-cell office:value-type="float" office:value="0.171604"/>
          <table:table-cell office:value-type="float" office:value="0.1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308.0"/>
          <table:table-cell office:value-type="float" office:value="189.0"/>
          <table:table-cell office:value-type="float" office:value="0.0"/>
          <table:table-cell office:value-type="float" office:value="0.0"/>
          <table:table-cell office:value-type="float" office:value="0.185452"/>
          <table:table-cell office:value-type="float" office:value="0.1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308.0"/>
          <table:table-cell office:value-type="float" office:value="189.0"/>
          <table:table-cell office:value-type="float" office:value="0.0"/>
          <table:table-cell office:value-type="float" office:value="0.0"/>
          <table:table-cell office:value-type="float" office:value="0.153611"/>
          <table:table-cell office:value-type="float" office:value="0.1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1308.0"/>
          <table:table-cell office:value-type="float" office:value="189.0"/>
          <table:table-cell office:value-type="float" office:value="0.0"/>
          <table:table-cell office:value-type="float" office:value="0.0"/>
          <table:table-cell table:formula="of:=MIN([.$B479];[.$O479];[.$AB479])" office:value-type="float"/>
          <table:table-cell table:formula="of:=MIN([.$C479];[.$P479];[.$AC479])" office:value-type="float"/>
          <table:table-cell table:formula="of:=MIN([.$D479];[.$Q479];[.$AD479])" office:value-type="float"/>
          <table:table-cell table:formula="of:=MIN([.$E479];[.$R479];[.$AE479])" office:value-type="float"/>
          <table:table-cell table:formula="of:=MIN([.$F479];[.$S479];[.$AF479])" office:value-type="float"/>
          <table:table-cell table:formula="of:=MIN([.$G479];[.$T479];[.$AG479])" office:value-type="float"/>
          <table:table-cell table:formula="of:=MIN([.$H479];[.$U479];[.$AH479])" office:value-type="float"/>
          <table:table-cell table:formula="of:=MIN([.$I479];[.$V479];[.$AI479])" office:value-type="float"/>
          <table:table-cell table:formula="of:=MIN([.$J479];[.$W479])" office:value-type="float"/>
          <table:table-cell table:formula="of:=MIN([.$K479];[.$X479];[.$AJ479])" office:value-type="float"/>
          <table:table-cell table:formula="of:=MIN([.$L479];[.$Y479];[.$AK479])" office:value-type="float"/>
          <table:table-cell table:formula="of:=MIN([.$M479];[.$Z479];[.$AL479])" office:value-type="float"/>
          <table:table-cell table:formula="of:=MIN([.$N479];[.$AA479];[.$AM479])" office:value-type="float"/>
          <table:table-cell table:formula="of:=MEDIAN([.$B479];[.$O479];[.$AB479])" office:value-type="float"/>
          <table:table-cell table:formula="of:=MEDIAN([.$C479];[.$P479];[.$AC479])" office:value-type="float"/>
          <table:table-cell table:formula="of:=MEDIAN([.$D479];[.$Q479];[.$AD479])" office:value-type="float"/>
          <table:table-cell table:formula="of:=MEDIAN([.$E479];[.$R479];[.$AE479])" office:value-type="float"/>
          <table:table-cell table:formula="of:=MEDIAN([.$F479];[.$S479];[.$AF479])" office:value-type="float"/>
          <table:table-cell table:formula="of:=MEDIAN([.$G479];[.$T479];[.$AG479])" office:value-type="float"/>
          <table:table-cell table:formula="of:=MEDIAN([.$H479];[.$U479];[.$AH479])" office:value-type="float"/>
          <table:table-cell table:formula="of:=MEDIAN([.$I479];[.$V479];[.$AI479])" office:value-type="float"/>
          <table:table-cell table:formula="of:=MEDIAN([.$J479];[.$W479])" office:value-type="float"/>
          <table:table-cell table:formula="of:=MEDIAN([.$K479];[.$X479];[.$AJ479])" office:value-type="float"/>
          <table:table-cell table:formula="of:=MEDIAN([.$L479];[.$Y479];[.$AK479])" office:value-type="float"/>
          <table:table-cell table:formula="of:=MEDIAN([.$M479];[.$Z479];[.$AL479])" office:value-type="float"/>
          <table:table-cell table:formula="of:=MEDIAN([.$N479];[.$AA479];[.$AM479])" office:value-type="float"/>
          <table:table-cell table:formula="of:=MAX([.$B479];[.$O479];[.$AB479])" office:value-type="float"/>
          <table:table-cell table:formula="of:=MAX([.$C479];[.$P479];[.$AC479])" office:value-type="float"/>
          <table:table-cell table:formula="of:=MAX([.$D479];[.$Q479];[.$AD479])" office:value-type="float"/>
          <table:table-cell table:formula="of:=MAX([.$E479];[.$R479];[.$AE479])" office:value-type="float"/>
          <table:table-cell table:formula="of:=MAX([.$F479];[.$S479];[.$AF479])" office:value-type="float"/>
          <table:table-cell table:formula="of:=MAX([.$G479];[.$T479];[.$AG479])" office:value-type="float"/>
          <table:table-cell table:formula="of:=MAX([.$H479];[.$U479];[.$AH479])" office:value-type="float"/>
          <table:table-cell table:formula="of:=MAX([.$I479];[.$V479];[.$AI479])" office:value-type="float"/>
          <table:table-cell table:formula="of:=MAX([.$J479];[.$W479])" office:value-type="float"/>
          <table:table-cell table:formula="of:=MAX([.$K479];[.$X479];[.$AJ479])" office:value-type="float"/>
          <table:table-cell table:formula="of:=MAX([.$L479];[.$Y479];[.$AK479])" office:value-type="float"/>
          <table:table-cell table:formula="of:=MAX([.$M479];[.$Z479];[.$AL479])" office:value-type="float"/>
          <table:table-cell table:formula="of:=MAX([.$N479];[.$AA479];[.$AM479])" office:value-type="float"/>
        </table:table-row>
        <table:table-row table:style-name="ro1">
          <table:table-cell office:value-type="string">
            <text:p>BLOCKS.BLOCKS-9-2.asp/7</text:p>
          </table:table-cell>
          <table:table-cell office:value-type="float" office:value="0.209271"/>
          <table:table-cell office:value-type="float" office:value="0.1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068.0"/>
          <table:table-cell office:value-type="float" office:value="229.0"/>
          <table:table-cell office:value-type="float" office:value="0.0"/>
          <table:table-cell office:value-type="float" office:value="0.0"/>
          <table:table-cell office:value-type="float" office:value="0.20852"/>
          <table:table-cell office:value-type="float" office:value="0.1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068.0"/>
          <table:table-cell office:value-type="float" office:value="229.0"/>
          <table:table-cell office:value-type="float" office:value="0.0"/>
          <table:table-cell office:value-type="float" office:value="0.0"/>
          <table:table-cell office:value-type="float" office:value="0.175028"/>
          <table:table-cell office:value-type="float" office:value="0.1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3068.0"/>
          <table:table-cell office:value-type="float" office:value="229.0"/>
          <table:table-cell office:value-type="float" office:value="0.0"/>
          <table:table-cell office:value-type="float" office:value="0.0"/>
          <table:table-cell table:formula="of:=MIN([.$B480];[.$O480];[.$AB480])" office:value-type="float"/>
          <table:table-cell table:formula="of:=MIN([.$C480];[.$P480];[.$AC480])" office:value-type="float"/>
          <table:table-cell table:formula="of:=MIN([.$D480];[.$Q480];[.$AD480])" office:value-type="float"/>
          <table:table-cell table:formula="of:=MIN([.$E480];[.$R480];[.$AE480])" office:value-type="float"/>
          <table:table-cell table:formula="of:=MIN([.$F480];[.$S480];[.$AF480])" office:value-type="float"/>
          <table:table-cell table:formula="of:=MIN([.$G480];[.$T480];[.$AG480])" office:value-type="float"/>
          <table:table-cell table:formula="of:=MIN([.$H480];[.$U480];[.$AH480])" office:value-type="float"/>
          <table:table-cell table:formula="of:=MIN([.$I480];[.$V480];[.$AI480])" office:value-type="float"/>
          <table:table-cell table:formula="of:=MIN([.$J480];[.$W480])" office:value-type="float"/>
          <table:table-cell table:formula="of:=MIN([.$K480];[.$X480];[.$AJ480])" office:value-type="float"/>
          <table:table-cell table:formula="of:=MIN([.$L480];[.$Y480];[.$AK480])" office:value-type="float"/>
          <table:table-cell table:formula="of:=MIN([.$M480];[.$Z480];[.$AL480])" office:value-type="float"/>
          <table:table-cell table:formula="of:=MIN([.$N480];[.$AA480];[.$AM480])" office:value-type="float"/>
          <table:table-cell table:formula="of:=MEDIAN([.$B480];[.$O480];[.$AB480])" office:value-type="float"/>
          <table:table-cell table:formula="of:=MEDIAN([.$C480];[.$P480];[.$AC480])" office:value-type="float"/>
          <table:table-cell table:formula="of:=MEDIAN([.$D480];[.$Q480];[.$AD480])" office:value-type="float"/>
          <table:table-cell table:formula="of:=MEDIAN([.$E480];[.$R480];[.$AE480])" office:value-type="float"/>
          <table:table-cell table:formula="of:=MEDIAN([.$F480];[.$S480];[.$AF480])" office:value-type="float"/>
          <table:table-cell table:formula="of:=MEDIAN([.$G480];[.$T480];[.$AG480])" office:value-type="float"/>
          <table:table-cell table:formula="of:=MEDIAN([.$H480];[.$U480];[.$AH480])" office:value-type="float"/>
          <table:table-cell table:formula="of:=MEDIAN([.$I480];[.$V480];[.$AI480])" office:value-type="float"/>
          <table:table-cell table:formula="of:=MEDIAN([.$J480];[.$W480])" office:value-type="float"/>
          <table:table-cell table:formula="of:=MEDIAN([.$K480];[.$X480];[.$AJ480])" office:value-type="float"/>
          <table:table-cell table:formula="of:=MEDIAN([.$L480];[.$Y480];[.$AK480])" office:value-type="float"/>
          <table:table-cell table:formula="of:=MEDIAN([.$M480];[.$Z480];[.$AL480])" office:value-type="float"/>
          <table:table-cell table:formula="of:=MEDIAN([.$N480];[.$AA480];[.$AM480])" office:value-type="float"/>
          <table:table-cell table:formula="of:=MAX([.$B480];[.$O480];[.$AB480])" office:value-type="float"/>
          <table:table-cell table:formula="of:=MAX([.$C480];[.$P480];[.$AC480])" office:value-type="float"/>
          <table:table-cell table:formula="of:=MAX([.$D480];[.$Q480];[.$AD480])" office:value-type="float"/>
          <table:table-cell table:formula="of:=MAX([.$E480];[.$R480];[.$AE480])" office:value-type="float"/>
          <table:table-cell table:formula="of:=MAX([.$F480];[.$S480];[.$AF480])" office:value-type="float"/>
          <table:table-cell table:formula="of:=MAX([.$G480];[.$T480];[.$AG480])" office:value-type="float"/>
          <table:table-cell table:formula="of:=MAX([.$H480];[.$U480];[.$AH480])" office:value-type="float"/>
          <table:table-cell table:formula="of:=MAX([.$I480];[.$V480];[.$AI480])" office:value-type="float"/>
          <table:table-cell table:formula="of:=MAX([.$J480];[.$W480])" office:value-type="float"/>
          <table:table-cell table:formula="of:=MAX([.$K480];[.$X480];[.$AJ480])" office:value-type="float"/>
          <table:table-cell table:formula="of:=MAX([.$L480];[.$Y480];[.$AK480])" office:value-type="float"/>
          <table:table-cell table:formula="of:=MAX([.$M480];[.$Z480];[.$AL480])" office:value-type="float"/>
          <table:table-cell table:formula="of:=MAX([.$N480];[.$AA480];[.$AM480])" office:value-type="float"/>
        </table:table-row>
        <table:table-row table:style-name="ro1">
          <table:table-cell office:value-type="string">
            <text:p>BLOCKS.BLOCKS-9-2.asp/8</text:p>
          </table:table-cell>
          <table:table-cell office:value-type="float" office:value="0.214648"/>
          <table:table-cell office:value-type="float" office:value="0.1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828.0"/>
          <table:table-cell office:value-type="float" office:value="269.0"/>
          <table:table-cell office:value-type="float" office:value="0.0"/>
          <table:table-cell office:value-type="float" office:value="0.0"/>
          <table:table-cell office:value-type="float" office:value="0.21471"/>
          <table:table-cell office:value-type="float" office:value="0.1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828.0"/>
          <table:table-cell office:value-type="float" office:value="269.0"/>
          <table:table-cell office:value-type="float" office:value="0.0"/>
          <table:table-cell office:value-type="float" office:value="0.0"/>
          <table:table-cell office:value-type="float" office:value="0.186253"/>
          <table:table-cell office:value-type="float" office:value="0.1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4828.0"/>
          <table:table-cell office:value-type="float" office:value="269.0"/>
          <table:table-cell office:value-type="float" office:value="0.0"/>
          <table:table-cell office:value-type="float" office:value="0.0"/>
          <table:table-cell table:formula="of:=MIN([.$B481];[.$O481];[.$AB481])" office:value-type="float"/>
          <table:table-cell table:formula="of:=MIN([.$C481];[.$P481];[.$AC481])" office:value-type="float"/>
          <table:table-cell table:formula="of:=MIN([.$D481];[.$Q481];[.$AD481])" office:value-type="float"/>
          <table:table-cell table:formula="of:=MIN([.$E481];[.$R481];[.$AE481])" office:value-type="float"/>
          <table:table-cell table:formula="of:=MIN([.$F481];[.$S481];[.$AF481])" office:value-type="float"/>
          <table:table-cell table:formula="of:=MIN([.$G481];[.$T481];[.$AG481])" office:value-type="float"/>
          <table:table-cell table:formula="of:=MIN([.$H481];[.$U481];[.$AH481])" office:value-type="float"/>
          <table:table-cell table:formula="of:=MIN([.$I481];[.$V481];[.$AI481])" office:value-type="float"/>
          <table:table-cell table:formula="of:=MIN([.$J481];[.$W481])" office:value-type="float"/>
          <table:table-cell table:formula="of:=MIN([.$K481];[.$X481];[.$AJ481])" office:value-type="float"/>
          <table:table-cell table:formula="of:=MIN([.$L481];[.$Y481];[.$AK481])" office:value-type="float"/>
          <table:table-cell table:formula="of:=MIN([.$M481];[.$Z481];[.$AL481])" office:value-type="float"/>
          <table:table-cell table:formula="of:=MIN([.$N481];[.$AA481];[.$AM481])" office:value-type="float"/>
          <table:table-cell table:formula="of:=MEDIAN([.$B481];[.$O481];[.$AB481])" office:value-type="float"/>
          <table:table-cell table:formula="of:=MEDIAN([.$C481];[.$P481];[.$AC481])" office:value-type="float"/>
          <table:table-cell table:formula="of:=MEDIAN([.$D481];[.$Q481];[.$AD481])" office:value-type="float"/>
          <table:table-cell table:formula="of:=MEDIAN([.$E481];[.$R481];[.$AE481])" office:value-type="float"/>
          <table:table-cell table:formula="of:=MEDIAN([.$F481];[.$S481];[.$AF481])" office:value-type="float"/>
          <table:table-cell table:formula="of:=MEDIAN([.$G481];[.$T481];[.$AG481])" office:value-type="float"/>
          <table:table-cell table:formula="of:=MEDIAN([.$H481];[.$U481];[.$AH481])" office:value-type="float"/>
          <table:table-cell table:formula="of:=MEDIAN([.$I481];[.$V481];[.$AI481])" office:value-type="float"/>
          <table:table-cell table:formula="of:=MEDIAN([.$J481];[.$W481])" office:value-type="float"/>
          <table:table-cell table:formula="of:=MEDIAN([.$K481];[.$X481];[.$AJ481])" office:value-type="float"/>
          <table:table-cell table:formula="of:=MEDIAN([.$L481];[.$Y481];[.$AK481])" office:value-type="float"/>
          <table:table-cell table:formula="of:=MEDIAN([.$M481];[.$Z481];[.$AL481])" office:value-type="float"/>
          <table:table-cell table:formula="of:=MEDIAN([.$N481];[.$AA481];[.$AM481])" office:value-type="float"/>
          <table:table-cell table:formula="of:=MAX([.$B481];[.$O481];[.$AB481])" office:value-type="float"/>
          <table:table-cell table:formula="of:=MAX([.$C481];[.$P481];[.$AC481])" office:value-type="float"/>
          <table:table-cell table:formula="of:=MAX([.$D481];[.$Q481];[.$AD481])" office:value-type="float"/>
          <table:table-cell table:formula="of:=MAX([.$E481];[.$R481];[.$AE481])" office:value-type="float"/>
          <table:table-cell table:formula="of:=MAX([.$F481];[.$S481];[.$AF481])" office:value-type="float"/>
          <table:table-cell table:formula="of:=MAX([.$G481];[.$T481];[.$AG481])" office:value-type="float"/>
          <table:table-cell table:formula="of:=MAX([.$H481];[.$U481];[.$AH481])" office:value-type="float"/>
          <table:table-cell table:formula="of:=MAX([.$I481];[.$V481];[.$AI481])" office:value-type="float"/>
          <table:table-cell table:formula="of:=MAX([.$J481];[.$W481])" office:value-type="float"/>
          <table:table-cell table:formula="of:=MAX([.$K481];[.$X481];[.$AJ481])" office:value-type="float"/>
          <table:table-cell table:formula="of:=MAX([.$L481];[.$Y481];[.$AK481])" office:value-type="float"/>
          <table:table-cell table:formula="of:=MAX([.$M481];[.$Z481];[.$AL481])" office:value-type="float"/>
          <table:table-cell table:formula="of:=MAX([.$N481];[.$AA481];[.$AM481])" office:value-type="float"/>
        </table:table-row>
        <table:table-row table:style-name="ro1">
          <table:table-cell office:value-type="string">
            <text:p>BLOCKS.BLOCKS-9-2.asp/9</text:p>
          </table:table-cell>
          <table:table-cell office:value-type="float" office:value="0.233468"/>
          <table:table-cell office:value-type="float" office:value="0.1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588.0"/>
          <table:table-cell office:value-type="float" office:value="309.0"/>
          <table:table-cell office:value-type="float" office:value="0.0"/>
          <table:table-cell office:value-type="float" office:value="0.0"/>
          <table:table-cell office:value-type="float" office:value="0.23022"/>
          <table:table-cell office:value-type="float" office:value="0.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588.0"/>
          <table:table-cell office:value-type="float" office:value="309.0"/>
          <table:table-cell office:value-type="float" office:value="0.0"/>
          <table:table-cell office:value-type="float" office:value="0.0"/>
          <table:table-cell office:value-type="float" office:value="0.202992"/>
          <table:table-cell office:value-type="float" office:value="0.1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6588.0"/>
          <table:table-cell office:value-type="float" office:value="309.0"/>
          <table:table-cell office:value-type="float" office:value="0.0"/>
          <table:table-cell office:value-type="float" office:value="0.0"/>
          <table:table-cell table:formula="of:=MIN([.$B482];[.$O482];[.$AB482])" office:value-type="float"/>
          <table:table-cell table:formula="of:=MIN([.$C482];[.$P482];[.$AC482])" office:value-type="float"/>
          <table:table-cell table:formula="of:=MIN([.$D482];[.$Q482];[.$AD482])" office:value-type="float"/>
          <table:table-cell table:formula="of:=MIN([.$E482];[.$R482];[.$AE482])" office:value-type="float"/>
          <table:table-cell table:formula="of:=MIN([.$F482];[.$S482];[.$AF482])" office:value-type="float"/>
          <table:table-cell table:formula="of:=MIN([.$G482];[.$T482];[.$AG482])" office:value-type="float"/>
          <table:table-cell table:formula="of:=MIN([.$H482];[.$U482];[.$AH482])" office:value-type="float"/>
          <table:table-cell table:formula="of:=MIN([.$I482];[.$V482];[.$AI482])" office:value-type="float"/>
          <table:table-cell table:formula="of:=MIN([.$J482];[.$W482])" office:value-type="float"/>
          <table:table-cell table:formula="of:=MIN([.$K482];[.$X482];[.$AJ482])" office:value-type="float"/>
          <table:table-cell table:formula="of:=MIN([.$L482];[.$Y482];[.$AK482])" office:value-type="float"/>
          <table:table-cell table:formula="of:=MIN([.$M482];[.$Z482];[.$AL482])" office:value-type="float"/>
          <table:table-cell table:formula="of:=MIN([.$N482];[.$AA482];[.$AM482])" office:value-type="float"/>
          <table:table-cell table:formula="of:=MEDIAN([.$B482];[.$O482];[.$AB482])" office:value-type="float"/>
          <table:table-cell table:formula="of:=MEDIAN([.$C482];[.$P482];[.$AC482])" office:value-type="float"/>
          <table:table-cell table:formula="of:=MEDIAN([.$D482];[.$Q482];[.$AD482])" office:value-type="float"/>
          <table:table-cell table:formula="of:=MEDIAN([.$E482];[.$R482];[.$AE482])" office:value-type="float"/>
          <table:table-cell table:formula="of:=MEDIAN([.$F482];[.$S482];[.$AF482])" office:value-type="float"/>
          <table:table-cell table:formula="of:=MEDIAN([.$G482];[.$T482];[.$AG482])" office:value-type="float"/>
          <table:table-cell table:formula="of:=MEDIAN([.$H482];[.$U482];[.$AH482])" office:value-type="float"/>
          <table:table-cell table:formula="of:=MEDIAN([.$I482];[.$V482];[.$AI482])" office:value-type="float"/>
          <table:table-cell table:formula="of:=MEDIAN([.$J482];[.$W482])" office:value-type="float"/>
          <table:table-cell table:formula="of:=MEDIAN([.$K482];[.$X482];[.$AJ482])" office:value-type="float"/>
          <table:table-cell table:formula="of:=MEDIAN([.$L482];[.$Y482];[.$AK482])" office:value-type="float"/>
          <table:table-cell table:formula="of:=MEDIAN([.$M482];[.$Z482];[.$AL482])" office:value-type="float"/>
          <table:table-cell table:formula="of:=MEDIAN([.$N482];[.$AA482];[.$AM482])" office:value-type="float"/>
          <table:table-cell table:formula="of:=MAX([.$B482];[.$O482];[.$AB482])" office:value-type="float"/>
          <table:table-cell table:formula="of:=MAX([.$C482];[.$P482];[.$AC482])" office:value-type="float"/>
          <table:table-cell table:formula="of:=MAX([.$D482];[.$Q482];[.$AD482])" office:value-type="float"/>
          <table:table-cell table:formula="of:=MAX([.$E482];[.$R482];[.$AE482])" office:value-type="float"/>
          <table:table-cell table:formula="of:=MAX([.$F482];[.$S482];[.$AF482])" office:value-type="float"/>
          <table:table-cell table:formula="of:=MAX([.$G482];[.$T482];[.$AG482])" office:value-type="float"/>
          <table:table-cell table:formula="of:=MAX([.$H482];[.$U482];[.$AH482])" office:value-type="float"/>
          <table:table-cell table:formula="of:=MAX([.$I482];[.$V482];[.$AI482])" office:value-type="float"/>
          <table:table-cell table:formula="of:=MAX([.$J482];[.$W482])" office:value-type="float"/>
          <table:table-cell table:formula="of:=MAX([.$K482];[.$X482];[.$AJ482])" office:value-type="float"/>
          <table:table-cell table:formula="of:=MAX([.$L482];[.$Y482];[.$AK482])" office:value-type="float"/>
          <table:table-cell table:formula="of:=MAX([.$M482];[.$Z482];[.$AL482])" office:value-type="float"/>
          <table:table-cell table:formula="of:=MAX([.$N482];[.$AA482];[.$AM48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82])" office:value-type="float"/>
          <table:table-cell table:formula="of:=SUM([.C3:.C482])" office:value-type="float"/>
          <table:table-cell table:formula="of:=SUM([.D3:.D482])" office:value-type="float"/>
          <table:table-cell table:formula="of:=SUM([.E3:.E482])" office:value-type="float"/>
          <table:table-cell table:formula="of:=SUM([.F3:.F482])" office:value-type="float"/>
          <table:table-cell table:formula="of:=SUM([.G3:.G482])" office:value-type="float"/>
          <table:table-cell table:formula="of:=SUM([.H3:.H482])" office:value-type="float"/>
          <table:table-cell table:formula="of:=SUM([.I3:.I482])" office:value-type="float"/>
          <table:table-cell table:formula="of:=SUM([.J3:.J482])" office:value-type="float"/>
          <table:table-cell table:formula="of:=SUM([.K3:.K482])" office:value-type="float"/>
          <table:table-cell table:formula="of:=SUM([.L3:.L482])" office:value-type="float"/>
          <table:table-cell table:formula="of:=SUM([.M3:.M482])" office:value-type="float"/>
          <table:table-cell table:formula="of:=SUM([.N3:.N482])" office:value-type="float"/>
          <table:table-cell table:formula="of:=SUM([.O3:.O482])" office:value-type="float"/>
          <table:table-cell table:formula="of:=SUM([.P3:.P482])" office:value-type="float"/>
          <table:table-cell table:formula="of:=SUM([.Q3:.Q482])" office:value-type="float"/>
          <table:table-cell table:formula="of:=SUM([.R3:.R482])" office:value-type="float"/>
          <table:table-cell table:formula="of:=SUM([.S3:.S482])" office:value-type="float"/>
          <table:table-cell table:formula="of:=SUM([.T3:.T482])" office:value-type="float"/>
          <table:table-cell table:formula="of:=SUM([.U3:.U482])" office:value-type="float"/>
          <table:table-cell table:formula="of:=SUM([.V3:.V482])" office:value-type="float"/>
          <table:table-cell table:formula="of:=SUM([.W3:.W482])" office:value-type="float"/>
          <table:table-cell table:formula="of:=SUM([.X3:.X482])" office:value-type="float"/>
          <table:table-cell table:formula="of:=SUM([.Y3:.Y482])" office:value-type="float"/>
          <table:table-cell table:formula="of:=SUM([.Z3:.Z482])" office:value-type="float"/>
          <table:table-cell table:formula="of:=SUM([.AA3:.AA482])" office:value-type="float"/>
          <table:table-cell table:formula="of:=SUM([.AB3:.AB482])" office:value-type="float"/>
          <table:table-cell table:formula="of:=SUM([.AC3:.AC482])" office:value-type="float"/>
          <table:table-cell table:formula="of:=SUM([.AD3:.AD482])" office:value-type="float"/>
          <table:table-cell table:formula="of:=SUM([.AE3:.AE482])" office:value-type="float"/>
          <table:table-cell table:formula="of:=SUM([.AF3:.AF482])" office:value-type="float"/>
          <table:table-cell table:formula="of:=SUM([.AG3:.AG482])" office:value-type="float"/>
          <table:table-cell table:formula="of:=SUM([.AH3:.AH482])" office:value-type="float"/>
          <table:table-cell table:formula="of:=SUM([.AI3:.AI482])" office:value-type="float"/>
          <table:table-cell table:formula="of:=SUM([.AJ3:.AJ482])" office:value-type="float"/>
          <table:table-cell table:formula="of:=SUM([.AK3:.AK482])" office:value-type="float"/>
          <table:table-cell table:formula="of:=SUM([.AL3:.AL482])" office:value-type="float"/>
          <table:table-cell table:formula="of:=SUM([.AM3:.AM482])" office:value-type="float"/>
          <table:table-cell table:formula="of:=SUM([.AN3:.AN482])" office:value-type="float"/>
          <table:table-cell table:formula="of:=SUM([.AO3:.AO482])" office:value-type="float"/>
          <table:table-cell table:formula="of:=SUM([.AP3:.AP482])" office:value-type="float"/>
          <table:table-cell table:formula="of:=SUM([.AQ3:.AQ482])" office:value-type="float"/>
          <table:table-cell table:formula="of:=SUM([.AR3:.AR482])" office:value-type="float"/>
          <table:table-cell table:formula="of:=SUM([.AS3:.AS482])" office:value-type="float"/>
          <table:table-cell table:formula="of:=SUM([.AT3:.AT482])" office:value-type="float"/>
          <table:table-cell table:formula="of:=SUM([.AU3:.AU482])" office:value-type="float"/>
          <table:table-cell table:formula="of:=SUM([.AV3:.AV482])" office:value-type="float"/>
          <table:table-cell table:formula="of:=SUM([.AW3:.AW482])" office:value-type="float"/>
          <table:table-cell table:formula="of:=SUM([.AX3:.AX482])" office:value-type="float"/>
          <table:table-cell table:formula="of:=SUM([.AY3:.AY482])" office:value-type="float"/>
          <table:table-cell table:formula="of:=SUM([.AZ3:.AZ482])" office:value-type="float"/>
          <table:table-cell table:formula="of:=SUM([.BA3:.BA482])" office:value-type="float"/>
          <table:table-cell table:formula="of:=SUM([.BB3:.BB482])" office:value-type="float"/>
          <table:table-cell table:formula="of:=SUM([.BC3:.BC482])" office:value-type="float"/>
          <table:table-cell table:formula="of:=SUM([.BD3:.BD482])" office:value-type="float"/>
          <table:table-cell table:formula="of:=SUM([.BE3:.BE482])" office:value-type="float"/>
          <table:table-cell table:formula="of:=SUM([.BF3:.BF482])" office:value-type="float"/>
          <table:table-cell table:formula="of:=SUM([.BG3:.BG482])" office:value-type="float"/>
          <table:table-cell table:formula="of:=SUM([.BH3:.BH482])" office:value-type="float"/>
          <table:table-cell table:formula="of:=SUM([.BI3:.BI482])" office:value-type="float"/>
          <table:table-cell table:formula="of:=SUM([.BJ3:.BJ482])" office:value-type="float"/>
          <table:table-cell table:formula="of:=SUM([.BK3:.BK482])" office:value-type="float"/>
          <table:table-cell table:formula="of:=SUM([.BL3:.BL482])" office:value-type="float"/>
          <table:table-cell table:formula="of:=SUM([.BM3:.BM482])" office:value-type="float"/>
          <table:table-cell table:formula="of:=SUM([.BN3:.BN482])" office:value-type="float"/>
          <table:table-cell table:formula="of:=SUM([.BO3:.BO482])" office:value-type="float"/>
          <table:table-cell table:formula="of:=SUM([.BP3:.BP482])" office:value-type="float"/>
          <table:table-cell table:formula="of:=SUM([.BQ3:.BQ482])" office:value-type="float"/>
          <table:table-cell table:formula="of:=SUM([.BR3:.BR482])" office:value-type="float"/>
          <table:table-cell table:formula="of:=SUM([.BS3:.BS482])" office:value-type="float"/>
          <table:table-cell table:formula="of:=SUM([.BT3:.BT482])" office:value-type="float"/>
          <table:table-cell table:formula="of:=SUM([.BU3:.BU482])" office:value-type="float"/>
          <table:table-cell table:formula="of:=SUM([.BV3:.BV482])" office:value-type="float"/>
          <table:table-cell table:formula="of:=SUM([.BW3:.BW482])" office:value-type="float"/>
          <table:table-cell table:formula="of:=SUM([.BX3:.BX482])" office:value-type="float"/>
          <table:table-cell table:formula="of:=SUM([.BY3:.BY482])" office:value-type="float"/>
          <table:table-cell table:formula="of:=SUM([.BZ3:.BZ48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82])" office:value-type="float"/>
          <table:table-cell table:formula="of:=AVERAGE([.C3:.C482])" office:value-type="float"/>
          <table:table-cell table:formula="of:=AVERAGE([.D3:.D482])" office:value-type="float"/>
          <table:table-cell table:formula="of:=AVERAGE([.E3:.E482])" office:value-type="float"/>
          <table:table-cell table:formula="of:=AVERAGE([.F3:.F482])" office:value-type="float"/>
          <table:table-cell table:formula="of:=AVERAGE([.G3:.G482])" office:value-type="float"/>
          <table:table-cell table:formula="of:=AVERAGE([.H3:.H482])" office:value-type="float"/>
          <table:table-cell table:formula="of:=AVERAGE([.I3:.I482])" office:value-type="float"/>
          <table:table-cell table:formula="of:=AVERAGE([.J3:.J482])" office:value-type="float"/>
          <table:table-cell table:formula="of:=AVERAGE([.K3:.K482])" office:value-type="float"/>
          <table:table-cell table:formula="of:=AVERAGE([.L3:.L482])" office:value-type="float"/>
          <table:table-cell table:formula="of:=AVERAGE([.M3:.M482])" office:value-type="float"/>
          <table:table-cell table:formula="of:=AVERAGE([.N3:.N482])" office:value-type="float"/>
          <table:table-cell table:formula="of:=AVERAGE([.O3:.O482])" office:value-type="float"/>
          <table:table-cell table:formula="of:=AVERAGE([.P3:.P482])" office:value-type="float"/>
          <table:table-cell table:formula="of:=AVERAGE([.Q3:.Q482])" office:value-type="float"/>
          <table:table-cell table:formula="of:=AVERAGE([.R3:.R482])" office:value-type="float"/>
          <table:table-cell table:formula="of:=AVERAGE([.S3:.S482])" office:value-type="float"/>
          <table:table-cell table:formula="of:=AVERAGE([.T3:.T482])" office:value-type="float"/>
          <table:table-cell table:formula="of:=AVERAGE([.U3:.U482])" office:value-type="float"/>
          <table:table-cell table:formula="of:=AVERAGE([.V3:.V482])" office:value-type="float"/>
          <table:table-cell table:formula="of:=AVERAGE([.W3:.W482])" office:value-type="float"/>
          <table:table-cell table:formula="of:=AVERAGE([.X3:.X482])" office:value-type="float"/>
          <table:table-cell table:formula="of:=AVERAGE([.Y3:.Y482])" office:value-type="float"/>
          <table:table-cell table:formula="of:=AVERAGE([.Z3:.Z482])" office:value-type="float"/>
          <table:table-cell table:formula="of:=AVERAGE([.AA3:.AA482])" office:value-type="float"/>
          <table:table-cell table:formula="of:=AVERAGE([.AB3:.AB482])" office:value-type="float"/>
          <table:table-cell table:formula="of:=AVERAGE([.AC3:.AC482])" office:value-type="float"/>
          <table:table-cell table:formula="of:=AVERAGE([.AD3:.AD482])" office:value-type="float"/>
          <table:table-cell table:formula="of:=AVERAGE([.AE3:.AE482])" office:value-type="float"/>
          <table:table-cell table:formula="of:=AVERAGE([.AF3:.AF482])" office:value-type="float"/>
          <table:table-cell table:formula="of:=AVERAGE([.AG3:.AG482])" office:value-type="float"/>
          <table:table-cell table:formula="of:=AVERAGE([.AH3:.AH482])" office:value-type="float"/>
          <table:table-cell table:formula="of:=AVERAGE([.AI3:.AI482])" office:value-type="float"/>
          <table:table-cell table:formula="of:=AVERAGE([.AJ3:.AJ482])" office:value-type="float"/>
          <table:table-cell table:formula="of:=AVERAGE([.AK3:.AK482])" office:value-type="float"/>
          <table:table-cell table:formula="of:=AVERAGE([.AL3:.AL482])" office:value-type="float"/>
          <table:table-cell table:formula="of:=AVERAGE([.AM3:.AM482])" office:value-type="float"/>
          <table:table-cell table:formula="of:=AVERAGE([.AN3:.AN482])" office:value-type="float"/>
          <table:table-cell table:formula="of:=AVERAGE([.AO3:.AO482])" office:value-type="float"/>
          <table:table-cell table:formula="of:=AVERAGE([.AP3:.AP482])" office:value-type="float"/>
          <table:table-cell table:formula="of:=AVERAGE([.AQ3:.AQ482])" office:value-type="float"/>
          <table:table-cell table:formula="of:=AVERAGE([.AR3:.AR482])" office:value-type="float"/>
          <table:table-cell table:formula="of:=AVERAGE([.AS3:.AS482])" office:value-type="float"/>
          <table:table-cell table:formula="of:=AVERAGE([.AT3:.AT482])" office:value-type="float"/>
          <table:table-cell table:formula="of:=AVERAGE([.AU3:.AU482])" office:value-type="float"/>
          <table:table-cell table:formula="of:=AVERAGE([.AV3:.AV482])" office:value-type="float"/>
          <table:table-cell table:formula="of:=AVERAGE([.AW3:.AW482])" office:value-type="float"/>
          <table:table-cell table:formula="of:=AVERAGE([.AX3:.AX482])" office:value-type="float"/>
          <table:table-cell table:formula="of:=AVERAGE([.AY3:.AY482])" office:value-type="float"/>
          <table:table-cell table:formula="of:=AVERAGE([.AZ3:.AZ482])" office:value-type="float"/>
          <table:table-cell table:formula="of:=AVERAGE([.BA3:.BA482])" office:value-type="float"/>
          <table:table-cell table:formula="of:=AVERAGE([.BB3:.BB482])" office:value-type="float"/>
          <table:table-cell table:formula="of:=AVERAGE([.BC3:.BC482])" office:value-type="float"/>
          <table:table-cell table:formula="of:=AVERAGE([.BD3:.BD482])" office:value-type="float"/>
          <table:table-cell table:formula="of:=AVERAGE([.BE3:.BE482])" office:value-type="float"/>
          <table:table-cell table:formula="of:=AVERAGE([.BF3:.BF482])" office:value-type="float"/>
          <table:table-cell table:formula="of:=AVERAGE([.BG3:.BG482])" office:value-type="float"/>
          <table:table-cell table:formula="of:=AVERAGE([.BH3:.BH482])" office:value-type="float"/>
          <table:table-cell table:formula="of:=AVERAGE([.BI3:.BI482])" office:value-type="float"/>
          <table:table-cell table:formula="of:=AVERAGE([.BJ3:.BJ482])" office:value-type="float"/>
          <table:table-cell table:formula="of:=AVERAGE([.BK3:.BK482])" office:value-type="float"/>
          <table:table-cell table:formula="of:=AVERAGE([.BL3:.BL482])" office:value-type="float"/>
          <table:table-cell table:formula="of:=AVERAGE([.BM3:.BM482])" office:value-type="float"/>
          <table:table-cell table:formula="of:=AVERAGE([.BN3:.BN482])" office:value-type="float"/>
          <table:table-cell table:formula="of:=AVERAGE([.BO3:.BO482])" office:value-type="float"/>
          <table:table-cell table:formula="of:=AVERAGE([.BP3:.BP482])" office:value-type="float"/>
          <table:table-cell table:formula="of:=AVERAGE([.BQ3:.BQ482])" office:value-type="float"/>
          <table:table-cell table:formula="of:=AVERAGE([.BR3:.BR482])" office:value-type="float"/>
          <table:table-cell table:formula="of:=AVERAGE([.BS3:.BS482])" office:value-type="float"/>
          <table:table-cell table:formula="of:=AVERAGE([.BT3:.BT482])" office:value-type="float"/>
          <table:table-cell table:formula="of:=AVERAGE([.BU3:.BU482])" office:value-type="float"/>
          <table:table-cell table:formula="of:=AVERAGE([.BV3:.BV482])" office:value-type="float"/>
          <table:table-cell table:formula="of:=AVERAGE([.BW3:.BW482])" office:value-type="float"/>
          <table:table-cell table:formula="of:=AVERAGE([.BX3:.BX482])" office:value-type="float"/>
          <table:table-cell table:formula="of:=AVERAGE([.BY3:.BY482])" office:value-type="float"/>
          <table:table-cell table:formula="of:=AVERAGE([.BZ3:.BZ48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82])" office:value-type="float"/>
          <table:table-cell table:formula="of:=STDEV([.C3:.C482])" office:value-type="float"/>
          <table:table-cell table:formula="of:=STDEV([.D3:.D482])" office:value-type="float"/>
          <table:table-cell table:formula="of:=STDEV([.E3:.E482])" office:value-type="float"/>
          <table:table-cell table:formula="of:=STDEV([.F3:.F482])" office:value-type="float"/>
          <table:table-cell table:formula="of:=STDEV([.G3:.G482])" office:value-type="float"/>
          <table:table-cell table:formula="of:=STDEV([.H3:.H482])" office:value-type="float"/>
          <table:table-cell table:formula="of:=STDEV([.I3:.I482])" office:value-type="float"/>
          <table:table-cell table:formula="of:=STDEV([.J3:.J482])" office:value-type="float"/>
          <table:table-cell table:formula="of:=STDEV([.K3:.K482])" office:value-type="float"/>
          <table:table-cell table:formula="of:=STDEV([.L3:.L482])" office:value-type="float"/>
          <table:table-cell table:formula="of:=STDEV([.M3:.M482])" office:value-type="float"/>
          <table:table-cell table:formula="of:=STDEV([.N3:.N482])" office:value-type="float"/>
          <table:table-cell table:formula="of:=STDEV([.O3:.O482])" office:value-type="float"/>
          <table:table-cell table:formula="of:=STDEV([.P3:.P482])" office:value-type="float"/>
          <table:table-cell table:formula="of:=STDEV([.Q3:.Q482])" office:value-type="float"/>
          <table:table-cell table:formula="of:=STDEV([.R3:.R482])" office:value-type="float"/>
          <table:table-cell table:formula="of:=STDEV([.S3:.S482])" office:value-type="float"/>
          <table:table-cell table:formula="of:=STDEV([.T3:.T482])" office:value-type="float"/>
          <table:table-cell table:formula="of:=STDEV([.U3:.U482])" office:value-type="float"/>
          <table:table-cell table:formula="of:=STDEV([.V3:.V482])" office:value-type="float"/>
          <table:table-cell table:formula="of:=STDEV([.W3:.W482])" office:value-type="float"/>
          <table:table-cell table:formula="of:=STDEV([.X3:.X482])" office:value-type="float"/>
          <table:table-cell table:formula="of:=STDEV([.Y3:.Y482])" office:value-type="float"/>
          <table:table-cell table:formula="of:=STDEV([.Z3:.Z482])" office:value-type="float"/>
          <table:table-cell table:formula="of:=STDEV([.AA3:.AA482])" office:value-type="float"/>
          <table:table-cell table:formula="of:=STDEV([.AB3:.AB482])" office:value-type="float"/>
          <table:table-cell table:formula="of:=STDEV([.AC3:.AC482])" office:value-type="float"/>
          <table:table-cell table:formula="of:=STDEV([.AD3:.AD482])" office:value-type="float"/>
          <table:table-cell table:formula="of:=STDEV([.AE3:.AE482])" office:value-type="float"/>
          <table:table-cell table:formula="of:=STDEV([.AF3:.AF482])" office:value-type="float"/>
          <table:table-cell table:formula="of:=STDEV([.AG3:.AG482])" office:value-type="float"/>
          <table:table-cell table:formula="of:=STDEV([.AH3:.AH482])" office:value-type="float"/>
          <table:table-cell table:formula="of:=STDEV([.AI3:.AI482])" office:value-type="float"/>
          <table:table-cell table:formula="of:=STDEV([.AJ3:.AJ482])" office:value-type="float"/>
          <table:table-cell table:formula="of:=STDEV([.AK3:.AK482])" office:value-type="float"/>
          <table:table-cell table:formula="of:=STDEV([.AL3:.AL482])" office:value-type="float"/>
          <table:table-cell table:formula="of:=STDEV([.AM3:.AM482])" office:value-type="float"/>
          <table:table-cell table:formula="of:=STDEV([.AN3:.AN482])" office:value-type="float"/>
          <table:table-cell table:formula="of:=STDEV([.AO3:.AO482])" office:value-type="float"/>
          <table:table-cell table:formula="of:=STDEV([.AP3:.AP482])" office:value-type="float"/>
          <table:table-cell table:formula="of:=STDEV([.AQ3:.AQ482])" office:value-type="float"/>
          <table:table-cell table:formula="of:=STDEV([.AR3:.AR482])" office:value-type="float"/>
          <table:table-cell table:formula="of:=STDEV([.AS3:.AS482])" office:value-type="float"/>
          <table:table-cell table:formula="of:=STDEV([.AT3:.AT482])" office:value-type="float"/>
          <table:table-cell table:formula="of:=STDEV([.AU3:.AU482])" office:value-type="float"/>
          <table:table-cell table:formula="of:=STDEV([.AV3:.AV482])" office:value-type="float"/>
          <table:table-cell table:formula="of:=STDEV([.AW3:.AW482])" office:value-type="float"/>
          <table:table-cell table:formula="of:=STDEV([.AX3:.AX482])" office:value-type="float"/>
          <table:table-cell table:formula="of:=STDEV([.AY3:.AY482])" office:value-type="float"/>
          <table:table-cell table:formula="of:=STDEV([.AZ3:.AZ482])" office:value-type="float"/>
          <table:table-cell table:formula="of:=STDEV([.BA3:.BA482])" office:value-type="float"/>
          <table:table-cell table:formula="of:=STDEV([.BB3:.BB482])" office:value-type="float"/>
          <table:table-cell table:formula="of:=STDEV([.BC3:.BC482])" office:value-type="float"/>
          <table:table-cell table:formula="of:=STDEV([.BD3:.BD482])" office:value-type="float"/>
          <table:table-cell table:formula="of:=STDEV([.BE3:.BE482])" office:value-type="float"/>
          <table:table-cell table:formula="of:=STDEV([.BF3:.BF482])" office:value-type="float"/>
          <table:table-cell table:formula="of:=STDEV([.BG3:.BG482])" office:value-type="float"/>
          <table:table-cell table:formula="of:=STDEV([.BH3:.BH482])" office:value-type="float"/>
          <table:table-cell table:formula="of:=STDEV([.BI3:.BI482])" office:value-type="float"/>
          <table:table-cell table:formula="of:=STDEV([.BJ3:.BJ482])" office:value-type="float"/>
          <table:table-cell table:formula="of:=STDEV([.BK3:.BK482])" office:value-type="float"/>
          <table:table-cell table:formula="of:=STDEV([.BL3:.BL482])" office:value-type="float"/>
          <table:table-cell table:formula="of:=STDEV([.BM3:.BM482])" office:value-type="float"/>
          <table:table-cell table:formula="of:=STDEV([.BN3:.BN482])" office:value-type="float"/>
          <table:table-cell table:formula="of:=STDEV([.BO3:.BO482])" office:value-type="float"/>
          <table:table-cell table:formula="of:=STDEV([.BP3:.BP482])" office:value-type="float"/>
          <table:table-cell table:formula="of:=STDEV([.BQ3:.BQ482])" office:value-type="float"/>
          <table:table-cell table:formula="of:=STDEV([.BR3:.BR482])" office:value-type="float"/>
          <table:table-cell table:formula="of:=STDEV([.BS3:.BS482])" office:value-type="float"/>
          <table:table-cell table:formula="of:=STDEV([.BT3:.BT482])" office:value-type="float"/>
          <table:table-cell table:formula="of:=STDEV([.BU3:.BU482])" office:value-type="float"/>
          <table:table-cell table:formula="of:=STDEV([.BV3:.BV482])" office:value-type="float"/>
          <table:table-cell table:formula="of:=STDEV([.BW3:.BW482])" office:value-type="float"/>
          <table:table-cell table:formula="of:=STDEV([.BX3:.BX482])" office:value-type="float"/>
          <table:table-cell table:formula="of:=STDEV([.BY3:.BY482])" office:value-type="float"/>
          <table:table-cell table:formula="of:=STDEV([.BZ3:.BZ48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82]-[.$AN3:.$AN482])^2)^0.5" office:value-type="float"/>
          <table:table-cell table:number-matrix-columns-spanned="1" table:number-matrix-rows-spanned="1" table:formula="of:=SUM(([.C3:.C482]-[.$AO3:.$AO482])^2)^0.5" office:value-type="float"/>
          <table:table-cell table:number-matrix-columns-spanned="1" table:number-matrix-rows-spanned="1" table:formula="of:=SUM(([.D3:.D482]-[.$AP3:.$AP482])^2)^0.5" office:value-type="float"/>
          <table:table-cell table:number-matrix-columns-spanned="1" table:number-matrix-rows-spanned="1" table:formula="of:=SUM(([.E3:.E482]-[.$AQ3:.$AQ482])^2)^0.5" office:value-type="float"/>
          <table:table-cell table:number-matrix-columns-spanned="1" table:number-matrix-rows-spanned="1" table:formula="of:=SUM(([.F3:.F482]-[.$AR3:.$AR482])^2)^0.5" office:value-type="float"/>
          <table:table-cell table:number-matrix-columns-spanned="1" table:number-matrix-rows-spanned="1" table:formula="of:=SUM(([.G3:.G482]-[.$AS3:.$AS482])^2)^0.5" office:value-type="float"/>
          <table:table-cell table:number-matrix-columns-spanned="1" table:number-matrix-rows-spanned="1" table:formula="of:=SUM(([.H3:.H482]-[.$AT3:.$AT482])^2)^0.5" office:value-type="float"/>
          <table:table-cell table:number-matrix-columns-spanned="1" table:number-matrix-rows-spanned="1" table:formula="of:=SUM(([.I3:.I482]-[.$AU3:.$AU482])^2)^0.5" office:value-type="float"/>
          <table:table-cell table:number-matrix-columns-spanned="1" table:number-matrix-rows-spanned="1" table:formula="of:=SUM(([.J3:.J482]-[.$AV3:.$AV482])^2)^0.5" office:value-type="float"/>
          <table:table-cell table:number-matrix-columns-spanned="1" table:number-matrix-rows-spanned="1" table:formula="of:=SUM(([.K3:.K482]-[.$AW3:.$AW482])^2)^0.5" office:value-type="float"/>
          <table:table-cell table:number-matrix-columns-spanned="1" table:number-matrix-rows-spanned="1" table:formula="of:=SUM(([.L3:.L482]-[.$AX3:.$AX482])^2)^0.5" office:value-type="float"/>
          <table:table-cell table:number-matrix-columns-spanned="1" table:number-matrix-rows-spanned="1" table:formula="of:=SUM(([.M3:.M482]-[.$AY3:.$AY482])^2)^0.5" office:value-type="float"/>
          <table:table-cell table:number-matrix-columns-spanned="1" table:number-matrix-rows-spanned="1" table:formula="of:=SUM(([.N3:.N482]-[.$AZ3:.$AZ482])^2)^0.5" office:value-type="float"/>
          <table:table-cell table:number-matrix-columns-spanned="1" table:number-matrix-rows-spanned="1" table:formula="of:=SUM(([.O3:.O482]-[.$AN3:.$AN482])^2)^0.5" office:value-type="float"/>
          <table:table-cell table:number-matrix-columns-spanned="1" table:number-matrix-rows-spanned="1" table:formula="of:=SUM(([.P3:.P482]-[.$AO3:.$AO482])^2)^0.5" office:value-type="float"/>
          <table:table-cell table:number-matrix-columns-spanned="1" table:number-matrix-rows-spanned="1" table:formula="of:=SUM(([.Q3:.Q482]-[.$AP3:.$AP482])^2)^0.5" office:value-type="float"/>
          <table:table-cell table:number-matrix-columns-spanned="1" table:number-matrix-rows-spanned="1" table:formula="of:=SUM(([.R3:.R482]-[.$AQ3:.$AQ482])^2)^0.5" office:value-type="float"/>
          <table:table-cell table:number-matrix-columns-spanned="1" table:number-matrix-rows-spanned="1" table:formula="of:=SUM(([.S3:.S482]-[.$AR3:.$AR482])^2)^0.5" office:value-type="float"/>
          <table:table-cell table:number-matrix-columns-spanned="1" table:number-matrix-rows-spanned="1" table:formula="of:=SUM(([.T3:.T482]-[.$AS3:.$AS482])^2)^0.5" office:value-type="float"/>
          <table:table-cell table:number-matrix-columns-spanned="1" table:number-matrix-rows-spanned="1" table:formula="of:=SUM(([.U3:.U482]-[.$AT3:.$AT482])^2)^0.5" office:value-type="float"/>
          <table:table-cell table:number-matrix-columns-spanned="1" table:number-matrix-rows-spanned="1" table:formula="of:=SUM(([.V3:.V482]-[.$AU3:.$AU482])^2)^0.5" office:value-type="float"/>
          <table:table-cell table:number-matrix-columns-spanned="1" table:number-matrix-rows-spanned="1" table:formula="of:=SUM(([.W3:.W482]-[.$AV3:.$AV482])^2)^0.5" office:value-type="float"/>
          <table:table-cell table:number-matrix-columns-spanned="1" table:number-matrix-rows-spanned="1" table:formula="of:=SUM(([.X3:.X482]-[.$AW3:.$AW482])^2)^0.5" office:value-type="float"/>
          <table:table-cell table:number-matrix-columns-spanned="1" table:number-matrix-rows-spanned="1" table:formula="of:=SUM(([.Y3:.Y482]-[.$AX3:.$AX482])^2)^0.5" office:value-type="float"/>
          <table:table-cell table:number-matrix-columns-spanned="1" table:number-matrix-rows-spanned="1" table:formula="of:=SUM(([.Z3:.Z482]-[.$AY3:.$AY482])^2)^0.5" office:value-type="float"/>
          <table:table-cell table:number-matrix-columns-spanned="1" table:number-matrix-rows-spanned="1" table:formula="of:=SUM(([.AA3:.AA482]-[.$AZ3:.$AZ482])^2)^0.5" office:value-type="float"/>
          <table:table-cell table:number-matrix-columns-spanned="1" table:number-matrix-rows-spanned="1" table:formula="of:=SUM(([.AB3:.AB482]-[.$AN3:.$AN482])^2)^0.5" office:value-type="float"/>
          <table:table-cell table:number-matrix-columns-spanned="1" table:number-matrix-rows-spanned="1" table:formula="of:=SUM(([.AC3:.AC482]-[.$AO3:.$AO482])^2)^0.5" office:value-type="float"/>
          <table:table-cell table:number-matrix-columns-spanned="1" table:number-matrix-rows-spanned="1" table:formula="of:=SUM(([.AD3:.AD482]-[.$AP3:.$AP482])^2)^0.5" office:value-type="float"/>
          <table:table-cell table:number-matrix-columns-spanned="1" table:number-matrix-rows-spanned="1" table:formula="of:=SUM(([.AE3:.AE482]-[.$AQ3:.$AQ482])^2)^0.5" office:value-type="float"/>
          <table:table-cell table:number-matrix-columns-spanned="1" table:number-matrix-rows-spanned="1" table:formula="of:=SUM(([.AF3:.AF482]-[.$AR3:.$AR482])^2)^0.5" office:value-type="float"/>
          <table:table-cell table:number-matrix-columns-spanned="1" table:number-matrix-rows-spanned="1" table:formula="of:=SUM(([.AG3:.AG482]-[.$AS3:.$AS482])^2)^0.5" office:value-type="float"/>
          <table:table-cell table:number-matrix-columns-spanned="1" table:number-matrix-rows-spanned="1" table:formula="of:=SUM(([.AH3:.AH482]-[.$AT3:.$AT482])^2)^0.5" office:value-type="float"/>
          <table:table-cell table:number-matrix-columns-spanned="1" table:number-matrix-rows-spanned="1" table:formula="of:=SUM(([.AI3:.AI482]-[.$AU3:.$AU482])^2)^0.5" office:value-type="float"/>
          <table:table-cell table:number-matrix-columns-spanned="1" table:number-matrix-rows-spanned="1" table:formula="of:=SUM(([.AJ3:.AJ482]-[.$AW3:.$AW482])^2)^0.5" office:value-type="float"/>
          <table:table-cell table:number-matrix-columns-spanned="1" table:number-matrix-rows-spanned="1" table:formula="of:=SUM(([.AK3:.AK482]-[.$AX3:.$AX482])^2)^0.5" office:value-type="float"/>
          <table:table-cell table:number-matrix-columns-spanned="1" table:number-matrix-rows-spanned="1" table:formula="of:=SUM(([.AL3:.AL482]-[.$AY3:.$AY482])^2)^0.5" office:value-type="float"/>
          <table:table-cell table:number-matrix-columns-spanned="1" table:number-matrix-rows-spanned="1" table:formula="of:=SUM(([.AM3:.AM482]-[.$AZ3:.$AZ48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82]=[.$AN3:.$AN482])" office:value-type="float"/>
          <table:table-cell table:number-matrix-columns-spanned="1" table:number-matrix-rows-spanned="1" table:formula="of:=SUM([.C3:.C482]=[.$AO3:.$AO482])" office:value-type="float"/>
          <table:table-cell table:number-matrix-columns-spanned="1" table:number-matrix-rows-spanned="1" table:formula="of:=SUM([.D3:.D482]=[.$AP3:.$AP482])" office:value-type="float"/>
          <table:table-cell table:number-matrix-columns-spanned="1" table:number-matrix-rows-spanned="1" table:formula="of:=SUM([.E3:.E482]=[.$AQ3:.$AQ482])" office:value-type="float"/>
          <table:table-cell table:number-matrix-columns-spanned="1" table:number-matrix-rows-spanned="1" table:formula="of:=SUM([.F3:.F482]=[.$AR3:.$AR482])" office:value-type="float"/>
          <table:table-cell table:number-matrix-columns-spanned="1" table:number-matrix-rows-spanned="1" table:formula="of:=SUM([.G3:.G482]=[.$AS3:.$AS482])" office:value-type="float"/>
          <table:table-cell table:number-matrix-columns-spanned="1" table:number-matrix-rows-spanned="1" table:formula="of:=SUM([.H3:.H482]=[.$AT3:.$AT482])" office:value-type="float"/>
          <table:table-cell table:number-matrix-columns-spanned="1" table:number-matrix-rows-spanned="1" table:formula="of:=SUM([.I3:.I482]=[.$AU3:.$AU482])" office:value-type="float"/>
          <table:table-cell table:number-matrix-columns-spanned="1" table:number-matrix-rows-spanned="1" table:formula="of:=SUM([.J3:.J482]=[.$AV3:.$AV482])" office:value-type="float"/>
          <table:table-cell table:number-matrix-columns-spanned="1" table:number-matrix-rows-spanned="1" table:formula="of:=SUM([.K3:.K482]=[.$AW3:.$AW482])" office:value-type="float"/>
          <table:table-cell table:number-matrix-columns-spanned="1" table:number-matrix-rows-spanned="1" table:formula="of:=SUM([.L3:.L482]=[.$AX3:.$AX482])" office:value-type="float"/>
          <table:table-cell table:number-matrix-columns-spanned="1" table:number-matrix-rows-spanned="1" table:formula="of:=SUM([.M3:.M482]=[.$AY3:.$AY482])" office:value-type="float"/>
          <table:table-cell table:number-matrix-columns-spanned="1" table:number-matrix-rows-spanned="1" table:formula="of:=SUM([.N3:.N482]=[.$AZ3:.$AZ482])" office:value-type="float"/>
          <table:table-cell table:number-matrix-columns-spanned="1" table:number-matrix-rows-spanned="1" table:formula="of:=SUM([.O3:.O482]=[.$AN3:.$AN482])" office:value-type="float"/>
          <table:table-cell table:number-matrix-columns-spanned="1" table:number-matrix-rows-spanned="1" table:formula="of:=SUM([.P3:.P482]=[.$AO3:.$AO482])" office:value-type="float"/>
          <table:table-cell table:number-matrix-columns-spanned="1" table:number-matrix-rows-spanned="1" table:formula="of:=SUM([.Q3:.Q482]=[.$AP3:.$AP482])" office:value-type="float"/>
          <table:table-cell table:number-matrix-columns-spanned="1" table:number-matrix-rows-spanned="1" table:formula="of:=SUM([.R3:.R482]=[.$AQ3:.$AQ482])" office:value-type="float"/>
          <table:table-cell table:number-matrix-columns-spanned="1" table:number-matrix-rows-spanned="1" table:formula="of:=SUM([.S3:.S482]=[.$AR3:.$AR482])" office:value-type="float"/>
          <table:table-cell table:number-matrix-columns-spanned="1" table:number-matrix-rows-spanned="1" table:formula="of:=SUM([.T3:.T482]=[.$AS3:.$AS482])" office:value-type="float"/>
          <table:table-cell table:number-matrix-columns-spanned="1" table:number-matrix-rows-spanned="1" table:formula="of:=SUM([.U3:.U482]=[.$AT3:.$AT482])" office:value-type="float"/>
          <table:table-cell table:number-matrix-columns-spanned="1" table:number-matrix-rows-spanned="1" table:formula="of:=SUM([.V3:.V482]=[.$AU3:.$AU482])" office:value-type="float"/>
          <table:table-cell table:number-matrix-columns-spanned="1" table:number-matrix-rows-spanned="1" table:formula="of:=SUM([.W3:.W482]=[.$AV3:.$AV482])" office:value-type="float"/>
          <table:table-cell table:number-matrix-columns-spanned="1" table:number-matrix-rows-spanned="1" table:formula="of:=SUM([.X3:.X482]=[.$AW3:.$AW482])" office:value-type="float"/>
          <table:table-cell table:number-matrix-columns-spanned="1" table:number-matrix-rows-spanned="1" table:formula="of:=SUM([.Y3:.Y482]=[.$AX3:.$AX482])" office:value-type="float"/>
          <table:table-cell table:number-matrix-columns-spanned="1" table:number-matrix-rows-spanned="1" table:formula="of:=SUM([.Z3:.Z482]=[.$AY3:.$AY482])" office:value-type="float"/>
          <table:table-cell table:number-matrix-columns-spanned="1" table:number-matrix-rows-spanned="1" table:formula="of:=SUM([.AA3:.AA482]=[.$AZ3:.$AZ482])" office:value-type="float"/>
          <table:table-cell table:number-matrix-columns-spanned="1" table:number-matrix-rows-spanned="1" table:formula="of:=SUM([.AB3:.AB482]=[.$AN3:.$AN482])" office:value-type="float"/>
          <table:table-cell table:number-matrix-columns-spanned="1" table:number-matrix-rows-spanned="1" table:formula="of:=SUM([.AC3:.AC482]=[.$AO3:.$AO482])" office:value-type="float"/>
          <table:table-cell table:number-matrix-columns-spanned="1" table:number-matrix-rows-spanned="1" table:formula="of:=SUM([.AD3:.AD482]=[.$AP3:.$AP482])" office:value-type="float"/>
          <table:table-cell table:number-matrix-columns-spanned="1" table:number-matrix-rows-spanned="1" table:formula="of:=SUM([.AE3:.AE482]=[.$AQ3:.$AQ482])" office:value-type="float"/>
          <table:table-cell table:number-matrix-columns-spanned="1" table:number-matrix-rows-spanned="1" table:formula="of:=SUM([.AF3:.AF482]=[.$AR3:.$AR482])" office:value-type="float"/>
          <table:table-cell table:number-matrix-columns-spanned="1" table:number-matrix-rows-spanned="1" table:formula="of:=SUM([.AG3:.AG482]=[.$AS3:.$AS482])" office:value-type="float"/>
          <table:table-cell table:number-matrix-columns-spanned="1" table:number-matrix-rows-spanned="1" table:formula="of:=SUM([.AH3:.AH482]=[.$AT3:.$AT482])" office:value-type="float"/>
          <table:table-cell table:number-matrix-columns-spanned="1" table:number-matrix-rows-spanned="1" table:formula="of:=SUM([.AI3:.AI482]=[.$AU3:.$AU482])" office:value-type="float"/>
          <table:table-cell table:number-matrix-columns-spanned="1" table:number-matrix-rows-spanned="1" table:formula="of:=SUM([.AJ3:.AJ482]=[.$AW3:.$AW482])" office:value-type="float"/>
          <table:table-cell table:number-matrix-columns-spanned="1" table:number-matrix-rows-spanned="1" table:formula="of:=SUM([.AK3:.AK482]=[.$AX3:.$AX482])" office:value-type="float"/>
          <table:table-cell table:number-matrix-columns-spanned="1" table:number-matrix-rows-spanned="1" table:formula="of:=SUM([.AL3:.AL482]=[.$AY3:.$AY482])" office:value-type="float"/>
          <table:table-cell table:number-matrix-columns-spanned="1" table:number-matrix-rows-spanned="1" table:formula="of:=SUM([.AM3:.AM482]=[.$AZ3:.$AZ48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82]&lt;[.$BA3:.$BA482])" office:value-type="float"/>
          <table:table-cell table:number-matrix-columns-spanned="1" table:number-matrix-rows-spanned="1" table:formula="of:=SUM([.C3:.C482]&lt;[.$BB3:.$BB482])" office:value-type="float"/>
          <table:table-cell table:number-matrix-columns-spanned="1" table:number-matrix-rows-spanned="1" table:formula="of:=SUM([.D3:.D482]&lt;[.$BC3:.$BC482])" office:value-type="float"/>
          <table:table-cell table:number-matrix-columns-spanned="1" table:number-matrix-rows-spanned="1" table:formula="of:=SUM([.E3:.E482]&lt;[.$BD3:.$BD482])" office:value-type="float"/>
          <table:table-cell table:number-matrix-columns-spanned="1" table:number-matrix-rows-spanned="1" table:formula="of:=SUM([.F3:.F482]&lt;[.$BE3:.$BE482])" office:value-type="float"/>
          <table:table-cell table:number-matrix-columns-spanned="1" table:number-matrix-rows-spanned="1" table:formula="of:=SUM([.G3:.G482]&lt;[.$BF3:.$BF482])" office:value-type="float"/>
          <table:table-cell table:number-matrix-columns-spanned="1" table:number-matrix-rows-spanned="1" table:formula="of:=SUM([.H3:.H482]&lt;[.$BG3:.$BG482])" office:value-type="float"/>
          <table:table-cell table:number-matrix-columns-spanned="1" table:number-matrix-rows-spanned="1" table:formula="of:=SUM([.I3:.I482]&lt;[.$BH3:.$BH482])" office:value-type="float"/>
          <table:table-cell table:number-matrix-columns-spanned="1" table:number-matrix-rows-spanned="1" table:formula="of:=SUM([.J3:.J482]&lt;[.$BI3:.$BI482])" office:value-type="float"/>
          <table:table-cell table:number-matrix-columns-spanned="1" table:number-matrix-rows-spanned="1" table:formula="of:=SUM([.K3:.K482]&lt;[.$BJ3:.$BJ482])" office:value-type="float"/>
          <table:table-cell table:number-matrix-columns-spanned="1" table:number-matrix-rows-spanned="1" table:formula="of:=SUM([.L3:.L482]&lt;[.$BK3:.$BK482])" office:value-type="float"/>
          <table:table-cell table:number-matrix-columns-spanned="1" table:number-matrix-rows-spanned="1" table:formula="of:=SUM([.M3:.M482]&lt;[.$BL3:.$BL482])" office:value-type="float"/>
          <table:table-cell table:number-matrix-columns-spanned="1" table:number-matrix-rows-spanned="1" table:formula="of:=SUM([.N3:.N482]&lt;[.$BM3:.$BM482])" office:value-type="float"/>
          <table:table-cell table:number-matrix-columns-spanned="1" table:number-matrix-rows-spanned="1" table:formula="of:=SUM([.O3:.O482]&lt;[.$BA3:.$BA482])" office:value-type="float"/>
          <table:table-cell table:number-matrix-columns-spanned="1" table:number-matrix-rows-spanned="1" table:formula="of:=SUM([.P3:.P482]&lt;[.$BB3:.$BB482])" office:value-type="float"/>
          <table:table-cell table:number-matrix-columns-spanned="1" table:number-matrix-rows-spanned="1" table:formula="of:=SUM([.Q3:.Q482]&lt;[.$BC3:.$BC482])" office:value-type="float"/>
          <table:table-cell table:number-matrix-columns-spanned="1" table:number-matrix-rows-spanned="1" table:formula="of:=SUM([.R3:.R482]&lt;[.$BD3:.$BD482])" office:value-type="float"/>
          <table:table-cell table:number-matrix-columns-spanned="1" table:number-matrix-rows-spanned="1" table:formula="of:=SUM([.S3:.S482]&lt;[.$BE3:.$BE482])" office:value-type="float"/>
          <table:table-cell table:number-matrix-columns-spanned="1" table:number-matrix-rows-spanned="1" table:formula="of:=SUM([.T3:.T482]&lt;[.$BF3:.$BF482])" office:value-type="float"/>
          <table:table-cell table:number-matrix-columns-spanned="1" table:number-matrix-rows-spanned="1" table:formula="of:=SUM([.U3:.U482]&lt;[.$BG3:.$BG482])" office:value-type="float"/>
          <table:table-cell table:number-matrix-columns-spanned="1" table:number-matrix-rows-spanned="1" table:formula="of:=SUM([.V3:.V482]&lt;[.$BH3:.$BH482])" office:value-type="float"/>
          <table:table-cell table:number-matrix-columns-spanned="1" table:number-matrix-rows-spanned="1" table:formula="of:=SUM([.W3:.W482]&lt;[.$BI3:.$BI482])" office:value-type="float"/>
          <table:table-cell table:number-matrix-columns-spanned="1" table:number-matrix-rows-spanned="1" table:formula="of:=SUM([.X3:.X482]&lt;[.$BJ3:.$BJ482])" office:value-type="float"/>
          <table:table-cell table:number-matrix-columns-spanned="1" table:number-matrix-rows-spanned="1" table:formula="of:=SUM([.Y3:.Y482]&lt;[.$BK3:.$BK482])" office:value-type="float"/>
          <table:table-cell table:number-matrix-columns-spanned="1" table:number-matrix-rows-spanned="1" table:formula="of:=SUM([.Z3:.Z482]&lt;[.$BL3:.$BL482])" office:value-type="float"/>
          <table:table-cell table:number-matrix-columns-spanned="1" table:number-matrix-rows-spanned="1" table:formula="of:=SUM([.AA3:.AA482]&lt;[.$BM3:.$BM482])" office:value-type="float"/>
          <table:table-cell table:number-matrix-columns-spanned="1" table:number-matrix-rows-spanned="1" table:formula="of:=SUM([.AB3:.AB482]&lt;[.$BA3:.$BA482])" office:value-type="float"/>
          <table:table-cell table:number-matrix-columns-spanned="1" table:number-matrix-rows-spanned="1" table:formula="of:=SUM([.AC3:.AC482]&lt;[.$BB3:.$BB482])" office:value-type="float"/>
          <table:table-cell table:number-matrix-columns-spanned="1" table:number-matrix-rows-spanned="1" table:formula="of:=SUM([.AD3:.AD482]&lt;[.$BC3:.$BC482])" office:value-type="float"/>
          <table:table-cell table:number-matrix-columns-spanned="1" table:number-matrix-rows-spanned="1" table:formula="of:=SUM([.AE3:.AE482]&lt;[.$BD3:.$BD482])" office:value-type="float"/>
          <table:table-cell table:number-matrix-columns-spanned="1" table:number-matrix-rows-spanned="1" table:formula="of:=SUM([.AF3:.AF482]&lt;[.$BE3:.$BE482])" office:value-type="float"/>
          <table:table-cell table:number-matrix-columns-spanned="1" table:number-matrix-rows-spanned="1" table:formula="of:=SUM([.AG3:.AG482]&lt;[.$BF3:.$BF482])" office:value-type="float"/>
          <table:table-cell table:number-matrix-columns-spanned="1" table:number-matrix-rows-spanned="1" table:formula="of:=SUM([.AH3:.AH482]&lt;[.$BG3:.$BG482])" office:value-type="float"/>
          <table:table-cell table:number-matrix-columns-spanned="1" table:number-matrix-rows-spanned="1" table:formula="of:=SUM([.AI3:.AI482]&lt;[.$BH3:.$BH482])" office:value-type="float"/>
          <table:table-cell table:number-matrix-columns-spanned="1" table:number-matrix-rows-spanned="1" table:formula="of:=SUM([.AJ3:.AJ482]&lt;[.$BJ3:.$BJ482])" office:value-type="float"/>
          <table:table-cell table:number-matrix-columns-spanned="1" table:number-matrix-rows-spanned="1" table:formula="of:=SUM([.AK3:.AK482]&lt;[.$BK3:.$BK482])" office:value-type="float"/>
          <table:table-cell table:number-matrix-columns-spanned="1" table:number-matrix-rows-spanned="1" table:formula="of:=SUM([.AL3:.AL482]&lt;[.$BL3:.$BL482])" office:value-type="float"/>
          <table:table-cell table:number-matrix-columns-spanned="1" table:number-matrix-rows-spanned="1" table:formula="of:=SUM([.AM3:.AM482]&lt;[.$BM3:.$BM48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82]&gt;[.$BA3:.$BA482])" office:value-type="float"/>
          <table:table-cell table:number-matrix-columns-spanned="1" table:number-matrix-rows-spanned="1" table:formula="of:=SUM([.C3:.C482]&gt;[.$BB3:.$BB482])" office:value-type="float"/>
          <table:table-cell table:number-matrix-columns-spanned="1" table:number-matrix-rows-spanned="1" table:formula="of:=SUM([.D3:.D482]&gt;[.$BC3:.$BC482])" office:value-type="float"/>
          <table:table-cell table:number-matrix-columns-spanned="1" table:number-matrix-rows-spanned="1" table:formula="of:=SUM([.E3:.E482]&gt;[.$BD3:.$BD482])" office:value-type="float"/>
          <table:table-cell table:number-matrix-columns-spanned="1" table:number-matrix-rows-spanned="1" table:formula="of:=SUM([.F3:.F482]&gt;[.$BE3:.$BE482])" office:value-type="float"/>
          <table:table-cell table:number-matrix-columns-spanned="1" table:number-matrix-rows-spanned="1" table:formula="of:=SUM([.G3:.G482]&gt;[.$BF3:.$BF482])" office:value-type="float"/>
          <table:table-cell table:number-matrix-columns-spanned="1" table:number-matrix-rows-spanned="1" table:formula="of:=SUM([.H3:.H482]&gt;[.$BG3:.$BG482])" office:value-type="float"/>
          <table:table-cell table:number-matrix-columns-spanned="1" table:number-matrix-rows-spanned="1" table:formula="of:=SUM([.I3:.I482]&gt;[.$BH3:.$BH482])" office:value-type="float"/>
          <table:table-cell table:number-matrix-columns-spanned="1" table:number-matrix-rows-spanned="1" table:formula="of:=SUM([.J3:.J482]&gt;[.$BI3:.$BI482])" office:value-type="float"/>
          <table:table-cell table:number-matrix-columns-spanned="1" table:number-matrix-rows-spanned="1" table:formula="of:=SUM([.K3:.K482]&gt;[.$BJ3:.$BJ482])" office:value-type="float"/>
          <table:table-cell table:number-matrix-columns-spanned="1" table:number-matrix-rows-spanned="1" table:formula="of:=SUM([.L3:.L482]&gt;[.$BK3:.$BK482])" office:value-type="float"/>
          <table:table-cell table:number-matrix-columns-spanned="1" table:number-matrix-rows-spanned="1" table:formula="of:=SUM([.M3:.M482]&gt;[.$BL3:.$BL482])" office:value-type="float"/>
          <table:table-cell table:number-matrix-columns-spanned="1" table:number-matrix-rows-spanned="1" table:formula="of:=SUM([.N3:.N482]&gt;[.$BM3:.$BM482])" office:value-type="float"/>
          <table:table-cell table:number-matrix-columns-spanned="1" table:number-matrix-rows-spanned="1" table:formula="of:=SUM([.O3:.O482]&gt;[.$BA3:.$BA482])" office:value-type="float"/>
          <table:table-cell table:number-matrix-columns-spanned="1" table:number-matrix-rows-spanned="1" table:formula="of:=SUM([.P3:.P482]&gt;[.$BB3:.$BB482])" office:value-type="float"/>
          <table:table-cell table:number-matrix-columns-spanned="1" table:number-matrix-rows-spanned="1" table:formula="of:=SUM([.Q3:.Q482]&gt;[.$BC3:.$BC482])" office:value-type="float"/>
          <table:table-cell table:number-matrix-columns-spanned="1" table:number-matrix-rows-spanned="1" table:formula="of:=SUM([.R3:.R482]&gt;[.$BD3:.$BD482])" office:value-type="float"/>
          <table:table-cell table:number-matrix-columns-spanned="1" table:number-matrix-rows-spanned="1" table:formula="of:=SUM([.S3:.S482]&gt;[.$BE3:.$BE482])" office:value-type="float"/>
          <table:table-cell table:number-matrix-columns-spanned="1" table:number-matrix-rows-spanned="1" table:formula="of:=SUM([.T3:.T482]&gt;[.$BF3:.$BF482])" office:value-type="float"/>
          <table:table-cell table:number-matrix-columns-spanned="1" table:number-matrix-rows-spanned="1" table:formula="of:=SUM([.U3:.U482]&gt;[.$BG3:.$BG482])" office:value-type="float"/>
          <table:table-cell table:number-matrix-columns-spanned="1" table:number-matrix-rows-spanned="1" table:formula="of:=SUM([.V3:.V482]&gt;[.$BH3:.$BH482])" office:value-type="float"/>
          <table:table-cell table:number-matrix-columns-spanned="1" table:number-matrix-rows-spanned="1" table:formula="of:=SUM([.W3:.W482]&gt;[.$BI3:.$BI482])" office:value-type="float"/>
          <table:table-cell table:number-matrix-columns-spanned="1" table:number-matrix-rows-spanned="1" table:formula="of:=SUM([.X3:.X482]&gt;[.$BJ3:.$BJ482])" office:value-type="float"/>
          <table:table-cell table:number-matrix-columns-spanned="1" table:number-matrix-rows-spanned="1" table:formula="of:=SUM([.Y3:.Y482]&gt;[.$BK3:.$BK482])" office:value-type="float"/>
          <table:table-cell table:number-matrix-columns-spanned="1" table:number-matrix-rows-spanned="1" table:formula="of:=SUM([.Z3:.Z482]&gt;[.$BL3:.$BL482])" office:value-type="float"/>
          <table:table-cell table:number-matrix-columns-spanned="1" table:number-matrix-rows-spanned="1" table:formula="of:=SUM([.AA3:.AA482]&gt;[.$BM3:.$BM482])" office:value-type="float"/>
          <table:table-cell table:number-matrix-columns-spanned="1" table:number-matrix-rows-spanned="1" table:formula="of:=SUM([.AB3:.AB482]&gt;[.$BA3:.$BA482])" office:value-type="float"/>
          <table:table-cell table:number-matrix-columns-spanned="1" table:number-matrix-rows-spanned="1" table:formula="of:=SUM([.AC3:.AC482]&gt;[.$BB3:.$BB482])" office:value-type="float"/>
          <table:table-cell table:number-matrix-columns-spanned="1" table:number-matrix-rows-spanned="1" table:formula="of:=SUM([.AD3:.AD482]&gt;[.$BC3:.$BC482])" office:value-type="float"/>
          <table:table-cell table:number-matrix-columns-spanned="1" table:number-matrix-rows-spanned="1" table:formula="of:=SUM([.AE3:.AE482]&gt;[.$BD3:.$BD482])" office:value-type="float"/>
          <table:table-cell table:number-matrix-columns-spanned="1" table:number-matrix-rows-spanned="1" table:formula="of:=SUM([.AF3:.AF482]&gt;[.$BE3:.$BE482])" office:value-type="float"/>
          <table:table-cell table:number-matrix-columns-spanned="1" table:number-matrix-rows-spanned="1" table:formula="of:=SUM([.AG3:.AG482]&gt;[.$BF3:.$BF482])" office:value-type="float"/>
          <table:table-cell table:number-matrix-columns-spanned="1" table:number-matrix-rows-spanned="1" table:formula="of:=SUM([.AH3:.AH482]&gt;[.$BG3:.$BG482])" office:value-type="float"/>
          <table:table-cell table:number-matrix-columns-spanned="1" table:number-matrix-rows-spanned="1" table:formula="of:=SUM([.AI3:.AI482]&gt;[.$BH3:.$BH482])" office:value-type="float"/>
          <table:table-cell table:number-matrix-columns-spanned="1" table:number-matrix-rows-spanned="1" table:formula="of:=SUM([.AJ3:.AJ482]&gt;[.$BJ3:.$BJ482])" office:value-type="float"/>
          <table:table-cell table:number-matrix-columns-spanned="1" table:number-matrix-rows-spanned="1" table:formula="of:=SUM([.AK3:.AK482]&gt;[.$BK3:.$BK482])" office:value-type="float"/>
          <table:table-cell table:number-matrix-columns-spanned="1" table:number-matrix-rows-spanned="1" table:formula="of:=SUM([.AL3:.AL482]&gt;[.$BL3:.$BL482])" office:value-type="float"/>
          <table:table-cell table:number-matrix-columns-spanned="1" table:number-matrix-rows-spanned="1" table:formula="of:=SUM([.AM3:.AM482]&gt;[.$BM3:.$BM48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82]=[.$BN3:.$BN482])" office:value-type="float"/>
          <table:table-cell table:number-matrix-columns-spanned="1" table:number-matrix-rows-spanned="1" table:formula="of:=SUM([.C3:.C482]=[.$BO3:.$BO482])" office:value-type="float"/>
          <table:table-cell table:number-matrix-columns-spanned="1" table:number-matrix-rows-spanned="1" table:formula="of:=SUM([.D3:.D482]=[.$BP3:.$BP482])" office:value-type="float"/>
          <table:table-cell table:number-matrix-columns-spanned="1" table:number-matrix-rows-spanned="1" table:formula="of:=SUM([.E3:.E482]=[.$BQ3:.$BQ482])" office:value-type="float"/>
          <table:table-cell table:number-matrix-columns-spanned="1" table:number-matrix-rows-spanned="1" table:formula="of:=SUM([.F3:.F482]=[.$BR3:.$BR482])" office:value-type="float"/>
          <table:table-cell table:number-matrix-columns-spanned="1" table:number-matrix-rows-spanned="1" table:formula="of:=SUM([.G3:.G482]=[.$BS3:.$BS482])" office:value-type="float"/>
          <table:table-cell table:number-matrix-columns-spanned="1" table:number-matrix-rows-spanned="1" table:formula="of:=SUM([.H3:.H482]=[.$BT3:.$BT482])" office:value-type="float"/>
          <table:table-cell table:number-matrix-columns-spanned="1" table:number-matrix-rows-spanned="1" table:formula="of:=SUM([.I3:.I482]=[.$BU3:.$BU482])" office:value-type="float"/>
          <table:table-cell table:number-matrix-columns-spanned="1" table:number-matrix-rows-spanned="1" table:formula="of:=SUM([.J3:.J482]=[.$BV3:.$BV482])" office:value-type="float"/>
          <table:table-cell table:number-matrix-columns-spanned="1" table:number-matrix-rows-spanned="1" table:formula="of:=SUM([.K3:.K482]=[.$BW3:.$BW482])" office:value-type="float"/>
          <table:table-cell table:number-matrix-columns-spanned="1" table:number-matrix-rows-spanned="1" table:formula="of:=SUM([.L3:.L482]=[.$BX3:.$BX482])" office:value-type="float"/>
          <table:table-cell table:number-matrix-columns-spanned="1" table:number-matrix-rows-spanned="1" table:formula="of:=SUM([.M3:.M482]=[.$BY3:.$BY482])" office:value-type="float"/>
          <table:table-cell table:number-matrix-columns-spanned="1" table:number-matrix-rows-spanned="1" table:formula="of:=SUM([.N3:.N482]=[.$BZ3:.$BZ482])" office:value-type="float"/>
          <table:table-cell table:number-matrix-columns-spanned="1" table:number-matrix-rows-spanned="1" table:formula="of:=SUM([.O3:.O482]=[.$BN3:.$BN482])" office:value-type="float"/>
          <table:table-cell table:number-matrix-columns-spanned="1" table:number-matrix-rows-spanned="1" table:formula="of:=SUM([.P3:.P482]=[.$BO3:.$BO482])" office:value-type="float"/>
          <table:table-cell table:number-matrix-columns-spanned="1" table:number-matrix-rows-spanned="1" table:formula="of:=SUM([.Q3:.Q482]=[.$BP3:.$BP482])" office:value-type="float"/>
          <table:table-cell table:number-matrix-columns-spanned="1" table:number-matrix-rows-spanned="1" table:formula="of:=SUM([.R3:.R482]=[.$BQ3:.$BQ482])" office:value-type="float"/>
          <table:table-cell table:number-matrix-columns-spanned="1" table:number-matrix-rows-spanned="1" table:formula="of:=SUM([.S3:.S482]=[.$BR3:.$BR482])" office:value-type="float"/>
          <table:table-cell table:number-matrix-columns-spanned="1" table:number-matrix-rows-spanned="1" table:formula="of:=SUM([.T3:.T482]=[.$BS3:.$BS482])" office:value-type="float"/>
          <table:table-cell table:number-matrix-columns-spanned="1" table:number-matrix-rows-spanned="1" table:formula="of:=SUM([.U3:.U482]=[.$BT3:.$BT482])" office:value-type="float"/>
          <table:table-cell table:number-matrix-columns-spanned="1" table:number-matrix-rows-spanned="1" table:formula="of:=SUM([.V3:.V482]=[.$BU3:.$BU482])" office:value-type="float"/>
          <table:table-cell table:number-matrix-columns-spanned="1" table:number-matrix-rows-spanned="1" table:formula="of:=SUM([.W3:.W482]=[.$BV3:.$BV482])" office:value-type="float"/>
          <table:table-cell table:number-matrix-columns-spanned="1" table:number-matrix-rows-spanned="1" table:formula="of:=SUM([.X3:.X482]=[.$BW3:.$BW482])" office:value-type="float"/>
          <table:table-cell table:number-matrix-columns-spanned="1" table:number-matrix-rows-spanned="1" table:formula="of:=SUM([.Y3:.Y482]=[.$BX3:.$BX482])" office:value-type="float"/>
          <table:table-cell table:number-matrix-columns-spanned="1" table:number-matrix-rows-spanned="1" table:formula="of:=SUM([.Z3:.Z482]=[.$BY3:.$BY482])" office:value-type="float"/>
          <table:table-cell table:number-matrix-columns-spanned="1" table:number-matrix-rows-spanned="1" table:formula="of:=SUM([.AA3:.AA482]=[.$BZ3:.$BZ482])" office:value-type="float"/>
          <table:table-cell table:number-matrix-columns-spanned="1" table:number-matrix-rows-spanned="1" table:formula="of:=SUM([.AB3:.AB482]=[.$BN3:.$BN482])" office:value-type="float"/>
          <table:table-cell table:number-matrix-columns-spanned="1" table:number-matrix-rows-spanned="1" table:formula="of:=SUM([.AC3:.AC482]=[.$BO3:.$BO482])" office:value-type="float"/>
          <table:table-cell table:number-matrix-columns-spanned="1" table:number-matrix-rows-spanned="1" table:formula="of:=SUM([.AD3:.AD482]=[.$BP3:.$BP482])" office:value-type="float"/>
          <table:table-cell table:number-matrix-columns-spanned="1" table:number-matrix-rows-spanned="1" table:formula="of:=SUM([.AE3:.AE482]=[.$BQ3:.$BQ482])" office:value-type="float"/>
          <table:table-cell table:number-matrix-columns-spanned="1" table:number-matrix-rows-spanned="1" table:formula="of:=SUM([.AF3:.AF482]=[.$BR3:.$BR482])" office:value-type="float"/>
          <table:table-cell table:number-matrix-columns-spanned="1" table:number-matrix-rows-spanned="1" table:formula="of:=SUM([.AG3:.AG482]=[.$BS3:.$BS482])" office:value-type="float"/>
          <table:table-cell table:number-matrix-columns-spanned="1" table:number-matrix-rows-spanned="1" table:formula="of:=SUM([.AH3:.AH482]=[.$BT3:.$BT482])" office:value-type="float"/>
          <table:table-cell table:number-matrix-columns-spanned="1" table:number-matrix-rows-spanned="1" table:formula="of:=SUM([.AI3:.AI482]=[.$BU3:.$BU482])" office:value-type="float"/>
          <table:table-cell table:number-matrix-columns-spanned="1" table:number-matrix-rows-spanned="1" table:formula="of:=SUM([.AJ3:.AJ482]=[.$BW3:.$BW482])" office:value-type="float"/>
          <table:table-cell table:number-matrix-columns-spanned="1" table:number-matrix-rows-spanned="1" table:formula="of:=SUM([.AK3:.AK482]=[.$BX3:.$BX482])" office:value-type="float"/>
          <table:table-cell table:number-matrix-columns-spanned="1" table:number-matrix-rows-spanned="1" table:formula="of:=SUM([.AL3:.AL482]=[.$BY3:.$BY482])" office:value-type="float"/>
          <table:table-cell table:number-matrix-columns-spanned="1" table:number-matrix-rows-spanned="1" table:formula="of:=SUM([.AM3:.AM482]=[.$BZ3:.$BZ48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row table:style-name="ro1">
          <table:table-cell office:value-type="string">
            <text:p/>
          </table:table-cell>
          <table:table-cell office:value-type="string">
            <text:p>run-benchmark-1/hclasp-2-basic-qui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un-benchmark-1/hclasp-2-basi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un-benchmark-1/clasp-vsid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BLOCKS.BLOCKS-10-0.asp</text:p>
          </table:table-cell>
          <table:table-cell table:formula="of:=AVERAGE([Instances.B3:Instances.B42])" office:value-type="float"/>
          <table:table-cell table:formula="of:=AVERAGE([Instances.C3:Instances.C42])" office:value-type="float"/>
          <table:table-cell table:formula="of:=AVERAGE([Instances.D3:Instances.D42])" office:value-type="float"/>
          <table:table-cell table:formula="of:=AVERAGE([Instances.E3:Instances.E42])" office:value-type="float"/>
          <table:table-cell table:formula="of:=SUM([Instances.F3:Instances.F42])" office:value-type="float"/>
          <table:table-cell table:formula="of:=AVERAGE([Instances.G3:Instances.G42])" office:value-type="float"/>
          <table:table-cell table:formula="of:=AVERAGE([Instances.H3:Instances.H42])" office:value-type="float"/>
          <table:table-cell table:formula="of:=AVERAGE([Instances.I3:Instances.I42])" office:value-type="float"/>
          <table:table-cell table:formula="of:=AVERAGE([Instances.J3:Instances.J42])" office:value-type="float"/>
          <table:table-cell table:formula="of:=AVERAGE([Instances.K3:Instances.K42])" office:value-type="float"/>
          <table:table-cell table:formula="of:=AVERAGE([Instances.L3:Instances.L42])" office:value-type="float"/>
          <table:table-cell table:formula="of:=AVERAGE([Instances.M3:Instances.M42])" office:value-type="float"/>
          <table:table-cell table:formula="of:=AVERAGE([Instances.N3:Instances.N42])" office:value-type="float"/>
          <table:table-cell table:formula="of:=AVERAGE([Instances.O3:Instances.O42])" office:value-type="float"/>
          <table:table-cell table:formula="of:=AVERAGE([Instances.P3:Instances.P42])" office:value-type="float"/>
          <table:table-cell table:formula="of:=AVERAGE([Instances.Q3:Instances.Q42])" office:value-type="float"/>
          <table:table-cell table:formula="of:=AVERAGE([Instances.R3:Instances.R42])" office:value-type="float"/>
          <table:table-cell table:formula="of:=SUM([Instances.S3:Instances.S42])" office:value-type="float"/>
          <table:table-cell table:formula="of:=AVERAGE([Instances.T3:Instances.T42])" office:value-type="float"/>
          <table:table-cell table:formula="of:=AVERAGE([Instances.U3:Instances.U42])" office:value-type="float"/>
          <table:table-cell table:formula="of:=AVERAGE([Instances.V3:Instances.V42])" office:value-type="float"/>
          <table:table-cell table:formula="of:=AVERAGE([Instances.W3:Instances.W42])" office:value-type="float"/>
          <table:table-cell table:formula="of:=AVERAGE([Instances.X3:Instances.X42])" office:value-type="float"/>
          <table:table-cell table:formula="of:=AVERAGE([Instances.Y3:Instances.Y42])" office:value-type="float"/>
          <table:table-cell table:formula="of:=AVERAGE([Instances.Z3:Instances.Z42])" office:value-type="float"/>
          <table:table-cell table:formula="of:=AVERAGE([Instances.AA3:Instances.AA42])" office:value-type="float"/>
          <table:table-cell table:formula="of:=AVERAGE([Instances.AB3:Instances.AB42])" office:value-type="float"/>
          <table:table-cell table:formula="of:=AVERAGE([Instances.AC3:Instances.AC42])" office:value-type="float"/>
          <table:table-cell table:formula="of:=AVERAGE([Instances.AD3:Instances.AD42])" office:value-type="float"/>
          <table:table-cell table:formula="of:=AVERAGE([Instances.AE3:Instances.AE42])" office:value-type="float"/>
          <table:table-cell table:formula="of:=SUM([Instances.AF3:Instances.AF42])" office:value-type="float"/>
          <table:table-cell table:formula="of:=AVERAGE([Instances.AG3:Instances.AG42])" office:value-type="float"/>
          <table:table-cell table:formula="of:=AVERAGE([Instances.AH3:Instances.AH42])" office:value-type="float"/>
          <table:table-cell table:formula="of:=AVERAGE([Instances.AI3:Instances.AI42])" office:value-type="float"/>
          <table:table-cell table:formula="of:=AVERAGE([Instances.AJ3:Instances.AJ42])" office:value-type="float"/>
          <table:table-cell table:formula="of:=AVERAGE([Instances.AK3:Instances.AK42])" office:value-type="float"/>
          <table:table-cell table:formula="of:=AVERAGE([Instances.AL3:Instances.AL42])" office:value-type="float"/>
          <table:table-cell table:formula="of:=AVERAGE([Instances.AM3:Instances.AM42])" office:value-type="float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)" office:value-type="float"/>
          <table:table-cell table:formula="of:=MIN([.$K3];[.$X3];[.$AJ3])" office:value-type="float"/>
          <table:table-cell table:formula="of:=MIN([.$L3];[.$Y3];[.$AK3])" office:value-type="float"/>
          <table:table-cell table:formula="of:=MIN([.$M3];[.$Z3];[.$AL3])" office:value-type="float"/>
          <table:table-cell table:formula="of:=MIN([.$N3];[.$AA3];[.$AM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)" office:value-type="float"/>
          <table:table-cell table:formula="of:=MEDIAN([.$K3];[.$X3];[.$AJ3])" office:value-type="float"/>
          <table:table-cell table:formula="of:=MEDIAN([.$L3];[.$Y3];[.$AK3])" office:value-type="float"/>
          <table:table-cell table:formula="of:=MEDIAN([.$M3];[.$Z3];[.$AL3])" office:value-type="float"/>
          <table:table-cell table:formula="of:=MEDIAN([.$N3];[.$AA3];[.$AM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)" office:value-type="float"/>
          <table:table-cell table:formula="of:=MAX([.$K3];[.$X3];[.$AJ3])" office:value-type="float"/>
          <table:table-cell table:formula="of:=MAX([.$L3];[.$Y3];[.$AK3])" office:value-type="float"/>
          <table:table-cell table:formula="of:=MAX([.$M3];[.$Z3];[.$AL3])" office:value-type="float"/>
          <table:table-cell table:formula="of:=MAX([.$N3];[.$AA3];[.$AM3])" office:value-type="float"/>
        </table:table-row>
        <table:table-row table:style-name="ro1">
          <table:table-cell office:value-type="string">
            <text:p>BLOCKS.BLOCKS-10-1.asp</text:p>
          </table:table-cell>
          <table:table-cell table:formula="of:=AVERAGE([Instances.B43:Instances.B82])" office:value-type="float"/>
          <table:table-cell table:formula="of:=AVERAGE([Instances.C43:Instances.C82])" office:value-type="float"/>
          <table:table-cell table:formula="of:=AVERAGE([Instances.D43:Instances.D82])" office:value-type="float"/>
          <table:table-cell table:formula="of:=AVERAGE([Instances.E43:Instances.E82])" office:value-type="float"/>
          <table:table-cell table:formula="of:=SUM([Instances.F43:Instances.F82])" office:value-type="float"/>
          <table:table-cell table:formula="of:=AVERAGE([Instances.G43:Instances.G82])" office:value-type="float"/>
          <table:table-cell table:formula="of:=AVERAGE([Instances.H43:Instances.H82])" office:value-type="float"/>
          <table:table-cell table:formula="of:=AVERAGE([Instances.I43:Instances.I82])" office:value-type="float"/>
          <table:table-cell table:formula="of:=AVERAGE([Instances.J43:Instances.J82])" office:value-type="float"/>
          <table:table-cell table:formula="of:=AVERAGE([Instances.K43:Instances.K82])" office:value-type="float"/>
          <table:table-cell table:formula="of:=AVERAGE([Instances.L43:Instances.L82])" office:value-type="float"/>
          <table:table-cell table:formula="of:=AVERAGE([Instances.M43:Instances.M82])" office:value-type="float"/>
          <table:table-cell table:formula="of:=AVERAGE([Instances.N43:Instances.N82])" office:value-type="float"/>
          <table:table-cell table:formula="of:=AVERAGE([Instances.O43:Instances.O82])" office:value-type="float"/>
          <table:table-cell table:formula="of:=AVERAGE([Instances.P43:Instances.P82])" office:value-type="float"/>
          <table:table-cell table:formula="of:=AVERAGE([Instances.Q43:Instances.Q82])" office:value-type="float"/>
          <table:table-cell table:formula="of:=AVERAGE([Instances.R43:Instances.R82])" office:value-type="float"/>
          <table:table-cell table:formula="of:=SUM([Instances.S43:Instances.S82])" office:value-type="float"/>
          <table:table-cell table:formula="of:=AVERAGE([Instances.T43:Instances.T82])" office:value-type="float"/>
          <table:table-cell table:formula="of:=AVERAGE([Instances.U43:Instances.U82])" office:value-type="float"/>
          <table:table-cell table:formula="of:=AVERAGE([Instances.V43:Instances.V82])" office:value-type="float"/>
          <table:table-cell table:formula="of:=AVERAGE([Instances.W43:Instances.W82])" office:value-type="float"/>
          <table:table-cell table:formula="of:=AVERAGE([Instances.X43:Instances.X82])" office:value-type="float"/>
          <table:table-cell table:formula="of:=AVERAGE([Instances.Y43:Instances.Y82])" office:value-type="float"/>
          <table:table-cell table:formula="of:=AVERAGE([Instances.Z43:Instances.Z82])" office:value-type="float"/>
          <table:table-cell table:formula="of:=AVERAGE([Instances.AA43:Instances.AA82])" office:value-type="float"/>
          <table:table-cell table:formula="of:=AVERAGE([Instances.AB43:Instances.AB82])" office:value-type="float"/>
          <table:table-cell table:formula="of:=AVERAGE([Instances.AC43:Instances.AC82])" office:value-type="float"/>
          <table:table-cell table:formula="of:=AVERAGE([Instances.AD43:Instances.AD82])" office:value-type="float"/>
          <table:table-cell table:formula="of:=AVERAGE([Instances.AE43:Instances.AE82])" office:value-type="float"/>
          <table:table-cell table:formula="of:=SUM([Instances.AF43:Instances.AF82])" office:value-type="float"/>
          <table:table-cell table:formula="of:=AVERAGE([Instances.AG43:Instances.AG82])" office:value-type="float"/>
          <table:table-cell table:formula="of:=AVERAGE([Instances.AH43:Instances.AH82])" office:value-type="float"/>
          <table:table-cell table:formula="of:=AVERAGE([Instances.AI43:Instances.AI82])" office:value-type="float"/>
          <table:table-cell table:formula="of:=AVERAGE([Instances.AJ43:Instances.AJ82])" office:value-type="float"/>
          <table:table-cell table:formula="of:=AVERAGE([Instances.AK43:Instances.AK82])" office:value-type="float"/>
          <table:table-cell table:formula="of:=AVERAGE([Instances.AL43:Instances.AL82])" office:value-type="float"/>
          <table:table-cell table:formula="of:=AVERAGE([Instances.AM43:Instances.AM82])" office:value-type="float"/>
          <table:table-cell table:formula="of:=MIN([.$B4];[.$O4];[.$AB4])" office:value-type="float"/>
          <table:table-cell table:formula="of:=MIN([.$C4];[.$P4];[.$AC4])" office:value-type="float"/>
          <table:table-cell table:formula="of:=MIN([.$D4];[.$Q4];[.$AD4])" office:value-type="float"/>
          <table:table-cell table:formula="of:=MIN([.$E4];[.$R4];[.$AE4])" office:value-type="float"/>
          <table:table-cell table:formula="of:=MIN([.$F4];[.$S4];[.$AF4])" office:value-type="float"/>
          <table:table-cell table:formula="of:=MIN([.$G4];[.$T4];[.$AG4])" office:value-type="float"/>
          <table:table-cell table:formula="of:=MIN([.$H4];[.$U4];[.$AH4])" office:value-type="float"/>
          <table:table-cell table:formula="of:=MIN([.$I4];[.$V4];[.$AI4])" office:value-type="float"/>
          <table:table-cell table:formula="of:=MIN([.$J4];[.$W4])" office:value-type="float"/>
          <table:table-cell table:formula="of:=MIN([.$K4];[.$X4];[.$AJ4])" office:value-type="float"/>
          <table:table-cell table:formula="of:=MIN([.$L4];[.$Y4];[.$AK4])" office:value-type="float"/>
          <table:table-cell table:formula="of:=MIN([.$M4];[.$Z4];[.$AL4])" office:value-type="float"/>
          <table:table-cell table:formula="of:=MIN([.$N4];[.$AA4];[.$AM4])" office:value-type="float"/>
          <table:table-cell table:formula="of:=MEDIAN([.$B4];[.$O4];[.$AB4])" office:value-type="float"/>
          <table:table-cell table:formula="of:=MEDIAN([.$C4];[.$P4];[.$AC4])" office:value-type="float"/>
          <table:table-cell table:formula="of:=MEDIAN([.$D4];[.$Q4];[.$AD4])" office:value-type="float"/>
          <table:table-cell table:formula="of:=MEDIAN([.$E4];[.$R4];[.$AE4])" office:value-type="float"/>
          <table:table-cell table:formula="of:=MEDIAN([.$F4];[.$S4];[.$AF4])" office:value-type="float"/>
          <table:table-cell table:formula="of:=MEDIAN([.$G4];[.$T4];[.$AG4])" office:value-type="float"/>
          <table:table-cell table:formula="of:=MEDIAN([.$H4];[.$U4];[.$AH4])" office:value-type="float"/>
          <table:table-cell table:formula="of:=MEDIAN([.$I4];[.$V4];[.$AI4])" office:value-type="float"/>
          <table:table-cell table:formula="of:=MEDIAN([.$J4];[.$W4])" office:value-type="float"/>
          <table:table-cell table:formula="of:=MEDIAN([.$K4];[.$X4];[.$AJ4])" office:value-type="float"/>
          <table:table-cell table:formula="of:=MEDIAN([.$L4];[.$Y4];[.$AK4])" office:value-type="float"/>
          <table:table-cell table:formula="of:=MEDIAN([.$M4];[.$Z4];[.$AL4])" office:value-type="float"/>
          <table:table-cell table:formula="of:=MEDIAN([.$N4];[.$AA4];[.$AM4])" office:value-type="float"/>
          <table:table-cell table:formula="of:=MAX([.$B4];[.$O4];[.$AB4])" office:value-type="float"/>
          <table:table-cell table:formula="of:=MAX([.$C4];[.$P4];[.$AC4])" office:value-type="float"/>
          <table:table-cell table:formula="of:=MAX([.$D4];[.$Q4];[.$AD4])" office:value-type="float"/>
          <table:table-cell table:formula="of:=MAX([.$E4];[.$R4];[.$AE4])" office:value-type="float"/>
          <table:table-cell table:formula="of:=MAX([.$F4];[.$S4];[.$AF4])" office:value-type="float"/>
          <table:table-cell table:formula="of:=MAX([.$G4];[.$T4];[.$AG4])" office:value-type="float"/>
          <table:table-cell table:formula="of:=MAX([.$H4];[.$U4];[.$AH4])" office:value-type="float"/>
          <table:table-cell table:formula="of:=MAX([.$I4];[.$V4];[.$AI4])" office:value-type="float"/>
          <table:table-cell table:formula="of:=MAX([.$J4];[.$W4])" office:value-type="float"/>
          <table:table-cell table:formula="of:=MAX([.$K4];[.$X4];[.$AJ4])" office:value-type="float"/>
          <table:table-cell table:formula="of:=MAX([.$L4];[.$Y4];[.$AK4])" office:value-type="float"/>
          <table:table-cell table:formula="of:=MAX([.$M4];[.$Z4];[.$AL4])" office:value-type="float"/>
          <table:table-cell table:formula="of:=MAX([.$N4];[.$AA4];[.$AM4])" office:value-type="float"/>
        </table:table-row>
        <table:table-row table:style-name="ro1">
          <table:table-cell office:value-type="string">
            <text:p>BLOCKS.BLOCKS-10-2.asp</text:p>
          </table:table-cell>
          <table:table-cell table:formula="of:=AVERAGE([Instances.B83:Instances.B122])" office:value-type="float"/>
          <table:table-cell table:formula="of:=AVERAGE([Instances.C83:Instances.C122])" office:value-type="float"/>
          <table:table-cell table:formula="of:=AVERAGE([Instances.D83:Instances.D122])" office:value-type="float"/>
          <table:table-cell table:formula="of:=AVERAGE([Instances.E83:Instances.E122])" office:value-type="float"/>
          <table:table-cell table:formula="of:=SUM([Instances.F83:Instances.F122])" office:value-type="float"/>
          <table:table-cell table:formula="of:=AVERAGE([Instances.G83:Instances.G122])" office:value-type="float"/>
          <table:table-cell table:formula="of:=AVERAGE([Instances.H83:Instances.H122])" office:value-type="float"/>
          <table:table-cell table:formula="of:=AVERAGE([Instances.I83:Instances.I122])" office:value-type="float"/>
          <table:table-cell table:formula="of:=AVERAGE([Instances.J83:Instances.J122])" office:value-type="float"/>
          <table:table-cell table:formula="of:=AVERAGE([Instances.K83:Instances.K122])" office:value-type="float"/>
          <table:table-cell table:formula="of:=AVERAGE([Instances.L83:Instances.L122])" office:value-type="float"/>
          <table:table-cell table:formula="of:=AVERAGE([Instances.M83:Instances.M122])" office:value-type="float"/>
          <table:table-cell table:formula="of:=AVERAGE([Instances.N83:Instances.N122])" office:value-type="float"/>
          <table:table-cell table:formula="of:=AVERAGE([Instances.O83:Instances.O122])" office:value-type="float"/>
          <table:table-cell table:formula="of:=AVERAGE([Instances.P83:Instances.P122])" office:value-type="float"/>
          <table:table-cell table:formula="of:=AVERAGE([Instances.Q83:Instances.Q122])" office:value-type="float"/>
          <table:table-cell table:formula="of:=AVERAGE([Instances.R83:Instances.R122])" office:value-type="float"/>
          <table:table-cell table:formula="of:=SUM([Instances.S83:Instances.S122])" office:value-type="float"/>
          <table:table-cell table:formula="of:=AVERAGE([Instances.T83:Instances.T122])" office:value-type="float"/>
          <table:table-cell table:formula="of:=AVERAGE([Instances.U83:Instances.U122])" office:value-type="float"/>
          <table:table-cell table:formula="of:=AVERAGE([Instances.V83:Instances.V122])" office:value-type="float"/>
          <table:table-cell table:formula="of:=AVERAGE([Instances.W83:Instances.W122])" office:value-type="float"/>
          <table:table-cell table:formula="of:=AVERAGE([Instances.X83:Instances.X122])" office:value-type="float"/>
          <table:table-cell table:formula="of:=AVERAGE([Instances.Y83:Instances.Y122])" office:value-type="float"/>
          <table:table-cell table:formula="of:=AVERAGE([Instances.Z83:Instances.Z122])" office:value-type="float"/>
          <table:table-cell table:formula="of:=AVERAGE([Instances.AA83:Instances.AA122])" office:value-type="float"/>
          <table:table-cell table:formula="of:=AVERAGE([Instances.AB83:Instances.AB122])" office:value-type="float"/>
          <table:table-cell table:formula="of:=AVERAGE([Instances.AC83:Instances.AC122])" office:value-type="float"/>
          <table:table-cell table:formula="of:=AVERAGE([Instances.AD83:Instances.AD122])" office:value-type="float"/>
          <table:table-cell table:formula="of:=AVERAGE([Instances.AE83:Instances.AE122])" office:value-type="float"/>
          <table:table-cell table:formula="of:=SUM([Instances.AF83:Instances.AF122])" office:value-type="float"/>
          <table:table-cell table:formula="of:=AVERAGE([Instances.AG83:Instances.AG122])" office:value-type="float"/>
          <table:table-cell table:formula="of:=AVERAGE([Instances.AH83:Instances.AH122])" office:value-type="float"/>
          <table:table-cell table:formula="of:=AVERAGE([Instances.AI83:Instances.AI122])" office:value-type="float"/>
          <table:table-cell table:formula="of:=AVERAGE([Instances.AJ83:Instances.AJ122])" office:value-type="float"/>
          <table:table-cell table:formula="of:=AVERAGE([Instances.AK83:Instances.AK122])" office:value-type="float"/>
          <table:table-cell table:formula="of:=AVERAGE([Instances.AL83:Instances.AL122])" office:value-type="float"/>
          <table:table-cell table:formula="of:=AVERAGE([Instances.AM83:Instances.AM122])" office:value-type="float"/>
          <table:table-cell table:formula="of:=MIN([.$B5];[.$O5];[.$AB5])" office:value-type="float"/>
          <table:table-cell table:formula="of:=MIN([.$C5];[.$P5];[.$AC5])" office:value-type="float"/>
          <table:table-cell table:formula="of:=MIN([.$D5];[.$Q5];[.$AD5])" office:value-type="float"/>
          <table:table-cell table:formula="of:=MIN([.$E5];[.$R5];[.$AE5])" office:value-type="float"/>
          <table:table-cell table:formula="of:=MIN([.$F5];[.$S5];[.$AF5])" office:value-type="float"/>
          <table:table-cell table:formula="of:=MIN([.$G5];[.$T5];[.$AG5])" office:value-type="float"/>
          <table:table-cell table:formula="of:=MIN([.$H5];[.$U5];[.$AH5])" office:value-type="float"/>
          <table:table-cell table:formula="of:=MIN([.$I5];[.$V5];[.$AI5])" office:value-type="float"/>
          <table:table-cell table:formula="of:=MIN([.$J5];[.$W5])" office:value-type="float"/>
          <table:table-cell table:formula="of:=MIN([.$K5];[.$X5];[.$AJ5])" office:value-type="float"/>
          <table:table-cell table:formula="of:=MIN([.$L5];[.$Y5];[.$AK5])" office:value-type="float"/>
          <table:table-cell table:formula="of:=MIN([.$M5];[.$Z5];[.$AL5])" office:value-type="float"/>
          <table:table-cell table:formula="of:=MIN([.$N5];[.$AA5];[.$AM5])" office:value-type="float"/>
          <table:table-cell table:formula="of:=MEDIAN([.$B5];[.$O5];[.$AB5])" office:value-type="float"/>
          <table:table-cell table:formula="of:=MEDIAN([.$C5];[.$P5];[.$AC5])" office:value-type="float"/>
          <table:table-cell table:formula="of:=MEDIAN([.$D5];[.$Q5];[.$AD5])" office:value-type="float"/>
          <table:table-cell table:formula="of:=MEDIAN([.$E5];[.$R5];[.$AE5])" office:value-type="float"/>
          <table:table-cell table:formula="of:=MEDIAN([.$F5];[.$S5];[.$AF5])" office:value-type="float"/>
          <table:table-cell table:formula="of:=MEDIAN([.$G5];[.$T5];[.$AG5])" office:value-type="float"/>
          <table:table-cell table:formula="of:=MEDIAN([.$H5];[.$U5];[.$AH5])" office:value-type="float"/>
          <table:table-cell table:formula="of:=MEDIAN([.$I5];[.$V5];[.$AI5])" office:value-type="float"/>
          <table:table-cell table:formula="of:=MEDIAN([.$J5];[.$W5])" office:value-type="float"/>
          <table:table-cell table:formula="of:=MEDIAN([.$K5];[.$X5];[.$AJ5])" office:value-type="float"/>
          <table:table-cell table:formula="of:=MEDIAN([.$L5];[.$Y5];[.$AK5])" office:value-type="float"/>
          <table:table-cell table:formula="of:=MEDIAN([.$M5];[.$Z5];[.$AL5])" office:value-type="float"/>
          <table:table-cell table:formula="of:=MEDIAN([.$N5];[.$AA5];[.$AM5])" office:value-type="float"/>
          <table:table-cell table:formula="of:=MAX([.$B5];[.$O5];[.$AB5])" office:value-type="float"/>
          <table:table-cell table:formula="of:=MAX([.$C5];[.$P5];[.$AC5])" office:value-type="float"/>
          <table:table-cell table:formula="of:=MAX([.$D5];[.$Q5];[.$AD5])" office:value-type="float"/>
          <table:table-cell table:formula="of:=MAX([.$E5];[.$R5];[.$AE5])" office:value-type="float"/>
          <table:table-cell table:formula="of:=MAX([.$F5];[.$S5];[.$AF5])" office:value-type="float"/>
          <table:table-cell table:formula="of:=MAX([.$G5];[.$T5];[.$AG5])" office:value-type="float"/>
          <table:table-cell table:formula="of:=MAX([.$H5];[.$U5];[.$AH5])" office:value-type="float"/>
          <table:table-cell table:formula="of:=MAX([.$I5];[.$V5];[.$AI5])" office:value-type="float"/>
          <table:table-cell table:formula="of:=MAX([.$J5];[.$W5])" office:value-type="float"/>
          <table:table-cell table:formula="of:=MAX([.$K5];[.$X5];[.$AJ5])" office:value-type="float"/>
          <table:table-cell table:formula="of:=MAX([.$L5];[.$Y5];[.$AK5])" office:value-type="float"/>
          <table:table-cell table:formula="of:=MAX([.$M5];[.$Z5];[.$AL5])" office:value-type="float"/>
          <table:table-cell table:formula="of:=MAX([.$N5];[.$AA5];[.$AM5])" office:value-type="float"/>
        </table:table-row>
        <table:table-row table:style-name="ro1">
          <table:table-cell office:value-type="string">
            <text:p>BLOCKS.BLOCKS-11-0.asp</text:p>
          </table:table-cell>
          <table:table-cell table:formula="of:=AVERAGE([Instances.B123:Instances.B162])" office:value-type="float"/>
          <table:table-cell table:formula="of:=AVERAGE([Instances.C123:Instances.C162])" office:value-type="float"/>
          <table:table-cell table:formula="of:=AVERAGE([Instances.D123:Instances.D162])" office:value-type="float"/>
          <table:table-cell table:formula="of:=AVERAGE([Instances.E123:Instances.E162])" office:value-type="float"/>
          <table:table-cell table:formula="of:=SUM([Instances.F123:Instances.F162])" office:value-type="float"/>
          <table:table-cell table:formula="of:=AVERAGE([Instances.G123:Instances.G162])" office:value-type="float"/>
          <table:table-cell table:formula="of:=AVERAGE([Instances.H123:Instances.H162])" office:value-type="float"/>
          <table:table-cell table:formula="of:=AVERAGE([Instances.I123:Instances.I162])" office:value-type="float"/>
          <table:table-cell table:formula="of:=AVERAGE([Instances.J123:Instances.J162])" office:value-type="float"/>
          <table:table-cell table:formula="of:=AVERAGE([Instances.K123:Instances.K162])" office:value-type="float"/>
          <table:table-cell table:formula="of:=AVERAGE([Instances.L123:Instances.L162])" office:value-type="float"/>
          <table:table-cell table:formula="of:=AVERAGE([Instances.M123:Instances.M162])" office:value-type="float"/>
          <table:table-cell table:formula="of:=AVERAGE([Instances.N123:Instances.N162])" office:value-type="float"/>
          <table:table-cell table:formula="of:=AVERAGE([Instances.O123:Instances.O162])" office:value-type="float"/>
          <table:table-cell table:formula="of:=AVERAGE([Instances.P123:Instances.P162])" office:value-type="float"/>
          <table:table-cell table:formula="of:=AVERAGE([Instances.Q123:Instances.Q162])" office:value-type="float"/>
          <table:table-cell table:formula="of:=AVERAGE([Instances.R123:Instances.R162])" office:value-type="float"/>
          <table:table-cell table:formula="of:=SUM([Instances.S123:Instances.S162])" office:value-type="float"/>
          <table:table-cell table:formula="of:=AVERAGE([Instances.T123:Instances.T162])" office:value-type="float"/>
          <table:table-cell table:formula="of:=AVERAGE([Instances.U123:Instances.U162])" office:value-type="float"/>
          <table:table-cell table:formula="of:=AVERAGE([Instances.V123:Instances.V162])" office:value-type="float"/>
          <table:table-cell table:formula="of:=AVERAGE([Instances.W123:Instances.W162])" office:value-type="float"/>
          <table:table-cell table:formula="of:=AVERAGE([Instances.X123:Instances.X162])" office:value-type="float"/>
          <table:table-cell table:formula="of:=AVERAGE([Instances.Y123:Instances.Y162])" office:value-type="float"/>
          <table:table-cell table:formula="of:=AVERAGE([Instances.Z123:Instances.Z162])" office:value-type="float"/>
          <table:table-cell table:formula="of:=AVERAGE([Instances.AA123:Instances.AA162])" office:value-type="float"/>
          <table:table-cell table:formula="of:=AVERAGE([Instances.AB123:Instances.AB162])" office:value-type="float"/>
          <table:table-cell table:formula="of:=AVERAGE([Instances.AC123:Instances.AC162])" office:value-type="float"/>
          <table:table-cell table:formula="of:=AVERAGE([Instances.AD123:Instances.AD162])" office:value-type="float"/>
          <table:table-cell table:formula="of:=AVERAGE([Instances.AE123:Instances.AE162])" office:value-type="float"/>
          <table:table-cell table:formula="of:=SUM([Instances.AF123:Instances.AF162])" office:value-type="float"/>
          <table:table-cell table:formula="of:=AVERAGE([Instances.AG123:Instances.AG162])" office:value-type="float"/>
          <table:table-cell table:formula="of:=AVERAGE([Instances.AH123:Instances.AH162])" office:value-type="float"/>
          <table:table-cell table:formula="of:=AVERAGE([Instances.AI123:Instances.AI162])" office:value-type="float"/>
          <table:table-cell table:formula="of:=AVERAGE([Instances.AJ123:Instances.AJ162])" office:value-type="float"/>
          <table:table-cell table:formula="of:=AVERAGE([Instances.AK123:Instances.AK162])" office:value-type="float"/>
          <table:table-cell table:formula="of:=AVERAGE([Instances.AL123:Instances.AL162])" office:value-type="float"/>
          <table:table-cell table:formula="of:=AVERAGE([Instances.AM123:Instances.AM162])" office:value-type="float"/>
          <table:table-cell table:formula="of:=MIN([.$B6];[.$O6];[.$AB6])" office:value-type="float"/>
          <table:table-cell table:formula="of:=MIN([.$C6];[.$P6];[.$AC6])" office:value-type="float"/>
          <table:table-cell table:formula="of:=MIN([.$D6];[.$Q6];[.$AD6])" office:value-type="float"/>
          <table:table-cell table:formula="of:=MIN([.$E6];[.$R6];[.$AE6])" office:value-type="float"/>
          <table:table-cell table:formula="of:=MIN([.$F6];[.$S6];[.$AF6])" office:value-type="float"/>
          <table:table-cell table:formula="of:=MIN([.$G6];[.$T6];[.$AG6])" office:value-type="float"/>
          <table:table-cell table:formula="of:=MIN([.$H6];[.$U6];[.$AH6])" office:value-type="float"/>
          <table:table-cell table:formula="of:=MIN([.$I6];[.$V6];[.$AI6])" office:value-type="float"/>
          <table:table-cell table:formula="of:=MIN([.$J6];[.$W6])" office:value-type="float"/>
          <table:table-cell table:formula="of:=MIN([.$K6];[.$X6];[.$AJ6])" office:value-type="float"/>
          <table:table-cell table:formula="of:=MIN([.$L6];[.$Y6];[.$AK6])" office:value-type="float"/>
          <table:table-cell table:formula="of:=MIN([.$M6];[.$Z6];[.$AL6])" office:value-type="float"/>
          <table:table-cell table:formula="of:=MIN([.$N6];[.$AA6];[.$AM6])" office:value-type="float"/>
          <table:table-cell table:formula="of:=MEDIAN([.$B6];[.$O6];[.$AB6])" office:value-type="float"/>
          <table:table-cell table:formula="of:=MEDIAN([.$C6];[.$P6];[.$AC6])" office:value-type="float"/>
          <table:table-cell table:formula="of:=MEDIAN([.$D6];[.$Q6];[.$AD6])" office:value-type="float"/>
          <table:table-cell table:formula="of:=MEDIAN([.$E6];[.$R6];[.$AE6])" office:value-type="float"/>
          <table:table-cell table:formula="of:=MEDIAN([.$F6];[.$S6];[.$AF6])" office:value-type="float"/>
          <table:table-cell table:formula="of:=MEDIAN([.$G6];[.$T6];[.$AG6])" office:value-type="float"/>
          <table:table-cell table:formula="of:=MEDIAN([.$H6];[.$U6];[.$AH6])" office:value-type="float"/>
          <table:table-cell table:formula="of:=MEDIAN([.$I6];[.$V6];[.$AI6])" office:value-type="float"/>
          <table:table-cell table:formula="of:=MEDIAN([.$J6];[.$W6])" office:value-type="float"/>
          <table:table-cell table:formula="of:=MEDIAN([.$K6];[.$X6];[.$AJ6])" office:value-type="float"/>
          <table:table-cell table:formula="of:=MEDIAN([.$L6];[.$Y6];[.$AK6])" office:value-type="float"/>
          <table:table-cell table:formula="of:=MEDIAN([.$M6];[.$Z6];[.$AL6])" office:value-type="float"/>
          <table:table-cell table:formula="of:=MEDIAN([.$N6];[.$AA6];[.$AM6])" office:value-type="float"/>
          <table:table-cell table:formula="of:=MAX([.$B6];[.$O6];[.$AB6])" office:value-type="float"/>
          <table:table-cell table:formula="of:=MAX([.$C6];[.$P6];[.$AC6])" office:value-type="float"/>
          <table:table-cell table:formula="of:=MAX([.$D6];[.$Q6];[.$AD6])" office:value-type="float"/>
          <table:table-cell table:formula="of:=MAX([.$E6];[.$R6];[.$AE6])" office:value-type="float"/>
          <table:table-cell table:formula="of:=MAX([.$F6];[.$S6];[.$AF6])" office:value-type="float"/>
          <table:table-cell table:formula="of:=MAX([.$G6];[.$T6];[.$AG6])" office:value-type="float"/>
          <table:table-cell table:formula="of:=MAX([.$H6];[.$U6];[.$AH6])" office:value-type="float"/>
          <table:table-cell table:formula="of:=MAX([.$I6];[.$V6];[.$AI6])" office:value-type="float"/>
          <table:table-cell table:formula="of:=MAX([.$J6];[.$W6])" office:value-type="float"/>
          <table:table-cell table:formula="of:=MAX([.$K6];[.$X6];[.$AJ6])" office:value-type="float"/>
          <table:table-cell table:formula="of:=MAX([.$L6];[.$Y6];[.$AK6])" office:value-type="float"/>
          <table:table-cell table:formula="of:=MAX([.$M6];[.$Z6];[.$AL6])" office:value-type="float"/>
          <table:table-cell table:formula="of:=MAX([.$N6];[.$AA6];[.$AM6])" office:value-type="float"/>
        </table:table-row>
        <table:table-row table:style-name="ro1">
          <table:table-cell office:value-type="string">
            <text:p>BLOCKS.BLOCKS-11-1.asp</text:p>
          </table:table-cell>
          <table:table-cell table:formula="of:=AVERAGE([Instances.B163:Instances.B202])" office:value-type="float"/>
          <table:table-cell table:formula="of:=AVERAGE([Instances.C163:Instances.C202])" office:value-type="float"/>
          <table:table-cell table:formula="of:=AVERAGE([Instances.D163:Instances.D202])" office:value-type="float"/>
          <table:table-cell table:formula="of:=AVERAGE([Instances.E163:Instances.E202])" office:value-type="float"/>
          <table:table-cell table:formula="of:=SUM([Instances.F163:Instances.F202])" office:value-type="float"/>
          <table:table-cell table:formula="of:=AVERAGE([Instances.G163:Instances.G202])" office:value-type="float"/>
          <table:table-cell table:formula="of:=AVERAGE([Instances.H163:Instances.H202])" office:value-type="float"/>
          <table:table-cell table:formula="of:=AVERAGE([Instances.I163:Instances.I202])" office:value-type="float"/>
          <table:table-cell table:formula="of:=AVERAGE([Instances.J163:Instances.J202])" office:value-type="float"/>
          <table:table-cell table:formula="of:=AVERAGE([Instances.K163:Instances.K202])" office:value-type="float"/>
          <table:table-cell table:formula="of:=AVERAGE([Instances.L163:Instances.L202])" office:value-type="float"/>
          <table:table-cell table:formula="of:=AVERAGE([Instances.M163:Instances.M202])" office:value-type="float"/>
          <table:table-cell table:formula="of:=AVERAGE([Instances.N163:Instances.N202])" office:value-type="float"/>
          <table:table-cell table:formula="of:=AVERAGE([Instances.O163:Instances.O202])" office:value-type="float"/>
          <table:table-cell table:formula="of:=AVERAGE([Instances.P163:Instances.P202])" office:value-type="float"/>
          <table:table-cell table:formula="of:=AVERAGE([Instances.Q163:Instances.Q202])" office:value-type="float"/>
          <table:table-cell table:formula="of:=AVERAGE([Instances.R163:Instances.R202])" office:value-type="float"/>
          <table:table-cell table:formula="of:=SUM([Instances.S163:Instances.S202])" office:value-type="float"/>
          <table:table-cell table:formula="of:=AVERAGE([Instances.T163:Instances.T202])" office:value-type="float"/>
          <table:table-cell table:formula="of:=AVERAGE([Instances.U163:Instances.U202])" office:value-type="float"/>
          <table:table-cell table:formula="of:=AVERAGE([Instances.V163:Instances.V202])" office:value-type="float"/>
          <table:table-cell table:formula="of:=AVERAGE([Instances.W163:Instances.W202])" office:value-type="float"/>
          <table:table-cell table:formula="of:=AVERAGE([Instances.X163:Instances.X202])" office:value-type="float"/>
          <table:table-cell table:formula="of:=AVERAGE([Instances.Y163:Instances.Y202])" office:value-type="float"/>
          <table:table-cell table:formula="of:=AVERAGE([Instances.Z163:Instances.Z202])" office:value-type="float"/>
          <table:table-cell table:formula="of:=AVERAGE([Instances.AA163:Instances.AA202])" office:value-type="float"/>
          <table:table-cell table:formula="of:=AVERAGE([Instances.AB163:Instances.AB202])" office:value-type="float"/>
          <table:table-cell table:formula="of:=AVERAGE([Instances.AC163:Instances.AC202])" office:value-type="float"/>
          <table:table-cell table:formula="of:=AVERAGE([Instances.AD163:Instances.AD202])" office:value-type="float"/>
          <table:table-cell table:formula="of:=AVERAGE([Instances.AE163:Instances.AE202])" office:value-type="float"/>
          <table:table-cell table:formula="of:=SUM([Instances.AF163:Instances.AF202])" office:value-type="float"/>
          <table:table-cell table:formula="of:=AVERAGE([Instances.AG163:Instances.AG202])" office:value-type="float"/>
          <table:table-cell table:formula="of:=AVERAGE([Instances.AH163:Instances.AH202])" office:value-type="float"/>
          <table:table-cell table:formula="of:=AVERAGE([Instances.AI163:Instances.AI202])" office:value-type="float"/>
          <table:table-cell table:formula="of:=AVERAGE([Instances.AJ163:Instances.AJ202])" office:value-type="float"/>
          <table:table-cell table:formula="of:=AVERAGE([Instances.AK163:Instances.AK202])" office:value-type="float"/>
          <table:table-cell table:formula="of:=AVERAGE([Instances.AL163:Instances.AL202])" office:value-type="float"/>
          <table:table-cell table:formula="of:=AVERAGE([Instances.AM163:Instances.AM202])" office:value-type="float"/>
          <table:table-cell table:formula="of:=MIN([.$B7];[.$O7];[.$AB7])" office:value-type="float"/>
          <table:table-cell table:formula="of:=MIN([.$C7];[.$P7];[.$AC7])" office:value-type="float"/>
          <table:table-cell table:formula="of:=MIN([.$D7];[.$Q7];[.$AD7])" office:value-type="float"/>
          <table:table-cell table:formula="of:=MIN([.$E7];[.$R7];[.$AE7])" office:value-type="float"/>
          <table:table-cell table:formula="of:=MIN([.$F7];[.$S7];[.$AF7])" office:value-type="float"/>
          <table:table-cell table:formula="of:=MIN([.$G7];[.$T7];[.$AG7])" office:value-type="float"/>
          <table:table-cell table:formula="of:=MIN([.$H7];[.$U7];[.$AH7])" office:value-type="float"/>
          <table:table-cell table:formula="of:=MIN([.$I7];[.$V7];[.$AI7])" office:value-type="float"/>
          <table:table-cell table:formula="of:=MIN([.$J7];[.$W7])" office:value-type="float"/>
          <table:table-cell table:formula="of:=MIN([.$K7];[.$X7];[.$AJ7])" office:value-type="float"/>
          <table:table-cell table:formula="of:=MIN([.$L7];[.$Y7];[.$AK7])" office:value-type="float"/>
          <table:table-cell table:formula="of:=MIN([.$M7];[.$Z7];[.$AL7])" office:value-type="float"/>
          <table:table-cell table:formula="of:=MIN([.$N7];[.$AA7];[.$AM7])" office:value-type="float"/>
          <table:table-cell table:formula="of:=MEDIAN([.$B7];[.$O7];[.$AB7])" office:value-type="float"/>
          <table:table-cell table:formula="of:=MEDIAN([.$C7];[.$P7];[.$AC7])" office:value-type="float"/>
          <table:table-cell table:formula="of:=MEDIAN([.$D7];[.$Q7];[.$AD7])" office:value-type="float"/>
          <table:table-cell table:formula="of:=MEDIAN([.$E7];[.$R7];[.$AE7])" office:value-type="float"/>
          <table:table-cell table:formula="of:=MEDIAN([.$F7];[.$S7];[.$AF7])" office:value-type="float"/>
          <table:table-cell table:formula="of:=MEDIAN([.$G7];[.$T7];[.$AG7])" office:value-type="float"/>
          <table:table-cell table:formula="of:=MEDIAN([.$H7];[.$U7];[.$AH7])" office:value-type="float"/>
          <table:table-cell table:formula="of:=MEDIAN([.$I7];[.$V7];[.$AI7])" office:value-type="float"/>
          <table:table-cell table:formula="of:=MEDIAN([.$J7];[.$W7])" office:value-type="float"/>
          <table:table-cell table:formula="of:=MEDIAN([.$K7];[.$X7];[.$AJ7])" office:value-type="float"/>
          <table:table-cell table:formula="of:=MEDIAN([.$L7];[.$Y7];[.$AK7])" office:value-type="float"/>
          <table:table-cell table:formula="of:=MEDIAN([.$M7];[.$Z7];[.$AL7])" office:value-type="float"/>
          <table:table-cell table:formula="of:=MEDIAN([.$N7];[.$AA7];[.$AM7])" office:value-type="float"/>
          <table:table-cell table:formula="of:=MAX([.$B7];[.$O7];[.$AB7])" office:value-type="float"/>
          <table:table-cell table:formula="of:=MAX([.$C7];[.$P7];[.$AC7])" office:value-type="float"/>
          <table:table-cell table:formula="of:=MAX([.$D7];[.$Q7];[.$AD7])" office:value-type="float"/>
          <table:table-cell table:formula="of:=MAX([.$E7];[.$R7];[.$AE7])" office:value-type="float"/>
          <table:table-cell table:formula="of:=MAX([.$F7];[.$S7];[.$AF7])" office:value-type="float"/>
          <table:table-cell table:formula="of:=MAX([.$G7];[.$T7];[.$AG7])" office:value-type="float"/>
          <table:table-cell table:formula="of:=MAX([.$H7];[.$U7];[.$AH7])" office:value-type="float"/>
          <table:table-cell table:formula="of:=MAX([.$I7];[.$V7];[.$AI7])" office:value-type="float"/>
          <table:table-cell table:formula="of:=MAX([.$J7];[.$W7])" office:value-type="float"/>
          <table:table-cell table:formula="of:=MAX([.$K7];[.$X7];[.$AJ7])" office:value-type="float"/>
          <table:table-cell table:formula="of:=MAX([.$L7];[.$Y7];[.$AK7])" office:value-type="float"/>
          <table:table-cell table:formula="of:=MAX([.$M7];[.$Z7];[.$AL7])" office:value-type="float"/>
          <table:table-cell table:formula="of:=MAX([.$N7];[.$AA7];[.$AM7])" office:value-type="float"/>
        </table:table-row>
        <table:table-row table:style-name="ro1">
          <table:table-cell office:value-type="string">
            <text:p>BLOCKS.BLOCKS-11-2.asp</text:p>
          </table:table-cell>
          <table:table-cell table:formula="of:=AVERAGE([Instances.B203:Instances.B242])" office:value-type="float"/>
          <table:table-cell table:formula="of:=AVERAGE([Instances.C203:Instances.C242])" office:value-type="float"/>
          <table:table-cell table:formula="of:=AVERAGE([Instances.D203:Instances.D242])" office:value-type="float"/>
          <table:table-cell table:formula="of:=AVERAGE([Instances.E203:Instances.E242])" office:value-type="float"/>
          <table:table-cell table:formula="of:=SUM([Instances.F203:Instances.F242])" office:value-type="float"/>
          <table:table-cell table:formula="of:=AVERAGE([Instances.G203:Instances.G242])" office:value-type="float"/>
          <table:table-cell table:formula="of:=AVERAGE([Instances.H203:Instances.H242])" office:value-type="float"/>
          <table:table-cell table:formula="of:=AVERAGE([Instances.I203:Instances.I242])" office:value-type="float"/>
          <table:table-cell table:formula="of:=AVERAGE([Instances.J203:Instances.J242])" office:value-type="float"/>
          <table:table-cell table:formula="of:=AVERAGE([Instances.K203:Instances.K242])" office:value-type="float"/>
          <table:table-cell table:formula="of:=AVERAGE([Instances.L203:Instances.L242])" office:value-type="float"/>
          <table:table-cell table:formula="of:=AVERAGE([Instances.M203:Instances.M242])" office:value-type="float"/>
          <table:table-cell table:formula="of:=AVERAGE([Instances.N203:Instances.N242])" office:value-type="float"/>
          <table:table-cell table:formula="of:=AVERAGE([Instances.O203:Instances.O242])" office:value-type="float"/>
          <table:table-cell table:formula="of:=AVERAGE([Instances.P203:Instances.P242])" office:value-type="float"/>
          <table:table-cell table:formula="of:=AVERAGE([Instances.Q203:Instances.Q242])" office:value-type="float"/>
          <table:table-cell table:formula="of:=AVERAGE([Instances.R203:Instances.R242])" office:value-type="float"/>
          <table:table-cell table:formula="of:=SUM([Instances.S203:Instances.S242])" office:value-type="float"/>
          <table:table-cell table:formula="of:=AVERAGE([Instances.T203:Instances.T242])" office:value-type="float"/>
          <table:table-cell table:formula="of:=AVERAGE([Instances.U203:Instances.U242])" office:value-type="float"/>
          <table:table-cell table:formula="of:=AVERAGE([Instances.V203:Instances.V242])" office:value-type="float"/>
          <table:table-cell table:formula="of:=AVERAGE([Instances.W203:Instances.W242])" office:value-type="float"/>
          <table:table-cell table:formula="of:=AVERAGE([Instances.X203:Instances.X242])" office:value-type="float"/>
          <table:table-cell table:formula="of:=AVERAGE([Instances.Y203:Instances.Y242])" office:value-type="float"/>
          <table:table-cell table:formula="of:=AVERAGE([Instances.Z203:Instances.Z242])" office:value-type="float"/>
          <table:table-cell table:formula="of:=AVERAGE([Instances.AA203:Instances.AA242])" office:value-type="float"/>
          <table:table-cell table:formula="of:=AVERAGE([Instances.AB203:Instances.AB242])" office:value-type="float"/>
          <table:table-cell table:formula="of:=AVERAGE([Instances.AC203:Instances.AC242])" office:value-type="float"/>
          <table:table-cell table:formula="of:=AVERAGE([Instances.AD203:Instances.AD242])" office:value-type="float"/>
          <table:table-cell table:formula="of:=AVERAGE([Instances.AE203:Instances.AE242])" office:value-type="float"/>
          <table:table-cell table:formula="of:=SUM([Instances.AF203:Instances.AF242])" office:value-type="float"/>
          <table:table-cell table:formula="of:=AVERAGE([Instances.AG203:Instances.AG242])" office:value-type="float"/>
          <table:table-cell table:formula="of:=AVERAGE([Instances.AH203:Instances.AH242])" office:value-type="float"/>
          <table:table-cell table:formula="of:=AVERAGE([Instances.AI203:Instances.AI242])" office:value-type="float"/>
          <table:table-cell table:formula="of:=AVERAGE([Instances.AJ203:Instances.AJ242])" office:value-type="float"/>
          <table:table-cell table:formula="of:=AVERAGE([Instances.AK203:Instances.AK242])" office:value-type="float"/>
          <table:table-cell table:formula="of:=AVERAGE([Instances.AL203:Instances.AL242])" office:value-type="float"/>
          <table:table-cell table:formula="of:=AVERAGE([Instances.AM203:Instances.AM242])" office:value-type="float"/>
          <table:table-cell table:formula="of:=MIN([.$B8];[.$O8];[.$AB8])" office:value-type="float"/>
          <table:table-cell table:formula="of:=MIN([.$C8];[.$P8];[.$AC8])" office:value-type="float"/>
          <table:table-cell table:formula="of:=MIN([.$D8];[.$Q8];[.$AD8])" office:value-type="float"/>
          <table:table-cell table:formula="of:=MIN([.$E8];[.$R8];[.$AE8])" office:value-type="float"/>
          <table:table-cell table:formula="of:=MIN([.$F8];[.$S8];[.$AF8])" office:value-type="float"/>
          <table:table-cell table:formula="of:=MIN([.$G8];[.$T8];[.$AG8])" office:value-type="float"/>
          <table:table-cell table:formula="of:=MIN([.$H8];[.$U8];[.$AH8])" office:value-type="float"/>
          <table:table-cell table:formula="of:=MIN([.$I8];[.$V8];[.$AI8])" office:value-type="float"/>
          <table:table-cell table:formula="of:=MIN([.$J8];[.$W8])" office:value-type="float"/>
          <table:table-cell table:formula="of:=MIN([.$K8];[.$X8];[.$AJ8])" office:value-type="float"/>
          <table:table-cell table:formula="of:=MIN([.$L8];[.$Y8];[.$AK8])" office:value-type="float"/>
          <table:table-cell table:formula="of:=MIN([.$M8];[.$Z8];[.$AL8])" office:value-type="float"/>
          <table:table-cell table:formula="of:=MIN([.$N8];[.$AA8];[.$AM8])" office:value-type="float"/>
          <table:table-cell table:formula="of:=MEDIAN([.$B8];[.$O8];[.$AB8])" office:value-type="float"/>
          <table:table-cell table:formula="of:=MEDIAN([.$C8];[.$P8];[.$AC8])" office:value-type="float"/>
          <table:table-cell table:formula="of:=MEDIAN([.$D8];[.$Q8];[.$AD8])" office:value-type="float"/>
          <table:table-cell table:formula="of:=MEDIAN([.$E8];[.$R8];[.$AE8])" office:value-type="float"/>
          <table:table-cell table:formula="of:=MEDIAN([.$F8];[.$S8];[.$AF8])" office:value-type="float"/>
          <table:table-cell table:formula="of:=MEDIAN([.$G8];[.$T8];[.$AG8])" office:value-type="float"/>
          <table:table-cell table:formula="of:=MEDIAN([.$H8];[.$U8];[.$AH8])" office:value-type="float"/>
          <table:table-cell table:formula="of:=MEDIAN([.$I8];[.$V8];[.$AI8])" office:value-type="float"/>
          <table:table-cell table:formula="of:=MEDIAN([.$J8];[.$W8])" office:value-type="float"/>
          <table:table-cell table:formula="of:=MEDIAN([.$K8];[.$X8];[.$AJ8])" office:value-type="float"/>
          <table:table-cell table:formula="of:=MEDIAN([.$L8];[.$Y8];[.$AK8])" office:value-type="float"/>
          <table:table-cell table:formula="of:=MEDIAN([.$M8];[.$Z8];[.$AL8])" office:value-type="float"/>
          <table:table-cell table:formula="of:=MEDIAN([.$N8];[.$AA8];[.$AM8])" office:value-type="float"/>
          <table:table-cell table:formula="of:=MAX([.$B8];[.$O8];[.$AB8])" office:value-type="float"/>
          <table:table-cell table:formula="of:=MAX([.$C8];[.$P8];[.$AC8])" office:value-type="float"/>
          <table:table-cell table:formula="of:=MAX([.$D8];[.$Q8];[.$AD8])" office:value-type="float"/>
          <table:table-cell table:formula="of:=MAX([.$E8];[.$R8];[.$AE8])" office:value-type="float"/>
          <table:table-cell table:formula="of:=MAX([.$F8];[.$S8];[.$AF8])" office:value-type="float"/>
          <table:table-cell table:formula="of:=MAX([.$G8];[.$T8];[.$AG8])" office:value-type="float"/>
          <table:table-cell table:formula="of:=MAX([.$H8];[.$U8];[.$AH8])" office:value-type="float"/>
          <table:table-cell table:formula="of:=MAX([.$I8];[.$V8];[.$AI8])" office:value-type="float"/>
          <table:table-cell table:formula="of:=MAX([.$J8];[.$W8])" office:value-type="float"/>
          <table:table-cell table:formula="of:=MAX([.$K8];[.$X8];[.$AJ8])" office:value-type="float"/>
          <table:table-cell table:formula="of:=MAX([.$L8];[.$Y8];[.$AK8])" office:value-type="float"/>
          <table:table-cell table:formula="of:=MAX([.$M8];[.$Z8];[.$AL8])" office:value-type="float"/>
          <table:table-cell table:formula="of:=MAX([.$N8];[.$AA8];[.$AM8])" office:value-type="float"/>
        </table:table-row>
        <table:table-row table:style-name="ro1">
          <table:table-cell office:value-type="string">
            <text:p>BLOCKS.BLOCKS-8-0.asp</text:p>
          </table:table-cell>
          <table:table-cell table:formula="of:=AVERAGE([Instances.B243:Instances.B282])" office:value-type="float"/>
          <table:table-cell table:formula="of:=AVERAGE([Instances.C243:Instances.C282])" office:value-type="float"/>
          <table:table-cell table:formula="of:=AVERAGE([Instances.D243:Instances.D282])" office:value-type="float"/>
          <table:table-cell table:formula="of:=AVERAGE([Instances.E243:Instances.E282])" office:value-type="float"/>
          <table:table-cell table:formula="of:=SUM([Instances.F243:Instances.F282])" office:value-type="float"/>
          <table:table-cell table:formula="of:=AVERAGE([Instances.G243:Instances.G282])" office:value-type="float"/>
          <table:table-cell table:formula="of:=AVERAGE([Instances.H243:Instances.H282])" office:value-type="float"/>
          <table:table-cell table:formula="of:=AVERAGE([Instances.I243:Instances.I282])" office:value-type="float"/>
          <table:table-cell table:formula="of:=AVERAGE([Instances.J243:Instances.J282])" office:value-type="float"/>
          <table:table-cell table:formula="of:=AVERAGE([Instances.K243:Instances.K282])" office:value-type="float"/>
          <table:table-cell table:formula="of:=AVERAGE([Instances.L243:Instances.L282])" office:value-type="float"/>
          <table:table-cell table:formula="of:=AVERAGE([Instances.M243:Instances.M282])" office:value-type="float"/>
          <table:table-cell table:formula="of:=AVERAGE([Instances.N243:Instances.N282])" office:value-type="float"/>
          <table:table-cell table:formula="of:=AVERAGE([Instances.O243:Instances.O282])" office:value-type="float"/>
          <table:table-cell table:formula="of:=AVERAGE([Instances.P243:Instances.P282])" office:value-type="float"/>
          <table:table-cell table:formula="of:=AVERAGE([Instances.Q243:Instances.Q282])" office:value-type="float"/>
          <table:table-cell table:formula="of:=AVERAGE([Instances.R243:Instances.R282])" office:value-type="float"/>
          <table:table-cell table:formula="of:=SUM([Instances.S243:Instances.S282])" office:value-type="float"/>
          <table:table-cell table:formula="of:=AVERAGE([Instances.T243:Instances.T282])" office:value-type="float"/>
          <table:table-cell table:formula="of:=AVERAGE([Instances.U243:Instances.U282])" office:value-type="float"/>
          <table:table-cell table:formula="of:=AVERAGE([Instances.V243:Instances.V282])" office:value-type="float"/>
          <table:table-cell table:formula="of:=AVERAGE([Instances.W243:Instances.W282])" office:value-type="float"/>
          <table:table-cell table:formula="of:=AVERAGE([Instances.X243:Instances.X282])" office:value-type="float"/>
          <table:table-cell table:formula="of:=AVERAGE([Instances.Y243:Instances.Y282])" office:value-type="float"/>
          <table:table-cell table:formula="of:=AVERAGE([Instances.Z243:Instances.Z282])" office:value-type="float"/>
          <table:table-cell table:formula="of:=AVERAGE([Instances.AA243:Instances.AA282])" office:value-type="float"/>
          <table:table-cell table:formula="of:=AVERAGE([Instances.AB243:Instances.AB282])" office:value-type="float"/>
          <table:table-cell table:formula="of:=AVERAGE([Instances.AC243:Instances.AC282])" office:value-type="float"/>
          <table:table-cell table:formula="of:=AVERAGE([Instances.AD243:Instances.AD282])" office:value-type="float"/>
          <table:table-cell table:formula="of:=AVERAGE([Instances.AE243:Instances.AE282])" office:value-type="float"/>
          <table:table-cell table:formula="of:=SUM([Instances.AF243:Instances.AF282])" office:value-type="float"/>
          <table:table-cell table:formula="of:=AVERAGE([Instances.AG243:Instances.AG282])" office:value-type="float"/>
          <table:table-cell table:formula="of:=AVERAGE([Instances.AH243:Instances.AH282])" office:value-type="float"/>
          <table:table-cell table:formula="of:=AVERAGE([Instances.AI243:Instances.AI282])" office:value-type="float"/>
          <table:table-cell table:formula="of:=AVERAGE([Instances.AJ243:Instances.AJ282])" office:value-type="float"/>
          <table:table-cell table:formula="of:=AVERAGE([Instances.AK243:Instances.AK282])" office:value-type="float"/>
          <table:table-cell table:formula="of:=AVERAGE([Instances.AL243:Instances.AL282])" office:value-type="float"/>
          <table:table-cell table:formula="of:=AVERAGE([Instances.AM243:Instances.AM282])" office:value-type="float"/>
          <table:table-cell table:formula="of:=MIN([.$B9];[.$O9];[.$AB9])" office:value-type="float"/>
          <table:table-cell table:formula="of:=MIN([.$C9];[.$P9];[.$AC9])" office:value-type="float"/>
          <table:table-cell table:formula="of:=MIN([.$D9];[.$Q9];[.$AD9])" office:value-type="float"/>
          <table:table-cell table:formula="of:=MIN([.$E9];[.$R9];[.$AE9])" office:value-type="float"/>
          <table:table-cell table:formula="of:=MIN([.$F9];[.$S9];[.$AF9])" office:value-type="float"/>
          <table:table-cell table:formula="of:=MIN([.$G9];[.$T9];[.$AG9])" office:value-type="float"/>
          <table:table-cell table:formula="of:=MIN([.$H9];[.$U9];[.$AH9])" office:value-type="float"/>
          <table:table-cell table:formula="of:=MIN([.$I9];[.$V9];[.$AI9])" office:value-type="float"/>
          <table:table-cell table:formula="of:=MIN([.$J9];[.$W9])" office:value-type="float"/>
          <table:table-cell table:formula="of:=MIN([.$K9];[.$X9];[.$AJ9])" office:value-type="float"/>
          <table:table-cell table:formula="of:=MIN([.$L9];[.$Y9];[.$AK9])" office:value-type="float"/>
          <table:table-cell table:formula="of:=MIN([.$M9];[.$Z9];[.$AL9])" office:value-type="float"/>
          <table:table-cell table:formula="of:=MIN([.$N9];[.$AA9];[.$AM9])" office:value-type="float"/>
          <table:table-cell table:formula="of:=MEDIAN([.$B9];[.$O9];[.$AB9])" office:value-type="float"/>
          <table:table-cell table:formula="of:=MEDIAN([.$C9];[.$P9];[.$AC9])" office:value-type="float"/>
          <table:table-cell table:formula="of:=MEDIAN([.$D9];[.$Q9];[.$AD9])" office:value-type="float"/>
          <table:table-cell table:formula="of:=MEDIAN([.$E9];[.$R9];[.$AE9])" office:value-type="float"/>
          <table:table-cell table:formula="of:=MEDIAN([.$F9];[.$S9];[.$AF9])" office:value-type="float"/>
          <table:table-cell table:formula="of:=MEDIAN([.$G9];[.$T9];[.$AG9])" office:value-type="float"/>
          <table:table-cell table:formula="of:=MEDIAN([.$H9];[.$U9];[.$AH9])" office:value-type="float"/>
          <table:table-cell table:formula="of:=MEDIAN([.$I9];[.$V9];[.$AI9])" office:value-type="float"/>
          <table:table-cell table:formula="of:=MEDIAN([.$J9];[.$W9])" office:value-type="float"/>
          <table:table-cell table:formula="of:=MEDIAN([.$K9];[.$X9];[.$AJ9])" office:value-type="float"/>
          <table:table-cell table:formula="of:=MEDIAN([.$L9];[.$Y9];[.$AK9])" office:value-type="float"/>
          <table:table-cell table:formula="of:=MEDIAN([.$M9];[.$Z9];[.$AL9])" office:value-type="float"/>
          <table:table-cell table:formula="of:=MEDIAN([.$N9];[.$AA9];[.$AM9])" office:value-type="float"/>
          <table:table-cell table:formula="of:=MAX([.$B9];[.$O9];[.$AB9])" office:value-type="float"/>
          <table:table-cell table:formula="of:=MAX([.$C9];[.$P9];[.$AC9])" office:value-type="float"/>
          <table:table-cell table:formula="of:=MAX([.$D9];[.$Q9];[.$AD9])" office:value-type="float"/>
          <table:table-cell table:formula="of:=MAX([.$E9];[.$R9];[.$AE9])" office:value-type="float"/>
          <table:table-cell table:formula="of:=MAX([.$F9];[.$S9];[.$AF9])" office:value-type="float"/>
          <table:table-cell table:formula="of:=MAX([.$G9];[.$T9];[.$AG9])" office:value-type="float"/>
          <table:table-cell table:formula="of:=MAX([.$H9];[.$U9];[.$AH9])" office:value-type="float"/>
          <table:table-cell table:formula="of:=MAX([.$I9];[.$V9];[.$AI9])" office:value-type="float"/>
          <table:table-cell table:formula="of:=MAX([.$J9];[.$W9])" office:value-type="float"/>
          <table:table-cell table:formula="of:=MAX([.$K9];[.$X9];[.$AJ9])" office:value-type="float"/>
          <table:table-cell table:formula="of:=MAX([.$L9];[.$Y9];[.$AK9])" office:value-type="float"/>
          <table:table-cell table:formula="of:=MAX([.$M9];[.$Z9];[.$AL9])" office:value-type="float"/>
          <table:table-cell table:formula="of:=MAX([.$N9];[.$AA9];[.$AM9])" office:value-type="float"/>
        </table:table-row>
        <table:table-row table:style-name="ro1">
          <table:table-cell office:value-type="string">
            <text:p>BLOCKS.BLOCKS-8-1.asp</text:p>
          </table:table-cell>
          <table:table-cell table:formula="of:=AVERAGE([Instances.B283:Instances.B322])" office:value-type="float"/>
          <table:table-cell table:formula="of:=AVERAGE([Instances.C283:Instances.C322])" office:value-type="float"/>
          <table:table-cell table:formula="of:=AVERAGE([Instances.D283:Instances.D322])" office:value-type="float"/>
          <table:table-cell table:formula="of:=AVERAGE([Instances.E283:Instances.E322])" office:value-type="float"/>
          <table:table-cell table:formula="of:=SUM([Instances.F283:Instances.F322])" office:value-type="float"/>
          <table:table-cell table:formula="of:=AVERAGE([Instances.G283:Instances.G322])" office:value-type="float"/>
          <table:table-cell table:formula="of:=AVERAGE([Instances.H283:Instances.H322])" office:value-type="float"/>
          <table:table-cell table:formula="of:=AVERAGE([Instances.I283:Instances.I322])" office:value-type="float"/>
          <table:table-cell table:formula="of:=AVERAGE([Instances.J283:Instances.J322])" office:value-type="float"/>
          <table:table-cell table:formula="of:=AVERAGE([Instances.K283:Instances.K322])" office:value-type="float"/>
          <table:table-cell table:formula="of:=AVERAGE([Instances.L283:Instances.L322])" office:value-type="float"/>
          <table:table-cell table:formula="of:=AVERAGE([Instances.M283:Instances.M322])" office:value-type="float"/>
          <table:table-cell table:formula="of:=AVERAGE([Instances.N283:Instances.N322])" office:value-type="float"/>
          <table:table-cell table:formula="of:=AVERAGE([Instances.O283:Instances.O322])" office:value-type="float"/>
          <table:table-cell table:formula="of:=AVERAGE([Instances.P283:Instances.P322])" office:value-type="float"/>
          <table:table-cell table:formula="of:=AVERAGE([Instances.Q283:Instances.Q322])" office:value-type="float"/>
          <table:table-cell table:formula="of:=AVERAGE([Instances.R283:Instances.R322])" office:value-type="float"/>
          <table:table-cell table:formula="of:=SUM([Instances.S283:Instances.S322])" office:value-type="float"/>
          <table:table-cell table:formula="of:=AVERAGE([Instances.T283:Instances.T322])" office:value-type="float"/>
          <table:table-cell table:formula="of:=AVERAGE([Instances.U283:Instances.U322])" office:value-type="float"/>
          <table:table-cell table:formula="of:=AVERAGE([Instances.V283:Instances.V322])" office:value-type="float"/>
          <table:table-cell table:formula="of:=AVERAGE([Instances.W283:Instances.W322])" office:value-type="float"/>
          <table:table-cell table:formula="of:=AVERAGE([Instances.X283:Instances.X322])" office:value-type="float"/>
          <table:table-cell table:formula="of:=AVERAGE([Instances.Y283:Instances.Y322])" office:value-type="float"/>
          <table:table-cell table:formula="of:=AVERAGE([Instances.Z283:Instances.Z322])" office:value-type="float"/>
          <table:table-cell table:formula="of:=AVERAGE([Instances.AA283:Instances.AA322])" office:value-type="float"/>
          <table:table-cell table:formula="of:=AVERAGE([Instances.AB283:Instances.AB322])" office:value-type="float"/>
          <table:table-cell table:formula="of:=AVERAGE([Instances.AC283:Instances.AC322])" office:value-type="float"/>
          <table:table-cell table:formula="of:=AVERAGE([Instances.AD283:Instances.AD322])" office:value-type="float"/>
          <table:table-cell table:formula="of:=AVERAGE([Instances.AE283:Instances.AE322])" office:value-type="float"/>
          <table:table-cell table:formula="of:=SUM([Instances.AF283:Instances.AF322])" office:value-type="float"/>
          <table:table-cell table:formula="of:=AVERAGE([Instances.AG283:Instances.AG322])" office:value-type="float"/>
          <table:table-cell table:formula="of:=AVERAGE([Instances.AH283:Instances.AH322])" office:value-type="float"/>
          <table:table-cell table:formula="of:=AVERAGE([Instances.AI283:Instances.AI322])" office:value-type="float"/>
          <table:table-cell table:formula="of:=AVERAGE([Instances.AJ283:Instances.AJ322])" office:value-type="float"/>
          <table:table-cell table:formula="of:=AVERAGE([Instances.AK283:Instances.AK322])" office:value-type="float"/>
          <table:table-cell table:formula="of:=AVERAGE([Instances.AL283:Instances.AL322])" office:value-type="float"/>
          <table:table-cell table:formula="of:=AVERAGE([Instances.AM283:Instances.AM322])" office:value-type="float"/>
          <table:table-cell table:formula="of:=MIN([.$B10];[.$O10];[.$AB10])" office:value-type="float"/>
          <table:table-cell table:formula="of:=MIN([.$C10];[.$P10];[.$AC10])" office:value-type="float"/>
          <table:table-cell table:formula="of:=MIN([.$D10];[.$Q10];[.$AD10])" office:value-type="float"/>
          <table:table-cell table:formula="of:=MIN([.$E10];[.$R10];[.$AE10])" office:value-type="float"/>
          <table:table-cell table:formula="of:=MIN([.$F10];[.$S10];[.$AF10])" office:value-type="float"/>
          <table:table-cell table:formula="of:=MIN([.$G10];[.$T10];[.$AG10])" office:value-type="float"/>
          <table:table-cell table:formula="of:=MIN([.$H10];[.$U10];[.$AH10])" office:value-type="float"/>
          <table:table-cell table:formula="of:=MIN([.$I10];[.$V10];[.$AI10])" office:value-type="float"/>
          <table:table-cell table:formula="of:=MIN([.$J10];[.$W10])" office:value-type="float"/>
          <table:table-cell table:formula="of:=MIN([.$K10];[.$X10];[.$AJ10])" office:value-type="float"/>
          <table:table-cell table:formula="of:=MIN([.$L10];[.$Y10];[.$AK10])" office:value-type="float"/>
          <table:table-cell table:formula="of:=MIN([.$M10];[.$Z10];[.$AL10])" office:value-type="float"/>
          <table:table-cell table:formula="of:=MIN([.$N10];[.$AA10];[.$AM10])" office:value-type="float"/>
          <table:table-cell table:formula="of:=MEDIAN([.$B10];[.$O10];[.$AB10])" office:value-type="float"/>
          <table:table-cell table:formula="of:=MEDIAN([.$C10];[.$P10];[.$AC10])" office:value-type="float"/>
          <table:table-cell table:formula="of:=MEDIAN([.$D10];[.$Q10];[.$AD10])" office:value-type="float"/>
          <table:table-cell table:formula="of:=MEDIAN([.$E10];[.$R10];[.$AE10])" office:value-type="float"/>
          <table:table-cell table:formula="of:=MEDIAN([.$F10];[.$S10];[.$AF10])" office:value-type="float"/>
          <table:table-cell table:formula="of:=MEDIAN([.$G10];[.$T10];[.$AG10])" office:value-type="float"/>
          <table:table-cell table:formula="of:=MEDIAN([.$H10];[.$U10];[.$AH10])" office:value-type="float"/>
          <table:table-cell table:formula="of:=MEDIAN([.$I10];[.$V10];[.$AI10])" office:value-type="float"/>
          <table:table-cell table:formula="of:=MEDIAN([.$J10];[.$W10])" office:value-type="float"/>
          <table:table-cell table:formula="of:=MEDIAN([.$K10];[.$X10];[.$AJ10])" office:value-type="float"/>
          <table:table-cell table:formula="of:=MEDIAN([.$L10];[.$Y10];[.$AK10])" office:value-type="float"/>
          <table:table-cell table:formula="of:=MEDIAN([.$M10];[.$Z10];[.$AL10])" office:value-type="float"/>
          <table:table-cell table:formula="of:=MEDIAN([.$N10];[.$AA10];[.$AM10])" office:value-type="float"/>
          <table:table-cell table:formula="of:=MAX([.$B10];[.$O10];[.$AB10])" office:value-type="float"/>
          <table:table-cell table:formula="of:=MAX([.$C10];[.$P10];[.$AC10])" office:value-type="float"/>
          <table:table-cell table:formula="of:=MAX([.$D10];[.$Q10];[.$AD10])" office:value-type="float"/>
          <table:table-cell table:formula="of:=MAX([.$E10];[.$R10];[.$AE10])" office:value-type="float"/>
          <table:table-cell table:formula="of:=MAX([.$F10];[.$S10];[.$AF10])" office:value-type="float"/>
          <table:table-cell table:formula="of:=MAX([.$G10];[.$T10];[.$AG10])" office:value-type="float"/>
          <table:table-cell table:formula="of:=MAX([.$H10];[.$U10];[.$AH10])" office:value-type="float"/>
          <table:table-cell table:formula="of:=MAX([.$I10];[.$V10];[.$AI10])" office:value-type="float"/>
          <table:table-cell table:formula="of:=MAX([.$J10];[.$W10])" office:value-type="float"/>
          <table:table-cell table:formula="of:=MAX([.$K10];[.$X10];[.$AJ10])" office:value-type="float"/>
          <table:table-cell table:formula="of:=MAX([.$L10];[.$Y10];[.$AK10])" office:value-type="float"/>
          <table:table-cell table:formula="of:=MAX([.$M10];[.$Z10];[.$AL10])" office:value-type="float"/>
          <table:table-cell table:formula="of:=MAX([.$N10];[.$AA10];[.$AM10])" office:value-type="float"/>
        </table:table-row>
        <table:table-row table:style-name="ro1">
          <table:table-cell office:value-type="string">
            <text:p>BLOCKS.BLOCKS-8-2.asp</text:p>
          </table:table-cell>
          <table:table-cell table:formula="of:=AVERAGE([Instances.B323:Instances.B362])" office:value-type="float"/>
          <table:table-cell table:formula="of:=AVERAGE([Instances.C323:Instances.C362])" office:value-type="float"/>
          <table:table-cell table:formula="of:=AVERAGE([Instances.D323:Instances.D362])" office:value-type="float"/>
          <table:table-cell table:formula="of:=AVERAGE([Instances.E323:Instances.E362])" office:value-type="float"/>
          <table:table-cell table:formula="of:=SUM([Instances.F323:Instances.F362])" office:value-type="float"/>
          <table:table-cell table:formula="of:=AVERAGE([Instances.G323:Instances.G362])" office:value-type="float"/>
          <table:table-cell table:formula="of:=AVERAGE([Instances.H323:Instances.H362])" office:value-type="float"/>
          <table:table-cell table:formula="of:=AVERAGE([Instances.I323:Instances.I362])" office:value-type="float"/>
          <table:table-cell table:formula="of:=AVERAGE([Instances.J323:Instances.J362])" office:value-type="float"/>
          <table:table-cell table:formula="of:=AVERAGE([Instances.K323:Instances.K362])" office:value-type="float"/>
          <table:table-cell table:formula="of:=AVERAGE([Instances.L323:Instances.L362])" office:value-type="float"/>
          <table:table-cell table:formula="of:=AVERAGE([Instances.M323:Instances.M362])" office:value-type="float"/>
          <table:table-cell table:formula="of:=AVERAGE([Instances.N323:Instances.N362])" office:value-type="float"/>
          <table:table-cell table:formula="of:=AVERAGE([Instances.O323:Instances.O362])" office:value-type="float"/>
          <table:table-cell table:formula="of:=AVERAGE([Instances.P323:Instances.P362])" office:value-type="float"/>
          <table:table-cell table:formula="of:=AVERAGE([Instances.Q323:Instances.Q362])" office:value-type="float"/>
          <table:table-cell table:formula="of:=AVERAGE([Instances.R323:Instances.R362])" office:value-type="float"/>
          <table:table-cell table:formula="of:=SUM([Instances.S323:Instances.S362])" office:value-type="float"/>
          <table:table-cell table:formula="of:=AVERAGE([Instances.T323:Instances.T362])" office:value-type="float"/>
          <table:table-cell table:formula="of:=AVERAGE([Instances.U323:Instances.U362])" office:value-type="float"/>
          <table:table-cell table:formula="of:=AVERAGE([Instances.V323:Instances.V362])" office:value-type="float"/>
          <table:table-cell table:formula="of:=AVERAGE([Instances.W323:Instances.W362])" office:value-type="float"/>
          <table:table-cell table:formula="of:=AVERAGE([Instances.X323:Instances.X362])" office:value-type="float"/>
          <table:table-cell table:formula="of:=AVERAGE([Instances.Y323:Instances.Y362])" office:value-type="float"/>
          <table:table-cell table:formula="of:=AVERAGE([Instances.Z323:Instances.Z362])" office:value-type="float"/>
          <table:table-cell table:formula="of:=AVERAGE([Instances.AA323:Instances.AA362])" office:value-type="float"/>
          <table:table-cell table:formula="of:=AVERAGE([Instances.AB323:Instances.AB362])" office:value-type="float"/>
          <table:table-cell table:formula="of:=AVERAGE([Instances.AC323:Instances.AC362])" office:value-type="float"/>
          <table:table-cell table:formula="of:=AVERAGE([Instances.AD323:Instances.AD362])" office:value-type="float"/>
          <table:table-cell table:formula="of:=AVERAGE([Instances.AE323:Instances.AE362])" office:value-type="float"/>
          <table:table-cell table:formula="of:=SUM([Instances.AF323:Instances.AF362])" office:value-type="float"/>
          <table:table-cell table:formula="of:=AVERAGE([Instances.AG323:Instances.AG362])" office:value-type="float"/>
          <table:table-cell table:formula="of:=AVERAGE([Instances.AH323:Instances.AH362])" office:value-type="float"/>
          <table:table-cell table:formula="of:=AVERAGE([Instances.AI323:Instances.AI362])" office:value-type="float"/>
          <table:table-cell table:formula="of:=AVERAGE([Instances.AJ323:Instances.AJ362])" office:value-type="float"/>
          <table:table-cell table:formula="of:=AVERAGE([Instances.AK323:Instances.AK362])" office:value-type="float"/>
          <table:table-cell table:formula="of:=AVERAGE([Instances.AL323:Instances.AL362])" office:value-type="float"/>
          <table:table-cell table:formula="of:=AVERAGE([Instances.AM323:Instances.AM362])" office:value-type="float"/>
          <table:table-cell table:formula="of:=MIN([.$B11];[.$O11];[.$AB11])" office:value-type="float"/>
          <table:table-cell table:formula="of:=MIN([.$C11];[.$P11];[.$AC11])" office:value-type="float"/>
          <table:table-cell table:formula="of:=MIN([.$D11];[.$Q11];[.$AD11])" office:value-type="float"/>
          <table:table-cell table:formula="of:=MIN([.$E11];[.$R11];[.$AE11])" office:value-type="float"/>
          <table:table-cell table:formula="of:=MIN([.$F11];[.$S11];[.$AF11])" office:value-type="float"/>
          <table:table-cell table:formula="of:=MIN([.$G11];[.$T11];[.$AG11])" office:value-type="float"/>
          <table:table-cell table:formula="of:=MIN([.$H11];[.$U11];[.$AH11])" office:value-type="float"/>
          <table:table-cell table:formula="of:=MIN([.$I11];[.$V11];[.$AI11])" office:value-type="float"/>
          <table:table-cell table:formula="of:=MIN([.$J11];[.$W11])" office:value-type="float"/>
          <table:table-cell table:formula="of:=MIN([.$K11];[.$X11];[.$AJ11])" office:value-type="float"/>
          <table:table-cell table:formula="of:=MIN([.$L11];[.$Y11];[.$AK11])" office:value-type="float"/>
          <table:table-cell table:formula="of:=MIN([.$M11];[.$Z11];[.$AL11])" office:value-type="float"/>
          <table:table-cell table:formula="of:=MIN([.$N11];[.$AA11];[.$AM11])" office:value-type="float"/>
          <table:table-cell table:formula="of:=MEDIAN([.$B11];[.$O11];[.$AB11])" office:value-type="float"/>
          <table:table-cell table:formula="of:=MEDIAN([.$C11];[.$P11];[.$AC11])" office:value-type="float"/>
          <table:table-cell table:formula="of:=MEDIAN([.$D11];[.$Q11];[.$AD11])" office:value-type="float"/>
          <table:table-cell table:formula="of:=MEDIAN([.$E11];[.$R11];[.$AE11])" office:value-type="float"/>
          <table:table-cell table:formula="of:=MEDIAN([.$F11];[.$S11];[.$AF11])" office:value-type="float"/>
          <table:table-cell table:formula="of:=MEDIAN([.$G11];[.$T11];[.$AG11])" office:value-type="float"/>
          <table:table-cell table:formula="of:=MEDIAN([.$H11];[.$U11];[.$AH11])" office:value-type="float"/>
          <table:table-cell table:formula="of:=MEDIAN([.$I11];[.$V11];[.$AI11])" office:value-type="float"/>
          <table:table-cell table:formula="of:=MEDIAN([.$J11];[.$W11])" office:value-type="float"/>
          <table:table-cell table:formula="of:=MEDIAN([.$K11];[.$X11];[.$AJ11])" office:value-type="float"/>
          <table:table-cell table:formula="of:=MEDIAN([.$L11];[.$Y11];[.$AK11])" office:value-type="float"/>
          <table:table-cell table:formula="of:=MEDIAN([.$M11];[.$Z11];[.$AL11])" office:value-type="float"/>
          <table:table-cell table:formula="of:=MEDIAN([.$N11];[.$AA11];[.$AM11])" office:value-type="float"/>
          <table:table-cell table:formula="of:=MAX([.$B11];[.$O11];[.$AB11])" office:value-type="float"/>
          <table:table-cell table:formula="of:=MAX([.$C11];[.$P11];[.$AC11])" office:value-type="float"/>
          <table:table-cell table:formula="of:=MAX([.$D11];[.$Q11];[.$AD11])" office:value-type="float"/>
          <table:table-cell table:formula="of:=MAX([.$E11];[.$R11];[.$AE11])" office:value-type="float"/>
          <table:table-cell table:formula="of:=MAX([.$F11];[.$S11];[.$AF11])" office:value-type="float"/>
          <table:table-cell table:formula="of:=MAX([.$G11];[.$T11];[.$AG11])" office:value-type="float"/>
          <table:table-cell table:formula="of:=MAX([.$H11];[.$U11];[.$AH11])" office:value-type="float"/>
          <table:table-cell table:formula="of:=MAX([.$I11];[.$V11];[.$AI11])" office:value-type="float"/>
          <table:table-cell table:formula="of:=MAX([.$J11];[.$W11])" office:value-type="float"/>
          <table:table-cell table:formula="of:=MAX([.$K11];[.$X11];[.$AJ11])" office:value-type="float"/>
          <table:table-cell table:formula="of:=MAX([.$L11];[.$Y11];[.$AK11])" office:value-type="float"/>
          <table:table-cell table:formula="of:=MAX([.$M11];[.$Z11];[.$AL11])" office:value-type="float"/>
          <table:table-cell table:formula="of:=MAX([.$N11];[.$AA11];[.$AM11])" office:value-type="float"/>
        </table:table-row>
        <table:table-row table:style-name="ro1">
          <table:table-cell office:value-type="string">
            <text:p>BLOCKS.BLOCKS-9-0.asp</text:p>
          </table:table-cell>
          <table:table-cell table:formula="of:=AVERAGE([Instances.B363:Instances.B402])" office:value-type="float"/>
          <table:table-cell table:formula="of:=AVERAGE([Instances.C363:Instances.C402])" office:value-type="float"/>
          <table:table-cell table:formula="of:=AVERAGE([Instances.D363:Instances.D402])" office:value-type="float"/>
          <table:table-cell table:formula="of:=AVERAGE([Instances.E363:Instances.E402])" office:value-type="float"/>
          <table:table-cell table:formula="of:=SUM([Instances.F363:Instances.F402])" office:value-type="float"/>
          <table:table-cell table:formula="of:=AVERAGE([Instances.G363:Instances.G402])" office:value-type="float"/>
          <table:table-cell table:formula="of:=AVERAGE([Instances.H363:Instances.H402])" office:value-type="float"/>
          <table:table-cell table:formula="of:=AVERAGE([Instances.I363:Instances.I402])" office:value-type="float"/>
          <table:table-cell table:formula="of:=AVERAGE([Instances.J363:Instances.J402])" office:value-type="float"/>
          <table:table-cell table:formula="of:=AVERAGE([Instances.K363:Instances.K402])" office:value-type="float"/>
          <table:table-cell table:formula="of:=AVERAGE([Instances.L363:Instances.L402])" office:value-type="float"/>
          <table:table-cell table:formula="of:=AVERAGE([Instances.M363:Instances.M402])" office:value-type="float"/>
          <table:table-cell table:formula="of:=AVERAGE([Instances.N363:Instances.N402])" office:value-type="float"/>
          <table:table-cell table:formula="of:=AVERAGE([Instances.O363:Instances.O402])" office:value-type="float"/>
          <table:table-cell table:formula="of:=AVERAGE([Instances.P363:Instances.P402])" office:value-type="float"/>
          <table:table-cell table:formula="of:=AVERAGE([Instances.Q363:Instances.Q402])" office:value-type="float"/>
          <table:table-cell table:formula="of:=AVERAGE([Instances.R363:Instances.R402])" office:value-type="float"/>
          <table:table-cell table:formula="of:=SUM([Instances.S363:Instances.S402])" office:value-type="float"/>
          <table:table-cell table:formula="of:=AVERAGE([Instances.T363:Instances.T402])" office:value-type="float"/>
          <table:table-cell table:formula="of:=AVERAGE([Instances.U363:Instances.U402])" office:value-type="float"/>
          <table:table-cell table:formula="of:=AVERAGE([Instances.V363:Instances.V402])" office:value-type="float"/>
          <table:table-cell table:formula="of:=AVERAGE([Instances.W363:Instances.W402])" office:value-type="float"/>
          <table:table-cell table:formula="of:=AVERAGE([Instances.X363:Instances.X402])" office:value-type="float"/>
          <table:table-cell table:formula="of:=AVERAGE([Instances.Y363:Instances.Y402])" office:value-type="float"/>
          <table:table-cell table:formula="of:=AVERAGE([Instances.Z363:Instances.Z402])" office:value-type="float"/>
          <table:table-cell table:formula="of:=AVERAGE([Instances.AA363:Instances.AA402])" office:value-type="float"/>
          <table:table-cell table:formula="of:=AVERAGE([Instances.AB363:Instances.AB402])" office:value-type="float"/>
          <table:table-cell table:formula="of:=AVERAGE([Instances.AC363:Instances.AC402])" office:value-type="float"/>
          <table:table-cell table:formula="of:=AVERAGE([Instances.AD363:Instances.AD402])" office:value-type="float"/>
          <table:table-cell table:formula="of:=AVERAGE([Instances.AE363:Instances.AE402])" office:value-type="float"/>
          <table:table-cell table:formula="of:=SUM([Instances.AF363:Instances.AF402])" office:value-type="float"/>
          <table:table-cell table:formula="of:=AVERAGE([Instances.AG363:Instances.AG402])" office:value-type="float"/>
          <table:table-cell table:formula="of:=AVERAGE([Instances.AH363:Instances.AH402])" office:value-type="float"/>
          <table:table-cell table:formula="of:=AVERAGE([Instances.AI363:Instances.AI402])" office:value-type="float"/>
          <table:table-cell table:formula="of:=AVERAGE([Instances.AJ363:Instances.AJ402])" office:value-type="float"/>
          <table:table-cell table:formula="of:=AVERAGE([Instances.AK363:Instances.AK402])" office:value-type="float"/>
          <table:table-cell table:formula="of:=AVERAGE([Instances.AL363:Instances.AL402])" office:value-type="float"/>
          <table:table-cell table:formula="of:=AVERAGE([Instances.AM363:Instances.AM402])" office:value-type="float"/>
          <table:table-cell table:formula="of:=MIN([.$B12];[.$O12];[.$AB12])" office:value-type="float"/>
          <table:table-cell table:formula="of:=MIN([.$C12];[.$P12];[.$AC12])" office:value-type="float"/>
          <table:table-cell table:formula="of:=MIN([.$D12];[.$Q12];[.$AD12])" office:value-type="float"/>
          <table:table-cell table:formula="of:=MIN([.$E12];[.$R12];[.$AE12])" office:value-type="float"/>
          <table:table-cell table:formula="of:=MIN([.$F12];[.$S12];[.$AF12])" office:value-type="float"/>
          <table:table-cell table:formula="of:=MIN([.$G12];[.$T12];[.$AG12])" office:value-type="float"/>
          <table:table-cell table:formula="of:=MIN([.$H12];[.$U12];[.$AH12])" office:value-type="float"/>
          <table:table-cell table:formula="of:=MIN([.$I12];[.$V12];[.$AI12])" office:value-type="float"/>
          <table:table-cell table:formula="of:=MIN([.$J12];[.$W12])" office:value-type="float"/>
          <table:table-cell table:formula="of:=MIN([.$K12];[.$X12];[.$AJ12])" office:value-type="float"/>
          <table:table-cell table:formula="of:=MIN([.$L12];[.$Y12];[.$AK12])" office:value-type="float"/>
          <table:table-cell table:formula="of:=MIN([.$M12];[.$Z12];[.$AL12])" office:value-type="float"/>
          <table:table-cell table:formula="of:=MIN([.$N12];[.$AA12];[.$AM12])" office:value-type="float"/>
          <table:table-cell table:formula="of:=MEDIAN([.$B12];[.$O12];[.$AB12])" office:value-type="float"/>
          <table:table-cell table:formula="of:=MEDIAN([.$C12];[.$P12];[.$AC12])" office:value-type="float"/>
          <table:table-cell table:formula="of:=MEDIAN([.$D12];[.$Q12];[.$AD12])" office:value-type="float"/>
          <table:table-cell table:formula="of:=MEDIAN([.$E12];[.$R12];[.$AE12])" office:value-type="float"/>
          <table:table-cell table:formula="of:=MEDIAN([.$F12];[.$S12];[.$AF12])" office:value-type="float"/>
          <table:table-cell table:formula="of:=MEDIAN([.$G12];[.$T12];[.$AG12])" office:value-type="float"/>
          <table:table-cell table:formula="of:=MEDIAN([.$H12];[.$U12];[.$AH12])" office:value-type="float"/>
          <table:table-cell table:formula="of:=MEDIAN([.$I12];[.$V12];[.$AI12])" office:value-type="float"/>
          <table:table-cell table:formula="of:=MEDIAN([.$J12];[.$W12])" office:value-type="float"/>
          <table:table-cell table:formula="of:=MEDIAN([.$K12];[.$X12];[.$AJ12])" office:value-type="float"/>
          <table:table-cell table:formula="of:=MEDIAN([.$L12];[.$Y12];[.$AK12])" office:value-type="float"/>
          <table:table-cell table:formula="of:=MEDIAN([.$M12];[.$Z12];[.$AL12])" office:value-type="float"/>
          <table:table-cell table:formula="of:=MEDIAN([.$N12];[.$AA12];[.$AM12])" office:value-type="float"/>
          <table:table-cell table:formula="of:=MAX([.$B12];[.$O12];[.$AB12])" office:value-type="float"/>
          <table:table-cell table:formula="of:=MAX([.$C12];[.$P12];[.$AC12])" office:value-type="float"/>
          <table:table-cell table:formula="of:=MAX([.$D12];[.$Q12];[.$AD12])" office:value-type="float"/>
          <table:table-cell table:formula="of:=MAX([.$E12];[.$R12];[.$AE12])" office:value-type="float"/>
          <table:table-cell table:formula="of:=MAX([.$F12];[.$S12];[.$AF12])" office:value-type="float"/>
          <table:table-cell table:formula="of:=MAX([.$G12];[.$T12];[.$AG12])" office:value-type="float"/>
          <table:table-cell table:formula="of:=MAX([.$H12];[.$U12];[.$AH12])" office:value-type="float"/>
          <table:table-cell table:formula="of:=MAX([.$I12];[.$V12];[.$AI12])" office:value-type="float"/>
          <table:table-cell table:formula="of:=MAX([.$J12];[.$W12])" office:value-type="float"/>
          <table:table-cell table:formula="of:=MAX([.$K12];[.$X12];[.$AJ12])" office:value-type="float"/>
          <table:table-cell table:formula="of:=MAX([.$L12];[.$Y12];[.$AK12])" office:value-type="float"/>
          <table:table-cell table:formula="of:=MAX([.$M12];[.$Z12];[.$AL12])" office:value-type="float"/>
          <table:table-cell table:formula="of:=MAX([.$N12];[.$AA12];[.$AM12])" office:value-type="float"/>
        </table:table-row>
        <table:table-row table:style-name="ro1">
          <table:table-cell office:value-type="string">
            <text:p>BLOCKS.BLOCKS-9-1.asp</text:p>
          </table:table-cell>
          <table:table-cell table:formula="of:=AVERAGE([Instances.B403:Instances.B442])" office:value-type="float"/>
          <table:table-cell table:formula="of:=AVERAGE([Instances.C403:Instances.C442])" office:value-type="float"/>
          <table:table-cell table:formula="of:=AVERAGE([Instances.D403:Instances.D442])" office:value-type="float"/>
          <table:table-cell table:formula="of:=AVERAGE([Instances.E403:Instances.E442])" office:value-type="float"/>
          <table:table-cell table:formula="of:=SUM([Instances.F403:Instances.F442])" office:value-type="float"/>
          <table:table-cell table:formula="of:=AVERAGE([Instances.G403:Instances.G442])" office:value-type="float"/>
          <table:table-cell table:formula="of:=AVERAGE([Instances.H403:Instances.H442])" office:value-type="float"/>
          <table:table-cell table:formula="of:=AVERAGE([Instances.I403:Instances.I442])" office:value-type="float"/>
          <table:table-cell table:formula="of:=AVERAGE([Instances.J403:Instances.J442])" office:value-type="float"/>
          <table:table-cell table:formula="of:=AVERAGE([Instances.K403:Instances.K442])" office:value-type="float"/>
          <table:table-cell table:formula="of:=AVERAGE([Instances.L403:Instances.L442])" office:value-type="float"/>
          <table:table-cell table:formula="of:=AVERAGE([Instances.M403:Instances.M442])" office:value-type="float"/>
          <table:table-cell table:formula="of:=AVERAGE([Instances.N403:Instances.N442])" office:value-type="float"/>
          <table:table-cell table:formula="of:=AVERAGE([Instances.O403:Instances.O442])" office:value-type="float"/>
          <table:table-cell table:formula="of:=AVERAGE([Instances.P403:Instances.P442])" office:value-type="float"/>
          <table:table-cell table:formula="of:=AVERAGE([Instances.Q403:Instances.Q442])" office:value-type="float"/>
          <table:table-cell table:formula="of:=AVERAGE([Instances.R403:Instances.R442])" office:value-type="float"/>
          <table:table-cell table:formula="of:=SUM([Instances.S403:Instances.S442])" office:value-type="float"/>
          <table:table-cell table:formula="of:=AVERAGE([Instances.T403:Instances.T442])" office:value-type="float"/>
          <table:table-cell table:formula="of:=AVERAGE([Instances.U403:Instances.U442])" office:value-type="float"/>
          <table:table-cell table:formula="of:=AVERAGE([Instances.V403:Instances.V442])" office:value-type="float"/>
          <table:table-cell table:formula="of:=AVERAGE([Instances.W403:Instances.W442])" office:value-type="float"/>
          <table:table-cell table:formula="of:=AVERAGE([Instances.X403:Instances.X442])" office:value-type="float"/>
          <table:table-cell table:formula="of:=AVERAGE([Instances.Y403:Instances.Y442])" office:value-type="float"/>
          <table:table-cell table:formula="of:=AVERAGE([Instances.Z403:Instances.Z442])" office:value-type="float"/>
          <table:table-cell table:formula="of:=AVERAGE([Instances.AA403:Instances.AA442])" office:value-type="float"/>
          <table:table-cell table:formula="of:=AVERAGE([Instances.AB403:Instances.AB442])" office:value-type="float"/>
          <table:table-cell table:formula="of:=AVERAGE([Instances.AC403:Instances.AC442])" office:value-type="float"/>
          <table:table-cell table:formula="of:=AVERAGE([Instances.AD403:Instances.AD442])" office:value-type="float"/>
          <table:table-cell table:formula="of:=AVERAGE([Instances.AE403:Instances.AE442])" office:value-type="float"/>
          <table:table-cell table:formula="of:=SUM([Instances.AF403:Instances.AF442])" office:value-type="float"/>
          <table:table-cell table:formula="of:=AVERAGE([Instances.AG403:Instances.AG442])" office:value-type="float"/>
          <table:table-cell table:formula="of:=AVERAGE([Instances.AH403:Instances.AH442])" office:value-type="float"/>
          <table:table-cell table:formula="of:=AVERAGE([Instances.AI403:Instances.AI442])" office:value-type="float"/>
          <table:table-cell table:formula="of:=AVERAGE([Instances.AJ403:Instances.AJ442])" office:value-type="float"/>
          <table:table-cell table:formula="of:=AVERAGE([Instances.AK403:Instances.AK442])" office:value-type="float"/>
          <table:table-cell table:formula="of:=AVERAGE([Instances.AL403:Instances.AL442])" office:value-type="float"/>
          <table:table-cell table:formula="of:=AVERAGE([Instances.AM403:Instances.AM442])" office:value-type="float"/>
          <table:table-cell table:formula="of:=MIN([.$B13];[.$O13];[.$AB13])" office:value-type="float"/>
          <table:table-cell table:formula="of:=MIN([.$C13];[.$P13];[.$AC13])" office:value-type="float"/>
          <table:table-cell table:formula="of:=MIN([.$D13];[.$Q13];[.$AD13])" office:value-type="float"/>
          <table:table-cell table:formula="of:=MIN([.$E13];[.$R13];[.$AE13])" office:value-type="float"/>
          <table:table-cell table:formula="of:=MIN([.$F13];[.$S13];[.$AF13])" office:value-type="float"/>
          <table:table-cell table:formula="of:=MIN([.$G13];[.$T13];[.$AG13])" office:value-type="float"/>
          <table:table-cell table:formula="of:=MIN([.$H13];[.$U13];[.$AH13])" office:value-type="float"/>
          <table:table-cell table:formula="of:=MIN([.$I13];[.$V13];[.$AI13])" office:value-type="float"/>
          <table:table-cell table:formula="of:=MIN([.$J13];[.$W13])" office:value-type="float"/>
          <table:table-cell table:formula="of:=MIN([.$K13];[.$X13];[.$AJ13])" office:value-type="float"/>
          <table:table-cell table:formula="of:=MIN([.$L13];[.$Y13];[.$AK13])" office:value-type="float"/>
          <table:table-cell table:formula="of:=MIN([.$M13];[.$Z13];[.$AL13])" office:value-type="float"/>
          <table:table-cell table:formula="of:=MIN([.$N13];[.$AA13];[.$AM13])" office:value-type="float"/>
          <table:table-cell table:formula="of:=MEDIAN([.$B13];[.$O13];[.$AB13])" office:value-type="float"/>
          <table:table-cell table:formula="of:=MEDIAN([.$C13];[.$P13];[.$AC13])" office:value-type="float"/>
          <table:table-cell table:formula="of:=MEDIAN([.$D13];[.$Q13];[.$AD13])" office:value-type="float"/>
          <table:table-cell table:formula="of:=MEDIAN([.$E13];[.$R13];[.$AE13])" office:value-type="float"/>
          <table:table-cell table:formula="of:=MEDIAN([.$F13];[.$S13];[.$AF13])" office:value-type="float"/>
          <table:table-cell table:formula="of:=MEDIAN([.$G13];[.$T13];[.$AG13])" office:value-type="float"/>
          <table:table-cell table:formula="of:=MEDIAN([.$H13];[.$U13];[.$AH13])" office:value-type="float"/>
          <table:table-cell table:formula="of:=MEDIAN([.$I13];[.$V13];[.$AI13])" office:value-type="float"/>
          <table:table-cell table:formula="of:=MEDIAN([.$J13];[.$W13])" office:value-type="float"/>
          <table:table-cell table:formula="of:=MEDIAN([.$K13];[.$X13];[.$AJ13])" office:value-type="float"/>
          <table:table-cell table:formula="of:=MEDIAN([.$L13];[.$Y13];[.$AK13])" office:value-type="float"/>
          <table:table-cell table:formula="of:=MEDIAN([.$M13];[.$Z13];[.$AL13])" office:value-type="float"/>
          <table:table-cell table:formula="of:=MEDIAN([.$N13];[.$AA13];[.$AM13])" office:value-type="float"/>
          <table:table-cell table:formula="of:=MAX([.$B13];[.$O13];[.$AB13])" office:value-type="float"/>
          <table:table-cell table:formula="of:=MAX([.$C13];[.$P13];[.$AC13])" office:value-type="float"/>
          <table:table-cell table:formula="of:=MAX([.$D13];[.$Q13];[.$AD13])" office:value-type="float"/>
          <table:table-cell table:formula="of:=MAX([.$E13];[.$R13];[.$AE13])" office:value-type="float"/>
          <table:table-cell table:formula="of:=MAX([.$F13];[.$S13];[.$AF13])" office:value-type="float"/>
          <table:table-cell table:formula="of:=MAX([.$G13];[.$T13];[.$AG13])" office:value-type="float"/>
          <table:table-cell table:formula="of:=MAX([.$H13];[.$U13];[.$AH13])" office:value-type="float"/>
          <table:table-cell table:formula="of:=MAX([.$I13];[.$V13];[.$AI13])" office:value-type="float"/>
          <table:table-cell table:formula="of:=MAX([.$J13];[.$W13])" office:value-type="float"/>
          <table:table-cell table:formula="of:=MAX([.$K13];[.$X13];[.$AJ13])" office:value-type="float"/>
          <table:table-cell table:formula="of:=MAX([.$L13];[.$Y13];[.$AK13])" office:value-type="float"/>
          <table:table-cell table:formula="of:=MAX([.$M13];[.$Z13];[.$AL13])" office:value-type="float"/>
          <table:table-cell table:formula="of:=MAX([.$N13];[.$AA13];[.$AM13])" office:value-type="float"/>
        </table:table-row>
        <table:table-row table:style-name="ro1">
          <table:table-cell office:value-type="string">
            <text:p>BLOCKS.BLOCKS-9-2.asp</text:p>
          </table:table-cell>
          <table:table-cell table:formula="of:=AVERAGE([Instances.B443:Instances.B482])" office:value-type="float"/>
          <table:table-cell table:formula="of:=AVERAGE([Instances.C443:Instances.C482])" office:value-type="float"/>
          <table:table-cell table:formula="of:=AVERAGE([Instances.D443:Instances.D482])" office:value-type="float"/>
          <table:table-cell table:formula="of:=AVERAGE([Instances.E443:Instances.E482])" office:value-type="float"/>
          <table:table-cell table:formula="of:=SUM([Instances.F443:Instances.F482])" office:value-type="float"/>
          <table:table-cell table:formula="of:=AVERAGE([Instances.G443:Instances.G482])" office:value-type="float"/>
          <table:table-cell table:formula="of:=AVERAGE([Instances.H443:Instances.H482])" office:value-type="float"/>
          <table:table-cell table:formula="of:=AVERAGE([Instances.I443:Instances.I482])" office:value-type="float"/>
          <table:table-cell table:formula="of:=AVERAGE([Instances.J443:Instances.J482])" office:value-type="float"/>
          <table:table-cell table:formula="of:=AVERAGE([Instances.K443:Instances.K482])" office:value-type="float"/>
          <table:table-cell table:formula="of:=AVERAGE([Instances.L443:Instances.L482])" office:value-type="float"/>
          <table:table-cell table:formula="of:=AVERAGE([Instances.M443:Instances.M482])" office:value-type="float"/>
          <table:table-cell table:formula="of:=AVERAGE([Instances.N443:Instances.N482])" office:value-type="float"/>
          <table:table-cell table:formula="of:=AVERAGE([Instances.O443:Instances.O482])" office:value-type="float"/>
          <table:table-cell table:formula="of:=AVERAGE([Instances.P443:Instances.P482])" office:value-type="float"/>
          <table:table-cell table:formula="of:=AVERAGE([Instances.Q443:Instances.Q482])" office:value-type="float"/>
          <table:table-cell table:formula="of:=AVERAGE([Instances.R443:Instances.R482])" office:value-type="float"/>
          <table:table-cell table:formula="of:=SUM([Instances.S443:Instances.S482])" office:value-type="float"/>
          <table:table-cell table:formula="of:=AVERAGE([Instances.T443:Instances.T482])" office:value-type="float"/>
          <table:table-cell table:formula="of:=AVERAGE([Instances.U443:Instances.U482])" office:value-type="float"/>
          <table:table-cell table:formula="of:=AVERAGE([Instances.V443:Instances.V482])" office:value-type="float"/>
          <table:table-cell table:formula="of:=AVERAGE([Instances.W443:Instances.W482])" office:value-type="float"/>
          <table:table-cell table:formula="of:=AVERAGE([Instances.X443:Instances.X482])" office:value-type="float"/>
          <table:table-cell table:formula="of:=AVERAGE([Instances.Y443:Instances.Y482])" office:value-type="float"/>
          <table:table-cell table:formula="of:=AVERAGE([Instances.Z443:Instances.Z482])" office:value-type="float"/>
          <table:table-cell table:formula="of:=AVERAGE([Instances.AA443:Instances.AA482])" office:value-type="float"/>
          <table:table-cell table:formula="of:=AVERAGE([Instances.AB443:Instances.AB482])" office:value-type="float"/>
          <table:table-cell table:formula="of:=AVERAGE([Instances.AC443:Instances.AC482])" office:value-type="float"/>
          <table:table-cell table:formula="of:=AVERAGE([Instances.AD443:Instances.AD482])" office:value-type="float"/>
          <table:table-cell table:formula="of:=AVERAGE([Instances.AE443:Instances.AE482])" office:value-type="float"/>
          <table:table-cell table:formula="of:=SUM([Instances.AF443:Instances.AF482])" office:value-type="float"/>
          <table:table-cell table:formula="of:=AVERAGE([Instances.AG443:Instances.AG482])" office:value-type="float"/>
          <table:table-cell table:formula="of:=AVERAGE([Instances.AH443:Instances.AH482])" office:value-type="float"/>
          <table:table-cell table:formula="of:=AVERAGE([Instances.AI443:Instances.AI482])" office:value-type="float"/>
          <table:table-cell table:formula="of:=AVERAGE([Instances.AJ443:Instances.AJ482])" office:value-type="float"/>
          <table:table-cell table:formula="of:=AVERAGE([Instances.AK443:Instances.AK482])" office:value-type="float"/>
          <table:table-cell table:formula="of:=AVERAGE([Instances.AL443:Instances.AL482])" office:value-type="float"/>
          <table:table-cell table:formula="of:=AVERAGE([Instances.AM443:Instances.AM482])" office:value-type="float"/>
          <table:table-cell table:formula="of:=MIN([.$B14];[.$O14];[.$AB14])" office:value-type="float"/>
          <table:table-cell table:formula="of:=MIN([.$C14];[.$P14];[.$AC14])" office:value-type="float"/>
          <table:table-cell table:formula="of:=MIN([.$D14];[.$Q14];[.$AD14])" office:value-type="float"/>
          <table:table-cell table:formula="of:=MIN([.$E14];[.$R14];[.$AE14])" office:value-type="float"/>
          <table:table-cell table:formula="of:=MIN([.$F14];[.$S14];[.$AF14])" office:value-type="float"/>
          <table:table-cell table:formula="of:=MIN([.$G14];[.$T14];[.$AG14])" office:value-type="float"/>
          <table:table-cell table:formula="of:=MIN([.$H14];[.$U14];[.$AH14])" office:value-type="float"/>
          <table:table-cell table:formula="of:=MIN([.$I14];[.$V14];[.$AI14])" office:value-type="float"/>
          <table:table-cell table:formula="of:=MIN([.$J14];[.$W14])" office:value-type="float"/>
          <table:table-cell table:formula="of:=MIN([.$K14];[.$X14];[.$AJ14])" office:value-type="float"/>
          <table:table-cell table:formula="of:=MIN([.$L14];[.$Y14];[.$AK14])" office:value-type="float"/>
          <table:table-cell table:formula="of:=MIN([.$M14];[.$Z14];[.$AL14])" office:value-type="float"/>
          <table:table-cell table:formula="of:=MIN([.$N14];[.$AA14];[.$AM14])" office:value-type="float"/>
          <table:table-cell table:formula="of:=MEDIAN([.$B14];[.$O14];[.$AB14])" office:value-type="float"/>
          <table:table-cell table:formula="of:=MEDIAN([.$C14];[.$P14];[.$AC14])" office:value-type="float"/>
          <table:table-cell table:formula="of:=MEDIAN([.$D14];[.$Q14];[.$AD14])" office:value-type="float"/>
          <table:table-cell table:formula="of:=MEDIAN([.$E14];[.$R14];[.$AE14])" office:value-type="float"/>
          <table:table-cell table:formula="of:=MEDIAN([.$F14];[.$S14];[.$AF14])" office:value-type="float"/>
          <table:table-cell table:formula="of:=MEDIAN([.$G14];[.$T14];[.$AG14])" office:value-type="float"/>
          <table:table-cell table:formula="of:=MEDIAN([.$H14];[.$U14];[.$AH14])" office:value-type="float"/>
          <table:table-cell table:formula="of:=MEDIAN([.$I14];[.$V14];[.$AI14])" office:value-type="float"/>
          <table:table-cell table:formula="of:=MEDIAN([.$J14];[.$W14])" office:value-type="float"/>
          <table:table-cell table:formula="of:=MEDIAN([.$K14];[.$X14];[.$AJ14])" office:value-type="float"/>
          <table:table-cell table:formula="of:=MEDIAN([.$L14];[.$Y14];[.$AK14])" office:value-type="float"/>
          <table:table-cell table:formula="of:=MEDIAN([.$M14];[.$Z14];[.$AL14])" office:value-type="float"/>
          <table:table-cell table:formula="of:=MEDIAN([.$N14];[.$AA14];[.$AM14])" office:value-type="float"/>
          <table:table-cell table:formula="of:=MAX([.$B14];[.$O14];[.$AB14])" office:value-type="float"/>
          <table:table-cell table:formula="of:=MAX([.$C14];[.$P14];[.$AC14])" office:value-type="float"/>
          <table:table-cell table:formula="of:=MAX([.$D14];[.$Q14];[.$AD14])" office:value-type="float"/>
          <table:table-cell table:formula="of:=MAX([.$E14];[.$R14];[.$AE14])" office:value-type="float"/>
          <table:table-cell table:formula="of:=MAX([.$F14];[.$S14];[.$AF14])" office:value-type="float"/>
          <table:table-cell table:formula="of:=MAX([.$G14];[.$T14];[.$AG14])" office:value-type="float"/>
          <table:table-cell table:formula="of:=MAX([.$H14];[.$U14];[.$AH14])" office:value-type="float"/>
          <table:table-cell table:formula="of:=MAX([.$I14];[.$V14];[.$AI14])" office:value-type="float"/>
          <table:table-cell table:formula="of:=MAX([.$J14];[.$W14])" office:value-type="float"/>
          <table:table-cell table:formula="of:=MAX([.$K14];[.$X14];[.$AJ14])" office:value-type="float"/>
          <table:table-cell table:formula="of:=MAX([.$L14];[.$Y14];[.$AK14])" office:value-type="float"/>
          <table:table-cell table:formula="of:=MAX([.$M14];[.$Z14];[.$AL14])" office:value-type="float"/>
          <table:table-cell table:formula="of:=MAX([.$N14];[.$AA14];[.$AM1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4])" office:value-type="float"/>
          <table:table-cell table:formula="of:=SUM([.C3:.C14])" office:value-type="float"/>
          <table:table-cell table:formula="of:=SUM([.D3:.D14])" office:value-type="float"/>
          <table:table-cell table:formula="of:=SUM([.E3:.E14])" office:value-type="float"/>
          <table:table-cell table:formula="of:=SUM([.F3:.F14])" office:value-type="float"/>
          <table:table-cell table:formula="of:=SUM([.G3:.G14])" office:value-type="float"/>
          <table:table-cell table:formula="of:=SUM([.H3:.H14])" office:value-type="float"/>
          <table:table-cell table:formula="of:=SUM([.I3:.I14])" office:value-type="float"/>
          <table:table-cell table:formula="of:=SUM([.J3:.J14])" office:value-type="float"/>
          <table:table-cell table:formula="of:=SUM([.K3:.K14])" office:value-type="float"/>
          <table:table-cell table:formula="of:=SUM([.L3:.L14])" office:value-type="float"/>
          <table:table-cell table:formula="of:=SUM([.M3:.M14])" office:value-type="float"/>
          <table:table-cell table:formula="of:=SUM([.N3:.N14])" office:value-type="float"/>
          <table:table-cell table:formula="of:=SUM([.O3:.O14])" office:value-type="float"/>
          <table:table-cell table:formula="of:=SUM([.P3:.P14])" office:value-type="float"/>
          <table:table-cell table:formula="of:=SUM([.Q3:.Q14])" office:value-type="float"/>
          <table:table-cell table:formula="of:=SUM([.R3:.R14])" office:value-type="float"/>
          <table:table-cell table:formula="of:=SUM([.S3:.S14])" office:value-type="float"/>
          <table:table-cell table:formula="of:=SUM([.T3:.T14])" office:value-type="float"/>
          <table:table-cell table:formula="of:=SUM([.U3:.U14])" office:value-type="float"/>
          <table:table-cell table:formula="of:=SUM([.V3:.V14])" office:value-type="float"/>
          <table:table-cell table:formula="of:=SUM([.W3:.W14])" office:value-type="float"/>
          <table:table-cell table:formula="of:=SUM([.X3:.X14])" office:value-type="float"/>
          <table:table-cell table:formula="of:=SUM([.Y3:.Y14])" office:value-type="float"/>
          <table:table-cell table:formula="of:=SUM([.Z3:.Z14])" office:value-type="float"/>
          <table:table-cell table:formula="of:=SUM([.AA3:.AA14])" office:value-type="float"/>
          <table:table-cell table:formula="of:=SUM([.AB3:.AB14])" office:value-type="float"/>
          <table:table-cell table:formula="of:=SUM([.AC3:.AC14])" office:value-type="float"/>
          <table:table-cell table:formula="of:=SUM([.AD3:.AD14])" office:value-type="float"/>
          <table:table-cell table:formula="of:=SUM([.AE3:.AE14])" office:value-type="float"/>
          <table:table-cell table:formula="of:=SUM([.AF3:.AF14])" office:value-type="float"/>
          <table:table-cell table:formula="of:=SUM([.AG3:.AG14])" office:value-type="float"/>
          <table:table-cell table:formula="of:=SUM([.AH3:.AH14])" office:value-type="float"/>
          <table:table-cell table:formula="of:=SUM([.AI3:.AI14])" office:value-type="float"/>
          <table:table-cell table:formula="of:=SUM([.AJ3:.AJ14])" office:value-type="float"/>
          <table:table-cell table:formula="of:=SUM([.AK3:.AK14])" office:value-type="float"/>
          <table:table-cell table:formula="of:=SUM([.AL3:.AL14])" office:value-type="float"/>
          <table:table-cell table:formula="of:=SUM([.AM3:.AM14])" office:value-type="float"/>
          <table:table-cell table:formula="of:=SUM([.AN3:.AN14])" office:value-type="float"/>
          <table:table-cell table:formula="of:=SUM([.AO3:.AO14])" office:value-type="float"/>
          <table:table-cell table:formula="of:=SUM([.AP3:.AP14])" office:value-type="float"/>
          <table:table-cell table:formula="of:=SUM([.AQ3:.AQ14])" office:value-type="float"/>
          <table:table-cell table:formula="of:=SUM([.AR3:.AR14])" office:value-type="float"/>
          <table:table-cell table:formula="of:=SUM([.AS3:.AS14])" office:value-type="float"/>
          <table:table-cell table:formula="of:=SUM([.AT3:.AT14])" office:value-type="float"/>
          <table:table-cell table:formula="of:=SUM([.AU3:.AU14])" office:value-type="float"/>
          <table:table-cell table:formula="of:=SUM([.AV3:.AV14])" office:value-type="float"/>
          <table:table-cell table:formula="of:=SUM([.AW3:.AW14])" office:value-type="float"/>
          <table:table-cell table:formula="of:=SUM([.AX3:.AX14])" office:value-type="float"/>
          <table:table-cell table:formula="of:=SUM([.AY3:.AY14])" office:value-type="float"/>
          <table:table-cell table:formula="of:=SUM([.AZ3:.AZ14])" office:value-type="float"/>
          <table:table-cell table:formula="of:=SUM([.BA3:.BA14])" office:value-type="float"/>
          <table:table-cell table:formula="of:=SUM([.BB3:.BB14])" office:value-type="float"/>
          <table:table-cell table:formula="of:=SUM([.BC3:.BC14])" office:value-type="float"/>
          <table:table-cell table:formula="of:=SUM([.BD3:.BD14])" office:value-type="float"/>
          <table:table-cell table:formula="of:=SUM([.BE3:.BE14])" office:value-type="float"/>
          <table:table-cell table:formula="of:=SUM([.BF3:.BF14])" office:value-type="float"/>
          <table:table-cell table:formula="of:=SUM([.BG3:.BG14])" office:value-type="float"/>
          <table:table-cell table:formula="of:=SUM([.BH3:.BH14])" office:value-type="float"/>
          <table:table-cell table:formula="of:=SUM([.BI3:.BI14])" office:value-type="float"/>
          <table:table-cell table:formula="of:=SUM([.BJ3:.BJ14])" office:value-type="float"/>
          <table:table-cell table:formula="of:=SUM([.BK3:.BK14])" office:value-type="float"/>
          <table:table-cell table:formula="of:=SUM([.BL3:.BL14])" office:value-type="float"/>
          <table:table-cell table:formula="of:=SUM([.BM3:.BM14])" office:value-type="float"/>
          <table:table-cell table:formula="of:=SUM([.BN3:.BN14])" office:value-type="float"/>
          <table:table-cell table:formula="of:=SUM([.BO3:.BO14])" office:value-type="float"/>
          <table:table-cell table:formula="of:=SUM([.BP3:.BP14])" office:value-type="float"/>
          <table:table-cell table:formula="of:=SUM([.BQ3:.BQ14])" office:value-type="float"/>
          <table:table-cell table:formula="of:=SUM([.BR3:.BR14])" office:value-type="float"/>
          <table:table-cell table:formula="of:=SUM([.BS3:.BS14])" office:value-type="float"/>
          <table:table-cell table:formula="of:=SUM([.BT3:.BT14])" office:value-type="float"/>
          <table:table-cell table:formula="of:=SUM([.BU3:.BU14])" office:value-type="float"/>
          <table:table-cell table:formula="of:=SUM([.BV3:.BV14])" office:value-type="float"/>
          <table:table-cell table:formula="of:=SUM([.BW3:.BW14])" office:value-type="float"/>
          <table:table-cell table:formula="of:=SUM([.BX3:.BX14])" office:value-type="float"/>
          <table:table-cell table:formula="of:=SUM([.BY3:.BY14])" office:value-type="float"/>
          <table:table-cell table:formula="of:=SUM([.BZ3:.BZ1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4])" office:value-type="float"/>
          <table:table-cell table:formula="of:=AVERAGE([.C3:.C14])" office:value-type="float"/>
          <table:table-cell table:formula="of:=AVERAGE([.D3:.D14])" office:value-type="float"/>
          <table:table-cell table:formula="of:=AVERAGE([.E3:.E14])" office:value-type="float"/>
          <table:table-cell table:formula="of:=AVERAGE([.F3:.F14])" office:value-type="float"/>
          <table:table-cell table:formula="of:=AVERAGE([.G3:.G14])" office:value-type="float"/>
          <table:table-cell table:formula="of:=AVERAGE([.H3:.H14])" office:value-type="float"/>
          <table:table-cell table:formula="of:=AVERAGE([.I3:.I14])" office:value-type="float"/>
          <table:table-cell table:formula="of:=AVERAGE([.J3:.J14])" office:value-type="float"/>
          <table:table-cell table:formula="of:=AVERAGE([.K3:.K14])" office:value-type="float"/>
          <table:table-cell table:formula="of:=AVERAGE([.L3:.L14])" office:value-type="float"/>
          <table:table-cell table:formula="of:=AVERAGE([.M3:.M14])" office:value-type="float"/>
          <table:table-cell table:formula="of:=AVERAGE([.N3:.N14])" office:value-type="float"/>
          <table:table-cell table:formula="of:=AVERAGE([.O3:.O14])" office:value-type="float"/>
          <table:table-cell table:formula="of:=AVERAGE([.P3:.P14])" office:value-type="float"/>
          <table:table-cell table:formula="of:=AVERAGE([.Q3:.Q14])" office:value-type="float"/>
          <table:table-cell table:formula="of:=AVERAGE([.R3:.R14])" office:value-type="float"/>
          <table:table-cell table:formula="of:=AVERAGE([.S3:.S14])" office:value-type="float"/>
          <table:table-cell table:formula="of:=AVERAGE([.T3:.T14])" office:value-type="float"/>
          <table:table-cell table:formula="of:=AVERAGE([.U3:.U14])" office:value-type="float"/>
          <table:table-cell table:formula="of:=AVERAGE([.V3:.V14])" office:value-type="float"/>
          <table:table-cell table:formula="of:=AVERAGE([.W3:.W14])" office:value-type="float"/>
          <table:table-cell table:formula="of:=AVERAGE([.X3:.X14])" office:value-type="float"/>
          <table:table-cell table:formula="of:=AVERAGE([.Y3:.Y14])" office:value-type="float"/>
          <table:table-cell table:formula="of:=AVERAGE([.Z3:.Z14])" office:value-type="float"/>
          <table:table-cell table:formula="of:=AVERAGE([.AA3:.AA14])" office:value-type="float"/>
          <table:table-cell table:formula="of:=AVERAGE([.AB3:.AB14])" office:value-type="float"/>
          <table:table-cell table:formula="of:=AVERAGE([.AC3:.AC14])" office:value-type="float"/>
          <table:table-cell table:formula="of:=AVERAGE([.AD3:.AD14])" office:value-type="float"/>
          <table:table-cell table:formula="of:=AVERAGE([.AE3:.AE14])" office:value-type="float"/>
          <table:table-cell table:formula="of:=AVERAGE([.AF3:.AF14])" office:value-type="float"/>
          <table:table-cell table:formula="of:=AVERAGE([.AG3:.AG14])" office:value-type="float"/>
          <table:table-cell table:formula="of:=AVERAGE([.AH3:.AH14])" office:value-type="float"/>
          <table:table-cell table:formula="of:=AVERAGE([.AI3:.AI14])" office:value-type="float"/>
          <table:table-cell table:formula="of:=AVERAGE([.AJ3:.AJ14])" office:value-type="float"/>
          <table:table-cell table:formula="of:=AVERAGE([.AK3:.AK14])" office:value-type="float"/>
          <table:table-cell table:formula="of:=AVERAGE([.AL3:.AL14])" office:value-type="float"/>
          <table:table-cell table:formula="of:=AVERAGE([.AM3:.AM14])" office:value-type="float"/>
          <table:table-cell table:formula="of:=AVERAGE([.AN3:.AN14])" office:value-type="float"/>
          <table:table-cell table:formula="of:=AVERAGE([.AO3:.AO14])" office:value-type="float"/>
          <table:table-cell table:formula="of:=AVERAGE([.AP3:.AP14])" office:value-type="float"/>
          <table:table-cell table:formula="of:=AVERAGE([.AQ3:.AQ14])" office:value-type="float"/>
          <table:table-cell table:formula="of:=AVERAGE([.AR3:.AR14])" office:value-type="float"/>
          <table:table-cell table:formula="of:=AVERAGE([.AS3:.AS14])" office:value-type="float"/>
          <table:table-cell table:formula="of:=AVERAGE([.AT3:.AT14])" office:value-type="float"/>
          <table:table-cell table:formula="of:=AVERAGE([.AU3:.AU14])" office:value-type="float"/>
          <table:table-cell table:formula="of:=AVERAGE([.AV3:.AV14])" office:value-type="float"/>
          <table:table-cell table:formula="of:=AVERAGE([.AW3:.AW14])" office:value-type="float"/>
          <table:table-cell table:formula="of:=AVERAGE([.AX3:.AX14])" office:value-type="float"/>
          <table:table-cell table:formula="of:=AVERAGE([.AY3:.AY14])" office:value-type="float"/>
          <table:table-cell table:formula="of:=AVERAGE([.AZ3:.AZ14])" office:value-type="float"/>
          <table:table-cell table:formula="of:=AVERAGE([.BA3:.BA14])" office:value-type="float"/>
          <table:table-cell table:formula="of:=AVERAGE([.BB3:.BB14])" office:value-type="float"/>
          <table:table-cell table:formula="of:=AVERAGE([.BC3:.BC14])" office:value-type="float"/>
          <table:table-cell table:formula="of:=AVERAGE([.BD3:.BD14])" office:value-type="float"/>
          <table:table-cell table:formula="of:=AVERAGE([.BE3:.BE14])" office:value-type="float"/>
          <table:table-cell table:formula="of:=AVERAGE([.BF3:.BF14])" office:value-type="float"/>
          <table:table-cell table:formula="of:=AVERAGE([.BG3:.BG14])" office:value-type="float"/>
          <table:table-cell table:formula="of:=AVERAGE([.BH3:.BH14])" office:value-type="float"/>
          <table:table-cell table:formula="of:=AVERAGE([.BI3:.BI14])" office:value-type="float"/>
          <table:table-cell table:formula="of:=AVERAGE([.BJ3:.BJ14])" office:value-type="float"/>
          <table:table-cell table:formula="of:=AVERAGE([.BK3:.BK14])" office:value-type="float"/>
          <table:table-cell table:formula="of:=AVERAGE([.BL3:.BL14])" office:value-type="float"/>
          <table:table-cell table:formula="of:=AVERAGE([.BM3:.BM14])" office:value-type="float"/>
          <table:table-cell table:formula="of:=AVERAGE([.BN3:.BN14])" office:value-type="float"/>
          <table:table-cell table:formula="of:=AVERAGE([.BO3:.BO14])" office:value-type="float"/>
          <table:table-cell table:formula="of:=AVERAGE([.BP3:.BP14])" office:value-type="float"/>
          <table:table-cell table:formula="of:=AVERAGE([.BQ3:.BQ14])" office:value-type="float"/>
          <table:table-cell table:formula="of:=AVERAGE([.BR3:.BR14])" office:value-type="float"/>
          <table:table-cell table:formula="of:=AVERAGE([.BS3:.BS14])" office:value-type="float"/>
          <table:table-cell table:formula="of:=AVERAGE([.BT3:.BT14])" office:value-type="float"/>
          <table:table-cell table:formula="of:=AVERAGE([.BU3:.BU14])" office:value-type="float"/>
          <table:table-cell table:formula="of:=AVERAGE([.BV3:.BV14])" office:value-type="float"/>
          <table:table-cell table:formula="of:=AVERAGE([.BW3:.BW14])" office:value-type="float"/>
          <table:table-cell table:formula="of:=AVERAGE([.BX3:.BX14])" office:value-type="float"/>
          <table:table-cell table:formula="of:=AVERAGE([.BY3:.BY14])" office:value-type="float"/>
          <table:table-cell table:formula="of:=AVERAGE([.BZ3:.BZ1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4])" office:value-type="float"/>
          <table:table-cell table:formula="of:=STDEV([.C3:.C14])" office:value-type="float"/>
          <table:table-cell table:formula="of:=STDEV([.D3:.D14])" office:value-type="float"/>
          <table:table-cell table:formula="of:=STDEV([.E3:.E14])" office:value-type="float"/>
          <table:table-cell table:formula="of:=STDEV([.F3:.F14])" office:value-type="float"/>
          <table:table-cell table:formula="of:=STDEV([.G3:.G14])" office:value-type="float"/>
          <table:table-cell table:formula="of:=STDEV([.H3:.H14])" office:value-type="float"/>
          <table:table-cell table:formula="of:=STDEV([.I3:.I14])" office:value-type="float"/>
          <table:table-cell table:formula="of:=STDEV([.J3:.J14])" office:value-type="float"/>
          <table:table-cell table:formula="of:=STDEV([.K3:.K14])" office:value-type="float"/>
          <table:table-cell table:formula="of:=STDEV([.L3:.L14])" office:value-type="float"/>
          <table:table-cell table:formula="of:=STDEV([.M3:.M14])" office:value-type="float"/>
          <table:table-cell table:formula="of:=STDEV([.N3:.N14])" office:value-type="float"/>
          <table:table-cell table:formula="of:=STDEV([.O3:.O14])" office:value-type="float"/>
          <table:table-cell table:formula="of:=STDEV([.P3:.P14])" office:value-type="float"/>
          <table:table-cell table:formula="of:=STDEV([.Q3:.Q14])" office:value-type="float"/>
          <table:table-cell table:formula="of:=STDEV([.R3:.R14])" office:value-type="float"/>
          <table:table-cell table:formula="of:=STDEV([.S3:.S14])" office:value-type="float"/>
          <table:table-cell table:formula="of:=STDEV([.T3:.T14])" office:value-type="float"/>
          <table:table-cell table:formula="of:=STDEV([.U3:.U14])" office:value-type="float"/>
          <table:table-cell table:formula="of:=STDEV([.V3:.V14])" office:value-type="float"/>
          <table:table-cell table:formula="of:=STDEV([.W3:.W14])" office:value-type="float"/>
          <table:table-cell table:formula="of:=STDEV([.X3:.X14])" office:value-type="float"/>
          <table:table-cell table:formula="of:=STDEV([.Y3:.Y14])" office:value-type="float"/>
          <table:table-cell table:formula="of:=STDEV([.Z3:.Z14])" office:value-type="float"/>
          <table:table-cell table:formula="of:=STDEV([.AA3:.AA14])" office:value-type="float"/>
          <table:table-cell table:formula="of:=STDEV([.AB3:.AB14])" office:value-type="float"/>
          <table:table-cell table:formula="of:=STDEV([.AC3:.AC14])" office:value-type="float"/>
          <table:table-cell table:formula="of:=STDEV([.AD3:.AD14])" office:value-type="float"/>
          <table:table-cell table:formula="of:=STDEV([.AE3:.AE14])" office:value-type="float"/>
          <table:table-cell table:formula="of:=STDEV([.AF3:.AF14])" office:value-type="float"/>
          <table:table-cell table:formula="of:=STDEV([.AG3:.AG14])" office:value-type="float"/>
          <table:table-cell table:formula="of:=STDEV([.AH3:.AH14])" office:value-type="float"/>
          <table:table-cell table:formula="of:=STDEV([.AI3:.AI14])" office:value-type="float"/>
          <table:table-cell table:formula="of:=STDEV([.AJ3:.AJ14])" office:value-type="float"/>
          <table:table-cell table:formula="of:=STDEV([.AK3:.AK14])" office:value-type="float"/>
          <table:table-cell table:formula="of:=STDEV([.AL3:.AL14])" office:value-type="float"/>
          <table:table-cell table:formula="of:=STDEV([.AM3:.AM14])" office:value-type="float"/>
          <table:table-cell table:formula="of:=STDEV([.AN3:.AN14])" office:value-type="float"/>
          <table:table-cell table:formula="of:=STDEV([.AO3:.AO14])" office:value-type="float"/>
          <table:table-cell table:formula="of:=STDEV([.AP3:.AP14])" office:value-type="float"/>
          <table:table-cell table:formula="of:=STDEV([.AQ3:.AQ14])" office:value-type="float"/>
          <table:table-cell table:formula="of:=STDEV([.AR3:.AR14])" office:value-type="float"/>
          <table:table-cell table:formula="of:=STDEV([.AS3:.AS14])" office:value-type="float"/>
          <table:table-cell table:formula="of:=STDEV([.AT3:.AT14])" office:value-type="float"/>
          <table:table-cell table:formula="of:=STDEV([.AU3:.AU14])" office:value-type="float"/>
          <table:table-cell table:formula="of:=STDEV([.AV3:.AV14])" office:value-type="float"/>
          <table:table-cell table:formula="of:=STDEV([.AW3:.AW14])" office:value-type="float"/>
          <table:table-cell table:formula="of:=STDEV([.AX3:.AX14])" office:value-type="float"/>
          <table:table-cell table:formula="of:=STDEV([.AY3:.AY14])" office:value-type="float"/>
          <table:table-cell table:formula="of:=STDEV([.AZ3:.AZ14])" office:value-type="float"/>
          <table:table-cell table:formula="of:=STDEV([.BA3:.BA14])" office:value-type="float"/>
          <table:table-cell table:formula="of:=STDEV([.BB3:.BB14])" office:value-type="float"/>
          <table:table-cell table:formula="of:=STDEV([.BC3:.BC14])" office:value-type="float"/>
          <table:table-cell table:formula="of:=STDEV([.BD3:.BD14])" office:value-type="float"/>
          <table:table-cell table:formula="of:=STDEV([.BE3:.BE14])" office:value-type="float"/>
          <table:table-cell table:formula="of:=STDEV([.BF3:.BF14])" office:value-type="float"/>
          <table:table-cell table:formula="of:=STDEV([.BG3:.BG14])" office:value-type="float"/>
          <table:table-cell table:formula="of:=STDEV([.BH3:.BH14])" office:value-type="float"/>
          <table:table-cell table:formula="of:=STDEV([.BI3:.BI14])" office:value-type="float"/>
          <table:table-cell table:formula="of:=STDEV([.BJ3:.BJ14])" office:value-type="float"/>
          <table:table-cell table:formula="of:=STDEV([.BK3:.BK14])" office:value-type="float"/>
          <table:table-cell table:formula="of:=STDEV([.BL3:.BL14])" office:value-type="float"/>
          <table:table-cell table:formula="of:=STDEV([.BM3:.BM14])" office:value-type="float"/>
          <table:table-cell table:formula="of:=STDEV([.BN3:.BN14])" office:value-type="float"/>
          <table:table-cell table:formula="of:=STDEV([.BO3:.BO14])" office:value-type="float"/>
          <table:table-cell table:formula="of:=STDEV([.BP3:.BP14])" office:value-type="float"/>
          <table:table-cell table:formula="of:=STDEV([.BQ3:.BQ14])" office:value-type="float"/>
          <table:table-cell table:formula="of:=STDEV([.BR3:.BR14])" office:value-type="float"/>
          <table:table-cell table:formula="of:=STDEV([.BS3:.BS14])" office:value-type="float"/>
          <table:table-cell table:formula="of:=STDEV([.BT3:.BT14])" office:value-type="float"/>
          <table:table-cell table:formula="of:=STDEV([.BU3:.BU14])" office:value-type="float"/>
          <table:table-cell table:formula="of:=STDEV([.BV3:.BV14])" office:value-type="float"/>
          <table:table-cell table:formula="of:=STDEV([.BW3:.BW14])" office:value-type="float"/>
          <table:table-cell table:formula="of:=STDEV([.BX3:.BX14])" office:value-type="float"/>
          <table:table-cell table:formula="of:=STDEV([.BY3:.BY14])" office:value-type="float"/>
          <table:table-cell table:formula="of:=STDEV([.BZ3:.BZ1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4]-[.$AN3:.$AN14])^2)^0.5" office:value-type="float"/>
          <table:table-cell table:number-matrix-columns-spanned="1" table:number-matrix-rows-spanned="1" table:formula="of:=SUM(([.C3:.C14]-[.$AO3:.$AO14])^2)^0.5" office:value-type="float"/>
          <table:table-cell table:number-matrix-columns-spanned="1" table:number-matrix-rows-spanned="1" table:formula="of:=SUM(([.D3:.D14]-[.$AP3:.$AP14])^2)^0.5" office:value-type="float"/>
          <table:table-cell table:number-matrix-columns-spanned="1" table:number-matrix-rows-spanned="1" table:formula="of:=SUM(([.E3:.E14]-[.$AQ3:.$AQ14])^2)^0.5" office:value-type="float"/>
          <table:table-cell table:number-matrix-columns-spanned="1" table:number-matrix-rows-spanned="1" table:formula="of:=SUM(([.F3:.F14]-[.$AR3:.$AR14])^2)^0.5" office:value-type="float"/>
          <table:table-cell table:number-matrix-columns-spanned="1" table:number-matrix-rows-spanned="1" table:formula="of:=SUM(([.G3:.G14]-[.$AS3:.$AS14])^2)^0.5" office:value-type="float"/>
          <table:table-cell table:number-matrix-columns-spanned="1" table:number-matrix-rows-spanned="1" table:formula="of:=SUM(([.H3:.H14]-[.$AT3:.$AT14])^2)^0.5" office:value-type="float"/>
          <table:table-cell table:number-matrix-columns-spanned="1" table:number-matrix-rows-spanned="1" table:formula="of:=SUM(([.I3:.I14]-[.$AU3:.$AU14])^2)^0.5" office:value-type="float"/>
          <table:table-cell table:number-matrix-columns-spanned="1" table:number-matrix-rows-spanned="1" table:formula="of:=SUM(([.J3:.J14]-[.$AV3:.$AV14])^2)^0.5" office:value-type="float"/>
          <table:table-cell table:number-matrix-columns-spanned="1" table:number-matrix-rows-spanned="1" table:formula="of:=SUM(([.K3:.K14]-[.$AW3:.$AW14])^2)^0.5" office:value-type="float"/>
          <table:table-cell table:number-matrix-columns-spanned="1" table:number-matrix-rows-spanned="1" table:formula="of:=SUM(([.L3:.L14]-[.$AX3:.$AX14])^2)^0.5" office:value-type="float"/>
          <table:table-cell table:number-matrix-columns-spanned="1" table:number-matrix-rows-spanned="1" table:formula="of:=SUM(([.M3:.M14]-[.$AY3:.$AY14])^2)^0.5" office:value-type="float"/>
          <table:table-cell table:number-matrix-columns-spanned="1" table:number-matrix-rows-spanned="1" table:formula="of:=SUM(([.N3:.N14]-[.$AZ3:.$AZ14])^2)^0.5" office:value-type="float"/>
          <table:table-cell table:number-matrix-columns-spanned="1" table:number-matrix-rows-spanned="1" table:formula="of:=SUM(([.O3:.O14]-[.$AN3:.$AN14])^2)^0.5" office:value-type="float"/>
          <table:table-cell table:number-matrix-columns-spanned="1" table:number-matrix-rows-spanned="1" table:formula="of:=SUM(([.P3:.P14]-[.$AO3:.$AO14])^2)^0.5" office:value-type="float"/>
          <table:table-cell table:number-matrix-columns-spanned="1" table:number-matrix-rows-spanned="1" table:formula="of:=SUM(([.Q3:.Q14]-[.$AP3:.$AP14])^2)^0.5" office:value-type="float"/>
          <table:table-cell table:number-matrix-columns-spanned="1" table:number-matrix-rows-spanned="1" table:formula="of:=SUM(([.R3:.R14]-[.$AQ3:.$AQ14])^2)^0.5" office:value-type="float"/>
          <table:table-cell table:number-matrix-columns-spanned="1" table:number-matrix-rows-spanned="1" table:formula="of:=SUM(([.S3:.S14]-[.$AR3:.$AR14])^2)^0.5" office:value-type="float"/>
          <table:table-cell table:number-matrix-columns-spanned="1" table:number-matrix-rows-spanned="1" table:formula="of:=SUM(([.T3:.T14]-[.$AS3:.$AS14])^2)^0.5" office:value-type="float"/>
          <table:table-cell table:number-matrix-columns-spanned="1" table:number-matrix-rows-spanned="1" table:formula="of:=SUM(([.U3:.U14]-[.$AT3:.$AT14])^2)^0.5" office:value-type="float"/>
          <table:table-cell table:number-matrix-columns-spanned="1" table:number-matrix-rows-spanned="1" table:formula="of:=SUM(([.V3:.V14]-[.$AU3:.$AU14])^2)^0.5" office:value-type="float"/>
          <table:table-cell table:number-matrix-columns-spanned="1" table:number-matrix-rows-spanned="1" table:formula="of:=SUM(([.W3:.W14]-[.$AV3:.$AV14])^2)^0.5" office:value-type="float"/>
          <table:table-cell table:number-matrix-columns-spanned="1" table:number-matrix-rows-spanned="1" table:formula="of:=SUM(([.X3:.X14]-[.$AW3:.$AW14])^2)^0.5" office:value-type="float"/>
          <table:table-cell table:number-matrix-columns-spanned="1" table:number-matrix-rows-spanned="1" table:formula="of:=SUM(([.Y3:.Y14]-[.$AX3:.$AX14])^2)^0.5" office:value-type="float"/>
          <table:table-cell table:number-matrix-columns-spanned="1" table:number-matrix-rows-spanned="1" table:formula="of:=SUM(([.Z3:.Z14]-[.$AY3:.$AY14])^2)^0.5" office:value-type="float"/>
          <table:table-cell table:number-matrix-columns-spanned="1" table:number-matrix-rows-spanned="1" table:formula="of:=SUM(([.AA3:.AA14]-[.$AZ3:.$AZ14])^2)^0.5" office:value-type="float"/>
          <table:table-cell table:number-matrix-columns-spanned="1" table:number-matrix-rows-spanned="1" table:formula="of:=SUM(([.AB3:.AB14]-[.$AN3:.$AN14])^2)^0.5" office:value-type="float"/>
          <table:table-cell table:number-matrix-columns-spanned="1" table:number-matrix-rows-spanned="1" table:formula="of:=SUM(([.AC3:.AC14]-[.$AO3:.$AO14])^2)^0.5" office:value-type="float"/>
          <table:table-cell table:number-matrix-columns-spanned="1" table:number-matrix-rows-spanned="1" table:formula="of:=SUM(([.AD3:.AD14]-[.$AP3:.$AP14])^2)^0.5" office:value-type="float"/>
          <table:table-cell table:number-matrix-columns-spanned="1" table:number-matrix-rows-spanned="1" table:formula="of:=SUM(([.AE3:.AE14]-[.$AQ3:.$AQ14])^2)^0.5" office:value-type="float"/>
          <table:table-cell table:number-matrix-columns-spanned="1" table:number-matrix-rows-spanned="1" table:formula="of:=SUM(([.AF3:.AF14]-[.$AR3:.$AR14])^2)^0.5" office:value-type="float"/>
          <table:table-cell table:number-matrix-columns-spanned="1" table:number-matrix-rows-spanned="1" table:formula="of:=SUM(([.AG3:.AG14]-[.$AS3:.$AS14])^2)^0.5" office:value-type="float"/>
          <table:table-cell table:number-matrix-columns-spanned="1" table:number-matrix-rows-spanned="1" table:formula="of:=SUM(([.AH3:.AH14]-[.$AT3:.$AT14])^2)^0.5" office:value-type="float"/>
          <table:table-cell table:number-matrix-columns-spanned="1" table:number-matrix-rows-spanned="1" table:formula="of:=SUM(([.AI3:.AI14]-[.$AU3:.$AU14])^2)^0.5" office:value-type="float"/>
          <table:table-cell table:number-matrix-columns-spanned="1" table:number-matrix-rows-spanned="1" table:formula="of:=SUM(([.AJ3:.AJ14]-[.$AW3:.$AW14])^2)^0.5" office:value-type="float"/>
          <table:table-cell table:number-matrix-columns-spanned="1" table:number-matrix-rows-spanned="1" table:formula="of:=SUM(([.AK3:.AK14]-[.$AX3:.$AX14])^2)^0.5" office:value-type="float"/>
          <table:table-cell table:number-matrix-columns-spanned="1" table:number-matrix-rows-spanned="1" table:formula="of:=SUM(([.AL3:.AL14]-[.$AY3:.$AY14])^2)^0.5" office:value-type="float"/>
          <table:table-cell table:number-matrix-columns-spanned="1" table:number-matrix-rows-spanned="1" table:formula="of:=SUM(([.AM3:.AM14]-[.$AZ3:.$AZ1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4]=[.$AN3:.$AN14])" office:value-type="float"/>
          <table:table-cell table:number-matrix-columns-spanned="1" table:number-matrix-rows-spanned="1" table:formula="of:=SUM([.C3:.C14]=[.$AO3:.$AO14])" office:value-type="float"/>
          <table:table-cell table:number-matrix-columns-spanned="1" table:number-matrix-rows-spanned="1" table:formula="of:=SUM([.D3:.D14]=[.$AP3:.$AP14])" office:value-type="float"/>
          <table:table-cell table:number-matrix-columns-spanned="1" table:number-matrix-rows-spanned="1" table:formula="of:=SUM([.E3:.E14]=[.$AQ3:.$AQ14])" office:value-type="float"/>
          <table:table-cell table:number-matrix-columns-spanned="1" table:number-matrix-rows-spanned="1" table:formula="of:=SUM([.F3:.F14]=[.$AR3:.$AR14])" office:value-type="float"/>
          <table:table-cell table:number-matrix-columns-spanned="1" table:number-matrix-rows-spanned="1" table:formula="of:=SUM([.G3:.G14]=[.$AS3:.$AS14])" office:value-type="float"/>
          <table:table-cell table:number-matrix-columns-spanned="1" table:number-matrix-rows-spanned="1" table:formula="of:=SUM([.H3:.H14]=[.$AT3:.$AT14])" office:value-type="float"/>
          <table:table-cell table:number-matrix-columns-spanned="1" table:number-matrix-rows-spanned="1" table:formula="of:=SUM([.I3:.I14]=[.$AU3:.$AU14])" office:value-type="float"/>
          <table:table-cell table:number-matrix-columns-spanned="1" table:number-matrix-rows-spanned="1" table:formula="of:=SUM([.J3:.J14]=[.$AV3:.$AV14])" office:value-type="float"/>
          <table:table-cell table:number-matrix-columns-spanned="1" table:number-matrix-rows-spanned="1" table:formula="of:=SUM([.K3:.K14]=[.$AW3:.$AW14])" office:value-type="float"/>
          <table:table-cell table:number-matrix-columns-spanned="1" table:number-matrix-rows-spanned="1" table:formula="of:=SUM([.L3:.L14]=[.$AX3:.$AX14])" office:value-type="float"/>
          <table:table-cell table:number-matrix-columns-spanned="1" table:number-matrix-rows-spanned="1" table:formula="of:=SUM([.M3:.M14]=[.$AY3:.$AY14])" office:value-type="float"/>
          <table:table-cell table:number-matrix-columns-spanned="1" table:number-matrix-rows-spanned="1" table:formula="of:=SUM([.N3:.N14]=[.$AZ3:.$AZ14])" office:value-type="float"/>
          <table:table-cell table:number-matrix-columns-spanned="1" table:number-matrix-rows-spanned="1" table:formula="of:=SUM([.O3:.O14]=[.$AN3:.$AN14])" office:value-type="float"/>
          <table:table-cell table:number-matrix-columns-spanned="1" table:number-matrix-rows-spanned="1" table:formula="of:=SUM([.P3:.P14]=[.$AO3:.$AO14])" office:value-type="float"/>
          <table:table-cell table:number-matrix-columns-spanned="1" table:number-matrix-rows-spanned="1" table:formula="of:=SUM([.Q3:.Q14]=[.$AP3:.$AP14])" office:value-type="float"/>
          <table:table-cell table:number-matrix-columns-spanned="1" table:number-matrix-rows-spanned="1" table:formula="of:=SUM([.R3:.R14]=[.$AQ3:.$AQ14])" office:value-type="float"/>
          <table:table-cell table:number-matrix-columns-spanned="1" table:number-matrix-rows-spanned="1" table:formula="of:=SUM([.S3:.S14]=[.$AR3:.$AR14])" office:value-type="float"/>
          <table:table-cell table:number-matrix-columns-spanned="1" table:number-matrix-rows-spanned="1" table:formula="of:=SUM([.T3:.T14]=[.$AS3:.$AS14])" office:value-type="float"/>
          <table:table-cell table:number-matrix-columns-spanned="1" table:number-matrix-rows-spanned="1" table:formula="of:=SUM([.U3:.U14]=[.$AT3:.$AT14])" office:value-type="float"/>
          <table:table-cell table:number-matrix-columns-spanned="1" table:number-matrix-rows-spanned="1" table:formula="of:=SUM([.V3:.V14]=[.$AU3:.$AU14])" office:value-type="float"/>
          <table:table-cell table:number-matrix-columns-spanned="1" table:number-matrix-rows-spanned="1" table:formula="of:=SUM([.W3:.W14]=[.$AV3:.$AV14])" office:value-type="float"/>
          <table:table-cell table:number-matrix-columns-spanned="1" table:number-matrix-rows-spanned="1" table:formula="of:=SUM([.X3:.X14]=[.$AW3:.$AW14])" office:value-type="float"/>
          <table:table-cell table:number-matrix-columns-spanned="1" table:number-matrix-rows-spanned="1" table:formula="of:=SUM([.Y3:.Y14]=[.$AX3:.$AX14])" office:value-type="float"/>
          <table:table-cell table:number-matrix-columns-spanned="1" table:number-matrix-rows-spanned="1" table:formula="of:=SUM([.Z3:.Z14]=[.$AY3:.$AY14])" office:value-type="float"/>
          <table:table-cell table:number-matrix-columns-spanned="1" table:number-matrix-rows-spanned="1" table:formula="of:=SUM([.AA3:.AA14]=[.$AZ3:.$AZ14])" office:value-type="float"/>
          <table:table-cell table:number-matrix-columns-spanned="1" table:number-matrix-rows-spanned="1" table:formula="of:=SUM([.AB3:.AB14]=[.$AN3:.$AN14])" office:value-type="float"/>
          <table:table-cell table:number-matrix-columns-spanned="1" table:number-matrix-rows-spanned="1" table:formula="of:=SUM([.AC3:.AC14]=[.$AO3:.$AO14])" office:value-type="float"/>
          <table:table-cell table:number-matrix-columns-spanned="1" table:number-matrix-rows-spanned="1" table:formula="of:=SUM([.AD3:.AD14]=[.$AP3:.$AP14])" office:value-type="float"/>
          <table:table-cell table:number-matrix-columns-spanned="1" table:number-matrix-rows-spanned="1" table:formula="of:=SUM([.AE3:.AE14]=[.$AQ3:.$AQ14])" office:value-type="float"/>
          <table:table-cell table:number-matrix-columns-spanned="1" table:number-matrix-rows-spanned="1" table:formula="of:=SUM([.AF3:.AF14]=[.$AR3:.$AR14])" office:value-type="float"/>
          <table:table-cell table:number-matrix-columns-spanned="1" table:number-matrix-rows-spanned="1" table:formula="of:=SUM([.AG3:.AG14]=[.$AS3:.$AS14])" office:value-type="float"/>
          <table:table-cell table:number-matrix-columns-spanned="1" table:number-matrix-rows-spanned="1" table:formula="of:=SUM([.AH3:.AH14]=[.$AT3:.$AT14])" office:value-type="float"/>
          <table:table-cell table:number-matrix-columns-spanned="1" table:number-matrix-rows-spanned="1" table:formula="of:=SUM([.AI3:.AI14]=[.$AU3:.$AU14])" office:value-type="float"/>
          <table:table-cell table:number-matrix-columns-spanned="1" table:number-matrix-rows-spanned="1" table:formula="of:=SUM([.AJ3:.AJ14]=[.$AW3:.$AW14])" office:value-type="float"/>
          <table:table-cell table:number-matrix-columns-spanned="1" table:number-matrix-rows-spanned="1" table:formula="of:=SUM([.AK3:.AK14]=[.$AX3:.$AX14])" office:value-type="float"/>
          <table:table-cell table:number-matrix-columns-spanned="1" table:number-matrix-rows-spanned="1" table:formula="of:=SUM([.AL3:.AL14]=[.$AY3:.$AY14])" office:value-type="float"/>
          <table:table-cell table:number-matrix-columns-spanned="1" table:number-matrix-rows-spanned="1" table:formula="of:=SUM([.AM3:.AM14]=[.$AZ3:.$AZ1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4]&lt;[.$BA3:.$BA14])" office:value-type="float"/>
          <table:table-cell table:number-matrix-columns-spanned="1" table:number-matrix-rows-spanned="1" table:formula="of:=SUM([.C3:.C14]&lt;[.$BB3:.$BB14])" office:value-type="float"/>
          <table:table-cell table:number-matrix-columns-spanned="1" table:number-matrix-rows-spanned="1" table:formula="of:=SUM([.D3:.D14]&lt;[.$BC3:.$BC14])" office:value-type="float"/>
          <table:table-cell table:number-matrix-columns-spanned="1" table:number-matrix-rows-spanned="1" table:formula="of:=SUM([.E3:.E14]&lt;[.$BD3:.$BD14])" office:value-type="float"/>
          <table:table-cell table:number-matrix-columns-spanned="1" table:number-matrix-rows-spanned="1" table:formula="of:=SUM([.F3:.F14]&lt;[.$BE3:.$BE14])" office:value-type="float"/>
          <table:table-cell table:number-matrix-columns-spanned="1" table:number-matrix-rows-spanned="1" table:formula="of:=SUM([.G3:.G14]&lt;[.$BF3:.$BF14])" office:value-type="float"/>
          <table:table-cell table:number-matrix-columns-spanned="1" table:number-matrix-rows-spanned="1" table:formula="of:=SUM([.H3:.H14]&lt;[.$BG3:.$BG14])" office:value-type="float"/>
          <table:table-cell table:number-matrix-columns-spanned="1" table:number-matrix-rows-spanned="1" table:formula="of:=SUM([.I3:.I14]&lt;[.$BH3:.$BH14])" office:value-type="float"/>
          <table:table-cell table:number-matrix-columns-spanned="1" table:number-matrix-rows-spanned="1" table:formula="of:=SUM([.J3:.J14]&lt;[.$BI3:.$BI14])" office:value-type="float"/>
          <table:table-cell table:number-matrix-columns-spanned="1" table:number-matrix-rows-spanned="1" table:formula="of:=SUM([.K3:.K14]&lt;[.$BJ3:.$BJ14])" office:value-type="float"/>
          <table:table-cell table:number-matrix-columns-spanned="1" table:number-matrix-rows-spanned="1" table:formula="of:=SUM([.L3:.L14]&lt;[.$BK3:.$BK14])" office:value-type="float"/>
          <table:table-cell table:number-matrix-columns-spanned="1" table:number-matrix-rows-spanned="1" table:formula="of:=SUM([.M3:.M14]&lt;[.$BL3:.$BL14])" office:value-type="float"/>
          <table:table-cell table:number-matrix-columns-spanned="1" table:number-matrix-rows-spanned="1" table:formula="of:=SUM([.N3:.N14]&lt;[.$BM3:.$BM14])" office:value-type="float"/>
          <table:table-cell table:number-matrix-columns-spanned="1" table:number-matrix-rows-spanned="1" table:formula="of:=SUM([.O3:.O14]&lt;[.$BA3:.$BA14])" office:value-type="float"/>
          <table:table-cell table:number-matrix-columns-spanned="1" table:number-matrix-rows-spanned="1" table:formula="of:=SUM([.P3:.P14]&lt;[.$BB3:.$BB14])" office:value-type="float"/>
          <table:table-cell table:number-matrix-columns-spanned="1" table:number-matrix-rows-spanned="1" table:formula="of:=SUM([.Q3:.Q14]&lt;[.$BC3:.$BC14])" office:value-type="float"/>
          <table:table-cell table:number-matrix-columns-spanned="1" table:number-matrix-rows-spanned="1" table:formula="of:=SUM([.R3:.R14]&lt;[.$BD3:.$BD14])" office:value-type="float"/>
          <table:table-cell table:number-matrix-columns-spanned="1" table:number-matrix-rows-spanned="1" table:formula="of:=SUM([.S3:.S14]&lt;[.$BE3:.$BE14])" office:value-type="float"/>
          <table:table-cell table:number-matrix-columns-spanned="1" table:number-matrix-rows-spanned="1" table:formula="of:=SUM([.T3:.T14]&lt;[.$BF3:.$BF14])" office:value-type="float"/>
          <table:table-cell table:number-matrix-columns-spanned="1" table:number-matrix-rows-spanned="1" table:formula="of:=SUM([.U3:.U14]&lt;[.$BG3:.$BG14])" office:value-type="float"/>
          <table:table-cell table:number-matrix-columns-spanned="1" table:number-matrix-rows-spanned="1" table:formula="of:=SUM([.V3:.V14]&lt;[.$BH3:.$BH14])" office:value-type="float"/>
          <table:table-cell table:number-matrix-columns-spanned="1" table:number-matrix-rows-spanned="1" table:formula="of:=SUM([.W3:.W14]&lt;[.$BI3:.$BI14])" office:value-type="float"/>
          <table:table-cell table:number-matrix-columns-spanned="1" table:number-matrix-rows-spanned="1" table:formula="of:=SUM([.X3:.X14]&lt;[.$BJ3:.$BJ14])" office:value-type="float"/>
          <table:table-cell table:number-matrix-columns-spanned="1" table:number-matrix-rows-spanned="1" table:formula="of:=SUM([.Y3:.Y14]&lt;[.$BK3:.$BK14])" office:value-type="float"/>
          <table:table-cell table:number-matrix-columns-spanned="1" table:number-matrix-rows-spanned="1" table:formula="of:=SUM([.Z3:.Z14]&lt;[.$BL3:.$BL14])" office:value-type="float"/>
          <table:table-cell table:number-matrix-columns-spanned="1" table:number-matrix-rows-spanned="1" table:formula="of:=SUM([.AA3:.AA14]&lt;[.$BM3:.$BM14])" office:value-type="float"/>
          <table:table-cell table:number-matrix-columns-spanned="1" table:number-matrix-rows-spanned="1" table:formula="of:=SUM([.AB3:.AB14]&lt;[.$BA3:.$BA14])" office:value-type="float"/>
          <table:table-cell table:number-matrix-columns-spanned="1" table:number-matrix-rows-spanned="1" table:formula="of:=SUM([.AC3:.AC14]&lt;[.$BB3:.$BB14])" office:value-type="float"/>
          <table:table-cell table:number-matrix-columns-spanned="1" table:number-matrix-rows-spanned="1" table:formula="of:=SUM([.AD3:.AD14]&lt;[.$BC3:.$BC14])" office:value-type="float"/>
          <table:table-cell table:number-matrix-columns-spanned="1" table:number-matrix-rows-spanned="1" table:formula="of:=SUM([.AE3:.AE14]&lt;[.$BD3:.$BD14])" office:value-type="float"/>
          <table:table-cell table:number-matrix-columns-spanned="1" table:number-matrix-rows-spanned="1" table:formula="of:=SUM([.AF3:.AF14]&lt;[.$BE3:.$BE14])" office:value-type="float"/>
          <table:table-cell table:number-matrix-columns-spanned="1" table:number-matrix-rows-spanned="1" table:formula="of:=SUM([.AG3:.AG14]&lt;[.$BF3:.$BF14])" office:value-type="float"/>
          <table:table-cell table:number-matrix-columns-spanned="1" table:number-matrix-rows-spanned="1" table:formula="of:=SUM([.AH3:.AH14]&lt;[.$BG3:.$BG14])" office:value-type="float"/>
          <table:table-cell table:number-matrix-columns-spanned="1" table:number-matrix-rows-spanned="1" table:formula="of:=SUM([.AI3:.AI14]&lt;[.$BH3:.$BH14])" office:value-type="float"/>
          <table:table-cell table:number-matrix-columns-spanned="1" table:number-matrix-rows-spanned="1" table:formula="of:=SUM([.AJ3:.AJ14]&lt;[.$BJ3:.$BJ14])" office:value-type="float"/>
          <table:table-cell table:number-matrix-columns-spanned="1" table:number-matrix-rows-spanned="1" table:formula="of:=SUM([.AK3:.AK14]&lt;[.$BK3:.$BK14])" office:value-type="float"/>
          <table:table-cell table:number-matrix-columns-spanned="1" table:number-matrix-rows-spanned="1" table:formula="of:=SUM([.AL3:.AL14]&lt;[.$BL3:.$BL14])" office:value-type="float"/>
          <table:table-cell table:number-matrix-columns-spanned="1" table:number-matrix-rows-spanned="1" table:formula="of:=SUM([.AM3:.AM14]&lt;[.$BM3:.$BM1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4]&gt;[.$BA3:.$BA14])" office:value-type="float"/>
          <table:table-cell table:number-matrix-columns-spanned="1" table:number-matrix-rows-spanned="1" table:formula="of:=SUM([.C3:.C14]&gt;[.$BB3:.$BB14])" office:value-type="float"/>
          <table:table-cell table:number-matrix-columns-spanned="1" table:number-matrix-rows-spanned="1" table:formula="of:=SUM([.D3:.D14]&gt;[.$BC3:.$BC14])" office:value-type="float"/>
          <table:table-cell table:number-matrix-columns-spanned="1" table:number-matrix-rows-spanned="1" table:formula="of:=SUM([.E3:.E14]&gt;[.$BD3:.$BD14])" office:value-type="float"/>
          <table:table-cell table:number-matrix-columns-spanned="1" table:number-matrix-rows-spanned="1" table:formula="of:=SUM([.F3:.F14]&gt;[.$BE3:.$BE14])" office:value-type="float"/>
          <table:table-cell table:number-matrix-columns-spanned="1" table:number-matrix-rows-spanned="1" table:formula="of:=SUM([.G3:.G14]&gt;[.$BF3:.$BF14])" office:value-type="float"/>
          <table:table-cell table:number-matrix-columns-spanned="1" table:number-matrix-rows-spanned="1" table:formula="of:=SUM([.H3:.H14]&gt;[.$BG3:.$BG14])" office:value-type="float"/>
          <table:table-cell table:number-matrix-columns-spanned="1" table:number-matrix-rows-spanned="1" table:formula="of:=SUM([.I3:.I14]&gt;[.$BH3:.$BH14])" office:value-type="float"/>
          <table:table-cell table:number-matrix-columns-spanned="1" table:number-matrix-rows-spanned="1" table:formula="of:=SUM([.J3:.J14]&gt;[.$BI3:.$BI14])" office:value-type="float"/>
          <table:table-cell table:number-matrix-columns-spanned="1" table:number-matrix-rows-spanned="1" table:formula="of:=SUM([.K3:.K14]&gt;[.$BJ3:.$BJ14])" office:value-type="float"/>
          <table:table-cell table:number-matrix-columns-spanned="1" table:number-matrix-rows-spanned="1" table:formula="of:=SUM([.L3:.L14]&gt;[.$BK3:.$BK14])" office:value-type="float"/>
          <table:table-cell table:number-matrix-columns-spanned="1" table:number-matrix-rows-spanned="1" table:formula="of:=SUM([.M3:.M14]&gt;[.$BL3:.$BL14])" office:value-type="float"/>
          <table:table-cell table:number-matrix-columns-spanned="1" table:number-matrix-rows-spanned="1" table:formula="of:=SUM([.N3:.N14]&gt;[.$BM3:.$BM14])" office:value-type="float"/>
          <table:table-cell table:number-matrix-columns-spanned="1" table:number-matrix-rows-spanned="1" table:formula="of:=SUM([.O3:.O14]&gt;[.$BA3:.$BA14])" office:value-type="float"/>
          <table:table-cell table:number-matrix-columns-spanned="1" table:number-matrix-rows-spanned="1" table:formula="of:=SUM([.P3:.P14]&gt;[.$BB3:.$BB14])" office:value-type="float"/>
          <table:table-cell table:number-matrix-columns-spanned="1" table:number-matrix-rows-spanned="1" table:formula="of:=SUM([.Q3:.Q14]&gt;[.$BC3:.$BC14])" office:value-type="float"/>
          <table:table-cell table:number-matrix-columns-spanned="1" table:number-matrix-rows-spanned="1" table:formula="of:=SUM([.R3:.R14]&gt;[.$BD3:.$BD14])" office:value-type="float"/>
          <table:table-cell table:number-matrix-columns-spanned="1" table:number-matrix-rows-spanned="1" table:formula="of:=SUM([.S3:.S14]&gt;[.$BE3:.$BE14])" office:value-type="float"/>
          <table:table-cell table:number-matrix-columns-spanned="1" table:number-matrix-rows-spanned="1" table:formula="of:=SUM([.T3:.T14]&gt;[.$BF3:.$BF14])" office:value-type="float"/>
          <table:table-cell table:number-matrix-columns-spanned="1" table:number-matrix-rows-spanned="1" table:formula="of:=SUM([.U3:.U14]&gt;[.$BG3:.$BG14])" office:value-type="float"/>
          <table:table-cell table:number-matrix-columns-spanned="1" table:number-matrix-rows-spanned="1" table:formula="of:=SUM([.V3:.V14]&gt;[.$BH3:.$BH14])" office:value-type="float"/>
          <table:table-cell table:number-matrix-columns-spanned="1" table:number-matrix-rows-spanned="1" table:formula="of:=SUM([.W3:.W14]&gt;[.$BI3:.$BI14])" office:value-type="float"/>
          <table:table-cell table:number-matrix-columns-spanned="1" table:number-matrix-rows-spanned="1" table:formula="of:=SUM([.X3:.X14]&gt;[.$BJ3:.$BJ14])" office:value-type="float"/>
          <table:table-cell table:number-matrix-columns-spanned="1" table:number-matrix-rows-spanned="1" table:formula="of:=SUM([.Y3:.Y14]&gt;[.$BK3:.$BK14])" office:value-type="float"/>
          <table:table-cell table:number-matrix-columns-spanned="1" table:number-matrix-rows-spanned="1" table:formula="of:=SUM([.Z3:.Z14]&gt;[.$BL3:.$BL14])" office:value-type="float"/>
          <table:table-cell table:number-matrix-columns-spanned="1" table:number-matrix-rows-spanned="1" table:formula="of:=SUM([.AA3:.AA14]&gt;[.$BM3:.$BM14])" office:value-type="float"/>
          <table:table-cell table:number-matrix-columns-spanned="1" table:number-matrix-rows-spanned="1" table:formula="of:=SUM([.AB3:.AB14]&gt;[.$BA3:.$BA14])" office:value-type="float"/>
          <table:table-cell table:number-matrix-columns-spanned="1" table:number-matrix-rows-spanned="1" table:formula="of:=SUM([.AC3:.AC14]&gt;[.$BB3:.$BB14])" office:value-type="float"/>
          <table:table-cell table:number-matrix-columns-spanned="1" table:number-matrix-rows-spanned="1" table:formula="of:=SUM([.AD3:.AD14]&gt;[.$BC3:.$BC14])" office:value-type="float"/>
          <table:table-cell table:number-matrix-columns-spanned="1" table:number-matrix-rows-spanned="1" table:formula="of:=SUM([.AE3:.AE14]&gt;[.$BD3:.$BD14])" office:value-type="float"/>
          <table:table-cell table:number-matrix-columns-spanned="1" table:number-matrix-rows-spanned="1" table:formula="of:=SUM([.AF3:.AF14]&gt;[.$BE3:.$BE14])" office:value-type="float"/>
          <table:table-cell table:number-matrix-columns-spanned="1" table:number-matrix-rows-spanned="1" table:formula="of:=SUM([.AG3:.AG14]&gt;[.$BF3:.$BF14])" office:value-type="float"/>
          <table:table-cell table:number-matrix-columns-spanned="1" table:number-matrix-rows-spanned="1" table:formula="of:=SUM([.AH3:.AH14]&gt;[.$BG3:.$BG14])" office:value-type="float"/>
          <table:table-cell table:number-matrix-columns-spanned="1" table:number-matrix-rows-spanned="1" table:formula="of:=SUM([.AI3:.AI14]&gt;[.$BH3:.$BH14])" office:value-type="float"/>
          <table:table-cell table:number-matrix-columns-spanned="1" table:number-matrix-rows-spanned="1" table:formula="of:=SUM([.AJ3:.AJ14]&gt;[.$BJ3:.$BJ14])" office:value-type="float"/>
          <table:table-cell table:number-matrix-columns-spanned="1" table:number-matrix-rows-spanned="1" table:formula="of:=SUM([.AK3:.AK14]&gt;[.$BK3:.$BK14])" office:value-type="float"/>
          <table:table-cell table:number-matrix-columns-spanned="1" table:number-matrix-rows-spanned="1" table:formula="of:=SUM([.AL3:.AL14]&gt;[.$BL3:.$BL14])" office:value-type="float"/>
          <table:table-cell table:number-matrix-columns-spanned="1" table:number-matrix-rows-spanned="1" table:formula="of:=SUM([.AM3:.AM14]&gt;[.$BM3:.$BM1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4]=[.$BN3:.$BN14])" office:value-type="float"/>
          <table:table-cell table:number-matrix-columns-spanned="1" table:number-matrix-rows-spanned="1" table:formula="of:=SUM([.C3:.C14]=[.$BO3:.$BO14])" office:value-type="float"/>
          <table:table-cell table:number-matrix-columns-spanned="1" table:number-matrix-rows-spanned="1" table:formula="of:=SUM([.D3:.D14]=[.$BP3:.$BP14])" office:value-type="float"/>
          <table:table-cell table:number-matrix-columns-spanned="1" table:number-matrix-rows-spanned="1" table:formula="of:=SUM([.E3:.E14]=[.$BQ3:.$BQ14])" office:value-type="float"/>
          <table:table-cell table:number-matrix-columns-spanned="1" table:number-matrix-rows-spanned="1" table:formula="of:=SUM([.F3:.F14]=[.$BR3:.$BR14])" office:value-type="float"/>
          <table:table-cell table:number-matrix-columns-spanned="1" table:number-matrix-rows-spanned="1" table:formula="of:=SUM([.G3:.G14]=[.$BS3:.$BS14])" office:value-type="float"/>
          <table:table-cell table:number-matrix-columns-spanned="1" table:number-matrix-rows-spanned="1" table:formula="of:=SUM([.H3:.H14]=[.$BT3:.$BT14])" office:value-type="float"/>
          <table:table-cell table:number-matrix-columns-spanned="1" table:number-matrix-rows-spanned="1" table:formula="of:=SUM([.I3:.I14]=[.$BU3:.$BU14])" office:value-type="float"/>
          <table:table-cell table:number-matrix-columns-spanned="1" table:number-matrix-rows-spanned="1" table:formula="of:=SUM([.J3:.J14]=[.$BV3:.$BV14])" office:value-type="float"/>
          <table:table-cell table:number-matrix-columns-spanned="1" table:number-matrix-rows-spanned="1" table:formula="of:=SUM([.K3:.K14]=[.$BW3:.$BW14])" office:value-type="float"/>
          <table:table-cell table:number-matrix-columns-spanned="1" table:number-matrix-rows-spanned="1" table:formula="of:=SUM([.L3:.L14]=[.$BX3:.$BX14])" office:value-type="float"/>
          <table:table-cell table:number-matrix-columns-spanned="1" table:number-matrix-rows-spanned="1" table:formula="of:=SUM([.M3:.M14]=[.$BY3:.$BY14])" office:value-type="float"/>
          <table:table-cell table:number-matrix-columns-spanned="1" table:number-matrix-rows-spanned="1" table:formula="of:=SUM([.N3:.N14]=[.$BZ3:.$BZ14])" office:value-type="float"/>
          <table:table-cell table:number-matrix-columns-spanned="1" table:number-matrix-rows-spanned="1" table:formula="of:=SUM([.O3:.O14]=[.$BN3:.$BN14])" office:value-type="float"/>
          <table:table-cell table:number-matrix-columns-spanned="1" table:number-matrix-rows-spanned="1" table:formula="of:=SUM([.P3:.P14]=[.$BO3:.$BO14])" office:value-type="float"/>
          <table:table-cell table:number-matrix-columns-spanned="1" table:number-matrix-rows-spanned="1" table:formula="of:=SUM([.Q3:.Q14]=[.$BP3:.$BP14])" office:value-type="float"/>
          <table:table-cell table:number-matrix-columns-spanned="1" table:number-matrix-rows-spanned="1" table:formula="of:=SUM([.R3:.R14]=[.$BQ3:.$BQ14])" office:value-type="float"/>
          <table:table-cell table:number-matrix-columns-spanned="1" table:number-matrix-rows-spanned="1" table:formula="of:=SUM([.S3:.S14]=[.$BR3:.$BR14])" office:value-type="float"/>
          <table:table-cell table:number-matrix-columns-spanned="1" table:number-matrix-rows-spanned="1" table:formula="of:=SUM([.T3:.T14]=[.$BS3:.$BS14])" office:value-type="float"/>
          <table:table-cell table:number-matrix-columns-spanned="1" table:number-matrix-rows-spanned="1" table:formula="of:=SUM([.U3:.U14]=[.$BT3:.$BT14])" office:value-type="float"/>
          <table:table-cell table:number-matrix-columns-spanned="1" table:number-matrix-rows-spanned="1" table:formula="of:=SUM([.V3:.V14]=[.$BU3:.$BU14])" office:value-type="float"/>
          <table:table-cell table:number-matrix-columns-spanned="1" table:number-matrix-rows-spanned="1" table:formula="of:=SUM([.W3:.W14]=[.$BV3:.$BV14])" office:value-type="float"/>
          <table:table-cell table:number-matrix-columns-spanned="1" table:number-matrix-rows-spanned="1" table:formula="of:=SUM([.X3:.X14]=[.$BW3:.$BW14])" office:value-type="float"/>
          <table:table-cell table:number-matrix-columns-spanned="1" table:number-matrix-rows-spanned="1" table:formula="of:=SUM([.Y3:.Y14]=[.$BX3:.$BX14])" office:value-type="float"/>
          <table:table-cell table:number-matrix-columns-spanned="1" table:number-matrix-rows-spanned="1" table:formula="of:=SUM([.Z3:.Z14]=[.$BY3:.$BY14])" office:value-type="float"/>
          <table:table-cell table:number-matrix-columns-spanned="1" table:number-matrix-rows-spanned="1" table:formula="of:=SUM([.AA3:.AA14]=[.$BZ3:.$BZ14])" office:value-type="float"/>
          <table:table-cell table:number-matrix-columns-spanned="1" table:number-matrix-rows-spanned="1" table:formula="of:=SUM([.AB3:.AB14]=[.$BN3:.$BN14])" office:value-type="float"/>
          <table:table-cell table:number-matrix-columns-spanned="1" table:number-matrix-rows-spanned="1" table:formula="of:=SUM([.AC3:.AC14]=[.$BO3:.$BO14])" office:value-type="float"/>
          <table:table-cell table:number-matrix-columns-spanned="1" table:number-matrix-rows-spanned="1" table:formula="of:=SUM([.AD3:.AD14]=[.$BP3:.$BP14])" office:value-type="float"/>
          <table:table-cell table:number-matrix-columns-spanned="1" table:number-matrix-rows-spanned="1" table:formula="of:=SUM([.AE3:.AE14]=[.$BQ3:.$BQ14])" office:value-type="float"/>
          <table:table-cell table:number-matrix-columns-spanned="1" table:number-matrix-rows-spanned="1" table:formula="of:=SUM([.AF3:.AF14]=[.$BR3:.$BR14])" office:value-type="float"/>
          <table:table-cell table:number-matrix-columns-spanned="1" table:number-matrix-rows-spanned="1" table:formula="of:=SUM([.AG3:.AG14]=[.$BS3:.$BS14])" office:value-type="float"/>
          <table:table-cell table:number-matrix-columns-spanned="1" table:number-matrix-rows-spanned="1" table:formula="of:=SUM([.AH3:.AH14]=[.$BT3:.$BT14])" office:value-type="float"/>
          <table:table-cell table:number-matrix-columns-spanned="1" table:number-matrix-rows-spanned="1" table:formula="of:=SUM([.AI3:.AI14]=[.$BU3:.$BU14])" office:value-type="float"/>
          <table:table-cell table:number-matrix-columns-spanned="1" table:number-matrix-rows-spanned="1" table:formula="of:=SUM([.AJ3:.AJ14]=[.$BW3:.$BW14])" office:value-type="float"/>
          <table:table-cell table:number-matrix-columns-spanned="1" table:number-matrix-rows-spanned="1" table:formula="of:=SUM([.AK3:.AK14]=[.$BX3:.$BX14])" office:value-type="float"/>
          <table:table-cell table:number-matrix-columns-spanned="1" table:number-matrix-rows-spanned="1" table:formula="of:=SUM([.AL3:.AL14]=[.$BY3:.$BY14])" office:value-type="float"/>
          <table:table-cell table:number-matrix-columns-spanned="1" table:number-matrix-rows-spanned="1" table:formula="of:=SUM([.AM3:.AM14]=[.$BZ3:.$BZ14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